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Courier New" svg:font-family="'Courier New'" style:font-family-generic="modern"/>
    <style:font-face style:name="Rod" svg:font-family="Rod" style:font-family-generic="modern"/>
    <style:font-face style:name="Miriam" svg:font-family="Miriam" style:font-pitch="variable"/>
    <style:font-face style:name="Narkisim" svg:font-family="Narkisi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Nachlieli CLM" svg:font-family="'Nachlieli CLM'" style:font-family-generic="system" style:font-pitch="variable"/>
  </office:font-face-decls>
  <office:automatic-styles>
    <style:style style:name="P1" style:family="paragraph" style:parent-style-name="Text_20_body_20_indent">
      <style:paragraph-properties fo:text-align="end" style:justify-single-word="false"/>
    </style:style>
    <style:style style:name="P2" style:family="paragraph" style:parent-style-name="Footnote">
      <style:paragraph-properties fo:text-align="end" style:justify-single-word="false"/>
    </style:style>
    <style:style style:name="P3" style:family="paragraph" style:parent-style-name="Footnote">
      <style:paragraph-properties fo:text-align="end" style:justify-single-word="false"/>
      <style:text-properties style:font-name="Courier New" fo:font-size="8pt" style:font-size-asian="8pt" style:language-asian="en" style:country-asian="US"/>
    </style:style>
    <style:style style:name="P4" style:family="paragraph" style:parent-style-name="Footnote">
      <style:paragraph-properties fo:text-align="end" style:justify-single-word="false"/>
      <style:text-properties style:font-name="Courier New" fo:font-size="8pt" style:font-size-asian="8pt" style:language-asian="en" style:country-asian="US" style:font-name-complex="Courier New"/>
    </style:style>
    <style:style style:name="P5" style:family="paragraph" style:parent-style-name="Footnote">
      <style:paragraph-properties fo:text-align="end" style:justify-single-word="false"/>
      <style:text-properties style:language-asian="en" style:country-asian="US"/>
    </style:style>
    <style:style style:name="P6" style:family="paragraph" style:parent-style-name="Footnote">
      <style:paragraph-properties fo:text-align="justify" style:justify-single-word="false"/>
    </style:style>
    <style:style style:name="P7" style:family="paragraph" style:parent-style-name="Footnote">
      <style:paragraph-properties fo:text-align="end" style:justify-single-word="false"/>
      <style:text-properties fo:font-size="12pt" style:font-size-asian="12pt" style:language-asian="en" style:country-asian="US" style:font-name-complex="Miriam"/>
    </style:style>
    <style:style style:name="P8" style:family="paragraph" style:parent-style-name="Text_20_body">
      <style:paragraph-properties fo:text-align="end" style:justify-single-word="false"/>
      <style:text-properties style:language-asian="en" style:country-asian="US"/>
    </style:style>
    <style:style style:name="P9" style:family="paragraph" style:parent-style-name="Standard">
      <style:paragraph-properties fo:text-align="end" style:justify-single-word="false"/>
    </style:style>
    <style:style style:name="P10" style:family="paragraph" style:parent-style-name="Standard">
      <style:paragraph-properties fo:text-align="end" style:justify-single-word="false"/>
      <style:text-properties style:language-asian="en" style:country-asian="US"/>
    </style:style>
    <style:style style:name="P11" style:family="paragraph" style:parent-style-name="Standard">
      <style:paragraph-properties fo:text-align="end" style:justify-single-word="false"/>
      <style:text-properties style:language-asian="en" style:country-asian="US" style:font-name-complex="Rod"/>
    </style:style>
    <style:style style:name="P12" style:family="paragraph" style:parent-style-name="Standard">
      <style:paragraph-properties fo:text-align="end" style:justify-single-word="false"/>
      <style:text-properties style:language-asian="en" style:country-asian="US" style:font-name-complex="Rod" style:font-size-complex="10pt"/>
    </style:style>
    <style:style style:name="P13" style:family="paragraph" style:parent-style-name="Standard">
      <style:paragraph-properties fo:text-align="end" style:justify-single-word="false"/>
      <style:text-properties style:language-asian="en" style:country-asian="US" style:font-name-complex="Miriam" style:font-size-complex="10pt"/>
    </style:style>
    <style:style style:name="P14" style:family="paragraph" style:parent-style-name="Standard">
      <style:paragraph-properties fo:text-align="end" style:justify-single-word="false"/>
      <style:text-properties style:language-asian="en" style:country-asian="US" style:font-name-complex="Miriam"/>
    </style:style>
    <style:style style:name="P15" style:family="paragraph" style:parent-style-name="Standard">
      <style:paragraph-properties fo:text-align="end" style:justify-single-word="false"/>
      <style:text-properties style:language-asian="en" style:country-asian="US" style:font-size-complex="10pt"/>
    </style:style>
    <style:style style:name="P16" style:family="paragraph" style:parent-style-name="Standard">
      <style:paragraph-properties fo:text-align="justify" style:justify-single-word="false" style:text-autospace="none"/>
      <style:text-properties style:language-asian="en" style:country-asian="US" style:font-size-complex="10pt"/>
    </style:style>
    <style:style style:name="P17" style:family="paragraph" style:parent-style-name="Standard">
      <style:paragraph-properties fo:text-align="end" style:justify-single-word="false"/>
      <style:text-properties style:language-asian="en" style:country-asian="US" style:font-name-complex="Times New Roman" style:font-size-complex="10pt"/>
    </style:style>
    <style:style style:name="P18" style:family="paragraph" style:parent-style-name="Standard">
      <style:paragraph-properties fo:text-align="end" style:justify-single-word="false"/>
      <style:text-properties style:language-asian="en" style:country-asian="US" style:font-name-complex="Times New Roman"/>
    </style:style>
    <style:style style:name="P19" style:family="paragraph" style:parent-style-name="Standard">
      <style:paragraph-properties fo:text-align="justify" style:justify-single-word="false" style:text-autospace="none"/>
      <style:text-properties style:language-asian="en" style:country-asian="US"/>
    </style:style>
    <style:style style:name="P20" style:family="paragraph" style:parent-style-name="Standard">
      <style:paragraph-properties fo:text-align="end" style:justify-single-word="false"/>
      <style:text-properties style:font-name="Courier New" fo:font-size="8pt" style:font-size-asian="8pt" style:language-asian="en" style:country-asian="US" style:font-name-complex="Courier New" style:font-size-complex="10pt"/>
    </style:style>
    <style:style style:name="P21" style:family="paragraph" style:parent-style-name="Standard">
      <style:paragraph-properties fo:text-align="end" style:justify-single-word="false"/>
      <style:text-properties style:font-name="Courier New" fo:font-size="8pt" style:font-size-asian="8pt" style:language-asian="en" style:country-asian="US" style:font-size-complex="10pt"/>
    </style:style>
    <style:style style:name="P22" style:family="paragraph" style:parent-style-name="Standard">
      <style:paragraph-properties fo:text-align="end" style:justify-single-word="false"/>
      <style:text-properties style:font-name="Courier New" fo:font-size="8pt" style:font-size-asian="8pt" style:language-asian="en" style:country-asian="US"/>
    </style:style>
    <style:style style:name="P23" style:family="paragraph" style:parent-style-name="Standard">
      <style:paragraph-properties fo:text-align="end" style:justify-single-word="false"/>
      <style:text-properties fo:font-size="10pt" style:font-size-asian="10pt" style:language-asian="en" style:country-asian="US" style:font-size-complex="10pt"/>
    </style:style>
    <style:style style:name="P24" style:family="paragraph" style:parent-style-name="Standard">
      <style:paragraph-properties style:line-height-at-least="0.423cm" fo:text-align="end" style:justify-single-word="false"/>
    </style:style>
    <style:style style:name="P25" style:family="paragraph" style:parent-style-name="Standard">
      <style:paragraph-properties fo:margin-left="1.27cm" fo:margin-right="0cm" fo:text-align="end" style:justify-single-word="false" fo:text-indent="0cm" style:auto-text-indent="false"/>
    </style:style>
    <style:style style:name="P26" style:family="paragraph" style:parent-style-name="Standard">
      <style:paragraph-properties fo:margin-left="1.27cm" fo:margin-right="0cm" fo:text-align="end" style:justify-single-word="false" fo:text-indent="0cm" style:auto-text-indent="false"/>
      <style:text-properties style:language-asian="en" style:country-asian="US"/>
    </style:style>
    <style:style style:name="P27" style:family="paragraph" style:parent-style-name="Standard">
      <style:paragraph-properties fo:margin-left="1.27cm" fo:margin-right="0cm" fo:text-align="end" style:justify-single-word="false" fo:text-indent="0cm" style:auto-text-indent="false"/>
      <style:text-properties style:language-asian="en" style:country-asian="US" style:font-size-complex="10pt"/>
    </style:style>
    <style:style style:name="P28" style:family="paragraph" style:parent-style-name="Standard">
      <style:paragraph-properties fo:margin-left="1.27cm" fo:margin-right="0cm" fo:text-align="end" style:justify-single-word="false" fo:text-indent="0cm" style:auto-text-indent="false"/>
      <style:text-properties style:font-name="Courier New" fo:font-size="8pt" style:font-size-asian="8pt" style:language-asian="en" style:country-asian="US" style:font-name-complex="Courier New" style:font-size-complex="10pt"/>
    </style:style>
    <style:style style:name="P29" style:family="paragraph" style:parent-style-name="Standard">
      <style:paragraph-properties fo:margin-top="0.494cm" fo:margin-bottom="0.494cm" fo:text-align="end" style:justify-single-word="false"/>
      <style:text-properties fo:color="#1f497d" fo:font-size="11pt" fo:language="en" fo:country="GB" style:font-size-asian="11pt" style:language-asian="en" style:country-asian="GB" style:font-size-complex="11pt"/>
    </style:style>
    <style:style style:name="P30" style:family="paragraph" style:parent-style-name="Standard">
      <style:paragraph-properties fo:margin-top="0cm" fo:margin-bottom="0cm" fo:text-align="end" style:justify-single-word="false"/>
    </style:style>
    <style:style style:name="P31" style:family="paragraph" style:parent-style-name="Standard">
      <style:paragraph-properties fo:margin-left="2.54cm" fo:margin-right="0cm" fo:text-align="end" style:justify-single-word="false" fo:text-indent="0cm" style:auto-text-indent="false"/>
      <style:text-properties style:language-asian="en" style:country-asian="US"/>
    </style:style>
    <style:style style:name="P32" style:family="paragraph" style:parent-style-name="Standard">
      <style:paragraph-properties fo:margin-left="0cm" fo:margin-right="0cm" fo:text-align="end" style:justify-single-word="false" fo:text-indent="0.046cm" style:auto-text-indent="false"/>
      <style:text-properties style:language-asian="en" style:country-asian="US"/>
    </style:style>
    <style:style style:name="P33" style:family="paragraph" style:parent-style-name="Standard" style:master-page-name="Standard">
      <style:paragraph-properties fo:text-align="end" style:justify-single-word="false" style:page-number="auto"/>
      <style:text-properties style:language-asian="en" style:country-asian="US"/>
    </style:style>
    <style:style style:name="P34" style:family="paragraph" style:parent-style-name="Standard" style:master-page-name="Convert_20_1">
      <style:paragraph-properties fo:text-align="end" style:justify-single-word="false" style:page-number="auto"/>
      <style:text-properties style:language-asian="en" style:country-asian="US"/>
    </style:style>
    <style:style style:name="P35" style:family="paragraph" style:parent-style-name="Standard" style:master-page-name="Convert_20_2">
      <style:paragraph-properties fo:text-align="end" style:justify-single-word="false" style:page-number="auto"/>
      <style:text-properties style:language-asian="en" style:country-asian="US"/>
    </style:style>
    <style:style style:name="P36" style:family="paragraph" style:parent-style-name="Standard">
      <style:paragraph-properties fo:text-align="end" style:justify-single-word="false"/>
      <style:text-properties style:language-asian="en" style:country-asian="US"/>
    </style:style>
    <style:style style:name="P37" style:family="paragraph" style:parent-style-name="Standard">
      <style:paragraph-properties fo:text-align="center" style:justify-single-word="false"/>
      <style:text-properties style:language-asian="en" style:country-asian="US"/>
    </style:style>
    <style:style style:name="T1" style:family="text">
      <style:text-properties style:font-name-complex="Rod"/>
    </style:style>
    <style:style style:name="T2" style:family="text">
      <style:text-properties style:font-name-complex="Rod" style:font-size-complex="10pt"/>
    </style:style>
    <style:style style:name="T3" style:family="text">
      <style:text-properties style:font-name-complex="Rod" style:font-size-complex="9pt"/>
    </style:style>
    <style:style style:name="T4" style:family="text">
      <style:text-properties style:font-name-complex="Times New Roman"/>
    </style:style>
    <style:style style:name="T5" style:family="text">
      <style:text-properties style:font-name-complex="Times New Roman" style:font-size-complex="10pt"/>
    </style:style>
    <style:style style:name="T6" style:family="text">
      <style:text-properties style:font-name-complex="Times New Roman" style:font-size-complex="9pt"/>
    </style:style>
    <style:style style:name="T7" style:family="text">
      <style:text-properties style:font-name-complex="Miriam"/>
    </style:style>
    <style:style style:name="T8" style:family="text">
      <style:text-properties style:font-name-complex="Miriam" style:font-size-complex="10pt"/>
    </style:style>
    <style:style style:name="T9" style:family="text">
      <style:text-properties style:font-name-complex="Miriam" style:font-size-complex="9pt"/>
    </style:style>
    <style:style style:name="T10" style:family="text">
      <style:text-properties style:font-name-complex="Narkisim"/>
    </style:style>
    <style:style style:name="T11" style:family="text">
      <style:text-properties style:font-name-complex="Narkisim" style:font-size-complex="10pt"/>
    </style:style>
    <style:style style:name="T12" style:family="text">
      <style:text-properties style:font-name-complex="Narkisim" style:font-size-complex="9pt"/>
    </style:style>
    <style:style style:name="T13" style:family="text">
      <style:text-properties style:font-name-complex="Narkisim" style:font-size-complex="12pt"/>
    </style:style>
    <style:style style:name="T14" style:family="text">
      <style:text-properties fo:font-weight="bold" style:font-weight-asian="bold" style:font-name-complex="Narkisim" style:font-size-complex="10pt" style:font-weight-complex="bold"/>
    </style:style>
    <style:style style:name="T15" style:family="text">
      <style:text-properties fo:font-weight="bold" style:font-weight-asian="bold" style:font-name-complex="Courier New" style:font-weight-complex="bold"/>
    </style:style>
    <style:style style:name="T16" style:family="text">
      <style:text-properties fo:font-weight="bold" style:font-weight-asian="bold" style:font-name-complex="Miriam" style:font-size-complex="10pt" style:font-weight-complex="bold"/>
    </style:style>
    <style:style style:name="T17" style:family="text">
      <style:text-properties fo:font-weight="bold" style:font-weight-asian="bold" style:font-name-complex="Miriam" style:font-weight-complex="bold"/>
    </style:style>
    <style:style style:name="T18" style:family="text">
      <style:text-properties fo:font-weight="bold" style:font-weight-asian="bold" style:font-name-complex="Times New Roman" style:font-size-complex="10pt" style:font-weight-complex="bold"/>
    </style:style>
    <style:style style:name="T19" style:family="text">
      <style:text-properties fo:font-weight="bold" style:font-weight-asian="bold" style:font-name-complex="Times New Roman" style:font-weight-complex="bold"/>
    </style:style>
    <style:style style:name="T20" style:family="text">
      <style:text-properties style:text-underline-style="solid" style:text-underline-width="auto" style:text-underline-color="font-color" fo:font-weight="bold" style:font-weight-asian="bold" style:font-name-complex="Rod" style:font-weight-complex="bold"/>
    </style:style>
    <style:style style:name="T21" style:family="text">
      <style:text-properties style:text-underline-style="solid" style:text-underline-width="auto" style:text-underline-color="font-color" fo:font-weight="bold" style:font-weight-asian="bold" style:font-name-complex="Narkisim" style:font-size-complex="10pt" style:font-weight-complex="bold"/>
    </style:style>
    <style:style style:name="T22" style:family="text">
      <style:text-properties style:text-underline-style="solid" style:text-underline-width="auto" style:text-underline-color="font-color" fo:font-weight="bold" style:font-weight-asian="bold" style:font-name-complex="Times New Roman" style:font-size-complex="10pt" style:font-weight-complex="bold"/>
    </style:style>
    <style:style style:name="T23" style:family="text">
      <style:text-properties style:text-underline-style="solid" style:text-underline-width="auto" style:text-underline-color="font-color" style:font-name-complex="Narkisim"/>
    </style:style>
    <style:style style:name="T24" style:family="text">
      <style:text-properties style:text-underline-style="solid" style:text-underline-width="auto" style:text-underline-color="font-color" style:font-name-complex="Narkisim" style:font-size-complex="10pt"/>
    </style:style>
    <style:style style:name="T25" style:family="text">
      <style:text-properties style:text-underline-style="solid" style:text-underline-width="auto" style:text-underline-color="font-color" style:font-name-complex="Narkisim" style:font-size-complex="9pt"/>
    </style:style>
    <style:style style:name="T26" style:family="text">
      <style:text-properties style:text-underline-style="solid" style:text-underline-width="auto" style:text-underline-color="font-color" style:font-name-complex="Miriam"/>
    </style:style>
    <style:style style:name="T27" style:family="text">
      <style:text-properties style:text-underline-style="solid" style:text-underline-width="auto" style:text-underline-color="font-color" style:font-name-complex="Miriam" style:font-size-complex="10pt"/>
    </style:style>
    <style:style style:name="T28" style:family="text">
      <style:text-properties style:text-underline-style="solid" style:text-underline-width="auto" style:text-underline-color="font-color" style:font-name-complex="Rod"/>
    </style:style>
    <style:style style:name="T29" style:family="text">
      <style:text-properties style:text-underline-style="solid" style:text-underline-width="auto" style:text-underline-color="font-color" style:font-name-complex="Rod" style:font-size-complex="10pt"/>
    </style:style>
    <style:style style:name="T30" style:family="text">
      <style:text-properties style:text-underline-style="solid" style:text-underline-width="auto" style:text-underline-color="font-color" style:font-name-complex="Times New Roman"/>
    </style:style>
    <style:style style:name="T31" style:family="text">
      <style:text-properties style:text-underline-style="solid" style:text-underline-width="auto" style:text-underline-color="font-color" style:font-name-complex="Times New Roman" style:font-size-complex="10pt"/>
    </style:style>
    <style:style style:name="T32" style:family="text">
      <style:text-properties style:text-underline-style="solid" style:text-underline-width="auto" style:text-underline-color="font-color" style:font-name-complex="Times New Roman" style:font-size-complex="9pt"/>
    </style:style>
    <style:style style:name="T33" style:family="text">
      <style:text-properties style:text-underline-style="solid" style:text-underline-width="auto" style:text-underline-color="font-color" style:language-asian="en" style:country-asian="US" style:font-name-complex="Narkisim"/>
    </style:style>
    <style:style style:name="T34" style:family="text">
      <style:text-properties style:text-underline-style="solid" style:text-underline-width="auto" style:text-underline-color="font-color" style:language-asian="en" style:country-asian="US" style:font-name-complex="Narkisim" style:font-size-complex="10pt"/>
    </style:style>
    <style:style style:name="T35" style:family="text">
      <style:text-properties style:text-underline-style="solid" style:text-underline-width="auto" style:text-underline-color="font-color" style:language-asian="en" style:country-asian="US" style:font-name-complex="Times New Roman"/>
    </style:style>
    <style:style style:name="T36" style:family="text">
      <style:text-properties style:text-underline-style="solid" style:text-underline-width="auto" style:text-underline-color="font-color" style:language-asian="en" style:country-asian="US" style:font-name-complex="Times New Roman" style:font-size-complex="10pt"/>
    </style:style>
    <style:style style:name="T37" style:family="text">
      <style:text-properties style:text-underline-style="solid" style:text-underline-width="auto" style:text-underline-color="font-color" style:language-asian="en" style:country-asian="US" style:font-name-complex="Times New Roman" style:font-size-complex="12pt"/>
    </style:style>
    <style:style style:name="T38" style:family="text">
      <style:text-properties style:text-underline-style="solid" style:text-underline-width="auto" style:text-underline-color="font-color" style:language-asian="en" style:country-asian="US" style:font-name-complex="Miriam" style:font-size-complex="12pt"/>
    </style:style>
    <style:style style:name="T39" style:family="text">
      <style:text-properties style:text-underline-style="solid" style:text-underline-width="auto" style:text-underline-color="font-color" style:font-name-asian="Courier New" style:font-name-complex="Courier New" style:font-size-complex="10pt"/>
    </style:style>
    <style:style style:name="T40" style:family="text">
      <style:text-properties style:font-name="Courier New" fo:font-size="8pt" style:font-size-asian="8pt" style:font-name-complex="Courier New"/>
    </style:style>
    <style:style style:name="T41" style:family="text">
      <style:text-properties style:font-name="Courier New" fo:font-size="8pt" style:font-size-asian="8pt" style:font-name-complex="Courier New" style:font-size-complex="10pt"/>
    </style:style>
    <style:style style:name="T42" style:family="text">
      <style:text-properties style:font-name="Courier New" fo:font-size="8pt" style:font-size-asian="8pt" style:font-name-complex="Courier New" style:font-size-complex="9pt"/>
    </style:style>
    <style:style style:name="T43" style:family="text">
      <style:text-properties style:font-name="Courier New" fo:font-size="8pt" style:font-size-asian="8pt" style:language-asian="en" style:country-asian="US" style:font-name-complex="Courier New"/>
    </style:style>
    <style:style style:name="T44" style:family="text">
      <style:text-properties style:font-name="Courier New" fo:font-size="8pt" style:font-size-asian="8pt" style:language-asian="en" style:country-asian="US" style:font-name-complex="Courier New" style:font-size-complex="10pt"/>
    </style:style>
    <style:style style:name="T45" style:family="text">
      <style:text-properties style:font-name="Courier New" fo:font-size="8pt" style:font-size-asian="8pt" style:language-asian="en" style:country-asian="US" style:font-name-complex="Courier New" style:font-size-complex="9pt"/>
    </style:style>
    <style:style style:name="T46" style:family="text">
      <style:text-properties style:font-name="Courier New" fo:font-size="8pt" style:font-size-asian="8pt" style:language-asian="en" style:country-asian="US" style:font-name-complex="Narkisim"/>
    </style:style>
    <style:style style:name="T47" style:family="text">
      <style:text-properties style:font-name="Courier New" fo:font-size="8pt" style:font-size-asian="8pt" style:font-name-complex="Narkisim"/>
    </style:style>
    <style:style style:name="T48" style:family="text">
      <style:text-properties style:font-name="Courier New" fo:font-size="8pt" style:font-size-asian="8pt" style:font-name-complex="Narkisim" style:font-size-complex="10pt"/>
    </style:style>
    <style:style style:name="T49" style:family="text">
      <style:text-properties style:font-name="Courier New" fo:font-size="8pt" style:font-size-asian="8pt" style:font-name-complex="Narkisim" style:font-size-complex="9pt"/>
    </style:style>
    <style:style style:name="T50" style:family="text">
      <style:text-properties style:font-name="Courier New" fo:font-size="8pt" style:font-size-asian="8pt" style:font-name-complex="Rod"/>
    </style:style>
    <style:style style:name="T51" style:family="text">
      <style:text-properties style:font-name="Courier New" fo:font-size="8pt" style:font-name-asian="Courier New" style:font-size-asian="8pt" style:font-name-complex="Courier New"/>
    </style:style>
    <style:style style:name="T52" style:family="text">
      <style:text-properties style:font-name="Courier New" fo:font-size="8pt" style:font-name-asian="Courier New" style:font-size-asian="8pt" style:font-name-complex="Courier New" style:font-size-complex="10pt"/>
    </style:style>
    <style:style style:name="T53" style:family="text">
      <style:text-properties style:font-name="Courier New" fo:font-size="8pt" style:font-name-asian="Courier New" style:font-size-asian="8pt" style:font-name-complex="Courier New" style:font-size-complex="9pt"/>
    </style:style>
    <style:style style:name="T54" style:family="text">
      <style:text-properties style:font-name="Courier New" fo:font-size="8pt" style:font-name-asian="Courier New" style:font-size-asian="8pt" style:language-asian="en" style:country-asian="US" style:font-name-complex="Courier New"/>
    </style:style>
    <style:style style:name="T55" style:family="text">
      <style:text-properties style:font-name="Courier New" fo:font-size="8pt" style:font-name-asian="Courier New" style:font-size-asian="8pt" style:language-asian="en" style:country-asian="US" style:font-name-complex="Courier New" style:font-size-complex="8pt"/>
    </style:style>
    <style:style style:name="T56" style:family="text">
      <style:text-properties style:font-name="Courier New" fo:font-size="8pt" style:font-name-asian="Courier New" style:font-size-asian="8pt" style:language-asian="en" style:country-asian="US" style:font-name-complex="Courier New" style:font-size-complex="10pt"/>
    </style:style>
    <style:style style:name="T57" style:family="text">
      <style:text-properties style:font-name="Courier New" fo:font-size="8pt" style:text-underline-style="solid" style:text-underline-width="auto" style:text-underline-color="font-color" fo:font-weight="bold" style:font-size-asian="8pt" style:language-asian="en" style:country-asian="US" style:font-weight-asian="bold" style:font-name-complex="Narkisim" style:font-size-complex="12pt" style:font-weight-complex="bold"/>
    </style:style>
    <style:style style:name="T58" style:family="text">
      <style:text-properties style:font-name="Courier New" fo:font-size="8pt" fo:font-weight="bold" style:font-size-asian="8pt" style:font-weight-asian="bold" style:font-name-complex="Courier New" style:font-weight-complex="bold"/>
    </style:style>
    <style:style style:name="T59" style:family="text">
      <style:text-properties style:font-name="Courier New" fo:font-size="8pt" fo:font-weight="bold" style:font-name-asian="Courier New" style:font-size-asian="8pt" style:font-weight-asian="bold" style:font-name-complex="Courier New" style:font-weight-complex="bold"/>
    </style:style>
    <style:style style:name="T60" style:family="text">
      <style:text-properties style:font-name-complex="Courier New"/>
    </style:style>
    <style:style style:name="T61" style:family="text">
      <style:text-properties style:font-name-complex="Courier New" style:font-size-complex="10pt"/>
    </style:style>
    <style:style style:name="T62" style:family="text">
      <style:text-properties style:font-name-asian="Courier New"/>
    </style:style>
    <style:style style:name="T63" style:family="text">
      <style:text-properties style:font-name-asian="Courier New" style:font-name-complex="Courier New"/>
    </style:style>
    <style:style style:name="T64" style:family="text">
      <style:text-properties style:font-name-asian="Courier New" style:font-name-complex="Courier New" style:font-size-complex="12pt"/>
    </style:style>
    <style:style style:name="T65" style:family="text">
      <style:text-properties style:font-name-asian="Courier New" style:font-name-complex="Courier New" style:font-size-complex="10pt"/>
    </style:style>
    <style:style style:name="T66" style:family="text">
      <style:text-properties style:language-asian="en" style:country-asian="US"/>
    </style:style>
    <style:style style:name="T67" style:family="text">
      <style:text-properties style:language-asian="en" style:country-asian="US" style:font-name-complex="Rod"/>
    </style:style>
    <style:style style:name="T68" style:family="text">
      <style:text-properties style:language-asian="en" style:country-asian="US" style:font-name-complex="Rod" style:font-size-complex="10pt"/>
    </style:style>
    <style:style style:name="T69" style:family="text">
      <style:text-properties style:language-asian="en" style:country-asian="US" style:font-name-complex="Times New Roman"/>
    </style:style>
    <style:style style:name="T70" style:family="text">
      <style:text-properties style:language-asian="en" style:country-asian="US" style:font-name-complex="Times New Roman" style:font-size-complex="10pt"/>
    </style:style>
    <style:style style:name="T71" style:family="text">
      <style:text-properties style:language-asian="en" style:country-asian="US" style:font-name-complex="Times New Roman" style:font-size-complex="9pt"/>
    </style:style>
    <style:style style:name="T72" style:family="text">
      <style:text-properties style:language-asian="en" style:country-asian="US" style:font-name-complex="Miriam"/>
    </style:style>
    <style:style style:name="T73" style:family="text">
      <style:text-properties style:language-asian="en" style:country-asian="US" style:font-name-complex="Miriam" style:font-size-complex="10pt"/>
    </style:style>
    <style:style style:name="T74" style:family="text">
      <style:text-properties style:language-asian="en" style:country-asian="US" style:font-name-complex="Miriam" style:font-size-complex="9pt"/>
    </style:style>
    <style:style style:name="T75" style:family="text">
      <style:text-properties style:language-asian="en" style:country-asian="US" style:font-size-complex="10pt"/>
    </style:style>
    <style:style style:name="T76" style:family="text">
      <style:text-properties style:language-asian="en" style:country-asian="US" style:font-name-complex="Narkisim"/>
    </style:style>
    <style:style style:name="T77" style:family="text">
      <style:text-properties style:language-asian="en" style:country-asian="US" style:font-name-complex="Narkisim" style:font-size-complex="10pt"/>
    </style:style>
    <style:style style:name="T78" style:family="text">
      <style:text-properties fo:font-size="14pt" fo:font-weight="bold" style:font-size-asian="14pt" style:font-weight-asian="bold" style:font-name-complex="Narkisim" style:font-size-complex="14pt" style:font-weight-complex="bold"/>
    </style:style>
    <style:style style:name="T79" style:family="text">
      <style:text-properties fo:font-size="14pt" style:font-size-asian="14pt" style:font-name-complex="Narkisim" style:font-size-complex="14pt"/>
    </style:style>
    <style:style style:name="T80" style:family="text">
      <style:text-properties fo:font-size="10pt" style:font-size-asian="10pt" style:font-name-complex="Miriam"/>
    </style:style>
    <style:style style:name="T81" style:family="text">
      <style:text-properties fo:font-size="10pt" style:font-size-asian="10pt" style:font-name-complex="Miriam" style:font-size-complex="10pt"/>
    </style:style>
    <style:style style:name="T82" style:family="text">
      <style:text-properties fo:font-size="10pt" style:font-size-asian="10pt" style:font-name-complex="Times New Roman"/>
    </style:style>
    <style:style style:name="T83" style:family="text">
      <style:text-properties fo:font-size="10pt" style:font-size-asian="10pt" style:font-name-complex="Times New Roman" style:font-size-complex="10pt"/>
    </style:style>
    <style:style style:name="T84" style:family="text">
      <style:text-properties fo:font-size="10pt" style:font-size-asian="10pt" style:font-name-complex="Narkisim"/>
    </style:style>
    <style:style style:name="T85" style:family="text">
      <style:text-properties fo:font-size="10pt" style:font-size-asian="10pt" style:font-name-complex="Rod" style:font-size-complex="10pt"/>
    </style:style>
    <style:style style:name="T86" style:family="text">
      <style:text-properties style:font-name="Rod" style:font-name-complex="Rod"/>
    </style:style>
    <style:style style:name="T87" style:family="text">
      <style:text-properties style:font-name="Rod" style:font-name-complex="Rod" style:font-size-complex="10pt"/>
    </style:style>
    <style:style style:name="T88" style:family="text">
      <style:text-properties style:font-name="Rod" style:font-name-asian="Rod" style:font-name-complex="Rod"/>
    </style:style>
    <style:style style:name="T89" style:family="text">
      <style:text-properties style:font-name="Rod" style:font-name-asian="Rod" style:font-name-complex="Rod" style:font-size-complex="10pt"/>
    </style:style>
    <style:style style:name="T90" style:family="text">
      <style:text-properties style:font-name="Rod" style:font-name-asian="Rod" style:language-asian="en" style:country-asian="US" style:font-name-complex="Rod" style:font-size-complex="10pt"/>
    </style:style>
    <style:style style:name="T91" style:family="text">
      <style:text-properties style:font-name="Rod" fo:font-weight="bold" style:font-weight-asian="bold" style:font-name-complex="Rod" style:font-weight-complex="bold"/>
    </style:style>
    <style:style style:name="T92" style:family="text">
      <style:text-properties style:font-name="Rod" fo:font-weight="bold" style:font-name-asian="Rod" style:font-weight-asian="bold" style:font-name-complex="Rod" style:font-weight-complex="bold"/>
    </style:style>
    <style:style style:name="T93" style:family="text">
      <style:text-properties style:font-name="Rod" style:font-name-complex="Narkisim"/>
    </style:style>
    <style:style style:name="T94" style:family="text">
      <style:text-properties style:font-name="Rod" style:font-name-complex="Narkisim" style:font-size-complex="10pt"/>
    </style:style>
    <style:style style:name="T95" style:family="text">
      <style:text-properties style:font-name="Rod" style:text-underline-style="solid" style:text-underline-width="auto" style:text-underline-color="font-color" style:font-name-complex="Narkisim" style:font-size-complex="10pt"/>
    </style:style>
    <style:style style:name="T96" style:family="text">
      <style:text-properties style:font-name="Rod" style:text-underline-style="solid" style:text-underline-width="auto" style:text-underline-color="font-color" style:font-name-asian="Rod" style:font-name-complex="Rod" style:font-size-complex="10pt"/>
    </style:style>
    <style:style style:name="T97" style:family="text">
      <style:text-properties style:font-name="Rod" style:language-asian="en" style:country-asian="US" style:font-name-complex="Narkisim" style:font-size-complex="10pt"/>
    </style:style>
    <style:style style:name="T98" style:family="text">
      <style:text-properties fo:font-size="12pt" style:font-size-asian="12pt" style:language-asian="en" style:country-asian="US" style:font-name-complex="Miriam"/>
    </style:style>
    <style:style style:name="T99" style:family="text">
      <style:text-properties fo:font-size="12pt" style:font-size-asian="12pt" style:language-asian="en" style:country-asian="US" style:font-name-complex="Times New Roman"/>
    </style:style>
    <style:style style:name="T100" style:family="text">
      <style:text-properties fo:font-size="12pt" style:text-underline-style="solid" style:text-underline-width="auto" style:text-underline-color="font-color" style:font-size-asian="12pt" style:language-asian="en" style:country-asian="US" style:font-name-complex="Miriam"/>
    </style:style>
    <style:style style:name="T101" style:family="text">
      <style:text-properties fo:font-size="12pt" style:text-underline-style="solid" style:text-underline-width="auto" style:text-underline-color="font-color" style:font-size-asian="12pt" style:language-asian="en" style:country-asian="US" style:font-name-complex="Times New Roman"/>
    </style:style>
    <style:style style:name="T102" style:family="text">
      <style:text-properties style:text-line-through-style="solid" style:font-name-complex="Narkisim"/>
    </style:style>
    <style:style style:name="T103" style:family="text">
      <style:text-properties style:text-line-through-style="solid" style:font-name-complex="Narkisim" style:font-size-complex="10pt"/>
    </style:style>
    <style:style style:name="T104" style:family="text">
      <style:text-properties style:text-line-through-style="solid" style:font-name-complex="Miriam" style:font-size-complex="10pt"/>
    </style:style>
    <style:style style:name="T105" style:family="text">
      <style:text-properties style:text-line-through-style="solid" style:font-name-complex="Times New Roman"/>
    </style:style>
    <style:style style:name="T106" style:family="text">
      <style:text-properties style:text-line-through-style="solid" style:font-name-complex="Times New Roman" style:font-size-complex="10pt"/>
    </style:style>
    <style:style style:name="T107" style:family="text">
      <style:text-properties style:text-line-through-style="solid" style:font-name-complex="Rod"/>
    </style:style>
    <style:style style:name="T108" style:family="text">
      <style:text-properties fo:font-style="italic" style:font-style-asian="italic" style:font-name-complex="Rod" style:font-style-complex="italic"/>
    </style:style>
    <style:style style:name="T109" style:family="text">
      <style:text-properties fo:font-style="italic" style:font-style-asian="italic" style:font-name-complex="Times New Roman" style:font-style-complex="italic"/>
    </style:style>
    <style:style style:name="T110" style:family="text">
      <style:text-properties fo:font-style="italic" style:font-style-asian="italic" style:font-name-complex="Miriam" style:font-size-complex="10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מסכת</text:span><text:span text:style-name="T4"> </text:span><text:span text:style-name="T1">מכות</text:span></text:p>
      <text:p text:style-name="P10"><text:span text:style-name="T4">מתוך גמרא נוחה</text:span></text:p>
      <text:p text:style-name="P10"><text:span text:style-name="T4"/></text:p>
      <text:p text:style-name="P37"><text:span text:style-name="T1">פרק</text:span><text:span text:style-name="T4"> </text:span><text:span text:style-name="T1">א</text:span><text:span text:style-name="T4"> </text:span><text:span text:style-name="T1">כיצד</text:span><text:span text:style-name="T4"> </text:span><text:span text:style-name="T1">העדים</text:span></text:p>
      <text:p text:style-name="P11"/>
      <text:p text:style-name="P10"><text:span text:style-name="T1">(מכות</text:span><text:span text:style-name="T4"> </text:span><text:span text:style-name="T1">ב,א)</text:span></text:p>
      <text:p text:style-name="P11">משנה:</text:p>
      <text:p text:style-name="P10"><text:span text:style-name="T1">כיצד</text:span><text:span text:style-name="T4"> </text:span><text:span text:style-name="T1">העדים</text:span><text:span text:style-name="T4"> </text:span><text:span text:style-name="T1">נעשים</text:span><text:span text:style-name="T4"> </text:span><text:span text:style-name="T1">זוממין? </text:span><text:span text:style-name="T2">(</text:span><text:span text:style-name="T8">בגמרא</text:span><text:span text:style-name="T5"> </text:span><text:span text:style-name="T8">מפרש</text:span><text:span text:style-name="T5"> </text:span><text:span text:style-name="T8">מאי</text:span><text:span text:style-name="T5"> </text:span><text:span text:style-name="T8">קאמר.</text:span><text:span text:style-name="T2">)</text:span></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2">(</text:span><text:span text:style-name="T8">כהן</text:span><text:span text:style-name="T2">)</text:span><text:span text:style-name="T1"> שהוא</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2">(</text:span><text:span text:style-name="T8">בפנינו</text:span><text:span text:style-name="T5"> </text:span><text:span text:style-name="T8">נתגרשה</text:span><text:span text:style-name="T5"> </text:span><text:span text:style-name="T8">אמו</text:span><text:span text:style-name="T5"> </text:span><text:span text:style-name="T8">קודם</text:span><text:span text:style-name="T5"> </text:span><text:span text:style-name="T8">שנולד, והרי</text:span><text:span text:style-name="T5"> </text:span><text:span text:style-name="T8">הוא</text:span><text:span text:style-name="T5"> </text:span><text:span text:style-name="T8">חלל</text:span><text:span text:style-name="T5"> </text:span><text:span text:style-name="T8">ופסול</text:span><text:span text:style-name="T2">)</text:span><text:span text:style-name="T1">" - </text:span><text:span text:style-name="T2">(</text:span><text:span text:style-name="T8">אם</text:span><text:span text:style-name="T5"> </text:span><text:span text:style-name="T8">הוזמו</text:span><text:span text:style-name="T5"> </text:span><text:span text:style-name="T8">והן</text:span><text:span text:style-name="T5"> </text:span><text:span text:style-name="T8">כהנים</text:span><text:span text:style-name="T2">)</text:span><text:span text:style-name="T1"> אין</text:span><text:span text:style-name="T4"> </text:span><text:span text:style-name="T1">אומרים</text:span><text:span text:style-name="T4"> </text:span><text:span text:style-name="T1">יעשה</text:span><text:span text:style-name="T4"> </text:span><text:span text:style-name="T1">זה</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1">תחתיו</text:span><text:span text:style-name="T4"> </text:span><text:span text:style-name="T2">(</text:span><text:span text:style-name="T8">לקיים</text:span><text:span text:style-name="T5"> </text:span><text:span text:style-name="T8">בו</text:span><text:span text:style-name="T5"> </text:span><text:span text:style-name="T8">'</text:span><text:span text:style-name="T11">כאשר</text:span><text:span text:style-name="T5"> </text:span><text:span text:style-name="T11">זמם</text:span><text:span text:style-name="T8">'</text:span><text:span text:style-name="T2">)</text:span><text:span text:style-name="T1">, אלא</text:span><text:span text:style-name="T4"> </text:span><text:span text:style-name="T1">לוקה</text:span><text:span text:style-name="T4"> </text:span><text:span text:style-name="T1">ארבעים</text:span><text:span text:style-name="T4"> </text:span><text:span text:style-name="T2">(</text:span><text:span text:style-name="T8">ובגמרא</text:span><text:span text:style-name="T5"> </text:span><text:span text:style-name="T8">מפרש</text:span><text:span text:style-name="T5"> </text:span><text:span text:style-name="T8">טעמא</text:span><text:span text:style-name="T2">)</text:span><text:span text:style-name="T1">.</text:span></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לגלות</text:span><text:span text:style-name="T4"> </text:span><text:span text:style-name="T2">(</text:span><text:span text:style-name="T8">שהרג</text:span><text:span text:style-name="T5"> </text:span><text:span text:style-name="T8">את</text:span><text:span text:style-name="T5"> </text:span><text:span text:style-name="T8">הנפש</text:span><text:span text:style-name="T5"> </text:span><text:span text:style-name="T8">בשוגג</text:span><text:span text:style-name="T2">)</text:span><text:span text:style-name="T1">" - אין</text:span><text:span text:style-name="T4"> </text:span><text:span text:style-name="T1">אומרים</text:span><text:span text:style-name="T4"> </text:span><text:span text:style-name="T1">יגלה</text:span><text:span text:style-name="T4"> </text:span><text:span text:style-name="T1">זה</text:span><text:span text:style-name="T4"> </text:span><text:span text:style-name="T1">תחתיו, אלא</text:span><text:span text:style-name="T4"> </text:span><text:span text:style-name="T1">לוקה</text:span><text:span text:style-name="T4"> </text:span><text:span text:style-name="T1">ארבעים.</text:span></text:p>
      <text:p text:style-name="P11"/>
      <text:p text:style-name="P11">גמרא:</text:p>
      <text:p text:style-name="P10"><text:span text:style-name="T1">הא</text:span><text:span text:style-name="T4"> – </text:span><text:span text:style-name="T1">'כיצד</text:span><text:span text:style-name="T4"> </text:span><text:span text:style-name="T20">אין</text:span><text:span text:style-name="T4"> </text:span><text:span text:style-name="T1">העדים</text:span><text:span text:style-name="T4"> </text:span><text:span text:style-name="T1">נעשים</text:span><text:span text:style-name="T4"> </text:span><text:span text:style-name="T1">זוממין' מיבעי</text:span><text:span text:style-name="T4"> </text:span><text:span text:style-name="T1">ליה</text:span><text:span text:style-name="T4"> </text:span><text:span text:style-name="T2">(</text:span><text:span text:style-name="T8">דהא</text:span><text:span text:style-name="T5"> </text:span><text:span text:style-name="T8">לא</text:span><text:span text:style-name="T5"> </text:span><text:span text:style-name="T8">מקיימת</text:span><text:span text:style-name="T5"> </text:span><text:span text:style-name="T8">בהו</text:span><text:span text:style-name="T5"> </text:span><text:span text:style-name="T8">כאשר</text:span><text:span text:style-name="T5"> </text:span><text:span text:style-name="T8">זמם</text:span><text:span text:style-name="T2">)</text:span><text:span text:style-name="T1">!? ועוד: </text:span><text:span text:style-name="T2">(</text:span><text:span text:style-name="T8">מאי</text:span><text:span text:style-name="T5"> </text:span><text:span text:style-name="T8">קא</text:span><text:span text:style-name="T5"> </text:span><text:span text:style-name="T8">בעי</text:span><text:span text:style-name="T5"> </text:span><text:span text:style-name="T8">תנא</text:span><text:span text:style-name="T5"> </text:span><text:span text:style-name="T8">'כיצד</text:span><text:span text:style-name="T5"> </text:span><text:span text:style-name="T8">נעשין</text:span><text:span text:style-name="T5"> </text:span><text:span text:style-name="T8">זוממין?'</text:span><text:span text:style-name="T2">)</text:span><text:span text:style-name="T1"> מדקתני</text:span><text:span text:style-name="T4"> </text:span><text:span text:style-name="T1">לקמן</text:span><text:span text:style-name="T4"> </text:span><text:span text:style-name="T8">(דף</text:span><text:span text:style-name="T5"> </text:span><text:span text:style-name="T8">ה.)</text:span><text:span text:style-name="T1"> 'אבל</text:span><text:span text:style-name="T4"> </text:span><text:span text:style-name="T1">אמרו</text:span><text:span text:style-name="T4"> </text:span><text:span text:style-name="T1">להם</text:span><text:span text:style-name="T4"> </text:span><text:span text:style-name="T2">(</text:span><text:span text:style-name="T8">המזימים</text:span><text:span text:style-name="T2">)</text:span><text:span text:style-name="T1"> "היאך</text:span><text:span text:style-name="T4"> </text:span><text:span text:style-name="T1">אתם</text:span><text:span text:style-name="T4"> </text:span><text:span text:style-name="T1">מעידין</text:span><text:span text:style-name="T4"> </text:span><text:span text:style-name="T1">שהרי</text:span><text:span text:style-name="T4"> </text:span><text:span text:style-name="T1">באותו</text:span><text:span text:style-name="T4"> </text:span><text:span text:style-name="T1">היום</text:span><text:span text:style-name="T4"> </text:span><text:span text:style-name="T1">אתם</text:span><text:span text:style-name="T4"> </text:span><text:span text:style-name="T1">הייתם</text:span><text:span text:style-name="T4"> </text:span><text:span text:style-name="T1">עמנו</text:span><text:span text:style-name="T4"> </text:span><text:span text:style-name="T1">במקום</text:span><text:span text:style-name="T4"> </text:span><text:span text:style-name="T1">פלוני" - הרי</text:span><text:span text:style-name="T4"> </text:span><text:span text:style-name="T1">אלו</text:span><text:span text:style-name="T4"> </text:span><text:span text:style-name="T1">זוממין' מכלל</text:span><text:span text:style-name="T4"> </text:span><text:span text:style-name="T1">דאלו</text:span><text:span text:style-name="T4"> </text:span><text:span text:style-name="T1">אין</text:span><text:span text:style-name="T4"> </text:span><text:span text:style-name="T1">זוממין!? </text:span></text:p>
      <text:p text:style-name="P10"><text:span text:style-name="T1">תנא</text:span><text:span text:style-name="T4"> </text:span><text:span text:style-name="T1">- התם</text:span><text:span text:style-name="T4"> </text:span><text:span text:style-name="T1">קאי</text:span><text:span text:style-name="T4"> </text:span><text:span text:style-name="T2">(</text:span><text:span text:style-name="T8">מסנהדרין</text:span><text:span text:style-name="T5"> </text:span><text:span text:style-name="T8">סליק, דתנן</text:span><text:span text:style-name="T5"> </text:span><text:span text:style-name="T8">בשילהי</text:span><text:span text:style-name="T5"> </text:span><text:span text:style-name="T8">'אלו</text:span><text:span text:style-name="T5"> </text:span><text:span text:style-name="T8">הן</text:span><text:span text:style-name="T5"> </text:span><text:span text:style-name="T8">הנחנקין', דהוא</text:span><text:span text:style-name="T5"> </text:span><text:span text:style-name="T8">סיומא</text:span><text:span text:style-name="T5"> </text:span><text:span text:style-name="T8">דסנהדרין, דיש</text:span><text:span text:style-name="T5"> </text:span><text:span text:style-name="T8">זוממין</text:span><text:span text:style-name="T5"> </text:span><text:span text:style-name="T8">שנשתנו</text:span><text:span text:style-name="T5"> </text:span><text:span text:style-name="T8">במקצת</text:span><text:span text:style-name="T5"> </text:span><text:span text:style-name="T8">מדין</text:span><text:span text:style-name="T5"> </text:span><text:span text:style-name="T8">הזמה, כדקתני</text:span><text:span text:style-name="T2">)</text:span><text:span text:style-name="T1">: 'כל</text:span><text:span text:style-name="T4"> </text:span><text:span text:style-name="T1">הזוממין</text:span><text:span text:style-name="T4"> </text:span><text:span text:style-name="T1">מקדימין</text:span><text:span text:style-name="T4"> </text:span><text:span text:style-name="T1">לאותה</text:span><text:span text:style-name="T4"> </text:span><text:span text:style-name="T1">מיתה</text:span><text:span text:style-name="T4"> </text:span><text:span text:style-name="T2">(</text:span><text:span text:style-name="T8">כלומר</text:span><text:span text:style-name="T5"> </text:span><text:span text:style-name="T8">אין</text:span><text:span text:style-name="T5"> </text:span><text:span text:style-name="T8">להם</text:span><text:span text:style-name="T5"> </text:span><text:span text:style-name="T8">לצפות</text:span><text:span text:style-name="T5"> </text:span><text:span text:style-name="T8">מיתה</text:span><text:span text:style-name="T5"> </text:span><text:span text:style-name="T8">אחרת</text:span><text:span text:style-name="T5"> – </text:span><text:span text:style-name="T8">אלא</text:span><text:span text:style-name="T5"> </text:span><text:span text:style-name="T8">משכימין</text:span><text:span text:style-name="T5"> </text:span><text:span text:style-name="T8">לאותה</text:span><text:span text:style-name="T5"> </text:span><text:span text:style-name="T8">מיתה</text:span><text:span text:style-name="T5"> </text:span><text:span text:style-name="T8">שנגמר</text:span><text:span text:style-name="T5"> </text:span><text:span text:style-name="T8">בה</text:span><text:span text:style-name="T5"> </text:span><text:span text:style-name="T8">דינו</text:span><text:span text:style-name="T5"> </text:span><text:span text:style-name="T8">של</text:span><text:span text:style-name="T5"> </text:span><text:span text:style-name="T8">נדון</text:span><text:span text:style-name="T2">)</text:span><text:span text:style-name="T1"> חוץ</text:span><text:span text:style-name="T4"> </text:span><text:span text:style-name="T1">מזוממי</text:span><text:span text:style-name="T4"> </text:span><text:span text:style-name="T1">בת</text:span><text:span text:style-name="T4"> </text:span><text:span text:style-name="T1">כהן</text:span><text:span text:style-name="T4"> </text:span><text:span text:style-name="T2">(</text:span><text:span text:style-name="T8">נשואה</text:span><text:span text:style-name="T2">)</text:span><text:span text:style-name="T1"> ובועלה' שאין</text:span><text:span text:style-name="T4"> </text:span><text:span text:style-name="T1">מקדימין</text:span><text:span text:style-name="T4"> </text:span><text:span text:style-name="T1">לאותה</text:span><text:span text:style-name="T4"> </text:span><text:span text:style-name="T1">מיתה</text:span><text:span text:style-name="T4"> </text:span><text:span text:style-name="T1">אלא</text:span><text:span text:style-name="T4"> </text:span><text:span text:style-name="T1">למיתה</text:span><text:span text:style-name="T4"> </text:span><text:span text:style-name="T1">אחרת' </text:span><text:span text:style-name="T2">(</text:span><text:span text:style-name="T8">שאף</text:span><text:span text:style-name="T5"> </text:span><text:span text:style-name="T8">על</text:span><text:span text:style-name="T5"> </text:span><text:span text:style-name="T8">פי</text:span><text:span text:style-name="T5"> </text:span><text:span text:style-name="T8">שנגמר</text:span><text:span text:style-name="T5"> </text:span><text:span text:style-name="T8">דינה</text:span><text:span text:style-name="T5"> </text:span><text:span text:style-name="T8">לשריפה</text:span><text:span text:style-name="T5"> </text:span><text:span text:style-name="T8">על</text:span><text:span text:style-name="T5"> </text:span><text:span text:style-name="T8">פיהם</text:span><text:span text:style-name="T5"> </text:span><text:span text:style-name="T8">- הם</text:span><text:span text:style-name="T5"> </text:span><text:span text:style-name="T8">בחנק, כדילפינן</text:span><text:span text:style-name="T5"> </text:span><text:span text:style-name="T8">התם</text:span><text:span text:style-name="T5"> </text:span><text:span text:style-name="T8">(דף</text:span><text:span text:style-name="T5"> </text:span><text:span text:style-name="T8">צ.): 'היא</text:span><text:span text:style-name="T5"> </text:span><text:span text:style-name="T8">בשריפה</text:span><text:span text:style-name="T5"> </text:span><text:span text:style-name="T8">ואין</text:span><text:span text:style-name="T5"> </text:span><text:span text:style-name="T8">בועלה</text:span><text:span text:style-name="T5"> </text:span><text:span text:style-name="T8">בשריפה', אלא</text:span><text:span text:style-name="T5"> </text:span><text:span text:style-name="T8">בחנק, כשאר</text:span><text:span text:style-name="T5"> </text:span><text:span text:style-name="T8">אשת</text:span><text:span text:style-name="T5"> </text:span><text:span text:style-name="T8">איש, והזוממין</text:span><text:span text:style-name="T5"> </text:span><text:span text:style-name="T8">משכימין</text:span><text:span text:style-name="T5"> </text:span><text:span text:style-name="T8">למיתה</text:span><text:span text:style-name="T5"> </text:span><text:span text:style-name="T8">שחייבו</text:span><text:span text:style-name="T5"> </text:span><text:span text:style-name="T8">את</text:span><text:span text:style-name="T5"> </text:span><text:span text:style-name="T8">הבועל, דכתיב</text:span><text:span text:style-name="T5"> </text:span><text:span text:style-name="T8">'</text:span><text:span text:style-name="T11">כאשר</text:span><text:span text:style-name="T5"> </text:span><text:span text:style-name="T11">זמם</text:span><text:span text:style-name="T5"> </text:span><text:span text:style-name="T11">לעשות</text:span><text:span text:style-name="T5"> </text:span><text:span text:style-name="T24">לאחיו</text:span><text:span text:style-name="T8">' ולא</text:span><text:span text:style-name="T5"> </text:span><text:span text:style-name="T8">לאחותו</text:span><text:span text:style-name="T2">)</text:span><text:span text:style-name="T1">; </text:span><text:span text:style-name="T2">(</text:span><text:span text:style-name="T8">וקאמר</text:span><text:span text:style-name="T5"> </text:span><text:span text:style-name="T8">הכא:</text:span><text:span text:style-name="T2">)</text:span><text:span text:style-name="T1"> ויש</text:span><text:span text:style-name="T4"> </text:span><text:span text:style-name="T2">(</text:span><text:span text:style-name="T8">עוד</text:span><text:span text:style-name="T2">)</text:span><text:span text:style-name="T1"> עדים</text:span><text:span text:style-name="T4"> </text:span><text:span text:style-name="T1">זוממין</text:span><text:span text:style-name="T4"> </text:span><text:span text:style-name="T1">אחרים</text:span><text:span text:style-name="T4"> </text:span><text:span text:style-name="T1">שאין</text:span><text:span text:style-name="T4"> </text:span><text:span text:style-name="T1">עושין</text:span><text:span text:style-name="T4"> </text:span><text:span text:style-name="T1">בהן</text:span><text:span text:style-name="T4"> </text:span><text:span text:style-name="T1">דין</text:span><text:span text:style-name="T4"> </text:span><text:span text:style-name="T1">הזמה</text:span><text:span text:style-name="T4"> </text:span><text:span text:style-name="T1">כל</text:span><text:span text:style-name="T4"> </text:span><text:span text:style-name="T1">עיקר, אלא</text:span><text:span text:style-name="T4"> </text:span><text:span text:style-name="T1">מלקות</text:span><text:span text:style-name="T4"> </text:span><text:span text:style-name="T1">ארבעים; </text:span><text:span text:style-name="T2">(</text:span><text:span text:style-name="T8">ועלה</text:span><text:span text:style-name="T5"> </text:span><text:span text:style-name="T8">מפרש:</text:span><text:span text:style-name="T2">)</text:span><text:span text:style-name="T1"> כיצד</text:span><text:span text:style-name="T4"> </text:span><text:span text:style-name="T2">(</text:span><text:span text:style-name="T8">אותן</text:span><text:span text:style-name="T5"> </text:span><text:span text:style-name="T8">העדים</text:span><text:span text:style-name="T5"> </text:span><text:span text:style-name="T8">שאין</text:span><text:span text:style-name="T5"> </text:span><text:span text:style-name="T8">מקיימין</text:span><text:span text:style-name="T5"> </text:span><text:span text:style-name="T8">בהן</text:span><text:span text:style-name="T5"> </text:span><text:span text:style-name="T8">דין</text:span><text:span text:style-name="T5"> </text:span><text:span text:style-name="T8">הזמה</text:span><text:span text:style-name="T5"> </text:span><text:span text:style-name="T8">נעשין</text:span><text:span text:style-name="T5"> </text:span><text:span text:style-name="T8">זוממין</text:span><text:span text:style-name="T2">)</text:span><text:span text:style-name="T1">? - "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 - אין</text:span><text:span text:style-name="T4"> </text:span><text:span text:style-name="T1">אומרים</text:span><text:span text:style-name="T4"> </text:span><text:span text:style-name="T1">יעשה</text:span><text:span text:style-name="T4"> </text:span><text:span text:style-name="T1">זה</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1">תחתיו, אלא</text:span><text:span text:style-name="T4"> </text:span><text:span text:style-name="T1">לוקה</text:span><text:span text:style-name="T4"> </text:span><text:span text:style-name="T1">את</text:span><text:span text:style-name="T4"> </text:span><text:span text:style-name="T1">הארבעים.</text:span></text:p>
      <text:p text:style-name="P13"/>
      <text:p text:style-name="P10"><text:span text:style-name="T1">מנהני</text:span><text:span text:style-name="T4"> </text:span><text:span text:style-name="T1">מילי?</text:span></text:p>
      <text:p text:style-name="P10"><text:span text:style-name="T1">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דאמר</text:span><text:span text:style-name="T4"> </text:span><text:span text:style-name="T1">קרא</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1">[לעשות</text:span><text:span text:style-name="T5"> </text:span><text:span text:style-name="T11">לאחיו</text:span><text:span text:style-name="T5"> </text:span><text:span text:style-name="T11">ובערת</text:span><text:span text:style-name="T5"> </text:span><text:span text:style-name="T11">הרע</text:span><text:span text:style-name="T5"> </text:span><text:span text:style-name="T11">מקרבך]</text:span><text:span text:style-name="T1"> '</text:span><text:span text:style-name="T10">לו</text:span><text:span text:style-name="T1">' - ולא</text:span><text:span text:style-name="T4"> </text:span><text:span text:style-name="T1">לזרעו</text:span><text:span text:style-name="T4"> </text:span><text:span text:style-name="T2">(</text:span><text:span text:style-name="T8">ואם</text:span><text:span text:style-name="T5"> </text:span><text:span text:style-name="T8">תעשהו</text:span><text:span text:style-name="T5"> </text:span><text:span text:style-name="T8">חלל</text:span><text:span text:style-name="T5"> </text:span><text:span text:style-name="T8">והוא</text:span><text:span text:style-name="T5"> </text:span><text:span text:style-name="T8">כהן</text:span><text:span text:style-name="T5"> </text:span><text:span text:style-name="T8">- פסלת</text:span><text:span text:style-name="T5"> </text:span><text:span text:style-name="T8">את</text:span><text:span text:style-name="T5"> </text:span><text:span text:style-name="T8">זרעו</text:span><text:span text:style-name="T5"> </text:span><text:span text:style-name="T8">לעולם</text:span><text:span text:style-name="T2">)</text:span><text:span text:style-name="T1">.</text:span></text:p>
      <text:p text:style-name="P10"><text:span text:style-name="T1">וליפסלוהו</text:span><text:span text:style-name="T4"> </text:span><text:span text:style-name="T1">לדידיה</text:span><text:span text:style-name="T4"> </text:span><text:span text:style-name="T1">ולא</text:span><text:span text:style-name="T4"> </text:span><text:span text:style-name="T1">ליפסלו</text:span><text:span text:style-name="T4"> </text:span><text:span text:style-name="T1">לזרעיה?</text:span></text:p>
      <text:p text:style-name="P10"><text:span text:style-name="T1">בעינן</text:span><text:span text:style-name="T4"> </text:span><text:span text:style-name="T1">'</text:span><text:span text:style-name="T10">כאשר</text:span><text:span text:style-name="T4"> </text:span><text:span text:style-name="T10">זמם</text:span><text:span text:style-name="T4"> </text:span><text:span text:style-name="T10">לעשות</text:span><text:span text:style-name="T1">' </text:span><text:span text:style-name="T2">(</text:span><text:span text:style-name="T8">והוא</text:span><text:span text:style-name="T5"> </text:span><text:span text:style-name="T8">זמם</text:span><text:span text:style-name="T5"> </text:span><text:span text:style-name="T8">לפסול</text:span><text:span text:style-name="T5"> </text:span><text:span text:style-name="T8">את</text:span><text:span text:style-name="T5"> </text:span><text:span text:style-name="T8">הנדון</text:span><text:span text:style-name="T5"> </text:span><text:span text:style-name="T8">ואת</text:span><text:span text:style-name="T5"> </text:span><text:span text:style-name="T8">זרעו</text:span><text:span text:style-name="T2">)</text:span><text:span text:style-name="T1"> - וליכא.</text:span></text:p>
      <text:p text:style-name="P11"/>
      <text:p text:style-name="P10"><text:span text:style-name="T1">בר</text:span><text:span text:style-name="T4"> </text:span><text:span text:style-name="T1">פדא</text:span><text:span text:style-name="T4"> </text:span><text:span text:style-name="T1">אומר: קל</text:span><text:span text:style-name="T4"> </text:span><text:span text:style-name="T1">וחומר: ומה</text:span><text:span text:style-name="T4"> </text:span><text:span text:style-name="T1">המחלל</text:span><text:span text:style-name="T4"> </text:span><text:span text:style-name="T1">אינו</text:span><text:span text:style-name="T4"> </text:span><text:span text:style-name="T1">מתחלל</text:span><text:span text:style-name="T4"> </text:span><text:span text:style-name="T2">(</text:span><text:span text:style-name="T8">כהן</text:span><text:span text:style-name="T5"> </text:span><text:span text:style-name="T8">הנושא</text:span><text:span text:style-name="T5"> </text:span><text:span text:style-name="T8">את</text:span><text:span text:style-name="T5"> </text:span><text:span text:style-name="T8">הגרושה</text:span><text:span text:style-name="T5"> </text:span><text:span text:style-name="T8">שמחלל</text:span><text:span text:style-name="T5"> </text:span><text:span text:style-name="T8">את</text:span><text:span text:style-name="T5"> </text:span><text:span text:style-name="T8">זרעו</text:span><text:span text:style-name="T5"> </text:span><text:span text:style-name="T8">- אין</text:span><text:span text:style-name="T5"> </text:span><text:span text:style-name="T8">הוא</text:span><text:span text:style-name="T5"> </text:span><text:span text:style-name="T8">עצמו</text:span><text:span text:style-name="T5"> </text:span><text:span text:style-name="T8">מתחלל</text:span><text:span text:style-name="T5"> </text:span><text:span text:style-name="T8">מן</text:span><text:span text:style-name="T5"> </text:span><text:span text:style-name="T8">הכהונה</text:span><text:span text:style-name="T2">)</text:span><text:span text:style-name="T1">, הבא</text:span><text:span text:style-name="T4"> </text:span><text:span text:style-name="T1">לחלל</text:span><text:span text:style-name="T4"> </text:span><text:span text:style-name="T2">(</text:span><text:span text:style-name="T8">עד</text:span><text:span text:style-name="T5"> </text:span><text:span text:style-name="T8">זומם</text:span><text:span text:style-name="T5"> </text:span><text:span text:style-name="T8">שרצה</text:span><text:span text:style-name="T5"> </text:span><text:span text:style-name="T8">לחלל</text:span><text:span text:style-name="T2">)</text:span><text:span text:style-name="T1"> ולא</text:span><text:span text:style-name="T4"> </text:span><text:span text:style-name="T1">חילל</text:span><text:span text:style-name="T4"> </text:span><text:span text:style-name="T1">- אינו</text:span><text:span text:style-name="T4"> </text:span><text:span text:style-name="T1">דין</text:span><text:span text:style-name="T4"> </text:span><text:span text:style-name="T1">שלא</text:span><text:span text:style-name="T4"> </text:span><text:span text:style-name="T1">יתחלל!?</text:span></text:p>
      <text:p text:style-name="P10"><text:span text:style-name="T1">מתקיף</text:span><text:span text:style-name="T4"> </text:span><text:span text:style-name="T1">לה</text:span><text:span text:style-name="T4"> </text:span><text:span text:style-name="T1">רבינא: אם</text:span><text:span text:style-name="T4"> </text:span><text:span text:style-name="T1">כן</text:span><text:span text:style-name="T4"> </text:span><text:span text:style-name="T2">(</text:span><text:span text:style-name="T8">אם</text:span><text:span text:style-name="T5"> </text:span><text:span text:style-name="T8">באת</text:span><text:span text:style-name="T5"> </text:span><text:span text:style-name="T8">לדרוש</text:span><text:span text:style-name="T5"> </text:span><text:span text:style-name="T8">קל</text:span><text:span text:style-name="T5"> </text:span><text:span text:style-name="T8">וחומר</text:span><text:span text:style-name="T5"> </text:span><text:span text:style-name="T8">זה</text:span><text:span text:style-name="T5"> </text:span><text:span text:style-name="T8">בעדים</text:span><text:span text:style-name="T5"> </text:span><text:span text:style-name="T8">זוממים</text:span><text:span text:style-name="T2">)</text:span><text:span text:style-name="T1"> - בטלת</text:span><text:span text:style-name="T4"> </text:span><text:span text:style-name="T1">תורת</text:span><text:span text:style-name="T4"> </text:span><text:span text:style-name="T1">עדים</text:span><text:span text:style-name="T4"> </text:span><text:span text:style-name="T1">זוממין:</text:span></text:p>
      <text:p text:style-name="P11"/>
      <text:p text:style-name="P10"><text:span text:style-name="T1">(מכות</text:span><text:span text:style-name="T4"> </text:span><text:span text:style-name="T1">ב,ב)</text:span></text:p>
      <text:p text:style-name="P10"><text:span text:style-name="T1">ומה</text:span><text:span text:style-name="T4"> </text:span><text:span text:style-name="T1">הסוקל</text:span><text:span text:style-name="T4"> </text:span><text:span text:style-name="T2">(</text:span><text:span text:style-name="T8">עדים</text:span><text:span text:style-name="T5"> </text:span><text:span text:style-name="T8">שלא</text:span><text:span text:style-name="T5"> </text:span><text:span text:style-name="T8">הוזמו</text:span><text:span text:style-name="T5"> </text:span><text:span text:style-name="T8">עד</text:span><text:span text:style-name="T5"> </text:span><text:span text:style-name="T8">שנהרג</text:span><text:span text:style-name="T5"> </text:span><text:span text:style-name="T8">הנדון</text:span><text:span text:style-name="T5"> </text:span><text:span text:style-name="T8">ואחר</text:span><text:span text:style-name="T5"> </text:span><text:span text:style-name="T8">כך</text:span><text:span text:style-name="T5"> </text:span><text:span text:style-name="T8">הוזמו</text:span><text:span text:style-name="T2">)</text:span><text:span text:style-name="T1"> אינו</text:span><text:span text:style-name="T4"> </text:span><text:span text:style-name="T1">נסקל</text:span><text:span text:style-name="T4"> </text:span><text:span text:style-name="T2">(</text:span><text:span text:style-name="T8">אין</text:span><text:span text:style-name="T5"> </text:span><text:span text:style-name="T8">נהרגין, כדאמרינן</text:span><text:span text:style-name="T5"> </text:span><text:span text:style-name="T8">בפרקין</text:span><text:span text:style-name="T5"> </text:span><text:span text:style-name="T8">(דף</text:span><text:span text:style-name="T5"> </text:span><text:span text:style-name="T8">ה:) 'הרגו</text:span><text:span text:style-name="T5"> </text:span><text:span text:style-name="T8">אין</text:span><text:span text:style-name="T5"> </text:span><text:span text:style-name="T8">נהרגין, דכתיב</text:span><text:span text:style-name="T5"> </text:span><text:span text:style-name="T8">'</text:span><text:span text:style-name="T11">כאשר</text:span><text:span text:style-name="T5"> </text:span><text:span text:style-name="T24">זמם</text:span><text:span text:style-name="T8">' ולא</text:span><text:span text:style-name="T5"> </text:span><text:span text:style-name="T8">'כאשר</text:span><text:span text:style-name="T5"> </text:span><text:span text:style-name="T27">עשה</text:span><text:span text:style-name="T8">'</text:span><text:span text:style-name="T2">)</text:span><text:span text:style-name="T1">, הבא</text:span><text:span text:style-name="T4"> </text:span><text:span text:style-name="T1">לסקול</text:span><text:span text:style-name="T4"> </text:span><text:span text:style-name="T1">ולא</text:span><text:span text:style-name="T4"> </text:span><text:span text:style-name="T1">סקל</text:span><text:span text:style-name="T4"> </text:span><text:span text:style-name="T2">(</text:span><text:span text:style-name="T8">שהוזם</text:span><text:span text:style-name="T5"> </text:span><text:span text:style-name="T8">עד</text:span><text:span text:style-name="T5"> </text:span><text:span text:style-name="T8">שלא</text:span><text:span text:style-name="T5"> </text:span><text:span text:style-name="T8">נהרג</text:span><text:span text:style-name="T5"> </text:span><text:span text:style-name="T8">הנדון</text:span><text:span text:style-name="T2">)</text:span><text:span text:style-name="T1"> - אינו</text:span><text:span text:style-name="T4"> </text:span><text:span text:style-name="T1">דין</text:span><text:span text:style-name="T4"> </text:span><text:span text:style-name="T1">שלא</text:span><text:span text:style-name="T4"> </text:span><text:span text:style-name="T1">יסקל!? אלא</text:span><text:span text:style-name="T4"> </text:span><text:span text:style-name="T1">מחוורתא</text:span><text:span text:style-name="T4"> </text:span><text:span text:style-name="T1">כדשנינן</text:span><text:span text:style-name="T4"> </text:span><text:span text:style-name="T1">מעיקרא.</text:span></text:p>
      <text:p text:style-name="P11"/>
      <text:p text:style-name="P10"><text:span text:style-name="T4"><text:s/></text:span><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גלות</text:span><text:span text:style-name="T4"> </text:span><text:span text:style-name="T1">כו' </text:span><text:span text:style-name="T2">[אין</text:span><text:span text:style-name="T5"> </text:span><text:span text:style-name="T2">אומרים</text:span><text:span text:style-name="T5"> </text:span><text:span text:style-name="T2">יגלה</text:span><text:span text:style-name="T5"> </text:span><text:span text:style-name="T2">זה</text:span><text:span text:style-name="T5"> </text:span><text:span text:style-name="T2">תחתיו, אלא</text:span><text:span text:style-name="T5"> </text:span><text:span text:style-name="T2">לוקה</text:span><text:span text:style-name="T5"> </text:span><text:span text:style-name="T2">ארבעים]</text:span><text:span text:style-name="T1">: <text:s/></text:span></text:p>
      <text:p text:style-name="P10"><text:span text:style-name="T1">מנא</text:span><text:span text:style-name="T4"> </text:span><text:span text:style-name="T1">הני</text:span><text:span text:style-name="T4"> </text:span><text:span text:style-name="T1">מילי?</text:span></text:p>
      <text:p text:style-name="P10"><text:soft-page-break/><text:span text:style-name="T1">אמר</text:span><text:span text:style-name="T4"> </text:span><text:span text:style-name="T1">ריש</text:span><text:span text:style-name="T4"> </text:span><text:span text:style-name="T1">לקיש</text:span><text:span text:style-name="T4"> </text:span><text:span text:style-name="T1">דאמר</text:span><text:span text:style-name="T4"> </text:span><text:span text:style-name="T1">קרא</text:span><text:span text:style-name="T4"> </text:span><text:span text:style-name="T8">(דברים</text:span><text:span text:style-name="T5"> </text:span><text:span text:style-name="T8">יט,ה)</text:span><text:span text:style-name="T1"> </text:span><text:span text:style-name="T11">[ואשר</text:span><text:span text:style-name="T5"> </text:span><text:span text:style-name="T11">יבא</text:span><text:span text:style-name="T5"> </text:span><text:span text:style-name="T11">את</text:span><text:span text:style-name="T5"> </text:span><text:span text:style-name="T11">רעהו</text:span><text:span text:style-name="T5"> </text:span><text:span text:style-name="T11">ביער</text:span><text:span text:style-name="T5">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10"> הוא</text:span><text:span text:style-name="T4"> </text:span><text:span text:style-name="T10">ינוס</text:span><text:span text:style-name="T4"> </text:span><text:span text:style-name="T10">אל</text:span><text:span text:style-name="T4"> </text:span><text:span text:style-name="T10">אחת</text:span><text:span text:style-name="T4"> </text:span><text:span text:style-name="T10">הערים</text:span><text:span text:style-name="T4"> </text:span><text:span text:style-name="T11">[האלה</text:span><text:span text:style-name="T5"> </text:span><text:span text:style-name="T11">וחי]</text:span><text:span text:style-name="T1"> - הוא</text:span><text:span text:style-name="T4"> </text:span><text:span text:style-name="T1">ולא</text:span><text:span text:style-name="T4"> </text:span><text:span text:style-name="T1">זוממין. </text:span></text:p>
      <text:p text:style-name="P10"><text:span text:style-name="T1">רבי</text:span><text:span text:style-name="T4"> </text:span><text:span text:style-name="T1">יוחנן</text:span><text:span text:style-name="T4"> </text:span><text:span text:style-name="T1">אומר: קל</text:span><text:span text:style-name="T4"> </text:span><text:span text:style-name="T1">וחומר: ומה</text:span><text:span text:style-name="T4"> </text:span><text:span text:style-name="T1">הוא</text:span><text:span text:style-name="T4"> </text:span><text:span text:style-name="T2">(</text:span><text:span text:style-name="T8">ההורג</text:span><text:span text:style-name="T2">)</text:span><text:span text:style-name="T1"> שעשה</text:span><text:span text:style-name="T4"> </text:span><text:span text:style-name="T1">מעשה</text:span><text:span text:style-name="T4"> </text:span><text:span text:style-name="T2">(</text:span><text:span text:style-name="T8">אם</text:span><text:span text:style-name="T5"> </text:span><text:span text:style-name="T8">עשאו</text:span><text:span text:style-name="T2">)</text:span><text:span text:style-name="T1"> במזיד</text:span><text:span text:style-name="T4"> </text:span><text:span text:style-name="T1">- אינו</text:span><text:span text:style-name="T4"> </text:span><text:span text:style-name="T1">גולה</text:span><text:span text:style-name="T4"> </text:span><text:span text:style-name="T2">(</text:span><text:span text:style-name="T8">ואפילו</text:span><text:span text:style-name="T5"> </text:span><text:span text:style-name="T8">בזמן</text:span><text:span text:style-name="T5"> </text:span><text:span text:style-name="T8">שאינו</text:span><text:span text:style-name="T5"> </text:span><text:span text:style-name="T8">נהרג, כגון</text:span><text:span text:style-name="T5"> </text:span><text:span text:style-name="T8">במזיד</text:span><text:span text:style-name="T5"> </text:span><text:span text:style-name="T8">בלא</text:span><text:span text:style-name="T5"> </text:span><text:span text:style-name="T8">התראה</text:span><text:span text:style-name="T2">)</text:span><text:span text:style-name="T1">, הן</text:span><text:span text:style-name="T4"> </text:span><text:span text:style-name="T1">שלא</text:span><text:span text:style-name="T4"> </text:span><text:span text:style-name="T1">עשו</text:span><text:span text:style-name="T4"> </text:span><text:span text:style-name="T1">מעשה</text:span><text:span text:style-name="T4"> </text:span><text:span text:style-name="T2">(</text:span><text:span text:style-name="T8">אלא</text:span><text:span text:style-name="T5"> </text:span><text:span text:style-name="T8">דיבור</text:span><text:span text:style-name="T5"> </text:span><text:span text:style-name="T8">בעלמא</text:span><text:span text:style-name="T2">)</text:span><text:span text:style-name="T1"> במזיד</text:span><text:span text:style-name="T4"> </text:span><text:span text:style-name="T2">(</text:span><text:span text:style-name="T8">ובמזיד</text:span><text:span text:style-name="T5"> </text:span><text:span text:style-name="T8">העידו</text:span><text:span text:style-name="T2">)</text:span><text:span text:style-name="T1"> - אינו</text:span><text:span text:style-name="T4"> </text:span><text:span text:style-name="T1">דין</text:span><text:span text:style-name="T4"> </text:span><text:span text:style-name="T1">שלא</text:span><text:span text:style-name="T4"> </text:span><text:span text:style-name="T1">יגלו</text:span><text:span text:style-name="T4"> </text:span><text:span text:style-name="T2">(</text:span><text:span text:style-name="T8">על</text:span><text:span text:style-name="T5"> </text:span><text:span text:style-name="T8">המזיד</text:span><text:span text:style-name="T2">)</text:span><text:span text:style-name="T1">! </text:span></text:p>
      <text:p text:style-name="P10"><text:span text:style-name="T2">(</text:span><text:span text:style-name="T8">ומקשינן</text:span><text:span text:style-name="T5"> </text:span><text:span text:style-name="T8">לרבי</text:span><text:span text:style-name="T5"> </text:span><text:span text:style-name="T8">יוחנן:</text:span><text:span text:style-name="T2">)</text:span><text:span text:style-name="T1"> והיא</text:span><text:span text:style-name="T4"> </text:span><text:span text:style-name="T2">(</text:span><text:span text:style-name="T8">המדה</text:span><text:span text:style-name="T5"> </text:span><text:span text:style-name="T8">הזאת</text:span><text:span text:style-name="T5"> </text:span><text:span text:style-name="T8">שהבאת</text:span><text:span text:style-name="T5"> </text:span><text:span text:style-name="T8">לפטרן</text:span><text:span text:style-name="T2">)</text:span><text:span text:style-name="T1"> </text:span><text:span text:style-name="T2">(</text:span><text:span text:style-name="T8">ה</text:span><text:span text:style-name="T2">)</text:span><text:span text:style-name="T1">נותנת</text:span><text:span text:style-name="T4"> </text:span><text:span text:style-name="T2">(</text:span><text:span text:style-name="T8">היא</text:span><text:span text:style-name="T5"> </text:span><text:span text:style-name="T8">הנותנת</text:span><text:span text:style-name="T5"> </text:span><text:span text:style-name="T8">להם</text:span><text:span text:style-name="T5"> </text:span><text:span text:style-name="T8">חובת</text:span><text:span text:style-name="T5"> </text:span><text:span text:style-name="T8">גלות</text:span><text:span text:style-name="T2">)</text:span><text:span text:style-name="T1">: &lt;והלא</text:span><text:span text:style-name="T4"> </text:span><text:span text:style-name="T1">דין</text:span><text:span text:style-name="T4"> </text:span><text:span text:style-name="T1">הוא&gt; הוא, שעשה</text:span><text:span text:style-name="T4"> </text:span><text:span text:style-name="T1">מעשה: במזיד</text:span><text:span text:style-name="T4"> </text:span><text:span text:style-name="T2">(</text:span><text:span text:style-name="T8">אם</text:span><text:span text:style-name="T5"> </text:span><text:span text:style-name="T8">במזיד</text:span><text:span text:style-name="T5"> </text:span><text:span text:style-name="T8">עשאו</text:span><text:span text:style-name="T2">)</text:span><text:span text:style-name="T1"> - לא</text:span><text:span text:style-name="T4"> </text:span><text:span text:style-name="T1">ליגלי</text:span><text:span text:style-name="T4"> </text:span><text:span text:style-name="T2">(</text:span><text:span text:style-name="T8">אינו</text:span><text:span text:style-name="T5"> </text:span><text:span text:style-name="T8">גולה</text:span><text:span text:style-name="T2">)</text:span><text:span text:style-name="T1"> כי</text:span><text:span text:style-name="T4"> </text:span><text:span text:style-name="T1">היכי</text:span><text:span text:style-name="T4"> </text:span><text:span text:style-name="T1">דלא</text:span><text:span text:style-name="T4"> </text:span><text:span text:style-name="T1">תיהוי</text:span><text:span text:style-name="T4"> </text:span><text:span text:style-name="T1">ליה</text:span><text:span text:style-name="T4"> </text:span><text:span text:style-name="T1">כפרה; הן</text:span><text:span text:style-name="T4"> </text:span><text:span text:style-name="T1">שלא</text:span><text:span text:style-name="T4"> </text:span><text:span text:style-name="T1">עשו</text:span><text:span text:style-name="T4"> </text:span><text:span text:style-name="T1">מעשה</text:span><text:span text:style-name="T4"> </text:span><text:span text:style-name="T1">במזיד</text:span><text:span text:style-name="T4"> </text:span><text:span text:style-name="T1">נמי</text:span><text:span text:style-name="T4"> </text:span><text:span text:style-name="T1">ליגלו</text:span><text:span text:style-name="T4"> </text:span><text:span text:style-name="T1">כי</text:span><text:span text:style-name="T4"> </text:span><text:span text:style-name="T1">היכי</text:span><text:span text:style-name="T4"> </text:span><text:span text:style-name="T1">דליהוי</text:span><text:span text:style-name="T4"> </text:span><text:span text:style-name="T1">להו</text:span><text:span text:style-name="T4"> </text:span><text:span text:style-name="T1">כפרה? </text:span></text:p>
      <text:p text:style-name="P10"><text:span text:style-name="T1">אלא</text:span><text:span text:style-name="T4"> </text:span><text:span text:style-name="T1">מחוורתא</text:span><text:span text:style-name="T4"> </text:span><text:span text:style-name="T1">כדריש</text:span><text:span text:style-name="T4"> </text:span><text:span text:style-name="T1">לקיש. </text:span></text:p>
      <text:p text:style-name="P13"/>
      <text:p text:style-name="P10"><text:span text:style-name="T1">אמר</text:span><text:span text:style-name="T4"> </text:span><text:span text:style-name="T1">עולא: רמז</text:span><text:span text:style-name="T4"> </text:span><text:span text:style-name="T1">לעדים</text:span><text:span text:style-name="T4"> </text:span><text:span text:style-name="T1">זוממין</text:span><text:span text:style-name="T4"> </text:span><text:span text:style-name="T1">מן</text:span><text:span text:style-name="T4"> </text:span><text:span text:style-name="T1">התורה</text:span><text:span text:style-name="T4"> </text:span><text:span text:style-name="T1">מנין?</text:span></text:p>
      <text:p text:style-name="P26"><text:span text:style-name="T28">רמז</text:span><text:span text:style-name="T4"> </text:span><text:span text:style-name="T1">לעדים</text:span><text:span text:style-name="T4"> </text:span><text:span text:style-name="T1">זוממין? והא</text:span><text:span text:style-name="T4"> </text:span><text:span text:style-name="T1">כתיב</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1">[לעשות</text:span><text:span text:style-name="T5"> </text:span><text:span text:style-name="T11">לאחיו</text:span><text:span text:style-name="T5"> </text:span><text:span text:style-name="T11">ובערת</text:span><text:span text:style-name="T5"> </text:span><text:span text:style-name="T11">הרע</text:span><text:span text:style-name="T5"> </text:span><text:span text:style-name="T11">מקרבך]</text:span><text:span text:style-name="T1">!</text:span></text:p>
      <text:p text:style-name="P10"><text:span text:style-name="T1">אלא: רמז</text:span><text:span text:style-name="T4"> </text:span><text:span text:style-name="T1">לעדים</text:span><text:span text:style-name="T4"> </text:span><text:span text:style-name="T1">זוממין</text:span><text:span text:style-name="T4"> </text:span><text:span text:style-name="T2">(</text:span><text:span text:style-name="T8">עדי</text:span><text:span text:style-name="T5"> </text:span><text:span text:style-name="T8">בן</text:span><text:span text:style-name="T5"> </text:span><text:span text:style-name="T8">גרושה</text:span><text:span text:style-name="T5"> </text:span><text:span text:style-name="T8">או</text:span><text:span text:style-name="T5"> </text:span><text:span text:style-name="T8">עדי</text:span><text:span text:style-name="T5"> </text:span><text:span text:style-name="T8">גלות</text:span><text:span text:style-name="T5"> </text:span><text:span text:style-name="T8">שפטרם</text:span><text:span text:style-name="T5"> </text:span><text:span text:style-name="T8">הכתוב</text:span><text:span text:style-name="T5"> </text:span><text:span text:style-name="T8">מדין</text:span><text:span text:style-name="T5"> </text:span><text:span text:style-name="T8">הזמה</text:span><text:span text:style-name="T2">)</text:span><text:span text:style-name="T1"> </text:span><text:span text:style-name="T28">שלוקין</text:span><text:span text:style-name="T4"> </text:span><text:span text:style-name="T1">מן</text:span><text:span text:style-name="T4"> </text:span><text:span text:style-name="T1">התורה</text:span><text:span text:style-name="T4"> </text:span><text:span text:style-name="T1">מנין? </text:span><text:span text:style-name="T2">(</text:span><text:span text:style-name="T8">ולקמיה</text:span><text:span text:style-name="T5"> </text:span><text:span text:style-name="T8">פריך</text:span><text:span text:style-name="T5"> </text:span><text:span text:style-name="T8">תיפוק</text:span><text:span text:style-name="T5"> </text:span><text:span text:style-name="T8">ליה</text:span><text:span text:style-name="T5"> </text:span><text:span text:style-name="T8">מ'</text:span><text:span text:style-name="T11">לא</text:span><text:span text:style-name="T5"> </text:span><text:span text:style-name="T11">תענה</text:span><text:span text:style-name="T5"> </text:span><text:span text:style-name="T12">[ברעך</text:span><text:span text:style-name="T6"> </text:span><text:span text:style-name="T12">עד</text:span><text:span text:style-name="T6"> </text:span><text:span text:style-name="T12">שקר]</text:span><text:span text:style-name="T8">' </text:span><text:span text:style-name="T9">[שמות</text:span><text:span text:style-name="T6"> </text:span><text:span text:style-name="T9">כ,יג).</text:span><text:span text:style-name="T2">)</text:span></text:p>
      <text:p text:style-name="P10"><text:span text:style-name="T1">דכתיב</text:span><text:span text:style-name="T4"> </text:span><text:span text:style-name="T8">(דברים</text:span><text:span text:style-name="T5"> </text:span><text:span text:style-name="T8">כה,א)</text:span><text:span text:style-name="T1"> </text:span><text:span text:style-name="T11">[כי</text:span><text:span text:style-name="T5"> </text:span><text:span text:style-name="T11">יהיה</text:span><text:span text:style-name="T5"> </text:span><text:span text:style-name="T11">ריב</text:span><text:span text:style-name="T5"> </text:span><text:span text:style-name="T11">בין</text:span><text:span text:style-name="T5"> </text:span><text:span text:style-name="T11">אנשים</text:span><text:span text:style-name="T5"> </text:span><text:span text:style-name="T11">ונגשו</text:span><text:span text:style-name="T5"> </text:span><text:span text:style-name="T11">אל</text:span><text:span text:style-name="T5"> </text:span><text:span text:style-name="T11">המשפט</text:span><text:span text:style-name="T5"> </text:span><text:span text:style-name="T11">ושפטום]</text:span><text:span text:style-name="T10"> והצדיקו</text:span><text:span text:style-name="T4"> </text:span><text:span text:style-name="T10">את</text:span><text:span text:style-name="T4"> </text:span><text:span text:style-name="T10">הצדיק</text:span><text:span text:style-name="T4"> </text:span><text:span text:style-name="T10">והרשיעו</text:span><text:span text:style-name="T4"> </text:span><text:span text:style-name="T10">את</text:span><text:span text:style-name="T4"> </text:span><text:span text:style-name="T10">הרשע</text:span><text:span text:style-name="T4"> </text:span><text:span text:style-name="T2">(</text:span><text:span text:style-name="T8">פסוק</text:span><text:span text:style-name="T5"> </text:span><text:span text:style-name="T8">ב</text:span><text:span text:style-name="T2">)</text:span><text:span text:style-name="T1"> </text:span><text:span text:style-name="T10">והיה</text:span><text:span text:style-name="T4"> </text:span><text:span text:style-name="T10">אם</text:span><text:span text:style-name="T4"> </text:span><text:span text:style-name="T10">בן</text:span><text:span text:style-name="T4"> </text:span><text:span text:style-name="T10">הכות</text:span><text:span text:style-name="T4"> </text:span><text:span text:style-name="T10">הרשע</text:span><text:span text:style-name="T4">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 משום</text:span><text:span text:style-name="T4"> </text:span><text:span text:style-name="T10">והצדיקו</text:span><text:span text:style-name="T4"> </text:span><text:span text:style-name="T10">את</text:span><text:span text:style-name="T4"> </text:span><text:span text:style-name="T10">הצדיק</text:span><text:span text:style-name="T4"> </text:span><text:span text:style-name="T10">והרשיעו</text:span><text:span text:style-name="T4"> </text:span><text:span text:style-name="T10">את</text:span><text:span text:style-name="T4"> </text:span><text:span text:style-name="T10">הרשע</text:span><text:span text:style-name="T4"> </text:span><text:span text:style-name="T1">- </text:span><text:span text:style-name="T10">והיה</text:span><text:span text:style-name="T4"> </text:span><text:span text:style-name="T10">אם</text:span><text:span text:style-name="T4"> </text:span><text:span text:style-name="T10">בן</text:span><text:span text:style-name="T4"> </text:span><text:span text:style-name="T10">הכות</text:span><text:span text:style-name="T4"> </text:span><text:span text:style-name="T10">הרשע</text:span><text:span text:style-name="T4"> </text:span><text:span text:style-name="T2">(</text:span><text:span text:style-name="T8">בתמיה: אי</text:span><text:span text:style-name="T5"> </text:span><text:span text:style-name="T8">והצדיקו</text:span><text:span text:style-name="T5"> </text:span><text:span text:style-name="T8">והרשיעו</text:span><text:span text:style-name="T5"> </text:span><text:span text:style-name="T8">- בדיינין</text:span><text:span text:style-name="T5"> </text:span><text:span text:style-name="T8">קאמר, וצדיק</text:span><text:span text:style-name="T5"> </text:span><text:span text:style-name="T8">ורשע</text:span><text:span text:style-name="T5"> </text:span><text:span text:style-name="T8">- בבעלי</text:span><text:span text:style-name="T5"> </text:span><text:span text:style-name="T8">דינין, למה</text:span><text:span text:style-name="T5"> </text:span><text:span text:style-name="T8">לי</text:span><text:span text:style-name="T5"> </text:span><text:span text:style-name="T8">'והצדיקו</text:span><text:span text:style-name="T5"> </text:span><text:span text:style-name="T8">צדיק</text:span><text:span text:style-name="T5"> </text:span><text:span text:style-name="T8">כו'? ליכתוב</text:span><text:span text:style-name="T5"> </text:span><text:span text:style-name="T8">'כי</text:span><text:span text:style-name="T5"> </text:span><text:span text:style-name="T8">יהיה</text:span><text:span text:style-name="T5"> </text:span><text:span text:style-name="T8">ריב</text:span><text:span text:style-name="T5"> </text:span><text:span text:style-name="T8">בין</text:span><text:span text:style-name="T5"> </text:span><text:span text:style-name="T8">אנשים</text:span><text:span text:style-name="T5"> </text:span><text:span text:style-name="T8">ונגשו</text:span><text:span text:style-name="T5"> </text:span><text:span text:style-name="T8">אל</text:span><text:span text:style-name="T5"> </text:span><text:span text:style-name="T8">המשפט</text:span><text:span text:style-name="T5"> </text:span><text:span text:style-name="T8">ושפטום</text:span><text:span text:style-name="T5"> </text:span><text:span text:style-name="T8">והיה</text:span><text:span text:style-name="T5"> </text:span><text:span text:style-name="T8">אם</text:span><text:span text:style-name="T5"> </text:span><text:span text:style-name="T8">בן</text:span><text:span text:style-name="T5"> </text:span><text:span text:style-name="T8">הכות' למה</text:span><text:span text:style-name="T5"> </text:span><text:span text:style-name="T8">הוזכרה</text:span><text:span text:style-name="T5"> </text:span><text:span text:style-name="T8">כאן</text:span><text:span text:style-name="T5"> </text:span><text:span text:style-name="T8">צדקת</text:span><text:span text:style-name="T5"> </text:span><text:span text:style-name="T8">צדיק? וכי</text:span><text:span text:style-name="T5"> </text:span><text:span text:style-name="T8">כל</text:span><text:span text:style-name="T5"> </text:span><text:span text:style-name="T8">מקום</text:span><text:span text:style-name="T5"> </text:span><text:span text:style-name="T8">שהצדיקו</text:span><text:span text:style-name="T5"> </text:span><text:span text:style-name="T8">ב"ד</text:span><text:span text:style-name="T5"> </text:span><text:span text:style-name="T8">את</text:span><text:span text:style-name="T5"> </text:span><text:span text:style-name="T8">הזכאי</text:span><text:span text:style-name="T5"> </text:span><text:span text:style-name="T8">וחייבו</text:span><text:span text:style-name="T5"> </text:span><text:span text:style-name="T8">את</text:span><text:span text:style-name="T5"> </text:span><text:span text:style-name="T8">החייב</text:span><text:span text:style-name="T5"> </text:span><text:span text:style-name="T8">- יש</text:span><text:span text:style-name="T5"> </text:span><text:span text:style-name="T8">מלקות, דאתא</text:span><text:span text:style-name="T5"> </text:span><text:span text:style-name="T8">קרא</text:span><text:span text:style-name="T5"> </text:span><text:span text:style-name="T8">למיתלי</text:span><text:span text:style-name="T5"> </text:span><text:span text:style-name="T8">מלקות</text:span><text:span text:style-name="T5"> </text:span><text:span text:style-name="T8">בוהצדיקו</text:span><text:span text:style-name="T5"> </text:span><text:span text:style-name="T8">והרשיעו</text:span><text:span text:style-name="T2">)</text:span><text:span text:style-name="T1">? אלא</text:span><text:span text:style-name="T4"> </text:span><text:span text:style-name="T2">(</text:span><text:span text:style-name="T8">על</text:span><text:span text:style-name="T5"> </text:span><text:span text:style-name="T8">כרחך</text:span><text:span text:style-name="T5"> </text:span><text:span text:style-name="T8">בעדים</text:span><text:span text:style-name="T5"> </text:span><text:span text:style-name="T8">משתעי</text:span><text:span text:style-name="T2">)</text:span><text:span text:style-name="T1">: עדים</text:span><text:span text:style-name="T4"> </text:span><text:span text:style-name="T1">שהרשיעו</text:span><text:span text:style-name="T4"> </text:span><text:span text:style-name="T1">את</text:span><text:span text:style-name="T4"> </text:span><text:span text:style-name="T1">הצדיק, ואתו</text:span><text:span text:style-name="T4"> </text:span><text:span text:style-name="T1">עדים</text:span><text:span text:style-name="T4"> </text:span><text:span text:style-name="T1">אחריני</text:span><text:span text:style-name="T4"> </text:span><text:span text:style-name="T10">והצדיקו</text:span><text:span text:style-name="T4"> </text:span><text:span text:style-name="T10">את</text:span><text:span text:style-name="T4"> </text:span><text:span text:style-name="T10">הצדיק</text:span><text:span text:style-name="T4"> </text:span><text:span text:style-name="T1">דמעיקרא</text:span><text:span text:style-name="T4"> </text:span><text:span text:style-name="T2">(</text:span><text:span text:style-name="T8">עדים</text:span><text:span text:style-name="T5"> </text:span><text:span text:style-name="T8">שקרים</text:span><text:span text:style-name="T5"> </text:span><text:span text:style-name="T8">שהרשיעו</text:span><text:span text:style-name="T5"> </text:span><text:span text:style-name="T8">צדיק</text:span><text:span text:style-name="T5"> </text:span><text:span text:style-name="T8">ובאו</text:span><text:span text:style-name="T5"> </text:span><text:span text:style-name="T8">אחרים</text:span><text:span text:style-name="T5"> </text:span><text:span text:style-name="T8">והזימום</text:span><text:span text:style-name="T5"> </text:span><text:span text:style-name="T8">והצדיקו</text:span><text:span text:style-name="T5"> </text:span><text:span text:style-name="T8">את</text:span><text:span text:style-name="T5"> </text:span><text:span text:style-name="T8">הנדון</text:span><text:span text:style-name="T5"> </text:span><text:span text:style-name="T8">שהוא</text:span><text:span text:style-name="T5"> </text:span><text:span text:style-name="T8">צדיק</text:span><text:span text:style-name="T2">)</text:span><text:span text:style-name="T1">, ושוינהו</text:span><text:span text:style-name="T4"> </text:span><text:span text:style-name="T1">להני</text:span><text:span text:style-name="T4"> </text:span><text:span text:style-name="T1">רשעים</text:span><text:span text:style-name="T4"> </text:span><text:span text:style-name="T2">(</text:span><text:span text:style-name="T8">והרשיעו</text:span><text:span text:style-name="T5"> </text:span><text:span text:style-name="T8">את</text:span><text:span text:style-name="T5"> </text:span><text:span text:style-name="T8">העדים</text:span><text:span text:style-name="T5"> </text:span><text:span text:style-name="T8">הרשעים</text:span><text:span text:style-name="T2">)</text:span><text:span text:style-name="T1"> - </text:span><text:span text:style-name="T10">והיה</text:span><text:span text:style-name="T4"> </text:span><text:span text:style-name="T10">אם</text:span><text:span text:style-name="T4"> </text:span><text:span text:style-name="T10">בן</text:span><text:span text:style-name="T4"> </text:span><text:span text:style-name="T10">הכות</text:span><text:span text:style-name="T4"> </text:span><text:span text:style-name="T10">הרשע</text:span><text:span text:style-name="T4"> </text:span><text:span text:style-name="T2">(</text:span><text:span text:style-name="T8">אם</text:span><text:span text:style-name="T5"> </text:span><text:span text:style-name="T8">הזמה</text:span><text:span text:style-name="T5"> </text:span><text:span text:style-name="T8">זו</text:span><text:span text:style-name="T5"> </text:span><text:span text:style-name="T8">בת</text:span><text:span text:style-name="T5"> </text:span><text:span text:style-name="T8">מלקות</text:span><text:span text:style-name="T5"> </text:span><text:span text:style-name="T8">היא: שאינו</text:span><text:span text:style-name="T5"> </text:span><text:span text:style-name="T8">יכול</text:span><text:span text:style-name="T5"> </text:span><text:span text:style-name="T8">לקיים</text:span><text:span text:style-name="T5"> </text:span><text:span text:style-name="T8">בה</text:span><text:span text:style-name="T5"> </text:span><text:span text:style-name="T8">דין</text:span><text:span text:style-name="T5"> </text:span><text:span text:style-name="T8">הזמה</text:span><text:span text:style-name="T5"> </text:span><text:span text:style-name="T8">גמורה, כגון</text:span><text:span text:style-name="T5"> </text:span><text:span text:style-name="T8">בעדי</text:span><text:span text:style-name="T5"> </text:span><text:span text:style-name="T8">בן</text:span><text:span text:style-name="T5"> </text:span><text:span text:style-name="T8">גרושה</text:span><text:span text:style-name="T5"> </text:span><text:span text:style-name="T8">או</text:span><text:span text:style-name="T5"> </text:span><text:span text:style-name="T8">גלות</text:span><text:span text:style-name="T5"> – </text:span><text:span text:style-name="T11">והפילו</text:span><text:span text:style-name="T5"> </text:span><text:span text:style-name="T11">השופט</text:span><text:span text:style-name="T5"> </text:span><text:span text:style-name="T11">והכהו</text:span><text:span text:style-name="T2">)</text:span><text:span text:style-name="T1">.</text:span></text:p>
      <text:p text:style-name="P10"><text:span text:style-name="T1">ותיפוק</text:span><text:span text:style-name="T4"> </text:span><text:span text:style-name="T1">ליה</text:span><text:span text:style-name="T4"> </text:span><text:span text:style-name="T1">מ'</text:span><text:span text:style-name="T10">לא</text:span><text:span text:style-name="T4"> </text:span><text:span text:style-name="T10">תענה</text:span><text:span text:style-name="T1">' </text:span><text:span text:style-name="T8">[שמות</text:span><text:span text:style-name="T5"> </text:span><text:span text:style-name="T8">כ,יב: </text:span><text:span text:style-name="T11">לא</text:span><text:span text:style-name="T5"> </text:span><text:span text:style-name="T11">תרצח</text:span><text:span text:style-name="T5"> </text:span><text:span text:style-name="T11">לא</text:span><text:span text:style-name="T5"> </text:span><text:span text:style-name="T11">תנאף</text:span><text:span text:style-name="T5"> </text:span><text:span text:style-name="T11">לא</text:span><text:span text:style-name="T5"> </text:span><text:span text:style-name="T11">תגנב</text:span><text:span text:style-name="T5"> </text:span><text:span text:style-name="T11">לא</text:span><text:span text:style-name="T5"> </text:span><text:span text:style-name="T11">תענה</text:span><text:span text:style-name="T5"> </text:span><text:span text:style-name="T11">ברעך</text:span><text:span text:style-name="T5"> </text:span><text:span text:style-name="T11">עד</text:span><text:span text:style-name="T5"> </text:span><text:span text:style-name="T11">שקר</text:span><text:span text:style-name="T8">)</text:span><text:span text:style-name="T1"> </text:span><text:span text:style-name="T2">(</text:span><text:span text:style-name="T8">כל</text:span><text:span text:style-name="T5"> </text:span><text:span text:style-name="T8">עונשי</text:span><text:span text:style-name="T5"> </text:span><text:span text:style-name="T8">לאוין: מלקות</text:span><text:span text:style-name="T5"> </text:span><text:span text:style-name="T8">- אלא</text:span><text:span text:style-name="T5"> </text:span><text:span text:style-name="T8">במקום</text:span><text:span text:style-name="T5"> </text:span><text:span text:style-name="T8">שפירש</text:span><text:span text:style-name="T5"> </text:span><text:span text:style-name="T8">לך</text:span><text:span text:style-name="T5"> </text:span><text:span text:style-name="T8">בו</text:span><text:span text:style-name="T5"> </text:span><text:span text:style-name="T8">עונש; וכאן, שאינו</text:span><text:span text:style-name="T5"> </text:span><text:span text:style-name="T8">יכול</text:span><text:span text:style-name="T5"> </text:span><text:span text:style-name="T8">לענשן</text:span><text:span text:style-name="T5"> </text:span><text:span text:style-name="T8">בעונש</text:span><text:span text:style-name="T5"> </text:span><text:span text:style-name="T8">הכתוב</text:span><text:span text:style-name="T5"> </text:span><text:span text:style-name="T8">בהן</text:span><text:span text:style-name="T5"> – </text:span><text:span text:style-name="T8">ילקו!</text:span><text:span text:style-name="T2">)</text:span><text:span text:style-name="T1">? </text:span></text:p>
      <text:p text:style-name="P10"><text:span text:style-name="T1">משום</text:span><text:span text:style-name="T4"> </text:span><text:span text:style-name="T1">דהוי</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 ו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אין</text:span><text:span text:style-name="T4"> </text:span><text:span text:style-name="T1">לוקין</text:span><text:span text:style-name="T4"> </text:span><text:span text:style-name="T1">עליו</text:span><text:span text:style-name="T4"> </text:span><text:span text:style-name="T2">(</text:span><text:span text:style-name="T8">לקמן</text:span><text:span text:style-name="T5"> </text:span><text:span text:style-name="T8">יליף</text:span><text:span text:style-name="T5"> </text:span><text:span text:style-name="T8">לה</text:span><text:span text:style-name="T5"> </text:span><text:span text:style-name="T8">בפרק</text:span><text:span text:style-name="T5"> </text:span><text:span text:style-name="T8">ג' (דף</text:span><text:span text:style-name="T5"> </text:span><text:span text:style-name="T8">יג:)</text:span><text:span text:style-name="T2">)</text:span><text:span text:style-name="T1">.</text:span></text:p>
      <text:p text:style-name="P11"/>
      <text:p text:style-name="P10"><text:span text:style-name="T1">תנו</text:span><text:span text:style-name="T4"> </text:span><text:span text:style-name="T1">רבנן: ארבעה</text:span><text:span text:style-name="T4"> </text:span><text:span text:style-name="T1">דברים</text:span><text:span text:style-name="T4"> </text:span><text:span text:style-name="T1">נאמרו</text:span><text:span text:style-name="T4"> </text:span><text:span text:style-name="T1">בעדים</text:span><text:span text:style-name="T4"> </text:span><text:span text:style-name="T1">זוממין: 1)אין</text:span><text:span text:style-name="T4"> </text:span><text:span text:style-name="T1">נעשין</text:span><text:span text:style-name="T4"> </text:span><text:span text:style-name="T1">בן</text:span><text:span text:style-name="T4"> </text:span><text:span text:style-name="T1">גרושה</text:span><text:span text:style-name="T4"> </text:span><text:span text:style-name="T1">ובן</text:span><text:span text:style-name="T4"> </text:span><text:span text:style-name="T1">חלוצה, 2)ואין</text:span><text:span text:style-name="T4"> </text:span><text:span text:style-name="T1">גולין</text:span><text:span text:style-name="T4"> </text:span><text:span text:style-name="T1">לערי</text:span><text:span text:style-name="T4"> </text:span><text:span text:style-name="T1">מקלט, 3)ואין</text:span><text:span text:style-name="T4"> </text:span><text:span text:style-name="T1">משלמין</text:span><text:span text:style-name="T4"> </text:span><text:span text:style-name="T1">את</text:span><text:span text:style-name="T4"> </text:span><text:span text:style-name="T1">הכופר</text:span><text:span text:style-name="T4"> </text:span><text:span text:style-name="T2">(</text:span><text:span text:style-name="T8">אם</text:span><text:span text:style-name="T5"> </text:span><text:span text:style-name="T8">העידו</text:span><text:span text:style-name="T5"> </text:span><text:span text:style-name="T8">בשור</text:span><text:span text:style-name="T5"> </text:span><text:span text:style-name="T8">המועד</text:span><text:span text:style-name="T5"> </text:span><text:span text:style-name="T8">שהרג</text:span><text:span text:style-name="T5"> </text:span><text:span text:style-name="T8">את</text:span><text:span text:style-name="T5"> </text:span><text:span text:style-name="T8">האדם, והוזמו, והיו</text:span><text:span text:style-name="T5"> </text:span><text:span text:style-name="T8">מחייבין</text:span><text:span text:style-name="T5"> </text:span><text:span text:style-name="T8">את</text:span><text:span text:style-name="T5"> </text:span><text:span text:style-name="T8">הבעלים</text:span><text:span text:style-name="T5"> </text:span><text:span text:style-name="T8">כופר, דכתיב</text:span><text:span text:style-name="T5"> </text:span><text:span text:style-name="T8">(שמות</text:span><text:span text:style-name="T5"> </text:span><text:span text:style-name="T8">כא,ל) '</text:span><text:span text:style-name="T11">אם</text:span><text:span text:style-name="T5"> </text:span><text:span text:style-name="T11">כופר</text:span><text:span text:style-name="T5"> </text:span><text:span text:style-name="T11">יושת</text:span><text:span text:style-name="T5"> </text:span><text:span text:style-name="T11">עליו</text:span><text:span text:style-name="T8">'</text:span><text:span text:style-name="T2">)</text:span><text:span text:style-name="T1">, 4)ואין</text:span><text:span text:style-name="T4"> </text:span><text:span text:style-name="T1">נמכרין</text:span><text:span text:style-name="T4"> </text:span><text:span text:style-name="T1">בעבד</text:span><text:span text:style-name="T4"> </text:span><text:span text:style-name="T1">עברי</text:span><text:span text:style-name="T4"> </text:span><text:span text:style-name="T2">(</text:span><text:span text:style-name="T8">אם</text:span><text:span text:style-name="T5"> </text:span><text:span text:style-name="T8">העידוהו</text:span><text:span text:style-name="T5"> </text:span><text:span text:style-name="T8">שגנב, ואין</text:span><text:span text:style-name="T5"> </text:span><text:span text:style-name="T8">לו</text:span><text:span text:style-name="T5"> </text:span><text:span text:style-name="T8">מה</text:span><text:span text:style-name="T5"> </text:span><text:span text:style-name="T8">לשלם, ונגמר</text:span><text:span text:style-name="T5"> </text:span><text:span text:style-name="T8">דינו</text:span><text:span text:style-name="T5"> </text:span><text:span text:style-name="T8">לימכר; כדכתיב</text:span><text:span text:style-name="T5"> </text:span><text:span text:style-name="T8">'</text:span><text:span text:style-name="T11">ונמכר</text:span><text:span text:style-name="T5"> </text:span><text:span text:style-name="T11">בגנבתו</text:span><text:span text:style-name="T8">' [שמות</text:span><text:span text:style-name="T5"> </text:span><text:span text:style-name="T8">כב,ב]</text:span><text:span text:style-name="T2">)</text:span><text:span text:style-name="T1">; 5)משום</text:span><text:span text:style-name="T4"> </text:span><text:span text:style-name="T1">רבי</text:span><text:span text:style-name="T4"> </text:span><text:span text:style-name="T1">עקיבא</text:span><text:span text:style-name="T4"> </text:span><text:span text:style-name="T1">אמרו: אף</text:span><text:span text:style-name="T4"> </text:span><text:span text:style-name="T1">אין</text:span><text:span text:style-name="T4"> </text:span><text:span text:style-name="T1">משלמין</text:span><text:span text:style-name="T4"> </text:span><text:span text:style-name="T1">על</text:span><text:span text:style-name="T4"> </text:span><text:span text:style-name="T1">פי</text:span><text:span text:style-name="T4"> </text:span><text:span text:style-name="T1">עצמן</text:span><text:span text:style-name="T4"> </text:span><text:span text:style-name="T2">(</text:span><text:span text:style-name="T8">אם</text:span><text:span text:style-name="T5"> </text:span><text:span text:style-name="T8">הוזמו</text:span><text:span text:style-name="T5"> </text:span><text:span text:style-name="T8">בבית</text:span><text:span text:style-name="T5"> </text:span><text:span text:style-name="T8">דין</text:span><text:span text:style-name="T5"> </text:span><text:span text:style-name="T8">ולא</text:span><text:span text:style-name="T5"> </text:span><text:span text:style-name="T8">הספיק</text:span><text:span text:style-name="T5"> </text:span><text:span text:style-name="T8">בעל</text:span><text:span text:style-name="T5"> </text:span><text:span text:style-name="T8">דין</text:span><text:span text:style-name="T5"> </text:span><text:span text:style-name="T8">להעמידן</text:span><text:span text:style-name="T5"> </text:span><text:span text:style-name="T8">בדין</text:span><text:span text:style-name="T5"> </text:span><text:span text:style-name="T8">על</text:span><text:span text:style-name="T5"> </text:span><text:span text:style-name="T8">הזמתן</text:span><text:span text:style-name="T5"> </text:span><text:span text:style-name="T8">עד</text:span><text:span text:style-name="T5"> </text:span><text:span text:style-name="T8">שברחו, ובאו</text:span><text:span text:style-name="T5"> </text:span><text:span text:style-name="T8">בבית</text:span><text:span text:style-name="T5"> </text:span><text:span text:style-name="T8">דין</text:span><text:span text:style-name="T5"> </text:span><text:span text:style-name="T8">אחר, והודו</text:span><text:span text:style-name="T5"> </text:span><text:span text:style-name="T8">שהוזמו</text:span><text:span text:style-name="T5"> </text:span><text:span text:style-name="T8">בבית</text:span><text:span text:style-name="T5"> </text:span><text:span text:style-name="T8">דין</text:span><text:span text:style-name="T5"> </text:span><text:span text:style-name="T8">פלוני; ולקמן</text:span><text:span text:style-name="T5"> </text:span><text:span text:style-name="T8">מפרש</text:span><text:span text:style-name="T5"> </text:span><text:span text:style-name="T8">טעמא</text:span><text:span text:style-name="T2">)</text:span><text:span text:style-name="T1">.</text:span></text:p>
      <text:p text:style-name="P10"><text:span text:style-name="T1">1) 'אין</text:span><text:span text:style-name="T4"> </text:span><text:span text:style-name="T1">נעשין</text:span><text:span text:style-name="T4"> </text:span><text:span text:style-name="T1">בן</text:span><text:span text:style-name="T4"> </text:span><text:span text:style-name="T1">גרושה</text:span><text:span text:style-name="T4"> </text:span><text:span text:style-name="T1">ובן</text:span><text:span text:style-name="T4"> </text:span><text:span text:style-name="T1">חלוצה' – כדאמרן;</text:span></text:p>
      <text:p text:style-name="P10"><text:span text:style-name="T1">2) 'ואין</text:span><text:span text:style-name="T4"> </text:span><text:span text:style-name="T1">גולין</text:span><text:span text:style-name="T4"> </text:span><text:span text:style-name="T1">לערי</text:span><text:span text:style-name="T4"> </text:span><text:span text:style-name="T1">מקלט' – כדאמרן;</text:span></text:p>
      <text:p text:style-name="P10"><text:span text:style-name="T1">3) 'ואין</text:span><text:span text:style-name="T4"> </text:span><text:span text:style-name="T1">משלמין</text:span><text:span text:style-name="T4"> </text:span><text:span text:style-name="T1">את</text:span><text:span text:style-name="T4"> </text:span><text:span text:style-name="T1">הכופר' - קסברי</text:span><text:span text:style-name="T4"> </text:span><text:span text:style-name="T1">כופרא</text:span><text:span text:style-name="T4"> </text:span><text:span text:style-name="T1">כפרה</text:span><text:span text:style-name="T4"> </text:span><text:span text:style-name="T2">(</text:span><text:span text:style-name="T8">לכפר</text:span><text:span text:style-name="T5"> </text:span><text:span text:style-name="T8">על</text:span><text:span text:style-name="T5"> </text:span><text:span text:style-name="T8">זה</text:span><text:span text:style-name="T5"> </text:span><text:span text:style-name="T8">שהרג</text:span><text:span text:style-name="T5"> </text:span><text:span text:style-name="T8">שורו</text:span><text:span text:style-name="T5"> </text:span><text:span text:style-name="T8">את</text:span><text:span text:style-name="T5"> </text:span><text:span text:style-name="T8">האדם</text:span><text:span text:style-name="T2">)</text:span><text:span text:style-name="T1">, והני</text:span><text:span text:style-name="T4"> </text:span><text:span text:style-name="T1">לאו</text:span><text:span text:style-name="T4"> </text:span><text:span text:style-name="T1">בני</text:span><text:span text:style-name="T4"> </text:span><text:span text:style-name="T1">כפרה</text:span><text:span text:style-name="T4"> </text:span><text:span text:style-name="T1">נינהו</text:span><text:span text:style-name="T4"> </text:span><text:span text:style-name="T2">(</text:span><text:span text:style-name="T8">שלא</text:span><text:span text:style-name="T5"> </text:span><text:span text:style-name="T8">הרג</text:span><text:span text:style-name="T5"> </text:span><text:span text:style-name="T8">שורם</text:span><text:span text:style-name="T5"> </text:span><text:span text:style-name="T8">אדם</text:span><text:span text:style-name="T2">)</text:span><text:span text:style-name="T1">.</text:span><text:span text:style-name="T8"> </text:span></text:p>
      <text:p text:style-name="P26"><text:span text:style-name="T1">מאן</text:span><text:span text:style-name="T4"> </text:span><text:span text:style-name="T1">תנא</text:span><text:span text:style-name="T4"> </text:span><text:span text:style-name="T1">'כופרא</text:span><text:span text:style-name="T4"> </text:span><text:span text:style-name="T1">כפרה'?</text:span></text:p>
      <text:p text:style-name="P25"><text:span text:style-name="T67">אמר</text:span><text:span text:style-name="T69"> </text:span><text:span text:style-name="T67">רב</text:span><text:span text:style-name="T69"> </text:span><text:span text:style-name="T67">חסדא: רבי</text:span><text:span text:style-name="T69"> </text:span><text:span text:style-name="T67">ישמעאל</text:span><text:span text:style-name="T69"> </text:span><text:span text:style-name="T67">בנו</text:span><text:span text:style-name="T69"> </text:span><text:span text:style-name="T67">של</text:span><text:span text:style-name="T69"> </text:span><text:span text:style-name="T67">רבי</text:span><text:span text:style-name="T69"> </text:span><text:span text:style-name="T67">יוחנן</text:span><text:span text:style-name="T69"> </text:span><text:span text:style-name="T67">בן</text:span><text:span text:style-name="T69"> </text:span><text:span text:style-name="T67">ברוקה</text:span><text:span text:style-name="T69"> </text:span><text:span text:style-name="T67">היא, דתניא: '</text:span><text:span text:style-name="T73">(שמות</text:span><text:span text:style-name="T70"> </text:span><text:span text:style-name="T73">כא,ל)</text:span><text:span text:style-name="T67"> </text:span><text:span text:style-name="T77">[אם</text:span><text:span text:style-name="T70"> </text:span><text:span text:style-name="T77">כפר</text:span><text:span text:style-name="T70"> </text:span><text:span text:style-name="T77">יושת</text:span><text:span text:style-name="T70"> </text:span><text:span text:style-name="T77">עליו]</text:span><text:span text:style-name="T76"> ונתן</text:span><text:span text:style-name="T69"> </text:span><text:span text:style-name="T76">פדיון</text:span><text:span text:style-name="T69"> </text:span><text:span text:style-name="T76">נפשו</text:span><text:span text:style-name="T69"> </text:span><text:span text:style-name="T77">[ככל</text:span><text:span text:style-name="T70"> </text:span><text:span text:style-name="T77">אשר</text:span><text:span text:style-name="T70"> </text:span><text:span text:style-name="T77">יושת</text:span><text:span text:style-name="T70"> </text:span><text:span text:style-name="T77">עליו]</text:span><text:span text:style-name="T67">: דמי</text:span><text:span text:style-name="T69"> </text:span><text:span text:style-name="T67">ניזק; רבי</text:span><text:span text:style-name="T69"> </text:span><text:span text:style-name="T67">ישמעאל</text:span><text:span text:style-name="T69"> </text:span><text:span text:style-name="T67">בנו</text:span><text:span text:style-name="T69"> </text:span><text:span text:style-name="T67">של</text:span><text:span text:style-name="T69"> </text:span><text:span text:style-name="T67">רבי</text:span><text:span text:style-name="T69"> </text:span><text:span text:style-name="T67">יוחנן</text:span><text:span text:style-name="T69"> </text:span><text:span text:style-name="T67">בן</text:span><text:span text:style-name="T69"> </text:span><text:span text:style-name="T67">ברוקה</text:span><text:span text:style-name="T69"> </text:span><text:span text:style-name="T67">אומר: דמי</text:span><text:span text:style-name="T69"> </text:span><text:span text:style-name="T67">מזיק'</text:span><text:span text:style-name="Footnote_20_Symbol"><text:span text:style-name="T1"><text:note text:id="ftn1" text:note-class="footnote"><text:note-citation>1</text:note-citation><text:note-body><text:p text:style-name="P2"><text:span text:style-name="T55"><text:s/></text:span><text:span text:style-name="T54"><text:s/></text:span><text:span text:style-name="T43">דומה</text:span><text:span text:style-name="T54"> </text:span><text:span text:style-name="T43">למכילתא</text:span><text:span text:style-name="T54"> </text:span><text:span text:style-name="T43">משפטים</text:span><text:span text:style-name="T54"> </text:span><text:span text:style-name="T43">מסכת</text:span><text:span text:style-name="T54"> </text:span><text:span text:style-name="T43">דנזיקין</text:span><text:span text:style-name="T54"> </text:span><text:span text:style-name="T43">פרשה</text:span><text:span text:style-name="T54"> </text:span><text:span text:style-name="T43">י:</text:span></text:p><text:p text:style-name="P3"><text:span text:style-name="T60">'</text:span><text:span text:style-name="T13">אם</text:span><text:span text:style-name="T64"> </text:span><text:span text:style-name="T13">כופר</text:span><text:span text:style-name="T64"> </text:span><text:span text:style-name="T13">יושת</text:span><text:span text:style-name="T64"> </text:span><text:span text:style-name="T13">עליו</text:span><text:span text:style-name="T64"> </text:span><text:span text:style-name="T13">ונתן</text:span><text:span text:style-name="T64"> </text:span><text:span text:style-name="T13">פדיון</text:span><text:span text:style-name="T64"> </text:span><text:span text:style-name="T13">נפשו</text:span><text:span text:style-name="T60">' של</text:span><text:span text:style-name="T63"> </text:span><text:span text:style-name="T60">מומת</text:span><text:span text:style-name="T63"> </text:span><text:span text:style-name="T60">- דברי</text:span><text:span text:style-name="T63"> </text:span><text:span text:style-name="T60">רבי</text:span><text:span text:style-name="T63"> </text:span><text:span text:style-name="T60">ישמעאל; רבי</text:span></text:p><text:p text:style-name="P4">עקיבא<text:span text:style-name="T62"> </text:span>אומר: פדיון<text:span text:style-name="T62"> </text:span>נפשו<text:span text:style-name="T62"> </text:span>של<text:span text:style-name="T62"> </text:span>ממית...'</text:p></text:note-body></text:note></text:span></text:span><text:span text:style-name="T67">; מאי</text:span><text:span text:style-name="T69"> </text:span><text:span text:style-name="T67">לאו</text:span><text:span text:style-name="T69"> </text:span><text:span text:style-name="T67">בהא</text:span><text:span text:style-name="T69"> </text:span><text:span text:style-name="T67">קא</text:span><text:span text:style-name="T69"> </text:span><text:soft-page-break/><text:span text:style-name="T67">מיפלגי: דמר</text:span><text:span text:style-name="T69"> </text:span><text:span text:style-name="T67">סבר</text:span><text:span text:style-name="T69"> </text:span><text:span text:style-name="T67">כופרא</text:span><text:span text:style-name="T69"> </text:span><text:span text:style-name="T67">- ממונא</text:span><text:span text:style-name="T69"> </text:span><text:span text:style-name="T68">(</text:span><text:span text:style-name="T73">שהזיק</text:span><text:span text:style-name="T70"> </text:span><text:span text:style-name="T73">גופו</text:span><text:span text:style-name="T70"> </text:span><text:span text:style-name="T73">של</text:span><text:span text:style-name="T70"> </text:span><text:span text:style-name="T73">זה</text:span><text:span text:style-name="T70"> </text:span><text:span text:style-name="T73">ונתחייב</text:span><text:span text:style-name="T70"> </text:span><text:span text:style-name="T73">ליורשיו</text:span><text:span text:style-name="T70"> </text:span><text:span text:style-name="T73">דמי</text:span><text:span text:style-name="T70"> </text:span><text:span text:style-name="T73">ההרוג</text:span><text:span text:style-name="T68">)</text:span><text:span text:style-name="T67">, ומר</text:span><text:span text:style-name="T69"> </text:span><text:span text:style-name="T67">סבר</text:span><text:span text:style-name="T69"> </text:span><text:span text:style-name="T67">כופרא</text:span><text:span text:style-name="T69"> </text:span><text:span text:style-name="T67">- כפרה</text:span><text:span text:style-name="T69"> </text:span><text:span text:style-name="T68">(</text:span><text:span text:style-name="T73">לכפר</text:span><text:span text:style-name="T70"> </text:span><text:span text:style-name="T73">על</text:span><text:span text:style-name="T70"> </text:span><text:span text:style-name="T73">עצמו: שחייב</text:span><text:span text:style-name="T70"> </text:span><text:span text:style-name="T73">מיתה</text:span><text:span text:style-name="T70"> </text:span><text:span text:style-name="T73">בידי</text:span><text:span text:style-name="T70"> </text:span><text:span text:style-name="T73">שמים, לפיכך</text:span><text:span text:style-name="T70"> </text:span><text:span text:style-name="T73">יתן</text:span><text:span text:style-name="T70"> </text:span><text:span text:style-name="T73">דמי</text:span><text:span text:style-name="T70"> </text:span><text:span text:style-name="T73">עצמו</text:span><text:span text:style-name="T68">)</text:span><text:span text:style-name="T67">!?</text:span></text:p>
      <text:p text:style-name="P26"><text:span text:style-name="T1">אמר</text:span><text:span text:style-name="T4"> </text:span><text:span text:style-name="T1">רב</text:span><text:span text:style-name="T4"> </text:span><text:span text:style-name="T1">פפא: לא! דכולי</text:span><text:span text:style-name="T4"> </text:span><text:span text:style-name="T1">עלמא</text:span><text:span text:style-name="T4"> </text:span><text:span text:style-name="T1">כופרא</text:span><text:span text:style-name="T4"> </text:span><text:span text:style-name="T1">- כפרה, והכא</text:span><text:span text:style-name="T4"> </text:span><text:span text:style-name="T1">- בהא</text:span><text:span text:style-name="T4"> </text:span><text:span text:style-name="T1">קא</text:span><text:span text:style-name="T4"> </text:span><text:span text:style-name="T1">מיפלגי: מר</text:span><text:span text:style-name="T4"> </text:span><text:span text:style-name="T1">סבר</text:span><text:span text:style-name="T4"> </text:span><text:span text:style-name="T1">בדניזק</text:span><text:span text:style-name="T4"> </text:span><text:span text:style-name="T1">שיימינן</text:span><text:span text:style-name="T4"> </text:span><text:span text:style-name="T2">(</text:span><text:span text:style-name="T8">בהכי</text:span><text:span text:style-name="T5"> </text:span><text:span text:style-name="T8">הויא</text:span><text:span text:style-name="T5"> </text:span><text:span text:style-name="T8">ליה</text:span><text:span text:style-name="T5"> </text:span><text:span text:style-name="T8">כפרה: כי</text:span><text:span text:style-name="T5"> </text:span><text:span text:style-name="T8">יהיב</text:span><text:span text:style-name="T5"> </text:span><text:span text:style-name="T8">דמי</text:span><text:span text:style-name="T5"> </text:span><text:span text:style-name="T8">ניזק; ולקמיה</text:span><text:span text:style-name="T5"> </text:span><text:span text:style-name="T8">מפרש</text:span><text:span text:style-name="T5"> </text:span><text:span text:style-name="T8">טעמיה</text:span><text:span text:style-name="T2">)</text:span><text:span text:style-name="T1">, ומר</text:span><text:span text:style-name="T4"> </text:span><text:span text:style-name="T1">סבר</text:span><text:span text:style-name="T4"> </text:span><text:span text:style-name="T1">בדמזיק</text:span><text:span text:style-name="T4"> </text:span><text:span text:style-name="T1">שיימינן.</text:span></text:p>
      <text:p text:style-name="P26"><text:span text:style-name="T1">מאי</text:span><text:span text:style-name="T4"> </text:span><text:span text:style-name="T1">טעמייהו</text:span><text:span text:style-name="T4"> </text:span><text:span text:style-name="T1">דרבנן? </text:span><text:span text:style-name="T2">(</text:span><text:span text:style-name="T8">דאילו</text:span><text:span text:style-name="T5"> </text:span><text:span text:style-name="T8">רבי</text:span><text:span text:style-name="T5"> </text:span><text:span text:style-name="T8">ישמעאל</text:span><text:span text:style-name="T5"> </text:span><text:span text:style-name="T8">- מסתבר</text:span><text:span text:style-name="T5"> </text:span><text:span text:style-name="T8">טעמיה: כיון</text:span><text:span text:style-name="T5"> </text:span><text:span text:style-name="T8">דכופרא</text:span><text:span text:style-name="T5"> </text:span><text:span text:style-name="T8">כפרה</text:span><text:span text:style-name="T5"> </text:span><text:span text:style-name="T8">דמי</text:span><text:span text:style-name="T5"> </text:span><text:span text:style-name="T8">עצמו</text:span><text:span text:style-name="T5"> </text:span><text:span text:style-name="T8">בעי</text:span><text:span text:style-name="T5"> </text:span><text:span text:style-name="T8">למיתב.</text:span><text:span text:style-name="T2">)</text:span></text:p>
      <text:p text:style-name="P26"><text:span text:style-name="T1">נאמר</text:span><text:span text:style-name="T4"> </text:span><text:span text:style-name="T1">'השתה' למטה</text:span><text:span text:style-name="T4"> </text:span><text:span text:style-name="T2">(</text:span><text:span text:style-name="T8">בכופר: '</text:span><text:span text:style-name="T11">אם</text:span><text:span text:style-name="T5"> </text:span><text:span text:style-name="T11">כופר</text:span><text:span text:style-name="T5"> </text:span><text:span text:style-name="T11">יושת</text:span><text:span text:style-name="T5"> </text:span><text:span text:style-name="T11">עליו</text:span><text:span text:style-name="T8">' [שמות</text:span><text:span text:style-name="T5"> </text:span><text:span text:style-name="T8">כא,ל]</text:span><text:span text:style-name="T2">)</text:span><text:span text:style-name="T1"> ונאמר</text:span><text:span text:style-name="T4"> </text:span><text:span text:style-name="T1">'השתה' למעלה</text:span><text:span text:style-name="T4"> </text:span><text:span text:style-name="T2">(</text:span><text:span text:style-name="T8">בנוגף</text:span><text:span text:style-name="T5"> </text:span><text:span text:style-name="T8">אשה</text:span><text:span text:style-name="T5"> </text:span><text:span text:style-name="T8">הרה: '</text:span><text:span text:style-name="T11">כאשר</text:span><text:span text:style-name="T5"> </text:span><text:span text:style-name="T11">ישית</text:span><text:span text:style-name="T5"> </text:span><text:span text:style-name="T11">עליו</text:span><text:span text:style-name="T5"> </text:span><text:span text:style-name="T11">בעל</text:span><text:span text:style-name="T5"> </text:span><text:span text:style-name="T11">האשם</text:span><text:span text:style-name="T8">' (שם, פסוק</text:span><text:span text:style-name="T5"> </text:span><text:span text:style-name="T8">כב)</text:span><text:span text:style-name="T2">)</text:span><text:span text:style-name="T1">: מה</text:span><text:span text:style-name="T4"> </text:span><text:span text:style-name="T1">להלן</text:span><text:span text:style-name="T4"> </text:span><text:span text:style-name="T1">בדניזק</text:span><text:span text:style-name="T4"> </text:span><text:span text:style-name="T2">(</text:span><text:span text:style-name="T8">שמשלם</text:span><text:span text:style-name="T5"> </text:span><text:span text:style-name="T8">דמי</text:span><text:span text:style-name="T5"> </text:span><text:span text:style-name="T8">וולדות</text:span><text:span text:style-name="T5"> </text:span><text:span text:style-name="T8">שנזוקו</text:span><text:span text:style-name="T2">)</text:span><text:span text:style-name="T1"> - אף</text:span><text:span text:style-name="T4"> </text:span><text:span text:style-name="T1">כאן</text:span><text:span text:style-name="T4"> </text:span><text:span text:style-name="T1">בדניזק. </text:span></text:p>
      <text:p text:style-name="P26"><text:span text:style-name="T1">ורבי</text:span><text:span text:style-name="T4"> </text:span><text:span text:style-name="T1">ישמעאל?</text:span></text:p>
      <text:p text:style-name="P26"><text:span text:style-name="T2">(</text:span><text:span text:style-name="T8">שמות</text:span><text:span text:style-name="T5"> </text:span><text:span text:style-name="T8">כא,ל</text:span><text:span text:style-name="T2">)</text:span><text:span text:style-name="T1"> </text:span><text:span text:style-name="T11">[אם</text:span><text:span text:style-name="T5"> </text:span><text:span text:style-name="T11">כפר</text:span><text:span text:style-name="T5"> </text:span><text:span text:style-name="T11">יושת</text:span><text:span text:style-name="T5"> </text:span><text:span text:style-name="T11">עליו]</text:span><text:span text:style-name="T10"> ונתן</text:span><text:span text:style-name="T4"> </text:span><text:span text:style-name="T10">פדיון</text:span><text:span text:style-name="T4"> </text:span><text:span text:style-name="T10">נפש</text:span><text:span text:style-name="T78">וֹ</text:span><text:span text:style-name="T4"> </text:span><text:span text:style-name="T48">[</text:span><text:span text:style-name="T11">ככל</text:span><text:span text:style-name="T5"> </text:span><text:span text:style-name="T11">אשר</text:span><text:span text:style-name="T5"> </text:span><text:span text:style-name="T11">יושת</text:span><text:span text:style-name="T5"> </text:span><text:span text:style-name="T11">עליו</text:span><text:span text:style-name="T48">]</text:span><text:span text:style-name="T1"> כתיב</text:span><text:span text:style-name="T4"> </text:span><text:span text:style-name="T2">(</text:span><text:span text:style-name="T8">נפשו</text:span><text:span text:style-name="T5"> </text:span><text:span text:style-name="T8">דנותן</text:span><text:span text:style-name="T5"> </text:span><text:span text:style-name="T8">את</text:span><text:span text:style-name="T5"> </text:span><text:span text:style-name="T8">הכופר</text:span><text:span text:style-name="T2">)</text:span><text:span text:style-name="T1">.</text:span></text:p>
      <text:p text:style-name="P26"><text:span text:style-name="T1">ורבנן</text:span><text:span text:style-name="T4"> </text:span><text:span text:style-name="T2">(</text:span><text:span text:style-name="T8">אמרי</text:span><text:span text:style-name="T5"> </text:span><text:span text:style-name="T8">לך:</text:span><text:span text:style-name="T2">)</text:span><text:span text:style-name="T1"> אִין, 'פדיון</text:span><text:span text:style-name="T4"> </text:span><text:span text:style-name="T1">נפשו' כתיב</text:span><text:span text:style-name="T4"> </text:span><text:span text:style-name="T2">(</text:span><text:span text:style-name="T8">ודאי</text:span><text:span text:style-name="T5"> </text:span><text:span text:style-name="T8">פדיון</text:span><text:span text:style-name="T5"> </text:span><text:span text:style-name="T8">נפשו</text:span><text:span text:style-name="T5"> </text:span><text:span text:style-name="T8">הוא, דכופרא</text:span><text:span text:style-name="T5"> – </text:span><text:span text:style-name="T8">כפרה;</text:span><text:span text:style-name="T2">)</text:span><text:span text:style-name="T1">, מיהו</text:span><text:span text:style-name="T4"> </text:span><text:span text:style-name="T1">כי</text:span><text:span text:style-name="T4"> </text:span><text:span text:style-name="T1">שיימינן</text:span><text:span text:style-name="T4"> </text:span><text:span text:style-name="T1">- בדניזק</text:span><text:span text:style-name="T4"> </text:span><text:span text:style-name="T1">שיימינן</text:span><text:span text:style-name="T4"> </text:span><text:span text:style-name="T2">(</text:span><text:span text:style-name="T8">ובהכי</text:span><text:span text:style-name="T5"> </text:span><text:span text:style-name="T8">הויא</text:span><text:span text:style-name="T5"> </text:span><text:span text:style-name="T8">למזיק</text:span><text:span text:style-name="T5"> </text:span><text:span text:style-name="T8">פדיון</text:span><text:span text:style-name="T5"> </text:span><text:span text:style-name="T8">נפשו</text:span><text:span text:style-name="T2">)</text:span><text:span text:style-name="T1">.</text:span></text:p>
      <text:p text:style-name="P13"/>
      <text:p text:style-name="P10"><text:span text:style-name="T1">4) 'ואין</text:span><text:span text:style-name="T4"> </text:span><text:span text:style-name="T1">נמכרין</text:span><text:span text:style-name="T4"> </text:span><text:span text:style-name="T1">בעבד</text:span><text:span text:style-name="T4"> </text:span><text:span text:style-name="T1">עברי': סבר</text:span><text:span text:style-name="T4"> </text:span><text:span text:style-name="T1">רב</text:span><text:span text:style-name="T4"> </text:span><text:span text:style-name="T1">המנונא</text:span><text:span text:style-name="T4"> </text:span><text:span text:style-name="T1">למימר: הני</text:span><text:span text:style-name="T4"> </text:span><text:span text:style-name="T1">מילי</text:span><text:span text:style-name="T4"> </text:span><text:span text:style-name="T1">היכא</text:span><text:span text:style-name="T4"> </text:span><text:span text:style-name="T1">דאית</text:span><text:span text:style-name="T4"> </text:span><text:span text:style-name="T1">ליה</text:span><text:span text:style-name="T4"> </text:span><text:span text:style-name="T1">לדידיה</text:span><text:span text:style-name="T4"> </text:span><text:span text:style-name="T2">(</text:span><text:span text:style-name="T8">שיש</text:span><text:span text:style-name="T5"> </text:span><text:span text:style-name="T8">לו</text:span><text:span text:style-name="T5"> </text:span><text:span text:style-name="T8">לגנב</text:span><text:span text:style-name="T5"> </text:span><text:span text:style-name="T8">ממון</text:span><text:span text:style-name="T5"> </text:span><text:span text:style-name="T8">לשלם</text:span><text:span text:style-name="T5"> </text:span><text:span text:style-name="T8">דמי</text:span><text:span text:style-name="T5"> </text:span><text:span text:style-name="T8">הגניבה</text:span><text:span text:style-name="T5"> </text:span><text:span text:style-name="T8">- אם</text:span><text:span text:style-name="T5"> </text:span><text:span text:style-name="T8">לא</text:span><text:span text:style-name="T5"> </text:span><text:span text:style-name="T8">הוזמו, ולהם</text:span><text:span text:style-name="T5"> </text:span><text:span text:style-name="T8">אין</text:span><text:span text:style-name="T5"> </text:span><text:span text:style-name="T8">מה</text:span><text:span text:style-name="T5"> </text:span><text:span text:style-name="T8">לשלם</text:span><text:span text:style-name="T2">)</text:span><text:span text:style-name="T1">: דמיגו</text:span><text:span text:style-name="T4"> </text:span><text:span text:style-name="T1">דאיהו</text:span><text:span text:style-name="T4"> </text:span><text:span text:style-name="T1">לא</text:span><text:span text:style-name="T4"> </text:span><text:span text:style-name="T1">נזדבן</text:span><text:span text:style-name="T4"> </text:span><text:span text:style-name="T2">(</text:span><text:span text:style-name="T8">אם</text:span><text:span text:style-name="T5"> </text:span><text:span text:style-name="T8">לא</text:span><text:span text:style-name="T5"> </text:span><text:span text:style-name="T8">הוזמו</text:span><text:span text:style-name="T2">)</text:span><text:span text:style-name="T1"> - אינהו</text:span><text:span text:style-name="T4"> </text:span><text:span text:style-name="T1">נמי</text:span><text:span text:style-name="T4"> </text:span><text:span text:style-name="T2">(</text:span><text:span text:style-name="T8">כי</text:span><text:span text:style-name="T5"> </text:span><text:span text:style-name="T8">הוזמו</text:span><text:span text:style-name="T2">)</text:span><text:span text:style-name="T1"> לא</text:span><text:span text:style-name="T4"> </text:span><text:span text:style-name="T1">מיזדבנו</text:span><text:span text:style-name="T4"> </text:span><text:span text:style-name="T2">(</text:span><text:span text:style-name="T8">שהרי</text:span><text:span text:style-name="T5"> </text:span><text:span text:style-name="T8">לא</text:span><text:span text:style-name="T5"> </text:span><text:span text:style-name="T8">זממו</text:span><text:span text:style-name="T5"> </text:span><text:span text:style-name="T8">למכרו</text:span><text:span text:style-name="T2">)</text:span><text:span text:style-name="T1">! אבל</text:span><text:span text:style-name="T4"> </text:span><text:span text:style-name="T1">היכא</text:span><text:span text:style-name="T4"> </text:span><text:span text:style-name="T1">דלית</text:span><text:span text:style-name="T4"> </text:span><text:span text:style-name="T1">ליה</text:span><text:span text:style-name="T4"> </text:span><text:span text:style-name="T1">לדידיה</text:span><text:span text:style-name="T4"> </text:span><text:span text:style-name="T1">אף</text:span><text:span text:style-name="T4"> </text:span><text:span text:style-name="T1">על</text:span><text:span text:style-name="T4"> </text:span><text:span text:style-name="T1">גב</text:span><text:span text:style-name="T4"> </text:span><text:span text:style-name="T1">דאית</text:span><text:span text:style-name="T4"> </text:span><text:span text:style-name="T1">להו</text:span><text:span text:style-name="T4"> </text:span><text:span text:style-name="T1">לדידהו</text:span><text:span text:style-name="T4"> – </text:span><text:span text:style-name="T1">מיזדבנו.</text:span></text:p>
      <text:p text:style-name="P10"><text:span text:style-name="T1">&lt;א"ל</text:span><text:span text:style-name="T4"> </text:span><text:span text:style-name="T1">רבא&gt; [הכי</text:span><text:span text:style-name="T4"> </text:span><text:span text:style-name="T1">איתמר]: ולימרו</text:span><text:span text:style-name="T4"> </text:span><text:span text:style-name="T1">ליה: "אי</text:span><text:span text:style-name="T4"> </text:span><text:span text:style-name="T1">אנת</text:span><text:span text:style-name="T4"> </text:span><text:span text:style-name="T1">הוה</text:span><text:span text:style-name="T4"> </text:span><text:span text:style-name="T1">לך</text:span><text:span text:style-name="T4"> </text:span><text:span text:style-name="T1">- מי</text:span><text:span text:style-name="T4"> </text:span><text:span text:style-name="T1">הוה</text:span><text:span text:style-name="T4"> </text:span><text:span text:style-name="T1">מיזדבנת? אנן</text:span><text:span text:style-name="T4"> </text:span><text:span text:style-name="T1">נמי</text:span><text:span text:style-name="T4"> </text:span><text:span text:style-name="T1">לא</text:span><text:span text:style-name="T4"> </text:span><text:span text:style-name="T1">מיזדבנינן?</text:span></text:p>
      <text:p text:style-name="P10"><text:span text:style-name="T1">אלא</text:span><text:span text:style-name="T4"> </text:span><text:span text:style-name="T1">סבר</text:span><text:span text:style-name="T4"> </text:span><text:span text:style-name="T1">רב</text:span><text:span text:style-name="T4"> </text:span><text:span text:style-name="T1">המנונא</text:span><text:span text:style-name="T4"> </text:span><text:span text:style-name="T1">למימר: הני</text:span><text:span text:style-name="T4"> </text:span><text:span text:style-name="T1">מילי</text:span><text:span text:style-name="T4"> </text:span><text:span text:style-name="T1">היכא</text:span><text:span text:style-name="T4"> </text:span><text:span text:style-name="T1">דאית</text:span><text:span text:style-name="T4"> </text:span><text:span text:style-name="T1">ליה</text:span><text:span text:style-name="T4"> </text:span><text:span text:style-name="T1">או</text:span><text:span text:style-name="T4"> </text:span><text:span text:style-name="T1">לדידיה</text:span><text:span text:style-name="T4"> </text:span><text:span text:style-name="T1">או</text:span><text:span text:style-name="T4"> </text:span><text:span text:style-name="T1">לדידהו, אבל</text:span><text:span text:style-name="T4"> </text:span><text:span text:style-name="T1">היכא</text:span><text:span text:style-name="T4"> </text:span><text:span text:style-name="T1">דלית</text:span><text:span text:style-name="T4"> </text:span><text:span text:style-name="T1">ליה</text:span><text:span text:style-name="T4"> </text:span><text:span text:style-name="T1">לא</text:span><text:span text:style-name="T4"> </text:span><text:span text:style-name="T1">לדידיה</text:span><text:span text:style-name="T4"> </text:span><text:span text:style-name="T1">ולא</text:span><text:span text:style-name="T4"> </text:span><text:span text:style-name="T1">לדידהו</text:span><text:span text:style-name="T4"> – </text:span><text:span text:style-name="T1">מזדבני!</text:span></text:p>
      <text:p text:style-name="P10"><text:span text:style-name="T1">אמר</text:span><text:span text:style-name="T4"> </text:span><text:span text:style-name="T1">ליה</text:span><text:span text:style-name="T4"> </text:span><text:span text:style-name="T1">רבא: </text:span><text:span text:style-name="T8">(שמות</text:span><text:span text:style-name="T5"> </text:span><text:span text:style-name="T8">כב,ב)</text:span><text:span text:style-name="T1"> </text:span><text:span text:style-name="T11">[אם</text:span><text:span text:style-name="T5"> </text:span><text:span text:style-name="T11">זרחה</text:span><text:span text:style-name="T5"> </text:span><text:span text:style-name="T11">השמש</text:span><text:span text:style-name="T5"> </text:span><text:span text:style-name="T11">עליו</text:span><text:span text:style-name="T5"> </text:span><text:span text:style-name="T11">דמים</text:span><text:span text:style-name="T5"> </text:span><text:span text:style-name="T11">לו</text:span><text:span text:style-name="T5"> </text:span><text:span text:style-name="T11">שלם</text:span><text:span text:style-name="T5"> </text:span><text:span text:style-name="T11">ישלם</text:span><text:span text:style-name="T5"> </text:span><text:span text:style-name="T11">אם</text:span><text:span text:style-name="T5"> </text:span><text:span text:style-name="T11">אין</text:span><text:span text:style-name="T5"> </text:span><text:span text:style-name="T11">לו]</text:span><text:span text:style-name="T10"> ונמכר</text:span><text:span text:style-name="T4"> </text:span><text:span text:style-name="T10">בגנבתו</text:span><text:span text:style-name="T4"> </text:span><text:span text:style-name="T1">אמר</text:span><text:span text:style-name="T4"> </text:span><text:span text:style-name="T1">רחמנא</text:span><text:span text:style-name="T4"> – </text:span><text:span text:style-name="T1">'בגנבתו' ולא</text:span><text:span text:style-name="T4"> </text:span><text:span text:style-name="T1">בזממו. <text:s/></text:span></text:p>
      <text:p text:style-name="P11"/>
      <text:p text:style-name="P10"><text:span text:style-name="T1">5) 'משום</text:span><text:span text:style-name="T4"> </text:span><text:span text:style-name="T1">רבי</text:span><text:span text:style-name="T4"> </text:span><text:span text:style-name="T1">עקיבא</text:span><text:span text:style-name="T4"> </text:span><text:span text:style-name="T1">אמרו</text:span><text:span text:style-name="T4"> </text:span><text:span text:style-name="T1">וכו' </text:span><text:span text:style-name="T2">[אף</text:span><text:span text:style-name="T5"> </text:span><text:span text:style-name="T2">אין</text:span><text:span text:style-name="T5"> </text:span><text:span text:style-name="T2">משלמין</text:span><text:span text:style-name="T5"> </text:span><text:span text:style-name="T2">על</text:span><text:span text:style-name="T5"> </text:span><text:span text:style-name="T2">פי</text:span><text:span text:style-name="T5"> </text:span><text:span text:style-name="T2">עצמן]</text:span><text:span text:style-name="T1">': <text:s/></text:span></text:p>
      <text:p text:style-name="P10"><text:span text:style-name="T1">מאי</text:span><text:span text:style-name="T4"> </text:span><text:span text:style-name="T1">טעמא</text:span><text:span text:style-name="T4"> </text:span><text:span text:style-name="T1">דרבי</text:span><text:span text:style-name="T4"> </text:span><text:span text:style-name="T1">עקיבא?</text:span></text:p>
      <text:p text:style-name="P10"><text:span text:style-name="T1">קסבר</text:span><text:span text:style-name="T4"> </text:span><text:span text:style-name="T1">קנסא</text:span><text:span text:style-name="T4"> </text:span><text:span text:style-name="T1">הוא, וקנס</text:span><text:span text:style-name="T4"> </text:span><text:span text:style-name="T1">אין</text:span><text:span text:style-name="T4"> </text:span><text:span text:style-name="T1">משלם</text:span><text:span text:style-name="T4"> </text:span><text:span text:style-name="T1">על</text:span><text:span text:style-name="T4"> </text:span><text:span text:style-name="T1">פי</text:span><text:span text:style-name="T4"> </text:span><text:span text:style-name="T1">עצמו</text:span><text:span text:style-name="T4"> </text:span><text:span text:style-name="T2">(</text:span><text:span text:style-name="T8">דכתיב</text:span><text:span text:style-name="T5"> </text:span><text:span text:style-name="T8">גבי</text:span><text:span text:style-name="T5"> </text:span><text:span text:style-name="T8">כפל</text:span><text:span text:style-name="T5"> </text:span><text:span text:style-name="T8">'אשר</text:span><text:span text:style-name="T5"> </text:span><text:span text:style-name="T8">ירשיעון</text:span><text:span text:style-name="T5"> </text:span><text:span text:style-name="T8">אלהים' [שמות</text:span><text:span text:style-name="T5"> </text:span><text:span text:style-name="T8">כב,ח] - פרט</text:span><text:span text:style-name="T5"> </text:span><text:span text:style-name="T8">למרשיע</text:span><text:span text:style-name="T5"> </text:span><text:span text:style-name="T8">את</text:span><text:span text:style-name="T5"> </text:span><text:span text:style-name="T8">עצמו</text:span><text:span text:style-name="T5"> </text:span><text:span text:style-name="T8">(בבא</text:span><text:span text:style-name="T5"> </text:span><text:span text:style-name="T8">קמא</text:span><text:span text:style-name="T5"> </text:span><text:span text:style-name="T8">סד:)</text:span><text:span text:style-name="T2">)</text:span></text:p>
      <text:p text:style-name="P10"><text:span text:style-name="T1">אמר</text:span><text:span text:style-name="T4"> </text:span><text:span text:style-name="T1">רבה: תדע</text:span><text:span text:style-name="T4"> </text:span><text:span text:style-name="T2">(</text:span><text:span text:style-name="T8">דקנסא</text:span><text:span text:style-name="T5"> </text:span><text:span text:style-name="T8">הוא</text:span><text:span text:style-name="T2">)</text:span><text:span text:style-name="T1">: שהרי</text:span><text:span text:style-name="T4"> </text:span><text:span text:style-name="T2">(</text:span><text:span text:style-name="T8">המעידים</text:span><text:span text:style-name="T5"> </text:span><text:span text:style-name="T8">בנפש</text:span><text:span text:style-name="T2">)</text:span><text:span text:style-name="T1"> לא</text:span><text:span text:style-name="T4"> </text:span><text:span text:style-name="T1">עשו</text:span><text:span text:style-name="T4"> </text:span><text:span text:style-name="T1">מעשה</text:span><text:span text:style-name="T4"> </text:span><text:span text:style-name="T2">(</text:span><text:span text:style-name="T8">לא</text:span><text:span text:style-name="T5"> </text:span><text:span text:style-name="T8">הרגו</text:span><text:span text:style-name="T5"> </text:span><text:span text:style-name="T8">אדם</text:span><text:span text:style-name="T5"> </text:span><text:span text:style-name="T8">ולא</text:span><text:span text:style-name="T5"> </text:span><text:span text:style-name="T8">נהרג</text:span><text:span text:style-name="T5"> </text:span><text:span text:style-name="T8">אדם</text:span><text:span text:style-name="T5"> </text:span><text:span text:style-name="T8">על</text:span><text:span text:style-name="T5"> </text:span><text:span text:style-name="T8">פיהם</text:span><text:span text:style-name="T2">)</text:span><text:span text:style-name="T1"> [ונהרגים] ומשלמין</text:span><text:span text:style-name="T4"> </text:span><text:span text:style-name="T2">(</text:span><text:span text:style-name="T8">ממון</text:span><text:span text:style-name="T2">)</text:span><text:span text:style-name="T1">!</text:span></text:p>
      <text:p text:style-name="P10"><text:span text:style-name="T1">אמר</text:span><text:span text:style-name="T4"> </text:span><text:span text:style-name="T1">רב</text:span><text:span text:style-name="T4"> </text:span><text:span text:style-name="T1">נחמן: תדע</text:span><text:span text:style-name="T4"> </text:span><text:span text:style-name="T1">שהרי</text:span><text:span text:style-name="T4"> </text:span><text:span text:style-name="T1">ממון</text:span><text:span text:style-name="T4"> </text:span><text:span text:style-name="T1">ביד</text:span><text:span text:style-name="T4"> </text:span><text:span text:style-name="T1">בעלים</text:span><text:span text:style-name="T4"> </text:span><text:span text:style-name="T1">ומשלמים.</text:span></text:p>
      <text:p text:style-name="P11"/>
      <text:p text:style-name="P10"><text:span text:style-name="T1">(מכות</text:span><text:span text:style-name="T4"> </text:span><text:span text:style-name="T1">ג,א)</text:span></text:p>
      <text:p text:style-name="P10"><text:span text:style-name="T1">מאי</text:span><text:span text:style-name="T4"> </text:span><text:span text:style-name="T1">ניהו? - דלא</text:span><text:span text:style-name="T4"> </text:span><text:span text:style-name="T1">עשו</text:span><text:span text:style-name="T4"> </text:span><text:span text:style-name="T1">מעשה</text:span><text:span text:style-name="T4"> </text:span><text:span text:style-name="T2">(</text:span><text:span text:style-name="T8">האי</text:span><text:span text:style-name="T5"> </text:span><text:span text:style-name="T8">'ממון</text:span><text:span text:style-name="T5"> </text:span><text:span text:style-name="T8">ביד</text:span><text:span text:style-name="T5"> </text:span><text:span text:style-name="T8">בעליו' דקאמר</text:span><text:span text:style-name="T5"> </text:span><text:span text:style-name="T8">רב</text:span><text:span text:style-name="T5"> </text:span><text:span text:style-name="T8">נחמן</text:span><text:span text:style-name="T5"> </text:span><text:span text:style-name="T8">- היינו</text:span><text:span text:style-name="T5"> </text:span><text:span text:style-name="T8">'דלא</text:span><text:span text:style-name="T5"> </text:span><text:span text:style-name="T8">נעשה</text:span><text:span text:style-name="T5"> </text:span><text:span text:style-name="T8">מעשה': שעדיין</text:span><text:span text:style-name="T5"> </text:span><text:span text:style-name="T8">לא</text:span><text:span text:style-name="T5"> </text:span><text:span text:style-name="T8">שילם, אלא</text:span><text:span text:style-name="T5"> </text:span><text:span text:style-name="T8">שנגמר</text:span><text:span text:style-name="T5"> </text:span><text:span text:style-name="T8">דינו</text:span><text:span text:style-name="T5"> </text:span><text:span text:style-name="T8">לשלם</text:span><text:span text:style-name="T2">)</text:span><text:span text:style-name="T1">- היינו</text:span><text:span text:style-name="T4"> </text:span><text:span text:style-name="T1">דרבה!</text:span></text:p>
      <text:p text:style-name="P10"><text:span text:style-name="T1">אימא: 'וכן</text:span><text:span text:style-name="T4"> </text:span><text:span text:style-name="T1">אמר</text:span><text:span text:style-name="T4"> </text:span><text:span text:style-name="T1">רב</text:span><text:span text:style-name="T4"> </text:span><text:span text:style-name="T1">נחמן'.</text:span></text:p>
      <text:p text:style-name="P11"/>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עד</text:span><text:span text:style-name="T4"> </text:span><text:span text:style-name="T1">זומם</text:span><text:span text:style-name="T4"> </text:span><text:span text:style-name="T1">משלם</text:span><text:span text:style-name="T4"> </text:span><text:span text:style-name="T1">לפי</text:span><text:span text:style-name="T4"> </text:span><text:span text:style-name="T1">חלקו.</text:span></text:p>
      <text:p text:style-name="P10"><text:span text:style-name="T1">מאי</text:span><text:span text:style-name="T4"> </text:span><text:span text:style-name="T1">'משלם</text:span><text:span text:style-name="T4"> </text:span><text:span text:style-name="T1">לפי</text:span><text:span text:style-name="T4"> </text:span><text:span text:style-name="T1">חלקו'? אילימא</text:span><text:span text:style-name="T4"> </text:span><text:span text:style-name="T1">דהאי</text:span><text:span text:style-name="T4"> </text:span><text:span text:style-name="T1">משלם</text:span><text:span text:style-name="T4"> </text:span><text:span text:style-name="T1">פלגא</text:span><text:span text:style-name="T4"> </text:span><text:span text:style-name="T1">והאי</text:span><text:span text:style-name="T4"> </text:span><text:span text:style-name="T1">משלם</text:span><text:span text:style-name="T4"> </text:span><text:span text:style-name="T1">פלגא, תנינא</text:span><text:span text:style-name="T4"> </text:span><text:span text:style-name="T8">[מכות</text:span><text:span text:style-name="T5"> </text:span><text:span text:style-name="T8">פ"א</text:span><text:span text:style-name="T5"> </text:span><text:span text:style-name="T8">מ"ג]</text:span><text:span text:style-name="T1">: 'משלשין</text:span><text:span text:style-name="T4"> </text:span><text:span text:style-name="T1">בממון</text:span><text:span text:style-name="T4"> </text:span><text:span text:style-name="T1">ואין</text:span><text:span text:style-name="T4"> </text:span><text:span text:style-name="T1">משלשין</text:span><text:span text:style-name="T4"> </text:span><text:span text:style-name="T1">במלקות' </text:span><text:span text:style-name="T2">(</text:span><text:span text:style-name="T8">אם</text:span><text:span text:style-name="T5"> </text:span><text:span text:style-name="T8">שלשה</text:span><text:span text:style-name="T5"> </text:span><text:span text:style-name="T8">עדים</text:span><text:span text:style-name="T5"> </text:span><text:span text:style-name="T8">הן, או</text:span><text:span text:style-name="T5"> </text:span><text:span text:style-name="T8">ארבעה</text:span><text:span text:style-name="T5"> </text:span><text:span text:style-name="T8">- משלשין</text:span><text:span text:style-name="T5"> </text:span><text:span text:style-name="T8">ביניהם</text:span><text:span text:style-name="T5"> </text:span><text:span text:style-name="T8">בית</text:span><text:span text:style-name="T5"> </text:span><text:span text:style-name="T8">דין: נעשין</text:span><text:span text:style-name="T5"> </text:span><text:span text:style-name="T8">שליש</text:span><text:span text:style-name="T5"> </text:span><text:span text:style-name="T8">ביניהן</text:span><text:span text:style-name="T5"> </text:span><text:span text:style-name="T8">להשוותם</text:span><text:span text:style-name="T5"> </text:span><text:span text:style-name="T8">בפרעון, איש</text:span><text:span text:style-name="T5"> </text:span><text:span text:style-name="T8">לפי</text:span><text:span text:style-name="T5"> </text:span><text:span text:style-name="T8">חלקו; אי</text:span><text:span text:style-name="T5"> </text:span><text:span text:style-name="T8">נמי</text:span><text:span text:style-name="T5"> </text:span><text:span text:style-name="T8">האי</text:span><text:span text:style-name="T5"> </text:span><text:span text:style-name="T8">'משלשין' - לישנא</text:span><text:span text:style-name="T5"> </text:span><text:span text:style-name="T8">בעלמא</text:span><text:span text:style-name="T5"> </text:span><text:span text:style-name="T8">הוא: מחלקין</text:span><text:span text:style-name="T5"> </text:span><text:span text:style-name="T8">הפרעון</text:span><text:span text:style-name="T5"> </text:span><text:span text:style-name="T8">בין</text:span><text:span text:style-name="T5"> </text:span><text:span text:style-name="T8">שלשתן, והוא</text:span><text:span text:style-name="T5"> </text:span><text:span text:style-name="T8">הדין</text:span><text:span text:style-name="T5"> </text:span><text:span text:style-name="T8">נמי</text:span><text:span text:style-name="T5"> </text:span><text:span text:style-name="T8">אם</text:span><text:span text:style-name="T5"> </text:span><text:span text:style-name="T8">ארבעה</text:span><text:span text:style-name="T5"> </text:span><text:span text:style-name="T8">- הן</text:span><text:span text:style-name="T5"> </text:span><text:span text:style-name="T8">מרבעין</text:span><text:span text:style-name="T2">)</text:span><text:span text:style-name="T1"> ?!</text:span></text:p>
      <text:p text:style-name="P10"><text:span text:style-name="T1">אלא</text:span><text:span text:style-name="T4"> </text:span><text:span text:style-name="T1">כגון</text:span><text:span text:style-name="T4"> </text:span><text:span text:style-name="T1">דאיתזום</text:span><text:span text:style-name="T4"> </text:span><text:span text:style-name="T1">חד</text:span><text:span text:style-name="T4"> </text:span><text:span text:style-name="T1">מינייהו, דמשלם</text:span><text:span text:style-name="T4"> </text:span><text:span text:style-name="T1">פלגא</text:span><text:span text:style-name="T4"> </text:span><text:span text:style-name="T1">דידיה. </text:span></text:p>
      <text:p text:style-name="P10"><text:span text:style-name="T1">ומי</text:span><text:span text:style-name="T4"> </text:span><text:span text:style-name="T1">משלם? והא</text:span><text:span text:style-name="T4"> </text:span><text:span text:style-name="T1">תניא: 'אין</text:span><text:span text:style-name="T4"> </text:span><text:span text:style-name="T1">עד</text:span><text:span text:style-name="T4"> </text:span><text:span text:style-name="T1">זומם</text:span><text:span text:style-name="T4"> </text:span><text:span text:style-name="T1">משלם</text:span><text:span text:style-name="T4"> </text:span><text:span text:style-name="T1">ממון</text:span><text:span text:style-name="T4"> </text:span><text:span text:style-name="T1">עד</text:span><text:span text:style-name="T4"> </text:span><text:span text:style-name="T1">שיזומו</text:span><text:span text:style-name="T4"> </text:span><text:span text:style-name="T1">שניהם'?!</text:span></text:p>
      <text:p text:style-name="P10"><text:span text:style-name="T1">אמר</text:span><text:span text:style-name="T4"> </text:span><text:span text:style-name="T1">רבא: באומר</text:span><text:span text:style-name="T4"> </text:span><text:span text:style-name="T1">"עדות</text:span><text:span text:style-name="T4"> </text:span><text:span text:style-name="T1">שקר</text:span><text:span text:style-name="T4"> </text:span><text:span text:style-name="T1">העדתי".</text:span></text:p>
      <text:p text:style-name="P10"><text:span text:style-name="T1">כל</text:span><text:span text:style-name="T4"> </text:span><text:span text:style-name="T1">כמיניה</text:span><text:span text:style-name="T4"> </text:span><text:span text:style-name="T2">(</text:span><text:span text:style-name="T8">בתמיה:</text:span><text:span text:style-name="T2">)</text:span><text:span text:style-name="T1">? 'כיון</text:span><text:span text:style-name="T4"> </text:span><text:span text:style-name="T1">שהגיד</text:span><text:span text:style-name="T4"> </text:span><text:span text:style-name="T1">שוב</text:span><text:span text:style-name="T4"> </text:span><text:span text:style-name="T1">אינו</text:span><text:span text:style-name="T4"> </text:span><text:span text:style-name="T1">חוזר</text:span><text:span text:style-name="T4"> </text:span><text:span text:style-name="T1">ומגיד' </text:span><text:span text:style-name="T2">(</text:span><text:span text:style-name="T8">וכי</text:span><text:span text:style-name="T5"> </text:span><text:span text:style-name="T8">יכול</text:span><text:span text:style-name="T5"> </text:span><text:span text:style-name="T8">הוא</text:span><text:span text:style-name="T5"> </text:span><text:span text:style-name="T8">לחזור</text:span><text:span text:style-name="T5"> </text:span><text:span text:style-name="T8">בו</text:span><text:span text:style-name="T5"> </text:span><text:span text:style-name="T8">ויפטר</text:span><text:span text:style-name="T5"> </text:span><text:span text:style-name="T8">הנדון</text:span><text:span text:style-name="T5"> </text:span><text:span text:style-name="T8">מלשלם</text:span><text:span text:style-name="T2">)</text:span><text:span text:style-name="T1">!?</text:span></text:p>
      <text:p text:style-name="P10"><text:soft-page-break/><text:span text:style-name="T1">אלא</text:span><text:span text:style-name="T4"> </text:span><text:span text:style-name="T1">- באומר</text:span><text:span text:style-name="T4"> </text:span><text:span text:style-name="T1">"העדנו</text:span><text:span text:style-name="T4"> </text:span><text:span text:style-name="T2">(</text:span><text:span text:style-name="T8">אני</text:span><text:span text:style-name="T5"> </text:span><text:span text:style-name="T8">ופלוני</text:span><text:span text:style-name="T2">)</text:span><text:span text:style-name="T1"> והוזמנו</text:span><text:span text:style-name="T4"> </text:span><text:span text:style-name="T1">בבית</text:span><text:span text:style-name="T4"> </text:span><text:span text:style-name="T1">דין</text:span><text:span text:style-name="T4"> </text:span><text:span text:style-name="T1">פלוני" </text:span><text:span text:style-name="T2">(</text:span><text:span text:style-name="T8">וחבירו</text:span><text:span text:style-name="T5"> </text:span><text:span text:style-name="T8">אינו</text:span><text:span text:style-name="T5"> </text:span><text:span text:style-name="T8">מודה</text:span><text:span text:style-name="T2">)</text:span><text:span text:style-name="T1">.</text:span></text:p>
      <text:p text:style-name="P10"><text:span text:style-name="T1">כמאן? דלא</text:span><text:span text:style-name="T4"> </text:span><text:span text:style-name="T1">כרבי</text:span><text:span text:style-name="T4"> </text:span><text:span text:style-name="T1">עקיבא: דאי</text:span><text:span text:style-name="T4"> </text:span><text:span text:style-name="T1">כרבי</text:span><text:span text:style-name="T4"> </text:span><text:span text:style-name="T1">עקיבא, הא</text:span><text:span text:style-name="T4"> </text:span><text:span text:style-name="T1">אמר</text:span><text:span text:style-name="T4"> </text:span><text:span text:style-name="T1">'אף</text:span><text:span text:style-name="T4"> </text:span><text:span text:style-name="T1">אינו</text:span><text:span text:style-name="T4"> </text:span><text:span text:style-name="T1">משלם</text:span><text:span text:style-name="T4"> </text:span><text:span text:style-name="T1">על</text:span><text:span text:style-name="T4"> </text:span><text:span text:style-name="T1">פי</text:span><text:span text:style-name="T4"> </text:span><text:span text:style-name="T1">עצמו'!?</text:span></text:p>
      <text:p text:style-name="P10"><text:span text:style-name="T1">אלא</text:span><text:span text:style-name="T4"> </text:span><text:span text:style-name="T1">באומר</text:span><text:span text:style-name="T4"> </text:span><text:span text:style-name="T1">"העדנו</text:span><text:span text:style-name="T4"> </text:span><text:span text:style-name="T1">והוזמנו</text:span><text:span text:style-name="T4"> </text:span><text:span text:style-name="T1">בבית</text:span><text:span text:style-name="T4"> </text:span><text:span text:style-name="T1">דין</text:span><text:span text:style-name="T4"> </text:span><text:span text:style-name="T1">פלוני, וחוייבנו</text:span><text:span text:style-name="T4"> </text:span><text:span text:style-name="T1">ממון</text:span><text:span text:style-name="T4"> </text:span><text:span text:style-name="T2">(</text:span><text:span text:style-name="T8">בבית</text:span><text:span text:style-name="T5"> </text:span><text:span text:style-name="T8">דין</text:span><text:span text:style-name="T5"> </text:span><text:span text:style-name="T8">שהוזמנו, והעמידנו</text:span><text:span text:style-name="T5"> </text:span><text:span text:style-name="T8">הנדון</text:span><text:span text:style-name="T5"> </text:span><text:span text:style-name="T8">בדין</text:span><text:span text:style-name="T5"> </text:span><text:span text:style-name="T8">על</text:span><text:span text:style-name="T5"> </text:span><text:span text:style-name="T8">הזמתנו, וחייבונו</text:span><text:span text:style-name="T5"> </text:span><text:span text:style-name="T8">בבית</text:span><text:span text:style-name="T5"> </text:span><text:span text:style-name="T8">דין; ומההיא</text:span><text:span text:style-name="T5"> </text:span><text:span text:style-name="T8">שעתא</text:span><text:span text:style-name="T5"> </text:span><text:span text:style-name="T8">- ממונא</text:span><text:span text:style-name="T5"> </text:span><text:span text:style-name="T8">הוא</text:span><text:span text:style-name="T5"> </text:span><text:span text:style-name="T8">גבייהו, ואין</text:span><text:span text:style-name="T5"> </text:span><text:span text:style-name="T8">זה</text:span><text:span text:style-name="T5"> </text:span><text:span text:style-name="T8">מרשיע</text:span><text:span text:style-name="T5"> </text:span><text:span text:style-name="T8">את</text:span><text:span text:style-name="T5"> </text:span><text:span text:style-name="T8">עצמו: שכבר</text:span><text:span text:style-name="T5"> </text:span><text:span text:style-name="T8">הרשיעוהו</text:span><text:span text:style-name="T5"> </text:span><text:span text:style-name="T8">אלהים</text:span><text:span text:style-name="T2">)</text:span><text:span text:style-name="T1">": סלקא</text:span><text:span text:style-name="T4"> </text:span><text:span text:style-name="T1">דעתא</text:span><text:span text:style-name="T4"> </text:span><text:span text:style-name="T1">אמינא</text:span><text:span text:style-name="T4"> </text:span><text:span text:style-name="T1">'כיון</text:span><text:span text:style-name="T4"> </text:span><text:span text:style-name="T1">דלחבריה</text:span><text:span text:style-name="T4"> </text:span><text:span text:style-name="T1">לא</text:span><text:span text:style-name="T4"> </text:span><text:span text:style-name="T1">מצי</text:span><text:span text:style-name="T4"> </text:span><text:span text:style-name="T1">מחייב</text:span><text:span text:style-name="T4"> </text:span><text:span text:style-name="T1">ליה</text:span><text:span text:style-name="T4"> </text:span><text:span text:style-name="T2">(</text:span><text:span text:style-name="T8">שאינו</text:span><text:span text:style-name="T5"> </text:span><text:span text:style-name="T8">נאמן</text:span><text:span text:style-name="T5"> </text:span><text:span text:style-name="T8">על</text:span><text:span text:style-name="T5"> </text:span><text:span text:style-name="T8">חבירו</text:span><text:span text:style-name="T2">)</text:span><text:span text:style-name="T1"> - איהו</text:span><text:span text:style-name="T4"> </text:span><text:span text:style-name="T1">נמי</text:span><text:span text:style-name="T4"> </text:span><text:span text:style-name="T1">לא</text:span><text:span text:style-name="T4"> </text:span><text:span text:style-name="T1">מיחייב' - קא</text:span><text:span text:style-name="T4"> </text:span><text:span text:style-name="T1">משמע</text:span><text:span text:style-name="T4"> </text:span><text:span text:style-name="T1">לן.</text:span></text:p>
      <text:p text:style-name="P11"/>
      <text:p text:style-name="P11"/>
      <text:p text:style-name="P11">משנה:</text:p>
      <text:p text:style-name="P10"><text:span text:style-name="T1">"מעידין</text:span><text:span text:style-name="T4"> </text:span><text:span text:style-name="T1">אנו</text:span><text:span text:style-name="T4"> </text:span><text:span text:style-name="T1">את</text:span><text:span text:style-name="T4"> </text:span><text:span text:style-name="T1">איש</text:span><text:span text:style-name="T4"> </text:span><text:span text:style-name="T1">פלוני</text:span><text:span text:style-name="T4"> </text:span><text:span text:style-name="T1">שגירש</text:span><text:span text:style-name="T4"> </text:span><text:span text:style-name="T1">את</text:span><text:span text:style-name="T4"> </text:span><text:span text:style-name="T1">אשתו</text:span><text:span text:style-name="T4"> </text:span><text:span text:style-name="T2">(</text:span><text:span text:style-name="T8">בפנינו</text:span><text:span text:style-name="T5"> </text:span><text:span text:style-name="T8">ביום</text:span><text:span text:style-name="T5"> </text:span><text:span text:style-name="T8">פלוני</text:span><text:span text:style-name="T2">)</text:span><text:span text:style-name="T1"> ולא</text:span><text:span text:style-name="T4"> </text:span><text:span text:style-name="T1">נתן</text:span><text:span text:style-name="T4"> </text:span><text:span text:style-name="T1">לה</text:span><text:span text:style-name="T4"> </text:span><text:span text:style-name="T1">כתובתה" </text:span><text:span text:style-name="T2">(</text:span><text:span text:style-name="T8">וזה</text:span><text:span text:style-name="T5"> </text:span><text:span text:style-name="T8">אומר</text:span><text:span text:style-name="T5"> </text:span><text:span text:style-name="T8">"לא</text:span><text:span text:style-name="T5"> </text:span><text:span text:style-name="T8">גרשתי</text:span><text:span text:style-name="T5"> </text:span><text:span text:style-name="T8">ואיני</text:span><text:span text:style-name="T5"> </text:span><text:span text:style-name="T8">חייב</text:span><text:span text:style-name="T5"> </text:span><text:span text:style-name="T8">לה</text:span><text:span text:style-name="T5"> </text:span><text:span text:style-name="T8">כתובה" ונמצאו</text:span><text:span text:style-name="T5"> </text:span><text:span text:style-name="T8">זוממין</text:span><text:span text:style-name="T5"> </text:span><text:span text:style-name="T8">ב"עמנו</text:span><text:span text:style-name="T5"> </text:span><text:span text:style-name="T8">הייתם"</text:span><text:span text:style-name="T2">)</text:span><text:span text:style-name="T1">: והלא</text:span><text:span text:style-name="T4"> </text:span><text:span text:style-name="T1">בין</text:span><text:span text:style-name="T4"> </text:span><text:span text:style-name="T1">היום</text:span><text:span text:style-name="T4"> </text:span><text:span text:style-name="T1">ובין</text:span><text:span text:style-name="T4"> </text:span><text:span text:style-name="T1">למחר</text:span><text:span text:style-name="T4"> </text:span><text:span text:style-name="T1">סופו</text:span><text:span text:style-name="T4"> </text:span><text:span text:style-name="T1">ליתן</text:span><text:span text:style-name="T4"> </text:span><text:span text:style-name="T1">לה</text:span><text:span text:style-name="T4"> </text:span><text:span text:style-name="T1">כתובתה</text:span><text:span text:style-name="T4"> </text:span><text:span text:style-name="T2">(</text:span><text:span text:style-name="T8">כלומר: מה</text:span><text:span text:style-name="T5"> </text:span><text:span text:style-name="T8">ישלמו</text:span><text:span text:style-name="T5"> </text:span><text:span text:style-name="T8">אלו? אם</text:span><text:span text:style-name="T5"> </text:span><text:span text:style-name="T8">תאמר</text:span><text:span text:style-name="T5"> </text:span><text:span text:style-name="T8">'כל</text:span><text:span text:style-name="T5"> </text:span><text:span text:style-name="T8">הכתובה' - והלא</text:span><text:span text:style-name="T5"> </text:span><text:span text:style-name="T8">שמא</text:span><text:span text:style-name="T5"> </text:span><text:span text:style-name="T8">ימות</text:span><text:span text:style-name="T5"> </text:span><text:span text:style-name="T8">או</text:span><text:span text:style-name="T5"> </text:span><text:span text:style-name="T8">יגרשנה</text:span><text:span text:style-name="T5"> </text:span><text:span text:style-name="T8">היום</text:span><text:span text:style-name="T5"> </text:span><text:span text:style-name="T8">או</text:span><text:span text:style-name="T5"> </text:span><text:span text:style-name="T8">מחר, וסופו</text:span><text:span text:style-name="T5"> </text:span><text:span text:style-name="T8">ליתן</text:span><text:span text:style-name="T5"> </text:span><text:span text:style-name="T8">לה</text:span><text:span text:style-name="T5"> </text:span><text:span text:style-name="T8">כתובה! נמצאו</text:span><text:span text:style-name="T5"> </text:span><text:span text:style-name="T8">שלא</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כלום</text:span><text:span text:style-name="T2">)</text:span><text:span text:style-name="T1">!?</text:span></text:p>
      <text:p text:style-name="P10"><text:span text:style-name="T1">אומדין</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בכתובתה</text:span><text:span text:style-name="T4"> </text:span><text:span text:style-name="T1">של</text:span><text:span text:style-name="T4"> </text:span><text:span text:style-name="T1">זו</text:span><text:span text:style-name="T4"> </text:span><text:span text:style-name="T2">(</text:span><text:span text:style-name="T8">מספק</text:span><text:span text:style-name="T2">)</text:span><text:span text:style-name="T1"> שאם</text:span><text:span text:style-name="T4"> </text:span><text:span text:style-name="T1">נתאלמנה</text:span><text:span text:style-name="T4"> </text:span><text:span text:style-name="T1">או</text:span><text:span text:style-name="T4"> </text:span><text:span text:style-name="T1">נתגרשה</text:span><text:span text:style-name="T4"> </text:span><text:span text:style-name="T2">(</text:span><text:span text:style-name="T8">יטלנה</text:span><text:span text:style-name="T5"> </text:span><text:span text:style-name="T8">לוקח</text:span><text:span text:style-name="T2">)</text:span><text:span text:style-name="T1">, ואם</text:span><text:span text:style-name="T4"> </text:span><text:span text:style-name="T1">מתה</text:span><text:span text:style-name="T4"> </text:span><text:span text:style-name="T1">- יירשנה</text:span><text:span text:style-name="T4"> </text:span><text:span text:style-name="T1">בעלה</text:span><text:span text:style-name="T4"> </text:span><text:span text:style-name="T2">(</text:span><text:span text:style-name="T8">ויפסיד</text:span><text:span text:style-name="T5"> </text:span><text:span text:style-name="T8">מעותיו</text:span><text:span text:style-name="T5"> </text:span><text:span text:style-name="T8">שנתן; ובגמרא</text:span><text:span text:style-name="T5"> </text:span><text:span text:style-name="T8">מפרש</text:span><text:span text:style-name="T5"> </text:span><text:span text:style-name="T8">מאי</text:span><text:span text:style-name="T5"> </text:span><text:span text:style-name="T8">קא</text:span><text:span text:style-name="T5"> </text:span><text:span text:style-name="T8">מחייב</text:span><text:span text:style-name="T5"> </text:span><text:span text:style-name="T8">להו</text:span><text:span text:style-name="T5"> </text:span><text:span text:style-name="T8">תנא</text:span><text:span text:style-name="T5"> </text:span><text:span text:style-name="T8">דמתניתין</text:span><text:span text:style-name="T5"> </text:span><text:span text:style-name="T8">ליתן</text:span><text:span text:style-name="T2">)</text:span><text:span text:style-name="T1">.</text:span><text:span text:style-name="T8"> </text:span></text:p>
      <text:p text:style-name="P11"/>
      <text:p text:style-name="P11">גמרא:</text:p>
      <text:p text:style-name="P10"><text:span text:style-name="T1">כיצד</text:span><text:span text:style-name="T4"> </text:span><text:span text:style-name="T1">שמין</text:span><text:span text:style-name="T4"> </text:span><text:span text:style-name="T2">(</text:span><text:span text:style-name="T8">כלומר: מאי</text:span><text:span text:style-name="T5"> </text:span><text:span text:style-name="T8">קא</text:span><text:span text:style-name="T5"> </text:span><text:span text:style-name="T8">מחייב</text:span><text:span text:style-name="T5"> </text:span><text:span text:style-name="T8">להו</text:span><text:span text:style-name="T5"> </text:span><text:span text:style-name="T8">למיתב? דיש</text:span><text:span text:style-name="T5"> </text:span><text:span text:style-name="T8">לפתור</text:span><text:span text:style-name="T5"> </text:span><text:span text:style-name="T8">משנתנו</text:span><text:span text:style-name="T5"> </text:span><text:span text:style-name="T8">לשני</text:span><text:span text:style-name="T5"> </text:span><text:span text:style-name="T8">צדדים: כיצד? הרי</text:span><text:span text:style-name="T5"> </text:span><text:span text:style-name="T8">יש</text:span><text:span text:style-name="T5"> </text:span><text:span text:style-name="T8">לאיש</text:span><text:span text:style-name="T5"> </text:span><text:span text:style-name="T8">ולאשה</text:span><text:span text:style-name="T5"> </text:span><text:span text:style-name="T8">זכות</text:span><text:span text:style-name="T5"> </text:span><text:span text:style-name="T8">ספק</text:span><text:span text:style-name="T5"> </text:span><text:span text:style-name="T8">בכתובה</text:span><text:span text:style-name="T5"> </text:span><text:span text:style-name="T8">זו: היא</text:span><text:span text:style-name="T5"> </text:span><text:span text:style-name="T8">מצפה</text:span><text:span text:style-name="T5"> </text:span><text:span text:style-name="T8">שאם</text:span><text:span text:style-name="T5"> </text:span><text:span text:style-name="T8">ימות</text:span><text:span text:style-name="T5"> </text:span><text:span text:style-name="T8">או</text:span><text:span text:style-name="T5"> </text:span><text:span text:style-name="T8">יגרשנה</text:span><text:span text:style-name="T5"> </text:span><text:span text:style-name="T8">- תגבה</text:span><text:span text:style-name="T5"> </text:span><text:span text:style-name="T8">את</text:span><text:span text:style-name="T5"> </text:span><text:span text:style-name="T8">כולה, והוא</text:span><text:span text:style-name="T5"> </text:span><text:span text:style-name="T8">מצפה</text:span><text:span text:style-name="T5"> </text:span><text:span text:style-name="T8">שאם</text:span><text:span text:style-name="T5"> </text:span><text:span text:style-name="T8">תמות</text:span><text:span text:style-name="T5"> </text:span><text:span text:style-name="T8">בחייו</text:span><text:span text:style-name="T5"> – </text:span><text:span text:style-name="T8">יירשנה; יפה</text:span><text:span text:style-name="T5"> </text:span><text:span text:style-name="T8">כח</text:span><text:span text:style-name="T5"> </text:span><text:span text:style-name="T8">זכותו</text:span><text:span text:style-name="T5"> </text:span><text:span text:style-name="T8">מכח</text:span><text:span text:style-name="T5"> </text:span><text:span text:style-name="T8">זכותה, שהוא</text:span><text:span text:style-name="T5"> </text:span><text:span text:style-name="T8">אוכל</text:span><text:span text:style-name="T5"> </text:span><text:span text:style-name="T8">פירות</text:span><text:span text:style-name="T5"> </text:span><text:span text:style-name="T8">הקרקע</text:span><text:span text:style-name="T5"> </text:span><text:span text:style-name="T8">המיוחד</text:span><text:span text:style-name="T5"> </text:span><text:span text:style-name="T8">לכתובתה</text:span><text:span text:style-name="T5"> </text:span><text:span text:style-name="T8">תמיד, ולא</text:span><text:span text:style-name="T5"> </text:span><text:span text:style-name="T8">היא; ועוד: שהוא</text:span><text:span text:style-name="T5"> </text:span><text:span text:style-name="T8">מוחזק</text:span><text:span text:style-name="T5"> </text:span><text:span text:style-name="T8">ועומד, והיא</text:span><text:span text:style-name="T5"> </text:span><text:span text:style-name="T8">מחסרא</text:span><text:span text:style-name="T5"> </text:span><text:span text:style-name="T8">גוביינא; ואם</text:span><text:span text:style-name="T5"> </text:span><text:span text:style-name="T8">באו</text:span><text:span text:style-name="T5"> </text:span><text:span text:style-name="T8">למכור</text:span><text:span text:style-name="T5"> </text:span><text:span text:style-name="T8">לאחֵר: זו</text:span><text:span text:style-name="T5"> </text:span><text:span text:style-name="T8">זכות</text:span><text:span text:style-name="T5"> </text:span><text:span text:style-name="T8">ספיקהּ, וזה</text:span><text:span text:style-name="T5"> </text:span><text:span text:style-name="T8">זכות</text:span><text:span text:style-name="T5"> </text:span><text:span text:style-name="T8">ספיקוֹ</text:span><text:span text:style-name="T5"> </text:span><text:span text:style-name="T8">- שלו</text:span><text:span text:style-name="T5"> </text:span><text:span text:style-name="T8">נמכר</text:span><text:span text:style-name="T5"> </text:span><text:span text:style-name="T8">ביותר</text:span><text:span text:style-name="T5"> </text:span><text:span text:style-name="T8">משלה; ולישנא</text:span><text:span text:style-name="T5"> </text:span><text:span text:style-name="T8">דמתניתין</text:span><text:span text:style-name="T5"> </text:span><text:span text:style-name="T8">משמע</text:span><text:span text:style-name="T5"> </text:span><text:span text:style-name="T8">ששמין</text:span><text:span text:style-name="T5"> </text:span><text:span text:style-name="T8">זכות</text:span><text:span text:style-name="T5"> </text:span><text:span text:style-name="T27">ספיקה</text:span><text:span text:style-name="T8">ּ, דקתני</text:span><text:span text:style-name="T5"> </text:span><text:span text:style-name="T8">'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שאם</text:span><text:span text:style-name="T5"> </text:span><text:span text:style-name="T8">נתארמלה' והא</text:span><text:span text:style-name="T5"> </text:span><text:span text:style-name="T8">ליכא</text:span><text:span text:style-name="T5"> </text:span><text:span text:style-name="T8">למימר</text:span><text:span text:style-name="T5"> </text:span><text:span text:style-name="T8">שאותן</text:span><text:span text:style-name="T5"> </text:span><text:span text:style-name="T8">דמים</text:span><text:span text:style-name="T5"> </text:span><text:span text:style-name="T8">יתנו</text:span><text:span text:style-name="T5"> </text:span><text:span text:style-name="T8">הזוממין, שהרי</text:span><text:span text:style-name="T5"> </text:span><text:span text:style-name="T8">לא</text:span><text:span text:style-name="T5"> </text:span><text:span text:style-name="T8">זכות</text:span><text:span text:style-name="T5"> </text:span><text:span text:style-name="T8">ספיקהּ</text:span><text:span text:style-name="T5"> </text:span><text:span text:style-name="T8">באו</text:span><text:span text:style-name="T5"> </text:span><text:span text:style-name="T8">להפסידו</text:span><text:span text:style-name="T5"> </text:span><text:span text:style-name="T8">אלא</text:span><text:span text:style-name="T5"> </text:span><text:span text:style-name="T8">זכות</text:span><text:span text:style-name="T5"> </text:span><text:span text:style-name="T8">ספיקוֹ: שהיו</text:span><text:span text:style-name="T5"> </text:span><text:span text:style-name="T8">מחייבין</text:span><text:span text:style-name="T5"> </text:span><text:span text:style-name="T8">אותו</text:span><text:span text:style-name="T5"> </text:span><text:span text:style-name="T8">לפרוע</text:span><text:span text:style-name="T5"> </text:span><text:span text:style-name="T8">מיד! ויש</text:span><text:span text:style-name="T5"> </text:span><text:span text:style-name="T8">לומר</text:span><text:span text:style-name="T5"> </text:span><text:span text:style-name="T8">דהכי</text:span><text:span text:style-name="T5"> </text:span><text:span text:style-name="T8">קאמר: שמין</text:span><text:span text:style-name="T5"> </text:span><text:span text:style-name="T8">זכות</text:span><text:span text:style-name="T5"> </text:span><text:span text:style-name="T8">ספיקהּ: 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בטובת</text:span><text:span text:style-name="T5"> </text:span><text:span text:style-name="T8">הנאה</text:span><text:span text:style-name="T5"> </text:span><text:span text:style-name="T8">שלה, </text:span><text:span text:style-name="T27">ואותו</text:span><text:span text:style-name="T31"> </text:span><text:span text:style-name="T27">לא</text:span><text:span text:style-name="T31"> </text:span><text:span text:style-name="T27">ישלמו</text:span><text:span text:style-name="T8">, וכל</text:span><text:span text:style-name="T5"> </text:span><text:span text:style-name="T8">השאר</text:span><text:span text:style-name="T5"> </text:span><text:span text:style-name="T8">ישלמו: שכל</text:span><text:span text:style-name="T5"> </text:span><text:span text:style-name="T8">השאר</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בעדותם, אבל</text:span><text:span text:style-name="T5"> </text:span><text:span text:style-name="T8">אותן</text:span><text:span text:style-name="T5"> </text:span><text:span text:style-name="T8">דמים</text:span><text:span text:style-name="T5"> </text:span><text:span text:style-name="T8">- לא</text:span><text:span text:style-name="T5"> </text:span><text:span text:style-name="T8">היו</text:span><text:span text:style-name="T5"> </text:span><text:span text:style-name="T8">מפסידין</text:span><text:span text:style-name="T5"> </text:span><text:span text:style-name="T8">אותו, שהרי</text:span><text:span text:style-name="T5"> </text:span><text:span text:style-name="T8">גם</text:span><text:span text:style-name="T5"> </text:span><text:span text:style-name="T8">עתה</text:span><text:span text:style-name="T5"> – </text:span><text:span text:style-name="T8">כשהוזמו, אם</text:span><text:span text:style-name="T5"> </text:span><text:span text:style-name="T8">היתה</text:span><text:span text:style-name="T5"> </text:span><text:span text:style-name="T8">רוצה</text:span><text:span text:style-name="T5"> </text:span><text:span text:style-name="T8">למכרה</text:span><text:span text:style-name="T5"> </text:span><text:span text:style-name="T8">- יתן</text:span><text:span text:style-name="T5"> </text:span><text:span text:style-name="T8">לה</text:span><text:span text:style-name="T5"> </text:span><text:span text:style-name="T8">הבעל</text:span><text:span text:style-name="T5"> </text:span><text:span text:style-name="T8">ברצון</text:span><text:span text:style-name="T5"> </text:span><text:span text:style-name="T8">טובת</text:span><text:span text:style-name="T5"> </text:span><text:span text:style-name="T8">הנאה</text:span><text:span text:style-name="T5"> </text:span><text:span text:style-name="T8">זו;<text:tab/>או</text:span><text:span text:style-name="T5"> </text:span><text:span text:style-name="T8">דלמא</text:span><text:span text:style-name="T5"> </text:span><text:span text:style-name="T8">זכות</text:span><text:span text:style-name="T5"> </text:span><text:span text:style-name="T8">ספיקו</text:span><text:span text:style-name="T5"> </text:span><text:span text:style-name="T8">קאמר</text:span><text:span text:style-name="T5"> </text:span><text:span text:style-name="T8">מתניתין</text:span><text:span text:style-name="T5"> </text:span><text:span text:style-name="T8">דלישיימו, ואותן</text:span><text:span text:style-name="T5"> </text:span><text:span text:style-name="T8">דמים</text:span><text:span text:style-name="T5"> </text:span><text:span text:style-name="T8">יתנו</text:span><text:span text:style-name="T5"> </text:span><text:span text:style-name="T8">העדים, ולא</text:span><text:span text:style-name="T5"> </text:span><text:span text:style-name="T8">מחייבינן</text:span><text:span text:style-name="T5"> </text:span><text:span text:style-name="T8">להו</text:span><text:span text:style-name="T5"> </text:span><text:span text:style-name="T8">כולי</text:span><text:span text:style-name="T5"> </text:span><text:span text:style-name="T8">האי</text:span><text:span text:style-name="T5"> </text:span><text:span text:style-name="T8">שיתנו</text:span><text:span text:style-name="T5"> </text:span><text:span text:style-name="T8">כל</text:span><text:span text:style-name="T5"> </text:span><text:span text:style-name="T8">הכתובה</text:span><text:span text:style-name="T5"> </text:span><text:span text:style-name="T8">חוץ</text:span><text:span text:style-name="T5"> </text:span><text:span text:style-name="T8">מטובת</text:span><text:span text:style-name="T5"> </text:span><text:span text:style-name="T8">הנאתה, דשמא</text:span><text:span text:style-name="T5"> </text:span><text:span text:style-name="T8">לא</text:span><text:span text:style-name="T5"> </text:span><text:span text:style-name="T8">היה</text:span><text:span text:style-name="T5"> </text:span><text:span text:style-name="T8">נפסד</text:span><text:span text:style-name="T5"> </text:span><text:span text:style-name="T8">בעדותן</text:span><text:span text:style-name="T5"> </text:span><text:span text:style-name="T8">כל</text:span><text:span text:style-name="T5"> </text:span><text:span text:style-name="T8">כך: שאף</text:span><text:span text:style-name="T5"> </text:span><text:span text:style-name="T8">עתה</text:span><text:span text:style-name="T5"> </text:span><text:span text:style-name="T8">כשהן</text:span><text:span text:style-name="T5"> </text:span><text:span text:style-name="T8">זוממין</text:span><text:span text:style-name="T5"> </text:span><text:span text:style-name="T8">שמא</text:span><text:span text:style-name="T5"> </text:span><text:span text:style-name="T8">ימות</text:span><text:span text:style-name="T5"> </text:span><text:span text:style-name="T8">מחר</text:span><text:span text:style-name="T5"> </text:span><text:span text:style-name="T8">ותגבה</text:span><text:span text:style-name="T5"> </text:span><text:span text:style-name="T8">הכל, כי</text:span><text:span text:style-name="T5"> </text:span><text:span text:style-name="T8">היא</text:span><text:span text:style-name="T5"> </text:span><text:span text:style-name="T8">לא</text:span><text:span text:style-name="T5"> </text:span><text:span text:style-name="T8">תמכרנה</text:span><text:span text:style-name="T5"> </text:span><text:span text:style-name="T8">לו</text:span><text:span text:style-name="T5"> </text:span><text:span text:style-name="T8">בטובת</text:span><text:span text:style-name="T5"> </text:span><text:span text:style-name="T8">הנאה; אבל</text:span><text:span text:style-name="T5"> </text:span><text:span text:style-name="T8">טובת</text:span><text:span text:style-name="T5"> </text:span><text:span text:style-name="T8">הנאתו</text:span><text:span text:style-name="T5"> </text:span><text:span text:style-name="T8">- יתנו</text:span><text:span text:style-name="T5"> </text:span><text:span text:style-name="T8">לו, שכך</text:span><text:span text:style-name="T5"> </text:span><text:span text:style-name="T8">היו</text:span><text:span text:style-name="T5"> </text:span><text:span text:style-name="T8">מפסידין</text:span><text:span text:style-name="T5"> </text:span><text:span text:style-name="T8">אותו: שאם</text:span><text:span text:style-name="T5"> </text:span><text:span text:style-name="T8">לא</text:span><text:span text:style-name="T5"> </text:span><text:span text:style-name="T8">הוזמו</text:span><text:span text:style-name="T5"> </text:span><text:span text:style-name="T8">היה</text:span><text:span text:style-name="T5"> </text:span><text:span text:style-name="T8">פורע</text:span><text:span text:style-name="T5"> </text:span><text:span text:style-name="T8">מיד! עכשיו</text:span><text:span text:style-name="T5"> </text:span><text:span text:style-name="T8">שהוזמו</text:span><text:span text:style-name="T5"> </text:span><text:span text:style-name="T8">- יש</text:span><text:span text:style-name="T5"> </text:span><text:span text:style-name="T8">לו</text:span><text:span text:style-name="T5"> </text:span><text:span text:style-name="T8">בה</text:span><text:span text:style-name="T5"> </text:span><text:span text:style-name="T8">זכות</text:span><text:span text:style-name="T5"> </text:span><text:span text:style-name="T8">ספיקו</text:span><text:span text:style-name="T5"> </text:span><text:span text:style-name="T8">כבתחלה; וש'אם</text:span><text:span text:style-name="T5"> </text:span><text:span text:style-name="T8">נתארמלה' דמתניתין</text:span><text:span text:style-name="T5"> </text:span><text:span text:style-name="T8">- הכי</text:span><text:span text:style-name="T5"> </text:span><text:span text:style-name="T8">קאמר: אומדין</text:span><text:span text:style-name="T5"> </text:span><text:span text:style-name="T8">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בכתובה</text:span><text:span text:style-name="T5"> </text:span><text:span text:style-name="T8">זו</text:span><text:span text:style-name="T5"> </text:span><text:span text:style-name="T8">שהיא</text:span><text:span text:style-name="T5"> </text:span><text:span text:style-name="T8">תלויה</text:span><text:span text:style-name="T5"> </text:span><text:span text:style-name="T8">בספק: שאם</text:span><text:span text:style-name="T5"> </text:span><text:span text:style-name="T8">נתארמלה</text:span><text:span text:style-name="T5"> </text:span><text:span text:style-name="T8">תגבנה</text:span><text:span text:style-name="T5"> </text:span><text:span text:style-name="T8">היא, ואם</text:span><text:span text:style-name="T5"> </text:span><text:span text:style-name="T8">מתה</text:span><text:span text:style-name="T5"> </text:span><text:span text:style-name="T8">יירשנה</text:span><text:span text:style-name="T5"> </text:span><text:span text:style-name="T8">בעלה, ושמין</text:span><text:span text:style-name="T5"> </text:span><text:span text:style-name="T8">בית</text:span><text:span text:style-name="T5"> </text:span><text:span text:style-name="T8">דין</text:span><text:span text:style-name="T5"> </text:span><text:span text:style-name="T8">את</text:span><text:span text:style-name="T5"> </text:span><text:span text:style-name="T8">זכות</text:span><text:span text:style-name="T5"> </text:span><text:span text:style-name="T8">ספיקו</text:span><text:span text:style-name="T5"> </text:span><text:span text:style-name="T8">-- ויתנו</text:span><text:span text:style-name="T5"> </text:span><text:span text:style-name="T8">לו</text:span><text:span text:style-name="T2">)</text:span><text:span text:style-name="T1">?</text:span></text:p>
      <text:p text:style-name="P10"><text:span text:style-name="T1">אמר</text:span><text:span text:style-name="T4"> </text:span><text:span text:style-name="T1">רב</text:span><text:span text:style-name="T4"> </text:span><text:span text:style-name="T1">חסדא: בבעל</text:span><text:span text:style-name="T4"> </text:span><text:span text:style-name="T2">(</text:span><text:span text:style-name="T8">זכות</text:span><text:span text:style-name="T5"> </text:span><text:span text:style-name="T8">ספיקו</text:span><text:span text:style-name="T5"> </text:span><text:span text:style-name="T8">של</text:span><text:span text:style-name="T5"> </text:span><text:span text:style-name="T8">בעל: אומדין</text:span><text:span text:style-name="T5"> </text:span><text:span text:style-name="T8">כמה</text:span><text:span text:style-name="T5"> </text:span><text:span text:style-name="T8">אדם</text:span><text:span text:style-name="T5"> </text:span><text:span text:style-name="T8">רוצה</text:span><text:span text:style-name="T5"> </text:span><text:span text:style-name="T8">ליתן</text:span><text:span text:style-name="T5"> </text:span><text:span text:style-name="T8">בו, ואותו</text:span><text:span text:style-name="T5"> </text:span><text:span text:style-name="T8">יתנו</text:span><text:span text:style-name="T5"> </text:span><text:span text:style-name="T8">הזוממין</text:span><text:span text:style-name="T2">)</text:span><text:span text:style-name="T1">;</text:span></text:p>
      <text:p text:style-name="P10"><text:span text:style-name="T1">רב</text:span><text:span text:style-name="T4"> </text:span><text:span text:style-name="T1">נתן</text:span><text:span text:style-name="T4"> </text:span><text:span text:style-name="T1">בר</text:span><text:span text:style-name="T4"> </text:span><text:span text:style-name="T1">אושעיא</text:span><text:span text:style-name="T4"> </text:span><text:span text:style-name="T1">אומר: באשה</text:span><text:span text:style-name="T4"> </text:span><text:span text:style-name="T2">(</text:span><text:span text:style-name="T8">זכות</text:span><text:span text:style-name="T5"> </text:span><text:span text:style-name="T8">ספיקהּ</text:span><text:span text:style-name="T5"> </text:span><text:span text:style-name="T8">אומדין, ואותו</text:span><text:span text:style-name="T5"> </text:span><text:span text:style-name="T8">לא</text:span><text:span text:style-name="T5"> </text:span><text:span text:style-name="T8">ישלמו</text:span><text:span text:style-name="T5"> </text:span><text:span text:style-name="T8">(וכל</text:span><text:span text:style-name="T5"> </text:span><text:span text:style-name="T8">השאר</text:span><text:span text:style-name="T5"> </text:span><text:span text:style-name="T8">ישלמו); וחומר</text:span><text:span text:style-name="T5"> </text:span><text:span text:style-name="T8">גדול</text:span><text:span text:style-name="T5"> </text:span><text:span text:style-name="T8">הוא</text:span><text:span text:style-name="T5"> </text:span><text:span text:style-name="T8">אצלן</text:span><text:span text:style-name="T2">)</text:span><text:span text:style-name="T1">;</text:span></text:p>
      <text:p text:style-name="P10"><text:span text:style-name="T1">אמר</text:span><text:span text:style-name="T4"> </text:span><text:span text:style-name="T1">רב</text:span><text:span text:style-name="T4"> </text:span><text:span text:style-name="T1">פפא: באשה</text:span><text:span text:style-name="T4"> </text:span><text:span text:style-name="T2">(</text:span><text:span text:style-name="T8">שמין</text:span><text:span text:style-name="T5"> </text:span><text:span text:style-name="T8">כרב</text:span><text:span text:style-name="T5"> </text:span><text:span text:style-name="T8">נתן</text:span><text:span text:style-name="T2">)</text:span><text:span text:style-name="T1"> ובכתובתה</text:span><text:span text:style-name="T4"> </text:span><text:span text:style-name="T2">(</text:span><text:span text:style-name="T8">ובכתובתה</text:span><text:span text:style-name="T5"> </text:span><text:span text:style-name="T8">לא</text:span><text:span text:style-name="T5"> </text:span><text:span text:style-name="T8">ישלמו</text:span><text:span text:style-name="T5"> </text:span><text:span text:style-name="T8">לו, אלא</text:span><text:span text:style-name="T5"> </text:span><text:span text:style-name="T8">העודף</text:span><text:span text:style-name="T5"> </text:span><text:span text:style-name="T8">בכתובתה</text:span><text:span text:style-name="T5"> </text:span><text:span text:style-name="T8">על</text:span><text:span text:style-name="T5"> </text:span><text:span text:style-name="T8">הדמים</text:span><text:span text:style-name="T5"> </text:span><text:span text:style-name="T8">הללו, אבל</text:span><text:span text:style-name="T5"> </text:span><text:span text:style-name="T8">לא</text:span><text:span text:style-name="T5"> </text:span><text:span text:style-name="T8">נכסי</text:span><text:span text:style-name="T5"> </text:span><text:span text:style-name="T8">מלוג</text:span><text:span text:style-name="T5"> </text:span><text:span text:style-name="T8">שלה; ואף</text:span><text:span text:style-name="T5"> </text:span><text:span text:style-name="T8">על</text:span><text:span text:style-name="T5"> </text:span><text:span text:style-name="T8">פי</text:span><text:span text:style-name="T5"> </text:span><text:span text:style-name="T8">שאף</text:span><text:span text:style-name="T5"> </text:span><text:span text:style-name="T8">נכסי</text:span><text:span text:style-name="T5"> </text:span><text:span text:style-name="T8">מלוג</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בעדותן</text:span><text:span text:style-name="T5"> </text:span><text:span text:style-name="T8">מלאכול</text:span><text:span text:style-name="T5"> </text:span><text:span text:style-name="T8">פירות</text:span><text:span text:style-name="T5"> </text:span><text:span text:style-name="T8">בחייה</text:span><text:span text:style-name="T5"> </text:span><text:span text:style-name="T8">ומלירש</text:span><text:span text:style-name="T5"> </text:span><text:span text:style-name="T8">אותה</text:span><text:span text:style-name="T5"> </text:span><text:span text:style-name="T8">במותה</text:span><text:span text:style-name="T5"> </text:span><text:span text:style-name="T8">- אין</text:span><text:span text:style-name="T5"> </text:span><text:span text:style-name="T8">משלמין, דיכולין</text:span><text:span text:style-name="T5"> </text:span><text:span text:style-name="T8">לומר</text:span><text:span text:style-name="T5"> </text:span><text:span text:style-name="T8">"אנו</text:span><text:span text:style-name="T5"> </text:span><text:span text:style-name="T8">לא</text:span><text:span text:style-name="T5"> </text:span><text:span text:style-name="T8">העדנו</text:span><text:span text:style-name="T5"> </text:span><text:span text:style-name="T8">אלא</text:span><text:span text:style-name="T5"> </text:span><text:span text:style-name="T8">על</text:span><text:span text:style-name="T5"> </text:span><text:span text:style-name="T8">כתובתה</text:span><text:span text:style-name="T5"> </text:span><text:span text:style-name="T8">ולא</text:span><text:span text:style-name="T5"> </text:span><text:span text:style-name="T8">ידענו</text:span><text:span text:style-name="T5"> </text:span><text:span text:style-name="T8">שהיו</text:span><text:span text:style-name="T5"> </text:span><text:span text:style-name="T8">לה</text:span><text:span text:style-name="T5"> </text:span><text:span text:style-name="T8">נכסי</text:span><text:span text:style-name="T5"> </text:span><text:span text:style-name="T8">מלוג"</text:span><text:span text:style-name="T2">)</text:span><text:span text:style-name="T1">. </text:span><text:span text:style-name="T2">(</text:span><text:span text:style-name="T8">ואני</text:span><text:span text:style-name="T5"> </text:span><text:span text:style-name="T8">לא</text:span><text:span text:style-name="T5"> </text:span><text:span text:style-name="T8">כך</text:span><text:span text:style-name="T5"> </text:span><text:span text:style-name="T8">שמעתיה, וכך</text:span><text:span text:style-name="T5"> </text:span><text:span text:style-name="T8">שמעתי: רב</text:span><text:span text:style-name="T5"> </text:span><text:span text:style-name="T8">חסדא</text:span><text:span text:style-name="T5"> </text:span><text:span text:style-name="T8">אמר: 'בבעל': לפי</text:span><text:span text:style-name="T5"> </text:span><text:span text:style-name="T8">מה</text:span><text:span text:style-name="T5"> </text:span><text:span text:style-name="T8">שהן</text:span><text:span text:style-name="T5"> </text:span><text:span text:style-name="T8">נכסי</text:span><text:span text:style-name="T5"> </text:span><text:span text:style-name="T8">הבעל: אם</text:span><text:span text:style-name="T5"> </text:span><text:span text:style-name="T8">עידית</text:span><text:span text:style-name="T5"> </text:span><text:span text:style-name="T8">אם</text:span><text:span text:style-name="T5"> </text:span><text:span text:style-name="T8">זיבורית</text:span><text:span text:style-name="T5"> </text:span><text:span text:style-name="T8">- אומדין</text:span><text:span text:style-name="T5"> </text:span><text:span text:style-name="T8">את</text:span><text:span text:style-name="T5"> </text:span><text:span text:style-name="T8">טובת</text:span><text:span text:style-name="T5"> </text:span><text:span text:style-name="T8">הנאתה</text:span><text:span text:style-name="T5"> </text:span><text:span text:style-name="T8">כשהלוקח</text:span><text:span text:style-name="T5"> </text:span><text:span text:style-name="T8">מדקדק</text:span><text:span text:style-name="T5"> </text:span><text:span text:style-name="T8">בכך; רב</text:span><text:span text:style-name="T5"> </text:span><text:span text:style-name="T8">נתן</text:span><text:span text:style-name="T5"> </text:span><text:span text:style-name="T8">אמר: 'באשה', ובא</text:span><text:span text:style-name="T5"> </text:span><text:span text:style-name="T8">רב</text:span><text:span text:style-name="T5"> </text:span><text:span text:style-name="T8">פפא</text:span><text:span text:style-name="T5"> </text:span><text:span text:style-name="T8">ופירש: מאי</text:span><text:span text:style-name="T5"> </text:span><text:span text:style-name="T8">'ובאשה' דקאמר</text:span><text:span text:style-name="T5"> </text:span><text:span text:style-name="T8">רב</text:span><text:span text:style-name="T5"> </text:span><text:span text:style-name="T8">נתן? – בכתובתה: שאם</text:span><text:span text:style-name="T5"> </text:span><text:span text:style-name="T8">ייחד</text:span><text:span text:style-name="T5"> </text:span><text:span text:style-name="T8">לה</text:span><text:span text:style-name="T5"> </text:span><text:span text:style-name="T8">קרקע</text:span><text:span text:style-name="T5"> </text:span><text:span text:style-name="T8">לכתובתה</text:span><text:span text:style-name="T5"> </text:span><text:span text:style-name="T8">- בו</text:span><text:span text:style-name="T5"> </text:span><text:span text:style-name="T8">ישומו; ולבי</text:span><text:span text:style-name="T5"> </text:span><text:span text:style-name="T8">מגמגם</text:span><text:span text:style-name="T5"> </text:span><text:span text:style-name="T8">בה: חדא, היכי</text:span><text:span text:style-name="T5"> </text:span><text:span text:style-name="T8">מחייבינן</text:span><text:span text:style-name="T5"> </text:span><text:span text:style-name="T8">להו</text:span><text:span text:style-name="T5"> </text:span><text:span text:style-name="T8">זכות</text:span><text:span text:style-name="T5"> </text:span><text:span text:style-name="T8">ספיקהּ</text:span><text:span text:style-name="T5"> </text:span><text:span text:style-name="T8">- הלא</text:span><text:span text:style-name="T5"> </text:span><text:span text:style-name="T8">לא</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אלא</text:span><text:span text:style-name="T5"> </text:span><text:span text:style-name="T8">זכות</text:span><text:span text:style-name="T5"> </text:span><text:span text:style-name="T8">ספיקוֹ! ועוד: דהכי</text:span><text:span text:style-name="T5"> </text:span><text:span text:style-name="T8">איבעי</text:span><text:span text:style-name="T5"> </text:span><text:span text:style-name="T8">ליה</text:span><text:span text:style-name="T5"> </text:span><text:span text:style-name="T8">למיתני: 'רב</text:span><text:span text:style-name="T5"> </text:span><text:span text:style-name="T8">חסדא</text:span><text:span text:style-name="T5"> </text:span><text:span text:style-name="T8">אמר: בנכסי</text:span><text:span text:style-name="T5"> </text:span><text:span text:style-name="T8">הבעל'; ותו: היכא</text:span><text:span text:style-name="T5"> </text:span><text:span text:style-name="T8">דייחד</text:span><text:span text:style-name="T5"> </text:span><text:span text:style-name="T8">לה</text:span><text:span text:style-name="T5"> </text:span><text:span text:style-name="T8">שדה</text:span><text:span text:style-name="T5"> </text:span><text:span text:style-name="T8">לכתובתה</text:span><text:span text:style-name="T5"> </text:span><text:span text:style-name="T8">- מאי</text:span><text:span text:style-name="T5"> </text:span><text:span text:style-name="T8">טעמא</text:span><text:span text:style-name="T5"> </text:span><text:span text:style-name="T8">דרב</text:span><text:span text:style-name="T5"> </text:span><text:span text:style-name="T8">חסדא</text:span><text:span text:style-name="T5"> </text:span><text:span text:style-name="T8">דפליג?</text:span><text:span text:style-name="T2">)</text:span></text:p>
      <text:p text:style-name="P11"/>
      <text:p text:style-name="P11"/>
      <text:p text:style-name="P11">משנה:</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לחבירו</text:span><text:span text:style-name="T4"> </text:span><text:span text:style-name="T1">אלף</text:span><text:span text:style-name="T4"> </text:span><text:span text:style-name="T1">זוז</text:span><text:span text:style-name="T4"> </text:span><text:span text:style-name="T1">על</text:span><text:span text:style-name="T4"> </text:span><text:span text:style-name="T1">מנת</text:span><text:span text:style-name="T4"> </text:span><text:span text:style-name="T1">ליתנן</text:span><text:span text:style-name="T4"> </text:span><text:span text:style-name="T1">לו</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 והוא</text:span><text:span text:style-name="T4"> </text:span><text:span text:style-name="T1">אומר</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 אומדים</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ויהיו</text:span><text:span text:style-name="T4"> </text:span><text:span text:style-name="T1">בידו</text:span><text:span text:style-name="T4"> </text:span><text:span text:style-name="T1">אלף</text:span><text:span text:style-name="T4"> </text:span><text:span text:style-name="T1">זוז</text:span><text:span text:style-name="T4"> </text:span><text:span text:style-name="T1">בין</text:span><text:span text:style-name="T4"> </text:span><text:span text:style-name="T1">נותנן</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text:span><text:span text:style-name="T4"> </text:span><text:span text:style-name="T1">בין</text:span><text:span text:style-name="T4"> </text:span><text:span text:style-name="T1">נותנן</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text:span></text:p>
      <text:p text:style-name="P11"/>
      <text:p text:style-name="P11">גמרא:</text:p>
      <text:p text:style-name="P10"><text:soft-page-break/><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מלוה</text:span><text:span text:style-name="T4"> </text:span><text:span text:style-name="T1">את</text:span><text:span text:style-name="T4"> </text:span><text:span text:style-name="T1">חבירו</text:span><text:span text:style-name="T4"> </text:span><text:span text:style-name="T1">לעשר</text:span><text:span text:style-name="T4"> </text:span><text:span text:style-name="T1">שנים</text:span><text:span text:style-name="T4"> </text:span><text:span text:style-name="T1">- שביעית</text:span><text:span text:style-name="T4"> </text:span><text:span text:style-name="T1">משמטתו' -</text:span></text:p>
      <text:p text:style-name="P11"/>
      <text:p text:style-name="P10"><text:span text:style-name="T1">(מכות</text:span><text:span text:style-name="T4"> </text:span><text:span text:style-name="T1">ג,ב)</text:span></text:p>
      <text:p text:style-name="P10"><text:span text:style-name="T1">ואף</text:span><text:span text:style-name="T4"> </text:span><text:span text:style-name="T1">על</text:span><text:span text:style-name="T4"> </text:span><text:span text:style-name="T1">גב</text:span><text:span text:style-name="T4"> </text:span><text:span text:style-name="T1">דהשתא</text:span><text:span text:style-name="T4"> </text:span><text:span text:style-name="T2">(</text:span><text:span text:style-name="T8">בשביעית</text:span><text:span text:style-name="T2">)</text:span><text:span text:style-name="T1"> לא</text:span><text:span text:style-name="T4"> </text:span><text:span text:style-name="T1">קרינן</text:span><text:span text:style-name="T4"> </text:span><text:span text:style-name="T1">ביה</text:span><text:span text:style-name="T4"> </text:span><text:span text:style-name="T8">(דברים</text:span><text:span text:style-name="T5"> </text:span><text:span text:style-name="T8">טו,ב)</text:span><text:span text:style-name="T1"> </text:span><text:span text:style-name="T11">[וזה</text:span><text:span text:style-name="T5"> </text:span><text:span text:style-name="T11">דבר</text:span><text:span text:style-name="T5"> </text:span><text:span text:style-name="T11">השמטה</text:span><text:span text:style-name="T5"> </text:span><text:span text:style-name="T24">שמוט</text:span><text:span text:style-name="T5"> </text:span><text:span text:style-name="T11">כל</text:span><text:span text:style-name="T5"> </text:span><text:span text:style-name="T11">בעל</text:span><text:span text:style-name="T5"> </text:span><text:span text:style-name="T11">משה</text:span><text:span text:style-name="T5"> </text:span><text:span text:style-name="T11">ידו</text:span><text:span text:style-name="T5"> </text:span><text:span text:style-name="T11">אשר</text:span><text:span text:style-name="T5"> </text:span><text:span text:style-name="T11">ישה</text:span><text:span text:style-name="T5"> </text:span><text:span text:style-name="T11">ברעהו]</text:span><text:span text:style-name="T10"> לא</text:span><text:span text:style-name="T4"> </text:span><text:span text:style-name="T10">יגושׂ</text:span><text:span text:style-name="T4"> </text:span><text:span text:style-name="T11">[את</text:span><text:span text:style-name="T5"> </text:span><text:span text:style-name="T11">רעהו</text:span><text:span text:style-name="T5"> </text:span><text:span text:style-name="T11">ואת</text:span><text:span text:style-name="T5"> </text:span><text:span text:style-name="T11">אחיו</text:span><text:span text:style-name="T5"> </text:span><text:span text:style-name="T24">כי</text:span><text:span text:style-name="T31"> </text:span><text:span text:style-name="T24">קרא</text:span><text:span text:style-name="T31"> </text:span><text:span text:style-name="T24">שמטה</text:span><text:span text:style-name="T5"> </text:span><text:span text:style-name="T11">לה']</text:span><text:span text:style-name="T1"> </text:span><text:span text:style-name="T2">(</text:span><text:span text:style-name="T8">שהרי</text:span><text:span text:style-name="T5"> </text:span><text:span text:style-name="T8">אם</text:span><text:span text:style-name="T5"> </text:span><text:span text:style-name="T8">בא</text:span><text:span text:style-name="T5"> </text:span><text:span text:style-name="T8">לנגשו</text:span><text:span text:style-name="T5"> </text:span><text:span text:style-name="T8">בלא</text:span><text:span text:style-name="T5"> </text:span><text:span text:style-name="T8">שביעית</text:span><text:span text:style-name="T5"> </text:span><text:span text:style-name="T8">נמי</text:span><text:span text:style-name="T5"> </text:span><text:span text:style-name="T8">אינו</text:span><text:span text:style-name="T5"> </text:span><text:span text:style-name="T8">יכול</text:span><text:span text:style-name="T2">)</text:span><text:span text:style-name="T1"> - </text:span><text:span text:style-name="T2">(</text:span><text:span text:style-name="T8">לא</text:span><text:span text:style-name="T5"> </text:span><text:span text:style-name="T8">אמרינן</text:span><text:span text:style-name="T5"> </text:span><text:span text:style-name="T8">כיון</text:span><text:span text:style-name="T5"> </text:span><text:span text:style-name="T8">דלא</text:span><text:span text:style-name="T5"> </text:span><text:span text:style-name="T8">קרינן</text:span><text:span text:style-name="T5"> </text:span><text:span text:style-name="T8">ביה</text:span><text:span text:style-name="T5"> </text:span><text:span text:style-name="T8">'</text:span><text:span text:style-name="T11">לא</text:span><text:span text:style-name="T5"> </text:span><text:span text:style-name="T11">יגוש</text:span><text:span text:style-name="T8">' - לא</text:span><text:span text:style-name="T5"> </text:span><text:span text:style-name="T8">קרינן</text:span><text:span text:style-name="T5"> </text:span><text:span text:style-name="T8">ביה</text:span><text:span text:style-name="T5"> </text:span><text:span text:style-name="T8">'</text:span><text:span text:style-name="T11">שמוט</text:span><text:span text:style-name="T8">':</text:span><text:span text:style-name="T2">)</text:span><text:span text:style-name="T1"> סוף</text:span><text:span text:style-name="T4"> </text:span><text:span text:style-name="T1">אתי</text:span><text:span text:style-name="T4"> </text:span><text:span text:style-name="T1">לידי</text:span><text:span text:style-name="T4"> </text:span><text:span text:style-name="T1">'</text:span><text:span text:style-name="T10">לא</text:span><text:span text:style-name="T4"> </text:span><text:span text:style-name="T10">יגוש</text:span><text:span text:style-name="T1">' </text:span><text:span text:style-name="T2">(</text:span><text:span text:style-name="T8">והכי</text:span><text:span text:style-name="T5"> </text:span><text:span text:style-name="T8">משתמע</text:span><text:span text:style-name="T5"> </text:span><text:span text:style-name="T8">ביה</text:span><text:span text:style-name="T5"> </text:span><text:span text:style-name="T8">קרא: '</text:span><text:span text:style-name="T11">לא</text:span><text:span text:style-name="T5"> </text:span><text:span text:style-name="T11">יגוש</text:span><text:span text:style-name="T8">' בזמנו</text:span><text:span text:style-name="T5"> </text:span><text:span text:style-name="T8">'</text:span><text:span text:style-name="T11">את</text:span><text:span text:style-name="T5"> </text:span><text:span text:style-name="T11">רעהו... כי</text:span><text:span text:style-name="T5"> </text:span><text:span text:style-name="T11">קָרָא</text:span><text:span text:style-name="T5"> </text:span><text:span text:style-name="T11">שמטה</text:span><text:span text:style-name="T8">' קודם</text:span><text:span text:style-name="T5"> </text:span><text:span text:style-name="T8">לכן</text:span><text:span text:style-name="T2">)</text:span><text:span text:style-name="T1">.</text:span></text:p>
      <text:p text:style-name="P10"><text:span text:style-name="T1">מתיב</text:span><text:span text:style-name="T4"> </text:span><text:span text:style-name="T1">רב</text:span><text:span text:style-name="T4"> </text:span><text:span text:style-name="T1">כהנא: 'אומדים</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ויהיו</text:span><text:span text:style-name="T4"> </text:span><text:span text:style-name="T1">אלף</text:span><text:span text:style-name="T4"> </text:span><text:span text:style-name="T1">זוז</text:span><text:span text:style-name="T4"> </text:span><text:span text:style-name="T1">בידו</text:span><text:span text:style-name="T4"> </text:span><text:span text:style-name="T1">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text:span><text:span text:style-name="T4"> </text:span><text:span text:style-name="T1">ו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 ואי</text:span><text:span text:style-name="T4"> </text:span><text:span text:style-name="T1">אמרת</text:span><text:span text:style-name="T4"> </text:span><text:span text:style-name="T1">'שביעית</text:span><text:span text:style-name="T4"> </text:span><text:span text:style-name="T1">משמטתו' - כולהו</text:span><text:span text:style-name="T4"> </text:span><text:span text:style-name="T1">נמי</text:span><text:span text:style-name="T4"> </text:span><text:span text:style-name="T1">בעי</text:span><text:span text:style-name="T4"> </text:span><text:span text:style-name="T1">שלומי</text:span><text:span text:style-name="T4"> </text:span><text:span text:style-name="T1">ליה!?</text:span></text:p>
      <text:p text:style-name="P10"><text:span text:style-name="T1">אמר</text:span><text:span text:style-name="T4"> </text:span><text:span text:style-name="T1">רבא: הכא</text:span><text:span text:style-name="T4"> </text:span><text:span text:style-name="T1">במאי</text:span><text:span text:style-name="T4"> </text:span><text:span text:style-name="T1">עסקינן? במלוה</text:span><text:span text:style-name="T4"> </text:span><text:span text:style-name="T1">על</text:span><text:span text:style-name="T4"> </text:span><text:span text:style-name="T1">המשכון</text:span><text:span text:style-name="T4"> </text:span><text:span text:style-name="T1">ובמוסר</text:span><text:span text:style-name="T4"> </text:span><text:span text:style-name="T1">שטרותיו</text:span><text:span text:style-name="T4"> </text:span><text:span text:style-name="T1">לבית</text:span><text:span text:style-name="T4"> </text:span><text:span text:style-name="T1">דין</text:span><text:span text:style-name="T4"> </text:span><text:span text:style-name="T2">(</text:span><text:span text:style-name="T8">'מוסר</text:span><text:span text:style-name="T5"> </text:span><text:span text:style-name="T8">שטרותיו</text:span><text:span text:style-name="T5"> </text:span><text:span text:style-name="T8">לבית</text:span><text:span text:style-name="T5"> </text:span><text:span text:style-name="T8">דין' הוא</text:span><text:span text:style-name="T5"> </text:span><text:span text:style-name="T8">פרוזבול</text:span><text:span text:style-name="T5"> </text:span><text:span text:style-name="T8">שהתקין</text:span><text:span text:style-name="T5"> </text:span><text:span text:style-name="T8">הלל, שכתוב</text:span><text:span text:style-name="T5"> </text:span><text:span text:style-name="T8">בו</text:span><text:span text:style-name="T5"> </text:span><text:span text:style-name="T8">'מוסרני</text:span><text:span text:style-name="T5"> </text:span><text:span text:style-name="T8">לכם</text:span><text:span text:style-name="T5"> </text:span><text:span text:style-name="T8">פלוני</text:span><text:span text:style-name="T5"> </text:span><text:span text:style-name="T8">ופלוני</text:span><text:span text:style-name="T5"> </text:span><text:span text:style-name="T8">הדיינין</text:span><text:span text:style-name="T5"> </text:span><text:span text:style-name="T8">שבמקום</text:span><text:span text:style-name="T5"> </text:span><text:span text:style-name="T8">פלוני</text:span><text:span text:style-name="T5"> </text:span><text:span text:style-name="T8">שכל</text:span><text:span text:style-name="T5"> </text:span><text:span text:style-name="T8">חוב</text:span><text:span text:style-name="T5"> </text:span><text:span text:style-name="T8">שיש</text:span><text:span text:style-name="T5"> </text:span><text:span text:style-name="T8">לי</text:span><text:span text:style-name="T5"> </text:span><text:span text:style-name="T8">שאגבנו</text:span><text:span text:style-name="T5"> </text:span><text:span text:style-name="T8">כל</text:span><text:span text:style-name="T5"> </text:span><text:span text:style-name="T8">זמן</text:span><text:span text:style-name="T5"> </text:span><text:span text:style-name="T8">שארצה'</text:span><text:span text:style-name="T2">)</text:span><text:span text:style-name="T1">, דתנן</text:span><text:span text:style-name="T4"> </text:span><text:span text:style-name="T8">[שביעית</text:span><text:span text:style-name="T5"> </text:span><text:span text:style-name="T8">פ"י</text:span><text:span text:style-name="T5"> </text:span><text:span text:style-name="T8">מ"ב]</text:span><text:span text:style-name="T1"> 'המלוה</text:span><text:span text:style-name="T4"> </text:span><text:span text:style-name="T1">על</text:span><text:span text:style-name="T4"> </text:span><text:span text:style-name="T1">המשכון</text:span><text:span text:style-name="T4"> </text:span><text:span text:style-name="T1">והמוסר</text:span><text:span text:style-name="T4"> </text:span><text:span text:style-name="T1">שטרותיו</text:span><text:span text:style-name="T4"> </text:span><text:span text:style-name="T1">לבית</text:span><text:span text:style-name="T4"> </text:span><text:span text:style-name="T1">דין</text:span><text:span text:style-name="T4"> </text:span><text:span text:style-name="T1">- אין</text:span><text:span text:style-name="T4"> </text:span><text:span text:style-name="T1">משמיטין</text:span><text:span text:style-name="T4"> </text:span><text:span text:style-name="T2">(</text:span><text:span text:style-name="T8">דלא</text:span><text:span text:style-name="T5"> </text:span><text:span text:style-name="T8">קרינן</text:span><text:span text:style-name="T5"> </text:span><text:span text:style-name="T8">ביה</text:span><text:span text:style-name="T5"> </text:span><text:span text:style-name="T8">'</text:span><text:span text:style-name="T11">לא</text:span><text:span text:style-name="T5"> </text:span><text:span text:style-name="T11">יגוש</text:span><text:span text:style-name="T8">', שהרי</text:span><text:span text:style-name="T5"> </text:span><text:span text:style-name="T8">אינו</text:span><text:span text:style-name="T5"> </text:span><text:span text:style-name="T8">תובע</text:span><text:span text:style-name="T5"> </text:span><text:span text:style-name="T8">כלום</text:span><text:span text:style-name="T2">)</text:span><text:span text:style-name="T1">'!</text:span></text:p>
      <text:p text:style-name="P13"/>
      <text:p text:style-name="P10"><text:span text:style-name="T1">איכא</text:span><text:span text:style-name="T4"> </text:span><text:span text:style-name="T1">דאמרי: 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מלוה</text:span><text:span text:style-name="T4"> </text:span><text:span text:style-name="T1">את</text:span><text:span text:style-name="T4"> </text:span><text:span text:style-name="T1">חבירו</text:span><text:span text:style-name="T4"> </text:span><text:span text:style-name="T1">לעשר</text:span><text:span text:style-name="T4"> </text:span><text:span text:style-name="T1">שנים</text:span><text:span text:style-name="T4"> </text:span><text:span text:style-name="T1">- אין</text:span><text:span text:style-name="T4"> </text:span><text:span text:style-name="T1">שביעית</text:span><text:span text:style-name="T4"> </text:span><text:span text:style-name="T1">משמטתו' ואף</text:span><text:span text:style-name="T4"> </text:span><text:span text:style-name="T1">על</text:span><text:span text:style-name="T4"> </text:span><text:span text:style-name="T1">גב</text:span><text:span text:style-name="T4"> </text:span><text:span text:style-name="T1">דאתי</text:span><text:span text:style-name="T4"> </text:span><text:span text:style-name="T1">לידי</text:span><text:span text:style-name="T4"> </text:span><text:span text:style-name="T1">לא</text:span><text:span text:style-name="T4"> </text:span><text:span text:style-name="T1">יגוש</text:span><text:span text:style-name="T4"> </text:span><text:span text:style-name="T1">- השתא</text:span><text:span text:style-name="T4"> </text:span><text:span text:style-name="T1">מיהא</text:span><text:span text:style-name="T4"> </text:span><text:span text:style-name="T1">לא</text:span><text:span text:style-name="T4"> </text:span><text:span text:style-name="T1">קרינן</text:span><text:span text:style-name="T4"> </text:span><text:span text:style-name="T1">ביה</text:span><text:span text:style-name="T4"> </text:span><text:span text:style-name="T1">'לא</text:span><text:span text:style-name="T4"> </text:span><text:span text:style-name="T1">יגוש'. </text:span></text:p>
      <text:p text:style-name="P10"><text:span text:style-name="T1">אמר</text:span><text:span text:style-name="T4"> </text:span><text:span text:style-name="T1">רב</text:span><text:span text:style-name="T4"> </text:span><text:span text:style-name="T1">כהנא: אף</text:span><text:span text:style-name="T4"> </text:span><text:span text:style-name="T1">אנן</text:span><text:span text:style-name="T4"> </text:span><text:span text:style-name="T1">נמי</text:span><text:span text:style-name="T4"> </text:span><text:span text:style-name="T1">תנינא: 'אומדין</text:span><text:span text:style-name="T4"> </text:span><text:span text:style-name="T1">כמה</text:span><text:span text:style-name="T4"> </text:span><text:span text:style-name="T1">אדם</text:span><text:span text:style-name="T4"> </text:span><text:span text:style-name="T1">רוצה</text:span><text:span text:style-name="T4"> </text:span><text:span text:style-name="T1">ליתן</text:span><text:span text:style-name="T4"> </text:span><text:span text:style-name="T1">ויהיו</text:span><text:span text:style-name="T4"> </text:span><text:span text:style-name="T1">אלף</text:span><text:span text:style-name="T4"> </text:span><text:span text:style-name="T1">זוז</text:span><text:span text:style-name="T4"> </text:span><text:span text:style-name="T1">בידו</text:span><text:span text:style-name="T4"> </text:span><text:span text:style-name="T1">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שלשים</text:span><text:span text:style-name="T4"> </text:span><text:span text:style-name="T1">יום</text:span><text:span text:style-name="T4"> </text:span><text:span text:style-name="T1">ובין</text:span><text:span text:style-name="T4"> </text:span><text:span text:style-name="T1">ליתן</text:span><text:span text:style-name="T4"> </text:span><text:span text:style-name="T1">מכאן</text:span><text:span text:style-name="T4"> </text:span><text:span text:style-name="T1">ועד</text:span><text:span text:style-name="T4"> </text:span><text:span text:style-name="T1">עשר</text:span><text:span text:style-name="T4"> </text:span><text:span text:style-name="T1">שנים' - ואי</text:span><text:span text:style-name="T4"> </text:span><text:span text:style-name="T1">אמרת</text:span><text:span text:style-name="T4"> </text:span><text:span text:style-name="T1">'שביעית</text:span><text:span text:style-name="T4"> </text:span><text:span text:style-name="T1">משמטתו' - כולהו</text:span><text:span text:style-name="T4"> </text:span><text:span text:style-name="T1">נמי</text:span><text:span text:style-name="T4"> </text:span><text:span text:style-name="T1">בעו</text:span><text:span text:style-name="T4"> </text:span><text:span text:style-name="T1">שלומי</text:span><text:span text:style-name="T4"> </text:span><text:span text:style-name="T1">ליה!</text:span></text:p>
      <text:p text:style-name="P10"><text:span text:style-name="T1">אמר</text:span><text:span text:style-name="T4"> </text:span><text:span text:style-name="T1">רבא: הכא</text:span><text:span text:style-name="T4"> </text:span><text:span text:style-name="T1">במאי</text:span><text:span text:style-name="T4"> </text:span><text:span text:style-name="T1">עסקינן? במלוה</text:span><text:span text:style-name="T4"> </text:span><text:span text:style-name="T1">על</text:span><text:span text:style-name="T4"> </text:span><text:span text:style-name="T1">המשכון</text:span><text:span text:style-name="T4"> </text:span><text:span text:style-name="T1">ובמוסר</text:span><text:span text:style-name="T4"> </text:span><text:span text:style-name="T1">שטרותיו</text:span><text:span text:style-name="T4"> </text:span><text:span text:style-name="T1">לבית</text:span><text:span text:style-name="T4"> </text:span><text:span text:style-name="T1">דין, דתנן: 'המלוה</text:span><text:span text:style-name="T4"> </text:span><text:span text:style-name="T1">על</text:span><text:span text:style-name="T4"> </text:span><text:span text:style-name="T1">המשכון</text:span><text:span text:style-name="T4"> </text:span><text:span text:style-name="T1">והמוסר</text:span><text:span text:style-name="T4"> </text:span><text:span text:style-name="T1">שטרותיו</text:span><text:span text:style-name="T4"> </text:span><text:span text:style-name="T1">לבית</text:span><text:span text:style-name="T4"> </text:span><text:span text:style-name="T1">דין</text:span><text:span text:style-name="T4"> </text:span><text:span text:style-name="T1">- אין</text:span><text:span text:style-name="T4"> </text:span><text:span text:style-name="T1">משמיטין'. </text:span></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אומר</text:span><text:span text:style-name="T4"> </text:span><text:span text:style-name="T1">לחבירו</text:span><text:span text:style-name="T4"> </text:span><text:span text:style-name="T1">"על</text:span><text:span text:style-name="T4"> </text:span><text:span text:style-name="T1">מנת</text:span><text:span text:style-name="T4"> </text:span><text:span text:style-name="T1">שלא</text:span><text:span text:style-name="T4"> </text:span><text:span text:style-name="T1">תשמטני</text:span><text:span text:style-name="T4"> </text:span><text:span text:style-name="T1">שביעית" - שביעית</text:span><text:span text:style-name="T4"> </text:span><text:span text:style-name="T1">משמטת.</text:span></text:p>
      <text:p text:style-name="P10"><text:span text:style-name="T1">לימא</text:span><text:span text:style-name="T4"> </text:span><text:span text:style-name="T1">קסבר</text:span><text:span text:style-name="T4"> </text:span><text:span text:style-name="T1">שמואל</text:span><text:span text:style-name="T4"> </text:span><text:span text:style-name="T1">'מתנה</text:span><text:span text:style-name="T4"> </text:span><text:span text:style-name="T1">על</text:span><text:span text:style-name="T4"> </text:span><text:span text:style-name="T1">מה</text:span><text:span text:style-name="T4"> </text:span><text:span text:style-name="T1">שכתוב</text:span><text:span text:style-name="T4"> </text:span><text:span text:style-name="T1">בתורה</text:span><text:span text:style-name="T4"> </text:span><text:span text:style-name="T1">הוא, וכל</text:span><text:span text:style-name="T4"> </text:span><text:span text:style-name="T1">המתנה</text:span><text:span text:style-name="T4"> </text:span><text:span text:style-name="T1">על</text:span><text:span text:style-name="T4"> </text:span><text:span text:style-name="T1">מה</text:span><text:span text:style-name="T4"> </text:span><text:span text:style-name="T1">שכתוב</text:span><text:span text:style-name="T4"> </text:span><text:span text:style-name="T1">בתורה</text:span><text:span text:style-name="T4"> </text:span><text:span text:style-name="T1">תנאו</text:span><text:span text:style-name="T4"> </text:span><text:span text:style-name="T1">בטל'? והא</text:span><text:span text:style-name="T4"> </text:span><text:span text:style-name="T1">איתמר: 'האומר</text:span><text:span text:style-name="T4"> </text:span><text:span text:style-name="T1">לחבירו</text:span><text:span text:style-name="T4"> </text:span><text:span text:style-name="T1">"על</text:span><text:span text:style-name="T4"> </text:span><text:span text:style-name="T1">מנת</text:span><text:span text:style-name="T4"> </text:span><text:span text:style-name="T1">שאין</text:span><text:span text:style-name="T4"> </text:span><text:span text:style-name="T1">לך</text:span><text:span text:style-name="T4"> </text:span><text:span text:style-name="T1">עלי</text:span><text:span text:style-name="T4"> </text:span><text:span text:style-name="T1">אונאה": רב</text:span><text:span text:style-name="T4"> </text:span><text:span text:style-name="T1">אומר: יש</text:span><text:span text:style-name="T4"> </text:span><text:span text:style-name="T1">לו</text:span><text:span text:style-name="T4"> </text:span><text:span text:style-name="T1">עליו</text:span><text:span text:style-name="T4"> </text:span><text:span text:style-name="T1">אונאה, ושמואל</text:span><text:span text:style-name="T4"> </text:span><text:span text:style-name="T1">אומר: אין</text:span><text:span text:style-name="T4"> </text:span><text:span text:style-name="T1">לו</text:span><text:span text:style-name="T4"> </text:span><text:span text:style-name="T1">עליו</text:span><text:span text:style-name="T4"> </text:span><text:span text:style-name="T1">אונאה'!? </text:span></text:p>
      <text:p text:style-name="P10"><text:span text:style-name="T1">הא</text:span><text:span text:style-name="T4"> </text:span><text:span text:style-name="T1">- איתמר</text:span><text:span text:style-name="T4"> </text:span><text:span text:style-name="T1">עלה: 'אמר</text:span><text:span text:style-name="T4"> </text:span><text:span text:style-name="T1">רב</text:span><text:span text:style-name="T4"> </text:span><text:span text:style-name="T1">ענן: לדידי</text:span><text:span text:style-name="T4"> </text:span><text:span text:style-name="T1">מפרשא</text:span><text:span text:style-name="T4"> </text:span><text:span text:style-name="T1">ליה</text:span><text:span text:style-name="T4"> </text:span><text:span text:style-name="T1">מיניה</text:span><text:span text:style-name="T4"> </text:span><text:span text:style-name="T1">דשמואל: "על</text:span><text:span text:style-name="T4"> </text:span><text:span text:style-name="T1">מנת</text:span><text:span text:style-name="T4"> </text:span><text:span text:style-name="T1">שאין</text:span><text:span text:style-name="T4"> </text:span><text:span text:style-name="T28">לך</text:span><text:span text:style-name="T30"> </text:span><text:span text:style-name="T28">עלי</text:span><text:span text:style-name="T4"> </text:span><text:span text:style-name="T1">אונאה" - אין</text:span><text:span text:style-name="T4"> </text:span><text:span text:style-name="T1">לו</text:span><text:span text:style-name="T4"> </text:span><text:span text:style-name="T1">עליו</text:span><text:span text:style-name="T4"> </text:span><text:span text:style-name="T1">אונאה</text:span><text:span text:style-name="T4"> </text:span><text:span text:style-name="T2">(</text:span><text:span text:style-name="T8">שהמתנה</text:span><text:span text:style-name="T5"> </text:span><text:span text:style-name="T8">על</text:span><text:span text:style-name="T5"> </text:span><text:span text:style-name="T8">מה</text:span><text:span text:style-name="T5"> </text:span><text:span text:style-name="T8">שכתוב</text:span><text:span text:style-name="T5"> </text:span><text:span text:style-name="T8">בתורה</text:span><text:span text:style-name="T5"> </text:span><text:span text:style-name="T8">תנאו</text:span><text:span text:style-name="T5"> </text:span><text:span text:style-name="T8">קיים</text:span><text:span text:style-name="T2">)</text:span><text:span text:style-name="T1">; </text:span><text:span text:style-name="T2">(</text:span><text:span text:style-name="T8">ואם</text:span><text:span text:style-name="T5"> </text:span><text:span text:style-name="T8">אמר</text:span><text:span text:style-name="T5"> </text:span><text:span text:style-name="T8">לו:</text:span><text:span text:style-name="T2">)</text:span><text:span text:style-name="T1"> "על</text:span><text:span text:style-name="T4"> </text:span><text:span text:style-name="T1">מנת</text:span><text:span text:style-name="T4"> </text:span><text:span text:style-name="T1">שאין</text:span><text:span text:style-name="T4"> </text:span><text:span text:style-name="T28">בו</text:span><text:span text:style-name="T4"> </text:span><text:span text:style-name="T1">אונאה" </text:span><text:span text:style-name="T2">(</text:span><text:span text:style-name="T8">אין</text:span><text:span text:style-name="T5"> </text:span><text:span text:style-name="T8">זה</text:span><text:span text:style-name="T5"> </text:span><text:span text:style-name="T8">מתְנֶה</text:span><text:span text:style-name="T5"> </text:span><text:span text:style-name="T8">שימחול</text:span><text:span text:style-name="T5"> </text:span><text:span text:style-name="T8">לו</text:span><text:span text:style-name="T5"> </text:span><text:span text:style-name="T8">אונאתו, אלא</text:span><text:span text:style-name="T5"> </text:span><text:span text:style-name="T8">הוא</text:span><text:span text:style-name="T5"> </text:span><text:span text:style-name="T8">התנה</text:span><text:span text:style-name="T5"> </text:span><text:span text:style-name="T8">עמו</text:span><text:span text:style-name="T5"> </text:span><text:span text:style-name="T8">שאינו</text:span><text:span text:style-name="T5"> </text:span><text:span text:style-name="T8">אונהו</text:span><text:span text:style-name="T5"> </text:span><text:span text:style-name="T8">במכר</text:span><text:span text:style-name="T5"> </text:span><text:span text:style-name="T8">זה</text:span><text:span text:style-name="T2">)</text:span><text:span text:style-name="T1"> - הרי</text:span><text:span text:style-name="T4"> </text:span><text:span text:style-name="T1">יש</text:span><text:span text:style-name="T4"> </text:span><text:span text:style-name="T1">בו</text:span><text:span text:style-name="T4"> </text:span><text:span text:style-name="T1">אונאה</text:span><text:span text:style-name="T4"> </text:span><text:span text:style-name="T2">(</text:span><text:span text:style-name="T8">והרי</text:span><text:span text:style-name="T5"> </text:span><text:span text:style-name="T8">אנו</text:span><text:span text:style-name="T5"> </text:span><text:span text:style-name="T8">רואים</text:span><text:span text:style-name="T5"> </text:span><text:span text:style-name="T8">שיש</text:span><text:span text:style-name="T5"> </text:span><text:span text:style-name="T8">בו</text:span><text:span text:style-name="T5"> </text:span><text:span text:style-name="T8">אונאה! ובהאי</text:span><text:span text:style-name="T5"> </text:span><text:span text:style-name="T8">מודה</text:span><text:span text:style-name="T5"> </text:span><text:span text:style-name="T8">שמואל</text:span><text:span text:style-name="T5"> </text:span><text:span text:style-name="T8">דיש</text:span><text:span text:style-name="T5"> </text:span><text:span text:style-name="T8">לו</text:span><text:span text:style-name="T5"> </text:span><text:span text:style-name="T8">עליו</text:span><text:span text:style-name="T5"> </text:span><text:span text:style-name="T8">אונאה</text:span><text:span text:style-name="T2">)</text:span><text:span text:style-name="T1">; הכא</text:span><text:span text:style-name="T4"> </text:span><text:span text:style-name="T1">נמי: </text:span><text:span text:style-name="T2">(</text:span><text:span text:style-name="T8">אם</text:span><text:span text:style-name="T5"> </text:span><text:span text:style-name="T8">אמר</text:span><text:span text:style-name="T5"> </text:span><text:span text:style-name="T8">לו</text:span><text:span text:style-name="T5"> </text:span><text:span text:style-name="T8">לוה</text:span><text:span text:style-name="T2">)</text:span><text:span text:style-name="T1"> "</text:span><text:span text:style-name="T2">(</text:span><text:span text:style-name="T8"> הלוני</text:span><text:span text:style-name="T2">)</text:span><text:span text:style-name="T1"> על</text:span><text:span text:style-name="T4"> </text:span><text:span text:style-name="T1">מנת</text:span><text:span text:style-name="T4"> </text:span><text:span text:style-name="T1">שלא</text:span><text:span text:style-name="T4"> </text:span><text:span text:style-name="T1">תשמטני</text:span><text:span text:style-name="T4"> </text:span><text:span text:style-name="T2">(</text:span><text:span text:style-name="T8">אתה</text:span><text:span text:style-name="T2">)</text:span><text:span text:style-name="T1"> </text:span><text:span text:style-name="T28">ב</text:span><text:span text:style-name="T1">שביעית" - אין</text:span><text:span text:style-name="T4"> </text:span><text:span text:style-name="T1">שביעית</text:span><text:span text:style-name="T4"> </text:span><text:span text:style-name="T1">משמטתו</text:span><text:span text:style-name="T4"> </text:span><text:span text:style-name="T2">(</text:span><text:span text:style-name="T8">תנאי</text:span><text:span text:style-name="T5"> </text:span><text:span text:style-name="T8">הוא</text:span><text:span text:style-name="T5"> </text:span><text:span text:style-name="T8">זה, ואף</text:span><text:span text:style-name="T5"> </text:span><text:span text:style-name="T8">על</text:span><text:span text:style-name="T5"> </text:span><text:span text:style-name="T8">פי</text:span><text:span text:style-name="T5"> </text:span><text:span text:style-name="T8">שהתנה</text:span><text:span text:style-name="T5"> </text:span><text:span text:style-name="T8">על</text:span><text:span text:style-name="T5"> </text:span><text:span text:style-name="T8">מה</text:span><text:span text:style-name="T5"> </text:span><text:span text:style-name="T8">שכתוב</text:span><text:span text:style-name="T5"> </text:span><text:span text:style-name="T8">בתורה</text:span><text:span text:style-name="T5"> </text:span><text:span text:style-name="T8">תנאו</text:span><text:span text:style-name="T5"> </text:span><text:span text:style-name="T8">קיים</text:span><text:span text:style-name="T2">)</text:span><text:span text:style-name="T1">; </text:span><text:span text:style-name="T2">(</text:span><text:span text:style-name="T8">אבל</text:span><text:span text:style-name="T5"> </text:span><text:span text:style-name="T8">אם</text:span><text:span text:style-name="T5"> </text:span><text:span text:style-name="T8">אמר</text:span><text:span text:style-name="T5"> </text:span><text:span text:style-name="T8">לו:</text:span><text:span text:style-name="T2">)</text:span><text:span text:style-name="T1"> "על</text:span><text:span text:style-name="T4"> </text:span><text:span text:style-name="T1">מנת</text:span><text:span text:style-name="T4"> </text:span><text:span text:style-name="T1">שלא</text:span><text:span text:style-name="T4"> </text:span><text:span text:style-name="T1">תשמטני</text:span><text:span text:style-name="T4"> </text:span><text:span text:style-name="T1">שביעית" - שביעית</text:span><text:span text:style-name="T4"> </text:span><text:span text:style-name="T1">משמטתו</text:span><text:span text:style-name="T4"> </text:span><text:span text:style-name="T2">(</text:span><text:span text:style-name="T8">השביעית</text:span><text:span text:style-name="T5"> </text:span><text:span text:style-name="T8">אינה</text:span><text:span text:style-name="T5"> </text:span><text:span text:style-name="T8">מסורה</text:span><text:span text:style-name="T5"> </text:span><text:span text:style-name="T8">בידו</text:span><text:span text:style-name="T5"> </text:span><text:span text:style-name="T8">להתנות</text:span><text:span text:style-name="T5"> </text:span><text:span text:style-name="T8">שלא</text:span><text:span text:style-name="T5"> </text:span><text:span text:style-name="T8">תהא</text:span><text:span text:style-name="T5"> </text:span><text:span text:style-name="T8">השביעית</text:span><text:span text:style-name="T5"> </text:span><text:span text:style-name="T8">משמטת; לפיכך</text:span><text:span text:style-name="T5"> </text:span><text:span text:style-name="T8">אין</text:span><text:span text:style-name="T5"> </text:span><text:span text:style-name="T8">כאן</text:span><text:span text:style-name="T5"> </text:span><text:span text:style-name="T8">תנאי</text:span><text:span text:style-name="T2">)</text:span><text:span text:style-name="T1">.</text:span></text:p>
      <text:p text:style-name="P11"/>
      <text:p text:style-name="P10"><text:span text:style-name="T1">תנא: 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 אינו</text:span><text:span text:style-name="T4"> </text:span><text:span text:style-name="T1">רשאי</text:span><text:span text:style-name="T4"> </text:span><text:span text:style-name="T1">לתובעו</text:span><text:span text:style-name="T4"> </text:span><text:span text:style-name="T1">פחות</text:span><text:span text:style-name="T4"> </text:span><text:span text:style-name="T1">משלשים</text:span><text:span text:style-name="T4"> </text:span><text:span text:style-name="T1">יום.</text:span></text:p>
      <text:p text:style-name="P10"><text:span text:style-name="T1">סבר</text:span><text:span text:style-name="T4"> </text:span><text:span text:style-name="T1">רבה</text:span><text:span text:style-name="T4"> </text:span><text:span text:style-name="T1">בר</text:span><text:span text:style-name="T4"> </text:span><text:span text:style-name="T1">בר</text:span><text:span text:style-name="T4"> </text:span><text:span text:style-name="T1">חנה</text:span><text:span text:style-name="T4"> </text:span><text:span text:style-name="T1">קמיה</text:span><text:span text:style-name="T4"> </text:span><text:span text:style-name="T1">דרב</text:span><text:span text:style-name="T4"> </text:span><text:span text:style-name="T1">למימר: הני</text:span><text:span text:style-name="T4"> </text:span><text:span text:style-name="T1">מילי</text:span><text:span text:style-name="T4"> </text:span><text:span text:style-name="T1">במלוה</text:span><text:span text:style-name="T4"> </text:span><text:span text:style-name="T1">בשטר: דלא</text:span><text:span text:style-name="T4"> </text:span><text:span text:style-name="T1">עבד</text:span><text:span text:style-name="T4"> </text:span><text:span text:style-name="T1">איניש</text:span><text:span text:style-name="T4"> </text:span><text:span text:style-name="T1">דטרח</text:span><text:span text:style-name="T4"> </text:span><text:span text:style-name="T1">דכתב</text:span><text:span text:style-name="T4"> </text:span><text:span text:style-name="T1">שטר</text:span><text:span text:style-name="T4"> </text:span><text:span text:style-name="T1">בציר</text:span><text:span text:style-name="T4"> </text:span><text:span text:style-name="T1">מתלתין</text:span><text:span text:style-name="T4"> </text:span><text:span text:style-name="T1">יומין, אבל</text:span><text:span text:style-name="T4"> </text:span><text:span text:style-name="T1">מלוה</text:span><text:span text:style-name="T4"> </text:span><text:span text:style-name="T1">על</text:span><text:span text:style-name="T4"> </text:span><text:span text:style-name="T1">פה</text:span><text:span text:style-name="T4"> – </text:span><text:span text:style-name="T1">לא.</text:span></text:p>
      <text:p text:style-name="P10"><text:span text:style-name="T1">אמר</text:span><text:span text:style-name="T4"> </text:span><text:span text:style-name="T1">ליה</text:span><text:span text:style-name="T4"> </text:span><text:span text:style-name="T1">רב: הכי</text:span><text:span text:style-name="T4"> </text:span><text:span text:style-name="T1">אמר</text:span><text:span text:style-name="T4"> </text:span><text:span text:style-name="T1">חביבי</text:span><text:span text:style-name="T4"> </text:span><text:span text:style-name="T2">(</text:span><text:span text:style-name="T8">תרגום</text:span><text:span text:style-name="T5"> </text:span><text:span text:style-name="T8">של</text:span><text:span text:style-name="T5"> </text:span><text:span text:style-name="T8">'דודי': רבי</text:span><text:span text:style-name="T5"> </text:span><text:span text:style-name="T8">חייא</text:span><text:span text:style-name="T5"> </text:span><text:span text:style-name="T8">- אחי</text:span><text:span text:style-name="T5"> </text:span><text:span text:style-name="T8">אביו</text:span><text:span text:style-name="T5"> </text:span><text:span text:style-name="T8">היה</text:span><text:span text:style-name="T2">)</text:span><text:span text:style-name="T1">: אחד</text:span><text:span text:style-name="T4"> </text:span><text:span text:style-name="T1">המלוה</text:span><text:span text:style-name="T4"> </text:span><text:span text:style-name="T1">בשטר</text:span><text:span text:style-name="T4"> </text:span><text:span text:style-name="T1">ואחד</text:span><text:span text:style-name="T4"> </text:span><text:span text:style-name="T1">המלוה</text:span><text:span text:style-name="T4"> </text:span><text:span text:style-name="T1">על</text:span><text:span text:style-name="T4"> </text:span><text:span text:style-name="T1">פה. </text:span></text:p>
      <text:p text:style-name="P10"><text:span text:style-name="T1">תניא</text:span><text:span text:style-name="T4"> </text:span><text:span text:style-name="T1">נמי</text:span><text:span text:style-name="T4"> </text:span><text:span text:style-name="T1">הכי: 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 אינו</text:span><text:span text:style-name="T4"> </text:span><text:span text:style-name="T1">רשאי</text:span><text:span text:style-name="T4"> </text:span><text:span text:style-name="T1">לתובעו</text:span><text:span text:style-name="T4"> </text:span><text:span text:style-name="T1">פחות</text:span><text:span text:style-name="T4"> </text:span><text:span text:style-name="T1">משלשים</text:span><text:span text:style-name="T4"> </text:span><text:span text:style-name="T1">יום, אחד</text:span><text:span text:style-name="T4"> </text:span><text:span text:style-name="T1">המלוה</text:span><text:span text:style-name="T4"> </text:span><text:span text:style-name="T1">בשטר</text:span><text:span text:style-name="T4"> </text:span><text:span text:style-name="T1">ואחד</text:span><text:span text:style-name="T4"> </text:span><text:span text:style-name="T1">המלוה</text:span><text:span text:style-name="T4"> </text:span><text:span text:style-name="T1">על</text:span><text:span text:style-name="T4"> </text:span><text:span text:style-name="T1">פה.</text:span></text:p>
      <text:p text:style-name="P13"/>
      <text:p text:style-name="P10"><text:span text:style-name="T1">אמר</text:span><text:span text:style-name="T4"> </text:span><text:span text:style-name="T1">ליה</text:span><text:span text:style-name="T4"> </text:span><text:span text:style-name="T1">שמואל</text:span><text:span text:style-name="T4"> </text:span><text:span text:style-name="T1">לרב</text:span><text:span text:style-name="T4"> </text:span><text:span text:style-name="T1">מתנה: לא</text:span><text:span text:style-name="T4"> </text:span><text:span text:style-name="T1">תיתיב</text:span><text:span text:style-name="T4"> </text:span><text:span text:style-name="T1">אכרעיך</text:span><text:span text:style-name="T4"> </text:span><text:span text:style-name="T1">עד</text:span><text:span text:style-name="T4"> </text:span><text:span text:style-name="T1">דמפרשת</text:span><text:span text:style-name="T4"> </text:span><text:span text:style-name="T1">לה</text:span><text:span text:style-name="T4"> </text:span><text:span text:style-name="T1">להא</text:span><text:span text:style-name="T4"> </text:span><text:span text:style-name="T1">שמעתא: מנא</text:span><text:span text:style-name="T4"> </text:span><text:span text:style-name="T1">הא</text:span><text:span text:style-name="T4"> </text:span><text:span text:style-name="T1">מילתא</text:span><text:span text:style-name="T4"> </text:span><text:span text:style-name="T1">דאמור</text:span><text:span text:style-name="T4"> </text:span><text:span text:style-name="T1">רבנן</text:span><text:span text:style-name="T4"> </text:span><text:span text:style-name="T1">'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אינו</text:span><text:span text:style-name="T4"> </text:span><text:span text:style-name="T1">רשאי</text:span><text:span text:style-name="T4"> </text:span><text:span text:style-name="T1">לתובעו</text:span><text:span text:style-name="T4"> </text:span><text:span text:style-name="T1">פחות</text:span><text:span text:style-name="T4"> </text:span><text:span text:style-name="T1">משלשים</text:span><text:span text:style-name="T4"> </text:span><text:span text:style-name="T1">יום, אחד</text:span><text:span text:style-name="T4"> </text:span><text:span text:style-name="T1">המלוה</text:span><text:span text:style-name="T4"> </text:span><text:span text:style-name="T1">בשטר</text:span><text:span text:style-name="T4"> </text:span><text:span text:style-name="T1">ואחד</text:span><text:span text:style-name="T4"> </text:span><text:span text:style-name="T1">המלוה</text:span><text:span text:style-name="T4"> </text:span><text:span text:style-name="T1">על</text:span><text:span text:style-name="T4"> </text:span><text:span text:style-name="T1">פה'?</text:span></text:p>
      <text:p text:style-name="P10"><text:soft-page-break/><text:span text:style-name="T1">אמר</text:span><text:span text:style-name="T4"> </text:span><text:span text:style-name="T1">ליה: דכתיב</text:span><text:span text:style-name="T4"> </text:span><text:span text:style-name="T8">(דברים</text:span><text:span text:style-name="T5"> </text:span><text:span text:style-name="T8">טו,ט)</text:span><text:span text:style-name="T1"> </text:span><text:span text:style-name="T11">[השמר</text:span><text:span text:style-name="T5"> </text:span><text:span text:style-name="T11">לך</text:span><text:span text:style-name="T5"> </text:span><text:span text:style-name="T11">פן</text:span><text:span text:style-name="T5"> </text:span><text:span text:style-name="T11">יהיה</text:span><text:span text:style-name="T5"> </text:span><text:span text:style-name="T11">דבר</text:span><text:span text:style-name="T5"> </text:span><text:span text:style-name="T11">עם</text:span><text:span text:style-name="T5"> </text:span><text:span text:style-name="T11">לבבך</text:span><text:span text:style-name="T5"> </text:span><text:span text:style-name="T11">בליעל</text:span><text:span text:style-name="T5"> </text:span><text:span text:style-name="T11">לאמר]</text:span><text:span text:style-name="T10"> קרבה</text:span><text:span text:style-name="T4"> </text:span><text:span text:style-name="T10">שנת</text:span><text:span text:style-name="T4"> </text:span><text:span text:style-name="T10">השבע</text:span><text:span text:style-name="T4"> </text:span><text:span text:style-name="T10">שנת</text:span><text:span text:style-name="T4"> </text:span><text:span text:style-name="T10">השמטה</text:span><text:span text:style-name="T4"> </text:span><text:span text:style-name="T11">[ורעה</text:span><text:span text:style-name="T5"> </text:span><text:span text:style-name="T11">עינך</text:span><text:span text:style-name="T5"> </text:span><text:span text:style-name="T11">באחיך</text:span><text:span text:style-name="T5"> </text:span><text:span text:style-name="T11">האביון</text:span><text:span text:style-name="T5"> </text:span><text:span text:style-name="T11">ולא</text:span><text:span text:style-name="T5"> </text:span><text:span text:style-name="T11">תתן</text:span><text:span text:style-name="T5"> </text:span><text:span text:style-name="T11">לו</text:span><text:span text:style-name="T5"> </text:span><text:span text:style-name="T11">וקרא</text:span><text:span text:style-name="T5"> </text:span><text:span text:style-name="T11">עליך</text:span><text:span text:style-name="T5"> </text:span><text:span text:style-name="T11">אל</text:span><text:span text:style-name="T5"> </text:span><text:span text:style-name="T11">ה' והיה</text:span><text:span text:style-name="T5"> </text:span><text:span text:style-name="T11">בך</text:span><text:span text:style-name="T5"> </text:span><text:span text:style-name="T11">חטא]</text:span><text:span text:style-name="T1">; ממשמע</text:span><text:span text:style-name="T4"> </text:span><text:span text:style-name="T1">שנאמר</text:span><text:span text:style-name="T4"> </text:span><text:span text:style-name="T1">'</text:span><text:span text:style-name="T10">קרבה</text:span><text:span text:style-name="T4"> </text:span><text:span text:style-name="T10">שנת</text:span><text:span text:style-name="T4"> </text:span><text:span text:style-name="T10">השבע</text:span><text:span text:style-name="T1">' איני</text:span><text:span text:style-name="T4"> </text:span><text:span text:style-name="T1">יודע</text:span><text:span text:style-name="T4"> </text:span><text:span text:style-name="T1">שהיא</text:span><text:span text:style-name="T4"> </text:span><text:span text:style-name="T1">שנת</text:span><text:span text:style-name="T4"> </text:span><text:span text:style-name="T1">שמטה? אלא</text:span><text:span text:style-name="T4"> </text:span><text:span text:style-name="T1">מה</text:span><text:span text:style-name="T4"> </text:span><text:span text:style-name="T1">תלמוד</text:span><text:span text:style-name="T4"> </text:span><text:span text:style-name="T1">לומר</text:span><text:span text:style-name="T4"> </text:span><text:span text:style-name="T1">'</text:span><text:span text:style-name="T10">שנת</text:span><text:span text:style-name="T4"> </text:span><text:span text:style-name="T10">השמטה</text:span><text:span text:style-name="T1">'? לומר</text:span><text:span text:style-name="T4"> </text:span><text:span text:style-name="T1">לך: [יש] שמטה</text:span><text:span text:style-name="T4"> </text:span><text:span text:style-name="T1">אחרת</text:span><text:span text:style-name="T4"> </text:span><text:span text:style-name="T1">שהיא</text:span><text:span text:style-name="T4"> </text:span><text:span text:style-name="T1">כזו</text:span><text:span text:style-name="T4"> </text:span><text:span text:style-name="T2">(</text:span><text:span text:style-name="T8">שקרויה</text:span><text:span text:style-name="T5"> </text:span><text:span text:style-name="T8">'שנה'</text:span><text:span text:style-name="T2">)</text:span><text:span text:style-name="T1"> ואיזו? - זו</text:span><text:span text:style-name="T4"> </text:span><text:span text:style-name="T1">המלוה</text:span><text:span text:style-name="T4"> </text:span><text:span text:style-name="T1">את</text:span><text:span text:style-name="T4"> </text:span><text:span text:style-name="T1">חבירו</text:span><text:span text:style-name="T4"> </text:span><text:span text:style-name="T1">סתם</text:span><text:span text:style-name="T4"> </text:span><text:span text:style-name="T1">שאינו</text:span><text:span text:style-name="T4"> </text:span><text:span text:style-name="T1">רשאי</text:span><text:span text:style-name="T4"> </text:span><text:span text:style-name="T1">לתובעו</text:span><text:span text:style-name="T4"> </text:span><text:span text:style-name="T1">בפחות</text:span><text:span text:style-name="T4"> </text:span><text:span text:style-name="T1">משלשים</text:span><text:span text:style-name="T4"> </text:span><text:span text:style-name="T1">יום, דאמר</text:span><text:span text:style-name="T4"> </text:span><text:span text:style-name="T1">מר: שלשים</text:span><text:span text:style-name="T4"> </text:span><text:span text:style-name="T1">יום</text:span><text:span text:style-name="T4"> </text:span><text:span text:style-name="T1">בשנה</text:span><text:span text:style-name="T4"> </text:span><text:span text:style-name="T1">חשוב</text:span><text:span text:style-name="T4"> </text:span><text:span text:style-name="T1">שנה.</text:span></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הפותח</text:span><text:span text:style-name="T4"> </text:span><text:span text:style-name="T1">בית</text:span><text:span text:style-name="T4"> </text:span><text:span text:style-name="T1">הצואר</text:span><text:span text:style-name="T4"> </text:span><text:span text:style-name="T1">בשבת</text:span><text:span text:style-name="T4"> </text:span><text:span text:style-name="T2">(</text:span><text:span text:style-name="T8">שעשה</text:span><text:span text:style-name="T5"> </text:span><text:span text:style-name="T8">פֶּה</text:span><text:span text:style-name="T5"> </text:span><text:span text:style-name="T8">לחלוק</text:span><text:span text:style-name="T5"> </text:span><text:span text:style-name="T8">חדש</text:span><text:span text:style-name="T2">)</text:span><text:span text:style-name="T1"> - חייב</text:span><text:span text:style-name="T4"> </text:span><text:span text:style-name="T1">חטאת</text:span><text:span text:style-name="T4"> </text:span><text:span text:style-name="T2">(</text:span><text:span text:style-name="T8">שתיקן</text:span><text:span text:style-name="T5"> </text:span><text:span text:style-name="T8">כלי</text:span><text:span text:style-name="T2">)</text:span><text:span text:style-name="T1">. </text:span><text:span text:style-name="T41">[## ויהא</text:span><text:span text:style-name="T52"> </text:span><text:span text:style-name="T41">חייב</text:span><text:span text:style-name="T52"> </text:span><text:span text:style-name="T41">משוום</text:span><text:span text:style-name="T52"> </text:span><text:span text:style-name="T41">מכה</text:span><text:span text:style-name="T52"> </text:span><text:span text:style-name="T41">בפטיש</text:span><text:span text:style-name="T52"> – </text:span><text:span text:style-name="T41">דאורייתא, אבל</text:span><text:span text:style-name="T52"> </text:span><text:span text:style-name="T41">ץיקון</text:span><text:span text:style-name="T52"> </text:span><text:span text:style-name="T41">כלי</text:span><text:span text:style-name="T52"> </text:span><text:span text:style-name="T41">מדרבנן?]</text:span></text:p>
      <text:p text:style-name="P10"><text:span text:style-name="T1">מתקיף</text:span><text:span text:style-name="T4"> </text:span><text:span text:style-name="T1">לה</text:span><text:span text:style-name="T4"> </text:span><text:span text:style-name="T1">רב</text:span><text:span text:style-name="T4"> </text:span><text:span text:style-name="T1">כהנא: וכי</text:span><text:span text:style-name="T4"> </text:span><text:span text:style-name="T1">מה</text:span><text:span text:style-name="T4"> </text:span><text:span text:style-name="T1">בין</text:span><text:span text:style-name="T4"> </text:span><text:span text:style-name="T1">זה</text:span><text:span text:style-name="T4"> </text:span><text:span text:style-name="T1">למגופת</text:span><text:span text:style-name="T4"> </text:span><text:span text:style-name="T1">חבית</text:span><text:span text:style-name="T4"> </text:span><text:span text:style-name="T2">(</text:span><text:span text:style-name="T8">דאמרינן</text:span><text:span text:style-name="T5"> </text:span><text:span text:style-name="T8">בפרק</text:span><text:span text:style-name="T5"> </text:span><text:span text:style-name="T8">'חבית</text:span><text:span text:style-name="T5"> </text:span><text:span text:style-name="T8">שנשברה' (שבת</text:span><text:span text:style-name="T5"> </text:span><text:span text:style-name="T8">קמו.) דמתיז</text:span><text:span text:style-name="T5"> </text:span><text:span text:style-name="T8">ראשה</text:span><text:span text:style-name="T5"> </text:span><text:span text:style-name="T8">בשבת</text:span><text:span text:style-name="T5"> </text:span><text:span text:style-name="T8">בסייף</text:span><text:span text:style-name="T5"> </text:span><text:span text:style-name="T8">לפתוח</text:span><text:span text:style-name="T5"> </text:span><text:span text:style-name="T8">את</text:span><text:span text:style-name="T5"> </text:span><text:span text:style-name="T8">החבית</text:span><text:span text:style-name="T2">)</text:span><text:span text:style-name="T1">?</text:span></text:p>
      <text:p text:style-name="P10"><text:span text:style-name="T1">אמר</text:span><text:span text:style-name="T4"> </text:span><text:span text:style-name="T1">ליה: זה</text:span><text:span text:style-name="T4"> </text:span><text:span text:style-name="T2">(</text:span><text:span text:style-name="T8">דבית</text:span><text:span text:style-name="T5"> </text:span><text:span text:style-name="T8">הצואר</text:span><text:span text:style-name="T2">)</text:span><text:span text:style-name="T1"> - חבור</text:span><text:span text:style-name="T4"> </text:span><text:span text:style-name="T2">(</text:span><text:span text:style-name="T8">הלכך</text:span><text:span text:style-name="T5"> </text:span><text:span text:style-name="T8">פתח</text:span><text:span text:style-name="T5"> </text:span><text:span text:style-name="T8">= תיקון</text:span><text:span text:style-name="T5"> </text:span><text:span text:style-name="T8">חדש</text:span><text:span text:style-name="T5"> </text:span><text:span text:style-name="T8">הוא</text:span><text:span text:style-name="T5"> </text:span><text:span text:style-name="T8">זה</text:span><text:span text:style-name="T2">)</text:span><text:span text:style-name="T1">, וזה</text:span><text:span text:style-name="T4"> </text:span><text:span text:style-name="T2">(</text:span><text:span text:style-name="T8">אבל</text:span><text:span text:style-name="T5"> </text:span><text:span text:style-name="T8">המגופה, אף</text:span><text:span text:style-name="T5"> </text:span><text:span text:style-name="T8">על</text:span><text:span text:style-name="T5"> </text:span><text:span text:style-name="T8">פי</text:span><text:span text:style-name="T5"> </text:span><text:span text:style-name="T8">שהיא</text:span><text:span text:style-name="T5"> </text:span><text:span text:style-name="T8">טוחה</text:span><text:span text:style-name="T5"> </text:span><text:span text:style-name="T8">על</text:span><text:span text:style-name="T5"> </text:span><text:span text:style-name="T8">פי</text:span><text:span text:style-name="T5"> </text:span><text:span text:style-name="T8">החבית</text:span><text:span text:style-name="T5"> </text:span><text:span text:style-name="T8">בטיט</text:span><text:span text:style-name="T2">)</text:span><text:span text:style-name="T1"> - אינו</text:span><text:span text:style-name="T4"> </text:span><text:span text:style-name="T1">חבור</text:span><text:span text:style-name="T4"> </text:span><text:span text:style-name="T2">(</text:span><text:span text:style-name="T8">והוה</text:span><text:span text:style-name="T5"> </text:span><text:span text:style-name="T8">לה</text:span><text:span text:style-name="T5"> </text:span><text:span text:style-name="T8">כפתוחה</text:span><text:span text:style-name="T5"> </text:span><text:span text:style-name="T8">ועומדת</text:span><text:span text:style-name="T2">)</text:span><text:span text:style-name="T1">.</text:span></text:p>
      <text:p text:style-name="P15"><text:span text:style-name="T7">(האי</text:span><text:span text:style-name="T4"> </text:span><text:span text:style-name="T7">דנקט</text:span><text:span text:style-name="T4"> </text:span><text:span text:style-name="T7">לה</text:span><text:span text:style-name="T4"> </text:span><text:span text:style-name="T7">הכא</text:span><text:span text:style-name="T4"> </text:span><text:span text:style-name="T7">- משום</text:span><text:span text:style-name="T4"> </text:span><text:span text:style-name="T7">דאמר</text:span><text:span text:style-name="T4"> </text:span><text:span text:style-name="T7">רב</text:span><text:span text:style-name="T4"> </text:span><text:span text:style-name="T7">יהודה</text:span><text:span text:style-name="T4"> </text:span><text:span text:style-name="T7">לעיל</text:span><text:span text:style-name="T4"> </text:span><text:span text:style-name="T7">'המלוה</text:span><text:span text:style-name="T4"> </text:span><text:span text:style-name="T7">את</text:span><text:span text:style-name="T4"> </text:span><text:span text:style-name="T7">חברו</text:span><text:span text:style-name="T4"> </text:span><text:span text:style-name="T7">לעשר</text:span><text:span text:style-name="T4"> </text:span><text:span text:style-name="T7">שנים</text:span><text:span text:style-name="T4"> </text:span><text:span text:style-name="T7">כו', ואותביה</text:span><text:span text:style-name="T4"> </text:span><text:span text:style-name="T7">רב</text:span><text:span text:style-name="T4"> </text:span><text:span text:style-name="T7">כהנא</text:span><text:span text:style-name="T4"> </text:span><text:span text:style-name="T7">- נקט</text:span><text:span text:style-name="T4"> </text:span><text:span text:style-name="T7">נמי</text:span><text:span text:style-name="T4"> </text:span><text:span text:style-name="T7">לכולהו</text:span><text:span text:style-name="T4"> </text:span><text:span text:style-name="T7">הנך</text:span><text:span text:style-name="T4"> </text:span><text:span text:style-name="T7">מילי</text:span><text:span text:style-name="T4"> </text:span><text:span text:style-name="T7">דשמעתין</text:span><text:span text:style-name="T4"> </text:span><text:span text:style-name="T7">דאמרינהו</text:span><text:span text:style-name="T4"> </text:span><text:span text:style-name="T7">רב</text:span><text:span text:style-name="T4"> </text:span><text:span text:style-name="T7">יהודה</text:span><text:span text:style-name="T4"> </text:span><text:span text:style-name="T7">ואותביה</text:span><text:span text:style-name="T4"> </text:span><text:span text:style-name="T7">רב</text:span><text:span text:style-name="T4"> </text:span><text:span text:style-name="T7">כהנא.) </text:span></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שלשת</text:span><text:span text:style-name="T4"> </text:span><text:span text:style-name="T1">לוגין</text:span><text:span text:style-name="T4"> </text:span><text:span text:style-name="T1">מים</text:span><text:span text:style-name="T4"> </text:span><text:span text:style-name="T1">שנפל</text:span><text:span text:style-name="T4"> </text:span><text:span text:style-name="T1">לתוכן</text:span><text:span text:style-name="T4"> </text:span><text:span text:style-name="T1">קורטוב</text:span><text:span text:style-name="T4"> </text:span><text:span text:style-name="T1">של</text:span><text:span text:style-name="T4"> </text:span><text:span text:style-name="T1">יין</text:span><text:span text:style-name="T4"> </text:span><text:span text:style-name="T2">(</text:span><text:span text:style-name="T8">'חסר</text:span><text:span text:style-name="T5"> </text:span><text:span text:style-name="T8">קורטוב' לא</text:span><text:span text:style-name="T5"> </text:span><text:span text:style-name="T8">גרסינן</text:span><text:span text:style-name="T5"> </text:span><text:span text:style-name="T8">ברב</text:span><text:span text:style-name="T5"> </text:span><text:span text:style-name="T8">יהודה</text:span><text:span text:style-name="T2">)</text:span><text:span text:style-name="T1">, ומראיהן</text:span><text:span text:style-name="T4"> </text:span><text:span text:style-name="T1">כמראה</text:span><text:span text:style-name="T4"> </text:span><text:span text:style-name="T1">יין, ונפלו</text:span><text:span text:style-name="T4"> </text:span><text:span text:style-name="T1">למקוה</text:span><text:span text:style-name="T4"> </text:span><text:span text:style-name="T1">- לא</text:span><text:span text:style-name="T4"> </text:span><text:span text:style-name="T1">פסלוהו</text:span><text:span text:style-name="T4"> </text:span><text:span text:style-name="T2">(</text:span><text:span text:style-name="T8">זיל</text:span><text:span text:style-name="T5"> </text:span><text:span text:style-name="T8">בתר</text:span><text:span text:style-name="T5"> </text:span><text:span text:style-name="T8">חזותא, ויין</text:span><text:span text:style-name="T5"> </text:span><text:span text:style-name="T8">אינו</text:span><text:span text:style-name="T5"> </text:span><text:span text:style-name="T8">פוסל</text:span><text:span text:style-name="T5"> </text:span><text:span text:style-name="T8">את</text:span><text:span text:style-name="T5"> </text:span><text:span text:style-name="T8">המקוה, ופסול</text:span><text:span text:style-name="T5"> </text:span><text:span text:style-name="T8">מקוה</text:span><text:span text:style-name="T5"> </text:span><text:span text:style-name="T8">במים</text:span><text:span text:style-name="T5"> </text:span><text:span text:style-name="T8">שאובין</text:span><text:span text:style-name="T5"> </text:span><text:span text:style-name="T8">- מדרבנן</text:span><text:span text:style-name="T5"> </text:span><text:span text:style-name="T8">הוא</text:span><text:span text:style-name="T2">)</text:span><text:span text:style-name="T1">.</text:span></text:p>
      <text:p text:style-name="P10"><text:span text:style-name="T1">מתקיף</text:span><text:span text:style-name="T4"> </text:span><text:span text:style-name="T1">לה</text:span><text:span text:style-name="T4"> </text:span><text:span text:style-name="T1">רב</text:span><text:span text:style-name="T4"> </text:span><text:span text:style-name="T1">כהנא: וכי</text:span><text:span text:style-name="T4"> </text:span><text:span text:style-name="T1">מה</text:span><text:span text:style-name="T4"> </text:span><text:span text:style-name="T1">בין</text:span><text:span text:style-name="T4"> </text:span><text:span text:style-name="T1">זה</text:span><text:span text:style-name="T4"> </text:span><text:span text:style-name="T1">למי</text:span><text:span text:style-name="T4"> </text:span><text:span text:style-name="T1">צבע, דתנן</text:span><text:span text:style-name="T4"> </text:span><text:span text:style-name="T8">[מקואות</text:span><text:span text:style-name="T5"> </text:span><text:span text:style-name="T8">פ"ז</text:span><text:span text:style-name="T5"> </text:span><text:span text:style-name="T8">מ"ג]</text:span><text:span text:style-name="T1">: 'רבי</text:span><text:span text:style-name="T4"> </text:span><text:span text:style-name="T1">יוסי</text:span><text:span text:style-name="T4"> </text:span><text:span text:style-name="T1">אומר: מי</text:span><text:span text:style-name="T4"> </text:span><text:span text:style-name="T1">צבע</text:span><text:span text:style-name="T4"> </text:span><text:span text:style-name="T1">פוסלין</text:span><text:span text:style-name="T4"> </text:span><text:span text:style-name="T1">את</text:span><text:span text:style-name="T4"> </text:span><text:span text:style-name="T1">המקוה</text:span><text:span text:style-name="T4"> </text:span><text:span text:style-name="T1">בשלשת</text:span><text:span text:style-name="T4"> </text:span><text:span text:style-name="T1">לוגין'!? </text:span></text:p>
      <text:p text:style-name="P10"><text:span text:style-name="T1">אמר</text:span><text:span text:style-name="T4"> </text:span><text:span text:style-name="T1">ליה</text:span><text:span text:style-name="T4"> </text:span><text:span text:style-name="T1">רבא: התם</text:span><text:span text:style-name="T4"> </text:span><text:span text:style-name="T1">'מיא</text:span><text:span text:style-name="T4"> </text:span><text:span text:style-name="T1">דצבעא' מקרי, הכא</text:span><text:span text:style-name="T4"> </text:span><text:span text:style-name="T1">'חמרא</text:span><text:span text:style-name="T4"> </text:span><text:span text:style-name="T1">מזיגא' מקרי.</text:span></text:p>
      <text:p text:style-name="P10"><text:span text:style-name="T1">והתני</text:span><text:span text:style-name="T4"> </text:span><text:span text:style-name="T1">רבי</text:span><text:span text:style-name="T4"> </text:span><text:span text:style-name="T1">חייא: </text:span><text:span text:style-name="T2">(</text:span><text:span text:style-name="T8">שלשת</text:span><text:span text:style-name="T5"> </text:span><text:span text:style-name="T8">לוגין</text:span><text:span text:style-name="T5"> </text:span><text:span text:style-name="T8">מים</text:span><text:span text:style-name="T5"> </text:span><text:span text:style-name="T8">שנפל</text:span><text:span text:style-name="T5"> </text:span><text:span text:style-name="T8">לתוכן</text:span><text:span text:style-name="T5"> </text:span><text:span text:style-name="T8">קורטוב</text:span><text:span text:style-name="T5"> </text:span><text:span text:style-name="T8">יין</text:span><text:span text:style-name="T5"> </text:span><text:span text:style-name="T8">ומראיהן</text:span><text:span text:style-name="T5"> </text:span><text:span text:style-name="T8">כמראה</text:span><text:span text:style-name="T5"> </text:span><text:span text:style-name="T8">יין</text:span><text:span text:style-name="T5"> </text:span><text:span text:style-name="T8">ונפלו</text:span><text:span text:style-name="T5"> </text:span><text:span text:style-name="T8">למקוה</text:span><text:span text:style-name="T2">)</text:span><text:span text:style-name="T1"> הורידו</text:span><text:span text:style-name="T4"> </text:span><text:span text:style-name="T1">את</text:span><text:span text:style-name="T4"> </text:span><text:span text:style-name="T1">המקוה</text:span><text:span text:style-name="T4"> </text:span><text:span text:style-name="T2">(</text:span><text:span text:style-name="T8">מהכשרו</text:span><text:span text:style-name="T5"> </text:span><text:span text:style-name="T8">לפסול</text:span><text:span text:style-name="T2">)</text:span><text:span text:style-name="T1">!?</text:span></text:p>
      <text:p text:style-name="P10"><text:span text:style-name="T1">אמר</text:span><text:span text:style-name="T4"> </text:span><text:span text:style-name="T1">רבא: לא</text:span><text:span text:style-name="T4"> </text:span><text:span text:style-name="T1">קשיא: הא</text:span><text:span text:style-name="T4"> </text:span><text:span text:style-name="T2">(</text:span><text:span text:style-name="T8">רב</text:span><text:span text:style-name="T2">)</text:span><text:span text:style-name="T1"> - </text:span><text:span text:style-name="T2">(</text:span><text:span text:style-name="T8">כ</text:span><text:span text:style-name="T2">)</text:span><text:span text:style-name="T1">רבי</text:span><text:span text:style-name="T4"> </text:span><text:span text:style-name="T1">יוחנן</text:span><text:span text:style-name="T4"> </text:span><text:span text:style-name="T1">בן</text:span><text:span text:style-name="T4"> </text:span><text:span text:style-name="T1">נורי</text:span><text:span text:style-name="T4"> </text:span><text:span text:style-name="T2">(</text:span><text:span text:style-name="T8">דאזיל</text:span><text:span text:style-name="T5"> </text:span><text:span text:style-name="T8">בתר</text:span><text:span text:style-name="T5"> </text:span><text:span text:style-name="T8">חזותא</text:span><text:span text:style-name="T2">)</text:span><text:span text:style-name="T1">, הא</text:span><text:span text:style-name="T4"> </text:span><text:span text:style-name="T1">- רבנן, דתנן</text:span><text:span text:style-name="T4"> </text:span><text:span text:style-name="T8">[מקואות</text:span><text:span text:style-name="T5"> </text:span><text:span text:style-name="T8">פ"ז</text:span><text:span text:style-name="T5"> </text:span><text:span text:style-name="T8">מ"ה]</text:span><text:span text:style-name="T1">: 'שלשת</text:span><text:span text:style-name="T4"> </text:span><text:span text:style-name="T1">לוגין</text:span><text:span text:style-name="T4"> </text:span><text:span text:style-name="T1">מים</text:span></text:p>
      <text:p text:style-name="P11"/>
      <text:p text:style-name="P10"><text:span text:style-name="T1">(מכות</text:span><text:span text:style-name="T4"> </text:span><text:span text:style-name="T1">ד,א)</text:span></text:p>
      <text:p text:style-name="P10"><text:span text:style-name="T1">חסר</text:span><text:span text:style-name="T4"> </text:span><text:span text:style-name="T1">קורטוב</text:span><text:span text:style-name="T4"> </text:span><text:span text:style-name="T2">(</text:span><text:span text:style-name="T8">'חסר</text:span><text:span text:style-name="T5"> </text:span><text:span text:style-name="T8">קורטוב' גרסינן</text:span><text:span text:style-name="T5"> </text:span><text:span text:style-name="T8">הכא</text:span><text:span text:style-name="T5"> </text:span><text:span text:style-name="T8">ברישא</text:span><text:span text:style-name="T5"> </text:span><text:span text:style-name="T8">ובסיפא</text:span><text:span text:style-name="T2">)</text:span><text:span text:style-name="T1"> שנפל</text:span><text:span text:style-name="T4"> </text:span><text:span text:style-name="T1">לתוכן</text:span><text:span text:style-name="T4"> </text:span><text:span text:style-name="T1">קורטוב</text:span><text:span text:style-name="T4"> </text:span><text:span text:style-name="T1">יין</text:span><text:span text:style-name="T4"> </text:span><text:span text:style-name="T1">ומראיהן</text:span><text:span text:style-name="T4"> </text:span><text:span text:style-name="T1">כמראה</text:span><text:span text:style-name="T4"> </text:span><text:span text:style-name="T1">יין, ונפלו</text:span><text:span text:style-name="T4"> </text:span><text:span text:style-name="T1">למקוה</text:span><text:span text:style-name="T4"> </text:span><text:span text:style-name="T1">- לא</text:span><text:span text:style-name="T4"> </text:span><text:span text:style-name="T1">פסלוהו</text:span><text:span text:style-name="T4"> </text:span><text:span text:style-name="T2">(</text:span><text:span text:style-name="T8">משום</text:span><text:span text:style-name="T5"> </text:span><text:span text:style-name="T8">דחסרו</text:span><text:span text:style-name="T5"> </text:span><text:span text:style-name="T8">קורטוב; אבל</text:span><text:span text:style-name="T5"> </text:span><text:span text:style-name="T8">אי</text:span><text:span text:style-name="T5"> </text:span><text:span text:style-name="T8">הוו</text:span><text:span text:style-name="T5"> </text:span><text:span text:style-name="T8">מעיקרא</text:span><text:span text:style-name="T5"> </text:span><text:span text:style-name="T8">שלשת</text:span><text:span text:style-name="T5"> </text:span><text:span text:style-name="T8">לוגין</text:span><text:span text:style-name="T5"> </text:span><text:span text:style-name="T8">שלמים, ונפל</text:span><text:span text:style-name="T5"> </text:span><text:span text:style-name="T8">לתוכן</text:span><text:span text:style-name="T5"> </text:span><text:span text:style-name="T8">קורטוב</text:span><text:span text:style-name="T5"> </text:span><text:span text:style-name="T8">יין</text:span><text:span text:style-name="T5"> </text:span><text:span text:style-name="T8">ומראיהן</text:span><text:span text:style-name="T5"> </text:span><text:span text:style-name="T8">כמראה</text:span><text:span text:style-name="T5"> </text:span><text:span text:style-name="T8">יין</text:span><text:span text:style-name="T5"> – </text:span><text:span text:style-name="T8">פסלוהו; והא</text:span><text:span text:style-name="T5"> </text:span><text:span text:style-name="T8">דתני</text:span><text:span text:style-name="T5"> </text:span><text:span text:style-name="T8">רבי</text:span><text:span text:style-name="T5"> </text:span><text:span text:style-name="T8">חייא</text:span><text:span text:style-name="T5"> </text:span><text:span text:style-name="T8">'הורידו</text:span><text:span text:style-name="T5"> </text:span><text:span text:style-name="T8">את</text:span><text:span text:style-name="T5"> </text:span><text:span text:style-name="T8">המקוה' - כי</text:span><text:span text:style-name="T5"> </text:span><text:span text:style-name="T8">האי</text:span><text:span text:style-name="T5"> </text:span><text:span text:style-name="T8">תנא</text:span><text:span text:style-name="T5"> </text:span><text:span text:style-name="T8">סבירא</text:span><text:span text:style-name="T5"> </text:span><text:span text:style-name="T8">ליה</text:span><text:span text:style-name="T2">)</text:span><text:span text:style-name="T1">; וכן</text:span><text:span text:style-name="T4"> </text:span><text:span text:style-name="T1">שלשה</text:span><text:span text:style-name="T4"> </text:span><text:span text:style-name="T1">לוגין</text:span><text:span text:style-name="T4"> </text:span><text:span text:style-name="T1">מים</text:span><text:span text:style-name="T4"> </text:span><text:span text:style-name="T1">חסר</text:span><text:span text:style-name="T4"> </text:span><text:span text:style-name="T1">קורטוב</text:span><text:span text:style-name="T4"> </text:span><text:span text:style-name="T1">שנפל</text:span><text:span text:style-name="T4"> </text:span><text:span text:style-name="T1">לתוכן</text:span><text:span text:style-name="T4"> </text:span><text:span text:style-name="T1">קורטוב</text:span><text:span text:style-name="T4"> </text:span><text:span text:style-name="T1">חלב</text:span><text:span text:style-name="T4"> </text:span><text:span text:style-name="T1">ומראיהן</text:span><text:span text:style-name="T4"> </text:span><text:span text:style-name="T1">כמראה</text:span><text:span text:style-name="T4"> </text:span><text:span text:style-name="T1">מים</text:span><text:span text:style-name="T4"> </text:span><text:span text:style-name="T1">ונפלו</text:span><text:span text:style-name="T4"> </text:span><text:span text:style-name="T1">למקוה</text:span><text:span text:style-name="T4"> </text:span><text:span text:style-name="T1">- לא</text:span><text:span text:style-name="T4"> </text:span><text:span text:style-name="T1">פסלוהו</text:span><text:span text:style-name="T4"> </text:span><text:span text:style-name="T2">(</text:span><text:span text:style-name="T8">טעמא</text:span><text:span text:style-name="T5"> </text:span><text:span text:style-name="T8">דסיפא</text:span><text:span text:style-name="T5"> </text:span><text:span text:style-name="T8">נמי</text:span><text:span text:style-name="T5"> </text:span><text:span text:style-name="T8">משום</text:span><text:span text:style-name="T5"> </text:span><text:span text:style-name="T8">דחסר</text:span><text:span text:style-name="T5"> </text:span><text:span text:style-name="T8">קורטוב</text:span><text:span text:style-name="T5"> </text:span><text:span text:style-name="T8">הוי, וגבי</text:span><text:span text:style-name="T5"> </text:span><text:span text:style-name="T8">יין</text:span><text:span text:style-name="T5"> </text:span><text:span text:style-name="T8">נמי</text:span><text:span text:style-name="T5"> </text:span><text:span text:style-name="T8">הוי</text:span><text:span text:style-name="T5"> </text:span><text:span text:style-name="T8">מצי</text:span><text:span text:style-name="T5"> </text:span><text:span text:style-name="T8">למיתני</text:span><text:span text:style-name="T5"> </text:span><text:span text:style-name="T8">כי</text:span><text:span text:style-name="T5"> </text:span><text:span text:style-name="T8">האי</text:span><text:span text:style-name="T5"> </text:span><text:span text:style-name="T8">גוונא</text:span><text:span text:style-name="T5"> </text:span><text:span text:style-name="T8">ברישא, וניתנינהו</text:span><text:span text:style-name="T5"> </text:span><text:span text:style-name="T8">בחדא</text:span><text:span text:style-name="T5"> </text:span><text:span text:style-name="T8">בבא, הכי: 'שלשת</text:span><text:span text:style-name="T5"> </text:span><text:span text:style-name="T8">לוגין</text:span><text:span text:style-name="T5"> </text:span><text:span text:style-name="T8">מים</text:span><text:span text:style-name="T5"> </text:span><text:span text:style-name="T8">חסר</text:span><text:span text:style-name="T5"> </text:span><text:span text:style-name="T8">קורטוב</text:span><text:span text:style-name="T5"> </text:span><text:span text:style-name="T8">שנפל</text:span><text:span text:style-name="T5"> </text:span><text:span text:style-name="T8">לתוכן</text:span><text:span text:style-name="T5"> </text:span><text:span text:style-name="T8">קורטוב</text:span><text:span text:style-name="T5"> </text:span><text:span text:style-name="T8">יין</text:span><text:span text:style-name="T5"> </text:span><text:span text:style-name="T8">או</text:span><text:span text:style-name="T5"> </text:span><text:span text:style-name="T8">חלב</text:span><text:span text:style-name="T5"> </text:span><text:span text:style-name="T8">- בין</text:span><text:span text:style-name="T5"> </text:span><text:span text:style-name="T8">שמראיהן</text:span><text:span text:style-name="T5"> </text:span><text:span text:style-name="T8">כמראה</text:span><text:span text:style-name="T5"> </text:span><text:span text:style-name="T8">מים</text:span><text:span text:style-name="T5"> </text:span><text:span text:style-name="T8">בין</text:span><text:span text:style-name="T5"> </text:span><text:span text:style-name="T8">שמראיהן</text:span><text:span text:style-name="T5"> </text:span><text:span text:style-name="T8">כמראה</text:span><text:span text:style-name="T5"> </text:span><text:span text:style-name="T8">יין</text:span><text:span text:style-name="T5"> </text:span><text:span text:style-name="T8">- לא</text:span><text:span text:style-name="T5"> </text:span><text:span text:style-name="T8">פסלוהו'; אלא</text:span><text:span text:style-name="T5"> </text:span><text:span text:style-name="T8">כי</text:span><text:span text:style-name="T5"> </text:span><text:span text:style-name="T8">אורחא</text:span><text:span text:style-name="T5"> </text:span><text:span text:style-name="T8">דמילתא</text:span><text:span text:style-name="T5"> </text:span><text:span text:style-name="T8">קתני</text:span><text:span text:style-name="T5"> </text:span><text:span text:style-name="T8">להו: שהיין, שהוא</text:span><text:span text:style-name="T5"> </text:span><text:span text:style-name="T8">אדום</text:span><text:span text:style-name="T5"> </text:span><text:span text:style-name="T8">- הופך</text:span><text:span text:style-name="T5"> </text:span><text:span text:style-name="T8">את</text:span><text:span text:style-name="T5"> </text:span><text:span text:style-name="T8">המים</text:span><text:span text:style-name="T5"> </text:span><text:span text:style-name="T8">ממראיהן, אבל</text:span><text:span text:style-name="T5"> </text:span><text:span text:style-name="T8">החלב</text:span><text:span text:style-name="T5"> </text:span><text:span text:style-name="T8">אין</text:span><text:span text:style-name="T5"> </text:span><text:span text:style-name="T8">דרכו</text:span><text:span text:style-name="T5"> </text:span><text:span text:style-name="T8">להפוך</text:span><text:span text:style-name="T5"> </text:span><text:span text:style-name="T8">את</text:span><text:span text:style-name="T5"> </text:span><text:span text:style-name="T8">מראיתן</text:span><text:span text:style-name="T2">)</text:span><text:span text:style-name="T1">; רבי</text:span><text:span text:style-name="T4"> </text:span><text:span text:style-name="T1">יוחנן</text:span><text:span text:style-name="T4"> </text:span><text:span text:style-name="T1">בן</text:span><text:span text:style-name="T4"> </text:span><text:span text:style-name="T1">נורי</text:span><text:span text:style-name="T4"> </text:span><text:span text:style-name="T1">אומר: הכל</text:span><text:span text:style-name="T4"> </text:span><text:span text:style-name="T1">הולך</text:span><text:span text:style-name="T4"> </text:span><text:span text:style-name="T1">אחר</text:span><text:span text:style-name="T4"> </text:span><text:span text:style-name="T1">המראה</text:span><text:span text:style-name="T4"> </text:span><text:span text:style-name="T2">(</text:span><text:span text:style-name="T8">וגבי</text:span><text:span text:style-name="T5"> </text:span><text:span text:style-name="T8">יין, </text:span><text:span text:style-name="T27">אפילו</text:span><text:span text:style-name="T31"> </text:span><text:span text:style-name="T27">הוו</text:span><text:span text:style-name="T31"> </text:span><text:span text:style-name="T27">מעיקרא</text:span><text:span text:style-name="T31"> </text:span><text:span text:style-name="T27">שלשת</text:span><text:span text:style-name="T31"> </text:span><text:span text:style-name="T27">לוגין</text:span><text:span text:style-name="T31"> </text:span><text:span text:style-name="T27">שלמין</text:span><text:span text:style-name="T8">, כיון</text:span><text:span text:style-name="T5"> </text:span><text:span text:style-name="T8">דמראיהן</text:span><text:span text:style-name="T5"> </text:span><text:span text:style-name="T8">כמראה</text:span><text:span text:style-name="T5"> </text:span><text:span text:style-name="T8">יין</text:span><text:span text:style-name="T5"> </text:span><text:span text:style-name="T8">- לא</text:span><text:span text:style-name="T5"> </text:span><text:span text:style-name="T8">פסלוהו</text:span><text:span text:style-name="T2">)</text:span><text:span text:style-name="T1">'; </text:span><text:span text:style-name="T2">(</text:span><text:span text:style-name="T8">ורב</text:span><text:span text:style-name="T5"> </text:span><text:span text:style-name="T8">כוותיה</text:span><text:span text:style-name="T5"> </text:span><text:span text:style-name="T8">סבר</text:span><text:span text:style-name="T5"> </text:span><text:span text:style-name="T8">ליה; וגבי</text:span><text:span text:style-name="T5"> </text:span><text:span text:style-name="T8">חלב</text:span><text:span text:style-name="T5"> </text:span><text:span text:style-name="T8">- אף</text:span><text:span text:style-name="T5"> </text:span><text:span text:style-name="T8">על</text:span><text:span text:style-name="T5"> </text:span><text:span text:style-name="T8">גב</text:span><text:span text:style-name="T5"> </text:span><text:span text:style-name="T8">דמעיקרא</text:span><text:span text:style-name="T5"> </text:span><text:span text:style-name="T8">חסר</text:span><text:span text:style-name="T5"> </text:span><text:span text:style-name="T8">קורטוב, הוו</text:span><text:span text:style-name="T5"> </text:span><text:span text:style-name="T8">משלים</text:span><text:span text:style-name="T5"> </text:span><text:span text:style-name="T8">להו</text:span><text:span text:style-name="T5"> </text:span><text:span text:style-name="T8">חלב</text:span><text:span text:style-name="T2">)</text:span><text:span text:style-name="T1">.</text:span></text:p>
      <text:p text:style-name="P13"/>
      <text:p text:style-name="P10"><text:span text:style-name="T1">הא</text:span><text:span text:style-name="T4"> </text:span><text:span text:style-name="T1">מיבעיא</text:span><text:span text:style-name="T4"> </text:span><text:span text:style-name="T1">בעי</text:span><text:span text:style-name="T4"> </text:span><text:span text:style-name="T1">לה</text:span><text:span text:style-name="T4"> </text:span><text:span text:style-name="T1">רב</text:span><text:span text:style-name="T4"> </text:span><text:span text:style-name="T1">פפא, דבעי</text:span><text:span text:style-name="T4"> </text:span><text:span text:style-name="T1">רב</text:span><text:span text:style-name="T4"> </text:span><text:span text:style-name="T1">פפא</text:span><text:span text:style-name="T4"> </text:span><text:span text:style-name="T2">(</text:span><text:span text:style-name="T8">אהא</text:span><text:span text:style-name="T5"> </text:span><text:span text:style-name="T8">פרכינן: דאוקימנא</text:span><text:span text:style-name="T5"> </text:span><text:span text:style-name="T8">לרב</text:span><text:span text:style-name="T5"> </text:span><text:span text:style-name="T8">כרבי</text:span><text:span text:style-name="T5"> </text:span><text:span text:style-name="T8">יוחנן</text:span><text:span text:style-name="T5"> </text:span><text:span text:style-name="T8">בן</text:span><text:span text:style-name="T5"> </text:span><text:span text:style-name="T8">נורי, ולא</text:span><text:span text:style-name="T5"> </text:span><text:span text:style-name="T8">כרבנן</text:span><text:span text:style-name="T2">)</text:span><text:span text:style-name="T1">: רב</text:span><text:span text:style-name="T4"> </text:span><text:span text:style-name="T2">(</text:span><text:span text:style-name="T8">דאמר</text:span><text:span text:style-name="T5"> </text:span><text:span text:style-name="T8">לעיל</text:span><text:span text:style-name="T5"> </text:span><text:span text:style-name="T8">'לא</text:span><text:span text:style-name="T5"> </text:span><text:span text:style-name="T8">פסלוהו' - היכי</text:span><text:span text:style-name="T5"> </text:span><text:span text:style-name="T8">תני?</text:span><text:span text:style-name="T2">)</text:span><text:span text:style-name="T1"> </text:span><text:span text:style-name="T2">(</text:span><text:span text:style-name="T8">מי</text:span><text:span text:style-name="T2">)</text:span><text:span text:style-name="T1"> תני</text:span><text:span text:style-name="T4"> </text:span><text:span text:style-name="T1">'חסר</text:span><text:span text:style-name="T4"> </text:span><text:span text:style-name="T1">קורטוב' ברישא, אבל</text:span><text:span text:style-name="T4"> </text:span><text:span text:style-name="T1">שלשה</text:span><text:span text:style-name="T4"> </text:span><text:span text:style-name="T1">לוגין</text:span><text:span text:style-name="T4"> </text:span><text:span text:style-name="T1">לתנא</text:span><text:span text:style-name="T4"> </text:span><text:span text:style-name="T1">קמא</text:span><text:span text:style-name="T4"> </text:span><text:span text:style-name="T1">פסלי</text:span><text:span text:style-name="T4"> </text:span><text:span text:style-name="T2">(</text:span><text:span text:style-name="T8">ואי</text:span><text:span text:style-name="T5"> </text:span><text:span text:style-name="T8">הוו</text:span><text:span text:style-name="T5"> </text:span><text:span text:style-name="T8">שלמים</text:span><text:span text:style-name="T5"> </text:span><text:span text:style-name="T8">- פסלו</text:span><text:span text:style-name="T5"> </text:span><text:span text:style-name="T8">, ודלא</text:span><text:span text:style-name="T5"> </text:span><text:span text:style-name="T8">כרב</text:span><text:span text:style-name="T2">)</text:span><text:span text:style-name="T1">, ואתא</text:span><text:span text:style-name="T4"> </text:span><text:span text:style-name="T1">רבי</text:span><text:span text:style-name="T4"> </text:span><text:span text:style-name="T1">יוחנן</text:span><text:span text:style-name="T4"> </text:span><text:span text:style-name="T1">למימר: הכל</text:span><text:span text:style-name="T4"> </text:span><text:span text:style-name="T1">הולך</text:span><text:span text:style-name="T4"> </text:span><text:span text:style-name="T1">אחר</text:span><text:span text:style-name="T4"> </text:span><text:span text:style-name="T1">המראה, ורב</text:span><text:span text:style-name="T4"> </text:span><text:span text:style-name="T1">אומר</text:span><text:span text:style-name="T4"> </text:span><text:span text:style-name="T1">כרבי</text:span><text:span text:style-name="T4"> </text:span><text:span text:style-name="T1">יוחנן</text:span><text:span text:style-name="T4"> </text:span><text:span text:style-name="T1">בן</text:span><text:span text:style-name="T4"> </text:span><text:span text:style-name="T1">נורי? או</text:span><text:span text:style-name="T4"> </text:span><text:span text:style-name="T1">דלמא</text:span><text:span text:style-name="T4"> </text:span><text:span text:style-name="T1">רב</text:span><text:span text:style-name="T4"> </text:span><text:span text:style-name="T1">לא</text:span><text:span text:style-name="T4"> </text:span><text:span text:style-name="T1">תני</text:span><text:span text:style-name="T4"> </text:span><text:span text:style-name="T2">(</text:span><text:span text:style-name="T8">ברישא</text:span><text:span text:style-name="T2">)</text:span><text:span text:style-name="T1"> 'חסר</text:span><text:span text:style-name="T4"> </text:span><text:span text:style-name="T1">קורטוב' ברישא, ורבי</text:span><text:span text:style-name="T4"> </text:span><text:span text:style-name="T1">יוחנן</text:span><text:span text:style-name="T4"> </text:span><text:span text:style-name="T1">בן</text:span><text:span text:style-name="T4"> </text:span><text:span text:style-name="T1">נורי, כי</text:span><text:span text:style-name="T4"> </text:span><text:span text:style-name="T1">פליג</text:span><text:span text:style-name="T4"> </text:span><text:span text:style-name="T1">- אסיפא</text:span><text:span text:style-name="T4"> </text:span><text:span text:style-name="T1">הוא</text:span><text:span text:style-name="T4"> </text:span><text:span text:style-name="T1">דפליג, ורב</text:span><text:span text:style-name="T4"> </text:span><text:span text:style-name="T1">דאמר</text:span><text:span text:style-name="T4"> </text:span><text:span text:style-name="T2">(</text:span><text:span text:style-name="T8">למילתיה</text:span><text:span text:style-name="T5"> </text:span><text:span text:style-name="T8">דלעיל</text:span><text:span text:style-name="T2">)</text:span><text:span text:style-name="T1"> כדברי</text:span><text:span text:style-name="T4"> </text:span><text:span text:style-name="T1">הכל</text:span><text:span text:style-name="T4"> </text:span><text:span text:style-name="T2">(</text:span><text:span text:style-name="T8">אפילו</text:span><text:span text:style-name="T5"> </text:span><text:span text:style-name="T8">כרבנן: דרבנן</text:span><text:span text:style-name="T5"> </text:span><text:span text:style-name="T8">תרוייהו</text:span><text:span text:style-name="T5"> </text:span><text:span text:style-name="T8">בעו: שיעורא</text:span><text:span text:style-name="T5"> </text:span><text:span text:style-name="T8">וחזותא, ורב</text:span><text:span text:style-name="T5"> </text:span><text:span text:style-name="T8">דאמר</text:span><text:span text:style-name="T5"> </text:span><text:span text:style-name="T8">כדברי</text:span><text:span text:style-name="T5"> </text:span><text:span text:style-name="T8">הכל, דכולי</text:span><text:span text:style-name="T5"> </text:span><text:span text:style-name="T8">עלמא</text:span><text:span text:style-name="T5"> </text:span><text:span text:style-name="T8">חזותא</text:span><text:span text:style-name="T5"> </text:span><text:span text:style-name="T8">מיהת</text:span><text:span text:style-name="T5"> </text:span><text:span text:style-name="T8">בעינן</text:span><text:span text:style-name="T2">)</text:span><text:span text:style-name="T1">?</text:span></text:p>
      <text:p text:style-name="P10"><text:span text:style-name="T1">לרב</text:span><text:span text:style-name="T4"> </text:span><text:span text:style-name="T1">פפא</text:span><text:span text:style-name="T4"> </text:span><text:span text:style-name="T1">מיבעיא</text:span><text:span text:style-name="T4"> </text:span><text:span text:style-name="T1">ליה, לרבא</text:span><text:span text:style-name="T4"> </text:span><text:span text:style-name="T1">פשיטא</text:span><text:span text:style-name="T4"> </text:span><text:span text:style-name="T1">ליה</text:span><text:span text:style-name="T4"> </text:span><text:span text:style-name="T2">(</text:span><text:span text:style-name="T8">דרב</text:span><text:span text:style-name="T5"> </text:span><text:span text:style-name="T8">תני</text:span><text:span text:style-name="T5"> </text:span><text:span text:style-name="T8">'חסר</text:span><text:span text:style-name="T5"> </text:span><text:span text:style-name="T8">קורטוב' ברישא, דלא</text:span><text:span text:style-name="T5"> </text:span><text:span text:style-name="T8">בעי</text:span><text:span text:style-name="T5"> </text:span><text:span text:style-name="T8">תנא</text:span><text:span text:style-name="T5"> </text:span><text:span text:style-name="T8">קמא</text:span><text:span text:style-name="T5"> </text:span><text:span text:style-name="T8">אלא</text:span><text:span text:style-name="T5"> </text:span><text:span text:style-name="T8">שיעורא, ורב</text:span><text:span text:style-name="T5"> </text:span><text:span text:style-name="T8">- דקפיד</text:span><text:span text:style-name="T5"> </text:span><text:span text:style-name="T8">נמי</text:span><text:span text:style-name="T5"> </text:span><text:span text:style-name="T8">אחזותא, כרבי</text:span><text:span text:style-name="T5"> </text:span><text:span text:style-name="T8">יוחנן</text:span><text:span text:style-name="T5"> </text:span><text:span text:style-name="T8">בן</text:span><text:span text:style-name="T5"> </text:span><text:span text:style-name="T8">נורי</text:span><text:span text:style-name="T5"> </text:span><text:span text:style-name="T8">אמרה</text:span><text:span text:style-name="T5"> </text:span><text:span text:style-name="T8">למילתיה</text:span><text:span text:style-name="T2">)</text:span><text:span text:style-name="T1">.</text:span></text:p>
      <text:p text:style-name="P10"><text:soft-page-break/><text:span text:style-name="T1">אמר</text:span><text:span text:style-name="T4"> </text:span><text:span text:style-name="T1">רב</text:span><text:span text:style-name="T4"> </text:span><text:span text:style-name="T1">יוסף: לא</text:span><text:span text:style-name="T4"> </text:span><text:span text:style-name="T1">שמיעא</text:span><text:span text:style-name="T4"> </text:span><text:span text:style-name="T1">לי</text:span><text:span text:style-name="T4"> </text:span><text:span text:style-name="T1">הא</text:span><text:span text:style-name="T4"> </text:span><text:span text:style-name="T1">שמעתא</text:span><text:span text:style-name="T4"> </text:span><text:span text:style-name="T2">(</text:span><text:span text:style-name="T8">תלמידו</text:span><text:span text:style-name="T5"> </text:span><text:span text:style-name="T8">של</text:span><text:span text:style-name="T5"> </text:span><text:span text:style-name="T8">רב</text:span><text:span text:style-name="T5"> </text:span><text:span text:style-name="T8">יהודה</text:span><text:span text:style-name="T5"> </text:span><text:span text:style-name="T8">אני, ולא</text:span><text:span text:style-name="T5"> </text:span><text:span text:style-name="T8">שמעתי</text:span><text:span text:style-name="T5"> </text:span><text:span text:style-name="T8">מפיו</text:span><text:span text:style-name="T5"> </text:span><text:span text:style-name="T8">שמועה</text:span><text:span text:style-name="T5"> </text:span><text:span text:style-name="T8">זו</text:span><text:span text:style-name="T5"> </text:span><text:span text:style-name="T8">דאמרן</text:span><text:span text:style-name="T5"> </text:span><text:span text:style-name="T8">לעיל</text:span><text:span text:style-name="T5"> </text:span><text:span text:style-name="T8">בשמיה: 'שלשה</text:span><text:span text:style-name="T5"> </text:span><text:span text:style-name="T8">לוגין</text:span><text:span text:style-name="T5"> </text:span><text:span text:style-name="T8">מים</text:span><text:span text:style-name="T5"> </text:span><text:span text:style-name="T8">שנפל</text:span><text:span text:style-name="T5"> </text:span><text:span text:style-name="T8">לתוכן</text:span><text:span text:style-name="T5"> </text:span><text:span text:style-name="T8">כו'</text:span><text:span text:style-name="T2">)</text:span><text:span text:style-name="T1">.</text:span></text:p>
      <text:p text:style-name="P10"><text:span text:style-name="T1">אמר</text:span><text:span text:style-name="T4"> </text:span><text:span text:style-name="T1">ליה</text:span><text:span text:style-name="T4"> </text:span><text:span text:style-name="T1">אביי: את</text:span><text:span text:style-name="T4"> </text:span><text:span text:style-name="T1">אמרת</text:span><text:span text:style-name="T4"> </text:span><text:span text:style-name="T1">לה</text:span><text:span text:style-name="T4"> </text:span><text:span text:style-name="T1">ניהלן</text:span><text:span text:style-name="T4"> </text:span><text:span text:style-name="T2">(</text:span><text:span text:style-name="T8">רב</text:span><text:span text:style-name="T5"> </text:span><text:span text:style-name="T8">יוסף</text:span><text:span text:style-name="T5"> </text:span><text:span text:style-name="T8">חלה</text:span><text:span text:style-name="T5"> </text:span><text:span text:style-name="T8">ושכח</text:span><text:span text:style-name="T5"> </text:span><text:span text:style-name="T8">תלמודו, והיה</text:span><text:span text:style-name="T5"> </text:span><text:span text:style-name="T8">אביי</text:span><text:span text:style-name="T5"> </text:span><text:span text:style-name="T8">מזכירו</text:span><text:span text:style-name="T5"> </text:span><text:span text:style-name="T8">מה</text:span><text:span text:style-name="T5"> </text:span><text:span text:style-name="T8">שקיבל</text:span><text:span text:style-name="T5"> </text:span><text:span text:style-name="T8">הימנו</text:span><text:span text:style-name="T2">)</text:span><text:span text:style-name="T1">, והכי</text:span><text:span text:style-name="T4"> </text:span><text:span text:style-name="T1">אמרת</text:span><text:span text:style-name="T4"> </text:span><text:span text:style-name="T1">ניהלן</text:span><text:span text:style-name="T4"> </text:span><text:span text:style-name="T2">(</text:span><text:span text:style-name="T8">כששנית</text:span><text:span text:style-name="T5"> </text:span><text:span text:style-name="T8">משנה</text:span><text:span text:style-name="T5"> </text:span><text:span text:style-name="T8">זו</text:span><text:span text:style-name="T5"> </text:span><text:span text:style-name="T8">אמרת</text:span><text:span text:style-name="T5"> </text:span><text:span text:style-name="T8">לנו</text:span><text:span text:style-name="T5"> </text:span><text:span text:style-name="T8">עליה</text:span><text:span text:style-name="T5"> </text:span><text:span text:style-name="T8">ההיא</text:span><text:span text:style-name="T5"> </text:span><text:span text:style-name="T8">מימרא</text:span><text:span text:style-name="T5"> </text:span><text:span text:style-name="T8">דרב</text:span><text:span text:style-name="T5"> </text:span><text:span text:style-name="T8">יהודה</text:span><text:span text:style-name="T5"> </text:span><text:span text:style-name="T8">אמר</text:span><text:span text:style-name="T5"> </text:span><text:span text:style-name="T8">רב, ופירשת</text:span><text:span text:style-name="T5"> </text:span><text:span text:style-name="T8">לנו</text:span><text:span text:style-name="T2">)</text:span><text:span text:style-name="T1">: דרב</text:span><text:span text:style-name="T4"> </text:span><text:span text:style-name="T1">לא</text:span><text:span text:style-name="T4"> </text:span><text:span text:style-name="T1">תני</text:span><text:span text:style-name="T4"> </text:span><text:span text:style-name="T1">'חסר</text:span><text:span text:style-name="T4"> </text:span><text:span text:style-name="T1">קורטוב' ברישא, ורבי</text:span><text:span text:style-name="T4"> </text:span><text:span text:style-name="T1">יוחנן</text:span><text:span text:style-name="T4"> </text:span><text:span text:style-name="T1">- אסיפא</text:span><text:span text:style-name="T4"> </text:span><text:span text:style-name="T1">פליג, ורב</text:span><text:span text:style-name="T4"> </text:span><text:span text:style-name="T1">דאמר</text:span><text:span text:style-name="T4"> </text:span><text:span text:style-name="T2">(</text:span><text:span text:style-name="T8">למילתיה</text:span><text:span text:style-name="T2">)</text:span><text:span text:style-name="T1"> כדברי</text:span><text:span text:style-name="T4"> </text:span><text:span text:style-name="T1">הכל.</text:span></text:p>
      <text:p text:style-name="P20">[## לרבא<text:span text:style-name="T62"> </text:span>פשיטא, ולרב<text:span text:style-name="T62"> </text:span>פפא<text:span text:style-name="T62"> – </text:span>תלמידו<text:span text:style-name="T62"> </text:span>של<text:span text:style-name="T62"> </text:span>רבא<text:span text:style-name="T62"> – </text:span>ספק! האם<text:span text:style-name="T62"> </text:span>רב<text:span text:style-name="T62"> </text:span>פפא<text:span text:style-name="T62"> </text:span>לא<text:span text:style-name="T62"> </text:span>למד<text:span text:style-name="T62"> </text:span>היטב<text:span text:style-name="T62"> </text:span>מרבא? – לא: רבא<text:span text:style-name="T62"> </text:span>אולי<text:span text:style-name="T62"> </text:span>לא<text:span text:style-name="T62"> </text:span>הכיר<text:span text:style-name="T62"> </text:span>את<text:span text:style-name="T62"> </text:span>דברי<text:span text:style-name="T62"> </text:span>רב<text:span text:style-name="T62"> </text:span>יוסף, שהרי<text:span text:style-name="T62"> </text:span>רבא<text:span text:style-name="T62"> </text:span>לא<text:span text:style-name="T62"> </text:span>היה<text:span text:style-name="T62"> </text:span>תלמידו, אבל<text:span text:style-name="T62"> </text:span>אביי<text:span text:style-name="T62"> </text:span>הכיר<text:span text:style-name="T62"> – </text:span>ורב<text:span text:style-name="T62"> </text:span>פפא<text:span text:style-name="T62"> </text:span>שמע<text:span text:style-name="T62"> </text:span>גם<text:span text:style-name="T62"> </text:span>מאביי, ולכן<text:span text:style-name="T62"> </text:span>הסתפק<text:span text:style-name="T62"> </text:span>בין<text:span text:style-name="T62"> </text:span>דברי<text:span text:style-name="T62"> </text:span>רבא<text:span text:style-name="T62"> </text:span>לדברי<text:span text:style-name="T62"> </text:span>אביי<text:span text:style-name="T62"> </text:span>בשם<text:span text:style-name="T62"> </text:span>רב<text:span text:style-name="T62"> </text:span>יוסף.]</text:p>
      <text:p text:style-name="P11"/>
      <text:p text:style-name="P10"><text:span text:style-name="T1">ו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חבית</text:span><text:span text:style-name="T4"> </text:span><text:span text:style-name="T1">מליאה</text:span><text:span text:style-name="T4"> </text:span><text:span text:style-name="T1">מים</text:span><text:span text:style-name="T4"> </text:span><text:span text:style-name="T1">שנפלה</text:span><text:span text:style-name="T4"> </text:span><text:span text:style-name="T1">לים</text:span><text:span text:style-name="T4"> </text:span><text:span text:style-name="T1">הגדול</text:span><text:span text:style-name="T4"> </text:span><text:span text:style-name="T1">- הטובל</text:span><text:span text:style-name="T4"> </text:span><text:span text:style-name="T1">שם</text:span><text:span text:style-name="T4"> </text:span><text:span text:style-name="T2">(</text:span><text:span text:style-name="T8">באותו</text:span><text:span text:style-name="T5"> </text:span><text:span text:style-name="T8">מקום</text:span><text:span text:style-name="T2">)</text:span><text:span text:style-name="T1"> לא</text:span><text:span text:style-name="T4"> </text:span><text:span text:style-name="T1">עלתה</text:span><text:span text:style-name="T4"> </text:span><text:span text:style-name="T1">לו</text:span><text:span text:style-name="T4"> </text:span><text:span text:style-name="T1">טבילה: חיישינן</text:span><text:span text:style-name="T4"> </text:span><text:span text:style-name="T1">לשלשה</text:span><text:span text:style-name="T4"> </text:span><text:span text:style-name="T1">לוגין</text:span><text:span text:style-name="T4"> </text:span><text:span text:style-name="T1">שלא</text:span><text:span text:style-name="T4"> </text:span><text:span text:style-name="T1">יהו</text:span><text:span text:style-name="T4"> </text:span><text:span text:style-name="T1">במקום</text:span><text:span text:style-name="T4"> </text:span><text:span text:style-name="T1">אחד</text:span><text:span text:style-name="T4"> </text:span><text:span text:style-name="T2">(</text:span><text:span text:style-name="T8">שמא</text:span><text:span text:style-name="T5"> </text:span><text:span text:style-name="T8">כל</text:span><text:span text:style-name="T5"> </text:span><text:span text:style-name="T8">מים</text:span><text:span text:style-name="T5"> </text:span><text:span text:style-name="T8">שהיו</text:span><text:span text:style-name="T5"> </text:span><text:span text:style-name="T8">בחבית</text:span><text:span text:style-name="T5"> </text:span><text:span text:style-name="T8">עומדים</text:span><text:span text:style-name="T5"> </text:span><text:span text:style-name="T8">יחד, ושמא</text:span><text:span text:style-name="T5"> </text:span><text:span text:style-name="T8">בא</text:span><text:span text:style-name="T5"> </text:span><text:span text:style-name="T8">זה</text:span><text:span text:style-name="T5"> </text:span><text:span text:style-name="T8">ראשו</text:span><text:span text:style-name="T5"> </text:span><text:span text:style-name="T8">ורובו</text:span><text:span text:style-name="T5"> </text:span><text:span text:style-name="T8">במים</text:span><text:span text:style-name="T5"> </text:span><text:span text:style-name="T8">שאובין, וזה</text:span><text:span text:style-name="T5"> </text:span><text:span text:style-name="T8">אחד</text:span><text:span text:style-name="T5"> </text:span><text:span text:style-name="T8">מן</text:span><text:span text:style-name="T5"> </text:span><text:span text:style-name="T8">הפוסלין</text:span><text:span text:style-name="T5"> </text:span><text:span text:style-name="T8">את</text:span><text:span text:style-name="T5"> </text:span><text:span text:style-name="T8">התרומה</text:span><text:span text:style-name="T2">) (</text:span><text:span text:style-name="T8">'אי</text:span><text:span text:style-name="T5"> </text:span><text:span text:style-name="T8">אפשר</text:span><text:span text:style-name="T5"> </text:span><text:span text:style-name="T8">לשלשת</text:span><text:span text:style-name="T5"> </text:span><text:span text:style-name="T8">לוגין</text:span><text:span text:style-name="T5"> </text:span><text:span text:style-name="T8">כו' לא</text:span><text:span text:style-name="T5"> </text:span><text:span text:style-name="T8">גרסינן, דהא</text:span><text:span text:style-name="T5"> </text:span><text:span text:style-name="T8">ודאי</text:span><text:span text:style-name="T5"> </text:span><text:span text:style-name="T8">אפשר; אלא</text:span><text:span text:style-name="T5"> </text:span><text:span text:style-name="T8">חיישינן</text:span><text:span text:style-name="T5"> </text:span><text:span text:style-name="T8">לשמא; וסיפא</text:span><text:span text:style-name="T5"> </text:span><text:span text:style-name="T8">דמילתא</text:span><text:span text:style-name="T5"> </text:span><text:span text:style-name="T8">מוכחא</text:span><text:span text:style-name="T5"> </text:span><text:span text:style-name="T8">דמשום</text:span><text:span text:style-name="T5"> </text:span><text:span text:style-name="T8">שמא</text:span><text:span text:style-name="T5"> </text:span><text:span text:style-name="T8">הוא, דאמרינן</text:span><text:span text:style-name="T5"> </text:span><text:span text:style-name="T8">לקמן</text:span><text:span text:style-name="T5"> </text:span><text:span text:style-name="T8">טעמא: משום</text:span><text:span text:style-name="T5"> </text:span><text:span text:style-name="T8">דמוקמינן</text:span><text:span text:style-name="T5"> </text:span><text:span text:style-name="T8">גברא</text:span><text:span text:style-name="T5"> </text:span><text:span text:style-name="T8">אחזקיה</text:span><text:span text:style-name="T2">)</text:span><text:span text:style-name="T1">; ודוקא</text:span><text:span text:style-name="T4"> </text:span><text:span text:style-name="T1">לים</text:span><text:span text:style-name="T4"> </text:span><text:span text:style-name="T1">הגדול, דקאי</text:span><text:span text:style-name="T4"> </text:span><text:span text:style-name="T1">וקיימא, אבל</text:span><text:span text:style-name="T4"> </text:span><text:span text:style-name="T1">נהרא</text:span><text:span text:style-name="T4"> </text:span><text:span text:style-name="T1">בעלמא</text:span><text:span text:style-name="T4"> – </text:span><text:span text:style-name="T1">לא.</text:span></text:p>
      <text:p text:style-name="P9"><text:span text:style-name="T67">תניא</text:span><text:span text:style-name="T69"> </text:span><text:span text:style-name="T67">נמי</text:span><text:span text:style-name="T69"> </text:span><text:span text:style-name="T67">הכי</text:span><text:span text:style-name="T69"> </text:span><text:span text:style-name="T68">(</text:span><text:span text:style-name="T73">דחיישינן</text:span><text:span text:style-name="T70"> </text:span><text:span text:style-name="T73">בים</text:span><text:span text:style-name="T70"> </text:span><text:span text:style-name="T73">הגדול</text:span><text:span text:style-name="T70"> </text:span><text:span text:style-name="T73">למשקין</text:span><text:span text:style-name="T70"> </text:span><text:span text:style-name="T73">הנופלין</text:span><text:span text:style-name="T70"> </text:span><text:span text:style-name="T73">בו</text:span><text:span text:style-name="T70"> </text:span><text:span text:style-name="T73">שהם</text:span><text:span text:style-name="T70"> </text:span><text:span text:style-name="T73">עומדים</text:span><text:span text:style-name="T70"> </text:span><text:span text:style-name="T73">במקומם</text:span><text:span text:style-name="T68">)</text:span><text:span text:style-name="T67">: חבית</text:span><text:span text:style-name="T69"> </text:span><text:span text:style-name="T67">מליאה</text:span><text:span text:style-name="T69"> </text:span><text:span text:style-name="T67">יין</text:span><text:span text:style-name="T69"> </text:span><text:span text:style-name="T44">[לבן- תו"ס]</text:span><text:span text:style-name="T67"> </text:span><text:span text:style-name="T68">(</text:span><text:span text:style-name="T73">'חבית</text:span><text:span text:style-name="T70"> </text:span><text:span text:style-name="T73">של</text:span><text:span text:style-name="T70"> </text:span><text:span text:style-name="T73">יין' גרסינן</text:span><text:span text:style-name="T70"> </text:span><text:span text:style-name="T73">בברייתא, והכי</text:span><text:span text:style-name="T70"> </text:span><text:span text:style-name="T73">גרסינן</text:span><text:span text:style-name="T70"> </text:span><text:span text:style-name="T73">בתוספתא</text:span><text:span text:style-name="T70"> </text:span><text:span text:style-name="T73">(דמקואות</text:span><text:span text:style-name="T70"> </text:span><text:span text:style-name="T73">פ"ה)</text:span><text:span text:style-name="Footnote_20_Symbol"><text:span text:style-name="T8"><text:note text:id="ftn2" text:note-class="footnote"><text:note-citation>2</text:note-citation><text:note-body><text:p text:style-name="P9"><text:span text:style-name="T66"><text:s text:c="2"/></text:span><text:span text:style-name="T73">בגירסתנו</text:span><text:span text:style-name="T70"> </text:span><text:span text:style-name="T73">בתוספתא</text:span><text:span text:style-name="T70"> </text:span><text:span text:style-name="T73">מקואות</text:span><text:span text:style-name="T70"> </text:span><text:span text:style-name="T73">ה,ט:</text:span><text:span text:style-name="T66"> </text:span><text:span text:style-name="T77">חבית</text:span><text:span text:style-name="T70"> </text:span><text:span text:style-name="T77">שנשברה</text:span><text:span text:style-name="T70"> </text:span><text:span text:style-name="T77">בים</text:span><text:span text:style-name="T70"> </text:span><text:span text:style-name="T77">הגדול</text:span><text:span text:style-name="T70"> </text:span><text:span text:style-name="T77">ומראה</text:span><text:span text:style-name="T70"> </text:span><text:span text:style-name="T77">אותו</text:span><text:span text:style-name="T70"> </text:span><text:span text:style-name="T77">מקום</text:span><text:span text:style-name="T70"> </text:span><text:span text:style-name="T77">כמראה</text:span><text:span text:style-name="T70"> </text:span><text:span text:style-name="T77">אותו</text:span><text:span text:style-name="T70"> </text:span><text:span text:style-name="T77">היין</text:span><text:span text:style-name="T70"> </text:span><text:span text:style-name="T77">הטובל</text:span><text:span text:style-name="T70"> </text:span><text:span text:style-name="T77">באותו</text:span><text:span text:style-name="T70"> </text:span><text:span text:style-name="T77">מקום</text:span><text:span text:style-name="T70"> </text:span><text:span text:style-name="T77">כאילו</text:span><text:span text:style-name="T70"> </text:span><text:span text:style-name="T77">לא</text:span><text:span text:style-name="T70"> </text:span><text:span text:style-name="T77">טבל</text:span><text:span text:style-name="T70"> </text:span><text:span text:style-name="T77">ולא</text:span><text:span text:style-name="T70"> </text:span><text:span text:style-name="T77">עוד</text:span><text:span text:style-name="T70"> </text:span><text:span text:style-name="T77">אלא</text:span><text:span text:style-name="T70"> </text:span><text:span text:style-name="T77">אפילו</text:span><text:span text:style-name="T70"> </text:span><text:span text:style-name="T77">נפל</text:span><text:span text:style-name="T70"> </text:span><text:span text:style-name="T77">לשם</text:span><text:span text:style-name="T70"> </text:span><text:span text:style-name="T77">ככר</text:span><text:span text:style-name="T70"> </text:span><text:span text:style-name="T77">תרומה</text:span><text:span text:style-name="T70"> </text:span><text:span text:style-name="T77">טמא</text:span><text:span text:style-name="T75">.</text:span><text:span text:style-name="T66"> <text:s/></text:span></text:p></text:note-body></text:note></text:span></text:span><text:span text:style-name="T68">)</text:span><text:span text:style-name="T67"> שנפלה</text:span><text:span text:style-name="T69"> </text:span><text:span text:style-name="T67">לים</text:span><text:span text:style-name="T69"> </text:span><text:span text:style-name="T67">הגדול</text:span><text:span text:style-name="T69"> </text:span><text:span text:style-name="T67">- הטובל</text:span><text:span text:style-name="T69"> </text:span><text:span text:style-name="T67">שם</text:span><text:span text:style-name="T69"> </text:span><text:span text:style-name="T67">לא</text:span><text:span text:style-name="T69"> </text:span><text:span text:style-name="T67">עלתה</text:span><text:span text:style-name="T69"> </text:span><text:span text:style-name="T67">לו</text:span><text:span text:style-name="T69"> </text:span><text:span text:style-name="T67">טבילה'; חיישינן</text:span><text:span text:style-name="T69"> </text:span><text:span text:style-name="T67">לשלשה</text:span><text:span text:style-name="T69"> </text:span><text:span text:style-name="T67">לוגין</text:span><text:span text:style-name="T69"> </text:span><text:span text:style-name="T67">שאובין</text:span><text:span text:style-name="T69"> </text:span><text:span text:style-name="T67">שלא</text:span><text:span text:style-name="T69"> </text:span><text:span text:style-name="T67">יהו</text:span><text:span text:style-name="T69"> </text:span><text:span text:style-name="T67">במקום</text:span><text:span text:style-name="T69"> </text:span><text:span text:style-name="T67">אחד; 'וכן</text:span><text:span text:style-name="T69"> </text:span><text:span text:style-name="T67">ככר</text:span><text:span text:style-name="T69"> </text:span><text:span text:style-name="T67">של</text:span><text:span text:style-name="T69"> </text:span><text:span text:style-name="T67">תרומה</text:span><text:span text:style-name="T69"> </text:span><text:span text:style-name="T67">שנפל</text:span><text:span text:style-name="T69"> </text:span><text:span text:style-name="T67">שם</text:span><text:span text:style-name="T69"> </text:span><text:span text:style-name="T68">(</text:span><text:span text:style-name="T73">אחר</text:span><text:span text:style-name="T70"> </text:span><text:span text:style-name="T73">שטבל</text:span><text:span text:style-name="T70"> </text:span><text:span text:style-name="T73">זה</text:span><text:span text:style-name="T70"> </text:span><text:span text:style-name="T73">ועלה</text:span><text:span text:style-name="T68">)</text:span><text:span text:style-name="T67"> – טמא</text:span><text:span text:style-name="T69"> </text:span><text:span text:style-name="T68">(</text:span><text:span text:style-name="T73">שמא</text:span><text:span text:style-name="T70"> </text:span><text:span text:style-name="T73">היין</text:span><text:span text:style-name="T70"> </text:span><text:span text:style-name="T73">עומד</text:span><text:span text:style-name="T70"> </text:span><text:span text:style-name="T73">במקומו, ונטמא</text:span><text:span text:style-name="T70"> </text:span><text:span text:style-name="T73">מחמת</text:span><text:span text:style-name="T70"> </text:span><text:span text:style-name="T73">האדם, וחזר</text:span><text:span text:style-name="T70"> </text:span><text:span text:style-name="T73">וטימא</text:span><text:span text:style-name="T70"> </text:span><text:span text:style-name="T73">את</text:span><text:span text:style-name="T70"> </text:span><text:span text:style-name="T73">הככר</text:span><text:span text:style-name="T68">)</text:span><text:span text:style-name="T67">'. </text:span></text:p>
      <text:p text:style-name="P10"><text:span text:style-name="T1">מאי</text:span><text:span text:style-name="T4"> </text:span><text:span text:style-name="T1">'וכן' </text:span><text:span text:style-name="T2">(</text:span><text:span text:style-name="T8">פשיטא: כיון</text:span><text:span text:style-name="T5"> </text:span><text:span text:style-name="T8">דחיישת</text:span><text:span text:style-name="T5"> </text:span><text:span text:style-name="T8">לשמא</text:span><text:span text:style-name="T5"> </text:span><text:span text:style-name="T8">היין</text:span><text:span text:style-name="T5"> </text:span><text:span text:style-name="T8">עומד</text:span><text:span text:style-name="T5"> </text:span><text:span text:style-name="T8">במקומו</text:span><text:span text:style-name="T5"> </text:span><text:span text:style-name="T8">- איכא</text:span><text:span text:style-name="T5"> </text:span><text:span text:style-name="T8">למיחש</text:span><text:span text:style-name="T5"> </text:span><text:span text:style-name="T8">שנטמא</text:span><text:span text:style-name="T5"> </text:span><text:span text:style-name="T8">הככר</text:span><text:span text:style-name="T2">)</text:span><text:span text:style-name="T1">? </text:span></text:p>
      <text:p text:style-name="P10"><text:span text:style-name="T1">מהו</text:span><text:span text:style-name="T4"> </text:span><text:span text:style-name="T1">דתימא</text:span><text:span text:style-name="T4"> </text:span><text:span text:style-name="T1">התם</text:span><text:span text:style-name="T4"> </text:span><text:span text:style-name="T2">(</text:span><text:span text:style-name="T8">אף</text:span><text:span text:style-name="T5"> </text:span><text:span text:style-name="T8">על</text:span><text:span text:style-name="T5"> </text:span><text:span text:style-name="T8">גב</text:span><text:span text:style-name="T5"> </text:span><text:span text:style-name="T8">דלגבי</text:span><text:span text:style-name="T5"> </text:span><text:span text:style-name="T8">טבילה</text:span><text:span text:style-name="T5"> </text:span><text:span text:style-name="T8">חיישינן</text:span><text:span text:style-name="T5"> </text:span><text:span text:style-name="T8">- לגבי</text:span><text:span text:style-name="T5"> </text:span><text:span text:style-name="T8">ככר</text:span><text:span text:style-name="T5"> </text:span><text:span text:style-name="T8">לא</text:span><text:span text:style-name="T5"> </text:span><text:span text:style-name="T8">חיישינן, דהא</text:span><text:span text:style-name="T5"> </text:span><text:span text:style-name="T8">מילתא</text:span><text:span text:style-name="T5"> </text:span><text:span text:style-name="T8">ספיקא</text:span><text:span text:style-name="T5"> </text:span><text:span text:style-name="T8">היא: אי</text:span><text:span text:style-name="T5"> </text:span><text:span text:style-name="T8">קאי</text:span><text:span text:style-name="T5"> </text:span><text:span text:style-name="T8">יין</text:span><text:span text:style-name="T5"> </text:span><text:span text:style-name="T8">בדוכתיה</text:span><text:span text:style-name="T5"> </text:span><text:span text:style-name="T8">אי</text:span><text:span text:style-name="T5"> </text:span><text:span text:style-name="T8">לא; וגבי</text:span><text:span text:style-name="T5"> </text:span><text:span text:style-name="T8">גברא</text:span><text:span text:style-name="T5"> </text:span><text:span text:style-name="T8">- הוא</text:span><text:span text:style-name="T5"> </text:span><text:span text:style-name="T8">דאמרינן</text:span><text:span text:style-name="T5"> </text:span><text:span text:style-name="T8">'לא</text:span><text:span text:style-name="T5"> </text:span><text:span text:style-name="T8">עלתה</text:span><text:span text:style-name="T5"> </text:span><text:span text:style-name="T8">לו</text:span><text:span text:style-name="T5"> </text:span><text:span text:style-name="T8">טבילה':</text:span><text:span text:style-name="T2">)</text:span><text:span text:style-name="T1"> אוקי</text:span><text:span text:style-name="T4"> </text:span><text:span text:style-name="T1">גברא</text:span><text:span text:style-name="T4"> </text:span><text:span text:style-name="T1">אחזקיה</text:span><text:span text:style-name="T4"> </text:span><text:span text:style-name="T2">(</text:span><text:span text:style-name="T8">והוא</text:span><text:span text:style-name="T5"> </text:span><text:span text:style-name="T8">טמא</text:span><text:span text:style-name="T5"> </text:span><text:span text:style-name="T8">היה, ובטבילת</text:span><text:span text:style-name="T5"> </text:span><text:span text:style-name="T8">ספק</text:span><text:span text:style-name="T5"> </text:span><text:span text:style-name="T8">אתה</text:span><text:span text:style-name="T5"> </text:span><text:span text:style-name="T8">בא</text:span><text:span text:style-name="T5"> </text:span><text:span text:style-name="T8">לטהרו? אל</text:span><text:span text:style-name="T5"> </text:span><text:span text:style-name="T8">תטהרנו</text:span><text:span text:style-name="T5"> </text:span><text:span text:style-name="T8">מספק!</text:span><text:span text:style-name="T2">)</text:span><text:span text:style-name="T1"> - הכא</text:span><text:span text:style-name="T4"> </text:span><text:span text:style-name="T1">אוקי</text:span><text:span text:style-name="T4"> </text:span><text:span text:style-name="T1">תרומה</text:span><text:span text:style-name="T4"> </text:span><text:span text:style-name="T1">אחזקה</text:span><text:span text:style-name="T4"> </text:span><text:span text:style-name="T2">(</text:span><text:span text:style-name="T8">והיא</text:span><text:span text:style-name="T5"> </text:span><text:span text:style-name="T8">בחזקת</text:span><text:span text:style-name="T5"> </text:span><text:span text:style-name="T8">טהורה</text:span><text:span text:style-name="T5"> </text:span><text:span text:style-name="T8">קיימא</text:span><text:span text:style-name="T2">)</text:span><text:span text:style-name="T1">? - קא</text:span><text:span text:style-name="T4"> </text:span><text:span text:style-name="T1">משמע</text:span><text:span text:style-name="T4"> </text:span><text:span text:style-name="T1">לן.</text:span><text:span text:style-name="T8"> </text:span></text:p>
      <text:p text:style-name="P15"><text:span text:style-name="T7">(תוספות</text:span><text:span text:style-name="T4"> </text:span><text:span text:style-name="T7">ד"ה</text:span><text:span text:style-name="T4"> </text:span><text:span text:style-name="T7">אמר</text:span><text:span text:style-name="T4"> </text:span><text:span text:style-name="T7">רב</text:span><text:span text:style-name="T4"> </text:span><text:span text:style-name="T7">יהודה</text:span><text:span text:style-name="T4"> </text:span><text:span text:style-name="T7">אמר</text:span><text:span text:style-name="T4"> </text:span><text:span text:style-name="T7">רב</text:span><text:span text:style-name="T4"> </text:span><text:span text:style-name="T7">חבית</text:span><text:span text:style-name="T4"> </text:span><text:span text:style-name="T7">מלאה</text:span><text:span text:style-name="T4"> </text:span><text:span text:style-name="T7">מים. כך</text:span><text:span text:style-name="T4"> </text:span><text:span text:style-name="T7">גירסת</text:span><text:span text:style-name="T4"> </text:span><text:span text:style-name="T7">הקונטרס, וקאמר</text:span><text:span text:style-name="T4"> </text:span><text:span text:style-name="T7">'לא</text:span><text:span text:style-name="T4"> </text:span><text:span text:style-name="T7">עלתה</text:span><text:span text:style-name="T4"> </text:span><text:span text:style-name="T7">לו</text:span><text:span text:style-name="T4"> </text:span><text:span text:style-name="T7">טבילה' - משום</text:span><text:span text:style-name="T4"> </text:span><text:span text:style-name="T7">מים</text:span><text:span text:style-name="T4"> </text:span><text:span text:style-name="T7">שאובין; ולא</text:span><text:span text:style-name="T4"> </text:span><text:span text:style-name="T7">נראה: דהא</text:span><text:span text:style-name="T4"> </text:span><text:span text:style-name="T7">מדשוי</text:span><text:span text:style-name="T4"> </text:span><text:span text:style-name="T7">להו</text:span><text:span text:style-name="T4"> </text:span><text:span text:style-name="T7">השקה</text:span><text:span text:style-name="T4"> </text:span><text:span text:style-name="T7">כמחוברים</text:span><text:span text:style-name="T4"> </text:span><text:span text:style-name="T7">לטהרם</text:span><text:span text:style-name="T4"> </text:span><text:span text:style-name="T7">מטומאה</text:span><text:span text:style-name="T4"> </text:span><text:span text:style-name="T7">- הוא</text:span><text:span text:style-name="T4"> </text:span><text:span text:style-name="T7">הדין</text:span><text:span text:style-name="T4"> </text:span><text:span text:style-name="T7">לענין</text:span><text:span text:style-name="T4"> </text:span><text:span text:style-name="T7">טבילה</text:span><text:span text:style-name="T4"> </text:span><text:span text:style-name="T7">נמי; ועוד: דאמרינן</text:span><text:span text:style-name="T4"> </text:span><text:span text:style-name="T7">בביצה</text:span><text:span text:style-name="T4"> </text:span><text:span text:style-name="T7">(דף</text:span><text:span text:style-name="T4"> </text:span><text:span text:style-name="T7">יח: ושם) 'מטבילין</text:span><text:span text:style-name="T4"> </text:span><text:span text:style-name="T7">כלי</text:span><text:span text:style-name="T4"> </text:span><text:span text:style-name="T7">על</text:span><text:span text:style-name="T4"> </text:span><text:span text:style-name="T7">גבי</text:span><text:span text:style-name="T4"> </text:span><text:span text:style-name="T7">מימיו</text:span><text:span text:style-name="T4"> </text:span><text:span text:style-name="T7">לטהרו', והיכי</text:span><text:span text:style-name="T4"> </text:span><text:span text:style-name="T7">סלקא</text:span><text:span text:style-name="T4"> </text:span><text:span text:style-name="T7">ליה</text:span><text:span text:style-name="T4"> </text:span><text:span text:style-name="T7">טבילה</text:span><text:span text:style-name="T4"> </text:span><text:span text:style-name="T7">לגו</text:span><text:span text:style-name="T4"> </text:span><text:span text:style-name="T7">מנא? הא</text:span><text:span text:style-name="T4"> </text:span><text:span text:style-name="T7">המים</text:span><text:span text:style-name="T4"> </text:span><text:span text:style-name="T7">שבתוכו</text:span><text:span text:style-name="T4"> </text:span><text:span text:style-name="T7">שאובין</text:span><text:span text:style-name="T4"> </text:span><text:span text:style-name="T7">ולא</text:span><text:span text:style-name="T4"> </text:span><text:span text:style-name="T7">מיערבי? ובהשקה</text:span><text:span text:style-name="T4"> </text:span><text:span text:style-name="T7">בעלמא</text:span><text:span text:style-name="T4"> </text:span><text:span text:style-name="T7">עדיף</text:span><text:span text:style-name="T4"> </text:span><text:span text:style-name="T7">להו! אלא</text:span><text:span text:style-name="T4"> </text:span><text:span text:style-name="T7">ודאי</text:span><text:span text:style-name="T4"> </text:span><text:span text:style-name="T7">נעשין</text:span><text:span text:style-name="T4"> </text:span><text:span text:style-name="T7">מחוברין</text:span><text:span text:style-name="T4"> </text:span><text:span text:style-name="T7">גם</text:span><text:span text:style-name="T4"> </text:span><text:span text:style-name="T7">לענין</text:span><text:span text:style-name="T4"> </text:span><text:span text:style-name="T7">טבילה; לכך</text:span><text:span text:style-name="T4"> </text:span><text:span text:style-name="T7">נראה</text:span><text:span text:style-name="T4"> </text:span><text:span text:style-name="T7">דגרסינן</text:span><text:span text:style-name="T4"> </text:span><text:span text:style-name="T7">במילתיה</text:span><text:span text:style-name="T4"> </text:span><text:span text:style-name="T7">דרב</text:span><text:span text:style-name="T4"> </text:span><text:span text:style-name="T7">יהודה</text:span><text:span text:style-name="T4"> </text:span><text:span text:style-name="T7">'</text:span><text:span text:style-name="T26">חבית</text:span><text:span text:style-name="T30"> </text:span><text:span text:style-name="T26">מלאה</text:span><text:span text:style-name="T30"> </text:span><text:span text:style-name="T26">יין</text:span><text:span text:style-name="T7">' ולכך</text:span><text:span text:style-name="T4"> </text:span><text:span text:style-name="T7">לא</text:span><text:span text:style-name="T4"> </text:span><text:span text:style-name="T7">עלתה</text:span><text:span text:style-name="T4"> </text:span><text:span text:style-name="T7">לו</text:span><text:span text:style-name="T4"> </text:span><text:span text:style-name="T7">טבילה: דמי</text:span><text:span text:style-name="T4"> </text:span><text:span text:style-name="T7">הים</text:span><text:span text:style-name="T4"> </text:span><text:span text:style-name="T7">קוו</text:span><text:span text:style-name="T4"> </text:span><text:span text:style-name="T7">וקיימי, ושמא</text:span><text:span text:style-name="T4"> </text:span><text:span text:style-name="T7">עדיין</text:span><text:span text:style-name="T4"> </text:span><text:span text:style-name="T7">הוא</text:span><text:span text:style-name="T4"> </text:span><text:span text:style-name="T7">צבור</text:span><text:span text:style-name="T4"> </text:span><text:span text:style-name="T7">ועומד</text:span><text:span text:style-name="T4"> </text:span><text:span text:style-name="T7">במקומו, ואיסור</text:span><text:span text:style-name="T4"> </text:span><text:span text:style-name="T7">ניכר, וטובל</text:span><text:span text:style-name="T4"> </text:span><text:span text:style-name="T7">ביין! אבל</text:span><text:span text:style-name="T4"> </text:span><text:span text:style-name="T7">נהרא</text:span><text:span text:style-name="T4"> </text:span><text:span text:style-name="T7">בעלמא</text:span><text:span text:style-name="T4"> – </text:span><text:span text:style-name="T7">לא, דודאי</text:span><text:span text:style-name="T4"> </text:span><text:span text:style-name="T7">מתערב</text:span><text:span text:style-name="T4"> </text:span><text:span text:style-name="T7">במים</text:span><text:span text:style-name="T4"> </text:span><text:span text:style-name="T7">ואז</text:span><text:span text:style-name="T4"> </text:span><text:span text:style-name="T7">לא</text:span><text:span text:style-name="T4"> </text:span><text:span text:style-name="T7">היה</text:span><text:span text:style-name="T4"> </text:span><text:span text:style-name="T7">בעין, ועלתה</text:span><text:span text:style-name="T4"> </text:span><text:span text:style-name="T7">לו</text:span><text:span text:style-name="T4"> </text:span><text:span text:style-name="T7">טבילה; ומיירי</text:span><text:span text:style-name="T4"> </text:span><text:span text:style-name="T7">ביין</text:span><text:span text:style-name="T4"> </text:span><text:span text:style-name="T7">לבן</text:span><text:span text:style-name="T4"> </text:span><text:span text:style-name="T7">שאינו</text:span><text:span text:style-name="T4"> </text:span><text:span text:style-name="T7">משנה</text:span><text:span text:style-name="T4"> </text:span><text:span text:style-name="T7">מראית</text:span><text:span text:style-name="T4"> </text:span><text:span text:style-name="T7">המים, דאי</text:span><text:span text:style-name="T4"> </text:span><text:span text:style-name="T7">ביין</text:span><text:span text:style-name="T4"> </text:span><text:span text:style-name="T7">אדום</text:span><text:span text:style-name="T4"> </text:span><text:span text:style-name="T7">- ניחזי</text:span><text:span text:style-name="T4"> </text:span><text:span text:style-name="T7">אם</text:span><text:span text:style-name="T4"> </text:span><text:span text:style-name="T7">שינה</text:span><text:span text:style-name="T4"> </text:span><text:span text:style-name="T7">מראית</text:span><text:span text:style-name="T4"> </text:span><text:span text:style-name="T7">המים</text:span><text:span text:style-name="T4"> </text:span><text:span text:style-name="T7">אם</text:span><text:span text:style-name="T4"> </text:span><text:span text:style-name="T7">לא!)</text:span></text:p>
      <text:p text:style-name="P20">[ועיין<text:span text:style-name="T62"> </text:span>פני<text:span text:style-name="T62"> </text:span>יהושע]</text:p>
      <text:p text:style-name="P11"/>
      <text:p text:style-name="P11">משנה:</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חייב</text:span><text:span text:style-name="T4"> </text:span><text:span text:style-name="T1">לחבירו</text:span><text:span text:style-name="T4"> </text:span><text:span text:style-name="T1">מאתים</text:span><text:span text:style-name="T4"> </text:span><text:span text:style-name="T1">זוז" ונמצאו</text:span><text:span text:style-name="T4"> </text:span><text:span text:style-name="T1">זוממין</text:span><text:span text:style-name="T4"> </text:span><text:span text:style-name="T1">- לוקין</text:span><text:span text:style-name="T4"> </text:span><text:span text:style-name="T1">ומשלמין, שלא</text:span><text:span text:style-name="T4"> </text:span><text:span text:style-name="T1">השם</text:span><text:span text:style-name="T4"> </text:span><text:span text:style-name="T2">(</text:span><text:span text:style-name="T8">המקרא</text:span><text:span text:style-name="T2">)</text:span><text:span text:style-name="T1"> המביאן</text:span><text:span text:style-name="T4"> </text:span><text:span text:style-name="T1">לידי</text:span><text:span text:style-name="T4"> </text:span><text:span text:style-name="T1">מכות</text:span><text:span text:style-name="T4"> </text:span><text:span text:style-name="T1">מביאן</text:span><text:span text:style-name="T4"> </text:span><text:span text:style-name="T1">לידי</text:span><text:span text:style-name="T4"> </text:span><text:span text:style-name="T1">תשלומין</text:span><text:span text:style-name="T4"> </text:span><text:span text:style-name="T2">(</text:span><text:span text:style-name="T8">מלקות</text:span><text:span text:style-name="T5"> </text:span><text:span text:style-name="T8">משום</text:span><text:span text:style-name="T5"> </text:span><text:span text:style-name="T8">'</text:span><text:span text:style-name="T11">לא</text:span><text:span text:style-name="T5"> </text:span><text:span text:style-name="T11">תענה</text:span><text:span text:style-name="T8">' ותשלומין</text:span><text:span text:style-name="T5"> </text:span><text:span text:style-name="T8">משום</text:span><text:span text:style-name="T5"> </text:span><text:span text:style-name="T8">'</text:span><text:span text:style-name="T11">כאשר</text:span><text:span text:style-name="T5"> </text:span><text:span text:style-name="T11">זמם</text:span><text:span text:style-name="T8">' </text:span><text:span text:style-name="T42">[כדמפרש</text:span><text:span text:style-name="T53"> </text:span><text:span text:style-name="T42">להלן]</text:span><text:span text:style-name="T2">)</text:span><text:span text:style-name="T1"> - דברי</text:span><text:span text:style-name="T4"> </text:span><text:span text:style-name="T1">רבי</text:span><text:span text:style-name="T4"> </text:span><text:span text:style-name="T1">מאיר;</text:span></text:p>
      <text:p text:style-name="P10"><text:span text:style-name="T1">וחכמים</text:span><text:span text:style-name="T4"> </text:span><text:span text:style-name="T1">אומרים: כל</text:span><text:span text:style-name="T4"> </text:span><text:span text:style-name="T1">המשלם</text:span><text:span text:style-name="T4"> </text:span><text:span text:style-name="T1">- אינו</text:span><text:span text:style-name="T4"> </text:span><text:span text:style-name="T1">לוקה</text:span><text:span text:style-name="T4"> </text:span><text:span text:style-name="T2">(</text:span><text:span text:style-name="T8">דכתיב</text:span><text:span text:style-name="T5"> </text:span><text:span text:style-name="T8">'</text:span><text:span text:style-name="T11">כדי</text:span><text:span text:style-name="T5"> </text:span><text:span text:style-name="T11">רשעתו</text:span><text:span text:style-name="T8">' [דברים</text:span><text:span text:style-name="T5"> </text:span><text:span text:style-name="T8">כה,ב]: משום</text:span><text:span text:style-name="T5"> </text:span><text:span text:style-name="T8">רשעה</text:span><text:span text:style-name="T5"> </text:span><text:span text:style-name="T8">אחת</text:span><text:span text:style-name="T5"> </text:span><text:span text:style-name="T8">אתה</text:span><text:span text:style-name="T5"> </text:span><text:span text:style-name="T8">מחייבו</text:span><text:span text:style-name="T5"> </text:span><text:span text:style-name="T8">ואי</text:span><text:span text:style-name="T5"> </text:span><text:span text:style-name="T8">אתה</text:span><text:span text:style-name="T5"> </text:span><text:span text:style-name="T8">מחייבו</text:span><text:span text:style-name="T5"> </text:span><text:span text:style-name="T8">משום</text:span><text:span text:style-name="T5"> </text:span><text:span text:style-name="T8">שתי</text:span><text:span text:style-name="T5"> </text:span><text:span text:style-name="T8">רשעיות</text:span><text:span text:style-name="T5"> </text:span><text:span text:style-name="T42">[כדלהלן]</text:span><text:span text:style-name="T8">; ובמסכת</text:span><text:span text:style-name="T5"> </text:span><text:span text:style-name="T8">כתובות</text:span><text:span text:style-name="T5"> </text:span><text:span text:style-name="T8">(דף</text:span><text:span text:style-name="T5"> </text:span><text:span text:style-name="T8">לב.) מקשינן: ונימא</text:span><text:span text:style-name="T5"> </text:span><text:span text:style-name="T8">'כל</text:span><text:span text:style-name="T5"> </text:span><text:span text:style-name="T8">הלוקה</text:span><text:span text:style-name="T5"> </text:span><text:span text:style-name="T8">אינו</text:span><text:span text:style-name="T5"> </text:span><text:span text:style-name="T8">משלם', וילקו</text:span><text:span text:style-name="T5"> </text:span><text:span text:style-name="T8">כל</text:span><text:span text:style-name="T5"> </text:span><text:span text:style-name="T8">הזוממין</text:span><text:span text:style-name="T5"> </text:span><text:span text:style-name="T8">ולא</text:span><text:span text:style-name="T5"> </text:span><text:span text:style-name="T8">ישלמו? ומשנינן: 'בפירוש</text:span><text:span text:style-name="T5"> </text:span><text:span text:style-name="T8">רבתה</text:span><text:span text:style-name="T5"> </text:span><text:span text:style-name="T8">תורה</text:span><text:span text:style-name="T5"> </text:span><text:span text:style-name="T8">עדים</text:span><text:span text:style-name="T5"> </text:span><text:span text:style-name="T8">זוממין</text:span><text:span text:style-name="T5"> </text:span><text:span text:style-name="T8">לתשלומין', ויליף</text:span><text:span text:style-name="T5"> </text:span><text:span text:style-name="T8">לה</text:span><text:span text:style-name="T5"> </text:span><text:span text:style-name="T8">התם</text:span><text:span text:style-name="T2">)</text:span><text:span text:style-name="T1">.</text:span></text:p>
      <text:p text:style-name="P10"><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וא</text:span><text:span text:style-name="T4"> </text:span><text:span text:style-name="T1">חייב</text:span><text:span text:style-name="T4"> </text:span><text:span text:style-name="T1">מלקות</text:span><text:span text:style-name="T4"> </text:span><text:span text:style-name="T1">ארבעים" ונמצאו</text:span><text:span text:style-name="T4"> </text:span><text:span text:style-name="T1">זוממין</text:span><text:span text:style-name="T4"> </text:span><text:span text:style-name="T1">- לוקין</text:span><text:span text:style-name="T4"> </text:span><text:span text:style-name="T1">שמונים: משום</text:span><text:span text:style-name="T4"> </text:span><text:span text:style-name="T8">(שמות</text:span><text:span text:style-name="T5"> </text:span><text:span text:style-name="T8">כ,יב)</text:span><text:span text:style-name="T1"> </text:span><text:span text:style-name="T10">[</text:span><text:span text:style-name="T11">לא</text:span><text:span text:style-name="T5"> </text:span><text:span text:style-name="T11">תרצח</text:span><text:span text:style-name="T5"> </text:span><text:span text:style-name="T11">לא</text:span><text:span text:style-name="T5"> </text:span><text:span text:style-name="T11">תנאף</text:span><text:span text:style-name="T5"> </text:span><text:span text:style-name="T11">לא</text:span><text:span text:style-name="T5"> </text:span><text:span text:style-name="T11">תגנב]</text:span><text:span text:style-name="T10"> לא</text:span><text:span text:style-name="T4"> </text:span><text:span text:style-name="T10">תענה</text:span><text:span text:style-name="T4"> </text:span><text:span text:style-name="T10">ברעך</text:span><text:span text:style-name="T4"> </text:span><text:span text:style-name="T10">עד</text:span><text:span text:style-name="T4"> </text:span><text:span text:style-name="T10">שקר</text:span><text:span text:style-name="T1">, ומשום</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1">[לעשות</text:span><text:span text:style-name="T5"> </text:span><text:span text:style-name="T11">לאחיו</text:span><text:span text:style-name="T5"> </text:span><text:span text:style-name="T11">ובערת</text:span><text:span text:style-name="T5"> </text:span><text:span text:style-name="T11">הרע</text:span><text:span text:style-name="T5"> </text:span><text:span text:style-name="T11">מקרבך]</text:span><text:span text:style-name="T1"> - דברי</text:span><text:span text:style-name="T4"> </text:span><text:span text:style-name="T1">רבי</text:span><text:span text:style-name="T4"> </text:span><text:span text:style-name="T1">מאיר;</text:span></text:p>
      <text:p text:style-name="P10"><text:span text:style-name="T1">וחכמים</text:span><text:span text:style-name="T4"> </text:span><text:span text:style-name="T1">אומרים: אין</text:span><text:span text:style-name="T4"> </text:span><text:span text:style-name="T1">לוקין</text:span><text:span text:style-name="T4"> </text:span><text:span text:style-name="T1">אלא</text:span><text:span text:style-name="T4"> </text:span><text:span text:style-name="T1">ארבעים</text:span><text:span text:style-name="T4"> </text:span><text:span text:style-name="T2">(</text:span><text:span text:style-name="T8">משום</text:span><text:span text:style-name="T5"> </text:span><text:span text:style-name="T8">'</text:span><text:span text:style-name="T11">כאשר</text:span><text:span text:style-name="T5"> </text:span><text:span text:style-name="T11">זמם</text:span><text:span text:style-name="T8">' אבל</text:span><text:span text:style-name="T5"> </text:span><text:span text:style-name="T8">משום</text:span><text:span text:style-name="T5"> </text:span><text:span text:style-name="T8">'</text:span><text:span text:style-name="T11">לא</text:span><text:span text:style-name="T5"> </text:span><text:span text:style-name="T11">תענה</text:span><text:span text:style-name="T8">' - לא</text:span><text:span text:style-name="T5"> </text:span><text:span text:style-name="T8">לקי, כדמפרש</text:span><text:span text:style-name="T5"> </text:span><text:span text:style-name="T8">בגמרא</text:span><text:span text:style-name="T2">)</text:span><text:span text:style-name="T1">.</text:span></text:p>
      <text:p text:style-name="P11"><text:soft-page-break/></text:p>
      <text:p text:style-name="P10"><text:span text:style-name="T1">(מכות</text:span><text:span text:style-name="T4"> </text:span><text:span text:style-name="T1">ד,ב)</text:span></text:p>
      <text:p text:style-name="P11">גמרא:</text:p>
      <text:p text:style-name="P10"><text:span text:style-name="T1">בשלמא</text:span><text:span text:style-name="T4"> </text:span><text:span text:style-name="T1">לרבנן</text:span><text:span text:style-name="T4">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10"> כדי</text:span><text:span text:style-name="T4"> </text:span><text:span text:style-name="T10">רשעתו</text:span><text:span text:style-name="T4"> </text:span><text:span text:style-name="T11">[במספר]</text:span><text:span text:style-name="T1"> כתיב: משום</text:span><text:span text:style-name="T4"> </text:span><text:span text:style-name="T1">רשעה</text:span><text:span text:style-name="T4"> </text:span><text:span text:style-name="T1">אחת</text:span><text:span text:style-name="T4"> </text:span><text:span text:style-name="T1">אתה</text:span><text:span text:style-name="T4"> </text:span><text:span text:style-name="T1">מחייבו, ואי</text:span><text:span text:style-name="T4"> </text:span><text:span text:style-name="T1">אתה</text:span><text:span text:style-name="T4"> </text:span><text:span text:style-name="T1">מחייבו</text:span><text:span text:style-name="T4"> </text:span><text:span text:style-name="T1">משום</text:span><text:span text:style-name="T4"> </text:span><text:span text:style-name="T1">שתי</text:span><text:span text:style-name="T4"> </text:span><text:span text:style-name="T1">רשעיות;</text:span></text:p>
      <text:p text:style-name="P10"><text:span text:style-name="T1">אלא</text:span><text:span text:style-name="T4"> </text:span><text:span text:style-name="T1">רבי</text:span><text:span text:style-name="T4"> </text:span><text:span text:style-name="T1">מאיר</text:span><text:span text:style-name="T4"> </text:span><text:span text:style-name="T1">- מאי</text:span><text:span text:style-name="T4"> </text:span><text:span text:style-name="T1">טעמא?</text:span></text:p>
      <text:p text:style-name="P10"><text:span text:style-name="T1">אמר</text:span><text:span text:style-name="T4"> </text:span><text:span text:style-name="T1">עולא: גמר</text:span><text:span text:style-name="T4"> </text:span><text:span text:style-name="T1">ממוציא</text:span><text:span text:style-name="T4"> </text:span><text:span text:style-name="T1">שם</text:span><text:span text:style-name="T4"> </text:span><text:span text:style-name="T1">רע</text:span><text:span text:style-name="T4"> </text:span><text:span text:style-name="T2">(</text:span><text:span text:style-name="T8">"</text:span><text:span text:style-name="T11">לא</text:span><text:span text:style-name="T5"> </text:span><text:span text:style-name="T11">מצאתי</text:span><text:span text:style-name="T5"> </text:span><text:span text:style-name="T11">לבתך</text:span><text:span text:style-name="T5"> </text:span><text:span text:style-name="T11">בתולים</text:span><text:span text:style-name="T8">" [דברים</text:span><text:span text:style-name="T5"> </text:span><text:span text:style-name="T8">כב,יד]</text:span><text:span text:style-name="T2">)</text:span><text:span text:style-name="T1">: מה</text:span><text:span text:style-name="T4"> </text:span><text:span text:style-name="T1">מוציא</text:span><text:span text:style-name="T4"> </text:span><text:span text:style-name="T1">שם</text:span><text:span text:style-name="T4"> </text:span><text:span text:style-name="T1">רע</text:span><text:span text:style-name="T4"> </text:span><text:span text:style-name="T1">לוקה</text:span><text:span text:style-name="T4"> </text:span><text:span text:style-name="T1">ומשלם</text:span><text:span text:style-name="T4"> </text:span><text:span text:style-name="T2">(</text:span><text:span text:style-name="T8">דכתיב</text:span><text:span text:style-name="T5"> </text:span><text:span text:style-name="T8">(דברים</text:span><text:span text:style-name="T5"> </text:span><text:span text:style-name="T8">כב,יח) '</text:span><text:span text:style-name="T11">ויסרו</text:span><text:span text:style-name="T5"> </text:span><text:span text:style-name="T11">אותו</text:span><text:span text:style-name="T8">', </text:span><text:span text:style-name="T9">[פסוק</text:span><text:span text:style-name="T6"> </text:span><text:span text:style-name="T9">יט]</text:span><text:span text:style-name="T8"> '</text:span><text:span text:style-name="T11">וענשו</text:span><text:span text:style-name="T5"> </text:span><text:span text:style-name="T11">אותו</text:span><text:span text:style-name="T8">' ואמרינן</text:span><text:span text:style-name="T5"> </text:span><text:span text:style-name="T8">בכתובות</text:span><text:span text:style-name="T5"> </text:span><text:span text:style-name="T8">(דף</text:span><text:span text:style-name="T5"> </text:span><text:span text:style-name="T8">מו.) '</text:span><text:span text:style-name="T11">ויסרו</text:span><text:span text:style-name="T8">' - זה</text:span><text:span text:style-name="T5"> </text:span><text:span text:style-name="T8">מלקות, וילפינן</text:span><text:span text:style-name="T5"> </text:span><text:span text:style-name="T8">לה</text:span><text:span text:style-name="T5"> </text:span><text:span text:style-name="T8">מקראי</text:span><text:span text:style-name="T2">)</text:span><text:span text:style-name="T1"> - אף</text:span><text:span text:style-name="T4"> </text:span><text:span text:style-name="T1">כל</text:span><text:span text:style-name="T4"> </text:span><text:span text:style-name="T1">לוקה</text:span><text:span text:style-name="T4"> </text:span><text:span text:style-name="T1">ומשלם.</text:span></text:p>
      <text:p text:style-name="P10"><text:span text:style-name="T1">מה</text:span><text:span text:style-name="T4"> </text:span><text:span text:style-name="T1">למוציא</text:span><text:span text:style-name="T4"> </text:span><text:span text:style-name="T1">שם</text:span><text:span text:style-name="T4"> </text:span><text:span text:style-name="T1">רע, שכן</text:span><text:span text:style-name="T4"> </text:span><text:span text:style-name="T1">קנס</text:span><text:span text:style-name="T4"> </text:span><text:span text:style-name="T2">(</text:span><text:span text:style-name="T8">וכל</text:span><text:span text:style-name="T5"> </text:span><text:span text:style-name="T8">קנס</text:span><text:span text:style-name="T5"> </text:span><text:span text:style-name="T8">- חידוש</text:span><text:span text:style-name="T5"> </text:span><text:span text:style-name="T8">הוא, ומחידוש</text:span><text:span text:style-name="T5"> </text:span><text:span text:style-name="T8">לא</text:span><text:span text:style-name="T5"> </text:span><text:span text:style-name="T8">ילפינן</text:span><text:span text:style-name="T5"> </text:span><text:span text:style-name="T8">לממונא</text:span><text:span text:style-name="T2">)</text:span><text:span text:style-name="T1">?</text:span></text:p>
      <text:p text:style-name="P10"><text:span text:style-name="T1">סבר</text:span><text:span text:style-name="T4"> </text:span><text:span text:style-name="T1">לה</text:span><text:span text:style-name="T4"> </text:span><text:span text:style-name="T1">כרבי</text:span><text:span text:style-name="T4"> </text:span><text:span text:style-name="T1">עקיבא, דאמר: עדים</text:span><text:span text:style-name="T4"> </text:span><text:span text:style-name="T1">זוממין</text:span><text:span text:style-name="T4"> </text:span><text:span text:style-name="T1">- קנסא</text:span><text:span text:style-name="T4"> </text:span><text:span text:style-name="T1">הוא.</text:span></text:p>
      <text:p text:style-name="P11"/>
      <text:p text:style-name="P10"><text:span text:style-name="T1">איכא</text:span><text:span text:style-name="T4"> </text:span><text:span text:style-name="T1">דמתני</text:span><text:span text:style-name="T4"> </text:span><text:span text:style-name="T2">(</text:span><text:span text:style-name="T8">להא</text:span><text:span text:style-name="T5"> </text:span><text:span text:style-name="T8">דעולא</text:span><text:span text:style-name="T2">)</text:span><text:span text:style-name="T1"> אהא: דתניא: '</text:span><text:span text:style-name="T8">(שמות</text:span><text:span text:style-name="T5"> </text:span><text:span text:style-name="T8">יב,י)</text:span><text:span text:style-name="T1"> </text:span><text:span text:style-name="T11">[ו]</text:span><text:span text:style-name="T10">לא</text:span><text:span text:style-name="T4"> </text:span><text:span text:style-name="T10">תותירו</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0">והנותר</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1">[באש</text:span><text:span text:style-name="T5"> </text:span><text:span text:style-name="T11">תשרפו]</text:span><text:span text:style-name="T1"> - בא</text:span><text:span text:style-name="T4"> </text:span><text:span text:style-name="T1">הכתוב</text:span><text:span text:style-name="T4"> </text:span><text:span text:style-name="T1">ליתן</text:span><text:span text:style-name="T4"> </text:span><text:span text:style-name="T1">עשה</text:span><text:span text:style-name="T4"> </text:span><text:span text:style-name="T1">אחר</text:span><text:span text:style-name="T4"> </text:span><text:span text:style-name="T1">לא</text:span><text:span text:style-name="T4"> </text:span><text:span text:style-name="T1">תעשה, לומר</text:span><text:span text:style-name="T4"> </text:span><text:span text:style-name="T1">שאין</text:span><text:span text:style-name="T4"> </text:span><text:span text:style-name="T1">לוקין</text:span><text:span text:style-name="T4"> </text:span><text:span text:style-name="T1">עליו</text:span><text:span text:style-name="T4"> </text:span><text:span text:style-name="T2">(</text:span><text:span text:style-name="T8">שהעשה</text:span><text:span text:style-name="T5"> </text:span><text:span text:style-name="T8">האמור</text:span><text:span text:style-name="T5"> </text:span><text:span text:style-name="T8">אחריו</text:span><text:span text:style-name="T5"> </text:span><text:span text:style-name="T8">- תקנתו</text:span><text:span text:style-name="T5"> </text:span><text:span text:style-name="T8">וכפרתו</text:span><text:span text:style-name="T5"> </text:span><text:span text:style-name="T8">על</text:span><text:span text:style-name="T5"> </text:span><text:span text:style-name="T8">עבירת</text:span><text:span text:style-name="T5"> </text:span><text:span text:style-name="T8">הלאו</text:span><text:span text:style-name="T2">)</text:span><text:span text:style-name="T1"> - דברי</text:span><text:span text:style-name="T4"> </text:span><text:span text:style-name="T1">רבי</text:span><text:span text:style-name="T4"> </text:span><text:span text:style-name="T1">יהודה; רבי</text:span><text:span text:style-name="T4"> </text:span><text:span text:style-name="T1">יעקב</text:span><text:span text:style-name="T4"> </text:span><text:span text:style-name="T41">[ולא</text:span><text:span text:style-name="T52"> </text:span><text:span text:style-name="T41">'עקיבא', לפי</text:span><text:span text:style-name="T52"> </text:span><text:span text:style-name="T41">מסכת</text:span><text:span text:style-name="T52"> </text:span><text:span text:style-name="T41">שבועות</text:span><text:span text:style-name="T52"> </text:span><text:span text:style-name="T41">ג,ב, וכן</text:span><text:span text:style-name="T52"> </text:span><text:span text:style-name="T41">מתקן</text:span><text:span text:style-name="T52"> </text:span><text:span text:style-name="T41">כאן</text:span><text:span text:style-name="T52"> </text:span><text:span text:style-name="T41">המהרש"א]</text:span><text:span text:style-name="T1"> אומר: לא</text:span><text:span text:style-name="T4"> </text:span><text:span text:style-name="T1">מן</text:span><text:span text:style-name="T4"> </text:span><text:span text:style-name="T1">השם</text:span><text:span text:style-name="T4"> </text:span><text:span text:style-name="T1">הוא</text:span><text:span text:style-name="T4"> </text:span><text:span text:style-name="T1">זה</text:span><text:span text:style-name="T4"> </text:span><text:span text:style-name="T2">(</text:span><text:span text:style-name="T8">אין</text:span><text:span text:style-name="T5"> </text:span><text:span text:style-name="T8">טעם</text:span><text:span text:style-name="T5"> </text:span><text:span text:style-name="T8">זה</text:span><text:span text:style-name="T5"> </text:span><text:span text:style-name="T8">עיקר: דלאו</text:span><text:span text:style-name="T5"> </text:span><text:span text:style-name="T8">שניתק</text:span><text:span text:style-name="T5"> </text:span><text:span text:style-name="T8">לעשה</text:span><text:span text:style-name="T5"> </text:span><text:span text:style-name="T8">אין</text:span><text:span text:style-name="T5"> </text:span><text:span text:style-name="T8">לוקין</text:span><text:span text:style-name="T5"> </text:span><text:span text:style-name="T8">עליו</text:span><text:span text:style-name="T2">)</text:span><text:span text:style-name="T1">, אלא</text:span><text:span text:style-name="T4"> </text:span><text:span text:style-name="T2">(</text:span><text:span text:style-name="T8">אלא</text:span><text:span text:style-name="T5"> </text:span><text:span text:style-name="T8">מפני</text:span><text:span text:style-name="T5"> </text:span><text:span text:style-name="T8">מה</text:span><text:span text:style-name="T5"> </text:span><text:span text:style-name="T8">המותיר</text:span><text:span text:style-name="T5"> </text:span><text:span text:style-name="T8">אינו</text:span><text:span text:style-name="T5"> </text:span><text:span text:style-name="T8">לוקה?</text:span><text:span text:style-name="T2">)</text:span><text:span text:style-name="T1"> משום</text:span><text:span text:style-name="T4"> </text:span><text:span text:style-name="T1">דהוה</text:span><text:span text:style-name="T4"> </text:span><text:span text:style-name="T1">ליה</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 ו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אין</text:span><text:span text:style-name="T4"> </text:span><text:span text:style-name="T1">לוקין</text:span><text:span text:style-name="T4"> </text:span><text:span text:style-name="T1">עליו' - מכלל</text:span><text:span text:style-name="T4"> </text:span><text:span text:style-name="T1">דרבי</text:span><text:span text:style-name="T4"> </text:span><text:span text:style-name="T1">יהודה</text:span><text:span text:style-name="T4"> </text:span><text:span text:style-name="T1">סבר</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1">- מנא</text:span><text:span text:style-name="T4"> </text:span><text:span text:style-name="T1">ליה?</text:span><text:span text:style-name="T8"> </text:span></text:p>
      <text:p text:style-name="P10"><text:span text:style-name="T1">אמר</text:span><text:span text:style-name="T4"> </text:span><text:span text:style-name="T1">עולא: גמר</text:span><text:span text:style-name="T4"> </text:span><text:span text:style-name="T1">ממוציא</text:span><text:span text:style-name="T4"> </text:span><text:span text:style-name="T1">שם</text:span><text:span text:style-name="T4"> </text:span><text:span text:style-name="T1">רע: מה</text:span><text:span text:style-name="T4"> </text:span><text:span text:style-name="T1">מוציא</text:span><text:span text:style-name="T4"> </text:span><text:span text:style-name="T1">שם</text:span><text:span text:style-name="T4"> </text:span><text:span text:style-name="T1">רע</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1">- אף</text:span><text:span text:style-name="T4"> </text:span><text:span text:style-name="T1">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p>
      <text:p text:style-name="P10"><text:span text:style-name="T1">מה</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שכן</text:span><text:span text:style-name="T4"> </text:span><text:span text:style-name="T1">לוקה</text:span><text:span text:style-name="T4"> </text:span><text:span text:style-name="T1">ומשלם?</text:span></text:p>
      <text:p text:style-name="P10"><text:span text:style-name="T1">אלא</text:span><text:span text:style-name="T4"> </text:span><text:span text:style-name="T1">אמר</text:span><text:span text:style-name="T4"> </text:span><text:span text:style-name="T1">ריש</text:span><text:span text:style-name="T4"> </text:span><text:span text:style-name="T1">לקיש: גמר</text:span><text:span text:style-name="T4"> </text:span><text:span text:style-name="T1">מעדים</text:span><text:span text:style-name="T4"> </text:span><text:span text:style-name="T1">זוממין: מה</text:span><text:span text:style-name="T4"> </text:span><text:span text:style-name="T1">עדים</text:span><text:span text:style-name="T4"> </text:span><text:span text:style-name="T1">זוממין</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2">(</text:span><text:span text:style-name="T8">עדים</text:span><text:span text:style-name="T5"> </text:span><text:span text:style-name="T8">זוממין</text:span><text:span text:style-name="T5"> </text:span><text:span text:style-name="T8">לוקין</text:span><text:span text:style-name="T5"> </text:span><text:span text:style-name="T8">על</text:span><text:span text:style-name="T5"> </text:span><text:span text:style-name="T8">דיבורם</text:span><text:span text:style-name="T5"> </text:span><text:span text:style-name="T8">בעדי</text:span><text:span text:style-name="T5"> </text:span><text:span text:style-name="T8">בן</text:span><text:span text:style-name="T5"> </text:span><text:span text:style-name="T8">גרושה</text:span><text:span text:style-name="T5"> </text:span><text:span text:style-name="T8">ובן</text:span><text:span text:style-name="T5"> </text:span><text:span text:style-name="T8">חלוצה</text:span><text:span text:style-name="T2">)</text:span><text:span text:style-name="T1"> - אף</text:span><text:span text:style-name="T4"> </text:span><text:span text:style-name="T1">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p>
      <text:p text:style-name="P10"><text:span text:style-name="T1">מה</text:span><text:span text:style-name="T4"> </text:span><text:span text:style-name="T1">לעדים</text:span><text:span text:style-name="T4"> </text:span><text:span text:style-name="T1">זוממין</text:span><text:span text:style-name="T4"> </text:span><text:span text:style-name="T1">שכן</text:span><text:span text:style-name="T4"> </text:span><text:span text:style-name="T1">אין</text:span><text:span text:style-name="T4"> </text:span><text:span text:style-name="T1">צריכין</text:span><text:span text:style-name="T4"> </text:span><text:span text:style-name="T1">התראה</text:span><text:span text:style-name="T4"> </text:span><text:span text:style-name="T2">(</text:span><text:span text:style-name="T8">בכתובות</text:span><text:span text:style-name="T5"> </text:span><text:span text:style-name="T8">אמרינן</text:span><text:span text:style-name="T5"> </text:span><text:span text:style-name="T8">טעמא, ב'אלו</text:span><text:span text:style-name="T5"> </text:span><text:span text:style-name="T8">נערות' (דף</text:span><text:span text:style-name="T5"> </text:span><text:span text:style-name="T8">לג.): נתרי</text:span><text:span text:style-name="T5"> </text:span><text:span text:style-name="T8">בהו</text:span><text:span text:style-name="T5"> </text:span><text:span text:style-name="T8">אימת</text:span><text:span text:style-name="T5"> </text:span><text:span text:style-name="T8">כו'; אבל</text:span><text:span text:style-name="T5"> </text:span><text:span text:style-name="T8">כל</text:span><text:span text:style-name="T5"> </text:span><text:span text:style-name="T8">שאר</text:span><text:span text:style-name="T5"> </text:span><text:span text:style-name="T8">עונשין</text:span><text:span text:style-name="T5"> </text:span><text:span text:style-name="T8">בבית</text:span><text:span text:style-name="T5"> </text:span><text:span text:style-name="T8">דין</text:span><text:span text:style-name="T5"> </text:span><text:span text:style-name="T8">של</text:span><text:span text:style-name="T5"> </text:span><text:span text:style-name="T8">מטה</text:span><text:span text:style-name="T5"> </text:span><text:span text:style-name="T8">צריכין</text:span><text:span text:style-name="T5"> </text:span><text:span text:style-name="T8">התראה</text:span><text:span text:style-name="T2">)</text:span><text:span text:style-name="T1">?</text:span></text:p>
      <text:p text:style-name="P10"><text:span text:style-name="T1">מוציא</text:span><text:span text:style-name="T4"> </text:span><text:span text:style-name="T1">שם</text:span><text:span text:style-name="T4"> </text:span><text:span text:style-name="T1">רע</text:span><text:span text:style-name="T4"> </text:span><text:span text:style-name="T1">יוכיח, וחזר</text:span><text:span text:style-name="T4"> </text:span><text:span text:style-name="T1">הדין: לא</text:span><text:span text:style-name="T4"> </text:span><text:span text:style-name="T1">ראי</text:span><text:span text:style-name="T4"> </text:span><text:span text:style-name="T1">זה</text:span><text:span text:style-name="T4"> </text:span><text:span text:style-name="T1">כראי</text:span><text:span text:style-name="T4"> </text:span><text:span text:style-name="T1">זה</text:span><text:span text:style-name="T4"> </text:span><text:span text:style-name="T1">ולא</text:span><text:span text:style-name="T4"> </text:span><text:span text:style-name="T1">ראי</text:span><text:span text:style-name="T4"> </text:span><text:span text:style-name="T1">זה</text:span><text:span text:style-name="T4"> </text:span><text:span text:style-name="T1">כראי</text:span><text:span text:style-name="T4"> </text:span><text:span text:style-name="T1">זה: הצד</text:span><text:span text:style-name="T4"> </text:span><text:span text:style-name="T1">השוה</text:span><text:span text:style-name="T4"> </text:span><text:span text:style-name="T1">שבהן: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ולוקין</text:span><text:span text:style-name="T4"> </text:span><text:span text:style-name="T1">עליו</text:span><text:span text:style-name="T4"> </text:span><text:span text:style-name="T1">- אף</text:span><text:span text:style-name="T4"> </text:span><text:span text:style-name="T1">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p>
      <text:p text:style-name="P10"><text:span text:style-name="T1">מה</text:span><text:span text:style-name="T4"> </text:span><text:span text:style-name="T1">להצד</text:span><text:span text:style-name="T4"> </text:span><text:span text:style-name="T1">השוה</text:span><text:span text:style-name="T4"> </text:span><text:span text:style-name="T1">שבהן</text:span><text:span text:style-name="T4"> </text:span><text:span text:style-name="T1">שכן</text:span><text:span text:style-name="T4"> </text:span><text:span text:style-name="T1">קנס?</text:span></text:p>
      <text:p text:style-name="P10"><text:span text:style-name="T1">הא</text:span><text:span text:style-name="T4"> </text:span><text:span text:style-name="T1">- לא</text:span><text:span text:style-name="T4"> </text:span><text:span text:style-name="T1">קשיא: רבי</text:span><text:span text:style-name="T4"> </text:span><text:span text:style-name="T1">יהודה</text:span><text:span text:style-name="T4"> </text:span><text:span text:style-name="T1">לא</text:span><text:span text:style-name="T4"> </text:span><text:span text:style-name="T1">סבר</text:span><text:span text:style-name="T4"> </text:span><text:span text:style-name="T1">לה</text:span><text:span text:style-name="T4"> </text:span><text:span text:style-name="T1">כרבי</text:span><text:span text:style-name="T4"> </text:span><text:span text:style-name="T1">עקיבא.</text:span></text:p>
      <text:p text:style-name="P10"><text:span text:style-name="T1">אלא</text:span><text:span text:style-name="T4"> </text:span><text:span text:style-name="T1">מה</text:span><text:span text:style-name="T4"> </text:span><text:span text:style-name="T1">להצד</text:span><text:span text:style-name="T4"> </text:span><text:span text:style-name="T1">השוה</text:span><text:span text:style-name="T4"> </text:span><text:span text:style-name="T1">שבהן</text:span><text:span text:style-name="T4"> </text:span><text:span text:style-name="T1">שכן</text:span><text:span text:style-name="T4"> </text:span><text:span text:style-name="T1">יש</text:span><text:span text:style-name="T4"> </text:span><text:span text:style-name="T1">בהן</text:span><text:span text:style-name="T4"> </text:span><text:span text:style-name="T1">צד</text:span><text:span text:style-name="T4"> </text:span><text:span text:style-name="T1">חמור?</text:span></text:p>
      <text:p text:style-name="P10"><text:span text:style-name="T1">ורבי</text:span><text:span text:style-name="T4"> </text:span><text:span text:style-name="T1">יהודה</text:span><text:span text:style-name="T4"> </text:span><text:span text:style-name="T1">- צד</text:span><text:span text:style-name="T4"> </text:span><text:span text:style-name="T1">חמור</text:span><text:span text:style-name="T4"> </text:span><text:span text:style-name="T1">לא</text:span><text:span text:style-name="T4"> </text:span><text:span text:style-name="T1">פריך</text:span><text:span text:style-name="T4"> </text:span><text:span text:style-name="T2">(</text:span><text:span text:style-name="T8">הואיל</text:span><text:span text:style-name="T5"> </text:span><text:span text:style-name="T8">וחומרו</text:span><text:span text:style-name="T5"> </text:span><text:span text:style-name="T8">של</text:span><text:span text:style-name="T5"> </text:span><text:span text:style-name="T8">זה</text:span><text:span text:style-name="T5"> </text:span><text:span text:style-name="T8">אינו</text:span><text:span text:style-name="T5"> </text:span><text:span text:style-name="T8">חומרו</text:span><text:span text:style-name="T5"> </text:span><text:span text:style-name="T8">של</text:span><text:span text:style-name="T5"> </text:span><text:span text:style-name="T8">זה</text:span><text:span text:style-name="T5"> </text:span><text:span text:style-name="T8">- אין</text:span><text:span text:style-name="T5"> </text:span><text:span text:style-name="T8">טעם</text:span><text:span text:style-name="T5"> </text:span><text:span text:style-name="T8">המלקות</text:span><text:span text:style-name="T5"> </text:span><text:span text:style-name="T8">תלוי</text:span><text:span text:style-name="T5"> </text:span><text:span text:style-name="T8">בו</text:span><text:span text:style-name="T2">)</text:span><text:span text:style-name="T1">.</text:span><text:span text:style-name="T8"> </text:span></text:p>
      <text:p text:style-name="P13"/>
      <text:p text:style-name="P13"/>
      <text:p text:style-name="P10"><text:span text:style-name="T1">ורבנן</text:span><text:span text:style-name="T4"> </text:span><text:span text:style-name="T1">- האי</text:span><text:span text:style-name="T4"> </text:span><text:span text:style-name="T8">(שמות</text:span><text:span text:style-name="T5"> </text:span><text:span text:style-name="T8">כ,יב)</text:span><text:span text:style-name="T1"> </text:span><text:span text:style-name="T10">[</text:span><text:span text:style-name="T11">לא</text:span><text:span text:style-name="T5"> </text:span><text:span text:style-name="T11">תרצח</text:span><text:span text:style-name="T5"> </text:span><text:span text:style-name="T11">לא</text:span><text:span text:style-name="T5"> </text:span><text:span text:style-name="T11">תנאף</text:span><text:span text:style-name="T5"> </text:span><text:span text:style-name="T11">לא</text:span><text:span text:style-name="T5"> </text:span><text:span text:style-name="T11">תגנב]</text:span><text:span text:style-name="T10"> לא</text:span><text:span text:style-name="T4"> </text:span><text:span text:style-name="T10">תענה</text:span><text:span text:style-name="T4"> </text:span><text:span text:style-name="T10">ברעך</text:span><text:span text:style-name="T4"> </text:span><text:span text:style-name="T10">עד</text:span><text:span text:style-name="T4"> </text:span><text:span text:style-name="T10">שקר</text:span><text:span text:style-name="T4"> </text:span><text:span text:style-name="T1">- מאי</text:span><text:span text:style-name="T4"> </text:span><text:span text:style-name="T1">דרשי</text:span><text:span text:style-name="T4"> </text:span><text:span text:style-name="T1">ביה? </text:span></text:p>
      <text:p text:style-name="P10"><text:span text:style-name="T1">ההוא</text:span><text:span text:style-name="T4"> </text:span><text:span text:style-name="T1">מיבעי</text:span><text:span text:style-name="T4"> </text:span><text:span text:style-name="T1">ליה</text:span><text:span text:style-name="T4"> </text:span><text:span text:style-name="T1">לאזהרה</text:span><text:span text:style-name="T4"> </text:span><text:span text:style-name="T1">לעדים</text:span><text:span text:style-name="T4"> </text:span><text:span text:style-name="T1">זוממין</text:span><text:span text:style-name="T4"> </text:span><text:span text:style-name="T2">(</text:span><text:span text:style-name="T8">לענשן</text:span><text:span text:style-name="T5"> </text:span><text:span text:style-name="T8">בדין</text:span><text:span text:style-name="T5"> </text:span><text:span text:style-name="T8">הזמה, ולא</text:span><text:span text:style-name="T5"> </text:span><text:span text:style-name="T8">ניתן</text:span><text:span text:style-name="T5"> </text:span><text:span text:style-name="T8">לעונש</text:span><text:span text:style-name="T5"> </text:span><text:span text:style-name="T8">מלקות, אלא</text:span><text:span text:style-name="T5"> </text:span><text:span text:style-name="T8">שלא</text:span><text:span text:style-name="T5"> </text:span><text:span text:style-name="T8">היה</text:span><text:span text:style-name="T5"> </text:span><text:span text:style-name="T8">לו</text:span><text:span text:style-name="T5"> </text:span><text:span text:style-name="T8">לענשן</text:span><text:span text:style-name="T5"> </text:span><text:span text:style-name="T8">בדין</text:span><text:span text:style-name="T5"> </text:span><text:span text:style-name="T8">הזמה</text:span><text:span text:style-name="T5"> </text:span><text:span text:style-name="T8">אלא</text:span><text:span text:style-name="T5"> </text:span><text:span text:style-name="T8">אם</text:span><text:span text:style-name="T5"> </text:span><text:span text:style-name="T8">כן</text:span><text:span text:style-name="T5"> </text:span><text:span text:style-name="T8">הזהיר</text:span><text:span text:style-name="T2">)</text:span><text:span text:style-name="T1">.</text:span></text:p>
      <text:p text:style-name="P16"><text:span text:style-name="T7">[</text:span><text:span text:style-name="T80">פני</text:span><text:span text:style-name="T82"> </text:span><text:span text:style-name="T80">יהושע</text:span><text:span text:style-name="T82"> </text:span><text:span text:style-name="T80">על</text:span><text:span text:style-name="T82"> </text:span><text:span text:style-name="T80">מכות</text:span><text:span text:style-name="T82"> </text:span><text:span text:style-name="T80">- דף</text:span><text:span text:style-name="T82"> </text:span><text:span text:style-name="T80">ד</text:span><text:span text:style-name="T82"> </text:span><text:span text:style-name="T80">ע"ב</text:span><text:span text:style-name="T82"> </text:span></text:p>
      <text:p text:style-name="P23"><text:span text:style-name="T7">שם</text:span><text:span text:style-name="T4"> </text:span><text:span text:style-name="T7">ורבנן</text:span><text:span text:style-name="T4"> </text:span><text:span text:style-name="T7">האי</text:span><text:span text:style-name="T4"> </text:span><text:span text:style-name="T7">לא</text:span><text:span text:style-name="T4"> </text:span><text:span text:style-name="T7">תענה</text:span><text:span text:style-name="T4"> </text:span><text:span text:style-name="T7">מאי</text:span><text:span text:style-name="T4"> </text:span><text:span text:style-name="T7">דריש</text:span><text:span text:style-name="T4"> </text:span><text:span text:style-name="T7">ביה. לכאורה</text:span><text:span text:style-name="T4"> </text:span><text:span text:style-name="T7">הסוגיא</text:span><text:span text:style-name="T4"> </text:span><text:span text:style-name="T7">תמוה: דא"כ</text:span><text:span text:style-name="T4"> </text:span><text:span text:style-name="T7">בכל</text:span><text:span text:style-name="T4"> </text:span><text:span text:style-name="T7">לאוין</text:span><text:span text:style-name="T4"> </text:span><text:span text:style-name="T7">דאין</text:span><text:span text:style-name="T4"> </text:span><text:span text:style-name="T7">לוקין</text:span><text:span text:style-name="T4"> </text:span><text:span text:style-name="T7">עליהם</text:span><text:span text:style-name="T4"> </text:span><text:span text:style-name="T7">- אמאי</text:span><text:span text:style-name="T4"> </text:span><text:span text:style-name="T7">לא</text:span><text:span text:style-name="T4"> </text:span><text:span text:style-name="T7">מקשינן</text:span><text:span text:style-name="T4"> </text:span><text:span text:style-name="T7">הכי? אלא</text:span><text:span text:style-name="T4"> </text:span><text:span text:style-name="T7">ע"כ</text:span><text:span text:style-name="T4"> </text:span><text:span text:style-name="T7">דלאיסורא</text:span><text:span text:style-name="T4"> </text:span><text:span text:style-name="T7">בעלמא</text:span><text:span text:style-name="T4"> </text:span><text:span text:style-name="T7">אתי, כדאשכחן</text:span><text:span text:style-name="T4"> </text:span><text:span text:style-name="T7">בדוכתי</text:span><text:span text:style-name="T4"> </text:span><text:span text:style-name="T7">טובא; וא"כ</text:span><text:span text:style-name="T4"> </text:span><text:span text:style-name="T7">דלמא</text:span><text:span text:style-name="T4"> </text:span><text:span text:style-name="T7">הכא</text:span><text:span text:style-name="T4"> </text:span><text:span text:style-name="T7">נמי</text:span><text:span text:style-name="T4"> </text:span><text:span text:style-name="T7">דכוותיה?</text:span></text:p>
      <text:p text:style-name="P15"><text:span text:style-name="T80">מיהו</text:span><text:span text:style-name="T82"> </text:span><text:span text:style-name="T80">אפשר</text:span><text:span text:style-name="T82"> </text:span><text:span text:style-name="T80">דשאני</text:span><text:span text:style-name="T82"> </text:span><text:span text:style-name="T80">הכא</text:span><text:span text:style-name="T82"> </text:span><text:span text:style-name="T80">כיון</text:span><text:span text:style-name="T82"> </text:span><text:span text:style-name="T80">דכמה</text:span><text:span text:style-name="T82"> </text:span><text:span text:style-name="T80">עשין</text:span><text:span text:style-name="T82"> </text:span><text:span text:style-name="T80">וכמה</text:span><text:span text:style-name="T82"> </text:span><text:span text:style-name="T80">לאוין</text:span><text:span text:style-name="T82"> </text:span><text:span text:style-name="T80">נאמרו</text:span><text:span text:style-name="T82"> </text:span><text:span text:style-name="T80">בדבר</text:span><text:span text:style-name="T82"> </text:span><text:span text:style-name="T80">זה, כגון</text:span><text:span text:style-name="T82"> </text:span><text:span text:style-name="T80">'</text:span><text:span text:style-name="T84">מדבר</text:span><text:span text:style-name="T82"> </text:span><text:span text:style-name="T84">שקר</text:span><text:span text:style-name="T82"> </text:span><text:span text:style-name="T84">תרחק</text:span><text:span text:style-name="T80">' '</text:span><text:span text:style-name="T84">אל</text:span><text:span text:style-name="T82"> </text:span><text:span text:style-name="T84">תשת</text:span><text:span text:style-name="T82"> </text:span><text:span text:style-name="T84">ידך</text:span><text:span text:style-name="T82"> </text:span><text:span text:style-name="T84">עם</text:span><text:span text:style-name="T82"> </text:span><text:span text:style-name="T84">רשע</text:span><text:span text:style-name="T80">' והרבה</text:span><text:span text:style-name="T82"> </text:span><text:span text:style-name="T80">כיוצא</text:span><text:span text:style-name="T82"> </text:span><text:span text:style-name="T80">באלו; משום</text:span><text:span text:style-name="T82"> </text:span><text:span text:style-name="T80">הכי</text:span><text:span text:style-name="T82"> </text:span><text:span text:style-name="T80">לא</text:span><text:span text:style-name="T82"> </text:span><text:span text:style-name="T80">ניחא</text:span><text:span text:style-name="T82"> </text:span><text:span text:style-name="T80">להו</text:span><text:span text:style-name="T82"> </text:span><text:span text:style-name="T80">למימר</text:span><text:span text:style-name="T82"> </text:span><text:span text:style-name="T80">דכולהו</text:span><text:span text:style-name="T82"> </text:span><text:span text:style-name="T80">אתי</text:span><text:span text:style-name="T82"> </text:span><text:span text:style-name="T80">לאיסורא</text:span><text:span text:style-name="T82"> </text:span><text:span text:style-name="T80">בעלמא; ואע"ג</text:span><text:span text:style-name="T82"> </text:span><text:span text:style-name="T80">דכה"ג</text:span><text:span text:style-name="T82"> </text:span><text:span text:style-name="T80">נמי</text:span><text:span text:style-name="T82"> </text:span><text:span text:style-name="T80">אשכחן</text:span><text:span text:style-name="T82"> </text:span><text:span text:style-name="T80">טובא</text:span><text:span text:style-name="T82"> </text:span><text:span text:style-name="T80">בש"ס</text:span><text:span text:style-name="T82"> </text:span><text:span text:style-name="T80">- מכל</text:span><text:span text:style-name="T82"> </text:span><text:span text:style-name="T80">מקום</text:span><text:span text:style-name="T82"> </text:span><text:span text:style-name="T80">הא</text:span><text:span text:style-name="T82"> </text:span><text:span text:style-name="T80">אמרינן</text:span><text:span text:style-name="T82"> </text:span><text:span text:style-name="T80">בעלמא</text:span><text:span text:style-name="T82"> </text:span><text:span text:style-name="T80">דכל</text:span><text:span text:style-name="T82"> </text:span><text:span text:style-name="T80">היכא</text:span><text:span text:style-name="T82"> </text:span><text:span text:style-name="T80">דאיכא</text:span><text:span text:style-name="T82"> </text:span><text:span text:style-name="T80">למידרש</text:span><text:span text:style-name="T82"> – </text:span><text:span text:style-name="T80">דרשינן, ולא</text:span><text:span text:style-name="T82"> </text:span><text:span text:style-name="T80">מוקמינן</text:span><text:span text:style-name="T82"> </text:span><text:span text:style-name="T80">בלאוי</text:span><text:span text:style-name="T82"> </text:span><text:span text:style-name="T80">יתירא; אם</text:span><text:span text:style-name="T82"> </text:span><text:span text:style-name="T80">כן</text:span><text:span text:style-name="T82"> </text:span><text:span text:style-name="T80">מכ"ש</text:span><text:span text:style-name="T82"> </text:span><text:span text:style-name="T80">הכא</text:span><text:span text:style-name="T82"> </text:span><text:span text:style-name="T80">דאית</text:span><text:span text:style-name="T82"> </text:span><text:span text:style-name="T80">לן</text:span><text:span text:style-name="T82"> </text:span><text:span text:style-name="T80">למימר: כיון</text:span><text:span text:style-name="T82"> </text:span><text:span text:style-name="T80">דגלי</text:span><text:span text:style-name="T82"> </text:span><text:span text:style-name="T80">רחמנא</text:span><text:span text:style-name="T82"> </text:span><text:span text:style-name="T80">וכתב</text:span><text:span text:style-name="T82"> </text:span><text:span text:style-name="T80">בעדים</text:span><text:span text:style-name="T82"> </text:span><text:span text:style-name="T80">זוממין</text:span><text:span text:style-name="T82"> </text:span><text:span text:style-name="T80">'</text:span><text:span text:style-name="T84">והיה</text:span><text:span text:style-name="T82"> </text:span><text:span text:style-name="T84">אם</text:span><text:span text:style-name="T82"> </text:span><text:span text:style-name="T84">בן</text:span><text:span text:style-name="T82"> </text:span><text:span text:style-name="T84">הכות</text:span><text:span text:style-name="T82"> </text:span><text:span text:style-name="T84">הרשע</text:span><text:span text:style-name="T80">' - אם</text:span><text:span text:style-name="T82"> </text:span><text:span text:style-name="T80">כן</text:span><text:span text:style-name="T82"> </text:span><text:span text:style-name="T80">טפי</text:span><text:span text:style-name="T82"> </text:span><text:span text:style-name="T80">אית</text:span><text:span text:style-name="T82"> </text:span><text:span text:style-name="T80">לן</text:span><text:span text:style-name="T82"> </text:span><text:span text:style-name="T80">למימר</text:span><text:span text:style-name="T82"> </text:span><text:span text:style-name="T80">דהאי</text:span><text:span text:style-name="T82"> </text:span><text:span text:style-name="T80">'</text:span><text:span text:style-name="T84">לא</text:span><text:span text:style-name="T82"> </text:span><text:span text:style-name="T84">תענה</text:span><text:span text:style-name="T80">' נמי</text:span><text:span text:style-name="T82"> </text:span><text:span text:style-name="T80">אתי</text:span><text:span text:style-name="T82"> </text:span><text:span text:style-name="T80">למלקות, כדקאמר</text:span><text:span text:style-name="T82"> </text:span><text:span text:style-name="T80">רבי</text:span><text:span text:style-name="T82"> </text:span><text:span text:style-name="T80">עקיבא; כן</text:span><text:span text:style-name="T82"> </text:span><text:span text:style-name="T80">נראה</text:span><text:span text:style-name="T82"> </text:span><text:span text:style-name="T80">לי.</text:span><text:span text:style-name="T7">] </text:span></text:p>
      <text:p text:style-name="P10"><text:span text:style-name="T1">ורבי</text:span><text:span text:style-name="T4"> </text:span><text:span text:style-name="T1">מאיר</text:span><text:span text:style-name="T4"> </text:span><text:span text:style-name="T1">- אזהרה</text:span><text:span text:style-name="T4"> </text:span><text:span text:style-name="T1">לעדים</text:span><text:span text:style-name="T4"> </text:span><text:span text:style-name="T1">זוממין</text:span><text:span text:style-name="T4"> </text:span><text:span text:style-name="T1">מנא</text:span><text:span text:style-name="T4"> </text:span><text:span text:style-name="T1">ליה?</text:span></text:p>
      <text:p text:style-name="P10"><text:span text:style-name="T1">אמר</text:span><text:span text:style-name="T4"> </text:span><text:span text:style-name="T1">רבי</text:span><text:span text:style-name="T4"> </text:span><text:span text:style-name="T1">ירמיה: נפקא</text:span><text:span text:style-name="T4"> </text:span><text:span text:style-name="T1">ליה</text:span><text:span text:style-name="T4"> </text:span><text:span text:style-name="T8">(דברים</text:span><text:span text:style-name="T5"> </text:span><text:span text:style-name="T8">יט,כ)</text:span><text:span text:style-name="T1"> מ'</text:span><text:span text:style-name="T10">והנשארים</text:span><text:span text:style-name="T4"> </text:span><text:span text:style-name="T10">ישמעו</text:span><text:span text:style-name="T4"> </text:span><text:span text:style-name="T10">ויראו</text:span><text:span text:style-name="T4"> </text:span><text:span text:style-name="T10">ולא</text:span><text:span text:style-name="T4"> </text:span><text:span text:style-name="T10">יוסיפו</text:span><text:span text:style-name="T4"> </text:span><text:span text:style-name="T11">[לעשות]</text:span><text:span text:style-name="T10"> עוד</text:span><text:span text:style-name="T4"> </text:span><text:span text:style-name="T11">[כדבר</text:span><text:span text:style-name="T5"> </text:span><text:span text:style-name="T11">הרע</text:span><text:span text:style-name="T5"> </text:span><text:span text:style-name="T11">הזה</text:span><text:span text:style-name="T5"> </text:span><text:span text:style-name="T11">בקרבך]</text:span><text:span text:style-name="T1">' </text:span><text:span text:style-name="T2">(</text:span><text:span text:style-name="T8">הרי</text:span><text:span text:style-name="T5"> </text:span><text:span text:style-name="T8">אזהרה</text:span><text:span text:style-name="T5"> </text:span><text:span text:style-name="T8">בפרשת</text:span><text:span text:style-name="T5"> </text:span><text:span text:style-name="T8">עדים</text:span><text:span text:style-name="T5"> </text:span><text:span text:style-name="T8">זוממין</text:span><text:span text:style-name="T5"> </text:span><text:span text:style-name="T8">כתיב</text:span><text:span text:style-name="T2">)</text:span><text:span text:style-name="T1">.</text:span></text:p>
      <text:p text:style-name="P11">ורבנן?</text:p>
      <text:p text:style-name="P10"><text:soft-page-break/><text:span text:style-name="T1">ההוא</text:span><text:span text:style-name="T4"> </text:span><text:span text:style-name="T1">מיבעי</text:span><text:span text:style-name="T4"> </text:span><text:span text:style-name="T1">ליה</text:span></text:p>
      <text:p text:style-name="P11"/>
      <text:p text:style-name="P10"><text:span text:style-name="T1">(מכות</text:span><text:span text:style-name="T4"> </text:span><text:span text:style-name="T1">ה,א)</text:span></text:p>
      <text:p text:style-name="P10"><text:span text:style-name="T1">להכרזה</text:span><text:span text:style-name="T4"> </text:span><text:span text:style-name="T2">(</text:span><text:span text:style-name="T8">דאמרינן</text:span><text:span text:style-name="T5"> </text:span><text:span text:style-name="T8">בסנהדרין, ב'אלו</text:span><text:span text:style-name="T5"> </text:span><text:span text:style-name="T8">הן</text:span><text:span text:style-name="T5"> </text:span><text:span text:style-name="T8">הנחנקין' (דף</text:span><text:span text:style-name="T5"> </text:span><text:span text:style-name="T8">פט.): ארבעה</text:span><text:span text:style-name="T5"> </text:span><text:span text:style-name="T8">צריכין</text:span><text:span text:style-name="T5"> </text:span><text:span text:style-name="T8">הכרזה: לאחר</text:span><text:span text:style-name="T5"> </text:span><text:span text:style-name="T8">שנענשו</text:span><text:span text:style-name="T5"> </text:span><text:span text:style-name="T8">בבית</text:span><text:span text:style-name="T5"> </text:span><text:span text:style-name="T8">דין</text:span><text:span text:style-name="T5"> </text:span><text:span text:style-name="T8">- צריכין</text:span><text:span text:style-name="T5"> </text:span><text:span text:style-name="T8">בית</text:span><text:span text:style-name="T5"> </text:span><text:span text:style-name="T8">דין</text:span><text:span text:style-name="T5"> </text:span><text:span text:style-name="T8">להכריז: "כך</text:span><text:span text:style-name="T5"> </text:span><text:span text:style-name="T8">וכך</text:span><text:span text:style-name="T5"> </text:span><text:span text:style-name="T8">נהרג</text:span><text:span text:style-name="T5"> </text:span><text:span text:style-name="T8">פלוני</text:span><text:span text:style-name="T5"> </text:span><text:span text:style-name="T8">בבית</text:span><text:span text:style-name="T5"> </text:span><text:span text:style-name="T8">דין</text:span><text:span text:style-name="T5"> </text:span><text:span text:style-name="T8">על</text:span><text:span text:style-name="T5"> </text:span><text:span text:style-name="T8">עבירה</text:span><text:span text:style-name="T5"> </text:span><text:span text:style-name="T8">פלונית" כדי</text:span><text:span text:style-name="T5"> </text:span><text:span text:style-name="T8">לרדות</text:span><text:span text:style-name="T5"> </text:span><text:span text:style-name="T8">את</text:span><text:span text:style-name="T5"> </text:span><text:span text:style-name="T8">השומעין</text:span><text:span text:style-name="T2">)</text:span><text:span text:style-name="T1">.</text:span></text:p>
      <text:p text:style-name="P10"><text:span text:style-name="T1">ורבי</text:span><text:span text:style-name="T4"> </text:span><text:span text:style-name="T1">מאיר?</text:span></text:p>
      <text:p text:style-name="P10"><text:span text:style-name="T1">הכרזה</text:span><text:span text:style-name="T4"> </text:span><text:span text:style-name="T1">מ'</text:span><text:span text:style-name="T10">ישמעו</text:span><text:span text:style-name="T4"> </text:span><text:span text:style-name="T10">ויראו</text:span><text:span text:style-name="T1">' נפקא</text:span><text:span text:style-name="T4"> </text:span><text:span text:style-name="T2">(</text:span><text:span text:style-name="T8">ואזהרה</text:span><text:span text:style-name="T5"> </text:span><text:span text:style-name="T8">מ'</text:span><text:span text:style-name="T11">לא</text:span><text:span text:style-name="T5"> </text:span><text:span text:style-name="T11">יוסיפו</text:span><text:span text:style-name="T8">'</text:span><text:span text:style-name="T2">)</text:span><text:span text:style-name="T1">.</text:span></text:p>
      <text:p text:style-name="P11"/>
      <text:p text:style-name="P11"/>
      <text:p text:style-name="P11">משנה:</text:p>
      <text:p text:style-name="P10"><text:span text:style-name="T1">משלשין</text:span><text:span text:style-name="T4"> </text:span><text:span text:style-name="T1">בממון</text:span><text:span text:style-name="T4"> </text:span><text:span text:style-name="T2">(</text:span><text:span text:style-name="T8">כדמפרש</text:span><text:span text:style-name="T5"> </text:span><text:span text:style-name="T8">ואזיל</text:span><text:span text:style-name="T2">)</text:span><text:span text:style-name="T1"> ואין</text:span><text:span text:style-name="T4"> </text:span><text:span text:style-name="T1">משלשין</text:span><text:span text:style-name="T4"> </text:span><text:span text:style-name="T1">במכות.</text:span></text:p>
      <text:p text:style-name="P11">כיצד?</text:p>
      <text:p text:style-name="P10"><text:span text:style-name="T1">העידוהו</text:span><text:span text:style-name="T4"> </text:span><text:span text:style-name="T1">שהוא</text:span><text:span text:style-name="T4"> </text:span><text:span text:style-name="T1">חייב</text:span><text:span text:style-name="T4"> </text:span><text:span text:style-name="T1">לחבירו</text:span><text:span text:style-name="T4"> </text:span><text:span text:style-name="T1">מאתים</text:span><text:span text:style-name="T4"> </text:span><text:span text:style-name="T1">זוז, ונמצאו</text:span><text:span text:style-name="T4"> </text:span><text:span text:style-name="T1">זוממין</text:span><text:span text:style-name="T4"> </text:span><text:span text:style-name="T1">- משלשין</text:span><text:span text:style-name="T4"> </text:span><text:span text:style-name="T1">ביניהם; אבל</text:span><text:span text:style-name="T4"> </text:span><text:span text:style-name="T1">אם</text:span><text:span text:style-name="T4"> </text:span><text:span text:style-name="T1">העידוהו</text:span><text:span text:style-name="T4"> </text:span><text:span text:style-name="T1">שהוא</text:span><text:span text:style-name="T4"> </text:span><text:span text:style-name="T1">חייב</text:span><text:span text:style-name="T4"> </text:span><text:span text:style-name="T1">מלקות</text:span><text:span text:style-name="T4"> </text:span><text:span text:style-name="T1">ארבעים</text:span><text:span text:style-name="T4"> </text:span><text:span text:style-name="T1">ונמצאו</text:span><text:span text:style-name="T4"> </text:span><text:span text:style-name="T1">זוממין</text:span><text:span text:style-name="T4"> </text:span><text:span text:style-name="T1">- כל</text:span><text:span text:style-name="T4"> </text:span><text:span text:style-name="T1">אחד</text:span><text:span text:style-name="T4"> </text:span><text:span text:style-name="T1">ואחד</text:span><text:span text:style-name="T4"> </text:span><text:span text:style-name="T1">לוקה</text:span><text:span text:style-name="T4"> </text:span><text:span text:style-name="T1">ארבעים.</text:span></text:p>
      <text:p text:style-name="P11"/>
      <text:p text:style-name="P11">גמרא:</text:p>
      <text:p text:style-name="P10"><text:span text:style-name="T1">מנא</text:span><text:span text:style-name="T4"> </text:span><text:span text:style-name="T1">הני</text:span><text:span text:style-name="T4"> </text:span><text:span text:style-name="T1">מילי</text:span><text:span text:style-name="T4"> </text:span><text:span text:style-name="T2">(</text:span><text:span text:style-name="T8">דכל</text:span><text:span text:style-name="T5"> </text:span><text:span text:style-name="T8">אחד</text:span><text:span text:style-name="T5"> </text:span><text:span text:style-name="T8">סופג</text:span><text:span text:style-name="T5"> </text:span><text:span text:style-name="T8">את</text:span><text:span text:style-name="T5"> </text:span><text:span text:style-name="T8">הארבעים</text:span><text:span text:style-name="T2">)</text:span><text:span text:style-name="T1">?</text:span></text:p>
      <text:p text:style-name="P10"><text:span text:style-name="T1">אמר</text:span><text:span text:style-name="T4"> </text:span><text:span text:style-name="T1">אביי: נאמר</text:span><text:span text:style-name="T4"> </text:span><text:span text:style-name="T1">'</text:span><text:span text:style-name="T10">רשע</text:span><text:span text:style-name="T1">' בחייבי</text:span><text:span text:style-name="T4"> </text:span><text:span text:style-name="T1">מלקיות</text:span><text:span text:style-name="T4"> </text:span><text:span text:style-name="T11">[</text:span><text:span text:style-name="T8">דברים</text:span><text:span text:style-name="T5"> </text:span><text:span text:style-name="T8">כה,ב: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text:span><text:span text:style-name="T24">רשע</text:span><text:span text:style-name="T5"> </text:span><text:span text:style-name="T11">והפילו</text:span><text:span text:style-name="T5"> </text:span><text:span text:style-name="T11">השופט</text:span><text:span text:style-name="T5"> </text:span><text:span text:style-name="T11">והכהו</text:span><text:span text:style-name="T5">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 ונאמר</text:span><text:span text:style-name="T4"> </text:span><text:span text:style-name="T1">'</text:span><text:span text:style-name="T10">רשע</text:span><text:span text:style-name="T1">' </text:span><text:span text:style-name="T11">[</text:span><text:span text:style-name="T8">במדבר</text:span><text:span text:style-name="T5"> </text:span><text:span text:style-name="T8">לה,לא: </text:span><text:span text:style-name="T11">ולא</text:span><text:span text:style-name="T5"> </text:span><text:span text:style-name="T11">תקחו</text:span><text:span text:style-name="T5"> </text:span><text:span text:style-name="T11">כופר</text:span><text:span text:style-name="T5"> </text:span><text:span text:style-name="T11">לנפש</text:span><text:span text:style-name="T5"> </text:span><text:span text:style-name="T11">רוצח</text:span><text:span text:style-name="T5"> </text:span><text:span text:style-name="T11">אשר</text:span><text:span text:style-name="T5"> </text:span><text:span text:style-name="T11">הוא</text:span><text:span text:style-name="T5"> </text:span><text:span text:style-name="T24">רשע</text:span><text:span text:style-name="T5"> </text:span><text:span text:style-name="T11">למות</text:span><text:span text:style-name="T5"> </text:span><text:span text:style-name="T11">כי</text:span><text:span text:style-name="T5"> </text:span><text:span text:style-name="T11">מות</text:span><text:span text:style-name="T5"> </text:span><text:span text:style-name="T11">יומת]</text:span><text:span text:style-name="T1"> בחייבי</text:span><text:span text:style-name="T4"> </text:span><text:span text:style-name="T1">מיתות</text:span><text:span text:style-name="T4"> </text:span><text:span text:style-name="T1">בית</text:span><text:span text:style-name="T4"> </text:span><text:span text:style-name="T1">דין; מה</text:span><text:span text:style-name="T4"> </text:span><text:span text:style-name="T1">להלן</text:span><text:span text:style-name="T4"> </text:span><text:span text:style-name="T1">אין</text:span><text:span text:style-name="T4"> </text:span><text:span text:style-name="T1">מיתה</text:span><text:span text:style-name="T4"> </text:span><text:span text:style-name="T1">למחצה</text:span><text:span text:style-name="T4"> </text:span><text:span text:style-name="T1">- אף</text:span><text:span text:style-name="T4"> </text:span><text:span text:style-name="T1">כאן</text:span><text:span text:style-name="T4"> </text:span><text:span text:style-name="T1">אין</text:span><text:span text:style-name="T4"> </text:span><text:span text:style-name="T1">מלקות</text:span><text:span text:style-name="T4"> </text:span><text:span text:style-name="T1">למחצה.</text:span></text:p>
      <text:p text:style-name="P10"><text:span text:style-name="T1">רבא</text:span><text:span text:style-name="T4"> </text:span><text:span text:style-name="T1">אמר: בעינן</text:span><text:span text:style-name="T4"> </text:span><text:span text:style-name="T8">(דברים</text:span><text:span text:style-name="T5"> </text:span><text:span text:style-name="T8">יט,יט)</text:span><text:span text:style-name="T1"> </text:span><text:span text:style-name="T10">כאשר</text:span><text:span text:style-name="T4"> </text:span><text:span text:style-name="T10">זמם</text:span><text:span text:style-name="T4"> </text:span><text:span text:style-name="T10">לעשות</text:span><text:span text:style-name="T4"> </text:span><text:span text:style-name="T10">לאחיו</text:span><text:span text:style-name="T4"> </text:span><text:span text:style-name="T11">[ובערת</text:span><text:span text:style-name="T5"> </text:span><text:span text:style-name="T11">הרע</text:span><text:span text:style-name="T5"> </text:span><text:span text:style-name="T11">מקרבך]</text:span><text:span text:style-name="T1"> </text:span><text:span text:style-name="T2">(</text:span><text:span text:style-name="T8">שיקבל</text:span><text:span text:style-name="T5"> </text:span><text:span text:style-name="T8">הנדון</text:span><text:span text:style-name="T5"> </text:span><text:span text:style-name="T8">מלקות</text:span><text:span text:style-name="T5"> </text:span><text:span text:style-name="T8">שלימה</text:span><text:span text:style-name="T2">)</text:span><text:span text:style-name="T1"> - וליכא.</text:span></text:p>
      <text:p text:style-name="P10"><text:span text:style-name="T1">אי</text:span><text:span text:style-name="T4"> </text:span><text:span text:style-name="T1">הכי</text:span><text:span text:style-name="T4"> </text:span><text:span text:style-name="T1">ממון</text:span><text:span text:style-name="T4"> </text:span><text:span text:style-name="T1">נמי? </text:span></text:p>
      <text:p text:style-name="P10"><text:span text:style-name="T1">ממון</text:span><text:span text:style-name="T4"> </text:span><text:span text:style-name="T1">מצטרף</text:span><text:span text:style-name="T4"> </text:span><text:span text:style-name="T2">(</text:span><text:span text:style-name="T8">והרי</text:span><text:span text:style-name="T5"> </text:span><text:span text:style-name="T8">קיבל</text:span><text:span text:style-name="T5"> </text:span><text:span text:style-name="T8">מה</text:span><text:span text:style-name="T5"> </text:span><text:span text:style-name="T8">שרצו</text:span><text:span text:style-name="T5"> </text:span><text:span text:style-name="T8">להפסידו</text:span><text:span text:style-name="T5"> </text:span><text:span text:style-name="T8">בין</text:span><text:span text:style-name="T5"> </text:span><text:span text:style-name="T8">כולם</text:span><text:span text:style-name="T2">)</text:span><text:span text:style-name="T1">, מלקות</text:span><text:span text:style-name="T4"> </text:span><text:span text:style-name="T1">לא</text:span><text:span text:style-name="T4"> </text:span><text:span text:style-name="T1">מצטרף.</text:span><text:span text:style-name="T8"> </text:span></text:p>
      <text:p text:style-name="P11"/>
      <text:p text:style-name="P11"/>
      <text:p text:style-name="P11">משנה:</text:p>
      <text:p text:style-name="P10"><text:span text:style-name="T1">אין</text:span><text:span text:style-name="T4"> </text:span><text:span text:style-name="T1">העדים</text:span><text:span text:style-name="T4"> </text:span><text:span text:style-name="T1">נעשים</text:span><text:span text:style-name="T4"> </text:span><text:span text:style-name="T1">זוממין</text:span><text:span text:style-name="T4"> </text:span><text:span text:style-name="T1">עד</text:span><text:span text:style-name="T4"> </text:span><text:span text:style-name="T1">שיזימו</text:span><text:span text:style-name="T4"> </text:span><text:span text:style-name="T1">את</text:span><text:span text:style-name="T4"> </text:span><text:span text:style-name="T1">עצמן</text:span><text:span text:style-name="T4"> </text:span><text:span text:style-name="T2">(</text:span><text:span text:style-name="T8">שיזימו</text:span><text:span text:style-name="T5"> </text:span><text:span text:style-name="T8">אותן</text:span><text:span text:style-name="T5"> </text:span><text:span text:style-name="T8">בעסקי</text:span><text:span text:style-name="T5"> </text:span><text:span text:style-name="T8">גופן</text:span><text:span text:style-name="T5"> </text:span><text:span text:style-name="T8">ולא</text:span><text:span text:style-name="T5"> </text:span><text:span text:style-name="T8">בעסקי</text:span><text:span text:style-name="T5"> </text:span><text:span text:style-name="T8">ההורג</text:span><text:span text:style-name="T5"> </text:span><text:span text:style-name="T8">וההרוג, כדמפרש</text:span><text:span text:style-name="T5"> </text:span><text:span text:style-name="T8">ואזיל</text:span><text:span text:style-name="T2">)</text:span><text:span text:style-name="T1">.</text:span></text:p>
      <text:p text:style-name="P11">כיצד?</text:p>
      <text:p text:style-name="P10"><text:span text:style-name="T1">אמרו</text:span><text:span text:style-name="T4"> </text:span><text:span text:style-name="T1">"מעידין</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הרג</text:span><text:span text:style-name="T4"> </text:span><text:span text:style-name="T1">את</text:span><text:span text:style-name="T4"> </text:span><text:span text:style-name="T1">הנפש"! אמרו</text:span><text:span text:style-name="T4"> </text:span><text:span text:style-name="T1">להם: "היאך</text:span><text:span text:style-name="T4"> </text:span><text:span text:style-name="T1">אתם</text:span><text:span text:style-name="T4"> </text:span><text:span text:style-name="T1">מעידין, שהרי</text:span><text:span text:style-name="T4"> </text:span><text:span text:style-name="T1">נהרג</text:span><text:span text:style-name="T4"> </text:span><text:span text:style-name="T1">זה</text:span><text:span text:style-name="T4"> </text:span><text:span text:style-name="T1">או</text:span><text:span text:style-name="T4"> </text:span><text:span text:style-name="T1">ההורג</text:span><text:span text:style-name="T4"> </text:span><text:span text:style-name="T1">זה</text:span><text:span text:style-name="T4"> </text:span><text:span text:style-name="T1">היה</text:span><text:span text:style-name="T4"> </text:span><text:span text:style-name="T1">עמנו</text:span><text:span text:style-name="T4"> </text:span><text:span text:style-name="T1">אותו</text:span><text:span text:style-name="T4"> </text:span><text:span text:style-name="T1">היום</text:span><text:span text:style-name="T4"> </text:span><text:span text:style-name="T1">במקום</text:span><text:span text:style-name="T4"> </text:span><text:span text:style-name="T1">פלוני"?! - אין</text:span><text:span text:style-name="T4"> </text:span><text:span text:style-name="T1">אלו</text:span><text:span text:style-name="T4"> </text:span><text:span text:style-name="T1">זוממין;</text:span></text:p>
      <text:p text:style-name="P10"><text:span text:style-name="T1">אבל</text:span><text:span text:style-name="T4"> </text:span><text:span text:style-name="T1">אמרו</text:span><text:span text:style-name="T4"> </text:span><text:span text:style-name="T1">להם</text:span><text:span text:style-name="T4"> </text:span><text:span text:style-name="T1">"היאך</text:span><text:span text:style-name="T4"> </text:span><text:span text:style-name="T1">אתם</text:span><text:span text:style-name="T4"> </text:span><text:span text:style-name="T1">מעידין, שהרי</text:span><text:span text:style-name="T4"> </text:span><text:span text:style-name="T28">אתם</text:span><text:span text:style-name="T4"> </text:span><text:span text:style-name="T1">הייתם</text:span><text:span text:style-name="T4"> </text:span><text:span text:style-name="T28">עמנו</text:span><text:span text:style-name="T4"> </text:span><text:span text:style-name="T1">אותו</text:span><text:span text:style-name="T4"> </text:span><text:span text:style-name="T1">היום</text:span><text:span text:style-name="T4"> </text:span><text:span text:style-name="T1">במקום</text:span><text:span text:style-name="T4"> </text:span><text:span text:style-name="T1">פלוני"! - הרי</text:span><text:span text:style-name="T4"> </text:span><text:span text:style-name="T1">אלו</text:span><text:span text:style-name="T4"> </text:span><text:span text:style-name="T1">זוממין, ונהרגין</text:span><text:span text:style-name="T4"> </text:span><text:span text:style-name="T1">על</text:span><text:span text:style-name="T4"> </text:span><text:span text:style-name="T1">פיהם.</text:span></text:p>
      <text:p text:style-name="P10"><text:span text:style-name="T1">באו</text:span><text:span text:style-name="T4"> </text:span><text:span text:style-name="T1">אחרים</text:span><text:span text:style-name="T4"> </text:span><text:span text:style-name="T2">(</text:span><text:span text:style-name="T8">שהעידו</text:span><text:span text:style-name="T5"> </text:span><text:span text:style-name="T8">עליו</text:span><text:span text:style-name="T5"> </text:span><text:span text:style-name="T8">כעדות</text:span><text:span text:style-name="T5"> </text:span><text:span text:style-name="T8">הראשונים</text:span><text:span text:style-name="T2">)</text:span><text:span text:style-name="T1"> והזימום</text:span><text:span text:style-name="T4"> </text:span><text:span text:style-name="T2">(</text:span><text:span text:style-name="T8">אלו</text:span><text:span text:style-name="T5"> </text:span><text:span text:style-name="T8">השנים</text:span><text:span text:style-name="T5"> </text:span><text:span text:style-name="T8">שהזימו</text:span><text:span text:style-name="T5"> </text:span><text:span text:style-name="T8">את</text:span><text:span text:style-name="T5"> </text:span><text:span text:style-name="T8">הראשונים</text:span><text:span text:style-name="T5"> </text:span><text:span text:style-name="T8">-הזימו</text:span><text:span text:style-name="T5"> </text:span><text:span text:style-name="T8">גם</text:span><text:span text:style-name="T5"> </text:span><text:span text:style-name="T8">את</text:span><text:span text:style-name="T5"> </text:span><text:span text:style-name="T8">האחרונים</text:span><text:span text:style-name="T2">)</text:span><text:span text:style-name="T1">, באו</text:span><text:span text:style-name="T4"> </text:span><text:span text:style-name="T1">אחרים</text:span><text:span text:style-name="T4"> </text:span><text:span text:style-name="T1">והזימום</text:span><text:span text:style-name="T4"> </text:span><text:span text:style-name="T1">- אפילו</text:span><text:span text:style-name="T4"> </text:span><text:span text:style-name="T1">מאה</text:span><text:span text:style-name="T4"> </text:span><text:span text:style-name="T2">(</text:span><text:span text:style-name="T8">אם</text:span><text:span text:style-name="T5"> </text:span><text:span text:style-name="T8">הן</text:span><text:span text:style-name="T5"> </text:span><text:span text:style-name="T8">מאה</text:span><text:span text:style-name="T5"> </text:span><text:span text:style-name="T8">כתות</text:span><text:span text:style-name="T5"> </text:span><text:span text:style-name="T8">זו</text:span><text:span text:style-name="T5"> </text:span><text:span text:style-name="T8">אחר</text:span><text:span text:style-name="T5"> </text:span><text:span text:style-name="T8">זו</text:span><text:span text:style-name="T5"> </text:span><text:span text:style-name="T8">וכת</text:span><text:span text:style-name="T5"> </text:span><text:span text:style-name="T8">אחת</text:span><text:span text:style-name="T5"> </text:span><text:span text:style-name="T8">הזימתן</text:span><text:span text:style-name="T2">)</text:span><text:span text:style-name="T1"> - כולם</text:span><text:span text:style-name="T4"> </text:span><text:span text:style-name="T1">יהרגו.</text:span></text:p>
      <text:p text:style-name="P10"><text:span text:style-name="T1">רבי</text:span><text:span text:style-name="T4"> </text:span><text:span text:style-name="T1">יהודה</text:span><text:span text:style-name="T4"> </text:span><text:span text:style-name="T1">אומר: איסטטית</text:span><text:span text:style-name="T4"> </text:span><text:span text:style-name="T1">היא</text:span><text:span text:style-name="T4"> </text:span><text:span text:style-name="T1">זו</text:span><text:span text:style-name="T4"> </text:span><text:span text:style-name="T2">(</text:span><text:span text:style-name="T8">הכת</text:span><text:span text:style-name="T5"> </text:span><text:span text:style-name="T8">הזאת</text:span><text:span text:style-name="T5"> </text:span><text:span text:style-name="T8">- כת</text:span><text:span text:style-name="T5"> </text:span><text:span text:style-name="T8">של</text:span><text:span text:style-name="T5"> </text:span><text:span text:style-name="T8">עדות</text:span><text:span text:style-name="T5"> </text:span><text:span text:style-name="T8">סרה; ו'סטיא' היא: כך</text:span><text:span text:style-name="T5"> </text:span><text:span text:style-name="T8">נטלו</text:span><text:span text:style-name="T5"> </text:span><text:span text:style-name="T8">עצה</text:span><text:span text:style-name="T5"> </text:span><text:span text:style-name="T8">ביניהם</text:span><text:span text:style-name="T5"> </text:span><text:span text:style-name="T8">להזים</text:span><text:span text:style-name="T5"> </text:span><text:span text:style-name="T8">את</text:span><text:span text:style-name="T5"> </text:span><text:span text:style-name="T8">כל</text:span><text:span text:style-name="T5"> </text:span><text:span text:style-name="T8">הבא</text:span><text:span text:style-name="T5"> </text:span><text:span text:style-name="T8">להעיד</text:span><text:span text:style-name="T5"> </text:span><text:span text:style-name="T8">עליו</text:span><text:span text:style-name="T2">)</text:span><text:span text:style-name="T1">, ואינו</text:span><text:span text:style-name="T4"> </text:span><text:span text:style-name="T1">נהרג</text:span><text:span text:style-name="T4"> </text:span><text:span text:style-name="T1">אלא</text:span><text:span text:style-name="T4"> </text:span><text:span text:style-name="T1">כת</text:span><text:span text:style-name="T4"> </text:span><text:span text:style-name="T1">הראשונה</text:span><text:span text:style-name="T4"> </text:span><text:span text:style-name="T1">בלבד.</text:span></text:p>
      <text:p text:style-name="P11"/>
      <text:p text:style-name="P11">גמרא:</text:p>
      <text:p text:style-name="P10"><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רב</text:span><text:span text:style-name="T4"> </text:span><text:span text:style-name="T1">אדא: דאמר</text:span><text:span text:style-name="T4"> </text:span><text:span text:style-name="T1">קרא</text:span><text:span text:style-name="T4"> </text:span><text:span text:style-name="T8">(דברים</text:span><text:span text:style-name="T5"> </text:span><text:span text:style-name="T8">יט,יח)</text:span><text:span text:style-name="T1"> </text:span><text:span text:style-name="T11">[ודרשו</text:span><text:span text:style-name="T5"> </text:span><text:span text:style-name="T11">השופטים</text:span><text:span text:style-name="T5"> </text:span><text:span text:style-name="T11">היטב]</text:span><text:span text:style-name="T10"> והנה</text:span><text:span text:style-name="T4"> </text:span><text:span text:style-name="T10">עד</text:span><text:span text:style-name="T4"> </text:span><text:span text:style-name="T10">שקר</text:span><text:span text:style-name="T4"> </text:span><text:span text:style-name="T10">העד</text:span><text:span text:style-name="T4"> </text:span><text:span text:style-name="T10">שקר</text:span><text:span text:style-name="T4"> </text:span><text:span text:style-name="T10">ענה</text:span><text:span text:style-name="T4"> </text:span><text:span text:style-name="T11">[באחיו]</text:span><text:span text:style-name="T1"> - עד</text:span><text:span text:style-name="T4"> </text:span><text:span text:style-name="T1">שתשקר</text:span><text:span text:style-name="T4"> </text:span><text:span text:style-name="T1">גופה</text:span><text:span text:style-name="T4"> </text:span><text:span text:style-name="T1">של</text:span><text:span text:style-name="T4"> </text:span><text:span text:style-name="T1">עדות</text:span><text:span text:style-name="T4"> </text:span><text:span text:style-name="T2">(</text:span><text:span text:style-name="T8">גופן</text:span><text:span text:style-name="T5"> </text:span><text:span text:style-name="T8">של</text:span><text:span text:style-name="T5"> </text:span><text:span text:style-name="T8">עדים</text:span><text:span text:style-name="T2">)</text:span><text:span text:style-name="T1">.</text:span></text:p>
      <text:p text:style-name="P10"><text:span text:style-name="T1">דבי</text:span><text:span text:style-name="T4"> </text:span><text:span text:style-name="T1">רבי</text:span><text:span text:style-name="T4"> </text:span><text:span text:style-name="T1">ישמעאל</text:span><text:span text:style-name="T4"> </text:span><text:span text:style-name="T1">תנא: </text:span><text:span text:style-name="T8">(דברים</text:span><text:span text:style-name="T5"> </text:span><text:span text:style-name="T8">יט,טז)</text:span><text:span text:style-name="T1"> </text:span><text:span text:style-name="T11">[כי</text:span><text:span text:style-name="T5"> </text:span><text:span text:style-name="T11">יקום</text:span><text:span text:style-name="T5"> </text:span><text:span text:style-name="T11">עד</text:span><text:span text:style-name="T5"> </text:span><text:span text:style-name="T11">חמס</text:span><text:span text:style-name="T5"> </text:span><text:span text:style-name="T11">באיש]</text:span><text:span text:style-name="T10"> לענות</text:span><text:span text:style-name="T4"> </text:span><text:span text:style-name="T10">בו</text:span><text:span text:style-name="T4"> </text:span><text:span text:style-name="T10">סרה</text:span><text:span text:style-name="T4"> </text:span><text:span text:style-name="T1">- עד</text:span><text:span text:style-name="T4"> </text:span><text:span text:style-name="T1">שתסרה</text:span><text:span text:style-name="T4"> </text:span><text:span text:style-name="T1">גופה</text:span><text:span text:style-name="T4"> </text:span><text:span text:style-name="T1">של</text:span><text:span text:style-name="T4"> </text:span><text:span text:style-name="T1">עדות</text:span><text:span text:style-name="T4"> </text:span><text:span text:style-name="T2">(</text:span><text:span text:style-name="T8">בפרשת</text:span><text:span text:style-name="T5"> </text:span><text:span text:style-name="T8">עדים</text:span><text:span text:style-name="T5"> </text:span><text:span text:style-name="T8">זוממין</text:span><text:span text:style-name="T5"> </text:span><text:span text:style-name="T8">כתיב</text:span><text:span text:style-name="T5"> </text:span><text:span text:style-name="T8">'</text:span><text:span text:style-name="T11">סרה</text:span><text:span text:style-name="T8">': עדות</text:span><text:span text:style-name="T5"> </text:span><text:span text:style-name="T8">המוסרת, שהוסרו</text:span><text:span text:style-name="T5"> </text:span><text:span text:style-name="T8">משם</text:span><text:span text:style-name="T2">)</text:span><text:span text:style-name="T1">.</text:span></text:p>
      <text:p text:style-name="P13"/>
      <text:p text:style-name="P10"><text:soft-page-break/><text:span text:style-name="T1">אמר</text:span><text:span text:style-name="T4"> </text:span><text:span text:style-name="T1">רבא: באו</text:span><text:span text:style-name="T4"> </text:span><text:span text:style-name="T1">שנים</text:span><text:span text:style-name="T4"> </text:span><text:span text:style-name="T1">ואמרו</text:span><text:span text:style-name="T4"> </text:span><text:span text:style-name="T1">"במזרח</text:span><text:span text:style-name="T4"> </text:span><text:span text:style-name="T1">בירה</text:span><text:span text:style-name="T4"> </text:span><text:span text:style-name="T2">(</text:span><text:span text:style-name="T8">טרקלין</text:span><text:span text:style-name="T5"> </text:span><text:span text:style-name="T8">גדול</text:span><text:span text:style-name="T5"> </text:span><text:span text:style-name="T42">[## שאי</text:span><text:span text:style-name="T53"> </text:span><text:span text:style-name="T42">אפשר</text:span><text:span text:style-name="T53"> </text:span><text:span text:style-name="T42">לאדם</text:span><text:span text:style-name="T53"> </text:span><text:span text:style-name="T42">רגיל</text:span><text:span text:style-name="T53"> </text:span><text:span text:style-name="T42">לראות</text:span><text:span text:style-name="T53"> </text:span><text:span text:style-name="T42">בתוכו</text:span><text:span text:style-name="T53"> </text:span><text:span text:style-name="T42">מקצה</text:span><text:span text:style-name="T53"> </text:span><text:span text:style-name="T42">לקצה?? – עיין</text:span><text:span text:style-name="T53"> </text:span><text:span text:style-name="T42">בהמשך?]</text:span><text:span text:style-name="T2">)</text:span><text:span text:style-name="T1"> הרג</text:span><text:span text:style-name="T4"> </text:span><text:span text:style-name="T1">פלוני</text:span><text:span text:style-name="T4"> </text:span><text:span text:style-name="T1">את</text:span><text:span text:style-name="T4"> </text:span><text:span text:style-name="T1">הנפש", ובאו</text:span><text:span text:style-name="T4"> </text:span><text:span text:style-name="T1">שנים</text:span><text:span text:style-name="T4"> </text:span><text:span text:style-name="T1">ואמרו</text:span><text:span text:style-name="T4"> </text:span><text:span text:style-name="T1">"והלא</text:span><text:span text:style-name="T4"> </text:span><text:span text:style-name="T1">במערב</text:span><text:span text:style-name="T4"> </text:span><text:span text:style-name="T1">בירה</text:span><text:span text:style-name="T4"> </text:span><text:span text:style-name="T1">עמנו</text:span><text:span text:style-name="T4"> </text:span><text:span text:style-name="T1">הייתם" – חזינן: אי</text:span><text:span text:style-name="T4"> </text:span><text:span text:style-name="T1">כדקיימי</text:span><text:span text:style-name="T4"> </text:span><text:span text:style-name="T1">במערב</text:span><text:span text:style-name="T4"> </text:span><text:span text:style-name="T1">בירה</text:span><text:span text:style-name="T4"> </text:span><text:span text:style-name="T1">מיחזא</text:span><text:span text:style-name="T4"> </text:span><text:span text:style-name="T1">חזו</text:span><text:span text:style-name="T4"> </text:span><text:span text:style-name="T1">למזרח</text:span><text:span text:style-name="T4"> </text:span><text:span text:style-name="T1">בירה</text:span><text:span text:style-name="T4"> </text:span><text:span text:style-name="T1">- אין</text:span><text:span text:style-name="T4"> </text:span><text:span text:style-name="T1">אלו</text:span><text:span text:style-name="T4"> </text:span><text:span text:style-name="T1">זוממין, ואם</text:span><text:span text:style-name="T4"> </text:span><text:span text:style-name="T1">לאו</text:span><text:span text:style-name="T4"> </text:span><text:span text:style-name="T1">- הרי</text:span><text:span text:style-name="T4"> </text:span><text:span text:style-name="T1">אלו</text:span><text:span text:style-name="T4"> </text:span><text:span text:style-name="T1">זוממין.</text:span></text:p>
      <text:p text:style-name="P11">פשיטא?</text:p>
      <text:p text:style-name="P10"><text:span text:style-name="T1">מהו</text:span><text:span text:style-name="T4"> </text:span><text:span text:style-name="T1">דתימא</text:span><text:span text:style-name="T4"> </text:span><text:span text:style-name="T1">ליחוש</text:span><text:span text:style-name="T4"> </text:span><text:span text:style-name="T1">לנהורא</text:span><text:span text:style-name="T4"> </text:span><text:span text:style-name="T1">בריא</text:span><text:span text:style-name="T4"> </text:span><text:span text:style-name="T2">(</text:span><text:span text:style-name="T8">שמא</text:span><text:span text:style-name="T5"> </text:span><text:span text:style-name="T8">מאור</text:span><text:span text:style-name="T5"> </text:span><text:span text:style-name="T8">עיניהם</text:span><text:span text:style-name="T5"> </text:span><text:span text:style-name="T8">של</text:span><text:span text:style-name="T5"> </text:span><text:span text:style-name="T8">אלו</text:span><text:span text:style-name="T5"> </text:span><text:span text:style-name="T8">בריא</text:span><text:span text:style-name="T5"> </text:span><text:span text:style-name="T8">וצופין</text:span><text:span text:style-name="T5"> </text:span><text:span text:style-name="T8">למרחוק</text:span><text:span text:style-name="T5"> </text:span><text:span text:style-name="T8">יותר</text:span><text:span text:style-name="T5"> </text:span><text:span text:style-name="T8">ממנו</text:span><text:span text:style-name="T5"> </text:span><text:span text:style-name="T42">[משליחי</text:span><text:span text:style-name="T53"> </text:span><text:span text:style-name="T42">בית</text:span><text:span text:style-name="T53"> </text:span><text:span text:style-name="T42">הדין</text:span><text:span text:style-name="T53"> </text:span><text:span text:style-name="T42">שנשלחו</text:span><text:span text:style-name="T53"> </text:span><text:span text:style-name="T42">לבדוק]</text:span><text:span text:style-name="T2">)</text:span><text:span text:style-name="T1"> - קמשמע</text:span><text:span text:style-name="T4"> </text:span><text:span text:style-name="T1">לן.</text:span></text:p>
      <text:p text:style-name="P17"><text:s/></text:p>
      <text:p text:style-name="P10"><text:span text:style-name="T1">ואמר</text:span><text:span text:style-name="T4"> </text:span><text:span text:style-name="T1">רבא: באו</text:span><text:span text:style-name="T4"> </text:span><text:span text:style-name="T1">שנים</text:span><text:span text:style-name="T4"> </text:span><text:span text:style-name="T1">ואמרו: "בסורא</text:span><text:span text:style-name="T4"> </text:span><text:span text:style-name="T1">בצפרא</text:span><text:span text:style-name="T4"> </text:span><text:span text:style-name="T1">בחד</text:span><text:span text:style-name="T4"> </text:span><text:span text:style-name="T1">בשבתא</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ובאו</text:span><text:span text:style-name="T4"> </text:span><text:span text:style-name="T1">שנים</text:span><text:span text:style-name="T4"> </text:span><text:span text:style-name="T1">ואמרו</text:span><text:span text:style-name="T4"> </text:span><text:span text:style-name="T1">"בפניא</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text:span><text:span text:style-name="T4"> </text:span><text:span text:style-name="T1">בנהרדעא" – חזינן: אי</text:span><text:span text:style-name="T4"> </text:span><text:span text:style-name="T1">מצפרא</text:span><text:span text:style-name="T4"> </text:span><text:span text:style-name="T1">לפניא</text:span><text:span text:style-name="T4"> </text:span><text:span text:style-name="T1">מצי</text:span><text:span text:style-name="T4"> </text:span><text:span text:style-name="T1">אזיל</text:span><text:span text:style-name="T4"> </text:span><text:span text:style-name="T1">מסורא</text:span><text:span text:style-name="T4"> </text:span><text:span text:style-name="T1">לנהרדעא</text:span><text:span text:style-name="T4"> </text:span><text:span text:style-name="T1">- לא</text:span><text:span text:style-name="T4"> </text:span><text:span text:style-name="T1">הוו</text:span><text:span text:style-name="T4"> </text:span><text:span text:style-name="T1">זוממין, ואי</text:span><text:span text:style-name="T4"> </text:span><text:span text:style-name="T1">לאו</text:span><text:span text:style-name="T4"> </text:span><text:span text:style-name="T1">- הוו</text:span><text:span text:style-name="T4"> </text:span><text:span text:style-name="T1">זוממין.</text:span></text:p>
      <text:p text:style-name="P11">פשיטא!?</text:p>
      <text:p text:style-name="P10"><text:span text:style-name="T1">מהו</text:span><text:span text:style-name="T4"> </text:span><text:span text:style-name="T1">דתימא</text:span><text:span text:style-name="T4"> </text:span><text:span text:style-name="T1">ליחוש</text:span><text:span text:style-name="T4"> </text:span><text:span text:style-name="T1">לגמלא</text:span><text:span text:style-name="T4"> </text:span><text:span text:style-name="T1">פרחא</text:span><text:span text:style-name="T4"> </text:span><text:span text:style-name="T2">(</text:span><text:span text:style-name="T8">מין</text:span><text:span text:style-name="T5"> </text:span><text:span text:style-name="T8">גמלים</text:span><text:span text:style-name="T5"> </text:span><text:span text:style-name="T8">יש, שהם</text:span><text:span text:style-name="T5"> </text:span><text:span text:style-name="T8">קלים</text:span><text:span text:style-name="T5"> </text:span><text:span text:style-name="T8">במרוצתם</text:span><text:span text:style-name="T5"> </text:span><text:span text:style-name="T8">כעוף</text:span><text:span text:style-name="T5"> </text:span><text:span text:style-name="T8">הפורח</text:span><text:span text:style-name="T2">)</text:span><text:span text:style-name="T1"> - קא</text:span><text:span text:style-name="T4"> </text:span><text:span text:style-name="T1">משמע</text:span><text:span text:style-name="T4"> </text:span><text:span text:style-name="T1">לן.</text:span></text:p>
      <text:p text:style-name="P13"/>
      <text:p text:style-name="P10"><text:span text:style-name="T1">ואמר</text:span><text:span text:style-name="T4"> </text:span><text:span text:style-name="T1">רבא: 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ובאו</text:span><text:span text:style-name="T4"> </text:span><text:span text:style-name="T1">שנים</text:span><text:span text:style-name="T4"> </text:span><text:span text:style-name="T1">ואמרו</text:span><text:span text:style-name="T4"> </text:span><text:span text:style-name="T1">"עמנו</text:span><text:span text:style-name="T4"> </text:span><text:span text:style-name="T1">הייתם</text:span><text:span text:style-name="T4"> </text:span><text:span text:style-name="T1">בחד</text:span><text:span text:style-name="T4"> </text:span><text:span text:style-name="T1">בשבתא, אלא</text:span><text:span text:style-name="T4"> </text:span><text:span text:style-name="T1">בתרי</text:span><text:span text:style-name="T4"> </text:span><text:span text:style-name="T1">בשבתא</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ולא</text:span><text:span text:style-name="T4"> </text:span><text:span text:style-name="T1">עוד, אלא</text:span><text:span text:style-name="T4"> </text:span><text:span text:style-name="T1">אפילו</text:span><text:span text:style-name="T4"> </text:span><text:span text:style-name="T1">אמרו</text:span><text:span text:style-name="T4"> </text:span><text:span text:style-name="T2">(</text:span><text:span text:style-name="T8">המזימין</text:span><text:span text:style-name="T2">)</text:span><text:span text:style-name="T1"> "ערב</text:span><text:span text:style-name="T4"> </text:span><text:span text:style-name="T1">שבת</text:span><text:span text:style-name="T4"> </text:span><text:span text:style-name="T1">הרג</text:span><text:span text:style-name="T4"> </text:span><text:span text:style-name="T1">פלוני</text:span><text:span text:style-name="T4"> </text:span><text:span text:style-name="T1">את</text:span><text:span text:style-name="T4"> </text:span><text:span text:style-name="T1">הנפש" </text:span><text:span text:style-name="T2">(</text:span><text:span text:style-name="T8">שהקדימו</text:span><text:span text:style-name="T5"> </text:span><text:span text:style-name="T8">חובתו</text:span><text:span text:style-name="T5"> </text:span><text:span text:style-name="T8">יותר</text:span><text:span text:style-name="T5"> </text:span><text:span text:style-name="T8">מן</text:span><text:span text:style-name="T5"> </text:span><text:span text:style-name="T8">הראשונים</text:span><text:span text:style-name="T2">)</text:span><text:span text:style-name="T1"> – </text:span><text:span text:style-name="T2">(</text:span><text:span text:style-name="T8">הרי</text:span><text:span text:style-name="T5"> </text:span><text:span text:style-name="T8">אלו</text:span><text:span text:style-name="T5"> </text:span><text:span text:style-name="T8">הזוממין</text:span><text:span text:style-name="T2">)</text:span><text:span text:style-name="T1"> נהרגין</text:span><text:span text:style-name="T4"> </text:span><text:span text:style-name="T2">(</text:span><text:span text:style-name="T8">ולא</text:span><text:span text:style-name="T5"> </text:span><text:span text:style-name="T8">אמרינן</text:span><text:span text:style-name="T5"> </text:span><text:span text:style-name="T8">בגברא</text:span><text:span text:style-name="T5"> </text:span><text:span text:style-name="T8">קטילא</text:span><text:span text:style-name="T5"> </text:span><text:span text:style-name="T8">אסהוד</text:span><text:span text:style-name="T2">)</text:span><text:span text:style-name="T1">: </text:span><text:span text:style-name="T2">(</text:span><text:span text:style-name="T8">מאי</text:span><text:span text:style-name="T5"> </text:span><text:span text:style-name="T8">טעמא? -</text:span><text:span text:style-name="T2">)</text:span><text:span text:style-name="T1"> </text:span><text:span text:style-name="T50">דבעידנא</text:span><text:span text:style-name="T4"> </text:span><text:span text:style-name="T1">דקא</text:span><text:span text:style-name="T4"> </text:span><text:span text:style-name="T1">מסהדי</text:span><text:span text:style-name="T4"> </text:span><text:span text:style-name="T2">(</text:span><text:span text:style-name="T8">כשבאו</text:span><text:span text:style-name="T5"> </text:span><text:span text:style-name="T8">יום</text:span><text:span text:style-name="T5"> </text:span><text:span text:style-name="T8">שלישי</text:span><text:span text:style-name="T5"> </text:span><text:span text:style-name="T8">בשבת</text:span><text:span text:style-name="T5"> </text:span><text:span text:style-name="T8">להעיד</text:span><text:span text:style-name="T5"> </text:span><text:span text:style-name="T8">עליו</text:span><text:span text:style-name="T2">)</text:span><text:span text:style-name="T1"> - </text:span><text:span text:style-name="T2">(</text:span><text:span text:style-name="T8">אכתי</text:span><text:span text:style-name="T2">)</text:span><text:span text:style-name="T1"> גברא</text:span><text:span text:style-name="T4"> </text:span><text:span text:style-name="T1">לאו</text:span><text:span text:style-name="T4"> </text:span><text:span text:style-name="T1">בר</text:span><text:span text:style-name="T4"> </text:span><text:span text:style-name="T1">קטלא</text:span><text:span text:style-name="T4"> </text:span><text:span text:style-name="T1">הוא</text:span><text:span text:style-name="T4"> </text:span><text:span text:style-name="T2">(</text:span><text:span text:style-name="T8">שלא</text:span><text:span text:style-name="T5"> </text:span><text:span text:style-name="T8">הועד</text:span><text:span text:style-name="T5"> </text:span><text:span text:style-name="T8">עליו</text:span><text:span text:style-name="T5"> </text:span><text:span text:style-name="T8">בבית</text:span><text:span text:style-name="T5"> </text:span><text:span text:style-name="T8">דין, </text:span><text:span text:style-name="T27">ואילו</text:span><text:span text:style-name="T31"> </text:span><text:span text:style-name="T27">הוה</text:span><text:span text:style-name="T31"> </text:span><text:span text:style-name="T27">אתי</text:span><text:span text:style-name="T31"> </text:span><text:span text:style-name="T27">ומודה</text:span><text:span text:style-name="T31"> </text:span><text:span text:style-name="T27">- הוה</text:span><text:span text:style-name="T31"> </text:span><text:span text:style-name="T27">מיפטר</text:span><text:span text:style-name="T5"> </text:span><text:span text:style-name="T42">[עיין</text:span><text:span text:style-name="T53"> </text:span><text:span text:style-name="T42">תוספות</text:span><text:span text:style-name="T53"> </text:span><text:span text:style-name="T42">ד"ה</text:span><text:span text:style-name="T53"> <text:s/></text:span><text:span text:style-name="T41">דבעידנא; נראה</text:span><text:span text:style-name="T52"> </text:span><text:span text:style-name="T41">לי</text:span><text:span text:style-name="T52"> </text:span><text:span text:style-name="T41">שקטע</text:span><text:span text:style-name="T52"> </text:span><text:span text:style-name="T41">זה</text:span><text:span text:style-name="T52"> </text:span><text:span text:style-name="T41">שייך</text:span><text:span text:style-name="T52"> </text:span><text:span text:style-name="T41">להלן, בשנים</text:span><text:span text:style-name="T52"> </text:span><text:span text:style-name="T41">שאמרו</text:span><text:span text:style-name="T52"> </text:span><text:span text:style-name="T41">"בחד</text:span><text:span text:style-name="T52"> </text:span><text:span text:style-name="T41">בשבתא</text:span><text:span text:style-name="T52"> </text:span><text:span text:style-name="T41">גנב</text:span><text:span text:style-name="T52"> </text:span><text:span text:style-name="T41">וטבח</text:span><text:span text:style-name="T52"> </text:span><text:span text:style-name="T41">ומכר"; ושם</text:span><text:span text:style-name="T52"> </text:span><text:span text:style-name="T41">כתב</text:span><text:span text:style-name="T52"> </text:span><text:span text:style-name="T41">רש"י: 'משום</text:span><text:span text:style-name="T52"> </text:span><text:span text:style-name="T41">דהוה</text:span><text:span text:style-name="T52"> </text:span><text:span text:style-name="T41">מצי</text:span><text:span text:style-name="T52"> </text:span><text:span text:style-name="T41">למיפטר</text:span><text:span text:style-name="T52"> </text:span><text:span text:style-name="T41">נפשיה</text:span><text:span text:style-name="T52"> </text:span><text:span text:style-name="T41">בהודעה'; אולי</text:span><text:span text:style-name="T52"> </text:span><text:span text:style-name="T41">קטע</text:span><text:span text:style-name="T52"> </text:span><text:span text:style-name="T41">זה</text:span><text:span text:style-name="T52"> </text:span><text:span text:style-name="T41">ברש"י</text:span><text:span text:style-name="T52"> </text:span><text:span text:style-name="T41">הועתק</text:span><text:span text:style-name="T52"> </text:span><text:span text:style-name="T41">בטעות</text:span><text:span text:style-name="T52"> </text:span><text:span text:style-name="T41">מגירסא</text:span><text:span text:style-name="T52"> </text:span><text:span text:style-name="T41">אחרת</text:span><text:span text:style-name="T52"> </text:span><text:span text:style-name="T41">של</text:span><text:span text:style-name="T52"> </text:span><text:span text:style-name="T41">רש"י; אבל</text:span><text:span text:style-name="T52"> </text:span><text:span text:style-name="T41">עיין</text:span><text:span text:style-name="T52"> </text:span><text:span text:style-name="T41">פני</text:span><text:span text:style-name="T52"> </text:span><text:span text:style-name="T41">יהושע</text:span><text:span text:style-name="T42">]</text:span><text:span text:style-name="T8">; נמצא</text:span><text:span text:style-name="T5"> </text:span><text:span text:style-name="T8">שהם</text:span><text:span text:style-name="T5"> </text:span><text:span text:style-name="T8">היו</text:span><text:span text:style-name="T5"> </text:span><text:span text:style-name="T8">מחייבין</text:span><text:span text:style-name="T5"> </text:span><text:span text:style-name="T8">מיתה</text:span><text:span text:style-name="T5"> </text:span><text:span text:style-name="T8">את</text:span><text:span text:style-name="T5"> </text:span><text:span text:style-name="T8">מי</text:span><text:span text:style-name="T5"> </text:span><text:span text:style-name="T8">שאינו</text:span><text:span text:style-name="T5"> </text:span><text:span text:style-name="T8">ראוי</text:span><text:span text:style-name="T5"> </text:span><text:span text:style-name="T8">למות</text:span><text:span text:style-name="T2">)</text:span><text:span text:style-name="T1">.</text:span></text:p>
      <text:p text:style-name="P10"><text:span text:style-name="T1">מאי</text:span><text:span text:style-name="T4"> </text:span><text:span text:style-name="T1">קא</text:span><text:span text:style-name="T4"> </text:span><text:span text:style-name="T1">משמע</text:span><text:span text:style-name="T4"> </text:span><text:span text:style-name="T1">לן</text:span><text:span text:style-name="T4"> </text:span><text:span text:style-name="T2">(</text:span><text:span text:style-name="T8">דאף</text:span><text:span text:style-name="T5"> </text:span><text:span text:style-name="T8">על</text:span><text:span text:style-name="T5"> </text:span><text:span text:style-name="T8">גב</text:span><text:span text:style-name="T5"> </text:span><text:span text:style-name="T8">דאיהו</text:span><text:span text:style-name="T5"> </text:span><text:span text:style-name="T8">מיקטיל</text:span><text:span text:style-name="T5"> </text:span><text:span text:style-name="T8">אינהו</text:span><text:span text:style-name="T5"> </text:span><text:span text:style-name="T8">מיקטלי</text:span><text:span text:style-name="T2">)</text:span><text:span text:style-name="T1">? תנינא</text:span><text:span text:style-name="T4"> </text:span><text:span text:style-name="T2">(</text:span><text:span text:style-name="T8">במתניתין, בפרקין</text:span><text:span text:style-name="T5"> </text:span><text:span text:style-name="T8">(דף</text:span><text:span text:style-name="T5"> </text:span><text:span text:style-name="T8">ו:) גבי</text:span><text:span text:style-name="T5"> </text:span><text:span text:style-name="T8">שנים</text:span><text:span text:style-name="T5"> </text:span><text:span text:style-name="T8">רואין</text:span><text:span text:style-name="T5"> </text:span><text:span text:style-name="T8">אותם</text:span><text:span text:style-name="T5"> </text:span><text:span text:style-name="T8">מחלון</text:span><text:span text:style-name="T5"> </text:span><text:span text:style-name="T8">זה</text:span><text:span text:style-name="T5"> </text:span><text:span text:style-name="T8">כו'</text:span><text:span text:style-name="T2">)</text:span><text:span text:style-name="T1">: 'לפיכך</text:span><text:span text:style-name="T4"> </text:span><text:span text:style-name="T1">נמצאת</text:span><text:span text:style-name="T4"> </text:span><text:span text:style-name="T1">אחת</text:span><text:span text:style-name="T4"> </text:span><text:span text:style-name="T1">מהן</text:span><text:span text:style-name="T4"> </text:span><text:span text:style-name="T1">זוממת</text:span><text:span text:style-name="T4"> </text:span><text:span text:style-name="T1">הוא</text:span><text:span text:style-name="T4"> </text:span><text:span text:style-name="T1">והן</text:span><text:span text:style-name="T4"> </text:span><text:span text:style-name="T1">נהרגין</text:span><text:span text:style-name="T4"> </text:span><text:span text:style-name="T1">והשניה</text:span><text:span text:style-name="T4"> </text:span><text:span text:style-name="T1">פטורה'?</text:span></text:p>
      <text:p text:style-name="P10"><text:span text:style-name="T1">סיפא: 'מה</text:span><text:span text:style-name="T4"> </text:span><text:span text:style-name="T1">שאין</text:span><text:span text:style-name="T4"> </text:span><text:span text:style-name="T1">כן</text:span><text:span text:style-name="T4"> </text:span><text:span text:style-name="T1">בגמר</text:span><text:span text:style-name="T4"> </text:span><text:span text:style-name="T1">דין</text:span><text:span text:style-name="T4"> </text:span><text:span text:style-name="T2">(</text:span><text:span text:style-name="T8">בהזמת</text:span><text:span text:style-name="T5"> </text:span><text:span text:style-name="T8">עדי</text:span><text:span text:style-name="T5"> </text:span><text:span text:style-name="T8">גמר</text:span><text:span text:style-name="T5"> </text:span><text:span text:style-name="T8">דין</text:span><text:span text:style-name="T2">)</text:span><text:span text:style-name="T1">' איצטריכא</text:span><text:span text:style-name="T4"> </text:span><text:span text:style-name="T1">ליה: '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נגמר</text:span><text:span text:style-name="T4"> </text:span><text:span text:style-name="T1">דינו</text:span><text:span text:style-name="T4"> </text:span><text:span text:style-name="T1">של</text:span><text:span text:style-name="T4"> </text:span><text:span text:style-name="T1">פלוני", ו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 אלא</text:span><text:span text:style-name="T4"> </text:span><text:span text:style-name="T1">בערב</text:span><text:span text:style-name="T4"> </text:span><text:span text:style-name="T1">שבת</text:span><text:span text:style-name="T4"> </text:span><text:span text:style-name="T1">נגמר</text:span><text:span text:style-name="T4"> </text:span><text:span text:style-name="T1">דינו</text:span><text:span text:style-name="T4"> </text:span><text:span text:style-name="T1">של</text:span><text:span text:style-name="T4"> </text:span><text:span text:style-name="T1">פלוני", ולא</text:span><text:span text:style-name="T4"> </text:span><text:span text:style-name="T1">עוד, אלא</text:span><text:span text:style-name="T4"> </text:span><text:span text:style-name="T1">אפילו</text:span><text:span text:style-name="T4"> </text:span><text:span text:style-name="T1">אמרו</text:span><text:span text:style-name="T4"> </text:span><text:span text:style-name="T1">"בתרי</text:span><text:span text:style-name="T4"> </text:span><text:span text:style-name="T1">בשבתא</text:span><text:span text:style-name="T4"> </text:span><text:span text:style-name="T1">נגמר</text:span><text:span text:style-name="T4"> </text:span><text:span text:style-name="T1">דינו</text:span><text:span text:style-name="T4"> </text:span><text:span text:style-name="T1">של</text:span><text:span text:style-name="T4"> </text:span><text:span text:style-name="T1">פלוני" - אין</text:span><text:span text:style-name="T4"> </text:span><text:span text:style-name="T1">אלו</text:span><text:span text:style-name="T4"> </text:span><text:span text:style-name="T1">נהרגין: דבעידנא</text:span><text:span text:style-name="T4"> </text:span><text:span text:style-name="T1">דקא</text:span><text:span text:style-name="T4"> </text:span><text:span text:style-name="T1">מסהדי</text:span><text:span text:style-name="T4"> </text:span><text:span text:style-name="T1">- גברא</text:span><text:span text:style-name="T4"> </text:span><text:span text:style-name="T1">בר</text:span><text:span text:style-name="T4"> </text:span><text:span text:style-name="T1">קטלא</text:span><text:span text:style-name="T4"> </text:span><text:span text:style-name="T1">הוא</text:span><text:span text:style-name="T4"> </text:span><text:span text:style-name="T2">(</text:span><text:span text:style-name="T8">שאף</text:span><text:span text:style-name="T5"> </text:span><text:span text:style-name="T8">על</text:span><text:span text:style-name="T5"> </text:span><text:span text:style-name="T8">פי</text:span><text:span text:style-name="T5"> </text:span><text:span text:style-name="T8">שאלו</text:span><text:span text:style-name="T5"> </text:span><text:span text:style-name="T8">האחרונים</text:span><text:span text:style-name="T5"> </text:span><text:span text:style-name="T8">מאחרים</text:span><text:span text:style-name="T5"> </text:span><text:span text:style-name="T8">את</text:span><text:span text:style-name="T5"> </text:span><text:span text:style-name="T8">זמן</text:span><text:span text:style-name="T5"> </text:span><text:span text:style-name="T8">גמר</text:span><text:span text:style-name="T5"> </text:span><text:span text:style-name="T8">דינו, מכל</text:span><text:span text:style-name="T5"> </text:span><text:span text:style-name="T8">מקום</text:span><text:span text:style-name="T5"> </text:span><text:span text:style-name="T8">מודים</text:span><text:span text:style-name="T5"> </text:span><text:span text:style-name="T8">הן</text:span><text:span text:style-name="T5"> </text:span><text:span text:style-name="T8">שביום</text:span><text:span text:style-name="T5"> </text:span><text:span text:style-name="T8">שבאו</text:span><text:span text:style-name="T5"> </text:span><text:span text:style-name="T8">הזוממין</text:span><text:span text:style-name="T5"> </text:span><text:span text:style-name="T8">להעיד</text:span><text:span text:style-name="T5"> </text:span><text:span text:style-name="T8">עליו: בשלישי</text:span><text:span text:style-name="T5"> </text:span><text:span text:style-name="T8">בשבת</text:span><text:span text:style-name="T5"> </text:span><text:span text:style-name="T8">- כבר</text:span><text:span text:style-name="T5"> </text:span><text:span text:style-name="T8">היה</text:span><text:span text:style-name="T5"> </text:span><text:span text:style-name="T8">דינו</text:span><text:span text:style-name="T5"> </text:span><text:span text:style-name="T8">נגמר</text:span><text:span text:style-name="T5"> </text:span><text:span text:style-name="T8">מאתמול, ובגברא</text:span><text:span text:style-name="T5"> </text:span><text:span text:style-name="T8">קטילא</text:span><text:span text:style-name="T5"> </text:span><text:span text:style-name="T8">אסהוד</text:span><text:span text:style-name="T2">)</text:span><text:span text:style-name="T1">; </text:span></text:p>
      <text:p text:style-name="P10"><text:span text:style-name="T1">וכן</text:span><text:span text:style-name="T4"> </text:span><text:span text:style-name="T1">לענין</text:span><text:span text:style-name="T4"> </text:span><text:span text:style-name="T1">תשלומי</text:span><text:span text:style-name="T4"> </text:span><text:span text:style-name="T1">קנס</text:span><text:span text:style-name="T4"> </text:span><text:span text:style-name="T2">(</text:span><text:span text:style-name="T8">שהמודה</text:span><text:span text:style-name="T5"> </text:span><text:span text:style-name="T8">בו</text:span><text:span text:style-name="T5"> </text:span><text:span text:style-name="T8">פטור</text:span><text:span text:style-name="T5"> </text:span><text:span text:style-name="T8">- דינו</text:span><text:span text:style-name="T5"> </text:span><text:span text:style-name="T8">נמי</text:span><text:span text:style-name="T5"> </text:span><text:span text:style-name="T8">בזה</text:span><text:span text:style-name="T5"> </text:span><text:span text:style-name="T8">כדיני</text:span><text:span text:style-name="T5"> </text:span><text:span text:style-name="T8">נפשות, ויש</text:span><text:span text:style-name="T5"> </text:span><text:span text:style-name="T8">חילוק</text:span><text:span text:style-name="T5"> </text:span><text:span text:style-name="T8">בין</text:span><text:span text:style-name="T5"> </text:span><text:span text:style-name="T8">עדות</text:span><text:span text:style-name="T5"> </text:span><text:span text:style-name="T8">גוף</text:span><text:span text:style-name="T5"> </text:span><text:span text:style-name="T8">המעשה</text:span><text:span text:style-name="T5"> </text:span><text:span text:style-name="T8">לעדות</text:span><text:span text:style-name="T5"> </text:span><text:span text:style-name="T8">של</text:span><text:span text:style-name="T5"> </text:span><text:span text:style-name="T8">גמר</text:span><text:span text:style-name="T5"> </text:span><text:span text:style-name="T8">דין</text:span><text:span text:style-name="T2">)</text:span><text:span text:style-name="T1">: </text:span></text:p>
      <text:p text:style-name="P10"><text:span text:style-name="T1">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 ו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 אלא</text:span><text:span text:style-name="T4"> </text:span><text:span text:style-name="T1">בתרי</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 – משלמין;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אמרו</text:span><text:span text:style-name="T4"> </text:span><text:span text:style-name="T1">"בערב</text:span><text:span text:style-name="T4"> </text:span><text:span text:style-name="T1">שבת</text:span><text:span text:style-name="T4"> </text:span><text:span text:style-name="T1">גנב</text:span><text:span text:style-name="T4"> </text:span><text:span text:style-name="T1">וטבח</text:span><text:span text:style-name="T4"> </text:span><text:span text:style-name="T1">ומכר" – משלמין: דבעידנא</text:span><text:span text:style-name="T4"> </text:span><text:span text:style-name="T1">דקא</text:span><text:span text:style-name="T4"> </text:span><text:span text:style-name="T1">מסהדי</text:span><text:span text:style-name="T4"> </text:span><text:span text:style-name="T1">- גברא</text:span><text:span text:style-name="T4"> </text:span><text:span text:style-name="T1">לאו</text:span><text:span text:style-name="T4"> </text:span><text:span text:style-name="T1">בר</text:span><text:span text:style-name="T4"> </text:span><text:span text:style-name="T1">תשלומין</text:span><text:span text:style-name="T4"> </text:span><text:span text:style-name="T1">הוא</text:span><text:span text:style-name="T4"> </text:span><text:span text:style-name="T2">(</text:span><text:span text:style-name="T8">ופירושו: משום</text:span><text:span text:style-name="T5"> </text:span><text:span text:style-name="T8">דהוה</text:span><text:span text:style-name="T5"> </text:span><text:span text:style-name="T8">מצי</text:span><text:span text:style-name="T5"> </text:span><text:span text:style-name="T8">למיפטר</text:span><text:span text:style-name="T5"> </text:span><text:span text:style-name="T8">נפשיה</text:span><text:span text:style-name="T5"> </text:span><text:span text:style-name="T8">בהודאה, אישתכח</text:span><text:span text:style-name="T5"> </text:span><text:span text:style-name="T8">דאינהו</text:span><text:span text:style-name="T5"> </text:span><text:span text:style-name="T8">הוו</text:span><text:span text:style-name="T5"> </text:span><text:span text:style-name="T8">מפסדי</text:span><text:span text:style-name="T5"> </text:span><text:span text:style-name="T8">ליה; ודוקא</text:span><text:span text:style-name="T5"> </text:span><text:span text:style-name="T8">קנס, אבל</text:span><text:span text:style-name="T5"> </text:span><text:span text:style-name="T8">בעדות</text:span><text:span text:style-name="T5"> </text:span><text:span text:style-name="T8">ממון</text:span><text:span text:style-name="T5"> – </text:span><text:span text:style-name="T8">פטורין: שהרי</text:span><text:span text:style-name="T5"> </text:span><text:span text:style-name="T8">לא</text:span><text:span text:style-name="T5"> </text:span><text:span text:style-name="T8">היו</text:span><text:span text:style-name="T5"> </text:span><text:span text:style-name="T8">מפסידין</text:span><text:span text:style-name="T5"> </text:span><text:span text:style-name="T8">אותו</text:span><text:span text:style-name="T5"> </text:span><text:span text:style-name="T8">כלום</text:span><text:span text:style-name="T5"> </text:span><text:span text:style-name="T8">אחר</text:span><text:span text:style-name="T5"> </text:span><text:span text:style-name="T8">שהוא</text:span><text:span text:style-name="T5"> </text:span><text:span text:style-name="T8">מחויב</text:span><text:span text:style-name="T5"> </text:span><text:span text:style-name="T8">ועומד</text:span><text:span text:style-name="T2">)</text:span><text:span text:style-name="T1">;</text:span></text:p>
      <text:p text:style-name="P10"><text:span text:style-name="T1">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text:span><text:span text:style-name="T4"> </text:span><text:span text:style-name="T1">ונגמר</text:span><text:span text:style-name="T4"> </text:span><text:span text:style-name="T1">דינו", ובאו</text:span><text:span text:style-name="T4"> </text:span><text:span text:style-name="T1">שנים</text:span><text:span text:style-name="T4"> </text:span><text:span text:style-name="T1">ואמרו</text:span><text:span text:style-name="T4"> </text:span><text:span text:style-name="T1">"בחד</text:span><text:span text:style-name="T4"> </text:span><text:span text:style-name="T1">בשבתא</text:span><text:span text:style-name="T4"> </text:span><text:span text:style-name="T1">עמנו</text:span><text:span text:style-name="T4"> </text:span><text:span text:style-name="T1">הייתם, אלא</text:span><text:span text:style-name="T4"> </text:span><text:span text:style-name="T1">ערב</text:span><text:span text:style-name="T4"> </text:span><text:span text:style-name="T1">שבת</text:span><text:span text:style-name="T4"> </text:span><text:span text:style-name="T1">גנב</text:span><text:span text:style-name="T4"> </text:span><text:span text:style-name="T1">וטבח</text:span><text:span text:style-name="T4"> </text:span><text:span text:style-name="T1">ומכר</text:span><text:span text:style-name="T4"> </text:span><text:span text:style-name="T1">ונגמר</text:span><text:span text:style-name="T4"> </text:span><text:span text:style-name="T1">דינו",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אמרו</text:span><text:span text:style-name="T4"> </text:span><text:span text:style-name="T1">"בחד</text:span><text:span text:style-name="T4"> </text:span><text:span text:style-name="T1">בשבתא</text:span><text:span text:style-name="T4"> </text:span><text:span text:style-name="T1">גנב</text:span><text:span text:style-name="T4"> </text:span><text:span text:style-name="T1">וטבח</text:span><text:span text:style-name="T4"> </text:span><text:span text:style-name="T1">ומכר, ובתרי</text:span><text:span text:style-name="T4"> </text:span><text:span text:style-name="T1">בשבתא</text:span><text:span text:style-name="T4"> </text:span><text:span text:style-name="T1">נגמר</text:span><text:span text:style-name="T4"> </text:span><text:span text:style-name="T1">דינו" - אין</text:span><text:span text:style-name="T4"> </text:span><text:span text:style-name="T1">משלמין: דבעידנא</text:span><text:span text:style-name="T4"> </text:span><text:span text:style-name="T1">דקא</text:span><text:span text:style-name="T4"> </text:span><text:span text:style-name="T1">מסהדי</text:span><text:span text:style-name="T4"> </text:span><text:span text:style-name="T2">(</text:span><text:span text:style-name="T8">כשהעידו</text:span><text:span text:style-name="T5"> </text:span><text:span text:style-name="T8">אלו</text:span><text:span text:style-name="T5"> </text:span><text:span text:style-name="T8">עליו</text:span><text:span text:style-name="T2">)</text:span><text:span text:style-name="T1"> - גברא</text:span><text:span text:style-name="T4"> </text:span><text:span text:style-name="T1">בר</text:span><text:span text:style-name="T4"> </text:span><text:span text:style-name="T1">תשלומין</text:span><text:span text:style-name="T4"> </text:span><text:span text:style-name="T1">הוא</text:span><text:span text:style-name="T4"> </text:span><text:span text:style-name="T2">(</text:span><text:span text:style-name="T8">כבר</text:span><text:span text:style-name="T5"> </text:span><text:span text:style-name="T8">חייבוהו</text:span><text:span text:style-name="T5"> </text:span><text:span text:style-name="T8">בית</text:span><text:span text:style-name="T5"> </text:span><text:span text:style-name="T8">דין, ואי</text:span><text:span text:style-name="T5"> </text:span><text:span text:style-name="T8">הוה</text:span><text:span text:style-name="T5"> </text:span><text:span text:style-name="T8">מודי</text:span><text:span text:style-name="T5"> </text:span><text:span text:style-name="T8">לא</text:span><text:span text:style-name="T5"> </text:span><text:span text:style-name="T8">הוה</text:span><text:span text:style-name="T5"> </text:span><text:span text:style-name="T8">מיפטר</text:span><text:span text:style-name="T2">)</text:span><text:span text:style-name="T1">.</text:span><text:span text:style-name="T8"> </text:span></text:p>
      <text:p text:style-name="P11"/>
      <text:p text:style-name="P10"><text:span text:style-name="T1">רבי</text:span><text:span text:style-name="T4"> </text:span><text:span text:style-name="T1">יהודה</text:span><text:span text:style-name="T4"> </text:span><text:span text:style-name="T1">אומר</text:span><text:span text:style-name="T4"> </text:span><text:span text:style-name="T1">איסטטית</text:span><text:span text:style-name="T4"> </text:span><text:span text:style-name="T1">היא</text:span><text:span text:style-name="T4"> </text:span><text:span text:style-name="T1">זו</text:span><text:span text:style-name="T4"> </text:span><text:span text:style-name="T1">כו':</text:span></text:p>
      <text:p text:style-name="P11"/>
      <text:p text:style-name="P10"><text:span text:style-name="T1">(מכות</text:span><text:span text:style-name="T4"> </text:span><text:span text:style-name="T1">ה,ב)</text:span></text:p>
      <text:p text:style-name="P10"><text:span text:style-name="T1">אי</text:span><text:span text:style-name="T4"> </text:span><text:span text:style-name="T1">איסטטית</text:span><text:span text:style-name="T4"> </text:span><text:span text:style-name="T1">היא</text:span><text:span text:style-name="T4"> </text:span><text:span text:style-name="T1">זו</text:span><text:span text:style-name="T4"> </text:span><text:span text:style-name="T1">- אפילו</text:span><text:span text:style-name="T4"> </text:span><text:span text:style-name="T1">כת</text:span><text:span text:style-name="T4"> </text:span><text:span text:style-name="T1">ראשונה</text:span><text:span text:style-name="T4"> </text:span><text:span text:style-name="T1">נמי</text:span><text:span text:style-name="T4"> </text:span><text:span text:style-name="T1">לא!?</text:span></text:p>
      <text:p text:style-name="P10"><text:soft-page-break/><text:span text:style-name="T1">אמר</text:span><text:span text:style-name="T4"> </text:span><text:span text:style-name="T1">רבי</text:span><text:span text:style-name="T4"> </text:span><text:span text:style-name="T1">אבהו: שקדמו</text:span><text:span text:style-name="T4"> </text:span><text:span text:style-name="T1">והרגו</text:span><text:span text:style-name="T4"> </text:span><text:span text:style-name="T2">(</text:span><text:span text:style-name="T8">את</text:span><text:span text:style-name="T5"> </text:span><text:span text:style-name="T8">הכת</text:span><text:span text:style-name="T5"> </text:span><text:span text:style-name="T8">הראשונה, קודם</text:span><text:span text:style-name="T5"> </text:span><text:span text:style-name="T8">שתבוא</text:span><text:span text:style-name="T5"> </text:span><text:span text:style-name="T8">כת</text:span><text:span text:style-name="T5"> </text:span><text:span text:style-name="T8">שניה</text:span><text:span text:style-name="T2">)</text:span><text:span text:style-name="T1">.</text:span></text:p>
      <text:p text:style-name="P10"><text:span text:style-name="T1">מאי</text:span><text:span text:style-name="T4"> </text:span><text:span text:style-name="T1">דהוה</text:span><text:span text:style-name="T4"> </text:span><text:span text:style-name="T1">הוה</text:span><text:span text:style-name="T4"> </text:span><text:span text:style-name="T2">(</text:span><text:span text:style-name="T8">ולמה</text:span><text:span text:style-name="T5"> </text:span><text:span text:style-name="T8">לי</text:span><text:span text:style-name="T5"> </text:span><text:span text:style-name="T8">למיתני</text:span><text:span text:style-name="T5"> </text:span><text:span text:style-name="T8">'אלא</text:span><text:span text:style-name="T5"> </text:span><text:span text:style-name="T8">כת</text:span><text:span text:style-name="T5"> </text:span><text:span text:style-name="T8">ראשונה'</text:span><text:span text:style-name="T2">)</text:span><text:span text:style-name="T1">!</text:span></text:p>
      <text:p text:style-name="P10"><text:span text:style-name="T1">אלא</text:span><text:span text:style-name="T4"> </text:span><text:span text:style-name="T1">אמר</text:span><text:span text:style-name="T4"> </text:span><text:span text:style-name="T1">רבא: הכי</text:span><text:span text:style-name="T4"> </text:span><text:span text:style-name="T1">קאמר: אם</text:span><text:span text:style-name="T4"> </text:span><text:span text:style-name="T1">אינה</text:span><text:span text:style-name="T4"> </text:span><text:span text:style-name="T1">אלא</text:span><text:span text:style-name="T4"> </text:span><text:span text:style-name="T1">כת</text:span><text:span text:style-name="T4"> </text:span><text:span text:style-name="T1">אחת</text:span><text:span text:style-name="T4"> – </text:span><text:span text:style-name="T1">נהרגת, אי</text:span><text:span text:style-name="T4"> </text:span><text:span text:style-name="T1">איכא</text:span><text:span text:style-name="T4"> </text:span><text:span text:style-name="T1">טפי</text:span><text:span text:style-name="T4"> </text:span><text:span text:style-name="T1">- אין</text:span><text:span text:style-name="T4"> </text:span><text:span text:style-name="T1">נהרגין.</text:span></text:p>
      <text:p text:style-name="P10"><text:span text:style-name="T1">הא</text:span><text:span text:style-name="T4"> </text:span><text:span text:style-name="T1">'בלבד' קאמר</text:span><text:span text:style-name="T4"> </text:span><text:span text:style-name="T2">(</text:span><text:span text:style-name="T8">משמע</text:span><text:span text:style-name="T5"> </text:span><text:span text:style-name="T8">שיש</text:span><text:span text:style-name="T5"> </text:span><text:span text:style-name="T8">עוד</text:span><text:span text:style-name="T5"> </text:span><text:span text:style-name="T8">אחרת</text:span><text:span text:style-name="T2">)</text:span><text:span text:style-name="T1">?</text:span></text:p>
      <text:p text:style-name="P11">קשיא.</text:p>
      <text:p text:style-name="P13"/>
      <text:p text:style-name="P10"><text:span text:style-name="T1">ההיא</text:span><text:span text:style-name="T4"> </text:span><text:span text:style-name="T1">איתתא</text:span><text:span text:style-name="T4"> </text:span><text:span text:style-name="T1">דאתאי</text:span><text:span text:style-name="T4"> </text:span><text:span text:style-name="T1">סהדי</text:span><text:span text:style-name="T4"> </text:span><text:span text:style-name="T1">- ואישתקור</text:span><text:span text:style-name="T4"> </text:span><text:span text:style-name="T2">(</text:span><text:span text:style-name="T8">הכחישו</text:span><text:span text:style-name="T5"> </text:span><text:span text:style-name="T8">זה</text:span><text:span text:style-name="T5"> </text:span><text:span text:style-name="T8">את</text:span><text:span text:style-name="T5"> </text:span><text:span text:style-name="T8">זה</text:span><text:span text:style-name="T5"> </text:span><text:span text:style-name="T8">בדרישות</text:span><text:span text:style-name="T5"> </text:span><text:span text:style-name="T8">בית</text:span><text:span text:style-name="T5"> </text:span><text:span text:style-name="T8">דין</text:span><text:span text:style-name="T5"> </text:span><text:span text:style-name="T8">כשבדקום</text:span><text:span text:style-name="T2">)</text:span><text:span text:style-name="T1">, אייתי</text:span><text:span text:style-name="T4"> </text:span><text:span text:style-name="T1">סהדי</text:span><text:span text:style-name="T4"> </text:span><text:span text:style-name="T1">- ואישתקור; אזלה</text:span><text:span text:style-name="T4"> </text:span><text:span text:style-name="T1">אייתי</text:span><text:span text:style-name="T4"> </text:span><text:span text:style-name="T1">סהדי</text:span><text:span text:style-name="T4"> </text:span><text:span text:style-name="T1">אחריני</text:span><text:span text:style-name="T4"> </text:span><text:span text:style-name="T1">דלא</text:span><text:span text:style-name="T4"> </text:span><text:span text:style-name="T1">אישתקור.</text:span></text:p>
      <text:p text:style-name="P10"><text:span text:style-name="T1">אמר</text:span><text:span text:style-name="T4"> </text:span><text:span text:style-name="T1">ריש</text:span><text:span text:style-name="T4"> </text:span><text:span text:style-name="T1">לקיש: הוחזקה</text:span><text:span text:style-name="T4"> </text:span><text:span text:style-name="T1">זו</text:span><text:span text:style-name="T4"> </text:span><text:span text:style-name="T2">(</text:span><text:span text:style-name="T8">להביא</text:span><text:span text:style-name="T5"> </text:span><text:span text:style-name="T8">עדי</text:span><text:span text:style-name="T5"> </text:span><text:span text:style-name="T8">שקר, ולא</text:span><text:span text:style-name="T5"> </text:span><text:span text:style-name="T8">נקבל</text:span><text:span text:style-name="T5"> </text:span><text:span text:style-name="T8">עוד</text:span><text:span text:style-name="T5"> </text:span><text:span text:style-name="T8">עדות</text:span><text:span text:style-name="T5"> </text:span><text:span text:style-name="T8">אחרת</text:span><text:span text:style-name="T2">)</text:span><text:span text:style-name="T1">.</text:span></text:p>
      <text:p text:style-name="P10"><text:span text:style-name="T1">אמר</text:span><text:span text:style-name="T4"> </text:span><text:span text:style-name="T1">ליה</text:span><text:span text:style-name="T4"> </text:span><text:span text:style-name="T1">רבי</text:span><text:span text:style-name="T4"> </text:span><text:span text:style-name="T1">אלעזר: אם</text:span><text:span text:style-name="T4"> </text:span><text:span text:style-name="T1">היא</text:span><text:span text:style-name="T4"> </text:span><text:span text:style-name="T1">הוחזקה</text:span><text:span text:style-name="T4"> </text:span><text:span text:style-name="T2">(</text:span><text:span text:style-name="T8">לחזר</text:span><text:span text:style-name="T5"> </text:span><text:span text:style-name="T8">אחריהם</text:span><text:span text:style-name="T2">)</text:span><text:span text:style-name="T1"> - כל</text:span><text:span text:style-name="T4"> </text:span><text:span text:style-name="T1">ישראל</text:span><text:span text:style-name="T4"> </text:span><text:span text:style-name="T1">מי</text:span><text:span text:style-name="T4"> </text:span><text:span text:style-name="T1">הוחזקו</text:span><text:span text:style-name="T4"> </text:span><text:span text:style-name="T2">(</text:span><text:span text:style-name="T8">לשמוע</text:span><text:span text:style-name="T5"> </text:span><text:span text:style-name="T8">לה, שתחזיק</text:span><text:span text:style-name="T5"> </text:span><text:span text:style-name="T8">את</text:span><text:span text:style-name="T5"> </text:span><text:span text:style-name="T8">האחרים</text:span><text:span text:style-name="T5"> </text:span><text:span text:style-name="T8">כשקרים</text:span><text:span text:style-name="T2">)</text:span><text:span text:style-name="T1">?</text:span></text:p>
      <text:p text:style-name="P11"/>
      <text:p text:style-name="P10"><text:span text:style-name="T1">זימנין</text:span><text:span text:style-name="T4"> </text:span><text:span text:style-name="T2">(</text:span><text:span text:style-name="T8">פעם</text:span><text:span text:style-name="T5"> </text:span><text:span text:style-name="T8">אחרת</text:span><text:span text:style-name="T2">)</text:span><text:span text:style-name="T1"> הוו</text:span><text:span text:style-name="T4"> </text:span><text:span text:style-name="T1">יתבי</text:span><text:span text:style-name="T4"> </text:span><text:span text:style-name="T1">קמיה</text:span><text:span text:style-name="T4"> </text:span><text:span text:style-name="T1">דרבי</text:span><text:span text:style-name="T4"> </text:span><text:span text:style-name="T1">יוחנן; אתא</text:span><text:span text:style-name="T4"> </text:span><text:span text:style-name="T1">כי</text:span><text:span text:style-name="T4"> </text:span><text:span text:style-name="T1">האי</text:span><text:span text:style-name="T4"> </text:span><text:span text:style-name="T1">מעשה</text:span><text:span text:style-name="T4"> </text:span><text:span text:style-name="T1">לקמייהו. אמר</text:span><text:span text:style-name="T4"> </text:span><text:span text:style-name="T1">ריש</text:span><text:span text:style-name="T4"> </text:span><text:span text:style-name="T1">לקיש: הוחזקה</text:span><text:span text:style-name="T4"> </text:span><text:span text:style-name="T1">זו.</text:span></text:p>
      <text:p text:style-name="P10"><text:span text:style-name="T1">אמר</text:span><text:span text:style-name="T4"> </text:span><text:span text:style-name="T1">ליה</text:span><text:span text:style-name="T4"> </text:span><text:span text:style-name="T1">רבי</text:span><text:span text:style-name="T4"> </text:span><text:span text:style-name="T1">יוחנן: אם</text:span><text:span text:style-name="T4"> </text:span><text:span text:style-name="T1">הוחזקה</text:span><text:span text:style-name="T4"> </text:span><text:span text:style-name="T1">זו</text:span><text:span text:style-name="T4"> </text:span><text:span text:style-name="T1">- כל</text:span><text:span text:style-name="T4"> </text:span><text:span text:style-name="T1">ישראל</text:span><text:span text:style-name="T4"> </text:span><text:span text:style-name="T1">מי</text:span><text:span text:style-name="T4"> </text:span><text:span text:style-name="T1">הוחזקו?</text:span></text:p>
      <text:p text:style-name="P10"><text:span text:style-name="T1">הדר</text:span><text:span text:style-name="T4"> </text:span><text:span text:style-name="T1">חזיה</text:span><text:span text:style-name="T4"> </text:span><text:span text:style-name="T1">לרבי</text:span><text:span text:style-name="T4"> </text:span><text:span text:style-name="T1">אלעזר</text:span><text:span text:style-name="T4"> </text:span><text:span text:style-name="T1">בישות</text:span><text:span text:style-name="T4"> </text:span><text:span text:style-name="T2">(</text:span><text:span text:style-name="T8">החזיר</text:span><text:span text:style-name="T5"> </text:span><text:span text:style-name="T8">ריש</text:span><text:span text:style-name="T5"> </text:span><text:span text:style-name="T8">לקיש</text:span><text:span text:style-name="T5"> </text:span><text:span text:style-name="T8">את</text:span><text:span text:style-name="T5"> </text:span><text:span text:style-name="T8">פניו</text:span><text:span text:style-name="T5"> </text:span><text:span text:style-name="T8">ונסתכל</text:span><text:span text:style-name="T5"> </text:span><text:span text:style-name="T8">ברבי</text:span><text:span text:style-name="T5"> </text:span><text:span text:style-name="T8">אלעזר</text:span><text:span text:style-name="T5"> </text:span><text:span text:style-name="T8">בפנים</text:span><text:span text:style-name="T5"> </text:span><text:span text:style-name="T8">זועפות</text:span><text:span text:style-name="T2">)</text:span><text:span text:style-name="T1">, אמר</text:span><text:span text:style-name="T4"> </text:span><text:span text:style-name="T1">ליה: שמעת</text:span><text:span text:style-name="T4"> </text:span><text:span text:style-name="T1">מילי</text:span><text:span text:style-name="T4"> </text:span><text:span text:style-name="T1">מבר</text:span><text:span text:style-name="T4"> </text:span><text:span text:style-name="T1">נפחא</text:span><text:span text:style-name="T4"> </text:span><text:span text:style-name="T1">ולא</text:span><text:span text:style-name="T4"> </text:span><text:span text:style-name="T1">אמרת</text:span><text:span text:style-name="T4"> </text:span><text:span text:style-name="T1">לי</text:span><text:span text:style-name="T4"> </text:span><text:span text:style-name="T1">משמיה</text:span><text:span text:style-name="T4"> </text:span><text:span text:style-name="T2">(</text:span><text:span text:style-name="T8">שהבין</text:span><text:span text:style-name="T5"> </text:span><text:span text:style-name="T8">ריש</text:span><text:span text:style-name="T5"> </text:span><text:span text:style-name="T8">לקיש</text:span><text:span text:style-name="T5"> </text:span><text:span text:style-name="T8">ששמע</text:span><text:span text:style-name="T5"> </text:span><text:span text:style-name="T8">רבי</text:span><text:span text:style-name="T5"> </text:span><text:span text:style-name="T8">אלעזר</text:span><text:span text:style-name="T5"> </text:span><text:span text:style-name="T8">דבר</text:span><text:span text:style-name="T5"> </text:span><text:span text:style-name="T8">זה</text:span><text:span text:style-name="T5"> </text:span><text:span text:style-name="T8">מפי</text:span><text:span text:style-name="T5"> </text:span><text:span text:style-name="T8">רבי</text:span><text:span text:style-name="T5"> </text:span><text:span text:style-name="T8">יוחנן, וכשאמרה</text:span><text:span text:style-name="T5"> </text:span><text:span text:style-name="T8">לו</text:span><text:span text:style-name="T5"> </text:span><text:span text:style-name="T8">לא</text:span><text:span text:style-name="T5"> </text:span><text:span text:style-name="T8">אמרה</text:span><text:span text:style-name="T5"> </text:span><text:span text:style-name="T8">בשמו</text:span><text:span text:style-name="T2">)</text:span><text:span text:style-name="T1">!</text:span></text:p>
      <text:p text:style-name="P11"/>
      <text:p text:style-name="P10"><text:span text:style-name="T1">לימא</text:span><text:span text:style-name="T4"> </text:span><text:span text:style-name="T1">ריש</text:span><text:span text:style-name="T4"> </text:span><text:span text:style-name="T1">לקיש</text:span><text:span text:style-name="T4"> </text:span><text:span text:style-name="T1">דאמר</text:span><text:span text:style-name="T4"> </text:span><text:span text:style-name="T1">כרבי</text:span><text:span text:style-name="T4"> </text:span><text:span text:style-name="T1">יהודה</text:span><text:span text:style-name="T4"> </text:span><text:span text:style-name="T2">(</text:span><text:span text:style-name="T8">במתניתין: 'איסטטית</text:span><text:span text:style-name="T5"> </text:span><text:span text:style-name="T8">היא</text:span><text:span text:style-name="T5"> </text:span><text:span text:style-name="T8">זו', והוחזקה</text:span><text:span text:style-name="T5"> </text:span><text:span text:style-name="T8">להזים</text:span><text:span text:style-name="T2">)</text:span><text:span text:style-name="T1">, ורבי</text:span><text:span text:style-name="T4"> </text:span><text:span text:style-name="T1">יוחנן</text:span><text:span text:style-name="T4"> </text:span><text:span text:style-name="T1">דאמר</text:span><text:span text:style-name="T4"> </text:span><text:span text:style-name="T1">כרבנן?</text:span></text:p>
      <text:p text:style-name="P10"><text:span text:style-name="T1">אמר</text:span><text:span text:style-name="T4"> </text:span><text:span text:style-name="T1">לך</text:span><text:span text:style-name="T4"> </text:span><text:span text:style-name="T1">ריש</text:span><text:span text:style-name="T4"> </text:span><text:span text:style-name="T1">לקיש: אנא</text:span><text:span text:style-name="T4"> </text:span><text:span text:style-name="T1">דאמרי</text:span><text:span text:style-name="T4"> </text:span><text:span text:style-name="T1">לך</text:span><text:span text:style-name="T4"> </text:span><text:span text:style-name="T1">אפילו</text:span><text:span text:style-name="T4"> </text:span><text:span text:style-name="T1">לרבנן: עד</text:span><text:span text:style-name="T4"> </text:span><text:span text:style-name="T1">כאן</text:span><text:span text:style-name="T4"> </text:span><text:span text:style-name="T1">לא</text:span><text:span text:style-name="T4"> </text:span><text:span text:style-name="T1">קא</text:span><text:span text:style-name="T4"> </text:span><text:span text:style-name="T1">אמרי</text:span><text:span text:style-name="T4"> </text:span><text:span text:style-name="T1">רבנן</text:span><text:span text:style-name="T4"> </text:span><text:span text:style-name="T1">התם: דליכא</text:span><text:span text:style-name="T4"> </text:span><text:span text:style-name="T1">דקא</text:span><text:span text:style-name="T4"> </text:span><text:span text:style-name="T1">מהדר</text:span><text:span text:style-name="T4"> </text:span><text:span text:style-name="T2">(</text:span><text:span text:style-name="T8">שאין</text:span><text:span text:style-name="T5"> </text:span><text:span text:style-name="T8">אדם</text:span><text:span text:style-name="T5"> </text:span><text:span text:style-name="T8">מחזר</text:span><text:span text:style-name="T5"> </text:span><text:span text:style-name="T8">אחריהם</text:span><text:span text:style-name="T5"> </text:span><text:span text:style-name="T8">לשכרם</text:span><text:span text:style-name="T5"> </text:span><text:span text:style-name="T8">ולהרגילם</text:span><text:span text:style-name="T5"> </text:span><text:span text:style-name="T8">תמיד</text:span><text:span text:style-name="T5"> </text:span><text:span text:style-name="T8">לבוא</text:span><text:span text:style-name="T5"> </text:span><text:span text:style-name="T8">לבית</text:span><text:span text:style-name="T5"> </text:span><text:span text:style-name="T8">דין</text:span><text:span text:style-name="T5"> </text:span><text:span text:style-name="T8">ולהזים</text:span><text:span text:style-name="T5"> </text:span><text:span text:style-name="T8">את</text:span><text:span text:style-name="T5"> </text:span><text:span text:style-name="T8">כל</text:span><text:span text:style-name="T5"> </text:span><text:span text:style-name="T8">הבאים</text:span><text:span text:style-name="T2">)</text:span><text:span text:style-name="T1">, אבל</text:span><text:span text:style-name="T4"> </text:span><text:span text:style-name="T1">הכא: איכא</text:span><text:span text:style-name="T4"> </text:span><text:span text:style-name="T1">הא</text:span><text:span text:style-name="T4"> </text:span><text:span text:style-name="T1">דקא</text:span><text:span text:style-name="T4"> </text:span><text:span text:style-name="T1">מהדרא</text:span><text:span text:style-name="T4"> </text:span><text:span text:style-name="T2">(</text:span><text:span text:style-name="T8">לבקש</text:span><text:span text:style-name="T5"> </text:span><text:span text:style-name="T8">ולשכור</text:span><text:span text:style-name="T5"> </text:span><text:span text:style-name="T8">עדי</text:span><text:span text:style-name="T5"> </text:span><text:span text:style-name="T8">שקר</text:span><text:span text:style-name="T2">)</text:span><text:span text:style-name="T1">!</text:span></text:p>
      <text:p text:style-name="P10"><text:span text:style-name="T1">ורבי</text:span><text:span text:style-name="T4"> </text:span><text:span text:style-name="T1">יוחנן</text:span><text:span text:style-name="T4"> </text:span><text:span text:style-name="T1">אמר</text:span><text:span text:style-name="T4"> </text:span><text:span text:style-name="T1">לך: אנא</text:span><text:span text:style-name="T4"> </text:span><text:span text:style-name="T1">דאמרי</text:span><text:span text:style-name="T4"> </text:span><text:span text:style-name="T1">אפילו</text:span><text:span text:style-name="T4"> </text:span><text:span text:style-name="T1">לרבי</text:span><text:span text:style-name="T4"> </text:span><text:span text:style-name="T1">יהודה: עד</text:span><text:span text:style-name="T4"> </text:span><text:span text:style-name="T1">כאן</text:span><text:span text:style-name="T4"> </text:span><text:span text:style-name="T1">לא</text:span><text:span text:style-name="T4"> </text:span><text:span text:style-name="T1">קאמר</text:span><text:span text:style-name="T4"> </text:span><text:span text:style-name="T1">רבי</text:span><text:span text:style-name="T4"> </text:span><text:span text:style-name="T1">יהודה</text:span><text:span text:style-name="T4"> </text:span><text:span text:style-name="T1">התם: דאמרינן</text:span><text:span text:style-name="T4"> </text:span><text:span text:style-name="T1">'אטו</text:span><text:span text:style-name="T4"> </text:span><text:span text:style-name="T1">כולי</text:span><text:span text:style-name="T4"> </text:span><text:span text:style-name="T1">עלמא</text:span><text:span text:style-name="T4"> </text:span><text:span text:style-name="T1">גבי</text:span><text:span text:style-name="T4"> </text:span><text:span text:style-name="T1">הני</text:span><text:span text:style-name="T4"> </text:span><text:span text:style-name="T1">הוו</text:span><text:span text:style-name="T4"> </text:span><text:span text:style-name="T1">קיימי', אבל</text:span><text:span text:style-name="T4"> </text:span><text:span text:style-name="T1">הכא: הני</text:span><text:span text:style-name="T4"> </text:span><text:span text:style-name="T1">ידעי</text:span><text:span text:style-name="T4"> </text:span><text:span text:style-name="T1">בסהדותא</text:span><text:span text:style-name="T4"> </text:span><text:span text:style-name="T2">(</text:span><text:span text:style-name="T8">אלו</text:span><text:span text:style-name="T5"> </text:span><text:span text:style-name="T8">האחרונים</text:span><text:span text:style-name="T5"> </text:span><text:span text:style-name="T8">ידעי</text:span><text:span text:style-name="T5"> </text:span><text:span text:style-name="T8">בעדותה</text:span><text:span text:style-name="T5"> </text:span><text:span text:style-name="T8">של</text:span><text:span text:style-name="T5"> </text:span><text:span text:style-name="T8">זו</text:span><text:span text:style-name="T2">)</text:span><text:span text:style-name="T1">, והני</text:span><text:span text:style-name="T4"> </text:span><text:span text:style-name="T1">לא</text:span><text:span text:style-name="T4"> </text:span><text:span text:style-name="T1">ידעי</text:span><text:span text:style-name="T4"> </text:span><text:span text:style-name="T1">בסהדותא.</text:span></text:p>
      <text:p text:style-name="P11"/>
      <text:p text:style-name="P11"/>
      <text:p text:style-name="P11">משנה:</text:p>
      <text:p text:style-name="P10"><text:span text:style-name="T1">אין</text:span><text:span text:style-name="T4"> </text:span><text:span text:style-name="T1">העדים</text:span><text:span text:style-name="T4"> </text:span><text:span text:style-name="T1">זוממין</text:span><text:span text:style-name="T4"> </text:span><text:span text:style-name="T1">נהרגין</text:span><text:span text:style-name="T4"> </text:span><text:span text:style-name="T1">עד</text:span><text:span text:style-name="T4"> </text:span><text:span text:style-name="T1">שיגמר</text:span><text:span text:style-name="T4"> </text:span><text:span text:style-name="T1">הדין</text:span><text:span text:style-name="T4"> </text:span><text:span text:style-name="T2">(</text:span><text:span text:style-name="T8">אלא</text:span><text:span text:style-name="T5"> </text:span><text:span text:style-name="T8">אם</text:span><text:span text:style-name="T5"> </text:span><text:span text:style-name="T8">כן</text:span><text:span text:style-name="T5"> </text:span><text:span text:style-name="T8">נגמר</text:span><text:span text:style-name="T5"> </text:span><text:span text:style-name="T8">תחלה</text:span><text:span text:style-name="T5"> </text:span><text:span text:style-name="T8">הדין</text:span><text:span text:style-name="T5"> </text:span><text:span text:style-name="T8">של</text:span><text:span text:style-name="T5"> </text:span><text:span text:style-name="T8">הנדון</text:span><text:span text:style-name="T5"> </text:span><text:span text:style-name="T8">ליהרג</text:span><text:span text:style-name="T5"> </text:span><text:span text:style-name="T8">ואחר</text:span><text:span text:style-name="T5"> </text:span><text:span text:style-name="T8">כך</text:span><text:span text:style-name="T5"> </text:span><text:span text:style-name="T8">הוזמו</text:span><text:span text:style-name="T2">)</text:span><text:span text:style-name="T1"> שהרי</text:span><text:span text:style-name="T4"> </text:span><text:span text:style-name="T1">הצדוקין</text:span><text:span text:style-name="T4"> </text:span><text:span text:style-name="T1">אומרים</text:span><text:span text:style-name="T4"> </text:span><text:span text:style-name="T1">עד</text:span><text:span text:style-name="T4"> </text:span><text:span text:style-name="T1">שיהרג</text:span><text:span text:style-name="T4"> </text:span><text:span text:style-name="T1">שנאמר</text:span><text:span text:style-name="T4"> </text:span><text:span text:style-name="T8">(שמות</text:span><text:span text:style-name="T5"> </text:span><text:span text:style-name="T8">כא,כג)</text:span><text:span text:style-name="T1"> </text:span><text:span text:style-name="T11">[ואם</text:span><text:span text:style-name="T5"> </text:span><text:span text:style-name="T11">אסון</text:span><text:span text:style-name="T5"> </text:span><text:span text:style-name="T11">יהיה</text:span><text:span text:style-name="T5"> </text:span><text:span text:style-name="T11">ונתתה]</text:span><text:span text:style-name="T10"> נפש</text:span><text:span text:style-name="T4"> </text:span><text:span text:style-name="T10">תחת</text:span><text:span text:style-name="T4"> </text:span><text:span text:style-name="T10">נפש</text:span><text:span text:style-name="T4"> </text:span><text:span text:style-name="T2">(</text:span><text:span text:style-name="T8">גירסת</text:span><text:span text:style-name="T5"> </text:span><text:span text:style-name="T8">רש"י: </text:span><text:span text:style-name="T11">נפש</text:span><text:span text:style-name="T5"> </text:span><text:span text:style-name="T11">בנפש</text:span><text:span text:style-name="T8">. בעדים</text:span><text:span text:style-name="T5"> </text:span><text:span text:style-name="T8">זוממין</text:span><text:span text:style-name="T5"> </text:span><text:span text:style-name="T8">כתיב: </text:span><text:span text:style-name="T11">לא</text:span><text:span text:style-name="T5"> </text:span><text:span text:style-name="T11">תחוס</text:span><text:span text:style-name="T5"> </text:span><text:span text:style-name="T11">עינך</text:span><text:span text:style-name="T5"> </text:span><text:span text:style-name="T11">נפש</text:span><text:span text:style-name="T5"> </text:span><text:span text:style-name="T11">בנפש</text:span><text:span text:style-name="T5"> </text:span><text:span text:style-name="T11">[עין</text:span><text:span text:style-name="T5"> </text:span><text:span text:style-name="T11">בעין</text:span><text:span text:style-name="T5"> </text:span><text:span text:style-name="T11">שן</text:span><text:span text:style-name="T5"> </text:span><text:span text:style-name="T11">בשן</text:span><text:span text:style-name="T5"> </text:span><text:span text:style-name="T11">יד</text:span><text:span text:style-name="T5"> </text:span><text:span text:style-name="T11">ביד</text:span><text:span text:style-name="T5"> </text:span><text:span text:style-name="T11">רגל</text:span><text:span text:style-name="T5"> </text:span><text:span text:style-name="T11">ברגל] [</text:span><text:span text:style-name="T9">דברים</text:span><text:span text:style-name="T6"> </text:span><text:span text:style-name="T9">יט,כא</text:span><text:span text:style-name="T11">]</text:span><text:span text:style-name="T2">)</text:span></text:p>
      <text:p text:style-name="P10"><text:span text:style-name="T1">אמרו</text:span><text:span text:style-name="T4"> </text:span><text:span text:style-name="T1">להם</text:span><text:span text:style-name="T4"> </text:span><text:span text:style-name="T1">חכמים: והלא</text:span><text:span text:style-name="T4"> </text:span><text:span text:style-name="T1">כבר</text:span><text:span text:style-name="T4"> </text:span><text:span text:style-name="T1">נאמר</text:span><text:span text:style-name="T4"> </text:span><text:span text:style-name="T8">(דברים</text:span><text:span text:style-name="T5"> </text:span><text:span text:style-name="T8">יט,יט)</text:span><text:span text:style-name="T1"> </text:span><text:span text:style-name="T10">ועשיתם</text:span><text:span text:style-name="T4"> </text:span><text:span text:style-name="T10">לו</text:span><text:span text:style-name="T4"> </text:span><text:span text:style-name="T10">כאשר</text:span><text:span text:style-name="T4"> </text:span><text:span text:style-name="T10">זמם</text:span><text:span text:style-name="T4"> </text:span><text:span text:style-name="T10">לעשות</text:span><text:span text:style-name="T4"> </text:span><text:span text:style-name="T10">לאחיו</text:span><text:span text:style-name="T4"> </text:span><text:span text:style-name="T11">[ובערת</text:span><text:span text:style-name="T5"> </text:span><text:span text:style-name="T11">הרע</text:span><text:span text:style-name="T5"> </text:span><text:span text:style-name="T11">מקרבך]</text:span><text:span text:style-name="T1">: </text:span><text:span text:style-name="T2">(</text:span><text:span text:style-name="T8">משמע:</text:span><text:span text:style-name="T2">)</text:span><text:span text:style-name="T1"> והרי</text:span><text:span text:style-name="T4"> </text:span><text:span text:style-name="T1">אחיו</text:span><text:span text:style-name="T4"> </text:span><text:span text:style-name="T1">קיים!? </text:span></text:p>
      <text:p text:style-name="P10"><text:span text:style-name="T1">ואם</text:span><text:span text:style-name="T4"> </text:span><text:span text:style-name="T1">כן</text:span><text:span text:style-name="T4"> </text:span><text:span text:style-name="T1">למה</text:span><text:span text:style-name="T4"> </text:span><text:span text:style-name="T1">נאמר</text:span><text:span text:style-name="T4"> </text:span><text:span text:style-name="T1">'</text:span><text:span text:style-name="T10">נפש</text:span><text:span text:style-name="T4"> </text:span><text:span text:style-name="T10">תחת</text:span><text:span text:style-name="T4"> </text:span><text:span text:style-name="T10">נפש</text:span><text:span text:style-name="T1">'? </text:span></text:p>
      <text:p text:style-name="P10"><text:span text:style-name="T1">יכול</text:span><text:span text:style-name="T4"> </text:span><text:span text:style-name="T1">משעה</text:span><text:span text:style-name="T4"> </text:span><text:span text:style-name="T1">שקבלו</text:span><text:span text:style-name="T4"> </text:span><text:span text:style-name="T1">עדותן</text:span><text:span text:style-name="T4"> </text:span><text:span text:style-name="T2">(</text:span><text:span text:style-name="T8">ובאה</text:span><text:span text:style-name="T5"> </text:span><text:span text:style-name="T8">להם</text:span><text:span text:style-name="T5"> </text:span><text:span text:style-name="T8">הזמה</text:span><text:span text:style-name="T2">)</text:span><text:span text:style-name="T1"> - </text:span><text:span text:style-name="T2">(</text:span><text:span text:style-name="T8">מיד, קודם</text:span><text:span text:style-name="T5"> </text:span><text:span text:style-name="T8">גמר</text:span><text:span text:style-name="T5"> </text:span><text:span text:style-name="T8">דינו</text:span><text:span text:style-name="T5"> </text:span><text:span text:style-name="T8">של</text:span><text:span text:style-name="T5"> </text:span><text:span text:style-name="T8">נדון</text:span><text:span text:style-name="T2">)</text:span><text:span text:style-name="T1"> יהרגו? - תלמוד</text:span><text:span text:style-name="T4"> </text:span><text:span text:style-name="T1">לומר</text:span><text:span text:style-name="T4"> </text:span><text:span text:style-name="T1">'</text:span><text:span text:style-name="T10">נפש</text:span><text:span text:style-name="T4"> </text:span><text:span text:style-name="T10">תחת</text:span><text:span text:style-name="T4"> </text:span><text:span text:style-name="T10">נפש</text:span><text:span text:style-name="T1">': הא</text:span><text:span text:style-name="T4"> </text:span><text:span text:style-name="T1">אינן</text:span><text:span text:style-name="T4"> </text:span><text:span text:style-name="T1">נהרגין</text:span><text:span text:style-name="T4"> </text:span><text:span text:style-name="T1">עד</text:span><text:span text:style-name="T4"> </text:span><text:span text:style-name="T1">שיגמר</text:span><text:span text:style-name="T4"> </text:span><text:span text:style-name="T1">הדין.</text:span><text:span text:style-name="T8"> </text:span></text:p>
      <text:p text:style-name="P11"/>
      <text:p text:style-name="P11">גמרא:</text:p>
      <text:p text:style-name="P10"><text:span text:style-name="T1">תנא: בריבי</text:span><text:span text:style-name="T4"> </text:span><text:span text:style-name="T2">(</text:span><text:span text:style-name="T8">כך</text:span><text:span text:style-name="T5"> </text:span><text:span text:style-name="T8">היה</text:span><text:span text:style-name="T5"> </text:span><text:span text:style-name="T8">שמו</text:span><text:span text:style-name="T2">)</text:span><text:span text:style-name="T1"> אומר: לא</text:span><text:span text:style-name="T4"> </text:span><text:span text:style-name="T1">הרגו</text:span><text:span text:style-name="T4"> – </text:span><text:span text:style-name="T1">נהרגין; הרגו</text:span><text:span text:style-name="T4"> </text:span><text:span text:style-name="T2">(</text:span><text:span text:style-name="T8">שלא</text:span><text:span text:style-name="T5"> </text:span><text:span text:style-name="T8">הוזמו</text:span><text:span text:style-name="T5"> </text:span><text:span text:style-name="T8">עד</text:span><text:span text:style-name="T5"> </text:span><text:span text:style-name="T8">שנהרג</text:span><text:span text:style-name="T5"> </text:span><text:span text:style-name="T8">הנדון</text:span><text:span text:style-name="T5"> </text:span><text:span text:style-name="T8">על</text:span><text:span text:style-name="T5"> </text:span><text:span text:style-name="T8">פיהם</text:span><text:span text:style-name="T2">)</text:span><text:span text:style-name="T1"> - אין</text:span><text:span text:style-name="T4"> </text:span><text:span text:style-name="T1">נהרגין.</text:span></text:p>
      <text:p text:style-name="P10"><text:span text:style-name="T1">אמר</text:span><text:span text:style-name="T4"> </text:span><text:span text:style-name="T1">אביו: בני! לאו</text:span><text:span text:style-name="T4"> </text:span><text:span text:style-name="T1">קל</text:span><text:span text:style-name="T4"> </text:span><text:span text:style-name="T1">וחומר</text:span><text:span text:style-name="T4"> </text:span><text:span text:style-name="T1">הוא?</text:span></text:p>
      <text:p text:style-name="P10"><text:span text:style-name="T1">אמר</text:span><text:span text:style-name="T4"> </text:span><text:span text:style-name="T1">לו: לימדתנו</text:span><text:span text:style-name="T4"> </text:span><text:span text:style-name="T1">רבינו</text:span><text:span text:style-name="T4"> </text:span><text:span text:style-name="T1">שאין</text:span><text:span text:style-name="T4"> </text:span><text:span text:style-name="T1">עונשין</text:span><text:span text:style-name="T4"> </text:span><text:span text:style-name="T1">מן</text:span><text:span text:style-name="T4"> </text:span><text:span text:style-name="T1">הדין, דתניא</text:span><text:span text:style-name="T4"> </text:span><text:span text:style-name="T8">[סיפרא</text:span><text:span text:style-name="T5"> </text:span><text:span text:style-name="T8">קדושים</text:span><text:span text:style-name="T5"> </text:span><text:span text:style-name="T8">פרשה</text:span><text:span text:style-name="T5"> </text:span><text:span text:style-name="T8">י</text:span><text:span text:style-name="T5"> </text:span><text:span text:style-name="T8">משנה</text:span><text:span text:style-name="T5"> </text:span><text:span text:style-name="T8">י]</text:span><text:span text:style-name="T1">: </text:span><text:span text:style-name="T8">(ויקרא</text:span><text:span text:style-name="T5"> </text:span><text:span text:style-name="T8">כ,יז)</text:span><text:span text:style-name="T1"> </text:span><text:span text:style-name="T11">[ו]</text:span><text:span text:style-name="T10">איש</text:span><text:span text:style-name="T4"> </text:span><text:span text:style-name="T10">אשר</text:span><text:span text:style-name="T4"> </text:span><text:span text:style-name="T10">יקח</text:span><text:span text:style-name="T4"> </text:span><text:span text:style-name="T10">את</text:span><text:span text:style-name="T4"> </text:span><text:span text:style-name="T10">אחותו</text:span><text:span text:style-name="T4"> </text:span><text:span text:style-name="T10">בת</text:span><text:span text:style-name="T4"> </text:span><text:span text:style-name="T10">אביו</text:span><text:span text:style-name="T4"> </text:span><text:span text:style-name="T10">או</text:span><text:span text:style-name="T4"> </text:span><text:span text:style-name="T10">בת</text:span><text:span text:style-name="T4"> </text:span><text:span text:style-name="T10">אמו</text:span><text:span text:style-name="T4"> </text:span><text:span text:style-name="T11">[וראה</text:span><text:span text:style-name="T5"> </text:span><text:span text:style-name="T11">את</text:span><text:span text:style-name="T5"> </text:span><text:span text:style-name="T11">ערותה</text:span><text:span text:style-name="T5"> </text:span><text:span text:style-name="T11">והיא</text:span><text:span text:style-name="T5"> </text:span><text:span text:style-name="T11">תראה</text:span><text:span text:style-name="T5"> </text:span><text:span text:style-name="T11">את</text:span><text:span text:style-name="T5"> </text:span><text:span text:style-name="T11">ערותו</text:span><text:span text:style-name="T5"> </text:span><text:span text:style-name="T11">חסד</text:span><text:span text:style-name="T5"> </text:span><text:span text:style-name="T11">הוא</text:span><text:span text:style-name="T5"> </text:span><text:span text:style-name="T11">ונכרתו</text:span><text:span text:style-name="T5"> </text:span><text:span text:style-name="T11">לעיני</text:span><text:span text:style-name="T5"> </text:span><text:span text:style-name="T11">בני</text:span><text:span text:style-name="T5"> </text:span><text:span text:style-name="T11">עמם</text:span><text:span text:style-name="T5"> </text:span><text:span text:style-name="T11">ערות</text:span><text:span text:style-name="T5"> </text:span><text:span text:style-name="T11">אחתו</text:span><text:span text:style-name="T5"> </text:span><text:span text:style-name="T11">גלה</text:span><text:span text:style-name="T5"> </text:span><text:span text:style-name="T11">עונו</text:span><text:span text:style-name="T5"> </text:span><text:span text:style-name="T11">ישא]</text:span><text:span text:style-name="T1"> - אין</text:span><text:span text:style-name="T4"> </text:span><text:span text:style-name="T1">לי</text:span><text:span text:style-name="T4"> </text:span><text:span text:style-name="T1">אלא</text:span><text:span text:style-name="T4"> </text:span><text:span text:style-name="T1">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 ו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בת</text:span><text:span text:style-name="T4"> </text:span><text:span text:style-name="T1">אמו</text:span><text:span text:style-name="T4"> </text:span><text:span text:style-name="T1">ובת</text:span><text:span text:style-name="T4"> </text:span><text:span text:style-name="T1">אביו</text:span><text:span text:style-name="T4"> </text:span><text:span text:style-name="T1">מנין? תלמוד</text:span><text:span text:style-name="T4"> </text:span><text:span text:style-name="T1">לומר: ערות</text:span><text:span text:style-name="T4"> </text:span><text:span text:style-name="T1">אחותו</text:span><text:span text:style-name="T4"> </text:span><text:span text:style-name="T1">גילה</text:span><text:span text:style-name="T4"> </text:span><text:span text:style-name="T1">: עד</text:span><text:span text:style-name="T4"> </text:span><text:soft-page-break/><text:span text:style-name="T1">שלא</text:span><text:span text:style-name="T4"> </text:span><text:span text:style-name="T1">יאמר</text:span><text:span text:style-name="T4"> </text:span><text:span text:style-name="T1">- יש</text:span><text:span text:style-name="T4"> </text:span><text:span text:style-name="T1">לי</text:span><text:span text:style-name="T4"> </text:span><text:span text:style-name="T1">בדין: אם</text:span><text:span text:style-name="T4"> </text:span><text:span text:style-name="T1">ענש</text:span><text:span text:style-name="T4"> </text:span><text:span text:style-name="T1">על</text:span><text:span text:style-name="T4"> </text:span><text:span text:style-name="T1">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 ו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בת</text:span><text:span text:style-name="T4"> </text:span><text:span text:style-name="T1">אביו</text:span><text:span text:style-name="T4"> </text:span><text:span text:style-name="T1">ובת</text:span><text:span text:style-name="T4"> </text:span><text:span text:style-name="T1">אמו</text:span><text:span text:style-name="T4"> </text:span><text:span text:style-name="T1">לא</text:span><text:span text:style-name="T4"> </text:span><text:span text:style-name="T1">כל</text:span><text:span text:style-name="T4"> </text:span><text:span text:style-name="T1">שכן! הא</text:span><text:span text:style-name="T4"> </text:span><text:span text:style-name="T1">למדת</text:span><text:span text:style-name="T4"> </text:span><text:span text:style-name="T1">שאין</text:span><text:span text:style-name="T4"> </text:span><text:span text:style-name="T1">עונשין</text:span><text:span text:style-name="T4"> </text:span><text:span text:style-name="T1">מן</text:span><text:span text:style-name="T4"> </text:span><text:span text:style-name="T1">הדין.</text:span></text:p>
      <text:p text:style-name="P10"><text:span text:style-name="T8">[שם, משנה</text:span><text:span text:style-name="T5"> </text:span><text:span text:style-name="T8">יב]</text:span><text:span text:style-name="T1"> עונש</text:span><text:span text:style-name="T4"> </text:span><text:span text:style-name="T1">שמענו</text:span><text:span text:style-name="T4"> </text:span><text:span text:style-name="T1">אזהרה</text:span><text:span text:style-name="T4"> </text:span><text:span text:style-name="T1">מנין? - תלמוד</text:span><text:span text:style-name="T4"> </text:span><text:span text:style-name="T1">לומר: </text:span><text:span text:style-name="T8">(ויקרא</text:span><text:span text:style-name="T5"> </text:span><text:span text:style-name="T8">יח,ט)</text:span><text:span text:style-name="T1"> </text:span><text:span text:style-name="T10">ערות</text:span><text:span text:style-name="T4"> </text:span><text:span text:style-name="T10">אחותך</text:span><text:span text:style-name="T4"> </text:span><text:span text:style-name="T10">בת</text:span><text:span text:style-name="T4"> </text:span><text:span text:style-name="T10">אביך</text:span><text:span text:style-name="T4"> </text:span><text:span text:style-name="T10">או</text:span><text:span text:style-name="T4"> </text:span><text:span text:style-name="T10">בת</text:span><text:span text:style-name="T4"> </text:span><text:span text:style-name="T10">אמך</text:span><text:span text:style-name="T4"> </text:span><text:span text:style-name="T11">[מולדת</text:span><text:span text:style-name="T5"> </text:span><text:span text:style-name="T11">בית</text:span><text:span text:style-name="T5"> </text:span><text:span text:style-name="T11">או</text:span><text:span text:style-name="T5"> </text:span><text:span text:style-name="T11">מולדת</text:span><text:span text:style-name="T5"> </text:span><text:span text:style-name="T11">חוץ</text:span><text:span text:style-name="T5"> </text:span><text:span text:style-name="T11">לא</text:span><text:span text:style-name="T5"> </text:span><text:span text:style-name="T11">תגלה</text:span><text:span text:style-name="T5"> </text:span><text:span text:style-name="T11">ערותן]</text:span><text:span text:style-name="T1"> ; אין</text:span><text:span text:style-name="T4"> </text:span><text:span text:style-name="T1">לי</text:span><text:span text:style-name="T4"> </text:span><text:span text:style-name="T1">אלא</text:span><text:span text:style-name="T4"> </text:span><text:span text:style-name="T1">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 ו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בת</text:span><text:span text:style-name="T4"> </text:span><text:span text:style-name="T1">אביו</text:span><text:span text:style-name="T4"> </text:span><text:span text:style-name="T1">ובת</text:span><text:span text:style-name="T4"> </text:span><text:span text:style-name="T1">אמו</text:span><text:span text:style-name="T4"> </text:span><text:span text:style-name="T1">מנין? - תלמוד</text:span><text:span text:style-name="T4"> </text:span><text:span text:style-name="T1">לומר</text:span><text:span text:style-name="T4"> </text:span><text:span text:style-name="T8">(ויקרא</text:span><text:span text:style-name="T5"> </text:span><text:span text:style-name="T8">יח,יא)</text:span><text:span text:style-name="T1"> </text:span><text:span text:style-name="T10">ערות</text:span><text:span text:style-name="T4"> </text:span><text:span text:style-name="T10">בת</text:span><text:span text:style-name="T4"> </text:span><text:span text:style-name="T10">אשת</text:span><text:span text:style-name="T4"> </text:span><text:span text:style-name="T10">אביך</text:span><text:span text:style-name="T4"> </text:span><text:span text:style-name="T10">מולדת</text:span><text:span text:style-name="T4"> </text:span><text:span text:style-name="T10">אביך</text:span><text:span text:style-name="T4"> </text:span><text:span text:style-name="T10">אחותך</text:span><text:span text:style-name="T4"> </text:span><text:span text:style-name="T10">היא</text:span><text:span text:style-name="T4"> </text:span><text:span text:style-name="T11">[לא</text:span><text:span text:style-name="T5"> </text:span><text:span text:style-name="T11">תגלה</text:span><text:span text:style-name="T5"> </text:span><text:span text:style-name="T11">ערותה]</text:span><text:span text:style-name="T1">; עד</text:span><text:span text:style-name="T4"> </text:span><text:span text:style-name="T1">שלא</text:span><text:span text:style-name="T4"> </text:span><text:span text:style-name="T1">יאמר</text:span><text:span text:style-name="T4"> </text:span><text:span text:style-name="T1">- יש</text:span><text:span text:style-name="T4"> </text:span><text:span text:style-name="T1">לי</text:span><text:span text:style-name="T4"> </text:span><text:span text:style-name="T1">מן</text:span><text:span text:style-name="T4"> </text:span><text:span text:style-name="T1">הדין: מה</text:span><text:span text:style-name="T4"> </text:span><text:span text:style-name="T1">אם</text:span><text:span text:style-name="T4"> </text:span><text:span text:style-name="T1">הוזהר</text:span><text:span text:style-name="T4"> </text:span><text:span text:style-name="T1">על</text:span><text:span text:style-name="T4"> </text:span><text:span text:style-name="T1">בת</text:span><text:span text:style-name="T4"> </text:span><text:span text:style-name="T1">אמו</text:span><text:span text:style-name="T4"> </text:span><text:span text:style-name="T1">שלא</text:span><text:span text:style-name="T4"> </text:span><text:span text:style-name="T1">בת</text:span><text:span text:style-name="T4"> </text:span><text:span text:style-name="T1">אביו, ובת</text:span><text:span text:style-name="T4"> </text:span><text:span text:style-name="T1">אביו</text:span><text:span text:style-name="T4"> </text:span><text:span text:style-name="T1">שלא</text:span><text:span text:style-name="T4"> </text:span><text:span text:style-name="T1">בת</text:span><text:span text:style-name="T4"> </text:span><text:span text:style-name="T1">אמו</text:span><text:span text:style-name="T4"> </text:span><text:span text:style-name="T1">- בת</text:span><text:span text:style-name="T4"> </text:span><text:span text:style-name="T1">אביו</text:span><text:span text:style-name="T4"> </text:span><text:span text:style-name="T1">ובת</text:span><text:span text:style-name="T4"> </text:span><text:span text:style-name="T1">אמו</text:span><text:span text:style-name="T4"> </text:span><text:span text:style-name="T1">לא</text:span><text:span text:style-name="T4"> </text:span><text:span text:style-name="T1">כל</text:span><text:span text:style-name="T4"> </text:span><text:span text:style-name="T1">שכן! הא</text:span><text:span text:style-name="T4"> </text:span><text:span text:style-name="T1">למדת</text:span><text:span text:style-name="T4"> </text:span><text:span text:style-name="T1">שאין</text:span><text:span text:style-name="T4"> </text:span><text:span text:style-name="T1">מזהירין</text:span><text:span text:style-name="T4"> </text:span><text:span text:style-name="T1">מן</text:span><text:span text:style-name="T4"> </text:span><text:span text:style-name="T1">הדין.</text:span></text:p>
      <text:p text:style-name="P13"/>
      <text:p text:style-name="P10"><text:span text:style-name="T2">(</text:span><text:span text:style-name="T8">אמתניתין</text:span><text:span text:style-name="T5"> </text:span><text:span text:style-name="T8">קאי, דאמר</text:span><text:span text:style-name="T5"> </text:span><text:span text:style-name="T8">'אין</text:span><text:span text:style-name="T5"> </text:span><text:span text:style-name="T8">עושין</text:span><text:span text:style-name="T5"> </text:span><text:span text:style-name="T8">דין</text:span><text:span text:style-name="T5"> </text:span><text:span text:style-name="T8">הזמה</text:span><text:span text:style-name="T5"> </text:span><text:span text:style-name="T8">עד</text:span><text:span text:style-name="T5"> </text:span><text:span text:style-name="T8">שיגמר</text:span><text:span text:style-name="T5"> </text:span><text:span text:style-name="T8">הדין', ויליף</text:span><text:span text:style-name="T5"> </text:span><text:span text:style-name="T8">לה</text:span><text:span text:style-name="T5"> </text:span><text:span text:style-name="T8">מ'</text:span><text:span text:style-name="T11">נפש</text:span><text:span text:style-name="T5"> </text:span><text:span text:style-name="T11">בנפש</text:span><text:span text:style-name="T8">' [דברים</text:span><text:span text:style-name="T5"> </text:span><text:span text:style-name="T8">יט,כא], דמשתעי</text:span><text:span text:style-name="T5"> </text:span><text:span text:style-name="T8">בחייבי</text:span><text:span text:style-name="T5"> </text:span><text:span text:style-name="T8">מיתות:</text:span><text:span text:style-name="T2">)</text:span><text:span text:style-name="T1"> חייבי</text:span><text:span text:style-name="T4"> </text:span><text:span text:style-name="T1">מלקיות</text:span><text:span text:style-name="T4"> </text:span><text:span text:style-name="T1">מנין</text:span><text:span text:style-name="T4"> </text:span><text:span text:style-name="T2">(</text:span><text:span text:style-name="T8">העידוהו</text:span><text:span text:style-name="T5"> </text:span><text:span text:style-name="T8">שחייב</text:span><text:span text:style-name="T5"> </text:span><text:span text:style-name="T8">מלקות</text:span><text:span text:style-name="T5"> </text:span><text:span text:style-name="T8">והוזמו</text:span><text:span text:style-name="T5"> </text:span><text:span text:style-name="T8">- מנלן</text:span><text:span text:style-name="T5"> </text:span><text:span text:style-name="T8">דאין</text:span><text:span text:style-name="T5"> </text:span><text:span text:style-name="T8">לוקין</text:span><text:span text:style-name="T5"> </text:span><text:span text:style-name="T8">אלא</text:span><text:span text:style-name="T5"> </text:span><text:span text:style-name="T8">אם</text:span><text:span text:style-name="T5"> </text:span><text:span text:style-name="T8">כן</text:span><text:span text:style-name="T5"> </text:span><text:span text:style-name="T8">נגמר</text:span><text:span text:style-name="T5"> </text:span><text:span text:style-name="T8">הדין</text:span><text:span text:style-name="T5"> </text:span><text:span text:style-name="T8">תחלה</text:span><text:span text:style-name="T5"> </text:span><text:span text:style-name="T8">על</text:span><text:span text:style-name="T5"> </text:span><text:span text:style-name="T8">פיהם</text:span><text:span text:style-name="T2">)</text:span><text:span text:style-name="T1">?</text:span></text:p>
      <text:p text:style-name="P10"><text:span text:style-name="T1">תלמוד</text:span><text:span text:style-name="T4"> </text:span><text:span text:style-name="T1">לומר: 'רשע' 'רשע'. </text:span></text:p>
      <text:p text:style-name="P21"><text:span text:style-name="T1">[לעיל</text:span><text:span text:style-name="T63"> </text:span><text:span text:style-name="T1">ה,א: נאמר</text:span><text:span text:style-name="T63"> </text:span><text:span text:style-name="T1">'</text:span><text:span text:style-name="T10">רשע</text:span><text:span text:style-name="T1">' בחייבי</text:span><text:span text:style-name="T63"> </text:span><text:span text:style-name="T1">מלקיות</text:span><text:span text:style-name="T63"> </text:span><text:span text:style-name="T10">[</text:span><text:span text:style-name="T7">דברים</text:span><text:span text:style-name="T63"> </text:span><text:span text:style-name="T7">כה,ב: </text:span><text:span text:style-name="T10">והיה</text:span><text:span text:style-name="T63"> </text:span><text:span text:style-name="T10">אם</text:span><text:span text:style-name="T63"> </text:span><text:span text:style-name="T10">בן</text:span><text:span text:style-name="T63"> </text:span><text:span text:style-name="T10">הכות</text:span><text:span text:style-name="T63"> </text:span><text:span text:style-name="T10">הרשע</text:span><text:span text:style-name="T63"> </text:span><text:span text:style-name="T10">והפילו</text:span><text:span text:style-name="T63"> </text:span><text:span text:style-name="T10">השופט</text:span><text:span text:style-name="T63"> </text:span><text:span text:style-name="T10">והכהו</text:span><text:span text:style-name="T63"> </text:span><text:span text:style-name="T10">לפניו</text:span><text:span text:style-name="T63"> </text:span><text:span text:style-name="T10">כדי</text:span><text:span text:style-name="T63"> </text:span><text:span text:style-name="T10">רשעתו</text:span><text:span text:style-name="T63"> </text:span><text:span text:style-name="T10">במספר]</text:span><text:span text:style-name="T1"> ונאמר</text:span><text:span text:style-name="T63"> </text:span><text:span text:style-name="T1">'</text:span><text:span text:style-name="T10">רשע</text:span><text:span text:style-name="T1">' </text:span><text:span text:style-name="T10">[</text:span><text:span text:style-name="T7">במדבר</text:span><text:span text:style-name="T63"> </text:span><text:span text:style-name="T7">לה,לא: </text:span><text:span text:style-name="T10">ולא</text:span><text:span text:style-name="T63"> </text:span><text:span text:style-name="T10">תקחו</text:span><text:span text:style-name="T63"> </text:span><text:span text:style-name="T10">כופר</text:span><text:span text:style-name="T63"> </text:span><text:span text:style-name="T10">לנפש</text:span><text:span text:style-name="T63"> </text:span><text:span text:style-name="T10">רוצח</text:span><text:span text:style-name="T63"> </text:span><text:span text:style-name="T10">אשר</text:span><text:span text:style-name="T63"> </text:span><text:span text:style-name="T10">הוא</text:span><text:span text:style-name="T63"> </text:span><text:span text:style-name="T10">רשע</text:span><text:span text:style-name="T63"> </text:span><text:span text:style-name="T10">למות</text:span><text:span text:style-name="T63"> </text:span><text:span text:style-name="T10">כי</text:span><text:span text:style-name="T63"> </text:span><text:span text:style-name="T10">מות</text:span><text:span text:style-name="T63"> </text:span><text:span text:style-name="T10">יומת]</text:span><text:span text:style-name="T1">]</text:span></text:p>
      <text:p text:style-name="P10"><text:span text:style-name="T1">חייבי</text:span><text:span text:style-name="T4"> </text:span><text:span text:style-name="T1">גליות</text:span><text:span text:style-name="T4"> </text:span><text:span text:style-name="T1">מנין</text:span><text:span text:style-name="T4"> </text:span><text:span text:style-name="T2">(</text:span><text:span text:style-name="T8">העידוהו</text:span><text:span text:style-name="T5"> </text:span><text:span text:style-name="T8">שחייב</text:span><text:span text:style-name="T5"> </text:span><text:span text:style-name="T8">לגלות</text:span><text:span text:style-name="T5"> </text:span><text:span text:style-name="T8">והוזמו, ותנן</text:span><text:span text:style-name="T5"> </text:span><text:span text:style-name="T8">במתניתין</text:span><text:span text:style-name="T5"> </text:span><text:span text:style-name="T8">'סופג</text:span><text:span text:style-name="T5"> </text:span><text:span text:style-name="T8">את</text:span><text:span text:style-name="T5"> </text:span><text:span text:style-name="T8">הארבעים': מנלן</text:span><text:span text:style-name="T5"> </text:span><text:span text:style-name="T42">[דאין</text:span><text:span text:style-name="T53"> </text:span><text:span text:style-name="T42">לוקין]</text:span><text:span text:style-name="T8"> עד</text:span><text:span text:style-name="T5"> </text:span><text:span text:style-name="T8">שיגמר</text:span><text:span text:style-name="T5"> </text:span><text:span text:style-name="T8">הדין? דהני, הואיל</text:span><text:span text:style-name="T5"> </text:span><text:span text:style-name="T8">ולאו</text:span><text:span text:style-name="T5"> </text:span><text:span text:style-name="T8">מדין</text:span><text:span text:style-name="T5"> </text:span><text:span text:style-name="T8">'</text:span><text:span text:style-name="T11">כאשר</text:span><text:span text:style-name="T5"> </text:span><text:span text:style-name="T11">זמם</text:span><text:span text:style-name="T8">' קא</text:span><text:span text:style-name="T5"> </text:span><text:span text:style-name="T8">מתרבו</text:span><text:span text:style-name="T5"> </text:span><text:span text:style-name="T8">- לא</text:span><text:span text:style-name="T5"> </text:span><text:span text:style-name="T8">אתי</text:span><text:span text:style-name="T5"> </text:span><text:span text:style-name="T8">מלקות</text:span><text:span text:style-name="T5"> </text:span><text:span text:style-name="T8">דידהו</text:span><text:span text:style-name="T5"> </text:span><text:span text:style-name="T8">מגזירה</text:span><text:span text:style-name="T5"> </text:span><text:span text:style-name="T8">שוה</text:span><text:span text:style-name="T5"> </text:span><text:span text:style-name="T8">ד'רשע' 'רשע': דמההוא</text:span><text:span text:style-name="T5"> </text:span><text:span text:style-name="T8">לא</text:span><text:span text:style-name="T5"> </text:span><text:span text:style-name="T8">ילפינן, אלא</text:span><text:span text:style-name="T5"> </text:span><text:span text:style-name="T8">עדים</text:span><text:span text:style-name="T5"> </text:span><text:span text:style-name="T8">זוממין</text:span><text:span text:style-name="T5"> </text:span><text:span text:style-name="T8">שהרשיעו</text:span><text:span text:style-name="T5"> </text:span><text:span text:style-name="T8">הנידון</text:span><text:span text:style-name="T5"> </text:span><text:span text:style-name="T8">ללקות</text:span><text:span text:style-name="T5"> </text:span><text:span text:style-name="T8">(או</text:span><text:span text:style-name="T5"> </text:span><text:span text:style-name="T8">למיתה), דהאי</text:span><text:span text:style-name="T5"> </text:span><text:span text:style-name="T8">'</text:span><text:span text:style-name="T11">רשע</text:span><text:span text:style-name="T8">' '</text:span><text:span text:style-name="T11">רשע</text:span><text:span text:style-name="T8">' - בנידונין</text:span><text:span text:style-name="T5"> </text:span><text:span text:style-name="T8">כתיב</text:span><text:span text:style-name="T2">)</text:span><text:span text:style-name="T1">?</text:span></text:p>
      <text:p text:style-name="P10"><text:span text:style-name="T1">אתיא</text:span><text:span text:style-name="T4"> </text:span><text:span text:style-name="T1">רוצח</text:span><text:span text:style-name="T4"> </text:span><text:span text:style-name="T41">[בשוגג]</text:span><text:span text:style-name="T1"> רוצח</text:span><text:span text:style-name="T4"> </text:span><text:span text:style-name="T41">[במזיד]</text:span><text:span text:style-name="T1">.</text:span></text:p>
      <text:p text:style-name="P15"><text:span text:style-name="T7">(תוספות</text:span><text:span text:style-name="T4"> </text:span><text:span text:style-name="T7">ד"ה</text:span><text:span text:style-name="T4"> </text:span><text:span text:style-name="T7">חייבי</text:span><text:span text:style-name="T4"> </text:span><text:span text:style-name="T7">גליות</text:span><text:span text:style-name="T4"> </text:span><text:span text:style-name="T7">מנין: פירוש: מנין</text:span><text:span text:style-name="T4"> </text:span><text:span text:style-name="T7">דאין</text:span><text:span text:style-name="T4"> </text:span><text:span text:style-name="T7">לוקין</text:span><text:span text:style-name="T4"> </text:span><text:span text:style-name="T7">עד</text:span><text:span text:style-name="T4"> </text:span><text:span text:style-name="T7">שיגמר</text:span><text:span text:style-name="T4"> </text:span><text:span text:style-name="T7">דינו? וקשיא: דהא</text:span><text:span text:style-name="T4"> </text:span><text:span text:style-name="T7">כשהעידו</text:span><text:span text:style-name="T4"> </text:span><text:span text:style-name="T7">אחייבי</text:span><text:span text:style-name="T4"> </text:span><text:span text:style-name="T7">גליות</text:span><text:span text:style-name="T4"> </text:span><text:span text:style-name="T7">- הרי</text:span><text:span text:style-name="T4"> </text:span><text:span text:style-name="T7">הן</text:span><text:span text:style-name="T4"> </text:span><text:span text:style-name="T7">חייבי</text:span><text:span text:style-name="T4"> </text:span><text:span text:style-name="T26">מלקות</text:span><text:span text:style-name="T7">, וחייבי</text:span><text:span text:style-name="T4"> </text:span><text:span text:style-name="T7">מלקות</text:span><text:span text:style-name="T4"> </text:span><text:span text:style-name="T7">כבר</text:span><text:span text:style-name="T4"> </text:span><text:span text:style-name="T7">גמרנו</text:span><text:span text:style-name="T4"> </text:span><text:span text:style-name="T7">מ'רשע</text:span><text:span text:style-name="T4"> </text:span><text:span text:style-name="T7">רשע'!? ופירקש</text:span><text:span text:style-name="T4"> </text:span><text:span text:style-name="T7">הקונטרס</text:span><text:span text:style-name="T4"> </text:span><text:span text:style-name="T7">דמההיא</text:span><text:span text:style-name="T4"> </text:span><text:span text:style-name="T7">לא</text:span><text:span text:style-name="T4"> </text:span><text:span text:style-name="T7">ילפינן</text:span><text:span text:style-name="T4"> </text:span><text:span text:style-name="T7">אלא</text:span><text:span text:style-name="T4"> </text:span><text:span text:style-name="T7">עדים</text:span><text:span text:style-name="T4"> </text:span><text:span text:style-name="T7">הזוממין</text:span><text:span text:style-name="T4"> </text:span><text:span text:style-name="T7">שהרשיעו</text:span><text:span text:style-name="T4"> </text:span><text:span text:style-name="T7">הנדון</text:span><text:span text:style-name="T4"> </text:span><text:span text:style-name="T7">ללקות</text:span><text:span text:style-name="T4"> </text:span><text:span text:style-name="T7">או</text:span><text:span text:style-name="T4"> </text:span><text:span text:style-name="T7">למיתה, דהאי</text:span><text:span text:style-name="T4"> </text:span><text:span text:style-name="T7">קרא</text:span><text:span text:style-name="T4"> </text:span><text:span text:style-name="T7">ד'רשע' 'רשע' - בנידונין</text:span><text:span text:style-name="T4"> </text:span><text:span text:style-name="T7">כתיב, אבל</text:span><text:span text:style-name="T4"> </text:span><text:span text:style-name="T7">כשהרשיעו</text:span><text:span text:style-name="T4"> </text:span><text:span text:style-name="T7">הנדון</text:span><text:span text:style-name="T4"> </text:span><text:span text:style-name="T7">לגלות</text:span><text:span text:style-name="T4"> </text:span><text:span text:style-name="T7">- לא</text:span><text:span text:style-name="T4"> </text:span><text:span text:style-name="T7">גמרינן.)</text:span></text:p>
      <text:p text:style-name="P11"/>
      <text:p text:style-name="P10"><text:span text:style-name="T1">תניא: אמר</text:span><text:span text:style-name="T4"> </text:span><text:span text:style-name="T1">רבי</text:span><text:span text:style-name="T4"> </text:span><text:span text:style-name="T1">יהודה</text:span><text:span text:style-name="T4"> </text:span><text:span text:style-name="T1">בן</text:span><text:span text:style-name="T4"> </text:span><text:span text:style-name="T1">טבאי: אראה</text:span><text:span text:style-name="T4"> </text:span><text:span text:style-name="T1">בנחמה</text:span><text:span text:style-name="T4"> </text:span><text:span text:style-name="T2">("</text:span><text:span text:style-name="T27">לא</text:span><text:span text:style-name="T5"> </text:span><text:span text:style-name="T8">אראה</text:span><text:span text:style-name="T5"> </text:span><text:span text:style-name="T8">בנחמה", וגמרא</text:span><text:span text:style-name="T5"> </text:span><text:span text:style-name="T8">הפכו</text:span><text:span text:style-name="T5"> </text:span><text:span text:style-name="T8">לברכה; פירוש</text:span><text:span text:style-name="T5"> </text:span><text:span text:style-name="T8">אחר</text:span><text:span text:style-name="T5"> </text:span><text:span text:style-name="T8">'אראה</text:span><text:span text:style-name="T5"> </text:span><text:span text:style-name="T8">בנחמה': נשבע: ימותו</text:span><text:span text:style-name="T5"> </text:span><text:span text:style-name="T8">בניו</text:span><text:span text:style-name="T5"> </text:span><text:span text:style-name="T8">ואראה</text:span><text:span text:style-name="T5"> </text:span><text:span text:style-name="T8">בנחמתן</text:span><text:span text:style-name="T2">)</text:span><text:span text:style-name="T1"> אם</text:span><text:span text:style-name="T4"> </text:span><text:span text:style-name="T1">לא</text:span><text:span text:style-name="T4"> </text:span><text:span text:style-name="T1">הרגתי</text:span><text:span text:style-name="T4"> </text:span><text:span text:style-name="T1">עד</text:span><text:span text:style-name="T4"> </text:span><text:span text:style-name="T1">זומם</text:span><text:span text:style-name="T4"> </text:span><text:span text:style-name="T2">(</text:span><text:span text:style-name="T8">שלא</text:span><text:span text:style-name="T5"> </text:span><text:span text:style-name="T8">הוזם</text:span><text:span text:style-name="T5"> </text:span><text:span text:style-name="T8">אלא</text:span><text:span text:style-name="T5"> </text:span><text:span text:style-name="T8">אחד</text:span><text:span text:style-name="T5"> </text:span><text:span text:style-name="T8">מהם</text:span><text:span text:style-name="T5"> </text:span><text:span text:style-name="T8">והרגתיו</text:span><text:span text:style-name="T2">)</text:span><text:span text:style-name="T1"> להוציא</text:span><text:span text:style-name="T4"> </text:span><text:span text:style-name="T1">מלבן</text:span><text:span text:style-name="T4"> </text:span><text:span text:style-name="T1">של</text:span><text:span text:style-name="T4"> </text:span><text:span text:style-name="T1">צדוקים, שהיו</text:span><text:span text:style-name="T4"> </text:span><text:span text:style-name="T1">אומרים</text:span><text:span text:style-name="T4"> </text:span><text:span text:style-name="T1">'אין</text:span><text:span text:style-name="T4"> </text:span><text:span text:style-name="T1">העדים</text:span><text:span text:style-name="T4"> </text:span><text:span text:style-name="T1">זוממין</text:span><text:span text:style-name="T4"> </text:span><text:span text:style-name="T1">נהרגין</text:span><text:span text:style-name="T4"> </text:span><text:span text:style-name="T1">עד</text:span><text:span text:style-name="T4"> </text:span><text:span text:style-name="T1">שיהרג</text:span><text:span text:style-name="T4"> </text:span><text:span text:style-name="T1">הנדון'.</text:span></text:p>
      <text:p text:style-name="P10"><text:span text:style-name="T1">אמר</text:span><text:span text:style-name="T4"> </text:span><text:span text:style-name="T1">לו</text:span><text:span text:style-name="T4"> </text:span><text:span text:style-name="T1">שמעון</text:span><text:span text:style-name="T4"> </text:span><text:span text:style-name="T1">בן</text:span><text:span text:style-name="T4"> </text:span><text:span text:style-name="T1">שטח: אראה</text:span><text:span text:style-name="T4"> </text:span><text:span text:style-name="T1">בנחמה</text:span><text:span text:style-name="T4"> </text:span><text:span text:style-name="T1">אם</text:span><text:span text:style-name="T4"> </text:span><text:span text:style-name="T1">לא</text:span><text:span text:style-name="T4"> </text:span><text:span text:style-name="T1">שפכת</text:span><text:span text:style-name="T4"> </text:span><text:span text:style-name="T1">דם</text:span><text:span text:style-name="T4"> </text:span><text:span text:style-name="T1">נקי, שהרי</text:span><text:span text:style-name="T4"> </text:span><text:span text:style-name="T1">אמרו</text:span><text:span text:style-name="T4"> </text:span><text:span text:style-name="T1">חכמים: אין</text:span><text:span text:style-name="T4"> </text:span><text:span text:style-name="T1">העדים</text:span><text:span text:style-name="T4"> </text:span><text:span text:style-name="T1">זוממין</text:span><text:span text:style-name="T4"> </text:span><text:span text:style-name="T1">נהרגין</text:span><text:span text:style-name="T4"> </text:span><text:span text:style-name="T1">עד</text:span><text:span text:style-name="T4"> </text:span><text:span text:style-name="T1">שיזומו</text:span><text:span text:style-name="T4"> </text:span><text:span text:style-name="T1">שניהם, ואין</text:span><text:span text:style-name="T4"> </text:span><text:span text:style-name="T1">לוקין</text:span><text:span text:style-name="T4"> </text:span><text:span text:style-name="T1">עד</text:span><text:span text:style-name="T4"> </text:span><text:span text:style-name="T1">שיזומו</text:span><text:span text:style-name="T4"> </text:span><text:span text:style-name="T1">שניהם</text:span><text:span text:style-name="T4"> </text:span><text:span text:style-name="T2">(</text:span><text:span text:style-name="T8">מתניתין</text:span><text:span text:style-name="T5"> </text:span><text:span text:style-name="T8">היא</text:span><text:span text:style-name="T5"> </text:span><text:span text:style-name="T8">[פ"א</text:span><text:span text:style-name="T5"> </text:span><text:span text:style-name="T8">מ"ז]: מה</text:span><text:span text:style-name="T5"> </text:span><text:span text:style-name="T8">שנים</text:span><text:span text:style-name="T5"> </text:span><text:span text:style-name="T8">אין</text:span><text:span text:style-name="T5"> </text:span><text:span text:style-name="T8">נהרגין</text:span><text:span text:style-name="T5"> </text:span><text:span text:style-name="T8">עד</text:span><text:span text:style-name="T5"> </text:span><text:span text:style-name="T8">שיזומו</text:span><text:span text:style-name="T5"> </text:span><text:span text:style-name="T8">שניהם, דכתיב</text:span><text:span text:style-name="T5"> </text:span><text:span text:style-name="T8">'</text:span><text:span text:style-name="T11">והנה</text:span><text:span text:style-name="T5"> </text:span><text:span text:style-name="T11">עד</text:span><text:span text:style-name="T5"> </text:span><text:span text:style-name="T11">שקר</text:span><text:span text:style-name="T5"> </text:span><text:span text:style-name="T24">העד</text:span><text:span text:style-name="T8">' </text:span><text:span text:style-name="T9">[דברים</text:span><text:span text:style-name="T6"> </text:span><text:span text:style-name="T9">יט,יח]</text:span><text:span text:style-name="T8">, ואמר</text:span><text:span text:style-name="T5"> </text:span><text:span text:style-name="T8">מר</text:span><text:span text:style-name="T5"> </text:span><text:span text:style-name="T8">(סוטה</text:span><text:span text:style-name="T5"> </text:span><text:span text:style-name="T8">דף</text:span><text:span text:style-name="T5"> </text:span><text:span text:style-name="T8">ב:): 'כל</text:span><text:span text:style-name="T5"> </text:span><text:span text:style-name="T8">מקום</text:span><text:span text:style-name="T5"> </text:span><text:span text:style-name="T8">שנאמר</text:span><text:span text:style-name="T5"> </text:span><text:span text:style-name="T8">'עֵד' הרי</text:span><text:span text:style-name="T5"> </text:span><text:span text:style-name="T8">כאן</text:span><text:span text:style-name="T5"> </text:span><text:span text:style-name="T8">שנים, עד</text:span><text:span text:style-name="T5"> </text:span><text:span text:style-name="T8">שיפרוט</text:span><text:span text:style-name="T5"> </text:span><text:span text:style-name="T8">לך</text:span><text:span text:style-name="T5"> </text:span><text:span text:style-name="T8">הכתוב</text:span><text:span text:style-name="T5"> </text:span><text:span text:style-name="T8">אחד'</text:span><text:span text:style-name="T2">)</text:span><text:span text:style-name="T1">.</text:span></text:p>
      <text:p text:style-name="P10"><text:span text:style-name="T1">מיד</text:span><text:span text:style-name="T4"> </text:span><text:span text:style-name="T1">קבל</text:span><text:span text:style-name="T4"> </text:span><text:span text:style-name="T1">עליו</text:span><text:span text:style-name="T4"> </text:span><text:span text:style-name="T1">רבי</text:span><text:span text:style-name="T4"> </text:span><text:span text:style-name="T1">יהודה</text:span><text:span text:style-name="T4"> </text:span><text:span text:style-name="T1">בן</text:span><text:span text:style-name="T4"> </text:span><text:span text:style-name="T1">טבאי</text:span><text:span text:style-name="T4"> </text:span><text:span text:style-name="T1">שאינו</text:span><text:span text:style-name="T4"> </text:span><text:span text:style-name="T1">מורה</text:span><text:span text:style-name="T4"> </text:span><text:span text:style-name="T1">הוראה</text:span><text:span text:style-name="T4"> </text:span><text:span text:style-name="T1">אלא</text:span><text:span text:style-name="T4"> </text:span><text:span text:style-name="T1">לפני</text:span><text:span text:style-name="T4"> </text:span><text:span text:style-name="T1">שמעון</text:span><text:span text:style-name="T4"> </text:span><text:span text:style-name="T1">בן</text:span><text:span text:style-name="T4"> </text:span><text:span text:style-name="T1">שטח</text:span><text:span text:style-name="T4"> </text:span><text:span text:style-name="T2">(</text:span><text:span text:style-name="T8">שאם</text:span><text:span text:style-name="T5"> </text:span><text:span text:style-name="T8">יטעה</text:span><text:span text:style-name="T5"> </text:span><text:span text:style-name="T8">- יורהו</text:span><text:span text:style-name="T2">)</text:span><text:span text:style-name="T1">; וכל</text:span><text:span text:style-name="T4"> </text:span><text:span text:style-name="T1">ימיו</text:span><text:span text:style-name="T4"> </text:span><text:span text:style-name="T1">של</text:span><text:span text:style-name="T4"> </text:span><text:span text:style-name="T1">רבי</text:span><text:span text:style-name="T4"> </text:span><text:span text:style-name="T1">יהודה</text:span><text:span text:style-name="T4"> </text:span><text:span text:style-name="T1">בן</text:span><text:span text:style-name="T4"> </text:span><text:span text:style-name="T1">טבאי</text:span><text:span text:style-name="T4"> </text:span><text:span text:style-name="T1">היה</text:span><text:span text:style-name="T4"> </text:span><text:span text:style-name="T1">משתטח</text:span><text:span text:style-name="T4"> </text:span><text:span text:style-name="T1">על</text:span><text:span text:style-name="T4"> </text:span><text:span text:style-name="T1">קברו</text:span><text:span text:style-name="T4"> </text:span><text:span text:style-name="T1">של</text:span><text:span text:style-name="T4"> </text:span><text:span text:style-name="T1">אותו</text:span><text:span text:style-name="T4"> </text:span><text:span text:style-name="T1">העד</text:span><text:span text:style-name="T4"> </text:span><text:span text:style-name="T1">והיה</text:span><text:span text:style-name="T4"> </text:span><text:span text:style-name="T1">קולו</text:span><text:span text:style-name="T4"> </text:span><text:span text:style-name="T1">נשמע, וכסבורין</text:span><text:span text:style-name="T4"> </text:span><text:span text:style-name="T1">העם</text:span><text:span text:style-name="T4"> </text:span><text:span text:style-name="T1">לומר</text:span><text:span text:style-name="T4"> </text:span><text:span text:style-name="T1">קולו</text:span><text:span text:style-name="T4"> </text:span><text:span text:style-name="T1">של</text:span><text:span text:style-name="T4"> </text:span><text:span text:style-name="T1">הרוג</text:span><text:span text:style-name="T4"> </text:span><text:span text:style-name="T2">(</text:span><text:span text:style-name="T8">הכל</text:span><text:span text:style-name="T5"> </text:span><text:span text:style-name="T8">בלילה, או</text:span><text:span text:style-name="T5"> </text:span><text:span text:style-name="T8">ביום</text:span><text:span text:style-name="T5"> </text:span><text:span text:style-name="T8">ואינן</text:span><text:span text:style-name="T5"> </text:span><text:span text:style-name="T8">רואין</text:span><text:span text:style-name="T5"> </text:span><text:span text:style-name="T8">אותו</text:span><text:span text:style-name="T2">)</text:span><text:span text:style-name="T1">; אמר: קולי</text:span><text:span text:style-name="T4"> </text:span><text:span text:style-name="T1">שלי</text:span><text:span text:style-name="T4"> </text:span><text:span text:style-name="T1">הוא; תדעו: למחר</text:span><text:span text:style-name="T4"> </text:span><text:span text:style-name="T1">הוא</text:span><text:span text:style-name="T4"> </text:span><text:span text:style-name="T1">מת</text:span><text:span text:style-name="T4"> </text:span><text:span text:style-name="T1">- אין</text:span><text:span text:style-name="T4"> </text:span><text:span text:style-name="T1">קולו</text:span><text:span text:style-name="T4"> </text:span><text:span text:style-name="T1">נשמע.</text:span></text:p>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א</text:span><text:span text:style-name="T4"> </text:span><text:span text:style-name="T1">לרב</text:span><text:span text:style-name="T4"> </text:span><text:span text:style-name="T1">אשי: דלמא</text:span><text:span text:style-name="T4"> </text:span><text:span text:style-name="T1">בדינא</text:span><text:span text:style-name="T4"> </text:span><text:span text:style-name="T1">קם</text:span><text:span text:style-name="T4"> </text:span><text:span text:style-name="T1">בהדיה</text:span><text:span text:style-name="T4"> </text:span><text:span text:style-name="T1">אי</text:span><text:span text:style-name="T4"> </text:span><text:span text:style-name="T1">נמי</text:span><text:span text:style-name="T4"> </text:span><text:span text:style-name="T1">פיוסי</text:span><text:span text:style-name="T4"> </text:span><text:span text:style-name="T1">פייסיה.</text:span><text:span text:style-name="T8"> </text:span></text:p>
      <text:p text:style-name="P11"/>
      <text:p text:style-name="P11"/>
      <text:p text:style-name="P11">משנה:</text:p>
      <text:p text:style-name="P10"><text:span text:style-name="T2">(</text:span><text:span text:style-name="T8">דברים</text:span><text:span text:style-name="T5"> </text:span><text:span text:style-name="T8">יז,ו</text:span><text:span text:style-name="T2">)</text:span><text:span text:style-name="T1"> </text:span><text:span text:style-name="T10">על</text:span><text:span text:style-name="T4"> </text:span><text:span text:style-name="T10">פי</text:span><text:span text:style-name="T4"> </text:span><text:span text:style-name="T10">שנים</text:span><text:span text:style-name="T4"> </text:span><text:span text:style-name="T23">עדים</text:span><text:span text:style-name="T4"> </text:span><text:span text:style-name="T10">או</text:span><text:span text:style-name="T4"> </text:span><text:span text:style-name="T10">שלשה</text:span><text:span text:style-name="T4"> </text:span><text:span text:style-name="T23">עדים</text:span><text:span text:style-name="T4"> </text:span><text:span text:style-name="T10">יומת</text:span><text:span text:style-name="T4"> </text:span><text:span text:style-name="T10">המת</text:span><text:span text:style-name="T4"> </text:span><text:span text:style-name="T11">[לא</text:span><text:span text:style-name="T5"> </text:span><text:span text:style-name="T11">יומת</text:span><text:span text:style-name="T5"> </text:span><text:span text:style-name="T11">על</text:span><text:span text:style-name="T5"> </text:span><text:span text:style-name="T11">פי</text:span><text:span text:style-name="T5"> </text:span><text:span text:style-name="T11">עד</text:span><text:span text:style-name="T5"> </text:span><text:span text:style-name="T11">אחד]</text:span><text:span text:style-name="T1">; אם</text:span><text:span text:style-name="T4"> </text:span><text:span text:style-name="T1">מתקיימת</text:span><text:span text:style-name="T4"> </text:span><text:span text:style-name="T1">העדות</text:span><text:span text:style-name="T4"> </text:span><text:span text:style-name="T1">בשנים</text:span><text:span text:style-name="T4"> </text:span><text:span text:style-name="T1">למה</text:span><text:span text:style-name="T4"> </text:span><text:span text:style-name="T1">פרט</text:span><text:span text:style-name="T4"> </text:span><text:span text:style-name="T1">הכתוב</text:span><text:span text:style-name="T4"> </text:span><text:span text:style-name="T1">בשלשה? אלא</text:span><text:span text:style-name="T4"> </text:span><text:span text:style-name="T1">להקיש</text:span><text:span text:style-name="T4"> </text:span><text:span text:style-name="T1">שנים</text:span><text:span text:style-name="T4"> </text:span><text:span text:style-name="T1">לשלשה: מה</text:span><text:span text:style-name="T4"> </text:span><text:span text:style-name="T1">שלשה</text:span><text:span text:style-name="T4"> </text:span><text:span text:style-name="T1">מזימין</text:span><text:span text:style-name="T4"> </text:span><text:span text:style-name="T1">את</text:span><text:span text:style-name="T4"> </text:span><text:span text:style-name="T1">השנים</text:span><text:span text:style-name="T4"> </text:span><text:span text:style-name="T1">- אף</text:span><text:span text:style-name="T4"> </text:span><text:span text:style-name="T1">השנים</text:span><text:span text:style-name="T4"> </text:span><text:span text:style-name="T1">יזומו</text:span><text:span text:style-name="T4"> </text:span><text:span text:style-name="T1">את</text:span><text:span text:style-name="T4"> </text:span><text:span text:style-name="T1">השלשה; ומנין</text:span><text:span text:style-name="T4"> </text:span><text:span text:style-name="T1">אפילו</text:span><text:span text:style-name="T4"> </text:span><text:span text:style-name="T1">מאה? תלמוד</text:span><text:span text:style-name="T4"> </text:span><text:span text:style-name="T1">לומר: '</text:span><text:span text:style-name="T10">עדים</text:span><text:span text:style-name="T1">'.</text:span></text:p>
      <text:p text:style-name="P10"><text:span text:style-name="T1">רבי</text:span><text:span text:style-name="T4"> </text:span><text:span text:style-name="T1">שמעון</text:span><text:span text:style-name="T4"> </text:span><text:span text:style-name="T1">אומר: מה</text:span><text:span text:style-name="T4"> </text:span><text:span text:style-name="T1">שנים</text:span><text:span text:style-name="T4"> </text:span><text:span text:style-name="T1">אינן</text:span><text:span text:style-name="T4"> </text:span><text:span text:style-name="T1">נהרגין</text:span><text:span text:style-name="T4"> </text:span><text:span text:style-name="T1">עד</text:span><text:span text:style-name="T4"> </text:span><text:span text:style-name="T1">שיהיו</text:span><text:span text:style-name="T4"> </text:span><text:span text:style-name="T1">שניהם</text:span><text:span text:style-name="T4"> </text:span><text:span text:style-name="T1">זוממין</text:span><text:span text:style-name="T4"> </text:span><text:span text:style-name="T2">(</text:span><text:span text:style-name="T8">עד</text:span><text:span text:style-name="T5"> </text:span><text:span text:style-name="T8">שיזומו</text:span><text:span text:style-name="T5"> </text:span><text:span text:style-name="T8">שניהם</text:span><text:span text:style-name="T5"> </text:span><text:span text:style-name="T8">כדפרישית</text:span><text:span text:style-name="T5"> </text:span><text:span text:style-name="T8">לעיל</text:span><text:span text:style-name="T2">)</text:span><text:span text:style-name="T1"> - אף</text:span><text:span text:style-name="T4"> </text:span><text:span text:style-name="T1">שלשה</text:span><text:span text:style-name="T4"> </text:span><text:span text:style-name="T1">אינן</text:span><text:span text:style-name="T4"> </text:span><text:span text:style-name="T1">נהרגין</text:span><text:span text:style-name="T4"> </text:span><text:span text:style-name="T1">עד</text:span><text:span text:style-name="T4"> </text:span><text:span text:style-name="T1">שיהיו</text:span><text:span text:style-name="T4"> </text:span><text:span text:style-name="T1">שלשתן</text:span><text:span text:style-name="T4"> </text:span><text:span text:style-name="T1">זוממין; ומנין</text:span><text:span text:style-name="T4"> </text:span><text:span text:style-name="T1">אפילו</text:span><text:span text:style-name="T4"> </text:span><text:span text:style-name="T1">מאה? - תלמוד</text:span><text:span text:style-name="T4"> </text:span><text:span text:style-name="T1">לומר: '</text:span><text:span text:style-name="T10">עדים</text:span><text:span text:style-name="T1">'. </text:span></text:p>
      <text:p text:style-name="P10"><text:span text:style-name="T1">רבי</text:span><text:span text:style-name="T4"> </text:span><text:span text:style-name="T1">עקיבא</text:span><text:span text:style-name="T4"> </text:span><text:span text:style-name="T1">אומר: </text:span><text:span text:style-name="T2">(</text:span><text:span text:style-name="T8">לא</text:span><text:span text:style-name="T5"> </text:span><text:span text:style-name="T8">הוצרך</text:span><text:span text:style-name="T5"> </text:span><text:span text:style-name="T8">ללמדנו</text:span><text:span text:style-name="T5"> </text:span><text:span text:style-name="T8">זאת: דממילא</text:span><text:span text:style-name="T5"> </text:span><text:span text:style-name="T8">ידעינן</text:span><text:span text:style-name="T5"> </text:span><text:span text:style-name="T8">ששנים</text:span><text:span text:style-name="T5"> </text:span><text:span text:style-name="T8">מזימין</text:span><text:span text:style-name="T5"> </text:span><text:span text:style-name="T8">את</text:span><text:span text:style-name="T5"> </text:span><text:span text:style-name="T8">השלשה, שהרי</text:span><text:span text:style-name="T5"> </text:span><text:span text:style-name="T8">השנים</text:span><text:span text:style-name="T5"> </text:span><text:span text:style-name="T8">כשרים</text:span><text:span text:style-name="T5"> </text:span><text:span text:style-name="T8">לכל</text:span><text:span text:style-name="T5"> </text:span><text:span text:style-name="T8">עדיות, וממילא</text:span><text:span text:style-name="T5"> </text:span><text:span text:style-name="T8">ידעינן</text:span><text:span text:style-name="T5"> </text:span><text:span text:style-name="T8">שאין</text:span><text:span text:style-name="T5"> </text:span><text:span text:style-name="T8">זוממין</text:span><text:span text:style-name="T5"> </text:span><text:span text:style-name="T8">עד</text:span><text:span text:style-name="T5"> </text:span><text:span text:style-name="T8">שיזומו</text:span><text:span text:style-name="T5"> </text:span><text:span text:style-name="T8">כולם, שהרי</text:span><text:span text:style-name="T5"> </text:span><text:span text:style-name="T8">כולם</text:span><text:span text:style-name="T5"> </text:span><text:span text:style-name="T8">כאחד</text:span><text:span text:style-name="T5"> </text:span><text:span text:style-name="T8">נעשו</text:span><text:span text:style-name="T5"> </text:span><text:span text:style-name="T8">עדים, וקרא</text:span><text:span text:style-name="T5"> </text:span><text:span text:style-name="T8">כתיב: '</text:span><text:span text:style-name="T11">והנה</text:span><text:span text:style-name="T5"> </text:span><text:span text:style-name="T11">עד</text:span><text:span text:style-name="T5"> </text:span><text:soft-page-break/><text:span text:style-name="T11">שקר</text:span><text:span text:style-name="T5"> </text:span><text:span text:style-name="T11">העד</text:span><text:span text:style-name="T8">' </text:span><text:span text:style-name="T9">[דברים</text:span><text:span text:style-name="T6"> </text:span><text:span text:style-name="T9">יט,יח]</text:span><text:span text:style-name="T2">)</text:span><text:span text:style-name="T1"> לא</text:span><text:span text:style-name="T4"> </text:span><text:span text:style-name="T1">בא</text:span><text:span text:style-name="T4"> </text:span><text:span text:style-name="T1">השלישי</text:span><text:span text:style-name="T4"> </text:span><text:span text:style-name="T1">להקל</text:span><text:span text:style-name="T4"> </text:span><text:span text:style-name="T1">אלא</text:span><text:span text:style-name="T4"> </text:span><text:span text:style-name="T1">להחמיר</text:span><text:span text:style-name="T4"> </text:span><text:span text:style-name="T1">עליו</text:span><text:span text:style-name="T4"> </text:span><text:span text:style-name="T2">(</text:span><text:span text:style-name="T8">שלא</text:span><text:span text:style-name="T5"> </text:span><text:span text:style-name="T8">תאמר</text:span><text:span text:style-name="T5"> </text:span><text:span text:style-name="T8">'הואיל</text:span><text:span text:style-name="T5"> </text:span><text:span text:style-name="T8">ובלאו</text:span><text:span text:style-name="T5"> </text:span><text:span text:style-name="T8">הוא</text:span><text:span text:style-name="T5"> </text:span><text:span text:style-name="T8">היתה</text:span><text:span text:style-name="T5"> </text:span><text:span text:style-name="T8">העדות</text:span><text:span text:style-name="T5"> </text:span><text:span text:style-name="T8">מתקיימת, לא</text:span><text:span text:style-name="T5"> </text:span><text:span text:style-name="T8">יעשו</text:span><text:span text:style-name="T5"> </text:span><text:span text:style-name="T8">בו</text:span><text:span text:style-name="T5"> </text:span><text:span text:style-name="T8">דין</text:span><text:span text:style-name="T5"> </text:span><text:span text:style-name="T8">הזמה' - לימדך</text:span><text:span text:style-name="T5"> </text:span><text:span text:style-name="T8">הכתוב</text:span><text:span text:style-name="T5"> </text:span><text:span text:style-name="T8">שאף</text:span><text:span text:style-name="T5"> </text:span><text:span text:style-name="T8">הוא</text:span><text:span text:style-name="T5"> </text:span><text:span text:style-name="T8">מן</text:span><text:span text:style-name="T5"> </text:span><text:span text:style-name="T8">מקיימי</text:span><text:span text:style-name="T5"> </text:span><text:span text:style-name="T8">דבר</text:span><text:span text:style-name="T2">)</text:span><text:span text:style-name="T1">, ולעשות</text:span><text:span text:style-name="T4"> </text:span><text:span text:style-name="T1">דינו</text:span><text:span text:style-name="T4"> </text:span><text:span text:style-name="T1">כיוצא</text:span><text:span text:style-name="T4"> </text:span><text:span text:style-name="T1">באלו; ואם</text:span><text:span text:style-name="T4"> </text:span><text:span text:style-name="T1">כן</text:span><text:span text:style-name="T4"> </text:span><text:span text:style-name="T1">ענש</text:span><text:span text:style-name="T4"> </text:span><text:span text:style-name="T1">הכתוב</text:span><text:span text:style-name="T4"> </text:span><text:span text:style-name="T1">לנטפל</text:span><text:span text:style-name="T4"> </text:span><text:span text:style-name="T1">לעוברי</text:span><text:span text:style-name="T4"> </text:span><text:span text:style-name="T1">עבירה</text:span><text:span text:style-name="T4"> </text:span><text:span text:style-name="T1">כעוברי</text:span><text:span text:style-name="T4"> </text:span><text:span text:style-name="T1">עבירה</text:span><text:span text:style-name="T4"> </text:span><text:span text:style-name="T1">- 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1">ישלם</text:span><text:span text:style-name="T4"> </text:span><text:span text:style-name="T1">שכר</text:span><text:span text:style-name="T4"> </text:span><text:span text:style-name="T1">לנטפל</text:span><text:span text:style-name="T4"> </text:span><text:span text:style-name="T1">לעושי</text:span><text:span text:style-name="T4"> </text:span><text:span text:style-name="T1">מצוה</text:span><text:span text:style-name="T4"> </text:span><text:span text:style-name="T1">כעושי</text:span><text:span text:style-name="T4"> </text:span><text:span text:style-name="T1">מצוה</text:span><text:span text:style-name="T4"> </text:span><text:span text:style-name="T2">(</text:span><text:span text:style-name="T8">שמצינו</text:span><text:span text:style-name="T5"> </text:span><text:span text:style-name="T8">מדה</text:span><text:span text:style-name="T5"> </text:span><text:span text:style-name="T8">הטובה</text:span><text:span text:style-name="T5"> </text:span><text:span text:style-name="T8">מרובה</text:span><text:span text:style-name="T5"> </text:span><text:span text:style-name="T8">ממדת</text:span><text:span text:style-name="T5"> </text:span><text:span text:style-name="T8">פורענות: במדה</text:span><text:span text:style-name="T5"> </text:span><text:span text:style-name="T8">טובה</text:span><text:span text:style-name="T5"> </text:span><text:span text:style-name="T8">הוא</text:span><text:span text:style-name="T5"> </text:span><text:span text:style-name="T8">אומר</text:span><text:span text:style-name="T5"> </text:span><text:span text:style-name="T8">(שמות</text:span><text:span text:style-name="T5"> </text:span><text:span text:style-name="T8">לד,ז) </text:span><text:span text:style-name="T11">נוצר</text:span><text:span text:style-name="T5"> </text:span><text:span text:style-name="T11">חסד</text:span><text:span text:style-name="T5"> </text:span><text:span text:style-name="T11">לאלפים</text:span><text:span text:style-name="T8">; במדת</text:span><text:span text:style-name="T5"> </text:span><text:span text:style-name="T8">פורענות</text:span><text:span text:style-name="T5"> </text:span><text:span text:style-name="T8">הוא</text:span><text:span text:style-name="T5"> </text:span><text:span text:style-name="T8">אומר</text:span><text:span text:style-name="T5"> </text:span><text:span text:style-name="T8">(שם) '</text:span><text:span text:style-name="T11">על</text:span><text:span text:style-name="T5"> </text:span><text:span text:style-name="T11">שלשים</text:span><text:span text:style-name="T5"> </text:span><text:span text:style-name="T11">ועל</text:span><text:span text:style-name="T5"> </text:span><text:span text:style-name="T11">רבעים</text:span><text:span text:style-name="T8">'</text:span><text:span text:style-name="T2">)</text:span><text:span text:style-name="T1">: ומה</text:span><text:span text:style-name="T4"> </text:span><text:span text:style-name="T1">שנים</text:span><text:span text:style-name="T4"> </text:span><text:span text:style-name="T1">נמצא</text:span><text:span text:style-name="T4"> </text:span><text:span text:style-name="T1">אחד</text:span><text:span text:style-name="T4"> </text:span><text:span text:style-name="T1">מהן</text:span><text:span text:style-name="T4"> </text:span><text:span text:style-name="T1">קרוב</text:span><text:span text:style-name="T4"> </text:span><text:span text:style-name="T1">או</text:span><text:span text:style-name="T4"> </text:span><text:span text:style-name="T1">פסול</text:span><text:span text:style-name="T4"> </text:span><text:span text:style-name="T1">- עדותן</text:span><text:span text:style-name="T4"> </text:span><text:span text:style-name="T1">בטלה, אף</text:span><text:span text:style-name="T4"> </text:span><text:span text:style-name="T1">שלשה</text:span><text:span text:style-name="T4"> </text:span><text:span text:style-name="T1">נמצא</text:span><text:span text:style-name="T4"> </text:span><text:span text:style-name="T1">אחד</text:span><text:span text:style-name="T4"> </text:span><text:span text:style-name="T1">מהן</text:span><text:span text:style-name="T4"> </text:span><text:span text:style-name="T1">קרוב</text:span><text:span text:style-name="T4"> </text:span><text:span text:style-name="T1">או</text:span><text:span text:style-name="T4"> </text:span><text:span text:style-name="T1">פסול</text:span><text:span text:style-name="T4"> </text:span><text:span text:style-name="T1">- עדותן</text:span><text:span text:style-name="T4"> </text:span><text:span text:style-name="T1">בטלה; מנין</text:span><text:span text:style-name="T4"> </text:span><text:span text:style-name="T1">אפילו</text:span><text:span text:style-name="T4"> </text:span><text:span text:style-name="T1">מאה? - תלמוד</text:span><text:span text:style-name="T4"> </text:span><text:span text:style-name="T1">לומר: '</text:span><text:span text:style-name="T10">עדים</text:span><text:span text:style-name="T1">'.</text:span></text:p>
      <text:p text:style-name="P11"/>
      <text:p text:style-name="P10"><text:span text:style-name="T1">(מכות</text:span><text:span text:style-name="T4"> </text:span><text:span text:style-name="T1">ו,א)</text:span></text:p>
      <text:p text:style-name="P20">[המשך<text:span text:style-name="T62"> </text:span>המשנה]</text:p>
      <text:p text:style-name="P10"><text:span text:style-name="T1">אמר</text:span><text:span text:style-name="T4"> </text:span><text:span text:style-name="T1">רבי</text:span><text:span text:style-name="T4"> </text:span><text:span text:style-name="T1">יוסי: במה</text:span><text:span text:style-name="T4"> </text:span><text:span text:style-name="T1">דברים</text:span><text:span text:style-name="T4"> </text:span><text:span text:style-name="T1">אמורים? - בדיני</text:span><text:span text:style-name="T4"> </text:span><text:span text:style-name="T1">נפשות</text:span><text:span text:style-name="T4"> </text:span><text:span text:style-name="T2">(</text:span><text:span text:style-name="T8">דכתיב</text:span><text:span text:style-name="T5"> </text:span><text:span text:style-name="T8">'</text:span><text:span text:style-name="T11">והצילו</text:span><text:span text:style-name="T5"> </text:span><text:span text:style-name="T11">העדה</text:span><text:span text:style-name="T8">' ומהדרינן</text:span><text:span text:style-name="T5"> </text:span><text:span text:style-name="T8">אזכותא</text:span><text:span text:style-name="T2">)</text:span><text:span text:style-name="T1">, אבל</text:span><text:span text:style-name="T4"> </text:span><text:span text:style-name="T1">בדיני</text:span><text:span text:style-name="T4"> </text:span><text:span text:style-name="T1">ממונות</text:span><text:span text:style-name="T4"> </text:span><text:span text:style-name="T1">- תתקיים</text:span><text:span text:style-name="T4"> </text:span><text:span text:style-name="T1">העדות</text:span><text:span text:style-name="T4"> </text:span><text:span text:style-name="T1">בשאר.</text:span></text:p>
      <text:p text:style-name="P10"><text:span text:style-name="T1">רבי</text:span><text:span text:style-name="T4"> </text:span><text:span text:style-name="T1">אומר: אחד</text:span><text:span text:style-name="T4"> </text:span><text:span text:style-name="T1">דיני</text:span><text:span text:style-name="T4"> </text:span><text:span text:style-name="T1">ממונות</text:span><text:span text:style-name="T4"> </text:span><text:span text:style-name="T2">(</text:span><text:span text:style-name="T8">נמי</text:span><text:span text:style-name="T5"> </text:span><text:span text:style-name="T8">עדותן</text:span><text:span text:style-name="T5"> </text:span><text:span text:style-name="T8">בטלה</text:span><text:span text:style-name="T2">)</text:span><text:span text:style-name="T1"> ואחד</text:span><text:span text:style-name="T4"> </text:span><text:span text:style-name="T1">דיני</text:span><text:span text:style-name="T4"> </text:span><text:span text:style-name="T1">נפשות, ואימתי</text:span><text:span text:style-name="T4"> </text:span><text:span text:style-name="T2">(</text:span><text:span text:style-name="T8">ובדיני</text:span><text:span text:style-name="T5"> </text:span><text:span text:style-name="T8">נפשות, כי</text:span><text:span text:style-name="T5"> </text:span><text:span text:style-name="T8">אמרינן</text:span><text:span text:style-name="T5"> </text:span><text:span text:style-name="T8">'בטלה'</text:span><text:span text:style-name="T2">)</text:span><text:span text:style-name="T1">? - בזמן</text:span><text:span text:style-name="T4"> </text:span><text:span text:style-name="T1">שהתרו</text:span><text:span text:style-name="T4"> </text:span><text:span text:style-name="T1">בהן</text:span><text:span text:style-name="T4"> </text:span><text:span text:style-name="T2">(</text:span><text:span text:style-name="T8">בזמן</text:span><text:span text:style-name="T5"> </text:span><text:span text:style-name="T8">שהקרוב</text:span><text:span text:style-name="T5"> </text:span><text:span text:style-name="T8">או</text:span><text:span text:style-name="T5"> </text:span><text:span text:style-name="T8">הפסול</text:span><text:span text:style-name="T5"> </text:span><text:span text:style-name="T8">נשתתף</text:span><text:span text:style-name="T5"> </text:span><text:span text:style-name="T8">בעדות</text:span><text:span text:style-name="T5"> </text:span><text:span text:style-name="T8">מתחלה</text:span><text:span text:style-name="T5"> </text:span><text:span text:style-name="T8">להיות</text:span><text:span text:style-name="T5"> </text:span><text:span text:style-name="T8">מן</text:span><text:span text:style-name="T5"> </text:span><text:span text:style-name="T8">המתרין</text:span><text:span text:style-name="T5"> </text:span><text:span text:style-name="T8">בעוברי</text:span><text:span text:style-name="T5"> </text:span><text:span text:style-name="T8">עבירה</text:span><text:span text:style-name="T2">)</text:span><text:span text:style-name="T1">, אבל</text:span><text:span text:style-name="T4"> </text:span><text:span text:style-name="T1">בזמן</text:span><text:span text:style-name="T4"> </text:span><text:span text:style-name="T1">שלא</text:span><text:span text:style-name="T4"> </text:span><text:span text:style-name="T1">התרו</text:span><text:span text:style-name="T4"> </text:span><text:span text:style-name="T1">בהן</text:span><text:span text:style-name="T4"> </text:span><text:span text:style-name="T2">(</text:span><text:span text:style-name="T8">ולא</text:span><text:span text:style-name="T5"> </text:span><text:span text:style-name="T8">כוונו</text:span><text:span text:style-name="T5"> </text:span><text:span text:style-name="T8">להיות</text:span><text:span text:style-name="T5"> </text:span><text:span text:style-name="T8">עדים</text:span><text:span text:style-name="T5"> </text:span><text:span text:style-name="T8">בדבר</text:span><text:span text:style-name="T2">)</text:span><text:span text:style-name="T1"> - </text:span><text:span text:style-name="T2">(</text:span><text:span text:style-name="T8">לא</text:span><text:span text:style-name="T5"> </text:span><text:span text:style-name="T8">בטלה</text:span><text:span text:style-name="T5"> </text:span><text:span text:style-name="T8">עדות</text:span><text:span text:style-name="T5"> </text:span><text:span text:style-name="T8">האחרים</text:span><text:span text:style-name="T5"> </text:span><text:span text:style-name="T8">בשביל</text:span><text:span text:style-name="T5"> </text:span><text:span text:style-name="T8">ראייתן</text:span><text:span text:style-name="T5"> </text:span><text:span text:style-name="T8">של</text:span><text:span text:style-name="T5"> </text:span><text:span text:style-name="T8">אלו, ד</text:span><text:span text:style-name="T2">)</text:span><text:span text:style-name="T1">מה</text:span><text:span text:style-name="T4"> </text:span><text:span text:style-name="T1">יעשו</text:span><text:span text:style-name="T4"> </text:span><text:span text:style-name="T1">שני</text:span><text:span text:style-name="T4"> </text:span><text:span text:style-name="T1">אחין</text:span><text:span text:style-name="T4"> </text:span><text:span text:style-name="T1">שראו</text:span><text:span text:style-name="T4"> </text:span><text:span text:style-name="T1">באחד</text:span><text:span text:style-name="T4"> </text:span><text:span text:style-name="T2">(</text:span><text:span text:style-name="T8">עם</text:span><text:span text:style-name="T5"> </text:span><text:span text:style-name="T8">שלישי</text:span><text:span text:style-name="T5"> </text:span><text:span text:style-name="T8">מן</text:span><text:span text:style-name="T5"> </text:span><text:span text:style-name="T8">השוק</text:span><text:span text:style-name="T2">)</text:span><text:span text:style-name="T1"> שהרג</text:span><text:span text:style-name="T4"> </text:span><text:span text:style-name="T1">את</text:span><text:span text:style-name="T4"> </text:span><text:span text:style-name="T1">הנפש?</text:span></text:p>
      <text:p text:style-name="P15"><text:span text:style-name="T7">(תוספות</text:span><text:span text:style-name="T4"> </text:span><text:span text:style-name="T7">ד"ה</text:span><text:span text:style-name="T4"> </text:span><text:span text:style-name="T7">אמר</text:span><text:span text:style-name="T4"> </text:span><text:span text:style-name="T7">רבי</text:span><text:span text:style-name="T4"> </text:span><text:span text:style-name="T7">יוסי</text:span><text:span text:style-name="T4"> </text:span><text:span text:style-name="T7">במה</text:span><text:span text:style-name="T4"> </text:span><text:span text:style-name="T7">דברים</text:span><text:span text:style-name="T4"> </text:span><text:span text:style-name="T7">אמורים</text:span><text:span text:style-name="T4"> </text:span><text:span text:style-name="T7">בדיני</text:span><text:span text:style-name="T4"> </text:span><text:span text:style-name="T7">נפשות: פירש</text:span><text:span text:style-name="T4"> </text:span><text:span text:style-name="T7">הקונטרס</text:span><text:span text:style-name="T4"> </text:span><text:span text:style-name="T7">משום</text:span><text:span text:style-name="T4"> </text:span><text:span text:style-name="T7">דכתיב</text:span><text:span text:style-name="T4"> </text:span><text:span text:style-name="T7">'</text:span><text:span text:style-name="T10">והצילו</text:span><text:span text:style-name="T4"> </text:span><text:span text:style-name="T10">העדה</text:span><text:span text:style-name="T7">' דמצוה</text:span><text:span text:style-name="T4"> </text:span><text:span text:style-name="T7">לבטל</text:span><text:span text:style-name="T4"> </text:span><text:span text:style-name="T7">העדות</text:span><text:span text:style-name="T4"> </text:span><text:span text:style-name="T7">בקל</text:span><text:span text:style-name="T4"> </text:span><text:span text:style-name="T7">כדי</text:span><text:span text:style-name="T4"> </text:span><text:span text:style-name="T7">להציל</text:span><text:span text:style-name="T4"> </text:span><text:span text:style-name="T7">הנפש; וקשה</text:span><text:span text:style-name="T4"> </text:span><text:span text:style-name="T7">לפירושו: דאם</text:span><text:span text:style-name="T4"> </text:span><text:span text:style-name="T7">כן</text:span><text:span text:style-name="T4"> </text:span><text:span text:style-name="T7">דיני</text:span><text:span text:style-name="T4"> </text:span><text:span text:style-name="T7">ממונות</text:span><text:span text:style-name="T4"> </text:span><text:span text:style-name="T7">נילף</text:span><text:span text:style-name="T4"> </text:span><text:span text:style-name="T7">מינייהו, דהא</text:span><text:span text:style-name="T4"> </text:span><text:span text:style-name="T7">כתיב</text:span><text:span text:style-name="T4"> </text:span><text:span text:style-name="T7">'</text:span><text:span text:style-name="T10">משפט</text:span><text:span text:style-name="T4"> </text:span><text:span text:style-name="T10">אחד</text:span><text:span text:style-name="T4"> </text:span><text:span text:style-name="T10">יהיה</text:span><text:span text:style-name="T4"> </text:span><text:span text:style-name="T10">לכם</text:span><text:span text:style-name="T7">'!? ועוד: דבדיני</text:span><text:span text:style-name="T4"> </text:span><text:span text:style-name="T7">ממונות</text:span><text:span text:style-name="T4"> </text:span><text:span text:style-name="T7">נמי</text:span><text:span text:style-name="T4"> </text:span><text:span text:style-name="T7">כתיב</text:span><text:span text:style-name="T4"> </text:span><text:span text:style-name="T7">'</text:span><text:span text:style-name="T10">על</text:span><text:span text:style-name="T4"> </text:span><text:span text:style-name="T10">פי</text:span><text:span text:style-name="T4"> </text:span><text:span text:style-name="T10">שנים</text:span><text:span text:style-name="T4"> </text:span><text:span text:style-name="T10">או</text:span><text:span text:style-name="T4"> </text:span><text:span text:style-name="T10">על</text:span><text:span text:style-name="T4"> </text:span><text:span text:style-name="T10">פי</text:span><text:span text:style-name="T4"> </text:span><text:span text:style-name="T10">שלשה</text:span><text:span text:style-name="T7">', ונקיש</text:span><text:span text:style-name="T4"> </text:span><text:span text:style-name="T7">שלשה</text:span><text:span text:style-name="T4"> </text:span><text:span text:style-name="T7">לשנים!?</text:span></text:p>
      <text:p text:style-name="P15"><text:span text:style-name="T7">לכך</text:span><text:span text:style-name="T4"> </text:span><text:span text:style-name="T7">פירש</text:span><text:span text:style-name="T4"> </text:span><text:span text:style-name="T7">ר"י</text:span><text:span text:style-name="T4"> </text:span><text:span text:style-name="T7">דבדיני</text:span><text:span text:style-name="T4"> </text:span><text:span text:style-name="T7">נפשות</text:span><text:span text:style-name="T4"> </text:span><text:span text:style-name="T7">שייך</text:span><text:span text:style-name="T4"> </text:span><text:span text:style-name="T7">שפיר</text:span><text:span text:style-name="T4"> </text:span><text:span text:style-name="T7">למילף</text:span><text:span text:style-name="T4"> </text:span><text:span text:style-name="T7">משנים</text:span><text:span text:style-name="T4"> </text:span><text:span text:style-name="T7">דעדותן</text:span><text:span text:style-name="T4"> </text:span><text:span text:style-name="T7">בטלה, משום</text:span><text:span text:style-name="T4"> </text:span><text:span text:style-name="T7">דמה</text:span><text:span text:style-name="T4"> </text:span><text:span text:style-name="T7">שנים</text:span><text:span text:style-name="T4"> </text:span><text:span text:style-name="T7">כי</text:span><text:span text:style-name="T4"> </text:span><text:span text:style-name="T7">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עדותן</text:span><text:span text:style-name="T4"> </text:span><text:span text:style-name="T7">בטלה</text:span><text:span text:style-name="T4"> </text:span><text:span text:style-name="T7">לגמרי, ומעתה</text:span><text:span text:style-name="T4"> </text:span><text:span text:style-name="T7">אינה</text:span><text:span text:style-name="T4"> </text:span><text:span text:style-name="T7">מועלת</text:span><text:span text:style-name="T4"> </text:span><text:span text:style-name="T7">לכלום</text:span><text:span text:style-name="T4"> </text:span><text:span text:style-name="T7">- הלכך</text:span><text:span text:style-name="T4"> </text:span><text:span text:style-name="T7">בשלשה</text:span><text:span text:style-name="T4"> </text:span><text:span text:style-name="T7">נמי</text:span><text:span text:style-name="T4"> </text:span><text:span text:style-name="T7">כולם</text:span><text:span text:style-name="T4"> </text:span><text:span text:style-name="T7">בטלים</text:span><text:span text:style-name="T4"> </text:span><text:span text:style-name="T7">לגמרי, אבל</text:span><text:span text:style-name="T4"> </text:span><text:span text:style-name="T7">בדיני</text:span><text:span text:style-name="T4"> </text:span><text:span text:style-name="T7">ממונות, דבשנים</text:span><text:span text:style-name="T4"> </text:span><text:span text:style-name="T7">נמי: כי</text:span><text:span text:style-name="T4"> </text:span><text:span text:style-name="T7">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 השני</text:span><text:span text:style-name="T4"> </text:span><text:span text:style-name="T7">אינו</text:span><text:span text:style-name="T4"> </text:span><text:span text:style-name="T7">בטל</text:span><text:span text:style-name="T4"> </text:span><text:span text:style-name="T7">לגמרי, דחייב</text:span><text:span text:style-name="T4"> </text:span><text:span text:style-name="T7">לו</text:span><text:span text:style-name="T4"> </text:span><text:span text:style-name="T7">שבועה</text:span><text:span text:style-name="T4"> </text:span><text:span text:style-name="T7">- לכך</text:span><text:span text:style-name="T4"> </text:span><text:span text:style-name="T7">שלשה</text:span><text:span text:style-name="T4"> </text:span><text:span text:style-name="T7">נמי: 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 תתקיים</text:span><text:span text:style-name="T4"> </text:span><text:span text:style-name="T7">העדות</text:span><text:span text:style-name="T4"> </text:span><text:span text:style-name="T7">בשאר</text:span><text:span text:style-name="T4"> </text:span><text:span text:style-name="T7">עדים.</text:span></text:p>
      <text:p text:style-name="P15"><text:span text:style-name="T7">תוספות</text:span><text:span text:style-name="T4"> </text:span><text:span text:style-name="T7">דף</text:span><text:span text:style-name="T4"> </text:span><text:span text:style-name="T7">ו/ב</text:span><text:span text:style-name="T4"> </text:span><text:span text:style-name="T7">ד"ה</text:span><text:span text:style-name="T4"> </text:span><text:span text:style-name="T7">בדיני</text:span><text:span text:style-name="T4"> </text:span><text:span text:style-name="T7">נפשות</text:span><text:span text:style-name="T4"> </text:span><text:span text:style-name="T7">הוא</text:span><text:span text:style-name="T4"> </text:span><text:span text:style-name="T7">דלא</text:span><text:span text:style-name="T4"> </text:span><text:span text:style-name="T7">כשירה</text:span><text:span text:style-name="T4"> </text:span><text:span text:style-name="T7">הוא</text:span><text:span text:style-name="T4"> </text:span><text:span text:style-name="T7">בדיני</text:span><text:span text:style-name="T4"> </text:span><text:span text:style-name="T7">ממונות</text:span><text:span text:style-name="T4"> </text:span><text:span text:style-name="T7">כשירה: הקשה</text:span><text:span text:style-name="T4"> </text:span><text:span text:style-name="T7">רבינו</text:span><text:span text:style-name="T4"> </text:span><text:span text:style-name="T7">אברהם</text:span><text:span text:style-name="T4"> </text:span><text:span text:style-name="T7">מאורליינ"ש</text:span><text:span text:style-name="T4"> </text:span><text:span text:style-name="T7">דהא</text:span><text:span text:style-name="T4"> </text:span><text:span text:style-name="T7">קרובים</text:span><text:span text:style-name="T4"> </text:span><text:span text:style-name="T7">נפקא</text:span><text:span text:style-name="T4"> </text:span><text:span text:style-name="T7">לן</text:span><text:span text:style-name="T4"> </text:span><text:span text:style-name="T7">(סנהדרין</text:span><text:span text:style-name="T4"> </text:span><text:span text:style-name="T7">כז:) דפסולין</text:span><text:span text:style-name="T4"> </text:span><text:span text:style-name="T7">מ'</text:span><text:span text:style-name="T10">לא</text:span><text:span text:style-name="T4"> </text:span><text:span text:style-name="T10">יומתו</text:span><text:span text:style-name="T4"> </text:span><text:span text:style-name="T10">אבות</text:span><text:span text:style-name="T4"> </text:span><text:span text:style-name="T10">על</text:span><text:span text:style-name="T4"> </text:span><text:span text:style-name="T10">בנים</text:span><text:span text:style-name="T7">', ודיני</text:span><text:span text:style-name="T4"> </text:span><text:span text:style-name="T7">ממונות</text:span><text:span text:style-name="T4"> </text:span><text:span text:style-name="T7">גמרינן</text:span><text:span text:style-name="T4"> </text:span><text:span text:style-name="T7">מיניה</text:span><text:span text:style-name="T4"> </text:span><text:span text:style-name="T7">(שם</text:span><text:span text:style-name="T4"> </text:span><text:span text:style-name="T7">כח.), דכתיב</text:span><text:span text:style-name="T4"> </text:span><text:span text:style-name="T7">'</text:span><text:span text:style-name="T10">משפט</text:span><text:span text:style-name="T4"> </text:span><text:span text:style-name="T10">אחד</text:span><text:span text:style-name="T4"> </text:span><text:span text:style-name="T10">יהיה</text:span><text:span text:style-name="T4"> </text:span><text:span text:style-name="T10">לכם</text:span><text:span text:style-name="T7">'; אם</text:span><text:span text:style-name="T4"> </text:span><text:span text:style-name="T7">כן</text:span><text:span text:style-name="T4"> </text:span><text:span text:style-name="T7">הכא</text:span><text:span text:style-name="T4"> </text:span><text:span text:style-name="T7">נמי</text:span><text:span text:style-name="T4"> </text:span><text:span text:style-name="T7">ניליף</text:span><text:span text:style-name="T4"> </text:span><text:span text:style-name="T7">ממונות</text:span><text:span text:style-name="T4"> </text:span><text:span text:style-name="T7">מנפשות</text:span><text:span text:style-name="T4"> </text:span><text:span text:style-name="T7">להך</text:span><text:span text:style-name="T4"> </text:span><text:span text:style-name="T7">מילתא: דעדות</text:span><text:span text:style-name="T4"> </text:span><text:span text:style-name="T7">מיוחדת! ונראה</text:span><text:span text:style-name="T4"> </text:span><text:span text:style-name="T7">דעל</text:span><text:span text:style-name="T4"> </text:span><text:span text:style-name="T7">כרחך</text:span><text:span text:style-name="T4"> </text:span><text:span text:style-name="T7">האי</text:span><text:span text:style-name="T4"> </text:span><text:span text:style-name="T7">קרא</text:span><text:span text:style-name="T4"> </text:span><text:span text:style-name="T7">לאו</text:span><text:span text:style-name="T4"> </text:span><text:span text:style-name="T7">בדיני</text:span><text:span text:style-name="T4"> </text:span><text:span text:style-name="T7">ממונות</text:span><text:span text:style-name="T4"> </text:span><text:span text:style-name="T7">קאי, דעד</text:span><text:span text:style-name="T4"> </text:span><text:span text:style-name="T7">אחד</text:span><text:span text:style-name="T4"> </text:span><text:span text:style-name="T7">מועיל</text:span><text:span text:style-name="T4"> </text:span><text:span text:style-name="T7">לממון</text:span><text:span text:style-name="T4"> </text:span><text:span text:style-name="T7">דלשבועה</text:span><text:span text:style-name="T4"> </text:span><text:span text:style-name="T7">מיהא</text:span><text:span text:style-name="T4"> </text:span><text:span text:style-name="T7">איתיה.)</text:span></text:p>
      <text:p text:style-name="P11"/>
      <text:p text:style-name="P11"/>
      <text:p text:style-name="P11">גמרא:</text:p>
      <text:p text:style-name="P10"><text:span text:style-name="T1">אמר</text:span><text:span text:style-name="T4"> </text:span><text:span text:style-name="T1">רבא: והוא</text:span><text:span text:style-name="T4"> </text:span><text:span text:style-name="T1">שהעידו</text:span><text:span text:style-name="T4"> </text:span><text:span text:style-name="T1">כולם</text:span><text:span text:style-name="T4"> </text:span><text:span text:style-name="T1">בתוך</text:span><text:span text:style-name="T4"> </text:span><text:span text:style-name="T1">כדי</text:span><text:span text:style-name="T4"> </text:span><text:span text:style-name="T1">דיבור</text:span><text:span text:style-name="T4"> </text:span><text:span text:style-name="T2">(</text:span><text:span text:style-name="T8">התם</text:span><text:span text:style-name="T5"> </text:span><text:span text:style-name="T8">קאמרה</text:span><text:span text:style-name="T5"> </text:span><text:span text:style-name="T8">מתניתין</text:span><text:span text:style-name="T5"> </text:span><text:span text:style-name="T8">'מאה</text:span><text:span text:style-name="T5"> </text:span><text:span text:style-name="T8">כשנים', אבל</text:span><text:span text:style-name="T5"> </text:span><text:span text:style-name="T8">אם</text:span><text:span text:style-name="T5"> </text:span><text:span text:style-name="T8">העידו</text:span><text:span text:style-name="T5"> </text:span><text:span text:style-name="T8">השנים, ולאחר</text:span><text:span text:style-name="T5"> </text:span><text:span text:style-name="T8">זמן</text:span><text:span text:style-name="T5"> </text:span><text:span text:style-name="T8">העידו</text:span><text:span text:style-name="T5"> </text:span><text:span text:style-name="T8">האחרים</text:span><text:span text:style-name="T5"> </text:span><text:span text:style-name="T8">- הרי</text:span><text:span text:style-name="T5"> </text:span><text:span text:style-name="T8">הן</text:span><text:span text:style-name="T5"> </text:span><text:span text:style-name="T8">כשתי</text:span><text:span text:style-name="T5"> </text:span><text:span text:style-name="T8">כתות</text:span><text:span text:style-name="T5"> </text:span><text:span text:style-name="T8">לכל</text:span><text:span text:style-name="T5"> </text:span><text:span text:style-name="T8">דבר</text:span><text:span text:style-name="T2">)</text:span><text:span text:style-name="T1">.</text:span></text:p>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מדפתי</text:span><text:span text:style-name="T4"> </text:span><text:span text:style-name="T1">לרבינא: מכדי</text:span><text:span text:style-name="T4"> </text:span><text:span text:style-name="T1">תוך</text:span><text:span text:style-name="T4"> </text:span><text:span text:style-name="T1">כדי</text:span><text:span text:style-name="T4"> </text:span><text:span text:style-name="T1">דיבור</text:span><text:span text:style-name="T4"> </text:span><text:span text:style-name="T1">- היכי</text:span><text:span text:style-name="T4"> </text:span><text:span text:style-name="T1">דמי? - כדי</text:span><text:span text:style-name="T4"> </text:span><text:span text:style-name="T1">שאילת</text:span><text:span text:style-name="T4"> </text:span><text:span text:style-name="T1">תלמיד</text:span><text:span text:style-name="T4"> </text:span><text:span text:style-name="T1">לרב; מאה</text:span><text:span text:style-name="T4"> </text:span><text:span text:style-name="T1">- טובא</text:span><text:span text:style-name="T4"> </text:span><text:span text:style-name="T1">הוו?</text:span></text:p>
      <text:p text:style-name="P10"><text:span text:style-name="T1">אמר</text:span><text:span text:style-name="T4"> </text:span><text:span text:style-name="T1">ליה: כל</text:span><text:span text:style-name="T4"> </text:span><text:span text:style-name="T1">חד</text:span><text:span text:style-name="T4"> </text:span><text:span text:style-name="T1">וחד</text:span><text:span text:style-name="T4"> </text:span><text:span text:style-name="T2">(</text:span><text:span text:style-name="T8">התחיל</text:span><text:span text:style-name="T5"> </text:span><text:span text:style-name="T8">להעיד</text:span><text:span text:style-name="T2">)</text:span><text:span text:style-name="T1"> בתוך</text:span><text:span text:style-name="T4"> </text:span><text:span text:style-name="T1">כדי</text:span><text:span text:style-name="T4"> </text:span><text:span text:style-name="T1">דיבור</text:span><text:span text:style-name="T4"> </text:span><text:span text:style-name="T1">של</text:span><text:span text:style-name="T4"> </text:span><text:span text:style-name="T2">(</text:span><text:span text:style-name="T8">של</text:span><text:span text:style-name="T5"> </text:span><text:span text:style-name="T8">סיומו</text:span><text:span text:style-name="T2">)</text:span><text:span text:style-name="T1"> חבירו.</text:span></text:p>
      <text:p text:style-name="P10"><text:span text:style-name="T2">(</text:span><text:span text:style-name="T8">תוספות</text:span><text:span text:style-name="T5"> </text:span><text:span text:style-name="T8">ד"ה</text:span><text:span text:style-name="T5"> </text:span><text:span text:style-name="T8">אמר</text:span><text:span text:style-name="T5"> </text:span><text:span text:style-name="T8">רבא</text:span><text:span text:style-name="T5"> </text:span><text:span text:style-name="T8">והוא</text:span><text:span text:style-name="T5"> </text:span><text:span text:style-name="T8">שהעידו</text:span><text:span text:style-name="T5"> </text:span><text:span text:style-name="T8">כולם</text:span><text:span text:style-name="T5"> </text:span><text:span text:style-name="T8">בתוך</text:span><text:span text:style-name="T5"> </text:span><text:span text:style-name="T8">כדי</text:span><text:span text:style-name="T5"> </text:span><text:span text:style-name="T8">דיבור: [פ"ה] 'ובהא</text:span><text:span text:style-name="T5"> </text:span><text:span text:style-name="T8">קאמרה</text:span><text:span text:style-name="T5"> </text:span><text:span text:style-name="T8">מתניתין</text:span><text:span text:style-name="T5"> </text:span><text:span text:style-name="T8">ד'מאה</text:span><text:span text:style-name="T5"> </text:span><text:span text:style-name="T8">כשנים', אבל</text:span><text:span text:style-name="T5"> </text:span><text:span text:style-name="T8">אם</text:span><text:span text:style-name="T5"> </text:span><text:span text:style-name="T8">העידו</text:span><text:span text:style-name="T5"> </text:span><text:span text:style-name="T8">השנים, ולאחר</text:span><text:span text:style-name="T5"> </text:span><text:span text:style-name="T8">זמן</text:span><text:span text:style-name="T5"> </text:span><text:span text:style-name="T8">העידו</text:span><text:span text:style-name="T5"> </text:span><text:span text:style-name="T8">האחרים</text:span><text:span text:style-name="T5"> </text:span><text:span text:style-name="T8">- הרי</text:span><text:span text:style-name="T5"> </text:span><text:span text:style-name="T8">הן</text:span><text:span text:style-name="T5"> </text:span><text:span text:style-name="T8">שתי</text:span><text:span text:style-name="T5"> </text:span><text:span text:style-name="T8">כתי</text:span><text:span text:style-name="T5"> </text:span><text:span text:style-name="T8">עדים</text:span><text:span text:style-name="T5"> </text:span><text:span text:style-name="T8">לכל</text:span><text:span text:style-name="T5"> </text:span><text:span text:style-name="T8">דבר'; משמע</text:span><text:span text:style-name="T5"> </text:span><text:span text:style-name="T8">דקאי</text:span><text:span text:style-name="T5"> </text:span><text:span text:style-name="T8">אף</text:span><text:span text:style-name="T5"> </text:span><text:span text:style-name="T8">לענין</text:span><text:span text:style-name="T5"> </text:span><text:span text:style-name="T8">קרוב</text:span><text:span text:style-name="T5"> </text:span><text:span text:style-name="T8">או</text:span><text:span text:style-name="T5"> </text:span><text:span text:style-name="T8">פסול, וקשה: דהא</text:span><text:span text:style-name="T5"> </text:span><text:span text:style-name="T8">משמע</text:span><text:span text:style-name="T5"> </text:span><text:span text:style-name="T8">בסמוך</text:span><text:span text:style-name="T5"> </text:span><text:span text:style-name="T8">דלענין</text:span><text:span text:style-name="T5"> </text:span><text:span text:style-name="T8">דין</text:span><text:span text:style-name="T5"> </text:span><text:span text:style-name="T8">דקרוב</text:span><text:span text:style-name="T5"> </text:span><text:span text:style-name="T8">או</text:span><text:span text:style-name="T5"> </text:span><text:span text:style-name="T8">פסול</text:span><text:span text:style-name="T5"> </text:span><text:span text:style-name="T27">אינו</text:span><text:span text:style-name="T5"> </text:span><text:span text:style-name="T8">תלוי</text:span><text:span text:style-name="T5"> </text:span><text:span text:style-name="T8">בהעדאה</text:span><text:span text:style-name="T5"> </text:span><text:span text:style-name="T8">בתוך</text:span><text:span text:style-name="T5"> </text:span><text:span text:style-name="T8">כדי</text:span><text:span text:style-name="T5"> </text:span><text:span text:style-name="T8">דיבור, אלא</text:span><text:span text:style-name="T5"> </text:span><text:span text:style-name="T8">בראיית</text:span><text:span text:style-name="T5"> </text:span><text:span text:style-name="T8">מעשה</text:span><text:span text:style-name="T5"> </text:span><text:span text:style-name="T8">גמרה</text:span><text:span text:style-name="T5"> </text:span><text:span text:style-name="T8">עדותן</text:span><text:span text:style-name="T5"> </text:span><text:span text:style-name="T8">אף</text:span><text:span text:style-name="T5"> </text:span><text:span text:style-name="T8">כי</text:span><text:span text:style-name="T5"> </text:span><text:span text:style-name="T8">העידו</text:span><text:span text:style-name="T5"> </text:span><text:span text:style-name="T8">אחר</text:span><text:span text:style-name="T5"> </text:span><text:span text:style-name="T8">תוך</text:span><text:span text:style-name="T5"> </text:span><text:span text:style-name="T8">כדי</text:span><text:span text:style-name="T5"> </text:span><text:span text:style-name="T8">דיבור</text:span><text:span text:style-name="T5"> </text:span><text:span text:style-name="T42">[או</text:span><text:span text:style-name="T53"> </text:span><text:span text:style-name="T42">לא</text:span><text:span text:style-name="T53"> </text:span><text:span text:style-name="T42">העידו</text:span><text:span text:style-name="T53"> </text:span><text:span text:style-name="T42">בכלל]</text:span><text:span text:style-name="T8">, דקאמר</text:span><text:span text:style-name="T5"> </text:span><text:span text:style-name="T8">'הרוג</text:span><text:span text:style-name="T5"> </text:span><text:span text:style-name="T8">יציל'! לכך</text:span><text:span text:style-name="T5"> </text:span><text:span text:style-name="T8">נראה</text:span><text:span text:style-name="T5"> </text:span><text:span text:style-name="T8">דלא</text:span><text:span text:style-name="T5"> </text:span><text:span text:style-name="T8">קאי</text:span><text:span text:style-name="T5"> </text:span><text:span text:style-name="T8">רק</text:span><text:span text:style-name="T5"> </text:span><text:span text:style-name="T8">אדין</text:span><text:span text:style-name="T5"> </text:span><text:span text:style-name="T8">דעדים</text:span><text:span text:style-name="T5"> </text:span><text:span text:style-name="T8">זוממין</text:span><text:span text:style-name="T5"> </text:span><text:span text:style-name="T8">דקאמר</text:span><text:span text:style-name="T5"> </text:span><text:span text:style-name="T8">'עד</text:span><text:span text:style-name="T5"> </text:span><text:span text:style-name="T8">שיזומו</text:span><text:span text:style-name="T5"> </text:span><text:span text:style-name="T8">כולם', ובהא</text:span><text:span text:style-name="T5"> </text:span><text:span text:style-name="T8">קאמר</text:span><text:span text:style-name="T5"> </text:span><text:span text:style-name="T8">דוקא</text:span><text:span text:style-name="T5"> </text:span><text:span text:style-name="T8">כי</text:span><text:span text:style-name="T5"> </text:span><text:span text:style-name="T8">העידו</text:span><text:span text:style-name="T5"> </text:span><text:span text:style-name="T8">כולם</text:span><text:span text:style-name="T5"> </text:span><text:span text:style-name="T8">בתוך</text:span><text:span text:style-name="T5"> </text:span><text:span text:style-name="T8">כדי</text:span><text:span text:style-name="T5"> </text:span><text:span text:style-name="T8">דיבור</text:span><text:span text:style-name="T5"> </text:span><text:span text:style-name="T8">דזה</text:span><text:span text:style-name="T5"> </text:span><text:span text:style-name="T8">הוי</text:span><text:span text:style-name="T5"> </text:span><text:span text:style-name="T8">עדות</text:span><text:span text:style-name="T5"> </text:span><text:span text:style-name="T8">אחד, ובעינן</text:span><text:span text:style-name="T5"> </text:span><text:span text:style-name="T8">'עד</text:span><text:span text:style-name="T5"> </text:span><text:span text:style-name="T8">שיזומו</text:span><text:span text:style-name="T5"> </text:span><text:span text:style-name="T8">כולם', אבל</text:span><text:span text:style-name="T5"> </text:span><text:span text:style-name="T8">העידו</text:span><text:span text:style-name="T5"> </text:span><text:span text:style-name="T8">מקצתן</text:span><text:span text:style-name="T5"> </text:span><text:span text:style-name="T8">בתוך</text:span><text:span text:style-name="T5"> </text:span><text:span text:style-name="T8">כדי</text:span><text:span text:style-name="T5"> </text:span><text:span text:style-name="T8">דיבור</text:span><text:span text:style-name="T5"> </text:span><text:span text:style-name="T8">ומקצתן</text:span><text:span text:style-name="T5"> </text:span><text:span text:style-name="T8">אחר</text:span><text:span text:style-name="T5"> </text:span><text:span text:style-name="T8">כדי</text:span><text:span text:style-name="T5"> </text:span><text:span text:style-name="T8">דיבור</text:span><text:span text:style-name="T5"> </text:span><text:span text:style-name="T8">- אם</text:span><text:span text:style-name="T5"> </text:span><text:span text:style-name="T8">כן</text:span><text:span text:style-name="T5"> </text:span><text:span text:style-name="T8">הוי</text:span><text:span text:style-name="T5"> </text:span><text:span text:style-name="T8">שתי</text:span><text:span text:style-name="T5"> </text:span><text:span text:style-name="T8">כתות, ולא</text:span><text:span text:style-name="T5"> </text:span><text:span text:style-name="T8">בעינן</text:span><text:span text:style-name="T5"> </text:span><text:span text:style-name="T8">'עד</text:span><text:span text:style-name="T5"> </text:span><text:span text:style-name="T8">שיזומו</text:span><text:span text:style-name="T5"> </text:span><text:span text:style-name="T8">כולם'; אבל</text:span><text:span text:style-name="T5"> </text:span><text:span text:style-name="T8">לענין</text:span><text:span text:style-name="T5"> </text:span><text:span text:style-name="T8">'נמצא</text:span><text:span text:style-name="T5"> </text:span><text:span text:style-name="T8">אחד</text:span><text:span text:style-name="T5"> </text:span><text:span text:style-name="T8">קרוב</text:span><text:span text:style-name="T5"> </text:span><text:span text:style-name="T8">או</text:span><text:span text:style-name="T5"> </text:span><text:span text:style-name="T8">פסול' - אף</text:span><text:span text:style-name="T5"> </text:span><text:span text:style-name="T8">אם</text:span><text:span text:style-name="T5"> </text:span><text:span text:style-name="T8">נמצא</text:span><text:span text:style-name="T5"> </text:span><text:span text:style-name="T8">- מהני</text:span><text:span text:style-name="T5"> </text:span><text:span text:style-name="T8">שהעידו</text:span><text:span text:style-name="T5"> </text:span><text:span text:style-name="T8">לאחר</text:span><text:span text:style-name="T5"> </text:span><text:span text:style-name="T8">כדי</text:span><text:span text:style-name="T5"> </text:span><text:span text:style-name="T8">דיבור</text:span><text:span text:style-name="T5"> </text:span><text:span text:style-name="T8">עדותן</text:span><text:span text:style-name="T5"> </text:span><text:span text:style-name="T8">בטלה; ואי</text:span><text:span text:style-name="T5"> </text:span><text:span text:style-name="T8">תימא</text:span><text:span text:style-name="T5"> </text:span><text:span text:style-name="T8">מאי</text:span><text:span text:style-name="T5"> </text:span><text:span text:style-name="T8">שנא? - ויש</text:span><text:span text:style-name="T5"> </text:span><text:span text:style-name="T8">לומר</text:span><text:span text:style-name="T5"> </text:span><text:span text:style-name="T8">שנא</text:span><text:span text:style-name="T5"> </text:span><text:span text:style-name="T8">ושנא! דדוקא</text:span><text:span text:style-name="T5"> </text:span><text:span text:style-name="T8">גבי</text:span><text:span text:style-name="T5"> </text:span><text:span text:style-name="T8">נמצא</text:span><text:span text:style-name="T5"> </text:span><text:span text:style-name="T8">אחד</text:span><text:span text:style-name="T5"> </text:span><text:span text:style-name="T8">מהן</text:span><text:span text:style-name="T5"> </text:span><text:span text:style-name="T8">קרוב</text:span><text:span text:style-name="T5"> </text:span><text:span text:style-name="T8">או</text:span><text:span text:style-name="T5"> </text:span><text:span text:style-name="T8">פסול</text:span><text:span text:style-name="T5"> </text:span><text:span text:style-name="T8">חשיב</text:span><text:span text:style-name="T5"> </text:span><text:span text:style-name="T8">כחד</text:span><text:span text:style-name="T5"> </text:span><text:span text:style-name="T8">עדות</text:span><text:span text:style-name="T5"> </text:span><text:span text:style-name="T8">כשהעידו</text:span><text:span text:style-name="T5"> </text:span><text:span text:style-name="T8">לאחר</text:span><text:span text:style-name="T5"> </text:span><text:span text:style-name="T8">כדי</text:span><text:span text:style-name="T5"> </text:span><text:span text:style-name="T8">דיבור, משום</text:span><text:span text:style-name="T5"> </text:span><text:span text:style-name="T8">שהם</text:span><text:span text:style-name="T5"> </text:span><text:span text:style-name="T8">אומרים</text:span><text:span text:style-name="T5"> </text:span><text:span text:style-name="T8">אמת, ואם</text:span><text:span text:style-name="T5"> </text:span><text:span text:style-name="T8">כן</text:span><text:span text:style-name="T5"> </text:span><text:span text:style-name="T27">עדותן</text:span><text:span text:style-name="T31"> </text:span><text:span text:style-name="T27">התחיל</text:span><text:span text:style-name="T31"> </text:span><text:span text:style-name="T27">מראייה</text:span><text:span text:style-name="T31"> </text:span><text:span text:style-name="T27">שלהם</text:span><text:span text:style-name="T5"> </text:span><text:span text:style-name="T8">וראייה</text:span><text:span text:style-name="T5"> </text:span><text:span text:style-name="T8">שלהם</text:span><text:span text:style-name="T5"> </text:span><text:span text:style-name="T8">היתה</text:span><text:span text:style-name="T5"> </text:span><text:span text:style-name="T8">בבת</text:span><text:span text:style-name="T5"> </text:span><text:span text:style-name="T8">אחת</text:span><text:span text:style-name="T5"> </text:span><text:span text:style-name="T8">עם</text:span><text:span text:style-name="T5"> </text:span><text:span text:style-name="T8">העדים, אבל</text:span><text:span text:style-name="T5"> </text:span><text:span text:style-name="T8">בעדים</text:span><text:span text:style-name="T5"> </text:span><text:span text:style-name="T8">זוממין</text:span><text:span text:style-name="T5"> </text:span><text:span text:style-name="T8">- שאינן</text:span><text:span text:style-name="T5"> </text:span><text:span text:style-name="T8">אומרים</text:span><text:span text:style-name="T5"> </text:span><text:span text:style-name="T8">אמת</text:span><text:span text:style-name="T5"> </text:span><text:span text:style-name="T8">- אם</text:span><text:span text:style-name="T5"> </text:span><text:span text:style-name="T8">כן</text:span><text:span text:style-name="T5"> </text:span><text:span text:style-name="T27">לא</text:span><text:span text:style-name="T31"> </text:span><text:span text:style-name="T27">בא</text:span><text:span text:style-name="T31"> </text:span><text:span text:style-name="T27">עדותן</text:span><text:span text:style-name="T31"> </text:span><text:span text:style-name="T27">אלא</text:span><text:span text:style-name="T31"> </text:span><text:span text:style-name="T27">כשיעידו</text:span><text:span text:style-name="T31"> </text:span><text:span text:style-name="T27">בבית</text:span><text:span text:style-name="T31"> </text:span><text:span text:style-name="T27">דין</text:span><text:span text:style-name="T8">, וכיון</text:span><text:span text:style-name="T5"> </text:span><text:span text:style-name="T8">דלא</text:span><text:span text:style-name="T5"> </text:span><text:span text:style-name="T8">העידו</text:span><text:span text:style-name="T5"> </text:span><text:span text:style-name="T8">בבת</text:span><text:span text:style-name="T5"> </text:span><text:span text:style-name="T8">אחת</text:span><text:span text:style-name="T5"> </text:span><text:span text:style-name="T8">רק</text:span><text:span text:style-name="T5"> </text:span><text:span text:style-name="T8">לאחר</text:span><text:span text:style-name="T5"> </text:span><text:span text:style-name="T8">כדי</text:span><text:span text:style-name="T5"> </text:span><text:span text:style-name="T8">דיבור</text:span><text:span text:style-name="T5"> </text:span><text:span text:style-name="T8">- לא</text:span><text:span text:style-name="T5"> </text:span><text:span text:style-name="T8">חשבינן</text:span><text:span text:style-name="T5"> </text:span><text:span text:style-name="T8">כחד</text:span><text:span text:style-name="T5"> </text:span><text:span text:style-name="T8">עדות; כן</text:span><text:span text:style-name="T5"> </text:span><text:span text:style-name="T8">נראה</text:span><text:span text:style-name="T5"> </text:span><text:span text:style-name="T8">למשי"ח.</text:span><text:span text:style-name="T2">)</text:span></text:p>
      <text:p text:style-name="P11"/>
      <text:p text:style-name="P10"><text:span text:style-name="T1">רבי</text:span><text:span text:style-name="T4"> </text:span><text:span text:style-name="T1">עקיבא</text:span><text:span text:style-name="T4"> </text:span><text:span text:style-name="T1">אומר</text:span><text:span text:style-name="T4"> </text:span><text:span text:style-name="T1">לא</text:span><text:span text:style-name="T4"> </text:span><text:span text:style-name="T1">בא</text:span><text:span text:style-name="T4"> </text:span><text:span text:style-name="T1">שלישי</text:span><text:span text:style-name="T4"> </text:span><text:span text:style-name="T1">כו' </text:span><text:span text:style-name="T2">[להקל</text:span><text:span text:style-name="T5"> </text:span><text:span text:style-name="T2">אלא</text:span><text:span text:style-name="T5"> </text:span><text:span text:style-name="T2">להחמיר</text:span><text:span text:style-name="T5"> </text:span><text:span text:style-name="T2">עליו</text:span><text:span text:style-name="T5"> </text:span><text:span text:style-name="T2">ולעשות</text:span><text:span text:style-name="T5"> </text:span><text:span text:style-name="T2">דינו</text:span><text:span text:style-name="T5"> </text:span><text:span text:style-name="T2">כיוצא</text:span><text:span text:style-name="T5"> </text:span><text:span text:style-name="T2">באלו; ואם</text:span><text:span text:style-name="T5"> </text:span><text:span text:style-name="T2">כן</text:span><text:span text:style-name="T5"> </text:span><text:span text:style-name="T2">ענש</text:span><text:span text:style-name="T5"> </text:span><text:span text:style-name="T2">הכתוב</text:span><text:span text:style-name="T5"> </text:span><text:span text:style-name="T2">לנטפל</text:span><text:span text:style-name="T5"> </text:span><text:span text:style-name="T2">לעוברי</text:span><text:span text:style-name="T5"> </text:span><text:span text:style-name="T2">עבירה</text:span><text:span text:style-name="T5"> </text:span><text:span text:style-name="T2">כעוברי</text:span><text:span text:style-name="T5"> </text:span><text:span text:style-name="T2">עבירה</text:span><text:span text:style-name="T5"> </text:span><text:span text:style-name="T2">- על</text:span><text:span text:style-name="T5"> </text:span><text:span text:style-name="T2">אחת</text:span><text:span text:style-name="T5"> </text:span><text:span text:style-name="T2">כמה</text:span><text:span text:style-name="T5"> </text:span><text:span text:style-name="T2">וכמה</text:span><text:span text:style-name="T5"> </text:span><text:span text:style-name="T2">ישלם</text:span><text:span text:style-name="T5"> </text:span><text:span text:style-name="T2">שכר</text:span><text:span text:style-name="T5"> </text:span><text:span text:style-name="T2">לנטפל</text:span><text:span text:style-name="T5"> </text:span><text:span text:style-name="T2">לעושי</text:span><text:span text:style-name="T5"> </text:span><text:span text:style-name="T2">מצוה</text:span><text:span text:style-name="T5"> </text:span><text:span text:style-name="T2">כעושי</text:span><text:span text:style-name="T5"> </text:span><text:span text:style-name="T2">מצוה]</text:span><text:span text:style-name="T1"> ומה</text:span><text:span text:style-name="T4"> </text:span><text:span text:style-name="T1">שנים</text:span><text:span text:style-name="T4"> </text:span><text:span text:style-name="T1">כו' </text:span><text:span text:style-name="T2">[נמצא</text:span><text:span text:style-name="T5"> </text:span><text:span text:style-name="T2">אחד</text:span><text:span text:style-name="T5"> </text:span><text:span text:style-name="T2">מהן</text:span><text:span text:style-name="T5"> </text:span><text:span text:style-name="T2">קרוב</text:span><text:span text:style-name="T5"> </text:span><text:span text:style-name="T2">או</text:span><text:span text:style-name="T5"> </text:span><text:span text:style-name="T2">פסול</text:span><text:span text:style-name="T5"> </text:span><text:span text:style-name="T2">- עדותן</text:span><text:span text:style-name="T5"> </text:span><text:span text:style-name="T2">בטלה, אף</text:span><text:span text:style-name="T5"> </text:span><text:span text:style-name="T2">שלשה</text:span><text:span text:style-name="T5"> </text:span><text:span text:style-name="T2">נמצא</text:span><text:span text:style-name="T5"> </text:span><text:span text:style-name="T2">אחד</text:span><text:span text:style-name="T5"> </text:span><text:span text:style-name="T2">מהן</text:span><text:span text:style-name="T5"> </text:span><text:span text:style-name="T2">קרוב</text:span><text:span text:style-name="T5"> </text:span><text:span text:style-name="T2">או</text:span><text:span text:style-name="T5"> </text:span><text:span text:style-name="T2">פסול</text:span><text:span text:style-name="T5"> </text:span><text:span text:style-name="T2">- עדותן</text:span><text:span text:style-name="T5"> </text:span><text:span text:style-name="T2">בטלה; מנין</text:span><text:span text:style-name="T5"> </text:span><text:span text:style-name="T2">אפילו</text:span><text:span text:style-name="T5"> </text:span><text:span text:style-name="T2">מאה? - תלמוד</text:span><text:span text:style-name="T5"> </text:span><text:span text:style-name="T2">לומר: 'עדים'; אמר</text:span><text:span text:style-name="T5"> </text:span><text:span text:style-name="T2">רבי</text:span><text:span text:style-name="T5"> </text:span><text:span text:style-name="T2">יוסי: במה</text:span><text:span text:style-name="T5"> </text:span><text:span text:style-name="T2">דברים</text:span><text:span text:style-name="T5"> </text:span><text:span text:style-name="T2">אמורים? - בדיני</text:span><text:span text:style-name="T5"> </text:span><text:span text:style-name="T2">נפשות, אבל</text:span><text:span text:style-name="T5"> </text:span><text:span text:style-name="T2">בדיני</text:span><text:span text:style-name="T5"> </text:span><text:span text:style-name="T2">ממונות</text:span><text:span text:style-name="T5"> </text:span><text:span text:style-name="T2">- תתקיים</text:span><text:span text:style-name="T5"> </text:span><text:span text:style-name="T2">העדות</text:span><text:span text:style-name="T5"> </text:span><text:span text:style-name="T2">בשאר.</text:span></text:p>
      <text:p text:style-name="P10"><text:span text:style-name="T2">רבי</text:span><text:span text:style-name="T5"> </text:span><text:span text:style-name="T2">אומר: אחד</text:span><text:span text:style-name="T5"> </text:span><text:span text:style-name="T2">דיני</text:span><text:span text:style-name="T5"> </text:span><text:span text:style-name="T2">ממונות</text:span><text:span text:style-name="T5"> </text:span><text:span text:style-name="T2">ואחד</text:span><text:span text:style-name="T5"> </text:span><text:span text:style-name="T2">דיני</text:span><text:span text:style-name="T5"> </text:span><text:span text:style-name="T2">נפשות, ואימתי? - בזמן</text:span><text:span text:style-name="T5"> </text:span><text:span text:style-name="T2">שהתרו</text:span><text:span text:style-name="T5"> </text:span><text:span text:style-name="T2">בהן, אבל</text:span><text:span text:style-name="T5"> </text:span><text:span text:style-name="T2">בזמן</text:span><text:span text:style-name="T5"> </text:span><text:span text:style-name="T2">שלא</text:span><text:span text:style-name="T5"> </text:span><text:span text:style-name="T2">התרו</text:span><text:span text:style-name="T5"> </text:span><text:span text:style-name="T2">בהן</text:span><text:span text:style-name="T5"> </text:span><text:span text:style-name="T2">- מה</text:span><text:span text:style-name="T5"> </text:span><text:span text:style-name="T2">יעשו</text:span><text:span text:style-name="T5"> </text:span><text:span text:style-name="T2">שני</text:span><text:span text:style-name="T5"> </text:span><text:span text:style-name="T2">אחין</text:span><text:span text:style-name="T5"> </text:span><text:span text:style-name="T2">שראו</text:span><text:span text:style-name="T5"> </text:span><text:span text:style-name="T2">באחד</text:span><text:span text:style-name="T5"> </text:span><text:span text:style-name="T2">שהרג</text:span><text:span text:style-name="T5"> </text:span><text:span text:style-name="T2">את</text:span><text:span text:style-name="T5"> </text:span><text:span text:style-name="T2">הנפש?]</text:span><text:span text:style-name="T1"> <text:s/></text:span></text:p>
      <text:p text:style-name="P10"><text:soft-page-break/><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אביי: </text:span><text:span text:style-name="T2">(</text:span><text:span text:style-name="T8">לרבי</text:span><text:span text:style-name="T5"> </text:span><text:span text:style-name="T8">יוסי, דאמר</text:span><text:span text:style-name="T5"> </text:span><text:span text:style-name="T8">אף</text:span><text:span text:style-name="T5"> </text:span><text:span text:style-name="T8">בלא</text:span><text:span text:style-name="T5"> </text:span><text:span text:style-name="T8">התרו: שלא</text:span><text:span text:style-name="T5"> </text:span><text:span text:style-name="T8">נתכוין</text:span><text:span text:style-name="T5"> </text:span><text:span text:style-name="T8">להעיד</text:span><text:span text:style-name="T5"> </text:span><text:span text:style-name="T8">הוא</text:span><text:span text:style-name="T5"> </text:span><text:span text:style-name="T8">מציל</text:span><text:span text:style-name="T5"> </text:span><text:span text:style-name="T8">את</text:span><text:span text:style-name="T5"> </text:span><text:span text:style-name="T8">הנדון</text:span><text:span text:style-name="T5"> </text:span><text:span text:style-name="T8">מפני</text:span><text:span text:style-name="T5"> </text:span><text:span text:style-name="T8">קורבה</text:span><text:span text:style-name="T2">)</text:span><text:span text:style-name="T1"> אלא</text:span><text:span text:style-name="T4"> </text:span><text:span text:style-name="T1">מעתה</text:span><text:span text:style-name="T4"> </text:span><text:span text:style-name="T1">הרוג</text:span><text:span text:style-name="T4"> </text:span><text:span text:style-name="T1">יציל</text:span><text:span text:style-name="T4"> </text:span><text:span text:style-name="T2">(</text:span><text:span text:style-name="T8">הרוג</text:span><text:span text:style-name="T5"> </text:span><text:span text:style-name="T8">נמי</text:span><text:span text:style-name="T5"> </text:span><text:span text:style-name="T8">יציל</text:span><text:span text:style-name="T5"> </text:span><text:span text:style-name="T8">את</text:span><text:span text:style-name="T5"> </text:span><text:span text:style-name="T8">הנדון, שהרי</text:span><text:span text:style-name="T5"> </text:span><text:span text:style-name="T8">גם</text:span><text:span text:style-name="T5"> </text:span><text:span text:style-name="T8">הוא</text:span><text:span text:style-name="T5"> </text:span><text:span text:style-name="T8">ראה</text:span><text:span text:style-name="T5"> </text:span><text:span text:style-name="T8">והוא</text:span><text:span text:style-name="T5"> </text:span><text:span text:style-name="T8">קרוב</text:span><text:span text:style-name="T5"> </text:span><text:span text:style-name="T8">אצל</text:span><text:span text:style-name="T5"> </text:span><text:span text:style-name="T8">עצמו</text:span><text:span text:style-name="T2">)</text:span><text:span text:style-name="T1">?!</text:span></text:p>
      <text:p text:style-name="P10"><text:span text:style-name="T1">כשהרגו</text:span><text:span text:style-name="T4"> </text:span><text:span text:style-name="T1">מאחוריו</text:span><text:span text:style-name="T4"> </text:span><text:span text:style-name="T2">(</text:span><text:span text:style-name="T8">מתקיימין</text:span><text:span text:style-name="T5"> </text:span><text:span text:style-name="T8">כל</text:span><text:span text:style-name="T5"> </text:span><text:span text:style-name="T8">המקראות</text:span><text:span text:style-name="T5"> </text:span><text:span text:style-name="T8">שמחייבין</text:span><text:span text:style-name="T5"> </text:span><text:span text:style-name="T8">את</text:span><text:span text:style-name="T5"> </text:span><text:span text:style-name="T8">הרוצח</text:span><text:span text:style-name="T5"> </text:span><text:span text:style-name="T8">ליהרג</text:span><text:span text:style-name="T2">)</text:span><text:span text:style-name="T1">.</text:span></text:p>
      <text:p text:style-name="P10"><text:span text:style-name="T1">נרבע</text:span><text:span text:style-name="T4"> </text:span><text:span text:style-name="T1">יציל?</text:span></text:p>
      <text:p text:style-name="P10"><text:span text:style-name="T1">כשרבעו</text:span><text:span text:style-name="T4"> </text:span><text:span text:style-name="T1">מאחוריו.</text:span></text:p>
      <text:p text:style-name="P10"><text:span text:style-name="T1">הורג</text:span><text:span text:style-name="T4"> </text:span><text:span text:style-name="T1">ורובע</text:span><text:span text:style-name="T4"> </text:span><text:span text:style-name="T1">יצילו?!</text:span></text:p>
      <text:p text:style-name="P11">אישתיק.</text:p>
      <text:p text:style-name="P10"><text:span text:style-name="T1">כי</text:span><text:span text:style-name="T4"> </text:span><text:span text:style-name="T1">אתא</text:span><text:span text:style-name="T4"> </text:span><text:span text:style-name="T1">לקמיה</text:span><text:span text:style-name="T4"> </text:span><text:span text:style-name="T1">דרבא, אמר</text:span><text:span text:style-name="T4"> </text:span><text:span text:style-name="T1">ליה: </text:span><text:span text:style-name="T8">(דברים</text:span><text:span text:style-name="T5"> </text:span><text:span text:style-name="T8">יט,טו)</text:span><text:span text:style-name="T1"> </text:span><text:span text:style-name="T11">[לא</text:span><text:span text:style-name="T5"> </text:span><text:span text:style-name="T11">יקום</text:span><text:span text:style-name="T5"> </text:span><text:span text:style-name="T11">עד</text:span><text:span text:style-name="T5"> </text:span><text:span text:style-name="T11">אחד</text:span><text:span text:style-name="T5"> </text:span><text:span text:style-name="T11">באיש</text:span><text:span text:style-name="T5"> </text:span><text:span text:style-name="T11">לכל</text:span><text:span text:style-name="T5"> </text:span><text:span text:style-name="T11">עון</text:span><text:span text:style-name="T5"> </text:span><text:span text:style-name="T11">ולכל</text:span><text:span text:style-name="T5"> </text:span><text:span text:style-name="T11">חטאת</text:span><text:span text:style-name="T5"> </text:span><text:span text:style-name="T11">בכל</text:span><text:span text:style-name="T5"> </text:span><text:span text:style-name="T11">חטא</text:span><text:span text:style-name="T5"> </text:span><text:span text:style-name="T11">אשר</text:span><text:span text:style-name="T5"> </text:span><text:span text:style-name="T11">יחטא</text:span><text:span text:style-name="T5"> </text:span><text:span text:style-name="T11">על</text:span><text:span text:style-name="T5"> </text:span><text:span text:style-name="T11">פי</text:span><text:span text:style-name="T5"> </text:span><text:span text:style-name="T11">שני</text:span><text:span text:style-name="T5"> </text:span><text:span text:style-name="T11">עדים</text:span><text:span text:style-name="T5"> </text:span><text:span text:style-name="T11">או</text:span><text:span text:style-name="T5"> </text:span><text:span text:style-name="T11">על</text:span><text:span text:style-name="T5"> </text:span><text:span text:style-name="T11">פי</text:span><text:span text:style-name="T5"> </text:span><text:span text:style-name="T11">שלשה</text:span><text:span text:style-name="T5"> </text:span><text:span text:style-name="T11">עדים]</text:span><text:span text:style-name="T10"> יקום</text:span><text:span text:style-name="T4"> </text:span><text:span text:style-name="T10">דבר</text:span><text:span text:style-name="T4"> </text:span><text:span text:style-name="T1">- במקיימי</text:span><text:span text:style-name="T4"> </text:span><text:span text:style-name="T1">דבר</text:span><text:span text:style-name="T4"> </text:span><text:span text:style-name="T1">הכתוב</text:span><text:span text:style-name="T4"> </text:span><text:span text:style-name="T1">מדבר</text:span><text:span text:style-name="T4"> </text:span><text:span text:style-name="T2">(</text:span><text:span text:style-name="T8">'</text:span><text:span text:style-name="T11">יקום</text:span><text:span text:style-name="T5"> </text:span><text:span text:style-name="T11">דבר</text:span><text:span text:style-name="T8">' כתיב</text:span><text:span text:style-name="T5"> </text:span><text:span text:style-name="T8">בהאי</text:span><text:span text:style-name="T5"> </text:span><text:span text:style-name="T8">קרא</text:span><text:span text:style-name="T5"> </text:span><text:span text:style-name="T8">שעשאן</text:span><text:span text:style-name="T5"> </text:span><text:span text:style-name="T8">לכולם</text:span><text:span text:style-name="T5"> </text:span><text:span text:style-name="T8">כשנים, דהיינו</text:span><text:span text:style-name="T5"> </text:span><text:span text:style-name="T8">העדים; אבל</text:span><text:span text:style-name="T5"> </text:span><text:span text:style-name="T8">לא</text:span><text:span text:style-name="T5"> </text:span><text:span text:style-name="T8">בעושי</text:span><text:span text:style-name="T5"> </text:span><text:span text:style-name="T8">הדבר</text:span><text:span text:style-name="T2">)</text:span><text:span text:style-name="T1">. <text:s/></text:span></text:p>
      <text:p text:style-name="P11"/>
      <text:p text:style-name="P11"/>
      <text:p text:style-name="P10"><text:span text:style-name="T1">אמר</text:span><text:span text:style-name="T4"> </text:span><text:span text:style-name="T1">רבי</text:span><text:span text:style-name="T4"> </text:span><text:span text:style-name="T1">יוסי</text:span><text:span text:style-name="T4"> </text:span><text:span text:style-name="T1">במה</text:span><text:span text:style-name="T4"> </text:span><text:span text:style-name="T1">דברים</text:span><text:span text:style-name="T4"> </text:span><text:span text:style-name="T1">אמורים</text:span><text:span text:style-name="T4"> </text:span><text:span text:style-name="T1">וכו' </text:span><text:span text:style-name="T2">[בדיני</text:span><text:span text:style-name="T5"> </text:span><text:span text:style-name="T2">נפשות, אבל</text:span><text:span text:style-name="T5"> </text:span><text:span text:style-name="T2">בדיני</text:span><text:span text:style-name="T5"> </text:span><text:span text:style-name="T2">ממונות</text:span><text:span text:style-name="T5"> </text:span><text:span text:style-name="T2">- תתקיים</text:span><text:span text:style-name="T5"> </text:span><text:span text:style-name="T2">העדות</text:span><text:span text:style-name="T5"> </text:span><text:span text:style-name="T2">בשאר. רבי</text:span><text:span text:style-name="T5"> </text:span><text:span text:style-name="T2">אומר: אחד</text:span><text:span text:style-name="T5"> </text:span><text:span text:style-name="T2">דיני</text:span><text:span text:style-name="T5"> </text:span><text:span text:style-name="T2">ממונות</text:span><text:span text:style-name="T5"> </text:span><text:span text:style-name="T2">ואחד</text:span><text:span text:style-name="T5"> </text:span><text:span text:style-name="T2">דיני</text:span><text:span text:style-name="T5"> </text:span><text:span text:style-name="T2">נפשות, ואימתי? - בזמן</text:span><text:span text:style-name="T5"> </text:span><text:span text:style-name="T2">שהתרו</text:span><text:span text:style-name="T5"> </text:span><text:span text:style-name="T2">בהן, אבל</text:span><text:span text:style-name="T5"> </text:span><text:span text:style-name="T2">בזמן</text:span><text:span text:style-name="T5"> </text:span><text:span text:style-name="T2">שלא</text:span><text:span text:style-name="T5"> </text:span><text:span text:style-name="T2">התרו</text:span><text:span text:style-name="T5"> </text:span><text:span text:style-name="T2">בהן]</text:span><text:span text:style-name="T1"> מה</text:span><text:span text:style-name="T4"> </text:span><text:span text:style-name="T1">יעשו</text:span><text:span text:style-name="T4"> </text:span><text:span text:style-name="T1">שני</text:span><text:span text:style-name="T4"> </text:span><text:span text:style-name="T1">אחים</text:span><text:span text:style-name="T4"> </text:span><text:span text:style-name="T1">כו' </text:span><text:span text:style-name="T2">[שראו</text:span><text:span text:style-name="T5"> </text:span><text:span text:style-name="T2">באחד</text:span><text:span text:style-name="T5"> </text:span><text:span text:style-name="T2">שהרג</text:span><text:span text:style-name="T5"> </text:span><text:span text:style-name="T2">את</text:span><text:span text:style-name="T5"> </text:span><text:span text:style-name="T2">הנפש?]</text:span><text:span text:style-name="T1">: <text:s/></text:span></text:p>
      <text:p text:style-name="P11"/>
      <text:p text:style-name="P10"><text:span text:style-name="T1">היכי</text:span><text:span text:style-name="T4"> </text:span><text:span text:style-name="T1">אמרינן</text:span><text:span text:style-name="T4"> </text:span><text:span text:style-name="T1">להו?</text:span></text:p>
      <text:p text:style-name="P10"><text:span text:style-name="T1">אמר</text:span><text:span text:style-name="T4"> </text:span><text:span text:style-name="T1">רבא: הכי</text:span><text:span text:style-name="T4"> </text:span><text:span text:style-name="T1">אמרינן</text:span><text:span text:style-name="T4"> </text:span><text:span text:style-name="T1">להו</text:span><text:span text:style-name="T4"> </text:span><text:span text:style-name="T2">(</text:span><text:span text:style-name="T8">לקרוב</text:span><text:span text:style-name="T5"> </text:span><text:span text:style-name="T8">ופסול, למבדקינהו</text:span><text:span text:style-name="T5"> </text:span><text:span text:style-name="T8">אם</text:span><text:span text:style-name="T5"> </text:span><text:span text:style-name="T8">מתחלה</text:span><text:span text:style-name="T5"> </text:span><text:span text:style-name="T8">לעדות</text:span><text:span text:style-name="T5"> </text:span><text:span text:style-name="T8">נתכוונו</text:span><text:span text:style-name="T2">)</text:span><text:span text:style-name="T1">: "למיחזי</text:span><text:span text:style-name="T4"> </text:span><text:span text:style-name="T1">אתיתו</text:span><text:span text:style-name="T4"> </text:span><text:span text:style-name="T1">או</text:span><text:span text:style-name="T4"> </text:span><text:span text:style-name="T1">לאסהודי</text:span><text:span text:style-name="T4"> </text:span><text:span text:style-name="T1">אתיתו?" אי</text:span><text:span text:style-name="T4"> </text:span><text:span text:style-name="T1">אמרי</text:span><text:span text:style-name="T4"> </text:span><text:span text:style-name="T1">"לאסהודי" אתו</text:span><text:span text:style-name="T4"> </text:span><text:span text:style-name="T1">- נמצא</text:span><text:span text:style-name="T4"> </text:span><text:span text:style-name="T1">אחד</text:span><text:span text:style-name="T4"> </text:span><text:span text:style-name="T1">מהן</text:span><text:span text:style-name="T4"> </text:span><text:span text:style-name="T1">קרוב</text:span><text:span text:style-name="T4"> </text:span><text:span text:style-name="T1">או</text:span><text:span text:style-name="T4"> </text:span><text:span text:style-name="T1">פסול</text:span><text:span text:style-name="T4"> </text:span><text:span text:style-name="T1">עדותן</text:span><text:span text:style-name="T4"> </text:span><text:span text:style-name="T1">בטלה; אי</text:span><text:span text:style-name="T4"> </text:span><text:span text:style-name="T1">אמרי</text:span><text:span text:style-name="T4"> </text:span><text:span text:style-name="T1">"למיחזי" אתו</text:span><text:span text:style-name="T4"> </text:span><text:span text:style-name="T1">- מה</text:span><text:span text:style-name="T4"> </text:span><text:span text:style-name="T1">יעשו</text:span><text:span text:style-name="T4"> </text:span><text:span text:style-name="T1">שני</text:span><text:span text:style-name="T4"> </text:span><text:span text:style-name="T1">אחין</text:span><text:span text:style-name="T4"> </text:span><text:span text:style-name="T1">שראו</text:span><text:span text:style-name="T4"> </text:span><text:span text:style-name="T1">באחד</text:span><text:span text:style-name="T4"> </text:span><text:span text:style-name="T1">שהרג</text:span><text:span text:style-name="T4"> </text:span><text:span text:style-name="T1">את</text:span><text:span text:style-name="T4"> </text:span><text:span text:style-name="T1">הנפש.</text:span></text:p>
      <text:p text:style-name="P11"/>
      <text:p text:style-name="P10"><text:span text:style-name="T1">איתמר: 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שמואל: הלכה</text:span><text:span text:style-name="T4"> </text:span><text:span text:style-name="T1">כרבי</text:span><text:span text:style-name="T4"> </text:span><text:span text:style-name="T1">יוסי; ורב</text:span><text:span text:style-name="T4"> </text:span><text:span text:style-name="T1">נחמן</text:span><text:span text:style-name="T4"> </text:span><text:span text:style-name="T1">אומר: הלכה</text:span><text:span text:style-name="T4"> </text:span><text:span text:style-name="T1">כרבי.</text:span></text:p>
      <text:p text:style-name="P15"><text:span text:style-name="T1">(</text:span><text:span text:style-name="T7">תוספות</text:span><text:span text:style-name="T4"> </text:span><text:span text:style-name="T7">ד"ה</text:span><text:span text:style-name="T4"> </text:span><text:span text:style-name="T7">שמואל</text:span><text:span text:style-name="T4"> </text:span><text:span text:style-name="T7">אומר</text:span><text:span text:style-name="T4"> </text:span><text:span text:style-name="T7">הלכה</text:span><text:span text:style-name="T4"> </text:span><text:span text:style-name="T7">כרבי</text:span><text:span text:style-name="T4"> </text:span><text:span text:style-name="T7">יוסי: קשה: היאך</text:span><text:span text:style-name="T4"> </text:span><text:span text:style-name="T7">מצינו</text:span><text:span text:style-name="T4"> </text:span><text:span text:style-name="T7">ידינו</text:span><text:span text:style-name="T4"> </text:span><text:span text:style-name="T7">ורגלינו</text:span><text:span text:style-name="T4"> </text:span><text:span text:style-name="T7">כשנותנין</text:span><text:span text:style-name="T4"> </text:span><text:span text:style-name="T7">גט</text:span><text:span text:style-name="T4"> </text:span><text:span text:style-name="T7">שיש</text:span><text:span text:style-name="T4"> </text:span><text:span text:style-name="T7">במעמד</text:span><text:span text:style-name="T4"> </text:span><text:span text:style-name="T7">קרובים, והיה</text:span><text:span text:style-name="T4"> </text:span><text:span text:style-name="T7">לנו</text:span><text:span text:style-name="T4"> </text:span><text:span text:style-name="T7">לומר</text:span><text:span text:style-name="T4"> </text:span><text:span text:style-name="T7">דעדות</text:span><text:span text:style-name="T4"> </text:span><text:span text:style-name="T7">הכשרים</text:span><text:span text:style-name="T4"> </text:span><text:span text:style-name="T7">בטל, והאי</text:span><text:span text:style-name="T4"> </text:span><text:span text:style-name="T7">דומיא</text:span><text:span text:style-name="T4"> </text:span><text:span text:style-name="T7">דדיני</text:span><text:span text:style-name="T4"> </text:span><text:span text:style-name="T7">נפשות: דשרינן</text:span><text:span text:style-name="T4"> </text:span><text:span text:style-name="T7">אשת</text:span><text:span text:style-name="T4"> </text:span><text:span text:style-name="T7">איש</text:span><text:span text:style-name="T4"> </text:span><text:span text:style-name="T7">שיש</text:span><text:span text:style-name="T4"> </text:span><text:span text:style-name="T7">בה</text:span><text:span text:style-name="T4"> </text:span><text:span text:style-name="T7">מיתת</text:span><text:span text:style-name="T4"> </text:span><text:span text:style-name="T7">בית</text:span><text:span text:style-name="T4"> </text:span><text:span text:style-name="T7">דין!? </text:span></text:p>
      <text:p text:style-name="P15"><text:span text:style-name="T7">וטעם</text:span><text:span text:style-name="T4"> </text:span><text:span text:style-name="T7">דפרישית</text:span><text:span text:style-name="T4"> </text:span><text:span text:style-name="T7">לעיל</text:span><text:span text:style-name="T4"> </text:span><text:span text:style-name="T7">גבי</text:span><text:span text:style-name="T4"> </text:span><text:span text:style-name="T7">עדות</text:span><text:span text:style-name="T4"> </text:span><text:span text:style-name="T7">נפשות</text:span><text:span text:style-name="T4"> </text:span><text:span text:style-name="T7">שייך</text:span><text:span text:style-name="T4"> </text:span><text:span text:style-name="T7">נמי</text:span><text:span text:style-name="T4"> </text:span><text:span text:style-name="T7">בגט, וגם</text:span><text:span text:style-name="T4"> </text:span><text:span text:style-name="T7">לרבי</text:span><text:span text:style-name="T4"> </text:span><text:span text:style-name="T7">נמי</text:span><text:span text:style-name="T4"> </text:span><text:span text:style-name="T7">קשה: שפעמים</text:span><text:span text:style-name="T4"> </text:span><text:span text:style-name="T7">יתכוין</text:span><text:span text:style-name="T4"> </text:span><text:span text:style-name="T7">אחד</text:span><text:span text:style-name="T4"> </text:span><text:span text:style-name="T7">מן</text:span><text:span text:style-name="T4"> </text:span><text:span text:style-name="T7">הקרובים</text:span><text:span text:style-name="T4"> </text:span><text:span text:style-name="T7">להעיד!</text:span></text:p>
      <text:p text:style-name="P15"><text:span text:style-name="T7">לכן</text:span><text:span text:style-name="T4"> </text:span><text:span text:style-name="T7">נראה</text:span><text:span text:style-name="T4"> </text:span><text:span text:style-name="T7">לר"י</text:span><text:span text:style-name="T4"> </text:span><text:span text:style-name="T7">דגם</text:span><text:span text:style-name="T4"> </text:span><text:span text:style-name="T7">לרבי</text:span><text:span text:style-name="T4"> </text:span><text:span text:style-name="T7">יוסי</text:span><text:span text:style-name="T4"> </text:span><text:span text:style-name="T7">לא</text:span><text:span text:style-name="T4"> </text:span><text:span text:style-name="T7">אמרו</text:span><text:span text:style-name="T4"> </text:span><text:span text:style-name="T7">דעדותן</text:span><text:span text:style-name="T4"> </text:span><text:span text:style-name="T7">בטלה</text:span><text:span text:style-name="T4"> </text:span><text:span text:style-name="T7">אלא</text:span><text:span text:style-name="T4"> </text:span><text:span text:style-name="T7">דוקא</text:span><text:span text:style-name="T4"> </text:span><text:span text:style-name="T7">באותן</text:span><text:span text:style-name="T4"> </text:span><text:span text:style-name="T7">שמעידים</text:span><text:span text:style-name="T4"> </text:span><text:span text:style-name="T7">בפני</text:span><text:span text:style-name="T4"> </text:span><text:span text:style-name="T7">בית</text:span><text:span text:style-name="T4"> </text:span><text:span text:style-name="T7">דין, אבל</text:span><text:span text:style-name="T4"> </text:span><text:span text:style-name="T7">בשביל</text:span><text:span text:style-name="T4"> </text:span><text:span text:style-name="T7">ראייה</text:span><text:span text:style-name="T4"> </text:span><text:span text:style-name="T7">לחודה</text:span><text:span text:style-name="T4"> – </text:span><text:span text:style-name="T7">לא.</text:span></text:p>
      <text:p text:style-name="P15"><text:span text:style-name="T7">וא"ת: אם</text:span><text:span text:style-name="T4"> </text:span><text:span text:style-name="T7">כן</text:span><text:span text:style-name="T4"> </text:span><text:span text:style-name="T7">מאי</text:span><text:span text:style-name="T4"> </text:span><text:span text:style-name="T7">פריך</text:span><text:span text:style-name="T4"> </text:span><text:span text:style-name="T7">'הרוג</text:span><text:span text:style-name="T4"> </text:span><text:span text:style-name="T7">יציל', והא</text:span><text:span text:style-name="T4"> </text:span><text:span text:style-name="T7">אינו</text:span><text:span text:style-name="T4"> </text:span><text:span text:style-name="T7">הולך</text:span><text:span text:style-name="T4"> </text:span><text:span text:style-name="T7">להעיד</text:span><text:span text:style-name="T4"> </text:span><text:span text:style-name="T7">בבית</text:span><text:span text:style-name="T4"> </text:span><text:span text:style-name="T7">דין!?</text:span></text:p>
      <text:p text:style-name="P15"><text:span text:style-name="T7">ואומר</text:span><text:span text:style-name="T4"> </text:span><text:span text:style-name="T7">הר"י: דודאי</text:span><text:span text:style-name="T4"> </text:span><text:span text:style-name="T7">מתחלה</text:span><text:span text:style-name="T4"> </text:span><text:span text:style-name="T7">היה</text:span><text:span text:style-name="T4"> </text:span><text:span text:style-name="T7">סבור</text:span><text:span text:style-name="T4"> </text:span><text:span text:style-name="T7">הש"ס</text:span><text:span text:style-name="T4"> </text:span><text:span text:style-name="T7">לרבי</text:span><text:span text:style-name="T4"> </text:span><text:span text:style-name="T7">יוסי</text:span><text:span text:style-name="T4"> </text:span><text:span text:style-name="T7">כי</text:span><text:span text:style-name="T4"> </text:span><text:span text:style-name="T7">נמי</text:span><text:span text:style-name="T4"> </text:span><text:span text:style-name="T7">אינן</text:span><text:span text:style-name="T4"> </text:span><text:span text:style-name="T7">באין</text:span><text:span text:style-name="T4"> </text:span><text:span text:style-name="T7">להעיד</text:span><text:span text:style-name="T4"> </text:span><text:span text:style-name="T7">בבית</text:span><text:span text:style-name="T4"> </text:span><text:span text:style-name="T7">דין</text:span><text:span text:style-name="T4"> </text:span><text:span text:style-name="T7">עדותן</text:span><text:span text:style-name="T4"> </text:span><text:span text:style-name="T7">בטלה, ומשני</text:span><text:span text:style-name="T4"> </text:span><text:span text:style-name="T7">'במקיימי</text:span><text:span text:style-name="T4"> </text:span><text:span text:style-name="T7">דבר</text:span><text:span text:style-name="T4"> </text:span><text:span text:style-name="T7">הכתוב</text:span><text:span text:style-name="T4"> </text:span><text:span text:style-name="T7">מדבר', כלומר: כשבאין</text:span><text:span text:style-name="T4"> </text:span><text:span text:style-name="T7">לקיים</text:span><text:span text:style-name="T4"> </text:span><text:span text:style-name="T7">הדבר</text:span><text:span text:style-name="T4"> </text:span><text:span text:style-name="T7">בבית</text:span><text:span text:style-name="T4"> </text:span><text:span text:style-name="T7">דין</text:span><text:span text:style-name="T4"> </text:span><text:span text:style-name="T7">אמר</text:span><text:span text:style-name="T4"> </text:span><text:span text:style-name="T7">רבי</text:span><text:span text:style-name="T4"> </text:span><text:span text:style-name="T7">יוסי</text:span><text:span text:style-name="T4"> </text:span><text:span text:style-name="T7">נמצא</text:span><text:span text:style-name="T4"> </text:span><text:span text:style-name="T7">אחד</text:span><text:span text:style-name="T4"> </text:span><text:span text:style-name="T7">מהן</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דעדותן</text:span><text:span text:style-name="T4"> </text:span><text:span text:style-name="T7">בטלה.</text:span></text:p>
      <text:p text:style-name="P15"><text:span text:style-name="T7">ואם</text:span><text:span text:style-name="T4"> </text:span><text:span text:style-name="T7">תאמר</text:span><text:span text:style-name="T4"> </text:span><text:span text:style-name="T7">אם</text:span><text:span text:style-name="T4"> </text:span><text:span text:style-name="T7">כן</text:span><text:span text:style-name="T4"> </text:span><text:span text:style-name="T7">מאי</text:span><text:span text:style-name="T4"> </text:span><text:span text:style-name="T7">פריך</text:span><text:span text:style-name="T4"> </text:span><text:span text:style-name="T7">לעיל</text:span><text:span text:style-name="T4"> </text:span><text:span text:style-name="T7">'מה</text:span><text:span text:style-name="T4"> </text:span><text:span text:style-name="T7">יעשו</text:span><text:span text:style-name="T4"> </text:span><text:span text:style-name="T7">שני</text:span><text:span text:style-name="T4"> </text:span><text:span text:style-name="T7">אחין</text:span><text:span text:style-name="T4"> </text:span><text:span text:style-name="T7">וכו' - והלא</text:span><text:span text:style-name="T4"> </text:span><text:span text:style-name="T7">אין</text:span><text:span text:style-name="T4"> </text:span><text:span text:style-name="T7">שום</text:span><text:span text:style-name="T4"> </text:span><text:span text:style-name="T7">חששא</text:span><text:span text:style-name="T4"> </text:span><text:span text:style-name="T7">אם</text:span><text:span text:style-name="T4"> </text:span><text:span text:style-name="T7">לא</text:span><text:span text:style-name="T4"> </text:span><text:span text:style-name="T7">יבאו</text:span><text:span text:style-name="T4"> </text:span><text:span text:style-name="T7">להעיד</text:span><text:span text:style-name="T4"> </text:span><text:span text:style-name="T7">בבית</text:span><text:span text:style-name="T4"> </text:span><text:span text:style-name="T7">דין, כדפרישתי?</text:span></text:p>
      <text:p text:style-name="P15"><text:span text:style-name="T7">ויש</text:span><text:span text:style-name="T4"> </text:span><text:span text:style-name="T7">לומר: משום</text:span><text:span text:style-name="T4"> </text:span><text:span text:style-name="T7">דפעמים</text:span><text:span text:style-name="T4"> </text:span><text:span text:style-name="T7">שלא</text:span><text:span text:style-name="T4"> </text:span><text:span text:style-name="T7">ידע</text:span><text:span text:style-name="T4"> </text:span><text:span text:style-name="T7">זה</text:span><text:span text:style-name="T4"> </text:span><text:span text:style-name="T7">בזה, ויעיד</text:span><text:span text:style-name="T4"> </text:span><text:span text:style-name="T7">האחד</text:span><text:span text:style-name="T4"> </text:span><text:span text:style-name="T7">אף</text:span><text:span text:style-name="T4"> </text:span><text:span text:style-name="T7">על</text:span><text:span text:style-name="T4"> </text:span><text:span text:style-name="T7">פי</text:span><text:span text:style-name="T4"> </text:span><text:span text:style-name="T7">שכבר</text:span><text:span text:style-name="T4"> </text:span><text:span text:style-name="T7">העיד</text:span><text:span text:style-name="T4"> </text:span><text:span text:style-name="T7">אחיו</text:span><text:span text:style-name="T4"> </text:span><text:span text:style-name="T7">בבית</text:span><text:span text:style-name="T4"> </text:span><text:span text:style-name="T7">דין, ואפילו</text:span><text:span text:style-name="T4"> </text:span><text:span text:style-name="T7">אירע</text:span><text:span text:style-name="T4"> </text:span><text:span text:style-name="T7">לאחר</text:span><text:span text:style-name="T4"> </text:span><text:span text:style-name="T7">כדי</text:span><text:span text:style-name="T4"> </text:span><text:span text:style-name="T7">דיבור</text:span><text:span text:style-name="T4"> </text:span><text:span text:style-name="T7">- מכל</text:span><text:span text:style-name="T4"> </text:span><text:span text:style-name="T7">מקום</text:span><text:span text:style-name="T4"> </text:span><text:span text:style-name="T7">עדותן</text:span><text:span text:style-name="T4"> </text:span><text:span text:style-name="T7">בטלה, משום</text:span><text:span text:style-name="T4"> </text:span><text:span text:style-name="T7">דמקשינן</text:span><text:span text:style-name="T4"> </text:span><text:span text:style-name="T7">שלשה</text:span><text:span text:style-name="T4"> </text:span><text:span text:style-name="T7">לשנים</text:span><text:span text:style-name="T4"> </text:span><text:span text:style-name="T7">נמצא</text:span><text:span text:style-name="T4"> </text:span><text:span text:style-name="T7">קרוב</text:span><text:span text:style-name="T4"> </text:span><text:span text:style-name="T7">או</text:span><text:span text:style-name="T4"> </text:span><text:span text:style-name="T7">פסול</text:span><text:span text:style-name="T4"> </text:span><text:span text:style-name="T7">בזה</text:span><text:span text:style-name="T4"> </text:span><text:span text:style-name="T7">אחר</text:span><text:span text:style-name="T4"> </text:span><text:span text:style-name="T7">זה</text:span><text:span text:style-name="T4"> </text:span><text:span text:style-name="T7">- אף</text:span><text:span text:style-name="T4"> </text:span><text:span text:style-name="T7">על</text:span><text:span text:style-name="T4"> </text:span><text:span text:style-name="T7">פי</text:span><text:span text:style-name="T4"> </text:span><text:span text:style-name="T7">דלענין</text:span><text:span text:style-name="T4"> </text:span><text:span text:style-name="T7">הזמה</text:span><text:span text:style-name="T4"> </text:span><text:span text:style-name="T7">בעינן</text:span><text:span text:style-name="T4"> </text:span><text:span text:style-name="T7">תוך</text:span><text:span text:style-name="T4"> </text:span><text:span text:style-name="T7">כדי</text:span><text:span text:style-name="T4"> </text:span><text:span text:style-name="T7">דיבור.</text:span><text:span text:style-name="T1">)</text:span></text:p>
      <text:p text:style-name="P11"/>
      <text:p text:style-name="P11"/>
      <text:p text:style-name="P10"><text:span text:style-name="T1">(מכות</text:span><text:span text:style-name="T4"> </text:span><text:span text:style-name="T1">ו,ב)</text:span></text:p>
      <text:p text:style-name="P11">משנה:</text:p>
      <text:p text:style-name="P10"><text:span text:style-name="T1">היו</text:span><text:span text:style-name="T4"> </text:span><text:span text:style-name="T1">שנים</text:span><text:span text:style-name="T4"> </text:span><text:span text:style-name="T1">רואין</text:span><text:span text:style-name="T4"> </text:span><text:span text:style-name="T1">אותו</text:span><text:span text:style-name="T4"> </text:span><text:span text:style-name="T1">מחלון</text:span><text:span text:style-name="T4"> </text:span><text:span text:style-name="T1">זה</text:span><text:span text:style-name="T4"> </text:span><text:span text:style-name="T1">ושנים</text:span><text:span text:style-name="T4"> </text:span><text:span text:style-name="T1">רואין</text:span><text:span text:style-name="T4"> </text:span><text:span text:style-name="T1">אותו</text:span><text:span text:style-name="T4"> </text:span><text:span text:style-name="T1">מחלון</text:span><text:span text:style-name="T4"> </text:span><text:span text:style-name="T1">זה, ואחד</text:span><text:span text:style-name="T4"> </text:span><text:span text:style-name="T1">מתרה</text:span><text:span text:style-name="T4"> </text:span><text:span text:style-name="T1">בו</text:span><text:span text:style-name="T4"> </text:span><text:span text:style-name="T1">באמצע: בזמן</text:span><text:span text:style-name="T4"> </text:span><text:span text:style-name="T1">שמקצתן</text:span><text:span text:style-name="T4"> </text:span><text:span text:style-name="T1">רואין</text:span><text:span text:style-name="T4"> </text:span><text:span text:style-name="T1">אלו</text:span><text:span text:style-name="T4"> </text:span><text:span text:style-name="T1">את</text:span><text:span text:style-name="T4"> </text:span><text:span text:style-name="T1">אלו</text:span><text:span text:style-name="T4"> </text:span><text:span text:style-name="T1">- הרי</text:span><text:span text:style-name="T4"> </text:span><text:span text:style-name="T1">אלו</text:span><text:span text:style-name="T4"> </text:span><text:span text:style-name="T1">עדות</text:span><text:span text:style-name="T4"> </text:span><text:span text:style-name="T1">אחת</text:span><text:span text:style-name="T4"> </text:span><text:span text:style-name="T2">(</text:span><text:span text:style-name="T8">ואם</text:span><text:span text:style-name="T5"> </text:span><text:span text:style-name="T8">הוזם</text:span><text:span text:style-name="T5"> </text:span><text:span text:style-name="T8">אחד</text:span><text:span text:style-name="T5"> </text:span><text:span text:style-name="T8">מהם</text:span><text:span text:style-name="T5"> </text:span><text:span text:style-name="T8">(או</text:span><text:span text:style-name="T5"> </text:span><text:span text:style-name="T8">שנים) ולא</text:span><text:span text:style-name="T5"> </text:span><text:span text:style-name="T8">הוזמו</text:span><text:span text:style-name="T5"> </text:span><text:span text:style-name="T8">כולן</text:span><text:span text:style-name="T5"> </text:span><text:span text:style-name="T8">אין</text:span><text:span text:style-name="T5"> </text:span><text:span text:style-name="T8">נהרגין</text:span><text:span text:style-name="T2">)</text:span><text:span text:style-name="T1">, ואם</text:span><text:span text:style-name="T4"> </text:span><text:span text:style-name="T1">לאו</text:span><text:span text:style-name="T4"> </text:span><text:span text:style-name="T1">- הרי</text:span><text:span text:style-name="T4"> </text:span><text:span text:style-name="T1">אלו</text:span><text:span text:style-name="T4"> </text:span><text:span text:style-name="T1">שתי</text:span><text:span text:style-name="T4"> </text:span><text:span text:style-name="T1">עדיות; לפיכך</text:span><text:span text:style-name="T4"> </text:span><text:span text:style-name="T1">אם</text:span><text:span text:style-name="T4"> </text:span><text:span text:style-name="T1">נמצאת</text:span><text:span text:style-name="T4"> </text:span><text:span text:style-name="T1">אחת</text:span><text:span text:style-name="T4"> </text:span><text:span text:style-name="T1">מהן</text:span><text:span text:style-name="T4"> </text:span><text:span text:style-name="T1">זוממת</text:span><text:span text:style-name="T4"> </text:span><text:span text:style-name="T1">- הוא</text:span><text:span text:style-name="T4"> </text:span><text:span text:style-name="T1">והן</text:span><text:span text:style-name="T4"> </text:span><text:span text:style-name="T1">נהרגין, והשניה</text:span><text:span text:style-name="T4"> </text:span><text:span text:style-name="T1">פטורה. </text:span></text:p>
      <text:p text:style-name="P10"><text:span text:style-name="T1">רבי</text:span><text:span text:style-name="T4"> </text:span><text:span text:style-name="T1">יוסי</text:span><text:span text:style-name="T4"> </text:span><text:span text:style-name="T1">אומר: לעולם</text:span><text:span text:style-name="T4"> </text:span><text:span text:style-name="T1">אין</text:span><text:span text:style-name="T4"> </text:span><text:span text:style-name="T1">נהרגין</text:span><text:span text:style-name="T4"> </text:span><text:span text:style-name="T1">עד</text:span><text:span text:style-name="T4"> </text:span><text:span text:style-name="T1">שיהו</text:span><text:span text:style-name="T4"> </text:span><text:span text:style-name="T1">שני</text:span><text:span text:style-name="T4"> </text:span><text:span text:style-name="T1">עדיו</text:span><text:span text:style-name="T4"> </text:span><text:span text:style-name="T1">מתרין</text:span><text:span text:style-name="T4"> </text:span><text:span text:style-name="T1">בו, שנאמר</text:span><text:span text:style-name="T4"> </text:span><text:span text:style-name="T2">(</text:span><text:span text:style-name="T8">דברים</text:span><text:span text:style-name="T5"> </text:span><text:span text:style-name="T8">יז,ו</text:span><text:span text:style-name="T2">)</text:span><text:span text:style-name="T1"> </text:span><text:span text:style-name="T10">על</text:span><text:span text:style-name="T4"> </text:span><text:span text:style-name="T10">פי</text:span><text:span text:style-name="T4"> </text:span><text:span text:style-name="T10">שנים</text:span><text:span text:style-name="T4"> </text:span><text:span text:style-name="T10">עדים</text:span><text:span text:style-name="T4">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5"> </text:span><text:span text:style-name="T11">לא</text:span><text:span text:style-name="T5"> </text:span><text:span text:style-name="T11">יומת</text:span><text:span text:style-name="T5"> </text:span><text:span text:style-name="T11">על</text:span><text:span text:style-name="T5"> </text:span><text:span text:style-name="T11">פי</text:span><text:span text:style-name="T5"> </text:span><text:span text:style-name="T11">עד</text:span><text:span text:style-name="T5"> </text:span><text:span text:style-name="T11">אחד]</text:span><text:span text:style-name="T1">. </text:span></text:p>
      <text:p text:style-name="P10"><text:span text:style-name="T1">דבר</text:span><text:span text:style-name="T4"> </text:span><text:span text:style-name="T1">אחר</text:span><text:span text:style-name="T4"> </text:span><text:span text:style-name="T10">על</text:span><text:span text:style-name="T4"> </text:span><text:span text:style-name="T10">פי</text:span><text:span text:style-name="T4"> </text:span><text:span text:style-name="T10">שנים</text:span><text:span text:style-name="T4"> </text:span><text:span text:style-name="T10">עדים</text:span><text:span text:style-name="T1">: שלא</text:span><text:span text:style-name="T4"> </text:span><text:span text:style-name="T1">תהא</text:span><text:span text:style-name="T4"> </text:span><text:span text:style-name="T1">סנהדרין</text:span><text:span text:style-name="T4"> </text:span><text:span text:style-name="T1">שומעת</text:span><text:span text:style-name="T4"> </text:span><text:span text:style-name="T2">(</text:span><text:span text:style-name="T8">עדות</text:span><text:span text:style-name="T5"> </text:span><text:span text:style-name="T8">העדים</text:span><text:span text:style-name="T2">)</text:span><text:span text:style-name="T1"> מפי</text:span><text:span text:style-name="T4"> </text:span><text:span text:style-name="T1">התורגמן</text:span><text:span text:style-name="T4"> </text:span><text:span text:style-name="T2">(</text:span><text:span text:style-name="T8">צריכין</text:span><text:span text:style-name="T5"> </text:span><text:span text:style-name="T8">הדיינין</text:span><text:span text:style-name="T5"> </text:span><text:span text:style-name="T8">שיהיו</text:span><text:span text:style-name="T5"> </text:span><text:span text:style-name="T8">מכירין</text:span><text:span text:style-name="T5"> </text:span><text:span text:style-name="T8">בלשון</text:span><text:span text:style-name="T5"> </text:span><text:span text:style-name="T8">העדים, ולא</text:span><text:span text:style-name="T5"> </text:span><text:span text:style-name="T8">שיעמדו</text:span><text:span text:style-name="T5"> </text:span><text:span text:style-name="T8">מליץ</text:span><text:span text:style-name="T5"> </text:span><text:span text:style-name="T8">בינותם</text:span><text:span text:style-name="T2">)</text:span><text:span text:style-name="T1">.</text:span><text:span text:style-name="T8"> </text:span></text:p>
      <text:p text:style-name="P13"/>
      <text:p text:style-name="P11">גמרא:</text:p>
      <text:p text:style-name="P10"><text:soft-page-break/><text:span text:style-name="T1">אמר</text:span><text:span text:style-name="T4"> </text:span><text:span text:style-name="T1">רב</text:span><text:span text:style-name="T4"> </text:span><text:span text:style-name="T1">זוטרא</text:span><text:span text:style-name="T4"> </text:span><text:span text:style-name="T1">בר</text:span><text:span text:style-name="T4"> </text:span><text:span text:style-name="T1">טוביא</text:span><text:span text:style-name="T4"> </text:span><text:span text:style-name="T1">אמר</text:span><text:span text:style-name="T4"> </text:span><text:span text:style-name="T1">רב: מנין</text:span><text:span text:style-name="T4"> </text:span><text:span text:style-name="T1">לעדות</text:span><text:span text:style-name="T4"> </text:span><text:span text:style-name="T1">מיוחדת</text:span><text:span text:style-name="T4"> </text:span><text:span text:style-name="T2">(</text:span><text:span text:style-name="T8">אחד</text:span><text:span text:style-name="T5"> </text:span><text:span text:style-name="T8">רואה</text:span><text:span text:style-name="T5"> </text:span><text:span text:style-name="T8">אותו</text:span><text:span text:style-name="T5"> </text:span><text:span text:style-name="T8">מחלון</text:span><text:span text:style-name="T5"> </text:span><text:span text:style-name="T8">זה</text:span><text:span text:style-name="T5"> </text:span><text:span text:style-name="T8">ואחד</text:span><text:span text:style-name="T5"> </text:span><text:span text:style-name="T8">רואה</text:span><text:span text:style-name="T5"> </text:span><text:span text:style-name="T8">מחלון</text:span><text:span text:style-name="T5"> </text:span><text:span text:style-name="T8">זה</text:span><text:span text:style-name="T5"> </text:span><text:span text:style-name="T8">ואינן</text:span><text:span text:style-name="T5"> </text:span><text:span text:style-name="T8">רואין</text:span><text:span text:style-name="T5"> </text:span><text:span text:style-name="T8">זה</text:span><text:span text:style-name="T5"> </text:span><text:span text:style-name="T8">את</text:span><text:span text:style-name="T5"> </text:span><text:span text:style-name="T8">זה</text:span><text:span text:style-name="T2">)</text:span><text:span text:style-name="T1"> שהיא</text:span><text:span text:style-name="T4"> </text:span><text:span text:style-name="T1">פסולה? שנאמר</text:span><text:span text:style-name="T4"> </text:span><text:span text:style-name="T2">(</text:span><text:span text:style-name="T8">דברים</text:span><text:span text:style-name="T5"> </text:span><text:span text:style-name="T8">יז,ו</text:span><text:span text:style-name="T2">)</text:span><text:span text:style-name="T1">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5">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10"> לא</text:span><text:span text:style-name="T4"> </text:span><text:span text:style-name="T10">יומת</text:span><text:span text:style-name="T4"> </text:span><text:span text:style-name="T10">על</text:span><text:span text:style-name="T4"> </text:span><text:span text:style-name="T10">פי</text:span><text:span text:style-name="T4"> </text:span><text:span text:style-name="T10">עד</text:span><text:span text:style-name="T4"> </text:span><text:span text:style-name="T10">אחד</text:span><text:span text:style-name="T1">: מאי</text:span><text:span text:style-name="T4"> </text:span><text:span text:style-name="T1">'אחד'? אילימא</text:span><text:span text:style-name="T4"> </text:span><text:span text:style-name="T28">עד</text:span><text:span text:style-name="T4"> </text:span><text:span text:style-name="T1">אחד</text:span><text:span text:style-name="T4"> </text:span><text:span text:style-name="T1">ממש</text:span><text:span text:style-name="T4"> </text:span><text:span text:style-name="T1">- מרישא</text:span><text:span text:style-name="T4"> </text:span><text:span text:style-name="T1">שמעינן</text:span><text:span text:style-name="T4"> </text:span><text:span text:style-name="T1">לה: '</text:span><text:span text:style-name="T10">על</text:span><text:span text:style-name="T4"> </text:span><text:span text:style-name="T10">פי</text:span><text:span text:style-name="T4"> </text:span><text:span text:style-name="T23">שנים</text:span><text:span text:style-name="T4"> </text:span><text:span text:style-name="T10">עדים</text:span><text:span text:style-name="T1">' אלא</text:span><text:span text:style-name="T4"> </text:span><text:span text:style-name="T1">מאי</text:span><text:span text:style-name="T4"> </text:span><text:span text:style-name="T1">'</text:span><text:span text:style-name="T10">אחד</text:span><text:span text:style-name="T1">'? - אחד</text:span><text:span text:style-name="T4"> – </text:span><text:span text:style-name="T1">אחד.</text:span></text:p>
      <text:p text:style-name="P10"><text:span text:style-name="T1">תניא</text:span><text:span text:style-name="T4"> </text:span><text:span text:style-name="T1">נמי</text:span><text:span text:style-name="T4"> </text:span><text:span text:style-name="T1">הכי: </text:span><text:span text:style-name="T2">(</text:span><text:span text:style-name="T8">דברים</text:span><text:span text:style-name="T5"> </text:span><text:span text:style-name="T8">יז,ו</text:span><text:span text:style-name="T2">)</text:span><text:span text:style-name="T1">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5">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10"> לא</text:span><text:span text:style-name="T4"> </text:span><text:span text:style-name="T10">יומת</text:span><text:span text:style-name="T4"> </text:span><text:span text:style-name="T10">על</text:span><text:span text:style-name="T4"> </text:span><text:span text:style-name="T10">פי</text:span><text:span text:style-name="T4"> </text:span><text:span text:style-name="T10">עד</text:span><text:span text:style-name="T4"> </text:span><text:span text:style-name="T10">אחד</text:span><text:span text:style-name="T4"> </text:span><text:span text:style-name="T1">- להביא</text:span><text:span text:style-name="T4"> </text:span><text:span text:style-name="T1">שנים</text:span><text:span text:style-name="T4"> </text:span><text:span text:style-name="T1">שרואים</text:span><text:span text:style-name="T4"> </text:span><text:span text:style-name="T1">אותו</text:span><text:span text:style-name="T4"> </text:span><text:span text:style-name="T1">אחד</text:span><text:span text:style-name="T4"> </text:span><text:span text:style-name="T1">מחלון</text:span><text:span text:style-name="T4"> </text:span><text:span text:style-name="T1">זה</text:span><text:span text:style-name="T4"> </text:span><text:span text:style-name="T1">ואחד</text:span><text:span text:style-name="T4"> </text:span><text:span text:style-name="T1">מחלון</text:span><text:span text:style-name="T4"> </text:span><text:span text:style-name="T1">זה</text:span><text:span text:style-name="T4"> </text:span><text:span text:style-name="T1">ואין</text:span><text:span text:style-name="T4"> </text:span><text:span text:style-name="T1">רואין</text:span><text:span text:style-name="T4"> </text:span><text:span text:style-name="T1">זה</text:span><text:span text:style-name="T4"> </text:span><text:span text:style-name="T1">את</text:span><text:span text:style-name="T4"> </text:span><text:span text:style-name="T1">זה, שאין</text:span><text:span text:style-name="T4"> </text:span><text:span text:style-name="T1">מצטרפין;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בזה</text:span><text:span text:style-name="T4"> </text:span><text:span text:style-name="T1">אחר</text:span><text:span text:style-name="T4"> </text:span><text:span text:style-name="T1">זה</text:span><text:span text:style-name="T4"> </text:span><text:span text:style-name="T1">בחלון</text:span><text:span text:style-name="T4"> </text:span><text:span text:style-name="T1">אחד</text:span><text:span text:style-name="T4"> </text:span><text:span text:style-name="T1">- אין</text:span><text:span text:style-name="T4"> </text:span><text:span text:style-name="T1">מצטרפין.</text:span></text:p>
      <text:p text:style-name="P10"><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אביי: השתא: ומה</text:span><text:span text:style-name="T4"> </text:span><text:span text:style-name="T1">אחד</text:span><text:span text:style-name="T4"> </text:span><text:span text:style-name="T1">מחלון</text:span><text:span text:style-name="T4"> </text:span><text:span text:style-name="T1">זה</text:span><text:span text:style-name="T4"> </text:span><text:span text:style-name="T1">ואחד</text:span><text:span text:style-name="T4"> </text:span><text:span text:style-name="T1">מחלון</text:span><text:span text:style-name="T4"> </text:span><text:span text:style-name="T1">זה</text:span><text:span text:style-name="T4"> </text:span><text:span text:style-name="T1">- דהאי</text:span><text:span text:style-name="T4"> </text:span><text:span text:style-name="T1">קא</text:span><text:span text:style-name="T4"> </text:span><text:span text:style-name="T1">חזי</text:span><text:span text:style-name="T4"> </text:span><text:span text:style-name="T1">כולו</text:span><text:span text:style-name="T4"> </text:span><text:span text:style-name="T1">מעשה</text:span><text:span text:style-name="T4"> </text:span><text:span text:style-name="T1">והאי</text:span><text:span text:style-name="T4"> </text:span><text:span text:style-name="T1">קא</text:span><text:span text:style-name="T4"> </text:span><text:span text:style-name="T1">חזי</text:span><text:span text:style-name="T4"> </text:span><text:span text:style-name="T1">כולו</text:span><text:span text:style-name="T4"> </text:span><text:span text:style-name="T1">מעשה</text:span><text:span text:style-name="T4"> </text:span><text:span text:style-name="T1">- אמרת</text:span><text:span text:style-name="T4"> </text:span><text:span text:style-name="T1">לא</text:span><text:span text:style-name="T4"> </text:span><text:span text:style-name="T1">מצטרפי, בזה</text:span><text:span text:style-name="T4"> </text:span><text:span text:style-name="T1">אחר</text:span><text:span text:style-name="T4"> </text:span><text:span text:style-name="T1">זה</text:span><text:span text:style-name="T4"> </text:span><text:span text:style-name="T1">- דהאי</text:span><text:span text:style-name="T4"> </text:span><text:span text:style-name="T1">חזי</text:span><text:span text:style-name="T4"> </text:span><text:span text:style-name="T1">פלגא</text:span><text:span text:style-name="T4"> </text:span><text:span text:style-name="T1">דמעשה</text:span><text:span text:style-name="T4"> </text:span><text:span text:style-name="T1">והאי</text:span><text:span text:style-name="T4"> </text:span><text:span text:style-name="T1">חזי</text:span><text:span text:style-name="T4"> </text:span><text:span text:style-name="T1">פלגא</text:span><text:span text:style-name="T4"> </text:span><text:span text:style-name="T1">דמעשה</text:span><text:span text:style-name="T4"> – </text:span><text:span text:style-name="T1">מיבעיא?</text:span></text:p>
      <text:p text:style-name="P10"><text:span text:style-name="T1">אמר</text:span><text:span text:style-name="T4"> </text:span><text:span text:style-name="T1">ליה: לא</text:span><text:span text:style-name="T4"> </text:span><text:span text:style-name="T1">נצרכא</text:span><text:span text:style-name="T4"> </text:span><text:span text:style-name="T1">אלא</text:span><text:span text:style-name="T4"> </text:span><text:span text:style-name="T1">לבועל</text:span><text:span text:style-name="T4"> </text:span><text:span text:style-name="T1">את</text:span><text:span text:style-name="T4"> </text:span><text:span text:style-name="T1">הערוה</text:span><text:span text:style-name="T4"> </text:span><text:span text:style-name="T2">(</text:span><text:span text:style-name="T8">שיש</text:span><text:span text:style-name="T5"> </text:span><text:span text:style-name="T8">די</text:span><text:span text:style-name="T5"> </text:span><text:span text:style-name="T8">בראיית</text:span><text:span text:style-name="T5"> </text:span><text:span text:style-name="T8">כל</text:span><text:span text:style-name="T5"> </text:span><text:span text:style-name="T8">אחד, ואפילו</text:span><text:span text:style-name="T5"> </text:span><text:span text:style-name="T8">הכי</text:span><text:span text:style-name="T5"> </text:span><text:span text:style-name="T8">לא</text:span><text:span text:style-name="T5"> </text:span><text:span text:style-name="T8">מצטרפו</text:span><text:span text:style-name="T2">)</text:span><text:span text:style-name="T1">.</text:span></text:p>
      <text:p text:style-name="P10"><text:span text:style-name="T1">אמר</text:span><text:span text:style-name="T4"> </text:span><text:span text:style-name="T1">רבא: אם</text:span><text:span text:style-name="T4"> </text:span><text:span text:style-name="T1">היו</text:span><text:span text:style-name="T4"> </text:span><text:span text:style-name="T1">רואין</text:span><text:span text:style-name="T4"> </text:span><text:span text:style-name="T1">את</text:span><text:span text:style-name="T4"> </text:span><text:span text:style-name="T1">המתרה</text:span><text:span text:style-name="T4"> </text:span><text:span text:style-name="T1">או</text:span><text:span text:style-name="T4"> </text:span><text:span text:style-name="T1">המתרה</text:span><text:span text:style-name="T4"> </text:span><text:span text:style-name="T1">רואה</text:span><text:span text:style-name="T4"> </text:span><text:span text:style-name="T1">אותן</text:span><text:span text:style-name="T4"> – </text:span><text:span text:style-name="T1">מצטרפין.</text:span></text:p>
      <text:p text:style-name="P10"><text:span text:style-name="T1">ואמר</text:span><text:span text:style-name="T4"> </text:span><text:span text:style-name="T1">רבא: מתרה</text:span><text:span text:style-name="T4"> </text:span><text:span text:style-name="T1">שאמרו</text:span><text:span text:style-name="T4"> </text:span><text:span text:style-name="T1">- אפילו</text:span><text:span text:style-name="T4"> </text:span><text:span text:style-name="T1">מפי</text:span><text:span text:style-name="T4"> </text:span><text:span text:style-name="T1">עצמו</text:span><text:span text:style-name="T4"> </text:span><text:span text:style-name="T2">(</text:span><text:span text:style-name="T8">ההרוג</text:span><text:span text:style-name="T5"> </text:span><text:span text:style-name="T8">עצמו</text:span><text:span text:style-name="T5"> </text:span><text:span text:style-name="T8">התרה</text:span><text:span text:style-name="T5"> </text:span><text:span text:style-name="T8">בו</text:span><text:span text:style-name="T2">)</text:span><text:span text:style-name="T1">, ואפילו</text:span><text:span text:style-name="T4"> </text:span><text:span text:style-name="T1">מפי</text:span><text:span text:style-name="T4"> </text:span><text:span text:style-name="T1">השד.</text:span><text:span text:style-name="T8"> </text:span></text:p>
      <text:p text:style-name="P11"/>
      <text:p text:style-name="P10"><text:span text:style-name="T1">אמר</text:span><text:span text:style-name="T4"> </text:span><text:span text:style-name="T1">רב</text:span><text:span text:style-name="T4"> </text:span><text:span text:style-name="T1">נחמן: עדות</text:span><text:span text:style-name="T4"> </text:span><text:span text:style-name="T1">מיוחדת</text:span><text:span text:style-name="T4"> </text:span><text:span text:style-name="T1">כשירה</text:span><text:span text:style-name="T4"> </text:span><text:span text:style-name="T1">בדיני</text:span><text:span text:style-name="T4"> </text:span><text:span text:style-name="T1">ממונות, דכתיב: </text:span><text:span text:style-name="T2">(</text:span><text:span text:style-name="T8">דברים</text:span><text:span text:style-name="T5"> </text:span><text:span text:style-name="T8">יז,ו</text:span><text:span text:style-name="T2">)</text:span><text:span text:style-name="T1">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5"> </text:span><text:span text:style-name="T11">או</text:span><text:span text:style-name="T5"> </text:span><text:span text:style-name="T11">שלשה</text:span><text:span text:style-name="T5"> </text:span><text:span text:style-name="T11">עדים</text:span><text:span text:style-name="T5"> </text:span><text:span text:style-name="T11">יומת</text:span><text:span text:style-name="T5"> </text:span><text:span text:style-name="T11">המת]</text:span><text:span text:style-name="T10"> לא</text:span><text:span text:style-name="T4"> </text:span><text:span text:style-name="T10">יומת</text:span><text:span text:style-name="T4"> </text:span><text:span text:style-name="T10">על</text:span><text:span text:style-name="T4"> </text:span><text:span text:style-name="T10">פי</text:span><text:span text:style-name="T4"> </text:span><text:span text:style-name="T10">עד</text:span><text:span text:style-name="T4"> </text:span><text:span text:style-name="T10">אחד</text:span><text:span text:style-name="T1">: בדיני</text:span><text:span text:style-name="T4"> </text:span><text:span text:style-name="T1">נפשות</text:span><text:span text:style-name="T4"> </text:span><text:span text:style-name="T1">הוא</text:span><text:span text:style-name="T4"> </text:span><text:span text:style-name="T1">דאין</text:span><text:span text:style-name="T4"> </text:span><text:span text:style-name="T1">כשירה, אבל</text:span><text:span text:style-name="T4"> </text:span><text:span text:style-name="T1">בדיני</text:span><text:span text:style-name="T4"> </text:span><text:span text:style-name="T1">ממונות</text:span><text:span text:style-name="T4"> – </text:span><text:span text:style-name="T1">כשירה.</text:span></text:p>
      <text:p text:style-name="P10"><text:span text:style-name="T1">מתקיף</text:span><text:span text:style-name="T4"> </text:span><text:span text:style-name="T1">לה</text:span><text:span text:style-name="T4"> </text:span><text:span text:style-name="T1">רב</text:span><text:span text:style-name="T4"> </text:span><text:span text:style-name="T1">זוטרא: אלא</text:span><text:span text:style-name="T4"> </text:span><text:span text:style-name="T1">מעתה</text:span><text:span text:style-name="T4"> </text:span><text:span text:style-name="T2">(</text:span><text:span text:style-name="T8">דכשרים</text:span><text:span text:style-name="T5"> </text:span><text:span text:style-name="T8">בעלמא</text:span><text:span text:style-name="T5"> </text:span><text:span text:style-name="T8">ומצטרפי</text:span><text:span text:style-name="T2">)</text:span><text:span text:style-name="T1"> - בדיני</text:span><text:span text:style-name="T4"> </text:span><text:span text:style-name="T1">נפשות</text:span><text:span text:style-name="T4"> </text:span><text:span text:style-name="T1">תציל</text:span><text:span text:style-name="T4"> </text:span><text:span text:style-name="T2">(</text:span><text:span text:style-name="T8">כששנים</text:span><text:span text:style-name="T5"> </text:span><text:span text:style-name="T8">רואין</text:span><text:span text:style-name="T5"> </text:span><text:span text:style-name="T8">מחלון</text:span><text:span text:style-name="T5"> </text:span><text:span text:style-name="T8">זה</text:span><text:span text:style-name="T5"> </text:span><text:span text:style-name="T8">ושנים</text:span><text:span text:style-name="T5"> </text:span><text:span text:style-name="T8">מחלון</text:span><text:span text:style-name="T5"> </text:span><text:span text:style-name="T8">זה</text:span><text:span text:style-name="T5"> </text:span><text:span text:style-name="T8">והוזמה</text:span><text:span text:style-name="T5"> </text:span><text:span text:style-name="T8">כת</text:span><text:span text:style-name="T5"> </text:span><text:span text:style-name="T8">האחת, תצטרף</text:span><text:span text:style-name="T5"> </text:span><text:span text:style-name="T8">עדות</text:span><text:span text:style-name="T5"> </text:span><text:span text:style-name="T8">זו</text:span><text:span text:style-name="T5"> </text:span><text:span text:style-name="T8">להיות</text:span><text:span text:style-name="T5"> </text:span><text:span text:style-name="T8">כולם</text:span><text:span text:style-name="T5"> </text:span><text:span text:style-name="T8">ככת</text:span><text:span text:style-name="T5"> </text:span><text:span text:style-name="T8">אחת</text:span><text:span text:style-name="T5"> </text:span><text:span text:style-name="T8">להציל</text:span><text:span text:style-name="T5"> </text:span><text:span text:style-name="T8">את</text:span><text:span text:style-name="T5"> </text:span><text:span text:style-name="T8">הזוממין</text:span><text:span text:style-name="T5"> </text:span><text:span text:style-name="T8">ואת</text:span><text:span text:style-name="T5"> </text:span><text:span text:style-name="T8">הנדון: שתהא</text:span><text:span text:style-name="T5"> </text:span><text:span text:style-name="T8">עדותן</text:span><text:span text:style-name="T5"> </text:span><text:span text:style-name="T8">בטלה: כיון</text:span><text:span text:style-name="T5"> </text:span><text:span text:style-name="T8">דבעלמא</text:span><text:span text:style-name="T5"> </text:span><text:span text:style-name="T8">מצטרפת</text:span><text:span text:style-name="T5"> </text:span><text:span text:style-name="T8">- יש</text:span><text:span text:style-name="T5"> </text:span><text:span text:style-name="T8">טעם</text:span><text:span text:style-name="T5"> </text:span><text:span text:style-name="T8">כאן</text:span><text:span text:style-name="T5"> </text:span><text:span text:style-name="T8">להצילו, ורחמנא</text:span><text:span text:style-name="T5"> </text:span><text:span text:style-name="T8">אמר</text:span><text:span text:style-name="T5"> </text:span><text:span text:style-name="T8">'</text:span><text:span text:style-name="T11">והצילו</text:span><text:span text:style-name="T5"> </text:span><text:span text:style-name="T11">העדה</text:span><text:span text:style-name="T8">'</text:span><text:span text:style-name="T2">)</text:span><text:span text:style-name="T1"> אלמה</text:span><text:span text:style-name="T4"> </text:span><text:span text:style-name="T1">תנן</text:span><text:span text:style-name="T4"> </text:span><text:span text:style-name="T1">'הוא</text:span><text:span text:style-name="T4"> </text:span><text:span text:style-name="T1">והן</text:span><text:span text:style-name="T4"> </text:span><text:span text:style-name="T1">נהרגין'?</text:span></text:p>
      <text:p text:style-name="P11">קשיא.</text:p>
      <text:p text:style-name="P11"/>
      <text:p text:style-name="P10"><text:span text:style-name="T1">רבי</text:span><text:span text:style-name="T4"> </text:span><text:span text:style-name="T1">יוסי</text:span><text:span text:style-name="T4"> </text:span><text:span text:style-name="T1">אומר</text:span><text:span text:style-name="T4"> </text:span><text:span text:style-name="T2">[לעולם</text:span><text:span text:style-name="T5"> </text:span><text:span text:style-name="T2">אין</text:span><text:span text:style-name="T5"> </text:span><text:span text:style-name="T2">נהרגין</text:span><text:span text:style-name="T5"> </text:span><text:span text:style-name="T2">עד</text:span><text:span text:style-name="T5"> </text:span><text:span text:style-name="T2">שיהו</text:span><text:span text:style-name="T5"> </text:span><text:span text:style-name="T2">שני</text:span><text:span text:style-name="T5"> </text:span><text:span text:style-name="T2">עדיו</text:span><text:span text:style-name="T5"> </text:span><text:span text:style-name="T2">מתרין</text:span><text:span text:style-name="T5"> </text:span><text:span text:style-name="T2">בו, שנאמר</text:span><text:span text:style-name="T5"> </text:span><text:span text:style-name="T2">(</text:span><text:span text:style-name="T8">דברים</text:span><text:span text:style-name="T5"> </text:span><text:span text:style-name="T8">יז,ו</text:span><text:span text:style-name="T2">) </text:span><text:span text:style-name="T11">על</text:span><text:span text:style-name="T5"> </text:span><text:span text:style-name="T11">פי</text:span><text:span text:style-name="T5"> </text:span><text:span text:style-name="T11">שנים</text:span><text:span text:style-name="T5"> </text:span><text:span text:style-name="T11">עדים</text:span><text:span text:style-name="T2">]</text:span><text:span text:style-name="T1">: <text:s/></text:span></text:p>
      <text:p text:style-name="P10"><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אביי: ומי</text:span><text:span text:style-name="T4"> </text:span><text:span text:style-name="T1">אית</text:span><text:span text:style-name="T4"> </text:span><text:span text:style-name="T1">ליה</text:span><text:span text:style-name="T4"> </text:span><text:span text:style-name="T1">לרבי</text:span><text:span text:style-name="T4"> </text:span><text:span text:style-name="T1">יוסי</text:span><text:span text:style-name="T4"> </text:span><text:span text:style-name="T1">האי</text:span><text:span text:style-name="T4"> </text:span><text:span text:style-name="T1">סברא</text:span><text:span text:style-name="T4"> </text:span><text:span text:style-name="T2">(</text:span><text:span text:style-name="T8">התראה</text:span><text:span text:style-name="T5"> </text:span><text:span text:style-name="T8">כלל</text:span><text:span text:style-name="T2">)</text:span><text:span text:style-name="T1">? והתנן</text:span><text:span text:style-name="T4"> </text:span><text:span text:style-name="T8">[פ"ב</text:span><text:span text:style-name="T5"> </text:span><text:span text:style-name="T8">מ"ג</text:span><text:span text:style-name="T5"> </text:span><text:span text:style-name="T8">דף</text:span><text:span text:style-name="T5"> </text:span><text:span text:style-name="T8">ט,ב]</text:span><text:span text:style-name="T1">: רבי</text:span><text:span text:style-name="T4"> </text:span><text:span text:style-name="T1">יוסי</text:span><text:span text:style-name="T4"> </text:span><text:span text:style-name="T1">אומר: השונא</text:span><text:span text:style-name="T4"> </text:span><text:span text:style-name="T2">(</text:span><text:span text:style-name="T8">שאמר</text:span><text:span text:style-name="T5"> </text:span><text:span text:style-name="T8">"בשוגג</text:span><text:span text:style-name="T5"> </text:span><text:span text:style-name="T8">הרגתי"</text:span><text:span text:style-name="T2">)</text:span><text:span text:style-name="T1"> נהרג</text:span><text:span text:style-name="T4"> </text:span><text:span text:style-name="T1">מפני</text:span><text:span text:style-name="T4"> </text:span><text:span text:style-name="T1">שהוא</text:span><text:span text:style-name="T4"> </text:span><text:span text:style-name="T1">כמועד</text:span><text:span text:style-name="T4"> </text:span><text:span text:style-name="T1">ומותרה!</text:span></text:p>
      <text:p text:style-name="P10"><text:span text:style-name="T1">אמר</text:span><text:span text:style-name="T4"> </text:span><text:span text:style-name="T1">ליה: ההוא</text:span><text:span text:style-name="T4"> </text:span><text:span text:style-name="T1">- רבי</text:span><text:span text:style-name="T4"> </text:span><text:span text:style-name="T1">יוסי</text:span><text:span text:style-name="T4"> </text:span><text:span text:style-name="T28">בר</text:span><text:span text:style-name="T30"> </text:span><text:span text:style-name="T28">יהודה</text:span><text:span text:style-name="T4"> </text:span><text:span text:style-name="T1">היא, דתניא: 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אומר: חבר</text:span><text:span text:style-name="T4"> </text:span><text:span text:style-name="T1">אין</text:span><text:span text:style-name="T4"> </text:span><text:span text:style-name="T1">צריך</text:span><text:span text:style-name="T4"> </text:span><text:span text:style-name="T1">התראה</text:span><text:span text:style-name="T4"> </text:span><text:span text:style-name="T1">לפי</text:span><text:span text:style-name="T4"> </text:span><text:span text:style-name="T1">שלא</text:span><text:span text:style-name="T4"> </text:span><text:span text:style-name="T1">ניתנה</text:span><text:span text:style-name="T4"> </text:span><text:span text:style-name="T1">התראה</text:span><text:span text:style-name="T4"> </text:span><text:span text:style-name="T1">אלא</text:span><text:span text:style-name="T4"> </text:span><text:span text:style-name="T1">להבחין</text:span><text:span text:style-name="T4"> </text:span><text:span text:style-name="T1">בין</text:span><text:span text:style-name="T4"> </text:span><text:span text:style-name="T1">שוגג</text:span><text:span text:style-name="T4"> </text:span><text:span text:style-name="T1">למזיד.</text:span></text:p>
      <text:p text:style-name="P11"/>
      <text:p text:style-name="P10"><text:span text:style-name="T1">'דבר</text:span><text:span text:style-name="T4"> </text:span><text:span text:style-name="T1">אחר: </text:span><text:span text:style-name="T10">על</text:span><text:span text:style-name="T4"> </text:span><text:span text:style-name="T10">פי</text:span><text:span text:style-name="T4"> </text:span><text:span text:style-name="T10">שנים</text:span><text:span text:style-name="T4"> </text:span><text:span text:style-name="T10">עדים</text:span><text:span text:style-name="T4"> </text:span><text:span text:style-name="T1">- שלא</text:span><text:span text:style-name="T4"> </text:span><text:span text:style-name="T1">תהא</text:span><text:span text:style-name="T4"> </text:span><text:span text:style-name="T1">סנהדרין</text:span><text:span text:style-name="T4"> </text:span><text:span text:style-name="T1">שומעת</text:span><text:span text:style-name="T4"> </text:span><text:span text:style-name="T1">מפי</text:span><text:span text:style-name="T4"> </text:span><text:span text:style-name="T1">התורגמן:' </text:span></text:p>
      <text:p text:style-name="P10"><text:span text:style-name="T1">הנהו</text:span><text:span text:style-name="T4"> </text:span><text:span text:style-name="T1">לעוזי</text:span><text:span text:style-name="T4"> </text:span><text:span text:style-name="T2">(</text:span><text:span text:style-name="T8">בעלי</text:span><text:span text:style-name="T5"> </text:span><text:span text:style-name="T8">לשון</text:span><text:span text:style-name="T5"> </text:span><text:span text:style-name="T8">אחרת</text:span><text:span text:style-name="T5"> </text:span><text:span text:style-name="T8">שאין</text:span><text:span text:style-name="T5"> </text:span><text:span text:style-name="T8">הדיינין</text:span><text:span text:style-name="T5"> </text:span><text:span text:style-name="T8">מכירין</text:span><text:span text:style-name="T5"> </text:span><text:span text:style-name="T8">בה</text:span><text:span text:style-name="T2">)</text:span><text:span text:style-name="T1"> דאתו</text:span><text:span text:style-name="T4"> </text:span><text:span text:style-name="T1">לקמיה</text:span><text:span text:style-name="T4"> </text:span><text:span text:style-name="T1">דרבא</text:span><text:span text:style-name="T4"> </text:span><text:span text:style-name="T1">- אוקי</text:span><text:span text:style-name="T4"> </text:span><text:span text:style-name="T1">רבא</text:span><text:span text:style-name="T4"> </text:span><text:span text:style-name="T1">תורגמן</text:span><text:span text:style-name="T4"> </text:span><text:span text:style-name="T1">בינייהו; והיכי</text:span><text:span text:style-name="T4"> </text:span><text:span text:style-name="T1">עביד</text:span><text:span text:style-name="T4"> </text:span><text:span text:style-name="T1">הכי? והתנן</text:span><text:span text:style-name="T4"> </text:span><text:span text:style-name="T1">'שלא</text:span><text:span text:style-name="T4"> </text:span><text:span text:style-name="T1">תהא</text:span><text:span text:style-name="T4"> </text:span><text:span text:style-name="T1">סנהדרין</text:span><text:span text:style-name="T4"> </text:span><text:span text:style-name="T1">שומעת</text:span><text:span text:style-name="T4"> </text:span><text:span text:style-name="T1">מפי</text:span><text:span text:style-name="T4"> </text:span><text:span text:style-name="T1">התורגמן'?</text:span></text:p>
      <text:p text:style-name="P10"><text:span text:style-name="T1">רבא</text:span><text:span text:style-name="T4"> </text:span><text:span text:style-name="T1">מידע</text:span><text:span text:style-name="T4"> </text:span><text:span text:style-name="T1">הוה</text:span><text:span text:style-name="T4"> </text:span><text:span text:style-name="T1">ידע</text:span><text:span text:style-name="T4"> </text:span><text:span text:style-name="T28">מה</text:span><text:span text:style-name="T30"> </text:span><text:span text:style-name="T28">דהוו</text:span><text:span text:style-name="T30"> </text:span><text:span text:style-name="T28">אמרי</text:span><text:span text:style-name="T1">, </text:span><text:span text:style-name="T28">ואהדורי</text:span><text:span text:style-name="T4"> </text:span><text:span text:style-name="T1">הוא</text:span><text:span text:style-name="T4"> </text:span><text:span text:style-name="T1">דלא</text:span><text:span text:style-name="T4"> </text:span><text:span text:style-name="T1">הוה</text:span><text:span text:style-name="T4"> </text:span><text:span text:style-name="T1">ידע.</text:span><text:span text:style-name="T8"> </text:span></text:p>
      <text:p text:style-name="P11"/>
      <text:p text:style-name="P10"><text:span text:style-name="T1">(מכות</text:span><text:span text:style-name="T4"> </text:span><text:span text:style-name="T1">ז,א)</text:span></text:p>
      <text:p text:style-name="P10"><text:span text:style-name="T1">אילעא</text:span><text:span text:style-name="T4"> </text:span><text:span text:style-name="T1">וטוביה</text:span><text:span text:style-name="T4"> </text:span><text:span text:style-name="T2">(</text:span><text:span text:style-name="T8">עדי</text:span><text:span text:style-name="T5"> </text:span><text:span text:style-name="T8">הלואה</text:span><text:span text:style-name="T2">)</text:span><text:span text:style-name="T1"> - קריביה</text:span><text:span text:style-name="T4"> </text:span><text:span text:style-name="T1">דערבא</text:span><text:span text:style-name="T4"> </text:span><text:span text:style-name="T2">(</text:span><text:span text:style-name="T8">היו</text:span><text:span text:style-name="T5"> </text:span><text:span text:style-name="T8">קרובין</text:span><text:span text:style-name="T5"> </text:span><text:span text:style-name="T8">אל</text:span><text:span text:style-name="T5"> </text:span><text:span text:style-name="T8">הערב</text:span><text:span text:style-name="T2">)</text:span><text:span text:style-name="T1">; הוה</text:span><text:span text:style-name="T4"> </text:span><text:span text:style-name="T1">סבר</text:span><text:span text:style-name="T4"> </text:span><text:span text:style-name="T1">רב</text:span><text:span text:style-name="T4"> </text:span><text:span text:style-name="T1">פפא</text:span><text:span text:style-name="T4"> </text:span><text:span text:style-name="T1">למימר: גבי</text:span><text:span text:style-name="T4"> </text:span><text:span text:style-name="T1">לוה</text:span><text:span text:style-name="T4"> </text:span><text:span text:style-name="T1">ומלוה</text:span><text:span text:style-name="T4"> </text:span><text:span text:style-name="T1">רחיקי</text:span><text:span text:style-name="T4"> </text:span><text:span text:style-name="T1">נינהו; אמר</text:span><text:span text:style-name="T4"> </text:span><text:span text:style-name="T1">ליה</text:span><text:span text:style-name="T4"> </text:span><text:span text:style-name="T1">רב</text:span><text:span text:style-name="T4"> </text:span><text:span text:style-name="T1">הונא</text:span><text:span text:style-name="T4"> </text:span><text:span text:style-name="T1">בריה</text:span><text:span text:style-name="T4"> </text:span><text:span text:style-name="T1">דרב</text:span><text:span text:style-name="T4"> </text:span><text:span text:style-name="T1">יהושע</text:span><text:span text:style-name="T4"> </text:span><text:span text:style-name="T1">לרב</text:span><text:span text:style-name="T4"> </text:span><text:span text:style-name="T1">פפא" אי</text:span><text:span text:style-name="T4"> </text:span><text:span text:style-name="T1">לית</text:span><text:span text:style-name="T4"> </text:span><text:span text:style-name="T1">ליה</text:span><text:span text:style-name="T4"> </text:span><text:span text:style-name="T1">ללוה</text:span><text:span text:style-name="T4"> </text:span><text:span text:style-name="T1">- לאו</text:span><text:span text:style-name="T4"> </text:span><text:span text:style-name="T1">בתר</text:span><text:span text:style-name="T4"> </text:span><text:span text:style-name="T1">ערבא</text:span><text:span text:style-name="T4"> </text:span><text:span text:style-name="T1">אזיל</text:span><text:span text:style-name="T4"> </text:span><text:span text:style-name="T1">מלוה?</text:span></text:p>
      <text:p text:style-name="P11"/>
      <text:p text:style-name="P11"/>
      <text:p text:style-name="P11">משנה:</text:p>
      <text:p text:style-name="P10"><text:span text:style-name="T1">מי</text:span><text:span text:style-name="T4"> </text:span><text:span text:style-name="T1">שנגמר</text:span><text:span text:style-name="T4"> </text:span><text:span text:style-name="T1">דינו</text:span><text:span text:style-name="T4"> </text:span><text:span text:style-name="T1">וברח</text:span><text:span text:style-name="T4"> </text:span><text:span text:style-name="T1">ובא</text:span><text:span text:style-name="T4"> </text:span><text:span text:style-name="T1">לפני</text:span><text:span text:style-name="T4"> </text:span><text:span text:style-name="T1">אותו</text:span><text:span text:style-name="T4"> </text:span><text:span text:style-name="T1">בית</text:span><text:span text:style-name="T4"> </text:span><text:span text:style-name="T1">דין</text:span><text:span text:style-name="T4"> </text:span><text:span text:style-name="T2">(</text:span><text:span text:style-name="T8">שנתחייב</text:span><text:span text:style-name="T5"> </text:span><text:span text:style-name="T8">בו</text:span><text:span text:style-name="T2">)</text:span><text:span text:style-name="T1"> - אין</text:span><text:span text:style-name="T4"> </text:span><text:span text:style-name="T1">סותרין</text:span><text:span text:style-name="T4"> </text:span><text:span text:style-name="T1">את</text:span><text:span text:style-name="T4"> </text:span><text:span text:style-name="T1">דינו</text:span><text:span text:style-name="T4"> </text:span><text:span text:style-name="T2">(</text:span><text:span text:style-name="T8">לחזור</text:span><text:span text:style-name="T5"> </text:span><text:span text:style-name="T8">ולישא</text:span><text:span text:style-name="T5"> </text:span><text:span text:style-name="T8">וליתן</text:span><text:span text:style-name="T5"> </text:span><text:span text:style-name="T8">אולי</text:span><text:span text:style-name="T5"> </text:span><text:span text:style-name="T8">יזכה</text:span><text:span text:style-name="T2">)</text:span><text:span text:style-name="T1">.</text:span></text:p>
      <text:p text:style-name="P10"><text:span text:style-name="T1">כל</text:span><text:span text:style-name="T4"> </text:span><text:span text:style-name="T1">מקום</text:span><text:span text:style-name="T4"> </text:span><text:span text:style-name="T1">שיעמדו</text:span><text:span text:style-name="T4"> </text:span><text:span text:style-name="T1">שנים</text:span><text:span text:style-name="T4"> </text:span><text:span text:style-name="T1">ויאמרו</text:span><text:span text:style-name="T4"> </text:span><text:span text:style-name="T1">"מעידים</text:span><text:span text:style-name="T4"> </text:span><text:span text:style-name="T1">אנו</text:span><text:span text:style-name="T4"> </text:span><text:span text:style-name="T1">באיש</text:span><text:span text:style-name="T4"> </text:span><text:span text:style-name="T1">פלוני</text:span><text:span text:style-name="T4"> </text:span><text:span text:style-name="T1">שנגמר</text:span><text:span text:style-name="T4"> </text:span><text:span text:style-name="T1">דינו</text:span><text:span text:style-name="T4"> </text:span><text:span text:style-name="T1">בבית</text:span><text:span text:style-name="T4"> </text:span><text:span text:style-name="T1">דין</text:span><text:span text:style-name="T4"> </text:span><text:span text:style-name="T1">של</text:span><text:span text:style-name="T4"> </text:span><text:span text:style-name="T1">פלוני, ופלוני</text:span><text:span text:style-name="T4"> </text:span><text:span text:style-name="T1">ופלוני</text:span><text:span text:style-name="T4"> </text:span><text:span text:style-name="T1">עדיו" - הרי</text:span><text:span text:style-name="T4"> </text:span><text:span text:style-name="T1">זה</text:span><text:span text:style-name="T4"> </text:span><text:span text:style-name="T1">יהרג.</text:span></text:p>
      <text:p text:style-name="P10"><text:span text:style-name="T1">סנהדרין</text:span><text:span text:style-name="T4"> </text:span><text:span text:style-name="T1">נוהגת</text:span><text:span text:style-name="T4"> </text:span><text:span text:style-name="T1">בארץ</text:span><text:span text:style-name="T4"> </text:span><text:span text:style-name="T1">ובחוצה</text:span><text:span text:style-name="T4"> </text:span><text:span text:style-name="T1">לארץ.</text:span></text:p>
      <text:p text:style-name="P10"><text:span text:style-name="T1">סנהדרין</text:span><text:span text:style-name="T4"> </text:span><text:span text:style-name="T1">ההורגת</text:span><text:span text:style-name="T4"> </text:span><text:span text:style-name="T1">אחד</text:span><text:span text:style-name="T4"> </text:span><text:span text:style-name="T1">בשבוע</text:span><text:span text:style-name="T4"> </text:span><text:span text:style-name="T1">- נקראת</text:span><text:span text:style-name="T4"> </text:span><text:span text:style-name="T1">'חובלנית'; </text:span></text:p>
      <text:p text:style-name="P10"><text:span text:style-name="T1">רבי</text:span><text:span text:style-name="T4"> </text:span><text:span text:style-name="T1">אליעזר</text:span><text:span text:style-name="T4"> </text:span><text:span text:style-name="T1">בן</text:span><text:span text:style-name="T4"> </text:span><text:span text:style-name="T1">עזריה</text:span><text:span text:style-name="T4"> </text:span><text:span text:style-name="T1">אומר: אחד</text:span><text:span text:style-name="T4"> </text:span><text:span text:style-name="T1">לשבעים</text:span><text:span text:style-name="T4"> </text:span><text:span text:style-name="T1">שנה; </text:span></text:p>
      <text:p text:style-name="P10"><text:span text:style-name="T1">רבי</text:span><text:span text:style-name="T4"> </text:span><text:span text:style-name="T1">טרפון</text:span><text:span text:style-name="T4"> </text:span><text:span text:style-name="T1">ורבי</text:span><text:span text:style-name="T4"> </text:span><text:span text:style-name="T1">עקיבא</text:span><text:span text:style-name="T4"> </text:span><text:span text:style-name="T1">אומרים: אילו</text:span><text:span text:style-name="T4"> </text:span><text:span text:style-name="T1">היינו</text:span><text:span text:style-name="T4"> </text:span><text:span text:style-name="T1">בסנהדרין</text:span><text:span text:style-name="T4"> </text:span><text:span text:style-name="T2">(</text:span><text:span text:style-name="T8">בימים</text:span><text:span text:style-name="T5"> </text:span><text:span text:style-name="T8">שסנהדרין</text:span><text:span text:style-name="T5"> </text:span><text:span text:style-name="T8">דנו</text:span><text:span text:style-name="T5"> </text:span><text:span text:style-name="T8">דיני</text:span><text:span text:style-name="T5"> </text:span><text:span text:style-name="T8">נפשות</text:span><text:span text:style-name="T2">)</text:span><text:span text:style-name="T1"> לא</text:span><text:span text:style-name="T4"> </text:span><text:span text:style-name="T1">נהרג</text:span><text:span text:style-name="T4"> </text:span><text:span text:style-name="T1">אדם</text:span><text:span text:style-name="T4"> </text:span><text:span text:style-name="T2">(</text:span><text:span text:style-name="T8">בה</text:span><text:span text:style-name="T2">)</text:span><text:span text:style-name="T1"> מעולם</text:span><text:span text:style-name="T4"> </text:span><text:span text:style-name="T2">(</text:span><text:span text:style-name="T8">כדמפרש</text:span><text:span text:style-name="T5"> </text:span><text:span text:style-name="T8">בגמרא: שבדקו</text:span><text:span text:style-name="T5"> </text:span><text:span text:style-name="T8">את</text:span><text:span text:style-name="T5"> </text:span><text:span text:style-name="T8">העדים</text:span><text:span text:style-name="T5"> </text:span><text:span text:style-name="T8">בדבר</text:span><text:span text:style-name="T5"> </text:span><text:span text:style-name="T8">שלא</text:span><text:span text:style-name="T5"> </text:span><text:span text:style-name="T8">ידעו</text:span><text:span text:style-name="T5"> </text:span><text:span text:style-name="T8">להשיב</text:span><text:span text:style-name="T2">)</text:span><text:span text:style-name="T1">!</text:span></text:p>
      <text:p text:style-name="P10"><text:soft-page-break/><text:span text:style-name="T1">רבן</text:span><text:span text:style-name="T4"> </text:span><text:span text:style-name="T1">שמעון</text:span><text:span text:style-name="T4"> </text:span><text:span text:style-name="T1">בן</text:span><text:span text:style-name="T4"> </text:span><text:span text:style-name="T1">גמליאל</text:span><text:span text:style-name="T4"> </text:span><text:span text:style-name="T1">אומר: אף</text:span><text:span text:style-name="T4"> </text:span><text:span text:style-name="T1">הן</text:span><text:span text:style-name="T4"> </text:span><text:span text:style-name="T2">(</text:span><text:span text:style-name="T8">אם</text:span><text:span text:style-name="T5"> </text:span><text:span text:style-name="T8">היו</text:span><text:span text:style-name="T5"> </text:span><text:span text:style-name="T8">עושים</text:span><text:span text:style-name="T5"> </text:span><text:span text:style-name="T8">כן</text:span><text:span text:style-name="T2">)</text:span><text:span text:style-name="T1"> - </text:span><text:span text:style-name="T2">(</text:span><text:span text:style-name="T8">היו</text:span><text:span text:style-name="T2">)</text:span><text:span text:style-name="T1"> מרבין</text:span><text:span text:style-name="T4"> </text:span><text:span text:style-name="T1">שופכי</text:span><text:span text:style-name="T4"> </text:span><text:span text:style-name="T1">דמים</text:span><text:span text:style-name="T4"> </text:span><text:span text:style-name="T1">בישראל</text:span><text:span text:style-name="T4"> </text:span><text:span text:style-name="T2">(</text:span><text:span text:style-name="T8">שלא</text:span><text:span text:style-name="T5"> </text:span><text:span text:style-name="T8">יראו</text:span><text:span text:style-name="T5"> </text:span><text:span text:style-name="T8">מבית</text:span><text:span text:style-name="T5"> </text:span><text:span text:style-name="T8">דין</text:span><text:span text:style-name="T2">)</text:span><text:span text:style-name="T1">.</text:span></text:p>
      <text:p text:style-name="P11"/>
      <text:p text:style-name="P11">גמרא:</text:p>
      <text:p text:style-name="P10"><text:span text:style-name="T1">'לפני</text:span><text:span text:style-name="T4"> </text:span><text:span text:style-name="T1">אותו</text:span><text:span text:style-name="T4"> </text:span><text:span text:style-name="T1">בית</text:span><text:span text:style-name="T4"> </text:span><text:span text:style-name="T1">דין' - הוא</text:span><text:span text:style-name="T4"> </text:span><text:span text:style-name="T1">דאין</text:span><text:span text:style-name="T4"> </text:span><text:span text:style-name="T1">סותרין, הא</text:span><text:span text:style-name="T4"> </text:span><text:span text:style-name="T1">לפני</text:span><text:span text:style-name="T4"> </text:span><text:span text:style-name="T1">בית</text:span><text:span text:style-name="T4"> </text:span><text:span text:style-name="T1">דין</text:span><text:span text:style-name="T4"> </text:span><text:span text:style-name="T1">אחר</text:span><text:span text:style-name="T4"> </text:span><text:span text:style-name="T1">סותרין?</text:span></text:p>
      <text:p text:style-name="P10"><text:span text:style-name="T1">הא</text:span><text:span text:style-name="T4"> </text:span><text:span text:style-name="T1">תני</text:span><text:span text:style-name="T4"> </text:span><text:span text:style-name="T1">סיפא: 'כל</text:span><text:span text:style-name="T4"> </text:span><text:span text:style-name="T1">מקום</text:span><text:span text:style-name="T4"> </text:span><text:span text:style-name="T1">שיעמדו</text:span><text:span text:style-name="T4"> </text:span><text:span text:style-name="T1">שנים</text:span><text:span text:style-name="T4"> </text:span><text:span text:style-name="T1">ויאמרו</text:span><text:span text:style-name="T4"> </text:span><text:span text:style-name="T1">"מעידין</text:span><text:span text:style-name="T4"> </text:span><text:span text:style-name="T1">אנו</text:span><text:span text:style-name="T4"> </text:span><text:span text:style-name="T1">את</text:span><text:span text:style-name="T4"> </text:span><text:span text:style-name="T1">איש</text:span><text:span text:style-name="T4"> </text:span><text:span text:style-name="T1">פלוני</text:span><text:span text:style-name="T4"> </text:span><text:span text:style-name="T1">שנגמר</text:span><text:span text:style-name="T4"> </text:span><text:span text:style-name="T1">דינו</text:span><text:span text:style-name="T4"> </text:span><text:span text:style-name="T1">בבית</text:span><text:span text:style-name="T4"> </text:span><text:span text:style-name="T1">דין</text:span><text:span text:style-name="T4"> </text:span><text:span text:style-name="T1">פלוני</text:span><text:span text:style-name="T4"> </text:span><text:span text:style-name="T1">ופלוני</text:span><text:span text:style-name="T4"> </text:span><text:span text:style-name="T1">ופלוני</text:span><text:span text:style-name="T4"> </text:span><text:span text:style-name="T1">עדיו" - הרי</text:span><text:span text:style-name="T4"> </text:span><text:span text:style-name="T1">זה</text:span><text:span text:style-name="T4"> </text:span><text:span text:style-name="T1">נהרג'? </text:span></text:p>
      <text:p text:style-name="P9"><text:span text:style-name="T67">אמר</text:span><text:span text:style-name="T69"> </text:span><text:span text:style-name="T67">אביי: לא</text:span><text:span text:style-name="T69"> </text:span><text:span text:style-name="T67">קשיא: כאן</text:span><text:span text:style-name="T69"> </text:span><text:span text:style-name="T67">בארץ</text:span><text:span text:style-name="T69"> </text:span><text:span text:style-name="T67">ישראל</text:span><text:span text:style-name="T69"> </text:span><text:span text:style-name="T67">כאן</text:span><text:span text:style-name="T69"> </text:span><text:span text:style-name="T67">בחוצה</text:span><text:span text:style-name="T69"> </text:span><text:span text:style-name="T67">לארץ, דתניא: רבי</text:span><text:span text:style-name="T69"> </text:span><text:span text:style-name="T67">יהודה</text:span><text:span text:style-name="T69"> </text:span><text:span text:style-name="T67">בן</text:span><text:span text:style-name="T69"> </text:span><text:span text:style-name="T67">דוסתאי</text:span><text:span text:style-name="T69"> </text:span><text:span text:style-name="T67">אומר</text:span><text:span text:style-name="T69"> </text:span><text:span text:style-name="T67">משום</text:span><text:span text:style-name="T69"> </text:span><text:span text:style-name="T67">רבי</text:span><text:span text:style-name="T69"> </text:span><text:span text:style-name="T67">שמעון</text:span><text:span text:style-name="T69"> </text:span><text:span text:style-name="T67">בן</text:span><text:span text:style-name="T69"> </text:span><text:span text:style-name="T67">שטח: ברח</text:span><text:span text:style-name="T69"> </text:span><text:span text:style-name="T67">מארץ</text:span><text:span text:style-name="T69"> </text:span><text:span text:style-name="T67">לחוצה</text:span><text:span text:style-name="T69"> </text:span><text:span text:style-name="T67">לארץ</text:span><text:span text:style-name="T69"> </text:span><text:span text:style-name="T67">- אין</text:span><text:span text:style-name="T69"> </text:span><text:span text:style-name="T67">סותרין</text:span><text:span text:style-name="T69"> </text:span><text:span text:style-name="T67">את</text:span><text:span text:style-name="T69"> </text:span><text:span text:style-name="T67">דינו; מחוצה</text:span><text:span text:style-name="T69"> </text:span><text:span text:style-name="T67">לארץ</text:span><text:span text:style-name="T69"> </text:span><text:span text:style-name="T67">לארץ</text:span><text:span text:style-name="T69"> </text:span><text:span text:style-name="T67">- סותרין</text:span><text:span text:style-name="T69"> </text:span><text:span text:style-name="T67">את</text:span><text:span text:style-name="T69"> </text:span><text:span text:style-name="T67">דינו</text:span><text:span text:style-name="Footnote_20_Symbol"><text:span text:style-name="T4"><text:note text:id="ftn3" text:note-class="footnote"><text:note-citation>3</text:note-citation><text:note-body><text:p text:style-name="P2"><text:span text:style-name="T66"><text:s text:c="2"/></text:span><text:span text:style-name="T72">תוספתא</text:span><text:span text:style-name="T69"> </text:span><text:span text:style-name="T72">סנהדרין</text:span><text:span text:style-name="T69"> </text:span><text:span text:style-name="T72">סוף</text:span><text:span text:style-name="T69"> </text:span><text:span text:style-name="T72">פ"ג: </text:span><text:span text:style-name="T33">רבי</text:span><text:span text:style-name="T35"> </text:span><text:span text:style-name="T33">דוסתאי</text:span><text:span text:style-name="T35"> </text:span><text:span text:style-name="T33">בן</text:span><text:span text:style-name="T35"> </text:span><text:span text:style-name="T33">ר' יהודה</text:span><text:span text:style-name="T69"> </text:span><text:span text:style-name="T76">אומר: חייבי</text:span><text:span text:style-name="T69"> </text:span><text:span text:style-name="T76">מיתות</text:span><text:span text:style-name="T69"> </text:span><text:span text:style-name="T76">שברחו</text:span><text:span text:style-name="T69"> </text:span><text:span text:style-name="T76">מן</text:span><text:span text:style-name="T69"> </text:span><text:span text:style-name="T76">הארץ</text:span><text:span text:style-name="T69"> </text:span><text:span text:style-name="T76">לח"ל</text:span><text:span text:style-name="T69"> </text:span><text:span text:style-name="T76">- ממיתין</text:span><text:span text:style-name="T69"> </text:span><text:span text:style-name="T76">אותן</text:span><text:span text:style-name="T69"> </text:span><text:span text:style-name="T76">מיד; ושברחו</text:span><text:span text:style-name="T69"> </text:span><text:span text:style-name="T76">מחו"ל</text:span><text:span text:style-name="T69"> </text:span><text:span text:style-name="T76">לארץ</text:span><text:span text:style-name="T69"> </text:span><text:span text:style-name="T76">- אין</text:span><text:span text:style-name="T69"> </text:span><text:span text:style-name="T76">ממיתין</text:span><text:span text:style-name="T69"> </text:span><text:span text:style-name="T76">אותן</text:span><text:span text:style-name="T69"> </text:span><text:span text:style-name="T76">מיד, אלא</text:span><text:span text:style-name="T69"> </text:span><text:span text:style-name="T76">נידונין</text:span><text:span text:style-name="T69"> </text:span><text:span text:style-name="T76">בתחלה.</text:span></text:p></text:note-body></text:note></text:span></text:span><text:span text:style-name="T67">, מפני</text:span><text:span text:style-name="T69"> </text:span><text:span text:style-name="T67">זכותה</text:span><text:span text:style-name="T69"> </text:span><text:span text:style-name="T67">של</text:span><text:span text:style-name="T69"> </text:span><text:span text:style-name="T67">ארץ</text:span><text:span text:style-name="T69"> </text:span><text:span text:style-name="T67">ישראל</text:span><text:span text:style-name="T69"> </text:span><text:span text:style-name="T68">(</text:span><text:span text:style-name="T73">אולי</text:span><text:span text:style-name="T70"> </text:span><text:span text:style-name="T73">תועיל</text:span><text:span text:style-name="T70"> </text:span><text:span text:style-name="T73">למצוא</text:span><text:span text:style-name="T70"> </text:span><text:span text:style-name="T73">לו</text:span><text:span text:style-name="T70"> </text:span><text:span text:style-name="T73">פתח</text:span><text:span text:style-name="T70"> </text:span><text:span text:style-name="T73">של</text:span><text:span text:style-name="T70"> </text:span><text:span text:style-name="T73">זכות</text:span><text:span text:style-name="T68">)</text:span><text:span text:style-name="T67">.</text:span></text:p>
      <text:p text:style-name="P11"/>
      <text:p text:style-name="P10"><text:span text:style-name="T1">סנהדרין</text:span><text:span text:style-name="T4"> </text:span><text:span text:style-name="T1">נוהגת</text:span><text:span text:style-name="T4"> </text:span><text:span text:style-name="T1">כו' </text:span><text:span text:style-name="T2">[בארץ</text:span><text:span text:style-name="T5"> </text:span><text:span text:style-name="T2">ובחוצה</text:span><text:span text:style-name="T5"> </text:span><text:span text:style-name="T2">לארץ]</text:span><text:span text:style-name="T1">: <text:s/></text:span></text:p>
      <text:p text:style-name="P10"><text:span text:style-name="T1">מנא</text:span><text:span text:style-name="T4"> </text:span><text:span text:style-name="T1">הני</text:span><text:span text:style-name="T4"> </text:span><text:span text:style-name="T1">מילי?</text:span></text:p>
      <text:p text:style-name="P9"><text:span text:style-name="T67">דתנו</text:span><text:span text:style-name="T69"> </text:span><text:span text:style-name="T67">רבנן</text:span><text:span text:style-name="T69"> </text:span><text:span text:style-name="T73">[תוספתא</text:span><text:span text:style-name="T70"> </text:span><text:span text:style-name="T73">סנהדרין</text:span><text:span text:style-name="T70"> </text:span><text:span text:style-name="T73">פ"ג</text:span><text:span text:style-name="T70"> </text:span><text:span text:style-name="T73">מ"ה]</text:span><text:span text:style-name="Footnote_20_Symbol"><text:span text:style-name="T8"><text:note text:id="ftn4" text:note-class="footnote"><text:note-citation>4</text:note-citation><text:note-body><text:p text:style-name="P2"><text:span text:style-name="T66"><text:s text:c="2"/></text:span><text:span text:style-name="T76">סנהדרין</text:span><text:span text:style-name="T69"> </text:span><text:span text:style-name="T76">נוהגת</text:span><text:span text:style-name="T69"> </text:span><text:span text:style-name="T76">בארץ</text:span><text:span text:style-name="T69"> </text:span><text:span text:style-name="T76">ובחו"ל, שנאמר</text:span><text:span text:style-name="T69"> </text:span><text:span text:style-name="T76">(במדבר</text:span><text:span text:style-name="T69"> </text:span><text:span text:style-name="T76">לה) והיו</text:span><text:span text:style-name="T69"> </text:span><text:span text:style-name="T76">לכם</text:span><text:span text:style-name="T69"> </text:span><text:span text:style-name="T76">לחקת</text:span><text:span text:style-name="T69"> </text:span><text:span text:style-name="T76">משפט</text:span><text:span text:style-name="T69"> </text:span><text:span text:style-name="T76">לדורותיכם</text:span><text:span text:style-name="T69"> </text:span><text:span text:style-name="T76">[בכל</text:span><text:span text:style-name="T69"> </text:span><text:span text:style-name="T76">מושבותיכם]- בארץ</text:span><text:span text:style-name="T69"> </text:span><text:span text:style-name="T76">ובחו"ל; אם</text:span><text:span text:style-name="T69"> </text:span><text:span text:style-name="T76">כן</text:span><text:span text:style-name="T69"> </text:span><text:span text:style-name="T76">למה</text:span><text:span text:style-name="T69"> </text:span><text:span text:style-name="T76">נאמר</text:span><text:span text:style-name="T69"> </text:span><text:span text:style-name="T76">(דברים</text:span><text:span text:style-name="T69"> </text:span><text:span text:style-name="T76">טז) 'שופטים</text:span><text:span text:style-name="T69"> </text:span><text:span text:style-name="T76">ושוטרים</text:span><text:span text:style-name="T69"> </text:span><text:span text:style-name="T76">תתן</text:span><text:span text:style-name="T69"> </text:span><text:span text:style-name="T76">לך</text:span><text:span text:style-name="T69"> </text:span><text:span text:style-name="T33">בכל</text:span><text:span text:style-name="T35"> </text:span><text:span text:style-name="T33">שעריך</text:span><text:span text:style-name="T76">'? אלא</text:span><text:span text:style-name="T69"> </text:span><text:span text:style-name="T76">בא"י</text:span><text:span text:style-name="T69"> </text:span><text:span text:style-name="T76">עושין</text:span><text:span text:style-name="T69"> </text:span><text:span text:style-name="T76">אותן</text:span><text:span text:style-name="T69"> </text:span><text:span text:style-name="T76">בכל</text:span><text:span text:style-name="T69"> </text:span><text:span text:style-name="T76">עיר</text:span><text:span text:style-name="T69"> </text:span><text:span text:style-name="T76">ועיר</text:span><text:span text:style-name="T69"> </text:span><text:span text:style-name="T76">בחו"ל</text:span><text:span text:style-name="T69"> </text:span><text:span text:style-name="T76">עושין</text:span><text:span text:style-name="T69"> </text:span><text:span text:style-name="T76">אותן</text:span><text:span text:style-name="T69"> </text:span><text:span text:style-name="T76">פלכים</text:span><text:span text:style-name="T69"> </text:span><text:span text:style-name="T76">פלכים. ר' שמעון</text:span><text:span text:style-name="T69"> </text:span><text:span text:style-name="T76">בן</text:span><text:span text:style-name="T69"> </text:span><text:span text:style-name="T76">גמליאל</text:span><text:span text:style-name="T69"> </text:span><text:span text:style-name="T76">אומר: (שם) לשבטיך</text:span><text:span text:style-name="T69"> </text:span><text:span text:style-name="T76">ושפטו</text:span><text:span text:style-name="T69"> </text:span><text:span text:style-name="T76">- מצוה</text:span><text:span text:style-name="T69"> </text:span><text:span text:style-name="T76">על</text:span><text:span text:style-name="T69"> </text:span><text:span text:style-name="T76">השבט</text:span><text:span text:style-name="T69"> </text:span><text:span text:style-name="T76">שיהא</text:span><text:span text:style-name="T69"> </text:span><text:span text:style-name="T76">דן</text:span><text:span text:style-name="T69"> </text:span><text:span text:style-name="T76">את</text:span><text:span text:style-name="T69"> </text:span><text:span text:style-name="T76">שבטו</text:span><text:span text:style-name="T66"> </text:span></text:p></text:note-body></text:note></text:span></text:span><text:span text:style-name="T67">: </text:span><text:span text:style-name="T73">(במדבר</text:span><text:span text:style-name="T70"> </text:span><text:span text:style-name="T73">לה,כט)</text:span><text:span text:style-name="T67"> </text:span><text:span text:style-name="T76">והיו</text:span><text:span text:style-name="T69"> </text:span><text:span text:style-name="T76">אלה</text:span><text:span text:style-name="T69"> </text:span><text:span text:style-name="T76">לכם</text:span><text:span text:style-name="T69"> </text:span><text:span text:style-name="T76">לחוקת</text:span><text:span text:style-name="T69"> </text:span><text:span text:style-name="T76">משפט</text:span><text:span text:style-name="T69"> </text:span><text:span text:style-name="T76">לדורותיכם</text:span><text:span text:style-name="T69"> </text:span><text:span text:style-name="T77">[</text:span><text:span text:style-name="T34">בכל</text:span><text:span text:style-name="T36"> </text:span><text:span text:style-name="T34">מושבתיכם</text:span><text:span text:style-name="T77">]</text:span><text:span text:style-name="T67"> - <text:s/>למדנו</text:span><text:span text:style-name="T69"> </text:span><text:span text:style-name="T67">לסנהדרין</text:span><text:span text:style-name="T69"> </text:span><text:span text:style-name="T67">שנוהגת</text:span><text:span text:style-name="T69"> </text:span><text:span text:style-name="T67">בארץ</text:span><text:span text:style-name="T69"> </text:span><text:span text:style-name="T67">ובחוצה</text:span><text:span text:style-name="T69"> </text:span><text:span text:style-name="T67">לארץ;</text:span></text:p>
      <text:p text:style-name="P10"><text:span text:style-name="T1">אם</text:span><text:span text:style-name="T4"> </text:span><text:span text:style-name="T1">כן</text:span><text:span text:style-name="T4"> </text:span><text:span text:style-name="T1">מה</text:span><text:span text:style-name="T4"> </text:span><text:span text:style-name="T1">תלמוד</text:span><text:span text:style-name="T4"> </text:span><text:span text:style-name="T1">לומר</text:span><text:span text:style-name="T4"> </text:span><text:span text:style-name="T8">(דברים</text:span><text:span text:style-name="T5"> </text:span><text:span text:style-name="T8">טז,יח)</text:span><text:span text:style-name="T1"> </text:span><text:span text:style-name="T11">[שפטים</text:span><text:span text:style-name="T5"> </text:span><text:span text:style-name="T11">ושטרים</text:span><text:span text:style-name="T5"> </text:span><text:span text:style-name="T11">תתן</text:span><text:span text:style-name="T5"> </text:span><text:span text:style-name="T11">לך]</text:span><text:span text:style-name="T10"> ב</text:span><text:span text:style-name="T11">[כל]</text:span><text:span text:style-name="T10">שעריך</text:span><text:span text:style-name="T5"> </text:span><text:span text:style-name="T11">[אשר</text:span><text:span text:style-name="T5"> </text:span><text:span text:style-name="T11">ה' אלקיך</text:span><text:span text:style-name="T5"> </text:span><text:span text:style-name="T11">נתן</text:span><text:span text:style-name="T5"> </text:span><text:span text:style-name="T11">לך</text:span><text:span text:style-name="T5"> </text:span><text:span text:style-name="T11">לשבטיך</text:span><text:span text:style-name="T5"> </text:span><text:span text:style-name="T11">ושפטו</text:span><text:span text:style-name="T5"> </text:span><text:span text:style-name="T11">את</text:span><text:span text:style-name="T5"> </text:span><text:span text:style-name="T11">העם</text:span><text:span text:style-name="T5"> </text:span><text:span text:style-name="T11">משפט</text:span><text:span text:style-name="T5"> </text:span><text:span text:style-name="T11">צדק]</text:span><text:span text:style-name="T1">?</text:span></text:p>
      <text:p text:style-name="P10"><text:span text:style-name="T1">בשעריך</text:span><text:span text:style-name="T4"> </text:span><text:span text:style-name="T1">אתה</text:span><text:span text:style-name="T4"> </text:span><text:span text:style-name="T1">מושיב</text:span><text:span text:style-name="T4"> </text:span><text:span text:style-name="T2">(</text:span><text:span text:style-name="T8">אתה</text:span><text:span text:style-name="T5"> </text:span><text:span text:style-name="T8">חייב</text:span><text:span text:style-name="T5"> </text:span><text:span text:style-name="T8">להושיב</text:span><text:span text:style-name="T2">)</text:span><text:span text:style-name="T1"> בתי</text:span><text:span text:style-name="T4"> </text:span><text:span text:style-name="T1">דינים</text:span><text:span text:style-name="T4"> </text:span><text:span text:style-name="T1">בכל</text:span><text:span text:style-name="T4"> </text:span><text:span text:style-name="T1">פלך</text:span><text:span text:style-name="T4"> </text:span><text:span text:style-name="T1">ופלך</text:span><text:span text:style-name="T4"> </text:span><text:span text:style-name="T2">(</text:span><text:span text:style-name="T8">פלך</text:span><text:span text:style-name="T5"> </text:span><text:span text:style-name="T8">= הפרכיא</text:span><text:span text:style-name="T2">)</text:span><text:span text:style-name="T1"> ובכל</text:span><text:span text:style-name="T4"> </text:span><text:span text:style-name="T1">עיר</text:span><text:span text:style-name="T4"> </text:span><text:span text:style-name="T1">ועיר, ובחו"ל</text:span><text:span text:style-name="T4"> </text:span><text:span text:style-name="T1">אתה</text:span><text:span text:style-name="T4"> </text:span><text:span text:style-name="T1">מושיב</text:span><text:span text:style-name="T4"> </text:span><text:span text:style-name="T1">בכל</text:span><text:span text:style-name="T4"> </text:span><text:span text:style-name="T1">פלך</text:span><text:span text:style-name="T4"> </text:span><text:span text:style-name="T1">ופלך, ואי</text:span><text:span text:style-name="T4"> </text:span><text:span text:style-name="T1">אתה</text:span><text:span text:style-name="T4"> </text:span><text:span text:style-name="T1">מושיב</text:span><text:span text:style-name="T4"> </text:span><text:span text:style-name="T1">בכל</text:span><text:span text:style-name="T4"> </text:span><text:span text:style-name="T1">עיר</text:span><text:span text:style-name="T4"> </text:span><text:span text:style-name="T1">ועיר.</text:span></text:p>
      <text:p text:style-name="P13"/>
      <text:p text:style-name="P10"><text:span text:style-name="T1">סנהדרין</text:span><text:span text:style-name="T4"> </text:span><text:span text:style-name="T1">ההורגת</text:span><text:span text:style-name="T4"> </text:span><text:span text:style-name="T1">וכו' </text:span><text:span text:style-name="T2">[סנהדרין</text:span><text:span text:style-name="T5"> </text:span><text:span text:style-name="T2">ההורגת</text:span><text:span text:style-name="T5"> </text:span><text:span text:style-name="T2">אחד</text:span><text:span text:style-name="T5"> </text:span><text:span text:style-name="T2">בשבוע</text:span><text:span text:style-name="T5"> </text:span><text:span text:style-name="T2">- נקראת</text:span><text:span text:style-name="T5"> </text:span><text:span text:style-name="T2">'חובלנית'; </text:span></text:p>
      <text:p text:style-name="P10"><text:span text:style-name="T2">רבי</text:span><text:span text:style-name="T5"> </text:span><text:span text:style-name="T2">אליעזר</text:span><text:span text:style-name="T5"> </text:span><text:span text:style-name="T2">בן</text:span><text:span text:style-name="T5"> </text:span><text:span text:style-name="T2">עזריה</text:span><text:span text:style-name="T5"> </text:span><text:span text:style-name="T2">אומר: אחד</text:span><text:span text:style-name="T5"> </text:span><text:span text:style-name="T2">לשבעים</text:span><text:span text:style-name="T5"> </text:span><text:span text:style-name="T2">שנה]</text:span><text:span text:style-name="T1">: <text:s/></text:span></text:p>
      <text:p text:style-name="P10"><text:span text:style-name="T1">איבעיא</text:span><text:span text:style-name="T4"> </text:span><text:span text:style-name="T1">להו: אחת</text:span><text:span text:style-name="T4"> </text:span><text:span text:style-name="T1">לשבעים</text:span><text:span text:style-name="T4"> </text:span><text:span text:style-name="T1">שנה</text:span><text:span text:style-name="T4"> </text:span><text:span text:style-name="T1">- נקראת</text:span><text:span text:style-name="T4"> </text:span><text:span text:style-name="T1">חבלנית? או</text:span><text:span text:style-name="T4"> </text:span><text:span text:style-name="T1">דלמא</text:span><text:span text:style-name="T4"> </text:span><text:span text:style-name="T1">אורח</text:span><text:span text:style-name="T4"> </text:span><text:span text:style-name="T1">ארעא</text:span><text:span text:style-name="T4"> </text:span><text:span text:style-name="T1">היא?</text:span></text:p>
      <text:p text:style-name="P11">תיקו. <text:s/></text:p>
      <text:p text:style-name="P11"/>
      <text:p text:style-name="P10"><text:span text:style-name="T1">רבי</text:span><text:span text:style-name="T4"> </text:span><text:span text:style-name="T1">טרפון</text:span><text:span text:style-name="T4"> </text:span><text:span text:style-name="T1">ורבי</text:span><text:span text:style-name="T4"> </text:span><text:span text:style-name="T1">עקיבא</text:span><text:span text:style-name="T4"> </text:span><text:span text:style-name="T1">אומרים</text:span><text:span text:style-name="T4"> </text:span><text:span text:style-name="T1">אילו</text:span><text:span text:style-name="T4"> </text:span><text:span text:style-name="T1">היינו</text:span><text:span text:style-name="T4"> </text:span><text:span text:style-name="T1">וכו' </text:span><text:span text:style-name="T2">[בסנהדרין</text:span><text:span text:style-name="T5"> </text:span><text:span text:style-name="T2">לא</text:span><text:span text:style-name="T5"> </text:span><text:span text:style-name="T2">נהרג</text:span><text:span text:style-name="T5"> </text:span><text:span text:style-name="T2">אדם</text:span><text:span text:style-name="T5"> </text:span><text:span text:style-name="T2">(</text:span><text:span text:style-name="T8">בה</text:span><text:span text:style-name="T2">) מעולם! רבן</text:span><text:span text:style-name="T5"> </text:span><text:span text:style-name="T2">שמעון</text:span><text:span text:style-name="T5"> </text:span><text:span text:style-name="T2">בן</text:span><text:span text:style-name="T5"> </text:span><text:span text:style-name="T2">גמליאל</text:span><text:span text:style-name="T5"> </text:span><text:span text:style-name="T2">אומר: אף</text:span><text:span text:style-name="T5"> </text:span><text:span text:style-name="T2">הן</text:span><text:span text:style-name="T5"> </text:span><text:span text:style-name="T2">מרבין</text:span><text:span text:style-name="T5"> </text:span><text:span text:style-name="T2">שופכי</text:span><text:span text:style-name="T5"> </text:span><text:span text:style-name="T2">דמים</text:span><text:span text:style-name="T5"> </text:span><text:span text:style-name="T2">בישראל]</text:span><text:span text:style-name="T1">: <text:s/></text:span></text:p>
      <text:p text:style-name="P10"><text:span text:style-name="T1">היכי</text:span><text:span text:style-name="T4"> </text:span><text:span text:style-name="T1">הוו</text:span><text:span text:style-name="T4"> </text:span><text:span text:style-name="T1">עבדי?</text:span></text:p>
      <text:p text:style-name="P10"><text:span text:style-name="T1">רבי</text:span><text:span text:style-name="T4"> </text:span><text:span text:style-name="T1">יוחנן</text:span><text:span text:style-name="T4"> </text:span><text:span text:style-name="T1">ורבי</text:span><text:span text:style-name="T4"> </text:span><text:span text:style-name="T1">אלעזר, דאמרי</text:span><text:span text:style-name="T4"> </text:span><text:span text:style-name="T1">תרוייהו: "ראיתם</text:span><text:span text:style-name="T4"> </text:span><text:span text:style-name="T1">טריפה</text:span><text:span text:style-name="T4"> </text:span><text:span text:style-name="T1">הרג? שלם</text:span><text:span text:style-name="T4"> </text:span><text:span text:style-name="T1">הרג"?</text:span></text:p>
      <text:p text:style-name="P10"><text:span text:style-name="T1">אמר</text:span><text:span text:style-name="T4"> </text:span><text:span text:style-name="T1">רב</text:span><text:span text:style-name="T4"> </text:span><text:span text:style-name="T1">אשי: אם</text:span><text:span text:style-name="T4"> </text:span><text:span text:style-name="T1">תמצא</text:span><text:span text:style-name="T4"> </text:span><text:span text:style-name="T1">לומר</text:span><text:span text:style-name="T4"> </text:span><text:span text:style-name="T1">שלם</text:span><text:span text:style-name="T4"> </text:span><text:span text:style-name="T1">הוה</text:span><text:span text:style-name="T4"> </text:span><text:span text:style-name="T2">(</text:span><text:span text:style-name="T8">שיאמרו: בדקנוהו</text:span><text:span text:style-name="T5"> </text:span><text:span text:style-name="T8">לאחר</text:span><text:span text:style-name="T5"> </text:span><text:span text:style-name="T8">מיתתו</text:span><text:span text:style-name="T5"> </text:span><text:span text:style-name="T8">מכל</text:span><text:span text:style-name="T5"> </text:span><text:span text:style-name="T8">שמונה</text:span><text:span text:style-name="T5"> </text:span><text:span text:style-name="T8">עשרה</text:span><text:span text:style-name="T5"> </text:span><text:span text:style-name="T8">טריפות</text:span><text:span text:style-name="T2">)</text:span><text:span text:style-name="T1"> - דלמא</text:span><text:span text:style-name="T4"> </text:span><text:span text:style-name="T1">במקום</text:span><text:span text:style-name="T4"> </text:span><text:span text:style-name="T1">סייף</text:span><text:span text:style-name="T4"> </text:span><text:span text:style-name="T1">נקב</text:span><text:span text:style-name="T4"> </text:span><text:span text:style-name="T1">הוה? </text:span></text:p>
      <text:p text:style-name="P10"><text:span text:style-name="T1">בבועל</text:span><text:span text:style-name="T4"> </text:span><text:span text:style-name="T1">את</text:span><text:span text:style-name="T4"> </text:span><text:span text:style-name="T1">הערוה</text:span><text:span text:style-name="T4"> </text:span><text:span text:style-name="T1">- היכי</text:span><text:span text:style-name="T4"> </text:span><text:span text:style-name="T1">הוו</text:span><text:span text:style-name="T4"> </text:span><text:span text:style-name="T1">עבדי?</text:span></text:p>
      <text:p text:style-name="P10"><text:span text:style-name="T1">אביי</text:span><text:span text:style-name="T4"> </text:span><text:span text:style-name="T1">ורבא, דאמרי</text:span><text:span text:style-name="T4"> </text:span><text:span text:style-name="T1">תרוייהו: "ראיתם</text:span><text:span text:style-name="T4"> </text:span><text:span text:style-name="T1">כמכחול</text:span><text:span text:style-name="T4"> </text:span><text:span text:style-name="T1">בשפופרת" </text:span><text:span text:style-name="T2">(</text:span><text:span text:style-name="T8">ואין</text:span><text:span text:style-name="T5"> </text:span><text:span text:style-name="T8">עדים</text:span><text:span text:style-name="T5"> </text:span><text:span text:style-name="T8">מסתכלין</text:span><text:span text:style-name="T5"> </text:span><text:span text:style-name="T8">בכך</text:span><text:span text:style-name="T2">)</text:span><text:span text:style-name="T1">? </text:span><text:span text:style-name="T2">(</text:span><text:span text:style-name="T8">'שפופרת' = קנה</text:span><text:span text:style-name="T5"> </text:span><text:span text:style-name="T8">חלול</text:span><text:span text:style-name="T5"> </text:span><text:span text:style-name="T8">שנותנין</text:span><text:span text:style-name="T5"> </text:span><text:span text:style-name="T8">בו</text:span><text:span text:style-name="T5"> </text:span><text:span text:style-name="T8">כחול</text:span><text:span text:style-name="T5"> </text:span><text:span text:style-name="T8">לכחול</text:span><text:span text:style-name="T5"> </text:span><text:span text:style-name="T8">עינים; 'מכחול' הוא</text:span><text:span text:style-name="T5"> </text:span><text:span text:style-name="T8">קיסם</text:span><text:span text:style-name="T5"> </text:span><text:span text:style-name="T8">דק</text:span><text:span text:style-name="T5"> </text:span><text:span text:style-name="T8">שבו</text:span><text:span text:style-name="T5"> </text:span><text:span text:style-name="T8">נוטלין</text:span><text:span text:style-name="T5"> </text:span><text:span text:style-name="T8">הצבע</text:span><text:span text:style-name="T5"> </text:span><text:span text:style-name="T8">מתוך</text:span><text:span text:style-name="T5"> </text:span><text:span text:style-name="T8">הקנה.</text:span><text:span text:style-name="T2">)</text:span></text:p>
      <text:p text:style-name="P10"><text:span text:style-name="T1">ורבנן</text:span><text:span text:style-name="T4"> </text:span><text:span text:style-name="T2">(</text:span><text:span text:style-name="T8">דמחייבי</text:span><text:span text:style-name="T5"> </text:span><text:span text:style-name="T8">מיתה</text:span><text:span text:style-name="T5"> </text:span><text:span text:style-name="T8">על</text:span><text:span text:style-name="T5"> </text:span><text:span text:style-name="T8">הערוה</text:span><text:span text:style-name="T2">)</text:span><text:span text:style-name="T1"> - היכי</text:span><text:span text:style-name="T4"> </text:span><text:span text:style-name="T1">דיינו</text:span><text:span text:style-name="T4"> </text:span><text:span text:style-name="T2">(</text:span><text:span text:style-name="T8">באיזו</text:span><text:span text:style-name="T5"> </text:span><text:span text:style-name="T8">עדות</text:span><text:span text:style-name="T5"> </text:span><text:span text:style-name="T8">הם</text:span><text:span text:style-name="T5"> </text:span><text:span text:style-name="T8">הורגים? - הואיל</text:span><text:span text:style-name="T5"> </text:span><text:span text:style-name="T8">ולאו</text:span><text:span text:style-name="T5"> </text:span><text:span text:style-name="T8">הכי</text:span><text:span text:style-name="T5"> </text:span><text:span text:style-name="T8">בדקי</text:span><text:span text:style-name="T2">)</text:span><text:span text:style-name="T1">?</text:span></text:p>
      <text:p text:style-name="P10"><text:span text:style-name="T1">כשמואל, דאמר</text:span><text:span text:style-name="T4"> </text:span><text:span text:style-name="T1">שמואל: במנאפים</text:span><text:span text:style-name="T4"> </text:span><text:span text:style-name="T1">- משיראו</text:span><text:span text:style-name="T4"> </text:span><text:span text:style-name="T1">כמנאפים</text:span><text:span text:style-name="T4"> </text:span><text:span text:style-name="T2">(</text:span><text:span text:style-name="T8">משינהגו</text:span><text:span text:style-name="T5"> </text:span><text:span text:style-name="T8">ענין</text:span><text:span text:style-name="T5"> </text:span><text:span text:style-name="T8">ניאוף</text:span><text:span text:style-name="T5"> </text:span><text:span text:style-name="T8">ששוכבין</text:span><text:span text:style-name="T5"> </text:span><text:span text:style-name="T8">בקירוב</text:span><text:span text:style-name="T5"> </text:span><text:span text:style-name="T8">בשר</text:span><text:span text:style-name="T5"> </text:span><text:span text:style-name="T8">ונוהגים</text:span><text:span text:style-name="T5"> </text:span><text:span text:style-name="T8">כדרך</text:span><text:span text:style-name="T5"> </text:span><text:span text:style-name="T8">תשמיש</text:span><text:span text:style-name="T2">)</text:span><text:span text:style-name="T1">.</text:span></text:p>
      <text:p text:style-name="P11"/>
      <text:p text:style-name="P10"><text:span text:style-name="T1">הדרן</text:span><text:span text:style-name="T4"> </text:span><text:span text:style-name="T1">עלך</text:span><text:span text:style-name="T4"> </text:span><text:span text:style-name="T1">כיצד</text:span><text:span text:style-name="T4"> </text:span><text:span text:style-name="T1">העדים</text:span></text:p>
      <text:p text:style-name="P34"><text:span text:style-name="T1">מכות</text:span><text:span text:style-name="T4"> </text:span><text:span text:style-name="T1">פרק</text:span><text:span text:style-name="T4"> </text:span><text:span text:style-name="T1">שני</text:span><text:span text:style-name="T4"> </text:span><text:span text:style-name="T1">אלו</text:span><text:span text:style-name="T4"> </text:span><text:span text:style-name="T1">הן</text:span><text:span text:style-name="T4"> </text:span><text:span text:style-name="T1">הגולין</text:span><text:span text:style-name="T4"> </text:span><text:span text:style-name="T1">דף</text:span><text:span text:style-name="T4"> </text:span><text:span text:style-name="T1">ז,א</text:span></text:p>
      <text:p text:style-name="P20">פרשות<text:span text:style-name="T62"> </text:span>רוצח<text:span text:style-name="T62"> </text:span>בשוגג<text:span text:style-name="T62"> </text:span>בתורה:</text:p>
      <text:p text:style-name="P10"><text:span text:style-name="T8">שמות</text:span><text:span text:style-name="T5"> </text:span><text:span text:style-name="T8">כא,יב</text:span><text:span text:style-name="T86"><text:tab/></text:span><text:span text:style-name="T87">מכה</text:span><text:span text:style-name="T89"> </text:span><text:span text:style-name="T87">איש</text:span><text:span text:style-name="T89"> </text:span><text:span text:style-name="T87">ומת, מות</text:span><text:span text:style-name="T89"> </text:span><text:span text:style-name="T87">יומת</text:span><text:span text:style-name="T86">.</text:span></text:p>
      <text:p text:style-name="P10"><text:span text:style-name="T8">שמות</text:span><text:span text:style-name="T5"> </text:span><text:span text:style-name="T8">כא,יג</text:span><text:span text:style-name="T86"><text:tab/></text:span><text:span text:style-name="T87">ואשר</text:span><text:span text:style-name="T89"> </text:span><text:span text:style-name="T87">לא</text:span><text:span text:style-name="T89"> </text:span><text:span text:style-name="T87">צדה, והאלהים</text:span><text:span text:style-name="T89"> </text:span><text:span text:style-name="T87">אנה</text:span><text:span text:style-name="T89"> </text:span><text:span text:style-name="T87">לידו--ושמתי</text:span><text:span text:style-name="T89"> </text:span><text:span text:style-name="T87">לך</text:span><text:span text:style-name="T89"> </text:span><text:span text:style-name="T87">מקום, אשר</text:span><text:span text:style-name="T89"> </text:span><text:span text:style-name="T87">ינוס</text:span><text:span text:style-name="T89"> </text:span><text:span text:style-name="T87">שמה. <text:s/></text:span></text:p>
      <text:p text:style-name="P15"><text:span text:style-name="T7">במדבר</text:span><text:span text:style-name="T4"> </text:span><text:span text:style-name="T7">לה,א</text:span><text:span text:style-name="T86"><text:tab/>וידבר</text:span><text:span text:style-name="T88"> </text:span><text:span text:style-name="T86">ה</text:span><text:span text:style-name="T88">’ </text:span><text:span text:style-name="T86">אל</text:span><text:span text:style-name="T88"> </text:span><text:span text:style-name="T86">משה, בערבת</text:span><text:span text:style-name="T88"> </text:span><text:span text:style-name="T86">מואב, על</text:span><text:span text:style-name="T88"> </text:span><text:span text:style-name="T86">ירדן</text:span><text:span text:style-name="T88"> </text:span><text:span text:style-name="T86">ירחו</text:span><text:span text:style-name="T88"> </text:span><text:span text:style-name="T86">- לאמר.</text:span></text:p>
      <text:p text:style-name="P15"><text:span text:style-name="T7">במדבר</text:span><text:span text:style-name="T4"> </text:span><text:span text:style-name="T7">לה,ב</text:span><text:span text:style-name="T86"><text:tab/>צו</text:span><text:span text:style-name="T88"> </text:span><text:span text:style-name="T86">את</text:span><text:span text:style-name="T88"> </text:span><text:span text:style-name="T86">בני</text:span><text:span text:style-name="T88"> </text:span><text:span text:style-name="T86">ישראל</text:span><text:span text:style-name="T88"> </text:span><text:span text:style-name="T86">ונתנו</text:span><text:span text:style-name="T88"> </text:span><text:span text:style-name="T86">ללוים</text:span><text:span text:style-name="T88"> </text:span><text:span text:style-name="T86">מנחלת</text:span><text:span text:style-name="T88"> </text:span><text:span text:style-name="T86">אחזתם</text:span><text:span text:style-name="T88"> </text:span><text:span text:style-name="T86">ערים</text:span><text:span text:style-name="T88"> </text:span><text:span text:style-name="T86">לשבת; ומגרש</text:span><text:span text:style-name="T88"> </text:span><text:span text:style-name="T86">לערים</text:span><text:span text:style-name="T88"> </text:span><text:span text:style-name="T86">סביבתיהם</text:span><text:span text:style-name="T88"> </text:span><text:span text:style-name="T86">תתנו</text:span><text:span text:style-name="T88"> </text:span><text:span text:style-name="T86">ללוים.</text:span></text:p>
      <text:p text:style-name="P15"><text:span text:style-name="T7">במדבר</text:span><text:span text:style-name="T4"> </text:span><text:span text:style-name="T7">לה,ג</text:span><text:span text:style-name="T86"><text:tab/>והיו</text:span><text:span text:style-name="T88"> </text:span><text:span text:style-name="T86">הערים</text:span><text:span text:style-name="T88"> </text:span><text:span text:style-name="T86">להם</text:span><text:span text:style-name="T88"> </text:span><text:span text:style-name="T86">לשבת; ומגרשיהם</text:span><text:span text:style-name="T88"> </text:span><text:span text:style-name="T86">יהיו</text:span><text:span text:style-name="T88"> </text:span><text:span text:style-name="T86">לבהמתם</text:span><text:span text:style-name="T88"> </text:span><text:span text:style-name="T86">ולרכשם</text:span><text:span text:style-name="T88"> </text:span><text:span text:style-name="T86">ולכל</text:span><text:span text:style-name="T88"> </text:span><text:span text:style-name="T86">חיתם.</text:span></text:p>
      <text:p text:style-name="P15"><text:span text:style-name="T7">במדבר</text:span><text:span text:style-name="T4"> </text:span><text:span text:style-name="T7">לה,ד</text:span><text:span text:style-name="T86"><text:tab/>ומגרשי</text:span><text:span text:style-name="T88"> </text:span><text:span text:style-name="T86">הערים, אשר</text:span><text:span text:style-name="T88"> </text:span><text:span text:style-name="T86">תתנו</text:span><text:span text:style-name="T88"> </text:span><text:span text:style-name="T86">ללוים: מקיר</text:span><text:span text:style-name="T88"> </text:span><text:span text:style-name="T86">העיר</text:span><text:span text:style-name="T88"> </text:span><text:span text:style-name="T86">וחוצה</text:span><text:span text:style-name="T88"> </text:span><text:span text:style-name="T86">אלף</text:span><text:span text:style-name="T88"> </text:span><text:span text:style-name="T86">אמה</text:span><text:span text:style-name="T88"> </text:span><text:span text:style-name="T86">סביב.</text:span></text:p>
      <text:p text:style-name="P15"><text:span text:style-name="T7">במדבר</text:span><text:span text:style-name="T4"> </text:span><text:span text:style-name="T7">לה,ה</text:span><text:span text:style-name="T86"><text:tab/>ומדתם</text:span><text:span text:style-name="T88"> </text:span><text:span text:style-name="T86">מחוץ</text:span><text:span text:style-name="T88"> </text:span><text:span text:style-name="T86">לעיר</text:span><text:span text:style-name="T88"> </text:span><text:span text:style-name="T86">את</text:span><text:span text:style-name="T88"> </text:span><text:span text:style-name="T86">פאת</text:span><text:span text:style-name="T88"> </text:span><text:span text:style-name="T86">קדמה</text:span><text:span text:style-name="T88"> </text:span><text:span text:style-name="T86">אלפים</text:span><text:span text:style-name="T88"> </text:span><text:span text:style-name="T86">באמה</text:span><text:span text:style-name="T88"> </text:span><text:span text:style-name="T86">ואת</text:span><text:span text:style-name="T88"> </text:span><text:span text:style-name="T86">פאת</text:span><text:span text:style-name="T88"> </text:span><text:span text:style-name="T86">נגב</text:span><text:span text:style-name="T88"> </text:span><text:span text:style-name="T86">אלפים</text:span><text:span text:style-name="T88"> </text:span><text:span text:style-name="T86">באמה</text:span><text:span text:style-name="T88"> </text:span><text:span text:style-name="T86">ואת</text:span><text:span text:style-name="T88"> </text:span><text:span text:style-name="T86">פאת</text:span><text:span text:style-name="T88"> </text:span><text:span text:style-name="T86">ים</text:span><text:span text:style-name="T88"> </text:span><text:span text:style-name="T86">אלפים</text:span><text:span text:style-name="T88"> </text:span><text:span text:style-name="T86">באמה</text:span><text:span text:style-name="T88"> </text:span><text:span text:style-name="T86">ואת</text:span><text:span text:style-name="T88"> </text:span><text:span text:style-name="T86">פאת</text:span><text:span text:style-name="T88"> </text:span><text:span text:style-name="T86">צפון</text:span><text:span text:style-name="T88"> </text:span><text:span text:style-name="T86">אלפים</text:span><text:span text:style-name="T88"> </text:span><text:span text:style-name="T86">באמה</text:span><text:span text:style-name="T88"> </text:span><text:span text:style-name="T86">- והעיר</text:span><text:span text:style-name="T88"> </text:span><text:span text:style-name="T86">בתוך; זה</text:span><text:span text:style-name="T88"> </text:span><text:span text:style-name="T86">יהיה</text:span><text:span text:style-name="T88"> </text:span><text:span text:style-name="T86">להם</text:span><text:span text:style-name="T88"> </text:span><text:span text:style-name="T86">מגרשי</text:span><text:span text:style-name="T88"> </text:span><text:span text:style-name="T86">הערים.</text:span></text:p>
      <text:p text:style-name="P15"><text:span text:style-name="T7">במדבר</text:span><text:span text:style-name="T4"> </text:span><text:span text:style-name="T7">לה,ו</text:span><text:span text:style-name="T86"><text:tab/>ואת</text:span><text:span text:style-name="T88"> </text:span><text:span text:style-name="T86">הערים, אשר</text:span><text:span text:style-name="T88"> </text:span><text:span text:style-name="T86">תתנו</text:span><text:span text:style-name="T88"> </text:span><text:span text:style-name="T86">ללוים</text:span><text:span text:style-name="T88"> </text:span><text:span text:style-name="T86">- </text:span><text:span text:style-name="T91">את</text:span><text:span text:style-name="T92"> </text:span><text:span text:style-name="T91">שש</text:span><text:span text:style-name="T92"> </text:span><text:span text:style-name="T91">ערי</text:span><text:span text:style-name="T92"> </text:span><text:span text:style-name="T91">המקלט, אשר</text:span><text:span text:style-name="T92"> </text:span><text:span text:style-name="T91">תתנו</text:span><text:span text:style-name="T92"> </text:span><text:span text:style-name="T91">לנס</text:span><text:span text:style-name="T92"> </text:span><text:span text:style-name="T91">שמה</text:span><text:span text:style-name="T92"> </text:span><text:span text:style-name="T91">הרצח</text:span><text:span text:style-name="T86">; ועליהם</text:span><text:span text:style-name="T88"> </text:span><text:span text:style-name="T86">תתנו</text:span><text:span text:style-name="T88"> </text:span><text:span text:style-name="T86">ארבעים</text:span><text:span text:style-name="T88"> </text:span><text:span text:style-name="T86">ושתים</text:span><text:span text:style-name="T88"> </text:span><text:span text:style-name="T86">עיר.</text:span></text:p>
      <text:p text:style-name="P15"><text:span text:style-name="T7">במדבר</text:span><text:span text:style-name="T4"> </text:span><text:span text:style-name="T7">לה,ז</text:span><text:span text:style-name="T86"><text:tab/>כל</text:span><text:span text:style-name="T88"> </text:span><text:span text:style-name="T86">הערים, אשר</text:span><text:span text:style-name="T88"> </text:span><text:span text:style-name="T86">תתנו</text:span><text:span text:style-name="T88"> </text:span><text:span text:style-name="T86">ללוים</text:span><text:span text:style-name="T88"> </text:span><text:span text:style-name="T86">- ארבעים</text:span><text:span text:style-name="T88"> </text:span><text:span text:style-name="T86">ושמנה</text:span><text:span text:style-name="T88"> </text:span><text:span text:style-name="T86">עיר: אתהן</text:span><text:span text:style-name="T88"> </text:span><text:span text:style-name="T86">ואת</text:span><text:span text:style-name="T88"> </text:span><text:span text:style-name="T86">מגרשיהן.</text:span></text:p>
      <text:p text:style-name="P15"><text:span text:style-name="T7">במדבר</text:span><text:span text:style-name="T4"> </text:span><text:span text:style-name="T7">לה,ח</text:span><text:span text:style-name="T86"><text:tab/>והערים, אשר</text:span><text:span text:style-name="T88"> </text:span><text:span text:style-name="T86">תתנו</text:span><text:span text:style-name="T88"> </text:span><text:span text:style-name="T86">מאחזת</text:span><text:span text:style-name="T88"> </text:span><text:span text:style-name="T86">בני</text:span><text:span text:style-name="T88"> </text:span><text:span text:style-name="T86">ישראל</text:span><text:span text:style-name="T88"> </text:span><text:span text:style-name="T86">- מאת</text:span><text:span text:style-name="T88"> </text:span><text:span text:style-name="T86">הרב</text:span><text:span text:style-name="T88"> </text:span><text:span text:style-name="T86">תרבו, ומאת</text:span><text:span text:style-name="T88"> </text:span><text:span text:style-name="T86">המעט</text:span><text:span text:style-name="T88"> </text:span><text:span text:style-name="T86">תמעיטו: <text:s/>איש</text:span><text:span text:style-name="T88"> </text:span><text:span text:style-name="T86">- כפי</text:span><text:span text:style-name="T88"> </text:span><text:span text:style-name="T86">נחלתו</text:span><text:span text:style-name="T88"> </text:span><text:span text:style-name="T86">אשר</text:span><text:span text:style-name="T88"> </text:span><text:span text:style-name="T86">ינחלו</text:span><text:span text:style-name="T88"> </text:span><text:span text:style-name="T86">- יתן</text:span><text:span text:style-name="T88"> </text:span><text:span text:style-name="T86">מעריו</text:span><text:span text:style-name="T88"> </text:span><text:span text:style-name="T86">ללוים. <text:s/></text:span></text:p>
      <text:p text:style-name="P15"><text:span text:style-name="T7">במדבר</text:span><text:span text:style-name="T4"> </text:span><text:span text:style-name="T7">לה,ט</text:span><text:span text:style-name="T86"><text:tab/>וידבר</text:span><text:span text:style-name="T88"> </text:span><text:span text:style-name="T86">ה</text:span><text:span text:style-name="T88">’ </text:span><text:span text:style-name="T86">אל</text:span><text:span text:style-name="T88"> </text:span><text:span text:style-name="T86">משה</text:span><text:span text:style-name="T88"> </text:span><text:span text:style-name="T86">לאמר.</text:span></text:p>
      <text:p text:style-name="P15"><text:span text:style-name="T7">במדבר</text:span><text:span text:style-name="T4"> </text:span><text:span text:style-name="T7">לה,י</text:span><text:span text:style-name="T86"><text:tab/>דבר</text:span><text:span text:style-name="T88"> </text:span><text:span text:style-name="T86">אל</text:span><text:span text:style-name="T88"> </text:span><text:span text:style-name="T86">בני</text:span><text:span text:style-name="T88"> </text:span><text:span text:style-name="T86">ישראל</text:span><text:span text:style-name="T88"> </text:span><text:span text:style-name="T86">ואמרת</text:span><text:span text:style-name="T88"> </text:span><text:span text:style-name="T86">אלהם: <text:s/>כי</text:span><text:span text:style-name="T88"> </text:span><text:span text:style-name="T86">אתם</text:span><text:span text:style-name="T88"> </text:span><text:span text:style-name="T86">עברים</text:span><text:span text:style-name="T88"> </text:span><text:span text:style-name="T86">את</text:span><text:span text:style-name="T88"> </text:span><text:span text:style-name="T86">הירדן</text:span><text:span text:style-name="T88"> </text:span><text:span text:style-name="T86">ארצה</text:span><text:span text:style-name="T88"> </text:span><text:span text:style-name="T86">כנען.</text:span></text:p>
      <text:p text:style-name="P15"><text:span text:style-name="T7">במדבר</text:span><text:span text:style-name="T4"> </text:span><text:span text:style-name="T7">לה,יא</text:span><text:span text:style-name="T86"><text:tab/>והקריתם</text:span><text:span text:style-name="T88"> </text:span><text:span text:style-name="T86">לכם</text:span><text:span text:style-name="T88"> </text:span><text:span text:style-name="T86">ערים: ערי</text:span><text:span text:style-name="T88"> </text:span><text:span text:style-name="T86">מקלט</text:span><text:span text:style-name="T88"> </text:span><text:span text:style-name="T86">תהיינה</text:span><text:span text:style-name="T88"> </text:span><text:span text:style-name="T86">לכם; ונס</text:span><text:span text:style-name="T88"> </text:span><text:span text:style-name="T86">שמה</text:span><text:span text:style-name="T88"> </text:span><text:span text:style-name="T86">רצח, מכה</text:span><text:span text:style-name="T88"> </text:span><text:span text:style-name="T86">נפש</text:span><text:span text:style-name="T88"> </text:span><text:span text:style-name="T86">בשגגה.</text:span></text:p>
      <text:p text:style-name="P15"><text:span text:style-name="T7">במדבר</text:span><text:span text:style-name="T4"> </text:span><text:span text:style-name="T7">לה,יב</text:span><text:span text:style-name="T86"><text:tab/>והיו</text:span><text:span text:style-name="T88"> </text:span><text:span text:style-name="T86">לכם</text:span><text:span text:style-name="T88"> </text:span><text:span text:style-name="T86">הערים</text:span><text:span text:style-name="T88"> </text:span><text:span text:style-name="T86">למקלט</text:span><text:span text:style-name="T88"> </text:span><text:span text:style-name="T86">מגאל; ולא</text:span><text:span text:style-name="T88"> </text:span><text:span text:style-name="T86">ימות</text:span><text:span text:style-name="T88"> </text:span><text:span text:style-name="T86">הרצח</text:span><text:span text:style-name="T88"> </text:span><text:span text:style-name="T86">עד</text:span><text:span text:style-name="T88"> </text:span><text:span text:style-name="T86">עמדו</text:span><text:span text:style-name="T88"> </text:span><text:span text:style-name="T86">לפני</text:span><text:span text:style-name="T88"> </text:span><text:span text:style-name="T86">העדה</text:span><text:span text:style-name="T88"> </text:span><text:span text:style-name="T86">למשפט.</text:span></text:p>
      <text:p text:style-name="P15"><text:span text:style-name="T7">במדבר</text:span><text:span text:style-name="T4"> </text:span><text:span text:style-name="T7">לה,יג</text:span><text:span text:style-name="T86"><text:tab/>והערים</text:span><text:span text:style-name="T88"> </text:span><text:span text:style-name="T86">אשר</text:span><text:span text:style-name="T88"> </text:span><text:span text:style-name="T86">תתנו</text:span><text:span text:style-name="T88"> </text:span><text:span text:style-name="T86">- שש</text:span><text:span text:style-name="T88"> </text:span><text:span text:style-name="T86">ערי</text:span><text:span text:style-name="T88"> </text:span><text:span text:style-name="T86">מקלט</text:span><text:span text:style-name="T88"> </text:span><text:span text:style-name="T86">תהיינה</text:span><text:span text:style-name="T88"> </text:span><text:span text:style-name="T86">לכם.</text:span></text:p>
      <text:p text:style-name="P15"><text:span text:style-name="T7">במדבר</text:span><text:span text:style-name="T4"> </text:span><text:span text:style-name="T7">לה,יד</text:span><text:span text:style-name="T86"><text:tab/>את</text:span><text:span text:style-name="T88"> </text:span><text:span text:style-name="T86">שלש</text:span><text:span text:style-name="T88"> </text:span><text:span text:style-name="T86">הערים</text:span><text:span text:style-name="T88"> </text:span><text:span text:style-name="T86">תתנו</text:span><text:span text:style-name="T88"> </text:span><text:span text:style-name="T86">מעבר</text:span><text:span text:style-name="T88"> </text:span><text:span text:style-name="T86">לירדן</text:span><text:span text:style-name="T88"> </text:span><text:span text:style-name="T86">ואת</text:span><text:span text:style-name="T88"> </text:span><text:span text:style-name="T86">שלש</text:span><text:span text:style-name="T88"> </text:span><text:span text:style-name="T86">הערים</text:span><text:span text:style-name="T88"> </text:span><text:span text:style-name="T86">תתנו</text:span><text:span text:style-name="T88"> </text:span><text:span text:style-name="T86">בארץ</text:span><text:span text:style-name="T88"> </text:span><text:span text:style-name="T86">כנען; <text:s/>ערי</text:span><text:span text:style-name="T88"> </text:span><text:span text:style-name="T86">מקלט</text:span><text:span text:style-name="T88"> </text:span><text:span text:style-name="T86">תהיינה.</text:span></text:p>
      <text:p text:style-name="P15"><text:span text:style-name="T7">במדבר</text:span><text:span text:style-name="T4"> </text:span><text:span text:style-name="T7">לה,טו</text:span><text:span text:style-name="T86"><text:tab/>לבני</text:span><text:span text:style-name="T88"> </text:span><text:span text:style-name="T86">ישראל</text:span><text:span text:style-name="T88"> </text:span><text:span text:style-name="T86">ולגר</text:span><text:span text:style-name="T88"> </text:span><text:span text:style-name="T86">ולתושב</text:span><text:span text:style-name="T88"> </text:span><text:span text:style-name="T86">בתוכם</text:span><text:span text:style-name="T88"> </text:span><text:span text:style-name="T86">תהיינה</text:span><text:span text:style-name="T88"> </text:span><text:span text:style-name="T86">שש</text:span><text:span text:style-name="T88"> </text:span><text:span text:style-name="T86">הערים</text:span><text:span text:style-name="T88"> </text:span><text:span text:style-name="T86">האלה</text:span><text:span text:style-name="T88"> </text:span><text:span text:style-name="T86">למקלט: לנוס</text:span><text:span text:style-name="T88"> </text:span><text:span text:style-name="T86">שמה</text:span><text:span text:style-name="T88"> </text:span><text:span text:style-name="T86">כל</text:span><text:span text:style-name="T88"> </text:span><text:span text:style-name="T86">מכה</text:span><text:span text:style-name="T88"> </text:span><text:span text:style-name="T86">נפש</text:span><text:span text:style-name="T88"> </text:span><text:span text:style-name="T86">בשגגה.</text:span></text:p>
      <text:p text:style-name="P15"><text:span text:style-name="T7">במדבר</text:span><text:span text:style-name="T4"> </text:span><text:span text:style-name="T7">לה,טז</text:span><text:span text:style-name="T86"><text:tab/>ואם</text:span><text:span text:style-name="T88"> </text:span><text:span text:style-name="T86">בכלי</text:span><text:span text:style-name="T88"> </text:span><text:span text:style-name="T86">ברזל</text:span><text:span text:style-name="T88"> </text:span><text:span text:style-name="T86">הכהו</text:span><text:span text:style-name="T88"> </text:span><text:span text:style-name="T86">וימת</text:span><text:span text:style-name="T88"> </text:span><text:span text:style-name="T86">- רצח</text:span><text:span text:style-name="T88"> </text:span><text:span text:style-name="T86">הוא; מות</text:span><text:span text:style-name="T88"> </text:span><text:span text:style-name="T86">יומת</text:span><text:span text:style-name="T88"> </text:span><text:span text:style-name="T86">הרצח.</text:span></text:p>
      <text:p text:style-name="P15"><text:span text:style-name="T7">במדבר</text:span><text:span text:style-name="T4"> </text:span><text:span text:style-name="T7">לה,יז</text:span><text:span text:style-name="T86"><text:tab/>ואם</text:span><text:span text:style-name="T88"> </text:span><text:span text:style-name="T86">באבן</text:span><text:span text:style-name="T88"> </text:span><text:span text:style-name="T86">יד</text:span><text:span text:style-name="T88"> </text:span><text:span text:style-name="T86">אשר</text:span><text:span text:style-name="T88"> </text:span><text:span text:style-name="T86">ימות</text:span><text:span text:style-name="T88"> </text:span><text:span text:style-name="T86">בה</text:span><text:span text:style-name="T88"> </text:span><text:span text:style-name="T86">הכהו, וימת</text:span><text:span text:style-name="T88"> </text:span><text:span text:style-name="T86">- רצח</text:span><text:span text:style-name="T88"> </text:span><text:span text:style-name="T86">הוא: <text:s/>מות</text:span><text:span text:style-name="T88"> </text:span><text:span text:style-name="T86">יומת</text:span><text:span text:style-name="T88"> </text:span><text:span text:style-name="T86">הרצח.</text:span></text:p>
      <text:p text:style-name="P15"><text:span text:style-name="T7">במדבר</text:span><text:span text:style-name="T4"> </text:span><text:span text:style-name="T7">לה,יח</text:span><text:span text:style-name="T86"><text:tab/>או</text:span><text:span text:style-name="T88"> </text:span><text:span text:style-name="T86">בכלי</text:span><text:span text:style-name="T88"> </text:span><text:span text:style-name="T86">עץ</text:span><text:span text:style-name="T88"> </text:span><text:span text:style-name="T86">יד</text:span><text:span text:style-name="T88"> </text:span><text:span text:style-name="T86">אשר</text:span><text:span text:style-name="T88"> </text:span><text:span text:style-name="T86">ימות</text:span><text:span text:style-name="T88"> </text:span><text:span text:style-name="T86">בו</text:span><text:span text:style-name="T88"> </text:span><text:span text:style-name="T86">הכהו, וימת</text:span><text:span text:style-name="T88"> </text:span><text:span text:style-name="T86">- רצח</text:span><text:span text:style-name="T88"> </text:span><text:span text:style-name="T86">הוא: <text:s/>מות</text:span><text:span text:style-name="T88"> </text:span><text:span text:style-name="T86">יומת</text:span><text:span text:style-name="T88"> </text:span><text:span text:style-name="T86">הרצח.</text:span></text:p>
      <text:p text:style-name="P15"><text:span text:style-name="T7">במדבר</text:span><text:span text:style-name="T4"> </text:span><text:span text:style-name="T7">לה,יט</text:span><text:span text:style-name="T86"><text:tab/>גאל</text:span><text:span text:style-name="T88"> </text:span><text:span text:style-name="T86">הדם</text:span><text:span text:style-name="T88"> <text:s/></text:span><text:span text:style-name="T86">- הוא</text:span><text:span text:style-name="T88"> </text:span><text:span text:style-name="T86">ימית</text:span><text:span text:style-name="T88"> </text:span><text:span text:style-name="T86">את</text:span><text:span text:style-name="T88"> </text:span><text:span text:style-name="T86">הרצח; בפגעו</text:span><text:span text:style-name="T88"> </text:span><text:span text:style-name="T86">בו</text:span><text:span text:style-name="T88"> </text:span><text:span text:style-name="T86">הוא</text:span><text:span text:style-name="T88"> </text:span><text:span text:style-name="T86">ימתנו.</text:span></text:p>
      <text:p text:style-name="P15"><text:span text:style-name="T7">במדבר</text:span><text:span text:style-name="T4"> </text:span><text:span text:style-name="T7">לה,כ</text:span><text:span text:style-name="T86"><text:tab/>ואם</text:span><text:span text:style-name="T88"> </text:span><text:span text:style-name="T86">בשנאה</text:span><text:span text:style-name="T88"> </text:span><text:span text:style-name="T86">יהדפנו, או</text:span><text:span text:style-name="T88"> </text:span><text:span text:style-name="T86">השליך</text:span><text:span text:style-name="T88"> </text:span><text:span text:style-name="T86">עליו</text:span><text:span text:style-name="T88"> </text:span><text:span text:style-name="T86">בצדיה</text:span><text:span text:style-name="T88"> – </text:span><text:span text:style-name="T86">וימת</text:span><text:span text:style-name="T88"> </text:span><text:span text:style-name="T86">- <text:s/></text:span></text:p>
      <text:p text:style-name="P15"><text:span text:style-name="T7">במדבר</text:span><text:span text:style-name="T4"> </text:span><text:span text:style-name="T7">לה,כא</text:span><text:span text:style-name="T86"><text:tab/>או</text:span><text:span text:style-name="T88"> </text:span><text:span text:style-name="T86">באיבה</text:span><text:span text:style-name="T88"> </text:span><text:span text:style-name="T86">הכהו</text:span><text:span text:style-name="T88"> </text:span><text:span text:style-name="T86">בידו</text:span><text:span text:style-name="T88"> </text:span><text:span text:style-name="T86">וימת</text:span><text:span text:style-name="T88"> </text:span><text:span text:style-name="T86">- מות</text:span><text:span text:style-name="T88"> </text:span><text:span text:style-name="T86">יומת</text:span><text:span text:style-name="T88"> </text:span><text:span text:style-name="T86">המכה, רצח</text:span><text:span text:style-name="T88"> </text:span><text:span text:style-name="T86">הוא: <text:s/>גאל</text:span><text:span text:style-name="T88"> </text:span><text:span text:style-name="T86">הדם</text:span><text:span text:style-name="T88"> </text:span><text:span text:style-name="T86">ימית</text:span><text:span text:style-name="T88"> </text:span><text:span text:style-name="T86">את</text:span><text:span text:style-name="T88"> </text:span><text:span text:style-name="T86">הרצח</text:span><text:span text:style-name="T88"> </text:span><text:span text:style-name="T86">בפגעו</text:span><text:span text:style-name="T88"> </text:span><text:span text:style-name="T86">בו.</text:span></text:p>
      <text:p text:style-name="P15"><text:span text:style-name="T7">במדבר</text:span><text:span text:style-name="T4"> </text:span><text:span text:style-name="T7">לה,כב</text:span><text:span text:style-name="T86"><text:tab/>ואם</text:span><text:span text:style-name="T88"> </text:span><text:span text:style-name="T86">בפתע, בלא</text:span><text:span text:style-name="T88"> </text:span><text:span text:style-name="T86">איבה</text:span><text:span text:style-name="T88"> </text:span><text:span text:style-name="T86">הדפו, או</text:span><text:span text:style-name="T88"> </text:span><text:span text:style-name="T86">השליך</text:span><text:span text:style-name="T88"> </text:span><text:span text:style-name="T86">עליו</text:span><text:span text:style-name="T88"> </text:span><text:span text:style-name="T86">כל</text:span><text:span text:style-name="T88"> </text:span><text:span text:style-name="T86">כלי</text:span><text:span text:style-name="T88"> </text:span><text:span text:style-name="T86">- בלא</text:span><text:span text:style-name="T88"> </text:span><text:span text:style-name="T86">צדיה</text:span><text:span text:style-name="T88"> </text:span><text:span text:style-name="T86">-</text:span></text:p>
      <text:p text:style-name="P15"><text:span text:style-name="T7">במדבר</text:span><text:span text:style-name="T4"> </text:span><text:span text:style-name="T7">לה,כג</text:span><text:span text:style-name="T86"><text:tab/>או</text:span><text:span text:style-name="T88"> </text:span><text:span text:style-name="T86">בכל</text:span><text:span text:style-name="T88"> </text:span><text:span text:style-name="T86">אבן</text:span><text:span text:style-name="T88"> </text:span><text:span text:style-name="T86">אשר</text:span><text:span text:style-name="T88"> </text:span><text:span text:style-name="T86">ימות</text:span><text:span text:style-name="T88"> </text:span><text:span text:style-name="T86">בה, בלא</text:span><text:span text:style-name="T88"> </text:span><text:span text:style-name="T86">ראות, ויפל</text:span><text:span text:style-name="T88"> </text:span><text:span text:style-name="T86">עליו</text:span><text:span text:style-name="T88"> </text:span><text:span text:style-name="T86">וימת</text:span><text:span text:style-name="T88"> </text:span><text:span text:style-name="T86">- והוא</text:span><text:span text:style-name="T88"> </text:span><text:span text:style-name="T86">לא</text:span><text:span text:style-name="T88"> </text:span><text:span text:style-name="T86">אויב</text:span><text:span text:style-name="T88"> </text:span><text:span text:style-name="T86">לו, ולא</text:span><text:span text:style-name="T88"> </text:span><text:span text:style-name="T86">מבקש</text:span><text:span text:style-name="T88"> </text:span><text:span text:style-name="T86">רעתו.</text:span></text:p>
      <text:p text:style-name="P15"><text:span text:style-name="T7">במדבר</text:span><text:span text:style-name="T4"> </text:span><text:span text:style-name="T7">לה,כד</text:span><text:span text:style-name="T86"><text:tab/>ושפטו</text:span><text:span text:style-name="T88"> </text:span><text:span text:style-name="T86">העדה</text:span><text:span text:style-name="T88"> </text:span><text:span text:style-name="T86">בין</text:span><text:span text:style-name="T88"> </text:span><text:span text:style-name="T86">המכה</text:span><text:span text:style-name="T88"> </text:span><text:span text:style-name="T86">ובין</text:span><text:span text:style-name="T88"> </text:span><text:span text:style-name="T86">גאל</text:span><text:span text:style-name="T88"> </text:span><text:span text:style-name="T86">הדם</text:span><text:span text:style-name="T88"> </text:span><text:span text:style-name="T86">על</text:span><text:span text:style-name="T88"> </text:span><text:span text:style-name="T86">המשפטים</text:span><text:span text:style-name="T88"> </text:span><text:span text:style-name="T86">האלה.</text:span></text:p>
      <text:p text:style-name="P15"><text:span text:style-name="T7">במדבר</text:span><text:span text:style-name="T4"> </text:span><text:span text:style-name="T7">לה,כה</text:span><text:span text:style-name="T86"><text:tab/>והצילו</text:span><text:span text:style-name="T88"> </text:span><text:span text:style-name="T86">העדה</text:span><text:span text:style-name="T88"> </text:span><text:span text:style-name="T86">את</text:span><text:span text:style-name="T88"> </text:span><text:span text:style-name="T86">הרצח</text:span><text:span text:style-name="T88"> </text:span><text:span text:style-name="T86">מיד</text:span><text:span text:style-name="T88"> </text:span><text:span text:style-name="T86">גאל</text:span><text:span text:style-name="T88"> </text:span><text:span text:style-name="T86">הדם, והשיבו</text:span><text:span text:style-name="T88"> </text:span><text:span text:style-name="T86">אתו</text:span><text:span text:style-name="T88"> </text:span><text:span text:style-name="T86">העדה</text:span><text:span text:style-name="T88"> </text:span><text:span text:style-name="T86">אל</text:span><text:span text:style-name="T88"> </text:span><text:span text:style-name="T86">עיר</text:span><text:span text:style-name="T88"> </text:span><text:span text:style-name="T86">מקלטו</text:span><text:span text:style-name="T88"> </text:span><text:span text:style-name="T86">אשר</text:span><text:span text:style-name="T88"> </text:span><text:span text:style-name="T86">נס</text:span><text:span text:style-name="T88"> </text:span><text:span text:style-name="T86">שמה; וישב</text:span><text:span text:style-name="T88"> </text:span><text:span text:style-name="T86">בה</text:span><text:span text:style-name="T88"> </text:span><text:span text:style-name="T86">עד</text:span><text:span text:style-name="T88"> </text:span><text:span text:style-name="T86">מות</text:span><text:span text:style-name="T88"> </text:span><text:span text:style-name="T86">הכהן</text:span><text:span text:style-name="T88"> </text:span><text:span text:style-name="T86">הגדל</text:span><text:span text:style-name="T88"> </text:span><text:span text:style-name="T86">אשר</text:span><text:span text:style-name="T88"> </text:span><text:span text:style-name="T86">משח</text:span><text:span text:style-name="T88"> </text:span><text:span text:style-name="T86">אתו</text:span><text:span text:style-name="T88"> </text:span><text:span text:style-name="T86">בשמן</text:span><text:span text:style-name="T88"> </text:span><text:span text:style-name="T86">הקדש.</text:span></text:p>
      <text:p text:style-name="P15"><text:span text:style-name="T7">במדבר</text:span><text:span text:style-name="T4"> </text:span><text:span text:style-name="T7">לה,כו</text:span><text:span text:style-name="T86"><text:tab/>ואם</text:span><text:span text:style-name="T88"> </text:span><text:span text:style-name="T86">יצא</text:span><text:span text:style-name="T88"> </text:span><text:span text:style-name="T86">יצא</text:span><text:span text:style-name="T88"> </text:span><text:span text:style-name="T86">הרצח</text:span><text:span text:style-name="T88"> </text:span><text:span text:style-name="T86">את</text:span><text:span text:style-name="T88"> </text:span><text:span text:style-name="T86">גבול</text:span><text:span text:style-name="T88"> </text:span><text:span text:style-name="T86">עיר</text:span><text:span text:style-name="T88"> </text:span><text:span text:style-name="T86">מקלטו, אשר</text:span><text:span text:style-name="T88"> </text:span><text:span text:style-name="T86">ינוס</text:span><text:span text:style-name="T88"> </text:span><text:span text:style-name="T86">שמה</text:span><text:span text:style-name="T88"> </text:span><text:span text:style-name="T86">- </text:span></text:p>
      <text:p text:style-name="P15"><text:span text:style-name="T7">במדבר</text:span><text:span text:style-name="T4"> </text:span><text:span text:style-name="T7">לה,כז</text:span><text:span text:style-name="T86"><text:tab/>ומצא</text:span><text:span text:style-name="T88"> </text:span><text:span text:style-name="T86">אתו</text:span><text:span text:style-name="T88"> </text:span><text:span text:style-name="T86">גאל</text:span><text:span text:style-name="T88"> </text:span><text:span text:style-name="T86">הדם</text:span><text:span text:style-name="T88"> </text:span><text:span text:style-name="T86">מחוץ</text:span><text:span text:style-name="T88"> </text:span><text:span text:style-name="T86">לגבול</text:span><text:span text:style-name="T88"> </text:span><text:span text:style-name="T86">עיר</text:span><text:span text:style-name="T88"> </text:span><text:span text:style-name="T86">מקלטו, ורצח</text:span><text:span text:style-name="T88"> </text:span><text:span text:style-name="T86">גאל</text:span><text:span text:style-name="T88"> </text:span><text:span text:style-name="T86">הדם</text:span><text:span text:style-name="T88"> </text:span><text:span text:style-name="T86">את</text:span><text:span text:style-name="T88"> </text:span><text:span text:style-name="T86">הרצח</text:span><text:span text:style-name="T88"> </text:span><text:span text:style-name="T86">- אין</text:span><text:span text:style-name="T88"> </text:span><text:span text:style-name="T86">לו</text:span><text:span text:style-name="T88"> </text:span><text:span text:style-name="T86">דם.</text:span></text:p>
      <text:p text:style-name="P15"><text:span text:style-name="T7">במדבר</text:span><text:span text:style-name="T4"> </text:span><text:span text:style-name="T7">לה,כח</text:span><text:span text:style-name="T86"><text:tab/>כי</text:span><text:span text:style-name="T88"> </text:span><text:span text:style-name="T86">בעיר</text:span><text:span text:style-name="T88"> </text:span><text:span text:style-name="T86">מקלטו</text:span><text:span text:style-name="T88"> </text:span><text:span text:style-name="T86">ישב</text:span><text:span text:style-name="T88"> </text:span><text:span text:style-name="T86">עד</text:span><text:span text:style-name="T88"> </text:span><text:span text:style-name="T86">מות</text:span><text:span text:style-name="T88"> </text:span><text:span text:style-name="T86">הכהן</text:span><text:span text:style-name="T88"> </text:span><text:span text:style-name="T86">הגדל; ואחרי</text:span><text:span text:style-name="T88"> </text:span><text:span text:style-name="T86">מות</text:span><text:span text:style-name="T88"> </text:span><text:span text:style-name="T86">הכהן</text:span><text:span text:style-name="T88"> </text:span><text:span text:style-name="T86">הגדל</text:span><text:span text:style-name="T88"> </text:span><text:span text:style-name="T86">ישוב</text:span><text:span text:style-name="T88"> </text:span><text:span text:style-name="T86">הרצח</text:span><text:span text:style-name="T88"> </text:span><text:span text:style-name="T86">אל</text:span><text:span text:style-name="T88"> </text:span><text:span text:style-name="T86">ארץ</text:span><text:span text:style-name="T88"> </text:span><text:span text:style-name="T86">אחזתו.</text:span></text:p>
      <text:p text:style-name="P15"><text:span text:style-name="T7">במדבר</text:span><text:span text:style-name="T4"> </text:span><text:span text:style-name="T7">לה,כט</text:span><text:span text:style-name="T86"><text:tab/>והיו</text:span><text:span text:style-name="T88"> </text:span><text:span text:style-name="T86">אלה</text:span><text:span text:style-name="T88"> </text:span><text:span text:style-name="T86">לכם</text:span><text:span text:style-name="T88"> </text:span><text:span text:style-name="T86">לחקת</text:span><text:span text:style-name="T88"> </text:span><text:span text:style-name="T86">משפט</text:span><text:span text:style-name="T88"> </text:span><text:span text:style-name="T86">לדרתיכם</text:span><text:span text:style-name="T88"> </text:span><text:span text:style-name="T86">בכל</text:span><text:span text:style-name="T88"> </text:span><text:span text:style-name="T86">מושבתיכם.</text:span></text:p>
      <text:p text:style-name="P15"><text:span text:style-name="T7">במדבר</text:span><text:span text:style-name="T4"> </text:span><text:span text:style-name="T7">לה,ל</text:span><text:span text:style-name="T86"><text:tab/>כל</text:span><text:span text:style-name="T88"> </text:span><text:span text:style-name="T86">מכה</text:span><text:span text:style-name="T88"> </text:span><text:span text:style-name="T86">נפש</text:span><text:span text:style-name="T88"> </text:span><text:span text:style-name="T86">- לפי</text:span><text:span text:style-name="T88"> </text:span><text:span text:style-name="T86">עדים</text:span><text:span text:style-name="T88"> </text:span><text:span text:style-name="T86">ירצח</text:span><text:span text:style-name="T88"> </text:span><text:span text:style-name="T86">את</text:span><text:span text:style-name="T88"> </text:span><text:span text:style-name="T86">הרצח; ועד</text:span><text:span text:style-name="T88"> </text:span><text:span text:style-name="T86">אחד</text:span><text:span text:style-name="T88"> </text:span><text:span text:style-name="T86">לא</text:span><text:span text:style-name="T88"> </text:span><text:span text:style-name="T86">יענה</text:span><text:span text:style-name="T88"> </text:span><text:span text:style-name="T86">בנפש</text:span><text:span text:style-name="T88"> </text:span><text:span text:style-name="T86">למות.</text:span></text:p>
      <text:p text:style-name="P15"><text:span text:style-name="T7">במדבר</text:span><text:span text:style-name="T4"> </text:span><text:span text:style-name="T7">לה,לא</text:span><text:span text:style-name="T86"><text:tab/>ולא</text:span><text:span text:style-name="T88"> </text:span><text:span text:style-name="T86">תקחו</text:span><text:span text:style-name="T88"> </text:span><text:span text:style-name="T86">כפר</text:span><text:span text:style-name="T88"> </text:span><text:span text:style-name="T86">לנפש</text:span><text:span text:style-name="T88"> </text:span><text:span text:style-name="T86">רצח, אשר</text:span><text:span text:style-name="T88"> </text:span><text:span text:style-name="T86">הוא</text:span><text:span text:style-name="T88"> </text:span><text:span text:style-name="T86">רשע</text:span><text:span text:style-name="T88"> </text:span><text:span text:style-name="T86">למות: <text:s/>כי</text:span><text:span text:style-name="T88"> </text:span><text:span text:style-name="T86">מות</text:span><text:span text:style-name="T88"> </text:span><text:span text:style-name="T86">יומת.</text:span></text:p>
      <text:p text:style-name="P15"><text:span text:style-name="T7">במדבר</text:span><text:span text:style-name="T4"> </text:span><text:span text:style-name="T7">לה,לב</text:span><text:span text:style-name="T86"><text:tab/>ולא</text:span><text:span text:style-name="T88"> </text:span><text:span text:style-name="T86">תקחו</text:span><text:span text:style-name="T88"> </text:span><text:span text:style-name="T86">כפר</text:span><text:span text:style-name="T88"> </text:span><text:span text:style-name="T86">לנוס</text:span><text:span text:style-name="T88"> </text:span><text:span text:style-name="T86">אל</text:span><text:span text:style-name="T88"> </text:span><text:span text:style-name="T86">עיר</text:span><text:span text:style-name="T88"> </text:span><text:span text:style-name="T86">מקלטו</text:span><text:span text:style-name="T88"> </text:span><text:span text:style-name="T86">לשוב</text:span><text:span text:style-name="T88"> </text:span><text:span text:style-name="T86">לשבת</text:span><text:span text:style-name="T88"> </text:span><text:span text:style-name="T86">בארץ</text:span><text:span text:style-name="T88"> </text:span><text:span text:style-name="T86">עד</text:span><text:span text:style-name="T88"> </text:span><text:span text:style-name="T86">מות</text:span><text:span text:style-name="T88"> </text:span><text:span text:style-name="T86">הכהן.</text:span></text:p>
      <text:p text:style-name="P11"/>
      <text:p text:style-name="P15"><text:span text:style-name="T7">דברים</text:span><text:span text:style-name="T4"> </text:span><text:span text:style-name="T7">ד,מא</text:span><text:span text:style-name="T86"><text:tab/>אז</text:span><text:span text:style-name="T88"> </text:span><text:span text:style-name="T86">יבדיל</text:span><text:span text:style-name="T88"> </text:span><text:span text:style-name="T86">משה</text:span><text:span text:style-name="T88"> </text:span><text:span text:style-name="T86">שלש</text:span><text:span text:style-name="T88"> </text:span><text:span text:style-name="T86">ערים</text:span><text:span text:style-name="T88"> </text:span><text:span text:style-name="T86">בעבר</text:span><text:span text:style-name="T88"> </text:span><text:span text:style-name="T86">הירדן</text:span><text:span text:style-name="T88"> </text:span><text:span text:style-name="T86">מזרחה</text:span><text:span text:style-name="T88"> </text:span><text:span text:style-name="T86">שמש</text:span></text:p>
      <text:p text:style-name="P15"><text:span text:style-name="T7">דברים</text:span><text:span text:style-name="T4"> </text:span><text:span text:style-name="T7">ד,מב</text:span><text:span text:style-name="T86"><text:tab/>לנס</text:span><text:span text:style-name="T88"> </text:span><text:span text:style-name="T86">שמה</text:span><text:span text:style-name="T88"> </text:span><text:span text:style-name="T86">רוצח</text:span><text:span text:style-name="T88"> </text:span><text:span text:style-name="T86">אשר</text:span><text:span text:style-name="T88"> </text:span><text:span text:style-name="T86">ירצח</text:span><text:span text:style-name="T88"> </text:span><text:span text:style-name="T86">את</text:span><text:span text:style-name="T88"> </text:span><text:span text:style-name="T86">רעהו</text:span><text:span text:style-name="T88"> </text:span><text:span text:style-name="T86">בבלי</text:span><text:span text:style-name="T88"> </text:span><text:span text:style-name="T86">דעת, והוא</text:span><text:span text:style-name="T88"> </text:span><text:span text:style-name="T86">לא</text:span><text:span text:style-name="T88"> </text:span><text:span text:style-name="T86">שנא</text:span><text:span text:style-name="T88"> </text:span><text:span text:style-name="T86">לו</text:span><text:span text:style-name="T88"> </text:span><text:span text:style-name="T86">מתמל</text:span><text:span text:style-name="T88"> </text:span><text:span text:style-name="T86">שלשם; ונס</text:span><text:span text:style-name="T88"> </text:span><text:span text:style-name="T86">אל</text:span><text:span text:style-name="T88"> </text:span><text:span text:style-name="T86">אחת</text:span><text:span text:style-name="T88"> </text:span><text:span text:style-name="T86">מן</text:span><text:span text:style-name="T88"> </text:span><text:span text:style-name="T86">הערים</text:span><text:span text:style-name="T88"> </text:span><text:span text:style-name="T86">האל</text:span><text:span text:style-name="T88"> </text:span><text:span text:style-name="T86">- <text:s/>וחי:</text:span></text:p>
      <text:p text:style-name="P15"><text:span text:style-name="T7">דברים</text:span><text:span text:style-name="T4"> </text:span><text:span text:style-name="T7">ד,מג</text:span><text:span text:style-name="T86"><text:tab/>את</text:span><text:span text:style-name="T88"> </text:span><text:span text:style-name="T86">בצר</text:span><text:span text:style-name="T88"> </text:span><text:span text:style-name="T86">במדבר</text:span><text:span text:style-name="T88"> </text:span><text:span text:style-name="T86">בארץ</text:span><text:span text:style-name="T88"> </text:span><text:span text:style-name="T86">המישר, לראובני; ואת</text:span><text:span text:style-name="T88"> </text:span><text:span text:style-name="T86">ראמת</text:span><text:span text:style-name="T88"> </text:span><text:span text:style-name="T86">בגלעד</text:span><text:span text:style-name="T88"> </text:span><text:span text:style-name="T86">לגדי, ואת</text:span><text:span text:style-name="T88"> </text:span><text:span text:style-name="T86">גולן</text:span><text:span text:style-name="T88"> </text:span><text:span text:style-name="T86">בבשן</text:span><text:span text:style-name="T88"> </text:span><text:span text:style-name="T86">למנשי.</text:span></text:p>
      <text:p text:style-name="P13"/>
      <text:p text:style-name="P15"><text:span text:style-name="T7">דברים</text:span><text:span text:style-name="T4"> </text:span><text:span text:style-name="T7">יט,א</text:span><text:span text:style-name="T86"><text:tab/>כי</text:span><text:span text:style-name="T88"> </text:span><text:span text:style-name="T86">יכרית</text:span><text:span text:style-name="T88"> </text:span><text:span text:style-name="T86">ה</text:span><text:span text:style-name="T88">’ </text:span><text:span text:style-name="T86">אלהיך</text:span><text:span text:style-name="T88"> </text:span><text:span text:style-name="T86">את</text:span><text:span text:style-name="T88"> </text:span><text:span text:style-name="T86">הגוים, אשר</text:span><text:span text:style-name="T88"> </text:span><text:span text:style-name="T86">ה</text:span><text:span text:style-name="T88">’ </text:span><text:span text:style-name="T86">אלהיך</text:span><text:span text:style-name="T88"> </text:span><text:span text:style-name="T86">נתן</text:span><text:span text:style-name="T88"> </text:span><text:span text:style-name="T86">לך</text:span><text:span text:style-name="T88"> </text:span><text:span text:style-name="T86">את</text:span><text:span text:style-name="T88"> </text:span><text:span text:style-name="T86">ארצם; וירשתם</text:span><text:span text:style-name="T88"> </text:span><text:span text:style-name="T86">וישבת</text:span><text:span text:style-name="T88"> </text:span><text:span text:style-name="T86">בעריהם</text:span><text:span text:style-name="T88"> </text:span><text:span text:style-name="T86">ובבתיהם.</text:span></text:p>
      <text:p text:style-name="P15"><text:span text:style-name="T7">דברים</text:span><text:span text:style-name="T4"> </text:span><text:span text:style-name="T7">יט,ב</text:span><text:span text:style-name="T86"><text:tab/>שלוש</text:span><text:span text:style-name="T88"> </text:span><text:span text:style-name="T86">ערים</text:span><text:span text:style-name="T88"> </text:span><text:span text:style-name="T86">תבדיל</text:span><text:span text:style-name="T88"> </text:span><text:span text:style-name="T86">לך</text:span><text:span text:style-name="T88"> </text:span><text:span text:style-name="T86">בתוך</text:span><text:span text:style-name="T88"> </text:span><text:span text:style-name="T86">ארצך, אשר</text:span><text:span text:style-name="T88"> </text:span><text:span text:style-name="T86">ה</text:span><text:span text:style-name="T88">’ </text:span><text:span text:style-name="T86">אלהיך</text:span><text:span text:style-name="T88"> </text:span><text:span text:style-name="T86">נתן</text:span><text:span text:style-name="T88"> </text:span><text:span text:style-name="T86">לך</text:span><text:span text:style-name="T88"> </text:span><text:span text:style-name="T86">לרשתה:</text:span></text:p>
      <text:p text:style-name="P15"><text:soft-page-break/><text:span text:style-name="T7">דברים</text:span><text:span text:style-name="T4"> </text:span><text:span text:style-name="T7">יט,ג</text:span><text:span text:style-name="T86"><text:tab/>תכין</text:span><text:span text:style-name="T88"> </text:span><text:span text:style-name="T86">לך</text:span><text:span text:style-name="T88"> </text:span><text:span text:style-name="T86">הדרך: ושלשת</text:span><text:span text:style-name="T88"> </text:span><text:span text:style-name="T86">את</text:span><text:span text:style-name="T88"> </text:span><text:span text:style-name="T86">גבול</text:span><text:span text:style-name="T88"> </text:span><text:span text:style-name="T86">ארצך, אשר</text:span><text:span text:style-name="T88"> </text:span><text:span text:style-name="T86">ינחילך</text:span><text:span text:style-name="T88"> </text:span><text:span text:style-name="T86">ה</text:span><text:span text:style-name="T88">’ </text:span><text:span text:style-name="T86">אלהיך; והיה</text:span><text:span text:style-name="T88"> </text:span><text:span text:style-name="T86">לנוס</text:span><text:span text:style-name="T88"> </text:span><text:span text:style-name="T86">שמה</text:span><text:span text:style-name="T88"> </text:span><text:span text:style-name="T86">כל</text:span><text:span text:style-name="T88"> </text:span><text:span text:style-name="T86">רצח.</text:span></text:p>
      <text:p text:style-name="P15"><text:span text:style-name="T7">דברים</text:span><text:span text:style-name="T4"> </text:span><text:span text:style-name="T7">יט,ד</text:span><text:span text:style-name="T86"><text:tab/>וזה</text:span><text:span text:style-name="T88"> </text:span><text:span text:style-name="T86">דבר</text:span><text:span text:style-name="T88"> </text:span><text:span text:style-name="T86">הרצח, אשר</text:span><text:span text:style-name="T88"> </text:span><text:span text:style-name="T86">ינוס</text:span><text:span text:style-name="T88"> </text:span><text:span text:style-name="T86">שמה</text:span><text:span text:style-name="T88"> </text:span><text:span text:style-name="T86">וחי: <text:s/>אשר</text:span><text:span text:style-name="T88"> </text:span><text:span text:style-name="T86">יכה</text:span><text:span text:style-name="T88"> </text:span><text:span text:style-name="T86">את</text:span><text:span text:style-name="T88"> </text:span><text:span text:style-name="T86">רעהו</text:span><text:span text:style-name="T88"> </text:span><text:span text:style-name="T86">בבלי</text:span><text:span text:style-name="T88"> </text:span><text:span text:style-name="T86">דעת, והוא</text:span><text:span text:style-name="T88"> </text:span><text:span text:style-name="T86">לא</text:span><text:span text:style-name="T88"> </text:span><text:span text:style-name="T86">שנא</text:span><text:span text:style-name="T88"> </text:span><text:span text:style-name="T86">לו</text:span><text:span text:style-name="T88"> </text:span><text:span text:style-name="T86">מתמל</text:span><text:span text:style-name="T88"> </text:span><text:span text:style-name="T86">שלשם,</text:span></text:p>
      <text:p text:style-name="P15"><text:span text:style-name="T7">דברים</text:span><text:span text:style-name="T4"> </text:span><text:span text:style-name="T7">יט,ה</text:span><text:span text:style-name="T86"><text:tab/>ואשר</text:span><text:span text:style-name="T88"> </text:span><text:span text:style-name="T86">יבא</text:span><text:span text:style-name="T88"> </text:span><text:span text:style-name="T86">את</text:span><text:span text:style-name="T88"> </text:span><text:span text:style-name="T86">רעהו</text:span><text:span text:style-name="T88"> </text:span><text:span text:style-name="T86">ביער</text:span><text:span text:style-name="T88"> </text:span><text:span text:style-name="T86">לחטב</text:span><text:span text:style-name="T88"> </text:span><text:span text:style-name="T86">עצים</text:span><text:span text:style-name="T88"> </text:span><text:span text:style-name="T86">ונדחה</text:span><text:span text:style-name="T88"> </text:span><text:span text:style-name="T86">ידו</text:span><text:span text:style-name="T88"> </text:span><text:span text:style-name="T86">בגרזן</text:span><text:span text:style-name="T88"> </text:span><text:span text:style-name="T86">לכרת</text:span><text:span text:style-name="T88"> </text:span><text:span text:style-name="T86">העץ</text:span><text:span text:style-name="T88"> </text:span><text:span text:style-name="T86">ונשל</text:span><text:span text:style-name="T88"> </text:span><text:span text:style-name="T86">הברזל</text:span><text:span text:style-name="T88"> </text:span><text:span text:style-name="T86">מן</text:span><text:span text:style-name="T88"> </text:span><text:span text:style-name="T86">העץ</text:span><text:span text:style-name="T88"> </text:span><text:span text:style-name="T86">ומצא</text:span><text:span text:style-name="T88"> </text:span><text:span text:style-name="T86">את</text:span><text:span text:style-name="T88"> </text:span><text:span text:style-name="T86">רעהו</text:span><text:span text:style-name="T88"> </text:span><text:span text:style-name="T86">ומת: <text:s/>הוא</text:span><text:span text:style-name="T88"> </text:span><text:span text:style-name="T86">ינוס</text:span><text:span text:style-name="T88"> </text:span><text:span text:style-name="T86">אל</text:span><text:span text:style-name="T88"> </text:span><text:span text:style-name="T86">אחת</text:span><text:span text:style-name="T88"> </text:span><text:span text:style-name="T86">הערים</text:span><text:span text:style-name="T88"> </text:span><text:span text:style-name="T86">האלה</text:span><text:span text:style-name="T88"> </text:span><text:span text:style-name="T86">- וחי.</text:span></text:p>
      <text:p text:style-name="P15"><text:span text:style-name="T7">דברים</text:span><text:span text:style-name="T4"> </text:span><text:span text:style-name="T7">יט,ו</text:span><text:span text:style-name="T86"><text:tab/>פן</text:span><text:span text:style-name="T88"> </text:span><text:span text:style-name="T86">ירדף</text:span><text:span text:style-name="T88"> </text:span><text:span text:style-name="T86">גאל</text:span><text:span text:style-name="T88"> </text:span><text:span text:style-name="T86">הדם</text:span><text:span text:style-name="T88"> </text:span><text:span text:style-name="T86">אחרי</text:span><text:span text:style-name="T88"> </text:span><text:span text:style-name="T86">הרצח, כי</text:span><text:span text:style-name="T88"> </text:span><text:span text:style-name="T86">יחם</text:span><text:span text:style-name="T88"> </text:span><text:span text:style-name="T86">לבבו, והשיגו, כי</text:span><text:span text:style-name="T88"> </text:span><text:span text:style-name="T86">ירבה</text:span><text:span text:style-name="T88"> </text:span><text:span text:style-name="T86">הדרך</text:span><text:span text:style-name="T88"> </text:span><text:span text:style-name="T86">- והכהו</text:span><text:span text:style-name="T88"> </text:span><text:span text:style-name="T86">נפש; ולו</text:span><text:span text:style-name="T88"> </text:span><text:span text:style-name="T86">אין</text:span><text:span text:style-name="T88"> </text:span><text:span text:style-name="T86">משפט</text:span><text:span text:style-name="T88"> </text:span><text:span text:style-name="T86">מות, כי</text:span><text:span text:style-name="T88"> </text:span><text:span text:style-name="T86">לא</text:span><text:span text:style-name="T88"> </text:span><text:span text:style-name="T86">שנא</text:span><text:span text:style-name="T88"> </text:span><text:span text:style-name="T86">הוא</text:span><text:span text:style-name="T88"> </text:span><text:span text:style-name="T86">לו</text:span><text:span text:style-name="T88"> </text:span><text:span text:style-name="T86">מתמול</text:span><text:span text:style-name="T88"> </text:span><text:span text:style-name="T86">שלשום.</text:span></text:p>
      <text:p text:style-name="P15"><text:span text:style-name="T7">דברים</text:span><text:span text:style-name="T4"> </text:span><text:span text:style-name="T7">יט,ז</text:span><text:span text:style-name="T86"><text:tab/>על</text:span><text:span text:style-name="T88"> </text:span><text:span text:style-name="T86">כן</text:span><text:span text:style-name="T88"> </text:span><text:span text:style-name="T86">אנכי</text:span><text:span text:style-name="T88"> </text:span><text:span text:style-name="T86">מצוך</text:span><text:span text:style-name="T88"> </text:span><text:span text:style-name="T86">לאמר: <text:s/>שלש</text:span><text:span text:style-name="T88"> </text:span><text:span text:style-name="T86">ערים</text:span><text:span text:style-name="T88"> </text:span><text:span text:style-name="T86">תבדיל</text:span><text:span text:style-name="T88"> </text:span><text:span text:style-name="T86">לך.</text:span></text:p>
      <text:p text:style-name="P15"><text:span text:style-name="T7">דברים</text:span><text:span text:style-name="T4"> </text:span><text:span text:style-name="T7">יט,ח</text:span><text:span text:style-name="T86"><text:tab/>ואם</text:span><text:span text:style-name="T88"> </text:span><text:span text:style-name="T86">ירחיב</text:span><text:span text:style-name="T88"> </text:span><text:span text:style-name="T86">ה</text:span><text:span text:style-name="T88">’ </text:span><text:span text:style-name="T86">אלהיך</text:span><text:span text:style-name="T88"> </text:span><text:span text:style-name="T86">את</text:span><text:span text:style-name="T88"> </text:span><text:span text:style-name="T86">גבלך</text:span><text:span text:style-name="T88"> </text:span><text:span text:style-name="T86">כאשר</text:span><text:span text:style-name="T88"> </text:span><text:span text:style-name="T86">נשבע</text:span><text:span text:style-name="T88"> </text:span><text:span text:style-name="T86">לאבתיך, ונתן</text:span><text:span text:style-name="T88"> </text:span><text:span text:style-name="T86">לך</text:span><text:span text:style-name="T88"> </text:span><text:span text:style-name="T86">את</text:span><text:span text:style-name="T88"> </text:span><text:span text:style-name="T86">כל</text:span><text:span text:style-name="T88"> </text:span><text:span text:style-name="T86">הארץ, אשר</text:span><text:span text:style-name="T88"> </text:span><text:span text:style-name="T86">דבר</text:span><text:span text:style-name="T88"> </text:span><text:span text:style-name="T86">לתת</text:span><text:span text:style-name="T88"> </text:span><text:span text:style-name="T86">לאבתיך- </text:span></text:p>
      <text:p text:style-name="P15"><text:span text:style-name="T7">דברים</text:span><text:span text:style-name="T4"> </text:span><text:span text:style-name="T7">יט,ט</text:span><text:span text:style-name="T86"><text:tab/>כי</text:span><text:span text:style-name="T88"> </text:span><text:span text:style-name="T86">תשמר</text:span><text:span text:style-name="T88"> </text:span><text:span text:style-name="T86">את</text:span><text:span text:style-name="T88"> </text:span><text:span text:style-name="T86">כל</text:span><text:span text:style-name="T88"> </text:span><text:span text:style-name="T86">המצוה</text:span><text:span text:style-name="T88"> </text:span><text:span text:style-name="T86">הזאת</text:span><text:span text:style-name="T88"> </text:span><text:span text:style-name="T86">לעשתה, אשר</text:span><text:span text:style-name="T88"> </text:span><text:span text:style-name="T86">אנכי</text:span><text:span text:style-name="T88"> </text:span><text:span text:style-name="T86">מצוך</text:span><text:span text:style-name="T88"> </text:span><text:span text:style-name="T86">היום: לאהבה</text:span><text:span text:style-name="T88"> </text:span><text:span text:style-name="T86">את</text:span><text:span text:style-name="T88"> </text:span><text:span text:style-name="T86">ה</text:span><text:span text:style-name="T88">’ </text:span><text:span text:style-name="T86">אלהיך</text:span><text:span text:style-name="T88"> </text:span><text:span text:style-name="T86">וללכת</text:span><text:span text:style-name="T88"> </text:span><text:span text:style-name="T86">בדרכיו</text:span><text:span text:style-name="T88"> </text:span><text:span text:style-name="T86">כל</text:span><text:span text:style-name="T88"> </text:span><text:span text:style-name="T86">הימים</text:span><text:span text:style-name="T88"> </text:span><text:span text:style-name="T86">- ויספת</text:span><text:span text:style-name="T88"> </text:span><text:span text:style-name="T86">לך</text:span><text:span text:style-name="T88"> </text:span><text:span text:style-name="T86">עוד</text:span><text:span text:style-name="T88"> </text:span><text:span text:style-name="T86">שלש</text:span><text:span text:style-name="T88"> </text:span><text:span text:style-name="T86">ערים</text:span><text:span text:style-name="T88"> </text:span><text:span text:style-name="T86">על</text:span><text:span text:style-name="T88"> </text:span><text:span text:style-name="T86">השלש</text:span><text:span text:style-name="T88"> </text:span><text:span text:style-name="T86">האלה.</text:span></text:p>
      <text:p text:style-name="P15"><text:span text:style-name="T7">דברים</text:span><text:span text:style-name="T4"> </text:span><text:span text:style-name="T7">יט,י</text:span><text:span text:style-name="T86"><text:tab/>ולא</text:span><text:span text:style-name="T88"> </text:span><text:span text:style-name="T86">ישפך</text:span><text:span text:style-name="T88"> </text:span><text:span text:style-name="T86">דם</text:span><text:span text:style-name="T88"> </text:span><text:span text:style-name="T86">נקי</text:span><text:span text:style-name="T88"> </text:span><text:span text:style-name="T86">בקרב</text:span><text:span text:style-name="T88"> </text:span><text:span text:style-name="T86">ארצך, אשר</text:span><text:span text:style-name="T88"> </text:span><text:span text:style-name="T86">ה</text:span><text:span text:style-name="T88">’ </text:span><text:span text:style-name="T86">אלהיך</text:span><text:span text:style-name="T88"> </text:span><text:span text:style-name="T86">נתן</text:span><text:span text:style-name="T88"> </text:span><text:span text:style-name="T86">לך</text:span><text:span text:style-name="T88"> </text:span><text:span text:style-name="T86">נחלה; והיה</text:span><text:span text:style-name="T88"> </text:span><text:span text:style-name="T86">עליך</text:span><text:span text:style-name="T88"> </text:span><text:span text:style-name="T86">דמים.</text:span></text:p>
      <text:p text:style-name="P15"><text:span text:style-name="T7">דברים</text:span><text:span text:style-name="T4"> </text:span><text:span text:style-name="T7">יט,יא</text:span><text:span text:style-name="T86"><text:tab/>וכי</text:span><text:span text:style-name="T88"> </text:span><text:span text:style-name="T86">יהיה</text:span><text:span text:style-name="T88"> </text:span><text:span text:style-name="T86">איש</text:span><text:span text:style-name="T88"> </text:span><text:span text:style-name="T86">שנא</text:span><text:span text:style-name="T88"> </text:span><text:span text:style-name="T86">לרעהו</text:span><text:span text:style-name="T88"> </text:span><text:span text:style-name="T86">וארב</text:span><text:span text:style-name="T88"> </text:span><text:span text:style-name="T86">לו</text:span><text:span text:style-name="T88"> </text:span><text:span text:style-name="T86">וקם</text:span><text:span text:style-name="T88"> </text:span><text:span text:style-name="T86">עליו</text:span><text:span text:style-name="T88"> </text:span><text:span text:style-name="T86">והכהו</text:span><text:span text:style-name="T88"> </text:span><text:span text:style-name="T86">נפש</text:span><text:span text:style-name="T88"> </text:span><text:span text:style-name="T86">ומת, ונס</text:span><text:span text:style-name="T88"> </text:span><text:span text:style-name="T86">אל</text:span><text:span text:style-name="T88"> </text:span><text:span text:style-name="T86">אחת</text:span><text:span text:style-name="T88"> </text:span><text:span text:style-name="T86">הערים</text:span><text:span text:style-name="T88"> </text:span><text:span text:style-name="T86">האל</text:span><text:span text:style-name="T88"> </text:span><text:span text:style-name="T86">- </text:span></text:p>
      <text:p text:style-name="P15"><text:span text:style-name="T7">דברים</text:span><text:span text:style-name="T4"> </text:span><text:span text:style-name="T7">יט,יב</text:span><text:span text:style-name="T86"><text:tab/>ושלחו</text:span><text:span text:style-name="T88"> </text:span><text:span text:style-name="T86">זקני</text:span><text:span text:style-name="T88"> </text:span><text:span text:style-name="T86">עירו</text:span><text:span text:style-name="T88"> </text:span><text:span text:style-name="T86">ולקחו</text:span><text:span text:style-name="T88"> </text:span><text:span text:style-name="T86">אתו</text:span><text:span text:style-name="T88"> </text:span><text:span text:style-name="T86">משם; ונתנו</text:span><text:span text:style-name="T88"> </text:span><text:span text:style-name="T86">אתו</text:span><text:span text:style-name="T88"> </text:span><text:span text:style-name="T86">ביד</text:span><text:span text:style-name="T88"> </text:span><text:span text:style-name="T86">גאל</text:span><text:span text:style-name="T88"> </text:span><text:span text:style-name="T86">הדם</text:span><text:span text:style-name="T88"> </text:span><text:span text:style-name="T86">- ומת.</text:span></text:p>
      <text:p text:style-name="P15"><text:span text:style-name="T7">דברים</text:span><text:span text:style-name="T4"> </text:span><text:span text:style-name="T7">יט,יג</text:span><text:span text:style-name="T86"><text:tab/>לא</text:span><text:span text:style-name="T88"> </text:span><text:span text:style-name="T86">תחוס</text:span><text:span text:style-name="T88"> </text:span><text:span text:style-name="T86">עינך</text:span><text:span text:style-name="T88"> </text:span><text:span text:style-name="T86">עליו; ובערת</text:span><text:span text:style-name="T88"> </text:span><text:span text:style-name="T86">דם</text:span><text:span text:style-name="T88"> </text:span><text:span text:style-name="T86">הנקי</text:span><text:span text:style-name="T88"> </text:span><text:span text:style-name="T86">מישראל, וטוב</text:span><text:span text:style-name="T88"> </text:span><text:span text:style-name="T86">לך.</text:span></text:p>
      <text:p text:style-name="P11"/>
      <text:p text:style-name="P11">משנה:</text:p>
      <text:p text:style-name="P10"><text:span text:style-name="T1">אלו</text:span><text:span text:style-name="T4"> </text:span><text:span text:style-name="T1">הן</text:span><text:span text:style-name="T4"> </text:span><text:span text:style-name="T1">הגולין: ההורג</text:span><text:span text:style-name="T4"> </text:span><text:span text:style-name="T1">נפש</text:span><text:span text:style-name="T4"> </text:span><text:span text:style-name="T1">בשגגה:</text:span></text:p>
      <text:p text:style-name="P19"><text:span text:style-name="T1">היה</text:span><text:span text:style-name="T4"> </text:span><text:span text:style-name="T1">מעגל</text:span><text:span text:style-name="T4"> </text:span><text:span text:style-name="T1">במעגילה</text:span><text:span text:style-name="T4"> </text:span><text:span text:style-name="T2">(</text:span><text:span text:style-name="T8">טחין</text:span><text:span text:style-name="T5"> </text:span><text:span text:style-name="T8">היו</text:span><text:span text:style-name="T5"> </text:span><text:span text:style-name="T8">גגותיהן</text:span><text:span text:style-name="T5"> </text:span><text:span text:style-name="T8">בטיט, והגגות</text:span><text:span text:style-name="T5"> </text:span><text:span text:style-name="T8">לא</text:span><text:span text:style-name="T5"> </text:span><text:span text:style-name="T8">היו</text:span><text:span text:style-name="T5"> </text:span><text:span text:style-name="T8">משופעין, אבל</text:span><text:span text:style-name="T5"> </text:span><text:span text:style-name="T8">הטיט</text:span><text:span text:style-name="T5"> </text:span><text:span text:style-name="T8">משפעין</text:span><text:span text:style-name="T5"> </text:span><text:span text:style-name="T8">מעט, כדי</text:span><text:span text:style-name="T5"> </text:span><text:span text:style-name="T8">שיזובו</text:span><text:span text:style-name="T5"> </text:span><text:span text:style-name="T8">המים, וטחין</text:span><text:span text:style-name="T5"> </text:span><text:span text:style-name="T8">אותן</text:span><text:span text:style-name="T5"> </text:span><text:span text:style-name="T8">בחתיכת</text:span><text:span text:style-name="T5"> </text:span><text:span text:style-name="T8">עץ</text:span><text:span text:style-name="T5"> </text:span><text:span text:style-name="T8">עבה</text:span><text:span text:style-name="T5"> </text:span><text:span text:style-name="T8">וחלקה, ובה</text:span><text:span text:style-name="T5"> </text:span><text:span text:style-name="T8">בית</text:span><text:span text:style-name="T5"> </text:span><text:span text:style-name="T8">יד, ודוחפה</text:span><text:span text:style-name="T5"> </text:span><text:span text:style-name="T8">לצד</text:span><text:span text:style-name="T5"> </text:span><text:span text:style-name="T8">השיפוע, וחוזר</text:span><text:span text:style-name="T5"> </text:span><text:span text:style-name="T8">ומושכה</text:span><text:span text:style-name="T5"> </text:span><text:span text:style-name="T8">אליו, וחוזר</text:span><text:span text:style-name="T5"> </text:span><text:span text:style-name="T8">ודוחפה</text:span><text:span text:style-name="T5"> </text:span><text:span text:style-name="T8">(לצד), והטיט</text:span><text:span text:style-name="T5"> </text:span><text:span text:style-name="T8">מתמרח</text:span><text:span text:style-name="T5"> </text:span><text:span text:style-name="T8">ומחליק; ובדחיפתו</text:span><text:span text:style-name="T5"> </text:span><text:span text:style-name="T8">קורהו</text:span><text:span text:style-name="T5"> </text:span><text:span text:style-name="T8">'מעגל' ובמשיכתו</text:span><text:span text:style-name="T5"> </text:span><text:span text:style-name="T8">קורהו</text:span><text:span text:style-name="T5"> </text:span><text:span text:style-name="T8">'מושך', ושם</text:span><text:span text:style-name="T5"> </text:span><text:span text:style-name="T8">העץ</text:span><text:span text:style-name="T5"> </text:span><text:span text:style-name="T8">'מעגילה'</text:span><text:span text:style-name="T2">) [</text:span><text:span text:style-name="T81">רמב"ם</text:span><text:span text:style-name="T83"> </text:span><text:span text:style-name="T81">פירוש</text:span><text:span text:style-name="T83"> </text:span><text:span text:style-name="T81">המשניות: המעגל</text:span><text:span text:style-name="T83"> </text:span><text:span text:style-name="T81">במעגלה: היא</text:span><text:span text:style-name="T83"> </text:span><text:span text:style-name="T81">אבן</text:span><text:span text:style-name="T83"> </text:span><text:span text:style-name="T81">חלקה</text:span><text:span text:style-name="T83"> </text:span><text:span text:style-name="T81">שהבנאין</text:span><text:span text:style-name="T83"> </text:span><text:span text:style-name="T81">אצלנו</text:span><text:span text:style-name="T83"> </text:span><text:span text:style-name="T81">מחליקין</text:span><text:span text:style-name="T83"> </text:span><text:span text:style-name="T81">וממשמשין</text:span><text:span text:style-name="T83"> </text:span><text:span text:style-name="T81">בו</text:span><text:span text:style-name="T83"> </text:span><text:span text:style-name="T81">השטחים</text:span><text:span text:style-name="T83"> </text:span><text:span text:style-name="T81">עד</text:span><text:span text:style-name="T83"> </text:span><text:span text:style-name="T81">שמבהיקין</text:span><text:span text:style-name="T2">] </text:span><text:span text:style-name="T1">, ונפלה</text:span><text:span text:style-name="T4"> </text:span><text:span text:style-name="T1">עליו</text:span><text:span text:style-name="T4"> </text:span><text:span text:style-name="T1">והרגתו, היה</text:span><text:span text:style-name="T4"> </text:span><text:span text:style-name="T1">משלשל</text:span><text:span text:style-name="T4"> </text:span><text:span text:style-name="T1">בחבית</text:span><text:span text:style-name="T4"> </text:span><text:span text:style-name="T2">(</text:span><text:span text:style-name="T8">מן</text:span><text:span text:style-name="T5"> </text:span><text:span text:style-name="T8">הגג</text:span><text:span text:style-name="T2">)</text:span><text:span text:style-name="T1"> ונפלה</text:span><text:span text:style-name="T4"> </text:span><text:span text:style-name="T1">עליו</text:span><text:span text:style-name="T4"> </text:span><text:span text:style-name="T1">והרגתו</text:span><text:span text:style-name="T4"> </text:span><text:span text:style-name="T2">(</text:span><text:span text:style-name="T8">והרג</text:span><text:span text:style-name="T5"> </text:span><text:span text:style-name="T8">בגופו</text:span><text:span text:style-name="T5"> </text:span><text:span text:style-name="T8">את</text:span><text:span text:style-name="T5"> </text:span><text:span text:style-name="T8">חבירו</text:span><text:span text:style-name="T2">)</text:span><text:span text:style-name="T1">, היה</text:span><text:span text:style-name="T4"> </text:span><text:span text:style-name="T1">יורד</text:span><text:span text:style-name="T4"> </text:span><text:span text:style-name="T2">(</text:span><text:span text:style-name="T8">ההורג</text:span><text:span text:style-name="T2">)</text:span><text:span text:style-name="T1"> בסולם</text:span><text:span text:style-name="T4"> </text:span><text:span text:style-name="T1">ונפל</text:span><text:span text:style-name="T4"> </text:span><text:span text:style-name="T2">(</text:span><text:span text:style-name="T8">מן</text:span><text:span text:style-name="T5"> </text:span><text:span text:style-name="T8">הסולם</text:span><text:span text:style-name="T2">)</text:span><text:span text:style-name="T1"> עליו</text:span><text:span text:style-name="T4"> </text:span><text:span text:style-name="T1">והרגתו</text:span><text:span text:style-name="T4"> </text:span><text:span text:style-name="T1">- הרי</text:span><text:span text:style-name="T4"> </text:span><text:span text:style-name="T1">זה</text:span><text:span text:style-name="T4"> </text:span><text:span text:style-name="T1">גולה</text:span><text:span text:style-name="T4"> </text:span><text:span text:style-name="T2">(</text:span><text:span text:style-name="T8">דכל</text:span><text:span text:style-name="T5"> </text:span><text:span text:style-name="T8">הני</text:span><text:span text:style-name="T5"> </text:span><text:span text:style-name="T8">- דרך</text:span><text:span text:style-name="T5"> </text:span><text:span text:style-name="T8">ירידה</text:span><text:span text:style-name="T5"> </text:span><text:span text:style-name="T8">נינהו; וגבי</text:span><text:span text:style-name="T5"> </text:span><text:span text:style-name="T8">גלות</text:span><text:span text:style-name="T5"> </text:span><text:span text:style-name="T8">'דרך</text:span><text:span text:style-name="T5"> </text:span><text:span text:style-name="T8">ירידה' בעינן, כדמפרש</text:span><text:span text:style-name="T5"> </text:span><text:span text:style-name="T8">בגמרא</text:span><text:span text:style-name="T5"> </text:span><text:span text:style-name="T8">'</text:span><text:span text:style-name="T11">ויפל</text:span><text:span text:style-name="T5"> </text:span><text:span text:style-name="T11">עליו</text:span><text:span text:style-name="T8">'</text:span><text:span text:style-name="T2">)</text:span><text:span text:style-name="T1">;</text:span></text:p>
      <text:p text:style-name="P10"><text:span text:style-name="T1">אבל</text:span><text:span text:style-name="T4"> </text:span><text:span text:style-name="T1">אם</text:span><text:span text:style-name="T4"> </text:span><text:span text:style-name="T1">היה</text:span><text:span text:style-name="T4"> </text:span><text:span text:style-name="T1">מושך</text:span><text:span text:style-name="T4"> </text:span><text:span text:style-name="T1">במעגילה</text:span><text:span text:style-name="T4"> </text:span><text:span text:style-name="T2">(</text:span><text:span text:style-name="T8">ונשמטה</text:span><text:span text:style-name="T5"> </text:span><text:span text:style-name="T8">מעגילה</text:span><text:span text:style-name="T5"> </text:span><text:span text:style-name="T8">מידו</text:span><text:span text:style-name="T2">)</text:span><text:span text:style-name="T1"> ונפלה</text:span><text:span text:style-name="T4"> </text:span><text:span text:style-name="T1">עליו</text:span><text:span text:style-name="T4"> </text:span><text:span text:style-name="T1">והרגתו, היה</text:span><text:span text:style-name="T4"> </text:span><text:span text:style-name="T1">דולה</text:span><text:span text:style-name="T4"> </text:span><text:span text:style-name="T1">בחבית</text:span><text:span text:style-name="T4"> </text:span><text:span text:style-name="T1">ונפסק</text:span><text:span text:style-name="T4"> </text:span><text:span text:style-name="T1">החבל</text:span><text:span text:style-name="T4"> </text:span><text:span text:style-name="T1">ונפלה</text:span><text:span text:style-name="T4"> </text:span><text:span text:style-name="T1">עליו</text:span><text:span text:style-name="T4"> </text:span><text:span text:style-name="T1">והרגתו,</text:span><text:span text:style-name="T8"> </text:span></text:p>
      <text:p text:style-name="P11"/>
      <text:p text:style-name="P10"><text:span text:style-name="T1">(מכות</text:span><text:span text:style-name="T4"> </text:span><text:span text:style-name="T1">ז,ב)</text:span></text:p>
      <text:p text:style-name="P10"><text:span text:style-name="T41">[המשך</text:span><text:span text:style-name="T52"> </text:span><text:span text:style-name="T41">המשנה]</text:span><text:span text:style-name="T1"> היה</text:span><text:span text:style-name="T4"> </text:span><text:span text:style-name="T1">עולה</text:span><text:span text:style-name="T4"> </text:span><text:span text:style-name="T1">בסולם</text:span><text:span text:style-name="T4"> </text:span><text:span text:style-name="T1">ונפל</text:span><text:span text:style-name="T4"> </text:span><text:span text:style-name="T1">עליו</text:span><text:span text:style-name="T4"> </text:span><text:span text:style-name="T1">והרגו</text:span><text:span text:style-name="T4"> </text:span><text:span text:style-name="T1">- הרי</text:span><text:span text:style-name="T4"> </text:span><text:span text:style-name="T1">זה</text:span><text:span text:style-name="T4"> </text:span><text:span text:style-name="T1">אינו</text:span><text:span text:style-name="T4"> </text:span><text:span text:style-name="T1">גולה;</text:span></text:p>
      <text:p text:style-name="P10"><text:span text:style-name="T1">זה</text:span><text:span text:style-name="T4"> </text:span><text:span text:style-name="T1">הכלל: כל</text:span><text:span text:style-name="T4"> </text:span><text:span text:style-name="T1">שבדרך</text:span><text:span text:style-name="T4"> </text:span><text:span text:style-name="T1">ירידתו</text:span><text:span text:style-name="T4"> – </text:span><text:span text:style-name="T1">גולה, ושלא</text:span><text:span text:style-name="T4"> </text:span><text:span text:style-name="T1">בדרך</text:span><text:span text:style-name="T4"> </text:span><text:span text:style-name="T1">ירידתו</text:span><text:span text:style-name="T4"> </text:span><text:span text:style-name="T1">- אינו</text:span><text:span text:style-name="T4"> </text:span><text:span text:style-name="T1">גולה.</text:span></text:p>
      <text:p text:style-name="P11"/>
      <text:p text:style-name="P15"><text:span text:style-name="T7">תוספות</text:span><text:span text:style-name="T4"> </text:span><text:span text:style-name="T7">מכות</text:span><text:span text:style-name="T4"> </text:span><text:span text:style-name="T7">דף</text:span><text:span text:style-name="T4"> </text:span><text:span text:style-name="T7">ב,א</text:span><text:span text:style-name="T4"> </text:span><text:span text:style-name="T7">ד"ה</text:span><text:span text:style-name="T4"> </text:span><text:span text:style-name="T7">מעידין</text:span><text:span text:style-name="T4"> </text:span><text:span text:style-name="T7">אנו</text:span><text:span text:style-name="T4"> </text:span><text:span text:style-name="T7">באיש</text:span><text:span text:style-name="T4"> </text:span><text:span text:style-name="T7">פלוני</text:span><text:span text:style-name="T4"> </text:span><text:span text:style-name="T7">שחייב</text:span><text:span text:style-name="T4"> </text:span><text:span text:style-name="T7">גלות. ואי</text:span><text:span text:style-name="T4"> </text:span><text:span text:style-name="T7">תימא: היאך</text:span><text:span text:style-name="T4"> </text:span><text:span text:style-name="T7">הם</text:span><text:span text:style-name="T4"> </text:span><text:span text:style-name="T7">יכולים</text:span><text:span text:style-name="T4"> </text:span><text:span text:style-name="T7">לחייבו</text:span><text:span text:style-name="T4"> </text:span><text:span text:style-name="T7">גלות</text:span><text:span text:style-name="T4"> </text:span><text:span text:style-name="T7">בעדותן? והא</text:span><text:span text:style-name="T4"> </text:span><text:span text:style-name="T7">יכול</text:span><text:span text:style-name="T4"> </text:span><text:span text:style-name="T7">לומר</text:span><text:span text:style-name="T4"> </text:span><text:span text:style-name="T7">"מזיד</text:span><text:span text:style-name="T4"> </text:span><text:span text:style-name="T7">הייתי", כדאמר</text:span><text:span text:style-name="T4"> </text:span><text:span text:style-name="T7">גבי</text:span><text:span text:style-name="T4"> </text:span><text:span text:style-name="T7">אכלת</text:span><text:span text:style-name="T4"> </text:span><text:span text:style-name="T7">חלב</text:span><text:span text:style-name="T4"> </text:span><text:span text:style-name="T7">בפ"ק</text:span><text:span text:style-name="T4"> </text:span><text:span text:style-name="T7">דבבא</text:span><text:span text:style-name="T4"> </text:span><text:span text:style-name="T7">מציעא</text:span><text:span text:style-name="T4"> </text:span><text:span text:style-name="T7">(דף</text:span><text:span text:style-name="T4"> </text:span><text:span text:style-name="T7">ג:) [וכריתות]? </text:span></text:p>
      <text:p text:style-name="P15"><text:span text:style-name="T7">ויש</text:span><text:span text:style-name="T4"> </text:span><text:span text:style-name="T7">לומר: דמיירי</text:span><text:span text:style-name="T4"> </text:span><text:span text:style-name="T7">כשראו</text:span><text:span text:style-name="T4"> </text:span><text:span text:style-name="T7">בו</text:span><text:span text:style-name="T4"> </text:span><text:span text:style-name="T7">רגלים</text:span><text:span text:style-name="T4"> </text:span><text:span text:style-name="T7">לדבר: שנשמט</text:span><text:span text:style-name="T4"> </text:span><text:span text:style-name="T7">הברזל</text:span><text:span text:style-name="T4"> </text:span><text:span text:style-name="T7">מקתו, ואיכא</text:span><text:span text:style-name="T4"> </text:span><text:span text:style-name="T7">למימר</text:span><text:span text:style-name="T4"> </text:span><text:span text:style-name="T7">דלא</text:span><text:span text:style-name="T4"> </text:span><text:span text:style-name="T7">נתכוין.</text:span></text:p>
      <text:p text:style-name="P15"><text:span text:style-name="T7">אבל</text:span><text:span text:style-name="T4"> </text:span><text:span text:style-name="T7">קשה</text:span><text:span text:style-name="T4"> </text:span><text:span text:style-name="T7">מהא</text:span><text:span text:style-name="T4"> </text:span><text:span text:style-name="T7">דתנן</text:span><text:span text:style-name="T4"> </text:span><text:span text:style-name="T7">פרק</text:span><text:span text:style-name="T4"> </text:span><text:span text:style-name="T7">'אלו</text:span><text:span text:style-name="T4"> </text:span><text:span text:style-name="T7">הן</text:span><text:span text:style-name="T4"> </text:span><text:span text:style-name="T7">הגולין' (לקמן</text:span><text:span text:style-name="T4"> </text:span><text:span text:style-name="T7">דף</text:span><text:span text:style-name="T4"> </text:span><text:span text:style-name="T7">ט:): דשונא</text:span><text:span text:style-name="T4"> </text:span><text:span text:style-name="T7">אינו</text:span><text:span text:style-name="T4"> </text:span><text:span text:style-name="T7">גולה; לאו</text:span><text:span text:style-name="T4"> </text:span><text:span text:style-name="T7">כי</text:span><text:span text:style-name="T4"> </text:span><text:span text:style-name="T7">האי</text:span><text:span text:style-name="T4"> </text:span><text:span text:style-name="T7">גוונא: דומיא</text:span><text:span text:style-name="T4"> </text:span><text:span text:style-name="T7">דאוהב</text:span><text:span text:style-name="T4"> </text:span><text:span text:style-name="T7">גולה? ואמאי</text:span><text:span text:style-name="T4"> </text:span><text:span text:style-name="T7">אינו</text:span><text:span text:style-name="T4"> </text:span><text:span text:style-name="T7">גולה</text:span><text:span text:style-name="T4"> </text:span><text:span text:style-name="T7">כיון</text:span><text:span text:style-name="T4"> </text:span><text:span text:style-name="T7">דראוי</text:span><text:span text:style-name="T4"> </text:span><text:span text:style-name="T7">הוי</text:span><text:span text:style-name="T4"> </text:span><text:span text:style-name="T7">רגלים</text:span><text:span text:style-name="T4"> </text:span><text:span text:style-name="T7">לדבר!?</text:span></text:p>
      <text:p text:style-name="P15"><text:span text:style-name="T7">וי"ל</text:span><text:span text:style-name="T4"> </text:span><text:span text:style-name="T7">דשאני</text:span><text:span text:style-name="T4"> </text:span><text:span text:style-name="T7">שונא, דיש</text:span><text:span text:style-name="T4"> </text:span><text:span text:style-name="T7">לנו</text:span><text:span text:style-name="T4"> </text:span><text:span text:style-name="T7">לומר</text:span><text:span text:style-name="T4"> </text:span><text:span text:style-name="T7">טפי</text:span><text:span text:style-name="T4"> </text:span><text:span text:style-name="T7">דבשנאה</text:span><text:span text:style-name="T4"> </text:span><text:span text:style-name="T7">הכהו.</text:span></text:p>
      <text:p text:style-name="P15"><text:span text:style-name="T7">ועוד</text:span><text:span text:style-name="T4"> </text:span><text:span text:style-name="T7">י"ל</text:span><text:span text:style-name="T4"> </text:span><text:span text:style-name="T7">דמיירי</text:span><text:span text:style-name="T4"> </text:span><text:span text:style-name="T7">שפיר</text:span><text:span text:style-name="T4"> </text:span><text:span text:style-name="T7">דליכא</text:span><text:span text:style-name="T4"> </text:span><text:span text:style-name="T7">רגלים</text:span><text:span text:style-name="T4"> </text:span><text:span text:style-name="T7">לדבר, והשתא</text:span><text:span text:style-name="T4"> </text:span><text:span text:style-name="T7">ניחא</text:span><text:span text:style-name="T4"> </text:span><text:span text:style-name="T7">משונא, ומ"מ</text:span><text:span text:style-name="T4"> </text:span><text:span text:style-name="T7">אוהב</text:span><text:span text:style-name="T4"> </text:span><text:span text:style-name="T7">גולה</text:span><text:span text:style-name="T4"> </text:span><text:span text:style-name="T7">כיון</text:span><text:span text:style-name="T4"> </text:span><text:span text:style-name="T7">דשתיק</text:span><text:span text:style-name="T4"> </text:span><text:span text:style-name="T7">כשאמרו</text:span><text:span text:style-name="T4"> </text:span><text:span text:style-name="T7">לו</text:span><text:span text:style-name="T4"> </text:span><text:span text:style-name="T7">העדים; בודאי</text:span><text:span text:style-name="T4"> </text:span><text:span text:style-name="T7">אי</text:span><text:span text:style-name="T4"> </text:span><text:span text:style-name="T7">הוה</text:span><text:span text:style-name="T4"> </text:span><text:span text:style-name="T7">אמר</text:span><text:span text:style-name="T4"> </text:span><text:span text:style-name="T7">"לא</text:span><text:span text:style-name="T4"> </text:span><text:span text:style-name="T7">הרגתיו" יכול</text:span><text:span text:style-name="T4"> </text:span><text:span text:style-name="T7">לתרץ</text:span><text:span text:style-name="T4"> </text:span><text:span text:style-name="T7">ולומר</text:span><text:span text:style-name="T4"> </text:span><text:span text:style-name="T7">לא</text:span><text:span text:style-name="T4"> </text:span><text:span text:style-name="T7">הרגתיו</text:span><text:span text:style-name="T4"> </text:span><text:span text:style-name="T26">שוגג</text:span><text:span text:style-name="T4"> </text:span><text:span text:style-name="T7">אלא</text:span><text:span text:style-name="T4"> </text:span><text:span text:style-name="T26">מזיד,</text:span><text:span text:style-name="T7"> כמו</text:span><text:span text:style-name="T4"> </text:span><text:span text:style-name="T7">ב"לא</text:span><text:span text:style-name="T4"> </text:span><text:span text:style-name="T7">אכלתי</text:span><text:span text:style-name="T4"> </text:span><text:span text:style-name="T7">חלב", אבל</text:span><text:span text:style-name="T4"> </text:span><text:span text:style-name="T7">כיון</text:span><text:span text:style-name="T4"> </text:span><text:span text:style-name="T7">דשתק</text:span><text:span text:style-name="T4"> </text:span><text:span text:style-name="T7">- כהודאה</text:span><text:span text:style-name="T4"> </text:span><text:span text:style-name="T7">דמיא. </text:span></text:p>
      <text:p text:style-name="P11"/>
      <text:p text:style-name="P11">גמרא:</text:p>
      <text:p text:style-name="P10"><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שמואל: דאמר</text:span><text:span text:style-name="T4"> </text:span><text:span text:style-name="T1">קרא: </text:span><text:span text:style-name="T8">(במדבר</text:span><text:span text:style-name="T5"> </text:span><text:span text:style-name="T8">לה,כג)</text:span><text:span text:style-name="T1"> </text:span><text:span text:style-name="T11">[או</text:span><text:span text:style-name="T5"> </text:span><text:span text:style-name="T11">בכל</text:span><text:span text:style-name="T5"> </text:span><text:span text:style-name="T11">אבן</text:span><text:span text:style-name="T5"> </text:span><text:span text:style-name="T11">אשר</text:span><text:span text:style-name="T5"> </text:span><text:span text:style-name="T11">ימות</text:span><text:span text:style-name="T5"> </text:span><text:span text:style-name="T11">בה</text:span><text:span text:style-name="T5"> </text:span><text:span text:style-name="T11">בלא</text:span><text:span text:style-name="T5"> </text:span><text:span text:style-name="T11">ראות]</text:span><text:span text:style-name="T10"> ויפל</text:span><text:span text:style-name="T4"> </text:span><text:span text:style-name="T10">עליו</text:span><text:span text:style-name="T4"> </text:span><text:span text:style-name="T10">וימות</text:span><text:span text:style-name="T4"> </text:span><text:span text:style-name="T11">[והוא</text:span><text:span text:style-name="T5"> </text:span><text:span text:style-name="T11">לא</text:span><text:span text:style-name="T5"> </text:span><text:span text:style-name="T11">אויב</text:span><text:span text:style-name="T5"> </text:span><text:span text:style-name="T11">לו</text:span><text:span text:style-name="T5"> </text:span><text:span text:style-name="T11">ולא</text:span><text:span text:style-name="T5"> </text:span><text:span text:style-name="T11">מבקש</text:span><text:span text:style-name="T5"> </text:span><text:span text:style-name="T11">רעתו]</text:span><text:span text:style-name="T1"> - עד</text:span><text:span text:style-name="T4"> </text:span><text:span text:style-name="T1">שיפול</text:span><text:span text:style-name="T4"> </text:span><text:span text:style-name="T1">דרך</text:span><text:span text:style-name="T4"> </text:span><text:span text:style-name="T1">נפילה.</text:span></text:p>
      <text:p text:style-name="P11"/>
      <text:p text:style-name="P10"><text:span text:style-name="T1">תנו</text:span><text:span text:style-name="T4"> </text:span><text:span text:style-name="T1">רבנן: </text:span><text:span text:style-name="T8">(במדבר</text:span><text:span text:style-name="T5"> </text:span><text:span text:style-name="T8">לה,יא)</text:span><text:span text:style-name="T1"> </text:span><text:span text:style-name="T11">[והקריתם</text:span><text:span text:style-name="T5"> </text:span><text:span text:style-name="T11">לכם</text:span><text:span text:style-name="T5"> </text:span><text:span text:style-name="T11">ערים</text:span><text:span text:style-name="T5"> </text:span><text:span text:style-name="T11">ערי</text:span><text:span text:style-name="T5"> </text:span><text:span text:style-name="T11">מקלט</text:span><text:span text:style-name="T5"> </text:span><text:span text:style-name="T11">תהיינה</text:span><text:span text:style-name="T5"> </text:span><text:span text:style-name="T11">לכם</text:span><text:span text:style-name="T5"> </text:span><text:span text:style-name="T11">ונס</text:span><text:span text:style-name="T5"> </text:span><text:span text:style-name="T11">שמה</text:span><text:span text:style-name="T5"> </text:span><text:span text:style-name="T11">רצח</text:span><text:span text:style-name="T5"> </text:span><text:span text:style-name="T11">מכה</text:span><text:span text:style-name="T5"> </text:span><text:span text:style-name="T11">נפש]</text:span><text:span text:style-name="T10"> בשגגה</text:span><text:span text:style-name="T4"> </text:span><text:span text:style-name="T1">- פרט</text:span><text:span text:style-name="T4"> </text:span><text:span text:style-name="T1">למזיד; </text:span><text:span text:style-name="T10">בבלי</text:span><text:span text:style-name="T4"> </text:span><text:span text:style-name="T10">דעת</text:span><text:span text:style-name="T4"> </text:span><text:span text:style-name="T1">- פרט</text:span><text:span text:style-name="T4"> </text:span><text:span text:style-name="T1">למתכוין</text:span><text:span text:style-name="T4"> </text:span><text:span text:style-name="T41">[אלו</text:span><text:span text:style-name="T52"> </text:span><text:span text:style-name="T41">אינם</text:span><text:span text:style-name="T52"> </text:span><text:span text:style-name="T41">גולים; אך</text:span><text:span text:style-name="T52"> </text:span><text:span text:style-name="T41">לא</text:span><text:span text:style-name="T52"> </text:span><text:span text:style-name="T41">ברור</text:span><text:span text:style-name="T52"> </text:span><text:span text:style-name="T41">מכאן</text:span><text:span text:style-name="T52"> </text:span><text:span text:style-name="T41">אם</text:span><text:span text:style-name="T52"> </text:span><text:span text:style-name="T41">הם</text:span><text:span text:style-name="T52"> </text:span><text:span text:style-name="T41">קרובים</text:span><text:span text:style-name="T52"> </text:span><text:span text:style-name="T41">למזיד</text:span><text:span text:style-name="T52"> </text:span><text:span text:style-name="T41">או</text:span><text:span text:style-name="T52"> </text:span><text:span text:style-name="T41">נחשבים</text:span><text:span text:style-name="T52"> </text:span><text:span text:style-name="T41">לקרוב</text:span><text:span text:style-name="T52"> </text:span><text:span text:style-name="T41">לאונס]</text:span><text:span text:style-name="T1">.</text:span></text:p>
      <text:p text:style-name="P10"><text:soft-page-break/><text:span text:style-name="T11">[</text:span><text:span text:style-name="T8">דברים</text:span><text:span text:style-name="T5"> </text:span><text:span text:style-name="T8">ד,מב: </text:span><text:span text:style-name="T11">לנס</text:span><text:span text:style-name="T5"> </text:span><text:span text:style-name="T11">שמה</text:span><text:span text:style-name="T5"> </text:span><text:span text:style-name="T11">רוצח</text:span><text:span text:style-name="T5"> </text:span><text:span text:style-name="T11">אשר</text:span><text:span text:style-name="T5"> </text:span><text:span text:style-name="T11">ירצח</text:span><text:span text:style-name="T5"> </text:span><text:span text:style-name="T11">את</text:span><text:span text:style-name="T5"> </text:span><text:span text:style-name="T11">רעהו</text:span><text:span text:style-name="T5"> </text:span><text:span text:style-name="T21">בבלי</text:span><text:span text:style-name="T22"> </text:span><text:span text:style-name="T2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5"> </text:span><text:span text:style-name="T11">ונס</text:span><text:span text:style-name="T5"> </text:span><text:span text:style-name="T11">אל</text:span><text:span text:style-name="T5"> </text:span><text:span text:style-name="T11">אחת</text:span><text:span text:style-name="T5"> </text:span><text:span text:style-name="T11">מן</text:span><text:span text:style-name="T5"> </text:span><text:span text:style-name="T11">הערים</text:span><text:span text:style-name="T5"> </text:span><text:span text:style-name="T11">האל</text:span><text:span text:style-name="T5"> </text:span><text:span text:style-name="T11">וחי]</text:span><text:span text:style-name="T1"> </text:span></text:p>
      <text:p text:style-name="P10"><text:span text:style-name="T11">[</text:span><text:span text:style-name="T8">דברים</text:span><text:span text:style-name="T5"> </text:span><text:span text:style-name="T8">יט,ד: </text:span><text:span text:style-name="T11">וזה</text:span><text:span text:style-name="T5"> </text:span><text:span text:style-name="T11">דבר</text:span><text:span text:style-name="T5"> </text:span><text:span text:style-name="T11">הרצח</text:span><text:span text:style-name="T5">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21">בבלי</text:span><text:span text:style-name="T22"> </text:span><text:span text:style-name="T2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 </text:span></text:p>
      <text:p text:style-name="P20">[הגמרא<text:span text:style-name="T62"> </text:span>דנה<text:span text:style-name="T62"> </text:span>בברייתא<text:span text:style-name="T62"> </text:span>הזאת:]</text:p>
      <text:p text:style-name="P10"><text:span text:style-name="T1">'מזיד'? פשיטא: בר</text:span><text:span text:style-name="T4"> </text:span><text:span text:style-name="T1">קטלא</text:span><text:span text:style-name="T4"> </text:span><text:span text:style-name="T1">הוא!</text:span></text:p>
      <text:p text:style-name="P15"><text:span text:style-name="T7">[תוספות</text:span><text:span text:style-name="T4"> </text:span><text:span text:style-name="T7">ד"ה</text:span><text:span text:style-name="T4"> </text:span><text:span text:style-name="T7">פשיטא</text:span><text:span text:style-name="T4"> </text:span><text:span text:style-name="T7">בר</text:span><text:span text:style-name="T4"> </text:span><text:span text:style-name="T7">קטלא</text:span><text:span text:style-name="T4"> </text:span><text:span text:style-name="T7">הוא: תימה: אימא</text:span><text:span text:style-name="T4"> </text:span><text:span text:style-name="T7">במזיד</text:span><text:span text:style-name="T4"> </text:span><text:span text:style-name="T7">ולא</text:span><text:span text:style-name="T4"> </text:span><text:span text:style-name="T7">התרו</text:span><text:span text:style-name="T4"> </text:span><text:span text:style-name="T7">בו? - וי"ל</text:span><text:span text:style-name="T4"> </text:span><text:span text:style-name="T7">דהא</text:span><text:span text:style-name="T4"> </text:span><text:span text:style-name="T7">נמי</text:span><text:span text:style-name="T4"> </text:span><text:span text:style-name="T7">נפקא</text:span><text:span text:style-name="T4"> </text:span><text:span text:style-name="T7">לן</text:span><text:span text:style-name="T4"> </text:span><text:span text:style-name="T7">מ'</text:span><text:span text:style-name="T10">בלי</text:span><text:span text:style-name="T4"> </text:span><text:span text:style-name="T10">דעת</text:span><text:span text:style-name="T7">' דאיכא</text:span><text:span text:style-name="T4"> </text:span><text:span text:style-name="T7">'</text:span><text:span text:style-name="T10">בבלי</text:span><text:span text:style-name="T4"> </text:span><text:span text:style-name="T10">דעת</text:span><text:span text:style-name="T7">' יתירא; עוד</text:span><text:span text:style-name="T4"> </text:span><text:span text:style-name="T7">י"ל</text:span><text:span text:style-name="T4"> </text:span><text:span text:style-name="T7">דהא</text:span><text:span text:style-name="T4"> </text:span><text:span text:style-name="T7">נמי</text:span><text:span text:style-name="T4"> </text:span><text:span text:style-name="T7">פשיטא</text:span><text:span text:style-name="T4"> </text:span><text:span text:style-name="T7">דלא</text:span><text:span text:style-name="T4"> </text:span><text:span text:style-name="T7">יגלה: דעל</text:span><text:span text:style-name="T4"> </text:span><text:span text:style-name="T7">כרחך</text:span><text:span text:style-name="T4"> </text:span><text:span text:style-name="T7">קרא</text:span><text:span text:style-name="T4"> </text:span><text:span text:style-name="T7">בלא</text:span><text:span text:style-name="T4"> </text:span><text:span text:style-name="T7">מתכוין</text:span><text:span text:style-name="T4"> </text:span><text:span text:style-name="T7">איירי, מדכתיב</text:span><text:span text:style-name="T4"> </text:span><text:span text:style-name="T7">'והוא</text:span><text:span text:style-name="T4"> </text:span><text:span text:style-name="T7">לא</text:span><text:span text:style-name="T4"> </text:span><text:span text:style-name="T7">שונא'.] </text:span></text:p>
      <text:p text:style-name="P26"><text:span text:style-name="T1">&lt;אלא&gt; אמר</text:span><text:span text:style-name="T4"> </text:span><text:span text:style-name="T1">רבא</text:span><text:span text:style-name="T4"> </text:span><text:span text:style-name="T2">(</text:span><text:span text:style-name="T8">אמר</text:span><text:span text:style-name="T5"> </text:span><text:span text:style-name="T8">רבא</text:span><text:span text:style-name="T5"> </text:span><text:span text:style-name="T8">[רבה] גרסינן</text:span><text:span text:style-name="T5"> </text:span><text:span text:style-name="T8">ולא</text:span><text:span text:style-name="T5"> </text:span><text:span text:style-name="T8">גרסינן</text:span><text:span text:style-name="T5"> </text:span><text:span text:style-name="T8">'אלא'</text:span><text:span text:style-name="T2">)</text:span><text:span text:style-name="T1">: אימא: פרט</text:span><text:span text:style-name="T4"> </text:span><text:span text:style-name="T1">לאומר</text:span><text:span text:style-name="T4"> </text:span><text:span text:style-name="T1">מותר</text:span><text:span text:style-name="T4"> </text:span><text:span text:style-name="T2">(</text:span><text:span text:style-name="T8">סבור</text:span><text:span text:style-name="T5"> </text:span><text:span text:style-name="T8">שמותר</text:span><text:span text:style-name="T5"> </text:span><text:span text:style-name="T8">להרוג</text:span><text:span text:style-name="T5"> </text:span><text:span text:style-name="T8">את</text:span><text:span text:style-name="T5"> </text:span><text:span text:style-name="T8">ישראל</text:span><text:span text:style-name="T5"> </text:span><text:span text:style-name="T8">וזהו</text:span><text:span text:style-name="T5"> </text:span><text:span text:style-name="T8">מזיד</text:span><text:span text:style-name="T5"> </text:span><text:span text:style-name="T8">שלו</text:span><text:span text:style-name="T2">)</text:span><text:span text:style-name="T1">.</text:span></text:p>
      <text:p text:style-name="P26"><text:span text:style-name="T1">אמר</text:span><text:span text:style-name="T4"> </text:span><text:span text:style-name="T1">ליה</text:span><text:span text:style-name="T4"> </text:span><text:span text:style-name="T1">אביי: אי</text:span><text:span text:style-name="T4"> </text:span><text:span text:style-name="T1">אומר</text:span><text:span text:style-name="T4"> </text:span><text:span text:style-name="T1">מותר</text:span><text:span text:style-name="T4"> </text:span><text:span text:style-name="T1">- אנוס</text:span><text:span text:style-name="T4"> </text:span><text:span text:style-name="T1">הוא</text:span><text:span text:style-name="T4"> </text:span><text:span text:style-name="T2">(</text:span><text:span text:style-name="T8">והיאך</text:span><text:span text:style-name="T5"> </text:span><text:span text:style-name="T8">הוא</text:span><text:span text:style-name="T5"> </text:span><text:span text:style-name="T8">קורהו</text:span><text:span text:style-name="T5"> </text:span><text:span text:style-name="T8">'מזיד'</text:span><text:span text:style-name="T2">)</text:span><text:span text:style-name="T1">!?</text:span></text:p>
      <text:p text:style-name="P26"><text:span text:style-name="T1">אמר</text:span><text:span text:style-name="T4"> </text:span><text:span text:style-name="T1">ליה: שֶׁאֲנִי</text:span><text:span text:style-name="T4"> </text:span><text:span text:style-name="T1">אומר: האומר</text:span><text:span text:style-name="T4"> </text:span><text:span text:style-name="T1">מותר</text:span><text:span text:style-name="T4"> </text:span><text:span text:style-name="T1">- קרוב</text:span><text:span text:style-name="T4"> </text:span><text:span text:style-name="T1">למזיד</text:span><text:span text:style-name="T4"> </text:span><text:span text:style-name="T1">הוא.</text:span></text:p>
      <text:p text:style-name="P28">[## ההורג<text:span text:style-name="T62"> </text:span>רודף<text:span text:style-name="T62"> – </text:span>ונתברר<text:span text:style-name="T62"> </text:span>שהרודף<text:span text:style-name="T62"> </text:span>היה<text:span text:style-name="T62"> </text:span>גואל<text:span text:style-name="T62"> </text:span>הדם, וברשות<text:span text:style-name="T62"> </text:span>רדף<text:span text:style-name="T62"> – </text:span>האם<text:span text:style-name="T62"> </text:span>אינו<text:span text:style-name="T62"> </text:span>'אומר<text:span text:style-name="T62"> </text:span>מותר'?]</text:p>
      <text:p text:style-name="P27"><text:span text:style-name="T7">[תוספות</text:span><text:span text:style-name="T4"> </text:span><text:span text:style-name="T7">ד"ה</text:span><text:span text:style-name="T4"> </text:span><text:span text:style-name="T7">אלא</text:span><text:span text:style-name="T4"> </text:span><text:span text:style-name="T7">פרט</text:span><text:span text:style-name="T4"> </text:span><text:span text:style-name="T7">לאומר</text:span><text:span text:style-name="T4"> </text:span><text:span text:style-name="T7">מותר: קשה: דגבי</text:span><text:span text:style-name="T4"> </text:span><text:span text:style-name="T7">חלב</text:span><text:span text:style-name="T4"> </text:span><text:span text:style-name="T7">וגבי</text:span><text:span text:style-name="T4"> </text:span><text:span text:style-name="T7">שבת</text:span><text:span text:style-name="T4"> </text:span><text:span text:style-name="T7">דכתיב</text:span><text:span text:style-name="T4"> </text:span><text:span text:style-name="T7">בשניהם</text:span><text:span text:style-name="T4"> </text:span><text:span text:style-name="T7">'שגגה' וחייבין: פרק</text:span><text:span text:style-name="T4"> </text:span><text:span text:style-name="T7">כלל</text:span><text:span text:style-name="T4"> </text:span><text:span text:style-name="T7">גדול</text:span><text:span text:style-name="T4"> </text:span><text:span text:style-name="T7">(שבת</text:span><text:span text:style-name="T4"> </text:span><text:span text:style-name="T7">דף</text:span><text:span text:style-name="T4"> </text:span><text:span text:style-name="T7">סח: ושם) בתינוק</text:span><text:span text:style-name="T4"> </text:span><text:span text:style-name="T7">שנשבה</text:span><text:span text:style-name="T4"> </text:span><text:span text:style-name="T7">לבין</text:span><text:span text:style-name="T4"> </text:span><text:span text:style-name="T7">הנכרים!? וי"ל</text:span><text:span text:style-name="T4"> </text:span><text:span text:style-name="T7">דשאני</text:span><text:span text:style-name="T4"> </text:span><text:span text:style-name="T7">הכא, דכתיב</text:span><text:span text:style-name="T4"> </text:span><text:span text:style-name="T7">'</text:span><text:span text:style-name="T10">שגגה</text:span><text:span text:style-name="T7">' יתירא</text:span><text:span text:style-name="T4"> </text:span><text:span text:style-name="T7">[במדבר</text:span><text:span text:style-name="T4"> </text:span><text:span text:style-name="T7">לה</text:span><text:span text:style-name="T4"> </text:span><text:span text:style-name="T7">פסוקים</text:span><text:span text:style-name="T4"> </text:span><text:span text:style-name="T7">יא, טו] - למעוטי</text:span><text:span text:style-name="T4"> </text:span><text:span text:style-name="T7">אומר</text:span><text:span text:style-name="T4"> </text:span><text:span text:style-name="T7">מותר.] </text:span></text:p>
      <text:p text:style-name="P10"><text:span text:style-name="T1">'</text:span><text:span text:style-name="T10">בבלי</text:span><text:span text:style-name="T4"> </text:span><text:span text:style-name="T10">דעת</text:span><text:span text:style-name="T1">' - פרט</text:span><text:span text:style-name="T4"> </text:span><text:span text:style-name="T1">למתכוין.</text:span></text:p>
      <text:p text:style-name="P26"><text:span text:style-name="T1">מתכוין? – פשיטא! בר</text:span><text:span text:style-name="T4"> </text:span><text:span text:style-name="T1">קטלא</text:span><text:span text:style-name="T4"> </text:span><text:span text:style-name="T1">הוא!</text:span></text:p>
      <text:p text:style-name="P26"><text:span text:style-name="T1">אמר</text:span><text:span text:style-name="T4"> </text:span><text:span text:style-name="T1">רבה: פרט</text:span><text:span text:style-name="T4"> </text:span><text:span text:style-name="T1">למתכוין</text:span><text:span text:style-name="T4"> </text:span><text:span text:style-name="T1">להרוג</text:span><text:span text:style-name="T4"> </text:span><text:span text:style-name="T1">את</text:span><text:span text:style-name="T4"> </text:span><text:span text:style-name="T1">הבהמה</text:span><text:span text:style-name="T4"> </text:span><text:span text:style-name="T1">והרג</text:span><text:span text:style-name="T4"> </text:span><text:span text:style-name="T1">את</text:span><text:span text:style-name="T4"> </text:span><text:span text:style-name="T1">האדם, לגוי</text:span><text:span text:style-name="T4"> </text:span><text:span text:style-name="T1">והרג</text:span><text:span text:style-name="T4"> </text:span><text:span text:style-name="T1">את</text:span><text:span text:style-name="T4"> </text:span><text:span text:style-name="T1">ישראל, לנפל</text:span><text:span text:style-name="T4"> </text:span><text:span text:style-name="T1">והרג</text:span><text:span text:style-name="T4"> </text:span><text:span text:style-name="T1">בן</text:span><text:span text:style-name="T4"> </text:span><text:span text:style-name="T1">קיימא. </text:span></text:p>
      <text:p text:style-name="P28">[## שני<text:span text:style-name="T62"> </text:span>אלה<text:span text:style-name="T62"> – </text:span>אין<text:span text:style-name="T62"> </text:span>עיר<text:span text:style-name="T62"> </text:span>המקלט<text:span text:style-name="T62"> </text:span>קולטתו<text:span text:style-name="T62"> </text:span>ומותר<text:span text:style-name="T62"> </text:span>הוא<text:span text:style-name="T62"> </text:span>לגואל<text:span text:style-name="T62"> </text:span>הדם]</text:p>
      <text:p text:style-name="P11"/>
      <text:p text:style-name="P10"><text:span text:style-name="T1">תנו</text:span><text:span text:style-name="T4"> </text:span><text:span text:style-name="T1">רבנן: </text:span><text:span text:style-name="T8">(במדבר</text:span><text:span text:style-name="T5"> </text:span><text:span text:style-name="T8">לה,כב)</text:span><text:span text:style-name="T1"> </text:span><text:span text:style-name="T11">[ואם</text:span><text:span text:style-name="T5"> </text:span><text:span text:style-name="T11">בפתע</text:span><text:span text:style-name="T5"> </text:span><text:span text:style-name="T11">בלא</text:span><text:span text:style-name="T5"> </text:span><text:span text:style-name="T11">איבה</text:span><text:span text:style-name="T5"> </text:span><text:span text:style-name="T11">הדפו</text:span><text:span text:style-name="T5"> </text:span><text:span text:style-name="T11">או</text:span><text:span text:style-name="T5"> </text:span><text:span text:style-name="T11">השליך</text:span><text:span text:style-name="T5"> </text:span><text:span text:style-name="T11">עליו</text:span><text:span text:style-name="T5"> </text:span><text:span text:style-name="T11">כל</text:span><text:span text:style-name="T5"> </text:span><text:span text:style-name="T11">כלי</text:span><text:span text:style-name="T5"> </text:span><text:span text:style-name="T11">בלא</text:span><text:span text:style-name="T5"> </text:span><text:span text:style-name="T11">צדיה]</text:span><text:span text:style-name="T1"> </text:span></text:p>
      <text:p text:style-name="P10"><text:span text:style-name="T1">'</text:span><text:span text:style-name="T10">אם</text:span><text:span text:style-name="T4"> </text:span><text:span text:style-name="T10">בפתע</text:span><text:span text:style-name="T1">' - פרט</text:span><text:span text:style-name="T4"> </text:span><text:span text:style-name="T1">לקרן</text:span><text:span text:style-name="T4"> </text:span><text:span text:style-name="T1">זוית</text:span><text:span text:style-name="T4"> </text:span><text:span text:style-name="T2">(</text:span><text:span text:style-name="T8">שלשון</text:span><text:span text:style-name="T5"> </text:span><text:span text:style-name="T8">'פתע' הוא</text:span><text:span text:style-name="T5"> </text:span><text:span text:style-name="T8">בסמוך, כדמתרגמינן</text:span><text:span text:style-name="T5"> </text:span><text:span text:style-name="T8">'בתכיף'; פרט</text:span><text:span text:style-name="T5"> </text:span><text:span text:style-name="T8">לקרן</text:span><text:span text:style-name="T5"> </text:span><text:span text:style-name="T8">זוית: אם</text:span><text:span text:style-name="T5"> </text:span><text:span text:style-name="T8">היה</text:span><text:span text:style-name="T5"> </text:span><text:span text:style-name="T8">זה</text:span><text:span text:style-name="T5"> </text:span><text:span text:style-name="T8">יוצא</text:span><text:span text:style-name="T5"> </text:span><text:span text:style-name="T8">ממבוי</text:span><text:span text:style-name="T5"> </text:span><text:span text:style-name="T8">זה</text:span><text:span text:style-name="T5"> </text:span><text:span text:style-name="T8">ונכנס, לזה</text:span><text:span text:style-name="T5"> </text:span><text:span text:style-name="T8">לפנות</text:span><text:span text:style-name="T5"> </text:span><text:span text:style-name="T8">לימין</text:span><text:span text:style-name="T5"> </text:span><text:span text:style-name="T8">או</text:span><text:span text:style-name="T5"> </text:span><text:span text:style-name="T8">לשמאל, וסכינו</text:span><text:span text:style-name="T5"> </text:span><text:span text:style-name="T8">בידו, וזה</text:span><text:span text:style-name="T5"> </text:span><text:span text:style-name="T8">בא</text:span><text:span text:style-name="T5"> </text:span><text:span text:style-name="T8">כנגדו</text:span><text:span text:style-name="T5"> </text:span><text:span text:style-name="T8">בקרן</text:span><text:span text:style-name="T5"> </text:span><text:span text:style-name="T8">זוית</text:span><text:span text:style-name="T5"> </text:span><text:span text:style-name="T8">ולא</text:span><text:span text:style-name="T5"> </text:span><text:span text:style-name="T8">ראהו</text:span><text:span text:style-name="T5"> </text:span><text:span text:style-name="T8">והרגו</text:span><text:span text:style-name="T2">)</text:span><text:span text:style-name="T1">;</text:span></text:p>
      <text:p text:style-name="P10"><text:span text:style-name="T1">'</text:span><text:span text:style-name="T10">בלא</text:span><text:span text:style-name="T4"> </text:span><text:span text:style-name="T10">איבה</text:span><text:span text:style-name="T1">' - פרט</text:span><text:span text:style-name="T4"> </text:span><text:span text:style-name="T1">לשונא</text:span><text:span text:style-name="T4"> </text:span><text:span text:style-name="T8">[סיפרי</text:span><text:span text:style-name="T5"> </text:span><text:span text:style-name="T8">פרשת</text:span><text:span text:style-name="T5"> </text:span><text:span text:style-name="T8">מסעי</text:span><text:span text:style-name="T5"> </text:span><text:span text:style-name="T8">פיסקא</text:span><text:span text:style-name="T5"> </text:span><text:span text:style-name="T8">קס]</text:span><text:span text:style-name="T1">; </text:span></text:p>
      <text:p text:style-name="P26"><text:span text:style-name="T8">[תוספות</text:span><text:span text:style-name="T5"> </text:span><text:span text:style-name="T8">דף</text:span><text:span text:style-name="T5"> </text:span><text:span text:style-name="T8">ח,א</text:span><text:span text:style-name="T5"> </text:span><text:span text:style-name="T8">ד"ה</text:span><text:span text:style-name="T5"> </text:span><text:span text:style-name="T8">(לעיל) בלא</text:span><text:span text:style-name="T5"> </text:span><text:span text:style-name="T8">איבה</text:span><text:span text:style-name="T5"> </text:span><text:span text:style-name="T8">פרט</text:span><text:span text:style-name="T5"> </text:span><text:span text:style-name="T8">לשונא: תימה: אמאי</text:span><text:span text:style-name="T5"> </text:span><text:span text:style-name="T8">איצטריך</text:span><text:span text:style-name="T5"> </text:span><text:span text:style-name="T8">האי</text:span><text:span text:style-name="T5"> </text:span><text:span text:style-name="T8">קרא? תיפוק</text:span><text:span text:style-name="T5"> </text:span><text:span text:style-name="T8">ליה</text:span><text:span text:style-name="T5"> </text:span><text:span text:style-name="T8">דכתיב</text:span><text:span text:style-name="T5"> </text:span><text:span text:style-name="T8">במשנה</text:span><text:span text:style-name="T5"> </text:span><text:span text:style-name="T8">תורה</text:span><text:span text:style-name="T5"> </text:span><text:span text:style-name="T8">'</text:span><text:span text:style-name="T11">והוא</text:span><text:span text:style-name="T5"> </text:span><text:span text:style-name="T11">לא</text:span><text:span text:style-name="T5"> </text:span><text:span text:style-name="T11">שונא</text:span><text:span text:style-name="T8">' </text:span><text:span text:style-name="T9">[דברים</text:span><text:span text:style-name="T6"> </text:span><text:span text:style-name="T9">ד,מב]</text:span><text:span text:style-name="T8">! וצ"ע.<text:tab/>ושמא</text:span><text:span text:style-name="T5"> </text:span><text:span text:style-name="T8">יש</text:span><text:span text:style-name="T5"> </text:span><text:span text:style-name="T8">לומר: דבמשנה</text:span><text:span text:style-name="T5"> </text:span><text:span text:style-name="T8">תורה</text:span><text:span text:style-name="T5"> </text:span><text:span text:style-name="T8">נחזרת</text:span><text:span text:style-name="T5"> </text:span><text:span text:style-name="T8">ונשנית</text:span><text:span text:style-name="T5"> </text:span><text:span text:style-name="T8">בשביל</text:span><text:span text:style-name="T5"> </text:span><text:span text:style-name="T8">דבר</text:span><text:span text:style-name="T5"> </text:span><text:span text:style-name="T8">שנתחדש</text:span><text:span text:style-name="T5"> </text:span><text:span text:style-name="T8">מ'</text:span><text:span text:style-name="T11">יער</text:span><text:span text:style-name="T8">', והרבה</text:span><text:span text:style-name="T5"> </text:span><text:span text:style-name="T8">פרשיות</text:span><text:span text:style-name="T5"> </text:span><text:span text:style-name="T8">יש</text:span><text:span text:style-name="T5"> </text:span><text:span text:style-name="T8">בענין</text:span><text:span text:style-name="T5"> </text:span><text:span text:style-name="T8">זה</text:span><text:span text:style-name="T5"> </text:span><text:span text:style-name="T8">במשנה</text:span><text:span text:style-name="T5"> </text:span><text:span text:style-name="T8">תורה, אבל</text:span><text:span text:style-name="T5"> </text:span><text:span text:style-name="T8">לא</text:span><text:span text:style-name="T5"> </text:span><text:span text:style-name="T8">קשה</text:span><text:span text:style-name="T5"> </text:span><text:span text:style-name="T8">מ'</text:span><text:span text:style-name="T11">ולא</text:span><text:span text:style-name="T5"> </text:span><text:span text:style-name="T11">אויב</text:span><text:span text:style-name="T5"> </text:span><text:span text:style-name="T11">לו</text:span><text:span text:style-name="T8">' דב'אלה</text:span><text:span text:style-name="T5"> </text:span><text:span text:style-name="T8">מסעי' </text:span><text:span text:style-name="T9">[במדבר</text:span><text:span text:style-name="T6"> </text:span><text:span text:style-name="T9">לה,כג]</text:span><text:span text:style-name="T8">: דההוא</text:span><text:span text:style-name="T5"> </text:span><text:span text:style-name="T8">איצטריך</text:span><text:span text:style-name="T5"> </text:span><text:span text:style-name="T8">למימר</text:span><text:span text:style-name="T5"> </text:span><text:span text:style-name="T27">אפילו</text:span><text:span text:style-name="T5"> </text:span><text:span text:style-name="T8">לא</text:span><text:span text:style-name="T5"> </text:span><text:span text:style-name="T8">אויב</text:span><text:span text:style-name="T5"> </text:span><text:span text:style-name="T8">לו</text:span><text:span text:style-name="T5"> </text:span><text:span text:style-name="T8">[לעדים</text:span><text:span text:style-name="T5"> </text:span><text:span text:style-name="T8">ולדיינים] כדאמרינן</text:span><text:span text:style-name="T5"> </text:span><text:span text:style-name="T8">בסנהדרין</text:span><text:span text:style-name="T5"> </text:span><text:span text:style-name="T8">(דף</text:span><text:span text:style-name="T5"> </text:span><text:span text:style-name="T8">כט.) (במשנה</text:span><text:span text:style-name="T5"> </text:span><text:span text:style-name="T8">תורה</text:span><text:span text:style-name="T5"> </text:span><text:span text:style-name="T8">כתיב</text:span><text:span text:style-name="T5"> </text:span><text:span text:style-name="T8">נמי</text:span><text:span text:style-name="T5"> </text:span><text:span text:style-name="T8">'</text:span><text:span text:style-name="T11">כי</text:span><text:span text:style-name="T5"> </text:span><text:span text:style-name="T11">לא</text:span><text:span text:style-name="T5"> </text:span><text:span text:style-name="T11">שונא</text:span><text:span text:style-name="T5"> </text:span><text:span text:style-name="T11">הוא</text:span><text:span text:style-name="T5"> </text:span><text:span text:style-name="T11">לו</text:span><text:span text:style-name="T8">' משום</text:span><text:span text:style-name="T5"> </text:span><text:span text:style-name="T8">פרשה</text:span><text:span text:style-name="T5"> </text:span><text:span text:style-name="T8">שנשנית); כך</text:span><text:span text:style-name="T5"> </text:span><text:span text:style-name="T8">נראה</text:span><text:span text:style-name="T5"> </text:span><text:span text:style-name="T8">למשי"ח.] </text:span></text:p>
      <text:p text:style-name="P10"><text:span text:style-name="T1">'</text:span><text:span text:style-name="T10">הדפו</text:span><text:span text:style-name="T1">' - שדחפו</text:span><text:span text:style-name="T4"> </text:span><text:span text:style-name="T1">בגופו</text:span><text:span text:style-name="T4"> </text:span><text:span text:style-name="T2">(</text:span><text:span text:style-name="T8">בלא</text:span><text:span text:style-name="T5"> </text:span><text:span text:style-name="T8">מתכוין</text:span><text:span text:style-name="T2">)</text:span><text:span text:style-name="T1">;</text:span></text:p>
      <text:p text:style-name="P10"><text:span text:style-name="T1">'</text:span><text:span text:style-name="T10">או</text:span><text:span text:style-name="T4"> </text:span><text:span text:style-name="T10">השליך</text:span><text:span text:style-name="T4"> </text:span><text:span text:style-name="T10">עליו</text:span><text:span text:style-name="T1">' - להביא</text:span><text:span text:style-name="T4"> </text:span><text:span text:style-name="T1">ירידה</text:span><text:span text:style-name="T4"> </text:span><text:span text:style-name="T1">שהיא</text:span><text:span text:style-name="T4"> </text:span><text:span text:style-name="T1">צורך</text:span><text:span text:style-name="T4"> </text:span><text:span text:style-name="T1">עליה</text:span><text:span text:style-name="T4"> </text:span><text:span text:style-name="T2">(</text:span><text:span text:style-name="T8">כגון: הרוצה</text:span><text:span text:style-name="T5"> </text:span><text:span text:style-name="T8">להרים</text:span><text:span text:style-name="T5"> </text:span><text:span text:style-name="T8">ידו</text:span><text:span text:style-name="T5"> </text:span><text:span text:style-name="T8">בכח, וגרזן</text:span><text:span text:style-name="T5"> </text:span><text:span text:style-name="T8">בידו, ומשפיל</text:span><text:span text:style-name="T5"> </text:span><text:span text:style-name="T8">תחלה</text:span><text:span text:style-name="T5"> </text:span><text:span text:style-name="T8">את</text:span><text:span text:style-name="T5"> </text:span><text:span text:style-name="T8">גופו, ושוחה</text:span><text:span text:style-name="T5"> </text:span><text:span text:style-name="T8">לפניו</text:span><text:span text:style-name="T5"> </text:span><text:span text:style-name="T8">כדי</text:span><text:span text:style-name="T5"> </text:span><text:span text:style-name="T8">להרים</text:span><text:span text:style-name="T5"> </text:span><text:span text:style-name="T8">בכח, ובהשפלתו</text:span><text:span text:style-name="T5"> </text:span><text:span text:style-name="T8">הרג; דלא</text:span><text:span text:style-name="T5"> </text:span><text:span text:style-name="T8">תימא</text:span><text:span text:style-name="T5"> </text:span><text:span text:style-name="T8">'הואיל</text:span><text:span text:style-name="T5"> </text:span><text:span text:style-name="T8">וצורך</text:span><text:span text:style-name="T5"> </text:span><text:span text:style-name="T8">עליה</text:span><text:span text:style-name="T5"> </text:span><text:span text:style-name="T8">היא</text:span><text:span text:style-name="T5"> </text:span><text:span text:style-name="T8">- פטור</text:span><text:span text:style-name="T5"> </text:span><text:span text:style-name="T8">מגלות, דהא</text:span><text:span text:style-name="T5"> </text:span><text:span text:style-name="T8">כתיב</text:span><text:span text:style-name="T5"> </text:span><text:span text:style-name="T11">ויפל</text:span><text:span text:style-name="T8">' </text:span><text:span text:style-name="T42">[אלא</text:span><text:span text:style-name="T53"> </text:span><text:span text:style-name="T42">הוא</text:span><text:span text:style-name="T53"> </text:span><text:span text:style-name="T42">חייב</text:span><text:span text:style-name="T53"> </text:span><text:span text:style-name="T42">גלות]</text:span><text:span text:style-name="T2">)</text:span><text:span text:style-name="T1">;</text:span></text:p>
      <text:p text:style-name="P10"><text:span text:style-name="T1">'</text:span><text:span text:style-name="T10">בלא</text:span><text:span text:style-name="T4"> </text:span><text:span text:style-name="T10">צדיה</text:span><text:span text:style-name="T1">' - פרט</text:span><text:span text:style-name="T4"> </text:span><text:span text:style-name="T1">למתכוין</text:span><text:span text:style-name="T4"> </text:span><text:span text:style-name="T1">לצד</text:span><text:span text:style-name="T4"> </text:span><text:span text:style-name="T1">זה</text:span><text:span text:style-name="T4"> </text:span><text:span text:style-name="T1">והלכה</text:span><text:span text:style-name="T4"> </text:span><text:span text:style-name="T1">לה</text:span><text:span text:style-name="T4"> </text:span><text:span text:style-name="T1">לצד</text:span><text:span text:style-name="T4"> </text:span><text:span text:style-name="T1">אחר</text:span><text:span text:style-name="T4"> </text:span><text:span text:style-name="T2">(</text:span><text:span text:style-name="T8">'</text:span><text:span text:style-name="T11">צדיה</text:span><text:span text:style-name="T8">' לשון</text:span><text:span text:style-name="T5"> </text:span><text:span text:style-name="T8">צידוד: שלא</text:span><text:span text:style-name="T5"> </text:span><text:span text:style-name="T8">נתכוין</text:span><text:span text:style-name="T5"> </text:span><text:span text:style-name="T8">לצדד</text:span><text:span text:style-name="T5"> </text:span><text:span text:style-name="T8">לצד</text:span><text:span text:style-name="T5"> </text:span><text:span text:style-name="T8">שני</text:span><text:span text:style-name="T2">)</text:span><text:span text:style-name="T1">;</text:span></text:p>
      <text:p text:style-name="P10"><text:span text:style-name="T8">(שמות</text:span><text:span text:style-name="T5"> </text:span><text:span text:style-name="T8">כא,יג)</text:span><text:span text:style-name="T1"> </text:span><text:span text:style-name="T10">ואשר</text:span><text:span text:style-name="T4"> </text:span><text:span text:style-name="T10">לא</text:span><text:span text:style-name="T4"> </text:span><text:span text:style-name="T10">צדה</text:span><text:span text:style-name="T4"> </text:span><text:span text:style-name="T11">[והאלקים</text:span><text:span text:style-name="T5"> </text:span><text:span text:style-name="T11">אנה</text:span><text:span text:style-name="T5"> </text:span><text:span text:style-name="T11">לידו</text:span><text:span text:style-name="T5"> </text:span><text:span text:style-name="T11">ושמתי</text:span><text:span text:style-name="T5"> </text:span><text:span text:style-name="T11">לך</text:span><text:span text:style-name="T5"> </text:span><text:span text:style-name="T11">מקום</text:span><text:span text:style-name="T5"> </text:span><text:span text:style-name="T11">אשר</text:span><text:span text:style-name="T5"> </text:span><text:span text:style-name="T11">ינוס</text:span><text:span text:style-name="T5"> </text:span><text:span text:style-name="T11">שמה]</text:span><text:span text:style-name="T1"> </text:span><text:span text:style-name="T2">(</text:span><text:span text:style-name="T8">שלא</text:span><text:span text:style-name="T5"> </text:span><text:span text:style-name="T8">נתכוין</text:span><text:span text:style-name="T5"> </text:span><text:span text:style-name="T8">לזרוק</text:span><text:span text:style-name="T5"> </text:span><text:span text:style-name="T8">בצדו</text:span><text:span text:style-name="T5"> </text:span><text:span text:style-name="T8">ובסמוך</text:span><text:span text:style-name="T5"> </text:span><text:span text:style-name="T8">לו</text:span><text:span text:style-name="T5"> </text:span><text:span text:style-name="T8">אלא</text:span><text:span text:style-name="T5"> </text:span><text:span text:style-name="T8">למקום</text:span><text:span text:style-name="T5"> </text:span><text:span text:style-name="T8">שזרק, אבל</text:span><text:span text:style-name="T5"> </text:span><text:span text:style-name="T8">לא</text:span><text:span text:style-name="T5"> </text:span><text:span text:style-name="T8">היה</text:span><text:span text:style-name="T5"> </text:span><text:span text:style-name="T8">יודע</text:span><text:span text:style-name="T5"> </text:span><text:span text:style-name="T8">שיש</text:span><text:span text:style-name="T5"> </text:span><text:span text:style-name="T8">שם</text:span><text:span text:style-name="T5"> </text:span><text:span text:style-name="T8">אדם</text:span><text:span text:style-name="T2">)</text:span><text:span text:style-name="T1"> - פרט</text:span><text:span text:style-name="T4"> </text:span><text:span text:style-name="T1">למתכוין</text:span><text:span text:style-name="T4"> </text:span><text:span text:style-name="T1">לזרוק</text:span><text:span text:style-name="T4"> </text:span><text:span text:style-name="T1">שתים</text:span><text:span text:style-name="T4"> </text:span><text:span text:style-name="T1">וזרק</text:span><text:span text:style-name="T4"> </text:span><text:span text:style-name="T1">ארבע</text:span><text:span text:style-name="T4"> </text:span><text:span text:style-name="T2">(</text:span><text:span text:style-name="T8">וכן</text:span><text:span text:style-name="T5"> </text:span><text:span text:style-name="T8">לזרוק</text:span><text:span text:style-name="T5"> </text:span><text:span text:style-name="T8">ארבע</text:span><text:span text:style-name="T5"> </text:span><text:span text:style-name="T8">וזרק</text:span><text:span text:style-name="T5"> </text:span><text:span text:style-name="T8">שמונה</text:span><text:span text:style-name="T2">)</text:span><text:span text:style-name="T1">.</text:span></text:p>
      <text:p text:style-name="P10"><text:span text:style-name="T8">[סיפרי</text:span><text:span text:style-name="T5"> </text:span><text:span text:style-name="T8">פרשת</text:span><text:span text:style-name="T5"> </text:span><text:span text:style-name="T8">שופטים</text:span><text:span text:style-name="T5"> </text:span><text:span text:style-name="T8">פיסקא</text:span><text:span text:style-name="T5"> </text:span><text:span text:style-name="T8">קפב; מכות</text:span><text:span text:style-name="T5"> </text:span><text:span text:style-name="T8">פ"ב</text:span><text:span text:style-name="T5"> </text:span><text:span text:style-name="T8">מ"ב] <text:s/>(דברים</text:span><text:span text:style-name="T5"> </text:span><text:span text:style-name="T8">יט,ה)</text:span><text:span text:style-name="T1"> </text:span><text:span text:style-name="T10">ואשר</text:span><text:span text:style-name="T4"> </text:span><text:span text:style-name="T10">יבא</text:span><text:span text:style-name="T4"> </text:span><text:span text:style-name="T10">את</text:span><text:span text:style-name="T4"> </text:span><text:span text:style-name="T10">רעהו</text:span><text:span text:style-name="T4"> </text:span><text:span text:style-name="T10">ביער</text:span><text:span text:style-name="T4">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1">; מה</text:span><text:span text:style-name="T4"> </text:span><text:span text:style-name="T1">יער</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יכנס</text:span><text:span text:style-name="T4"> </text:span><text:span text:style-name="T1">לשם</text:span><text:span text:style-name="T4"> </text:span><text:span text:style-name="T1">- אף</text:span><text:span text:style-name="T4"> </text:span><text:span text:style-name="T1">כל</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יכנס</text:span><text:span text:style-name="T4"> </text:span><text:span text:style-name="T1">לשם</text:span><text:span text:style-name="T4"> </text:span><text:span text:style-name="T2">(</text:span><text:span text:style-name="T8">יצאה</text:span><text:span text:style-name="T5"> </text:span><text:span text:style-name="T8">חצר</text:span><text:span text:style-name="T5"> </text:span><text:span text:style-name="T8">של</text:span><text:span text:style-name="T5"> </text:span><text:span text:style-name="T8">בעל</text:span><text:span text:style-name="T5"> </text:span><text:span text:style-name="T8">הבית</text:span><text:span text:style-name="T5"> </text:span><text:span text:style-name="T8">[ספרי</text:span><text:span text:style-name="T5"> </text:span><text:span text:style-name="T8">שופטים</text:span><text:span text:style-name="T5"> </text:span><text:span text:style-name="T8">קפב]</text:span><text:span text:style-name="T2">)</text:span><text:span text:style-name="T1">.</text:span></text:p>
      <text:p text:style-name="P20">[## נאראה<text:span text:style-name="T62"> </text:span>לפי<text:span text:style-name="T62"> </text:span>רש"י<text:span text:style-name="T62"> </text:span>שכל<text:span text:style-name="T62"> </text:span>אלו<text:span text:style-name="T62"> </text:span>המיעוטים<text:span text:style-name="T62"> </text:span>נחשבים<text:span text:style-name="T62"> </text:span>קרוב<text:span text:style-name="T62"> </text:span>למזיד, והמיעוט<text:span text:style-name="T62"> </text:span>הוא<text:span text:style-name="T62"> </text:span>שאין<text:span text:style-name="T62"> </text:span>עיר<text:span text:style-name="T62"> </text:span>מקלט<text:span text:style-name="T62"> </text:span>קולט<text:span text:style-name="T62"> </text:span>אותם, וכשריבה: להביא<text:span text:style-name="T62"> </text:span>ירידה<text:span text:style-name="T62"> </text:span>שהיא<text:span text:style-name="T62"> </text:span>צורך<text:span text:style-name="T62"> </text:span>עליה<text:span text:style-name="T62"> – </text:span>להרבות<text:span text:style-name="T62"> </text:span>שגולה.]</text:p>
      <text:p text:style-name="P11"/>
      <text:p text:style-name="P10"><text:soft-page-break/><text:span text:style-name="T1">בעא</text:span><text:span text:style-name="T4"> </text:span><text:span text:style-name="T1">מיניה</text:span><text:span text:style-name="T4"> </text:span><text:span text:style-name="T1">רבי</text:span><text:span text:style-name="T4"> </text:span><text:span text:style-name="T1">אבהו</text:span><text:span text:style-name="T4"> </text:span><text:span text:style-name="T1">מרבי</text:span><text:span text:style-name="T4"> </text:span><text:span text:style-name="T1">יוחנן: היה</text:span><text:span text:style-name="T4"> </text:span><text:span text:style-name="T1">עולה</text:span><text:span text:style-name="T4"> </text:span><text:span text:style-name="T1">בסולם</text:span><text:span text:style-name="T4"> </text:span><text:span text:style-name="T1">ונשמט</text:span><text:span text:style-name="T4"> </text:span><text:span text:style-name="T1">השליבה</text:span><text:span text:style-name="T4"> </text:span><text:span text:style-name="T1">מתחתיו</text:span><text:span text:style-name="T4"> </text:span><text:span text:style-name="T1">ונפלה</text:span><text:span text:style-name="T4"> </text:span><text:span text:style-name="T1">והרגה</text:span><text:span text:style-name="T4"> – </text:span><text:span text:style-name="T1">מהו? כי</text:span><text:span text:style-name="T4"> </text:span><text:span text:style-name="T1">האי</text:span><text:span text:style-name="T4"> </text:span><text:span text:style-name="T1">גוונא</text:span><text:span text:style-name="T4"> </text:span><text:span text:style-name="T1">'עֲלִיָּה' היא</text:span><text:span text:style-name="T4"> </text:span><text:span text:style-name="T2">(</text:span><text:span text:style-name="T8">בתר</text:span><text:span text:style-name="T5"> </text:span><text:span text:style-name="T8">דידיה</text:span><text:span text:style-name="T5"> </text:span><text:span text:style-name="T8">אזלינן, והוא</text:span><text:span text:style-name="T5"> </text:span><text:span text:style-name="T8">היה</text:span><text:span text:style-name="T5"> </text:span><text:span text:style-name="T8">עסוק</text:span><text:span text:style-name="T5"> </text:span><text:span text:style-name="T8">בעליה</text:span><text:span text:style-name="T2">)</text:span><text:span text:style-name="T1">? או</text:span><text:span text:style-name="T4"> </text:span><text:span text:style-name="T1">'ירידה' היא</text:span><text:span text:style-name="T4"> </text:span><text:span text:style-name="T2">(</text:span><text:span text:style-name="T8">או</text:span><text:span text:style-name="T5"> </text:span><text:span text:style-name="T8">בתר</text:span><text:span text:style-name="T5"> </text:span><text:span text:style-name="T8">שליבה</text:span><text:span text:style-name="T5"> </text:span><text:span text:style-name="T8">אזלינן; והעולה</text:span><text:span text:style-name="T5"> </text:span><text:span text:style-name="T8">עליה</text:span><text:span text:style-name="T5"> </text:span><text:span text:style-name="T8">היה</text:span><text:span text:style-name="T5"> </text:span><text:span text:style-name="T8">דוחקה</text:span><text:span text:style-name="T5"> </text:span><text:span text:style-name="T8">ומשפילה</text:span><text:span text:style-name="T5"> </text:span><text:span text:style-name="T8">כלפי</text:span><text:span text:style-name="T5"> </text:span><text:span text:style-name="T8">מטה</text:span><text:span text:style-name="T2">)</text:span><text:span text:style-name="T1">?</text:span></text:p>
      <text:p text:style-name="P10"><text:span text:style-name="T1">אמר</text:span><text:span text:style-name="T4"> </text:span><text:span text:style-name="T1">ליה: כבר</text:span><text:span text:style-name="T4"> </text:span><text:span text:style-name="T1">נגעת</text:span><text:span text:style-name="T4"> </text:span><text:span text:style-name="T1">בירידה</text:span><text:span text:style-name="T4"> </text:span><text:span text:style-name="T1">שהיא</text:span><text:span text:style-name="T4"> </text:span><text:span text:style-name="T1">צורך</text:span><text:span text:style-name="T4"> </text:span><text:span text:style-name="T1">עליה</text:span><text:span text:style-name="T4"> </text:span><text:span text:style-name="T2">(</text:span><text:span text:style-name="T8">והא</text:span><text:span text:style-name="T5"> </text:span><text:span text:style-name="T8">רבינן</text:span><text:span text:style-name="T5"> </text:span><text:span text:style-name="T8">לה</text:span><text:span text:style-name="T5"> </text:span><text:span text:style-name="T8">לעיל</text:span><text:span text:style-name="T5"> </text:span><text:span text:style-name="T8">לחיובא</text:span><text:span text:style-name="T2">)</text:span><text:span text:style-name="T1">.</text:span></text:p>
      <text:p text:style-name="P10"><text:span text:style-name="T1">איתיביה: 'זה</text:span><text:span text:style-name="T4"> </text:span><text:span text:style-name="T1">הכלל</text:span><text:span text:style-name="T4"> </text:span><text:span text:style-name="T1">כל</text:span><text:span text:style-name="T4"> </text:span><text:span text:style-name="T1">שבדרך</text:span><text:span text:style-name="T4"> </text:span><text:span text:style-name="T1">ירידתו</text:span><text:span text:style-name="T4"> </text:span><text:span text:style-name="T1">גולה</text:span><text:span text:style-name="T4"> </text:span><text:span text:style-name="T1">שלא</text:span><text:span text:style-name="T4"> </text:span><text:span text:style-name="T1">בדרך</text:span><text:span text:style-name="T4"> </text:span><text:span text:style-name="T1">ירידתו</text:span><text:span text:style-name="T4"> </text:span><text:span text:style-name="T1">אינו</text:span><text:span text:style-name="T4"> </text:span><text:span text:style-name="T1">גולה': 'שלא</text:span><text:span text:style-name="T4"> </text:span><text:span text:style-name="T1">בדרך</text:span><text:span text:style-name="T4"> </text:span><text:span text:style-name="T1">ירידתו' - לאיתויי</text:span><text:span text:style-name="T4"> </text:span><text:span text:style-name="T1">מאי? לאו</text:span><text:span text:style-name="T4"> </text:span><text:span text:style-name="T1">לאיתויי</text:span><text:span text:style-name="T4"> </text:span><text:span text:style-name="T1">כהאי</text:span><text:span text:style-name="T4"> </text:span><text:span text:style-name="T1">גוונא?</text:span></text:p>
      <text:p text:style-name="P10"><text:span text:style-name="T1">וליטעמיך</text:span><text:span text:style-name="T4"> – </text:span><text:span text:style-name="T1">'כל</text:span><text:span text:style-name="T4"> </text:span><text:span text:style-name="T1">שבדרך</text:span><text:span text:style-name="T4"> </text:span><text:span text:style-name="T1">ירידתו' לאיתויי</text:span><text:span text:style-name="T4"> </text:span><text:span text:style-name="T1">מאי? - אלא</text:span><text:span text:style-name="T4"> </text:span><text:span text:style-name="T1">לאיתויי</text:span><text:span text:style-name="T4"> </text:span><text:span text:style-name="T1">קצב? הכא</text:span><text:span text:style-name="T4"> </text:span><text:span text:style-name="T1">נמי</text:span><text:span text:style-name="T4"> </text:span><text:span text:style-name="T41">[ברישא]</text:span><text:span text:style-name="T1"> לאיתויי</text:span><text:span text:style-name="T4"> </text:span><text:span text:style-name="T1">קצב, דתניא:</text:span></text:p>
      <text:p text:style-name="P10"><text:span text:style-name="T1">קצב</text:span><text:span text:style-name="T4"> </text:span><text:span text:style-name="T1">שהיה</text:span><text:span text:style-name="T4"> </text:span><text:span text:style-name="T1">מקצב: תנא</text:span><text:span text:style-name="T4"> </text:span><text:span text:style-name="T1">חדא: </text:span><text:span text:style-name="T2">'(</text:span><text:span text:style-name="T8">הרג</text:span><text:span text:style-name="T2">)</text:span><text:span text:style-name="T1"> לפניו</text:span><text:span text:style-name="T4"> </text:span><text:span text:style-name="T1">חייב, לאחריו</text:span><text:span text:style-name="T4"> </text:span><text:span text:style-name="T1">פטור', ותניא</text:span><text:span text:style-name="T4"> </text:span><text:span text:style-name="T1">אידך: 'לאחריו</text:span><text:span text:style-name="T4"> </text:span><text:span text:style-name="T1">חייב</text:span><text:span text:style-name="T4"> </text:span><text:span text:style-name="T1">לפניו</text:span><text:span text:style-name="T4"> </text:span><text:span text:style-name="T1">פטור', ותניא</text:span><text:span text:style-name="T4"> </text:span><text:span text:style-name="T1">אידך</text:span><text:span text:style-name="T4"> </text:span><text:span text:style-name="T1">'בין</text:span><text:span text:style-name="T4"> </text:span><text:span text:style-name="T1">לפניו</text:span><text:span text:style-name="T4"> </text:span><text:span text:style-name="T1">בין</text:span><text:span text:style-name="T4"> </text:span><text:span text:style-name="T1">לאחריו</text:span><text:span text:style-name="T4"> </text:span><text:span text:style-name="T1">חייב', ותניא</text:span><text:span text:style-name="T4"> </text:span><text:span text:style-name="T1">אידך</text:span><text:span text:style-name="T4"> </text:span><text:span text:style-name="T1">'בין</text:span><text:span text:style-name="T4"> </text:span><text:span text:style-name="T1">לפניו</text:span><text:span text:style-name="T4"> </text:span><text:span text:style-name="T1">בין</text:span><text:span text:style-name="T4"> </text:span><text:span text:style-name="T1">לאחריו</text:span><text:span text:style-name="T4"> </text:span><text:span text:style-name="T1">פטור' - ולא</text:span><text:span text:style-name="T4"> </text:span><text:span text:style-name="T1">קשיא: כאן</text:span><text:span text:style-name="T4"> </text:span><text:span text:style-name="T1">בירידה</text:span><text:span text:style-name="T4"> </text:span><text:span text:style-name="T1">שלפניו</text:span><text:span text:style-name="T4"> </text:span><text:span text:style-name="T1">ועליה</text:span><text:span text:style-name="T4"> </text:span><text:span text:style-name="T1">שלאחריו, כאן</text:span><text:span text:style-name="T4"> </text:span><text:span text:style-name="T1">בעליה</text:span><text:span text:style-name="T4"> </text:span><text:span text:style-name="T1">שלפניו</text:span><text:span text:style-name="T4"> </text:span><text:span text:style-name="T1">וירידה</text:span><text:span text:style-name="T4"> </text:span><text:span text:style-name="T1">שלאחריו, כאן</text:span><text:span text:style-name="T4"> </text:span><text:span text:style-name="T1">בירידה</text:span><text:span text:style-name="T4"> </text:span><text:span text:style-name="T1">שלפניו</text:span><text:span text:style-name="T4"> </text:span><text:span text:style-name="T1">ושל</text:span><text:span text:style-name="T4"> </text:span><text:span text:style-name="T1">אחריו, כאן</text:span><text:span text:style-name="T4"> </text:span><text:span text:style-name="T1">בעליה</text:span><text:span text:style-name="T4"> </text:span><text:span text:style-name="T1">שלפניו</text:span><text:span text:style-name="T4"> </text:span><text:span text:style-name="T1">ושל</text:span><text:span text:style-name="T4"> </text:span><text:span text:style-name="T1">אחריו</text:span><text:span text:style-name="T4"> </text:span><text:span text:style-name="T2">(</text:span><text:span text:style-name="T8">כל</text:span><text:span text:style-name="T5"> </text:span><text:span text:style-name="T8">דרך</text:span><text:span text:style-name="T5"> </text:span><text:span text:style-name="T8">עליה</text:span><text:span text:style-name="T5"> </text:span><text:span text:style-name="T8">פטור</text:span><text:span text:style-name="T5"> </text:span><text:span text:style-name="T8">וכל</text:span><text:span text:style-name="T5"> </text:span><text:span text:style-name="T8">דרך</text:span><text:span text:style-name="T5"> </text:span><text:span text:style-name="T8">ירידה</text:span><text:span text:style-name="T5"> </text:span><text:span text:style-name="T8">חייב; הלכך: הא</text:span><text:span text:style-name="T5"> </text:span><text:span text:style-name="T8">דתניא</text:span><text:span text:style-name="T5"> </text:span><text:span text:style-name="T8">'לפניו</text:span><text:span text:style-name="T5"> </text:span><text:span text:style-name="T8">חייב</text:span><text:span text:style-name="T5"> </text:span><text:span text:style-name="T8">לאחריו</text:span><text:span text:style-name="T5"> </text:span><text:span text:style-name="T8">פטור' - בירידה</text:span><text:span text:style-name="T5"> </text:span><text:span text:style-name="T8">שלפניו</text:span><text:span text:style-name="T5"> </text:span><text:span text:style-name="T8">ועליה</text:span><text:span text:style-name="T5"> </text:span><text:span text:style-name="T8">של</text:span><text:span text:style-name="T5"> </text:span><text:span text:style-name="T8">אחריו: השפיל</text:span><text:span text:style-name="T5"> </text:span><text:span text:style-name="T8">זרועו</text:span><text:span text:style-name="T5"> </text:span><text:span text:style-name="T8">כדי</text:span><text:span text:style-name="T5"> </text:span><text:span text:style-name="T8">להרים</text:span><text:span text:style-name="T5"> </text:span><text:span text:style-name="T8">בכח, והרים</text:span><text:span text:style-name="T5"> </text:span><text:span text:style-name="T8">מכח</text:span><text:span text:style-name="T5"> </text:span><text:span text:style-name="T8">לפניו</text:span><text:span text:style-name="T5"> </text:span><text:span text:style-name="T8">בהשפלתו</text:span><text:span text:style-name="T5"> – </text:span><text:span text:style-name="T8">חייב; הרג</text:span><text:span text:style-name="T5"> </text:span><text:span text:style-name="T8">בעלייתו</text:span><text:span text:style-name="T5"> </text:span><text:span text:style-name="T8">לאחוריו</text:span><text:span text:style-name="T5"> – </text:span><text:span text:style-name="T8">פטור; והא</text:span><text:span text:style-name="T5"> </text:span><text:span text:style-name="T8">דתניא</text:span><text:span text:style-name="T5"> </text:span><text:span text:style-name="T8">'לאחריו</text:span><text:span text:style-name="T5"> </text:span><text:span text:style-name="T8">חייב</text:span><text:span text:style-name="T5"> </text:span><text:span text:style-name="T8">לפניו</text:span><text:span text:style-name="T5"> </text:span><text:span text:style-name="T8">פטור' - בעליה</text:span><text:span text:style-name="T5"> </text:span><text:span text:style-name="T8">שלפניו</text:span><text:span text:style-name="T5"> </text:span><text:span text:style-name="T8">וירידה</text:span><text:span text:style-name="T5"> </text:span><text:span text:style-name="T8">שלאחריו, כגון: המרים</text:span><text:span text:style-name="T5"> </text:span><text:span text:style-name="T8">ידו</text:span><text:span text:style-name="T5"> </text:span><text:span text:style-name="T8">בכח</text:span><text:span text:style-name="T5"> </text:span><text:span text:style-name="T8">עד</text:span><text:span text:style-name="T5"> </text:span><text:span text:style-name="T8">שהשפילו</text:span><text:span text:style-name="T5"> </text:span><text:span text:style-name="T8">דרך</text:span><text:span text:style-name="T5"> </text:span><text:span text:style-name="T8">אחוריו</text:span><text:span text:style-name="T5"> </text:span><text:span text:style-name="T8">ממעל</text:span><text:span text:style-name="T5"> </text:span><text:span text:style-name="T8">לכתפיו, וחזר</text:span><text:span text:style-name="T5"> </text:span><text:span text:style-name="T8">והגביהן</text:span><text:span text:style-name="T5"> </text:span><text:span text:style-name="T8">להכות</text:span><text:span text:style-name="T5"> </text:span><text:span text:style-name="T8">לפניו: הרג</text:span><text:span text:style-name="T5"> </text:span><text:span text:style-name="T8">בהשפלתו</text:span><text:span text:style-name="T5"> </text:span><text:span text:style-name="T8">דרך</text:span><text:span text:style-name="T5"> </text:span><text:span text:style-name="T8">אחוריו</text:span><text:span text:style-name="T5"> – </text:span><text:span text:style-name="T8">חייב; הרג</text:span><text:span text:style-name="T5"> </text:span><text:span text:style-name="T8">בהגבהתו</text:span><text:span text:style-name="T5"> </text:span><text:span text:style-name="T8">פטור; והוא</text:span><text:span text:style-name="T5"> </text:span><text:span text:style-name="T8">דתניא</text:span><text:span text:style-name="T5"> </text:span><text:span text:style-name="T8">'בין</text:span><text:span text:style-name="T5"> </text:span><text:span text:style-name="T8">לפניו</text:span><text:span text:style-name="T5"> </text:span><text:span text:style-name="T8">ובין</text:span><text:span text:style-name="T5"> </text:span><text:span text:style-name="T8">לאחריו</text:span><text:span text:style-name="T5"> </text:span><text:span text:style-name="T8">חייב' - בירידה</text:span><text:span text:style-name="T5"> </text:span><text:span text:style-name="T8">שלפניו</text:span><text:span text:style-name="T5"> </text:span><text:span text:style-name="T8">או</text:span><text:span text:style-name="T5"> </text:span><text:span text:style-name="T8">שלאחריו; והא</text:span><text:span text:style-name="T5"> </text:span><text:span text:style-name="T8">דתניא</text:span><text:span text:style-name="T5"> </text:span><text:span text:style-name="T8">'בין</text:span><text:span text:style-name="T5"> </text:span><text:span text:style-name="T8">לפניו</text:span><text:span text:style-name="T5"> </text:span><text:span text:style-name="T8">בין</text:span><text:span text:style-name="T5"> </text:span><text:span text:style-name="T8">לאחריו</text:span><text:span text:style-name="T5"> </text:span><text:span text:style-name="T8">פטור' - בעליה</text:span><text:span text:style-name="T5"> </text:span><text:span text:style-name="T8">שלפניו</text:span><text:span text:style-name="T5"> </text:span><text:span text:style-name="T8">ושל</text:span><text:span text:style-name="T5"> </text:span><text:span text:style-name="T8">אחריו</text:span><text:span text:style-name="T2">)</text:span><text:span text:style-name="T1">.</text:span></text:p>
      <text:p text:style-name="P11"/>
      <text:p text:style-name="P10"><text:span text:style-name="T1">לימא</text:span><text:span text:style-name="T4"> </text:span><text:span text:style-name="T2">(</text:span><text:span text:style-name="T8">הך</text:span><text:span text:style-name="T5"> </text:span><text:span text:style-name="T8">בעיא</text:span><text:span text:style-name="T5"> </text:span><text:span text:style-name="T8">דרבי</text:span><text:span text:style-name="T5"> </text:span><text:span text:style-name="T8">אבהו</text:span><text:span text:style-name="T2">)</text:span><text:span text:style-name="T1"> כתנאי: היה</text:span><text:span text:style-name="T4"> </text:span><text:span text:style-name="T1">עולה</text:span><text:span text:style-name="T4"> </text:span><text:span text:style-name="T1">בסולם</text:span><text:span text:style-name="T4"> </text:span><text:span text:style-name="T1">ונשמטה</text:span><text:span text:style-name="T4"> </text:span><text:span text:style-name="T1">שליבה</text:span><text:span text:style-name="T4"> </text:span><text:span text:style-name="T1">מתחתיו: תני</text:span><text:span text:style-name="T4"> </text:span><text:span text:style-name="T1">חדא</text:span><text:span text:style-name="T4"> </text:span><text:span text:style-name="T1">'חייב' ותניא</text:span><text:span text:style-name="T4"> </text:span><text:span text:style-name="T1">אידך</text:span><text:span text:style-name="T4"> </text:span><text:span text:style-name="T1">'פטור'; מאי? לאו</text:span><text:span text:style-name="T4"> </text:span><text:span text:style-name="T1">בהא</text:span><text:span text:style-name="T4"> </text:span><text:span text:style-name="T1">קא</text:span><text:span text:style-name="T4"> </text:span><text:span text:style-name="T1">מיפלגי: דמר</text:span><text:span text:style-name="T4"> </text:span><text:span text:style-name="T1">סבר</text:span><text:span text:style-name="T4"> </text:span><text:span text:style-name="T1">'ירידה' היא</text:span><text:span text:style-name="T4"> </text:span><text:span text:style-name="T1">ומר</text:span><text:span text:style-name="T4"> </text:span><text:span text:style-name="T1">סבר</text:span><text:span text:style-name="T4"> </text:span><text:span text:style-name="T1">'עליה' היא?</text:span></text:p>
      <text:p text:style-name="P10"><text:span text:style-name="T1">לא, דכולי</text:span><text:span text:style-name="T4"> </text:span><text:span text:style-name="T1">עלמא</text:span><text:span text:style-name="T4"> </text:span><text:span text:style-name="T1">'עליה' היא, ולא</text:span><text:span text:style-name="T4"> </text:span><text:span text:style-name="T1">קשיא: כאן</text:span><text:span text:style-name="T4"> </text:span><text:span text:style-name="T1">לניזקין</text:span><text:span text:style-name="T4"> </text:span><text:span text:style-name="T1">כאן</text:span><text:span text:style-name="T4"> </text:span><text:span text:style-name="T1">לגלות</text:span><text:span text:style-name="T4"> </text:span><text:span text:style-name="T2">(</text:span><text:span text:style-name="T8">לנזקין</text:span><text:span text:style-name="T5"> </text:span><text:span text:style-name="T8">חייב: אם</text:span><text:span text:style-name="T5"> </text:span><text:span text:style-name="T8">לא</text:span><text:span text:style-name="T5"> </text:span><text:span text:style-name="T8">הרגו</text:span><text:span text:style-name="T5"> </text:span><text:span text:style-name="T8">אלא</text:span><text:span text:style-name="T5"> </text:span><text:span text:style-name="T8">הזיקו</text:span><text:span text:style-name="T5"> – </text:span><text:span text:style-name="T8">חייב, דלנזקין</text:span><text:span text:style-name="T5"> </text:span><text:span text:style-name="T8">לא</text:span><text:span text:style-name="T5"> </text:span><text:span text:style-name="T8">שני</text:span><text:span text:style-name="T5"> </text:span><text:span text:style-name="T8">לן</text:span><text:span text:style-name="T5"> </text:span><text:span text:style-name="T8">בין</text:span><text:span text:style-name="T5"> </text:span><text:span text:style-name="T8">שוגג</text:span><text:span text:style-name="T5"> </text:span><text:span text:style-name="T8">למזיד, בין</text:span><text:span text:style-name="T5"> </text:span><text:span text:style-name="T8">ירידה</text:span><text:span text:style-name="T5"> </text:span><text:span text:style-name="T8">לעליה, כדאמרינן</text:span><text:span text:style-name="T5"> </text:span><text:span text:style-name="T8">בבבא</text:span><text:span text:style-name="T5"> </text:span><text:span text:style-name="T8">קמא</text:span><text:span text:style-name="T5"> </text:span><text:span text:style-name="T8">(דף</text:span><text:span text:style-name="T5"> </text:span><text:span text:style-name="T8">כו:) '</text:span><text:span text:style-name="T11">'פצע</text:span><text:span text:style-name="T5"> </text:span><text:span text:style-name="T11">תחת</text:span><text:span text:style-name="T5"> </text:span><text:span text:style-name="T11">פצע'</text:span><text:span text:style-name="T8"> - לחייב</text:span><text:span text:style-name="T5"> </text:span><text:span text:style-name="T8">על</text:span><text:span text:style-name="T5"> </text:span><text:span text:style-name="T8">השוגג</text:span><text:span text:style-name="T5"> </text:span><text:span text:style-name="T8">כמזיד</text:span><text:span text:style-name="T5"> </text:span><text:span text:style-name="T8">ואונס</text:span><text:span text:style-name="T5"> </text:span><text:span text:style-name="T8">כרצון'</text:span><text:span text:style-name="T2">)</text:span><text:span text:style-name="T1">.</text:span></text:p>
      <text:p text:style-name="P10"><text:span text:style-name="T1">איבעית</text:span><text:span text:style-name="T4"> </text:span><text:span text:style-name="T1">אימא: הא</text:span><text:span text:style-name="T4"> </text:span><text:span text:style-name="T1">והא</text:span><text:span text:style-name="T4"> </text:span><text:span text:style-name="T1">לגלות, ולא</text:span><text:span text:style-name="T4"> </text:span><text:span text:style-name="T1">קשיא: הא</text:span><text:span text:style-name="T4"> </text:span><text:span text:style-name="T1">דאתליע</text:span><text:span text:style-name="T4"> </text:span><text:span text:style-name="T2">(</text:span><text:span text:style-name="T8">חייב: שכל</text:span><text:span text:style-name="T5"> </text:span><text:span text:style-name="T8">שליבה</text:span><text:span text:style-name="T5"> </text:span><text:span text:style-name="T8">שהתליעה, כשדורסין</text:span><text:span text:style-name="T5"> </text:span><text:span text:style-name="T8">עליה</text:span><text:span text:style-name="T5"> </text:span><text:span text:style-name="T8">- נכפפת</text:span><text:span text:style-name="T5"> </text:span><text:span text:style-name="T8">היא</text:span><text:span text:style-name="T5"> </text:span><text:span text:style-name="T8">למטה, וירידה</text:span><text:span text:style-name="T5"> </text:span><text:span text:style-name="T8">היא</text:span><text:span text:style-name="T2">)</text:span><text:span text:style-name="T1"> הא</text:span><text:span text:style-name="T4"> </text:span><text:span text:style-name="T1">דלא</text:span><text:span text:style-name="T4"> </text:span><text:span text:style-name="T1">אתליע</text:span><text:span text:style-name="T4"> </text:span><text:span text:style-name="T2">(</text:span><text:span text:style-name="T8">ואם</text:span><text:span text:style-name="T5"> </text:span><text:span text:style-name="T8">לא</text:span><text:span text:style-name="T5"> </text:span><text:span text:style-name="T8">התליעה</text:span><text:span text:style-name="T5"> </text:span><text:span text:style-name="T8">אין</text:span><text:span text:style-name="T5"> </text:span><text:span text:style-name="T8">כאן</text:span><text:span text:style-name="T5"> </text:span><text:span text:style-name="T8">ירידה</text:span><text:span text:style-name="T2">)</text:span><text:span text:style-name="T1">;</text:span></text:p>
      <text:p text:style-name="P10"><text:span text:style-name="T1">ואיבעית</text:span><text:span text:style-name="T4"> </text:span><text:span text:style-name="T1">אימא: הא</text:span><text:span text:style-name="T4"> </text:span><text:span text:style-name="T1">והא</text:span><text:span text:style-name="T4"> </text:span><text:span text:style-name="T1">דלא</text:span><text:span text:style-name="T4"> </text:span><text:span text:style-name="T1">אתליע, ולא</text:span><text:span text:style-name="T4"> </text:span><text:span text:style-name="T1">קשיא: הא</text:span><text:span text:style-name="T4"> </text:span><text:span text:style-name="T1">דמיהדק</text:span><text:span text:style-name="T4"> </text:span><text:span text:style-name="T2">(</text:span><text:span text:style-name="T8">אם</text:span><text:span text:style-name="T5"> </text:span><text:span text:style-name="T8">היתה</text:span><text:span text:style-name="T5"> </text:span><text:span text:style-name="T8">השליבה</text:span><text:span text:style-name="T5"> </text:span><text:span text:style-name="T8">מלא</text:span><text:span text:style-name="T5"> </text:span><text:span text:style-name="T8">הנקב</text:span><text:span text:style-name="T5"> </text:span><text:span text:style-name="T8">שהיא</text:span><text:span text:style-name="T5"> </text:span><text:span text:style-name="T8">תחובה</text:span><text:span text:style-name="T5"> </text:span><text:span text:style-name="T8">בו</text:span><text:span text:style-name="T5"> </text:span><text:span text:style-name="T8">ואחוזה</text:span><text:span text:style-name="T5"> </text:span><text:span text:style-name="T8">יפה</text:span><text:span text:style-name="T5"> </text:span><text:span text:style-name="T8">יפה</text:span><text:span text:style-name="T5"> </text:span><text:span text:style-name="T8">- אין</text:span><text:span text:style-name="T5"> </text:span><text:span text:style-name="T8">כאן</text:span><text:span text:style-name="T5"> </text:span><text:span text:style-name="T8">דרך</text:span><text:span text:style-name="T5"> </text:span><text:span text:style-name="T8">ירידה, ופטור</text:span><text:span text:style-name="T2">)</text:span><text:span text:style-name="T1"> והא</text:span><text:span text:style-name="T4"> </text:span><text:span text:style-name="T1">דלא</text:span><text:span text:style-name="T4"> </text:span><text:span text:style-name="T1">מיהדק</text:span><text:span text:style-name="T4"> </text:span><text:span text:style-name="T2">(</text:span><text:span text:style-name="T8">ירידה</text:span><text:span text:style-name="T5"> </text:span><text:span text:style-name="T8">יש</text:span><text:span text:style-name="T5"> </text:span><text:span text:style-name="T8">כאן, וחייב</text:span><text:span text:style-name="T2">)</text:span><text:span text:style-name="T1">.</text:span></text:p>
      <text:p text:style-name="P11"/>
      <text:p text:style-name="P11"/>
      <text:p text:style-name="P11">משנה:</text:p>
      <text:p text:style-name="P10"><text:span text:style-name="T1">נשמט</text:span><text:span text:style-name="T4"> </text:span><text:span text:style-name="T1">הברזל</text:span><text:span text:style-name="T4"> </text:span><text:span text:style-name="T1">מקתו</text:span><text:span text:style-name="T4"> </text:span><text:span text:style-name="T1">והרג: רבי</text:span><text:span text:style-name="T4"> </text:span><text:span text:style-name="T1">אומר: אינו</text:span><text:span text:style-name="T4"> </text:span><text:span text:style-name="T1">גולה, וחכמים</text:span><text:span text:style-name="T4"> </text:span><text:span text:style-name="T1">אומרים: גולה.</text:span></text:p>
      <text:p text:style-name="P10"><text:span text:style-name="T1">מן</text:span><text:span text:style-name="T4"> </text:span><text:span text:style-name="T1">העץ</text:span><text:span text:style-name="T4"> </text:span><text:span text:style-name="T1">המתבקע</text:span><text:span text:style-name="T4"> </text:span><text:span text:style-name="T2">(</text:span><text:span text:style-name="T8">יצא</text:span><text:span text:style-name="T5"> </text:span><text:span text:style-name="T8">קיסם, וניתז</text:span><text:span text:style-name="T5"> </text:span><text:span text:style-name="T8">למרחוק</text:span><text:span text:style-name="T5"> </text:span><text:span text:style-name="T8">והרג</text:span><text:span text:style-name="T2">)</text:span><text:span text:style-name="T1">: רבי</text:span><text:span text:style-name="T4"> </text:span><text:span text:style-name="T1">אומר</text:span><text:span text:style-name="T4"> </text:span><text:span text:style-name="T1">גולה: וחכמים</text:span><text:span text:style-name="T4"> </text:span><text:span text:style-name="T1">אומרים: אינו</text:span><text:span text:style-name="T4"> </text:span><text:span text:style-name="T1">גולה.</text:span></text:p>
      <text:p text:style-name="P11"/>
      <text:p text:style-name="P11">גמרא:</text:p>
      <text:p text:style-name="P10"><text:span text:style-name="T1">תניא: אמר</text:span><text:span text:style-name="T4"> </text:span><text:span text:style-name="T1">להם</text:span><text:span text:style-name="T4"> </text:span><text:span text:style-name="T1">רבי</text:span><text:span text:style-name="T4"> </text:span><text:span text:style-name="T1">לחכמים: וכי</text:span><text:span text:style-name="T4"> </text:span><text:span text:style-name="T1">נאמר</text:span><text:span text:style-name="T4"> </text:span><text:span text:style-name="T11">[</text:span><text:span text:style-name="T8">דברים</text:span><text:span text:style-name="T5"> </text:span><text:span text:style-name="T8">יט,ה:</text:span><text:span text:style-name="T42"> </text:span><text:span text:style-name="T11">ואשר</text:span><text:span text:style-name="T5"> </text:span><text:span text:style-name="T11">יבא</text:span><text:span text:style-name="T5"> </text:span><text:span text:style-name="T11">את</text:span><text:span text:style-name="T5"> </text:span><text:span text:style-name="T11">רעהו</text:span><text:span text:style-name="T5"> </text:span><text:span text:style-name="T11">ביער</text:span><text:span text:style-name="T5">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24">לכרת</text:span><text:span text:style-name="T31"> </text:span><text:span text:style-name="T24">העץ</text:span><text:span text:style-name="T5"> </text:span><text:span text:style-name="T24">ונשל</text:span><text:span text:style-name="T31"> </text:span><text:span text:style-name="T24">הברזל</text:span><text:span text:style-name="T31"> </text:span><text:span text:style-name="T24">מן</text:span><text:span text:style-name="T31"> </text:span><text:span text:style-name="T24">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5"> </text:span><text:span text:style-name="T9">(דברים</text:span><text:span text:style-name="T6"> </text:span><text:span text:style-name="T9">יט,ה)</text:span><text:span text:style-name="T11">]</text:span><text:span text:style-name="T1"> 'ונשל</text:span><text:span text:style-name="T4"> </text:span><text:span text:style-name="T1">הברזל</text:span><text:span text:style-name="T4"> </text:span><text:span text:style-name="T28">מעצו</text:span><text:span text:style-name="T1">'? והלא</text:span><text:span text:style-name="T4"> </text:span><text:span text:style-name="T1">לא</text:span><text:span text:style-name="T4"> </text:span><text:span text:style-name="T1">נאמר</text:span><text:span text:style-name="T4"> </text:span><text:span text:style-name="T1">אלא</text:span><text:span text:style-name="T4"> </text:span><text:span text:style-name="T1">'</text:span><text:span text:style-name="T10">מן</text:span><text:span text:style-name="T4"> </text:span><text:span text:style-name="T10">העץ</text:span><text:span text:style-name="T1">'!? ועוד: נאמר</text:span><text:span text:style-name="T4"> </text:span><text:span text:style-name="T1">'עץ' למטה</text:span><text:span text:style-name="T4"> </text:span><text:span text:style-name="T2">(</text:span><text:span text:style-name="T8">'</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8">'</text:span><text:span text:style-name="T2">)</text:span><text:span text:style-name="T1">, ונאמר</text:span><text:span text:style-name="T4"> </text:span><text:span text:style-name="T1">'עץ' למעלה</text:span><text:span text:style-name="T4"> </text:span><text:span text:style-name="T2">(</text:span><text:span text:style-name="T8">'</text:span><text:span text:style-name="T11">לכרות</text:span><text:span text:style-name="T5"> </text:span><text:span text:style-name="T11">העץ</text:span><text:span text:style-name="T8">'</text:span><text:span text:style-name="T2">)</text:span><text:span text:style-name="T1">: מה</text:span><text:span text:style-name="T4"> </text:span><text:span text:style-name="T1">עץ</text:span><text:span text:style-name="T4"> </text:span><text:span text:style-name="T1">האמור</text:span><text:span text:style-name="T4"> </text:span><text:span text:style-name="T1">למעלה</text:span><text:span text:style-name="T4"> </text:span><text:span text:style-name="T1">- מן</text:span><text:span text:style-name="T4"> </text:span><text:span text:style-name="T1">העץ</text:span><text:span text:style-name="T4"> </text:span><text:span text:style-name="T28">המתבקע</text:span><text:span text:style-name="T1">, אף</text:span><text:span text:style-name="T4"> </text:span><text:span text:style-name="T1">עץ</text:span><text:span text:style-name="T4"> </text:span><text:span text:style-name="T1">האמור</text:span><text:span text:style-name="T4"> </text:span><text:span text:style-name="T1">למטה</text:span><text:span text:style-name="T4"> <text:s/>– </text:span><text:span text:style-name="T1">מן</text:span><text:span text:style-name="T4"> </text:span><text:span text:style-name="T1">העץ</text:span><text:span text:style-name="T4"> </text:span><text:span text:style-name="T1">המתבקע.</text:span></text:p>
      <text:p text:style-name="P20">[לפי<text:span text:style-name="T62"> </text:span>הרמב"ם<text:span text:style-name="T62"> </text:span>רבי<text:span text:style-name="T62"> </text:span>מדבר<text:span text:style-name="T62"> </text:span>במקרה<text:span text:style-name="T62"> </text:span>שבעקבות<text:span text:style-name="T62"> </text:span>המכה<text:span text:style-name="T62"> </text:span>בעץ<text:span text:style-name="T62"> – </text:span>ניתק<text:span text:style-name="T62"> </text:span>הברזל<text:span text:style-name="T62"> </text:span>מכתו, ואין<text:span text:style-name="T62"> </text:span>מדובר<text:span text:style-name="T62"> </text:span>בשבב<text:span text:style-name="T62"> </text:span>עץ<text:span text:style-name="T62"> </text:span>כלל.] </text:p>
      <text:p text:style-name="P10"><text:span text:style-name="T1">אמר</text:span><text:span text:style-name="T4"> </text:span><text:span text:style-name="T1">רב</text:span><text:span text:style-name="T4"> </text:span><text:span text:style-name="T1">חייא</text:span><text:span text:style-name="T4"> </text:span><text:span text:style-name="T1">בר</text:span><text:span text:style-name="T4"> </text:span><text:span text:style-name="T1">אשי</text:span><text:span text:style-name="T4"> </text:span><text:span text:style-name="T1">אמר</text:span><text:span text:style-name="T4"> </text:span><text:span text:style-name="T1">רב: ושניהם</text:span><text:span text:style-name="T4"> </text:span><text:span text:style-name="T1">מקרא</text:span><text:span text:style-name="T4"> </text:span><text:span text:style-name="T1">אחד</text:span><text:span text:style-name="T4"> </text:span><text:span text:style-name="T1">דרשו: 'ונשל</text:span><text:span text:style-name="T4"> </text:span><text:span text:style-name="T1">הברזל</text:span><text:span text:style-name="T4"> </text:span><text:span text:style-name="T1">מן</text:span><text:span text:style-name="T4"> </text:span><text:span text:style-name="T1">העץ': רבי</text:span><text:span text:style-name="T4"> </text:span><text:span text:style-name="T1">סבר</text:span><text:span text:style-name="T4"> </text:span><text:span text:style-name="T1">יש</text:span><text:span text:style-name="T4"> </text:span><text:span text:style-name="T1">אם</text:span><text:span text:style-name="T4"> </text:span><text:span text:style-name="T1">למסורת</text:span><text:span text:style-name="T4"> </text:span><text:span text:style-name="T2">(</text:span><text:span text:style-name="T8">כמה</text:span><text:span text:style-name="T5"> </text:span><text:span text:style-name="T8">שנמסרה</text:span><text:span text:style-name="T5"> </text:span><text:span text:style-name="T8">כתב</text:span><text:span text:style-name="T5"> </text:span><text:span text:style-name="T8">של</text:span><text:span text:style-name="T5"> </text:span><text:span text:style-name="T8">תיבה</text:span><text:span text:style-name="T5"> </text:span><text:span text:style-name="T8">למשה</text:span><text:span text:style-name="T5"> </text:span><text:span text:style-name="T8">- אנו</text:span><text:span text:style-name="T5"> </text:span><text:span text:style-name="T8">צריכין</text:span><text:span text:style-name="T5"> </text:span><text:span text:style-name="T8">לדורשה, ולא</text:span><text:span text:style-name="T5"> </text:span><text:span text:style-name="T8">לפי</text:span><text:span text:style-name="T5"> </text:span><text:span text:style-name="T8">המקרא</text:span><text:span text:style-name="T2">)</text:span><text:span text:style-name="T1">: 'ונישֵל' כתיב</text:span><text:span text:style-name="T4"> </text:span><text:span text:style-name="T2">(</text:span><text:span text:style-name="T8">כשאתה</text:span><text:span text:style-name="T5"> </text:span><text:span text:style-name="T8">קורא</text:span><text:span text:style-name="T5"> </text:span><text:span text:style-name="T8">'</text:span><text:span text:style-name="T11">ונָשל</text:span><text:span text:style-name="T8">' אתה</text:span><text:span text:style-name="T5"> </text:span><text:span text:style-name="T8">מוסיף</text:span><text:span text:style-name="T5"> </text:span><text:span text:style-name="T8">הברה</text:span><text:span text:style-name="T5"> </text:span><text:span text:style-name="T8">של</text:span><text:span text:style-name="T5"> </text:span><text:span text:style-name="T8">אל"ף</text:span><text:span text:style-name="T5"> </text:span><text:span text:style-name="T8">או</text:span><text:span text:style-name="T5"> </text:span><text:span text:style-name="T8">של</text:span><text:span text:style-name="T5"> </text:span><text:span text:style-name="T8">ה"א</text:span><text:span text:style-name="T5"> </text:span><text:span text:style-name="T8">בין</text:span><text:span text:style-name="T5"> </text:span><text:span text:style-name="T8">נו"ן</text:span><text:span text:style-name="T5"> </text:span><text:span text:style-name="T8">לשי"ן, ולפי</text:span><text:span text:style-name="T5"> </text:span><text:span text:style-name="T8">המסורת</text:span><text:span text:style-name="T5"> </text:span><text:span text:style-name="T8">'ונישל' כתיב, ופירושו</text:span><text:span text:style-name="T5"> </text:span><text:span text:style-name="T8">נישל: שהשיל</text:span><text:span text:style-name="T5"> </text:span><text:span text:style-name="T8">הברזל</text:span><text:span text:style-name="T5"> </text:span><text:span text:style-name="T8">מן</text:span><text:span text:style-name="T5"> </text:span><text:span text:style-name="T8">העץ</text:span><text:span text:style-name="T5"> </text:span><text:span text:style-name="T8">המתבקע, </text:span><text:span text:style-name="T11">ומצא</text:span><text:span text:style-name="T5"> </text:span><text:span text:style-name="T11">את</text:span><text:span text:style-name="T5"> </text:span><text:span text:style-name="T11">רעהו</text:span><text:span text:style-name="T2">)</text:span><text:span text:style-name="T1">, ורבנן</text:span><text:span text:style-name="T4"> </text:span><text:span text:style-name="T1">סברי: יש</text:span><text:span text:style-name="T4"> </text:span><text:span text:style-name="T1">אם</text:span><text:span text:style-name="T4"> </text:span><text:span text:style-name="T1">למקרא: 'ונָשַל' קרינן</text:span><text:span text:style-name="T4"> </text:span><text:span text:style-name="T2">(</text:span><text:span text:style-name="T8">לשון</text:span><text:span text:style-name="T5"> </text:span><text:span text:style-name="T8">פָּעַל: הברזל</text:span><text:span text:style-name="T5"> </text:span><text:span text:style-name="T8">עצמו</text:span><text:span text:style-name="T5"> </text:span><text:span text:style-name="T8">נשל</text:span><text:span text:style-name="T5"> </text:span><text:span text:style-name="T8">מעל</text:span><text:span text:style-name="T5"> </text:span><text:span text:style-name="T8">עצו</text:span><text:span text:style-name="T2">)</text:span><text:span text:style-name="T1">.</text:span></text:p>
      <text:p text:style-name="P10"><text:span text:style-name="T1">ורבי</text:span><text:span text:style-name="T4"> – </text:span><text:span text:style-name="T1">'יש</text:span><text:span text:style-name="T4"> </text:span><text:span text:style-name="T1">אם</text:span><text:span text:style-name="T4"> </text:span><text:span text:style-name="T1">למסורת' סבירא</text:span><text:span text:style-name="T4"> </text:span><text:span text:style-name="T1">ליה?</text:span></text:p>
      <text:p text:style-name="P11"/>
      <text:p text:style-name="P10"><text:soft-page-break/><text:span text:style-name="T1">(מכות</text:span><text:span text:style-name="T4"> </text:span><text:span text:style-name="T1">ח,א)</text:span></text:p>
      <text:p text:style-name="P10"><text:span text:style-name="T1">והאמר</text:span><text:span text:style-name="T4"> </text:span><text:span text:style-name="T1">רב</text:span><text:span text:style-name="T4"> </text:span><text:span text:style-name="T1">יצחק</text:span><text:span text:style-name="T4"> </text:span><text:span text:style-name="T1">ברבי</text:span><text:span text:style-name="T4"> </text:span><text:span text:style-name="T1">יוסף</text:span><text:span text:style-name="T4"> </text:span><text:span text:style-name="T2">(</text:span><text:span text:style-name="T8">בסנהדרין</text:span><text:span text:style-name="T5"> </text:span><text:span text:style-name="T8">בשמעתא</text:span><text:span text:style-name="T5"> </text:span><text:span text:style-name="T8">קמייתא</text:span><text:span text:style-name="T5"> </text:span><text:span text:style-name="T8">(דף</text:span><text:span text:style-name="T5"> </text:span><text:span text:style-name="T8">ד.)</text:span><text:span text:style-name="T2">)</text:span><text:span text:style-name="T1">: אמר</text:span><text:span text:style-name="T4"> </text:span><text:span text:style-name="T1">רבי</text:span><text:span text:style-name="T4"> </text:span><text:span text:style-name="T1">יוחנן: רבי, ורבי</text:span><text:span text:style-name="T4"> </text:span><text:span text:style-name="T1">יהודה</text:span><text:span text:style-name="T4"> </text:span><text:span text:style-name="T1">בן</text:span><text:span text:style-name="T4"> </text:span><text:span text:style-name="T1">רועץ, ובית</text:span><text:span text:style-name="T4"> </text:span><text:span text:style-name="T1">שמאי, ורבי</text:span><text:span text:style-name="T4"> </text:span><text:span text:style-name="T1">שמעון, ורבי</text:span><text:span text:style-name="T4"> </text:span><text:span text:style-name="T1">עקיבא</text:span><text:span text:style-name="T4"> </text:span><text:span text:style-name="T1">- כולהו</text:span><text:span text:style-name="T4"> </text:span><text:span text:style-name="T1">סבירי</text:span><text:span text:style-name="T4"> </text:span><text:span text:style-name="T1">להו</text:span><text:span text:style-name="T4"> </text:span><text:span text:style-name="T1">יש</text:span><text:span text:style-name="T4"> </text:span><text:span text:style-name="T1">אם</text:span><text:span text:style-name="T4"> </text:span><text:span text:style-name="T1">למקרא'!? </text:span></text:p>
      <text:p text:style-name="P10"><text:span text:style-name="T1">היינו</text:span><text:span text:style-name="T4"> </text:span><text:span text:style-name="T1">דקאמר</text:span><text:span text:style-name="T4"> </text:span><text:span text:style-name="T1">להו</text:span><text:span text:style-name="T4"> </text:span><text:span text:style-name="T2">(</text:span><text:span text:style-name="T8">דקא</text:span><text:span text:style-name="T5"> </text:span><text:span text:style-name="T8">הדר</text:span><text:span text:style-name="T5"> </text:span><text:span text:style-name="T8">רבי</text:span><text:span text:style-name="T5"> </text:span><text:span text:style-name="T8">ואמר</text:span><text:span text:style-name="T2">)</text:span><text:span text:style-name="T1"> 'ועוד' </text:span><text:span text:style-name="T2">(</text:span><text:span text:style-name="T8">בגזירה</text:span><text:span text:style-name="T5"> </text:span><text:span text:style-name="T8">שוה</text:span><text:span text:style-name="T2">)</text:span><text:span text:style-name="T1">.</text:span></text:p>
      <text:p text:style-name="P8">[## האם<text:span text:style-name="T62"> </text:span>זה<text:span text:style-name="T62"> </text:span>גזירה<text:span text:style-name="T62"> </text:span>שוה? האם<text:span text:style-name="T62"> </text:span>יש<text:span text:style-name="T62"> </text:span>כאן<text:span text:style-name="T62"> </text:span>מופנה? יותר<text:span text:style-name="T62"> </text:span>נראה<text:span text:style-name="T62"> </text:span>שיש<text:span text:style-name="T62"> </text:span>כאן<text:span text:style-name="T62"> </text:span>'ילמד<text:span text:style-name="T62"> </text:span>תחתון<text:span text:style-name="T62"> </text:span>מעליון', או<text:span text:style-name="T62"> </text:span>'דבר<text:span text:style-name="T62"> </text:span>הלמד<text:span text:style-name="T62"> </text:span>מענינו'!]</text:p>
      <text:p text:style-name="P22"><text:span text:style-name="T61">[הרש"ש</text:span><text:span text:style-name="T65"> </text:span><text:span text:style-name="T61">על</text:span><text:span text:style-name="T65"> </text:span><text:span text:style-name="T61">רש"י</text:span><text:span text:style-name="T65"> </text:span><text:span text:style-name="T61">ד"ה</text:span><text:span text:style-name="T65"> </text:span><text:span text:style-name="T61">יש</text:span><text:span text:style-name="T65"> </text:span><text:span text:style-name="T61">אם</text:span><text:span text:style-name="T65"> </text:span><text:span text:style-name="T61">למסורת: ופירוש</text:span><text:span text:style-name="T65"> </text:span><text:span text:style-name="T61">'נישל' – שהשיל</text:span><text:span text:style-name="T65"> </text:span><text:span text:style-name="T61">הברזל</text:span><text:span text:style-name="T65"> </text:span><text:span text:style-name="T61">כו': רצה</text:span><text:span text:style-name="T65"> </text:span><text:span text:style-name="T61">לומר</text:span><text:span text:style-name="T65"> </text:span><text:span text:style-name="T61">שהוא</text:span><text:span text:style-name="T65"> </text:span><text:span text:style-name="T61">מבנין</text:span><text:span text:style-name="T65"> </text:span><text:span text:style-name="T15">פּעֵל</text:span><text:span text:style-name="T65"> </text:span><text:span text:style-name="T61">הדגוש</text:span><text:span text:style-name="T65"> </text:span><text:span text:style-name="T61">במשקל</text:span><text:span text:style-name="T65"> </text:span><text:span text:style-name="T61">'</text:span><text:span text:style-name="T60">פִּקֵּד</text:span><text:span text:style-name="T61">', ואחד</text:span><text:span text:style-name="T65"> </text:span><text:span text:style-name="T61">מהוראותיו</text:span><text:span text:style-name="T65"> </text:span><text:span text:style-name="T61">להוציא</text:span><text:span text:style-name="T65"> </text:span><text:span text:style-name="T61">הפעלים</text:span><text:span text:style-name="T65"> </text:span><text:span text:style-name="T61">העומדים</text:span><text:span text:style-name="T65"> </text:span><text:span text:style-name="T61">בקל; ותוי"ט</text:span><text:span text:style-name="T65"> </text:span><text:span text:style-name="T61">במחכ"ת</text:span><text:span text:style-name="T65"> </text:span><text:span text:style-name="T61">שגה</text:span><text:span text:style-name="T65"> </text:span><text:span text:style-name="T61">בהבנתו; ועי' צה"ת</text:span><text:span text:style-name="T65"> </text:span><text:span text:style-name="T61">בל"ד</text:span><text:span text:style-name="T65"> </text:span><text:span text:style-name="T61">מפעלים; אבל</text:span><text:span text:style-name="T65"> </text:span><text:span text:style-name="T61">קשה</text:span><text:span text:style-name="T65"> </text:span><text:span text:style-name="T61">דפעל</text:span><text:span text:style-name="T65"> </text:span><text:span text:style-name="T61">נשל</text:span><text:span text:style-name="T65"> </text:span><text:span text:style-name="T61">מצינו</text:span><text:span text:style-name="T65"> </text:span><text:span text:style-name="T61">יוצא</text:span><text:span text:style-name="T65"> </text:span><text:span text:style-name="T61">גם</text:span><text:span text:style-name="T65"> </text:span><text:span text:style-name="T61">בקל, כמו</text:span><text:span text:style-name="T65"> </text:span><text:span text:style-name="T61">'</text:span><text:span text:style-name="T11">ונשל</text:span><text:span text:style-name="T65"> </text:span><text:span text:style-name="T61">כו' </text:span><text:span text:style-name="T11">את</text:span><text:span text:style-name="T65"> </text:span><text:span text:style-name="T11">הגוים</text:span><text:span text:style-name="T65"> </text:span><text:span text:style-name="T61">'</text:span><text:span text:style-name="T11">של</text:span><text:span text:style-name="T65"> </text:span><text:span text:style-name="T11">נעליך</text:span><text:span text:style-name="T61">' ואם</text:span><text:span text:style-name="T65"> </text:span><text:span text:style-name="T61">כן</text:span><text:span text:style-name="T65"> </text:span><text:span text:style-name="T61">אף</text:span><text:span text:style-name="T65"> </text:span><text:span text:style-name="T61">אם</text:span><text:span text:style-name="T65"> </text:span><text:span text:style-name="T61">רבי</text:span><text:span text:style-name="T65"> </text:span><text:span text:style-name="T61">יסבור</text:span><text:span text:style-name="T65"> </text:span><text:span text:style-name="T61">יש</text:span><text:span text:style-name="T65"> </text:span><text:span text:style-name="T61">אם</text:span><text:span text:style-name="T65"> </text:span><text:span text:style-name="T61">למקרא</text:span><text:span text:style-name="T65"> </text:span><text:span text:style-name="T61">מכל</text:span><text:span text:style-name="T65"> </text:span><text:span text:style-name="T61">מקום</text:span><text:span text:style-name="T65"> </text:span><text:span text:style-name="T61">מפורש</text:span><text:span text:style-name="T65"> </text:span><text:span text:style-name="T61">הכא</text:span><text:span text:style-name="T65"> </text:span><text:span text:style-name="T61">דמן</text:span><text:span text:style-name="T65"> </text:span><text:span text:style-name="T61">העץ</text:span><text:span text:style-name="T65"> </text:span><text:span text:style-name="T61">המתבקע</text:span><text:span text:style-name="T65"> </text:span><text:span text:style-name="T61">קאמר, מדלא</text:span><text:span text:style-name="T65"> </text:span><text:span text:style-name="T61">כתב</text:span><text:span text:style-name="T65"> </text:span><text:span text:style-name="T61">'מעצו'! וואולי</text:span><text:span text:style-name="T65"> </text:span><text:span text:style-name="T61">יש</text:span><text:span text:style-name="T65"> </text:span><text:span text:style-name="T61">לומר: דכאן</text:span><text:span text:style-name="T65"> </text:span><text:span text:style-name="T61">הוה</text:span><text:span text:style-name="T65"> </text:span><text:span text:style-name="T61">כמו</text:span><text:span text:style-name="T65"> </text:span><text:span text:style-name="T61">יוצא</text:span><text:span text:style-name="T65"> </text:span><text:span text:style-name="T61">לשלישי</text:span><text:span text:style-name="T65"> </text:span><text:span text:style-name="T61">מדל"כ</text:span><text:span text:style-name="T65"> </text:span><text:span text:style-name="T61">'ונשל</text:span><text:span text:style-name="T65"> </text:span><text:span text:style-name="T61">הברזל</text:span><text:span text:style-name="T65"> </text:span><text:span text:style-name="T61">עץ' אלא</text:span><text:span text:style-name="T65"> </text:span><text:span text:style-name="T61">'</text:span><text:span text:style-name="T24">מן</text:span><text:span text:style-name="T39"> </text:span><text:span text:style-name="T24">ה</text:span><text:span text:style-name="T11">עץ</text:span><text:span text:style-name="T61">' משמע</text:span><text:span text:style-name="T65"> </text:span><text:span text:style-name="T61">דהברזל</text:span><text:span text:style-name="T65"> </text:span><text:span text:style-name="T61">עשה</text:span><text:span text:style-name="T65"> </text:span><text:span text:style-name="T61">שישיל</text:span><text:span text:style-name="T65"> </text:span><text:span text:style-name="T61">העץ</text:span><text:span text:style-name="T65"> </text:span><text:span text:style-name="T61">קיסם</text:span><text:span text:style-name="T65"> </text:span><text:span text:style-name="T61">ממנו.]</text:span></text:p>
      <text:p text:style-name="P11"/>
      <text:p text:style-name="P10"><text:span text:style-name="T1">אמר</text:span><text:span text:style-name="T4"> </text:span><text:span text:style-name="T1">רב</text:span><text:span text:style-name="T4"> </text:span><text:span text:style-name="T1">פפא: מאן</text:span><text:span text:style-name="T4"> </text:span><text:span text:style-name="T1">דשדא</text:span><text:span text:style-name="T4"> </text:span><text:span text:style-name="T1">פיסא</text:span><text:span text:style-name="T4"> </text:span><text:span text:style-name="T2">(</text:span><text:span text:style-name="T8">רגב: גוש</text:span><text:span text:style-name="T5"> </text:span><text:span text:style-name="T8">עפר; כלישני"א</text:span><text:span text:style-name="T5"> </text:span><text:span text:style-name="T8">בלע"ז</text:span><text:span text:style-name="T2">)</text:span><text:span text:style-name="T1"> לדיקלא</text:span><text:span text:style-name="T4"> </text:span><text:span text:style-name="T1">ואתר</text:span><text:span text:style-name="T4"> </text:span><text:span text:style-name="T1">תמרי</text:span><text:span text:style-name="T4"> </text:span><text:span text:style-name="T2">(</text:span><text:span text:style-name="T8">והשיר</text:span><text:span text:style-name="T5"> </text:span><text:span text:style-name="T8">תמרים</text:span><text:span text:style-name="T2">)</text:span><text:span text:style-name="T1">, ואזול</text:span><text:span text:style-name="T4"> </text:span><text:span text:style-name="T1">תמרי</text:span><text:span text:style-name="T4"> </text:span><text:span text:style-name="T1">וקטול</text:span><text:span text:style-name="T4"> </text:span><text:span text:style-name="T1">- באנו</text:span><text:span text:style-name="T4"> </text:span><text:span text:style-name="T1">למחלוקת</text:span><text:span text:style-name="T4"> </text:span><text:span text:style-name="T1">דרבי</text:span><text:span text:style-name="T4"> </text:span><text:span text:style-name="T1">ורבנן</text:span><text:span text:style-name="T4"> </text:span><text:span text:style-name="T2">(</text:span><text:span text:style-name="T8">דהיינו</text:span><text:span text:style-name="T5"> </text:span><text:span text:style-name="T8">דומיא</text:span><text:span text:style-name="T5"> </text:span><text:span text:style-name="T8">דמן</text:span><text:span text:style-name="T5"> </text:span><text:span text:style-name="T8">העץ</text:span><text:span text:style-name="T5"> </text:span><text:span text:style-name="T8">המתבקע</text:span><text:span text:style-name="T2">)</text:span><text:span text:style-name="T1">.</text:span></text:p>
      <text:p text:style-name="P11">פשיטא!?</text:p>
      <text:p text:style-name="P10"><text:span text:style-name="T1">מהו</text:span><text:span text:style-name="T4"> </text:span><text:span text:style-name="T1">דתימא</text:span><text:span text:style-name="T4"> </text:span><text:span text:style-name="T2">(</text:span><text:span text:style-name="T8">הא</text:span><text:span text:style-name="T5"> </text:span><text:span text:style-name="T8">לרבי</text:span><text:span text:style-name="T5"> </text:span><text:span text:style-name="T8">-</text:span><text:span text:style-name="T2">)</text:span><text:span text:style-name="T1"> כ'כח</text:span><text:span text:style-name="T4"> </text:span><text:span text:style-name="T1">כחו' דמי</text:span><text:span text:style-name="T4"> </text:span><text:span text:style-name="T2">(</text:span><text:span text:style-name="T8">ופטור, שהרגב</text:span><text:span text:style-name="T5"> </text:span><text:span text:style-name="T8">היה</text:span><text:span text:style-name="T5"> </text:span><text:span text:style-name="T8">כח</text:span><text:span text:style-name="T5"> </text:span><text:span text:style-name="T8">ראשון, ונשירת</text:span><text:span text:style-name="T5"> </text:span><text:span text:style-name="T8">התמרים</text:span><text:span text:style-name="T5"> </text:span><text:span text:style-name="T8">היה</text:span><text:span text:style-name="T5"> </text:span><text:span text:style-name="T8">כח</text:span><text:span text:style-name="T5"> </text:span><text:span text:style-name="T8">שני</text:span><text:span text:style-name="T2">)</text:span><text:span text:style-name="T1"> - קא</text:span><text:span text:style-name="T4"> </text:span><text:span text:style-name="T1">משמע</text:span><text:span text:style-name="T4"> </text:span><text:span text:style-name="T1">לן</text:span><text:span text:style-name="T4"> </text:span><text:span text:style-name="T2">(</text:span><text:span text:style-name="T8">שהרגב</text:span><text:span text:style-name="T5"> – </text:span><text:span text:style-name="T8">כגרזן, והתמרים</text:span><text:span text:style-name="T5"> </text:span><text:span text:style-name="T8">- כקיסם</text:span><text:span text:style-name="T5"> </text:span><text:span text:style-name="T8">הניתז</text:span><text:span text:style-name="T2">)</text:span><text:span text:style-name="T1">.</text:span></text:p>
      <text:p text:style-name="P10"><text:span text:style-name="T1">אלא</text:span><text:span text:style-name="T4"> </text:span><text:span text:style-name="T1">'כח</text:span><text:span text:style-name="T4"> </text:span><text:span text:style-name="T1">כחו' לרבי</text:span><text:span text:style-name="T4"> </text:span><text:span text:style-name="T1">- היכי</text:span><text:span text:style-name="T4"> </text:span><text:span text:style-name="T1">משכחת</text:span><text:span text:style-name="T4"> </text:span><text:span text:style-name="T1">לה?</text:span></text:p>
      <text:p text:style-name="P10"><text:span text:style-name="T1">כגון</text:span><text:span text:style-name="T4"> </text:span><text:span text:style-name="T1">דשדא</text:span><text:span text:style-name="T4"> </text:span><text:span text:style-name="T1">פיסא</text:span><text:span text:style-name="T4"> </text:span><text:span text:style-name="T1">ומחיה</text:span><text:span text:style-name="T4"> </text:span><text:span text:style-name="T1">לגרמא</text:span><text:span text:style-name="T4"> </text:span><text:span text:style-name="T2">(</text:span><text:span text:style-name="T8">הוא</text:span><text:span text:style-name="T5"> </text:span><text:span text:style-name="T8">עץ</text:span><text:span text:style-name="T5"> </text:span><text:span text:style-name="T8">החריות</text:span><text:span text:style-name="T5"> </text:span><text:span text:style-name="T8">שהתמרים</text:span><text:span text:style-name="T5"> </text:span><text:span text:style-name="T8">תלוין</text:span><text:span text:style-name="T5"> </text:span><text:span text:style-name="T8">אצלו</text:span><text:span text:style-name="T2">)</text:span><text:span text:style-name="T1">, ואזיל</text:span><text:span text:style-name="T4"> </text:span><text:span text:style-name="T1">גרמא</text:span><text:span text:style-name="T4"> </text:span><text:span text:style-name="T1">ומחיה</text:span><text:span text:style-name="T4"> </text:span><text:span text:style-name="T1">לכבאסא</text:span><text:span text:style-name="T4"> </text:span><text:span text:style-name="T2">(</text:span><text:span text:style-name="T8">הוא</text:span><text:span text:style-name="T5"> </text:span><text:span text:style-name="T8">אשכול</text:span><text:span text:style-name="T5"> </text:span><text:span text:style-name="T8">התמרים</text:span><text:span text:style-name="T5"> </text:span><text:span text:style-name="T8">המקובצים</text:span><text:span text:style-name="T5"> </text:span><text:span text:style-name="T8">יחד</text:span><text:span text:style-name="T2">)</text:span><text:span text:style-name="T1">, ואתר</text:span><text:span text:style-name="T4"> </text:span><text:span text:style-name="T1">תמרי</text:span><text:span text:style-name="T4"> </text:span><text:span text:style-name="T1">ואזול</text:span><text:span text:style-name="T4"> </text:span><text:span text:style-name="T1">תמרי</text:span><text:span text:style-name="T4"> </text:span><text:span text:style-name="T1">וקטול.</text:span><text:span text:style-name="T8"> </text:span></text:p>
      <text:p text:style-name="P11"/>
      <text:p text:style-name="P11"/>
      <text:p text:style-name="P11">משנה:</text:p>
      <text:p text:style-name="P10"><text:span text:style-name="T1">הזורק</text:span><text:span text:style-name="T4"> </text:span><text:span text:style-name="T1">אבן</text:span><text:span text:style-name="T4"> </text:span><text:span text:style-name="T1">לרשות</text:span><text:span text:style-name="T4"> </text:span><text:span text:style-name="T1">הרבים</text:span><text:span text:style-name="T4"> </text:span><text:span text:style-name="T1">והרג</text:span><text:span text:style-name="T4"> </text:span><text:span text:style-name="T1">- הרי</text:span><text:span text:style-name="T4"> </text:span><text:span text:style-name="T1">זה</text:span><text:span text:style-name="T4"> </text:span><text:span text:style-name="T1">גולה.</text:span></text:p>
      <text:p text:style-name="P10"><text:span text:style-name="T1">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אומר: אם</text:span><text:span text:style-name="T4"> </text:span><text:span text:style-name="T1">מכשיצאתה</text:span><text:span text:style-name="T4"> </text:span><text:span text:style-name="T1">האבן</text:span><text:span text:style-name="T4"> </text:span><text:span text:style-name="T1">מידו</text:span><text:span text:style-name="T4"> </text:span><text:span text:style-name="T1">הוציא</text:span><text:span text:style-name="T4"> </text:span><text:span text:style-name="T1">הלה</text:span><text:span text:style-name="T4"> </text:span><text:span text:style-name="T1">את</text:span><text:span text:style-name="T4"> </text:span><text:span text:style-name="T1">ראשו</text:span><text:span text:style-name="T4"> </text:span><text:span text:style-name="T1">וקבלה</text:span><text:span text:style-name="T4"> </text:span><text:span text:style-name="T1">- הרי</text:span><text:span text:style-name="T4"> </text:span><text:span text:style-name="T1">זה</text:span><text:span text:style-name="T4"> </text:span><text:span text:style-name="T1">פטור</text:span><text:span text:style-name="T4"> </text:span><text:span text:style-name="T2">(</text:span><text:span text:style-name="T8">מפרש</text:span><text:span text:style-name="T5"> </text:span><text:span text:style-name="T8">טעמא</text:span><text:span text:style-name="T5"> </text:span><text:span text:style-name="T8">בגמרא</text:span><text:span text:style-name="T2">)</text:span><text:span text:style-name="T1">.</text:span></text:p>
      <text:p text:style-name="P10"><text:span text:style-name="T1">זרק</text:span><text:span text:style-name="T4"> </text:span><text:span text:style-name="T1">את</text:span><text:span text:style-name="T4"> </text:span><text:span text:style-name="T1">האבן</text:span><text:span text:style-name="T4"> </text:span><text:span text:style-name="T1">לחצרו</text:span><text:span text:style-name="T4"> </text:span><text:span text:style-name="T1">והרג: אם</text:span><text:span text:style-name="T4"> </text:span><text:span text:style-name="T1">יש</text:span><text:span text:style-name="T4"> </text:span><text:span text:style-name="T1">רשות</text:span><text:span text:style-name="T4"> </text:span><text:span text:style-name="T1">לניזק</text:span><text:span text:style-name="T4"> </text:span><text:span text:style-name="T1">ליכנס</text:span><text:span text:style-name="T4"> </text:span><text:span text:style-name="T1">לשם</text:span><text:span text:style-name="T4"> – </text:span><text:span text:style-name="T1">גולה, ואם</text:span><text:span text:style-name="T4"> </text:span><text:span text:style-name="T1">לאו</text:span><text:span text:style-name="T4"> </text:span><text:span text:style-name="T1">- אינו</text:span><text:span text:style-name="T4"> </text:span><text:span text:style-name="T1">גולה, שנאמר</text:span><text:span text:style-name="T4"> </text:span><text:span text:style-name="T8">(דברים</text:span><text:span text:style-name="T5"> </text:span><text:span text:style-name="T8">יט,ה)</text:span><text:span text:style-name="T1"> </text:span><text:span text:style-name="T10">ואשר</text:span><text:span text:style-name="T4"> </text:span><text:span text:style-name="T10">יבא</text:span><text:span text:style-name="T4"> </text:span><text:span text:style-name="T10">את</text:span><text:span text:style-name="T4"> </text:span><text:span text:style-name="T10">רעהו</text:span><text:span text:style-name="T4"> </text:span><text:span text:style-name="T10">ביער</text:span><text:span text:style-name="T4">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1"> - מה</text:span><text:span text:style-name="T4"> </text:span><text:span text:style-name="T1">היער</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יכנס</text:span><text:span text:style-name="T4"> </text:span><text:span text:style-name="T1">לשם, אף</text:span><text:span text:style-name="T4"> </text:span><text:span text:style-name="T1">כל</text:span><text:span text:style-name="T4"> </text:span><text:span text:style-name="T1">רשות</text:span><text:span text:style-name="T4"> </text:span><text:span text:style-name="T1">לניזק</text:span><text:span text:style-name="T4"> </text:span><text:span text:style-name="T1">ולמזיק</text:span><text:span text:style-name="T4"> </text:span><text:span text:style-name="T1">להכנס</text:span><text:span text:style-name="T4"> </text:span><text:span text:style-name="T1">לשם</text:span><text:span text:style-name="T4"> </text:span><text:span text:style-name="T1">- יצא</text:span><text:span text:style-name="T4"> </text:span><text:span text:style-name="T1">חצר</text:span><text:span text:style-name="T4"> </text:span><text:span text:style-name="T1">בעל</text:span><text:span text:style-name="T4"> </text:span><text:span text:style-name="T1">הבית</text:span><text:span text:style-name="T4"> </text:span><text:span text:style-name="T1">שאין</text:span><text:span text:style-name="T4"> </text:span><text:span text:style-name="T1">רשות</text:span><text:span text:style-name="T4"> </text:span><text:span text:style-name="T1">לניזק</text:span><text:span text:style-name="T4"> </text:span><text:span text:style-name="T1">ליכנס</text:span><text:span text:style-name="T4"> </text:span><text:span text:style-name="T1">לשם.</text:span></text:p>
      <text:p text:style-name="P10"><text:span text:style-name="T1">אבא</text:span><text:span text:style-name="T4"> </text:span><text:span text:style-name="T1">שאול</text:span><text:span text:style-name="T4"> </text:span><text:span text:style-name="T1">אומר: מה</text:span><text:span text:style-name="T4"> </text:span><text:span text:style-name="T1">חטבת</text:span><text:span text:style-name="T4"> </text:span><text:span text:style-name="T1">עצים</text:span><text:span text:style-name="T4"> </text:span><text:span text:style-name="T1">רשות</text:span><text:span text:style-name="T4"> </text:span><text:span text:style-name="T1">- אף</text:span><text:span text:style-name="T4"> </text:span><text:span text:style-name="T1">כל</text:span><text:span text:style-name="T4"> </text:span><text:span text:style-name="T1">רשות, 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span text:style-name="T4"> </text:span><text:span text:style-name="T2">(</text:span><text:span text:style-name="T8">להטותו</text:span><text:span text:style-name="T5"> </text:span><text:span text:style-name="T8">לדרך</text:span><text:span text:style-name="T5"> </text:span><text:span text:style-name="T8">אחרת</text:span><text:span text:style-name="T2">)</text:span><text:span text:style-name="T1">, והרב</text:span><text:span text:style-name="T4"> </text:span><text:span text:style-name="T1">הרודה</text:span><text:span text:style-name="T4"> </text:span><text:span text:style-name="T1">את</text:span><text:span text:style-name="T4"> </text:span><text:span text:style-name="T1">תלמידו, ושליח</text:span><text:span text:style-name="T4"> </text:span><text:span text:style-name="T1">בית</text:span><text:span text:style-name="T4"> </text:span><text:span text:style-name="T1">דין</text:span><text:span text:style-name="T4"> </text:span><text:span text:style-name="T2">(</text:span><text:span text:style-name="T8">המלקה</text:span><text:span text:style-name="T5"> </text:span><text:span text:style-name="T8">ארבעים</text:span><text:span text:style-name="T5"> </text:span><text:span text:style-name="T8">לחייב</text:span><text:span text:style-name="T5"> </text:span><text:span text:style-name="T8">מלקות</text:span><text:span text:style-name="T2">)</text:span><text:span text:style-name="T1"> </text:span><text:span text:style-name="T41">[רמב"ם: שליח</text:span><text:span text:style-name="T52"> </text:span><text:span text:style-name="T41">בית</text:span><text:span text:style-name="T52"> </text:span><text:span text:style-name="T41">דין</text:span><text:span text:style-name="T52"> </text:span><text:span text:style-name="T41">להביא</text:span><text:span text:style-name="T52"> </text:span><text:span text:style-name="T41">את</text:span><text:span text:style-name="T52"> </text:span><text:span text:style-name="T41">הנאשם</text:span><text:span text:style-name="T52"> </text:span><text:span text:style-name="T41">שמסרב</text:span><text:span text:style-name="T52"> </text:span><text:span text:style-name="T41">לבוא, והכהו</text:span><text:span text:style-name="T52"> </text:span><text:span text:style-name="T41">השליח]</text:span><text:span text:style-name="T1">.</text:span></text:p>
      <text:p text:style-name="P20">[## והרופא<text:span text:style-name="T62"> </text:span>המטפל? ] </text:p>
      <text:p text:style-name="P11"/>
      <text:p text:style-name="P11">גמרא:</text:p>
      <text:p text:style-name="P10"><text:span text:style-name="T1">'לרשות</text:span><text:span text:style-name="T4"> </text:span><text:span text:style-name="T1">הרבים'? מזיד</text:span><text:span text:style-name="T4"> </text:span><text:span text:style-name="T1">הוא!? </text:span></text:p>
      <text:p text:style-name="P10"><text:span text:style-name="T1">אמר</text:span><text:span text:style-name="T4"> </text:span><text:span text:style-name="T1">רב</text:span><text:span text:style-name="T4"> </text:span><text:span text:style-name="T1">שמואל</text:span><text:span text:style-name="T4"> </text:span><text:span text:style-name="T1">בר</text:span><text:span text:style-name="T4"> </text:span><text:span text:style-name="T1">יצחק: בסותר</text:span><text:span text:style-name="T4"> </text:span><text:span text:style-name="T1">את</text:span><text:span text:style-name="T4"> </text:span><text:span text:style-name="T1">כותלו.</text:span></text:p>
      <text:p text:style-name="P10"><text:span text:style-name="T1">איבעי</text:span><text:span text:style-name="T4"> </text:span><text:span text:style-name="T1">ליה</text:span><text:span text:style-name="T4"> </text:span><text:span text:style-name="T1">לעיוני!?</text:span></text:p>
      <text:p text:style-name="P10"><text:span text:style-name="T1">בסותר</text:span><text:span text:style-name="T4"> </text:span><text:span text:style-name="T1">את</text:span><text:span text:style-name="T4"> </text:span><text:span text:style-name="T1">כותלו</text:span><text:span text:style-name="T4"> </text:span><text:span text:style-name="T1">בלילה.</text:span></text:p>
      <text:p text:style-name="P10"><text:span text:style-name="T1">בלילה</text:span><text:span text:style-name="T4"> </text:span><text:span text:style-name="T1">נמי</text:span><text:span text:style-name="T4"> </text:span><text:span text:style-name="T1">איבעי</text:span><text:span text:style-name="T4"> </text:span><text:span text:style-name="T1">ליה</text:span><text:span text:style-name="T4"> </text:span><text:span text:style-name="T1">לעיוני!?</text:span></text:p>
      <text:p text:style-name="P10"><text:span text:style-name="T1">בסותר</text:span><text:span text:style-name="T4"> </text:span><text:span text:style-name="T1">את</text:span><text:span text:style-name="T4"> </text:span><text:span text:style-name="T1">כותלו</text:span><text:span text:style-name="T4"> </text:span><text:span text:style-name="T1">לאשפה.</text:span></text:p>
      <text:p text:style-name="P10"><text:span text:style-name="T1">האי</text:span><text:span text:style-name="T4"> </text:span><text:span text:style-name="T1">'אשפה' - היכי</text:span><text:span text:style-name="T4"> </text:span><text:span text:style-name="T1">דמי? אי</text:span><text:span text:style-name="T4"> </text:span><text:span text:style-name="T1">שכיחי</text:span><text:span text:style-name="T4"> </text:span><text:span text:style-name="T1">בה</text:span><text:span text:style-name="T4"> </text:span><text:span text:style-name="T1">רבים</text:span><text:span text:style-name="T4"> </text:span><text:span text:style-name="T1">- פושע</text:span><text:span text:style-name="T4"> </text:span><text:span text:style-name="T1">הוא, אי</text:span><text:span text:style-name="T4"> </text:span><text:span text:style-name="T1">לא</text:span><text:span text:style-name="T4"> </text:span><text:span text:style-name="T1">שכיחי</text:span><text:span text:style-name="T4"> </text:span><text:span text:style-name="T1">בה</text:span><text:span text:style-name="T4"> </text:span><text:span text:style-name="T1">רבים</text:span><text:span text:style-name="T4"> </text:span><text:span text:style-name="T1">- אנוס</text:span><text:span text:style-name="T4"> </text:span><text:span text:style-name="T1">הוא?</text:span></text:p>
      <text:p text:style-name="P10"><text:span text:style-name="T1">אמר</text:span><text:span text:style-name="T4"> </text:span><text:span text:style-name="T1">רב</text:span><text:span text:style-name="T4"> </text:span><text:span text:style-name="T1">פפא: לא</text:span><text:span text:style-name="T4"> </text:span><text:span text:style-name="T1">צריכא</text:span><text:span text:style-name="T4"> </text:span><text:span text:style-name="T1">אלא</text:span><text:span text:style-name="T4"> </text:span><text:span text:style-name="T1">לאשפה</text:span><text:span text:style-name="T4"> </text:span><text:span text:style-name="T1">העשויה</text:span><text:span text:style-name="T4"> </text:span><text:span text:style-name="T1">ליפנות</text:span><text:span text:style-name="T4"> </text:span><text:span text:style-name="T1">בה</text:span><text:span text:style-name="T4"> </text:span><text:span text:style-name="T2">(</text:span><text:span text:style-name="T8">בני</text:span><text:span text:style-name="T5"> </text:span><text:span text:style-name="T8">אדם</text:span><text:span text:style-name="T5"> </text:span><text:span text:style-name="T8">לנקביהם</text:span><text:span text:style-name="T2">)</text:span><text:span text:style-name="T1"> בלילה</text:span><text:span text:style-name="T4"> </text:span><text:span text:style-name="T1">ואין</text:span><text:span text:style-name="T4"> </text:span><text:span text:style-name="T1">עשויה</text:span><text:span text:style-name="T4"> </text:span><text:span text:style-name="T1">ליפנות</text:span><text:span text:style-name="T4"> </text:span><text:span text:style-name="T1">בה</text:span><text:span text:style-name="T4"> </text:span><text:span text:style-name="T1">ביום, ואיכא</text:span><text:span text:style-name="T4"> </text:span><text:span text:style-name="T1">דמקרי</text:span><text:span text:style-name="T4"> </text:span><text:span text:style-name="T1">ויתיב</text:span><text:span text:style-name="T4"> </text:span><text:span text:style-name="T2">(</text:span><text:span text:style-name="T8">ליפנות</text:span><text:span text:style-name="T5"> </text:span><text:span text:style-name="T8">ביום</text:span><text:span text:style-name="T2">)</text:span><text:span text:style-name="T1">: פושע</text:span><text:span text:style-name="T4"> </text:span><text:span text:style-name="T1">לא</text:span><text:span text:style-name="T4"> </text:span><text:span text:style-name="T1">הוי, דהא</text:span><text:span text:style-name="T4"> </text:span><text:span text:style-name="T1">אינה</text:span><text:span text:style-name="T4"> </text:span><text:span text:style-name="T1">עשויה</text:span><text:span text:style-name="T4"> </text:span><text:span text:style-name="T1">ליפנות</text:span><text:span text:style-name="T4"> </text:span><text:span text:style-name="T1">בה</text:span><text:span text:style-name="T4"> </text:span><text:span text:style-name="T1">ביום; אונס</text:span><text:span text:style-name="T4"> </text:span><text:span text:style-name="T1">נמי</text:span><text:span text:style-name="T4"> </text:span><text:span text:style-name="T1">לא</text:span><text:span text:style-name="T4"> </text:span><text:span text:style-name="T1">הוי, דהא</text:span><text:span text:style-name="T4"> </text:span><text:span text:style-name="T1">איכא</text:span><text:span text:style-name="T4"> </text:span><text:span text:style-name="T1">דמקרי</text:span><text:span text:style-name="T4"> </text:span><text:span text:style-name="T1">ויתיב.</text:span></text:p>
      <text:p text:style-name="P11"><text:soft-page-break/></text:p>
      <text:p text:style-name="P10"><text:span text:style-name="T1">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אומר</text:span><text:span text:style-name="T4"> </text:span><text:span text:style-name="T1">וכו' </text:span><text:span text:style-name="T2">[אם</text:span><text:span text:style-name="T5"> </text:span><text:span text:style-name="T2">מכשיצאתה</text:span><text:span text:style-name="T5"> </text:span><text:span text:style-name="T2">האבן</text:span><text:span text:style-name="T5"> </text:span><text:span text:style-name="T2">מידו</text:span><text:span text:style-name="T5"> </text:span><text:span text:style-name="T2">הוציא</text:span><text:span text:style-name="T5"> </text:span><text:span text:style-name="T2">הלה</text:span><text:span text:style-name="T5"> </text:span><text:span text:style-name="T2">את</text:span><text:span text:style-name="T5"> </text:span><text:span text:style-name="T2">ראשו</text:span><text:span text:style-name="T5"> </text:span><text:span text:style-name="T2">וקבלה</text:span><text:span text:style-name="T5"> </text:span><text:span text:style-name="T2">- הרי</text:span><text:span text:style-name="T5"> </text:span><text:span text:style-name="T2">זה</text:span><text:span text:style-name="T5"> </text:span><text:span text:style-name="T2">פטור]</text:span><text:span text:style-name="T1">: <text:s/></text:span></text:p>
      <text:p text:style-name="P10"><text:span text:style-name="T1">תנו</text:span><text:span text:style-name="T4"> </text:span><text:span text:style-name="T1">רבנן: </text:span><text:span text:style-name="T11">[</text:span><text:span text:style-name="T9">(דברים</text:span><text:span text:style-name="T6"> </text:span><text:span text:style-name="T9">יט,ה)</text:span><text:span text:style-name="T2"> </text:span><text:span text:style-name="T11">ואשר</text:span><text:span text:style-name="T5"> </text:span><text:span text:style-name="T11">יבא</text:span><text:span text:style-name="T5"> </text:span><text:span text:style-name="T11">את</text:span><text:span text:style-name="T5"> </text:span><text:span text:style-name="T11">רעהו</text:span><text:span text:style-name="T5"> </text:span><text:span text:style-name="T11">ביער</text:span><text:span text:style-name="T5">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24">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1"> '</text:span><text:span text:style-name="T10">ומצא</text:span><text:span text:style-name="T1">' </text:span><text:span text:style-name="T2">(</text:span><text:span text:style-name="T8">משמע</text:span><text:span text:style-name="T5"> </text:span><text:span text:style-name="T8">שהוא</text:span><text:span text:style-name="T5"> </text:span><text:span text:style-name="T8">שם</text:span><text:span text:style-name="T5"> </text:span><text:span text:style-name="T8">ומצאו</text:span><text:span text:style-name="T5"> </text:span><text:span text:style-name="T8">נשירת</text:span><text:span text:style-name="T5"> </text:span><text:span text:style-name="T8">נשל</text:span><text:span text:style-name="T5"> </text:span><text:span text:style-name="T8">הברזל</text:span><text:span text:style-name="T2">)</text:span><text:span text:style-name="T1"> - פרט</text:span><text:span text:style-name="T4"> </text:span><text:span text:style-name="T1">לממציא</text:span><text:span text:style-name="T4"> </text:span><text:span text:style-name="T1">את</text:span><text:span text:style-name="T4"> </text:span><text:span text:style-name="T1">עצמו</text:span><text:span text:style-name="T4"> </text:span><text:span text:style-name="T2">(</text:span><text:span text:style-name="T8">אחרי</text:span><text:span text:style-name="T5"> </text:span><text:span text:style-name="T8">כן</text:span><text:span text:style-name="T5"> </text:span><text:span text:style-name="T8">הוציא</text:span><text:span text:style-name="T5"> </text:span><text:span text:style-name="T8">הלה</text:span><text:span text:style-name="T5"> </text:span><text:span text:style-name="T8">את</text:span><text:span text:style-name="T5"> </text:span><text:span text:style-name="T8">ראשו</text:span><text:span text:style-name="T5"> </text:span><text:span text:style-name="T8">מן</text:span><text:span text:style-name="T5"> </text:span><text:span text:style-name="T8">החלון</text:span><text:span text:style-name="T5"> </text:span><text:span text:style-name="T8">וקיבל</text:span><text:span text:style-name="T5"> </text:span><text:span text:style-name="T8">האבן</text:span><text:span text:style-name="T5"> </text:span><text:span text:style-name="T8">במצחו</text:span><text:span text:style-name="T2">)</text:span><text:span text:style-name="T1">; מכאן</text:span><text:span text:style-name="T4"> </text:span><text:span text:style-name="T1">אמר</text:span><text:span text:style-name="T4"> </text:span><text:span text:style-name="T1">רבי</text:span><text:span text:style-name="T4"> </text:span><text:span text:style-name="T1">אליעזר</text:span><text:span text:style-name="T4"> </text:span><text:span text:style-name="T1">בן</text:span><text:span text:style-name="T4"> </text:span><text:span text:style-name="T1">יעקב: אם</text:span><text:span text:style-name="T4"> </text:span><text:span text:style-name="T1">משיצתה</text:span><text:span text:style-name="T4"> </text:span><text:span text:style-name="T1">האבן</text:span><text:span text:style-name="T4"> </text:span><text:span text:style-name="T1">מידו</text:span><text:span text:style-name="T4"> </text:span><text:span text:style-name="T1">הוציא</text:span><text:span text:style-name="T4"> </text:span><text:span text:style-name="T1">הלה</text:span><text:span text:style-name="T4"> </text:span><text:span text:style-name="T1">את</text:span><text:span text:style-name="T4"> </text:span><text:span text:style-name="T1">ראשו</text:span><text:span text:style-name="T4"> </text:span><text:span text:style-name="T1">וקבלה</text:span><text:span text:style-name="T4"> – </text:span><text:span text:style-name="T1">פטור.</text:span></text:p>
      <text:p text:style-name="P10"><text:span text:style-name="T1">למימרא</text:span><text:span text:style-name="T4"> </text:span><text:span text:style-name="T1">ד'מצא' - מעיקרא</text:span><text:span text:style-name="T4"> </text:span><text:span text:style-name="T1">משמע? ורמינהי</text:span><text:span text:style-name="T4"> </text:span><text:span text:style-name="T8">[סיפרא</text:span><text:span text:style-name="T5"> </text:span><text:span text:style-name="T8">בהר</text:span><text:span text:style-name="T5"> </text:span><text:span text:style-name="T8">פרשה</text:span><text:span text:style-name="T5"> </text:span><text:span text:style-name="T8">ג; משנה</text:span><text:span text:style-name="T5"> </text:span><text:span text:style-name="T8">ערכין</text:span><text:span text:style-name="T5"> </text:span><text:span text:style-name="T8">פ,ט</text:span><text:span text:style-name="T5"> </text:span><text:span text:style-name="T8">מ"ב]</text:span><text:span text:style-name="T1">: '</text:span><text:span text:style-name="T10">ומצא</text:span><text:span text:style-name="T1">' </text:span><text:span text:style-name="T11">[</text:span><text:span text:style-name="T9">ויקרא</text:span><text:span text:style-name="T6"> </text:span><text:span text:style-name="T9">כה,כו: </text:span><text:span text:style-name="T11">ואיש</text:span><text:span text:style-name="T5"> </text:span><text:span text:style-name="T11">כי</text:span><text:span text:style-name="T5"> </text:span><text:span text:style-name="T11">לא</text:span><text:span text:style-name="T5"> </text:span><text:span text:style-name="T11">יהיה</text:span><text:span text:style-name="T5"> </text:span><text:span text:style-name="T11">לו</text:span><text:span text:style-name="T5"> </text:span><text:span text:style-name="T11">גאל</text:span><text:span text:style-name="T5"> </text:span><text:span text:style-name="T24">והשיגה</text:span><text:span text:style-name="T31"> </text:span><text:span text:style-name="T24">ידו</text:span><text:span text:style-name="T5"> </text:span><text:span text:style-name="T24">ומצא</text:span><text:span text:style-name="T5"> </text:span><text:span text:style-name="T11">כדי</text:span><text:span text:style-name="T5"> </text:span><text:span text:style-name="T11">גאלתו]</text:span><text:span text:style-name="T1"> - פרט</text:span><text:span text:style-name="T4"> </text:span><text:span text:style-name="T1">למצוי</text:span><text:span text:style-name="T4"> </text:span><text:span text:style-name="T2">(</text:span><text:span text:style-name="T8">במוכר</text:span><text:span text:style-name="T5"> </text:span><text:span text:style-name="T8">שדה</text:span><text:span text:style-name="T5"> </text:span><text:span text:style-name="T8">אחוזתו</text:span><text:span text:style-name="T5"> </text:span><text:span text:style-name="T8">(ובא</text:span><text:span text:style-name="T5"> </text:span><text:span text:style-name="T8">לגואלו) כתיב</text:span><text:span text:style-name="T5"> </text:span><text:span text:style-name="T8">'</text:span><text:span text:style-name="T11">והשיגה</text:span><text:span text:style-name="T5"> </text:span><text:span text:style-name="T11">ידו</text:span><text:span text:style-name="T5"> </text:span><text:span text:style-name="T11">ומצא</text:span><text:span text:style-name="T8">' - פרט</text:span><text:span text:style-name="T5"> </text:span><text:span text:style-name="T8">למצוי: אם</text:span><text:span text:style-name="T5"> </text:span><text:span text:style-name="T8">היתה</text:span><text:span text:style-name="T5"> </text:span><text:span text:style-name="T8">גאולה</text:span><text:span text:style-name="T5"> </text:span><text:span text:style-name="T8">זו</text:span><text:span text:style-name="T5"> </text:span><text:span text:style-name="T8">מצויה</text:span><text:span text:style-name="T5"> </text:span><text:span text:style-name="T8">בידו</text:span><text:span text:style-name="T5"> </text:span><text:span text:style-name="T8">כשמכרה</text:span><text:span text:style-name="T5"> </text:span><text:span text:style-name="T8">- אין</text:span><text:span text:style-name="T5"> </text:span><text:span text:style-name="T8">כופין</text:span><text:span text:style-name="T5"> </text:span><text:span text:style-name="T8">את</text:span><text:span text:style-name="T5"> </text:span><text:span text:style-name="T8">הלוקח</text:span><text:span text:style-name="T5"> </text:span><text:span text:style-name="T8">להחזירה</text:span><text:span text:style-name="T5"> </text:span><text:span text:style-name="T8">לו</text:span><text:span text:style-name="T5"> </text:span><text:span text:style-name="T8">ליפדות</text:span><text:span text:style-name="T2">)</text:span><text:span text:style-name="T1">: שלא</text:span><text:span text:style-name="T4"> </text:span><text:span text:style-name="T1">ימכור</text:span><text:span text:style-name="T4"> </text:span><text:span text:style-name="T1">ברחוק</text:span><text:span text:style-name="T4"> </text:span><text:span text:style-name="T1">ויגאול</text:span><text:span text:style-name="T4"> </text:span><text:span text:style-name="T1">בקרוב, ברעה</text:span><text:span text:style-name="T4"> </text:span><text:span text:style-name="T1">ויגאול</text:span><text:span text:style-name="T4"> </text:span><text:span text:style-name="T1">ביפה'!?</text:span></text:p>
      <text:p text:style-name="P10"><text:span text:style-name="T1">אמר</text:span><text:span text:style-name="T4"> </text:span><text:span text:style-name="T1">רבא: הכא</text:span><text:span text:style-name="T4"> </text:span><text:span text:style-name="T1">מענייניה</text:span><text:span text:style-name="T4"> </text:span><text:span text:style-name="T1">דקרא</text:span><text:span text:style-name="T4"> </text:span><text:span text:style-name="T1">והתם</text:span><text:span text:style-name="T4"> </text:span><text:span text:style-name="T1">מענייניה</text:span><text:span text:style-name="T4"> </text:span><text:span text:style-name="T1">דקרא: התם</text:span><text:span text:style-name="T4"> </text:span><text:span text:style-name="T1">מענייניה</text:span><text:span text:style-name="T4"> </text:span><text:span text:style-name="T1">דקרא: '</text:span><text:span text:style-name="T10">ומצא</text:span><text:span text:style-name="T1">' דומיא</text:span><text:span text:style-name="T4"> </text:span><text:span text:style-name="T1">ד'</text:span><text:span text:style-name="T10">והשיגה</text:span><text:span text:style-name="T4"> </text:span><text:span text:style-name="T10">ידו</text:span><text:span text:style-name="T1">' מה</text:span><text:span text:style-name="T4"> </text:span><text:span text:style-name="T1">'</text:span><text:span text:style-name="T10">השיגה</text:span><text:span text:style-name="T4"> </text:span><text:span text:style-name="T10">ידו</text:span><text:span text:style-name="T1">' – מהשתא, אף</text:span><text:span text:style-name="T4"> </text:span><text:span text:style-name="T1">'</text:span><text:span text:style-name="T10">מצא</text:span><text:span text:style-name="T1">' נמי</text:span><text:span text:style-name="T4"> </text:span><text:span text:style-name="T1">מהשתא; הכא</text:span><text:span text:style-name="T4"> </text:span><text:span text:style-name="T1">מענייניה</text:span><text:span text:style-name="T4"> </text:span><text:span text:style-name="T1">דקרא: '</text:span><text:span text:style-name="T10">ומצא</text:span><text:span text:style-name="T1">' דומיא</text:span><text:span text:style-name="T4"> </text:span><text:span text:style-name="T1">ד'יער': מה</text:span><text:span text:style-name="T4"> </text:span><text:span text:style-name="T1">יער: מידי</text:span><text:span text:style-name="T4"> </text:span><text:span text:style-name="T1">דאיתיה</text:span><text:span text:style-name="T4"> </text:span><text:span text:style-name="T1">מעיקרא</text:span><text:span text:style-name="T4"> </text:span><text:span text:style-name="T1">- אף</text:span><text:span text:style-name="T4"> </text:span><text:span text:style-name="T1">'ומצא' נמי: מידי</text:span><text:span text:style-name="T4"> </text:span><text:span text:style-name="T1">דאיתיה</text:span><text:span text:style-name="T4"> </text:span><text:span text:style-name="T1">מעיקרא. <text:s/></text:span></text:p>
      <text:p text:style-name="P11"/>
      <text:p text:style-name="P10"><text:span text:style-name="T1">הזורק</text:span><text:span text:style-name="T4"> </text:span><text:span text:style-name="T1">את</text:span><text:span text:style-name="T4"> </text:span><text:span text:style-name="T1">האבן</text:span><text:span text:style-name="T4"> </text:span><text:span text:style-name="T1">וכו' </text:span><text:span text:style-name="T2">[אבא</text:span><text:span text:style-name="T5"> </text:span><text:span text:style-name="T2">שאול</text:span><text:span text:style-name="T5"> </text:span><text:span text:style-name="T2">אומר: מה</text:span><text:span text:style-name="T5"> </text:span><text:span text:style-name="T2">חטבת</text:span><text:span text:style-name="T5"> </text:span><text:span text:style-name="T2">עצים</text:span><text:span text:style-name="T5"> </text:span><text:span text:style-name="T2">רשות</text:span><text:span text:style-name="T5"> </text:span><text:span text:style-name="T2">- אף</text:span><text:span text:style-name="T5"> </text:span><text:span text:style-name="T2">כל</text:span><text:span text:style-name="T5"> </text:span><text:span text:style-name="T2">רשות, יצא</text:span><text:span text:style-name="T5"> </text:span><text:span text:style-name="T2">האב</text:span><text:span text:style-name="T5"> </text:span><text:span text:style-name="T2">המכה</text:span><text:span text:style-name="T5"> </text:span><text:span text:style-name="T2">את</text:span><text:span text:style-name="T5"> </text:span><text:span text:style-name="T2">בנו, והרב</text:span><text:span text:style-name="T5"> </text:span><text:span text:style-name="T2">הרודה</text:span><text:span text:style-name="T5"> </text:span><text:span text:style-name="T2">את</text:span><text:span text:style-name="T5"> </text:span><text:span text:style-name="T2">תלמידו</text:span><text:span text:style-name="T5"> </text:span><text:span text:style-name="T2">ושליח</text:span><text:span text:style-name="T5"> </text:span><text:span text:style-name="T2">בית</text:span><text:span text:style-name="T5"> </text:span><text:span text:style-name="T2">דין]</text:span><text:span text:style-name="T1">: <text:s/></text:span></text:p>
      <text:p text:style-name="P10"><text:span text:style-name="T1">אמר</text:span><text:span text:style-name="T4"> </text:span><text:span text:style-name="T1">ליה</text:span><text:span text:style-name="T4"> </text:span><text:span text:style-name="T1">ההוא</text:span><text:span text:style-name="T4"> </text:span><text:span text:style-name="T1">מרבנן</text:span><text:span text:style-name="T4"> </text:span><text:span text:style-name="T1">לרבא: ממאי</text:span><text:span text:style-name="T4"> </text:span><text:span text:style-name="T1">דמחטבת</text:span><text:span text:style-name="T4"> </text:span><text:span text:style-name="T1">עצים</text:span><text:span text:style-name="T4"> </text:span><text:span text:style-name="T1">דרשות? דלמא</text:span><text:span text:style-name="T4"> </text:span><text:span text:style-name="T1">מחטבת</text:span><text:span text:style-name="T4"> </text:span><text:span text:style-name="T1">עצים</text:span><text:span text:style-name="T4"> </text:span><text:span text:style-name="T1">דסוכה</text:span><text:span text:style-name="T4"> </text:span><text:span text:style-name="T1">ומחטבת</text:span><text:span text:style-name="T4"> </text:span><text:span text:style-name="T1">עצים</text:span><text:span text:style-name="T4"> </text:span><text:span text:style-name="T1">דמערכה, ואפילו</text:span><text:span text:style-name="T4"> </text:span><text:span text:style-name="T1">הכי</text:span><text:span text:style-name="T4"> </text:span><text:span text:style-name="T1">אמר</text:span><text:span text:style-name="T4"> </text:span><text:span text:style-name="T1">רחמנא</text:span><text:span text:style-name="T4"> </text:span><text:span text:style-name="T1">ליגלי?</text:span></text:p>
      <text:p text:style-name="P10"><text:span text:style-name="T1">אמר</text:span><text:span text:style-name="T4"> </text:span><text:span text:style-name="T1">ליה: כיון</text:span><text:span text:style-name="T4"> </text:span><text:span text:style-name="T1">דאם</text:span><text:span text:style-name="T4"> </text:span><text:span text:style-name="T1">מצא</text:span><text:span text:style-name="T4"> </text:span><text:span text:style-name="T1">חטוב</text:span><text:span text:style-name="T4"> </text:span><text:span text:style-name="T1">&lt;אינו</text:span><text:span text:style-name="T4"> </text:span><text:span text:style-name="T1">חוטב&gt; - לאו</text:span><text:span text:style-name="T4"> </text:span><text:span text:style-name="T1">מצוה, השתא</text:span><text:span text:style-name="T4"> </text:span><text:span text:style-name="T1">נמי</text:span><text:span text:style-name="T4"> </text:span><text:span text:style-name="T2">(</text:span><text:span text:style-name="T8">כי</text:span><text:span text:style-name="T5"> </text:span><text:span text:style-name="T8">לא</text:span><text:span text:style-name="T5"> </text:span><text:span text:style-name="T8">מצא</text:span><text:span text:style-name="T5"> </text:span><text:span text:style-name="T8">חטובה</text:span><text:span text:style-name="T2">)</text:span><text:span text:style-name="T1"> לאו</text:span><text:span text:style-name="T4"> </text:span><text:span text:style-name="T1">מצוה</text:span><text:span text:style-name="T4"> </text:span><text:span text:style-name="T2">(</text:span><text:span text:style-name="T8">אין</text:span><text:span text:style-name="T5"> </text:span><text:span text:style-name="T8">החטבה</text:span><text:span text:style-name="T5"> </text:span><text:span text:style-name="T8">מצוה, אלא</text:span><text:span text:style-name="T5"> </text:span><text:span text:style-name="T8">עשיית</text:span><text:span text:style-name="T5"> </text:span><text:span text:style-name="T8">הסוכה</text:span><text:span text:style-name="T2">)</text:span><text:span text:style-name="T1">.</text:span></text:p>
      <text:p text:style-name="P10"><text:span text:style-name="T1">איתיביה</text:span><text:span text:style-name="T4"> </text:span><text:span text:style-name="T1">רבינא</text:span><text:span text:style-name="T4"> </text:span><text:span text:style-name="T1">לרבא: '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span text:style-name="T4"> </text:span><text:span text:style-name="T1">והרב</text:span><text:span text:style-name="T4"> </text:span><text:span text:style-name="T1">הרודה</text:span><text:span text:style-name="T4"> </text:span><text:span text:style-name="T1">את</text:span><text:span text:style-name="T4"> </text:span><text:span text:style-name="T1">תלמידו</text:span><text:span text:style-name="T4"> </text:span><text:span text:style-name="T1">ושליח</text:span><text:span text:style-name="T4"> </text:span><text:span text:style-name="T1">בית</text:span><text:span text:style-name="T4"> </text:span><text:span text:style-name="T1">דין'; לימא: כיון</text:span><text:span text:style-name="T4"> </text:span><text:span text:style-name="T1">דאילו</text:span><text:span text:style-name="T4"> </text:span><text:span text:style-name="T1">גמיר</text:span><text:span text:style-name="T4"> </text:span><text:span text:style-name="T1">לאו</text:span><text:span text:style-name="T4"> </text:span><text:span text:style-name="T1">מצוה</text:span><text:span text:style-name="T4"> </text:span><text:span text:style-name="T2">(</text:span><text:span text:style-name="T8">להכותו</text:span><text:span text:style-name="T2">)</text:span><text:span text:style-name="T1">, השתא</text:span><text:span text:style-name="T4"> </text:span><text:span text:style-name="T1">נמי</text:span><text:span text:style-name="T4"> </text:span><text:span text:style-name="T1">לאו</text:span><text:span text:style-name="T4"> </text:span><text:span text:style-name="T1">מצוה!?</text:span></text:p>
      <text:p text:style-name="P10"><text:span text:style-name="T1">התם, אף</text:span><text:span text:style-name="T4"> </text:span><text:span text:style-name="T1">על</text:span><text:span text:style-name="T4"> </text:span><text:span text:style-name="T1">גב</text:span><text:span text:style-name="T4"> </text:span><text:span text:style-name="T1">דגמיר</text:span><text:span text:style-name="T4"> – </text:span><text:span text:style-name="T1">מצוה, דכתיב</text:span><text:span text:style-name="T4"> </text:span><text:span text:style-name="T8">(משלי</text:span><text:span text:style-name="T5"> </text:span><text:span text:style-name="T8">כט,יז)</text:span><text:span text:style-name="T1"> </text:span><text:span text:style-name="T10">יסר</text:span><text:span text:style-name="T4"> </text:span><text:span text:style-name="T10">בנך</text:span><text:span text:style-name="T4"> </text:span><text:span text:style-name="T10">ויניחך</text:span><text:span text:style-name="T4"> </text:span><text:span text:style-name="T10">ויתן</text:span><text:span text:style-name="T4"> </text:span><text:span text:style-name="T10">מעדנים</text:span><text:span text:style-name="T4"> </text:span><text:span text:style-name="T10">לנפשך</text:span><text:span text:style-name="T1">.</text:span><text:span text:style-name="T8"> </text:span></text:p>
      <text:p text:style-name="P10"><text:span text:style-name="T1">הדר</text:span><text:span text:style-name="T4"> </text:span><text:span text:style-name="T1">אמר</text:span><text:span text:style-name="T4"> </text:span><text:span text:style-name="T1">רבא: לאו</text:span><text:span text:style-name="T4"> </text:span><text:span text:style-name="T1">מילתא</text:span><text:span text:style-name="T4"> </text:span><text:span text:style-name="T1">היא</text:span><text:span text:style-name="T4"> </text:span><text:span text:style-name="T1">דאמרי</text:span><text:span text:style-name="T4"> </text:span><text:span text:style-name="T2">(</text:span><text:span text:style-name="T8">ראיה</text:span><text:span text:style-name="T5"> </text:span><text:span text:style-name="T8">טובה</text:span><text:span text:style-name="T5"> </text:span><text:span text:style-name="T8">מזו</text:span><text:span text:style-name="T5"> </text:span><text:span text:style-name="T8">היה</text:span><text:span text:style-name="T5"> </text:span><text:span text:style-name="T8">לי</text:span><text:span text:style-name="T5"> </text:span><text:span text:style-name="T8">להשיבו</text:span><text:span text:style-name="T5"> </text:span><text:span text:style-name="T8">מן</text:span><text:span text:style-name="T5"> </text:span><text:span text:style-name="T8">המקרא</text:span><text:span text:style-name="T5"> </text:span><text:span text:style-name="T8">עצמו</text:span><text:span text:style-name="T5"> </text:span><text:span text:style-name="T8">דלאו</text:span><text:span text:style-name="T5"> </text:span><text:span text:style-name="T8">בחטבה</text:span><text:span text:style-name="T5"> </text:span><text:span text:style-name="T8">דמצוה</text:span><text:span text:style-name="T5"> </text:span><text:span text:style-name="T8">איירי</text:span><text:span text:style-name="T2">)</text:span><text:span text:style-name="T1">: </text:span><text:span text:style-name="T8">(דברים</text:span><text:span text:style-name="T5"> </text:span><text:span text:style-name="T8">יט,ה)</text:span><text:span text:style-name="T1"> </text:span><text:span text:style-name="T10">ואשר</text:span><text:span text:style-name="T4"> </text:span><text:span text:style-name="T10">יבא</text:span><text:span text:style-name="T4"> </text:span><text:span text:style-name="T10">את</text:span><text:span text:style-name="T4"> </text:span><text:span text:style-name="T10">רעהו</text:span><text:span text:style-name="T4"> </text:span><text:span text:style-name="T10">ביער</text:span><text:span text:style-name="T4"> </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24">ומצא</text:span><text:span text:style-name="T5"> </text:span><text:span text:style-name="T11">את</text:span><text:span text:style-name="T5"> </text:span><text:span text:style-name="T11">רעהו</text:span><text:span text:style-name="T5"> </text:span><text:span text:style-name="T11">ומת</text:span><text:span text:style-name="T5"> </text:span><text:span text:style-name="T11">הוא</text:span><text:span text:style-name="T5"> </text:span><text:span text:style-name="T11">ינוס</text:span><text:span text:style-name="T5"> </text:span><text:span text:style-name="T11">אל</text:span><text:span text:style-name="T5"> </text:span><text:span text:style-name="T11">אחת</text:span><text:span text:style-name="T5"> </text:span><text:span text:style-name="T11">הערים</text:span><text:span text:style-name="T5"> </text:span><text:span text:style-name="T11">האלה</text:span><text:span text:style-name="T5"> </text:span><text:span text:style-name="T11">וחי</text:span><text:span text:style-name="T4"> </text:span><text:span text:style-name="T1">- &lt;מה</text:span><text:span text:style-name="T4"> </text:span><text:span text:style-name="T1">יער&gt; דאי</text:span><text:span text:style-name="T4"> </text:span><text:span text:style-name="T1">בעי</text:span><text:span text:style-name="T4"> </text:span><text:span text:style-name="T1">עייל</text:span><text:span text:style-name="T4"> </text:span><text:span text:style-name="T1">ואי</text:span><text:span text:style-name="T4"> </text:span><text:span text:style-name="T1">בעי</text:span><text:span text:style-name="T4"> </text:span><text:span text:style-name="T1">לא</text:span><text:span text:style-name="T4"> </text:span><text:span text:style-name="T1">עייל, ואי</text:span><text:span text:style-name="T4"> </text:span><text:span text:style-name="T1">סלקא</text:span><text:span text:style-name="T4"> </text:span><text:span text:style-name="T1">דעתך</text:span><text:span text:style-name="T4"> </text:span><text:span text:style-name="T1">'מצוה' - מי</text:span><text:span text:style-name="T4"> </text:span><text:span text:style-name="T1">סגיא</text:span><text:span text:style-name="T4"> </text:span><text:span text:style-name="T1">דלא</text:span><text:span text:style-name="T4"> </text:span><text:span text:style-name="T1">עייל?</text:span></text:p>
      <text:p text:style-name="P10"><text:span text:style-name="T1">אמר</text:span><text:span text:style-name="T4"> </text:span><text:span text:style-name="T1">ליה</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text:span><text:span text:style-name="T4"> </text:span><text:span text:style-name="T1">לרבא: כל</text:span><text:span text:style-name="T4"> </text:span><text:span text:style-name="T1">היכא</text:span><text:span text:style-name="T4"> </text:span><text:span text:style-name="T1">דכתיב</text:span><text:span text:style-name="T4"> </text:span><text:span text:style-name="T1">'</text:span><text:span text:style-name="T10">אשר</text:span><text:span text:style-name="T1">' – 'דאי</text:span><text:span text:style-name="T4"> </text:span><text:span text:style-name="T1">בעי' הוא? אלא</text:span><text:span text:style-name="T4"> </text:span><text:span text:style-name="T1">מעתה</text:span><text:span text:style-name="T4"> </text:span><text:span text:style-name="T8">(במדבר</text:span><text:span text:style-name="T5"> </text:span><text:span text:style-name="T8">יט,כ)</text:span><text:span text:style-name="T1"> </text:span><text:span text:style-name="T10">ואיש</text:span><text:span text:style-name="T4"> </text:span><text:span text:style-name="T10">אשר</text:span><text:span text:style-name="T4"> </text:span><text:span text:style-name="T10">יטמא</text:span><text:span text:style-name="T4"> </text:span><text:span text:style-name="T10">ולא</text:span><text:span text:style-name="T4"> </text:span><text:span text:style-name="T10">יתחטא</text:span><text:span text:style-name="T4"> </text:span><text:span text:style-name="T11">[ונכרתה</text:span><text:span text:style-name="T5"> </text:span><text:span text:style-name="T11">הנפש</text:span><text:span text:style-name="T5"> </text:span><text:span text:style-name="T11">ההוא</text:span><text:span text:style-name="T5"> </text:span><text:span text:style-name="T11">מתוך</text:span><text:span text:style-name="T5"> </text:span><text:span text:style-name="T11">הקהל</text:span><text:span text:style-name="T5"> </text:span><text:span text:style-name="T11">כי</text:span><text:span text:style-name="T5"> </text:span><text:span text:style-name="T11">את</text:span><text:span text:style-name="T5"> </text:span><text:span text:style-name="T11">מקדש</text:span><text:span text:style-name="T5"> </text:span><text:span text:style-name="T11">ה' טמא</text:span><text:span text:style-name="T5"> </text:span><text:span text:style-name="T11">מי</text:span><text:span text:style-name="T5"> </text:span><text:span text:style-name="T11">נדה</text:span><text:span text:style-name="T5"> </text:span><text:span text:style-name="T11">לא</text:span><text:span text:style-name="T5"> </text:span><text:span text:style-name="T11">זרק</text:span><text:span text:style-name="T5"> </text:span><text:span text:style-name="T11">עליו</text:span><text:span text:style-name="T5"> </text:span><text:span text:style-name="T11">טמא</text:span><text:span text:style-name="T5"> </text:span><text:span text:style-name="T11">הוא]</text:span><text:span text:style-name="T1"> - אי</text:span><text:span text:style-name="T4"> </text:span><text:span text:style-name="T1">בעי</text:span><text:span text:style-name="T4"> </text:span><text:span text:style-name="T1">מיטמא</text:span><text:span text:style-name="T4"> </text:span><text:span text:style-name="T1">אי</text:span><text:span text:style-name="T4"> </text:span><text:span text:style-name="T1">בעי</text:span><text:span text:style-name="T4"> </text:span><text:span text:style-name="T1">לא</text:span><text:span text:style-name="T4"> </text:span><text:span text:style-name="T1">מיטמא</text:span><text:span text:style-name="T4"> </text:span><text:span text:style-name="T2">(</text:span><text:span text:style-name="T27">אותו</text:span><text:span text:style-name="T5"> </text:span><text:span text:style-name="T8">חייב</text:span><text:span text:style-name="T5"> </text:span><text:span text:style-name="T8">לך</text:span><text:span text:style-name="T5"> </text:span><text:span text:style-name="T8">הכתוב</text:span><text:span text:style-name="T5"> </text:span><text:span text:style-name="T8">כרת</text:span><text:span text:style-name="T5"> </text:span><text:span text:style-name="T8">אם</text:span><text:span text:style-name="T5"> </text:span><text:span text:style-name="T8">נכנס</text:span><text:span text:style-name="T5"> </text:span><text:span text:style-name="T8">למקדש</text:span><text:span text:style-name="T5"> </text:span><text:span text:style-name="T8">בטומאה</text:span><text:span text:style-name="T5"> </text:span><text:span text:style-name="T8">זו</text:span><text:span text:style-name="T2">)</text:span><text:span text:style-name="T1">, מת</text:span><text:span text:style-name="T4"> </text:span><text:span text:style-name="T1">מצוה</text:span><text:span text:style-name="T4"> </text:span><text:span text:style-name="T1">דלא</text:span><text:span text:style-name="T4"> </text:span><text:span text:style-name="T1">סגי</text:span><text:span text:style-name="T4"> </text:span><text:span text:style-name="T1">דלא</text:span><text:span text:style-name="T4"> </text:span><text:span text:style-name="T1">מיטמא</text:span><text:span text:style-name="T4"> </text:span><text:span text:style-name="T1">- הכי</text:span><text:span text:style-name="T4"> </text:span><text:span text:style-name="T1">נמי</text:span><text:span text:style-name="T4"> </text:span><text:span text:style-name="T1">דפטור</text:span><text:span text:style-name="T4"> </text:span><text:span text:style-name="T2">(</text:span><text:span text:style-name="T8">מכרת</text:span><text:span text:style-name="T2">)</text:span><text:span text:style-name="T1">!? </text:span></text:p>
      <text:p text:style-name="P10"><text:span text:style-name="T1">שאני</text:span><text:span text:style-name="T4"> </text:span><text:span text:style-name="T1">התם</text:span><text:span text:style-name="T4"> </text:span><text:span text:style-name="T1">דאמר</text:span><text:span text:style-name="T4"> </text:span><text:span text:style-name="T1">קרא</text:span></text:p>
      <text:p text:style-name="P11"/>
      <text:p text:style-name="P10"><text:span text:style-name="T1">(מכות</text:span><text:span text:style-name="T4"> </text:span><text:span text:style-name="T1">ח,ב)</text:span></text:p>
      <text:p text:style-name="P9"><text:span text:style-name="T67">'</text:span><text:span text:style-name="T76">טמא</text:span><text:span text:style-name="T69"> </text:span><text:span text:style-name="T76">יהיה</text:span><text:span text:style-name="T67">'</text:span><text:span text:style-name="Footnote_20_Symbol"><text:span text:style-name="T1"><text:note text:id="ftn5" text:note-class="footnote"><text:note-citation>5</text:note-citation><text:note-body><text:p text:style-name="P2"><text:span text:style-name="T66"><text:s/></text:span><text:span text:style-name="T54"><text:s/></text:span><text:span text:style-name="T43">ואולי</text:span><text:span text:style-name="T54"> </text:span><text:span text:style-name="T43">צ"ל</text:span><text:span text:style-name="T54"> </text:span><text:span text:style-name="T43">מאותו</text:span><text:span text:style-name="T54"> </text:span><text:span text:style-name="T43">פסוק, שבסופו</text:span><text:span text:style-name="T54"> </text:span><text:span text:style-name="T43">'</text:span><text:span text:style-name="T46">טמא</text:span><text:span text:style-name="T54"> </text:span><text:span text:style-name="T46">הוא</text:span><text:span text:style-name="T43">', וזה</text:span><text:span text:style-name="T54"> </text:span><text:span text:style-name="T43">מתאים</text:span><text:span text:style-name="T54"> </text:span><text:span text:style-name="T43">לה</text:span><text:span text:style-name="T54"> </text:span><text:span text:style-name="T43">שאמר</text:span><text:span text:style-name="T54"> </text:span><text:span text:style-name="T43">רבא</text:span><text:span text:style-name="T54"> </text:span><text:span text:style-name="T43">בתחילת</text:span><text:span text:style-name="T54"> </text:span><text:span text:style-name="T43">דבריו: </text:span><text:span text:style-name="T67">הדר</text:span><text:span text:style-name="T69"> </text:span><text:span text:style-name="T67">אמר</text:span><text:span text:style-name="T69"> </text:span><text:span text:style-name="T67">רבא: לאו</text:span><text:span text:style-name="T69"> </text:span><text:span text:style-name="T67">מילתא</text:span><text:span text:style-name="T69"> </text:span><text:span text:style-name="T67">היא</text:span><text:span text:style-name="T69"> </text:span><text:span text:style-name="T67">דאמרי</text:span><text:span text:style-name="T69"> </text:span><text:span text:style-name="T67">(</text:span><text:span text:style-name="T72">ראיה</text:span><text:span text:style-name="T69"> </text:span><text:span text:style-name="T72">טובה</text:span><text:span text:style-name="T69"> </text:span><text:span text:style-name="T72">מזו</text:span><text:span text:style-name="T69"> </text:span><text:span text:style-name="T72">היה</text:span><text:span text:style-name="T69"> </text:span><text:span text:style-name="T72">לי</text:span><text:span text:style-name="T69"> </text:span><text:span text:style-name="T72">להשיבו</text:span><text:span text:style-name="T69"> </text:span><text:span text:style-name="T38">מן</text:span><text:span text:style-name="T37"> </text:span><text:span text:style-name="T38">המקרא</text:span><text:span text:style-name="T37"> </text:span><text:span text:style-name="T38">עצמו</text:span><text:span text:style-name="T69"> </text:span><text:span text:style-name="T72">דלאו</text:span><text:span text:style-name="T69"> </text:span><text:span text:style-name="T72">בחטבה</text:span><text:span text:style-name="T69"> </text:span><text:span text:style-name="T72">דמצוה</text:span><text:span text:style-name="T69"> </text:span><text:span text:style-name="T72">איירי</text:span><text:span text:style-name="T67">); אך</text:span><text:span text:style-name="T69"> </text:span><text:span text:style-name="T67">אז</text:span><text:span text:style-name="T69"> – </text:span><text:span text:style-name="T67">אם</text:span><text:span text:style-name="T69"> </text:span><text:span text:style-name="T67">הלימוד</text:span><text:span text:style-name="T69"> </text:span><text:span text:style-name="T67">מ'</text:span><text:span text:style-name="T76">טמא</text:span><text:span text:style-name="T69"> </text:span><text:span text:style-name="T76">הוא</text:span><text:span text:style-name="T67">' - ההמשך</text:span><text:span text:style-name="T69"> </text:span><text:span text:style-name="T67">אינו</text:span><text:span text:style-name="T69"> </text:span><text:span text:style-name="T67">נכון, עיין</text:span><text:span text:style-name="T69"> </text:span><text:span text:style-name="T67">הערה</text:span><text:span text:style-name="T69"> </text:span><text:span text:style-name="T67">להלן:</text:span></text:p></text:note-body></text:note></text:span></text:span><text:span text:style-name="T67"> </text:span><text:span text:style-name="T77">[</text:span><text:span text:style-name="T74">במדבר</text:span><text:span text:style-name="T71"> </text:span><text:span text:style-name="T74">יט,יג: </text:span><text:span text:style-name="T77">כל</text:span><text:span text:style-name="T70"> </text:span><text:span text:style-name="T77">הנגע</text:span><text:span text:style-name="T70"> </text:span><text:span text:style-name="T77">במת</text:span><text:span text:style-name="T70"> </text:span><text:span text:style-name="T77">בנפש</text:span><text:span text:style-name="T70"> </text:span><text:span text:style-name="T77">האדם</text:span><text:span text:style-name="T70"> </text:span><text:span text:style-name="T77">אשר</text:span><text:span text:style-name="T70"> </text:span><text:span text:style-name="T77">ימות</text:span><text:span text:style-name="T70"> </text:span><text:span text:style-name="T77">ולא</text:span><text:span text:style-name="T70"> </text:span><text:span text:style-name="T77">יתחטא</text:span><text:span text:style-name="T70"> </text:span><text:span text:style-name="T77">את</text:span><text:span text:style-name="T70"> </text:span><text:span text:style-name="T77">משכן</text:span><text:span text:style-name="T70"> </text:span><text:span text:style-name="T77">יהוה</text:span><text:span text:style-name="T70"> </text:span><text:span text:style-name="T77">טמא</text:span><text:span text:style-name="T70"> </text:span><text:span text:style-name="T77">ונכרתה</text:span><text:span text:style-name="T70"> </text:span><text:span text:style-name="T77">הנפש</text:span><text:span text:style-name="T70"> </text:span><text:span text:style-name="T77">ההוא</text:span><text:span text:style-name="T70"> </text:span><text:span text:style-name="T77">מישראל</text:span><text:span text:style-name="T70"> </text:span><text:span text:style-name="T77">כי</text:span><text:span text:style-name="T70"> </text:span><text:span text:style-name="T77">מי</text:span><text:span text:style-name="T70"> </text:span><text:span text:style-name="T77">נדה</text:span><text:span text:style-name="T70"> </text:span><text:span text:style-name="T77">לא</text:span><text:span text:style-name="T70"> </text:span><text:span text:style-name="T77">זרק</text:span><text:span text:style-name="T70"> </text:span><text:span text:style-name="T77">עליו</text:span><text:span text:style-name="T70"> </text:span><text:span text:style-name="T34">טמא</text:span><text:span text:style-name="T36"> </text:span><text:span text:style-name="T34">יהיה</text:span><text:span text:style-name="T36"> </text:span><text:span text:style-name="T34">עוד</text:span><text:span text:style-name="T36"> </text:span><text:span text:style-name="T34">טמאתו</text:span><text:span text:style-name="T36"> </text:span><text:span text:style-name="T34">בו</text:span><text:span text:style-name="T77">]</text:span><text:span text:style-name="T67"> - מכל</text:span><text:span text:style-name="T69"> </text:span><text:span text:style-name="T67">מקום.</text:span></text:p>
      <text:p text:style-name="P15"><text:span text:style-name="T7">[תוספות</text:span><text:span text:style-name="T4"> </text:span><text:span text:style-name="T7">ד"ה</text:span><text:span text:style-name="T4"> </text:span><text:span text:style-name="T7">טמא</text:span><text:span text:style-name="T4"> </text:span><text:span text:style-name="T7">יהיה</text:span><text:span text:style-name="T4"> </text:span><text:span text:style-name="T7">מכל</text:span><text:span text:style-name="T4"> </text:span><text:span text:style-name="T7">מקום. קשה</text:span><text:span text:style-name="T4"> </text:span><text:span text:style-name="T7">לישתוק</text:span><text:span text:style-name="T4"> </text:span><text:span text:style-name="T7">מ'</text:span><text:span text:style-name="T10">אשר</text:span><text:span text:style-name="T7">', ומ'</text:span><text:span text:style-name="T10">יהיה</text:span><text:span text:style-name="T7">'? ויש</text:span><text:span text:style-name="T4"> </text:span><text:span text:style-name="T7">לומר</text:span><text:span text:style-name="T4"> </text:span><text:span text:style-name="T7">ד'</text:span><text:span text:style-name="T10">אשר</text:span><text:span text:style-name="T7">'- אורחיה</text:span><text:span text:style-name="T4"> </text:span><text:span text:style-name="T7">דקרא</text:span><text:span text:style-name="T4"> </text:span><text:span text:style-name="T7">הוא.]</text:span></text:p>
      <text:p text:style-name="P10"><text:span text:style-name="T1">ההוא</text:span><text:span text:style-name="T4"> </text:span><text:span text:style-name="T1">- מיבעי</text:span><text:span text:style-name="T4"> </text:span><text:span text:style-name="T1">ליה</text:span><text:span text:style-name="T4"> </text:span><text:span text:style-name="T1">לכדתניא: '</text:span><text:span text:style-name="T10">טמא</text:span><text:span text:style-name="T4"> </text:span><text:span text:style-name="T10">יהיה</text:span><text:span text:style-name="T1">' לרבות</text:span><text:span text:style-name="T4"> </text:span><text:span text:style-name="T1">טבול</text:span><text:span text:style-name="T4"> </text:span><text:span text:style-name="T1">יום</text:span><text:span text:style-name="T4"> </text:span><text:span text:style-name="T2">(</text:span><text:span text:style-name="T8">שאם</text:span><text:span text:style-name="T5"> </text:span><text:span text:style-name="T8">נכנס</text:span><text:span text:style-name="T5"> </text:span><text:span text:style-name="T8">למקדש</text:span><text:span text:style-name="T5"> </text:span><text:span text:style-name="T8">ענוש</text:span><text:span text:style-name="T5"> </text:span><text:span text:style-name="T8">כרת</text:span><text:span text:style-name="T2">)</text:span><text:span text:style-name="T1">; '</text:span><text:span text:style-name="T10">טומאתו</text:span><text:span text:style-name="T4"> </text:span><text:span text:style-name="T10">בו</text:span><text:span text:style-name="T1">' לרבות</text:span><text:span text:style-name="T4"> </text:span><text:span text:style-name="T1">מחוסר</text:span><text:span text:style-name="T4"> </text:span><text:span text:style-name="T1">כיפורים</text:span><text:span text:style-name="T4"> </text:span><text:span text:style-name="T2">(</text:span><text:span text:style-name="T8">מאותן</text:span><text:span text:style-name="T5"> </text:span><text:span text:style-name="T8">טומאות</text:span><text:span text:style-name="T5"> </text:span><text:span text:style-name="T8">הצריכות</text:span><text:span text:style-name="T5"> </text:span><text:span text:style-name="T8">קרבן, וטבל</text:span><text:span text:style-name="T5"> </text:span><text:span text:style-name="T8">והעריב</text:span><text:span text:style-name="T5"> </text:span><text:span text:style-name="T8">שמשו</text:span><text:span text:style-name="T5"> </text:span><text:span text:style-name="T8">ולא</text:span><text:span text:style-name="T5"> </text:span><text:span text:style-name="T8">הביא</text:span><text:span text:style-name="T5"> </text:span><text:span text:style-name="T8">כפרתו</text:span><text:span text:style-name="T5"> </text:span><text:span text:style-name="T8">ונכנס</text:span><text:span text:style-name="T5"> </text:span><text:span text:style-name="T8">למקדש</text:span><text:span text:style-name="T5"> – </text:span><text:span text:style-name="T8">חייב; וארבע</text:span><text:span text:style-name="T5"> </text:span><text:span text:style-name="T8">טומאות</text:span><text:span text:style-name="T5"> </text:span><text:span text:style-name="T8">הן</text:span><text:span text:style-name="T5"> </text:span><text:span text:style-name="T8">הטעונות</text:span><text:span text:style-name="T5"> </text:span><text:span text:style-name="T8">קרבן: הזב</text:span><text:span text:style-name="T5"> </text:span><text:span text:style-name="T8">והזבה</text:span><text:span text:style-name="T5"> </text:span><text:span text:style-name="T8">והיולדת</text:span><text:span text:style-name="T5"> </text:span><text:span text:style-name="T8">והמצורע</text:span><text:span text:style-name="T2">)</text:span><text:span text:style-name="T1">!? </text:span></text:p>
      <text:p text:style-name="P9"><text:soft-page-break/><text:span text:style-name="T67">אמר</text:span><text:span text:style-name="T69"> </text:span><text:span text:style-name="T67">ליה: אנא</text:span><text:span text:style-name="T69"> </text:span><text:span text:style-name="T67">מ'</text:span><text:span text:style-name="T33">עוד</text:span><text:span text:style-name="T69"> </text:span><text:span text:style-name="T76">טומאתו</text:span><text:span text:style-name="T69"> </text:span><text:span text:style-name="T77">[בו]</text:span><text:span text:style-name="T67">' קא</text:span><text:span text:style-name="T69"> </text:span><text:span text:style-name="T67">אמינא</text:span><text:span text:style-name="T69"> </text:span><text:span text:style-name="T68">(</text:span><text:span text:style-name="T73">'</text:span><text:span text:style-name="T77">עוד</text:span><text:span text:style-name="T73">' קרא</text:span><text:span text:style-name="T70"> </text:span><text:span text:style-name="T73">יתירא</text:span><text:span text:style-name="T70"> </text:span><text:span text:style-name="T73">לדרשא</text:span><text:span text:style-name="T70"> </text:span><text:span text:style-name="T73">הוא</text:span><text:span text:style-name="T68">)</text:span><text:span text:style-name="T67">.</text:span><text:span text:style-name="Footnote_20_Symbol"><text:span text:style-name="T1"><text:note text:id="ftn6" text:note-class="footnote"><text:note-citation>6</text:note-citation><text:note-body><text:p text:style-name="P2"><text:span text:style-name="T66"><text:s text:c="2"/></text:span><text:span text:style-name="T43">לימוד</text:span><text:span text:style-name="T54"> </text:span><text:span text:style-name="T43">זה</text:span><text:span text:style-name="T54"> </text:span><text:span text:style-name="T43">כמו</text:span><text:span text:style-name="T54"> </text:span><text:span text:style-name="T43">הלימוד</text:span><text:span text:style-name="T54"> </text:span><text:span text:style-name="T43">ב</text:span><text:span text:style-name="T98">סיפרי</text:span><text:span text:style-name="T99"> </text:span><text:span text:style-name="T98">פרשת</text:span><text:span text:style-name="T99"> </text:span><text:span text:style-name="T98">חקת</text:span><text:span text:style-name="T99"> </text:span><text:span text:style-name="T98">פיסקא</text:span><text:span text:style-name="T99"> </text:span><text:span text:style-name="T98">קכה:</text:span><text:span text:style-name="T66"> </text:span><text:span text:style-name="T98">הזה</text:span><text:span text:style-name="T99"> </text:span><text:span text:style-name="T98">ושינה</text:span><text:span text:style-name="T99"> </text:span><text:span text:style-name="T98">ולא</text:span><text:span text:style-name="T99"> </text:span><text:span text:style-name="T98">טבל</text:span><text:span text:style-name="T99"> </text:span><text:span text:style-name="T98">מנין? תלמוד</text:span><text:span text:style-name="T99"> </text:span><text:span text:style-name="T98">לומר</text:span><text:span text:style-name="T99"> </text:span><text:span text:style-name="T98">'</text:span><text:span text:style-name="T66">טמאתו בו</text:span><text:span text:style-name="T98">'; הזה</text:span><text:span text:style-name="T99"> </text:span><text:span text:style-name="T98">וטבל</text:span><text:span text:style-name="T99"> </text:span><text:span text:style-name="T100">ולא</text:span><text:span text:style-name="T101"> </text:span><text:span text:style-name="T100">העריב</text:span><text:span text:style-name="T101"> </text:span><text:span text:style-name="T100">שמשו</text:span><text:span text:style-name="T99"> </text:span><text:span text:style-name="T98">מנין? תלמוד</text:span><text:span text:style-name="T99"> </text:span><text:span text:style-name="T98">לומר: <text:s/>'</text:span><text:span text:style-name="T33">עוד</text:span><text:span text:style-name="T69"> </text:span><text:span text:style-name="T76">טומאתו</text:span><text:span text:style-name="T69"> </text:span><text:span text:style-name="T76">בו</text:span><text:span text:style-name="T98">'. - </text:span></text:p><text:p text:style-name="P5"/></text:note-body></text:note></text:span></text:span><text:span text:style-name="T67"> </text:span></text:p>
      <text:p text:style-name="P13"/>
      <text:p text:style-name="P10"><text:span text:style-name="T1">איכא</text:span><text:span text:style-name="T4"> </text:span><text:span text:style-name="T1">דמתני</text:span><text:span text:style-name="T4"> </text:span><text:span text:style-name="T1">לה</text:span><text:span text:style-name="T4"> </text:span><text:span text:style-name="T2">(</text:span><text:span text:style-name="T8">להא</text:span><text:span text:style-name="T5"> </text:span><text:span text:style-name="T8">דאמר</text:span><text:span text:style-name="T5"> </text:span><text:span text:style-name="T8">ליה</text:span><text:span text:style-name="T5"> </text:span><text:span text:style-name="T8">ההוא</text:span><text:span text:style-name="T5"> </text:span><text:span text:style-name="T8">מרבנן</text:span><text:span text:style-name="T5"> </text:span><text:span text:style-name="T8">לרבא, והא</text:span><text:span text:style-name="T5"> </text:span><text:span text:style-name="T8">דאותביה</text:span><text:span text:style-name="T5"> </text:span><text:span text:style-name="T8">רבינא</text:span><text:span text:style-name="T2">)</text:span><text:span text:style-name="T1"> אהא</text:span><text:span text:style-name="T4"> </text:span><text:span text:style-name="T8">[שמנה</text:span><text:span text:style-name="T5"> </text:span><text:span text:style-name="T8">שביעית</text:span><text:span text:style-name="T5"> </text:span><text:span text:style-name="T8">פ"א</text:span><text:span text:style-name="T5"> </text:span><text:span text:style-name="T8">מ"ד]</text:span><text:span text:style-name="T1">:</text:span></text:p>
      <text:p text:style-name="P10"><text:span text:style-name="T1">'</text:span><text:span text:style-name="T8">(שמות</text:span><text:span text:style-name="T5"> </text:span><text:span text:style-name="T8">לד,כא)</text:span><text:span text:style-name="T1"> </text:span><text:span text:style-name="T11">[ששת</text:span><text:span text:style-name="T5"> </text:span><text:span text:style-name="T11">ימים</text:span><text:span text:style-name="T5"> </text:span><text:span text:style-name="T11">תעבד</text:span><text:span text:style-name="T5"> </text:span><text:span text:style-name="T11">וביום</text:span><text:span text:style-name="T5"> </text:span><text:span text:style-name="T11">השביעי</text:span><text:span text:style-name="T5"> </text:span><text:span text:style-name="T11">תשבת]</text:span><text:span text:style-name="T10"> בחריש</text:span><text:span text:style-name="T4"> </text:span><text:span text:style-name="T10">ובקציר</text:span><text:span text:style-name="T4"> </text:span><text:span text:style-name="T10">תשבות</text:span><text:span text:style-name="T1">; רבי</text:span><text:span text:style-name="T4"> </text:span><text:span text:style-name="T1">עקיבא</text:span><text:span text:style-name="T4"> </text:span><text:span text:style-name="T1">אומר: אינו</text:span><text:span text:style-name="T4"> </text:span><text:span text:style-name="T1">צריך</text:span><text:span text:style-name="T4"> </text:span><text:span text:style-name="T1">לומר</text:span><text:span text:style-name="T4"> </text:span><text:span text:style-name="T1">חריש</text:span><text:span text:style-name="T4"> </text:span><text:span text:style-name="T1">של</text:span><text:span text:style-name="T4"> </text:span><text:span text:style-name="T1">שביעית</text:span><text:span text:style-name="T4"> </text:span><text:span text:style-name="T1">וקציר</text:span><text:span text:style-name="T4"> </text:span><text:span text:style-name="T1">של</text:span><text:span text:style-name="T4"> </text:span><text:span text:style-name="T1">שביעית</text:span><text:span text:style-name="T4"> </text:span><text:span text:style-name="T2">(</text:span><text:span text:style-name="T8">דעל</text:span><text:span text:style-name="T5"> </text:span><text:span text:style-name="T8">כרחך</text:span><text:span text:style-name="T5"> </text:span><text:span text:style-name="T8">בשביעית</text:span><text:span text:style-name="T5"> </text:span><text:span text:style-name="T8">דשמיטה</text:span><text:span text:style-name="T5"> </text:span><text:span text:style-name="T8">הכתוב</text:span><text:span text:style-name="T5"> </text:span><text:span text:style-name="T8">מדבר</text:span><text:span text:style-name="T2">)</text:span><text:span text:style-name="T1">, שהרי</text:span><text:span text:style-name="T4"> </text:span><text:span text:style-name="T1">כבר</text:span><text:span text:style-name="T4"> </text:span><text:span text:style-name="T1">נאמר</text:span><text:span text:style-name="T4"> </text:span><text:span text:style-name="T8">(ויקרא</text:span><text:span text:style-name="T5"> </text:span><text:span text:style-name="T8">כה,ד)</text:span><text:span text:style-name="T1"> </text:span><text:span text:style-name="T11">[ובשנה</text:span><text:span text:style-name="T5"> </text:span><text:span text:style-name="T11">השביעת</text:span><text:span text:style-name="T5"> </text:span><text:span text:style-name="T11">שבת</text:span><text:span text:style-name="T5"> </text:span><text:span text:style-name="T11">שבתון</text:span><text:span text:style-name="T5"> </text:span><text:span text:style-name="T11">יהיה</text:span><text:span text:style-name="T5"> </text:span><text:span text:style-name="T11">לארץ</text:span><text:span text:style-name="T5"> </text:span><text:span text:style-name="T11">שבת</text:span><text:span text:style-name="T5"> </text:span><text:span text:style-name="T11">לה']</text:span><text:span text:style-name="T10"> שדך</text:span><text:span text:style-name="T4"> </text:span><text:span text:style-name="T10">לא</text:span><text:span text:style-name="T4"> </text:span><text:span text:style-name="T10">תזרע</text:span><text:span text:style-name="T4"> </text:span><text:span text:style-name="T10">וכרמך</text:span><text:span text:style-name="T4"> </text:span><text:span text:style-name="T10">לא</text:span><text:span text:style-name="T4"> </text:span><text:span text:style-name="T10">תזמור</text:span><text:span text:style-name="T4"> </text:span><text:span text:style-name="T2">(</text:span><text:span text:style-name="T8">דאי</text:span><text:span text:style-name="T5"> </text:span><text:span text:style-name="T8">כדכתיב: דא</text:span><text:span text:style-name="T27">יום</text:span><text:span text:style-name="T5"> </text:span><text:span text:style-name="T8">השביעי</text:span><text:span text:style-name="T5"> </text:span><text:span text:style-name="T8">קאי</text:span><text:span text:style-name="T5"> </text:span><text:span text:style-name="T8">- מאי</text:span><text:span text:style-name="T5"> </text:span><text:span text:style-name="T8">שנא</text:span><text:span text:style-name="T5"> </text:span><text:span text:style-name="T8">חריש</text:span><text:span text:style-name="T5"> </text:span><text:span text:style-name="T8">וקציר</text:span><text:span text:style-name="T5"> </text:span><text:span text:style-name="T8">דנקט?</text:span><text:span text:style-name="T2">)</text:span><text:span text:style-name="T1">; אלא</text:span><text:span text:style-name="T4"> </text:span><text:span text:style-name="T2">(</text:span><text:span text:style-name="T8">הכי</text:span><text:span text:style-name="T5"> </text:span><text:span text:style-name="T8">קאמר: '</text:span><text:span text:style-name="T11">ששת</text:span><text:span text:style-name="T5"> </text:span><text:span text:style-name="T11">ימים</text:span><text:span text:style-name="T5"> </text:span><text:span text:style-name="T11">תעבוד</text:span><text:span text:style-name="T5"> </text:span><text:span text:style-name="T11">ובשביעי</text:span><text:span text:style-name="T5"> </text:span><text:span text:style-name="T11">תשבות</text:span><text:span text:style-name="T8">' והששה</text:span><text:span text:style-name="T5"> </text:span><text:span text:style-name="T8">שאתה</text:span><text:span text:style-name="T5"> </text:span><text:span text:style-name="T8">עובד</text:span><text:span text:style-name="T5"> </text:span><text:span text:style-name="T8">בהן</text:span><text:span text:style-name="T5"> </text:span><text:span text:style-name="T8">- בחריש</text:span><text:span text:style-name="T5"> </text:span><text:span text:style-name="T8">ובקציר</text:span><text:span text:style-name="T5"> </text:span><text:span text:style-name="T8">תשבות:</text:span><text:span text:style-name="T2">)</text:span><text:span text:style-name="T1"> אפילו</text:span><text:span text:style-name="T4"> </text:span><text:span text:style-name="T1">חריש</text:span><text:span text:style-name="T4"> </text:span><text:span text:style-name="T1">של</text:span><text:span text:style-name="T4"> </text:span><text:span text:style-name="T1">ערב</text:span><text:span text:style-name="T4"> </text:span><text:span text:style-name="T1">שביעית</text:span><text:span text:style-name="T4"> </text:span><text:span text:style-name="T1">שנכנס</text:span><text:span text:style-name="T4"> </text:span><text:span text:style-name="T1">לשביעית</text:span><text:span text:style-name="T4"> </text:span><text:span text:style-name="T2">(</text:span><text:span text:style-name="T8">שלא</text:span><text:span text:style-name="T5"> </text:span><text:span text:style-name="T8">יחרוש</text:span><text:span text:style-name="T5"> </text:span><text:span text:style-name="T8">בששית</text:span><text:span text:style-name="T5"> </text:span><text:span text:style-name="T8">חרישה</text:span><text:span text:style-name="T5"> </text:span><text:span text:style-name="T8">המועלת</text:span><text:span text:style-name="T5"> </text:span><text:span text:style-name="T8">לשביעית</text:span><text:span text:style-name="T2">)</text:span><text:span text:style-name="T1">, וקציר</text:span><text:span text:style-name="T4"> </text:span><text:span text:style-name="T1">של</text:span><text:span text:style-name="T4"> </text:span><text:span text:style-name="T1">שביעית</text:span><text:span text:style-name="T4"> </text:span><text:span text:style-name="T1">שיצא</text:span><text:span text:style-name="T4"> </text:span><text:span text:style-name="T1">למוצאי</text:span><text:span text:style-name="T4"> </text:span><text:span text:style-name="T1">שביעית</text:span><text:span text:style-name="T4"> </text:span><text:span text:style-name="T2">(</text:span><text:span text:style-name="T8">שאם</text:span><text:span text:style-name="T5"> </text:span><text:span text:style-name="T8">הביאה</text:span><text:span text:style-name="T5"> </text:span><text:span text:style-name="T8">שליש</text:span><text:span text:style-name="T5"> </text:span><text:span text:style-name="T8">בשביעית</text:span><text:span text:style-name="T5"> </text:span><text:span text:style-name="T8">- מאז</text:span><text:span text:style-name="T5"> </text:span><text:span text:style-name="T8">היא</text:span><text:span text:style-name="T5"> </text:span><text:span text:style-name="T8">ראויה</text:span><text:span text:style-name="T5"> </text:span><text:span text:style-name="T8">ליקצר, ואם</text:span><text:span text:style-name="T5"> </text:span><text:span text:style-name="T8">קצרה</text:span><text:span text:style-name="T5"> </text:span><text:span text:style-name="T8">בשמינית</text:span><text:span text:style-name="T5"> </text:span><text:span text:style-name="T8">- צריך</text:span><text:span text:style-name="T5"> </text:span><text:span text:style-name="T8">לנהוג</text:span><text:span text:style-name="T5"> </text:span><text:span text:style-name="T8">בה</text:span><text:span text:style-name="T5"> </text:span><text:span text:style-name="T8">קדושת</text:span><text:span text:style-name="T5"> </text:span><text:span text:style-name="T8">שביעית</text:span><text:span text:style-name="T2">)</text:span><text:span text:style-name="T1">!</text:span></text:p>
      <text:p text:style-name="P10"><text:span text:style-name="T1">רבי</text:span><text:span text:style-name="T4"> </text:span><text:span text:style-name="T1">ישמעאל</text:span><text:span text:style-name="T4"> </text:span><text:span text:style-name="T1">אומר: מה</text:span><text:span text:style-name="T4"> </text:span><text:span text:style-name="T1">חריש</text:span><text:span text:style-name="T4"> </text:span><text:span text:style-name="T1">רשות</text:span><text:span text:style-name="T4"> </text:span><text:span text:style-name="T1">- אף</text:span><text:span text:style-name="T4"> </text:span><text:span text:style-name="T1">קציר</text:span><text:span text:style-name="T4"> </text:span><text:span text:style-name="T1">רשות, יצא</text:span><text:span text:style-name="T4"> </text:span><text:span text:style-name="T1">קציר</text:span><text:span text:style-name="T4"> </text:span><text:span text:style-name="T1">העומר</text:span><text:span text:style-name="T4"> </text:span><text:span text:style-name="T1">שהוא</text:span><text:span text:style-name="T4"> </text:span><text:span text:style-name="T1">מצוה</text:span><text:span text:style-name="T4"> </text:span><text:span text:style-name="T2">(</text:span><text:span text:style-name="T8">ובשבת</text:span><text:span text:style-name="T5"> </text:span><text:span text:style-name="T8">קאי; ולהכי</text:span><text:span text:style-name="T5"> </text:span><text:span text:style-name="T8">נקט</text:span><text:span text:style-name="T5"> </text:span><text:span text:style-name="T8">'חריש' ו'קציר', לומר</text:span><text:span text:style-name="T5"> </text:span><text:span text:style-name="T8">לך: מה</text:span><text:span text:style-name="T5"> </text:span><text:span text:style-name="T8">החריש</text:span><text:span text:style-name="T5"> </text:span><text:span text:style-name="T8">שאני</text:span><text:span text:style-name="T5"> </text:span><text:span text:style-name="T8">אוסר</text:span><text:span text:style-name="T5"> </text:span><text:span text:style-name="T8">לך</text:span><text:span text:style-name="T5"> </text:span><text:span text:style-name="T8">בשבת</text:span><text:span text:style-name="T5"> </text:span><text:span text:style-name="T8">- חריש</text:span><text:span text:style-name="T5"> </text:span><text:span text:style-name="T8">של</text:span><text:span text:style-name="T5"> </text:span><text:span text:style-name="T8">רשות</text:span><text:span text:style-name="T5"> </text:span><text:span text:style-name="T8">הוא: שאין</text:span><text:span text:style-name="T5"> </text:span><text:span text:style-name="T8">לנו</text:span><text:span text:style-name="T5"> </text:span><text:span text:style-name="T8">חריש</text:span><text:span text:style-name="T5"> </text:span><text:span text:style-name="T8">של</text:span><text:span text:style-name="T5"> </text:span><text:span text:style-name="T8">מצוה</text:span><text:span text:style-name="T5"> <text:s/></text:span><text:span text:style-name="T8">- אף</text:span><text:span text:style-name="T5"> </text:span><text:span text:style-name="T8">קציר: איני</text:span><text:span text:style-name="T5"> </text:span><text:span text:style-name="T8">אוסר</text:span><text:span text:style-name="T5"> </text:span><text:span text:style-name="T8">לך</text:span><text:span text:style-name="T5"> </text:span><text:span text:style-name="T8">אלא</text:span><text:span text:style-name="T5"> </text:span><text:span text:style-name="T8">של</text:span><text:span text:style-name="T5"> </text:span><text:span text:style-name="T8">רשות; יצא</text:span><text:span text:style-name="T5"> </text:span><text:span text:style-name="T8">קציר</text:span><text:span text:style-name="T5"> </text:span><text:span text:style-name="T8">העומר</text:span><text:span text:style-name="T2">)</text:span><text:span text:style-name="T1">'; </text:span></text:p>
      <text:p text:style-name="P10"><text:span text:style-name="T1">אמר</text:span><text:span text:style-name="T4"> </text:span><text:span text:style-name="T1">ליה</text:span><text:span text:style-name="T4"> </text:span><text:span text:style-name="T1">ההוא</text:span><text:span text:style-name="T4"> </text:span><text:span text:style-name="T1">מרבנן</text:span><text:span text:style-name="T4"> </text:span><text:span text:style-name="T1">לרבא: ממאי</text:span><text:span text:style-name="T4"> </text:span><text:span text:style-name="T1">דחרישה</text:span><text:span text:style-name="T4"> </text:span><text:span text:style-name="T1">דרשות? דלמא</text:span><text:span text:style-name="T4"> </text:span><text:span text:style-name="T1">חרישת</text:span><text:span text:style-name="T4"> </text:span><text:span text:style-name="T1">עומר, דמצוה, ואפילו</text:span><text:span text:style-name="T4"> </text:span><text:span text:style-name="T1">הכי</text:span><text:span text:style-name="T4"> </text:span><text:span text:style-name="T1">אמר</text:span><text:span text:style-name="T4"> </text:span><text:span text:style-name="T1">רחמנא</text:span><text:span text:style-name="T4"> </text:span><text:span text:style-name="T1">'תשבות'?</text:span></text:p>
      <text:p text:style-name="P10"><text:span text:style-name="T1">אמר</text:span><text:span text:style-name="T4"> </text:span><text:span text:style-name="T1">ליה: כיון</text:span><text:span text:style-name="T4"> </text:span><text:span text:style-name="T1">דאם</text:span><text:span text:style-name="T4"> </text:span><text:span text:style-name="T1">מצא</text:span><text:span text:style-name="T4"> </text:span><text:span text:style-name="T1">חרוש</text:span><text:span text:style-name="T4"> </text:span><text:span text:style-name="T1">אינו</text:span><text:span text:style-name="T4"> </text:span><text:span text:style-name="T1">חורש</text:span><text:span text:style-name="T4"> </text:span><text:span text:style-name="T1">- לאו</text:span><text:span text:style-name="T4"> </text:span><text:span text:style-name="T1">מצוה</text:span><text:span text:style-name="T4"> </text:span><text:span text:style-name="T2">(</text:span><text:span text:style-name="T8">אבל</text:span><text:span text:style-name="T5"> </text:span><text:span text:style-name="T8">קציר</text:span><text:span text:style-name="T5"> </text:span><text:span text:style-name="T8">- אפילו</text:span><text:span text:style-name="T5"> </text:span><text:span text:style-name="T8">מצא</text:span><text:span text:style-name="T5"> </text:span><text:span text:style-name="T8">קצור</text:span><text:span text:style-name="T5"> </text:span><text:span text:style-name="T8">מצוה</text:span><text:span text:style-name="T5"> </text:span><text:span text:style-name="T8">לקצור</text:span><text:span text:style-name="T5"> </text:span><text:span text:style-name="T8">לשמהּ, דכתיב</text:span><text:span text:style-name="T5"> </text:span><text:span text:style-name="T8">'</text:span><text:span text:style-name="T11">וקצרתם</text:span><text:span text:style-name="T5"> </text:span><text:span text:style-name="T12">[את</text:span><text:span text:style-name="T6"> </text:span><text:span text:style-name="T12">קצירה]</text:span><text:span text:style-name="T8"> </text:span><text:span text:style-name="T11">והבאתם</text:span><text:span text:style-name="T5"> </text:span><text:span text:style-name="T11">את</text:span><text:span text:style-name="T5"> </text:span><text:span text:style-name="T11">עומר</text:span><text:span text:style-name="T8">' [ויקרא</text:span><text:span text:style-name="T5"> </text:span><text:span text:style-name="T8">כג,י]</text:span><text:span text:style-name="T2">)</text:span><text:span text:style-name="T1">. </text:span><text:span text:style-name="T8"><text:s/></text:span></text:p>
      <text:p text:style-name="P10"><text:span text:style-name="T1">איתיביה</text:span><text:span text:style-name="T4"> </text:span><text:span text:style-name="T1">רבינא</text:span><text:span text:style-name="T4"> </text:span><text:span text:style-name="T1">לרבא: '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span text:style-name="T4"> </text:span><text:span text:style-name="T1">והרב</text:span><text:span text:style-name="T4"> </text:span><text:span text:style-name="T1">הרודה</text:span><text:span text:style-name="T4"> </text:span><text:span text:style-name="T1">את</text:span><text:span text:style-name="T4"> </text:span><text:span text:style-name="T1">תלמידו</text:span><text:span text:style-name="T4"> </text:span><text:span text:style-name="T1">ושליח</text:span><text:span text:style-name="T4"> </text:span><text:span text:style-name="T1">בית</text:span><text:span text:style-name="T4"> </text:span><text:span text:style-name="T1">דין'- ואמאי? לימא</text:span><text:span text:style-name="T4"> </text:span><text:span text:style-name="T1">'כיון</text:span><text:span text:style-name="T4"> </text:span><text:span text:style-name="T1">דאילו</text:span><text:span text:style-name="T4"> </text:span><text:span text:style-name="T1">גמיר</text:span><text:span text:style-name="T4"> </text:span><text:span text:style-name="T1">לאו</text:span><text:span text:style-name="T4"> </text:span><text:span text:style-name="T1">מצוה</text:span><text:span text:style-name="T4"> </text:span><text:span text:style-name="T1">- השתא</text:span><text:span text:style-name="T4"> </text:span><text:span text:style-name="T1">נמי</text:span><text:span text:style-name="T4"> </text:span><text:span text:style-name="T1">לאו</text:span><text:span text:style-name="T4"> </text:span><text:span text:style-name="T1">מצוה'?</text:span></text:p>
      <text:p text:style-name="P10"><text:span text:style-name="T1">התם, אף</text:span><text:span text:style-name="T4"> </text:span><text:span text:style-name="T1">על</text:span><text:span text:style-name="T4"> </text:span><text:span text:style-name="T1">גב</text:span><text:span text:style-name="T4"> </text:span><text:span text:style-name="T1">דגמיר</text:span><text:span text:style-name="T4"> – </text:span><text:span text:style-name="T1">מצוה, דכתיב</text:span><text:span text:style-name="T4"> </text:span><text:span text:style-name="T8">(משלי</text:span><text:span text:style-name="T5"> </text:span><text:span text:style-name="T8">כט,יז)</text:span><text:span text:style-name="T1"> </text:span><text:span text:style-name="T10">יסר</text:span><text:span text:style-name="T4"> </text:span><text:span text:style-name="T10">בנך</text:span><text:span text:style-name="T4"> </text:span><text:span text:style-name="T10">ויניחך</text:span><text:span text:style-name="T4"> </text:span><text:span text:style-name="T10">ויתן</text:span><text:span text:style-name="T4"> </text:span><text:span text:style-name="T10">מעדנים</text:span><text:span text:style-name="T4"> </text:span><text:span text:style-name="T10">לנפשך</text:span><text:span text:style-name="T1">.</text:span><text:span text:style-name="T8"> </text:span></text:p>
      <text:p text:style-name="P10"><text:span text:style-name="T1">הדר</text:span><text:span text:style-name="T4"> </text:span><text:span text:style-name="T1">אמר</text:span><text:span text:style-name="T4"> </text:span><text:span text:style-name="T1">רבא: לאו</text:span><text:span text:style-name="T4"> </text:span><text:span text:style-name="T1">מילתא</text:span><text:span text:style-name="T4"> </text:span><text:span text:style-name="T1">היא</text:span><text:span text:style-name="T4"> </text:span><text:span text:style-name="T1">דאמרי</text:span><text:span text:style-name="T4"> </text:span><text:span text:style-name="T2">(</text:span><text:span text:style-name="T8">שהיה</text:span><text:span text:style-name="T5"> </text:span><text:span text:style-name="T8">לי</text:span><text:span text:style-name="T5"> </text:span><text:span text:style-name="T8">להשיבו</text:span><text:span text:style-name="T5"> </text:span><text:span text:style-name="T8">תשובה</text:span><text:span text:style-name="T5"> </text:span><text:span text:style-name="T8">נצחת</text:span><text:span text:style-name="T5"> </text:span><text:span text:style-name="T8">דקרא</text:span><text:span text:style-name="T5"> </text:span><text:span text:style-name="T8">לאו</text:span><text:span text:style-name="T5"> </text:span><text:span text:style-name="T8">במצוה</text:span><text:span text:style-name="T5"> </text:span><text:span text:style-name="T8">איירי</text:span><text:span text:style-name="T2">)</text:span><text:span text:style-name="T1">: קצירה</text:span><text:span text:style-name="T4"> </text:span><text:span text:style-name="T1">דומיא</text:span><text:span text:style-name="T4"> </text:span><text:span text:style-name="T1">דחרישה: מה</text:span><text:span text:style-name="T4"> </text:span><text:span text:style-name="T1">חרישה: מצא</text:span><text:span text:style-name="T4"> </text:span><text:span text:style-name="T1">חרוש</text:span><text:span text:style-name="T4"> </text:span><text:span text:style-name="T1">אינו</text:span><text:span text:style-name="T4"> </text:span><text:span text:style-name="T1">חורש</text:span><text:span text:style-name="T4"> </text:span><text:span text:style-name="T2">(</text:span><text:span text:style-name="T8">מה</text:span><text:span text:style-name="T5"> </text:span><text:span text:style-name="T8">חריש</text:span><text:span text:style-name="T5"> </text:span><text:span text:style-name="T8">בכל</text:span><text:span text:style-name="T5"> </text:span><text:span text:style-name="T8">מקום</text:span><text:span text:style-name="T5"> </text:span><text:span text:style-name="T8">מצא</text:span><text:span text:style-name="T5"> </text:span><text:span text:style-name="T8">חרוש</text:span><text:span text:style-name="T5"> </text:span><text:span text:style-name="T8">אין</text:span><text:span text:style-name="T5"> </text:span><text:span text:style-name="T8">מצוה</text:span><text:span text:style-name="T5"> </text:span><text:span text:style-name="T8">לחרוש</text:span><text:span text:style-name="T2">)</text:span><text:span text:style-name="T1"> - אף</text:span><text:span text:style-name="T4"> </text:span><text:span text:style-name="T1">קצירה</text:span><text:span text:style-name="T4"> </text:span><text:span text:style-name="T1">נמי: &lt;מצא</text:span><text:span text:style-name="T4"> </text:span><text:span text:style-name="T1">קצור</text:span><text:span text:style-name="T4"> </text:span><text:span text:style-name="T1">אינו</text:span><text:span text:style-name="T4"> </text:span><text:span text:style-name="T1">קוצר&gt; </text:span><text:span text:style-name="T2">(</text:span><text:span text:style-name="T8">בהכי</text:span><text:span text:style-name="T5"> </text:span><text:span text:style-name="T8">עסקינן: שאם</text:span><text:span text:style-name="T5"> </text:span><text:span text:style-name="T8">מצא</text:span><text:span text:style-name="T5"> </text:span><text:span text:style-name="T8">קצור</text:span><text:span text:style-name="T5"> </text:span><text:span text:style-name="T8">אין</text:span><text:span text:style-name="T5"> </text:span><text:span text:style-name="T8">מצוה</text:span><text:span text:style-name="T5"> </text:span><text:span text:style-name="T8">לקצור, יצא</text:span><text:span text:style-name="T5"> </text:span><text:span text:style-name="T8">קציר</text:span><text:span text:style-name="T5"> </text:span><text:span text:style-name="T8">העומר</text:span><text:span text:style-name="T5"> </text:span><text:span text:style-name="T8">שאפילו</text:span><text:span text:style-name="T5"> </text:span><text:span text:style-name="T8">מצא</text:span><text:span text:style-name="T5"> </text:span><text:span text:style-name="T8">קצור</text:span><text:span text:style-name="T5"> </text:span><text:span text:style-name="T8">- מצוה</text:span><text:span text:style-name="T5"> </text:span><text:span text:style-name="T8">לקצור</text:span><text:span text:style-name="T2">)</text:span><text:span text:style-name="T1">; ואי</text:span><text:span text:style-name="T4"> </text:span><text:span text:style-name="T1">סלקא</text:span><text:span text:style-name="T4"> </text:span><text:span text:style-name="T1">דעתא</text:span><text:span text:style-name="T4"> </text:span><text:span text:style-name="T1">מצוה</text:span><text:span text:style-name="T4"> </text:span><text:span text:style-name="T2">(</text:span><text:span text:style-name="T8">בקציר</text:span><text:span text:style-name="T5"> </text:span><text:span text:style-name="T8">של</text:span><text:span text:style-name="T5"> </text:span><text:span text:style-name="T8">מצוה</text:span><text:span text:style-name="T2">)</text:span><text:span text:style-name="T1">, מצא</text:span><text:span text:style-name="T4"> </text:span><text:span text:style-name="T1">קצור</text:span><text:span text:style-name="T4"> </text:span><text:span text:style-name="T1">אינו</text:span><text:span text:style-name="T4"> </text:span><text:span text:style-name="T1">קוצר</text:span><text:span text:style-name="T4"> </text:span><text:span text:style-name="T2">(</text:span><text:span text:style-name="T8">תמיהא</text:span><text:span text:style-name="T5"> </text:span><text:span text:style-name="T8">היא</text:span><text:span text:style-name="T5"> </text:span><text:span text:style-name="T8">זו</text:span><text:span text:style-name="T2">)</text:span><text:span text:style-name="T1">? מצוה</text:span><text:span text:style-name="T4"> </text:span><text:span text:style-name="T1">לקצור</text:span><text:span text:style-name="T4"> </text:span><text:span text:style-name="T1">ולהביא!?</text:span></text:p>
      <text:p text:style-name="P11"/>
      <text:p text:style-name="P11"/>
      <text:p text:style-name="P11">משנה:</text:p>
      <text:p text:style-name="P10"><text:span text:style-name="T1">האב</text:span><text:span text:style-name="T4"> </text:span><text:span text:style-name="T1">גולה</text:span><text:span text:style-name="T4"> </text:span><text:span text:style-name="T1">על</text:span><text:span text:style-name="T4"> </text:span><text:span text:style-name="T1">ידי</text:span><text:span text:style-name="T4"> </text:span><text:span text:style-name="T1">הבן</text:span><text:span text:style-name="T4"> </text:span><text:span text:style-name="T2">(</text:span><text:span text:style-name="T8">אם</text:span><text:span text:style-name="T5"> </text:span><text:span text:style-name="T8">הרגו</text:span><text:span text:style-name="T5"> </text:span><text:span text:style-name="T8">לבנו</text:span><text:span text:style-name="T5"> </text:span><text:span text:style-name="T8">בשוגג</text:span><text:span text:style-name="T2">)</text:span><text:span text:style-name="T1"> והבן</text:span><text:span text:style-name="T4"> </text:span><text:span text:style-name="T1">גולה</text:span><text:span text:style-name="T4"> </text:span><text:span text:style-name="T1">על</text:span><text:span text:style-name="T4"> </text:span><text:span text:style-name="T1">ידי</text:span><text:span text:style-name="T4"> </text:span><text:span text:style-name="T1">האב; </text:span></text:p>
      <text:p text:style-name="P10"><text:span text:style-name="T1">הכל</text:span><text:span text:style-name="T4"> </text:span><text:span text:style-name="T1">גולין</text:span><text:span text:style-name="T4"> </text:span><text:span text:style-name="T2">(</text:span><text:span text:style-name="T8">מפרש</text:span><text:span text:style-name="T5"> </text:span><text:span text:style-name="T8">בגמרא</text:span><text:span text:style-name="T5"> </text:span><text:span text:style-name="T8">לאיתויי</text:span><text:span text:style-name="T5"> </text:span><text:span text:style-name="T8">מאי</text:span><text:span text:style-name="T2">)</text:span><text:span text:style-name="T1"> על</text:span><text:span text:style-name="T4"> </text:span><text:span text:style-name="T1">ידי</text:span><text:span text:style-name="T4"> </text:span><text:span text:style-name="T1">ישראל, וישראל</text:span><text:span text:style-name="T4"> </text:span><text:span text:style-name="T1">גולין</text:span><text:span text:style-name="T4"> </text:span><text:span text:style-name="T1">על</text:span><text:span text:style-name="T4"> </text:span><text:span text:style-name="T1">ידיהן, חוץ</text:span><text:span text:style-name="T4"> </text:span><text:span text:style-name="T1">מגר</text:span><text:span text:style-name="T4"> </text:span><text:span text:style-name="T1">תושב</text:span><text:span text:style-name="T4"> </text:span><text:span text:style-name="T2">(</text:span><text:span text:style-name="T8">שאין</text:span><text:span text:style-name="T5"> </text:span><text:span text:style-name="T8">ישראל</text:span><text:span text:style-name="T5"> </text:span><text:span text:style-name="T8">גולה</text:span><text:span text:style-name="T5"> </text:span><text:span text:style-name="T8">על</text:span><text:span text:style-name="T5"> </text:span><text:span text:style-name="T8">ידו</text:span><text:span text:style-name="T2">)</text:span><text:span text:style-name="T1">; וגר</text:span><text:span text:style-name="T4"> </text:span><text:span text:style-name="T1">תושב</text:span><text:span text:style-name="T4"> </text:span><text:span text:style-name="T1">אינו</text:span><text:span text:style-name="T4"> </text:span><text:span text:style-name="T1">גולה</text:span><text:span text:style-name="T4"> </text:span><text:span text:style-name="T1">אלא</text:span><text:span text:style-name="T4"> </text:span><text:span text:style-name="T1">על</text:span><text:span text:style-name="T4"> </text:span><text:span text:style-name="T1">ידי</text:span><text:span text:style-name="T4"> </text:span><text:span text:style-name="T1">גר</text:span><text:span text:style-name="T4"> </text:span><text:span text:style-name="T1">תושב.</text:span></text:p>
      <text:p text:style-name="P11"/>
      <text:p text:style-name="P11">גמרא: </text:p>
      <text:p text:style-name="P10"><text:span text:style-name="T1">'האב</text:span><text:span text:style-name="T4"> </text:span><text:span text:style-name="T1">גולה</text:span><text:span text:style-name="T4"> </text:span><text:span text:style-name="T1">על</text:span><text:span text:style-name="T4"> </text:span><text:span text:style-name="T1">ידי</text:span><text:span text:style-name="T4"> </text:span><text:span text:style-name="T1">הבן'? והאמרת</text:span><text:span text:style-name="T4"> </text:span><text:span text:style-name="T1">'יצא</text:span><text:span text:style-name="T4"> </text:span><text:span text:style-name="T1">האב</text:span><text:span text:style-name="T4"> </text:span><text:span text:style-name="T1">המכה</text:span><text:span text:style-name="T4"> </text:span><text:span text:style-name="T1">את</text:span><text:span text:style-name="T4"> </text:span><text:span text:style-name="T1">בנו'?</text:span></text:p>
      <text:p text:style-name="P11">דגמיר.</text:p>
      <text:p text:style-name="P10"><text:span text:style-name="T1">והאמרת</text:span><text:span text:style-name="T4"> </text:span><text:span text:style-name="T1">אף</text:span><text:span text:style-name="T4"> </text:span><text:span text:style-name="T1">על</text:span><text:span text:style-name="T4"> </text:span><text:span text:style-name="T1">גב</text:span><text:span text:style-name="T4"> </text:span><text:span text:style-name="T1">דגמיר</text:span><text:span text:style-name="T4"> </text:span><text:span text:style-name="T1">- מצוה</text:span><text:span text:style-name="T4"> </text:span><text:span text:style-name="T1">קעביד?</text:span></text:p>
      <text:p text:style-name="P10"><text:span text:style-name="T1">בשוליא</text:span><text:span text:style-name="T4"> </text:span><text:span text:style-name="T1">דנגרי</text:span><text:span text:style-name="T4"> </text:span><text:span text:style-name="T2">(</text:span><text:span text:style-name="T8">בלימוד</text:span><text:span text:style-name="T5"> </text:span><text:span text:style-name="T8">חרש</text:span><text:span text:style-name="T5"> </text:span><text:span text:style-name="T8">עצים: שאינו</text:span><text:span text:style-name="T5"> </text:span><text:span text:style-name="T8">מלמדו</text:span><text:span text:style-name="T5"> </text:span><text:span text:style-name="T8">תורה</text:span><text:span text:style-name="T5"> </text:span><text:span text:style-name="T8">אלא</text:span><text:span text:style-name="T5"> </text:span><text:span text:style-name="T8">אומנות; 'שוליא' = יויינד"רינו</text:span><text:span text:style-name="T2">)</text:span><text:span text:style-name="T1">.</text:span></text:p>
      <text:p text:style-name="P10"><text:span text:style-name="T1">שוליא</text:span><text:span text:style-name="T4"> </text:span><text:span text:style-name="T1">דנגרי</text:span><text:span text:style-name="T4"> </text:span><text:span text:style-name="T1">- חיותא</text:span><text:span text:style-name="T4"> </text:span><text:span text:style-name="T1">היא</text:span><text:span text:style-name="T4"> </text:span><text:span text:style-name="T1">דלמדיה</text:span><text:span text:style-name="T4"> </text:span><text:span text:style-name="T2">(</text:span><text:span text:style-name="T8">ואף</text:span><text:span text:style-name="T5"> </text:span><text:span text:style-name="T8">זו</text:span><text:span text:style-name="T5"> </text:span><text:span text:style-name="T8">מצוה</text:span><text:span text:style-name="T5"> </text:span><text:span text:style-name="T8">על</text:span><text:span text:style-name="T5"> </text:span><text:span text:style-name="T8">האב</text:span><text:span text:style-name="T5"> </text:span><text:span text:style-name="T8">ללמדו, דילפינן</text:span><text:span text:style-name="T5"> </text:span><text:span text:style-name="T8">לה</text:span><text:span text:style-name="T5"> </text:span><text:span text:style-name="T8">מקרא</text:span><text:span text:style-name="T5"> </text:span><text:span text:style-name="T8">בפרק</text:span><text:span text:style-name="T5"> </text:span><text:span text:style-name="T8">קמא</text:span><text:span text:style-name="T5"> </text:span><text:span text:style-name="T8">דקדושין</text:span><text:span text:style-name="T5"> </text:span><text:span text:style-name="T8">(דף</text:span><text:span text:style-name="T5"> </text:span><text:span text:style-name="T8">ל:): דכתיב</text:span><text:span text:style-name="T5"> </text:span><text:span text:style-name="T8">'</text:span><text:span text:style-name="T11">ראה</text:span><text:span text:style-name="T5"> </text:span><text:span text:style-name="T11">חיים</text:span><text:span text:style-name="T5"> </text:span><text:span text:style-name="T11">עם</text:span><text:span text:style-name="T5"> </text:span><text:span text:style-name="T11">אשה</text:span><text:span text:style-name="T5"> </text:span><text:span text:style-name="T11">אשר</text:span><text:span text:style-name="T5"> </text:span><text:span text:style-name="T11">אהבת</text:span><text:span text:style-name="T8">' [קהלת</text:span><text:span text:style-name="T5"> </text:span><text:span text:style-name="T8">ט,ט] הקיש</text:span><text:span text:style-name="T5"> </text:span><text:span text:style-name="T8">אומנות</text:span><text:span text:style-name="T5"> </text:span><text:span text:style-name="T8">שהוא</text:span><text:span text:style-name="T5"> </text:span><text:span text:style-name="T8">חיותו</text:span><text:span text:style-name="T5"> </text:span><text:span text:style-name="T8">לאשה: כשם</text:span><text:span text:style-name="T5"> </text:span><text:span text:style-name="T8">שאביו</text:span><text:span text:style-name="T5"> </text:span><text:span text:style-name="T8">חייב</text:span><text:span text:style-name="T5"> </text:span><text:span text:style-name="T8">להשיאו</text:span><text:span text:style-name="T5"> </text:span><text:span text:style-name="T8">אשה, כדכתיב</text:span><text:span text:style-name="T5"> </text:span><text:span text:style-name="T8">'</text:span><text:span text:style-name="T11">וקחו</text:span><text:span text:style-name="T5"> </text:span><text:span text:style-name="T11">לבניכם</text:span><text:span text:style-name="T5"> </text:span><text:span text:style-name="T11">נשים</text:span><text:span text:style-name="T8">' [ירמיהו</text:span><text:span text:style-name="T5"> </text:span><text:span text:style-name="T8">כט,ו] - כך</text:span><text:span text:style-name="T5"> </text:span><text:span text:style-name="T8">חייב</text:span><text:span text:style-name="T5"> </text:span><text:span text:style-name="T8">ללמדו</text:span><text:span text:style-name="T5"> </text:span><text:span text:style-name="T8">אומנות</text:span><text:span text:style-name="T2">)</text:span><text:span text:style-name="T1">!?</text:span></text:p>
      <text:p text:style-name="P10"><text:span text:style-name="T1">דגמיר</text:span><text:span text:style-name="T4"> </text:span><text:span text:style-name="T1">אומנותא</text:span><text:span text:style-name="T4"> </text:span><text:span text:style-name="T1">אחריתי.</text:span><text:span text:style-name="T8"> </text:span></text:p>
      <text:p text:style-name="P11"/>
      <text:p text:style-name="P10"><text:span text:style-name="T1">והבן</text:span><text:span text:style-name="T4"> </text:span><text:span text:style-name="T1">גולה</text:span><text:span text:style-name="T4"> </text:span><text:span text:style-name="T1">ע"י</text:span><text:span text:style-name="T4"> </text:span><text:span text:style-name="T1">האב: <text:s/></text:span></text:p>
      <text:p text:style-name="P10"><text:span text:style-name="T1">ורמינהי</text:span><text:span text:style-name="T4"> </text:span><text:span text:style-name="T2">(</text:span><text:span text:style-name="T8">גבי</text:span><text:span text:style-name="T5"> </text:span><text:span text:style-name="T8">הורג</text:span><text:span text:style-name="T5"> </text:span><text:span text:style-name="T8">בשגגה</text:span><text:span text:style-name="T5"> </text:span><text:span text:style-name="T8">כתיב:</text:span><text:span text:style-name="T2">)</text:span><text:span text:style-name="T1"> </text:span><text:span text:style-name="T8">(במדבר</text:span><text:span text:style-name="T5"> </text:span><text:span text:style-name="T8">לה,טו)</text:span><text:span text:style-name="T1"> </text:span><text:span text:style-name="T11">[לבני</text:span><text:span text:style-name="T5"> </text:span><text:span text:style-name="T11">ישראל</text:span><text:span text:style-name="T5"> </text:span><text:span text:style-name="T11">ולגר</text:span><text:span text:style-name="T5"> </text:span><text:span text:style-name="T11">ולתושב</text:span><text:span text:style-name="T5"> </text:span><text:span text:style-name="T11">בתוכם</text:span><text:span text:style-name="T5"> </text:span><text:span text:style-name="T11">תהיינה</text:span><text:span text:style-name="T5"> </text:span><text:span text:style-name="T11">שש</text:span><text:span text:style-name="T5"> </text:span><text:span text:style-name="T11">הערים</text:span><text:span text:style-name="T5"> </text:span><text:span text:style-name="T11">האלה</text:span><text:span text:style-name="T5"> </text:span><text:span text:style-name="T11">למקלט</text:span><text:span text:style-name="T5"> </text:span><text:span text:style-name="T11">לנוס</text:span><text:span text:style-name="T5"> </text:span><text:span text:style-name="T11">שמה</text:span><text:span text:style-name="T5"> </text:span><text:span text:style-name="T11">כל]</text:span><text:span text:style-name="T10"> מכה</text:span><text:span text:style-name="T4"> </text:span><text:span text:style-name="T10">נפש</text:span><text:span text:style-name="T4"> </text:span><text:span text:style-name="T48">[</text:span><text:span text:style-name="T11">בשגגה</text:span><text:span text:style-name="T48">]</text:span><text:span text:style-name="T1"> - פרט</text:span><text:span text:style-name="T4"> </text:span><text:span text:style-name="T1">למכה</text:span><text:span text:style-name="T4"> </text:span><text:span text:style-name="T1">אביו</text:span><text:span text:style-name="T4"> </text:span><text:span text:style-name="T2">(</text:span><text:span text:style-name="T8">שלא</text:span><text:span text:style-name="T5"> </text:span><text:span text:style-name="T8">חייב</text:span><text:span text:style-name="T5"> </text:span><text:span text:style-name="T8">גלות</text:span><text:span text:style-name="T5"> </text:span><text:span text:style-name="T8">אלא</text:span><text:span text:style-name="T5"> </text:span><text:span text:style-name="T8">למי</text:span><text:span text:style-name="T5"> </text:span><text:soft-page-break/><text:span text:style-name="T8">שהכאתו</text:span><text:span text:style-name="T5"> </text:span><text:span text:style-name="T8">תלויה</text:span><text:span text:style-name="T5"> </text:span><text:span text:style-name="T8">בנפש: שאינו</text:span><text:span text:style-name="T5"> </text:span><text:span text:style-name="T8">חייב</text:span><text:span text:style-name="T5"> </text:span><text:span text:style-name="T8">עליו</text:span><text:span text:style-name="T5"> </text:span><text:span text:style-name="T8">אלא</text:span><text:span text:style-name="T5"> </text:span><text:span text:style-name="T8">אם</text:span><text:span text:style-name="T5"> </text:span><text:span text:style-name="T8">כן</text:span><text:span text:style-name="T5"> </text:span><text:span text:style-name="T8">הרגו, יצא</text:span><text:span text:style-name="T5"> </text:span><text:span text:style-name="T8">מכה</text:span><text:span text:style-name="T5"> </text:span><text:span text:style-name="T8">אביו</text:span><text:span text:style-name="T5"> </text:span><text:span text:style-name="T8">שהוא</text:span><text:span text:style-name="T5"> </text:span><text:span text:style-name="T8">חייב</text:span><text:span text:style-name="T5"> </text:span><text:span text:style-name="T8">עליו</text:span><text:span text:style-name="T5"> </text:span><text:span text:style-name="T8">מיתה</text:span><text:span text:style-name="T5"> </text:span><text:span text:style-name="T8">בחבורה</text:span><text:span text:style-name="T5"> </text:span><text:span text:style-name="T8">בעלמא; וקא</text:span><text:span text:style-name="T5"> </text:span><text:span text:style-name="T8">סלקא</text:span><text:span text:style-name="T5"> </text:span><text:span text:style-name="T8">דעתא</text:span><text:span text:style-name="T5"> </text:span><text:span text:style-name="T8">דממעט</text:span><text:span text:style-name="T5"> </text:span><text:span text:style-name="T8">ליה</text:span><text:span text:style-name="T5"> </text:span><text:span text:style-name="T8">מגלות</text:span><text:span text:style-name="T5"> </text:span><text:span text:style-name="T8">אפילו</text:span><text:span text:style-name="T5"> </text:span><text:span text:style-name="T8">הרגו</text:span><text:span text:style-name="T2">)</text:span><text:span text:style-name="T1">!</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הא</text:span><text:span text:style-name="T4"> </text:span><text:span text:style-name="T1">רבי</text:span><text:span text:style-name="T4"> </text:span><text:span text:style-name="T1">שמעון, והא</text:span><text:span text:style-name="T4"> </text:span><text:span text:style-name="T1">רבנן: לרבי</text:span><text:span text:style-name="T4"> </text:span><text:span text:style-name="T1">שמעון, דאמר</text:span><text:span text:style-name="T4"> </text:span><text:span text:style-name="T2">(</text:span><text:span text:style-name="T8">בסנהדרין</text:span><text:span text:style-name="T5"> </text:span><text:span text:style-name="T8">בפרק</text:span><text:span text:style-name="T5"> </text:span><text:span text:style-name="T8">'ארבע</text:span><text:span text:style-name="T5"> </text:span><text:span text:style-name="T8">מיתות' (דף</text:span><text:span text:style-name="T5"> </text:span><text:span text:style-name="T8">מט:)</text:span><text:span text:style-name="T2">)</text:span><text:span text:style-name="T1"> חנק</text:span><text:span text:style-name="T4"> </text:span><text:span text:style-name="T1">חמור</text:span><text:span text:style-name="T4"> </text:span><text:span text:style-name="T1">מסייף</text:span><text:span text:style-name="T4"> </text:span><text:span text:style-name="T2">(</text:span><text:span text:style-name="T8">ולדידיה</text:span><text:span text:style-name="T5"> </text:span><text:span text:style-name="T8">ההורג</text:span><text:span text:style-name="T5"> </text:span><text:span text:style-name="T8">את</text:span><text:span text:style-name="T5"> </text:span><text:span text:style-name="T8">אביו</text:span><text:span text:style-name="T5"> </text:span><text:span text:style-name="T8">בחנק, דתנן</text:span><text:span text:style-name="T5"> </text:span><text:span text:style-name="T8">(שם</text:span><text:span text:style-name="T5"> </text:span><text:span text:style-name="T8">פא.) 'מי</text:span><text:span text:style-name="T5"> </text:span><text:span text:style-name="T8">שנתחייב</text:span><text:span text:style-name="T5"> </text:span><text:span text:style-name="T8">שתי</text:span><text:span text:style-name="T5"> </text:span><text:span text:style-name="T8">מיתות</text:span><text:span text:style-name="T5"> </text:span><text:span text:style-name="T8">בית</text:span><text:span text:style-name="T5"> </text:span><text:span text:style-name="T8">דין</text:span><text:span text:style-name="T5"> </text:span><text:span text:style-name="T8">נידון</text:span><text:span text:style-name="T5"> </text:span><text:span text:style-name="T8">בחמורה', וההורג</text:span><text:span text:style-name="T5"> </text:span><text:span text:style-name="T8">אביו</text:span><text:span text:style-name="T5"> </text:span><text:span text:style-name="T8">חייב</text:span><text:span text:style-name="T5"> </text:span><text:span text:style-name="T8">שתי</text:span><text:span text:style-name="T5"> </text:span><text:span text:style-name="T8">מיתות: שהעושה</text:span><text:span text:style-name="T5"> </text:span><text:span text:style-name="T8">חבורה</text:span><text:span text:style-name="T5"> </text:span><text:span text:style-name="T8">באביו</text:span><text:span text:style-name="T5"> </text:span><text:span text:style-name="T8">מן</text:span><text:span text:style-name="T5"> </text:span><text:span text:style-name="T8">הנחנקין</text:span><text:span text:style-name="T5"> </text:span><text:span text:style-name="T8">הן, והמכה</text:span><text:span text:style-name="T5"> </text:span><text:span text:style-name="T8">נפש</text:span><text:span text:style-name="T5"> </text:span><text:span text:style-name="T8">מן</text:span><text:span text:style-name="T5"> </text:span><text:span text:style-name="T8">הנהרגין, וכאן</text:span><text:span text:style-name="T5"> </text:span><text:span text:style-name="T8">יש</text:span><text:span text:style-name="T5"> </text:span><text:span text:style-name="T8">חבורת</text:span><text:span text:style-name="T5"> </text:span><text:span text:style-name="T8">אביו</text:span><text:span text:style-name="T5"> </text:span><text:span text:style-name="T8">ורציחה; ולרבי</text:span><text:span text:style-name="T5"> </text:span><text:span text:style-name="T8">שמעון, דאמר</text:span><text:span text:style-name="T5"> </text:span><text:span text:style-name="T27">חנק</text:span><text:span text:style-name="T5"> </text:span><text:span text:style-name="T8">חמור, אם</text:span><text:span text:style-name="T5"> </text:span><text:span text:style-name="T8">היה</text:span><text:span text:style-name="T5"> </text:span><text:span text:style-name="T8">זה</text:span><text:span text:style-name="T5"> </text:span><text:span text:style-name="T8">מזיד</text:span><text:span text:style-name="T5"> </text:span><text:span text:style-name="T8">- היה</text:span><text:span text:style-name="T5"> </text:span><text:span text:style-name="T8">בחנק</text:span><text:span text:style-name="T2">)</text:span><text:span text:style-name="T1"> - שגגת</text:span><text:span text:style-name="T4"> </text:span><text:span text:style-name="T1">סייף</text:span><text:span text:style-name="T4"> </text:span><text:span text:style-name="T1">ניתנה</text:span><text:span text:style-name="T4"> </text:span><text:span text:style-name="T1">לכפרה, שגגת</text:span><text:span text:style-name="T4"> </text:span><text:span text:style-name="T1">חנק</text:span><text:span text:style-name="T4"> </text:span><text:span text:style-name="T1">לא</text:span><text:span text:style-name="T4"> </text:span><text:span text:style-name="T1">ניתנה</text:span><text:span text:style-name="T4"> </text:span><text:span text:style-name="T1">לכפרה</text:span><text:span text:style-name="T4"> </text:span><text:span text:style-name="T2">(</text:span><text:span text:style-name="T8">ועכשיו</text:span><text:span text:style-name="T5"> </text:span><text:span text:style-name="T8">שהוא</text:span><text:span text:style-name="T5"> </text:span><text:span text:style-name="T8">שוגג</text:span><text:span text:style-name="T5"> </text:span><text:span text:style-name="T8">לא</text:span><text:span text:style-name="T5"> </text:span><text:span text:style-name="T8">נתנה</text:span><text:span text:style-name="T5"> </text:span><text:span text:style-name="T8">שגגתו</text:span><text:span text:style-name="T5"> </text:span><text:span text:style-name="T8">לכפרה</text:span><text:span text:style-name="T5"> </text:span><text:span text:style-name="T8">בגלות: אם</text:span><text:span text:style-name="T5"> </text:span><text:span text:style-name="T8">נתנה</text:span><text:span text:style-name="T5"> </text:span><text:span text:style-name="T8">תורה</text:span><text:span text:style-name="T5"> </text:span><text:span text:style-name="T8">כפרה</text:span><text:span text:style-name="T5"> </text:span><text:span text:style-name="T8">לשגגת</text:span><text:span text:style-name="T5"> </text:span><text:span text:style-name="T8">סייף</text:span><text:span text:style-name="T5"> </text:span><text:span text:style-name="T8">שהיא</text:span><text:span text:style-name="T5"> </text:span><text:span text:style-name="T8">קלה</text:span><text:span text:style-name="T5"> </text:span><text:span text:style-name="T8">- לא</text:span><text:span text:style-name="T5"> </text:span><text:span text:style-name="T8">נתנה</text:span><text:span text:style-name="T5"> </text:span><text:span text:style-name="T8">כפרה</text:span><text:span text:style-name="T5"> </text:span><text:span text:style-name="T8">לשגגת</text:span><text:span text:style-name="T5"> </text:span><text:span text:style-name="T8">חנק</text:span><text:span text:style-name="T2">)</text:span><text:span text:style-name="T1">; לרבנן, דאמרי</text:span><text:span text:style-name="T4"> </text:span><text:span text:style-name="T1">סייף</text:span><text:span text:style-name="T4"> </text:span><text:span text:style-name="T1">חמור</text:span><text:span text:style-name="T4"> </text:span><text:span text:style-name="T1">מחנק</text:span><text:span text:style-name="T4"> </text:span><text:span text:style-name="T1">- הורג</text:span><text:span text:style-name="T4"> </text:span><text:span text:style-name="T1">אביו</text:span><text:span text:style-name="T4"> </text:span><text:span text:style-name="T1">[בשוגג] שגגת</text:span><text:span text:style-name="T4"> </text:span><text:span text:style-name="T1">סייף</text:span><text:span text:style-name="T4"> </text:span><text:span text:style-name="T1">הוא</text:span><text:span text:style-name="T4"> </text:span><text:span text:style-name="T2">(</text:span><text:span text:style-name="T8">שהרי</text:span><text:span text:style-name="T5"> </text:span><text:span text:style-name="T8">אילו</text:span><text:span text:style-name="T5"> </text:span><text:span text:style-name="T8">מזיד</text:span><text:span text:style-name="T5"> </text:span><text:span text:style-name="T8">היה</text:span><text:span text:style-name="T5"> </text:span><text:span text:style-name="T8">נידון</text:span><text:span text:style-name="T5"> </text:span><text:span text:style-name="T8">בחמורה</text:span><text:span text:style-name="T5"> </text:span><text:span text:style-name="T8">שהיא</text:span><text:span text:style-name="T5"> </text:span><text:span text:style-name="T8">סייף</text:span><text:span text:style-name="T2">)</text:span><text:span text:style-name="T1">, ושגגת</text:span><text:span text:style-name="T4"> </text:span><text:span text:style-name="T1">סייף</text:span><text:span text:style-name="T4"> </text:span><text:span text:style-name="T1">ניתנה</text:span><text:span text:style-name="T4"> </text:span><text:span text:style-name="T1">לכפרה</text:span><text:span text:style-name="T4"> </text:span><text:span text:style-name="T2">(</text:span><text:span text:style-name="T8">בגלות</text:span><text:span text:style-name="T2">)</text:span><text:span text:style-name="T1">.</text:span></text:p>
      <text:p text:style-name="P10"><text:span text:style-name="T1">רבא</text:span><text:span text:style-name="T4"> </text:span><text:span text:style-name="T1">אמר: </text:span><text:span text:style-name="T2">(</text:span><text:span text:style-name="T8">ברייתא</text:span><text:span text:style-name="T5"> </text:span><text:span text:style-name="T8">נמי</text:span><text:span text:style-name="T5"> </text:span><text:span text:style-name="T8">- רבנן, וההורג</text:span><text:span text:style-name="T5"> </text:span><text:span text:style-name="T8">את</text:span><text:span text:style-name="T5"> </text:span><text:span text:style-name="T8">אביו</text:span><text:span text:style-name="T5"> </text:span><text:span text:style-name="T8">נמי</text:span><text:span text:style-name="T5"> </text:span><text:span text:style-name="T8">גולה, דשגגת</text:span><text:span text:style-name="T5"> </text:span><text:span text:style-name="T8">סייף</text:span><text:span text:style-name="T5"> </text:span><text:span text:style-name="T8">היא; והא</text:span><text:span text:style-name="T5"> </text:span><text:span text:style-name="T8">דקתני</text:span><text:span text:style-name="T5"> </text:span><text:span text:style-name="T8">'פרט</text:span><text:span text:style-name="T5"> </text:span><text:span text:style-name="T8">למכה</text:span><text:span text:style-name="T5"> </text:span><text:span text:style-name="T8">אביו' -</text:span><text:span text:style-name="T2">)</text:span><text:span text:style-name="T1"> 'פרט</text:span><text:span text:style-name="T4"> </text:span><text:span text:style-name="T1">לעושה</text:span><text:span text:style-name="T4"> </text:span><text:span text:style-name="T1">חבורה</text:span><text:span text:style-name="T4"> </text:span><text:span text:style-name="T1">באביו</text:span><text:span text:style-name="T4"> </text:span><text:span text:style-name="T1">בשוגג</text:span><text:span text:style-name="T4"> </text:span><text:span text:style-name="T2">(</text:span><text:span text:style-name="T8">לאו</text:span><text:span text:style-name="T5"> </text:span><text:span text:style-name="T8">להורגו</text:span><text:span text:style-name="T5"> </text:span><text:span text:style-name="T8">קא</text:span><text:span text:style-name="T5"> </text:span><text:span text:style-name="T8">ממעיט, אלא</text:span><text:span text:style-name="T5"> </text:span><text:span text:style-name="T8">בעושה</text:span><text:span text:style-name="T5"> </text:span><text:span text:style-name="T8">בו</text:span><text:span text:style-name="T5"> </text:span><text:span text:style-name="T8">חבורה</text:span><text:span text:style-name="T5"> </text:span><text:span text:style-name="T8">בשוגג</text:span><text:span text:style-name="T2">)</text:span><text:span text:style-name="T1">': סלקא</text:span><text:span text:style-name="T4"> </text:span><text:span text:style-name="T1">דעתא</text:span><text:span text:style-name="T4"> </text:span><text:span text:style-name="T1">אמינא</text:span><text:span text:style-name="T4"> </text:span><text:span text:style-name="T1">כיון</text:span><text:span text:style-name="T4"> </text:span><text:span text:style-name="T1">דבמזיד</text:span><text:span text:style-name="T4"> </text:span><text:span text:style-name="T1">בר</text:span><text:span text:style-name="T4"> </text:span><text:span text:style-name="T1">קטלא</text:span><text:span text:style-name="T4"> </text:span><text:span text:style-name="T1">הוא</text:span><text:span text:style-name="T4"> </text:span><text:span text:style-name="T1">בשוגג</text:span><text:span text:style-name="T4"> </text:span><text:span text:style-name="T1">נמי</text:span><text:span text:style-name="T4"> </text:span><text:span text:style-name="T1">ליגלי</text:span><text:span text:style-name="T4"> </text:span><text:span text:style-name="T1">- קא</text:span><text:span text:style-name="T4"> </text:span><text:span text:style-name="T1">משמע</text:span><text:span text:style-name="T4"> </text:span><text:span text:style-name="T1">לן. <text:s/></text:span></text:p>
      <text:p text:style-name="P11"/>
      <text:p text:style-name="P10"><text:span text:style-name="T1">הכל</text:span><text:span text:style-name="T4"> </text:span><text:span text:style-name="T1">גולין</text:span><text:span text:style-name="T4"> </text:span><text:span text:style-name="T1">על</text:span><text:span text:style-name="T4"> </text:span><text:span text:style-name="T1">ידי</text:span><text:span text:style-name="T4"> </text:span><text:span text:style-name="T1">ישראל</text:span><text:span text:style-name="T4"> </text:span><text:span text:style-name="T1">וכו' </text:span><text:span text:style-name="T2">[וישראל</text:span><text:span text:style-name="T5"> </text:span><text:span text:style-name="T2">גולין</text:span><text:span text:style-name="T5"> </text:span><text:span text:style-name="T2">על</text:span><text:span text:style-name="T5"> </text:span><text:span text:style-name="T2">ידיהן, חוץ</text:span><text:span text:style-name="T5"> </text:span><text:span text:style-name="T2">מגר</text:span><text:span text:style-name="T5"> </text:span><text:span text:style-name="T2">תושב]</text:span><text:span text:style-name="T1">: <text:s/></text:span></text:p>
      <text:p text:style-name="P10"><text:span text:style-name="T1">'הכל</text:span><text:span text:style-name="T4"> </text:span><text:span text:style-name="T1">גולין</text:span><text:span text:style-name="T4"> </text:span><text:span text:style-name="T1">על</text:span><text:span text:style-name="T4"> </text:span><text:span text:style-name="T1">ידי</text:span><text:span text:style-name="T4"> </text:span><text:span text:style-name="T1">ישראל' - לאיתויי</text:span><text:span text:style-name="T4"> </text:span><text:span text:style-name="T1">מאי?</text:span></text:p>
      <text:p text:style-name="P10"><text:span text:style-name="T1">לאיתויי</text:span><text:span text:style-name="T4"> </text:span><text:span text:style-name="T1">עבד</text:span><text:span text:style-name="T4"> </text:span><text:span text:style-name="T1">וכותי. </text:span></text:p>
      <text:p text:style-name="P10"><text:span text:style-name="T1">תנינא</text:span><text:span text:style-name="T4"> </text:span><text:span text:style-name="T1">להא, דתנו</text:span><text:span text:style-name="T4"> </text:span><text:span text:style-name="T1">רבנן: 'עבד</text:span><text:span text:style-name="T4"> </text:span><text:span text:style-name="T1">וכותי</text:span><text:span text:style-name="T4"> </text:span><text:span text:style-name="T1">גולה</text:span><text:span text:style-name="T4"> </text:span><text:span text:style-name="T1">ולוקה</text:span><text:span text:style-name="T4"> </text:span><text:span text:style-name="T1">על</text:span><text:span text:style-name="T4"> </text:span><text:span text:style-name="T1">ידי</text:span><text:span text:style-name="T4"> </text:span><text:span text:style-name="T1">ישראל, וישראל</text:span><text:span text:style-name="T4"> </text:span><text:span text:style-name="T1">גולה</text:span><text:span text:style-name="T4"> </text:span><text:span text:style-name="T1">ולוקה</text:span><text:span text:style-name="T4"> </text:span><text:span text:style-name="T1">על</text:span><text:span text:style-name="T4"> </text:span><text:span text:style-name="T1">ידי</text:span><text:span text:style-name="T4"> </text:span><text:span text:style-name="T1">כותי</text:span><text:span text:style-name="T4"> </text:span><text:span text:style-name="T1">ועבד'!</text:span></text:p>
      <text:p text:style-name="P10"><text:span text:style-name="T1">בשלמא</text:span><text:span text:style-name="T4"> </text:span><text:span text:style-name="T1">עבד</text:span><text:span text:style-name="T4"> </text:span><text:span text:style-name="T1">וכותי</text:span><text:span text:style-name="T4"> </text:span><text:span text:style-name="T1">גולה</text:span><text:span text:style-name="T4"> </text:span><text:span text:style-name="T1">ע"י</text:span><text:span text:style-name="T4"> </text:span><text:span text:style-name="T1">ישראל</text:span><text:span text:style-name="T4"> </text:span><text:span text:style-name="T1">ולוקה: 'גולה' - דקטליה, ו'לוקה' - דלטייה</text:span><text:span text:style-name="T4"> </text:span><text:span text:style-name="T2">(</text:span><text:span text:style-name="T8">ואמרינן</text:span><text:span text:style-name="T5"> </text:span><text:span text:style-name="T8">[בשבועות] (דף</text:span><text:span text:style-name="T5"> </text:span><text:span text:style-name="T8">לה.) 'המקלל</text:span><text:span text:style-name="T5"> </text:span><text:span text:style-name="T8">את</text:span><text:span text:style-name="T5"> </text:span><text:span text:style-name="T8">חבירו</text:span><text:span text:style-name="T5"> </text:span><text:span text:style-name="T8">עובר</text:span><text:span text:style-name="T5"> </text:span><text:span text:style-name="T8">בלא</text:span><text:span text:style-name="T5"> </text:span><text:span text:style-name="T8">תעשה', ואתיא</text:span><text:span text:style-name="T5"> </text:span><text:span text:style-name="T8">במה</text:span><text:span text:style-name="T5"> </text:span><text:span text:style-name="T8">הצד</text:span><text:span text:style-name="T5"> </text:span><text:span text:style-name="T8">מהמקלל</text:span><text:span text:style-name="T5"> </text:span><text:span text:style-name="T8">דיין</text:span><text:span text:style-name="T5"> </text:span><text:span text:style-name="T8">ונשיא</text:span><text:span text:style-name="T5"> </text:span><text:span text:style-name="T8">וחרש</text:span><text:span text:style-name="T5"> </text:span><text:span text:style-name="T8">(סנהדרין</text:span><text:span text:style-name="T5"> </text:span><text:span text:style-name="T8">דף</text:span><text:span text:style-name="T5"> </text:span><text:span text:style-name="T8">סו.)</text:span><text:span text:style-name="T2">)</text:span><text:span text:style-name="T1">, אלא</text:span><text:span text:style-name="T4"> </text:span><text:span text:style-name="T1">ישראל</text:span><text:span text:style-name="T4"> </text:span><text:span text:style-name="T1">גולה</text:span><text:span text:style-name="T4"> </text:span><text:span text:style-name="T1">ולוקה</text:span><text:span text:style-name="T4"> </text:span><text:span text:style-name="T1">ע"י</text:span><text:span text:style-name="T4"> </text:span><text:span text:style-name="T1">כותי? בשלמא</text:span><text:span text:style-name="T4"> </text:span><text:span text:style-name="T1">'גולה' – דקטליה, אלא</text:span><text:span text:style-name="T4"> </text:span><text:span text:style-name="T1">'לוקה' אמאי? דלטייה? </text:span><text:span text:style-name="T8">(שמות</text:span><text:span text:style-name="T5"> </text:span><text:span text:style-name="T8">כב,כז)</text:span><text:span text:style-name="T1"> </text:span><text:span text:style-name="T11">[אלהים</text:span><text:span text:style-name="T5"> </text:span><text:span text:style-name="T11">לא</text:span><text:span text:style-name="T5"> </text:span><text:span text:style-name="T11">תקלל]</text:span><text:span text:style-name="T10"> ונשיא</text:span><text:span text:style-name="T4"> </text:span><text:span text:style-name="T10">בעמך</text:span><text:span text:style-name="T4"> </text:span><text:span text:style-name="T10">לא</text:span><text:span text:style-name="T4"> </text:span><text:span text:style-name="T10">תאור</text:span><text:span text:style-name="T4"> </text:span><text:span text:style-name="T1">- בעושה</text:span><text:span text:style-name="T4"> </text:span><text:span text:style-name="T1">מעשה</text:span><text:span text:style-name="T4"> </text:span><text:span text:style-name="T1">עמך? </text:span></text:p>
      <text:p text:style-name="P10"><text:span text:style-name="T1">אלא</text:span><text:span text:style-name="T4"> </text:span><text:span text:style-name="T1">אמר</text:span><text:span text:style-name="T4"> </text:span><text:span text:style-name="T1">רב</text:span><text:span text:style-name="T4"> </text:span><text:span text:style-name="T1">אחא</text:span><text:span text:style-name="T4"> </text:span><text:span text:style-name="T1">בר</text:span><text:span text:style-name="T4"> </text:span><text:span text:style-name="T1">יעקב: כגון</text:span><text:span text:style-name="T4"> </text:span><text:span text:style-name="T1">שהעיד</text:span><text:span text:style-name="T4"> </text:span><text:span text:style-name="T1">בו</text:span><text:span text:style-name="T4"> </text:span><text:span text:style-name="T2">(</text:span><text:span text:style-name="T8">שהוא</text:span><text:span text:style-name="T5"> </text:span><text:span text:style-name="T8">חייב</text:span><text:span text:style-name="T5"> </text:span><text:span text:style-name="T8">מלקות</text:span><text:span text:style-name="T2">)</text:span><text:span text:style-name="T1"> והוזם. דכוותיה</text:span><text:span text:style-name="T4"> </text:span><text:span text:style-name="T1">גבי</text:span><text:span text:style-name="T4"> </text:span><text:span text:style-name="T1">עבד</text:span><text:span text:style-name="T4"> </text:span><text:span text:style-name="T1">שהעיד</text:span><text:span text:style-name="T4"> </text:span><text:span text:style-name="T1">בו</text:span><text:span text:style-name="T4"> </text:span><text:span text:style-name="T1">והוזם</text:span><text:span text:style-name="T4"> </text:span><text:span text:style-name="T1">- עבד</text:span><text:span text:style-name="T4"> </text:span><text:span text:style-name="T1">בר</text:span><text:span text:style-name="T4"> </text:span><text:span text:style-name="T1">עדות</text:span><text:span text:style-name="T4"> </text:span><text:span text:style-name="T1">הוא? </text:span></text:p>
      <text:p text:style-name="P10"><text:span text:style-name="T1">אלא</text:span><text:span text:style-name="T4"> </text:span><text:span text:style-name="T1">אמר</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text:span><text:span text:style-name="T4"> </text:span><text:span text:style-name="T1">איקא: הכא</text:span><text:span text:style-name="T4"> </text:span><text:span text:style-name="T1">במאי</text:span><text:span text:style-name="T4"> </text:span><text:span text:style-name="T1">עסקינן? כגון</text:span><text:span text:style-name="T4"> </text:span><text:span text:style-name="T1">שהכהו</text:span><text:span text:style-name="T4"> </text:span><text:span text:style-name="T1">הכאה</text:span></text:p>
      <text:p text:style-name="P11"/>
      <text:p text:style-name="P10"><text:span text:style-name="T1">(מכות</text:span><text:span text:style-name="T4"> </text:span><text:span text:style-name="T1">ט,א)</text:span></text:p>
      <text:p text:style-name="P10"><text:span text:style-name="T1">שאין</text:span><text:span text:style-name="T4"> </text:span><text:span text:style-name="T1">בה</text:span><text:span text:style-name="T4"> </text:span><text:span text:style-name="T1">שוה</text:span><text:span text:style-name="T4"> </text:span><text:span text:style-name="T1">פרוטה</text:span><text:span text:style-name="T4"> </text:span><text:span text:style-name="T2">(</text:span><text:span text:style-name="T8">שאם</text:span><text:span text:style-name="T5"> </text:span><text:span text:style-name="T8">יש</text:span><text:span text:style-name="T5"> </text:span><text:span text:style-name="T8">בה</text:span><text:span text:style-name="T5"> </text:span><text:span text:style-name="T8">תשלומי</text:span><text:span text:style-name="T5"> </text:span><text:span text:style-name="T8">פרוטה</text:span><text:span text:style-name="T5"> </text:span><text:span text:style-name="T8">- משלם</text:span><text:span text:style-name="T5"> </text:span><text:span text:style-name="T8">ואינו</text:span><text:span text:style-name="T5"> </text:span><text:span text:style-name="T8">לוקה, דילפינן</text:span><text:span text:style-name="T5"> </text:span><text:span text:style-name="T8">בכתובות</text:span><text:span text:style-name="T5"> </text:span><text:span text:style-name="T8">ב'אלו</text:span><text:span text:style-name="T5"> </text:span><text:span text:style-name="T8">נערות' (דף</text:span><text:span text:style-name="T5"> </text:span><text:span text:style-name="T8">לב:) 'בפירוש</text:span><text:span text:style-name="T5"> </text:span><text:span text:style-name="T8">ריבתה</text:span><text:span text:style-name="T5"> </text:span><text:span text:style-name="T8">תורה</text:span><text:span text:style-name="T5"> </text:span><text:span text:style-name="T8">חובל</text:span><text:span text:style-name="T5"> </text:span><text:span text:style-name="T8">בחבירו</text:span><text:span text:style-name="T5"> </text:span><text:span text:style-name="T8">לתשלומין', וכי</text:span><text:span text:style-name="T5"> </text:span><text:span text:style-name="T8">אין</text:span><text:span text:style-name="T5"> </text:span><text:span text:style-name="T8">בה</text:span><text:span text:style-name="T5"> </text:span><text:span text:style-name="T8">שוה</text:span><text:span text:style-name="T5"> </text:span><text:span text:style-name="T8">פרוטה</text:span><text:span text:style-name="T5"> </text:span><text:span text:style-name="T8">- לוקה</text:span><text:span text:style-name="T5"> </text:span><text:span text:style-name="T8">שעבר</text:span><text:span text:style-name="T5"> </text:span><text:span text:style-name="T8">על</text:span><text:span text:style-name="T5"> </text:span><text:span text:style-name="T8">'</text:span><text:span text:style-name="T11">לא</text:span><text:span text:style-name="T5"> </text:span><text:span text:style-name="T11">יוסיף... פן</text:span><text:span text:style-name="T5"> </text:span><text:span text:style-name="T11">יוסיף</text:span><text:span text:style-name="T8">' [דברים</text:span><text:span text:style-name="T5"> </text:span><text:span text:style-name="T8">כה,ג]</text:span><text:span text:style-name="T2">)</text:span><text:span text:style-name="T1">, דאמר</text:span><text:span text:style-name="T4"> </text:span><text:span text:style-name="T1">רבי</text:span><text:span text:style-name="T4"> </text:span><text:span text:style-name="T1">אמי</text:span><text:span text:style-name="T4"> </text:span><text:span text:style-name="T1">אמר</text:span><text:span text:style-name="T4"> </text:span><text:span text:style-name="T1">רבי</text:span><text:span text:style-name="T4"> </text:span><text:span text:style-name="T1">יוחנן: הכהו</text:span><text:span text:style-name="T4"> </text:span><text:span text:style-name="T1">הכאה</text:span><text:span text:style-name="T4"> </text:span><text:span text:style-name="T1">שאין</text:span><text:span text:style-name="T4"> </text:span><text:span text:style-name="T1">בה</text:span><text:span text:style-name="T4"> </text:span><text:span text:style-name="T1">שוה</text:span><text:span text:style-name="T4"> </text:span><text:span text:style-name="T1">פרוטה</text:span><text:span text:style-name="T4"> – </text:span><text:span text:style-name="T1">לוקה, ולא</text:span><text:span text:style-name="T4"> </text:span><text:span text:style-name="T1">מקשינן</text:span><text:span text:style-name="T4"> </text:span><text:span text:style-name="T1">הכאה</text:span><text:span text:style-name="T4"> </text:span><text:span text:style-name="T1">לקללה</text:span><text:span text:style-name="T4"> </text:span><text:span text:style-name="T2">(</text:span><text:span text:style-name="T8">לומר</text:span><text:span text:style-name="T5"> </text:span><text:span text:style-name="T8">שכשם</text:span><text:span text:style-name="T5"> </text:span><text:span text:style-name="T8">שאינו</text:span><text:span text:style-name="T5"> </text:span><text:span text:style-name="T8">לוקה</text:span><text:span text:style-name="T5"> </text:span><text:span text:style-name="T8">על</text:span><text:span text:style-name="T5"> </text:span><text:span text:style-name="T8">קללתו, דכתיב</text:span><text:span text:style-name="T5"> </text:span><text:span text:style-name="T8">'</text:span><text:span text:style-name="T11">בעמך</text:span><text:span text:style-name="T8">' - כך</text:span><text:span text:style-name="T5"> </text:span><text:span text:style-name="T8">לא</text:span><text:span text:style-name="T5"> </text:span><text:span text:style-name="T8">ילקה</text:span><text:span text:style-name="T5"> </text:span><text:span text:style-name="T8">על</text:span><text:span text:style-name="T5"> </text:span><text:span text:style-name="T8">הכאתו; ופלוגתא</text:span><text:span text:style-name="T5"> </text:span><text:span text:style-name="T8">היא</text:span><text:span text:style-name="T5"> </text:span><text:span text:style-name="T8">בסנהדרין: דאיכא</text:span><text:span text:style-name="T5"> </text:span><text:span text:style-name="T8">דמקיש</text:span><text:span text:style-name="T5"> </text:span><text:span text:style-name="T8">ואיכא</text:span><text:span text:style-name="T5"> </text:span><text:span text:style-name="T8">דלא</text:span><text:span text:style-name="T5"> </text:span><text:span text:style-name="T8">מקיש</text:span><text:span text:style-name="T2">)</text:span><text:span text:style-name="T1">. <text:s/></text:span></text:p>
      <text:p text:style-name="P11"/>
      <text:p text:style-name="P10"><text:span text:style-name="T1">חוץ</text:span><text:span text:style-name="T4"> </text:span><text:span text:style-name="T1">מעל</text:span><text:span text:style-name="T4"> </text:span><text:span text:style-name="T1">ידי</text:span><text:span text:style-name="T4"> </text:span><text:span text:style-name="T1">גר</text:span><text:span text:style-name="T4"> </text:span><text:span text:style-name="T1">תושב</text:span><text:span text:style-name="T4"> </text:span><text:span text:style-name="T1">וכו' </text:span><text:span text:style-name="T2">[וגר</text:span><text:span text:style-name="T5"> </text:span><text:span text:style-name="T2">תושב</text:span><text:span text:style-name="T5"> </text:span><text:span text:style-name="T2">אינו</text:span><text:span text:style-name="T5"> </text:span><text:span text:style-name="T2">גולה</text:span><text:span text:style-name="T5"> </text:span><text:span text:style-name="T2">אלא</text:span><text:span text:style-name="T5"> </text:span><text:span text:style-name="T2">על</text:span><text:span text:style-name="T5"> </text:span><text:span text:style-name="T2">ידי</text:span><text:span text:style-name="T5"> </text:span><text:span text:style-name="T2">גר</text:span><text:span text:style-name="T5"> </text:span><text:span text:style-name="T2">תושב]</text:span><text:span text:style-name="T1">: <text:s/></text:span></text:p>
      <text:p text:style-name="P10"><text:span text:style-name="T2">(</text:span><text:span text:style-name="T8">ומשמע</text:span><text:span text:style-name="T5"> </text:span><text:span text:style-name="T8">דמתרוייהו</text:span><text:span text:style-name="T5"> </text:span><text:span text:style-name="T8">ממעט</text:span><text:span text:style-name="T5"> </text:span><text:span text:style-name="T8">ליה: דלא</text:span><text:span text:style-name="T5"> </text:span><text:span text:style-name="T8">הוא</text:span><text:span text:style-name="T5"> </text:span><text:span text:style-name="T8">גולה</text:span><text:span text:style-name="T5"> </text:span><text:span text:style-name="T8">ע"י</text:span><text:span text:style-name="T5"> </text:span><text:span text:style-name="T8">הריגתו</text:span><text:span text:style-name="T5"> </text:span><text:span text:style-name="T8">אלא</text:span><text:span text:style-name="T5"> </text:span><text:span text:style-name="T8">נהרג, ולא</text:span><text:span text:style-name="T5"> </text:span><text:span text:style-name="T8">ישראל</text:span><text:span text:style-name="T5"> </text:span><text:span text:style-name="T8">גולה</text:span><text:span text:style-name="T5"> </text:span><text:span text:style-name="T8">עליו;</text:span><text:span text:style-name="T2">)</text:span><text:span text:style-name="T1"> אלמא</text:span><text:span text:style-name="T4"> </text:span><text:span text:style-name="T1">גר</text:span><text:span text:style-name="T4"> </text:span><text:span text:style-name="T1">תושב</text:span><text:span text:style-name="T4"> </text:span><text:span text:style-name="T1">- עובד</text:span><text:span text:style-name="T4"> </text:span><text:span text:style-name="T1">כוכבים</text:span><text:span text:style-name="T4"> </text:span><text:span text:style-name="T1">הוא!?</text:span></text:p>
      <text:p text:style-name="P10"><text:span text:style-name="T1">אימא</text:span><text:span text:style-name="T4"> </text:span><text:span text:style-name="T1">סיפא: 'גר</text:span><text:span text:style-name="T4"> </text:span><text:span text:style-name="T1">תושב</text:span><text:span text:style-name="T4"> </text:span><text:span text:style-name="T1">גולה</text:span><text:span text:style-name="T4"> </text:span><text:span text:style-name="T1">ע"י</text:span><text:span text:style-name="T4"> </text:span><text:span text:style-name="T1">גר</text:span><text:span text:style-name="T4"> </text:span><text:span text:style-name="T1">תושב'!</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כאן</text:span><text:span text:style-name="T4"> </text:span><text:span text:style-name="T1">- בגר</text:span><text:span text:style-name="T4"> </text:span><text:span text:style-name="T1">תושב</text:span><text:span text:style-name="T4"> </text:span><text:span text:style-name="T1">שהרג</text:span><text:span text:style-name="T4"> </text:span><text:span text:style-name="T1">גר</text:span><text:span text:style-name="T4"> </text:span><text:span text:style-name="T1">תושב</text:span><text:span text:style-name="T4"> </text:span><text:span text:style-name="T2">(</text:span><text:span text:style-name="T8">גולה, כדקתני</text:span><text:span text:style-name="T5"> </text:span><text:span text:style-name="T8">בהדיא</text:span><text:span text:style-name="T2">)</text:span><text:span text:style-name="T1">, כאן</text:span><text:span text:style-name="T4"> </text:span><text:span text:style-name="T2">(</text:span><text:span text:style-name="T8">ורישא</text:span><text:span text:style-name="T2">)</text:span><text:span text:style-name="T1"> - בגר</text:span><text:span text:style-name="T4"> </text:span><text:span text:style-name="T1">תושב</text:span><text:span text:style-name="T4"> </text:span><text:span text:style-name="T1">שהרג</text:span><text:span text:style-name="T4"> </text:span><text:span text:style-name="T1">ישראל</text:span><text:span text:style-name="T4"> </text:span><text:span text:style-name="T2">(</text:span><text:span text:style-name="T8">אינו</text:span><text:span text:style-name="T5"> </text:span><text:span text:style-name="T8">גולה</text:span><text:span text:style-name="T5"> </text:span><text:span text:style-name="T8">דלא</text:span><text:span text:style-name="T5"> </text:span><text:span text:style-name="T8">סגי</text:span><text:span text:style-name="T5"> </text:span><text:span text:style-name="T8">ליה</text:span><text:span text:style-name="T5"> </text:span><text:span text:style-name="T8">בגלות</text:span><text:span text:style-name="T2">)</text:span><text:span text:style-name="T1"> </text:span><text:span text:style-name="T41">[עיין</text:span><text:span text:style-name="T52"> </text:span><text:span text:style-name="T41">רבנו</text:span><text:span text:style-name="T52"> </text:span><text:span text:style-name="T41">חננאל]</text:span><text:span text:style-name="T1">.</text:span></text:p>
      <text:p text:style-name="P11"/>
      <text:p text:style-name="P10"><text:span text:style-name="T1">איכא</text:span><text:span text:style-name="T4"> </text:span><text:span text:style-name="T1">דרמי</text:span><text:span text:style-name="T4"> </text:span><text:span text:style-name="T1">קראי</text:span><text:span text:style-name="T4"> </text:span><text:span text:style-name="T1">אהדדי: כתיב</text:span><text:span text:style-name="T4"> </text:span><text:span text:style-name="T8">(במדבר</text:span><text:span text:style-name="T5"> </text:span><text:span text:style-name="T8">לה,טו)</text:span><text:span text:style-name="T1"> </text:span><text:span text:style-name="T10">לבני</text:span><text:span text:style-name="T4"> </text:span><text:span text:style-name="T10">ישראל</text:span><text:span text:style-name="T4"> </text:span><text:span text:style-name="T10">ולגר</text:span><text:span text:style-name="T4"> </text:span><text:span text:style-name="T10">ולתושב</text:span><text:span text:style-name="T4"> </text:span><text:span text:style-name="T10">בתוכם</text:span><text:span text:style-name="T4"> </text:span><text:span text:style-name="T10">תהיינה</text:span><text:span text:style-name="T4"> </text:span><text:span text:style-name="T10">שש</text:span><text:span text:style-name="T4"> </text:span><text:span text:style-name="T10">הערים</text:span><text:span text:style-name="T4"> </text:span><text:span text:style-name="T11">[למקלט</text:span><text:span text:style-name="T5"> </text:span><text:span text:style-name="T11">לנוס</text:span><text:span text:style-name="T5"> </text:span><text:span text:style-name="T11">שמה</text:span><text:span text:style-name="T5"> </text:span><text:span text:style-name="T11">כל</text:span><text:span text:style-name="T5"> </text:span><text:span text:style-name="T11">מכה</text:span><text:span text:style-name="T5"> </text:span><text:span text:style-name="T11">נפש</text:span><text:span text:style-name="T5"> </text:span><text:span text:style-name="T11">בשגגה]</text:span><text:span text:style-name="T1">, וכתיב</text:span><text:span text:style-name="T4"> </text:span><text:span text:style-name="T8">(במדבר</text:span><text:span text:style-name="T5"> </text:span><text:span text:style-name="T8">לה,יב)</text:span><text:span text:style-name="T1"> </text:span><text:span text:style-name="T10">והיו</text:span><text:span text:style-name="T4"> </text:span><text:span text:style-name="T10">לכם</text:span><text:span text:style-name="T4"> </text:span><text:span text:style-name="T10">הערים</text:span><text:span text:style-name="T4"> </text:span><text:span text:style-name="T10">למקלט</text:span><text:span text:style-name="T4"> </text:span><text:span text:style-name="T11">[מגאל</text:span><text:span text:style-name="T5"> </text:span><text:span text:style-name="T11">ולא</text:span><text:span text:style-name="T5"> </text:span><text:span text:style-name="T11">ימות</text:span><text:span text:style-name="T5"> </text:span><text:span text:style-name="T11">הרצח</text:span><text:span text:style-name="T5"> </text:span><text:span text:style-name="T11">עד</text:span><text:span text:style-name="T5"> </text:span><text:span text:style-name="T11">עמדו</text:span><text:span text:style-name="T5"> </text:span><text:span text:style-name="T11">לפני</text:span><text:span text:style-name="T5"> </text:span><text:span text:style-name="T11">העדה</text:span><text:span text:style-name="T5"> </text:span><text:span text:style-name="T11">למשפט]</text:span><text:span text:style-name="T1"> - לכם</text:span><text:span text:style-name="T4"> </text:span><text:span text:style-name="T1">ולא</text:span><text:span text:style-name="T4"> </text:span><text:span text:style-name="T1">לגרים!?</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כאן</text:span><text:span text:style-name="T4"> </text:span><text:span text:style-name="T8">[פסוק</text:span><text:span text:style-name="T5"> </text:span><text:span text:style-name="T8">יב]</text:span><text:span text:style-name="T1"> בגר</text:span><text:span text:style-name="T4"> </text:span><text:span text:style-name="T1">תושב</text:span><text:span text:style-name="T4"> </text:span><text:span text:style-name="T1">שהרג</text:span><text:span text:style-name="T4"> </text:span><text:span text:style-name="T1">ישראל, כאן</text:span><text:span text:style-name="T4"> </text:span><text:span text:style-name="T8">[פסוק</text:span><text:span text:style-name="T5"> </text:span><text:span text:style-name="T8">טו]</text:span><text:span text:style-name="T1"> בגר</text:span><text:span text:style-name="T4"> </text:span><text:span text:style-name="T1">תושב</text:span><text:span text:style-name="T4"> </text:span><text:span text:style-name="T1">שהרג</text:span><text:span text:style-name="T4"> </text:span><text:span text:style-name="T1">גר</text:span><text:span text:style-name="T4"> </text:span><text:span text:style-name="T1">תושב;</text:span></text:p>
      <text:p text:style-name="P10"><text:span text:style-name="T1">ורמינהי: 'לפיכך</text:span><text:span text:style-name="T4"> </text:span><text:span text:style-name="T1">גר</text:span><text:span text:style-name="T4"> </text:span><text:span text:style-name="T1">[תושב] ועובד</text:span><text:span text:style-name="T4"> </text:span><text:span text:style-name="T1">כוכבים</text:span><text:span text:style-name="T4"> </text:span><text:span text:style-name="T1">שהרגו</text:span><text:span text:style-name="T4"> </text:span><text:span text:style-name="T1">נהרגין' </text:span><text:span text:style-name="T2">(</text:span><text:span text:style-name="T8">אשבע</text:span><text:span text:style-name="T5"> </text:span><text:span text:style-name="T8">מצות</text:span><text:span text:style-name="T5"> </text:span><text:span text:style-name="T8">שנצטוו</text:span><text:span text:style-name="T5"> </text:span><text:span text:style-name="T8">בני</text:span><text:span text:style-name="T5"> </text:span><text:span text:style-name="T8">נח</text:span><text:span text:style-name="T5"> </text:span><text:span text:style-name="T8">קאי, וקיימא</text:span><text:span text:style-name="T5"> </text:span><text:span text:style-name="T8">לן</text:span><text:span text:style-name="T5"> </text:span><text:span text:style-name="T8">'אזהרתן</text:span><text:span text:style-name="T5"> </text:span><text:span text:style-name="T8">זו</text:span><text:span text:style-name="T5"> </text:span><text:span text:style-name="T8">היא</text:span><text:span text:style-name="T5"> </text:span><text:span text:style-name="T8">מיתתן'; לפיכך</text:span><text:span text:style-name="T5"> </text:span><text:span text:style-name="T8">גר</text:span><text:span text:style-name="T5"> </text:span><text:span text:style-name="T8">תושב</text:span><text:span text:style-name="T5"> </text:span><text:span text:style-name="T8">או</text:span><text:span text:style-name="T5"> </text:span><text:span text:style-name="T8">עובד</text:span><text:span text:style-name="T5"> </text:span><text:span text:style-name="T8">כוכבים</text:span><text:span text:style-name="T5"> </text:span><text:span text:style-name="T8">שהרגו</text:span><text:span text:style-name="T5"> </text:span><text:span text:style-name="T8">נהרגין</text:span><text:span text:style-name="T5"> </text:span><text:span text:style-name="T8">ואפי' בשוגג</text:span><text:span text:style-name="T5"> </text:span><text:span text:style-name="T8">שאין</text:span><text:span text:style-name="T5"> </text:span><text:span text:style-name="T8">בני</text:span><text:span text:style-name="T5"> </text:span><text:span text:style-name="T8">נח</text:span><text:span text:style-name="T5"> </text:span><text:span text:style-name="T8">צריכין</text:span><text:span text:style-name="T5"> </text:span><text:span text:style-name="T8">התראה</text:span><text:span text:style-name="T5"> </text:span><text:span text:style-name="T8">כדאמרינן</text:span><text:span text:style-name="T5"> </text:span><text:span text:style-name="T8">בסנהדרין</text:span><text:span text:style-name="T5"> </text:span><text:span text:style-name="T8">(דף</text:span><text:span text:style-name="T5"> </text:span><text:span text:style-name="T8">נז.)</text:span><text:span text:style-name="T2">)</text:span><text:span text:style-name="T1">; קתני</text:span><text:span text:style-name="T4"> </text:span><text:span text:style-name="T1">גר</text:span><text:span text:style-name="T4"> </text:span><text:span text:style-name="T1">דומיא</text:span><text:span text:style-name="T4"> </text:span><text:span text:style-name="T1">דעובד</text:span><text:span text:style-name="T4"> </text:span><text:span text:style-name="T1">כוכבים: מה</text:span><text:span text:style-name="T4"> </text:span><text:span text:style-name="T1">עובד</text:span><text:span text:style-name="T4"> </text:span><text:span text:style-name="T1">כוכבים: לא</text:span><text:span text:style-name="T4"> </text:span><text:soft-page-break/><text:span text:style-name="T1">שנא</text:span><text:span text:style-name="T4"> </text:span><text:span text:style-name="T1">דקטל</text:span><text:span text:style-name="T4"> </text:span><text:span text:style-name="T1">בר</text:span><text:span text:style-name="T4"> </text:span><text:span text:style-name="T1">מיניה</text:span><text:span text:style-name="T4"> </text:span><text:span text:style-name="T2">(</text:span><text:span text:style-name="T8">עובד</text:span><text:span text:style-name="T5"> </text:span><text:span text:style-name="T8">כוכבים</text:span><text:span text:style-name="T5"> </text:span><text:span text:style-name="T8">כמותו</text:span><text:span text:style-name="T2">)</text:span><text:span text:style-name="T1"> ולא</text:span><text:span text:style-name="T4"> </text:span><text:span text:style-name="T1">שנא</text:span><text:span text:style-name="T4"> </text:span><text:span text:style-name="T1">דקטל</text:span><text:span text:style-name="T4"> </text:span><text:span text:style-name="T1">דלאו</text:span><text:span text:style-name="T4"> </text:span><text:span text:style-name="T1">בר</text:span><text:span text:style-name="T4"> </text:span><text:span text:style-name="T1">מיניה</text:span><text:span text:style-name="T4"> </text:span><text:span text:style-name="T2">(</text:span><text:span text:style-name="T8">ישראל</text:span><text:span text:style-name="T2">)</text:span><text:span text:style-name="T1">, נהרג</text:span><text:span text:style-name="T4"> </text:span><text:span text:style-name="T1">- אף</text:span><text:span text:style-name="T4"> </text:span><text:span text:style-name="T1">גר</text:span><text:span text:style-name="T4"> </text:span><text:span text:style-name="T2">(</text:span><text:span text:style-name="T8">תושב</text:span><text:span text:style-name="T2">)</text:span><text:span text:style-name="T1">: לא</text:span><text:span text:style-name="T4"> </text:span><text:span text:style-name="T1">שנא</text:span><text:span text:style-name="T4"> </text:span><text:span text:style-name="T1">דקטל</text:span><text:span text:style-name="T4"> </text:span><text:span text:style-name="T1">בר</text:span><text:span text:style-name="T4"> </text:span><text:span text:style-name="T1">מיניה</text:span><text:span text:style-name="T4"> </text:span><text:span text:style-name="T2">(</text:span><text:span text:style-name="T8">גר</text:span><text:span text:style-name="T5"> </text:span><text:span text:style-name="T8">תושב</text:span><text:span text:style-name="T5"> </text:span><text:span text:style-name="T8">כמותו</text:span><text:span text:style-name="T2">)</text:span><text:span text:style-name="T1"> ולא</text:span><text:span text:style-name="T4"> </text:span><text:span text:style-name="T1">שנא</text:span><text:span text:style-name="T4"> </text:span><text:span text:style-name="T1">קטל</text:span><text:span text:style-name="T4"> </text:span><text:span text:style-name="T1">דלאו</text:span><text:span text:style-name="T4"> </text:span><text:span text:style-name="T1">בר</text:span><text:span text:style-name="T4"> </text:span><text:span text:style-name="T1">מיניה</text:span><text:span text:style-name="T4"> </text:span><text:span text:style-name="T2">(</text:span><text:span text:style-name="T8">ישראל</text:span><text:span text:style-name="T2">)</text:span><text:span text:style-name="T1"> – נהרג!?</text:span></text:p>
      <text:p text:style-name="P10"><text:span text:style-name="T1">אמר</text:span><text:span text:style-name="T4"> </text:span><text:span text:style-name="T1">רב</text:span><text:span text:style-name="T4"> </text:span><text:span text:style-name="T1">חסדא: לא</text:span><text:span text:style-name="T4"> </text:span><text:span text:style-name="T1">קשיא: כאן</text:span><text:span text:style-name="T4"> </text:span><text:span text:style-name="T1">שהרגו</text:span><text:span text:style-name="T4"> </text:span><text:span text:style-name="T1">דרך</text:span><text:span text:style-name="T4"> </text:span><text:span text:style-name="T1">ירידה, כאן</text:span><text:span text:style-name="T4"> </text:span><text:span text:style-name="T1">שהרגו</text:span><text:span text:style-name="T4"> </text:span><text:span text:style-name="T1">דרך</text:span><text:span text:style-name="T4"> </text:span><text:span text:style-name="T1">עלייה: דרך</text:span><text:span text:style-name="T4"> </text:span><text:span text:style-name="T1">ירידה, דישראל</text:span><text:span text:style-name="T4"> </text:span><text:span text:style-name="T1">גלי</text:span><text:span text:style-name="T4"> </text:span><text:span text:style-name="T1">- איהו</text:span><text:span text:style-name="T4"> </text:span><text:span text:style-name="T1">נמי</text:span><text:span text:style-name="T4"> </text:span><text:span text:style-name="T1">סגי</text:span><text:span text:style-name="T4"> </text:span><text:span text:style-name="T1">ליה</text:span><text:span text:style-name="T4"> </text:span><text:span text:style-name="T1">בגלות; דרך</text:span><text:span text:style-name="T4"> </text:span><text:span text:style-name="T1">עלייה</text:span><text:span text:style-name="T4"> </text:span><text:span text:style-name="T1">- דישראל</text:span><text:span text:style-name="T4"> </text:span><text:span text:style-name="T1">פטור</text:span><text:span text:style-name="T4"> </text:span><text:span text:style-name="T1">- הוא</text:span><text:span text:style-name="T4"> </text:span><text:span text:style-name="T1">נהרג. </text:span></text:p>
      <text:p text:style-name="P9"><text:span text:style-name="T67">אמר</text:span><text:span text:style-name="T69"> </text:span><text:span text:style-name="T67">ליה</text:span><text:span text:style-name="T69"> </text:span><text:span text:style-name="T67">רבא</text:span><text:span text:style-name="T4"> </text:span><text:span text:style-name="T85">[רבה</text:span><text:span text:style-name="T83"> – </text:span><text:span text:style-name="T85">הב"ח]</text:span><text:span text:style-name="T67">: ולאו</text:span><text:span text:style-name="T69"> </text:span><text:span text:style-name="T67">קל</text:span><text:span text:style-name="T69"> </text:span><text:span text:style-name="T67">וחומר</text:span><text:span text:style-name="T69"> </text:span><text:span text:style-name="T67">הוא: ומה</text:span><text:span text:style-name="T69"> </text:span><text:span text:style-name="T67">דרך</text:span><text:span text:style-name="T69"> </text:span><text:span text:style-name="T67">ירידה</text:span><text:span text:style-name="T69"> </text:span><text:span text:style-name="T67">דישראל</text:span><text:span text:style-name="T69"> </text:span><text:span text:style-name="T67">גלי</text:span><text:span text:style-name="T69"> </text:span><text:span text:style-name="T67">איהו</text:span><text:span text:style-name="T69"> </text:span><text:span text:style-name="T67">נמי</text:span><text:span text:style-name="T69"> </text:span><text:span text:style-name="T67">סגי</text:span><text:span text:style-name="T69"> </text:span><text:span text:style-name="T67">ליה</text:span><text:span text:style-name="T69"> </text:span><text:span text:style-name="T67">בגלות, דרך</text:span><text:span text:style-name="T69"> </text:span><text:span text:style-name="T67">עלייה</text:span><text:span text:style-name="T69"> </text:span><text:span text:style-name="T67">- דישראל</text:span><text:span text:style-name="T69"> </text:span><text:span text:style-name="T67">פטור</text:span><text:span text:style-name="T69"> </text:span><text:span text:style-name="T67">- איהו</text:span><text:span text:style-name="T69"> </text:span><text:span text:style-name="T67">נהרג?</text:span></text:p>
      <text:p text:style-name="P9"><text:span text:style-name="T67">אלא</text:span><text:span text:style-name="T69"> </text:span><text:span text:style-name="T67">אמר</text:span><text:span text:style-name="T69"> </text:span><text:span text:style-name="T67">רבא</text:span><text:span text:style-name="T4"> </text:span><text:span text:style-name="T85">[רבה</text:span><text:span text:style-name="T83"> – </text:span><text:span text:style-name="T85">הב"ח]</text:span><text:span text:style-name="T67">: באומר</text:span><text:span text:style-name="T69"> </text:span><text:span text:style-name="T67">מותר</text:span><text:span text:style-name="T69"> </text:span><text:span text:style-name="T68">(</text:span><text:span text:style-name="T73">נהרג, דלאו</text:span><text:span text:style-name="T70"> </text:span><text:span text:style-name="T73">בר</text:span><text:span text:style-name="T70"> </text:span><text:span text:style-name="T73">גלות</text:span><text:span text:style-name="T70"> </text:span><text:span text:style-name="T73">הוא</text:span><text:span text:style-name="T68">)</text:span><text:span text:style-name="T67">.</text:span></text:p>
      <text:p text:style-name="P10"><text:span text:style-name="T1">אמר</text:span><text:span text:style-name="T4"> </text:span><text:span text:style-name="T1">ליה</text:span><text:span text:style-name="T4"> </text:span><text:span text:style-name="T1">אביי: 'אומר</text:span><text:span text:style-name="T4"> </text:span><text:span text:style-name="T1">מותר' - אנוס</text:span><text:span text:style-name="T4"> </text:span><text:span text:style-name="T1">הוא! </text:span></text:p>
      <text:p text:style-name="P10"><text:span text:style-name="T1">אמר</text:span><text:span text:style-name="T4"> </text:span><text:span text:style-name="T1">ליה: שֶׁאֲנִי</text:span><text:span text:style-name="T4"> </text:span><text:span text:style-name="T1">אומר: אומר</text:span><text:span text:style-name="T4"> </text:span><text:span text:style-name="T1">מותר</text:span><text:span text:style-name="T4"> </text:span><text:span text:style-name="T1">קרוב</text:span><text:span text:style-name="T4"> </text:span><text:span text:style-name="T1">למזיד</text:span><text:span text:style-name="T4"> </text:span><text:span text:style-name="T1">הוא.</text:span></text:p>
      <text:p text:style-name="P13"/>
      <text:p text:style-name="P10"><text:span text:style-name="T1">ואזדו</text:span><text:span text:style-name="T4"> </text:span><text:span text:style-name="T1">לטעמייהו</text:span><text:span text:style-name="T4"> </text:span><text:span text:style-name="T2">(</text:span><text:span text:style-name="T8">רב</text:span><text:span text:style-name="T5"> </text:span><text:span text:style-name="T8">חסדא</text:span><text:span text:style-name="T5"> </text:span><text:span text:style-name="T8">דלא</text:span><text:span text:style-name="T5"> </text:span><text:span text:style-name="T8">בעי</text:span><text:span text:style-name="T5"> </text:span><text:span text:style-name="T8">לשנויי</text:span><text:span text:style-name="T5"> </text:span><text:span text:style-name="T8">באומר</text:span><text:span text:style-name="T5"> </text:span><text:span text:style-name="T8">מותר</text:span><text:span text:style-name="T5"> </text:span><text:span text:style-name="T8">דקסבר</text:span><text:span text:style-name="T5"> </text:span><text:span text:style-name="T8">אנוס</text:span><text:span text:style-name="T5"> </text:span><text:span text:style-name="T8">הוא</text:span><text:span text:style-name="T5"> </text:span><text:span text:style-name="T8">ורבא</text:span><text:span text:style-name="T5"> </text:span><text:span text:style-name="T8">דאמר</text:span><text:span text:style-name="T5"> </text:span><text:span text:style-name="T8">נהרג</text:span><text:span text:style-name="T2">)</text:span><text:span text:style-name="T1">, דאיתמר: כסבור</text:span><text:span text:style-name="T4"> </text:span><text:span text:style-name="T1">בהמה</text:span><text:span text:style-name="T4"> </text:span><text:span text:style-name="T1">ונמצא</text:span><text:span text:style-name="T4"> </text:span><text:span text:style-name="T1">אדם, כנעני</text:span><text:span text:style-name="T4"> </text:span><text:span text:style-name="T1">ונמצא</text:span><text:span text:style-name="T4"> </text:span><text:span text:style-name="T1">גר</text:span><text:span text:style-name="T4"> </text:span><text:span text:style-name="T1">תושב</text:span><text:span text:style-name="T4"> </text:span><text:span text:style-name="T2">(</text:span><text:span text:style-name="T8">הרי</text:span><text:span text:style-name="T5"> </text:span><text:span text:style-name="T8">זה</text:span><text:span text:style-name="T5"> </text:span><text:span text:style-name="T8">כאומר</text:span><text:span text:style-name="T5"> </text:span><text:span text:style-name="T8">מותר</text:span><text:span text:style-name="T5"> </text:span><text:span text:style-name="T8">שהיה</text:span><text:span text:style-name="T5"> </text:span><text:span text:style-name="T8">לו</text:span><text:span text:style-name="T5"> </text:span><text:span text:style-name="T8">ללמוד, ואף</text:span><text:span text:style-name="T5"> </text:span><text:span text:style-name="T8">זה</text:span><text:span text:style-name="T5"> </text:span><text:span text:style-name="T8">היה</text:span><text:span text:style-name="T5"> </text:span><text:span text:style-name="T8">לו</text:span><text:span text:style-name="T5"> </text:span><text:span text:style-name="T8">לעיין; ובגר</text:span><text:span text:style-name="T5"> </text:span><text:span text:style-name="T8">תושב</text:span><text:span text:style-name="T5"> </text:span><text:span text:style-name="T8">עסקינן</text:span><text:span text:style-name="T2">)</text:span><text:span text:style-name="T1">: רבא</text:span><text:span text:style-name="T4"> </text:span><text:span text:style-name="T1">אומר: חייב</text:span><text:span text:style-name="T4"> </text:span><text:span text:style-name="T2">(</text:span><text:span text:style-name="T8">מיתה</text:span><text:span text:style-name="T2">)</text:span><text:span text:style-name="T1">: אומר</text:span><text:span text:style-name="T4"> </text:span><text:span text:style-name="T1">מותר</text:span><text:span text:style-name="T4"> </text:span><text:span text:style-name="T1">קרוב</text:span><text:span text:style-name="T4"> </text:span><text:span text:style-name="T1">למזיד</text:span><text:span text:style-name="T4"> </text:span><text:span text:style-name="T1">הוא; רב</text:span><text:span text:style-name="T4"> </text:span><text:span text:style-name="T1">חסדא</text:span><text:span text:style-name="T4"> </text:span><text:span text:style-name="T1">אומר: פטור: אומר</text:span><text:span text:style-name="T4"> </text:span><text:span text:style-name="T1">מותר</text:span><text:span text:style-name="T4"> </text:span><text:span text:style-name="T1">אנוס</text:span><text:span text:style-name="T4"> </text:span><text:span text:style-name="T1">הוא.</text:span></text:p>
      <text:p text:style-name="P10"><text:span text:style-name="T1">איתיביה</text:span><text:span text:style-name="T4"> </text:span><text:span text:style-name="T1">רבא</text:span><text:span text:style-name="T4"> </text:span><text:span text:style-name="T1">לרב</text:span><text:span text:style-name="T4"> </text:span><text:span text:style-name="T1">חסדא: </text:span><text:span text:style-name="T8">(בראשית</text:span><text:span text:style-name="T5"> </text:span><text:span text:style-name="T8">כ,ג)</text:span><text:span text:style-name="T1"> </text:span><text:span text:style-name="T11">[ויבא</text:span><text:span text:style-name="T5"> </text:span><text:span text:style-name="T11">אלקים</text:span><text:span text:style-name="T5"> </text:span><text:span text:style-name="T11">אל</text:span><text:span text:style-name="T5"> </text:span><text:span text:style-name="T11">אבימלך</text:span><text:span text:style-name="T5"> </text:span><text:span text:style-name="T11">בחלום</text:span><text:span text:style-name="T5"> </text:span><text:span text:style-name="T11">הלילה</text:span><text:span text:style-name="T5"> </text:span><text:span text:style-name="T11">ויאמר</text:span><text:span text:style-name="T5"> </text:span><text:span text:style-name="T11">לו]</text:span><text:span text:style-name="T10"> הנך</text:span><text:span text:style-name="T4"> </text:span><text:span text:style-name="T10">מת</text:span><text:span text:style-name="T4"> </text:span><text:span text:style-name="T10">על</text:span><text:span text:style-name="T4"> </text:span><text:span text:style-name="T10">האשה</text:span><text:span text:style-name="T4"> </text:span><text:span text:style-name="T10">אשר</text:span><text:span text:style-name="T4"> </text:span><text:span text:style-name="T10">לקחת</text:span><text:span text:style-name="T4"> </text:span><text:span text:style-name="T11">[והוא</text:span><text:span text:style-name="T5"> </text:span><text:span text:style-name="T11">בעלת</text:span><text:span text:style-name="T5"> </text:span><text:span text:style-name="T11">בעל]</text:span><text:span text:style-name="T1">; מאי</text:span><text:span text:style-name="T4"> </text:span><text:span text:style-name="T1">לאו</text:span><text:span text:style-name="T4"> </text:span><text:span text:style-name="T1">בידי</text:span><text:span text:style-name="T4"> </text:span><text:span text:style-name="T1">אדם</text:span><text:span text:style-name="T4"> </text:span><text:span text:style-name="T2">(</text:span><text:span text:style-name="T8">בדיני</text:span><text:span text:style-name="T5"> </text:span><text:span text:style-name="T8">בני</text:span><text:span text:style-name="T5"> </text:span><text:span text:style-name="T8">נח, וזה</text:span><text:span text:style-name="T5"> </text:span><text:span text:style-name="T8">אומר</text:span><text:span text:style-name="T5"> </text:span><text:span text:style-name="T8">מותר</text:span><text:span text:style-name="T5"> </text:span><text:span text:style-name="T8">היה</text:span><text:span text:style-name="T5"> </text:span><text:span text:style-name="T8">כסבור</text:span><text:span text:style-name="T5"> </text:span><text:span text:style-name="T8">אחות</text:span><text:span text:style-name="T5"> </text:span><text:span text:style-name="T8">אברהם</text:span><text:span text:style-name="T5"> </text:span><text:span text:style-name="T8">היא</text:span><text:span text:style-name="T2">)</text:span><text:span text:style-name="T1">?</text:span></text:p>
      <text:p text:style-name="P10"><text:span text:style-name="T1">לא</text:span><text:span text:style-name="T4"> </text:span><text:span text:style-name="T1">בידי</text:span><text:span text:style-name="T4"> </text:span><text:span text:style-name="T1">שמים; דיקא</text:span><text:span text:style-name="T4"> </text:span><text:span text:style-name="T1">נמי</text:span><text:span text:style-name="T4"> </text:span><text:span text:style-name="T1">דכתיב</text:span><text:span text:style-name="T4"> </text:span><text:span text:style-name="T8">(בראשית</text:span><text:span text:style-name="T5"> </text:span><text:span text:style-name="T8">כ,ו)</text:span><text:span text:style-name="T1"> </text:span><text:span text:style-name="T11">[ויאמר</text:span><text:span text:style-name="T5"> </text:span><text:span text:style-name="T11">אליו</text:span><text:span text:style-name="T5"> </text:span><text:span text:style-name="T11">האלהים</text:span><text:span text:style-name="T5"> </text:span><text:span text:style-name="T11">בחלם, גם</text:span><text:span text:style-name="T5"> </text:span><text:span text:style-name="T11">אנכי</text:span><text:span text:style-name="T5"> </text:span><text:span text:style-name="T11">ידעתי</text:span><text:span text:style-name="T5"> </text:span><text:span text:style-name="T11">כי</text:span><text:span text:style-name="T5"> </text:span><text:span text:style-name="T11">בתם</text:span><text:span text:style-name="T5"> </text:span><text:span text:style-name="T11">לבבך</text:span><text:span text:style-name="T5"> </text:span><text:span text:style-name="T11">עשית</text:span><text:span text:style-name="T5"> </text:span><text:span text:style-name="T11">זאת</text:span><text:span text:style-name="T5"> </text:span><text:span text:style-name="T11">ואחשך</text:span><text:span text:style-name="T5"> </text:span><text:span text:style-name="T11">גם</text:span><text:span text:style-name="T5"> </text:span><text:span text:style-name="T11">אנכי</text:span><text:span text:style-name="T5"> </text:span><text:span text:style-name="T11">אותך]</text:span><text:span text:style-name="T10"> מחטוא</text:span><text:span text:style-name="T4"> </text:span><text:span text:style-name="T10">לי</text:span><text:span text:style-name="T4"> </text:span><text:span text:style-name="T11">[על</text:span><text:span text:style-name="T5"> </text:span><text:span text:style-name="T11">כן</text:span><text:span text:style-name="T5"> </text:span><text:span text:style-name="T11">לא</text:span><text:span text:style-name="T5"> </text:span><text:span text:style-name="T11">נתתיך</text:span><text:span text:style-name="T5"> </text:span><text:span text:style-name="T11">לנגע</text:span><text:span text:style-name="T5"> </text:span><text:span text:style-name="T11">אליה]</text:span><text:span text:style-name="T1">.</text:span></text:p>
      <text:p text:style-name="P10"><text:span text:style-name="T1">ולטעמיך</text:span><text:span text:style-name="T4"> </text:span><text:span text:style-name="T8">(בראשית</text:span><text:span text:style-name="T5"> </text:span><text:span text:style-name="T8">לט,ט)</text:span><text:span text:style-name="T1"> </text:span><text:span text:style-name="T11">[איננו</text:span><text:span text:style-name="T5"> </text:span><text:span text:style-name="T11">גדול</text:span><text:span text:style-name="T5"> </text:span><text:span text:style-name="T11">בבית</text:span><text:span text:style-name="T5"> </text:span><text:span text:style-name="T11">הזה</text:span><text:span text:style-name="T5"> </text:span><text:span text:style-name="T11">ממני</text:span><text:span text:style-name="T5"> </text:span><text:span text:style-name="T11">ולא</text:span><text:span text:style-name="T5"> </text:span><text:span text:style-name="T11">חשך</text:span><text:span text:style-name="T5"> </text:span><text:span text:style-name="T11">ממני</text:span><text:span text:style-name="T5"> </text:span><text:span text:style-name="T11">מאומה</text:span><text:span text:style-name="T5"> </text:span><text:span text:style-name="T11">כי</text:span><text:span text:style-name="T5"> </text:span><text:span text:style-name="T11">אם</text:span><text:span text:style-name="T5"> </text:span><text:span text:style-name="T11">אותך</text:span><text:span text:style-name="T5"> </text:span><text:span text:style-name="T11">באשר</text:span><text:span text:style-name="T5"> </text:span><text:span text:style-name="T11">את</text:span><text:span text:style-name="T5"> </text:span><text:span text:style-name="T11">אשתו</text:span><text:span text:style-name="T5"> </text:span><text:span text:style-name="T11">ואיך</text:span><text:span text:style-name="T5"> </text:span><text:span text:style-name="T11">אעשה</text:span><text:span text:style-name="T5"> </text:span><text:span text:style-name="T11">הרעה</text:span><text:span text:style-name="T5"> </text:span><text:span text:style-name="T11">הגדלה</text:span><text:span text:style-name="T5"> </text:span><text:span text:style-name="T11">הזאת]</text:span><text:span text:style-name="T10"> וחטאתי</text:span><text:span text:style-name="T4"> </text:span><text:span text:style-name="T10">לאלהים</text:span><text:span text:style-name="T4"> </text:span><text:span text:style-name="T1">- לאלהים</text:span><text:span text:style-name="T4"> </text:span><text:span text:style-name="T1">ולא</text:span><text:span text:style-name="T4"> </text:span><text:span text:style-name="T1">לאדם</text:span><text:span text:style-name="T4"> </text:span><text:span text:style-name="T2">(</text:span><text:span text:style-name="T8">והלא</text:span><text:span text:style-name="T5"> </text:span><text:span text:style-name="T8">יודע</text:span><text:span text:style-name="T5"> </text:span><text:span text:style-name="T8">שהיא</text:span><text:span text:style-name="T5"> </text:span><text:span text:style-name="T8">אשת</text:span><text:span text:style-name="T5"> </text:span><text:span text:style-name="T8">איש</text:span><text:span text:style-name="T2">)</text:span><text:span text:style-name="T1">!? אלא</text:span><text:span text:style-name="T4"> </text:span><text:span text:style-name="T1">דינו</text:span><text:span text:style-name="T4"> </text:span><text:span text:style-name="T1">מסור</text:span><text:span text:style-name="T4"> </text:span><text:span text:style-name="T1">לאדם; הכא</text:span><text:span text:style-name="T4"> </text:span><text:span text:style-name="T1">נמי</text:span><text:span text:style-name="T4"> </text:span><text:span text:style-name="T1">דינו</text:span><text:span text:style-name="T4"> </text:span><text:span text:style-name="T1">מסור</text:span><text:span text:style-name="T4"> </text:span><text:span text:style-name="T1">לאדם.</text:span></text:p>
      <text:p text:style-name="P10"><text:span text:style-name="T1">איתיביה</text:span><text:span text:style-name="T4"> </text:span><text:span text:style-name="T1">אביי</text:span><text:span text:style-name="T4"> </text:span><text:span text:style-name="T1">לרבא: </text:span><text:span text:style-name="T8">(בראשית</text:span><text:span text:style-name="T5"> </text:span><text:span text:style-name="T8">כ,ד)</text:span><text:span text:style-name="T1"> </text:span><text:span text:style-name="T11">[ואבימלך</text:span><text:span text:style-name="T5"> </text:span><text:span text:style-name="T11">לא</text:span><text:span text:style-name="T5"> </text:span><text:span text:style-name="T11">קרב</text:span><text:span text:style-name="T5"> </text:span><text:span text:style-name="T11">אליה</text:span><text:span text:style-name="T5"> </text:span><text:span text:style-name="T11">ויאמר: ד']</text:span><text:span text:style-name="T10"> הגוי</text:span><text:span text:style-name="T4"> </text:span><text:span text:style-name="T10">גם</text:span><text:span text:style-name="T4"> </text:span><text:span text:style-name="T10">צדיק</text:span><text:span text:style-name="T4"> </text:span><text:span text:style-name="T10">תהרוג</text:span><text:span text:style-name="T4"> </text:span><text:span text:style-name="T11">(</text:span><text:span text:style-name="T8">קסלקא</text:span><text:span text:style-name="T5"> </text:span><text:span text:style-name="T8">דעתא</text:span><text:span text:style-name="T5"> </text:span><text:span text:style-name="T8">שהודה</text:span><text:span text:style-name="T5"> </text:span><text:span text:style-name="T8">לו</text:span><text:span text:style-name="T5"> </text:span><text:span text:style-name="T8">הקב"ה, אלמא</text:span><text:span text:style-name="T5"> </text:span><text:span text:style-name="T8">אנוס</text:span><text:span text:style-name="T5"> </text:span><text:span text:style-name="T8">הוא</text:span><text:span text:style-name="T11">)</text:span><text:span text:style-name="T1">?!</text:span></text:p>
      <text:p text:style-name="P10"><text:span text:style-name="T1">התם</text:span><text:span text:style-name="T4"> </text:span><text:span text:style-name="T1">כדקא</text:span><text:span text:style-name="T4"> </text:span><text:span text:style-name="T1">מהדרי</text:span><text:span text:style-name="T4"> </text:span><text:span text:style-name="T1">עלויה</text:span><text:span text:style-name="T4"> </text:span><text:span text:style-name="T2">(</text:span><text:span text:style-name="T8">לא</text:span><text:span text:style-name="T5"> </text:span><text:span text:style-name="T8">הודה</text:span><text:span text:style-name="T5"> </text:span><text:span text:style-name="T8">לדבריו, שהשיב</text:span><text:span text:style-name="T5"> </text:span><text:span text:style-name="T8">לו</text:span><text:span text:style-name="T5"> </text:span><text:span text:style-name="T8">תשובה</text:span><text:span text:style-name="T5"> </text:span><text:span text:style-name="T8">שחייב</text:span><text:span text:style-name="T5"> </text:span><text:span text:style-name="T8">מיתה, שאינו</text:span><text:span text:style-name="T5"> </text:span><text:span text:style-name="T8">צדיק</text:span><text:span text:style-name="T5"> </text:span><text:span text:style-name="T8">בדבר, שהיה</text:span><text:span text:style-name="T5"> </text:span><text:span text:style-name="T8">לו</text:span><text:span text:style-name="T5"> </text:span><text:span text:style-name="T8">ללמוד</text:span><text:span text:style-name="T5"> </text:span><text:span text:style-name="T8">דרך</text:span><text:span text:style-name="T5"> </text:span><text:span text:style-name="T8">ארץ, כדמפרש</text:span><text:span text:style-name="T5"> </text:span><text:span text:style-name="T8">ואזיל</text:span><text:span text:style-name="T2">)</text:span><text:span text:style-name="T1">: </text:span><text:span text:style-name="T8">(בראשית</text:span><text:span text:style-name="T5"> </text:span><text:span text:style-name="T8">כ,ז)</text:span><text:span text:style-name="T1"> </text:span><text:span text:style-name="T10">ועתה</text:span><text:span text:style-name="T4"> </text:span><text:span text:style-name="T10">השב</text:span><text:span text:style-name="T4"> </text:span><text:span text:style-name="T10">אשת</text:span><text:span text:style-name="T4"> </text:span><text:span text:style-name="T10">האיש</text:span><text:span text:style-name="T4"> </text:span><text:span text:style-name="T10">כי</text:span><text:span text:style-name="T4"> </text:span><text:span text:style-name="T10">נביא</text:span><text:span text:style-name="T4"> </text:span><text:span text:style-name="T10">הוא</text:span><text:span text:style-name="T4"> </text:span><text:span text:style-name="T11">[ויתפלל</text:span><text:span text:style-name="T5"> </text:span><text:span text:style-name="T11">בעדך</text:span><text:span text:style-name="T5"> </text:span><text:span text:style-name="T11">וחיה</text:span><text:span text:style-name="T5"> </text:span><text:span text:style-name="T11">ואם</text:span><text:span text:style-name="T5"> </text:span><text:span text:style-name="T11">אינך</text:span><text:span text:style-name="T5"> </text:span><text:span text:style-name="T11">משיב</text:span><text:span text:style-name="T5"> </text:span><text:span text:style-name="T11">דע</text:span><text:span text:style-name="T5"> </text:span><text:span text:style-name="T11">כי</text:span><text:span text:style-name="T5"> </text:span><text:span text:style-name="T11">מות</text:span><text:span text:style-name="T5"> </text:span><text:span text:style-name="T11">תמות</text:span><text:span text:style-name="T5"> </text:span><text:span text:style-name="T11">אתה</text:span><text:span text:style-name="T5"> </text:span><text:span text:style-name="T11">וכל</text:span><text:span text:style-name="T5"> </text:span><text:span text:style-name="T11">אשר</text:span><text:span text:style-name="T5"> </text:span><text:span text:style-name="T11">לך]</text:span><text:span text:style-name="T1"> -</text:span></text:p>
      <text:p text:style-name="P11"/>
      <text:p text:style-name="P10"><text:span text:style-name="T1">(מכות</text:span><text:span text:style-name="T4"> </text:span><text:span text:style-name="T1">ט,ב)</text:span></text:p>
      <text:p text:style-name="P10"><text:span text:style-name="T1">אשת</text:span><text:span text:style-name="T4"> </text:span><text:span text:style-name="T1">נביא</text:span><text:span text:style-name="T4"> </text:span><text:span text:style-name="T1">הוא</text:span><text:span text:style-name="T4"> </text:span><text:span text:style-name="T1">דתיהדר, דלאו</text:span><text:span text:style-name="T4"> </text:span><text:span text:style-name="T1">נביא</text:span><text:span text:style-name="T4"> </text:span><text:span text:style-name="T1">לא</text:span><text:span text:style-name="T4"> </text:span><text:span text:style-name="T1">תיהדר? אלא</text:span><text:span text:style-name="T4"> </text:span><text:span text:style-name="T1">כדאמר</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נחמני, דאמר</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נחמני</text:span><text:span text:style-name="T4"> </text:span><text:span text:style-name="T1">אמר</text:span><text:span text:style-name="T4"> </text:span><text:span text:style-name="T1">רבי</text:span><text:span text:style-name="T4"> </text:span><text:span text:style-name="T1">יונתן: הכי</text:span><text:span text:style-name="T4"> </text:span><text:span text:style-name="T1">קאמר</text:span><text:span text:style-name="T4"> </text:span><text:span text:style-name="T1">ליה: '</text:span><text:span text:style-name="T10">ועתה</text:span><text:span text:style-name="T4"> </text:span><text:span text:style-name="T10">השב</text:span><text:span text:style-name="T4"> </text:span><text:span text:style-name="T10">אשת</text:span><text:span text:style-name="T4"> </text:span><text:span text:style-name="T10">האיש</text:span><text:span text:style-name="T1">' מכל</text:span><text:span text:style-name="T4"> </text:span><text:span text:style-name="T1">מקום; ודקאמרת</text:span><text:span text:style-name="T4"> </text:span><text:span text:style-name="T1">'</text:span><text:span text:style-name="T10">הגוי</text:span><text:span text:style-name="T4"> </text:span><text:span text:style-name="T10">גם</text:span><text:span text:style-name="T4"> </text:span><text:span text:style-name="T10">צדיק</text:span><text:span text:style-name="T4"> </text:span><text:span text:style-name="T10">תהרוג</text:span><text:span text:style-name="T1">' </text:span><text:span text:style-name="T8">[פסוק</text:span><text:span text:style-name="T5"> </text:span><text:span text:style-name="T8">ה]</text:span><text:span text:style-name="T1"> </text:span><text:span text:style-name="T10">הלא</text:span><text:span text:style-name="T4"> </text:span><text:span text:style-name="T10">הוא</text:span><text:span text:style-name="T4"> </text:span><text:span text:style-name="T10">אמר</text:span><text:span text:style-name="T4"> </text:span><text:span text:style-name="T10">לי</text:span><text:span text:style-name="T4"> </text:span><text:span text:style-name="T10">אחותי</text:span><text:span text:style-name="T4"> </text:span><text:span text:style-name="T10">היא</text:span><text:span text:style-name="T4"> </text:span><text:span text:style-name="T10">וגו' </text:span><text:span text:style-name="T11">[והיא</text:span><text:span text:style-name="T5"> </text:span><text:span text:style-name="T11">גם</text:span><text:span text:style-name="T5"> </text:span><text:span text:style-name="T11">הוא</text:span><text:span text:style-name="T5"> </text:span><text:span text:style-name="T11">אמרה</text:span><text:span text:style-name="T5"> </text:span><text:span text:style-name="T11">אחי</text:span><text:span text:style-name="T5"> </text:span><text:span text:style-name="T11">הוא</text:span><text:span text:style-name="T5"> </text:span><text:span text:style-name="T11">בתם</text:span><text:span text:style-name="T5"> </text:span><text:span text:style-name="T11">לבבי</text:span><text:span text:style-name="T5"> </text:span><text:span text:style-name="T11">ובנקין</text:span><text:span text:style-name="T5"> </text:span><text:span text:style-name="T11">כפי</text:span><text:span text:style-name="T5"> </text:span><text:span text:style-name="T11">עשיתי</text:span><text:span text:style-name="T5"> </text:span><text:span text:style-name="T11">זאת]</text:span><text:span text:style-name="T1">: נביא</text:span><text:span text:style-name="T4"> </text:span><text:span text:style-name="T1">הוא, וממך</text:span><text:span text:style-name="T4"> </text:span><text:span text:style-name="T1">למד: אכסנאי</text:span><text:span text:style-name="T4"> </text:span><text:span text:style-name="T1">הוא</text:span><text:span text:style-name="T4"> </text:span><text:span text:style-name="T1">שבא</text:span><text:span text:style-name="T4"> </text:span><text:span text:style-name="T1">לעיר</text:span><text:span text:style-name="T4"> </text:span><text:span text:style-name="T1">- על</text:span><text:span text:style-name="T4"> </text:span><text:span text:style-name="T1">עסקי</text:span><text:span text:style-name="T4"> </text:span><text:span text:style-name="T1">אכילה</text:span><text:span text:style-name="T4"> </text:span><text:span text:style-name="T1">ושתייה</text:span><text:span text:style-name="T4"> </text:span><text:span text:style-name="T1">שואלין</text:span><text:span text:style-name="T4"> </text:span><text:span text:style-name="T1">אותו, כלום</text:span><text:span text:style-name="T4"> </text:span><text:span text:style-name="T1">שואלין</text:span><text:span text:style-name="T4"> </text:span><text:span text:style-name="T1">אותו</text:span><text:span text:style-name="T4"> </text:span><text:span text:style-name="T1">"אשתך</text:span><text:span text:style-name="T4"> </text:span><text:span text:style-name="T1">זו"? "אחותך</text:span><text:span text:style-name="T4"> </text:span><text:span text:style-name="T1">זו"? - מכאן</text:span><text:span text:style-name="T4"> </text:span><text:span text:style-name="T1">שבן</text:span><text:span text:style-name="T4"> </text:span><text:span text:style-name="T1">נח</text:span><text:span text:style-name="T4"> </text:span><text:span text:style-name="T1">נהרג: שהיה</text:span><text:span text:style-name="T4"> </text:span><text:span text:style-name="T1">לו</text:span><text:span text:style-name="T4"> </text:span><text:span text:style-name="T1">ללמוד</text:span><text:span text:style-name="T4"> </text:span><text:span text:style-name="T1">ולא</text:span><text:span text:style-name="T4"> </text:span><text:span text:style-name="T1">למד.</text:span></text:p>
      <text:p text:style-name="P11"/>
      <text:p text:style-name="P11"/>
      <text:p text:style-name="P11">משנה:</text:p>
      <text:p text:style-name="P10"><text:span text:style-name="T1">הסומא</text:span><text:span text:style-name="T4"> </text:span><text:span text:style-name="T1">אינו</text:span><text:span text:style-name="T4"> </text:span><text:span text:style-name="T1">גולה</text:span><text:span text:style-name="T4"> </text:span><text:span text:style-name="T1">-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גולה.</text:span></text:p>
      <text:p text:style-name="P10"><text:span text:style-name="T1">השונא</text:span><text:span text:style-name="T4"> </text:span><text:span text:style-name="T1">אינו</text:span><text:span text:style-name="T4"> </text:span><text:span text:style-name="T1">גולה.</text:span></text:p>
      <text:p text:style-name="P10"><text:span text:style-name="T1">רבי</text:span><text:span text:style-name="T4"> </text:span><text:span text:style-name="T1">יוסי</text:span><text:span text:style-name="T4"> </text:span><text:span text:style-name="T1">אומר: השונא</text:span><text:span text:style-name="T4"> </text:span><text:span text:style-name="T1">נהרג, מפני</text:span><text:span text:style-name="T4"> </text:span><text:span text:style-name="T1">שהוא</text:span><text:span text:style-name="T4"> </text:span><text:span text:style-name="T1">כמועד</text:span><text:span text:style-name="T4"> </text:span><text:span text:style-name="T2">(</text:span><text:span text:style-name="T8">כמותרה</text:span><text:span text:style-name="T5"> </text:span><text:span text:style-name="T8">עליו</text:span><text:span text:style-name="T5"> </text:span><text:span text:style-name="T8">ועובר</text:span><text:span text:style-name="T5"> </text:span><text:span text:style-name="T8">על</text:span><text:span text:style-name="T5"> </text:span><text:span text:style-name="T8">התראה, דודאי</text:span><text:span text:style-name="T5"> </text:span><text:span text:style-name="T8">לדעת</text:span><text:span text:style-name="T5"> </text:span><text:span text:style-name="T8">הרגו</text:span><text:span text:style-name="T2">)</text:span><text:span text:style-name="T1">.</text:span></text:p>
      <text:p text:style-name="P10"><text:span text:style-name="T1">רבי</text:span><text:span text:style-name="T4"> </text:span><text:span text:style-name="T1">שמעון</text:span><text:span text:style-name="T4"> </text:span><text:span text:style-name="T1">אומר: יש</text:span><text:span text:style-name="T4"> </text:span><text:span text:style-name="T1">שונא</text:span><text:span text:style-name="T4"> </text:span><text:span text:style-name="T1">גולה</text:span><text:span text:style-name="T4"> </text:span><text:span text:style-name="T1">ויש</text:span><text:span text:style-name="T4"> </text:span><text:span text:style-name="T1">שונא</text:span><text:span text:style-name="T4"> </text:span><text:span text:style-name="T1">שאינו</text:span><text:span text:style-name="T4"> </text:span><text:span text:style-name="T1">גולה</text:span><text:span text:style-name="T4"> </text:span><text:span text:style-name="T2">(</text:span><text:span text:style-name="T8">ולא</text:span><text:span text:style-name="T5"> </text:span><text:span text:style-name="T8">נהרג</text:span><text:span text:style-name="T2">)</text:span><text:span text:style-name="T1">; זה</text:span><text:span text:style-name="T4"> </text:span><text:span text:style-name="T1">הכלל</text:span><text:span text:style-name="T4"> </text:span><text:span text:style-name="T1">כל</text:span><text:span text:style-name="T4"> </text:span><text:span text:style-name="T1">שהוא</text:span><text:span text:style-name="T4"> </text:span><text:span text:style-name="T1">יכול</text:span><text:span text:style-name="T4"> </text:span><text:span text:style-name="T1">לומר</text:span><text:span text:style-name="T4"> </text:span><text:span text:style-name="T1">לדעת</text:span><text:span text:style-name="T4"> </text:span><text:span text:style-name="T1">הרג</text:span><text:span text:style-name="T4"> </text:span><text:span text:style-name="T2">(</text:span><text:span text:style-name="T8">כל</text:span><text:span text:style-name="T5"> </text:span><text:span text:style-name="T8">הריגה</text:span><text:span text:style-name="T5"> </text:span><text:span text:style-name="T8">שיכולין</text:span><text:span text:style-name="T5"> </text:span><text:span text:style-name="T8">לומר</text:span><text:span text:style-name="T5"> </text:span><text:span text:style-name="T8">על</text:span><text:span text:style-name="T5"> </text:span><text:span text:style-name="T8">הריגה</text:span><text:span text:style-name="T5"> </text:span><text:span text:style-name="T8">זו</text:span><text:span text:style-name="T5"> </text:span><text:span text:style-name="T8">שלדעת</text:span><text:span text:style-name="T5"> </text:span><text:span text:style-name="T8">היתה</text:span><text:span text:style-name="T2">)</text:span><text:span text:style-name="T1"> - אינו</text:span><text:span text:style-name="T4"> </text:span><text:span text:style-name="T1">גולה</text:span><text:span text:style-name="T4"> </text:span><text:span text:style-name="T2">(</text:span><text:span text:style-name="T8">לפי</text:span><text:span text:style-name="T5"> </text:span><text:span text:style-name="T8">שחשוד</text:span><text:span text:style-name="T5"> </text:span><text:span text:style-name="T8">הוא</text:span><text:span text:style-name="T5"> </text:span><text:span text:style-name="T8">על</text:span><text:span text:style-name="T5"> </text:span><text:span text:style-name="T8">כך</text:span><text:span text:style-name="T2">)</text:span><text:span text:style-name="T1">, ושלא</text:span><text:span text:style-name="T4"> </text:span><text:span text:style-name="T1">לדעת</text:span><text:span text:style-name="T4"> </text:span><text:span text:style-name="T1">הרג</text:span><text:span text:style-name="T4"> </text:span><text:span text:style-name="T2">(</text:span><text:span text:style-name="T8">כשהריגה</text:span><text:span text:style-name="T5"> </text:span><text:span text:style-name="T8">זו</text:span><text:span text:style-name="T5"> </text:span><text:span text:style-name="T8">ודאי</text:span><text:span text:style-name="T5"> </text:span><text:span text:style-name="T8">שלא</text:span><text:span text:style-name="T5"> </text:span><text:span text:style-name="T8">לדעת: שאין</text:span><text:span text:style-name="T5"> </text:span><text:span text:style-name="T8">אדם</text:span><text:span text:style-name="T5"> </text:span><text:span text:style-name="T8">יכול</text:span><text:span text:style-name="T5"> </text:span><text:span text:style-name="T8">לומר</text:span><text:span text:style-name="T5"> </text:span><text:span text:style-name="T8">עליה</text:span><text:span text:style-name="T5"> </text:span><text:span text:style-name="T8">'לדעת</text:span><text:span text:style-name="T5"> </text:span><text:span text:style-name="T8">היתה'</text:span><text:span text:style-name="T2">)</text:span><text:span text:style-name="T1"> - הרי</text:span><text:span text:style-name="T4"> </text:span><text:span text:style-name="T1">זה</text:span><text:span text:style-name="T4"> </text:span><text:span text:style-name="T1">גולה</text:span><text:span text:style-name="T4"> </text:span><text:span text:style-name="T2">(</text:span><text:span text:style-name="T8">ובגמרא</text:span><text:span text:style-name="T5"> </text:span><text:span text:style-name="T8">מפרש</text:span><text:span text:style-name="T5"> </text:span><text:span text:style-name="T8">לה</text:span><text:span text:style-name="T2">)</text:span><text:span text:style-name="T1">.</text:span></text:p>
      <text:p text:style-name="P13"/>
      <text:p text:style-name="P11">גמרא:</text:p>
      <text:p text:style-name="P10"><text:soft-page-break/><text:span text:style-name="T1">תנו</text:span><text:span text:style-name="T4"> </text:span><text:span text:style-name="T1">רבנן: </text:span><text:span text:style-name="T8">(במדבר</text:span><text:span text:style-name="T5"> </text:span><text:span text:style-name="T8">לה,כג)</text:span><text:span text:style-name="T1"> </text:span><text:span text:style-name="T11">[או</text:span><text:span text:style-name="T5"> </text:span><text:span text:style-name="T11">בכל</text:span><text:span text:style-name="T5"> </text:span><text:span text:style-name="T11">אבן</text:span><text:span text:style-name="T5"> </text:span><text:span text:style-name="T11">אשר</text:span><text:span text:style-name="T5"> </text:span><text:span text:style-name="T11">ימות</text:span><text:span text:style-name="T5"> </text:span><text:span text:style-name="T11">בה]</text:span><text:span text:style-name="T10"> בלא</text:span><text:span text:style-name="T4"> </text:span><text:span text:style-name="T10">ראות</text:span><text:span text:style-name="T4"> </text:span><text:span text:style-name="T11">[ויפל</text:span><text:span text:style-name="T5"> </text:span><text:span text:style-name="T11">עליו</text:span><text:span text:style-name="T5"> </text:span><text:span text:style-name="T11">וימת</text:span><text:span text:style-name="T5"> </text:span><text:span text:style-name="T11">והוא</text:span><text:span text:style-name="T5"> </text:span><text:span text:style-name="T11">לא</text:span><text:span text:style-name="T5"> </text:span><text:span text:style-name="T11">אויב</text:span><text:span text:style-name="T5"> </text:span><text:span text:style-name="T11">לו</text:span><text:span text:style-name="T5"> </text:span><text:span text:style-name="T11">ולא</text:span><text:span text:style-name="T5"> </text:span><text:span text:style-name="T11">מבקש</text:span><text:span text:style-name="T5"> </text:span><text:span text:style-name="T11">רעתו]</text:span><text:span text:style-name="T1"> </text:span><text:span text:style-name="T2">(</text:span><text:span text:style-name="T8">'</text:span><text:span text:style-name="T11">בלא</text:span><text:span text:style-name="T5"> </text:span><text:span text:style-name="T11">ראות</text:span><text:span text:style-name="T8">' דמשמע: כאן</text:span><text:span text:style-name="T5"> </text:span><text:span text:style-name="T8">לא</text:span><text:span text:style-name="T5"> </text:span><text:span text:style-name="T8">ראה, אבל</text:span><text:span text:style-name="T5"> </text:span><text:span text:style-name="T8">רואה</text:span><text:span text:style-name="T5"> </text:span><text:span text:style-name="T8">במקום</text:span><text:span text:style-name="T5"> </text:span><text:span text:style-name="T8">אחר</text:span><text:span text:style-name="T2">)</text:span><text:span text:style-name="T1"> - פרט</text:span><text:span text:style-name="T4"> </text:span><text:span text:style-name="T1">לסומא</text:span><text:span text:style-name="T4"> </text:span><text:span text:style-name="T2">(</text:span><text:span text:style-name="T8">שאינו</text:span><text:span text:style-name="T5"> </text:span><text:span text:style-name="T8">רואה</text:span><text:span text:style-name="T5"> </text:span><text:span text:style-name="T8">בשום</text:span><text:span text:style-name="T5"> </text:span><text:span text:style-name="T8">מקום</text:span><text:span text:style-name="T2">)</text:span><text:span text:style-name="T1">,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text:span><text:span text:style-name="T10">בלא</text:span><text:span text:style-name="T4"> </text:span><text:span text:style-name="T10">ראות</text:span><text:span text:style-name="T1">' - לרבות</text:span><text:span text:style-name="T4"> </text:span><text:span text:style-name="T1">את</text:span><text:span text:style-name="T4"> </text:span><text:span text:style-name="T1">הסומא!</text:span></text:p>
      <text:p text:style-name="P10"><text:span text:style-name="T1">מאי</text:span><text:span text:style-name="T4"> </text:span><text:span text:style-name="T1">טעמא</text:span><text:span text:style-name="T4"> </text:span><text:span text:style-name="T1">דרבי</text:span><text:span text:style-name="T4"> </text:span><text:span text:style-name="T1">יהודה?</text:span></text:p>
      <text:p text:style-name="P10"><text:span text:style-name="T1">דכתיב</text:span><text:span text:style-name="T4"> </text:span><text:span text:style-name="T8">(דברים</text:span><text:span text:style-name="T5"> </text:span><text:span text:style-name="T8">יט,ה)</text:span><text:span text:style-name="T1"> ואשר</text:span><text:span text:style-name="T4"> </text:span><text:span text:style-name="T1">יבא</text:span><text:span text:style-name="T4"> </text:span><text:span text:style-name="T1">את</text:span><text:span text:style-name="T4"> </text:span><text:span text:style-name="T1">רעהו</text:span><text:span text:style-name="T4"> </text:span><text:span text:style-name="T1">ביער</text:span><text:span text:style-name="T5"> <text:s/></text:span><text:span text:style-name="T11">[לחטב</text:span><text:span text:style-name="T5"> </text:span><text:span text:style-name="T11">עצים</text:span><text:span text:style-name="T5"> </text:span><text:span text:style-name="T11">ונדחה</text:span><text:span text:style-name="T5"> </text:span><text:span text:style-name="T11">ידו</text:span><text:span text:style-name="T5"> </text:span><text:span text:style-name="T11">בגרזן</text:span><text:span text:style-name="T5"> </text:span><text:span text:style-name="T11">לכרת</text:span><text:span text:style-name="T5"> </text:span><text:span text:style-name="T11">העץ</text:span><text:span text:style-name="T5"> </text:span><text:span text:style-name="T11">ונשל</text:span><text:span text:style-name="T5"> </text:span><text:span text:style-name="T11">הברזל</text:span><text:span text:style-name="T5"> </text:span><text:span text:style-name="T11">מן</text:span><text:span text:style-name="T5"> </text:span><text:span text:style-name="T11">העץ</text:span><text:span text:style-name="T5"> </text:span><text:span text:style-name="T11">ומצא</text:span><text:span text:style-name="T5"> </text:span><text:span text:style-name="T11">את</text:span><text:span text:style-name="T5"> </text:span><text:span text:style-name="T11">רעהו</text:span><text:span text:style-name="T5"> </text:span><text:span text:style-name="T11">ומת</text:span><text:span text:style-name="T4"> </text:span><text:span text:style-name="T10">הוא</text:span><text:span text:style-name="T4"> </text:span><text:span text:style-name="T10">ינוס</text:span><text:span text:style-name="T4"> </text:span><text:span text:style-name="T10">אל</text:span><text:span text:style-name="T4"> </text:span><text:span text:style-name="T10">אחת</text:span><text:span text:style-name="T4"> </text:span><text:span text:style-name="T10">הערים</text:span><text:span text:style-name="T4"> </text:span><text:span text:style-name="T11">האלה</text:span><text:span text:style-name="T5"> </text:span><text:span text:style-name="T11">וחי]</text:span><text:span text:style-name="T1"> - אפילו</text:span><text:span text:style-name="T4"> </text:span><text:span text:style-name="T1">סומא</text:span><text:span text:style-name="T4"> </text:span><text:span text:style-name="T1">אתא! '</text:span><text:span text:style-name="T10">בלא</text:span><text:span text:style-name="T4"> </text:span><text:span text:style-name="T10">ראות</text:span><text:span text:style-name="T1">' – מעטיה; </text:span></text:p>
      <text:p text:style-name="P10"><text:span text:style-name="T1">ורבי</text:span><text:span text:style-name="T4"> </text:span><text:span text:style-name="T1">מאיר?</text:span></text:p>
      <text:p text:style-name="P10"><text:span text:style-name="T1">'</text:span><text:span text:style-name="T10">בלא</text:span><text:span text:style-name="T4"> </text:span><text:span text:style-name="T10">ראות</text:span><text:span text:style-name="T1">' – למעט; '</text:span><text:span text:style-name="T10">בבלי</text:span><text:span text:style-name="T4"> </text:span><text:span text:style-name="T10">דעת</text:span><text:span text:style-name="T1">' – למעט; הוי</text:span><text:span text:style-name="T4"> </text:span><text:span text:style-name="T1">'מיעוט</text:span><text:span text:style-name="T4"> </text:span><text:span text:style-name="T1">אחר</text:span><text:span text:style-name="T4"> </text:span><text:span text:style-name="T1">מיעוט', ואין</text:span><text:span text:style-name="T4"> </text:span><text:span text:style-name="T1">מיעוט</text:span><text:span text:style-name="T4"> </text:span><text:span text:style-name="T1">אחר</text:span><text:span text:style-name="T4"> </text:span><text:span text:style-name="T1">מיעוט</text:span><text:span text:style-name="T4"> </text:span><text:span text:style-name="T1">אלא</text:span><text:span text:style-name="T4"> </text:span><text:span text:style-name="T1">לרבות!</text:span></text:p>
      <text:p text:style-name="P10"><text:span text:style-name="T1">ורבי</text:span><text:span text:style-name="T4"> </text:span><text:span text:style-name="T1">יהודה?</text:span></text:p>
      <text:p text:style-name="P10"><text:span text:style-name="T1">'</text:span><text:span text:style-name="T10">בבלי</text:span><text:span text:style-name="T4"> </text:span><text:span text:style-name="T10">דעת</text:span><text:span text:style-name="T1">' - פרט</text:span><text:span text:style-name="T4"> </text:span><text:span text:style-name="T1">למתכוין</text:span><text:span text:style-name="T4"> </text:span><text:span text:style-name="T1">הוא</text:span><text:span text:style-name="T4"> </text:span><text:span text:style-name="T1">דאתא</text:span><text:span text:style-name="T4"> </text:span><text:span text:style-name="T2">(</text:span><text:span text:style-name="T8">כדאמרן</text:span><text:span text:style-name="T5"> </text:span><text:span text:style-name="T8">לעיל</text:span><text:span text:style-name="T5"> </text:span><text:span text:style-name="T8">(דף</text:span><text:span text:style-name="T5"> </text:span><text:span text:style-name="T8">ז:)</text:span><text:span text:style-name="T2">)</text:span><text:span text:style-name="T1">.</text:span></text:p>
      <text:p text:style-name="P11"/>
      <text:p text:style-name="P10"><text:span text:style-name="T1">רבי</text:span><text:span text:style-name="T4"> </text:span><text:span text:style-name="T1">יוסי</text:span><text:span text:style-name="T4"> </text:span><text:span text:style-name="T1">אומר: השונא</text:span><text:span text:style-name="T4"> </text:span><text:span text:style-name="T1">נהרג</text:span><text:span text:style-name="T4"> </text:span><text:span text:style-name="T1">כו' </text:span><text:span text:style-name="T2">[מפני</text:span><text:span text:style-name="T5"> </text:span><text:span text:style-name="T2">שהוא</text:span><text:span text:style-name="T5"> </text:span><text:span text:style-name="T2">כמועד]</text:span><text:span text:style-name="T1">: <text:s/></text:span></text:p>
      <text:p text:style-name="P10"><text:span text:style-name="T1">והא</text:span><text:span text:style-name="T4"> </text:span><text:span text:style-name="T1">לא</text:span><text:span text:style-name="T4"> </text:span><text:span text:style-name="T1">אתרו</text:span><text:span text:style-name="T4"> </text:span><text:span text:style-name="T1">ביה?</text:span></text:p>
      <text:p text:style-name="P10"><text:span text:style-name="T1">מתניתין</text:span><text:span text:style-name="T4"> </text:span><text:span text:style-name="T1">- 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היא, דתניא: 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אומר: חבר</text:span><text:span text:style-name="T4"> </text:span><text:span text:style-name="T1">אינו</text:span><text:span text:style-name="T4"> </text:span><text:span text:style-name="T1">צריך</text:span><text:span text:style-name="T4"> </text:span><text:span text:style-name="T1">התראה, לפי</text:span><text:span text:style-name="T4"> </text:span><text:span text:style-name="T1">שלא</text:span><text:span text:style-name="T4"> </text:span><text:span text:style-name="T1">ניתנה</text:span><text:span text:style-name="T4"> </text:span><text:span text:style-name="T1">התראה</text:span><text:span text:style-name="T4"> </text:span><text:span text:style-name="T1">אלא</text:span><text:span text:style-name="T4"> </text:span><text:span text:style-name="T1">להבחין</text:span><text:span text:style-name="T4"> </text:span><text:span text:style-name="T1">בין</text:span><text:span text:style-name="T4"> </text:span><text:span text:style-name="T1">שוגג</text:span><text:span text:style-name="T4"> </text:span><text:span text:style-name="T1">למזיד</text:span><text:span text:style-name="T4"> </text:span><text:span text:style-name="T2">(</text:span><text:span text:style-name="T8">שלא</text:span><text:span text:style-name="T5"> </text:span><text:span text:style-name="T8">יכול</text:span><text:span text:style-name="T5"> </text:span><text:span text:style-name="T8">לומר</text:span><text:span text:style-name="T5"> </text:span><text:span text:style-name="T8">"לא</text:span><text:span text:style-name="T5"> </text:span><text:span text:style-name="T8">הייתי</text:span><text:span text:style-name="T5"> </text:span><text:span text:style-name="T8">יודע</text:span><text:span text:style-name="T5"> </text:span><text:span text:style-name="T8">שאסור"</text:span><text:span text:style-name="T2">)</text:span><text:span text:style-name="T1">.</text:span></text:p>
      <text:p text:style-name="P11"/>
      <text:p text:style-name="P10"><text:span text:style-name="T1">רבי</text:span><text:span text:style-name="T4"> </text:span><text:span text:style-name="T1">שמעון</text:span><text:span text:style-name="T4"> </text:span><text:span text:style-name="T1">אומר: יש</text:span><text:span text:style-name="T4"> </text:span><text:span text:style-name="T1">שונא</text:span><text:span text:style-name="T4"> </text:span><text:span text:style-name="T1">גולה</text:span><text:span text:style-name="T4"> </text:span><text:span text:style-name="T2">[ויש</text:span><text:span text:style-name="T5"> </text:span><text:span text:style-name="T2">שונא</text:span><text:span text:style-name="T5"> </text:span><text:span text:style-name="T2">שאינו</text:span><text:span text:style-name="T5"> </text:span><text:span text:style-name="T2">גולה: זה</text:span><text:span text:style-name="T5"> </text:span><text:span text:style-name="T2">הכלל</text:span><text:span text:style-name="T5"> </text:span><text:span text:style-name="T2">כל</text:span><text:span text:style-name="T5"> </text:span><text:span text:style-name="T2">שהוא</text:span><text:span text:style-name="T5"> </text:span><text:span text:style-name="T2">יכול</text:span><text:span text:style-name="T5"> </text:span><text:span text:style-name="T2">לומר</text:span><text:span text:style-name="T5"> </text:span><text:span text:style-name="T2">לדעת</text:span><text:span text:style-name="T5"> </text:span><text:span text:style-name="T2">הרג</text:span><text:span text:style-name="T5"> </text:span><text:span text:style-name="T2">- אינו</text:span><text:span text:style-name="T5"> </text:span><text:span text:style-name="T2">גולה, ושלא</text:span><text:span text:style-name="T5"> </text:span><text:span text:style-name="T2">לדעת</text:span><text:span text:style-name="T5"> </text:span><text:span text:style-name="T2">הרג</text:span><text:span text:style-name="T5"> </text:span><text:span text:style-name="T2">- הרי</text:span><text:span text:style-name="T5"> </text:span><text:span text:style-name="T2">זה</text:span><text:span text:style-name="T5"> </text:span><text:span text:style-name="T2">גולה]</text:span><text:span text:style-name="T1">: <text:s/></text:span></text:p>
      <text:p text:style-name="P10"><text:span text:style-name="T1">תניא: 'כיצד</text:span><text:span text:style-name="T4"> </text:span><text:span text:style-name="T1">אמר</text:span><text:span text:style-name="T4"> </text:span><text:span text:style-name="T1">רבי</text:span><text:span text:style-name="T4"> </text:span><text:span text:style-name="T1">שמעון</text:span><text:span text:style-name="T4"> </text:span><text:span text:style-name="T1">'יש</text:span><text:span text:style-name="T4"> </text:span><text:span text:style-name="T1">שונא</text:span><text:span text:style-name="T4"> </text:span><text:span text:style-name="T1">גולה</text:span><text:span text:style-name="T4"> </text:span><text:span text:style-name="T1">ויש</text:span><text:span text:style-name="T4"> </text:span><text:span text:style-name="T1">שונא</text:span><text:span text:style-name="T4"> </text:span><text:span text:style-name="T1">שאינו</text:span><text:span text:style-name="T4"> </text:span><text:span text:style-name="T1">גולה'? – 'נפסק</text:span><text:span text:style-name="T4"> </text:span><text:span text:style-name="T2">(</text:span><text:span text:style-name="T8">החבל, ונפל</text:span><text:span text:style-name="T5"> </text:span><text:span text:style-name="T8">עליו</text:span><text:span text:style-name="T2">)</text:span><text:span text:style-name="T1">' גולה</text:span><text:span text:style-name="T4"> </text:span><text:span text:style-name="T2">(</text:span><text:span text:style-name="T8">אין</text:span><text:span text:style-name="T5"> </text:span><text:span text:style-name="T8">לומר</text:span><text:span text:style-name="T5"> </text:span><text:span text:style-name="T8">בא</text:span><text:span text:style-name="T5"> </text:span><text:span text:style-name="T8">'לדעת</text:span><text:span text:style-name="T5"> </text:span><text:span text:style-name="T8">זה'</text:span><text:span text:style-name="T2">)</text:span><text:span text:style-name="T1">, 'נשמט' </text:span><text:span text:style-name="T2">(</text:span><text:span text:style-name="T8">החבל</text:span><text:span text:style-name="T5"> </text:span><text:span text:style-name="T8">מידו</text:span><text:span text:style-name="T5"> </text:span><text:span text:style-name="T8">ונפלה</text:span><text:span text:style-name="T5"> </text:span><text:span text:style-name="T8">עליו</text:span><text:span text:style-name="T2">)</text:span><text:span text:style-name="T1"> - אינו</text:span><text:span text:style-name="T4"> </text:span><text:span text:style-name="T1">גולה</text:span><text:span text:style-name="T4"> </text:span><text:span text:style-name="T2">(</text:span><text:span text:style-name="T8">שיש</text:span><text:span text:style-name="T5"> </text:span><text:span text:style-name="T8">לומר</text:span><text:span text:style-name="T5"> </text:span><text:span text:style-name="T8">'לדעת</text:span><text:span text:style-name="T5"> </text:span><text:span text:style-name="T8">עשה'</text:span><text:span text:style-name="T2">)</text:span><text:span text:style-name="T1">'.</text:span></text:p>
      <text:p text:style-name="P11"/>
      <text:p text:style-name="P10"><text:span text:style-name="T1">והתניא: 'רבי</text:span><text:span text:style-name="T4"> </text:span><text:span text:style-name="T1">שמעון</text:span><text:span text:style-name="T4"> </text:span><text:span text:style-name="T1">אומר: לעולם</text:span><text:span text:style-name="T4"> </text:span><text:span text:style-name="T1">אינו</text:span><text:span text:style-name="T4"> </text:span><text:span text:style-name="T1">גולה</text:span><text:span text:style-name="T4"> </text:span><text:span text:style-name="T1">עד</text:span><text:span text:style-name="T4"> </text:span><text:span text:style-name="T1">שישמט</text:span><text:span text:style-name="T4"> </text:span><text:span text:style-name="T1">מחצלו</text:span><text:span text:style-name="T4"> </text:span><text:span text:style-name="T2">(</text:span><text:span text:style-name="T8">הוא</text:span><text:span text:style-name="T5"> </text:span><text:span text:style-name="T8">מעגילה: שפעמים</text:span><text:span text:style-name="T5"> </text:span><text:span text:style-name="T8">שטחין</text:span><text:span text:style-name="T5"> </text:span><text:span text:style-name="T8">במחצלים, שהוא</text:span><text:span text:style-name="T5"> </text:span><text:span text:style-name="T8">כלי</text:span><text:span text:style-name="T5"> </text:span><text:span text:style-name="T8">אומנות</text:span><text:span text:style-name="T5"> </text:span><text:span text:style-name="T8">של</text:span><text:span text:style-name="T5"> </text:span><text:span text:style-name="T8">בונים, ובלע"ז</text:span><text:span text:style-name="T5"> </text:span><text:span text:style-name="T8">טרואיל"ה</text:span><text:span text:style-name="T2">)</text:span><text:span text:style-name="T1"> מידו</text:span><text:span text:style-name="T4"> </text:span><text:span text:style-name="T2">(</text:span><text:span text:style-name="T8">לעולם</text:span><text:span text:style-name="T5"> </text:span><text:span text:style-name="T8">אינו</text:span><text:span text:style-name="T5"> </text:span><text:span text:style-name="T8">גולה</text:span><text:span text:style-name="T5"> </text:span><text:span text:style-name="T8">לא</text:span><text:span text:style-name="T5"> </text:span><text:span text:style-name="T8">אוהב</text:span><text:span text:style-name="T5"> </text:span><text:span text:style-name="T8">ולא</text:span><text:span text:style-name="T5"> </text:span><text:span text:style-name="T8">שונא</text:span><text:span text:style-name="T5"> </text:span><text:span text:style-name="T8">בנפסק</text:span><text:span text:style-name="T5"> </text:span><text:span text:style-name="T8">אלא</text:span><text:span text:style-name="T5"> </text:span><text:span text:style-name="T8">בנשמט</text:span><text:span text:style-name="T2">)</text:span><text:span text:style-name="T1">': קשיא</text:span><text:span text:style-name="T4"> </text:span><text:span text:style-name="T1">נפסק</text:span><text:span text:style-name="T4"> </text:span><text:span text:style-name="T1">אנפסק, קשיא</text:span><text:span text:style-name="T4"> </text:span><text:span text:style-name="T1">נשמט</text:span><text:span text:style-name="T4"> </text:span><text:span text:style-name="T1">אנשמט!?</text:span></text:p>
      <text:p text:style-name="P10"><text:span text:style-name="T1">נפסק</text:span><text:span text:style-name="T4"> </text:span><text:span text:style-name="T1">אנפסק</text:span><text:span text:style-name="T4"> </text:span><text:span text:style-name="T1">לא</text:span><text:span text:style-name="T4"> </text:span><text:span text:style-name="T1">קשיא: הא</text:span><text:span text:style-name="T4"> </text:span><text:span text:style-name="T2">(</text:span><text:span text:style-name="T8">דקתני</text:span><text:span text:style-name="T5"> </text:span><text:span text:style-name="T8">'נשמט</text:span><text:span text:style-name="T5"> </text:span><text:span text:style-name="T8">גולה'</text:span><text:span text:style-name="T2">)</text:span><text:span text:style-name="T1"> - באוהב</text:span><text:span text:style-name="T4"> </text:span><text:span text:style-name="T2">(</text:span><text:span text:style-name="T8">דלא</text:span><text:span text:style-name="T5"> </text:span><text:span text:style-name="T8">חשיד</text:span><text:span text:style-name="T5"> </text:span><text:span text:style-name="T8">דעביד</text:span><text:span text:style-name="T5"> </text:span><text:span text:style-name="T8">מדעת</text:span><text:span text:style-name="T2">)</text:span><text:span text:style-name="T1">; והא</text:span><text:span text:style-name="T4"> </text:span><text:span text:style-name="T2">(</text:span><text:span text:style-name="T8">דקתני</text:span><text:span text:style-name="T5"> </text:span><text:span text:style-name="T8">'נשמט</text:span><text:span text:style-name="T5"> </text:span><text:span text:style-name="T8">אינו</text:span><text:span text:style-name="T5"> </text:span><text:span text:style-name="T8">גולה'</text:span><text:span text:style-name="T2">)</text:span><text:span text:style-name="T1"> – בשונא</text:span><text:span text:style-name="T4"> </text:span><text:span text:style-name="T2">(</text:span><text:span text:style-name="T8">כדקתני</text:span><text:span text:style-name="T5"> </text:span><text:span text:style-name="T8">בהדיא</text:span><text:span text:style-name="T5"> </text:span><text:span text:style-name="T8">בברייתא: יש</text:span><text:span text:style-name="T5"> </text:span><text:span text:style-name="T8">שונא</text:span><text:span text:style-name="T5"> </text:span><text:span text:style-name="T8">שאינו</text:span><text:span text:style-name="T5"> </text:span><text:span text:style-name="T8">גולה, ומפרש</text:span><text:span text:style-name="T5"> </text:span><text:span text:style-name="T8">מילתיה: נשמט</text:span><text:span text:style-name="T5"> </text:span><text:span text:style-name="T8">- אינו</text:span><text:span text:style-name="T5"> </text:span><text:span text:style-name="T8">גולה</text:span><text:span text:style-name="T2">)</text:span><text:span text:style-name="T1">; נשמט</text:span><text:span text:style-name="T4"> </text:span><text:span text:style-name="T1">אנשמט</text:span><text:span text:style-name="T4"> </text:span><text:span text:style-name="T1">לא</text:span><text:span text:style-name="T4"> </text:span><text:span text:style-name="T1">קשיא: הא</text:span><text:span text:style-name="T4"> </text:span><text:span text:style-name="T1">רבי</text:span><text:span text:style-name="T4"> </text:span><text:span text:style-name="T1">והא</text:span><text:span text:style-name="T4"> </text:span><text:span text:style-name="T1">רבנן</text:span><text:span text:style-name="T4"> </text:span><text:span text:style-name="T2">(</text:span><text:span text:style-name="T8">הא</text:span><text:span text:style-name="T5"> </text:span><text:span text:style-name="T8">דקתני</text:span><text:span text:style-name="T5"> </text:span><text:span text:style-name="T8">'נשמט</text:span><text:span text:style-name="T5"> </text:span><text:span text:style-name="T8">גולה' באוהב</text:span><text:span text:style-name="T5"> </text:span><text:span text:style-name="T8">דלא</text:span><text:span text:style-name="T5"> </text:span><text:span text:style-name="T8">חשיד</text:span><text:span text:style-name="T5"> </text:span><text:span text:style-name="T8">דעביד</text:span><text:span text:style-name="T5"> </text:span><text:span text:style-name="T8">מדעת</text:span><text:span text:style-name="T5"> </text:span><text:span text:style-name="T8">ו</text:span><text:span text:style-name="T5"> </text:span><text:span text:style-name="T8">בשונא</text:span><text:span text:style-name="T2">)</text:span><text:span text:style-name="T1">.</text:span><text:span text:style-name="T8"> </text:span></text:p>
      <text:p text:style-name="P15"><text:span text:style-name="T7">(הא</text:span><text:span text:style-name="T4"> </text:span><text:span text:style-name="T7">דקתני</text:span><text:span text:style-name="T4"> </text:span><text:span text:style-name="T7">'נפסק</text:span><text:span text:style-name="T4"> </text:span><text:span text:style-name="T7">גולה' - אפילו</text:span><text:span text:style-name="T4"> </text:span><text:span text:style-name="T7">בשונא, וכל</text:span><text:span text:style-name="T4"> </text:span><text:span text:style-name="T7">שכן</text:span><text:span text:style-name="T4"> </text:span><text:span text:style-name="T7">באוהב</text:span><text:span text:style-name="T4"> – </text:span><text:span text:style-name="T7">רבנן, ואליבא</text:span><text:span text:style-name="T4"> </text:span><text:span text:style-name="T7">דרבי</text:span><text:span text:style-name="T4"> </text:span><text:span text:style-name="T7">שמעון</text:span><text:span text:style-name="T4"> </text:span><text:span text:style-name="T7">הוא, דאמר</text:span><text:span text:style-name="T4"> </text:span><text:span text:style-name="T7">'נשמט</text:span><text:span text:style-name="T4"> </text:span><text:span text:style-name="T7">הברזל</text:span><text:span text:style-name="T4"> </text:span><text:span text:style-name="T7">מקתו</text:span><text:span text:style-name="T4"> </text:span><text:span text:style-name="T7">והרג</text:span><text:span text:style-name="T4"> </text:span><text:span text:style-name="T7">גולה, ו'נפסק</text:span><text:span text:style-name="T4"> </text:span><text:span text:style-name="T7">החבל' דומיא</text:span><text:span text:style-name="T4"> </text:span><text:span text:style-name="T7">דנשמט</text:span><text:span text:style-name="T4"> </text:span><text:span text:style-name="T7">הברזל</text:span><text:span text:style-name="T4"> </text:span><text:span text:style-name="T7">מקתו</text:span><text:span text:style-name="T4"> </text:span><text:span text:style-name="T7">היא: שנשאר</text:span><text:span text:style-name="T4"> </text:span><text:span text:style-name="T7">האגד</text:span><text:span text:style-name="T4"> </text:span><text:span text:style-name="T7">בידו; והא</text:span><text:span text:style-name="T4"> </text:span><text:span text:style-name="T7">דקתני</text:span><text:span text:style-name="T4"> </text:span><text:span text:style-name="T7">'נפסק</text:span><text:span text:style-name="T4"> </text:span><text:span text:style-name="T7">אינו</text:span><text:span text:style-name="T4"> </text:span><text:span text:style-name="T7">גולה' - רבי</text:span><text:span text:style-name="T4"> </text:span><text:span text:style-name="T7">היא, דאמר</text:span><text:span text:style-name="T4"> </text:span><text:span text:style-name="T7">'נשמט</text:span><text:span text:style-name="T4"> </text:span><text:span text:style-name="T7">הברזל</text:span><text:span text:style-name="T4"> </text:span><text:span text:style-name="T7">מקתו</text:span><text:span text:style-name="T4"> </text:span><text:span text:style-name="T7">אינו</text:span><text:span text:style-name="T4"> </text:span><text:span text:style-name="T7">גולה'; והוא</text:span><text:span text:style-name="T4"> </text:span><text:span text:style-name="T7">הדין</text:span><text:span text:style-name="T4"> </text:span><text:span text:style-name="T7">לחבל</text:span><text:span text:style-name="T4"> </text:span><text:span text:style-name="T7">הנפסק</text:span><text:span text:style-name="T4"> </text:span><text:span text:style-name="T7">עד</text:span><text:span text:style-name="T4"> </text:span><text:span text:style-name="T7">שישמט</text:span><text:span text:style-name="T4"> </text:span><text:span text:style-name="T7">מחצלו</text:span><text:span text:style-name="T4"> </text:span><text:span text:style-name="T7">מידו, שאין</text:span><text:span text:style-name="T4"> </text:span><text:span text:style-name="T7">נשאר</text:span><text:span text:style-name="T4"> </text:span><text:span text:style-name="T7">בידו</text:span><text:span text:style-name="T4"> </text:span><text:span text:style-name="T7">כלום, דומיא</text:span><text:span text:style-name="T4"> </text:span><text:span text:style-name="T7">דמן</text:span><text:span text:style-name="T4"> </text:span><text:span text:style-name="T7">העץ</text:span><text:span text:style-name="T4"> </text:span><text:span text:style-name="T7">המתבקע; ולרבי</text:span><text:span text:style-name="T4"> </text:span><text:span text:style-name="T7">אליבא</text:span><text:span text:style-name="T4"> </text:span><text:span text:style-name="T7">דרבי</text:span><text:span text:style-name="T4"> </text:span><text:span text:style-name="T7">שמעון</text:span><text:span text:style-name="T4"> </text:span><text:span text:style-name="T7">אין</text:span><text:span text:style-name="T4"> </text:span><text:span text:style-name="T7">לך</text:span><text:span text:style-name="T4"> </text:span><text:span text:style-name="T7">שונא</text:span><text:span text:style-name="T4"> </text:span><text:span text:style-name="T7">גולה; כך</text:span><text:span text:style-name="T4"> </text:span><text:span text:style-name="T7">מצאתי</text:span><text:span text:style-name="T4"> </text:span><text:span text:style-name="T7">גירסא</text:span><text:span text:style-name="T4"> </text:span><text:span text:style-name="T7">בתשובות</text:span><text:span text:style-name="T4"> </text:span><text:span text:style-name="T7">הגאונים, וכן</text:span><text:span text:style-name="T4"> </text:span><text:span text:style-name="T7">עיקר; וגירסת</text:span><text:span text:style-name="T4"> </text:span><text:span text:style-name="T7">הספרים</text:span><text:span text:style-name="T4"> </text:span><text:span text:style-name="T7">משובשת</text:span><text:span text:style-name="T4"> </text:span><text:span text:style-name="T7">היא, וטעו</text:span><text:span text:style-name="T4"> </text:span><text:span text:style-name="T7">לדמות</text:span><text:span text:style-name="T4"> </text:span><text:span text:style-name="T7">'נשמט</text:span><text:span text:style-name="T4"> </text:span><text:span text:style-name="T7">החבל' ל'נשמט</text:span><text:span text:style-name="T4"> </text:span><text:span text:style-name="T7">הברזל', ואי</text:span><text:span text:style-name="T4"> </text:span><text:span text:style-name="T7">אפשר</text:span><text:span text:style-name="T4"> </text:span><text:span text:style-name="T7">להעמידה</text:span><text:span text:style-name="T4"> </text:span><text:span text:style-name="T7">ולפרש</text:span><text:span text:style-name="T4"> </text:span><text:span text:style-name="T7">'נפסק</text:span><text:span text:style-name="T4"> </text:span><text:span text:style-name="T7">אנפסק</text:span><text:span text:style-name="T4"> </text:span><text:span text:style-name="T7">לא</text:span><text:span text:style-name="T4"> </text:span><text:span text:style-name="T7">קשיא</text:span><text:span text:style-name="T4"> </text:span><text:span text:style-name="T7">הא</text:span><text:span text:style-name="T4"> </text:span><text:span text:style-name="T7">באוהב</text:span><text:span text:style-name="T4"> </text:span><text:span text:style-name="T7">הא</text:span><text:span text:style-name="T4"> </text:span><text:span text:style-name="T7">בשונא': דהא</text:span><text:span text:style-name="T4"> </text:span><text:span text:style-name="T7">על</text:span><text:span text:style-name="T4"> </text:span><text:span text:style-name="T7">כרחך</text:span><text:span text:style-name="T4"> </text:span><text:span text:style-name="T7">הא</text:span><text:span text:style-name="T4"> </text:span><text:span text:style-name="T7">דתני</text:span><text:span text:style-name="T4"> </text:span><text:span text:style-name="T7">'נפסק</text:span><text:span text:style-name="T4"> </text:span><text:span text:style-name="T7">גולה' בשונא</text:span><text:span text:style-name="T4"> </text:span><text:span text:style-name="T7">מפורשת, והיאך</text:span><text:span text:style-name="T4"> </text:span><text:span text:style-name="T7">תאמר</text:span><text:span text:style-name="T4"> </text:span><text:span text:style-name="T7">'הא</text:span><text:span text:style-name="T4"> </text:span><text:span text:style-name="T7">דתני</text:span><text:span text:style-name="T4"> </text:span><text:span text:style-name="T7">נפסק</text:span><text:span text:style-name="T4"> </text:span><text:span text:style-name="T7">אינו</text:span><text:span text:style-name="T4"> </text:span><text:span text:style-name="T7">גולה</text:span><text:span text:style-name="T4"> – </text:span><text:span text:style-name="T7">באוהב'? השתא</text:span><text:span text:style-name="T4"> </text:span><text:span text:style-name="T7">בשונא</text:span><text:span text:style-name="T4"> </text:span><text:span text:style-name="T7">גולה</text:span><text:span text:style-name="T4"> </text:span><text:span text:style-name="T7">- באוהב</text:span><text:span text:style-name="T4"> </text:span><text:span text:style-name="T7">לא</text:span><text:span text:style-name="T4"> </text:span><text:span text:style-name="T7">כל</text:span><text:span text:style-name="T4"> </text:span><text:span text:style-name="T7">שכן! וכי</text:span><text:span text:style-name="T4"> </text:span><text:span text:style-name="T7">יש</text:span><text:span text:style-name="T4"> </text:span><text:span text:style-name="T7">לך</text:span><text:span text:style-name="T4"> </text:span><text:span text:style-name="T7">לומר</text:span><text:span text:style-name="T4"> </text:span><text:span text:style-name="T7">שגולה</text:span><text:span text:style-name="T4"> </text:span><text:span text:style-name="T7">בשונא</text:span><text:span text:style-name="T4"> </text:span><text:span text:style-name="T7">ואינו</text:span><text:span text:style-name="T4"> </text:span><text:span text:style-name="T7">גולה</text:span><text:span text:style-name="T4"> </text:span><text:span text:style-name="T7">באוהב? ועוד: 'נשמט</text:span><text:span text:style-name="T4"> </text:span><text:span text:style-name="T7">אנשמט</text:span><text:span text:style-name="T4"> </text:span><text:span text:style-name="T7">לא</text:span><text:span text:style-name="T4"> </text:span><text:span text:style-name="T7">קשיה: הא</text:span><text:span text:style-name="T4"> </text:span><text:span text:style-name="T7">רבי</text:span><text:span text:style-name="T4"> </text:span><text:span text:style-name="T7">והא</text:span><text:span text:style-name="T4"> </text:span><text:span text:style-name="T7">רבנן' - היאך</text:span><text:span text:style-name="T4"> </text:span><text:span text:style-name="T7">תאמר? הא</text:span><text:span text:style-name="T4"> </text:span><text:span text:style-name="T7">דתני</text:span><text:span text:style-name="T4"> </text:span><text:span text:style-name="T7">'נשמט</text:span><text:span text:style-name="T4"> </text:span><text:span text:style-name="T7">אינו</text:span><text:span text:style-name="T4"> </text:span><text:span text:style-name="T7">גולה' - רבי</text:span><text:span text:style-name="T4"> </text:span><text:span text:style-name="T7">היא, דאמר</text:span><text:span text:style-name="T4"> </text:span><text:span text:style-name="T7">נשמט</text:span><text:span text:style-name="T4"> </text:span><text:span text:style-name="T7">אינו</text:span><text:span text:style-name="T4"> </text:span><text:span text:style-name="T7">גולה</text:span><text:span text:style-name="T4"> </text:span><text:span text:style-name="T7">אפילו</text:span><text:span text:style-name="T4"> </text:span><text:span text:style-name="T7">באוהב! אם</text:span><text:span text:style-name="T4"> </text:span><text:span text:style-name="T7">כן</text:span><text:span text:style-name="T4"> </text:span><text:span text:style-name="T7">אין</text:span><text:span text:style-name="T4"> </text:span><text:span text:style-name="T7">הטעם</text:span><text:span text:style-name="T4"> </text:span><text:span text:style-name="T7">מפני</text:span><text:span text:style-name="T4"> </text:span><text:span text:style-name="T7">שיכול</text:span><text:span text:style-name="T4"> </text:span><text:span text:style-name="T7">לומר</text:span><text:span text:style-name="T4"> </text:span><text:span text:style-name="T7">'לדעת</text:span><text:span text:style-name="T4"> </text:span><text:span text:style-name="T7">נהרג' - ורבי</text:span><text:span text:style-name="T4"> </text:span><text:span text:style-name="T7">שמעון</text:span><text:span text:style-name="T4"> </text:span><text:span text:style-name="T7">תלי</text:span><text:span text:style-name="T4"> </text:span><text:span text:style-name="T7">טעמא</text:span><text:span text:style-name="T4"> </text:span><text:span text:style-name="T7">בהכי.) </text:span></text:p>
      <text:p text:style-name="P11"/>
      <text:p text:style-name="P11"/>
      <text:p text:style-name="P11">משנה:</text:p>
      <text:p text:style-name="P10"><text:span text:style-name="T1">להיכן</text:span><text:span text:style-name="T4"> </text:span><text:span text:style-name="T1">גולין? - לערי</text:span><text:span text:style-name="T4"> </text:span><text:span text:style-name="T1">מקלט: לשלש</text:span><text:span text:style-name="T4"> </text:span><text:span text:style-name="T1">שבעבר</text:span><text:span text:style-name="T4"> </text:span><text:span text:style-name="T1">הירדן</text:span><text:span text:style-name="T4"> </text:span><text:span text:style-name="T1">ולשלש</text:span><text:span text:style-name="T4"> </text:span><text:span text:style-name="T1">שבארץ</text:span><text:span text:style-name="T4"> </text:span><text:span text:style-name="T1">כנען, שנאמר</text:span><text:span text:style-name="T4"> </text:span><text:span text:style-name="T8">(במדבר</text:span><text:span text:style-name="T5"> </text:span><text:span text:style-name="T8">לה,יד)</text:span><text:span text:style-name="T1"> </text:span><text:span text:style-name="T10">את</text:span><text:span text:style-name="T4"> </text:span><text:span text:style-name="T10">שלש</text:span><text:span text:style-name="T4"> </text:span><text:span text:style-name="T10">הערים</text:span><text:span text:style-name="T4"> </text:span><text:span text:style-name="T10">תתנו</text:span><text:span text:style-name="T4"> </text:span><text:span text:style-name="T10">מעבר</text:span><text:span text:style-name="T4"> </text:span><text:span text:style-name="T10">לירדן</text:span><text:span text:style-name="T4"> </text:span><text:span text:style-name="T10">ואת</text:span><text:span text:style-name="T4"> </text:span><text:span text:style-name="T10">שלש</text:span><text:span text:style-name="T4"> </text:span><text:span text:style-name="T10">הערים</text:span><text:span text:style-name="T4"> </text:span><text:span text:style-name="T10">תתנו</text:span><text:span text:style-name="T4"> </text:span><text:span text:style-name="T10">בארץ</text:span><text:span text:style-name="T4"> </text:span><text:span text:style-name="T10">כנען</text:span><text:span text:style-name="T4"> </text:span><text:span text:style-name="T11">[ ערי</text:span><text:span text:style-name="T5"> </text:span><text:span text:style-name="T11">מקלט</text:span><text:span text:style-name="T5"> </text:span><text:span text:style-name="T11">תהיינה]</text:span><text:span text:style-name="T1">; </text:span></text:p>
      <text:p text:style-name="P10"><text:span text:style-name="T1">עד</text:span><text:span text:style-name="T4"> </text:span><text:span text:style-name="T1">שלא</text:span><text:span text:style-name="T4"> </text:span><text:span text:style-name="T1">נבחרו</text:span><text:span text:style-name="T4"> </text:span><text:span text:style-name="T1">שלש</text:span><text:span text:style-name="T4"> </text:span><text:span text:style-name="T1">שבארץ</text:span><text:span text:style-name="T4"> </text:span><text:span text:style-name="T1">ישראל</text:span><text:span text:style-name="T4"> </text:span><text:span text:style-name="T2">(</text:span><text:span text:style-name="T8">היינו: כל</text:span><text:span text:style-name="T5"> </text:span><text:span text:style-name="T8">ארבע</text:span><text:span text:style-name="T5"> </text:span><text:span text:style-name="T8">עשרה</text:span><text:span text:style-name="T5"> </text:span><text:span text:style-name="T8">שכבשו</text:span><text:span text:style-name="T5"> </text:span><text:span text:style-name="T8">וחלקו; ואחר</text:span><text:span text:style-name="T5"> </text:span><text:span text:style-name="T8">כך</text:span><text:span text:style-name="T5"> </text:span><text:span text:style-name="T8">הבדילן</text:span><text:span text:style-name="T5"> </text:span><text:span text:style-name="T8">יהושע</text:span><text:span text:style-name="T2">)</text:span><text:span text:style-name="T1"> - לא</text:span><text:span text:style-name="T4"> </text:span><text:span text:style-name="T1">היו</text:span><text:span text:style-name="T4"> </text:span><text:span text:style-name="T1">שלש</text:span><text:span text:style-name="T4"> </text:span><text:span text:style-name="T2">(</text:span><text:span text:style-name="T8">שהבדיל</text:span><text:span text:style-name="T5"> </text:span><text:span text:style-name="T8">משה</text:span><text:span text:style-name="T2">)</text:span><text:span text:style-name="T1"> שבעבר</text:span><text:span text:style-name="T4"> </text:span><text:span text:style-name="T1">הירדן</text:span><text:span text:style-name="T4"> </text:span><text:span text:style-name="T1">קולטות, שנאמר</text:span><text:span text:style-name="T4"> </text:span><text:span text:style-name="T2">(</text:span><text:span text:style-name="T8">במדבר</text:span><text:span text:style-name="T5"> </text:span><text:span text:style-name="T8">לה,יג</text:span><text:span text:style-name="T2">)</text:span><text:span text:style-name="T1"> </text:span><text:span text:style-name="T11">[והערים</text:span><text:span text:style-name="T5"> </text:span><text:span text:style-name="T11">אשר</text:span><text:span text:style-name="T5"> </text:span><text:span text:style-name="T11">תתנו]</text:span><text:span text:style-name="T10"> שש</text:span><text:span text:style-name="T4"> </text:span><text:span text:style-name="T10">ערי</text:span><text:span text:style-name="T4"> </text:span><text:span text:style-name="T10">מקלט</text:span><text:span text:style-name="T4"> </text:span><text:span text:style-name="T10">תהיינה</text:span><text:span text:style-name="T4"> </text:span><text:span text:style-name="T11">[לכם]</text:span><text:span text:style-name="T1"> - עד</text:span><text:span text:style-name="T4"> </text:span><text:span text:style-name="T1">שיהיו</text:span><text:span text:style-name="T4"> </text:span><text:span text:style-name="T1">ששתן</text:span><text:span text:style-name="T4"> </text:span><text:span text:style-name="T1">קולטות</text:span><text:span text:style-name="T4"> </text:span><text:span text:style-name="T1">כאחת;</text:span></text:p>
      <text:p text:style-name="P10"><text:soft-page-break/><text:span text:style-name="T1">ומכוונות</text:span><text:span text:style-name="T4"> </text:span><text:span text:style-name="T1">להן</text:span><text:span text:style-name="T4"> </text:span><text:span text:style-name="T1">דרכים</text:span><text:span text:style-name="T4"> </text:span><text:span text:style-name="T1">מזו</text:span><text:span text:style-name="T4"> </text:span><text:span text:style-name="T1">לזו, שנאמר</text:span><text:span text:style-name="T4"> </text:span><text:span text:style-name="T8">(דברים</text:span><text:span text:style-name="T5"> </text:span><text:span text:style-name="T8">יט,ג)</text:span><text:span text:style-name="T1"> </text:span><text:span text:style-name="T10">תכין</text:span><text:span text:style-name="T4"> </text:span><text:span text:style-name="T10">לך</text:span><text:span text:style-name="T4"> </text:span><text:span text:style-name="T10">הדרך</text:span><text:span text:style-name="T4"> </text:span><text:span text:style-name="T10">ושלשת</text:span><text:span text:style-name="T4"> </text:span><text:span text:style-name="T11">[את</text:span><text:span text:style-name="T5"> </text:span><text:span text:style-name="T11">גבול</text:span><text:span text:style-name="T5"> </text:span><text:span text:style-name="T11">ארצך</text:span><text:span text:style-name="T5"> </text:span><text:span text:style-name="T11">אשר</text:span><text:span text:style-name="T5"> </text:span><text:span text:style-name="T11">ינחילך</text:span><text:span text:style-name="T5"> </text:span><text:span text:style-name="T11">ה' אלקיך</text:span><text:span text:style-name="T5"> </text:span><text:span text:style-name="T11">והיה</text:span><text:span text:style-name="T5"> </text:span><text:span text:style-name="T11">לנוס</text:span><text:span text:style-name="T5"> </text:span><text:span text:style-name="T11">שמה</text:span><text:span text:style-name="T5"> </text:span><text:span text:style-name="T11">כל</text:span><text:span text:style-name="T5"> </text:span><text:span text:style-name="T11">רצח]</text:span><text:span text:style-name="T1">; </text:span></text:p>
      <text:p text:style-name="P10"><text:span text:style-name="T1">ומוסרין</text:span><text:span text:style-name="T4"> </text:span><text:span text:style-name="T1">להן</text:span><text:span text:style-name="T4"> </text:span><text:span text:style-name="T1">שני</text:span><text:span text:style-name="T4"> </text:span><text:span text:style-name="T1">תלמידי</text:span><text:span text:style-name="T4"> </text:span><text:span text:style-name="T1">חכמים</text:span><text:span text:style-name="T4"> </text:span><text:span text:style-name="T1">שמא</text:span><text:span text:style-name="T4"> </text:span><text:span text:style-name="T1">יהרגנו</text:span><text:span text:style-name="T4"> </text:span><text:span text:style-name="T1">בדרך, וידברו</text:span><text:span text:style-name="T4"> </text:span><text:span text:style-name="T1">אליו</text:span><text:span text:style-name="T4"> </text:span><text:span text:style-name="T2">(</text:span><text:span text:style-name="T8">אל</text:span><text:span text:style-name="T5"> </text:span><text:span text:style-name="T8">גואל</text:span><text:span text:style-name="T5"> </text:span><text:span text:style-name="T8">הדם, ואומרין</text:span><text:span text:style-name="T5"> </text:span><text:span text:style-name="T8">לו: "אל</text:span><text:span text:style-name="T5"> </text:span><text:span text:style-name="T8">תנהג</text:span><text:span text:style-name="T5"> </text:span><text:span text:style-name="T8">בו</text:span><text:span text:style-name="T5"> </text:span><text:span text:style-name="T8">מנהג</text:span><text:span text:style-name="T5"> </text:span><text:span text:style-name="T8">שופכי</text:span><text:span text:style-name="T5"> </text:span><text:span text:style-name="T8">דמים! בשגגה</text:span><text:span text:style-name="T5"> </text:span><text:span text:style-name="T8">בא</text:span><text:span text:style-name="T5"> </text:span><text:span text:style-name="T8">מעשה</text:span><text:span text:style-name="T5"> </text:span><text:span text:style-name="T8">לידו"</text:span><text:span text:style-name="T2">)</text:span><text:span text:style-name="T1">;</text:span></text:p>
      <text:p text:style-name="P10"><text:span text:style-name="T1">רבי</text:span><text:span text:style-name="T4"> </text:span><text:span text:style-name="T1">מאיר</text:span><text:span text:style-name="T4"> </text:span><text:span text:style-name="T1">אומר: &lt;אף&gt; הוא</text:span><text:span text:style-name="T4"> </text:span><text:span text:style-name="T1">מדבר</text:span><text:span text:style-name="T4"> </text:span><text:span text:style-name="T1">על</text:span><text:span text:style-name="T4"> </text:span><text:span text:style-name="T1">ידי</text:span><text:span text:style-name="T4"> </text:span><text:span text:style-name="T1">עצמו, שנאמר</text:span><text:span text:style-name="T4"> </text:span><text:span text:style-name="T8">(דברים</text:span><text:span text:style-name="T5"> </text:span><text:span text:style-name="T8">יט,ד)</text:span><text:span text:style-name="T1"> </text:span><text:span text:style-name="T10">וזה</text:span><text:span text:style-name="T4"> </text:span><text:span text:style-name="T10">דבר</text:span><text:span text:style-name="T4"> </text:span><text:span text:style-name="T10">הרוצח</text:span><text:span text:style-name="T4">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text:span></text:p>
      <text:p text:style-name="P10"><text:span text:style-name="T1">רבי</text:span><text:span text:style-name="T4"> </text:span><text:span text:style-name="T1">יוסי</text:span><text:span text:style-name="T4"> </text:span><text:span text:style-name="T1">בר</text:span><text:span text:style-name="T4"> </text:span><text:span text:style-name="T1">יהודה</text:span><text:span text:style-name="T4"> </text:span><text:span text:style-name="T1">אומר: בתחלה</text:span><text:span text:style-name="T4"> </text:span><text:span text:style-name="T2">(</text:span><text:span text:style-name="T8">כלומר: תחלת</text:span><text:span text:style-name="T5"> </text:span><text:span text:style-name="T8">משפט</text:span><text:span text:style-name="T2">)</text:span><text:span text:style-name="T1"> אחד</text:span><text:span text:style-name="T4"> </text:span><text:span text:style-name="T1">שוגג</text:span><text:span text:style-name="T4"> </text:span><text:span text:style-name="T1">ואחד</text:span><text:span text:style-name="T4"> </text:span><text:span text:style-name="T1">מזיד</text:span><text:span text:style-name="T4"> </text:span><text:span text:style-name="T2">(</text:span><text:span text:style-name="T8">כל</text:span><text:span text:style-name="T5"> </text:span><text:span text:style-name="T8">הרוצחים</text:span><text:span text:style-name="T5"> </text:span><text:span text:style-name="T8">ואפילו</text:span><text:span text:style-name="T5"> </text:span><text:span text:style-name="T8">מזידין</text:span><text:span text:style-name="T2">)</text:span><text:span text:style-name="T1"> מקדימין</text:span><text:span text:style-name="T4"> </text:span><text:span text:style-name="T1">לערי</text:span><text:span text:style-name="T4"> </text:span><text:span text:style-name="T1">מקלט</text:span><text:span text:style-name="T4"> </text:span><text:span text:style-name="T2">(</text:span><text:span text:style-name="T8">ויליף</text:span><text:span text:style-name="T5"> </text:span><text:span text:style-name="T8">טעמא</text:span><text:span text:style-name="T5"> </text:span><text:span text:style-name="T8">בסיפרא</text:span><text:span text:style-name="T5"> </text:span><text:span text:style-name="T8">דבי</text:span><text:span text:style-name="T5"> </text:span><text:span text:style-name="T8">רב</text:span><text:span text:style-name="T5"> </text:span><text:span text:style-name="T8">מוארב</text:span><text:span text:style-name="T5"> </text:span><text:span text:style-name="T8">לו</text:span><text:span text:style-name="T5"> </text:span><text:span text:style-name="T9">וגו'</text:span><text:span text:style-name="T8"> ונס</text:span><text:span text:style-name="T5"> </text:span><text:span text:style-name="T8">אל</text:span><text:span text:style-name="T5"> </text:span><text:span text:style-name="T8">אחת</text:span><text:span text:style-name="T5"> </text:span><text:span text:style-name="T9">וגו'</text:span><text:span text:style-name="T2">)</text:span><text:span text:style-name="T1">, ובית</text:span><text:span text:style-name="T4"> </text:span><text:span text:style-name="T1">דין</text:span><text:span text:style-name="T4"> </text:span><text:span text:style-name="T1">שולחין</text:span><text:span text:style-name="T4"> </text:span><text:span text:style-name="T1">ומביאין</text:span><text:span text:style-name="T4"> </text:span><text:span text:style-name="T1">אותו</text:span><text:span text:style-name="T4"> </text:span><text:span text:style-name="T1">משם; מי</text:span><text:span text:style-name="T4"> </text:span><text:span text:style-name="T1">שנתחייב</text:span><text:span text:style-name="T4"> </text:span><text:span text:style-name="T1">מיתה</text:span><text:span text:style-name="T4"> </text:span><text:span text:style-name="T1">בבית</text:span><text:span text:style-name="T4"> </text:span><text:span text:style-name="T1">דין</text:span><text:span text:style-name="T4"> – </text:span><text:span text:style-name="T1">הרגוהו; ושלא</text:span><text:span text:style-name="T4"> </text:span><text:span text:style-name="T1">נתחייב</text:span><text:span text:style-name="T4"> </text:span><text:span text:style-name="T1">מיתה</text:span><text:span text:style-name="T4"> – </text:span><text:span text:style-name="T1">פטרוהו; מי</text:span><text:span text:style-name="T4"> </text:span><text:span text:style-name="T1">שנתחייב</text:span><text:span text:style-name="T4"> </text:span><text:span text:style-name="T1">גלות</text:span><text:span text:style-name="T4"> </text:span><text:span text:style-name="T1">- מחזירין</text:span><text:span text:style-name="T4"> </text:span><text:span text:style-name="T1">אותו</text:span><text:span text:style-name="T4"> </text:span><text:span text:style-name="T1">למקומו, שנאמר</text:span><text:span text:style-name="T4"> </text:span><text:span text:style-name="T8">(במדבר</text:span><text:span text:style-name="T5"> </text:span><text:span text:style-name="T8">לה,כה)</text:span><text:span text:style-name="T1"> </text:span><text:span text:style-name="T11">[והצילו</text:span><text:span text:style-name="T5"> </text:span><text:span text:style-name="T11">העדה</text:span><text:span text:style-name="T5"> </text:span><text:span text:style-name="T11">את</text:span><text:span text:style-name="T5"> </text:span><text:span text:style-name="T11">הרצח, מיד</text:span><text:span text:style-name="T5"> </text:span><text:span text:style-name="T11">גאל</text:span><text:span text:style-name="T5"> </text:span><text:span text:style-name="T11">הדם]</text:span><text:span text:style-name="T10"> והשיבו</text:span><text:span text:style-name="T4"> </text:span><text:span text:style-name="T10">אותו</text:span><text:span text:style-name="T4"> </text:span><text:span text:style-name="T10">העדה</text:span><text:span text:style-name="T4"> </text:span><text:span text:style-name="T10">אל</text:span><text:span text:style-name="T4"> </text:span><text:span text:style-name="T10">עיר</text:span><text:span text:style-name="T4"> </text:span><text:span text:style-name="T10">מקלטו</text:span><text:span text:style-name="T4"> </text:span><text:span text:style-name="T11">[אשר</text:span><text:span text:style-name="T5"> </text:span><text:span text:style-name="T11">נס</text:span><text:span text:style-name="T5"> </text:span><text:span text:style-name="T11">שמה</text:span><text:span text:style-name="T5"> </text:span><text:span text:style-name="T11">וישב</text:span><text:span text:style-name="T5"> </text:span><text:span text:style-name="T11">בה</text:span><text:span text:style-name="T5"> </text:span><text:span text:style-name="T11">עד</text:span><text:span text:style-name="T5"> </text:span><text:span text:style-name="T11">מות</text:span><text:span text:style-name="T5"> </text:span><text:span text:style-name="T11">הכהן</text:span><text:span text:style-name="T5"> </text:span><text:span text:style-name="T11">הגדל</text:span><text:span text:style-name="T5"> </text:span><text:span text:style-name="T11">אשר</text:span><text:span text:style-name="T5"> </text:span><text:span text:style-name="T11">משח</text:span><text:span text:style-name="T5"> </text:span><text:span text:style-name="T11">אתו</text:span><text:span text:style-name="T5"> </text:span><text:span text:style-name="T11">בשמן</text:span><text:span text:style-name="T5"> </text:span><text:span text:style-name="T11">הקדש]</text:span><text:span text:style-name="T1">. </text:span></text:p>
      <text:p text:style-name="P11"/>
      <text:p text:style-name="P11">גמרא:</text:p>
      <text:p text:style-name="P10"><text:span text:style-name="T1">תנו</text:span><text:span text:style-name="T4"> </text:span><text:span text:style-name="T1">רבנן: שלש</text:span><text:span text:style-name="T4"> </text:span><text:span text:style-name="T1">ערים</text:span><text:span text:style-name="T4"> </text:span><text:span text:style-name="T1">הבדיל</text:span><text:span text:style-name="T4"> </text:span><text:span text:style-name="T1">משה</text:span><text:span text:style-name="T4"> </text:span><text:span text:style-name="T1">בעבר</text:span><text:span text:style-name="T4"> </text:span><text:span text:style-name="T1">הירדן</text:span><text:span text:style-name="T4"> </text:span><text:span text:style-name="T1">וכנגדן</text:span><text:span text:style-name="T4"> </text:span><text:span text:style-name="T1">הבדיל</text:span><text:span text:style-name="T4"> </text:span><text:span text:style-name="T1">יהושע</text:span><text:span text:style-name="T4"> </text:span><text:span text:style-name="T1">בארץ</text:span><text:span text:style-name="T4"> </text:span><text:span text:style-name="T1">כנען; </text:span></text:p>
      <text:p text:style-name="P10"><text:span text:style-name="T1">ומכוונות</text:span><text:span text:style-name="T4"> </text:span><text:span text:style-name="T1">היו</text:span><text:span text:style-name="T4"> </text:span><text:span text:style-name="T2">(</text:span><text:span text:style-name="T8">אלו</text:span><text:span text:style-name="T5"> </text:span><text:span text:style-name="T8">נגד</text:span><text:span text:style-name="T5"> </text:span><text:span text:style-name="T8">אלו</text:span><text:span text:style-name="T5"> </text:span><text:span text:style-name="T8">בשתי</text:span><text:span text:style-name="T5"> </text:span><text:span text:style-name="T8">שורות</text:span><text:span text:style-name="T2">)</text:span><text:span text:style-name="T1"> כמין</text:span><text:span text:style-name="T4"> </text:span><text:span text:style-name="T1">שתי</text:span><text:span text:style-name="T4"> </text:span><text:span text:style-name="T1">שורות</text:span><text:span text:style-name="T4"> </text:span><text:span text:style-name="T1">שבכרם: חברון</text:span><text:span text:style-name="T4"> </text:span><text:span text:style-name="T1">ביהודה</text:span><text:span text:style-name="T4"> </text:span><text:span text:style-name="T11">[</text:span><text:span text:style-name="T9">יהושע</text:span><text:span text:style-name="T6"> </text:span><text:span text:style-name="T9">כ,ז:</text:span><text:span text:style-name="T8"> </text:span><text:span text:style-name="T11">ויקדשו</text:span><text:span text:style-name="T5"> </text:span><text:span text:style-name="T11">את</text:span><text:span text:style-name="T5"> </text:span><text:span text:style-name="T24">קדש</text:span><text:span text:style-name="T31"> </text:span><text:span text:style-name="T24">בגליל</text:span><text:span text:style-name="T5"> </text:span><text:span text:style-name="T11">בהר</text:span><text:span text:style-name="T5"> </text:span><text:span text:style-name="T11">נפתלי</text:span><text:span text:style-name="T5"> </text:span><text:span text:style-name="T11">ואת</text:span><text:span text:style-name="T5"> </text:span><text:span text:style-name="T24">שכם</text:span><text:span text:style-name="T5"> </text:span><text:span text:style-name="T11">בהר</text:span><text:span text:style-name="T5"> </text:span><text:span text:style-name="T11">אפרים</text:span><text:span text:style-name="T5"> </text:span><text:span text:style-name="T11">ואת</text:span><text:span text:style-name="T5"> </text:span><text:span text:style-name="T24">קרית</text:span><text:span text:style-name="T31"> </text:span><text:span text:style-name="T24">ארבע</text:span><text:span text:style-name="T31"> </text:span><text:span text:style-name="T24">היא</text:span><text:span text:style-name="T31"> </text:span><text:span text:style-name="T24">חברון</text:span><text:span text:style-name="T5"> </text:span><text:span text:style-name="T11">בהר</text:span><text:span text:style-name="T5"> </text:span><text:span text:style-name="T11">יהודה]</text:span><text:span text:style-name="T1"> - כנגד</text:span><text:span text:style-name="T4"> </text:span><text:span text:style-name="T1">בצר</text:span><text:span text:style-name="T4"> </text:span><text:span text:style-name="T1">במדבר</text:span><text:span text:style-name="T4"> </text:span><text:span text:style-name="T11">[</text:span><text:span text:style-name="T9">דברים</text:span><text:span text:style-name="T6"> </text:span><text:span text:style-name="T9">ד,מג:</text:span><text:span text:style-name="T11"> את</text:span><text:span text:style-name="T5"> </text:span><text:span text:style-name="T24">בצר</text:span><text:span text:style-name="T31"> </text:span><text:span text:style-name="T24">במדבר</text:span><text:span text:style-name="T5"> </text:span><text:span text:style-name="T11">בארץ</text:span><text:span text:style-name="T5"> </text:span><text:span text:style-name="T11">המישר</text:span><text:span text:style-name="T5"> </text:span><text:span text:style-name="T11">לראובני</text:span><text:span text:style-name="T5"> </text:span><text:span text:style-name="T11">ואת</text:span><text:span text:style-name="T5"> </text:span><text:span text:style-name="T24">ראמת</text:span><text:span text:style-name="T31"> </text:span><text:span text:style-name="T24">בגלעד</text:span><text:span text:style-name="T5"> </text:span><text:span text:style-name="T11">לגדי</text:span><text:span text:style-name="T5"> </text:span><text:span text:style-name="T11">ואת</text:span><text:span text:style-name="T5"> </text:span><text:span text:style-name="T24">גולן</text:span><text:span text:style-name="T31"> </text:span><text:span text:style-name="T24">בבשן</text:span><text:span text:style-name="T5"> </text:span><text:span text:style-name="T11">למנשי]</text:span><text:span text:style-name="T1">; שכם</text:span><text:span text:style-name="T4"> </text:span><text:span text:style-name="T1">בהר</text:span><text:span text:style-name="T4"> </text:span><text:span text:style-name="T1">אפרים</text:span><text:span text:style-name="T4"> </text:span><text:span text:style-name="T1">- כנגד</text:span><text:span text:style-name="T4"> </text:span><text:span text:style-name="T1">רמות</text:span><text:span text:style-name="T4"> </text:span><text:span text:style-name="T1">בגלעד; קדש</text:span><text:span text:style-name="T4"> </text:span><text:span text:style-name="T1">בהר</text:span><text:span text:style-name="T4"> </text:span><text:span text:style-name="T1">נפתלי</text:span><text:span text:style-name="T4"> </text:span><text:span text:style-name="T1">- כנגד</text:span><text:span text:style-name="T4"> </text:span><text:span text:style-name="T1">גולן</text:span><text:span text:style-name="T4"> </text:span><text:span text:style-name="T1">בבשן.</text:span></text:p>
      <text:p text:style-name="P10"><text:span text:style-name="T1">'ושלשת' </text:span><text:span text:style-name="T11">[</text:span><text:span text:style-name="T9">דברים</text:span><text:span text:style-name="T6"> </text:span><text:span text:style-name="T9">יט,ג:</text:span><text:span text:style-name="T11"> תכין</text:span><text:span text:style-name="T5"> </text:span><text:span text:style-name="T11">לך</text:span><text:span text:style-name="T5"> </text:span><text:span text:style-name="T11">הדרך</text:span><text:span text:style-name="T5"> </text:span><text:span text:style-name="T24">ושלשת</text:span><text:span text:style-name="T5"> </text:span><text:span text:style-name="T11">את</text:span><text:span text:style-name="T5"> </text:span><text:span text:style-name="T11">גבול</text:span><text:span text:style-name="T5"> </text:span><text:span text:style-name="T11">ארצך</text:span><text:span text:style-name="T5"> </text:span><text:span text:style-name="T11">אשר</text:span><text:span text:style-name="T5"> </text:span><text:span text:style-name="T11">ינחילך</text:span><text:span text:style-name="T5"> </text:span><text:span text:style-name="T11">ה' אלקיך</text:span><text:span text:style-name="T5"> </text:span><text:span text:style-name="T11">והיה</text:span><text:span text:style-name="T5"> </text:span><text:span text:style-name="T11">לנוס</text:span><text:span text:style-name="T5"> </text:span><text:span text:style-name="T11">שמה</text:span><text:span text:style-name="T5"> </text:span><text:span text:style-name="T11">כל</text:span><text:span text:style-name="T5"> </text:span><text:span text:style-name="T11">רצח]</text:span><text:span text:style-name="T1"> <text:s/>- שיהו</text:span><text:span text:style-name="T4"> </text:span><text:span text:style-name="T1">משולשין</text:span><text:span text:style-name="T4"> </text:span><text:span text:style-name="T2">(</text:span><text:span text:style-name="T8">כלומר: שמתחלקת</text:span><text:span text:style-name="T5"> </text:span><text:span text:style-name="T8">הארץ</text:span><text:span text:style-name="T5"> </text:span><text:span text:style-name="T8">חלקות</text:span><text:span text:style-name="T5"> </text:span><text:span text:style-name="T8">רחבה</text:span><text:span text:style-name="T5"> </text:span><text:span text:style-name="T8">של</text:span><text:span text:style-name="T5"> </text:span><text:span text:style-name="T8">ארץ</text:span><text:span text:style-name="T5"> </text:span><text:span text:style-name="T8">ישראל</text:span><text:span text:style-name="T5"> </text:span><text:span text:style-name="T8">לארבעת</text:span><text:span text:style-name="T5"> </text:span><text:span text:style-name="T8">רבעים, כמו</text:span><text:span text:style-name="T5"> </text:span><text:span text:style-name="T8">שמפרש</text:span><text:span text:style-name="T5"> </text:span><text:span text:style-name="T8">והולך</text:span><text:span text:style-name="T2">)</text:span><text:span text:style-name="T1">: שיהא</text:span><text:span text:style-name="T4"> </text:span><text:span text:style-name="T1">מדרום</text:span><text:span text:style-name="T4"> </text:span><text:span text:style-name="T1">לחברון</text:span><text:span text:style-name="T4"> </text:span><text:span text:style-name="T1">כמחברון</text:span><text:span text:style-name="T4"> </text:span><text:span text:style-name="T1">לשכם</text:span><text:span text:style-name="T4"> </text:span><text:span text:style-name="T1">ומחברון</text:span><text:span text:style-name="T4"> </text:span><text:span text:style-name="T1">לשכם</text:span><text:span text:style-name="T4"> </text:span><text:span text:style-name="T1">כמשכם</text:span><text:span text:style-name="T4"> </text:span><text:span text:style-name="T1">לקדש</text:span><text:span text:style-name="T4"> </text:span><text:span text:style-name="T1">ומשכם</text:span><text:span text:style-name="T4"> </text:span><text:span text:style-name="T1">לקדש</text:span><text:span text:style-name="T4"> </text:span><text:span text:style-name="T1">כמקדש</text:span><text:span text:style-name="T4"> </text:span><text:span text:style-name="T1">לצפון;</text:span></text:p>
      <text:p text:style-name="P13"/>
      <text:p text:style-name="P10"><text:span text:style-name="T1">בעבר</text:span><text:span text:style-name="T4"> </text:span><text:span text:style-name="T1">הירדן</text:span><text:span text:style-name="T4"> </text:span><text:span text:style-name="T1">תלת</text:span><text:span text:style-name="T4"> </text:span><text:span text:style-name="T1">בארץ</text:span><text:span text:style-name="T4"> </text:span><text:span text:style-name="T1">ישראל</text:span><text:span text:style-name="T4"> </text:span><text:span text:style-name="T1">תלת</text:span><text:span text:style-name="T4"> </text:span><text:span text:style-name="T2">(</text:span><text:span text:style-name="T8">בתמיה: בנחלת</text:span><text:span text:style-name="T5"> </text:span><text:span text:style-name="T8">שני</text:span><text:span text:style-name="T5"> </text:span><text:span text:style-name="T8">שבטים</text:span><text:span text:style-name="T5"> </text:span><text:span text:style-name="T8">שלש</text:span><text:span text:style-name="T5"> </text:span><text:span text:style-name="T8">כמו</text:span><text:span text:style-name="T5"> </text:span><text:span text:style-name="T8">בנחלת</text:span><text:span text:style-name="T5"> </text:span><text:span text:style-name="T8">עשרה</text:span><text:span text:style-name="T5"> </text:span><text:span text:style-name="T8">שבטים</text:span><text:span text:style-name="T2">)</text:span><text:span text:style-name="T1">?</text:span></text:p>
      <text:p text:style-name="P10"><text:span text:style-name="T1">אמר</text:span><text:span text:style-name="T4"> </text:span><text:span text:style-name="T1">אביי: בגלעד</text:span><text:span text:style-name="T4"> </text:span><text:span text:style-name="T2">(</text:span><text:span text:style-name="T8">שהיא</text:span><text:span text:style-name="T5"> </text:span><text:span text:style-name="T8">בעבר</text:span><text:span text:style-name="T5"> </text:span><text:span text:style-name="T8">הירדן</text:span><text:span text:style-name="T2">)</text:span><text:span text:style-name="T1"> שכיחי</text:span><text:span text:style-name="T4"> </text:span><text:span text:style-name="T1">רוצחים,</text:span><text:span text:style-name="T8"> </text:span></text:p>
      <text:p text:style-name="P11"/>
      <text:p text:style-name="P10"><text:span text:style-name="T1">(מכות</text:span><text:span text:style-name="T4"> </text:span><text:span text:style-name="T1">י,א)</text:span></text:p>
      <text:p text:style-name="P10"><text:span text:style-name="T1">דכתיב</text:span><text:span text:style-name="T4"> </text:span><text:span text:style-name="T8">(הושע</text:span><text:span text:style-name="T5"> </text:span><text:span text:style-name="T8">ו,ח)</text:span><text:span text:style-name="T1"> </text:span><text:span text:style-name="T10">גלעד</text:span><text:span text:style-name="T4"> </text:span><text:span text:style-name="T10">קרית</text:span><text:span text:style-name="T4"> </text:span><text:span text:style-name="T10">פועלי</text:span><text:span text:style-name="T4"> </text:span><text:span text:style-name="T10">און</text:span><text:span text:style-name="T4"> </text:span><text:span text:style-name="T10">עקובה</text:span><text:span text:style-name="T4"> </text:span><text:span text:style-name="T10">מדם</text:span><text:span text:style-name="T1">; </text:span></text:p>
      <text:p text:style-name="P10"><text:span text:style-name="T1">מאי</text:span><text:span text:style-name="T4"> </text:span><text:span text:style-name="T1">'עקובה</text:span><text:span text:style-name="T4"> </text:span><text:span text:style-name="T1">מדם'? </text:span></text:p>
      <text:p text:style-name="P10"><text:span text:style-name="T1">אמר</text:span><text:span text:style-name="T4"> </text:span><text:span text:style-name="T1">רבי</text:span><text:span text:style-name="T4"> </text:span><text:span text:style-name="T1">אלעזר: שהיו</text:span><text:span text:style-name="T4"> </text:span><text:span text:style-name="T1">עוקבין</text:span><text:span text:style-name="T4"> </text:span><text:span text:style-name="T2">(</text:span><text:span text:style-name="T8">אורבין</text:span><text:span text:style-name="T2">)</text:span><text:span text:style-name="T1"> להרוג</text:span><text:span text:style-name="T4"> </text:span><text:span text:style-name="T1">נפשות.</text:span></text:p>
      <text:p text:style-name="P10"><text:span text:style-name="T1">ומאי</text:span><text:span text:style-name="T4"> </text:span><text:span text:style-name="T1">שנא</text:span><text:span text:style-name="T4"> </text:span><text:span text:style-name="T1">מהאי</text:span><text:span text:style-name="T4"> </text:span><text:span text:style-name="T1">גיסא</text:span><text:span text:style-name="T4"> </text:span><text:span text:style-name="T1">ומהאי</text:span><text:span text:style-name="T4"> </text:span><text:span text:style-name="T1">גיסא</text:span><text:span text:style-name="T4"> </text:span><text:span text:style-name="T1">דמרחקי</text:span><text:span text:style-name="T4"> </text:span><text:span text:style-name="T2">(</text:span><text:span text:style-name="T8">חברון</text:span><text:span text:style-name="T5"> </text:span><text:span text:style-name="T8">וקדש</text:span><text:span text:style-name="T5"> </text:span><text:span text:style-name="T8">רחוקות</text:span><text:span text:style-name="T5"> </text:span><text:span text:style-name="T8">מגבולי</text:span><text:span text:style-name="T5"> </text:span><text:span text:style-name="T8">הארץ</text:span><text:span text:style-name="T5"> </text:span><text:span text:style-name="T8">שני</text:span><text:span text:style-name="T5"> </text:span><text:span text:style-name="T8">רביעי</text:span><text:span text:style-name="T5"> </text:span><text:span text:style-name="T8">הארץ, וההורג</text:span><text:span text:style-name="T5"> </text:span><text:span text:style-name="T8">בסוף</text:span><text:span text:style-name="T5"> </text:span><text:span text:style-name="T8">הגבול</text:span><text:span text:style-name="T5"> </text:span><text:span text:style-name="T8">צריך</text:span><text:span text:style-name="T5"> </text:span><text:span text:style-name="T8">לנוס</text:span><text:span text:style-name="T5"> </text:span><text:span text:style-name="T8">רביע</text:span><text:span text:style-name="T5"> </text:span><text:span text:style-name="T8">הארץ</text:span><text:span text:style-name="T2">)</text:span><text:span text:style-name="T1"> ומאי</text:span><text:span text:style-name="T4"> </text:span><text:span text:style-name="T1">שנא</text:span><text:span text:style-name="T4"> </text:span><text:span text:style-name="T1">מציעאי</text:span><text:span text:style-name="T4"> </text:span><text:span text:style-name="T1">דמקרבי</text:span><text:span text:style-name="T4"> </text:span><text:span text:style-name="T2">(</text:span><text:span text:style-name="T8">ההורג</text:span><text:span text:style-name="T5"> </text:span><text:span text:style-name="T8">בין</text:span><text:span text:style-name="T5"> </text:span><text:span text:style-name="T8">חברון</text:span><text:span text:style-name="T5"> </text:span><text:span text:style-name="T8">לשכם</text:span><text:span text:style-name="T5"> </text:span><text:span text:style-name="T8">ובין</text:span><text:span text:style-name="T5"> </text:span><text:span text:style-name="T8">שכם</text:span><text:span text:style-name="T5"> </text:span><text:span text:style-name="T8">לקדש</text:span><text:span text:style-name="T5"> </text:span><text:span text:style-name="T8">קרוב</text:span><text:span text:style-name="T5"> </text:span><text:span text:style-name="T8">למקלט</text:span><text:span text:style-name="T5"> </text:span><text:span text:style-name="T8">מיכן</text:span><text:span text:style-name="T5"> </text:span><text:span text:style-name="T8">ומיכן</text:span><text:span text:style-name="T2">)</text:span><text:span text:style-name="T1">?</text:span></text:p>
      <text:p text:style-name="P10"><text:span text:style-name="T1">אמר</text:span><text:span text:style-name="T4"> </text:span><text:span text:style-name="T1">אביי: בשכם</text:span><text:span text:style-name="T4"> </text:span><text:span text:style-name="T1">נמי</text:span><text:span text:style-name="T4"> </text:span><text:span text:style-name="T1">שכיחי</text:span><text:span text:style-name="T4"> </text:span><text:span text:style-name="T1">רוצחים, דכתיב</text:span><text:span text:style-name="T4"> </text:span><text:span text:style-name="T8">(הושע</text:span><text:span text:style-name="T5"> </text:span><text:span text:style-name="T8">ו,ט)</text:span><text:span text:style-name="T1"> </text:span><text:span text:style-name="T10">וכחכי</text:span><text:span text:style-name="T4"> </text:span><text:span text:style-name="T10">איש</text:span><text:span text:style-name="T4"> </text:span><text:span text:style-name="T10">גדודים</text:span><text:span text:style-name="T4"> </text:span><text:span text:style-name="T10">חבר</text:span><text:span text:style-name="T4"> </text:span><text:span text:style-name="T10">כהנים</text:span><text:span text:style-name="T4"> </text:span><text:span text:style-name="T10">דרך</text:span><text:span text:style-name="T4"> </text:span><text:span text:style-name="T10">ירצחו</text:span><text:span text:style-name="T4"> </text:span><text:span text:style-name="T10">שכמה</text:span><text:span text:style-name="T4"> </text:span><text:span text:style-name="T10">וגו' </text:span><text:span text:style-name="T11">[כי</text:span><text:span text:style-name="T5"> </text:span><text:span text:style-name="T11">זמה</text:span><text:span text:style-name="T5"> </text:span><text:span text:style-name="T11">עשו]</text:span><text:span text:style-name="T1">. </text:span></text:p>
      <text:p text:style-name="P10"><text:span text:style-name="T1">מאי</text:span><text:span text:style-name="T4"> </text:span><text:span text:style-name="T1">'</text:span><text:span text:style-name="T10">חבר</text:span><text:span text:style-name="T4"> </text:span><text:span text:style-name="T10">כהנים</text:span><text:span text:style-name="T1">'?</text:span></text:p>
      <text:p text:style-name="P10"><text:span text:style-name="T1">אמר</text:span><text:span text:style-name="T4"> </text:span><text:span text:style-name="T1">רבי</text:span><text:span text:style-name="T4"> </text:span><text:span text:style-name="T1">אלעזר: שהיו</text:span><text:span text:style-name="T4"> </text:span><text:span text:style-name="T1">מתחברין</text:span><text:span text:style-name="T4"> </text:span><text:span text:style-name="T1">להרוג</text:span><text:span text:style-name="T4"> </text:span><text:span text:style-name="T1">נפשות</text:span><text:span text:style-name="T4"> </text:span><text:span text:style-name="T1">ככהנים</text:span><text:span text:style-name="T4"> </text:span><text:span text:style-name="T1">הללו</text:span><text:span text:style-name="T4"> </text:span><text:span text:style-name="T1">שמתחברין</text:span><text:span text:style-name="T4"> </text:span><text:span text:style-name="T1">לחלוק</text:span><text:span text:style-name="T4"> </text:span><text:span text:style-name="T1">תרומות</text:span><text:span text:style-name="T4"> </text:span><text:span text:style-name="T1">בבית</text:span><text:span text:style-name="T4"> </text:span><text:span text:style-name="T1">הגרנות.</text:span></text:p>
      <text:p text:style-name="P13"/>
      <text:p text:style-name="P10"><text:span text:style-name="T1">ותו</text:span><text:span text:style-name="T4"> </text:span><text:span text:style-name="T1">ליכא? והא</text:span><text:span text:style-name="T4"> </text:span><text:span text:style-name="T1">כתיב</text:span><text:span text:style-name="T4"> </text:span><text:span text:style-name="T8">(במדבר</text:span><text:span text:style-name="T5"> </text:span><text:span text:style-name="T8">לה,ו)</text:span><text:span text:style-name="T1"> </text:span><text:span text:style-name="T11">[ואת</text:span><text:span text:style-name="T5"> </text:span><text:span text:style-name="T11">הערים</text:span><text:span text:style-name="T5"> </text:span><text:span text:style-name="T11">אשר</text:span><text:span text:style-name="T5"> </text:span><text:span text:style-name="T11">תתנו</text:span><text:span text:style-name="T5"> </text:span><text:span text:style-name="T11">ללוים</text:span><text:span text:style-name="T5"> </text:span><text:span text:style-name="T11">את</text:span><text:span text:style-name="T5"> </text:span><text:span text:style-name="T11">שש</text:span><text:span text:style-name="T5"> </text:span><text:span text:style-name="T11">ערי</text:span><text:span text:style-name="T5"> </text:span><text:span text:style-name="T11">המקלט</text:span><text:span text:style-name="T5"> </text:span><text:span text:style-name="T11">אשר</text:span><text:span text:style-name="T5"> </text:span><text:span text:style-name="T11">תתנו</text:span><text:span text:style-name="T5"> </text:span><text:span text:style-name="T11">לנס</text:span><text:span text:style-name="T5"> </text:span><text:span text:style-name="T11">שמה</text:span><text:span text:style-name="T5"> </text:span><text:span text:style-name="T11">הרצח]</text:span><text:span text:style-name="T10"> ועליהם</text:span><text:span text:style-name="T4"> </text:span><text:span text:style-name="T10">תתנו</text:span><text:span text:style-name="T4"> </text:span><text:span text:style-name="T10">ארבעים</text:span><text:span text:style-name="T4"> </text:span><text:span text:style-name="T10">ושתים</text:span><text:span text:style-name="T4"> </text:span><text:span text:style-name="T10">עיר</text:span><text:span text:style-name="T1">?</text:span></text:p>
      <text:p text:style-name="P10"><text:span text:style-name="T1">אמר</text:span><text:span text:style-name="T4"> </text:span><text:span text:style-name="T1">אביי: הללו</text:span><text:span text:style-name="T4"> </text:span><text:span text:style-name="T1">קולטות</text:span><text:span text:style-name="T4"> </text:span><text:span text:style-name="T1">בין</text:span><text:span text:style-name="T4"> </text:span><text:span text:style-name="T1">לדעת</text:span><text:span text:style-name="T4"> </text:span><text:span text:style-name="T1">בין</text:span><text:span text:style-name="T4"> </text:span><text:span text:style-name="T1">שלא</text:span><text:span text:style-name="T4"> </text:span><text:span text:style-name="T1">לדעת</text:span><text:span text:style-name="T4"> </text:span><text:span text:style-name="T2">(</text:span><text:span text:style-name="T8">בין</text:span><text:span text:style-name="T5"> </text:span><text:span text:style-name="T8">שברח</text:span><text:span text:style-name="T5"> </text:span><text:span text:style-name="T8">שם</text:span><text:span text:style-name="T5"> </text:span><text:span text:style-name="T8">לדעת</text:span><text:span text:style-name="T5"> </text:span><text:span text:style-name="T8">קליטה, בין</text:span><text:span text:style-name="T5"> </text:span><text:span text:style-name="T8">שלא</text:span><text:span text:style-name="T5"> </text:span><text:span text:style-name="T8">ברח</text:span><text:span text:style-name="T5"> </text:span><text:span text:style-name="T8">שם</text:span><text:span text:style-name="T5"> </text:span><text:span text:style-name="T8">לדעת</text:span><text:span text:style-name="T5"> </text:span><text:span text:style-name="T8">קליטה: שלא</text:span><text:span text:style-name="T5"> </text:span><text:span text:style-name="T8">היה</text:span><text:span text:style-name="T5"> </text:span><text:span text:style-name="T8">יודע</text:span><text:span text:style-name="T5"> </text:span><text:span text:style-name="T8">שהיא</text:span><text:span text:style-name="T5"> </text:span><text:span text:style-name="T8">קולטת</text:span><text:span text:style-name="T2">)</text:span><text:span text:style-name="T1">, הללו</text:span><text:span text:style-name="T4"> </text:span><text:span text:style-name="T1">- לדעת</text:span><text:span text:style-name="T4"> </text:span><text:span text:style-name="T1">קולטות,שלא</text:span><text:span text:style-name="T4"> </text:span><text:span text:style-name="T1">לדעת</text:span><text:span text:style-name="T4"> </text:span><text:span text:style-name="T1">אינן</text:span><text:span text:style-name="T4"> </text:span><text:span text:style-name="T1">קולטות. </text:span></text:p>
      <text:p text:style-name="P10"><text:span text:style-name="T1">וחברון</text:span><text:span text:style-name="T4"> </text:span><text:span text:style-name="T1">עיר</text:span><text:span text:style-name="T4"> </text:span><text:span text:style-name="T1">מקלט</text:span><text:span text:style-name="T4"> </text:span><text:span text:style-name="T1">הוא? והכתיב</text:span><text:span text:style-name="T4"> </text:span><text:span text:style-name="T8">(שופטים</text:span><text:span text:style-name="T5"> </text:span><text:span text:style-name="T8">א,כ)</text:span><text:span text:style-name="T1"> </text:span><text:span text:style-name="T10">ויתנו</text:span><text:span text:style-name="T4"> </text:span><text:span text:style-name="T10">לכלב</text:span><text:span text:style-name="T4"> </text:span><text:span text:style-name="T10">את</text:span><text:span text:style-name="T4"> </text:span><text:span text:style-name="T10">חברון</text:span><text:span text:style-name="T4"> </text:span><text:span text:style-name="T10">כאשר</text:span><text:span text:style-name="T4"> </text:span><text:span text:style-name="T10">דבר</text:span><text:span text:style-name="T4"> </text:span><text:span text:style-name="T10">משה</text:span><text:span text:style-name="T4"> </text:span><text:span text:style-name="T11">[ויורש</text:span><text:span text:style-name="T5"> </text:span><text:span text:style-name="T11">משם</text:span><text:span text:style-name="T5"> </text:span><text:span text:style-name="T11">את</text:span><text:span text:style-name="T5"> </text:span><text:span text:style-name="T11">שלשה</text:span><text:span text:style-name="T5"> </text:span><text:span text:style-name="T11">בני</text:span><text:span text:style-name="T5"> </text:span><text:span text:style-name="T11">הענק]</text:span><text:span text:style-name="T1">?</text:span></text:p>
      <text:p text:style-name="P10"><text:span text:style-name="T1">אמר</text:span><text:span text:style-name="T4"> </text:span><text:span text:style-name="T1">אביי: פרוודהא</text:span><text:span text:style-name="T4"> </text:span><text:span text:style-name="T2">(</text:span><text:span text:style-name="T8">כפרים</text:span><text:span text:style-name="T5"> </text:span><text:span text:style-name="T8">וחצרים</text:span><text:span text:style-name="T5"> </text:span><text:span text:style-name="T8">הסמוכות</text:span><text:span text:style-name="T5"> </text:span><text:span text:style-name="T8">לה</text:span><text:span text:style-name="T5"> </text:span><text:span text:style-name="T8">ונקראות</text:span><text:span text:style-name="T5"> </text:span><text:span text:style-name="T8">על</text:span><text:span text:style-name="T5"> </text:span><text:span text:style-name="T8">שמה</text:span><text:span text:style-name="T5"> </text:span><text:span text:style-name="T8">נתנו</text:span><text:span text:style-name="T5"> </text:span><text:span text:style-name="T8">לכלב</text:span><text:span text:style-name="T2">)</text:span><text:span text:style-name="T1">, דכתיב</text:span><text:span text:style-name="T4"> </text:span><text:span text:style-name="T8">(יהושע</text:span><text:span text:style-name="T5"> </text:span><text:span text:style-name="T8">כא,יב)</text:span><text:span text:style-name="T1"> </text:span><text:span text:style-name="T10">ואת</text:span><text:span text:style-name="T4"> </text:span><text:span text:style-name="T10">שדה</text:span><text:span text:style-name="T4"> </text:span><text:span text:style-name="T10">העיר</text:span><text:span text:style-name="T4"> </text:span><text:span text:style-name="T10">ואת</text:span><text:span text:style-name="T4"> </text:span><text:span text:style-name="T10">חצריה</text:span><text:span text:style-name="T4"> </text:span><text:span text:style-name="T10">נתנו</text:span><text:span text:style-name="T4"> </text:span><text:span text:style-name="T10">לכלב</text:span><text:span text:style-name="T4"> </text:span><text:span text:style-name="T10">בן</text:span><text:span text:style-name="T4"> </text:span><text:span text:style-name="T10">יפנה</text:span><text:span text:style-name="T4"> </text:span><text:span text:style-name="T11">[באחזתו]</text:span><text:span text:style-name="T1">.</text:span></text:p>
      <text:p text:style-name="P10"><text:soft-page-break/><text:span text:style-name="T1">וקדש</text:span><text:span text:style-name="T4"> </text:span><text:span text:style-name="T1">עיר</text:span><text:span text:style-name="T4"> </text:span><text:span text:style-name="T1">מקלט</text:span><text:span text:style-name="T4"> </text:span><text:span text:style-name="T1">הואי? והכתיב</text:span><text:span text:style-name="T4"> </text:span><text:span text:style-name="T8">(יהושע</text:span><text:span text:style-name="T5"> </text:span><text:span text:style-name="T8">יט,לה)</text:span><text:span text:style-name="T1"> </text:span><text:span text:style-name="T10">וערי</text:span><text:span text:style-name="T4"> </text:span><text:span text:style-name="T10">מבצר</text:span><text:span text:style-name="T4"> </text:span><text:span text:style-name="T11">(</text:span><text:span text:style-name="T8">כרכים</text:span><text:span text:style-name="T5"> </text:span><text:span text:style-name="T8">גדולים</text:span><text:span text:style-name="T5"> </text:span><text:span text:style-name="T8">שהיו</text:span><text:span text:style-name="T5"> </text:span><text:span text:style-name="T8">בנחלת</text:span><text:span text:style-name="T5"> </text:span><text:span text:style-name="T8">נפתלי:</text:span><text:span text:style-name="T11">)</text:span><text:span text:style-name="T10"> הצדים</text:span><text:span text:style-name="T4"> </text:span><text:span text:style-name="T10">צר</text:span><text:span text:style-name="T4"> </text:span><text:span text:style-name="T10">וחמת</text:span><text:span text:style-name="T4"> </text:span><text:span text:style-name="T10">רקת</text:span><text:span text:style-name="T4"> </text:span><text:span text:style-name="T10">וכנרת</text:span><text:span text:style-name="T4"> </text:span><text:span text:style-name="T11">[פסוק</text:span><text:span text:style-name="T5"> </text:span><text:span text:style-name="T11">לו</text:span><text:span text:style-name="T5"> </text:span><text:span text:style-name="T11">ואדמה</text:span><text:span text:style-name="T5"> </text:span><text:span text:style-name="T11">והרמה</text:span><text:span text:style-name="T5"> </text:span><text:span text:style-name="T11">וחצור]</text:span><text:span text:style-name="T1"> </text:span><text:span text:style-name="T2">[</text:span><text:span text:style-name="T8">פסוק</text:span><text:span text:style-name="T5"> </text:span><text:span text:style-name="T8">לז</text:span><text:span text:style-name="T2">]</text:span><text:span text:style-name="T1"> </text:span><text:span text:style-name="T10">וקדש</text:span><text:span text:style-name="T4"> </text:span><text:span text:style-name="T10">ואדרעי</text:span><text:span text:style-name="T4"> </text:span><text:span text:style-name="T10">ועין</text:span><text:span text:style-name="T4"> </text:span><text:span text:style-name="T10">חצור</text:span><text:span text:style-name="T1">, ותניא: ערים</text:span><text:span text:style-name="T4"> </text:span><text:span text:style-name="T1">הללו</text:span><text:span text:style-name="T4"> </text:span><text:span text:style-name="T2">(</text:span><text:span text:style-name="T8">ערי</text:span><text:span text:style-name="T5"> </text:span><text:span text:style-name="T8">מקלט</text:span><text:span text:style-name="T2">)</text:span><text:span text:style-name="T1"> - אין</text:span><text:span text:style-name="T4"> </text:span><text:span text:style-name="T1">עושין</text:span><text:span text:style-name="T4"> </text:span><text:span text:style-name="T1">אותן</text:span><text:span text:style-name="T4"> </text:span><text:span text:style-name="T1">לא</text:span><text:span text:style-name="T4"> </text:span><text:span text:style-name="T1">טירין</text:span><text:span text:style-name="T4"> </text:span><text:span text:style-name="T1">קטנים</text:span><text:span text:style-name="T4"> </text:span><text:span text:style-name="T2">(</text:span><text:span text:style-name="T8">לפי</text:span><text:span text:style-name="T5"> </text:span><text:span text:style-name="T8">שאין</text:span><text:span text:style-name="T5"> </text:span><text:span text:style-name="T8">מזונות</text:span><text:span text:style-name="T5"> </text:span><text:span text:style-name="T8">מצויין</text:span><text:span text:style-name="T5"> </text:span><text:span text:style-name="T8">שם</text:span><text:span text:style-name="T2">)</text:span><text:span text:style-name="T1">, ולא</text:span><text:span text:style-name="T4"> </text:span><text:span text:style-name="T1">כרכים</text:span><text:span text:style-name="T4"> </text:span><text:span text:style-name="T1">גדולים</text:span><text:span text:style-name="T4"> </text:span><text:span text:style-name="T2">(</text:span><text:span text:style-name="T8">שהכל</text:span><text:span text:style-name="T5"> </text:span><text:span text:style-name="T8">נקבצים</text:span><text:span text:style-name="T5"> </text:span><text:span text:style-name="T8">שם</text:span><text:span text:style-name="T5"> </text:span><text:span text:style-name="T8">תמיד, ויהא</text:span><text:span text:style-name="T5"> </text:span><text:span text:style-name="T8">רגל</text:span><text:span text:style-name="T5"> </text:span><text:span text:style-name="T8">גואל</text:span><text:span text:style-name="T5"> </text:span><text:span text:style-name="T8">הדם</text:span><text:span text:style-name="T5"> </text:span><text:span text:style-name="T8">מצויה</text:span><text:span text:style-name="T5"> </text:span><text:span text:style-name="T8">שם, ויארוב</text:span><text:span text:style-name="T5"> </text:span><text:span text:style-name="T8">לו</text:span><text:span text:style-name="T2">)</text:span><text:span text:style-name="T1">, אלא</text:span><text:span text:style-name="T4"> </text:span><text:span text:style-name="T1">עיירות</text:span><text:span text:style-name="T4"> </text:span><text:span text:style-name="T1">בינוניות!?</text:span></text:p>
      <text:p text:style-name="P10"><text:span text:style-name="T1">אמר</text:span><text:span text:style-name="T4"> </text:span><text:span text:style-name="T1">רב</text:span><text:span text:style-name="T4"> </text:span><text:span text:style-name="T1">יוסף: תרתי</text:span><text:span text:style-name="T4"> </text:span><text:span text:style-name="T1">'קדש' הואי.</text:span></text:p>
      <text:p text:style-name="P10"><text:span text:style-name="T1">אמר</text:span><text:span text:style-name="T4"> </text:span><text:span text:style-name="T1">רב</text:span><text:span text:style-name="T4"> </text:span><text:span text:style-name="T1">אשי: כגון</text:span><text:span text:style-name="T4"> </text:span><text:span text:style-name="T1">סליקום, ו'אקרא</text:span><text:span text:style-name="T4"> </text:span><text:span text:style-name="T1">דסליקום' </text:span><text:span text:style-name="T2">(</text:span><text:span text:style-name="T8">'סליקום' עיר</text:span><text:span text:style-name="T5"> </text:span><text:span text:style-name="T8">מבצר, ויש</text:span><text:span text:style-name="T5"> </text:span><text:span text:style-name="T8">כפר</text:span><text:span text:style-name="T5"> </text:span><text:span text:style-name="T8">סמוך</text:span><text:span text:style-name="T5"> </text:span><text:span text:style-name="T8">הנקרא</text:span><text:span text:style-name="T5"> </text:span><text:span text:style-name="T8">'אקרא</text:span><text:span text:style-name="T5"> </text:span><text:span text:style-name="T8">דסליקום': כך</text:span><text:span text:style-name="T5"> </text:span><text:span text:style-name="T8">קדש</text:span><text:span text:style-name="T5"> </text:span><text:span text:style-name="T8">העיר</text:span><text:span text:style-name="T5"> – </text:span><text:span text:style-name="T8">מבצר, ועיר</text:span><text:span text:style-name="T5"> </text:span><text:span text:style-name="T8">בינוני</text:span><text:span text:style-name="T5"> </text:span><text:span text:style-name="T8">סמוכה</text:span><text:span text:style-name="T5"> </text:span><text:span text:style-name="T8">לה</text:span><text:span text:style-name="T5"> </text:span><text:span text:style-name="T8">הנקראת</text:span><text:span text:style-name="T5"> </text:span><text:span text:style-name="T8">על</text:span><text:span text:style-name="T5"> </text:span><text:span text:style-name="T8">שמה</text:span><text:span text:style-name="T2">)</text:span><text:span text:style-name="T1">.</text:span></text:p>
      <text:p text:style-name="P11"/>
      <text:p text:style-name="P10"><text:span text:style-name="T1">גופא: ערים</text:span><text:span text:style-name="T4"> </text:span><text:span text:style-name="T1">הללו: אין</text:span><text:span text:style-name="T4"> </text:span><text:span text:style-name="T1">עושין</text:span><text:span text:style-name="T4"> </text:span><text:span text:style-name="T1">אותן</text:span><text:span text:style-name="T4"> </text:span><text:span text:style-name="T1">לא</text:span><text:span text:style-name="T4"> </text:span><text:span text:style-name="T1">טירין</text:span><text:span text:style-name="T4"> </text:span><text:span text:style-name="T1">קטנים, ולא</text:span><text:span text:style-name="T4"> </text:span><text:span text:style-name="T1">כרכין</text:span><text:span text:style-name="T4"> </text:span><text:span text:style-name="T1">גדולים, אלא</text:span><text:span text:style-name="T4"> </text:span><text:span text:style-name="T1">עיירות</text:span><text:span text:style-name="T4"> </text:span><text:span text:style-name="T1">בינוניות;</text:span></text:p>
      <text:p text:style-name="P10"><text:span text:style-name="T1">ואין</text:span><text:span text:style-name="T4"> </text:span><text:span text:style-name="T1">מושיבין</text:span><text:span text:style-name="T4"> </text:span><text:span text:style-name="T1">אותן</text:span><text:span text:style-name="T4"> </text:span><text:span text:style-name="T1">אלא</text:span><text:span text:style-name="T4"> </text:span><text:span text:style-name="T1">במקום</text:span><text:span text:style-name="T4"> </text:span><text:span text:style-name="T1">מים, </text:span></text:p>
      <text:p text:style-name="P26"><text:span text:style-name="T1">ואם</text:span><text:span text:style-name="T4"> </text:span><text:span text:style-name="T1">אין</text:span><text:span text:style-name="T4"> </text:span><text:span text:style-name="T1">שם</text:span><text:span text:style-name="T4"> </text:span><text:span text:style-name="T1">מים</text:span><text:span text:style-name="T4"> </text:span><text:span text:style-name="T2">(</text:span><text:span text:style-name="T8">כשנפלו</text:span><text:span text:style-name="T5"> </text:span><text:span text:style-name="T8">בגורל</text:span><text:span text:style-name="T5"> </text:span><text:span text:style-name="T8">בימי</text:span><text:span text:style-name="T5"> </text:span><text:span text:style-name="T8">יהושע</text:span><text:span text:style-name="T5"> </text:span><text:span text:style-name="T8">ללוים</text:span><text:span text:style-name="T5"> </text:span><text:span text:style-name="T8">הביאו</text:span><text:span text:style-name="T5"> </text:span><text:span text:style-name="T8">להם</text:span><text:span text:style-name="T5"> </text:span><text:span text:style-name="T8">אמות</text:span><text:span text:style-name="T5"> </text:span><text:span text:style-name="T8">מים</text:span><text:span text:style-name="T5"> </text:span><text:span text:style-name="T8">אחרי</text:span><text:span text:style-name="T5"> </text:span><text:span text:style-name="T8">כן</text:span><text:span text:style-name="T5"> </text:span><text:span text:style-name="T8">מן</text:span><text:span text:style-name="T5"> </text:span><text:span text:style-name="T8">הנהרות</text:span><text:span text:style-name="T5"> </text:span><text:span text:style-name="T8">הרחוקים</text:span><text:span text:style-name="T2">)</text:span><text:span text:style-name="T1"> - מביאין</text:span><text:span text:style-name="T4"> </text:span><text:span text:style-name="T1">להם</text:span><text:span text:style-name="T4"> </text:span><text:span text:style-name="T1">מים; </text:span></text:p>
      <text:p text:style-name="P10"><text:span text:style-name="T1">ואין</text:span><text:span text:style-name="T4"> </text:span><text:span text:style-name="T1">מושיבין</text:span><text:span text:style-name="T4"> </text:span><text:span text:style-name="T1">אותן</text:span><text:span text:style-name="T4"> </text:span><text:span text:style-name="T1">אלא</text:span><text:span text:style-name="T4"> </text:span><text:span text:style-name="T1">במקום</text:span><text:span text:style-name="T4"> </text:span><text:span text:style-name="T1">שווקים</text:span><text:span text:style-name="T4"> </text:span><text:span text:style-name="T2">(</text:span><text:span text:style-name="T8">שימצאו</text:span><text:span text:style-name="T5"> </text:span><text:span text:style-name="T8">מזונות</text:span><text:span text:style-name="T5"> </text:span><text:span text:style-name="T8">לקנות</text:span><text:span text:style-name="T2">)</text:span><text:span text:style-name="T1">, </text:span></text:p>
      <text:p text:style-name="P10"><text:span text:style-name="T1">ואין</text:span><text:span text:style-name="T4"> </text:span><text:span text:style-name="T1">מושיבין</text:span><text:span text:style-name="T4"> </text:span><text:span text:style-name="T1">אותן</text:span><text:span text:style-name="T4"> </text:span><text:span text:style-name="T1">אלא</text:span><text:span text:style-name="T4"> </text:span><text:span text:style-name="T1">במקום</text:span><text:span text:style-name="T4"> </text:span><text:span text:style-name="T1">אוכלוסין</text:span><text:span text:style-name="T4"> </text:span><text:span text:style-name="T2">(</text:span><text:span text:style-name="T8">שיהו</text:span><text:span text:style-name="T5"> </text:span><text:span text:style-name="T8">כפרים</text:span><text:span text:style-name="T5"> </text:span><text:span text:style-name="T8">ויישוב</text:span><text:span text:style-name="T5"> </text:span><text:span text:style-name="T8">סמוכים</text:span><text:span text:style-name="T5"> </text:span><text:span text:style-name="T8">להם, שלא</text:span><text:span text:style-name="T5"> </text:span><text:span text:style-name="T8">יבואו</text:span><text:span text:style-name="T5"> </text:span><text:span text:style-name="T8">גואלי</text:span><text:span text:style-name="T5"> </text:span><text:span text:style-name="T8">הדם</text:span><text:span text:style-name="T5"> </text:span><text:span text:style-name="T8">מרובים</text:span><text:span text:style-name="T5"> </text:span><text:span text:style-name="T8">על</text:span><text:span text:style-name="T5"> </text:span><text:span text:style-name="T8">העיר</text:span><text:span text:style-name="T5"> </text:span><text:span text:style-name="T8">בחיל</text:span><text:span text:style-name="T2">)</text:span><text:span text:style-name="T1">; </text:span></text:p>
      <text:p text:style-name="P26"><text:span text:style-name="T1">נתמעטו</text:span><text:span text:style-name="T4"> </text:span><text:span text:style-name="T1">אוכלוסיהן</text:span><text:span text:style-name="T4"> </text:span><text:span text:style-name="T1">- מוסיפין</text:span><text:span text:style-name="T4"> </text:span><text:span text:style-name="T1">עליהן; נתמעטו</text:span><text:span text:style-name="T4"> </text:span><text:span text:style-name="T1">דיוריהן</text:span><text:span text:style-name="T4"> </text:span><text:span text:style-name="T1">- מביאין</text:span><text:span text:style-name="T4"> </text:span><text:span text:style-name="T1">להם</text:span><text:span text:style-name="T4"> </text:span><text:span text:style-name="T1">כהנים</text:span><text:span text:style-name="T4"> </text:span><text:span text:style-name="T1">לוים</text:span><text:span text:style-name="T4"> </text:span><text:span text:style-name="T1">וישראלים; </text:span></text:p>
      <text:p text:style-name="P10"><text:span text:style-name="T1">ואין</text:span><text:span text:style-name="T4"> </text:span><text:span text:style-name="T1">מוכרין</text:span><text:span text:style-name="T4"> </text:span><text:span text:style-name="T1">בהן</text:span><text:span text:style-name="T4"> </text:span><text:span text:style-name="T1">לא</text:span><text:span text:style-name="T4"> </text:span><text:span text:style-name="T1">כלי</text:span><text:span text:style-name="T4"> </text:span><text:span text:style-name="T1">זיין</text:span><text:span text:style-name="T4"> </text:span><text:span text:style-name="T2">(</text:span><text:span text:style-name="T8">שלא</text:span><text:span text:style-name="T5"> </text:span><text:span text:style-name="T8">יקנה</text:span><text:span text:style-name="T5"> </text:span><text:span text:style-name="T8">גואל</text:span><text:span text:style-name="T5"> </text:span><text:span text:style-name="T8">הדם</text:span><text:span text:style-name="T5"> </text:span><text:span text:style-name="T8">שם</text:span><text:span text:style-name="T5"> </text:span><text:span text:style-name="T8">זיין</text:span><text:span text:style-name="T5"> </text:span><text:span text:style-name="T8">ויהרוג: שאם</text:span><text:span text:style-name="T5"> </text:span><text:span text:style-name="T8">יביא</text:span><text:span text:style-name="T5"> </text:span><text:span text:style-name="T8">כלי</text:span><text:span text:style-name="T5"> </text:span><text:span text:style-name="T8">זיין</text:span><text:span text:style-name="T5"> </text:span><text:span text:style-name="T8">ממקומו</text:span><text:span text:style-name="T5"> </text:span><text:span text:style-name="T8">- ירגישו</text:span><text:span text:style-name="T5"> </text:span><text:span text:style-name="T8">בו</text:span><text:span text:style-name="T2">)</text:span><text:span text:style-name="T1">, ולא</text:span><text:span text:style-name="T4"> </text:span><text:span text:style-name="T1">כלי</text:span><text:span text:style-name="T4"> </text:span><text:span text:style-name="T1">מצודה</text:span><text:span text:style-name="T4"> </text:span><text:span text:style-name="T2">(</text:span><text:span text:style-name="T8">אף</text:span><text:span text:style-name="T5"> </text:span><text:span text:style-name="T8">בהם</text:span><text:span text:style-name="T5"> </text:span><text:span text:style-name="T8">הורגין</text:span><text:span text:style-name="T5"> </text:span><text:span text:style-name="T8">חיות</text:span><text:span text:style-name="T2">)</text:span><text:span text:style-name="T1"> - דברי</text:span><text:span text:style-name="T4"> </text:span><text:span text:style-name="T1">רבי</text:span><text:span text:style-name="T4"> </text:span><text:span text:style-name="T1">נחמיה; וחכמים</text:span><text:span text:style-name="T4"> </text:span><text:span text:style-name="T1">מתירין; </text:span></text:p>
      <text:p text:style-name="P10"><text:span text:style-name="T1">ושוין</text:span><text:span text:style-name="T4"> </text:span><text:span text:style-name="T1">שאין</text:span><text:span text:style-name="T4"> </text:span><text:span text:style-name="T1">פורסין</text:span><text:span text:style-name="T4"> </text:span><text:span text:style-name="T1">בתוכן</text:span><text:span text:style-name="T4"> </text:span><text:span text:style-name="T1">מצודות</text:span><text:span text:style-name="T4"> </text:span><text:span text:style-name="T1">ואין</text:span><text:span text:style-name="T4"> </text:span><text:span text:style-name="T1">מפשילין</text:span><text:span text:style-name="T4"> </text:span><text:span text:style-name="T1">לתוכן</text:span><text:span text:style-name="T4"> </text:span><text:span text:style-name="T1">חבלים</text:span><text:span text:style-name="T4"> </text:span><text:span text:style-name="T1">כדי</text:span><text:span text:style-name="T4"> </text:span><text:span text:style-name="T1">שלא</text:span><text:span text:style-name="T4"> </text:span><text:span text:style-name="T1">תהא</text:span><text:span text:style-name="T4"> </text:span><text:span text:style-name="T1">רגל</text:span><text:span text:style-name="T4"> </text:span><text:span text:style-name="T1">גואל</text:span><text:span text:style-name="T4"> </text:span><text:span text:style-name="T1">הדם</text:span><text:span text:style-name="T4"> </text:span><text:span text:style-name="T1">מצויה</text:span><text:span text:style-name="T4"> </text:span><text:span text:style-name="T1">שם.</text:span></text:p>
      <text:p text:style-name="P10"><text:span text:style-name="T1">אמר</text:span><text:span text:style-name="T4"> </text:span><text:span text:style-name="T1">רבי</text:span><text:span text:style-name="T4"> </text:span><text:span text:style-name="T1">יצחק: מאי</text:span><text:span text:style-name="T4"> </text:span><text:span text:style-name="T1">קרא</text:span><text:span text:style-name="T4"> </text:span><text:span text:style-name="T2">(</text:span><text:span text:style-name="T8">דמתקנינן</text:span><text:span text:style-name="T5"> </text:span><text:span text:style-name="T8">להו</text:span><text:span text:style-name="T5"> </text:span><text:span text:style-name="T8">לרוצחין</text:span><text:span text:style-name="T5"> </text:span><text:span text:style-name="T8">דבר</text:span><text:span text:style-name="T5"> </text:span><text:span text:style-name="T8">שצריכין</text:span><text:span text:style-name="T5"> </text:span><text:span text:style-name="T8">לו</text:span><text:span text:style-name="T2">)</text:span><text:span text:style-name="T1">? - </text:span><text:span text:style-name="T8">(דברים</text:span><text:span text:style-name="T5"> </text:span><text:span text:style-name="T8">ד,מב)</text:span><text:span text:style-name="T1"> </text:span><text:span text:style-name="T11">[לנס</text:span><text:span text:style-name="T5"> </text:span><text:span text:style-name="T11">שמה</text:span><text:span text:style-name="T5"> </text:span><text:span text:style-name="T11">רוצח</text:span><text:span text:style-name="T5"> </text:span><text:span text:style-name="T11">אשר</text:span><text:span text:style-name="T5"> </text:span><text:span text:style-name="T11">ירצח</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0"> ונס</text:span><text:span text:style-name="T4"> </text:span><text:span text:style-name="T10">אל</text:span><text:span text:style-name="T4"> </text:span><text:span text:style-name="T10">אחת</text:span><text:span text:style-name="T4"> </text:span><text:span text:style-name="T10">מן</text:span><text:span text:style-name="T4"> </text:span><text:span text:style-name="T10">הערים</text:span><text:span text:style-name="T4"> </text:span><text:span text:style-name="T10">האל</text:span><text:span text:style-name="T4"> </text:span><text:span text:style-name="T23">וחי</text:span><text:span text:style-name="T4"> </text:span><text:span text:style-name="T1">- עביד</text:span><text:span text:style-name="T4"> </text:span><text:span text:style-name="T1">ליה</text:span><text:span text:style-name="T4"> </text:span><text:span text:style-name="T1">מידי</text:span><text:span text:style-name="T4"> </text:span><text:span text:style-name="T1">דתהוי</text:span><text:span text:style-name="T4"> </text:span><text:span text:style-name="T1">ליה</text:span><text:span text:style-name="T4"> </text:span><text:span text:style-name="T1">חיותא.</text:span></text:p>
      <text:p text:style-name="P13"/>
      <text:p text:style-name="P10"><text:span text:style-name="T1">תנא: תלמיד</text:span><text:span text:style-name="T4"> </text:span><text:span text:style-name="T1">שגלה</text:span><text:span text:style-name="T4"> </text:span><text:span text:style-name="T1">- מגלין</text:span><text:span text:style-name="T4"> </text:span><text:span text:style-name="T1">רבו</text:span><text:span text:style-name="T4"> </text:span><text:span text:style-name="T1">עמו, שנאמר</text:span><text:span text:style-name="T4"> </text:span><text:span text:style-name="T1">'</text:span><text:span text:style-name="T10">וחי</text:span><text:span text:style-name="T1">': עביד</text:span><text:span text:style-name="T4"> </text:span><text:span text:style-name="T1">ליה</text:span><text:span text:style-name="T4"> </text:span><text:span text:style-name="T1">מידי</text:span><text:span text:style-name="T4"> </text:span><text:span text:style-name="T1">דתהוי</text:span><text:span text:style-name="T4"> </text:span><text:span text:style-name="T1">ליה</text:span><text:span text:style-name="T4"> </text:span><text:span text:style-name="T1">חיותא.</text:span></text:p>
      <text:p text:style-name="P10"><text:span text:style-name="T1">אמר</text:span><text:span text:style-name="T4"> </text:span><text:span text:style-name="T1">רבי</text:span><text:span text:style-name="T4"> </text:span><text:span text:style-name="T1">זעירא: מכאן</text:span><text:span text:style-name="T4"> </text:span><text:span text:style-name="T1">שלא</text:span><text:span text:style-name="T4"> </text:span><text:span text:style-name="T1">ישנה</text:span><text:span text:style-name="T4"> </text:span><text:span text:style-name="T1">אדם</text:span><text:span text:style-name="T4"> </text:span><text:span text:style-name="T1">לתלמיד</text:span><text:span text:style-name="T4"> </text:span><text:span text:style-name="T1">שאינו</text:span><text:span text:style-name="T4"> </text:span><text:span text:style-name="T1">הגון</text:span><text:span text:style-name="T4"> </text:span><text:span text:style-name="T2">(</text:span><text:span text:style-name="T8">שלא</text:span><text:span text:style-name="T5"> </text:span><text:span text:style-name="T8">יביאוהו</text:span><text:span text:style-name="T5"> </text:span><text:span text:style-name="T8">עונותיו</text:span><text:span text:style-name="T5"> </text:span><text:span text:style-name="T8">לידי</text:span><text:span text:style-name="T5"> </text:span><text:span text:style-name="T8">הריגה</text:span><text:span text:style-name="T5"> </text:span><text:span text:style-name="T8">בשוגג, ויגלה, דאמרינן</text:span><text:span text:style-name="T5"> </text:span><text:span text:style-name="T8">לקמן</text:span><text:span text:style-name="T5"> </text:span><text:span text:style-name="T8">(עמוד</text:span><text:span text:style-name="T5"> </text:span><text:span text:style-name="T8">ב) שאינו</text:span><text:span text:style-name="T5"> </text:span><text:span text:style-name="T8">מצוי</text:span><text:span text:style-name="T5"> </text:span><text:span text:style-name="T8">אלא</text:span><text:span text:style-name="T5"> </text:span><text:span text:style-name="T8">ברשעים</text:span><text:span text:style-name="T2">)</text:span><text:span text:style-name="T1">.</text:span></text:p>
      <text:p text:style-name="P10"><text:span text:style-name="T1">אמר</text:span><text:span text:style-name="T4"> </text:span><text:span text:style-name="T1">רבי</text:span><text:span text:style-name="T4"> </text:span><text:span text:style-name="T1">יוחנן: הרב</text:span><text:span text:style-name="T4"> </text:span><text:span text:style-name="T1">שגלה</text:span><text:span text:style-name="T4"> </text:span><text:span text:style-name="T1">- מגלין</text:span><text:span text:style-name="T4"> </text:span><text:span text:style-name="T1">ישיבתו</text:span><text:span text:style-name="T4"> </text:span><text:span text:style-name="T1">עמו.</text:span></text:p>
      <text:p text:style-name="P10"><text:span text:style-name="T1">איני!? והא</text:span><text:span text:style-name="T4"> </text:span><text:span text:style-name="T1">אמר</text:span><text:span text:style-name="T4"> </text:span><text:span text:style-name="T1">רבי</text:span><text:span text:style-name="T4"> </text:span><text:span text:style-name="T1">יוחנן: מנין</text:span><text:span text:style-name="T4"> </text:span><text:span text:style-name="T1">לדברי</text:span><text:span text:style-name="T4"> </text:span><text:span text:style-name="T1">תורה</text:span><text:span text:style-name="T4"> </text:span><text:span text:style-name="T1">שהן</text:span><text:span text:style-name="T4"> </text:span><text:span text:style-name="T1">קולטין? שנאמר</text:span><text:span text:style-name="T4"> </text:span><text:span text:style-name="T8">(דברים</text:span><text:span text:style-name="T5"> </text:span><text:span text:style-name="T8">ד,מג)</text:span><text:span text:style-name="T1"> </text:span><text:span text:style-name="T10">את</text:span><text:span text:style-name="T4"> </text:span><text:span text:style-name="T10">בצר</text:span><text:span text:style-name="T4"> </text:span><text:span text:style-name="T10">במדבר</text:span><text:span text:style-name="T4"> </text:span><text:span text:style-name="T11">[בארץ</text:span><text:span text:style-name="T5"> </text:span><text:span text:style-name="T11">המישר</text:span><text:span text:style-name="T5"> </text:span><text:span text:style-name="T11">לראובני</text:span><text:span text:style-name="T5"> </text:span><text:span text:style-name="T11">ואת</text:span><text:span text:style-name="T5"> </text:span><text:span text:style-name="T11">ראמת</text:span><text:span text:style-name="T5"> </text:span><text:span text:style-name="T11">בגלעד</text:span><text:span text:style-name="T5"> </text:span><text:span text:style-name="T11">לגדי</text:span><text:span text:style-name="T5"> </text:span><text:span text:style-name="T11">ואת</text:span><text:span text:style-name="T5"> </text:span><text:span text:style-name="T11">גולן</text:span><text:span text:style-name="T5"> </text:span><text:span text:style-name="T11">בבשן</text:span><text:span text:style-name="T5"> </text:span><text:span text:style-name="T11">למנשי]</text:span><text:span text:style-name="T1"> וכתיב</text:span><text:span text:style-name="T4"> </text:span><text:span text:style-name="T1">בתריה</text:span><text:span text:style-name="T4"> </text:span><text:span text:style-name="T8">[פסוק</text:span><text:span text:style-name="T5"> </text:span><text:span text:style-name="T8">מד]</text:span><text:span text:style-name="T1"> </text:span><text:span text:style-name="T10">וזאת</text:span><text:span text:style-name="T4"> </text:span><text:span text:style-name="T10">התורה</text:span><text:span text:style-name="T4"> </text:span><text:span text:style-name="T11">[אשר</text:span><text:span text:style-name="T5"> </text:span><text:span text:style-name="T11">שם</text:span><text:span text:style-name="T5"> </text:span><text:span text:style-name="T11">משה</text:span><text:span text:style-name="T5"> </text:span><text:span text:style-name="T11">לפני</text:span><text:span text:style-name="T5"> </text:span><text:span text:style-name="T11">בני</text:span><text:span text:style-name="T5"> </text:span><text:span text:style-name="T11">ישראל]</text:span><text:span text:style-name="T1">'!?</text:span></text:p>
      <text:p text:style-name="P10"><text:span text:style-name="T1">לא</text:span><text:span text:style-name="T4"> </text:span><text:span text:style-name="T1">קשיא: הא</text:span><text:span text:style-name="T4"> </text:span><text:span text:style-name="T1">בעידנא</text:span><text:span text:style-name="T4"> </text:span><text:span text:style-name="T1">דעסיק</text:span><text:span text:style-name="T4"> </text:span><text:span text:style-name="T1">בה, הא</text:span><text:span text:style-name="T4"> </text:span><text:span text:style-name="T1">בעידנא</text:span><text:span text:style-name="T4"> </text:span><text:span text:style-name="T1">דלא</text:span><text:span text:style-name="T4"> </text:span><text:span text:style-name="T1">עסיק</text:span><text:span text:style-name="T4"> </text:span><text:span text:style-name="T1">בה.</text:span></text:p>
      <text:p text:style-name="P10"><text:span text:style-name="T1">ואי</text:span><text:span text:style-name="T4"> </text:span><text:span text:style-name="T1">בעית</text:span><text:span text:style-name="T4"> </text:span><text:span text:style-name="T1">אימא: מאי</text:span><text:span text:style-name="T4"> </text:span><text:span text:style-name="T1">'קולטין'? - ממלאך</text:span><text:span text:style-name="T4"> </text:span><text:span text:style-name="T1">המות,</text:span></text:p>
      <text:p text:style-name="P10"><text:span text:style-name="T1">כי</text:span><text:span text:style-name="T4"> </text:span><text:span text:style-name="T1">הא: דרב</text:span><text:span text:style-name="T4"> </text:span><text:span text:style-name="T1">חסדא</text:span><text:span text:style-name="T4"> </text:span><text:span text:style-name="T1">הוה</text:span><text:span text:style-name="T4"> </text:span><text:span text:style-name="T1">יתיב</text:span><text:span text:style-name="T4"> </text:span><text:span text:style-name="T1">וגריס</text:span><text:span text:style-name="T4"> </text:span><text:span text:style-name="T1">בבי</text:span><text:span text:style-name="T4"> </text:span><text:span text:style-name="T1">רב, ולא</text:span><text:span text:style-name="T4"> </text:span><text:span text:style-name="T1">הוה</text:span><text:span text:style-name="T4"> </text:span><text:span text:style-name="T1">קא</text:span><text:span text:style-name="T4"> </text:span><text:span text:style-name="T1">יכול</text:span><text:span text:style-name="T4"> </text:span><text:span text:style-name="T1">שליחא</text:span><text:span text:style-name="T4"> </text:span><text:span text:style-name="T1">[דמלאכא</text:span><text:span text:style-name="T4"> </text:span><text:span text:style-name="T1">דמותא] למיקרב</text:span><text:span text:style-name="T4"> </text:span><text:span text:style-name="T1">לגביה, דלא</text:span><text:span text:style-name="T4"> </text:span><text:span text:style-name="T1">הוה</text:span><text:span text:style-name="T4"> </text:span><text:span text:style-name="T1">שתיק</text:span><text:span text:style-name="T4"> </text:span><text:span text:style-name="T1">פומיה</text:span><text:span text:style-name="T4"> </text:span><text:span text:style-name="T1">מגירסא; סליק</text:span><text:span text:style-name="T4"> </text:span><text:span text:style-name="T1">ויתיב</text:span><text:span text:style-name="T4"> </text:span><text:span text:style-name="T1">אארזא</text:span><text:span text:style-name="T4"> </text:span><text:span text:style-name="T1">דבי</text:span><text:span text:style-name="T4"> </text:span><text:span text:style-name="T1">רב; פקע</text:span><text:span text:style-name="T4"> </text:span><text:span text:style-name="T1">ארזא</text:span><text:span text:style-name="T4"> – </text:span><text:span text:style-name="T1">ושתיק, ויכיל</text:span><text:span text:style-name="T4"> </text:span><text:span text:style-name="T1">ליה.</text:span></text:p>
      <text:p text:style-name="P11"/>
      <text:p text:style-name="P10"><text:span text:style-name="T1">אמר</text:span><text:span text:style-name="T4"> </text:span><text:span text:style-name="T1">רבי</text:span><text:span text:style-name="T4"> </text:span><text:span text:style-name="T1">תנחום</text:span><text:span text:style-name="T4"> </text:span><text:span text:style-name="T1">בר</text:span><text:span text:style-name="T4"> </text:span><text:span text:style-name="T1">חנילאי: מפני</text:span><text:span text:style-name="T4"> </text:span><text:span text:style-name="T1">מה</text:span><text:span text:style-name="T4"> </text:span><text:span text:style-name="T1">זכה</text:span><text:span text:style-name="T4"> </text:span><text:span text:style-name="T1">ראובן</text:span><text:span text:style-name="T4"> </text:span><text:span text:style-name="T1">לימנות</text:span><text:span text:style-name="T4"> </text:span><text:span text:style-name="T1">בהצלה</text:span><text:span text:style-name="T4"> </text:span><text:span text:style-name="T1">תחלה</text:span><text:span text:style-name="T4"> </text:span><text:span text:style-name="T2">(</text:span><text:span text:style-name="T8">שפתח</text:span><text:span text:style-name="T5"> </text:span><text:span text:style-name="T8">הכתוב</text:span><text:span text:style-name="T5"> </text:span><text:span text:style-name="T8">בו</text:span><text:span text:style-name="T5"> </text:span><text:span text:style-name="T8">בערי</text:span><text:span text:style-name="T5"> </text:span><text:span text:style-name="T8">מקלט</text:span><text:span text:style-name="T5"> </text:span><text:span text:style-name="T8">תחלה</text:span><text:span text:style-name="T2">)</text:span><text:span text:style-name="T1">? מפני</text:span><text:span text:style-name="T4"> </text:span><text:span text:style-name="T1">שהוא</text:span><text:span text:style-name="T4"> </text:span><text:span text:style-name="T1">פתח</text:span><text:span text:style-name="T4"> </text:span><text:span text:style-name="T1">בהצלה</text:span><text:span text:style-name="T4"> </text:span><text:span text:style-name="T1">תחלה, שנאמר</text:span><text:span text:style-name="T4"> </text:span><text:span text:style-name="T8">(בראשית</text:span><text:span text:style-name="T5"> </text:span><text:span text:style-name="T8">לז,כא)</text:span><text:span text:style-name="T1"> </text:span><text:span text:style-name="T10">וישמע</text:span><text:span text:style-name="T4"> </text:span><text:span text:style-name="T10">ראובן</text:span><text:span text:style-name="T4"> </text:span><text:span text:style-name="T10">ויצילהו</text:span><text:span text:style-name="T4"> </text:span><text:span text:style-name="T10">מידם</text:span><text:span text:style-name="T4"> </text:span><text:span text:style-name="T11">[ויאמר</text:span><text:span text:style-name="T5"> </text:span><text:span text:style-name="T11">לא</text:span><text:span text:style-name="T5"> </text:span><text:span text:style-name="T11">נכנו</text:span><text:span text:style-name="T5"> </text:span><text:span text:style-name="T11">נפש]</text:span><text:span text:style-name="T1">. </text:span></text:p>
      <text:p text:style-name="P10"><text:span text:style-name="T1">דרש</text:span><text:span text:style-name="T4"> </text:span><text:span text:style-name="T1">רבי</text:span><text:span text:style-name="T4"> </text:span><text:span text:style-name="T1">שמלאי: מאי</text:span><text:span text:style-name="T4"> </text:span><text:span text:style-name="T1">דכתיב</text:span><text:span text:style-name="T4"> </text:span><text:span text:style-name="T8">(דברים</text:span><text:span text:style-name="T5"> </text:span><text:span text:style-name="T8">ד,מא)</text:span><text:span text:style-name="T1"> </text:span><text:span text:style-name="T10">אז</text:span><text:span text:style-name="T4"> </text:span><text:span text:style-name="T10">יבדיל</text:span><text:span text:style-name="T4"> </text:span><text:span text:style-name="T10">משה</text:span><text:span text:style-name="T4"> </text:span><text:span text:style-name="T10">שלש</text:span><text:span text:style-name="T4"> </text:span><text:span text:style-name="T10">ערים</text:span><text:span text:style-name="T4"> </text:span><text:span text:style-name="T10">בעבר</text:span><text:span text:style-name="T4"> </text:span><text:span text:style-name="T10">הירדן</text:span><text:span text:style-name="T4"> </text:span><text:span text:style-name="T10">מזרחה</text:span><text:span text:style-name="T4"> </text:span><text:span text:style-name="T11">[שמש]</text:span><text:span text:style-name="T1">? - אמר</text:span><text:span text:style-name="T4"> </text:span><text:span text:style-name="T1">לו</text:span><text:span text:style-name="T4"> </text:span><text:span text:style-name="T1">הקב"ה</text:span><text:span text:style-name="T4"> </text:span><text:span text:style-name="T1">למשה: הזרח</text:span><text:span text:style-name="T4"> </text:span><text:span text:style-name="T1">שמש</text:span><text:span text:style-name="T4"> </text:span><text:span text:style-name="T1">לרוצחים</text:span><text:span text:style-name="T4"> </text:span><text:span text:style-name="T2">(</text:span><text:span text:style-name="T8">להכין</text:span><text:span text:style-name="T5"> </text:span><text:span text:style-name="T8">להם</text:span><text:span text:style-name="T5"> </text:span><text:span text:style-name="T8">חיותם, כגון</text:span><text:span text:style-name="T5"> </text:span><text:span text:style-name="T8">הנך</text:span><text:span text:style-name="T5"> </text:span><text:span text:style-name="T8">מילי</text:span><text:span text:style-name="T5"> </text:span><text:span text:style-name="T8">דלעיל</text:span><text:span text:style-name="T2">)</text:span><text:span text:style-name="T1">.</text:span></text:p>
      <text:p text:style-name="P10"><text:span text:style-name="T1">איכא</text:span><text:span text:style-name="T4"> </text:span><text:span text:style-name="T1">דאמרי</text:span><text:span text:style-name="T4"> </text:span><text:span text:style-name="T1">אמר</text:span><text:span text:style-name="T4"> </text:span><text:span text:style-name="T1">ליה: הזרחת</text:span><text:span text:style-name="T4"> </text:span><text:span text:style-name="T1">שמש</text:span><text:span text:style-name="T4"> </text:span><text:span text:style-name="T1">לרוצחים</text:span><text:span text:style-name="T4"> </text:span><text:span text:style-name="T2">(</text:span><text:span text:style-name="T8">בהבדלה</text:span><text:span text:style-name="T5"> </text:span><text:span text:style-name="T8">זו</text:span><text:span text:style-name="T5"> </text:span><text:span text:style-name="T8">ויפה</text:span><text:span text:style-name="T5"> </text:span><text:span text:style-name="T8">עשית</text:span><text:span text:style-name="T2">)</text:span><text:span text:style-name="T1">!</text:span></text:p>
      <text:p text:style-name="P11"/>
      <text:p text:style-name="P10"><text:soft-page-break/><text:span text:style-name="T1">דרש</text:span><text:span text:style-name="T4"> </text:span><text:span text:style-name="T1">רבי</text:span><text:span text:style-name="T4"> </text:span><text:span text:style-name="T1">סימאי: מאי</text:span><text:span text:style-name="T4"> </text:span><text:span text:style-name="T1">דכתיב</text:span><text:span text:style-name="T4"> </text:span><text:span text:style-name="T8">(קהלת</text:span><text:span text:style-name="T5"> </text:span><text:span text:style-name="T8">ה)</text:span><text:span text:style-name="T1"> </text:span><text:span text:style-name="T10">אוהב</text:span><text:span text:style-name="T4"> </text:span><text:span text:style-name="T10">כסף</text:span><text:span text:style-name="T4"> </text:span><text:span text:style-name="T10">לא</text:span><text:span text:style-name="T4"> </text:span><text:span text:style-name="T10">ישבע</text:span><text:span text:style-name="T4"> </text:span><text:span text:style-name="T10">כסף</text:span><text:span text:style-name="T4"> </text:span><text:span text:style-name="T10">ומי</text:span><text:span text:style-name="T4"> </text:span><text:span text:style-name="T10">אוהב</text:span><text:span text:style-name="T4"> </text:span><text:span text:style-name="T10">בהמון</text:span><text:span text:style-name="T4"> </text:span><text:span text:style-name="T10">לא</text:span><text:span text:style-name="T4"> </text:span><text:span text:style-name="T10">תבואה</text:span><text:span text:style-name="T1">? – '</text:span><text:span text:style-name="T10">אוהב</text:span><text:span text:style-name="T4"> </text:span><text:span text:style-name="T10">כסף</text:span><text:span text:style-name="T4"> </text:span><text:span text:style-name="T10">לא</text:span><text:span text:style-name="T4"> </text:span><text:span text:style-name="T10">ישבע</text:span><text:span text:style-name="T4"> </text:span><text:span text:style-name="T10">כסף</text:span><text:span text:style-name="T1">' - זה</text:span><text:span text:style-name="T4"> </text:span><text:span text:style-name="T1">משה</text:span><text:span text:style-name="T4"> </text:span><text:span text:style-name="T1">רבינו, שהיה</text:span><text:span text:style-name="T4"> </text:span><text:span text:style-name="T1">יודע</text:span><text:span text:style-name="T4"> </text:span><text:span text:style-name="T1">שאין</text:span><text:span text:style-name="T4"> </text:span><text:span text:style-name="T1">שלש</text:span><text:span text:style-name="T4"> </text:span><text:span text:style-name="T1">ערים</text:span><text:span text:style-name="T4"> </text:span><text:span text:style-name="T1">שבעבר</text:span><text:span text:style-name="T4"> </text:span><text:span text:style-name="T1">הירדן</text:span><text:span text:style-name="T4"> </text:span><text:span text:style-name="T1">קולטות</text:span><text:span text:style-name="T4"> </text:span><text:span text:style-name="T1">עד</text:span><text:span text:style-name="T4"> </text:span><text:span text:style-name="T1">שלא</text:span><text:span text:style-name="T4"> </text:span><text:span text:style-name="T1">נבחרו</text:span><text:span text:style-name="T4"> </text:span><text:span text:style-name="T1">שלש</text:span><text:span text:style-name="T4"> </text:span><text:span text:style-name="T1">בארץ</text:span><text:span text:style-name="T4"> </text:span><text:span text:style-name="T1">כנען, ואמר: מצוה</text:span><text:span text:style-name="T4"> </text:span><text:span text:style-name="T1">שבאה</text:span><text:span text:style-name="T4"> </text:span><text:span text:style-name="T1">לידי</text:span><text:span text:style-name="T4"> </text:span><text:span text:style-name="T1">אקיימנה; '</text:span><text:span text:style-name="T10">ומי</text:span><text:span text:style-name="T4"> </text:span><text:span text:style-name="T10">אוהב</text:span><text:span text:style-name="T4"> </text:span><text:span text:style-name="T10">בהמון</text:span><text:span text:style-name="T4"> </text:span><text:span text:style-name="T10">לא</text:span><text:span text:style-name="T4"> </text:span><text:span text:style-name="T10">תבואה</text:span><text:span text:style-name="T1">': למי</text:span><text:span text:style-name="T4"> </text:span><text:span text:style-name="T1">נאה</text:span><text:span text:style-name="T4"> </text:span><text:span text:style-name="T1">ללמד</text:span><text:span text:style-name="T4"> </text:span><text:span text:style-name="T1">בהמון</text:span><text:span text:style-name="T4"> </text:span><text:span text:style-name="T2">(</text:span><text:span text:style-name="T8">לדרוש</text:span><text:span text:style-name="T5"> </text:span><text:span text:style-name="T8">ברבים</text:span><text:span text:style-name="T2">)</text:span><text:span text:style-name="T1">? - מי</text:span><text:span text:style-name="T4"> </text:span><text:span text:style-name="T1">שכל</text:span><text:span text:style-name="T4"> </text:span><text:span text:style-name="T1">תבואה</text:span><text:span text:style-name="T4"> </text:span><text:span text:style-name="T1">שלו</text:span><text:span text:style-name="T4"> </text:span><text:span text:style-name="T2">(</text:span><text:span text:style-name="T8">שבקי</text:span><text:span text:style-name="T5"> </text:span><text:span text:style-name="T8">במקרא</text:span><text:span text:style-name="T5"> </text:span><text:span text:style-name="T8">במשנה</text:span><text:span text:style-name="T5"> </text:span><text:span text:style-name="T8">ובהלכות</text:span><text:span text:style-name="T5"> </text:span><text:span text:style-name="T8">ובאגדות</text:span><text:span text:style-name="T2">)</text:span><text:span text:style-name="T1">;</text:span></text:p>
      <text:p text:style-name="P10"><text:span text:style-name="T1">והיינו</text:span><text:span text:style-name="T4"> </text:span><text:span text:style-name="T1">דאמר</text:span><text:span text:style-name="T4"> </text:span><text:span text:style-name="T1">רבי</text:span><text:span text:style-name="T4"> </text:span><text:span text:style-name="T1">אלעזר: מאי</text:span><text:span text:style-name="T4"> </text:span><text:span text:style-name="T1">דכתיב</text:span><text:span text:style-name="T4"> </text:span><text:span text:style-name="T8">(תהלים</text:span><text:span text:style-name="T5"> </text:span><text:span text:style-name="T8">קו,ב)</text:span><text:span text:style-name="T1"> </text:span><text:span text:style-name="T10">מי</text:span><text:span text:style-name="T4"> </text:span><text:span text:style-name="T10">ימלל</text:span><text:span text:style-name="T4"> </text:span><text:span text:style-name="T10">גבורות</text:span><text:span text:style-name="T4"> </text:span><text:span text:style-name="T10">ה' ישמיע</text:span><text:span text:style-name="T4"> </text:span><text:span text:style-name="T10">כל</text:span><text:span text:style-name="T4"> </text:span><text:span text:style-name="T10">תהלתו</text:span><text:span text:style-name="T4"> </text:span><text:span text:style-name="T1">למי</text:span><text:span text:style-name="T4"> </text:span><text:span text:style-name="T1">נאה</text:span><text:span text:style-name="T4"> </text:span><text:span text:style-name="T1">&lt;ללמד&gt; [למלל] גבורות</text:span><text:span text:style-name="T4"> </text:span><text:span text:style-name="T1">ה'? - מי</text:span><text:span text:style-name="T4"> </text:span><text:span text:style-name="T1">שיכול</text:span><text:span text:style-name="T4"> </text:span><text:span text:style-name="T1">להשמיע</text:span><text:span text:style-name="T4"> </text:span><text:span text:style-name="T1">כל</text:span><text:span text:style-name="T4"> </text:span><text:span text:style-name="T1">תהלתו.</text:span></text:p>
      <text:p text:style-name="P10"><text:span text:style-name="T1">ורבנן, ואיתימא</text:span><text:span text:style-name="T4"> </text:span><text:span text:style-name="T1">רבה</text:span><text:span text:style-name="T4"> </text:span><text:span text:style-name="T1">בר</text:span><text:span text:style-name="T4"> </text:span><text:span text:style-name="T1">מרי</text:span><text:span text:style-name="T4"> </text:span><text:span text:style-name="T1">אמר: '</text:span><text:span text:style-name="T11">[ו]</text:span><text:span text:style-name="T10">מי</text:span><text:span text:style-name="T4"> </text:span><text:span text:style-name="T10">אוהב</text:span><text:span text:style-name="T4"> </text:span><text:span text:style-name="T10">בהמון</text:span><text:span text:style-name="T4"> </text:span><text:span text:style-name="T10">לו</text:span><text:span text:style-name="T4"> </text:span><text:span text:style-name="T10">תבואה</text:span><text:span text:style-name="T1">' - כל</text:span><text:span text:style-name="T4"> </text:span><text:span text:style-name="T1">האוהב</text:span><text:span text:style-name="T4"> </text:span><text:span text:style-name="T1">למלמד</text:span><text:span text:style-name="T4"> </text:span><text:span text:style-name="T1">בהמון</text:span><text:span text:style-name="T4"> </text:span><text:span text:style-name="T2">(</text:span><text:span text:style-name="T8">האוהב</text:span><text:span text:style-name="T5"> </text:span><text:span text:style-name="T8">תלמידי</text:span><text:span text:style-name="T5"> </text:span><text:span text:style-name="T8">חכמים</text:span><text:span text:style-name="T2">)</text:span><text:span text:style-name="T1"> - לו</text:span><text:span text:style-name="T4"> </text:span><text:span text:style-name="T1">תבואה</text:span><text:span text:style-name="T4"> </text:span><text:span text:style-name="T2">(</text:span><text:span text:style-name="T8">התורה</text:span><text:span text:style-name="T5"> </text:span><text:span text:style-name="T8">מחזרת</text:span><text:span text:style-name="T5"> </text:span><text:span text:style-name="T8">עליו</text:span><text:span text:style-name="T5"> </text:span><text:span text:style-name="T8">ועל</text:span><text:span text:style-name="T5"> </text:span><text:span text:style-name="T8">זרעו, כדאמרינן</text:span><text:span text:style-name="T5"> </text:span><text:span text:style-name="T8">בעלמא</text:span><text:span text:style-name="T5"> </text:span><text:span text:style-name="T8">(שבת</text:span><text:span text:style-name="T5"> </text:span><text:span text:style-name="T8">דף</text:span><text:span text:style-name="T5"> </text:span><text:span text:style-name="T8">כג:) 'האי</text:span><text:span text:style-name="T5"> </text:span><text:span text:style-name="T8">מאן</text:span><text:span text:style-name="T5"> </text:span><text:span text:style-name="T8">דרחים</text:span><text:span text:style-name="T5"> </text:span><text:span text:style-name="T8">רבנן</text:span><text:span text:style-name="T5"> </text:span><text:span text:style-name="T8">- הויין</text:span><text:span text:style-name="T5"> </text:span><text:span text:style-name="T8">ליה</text:span><text:span text:style-name="T5"> </text:span><text:span text:style-name="T8">בנין</text:span><text:span text:style-name="T5"> </text:span><text:span text:style-name="T8">רבנן'</text:span><text:span text:style-name="T2">)</text:span><text:span text:style-name="T1">. </text:span></text:p>
      <text:p text:style-name="P10"><text:span text:style-name="T1">יהבו</text:span><text:span text:style-name="T4"> </text:span><text:span text:style-name="T1">ביה</text:span><text:span text:style-name="T4"> </text:span><text:span text:style-name="T1">רבנן</text:span><text:span text:style-name="T4"> </text:span><text:span text:style-name="T1">עינייהו</text:span><text:span text:style-name="T4"> </text:span><text:span text:style-name="T1">ברבא</text:span><text:span text:style-name="T4"> </text:span><text:span text:style-name="T1">בריה</text:span><text:span text:style-name="T4"> </text:span><text:span text:style-name="T1">דרבה</text:span><text:span text:style-name="T4"> </text:span><text:span text:style-name="T2">(</text:span><text:span text:style-name="T8">שהיה</text:span><text:span text:style-name="T5"> </text:span><text:span text:style-name="T8">אוהב</text:span><text:span text:style-name="T5"> </text:span><text:span text:style-name="T8">תלמידי</text:span><text:span text:style-name="T5"> </text:span><text:span text:style-name="T8">חכמים</text:span><text:span text:style-name="T5"> </text:span><text:span text:style-name="T8">ביותר</text:span><text:span text:style-name="T5"> </text:span><text:span text:style-name="T8">והיו</text:span><text:span text:style-name="T5"> </text:span><text:span text:style-name="T8">לו</text:span><text:span text:style-name="T5"> </text:span><text:span text:style-name="T8">בנים</text:span><text:span text:style-name="T5"> </text:span><text:span text:style-name="T8">תלמידי</text:span><text:span text:style-name="T5"> </text:span><text:span text:style-name="T8">חכמים</text:span><text:span text:style-name="T2">)</text:span><text:span text:style-name="T1">.</text:span></text:p>
      <text:p text:style-name="P17"><text:s/></text:p>
      <text:p text:style-name="P10"><text:span text:style-name="T1">&lt;סימן: אשי</text:span><text:span text:style-name="T4"> </text:span><text:span text:style-name="T1">ללמוד</text:span><text:span text:style-name="T4"> </text:span><text:span text:style-name="T1">רבינא</text:span><text:span text:style-name="T4"> </text:span><text:span text:style-name="T1">ללמד</text:span><text:span text:style-name="T4"> </text:span><text:span text:style-name="T2">(</text:span><text:span text:style-name="T8">בדרב</text:span><text:span text:style-name="T5"> </text:span><text:span text:style-name="T8">אשי</text:span><text:span text:style-name="T5"> </text:span><text:span text:style-name="T8">גרסינן</text:span><text:span text:style-name="T5"> </text:span><text:span text:style-name="T8">'ללמוד' בדרבינא</text:span><text:span text:style-name="T5"> </text:span><text:span text:style-name="T8">גרסינן</text:span><text:span text:style-name="T5"> </text:span><text:span text:style-name="T8">'ללמד'</text:span><text:span text:style-name="T2">)</text:span><text:span text:style-name="T1">&gt; </text:span></text:p>
      <text:p text:style-name="P10"><text:span text:style-name="T1">רב</text:span><text:span text:style-name="T4"> </text:span><text:span text:style-name="T28">אשי</text:span><text:span text:style-name="T4"> </text:span><text:span text:style-name="T1">אמר: כל</text:span><text:span text:style-name="T4"> </text:span><text:span text:style-name="T1">האוהב</text:span><text:span text:style-name="T4"> </text:span><text:span text:style-name="T28">ללמוד</text:span><text:span text:style-name="T4"> </text:span><text:span text:style-name="T1">בהמון</text:span><text:span text:style-name="T4"> </text:span><text:span text:style-name="T2">(</text:span><text:span text:style-name="T8">עם</text:span><text:span text:style-name="T5"> </text:span><text:span text:style-name="T8">חברים</text:span><text:span text:style-name="T5"> </text:span><text:span text:style-name="T8">רבים</text:span><text:span text:style-name="T2">)</text:span><text:span text:style-name="T1"> - לו</text:span><text:span text:style-name="T4"> </text:span><text:span text:style-name="T1">תבואה.</text:span></text:p>
      <text:p text:style-name="P26"><text:span text:style-name="T1">והיינו</text:span><text:span text:style-name="T4"> </text:span><text:span text:style-name="T1">דאמר</text:span><text:span text:style-name="T4"> </text:span><text:span text:style-name="T1">רבי</text:span><text:span text:style-name="T4"> </text:span><text:span text:style-name="T1">יוסי</text:span><text:span text:style-name="T4"> </text:span><text:span text:style-name="T1">ברבי</text:span><text:span text:style-name="T4"> </text:span><text:span text:style-name="T1">חנינא: מאי</text:span><text:span text:style-name="T4"> </text:span><text:span text:style-name="T1">דכתיב</text:span><text:span text:style-name="T4"> </text:span><text:span text:style-name="T8">(ירמיהו</text:span><text:span text:style-name="T5"> </text:span><text:span text:style-name="T8">נ,לו)</text:span><text:span text:style-name="T1"> </text:span><text:span text:style-name="T10">חרב</text:span><text:span text:style-name="T4"> </text:span><text:span text:style-name="T10">אל</text:span><text:span text:style-name="T4"> </text:span><text:span text:style-name="T10">הבדים</text:span><text:span text:style-name="T4"> </text:span><text:span text:style-name="T10">ונואלו</text:span><text:span text:style-name="T4"> </text:span><text:span text:style-name="T11">[חרב</text:span><text:span text:style-name="T5"> </text:span><text:span text:style-name="T11">אל</text:span><text:span text:style-name="T5"> </text:span><text:span text:style-name="T11">גבוריה</text:span><text:span text:style-name="T5"> </text:span><text:span text:style-name="T11">וחתו]</text:span><text:span text:style-name="T1">? - חרב</text:span><text:span text:style-name="T4"> </text:span><text:span text:style-name="T1">על</text:span><text:span text:style-name="T4"> </text:span><text:span text:style-name="T1">צוארי</text:span><text:span text:style-name="T4"> </text:span><text:span text:style-name="T1">שונאיהם</text:span><text:span text:style-name="T4"> </text:span><text:span text:style-name="T1">של</text:span><text:span text:style-name="T4"> </text:span><text:span text:style-name="T1">ישראל</text:span><text:span text:style-name="T4"> </text:span><text:span text:style-name="T1">שיושבין</text:span><text:span text:style-name="T4"> </text:span><text:span text:style-name="T1">ועוסקין</text:span><text:span text:style-name="T4"> </text:span><text:span text:style-name="T1">בתורה</text:span><text:span text:style-name="T4"> </text:span><text:span text:style-name="T1">בד</text:span><text:span text:style-name="T4"> </text:span><text:span text:style-name="T1">בבד; ולא</text:span><text:span text:style-name="T4"> </text:span><text:span text:style-name="T1">עוד</text:span><text:span text:style-name="T4"> </text:span><text:span text:style-name="T1">אלא</text:span><text:span text:style-name="T4"> </text:span><text:span text:style-name="T1">שמטפשין: כתיב</text:span><text:span text:style-name="T4"> </text:span><text:span text:style-name="T1">הכא</text:span><text:span text:style-name="T4"> </text:span><text:span text:style-name="T1">'</text:span><text:span text:style-name="T10">ונואלו</text:span><text:span text:style-name="T1">', וכתיב</text:span><text:span text:style-name="T4"> </text:span><text:span text:style-name="T1">התם</text:span><text:span text:style-name="T4"> </text:span><text:span text:style-name="T8">(במדבר</text:span><text:span text:style-name="T5"> </text:span><text:span text:style-name="T8">יב,יא)</text:span><text:span text:style-name="T1"> </text:span><text:span text:style-name="T11">[ויאמר</text:span><text:span text:style-name="T5"> </text:span><text:span text:style-name="T11">אהרן</text:span><text:span text:style-name="T5"> </text:span><text:span text:style-name="T11">אל</text:span><text:span text:style-name="T5"> </text:span><text:span text:style-name="T11">משה</text:span><text:span text:style-name="T5"> </text:span><text:span text:style-name="T11">בי</text:span><text:span text:style-name="T5"> </text:span><text:span text:style-name="T11">אדני</text:span><text:span text:style-name="T5"> </text:span><text:span text:style-name="T11">אל</text:span><text:span text:style-name="T5"> </text:span><text:span text:style-name="T11">נא</text:span><text:span text:style-name="T5"> </text:span><text:span text:style-name="T11">תשת</text:span><text:span text:style-name="T5"> </text:span><text:span text:style-name="T11">עלינו</text:span><text:span text:style-name="T5"> </text:span><text:span text:style-name="T11">חטאת]</text:span><text:span text:style-name="T10"> אשר</text:span><text:span text:style-name="T4"> </text:span><text:span text:style-name="T10">נואלנו</text:span><text:span text:style-name="T4"> </text:span><text:span text:style-name="T11">[ואשר</text:span><text:span text:style-name="T5"> </text:span><text:span text:style-name="T11">חטאנו]</text:span><text:span text:style-name="T1">; ולא</text:span><text:span text:style-name="T4"> </text:span><text:span text:style-name="T1">עוד</text:span><text:span text:style-name="T4"> </text:span><text:span text:style-name="T1">אלא</text:span><text:span text:style-name="T4"> </text:span><text:span text:style-name="T1">שחוטאין, שנאמר</text:span><text:span text:style-name="T4"> </text:span><text:span text:style-name="T1">'</text:span><text:span text:style-name="T10">ואשר</text:span><text:span text:style-name="T4"> </text:span><text:span text:style-name="T10">חטאנו</text:span><text:span text:style-name="T1">';</text:span></text:p>
      <text:p text:style-name="P26"><text:span text:style-name="T1">ואיבעית</text:span><text:span text:style-name="T4"> </text:span><text:span text:style-name="T1">אימא</text:span><text:span text:style-name="T4"> </text:span><text:span text:style-name="T1">מהכא: </text:span><text:span text:style-name="T8">(ישעיהו</text:span><text:span text:style-name="T5"> </text:span><text:span text:style-name="T8">יט,יג)</text:span><text:span text:style-name="T1"> </text:span><text:span text:style-name="T10">נואלו</text:span><text:span text:style-name="T4"> </text:span><text:span text:style-name="T10">שרי</text:span><text:span text:style-name="T4"> </text:span><text:span text:style-name="T10">צוען</text:span><text:span text:style-name="T4"> </text:span><text:span text:style-name="T11">[</text:span><text:span text:style-name="T24">נִשְּׂאוּ</text:span><text:span text:style-name="T31"> </text:span><text:span text:style-name="T24">שרי</text:span><text:span text:style-name="T31"> </text:span><text:span text:style-name="T24">נף</text:span><text:span text:style-name="T5"> </text:span><text:span text:style-name="T11">התעו</text:span><text:span text:style-name="T5"> </text:span><text:span text:style-name="T11">את</text:span><text:span text:style-name="T5"> </text:span><text:span text:style-name="T11">מצרים</text:span><text:span text:style-name="T5"> </text:span><text:span text:style-name="T11">פנת</text:span><text:span text:style-name="T5"> </text:span><text:span text:style-name="T11">שבטיה]</text:span><text:span text:style-name="T1"> </text:span><text:span text:style-name="T2">(</text:span><text:span text:style-name="T8">אלמא</text:span><text:span text:style-name="T5"> </text:span><text:span text:style-name="T8">הנואל</text:span><text:span text:style-name="T5"> </text:span><text:span text:style-name="T8">נשא</text:span><text:span text:style-name="T5"> </text:span><text:span text:style-name="T8">לחטוא</text:span><text:span text:style-name="T2">)</text:span><text:span text:style-name="T1">. </text:span></text:p>
      <text:p text:style-name="P10"><text:span text:style-name="T28">רבינא</text:span><text:span text:style-name="T4"> </text:span><text:span text:style-name="T1">אמר: כל</text:span><text:span text:style-name="T4"> </text:span><text:span text:style-name="T1">האוהב</text:span><text:span text:style-name="T4"> </text:span><text:span text:style-name="T28">ללמד</text:span><text:span text:style-name="T4"> </text:span><text:span text:style-name="T1">בהמון</text:span><text:span text:style-name="T4"> </text:span><text:span text:style-name="T2">(</text:span><text:span text:style-name="T8">מרבה</text:span><text:span text:style-name="T5"> </text:span><text:span text:style-name="T8">תלמידים</text:span><text:span text:style-name="T2">)</text:span><text:span text:style-name="T1"> - לו</text:span><text:span text:style-name="T4"> </text:span><text:span text:style-name="T1">תבואה</text:span><text:span text:style-name="T4"> </text:span><text:span text:style-name="T2">(</text:span><text:span text:style-name="T8">לפי</text:span><text:span text:style-name="T5"> </text:span><text:span text:style-name="T8">שעל</text:span><text:span text:style-name="T5"> </text:span><text:span text:style-name="T8">ידיהם</text:span><text:span text:style-name="T5"> </text:span><text:span text:style-name="T8">ירבה</text:span><text:span text:style-name="T5"> </text:span><text:span text:style-name="T8">הפלפול</text:span><text:span text:style-name="T5"> </text:span><text:span text:style-name="T8">ונותן</text:span><text:span text:style-name="T5"> </text:span><text:span text:style-name="T8">לב</text:span><text:span text:style-name="T5"> </text:span><text:span text:style-name="T8">לתרץ</text:span><text:span text:style-name="T5"> </text:span><text:span text:style-name="T8">קושיותיהם</text:span><text:span text:style-name="T2">)</text:span><text:span text:style-name="T1">, והיינו</text:span><text:span text:style-name="T4"> </text:span><text:span text:style-name="T1">דאמר</text:span><text:span text:style-name="T4"> </text:span><text:span text:style-name="T1">רבי: הרבה</text:span><text:span text:style-name="T4"> </text:span><text:span text:style-name="T1">תורה</text:span><text:span text:style-name="T4"> </text:span><text:span text:style-name="T1">למדתי</text:span><text:span text:style-name="T4"> </text:span><text:span text:style-name="T1">מרבותי, ומחבירי</text:span><text:span text:style-name="T4"> </text:span><text:span text:style-name="T1">יותר</text:span><text:span text:style-name="T4"> </text:span><text:span text:style-name="T1">מהם, ומתלמידי</text:span><text:span text:style-name="T4"> </text:span><text:span text:style-name="T1">יותר</text:span><text:span text:style-name="T4"> </text:span><text:span text:style-name="T1">מכולן.</text:span><text:span text:style-name="T8"> </text:span></text:p>
      <text:p text:style-name="P13"/>
      <text:p text:style-name="P10"><text:span text:style-name="T1">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מאי</text:span><text:span text:style-name="T4"> </text:span><text:span text:style-name="T1">דכתיב</text:span><text:span text:style-name="T4"> </text:span><text:span text:style-name="T8">(תהלים</text:span><text:span text:style-name="T5"> </text:span><text:span text:style-name="T8">קכב,ב)</text:span><text:span text:style-name="T1"> </text:span><text:span text:style-name="T10">עומדות</text:span><text:span text:style-name="T4"> </text:span><text:span text:style-name="T10">היו</text:span><text:span text:style-name="T4"> </text:span><text:span text:style-name="T10">רגלינו</text:span><text:span text:style-name="T4"> </text:span><text:span text:style-name="T10">בשעריך</text:span><text:span text:style-name="T4"> </text:span><text:span text:style-name="T10">ירושלם</text:span><text:span text:style-name="T1">; מי</text:span><text:span text:style-name="T4"> </text:span><text:span text:style-name="T1">גרם</text:span><text:span text:style-name="T4"> </text:span><text:span text:style-name="T1">לרגלינו</text:span><text:span text:style-name="T4"> </text:span><text:span text:style-name="T1">שיעמדו</text:span><text:span text:style-name="T4"> </text:span><text:span text:style-name="T1">במלחמה? - שערי</text:span><text:span text:style-name="T4"> </text:span><text:span text:style-name="T1">ירושלם, שהיו</text:span><text:span text:style-name="T4"> </text:span><text:span text:style-name="T1">עוסקים</text:span><text:span text:style-name="T4"> </text:span><text:span text:style-name="T1">בתורה</text:span><text:span text:style-name="T4"> </text:span><text:span text:style-name="T2">(</text:span><text:span text:style-name="T8">'</text:span><text:span text:style-name="T11">בשעריך</text:span><text:span text:style-name="T8">' = בשביל</text:span><text:span text:style-name="T5"> </text:span><text:span text:style-name="T8">שעריך</text:span><text:span text:style-name="T2">)</text:span><text:span text:style-name="T1">.</text:span></text:p>
      <text:p text:style-name="P10"><text:span text:style-name="T1">ו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מאי</text:span><text:span text:style-name="T4"> </text:span><text:span text:style-name="T1">דכתיב</text:span><text:span text:style-name="T4"> </text:span><text:span text:style-name="T8">(תהלים</text:span><text:span text:style-name="T5"> </text:span><text:span text:style-name="T8">קכב,א)</text:span><text:span text:style-name="T1"> </text:span><text:span text:style-name="T10">שיר</text:span><text:span text:style-name="T4"> </text:span><text:span text:style-name="T10">המעלות</text:span><text:span text:style-name="T4"> </text:span><text:span text:style-name="T10">לדוד</text:span><text:span text:style-name="T4"> </text:span><text:span text:style-name="T10">שמחתי</text:span><text:span text:style-name="T4"> </text:span><text:span text:style-name="T10">באומרים</text:span><text:span text:style-name="T4"> </text:span><text:span text:style-name="T10">לי</text:span><text:span text:style-name="T4"> </text:span><text:span text:style-name="T10">בית</text:span><text:span text:style-name="T4"> </text:span><text:span text:style-name="T10">ה' נלך</text:span><text:span text:style-name="T1">? - אמר</text:span><text:span text:style-name="T4"> </text:span><text:span text:style-name="T1">דוד</text:span><text:span text:style-name="T4"> </text:span><text:span text:style-name="T1">לפני</text:span><text:span text:style-name="T4"> </text:span><text:span text:style-name="T1">הקדוש</text:span><text:span text:style-name="T4"> </text:span><text:span text:style-name="T1">ברוך</text:span><text:span text:style-name="T4"> </text:span><text:span text:style-name="T1">הוא: ריבונו</text:span><text:span text:style-name="T4"> </text:span><text:span text:style-name="T1">של</text:span><text:span text:style-name="T4"> </text:span><text:span text:style-name="T1">עולם! שמעתי</text:span><text:span text:style-name="T4"> </text:span><text:span text:style-name="T1">בני</text:span><text:span text:style-name="T4"> </text:span><text:span text:style-name="T1">אדם</text:span><text:span text:style-name="T4"> </text:span><text:span text:style-name="T1">שהיו</text:span><text:span text:style-name="T4"> </text:span><text:span text:style-name="T1">אומרים</text:span><text:span text:style-name="T4"> </text:span><text:span text:style-name="T1">מתי</text:span><text:span text:style-name="T4"> </text:span><text:span text:style-name="T1">ימות</text:span><text:span text:style-name="T4"> </text:span><text:span text:style-name="T1">זקן</text:span><text:span text:style-name="T4"> </text:span><text:span text:style-name="T1">זה</text:span><text:span text:style-name="T4"> </text:span><text:span text:style-name="T1">ויבא</text:span><text:span text:style-name="T4"> </text:span><text:span text:style-name="T1">שלמה</text:span><text:span text:style-name="T4"> </text:span><text:span text:style-name="T1">בנו</text:span><text:span text:style-name="T4"> </text:span><text:span text:style-name="T1">ויבנה</text:span><text:span text:style-name="T4"> </text:span><text:span text:style-name="T1">בית</text:span><text:span text:style-name="T4"> </text:span><text:span text:style-name="T1">הבחירה</text:span><text:span text:style-name="T4"> </text:span><text:span text:style-name="T1">ונעלה</text:span><text:span text:style-name="T4"> </text:span><text:span text:style-name="T1">לרגל, ושמחתי.</text:span></text:p>
      <text:p text:style-name="P10"><text:span text:style-name="T1">אמר</text:span><text:span text:style-name="T4"> </text:span><text:span text:style-name="T1">לו</text:span><text:span text:style-name="T4"> </text:span><text:span text:style-name="T1">הקב"ה: </text:span><text:span text:style-name="T8">(תהלים</text:span><text:span text:style-name="T5"> </text:span><text:span text:style-name="T8">פדיא)</text:span><text:span text:style-name="T1"> </text:span><text:span text:style-name="T10">כי</text:span><text:span text:style-name="T4"> </text:span><text:span text:style-name="T10">טוב</text:span><text:span text:style-name="T4"> </text:span><text:span text:style-name="T10">יום</text:span><text:span text:style-name="T4"> </text:span><text:span text:style-name="T10">בחצריך</text:span><text:span text:style-name="T4"> </text:span><text:span text:style-name="T10">מאלף</text:span><text:span text:style-name="T4"> </text:span><text:span text:style-name="T11">[בחרתי</text:span><text:span text:style-name="T5"> </text:span><text:span text:style-name="T11">הסתופף</text:span><text:span text:style-name="T5"> </text:span><text:span text:style-name="T11">בבית</text:span><text:span text:style-name="T5"> </text:span><text:span text:style-name="T11">אלקי</text:span><text:span text:style-name="T5"> </text:span><text:span text:style-name="T11">מדור</text:span><text:span text:style-name="T5"> </text:span><text:span text:style-name="T11">באהלי</text:span><text:span text:style-name="T5"> </text:span><text:span text:style-name="T11">רשע]</text:span><text:span text:style-name="T1">: טוב</text:span><text:span text:style-name="T4"> </text:span><text:span text:style-name="T1">לי</text:span><text:span text:style-name="T4"> </text:span><text:span text:style-name="T1">יום</text:span><text:span text:style-name="T4"> </text:span><text:span text:style-name="T1">אחד</text:span><text:span text:style-name="T4"> </text:span><text:span text:style-name="T1">שאתה</text:span><text:span text:style-name="T4"> </text:span><text:span text:style-name="T1">עוסק</text:span><text:span text:style-name="T4"> </text:span><text:span text:style-name="T1">בתורה</text:span><text:span text:style-name="T4"> </text:span><text:span text:style-name="T1">לפני</text:span><text:span text:style-name="T4"> </text:span><text:span text:style-name="T1">מאלף</text:span><text:span text:style-name="T4"> </text:span><text:span text:style-name="T1">עולות</text:span><text:span text:style-name="T4"> </text:span><text:span text:style-name="T1">שעתיד</text:span><text:span text:style-name="T4"> </text:span><text:span text:style-name="T1">שלמה</text:span><text:span text:style-name="T4"> </text:span><text:span text:style-name="T1">בנך</text:span><text:span text:style-name="T4"> </text:span><text:span text:style-name="T1">להקריב</text:span><text:span text:style-name="T4"> </text:span><text:span text:style-name="T1">לפני</text:span><text:span text:style-name="T4"> </text:span><text:span text:style-name="T1">על</text:span><text:span text:style-name="T4"> </text:span><text:span text:style-name="T1">גבי</text:span><text:span text:style-name="T4"> </text:span><text:span text:style-name="T1">המזבח</text:span><text:span text:style-name="T4"> </text:span><text:span text:style-name="T2">(</text:span><text:span text:style-name="T8">מקרא</text:span><text:span text:style-name="T5"> </text:span><text:span text:style-name="T8">כתוב</text:span><text:span text:style-name="T5"> </text:span><text:span text:style-name="T8">'</text:span><text:span text:style-name="T11">אלף</text:span><text:span text:style-name="T5"> </text:span><text:span text:style-name="T11">עולות</text:span><text:span text:style-name="T5"> </text:span><text:span text:style-name="T11">יעלה</text:span><text:span text:style-name="T5"> </text:span><text:span text:style-name="T11">שלמה</text:span><text:span text:style-name="T5"> </text:span><text:span text:style-name="T9">וגו'</text:span><text:span text:style-name="T8"> (מלכים</text:span><text:span text:style-name="T5"> </text:span><text:span text:style-name="T8">א</text:span><text:span text:style-name="T5"> </text:span><text:span text:style-name="T8">ג,ד)</text:span><text:span text:style-name="T2">)</text:span><text:span text:style-name="T1">.</text:span></text:p>
      <text:p text:style-name="P11"/>
      <text:p text:style-name="P10"><text:span text:style-name="T1">ומכוונות</text:span><text:span text:style-name="T4"> </text:span><text:span text:style-name="T1">להם</text:span><text:span text:style-name="T4"> </text:span><text:span text:style-name="T1">דרכים</text:span><text:span text:style-name="T4"> </text:span><text:span text:style-name="T1">וכו': <text:s/></text:span></text:p>
      <text:p text:style-name="P10"><text:span text:style-name="T1">תניא: 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אומר:</text:span></text:p>
      <text:p text:style-name="P11"/>
      <text:p text:style-name="P10"><text:span text:style-name="T1">(מכות</text:span><text:span text:style-name="T4"> </text:span><text:span text:style-name="T1">י,ב)</text:span></text:p>
      <text:p text:style-name="P10"><text:span text:style-name="T1">'מקלט' היה</text:span><text:span text:style-name="T4"> </text:span><text:span text:style-name="T1">כתוב</text:span><text:span text:style-name="T4"> </text:span><text:span text:style-name="T1">על</text:span><text:span text:style-name="T4"> </text:span><text:span text:style-name="T1">פרשת</text:span><text:span text:style-name="T4"> </text:span><text:span text:style-name="T1">דרכים</text:span><text:span text:style-name="T4"> </text:span><text:span text:style-name="T2">(</text:span><text:span text:style-name="T8">בכל</text:span><text:span text:style-name="T5"> </text:span><text:span text:style-name="T8">מקום</text:span><text:span text:style-name="T5"> </text:span><text:span text:style-name="T8">שהיו</text:span><text:span text:style-name="T5"> </text:span><text:span text:style-name="T8">שני</text:span><text:span text:style-name="T5"> </text:span><text:span text:style-name="T8">דרכים</text:span><text:span text:style-name="T5"> </text:span><text:span text:style-name="T8">מפוצלים: אחד</text:span><text:span text:style-name="T5"> </text:span><text:span text:style-name="T8">פונה</text:span><text:span text:style-name="T5"> </text:span><text:span text:style-name="T8">לעיר</text:span><text:span text:style-name="T5"> </text:span><text:span text:style-name="T8">מקלט</text:span><text:span text:style-name="T5"> </text:span><text:span text:style-name="T8">- היה</text:span><text:span text:style-name="T5"> </text:span><text:span text:style-name="T8">עץ</text:span><text:span text:style-name="T5"> </text:span><text:span text:style-name="T8">תקוע</text:span><text:span text:style-name="T5"> </text:span><text:span text:style-name="T8">באותו</text:span><text:span text:style-name="T5"> </text:span><text:span text:style-name="T8">דרך</text:span><text:span text:style-name="T5"> </text:span><text:span text:style-name="T8">וכתוב</text:span><text:span text:style-name="T5"> </text:span><text:span text:style-name="T8">בו</text:span><text:span text:style-name="T5"> </text:span><text:span text:style-name="T8">'מקלט'</text:span><text:span text:style-name="T2">)</text:span><text:span text:style-name="T1">, כדי</text:span><text:span text:style-name="T4"> </text:span><text:span text:style-name="T1">שיכיר</text:span><text:span text:style-name="T4"> </text:span><text:span text:style-name="T1">הרוצח</text:span><text:span text:style-name="T4"> </text:span><text:span text:style-name="T1">ויפנה</text:span><text:span text:style-name="T4"> </text:span><text:span text:style-name="T1">לשם. </text:span></text:p>
      <text:p text:style-name="P10"><text:span text:style-name="T1">אמר</text:span><text:span text:style-name="T4"> </text:span><text:span text:style-name="T1">רב</text:span><text:span text:style-name="T4"> </text:span><text:span text:style-name="T1">כהנא: מאי</text:span><text:span text:style-name="T4"> </text:span><text:span text:style-name="T1">קרא? - </text:span><text:span text:style-name="T8">(דברים</text:span><text:span text:style-name="T5"> </text:span><text:span text:style-name="T8">יט,ג)</text:span><text:span text:style-name="T1"> </text:span><text:span text:style-name="T10">תכין</text:span><text:span text:style-name="T4"> </text:span><text:span text:style-name="T10">לך</text:span><text:span text:style-name="T4"> </text:span><text:span text:style-name="T10">הדרך</text:span><text:span text:style-name="T4"> </text:span><text:span text:style-name="T11">[</text:span><text:span text:style-name="T94">ושלשת</text:span><text:span text:style-name="T89"> </text:span><text:span text:style-name="T94">את</text:span><text:span text:style-name="T89"> </text:span><text:span text:style-name="T94">גבול</text:span><text:span text:style-name="T89"> </text:span><text:span text:style-name="T94">ארצך</text:span><text:span text:style-name="T89"> </text:span><text:span text:style-name="T94">אשר</text:span><text:span text:style-name="T89"> </text:span><text:span text:style-name="T94">ינחילך</text:span><text:span text:style-name="T89"> </text:span><text:span text:style-name="T94">ה</text:span><text:span text:style-name="T89">’ </text:span><text:span text:style-name="T94">אלקיך</text:span><text:span text:style-name="T89"> </text:span><text:span text:style-name="T94">והיה</text:span><text:span text:style-name="T89"> </text:span><text:span text:style-name="T94">לנוס</text:span><text:span text:style-name="T89"> </text:span><text:span text:style-name="T94">שמה</text:span><text:span text:style-name="T89"> </text:span><text:span text:style-name="T94">כל</text:span><text:span text:style-name="T89"> </text:span><text:span text:style-name="T94">רצח</text:span><text:span text:style-name="T11">]</text:span><text:span text:style-name="T1">: עשה</text:span><text:span text:style-name="T4"> </text:span><text:span text:style-name="T1">לך</text:span><text:span text:style-name="T4"> </text:span><text:span text:style-name="T1">הכנה</text:span><text:span text:style-name="T4"> </text:span><text:span text:style-name="T1">לדרך.</text:span></text:p>
      <text:p text:style-name="P11"/>
      <text:p text:style-name="P10"><text:span text:style-name="T1">רב</text:span><text:span text:style-name="T4"> </text:span><text:span text:style-name="T1">חמא</text:span><text:span text:style-name="T4"> </text:span><text:span text:style-name="T1">בר</text:span><text:span text:style-name="T4"> </text:span><text:span text:style-name="T1">חנינא</text:span><text:span text:style-name="T4"> </text:span><text:span text:style-name="T1">פתח</text:span><text:span text:style-name="T4"> </text:span><text:span text:style-name="T1">לה</text:span><text:span text:style-name="T4"> </text:span><text:span text:style-name="T1">פתחא</text:span><text:span text:style-name="T4"> </text:span><text:span text:style-name="T1">להאי</text:span><text:span text:style-name="T4"> </text:span><text:span text:style-name="T1">פרשתא</text:span><text:span text:style-name="T4"> </text:span><text:span text:style-name="T1">מהכא</text:span><text:span text:style-name="T4"> </text:span><text:span text:style-name="T2">(</text:span><text:span text:style-name="T8">כשהיה</text:span><text:span text:style-name="T5"> </text:span><text:span text:style-name="T8">רוצה</text:span><text:span text:style-name="T5"> </text:span><text:span text:style-name="T8">לדרוש</text:span><text:span text:style-name="T5"> </text:span><text:span text:style-name="T8">בפרשת</text:span><text:span text:style-name="T5"> </text:span><text:span text:style-name="T8">רוצחים</text:span><text:span text:style-name="T5"> </text:span><text:span text:style-name="T8">היה</text:span><text:span text:style-name="T5"> </text:span><text:span text:style-name="T8">מתחיל</text:span><text:span text:style-name="T5"> </text:span><text:span text:style-name="T8">כן</text:span><text:span text:style-name="T2">)</text:span><text:span text:style-name="T1">: </text:span><text:span text:style-name="T8">(תהלים</text:span><text:span text:style-name="T5"> </text:span><text:span text:style-name="T8">כה,ח)</text:span><text:span text:style-name="T1"> </text:span><text:span text:style-name="T10">טוב</text:span><text:span text:style-name="T4"> </text:span><text:span text:style-name="T10">וישר</text:span><text:span text:style-name="T4"> </text:span><text:span text:style-name="T10">ה' על</text:span><text:span text:style-name="T4"> </text:span><text:span text:style-name="T10">כן</text:span><text:span text:style-name="T4"> </text:span><text:span text:style-name="T10">יורה</text:span><text:span text:style-name="T4"> </text:span><text:span text:style-name="T10">חטאים</text:span><text:span text:style-name="T4"> </text:span><text:span text:style-name="T10">בדרך</text:span><text:span text:style-name="T1">: אם</text:span><text:span text:style-name="T4"> </text:span><text:span text:style-name="T1">לחטאים</text:span><text:span text:style-name="T4"> </text:span><text:span text:style-name="T1">יורה</text:span><text:span text:style-name="T4"> </text:span><text:span text:style-name="T1">- קל</text:span><text:span text:style-name="T4"> </text:span><text:span text:style-name="T1">וחומר</text:span><text:span text:style-name="T4"> </text:span><text:span text:style-name="T1">לצדיקים.</text:span></text:p>
      <text:p text:style-name="P11"><text:soft-page-break/></text:p>
      <text:p text:style-name="P10"><text:span text:style-name="T1">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1">פתח</text:span><text:span text:style-name="T4"> </text:span><text:span text:style-name="T1">לה</text:span><text:span text:style-name="T4"> </text:span><text:span text:style-name="T1">פתחא</text:span><text:span text:style-name="T4"> </text:span><text:span text:style-name="T1">להאי</text:span><text:span text:style-name="T4"> </text:span><text:span text:style-name="T1">פרשתא</text:span><text:span text:style-name="T4"> </text:span><text:span text:style-name="T1">מהכא: </text:span><text:span text:style-name="T8">(שמות</text:span><text:span text:style-name="T5"> </text:span><text:span text:style-name="T8">כא,יג)</text:span><text:span text:style-name="T1"> </text:span><text:span text:style-name="T10">ואשר</text:span><text:span text:style-name="T4"> </text:span><text:span text:style-name="T10">לא</text:span><text:span text:style-name="T4"> </text:span><text:span text:style-name="T10">צדה</text:span><text:span text:style-name="T4"> </text:span><text:span text:style-name="T10">והאלהים</text:span><text:span text:style-name="T4"> </text:span><text:span text:style-name="T10">אנה</text:span><text:span text:style-name="T4"> </text:span><text:span text:style-name="T10">לידו</text:span><text:span text:style-name="T4"> </text:span><text:span text:style-name="T11">[</text:span><text:span text:style-name="T94">ושמתי</text:span><text:span text:style-name="T89"> </text:span><text:span text:style-name="T94">לך</text:span><text:span text:style-name="T89"> </text:span><text:span text:style-name="T94">מקום</text:span><text:span text:style-name="T89"> </text:span><text:span text:style-name="T94">אשר</text:span><text:span text:style-name="T89"> </text:span><text:span text:style-name="T94">ינוס</text:span><text:span text:style-name="T89"> </text:span><text:span text:style-name="T94">שמה</text:span><text:span text:style-name="T11">]</text:span><text:span text:style-name="T1"> </text:span><text:span text:style-name="T2">(</text:span><text:span text:style-name="T8">זהו</text:span><text:span text:style-name="T5"> </text:span><text:span text:style-name="T8">שאמר</text:span><text:span text:style-name="T5"> </text:span><text:span text:style-name="T8">הכתוב</text:span><text:span text:style-name="T2">)</text:span><text:span text:style-name="T1">: </text:span><text:span text:style-name="T8">(שמואל</text:span><text:span text:style-name="T5"> </text:span><text:span text:style-name="T8">א</text:span><text:span text:style-name="T5"> </text:span><text:span text:style-name="T8">כד,יג)</text:span><text:span text:style-name="T1"> </text:span><text:span text:style-name="T10">כאשר</text:span><text:span text:style-name="T4"> </text:span><text:span text:style-name="T10">יאמר</text:span><text:span text:style-name="T4"> </text:span><text:span text:style-name="T10">משל</text:span><text:span text:style-name="T4"> </text:span><text:span text:style-name="T10">הקדמוני</text:span><text:span text:style-name="T4"> </text:span><text:span text:style-name="T11">(</text:span><text:span text:style-name="T8">'משל</text:span><text:span text:style-name="T5"> </text:span><text:span text:style-name="T8">הקדמוני' היא</text:span><text:span text:style-name="T5"> </text:span><text:span text:style-name="T8">התורה, שהיא</text:span><text:span text:style-name="T5"> </text:span><text:span text:style-name="T8">משל</text:span><text:span text:style-name="T5"> </text:span><text:span text:style-name="T8">הקב"ה, שהוא</text:span><text:span text:style-name="T5"> </text:span><text:span text:style-name="T8">קדמונו</text:span><text:span text:style-name="T5"> </text:span><text:span text:style-name="T8">של</text:span><text:span text:style-name="T5"> </text:span><text:span text:style-name="T8">עולם, והיא</text:span><text:span text:style-name="T5"> </text:span><text:span text:style-name="T8">אמרה</text:span><text:span text:style-name="T11">)</text:span><text:span text:style-name="T10"> :</text:span><text:span text:style-name="T1"> </text:span><text:span text:style-name="T10">מרשעים</text:span><text:span text:style-name="T4"> </text:span><text:span text:style-name="T10">יצא</text:span><text:span text:style-name="T4"> </text:span><text:span text:style-name="T10">רשע</text:span><text:span text:style-name="T4"> </text:span><text:span text:style-name="T11">[וידי</text:span><text:span text:style-name="T5"> </text:span><text:span text:style-name="T11">לא</text:span><text:span text:style-name="T5"> </text:span><text:span text:style-name="T11">תהיה</text:span><text:span text:style-name="T5"> </text:span><text:span text:style-name="T11">בך]</text:span><text:span text:style-name="T1"> </text:span><text:span text:style-name="T2">(</text:span><text:span text:style-name="T8">והיכן</text:span><text:span text:style-name="T5"> </text:span><text:span text:style-name="T8">אמרה? – '</text:span><text:span text:style-name="T11">והאלהים</text:span><text:span text:style-name="T5"> </text:span><text:span text:style-name="T11">אנה</text:span><text:span text:style-name="T5"> </text:span><text:span text:style-name="T11">לידו</text:span><text:span text:style-name="T8">'</text:span><text:span text:style-name="T2">)</text:span><text:span text:style-name="T1"> - במה</text:span><text:span text:style-name="T4"> </text:span><text:span text:style-name="T1">הכתוב</text:span><text:span text:style-name="T4"> </text:span><text:span text:style-name="T2">(</text:span><text:span text:style-name="T8">'</text:span><text:span text:style-name="T11">והאלהים</text:span><text:span text:style-name="T5"> </text:span><text:span text:style-name="T11">אנה</text:span><text:span text:style-name="T5"> </text:span><text:span text:style-name="T11">לידו</text:span><text:span text:style-name="T8">'</text:span><text:span text:style-name="T2">)</text:span><text:span text:style-name="T1"> מדבר</text:span><text:span text:style-name="T4"> </text:span><text:span text:style-name="T2">(</text:span><text:span text:style-name="T8">והיאך</text:span><text:span text:style-name="T5"> </text:span><text:span text:style-name="T8">הקב"ה</text:span><text:span text:style-name="T5"> </text:span><text:span text:style-name="T8">ממציא</text:span><text:span text:style-name="T5"> </text:span><text:span text:style-name="T8">מכשול</text:span><text:span text:style-name="T5"> </text:span><text:span text:style-name="T8">לאדם</text:span><text:span text:style-name="T5"> </text:span><text:span text:style-name="T8">לחטוא</text:span><text:span text:style-name="T2">)</text:span><text:span text:style-name="T1">? בשני</text:span><text:span text:style-name="T4"> </text:span><text:span text:style-name="T1">בני</text:span><text:span text:style-name="T4"> </text:span><text:span text:style-name="T1">אדם</text:span><text:span text:style-name="T4"> </text:span><text:span text:style-name="T1">שהרגו</text:span><text:span text:style-name="T4"> </text:span><text:span text:style-name="T1">את</text:span><text:span text:style-name="T4"> </text:span><text:span text:style-name="T1">הנפש: אחד</text:span><text:span text:style-name="T4"> </text:span><text:span text:style-name="T1">הרג</text:span><text:span text:style-name="T4"> </text:span><text:span text:style-name="T1">בשוגג</text:span><text:span text:style-name="T4"> </text:span><text:span text:style-name="T1">ואחד</text:span><text:span text:style-name="T4"> </text:span><text:span text:style-name="T1">הרג</text:span><text:span text:style-name="T4"> </text:span><text:span text:style-name="T1">במזיד, לזה</text:span><text:span text:style-name="T4"> </text:span><text:span text:style-name="T1">אין</text:span><text:span text:style-name="T4"> </text:span><text:span text:style-name="T1">עדים</text:span><text:span text:style-name="T4"> </text:span><text:span text:style-name="T1">ולזה</text:span><text:span text:style-name="T4"> </text:span><text:span text:style-name="T1">אין</text:span><text:span text:style-name="T4"> </text:span><text:span text:style-name="T1">עדים</text:span><text:span text:style-name="T4"> </text:span><text:span text:style-name="T2">(</text:span><text:span text:style-name="T8">אלא</text:span><text:span text:style-name="T5"> </text:span><text:span text:style-name="T8">על</text:span><text:span text:style-name="T5"> </text:span><text:span text:style-name="T8">ידי</text:span><text:span text:style-name="T5"> </text:span><text:span text:style-name="T8">שהיו</text:span><text:span text:style-name="T5"> </text:span><text:span text:style-name="T8">שניהם</text:span><text:span text:style-name="T5"> </text:span><text:span text:style-name="T8">רשעים: ההורג</text:span><text:span text:style-name="T5"> </text:span><text:span text:style-name="T8">והנהרג</text:span><text:span text:style-name="T5"> </text:span><text:span text:style-name="T42">[כדלהלן]</text:span><text:span text:style-name="T8">: ההורג</text:span><text:span text:style-name="T5"> </text:span><text:span text:style-name="T8">היה</text:span><text:span text:style-name="T5"> </text:span><text:span text:style-name="T8">חייב</text:span><text:span text:style-name="T5"> </text:span><text:span text:style-name="T8">גלות</text:span><text:span text:style-name="T5"> </text:span><text:span text:style-name="T8">ואין</text:span><text:span text:style-name="T5"> </text:span><text:span text:style-name="T8">עד</text:span><text:span text:style-name="T5"> </text:span><text:span text:style-name="T8">בדבר, והוא</text:span><text:span text:style-name="T5"> </text:span><text:span text:style-name="T8">לא</text:span><text:span text:style-name="T5"> </text:span><text:span text:style-name="T8">גלה, והנהרג</text:span><text:span text:style-name="T5"> </text:span><text:span text:style-name="T8">היה</text:span><text:span text:style-name="T5"> </text:span><text:span text:style-name="T8">חייב</text:span><text:span text:style-name="T5"> </text:span><text:span text:style-name="T8">מיתה</text:span><text:span text:style-name="T5"> </text:span><text:span text:style-name="T8">ואין</text:span><text:span text:style-name="T5"> </text:span><text:span text:style-name="T8">עד</text:span><text:span text:style-name="T5"> </text:span><text:span text:style-name="T8">בדבר, ולא</text:span><text:span text:style-name="T5"> </text:span><text:span text:style-name="T8">נהרג</text:span><text:span text:style-name="T2">)</text:span><text:span text:style-name="T1">; </text:span><text:span text:style-name="T2">(</text:span><text:span text:style-name="T8">לפיכך</text:span><text:span text:style-name="T2">)</text:span><text:span text:style-name="T1"> הקב"ה</text:span><text:span text:style-name="T4"> </text:span><text:span text:style-name="T1">מזמינן</text:span><text:span text:style-name="T4"> </text:span><text:span text:style-name="T1">לפונדק</text:span><text:span text:style-name="T4"> </text:span><text:span text:style-name="T1">אחד: זה</text:span><text:span text:style-name="T4"> </text:span><text:span text:style-name="T1">שהרג</text:span><text:span text:style-name="T4"> </text:span><text:span text:style-name="T1">במזיד</text:span><text:span text:style-name="T4"> </text:span><text:span text:style-name="T1">יושב</text:span><text:span text:style-name="T4"> </text:span><text:span text:style-name="T1">תחת</text:span><text:span text:style-name="T4"> </text:span><text:span text:style-name="T1">הסולם, וזה</text:span><text:span text:style-name="T4"> </text:span><text:span text:style-name="T1">שהרג</text:span><text:span text:style-name="T4"> </text:span><text:span text:style-name="T1">בשוגג</text:span><text:span text:style-name="T4"> </text:span><text:span text:style-name="T1">יורד</text:span><text:span text:style-name="T4"> </text:span><text:span text:style-name="T1">בסולם</text:span><text:span text:style-name="T4"> </text:span><text:span text:style-name="T1">ונפל</text:span><text:span text:style-name="T4"> </text:span><text:span text:style-name="T1">עליו</text:span><text:span text:style-name="T4"> </text:span><text:span text:style-name="T1">והרגו</text:span><text:span text:style-name="T4"> </text:span><text:span text:style-name="T2">(</text:span><text:span text:style-name="T8">ויש</text:span><text:span text:style-name="T5"> </text:span><text:span text:style-name="T8">עדים, ויגלה</text:span><text:span text:style-name="T5"> </text:span><text:span text:style-name="T8">על</text:span><text:span text:style-name="T5"> </text:span><text:span text:style-name="T8">כרחו</text:span><text:span text:style-name="T2">)</text:span><text:span text:style-name="T1">: זה</text:span><text:span text:style-name="T4"> </text:span><text:span text:style-name="T1">שהרג</text:span><text:span text:style-name="T4"> </text:span><text:span text:style-name="T1">במזיד</text:span><text:span text:style-name="T4"> </text:span><text:span text:style-name="T1">- נהרג, וזה</text:span><text:span text:style-name="T4"> </text:span><text:span text:style-name="T1">שהרג</text:span><text:span text:style-name="T4"> </text:span><text:span text:style-name="T1">בשוגג</text:span><text:span text:style-name="T4"> </text:span><text:span text:style-name="T1">- גולה.</text:span></text:p>
      <text:p text:style-name="P11"/>
      <text:p text:style-name="P10"><text:span text:style-name="T1">אמר</text:span><text:span text:style-name="T4"> </text:span><text:span text:style-name="T1">רבה</text:span><text:span text:style-name="T4"> </text:span><text:span text:style-name="T1">בר</text:span><text:span text:style-name="T4"> </text:span><text:span text:style-name="T1">רב</text:span><text:span text:style-name="T4"> </text:span><text:span text:style-name="T1">הונא</text:span><text:span text:style-name="T4"> </text:span><text:span text:style-name="T1">אמר</text:span><text:span text:style-name="T4"> </text:span><text:span text:style-name="T1">רב</text:span><text:span text:style-name="T4"> </text:span><text:span text:style-name="T1">הונא, ואמרי</text:span><text:span text:style-name="T4"> </text:span><text:span text:style-name="T1">לה</text:span><text:span text:style-name="T4"> </text:span><text:span text:style-name="T1">אמר</text:span><text:span text:style-name="T4"> </text:span><text:span text:style-name="T1">רב</text:span><text:span text:style-name="T4"> </text:span><text:span text:style-name="T1">הונא</text:span><text:span text:style-name="T4"> </text:span><text:span text:style-name="T1">אמר</text:span><text:span text:style-name="T4"> </text:span><text:span text:style-name="T1">רבי</text:span><text:span text:style-name="T4"> </text:span><text:span text:style-name="T1">אלעזר: מן</text:span><text:span text:style-name="T4"> </text:span><text:span text:style-name="T1">התורה, ומן</text:span><text:span text:style-name="T4"> </text:span><text:span text:style-name="T1">הנביאים, ומן</text:span><text:span text:style-name="T4"> </text:span><text:span text:style-name="T1">הכתובים: בדרך</text:span><text:span text:style-name="T4"> </text:span><text:span text:style-name="T1">שאדם</text:span><text:span text:style-name="T4"> </text:span><text:span text:style-name="T1">רוצה</text:span><text:span text:style-name="T4"> </text:span><text:span text:style-name="T1">לילך</text:span><text:span text:style-name="T4"> </text:span><text:span text:style-name="T1">- בה</text:span><text:span text:style-name="T4"> </text:span><text:span text:style-name="T1">מוליכין</text:span><text:span text:style-name="T4"> </text:span><text:span text:style-name="T1">אותו:</text:span></text:p>
      <text:p text:style-name="P10"><text:span text:style-name="T1">מן</text:span><text:span text:style-name="T4"> </text:span><text:span text:style-name="T1">התורה</text:span><text:span text:style-name="T4"> </text:span><text:span text:style-name="T1">- דכתיב</text:span><text:span text:style-name="T4"> </text:span><text:span text:style-name="T8">(במדבר</text:span><text:span text:style-name="T5"> </text:span><text:span text:style-name="T8">כב,יב)</text:span><text:span text:style-name="T1"> </text:span><text:span text:style-name="T11">[ויאמר</text:span><text:span text:style-name="T5"> </text:span><text:span text:style-name="T11">אלהים</text:span><text:span text:style-name="T5"> </text:span><text:span text:style-name="T11">אל</text:span><text:span text:style-name="T5"> </text:span><text:span text:style-name="T11">בלעם]</text:span><text:span text:style-name="T10"> לא</text:span><text:span text:style-name="T4"> </text:span><text:span text:style-name="T10">תלך</text:span><text:span text:style-name="T4"> </text:span><text:span text:style-name="T10">עמהם</text:span><text:span text:style-name="T4"> </text:span><text:span text:style-name="T11">[לא</text:span><text:span text:style-name="T5"> </text:span><text:span text:style-name="T11">תאר</text:span><text:span text:style-name="T5"> </text:span><text:span text:style-name="T11">את</text:span><text:span text:style-name="T5"> </text:span><text:span text:style-name="T11">העם, כי</text:span><text:span text:style-name="T5"> </text:span><text:span text:style-name="T11">ברוך</text:span><text:span text:style-name="T5"> </text:span><text:span text:style-name="T11">הוא]</text:span><text:span text:style-name="T1">, וכתיב</text:span><text:span text:style-name="T4"> <text:s/></text:span><text:span text:style-name="T8">(במדבר</text:span><text:span text:style-name="T5"> </text:span><text:span text:style-name="T8">כב,כ)</text:span><text:span text:style-name="T1"> </text:span><text:span text:style-name="T11">[ויבא</text:span><text:span text:style-name="T5"> </text:span><text:span text:style-name="T11">אלקים</text:span><text:span text:style-name="T5"> </text:span><text:span text:style-name="T11">אל</text:span><text:span text:style-name="T5"> </text:span><text:span text:style-name="T11">בלעם</text:span><text:span text:style-name="T5"> </text:span><text:span text:style-name="T11">לילה</text:span><text:span text:style-name="T5"> </text:span><text:span text:style-name="T11">ויאמר</text:span><text:span text:style-name="T5"> </text:span><text:span text:style-name="T11">לו</text:span><text:span text:style-name="T5"> </text:span><text:span text:style-name="T11">אם</text:span><text:span text:style-name="T5"> </text:span><text:span text:style-name="T11">לקרא</text:span><text:span text:style-name="T5"> </text:span><text:span text:style-name="T11">לך</text:span><text:span text:style-name="T5"> </text:span><text:span text:style-name="T11">באו</text:span><text:span text:style-name="T5"> </text:span><text:span text:style-name="T11">האנשים]</text:span><text:span text:style-name="T10"> קום</text:span><text:span text:style-name="T4"> </text:span><text:span text:style-name="T10">לך</text:span><text:span text:style-name="T4"> </text:span><text:span text:style-name="T10">אתם</text:span><text:span text:style-name="T4"> </text:span><text:span text:style-name="T11">[ואך</text:span><text:span text:style-name="T5"> </text:span><text:span text:style-name="T11">את</text:span><text:span text:style-name="T5"> </text:span><text:span text:style-name="T11">הדבר</text:span><text:span text:style-name="T5"> </text:span><text:span text:style-name="T11">אשר</text:span><text:span text:style-name="T5"> </text:span><text:span text:style-name="T11">אדבר</text:span><text:span text:style-name="T5"> </text:span><text:span text:style-name="T11">אליך</text:span><text:span text:style-name="T5"> </text:span><text:span text:style-name="T11">אתו</text:span><text:span text:style-name="T5"> </text:span><text:span text:style-name="T11">תעשה]</text:span><text:span text:style-name="T1">;</text:span></text:p>
      <text:p text:style-name="P10"><text:span text:style-name="T1">מן</text:span><text:span text:style-name="T4"> </text:span><text:span text:style-name="T1">הנביאים</text:span><text:span text:style-name="T4"> </text:span><text:span text:style-name="T1">- דכתיב</text:span><text:span text:style-name="T4"> </text:span><text:span text:style-name="T8">(ישעיהו</text:span><text:span text:style-name="T5"> </text:span><text:span text:style-name="T8">מח,יז)</text:span><text:span text:style-name="T1"> </text:span><text:span text:style-name="T11">[כה</text:span><text:span text:style-name="T5"> </text:span><text:span text:style-name="T11">אמר</text:span><text:span text:style-name="T5"> </text:span><text:span text:style-name="T11">ה' גאלך</text:span><text:span text:style-name="T5"> </text:span><text:span text:style-name="T11">קדוש</text:span><text:span text:style-name="T5"> </text:span><text:span text:style-name="T11">ישראל]</text:span><text:span text:style-name="T10"> אני</text:span><text:span text:style-name="T4"> </text:span><text:span text:style-name="T10">ה' אלהיך</text:span><text:span text:style-name="T4"> </text:span><text:span text:style-name="T10">מלמדך</text:span><text:span text:style-name="T4"> </text:span><text:span text:style-name="T10">להועיל</text:span><text:span text:style-name="T4"> </text:span><text:span text:style-name="T10">מדריכך</text:span><text:span text:style-name="T4"> </text:span><text:span text:style-name="T10">בדרך</text:span><text:span text:style-name="T4"> </text:span><text:span text:style-name="T10">תלך</text:span><text:span text:style-name="T4"> </text:span><text:span text:style-name="T2">(</text:span><text:span text:style-name="T8">בדרך</text:span><text:span text:style-name="T5"> </text:span><text:span text:style-name="T8">אשר</text:span><text:span text:style-name="T5"> </text:span><text:span text:style-name="T8">תבחר</text:span><text:span text:style-name="T5"> </text:span><text:span text:style-name="T8">לילך</text:span><text:span text:style-name="T2">)</text:span><text:span text:style-name="T1">;</text:span></text:p>
      <text:p text:style-name="P10"><text:span text:style-name="T1">מן</text:span><text:span text:style-name="T4"> </text:span><text:span text:style-name="T1">הכתובים</text:span><text:span text:style-name="T4"> </text:span><text:span text:style-name="T1">- דכתיב</text:span><text:span text:style-name="T4"> </text:span><text:span text:style-name="T8">(משלי</text:span><text:span text:style-name="T5"> </text:span><text:span text:style-name="T8">ג,לד)</text:span><text:span text:style-name="T1"> </text:span><text:span text:style-name="T10">אם</text:span><text:span text:style-name="T4"> </text:span><text:span text:style-name="T10">ללצים</text:span><text:span text:style-name="T4"> </text:span><text:span text:style-name="T2">(</text:span><text:span text:style-name="T8">בא</text:span><text:span text:style-name="T5"> </text:span><text:span text:style-name="T8">אדם</text:span><text:span text:style-name="T5"> </text:span><text:span text:style-name="T8">להתחבר</text:span><text:span text:style-name="T2">)</text:span><text:span text:style-name="T1"> </text:span><text:span text:style-name="T10">- הוא</text:span><text:span text:style-name="T4"> </text:span><text:span text:style-name="T10">יליץ</text:span><text:span text:style-name="T4"> </text:span><text:span text:style-name="T2">(</text:span><text:span text:style-name="T8">אין</text:span><text:span text:style-name="T5"> </text:span><text:span text:style-name="T8">מעכבין</text:span><text:span text:style-name="T5"> </text:span><text:span text:style-name="T8">בידו</text:span><text:span text:style-name="T2">)</text:span><text:span text:style-name="T10">, ולענוים</text:span><text:span text:style-name="T4"> </text:span><text:span text:style-name="T10">יתן</text:span><text:span text:style-name="T4"> </text:span><text:span text:style-name="T10">חן</text:span><text:span text:style-name="T1">. </text:span></text:p>
      <text:p text:style-name="P17"><text:s/></text:p>
      <text:p text:style-name="P13"/>
      <text:p text:style-name="P15"><text:span text:style-name="T7">ומצאו</text:span><text:span text:style-name="T4"> </text:span><text:span text:style-name="T7">גואל</text:span><text:span text:style-name="T4"> </text:span><text:span text:style-name="T7">הדם.: </text:span></text:p>
      <text:p text:style-name="P10"><text:span text:style-name="T1">אמר</text:span><text:span text:style-name="T4"> </text:span><text:span text:style-name="T1">רב</text:span><text:span text:style-name="T4"> </text:span><text:span text:style-name="T1">הונא: רוצח</text:span><text:span text:style-name="T4"> </text:span><text:span text:style-name="T1">שגלה</text:span><text:span text:style-name="T4"> </text:span><text:span text:style-name="T1">לעיר</text:span><text:span text:style-name="T4"> </text:span><text:span text:style-name="T1">מקלט</text:span><text:span text:style-name="T4"> </text:span><text:span text:style-name="T1">ומצאו</text:span><text:span text:style-name="T4"> </text:span><text:span text:style-name="T1">גואל</text:span><text:span text:style-name="T4"> </text:span><text:span text:style-name="T1">הדם</text:span><text:span text:style-name="T4"> </text:span><text:span text:style-name="T2">(</text:span><text:span text:style-name="T8">בדרך</text:span><text:span text:style-name="T5"> </text:span><text:span text:style-name="T8">בהליכתו</text:span><text:span text:style-name="T2">)</text:span><text:span text:style-name="T1"> והרגו</text:span><text:span text:style-name="T4"> – </text:span><text:span text:style-name="T1">פטור.</text:span></text:p>
      <text:p text:style-name="P10"><text:span text:style-name="T1">קסבר</text:span><text:span text:style-name="T4"> </text:span><text:span text:style-name="T8">(דברים</text:span><text:span text:style-name="T5"> </text:span><text:span text:style-name="T8">יט,ו)</text:span><text:span text:style-name="T1"> </text:span><text:span text:style-name="T11">[</text:span><text:span text:style-name="T94">פן</text:span><text:span text:style-name="T89"> </text:span><text:span text:style-name="T94">ירדף</text:span><text:span text:style-name="T89"> </text:span><text:span text:style-name="T94">גאל</text:span><text:span text:style-name="T89"> </text:span><text:span text:style-name="T94">הדם</text:span><text:span text:style-name="T89"> </text:span><text:span text:style-name="T94">אחרי</text:span><text:span text:style-name="T89"> </text:span><text:span text:style-name="T94">הרצח</text:span><text:span text:style-name="T89"> </text:span><text:span text:style-name="T94">כי</text:span><text:span text:style-name="T89"> </text:span><text:span text:style-name="T94">יחם</text:span><text:span text:style-name="T89"> </text:span><text:span text:style-name="T94">לבבו</text:span><text:span text:style-name="T89"> </text:span><text:span text:style-name="T94">והשיגו</text:span><text:span text:style-name="T89"> </text:span><text:span text:style-name="T94">כי</text:span><text:span text:style-name="T89"> </text:span><text:span text:style-name="T94">ירבה</text:span><text:span text:style-name="T89"> </text:span><text:span text:style-name="T94">הדרך</text:span><text:span text:style-name="T89"> </text:span><text:span text:style-name="T94">והכהו</text:span><text:span text:style-name="T89"> </text:span><text:span text:style-name="T94">נפש</text:span><text:span text:style-name="T11">]</text:span><text:span text:style-name="T10"> ולו</text:span><text:span text:style-name="T4"> </text:span><text:span text:style-name="T10">אין</text:span><text:span text:style-name="T4"> </text:span><text:span text:style-name="T10">משפט</text:span><text:span text:style-name="T4"> </text:span><text:span text:style-name="T10">מות</text:span><text:span text:style-name="T4"> </text:span><text:span text:style-name="T11">[</text:span><text:span text:style-name="T94">כי</text:span><text:span text:style-name="T89"> </text:span><text:span text:style-name="T94">לא</text:span><text:span text:style-name="T89"> </text:span><text:span text:style-name="T94">שנא</text:span><text:span text:style-name="T89"> </text:span><text:span text:style-name="T94">הוא</text:span><text:span text:style-name="T89"> </text:span><text:span text:style-name="T94">לו</text:span><text:span text:style-name="T89"> </text:span><text:span text:style-name="T94">מתמול</text:span><text:span text:style-name="T89"> </text:span><text:span text:style-name="T94">שלשום</text:span><text:span text:style-name="T11">]</text:span><text:span text:style-name="T1"> - בגואל</text:span><text:span text:style-name="T4"> </text:span><text:span text:style-name="T1">הדם</text:span><text:span text:style-name="T4"> </text:span><text:span text:style-name="T1">הוא</text:span><text:span text:style-name="T4"> </text:span><text:span text:style-name="T1">דכתיב</text:span><text:span text:style-name="T4"> </text:span><text:span text:style-name="T2">(</text:span><text:span text:style-name="T8">והכי</text:span><text:span text:style-name="T5"> </text:span><text:span text:style-name="T8">קאמר: </text:span><text:span text:style-name="T11">פן</text:span><text:span text:style-name="T5"> </text:span><text:span text:style-name="T11">ירדוף</text:span><text:span text:style-name="T5"> </text:span><text:span text:style-name="T11">גואל</text:span><text:span text:style-name="T5"> </text:span><text:span text:style-name="T11">הדם</text:span><text:span text:style-name="T5"> </text:span><text:span text:style-name="T11">אחרי</text:span><text:span text:style-name="T5"> </text:span><text:span text:style-name="T11">הרוצח</text:span><text:span text:style-name="T5"> </text:span><text:span text:style-name="T11">... והשיגו</text:span><text:span text:style-name="T5"> </text:span><text:span text:style-name="T11">והכהו</text:span><text:span text:style-name="T5"> </text:span><text:span text:style-name="T11">נפש</text:span><text:span text:style-name="T5"> </text:span><text:span text:style-name="T8">- ולא</text:span><text:span text:style-name="T5"> </text:span><text:span text:style-name="T8">יתיירא</text:span><text:span text:style-name="T5"> </text:span><text:span text:style-name="T8">מבית</text:span><text:span text:style-name="T5"> </text:span><text:span text:style-name="T8">דין, כי</text:span><text:span text:style-name="T5"> </text:span><text:span text:style-name="T11">לו</text:span><text:span text:style-name="T5"> </text:span><text:span text:style-name="T11">אין</text:span><text:span text:style-name="T5"> </text:span><text:span text:style-name="T11">משפט</text:span><text:span text:style-name="T5"> </text:span><text:span text:style-name="T11">מות</text:span><text:span text:style-name="T8">; וסוף</text:span><text:span text:style-name="T5"> </text:span><text:span text:style-name="T8">המקרא</text:span><text:span text:style-name="T5"> </text:span><text:span text:style-name="T8">האומר</text:span><text:span text:style-name="T5"> </text:span><text:span text:style-name="T8">'</text:span><text:span text:style-name="T11">כי</text:span><text:span text:style-name="T5"> </text:span><text:span text:style-name="T11">לא</text:span><text:span text:style-name="T5"> </text:span><text:span text:style-name="T11">שונא</text:span><text:span text:style-name="T5"> </text:span><text:span text:style-name="T11">הוא</text:span><text:span text:style-name="T5"> </text:span><text:span text:style-name="T9">וגו'</text:span><text:span text:style-name="T8">- <text:s/>מוסב</text:span><text:span text:style-name="T5"> </text:span><text:span text:style-name="T8">על</text:span><text:span text:style-name="T5"> </text:span><text:span text:style-name="T8">ראשו: </text:span><text:span text:style-name="T11">פן</text:span><text:span text:style-name="T5"> </text:span><text:span text:style-name="T11">ירדוף</text:span><text:span text:style-name="T5"> </text:span><text:span text:style-name="T11">גואל</text:span><text:span text:style-name="T5"> </text:span><text:span text:style-name="T11">הדם</text:span><text:span text:style-name="T5"> </text:span><text:span text:style-name="T8">אני</text:span><text:span text:style-name="T5"> </text:span><text:span text:style-name="T8">אומר</text:span><text:span text:style-name="T5"> </text:span><text:span text:style-name="T8">לך</text:span><text:span text:style-name="T5"> </text:span><text:span text:style-name="T11">להכין</text:span><text:span text:style-name="T5"> </text:span><text:span text:style-name="T11">לו</text:span><text:span text:style-name="T5"> </text:span><text:span text:style-name="T11">הדרך</text:span><text:span text:style-name="T5"> </text:span><text:span text:style-name="T11">כי</text:span><text:span text:style-name="T5"> </text:span><text:span text:style-name="T11">לא</text:span><text:span text:style-name="T5"> </text:span><text:span text:style-name="T11">שונא</text:span><text:span text:style-name="T5"> </text:span><text:span text:style-name="T11">היה</text:span><text:span text:style-name="T5"> </text:span><text:span text:style-name="T11">לו</text:span><text:span text:style-name="T5"> </text:span><text:span text:style-name="T8">ולא</text:span><text:span text:style-name="T5"> </text:span><text:span text:style-name="T8">הרגו</text:span><text:span text:style-name="T5"> </text:span><text:span text:style-name="T8">מדעת</text:span><text:span text:style-name="T2">)</text:span><text:span text:style-name="T1">.</text:span></text:p>
      <text:p text:style-name="P10"><text:span text:style-name="T1">מיתיבי: '</text:span><text:span text:style-name="T10">ולו</text:span><text:span text:style-name="T4"> </text:span><text:span text:style-name="T10">אין</text:span><text:span text:style-name="T4"> </text:span><text:span text:style-name="T10">משפט</text:span><text:span text:style-name="T4"> </text:span><text:span text:style-name="T10">מות</text:span><text:span text:style-name="T4"> </text:span><text:span text:style-name="T1">- ברוצח</text:span><text:span text:style-name="T4"> </text:span><text:span text:style-name="T1">הכתוב</text:span><text:span text:style-name="T4"> </text:span><text:span text:style-name="T1">מדבר</text:span><text:span text:style-name="T4"> </text:span><text:span text:style-name="T2">(</text:span><text:span text:style-name="T8">והכי</text:span><text:span text:style-name="T5"> </text:span><text:span text:style-name="T8">קאמר: </text:span><text:span text:style-name="T11">פן</text:span><text:span text:style-name="T5"> </text:span><text:span text:style-name="T11">ירדוף</text:span><text:span text:style-name="T5"> </text:span><text:span text:style-name="T11">... והשיגו</text:span><text:span text:style-name="T5"> </text:span><text:span text:style-name="T11">... והכהו</text:span><text:span text:style-name="T5"> </text:span><text:span text:style-name="T8">- והוא</text:span><text:span text:style-name="T5"> </text:span><text:span text:style-name="T8">לא</text:span><text:span text:style-name="T5"> </text:span><text:span text:style-name="T8">היה</text:span><text:span text:style-name="T5"> </text:span><text:span text:style-name="T8">ראוי</text:span><text:span text:style-name="T5"> </text:span><text:span text:style-name="T8">למות: </text:span><text:span text:style-name="T11">כי</text:span><text:span text:style-name="T5"> </text:span><text:span text:style-name="T11">לא</text:span><text:span text:style-name="T5"> </text:span><text:span text:style-name="T11">שונא</text:span><text:span text:style-name="T5"> </text:span><text:span text:style-name="T8">היה</text:span><text:span text:style-name="T5"> </text:span><text:span text:style-name="T8">להרוג</text:span><text:span text:style-name="T5"> </text:span><text:span text:style-name="T8">ולא</text:span><text:span text:style-name="T5"> </text:span><text:span text:style-name="T8">הרגו</text:span><text:span text:style-name="T5"> </text:span><text:span text:style-name="T8">מדעת</text:span><text:span text:style-name="T2">)</text:span><text:span text:style-name="T1">;</text:span></text:p>
      <text:p text:style-name="P10"><text:span text:style-name="T1">אתה</text:span><text:span text:style-name="T4"> </text:span><text:span text:style-name="T1">אומר</text:span><text:span text:style-name="T4"> </text:span><text:span text:style-name="T1">ברוצח</text:span><text:span text:style-name="T4"> </text:span><text:span text:style-name="T1">- או</text:span><text:span text:style-name="T4"> </text:span><text:span text:style-name="T1">אינו</text:span><text:span text:style-name="T4"> </text:span><text:span text:style-name="T1">אלא</text:span><text:span text:style-name="T4"> </text:span><text:span text:style-name="T1">בגואל</text:span><text:span text:style-name="T4"> </text:span><text:span text:style-name="T1">הדם?</text:span></text:p>
      <text:p text:style-name="P10"><text:span text:style-name="T1">כשהוא</text:span><text:span text:style-name="T4"> </text:span><text:span text:style-name="T1">אומר</text:span><text:span text:style-name="T4"> </text:span><text:span text:style-name="T8">(דברים</text:span><text:span text:style-name="T5"> </text:span><text:span text:style-name="T8">יט,ד)</text:span><text:span text:style-name="T1"> </text:span><text:span text:style-name="T11">[</text:span><text:span text:style-name="T94">וזה</text:span><text:span text:style-name="T89"> </text:span><text:span text:style-name="T94">דבר</text:span><text:span text:style-name="T89"> </text:span><text:span text:style-name="T94">הרצח</text:span><text:span text:style-name="T89"> </text:span><text:span text:style-name="T94">אשר</text:span><text:span text:style-name="T89"> </text:span><text:span text:style-name="T94">ינוס</text:span><text:span text:style-name="T89"> </text:span><text:span text:style-name="T94">שמה</text:span><text:span text:style-name="T89"> </text:span><text:span text:style-name="T94">וחי</text:span><text:span text:style-name="T89"> </text:span><text:span text:style-name="T94">אשר</text:span><text:span text:style-name="T89"> </text:span><text:span text:style-name="T94">יכה</text:span><text:span text:style-name="T89"> </text:span><text:span text:style-name="T94">את</text:span><text:span text:style-name="T89"> </text:span><text:span text:style-name="T94">רעהו</text:span><text:span text:style-name="T89"> </text:span><text:span text:style-name="T94">בבלי</text:span><text:span text:style-name="T89"> </text:span><text:span text:style-name="T94">דעת</text:span><text:span text:style-name="T11">]</text:span><text:span text:style-name="T10"> והוא</text:span><text:span text:style-name="T4"> </text:span><text:span text:style-name="T10">לא</text:span><text:span text:style-name="T4"> </text:span><text:span text:style-name="T10">שונא</text:span><text:span text:style-name="T4"> </text:span><text:span text:style-name="T10">לו</text:span><text:span text:style-name="T4"> </text:span><text:span text:style-name="T10">מתמול</text:span><text:span text:style-name="T4"> </text:span><text:span text:style-name="T10">שלשום</text:span><text:span text:style-name="T4"> </text:span><text:span text:style-name="T1">- הוי</text:span><text:span text:style-name="T4"> </text:span><text:span text:style-name="T1">אומר</text:span><text:span text:style-name="T4"> </text:span><text:span text:style-name="T1">ברוצח</text:span><text:span text:style-name="T4"> </text:span><text:span text:style-name="T1">הכתוב</text:span><text:span text:style-name="T4"> </text:span><text:span text:style-name="T1">מדבר'!</text:span></text:p>
      <text:p text:style-name="P10"><text:span text:style-name="T1">הוא</text:span><text:span text:style-name="T4"> </text:span><text:span text:style-name="T1">- דאמר</text:span><text:span text:style-name="T4"> </text:span><text:span text:style-name="T1">כי</text:span><text:span text:style-name="T4"> </text:span><text:span text:style-name="T1">האי</text:span><text:span text:style-name="T4"> </text:span><text:span text:style-name="T1">תנא, דתניא: '</text:span><text:span text:style-name="T8">(דברים</text:span><text:span text:style-name="T5"> </text:span><text:span text:style-name="T8">יט,ו)</text:span><text:span text:style-name="T1"> </text:span><text:span text:style-name="T11">[</text:span><text:span text:style-name="T94">פן</text:span><text:span text:style-name="T89"> </text:span><text:span text:style-name="T94">ירדף</text:span><text:span text:style-name="T89"> </text:span><text:span text:style-name="T94">גאל</text:span><text:span text:style-name="T89"> </text:span><text:span text:style-name="T94">הדם</text:span><text:span text:style-name="T89"> </text:span><text:span text:style-name="T94">אחרי</text:span><text:span text:style-name="T89"> </text:span><text:span text:style-name="T94">הרצח</text:span><text:span text:style-name="T89"> </text:span><text:span text:style-name="T94">כי</text:span><text:span text:style-name="T89"> </text:span><text:span text:style-name="T94">יחם</text:span><text:span text:style-name="T89"> </text:span><text:span text:style-name="T94">לבבו</text:span><text:span text:style-name="T89"> </text:span><text:span text:style-name="T94">והשיגו</text:span><text:span text:style-name="T89"> </text:span><text:span text:style-name="T94">כי</text:span><text:span text:style-name="T89"> </text:span><text:span text:style-name="T94">ירבה</text:span><text:span text:style-name="T89"> </text:span><text:span text:style-name="T94">הדרך</text:span><text:span text:style-name="T89"> </text:span><text:span text:style-name="T94">והכהו</text:span><text:span text:style-name="T89"> </text:span><text:span text:style-name="T94">נפש</text:span><text:span text:style-name="T11">]</text:span><text:span text:style-name="T10"> ולו</text:span><text:span text:style-name="T4"> </text:span><text:span text:style-name="T10">אין</text:span><text:span text:style-name="T4"> </text:span><text:span text:style-name="T10">משפט</text:span><text:span text:style-name="T4"> </text:span><text:span text:style-name="T10">מות</text:span><text:span text:style-name="T4"> </text:span><text:span text:style-name="T11">[</text:span><text:span text:style-name="T95">כי</text:span><text:span text:style-name="T96"> </text:span><text:span text:style-name="T95">לא</text:span><text:span text:style-name="T96"> </text:span><text:span text:style-name="T95">שנא</text:span><text:span text:style-name="T96"> </text:span><text:span text:style-name="T95">הוא</text:span><text:span text:style-name="T96"> </text:span><text:span text:style-name="T95">לו</text:span><text:span text:style-name="T96"> </text:span><text:span text:style-name="T95">מתמול</text:span><text:span text:style-name="T96"> </text:span><text:span text:style-name="T95">שלשום</text:span><text:span text:style-name="T11">]</text:span><text:span text:style-name="T1"> - בגואל</text:span><text:span text:style-name="T4"> </text:span><text:span text:style-name="T1">הדם</text:span><text:span text:style-name="T4"> </text:span><text:span text:style-name="T1">הכתוב</text:span><text:span text:style-name="T4"> </text:span><text:span text:style-name="T1">מדבר;</text:span></text:p>
      <text:p text:style-name="P10"><text:span text:style-name="T1">אתה</text:span><text:span text:style-name="T4"> </text:span><text:span text:style-name="T1">אומר</text:span><text:span text:style-name="T4"> </text:span><text:span text:style-name="T1">בגואל</text:span><text:span text:style-name="T4"> </text:span><text:span text:style-name="T1">הדם</text:span><text:span text:style-name="T4"> </text:span><text:span text:style-name="T1">הכתוב</text:span><text:span text:style-name="T4"> </text:span><text:span text:style-name="T1">מדבר</text:span><text:span text:style-name="T4"> </text:span><text:span text:style-name="T1">- או</text:span><text:span text:style-name="T4"> </text:span><text:span text:style-name="T1">אינו</text:span><text:span text:style-name="T4"> </text:span><text:span text:style-name="T1">אלא</text:span><text:span text:style-name="T4"> </text:span><text:span text:style-name="T1">ברוצח?</text:span></text:p>
      <text:p text:style-name="P10"><text:span text:style-name="T1">כשהוא</text:span><text:span text:style-name="T4"> </text:span><text:span text:style-name="T1">אומר</text:span><text:span text:style-name="T4"> </text:span><text:span text:style-name="T1">'</text:span><text:span text:style-name="T10">כי</text:span><text:span text:style-name="T4"> </text:span><text:span text:style-name="T10">לא</text:span><text:span text:style-name="T4"> </text:span><text:span text:style-name="T10">שונא</text:span><text:span text:style-name="T4"> </text:span><text:span text:style-name="T10">הוא</text:span><text:span text:style-name="T4"> </text:span><text:span text:style-name="T10">לו</text:span><text:span text:style-name="T4"> </text:span><text:span text:style-name="T10">מתמול</text:span><text:span text:style-name="T4"> </text:span><text:span text:style-name="T10">שלשום</text:span><text:span text:style-name="T1">' - הרי</text:span><text:span text:style-name="T4"> </text:span><text:span text:style-name="T1">רוצח</text:span><text:span text:style-name="T4"> </text:span><text:span text:style-name="T1">אמור</text:span><text:span text:style-name="T4"> </text:span><text:span text:style-name="T2">(</text:span><text:span text:style-name="T8">שאין</text:span><text:span text:style-name="T5"> </text:span><text:span text:style-name="T8">לו</text:span><text:span text:style-name="T5"> </text:span><text:span text:style-name="T8">משפט</text:span><text:span text:style-name="T5"> </text:span><text:span text:style-name="T8">מות, ולא</text:span><text:span text:style-name="T5"> </text:span><text:span text:style-name="T8">היה</text:span><text:span text:style-name="T5"> </text:span><text:span text:style-name="T8">צריך</text:span><text:span text:style-name="T5"> </text:span><text:span text:style-name="T8">לכתוב</text:span><text:span text:style-name="T5"> </text:span><text:span text:style-name="T8">בשבילו</text:span><text:span text:style-name="T5"> </text:span><text:span text:style-name="T8">'</text:span><text:span text:style-name="T11">ולא</text:span><text:span text:style-name="T5"> </text:span><text:span text:style-name="T11">אין</text:span><text:span text:style-name="T5"> </text:span><text:span text:style-name="T11">משפט</text:span><text:span text:style-name="T5"> </text:span><text:span text:style-name="T11">מות</text:span><text:span text:style-name="T8">'</text:span><text:span text:style-name="T2">)</text:span><text:span text:style-name="T1">; הא</text:span><text:span text:style-name="T4"> </text:span><text:span text:style-name="T1">מה</text:span><text:span text:style-name="T4"> </text:span><text:span text:style-name="T1">אני</text:span><text:span text:style-name="T4"> </text:span><text:span text:style-name="T1">מקיים</text:span><text:span text:style-name="T4"> </text:span><text:span text:style-name="T1">'</text:span><text:span text:style-name="T10">ולו</text:span><text:span text:style-name="T4"> </text:span><text:span text:style-name="T10">אין</text:span><text:span text:style-name="T4"> </text:span><text:span text:style-name="T10">משפט</text:span><text:span text:style-name="T4"> </text:span><text:span text:style-name="T10">מות</text:span><text:span text:style-name="T1">' - בגואל</text:span><text:span text:style-name="T4"> </text:span><text:span text:style-name="T1">הדם</text:span><text:span text:style-name="T4"> </text:span><text:span text:style-name="T1">הכתוב</text:span><text:span text:style-name="T4"> </text:span><text:span text:style-name="T1">מדבר.</text:span></text:p>
      <text:p text:style-name="P11"/>
      <text:p text:style-name="P10"><text:span text:style-name="T1">תנן: 'מוסרין</text:span><text:span text:style-name="T4"> </text:span><text:span text:style-name="T1">לו</text:span><text:span text:style-name="T4"> </text:span><text:span text:style-name="T1">שני</text:span><text:span text:style-name="T4"> </text:span><text:span text:style-name="T1">תלמידי</text:span><text:span text:style-name="T4"> </text:span><text:span text:style-name="T1">חכמים</text:span><text:span text:style-name="T4"> </text:span><text:span text:style-name="T1">שמא</text:span><text:span text:style-name="T4"> </text:span><text:span text:style-name="T1">יהרגנו</text:span><text:span text:style-name="T4"> </text:span><text:span text:style-name="T1">בדרך</text:span><text:span text:style-name="T4"> </text:span><text:span text:style-name="T1">וידברו</text:span><text:span text:style-name="T4"> </text:span><text:span text:style-name="T1">אליו' – מאי? לאו</text:span><text:span text:style-name="T4"> </text:span><text:span text:style-name="T1">דמתרו</text:span><text:span text:style-name="T4"> </text:span><text:span text:style-name="T1">ביה</text:span><text:span text:style-name="T4"> </text:span><text:span text:style-name="T1">דאי</text:span><text:span text:style-name="T4"> </text:span><text:span text:style-name="T1">קטיל</text:span><text:span text:style-name="T4"> </text:span><text:span text:style-name="T1">בר</text:span><text:span text:style-name="T4"> </text:span><text:span text:style-name="T1">קטלא</text:span><text:span text:style-name="T4"> </text:span><text:span text:style-name="T1">הוא?</text:span></text:p>
      <text:p text:style-name="P10"><text:span text:style-name="T1">לא, כדתניא: 'וידברו</text:span><text:span text:style-name="T4"> </text:span><text:span text:style-name="T1">אליו' - דברים</text:span><text:span text:style-name="T4"> </text:span><text:span text:style-name="T1">הראוים</text:span><text:span text:style-name="T4"> </text:span><text:span text:style-name="T1">לו: אומרים</text:span><text:span text:style-name="T4"> </text:span><text:span text:style-name="T1">לו: "אל</text:span><text:span text:style-name="T4"> </text:span><text:span text:style-name="T1">תנהג</text:span><text:span text:style-name="T4"> </text:span><text:span text:style-name="T1">בו</text:span><text:span text:style-name="T4"> </text:span><text:span text:style-name="T1">מנהג</text:span><text:span text:style-name="T4"> </text:span><text:span text:style-name="T1">שופכי</text:span><text:span text:style-name="T4"> </text:span><text:span text:style-name="T1">דמים: בשגגה</text:span><text:span text:style-name="T4"> </text:span><text:span text:style-name="T1">בא</text:span><text:span text:style-name="T4"> </text:span><text:span text:style-name="T1">מעשה</text:span><text:span text:style-name="T4"> </text:span><text:span text:style-name="T1">לידו".</text:span></text:p>
      <text:p text:style-name="P10"><text:span text:style-name="T1">רבי</text:span><text:span text:style-name="T4"> </text:span><text:span text:style-name="T1">מאיר</text:span><text:span text:style-name="T4"> </text:span><text:span text:style-name="T1">אומר: הוא</text:span><text:span text:style-name="T4"> </text:span><text:span text:style-name="T1">מדבר</text:span><text:span text:style-name="T4"> </text:span><text:span text:style-name="T1">על</text:span><text:span text:style-name="T4"> </text:span><text:span text:style-name="T1">ידי</text:span><text:span text:style-name="T4"> </text:span><text:span text:style-name="T1">עצמו</text:span><text:span text:style-name="T4"> </text:span><text:span text:style-name="T1">שנאמר</text:span><text:span text:style-name="T4"> </text:span><text:span text:style-name="T8">(דברים</text:span><text:span text:style-name="T5"> </text:span><text:span text:style-name="T8">יט,ד)</text:span><text:span text:style-name="T1"> </text:span><text:span text:style-name="T10">וזה</text:span><text:span text:style-name="T4"> </text:span><text:span text:style-name="T10">דבר</text:span><text:span text:style-name="T4"> </text:span><text:span text:style-name="T10">הרוצח</text:span><text:span text:style-name="T4">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p>
      <text:p text:style-name="P10"><text:soft-page-break/><text:span text:style-name="T1">אמרו</text:span><text:span text:style-name="T4"> </text:span><text:span text:style-name="T1">לו: הרבה</text:span><text:span text:style-name="T4"> </text:span><text:span text:style-name="T2">(</text:span><text:span text:style-name="T8">דברים</text:span><text:span text:style-name="T5"> </text:span><text:span text:style-name="T8">שאינן</text:span><text:span text:style-name="T5"> </text:span><text:span text:style-name="T8">נעשים</text:span><text:span text:style-name="T5"> </text:span><text:span text:style-name="T8">על</text:span><text:span text:style-name="T5"> </text:span><text:span text:style-name="T8">ידי</text:span><text:span text:style-name="T5"> </text:span><text:span text:style-name="T8">האדם</text:span><text:span text:style-name="T2">)</text:span><text:span text:style-name="T1"> שליחות</text:span><text:span text:style-name="T4"> </text:span><text:span text:style-name="T1">עושה</text:span><text:span text:style-name="T4"> </text:span><text:span text:style-name="T2">(</text:span><text:span text:style-name="T8">נעשים</text:span><text:span text:style-name="T5"> </text:span><text:span text:style-name="T8">ומתקבלים</text:span><text:span text:style-name="T5"> </text:span><text:span text:style-name="T8">על</text:span><text:span text:style-name="T5"> </text:span><text:span text:style-name="T8">ידי</text:span><text:span text:style-name="T5"> </text:span><text:span text:style-name="T8">הרבה</text:span><text:span text:style-name="T5"> </text:span><text:span text:style-name="T8">שלוחים</text:span><text:span text:style-name="T2">)</text:span><text:span text:style-name="T1">.</text:span></text:p>
      <text:p text:style-name="P13"/>
      <text:p text:style-name="P10"><text:span text:style-name="T1">אמר</text:span><text:span text:style-name="T4"> </text:span><text:span text:style-name="T1">מר: 'בשגגה</text:span><text:span text:style-name="T4"> </text:span><text:span text:style-name="T1">בא</text:span><text:span text:style-name="T4"> </text:span><text:span text:style-name="T1">מעשה</text:span><text:span text:style-name="T4"> </text:span><text:span text:style-name="T1">לידו' – פשיטא</text:span><text:span text:style-name="T4"> </text:span><text:span text:style-name="T2">(</text:span><text:span text:style-name="T8">כיון</text:span><text:span text:style-name="T5"> </text:span><text:span text:style-name="T8">דהוא</text:span><text:span text:style-name="T5"> </text:span><text:span text:style-name="T8">גולה</text:span><text:span text:style-name="T5"> </text:span><text:span text:style-name="T8">- ודאי</text:span><text:span text:style-name="T5"> </text:span><text:span text:style-name="T8">בשוגג</text:span><text:span text:style-name="T5"> </text:span><text:span text:style-name="T8">הרג</text:span><text:span text:style-name="T2">)</text:span><text:span text:style-name="T1">: דאי</text:span><text:span text:style-name="T4"> </text:span><text:span text:style-name="T1">במזיד</text:span><text:span text:style-name="T4"> </text:span><text:span text:style-name="T2">(</text:span><text:span text:style-name="T8">הרג</text:span><text:span text:style-name="T2">)</text:span><text:span text:style-name="T1"> - בר</text:span><text:span text:style-name="T4"> </text:span><text:span text:style-name="T1">גלות</text:span><text:span text:style-name="T4"> </text:span><text:span text:style-name="T1">הוא</text:span><text:span text:style-name="T4"> </text:span><text:span text:style-name="T2">(</text:span><text:span text:style-name="T8">וכי</text:span><text:span text:style-name="T5"> </text:span><text:span text:style-name="T8">גולה</text:span><text:span text:style-name="T5"> </text:span><text:span text:style-name="T8">היה</text:span><text:span text:style-name="T5"> </text:span><text:span text:style-name="T8">- בתמיהה</text:span><text:span text:style-name="T2">)</text:span><text:span text:style-name="T1">!?</text:span></text:p>
      <text:p text:style-name="P10"><text:span text:style-name="T1">אִין, והא</text:span><text:span text:style-name="T4"> </text:span><text:span text:style-name="T1">תניא: 'רבי</text:span><text:span text:style-name="T4"> </text:span><text:span text:style-name="T1">יוסי</text:span><text:span text:style-name="T4"> </text:span><text:span text:style-name="T1">ברבי</text:span><text:span text:style-name="T4"> </text:span><text:span text:style-name="T1">יהודה</text:span><text:span text:style-name="T4"> </text:span><text:span text:style-name="T1">אומר: בתחלה</text:span><text:span text:style-name="T4"> </text:span><text:span text:style-name="T2">(</text:span><text:span text:style-name="T8">תחלת</text:span><text:span text:style-name="T5"> </text:span><text:span text:style-name="T8">משפטן</text:span><text:span text:style-name="T5"> </text:span><text:span text:style-name="T8">של</text:span><text:span text:style-name="T5"> </text:span><text:span text:style-name="T8">רוצחים</text:span><text:span text:style-name="T5"> </text:span><text:span text:style-name="T8">ועיקרו</text:span><text:span text:style-name="T5"> </text:span><text:span text:style-name="T8">זהו:</text:span><text:span text:style-name="T2">)</text:span><text:span text:style-name="T1"> אחד</text:span><text:span text:style-name="T4"> </text:span><text:span text:style-name="T1">שוגג</text:span><text:span text:style-name="T4"> </text:span><text:span text:style-name="T1">ואחד</text:span><text:span text:style-name="T4"> </text:span><text:span text:style-name="T1">מזיד</text:span><text:span text:style-name="T4"> </text:span><text:span text:style-name="T1">מקדימין</text:span><text:span text:style-name="T4"> </text:span><text:span text:style-name="T1">לערי</text:span><text:span text:style-name="T4"> </text:span><text:span text:style-name="T1">מקלט</text:span><text:span text:style-name="T4"> </text:span><text:span text:style-name="T2">(</text:span><text:span text:style-name="T8">ויליף</text:span><text:span text:style-name="T5"> </text:span><text:span text:style-name="T8">טעמא</text:span><text:span text:style-name="T5"> </text:span><text:span text:style-name="T8">מקרא: </text:span><text:span text:style-name="T11">וכי</text:span><text:span text:style-name="T5"> </text:span><text:span text:style-name="T11">יהיה</text:span><text:span text:style-name="T5"> </text:span><text:span text:style-name="T11">איש</text:span><text:span text:style-name="T5"> </text:span><text:span text:style-name="T11">שונא</text:span><text:span text:style-name="T5"> </text:span><text:span text:style-name="T11">לרעהו</text:span><text:span text:style-name="T5"> </text:span><text:span text:style-name="T11">וארב</text:span><text:span text:style-name="T5"> </text:span><text:span text:style-name="T11">לו</text:span><text:span text:style-name="T5"> </text:span><text:span text:style-name="T11">וקם</text:span><text:span text:style-name="T5"> </text:span><text:span text:style-name="T11">עליו</text:span><text:span text:style-name="T5"> </text:span><text:span text:style-name="T9">וגו'</text:span><text:span text:style-name="T8"> </text:span><text:span text:style-name="T9">[דברים</text:span><text:span text:style-name="T6"> </text:span><text:span text:style-name="T9">יט,יא]</text:span><text:span text:style-name="T8">, משמע: אם</text:span><text:span text:style-name="T5"> </text:span><text:span text:style-name="T8">הורגו</text:span><text:span text:style-name="T5"> </text:span><text:span text:style-name="T8">בכוונה</text:span><text:span text:style-name="T5"> – </text:span><text:span text:style-name="T8">ינוס; וכתיב</text:span><text:span text:style-name="T5"> </text:span><text:span text:style-name="T8">בתריה</text:span><text:span text:style-name="T5"> </text:span><text:span text:style-name="T9">[פסוק</text:span><text:span text:style-name="T6"> </text:span><text:span text:style-name="T9">יב]</text:span><text:span text:style-name="T8"> '</text:span><text:span text:style-name="T11">ושלחו</text:span><text:span text:style-name="T5"> </text:span><text:span text:style-name="T11">זקני</text:span><text:span text:style-name="T5"> </text:span><text:span text:style-name="T11">עירו</text:span><text:span text:style-name="T5"> </text:span><text:span text:style-name="T9">וגו'</text:span><text:span text:style-name="T2">)</text:span><text:span text:style-name="T1">; ובית</text:span><text:span text:style-name="T4"> </text:span><text:span text:style-name="T1">דין</text:span><text:span text:style-name="T4"> </text:span><text:span text:style-name="T1">שולחין</text:span><text:span text:style-name="T4"> </text:span><text:span text:style-name="T1">ומביאין</text:span><text:span text:style-name="T4"> </text:span><text:span text:style-name="T1">אותם</text:span><text:span text:style-name="T4"> </text:span><text:span text:style-name="T1">משם. מי</text:span><text:span text:style-name="T4"> </text:span><text:span text:style-name="T1">שנתחייב</text:span><text:span text:style-name="T4"> </text:span><text:span text:style-name="T1">מיתה</text:span><text:span text:style-name="T4"> – </text:span><text:span text:style-name="T1">הרגוהו, שנאמר</text:span><text:span text:style-name="T4"> </text:span><text:span text:style-name="T8">(דברים</text:span><text:span text:style-name="T5"> </text:span><text:span text:style-name="T8">יט,יב)</text:span><text:span text:style-name="T1"> </text:span><text:span text:style-name="T10">ושלחו</text:span><text:span text:style-name="T4"> </text:span><text:span text:style-name="T10">זקני</text:span><text:span text:style-name="T4"> </text:span><text:span text:style-name="T10">עירו</text:span><text:span text:style-name="T4"> </text:span><text:span text:style-name="T10">ולקחו</text:span><text:span text:style-name="T4"> </text:span><text:span text:style-name="T10">אותו</text:span><text:span text:style-name="T4"> </text:span><text:span text:style-name="T10">משם</text:span><text:span text:style-name="T4"> </text:span><text:span text:style-name="T10">ונתנו</text:span><text:span text:style-name="T4"> </text:span><text:span text:style-name="T10">אותו</text:span><text:span text:style-name="T4"> </text:span><text:span text:style-name="T10">ביד</text:span><text:span text:style-name="T4"> </text:span><text:span text:style-name="T10">גואל</text:span><text:span text:style-name="T4"> </text:span><text:span text:style-name="T10">הדם</text:span><text:span text:style-name="T4"> </text:span><text:span text:style-name="T10">ומת</text:span><text:span text:style-name="T1">; מי</text:span><text:span text:style-name="T4"> </text:span><text:span text:style-name="T1">שלא</text:span><text:span text:style-name="T4"> </text:span><text:span text:style-name="T1">נתחייב</text:span><text:span text:style-name="T4"> – </text:span><text:span text:style-name="T1">פטרוהו, שנאמר</text:span><text:span text:style-name="T4"> </text:span><text:span text:style-name="T8">(במדבר</text:span><text:span text:style-name="T5"> </text:span><text:span text:style-name="T8">לה,כה)</text:span><text:span text:style-name="T1"> </text:span><text:span text:style-name="T10">והצילו</text:span><text:span text:style-name="T4"> </text:span><text:span text:style-name="T10">העדה</text:span><text:span text:style-name="T4"> </text:span><text:span text:style-name="T10">את</text:span><text:span text:style-name="T4"> </text:span><text:span text:style-name="T10">הרוצח</text:span><text:span text:style-name="T4"> </text:span><text:span text:style-name="T10">מיד</text:span><text:span text:style-name="T4"> </text:span><text:span text:style-name="T10">גואל</text:span><text:span text:style-name="T4"> </text:span><text:span text:style-name="T10">הדם</text:span><text:span text:style-name="T4"> </text:span><text:span text:style-name="T11">[</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נס</text:span><text:span text:style-name="T89"> </text:span><text:span text:style-name="T94">שמה</text:span><text:span text:style-name="T89"> </text:span><text:span text:style-name="T94">וישב</text:span><text:span text:style-name="T89"> </text:span><text:span text:style-name="T94">בה</text:span><text:span text:style-name="T89">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1">]</text:span><text:span text:style-name="T1">; מי</text:span><text:span text:style-name="T4"> </text:span><text:span text:style-name="T1">שנתחייב</text:span><text:span text:style-name="T4"> </text:span><text:span text:style-name="T1">גלות</text:span><text:span text:style-name="T4"> </text:span><text:span text:style-name="T1">- מחזירין</text:span><text:span text:style-name="T4"> </text:span><text:span text:style-name="T1">אותו</text:span><text:span text:style-name="T4"> </text:span><text:span text:style-name="T1">למקומו, שנאמר</text:span><text:span text:style-name="T4"> </text:span><text:span text:style-name="T2">[שם]</text:span><text:span text:style-name="T1"> '</text:span><text:span text:style-name="T10">והשיבו</text:span><text:span text:style-name="T4"> </text:span><text:span text:style-name="T10">אותו</text:span><text:span text:style-name="T4"> </text:span><text:span text:style-name="T10">העדה</text:span><text:span text:style-name="T4"> </text:span><text:span text:style-name="T10">אל</text:span><text:span text:style-name="T4"> </text:span><text:span text:style-name="T10">עיר</text:span><text:span text:style-name="T4"> </text:span><text:span text:style-name="T10">מקלטו</text:span><text:span text:style-name="T4"> </text:span><text:span text:style-name="T10">אשר</text:span><text:span text:style-name="T4"> </text:span><text:span text:style-name="T10">נס</text:span><text:span text:style-name="T4"> </text:span><text:span text:style-name="T10">שמה</text:span><text:span text:style-name="T1">'.</text:span></text:p>
      <text:p text:style-name="P10"><text:span text:style-name="T1">רבי</text:span><text:span text:style-name="T4"> </text:span><text:span text:style-name="T1">אומר: מעצמן</text:span><text:span text:style-name="T4"> </text:span><text:span text:style-name="T1">הן</text:span><text:span text:style-name="T4"> </text:span><text:span text:style-name="T1">גולין: כסבורין</text:span><text:span text:style-name="T4"> </text:span><text:span text:style-name="T1">הן</text:span><text:span text:style-name="T4"> </text:span><text:span text:style-name="T1">אחד</text:span><text:span text:style-name="T4"> </text:span><text:span text:style-name="T1">שוגג</text:span><text:span text:style-name="T4"> </text:span><text:span text:style-name="T1">ואחד</text:span><text:span text:style-name="T4"> </text:span><text:span text:style-name="T1">מזיד</text:span><text:span text:style-name="T4"> </text:span><text:span text:style-name="T1">קולטות, והן</text:span><text:span text:style-name="T4"> </text:span><text:span text:style-name="T1">אינן</text:span><text:span text:style-name="T4"> </text:span><text:span text:style-name="T1">יודעין</text:span><text:span text:style-name="T4"> </text:span><text:span text:style-name="T1">שבשוגג</text:span><text:span text:style-name="T4"> </text:span><text:span text:style-name="T1">קולטות, במזיד</text:span><text:span text:style-name="T4"> </text:span><text:span text:style-name="T1">אינן</text:span><text:span text:style-name="T4"> </text:span><text:span text:style-name="T1">קולטות</text:span><text:span text:style-name="T4"> </text:span><text:span text:style-name="T2">(</text:span><text:span text:style-name="T8">לא</text:span><text:span text:style-name="T5"> </text:span><text:span text:style-name="T8">אמר</text:span><text:span text:style-name="T5"> </text:span><text:span text:style-name="T8">הכתוב</text:span><text:span text:style-name="T5"> </text:span><text:span text:style-name="T8">שיגלה, אלא</text:span><text:span text:style-name="T5"> </text:span><text:span text:style-name="T8">הוא</text:span><text:span text:style-name="T5"> </text:span><text:span text:style-name="T8">טועה</text:span><text:span text:style-name="T5"> </text:span><text:span text:style-name="T8">וגולה, ולימדך</text:span><text:span text:style-name="T5"> </text:span><text:span text:style-name="T8">הכתוב</text:span><text:span text:style-name="T5"> </text:span><text:span text:style-name="T8">שיקחוהו</text:span><text:span text:style-name="T5"> </text:span><text:span text:style-name="T8">משם</text:span><text:span text:style-name="T5"> </text:span><text:span text:style-name="T8">ויהרגוהו</text:span><text:span text:style-name="T2">)</text:span><text:span text:style-name="T1">'.</text:span><text:span text:style-name="T8"> </text:span></text:p>
      <text:p text:style-name="P13"/>
      <text:p text:style-name="P10"><text:span text:style-name="T1">אמר</text:span><text:span text:style-name="T4"> </text:span><text:span text:style-name="T1">רבי</text:span><text:span text:style-name="T4"> </text:span><text:span text:style-name="T1">אלעזר: עיר</text:span><text:span text:style-name="T4"> </text:span><text:span text:style-name="T1">שרובה</text:span><text:span text:style-name="T4"> </text:span><text:span text:style-name="T1">רוצחים</text:span><text:span text:style-name="T4"> </text:span><text:span text:style-name="T1">אינה</text:span><text:span text:style-name="T4"> </text:span><text:span text:style-name="T1">קולטת</text:span><text:span text:style-name="T4"> </text:span><text:span text:style-name="T1">שנאמר</text:span><text:span text:style-name="T4"> </text:span><text:span text:style-name="T8">(מקרא</text:span><text:span text:style-name="T5"> </text:span><text:span text:style-name="T8">בספר</text:span><text:span text:style-name="T5"> <text:s/></text:span><text:span text:style-name="T8">יהושע</text:span><text:span text:style-name="T5"> </text:span><text:span text:style-name="T8">[כ,ד])</text:span><text:span text:style-name="T1"> </text:span><text:span text:style-name="T11">[ונס</text:span><text:span text:style-name="T5"> </text:span><text:span text:style-name="T11">אל</text:span><text:span text:style-name="T5"> </text:span><text:span text:style-name="T11">אחת</text:span><text:span text:style-name="T5"> </text:span><text:span text:style-name="T11">מהערים</text:span><text:span text:style-name="T5"> </text:span><text:span text:style-name="T11">האלה</text:span><text:span text:style-name="T5"> </text:span><text:span text:style-name="T11">ועמד</text:span><text:span text:style-name="T5"> </text:span><text:span text:style-name="T11">פתח</text:span><text:span text:style-name="T5"> </text:span><text:span text:style-name="T11">שער</text:span><text:span text:style-name="T5"> </text:span><text:span text:style-name="T11">העיר]</text:span><text:span text:style-name="T10"> ודבר</text:span><text:span text:style-name="T4"> </text:span><text:span text:style-name="T10">באזני</text:span><text:span text:style-name="T4"> </text:span><text:span text:style-name="T10">זקני</text:span><text:span text:style-name="T4"> </text:span><text:span text:style-name="T10">העיר</text:span><text:span text:style-name="T4"> </text:span><text:span text:style-name="T10">ההיא</text:span><text:span text:style-name="T4"> </text:span><text:span text:style-name="T10">את</text:span><text:span text:style-name="T4"> </text:span><text:span text:style-name="T10">דבריו</text:span><text:span text:style-name="T4"> </text:span><text:span text:style-name="T11">[ואספו</text:span><text:span text:style-name="T5"> </text:span><text:span text:style-name="T11">אתו</text:span><text:span text:style-name="T5"> </text:span><text:span text:style-name="T11">העירה</text:span><text:span text:style-name="T5"> </text:span><text:span text:style-name="T11">אליהם</text:span><text:span text:style-name="T5"> </text:span><text:span text:style-name="T11">ונתנו</text:span><text:span text:style-name="T5"> </text:span><text:span text:style-name="T11">לו</text:span><text:span text:style-name="T5"> </text:span><text:span text:style-name="T11">מקום</text:span><text:span text:style-name="T5"> </text:span><text:span text:style-name="T11">וישב</text:span><text:span text:style-name="T5"> </text:span><text:span text:style-name="T11">עמם]</text:span><text:span text:style-name="T1"> - ולא</text:span><text:span text:style-name="T4"> </text:span><text:span text:style-name="T1">שהושוו</text:span><text:span text:style-name="T4"> </text:span><text:span text:style-name="T1">דבריהן</text:span><text:span text:style-name="T4"> </text:span><text:span text:style-name="T1">לדבריו.</text:span></text:p>
      <text:p text:style-name="P13"/>
      <text:p text:style-name="P10"><text:span text:style-name="T1">ואמר</text:span><text:span text:style-name="T4"> </text:span><text:span text:style-name="T1">רבי</text:span><text:span text:style-name="T4"> </text:span><text:span text:style-name="T1">אלעזר: עיר</text:span><text:span text:style-name="T4"> </text:span><text:span text:style-name="T1">שאין</text:span><text:span text:style-name="T4"> </text:span><text:span text:style-name="T1">בה</text:span><text:span text:style-name="T4"> </text:span><text:span text:style-name="T1">זקנים</text:span><text:span text:style-name="T4"> </text:span><text:span text:style-name="T1">- אינה</text:span><text:span text:style-name="T4"> </text:span><text:span text:style-name="T1">קולטת, דבעינן</text:span><text:span text:style-name="T4"> </text:span><text:span text:style-name="T1">'</text:span><text:span text:style-name="T10">זקני</text:span><text:span text:style-name="T4"> </text:span><text:span text:style-name="T10">העיר</text:span><text:span text:style-name="T1">' - וליכא.</text:span></text:p>
      <text:p text:style-name="P13"/>
      <text:p text:style-name="P10"><text:span text:style-name="T1">איתמר: עיר</text:span><text:span text:style-name="T4"> </text:span><text:span text:style-name="T1">שאין</text:span><text:span text:style-name="T4"> </text:span><text:span text:style-name="T1">בה</text:span><text:span text:style-name="T4"> </text:span><text:span text:style-name="T1">זקנים: רבי</text:span><text:span text:style-name="T4"> </text:span><text:span text:style-name="T1">אמי</text:span><text:span text:style-name="T4"> </text:span><text:span text:style-name="T1">ורבי</text:span><text:span text:style-name="T4"> </text:span><text:span text:style-name="T1">אסי: חד</text:span><text:span text:style-name="T4"> </text:span><text:span text:style-name="T1">אומר: קולטת, וחד</text:span><text:span text:style-name="T4"> </text:span><text:span text:style-name="T1">אומר: אינה</text:span><text:span text:style-name="T4"> </text:span><text:span text:style-name="T1">קולטת:</text:span></text:p>
      <text:p text:style-name="P10"><text:span text:style-name="T1">למאן</text:span><text:span text:style-name="T4"> </text:span><text:span text:style-name="T1">דאמר</text:span><text:span text:style-name="T4"> </text:span><text:span text:style-name="T1">'אינה</text:span><text:span text:style-name="T4"> </text:span><text:span text:style-name="T1">קולטת' - בעינן</text:span><text:span text:style-name="T4"> </text:span><text:span text:style-name="T1">'</text:span><text:span text:style-name="T10">זקני</text:span><text:span text:style-name="T4"> </text:span><text:span text:style-name="T10">העיר</text:span><text:span text:style-name="T1">' - וליכא; למאן</text:span><text:span text:style-name="T4"> </text:span><text:span text:style-name="T1">דאמר</text:span><text:span text:style-name="T4"> </text:span><text:span text:style-name="T1">'קולטת' - מצוה</text:span><text:span text:style-name="T4"> </text:span><text:span text:style-name="T1">בעלמא</text:span><text:span text:style-name="T4"> </text:span><text:span text:style-name="T2">(</text:span><text:span text:style-name="T8">מצוה</text:span><text:span text:style-name="T5"> </text:span><text:span text:style-name="T8">שיהו</text:span><text:span text:style-name="T5"> </text:span><text:span text:style-name="T8">שם</text:span><text:span text:style-name="T5"> </text:span><text:span text:style-name="T8">זקנים; ומיהו</text:span><text:span text:style-name="T5"> </text:span><text:span text:style-name="T8">כי</text:span><text:span text:style-name="T5"> </text:span><text:span text:style-name="T8">אין</text:span><text:span text:style-name="T5"> </text:span><text:span text:style-name="T8">בה</text:span><text:span text:style-name="T5"> </text:span><text:span text:style-name="T8">זקנים</text:span><text:span text:style-name="T5"> </text:span><text:span text:style-name="T8">נמי</text:span><text:span text:style-name="T5"> </text:span><text:span text:style-name="T8">קלטה</text:span><text:span text:style-name="T2">)</text:span><text:span text:style-name="T1">;</text:span></text:p>
      <text:p text:style-name="P13"/>
      <text:p text:style-name="P10"><text:span text:style-name="T1">ועיר</text:span><text:span text:style-name="T4"> </text:span><text:span text:style-name="T1">שאין</text:span><text:span text:style-name="T4"> </text:span><text:span text:style-name="T1">בה</text:span><text:span text:style-name="T4"> </text:span><text:span text:style-name="T1">זקנים, רבי</text:span><text:span text:style-name="T4"> </text:span><text:span text:style-name="T1">אמי</text:span><text:span text:style-name="T4"> </text:span><text:span text:style-name="T1">ורבי</text:span><text:span text:style-name="T4"> </text:span><text:span text:style-name="T1">אסי: חד</text:span><text:span text:style-name="T4"> </text:span><text:span text:style-name="T1">אמר: 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 וחד</text:span><text:span text:style-name="T4"> </text:span><text:span text:style-name="T1">אמר: אין</text:span><text:span text:style-name="T4"> </text:span><text:span text:style-name="T1">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text:span></text:p>
      <text:p text:style-name="P10"><text:span text:style-name="T1">למאן</text:span><text:span text:style-name="T4"> </text:span><text:span text:style-name="T1">דאמר</text:span><text:span text:style-name="T4"> </text:span><text:span text:style-name="T1">'אין</text:span><text:span text:style-name="T4"> </text:span><text:span text:style-name="T1">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 - בעינן</text:span><text:span text:style-name="T4"> </text:span><text:span text:style-name="T2">(</text:span><text:span text:style-name="T8">בבן</text:span><text:span text:style-name="T5"> </text:span><text:span text:style-name="T8">סורר</text:span><text:span text:style-name="T5"> </text:span><text:span text:style-name="T8">ומורה</text:span><text:span text:style-name="T5"> </text:span><text:span text:style-name="T8">כתיב:</text:span><text:span text:style-name="T2">)</text:span><text:span text:style-name="T8"> (דברים</text:span><text:span text:style-name="T5"> </text:span><text:span text:style-name="T8">כא,יט)</text:span><text:span text:style-name="T7"> </text:span><text:span text:style-name="T11">[ותפשו</text:span><text:span text:style-name="T5"> </text:span><text:span text:style-name="T11">בו</text:span><text:span text:style-name="T5"> </text:span><text:span text:style-name="T11">אביו</text:span><text:span text:style-name="T5"> </text:span><text:span text:style-name="T11">ואמו</text:span><text:span text:style-name="T5"> </text:span><text:span text:style-name="T11">והוציאו</text:span><text:span text:style-name="T5"> </text:span><text:span text:style-name="T11">אתו</text:span><text:span text:style-name="T5"> </text:span><text:span text:style-name="T11">אל]</text:span><text:span text:style-name="T10"> זקני</text:span><text:span text:style-name="T4"> </text:span><text:span text:style-name="T10">עירו</text:span><text:span text:style-name="T4"> </text:span><text:span text:style-name="T11">[ואל</text:span><text:span text:style-name="T5"> </text:span><text:span text:style-name="T11">שער</text:span><text:span text:style-name="T5"> </text:span><text:span text:style-name="T11">מקמו]</text:span><text:span text:style-name="T1"> - וליכא; למאן</text:span><text:span text:style-name="T4"> </text:span><text:span text:style-name="T1">דאמר</text:span><text:span text:style-name="T4"> </text:span><text:span text:style-name="T1">'נעשה</text:span><text:span text:style-name="T4"> </text:span><text:span text:style-name="T1">בה</text:span><text:span text:style-name="T4"> </text:span><text:span text:style-name="T1">בן</text:span><text:span text:style-name="T4"> </text:span><text:span text:style-name="T1">סורר</text:span><text:span text:style-name="T4"> </text:span><text:span text:style-name="T1">ומורה' - מצוה</text:span><text:span text:style-name="T4"> </text:span><text:span text:style-name="T1">בעלמא;</text:span></text:p>
      <text:p text:style-name="P13"/>
      <text:p text:style-name="P10"><text:span text:style-name="T1">ועיר</text:span><text:span text:style-name="T4"> </text:span><text:span text:style-name="T1">שאין</text:span><text:span text:style-name="T4"> </text:span><text:span text:style-name="T1">בה</text:span><text:span text:style-name="T4"> </text:span><text:span text:style-name="T1">זקנים: רבי</text:span><text:span text:style-name="T4"> </text:span><text:span text:style-name="T1">אמי</text:span><text:span text:style-name="T4"> </text:span><text:span text:style-name="T1">ורבי</text:span><text:span text:style-name="T4"> </text:span><text:span text:style-name="T1">אסי: חד</text:span><text:span text:style-name="T4"> </text:span><text:span text:style-name="T1">אמר</text:span><text:span text:style-name="T4"> </text:span><text:span text:style-name="T1">מביאה</text:span><text:span text:style-name="T4"> </text:span><text:span text:style-name="T1">עגלה</text:span><text:span text:style-name="T4"> </text:span><text:span text:style-name="T1">ערופה, וחד</text:span><text:span text:style-name="T4"> </text:span><text:span text:style-name="T1">אמר</text:span><text:span text:style-name="T4"> </text:span><text:span text:style-name="T1">אינה</text:span><text:span text:style-name="T4"> </text:span><text:span text:style-name="T1">מביאה</text:span><text:span text:style-name="T4"> </text:span><text:span text:style-name="T1">עגלה</text:span><text:span text:style-name="T4"> </text:span><text:span text:style-name="T1">ערופה:</text:span></text:p>
      <text:p text:style-name="P10"><text:span text:style-name="T1">למאן</text:span><text:span text:style-name="T4"> </text:span><text:span text:style-name="T1">דאמר</text:span><text:span text:style-name="T4"> </text:span><text:span text:style-name="T1">'אינה</text:span><text:span text:style-name="T4"> </text:span><text:span text:style-name="T1">מביאה</text:span><text:span text:style-name="T4"> </text:span><text:span text:style-name="T1">עגלה</text:span><text:span text:style-name="T4"> </text:span><text:span text:style-name="T1">ערופה' - בעינן</text:span><text:span text:style-name="T4"> </text:span><text:span text:style-name="T8">(דברים</text:span><text:span text:style-name="T5"> </text:span><text:span text:style-name="T8">כא,ג)</text:span><text:span text:style-name="T1"> </text:span><text:span text:style-name="T11">[והיה</text:span><text:span text:style-name="T5"> </text:span><text:span text:style-name="T11">העיר</text:span><text:span text:style-name="T5"> </text:span><text:span text:style-name="T11">הקרבה</text:span><text:span text:style-name="T5"> </text:span><text:span text:style-name="T11">אל</text:span><text:span text:style-name="T5"> </text:span><text:span text:style-name="T11">החלל</text:span><text:span text:style-name="T5"> </text:span><text:span text:style-name="T11">ולקחו]</text:span><text:span text:style-name="T10"> זקני</text:span><text:span text:style-name="T4"> </text:span><text:span text:style-name="T10">העיר</text:span><text:span text:style-name="T4"> </text:span><text:span text:style-name="T10">ההיא</text:span><text:span text:style-name="T4"> </text:span><text:span text:style-name="T11">[עגלת</text:span><text:span text:style-name="T5"> </text:span><text:span text:style-name="T11">בקר</text:span><text:span text:style-name="T5"> </text:span><text:span text:style-name="T11">אשר</text:span><text:span text:style-name="T5"> </text:span><text:span text:style-name="T11">לא</text:span><text:span text:style-name="T5"> </text:span><text:span text:style-name="T11">עבד</text:span><text:span text:style-name="T5"> </text:span><text:span text:style-name="T11">בה</text:span><text:span text:style-name="T5"> </text:span><text:span text:style-name="T11">אשר</text:span><text:span text:style-name="T5"> </text:span><text:span text:style-name="T11">לא</text:span><text:span text:style-name="T5"> </text:span><text:span text:style-name="T11">משכה</text:span><text:span text:style-name="T5"> </text:span><text:span text:style-name="T11">בעל]</text:span><text:span text:style-name="T1"> – וליכא; למאן</text:span><text:span text:style-name="T4"> </text:span><text:span text:style-name="T1">דאמר</text:span><text:span text:style-name="T4"> </text:span><text:span text:style-name="T1">'מביאה</text:span><text:span text:style-name="T4"> </text:span><text:span text:style-name="T1">עגלה</text:span><text:span text:style-name="T4"> </text:span><text:span text:style-name="T1">ערופה' - מצוה</text:span><text:span text:style-name="T4"> </text:span><text:span text:style-name="T1">בעלמא. </text:span></text:p>
      <text:p text:style-name="P11"/>
      <text:p text:style-name="P10"><text:span text:style-name="T1">אמר</text:span><text:span text:style-name="T4"> </text:span><text:span text:style-name="T1">רבי</text:span><text:span text:style-name="T4"> </text:span><text:span text:style-name="T1">חמא</text:span><text:span text:style-name="T4"> </text:span><text:span text:style-name="T1">בר</text:span><text:span text:style-name="T4"> </text:span><text:span text:style-name="T1">חנינא: מפני</text:span><text:span text:style-name="T4"> </text:span><text:span text:style-name="T1">מה</text:span><text:span text:style-name="T4"> </text:span><text:span text:style-name="T1">נאמרה</text:span><text:span text:style-name="T4"> </text:span><text:span text:style-name="T1">פרשת</text:span><text:span text:style-name="T4"> </text:span><text:span text:style-name="T1">רוצחים</text:span></text:p>
      <text:p text:style-name="P11"/>
      <text:p text:style-name="P10"><text:span text:style-name="T1">(מכות</text:span><text:span text:style-name="T4"> </text:span><text:span text:style-name="T1">יא,א)</text:span></text:p>
      <text:p text:style-name="P10"><text:span text:style-name="T1">בלשון</text:span><text:span text:style-name="T4"> </text:span><text:span text:style-name="T1">עזה, דכתיב</text:span><text:span text:style-name="T4"> </text:span><text:span text:style-name="T8">(יהושע</text:span><text:span text:style-name="T5"> </text:span><text:span text:style-name="T8">כ,א)</text:span><text:span text:style-name="T1">: </text:span><text:span text:style-name="T10">וידבר</text:span><text:span text:style-name="T4"> </text:span><text:span text:style-name="T10">ה' אל</text:span><text:span text:style-name="T4"> </text:span><text:span text:style-name="T10">יהושע</text:span><text:span text:style-name="T4"> </text:span><text:span text:style-name="T10">לאמר</text:span><text:span text:style-name="T4"> </text:span><text:span text:style-name="T8">[פסוק</text:span><text:span text:style-name="T5"> </text:span><text:span text:style-name="T8">ב]</text:span><text:span text:style-name="T1"> </text:span><text:span text:style-name="T10">דבר</text:span><text:span text:style-name="T4"> </text:span><text:span text:style-name="T10">אל</text:span><text:span text:style-name="T4"> </text:span><text:span text:style-name="T10">בני</text:span><text:span text:style-name="T4"> </text:span><text:span text:style-name="T10">ישראל</text:span><text:span text:style-name="T4"> </text:span><text:span text:style-name="T10">לאמר</text:span><text:span text:style-name="T4"> </text:span><text:span text:style-name="T10">תנו</text:span><text:span text:style-name="T4"> </text:span><text:span text:style-name="T10">לכם</text:span><text:span text:style-name="T4"> </text:span><text:span text:style-name="T10">את</text:span><text:span text:style-name="T4"> </text:span><text:span text:style-name="T10">ערי</text:span><text:span text:style-name="T4"> </text:span><text:span text:style-name="T10">המקלט</text:span><text:span text:style-name="T4"> </text:span><text:span text:style-name="T10">אשר</text:span><text:span text:style-name="T4"> </text:span><text:span text:style-name="T10">דברתי</text:span><text:span text:style-name="T4"> </text:span><text:span text:style-name="T10">אליכם</text:span><text:span text:style-name="T4"> </text:span><text:span text:style-name="T11">[ביד</text:span><text:span text:style-name="T5"> </text:span><text:span text:style-name="T11">משה]</text:span><text:span text:style-name="T1"> </text:span><text:span text:style-name="T2">(</text:span><text:span text:style-name="T8">בכל</text:span><text:span text:style-name="T5"> <text:s/></text:span><text:span text:style-name="T8">יהושע</text:span><text:span text:style-name="T5"> <text:s/></text:span><text:span text:style-name="T8">כתיב</text:span><text:span text:style-name="T5"> <text:s/></text:span><text:span text:style-name="T8">'</text:span><text:span text:style-name="T11">ויאמר</text:span><text:span text:style-name="T5"> <text:s/></text:span><text:span text:style-name="T11">ה' </text:span><text:span text:style-name="T8">' וכאן</text:span><text:span text:style-name="T5"> <text:s/></text:span><text:span text:style-name="T8">נאמר</text:span><text:span text:style-name="T5"> <text:s/></text:span><text:span text:style-name="T8">'</text:span><text:span text:style-name="T11">וידבר</text:span><text:span text:style-name="T5"> </text:span><text:span text:style-name="T11">ה' אל</text:span><text:span text:style-name="T5"> </text:span><text:span text:style-name="T11">יהושע</text:span><text:span text:style-name="T8">', ודיבור</text:span><text:span text:style-name="T5"> </text:span><text:span text:style-name="T8">לשון</text:span><text:span text:style-name="T5"> </text:span><text:span text:style-name="T8">עז</text:span><text:span text:style-name="T5"> </text:span><text:span text:style-name="T8">הוא</text:span><text:span text:style-name="T2">)</text:span><text:span text:style-name="T1">? - מפני</text:span><text:span text:style-name="T4"> </text:span><text:span text:style-name="T1">שהן</text:span><text:span text:style-name="T4"> </text:span><text:span text:style-name="T1">של</text:span><text:span text:style-name="T4"> </text:span><text:span text:style-name="T1">תורה</text:span><text:span text:style-name="T4"> </text:span><text:span text:style-name="T2">(</text:span><text:span text:style-name="T8">אבל</text:span><text:span text:style-name="T5"> <text:s/></text:span><text:span text:style-name="T8">שאר</text:span><text:span text:style-name="T5"> </text:span><text:span text:style-name="T8">אמירות</text:span><text:span text:style-name="T5"> </text:span><text:span text:style-name="T8">שאמר</text:span><text:span text:style-name="T5"> </text:span><text:span text:style-name="T8">- לא</text:span><text:span text:style-name="T5"> </text:span><text:span text:style-name="T8">אמר</text:span><text:span text:style-name="T5"> </text:span><text:span text:style-name="T8">דבר</text:span><text:span text:style-name="T5"> </text:span><text:span text:style-name="T8">לקיים</text:span><text:span text:style-name="T5"> </text:span><text:span text:style-name="T8">מצוה</text:span><text:span text:style-name="T5"> </text:span><text:span text:style-name="T8">הכתובה</text:span><text:span text:style-name="T2">)</text:span><text:span text:style-name="T1">.</text:span></text:p>
      <text:p text:style-name="P10"><text:span text:style-name="T1">למימרא</text:span><text:span text:style-name="T4"> </text:span><text:span text:style-name="T1">דכל</text:span><text:span text:style-name="T4"> </text:span><text:span text:style-name="T1">'דיבור' לשון</text:span><text:span text:style-name="T4"> </text:span><text:span text:style-name="T1">קשה? </text:span></text:p>
      <text:p text:style-name="P10"><text:soft-page-break/><text:span text:style-name="T1">אִין, כדכתיב</text:span><text:span text:style-name="T4"> </text:span><text:span text:style-name="T8">(בראשית</text:span><text:span text:style-name="T5"> </text:span><text:span text:style-name="T8">מב,ל)</text:span><text:span text:style-name="T1"> </text:span><text:span text:style-name="T10">דבר</text:span><text:span text:style-name="T4"> </text:span><text:span text:style-name="T10">האיש</text:span><text:span text:style-name="T4"> </text:span><text:span text:style-name="T10">אדוני</text:span><text:span text:style-name="T4"> </text:span><text:span text:style-name="T10">הארץ</text:span><text:span text:style-name="T4"> </text:span><text:span text:style-name="T10">אתנו</text:span><text:span text:style-name="T4"> </text:span><text:span text:style-name="T10">קשות</text:span><text:span text:style-name="T4"> </text:span><text:span text:style-name="T11">[ויתן</text:span><text:span text:style-name="T5"> </text:span><text:span text:style-name="T11">אתנו</text:span><text:span text:style-name="T5"> </text:span><text:span text:style-name="T11">כמרגלים</text:span><text:span text:style-name="T5"> </text:span><text:span text:style-name="T11">את</text:span><text:span text:style-name="T5"> </text:span><text:span text:style-name="T11">הארץ]</text:span><text:span text:style-name="T1"> </text:span></text:p>
      <text:p text:style-name="P10"><text:span text:style-name="T1">והתניא: '</text:span><text:span text:style-name="T10">נדברו</text:span><text:span text:style-name="T1">' </text:span><text:span text:style-name="T11">[</text:span><text:span text:style-name="T9">מלאכי</text:span><text:span text:style-name="T6"> </text:span><text:span text:style-name="T9">ג,טז:</text:span><text:span text:style-name="T11"> אז</text:span><text:span text:style-name="T5"> </text:span><text:span text:style-name="T11">נדברו</text:span><text:span text:style-name="T5"> </text:span><text:span text:style-name="T11">יראי</text:span><text:span text:style-name="T5"> </text:span><text:span text:style-name="T11">ה' איש</text:span><text:span text:style-name="T5"> </text:span><text:span text:style-name="T11">אל</text:span><text:span text:style-name="T5"> </text:span><text:span text:style-name="T11">רעהו</text:span><text:span text:style-name="T5"> </text:span><text:span text:style-name="T11">ויקשב</text:span><text:span text:style-name="T5"> </text:span><text:span text:style-name="T11">ה' וישמע</text:span><text:span text:style-name="T5"> </text:span><text:span text:style-name="T11">ויכתב</text:span><text:span text:style-name="T5"> </text:span><text:span text:style-name="T11">ספר</text:span><text:span text:style-name="T5"> </text:span><text:span text:style-name="T11">זכרון</text:span><text:span text:style-name="T5"> </text:span><text:span text:style-name="T11">לפניו</text:span><text:span text:style-name="T5"> </text:span><text:span text:style-name="T11">ליראי</text:span><text:span text:style-name="T5"> </text:span><text:span text:style-name="T11">ה' ולחשבי</text:span><text:span text:style-name="T5"> </text:span><text:span text:style-name="T11">שמו]</text:span><text:span text:style-name="T1"> אין</text:span><text:span text:style-name="T4"> </text:span><text:span text:style-name="T1">'נדברו' אלא</text:span><text:span text:style-name="T4"> </text:span><text:span text:style-name="T1">לשון</text:span><text:span text:style-name="T4"> </text:span><text:span text:style-name="T1">נחת; וכן</text:span><text:span text:style-name="T4"> </text:span><text:span text:style-name="T1">הוא</text:span><text:span text:style-name="T4"> </text:span><text:span text:style-name="T1">אומר</text:span><text:span text:style-name="T4"> </text:span><text:span text:style-name="T8">(תהלים</text:span><text:span text:style-name="T5"> </text:span><text:span text:style-name="T8">מז,ד)</text:span><text:span text:style-name="T1"> </text:span><text:span text:style-name="T10">ידבר</text:span><text:span text:style-name="T4"> </text:span><text:span text:style-name="T10">עמים</text:span><text:span text:style-name="T4"> </text:span><text:span text:style-name="T11">(</text:span><text:span text:style-name="T8">ינהל</text:span><text:span text:style-name="T5"> </text:span><text:span text:style-name="T8">עמים</text:span><text:span text:style-name="T11">)</text:span><text:span text:style-name="T1"> </text:span><text:span text:style-name="T10">תחתינו</text:span><text:span text:style-name="T4"> </text:span><text:span text:style-name="T11">[ולאמים</text:span><text:span text:style-name="T5"> </text:span><text:span text:style-name="T11">תחת</text:span><text:span text:style-name="T5"> </text:span><text:span text:style-name="T11">רגלינו]</text:span><text:span text:style-name="T1"> </text:span></text:p>
      <text:p text:style-name="P10"><text:span text:style-name="T1">'דבר' לחוד</text:span><text:span text:style-name="T4"> </text:span><text:span text:style-name="T1">'ידבר' לחוד. <text:s/></text:span></text:p>
      <text:p text:style-name="P13"/>
      <text:p text:style-name="P10"><text:span text:style-name="T1">&lt;סימנ"י</text:span><text:span text:style-name="T4"> </text:span><text:span text:style-name="T1">רבנ"ן</text:span><text:span text:style-name="T4"> </text:span><text:span text:style-name="T1">מהמנ"י</text:span><text:span text:style-name="T4"> </text:span><text:span text:style-name="T1">וספר"י&gt; </text:span></text:p>
      <text:p text:style-name="P10"><text:span text:style-name="T1">פליגי</text:span><text:span text:style-name="T4"> </text:span><text:span text:style-name="T1">בה</text:span><text:span text:style-name="T4"> </text:span><text:span text:style-name="T1">רבי</text:span><text:span text:style-name="T4"> </text:span><text:span text:style-name="T1">יהודה</text:span><text:span text:style-name="T4"> </text:span><text:span text:style-name="T1">ורבנן: חד</text:span><text:span text:style-name="T4"> </text:span><text:span text:style-name="T1">אומר</text:span><text:span text:style-name="T4"> </text:span><text:span text:style-name="T1">מפני</text:span><text:span text:style-name="T4"> </text:span><text:span text:style-name="T1">שֶׁשִׁיהָם</text:span><text:span text:style-name="T4"> </text:span><text:span text:style-name="T2">(</text:span><text:span text:style-name="T8">שלא</text:span><text:span text:style-name="T5"> </text:span><text:span text:style-name="T8">הפרישם</text:span><text:span text:style-name="T5"> </text:span><text:span text:style-name="T8">לאחר</text:span><text:span text:style-name="T5"> </text:span><text:span text:style-name="T8">שחלקו</text:span><text:span text:style-name="T5"> </text:span><text:span text:style-name="T8">מיד, עד</text:span><text:span text:style-name="T5"> </text:span><text:span text:style-name="T8">שנאמר</text:span><text:span text:style-name="T5"> </text:span><text:span text:style-name="T8">לו</text:span><text:span text:style-name="T5"> </text:span><text:span text:style-name="T8">מפי</text:span><text:span text:style-name="T5"> </text:span><text:span text:style-name="T8">הקב"ה</text:span><text:span text:style-name="T2">)</text:span><text:span text:style-name="T1">, וחד</text:span><text:span text:style-name="T4"> </text:span><text:span text:style-name="T1">אומר</text:span><text:span text:style-name="T4"> </text:span><text:span text:style-name="T1">מפני</text:span><text:span text:style-name="T4"> </text:span><text:span text:style-name="T1">שהן</text:span><text:span text:style-name="T4"> </text:span><text:span text:style-name="T1">של</text:span><text:span text:style-name="T4"> </text:span><text:span text:style-name="T1">תורה.</text:span></text:p>
      <text:p text:style-name="P17"><text:s/></text:p>
      <text:p text:style-name="P10"><text:span text:style-name="T8">(יהושע</text:span><text:span text:style-name="T5"> </text:span><text:span text:style-name="T8">כד,כו)</text:span><text:span text:style-name="T1"> </text:span><text:span text:style-name="T10">ויכתוב</text:span><text:span text:style-name="T4"> </text:span><text:span text:style-name="T10">יהושע</text:span><text:span text:style-name="T4"> </text:span><text:span text:style-name="T10">את</text:span><text:span text:style-name="T4"> </text:span><text:span text:style-name="T10">הדברים</text:span><text:span text:style-name="T4"> </text:span><text:span text:style-name="T10">האלה</text:span><text:span text:style-name="T4"> </text:span><text:span text:style-name="T10">בספר</text:span><text:span text:style-name="T4"> </text:span><text:span text:style-name="T10">תורת</text:span><text:span text:style-name="T4"> </text:span><text:span text:style-name="T10">אלהים</text:span><text:span text:style-name="T4"> </text:span><text:span text:style-name="T11">[ויקח</text:span><text:span text:style-name="T5"> </text:span><text:span text:style-name="T11">אבן</text:span><text:span text:style-name="T5"> </text:span><text:span text:style-name="T11">גדולה</text:span><text:span text:style-name="T5"> </text:span><text:span text:style-name="T11">ויקימה</text:span><text:span text:style-name="T5"> </text:span><text:span text:style-name="T11">שם</text:span><text:span text:style-name="T5"> </text:span><text:span text:style-name="T11">תחת</text:span><text:span text:style-name="T5"> </text:span><text:span text:style-name="T11">האלה</text:span><text:span text:style-name="T5"> </text:span><text:span text:style-name="T11">אשר</text:span><text:span text:style-name="T5"> </text:span><text:span text:style-name="T11">במקדש</text:span><text:span text:style-name="T5"> </text:span><text:span text:style-name="T11">ה']</text:span><text:span text:style-name="T1"> - פליגי</text:span><text:span text:style-name="T4"> </text:span><text:span text:style-name="T1">בה</text:span><text:span text:style-name="T4"> </text:span><text:span text:style-name="T2">(</text:span><text:span text:style-name="T8">בפירושא</text:span><text:span text:style-name="T5"> </text:span><text:span text:style-name="T8">דהאי</text:span><text:span text:style-name="T5"> </text:span><text:span text:style-name="T8">קרא</text:span><text:span text:style-name="T5"> </text:span><text:span text:style-name="T8">מה</text:span><text:span text:style-name="T5"> </text:span><text:span text:style-name="T8">כתב</text:span><text:span text:style-name="T5"> </text:span><text:span text:style-name="T8">יהושע</text:span><text:span text:style-name="T5"> </text:span><text:span text:style-name="T8">בס"ת</text:span><text:span text:style-name="T2">)</text:span><text:span text:style-name="T1"> רבי</text:span><text:span text:style-name="T4"> </text:span><text:span text:style-name="T1">יהודה</text:span><text:span text:style-name="T4"> </text:span><text:span text:style-name="T1">ורבי</text:span><text:span text:style-name="T4"> </text:span><text:span text:style-name="T1">נחמיה: חד</text:span><text:span text:style-name="T4"> </text:span><text:span text:style-name="T1">אומר: שמנה</text:span><text:span text:style-name="T4"> </text:span><text:span text:style-name="T1">פסוקים</text:span><text:span text:style-name="T4"> </text:span><text:span text:style-name="T2">(</text:span><text:span text:style-name="T8">מ'</text:span><text:span text:style-name="T11">וימת</text:span><text:span text:style-name="T5"> </text:span><text:span text:style-name="T11">שם</text:span><text:span text:style-name="T5"> </text:span><text:span text:style-name="T11">משה</text:span><text:span text:style-name="T8">' עד</text:span><text:span text:style-name="T5"> </text:span><text:span text:style-name="T8">סיפא</text:span><text:span text:style-name="T2">)</text:span><text:span text:style-name="T1">, וחד</text:span><text:span text:style-name="T4"> </text:span><text:span text:style-name="T1">אומר: ערי</text:span><text:span text:style-name="T4"> </text:span><text:span text:style-name="T1">מקלט</text:span><text:span text:style-name="T4"> </text:span><text:span text:style-name="T2">(</text:span><text:span text:style-name="T8">בפרשת</text:span><text:span text:style-name="T5"> </text:span><text:span text:style-name="T8">ערי</text:span><text:span text:style-name="T5"> </text:span><text:span text:style-name="T8">מקלט</text:span><text:span text:style-name="T5"> </text:span><text:span text:style-name="T8">הוא</text:span><text:span text:style-name="T5"> </text:span><text:span text:style-name="T8">אומר, שכתובה</text:span><text:span text:style-name="T5"> </text:span><text:span text:style-name="T8">בספר</text:span><text:span text:style-name="T5"> </text:span><text:span text:style-name="T8">יהושע</text:span><text:span text:style-name="T2">)</text:span><text:span text:style-name="T1">.</text:span></text:p>
      <text:p text:style-name="P10"><text:span text:style-name="T1">בשלמא</text:span><text:span text:style-name="T4"> </text:span><text:span text:style-name="T1">למאן</text:span><text:span text:style-name="T4"> </text:span><text:span text:style-name="T1">דאמר</text:span><text:span text:style-name="T4"> </text:span><text:span text:style-name="T1">'שמונה</text:span><text:span text:style-name="T4"> </text:span><text:span text:style-name="T1">פסוקים' - היינו</text:span><text:span text:style-name="T4"> </text:span><text:span text:style-name="T1">דכתיב</text:span><text:span text:style-name="T4"> </text:span><text:span text:style-name="T1">'</text:span><text:span text:style-name="T10">בספר</text:span><text:span text:style-name="T4"> </text:span><text:span text:style-name="T10">תורת</text:span><text:span text:style-name="T4"> </text:span><text:span text:style-name="T10">אלהים</text:span><text:span text:style-name="T1">'; אלא</text:span><text:span text:style-name="T4"> </text:span><text:span text:style-name="T1">למאן</text:span><text:span text:style-name="T4"> </text:span><text:span text:style-name="T1">דאמר</text:span><text:span text:style-name="T4"> </text:span><text:span text:style-name="T1">'ערי</text:span><text:span text:style-name="T4"> </text:span><text:span text:style-name="T1">מקלט' - מאי</text:span><text:span text:style-name="T4"> </text:span><text:span text:style-name="T1">'</text:span><text:span text:style-name="T10">בספר</text:span><text:span text:style-name="T4"> </text:span><text:span text:style-name="T10">תורת</text:span><text:span text:style-name="T4"> </text:span><text:span text:style-name="T10">אלהים</text:span><text:span text:style-name="T1">'? </text:span></text:p>
      <text:p text:style-name="P10"><text:span text:style-name="T1">הכי</text:span><text:span text:style-name="T4"> </text:span><text:span text:style-name="T1">קאמר: ויכתוב</text:span><text:span text:style-name="T4"> </text:span><text:span text:style-name="T1">יהושע</text:span><text:span text:style-name="T4"> </text:span><text:span text:style-name="T1">בספרו</text:span><text:span text:style-name="T4"> </text:span><text:span text:style-name="T1">את</text:span><text:span text:style-name="T4"> </text:span><text:span text:style-name="T1">הדברים</text:span><text:span text:style-name="T4"> </text:span><text:span text:style-name="T1">האלה</text:span><text:span text:style-name="T4"> </text:span><text:span text:style-name="T1">הכתובים</text:span><text:span text:style-name="T4"> </text:span><text:span text:style-name="T1">בספר</text:span><text:span text:style-name="T4"> </text:span><text:span text:style-name="T1">תורת</text:span><text:span text:style-name="T4"> </text:span><text:span text:style-name="T1">אלהים.</text:span></text:p>
      <text:p text:style-name="P11"/>
      <text:p text:style-name="P10"><text:span text:style-name="T1">ספר</text:span><text:span text:style-name="T4"> </text:span><text:span text:style-name="T1">שתפרו</text:span><text:span text:style-name="T4"> </text:span><text:span text:style-name="T1">בפשתן: פליגי</text:span><text:span text:style-name="T4"> </text:span><text:span text:style-name="T1">בה</text:span><text:span text:style-name="T4"> </text:span><text:span text:style-name="T1">רבי</text:span><text:span text:style-name="T4"> </text:span><text:span text:style-name="T1">יהודה</text:span><text:span text:style-name="T4"> </text:span><text:span text:style-name="T1">ורבי</text:span><text:span text:style-name="T4"> </text:span><text:span text:style-name="T1">מאיר: חד</text:span><text:span text:style-name="T4"> </text:span><text:span text:style-name="T1">אומר</text:span><text:span text:style-name="T4"> </text:span><text:span text:style-name="T1">כשר</text:span><text:span text:style-name="T4"> </text:span><text:span text:style-name="T1">וחד</text:span><text:span text:style-name="T4"> </text:span><text:span text:style-name="T1">אומר</text:span><text:span text:style-name="T4"> </text:span><text:span text:style-name="T1">פסול: למאן</text:span><text:span text:style-name="T4"> </text:span><text:span text:style-name="T1">דאמר</text:span><text:span text:style-name="T4"> </text:span><text:span text:style-name="T1">פסול</text:span><text:span text:style-name="T4"> </text:span><text:span text:style-name="T1">- דכתיב</text:span><text:span text:style-name="T4"> </text:span><text:span text:style-name="T8">(שמות</text:span><text:span text:style-name="T5"> </text:span><text:span text:style-name="T8">יג,ט)</text:span><text:span text:style-name="T1"> </text:span><text:span text:style-name="T11">[והיה</text:span><text:span text:style-name="T5"> </text:span><text:span text:style-name="T11">לך</text:span><text:span text:style-name="T5"> </text:span><text:span text:style-name="T11">לאות</text:span><text:span text:style-name="T5"> </text:span><text:span text:style-name="T11">על</text:span><text:span text:style-name="T5"> </text:span><text:span text:style-name="T11">ידך</text:span><text:span text:style-name="T5"> </text:span><text:span text:style-name="T11">ולזכרון</text:span><text:span text:style-name="T5"> </text:span><text:span text:style-name="T11">בין</text:span><text:span text:style-name="T5"> </text:span><text:span text:style-name="T11">עיניך]</text:span><text:span text:style-name="T10"> למען</text:span><text:span text:style-name="T4"> </text:span><text:span text:style-name="T10">תהיה</text:span><text:span text:style-name="T4"> </text:span><text:span text:style-name="T10">תורת</text:span><text:span text:style-name="T4"> </text:span><text:span text:style-name="T10">ה' בפיך</text:span><text:span text:style-name="T4"> </text:span><text:span text:style-name="T11">[כי</text:span><text:span text:style-name="T5"> </text:span><text:span text:style-name="T11">ביד</text:span><text:span text:style-name="T5"> </text:span><text:span text:style-name="T11">חזקה</text:span><text:span text:style-name="T5"> </text:span><text:span text:style-name="T11">הוצאך</text:span><text:span text:style-name="T5"> </text:span><text:span text:style-name="T11">ה' ממצרים]</text:span><text:span text:style-name="T1"> </text:span><text:span text:style-name="T2">(</text:span><text:span text:style-name="T8">ורישיה</text:span><text:span text:style-name="T5"> <text:s/></text:span><text:span text:style-name="T8">דקרא</text:span><text:span text:style-name="T5"> <text:s/></text:span><text:span text:style-name="T8">משתעי</text:span><text:span text:style-name="T5"> </text:span><text:span text:style-name="T8">בתפילין, ואיתקש</text:span><text:span text:style-name="T5"> </text:span><text:span text:style-name="T8">הכא</text:span><text:span text:style-name="T5"> </text:span><text:span text:style-name="T8">תורה</text:span><text:span text:style-name="T5"> </text:span><text:span text:style-name="T8">לתפילין</text:span><text:span text:style-name="T2">)</text:span><text:span text:style-name="T1"> ואיתקש</text:span><text:span text:style-name="T4"> </text:span><text:span text:style-name="T1">כל</text:span><text:span text:style-name="T4"> </text:span><text:span text:style-name="T1">התורה</text:span><text:span text:style-name="T4"> </text:span><text:span text:style-name="T1">כולה</text:span><text:span text:style-name="T4"> </text:span><text:span text:style-name="T1">לתפילין: מה</text:span><text:span text:style-name="T4"> </text:span><text:span text:style-name="T1">תפילין</text:span><text:span text:style-name="T4"> </text:span><text:span text:style-name="T1">הלכה</text:span><text:span text:style-name="T4"> </text:span><text:span text:style-name="T1">למשה</text:span><text:span text:style-name="T4"> </text:span><text:span text:style-name="T1">מסיני</text:span><text:span text:style-name="T4"> </text:span><text:span text:style-name="T1">לתופרן</text:span><text:span text:style-name="T4"> </text:span><text:span text:style-name="T1">בגידין</text:span><text:span text:style-name="T4"> </text:span><text:span text:style-name="T1">- אף</text:span><text:span text:style-name="T4"> </text:span><text:span text:style-name="T1">כל</text:span><text:span text:style-name="T4"> </text:span><text:span text:style-name="T1">לתופרן</text:span><text:span text:style-name="T4"> </text:span><text:span text:style-name="T1">בגידין;</text:span></text:p>
      <text:p text:style-name="P10"><text:span text:style-name="T1">ואידך: כי</text:span><text:span text:style-name="T4"> </text:span><text:span text:style-name="T1">איתקש</text:span><text:span text:style-name="T4"> </text:span><text:span text:style-name="T1">- למותר</text:span><text:span text:style-name="T4"> </text:span><text:span text:style-name="T1">בפיך</text:span><text:span text:style-name="T4"> </text:span><text:span text:style-name="T2">(</text:span><text:span text:style-name="T8">דכתיב</text:span><text:span text:style-name="T5"> </text:span><text:span text:style-name="T8">בהאי</text:span><text:span text:style-name="T5"> </text:span><text:span text:style-name="T8">קרא</text:span><text:span text:style-name="T5"> </text:span><text:span text:style-name="T8">'</text:span><text:span text:style-name="T11">בפיך</text:span><text:span text:style-name="T8">': מן</text:span><text:span text:style-name="T5"> </text:span><text:span text:style-name="T8">המותר</text:span><text:span text:style-name="T5"> </text:span><text:span text:style-name="T8">בפיך: שאין</text:span><text:span text:style-name="T5"> </text:span><text:span text:style-name="T8">נכתבין</text:span><text:span text:style-name="T5"> </text:span><text:span text:style-name="T8">על</text:span><text:span text:style-name="T5"> </text:span><text:span text:style-name="T8">עור</text:span><text:span text:style-name="T5"> </text:span><text:span text:style-name="T8">בהמה</text:span><text:span text:style-name="T5"> </text:span><text:span text:style-name="T8">טמאה</text:span><text:span text:style-name="T2">)</text:span><text:span text:style-name="T1">; להלכותיו</text:span><text:span text:style-name="T4"> </text:span><text:span text:style-name="T2">(</text:span><text:span text:style-name="T8">לדבר</text:span><text:span text:style-name="T5"> <text:s/></text:span><text:span text:style-name="T8">שאינו</text:span><text:span text:style-name="T5"> </text:span><text:span text:style-name="T8">כתוב</text:span><text:span text:style-name="T5"> </text:span><text:span text:style-name="T8">בתורה; ובתפילין</text:span><text:span text:style-name="T5"> </text:span><text:span text:style-name="T8">גופייהו</text:span><text:span text:style-name="T5"> </text:span><text:span text:style-name="T8">לא</text:span><text:span text:style-name="T5"> </text:span><text:span text:style-name="T8">גמרינן</text:span><text:span text:style-name="T5"> </text:span><text:span text:style-name="T8">ליה</text:span><text:span text:style-name="T5"> </text:span><text:span text:style-name="T8">אלא</text:span><text:span text:style-name="T5"> </text:span><text:span text:style-name="T8">מהלכה</text:span><text:span text:style-name="T5"> </text:span><text:span text:style-name="T8">למשה</text:span><text:span text:style-name="T5"> </text:span><text:span text:style-name="T8">מסיני</text:span><text:span text:style-name="T5"> </text:span><text:span text:style-name="T8">- לא</text:span><text:span text:style-name="T5"> </text:span><text:span text:style-name="T8">ילפינן</text:span><text:span text:style-name="T5"> </text:span><text:span text:style-name="T8">בהיקשא</text:span><text:span text:style-name="T2">)</text:span><text:span text:style-name="T1"> לא</text:span><text:span text:style-name="T4"> </text:span><text:span text:style-name="T1">איתקש.</text:span></text:p>
      <text:p text:style-name="P9"><text:span text:style-name="T67">אמר</text:span><text:span text:style-name="T69"> </text:span><text:span text:style-name="T67">רב: חזינן</text:span><text:span text:style-name="T69"> </text:span><text:span text:style-name="T67">להו</text:span><text:span text:style-name="T69"> </text:span><text:span text:style-name="T67">לתפילין</text:span><text:span text:style-name="Footnote_20_Symbol"><text:span text:style-name="T69"><text:note text:id="ftn7" text:note-class="footnote"><text:note-citation>7</text:note-citation><text:note-body><text:p text:style-name="P30"><text:s/>עיין מסמך תפילין או תפלה או תהילים - מכות יא-אMakoth 11, מאת בני אביעד, ובסיכום:</text:p><text:p text:style-name="P29">אם כן, יתכן שגם במסכת מכות, אין מדובר על "תפילי" אלא על "תה[י]לי". החילוף סביר שכן כמה שורות קודם לכן נכתב "ואיתקש כל התורה כולה לתפילין", כך שהיה קל לבלבל. יש לשים לב שדברי רב נשארים משמעותיים גם אם מדבר על ספר תהילים ולא על תפילין, שהרי מבקש להסביר את המאן דאמר שלא חייבים ספר תורה כדרך שכותבים תפילין, ואם כן לא בא להוכיח על תפילין, כי אם על שאר כתבי הקודש, וכדוגמה הביא את ספר התהילים של "דבי חביבי".</text:p></text:note-body></text:note></text:span></text:span><text:span text:style-name="T69"> </text:span><text:span text:style-name="T67">דבי</text:span><text:span text:style-name="T69"> </text:span><text:span text:style-name="T67">חביבי</text:span><text:span text:style-name="T69"> </text:span><text:span text:style-name="T68">(</text:span><text:span text:style-name="T73">דודי, אחי</text:span><text:span text:style-name="T70"> </text:span><text:span text:style-name="T73">אבא, והוא</text:span><text:span text:style-name="T70"> </text:span><text:span text:style-name="T73">רבי</text:span><text:span text:style-name="T70"> </text:span><text:span text:style-name="T73">חייא</text:span><text:span text:style-name="T68">)</text:span><text:span text:style-name="T67">, דתפירי</text:span><text:span text:style-name="T69"> </text:span><text:span text:style-name="T67">בכיתנא; ולית</text:span><text:span text:style-name="T69"> </text:span><text:span text:style-name="T67">הלכתא</text:span><text:span text:style-name="T69"> </text:span><text:span text:style-name="T67">כוותיה.</text:span></text:p>
      <text:p text:style-name="P11"/>
      <text:p text:style-name="P11"/>
      <text:p text:style-name="P11">משנה:</text:p>
      <text:p text:style-name="P10"><text:span text:style-name="T1">אחד</text:span><text:span text:style-name="T4"> </text:span><text:span text:style-name="T2">(</text:span><text:span text:style-name="T8">כהן</text:span><text:span text:style-name="T2">)</text:span><text:span text:style-name="T1"> משוח</text:span><text:span text:style-name="T4"> </text:span><text:span text:style-name="T1">בשמן</text:span><text:span text:style-name="T4"> </text:span><text:span text:style-name="T1">המשחה</text:span><text:span text:style-name="T4"> </text:span><text:span text:style-name="T2">(</text:span><text:span text:style-name="T8">הם</text:span><text:span text:style-name="T5"> </text:span><text:span text:style-name="T8">כהנים</text:span><text:span text:style-name="T5"> </text:span><text:span text:style-name="T8">גדולים</text:span><text:span text:style-name="T5"> </text:span><text:span text:style-name="T8">שהיו</text:span><text:span text:style-name="T5"> </text:span><text:span text:style-name="T8">עד</text:span><text:span text:style-name="T5"> </text:span><text:span text:style-name="T8">יאשיהו</text:span><text:span text:style-name="T2">)</text:span><text:span text:style-name="T1">, ואחד</text:span><text:span text:style-name="T4"> </text:span><text:span text:style-name="T1">המרובה</text:span><text:span text:style-name="T4"> </text:span><text:span text:style-name="T1">בבגדים</text:span><text:span text:style-name="T4"> </text:span><text:span text:style-name="T2">(</text:span><text:span text:style-name="T8">הם</text:span><text:span text:style-name="T5"> </text:span><text:span text:style-name="T8">ששימשו</text:span><text:span text:style-name="T5"> </text:span><text:span text:style-name="T8">מיאשיהו</text:span><text:span text:style-name="T5"> </text:span><text:span text:style-name="T8">ואילך, שנגנז</text:span><text:span text:style-name="T5"> </text:span><text:span text:style-name="T8">שמן</text:span><text:span text:style-name="T5"> </text:span><text:span text:style-name="T8">המשחה, כדאמרינן</text:span><text:span text:style-name="T5"> </text:span><text:span text:style-name="T8">בהוריות</text:span><text:span text:style-name="T5"> <text:s/></text:span><text:span text:style-name="T8">(דף</text:span><text:span text:style-name="T5"> </text:span><text:span text:style-name="T8">יב.), ושוב</text:span><text:span text:style-name="T5"> </text:span><text:span text:style-name="T8">לא</text:span><text:span text:style-name="T5"> </text:span><text:span text:style-name="T8">נמשחו</text:span><text:span text:style-name="T5"> </text:span><text:span text:style-name="T8">כהנים, ולא</text:span><text:span text:style-name="T5"> </text:span><text:span text:style-name="T8">היתה</text:span><text:span text:style-name="T5"> </text:span><text:span text:style-name="T8">ניכרת</text:span><text:span text:style-name="T5"> </text:span><text:span text:style-name="T8">כהונה</text:span><text:span text:style-name="T5"> </text:span><text:span text:style-name="T8">גדולה</text:span><text:span text:style-name="T5"> </text:span><text:span text:style-name="T8">בהם</text:span><text:span text:style-name="T5"> </text:span><text:span text:style-name="T8">אלא</text:span><text:span text:style-name="T5"> </text:span><text:span text:style-name="T8">בריבוי</text:span><text:span text:style-name="T5"> </text:span><text:span text:style-name="T8">בגדים: שמשמש</text:span><text:span text:style-name="T5"> </text:span><text:span text:style-name="T8">בשמונה</text:span><text:span text:style-name="T5"> </text:span><text:span text:style-name="T8">בגדים</text:span><text:span text:style-name="T2">)</text:span><text:span text:style-name="T1">, ואחד</text:span><text:span text:style-name="T4"> </text:span><text:span text:style-name="T1">שעבר</text:span><text:span text:style-name="T4"> </text:span><text:span text:style-name="T1">ממשיחותו</text:span><text:span text:style-name="T4"> </text:span><text:span text:style-name="T2">(</text:span><text:span text:style-name="T8">שאירע</text:span><text:span text:style-name="T5"> </text:span><text:span text:style-name="T8">פסול</text:span><text:span text:style-name="T5"> </text:span><text:span text:style-name="T8">בכהן</text:span><text:span text:style-name="T5"> </text:span><text:span text:style-name="T8">הגדול, ושימש</text:span><text:span text:style-name="T5"> </text:span><text:span text:style-name="T8">אחר</text:span><text:span text:style-name="T5"> </text:span><text:span text:style-name="T8">תחתיו; וכשנתרפא</text:span><text:span text:style-name="T5"> </text:span><text:span text:style-name="T8">כהן</text:span><text:span text:style-name="T5"> </text:span><text:span text:style-name="T8">- חזר</text:span><text:span text:style-name="T5"> </text:span><text:span text:style-name="T8">לעבודתו, ועבר</text:span><text:span text:style-name="T5"> </text:span><text:span text:style-name="T8">זה</text:span><text:span text:style-name="T5"> </text:span><text:span text:style-name="T8">ממשיחותו</text:span><text:span text:style-name="T2">)</text:span><text:span text:style-name="T1"> - מחזירין</text:span><text:span text:style-name="T4"> </text:span><text:span text:style-name="T1">את</text:span><text:span text:style-name="T4"> </text:span><text:span text:style-name="T1">הרוצח</text:span><text:span text:style-name="T4"> </text:span><text:span text:style-name="T2">(</text:span><text:span text:style-name="T8">במיתתן, כמו</text:span><text:span text:style-name="T5"> </text:span><text:span text:style-name="T8">שנאמר</text:span><text:span text:style-name="T5"> </text:span><text:span text:style-name="T8">'</text:span><text:span text:style-name="T11">ואחרי</text:span><text:span text:style-name="T5"> </text:span><text:span text:style-name="T11">מות</text:span><text:span text:style-name="T5"> </text:span><text:span text:style-name="T11">הכהן</text:span><text:span text:style-name="T5"> </text:span><text:span text:style-name="T11">הגדול</text:span><text:span text:style-name="T5"> </text:span><text:span text:style-name="T11">ישוב</text:span><text:span text:style-name="T5"> </text:span><text:span text:style-name="T11">הרוצח</text:span><text:span text:style-name="T8">' [במדבר</text:span><text:span text:style-name="T5"> </text:span><text:span text:style-name="T8">לה,כח]</text:span><text:span text:style-name="T2">)</text:span><text:span text:style-name="T1">.</text:span></text:p>
      <text:p text:style-name="P26"><text:span text:style-name="T1">רבי</text:span><text:span text:style-name="T4"> </text:span><text:span text:style-name="T1">יהודה</text:span><text:span text:style-name="T4"> </text:span><text:span text:style-name="T1">אומר: אף</text:span><text:span text:style-name="T4"> </text:span><text:span text:style-name="T1">משוח</text:span><text:span text:style-name="T4"> </text:span><text:span text:style-name="T1">מלחמה</text:span><text:span text:style-name="T4"> </text:span><text:span text:style-name="T2">(</text:span><text:span text:style-name="T8">כהן</text:span><text:span text:style-name="T5"> </text:span><text:span text:style-name="T8">המשוח</text:span><text:span text:style-name="T5"> </text:span><text:span text:style-name="T8">לומר</text:span><text:span text:style-name="T5"> </text:span><text:span text:style-name="T8">במלחמה</text:span><text:span text:style-name="T5"> </text:span><text:span text:style-name="T8">צרכי</text:span><text:span text:style-name="T5"> </text:span><text:span text:style-name="T8">המלחמה: '</text:span><text:span text:style-name="T11">אל</text:span><text:span text:style-name="T5"> </text:span><text:span text:style-name="T11">ירך</text:span><text:span text:style-name="T5"> </text:span><text:span text:style-name="T11">לבבכם</text:span><text:span text:style-name="T8">' וכל</text:span><text:span text:style-name="T5"> </text:span><text:span text:style-name="T8">הענין</text:span><text:span text:style-name="T5"> </text:span><text:span text:style-name="T8">(דברים</text:span><text:span text:style-name="T5"> </text:span><text:span text:style-name="T8">כ,ג)</text:span><text:span text:style-name="T2">)</text:span><text:span text:style-name="T1"> מחזיר</text:span><text:span text:style-name="T4"> </text:span><text:span text:style-name="T1">את</text:span><text:span text:style-name="T4"> </text:span><text:span text:style-name="T1">הרוצח;</text:span></text:p>
      <text:p text:style-name="P10"><text:span text:style-name="T1">לפיכך</text:span><text:span text:style-name="T4"> </text:span><text:span text:style-name="T1">אימותיהן</text:span><text:span text:style-name="T4"> </text:span><text:span text:style-name="T1">של</text:span><text:span text:style-name="T4"> </text:span><text:span text:style-name="T1">כהנים</text:span><text:span text:style-name="T4"> </text:span><text:span text:style-name="T1">מספקות</text:span><text:span text:style-name="T4"> </text:span><text:span text:style-name="T1">להן</text:span><text:span text:style-name="T4"> </text:span><text:span text:style-name="T1">מחיה</text:span><text:span text:style-name="T4"> </text:span><text:span text:style-name="T1">וכסות: כדי</text:span><text:span text:style-name="T4"> </text:span><text:span text:style-name="T1">שלא</text:span><text:span text:style-name="T4"> </text:span><text:span text:style-name="T1">יתפללו</text:span><text:span text:style-name="T4"> </text:span><text:span text:style-name="T1">על</text:span><text:span text:style-name="T4"> </text:span><text:span text:style-name="T1">בניהם</text:span><text:span text:style-name="T4"> </text:span><text:span text:style-name="T1">שימותו.</text:span></text:p>
      <text:p text:style-name="P17"><text:s/></text:p>
      <text:p text:style-name="P11">גמרא:</text:p>
      <text:p text:style-name="P10"><text:soft-page-break/><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רב</text:span><text:span text:style-name="T4"> </text:span><text:span text:style-name="T1">כהנא: דאמר</text:span><text:span text:style-name="T4"> </text:span><text:span text:style-name="T1">קרא</text:span><text:span text:style-name="T4"> </text:span><text:span text:style-name="T8">(במדבר</text:span><text:span text:style-name="T5"> </text:span><text:span text:style-name="T8">לה,כה)</text:span><text:span text:style-name="T1">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נס</text:span><text:span text:style-name="T89"> </text:span><text:span text:style-name="T94">שמה</text:span><text:span text:style-name="T11">]</text:span><text:span text:style-name="T10"> וישב</text:span><text:span text:style-name="T4"> </text:span><text:span text:style-name="T10">בה</text:span><text:span text:style-name="T4"> </text:span><text:span text:style-name="T10">עד</text:span><text:span text:style-name="T4"> </text:span><text:span text:style-name="T10">מות</text:span><text:span text:style-name="T4"> </text:span><text:span text:style-name="T10">הכהן</text:span><text:span text:style-name="T4"> </text:span><text:span text:style-name="T10">הגדול</text:span><text:span text:style-name="T4"> </text:span><text:span text:style-name="T11">[</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 </text:span><text:span text:style-name="T2">(</text:span><text:span text:style-name="T8">הא</text:span><text:span text:style-name="T5"> </text:span><text:span text:style-name="T8">חד</text:span><text:span text:style-name="T2">)</text:span><text:span text:style-name="T1">, וכתיב</text:span><text:span text:style-name="T4"> </text:span><text:span text:style-name="T2">(</text:span><text:span text:style-name="T8">במדבר</text:span><text:span text:style-name="T5"> </text:span><text:span text:style-name="T8">לה,כח</text:span><text:span text:style-name="T2">)</text:span><text:span text:style-name="T1"> </text:span><text:span text:style-name="T10">כי</text:span><text:span text:style-name="T4"> </text:span><text:span text:style-name="T10">בעיר</text:span><text:span text:style-name="T4"> </text:span><text:span text:style-name="T10">מקלטו</text:span><text:span text:style-name="T4"> </text:span><text:span text:style-name="T10">ישב</text:span><text:span text:style-name="T4"> </text:span><text:span text:style-name="T10">עד</text:span><text:span text:style-name="T4"> </text:span><text:span text:style-name="T10">מות</text:span><text:span text:style-name="T4"> </text:span><text:span text:style-name="T10">הכהן</text:span><text:span text:style-name="T4"> </text:span><text:span text:style-name="T10">הגדול</text:span><text:span text:style-name="T4"> </text:span><text:span text:style-name="T2">(</text:span><text:span text:style-name="T8">הא</text:span><text:span text:style-name="T5"> </text:span><text:span text:style-name="T8">תרי</text:span><text:span text:style-name="T2">)</text:span><text:span text:style-name="T1"> </text:span><text:span text:style-name="T11">[</text:span><text:span text:style-name="T95">ואחרי</text:span><text:span text:style-name="T96"> </text:span><text:span text:style-name="T95">מות</text:span><text:span text:style-name="T96"> </text:span><text:span text:style-name="T95">הכהן</text:span><text:span text:style-name="T96"> </text:span><text:span text:style-name="T95">הגדל</text:span><text:span text:style-name="T89"> </text:span><text:span text:style-name="T94">ישוב</text:span><text:span text:style-name="T89"> </text:span><text:span text:style-name="T94">הרצח</text:span><text:span text:style-name="T89"> </text:span><text:span text:style-name="T94">אל</text:span><text:span text:style-name="T89"> </text:span><text:span text:style-name="T94">ארץ</text:span><text:span text:style-name="T89"> </text:span><text:span text:style-name="T94">אחזתו</text:span><text:span text:style-name="T11">]</text:span><text:span text:style-name="T1"> וכתיב</text:span><text:span text:style-name="T4"> </text:span><text:span text:style-name="T8">[שם]</text:span><text:span text:style-name="T1"> ואחרי</text:span><text:span text:style-name="T4"> </text:span><text:span text:style-name="T1">מות</text:span><text:span text:style-name="T4"> </text:span><text:span text:style-name="T1">הכהן</text:span><text:span text:style-name="T4"> </text:span><text:span text:style-name="T1">הגדול</text:span><text:span text:style-name="T4"> </text:span><text:span text:style-name="T2">[</text:span><text:span text:style-name="T11">ישוב</text:span><text:span text:style-name="T5"> </text:span><text:span text:style-name="T11">הרוצח</text:span><text:span text:style-name="T2">]</text:span><text:span text:style-name="T1"> </text:span><text:span text:style-name="T2">(</text:span><text:span text:style-name="T8">הא</text:span><text:span text:style-name="T5"> </text:span><text:span text:style-name="T8">תלתא</text:span><text:span text:style-name="T2">)</text:span><text:span text:style-name="T1">;</text:span></text:p>
      <text:p text:style-name="P10"><text:span text:style-name="T1">ורבי</text:span><text:span text:style-name="T4"> </text:span><text:span text:style-name="T1">יהודה?</text:span></text:p>
      <text:p text:style-name="P10"><text:span text:style-name="T1">כתיב</text:span><text:span text:style-name="T4"> </text:span><text:span text:style-name="T1">קרא</text:span><text:span text:style-name="T4"> </text:span><text:span text:style-name="T1">אחרינא: </text:span><text:span text:style-name="T8">(במדבר</text:span><text:span text:style-name="T5"> </text:span><text:span text:style-name="T8">לה,לב)</text:span><text:span text:style-name="T1"> </text:span><text:span text:style-name="T11">[</text:span><text:span text:style-name="T94">ולא</text:span><text:span text:style-name="T89"> </text:span><text:span text:style-name="T94">תקחו</text:span><text:span text:style-name="T89"> </text:span><text:span text:style-name="T94">כפר</text:span><text:span text:style-name="T89"> </text:span><text:span text:style-name="T94">לנוס</text:span><text:span text:style-name="T89"> </text:span><text:span text:style-name="T94">אל</text:span><text:span text:style-name="T89"> </text:span><text:span text:style-name="T94">עיר</text:span><text:span text:style-name="T89"> </text:span><text:span text:style-name="T94">מקלטו</text:span><text:span text:style-name="T11">]</text:span><text:span text:style-name="T10"> לשוב</text:span><text:span text:style-name="T4"> </text:span><text:span text:style-name="T10">לשבת</text:span><text:span text:style-name="T4"> </text:span><text:span text:style-name="T10">בארץ</text:span><text:span text:style-name="T4"> </text:span><text:span text:style-name="T10">עד</text:span><text:span text:style-name="T4"> </text:span><text:span text:style-name="T10">מות</text:span><text:span text:style-name="T4"> </text:span><text:span text:style-name="T10">הכהן</text:span><text:span text:style-name="T1">.</text:span></text:p>
      <text:p text:style-name="P11">ואידך?</text:p>
      <text:p text:style-name="P10"><text:span text:style-name="T1">מדלא</text:span><text:span text:style-name="T4"> </text:span><text:span text:style-name="T1">כתיב</text:span><text:span text:style-name="T4"> </text:span><text:span text:style-name="T1">'הגדול' - חד</text:span><text:span text:style-name="T4"> </text:span><text:span text:style-name="T1">מהנך</text:span><text:span text:style-name="T4"> </text:span><text:span text:style-name="T1">הוא. <text:s/></text:span></text:p>
      <text:p text:style-name="P11"/>
      <text:p text:style-name="P10"><text:span text:style-name="T1">לפיכך</text:span><text:span text:style-name="T4"> </text:span><text:span text:style-name="T1">אימותיהן</text:span><text:span text:style-name="T4"> </text:span><text:span text:style-name="T1">של</text:span><text:span text:style-name="T4"> </text:span><text:span text:style-name="T1">כהנים</text:span><text:span text:style-name="T4"> </text:span><text:span text:style-name="T1">וכו' </text:span><text:span text:style-name="T2">[מספקות</text:span><text:span text:style-name="T5"> </text:span><text:span text:style-name="T2">להן</text:span><text:span text:style-name="T5"> </text:span><text:span text:style-name="T2">מחיה</text:span><text:span text:style-name="T5"> </text:span><text:span text:style-name="T2">וכסות: כדי</text:span><text:span text:style-name="T5"> </text:span><text:span text:style-name="T2">שלא</text:span><text:span text:style-name="T5"> </text:span><text:span text:style-name="T2">יתפללו</text:span><text:span text:style-name="T5"> </text:span><text:span text:style-name="T2">על</text:span><text:span text:style-name="T5"> </text:span><text:span text:style-name="T2">בניהם</text:span><text:span text:style-name="T5"> </text:span><text:span text:style-name="T2">שימותו]</text:span><text:span text:style-name="T1">: <text:s/></text:span></text:p>
      <text:p text:style-name="P10"><text:span text:style-name="T1">טעמא</text:span><text:span text:style-name="T4"> </text:span><text:span text:style-name="T1">דלא</text:span><text:span text:style-name="T4"> </text:span><text:span text:style-name="T1">מצלו, הא</text:span><text:span text:style-name="T4"> </text:span><text:span text:style-name="T1">מצלו</text:span><text:span text:style-name="T4"> – </text:span><text:span text:style-name="T1">מייתי? והכתיב</text:span><text:span text:style-name="T4"> </text:span><text:span text:style-name="T8">(משלי</text:span><text:span text:style-name="T5"> </text:span><text:span text:style-name="T8">כו,ב)</text:span><text:span text:style-name="T1"> </text:span><text:span text:style-name="T10">כצפור</text:span><text:span text:style-name="T4"> </text:span><text:span text:style-name="T10">לנוד</text:span><text:span text:style-name="T4"> </text:span><text:span text:style-name="T10">כדרור</text:span><text:span text:style-name="T4"> </text:span><text:span text:style-name="T10">לעוף</text:span><text:span text:style-name="T4"> </text:span><text:span text:style-name="T10">כן</text:span><text:span text:style-name="T4"> </text:span><text:span text:style-name="T10">קללת</text:span><text:span text:style-name="T4"> </text:span><text:span text:style-name="T10">חנם</text:span><text:span text:style-name="T4"> </text:span><text:span text:style-name="T10">לא</text:span><text:span text:style-name="T4"> </text:span><text:span text:style-name="T10">תבא</text:span><text:span text:style-name="T1">!?</text:span></text:p>
      <text:p text:style-name="P10"><text:span text:style-name="T1">אמר</text:span><text:span text:style-name="T4"> </text:span><text:span text:style-name="T1">ההוא</text:span><text:span text:style-name="T4"> </text:span><text:span text:style-name="T1">סבא: מפירקיה</text:span><text:span text:style-name="T4"> </text:span><text:span text:style-name="T1">דרבא</text:span><text:span text:style-name="T4"> </text:span><text:span text:style-name="T1">שמיע</text:span><text:span text:style-name="T4"> </text:span><text:span text:style-name="T1">לי</text:span><text:span text:style-name="T4"> </text:span><text:span text:style-name="T1">שהיה</text:span><text:span text:style-name="T4"> </text:span><text:span text:style-name="T1">להן</text:span><text:span text:style-name="T4"> </text:span><text:span text:style-name="T1">לבקש</text:span><text:span text:style-name="T4"> </text:span><text:span text:style-name="T1">רחמים</text:span><text:span text:style-name="T4"> </text:span><text:span text:style-name="T1">על</text:span><text:span text:style-name="T4"> </text:span><text:span text:style-name="T1">דורן</text:span><text:span text:style-name="T4"> </text:span><text:span text:style-name="T1">ולא</text:span><text:span text:style-name="T4"> </text:span><text:span text:style-name="T1">בקשו</text:span><text:span text:style-name="T4"> </text:span><text:span text:style-name="T8">(הלכך</text:span><text:span text:style-name="T5"> </text:span><text:span text:style-name="T8">לאו</text:span><text:span text:style-name="T5"> </text:span><text:span text:style-name="T8">קללת</text:span><text:span text:style-name="T5"> </text:span><text:span text:style-name="T8">חנם</text:span><text:span text:style-name="T5"> </text:span><text:span text:style-name="T8">הוא)</text:span><text:span text:style-name="T1">.</text:span></text:p>
      <text:p text:style-name="P10"><text:span text:style-name="T1">ואיכא</text:span><text:span text:style-name="T4"> </text:span><text:span text:style-name="T1">דמתני</text:span><text:span text:style-name="T4"> </text:span><text:span text:style-name="T1">'כדי</text:span><text:span text:style-name="T4"> </text:span><text:span text:style-name="T1">שיתפללו</text:span><text:span text:style-name="T4"> </text:span><text:span text:style-name="T1">על</text:span><text:span text:style-name="T4"> </text:span><text:span text:style-name="T1">בניהם</text:span><text:span text:style-name="T4"> </text:span><text:span text:style-name="T1">שלא</text:span><text:span text:style-name="T4"> </text:span><text:span text:style-name="T1">ימותו'; טעמא</text:span><text:span text:style-name="T4"> </text:span><text:span text:style-name="T1">דמצלו, הא</text:span><text:span text:style-name="T4"> </text:span><text:span text:style-name="T1">לא</text:span><text:span text:style-name="T4"> </text:span><text:span text:style-name="T1">מצלו</text:span><text:span text:style-name="T4"> </text:span><text:span text:style-name="T1">מייתי? מאי</text:span><text:span text:style-name="T4"> </text:span><text:span text:style-name="T1">הוה</text:span><text:span text:style-name="T4"> </text:span><text:span text:style-name="T1">ליה</text:span><text:span text:style-name="T4"> </text:span><text:span text:style-name="T1">למעבד? הכא</text:span><text:span text:style-name="T4"> </text:span><text:span text:style-name="T1">אמרינן</text:span><text:span text:style-name="T4"> </text:span><text:span text:style-name="T2">(</text:span><text:span text:style-name="T8">בבבל</text:span><text:span text:style-name="T5"> </text:span><text:span text:style-name="T8">אומרים: משל</text:span><text:span text:style-name="T5"> </text:span><text:span text:style-name="T8">זה</text:span><text:span text:style-name="T5"> </text:span><text:span text:style-name="T8">על</text:span><text:span text:style-name="T5"> </text:span><text:span text:style-name="T8">אדם</text:span><text:span text:style-name="T5"> </text:span><text:span text:style-name="T8">שלוקה</text:span><text:span text:style-name="T5"> </text:span><text:span text:style-name="T8">בשביל</text:span><text:span text:style-name="T5"> </text:span><text:span text:style-name="T8">סרחון</text:span><text:span text:style-name="T5"> </text:span><text:span text:style-name="T8">של</text:span><text:span text:style-name="T5"> </text:span><text:span text:style-name="T8">אחרים</text:span><text:span text:style-name="T2">)</text:span><text:span text:style-name="T1">: 'טוביה</text:span><text:span text:style-name="T4"> </text:span><text:span text:style-name="T1">חטא</text:span><text:span text:style-name="T4"> </text:span><text:span text:style-name="T1">וזיגוד</text:span><text:span text:style-name="T4"> </text:span><text:span text:style-name="T1">מנגיד' </text:span><text:span text:style-name="T2">(</text:span><text:span text:style-name="T8">משום</text:span><text:span text:style-name="T5"> </text:span><text:span text:style-name="T8">ההיא</text:span><text:span text:style-name="T5"> </text:span><text:span text:style-name="T8">דאמרינן</text:span><text:span text:style-name="T5"> </text:span><text:span text:style-name="T8">בערבי</text:span><text:span text:style-name="T5"> </text:span><text:span text:style-name="T8">פסחים: טוביה</text:span><text:span text:style-name="T5"> </text:span><text:span text:style-name="T8">חטא</text:span><text:span text:style-name="T5"> </text:span><text:span text:style-name="T8">וזיגוד</text:span><text:span text:style-name="T5"> </text:span><text:span text:style-name="T8">אסהיד</text:span><text:span text:style-name="T5"> </text:span><text:span text:style-name="T8">ביה</text:span><text:span text:style-name="T5"> </text:span><text:span text:style-name="T8">ביחידי</text:span><text:span text:style-name="T5"> </text:span><text:span text:style-name="T8">שלא</text:span><text:span text:style-name="T5"> </text:span><text:span text:style-name="T8">היה</text:span><text:span text:style-name="T5"> </text:span><text:span text:style-name="T8">עד</text:span><text:span text:style-name="T5"> </text:span><text:span text:style-name="T8">שני</text:span><text:span text:style-name="T5"> </text:span><text:span text:style-name="T8">בדבר, ונגדיה</text:span><text:span text:style-name="T5"> </text:span><text:span text:style-name="T8">רב</text:span><text:span text:style-name="T5"> </text:span><text:span text:style-name="T8">פפא</text:span><text:span text:style-name="T5"> </text:span><text:span text:style-name="T8">לזיגוד; אמר</text:span><text:span text:style-name="T5"> </text:span><text:span text:style-name="T8">ליה: "טוביה</text:span><text:span text:style-name="T5"> </text:span><text:span text:style-name="T8">חטא</text:span><text:span text:style-name="T5"> </text:span><text:span text:style-name="T8">וזיגוד</text:span><text:span text:style-name="T5"> </text:span><text:span text:style-name="T8">מנגיד?" - ומאז</text:span><text:span text:style-name="T5"> </text:span><text:span text:style-name="T8">היתה</text:span><text:span text:style-name="T5"> </text:span><text:span text:style-name="T8">למשל</text:span><text:span text:style-name="T2">)</text:span><text:span text:style-name="T1">, התם</text:span><text:span text:style-name="T4"> </text:span><text:span text:style-name="T2">(</text:span><text:span text:style-name="T8">בארץ</text:span><text:span text:style-name="T5"> </text:span><text:span text:style-name="T8">ישראל</text:span><text:span text:style-name="T2">)</text:span><text:span text:style-name="T1"> אמרי</text:span><text:span text:style-name="T4"> </text:span><text:span text:style-name="T2">(</text:span><text:span text:style-name="T8">אומרין</text:span><text:span text:style-name="T5"> </text:span><text:span text:style-name="T8">משל</text:span><text:span text:style-name="T5"> </text:span><text:span text:style-name="T8">זה</text:span><text:span text:style-name="T2">)</text:span><text:span text:style-name="T1">: 'שכם</text:span><text:span text:style-name="T4"> </text:span><text:span text:style-name="T1">נסיב</text:span><text:span text:style-name="T4"> </text:span><text:span text:style-name="T1">ומבגאי</text:span><text:span text:style-name="T4"> </text:span><text:span text:style-name="T1">גזיר' <text:s/>(</text:span><text:span text:style-name="T8">שכם</text:span><text:span text:style-name="T5"> </text:span><text:span text:style-name="T8">בן</text:span><text:span text:style-name="T5"> </text:span><text:span text:style-name="T8">חמור</text:span><text:span text:style-name="T5"> </text:span><text:span text:style-name="T8">לקח</text:span><text:span text:style-name="T5"> </text:span><text:span text:style-name="T8">את</text:span><text:span text:style-name="T5"> </text:span><text:span text:style-name="T8">דינה</text:span><text:span text:style-name="T5"> </text:span><text:span text:style-name="T8">בת</text:span><text:span text:style-name="T5"> </text:span><text:span text:style-name="T8">יעקב</text:span><text:span text:style-name="T7">,</text:span><text:span text:style-name="T8"> וההנאה</text:span><text:span text:style-name="T5"> </text:span><text:span text:style-name="T8">שלו</text:span><text:span text:style-name="T7">,</text:span><text:span text:style-name="T8"> ושאר</text:span><text:span text:style-name="T5"> </text:span><text:span text:style-name="T8">בני</text:span><text:span text:style-name="T5"> </text:span><text:span text:style-name="T8">העיר</text:span><text:span text:style-name="T5"> </text:span><text:span text:style-name="T8">שלא</text:span><text:span text:style-name="T5"> </text:span><text:span text:style-name="T8">נהנו</text:span><text:span text:style-name="T5"> </text:span><text:span text:style-name="T7">- </text:span><text:span text:style-name="T8">מלו</text:span><text:span text:style-name="T5"> </text:span><text:span text:style-name="T8">עצמן</text:span><text:span text:style-name="T5"> </text:span><text:span text:style-name="T8">ונצטערו</text:span><text:span text:style-name="T7">;</text:span><text:span text:style-name="T8"> </text:span><text:span text:style-name="T7">'</text:span><text:span text:style-name="T8">מבגאי</text:span><text:span text:style-name="T7">' =</text:span><text:span text:style-name="T8"> שם</text:span><text:span text:style-name="T5"> </text:span><text:span text:style-name="T8">איש</text:span><text:span text:style-name="T5"> </text:span><text:span text:style-name="T8">מבני</text:span><text:span text:style-name="T5"> </text:span><text:span text:style-name="T8">העיר</text:span><text:span text:style-name="T1">).</text:span></text:p>
      <text:p text:style-name="P10"><text:span text:style-name="T1">אמר</text:span><text:span text:style-name="T4"> </text:span><text:span text:style-name="T1">&lt;ליה&gt; ההוא</text:span><text:span text:style-name="T4"> </text:span><text:span text:style-name="T1">סבא: מפירקיה</text:span><text:span text:style-name="T4"> </text:span><text:span text:style-name="T1">דרבא</text:span><text:span text:style-name="T4"> </text:span><text:span text:style-name="T1">שמיע</text:span><text:span text:style-name="T4"> </text:span><text:span text:style-name="T1">לי: שהיה</text:span><text:span text:style-name="T4"> </text:span><text:span text:style-name="T1">להן</text:span><text:span text:style-name="T4"> </text:span><text:span text:style-name="T1">לבקש</text:span><text:span text:style-name="T4"> </text:span><text:span text:style-name="T1">רחמים</text:span><text:span text:style-name="T4"> </text:span><text:span text:style-name="T1">על</text:span><text:span text:style-name="T4"> </text:span><text:span text:style-name="T1">דורן</text:span><text:span text:style-name="T4"> </text:span><text:span text:style-name="T1">ולא</text:span><text:span text:style-name="T4"> </text:span><text:span text:style-name="T1">בקשו.</text:span></text:p>
      <text:p text:style-name="P10"><text:span text:style-name="T1">כי</text:span><text:span text:style-name="T4"> </text:span><text:span text:style-name="T1">הא: דההוא</text:span><text:span text:style-name="T4"> </text:span><text:span text:style-name="T1">גברא</text:span><text:span text:style-name="T4"> </text:span><text:span text:style-name="T1">דאכליה</text:span><text:span text:style-name="T4"> </text:span><text:span text:style-name="T1">אריא</text:span><text:span text:style-name="T4"> </text:span><text:span text:style-name="T1">ברחוק</text:span><text:span text:style-name="T4"> </text:span><text:span text:style-name="T1">תלתא</text:span><text:span text:style-name="T4"> </text:span><text:span text:style-name="T1">פרסי</text:span><text:span text:style-name="T4"> </text:span><text:span text:style-name="T1">מיניה</text:span><text:span text:style-name="T4"> </text:span><text:span text:style-name="T1">דרבי</text:span><text:span text:style-name="T4"> </text:span><text:span text:style-name="T1">יהושע</text:span><text:span text:style-name="T4"> </text:span><text:span text:style-name="T1">בן</text:span><text:span text:style-name="T4"> </text:span><text:span text:style-name="T1">לוי, ולא</text:span><text:span text:style-name="T4"> </text:span><text:span text:style-name="T1">אישתעי</text:span><text:span text:style-name="T4"> </text:span><text:span text:style-name="T1">אליהו</text:span><text:span text:style-name="T4"> </text:span><text:span text:style-name="T1">בהדיה</text:span><text:span text:style-name="T4"> </text:span><text:span text:style-name="T1">תלתא</text:span><text:span text:style-name="T4"> </text:span><text:span text:style-name="T1">יומי.</text:span></text:p>
      <text:p text:style-name="P13"/>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קללת</text:span><text:span text:style-name="T4"> </text:span><text:span text:style-name="T1">חכם</text:span><text:span text:style-name="T4"> </text:span><text:span text:style-name="T1">- אפילו</text:span><text:span text:style-name="T4"> </text:span><text:span text:style-name="T1">בחנם</text:span><text:span text:style-name="T4"> </text:span><text:span text:style-name="T1">היא</text:span><text:span text:style-name="T4"> </text:span><text:span text:style-name="T1">באה; מנלן? מאחיתופל: שבשעה</text:span><text:span text:style-name="T4"> </text:span><text:span text:style-name="T1">שכרה</text:span><text:span text:style-name="T4"> </text:span><text:span text:style-name="T1">דוד</text:span><text:span text:style-name="T4"> </text:span><text:span text:style-name="T1">שיתין</text:span><text:span text:style-name="T4"> </text:span><text:span text:style-name="T2">(</text:span><text:span text:style-name="T8">יסודות</text:span><text:span text:style-name="T5"> </text:span><text:span text:style-name="T8">של</text:span><text:span text:style-name="T5"> </text:span><text:span text:style-name="T8">בית</text:span><text:span text:style-name="T5"> </text:span><text:span text:style-name="T8">המקדש; ובגמרת</text:span><text:span text:style-name="T5"> </text:span><text:span text:style-name="T8">ירושלמי</text:span><text:span text:style-name="T5"> </text:span><text:span text:style-name="T8">(סנהדרין</text:span><text:span text:style-name="T5"> </text:span><text:span text:style-name="T8">פ"י) מצינו</text:span><text:span text:style-name="T5"> </text:span><text:span text:style-name="T8">'תימוליוס</text:span><text:span text:style-name="T5"> </text:span><text:span text:style-name="T8">של</text:span><text:span text:style-name="T5"> </text:span><text:span text:style-name="T8">בית</text:span><text:span text:style-name="T5"> </text:span><text:span text:style-name="T8">המקדש' והוא</text:span><text:span text:style-name="T5"> </text:span><text:span text:style-name="T8">'יסוד' בלשון</text:span><text:span text:style-name="T5"> </text:span><text:span text:style-name="T8">יוני</text:span><text:span text:style-name="T2">)</text:span><text:span text:style-name="T1"> - קפא</text:span><text:span text:style-name="T4"> </text:span><text:span text:style-name="T1">תהומא</text:span><text:span text:style-name="T4"> </text:span><text:span text:style-name="T2">(</text:span><text:span text:style-name="T8">צף</text:span><text:span text:style-name="T5"> </text:span><text:span text:style-name="T8">התהום</text:span><text:span text:style-name="T2">)</text:span><text:span text:style-name="T1">, בעא</text:span><text:span text:style-name="T4"> </text:span><text:span text:style-name="T1">למישטפא</text:span><text:span text:style-name="T4"> </text:span><text:span text:style-name="T1">לעלמא</text:span><text:span text:style-name="T4"> </text:span><text:span text:style-name="T2">(</text:span><text:span text:style-name="T8">בגמרת</text:span><text:span text:style-name="T5"> </text:span><text:span text:style-name="T8">ירושלמי</text:span><text:span text:style-name="T5"> </text:span><text:span text:style-name="T8">(שם) שמצא</text:span><text:span text:style-name="T5"> </text:span><text:span text:style-name="T8">שם</text:span><text:span text:style-name="T5"> </text:span><text:span text:style-name="T8">חרס</text:span><text:span text:style-name="T5"> </text:span><text:span text:style-name="T8">שהגביה</text:span><text:span text:style-name="T5"> </text:span><text:span text:style-name="T8">קולו</text:span><text:span text:style-name="T5"> </text:span><text:span text:style-name="T8">ואמר</text:span><text:span text:style-name="T5"> </text:span><text:span text:style-name="T8">לו</text:span><text:span text:style-name="T5"> </text:span><text:span text:style-name="T8">"אל</text:span><text:span text:style-name="T5"> </text:span><text:span text:style-name="T8">תטלני</text:span><text:span text:style-name="T5"> </text:span><text:span text:style-name="T8">מכאן, שאני</text:span><text:span text:style-name="T5"> </text:span><text:span text:style-name="T8">כבוש</text:span><text:span text:style-name="T5"> </text:span><text:span text:style-name="T8">על</text:span><text:span text:style-name="T5"> </text:span><text:span text:style-name="T8">התהום</text:span><text:span text:style-name="T5"> </text:span><text:span text:style-name="T8">מיום</text:span><text:span text:style-name="T5"> </text:span><text:span text:style-name="T8">מתן</text:span><text:span text:style-name="T5"> </text:span><text:span text:style-name="T8">תורה, שרעדה</text:span><text:span text:style-name="T5"> </text:span><text:span text:style-name="T8">כל</text:span><text:span text:style-name="T5"> </text:span><text:span text:style-name="T8">הארץ" - ולא</text:span><text:span text:style-name="T5"> </text:span><text:span text:style-name="T8">שמע</text:span><text:span text:style-name="T5"> </text:span><text:span text:style-name="T8">דוד</text:span><text:span text:style-name="T5"> </text:span><text:span text:style-name="T8">לדבריו</text:span><text:span text:style-name="T5"> </text:span><text:span text:style-name="T8">ונטלו</text:span><text:span text:style-name="T2">)</text:span><text:span text:style-name="T1">! אמר: מהו</text:span><text:span text:style-name="T4"> </text:span><text:span text:style-name="T1">לכתוב</text:span><text:span text:style-name="T4"> </text:span><text:span text:style-name="T1">שם</text:span><text:span text:style-name="T4"> </text:span><text:span text:style-name="T1">אחספא</text:span><text:span text:style-name="T4"> </text:span><text:span text:style-name="T1">ומישדא</text:span><text:span text:style-name="T4"> </text:span><text:span text:style-name="T1">בתהומא</text:span><text:span text:style-name="T4"> </text:span><text:span text:style-name="T1">דליקו</text:span><text:span text:style-name="T4"> </text:span><text:span text:style-name="T1">אדוכתיה</text:span><text:span text:style-name="T4"> </text:span><text:span text:style-name="T2">(</text:span><text:span text:style-name="T8">מי</text:span><text:span text:style-name="T5"> </text:span><text:span text:style-name="T8">שרי</text:span><text:span text:style-name="T5"> </text:span><text:span text:style-name="T8">למכתב</text:span><text:span text:style-name="T5"> </text:span><text:span text:style-name="T8">שם, פן</text:span><text:span text:style-name="T5"> </text:span><text:span text:style-name="T8">ימחקוהו</text:span><text:span text:style-name="T5"> </text:span><text:span text:style-name="T8">המים</text:span><text:span text:style-name="T5"> </text:span><text:span text:style-name="T8">ועובר</text:span><text:span text:style-name="T5"> </text:span><text:span text:style-name="T8">משום</text:span><text:span text:style-name="T5"> </text:span><text:span text:style-name="T8">'</text:span><text:span text:style-name="T11">ואבדתם</text:span><text:span text:style-name="T5"> </text:span><text:span text:style-name="T11">את</text:span><text:span text:style-name="T5"> </text:span><text:span text:style-name="T11">שמם</text:span><text:span text:style-name="T8">' (דברים</text:span><text:span text:style-name="T5"> </text:span><text:span text:style-name="T8">יב,ג) ו'</text:span><text:span text:style-name="T11">לא</text:span><text:span text:style-name="T5"> </text:span><text:span text:style-name="T11">תעשון</text:span><text:span text:style-name="T5"> </text:span><text:span text:style-name="T11">כן</text:span><text:span text:style-name="T5"> </text:span><text:span text:style-name="T11">[לה' אלקיכם]</text:span><text:span text:style-name="T8"> (פסוק</text:span><text:span text:style-name="T5"> </text:span><text:span text:style-name="T8">ד)</text:span><text:span text:style-name="T2">)</text:span><text:span text:style-name="T1">? </text:span></text:p>
      <text:p text:style-name="P10"><text:span text:style-name="T1">ליכא</text:span><text:span text:style-name="T4"> </text:span><text:span text:style-name="T1">דאמר</text:span><text:span text:style-name="T4"> </text:span><text:span text:style-name="T1">ליה</text:span><text:span text:style-name="T4"> </text:span><text:span text:style-name="T1">מידי. </text:span></text:p>
      <text:p text:style-name="P10"><text:span text:style-name="T1">אמר: כל</text:span><text:span text:style-name="T4"> </text:span><text:span text:style-name="T1">היודע</text:span><text:span text:style-name="T4"> </text:span><text:span text:style-name="T1">דבר</text:span><text:span text:style-name="T4"> </text:span><text:span text:style-name="T1">זה</text:span><text:span text:style-name="T4"> </text:span><text:span text:style-name="T1">ואינו</text:span><text:span text:style-name="T4"> </text:span><text:span text:style-name="T1">אומרו</text:span><text:span text:style-name="T4"> </text:span><text:span text:style-name="T1">- יחנק</text:span><text:span text:style-name="T4"> </text:span><text:span text:style-name="T1">בגרונו.</text:span></text:p>
      <text:p text:style-name="P10"><text:span text:style-name="T1">נשא</text:span><text:span text:style-name="T4"> </text:span><text:span text:style-name="T1">אחיתופל</text:span><text:span text:style-name="T4"> </text:span><text:span text:style-name="T1">קל</text:span><text:span text:style-name="T4"> </text:span><text:span text:style-name="T1">וחומר</text:span><text:span text:style-name="T4"> </text:span><text:span text:style-name="T1">בעצמו; אמר: ומה</text:span><text:span text:style-name="T4"> </text:span><text:span text:style-name="T1">לעשות</text:span><text:span text:style-name="T4"> </text:span><text:span text:style-name="T1">שלום</text:span><text:span text:style-name="T4"> </text:span><text:span text:style-name="T1">בין</text:span><text:span text:style-name="T4"> </text:span><text:span text:style-name="T1">איש</text:span><text:span text:style-name="T4"> </text:span><text:span text:style-name="T1">לאשתו</text:span><text:span text:style-name="T4"> </text:span><text:span text:style-name="T1">אמרה</text:span><text:span text:style-name="T4"> </text:span><text:span text:style-name="T1">התורה</text:span><text:span text:style-name="T4"> </text:span><text:span text:style-name="T1">שמי</text:span><text:span text:style-name="T4"> </text:span><text:span text:style-name="T1">שנכתב</text:span><text:span text:style-name="T4"> </text:span><text:span text:style-name="T1">בקדושה</text:span><text:span text:style-name="T4"> </text:span><text:span text:style-name="T1">ימחה</text:span><text:span text:style-name="T4"> </text:span><text:span text:style-name="T1">על</text:span><text:span text:style-name="T4"> </text:span><text:span text:style-name="T1">המים</text:span><text:span text:style-name="T4"> </text:span><text:span text:style-name="T2">(</text:span><text:span text:style-name="T8">דכתיב</text:span><text:span text:style-name="T5"> </text:span><text:span text:style-name="T8">בסוטה</text:span><text:span text:style-name="T5"> </text:span><text:span text:style-name="T8">(במדבר</text:span><text:span text:style-name="T5"> </text:span><text:span text:style-name="T8">ה,כג) '</text:span><text:span text:style-name="T11">ומחה</text:span><text:span text:style-name="T5"> </text:span><text:span text:style-name="T11">אל</text:span><text:span text:style-name="T5"> </text:span><text:span text:style-name="T11">מי</text:span><text:span text:style-name="T5"> </text:span><text:span text:style-name="T11">המרים</text:span><text:span text:style-name="T8">'; והרבה</text:span><text:span text:style-name="T5"> </text:span><text:span text:style-name="T8">הזכרות</text:span><text:span text:style-name="T5"> </text:span><text:span text:style-name="T8">בפרשה, ואפילו</text:span><text:span text:style-name="T5"> </text:span><text:span text:style-name="T8">הכי</text:span><text:span text:style-name="T5"> </text:span><text:span text:style-name="T8">כתיב</text:span><text:span text:style-name="T5"> </text:span><text:span text:style-name="T8">'</text:span><text:span text:style-name="T11">ומחה</text:span><text:span text:style-name="T5"> </text:span><text:span text:style-name="T8">כו'</text:span><text:span text:style-name="T2">)</text:span><text:span text:style-name="T1"> - לכל</text:span><text:span text:style-name="T4"> </text:span><text:span text:style-name="T1">העולם</text:span><text:span text:style-name="T4"> </text:span><text:span text:style-name="T1">כולו</text:span><text:span text:style-name="T4"> </text:span><text:span text:style-name="T1">לא</text:span><text:span text:style-name="T4"> </text:span><text:span text:style-name="T1">כל</text:span><text:span text:style-name="T4"> </text:span><text:span text:style-name="T1">שכן! אמר</text:span><text:span text:style-name="T4"> </text:span><text:span text:style-name="T1">ליה: שרי. </text:span><text:span text:style-name="T2">(</text:span><text:span text:style-name="T8">וקללה</text:span><text:span text:style-name="T5"> </text:span><text:span text:style-name="T8">זו</text:span><text:span text:style-name="T5"> </text:span><text:span text:style-name="T42">[שקלל</text:span><text:span text:style-name="T53"> </text:span><text:span text:style-name="T42">דוד]</text:span><text:span text:style-name="T8"> בחנם</text:span><text:span text:style-name="T5"> </text:span><text:span text:style-name="T8">היתה: שלא</text:span><text:span text:style-name="T5"> </text:span><text:span text:style-name="T8">היה</text:span><text:span text:style-name="T5"> </text:span><text:span text:style-name="T8">מקללו</text:span><text:span text:style-name="T5"> </text:span><text:span text:style-name="T8">אלא</text:span><text:span text:style-name="T5"> </text:span><text:span text:style-name="T8">אם</text:span><text:span text:style-name="T5"> </text:span><text:span text:style-name="T27">אינו</text:span><text:span text:style-name="T5"> </text:span><text:span text:style-name="T8">אומר</text:span><text:span text:style-name="T2">)</text:span></text:p>
      <text:p text:style-name="P10"><text:span text:style-name="T1">כתב</text:span><text:span text:style-name="T4"> </text:span><text:span text:style-name="T1">שם</text:span><text:span text:style-name="T4"> </text:span><text:span text:style-name="T1">אחספא, שדי</text:span><text:span text:style-name="T4"> </text:span><text:span text:style-name="T1">אתהומא, נחת</text:span><text:span text:style-name="T4"> </text:span><text:span text:style-name="T1">וקם</text:span><text:span text:style-name="T4"> </text:span><text:span text:style-name="T1">אדוכתיה; ואפילו</text:span><text:span text:style-name="T4"> </text:span><text:span text:style-name="T1">הכי</text:span><text:span text:style-name="T4"> </text:span><text:span text:style-name="T1">כתיב</text:span><text:span text:style-name="T4"> </text:span><text:span text:style-name="T8">(שמואל</text:span><text:span text:style-name="T5"> </text:span><text:span text:style-name="T8">ב</text:span><text:span text:style-name="T5"> </text:span><text:span text:style-name="T8">יז,כג)</text:span><text:span text:style-name="T1"> </text:span><text:span text:style-name="T10">ואחיתופל</text:span><text:span text:style-name="T4"> </text:span><text:span text:style-name="T10">ראה</text:span><text:span text:style-name="T4"> </text:span><text:span text:style-name="T10">כי</text:span><text:span text:style-name="T4"> </text:span><text:span text:style-name="T10">לא</text:span><text:span text:style-name="T4"> </text:span><text:span text:style-name="T10">נעשתה</text:span><text:span text:style-name="T4"> </text:span><text:span text:style-name="T10">עצתו</text:span><text:span text:style-name="T4"> </text:span><text:span text:style-name="T10">ויחבוש</text:span><text:span text:style-name="T4"> </text:span><text:span text:style-name="T10">את</text:span><text:span text:style-name="T4"> </text:span><text:span text:style-name="T10">החמור</text:span><text:span text:style-name="T4"> </text:span><text:span text:style-name="T10">ויקם</text:span><text:span text:style-name="T4"> </text:span><text:span text:style-name="T10">וילך</text:span><text:span text:style-name="T4"> </text:span><text:span text:style-name="T10">אל</text:span><text:span text:style-name="T4"> </text:span><text:span text:style-name="T10">ביתו</text:span><text:span text:style-name="T4"> </text:span><text:span text:style-name="T10">אל</text:span><text:span text:style-name="T4"> </text:span><text:span text:style-name="T10">עירו</text:span><text:span text:style-name="T4"> </text:span><text:span text:style-name="T10">ויצו</text:span><text:span text:style-name="T4"> </text:span><text:span text:style-name="T10">אל</text:span><text:span text:style-name="T4"> </text:span><text:span text:style-name="T10">ביתו</text:span><text:span text:style-name="T4"> </text:span><text:span text:style-name="T10">ויחנק</text:span><text:span text:style-name="T4"> </text:span><text:span text:style-name="T10">וגו' </text:span><text:span text:style-name="T11">[וימת</text:span><text:span text:style-name="T5"> </text:span><text:span text:style-name="T11">ויקבר</text:span><text:span text:style-name="T5"> </text:span><text:span text:style-name="T11">בקבר</text:span><text:span text:style-name="T5"> </text:span><text:span text:style-name="T11">אביו]</text:span><text:span text:style-name="T1">. </text:span><text:span text:style-name="T2">(</text:span><text:span text:style-name="T8">יש</text:span><text:span text:style-name="T5"> </text:span><text:span text:style-name="T8">תימה</text:span><text:span text:style-name="T5"> </text:span><text:span text:style-name="T8">בדבר: שהרי</text:span><text:span text:style-name="T5"> </text:span><text:span text:style-name="T8">לא</text:span><text:span text:style-name="T5"> </text:span><text:span text:style-name="T8">קנה</text:span><text:span text:style-name="T5"> </text:span><text:span text:style-name="T8">דוד</text:span><text:span text:style-name="T5"> </text:span><text:span text:style-name="T8">את</text:span><text:span text:style-name="T5"> </text:span><text:span text:style-name="T8">הגורן</text:span><text:span text:style-name="T5"> </text:span><text:span text:style-name="T8">מארונה</text:span><text:span text:style-name="T5"> </text:span><text:span text:style-name="T8">היבוסי</text:span><text:span text:style-name="T5"> </text:span><text:span text:style-name="T8">עד</text:span><text:span text:style-name="T5"> </text:span><text:span text:style-name="T8">מעשה</text:span><text:span text:style-name="T5"> </text:span><text:span text:style-name="T8">דהסתה</text:span><text:span text:style-name="T5"> </text:span><text:span text:style-name="T8">שהיתה</text:span><text:span text:style-name="T5"> </text:span><text:span text:style-name="T8">לאחר</text:span><text:span text:style-name="T5"> </text:span><text:span text:style-name="T8">מיתת</text:span><text:span text:style-name="T5"> </text:span><text:span text:style-name="T8">אחיתופל</text:span><text:span text:style-name="T5"> </text:span><text:span text:style-name="T8">שלש</text:span><text:span text:style-name="T5"> </text:span><text:span text:style-name="T8">שנים! ולפי</text:span><text:span text:style-name="T5"> </text:span><text:span text:style-name="T8">דברים</text:span><text:span text:style-name="T5"> </text:span><text:span text:style-name="T8">הללו</text:span><text:span text:style-name="T5"> </text:span><text:span text:style-name="T8">צריכין</text:span><text:span text:style-name="T5"> </text:span><text:span text:style-name="T8">אנו</text:span><text:span text:style-name="T5"> </text:span><text:span text:style-name="T8">לומר</text:span><text:span text:style-name="T5"> </text:span><text:span text:style-name="T8">שאע"פ</text:span><text:span text:style-name="T5"> </text:span><text:span text:style-name="T8">שלא</text:span><text:span text:style-name="T5"> </text:span><text:span text:style-name="T8">קנה</text:span><text:span text:style-name="T5"> </text:span><text:span text:style-name="T8">הגורן</text:span><text:span text:style-name="T5"> </text:span><text:span text:style-name="T8">- יודע</text:span><text:span text:style-name="T5"> </text:span><text:span text:style-name="T8">היה</text:span><text:span text:style-name="T5"> </text:span><text:span text:style-name="T8">מנעוריו</text:span><text:span text:style-name="T5"> </text:span><text:span text:style-name="T8">מיום</text:span><text:span text:style-name="T5"> </text:span><text:span text:style-name="T8">[שנמשח], וישבו</text:span><text:span text:style-name="T5"> </text:span><text:span text:style-name="T8">הוא</text:span><text:span text:style-name="T5"> </text:span><text:span text:style-name="T8">ושמואל</text:span><text:span text:style-name="T5"> </text:span><text:span text:style-name="T8">בנוית</text:span><text:span text:style-name="T5"> </text:span><text:span text:style-name="T8">הרמה</text:span><text:span text:style-name="T5"> </text:span><text:span text:style-name="T8">ובדקו</text:span><text:span text:style-name="T5"> </text:span><text:span text:style-name="T8">בספר</text:span><text:span text:style-name="T5"> </text:span><text:span text:style-name="T8">יהושע</text:span><text:span text:style-name="T5"> </text:span><text:span text:style-name="T8">ומצאו</text:span><text:span text:style-name="T5"> </text:span><text:span text:style-name="T8">מקום</text:span><text:span text:style-name="T5"> </text:span><text:span text:style-name="T8">לבית</text:span><text:span text:style-name="T5"> </text:span><text:span text:style-name="T8">המקדש, כדכתיב</text:span><text:span text:style-name="T5"> </text:span><text:span text:style-name="T8">'</text:span><text:span text:style-name="T11">עד</text:span><text:span text:style-name="T5"> </text:span><text:span text:style-name="T11">אמצא</text:span><text:span text:style-name="T5"> </text:span><text:span text:style-name="T11">מקום</text:span><text:span text:style-name="T5"> </text:span><text:span text:style-name="T9">וגו'</text:span><text:span text:style-name="T8"> [תהלים</text:span><text:span text:style-name="T5"> </text:span><text:span text:style-name="T8">קלב,ה] וכדדרשינן</text:span><text:span text:style-name="T5"> </text:span><text:span text:style-name="T8">ליה</text:span><text:span text:style-name="T5"> </text:span><text:span text:style-name="T8">בזבחים</text:span><text:span text:style-name="T5"> </text:span><text:span text:style-name="T8">ב'איזהו</text:span><text:span text:style-name="T5"> </text:span><text:span text:style-name="T8">מקומן' (דף</text:span><text:span text:style-name="T5"> </text:span><text:span text:style-name="T8">נד:), וחפר</text:span><text:span text:style-name="T5"> </text:span><text:span text:style-name="T8">היסודות</text:span><text:span text:style-name="T5"> </text:span><text:span text:style-name="T8">ברשותו</text:span><text:span text:style-name="T5"> </text:span><text:span text:style-name="T42">[של</text:span><text:span text:style-name="T53"> </text:span><text:span text:style-name="T42">ארונה]</text:span><text:span text:style-name="T2">)</text:span><text:span text:style-name="T1">.</text:span></text:p>
      <text:p text:style-name="P11"/>
      <text:p text:style-name="P10"><text:soft-page-break/><text:span text:style-name="T1">אמר</text:span><text:span text:style-name="T4"> </text:span><text:span text:style-name="T1">רבי</text:span><text:span text:style-name="T4"> </text:span><text:span text:style-name="T1">אבהו: קללת</text:span><text:span text:style-name="T4"> </text:span><text:span text:style-name="T1">חכם</text:span><text:span text:style-name="T4"> </text:span><text:span text:style-name="T1">- אפילו</text:span><text:span text:style-name="T4"> </text:span><text:span text:style-name="T1">על</text:span><text:span text:style-name="T4"> </text:span><text:span text:style-name="T1">תנאי</text:span><text:span text:style-name="T4"> </text:span><text:span text:style-name="T2">(</text:span><text:span text:style-name="T8">ולא</text:span><text:span text:style-name="T5"> </text:span><text:span text:style-name="T8">נתקיים</text:span><text:span text:style-name="T5"> </text:span><text:span text:style-name="T8">התנאי</text:span><text:span text:style-name="T2">)</text:span><text:span text:style-name="T1"> </text:span><text:span text:style-name="T2">(</text:span><text:span text:style-name="T8">אעפ"כ</text:span><text:span text:style-name="T2">)</text:span><text:span text:style-name="T1"> היא</text:span><text:span text:style-name="T4"> </text:span><text:span text:style-name="T1">באה; מנלן? – מעלי, דקאמר</text:span><text:span text:style-name="T4"> </text:span><text:span text:style-name="T1">ליה</text:span><text:span text:style-name="T4"> </text:span><text:span text:style-name="T1">[עלי] לשמואל</text:span><text:span text:style-name="T4"> </text:span><text:span text:style-name="T8">(שמואל</text:span><text:span text:style-name="T5"> </text:span><text:span text:style-name="T8">א</text:span><text:span text:style-name="T5"> </text:span><text:span text:style-name="T8">ג,יז)</text:span><text:span text:style-name="T1"> </text:span><text:span text:style-name="T11">[ויאמר</text:span><text:span text:style-name="T5"> </text:span><text:span text:style-name="T11">מה</text:span><text:span text:style-name="T5"> </text:span><text:span text:style-name="T11">הדבר</text:span><text:span text:style-name="T5"> </text:span><text:span text:style-name="T11">אשר</text:span><text:span text:style-name="T5"> </text:span><text:span text:style-name="T11">דבר</text:span><text:span text:style-name="T5"> </text:span><text:span text:style-name="T11">אליך</text:span><text:span text:style-name="T5"> </text:span><text:span text:style-name="T11">אל</text:span><text:span text:style-name="T5"> </text:span><text:span text:style-name="T11">נא</text:span><text:span text:style-name="T5"> </text:span><text:span text:style-name="T11">תכחד</text:span><text:span text:style-name="T5"> </text:span><text:span text:style-name="T11">ממני]</text:span><text:span text:style-name="T10"> כה</text:span><text:span text:style-name="T4"> </text:span><text:span text:style-name="T10">יעשה</text:span><text:span text:style-name="T4"> </text:span><text:span text:style-name="T10">לך</text:span><text:span text:style-name="T4"> </text:span><text:span text:style-name="T10">אלהים</text:span><text:span text:style-name="T4"> </text:span><text:span text:style-name="T10">וכה</text:span><text:span text:style-name="T4"> </text:span><text:span text:style-name="T10">יוסיף</text:span><text:span text:style-name="T4"> </text:span><text:span text:style-name="T10">אם</text:span><text:span text:style-name="T4"> </text:span><text:span text:style-name="T10">תכחד</text:span><text:span text:style-name="T4"> </text:span><text:span text:style-name="T10">ממני</text:span><text:span text:style-name="T4"> </text:span><text:span text:style-name="T10">דבר</text:span><text:span text:style-name="T4"> </text:span><text:span text:style-name="T11">[מכל</text:span><text:span text:style-name="T5"> </text:span><text:span text:style-name="T11">הדבר</text:span><text:span text:style-name="T5"> </text:span><text:span text:style-name="T11">אשר</text:span><text:span text:style-name="T5"> </text:span><text:span text:style-name="T11">דבר</text:span><text:span text:style-name="T5"> </text:span><text:span text:style-name="T11">אליך]</text:span><text:span text:style-name="T1"> </text:span><text:span text:style-name="T2">(</text:span><text:span text:style-name="T8">דהא</text:span><text:span text:style-name="T5"> </text:span><text:span text:style-name="T8">קללה</text:span><text:span text:style-name="T5"> </text:span><text:span text:style-name="T8">על</text:span><text:span text:style-name="T5"> </text:span><text:span text:style-name="T8">תנאי</text:span><text:span text:style-name="T5"> </text:span><text:span text:style-name="T8">היתה</text:span><text:span text:style-name="T5"> </text:span><text:span text:style-name="T8">'</text:span><text:span text:style-name="T11">אם</text:span><text:span text:style-name="T5"> </text:span><text:span text:style-name="T11">תכחד</text:span><text:span text:style-name="T5"> </text:span><text:span text:style-name="T11">ממני</text:span><text:span text:style-name="T8">' ולא</text:span><text:span text:style-name="T5"> </text:span><text:span text:style-name="T8">נתקיים: שלא</text:span><text:span text:style-name="T5"> </text:span><text:span text:style-name="T8">כיחד</text:span><text:span text:style-name="T2">)</text:span><text:span text:style-name="T1">; ואף</text:span><text:span text:style-name="T4"> </text:span><text:span text:style-name="T1">על</text:span><text:span text:style-name="T4"> </text:span><text:span text:style-name="T1">גב</text:span><text:span text:style-name="T4"> </text:span><text:span text:style-name="T1">דכתיב</text:span><text:span text:style-name="T4"> </text:span><text:span text:style-name="T8">(פסוק</text:span><text:span text:style-name="T5"> </text:span><text:span text:style-name="T8">יח)</text:span><text:span text:style-name="T1"> </text:span><text:span text:style-name="T10">ויגד</text:span><text:span text:style-name="T4"> </text:span><text:span text:style-name="T10">לו</text:span><text:span text:style-name="T4"> </text:span><text:span text:style-name="T10">שמואל</text:span><text:span text:style-name="T4"> </text:span><text:span text:style-name="T10">את</text:span><text:span text:style-name="T4"> </text:span><text:span text:style-name="T10">כל</text:span><text:span text:style-name="T4"> </text:span><text:span text:style-name="T10">הדברים</text:span><text:span text:style-name="T4"> </text:span><text:span text:style-name="T10">ולא</text:span><text:span text:style-name="T4"> </text:span><text:span text:style-name="T10">כחד</text:span><text:span text:style-name="T4"> </text:span><text:span text:style-name="T10">ממנו</text:span><text:span text:style-name="T4"> </text:span><text:span text:style-name="T11">[ויאמר</text:span><text:span text:style-name="T5"> </text:span><text:span text:style-name="T11">ה' הוא</text:span><text:span text:style-name="T5"> </text:span><text:span text:style-name="T11">הטוב</text:span><text:span text:style-name="T5"> </text:span><text:span text:style-name="T11">בעינו</text:span><text:span text:style-name="T5"> </text:span><text:span text:style-name="T11">יעשה]</text:span><text:span text:style-name="T1"> - ואפילו</text:span><text:span text:style-name="T4"> </text:span><text:span text:style-name="T1">הכי</text:span><text:span text:style-name="T4"> </text:span><text:span text:style-name="T2">(</text:span><text:span text:style-name="T8">נתקיימה</text:span><text:span text:style-name="T5"> </text:span><text:span text:style-name="T8">הקללה, ד</text:span><text:span text:style-name="T2">)</text:span><text:span text:style-name="T1">כתיב</text:span><text:span text:style-name="T4"> </text:span><text:span text:style-name="T8">(שמואל</text:span><text:span text:style-name="T5"> </text:span><text:span text:style-name="T8">א</text:span><text:span text:style-name="T5"> </text:span><text:span text:style-name="T8">ח,ג)</text:span><text:span text:style-name="T1"> </text:span><text:span text:style-name="T10">ולא</text:span><text:span text:style-name="T4"> </text:span><text:span text:style-name="T10">הלכו</text:span><text:span text:style-name="T4"> </text:span><text:span text:style-name="T10">בניו</text:span><text:span text:style-name="T4"> </text:span><text:span text:style-name="T10">בדרכיו</text:span><text:span text:style-name="T4"> </text:span><text:span text:style-name="T11">[ויטו</text:span><text:span text:style-name="T5"> </text:span><text:span text:style-name="T11">אחרי</text:span><text:span text:style-name="T5"> </text:span><text:span text:style-name="T11">הבצע</text:span><text:span text:style-name="T5"> </text:span><text:span text:style-name="T11">ויקחו</text:span><text:span text:style-name="T5"> </text:span><text:span text:style-name="T11">שחד</text:span><text:span text:style-name="T5"> </text:span><text:span text:style-name="T11">ויטו</text:span><text:span text:style-name="T5"> </text:span><text:span text:style-name="T11">משפט]</text:span><text:span text:style-name="T1"> </text:span><text:span text:style-name="T2">(</text:span><text:span text:style-name="T8">וזו</text:span><text:span text:style-name="T5"> </text:span><text:span text:style-name="T8">קללה</text:span><text:span text:style-name="T5"> </text:span><text:span text:style-name="T8">קללו</text:span><text:span text:style-name="T5"> </text:span><text:span text:style-name="T8">עלי</text:span><text:span text:style-name="T5"> </text:span><text:span text:style-name="T8">'</text:span><text:span text:style-name="T11">כה</text:span><text:span text:style-name="T5"> </text:span><text:span text:style-name="T11">יעשה</text:span><text:span text:style-name="T5"> </text:span><text:span text:style-name="T11">לך</text:span><text:span text:style-name="T8">' - כמו</text:span><text:span text:style-name="T5"> </text:span><text:span text:style-name="T8">שנעשה</text:span><text:span text:style-name="T5"> </text:span><text:span text:style-name="T8">לי: שאין</text:span><text:span text:style-name="T5"> </text:span><text:span text:style-name="T8">בני</text:span><text:span text:style-name="T5"> </text:span><text:span text:style-name="T8">מהוגנין</text:span><text:span text:style-name="T2">)</text:span><text:span text:style-name="T1">. </text:span></text:p>
      <text:p text:style-name="P11"/>
      <text:p text:style-name="P11"/>
      <text:p text:style-name="P10"><text:span text:style-name="T1">(מכות</text:span><text:span text:style-name="T4"> </text:span><text:span text:style-name="T1">יא,ב)</text:span></text:p>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נידוי</text:span><text:span text:style-name="T4"> </text:span><text:span text:style-name="T1">על</text:span><text:span text:style-name="T4"> </text:span><text:span text:style-name="T1">תנאי</text:span><text:span text:style-name="T4"> </text:span><text:span text:style-name="T1">- צריך</text:span><text:span text:style-name="T4"> </text:span><text:span text:style-name="T1">הפרה; מנלן? – מיהודה, דכתיב</text:span><text:span text:style-name="T4"> </text:span><text:span text:style-name="T8">(בראשית</text:span><text:span text:style-name="T5"> </text:span><text:span text:style-name="T8">מג,ט)</text:span><text:span text:style-name="T1"> </text:span><text:span text:style-name="T11">[אנכי</text:span><text:span text:style-name="T5"> </text:span><text:span text:style-name="T11">אערבנו</text:span><text:span text:style-name="T5"> </text:span><text:span text:style-name="T11">מידי</text:span><text:span text:style-name="T5"> </text:span><text:span text:style-name="T11">תבקשנו]</text:span><text:span text:style-name="T10"> אם</text:span><text:span text:style-name="T4"> </text:span><text:span text:style-name="T10">לא</text:span><text:span text:style-name="T4"> </text:span><text:span text:style-name="T10">הביאותיו</text:span><text:span text:style-name="T4"> </text:span><text:span text:style-name="T10">אליך</text:span><text:span text:style-name="T4"> </text:span><text:span text:style-name="T11">[והצגתיו</text:span><text:span text:style-name="T5"> </text:span><text:span text:style-name="T11">לפניך</text:span><text:span text:style-name="T5"> </text:span><text:span text:style-name="T11">וחטאתי</text:span><text:span text:style-name="T5"> </text:span><text:span text:style-name="T11">לך</text:span><text:span text:style-name="T5"> </text:span><text:span text:style-name="T11">כל</text:span><text:span text:style-name="T5"> </text:span><text:span text:style-name="T11">הימים]</text:span><text:span text:style-name="T1"> </text:span><text:span text:style-name="T2">(</text:span><text:span text:style-name="T8">'וחטאתי</text:span><text:span text:style-name="T5"> </text:span><text:span text:style-name="T8">לך' - לשון</text:span><text:span text:style-name="T5"> </text:span><text:span text:style-name="T8">נידוי</text:span><text:span text:style-name="T5"> </text:span><text:span text:style-name="T8">הוא: שיהא</text:span><text:span text:style-name="T5"> </text:span><text:span text:style-name="T8">מנודה</text:span><text:span text:style-name="T5"> </text:span><text:span text:style-name="T8">לאביו</text:span><text:span text:style-name="T2">)</text:span><text:span text:style-name="T1">; </text:span></text:p>
      <text:p text:style-name="P10"><text:span text:style-name="T1">ואמר</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נחמני</text:span><text:span text:style-name="T4"> </text:span><text:span text:style-name="T1">אמר</text:span><text:span text:style-name="T4"> </text:span><text:span text:style-name="T1">רבי</text:span><text:span text:style-name="T4"> </text:span><text:span text:style-name="T1">יונתן: מאי</text:span><text:span text:style-name="T4"> </text:span><text:span text:style-name="T1">דכתיב</text:span><text:span text:style-name="T4"> </text:span><text:span text:style-name="T8">(דברים</text:span><text:span text:style-name="T5"> </text:span><text:span text:style-name="T8">לג,ו)</text:span><text:span text:style-name="T1"> </text:span><text:span text:style-name="T10">יחי</text:span><text:span text:style-name="T4"> </text:span><text:span text:style-name="T10">ראובן</text:span><text:span text:style-name="T4"> </text:span><text:span text:style-name="T10">ואל</text:span><text:span text:style-name="T4"> </text:span><text:span text:style-name="T10">ימות</text:span><text:span text:style-name="T4"> </text:span><text:span text:style-name="T11">[ויהי</text:span><text:span text:style-name="T5"> </text:span><text:span text:style-name="T11">מתיו</text:span><text:span text:style-name="T5"> </text:span><text:span text:style-name="T11">מספר]</text:span><text:span text:style-name="T1"> </text:span><text:span text:style-name="T8">[פסוק</text:span><text:span text:style-name="T5"> </text:span><text:span text:style-name="T8">ז]</text:span><text:span text:style-name="T10"> וזאת</text:span><text:span text:style-name="T4"> </text:span><text:span text:style-name="T10">ליהודה</text:span><text:span text:style-name="T4"> </text:span><text:span text:style-name="T11">[ויאמר</text:span><text:span text:style-name="T5"> </text:span><text:span text:style-name="T11">שמע</text:span><text:span text:style-name="T5"> </text:span><text:span text:style-name="T11">ה' קול</text:span><text:span text:style-name="T5"> </text:span><text:span text:style-name="T11">יהודה</text:span><text:span text:style-name="T5"> </text:span><text:span text:style-name="T11">ואל</text:span><text:span text:style-name="T5"> </text:span><text:span text:style-name="T11">עמו</text:span><text:span text:style-name="T5"> </text:span><text:span text:style-name="T11">תביאנו</text:span><text:span text:style-name="T5"> </text:span><text:span text:style-name="T11">ידיו</text:span><text:span text:style-name="T5"> </text:span><text:span text:style-name="T11">רב</text:span><text:span text:style-name="T5"> </text:span><text:span text:style-name="T11">לו</text:span><text:span text:style-name="T5"> </text:span><text:span text:style-name="T11">ועזר</text:span><text:span text:style-name="T5"> </text:span><text:span text:style-name="T11">מצריו</text:span><text:span text:style-name="T5"> </text:span><text:span text:style-name="T11">תהיה]</text:span><text:span text:style-name="T1"> </text:span><text:span text:style-name="T2">(</text:span><text:span text:style-name="T8">מה</text:span><text:span text:style-name="T5"> </text:span><text:span text:style-name="T8">ראה</text:span><text:span text:style-name="T5"> </text:span><text:span text:style-name="T8">לסמוך</text:span><text:span text:style-name="T5"> </text:span><text:span text:style-name="T8">יהודה</text:span><text:span text:style-name="T5"> </text:span><text:span text:style-name="T8">לראובן</text:span><text:span text:style-name="T5"> </text:span><text:span text:style-name="T8">ומה</text:span><text:span text:style-name="T5"> </text:span><text:span text:style-name="T8">ראה</text:span><text:span text:style-name="T5"> </text:span><text:span text:style-name="T8">להתחיל</text:span><text:span text:style-name="T5"> </text:span><text:span text:style-name="T8">בברכת</text:span><text:span text:style-name="T5"> </text:span><text:span text:style-name="T8">יהודה</text:span><text:span text:style-name="T5"> </text:span><text:span text:style-name="T8">בלשון</text:span><text:span text:style-name="T5"> </text:span><text:span text:style-name="T8">'</text:span><text:span text:style-name="T11">וזאת</text:span><text:span text:style-name="T5"> </text:span><text:span text:style-name="T11">ליהודה</text:span><text:span text:style-name="T8">'?</text:span><text:span text:style-name="T2">)</text:span><text:span text:style-name="T1">? - כל</text:span><text:span text:style-name="T4"> </text:span><text:span text:style-name="T1">אותן</text:span><text:span text:style-name="T4"> </text:span><text:span text:style-name="T1">ארבעים</text:span><text:span text:style-name="T4"> </text:span><text:span text:style-name="T1">שנה</text:span><text:span text:style-name="T4"> </text:span><text:span text:style-name="T1">שהיו</text:span><text:span text:style-name="T4"> </text:span><text:span text:style-name="T1">ישראל</text:span><text:span text:style-name="T4"> </text:span><text:span text:style-name="T1">במדבר</text:span><text:span text:style-name="T4"> </text:span><text:span text:style-name="T2">(</text:span><text:span text:style-name="T8">אלא</text:span><text:span text:style-name="T5"> </text:span><text:span text:style-name="T8">לפי</text:span><text:span text:style-name="T5"> </text:span><text:span text:style-name="T8">שהיו</text:span><text:span text:style-name="T5"> </text:span><text:span text:style-name="T8">עצמות</text:span><text:span text:style-name="T5"> </text:span><text:span text:style-name="T8">כל</text:span><text:span text:style-name="T5"> </text:span><text:span text:style-name="T8">השבטים</text:span><text:span text:style-name="T5"> </text:span><text:span text:style-name="T8">שלדן</text:span><text:span text:style-name="T5"> </text:span><text:span text:style-name="T8">קיים, ו</text:span><text:span text:style-name="T2">)</text:span><text:span text:style-name="T1">עצמותיו</text:span><text:span text:style-name="T4"> </text:span><text:span text:style-name="T1">של</text:span><text:span text:style-name="T4"> </text:span><text:span text:style-name="T1">יהודה</text:span><text:span text:style-name="T4"> </text:span><text:span text:style-name="T1">היו</text:span><text:span text:style-name="T4"> </text:span><text:span text:style-name="T1">מגולגלין</text:span><text:span text:style-name="T4"> </text:span><text:span text:style-name="T1">בארון, עד</text:span><text:span text:style-name="T4"> </text:span><text:span text:style-name="T1">שעמד</text:span><text:span text:style-name="T4"> </text:span><text:span text:style-name="T1">משה</text:span><text:span text:style-name="T4"> </text:span><text:span text:style-name="T1">ובקש</text:span><text:span text:style-name="T4"> </text:span><text:span text:style-name="T1">עליו</text:span><text:span text:style-name="T4"> </text:span><text:span text:style-name="T1">רחמים; אמר</text:span><text:span text:style-name="T4"> </text:span><text:span text:style-name="T1">לפניו: רבונו</text:span><text:span text:style-name="T4"> </text:span><text:span text:style-name="T1">של</text:span><text:span text:style-name="T4"> </text:span><text:span text:style-name="T1">עולם! </text:span><text:span text:style-name="T10"><text:s/></text:span><text:span text:style-name="T11">(</text:span><text:span text:style-name="T8">אמר</text:span><text:span text:style-name="T5"> </text:span><text:span text:style-name="T8">לשון</text:span><text:span text:style-name="T5"> </text:span><text:span text:style-name="T8">זה: </text:span><text:span text:style-name="T11">יחי</text:span><text:span text:style-name="T5"> </text:span><text:span text:style-name="T11">ראובן,</text:span><text:span text:style-name="T8"> כלומר: ראובן</text:span><text:span text:style-name="T5"> </text:span><text:span text:style-name="T8">שלדו</text:span><text:span text:style-name="T5"> </text:span><text:span text:style-name="T8">קיימת</text:span><text:span text:style-name="T5"> </text:span><text:span text:style-name="T8">כאילו</text:span><text:span text:style-name="T5"> </text:span><text:span text:style-name="T8">הוא</text:span><text:span text:style-name="T5"> </text:span><text:span text:style-name="T8">חי, </text:span><text:span text:style-name="T11">וזאת</text:span><text:span text:style-name="T5"> </text:span><text:span text:style-name="T8">תהיה</text:span><text:span text:style-name="T5"> </text:span><text:span text:style-name="T11">ליהודה</text:span><text:span text:style-name="T5"> </text:span><text:span text:style-name="T8">- שהם</text:span><text:span text:style-name="T5"> </text:span><text:span text:style-name="T8">מגולגלין?</text:span><text:span text:style-name="T11">)</text:span><text:span text:style-name="T1"> מי</text:span><text:span text:style-name="T4"> </text:span><text:span text:style-name="T1">גרם</text:span><text:span text:style-name="T4"> </text:span><text:span text:style-name="T1">לראובן</text:span><text:span text:style-name="T4"> </text:span><text:span text:style-name="T1">שיודה? – יהודה: </text:span><text:span text:style-name="T10">וזאת</text:span><text:span text:style-name="T4"> </text:span><text:span text:style-name="T10">ליהודה</text:span><text:span text:style-name="T4"> </text:span><text:span text:style-name="T11">[ויאמר]</text:span><text:span text:style-name="T10"> שמע</text:span><text:span text:style-name="T4"> </text:span><text:span text:style-name="T10">ה' קול</text:span><text:span text:style-name="T4"> </text:span><text:span text:style-name="T10">יהודה</text:span><text:span text:style-name="T1">. </text:span><text:span text:style-name="T2">(</text:span><text:span text:style-name="T8">עצמות</text:span><text:span text:style-name="T5"> </text:span><text:span text:style-name="T8">כל</text:span><text:span text:style-name="T5"> </text:span><text:span text:style-name="T8">השבטים</text:span><text:span text:style-name="T5"> </text:span><text:span text:style-name="T8">יצאו</text:span><text:span text:style-name="T5"> </text:span><text:span text:style-name="T8">ממצרים</text:span><text:span text:style-name="T5"> </text:span><text:span text:style-name="T8">ונשאום</text:span><text:span text:style-name="T5"> </text:span><text:span text:style-name="T8">בניהם</text:span><text:span text:style-name="T5"> </text:span><text:span text:style-name="T8">במדבר, וזהו</text:span><text:span text:style-name="T5"> </text:span><text:span text:style-name="T8">שאמר</text:span><text:span text:style-name="T5"> </text:span><text:span text:style-name="T8">יוסף</text:span><text:span text:style-name="T5"> </text:span><text:span text:style-name="T8">לאחיו: (שמות</text:span><text:span text:style-name="T5"> </text:span><text:span text:style-name="T8">יג,יט) '</text:span><text:span text:style-name="T11">והעליתם</text:span><text:span text:style-name="T5"> </text:span><text:span text:style-name="T11">עצמותי</text:span><text:span text:style-name="T5"> </text:span><text:span text:style-name="T11">מזה</text:span><text:span text:style-name="T5"> </text:span><text:span text:style-name="T24">אתכם</text:span><text:span text:style-name="T8">' - עם</text:span><text:span text:style-name="T5"> </text:span><text:span text:style-name="T8">עצמותיכם;</text:span><text:span text:style-name="T2">)</text:span><text:span text:style-name="T1"> עאל</text:span><text:span text:style-name="T4"> </text:span><text:span text:style-name="T1">איבריה</text:span><text:span text:style-name="T4"> </text:span><text:span text:style-name="T1">לשפא</text:span><text:span text:style-name="T4"> </text:span><text:span text:style-name="T2">(</text:span><text:span text:style-name="T8">נכנסו</text:span><text:span text:style-name="T5"> </text:span><text:span text:style-name="T8">עצמותיו</text:span><text:span text:style-name="T5"> </text:span><text:span text:style-name="T8">למקום</text:span><text:span text:style-name="T5"> </text:span><text:span text:style-name="T8">חיבורם</text:span><text:span text:style-name="T5"> </text:span><text:span text:style-name="T8">ששפו</text:span><text:span text:style-name="T5"> </text:span><text:span text:style-name="T8">משם; כמו</text:span><text:span text:style-name="T5"> </text:span><text:span text:style-name="T8">'דשף</text:span><text:span text:style-name="T5"> </text:span><text:span text:style-name="T8">מדוכתיה' (חולין</text:span><text:span text:style-name="T5"> </text:span><text:span text:style-name="T8">דף</text:span><text:span text:style-name="T5"> </text:span><text:span text:style-name="T8">מב: נד:) 'לשפא' אישלויי"ש</text:span><text:span text:style-name="T5"> </text:span><text:span text:style-name="T8">דור'</text:span><text:span text:style-name="T2">)</text:span><text:span text:style-name="T1">. </text:span></text:p>
      <text:p text:style-name="P10"><text:span text:style-name="T1">לא</text:span><text:span text:style-name="T4"> </text:span><text:span text:style-name="T1">הוה</text:span><text:span text:style-name="T4"> </text:span><text:span text:style-name="T1">קא</text:span><text:span text:style-name="T4"> </text:span><text:span text:style-name="T1">מעיילי</text:span><text:span text:style-name="T4"> </text:span><text:span text:style-name="T1">ליה</text:span><text:span text:style-name="T4"> </text:span><text:span text:style-name="T1">למתיבתא</text:span><text:span text:style-name="T4"> </text:span><text:span text:style-name="T1">דרקיע</text:span><text:span text:style-name="T4"> </text:span><text:span text:style-name="T1">- '</text:span><text:span text:style-name="T10">ואל</text:span><text:span text:style-name="T4"> </text:span><text:span text:style-name="T10">עמו</text:span><text:span text:style-name="T4"> </text:span><text:span text:style-name="T10">תביאנו</text:span><text:span text:style-name="T1">'; </text:span></text:p>
      <text:p text:style-name="P10"><text:span text:style-name="T1">לא</text:span><text:span text:style-name="T4"> </text:span><text:span text:style-name="T1">הוה</text:span><text:span text:style-name="T4"> </text:span><text:span text:style-name="T1">קא</text:span><text:span text:style-name="T4"> </text:span><text:span text:style-name="T1">ידע</text:span><text:span text:style-name="T4"> </text:span><text:span text:style-name="T1">למישקל</text:span><text:span text:style-name="T4"> </text:span><text:span text:style-name="T1">ומיטרח</text:span><text:span text:style-name="T4"> </text:span><text:span text:style-name="T2">(</text:span><text:span text:style-name="T8">לישא</text:span><text:span text:style-name="T5"> </text:span><text:span text:style-name="T8">וליתן</text:span><text:span text:style-name="T2">)</text:span><text:span text:style-name="T1"> בשמעתא</text:span><text:span text:style-name="T4"> </text:span><text:span text:style-name="T1">בהדי</text:span><text:span text:style-name="T4"> </text:span><text:span text:style-name="T1">רבנן</text:span><text:span text:style-name="T4"> – </text:span><text:span text:style-name="T1">'</text:span><text:span text:style-name="T10">ידיו</text:span><text:span text:style-name="T4"> </text:span><text:span text:style-name="T10">רב</text:span><text:span text:style-name="T4"> </text:span><text:span text:style-name="T10">לו</text:span><text:span text:style-name="T1">' </text:span><text:span text:style-name="T2">(</text:span><text:span text:style-name="T8">יהי</text:span><text:span text:style-name="T5"> </text:span><text:span text:style-name="T8">בו</text:span><text:span text:style-name="T5"> </text:span><text:span text:style-name="T8">כח</text:span><text:span text:style-name="T5"> </text:span><text:span text:style-name="T8">לריב</text:span><text:span text:style-name="T5"> </text:span><text:span text:style-name="T8">ריבו</text:span><text:span text:style-name="T5"> </text:span><text:span text:style-name="T8">לעצמו</text:span><text:span text:style-name="T5"> </text:span><text:span text:style-name="T8">נגד</text:span><text:span text:style-name="T5"> </text:span><text:span text:style-name="T8">חביריו</text:span><text:span text:style-name="T2">)</text:span><text:span text:style-name="T1">;</text:span></text:p>
      <text:p text:style-name="P10"><text:span text:style-name="T1">לא</text:span><text:span text:style-name="T4"> </text:span><text:span text:style-name="T1">הוה</text:span><text:span text:style-name="T4"> </text:span><text:span text:style-name="T1">ידע</text:span><text:span text:style-name="T4"> </text:span><text:span text:style-name="T1">לפרוקי</text:span><text:span text:style-name="T4"> </text:span><text:span text:style-name="T1">קושיא</text:span><text:span text:style-name="T4"> – </text:span><text:span text:style-name="T1">'</text:span><text:span text:style-name="T10">ועזר</text:span><text:span text:style-name="T4"> </text:span><text:span text:style-name="T10">מצריו</text:span><text:span text:style-name="T4"> </text:span><text:span text:style-name="T10">תהיה</text:span><text:span text:style-name="T1">'. </text:span></text:p>
      <text:p text:style-name="P11"/>
      <text:p text:style-name="P10"><text:span text:style-name="T1">איבעיא</text:span><text:span text:style-name="T4"> </text:span><text:span text:style-name="T1">להו: במיתת</text:span><text:span text:style-name="T4"> </text:span><text:span text:style-name="T1">כולן</text:span><text:span text:style-name="T4"> </text:span><text:span text:style-name="T1">הוא</text:span><text:span text:style-name="T4"> </text:span><text:span text:style-name="T1">חוזר? או</text:span><text:span text:style-name="T4"> </text:span><text:span text:style-name="T1">דלמא</text:span><text:span text:style-name="T4"> </text:span><text:span text:style-name="T1">במיתת</text:span><text:span text:style-name="T4"> </text:span><text:span text:style-name="T1">אחד</text:span><text:span text:style-name="T4"> </text:span><text:span text:style-name="T1">מהן?</text:span></text:p>
      <text:p text:style-name="P10"><text:span text:style-name="T1">תא</text:span><text:span text:style-name="T4"> </text:span><text:span text:style-name="T1">שמע: 'נגמר</text:span><text:span text:style-name="T4"> </text:span><text:span text:style-name="T1">דינו</text:span><text:span text:style-name="T4"> </text:span><text:span text:style-name="T1">בלא</text:span><text:span text:style-name="T4"> </text:span><text:span text:style-name="T1">כהן</text:span><text:span text:style-name="T4"> </text:span><text:span text:style-name="T1">גדול</text:span><text:span text:style-name="T4"> </text:span><text:span text:style-name="T1">- אינו</text:span><text:span text:style-name="T4"> </text:span><text:span text:style-name="T1">יוצא</text:span><text:span text:style-name="T4"> </text:span><text:span text:style-name="T1">משם</text:span><text:span text:style-name="T4"> </text:span><text:span text:style-name="T1">לעולם'; ואם</text:span><text:span text:style-name="T4"> </text:span><text:span text:style-name="T1">איתא</text:span><text:span text:style-name="T4"> </text:span><text:span text:style-name="T1">- ליהדר</text:span><text:span text:style-name="T4"> </text:span><text:span text:style-name="T1">בדהנך</text:span><text:span text:style-name="T4"> </text:span><text:span text:style-name="T2">(</text:span><text:span text:style-name="T8">במיתת</text:span><text:span text:style-name="T5"> </text:span><text:span text:style-name="T8">מרובה</text:span><text:span text:style-name="T5"> </text:span><text:span text:style-name="T8">בבגדים</text:span><text:span text:style-name="T5"> </text:span><text:span text:style-name="T8">או</text:span><text:span text:style-name="T5"> </text:span><text:span text:style-name="T8">בשעבר</text:span><text:span text:style-name="T5"> </text:span><text:span text:style-name="T8">ממשיחותו? אלא</text:span><text:span text:style-name="T5"> </text:span><text:span text:style-name="T8">לאו</text:span><text:span text:style-name="T5"> </text:span><text:span text:style-name="T8">שמע</text:span><text:span text:style-name="T5"> </text:span><text:span text:style-name="T8">מינה</text:span><text:span text:style-name="T5"> </text:span><text:span text:style-name="T8">כולהו</text:span><text:span text:style-name="T2">)</text:span><text:span text:style-name="T1">!</text:span></text:p>
      <text:p text:style-name="P11">בדליכא.</text:p>
      <text:p text:style-name="P11"/>
      <text:p text:style-name="P11"/>
      <text:p text:style-name="P11">משנה:</text:p>
      <text:p text:style-name="P10"><text:span text:style-name="T1">משנגמר</text:span><text:span text:style-name="T4"> </text:span><text:span text:style-name="T1">דינו</text:span><text:span text:style-name="T4"> </text:span><text:span text:style-name="T1">מת</text:span><text:span text:style-name="T4"> </text:span><text:span text:style-name="T1">כהן</text:span><text:span text:style-name="T4"> </text:span><text:span text:style-name="T1">גדול</text:span><text:span text:style-name="T4"> </text:span><text:span text:style-name="T1">- הרי</text:span><text:span text:style-name="T4"> </text:span><text:span text:style-name="T1">זה</text:span><text:span text:style-name="T4"> </text:span><text:span text:style-name="T1">אינו</text:span><text:span text:style-name="T4"> </text:span><text:span text:style-name="T1">גולה</text:span><text:span text:style-name="T4"> </text:span><text:span text:style-name="T2">(</text:span><text:span text:style-name="T8">מפרש</text:span><text:span text:style-name="T5"> </text:span><text:span text:style-name="T8">טעמא</text:span><text:span text:style-name="T5"> </text:span><text:span text:style-name="T8">בגמרא</text:span><text:span text:style-name="T5"> </text:span><text:span text:style-name="T8">מקל</text:span><text:span text:style-name="T5"> </text:span><text:span text:style-name="T8">וחומר</text:span><text:span text:style-name="T2">)</text:span><text:span text:style-name="T1">;</text:span></text:p>
      <text:p text:style-name="P10"><text:span text:style-name="T1">אם</text:span><text:span text:style-name="T4"> </text:span><text:span text:style-name="T1">עד</text:span><text:span text:style-name="T4"> </text:span><text:span text:style-name="T1">שלא</text:span><text:span text:style-name="T4"> </text:span><text:span text:style-name="T1">נגמר</text:span><text:span text:style-name="T4"> </text:span><text:span text:style-name="T1">דינו</text:span><text:span text:style-name="T4"> </text:span><text:span text:style-name="T1">מת</text:span><text:span text:style-name="T4"> </text:span><text:span text:style-name="T1">כהן</text:span><text:span text:style-name="T4"> </text:span><text:span text:style-name="T1">גדול, ומנו</text:span><text:span text:style-name="T4"> </text:span><text:span text:style-name="T1">אחר</text:span><text:span text:style-name="T4"> </text:span><text:span text:style-name="T1">תחתיו, ולאחר</text:span><text:span text:style-name="T4"> </text:span><text:span text:style-name="T1">מכן</text:span><text:span text:style-name="T4"> </text:span><text:span text:style-name="T1">נגמר</text:span><text:span text:style-name="T4"> </text:span><text:span text:style-name="T1">דינו</text:span><text:span text:style-name="T4"> </text:span><text:span text:style-name="T1">- חוזר</text:span><text:span text:style-name="T4"> </text:span><text:span text:style-name="T1">במיתתו</text:span><text:span text:style-name="T4"> </text:span><text:span text:style-name="T1">של</text:span><text:span text:style-name="T4"> </text:span><text:span text:style-name="T1">שני</text:span><text:span text:style-name="T4"> </text:span><text:span text:style-name="T2">(</text:span><text:span text:style-name="T8">יליף</text:span><text:span text:style-name="T5"> </text:span><text:span text:style-name="T8">טעמא</text:span><text:span text:style-name="T5"> </text:span><text:span text:style-name="T8">בגמרא</text:span><text:span text:style-name="T2">)</text:span><text:span text:style-name="T1">;</text:span></text:p>
      <text:p text:style-name="P9"><text:span text:style-name="T67">נגמר</text:span><text:span text:style-name="T69"> </text:span><text:span text:style-name="T67">דינו</text:span><text:span text:style-name="T69"> </text:span><text:span text:style-name="T67">בלא</text:span><text:span text:style-name="T69"> </text:span><text:span text:style-name="T67">כהן</text:span><text:span text:style-name="T69"> </text:span><text:span text:style-name="T67">גדול</text:span><text:span text:style-name="T69"> </text:span><text:span text:style-name="T68">(</text:span><text:span text:style-name="T73">שלא</text:span><text:span text:style-name="T70"> </text:span><text:span text:style-name="T73">מינו</text:span><text:span text:style-name="T70"> </text:span><text:span text:style-name="T73">אחר</text:span><text:span text:style-name="T70"> </text:span><text:span text:style-name="T73">תחתיו</text:span><text:span text:style-name="T70"> </text:span><text:span text:style-name="T73">עד</text:span><text:span text:style-name="T70"> </text:span><text:span text:style-name="T73">שנגמר</text:span><text:span text:style-name="T70"> </text:span><text:span text:style-name="T73">דינו</text:span><text:span text:style-name="T70"> </text:span><text:span text:style-name="T73">של</text:span><text:span text:style-name="T70"> </text:span><text:span text:style-name="T73">זה</text:span><text:span text:style-name="T70"> </text:span><text:span text:style-name="T73">לגלות</text:span><text:span text:style-name="T68">)</text:span><text:span text:style-name="T67">, וההורג</text:span><text:span text:style-name="T69"> </text:span><text:span text:style-name="T67">כהן</text:span><text:span text:style-name="T69"> </text:span><text:span text:style-name="T67">גדול, וכהן</text:span><text:span text:style-name="T69"> </text:span><text:span text:style-name="T67">גדול</text:span><text:span text:style-name="T69"> </text:span><text:span text:style-name="T67">שהרג</text:span><text:span text:style-name="Footnote_20_Symbol"><text:span text:style-name="T4"><text:note text:id="ftn8" text:note-class="footnote"><text:note-citation>8</text:note-citation><text:note-body><text:p text:style-name="P6"><text:span text:style-name="T66"><text:s text:c="3"/></text:span><text:span text:style-name="T43">כהן</text:span><text:span text:style-name="T54"> </text:span><text:span text:style-name="T43">שהרג</text:span><text:span text:style-name="T54"> </text:span><text:span text:style-name="T43">אינו</text:span><text:span text:style-name="T54"> </text:span><text:span text:style-name="T43">נושא</text:span><text:span text:style-name="T54"> </text:span><text:span text:style-name="T43">כפיו; האם</text:span><text:span text:style-name="T54"> </text:span><text:span text:style-name="T43">כהן</text:span><text:span text:style-name="T54"> </text:span><text:span text:style-name="T43">גדול</text:span><text:span text:style-name="T54"> </text:span><text:span text:style-name="T43">שהרג</text:span><text:span text:style-name="T54"> </text:span><text:span text:style-name="T43">נושא</text:span><text:span text:style-name="T54"> </text:span><text:span text:style-name="T43">כפיו? האם</text:span><text:span text:style-name="T54"> </text:span><text:span text:style-name="T43">עוד</text:span><text:span text:style-name="T54"> </text:span><text:span text:style-name="T43">עובד</text:span><text:span text:style-name="T54"> </text:span><text:span text:style-name="T43">כלל?</text:span></text:p></text:note-body></text:note></text:span></text:span><text:span text:style-name="T69"> </text:span><text:span text:style-name="T67">- אינו</text:span><text:span text:style-name="T69"> </text:span><text:span text:style-name="T67">יוצא</text:span><text:span text:style-name="T69"> </text:span><text:span text:style-name="T67">משם</text:span><text:span text:style-name="T69"> </text:span><text:span text:style-name="T67">לעולם; ואינו</text:span><text:span text:style-name="T69"> </text:span><text:span text:style-name="T67">יוצא</text:span><text:span text:style-name="T69"> </text:span><text:span text:style-name="T67">לא</text:span><text:span text:style-name="T69"> </text:span><text:span text:style-name="T67">לעדות</text:span><text:span text:style-name="T69"> </text:span><text:span text:style-name="T67">מצוה</text:span><text:span text:style-name="T69"> </text:span><text:span text:style-name="T67">ולא</text:span><text:span text:style-name="T69"> </text:span><text:span text:style-name="T67">לעדות</text:span><text:span text:style-name="T69"> </text:span><text:span text:style-name="T67">ממון</text:span><text:span text:style-name="T69"> </text:span><text:span text:style-name="T67">ולא</text:span><text:span text:style-name="T69"> </text:span><text:span text:style-name="T67">לעדות</text:span><text:span text:style-name="T69"> </text:span><text:span text:style-name="T67">נפשות; ואפילו</text:span><text:span text:style-name="T69"> </text:span><text:span text:style-name="T67">ישראל</text:span><text:span text:style-name="T69"> </text:span><text:span text:style-name="T67">צריכים</text:span><text:span text:style-name="T69"> </text:span><text:span text:style-name="T67">לו, ואפילו</text:span><text:span text:style-name="T69"> </text:span><text:span text:style-name="T67">שר</text:span><text:span text:style-name="T69"> </text:span><text:span text:style-name="T67">צבא</text:span><text:span text:style-name="T69"> </text:span><text:span text:style-name="T67">ישראל</text:span><text:span text:style-name="T69"> </text:span><text:span text:style-name="T67">כיואב</text:span><text:span text:style-name="T69"> </text:span><text:span text:style-name="T67">בן</text:span><text:span text:style-name="T69"> </text:span><text:span text:style-name="T67">צרויה</text:span><text:span text:style-name="T69"> </text:span><text:span text:style-name="T67">- אינו</text:span><text:span text:style-name="T69"> </text:span><text:span text:style-name="T67">יוצא</text:span><text:span text:style-name="T69"> </text:span><text:span text:style-name="T67">משם</text:span><text:span text:style-name="T69"> </text:span><text:span text:style-name="T67">לעולם, שנאמר</text:span><text:span text:style-name="T69"> </text:span><text:span text:style-name="T68">(</text:span><text:span text:style-name="T73">במדבר</text:span><text:span text:style-name="T70"> </text:span><text:span text:style-name="T73">לה,כה</text:span><text:span text:style-name="T68">)</text:span><text:span text:style-name="T67"> </text:span><text:span text:style-name="T77">[</text:span><text:span text:style-name="T97">והצילו</text:span><text:span text:style-name="T90"> </text:span><text:span text:style-name="T97">העדה</text:span><text:span text:style-name="T90"> </text:span><text:span text:style-name="T97">את</text:span><text:span text:style-name="T90"> </text:span><text:span text:style-name="T97">הרצח</text:span><text:span text:style-name="T90"> </text:span><text:span text:style-name="T97">מיד</text:span><text:span text:style-name="T90"> </text:span><text:span text:style-name="T97">גאל</text:span><text:span text:style-name="T90"> </text:span><text:span text:style-name="T97">הדם</text:span><text:span text:style-name="T90"> </text:span><text:span text:style-name="T97">והשיבו</text:span><text:span text:style-name="T90"> </text:span><text:span text:style-name="T97">אתו</text:span><text:span text:style-name="T90"> </text:span><text:span text:style-name="T97">העדה</text:span><text:span text:style-name="T90"> </text:span><text:span text:style-name="T97">אל</text:span><text:span text:style-name="T90"> </text:span><text:span text:style-name="T97">עיר</text:span><text:span text:style-name="T90"> </text:span><text:span text:style-name="T97">מקלטו]</text:span><text:span text:style-name="T77"> </text:span><text:span text:style-name="T76"><text:s/>אשר</text:span><text:span text:style-name="T69"> </text:span><text:span text:style-name="T76">נס</text:span><text:span text:style-name="T69"> </text:span><text:span text:style-name="T33">שמה</text:span><text:span text:style-name="T69"> </text:span><text:span text:style-name="T97">[וישב</text:span><text:span text:style-name="T90"> </text:span><text:span text:style-name="T97">בה</text:span><text:span text:style-name="T90"> </text:span><text:span text:style-name="T97">עד</text:span><text:span text:style-name="T90"> </text:span><text:span text:style-name="T97">מות</text:span><text:span text:style-name="T90"> </text:span><text:span text:style-name="T97">הכהן</text:span><text:span text:style-name="T90"> </text:span><text:span text:style-name="T97">הגדל</text:span><text:span text:style-name="T90"> </text:span><text:span text:style-name="T97">אשר</text:span><text:span text:style-name="T90"> </text:span><text:span text:style-name="T97">משח</text:span><text:span text:style-name="T90"> </text:span><text:span text:style-name="T97">אתו</text:span><text:span text:style-name="T90"> </text:span><text:span text:style-name="T97">בשמן</text:span><text:span text:style-name="T90"> </text:span><text:span text:style-name="T97">הקדש</text:span><text:span text:style-name="T77">]</text:span><text:span text:style-name="T68"> - </text:span><text:span text:style-name="T67">שם</text:span><text:span text:style-name="T69"> </text:span><text:span text:style-name="T67">תהא</text:span><text:span text:style-name="T69"> </text:span><text:span text:style-name="T67">דירתו, שם</text:span><text:span text:style-name="T69"> </text:span><text:span text:style-name="T67">תהא</text:span><text:span text:style-name="T69"> </text:span><text:span text:style-name="T67">מיתתו, שם</text:span><text:span text:style-name="T69"> </text:span><text:span text:style-name="T67">תהא</text:span><text:span text:style-name="T69"> </text:span><text:span text:style-name="T67">קבורתו;</text:span></text:p>
      <text:p text:style-name="P10"><text:span text:style-name="T1">כשם</text:span><text:span text:style-name="T4"> </text:span><text:span text:style-name="T1">שהעיר</text:span><text:span text:style-name="T4"> </text:span><text:span text:style-name="T1">קולטת</text:span><text:span text:style-name="T4"> </text:span><text:span text:style-name="T1">- כך</text:span><text:span text:style-name="T4"> </text:span><text:span text:style-name="T1">תחומה</text:span><text:span text:style-name="T4"> </text:span><text:span text:style-name="T1">קולט;</text:span></text:p>
      <text:p text:style-name="P10"><text:soft-page-break/><text:span text:style-name="T1">רוצח</text:span><text:span text:style-name="T4"> </text:span><text:span text:style-name="T1">שיצא</text:span><text:span text:style-name="T4"> </text:span><text:span text:style-name="T1">חוץ</text:span><text:span text:style-name="T4"> </text:span><text:span text:style-name="T1">לתחום</text:span><text:span text:style-name="T4"> </text:span><text:span text:style-name="T1">ומצאו</text:span><text:span text:style-name="T4"> </text:span><text:span text:style-name="T1">גואל</text:span><text:span text:style-name="T4"> </text:span><text:span text:style-name="T1">הדם: רבי</text:span><text:span text:style-name="T4"> </text:span><text:span text:style-name="T1">יוסי</text:span><text:span text:style-name="T4"> </text:span><text:span text:style-name="T1">הגלילי</text:span><text:span text:style-name="T4"> </text:span><text:span text:style-name="T1">אומר: מצוה</text:span><text:span text:style-name="T4"> </text:span><text:span text:style-name="T1">ביד</text:span><text:span text:style-name="T4"> </text:span><text:span text:style-name="T1">גואל</text:span><text:span text:style-name="T4"> </text:span><text:span text:style-name="T1">הדם</text:span><text:span text:style-name="T4"> </text:span><text:span text:style-name="T1">ורשות</text:span><text:span text:style-name="T4"> </text:span><text:span text:style-name="T1">ביד</text:span><text:span text:style-name="T4"> </text:span><text:span text:style-name="T1">כל</text:span><text:span text:style-name="T4"> </text:span><text:span text:style-name="T1">אדם; רבי</text:span><text:span text:style-name="T4"> </text:span><text:span text:style-name="T1">עקיבא</text:span><text:span text:style-name="T4"> </text:span><text:span text:style-name="T1">אומר: רשות</text:span><text:span text:style-name="T4"> </text:span><text:span text:style-name="T1">ביד</text:span><text:span text:style-name="T4"> </text:span><text:span text:style-name="T1">גואל</text:span><text:span text:style-name="T4"> </text:span><text:span text:style-name="T1">הדם, וכל</text:span><text:span text:style-name="T4"> </text:span><text:span text:style-name="T1">אדם</text:span><text:span text:style-name="T4"> </text:span><text:span text:style-name="T1">[אין] חייבין</text:span><text:span text:style-name="T4"> </text:span><text:span text:style-name="T1">עליו.</text:span></text:p>
      <text:p text:style-name="P11"/>
      <text:p text:style-name="P11">גמרא:</text:p>
      <text:p text:style-name="P10"><text:span text:style-name="T2">[משנגמר</text:span><text:span text:style-name="T5"> </text:span><text:span text:style-name="T2">דינו</text:span><text:span text:style-name="T5"> </text:span><text:span text:style-name="T2">מת</text:span><text:span text:style-name="T5"> </text:span><text:span text:style-name="T2">כהן</text:span><text:span text:style-name="T5"> </text:span><text:span text:style-name="T2">גדול</text:span><text:span text:style-name="T5"> </text:span><text:span text:style-name="T2">- הרי</text:span><text:span text:style-name="T5"> </text:span><text:span text:style-name="T2">זה</text:span><text:span text:style-name="T5"> </text:span><text:span text:style-name="T2">אינו</text:span><text:span text:style-name="T5"> </text:span><text:span text:style-name="T2">גולה]</text:span><text:span text:style-name="T1"> </text:span></text:p>
      <text:p text:style-name="P10"><text:span text:style-name="T1">מאי</text:span><text:span text:style-name="T4"> </text:span><text:span text:style-name="T1">טעמא?</text:span></text:p>
      <text:p text:style-name="P10"><text:span text:style-name="T1">אמר</text:span><text:span text:style-name="T4"> </text:span><text:span text:style-name="T1">אביי: קל</text:span><text:span text:style-name="T4"> </text:span><text:span text:style-name="T1">וחומר: ומה</text:span><text:span text:style-name="T4"> </text:span><text:span text:style-name="T1">מי</text:span><text:span text:style-name="T4"> </text:span><text:span text:style-name="T1">שגלה</text:span><text:span text:style-name="T4"> </text:span><text:span text:style-name="T1">כבר</text:span><text:span text:style-name="T4"> </text:span><text:span text:style-name="T1">יצא</text:span><text:span text:style-name="T4"> </text:span><text:span text:style-name="T1">עכשיו</text:span><text:span text:style-name="T4"> </text:span><text:span text:style-name="T1">- מי</text:span><text:span text:style-name="T4"> </text:span><text:span text:style-name="T1">שלא</text:span><text:span text:style-name="T4"> </text:span><text:span text:style-name="T1">גלה</text:span><text:span text:style-name="T4"> </text:span><text:span text:style-name="T1">אינו</text:span><text:span text:style-name="T4"> </text:span><text:span text:style-name="T1">דין</text:span><text:span text:style-name="T4"> </text:span><text:span text:style-name="T1">שלא</text:span><text:span text:style-name="T4"> </text:span><text:span text:style-name="T1">יגלה!</text:span></text:p>
      <text:p text:style-name="P10"><text:span text:style-name="T1">ודלמא</text:span><text:span text:style-name="T4"> </text:span><text:span text:style-name="T1">האי</text:span><text:span text:style-name="T4"> </text:span><text:span text:style-name="T1">דגלה</text:span><text:span text:style-name="T4"> </text:span><text:span text:style-name="T1">איכפר</text:span><text:span text:style-name="T4"> </text:span><text:span text:style-name="T1">ליה, האי</text:span><text:span text:style-name="T4"> </text:span><text:span text:style-name="T1">דלא</text:span><text:span text:style-name="T4"> </text:span><text:span text:style-name="T1">גלה</text:span><text:span text:style-name="T4"> </text:span><text:span text:style-name="T1">לא?!</text:span></text:p>
      <text:p text:style-name="P10"><text:span text:style-name="T1">מידי</text:span><text:span text:style-name="T4"> </text:span><text:span text:style-name="T1">גלות</text:span><text:span text:style-name="T4"> </text:span><text:span text:style-name="T1">קא</text:span><text:span text:style-name="T4"> </text:span><text:span text:style-name="T1">מכפרא? מיתת</text:span><text:span text:style-name="T4"> </text:span><text:span text:style-name="T1">כהן</text:span><text:span text:style-name="T4"> </text:span><text:span text:style-name="T1">הוא</text:span><text:span text:style-name="T4"> </text:span><text:span text:style-name="T1">דמכפרא!</text:span><text:span text:style-name="T8"> </text:span></text:p>
      <text:p text:style-name="P15"><text:span text:style-name="T7">תוספות</text:span><text:span text:style-name="T4"> </text:span><text:span text:style-name="T7">ד"ה</text:span><text:span text:style-name="T4"> </text:span><text:span text:style-name="T7">מידי</text:span><text:span text:style-name="T4"> </text:span><text:span text:style-name="T7">גלות</text:span><text:span text:style-name="T4"> </text:span><text:span text:style-name="T7">קא</text:span><text:span text:style-name="T4"> </text:span><text:span text:style-name="T7">מכפרא. תימה: אין</text:span><text:span text:style-name="T4"> </text:span><text:span text:style-name="T7">הכי</text:span><text:span text:style-name="T4"> </text:span><text:span text:style-name="T7">נמי: מדאמר</text:span><text:span text:style-name="T4"> </text:span><text:span text:style-name="T7">בריש</text:span><text:span text:style-name="T4"> </text:span><text:span text:style-name="T7">מכילתין</text:span><text:span text:style-name="T4"> </text:span><text:span text:style-name="T7">(דף</text:span><text:span text:style-name="T4"> </text:span><text:span text:style-name="T7">ב:) 'הם</text:span><text:span text:style-name="T4"> </text:span><text:span text:style-name="T7">שלא</text:span><text:span text:style-name="T4"> </text:span><text:span text:style-name="T7">עשו</text:span><text:span text:style-name="T4"> </text:span><text:span text:style-name="T7">מעשה</text:span><text:span text:style-name="T4"> </text:span><text:span text:style-name="T7">לגלו</text:span><text:span text:style-name="T4"> </text:span><text:span text:style-name="T7">כי</text:span><text:span text:style-name="T4"> </text:span><text:span text:style-name="T7">היכי</text:span><text:span text:style-name="T4"> </text:span><text:span text:style-name="T7">דתהוי</text:span><text:span text:style-name="T4"> </text:span><text:span text:style-name="T7">להו</text:span><text:span text:style-name="T4"> </text:span><text:span text:style-name="T7">כפרה' - אלמא</text:span><text:span text:style-name="T4"> </text:span><text:span text:style-name="T7">גלות</text:span><text:span text:style-name="T4"> </text:span><text:span text:style-name="T7">מכפרת!<text:tab/>וי"ל</text:span><text:span text:style-name="T4"> </text:span><text:span text:style-name="T7">דהכא</text:span><text:span text:style-name="T4"> </text:span><text:span text:style-name="T7">'כפרה' - לפטרו</text:span><text:span text:style-name="T4"> </text:span><text:span text:style-name="T7">מגלות</text:span><text:span text:style-name="T4"> </text:span><text:span text:style-name="T7">קאמר, דהא</text:span><text:span text:style-name="T4"> </text:span><text:span text:style-name="T7">בעי</text:span><text:span text:style-name="T4"> </text:span><text:span text:style-name="T7">למילף</text:span><text:span text:style-name="T4"> </text:span><text:span text:style-name="T7">דמי</text:span><text:span text:style-name="T4"> </text:span><text:span text:style-name="T7">שלא</text:span><text:span text:style-name="T4"> </text:span><text:span text:style-name="T7">גלה</text:span><text:span text:style-name="T4"> </text:span><text:span text:style-name="T7">עדיין, דמיתת</text:span><text:span text:style-name="T4"> </text:span><text:span text:style-name="T7">כהן</text:span><text:span text:style-name="T4"> </text:span><text:span text:style-name="T7">גדול</text:span><text:span text:style-name="T4"> </text:span><text:span text:style-name="T7">תועיל</text:span><text:span text:style-name="T4"> </text:span><text:span text:style-name="T7">לפטרו</text:span><text:span text:style-name="T4"> </text:span><text:span text:style-name="T7">מגלות</text:span><text:span text:style-name="T4"> </text:span><text:span text:style-name="T7">מקל</text:span><text:span text:style-name="T4"> </text:span><text:span text:style-name="T7">וחומר; הלכך</text:span><text:span text:style-name="T4"> </text:span><text:span text:style-name="T7">שפיר</text:span><text:span text:style-name="T4"> </text:span><text:span text:style-name="T7">משני</text:span><text:span text:style-name="T4"> </text:span><text:span text:style-name="T7">'מידי</text:span><text:span text:style-name="T4"> </text:span><text:span text:style-name="T7">גלות</text:span><text:span text:style-name="T4"> </text:span><text:span text:style-name="T7">מכפרת? מיתת</text:span><text:span text:style-name="T4"> </text:span><text:span text:style-name="T7">כהן</text:span><text:span text:style-name="T4"> </text:span><text:span text:style-name="T7">גדול</text:span><text:span text:style-name="T4"> </text:span><text:span text:style-name="T7">מכפרת!' פירוש</text:span><text:span text:style-name="T4"> </text:span><text:span text:style-name="T26">מיפטרא</text:span><text:span text:style-name="T30"> </text:span><text:span text:style-name="T26">מגלות</text:span><text:span text:style-name="T4"> </text:span><text:span text:style-name="T7">שהרי</text:span><text:span text:style-name="T4"> </text:span><text:span text:style-name="T7">אפילו</text:span><text:span text:style-name="T4"> </text:span><text:span text:style-name="T7">לא</text:span><text:span text:style-name="T4"> </text:span><text:span text:style-name="T7">גלה</text:span><text:span text:style-name="T4"> </text:span><text:span text:style-name="T7">אלא</text:span><text:span text:style-name="T4"> </text:span><text:span text:style-name="T7">יום</text:span><text:span text:style-name="T4"> </text:span><text:span text:style-name="T7">אחד</text:span><text:span text:style-name="T4"> </text:span><text:span text:style-name="T7">ומת</text:span><text:span text:style-name="T4"> </text:span><text:span text:style-name="T7">הכ"ג</text:span><text:span text:style-name="T4"> </text:span><text:span text:style-name="T7">- הוא</text:span><text:span text:style-name="T4"> </text:span><text:span text:style-name="T7">חוזר, ואילו</text:span><text:span text:style-name="T4"> </text:span><text:span text:style-name="T7">לא</text:span><text:span text:style-name="T4"> </text:span><text:span text:style-name="T7">מת</text:span><text:span text:style-name="T4"> </text:span><text:span text:style-name="T7">הכהן</text:span><text:span text:style-name="T4"> </text:span><text:span text:style-name="T7">- אפילו</text:span><text:span text:style-name="T4"> </text:span><text:span text:style-name="T7">שהה</text:span><text:span text:style-name="T4"> </text:span><text:span text:style-name="T7">שם</text:span><text:span text:style-name="T4"> </text:span><text:span text:style-name="T7">זמן</text:span><text:span text:style-name="T4"> </text:span><text:span text:style-name="T7">מרובה</text:span><text:span text:style-name="T4"> </text:span><text:span text:style-name="T7">- אינו</text:span><text:span text:style-name="T4"> </text:span><text:span text:style-name="T7">יוצא; על</text:span><text:span text:style-name="T4"> </text:span><text:span text:style-name="T7">כרחך</text:span><text:span text:style-name="T4"> </text:span><text:span text:style-name="T7">כפרה</text:span><text:span text:style-name="T4"> </text:span><text:span text:style-name="T7">זו</text:span><text:span text:style-name="T4"> </text:span><text:span text:style-name="T7">- במיתת</text:span><text:span text:style-name="T4"> </text:span><text:span text:style-name="T7">כהן</text:span><text:span text:style-name="T4"> </text:span><text:span text:style-name="T7">תלויה, כדפירשתי; כן</text:span><text:span text:style-name="T4"> </text:span><text:span text:style-name="T7">נראה</text:span><text:span text:style-name="T4"> </text:span><text:span text:style-name="T7">למשי"ח. </text:span></text:p>
      <text:p text:style-name="P11"/>
      <text:p text:style-name="P10"><text:span text:style-name="T1">אם</text:span><text:span text:style-name="T4"> </text:span><text:span text:style-name="T1">עד</text:span><text:span text:style-name="T4"> </text:span><text:span text:style-name="T1">שלא</text:span><text:span text:style-name="T4"> </text:span><text:span text:style-name="T1">נגמר</text:span><text:span text:style-name="T4"> </text:span><text:span text:style-name="T1">דינו</text:span><text:span text:style-name="T4"> </text:span><text:span text:style-name="T1">וכו' </text:span><text:span text:style-name="T2">[מת</text:span><text:span text:style-name="T5"> </text:span><text:span text:style-name="T2">כהן</text:span><text:span text:style-name="T5"> </text:span><text:span text:style-name="T2">גדול, ומנו</text:span><text:span text:style-name="T5"> </text:span><text:span text:style-name="T2">אחר</text:span><text:span text:style-name="T5"> </text:span><text:span text:style-name="T2">תחתיו, ולאחר</text:span><text:span text:style-name="T5"> </text:span><text:span text:style-name="T2">מכן</text:span><text:span text:style-name="T5"> </text:span><text:span text:style-name="T2">נגמר</text:span><text:span text:style-name="T5"> </text:span><text:span text:style-name="T2">דינו</text:span><text:span text:style-name="T5"> </text:span><text:span text:style-name="T2">- חוזר</text:span><text:span text:style-name="T5"> </text:span><text:span text:style-name="T2">במיתתו</text:span><text:span text:style-name="T5"> </text:span><text:span text:style-name="T2">של</text:span><text:span text:style-name="T5"> </text:span><text:span text:style-name="T2">שני]</text:span><text:span text:style-name="T1">: <text:s text:c="2"/></text:span></text:p>
      <text:p text:style-name="P10"><text:span text:style-name="T1">מנא</text:span><text:span text:style-name="T4"> </text:span><text:span text:style-name="T1">הני</text:span><text:span text:style-name="T4"> </text:span><text:span text:style-name="T1">מילי?</text:span></text:p>
      <text:p text:style-name="P10"><text:span text:style-name="T1">אמר</text:span><text:span text:style-name="T4"> </text:span><text:span text:style-name="T1">רב</text:span><text:span text:style-name="T4"> </text:span><text:span text:style-name="T1">כהנא: דאמר</text:span><text:span text:style-name="T4"> </text:span><text:span text:style-name="T1">קרא: </text:span><text:span text:style-name="T2">(</text:span><text:span text:style-name="T8">במדבר</text:span><text:span text:style-name="T5"> </text:span><text:span text:style-name="T8">לה,כה</text:span><text:span text:style-name="T2">)</text:span><text:span text:style-name="T1">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נס</text:span><text:span text:style-name="T89"> </text:span><text:span text:style-name="T94">שמה]</text:span><text:span text:style-name="T10"> וישב</text:span><text:span text:style-name="T4"> </text:span><text:span text:style-name="T10">בה</text:span><text:span text:style-name="T4"> </text:span><text:span text:style-name="T10">עד</text:span><text:span text:style-name="T4"> </text:span><text:span text:style-name="T10">מות</text:span><text:span text:style-name="T4"> </text:span><text:span text:style-name="T10">הכהן</text:span><text:span text:style-name="T4"> </text:span><text:span text:style-name="T10">הגדול</text:span><text:span text:style-name="T4"> </text:span><text:span text:style-name="T10">אשר</text:span><text:span text:style-name="T4"> </text:span><text:span text:style-name="T10">משח</text:span><text:span text:style-name="T4"> </text:span><text:span text:style-name="T10">אותו</text:span><text:span text:style-name="T4"> </text:span><text:span text:style-name="T10">בשמן</text:span><text:span text:style-name="T4"> </text:span><text:span text:style-name="T10">הקדש</text:span><text:span text:style-name="T1">; - וכי</text:span><text:span text:style-name="T4"> </text:span><text:span text:style-name="T1">הוא</text:span><text:span text:style-name="T4"> </text:span><text:span text:style-name="T1">מושחו? אלא</text:span><text:span text:style-name="T4"> </text:span><text:span text:style-name="T1">זה</text:span><text:span text:style-name="T4"> </text:span><text:span text:style-name="T1">שנמשח</text:span><text:span text:style-name="T4"> </text:span><text:span text:style-name="T1">בימיו</text:span><text:span text:style-name="T4"> </text:span><text:span text:style-name="T2">(</text:span><text:span text:style-name="T8">משנעשה</text:span><text:span text:style-name="T5"> </text:span><text:span text:style-name="T8">זה</text:span><text:span text:style-name="T5"> </text:span><text:span text:style-name="T8">רוצח</text:span><text:span text:style-name="T2">)</text:span><text:span text:style-name="T1">.</text:span></text:p>
      <text:p text:style-name="P10"><text:span text:style-name="T1">מאי</text:span><text:span text:style-name="T4"> </text:span><text:span text:style-name="T1">הוה</text:span><text:span text:style-name="T4"> </text:span><text:span text:style-name="T1">ליה</text:span><text:span text:style-name="T4"> </text:span><text:span text:style-name="T2">(</text:span><text:span text:style-name="T8">להאי</text:span><text:span text:style-name="T5"> </text:span><text:span text:style-name="T8">כהן</text:span><text:span text:style-name="T2">)</text:span><text:span text:style-name="T1"> למעבד</text:span><text:span text:style-name="T4"> </text:span><text:span text:style-name="T2">(</text:span><text:span text:style-name="T8">מאחר</text:span><text:span text:style-name="T5"> </text:span><text:span text:style-name="T8">שעדיין</text:span><text:span text:style-name="T5"> </text:span><text:span text:style-name="T8">לא</text:span><text:span text:style-name="T5"> </text:span><text:span text:style-name="T8">היה</text:span><text:span text:style-name="T5"> </text:span><text:span text:style-name="T8">כהן</text:span><text:span text:style-name="T5"> </text:span><text:span text:style-name="T8">גדול</text:span><text:span text:style-name="T5"> </text:span><text:span text:style-name="T8">כשהרג</text:span><text:span text:style-name="T5"> </text:span><text:span text:style-name="T8">זה? למה</text:span><text:span text:style-name="T5"> </text:span><text:span text:style-name="T8">הוא</text:span><text:span text:style-name="T5"> </text:span><text:span text:style-name="T8">נענש</text:span><text:span text:style-name="T2">)</text:span><text:span text:style-name="T1">?</text:span></text:p>
      <text:p text:style-name="P10"><text:span text:style-name="T1">היה</text:span><text:span text:style-name="T4"> </text:span><text:span text:style-name="T1">לו</text:span><text:span text:style-name="T4"> </text:span><text:span text:style-name="T1">לבקש</text:span><text:span text:style-name="T4"> </text:span><text:span text:style-name="T1">רחמים</text:span><text:span text:style-name="T4"> </text:span><text:span text:style-name="T1">שיגמור</text:span><text:span text:style-name="T4"> </text:span><text:span text:style-name="T1">דינו</text:span><text:span text:style-name="T4"> </text:span><text:span text:style-name="T1">לזכות</text:span><text:span text:style-name="T4"> </text:span><text:span text:style-name="T1">ולא</text:span><text:span text:style-name="T4"> </text:span><text:span text:style-name="T1">ביקש.</text:span></text:p>
      <text:p text:style-name="P11"/>
      <text:p text:style-name="P10"><text:span text:style-name="T1">אמר</text:span><text:span text:style-name="T4"> </text:span><text:span text:style-name="T1">אביי: נקטינן: נגמר</text:span><text:span text:style-name="T4"> </text:span><text:span text:style-name="T1">דינו</text:span><text:span text:style-name="T4"> </text:span><text:span text:style-name="T1">ומת</text:span><text:span text:style-name="T4"> </text:span><text:span text:style-name="T1">- מוליכין</text:span><text:span text:style-name="T4"> </text:span><text:span text:style-name="T1">את</text:span><text:span text:style-name="T4"> </text:span><text:span text:style-name="T1">עצמותיו</text:span><text:span text:style-name="T4"> </text:span><text:span text:style-name="T1">לשם</text:span><text:span text:style-name="T4"> </text:span><text:span text:style-name="T1">דכתיב</text:span><text:span text:style-name="T4"> </text:span><text:span text:style-name="T8">(במדבר</text:span><text:span text:style-name="T5"> </text:span><text:span text:style-name="T8">לה,לב)</text:span><text:span text:style-name="T1"> </text:span><text:span text:style-name="T11">[</text:span><text:span text:style-name="T94">ולא</text:span><text:span text:style-name="T89"> </text:span><text:span text:style-name="T94">תקחו</text:span><text:span text:style-name="T89"> </text:span><text:span text:style-name="T94">כפר</text:span><text:span text:style-name="T89"> </text:span><text:span text:style-name="T94">לנוס</text:span><text:span text:style-name="T89"> </text:span><text:span text:style-name="T94">אל</text:span><text:span text:style-name="T89"> </text:span><text:span text:style-name="T94">עיר</text:span><text:span text:style-name="T89"> </text:span><text:span text:style-name="T94">מקלטו</text:span><text:span text:style-name="T11">]</text:span><text:span text:style-name="T10"> לשוב</text:span><text:span text:style-name="T4"> </text:span><text:span text:style-name="T10">לשבת</text:span><text:span text:style-name="T4"> </text:span><text:span text:style-name="T10">בארץ</text:span><text:span text:style-name="T4"> </text:span><text:span text:style-name="T10">עד</text:span><text:span text:style-name="T4"> </text:span><text:span text:style-name="T10">מות</text:span><text:span text:style-name="T4"> </text:span><text:span text:style-name="T10">הכהן</text:span><text:span text:style-name="T1">; ואיזהו</text:span><text:span text:style-name="T4"> </text:span><text:span text:style-name="T1">ישיבה</text:span><text:span text:style-name="T4"> </text:span><text:span text:style-name="T1">שהיא</text:span><text:span text:style-name="T4"> </text:span><text:span text:style-name="T1">'בארץ'? הוי</text:span><text:span text:style-name="T4"> </text:span><text:span text:style-name="T1">אומר</text:span><text:span text:style-name="T4"> </text:span><text:span text:style-name="T1">זו</text:span><text:span text:style-name="T4"> </text:span><text:span text:style-name="T1">קבורה</text:span><text:span text:style-name="T4"> </text:span><text:span text:style-name="T2">(</text:span><text:span text:style-name="T8">'</text:span><text:span text:style-name="T11">לשבת</text:span><text:span text:style-name="T5"> </text:span><text:span text:style-name="T11">בארץ</text:span><text:span text:style-name="T8">' = בתוך</text:span><text:span text:style-name="T5"> </text:span><text:span text:style-name="T8">הקרקע</text:span><text:span text:style-name="T2">)</text:span><text:span text:style-name="T1">. </text:span></text:p>
      <text:p text:style-name="P11"/>
      <text:p text:style-name="P10"><text:span text:style-name="T1">תנא: מת</text:span><text:span text:style-name="T4"> </text:span><text:span text:style-name="T1">קודם</text:span><text:span text:style-name="T4"> </text:span><text:span text:style-name="T1">שמת</text:span><text:span text:style-name="T4"> </text:span><text:span text:style-name="T1">כהן</text:span><text:span text:style-name="T4"> </text:span><text:span text:style-name="T1">גדול</text:span><text:span text:style-name="T4"> </text:span><text:span text:style-name="T2">(</text:span><text:span text:style-name="T8">רוצח</text:span><text:span text:style-name="T5"> </text:span><text:span text:style-name="T8">בערי</text:span><text:span text:style-name="T5"> </text:span><text:span text:style-name="T8">מקלט</text:span><text:span text:style-name="T5"> </text:span><text:span text:style-name="T8">ומת</text:span><text:span text:style-name="T5"> </text:span><text:span text:style-name="T8">כהן</text:span><text:span text:style-name="T5"> </text:span><text:span text:style-name="T8">גדול</text:span><text:span text:style-name="T5"> </text:span><text:span text:style-name="T8">אחר</text:span><text:span text:style-name="T5"> </text:span><text:span text:style-name="T8">זמן</text:span><text:span text:style-name="T2">)</text:span><text:span text:style-name="T1"> - <text:s/>מוליכין</text:span><text:span text:style-name="T4"> </text:span><text:span text:style-name="T1">עצמותיו</text:span><text:span text:style-name="T4"> </text:span><text:span text:style-name="T1">על</text:span><text:span text:style-name="T4"> </text:span><text:span text:style-name="T1">קברי</text:span><text:span text:style-name="T4"> </text:span><text:span text:style-name="T1">אבותיו, דכתיב: </text:span><text:span text:style-name="T2">(</text:span><text:span text:style-name="T8">במדבר</text:span><text:span text:style-name="T5"> </text:span><text:span text:style-name="T8">לה,כח</text:span><text:span text:style-name="T2">)</text:span><text:span text:style-name="T1"> </text:span><text:span text:style-name="T11">[</text:span><text:span text:style-name="T94">כי</text:span><text:span text:style-name="T89"> </text:span><text:span text:style-name="T94">בעיר</text:span><text:span text:style-name="T89"> </text:span><text:span text:style-name="T94">מקלטו</text:span><text:span text:style-name="T89"> </text:span><text:span text:style-name="T94">ישב</text:span><text:span text:style-name="T89"> </text:span><text:span text:style-name="T94">עד</text:span><text:span text:style-name="T89"> </text:span><text:span text:style-name="T94">מות</text:span><text:span text:style-name="T89"> </text:span><text:span text:style-name="T94">הכהן</text:span><text:span text:style-name="T89"> </text:span><text:span text:style-name="T94">הגדל; ואחרי</text:span><text:span text:style-name="T89"> </text:span><text:span text:style-name="T94">מות</text:span><text:span text:style-name="T89"> </text:span><text:span text:style-name="T94">הכהן</text:span><text:span text:style-name="T89"> </text:span><text:span text:style-name="T94">הגדל</text:span><text:span text:style-name="T11">]</text:span><text:span text:style-name="T10"> ישוב</text:span><text:span text:style-name="T4"> </text:span><text:span text:style-name="T10">הרוצח</text:span><text:span text:style-name="T4"> </text:span><text:span text:style-name="T10">אל</text:span><text:span text:style-name="T4"> </text:span><text:span text:style-name="T10">ארץ</text:span><text:span text:style-name="T4"> </text:span><text:span text:style-name="T10">אחוזתו</text:span><text:span text:style-name="T1">; איזהו</text:span><text:span text:style-name="T4"> </text:span><text:span text:style-name="T1">ישיבה</text:span><text:span text:style-name="T4"> </text:span><text:span text:style-name="T1">שהיא</text:span><text:span text:style-name="T4"> </text:span><text:span text:style-name="T1">'בארץ</text:span><text:span text:style-name="T4"> </text:span><text:span text:style-name="T1">אחוזתו'? <text:s/>- הוי</text:span><text:span text:style-name="T4"> </text:span><text:span text:style-name="T1">אומר</text:span><text:span text:style-name="T4"> </text:span><text:span text:style-name="T1">זו</text:span><text:span text:style-name="T4"> </text:span><text:span text:style-name="T1">קבורה.</text:span></text:p>
      <text:p text:style-name="P11"/>
      <text:p text:style-name="P10"><text:span text:style-name="T1">נגמר</text:span><text:span text:style-name="T4"> </text:span><text:span text:style-name="T1">דינו</text:span><text:span text:style-name="T4"> </text:span><text:span text:style-name="T1">ונעשה</text:span><text:span text:style-name="T4"> </text:span><text:span text:style-name="T1">כהן</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text:span><text:span text:style-name="T4"> </text:span><text:span text:style-name="T2">(</text:span><text:span text:style-name="T8">יצא</text:span><text:span text:style-name="T5"> </text:span><text:span text:style-name="T8">עליו</text:span><text:span text:style-name="T5"> </text:span><text:span text:style-name="T8">עדות</text:span><text:span text:style-name="T5"> </text:span><text:span text:style-name="T8">שהוא</text:span><text:span text:style-name="T5"> </text:span><text:span text:style-name="T8">חלל</text:span><text:span text:style-name="T2">)</text:span><text:span text:style-name="T1">: פליגי</text:span><text:span text:style-name="T4"> </text:span><text:span text:style-name="T1">בה</text:span><text:span text:style-name="T4"> </text:span><text:span text:style-name="T1">רבי</text:span><text:span text:style-name="T4"> </text:span><text:span text:style-name="T1">אמי</text:span><text:span text:style-name="T4"> </text:span><text:span text:style-name="T1">ורבי</text:span><text:span text:style-name="T4"> </text:span><text:span text:style-name="T1">יצחק</text:span><text:span text:style-name="T4"> </text:span><text:span text:style-name="T1">נפחא: חד</text:span><text:span text:style-name="T4"> </text:span><text:span text:style-name="T1">אומר: מתה</text:span><text:span text:style-name="T4"> </text:span><text:span text:style-name="T1">כהונה</text:span><text:span text:style-name="T4"> </text:span><text:span text:style-name="T2">(</text:span><text:span text:style-name="T8">הרי</text:span><text:span text:style-name="T5"> </text:span><text:span text:style-name="T8">הוא</text:span><text:span text:style-name="T5"> </text:span><text:span text:style-name="T8">כמת</text:span><text:span text:style-name="T5"> </text:span><text:span text:style-name="T8">ואין</text:span><text:span text:style-name="T5"> </text:span><text:span text:style-name="T8">הרוצח</text:span><text:span text:style-name="T5"> </text:span><text:span text:style-name="T8">גולה</text:span><text:span text:style-name="T2">)</text:span><text:span text:style-name="T1">, וחד</text:span><text:span text:style-name="T4"> </text:span><text:span text:style-name="T1">אומר: בטלה</text:span><text:span text:style-name="T4"> </text:span><text:span text:style-name="T1">כהונה</text:span><text:span text:style-name="T4"> </text:span><text:span text:style-name="T2">(</text:span><text:span text:style-name="T8">איגלאי</text:span><text:span text:style-name="T5"> </text:span><text:span text:style-name="T8">מילתא</text:span><text:span text:style-name="T5"> </text:span><text:span text:style-name="T8">למפרע</text:span><text:span text:style-name="T5"> </text:span><text:span text:style-name="T8">שלא</text:span><text:span text:style-name="T5"> </text:span><text:span text:style-name="T8">היה</text:span><text:span text:style-name="T5"> </text:span><text:span text:style-name="T8">כהן</text:span><text:span text:style-name="T5"> </text:span><text:span text:style-name="T8">גדול, והוה</text:span><text:span text:style-name="T5"> </text:span><text:span text:style-name="T8">ליה</text:span><text:span text:style-name="T5"> </text:span><text:span text:style-name="T8">האי</text:span><text:span text:style-name="T5"> </text:span><text:span text:style-name="T8">רוצח</text:span><text:span text:style-name="T5"> </text:span><text:span text:style-name="T8">'נגמר</text:span><text:span text:style-name="T5"> </text:span><text:span text:style-name="T8">דינו</text:span><text:span text:style-name="T5"> </text:span><text:span text:style-name="T8">בלא</text:span><text:span text:style-name="T5"> </text:span><text:span text:style-name="T8">כהן</text:span><text:span text:style-name="T5"> </text:span><text:span text:style-name="T8">גדול', ואינו</text:span><text:span text:style-name="T5"> </text:span><text:span text:style-name="T8">חוזר</text:span><text:span text:style-name="T5"> </text:span><text:span text:style-name="T8">לעולם</text:span><text:span text:style-name="T2">)</text:span><text:span text:style-name="T1">. </text:span></text:p>
      <text:p text:style-name="P10"><text:span text:style-name="T1">לימא</text:span><text:span text:style-name="T4"> </text:span><text:span text:style-name="T1">בפלוגתא</text:span><text:span text:style-name="T4"> </text:span><text:span text:style-name="T1">דרבי</text:span><text:span text:style-name="T4"> </text:span><text:span text:style-name="T1">אליעזר</text:span><text:span text:style-name="T4"> </text:span><text:span text:style-name="T1">ורבי</text:span><text:span text:style-name="T4"> </text:span><text:span text:style-name="T1">יהושע</text:span><text:span text:style-name="T4"> </text:span><text:span text:style-name="T1">קא</text:span><text:span text:style-name="T4"> </text:span><text:span text:style-name="T1">מיפלגי, דתנן</text:span><text:span text:style-name="T4"> </text:span><text:span text:style-name="T8">[תרומות</text:span><text:span text:style-name="T5"> </text:span><text:span text:style-name="T8">פ"ח</text:span><text:span text:style-name="T5"> </text:span><text:span text:style-name="T8">מ"א]</text:span><text:span text:style-name="T1">: 'היה</text:span><text:span text:style-name="T4"> </text:span><text:span text:style-name="T1">עומד</text:span><text:span text:style-name="T4"> </text:span><text:span text:style-name="T1">ומקריב</text:span><text:span text:style-name="T4"> </text:span><text:span text:style-name="T1">על</text:span><text:span text:style-name="T4"> </text:span><text:span text:style-name="T1">גבי</text:span><text:span text:style-name="T4"> </text:span><text:span text:style-name="T1">המזבח</text:span><text:span text:style-name="T4"> </text:span><text:span text:style-name="T1">ונודע</text:span><text:span text:style-name="T4"> </text:span><text:span text:style-name="T1">שהוא</text:span><text:span text:style-name="T4"> </text:span><text:span text:style-name="T1">בן</text:span><text:span text:style-name="T4"> </text:span><text:span text:style-name="T1">גרושה</text:span><text:span text:style-name="T4"> </text:span><text:span text:style-name="T1">או</text:span><text:span text:style-name="T4"> </text:span><text:span text:style-name="T1">בן</text:span><text:span text:style-name="T4"> </text:span><text:span text:style-name="T1">חלוצה: רבי</text:span><text:span text:style-name="T4"> </text:span><text:span text:style-name="T1">אליעזר</text:span><text:span text:style-name="T4"> </text:span><text:span text:style-name="T1">אומר: כל</text:span><text:span text:style-name="T4"> </text:span><text:span text:style-name="T1">קרבנות</text:span><text:span text:style-name="T4"> </text:span><text:span text:style-name="T1">שהקריב</text:span><text:span text:style-name="T4"> – </text:span><text:span text:style-name="T1">פסולין! ורבי</text:span><text:span text:style-name="T4"> </text:span><text:span text:style-name="T1">יהושע</text:span><text:span text:style-name="T4"> </text:span><text:span text:style-name="T1">מכשיר': מאן</text:span><text:span text:style-name="T4"> </text:span><text:span text:style-name="T1">דאמר</text:span><text:span text:style-name="T4"> </text:span><text:span text:style-name="T1">מתה</text:span><text:span text:style-name="T4"> </text:span><text:span text:style-name="T1">- כרבי</text:span><text:span text:style-name="T4"> </text:span><text:span text:style-name="T1">יהושע, ומאן</text:span><text:span text:style-name="T4"> </text:span><text:span text:style-name="T1">דאמר</text:span><text:span text:style-name="T4"> </text:span><text:span text:style-name="T1">'בטלה' כרבי</text:span><text:span text:style-name="T4"> </text:span><text:span text:style-name="T1">אליעזר!?</text:span></text:p>
      <text:p text:style-name="P11"/>
      <text:p text:style-name="P10"><text:span text:style-name="T1">(מכות</text:span><text:span text:style-name="T4"> </text:span><text:span text:style-name="T1">יב,א)</text:span></text:p>
      <text:p text:style-name="P10"><text:span text:style-name="T1">אליבא</text:span><text:span text:style-name="T4"> </text:span><text:span text:style-name="T1">דרבי</text:span><text:span text:style-name="T4"> </text:span><text:span text:style-name="T1">אליעזר</text:span><text:span text:style-name="T4"> </text:span><text:span text:style-name="T1">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2">(</text:span><text:span text:style-name="T8">כלומר: מאן</text:span><text:span text:style-name="T5"> </text:span><text:span text:style-name="T8">דאמר</text:span><text:span text:style-name="T5"> </text:span><text:span text:style-name="T8">'מתה' - ודאי</text:span><text:span text:style-name="T5"> </text:span><text:span text:style-name="T8">כרבי</text:span><text:span text:style-name="T5"> </text:span><text:span text:style-name="T8">יהושע</text:span><text:span text:style-name="T5"> </text:span><text:span text:style-name="T8">אמר, ולא</text:span><text:span text:style-name="T5"> </text:span><text:span text:style-name="T8">כרבי</text:span><text:span text:style-name="T5"> </text:span><text:span text:style-name="T8">אליעזר: דאליבא</text:span><text:span text:style-name="T5"> </text:span><text:span text:style-name="T8">דרבי</text:span><text:span text:style-name="T5"> </text:span><text:span text:style-name="T8">אליעזר</text:span><text:span text:style-name="T5"> </text:span><text:span text:style-name="T8">- ליכא</text:span><text:span text:style-name="T5"> </text:span><text:span text:style-name="T8">למאן</text:span><text:span text:style-name="T5"> </text:span><text:span text:style-name="T8">דאמר</text:span><text:span text:style-name="T5"> </text:span><text:span text:style-name="T8">'מתה', כיון</text:span><text:span text:style-name="T5"> </text:span><text:span text:style-name="T8">דלגבי</text:span><text:span text:style-name="T5"> </text:span><text:span text:style-name="T8">עבודותיו</text:span><text:span text:style-name="T5"> </text:span><text:span text:style-name="T8">אמר</text:span><text:span text:style-name="T5"> </text:span><text:span text:style-name="T8">'פסולות' למפרע</text:span><text:span text:style-name="T5"> </text:span><text:span text:style-name="T8">- ודאי</text:span><text:span text:style-name="T5"> </text:span><text:span text:style-name="T8">אין</text:span><text:span text:style-name="T5"> </text:span><text:span text:style-name="T8">זה</text:span><text:span text:style-name="T5"> </text:span><text:span text:style-name="T8">כהן</text:span><text:span text:style-name="T2">)</text:span><text:span text:style-name="T1">; כי</text:span><text:span text:style-name="T4"> </text:span><text:span text:style-name="T1">פליגי</text:span><text:span text:style-name="T4"> </text:span><text:span text:style-name="T1">אליבא</text:span><text:span text:style-name="T4"> </text:span><text:span text:style-name="T1">דרבי</text:span><text:span text:style-name="T4"> </text:span><text:span text:style-name="T1">יהושע</text:span><text:span text:style-name="T4"> </text:span><text:span text:style-name="T2">(</text:span><text:span text:style-name="T8">כלומר: אין</text:span><text:span text:style-name="T5"> </text:span><text:span text:style-name="T8">אנו</text:span><text:span text:style-name="T5"> </text:span><text:span text:style-name="T8">צריכין</text:span><text:span text:style-name="T5"> </text:span><text:span text:style-name="T8">לומר</text:span><text:span text:style-name="T5"> </text:span><text:span text:style-name="T8">'מאן</text:span><text:span text:style-name="T5"> </text:span><text:span text:style-name="T8">דאמר</text:span><text:span text:style-name="T5"> </text:span><text:span text:style-name="T8">'בטלה' כרבי</text:span><text:span text:style-name="T5"> </text:span><text:span text:style-name="T8">אליעזר</text:span><text:span text:style-name="T5"> </text:span><text:span text:style-name="T8">ולא</text:span><text:span text:style-name="T5"> </text:span><text:span text:style-name="T8">כרבי</text:span><text:span text:style-name="T5"> </text:span><text:span text:style-name="T8">יהושע', דאליבא</text:span><text:span text:style-name="T5"> </text:span><text:span text:style-name="T8">דרבי</text:span><text:span text:style-name="T5"> </text:span><text:span text:style-name="T8">יהושע</text:span><text:span text:style-name="T5"> </text:span><text:span text:style-name="T8">איכא</text:span><text:span text:style-name="T5"> </text:span><text:span text:style-name="T8">למימר</text:span><text:span text:style-name="T5"> </text:span><text:span text:style-name="T8">דפליגי</text:span><text:span text:style-name="T2">)</text:span><text:span text:style-name="T1">: מאן</text:span><text:span text:style-name="T4"> </text:span><text:span text:style-name="T1">דאמר</text:span><text:span text:style-name="T4"> </text:span><text:span text:style-name="T1">מתה</text:span><text:span text:style-name="T4"> </text:span><text:span text:style-name="T1">- כרבי</text:span><text:span text:style-name="T4"> </text:span><text:span text:style-name="T1">יהושע, ומאן</text:span><text:span text:style-name="T4"> </text:span><text:span text:style-name="T1">דאמר</text:span><text:span text:style-name="T4"> </text:span><text:span text:style-name="T1">בטלה: עד</text:span><text:span text:style-name="T4"> </text:span><text:span text:style-name="T1">כאן</text:span><text:span text:style-name="T4"> </text:span><text:span text:style-name="T1">לא</text:span><text:span text:style-name="T4"> </text:span><text:span text:style-name="T1">קאמר</text:span><text:span text:style-name="T4"> </text:span><text:span text:style-name="T1">רבי</text:span><text:span text:style-name="T4"> </text:span><text:span text:style-name="T1">יהושע</text:span><text:span text:style-name="T4"> </text:span><text:span text:style-name="T1">התם, דכתיב</text:span><text:span text:style-name="T4"> </text:span><text:span text:style-name="T8">(דברים</text:span><text:span text:style-name="T5"> </text:span><text:span text:style-name="T8">לג,יא)</text:span><text:span text:style-name="T1"> </text:span><text:span text:style-name="T10">ברך</text:span><text:span text:style-name="T4"> </text:span><text:span text:style-name="T10">ה' חילו</text:span><text:span text:style-name="T4"> </text:span><text:span text:style-name="T10">ופועל</text:span><text:span text:style-name="T4"> </text:span><text:span text:style-name="T10">ידיו</text:span><text:span text:style-name="T4"> </text:span><text:span text:style-name="T10">תרצה</text:span><text:span text:style-name="T4"> </text:span><text:span text:style-name="T11">[מחץ</text:span><text:span text:style-name="T5"> </text:span><text:span text:style-name="T11">מתנים</text:span><text:span text:style-name="T5"> </text:span><text:span text:style-name="T11">קמיו</text:span><text:span text:style-name="T5"> </text:span><text:span text:style-name="T11">ומשנאיו</text:span><text:span text:style-name="T5"> </text:span><text:span text:style-name="T11">מן</text:span><text:span text:style-name="T5"> </text:span><text:span text:style-name="T11">יקומון]</text:span><text:span text:style-name="T1"> - אפילו</text:span><text:span text:style-name="T4"> </text:span><text:span text:style-name="T1">חללין</text:span><text:span text:style-name="T4"> </text:span><text:span text:style-name="T41">[רמז</text:span><text:span text:style-name="T52"> </text:span><text:span text:style-name="T41">במלה</text:span><text:span text:style-name="T52"> </text:span><text:soft-page-break/><text:span text:style-name="T41">'</text:span><text:span text:style-name="T48">חילו</text:span><text:span text:style-name="T41">']</text:span><text:span text:style-name="T1"> שבו</text:span><text:span text:style-name="T4"> </text:span><text:span text:style-name="T2">(</text:span><text:span text:style-name="T8">'</text:span><text:span text:style-name="T24">פועל</text:span><text:span text:style-name="T31"> </text:span><text:span text:style-name="T24">ידיו</text:span><text:span text:style-name="T5"> </text:span><text:span text:style-name="T11">תרצה</text:span><text:span text:style-name="T8">' - עבודותיו</text:span><text:span text:style-name="T5"> </text:span><text:span text:style-name="T8">כשירות, אבל</text:span><text:span text:style-name="T5"> </text:span><text:span text:style-name="T8">לענין</text:span><text:span text:style-name="T5"> </text:span><text:span text:style-name="T8">שאר</text:span><text:span text:style-name="T5"> </text:span><text:span text:style-name="T8">דבריו</text:span><text:span text:style-name="T5"> </text:span><text:span text:style-name="T8">אינו</text:span><text:span text:style-name="T5"> </text:span><text:span text:style-name="T8">כהן</text:span><text:span text:style-name="T2">)</text:span><text:span text:style-name="T1">; אבל</text:span><text:span text:style-name="T4"> </text:span><text:span text:style-name="T1">הכא</text:span><text:span text:style-name="T4"> </text:span><text:span text:style-name="T1">- אפילו</text:span><text:span text:style-name="T4"> </text:span><text:span text:style-name="T1">רבי</text:span><text:span text:style-name="T4"> </text:span><text:span text:style-name="T1">יהושע</text:span><text:span text:style-name="T4"> </text:span><text:span text:style-name="T1">מודה</text:span><text:span text:style-name="T4"> </text:span><text:span text:style-name="T41">[שבטלה</text:span><text:span text:style-name="T52"> </text:span><text:span text:style-name="T41">כהונה</text:span><text:span text:style-name="T52"> </text:span><text:span text:style-name="T41">ואינו</text:span><text:span text:style-name="T52"> </text:span><text:span text:style-name="T41">יוצא</text:span><text:span text:style-name="T52"> </text:span><text:span text:style-name="T41">משם</text:span><text:span text:style-name="T52"> </text:span><text:span text:style-name="T41">לעולם]</text:span><text:span text:style-name="T1">.</text:span></text:p>
      <text:p text:style-name="P17"><text:s/></text:p>
      <text:p text:style-name="P10"><text:span text:style-name="T1">נגמר</text:span><text:span text:style-name="T4"> </text:span><text:span text:style-name="T1">דינו</text:span><text:span text:style-name="T4"> </text:span><text:span text:style-name="T2">[בלא</text:span><text:span text:style-name="T5"> </text:span><text:span text:style-name="T2">כהן</text:span><text:span text:style-name="T5"> </text:span><text:span text:style-name="T2">גדול</text:span><text:span text:style-name="T5"> </text:span><text:span text:style-name="T2">וההורג</text:span><text:span text:style-name="T5"> </text:span><text:span text:style-name="T2">כהן</text:span><text:span text:style-name="T5"> </text:span><text:span text:style-name="T2">גדול</text:span><text:span text:style-name="T5"> </text:span><text:span text:style-name="T2">וכהן</text:span><text:span text:style-name="T5"> </text:span><text:span text:style-name="T2">גדול</text:span><text:span text:style-name="T5"> </text:span><text:span text:style-name="T2">שהרג</text:span><text:span text:style-name="T5"> </text:span><text:span text:style-name="T2">- אינו</text:span><text:span text:style-name="T5"> </text:span><text:span text:style-name="T2">יוצא</text:span><text:span text:style-name="T5"> </text:span><text:span text:style-name="T2">משם</text:span><text:span text:style-name="T5"> </text:span><text:span text:style-name="T2">לעולם; ואינו</text:span><text:span text:style-name="T5"> </text:span><text:span text:style-name="T2">יוצא</text:span><text:span text:style-name="T5"> </text:span><text:span text:style-name="T2">לא</text:span><text:span text:style-name="T5"> </text:span><text:span text:style-name="T2">לעדות</text:span><text:span text:style-name="T5"> </text:span><text:span text:style-name="T2">מצוה</text:span><text:span text:style-name="T5"> </text:span><text:span text:style-name="T2">ולא</text:span><text:span text:style-name="T5"> </text:span><text:span text:style-name="T2">לעדות</text:span><text:span text:style-name="T5"> </text:span><text:span text:style-name="T2">ממון</text:span><text:span text:style-name="T5"> </text:span><text:span text:style-name="T2">ולא</text:span><text:span text:style-name="T5"> </text:span><text:span text:style-name="T2">לעדות</text:span><text:span text:style-name="T5"> </text:span><text:span text:style-name="T2">נפשות; ואפילו</text:span><text:span text:style-name="T5"> </text:span><text:span text:style-name="T2">ישראל</text:span><text:span text:style-name="T5"> </text:span><text:span text:style-name="T2">צריכים</text:span><text:span text:style-name="T5"> </text:span><text:span text:style-name="T2">לו, ואפילו</text:span><text:span text:style-name="T5"> </text:span><text:span text:style-name="T2">שר</text:span><text:span text:style-name="T5"> </text:span><text:span text:style-name="T2">צבא</text:span><text:span text:style-name="T5"> </text:span><text:span text:style-name="T2">ישראל</text:span><text:span text:style-name="T5"> </text:span><text:span text:style-name="T29">כיואב</text:span><text:span text:style-name="T31"> </text:span><text:span text:style-name="T29">בן</text:span><text:span text:style-name="T31"> </text:span><text:span text:style-name="T29">צרויה</text:span><text:span text:style-name="T5"> </text:span><text:span text:style-name="T2">- אינו</text:span><text:span text:style-name="T5"> </text:span><text:span text:style-name="T2">יוצא</text:span><text:span text:style-name="T5"> </text:span><text:span text:style-name="T2">משם</text:span><text:span text:style-name="T5"> </text:span><text:span text:style-name="T2">לעולם, שנאמר</text:span><text:span text:style-name="T5"> </text:span><text:span text:style-name="T3">(</text:span><text:span text:style-name="T9">במדבר</text:span><text:span text:style-name="T6"> </text:span><text:span text:style-name="T9">לה,כה</text:span><text:span text:style-name="T3">)</text:span><text:span text:style-name="T2">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11"> <text:s/>אשר</text:span><text:span text:style-name="T5"> </text:span><text:span text:style-name="T11">נס</text:span><text:span text:style-name="T5"> </text:span><text:span text:style-name="T24">שמה</text:span><text:span text:style-name="T5"> </text:span><text:span text:style-name="T94">[וישב</text:span><text:span text:style-name="T89"> </text:span><text:span text:style-name="T94">בה</text:span><text:span text:style-name="T89">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1">]</text:span><text:span text:style-name="T2"> - שם</text:span><text:span text:style-name="T5"> </text:span><text:span text:style-name="T2">תהא</text:span><text:span text:style-name="T5"> </text:span><text:span text:style-name="T2">דירתו, שם</text:span><text:span text:style-name="T5"> </text:span><text:span text:style-name="T2">תהא</text:span><text:span text:style-name="T5"> </text:span><text:span text:style-name="T2">מיתתו, שם</text:span><text:span text:style-name="T5"> </text:span><text:span text:style-name="T2">תהא</text:span><text:span text:style-name="T5"> </text:span><text:span text:style-name="T2">קבורתו]</text:span><text:span text:style-name="T1">: <text:s/></text:span></text:p>
      <text:p text:style-name="P10"><text:span text:style-name="T1">אמר</text:span><text:span text:style-name="T4"> </text:span><text:span text:style-name="T1">רב</text:span><text:span text:style-name="T4"> </text:span><text:span text:style-name="T1">יהודה</text:span><text:span text:style-name="T4"> </text:span><text:span text:style-name="T1">אמר</text:span><text:span text:style-name="T4"> </text:span><text:span text:style-name="T1">רב: שתי</text:span><text:span text:style-name="T4"> </text:span><text:span text:style-name="T1">טעיות</text:span><text:span text:style-name="T4"> </text:span><text:span text:style-name="T1">טעה</text:span><text:span text:style-name="T4"> </text:span><text:span text:style-name="T1">יואב</text:span><text:span text:style-name="T4"> </text:span><text:span text:style-name="T1">באותה</text:span><text:span text:style-name="T4"> </text:span><text:span text:style-name="T1">שעה, דכתיב</text:span><text:span text:style-name="T4"> </text:span><text:span text:style-name="T8">(מלכים</text:span><text:span text:style-name="T5"> </text:span><text:span text:style-name="T8">א</text:span><text:span text:style-name="T5"> </text:span><text:span text:style-name="T8">ב,כח)</text:span><text:span text:style-name="T1"> </text:span><text:span text:style-name="T11">[והשמעה</text:span><text:span text:style-name="T5"> </text:span><text:span text:style-name="T11">באה</text:span><text:span text:style-name="T5"> </text:span><text:span text:style-name="T11">עד</text:span><text:span text:style-name="T5"> </text:span><text:span text:style-name="T11">יואב</text:span><text:span text:style-name="T5"> </text:span><text:span text:style-name="T11">כי</text:span><text:span text:style-name="T5"> </text:span><text:span text:style-name="T11">יואב</text:span><text:span text:style-name="T5"> </text:span><text:span text:style-name="T11">נטה</text:span><text:span text:style-name="T5"> </text:span><text:span text:style-name="T11">אחרי</text:span><text:span text:style-name="T5"> </text:span><text:span text:style-name="T11">אדניה</text:span><text:span text:style-name="T5"> </text:span><text:span text:style-name="T11">ואחרי</text:span><text:span text:style-name="T5"> </text:span><text:span text:style-name="T11">אבשלום</text:span><text:span text:style-name="T5"> </text:span><text:span text:style-name="T11">לא</text:span><text:span text:style-name="T5"> </text:span><text:span text:style-name="T11">נטה]</text:span><text:span text:style-name="T10"> וינס</text:span><text:span text:style-name="T4"> </text:span><text:span text:style-name="T10">יואב</text:span><text:span text:style-name="T4"> </text:span><text:span text:style-name="T10">אל</text:span><text:span text:style-name="T4"> </text:span><text:span text:style-name="T10">אהל</text:span><text:span text:style-name="T4"> </text:span><text:span text:style-name="T10">ה' ויחזק</text:span><text:span text:style-name="T4"> </text:span><text:span text:style-name="T10">בקרנות</text:span><text:span text:style-name="T4"> </text:span><text:span text:style-name="T10">המזבח</text:span><text:span text:style-name="T1">: טעה</text:span><text:span text:style-name="T4"> </text:span><text:span text:style-name="T1">שאינו</text:span><text:span text:style-name="T4"> </text:span><text:span text:style-name="T1">קולט</text:span><text:span text:style-name="T4"> </text:span><text:span text:style-name="T1">אלא</text:span><text:span text:style-name="T4"> </text:span><text:span text:style-name="T1">גגו</text:span><text:span text:style-name="T4"> </text:span><text:span text:style-name="T1">והוא</text:span><text:span text:style-name="T4"> </text:span><text:span text:style-name="T1">תפס</text:span><text:span text:style-name="T4"> </text:span><text:span text:style-name="T1">בקרנותיו, טעה</text:span><text:span text:style-name="T4"> </text:span><text:span text:style-name="T1">שאינו</text:span><text:span text:style-name="T4"> </text:span><text:span text:style-name="T1">קולט</text:span><text:span text:style-name="T4"> </text:span><text:span text:style-name="T1">אלא</text:span><text:span text:style-name="T4"> </text:span><text:span text:style-name="T1">מזבח</text:span><text:span text:style-name="T4"> </text:span><text:span text:style-name="T1">בית</text:span><text:span text:style-name="T4"> </text:span><text:span text:style-name="T1">עולמים</text:span><text:span text:style-name="T4"> </text:span><text:span text:style-name="T2">(</text:span><text:span text:style-name="T8">דכתיב</text:span><text:span text:style-name="T5"> </text:span><text:span text:style-name="T8">'</text:span><text:span text:style-name="T11">מזבחי</text:span><text:span text:style-name="T8">': המיוחד</text:span><text:span text:style-name="T5"> </text:span><text:span text:style-name="T8">לי</text:span><text:span text:style-name="T2">)</text:span><text:span text:style-name="T1">, והוא</text:span><text:span text:style-name="T4"> </text:span><text:span text:style-name="T1">תפס</text:span><text:span text:style-name="T4"> </text:span><text:span text:style-name="T1">מזבח</text:span><text:span text:style-name="T4"> </text:span><text:span text:style-name="T1">של</text:span><text:span text:style-name="T4"> </text:span><text:span text:style-name="T1">שילה</text:span><text:span text:style-name="T4"> </text:span><text:span text:style-name="T2">(</text:span><text:span text:style-name="T8">בדרשא</text:span><text:span text:style-name="T5"> </text:span><text:span text:style-name="T8">ד'</text:span><text:span text:style-name="T11">מעם</text:span><text:span text:style-name="T5"> </text:span><text:span text:style-name="T11">מזבחי</text:span><text:span text:style-name="T5"> </text:span><text:span text:style-name="T11">תקחנו</text:span><text:span text:style-name="T8">' ולא</text:span><text:span text:style-name="T5"> </text:span><text:span text:style-name="T8">'מעל</text:span><text:span text:style-name="T5"> </text:span><text:span text:style-name="T8">מזבחי', וכסבור</text:span><text:span text:style-name="T5"> </text:span><text:span text:style-name="T8">דהיינו</text:span><text:span text:style-name="T5"> </text:span><text:span text:style-name="T8">'</text:span><text:span text:style-name="T11">מעל</text:span><text:span text:style-name="T5"> </text:span><text:span text:style-name="T11">מזבחי</text:span><text:span text:style-name="T8">'</text:span><text:span text:style-name="T2">)</text:span><text:span text:style-name="T1">.</text:span></text:p>
      <text:p text:style-name="P10"><text:span text:style-name="T2">(</text:span><text:span text:style-name="T8">הכי</text:span><text:span text:style-name="T5"> </text:span><text:span text:style-name="T8">גרסינן: והוא</text:span><text:span text:style-name="T5"> </text:span><text:span text:style-name="T8">תפס</text:span><text:span text:style-name="T5"> </text:span><text:span text:style-name="T8">במזבח</text:span><text:span text:style-name="T5"> </text:span><text:span text:style-name="T8">של</text:span><text:span text:style-name="T5"> </text:span><text:span text:style-name="T8">במה</text:span><text:span text:style-name="T5"> </text:span><text:span text:style-name="T8">שעשה</text:span><text:span text:style-name="T5"> </text:span><text:span text:style-name="T8">דוד</text:span><text:span text:style-name="T5"> </text:span><text:span text:style-name="T8">לפני</text:span><text:span text:style-name="T5"> </text:span><text:span text:style-name="T8">הארון</text:span><text:span text:style-name="T5"> </text:span><text:span text:style-name="T8">שהיה</text:span><text:span text:style-name="T5"> </text:span><text:span text:style-name="T8">באהל</text:span><text:span text:style-name="T5"> </text:span><text:span text:style-name="T8">אשר</text:span><text:span text:style-name="T5"> </text:span><text:span text:style-name="T8">נטה</text:span><text:span text:style-name="T5"> </text:span><text:span text:style-name="T8">לו</text:span><text:span text:style-name="T5"> </text:span><text:span text:style-name="T8">דוד</text:span><text:span text:style-name="T5"> </text:span><text:span text:style-name="T8">בעיר</text:span><text:span text:style-name="T5"> </text:span><text:span text:style-name="T8">דוד, כדכתיב</text:span><text:span text:style-name="T5"> </text:span><text:span text:style-name="T8">'</text:span><text:span text:style-name="T11">וינס</text:span><text:span text:style-name="T5"> </text:span><text:span text:style-name="T11">יואב</text:span><text:span text:style-name="T5"> </text:span><text:span text:style-name="T11">אל</text:span><text:span text:style-name="T5"> </text:span><text:span text:style-name="T11">אהל</text:span><text:span text:style-name="T5"> </text:span><text:span text:style-name="T11">ה'</text:span><text:span text:style-name="T8">', ומצינו</text:span><text:span text:style-name="T5"> </text:span><text:span text:style-name="T8">בדברי</text:span><text:span text:style-name="T5"> </text:span><text:span text:style-name="T8">הימים</text:span><text:span text:style-name="T5"> </text:span><text:span text:style-name="T8">שעשה</text:span><text:span text:style-name="T5"> </text:span><text:span text:style-name="T8">דוד</text:span><text:span text:style-name="T5"> </text:span><text:span text:style-name="T8">מזבח</text:span><text:span text:style-name="T5"> </text:span><text:span text:style-name="T8">לפניו; ואי</text:span><text:span text:style-name="T5"> </text:span><text:span text:style-name="T8">אפשר</text:span><text:span text:style-name="T5"> </text:span><text:span text:style-name="T8">לומר</text:span><text:span text:style-name="T5"> </text:span><text:span text:style-name="T8">מזבח</text:span><text:span text:style-name="T5"> </text:span><text:span text:style-name="T8">של</text:span><text:span text:style-name="T5"> </text:span><text:span text:style-name="T8">שילה, שהוא</text:span><text:span text:style-name="T5"> </text:span><text:span text:style-name="T42">[יואב]</text:span><text:span text:style-name="T8"> היה</text:span><text:span text:style-name="T5"> </text:span><text:span text:style-name="T8">בימי</text:span><text:span text:style-name="T5"> </text:span><text:span text:style-name="T8">דוד</text:span><text:span text:style-name="T5"> </text:span><text:span text:style-name="T8">ושלמה.</text:span><text:span text:style-name="T2">)</text:span></text:p>
      <text:p text:style-name="P10"><text:span text:style-name="T1">אביי</text:span><text:span text:style-name="T4"> </text:span><text:span text:style-name="T1">אומר: בהא</text:span><text:span text:style-name="T4"> </text:span><text:span text:style-name="T1">נמי</text:span><text:span text:style-name="T4"> </text:span><text:span text:style-name="T1">מיטעא</text:span><text:span text:style-name="T4"> </text:span><text:span text:style-name="T1">טעה: טעה</text:span><text:span text:style-name="T4"> </text:span><text:span text:style-name="T1">שאינו</text:span><text:span text:style-name="T4"> </text:span><text:span text:style-name="T1">קולט</text:span><text:span text:style-name="T4"> </text:span><text:span text:style-name="T1">אלא</text:span><text:span text:style-name="T4"> </text:span><text:span text:style-name="T1">כהן</text:span><text:span text:style-name="T4"> </text:span><text:span text:style-name="T1">ועבודה</text:span><text:span text:style-name="T4"> </text:span><text:span text:style-name="T1">בידו, והוא</text:span><text:span text:style-name="T4"> </text:span><text:span text:style-name="T1">- זר</text:span><text:span text:style-name="T4"> </text:span><text:span text:style-name="T1">היה.</text:span></text:p>
      <text:p text:style-name="P11"/>
      <text:p text:style-name="P10"><text:span text:style-name="T1">אמר</text:span><text:span text:style-name="T4"> </text:span><text:span text:style-name="T1">ריש</text:span><text:span text:style-name="T4"> </text:span><text:span text:style-name="T1">לקיש: שלש</text:span><text:span text:style-name="T4"> </text:span><text:span text:style-name="T1">טעיות</text:span><text:span text:style-name="T4"> </text:span><text:span text:style-name="T1">עתיד</text:span><text:span text:style-name="T4"> </text:span><text:span text:style-name="T1">שרו</text:span><text:span text:style-name="T4"> </text:span><text:span text:style-name="T1">של</text:span><text:span text:style-name="T4"> </text:span><text:span text:style-name="T1">רומי</text:span><text:span text:style-name="T4"> </text:span><text:span text:style-name="T2">(</text:span><text:span text:style-name="T8">= סמאל</text:span><text:span text:style-name="T2">)</text:span><text:span text:style-name="T1"> לטעות, דכתיב</text:span><text:span text:style-name="T4"> </text:span><text:span text:style-name="T8">(ישעיהו</text:span><text:span text:style-name="T5"> </text:span><text:span text:style-name="T8">סג,א)</text:span><text:span text:style-name="T1"> </text:span><text:span text:style-name="T10">מי</text:span><text:span text:style-name="T4"> </text:span><text:span text:style-name="T10">זה</text:span><text:span text:style-name="T4"> </text:span><text:span text:style-name="T10">בא</text:span><text:span text:style-name="T4"> </text:span><text:span text:style-name="T10">מאדום</text:span><text:span text:style-name="T4"> </text:span><text:span text:style-name="T10">חמוץ</text:span><text:span text:style-name="T4"> </text:span><text:span text:style-name="T10">בגדים</text:span><text:span text:style-name="T4"> </text:span><text:span text:style-name="T11">(</text:span><text:span text:style-name="T8">מדמו</text:span><text:span text:style-name="T5"> </text:span><text:span text:style-name="T8">של</text:span><text:span text:style-name="T5"> </text:span><text:span text:style-name="T8">סמאל; ואף</text:span><text:span text:style-name="T5"> </text:span><text:span text:style-name="T8">על</text:span><text:span text:style-name="T5"> </text:span><text:span text:style-name="T8">פי</text:span><text:span text:style-name="T5"> </text:span><text:span text:style-name="T8">שאין</text:span><text:span text:style-name="T5"> </text:span><text:span text:style-name="T8">המלאכים</text:span><text:span text:style-name="T5"> </text:span><text:span text:style-name="T8">בשר</text:span><text:span text:style-name="T5"> </text:span><text:span text:style-name="T8">ודם</text:span><text:span text:style-name="T5"> </text:span><text:span text:style-name="T8">- כתב</text:span><text:span text:style-name="T5"> </text:span><text:span text:style-name="T8">בו</text:span><text:span text:style-name="T5"> </text:span><text:span text:style-name="T8">הכתוב</text:span><text:span text:style-name="T5"> </text:span><text:span text:style-name="T8">כעין</text:span><text:span text:style-name="T5"> </text:span><text:span text:style-name="T8">הריגת</text:span><text:span text:style-name="T5"> </text:span><text:span text:style-name="T8">האדם, לשבר</text:span><text:span text:style-name="T5"> </text:span><text:span text:style-name="T8">את</text:span><text:span text:style-name="T5"> </text:span><text:span text:style-name="T8">האזן</text:span><text:span text:style-name="T5"> </text:span><text:span text:style-name="T8">מה</text:span><text:span text:style-name="T5"> </text:span><text:span text:style-name="T8">שהיא</text:span><text:span text:style-name="T5"> </text:span><text:span text:style-name="T8">יכולה</text:span><text:span text:style-name="T5"> </text:span><text:span text:style-name="T8">לשמוע</text:span><text:span text:style-name="T11">)</text:span><text:span text:style-name="T1"> </text:span><text:span text:style-name="T10">מבצרה</text:span><text:span text:style-name="T4"> </text:span><text:span text:style-name="T11">[זה</text:span><text:span text:style-name="T5"> </text:span><text:span text:style-name="T11">הדור</text:span><text:span text:style-name="T5"> </text:span><text:span text:style-name="T11">בלבושו</text:span><text:span text:style-name="T5"> </text:span><text:span text:style-name="T11">צעה</text:span><text:span text:style-name="T5"> </text:span><text:span text:style-name="T11">ברב</text:span><text:span text:style-name="T5"> </text:span><text:span text:style-name="T11">כחו</text:span><text:span text:style-name="T5"> </text:span><text:span text:style-name="T11">אני</text:span><text:span text:style-name="T5"> </text:span><text:span text:style-name="T11">מדבר</text:span><text:span text:style-name="T5"> </text:span><text:span text:style-name="T11">בצדקה</text:span><text:span text:style-name="T5"> </text:span><text:span text:style-name="T11">רב</text:span><text:span text:style-name="T5"> </text:span><text:span text:style-name="T11">להושיע]</text:span><text:span text:style-name="T1">; טועה</text:span><text:span text:style-name="T4"> </text:span><text:span text:style-name="T1">שאינה</text:span><text:span text:style-name="T4"> </text:span><text:span text:style-name="T1">קולטת</text:span><text:span text:style-name="T4"> </text:span><text:span text:style-name="T1">אלא</text:span><text:span text:style-name="T4"> </text:span><text:span text:style-name="T1">בצר, והוא</text:span><text:span text:style-name="T4"> </text:span><text:span text:style-name="T1">גולה</text:span><text:span text:style-name="T4"> </text:span><text:span text:style-name="T1">לבצרה; טועה</text:span><text:span text:style-name="T4"> </text:span><text:span text:style-name="T1">שאינה</text:span><text:span text:style-name="T4"> </text:span><text:span text:style-name="T1">קולטת</text:span><text:span text:style-name="T4"> </text:span><text:span text:style-name="T1">אלא</text:span><text:span text:style-name="T4"> </text:span><text:span text:style-name="T1">שוגג, והוא</text:span><text:span text:style-name="T4"> </text:span><text:span text:style-name="T1">מזיד</text:span><text:span text:style-name="T4"> </text:span><text:span text:style-name="T1">היה</text:span><text:span text:style-name="T4"> </text:span><text:span text:style-name="T1">טועה</text:span><text:span text:style-name="T4"> </text:span><text:span text:style-name="T1">שאינה</text:span><text:span text:style-name="T4"> </text:span><text:span text:style-name="T1">קולטת</text:span><text:span text:style-name="T4"> </text:span><text:span text:style-name="T1">אלא</text:span><text:span text:style-name="T4"> </text:span><text:span text:style-name="T1">אדם</text:span><text:span text:style-name="T4"> </text:span><text:span text:style-name="T1">והוא</text:span><text:span text:style-name="T4"> </text:span><text:span text:style-name="T1">מלאך</text:span><text:span text:style-name="T4"> </text:span><text:span text:style-name="T1">הוא</text:span><text:span text:style-name="T4"> </text:span><text:span text:style-name="T2">(</text:span><text:span text:style-name="T8">שיברח</text:span><text:span text:style-name="T5"> </text:span><text:span text:style-name="T8">לבצרה: שבתחלה</text:span><text:span text:style-name="T5"> </text:span><text:span text:style-name="T8">יפרע</text:span><text:span text:style-name="T5"> </text:span><text:span text:style-name="T8">ממנו</text:span><text:span text:style-name="T5"> </text:span><text:span text:style-name="T8">כשיגיע</text:span><text:span text:style-name="T5"> </text:span><text:span text:style-name="T8">הקץ</text:span><text:span text:style-name="T5"> </text:span><text:span text:style-name="T8">להֵחָרב, כדכתיב</text:span><text:span text:style-name="T5"> </text:span><text:span text:style-name="T8">(ישעיהו</text:span><text:span text:style-name="T5"> </text:span><text:span text:style-name="T8">כד,כא) '</text:span><text:span text:style-name="T11">יפקוד</text:span><text:span text:style-name="T5"> </text:span><text:span text:style-name="T11">ה' על</text:span><text:span text:style-name="T5"> </text:span><text:span text:style-name="T11">צבא</text:span><text:span text:style-name="T5"> </text:span><text:span text:style-name="T11">המרום</text:span><text:span text:style-name="T5"> </text:span><text:span text:style-name="T11">במרום</text:span><text:span text:style-name="T5"> </text:span><text:span text:style-name="T11">ו</text:span><text:span text:style-name="T9">[אחר</text:span><text:span text:style-name="T6"> </text:span><text:span text:style-name="T9">כך]</text:span><text:span text:style-name="T11">על</text:span><text:span text:style-name="T5"> </text:span><text:span text:style-name="T11">מלכי</text:span><text:span text:style-name="T5"> </text:span><text:span text:style-name="T11">האדמה</text:span><text:span text:style-name="T5"> </text:span><text:span text:style-name="T11">על</text:span><text:span text:style-name="T5"> </text:span><text:span text:style-name="T11">האדמה</text:span><text:span text:style-name="T2">)</text:span><text:span text:style-name="T1">.</text:span></text:p>
      <text:p text:style-name="P17"><text:s/></text:p>
      <text:p text:style-name="P10"><text:span text:style-name="T1">אמר</text:span><text:span text:style-name="T4"> </text:span><text:span text:style-name="T1">רבי</text:span><text:span text:style-name="T4"> </text:span><text:span text:style-name="T1">אבהו: ערי</text:span><text:span text:style-name="T4"> </text:span><text:span text:style-name="T1">מקלט</text:span><text:span text:style-name="T4"> </text:span><text:span text:style-name="T1">לא</text:span><text:span text:style-name="T4"> </text:span><text:span text:style-name="T1">נתנו</text:span><text:span text:style-name="T4"> </text:span><text:span text:style-name="T1">לקבורה</text:span><text:span text:style-name="T4"> </text:span><text:span text:style-name="T2">(</text:span><text:span text:style-name="T8">ללוים</text:span><text:span text:style-name="T5"> </text:span><text:span text:style-name="T8">שהן</text:span><text:span text:style-name="T5"> </text:span><text:span text:style-name="T8">שלהם</text:span><text:span text:style-name="T2">)</text:span><text:span text:style-name="T1">, דכתיב</text:span><text:span text:style-name="T4"> </text:span><text:span text:style-name="T8">(במדבר</text:span><text:span text:style-name="T5"> </text:span><text:span text:style-name="T8">לה,ג) </text:span><text:span text:style-name="T11">[והיו</text:span><text:span text:style-name="T5"> </text:span><text:span text:style-name="T11">הערים</text:span><text:span text:style-name="T5"> </text:span><text:span text:style-name="T11">להם</text:span><text:span text:style-name="T5"> </text:span><text:span text:style-name="T11">לשבת] </text:span><text:span text:style-name="T10"><text:s/>ומגרשיהם</text:span><text:span text:style-name="T4"> </text:span><text:span text:style-name="T10">יהיו</text:span><text:span text:style-name="T4"> </text:span><text:span text:style-name="T10">לבהמתם</text:span><text:span text:style-name="T4"> </text:span><text:span text:style-name="T10">ולרכושם</text:span><text:span text:style-name="T4"> </text:span><text:span text:style-name="T10">ולכל</text:span><text:span text:style-name="T4"> </text:span><text:span text:style-name="T10">חייתם</text:span><text:span text:style-name="T1">: לחיים</text:span><text:span text:style-name="T4"> </text:span><text:span text:style-name="T1">נתנו</text:span><text:span text:style-name="T4"> </text:span><text:span text:style-name="T1">ולא</text:span><text:span text:style-name="T4"> </text:span><text:span text:style-name="T1">לקבורה.</text:span></text:p>
      <text:p text:style-name="P10"><text:span text:style-name="T1">מיתיבי</text:span><text:span text:style-name="T4"> </text:span><text:span text:style-name="T8">[ממשנתנו]</text:span><text:span text:style-name="T1">: '</text:span><text:span text:style-name="T10">שמה</text:span><text:span text:style-name="T1">: שם</text:span><text:span text:style-name="T4"> </text:span><text:span text:style-name="T1">תהא</text:span><text:span text:style-name="T4"> </text:span><text:span text:style-name="T1">דירתו</text:span><text:span text:style-name="T4"> </text:span><text:span text:style-name="T1">שם</text:span><text:span text:style-name="T4"> </text:span><text:span text:style-name="T1">תהא</text:span><text:span text:style-name="T4"> </text:span><text:span text:style-name="T1">מיתתו</text:span><text:span text:style-name="T4"> </text:span><text:span text:style-name="T1">שם</text:span><text:span text:style-name="T4"> </text:span><text:span text:style-name="T1">תהא</text:span><text:span text:style-name="T4"> </text:span><text:span text:style-name="T1">קבורתו'!?</text:span></text:p>
      <text:p text:style-name="P10"><text:span text:style-name="T1">רוצח</text:span><text:span text:style-name="T4"> </text:span><text:span text:style-name="T1">שאני, דגלי</text:span><text:span text:style-name="T4"> </text:span><text:span text:style-name="T1">ביה</text:span><text:span text:style-name="T4"> </text:span><text:span text:style-name="T1">רחמנא.</text:span></text:p>
      <text:p text:style-name="P11"/>
      <text:p text:style-name="P10"><text:span text:style-name="T1">כשם</text:span><text:span text:style-name="T4"> </text:span><text:span text:style-name="T1">שהעיר</text:span><text:span text:style-name="T4"> </text:span><text:span text:style-name="T1">קולטת</text:span><text:span text:style-name="T4"> </text:span><text:span text:style-name="T2">[כך</text:span><text:span text:style-name="T5"> </text:span><text:span text:style-name="T2">תחומה</text:span><text:span text:style-name="T5"> </text:span><text:span text:style-name="T2">קולט]</text:span><text:span text:style-name="T1">: <text:s/></text:span></text:p>
      <text:p text:style-name="P10"><text:span text:style-name="T1">ורמינהו</text:span><text:span text:style-name="T4"> </text:span><text:span text:style-name="T8">[תוספתא</text:span><text:span text:style-name="T5"> </text:span><text:span text:style-name="T8">מכות</text:span><text:span text:style-name="T5"> </text:span><text:span text:style-name="T8">פ"ב</text:span><text:span text:style-name="T5"> </text:span><text:span text:style-name="T8">מ"ב]</text:span><text:span text:style-name="T1">: '</text:span><text:span text:style-name="T2">(</text:span><text:span text:style-name="T8">במדבר</text:span><text:span text:style-name="T5"> </text:span><text:span text:style-name="T8">לה,כה</text:span><text:span text:style-name="T2">) </text:span><text:span text:style-name="T11">[</text:span><text:span text:style-name="T94">והצילו</text:span><text:span text:style-name="T89"> </text:span><text:span text:style-name="T94">העדה</text:span><text:span text:style-name="T89"> </text:span><text:span text:style-name="T94">את</text:span><text:span text:style-name="T89"> </text:span><text:span text:style-name="T94">הרצח</text:span><text:span text:style-name="T89"> </text:span><text:span text:style-name="T94">מיד</text:span><text:span text:style-name="T89"> </text:span><text:span text:style-name="T94">גאל</text:span><text:span text:style-name="T89"> </text:span><text:span text:style-name="T94">הדם</text:span><text:span text:style-name="T89"> </text:span><text:span text:style-name="T94">והשיבו</text:span><text:span text:style-name="T89"> </text:span><text:span text:style-name="T94">אתו</text:span><text:span text:style-name="T89"> </text:span><text:span text:style-name="T94">העדה</text:span><text:span text:style-name="T89"> </text:span><text:span text:style-name="T94">אל</text:span><text:span text:style-name="T89"> </text:span><text:span text:style-name="T94">עיר</text:span><text:span text:style-name="T89"> </text:span><text:span text:style-name="T94">מקלטו</text:span><text:span text:style-name="T5"> <text:s/></text:span><text:span text:style-name="T11">אשר</text:span><text:span text:style-name="T5"> </text:span><text:span text:style-name="T11">נס</text:span><text:span text:style-name="T5"> </text:span><text:span text:style-name="T24">שמה</text:span><text:span text:style-name="T94">]</text:span><text:span text:style-name="T93"> </text:span><text:span text:style-name="T10">וישב</text:span><text:span text:style-name="T4"> </text:span><text:span text:style-name="T10">בה</text:span><text:span text:style-name="T4">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אשר</text:span><text:span text:style-name="T89"> </text:span><text:span text:style-name="T94">משח</text:span><text:span text:style-name="T89"> </text:span><text:span text:style-name="T94">אתו</text:span><text:span text:style-name="T89"> </text:span><text:span text:style-name="T94">בשמן</text:span><text:span text:style-name="T89"> </text:span><text:span text:style-name="T94">הקדש</text:span><text:span text:style-name="T11">]</text:span><text:span text:style-name="T1"> - בה</text:span><text:span text:style-name="T4"> </text:span><text:span text:style-name="T1">ולא</text:span><text:span text:style-name="T4"> </text:span><text:span text:style-name="T1">בתחומה'?!</text:span></text:p>
      <text:p text:style-name="P10"><text:span text:style-name="T1">אמר</text:span><text:span text:style-name="T4"> </text:span><text:span text:style-name="T1">אביי: לא</text:span><text:span text:style-name="T4"> </text:span><text:span text:style-name="T1">קשיא: כאן</text:span><text:span text:style-name="T4"> </text:span><text:span text:style-name="T1">לקלוט</text:span><text:span text:style-name="T4"> </text:span><text:span text:style-name="T1">כאן</text:span><text:span text:style-name="T4"> </text:span><text:span text:style-name="T1">לדור. </text:span></text:p>
      <text:p text:style-name="P10"><text:span text:style-name="T1">'לדור'? תיפוק</text:span><text:span text:style-name="T4"> </text:span><text:span text:style-name="T1">ליה</text:span><text:span text:style-name="T4"> </text:span><text:span text:style-name="T1">ד'אין</text:span><text:span text:style-name="T4"> </text:span><text:span text:style-name="T1">עושין</text:span><text:span text:style-name="T4"> </text:span><text:span text:style-name="T1">שדה</text:span><text:span text:style-name="T4"> </text:span><text:span text:style-name="T2">(</text:span><text:span text:style-name="T8">של</text:span><text:span text:style-name="T5"> </text:span><text:span text:style-name="T8">לוים</text:span><text:span text:style-name="T2">)</text:span><text:span text:style-name="T1"> מגרש</text:span><text:span text:style-name="T4"> </text:span><text:span text:style-name="T2">(</text:span><text:span text:style-name="T8">שנתנו</text:span><text:span text:style-name="T5"> </text:span><text:span text:style-name="T8">ללוים</text:span><text:span text:style-name="T5"> </text:span><text:span text:style-name="T8">אלפים</text:span><text:span text:style-name="T5"> </text:span><text:span text:style-name="T8">אמה</text:span><text:span text:style-name="T5"> </text:span><text:span text:style-name="T8">סביב</text:span><text:span text:style-name="T5"> </text:span><text:span text:style-name="T8">העיר, כדכתיב</text:span><text:span text:style-name="T5"> </text:span><text:span text:style-name="T8">(במדבר</text:span><text:span text:style-name="T5"> </text:span><text:span text:style-name="T8">לה,ה) '</text:span><text:span text:style-name="T11">ומדותם</text:span><text:span text:style-name="T5"> </text:span><text:span text:style-name="T11">מחוץ</text:span><text:span text:style-name="T5"> </text:span><text:span text:style-name="T11">לעיר</text:span><text:span text:style-name="T8">' וכתיב</text:span><text:span text:style-name="T5"> </text:span><text:span text:style-name="T8">[פסוק</text:span><text:span text:style-name="T5"> </text:span><text:span text:style-name="T8">ד] '</text:span><text:span text:style-name="T11">מקיר</text:span><text:span text:style-name="T5"> </text:span><text:span text:style-name="T11">העיר</text:span><text:span text:style-name="T5"> </text:span><text:span text:style-name="T11">וחוצה</text:span><text:span text:style-name="T5"> </text:span><text:span text:style-name="T11">אלף</text:span><text:span text:style-name="T5"> </text:span><text:span text:style-name="T11">אמה</text:span><text:span text:style-name="T5"> </text:span><text:span text:style-name="T9">וגו'</text:span><text:span text:style-name="T8">; הא</text:span><text:span text:style-name="T5"> </text:span><text:span text:style-name="T8">כיצד? - אלף</text:span><text:span text:style-name="T5"> </text:span><text:span text:style-name="T8">אמה</text:span><text:span text:style-name="T5"> </text:span><text:span text:style-name="T8">מגרש</text:span><text:span text:style-name="T5"> </text:span><text:span text:style-name="T8">שאין</text:span><text:span text:style-name="T5"> </text:span><text:span text:style-name="T8">בו</text:span><text:span text:style-name="T5"> </text:span><text:span text:style-name="T8">לא</text:span><text:span text:style-name="T5"> </text:span><text:span text:style-name="T8">בית</text:span><text:span text:style-name="T5"> </text:span><text:span text:style-name="T8">ולא</text:span><text:span text:style-name="T5"> </text:span><text:span text:style-name="T8">שדה, והשאר</text:span><text:span text:style-name="T5"> </text:span><text:span text:style-name="T8">שדות</text:span><text:span text:style-name="T5"> </text:span><text:span text:style-name="T8">וכרמים</text:span><text:span text:style-name="T2">)</text:span><text:span text:style-name="T1"> ולא</text:span><text:span text:style-name="T4"> </text:span><text:span text:style-name="T1">מגרש</text:span><text:span text:style-name="T4"> </text:span><text:span text:style-name="T1">שדה, לא</text:span><text:span text:style-name="T4"> </text:span><text:span text:style-name="T1">מגרש</text:span><text:span text:style-name="T4"> </text:span><text:span text:style-name="T1">עיר</text:span><text:span text:style-name="T4"> </text:span><text:span text:style-name="T1">ולא</text:span><text:span text:style-name="T4"> </text:span><text:span text:style-name="T1">עיר</text:span><text:span text:style-name="T4"> </text:span><text:span text:style-name="T1">מגרש' </text:span><text:span text:style-name="T8">[ערכין</text:span><text:span text:style-name="T5"> </text:span><text:span text:style-name="T8">פ"ט</text:span><text:span text:style-name="T5"> </text:span><text:span text:style-name="T8">מ"ח]</text:span><text:span text:style-name="T1"> </text:span><text:span text:style-name="T2">(</text:span><text:span text:style-name="T8">דאין</text:span><text:span text:style-name="T5"> </text:span><text:span text:style-name="T8">בונין</text:span><text:span text:style-name="T5"> </text:span><text:span text:style-name="T8">בית</text:span><text:span text:style-name="T5"> </text:span><text:span text:style-name="T8">במגרש, דאם</text:span><text:span text:style-name="T5"> </text:span><text:span text:style-name="T8">כן</text:span><text:span text:style-name="T5"> </text:span><text:span text:style-name="T8">הוה</text:span><text:span text:style-name="T5"> </text:span><text:span text:style-name="T8">ליה</text:span><text:span text:style-name="T5"> </text:span><text:span text:style-name="T8">מגרש</text:span><text:span text:style-name="T5"> </text:span><text:span text:style-name="T8">עיר</text:span><text:span text:style-name="T2">)!?</text:span></text:p>
      <text:p text:style-name="P10"><text:span text:style-name="T1">אמר</text:span><text:span text:style-name="T4"> </text:span><text:span text:style-name="T1">רב</text:span><text:span text:style-name="T4"> </text:span><text:span text:style-name="T1">ששת: לא</text:span><text:span text:style-name="T4"> </text:span><text:span text:style-name="T1">נצרכה</text:span><text:span text:style-name="T4"> </text:span><text:span text:style-name="T1">אלא</text:span><text:span text:style-name="T4"> </text:span><text:span text:style-name="T1">למחילות</text:span><text:span text:style-name="T4"> </text:span><text:span text:style-name="T2">(</text:span><text:span text:style-name="T8">תחת</text:span><text:span text:style-name="T5"> </text:span><text:span text:style-name="T8">הקרקע: שאין</text:span><text:span text:style-name="T5"> </text:span><text:span text:style-name="T8">אוכלות</text:span><text:span text:style-name="T5"> </text:span><text:span text:style-name="T8">במגרש</text:span><text:span text:style-name="T5"> </text:span><text:span text:style-name="T8">כלום</text:span><text:span text:style-name="T5"> </text:span><text:span text:style-name="T8">מלמעלה; ואי</text:span><text:span text:style-name="T5"> </text:span><text:span text:style-name="T8">לאו</text:span><text:span text:style-name="T5"> </text:span><text:span text:style-name="T8">דכתיב</text:span><text:span text:style-name="T5"> </text:span><text:span text:style-name="T8">'</text:span><text:span text:style-name="T11">בה</text:span><text:span text:style-name="T8">' - ולא</text:span><text:span text:style-name="T5"> </text:span><text:span text:style-name="T8">בתחומה</text:span><text:span text:style-name="T5"> </text:span><text:span text:style-name="T8">הייתי</text:span><text:span text:style-name="T5"> </text:span><text:span text:style-name="T8">אומר</text:span><text:span text:style-name="T5"> </text:span><text:span text:style-name="T8">ידור</text:span><text:span text:style-name="T5"> </text:span><text:span text:style-name="T8">בתחומה</text:span><text:span text:style-name="T5"> </text:span><text:span text:style-name="T8">במערה</text:span><text:span text:style-name="T2">)</text:span><text:span text:style-name="T1">.</text:span></text:p>
      <text:p text:style-name="P11"/>
      <text:p text:style-name="P10"><text:span text:style-name="T1">רוצח</text:span><text:span text:style-name="T4"> </text:span><text:span text:style-name="T1">שיצא</text:span><text:span text:style-name="T4"> </text:span><text:span text:style-name="T1">חוץ</text:span><text:span text:style-name="T4"> </text:span><text:span text:style-name="T1">לתחום</text:span><text:span text:style-name="T4"> </text:span><text:span text:style-name="T2">[ומצאו</text:span><text:span text:style-name="T5"> </text:span><text:span text:style-name="T2">גואל</text:span><text:span text:style-name="T5"> </text:span><text:span text:style-name="T2">הדם: רבי</text:span><text:span text:style-name="T5"> </text:span><text:span text:style-name="T2">יוסי</text:span><text:span text:style-name="T5"> </text:span><text:span text:style-name="T2">הגלילי</text:span><text:span text:style-name="T5"> </text:span><text:span text:style-name="T2">אומר: מצוה</text:span><text:span text:style-name="T5"> </text:span><text:span text:style-name="T2">ביד</text:span><text:span text:style-name="T5"> </text:span><text:span text:style-name="T2">גואל</text:span><text:span text:style-name="T5"> </text:span><text:span text:style-name="T2">הדם</text:span><text:span text:style-name="T5"> </text:span><text:span text:style-name="T2">ורשות</text:span><text:span text:style-name="T5"> </text:span><text:span text:style-name="T2">ביד</text:span><text:span text:style-name="T5"> </text:span><text:span text:style-name="T2">כל</text:span><text:span text:style-name="T5"> </text:span><text:span text:style-name="T2">אדם; רבי</text:span><text:span text:style-name="T5"> </text:span><text:span text:style-name="T2">עקיבא</text:span><text:span text:style-name="T5"> </text:span><text:span text:style-name="T2">אומר: רשות</text:span><text:span text:style-name="T5"> </text:span><text:span text:style-name="T2">ביד</text:span><text:span text:style-name="T5"> </text:span><text:span text:style-name="T2">גואל</text:span><text:span text:style-name="T5"> </text:span><text:span text:style-name="T2">הדם, וכל</text:span><text:span text:style-name="T5"> </text:span><text:span text:style-name="T2">אדם</text:span><text:span text:style-name="T5"> </text:span><text:span text:style-name="T2">[אין] חייבין</text:span><text:span text:style-name="T5"> </text:span><text:span text:style-name="T2">עליו]</text:span><text:span text:style-name="T1">: <text:s/></text:span></text:p>
      <text:p text:style-name="P10"><text:span text:style-name="T1">תנו</text:span><text:span text:style-name="T4"> </text:span><text:span text:style-name="T1">רבנן: '</text:span><text:span text:style-name="T8">(במדבר</text:span><text:span text:style-name="T5"> </text:span><text:span text:style-name="T8">לה,כז)</text:span><text:span text:style-name="T1"> </text:span><text:span text:style-name="T11">[</text:span><text:span text:style-name="T94">ומצא</text:span><text:span text:style-name="T89"> </text:span><text:span text:style-name="T94">אתו</text:span><text:span text:style-name="T89"> </text:span><text:span text:style-name="T94">גאל</text:span><text:span text:style-name="T89"> </text:span><text:span text:style-name="T94">הדם</text:span><text:span text:style-name="T89"> </text:span><text:span text:style-name="T94">מחוץ</text:span><text:span text:style-name="T89"> </text:span><text:span text:style-name="T94">לגבול</text:span><text:span text:style-name="T89"> </text:span><text:span text:style-name="T94">עיר</text:span><text:span text:style-name="T89"> </text:span><text:span text:style-name="T94">מקלטו</text:span><text:span text:style-name="T11">]</text:span><text:span text:style-name="T10"> ורצח</text:span><text:span text:style-name="T4"> </text:span><text:span text:style-name="T10">גואל</text:span><text:span text:style-name="T4"> </text:span><text:span text:style-name="T10">הדם</text:span><text:span text:style-name="T4"> </text:span><text:span text:style-name="T10">את</text:span><text:span text:style-name="T4"> </text:span><text:span text:style-name="T10">הרוצח</text:span><text:span text:style-name="T4"> </text:span><text:span text:style-name="T11">[</text:span><text:span text:style-name="T94">אין</text:span><text:span text:style-name="T89"> </text:span><text:span text:style-name="T94">לו</text:span><text:span text:style-name="T89"> </text:span><text:span text:style-name="T94">דם</text:span><text:span text:style-name="T11">]</text:span><text:span text:style-name="T1"> </text:span><text:span text:style-name="T2">(</text:span><text:span text:style-name="T8">'</text:span><text:span text:style-name="T11">ורָצַח</text:span><text:span text:style-name="T8">' איכא</text:span><text:span text:style-name="T5"> </text:span><text:span text:style-name="T8">לפרושי</text:span><text:span text:style-name="T5"> </text:span><text:span text:style-name="T8">לשון</text:span><text:span text:style-name="T5"> </text:span><text:span text:style-name="T8">ציווי, כמו</text:span><text:span text:style-name="T5"> </text:span><text:span text:style-name="T8">(שמות</text:span><text:span text:style-name="T5"> </text:span><text:span text:style-name="T8">לו,א) '</text:span><text:span text:style-name="T11">ועשה</text:span><text:span text:style-name="T5"> </text:span><text:span text:style-name="T11">בצלאל</text:span><text:span text:style-name="T5"> </text:span><text:span text:style-name="T11">ואהליאב</text:span><text:span text:style-name="T8">'; ואיכא</text:span><text:span text:style-name="T5"> </text:span><text:span text:style-name="T8">לפרושי</text:span><text:span text:style-name="T5"> </text:span><text:span text:style-name="T8">לשון</text:span><text:span text:style-name="T5"> </text:span><text:span text:style-name="T8">רשות, כמו</text:span><text:span text:style-name="T5"> </text:span><text:span text:style-name="T8">'</text:span><text:span text:style-name="T11">ועשה</text:span><text:span text:style-name="T5"> </text:span><text:span text:style-name="T11">ה' להם</text:span><text:span text:style-name="T5"> </text:span><text:span text:style-name="T9">וגו'</text:span><text:span text:style-name="T8"> (דברים</text:span><text:span text:style-name="T5"> </text:span><text:span text:style-name="T8">לא,ד)</text:span><text:span text:style-name="T2">)</text:span><text:span text:style-name="T1">: מצוה</text:span><text:span text:style-name="T4"> </text:span><text:span text:style-name="T1">ביד</text:span><text:span text:style-name="T4"> </text:span><text:span text:style-name="T1">גואל</text:span><text:span text:style-name="T4"> </text:span><text:span text:style-name="T1">הדם; – אין</text:span><text:span text:style-name="T4"> </text:span><text:span text:style-name="T1">גואל</text:span><text:span text:style-name="T4"> </text:span><text:span text:style-name="T1">הדם</text:span><text:span text:style-name="T4"> </text:span><text:soft-page-break/><text:span text:style-name="T1">- רשות</text:span><text:span text:style-name="T4"> </text:span><text:span text:style-name="T1">ביד</text:span><text:span text:style-name="T4"> </text:span><text:span text:style-name="T1">כל</text:span><text:span text:style-name="T4"> </text:span><text:span text:style-name="T1">אדם, דברי</text:span><text:span text:style-name="T4"> </text:span><text:span text:style-name="T1">רבי</text:span><text:span text:style-name="T4"> </text:span><text:span text:style-name="T1">יוסי</text:span><text:span text:style-name="T4"> </text:span><text:span text:style-name="T1">הגלילי; רבי</text:span><text:span text:style-name="T4"> </text:span><text:span text:style-name="T1">עקיבא</text:span><text:span text:style-name="T4"> </text:span><text:span text:style-name="T1">אומר: רשות</text:span><text:span text:style-name="T4"> </text:span><text:span text:style-name="T1">ביד</text:span><text:span text:style-name="T4"> </text:span><text:span text:style-name="T1">גואל</text:span><text:span text:style-name="T4"> </text:span><text:span text:style-name="T1">הדם, וכל</text:span><text:span text:style-name="T4"> </text:span><text:span text:style-name="T1">אדם</text:span><text:span text:style-name="T4"> </text:span><text:span text:style-name="T1">[אין] חייבין</text:span><text:span text:style-name="T4"> </text:span><text:span text:style-name="T1">עליו'.</text:span></text:p>
      <text:p text:style-name="P10"><text:span text:style-name="T1">מאי</text:span><text:span text:style-name="T4"> </text:span><text:span text:style-name="T1">טעמא</text:span><text:span text:style-name="T4"> </text:span><text:span text:style-name="T1">דרבי</text:span><text:span text:style-name="T4"> </text:span><text:span text:style-name="T1">יוסי</text:span><text:span text:style-name="T4"> </text:span><text:span text:style-name="T1">הגלילי? </text:span></text:p>
      <text:p text:style-name="P10"><text:span text:style-name="T1">מי</text:span><text:span text:style-name="T4"> </text:span><text:span text:style-name="T1">כתיב</text:span><text:span text:style-name="T4"> </text:span><text:span text:style-name="T1">'אם</text:span><text:span text:style-name="T4"> </text:span><text:span text:style-name="T1">רצח'?</text:span></text:p>
      <text:p text:style-name="P10"><text:span text:style-name="T1">ורבי</text:span><text:span text:style-name="T4"> </text:span><text:span text:style-name="T1">עקיבא?</text:span></text:p>
      <text:p text:style-name="P10"><text:span text:style-name="T1">מי</text:span><text:span text:style-name="T4"> </text:span><text:span text:style-name="T1">כתיב</text:span><text:span text:style-name="T4"> </text:span><text:span text:style-name="T1">'ירצח'?</text:span></text:p>
      <text:p text:style-name="P11"/>
      <text:p text:style-name="P10"><text:span text:style-name="T1">אמר</text:span><text:span text:style-name="T4"> </text:span><text:span text:style-name="T1">מר</text:span><text:span text:style-name="T4"> </text:span><text:span text:style-name="T1">זוטרא</text:span><text:span text:style-name="T4"> </text:span><text:span text:style-name="T1">בר</text:span><text:span text:style-name="T4"> </text:span><text:span text:style-name="T1">טוביה</text:span><text:span text:style-name="T4"> </text:span><text:span text:style-name="T1">אמר</text:span><text:span text:style-name="T4"> </text:span><text:span text:style-name="T1">רב: רוצח</text:span><text:span text:style-name="T4"> </text:span><text:span text:style-name="T1">שיצא</text:span><text:span text:style-name="T4"> </text:span><text:span text:style-name="T1">חוץ</text:span><text:span text:style-name="T4"> </text:span><text:span text:style-name="T1">לתחום</text:span><text:span text:style-name="T4"> </text:span><text:span text:style-name="T1">ומצאו</text:span><text:span text:style-name="T4"> </text:span><text:span text:style-name="T1">גואל</text:span><text:span text:style-name="T4"> </text:span><text:span text:style-name="T1">הדם</text:span><text:span text:style-name="T4"> </text:span><text:span text:style-name="T1">והרגו</text:span><text:span text:style-name="T4"> </text:span><text:span text:style-name="T1">- נהרג</text:span><text:span text:style-name="T4"> </text:span><text:span text:style-name="T1">עליו.</text:span></text:p>
      <text:p text:style-name="P10"><text:span text:style-name="T1">כמאן? לא</text:span><text:span text:style-name="T4"> </text:span><text:span text:style-name="T1">כרבי</text:span><text:span text:style-name="T4"> </text:span><text:span text:style-name="T1">יוסי</text:span><text:span text:style-name="T4"> </text:span><text:span text:style-name="T1">הגלילי</text:span><text:span text:style-name="T4"> </text:span><text:span text:style-name="T1">ולא</text:span><text:span text:style-name="T4"> </text:span><text:span text:style-name="T1">כרבי</text:span><text:span text:style-name="T4"> </text:span><text:span text:style-name="T1">עקיבא!?</text:span></text:p>
      <text:p text:style-name="P10"><text:span text:style-name="T1">הוא</text:span><text:span text:style-name="T4"> </text:span><text:span text:style-name="T1">דאמר</text:span><text:span text:style-name="T4"> </text:span><text:span text:style-name="T1">כי</text:span><text:span text:style-name="T4"> </text:span><text:span text:style-name="T1">האי</text:span><text:span text:style-name="T4"> </text:span><text:span text:style-name="T1">תנא, דתניא: רבי</text:span><text:span text:style-name="T4"> </text:span><text:span text:style-name="T1">אליעזר</text:span><text:span text:style-name="T4"> </text:span><text:span text:style-name="T1">אומר: </text:span><text:span text:style-name="T2">(</text:span><text:span text:style-name="T8">במדבר</text:span><text:span text:style-name="T5"> </text:span><text:span text:style-name="T8">לה,יב</text:span><text:span text:style-name="T2">)</text:span><text:span text:style-name="T1"> </text:span><text:span text:style-name="T11">[</text:span><text:span text:style-name="T94">והיו</text:span><text:span text:style-name="T89"> </text:span><text:span text:style-name="T94">לכם</text:span><text:span text:style-name="T89"> </text:span><text:span text:style-name="T94">הערים</text:span><text:span text:style-name="T89"> </text:span><text:span text:style-name="T94">למקלט</text:span><text:span text:style-name="T89"> </text:span><text:span text:style-name="T94">מגאל</text:span><text:span text:style-name="T89"> </text:span><text:span text:style-name="T94">ולא</text:span><text:span text:style-name="T89"> </text:span><text:span text:style-name="T94">ימות</text:span><text:span text:style-name="T89"> </text:span><text:span text:style-name="T94">הרצח</text:span><text:span text:style-name="T11">]</text:span><text:span text:style-name="T10"> 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4"> </text:span><text:span text:style-name="T1">- מה</text:span><text:span text:style-name="T4"> </text:span><text:span text:style-name="T1">תלמוד</text:span><text:span text:style-name="T4"> </text:span><text:span text:style-name="T1">לומר? לפי</text:span><text:span text:style-name="T4"> </text:span><text:span text:style-name="T1">שנאמר</text:span><text:span text:style-name="T4"> </text:span><text:span text:style-name="T8">(במדבר</text:span><text:span text:style-name="T5"> </text:span><text:span text:style-name="T8">לה,כז)</text:span><text:span text:style-name="T1"> </text:span><text:span text:style-name="T11">[</text:span><text:span text:style-name="T94">ומצא</text:span><text:span text:style-name="T89"> </text:span><text:span text:style-name="T94">אתו</text:span><text:span text:style-name="T89"> </text:span><text:span text:style-name="T94">גאל</text:span><text:span text:style-name="T89"> </text:span><text:span text:style-name="T94">הדם</text:span><text:span text:style-name="T89"> </text:span><text:span text:style-name="T94">מחוץ</text:span><text:span text:style-name="T89"> </text:span><text:span text:style-name="T94">לגבול</text:span><text:span text:style-name="T89"> </text:span><text:span text:style-name="T94">עיר</text:span><text:span text:style-name="T89"> </text:span><text:span text:style-name="T94">מקלטו</text:span><text:span text:style-name="T11">]</text:span><text:span text:style-name="T10"> ורצח</text:span><text:span text:style-name="T4"> </text:span><text:span text:style-name="T10">גואל</text:span><text:span text:style-name="T4"> </text:span><text:span text:style-name="T10">הדם</text:span><text:span text:style-name="T4"> </text:span><text:span text:style-name="T10">את</text:span><text:span text:style-name="T4"> </text:span><text:span text:style-name="T10">הרוצח</text:span><text:span text:style-name="T4"> </text:span><text:span text:style-name="T11">[</text:span><text:span text:style-name="T94">אין</text:span><text:span text:style-name="T89"> </text:span><text:span text:style-name="T94">לו</text:span><text:span text:style-name="T89"> </text:span><text:span text:style-name="T94">דם</text:span><text:span text:style-name="T11">]</text:span><text:span text:style-name="T1"> - יכול</text:span><text:span text:style-name="T4"> </text:span><text:span text:style-name="T1">מיד? תלמוד</text:span><text:span text:style-name="T4"> </text:span><text:span text:style-name="T1">לומר: '</text:span><text:span text:style-name="T10">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1">'.</text:span></text:p>
      <text:p text:style-name="P10"><text:span text:style-name="T1">ורבי</text:span><text:span text:style-name="T4"> </text:span><text:span text:style-name="T1">יוסי</text:span><text:span text:style-name="T4"> </text:span><text:span text:style-name="T1">ורבי</text:span><text:span text:style-name="T4"> </text:span><text:span text:style-name="T1">עקיבא</text:span><text:span text:style-name="T4"> – </text:span><text:span text:style-name="T1">האי</text:span><text:span text:style-name="T4"> </text:span><text:span text:style-name="T1">'</text:span><text:span text:style-name="T10">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1">' מאי</text:span><text:span text:style-name="T4"> </text:span><text:span text:style-name="T1">דרשי</text:span><text:span text:style-name="T4"> </text:span><text:span text:style-name="T1">ביה?</text:span></text:p>
      <text:p text:style-name="P10"><text:span text:style-name="T1">ההוא</text:span><text:span text:style-name="T4"> </text:span><text:span text:style-name="T1">מיבעי</text:span><text:span text:style-name="T4"> </text:span><text:span text:style-name="T1">ליה</text:span><text:span text:style-name="T4"> </text:span><text:span text:style-name="T1">לכדתניא: רבי</text:span><text:span text:style-name="T4"> </text:span><text:span text:style-name="T1">עקיבא</text:span><text:span text:style-name="T4"> </text:span><text:span text:style-name="T1">אומר: מנין</text:span><text:span text:style-name="T4"> </text:span><text:span text:style-name="T1">לסנהדרין</text:span><text:span text:style-name="T4"> </text:span><text:span text:style-name="T1">שראו</text:span><text:span text:style-name="T4"> </text:span><text:span text:style-name="T1">אחד</text:span><text:span text:style-name="T4"> </text:span><text:span text:style-name="T1">שהרג</text:span><text:span text:style-name="T4"> </text:span><text:span text:style-name="T1">את</text:span><text:span text:style-name="T4"> </text:span><text:span text:style-name="T1">הנפש</text:span><text:span text:style-name="T4"> </text:span><text:span text:style-name="T1">שאין</text:span><text:span text:style-name="T4"> </text:span><text:span text:style-name="T1">ממיתין</text:span><text:span text:style-name="T4"> </text:span><text:span text:style-name="T1">אותו</text:span><text:span text:style-name="T4"> </text:span><text:span text:style-name="T1">עד</text:span><text:span text:style-name="T4"> </text:span><text:span text:style-name="T1">שיעמוד</text:span><text:span text:style-name="T4"> </text:span><text:span text:style-name="T1">בבית</text:span><text:span text:style-name="T4"> </text:span><text:span text:style-name="T1">דין</text:span><text:span text:style-name="T4"> </text:span><text:span text:style-name="T1">אחר? תלמוד</text:span><text:span text:style-name="T4"> </text:span><text:span text:style-name="T1">לומר: </text:span><text:span text:style-name="T2">(</text:span><text:span text:style-name="T8">במדבר</text:span><text:span text:style-name="T5"> </text:span><text:span text:style-name="T8">לה,יב</text:span><text:span text:style-name="T2">)</text:span><text:span text:style-name="T1"> </text:span><text:span text:style-name="T11">[</text:span><text:span text:style-name="T94">והיו</text:span><text:span text:style-name="T89"> </text:span><text:span text:style-name="T94">לכם</text:span><text:span text:style-name="T89"> </text:span><text:span text:style-name="T94">הערים</text:span><text:span text:style-name="T89"> </text:span><text:span text:style-name="T94">למקלט</text:span><text:span text:style-name="T89"> </text:span><text:span text:style-name="T94">מגאל</text:span><text:span text:style-name="T89"> </text:span><text:span text:style-name="T94">ולא</text:span><text:span text:style-name="T89"> </text:span><text:span text:style-name="T94">ימות</text:span><text:span text:style-name="T89"> </text:span><text:span text:style-name="T94">הרצח</text:span><text:span text:style-name="T11">]</text:span><text:span text:style-name="T10"> עד</text:span><text:span text:style-name="T4"> </text:span><text:span text:style-name="T10">עמדו</text:span><text:span text:style-name="T4"> </text:span><text:span text:style-name="T10">לפני</text:span><text:span text:style-name="T4"> </text:span><text:span text:style-name="T10">העדה</text:span><text:span text:style-name="T4"> </text:span><text:span text:style-name="T10">למשפט</text:span><text:span text:style-name="T4"> </text:span><text:span text:style-name="T1">- עד</text:span><text:span text:style-name="T4"> </text:span><text:span text:style-name="T1">שיעמוד</text:span><text:span text:style-name="T4"> </text:span><text:span text:style-name="T1">בבית</text:span><text:span text:style-name="T4"> </text:span><text:span text:style-name="T1">דין</text:span><text:span text:style-name="T4"> </text:span><text:span text:style-name="T1">אחר.</text:span></text:p>
      <text:p text:style-name="P11"/>
      <text:p text:style-name="P10"><text:span text:style-name="T1">תנו</text:span><text:span text:style-name="T4"> </text:span><text:span text:style-name="T1">רבנן: </text:span><text:span text:style-name="T2">(</text:span><text:span text:style-name="T8">במדבר</text:span><text:span text:style-name="T5"> </text:span><text:span text:style-name="T8">לה,כו</text:span><text:span text:style-name="T2">)</text:span><text:span text:style-name="T1"> </text:span><text:span text:style-name="T11">[ו]</text:span><text:span text:style-name="T10">אם</text:span><text:span text:style-name="T4"> </text:span><text:span text:style-name="T10">יצא</text:span><text:span text:style-name="T4"> </text:span><text:span text:style-name="T10">יצא</text:span><text:span text:style-name="T4"> </text:span><text:span text:style-name="T10">הרוצח</text:span><text:span text:style-name="T4"> </text:span><text:span text:style-name="T11">[</text:span><text:span text:style-name="T94">את</text:span><text:span text:style-name="T89"> </text:span><text:span text:style-name="T94">גבול</text:span><text:span text:style-name="T89"> </text:span><text:span text:style-name="T94">עיר</text:span><text:span text:style-name="T89"> </text:span><text:span text:style-name="T94">מקלטו</text:span><text:span text:style-name="T89"> </text:span><text:span text:style-name="T94">אשר</text:span><text:span text:style-name="T89"> </text:span><text:span text:style-name="T94">ינוס</text:span><text:span text:style-name="T89"> </text:span><text:span text:style-name="T94">שמה</text:span><text:span text:style-name="T89"> </text:span><text:span text:style-name="T9">[פסוק</text:span><text:span text:style-name="T6"> </text:span><text:span text:style-name="T9">כז]</text:span><text:span text:style-name="T8"> </text:span><text:span text:style-name="T94">ומצא</text:span><text:span text:style-name="T89"> </text:span><text:span text:style-name="T94">אתו</text:span><text:span text:style-name="T89"> </text:span><text:span text:style-name="T94">גאל</text:span><text:span text:style-name="T89"> </text:span><text:span text:style-name="T94">הדם</text:span><text:span text:style-name="T89"> </text:span><text:span text:style-name="T94">מחוץ</text:span><text:span text:style-name="T89"> </text:span><text:span text:style-name="T94">לגבול</text:span><text:span text:style-name="T89"> </text:span><text:span text:style-name="T94">עיר</text:span><text:span text:style-name="T89"> </text:span><text:span text:style-name="T94">מקלטו</text:span><text:span text:style-name="T89"> </text:span><text:span text:style-name="T94">ורצח</text:span><text:span text:style-name="T89"> </text:span><text:span text:style-name="T94">גאל</text:span><text:span text:style-name="T89"> </text:span><text:span text:style-name="T94">הדם</text:span><text:span text:style-name="T89"> </text:span><text:span text:style-name="T94">את</text:span><text:span text:style-name="T89"> </text:span><text:span text:style-name="T94">הרצח</text:span><text:span text:style-name="T89"> </text:span><text:span text:style-name="T94">אין</text:span><text:span text:style-name="T89"> </text:span><text:span text:style-name="T94">לו</text:span><text:span text:style-name="T89"> </text:span><text:span text:style-name="T94">דם</text:span><text:span text:style-name="T11">]</text:span><text:span text:style-name="T1"> - אין</text:span><text:span text:style-name="T4"> </text:span><text:span text:style-name="T1">לי</text:span><text:span text:style-name="T4"> </text:span><text:span text:style-name="T1">אלא</text:span><text:span text:style-name="T4"> </text:span><text:span text:style-name="T1">במזיד, בשוגג</text:span><text:span text:style-name="T4"> </text:span><text:span text:style-name="T1">מנין? תלמוד</text:span><text:span text:style-name="T4"> </text:span><text:span text:style-name="T1">לומר: '</text:span><text:span text:style-name="T10">אם</text:span><text:span text:style-name="T4"> </text:span><text:span text:style-name="T10">יצא</text:span><text:span text:style-name="T4"> </text:span><text:span text:style-name="T10">יצא</text:span><text:span text:style-name="T1">' - מכל</text:span><text:span text:style-name="T4"> </text:span><text:span text:style-name="T1">מקום.</text:span></text:p>
      <text:p text:style-name="P10"><text:span text:style-name="T1">והתניא: במזיד</text:span><text:span text:style-name="T4"> </text:span><text:span text:style-name="T1">נהרג, בשוגג</text:span><text:span text:style-name="T4"> </text:span><text:span text:style-name="T1">גולה'!?</text:span></text:p>
      <text:p text:style-name="P10"><text:span text:style-name="T1">לא</text:span><text:span text:style-name="T4"> </text:span><text:span text:style-name="T1">קשיא: הא</text:span><text:span text:style-name="T4"> </text:span><text:span text:style-name="T1">כמאן</text:span><text:span text:style-name="T4"> </text:span><text:span text:style-name="T1">דאמר</text:span><text:span text:style-name="T4"> </text:span><text:span text:style-name="T1">אמרינן</text:span><text:span text:style-name="T4"> </text:span><text:span text:style-name="T1">'דברה</text:span><text:span text:style-name="T4"> </text:span><text:span text:style-name="T1">תורה</text:span><text:span text:style-name="T4"> </text:span><text:span text:style-name="T1">כלשון</text:span><text:span text:style-name="T4"> </text:span><text:span text:style-name="T1">בני</text:span><text:span text:style-name="T4"> </text:span><text:span text:style-name="T1">אדם', הא</text:span><text:span text:style-name="T4"> </text:span><text:span text:style-name="T1">כמאן</text:span><text:span text:style-name="T4"> </text:span><text:span text:style-name="T1">דאמר</text:span><text:span text:style-name="T4"> </text:span><text:span text:style-name="T1">'לא</text:span><text:span text:style-name="T4"> </text:span><text:span text:style-name="T1">אמרינן</text:span><text:span text:style-name="T4"> </text:span><text:span text:style-name="T1">דברה</text:span><text:span text:style-name="T4"> </text:span><text:span text:style-name="T1">תורה</text:span><text:span text:style-name="T4"> </text:span><text:span text:style-name="T1">כלשון</text:span><text:span text:style-name="T4"> </text:span><text:span text:style-name="T1">בני</text:span><text:span text:style-name="T4"> </text:span><text:span text:style-name="T1">אדם'.</text:span></text:p>
      <text:p text:style-name="P10"><text:span text:style-name="T1">אמר</text:span><text:span text:style-name="T4"> </text:span><text:span text:style-name="T1">אביי: מסתברא</text:span><text:span text:style-name="T4"> </text:span><text:span text:style-name="T1">כמאן</text:span><text:span text:style-name="T4"> </text:span><text:span text:style-name="T1">דאמר</text:span><text:span text:style-name="T4"> </text:span><text:span text:style-name="T1">'דברה</text:span><text:span text:style-name="T4"> </text:span><text:span text:style-name="T1">תורה</text:span><text:span text:style-name="T4"> </text:span><text:span text:style-name="T1">כלשון</text:span><text:span text:style-name="T4"> </text:span><text:span text:style-name="T1">בני</text:span><text:span text:style-name="T4"> </text:span><text:span text:style-name="T1">אדם', שלא</text:span><text:span text:style-name="T4"> </text:span><text:span text:style-name="T1">יהא</text:span><text:span text:style-name="T4"> </text:span><text:span text:style-name="T1">סופו</text:span><text:span text:style-name="T4"> </text:span><text:span text:style-name="T1">חמור</text:span><text:span text:style-name="T4"> </text:span><text:span text:style-name="T1">מתחלתו</text:span><text:span text:style-name="T4"> </text:span><text:span text:style-name="T2">(</text:span><text:span text:style-name="T8">סופו: צאתו</text:span><text:span text:style-name="T5"> </text:span><text:span text:style-name="T8">חוץ</text:span><text:span text:style-name="T5"> </text:span><text:span text:style-name="T8">לתחום; תחלתו: הרציחה</text:span><text:span text:style-name="T2">)</text:span><text:span text:style-name="T1">: מה</text:span><text:span text:style-name="T4"> </text:span><text:span text:style-name="T1">תחלתו</text:span><text:span text:style-name="T4"> </text:span><text:span text:style-name="T1">במזיד</text:span><text:span text:style-name="T4"> </text:span><text:span text:style-name="T1">נהרג</text:span><text:span text:style-name="T4"> </text:span><text:span text:style-name="T1">בשוגג</text:span><text:span text:style-name="T4"> </text:span><text:span text:style-name="T1">גולה</text:span><text:span text:style-name="T4"> </text:span><text:span text:style-name="T1">- אף</text:span><text:span text:style-name="T4"> </text:span><text:span text:style-name="T1">סופו</text:span><text:span text:style-name="T4"> </text:span><text:span text:style-name="T1">במזיד</text:span><text:span text:style-name="T4"> </text:span><text:span text:style-name="T1">נהרג</text:span><text:span text:style-name="T4"> </text:span><text:span text:style-name="T1">בשוגג</text:span><text:span text:style-name="T4"> </text:span><text:span text:style-name="T1">גולה.</text:span></text:p>
      <text:p text:style-name="P11"/>
      <text:p text:style-name="P10"><text:span text:style-name="T1">תני</text:span><text:span text:style-name="T4"> </text:span><text:span text:style-name="T1">חדא: 'אב</text:span><text:span text:style-name="T4"> </text:span><text:span text:style-name="T1">שהרג</text:span><text:span text:style-name="T4"> </text:span><text:span text:style-name="T41">[בנו]</text:span><text:span text:style-name="T50"> – </text:span><text:span text:style-name="T1">בנו</text:span><text:span text:style-name="T4"> </text:span><text:span text:style-name="T2">(</text:span><text:span text:style-name="T8">השני</text:span><text:span text:style-name="T2">)</text:span><text:span text:style-name="T1"> נעשה</text:span><text:span text:style-name="T4"> </text:span><text:span text:style-name="T1">לו</text:span><text:span text:style-name="T4"> </text:span><text:span text:style-name="T1">גואל</text:span><text:span text:style-name="T4"> </text:span><text:span text:style-name="T1">הדם</text:span><text:span text:style-name="T4"> </text:span><text:span text:style-name="T2">(</text:span><text:span text:style-name="T8">נעשה</text:span><text:span text:style-name="T5"> </text:span><text:span text:style-name="T8">גואל</text:span><text:span text:style-name="T5"> </text:span><text:span text:style-name="T8">הדם</text:span><text:span text:style-name="T5"> </text:span><text:span text:style-name="T8">של</text:span><text:span text:style-name="T5"> </text:span><text:span text:style-name="T8">אחיו, והורג</text:span><text:span text:style-name="T5"> </text:span><text:span text:style-name="T8">את</text:span><text:span text:style-name="T5"> </text:span><text:span text:style-name="T8">אביו</text:span><text:span text:style-name="T2">)</text:span><text:span text:style-name="T1">', ותניא</text:span><text:span text:style-name="T4"> </text:span><text:span text:style-name="T1">אידך: '</text:span><text:span text:style-name="T28">אין</text:span><text:span text:style-name="T4"> </text:span><text:span text:style-name="T1">בנו</text:span><text:span text:style-name="T4"> </text:span><text:span text:style-name="T1">נעשה</text:span><text:span text:style-name="T4"> </text:span><text:span text:style-name="T1">לו</text:span><text:span text:style-name="T4"> </text:span><text:span text:style-name="T1">גואל</text:span><text:span text:style-name="T4"> </text:span><text:span text:style-name="T1">הדם'; לימא</text:span><text:span text:style-name="T4"> </text:span><text:span text:style-name="T1">הא</text:span><text:span text:style-name="T4"> </text:span><text:span text:style-name="T2">(</text:span><text:span text:style-name="T8">דתניא</text:span><text:span text:style-name="T5"> </text:span><text:span text:style-name="T8">נעשה</text:span><text:span text:style-name="T2">)</text:span><text:span text:style-name="T1"> רבי</text:span><text:span text:style-name="T4"> </text:span><text:span text:style-name="T1">יוסי</text:span><text:span text:style-name="T4"> </text:span><text:span text:style-name="T1">הגלילי</text:span><text:span text:style-name="T4"> </text:span><text:span text:style-name="T2">(</text:span><text:span text:style-name="T8">היא, דאמר</text:span><text:span text:style-name="T5"> </text:span><text:span text:style-name="T27">מצוה</text:span><text:span text:style-name="T5"> </text:span><text:span text:style-name="T8">לגואל</text:span><text:span text:style-name="T5"> </text:span><text:span text:style-name="T8">הדם</text:span><text:span text:style-name="T2">)</text:span><text:span text:style-name="T1"> והא</text:span><text:span text:style-name="T4"> </text:span><text:span text:style-name="T1">רבי</text:span><text:span text:style-name="T4"> </text:span><text:span text:style-name="T1">עקיבא?</text:span></text:p>
      <text:p text:style-name="P10"><text:span text:style-name="T1">ותסברא</text:span><text:span text:style-name="T4"> </text:span><text:span text:style-name="T1">בין? למאן</text:span><text:span text:style-name="T4"> </text:span><text:span text:style-name="T1">דאמר</text:span><text:span text:style-name="T4"> </text:span><text:span text:style-name="T1">'מצוה' בין</text:span><text:span text:style-name="T4"> </text:span><text:span text:style-name="T1">למאן</text:span><text:span text:style-name="T4"> </text:span><text:span text:style-name="T1">דאמר</text:span><text:span text:style-name="T4"> </text:span><text:span text:style-name="T1">'רשות': מי</text:span><text:span text:style-name="T4"> </text:span><text:span text:style-name="T1">שרי? והאמר</text:span><text:span text:style-name="T4"> </text:span><text:span text:style-name="T1">רבה</text:span><text:span text:style-name="T4"> </text:span><text:span text:style-name="T1">בר</text:span><text:span text:style-name="T4"> </text:span><text:span text:style-name="T1">רב</text:span><text:span text:style-name="T4"> </text:span><text:span text:style-name="T1">הונא, וכן</text:span><text:span text:style-name="T4"> </text:span><text:span text:style-name="T1">תנא</text:span><text:span text:style-name="T4"> </text:span><text:span text:style-name="T1">דבי</text:span><text:span text:style-name="T4"> </text:span><text:span text:style-name="T1">רבי</text:span><text:span text:style-name="T4"> </text:span><text:span text:style-name="T1">ישמעאל: לכל</text:span><text:span text:style-name="T4"> </text:span><text:span text:style-name="T2">(</text:span><text:span text:style-name="T8">לכל</text:span><text:span text:style-name="T5"> </text:span><text:span text:style-name="T8">עבירות</text:span><text:span text:style-name="T5"> </text:span><text:span text:style-name="T8">שבתורה</text:span><text:span text:style-name="T2">)</text:span><text:span text:style-name="T1"> אין</text:span><text:span text:style-name="T4"> </text:span><text:span text:style-name="T1">הבן</text:span><text:span text:style-name="T4"> </text:span><text:span text:style-name="T1">נעשה</text:span><text:span text:style-name="T4"> </text:span><text:span text:style-name="T1">שליח</text:span><text:span text:style-name="T4"> </text:span><text:span text:style-name="T2">(</text:span><text:span text:style-name="T8">בית</text:span><text:span text:style-name="T5"> </text:span><text:span text:style-name="T8">דין</text:span><text:span text:style-name="T2">)</text:span><text:span text:style-name="T1"> לאביו</text:span><text:span text:style-name="T4"> </text:span><text:span text:style-name="T1">להכותו</text:span><text:span text:style-name="T4"> </text:span><text:span text:style-name="T1">ולקללתו</text:span><text:span text:style-name="T4"> </text:span><text:span text:style-name="T2">(</text:span><text:span text:style-name="T8">לא</text:span><text:span text:style-name="T5"> </text:span><text:span text:style-name="T8">להלקותו</text:span><text:span text:style-name="T5"> </text:span><text:span text:style-name="T8">ולא</text:span><text:span text:style-name="T5"> </text:span><text:span text:style-name="T8">לנדותו</text:span><text:span text:style-name="T2">)</text:span><text:span text:style-name="T1">, חוץ</text:span><text:span text:style-name="T4"> </text:span><text:span text:style-name="T1">ממסית: שהרי</text:span><text:span text:style-name="T4"> </text:span><text:span text:style-name="T1">אמרה</text:span><text:span text:style-name="T4"> </text:span><text:span text:style-name="T1">תורה</text:span><text:span text:style-name="T4"> </text:span><text:span text:style-name="T8">(דברים</text:span><text:span text:style-name="T5"> </text:span><text:span text:style-name="T8">יג,ט)</text:span><text:span text:style-name="T1"> </text:span><text:span text:style-name="T11">[לא</text:span><text:span text:style-name="T5"> </text:span><text:span text:style-name="T11">תאבה</text:span><text:span text:style-name="T5"> </text:span><text:span text:style-name="T11">לו</text:span><text:span text:style-name="T5"> </text:span><text:span text:style-name="T11">ולא</text:span><text:span text:style-name="T5"> </text:span><text:span text:style-name="T11">תשמע</text:span><text:span text:style-name="T5"> </text:span><text:span text:style-name="T11">אליו</text:span><text:span text:style-name="T5"> </text:span><text:span text:style-name="T11">ולא</text:span><text:span text:style-name="T5"> </text:span><text:span text:style-name="T11">תחוס</text:span><text:span text:style-name="T5"> </text:span><text:span text:style-name="T11">עינך</text:span><text:span text:style-name="T5"> </text:span><text:span text:style-name="T11">עליו</text:span><text:span text:style-name="T5"> </text:span><text:span text:style-name="T11">ו]</text:span><text:span text:style-name="T10">לא</text:span><text:span text:style-name="T4"> </text:span><text:span text:style-name="T10">תחמול</text:span><text:span text:style-name="T4"> </text:span><text:span text:style-name="T10">ולא</text:span><text:span text:style-name="T4"> </text:span><text:span text:style-name="T10">תכסה</text:span><text:span text:style-name="T4"> </text:span><text:span text:style-name="T10">עליו</text:span><text:span text:style-name="T1">!?</text:span></text:p>
      <text:p text:style-name="P10"><text:span text:style-name="T1">אלא</text:span><text:span text:style-name="T4"> </text:span><text:span text:style-name="T1">לא</text:span><text:span text:style-name="T4"> </text:span><text:span text:style-name="T1">קשיא: הא</text:span><text:span text:style-name="T4"> </text:span><text:span text:style-name="T2">(</text:span><text:span text:style-name="T8">דתניא</text:span><text:span text:style-name="T5"> </text:span><text:span text:style-name="T8">'אין</text:span><text:span text:style-name="T5"> </text:span><text:span text:style-name="T8">בנו</text:span><text:span text:style-name="T5"> </text:span><text:span text:style-name="T8">נעשה</text:span><text:span text:style-name="T5"> </text:span><text:span text:style-name="T8">גואל</text:span><text:span text:style-name="T5"> </text:span><text:span text:style-name="T8">הדם'</text:span><text:span text:style-name="T2">)</text:span><text:span text:style-name="T1"> בבנו</text:span><text:span text:style-name="T4"> </text:span><text:span text:style-name="T2">(</text:span><text:span text:style-name="T8">של</text:span><text:span text:style-name="T5"> </text:span><text:span text:style-name="T8">רוצח</text:span><text:span text:style-name="T5"> </text:span><text:span text:style-name="T8">קאמר</text:span><text:span text:style-name="T2">)</text:span><text:span text:style-name="T1">, והא</text:span><text:span text:style-name="T4"> </text:span><text:span text:style-name="T2">(</text:span><text:span text:style-name="T8">דתניא</text:span><text:span text:style-name="T5"> </text:span><text:span text:style-name="T8">'בנו</text:span><text:span text:style-name="T5"> </text:span><text:span text:style-name="T8">נעשה</text:span><text:span text:style-name="T5"> </text:span><text:span text:style-name="T8">לו</text:span><text:span text:style-name="T5"> </text:span><text:span text:style-name="T8">גואל</text:span><text:span text:style-name="T5"> </text:span><text:span text:style-name="T8">הדם'</text:span><text:span text:style-name="T2">)</text:span><text:span text:style-name="T1"> בבן</text:span><text:span text:style-name="T4"> </text:span><text:span text:style-name="T1">בנו</text:span><text:span text:style-name="T4"> </text:span><text:span text:style-name="T2">(</text:span><text:span text:style-name="T8">בבנו</text:span><text:span text:style-name="T5"> </text:span><text:span text:style-name="T8">של</text:span><text:span text:style-name="T5"> </text:span><text:span text:style-name="T8">הרוג</text:span><text:span text:style-name="T5"> </text:span><text:span text:style-name="T8">קאמר, שהוא</text:span><text:span text:style-name="T5"> </text:span><text:span text:style-name="T8">בן</text:span><text:span text:style-name="T5"> </text:span><text:span text:style-name="T8">בנו</text:span><text:span text:style-name="T5"> </text:span><text:span text:style-name="T8">של</text:span><text:span text:style-name="T5"> </text:span><text:span text:style-name="T8">רוצח, ואינו</text:span><text:span text:style-name="T5"> </text:span><text:span text:style-name="T8">מוזהר</text:span><text:span text:style-name="T5"> </text:span><text:span text:style-name="T8">על</text:span><text:span text:style-name="T5"> </text:span><text:span text:style-name="T8">כבודו</text:span><text:span text:style-name="T5"> </text:span><text:span text:style-name="T42">[אולי</text:span><text:span text:style-name="T53"> </text:span><text:span text:style-name="T42">צ"ל: 'על</text:span><text:span text:style-name="T53"> </text:span><text:span text:style-name="T42">חבורתו'?]</text:span><text:span text:style-name="T2">)</text:span><text:span text:style-name="T1">.</text:span></text:p>
      <text:p text:style-name="P11"/>
      <text:p text:style-name="P11"/>
      <text:p text:style-name="P11">משנה:</text:p>
      <text:p text:style-name="P10"><text:span text:style-name="T1">אילן</text:span><text:span text:style-name="T4"> </text:span><text:span text:style-name="T1">שהוא</text:span><text:span text:style-name="T4"> </text:span><text:span text:style-name="T1">עומד</text:span><text:span text:style-name="T4"> </text:span><text:span text:style-name="T1">בתוך</text:span><text:span text:style-name="T4"> </text:span><text:span text:style-name="T1">התחום</text:span><text:span text:style-name="T4"> </text:span><text:span text:style-name="T1">ונופו</text:span><text:span text:style-name="T4"> </text:span><text:span text:style-name="T1">נוטה</text:span><text:span text:style-name="T4"> </text:span><text:span text:style-name="T1">חוץ</text:span><text:span text:style-name="T4"> </text:span><text:span text:style-name="T1">לתחום, או</text:span><text:span text:style-name="T4"> </text:span><text:span text:style-name="T1">עומד</text:span><text:span text:style-name="T4"> </text:span><text:span text:style-name="T1">חוץ</text:span><text:span text:style-name="T4"> </text:span><text:span text:style-name="T1">לתחום</text:span><text:span text:style-name="T4"> </text:span><text:span text:style-name="T1">ונופו</text:span><text:span text:style-name="T4"> </text:span><text:span text:style-name="T1">נוטה</text:span><text:span text:style-name="T4"> </text:span><text:span text:style-name="T1">בתוך</text:span><text:span text:style-name="T4"> </text:span><text:span text:style-name="T1">התחום</text:span><text:span text:style-name="T4"> </text:span><text:span text:style-name="T1">- הכל</text:span><text:span text:style-name="T4"> </text:span><text:span text:style-name="T1">הולך</text:span><text:span text:style-name="T4"> </text:span><text:span text:style-name="T1">אחר</text:span><text:span text:style-name="T4"> </text:span><text:span text:style-name="T1">הנוף</text:span><text:span text:style-name="T4"> </text:span><text:span text:style-name="T2">(</text:span><text:span text:style-name="T8">אפילו</text:span><text:span text:style-name="T5"> </text:span><text:span text:style-name="T8">הוא</text:span><text:span text:style-name="T5"> </text:span><text:span text:style-name="T8">בעיקרו</text:span><text:span text:style-name="T5"> </text:span><text:span text:style-name="T8">שבתוך</text:span><text:span text:style-name="T5"> </text:span><text:span text:style-name="T8">התחום</text:span><text:span text:style-name="T5"> </text:span><text:span text:style-name="T8">- הרי</text:span><text:span text:style-name="T5"> </text:span><text:span text:style-name="T8">הוא</text:span><text:span text:style-name="T5"> </text:span><text:span text:style-name="T8">כיוצא</text:span><text:span text:style-name="T5"> </text:span><text:span text:style-name="T8">חוץ</text:span><text:span text:style-name="T5"> </text:span><text:span text:style-name="T8">לתחום, ואם</text:span><text:span text:style-name="T5"> </text:span><text:span text:style-name="T8">עיקרו</text:span><text:span text:style-name="T5"> </text:span><text:span text:style-name="T8">חוץ</text:span><text:span text:style-name="T5"> </text:span><text:span text:style-name="T8">לתחום</text:span><text:span text:style-name="T5"> </text:span><text:span text:style-name="T8">ונופו</text:span><text:span text:style-name="T5"> </text:span><text:span text:style-name="T8">בתוך</text:span><text:span text:style-name="T5"> </text:span><text:span text:style-name="T8">התחום</text:span><text:span text:style-name="T5"> </text:span><text:span text:style-name="T8">- אף</text:span><text:span text:style-name="T5"> </text:span><text:span text:style-name="T8">העיקר</text:span><text:span text:style-name="T5"> </text:span><text:span text:style-name="T8">קולט</text:span><text:span text:style-name="T2">)</text:span><text:span text:style-name="T1">.</text:span></text:p>
      <text:p text:style-name="P18"><text:s/></text:p>
      <text:p text:style-name="P11">גמרא:</text:p>
      <text:p text:style-name="P10"><text:soft-page-break/><text:span text:style-name="T1">ורמינהי</text:span><text:span text:style-name="T4"> </text:span><text:span text:style-name="T8">[משנה</text:span><text:span text:style-name="T5"> </text:span><text:span text:style-name="T8">מעשר</text:span><text:span text:style-name="T5"> </text:span><text:span text:style-name="T8">שני</text:span><text:span text:style-name="T5"> </text:span><text:span text:style-name="T8">פ"ג</text:span><text:span text:style-name="T5"> </text:span><text:span text:style-name="T8">מ"ז]</text:span><text:span text:style-name="T1">: 'אילן</text:span><text:span text:style-name="T4"> </text:span><text:span text:style-name="T1">שהוא</text:span><text:span text:style-name="T4"> </text:span><text:span text:style-name="T1">עומד</text:span><text:span text:style-name="T4"> </text:span><text:span text:style-name="T1">בפנים</text:span><text:span text:style-name="T4"> </text:span><text:span text:style-name="T2">(</text:span><text:span text:style-name="T8">בירושלים, ולענין</text:span><text:span text:style-name="T5"> </text:span><text:span text:style-name="T8">אכילת</text:span><text:span text:style-name="T5"> </text:span><text:span text:style-name="T8">מעשר</text:span><text:span text:style-name="T5"> </text:span><text:span text:style-name="T8">שני</text:span><text:span text:style-name="T5"> </text:span><text:span text:style-name="T8">בירושלים</text:span><text:span text:style-name="T5"> </text:span><text:span text:style-name="T8">היא</text:span><text:span text:style-name="T5"> </text:span><text:span text:style-name="T8">שנויה</text:span><text:span text:style-name="T2">)</text:span><text:span text:style-name="T1"> ונוטה</text:span><text:span text:style-name="T4"> </text:span><text:span text:style-name="T1">לחוץ, או</text:span><text:span text:style-name="T4"> </text:span><text:span text:style-name="T1">עומד</text:span><text:span text:style-name="T4"> </text:span><text:span text:style-name="T1">בחוץ</text:span><text:span text:style-name="T4"> </text:span><text:span text:style-name="T1">ונוטה</text:span><text:span text:style-name="T4"> </text:span><text:span text:style-name="T1">לפנים: מכנגד</text:span><text:span text:style-name="T4"> </text:span><text:span text:style-name="T1">החומה</text:span><text:span text:style-name="T4"> </text:span><text:span text:style-name="T1">ולפנים</text:span><text:span text:style-name="T4"> </text:span><text:span text:style-name="T1">כלפנים, מכנגד</text:span><text:span text:style-name="T4"> </text:span><text:span text:style-name="T1">החומה</text:span><text:span text:style-name="T4"> </text:span><text:span text:style-name="T1">ולחוץ</text:span><text:span text:style-name="T4"> – </text:span><text:span text:style-name="T1">כלחוץ' </text:span><text:span text:style-name="T2">(</text:span><text:span text:style-name="T8">אלמא: לא</text:span><text:span text:style-name="T5"> </text:span><text:span text:style-name="T8">נופו</text:span><text:span text:style-name="T5"> </text:span><text:span text:style-name="T8">שדינן</text:span><text:span text:style-name="T5"> </text:span><text:span text:style-name="T8">בתר</text:span><text:span text:style-name="T5"> </text:span><text:span text:style-name="T8">עיקר, ולא</text:span><text:span text:style-name="T5"> </text:span><text:span text:style-name="T8">עיקר</text:span><text:span text:style-name="T5"> </text:span><text:span text:style-name="T8">בתר</text:span><text:span text:style-name="T5"> </text:span><text:span text:style-name="T8">נוף</text:span><text:span text:style-name="T2">)</text:span><text:span text:style-name="T1">!?</text:span></text:p>
      <text:p text:style-name="P10"><text:span text:style-name="T1">מעשר</text:span><text:span text:style-name="T4"> </text:span><text:span text:style-name="T1">אערי</text:span><text:span text:style-name="T4"> </text:span><text:span text:style-name="T1">מקלט</text:span><text:span text:style-name="T4"> </text:span><text:span text:style-name="T1">קא</text:span><text:span text:style-name="T4"> </text:span><text:span text:style-name="T1">רמית? מעשר</text:span><text:span text:style-name="T4"> </text:span><text:span text:style-name="T1">- בחומה</text:span><text:span text:style-name="T4"> </text:span><text:span text:style-name="T1">תלה</text:span><text:span text:style-name="T4"> </text:span><text:span text:style-name="T1">רחמנא</text:span><text:span text:style-name="T4"> </text:span><text:span text:style-name="T2">(</text:span><text:span text:style-name="T8">דכתיב</text:span><text:span text:style-name="T5"> </text:span><text:span text:style-name="T8">(דברים</text:span><text:span text:style-name="T5"> </text:span><text:span text:style-name="T8">יב,יח) '</text:span><text:span text:style-name="T11">לפני</text:span><text:span text:style-name="T5"> </text:span><text:span text:style-name="T11">ה' אלהיך</text:span><text:span text:style-name="T5"> </text:span><text:span text:style-name="T11">תאכלנו</text:span><text:span text:style-name="T8">'</text:span><text:span text:style-name="T2">)</text:span><text:span text:style-name="T1">, ערי</text:span><text:span text:style-name="T4"> </text:span><text:span text:style-name="T1">מקלט</text:span><text:span text:style-name="T4"> </text:span><text:span text:style-name="T1">- בדירה</text:span><text:span text:style-name="T4"> </text:span><text:span text:style-name="T1">תלה</text:span><text:span text:style-name="T4"> </text:span><text:span text:style-name="T1">רחמנא</text:span><text:span text:style-name="T4"> </text:span><text:span text:style-name="T2">(</text:span><text:span text:style-name="T8">דכתיב</text:span><text:span text:style-name="T5"> </text:span><text:span text:style-name="T8">(במדבר</text:span><text:span text:style-name="T5"> </text:span><text:span text:style-name="T8">לה,כח) '</text:span><text:span text:style-name="T11">כי</text:span><text:span text:style-name="T5"> </text:span><text:span text:style-name="T11">בעיר</text:span><text:span text:style-name="T5"> </text:span><text:span text:style-name="T11">מקלטו</text:span><text:span text:style-name="T5"> </text:span><text:span text:style-name="T11">ישב</text:span><text:span text:style-name="T8">'</text:span><text:span text:style-name="T2">)</text:span><text:span text:style-name="T1">: בנופו</text:span><text:span text:style-name="T4"> </text:span><text:span text:style-name="T1">מתדר</text:span><text:span text:style-name="T4"> </text:span><text:span text:style-name="T1">ליה, בעיקרו</text:span><text:span text:style-name="T4"> </text:span><text:span text:style-name="T1">לא</text:span><text:span text:style-name="T4"> </text:span><text:span text:style-name="T1">מתדר</text:span><text:span text:style-name="T4"> </text:span><text:span text:style-name="T1">ליה</text:span><text:span text:style-name="T4"> </text:span><text:span text:style-name="T2">(</text:span><text:span text:style-name="T8">ונופו</text:span><text:span text:style-name="T5"> </text:span><text:span text:style-name="T8">ראוי</text:span><text:span text:style-name="T5"> </text:span><text:span text:style-name="T8">לדירה</text:span><text:span text:style-name="T5"> </text:span><text:span text:style-name="T8">יותר</text:span><text:span text:style-name="T5"> </text:span><text:span text:style-name="T8">מעיקרו</text:span><text:span text:style-name="T2">)</text:span><text:span text:style-name="T1">.</text:span></text:p>
      <text:p text:style-name="P10"><text:span text:style-name="T1">ורמי</text:span><text:span text:style-name="T4"> </text:span><text:span text:style-name="T1">מעשר</text:span><text:span text:style-name="T4"> </text:span><text:span text:style-name="T1">אמעשר, דתנן</text:span><text:span text:style-name="T4"> </text:span><text:span text:style-name="T8">[מעשרות</text:span><text:span text:style-name="T5"> </text:span><text:span text:style-name="T8">פ"ג</text:span><text:span text:style-name="T5"> </text:span><text:span text:style-name="T8">מ"י]</text:span><text:span text:style-name="T1">: 'בירושלים</text:span><text:span text:style-name="T4"> </text:span><text:span text:style-name="T2">(</text:span><text:span text:style-name="T8">לענין</text:span><text:span text:style-name="T5"> </text:span><text:span text:style-name="T8">מעשר</text:span><text:span text:style-name="T2">)</text:span><text:span text:style-name="T1"> - הלך</text:span><text:span text:style-name="T4"> </text:span><text:span text:style-name="T1">אחר</text:span><text:span text:style-name="T4"> </text:span><text:span text:style-name="T1">הנוף; בערי</text:span><text:span text:style-name="T4"> </text:span><text:span text:style-name="T1">מקלט</text:span><text:span text:style-name="T4"> </text:span><text:span text:style-name="T1">- הלך</text:span><text:span text:style-name="T4"> </text:span><text:span text:style-name="T1">אחר</text:span><text:span text:style-name="T4"> </text:span><text:span text:style-name="T1">הנוף'!?</text:span></text:p>
      <text:p text:style-name="P10"><text:span text:style-name="T1">אמר</text:span><text:span text:style-name="T4"> </text:span><text:span text:style-name="T1">רב</text:span><text:span text:style-name="T4"> </text:span><text:span text:style-name="T1">כהנא: לא</text:span><text:span text:style-name="T4"> </text:span><text:span text:style-name="T1">קשיא: הא</text:span><text:span text:style-name="T4"> </text:span><text:span text:style-name="T1">רבי</text:span><text:span text:style-name="T4"> </text:span><text:span text:style-name="T1">יהודה</text:span><text:span text:style-name="T4"> </text:span><text:span text:style-name="T1">והא</text:span><text:span text:style-name="T4"> </text:span><text:span text:style-name="T1">רבנן, דתניא:</text:span></text:p>
      <text:p text:style-name="P11"/>
      <text:p text:style-name="P10"><text:span text:style-name="T1">(מכות</text:span><text:span text:style-name="T4"> </text:span><text:span text:style-name="T1">יב,ב)</text:span></text:p>
      <text:p text:style-name="P10"><text:span text:style-name="T1">'רבי</text:span><text:span text:style-name="T4"> </text:span><text:span text:style-name="T1">יהודה</text:span><text:span text:style-name="T4"> </text:span><text:span text:style-name="T1">אומר</text:span><text:span text:style-name="T4"> </text:span><text:span text:style-name="T2">(</text:span><text:span text:style-name="T8">לענין</text:span><text:span text:style-name="T5"> </text:span><text:span text:style-name="T8">מעשר</text:span><text:span text:style-name="T5"> </text:span><text:span text:style-name="T8">אמרה</text:span><text:span text:style-name="T5"> </text:span><text:span text:style-name="T8">למילתיה</text:span><text:span text:style-name="T2">)</text:span><text:span text:style-name="T1">: במערה</text:span><text:span text:style-name="T4"> </text:span><text:span text:style-name="T1">הולך</text:span><text:span text:style-name="T4"> </text:span><text:span text:style-name="T1">אחר</text:span><text:span text:style-name="T4"> </text:span><text:span text:style-name="T1">פתחה</text:span><text:span text:style-name="T4"> </text:span><text:span text:style-name="T2">(</text:span><text:span text:style-name="T8">כולה</text:span><text:span text:style-name="T5"> </text:span><text:span text:style-name="T8">בפנים</text:span><text:span text:style-name="T5"> </text:span><text:span text:style-name="T8">ופתוחה</text:span><text:span text:style-name="T5"> </text:span><text:span text:style-name="T8">לחוץ</text:span><text:span text:style-name="T5"> – </text:span><text:span text:style-name="T8">כלחוץ; כולה</text:span><text:span text:style-name="T5"> </text:span><text:span text:style-name="T8">בחוץ</text:span><text:span text:style-name="T5"> </text:span><text:span text:style-name="T8">ופתוחה</text:span><text:span text:style-name="T5"> </text:span><text:span text:style-name="T8">לפנים</text:span><text:span text:style-name="T5"> </text:span><text:span text:style-name="T8">- כלפנים</text:span><text:span text:style-name="T2">)</text:span><text:span text:style-name="T1">; באילן</text:span><text:span text:style-name="T4"> </text:span><text:span text:style-name="T1">הולך</text:span><text:span text:style-name="T4"> </text:span><text:span text:style-name="T1">אחר</text:span><text:span text:style-name="T4"> </text:span><text:span text:style-name="T1">נופו' </text:span><text:span text:style-name="T2">(</text:span><text:span text:style-name="T8">ומתניתין</text:span><text:span text:style-name="T5"> </text:span><text:span text:style-name="T8">דהכא</text:span><text:span text:style-name="T5"> </text:span><text:span text:style-name="T8">וברייתא</text:span><text:span text:style-name="T5"> </text:span><text:span text:style-name="T8">- רבי</text:span><text:span text:style-name="T5"> </text:span><text:span text:style-name="T8">יהודה, ומתניתין</text:span><text:span text:style-name="T5"> </text:span><text:span text:style-name="T8">ד'אילן</text:span><text:span text:style-name="T5"> </text:span><text:span text:style-name="T8">שהוא</text:span><text:span text:style-name="T5"> </text:span><text:span text:style-name="T8">עומד</text:span><text:span text:style-name="T5"> </text:span><text:span text:style-name="T8">בפנים</text:span><text:span text:style-name="T5"> </text:span><text:span text:style-name="T8">כו' – רבנן; </text:span><text:span text:style-name="T27">ושינויא</text:span><text:span text:style-name="T31"> </text:span><text:span text:style-name="T27">קמא</text:span><text:span text:style-name="T31"> </text:span><text:span text:style-name="T27">ליתא</text:span><text:span text:style-name="T2">)</text:span><text:span text:style-name="T1">. </text:span></text:p>
      <text:p text:style-name="P10"><text:span text:style-name="T1">אימור</text:span><text:span text:style-name="T4"> </text:span><text:span text:style-name="T1">דשמעת</text:span><text:span text:style-name="T4"> </text:span><text:span text:style-name="T1">ליה</text:span><text:span text:style-name="T4"> </text:span><text:span text:style-name="T1">לרבי</text:span><text:span text:style-name="T4"> </text:span><text:span text:style-name="T1">יהודה</text:span><text:span text:style-name="T4"> </text:span><text:span text:style-name="T1">גבי</text:span><text:span text:style-name="T4"> </text:span><text:span text:style-name="T1">מעשר</text:span><text:span text:style-name="T4"> </text:span><text:span text:style-name="T1">לחומרא: עיקרו</text:span><text:span text:style-name="T4"> </text:span><text:span text:style-name="T1">בחוץ</text:span><text:span text:style-name="T4"> </text:span><text:span text:style-name="T1">ונופו</text:span><text:span text:style-name="T4"> </text:span><text:span text:style-name="T1">בפנים</text:span><text:span text:style-name="T4"> </text:span><text:span text:style-name="T2">(</text:span><text:span text:style-name="T8">הלך</text:span><text:span text:style-name="T5"> </text:span><text:span text:style-name="T8">אחר</text:span><text:span text:style-name="T5"> </text:span><text:span text:style-name="T8">הנוף</text:span><text:span text:style-name="T5"> </text:span><text:span text:style-name="T8">לענין</text:span><text:span text:style-name="T5"> </text:span><text:span text:style-name="T8">פדייה</text:span><text:span text:style-name="T2">)</text:span><text:span text:style-name="T1">: כי</text:span><text:span text:style-name="T4"> </text:span><text:span text:style-name="T1">היכי</text:span><text:span text:style-name="T4"> </text:span><text:span text:style-name="T1">דבנופו</text:span><text:span text:style-name="T4"> </text:span><text:span text:style-name="T1">לא</text:span><text:span text:style-name="T4"> </text:span><text:span text:style-name="T1">מצי</text:span><text:span text:style-name="T4"> </text:span><text:span text:style-name="T1">פריק</text:span><text:span text:style-name="T4"> </text:span><text:span text:style-name="T41">[שהרי</text:span><text:span text:style-name="T52"> </text:span><text:span text:style-name="T41">זה</text:span><text:span text:style-name="T52"> </text:span><text:span text:style-name="T41">בתוך</text:span><text:span text:style-name="T52"> </text:span><text:span text:style-name="T41">ירושלים]</text:span><text:span text:style-name="T50"> </text:span><text:span text:style-name="T1">- בעיקרו</text:span><text:span text:style-name="T4"> </text:span><text:span text:style-name="T1">נמי</text:span><text:span text:style-name="T4"> </text:span><text:span text:style-name="T1">לא</text:span><text:span text:style-name="T4"> </text:span><text:span text:style-name="T1">מצי</text:span><text:span text:style-name="T4"> </text:span><text:span text:style-name="T1">פריק; עיקרו</text:span><text:span text:style-name="T4"> </text:span><text:span text:style-name="T1">מבפנים</text:span><text:span text:style-name="T4"> </text:span><text:span text:style-name="T1">ונופו</text:span><text:span text:style-name="T4"> </text:span><text:span text:style-name="T1">מבחוץ</text:span><text:span text:style-name="T4"> </text:span><text:span text:style-name="T2">(</text:span><text:span text:style-name="T8">הלך</text:span><text:span text:style-name="T5"> </text:span><text:span text:style-name="T8">אחר</text:span><text:span text:style-name="T5"> </text:span><text:span text:style-name="T8">הנוף</text:span><text:span text:style-name="T5"> </text:span><text:span text:style-name="T8">לענין</text:span><text:span text:style-name="T5"> </text:span><text:span text:style-name="T8">אכילה: דמישדי</text:span><text:span text:style-name="T5"> </text:span><text:span text:style-name="T8">עיקרו</text:span><text:span text:style-name="T5"> </text:span><text:span text:style-name="T8">בתר</text:span><text:span text:style-name="T5"> </text:span><text:span text:style-name="T8">נופו, ואסור</text:span><text:span text:style-name="T5"> </text:span><text:span text:style-name="T8">לאוכלו</text:span><text:span text:style-name="T5"> </text:span><text:span text:style-name="T8">בעיקרו</text:span><text:span text:style-name="T5"> </text:span><text:span text:style-name="T8">אלא</text:span><text:span text:style-name="T5"> </text:span><text:span text:style-name="T8">אם</text:span><text:span text:style-name="T5"> </text:span><text:span text:style-name="T8">כן</text:span><text:span text:style-name="T5"> </text:span><text:span text:style-name="T8">פדאו</text:span><text:span text:style-name="T5"> </text:span><text:span text:style-name="T8">מקודם</text:span><text:span text:style-name="T5"> </text:span><text:span text:style-name="T8">שנכנס</text:span><text:span text:style-name="T2">)</text:span><text:span text:style-name="T1">: כי</text:span><text:span text:style-name="T4"> </text:span><text:span text:style-name="T1">היכי</text:span><text:span text:style-name="T4"> </text:span><text:span text:style-name="T1">דבנופו</text:span><text:span text:style-name="T4"> </text:span><text:span text:style-name="T1">לא</text:span><text:span text:style-name="T4"> </text:span><text:span text:style-name="T1">מצי</text:span><text:span text:style-name="T4"> </text:span><text:span text:style-name="T1">אכיל</text:span><text:span text:style-name="T4"> </text:span><text:span text:style-name="T1">בלא</text:span><text:span text:style-name="T4"> </text:span><text:span text:style-name="T1">פדייה</text:span><text:span text:style-name="T4"> </text:span><text:span text:style-name="T1">- בעיקרו</text:span><text:span text:style-name="T4"> </text:span><text:span text:style-name="T1">נמי</text:span><text:span text:style-name="T4"> </text:span><text:span text:style-name="T1">לא</text:span><text:span text:style-name="T4"> </text:span><text:span text:style-name="T1">מצי</text:span><text:span text:style-name="T4"> </text:span><text:span text:style-name="T1">אכיל</text:span><text:span text:style-name="T4"> </text:span><text:span text:style-name="T1">בלא</text:span><text:span text:style-name="T4"> </text:span><text:span text:style-name="T1">פדייה</text:span><text:span text:style-name="T4"> </text:span><text:span text:style-name="T2">(</text:span><text:span text:style-name="T8">כלומר: היכי</text:span><text:span text:style-name="T5"> </text:span><text:span text:style-name="T8">בעית</text:span><text:span text:style-name="T5"> </text:span><text:span text:style-name="T8">לאוקמא</text:span><text:span text:style-name="T5"> </text:span><text:span text:style-name="T8">להא</text:span><text:span text:style-name="T5"> </text:span><text:span text:style-name="T8">דתניא</text:span><text:span text:style-name="T5"> </text:span><text:span text:style-name="T8">''בירושלים</text:span><text:span text:style-name="T5"> </text:span><text:span text:style-name="T8">הלך</text:span><text:span text:style-name="T5"> </text:span><text:span text:style-name="T8">אחר</text:span><text:span text:style-name="T5"> </text:span><text:span text:style-name="T8">הנוף</text:span><text:span text:style-name="T5"> </text:span><text:span text:style-name="T8">כו'? כרבי</text:span><text:span text:style-name="T5"> </text:span><text:span text:style-name="T8">יהודה? הניחא</text:span><text:span text:style-name="T5"> </text:span><text:span text:style-name="T8">אי</text:span><text:span text:style-name="T5"> </text:span><text:span text:style-name="T8">תנא</text:span><text:span text:style-name="T5"> </text:span><text:span text:style-name="T8">בה</text:span><text:span text:style-name="T5"> </text:span><text:span text:style-name="T8">חדא</text:span><text:span text:style-name="T5"> </text:span><text:span text:style-name="T8">'בירושלים</text:span><text:span text:style-name="T5"> </text:span><text:span text:style-name="T8">הלך</text:span><text:span text:style-name="T5"> </text:span><text:span text:style-name="T8">אחר</text:span><text:span text:style-name="T5"> </text:span><text:span text:style-name="T8">הנוף' ולא</text:span><text:span text:style-name="T5"> </text:span><text:span text:style-name="T8">תנא</text:span><text:span text:style-name="T5"> </text:span><text:span text:style-name="T8">בה</text:span><text:span text:style-name="T5"> </text:span><text:span text:style-name="T8">'בערי</text:span><text:span text:style-name="T5"> </text:span><text:span text:style-name="T8">מקלט</text:span><text:span text:style-name="T5"> </text:span><text:span text:style-name="T8">הלך</text:span><text:span text:style-name="T5"> </text:span><text:span text:style-name="T8">אחר</text:span><text:span text:style-name="T5"> </text:span><text:span text:style-name="T8">הנוף' - מצית</text:span><text:span text:style-name="T5"> </text:span><text:span text:style-name="T8">מוקמת</text:span><text:span text:style-name="T5"> </text:span><text:span text:style-name="T8">לה</text:span><text:span text:style-name="T5"> </text:span><text:span text:style-name="T8">כרבי</text:span><text:span text:style-name="T5"> </text:span><text:span text:style-name="T8">יהודה, אבל</text:span><text:span text:style-name="T5"> </text:span><text:span text:style-name="T8">השתא</text:span><text:span text:style-name="T5"> </text:span><text:span text:style-name="T8">- מאן</text:span><text:span text:style-name="T5"> </text:span><text:span text:style-name="T8">ציית</text:span><text:span text:style-name="T5"> </text:span><text:span text:style-name="T8">לך? </text:span><text:span text:style-name="T16">אימור</text:span><text:span text:style-name="T18"> </text:span><text:span text:style-name="T16">דשמעת</text:span><text:span text:style-name="T18"> </text:span><text:span text:style-name="T16">ליה</text:span><text:span text:style-name="T18"> </text:span><text:span text:style-name="T16">לרבי</text:span><text:span text:style-name="T18"> </text:span><text:span text:style-name="T16">יהודה</text:span><text:span text:style-name="T18"> </text:span><text:span text:style-name="T16">גבי</text:span><text:span text:style-name="T18"> </text:span><text:span text:style-name="T16">מעשר</text:span><text:span text:style-name="T5"> </text:span><text:span text:style-name="T8">'באילן</text:span><text:span text:style-name="T5"> </text:span><text:span text:style-name="T8">הלך</text:span><text:span text:style-name="T5"> </text:span><text:span text:style-name="T8">אחר</text:span><text:span text:style-name="T5"> </text:span><text:span text:style-name="T8">הנוף' משום</text:span><text:span text:style-name="T5"> </text:span><text:span text:style-name="T8">דאיכא</text:span><text:span text:style-name="T5"> </text:span><text:span text:style-name="T8">למימר</text:span><text:span text:style-name="T5"> </text:span><text:span text:style-name="T8">לחומרא: בין</text:span><text:span text:style-name="T5"> </text:span><text:span text:style-name="T8">עיקרו</text:span><text:span text:style-name="T5"> </text:span><text:span text:style-name="T8">בפנים</text:span><text:span text:style-name="T5"> </text:span><text:span text:style-name="T8">ונופו</text:span><text:span text:style-name="T5"> </text:span><text:span text:style-name="T8">בחוץ</text:span><text:span text:style-name="T5"> </text:span><text:span text:style-name="T8">בין</text:span><text:span text:style-name="T5"> </text:span><text:span text:style-name="T8">עיקרו</text:span><text:span text:style-name="T5"> </text:span><text:span text:style-name="T8">בחוץ</text:span><text:span text:style-name="T5"> </text:span><text:span text:style-name="T8">ונופו</text:span><text:span text:style-name="T5"> </text:span><text:span text:style-name="T8">בפנים, דגבי</text:span><text:span text:style-name="T5"> </text:span><text:span text:style-name="T8">מעשר</text:span><text:span text:style-name="T5"> </text:span><text:span text:style-name="T8">איכא</text:span><text:span text:style-name="T5"> </text:span><text:span text:style-name="T8">בין</text:span><text:span text:style-name="T5"> </text:span><text:span text:style-name="T8">בפנים</text:span><text:span text:style-name="T5"> </text:span><text:span text:style-name="T8">בין</text:span><text:span text:style-name="T5"> </text:span><text:span text:style-name="T8">בחוץ</text:span><text:span text:style-name="T5"> </text:span><text:span text:style-name="T8">חדא</text:span><text:span text:style-name="T5"> </text:span><text:span text:style-name="T8">לחומרא</text:span><text:span text:style-name="T5"> </text:span><text:span text:style-name="T8">וחדא</text:span><text:span text:style-name="T5"> </text:span><text:span text:style-name="T8">לקולא: חומר</text:span><text:span text:style-name="T5"> </text:span><text:span text:style-name="T8">בפנים</text:span><text:span text:style-name="T5"> </text:span><text:span text:style-name="T8">מבחוץ: שבחוץ</text:span><text:span text:style-name="T5"> </text:span><text:span text:style-name="T8">יכול</text:span><text:span text:style-name="T5"> </text:span><text:span text:style-name="T8">לפדותו</text:span><text:span text:style-name="T5"> </text:span><text:span text:style-name="T8">ובפנים</text:span><text:span text:style-name="T5"> </text:span><text:span text:style-name="T8">אינו</text:span><text:span text:style-name="T5"> </text:span><text:span text:style-name="T8">יכול</text:span><text:span text:style-name="T5"> </text:span><text:span text:style-name="T8">לפדותו, דקלטי</text:span><text:span text:style-name="T5"> </text:span><text:span text:style-name="T8">ליה</text:span><text:span text:style-name="T5"> </text:span><text:span text:style-name="T8">מחיצות; וחומר</text:span><text:span text:style-name="T5"> </text:span><text:span text:style-name="T8">בחוץ</text:span><text:span text:style-name="T5"> </text:span><text:span text:style-name="T8">מבפנים: שאינו</text:span><text:span text:style-name="T5"> </text:span><text:span text:style-name="T8">נאכל</text:span><text:span text:style-name="T5"> </text:span><text:span text:style-name="T8">בחוץ</text:span><text:span text:style-name="T5"> </text:span><text:span text:style-name="T8">בלא</text:span><text:span text:style-name="T5"> </text:span><text:span text:style-name="T8">פדייה, ובפנים</text:span><text:span text:style-name="T5"> </text:span><text:span text:style-name="T8">אוכלו</text:span><text:span text:style-name="T5"> </text:span><text:span text:style-name="T8">בלא</text:span><text:span text:style-name="T5"> </text:span><text:span text:style-name="T8">פדייה! ואיכא</text:span><text:span text:style-name="T5"> </text:span><text:span text:style-name="T8">למימר</text:span><text:span text:style-name="T5"> </text:span><text:span text:style-name="T8">כי</text:span><text:span text:style-name="T5"> </text:span><text:span text:style-name="T8">אמר</text:span><text:span text:style-name="T5"> </text:span><text:span text:style-name="T8">רבי</text:span><text:span text:style-name="T5"> </text:span><text:span text:style-name="T8">יהודה</text:span><text:span text:style-name="T5"> </text:span><text:span text:style-name="T8">'הלך</text:span><text:span text:style-name="T5"> </text:span><text:span text:style-name="T8">אחר</text:span><text:span text:style-name="T5"> </text:span><text:span text:style-name="T8">הנוף' - לחומרא</text:span><text:span text:style-name="T5"> </text:span><text:span text:style-name="T8">אמרה, כדמפרש</text:span><text:span text:style-name="T5"> </text:span><text:span text:style-name="T8">ואזיל</text:span><text:span text:style-name="T2">)</text:span><text:span text:style-name="T1">, אלא</text:span><text:span text:style-name="T4"> </text:span><text:span text:style-name="T1">גבי</text:span><text:span text:style-name="T4"> </text:span><text:span text:style-name="T1">ערי</text:span><text:span text:style-name="T4"> </text:span><text:span text:style-name="T1">מקלט</text:span><text:span text:style-name="T4"> </text:span><text:span text:style-name="T2">(</text:span><text:span text:style-name="T8">על</text:span><text:span text:style-name="T5"> </text:span><text:span text:style-name="T8">כרחך</text:span><text:span text:style-name="T5"> </text:span><text:span text:style-name="T8">עיקרו</text:span><text:span text:style-name="T5"> </text:span><text:span text:style-name="T8">בפנים</text:span><text:span text:style-name="T5"> </text:span><text:span text:style-name="T8">ונופו</text:span><text:span text:style-name="T5"> </text:span><text:span text:style-name="T8">לחוץ</text:span><text:span text:style-name="T5"> </text:span><text:span text:style-name="T8">לא</text:span><text:span text:style-name="T5"> </text:span><text:span text:style-name="T8">משכחת</text:span><text:span text:style-name="T5"> </text:span><text:span text:style-name="T8">לה</text:span><text:span text:style-name="T5"> </text:span><text:span text:style-name="T8">אלא</text:span><text:span text:style-name="T5"> </text:span><text:span text:style-name="T8">לקולא</text:span><text:span text:style-name="T2">)</text:span><text:span text:style-name="T1">: בשלמא</text:span><text:span text:style-name="T4"> </text:span><text:span text:style-name="T1">עיקרו</text:span><text:span text:style-name="T4"> </text:span><text:span text:style-name="T1">בחוץ</text:span><text:span text:style-name="T4"> </text:span><text:span text:style-name="T1">ונופו</text:span><text:span text:style-name="T4"> </text:span><text:span text:style-name="T1">בפנים</text:span><text:span text:style-name="T4"> </text:span><text:span text:style-name="T1">כי</text:span><text:span text:style-name="T4"> </text:span><text:span text:style-name="T1">היכי</text:span><text:span text:style-name="T4"> </text:span><text:span text:style-name="T1">דבנופו</text:span><text:span text:style-name="T4"> </text:span><text:span text:style-name="T1">לא</text:span><text:span text:style-name="T4"> </text:span><text:span text:style-name="T1">מצי</text:span><text:span text:style-name="T4"> </text:span><text:span text:style-name="T1">קטיל</text:span><text:span text:style-name="T4"> </text:span><text:span text:style-name="T1">ליה</text:span><text:span text:style-name="T4"> </text:span><text:span text:style-name="T1">- בעיקרו</text:span><text:span text:style-name="T4"> </text:span><text:span text:style-name="T1">נמי</text:span><text:span text:style-name="T4"> </text:span><text:span text:style-name="T1">לא</text:span><text:span text:style-name="T4"> </text:span><text:span text:style-name="T1">מצי</text:span><text:span text:style-name="T4"> </text:span><text:span text:style-name="T1">קטיל</text:span><text:span text:style-name="T4"> </text:span><text:span text:style-name="T1">ליה; אלא</text:span><text:span text:style-name="T4"> </text:span><text:span text:style-name="T1">עיקרו</text:span><text:span text:style-name="T4"> </text:span><text:span text:style-name="T1">בפנים</text:span><text:span text:style-name="T4"> </text:span><text:span text:style-name="T1">ונופו</text:span><text:span text:style-name="T4"> </text:span><text:span text:style-name="T1">בחוץ: כי</text:span><text:span text:style-name="T4"> </text:span><text:span text:style-name="T1">היכי</text:span><text:span text:style-name="T4"> </text:span><text:span text:style-name="T1">דבנופו</text:span><text:span text:style-name="T4"> </text:span><text:span text:style-name="T1">מצי</text:span><text:span text:style-name="T4"> </text:span><text:span text:style-name="T1">קטיל</text:span><text:span text:style-name="T4"> </text:span><text:span text:style-name="T1">ליה</text:span><text:span text:style-name="T4"> </text:span><text:span text:style-name="T1">- בעיקרו</text:span><text:span text:style-name="T4"> </text:span><text:span text:style-name="T1">נמי</text:span><text:span text:style-name="T4"> </text:span><text:span text:style-name="T1">מצי</text:span><text:span text:style-name="T4"> </text:span><text:span text:style-name="T1">קטיל</text:span><text:span text:style-name="T4"> </text:span><text:span text:style-name="T1">ליה? הא</text:span><text:span text:style-name="T4"> </text:span><text:span text:style-name="T1">גואי</text:span><text:span text:style-name="T4"> </text:span><text:span text:style-name="T1">קאי!?</text:span></text:p>
      <text:p text:style-name="P20">[## ועוד: בדברי<text:span text:style-name="T62"> </text:span>רבי<text:span text:style-name="T62"> </text:span>היודה<text:span text:style-name="T62"> </text:span>לא<text:span text:style-name="T62"> </text:span>ניכר<text:span text:style-name="T62"> </text:span>הבדל<text:span text:style-name="T62"> </text:span>בין<text:span text:style-name="T62"> </text:span>מערה<text:span text:style-name="T62"> </text:span>לנוף<text:span text:style-name="T62"> </text:span>אילן: במערה<text:span text:style-name="T62"> </text:span>הכל<text:span text:style-name="T62"> </text:span>אחר<text:span text:style-name="T62"> </text:span>הפתח, ובעץ<text:span text:style-name="T62"> </text:span>הכל<text:span text:style-name="T62"> </text:span>אחר<text:span text:style-name="T62"> </text:span>הנוף! אך<text:span text:style-name="T62"> </text:span>יש<text:span text:style-name="T62"> </text:span>לומר<text:span text:style-name="T62"> </text:span>שיש<text:span text:style-name="T62"> </text:span>לחלק: באילן<text:span text:style-name="T62"> </text:span>יש<text:span text:style-name="T62"> </text:span>הבדל<text:span text:style-name="T62"> </text:span>ניכר<text:span text:style-name="T62"> </text:span>בין<text:span text:style-name="T62"> </text:span>גזע<text:span text:style-name="T62"> </text:span>העץ<text:span text:style-name="T62"> </text:span>לבין<text:span text:style-name="T62"> </text:span>נופו, אך<text:span text:style-name="T62"> </text:span>במערה<text:span text:style-name="T62"> – </text:span>כל<text:span text:style-name="T62"> </text:span>תוך<text:span text:style-name="T62"> </text:span>המערה<text:span text:style-name="T62"> </text:span>אחד<text:span text:style-name="T62"> </text:span>הוא.</text:p>
      <text:p text:style-name="P20">## ויש<text:span text:style-name="T62"> </text:span>לשאול: מה<text:span text:style-name="T62"> </text:span>דין<text:span text:style-name="T62"> </text:span>בית<text:span text:style-name="T62"> </text:span>הצמוד<text:span text:style-name="T62"> </text:span>לחומת<text:span text:style-name="T62"> </text:span>ירושלים, שהכניסה<text:span text:style-name="T62"> </text:span>אליו<text:span text:style-name="T62"> </text:span>מתוך<text:span text:style-name="T62"> </text:span>העיר? האם<text:span text:style-name="T62"> </text:span>הוא<text:span text:style-name="T62"> </text:span>נחשב<text:span text:style-name="T62"> </text:span>כמו<text:span text:style-name="T62"> </text:span>מערה: הכל<text:span text:style-name="T62"> </text:span>אחר<text:span text:style-name="T62"> </text:span>הפתח? ומסברה<text:span text:style-name="T62"> </text:span>נראה<text:span text:style-name="T62"> </text:span>שהבית<text:span text:style-name="T62"> </text:span>האטום<text:span text:style-name="T62"> </text:span>כלפי<text:span text:style-name="T62"> </text:span>חוץ<text:span text:style-name="T62"> </text:span>הוא<text:span text:style-name="T62"> </text:span>פשוט<text:span text:style-name="T62"> </text:span>חשוב<text:span text:style-name="T62"> </text:span>כחלק<text:span text:style-name="T62"> </text:span>מהחומה?]</text:p>
      <text:p text:style-name="P10"><text:span text:style-name="T1">אמר</text:span><text:span text:style-name="T4"> </text:span><text:span text:style-name="T1">רבא: אמר</text:span><text:span text:style-name="T4"> </text:span><text:span text:style-name="T1">רבא: </text:span><text:span text:style-name="T2">(</text:span><text:span text:style-name="T8">לעולם</text:span><text:span text:style-name="T5"> </text:span><text:span text:style-name="T8">כדקא</text:span><text:span text:style-name="T5"> </text:span><text:span text:style-name="T8">משנינן: 'הא</text:span><text:span text:style-name="T5"> </text:span><text:span text:style-name="T8">רבי</text:span><text:span text:style-name="T5"> </text:span><text:span text:style-name="T8">יהודה</text:span><text:span text:style-name="T5"> </text:span><text:span text:style-name="T8">והא</text:span><text:span text:style-name="T5"> </text:span><text:span text:style-name="T8">רבנן': דלרבנן</text:span><text:span text:style-name="T5"> </text:span><text:span text:style-name="T8">לא</text:span><text:span text:style-name="T5"> </text:span><text:span text:style-name="T8">שדינן</text:span><text:span text:style-name="T5"> </text:span><text:span text:style-name="T8">לא</text:span><text:span text:style-name="T5"> </text:span><text:span text:style-name="T8">נוף</text:span><text:span text:style-name="T5"> </text:span><text:span text:style-name="T8">בתר</text:span><text:span text:style-name="T5"> </text:span><text:span text:style-name="T8">עיקרו</text:span><text:span text:style-name="T5"> </text:span><text:span text:style-name="T8">ולא</text:span><text:span text:style-name="T5"> </text:span><text:span text:style-name="T8">עיקרו</text:span><text:span text:style-name="T5"> </text:span><text:span text:style-name="T8">בתר</text:span><text:span text:style-name="T5"> </text:span><text:span text:style-name="T8">נוף, לא</text:span><text:span text:style-name="T5"> </text:span><text:span text:style-name="T8">במעשר</text:span><text:span text:style-name="T5"> </text:span><text:span text:style-name="T8">ולא</text:span><text:span text:style-name="T5"> </text:span><text:span text:style-name="T8">בערי</text:span><text:span text:style-name="T5"> </text:span><text:span text:style-name="T8">מקלט, כדקתני</text:span><text:span text:style-name="T5"> </text:span><text:span text:style-name="T8">קמייתא: 'מכנגד</text:span><text:span text:style-name="T5"> </text:span><text:span text:style-name="T8">החומה</text:span><text:span text:style-name="T5"> </text:span><text:span text:style-name="T8">ולפנים</text:span><text:span text:style-name="T5"> </text:span><text:span text:style-name="T8">כלפנים'; ורבי</text:span><text:span text:style-name="T5"> </text:span><text:span text:style-name="T8">יהודה</text:span><text:span text:style-name="T5"> </text:span><text:span text:style-name="T8">פליג</text:span><text:span text:style-name="T5"> </text:span><text:span text:style-name="T8">ואמר: 'שדי</text:span><text:span text:style-name="T5"> </text:span><text:span text:style-name="T8">עיקרו</text:span><text:span text:style-name="T5"> </text:span><text:span text:style-name="T8">בתר</text:span><text:span text:style-name="T5"> </text:span><text:span text:style-name="T8">נופו' ודקאמרת: דלמא</text:span><text:span text:style-name="T5"> </text:span><text:span text:style-name="T8">לחומרא</text:span><text:span text:style-name="T5"> </text:span><text:span text:style-name="T8">קאמר? - אנן</text:span><text:span text:style-name="T5"> </text:span><text:span text:style-name="T8">נמי</text:span><text:span text:style-name="T5"> </text:span><text:span text:style-name="T8">לחומרא</text:span><text:span text:style-name="T5"> </text:span><text:span text:style-name="T8">אמרינן</text:span><text:span text:style-name="T5"> </text:span><text:span text:style-name="T8">לה</text:span><text:span text:style-name="T5"> </text:span><text:span text:style-name="T8">לענין</text:span><text:span text:style-name="T5"> </text:span><text:span text:style-name="T8">מעשר, כדאמרן;</text:span><text:span text:style-name="T2">)</text:span><text:span text:style-name="T1"> </text:span><text:span text:style-name="T2">(</text:span><text:span text:style-name="T8">ולענין</text:span><text:span text:style-name="T5"> </text:span><text:span text:style-name="T8">מקלט: היכא</text:span><text:span text:style-name="T5"> </text:span><text:span text:style-name="T8">דעיקרו</text:span><text:span text:style-name="T5"> </text:span><text:span text:style-name="T8">בחוץ</text:span><text:span text:style-name="T5"> </text:span><text:span text:style-name="T8">ונופו</text:span><text:span text:style-name="T5"> </text:span><text:span text:style-name="T8">בפנים</text:span><text:span text:style-name="T5"> </text:span><text:span text:style-name="T8">- דחומרא</text:span><text:span text:style-name="T5"> </text:span><text:span text:style-name="T8">הוא</text:span><text:span text:style-name="T5"> </text:span><text:span text:style-name="T8">- שדי</text:span><text:span text:style-name="T5"> </text:span><text:span text:style-name="T8">עיקרו</text:span><text:span text:style-name="T5"> </text:span><text:span text:style-name="T8">בתר</text:span><text:span text:style-name="T5"> </text:span><text:span text:style-name="T8">נופו, ואם</text:span><text:span text:style-name="T5"> </text:span><text:span text:style-name="T8">רוצח</text:span><text:span text:style-name="T5"> </text:span><text:span text:style-name="T8">בעיקרו</text:span><text:span text:style-name="T5"> </text:span><text:span text:style-name="T8">- לא</text:span><text:span text:style-name="T5"> </text:span><text:span text:style-name="T8">מצי</text:span><text:span text:style-name="T5"> </text:span><text:span text:style-name="T8">קטיל</text:span><text:span text:style-name="T5"> </text:span><text:span text:style-name="T8">ליה; והיכא</text:span><text:span text:style-name="T5"> </text:span><text:span text:style-name="T8">דעיקרו</text:span><text:span text:style-name="T5"> </text:span><text:span text:style-name="T8">בפנים</text:span><text:span text:style-name="T5"> </text:span><text:span text:style-name="T8">ונופו</text:span><text:span text:style-name="T5"> </text:span><text:span text:style-name="T8">בחוץ, דקאמר</text:span><text:span text:style-name="T5"> </text:span><text:span text:style-name="T8">בה</text:span><text:span text:style-name="T5"> </text:span><text:span text:style-name="T8">רבי</text:span><text:span text:style-name="T5"> </text:span><text:span text:style-name="T8">יהודה</text:span><text:span text:style-name="T5"> </text:span><text:span text:style-name="T8">'הלך</text:span><text:span text:style-name="T5"> </text:span><text:span text:style-name="T8">אחר</text:span><text:span text:style-name="T5"> </text:span><text:span text:style-name="T8">הנוף' - לאו</text:span><text:span text:style-name="T5"> </text:span><text:span text:style-name="T8">למישדי</text:span><text:span text:style-name="T5"> </text:span><text:span text:style-name="T8">עיקרו</text:span><text:span text:style-name="T5"> </text:span><text:span text:style-name="T8">בתר</text:span><text:span text:style-name="T5"> </text:span><text:span text:style-name="T8">נופו</text:span><text:span text:style-name="T5"> </text:span><text:span text:style-name="T8">ולמימר</text:span><text:span text:style-name="T5"> </text:span><text:span text:style-name="T8">דכי</text:span><text:span text:style-name="T5"> </text:span><text:span text:style-name="T8">היכי</text:span><text:span text:style-name="T5"> </text:span><text:span text:style-name="T8">בנופו</text:span><text:span text:style-name="T5"> </text:span><text:span text:style-name="T8">מצי</text:span><text:span text:style-name="T5"> </text:span><text:span text:style-name="T8">קטיל</text:span><text:span text:style-name="T5"> </text:span><text:span text:style-name="T8">ליה</text:span><text:span text:style-name="T5"> </text:span><text:span text:style-name="T8">בעיקרו</text:span><text:span text:style-name="T5"> </text:span><text:span text:style-name="T8">נמי</text:span><text:span text:style-name="T5"> </text:span><text:span text:style-name="T8">מצי</text:span><text:span text:style-name="T5"> </text:span><text:span text:style-name="T8">קטיל</text:span><text:span text:style-name="T5"> </text:span><text:span text:style-name="T8">קאמר</text:span><text:span text:style-name="T2">)</text:span><text:span text:style-name="T1"> בעיקרו</text:span><text:span text:style-name="T2">(</text:span><text:span text:style-name="T8">דבעיקרו</text:span><text:span text:style-name="T5"> </text:span><text:span text:style-name="T8">שבפנים</text:span><text:span text:style-name="T2">)</text:span><text:span text:style-name="T1"> ד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1">דלא</text:span><text:span text:style-name="T4"> </text:span><text:span text:style-name="T1">מצי</text:span><text:span text:style-name="T4"> </text:span><text:span text:style-name="T1">קטיל; קאי</text:span><text:span text:style-name="T4"> </text:span><text:span text:style-name="T1">בנופו</text:span><text:span text:style-name="T4"> </text:span><text:span text:style-name="T1">ויכול</text:span><text:span text:style-name="T4"> </text:span><text:span text:style-name="T1">להורגו</text:span><text:span text:style-name="T4"> </text:span><text:span text:style-name="T1">בחצים</text:span><text:span text:style-name="T4"> </text:span><text:span text:style-name="T1">ובצרורות</text:span><text:span text:style-name="T4"> </text:span><text:span text:style-name="T2">(</text:span><text:span text:style-name="T8">והיכא</text:span><text:span text:style-name="T5"> </text:span><text:span text:style-name="T8">דקאי</text:span><text:span text:style-name="T5"> </text:span><text:span text:style-name="T8">רוצח</text:span><text:span text:style-name="T5"> </text:span><text:span text:style-name="T8">בנופו</text:span><text:span text:style-name="T5"> </text:span><text:span text:style-name="T8">שבחוץ</text:span><text:span text:style-name="T5"> </text:span><text:span text:style-name="T8">ויכול</text:span><text:span text:style-name="T5"> </text:span><text:span text:style-name="T8">גואל</text:span><text:span text:style-name="T5"> </text:span><text:span text:style-name="T8">הדם</text:span><text:span text:style-name="T5"> </text:span><text:span text:style-name="T8">לעמוד</text:span><text:span text:style-name="T5"> </text:span><text:span text:style-name="T8">חוץ</text:span><text:span text:style-name="T5"> </text:span><text:span text:style-name="T8">לתחום</text:span><text:span text:style-name="T5"> </text:span><text:span text:style-name="T8">ולהורגו</text:span><text:span text:style-name="T5"> </text:span><text:span text:style-name="T8">בחצים</text:span><text:span text:style-name="T5"> </text:span><text:span text:style-name="T8">ובצרורות</text:span><text:span text:style-name="T2">)</text:span><text:span text:style-name="T1">, ד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1">דמצי</text:span><text:span text:style-name="T4"> </text:span><text:span text:style-name="T1">קטיל</text:span><text:span text:style-name="T4"> </text:span><text:span text:style-name="T1">ליה</text:span><text:span text:style-name="T4"> </text:span><text:span text:style-name="T2">(</text:span><text:span text:style-name="T8">דלכולי</text:span><text:span text:style-name="T5"> </text:span><text:span text:style-name="T8">עלמא</text:span><text:span text:style-name="T5"> </text:span><text:span text:style-name="T8">נוף</text:span><text:span text:style-name="T5"> </text:span><text:span text:style-name="T8">בתר</text:span><text:span text:style-name="T5"> </text:span><text:span text:style-name="T8">עיקר</text:span><text:span text:style-name="T5"> </text:span><text:span text:style-name="T8">לא</text:span><text:span text:style-name="T5"> </text:span><text:span text:style-name="T8">שדינן</text:span><text:span text:style-name="T2">)</text:span><text:span text:style-name="T1">; כי</text:span><text:span text:style-name="T4"> </text:span><text:span text:style-name="T1">פליגי</text:span><text:span text:style-name="T4"> </text:span><text:span text:style-name="T2">(</text:span><text:span text:style-name="T8">דקאמר</text:span><text:span text:style-name="T5"> </text:span><text:span text:style-name="T8">רבי</text:span><text:span text:style-name="T5"> </text:span><text:span text:style-name="T8">יהודה</text:span><text:span text:style-name="T5"> </text:span><text:span text:style-name="T8">'הלך</text:span><text:span text:style-name="T5"> </text:span><text:span text:style-name="T8">אחר</text:span><text:span text:style-name="T5"> </text:span><text:span text:style-name="T8">הנוף'</text:span><text:span text:style-name="T2">)</text:span><text:span text:style-name="T1"> במהוי</text:span><text:span text:style-name="T4"> </text:span><text:span text:style-name="T1">עיקרו</text:span><text:span text:style-name="T4"> </text:span><text:span text:style-name="T1">דרגא</text:span><text:span text:style-name="T4"> </text:span><text:span text:style-name="T1">לנופו</text:span><text:span text:style-name="T4"> </text:span><text:span text:style-name="T2">(</text:span><text:span text:style-name="T8">שיכנס</text:span><text:span text:style-name="T5"> </text:span><text:span text:style-name="T8">גואל</text:span><text:span text:style-name="T5"> </text:span><text:span text:style-name="T8">הדם</text:span><text:span text:style-name="T5"> </text:span><text:span text:style-name="T8">בתוך</text:span><text:span text:style-name="T5"> </text:span><text:span text:style-name="T8">התחום</text:span><text:span text:style-name="T5"> </text:span><text:span text:style-name="T8">ויעלה</text:span><text:span text:style-name="T5"> </text:span><text:span text:style-name="T8">דרך</text:span><text:span text:style-name="T5"> </text:span><text:span text:style-name="T8">העיקר</text:span><text:span text:style-name="T5"> </text:span><text:span text:style-name="T8">ויהרגנו</text:span><text:span text:style-name="T5"> </text:span><text:span text:style-name="T8">בנופו</text:span><text:span text:style-name="T5"> </text:span><text:span text:style-name="T8">קאמר</text:span><text:span text:style-name="T2">)</text:span><text:span text:style-name="T1">: מר</text:span><text:span text:style-name="T4"> </text:span><text:span text:style-name="T1">סבר</text:span><text:span text:style-name="T4"> </text:span><text:span text:style-name="T1">הוי</text:span><text:span text:style-name="T4"> </text:span><text:span text:style-name="T1">עיקרו</text:span><text:span text:style-name="T4"> </text:span><text:span text:style-name="T1">דרגא</text:span><text:span text:style-name="T4"> </text:span><text:span text:style-name="T1">לנופו, ומר</text:span><text:span text:style-name="T4"> </text:span><text:span text:style-name="T1">סבר</text:span><text:span text:style-name="T4"> </text:span><text:span text:style-name="T1">לא</text:span><text:span text:style-name="T4"> </text:span><text:span text:style-name="T1">הוי</text:span><text:span text:style-name="T4"> </text:span><text:span text:style-name="T1">עיקרו</text:span><text:span text:style-name="T4"> </text:span><text:span text:style-name="T1">דרגא</text:span><text:span text:style-name="T4"> </text:span><text:span text:style-name="T1">לנופו</text:span><text:span text:style-name="T4"> </text:span><text:span text:style-name="T2">(</text:span><text:span text:style-name="T8">וכי</text:span><text:span text:style-name="T5"> </text:span><text:span text:style-name="T8">הך</text:span><text:span text:style-name="T5"> </text:span><text:span text:style-name="T8">קולא</text:span><text:span text:style-name="T5"> </text:span><text:span text:style-name="T8">אית</text:span><text:span text:style-name="T5"> </text:span><text:span text:style-name="T8">ליה</text:span><text:span text:style-name="T5"> </text:span><text:span text:style-name="T8">לרבי</text:span><text:span text:style-name="T5"> </text:span><text:span text:style-name="T8">יהודה: דהא</text:span><text:span text:style-name="T5"> </text:span><text:span text:style-name="T8">לאו</text:span><text:span text:style-name="T5"> </text:span><text:span text:style-name="T8">עיקר</text:span><text:span text:style-name="T5"> </text:span><text:span text:style-name="T8">שדי</text:span><text:span text:style-name="T5"> </text:span><text:span text:style-name="T8">בתר</text:span><text:span text:style-name="T5"> </text:span><text:span text:style-name="T8">נוף, אלא</text:span><text:span text:style-name="T5"> </text:span><text:span text:style-name="T8">כל</text:span><text:span text:style-name="T5"> </text:span><text:span text:style-name="T8">חד</text:span><text:span text:style-name="T5"> </text:span><text:span text:style-name="T8">כדקאי</text:span><text:span text:style-name="T2">)</text:span><text:span text:style-name="T1">.</text:span></text:p>
      <text:p text:style-name="P13"/>
      <text:p text:style-name="P10"><text:span text:style-name="T1">רב</text:span><text:span text:style-name="T4"> </text:span><text:span text:style-name="T1">אשי</text:span><text:span text:style-name="T4"> </text:span><text:span text:style-name="T1">אמר: מאי</text:span><text:span text:style-name="T4"> </text:span><text:span text:style-name="T1">'אחר</text:span><text:span text:style-name="T4"> </text:span><text:span text:style-name="T1">הנוף' </text:span><text:span text:style-name="T2">(</text:span><text:span text:style-name="T8">דקאמר</text:span><text:span text:style-name="T5"> </text:span><text:span text:style-name="T8">מתניתין</text:span><text:span text:style-name="T5"> </text:span><text:span text:style-name="T8">דהכא, וכן</text:span><text:span text:style-name="T5"> </text:span><text:span text:style-name="T8">ברייתא</text:span><text:span text:style-name="T5"> </text:span><text:span text:style-name="T8">בערי</text:span><text:span text:style-name="T5"> </text:span><text:span text:style-name="T8">מקלט</text:span><text:span text:style-name="T2">)</text:span><text:span text:style-name="T1">? - אף</text:span><text:span text:style-name="T4"> </text:span><text:span text:style-name="T1">אחר</text:span><text:span text:style-name="T4"> </text:span><text:span text:style-name="T1">הנוף</text:span><text:span text:style-name="T4"> </text:span><text:span text:style-name="T2">(</text:span><text:span text:style-name="T8">ורבי</text:span><text:span text:style-name="T5"> </text:span><text:span text:style-name="T8">יהודה</text:span><text:span text:style-name="T5"> </text:span><text:span text:style-name="T8">היא, וכולהו</text:span><text:span text:style-name="T5"> </text:span><text:span text:style-name="T8">לחומרא; ולענין</text:span><text:span text:style-name="T5"> </text:span><text:span text:style-name="T8">מעשר</text:span><text:span text:style-name="T5"> – </text:span><text:span text:style-name="T8">כדשנינן, ולענין</text:span><text:span text:style-name="T5"> </text:span><text:span text:style-name="T8">מקלט: 'אף</text:span><text:span text:style-name="T5"> </text:span><text:span text:style-name="T8">אחר</text:span><text:span text:style-name="T5"> </text:span><text:span text:style-name="T8">הנוף' קאמר: דהיכא</text:span><text:span text:style-name="T5"> </text:span><text:span text:style-name="T8">דעיקרו</text:span><text:span text:style-name="T5"> </text:span><text:span text:style-name="T8">בחוץ</text:span><text:span text:style-name="T5"> </text:span><text:span text:style-name="T8">ונופו</text:span><text:span text:style-name="T5"> </text:span><text:span text:style-name="T8">בפנים</text:span><text:span text:style-name="T5"> </text:span><text:span text:style-name="T8">- שדי</text:span><text:span text:style-name="T5"> </text:span><text:span text:style-name="T8">עיקרו</text:span><text:span text:style-name="T5"> </text:span><text:span text:style-name="T8">בתר</text:span><text:span text:style-name="T5"> </text:span><text:span text:style-name="T8">נופו</text:span><text:span text:style-name="T5"> </text:span><text:span text:style-name="T8">לחומרא, ולא</text:span><text:span text:style-name="T5"> </text:span><text:span text:style-name="T8">תימא</text:span><text:span text:style-name="T5"> </text:span><text:span text:style-name="T8">'כדקאי</text:span><text:span text:style-name="T5"> </text:span><text:span text:style-name="T8">קאי'; אבל</text:span><text:span text:style-name="T5"> </text:span><text:span text:style-name="T8">היכא</text:span><text:span text:style-name="T5"> </text:span><text:span text:style-name="T8">דעיקרו</text:span><text:span text:style-name="T5"> </text:span><text:span text:style-name="T8">בפנים</text:span><text:span text:style-name="T5"> </text:span><text:span text:style-name="T8">ונופו</text:span><text:span text:style-name="T5"> </text:span><text:soft-page-break/><text:span text:style-name="T8">בחוץ</text:span><text:span text:style-name="T5"> </text:span><text:span text:style-name="T8">- שדי</text:span><text:span text:style-name="T5"> </text:span><text:span text:style-name="T8">נופו</text:span><text:span text:style-name="T5"> </text:span><text:span text:style-name="T8">בתר</text:span><text:span text:style-name="T5"> </text:span><text:span text:style-name="T8">עיקרו, ולא</text:span><text:span text:style-name="T5"> </text:span><text:span text:style-name="T8">מצי</text:span><text:span text:style-name="T5"> </text:span><text:span text:style-name="T8">קטיל</text:span><text:span text:style-name="T5"> </text:span><text:span text:style-name="T8">בנופו; ומשום</text:span><text:span text:style-name="T5"> </text:span><text:span text:style-name="T8">דבכולי</text:span><text:span text:style-name="T5"> </text:span><text:span text:style-name="T8">גמרא</text:span><text:span text:style-name="T5"> </text:span><text:span text:style-name="T8">שדינן</text:span><text:span text:style-name="T5"> </text:span><text:span text:style-name="T8">נוף</text:span><text:span text:style-name="T5"> </text:span><text:span text:style-name="T8">בתר</text:span><text:span text:style-name="T5"> </text:span><text:span text:style-name="T8">עיקר</text:span><text:span text:style-name="T5"> </text:span><text:span text:style-name="T8">- אצטריך</text:span><text:span text:style-name="T5"> </text:span><text:span text:style-name="T8">הכא</text:span><text:span text:style-name="T5"> </text:span><text:span text:style-name="T8">למימר</text:span><text:span text:style-name="T5"> </text:span><text:span text:style-name="T8">דלענין</text:span><text:span text:style-name="T5"> </text:span><text:span text:style-name="T8">מקלט</text:span><text:span text:style-name="T5"> </text:span><text:span text:style-name="T8">זמנין</text:span><text:span text:style-name="T5"> </text:span><text:span text:style-name="T8">דשדינן</text:span><text:span text:style-name="T5"> </text:span><text:span text:style-name="T8">עיקר</text:span><text:span text:style-name="T5"> </text:span><text:span text:style-name="T8">בתר</text:span><text:span text:style-name="T5"> </text:span><text:span text:style-name="T8">נוף</text:span><text:span text:style-name="T5"> </text:span><text:span text:style-name="T8">לחומרא</text:span><text:span text:style-name="T2">)</text:span><text:span text:style-name="T1">.</text:span></text:p>
      <text:p text:style-name="P11"/>
      <text:p text:style-name="P11"/>
      <text:p text:style-name="P11">משנה:</text:p>
      <text:p text:style-name="P10"><text:span text:style-name="T1">הרג</text:span><text:span text:style-name="T4"> </text:span><text:span text:style-name="T1">באותה</text:span><text:span text:style-name="T4"> </text:span><text:span text:style-name="T1">העיר</text:span><text:span text:style-name="T4"> </text:span><text:span text:style-name="T2">(</text:span><text:span text:style-name="T8">רוצח</text:span><text:span text:style-name="T5"> </text:span><text:span text:style-name="T8">שגלה</text:span><text:span text:style-name="T5"> </text:span><text:span text:style-name="T8">לעיר</text:span><text:span text:style-name="T5"> </text:span><text:span text:style-name="T8">מקלט</text:span><text:span text:style-name="T5"> </text:span><text:span text:style-name="T8">וחזר</text:span><text:span text:style-name="T5"> </text:span><text:span text:style-name="T8">והרג</text:span><text:span text:style-name="T5"> </text:span><text:span text:style-name="T8">באותה</text:span><text:span text:style-name="T5"> </text:span><text:span text:style-name="T8">העיר</text:span><text:span text:style-name="T5"> </text:span><text:span text:style-name="T8">בשוגג</text:span><text:span text:style-name="T2">)</text:span><text:span text:style-name="T1"> - גולה</text:span><text:span text:style-name="T4"> </text:span><text:span text:style-name="T1">משכונה</text:span><text:span text:style-name="T4"> </text:span><text:span text:style-name="T1">לשכונה</text:span><text:span text:style-name="T4"> </text:span><text:span text:style-name="T2">(</text:span><text:span text:style-name="T8">בתוך</text:span><text:span text:style-name="T5"> </text:span><text:span text:style-name="T8">העיר, כי</text:span><text:span text:style-name="T5"> </text:span><text:span text:style-name="T8">מן</text:span><text:span text:style-name="T5"> </text:span><text:span text:style-name="T8">העיר</text:span><text:span text:style-name="T5"> </text:span><text:span text:style-name="T8">אינו</text:span><text:span text:style-name="T5"> </text:span><text:span text:style-name="T8">רשאי</text:span><text:span text:style-name="T5"> </text:span><text:span text:style-name="T8">לצאת</text:span><text:span text:style-name="T5"> </text:span><text:span text:style-name="T8">מפני</text:span><text:span text:style-name="T5"> </text:span><text:span text:style-name="T8">רציחה</text:span><text:span text:style-name="T5"> </text:span><text:span text:style-name="T8">ראשונה</text:span><text:span text:style-name="T2">)</text:span><text:span text:style-name="T1">; ובן</text:span><text:span text:style-name="T4"> </text:span><text:span text:style-name="T1">לוי</text:span><text:span text:style-name="T4"> </text:span><text:span text:style-name="T2">(</text:span><text:span text:style-name="T8">שהוא</text:span><text:span text:style-name="T5"> </text:span><text:span text:style-name="T8">מיושבי</text:span><text:span text:style-name="T5"> </text:span><text:span text:style-name="T8">העיר</text:span><text:span text:style-name="T5"> </text:span><text:span text:style-name="T8">והרג</text:span><text:span text:style-name="T5"> </text:span><text:span text:style-name="T8">בשוגג</text:span><text:span text:style-name="T2">)</text:span><text:span text:style-name="T1"> - גולה</text:span><text:span text:style-name="T4"> </text:span><text:span text:style-name="T1">מעיר</text:span><text:span text:style-name="T4"> </text:span><text:span text:style-name="T1">לעיר</text:span><text:span text:style-name="T4"> </text:span><text:span text:style-name="T2">(</text:span><text:span text:style-name="T8">שהוא</text:span><text:span text:style-name="T5"> </text:span><text:span text:style-name="T8">רשאי</text:span><text:span text:style-name="T5"> </text:span><text:span text:style-name="T8">לצאת</text:span><text:span text:style-name="T5"> </text:span><text:span text:style-name="T8">מן</text:span><text:span text:style-name="T5"> </text:span><text:span text:style-name="T8">העיר</text:span><text:span text:style-name="T5"> </text:span><text:span text:style-name="T8">שלא</text:span><text:span text:style-name="T5"> </text:span><text:span text:style-name="T8">גלה</text:span><text:span text:style-name="T5"> </text:span><text:span text:style-name="T8">שם</text:span><text:span text:style-name="T2">)</text:span><text:span text:style-name="T1">.</text:span></text:p>
      <text:p text:style-name="P11"/>
      <text:p text:style-name="P11">גמרא:</text:p>
      <text:p text:style-name="P10"><text:span text:style-name="T1">תנו</text:span><text:span text:style-name="T4"> </text:span><text:span text:style-name="T1">רבנן: </text:span><text:span text:style-name="T8">(שמות</text:span><text:span text:style-name="T5"> </text:span><text:span text:style-name="T8">כא,יג)</text:span><text:span text:style-name="T1"> </text:span><text:span text:style-name="T11">[</text:span><text:span text:style-name="T94">ואשר</text:span><text:span text:style-name="T89"> </text:span><text:span text:style-name="T94">לא</text:span><text:span text:style-name="T89"> </text:span><text:span text:style-name="T94">צדה</text:span><text:span text:style-name="T89"> </text:span><text:span text:style-name="T94">והאלקים</text:span><text:span text:style-name="T89"> </text:span><text:span text:style-name="T94">אנה</text:span><text:span text:style-name="T89"> </text:span><text:span text:style-name="T94">לידו</text:span><text:span text:style-name="T11">]</text:span><text:span text:style-name="T10"> ושמתי</text:span><text:span text:style-name="T4"> </text:span><text:span text:style-name="T10">לך</text:span><text:span text:style-name="T4"> </text:span><text:span text:style-name="T10">מקום</text:span><text:span text:style-name="T4"> </text:span><text:span text:style-name="T94">[אשר</text:span><text:span text:style-name="T89"> </text:span><text:span text:style-name="T94">ינוס</text:span><text:span text:style-name="T89"> </text:span><text:span text:style-name="T94">שמה</text:span><text:span text:style-name="T11">]</text:span><text:span text:style-name="T1"> '</text:span><text:span text:style-name="T10">ושמתי</text:span><text:span text:style-name="T4"> </text:span><text:span text:style-name="T10">לך</text:span><text:span text:style-name="T1">' - בחייך</text:span><text:span text:style-name="T4"> </text:span><text:span text:style-name="T2">(</text:span><text:span text:style-name="T8">כאן</text:span><text:span text:style-name="T5"> </text:span><text:span text:style-name="T8">הבטיחו</text:span><text:span text:style-name="T5"> </text:span><text:span text:style-name="T8">הקדוש</text:span><text:span text:style-name="T5"> </text:span><text:span text:style-name="T8">ברוך</text:span><text:span text:style-name="T5"> </text:span><text:span text:style-name="T8">הוא</text:span><text:span text:style-name="T5"> </text:span><text:span text:style-name="T8">למשה</text:span><text:span text:style-name="T5"> </text:span><text:span text:style-name="T8">שיזכה</text:span><text:span text:style-name="T5"> </text:span><text:span text:style-name="T8">למצוה</text:span><text:span text:style-name="T5"> </text:span><text:span text:style-name="T8">זו</text:span><text:span text:style-name="T5"> </text:span><text:span text:style-name="T8">בחייו: שהבדיל</text:span><text:span text:style-name="T5"> </text:span><text:span text:style-name="T8">שלש</text:span><text:span text:style-name="T5"> </text:span><text:span text:style-name="T8">ערים</text:span><text:span text:style-name="T2">)</text:span><text:span text:style-name="T1">; </text:span></text:p>
      <text:p text:style-name="P10"><text:span text:style-name="T1">'</text:span><text:span text:style-name="T10">מקום</text:span><text:span text:style-name="T1">' ממקומך</text:span><text:span text:style-name="T4"> </text:span><text:span text:style-name="T2">(</text:span><text:span text:style-name="T8">שתהא</text:span><text:span text:style-name="T5"> </text:span><text:span text:style-name="T8">מחנה</text:span><text:span text:style-name="T5"> </text:span><text:span text:style-name="T8">לויה</text:span><text:span text:style-name="T5"> </text:span><text:span text:style-name="T8">קולטת, ואף</text:span><text:span text:style-name="T5"> </text:span><text:span text:style-name="T8">ערי</text:span><text:span text:style-name="T5"> </text:span><text:span text:style-name="T8">מקלט</text:span><text:span text:style-name="T5"> </text:span><text:span text:style-name="T8">יהיו</text:span><text:span text:style-name="T5"> </text:span><text:span text:style-name="T8">ערי</text:span><text:span text:style-name="T5"> </text:span><text:span text:style-name="T8">לויה</text:span><text:span text:style-name="T2">)</text:span><text:span text:style-name="T1">;</text:span></text:p>
      <text:p text:style-name="P10"><text:span text:style-name="T1">'</text:span><text:span text:style-name="T10">אשר</text:span><text:span text:style-name="T4"> </text:span><text:span text:style-name="T10">ינוס</text:span><text:span text:style-name="T4"> </text:span><text:span text:style-name="T10">שמה</text:span><text:span text:style-name="T1">' - מלמד</text:span><text:span text:style-name="T4"> </text:span><text:span text:style-name="T1">שהיו</text:span><text:span text:style-name="T4"> </text:span><text:span text:style-name="T1">ישראל</text:span><text:span text:style-name="T4"> </text:span><text:span text:style-name="T1">מגלין</text:span><text:span text:style-name="T4"> </text:span><text:span text:style-name="T1">במדבר</text:span><text:span text:style-name="T4"> </text:span><text:span text:style-name="T41">[## מנין? 'ינוס' לשון</text:span><text:span text:style-name="T52"> </text:span><text:span text:style-name="T41">עתיד!? אולי</text:span><text:span text:style-name="T52"> </text:span><text:span text:style-name="T41">משום</text:span><text:span text:style-name="T52"> </text:span><text:span text:style-name="T41">שבפסוק</text:span><text:span text:style-name="T52"> </text:span><text:span text:style-name="T41">בספר</text:span><text:span text:style-name="T52"> </text:span><text:span text:style-name="T41">שמות</text:span><text:span text:style-name="T52"> </text:span><text:span text:style-name="T41">אין</text:span><text:span text:style-name="T52"> </text:span><text:span text:style-name="T41">איזכור</text:span><text:span text:style-name="T52"> </text:span><text:span text:style-name="T41">של</text:span><text:span text:style-name="T52"> </text:span><text:span text:style-name="T41">ביאה</text:span><text:span text:style-name="T52"> </text:span><text:span text:style-name="T41">לארץ, או</text:span><text:span text:style-name="T52"> </text:span><text:span text:style-name="T41">נחלה, כמו</text:span><text:span text:style-name="T52"> </text:span><text:span text:style-name="T41">שיש</text:span><text:span text:style-name="T52"> </text:span><text:span text:style-name="T41">בפרשות</text:span><text:span text:style-name="T52"> </text:span><text:span text:style-name="T41">גלות</text:span><text:span text:style-name="T52"> </text:span><text:span text:style-name="T41">הרוצח</text:span><text:span text:style-name="T52"> </text:span><text:span text:style-name="T41">האחרות]</text:span><text:span text:style-name="T1">; להיכן</text:span><text:span text:style-name="T4"> </text:span><text:span text:style-name="T1">מגלין? למחנה</text:span><text:span text:style-name="T4"> </text:span><text:span text:style-name="T1">לויה; מכאן</text:span><text:span text:style-name="T4"> </text:span><text:span text:style-name="T1">אמרו: 'בן</text:span><text:span text:style-name="T4"> </text:span><text:span text:style-name="T1">לוי</text:span><text:span text:style-name="T4"> </text:span><text:span text:style-name="T1">שהרג</text:span><text:span text:style-name="T4"> </text:span><text:span text:style-name="T1">גולה</text:span><text:span text:style-name="T4"> </text:span><text:span text:style-name="T1">מפלך</text:span><text:span text:style-name="T4"> </text:span><text:span text:style-name="T1">לפלך</text:span><text:span text:style-name="T4"> </text:span><text:span text:style-name="T2">(</text:span><text:span text:style-name="T8">פלך</text:span><text:span text:style-name="T5"> </text:span><text:span text:style-name="T8">= מדינה</text:span><text:span text:style-name="T2">)</text:span><text:span text:style-name="T1">, ואם</text:span><text:span text:style-name="T4"> </text:span><text:span text:style-name="T1">גלה</text:span><text:span text:style-name="T4"> </text:span><text:span text:style-name="T1">לפלכו</text:span><text:span text:style-name="T4"> </text:span><text:span text:style-name="T1">- פלכו</text:span><text:span text:style-name="T4"> </text:span><text:span text:style-name="T1">קולטו.</text:span></text:p>
      <text:p text:style-name="P10"><text:span text:style-name="T1">אמר</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text:span><text:span text:style-name="T4"> </text:span><text:span text:style-name="T1">איקא: מאי</text:span><text:span text:style-name="T4"> </text:span><text:span text:style-name="T1">קרא</text:span><text:span text:style-name="T4"> </text:span><text:span text:style-name="T2">(</text:span><text:span text:style-name="T8">דפלכו</text:span><text:span text:style-name="T5"> </text:span><text:span text:style-name="T8">קולטו? ודמתניתין</text:span><text:span text:style-name="T5"> </text:span><text:span text:style-name="T8">נמי, דקתני</text:span><text:span text:style-name="T5"> </text:span><text:span text:style-name="T8">'גולה</text:span><text:span text:style-name="T5"> </text:span><text:span text:style-name="T8">משכונה</text:span><text:span text:style-name="T5"> </text:span><text:span text:style-name="T8">לשכונה'</text:span><text:span text:style-name="T2">)</text:span><text:span text:style-name="T1">? - </text:span><text:span text:style-name="T2">(</text:span><text:span text:style-name="T8">במדבר</text:span><text:span text:style-name="T5"> </text:span><text:span text:style-name="T8">לה,כח</text:span><text:span text:style-name="T2">)</text:span><text:span text:style-name="T1"> </text:span><text:span text:style-name="T10">כי</text:span><text:span text:style-name="T4"> </text:span><text:span text:style-name="T10">בעיר</text:span><text:span text:style-name="T4"> </text:span><text:span text:style-name="T10">מקלטו</text:span><text:span text:style-name="T4"> </text:span><text:span text:style-name="T10">ישב</text:span><text:span text:style-name="T5"> </text:span><text:span text:style-name="T11">[</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ואחרי</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ישוב</text:span><text:span text:style-name="T89"> </text:span><text:span text:style-name="T94">הרצח</text:span><text:span text:style-name="T89"> </text:span><text:span text:style-name="T94">אל</text:span><text:span text:style-name="T89"> </text:span><text:span text:style-name="T94">ארץ</text:span><text:span text:style-name="T89"> </text:span><text:span text:style-name="T94">אחזתו</text:span><text:span text:style-name="T11">]</text:span><text:span text:style-name="T1"> - עיר</text:span><text:span text:style-name="T4"> </text:span><text:span text:style-name="T1">שקלטתו</text:span><text:span text:style-name="T4"> </text:span><text:span text:style-name="T1">כבר</text:span><text:span text:style-name="T4"> </text:span><text:span text:style-name="T2">(</text:span><text:span text:style-name="T8">'</text:span><text:span text:style-name="T11">בעיר</text:span><text:span text:style-name="T5"> </text:span><text:span text:style-name="T11">מקלטו</text:span><text:span text:style-name="T8">' קרא</text:span><text:span text:style-name="T5"> </text:span><text:span text:style-name="T8">יתירא</text:span><text:span text:style-name="T5"> </text:span><text:span text:style-name="T8">הוא, דמצי</text:span><text:span text:style-name="T5"> </text:span><text:span text:style-name="T8">למכתב</text:span><text:span text:style-name="T5"> </text:span><text:span text:style-name="T8">'כי</text:span><text:span text:style-name="T5"> </text:span><text:span text:style-name="T8">שם</text:span><text:span text:style-name="T5"> </text:span><text:span text:style-name="T8">ישב'</text:span><text:span text:style-name="T2">)</text:span><text:span text:style-name="T1">.</text:span></text:p>
      <text:p text:style-name="P11"/>
      <text:p text:style-name="P11"/>
      <text:p text:style-name="P11">משנה:</text:p>
      <text:p text:style-name="P10"><text:span text:style-name="T1">כיוצא</text:span><text:span text:style-name="T4"> </text:span><text:span text:style-name="T1">בו: רוצח</text:span><text:span text:style-name="T4"> </text:span><text:span text:style-name="T1">שגלה</text:span><text:span text:style-name="T4"> </text:span><text:span text:style-name="T1">לעיר</text:span><text:span text:style-name="T4"> </text:span><text:span text:style-name="T1">מקלטו, ורצו</text:span><text:span text:style-name="T4"> </text:span><text:span text:style-name="T1">אנשי</text:span><text:span text:style-name="T4"> </text:span><text:span text:style-name="T1">העיר</text:span><text:span text:style-name="T4"> </text:span><text:span text:style-name="T1">לכבדו</text:span><text:span text:style-name="T4"> </text:span><text:span text:style-name="T1">- יאמר</text:span><text:span text:style-name="T4"> </text:span><text:span text:style-name="T1">להם: רוצח</text:span><text:span text:style-name="T4"> </text:span><text:span text:style-name="T1">אני! אמרו</text:span><text:span text:style-name="T4"> </text:span><text:span text:style-name="T1">לו: אף</text:span><text:span text:style-name="T4"> </text:span><text:span text:style-name="T1">על</text:span><text:span text:style-name="T4"> </text:span><text:span text:style-name="T1">פי</text:span><text:span text:style-name="T4"> </text:span><text:span text:style-name="T1">כן</text:span><text:span text:style-name="T4"> </text:span><text:span text:style-name="T2">(</text:span><text:span text:style-name="T8">אנו</text:span><text:span text:style-name="T5"> </text:span><text:span text:style-name="T8">רוצים</text:span><text:span text:style-name="T5"> </text:span><text:span text:style-name="T8">לכבדך</text:span><text:span text:style-name="T2">)</text:span><text:span text:style-name="T1"> - יקבל</text:span><text:span text:style-name="T4"> </text:span><text:span text:style-name="T1">מהן, שנאמר</text:span><text:span text:style-name="T4"> </text:span><text:span text:style-name="T8">(דברים</text:span><text:span text:style-name="T5"> </text:span><text:span text:style-name="T8">יט,ד)</text:span><text:span text:style-name="T1"> </text:span><text:span text:style-name="T10">וזה</text:span><text:span text:style-name="T4"> </text:span><text:span text:style-name="T10">דבר</text:span><text:span text:style-name="T4"> </text:span><text:span text:style-name="T10">הרוצח</text:span><text:span text:style-name="T4"> </text:span><text:span text:style-name="T11">[אשר</text:span><text:span text:style-name="T5"> </text:span><text:span text:style-name="T11">ינוס</text:span><text:span text:style-name="T5"> </text:span><text:span text:style-name="T11">שמה</text:span><text:span text:style-name="T5"> </text:span><text:span text:style-name="T11">וחי</text:span><text:span text:style-name="T5"> </text:span><text:span text:style-name="T11">אשר</text:span><text:span text:style-name="T5"> </text:span><text:span text:style-name="T11">יכה</text:span><text:span text:style-name="T5"> </text:span><text:span text:style-name="T11">את</text:span><text:span text:style-name="T5"> </text:span><text:span text:style-name="T11">רעהו</text:span><text:span text:style-name="T5"> </text:span><text:span text:style-name="T11">בבלי</text:span><text:span text:style-name="T5"> </text:span><text:span text:style-name="T11">דעת</text:span><text:span text:style-name="T5"> </text:span><text:span text:style-name="T11">והוא</text:span><text:span text:style-name="T5"> </text:span><text:span text:style-name="T11">לא</text:span><text:span text:style-name="T5"> </text:span><text:span text:style-name="T11">שנא</text:span><text:span text:style-name="T5"> </text:span><text:span text:style-name="T11">לו</text:span><text:span text:style-name="T5"> </text:span><text:span text:style-name="T11">מתמל</text:span><text:span text:style-name="T5"> </text:span><text:span text:style-name="T11">שלשם]</text:span><text:span text:style-name="T1">.</text:span></text:p>
      <text:p text:style-name="P11"/>
      <text:p text:style-name="P10"><text:span text:style-name="T1">(מכות</text:span><text:span text:style-name="T4"> </text:span><text:span text:style-name="T1">יג,א)</text:span></text:p>
      <text:p text:style-name="P20">[המשך<text:span text:style-name="T62"> </text:span>המשנה]<text:tab/></text:p>
      <text:p text:style-name="P10"><text:span text:style-name="T1">מעלים</text:span><text:span text:style-name="T4"> </text:span><text:span text:style-name="T1">היו</text:span><text:span text:style-name="T4"> </text:span><text:span text:style-name="T2">(</text:span><text:span text:style-name="T8">הערים</text:span><text:span text:style-name="T2">)</text:span><text:span text:style-name="T1"> שכר</text:span><text:span text:style-name="T4"> </text:span><text:span text:style-name="T1">ללוים</text:span><text:span text:style-name="T4"> </text:span><text:span text:style-name="T2">(</text:span><text:span text:style-name="T8">שרוצחים</text:span><text:span text:style-name="T5"> </text:span><text:span text:style-name="T8">שוכרים</text:span><text:span text:style-name="T5"> </text:span><text:span text:style-name="T8">מהם</text:span><text:span text:style-name="T5"> </text:span><text:span text:style-name="T8">את</text:span><text:span text:style-name="T5"> </text:span><text:span text:style-name="T8">בתי</text:span><text:span text:style-name="T5"> </text:span><text:span text:style-name="T8">הדירה</text:span><text:span text:style-name="T2">)</text:span><text:span text:style-name="T1"> -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לא</text:span><text:span text:style-name="T4"> </text:span><text:span text:style-name="T1">היו</text:span><text:span text:style-name="T4"> </text:span><text:span text:style-name="T1">מעלים</text:span><text:span text:style-name="T4"> </text:span><text:span text:style-name="T1">להן</text:span><text:span text:style-name="T4"> </text:span><text:span text:style-name="T1">שכר.</text:span></text:p>
      <text:p text:style-name="P10"><text:span text:style-name="T1">וחוזר</text:span><text:span text:style-name="T4"> </text:span><text:span text:style-name="T1">לשררה</text:span><text:span text:style-name="T4"> </text:span><text:span text:style-name="T1">שהיה</text:span><text:span text:style-name="T4"> </text:span><text:span text:style-name="T1">בה</text:span><text:span text:style-name="T4"> </text:span><text:span text:style-name="T2">(</text:span><text:span text:style-name="T8">אם</text:span><text:span text:style-name="T5"> </text:span><text:span text:style-name="T8">היה</text:span><text:span text:style-name="T5"> </text:span><text:span text:style-name="T8">נשיא</text:span><text:span text:style-name="T5"> </text:span><text:span text:style-name="T8">או</text:span><text:span text:style-name="T5"> </text:span><text:span text:style-name="T8">ראש</text:span><text:span text:style-name="T5"> </text:span><text:span text:style-name="T8">בית</text:span><text:span text:style-name="T5"> </text:span><text:span text:style-name="T8">אב</text:span><text:span text:style-name="T5"> </text:span><text:span text:style-name="T8">- חוזר</text:span><text:span text:style-name="T5"> </text:span><text:span text:style-name="T8">לגדולתו</text:span><text:span text:style-name="T5"> </text:span><text:span text:style-name="T8">כשישוב</text:span><text:span text:style-name="T5"> </text:span><text:span text:style-name="T8">לעירו</text:span><text:span text:style-name="T5"> </text:span><text:span text:style-name="T8">במיתת</text:span><text:span text:style-name="T5"> </text:span><text:span text:style-name="T8">כהן</text:span><text:span text:style-name="T5"> </text:span><text:span text:style-name="T8">גדול</text:span><text:span text:style-name="T2">)</text:span><text:span text:style-name="T1"> - דברי</text:span><text:span text:style-name="T4"> </text:span><text:span text:style-name="T1">רבי</text:span><text:span text:style-name="T4"> </text:span><text:span text:style-name="T1">מאיר; רבי</text:span><text:span text:style-name="T4"> </text:span><text:span text:style-name="T1">יהודה</text:span><text:span text:style-name="T4"> </text:span><text:span text:style-name="T1">אומר: לא</text:span><text:span text:style-name="T4"> </text:span><text:span text:style-name="T1">היה</text:span><text:span text:style-name="T4"> </text:span><text:span text:style-name="T1">חוזר</text:span><text:span text:style-name="T4"> </text:span><text:span text:style-name="T1">לשררה</text:span><text:span text:style-name="T4"> </text:span><text:span text:style-name="T1">שהיה</text:span><text:span text:style-name="T4"> </text:span><text:span text:style-name="T1">בה.</text:span></text:p>
      <text:p text:style-name="P11"/>
      <text:p text:style-name="P11">גמרא:</text:p>
      <text:p text:style-name="P10"><text:span text:style-name="T1">אמר</text:span><text:span text:style-name="T4"> </text:span><text:span text:style-name="T1">רב</text:span><text:span text:style-name="T4"> </text:span><text:span text:style-name="T1">כהנא: מחלוקת</text:span><text:span text:style-name="T4"> </text:span><text:span text:style-name="T1">בשש</text:span><text:span text:style-name="T4"> </text:span><text:span text:style-name="T2">(</text:span><text:span text:style-name="T8">ערי</text:span><text:span text:style-name="T5"> </text:span><text:span text:style-name="T8">מקלט</text:span><text:span text:style-name="T2">)</text:span><text:span text:style-name="T1">, דמר</text:span><text:span text:style-name="T4"> </text:span><text:span text:style-name="T1">סבר</text:span><text:span text:style-name="T4"> </text:span><text:span text:style-name="T2">(</text:span><text:span text:style-name="T8">במדבר</text:span><text:span text:style-name="T5"> </text:span><text:span text:style-name="T8">לה,יב</text:span><text:span text:style-name="T2">)</text:span><text:span text:style-name="T1"> </text:span><text:span text:style-name="T2">(</text:span><text:span text:style-name="T8">לרוצחים</text:span><text:span text:style-name="T5"> </text:span><text:span text:style-name="T8">נאמר</text:span><text:span text:style-name="T2">)</text:span><text:span text:style-name="T1">: </text:span><text:span text:style-name="T11">[</text:span><text:span text:style-name="T94">והיו</text:span><text:span text:style-name="T11">] </text:span><text:span text:style-name="T10"><text:s/>לכם</text:span><text:span text:style-name="T4"> </text:span><text:span text:style-name="T11">[</text:span><text:span text:style-name="T94">הערים</text:span><text:span text:style-name="T89"> </text:span><text:span text:style-name="T94">למקלט</text:span><text:span text:style-name="T89"> </text:span><text:span text:style-name="T94">מגאל</text:span><text:span text:style-name="T89"> </text:span><text:span text:style-name="T94">ולא</text:span><text:span text:style-name="T89"> </text:span><text:span text:style-name="T94">ימות</text:span><text:span text:style-name="T89"> </text:span><text:span text:style-name="T94">הרצח</text:span><text:span text:style-name="T89"> </text:span><text:span text:style-name="T94">עד</text:span><text:span text:style-name="T89"> </text:span><text:span text:style-name="T94">עמדו</text:span><text:span text:style-name="T89"> </text:span><text:span text:style-name="T94">לפני</text:span><text:span text:style-name="T89"> </text:span><text:span text:style-name="T94">העדה</text:span><text:span text:style-name="T89"> </text:span><text:span text:style-name="T94">למשפט</text:span><text:span text:style-name="T11">]</text:span><text:span text:style-name="T1"> לקליטה; ומר</text:span><text:span text:style-name="T4"> </text:span><text:span text:style-name="T1">סבר: '</text:span><text:span text:style-name="T10">לכם</text:span><text:span text:style-name="T1">' לכל</text:span><text:span text:style-name="T4"> </text:span><text:span text:style-name="T1">צרכיכם, אבל</text:span><text:span text:style-name="T4"> </text:span><text:span text:style-name="T1">בארבעים</text:span><text:span text:style-name="T4"> </text:span><text:span text:style-name="T1">ושתים</text:span><text:span text:style-name="T4"> </text:span><text:span text:style-name="T1">- דברי</text:span><text:span text:style-name="T4"> </text:span><text:span text:style-name="T1">הכל</text:span><text:span text:style-name="T4"> </text:span><text:span text:style-name="T1">היו</text:span><text:span text:style-name="T4"> </text:span><text:span text:style-name="T1">מעלין</text:span><text:span text:style-name="T4"> </text:span><text:span text:style-name="T1">להם</text:span><text:span text:style-name="T4"> </text:span><text:span text:style-name="T1">שכר. </text:span></text:p>
      <text:p text:style-name="P10"><text:span text:style-name="T1">אמר</text:span><text:span text:style-name="T4"> </text:span><text:span text:style-name="T1">ליה</text:span><text:span text:style-name="T4"> </text:span><text:span text:style-name="T1">רבא: הא</text:span><text:span text:style-name="T4"> </text:span><text:span text:style-name="T1">ודאי</text:span><text:span text:style-name="T4"> </text:span><text:span text:style-name="T1">'</text:span><text:span text:style-name="T10">לכם</text:span><text:span text:style-name="T1">' - לכל</text:span><text:span text:style-name="T4"> </text:span><text:span text:style-name="T1">צרכיכם</text:span><text:span text:style-name="T4"> </text:span><text:span text:style-name="T1">משמע;</text:span></text:p>
      <text:p text:style-name="P10"><text:span text:style-name="T1">אלא</text:span><text:span text:style-name="T4"> </text:span><text:span text:style-name="T1">אמר</text:span><text:span text:style-name="T4"> </text:span><text:span text:style-name="T1">רבא: מחלוקת</text:span><text:span text:style-name="T4"> </text:span><text:span text:style-name="T1">בארבעים</text:span><text:span text:style-name="T4"> </text:span><text:span text:style-name="T1">ושתים, דמר</text:span><text:span text:style-name="T4"> </text:span><text:span text:style-name="T1">סבר</text:span><text:span text:style-name="T4"> </text:span><text:span text:style-name="T2">(</text:span><text:span text:style-name="T8">במדבר</text:span><text:span text:style-name="T5"> </text:span><text:span text:style-name="T8">לה,ו</text:span><text:span text:style-name="T2">)</text:span><text:span text:style-name="T1"> </text:span><text:span text:style-name="T11">[</text:span><text:span text:style-name="T94">ואת</text:span><text:span text:style-name="T89"> </text:span><text:span text:style-name="T94">הערים</text:span><text:span text:style-name="T89"> </text:span><text:span text:style-name="T94">אשר</text:span><text:span text:style-name="T89"> </text:span><text:span text:style-name="T94">תתנו</text:span><text:span text:style-name="T89"> </text:span><text:span text:style-name="T94">ללוים</text:span><text:span text:style-name="T89"> </text:span><text:span text:style-name="T94">את</text:span><text:span text:style-name="T89"> </text:span><text:span text:style-name="T94">שש</text:span><text:span text:style-name="T89"> </text:span><text:span text:style-name="T94">ערי</text:span><text:span text:style-name="T89"> </text:span><text:span text:style-name="T94">המקלט</text:span><text:span text:style-name="T89"> </text:span><text:span text:style-name="T94">אשר</text:span><text:span text:style-name="T89"> </text:span><text:span text:style-name="T94">תתנו</text:span><text:span text:style-name="T89"> </text:span><text:span text:style-name="T94">לנס</text:span><text:span text:style-name="T89"> </text:span><text:span text:style-name="T94">שמה</text:span><text:span text:style-name="T89"> </text:span><text:span text:style-name="T94">הרצח</text:span><text:span text:style-name="T11">]</text:span><text:span text:style-name="T10"> ועליהם</text:span><text:span text:style-name="T4"> </text:span><text:span text:style-name="T10">תתנו</text:span><text:span text:style-name="T4"> </text:span><text:span text:style-name="T11">[</text:span><text:span text:style-name="T94">ארבעים</text:span><text:span text:style-name="T89"> </text:span><text:span text:style-name="T94">ושתים</text:span><text:span text:style-name="T89"> </text:span><text:span text:style-name="T94">עיר</text:span><text:span text:style-name="T11">]</text:span><text:span text:style-name="T1"> - כי</text:span><text:span text:style-name="T4"> </text:span><text:span text:style-name="T1">הנך</text:span><text:span text:style-name="T4"> </text:span><text:span text:style-name="T1">לקליטה, ומר</text:span><text:span text:style-name="T4"> </text:span><text:span text:style-name="T1">סבר</text:span><text:span text:style-name="T4"> </text:span><text:span text:style-name="T1">'ועליהם</text:span><text:span text:style-name="T4"> </text:span><text:span text:style-name="T1">תתנו' - כי</text:span><text:span text:style-name="T4"> </text:span><text:span text:style-name="T1">הנך: מה</text:span><text:span text:style-name="T4"> </text:span><text:span text:style-name="T1">הנך</text:span><text:span text:style-name="T4"> </text:span><text:span text:style-name="T1">לכל</text:span><text:span text:style-name="T4"> </text:span><text:span text:style-name="T1">צרכיכם</text:span><text:span text:style-name="T4"> </text:span><text:span text:style-name="T1">- אף</text:span><text:span text:style-name="T4"> </text:span><text:span text:style-name="T1">הני</text:span><text:span text:style-name="T4"> </text:span><text:span text:style-name="T1">נמי</text:span><text:span text:style-name="T4"> </text:span><text:span text:style-name="T1">לכל</text:span><text:span text:style-name="T4"> </text:span><text:span text:style-name="T1">צרכיכם, אבל</text:span><text:span text:style-name="T4"> </text:span><text:span text:style-name="T1">בשש</text:span><text:span text:style-name="T4"> </text:span><text:span text:style-name="T1">- דברי</text:span><text:span text:style-name="T4"> </text:span><text:span text:style-name="T1">הכל</text:span><text:span text:style-name="T4"> </text:span><text:span text:style-name="T1">לא</text:span><text:span text:style-name="T4"> </text:span><text:span text:style-name="T1">היו</text:span><text:span text:style-name="T4"> </text:span><text:span text:style-name="T1">מעלים</text:span><text:span text:style-name="T4"> </text:span><text:span text:style-name="T1">להן</text:span><text:span text:style-name="T4"> </text:span><text:span text:style-name="T1">שכר.</text:span></text:p>
      <text:p text:style-name="P11"/>
      <text:p text:style-name="P10"><text:span text:style-name="T1">חוזר</text:span><text:span text:style-name="T4"> </text:span><text:span text:style-name="T1">לשררה</text:span><text:span text:style-name="T4"> </text:span><text:span text:style-name="T1">שהיה</text:span><text:span text:style-name="T4"> </text:span><text:span text:style-name="T1">בה</text:span><text:span text:style-name="T4"> </text:span><text:span text:style-name="T2">[דברי</text:span><text:span text:style-name="T5"> </text:span><text:span text:style-name="T2">רבי</text:span><text:span text:style-name="T5"> </text:span><text:span text:style-name="T2">מאיר; רבי</text:span><text:span text:style-name="T5"> </text:span><text:span text:style-name="T2">יהודה</text:span><text:span text:style-name="T5"> </text:span><text:span text:style-name="T2">אומר: לא</text:span><text:span text:style-name="T5"> </text:span><text:span text:style-name="T2">היה</text:span><text:span text:style-name="T5"> </text:span><text:span text:style-name="T2">חוזר</text:span><text:span text:style-name="T5"> </text:span><text:span text:style-name="T2">לשררה</text:span><text:span text:style-name="T5"> </text:span><text:span text:style-name="T2">שהיה</text:span><text:span text:style-name="T5"> </text:span><text:span text:style-name="T2">בה]</text:span><text:span text:style-name="T1">:</text:span></text:p>
      <text:p text:style-name="P10"><text:span text:style-name="T1">תנו</text:span><text:span text:style-name="T4"> </text:span><text:span text:style-name="T1">רבנן: '</text:span><text:span text:style-name="T2">(</text:span><text:span text:style-name="T8">בעבד</text:span><text:span text:style-name="T5"> </text:span><text:span text:style-name="T8">עברי</text:span><text:span text:style-name="T5"> </text:span><text:span text:style-name="T8">כתיב</text:span><text:span text:style-name="T5"> </text:span><text:span text:style-name="T8">כשיוצא</text:span><text:span text:style-name="T5"> </text:span><text:span text:style-name="T8">חפשי</text:span><text:span text:style-name="T5"> </text:span><text:span text:style-name="T8">בשש</text:span><text:span text:style-name="T5"> </text:span><text:span text:style-name="T8">או</text:span><text:span text:style-name="T5"> </text:span><text:span text:style-name="T8">ביובל</text:span><text:span text:style-name="T2">)</text:span><text:span text:style-name="T1"> </text:span><text:span text:style-name="T8">(ויקרא</text:span><text:span text:style-name="T5"> </text:span><text:span text:style-name="T8">כה,מא)</text:span><text:span text:style-name="T1"> </text:span><text:span text:style-name="T11">[ויצא</text:span><text:span text:style-name="T5"> </text:span><text:span text:style-name="T11">מעמך</text:span><text:span text:style-name="T5"> </text:span><text:span text:style-name="T11">הוא</text:span><text:span text:style-name="T5"> </text:span><text:span text:style-name="T11">ובניו</text:span><text:span text:style-name="T5"> </text:span><text:span text:style-name="T11">עמו]</text:span><text:span text:style-name="T10"> ושב</text:span><text:span text:style-name="T4"> </text:span><text:span text:style-name="T10">אל</text:span><text:span text:style-name="T4"> </text:span><text:span text:style-name="T10">משפחתו</text:span><text:span text:style-name="T4"> </text:span><text:span text:style-name="T10">ואל</text:span><text:span text:style-name="T4"> </text:span><text:span text:style-name="T10">אחוזת</text:span><text:span text:style-name="T4"> </text:span><text:span text:style-name="T10">אבותיו</text:span><text:span text:style-name="T4"> </text:span><text:span text:style-name="T10">ישוב</text:span><text:span text:style-name="T4"> </text:span><text:span text:style-name="T1">- למשפחתו</text:span><text:span text:style-name="T4"> </text:span><text:span text:style-name="T1">הוא</text:span><text:span text:style-name="T4"> </text:span><text:span text:style-name="T1">שב, ואינו</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text:span><text:span text:style-name="T4"> </text:span><text:span text:style-name="T2">(</text:span><text:span text:style-name="T8">לשררה</text:span><text:span text:style-name="T2">)</text:span><text:span text:style-name="T1"> -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אף</text:span><text:span text:style-name="T4"> </text:span><text:span text:style-name="T1">הוא</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 '</text:span><text:span text:style-name="T10">אל</text:span><text:span text:style-name="T4"> </text:span><text:span text:style-name="T10">אחוזת</text:span><text:span text:style-name="T4"> </text:span><text:span text:style-name="T10">אבותיו</text:span><text:span text:style-name="T1">' – כאבותיו</text:span><text:span text:style-name="T4"> </text:span><text:span text:style-name="T2">(</text:span><text:span text:style-name="T8">סיפא</text:span><text:span text:style-name="T5"> </text:span><text:span text:style-name="T8">דמילתיה</text:span><text:span text:style-name="T5"> </text:span><text:span text:style-name="T8">דרבי</text:span><text:span text:style-name="T5"> </text:span><text:span text:style-name="T8">מאיר</text:span><text:span text:style-name="T5"> </text:span><text:span text:style-name="T8">היא, ומביא</text:span><text:span text:style-name="T5"> </text:span><text:span text:style-name="T8">ראיה</text:span><text:span text:style-name="T5"> </text:span><text:soft-page-break/><text:span text:style-name="T8">לדבריו</text:span><text:span text:style-name="T5"> </text:span><text:span text:style-name="T8">מסוף</text:span><text:span text:style-name="T5"> </text:span><text:span text:style-name="T8">המקרא</text:span><text:span text:style-name="T5"> </text:span><text:span text:style-name="T8">שחוזר</text:span><text:span text:style-name="T5"> </text:span><text:span text:style-name="T8">לגדולתו, שנאמר</text:span><text:span text:style-name="T5"> </text:span><text:span text:style-name="T8">'</text:span><text:span text:style-name="T11">ואל</text:span><text:span text:style-name="T5"> </text:span><text:span text:style-name="T11">אחוזת</text:span><text:span text:style-name="T5"> </text:span><text:span text:style-name="T11">אבותיו</text:span><text:span text:style-name="T8">' - אל</text:span><text:span text:style-name="T5"> </text:span><text:span text:style-name="T8">כל</text:span><text:span text:style-name="T5"> </text:span><text:span text:style-name="T8">חזקת</text:span><text:span text:style-name="T5"> </text:span><text:span text:style-name="T8">אבותיו</text:span><text:span text:style-name="T2">)</text:span><text:span text:style-name="T1">; וכן</text:span><text:span text:style-name="T4"> </text:span><text:span text:style-name="T1">בגולה</text:span><text:span text:style-name="T4"> </text:span><text:span text:style-name="T2">(</text:span><text:span text:style-name="T8">כמחלוקת</text:span><text:span text:style-name="T5"> </text:span><text:span text:style-name="T8">בעבד</text:span><text:span text:style-name="T5"> </text:span><text:span text:style-name="T8">עברי</text:span><text:span text:style-name="T5"> </text:span><text:span text:style-name="T8">- כך</text:span><text:span text:style-name="T5"> </text:span><text:span text:style-name="T8">מחלוקת</text:span><text:span text:style-name="T5"> </text:span><text:span text:style-name="T8">ברוצח</text:span><text:span text:style-name="T5"> </text:span><text:span text:style-name="T8">שגלה</text:span><text:span text:style-name="T5"> </text:span><text:span text:style-name="T8">וחזר</text:span><text:span text:style-name="T5"> </text:span><text:span text:style-name="T8">במיתת</text:span><text:span text:style-name="T5"> </text:span><text:span text:style-name="T8">הכהן</text:span><text:span text:style-name="T2">)</text:span><text:span text:style-name="T1">: </text:span><text:span text:style-name="T2">(</text:span><text:span text:style-name="T8">ומהכא</text:span><text:span text:style-name="T5"> </text:span><text:span text:style-name="T8">יליף: ד</text:span><text:span text:style-name="T2">)</text:span><text:span text:style-name="T1">כשהוא</text:span><text:span text:style-name="T4"> </text:span><text:span text:style-name="T1">אומר</text:span><text:span text:style-name="T4"> </text:span><text:span text:style-name="T1">'</text:span><text:span text:style-name="T10">ישוב</text:span><text:span text:style-name="T1">' </text:span><text:span text:style-name="T2">(</text:span><text:span text:style-name="T8">קרא</text:span><text:span text:style-name="T5"> </text:span><text:span text:style-name="T8">יתירא, דמצי</text:span><text:span text:style-name="T5"> </text:span><text:span text:style-name="T8">למכתב</text:span><text:span text:style-name="T5"> </text:span><text:span text:style-name="T8">'</text:span><text:span text:style-name="T11">ושב</text:span><text:span text:style-name="T5"> </text:span><text:span text:style-name="T11">אל</text:span><text:span text:style-name="T5"> </text:span><text:span text:style-name="T11">משפחתו</text:span><text:span text:style-name="T5"> </text:span><text:span text:style-name="T11">ואל</text:span><text:span text:style-name="T5"> </text:span><text:span text:style-name="T11">אחוזת</text:span><text:span text:style-name="T5"> </text:span><text:span text:style-name="T11">אבותיו</text:span><text:span text:style-name="T8">' ולשתוק</text:span><text:span text:style-name="T2">)</text:span><text:span text:style-name="T1"> - לרבות</text:span><text:span text:style-name="T4"> </text:span><text:span text:style-name="T1">את</text:span><text:span text:style-name="T4"> </text:span><text:span text:style-name="T1">הרוצח</text:span><text:span text:style-name="T4"> </text:span><text:span text:style-name="T2">(</text:span><text:span text:style-name="T8">דמופנה</text:span><text:span text:style-name="T5"> </text:span><text:span text:style-name="T8">לדון</text:span><text:span text:style-name="T5"> </text:span><text:span text:style-name="T8">הימנו</text:span><text:span text:style-name="T5"> </text:span><text:span text:style-name="T8">גזירה</text:span><text:span text:style-name="T5"> </text:span><text:span text:style-name="T8">שוה: נאמר</text:span><text:span text:style-name="T5"> </text:span><text:span text:style-name="T8">כאן</text:span><text:span text:style-name="T5"> </text:span><text:span text:style-name="T8">'</text:span><text:span text:style-name="T11">ישוב</text:span><text:span text:style-name="T8">' ונאמר</text:span><text:span text:style-name="T5"> </text:span><text:span text:style-name="T8">ברוצח</text:span><text:span text:style-name="T5"> </text:span><text:span text:style-name="T8">'</text:span><text:span text:style-name="T11">ישוב</text:span><text:span text:style-name="T5"> </text:span><text:span text:style-name="T11">הרוצח</text:span><text:span text:style-name="T5"> </text:span><text:span text:style-name="T11">אל</text:span><text:span text:style-name="T5"> </text:span><text:span text:style-name="T11">ארץ</text:span><text:span text:style-name="T5"> </text:span><text:span text:style-name="T11">אחוזתו</text:span><text:span text:style-name="T8">' כדמפרש</text:span><text:span text:style-name="T5"> </text:span><text:span text:style-name="T8">ואזיל: מאי</text:span><text:span text:style-name="T5"> </text:span><text:span text:style-name="T8">'וכן</text:span><text:span text:style-name="T5"> </text:span><text:span text:style-name="T8">בגולה'? ומסקנא: גמר</text:span><text:span text:style-name="T5"> </text:span><text:span text:style-name="T8">'שיבה' 'שיבה' מהתם</text:span><text:span text:style-name="T2">)</text:span><text:span text:style-name="T1">.'</text:span></text:p>
      <text:p text:style-name="P10"><text:span text:style-name="T1">- מאי</text:span><text:span text:style-name="T4"> </text:span><text:span text:style-name="T1">'וכן</text:span><text:span text:style-name="T4"> </text:span><text:span text:style-name="T1">בגולה'? </text:span></text:p>
      <text:p text:style-name="P10"><text:span text:style-name="T1">כדתניא</text:span><text:span text:style-name="T4"> </text:span><text:span text:style-name="T2">(</text:span><text:span text:style-name="T8">במדבר</text:span><text:span text:style-name="T5"> </text:span><text:span text:style-name="T8">לה,כח</text:span><text:span text:style-name="T2">)</text:span><text:span text:style-name="T1"> </text:span><text:span text:style-name="T11">[כי</text:span><text:span text:style-name="T5"> </text:span><text:span text:style-name="T11">בעיר</text:span><text:span text:style-name="T5"> </text:span><text:span text:style-name="T11">מקלטו</text:span><text:span text:style-name="T5"> </text:span><text:span text:style-name="T11">ישב</text:span><text:span text:style-name="T5"> </text:span><text:span text:style-name="T94">עד</text:span><text:span text:style-name="T89"> </text:span><text:span text:style-name="T94">מות</text:span><text:span text:style-name="T89"> </text:span><text:span text:style-name="T94">הכהן</text:span><text:span text:style-name="T89"> </text:span><text:span text:style-name="T94">הגדל</text:span><text:span text:style-name="T89"> </text:span><text:span text:style-name="T94">ואחרי</text:span><text:span text:style-name="T89"> </text:span><text:span text:style-name="T94">מות</text:span><text:span text:style-name="T89"> </text:span><text:span text:style-name="T94">הכהן</text:span><text:span text:style-name="T89"> </text:span><text:span text:style-name="T94">הגדל</text:span><text:span text:style-name="T11">]</text:span><text:span text:style-name="T10"> ישוב</text:span><text:span text:style-name="T4"> </text:span><text:span text:style-name="T10">הרוצח</text:span><text:span text:style-name="T4"> </text:span><text:span text:style-name="T10">אל</text:span><text:span text:style-name="T4"> </text:span><text:span text:style-name="T10">ארץ</text:span><text:span text:style-name="T4"> </text:span><text:span text:style-name="T10">אחוזתו</text:span><text:span text:style-name="T4"> </text:span><text:span text:style-name="T1">- לארץ</text:span><text:span text:style-name="T4"> </text:span><text:span text:style-name="T1">אחוזתו</text:span><text:span text:style-name="T4"> </text:span><text:span text:style-name="T1">הוא</text:span><text:span text:style-name="T4"> </text:span><text:span text:style-name="T1">שב, ואינו</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text:span><text:span text:style-name="T4"> </text:span><text:span text:style-name="T1">- דברי</text:span><text:span text:style-name="T4"> </text:span><text:span text:style-name="T1">רבי</text:span><text:span text:style-name="T4"> </text:span><text:span text:style-name="T1">יהודה; רבי</text:span><text:span text:style-name="T4"> </text:span><text:span text:style-name="T1">מאיר</text:span><text:span text:style-name="T4"> </text:span><text:span text:style-name="T1">אומר: אף</text:span><text:span text:style-name="T4"> </text:span><text:span text:style-name="T1">הוא</text:span><text:span text:style-name="T4"> </text:span><text:span text:style-name="T1">שב</text:span><text:span text:style-name="T4"> </text:span><text:span text:style-name="T1">למה</text:span><text:span text:style-name="T4"> </text:span><text:span text:style-name="T1">שהחזיקו</text:span><text:span text:style-name="T4"> </text:span><text:span text:style-name="T1">אבותיו: גמר</text:span><text:span text:style-name="T4"> </text:span><text:span text:style-name="T1">שִׁיבָה</text:span><text:span text:style-name="T4"> </text:span><text:span text:style-name="T1">שִׁיבָה</text:span><text:span text:style-name="T4"> </text:span><text:span text:style-name="T1">מהתם.</text:span><text:span text:style-name="T8"> </text:span></text:p>
      <text:p text:style-name="P11"/>
      <text:p text:style-name="P10"><text:span text:style-name="T1">הדרן</text:span><text:span text:style-name="T4"> </text:span><text:span text:style-name="T1">עלך</text:span><text:span text:style-name="T4"> </text:span><text:span text:style-name="T1">אלו</text:span><text:span text:style-name="T4"> </text:span><text:span text:style-name="T1">הן</text:span><text:span text:style-name="T4"> </text:span><text:span text:style-name="T1">הגולין</text:span><text:span text:style-name="T4"> </text:span></text:p>
      <text:p text:style-name="P35"><text:span text:style-name="T1">מכות</text:span><text:span text:style-name="T4"> </text:span><text:span text:style-name="T1">פרק</text:span><text:span text:style-name="T4"> </text:span><text:span text:style-name="T1">שלישי</text:span><text:span text:style-name="T4"> </text:span><text:span text:style-name="T1">ואלו</text:span><text:span text:style-name="T4"> </text:span><text:span text:style-name="T1">הן</text:span><text:span text:style-name="T4"> </text:span><text:span text:style-name="T1">הלוקין</text:span><text:span text:style-name="T4"> </text:span><text:span text:style-name="T1">דף</text:span><text:span text:style-name="T4"> </text:span><text:span text:style-name="T1">יג,א</text:span></text:p>
      <text:p text:style-name="P11"/>
      <text:p text:style-name="P11">משנה:</text:p>
      <text:p text:style-name="P10"><text:span text:style-name="T1">ואלו</text:span><text:span text:style-name="T4"> </text:span><text:span text:style-name="T1">הן</text:span><text:span text:style-name="T4"> </text:span><text:span text:style-name="T1">הלוקין: הבא</text:span><text:span text:style-name="T4"> </text:span><text:span text:style-name="T1">על</text:span><text:span text:style-name="T4"> </text:span><text:span text:style-name="T1">אחותו, ועל</text:span><text:span text:style-name="T4"> </text:span><text:span text:style-name="T1">אחות</text:span><text:span text:style-name="T4"> </text:span><text:span text:style-name="T1">אביו, ועל</text:span><text:span text:style-name="T4"> </text:span><text:span text:style-name="T1">אחות</text:span><text:span text:style-name="T4"> </text:span><text:span text:style-name="T1">אמו, ועל</text:span><text:span text:style-name="T4"> </text:span><text:span text:style-name="T1">אחות</text:span><text:span text:style-name="T4"> </text:span><text:span text:style-name="T1">אשתו, ועל</text:span><text:span text:style-name="T4"> </text:span><text:span text:style-name="T1">אשת</text:span><text:span text:style-name="T4"> </text:span><text:span text:style-name="T1">אחיו, ועל</text:span><text:span text:style-name="T4"> </text:span><text:span text:style-name="T1">אשת</text:span><text:span text:style-name="T4"> </text:span><text:span text:style-name="T1">אחי</text:span><text:span text:style-name="T4"> </text:span><text:span text:style-name="T1">אביו, ועל</text:span><text:span text:style-name="T4"> </text:span><text:span text:style-name="T1">הנדה;</text:span></text:p>
      <text:p text:style-name="P10"><text:span text:style-name="T1">אלמנה</text:span><text:span text:style-name="T4"> </text:span><text:span text:style-name="T1">לכהן</text:span><text:span text:style-name="T4"> </text:span><text:span text:style-name="T1">גדול, גרושה</text:span><text:span text:style-name="T4"> </text:span><text:span text:style-name="T1">וחלוצה</text:span><text:span text:style-name="T4"> </text:span><text:span text:style-name="T1">לכהן</text:span><text:span text:style-name="T4"> </text:span><text:span text:style-name="T1">הדיוט, ממזרת</text:span><text:span text:style-name="T4"> </text:span><text:span text:style-name="T1">ונתינה</text:span><text:span text:style-name="T4"> </text:span><text:span text:style-name="T2">(</text:span><text:span text:style-name="T8">מן</text:span><text:span text:style-name="T5"> </text:span><text:span text:style-name="T8">הגבעונין</text:span><text:span text:style-name="T5"> </text:span><text:span text:style-name="T8">היא, ומלקות</text:span><text:span text:style-name="T5"> </text:span><text:span text:style-name="T8">משום</text:span><text:span text:style-name="T5"> </text:span><text:span text:style-name="T8">'</text:span><text:span text:style-name="T11">לא</text:span><text:span text:style-name="T5"> </text:span><text:span text:style-name="T11">תתחתן</text:span><text:span text:style-name="T5"> </text:span><text:span text:style-name="T11">בם</text:span><text:span text:style-name="T8">' (דברים</text:span><text:span text:style-name="T5"> </text:span><text:span text:style-name="T8">ז,ג)</text:span><text:span text:style-name="T2">)</text:span><text:span text:style-name="T1"> לישראל, בת</text:span><text:span text:style-name="T4"> </text:span><text:span text:style-name="T1">ישראל</text:span><text:span text:style-name="T4"> </text:span><text:span text:style-name="T1">לנתין</text:span><text:span text:style-name="T4"> </text:span><text:span text:style-name="T1">ולממזר.</text:span></text:p>
      <text:p text:style-name="P10"><text:span text:style-name="T1">אלמנה</text:span><text:span text:style-name="T4"> </text:span><text:span text:style-name="T1">וגרושה</text:span><text:span text:style-name="T4"> </text:span><text:span text:style-name="T2">(</text:span><text:span text:style-name="T8">שנתאלמנה</text:span><text:span text:style-name="T5"> </text:span><text:span text:style-name="T8">מאיש</text:span><text:span text:style-name="T5"> </text:span><text:span text:style-name="T8">אחד</text:span><text:span text:style-name="T5"> </text:span><text:span text:style-name="T8">ונתגרשה</text:span><text:span text:style-name="T5"> </text:span><text:span text:style-name="T8">מאיש</text:span><text:span text:style-name="T5"> </text:span><text:span text:style-name="T8">אחר</text:span><text:span text:style-name="T2">)</text:span><text:span text:style-name="T1"> - חייבין</text:span><text:span text:style-name="T4"> </text:span><text:span text:style-name="T1">עליה</text:span><text:span text:style-name="T4"> </text:span><text:span text:style-name="T2">(</text:span><text:span text:style-name="T8">שתי</text:span><text:span text:style-name="T5"> </text:span><text:span text:style-name="T8">מלקות</text:span><text:span text:style-name="T2">)</text:span><text:span text:style-name="T1"> משום</text:span><text:span text:style-name="T4"> </text:span><text:span text:style-name="T1">שני</text:span><text:span text:style-name="T4"> </text:span><text:span text:style-name="T1">שמות</text:span><text:span text:style-name="T4"> </text:span><text:span text:style-name="T2">(</text:span><text:span text:style-name="T8">משום</text:span><text:span text:style-name="T5"> </text:span><text:span text:style-name="T8">שתי</text:span><text:span text:style-name="T5"> </text:span><text:span text:style-name="T8">אזהרות, ששתיהן</text:span><text:span text:style-name="T5"> </text:span><text:span text:style-name="T8">מפורשות</text:span><text:span text:style-name="T5"> </text:span><text:span text:style-name="T8">במקרא, ואזהרה</text:span><text:span text:style-name="T5"> </text:span><text:span text:style-name="T8">- אתרוייהו</text:span><text:span text:style-name="T5"> </text:span><text:span text:style-name="T8">קיימא</text:span><text:span text:style-name="T2">)</text:span><text:span text:style-name="T1">; </text:span></text:p>
      <text:p text:style-name="P10"><text:span text:style-name="T1">גרושה</text:span><text:span text:style-name="T4"> </text:span><text:span text:style-name="T1">וחלוצה</text:span><text:span text:style-name="T4"> </text:span><text:span text:style-name="T2">(</text:span><text:span text:style-name="T8">גרושה</text:span><text:span text:style-name="T5"> </text:span><text:span text:style-name="T8">והיא</text:span><text:span text:style-name="T5"> </text:span><text:span text:style-name="T8">חלוצה</text:span><text:span text:style-name="T2">)</text:span><text:span text:style-name="T1"> - אינו</text:span><text:span text:style-name="T4"> </text:span><text:span text:style-name="T1">חייב</text:span><text:span text:style-name="T4"> </text:span><text:span text:style-name="T1">אלא</text:span><text:span text:style-name="T4"> </text:span><text:span text:style-name="T1">משום</text:span><text:span text:style-name="T4"> </text:span><text:span text:style-name="T1">אחת</text:span><text:span text:style-name="T4"> </text:span><text:span text:style-name="T1">בלבד</text:span><text:span text:style-name="T4"> </text:span><text:span text:style-name="T2">(</text:span><text:span text:style-name="T8">משום</text:span><text:span text:style-name="T5"> </text:span><text:span text:style-name="T8">גרושה: שהחלוצה</text:span><text:span text:style-name="T5"> </text:span><text:span text:style-name="T8">אינה</text:span><text:span text:style-name="T5"> </text:span><text:span text:style-name="T8">כתובה, אלא</text:span><text:span text:style-name="T5"> </text:span><text:span text:style-name="T8">מרבויא</text:span><text:span text:style-name="T5"> </text:span><text:span text:style-name="T8">מייתינן</text:span><text:span text:style-name="T5"> </text:span><text:span text:style-name="T8">לה, דתניא</text:span><text:span text:style-name="T5"> </text:span><text:span text:style-name="T8">בקדושין</text:span><text:span text:style-name="T5"> </text:span><text:span text:style-name="T8">(דף</text:span><text:span text:style-name="T5"> </text:span><text:span text:style-name="T8">עח.) '</text:span><text:span text:style-name="T11">גרושה</text:span><text:span text:style-name="T8">' אין</text:span><text:span text:style-name="T5"> </text:span><text:span text:style-name="T8">לי</text:span><text:span text:style-name="T5"> </text:span><text:span text:style-name="T8">אלא</text:span><text:span text:style-name="T5"> </text:span><text:span text:style-name="T8">גרושה, חלוצה</text:span><text:span text:style-name="T5"> </text:span><text:span text:style-name="T8">מנין? תלמוד</text:span><text:span text:style-name="T5"> </text:span><text:span text:style-name="T8">לומר: '</text:span><text:span text:style-name="T11">ואשה</text:span><text:span text:style-name="T8">'</text:span><text:span text:style-name="T2">)</text:span><text:span text:style-name="T1">; <text:s/></text:span></text:p>
      <text:p text:style-name="P10"><text:span text:style-name="T1">הטמא</text:span><text:span text:style-name="T4"> </text:span><text:span text:style-name="T1">שאכל</text:span><text:span text:style-name="T4"> </text:span><text:span text:style-name="T1">את</text:span><text:span text:style-name="T4"> </text:span><text:span text:style-name="T1">הקדש</text:span><text:span text:style-name="T4"> </text:span><text:span text:style-name="T2">(</text:span><text:span text:style-name="T8">אזהרתו</text:span><text:span text:style-name="T5"> </text:span><text:span text:style-name="T8">מפרש</text:span><text:span text:style-name="T5"> </text:span><text:span text:style-name="T8">בגמרא</text:span><text:span text:style-name="T2">)</text:span><text:span text:style-name="T1">, והבא</text:span><text:span text:style-name="T4"> </text:span><text:span text:style-name="T1">אל</text:span><text:span text:style-name="T4"> </text:span><text:span text:style-name="T1">המקדש</text:span><text:span text:style-name="T4"> </text:span><text:span text:style-name="T1">טמא, ואוכל</text:span><text:span text:style-name="T4"> </text:span><text:span text:style-name="T1">חלב</text:span><text:span text:style-name="T4"> </text:span><text:span text:style-name="T1">ודם</text:span><text:span text:style-name="T4"> </text:span><text:span text:style-name="T1">ונותר</text:span><text:span text:style-name="T4"> </text:span><text:span text:style-name="T1">ופגול</text:span><text:span text:style-name="T4"> </text:span><text:span text:style-name="T1">וטמא</text:span><text:span text:style-name="T4"> </text:span><text:span text:style-name="T2">(</text:span><text:span text:style-name="T8">נותר</text:span><text:span text:style-name="T5"> </text:span><text:span text:style-name="T8">כתיב</text:span><text:span text:style-name="T5"> </text:span><text:span text:style-name="T8">ביה</text:span><text:span text:style-name="T5"> </text:span><text:span text:style-name="T8">(שמות</text:span><text:span text:style-name="T5"> </text:span><text:span text:style-name="T8">כט,לד) '</text:span><text:span text:style-name="T11">ושרפת</text:span><text:span text:style-name="T5"> </text:span><text:span text:style-name="T11">את</text:span><text:span text:style-name="T5"> </text:span><text:span text:style-name="T11">הנותר</text:span><text:span text:style-name="T5"> </text:span><text:span text:style-name="T11">באש</text:span><text:span text:style-name="T5"> </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וא</text:span><text:span text:style-name="T8">' ואזהרת</text:span><text:span text:style-name="T5"> </text:span><text:span text:style-name="T8">פגול</text:span><text:span text:style-name="T5"> </text:span><text:span text:style-name="T8">נמי</text:span><text:span text:style-name="T5"> </text:span><text:span text:style-name="T8">מהכא: מדכתיב</text:span><text:span text:style-name="T5"> </text:span><text:span text:style-name="T8">'</text:span><text:span text:style-name="T11">כי</text:span><text:span text:style-name="T5"> </text:span><text:span text:style-name="T11">קדש</text:span><text:span text:style-name="T5"> </text:span><text:span text:style-name="T11">הוא</text:span><text:span text:style-name="T8">' כלומר: מפני</text:span><text:span text:style-name="T5"> </text:span><text:span text:style-name="T8">שהוא</text:span><text:span text:style-name="T5"> </text:span><text:span text:style-name="T8">קודש</text:span><text:span text:style-name="T5"> </text:span><text:span text:style-name="T8">שנפסל; למדנו</text:span><text:span text:style-name="T5"> </text:span><text:span text:style-name="T8">מכאן</text:span><text:span text:style-name="T5"> </text:span><text:span text:style-name="T8">כל</text:span><text:span text:style-name="T5"> </text:span><text:span text:style-name="T8">שבקדש</text:span><text:span text:style-name="T5"> </text:span><text:span text:style-name="T8">פסול: בא</text:span><text:span text:style-name="T5"> </text:span><text:span text:style-name="T8">הכתוב</text:span><text:span text:style-name="T5"> </text:span><text:span text:style-name="T8">ליתן</text:span><text:span text:style-name="T5"> </text:span><text:span text:style-name="T8">לא</text:span><text:span text:style-name="T5"> </text:span><text:span text:style-name="T8">תעשה</text:span><text:span text:style-name="T5"> </text:span><text:span text:style-name="T8">על</text:span><text:span text:style-name="T5"> </text:span><text:span text:style-name="T8">אכילתו; והכי</text:span><text:span text:style-name="T5"> </text:span><text:span text:style-name="T8">אמרינן</text:span><text:span text:style-name="T5"> </text:span><text:span text:style-name="T8">לקמן; ואזהרת</text:span><text:span text:style-name="T5"> </text:span><text:span text:style-name="T8">טמא</text:span><text:span text:style-name="T5"> </text:span><text:span text:style-name="T8">'</text:span><text:span text:style-name="T11">והבשר</text:span><text:span text:style-name="T5"> </text:span><text:span text:style-name="T11">אשר</text:span><text:span text:style-name="T5"> </text:span><text:span text:style-name="T11">יגע</text:span><text:span text:style-name="T5"> </text:span><text:span text:style-name="T11">בכל</text:span><text:span text:style-name="T5"> </text:span><text:span text:style-name="T11">טמא</text:span><text:span text:style-name="T5"> </text:span><text:span text:style-name="T11">לא</text:span><text:span text:style-name="T5"> </text:span><text:span text:style-name="T11">יאכל</text:span><text:span text:style-name="T8">' (ויקרא</text:span><text:span text:style-name="T5"> </text:span><text:span text:style-name="T8">ז,יט)</text:span><text:span text:style-name="T2">)</text:span><text:span text:style-name="T1">, והשוחט</text:span><text:span text:style-name="T4"> </text:span><text:span text:style-name="T1">ומעלה</text:span><text:span text:style-name="T4"> </text:span><text:span text:style-name="T1">בחוץ</text:span><text:span text:style-name="T4"> </text:span><text:span text:style-name="T2">(</text:span><text:span text:style-name="T8">והשוחט</text:span><text:span text:style-name="T5"> </text:span><text:span text:style-name="T8">קדשים</text:span><text:span text:style-name="T5"> </text:span><text:span text:style-name="T8">בחוץ</text:span><text:span text:style-name="T5"> </text:span><text:span text:style-name="T8">או</text:span><text:span text:style-name="T5"> </text:span><text:span text:style-name="T8">המעלה</text:span><text:span text:style-name="T5"> </text:span><text:span text:style-name="T8">קדשים</text:span><text:span text:style-name="T5"> </text:span><text:span text:style-name="T8">בחוץ; אזהרת</text:span><text:span text:style-name="T5"> </text:span><text:span text:style-name="T8">מעלה: '</text:span><text:span text:style-name="T11">השמר</text:span><text:span text:style-name="T5"> </text:span><text:span text:style-name="T11">לך</text:span><text:span text:style-name="T5"> </text:span><text:span text:style-name="T11">פן</text:span><text:span text:style-name="T5"> </text:span><text:span text:style-name="T11">תעלה</text:span><text:span text:style-name="T5"> </text:span><text:span text:style-name="T9">וגו'</text:span><text:span text:style-name="T8"> (דברים</text:span><text:span text:style-name="T5"> </text:span><text:span text:style-name="T8">יב,יג); אזהרת</text:span><text:span text:style-name="T5"> </text:span><text:span text:style-name="T8">שוחט</text:span><text:span text:style-name="T5"> </text:span><text:span text:style-name="T8">ילפינן</text:span><text:span text:style-name="T5"> </text:span><text:span text:style-name="T8">בזבחים</text:span><text:span text:style-name="T5"> </text:span><text:span text:style-name="T8">בפרק</text:span><text:span text:style-name="T5"> </text:span><text:span text:style-name="T8">'השוחט</text:span><text:span text:style-name="T5"> </text:span><text:span text:style-name="T8">והמעלה' (דף</text:span><text:span text:style-name="T5"> </text:span><text:span text:style-name="T8">קו.); איכא</text:span><text:span text:style-name="T5"> </text:span><text:span text:style-name="T8">דיליף</text:span><text:span text:style-name="T5"> </text:span><text:span text:style-name="T8">מ'</text:span><text:span text:style-name="T11">לא</text:span><text:span text:style-name="T5"> </text:span><text:span text:style-name="T11">יזבחו</text:span><text:span text:style-name="T5"> </text:span><text:span text:style-name="T11">עוד</text:span><text:span text:style-name="T5"> </text:span><text:span text:style-name="T9">וגו'</text:span><text:span text:style-name="T8"> [ויקרא</text:span><text:span text:style-name="T5"> </text:span><text:span text:style-name="T8">יז,ז], ואיכא</text:span><text:span text:style-name="T5"> </text:span><text:span text:style-name="T8">דיליף</text:span><text:span text:style-name="T5"> </text:span><text:span text:style-name="T8">לה</text:span><text:span text:style-name="T5"> </text:span><text:span text:style-name="T8">מגזירה</text:span><text:span text:style-name="T5"> </text:span><text:span text:style-name="T8">שוה</text:span><text:span text:style-name="T5"> </text:span><text:span text:style-name="T8">ד'הבאה</text:span><text:span text:style-name="T5"> </text:span><text:span text:style-name="T8">הבאה' - שוחט</text:span><text:span text:style-name="T5"> </text:span><text:span text:style-name="T8">ממעלה</text:span><text:span text:style-name="T2">)</text:span><text:span text:style-name="T1">, והאוכל</text:span><text:span text:style-name="T4"> </text:span><text:span text:style-name="T1">חמץ</text:span><text:span text:style-name="T4"> </text:span><text:span text:style-name="T1">בפסח, והאוכל</text:span><text:span text:style-name="T4"> </text:span><text:span text:style-name="T2">(</text:span><text:span text:style-name="T8">ביום</text:span><text:span text:style-name="T5"> </text:span><text:span text:style-name="T8">הכפורים</text:span><text:span text:style-name="T2">)</text:span><text:span text:style-name="T1"> והעושה</text:span><text:span text:style-name="T4"> </text:span><text:span text:style-name="T1">מלאכה</text:span><text:span text:style-name="T4"> </text:span><text:span text:style-name="T1">ביום</text:span><text:span text:style-name="T4"> </text:span><text:span text:style-name="T1">הכפורים</text:span><text:span text:style-name="T4"> </text:span><text:span text:style-name="T2">(</text:span><text:span text:style-name="T8">ויליף</text:span><text:span text:style-name="T5"> </text:span><text:span text:style-name="T8">אזהרתיה</text:span><text:span text:style-name="T5"> </text:span><text:span text:style-name="T8">בפרק</text:span><text:span text:style-name="T5"> </text:span><text:span text:style-name="T8">בתרא</text:span><text:span text:style-name="T5"> </text:span><text:span text:style-name="T8">דיומא</text:span><text:span text:style-name="T5"> </text:span><text:span text:style-name="T8">(דף</text:span><text:span text:style-name="T5"> </text:span><text:span text:style-name="T8">פא.)</text:span><text:span text:style-name="T2">)</text:span><text:span text:style-name="T1">, והמפטם</text:span><text:span text:style-name="T4"> </text:span><text:span text:style-name="T1">את</text:span><text:span text:style-name="T4"> </text:span><text:span text:style-name="T1">השמן</text:span><text:span text:style-name="T4"> </text:span><text:span text:style-name="T2">(</text:span><text:span text:style-name="T8">העושה</text:span><text:span text:style-name="T5"> </text:span><text:span text:style-name="T8">שמן</text:span><text:span text:style-name="T5"> </text:span><text:span text:style-name="T8">בדוגמת</text:span><text:span text:style-name="T5"> </text:span><text:span text:style-name="T8">שמן</text:span><text:span text:style-name="T5"> </text:span><text:span text:style-name="T8">המשחה; ואזהרתיה: '</text:span><text:span text:style-name="T11">ובמתכונתו</text:span><text:span text:style-name="T5"> </text:span><text:span text:style-name="T11">לא</text:span><text:span text:style-name="T5"> </text:span><text:span text:style-name="T11">תעשו</text:span><text:span text:style-name="T5"> </text:span><text:span text:style-name="T11">כמוהו</text:span><text:span text:style-name="T8">' (שמות</text:span><text:span text:style-name="T5"> </text:span><text:span text:style-name="T8">ל,לב) וכן</text:span><text:span text:style-name="T5"> </text:span><text:span text:style-name="T8">בקטורת</text:span><text:span text:style-name="T5"> </text:span><text:span text:style-name="T8">'</text:span><text:span text:style-name="T11">ובמתכונתה</text:span><text:span text:style-name="T5"> </text:span><text:span text:style-name="T11">לא</text:span><text:span text:style-name="T5"> </text:span><text:span text:style-name="T11">תעשו</text:span><text:span text:style-name="T5"> </text:span><text:span text:style-name="T11">לכם</text:span><text:span text:style-name="T8">' (שם,לז)</text:span><text:span text:style-name="T2">)</text:span><text:span text:style-name="T1">, והמפטם</text:span><text:span text:style-name="T4"> </text:span><text:span text:style-name="T1">את</text:span><text:span text:style-name="T4"> </text:span><text:span text:style-name="T1">הקטורת, והסך</text:span><text:span text:style-name="T4"> </text:span><text:span text:style-name="T1">בשמן</text:span><text:span text:style-name="T4"> </text:span><text:span text:style-name="T1">המשחה</text:span><text:span text:style-name="T4"> </text:span><text:span text:style-name="T2">(</text:span><text:span text:style-name="T8">מאותו</text:span><text:span text:style-name="T5"> </text:span><text:span text:style-name="T8">שעשה</text:span><text:span text:style-name="T5"> </text:span><text:span text:style-name="T8">משה</text:span><text:span text:style-name="T5"> </text:span><text:span text:style-name="T8">במדבר, דכתיב</text:span><text:span text:style-name="T5"> </text:span><text:span text:style-name="T8">'</text:span><text:span text:style-name="T11">על</text:span><text:span text:style-name="T5"> </text:span><text:span text:style-name="T11">בשר</text:span><text:span text:style-name="T5"> </text:span><text:span text:style-name="T11">אדם</text:span><text:span text:style-name="T5"> </text:span><text:span text:style-name="T11">לא</text:span><text:span text:style-name="T5"> </text:span><text:span text:style-name="T11">ייסך</text:span><text:span text:style-name="T8">' (שמות</text:span><text:span text:style-name="T5"> </text:span><text:span text:style-name="T8">ל,לב)</text:span><text:span text:style-name="T2">)</text:span><text:span text:style-name="T1">, והאוכל</text:span><text:span text:style-name="T4"> </text:span><text:span text:style-name="T1">נבילות</text:span><text:span text:style-name="T4"> </text:span><text:span text:style-name="T1">וטריפות</text:span><text:span text:style-name="T4"> </text:span><text:span text:style-name="T1">שקצים</text:span><text:span text:style-name="T4"> </text:span><text:span text:style-name="T1">ורמשים;</text:span></text:p>
      <text:p text:style-name="P10"><text:span text:style-name="T1">אכל</text:span><text:span text:style-name="T4"> </text:span><text:span text:style-name="T1">טבל</text:span><text:span text:style-name="T4"> </text:span><text:span text:style-name="T2">(</text:span><text:span text:style-name="T8">אזהרתיה</text:span><text:span text:style-name="T5"> </text:span><text:span text:style-name="T8">מ'</text:span><text:span text:style-name="T11">ולא</text:span><text:span text:style-name="T5"> </text:span><text:span text:style-name="T11">יחללו</text:span><text:span text:style-name="T5"> </text:span><text:span text:style-name="T11">את</text:span><text:span text:style-name="T5"> </text:span><text:span text:style-name="T11">קדשי</text:span><text:span text:style-name="T5"> </text:span><text:span text:style-name="T11">בני</text:span><text:span text:style-name="T5"> </text:span><text:span text:style-name="T11">ישראל</text:span><text:span text:style-name="T5"> </text:span><text:span text:style-name="T11">אשר</text:span><text:span text:style-name="T5"> </text:span><text:span text:style-name="T11">ירימו</text:span><text:span text:style-name="T8">' [ויקרא</text:span><text:span text:style-name="T5"> </text:span><text:span text:style-name="T8">כב,טו] - בעתידין</text:span><text:span text:style-name="T5"> </text:span><text:span text:style-name="T8">לתרום</text:span><text:span text:style-name="T5"> </text:span><text:span text:style-name="T8">הכתוב</text:span><text:span text:style-name="T5"> </text:span><text:span text:style-name="T8">מדבר; והכי</text:span><text:span text:style-name="T5"> </text:span><text:span text:style-name="T8">מפרש</text:span><text:span text:style-name="T5"> </text:span><text:span text:style-name="T8">לה</text:span><text:span text:style-name="T5"> </text:span><text:span text:style-name="T8">בסנהדרין</text:span><text:span text:style-name="T5"> </text:span><text:span text:style-name="T8">ב'אלו</text:span><text:span text:style-name="T5"> </text:span><text:span text:style-name="T8">הן</text:span><text:span text:style-name="T5"> </text:span><text:span text:style-name="T8">הנשרפין' (דף</text:span><text:span text:style-name="T5"> </text:span><text:span text:style-name="T8">פג.)</text:span><text:span text:style-name="T2">)</text:span><text:span text:style-name="T1"> ומעשר</text:span><text:span text:style-name="T4"> </text:span><text:span text:style-name="T1">ראשון</text:span><text:span text:style-name="T4"> </text:span><text:span text:style-name="T1">שלא</text:span><text:span text:style-name="T4"> </text:span><text:span text:style-name="T1">נטלה</text:span><text:span text:style-name="T4"> </text:span><text:span text:style-name="T1">תרומתו</text:span><text:span text:style-name="T4"> </text:span><text:span text:style-name="T2">(</text:span><text:span text:style-name="T8">אף</text:span><text:span text:style-name="T5"> </text:span><text:span text:style-name="T8">הוא</text:span><text:span text:style-name="T5"> </text:span><text:span text:style-name="T8">טבל</text:span><text:span text:style-name="T2">)</text:span><text:span text:style-name="T1">, ומעשר</text:span><text:span text:style-name="T4"> </text:span><text:span text:style-name="T1">שני</text:span><text:span text:style-name="T4"> </text:span><text:span text:style-name="T1">והקדש</text:span><text:span text:style-name="T4"> </text:span><text:span text:style-name="T1">שלא</text:span><text:span text:style-name="T4"> </text:span><text:span text:style-name="T1">נפדו</text:span><text:span text:style-name="T4"> </text:span><text:span text:style-name="T2">(</text:span><text:span text:style-name="T8">מעשר</text:span><text:span text:style-name="T5"> </text:span><text:span text:style-name="T8">שני</text:span><text:span text:style-name="T5"> </text:span><text:span text:style-name="T8">שלא</text:span><text:span text:style-name="T5"> </text:span><text:span text:style-name="T8">נפדה, והוא</text:span><text:span text:style-name="T5"> </text:span><text:span text:style-name="T8">אוכלו</text:span><text:span text:style-name="T5"> </text:span><text:span text:style-name="T8">חוץ</text:span><text:span text:style-name="T5"> </text:span><text:span text:style-name="T8">לירושלים, וכתיב</text:span><text:span text:style-name="T5"> </text:span><text:span text:style-name="T8">'</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9">וגו'</text:span><text:span text:style-name="T8"> (דברים</text:span><text:span text:style-name="T5"> </text:span><text:span text:style-name="T8">יב,יז); הקדש</text:span><text:span text:style-name="T5"> </text:span><text:span text:style-name="T8">שלא</text:span><text:span text:style-name="T5"> </text:span><text:span text:style-name="T8">נפדה</text:span><text:span text:style-name="T5"> </text:span><text:span text:style-name="T8">- אזהרתו</text:span><text:span text:style-name="T5"> </text:span><text:span text:style-name="T8">אינו</text:span><text:span text:style-name="T5"> </text:span><text:span text:style-name="T8">מפורשת</text:span><text:span text:style-name="T5"> </text:span><text:span text:style-name="T8">כל</text:span><text:span text:style-name="T5"> </text:span><text:span text:style-name="T8">כך; ונראה</text:span><text:span text:style-name="T5"> </text:span><text:span text:style-name="T8">בעיני</text:span><text:span text:style-name="T5"> </text:span><text:span text:style-name="T8">דמהכא</text:span><text:span text:style-name="T5"> </text:span><text:span text:style-name="T8">אתא, דתניא: (סנהדרין</text:span><text:span text:style-name="T5"> </text:span><text:span text:style-name="T8">שם): הזיד</text:span><text:span text:style-name="T5"> </text:span><text:span text:style-name="T8">במעילה: רבי</text:span><text:span text:style-name="T5"> </text:span><text:span text:style-name="T8">אומר</text:span><text:span text:style-name="T5"> </text:span><text:span text:style-name="T8">במיתה, וחכמים</text:span><text:span text:style-name="T5"> </text:span><text:span text:style-name="T8">אומרים</text:span><text:span text:style-name="T5"> </text:span><text:span text:style-name="T8">באזהרה; ואמרינן: מאי</text:span><text:span text:style-name="T5"> </text:span><text:span text:style-name="T8">טעמיה</text:span><text:span text:style-name="T5"> </text:span><text:span text:style-name="T8">דרבי? - אתיא</text:span><text:span text:style-name="T5"> </text:span><text:span text:style-name="T8">'חטא' 'חטא' מתרומה; ורבנן? - מיעט</text:span><text:span text:style-name="T5"> </text:span><text:span text:style-name="T8">רחמנא</text:span><text:span text:style-name="T5"> </text:span><text:span text:style-name="T8">'</text:span><text:span text:style-name="T11">ומתו</text:span><text:span text:style-name="T5"> </text:span><text:span text:style-name="T11">בו</text:span><text:span text:style-name="T8">' </text:span><text:span text:style-name="T9">[ויקרא</text:span><text:span text:style-name="T6"> </text:span><text:span text:style-name="T9">כב,ט]</text:span><text:span text:style-name="T8"> - ולא</text:span><text:span text:style-name="T5"> </text:span><text:span text:style-name="T8">במעילה; ממיתה</text:span><text:span text:style-name="T5"> </text:span><text:span text:style-name="T8">הוא</text:span><text:span text:style-name="T5"> </text:span><text:span text:style-name="T8">דמעטיה, וגזירה</text:span><text:span text:style-name="T5"> </text:span><text:span text:style-name="T8">שוה</text:span><text:span text:style-name="T5"> </text:span><text:span text:style-name="T8">כדקיימא</text:span><text:span text:style-name="T5"> </text:span><text:span text:style-name="T8">קיימא, וילפינן</text:span><text:span text:style-name="T5"> </text:span><text:span text:style-name="T8">אזהרה</text:span><text:span text:style-name="T5"> </text:span><text:span text:style-name="T8">דמעילה</text:span><text:span text:style-name="T5"> </text:span><text:span text:style-name="T8">מאזהרה</text:span><text:span text:style-name="T5"> </text:span><text:span text:style-name="T8">דתרומה, דכתיב</text:span><text:span text:style-name="T5"> </text:span><text:span text:style-name="T8">בה</text:span><text:span text:style-name="T5"> </text:span><text:span text:style-name="T8">'</text:span><text:span text:style-name="T11">וכל</text:span><text:span text:style-name="T5"> </text:span><text:span text:style-name="T11">זר</text:span><text:span text:style-name="T5"> </text:span><text:span text:style-name="T11">לא</text:span><text:span text:style-name="T5"> </text:span><text:span text:style-name="T11">יאכל</text:span><text:span text:style-name="T5"> </text:span><text:span text:style-name="T11">קדש</text:span><text:span text:style-name="T8">' </text:span><text:span text:style-name="T9">[ויקרא</text:span><text:span text:style-name="T6"> </text:span><text:span text:style-name="T9">כב,י]</text:span><text:span text:style-name="T8"> ורוב</text:span><text:span text:style-name="T5"> </text:span><text:span text:style-name="T8">הלכות</text:span><text:span text:style-name="T5"> </text:span><text:span text:style-name="T8">מעילה</text:span><text:span text:style-name="T5"> </text:span><text:span text:style-name="T8">- היא</text:span><text:span text:style-name="T5"> </text:span><text:span text:style-name="T8">למדה</text:span><text:span text:style-name="T5"> </text:span><text:span text:style-name="T8">מתרומה</text:span><text:span text:style-name="T5"> </text:span><text:span text:style-name="T8">בתורת</text:span><text:span text:style-name="T5"> </text:span><text:span text:style-name="T8">כהנים</text:span><text:span text:style-name="T5"> </text:span><text:span text:style-name="T8">בגזירה</text:span><text:span text:style-name="T5"> </text:span><text:span text:style-name="T8">שוה</text:span><text:span text:style-name="T5"> </text:span><text:span text:style-name="T8">זו</text:span><text:span text:style-name="T2">)</text:span><text:span text:style-name="T1">.</text:span></text:p>
      <text:p text:style-name="P10"><text:span text:style-name="T1">כמה</text:span><text:span text:style-name="T4"> </text:span><text:span text:style-name="T1">יאכל</text:span><text:span text:style-name="T4"> </text:span><text:span text:style-name="T1">מן</text:span><text:span text:style-name="T4"> </text:span><text:span text:style-name="T1">הטבל</text:span><text:span text:style-name="T4"> </text:span><text:span text:style-name="T1">ויהא</text:span><text:span text:style-name="T4"> </text:span><text:span text:style-name="T1">חייב?</text:span></text:p>
      <text:p text:style-name="P10"><text:span text:style-name="T1">רבי</text:span><text:span text:style-name="T4"> </text:span><text:span text:style-name="T1">שמעון</text:span><text:span text:style-name="T4"> </text:span><text:span text:style-name="T1">אומר: כל</text:span><text:span text:style-name="T4"> </text:span><text:span text:style-name="T1">שהוא;</text:span></text:p>
      <text:p text:style-name="P10"><text:span text:style-name="T1">וחכמים</text:span><text:span text:style-name="T4"> </text:span><text:span text:style-name="T1">אומרים: כזית.</text:span></text:p>
      <text:p text:style-name="P10"><text:span text:style-name="T1">אמר</text:span><text:span text:style-name="T4"> </text:span><text:span text:style-name="T1">להן</text:span><text:span text:style-name="T4"> </text:span><text:span text:style-name="T1">רבי</text:span><text:span text:style-name="T4"> </text:span><text:span text:style-name="T1">שמעון: אי</text:span><text:span text:style-name="T4"> </text:span><text:span text:style-name="T1">אתם</text:span><text:span text:style-name="T4"> </text:span><text:span text:style-name="T1">מודים</text:span><text:span text:style-name="T4"> </text:span><text:span text:style-name="T1">לי</text:span><text:span text:style-name="T4"> </text:span><text:span text:style-name="T1">באוכל</text:span><text:span text:style-name="T4"> </text:span><text:span text:style-name="T1">נמלה</text:span><text:span text:style-name="T4"> </text:span><text:span text:style-name="T1">כל</text:span><text:span text:style-name="T4"> </text:span><text:span text:style-name="T1">שהוא</text:span><text:span text:style-name="T4"> </text:span><text:span text:style-name="T1">שהוא</text:span><text:span text:style-name="T4"> </text:span><text:span text:style-name="T1">חייב</text:span><text:span text:style-name="T4"> </text:span><text:span text:style-name="T2">(</text:span><text:span text:style-name="T8">משום</text:span><text:span text:style-name="T5"> </text:span><text:span text:style-name="T8">'</text:span><text:span text:style-name="T11">שרץ</text:span><text:span text:style-name="T5"> </text:span><text:span text:style-name="T11">השורץ</text:span><text:span text:style-name="T5"> </text:span><text:span text:style-name="T11">על</text:span><text:span text:style-name="T5"> </text:span><text:span text:style-name="T11">הארץ</text:span><text:span text:style-name="T8">' [ויקרא</text:span><text:span text:style-name="T5"> </text:span><text:span text:style-name="T8">יא,מא]</text:span><text:span text:style-name="T2">)</text:span><text:span text:style-name="T1">?</text:span></text:p>
      <text:p text:style-name="P10"><text:span text:style-name="T1">אמרו</text:span><text:span text:style-name="T4"> </text:span><text:span text:style-name="T1">לו: מפני</text:span><text:span text:style-name="T4"> </text:span><text:span text:style-name="T1">שהיא</text:span><text:span text:style-name="T4"> </text:span><text:span text:style-name="T1">כברייתה.</text:span></text:p>
      <text:p text:style-name="P10"><text:span text:style-name="T1">אמר</text:span><text:span text:style-name="T4"> </text:span><text:span text:style-name="T1">להן: אף</text:span><text:span text:style-name="T4"> </text:span><text:span text:style-name="T1">חטה</text:span><text:span text:style-name="T4"> </text:span><text:span text:style-name="T1">אחת</text:span><text:span text:style-name="T4"> </text:span><text:span text:style-name="T1">כברייתה.</text:span></text:p>
      <text:p text:style-name="P15"><text:span text:style-name="T7">(אלו</text:span><text:span text:style-name="T4"> </text:span><text:span text:style-name="T7">הן</text:span><text:span text:style-name="T4"> </text:span><text:span text:style-name="T7">הלוקין: <text:s/>'אלו' - לאו</text:span><text:span text:style-name="T4"> </text:span><text:span text:style-name="T7">דוקא, דתנא</text:span><text:span text:style-name="T4"> </text:span><text:span text:style-name="T7">ושייר</text:span><text:span text:style-name="T4"> </text:span><text:span text:style-name="T7">לוקין</text:span><text:span text:style-name="T4"> </text:span><text:span text:style-name="T7">טובא; אלא</text:span><text:span text:style-name="T4"> </text:span><text:span text:style-name="T7">תנא</text:span><text:span text:style-name="T4"> </text:span><text:span text:style-name="T7">חייבי</text:span><text:span text:style-name="T4"> </text:span><text:span text:style-name="T7">כריתות</text:span><text:span text:style-name="T4"> </text:span><text:span text:style-name="T7">- לאשמועינן</text:span><text:span text:style-name="T4"> </text:span><text:span text:style-name="T7">דיש</text:span><text:span text:style-name="T4"> </text:span><text:span text:style-name="T7">מלקות</text:span><text:span text:style-name="T4"> </text:span><text:span text:style-name="T7">בחייבי</text:span><text:span text:style-name="T4"> </text:span><text:span text:style-name="T7">כריתות; ותנא</text:span><text:span text:style-name="T4"> </text:span><text:span text:style-name="T7">'אלמנה</text:span><text:span text:style-name="T4"> </text:span><text:span text:style-name="T7">וגרושה' לאשמועינן</text:span><text:span text:style-name="T4"> </text:span><text:span text:style-name="T7">אלמנה</text:span><text:span text:style-name="T4"> </text:span><text:span text:style-name="T7">וגרושה</text:span><text:span text:style-name="T4"> </text:span><text:span text:style-name="T7">חייב</text:span><text:span text:style-name="T4"> </text:span><text:span text:style-name="T7">עליה</text:span><text:span text:style-name="T4"> </text:span><text:span text:style-name="T7">משום</text:span><text:span text:style-name="T4"> </text:span><text:span text:style-name="T7">שתי</text:span><text:span text:style-name="T4"> </text:span><text:span text:style-name="T7">שמות</text:span><text:span text:style-name="T4"> </text:span><text:span text:style-name="T7">וכו'; ותנא</text:span><text:span text:style-name="T4"> </text:span><text:span text:style-name="T7">טבל</text:span><text:span text:style-name="T4"> </text:span><text:span text:style-name="T7">ומעשר</text:span><text:span text:style-name="T4"> </text:span><text:span text:style-name="T7">ראשון</text:span><text:span text:style-name="T4"> </text:span><text:span text:style-name="T7">שלא</text:span><text:span text:style-name="T4"> </text:span><text:span text:style-name="T7">נטלה</text:span><text:span text:style-name="T4"> </text:span><text:span text:style-name="T7">תרומתו</text:span><text:span text:style-name="T4"> </text:span><text:span text:style-name="T7">- דלא</text:span><text:span text:style-name="T4"> </text:span><text:span text:style-name="T7">מפרש</text:span><text:span text:style-name="T4"> </text:span><text:span text:style-name="T7">לאו</text:span><text:span text:style-name="T4"> </text:span><text:span text:style-name="T7">דידהו</text:span><text:span text:style-name="T4"> </text:span><text:span text:style-name="T7">בהדיא, וכן</text:span><text:span text:style-name="T4"> </text:span><text:span text:style-name="T7">הקדש</text:span><text:span text:style-name="T4"> </text:span><text:span text:style-name="T7">שלא</text:span><text:span text:style-name="T4"> </text:span><text:span text:style-name="T7">נפדה; ואיידי</text:span><text:span text:style-name="T4"> </text:span><text:span text:style-name="T7">דתנא</text:span><text:span text:style-name="T4"> </text:span><text:span text:style-name="T7">הקדש</text:span><text:span text:style-name="T4"> </text:span><text:span text:style-name="T7">- תנא</text:span><text:span text:style-name="T4"> </text:span><text:span text:style-name="T7">מעשר</text:span><text:span text:style-name="T4"> </text:span><text:span text:style-name="T7">שני</text:span><text:span text:style-name="T4"> </text:span><text:span text:style-name="T7">בהדיא, דתרוייהו</text:span><text:span text:style-name="T4"> </text:span><text:span text:style-name="T7">מלקות</text:span><text:span text:style-name="T4"> </text:span><text:span text:style-name="T7">דידהו</text:span><text:span text:style-name="T4"> </text:span><text:span text:style-name="T7">- משום</text:span><text:span text:style-name="T4"> </text:span><text:span text:style-name="T7">'מחוסרי</text:span><text:span text:style-name="T4"> </text:span><text:span text:style-name="T7">פדייה'; וכן</text:span><text:span text:style-name="T4"> </text:span><text:span text:style-name="T7">ברובן</text:span><text:span text:style-name="T4"> </text:span><text:span text:style-name="T7">יש</text:span><text:span text:style-name="T4"> </text:span><text:span text:style-name="T7">דבר</text:span><text:span text:style-name="T4"> </text:span><text:span text:style-name="T7">חדש.) </text:span></text:p>
      <text:p text:style-name="P11"/>
      <text:p text:style-name="P11">גמרא:</text:p>
      <text:p text:style-name="P10"><text:span text:style-name="T1">חייבי</text:span><text:span text:style-name="T4"> </text:span><text:span text:style-name="T1">כריתות</text:span><text:span text:style-name="T4"> </text:span><text:span text:style-name="T1">קא</text:span><text:span text:style-name="T4"> </text:span><text:span text:style-name="T1">תני, חייבי</text:span><text:span text:style-name="T4"> </text:span><text:span text:style-name="T1">מיתות</text:span><text:span text:style-name="T4"> </text:span><text:span text:style-name="T1">בית</text:span><text:span text:style-name="T4"> </text:span><text:span text:style-name="T1">דין</text:span><text:span text:style-name="T4"> </text:span><text:span text:style-name="T1">לא</text:span><text:span text:style-name="T4"> </text:span><text:span text:style-name="T1">קתני</text:span><text:span text:style-name="T4"> </text:span><text:span text:style-name="T2">(</text:span><text:span text:style-name="T8">כל</text:span><text:span text:style-name="T5"> </text:span><text:span text:style-name="T8">חייבי</text:span><text:span text:style-name="T5"> </text:span><text:span text:style-name="T8">כריתות</text:span><text:span text:style-name="T5"> </text:span><text:span text:style-name="T8">שאין</text:span><text:span text:style-name="T5"> </text:span><text:span text:style-name="T8">בהן</text:span><text:span text:style-name="T5"> </text:span><text:span text:style-name="T8">מיתת</text:span><text:span text:style-name="T5"> </text:span><text:span text:style-name="T8">בית</text:span><text:span text:style-name="T5"> </text:span><text:span text:style-name="T8">דין</text:span><text:span text:style-name="T5"> </text:span><text:span text:style-name="T8">הוזכרו</text:span><text:span text:style-name="T5"> </text:span><text:span text:style-name="T8">במשנתנו</text:span><text:span text:style-name="T5"> </text:span><text:span text:style-name="T8">לענין</text:span><text:span text:style-name="T5"> </text:span><text:span text:style-name="T8">מלקות, ואחד</text:span><text:span text:style-name="T5"> </text:span><text:span text:style-name="T8">מכל</text:span><text:span text:style-name="T5"> </text:span><text:span text:style-name="T8">חייבי</text:span><text:span text:style-name="T5"> </text:span><text:span text:style-name="T8">מיתות</text:span><text:span text:style-name="T5"> </text:span><text:span text:style-name="T8">בית</text:span><text:span text:style-name="T5"> </text:span><text:span text:style-name="T8">דין</text:span><text:span text:style-name="T5"> </text:span><text:span text:style-name="T8">לא</text:span><text:span text:style-name="T5"> </text:span><text:span text:style-name="T8">הוזכר</text:span><text:span text:style-name="T5"> </text:span><text:span text:style-name="T8">בה</text:span><text:span text:style-name="T5"> </text:span><text:span text:style-name="T8">ללקות</text:span><text:span text:style-name="T5"> </text:span><text:span text:style-name="T8">אם</text:span><text:span text:style-name="T5"> </text:span><text:span text:style-name="T8">התרו</text:span><text:span text:style-name="T5"> </text:span><text:span text:style-name="T8">בו</text:span><text:span text:style-name="T5"> </text:span><text:span text:style-name="T8">למלקות</text:span><text:span text:style-name="T2">)</text:span><text:span text:style-name="T1">; מתניתין</text:span><text:span text:style-name="T4"> </text:span><text:span text:style-name="T1">מני? רבי</text:span><text:span text:style-name="T4"> </text:span><text:span text:style-name="T1">עקיבא</text:span><text:span text:style-name="T4"> </text:span><text:span text:style-name="T1">היא, דתניא: </text:span></text:p>
      <text:p text:style-name="P10"><text:span text:style-name="T1">'אחד</text:span><text:span text:style-name="T4"> </text:span><text:span text:style-name="T1">חייבי</text:span><text:span text:style-name="T4"> </text:span><text:span text:style-name="T1">כריתות</text:span><text:span text:style-name="T4"> </text:span><text:span text:style-name="T1">ואחד</text:span><text:span text:style-name="T4"> </text:span><text:span text:style-name="T1">חייבי</text:span><text:span text:style-name="T4"> </text:span><text:span text:style-name="T1">מיתות</text:span><text:span text:style-name="T4"> </text:span><text:span text:style-name="T1">בית</text:span><text:span text:style-name="T4"> </text:span><text:span text:style-name="T1">דין</text:span></text:p>
      <text:p text:style-name="P11"/>
      <text:p text:style-name="P10"><text:span text:style-name="T1">(מכות</text:span><text:span text:style-name="T4"> </text:span><text:span text:style-name="T1">יג,ב)</text:span></text:p>
      <text:p text:style-name="P10"><text:soft-page-break/><text:span text:style-name="T1">ישנו</text:span><text:span text:style-name="T4"> </text:span><text:span text:style-name="T1">בכלל</text:span><text:span text:style-name="T4"> </text:span><text:span text:style-name="T1">מלקות</text:span><text:span text:style-name="T4"> </text:span><text:span text:style-name="T1">ארבעים</text:span><text:span text:style-name="T4"> </text:span><text:span text:style-name="T2">(</text:span><text:span text:style-name="T8">השתא</text:span><text:span text:style-name="T5"> </text:span><text:span text:style-name="T8">סלקא</text:span><text:span text:style-name="T5"> </text:span><text:span text:style-name="T8">דעתך</text:span><text:span text:style-name="T5"> </text:span><text:span text:style-name="T8">שאם</text:span><text:span text:style-name="T5"> </text:span><text:span text:style-name="T8">התרו</text:span><text:span text:style-name="T5"> </text:span><text:span text:style-name="T8">בו</text:span><text:span text:style-name="T5"> </text:span><text:span text:style-name="T8">מיתה</text:span><text:span text:style-name="T5"> </text:span><text:span text:style-name="T8">ומלקות</text:span><text:span text:style-name="T5"> </text:span><text:span text:style-name="T8">- לוקה</text:span><text:span text:style-name="T5"> </text:span><text:span text:style-name="T8">ומת</text:span><text:span text:style-name="T2">)</text:span><text:span text:style-name="T1"> - </text:span><text:span text:style-name="T28">דברי</text:span><text:span text:style-name="T30"> </text:span><text:span text:style-name="T28">רבי</text:span><text:span text:style-name="T30"> </text:span><text:span text:style-name="T28">ישמעאל</text:span><text:span text:style-name="T4"> </text:span><text:span text:style-name="T2">(</text:span><text:span text:style-name="T8">' שאם</text:span><text:span text:style-name="T5"> </text:span><text:span text:style-name="T8">עשו</text:span><text:span text:style-name="T5"> </text:span><text:span text:style-name="T8">תשובה</text:span><text:span text:style-name="T5"> </text:span><text:span text:style-name="T8">כו' - לא</text:span><text:span text:style-name="T5"> </text:span><text:span text:style-name="T8">גרסינן</text:span><text:span text:style-name="T5"> </text:span><text:span text:style-name="T8">לה</text:span><text:span text:style-name="T5"> </text:span><text:span text:style-name="T8">בדרבי</text:span><text:span text:style-name="T5"> </text:span><text:span text:style-name="T8">ישמעאל</text:span><text:span text:style-name="T2">)</text:span><text:span text:style-name="T1">; </text:span><text:span text:style-name="T28">רבי</text:span><text:span text:style-name="T30"> </text:span><text:span text:style-name="T28">עקיבא</text:span><text:span text:style-name="T4"> </text:span><text:span text:style-name="T1">אומר: חייבי</text:span><text:span text:style-name="T4"> </text:span><text:span text:style-name="T1">כריתות</text:span><text:span text:style-name="T4"> </text:span><text:span text:style-name="T2">(</text:span><text:span text:style-name="T8">אם</text:span><text:span text:style-name="T5"> </text:span><text:span text:style-name="T8">התרו</text:span><text:span text:style-name="T5"> </text:span><text:span text:style-name="T8">בהם</text:span><text:span text:style-name="T5"> </text:span><text:span text:style-name="T8">מלקות</text:span><text:span text:style-name="T2">)</text:span><text:span text:style-name="T1"> - ישנו</text:span><text:span text:style-name="T4"> </text:span><text:span text:style-name="T1">בכלל</text:span><text:span text:style-name="T4"> </text:span><text:span text:style-name="T1">מלקות</text:span><text:span text:style-name="T4"> </text:span><text:span text:style-name="T1">ארבעים</text:span><text:span text:style-name="T4"> </text:span><text:span text:style-name="T2">(</text:span><text:span text:style-name="T8">ולוקין; ואין</text:span><text:span text:style-name="T5"> </text:span><text:span text:style-name="T8">כאן</text:span><text:span text:style-name="T5"> </text:span><text:span text:style-name="T8">משום</text:span><text:span text:style-name="T5"> </text:span><text:span text:style-name="T8">חייבי</text:span><text:span text:style-name="T5"> </text:span><text:span text:style-name="T8">'שתי</text:span><text:span text:style-name="T5"> </text:span><text:span text:style-name="T8">רשעיות': שאתה</text:span><text:span text:style-name="T5"> </text:span><text:span text:style-name="T8">עונשו</text:span><text:span text:style-name="T5"> </text:span><text:span text:style-name="T8">מלקות</text:span><text:span text:style-name="T5"> </text:span><text:span text:style-name="T8">עם</text:span><text:span text:style-name="T5"> </text:span><text:span text:style-name="T8">הכרת</text:span><text:span text:style-name="T2">)</text:span><text:span text:style-name="T1">: </text:span><text:span text:style-name="T2">(</text:span><text:span text:style-name="T8">ולמה</text:span><text:span text:style-name="T5"> </text:span><text:span text:style-name="T8">אינן</text:span><text:span text:style-name="T5"> </text:span><text:span text:style-name="T8">'שתי</text:span><text:span text:style-name="T5"> </text:span><text:span text:style-name="T8">רשעיות'? - </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מוחלין</text:span><text:span text:style-name="T4"> </text:span><text:span text:style-name="T1">להן</text:span><text:span text:style-name="T4"> </text:span><text:span text:style-name="T2">(</text:span><text:span text:style-name="T8">לפי</text:span><text:span text:style-name="T5"> </text:span><text:span text:style-name="T8">שיכול</text:span><text:span text:style-name="T5"> </text:span><text:span text:style-name="T8">לפטור</text:span><text:span text:style-name="T5"> </text:span><text:span text:style-name="T8">עצמו</text:span><text:span text:style-name="T5"> </text:span><text:span text:style-name="T8">מעונש</text:span><text:span text:style-name="T5"> </text:span><text:span text:style-name="T8">הכרת</text:span><text:span text:style-name="T5"> </text:span><text:span text:style-name="T8">על</text:span><text:span text:style-name="T5"> </text:span><text:span text:style-name="T8">ידי</text:span><text:span text:style-name="T5"> </text:span><text:span text:style-name="T8">תשובה</text:span><text:span text:style-name="T5"> </text:span><text:span text:style-name="T8">מבית</text:span><text:span text:style-name="T5"> </text:span><text:span text:style-name="T8">דין</text:span><text:span text:style-name="T5"> </text:span><text:span text:style-name="T8">של</text:span><text:span text:style-name="T5"> </text:span><text:span text:style-name="T8">מעלה</text:span><text:span text:style-name="T2">)</text:span><text:span text:style-name="T1">; </text:span><text:span text:style-name="T2">(</text:span><text:span text:style-name="T8">אבל</text:span><text:span text:style-name="T2">)</text:span><text:span text:style-name="T1"> חייבי</text:span><text:span text:style-name="T4"> </text:span><text:span text:style-name="T1">מיתות</text:span><text:span text:style-name="T4"> </text:span><text:span text:style-name="T1">בית</text:span><text:span text:style-name="T4"> </text:span><text:span text:style-name="T1">דין</text:span><text:span text:style-name="T4"> </text:span><text:span text:style-name="T1">אינו</text:span><text:span text:style-name="T4"> </text:span><text:span text:style-name="T1">בכלל</text:span><text:span text:style-name="T4"> </text:span><text:span text:style-name="T1">מלקות</text:span><text:span text:style-name="T4"> </text:span><text:span text:style-name="T1">ארבעים</text:span><text:span text:style-name="T4"> </text:span><text:span text:style-name="T2">(</text:span><text:span text:style-name="T8">שיש</text:span><text:span text:style-name="T5"> </text:span><text:span text:style-name="T8">כאן</text:span><text:span text:style-name="T5"> </text:span><text:span text:style-name="T8">שתי</text:span><text:span text:style-name="T5"> </text:span><text:span text:style-name="T8">פורעניות: מלקות</text:span><text:span text:style-name="T5"> </text:span><text:span text:style-name="T8">ומיתה, ומשילקה</text:span><text:span text:style-name="T5"> </text:span><text:span text:style-name="T8">סופו</text:span><text:span text:style-name="T5"> </text:span><text:span text:style-name="T8">ליהרג</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2">(</text:span><text:span text:style-name="T8">שאפילו</text:span><text:span text:style-name="T5"> </text:span><text:span text:style-name="T8">יעשה</text:span><text:span text:style-name="T5"> </text:span><text:span text:style-name="T8">תשובה</text:span><text:span text:style-name="T2">)</text:span><text:span text:style-name="T1"> - אין</text:span><text:span text:style-name="T4"> </text:span><text:span text:style-name="T1">בית</text:span><text:span text:style-name="T4"> </text:span><text:span text:style-name="T1">דין</text:span><text:span text:style-name="T4"> </text:span><text:span text:style-name="T1">של</text:span><text:span text:style-name="T4"> </text:span><text:span text:style-name="T1">מטה</text:span><text:span text:style-name="T4"> </text:span><text:span text:style-name="T1">מוחלין</text:span><text:span text:style-name="T4"> </text:span><text:span text:style-name="T1">להן</text:span><text:span text:style-name="T4"> </text:span><text:span text:style-name="T2">(</text:span><text:span text:style-name="T8">את</text:span><text:span text:style-name="T5"> </text:span><text:span text:style-name="T8">המיתה</text:span><text:span text:style-name="T2">)</text:span><text:span text:style-name="T1">; </text:span><text:span text:style-name="T28">רבי</text:span><text:span text:style-name="T30"> </text:span><text:span text:style-name="T28">יצחק</text:span><text:span text:style-name="T30"> </text:span><text:span text:style-name="T28">אומר</text:span><text:span text:style-name="T1">: חייבי</text:span><text:span text:style-name="T4"> </text:span><text:span text:style-name="T1">כריתות</text:span><text:span text:style-name="T4"> </text:span><text:span text:style-name="T1">בכלל</text:span><text:span text:style-name="T4"> </text:span><text:span text:style-name="T1">היו</text:span><text:span text:style-name="T4"> </text:span><text:span text:style-name="T2">(</text:span><text:span text:style-name="T8">אף</text:span><text:span text:style-name="T5"> </text:span><text:span text:style-name="T8">חייבי</text:span><text:span text:style-name="T5"> </text:span><text:span text:style-name="T8">כריתות</text:span><text:span text:style-name="T5"> </text:span><text:span text:style-name="T8">שהתרו</text:span><text:span text:style-name="T5"> </text:span><text:span text:style-name="T8">בהן</text:span><text:span text:style-name="T5"> </text:span><text:span text:style-name="T8">למלקות</text:span><text:span text:style-name="T5"> </text:span><text:span text:style-name="T8">אינן</text:span><text:span text:style-name="T5"> </text:span><text:span text:style-name="T8">בכלל</text:span><text:span text:style-name="T5"> </text:span><text:span text:style-name="T8">מלקות, לפי</text:span><text:span text:style-name="T5"> </text:span><text:span text:style-name="T8">שכל</text:span><text:span text:style-name="T5"> </text:span><text:span text:style-name="T8">חייבי</text:span><text:span text:style-name="T5"> </text:span><text:span text:style-name="T8">כריתות</text:span><text:span text:style-name="T5"> </text:span><text:span text:style-name="T8">של</text:span><text:span text:style-name="T5"> </text:span><text:span text:style-name="T8">עריות</text:span><text:span text:style-name="T5"> </text:span><text:span text:style-name="T8">בכלל</text:span><text:span text:style-name="T5"> </text:span><text:span text:style-name="T8">היו, דכתיב</text:span><text:span text:style-name="T5"> </text:span><text:span text:style-name="T8">(ויקרא</text:span><text:span text:style-name="T5"> </text:span><text:span text:style-name="T8">יח,כט) '</text:span><text:span text:style-name="T11">כי</text:span><text:span text:style-name="T5"> </text:span><text:span text:style-name="T11">כל</text:span><text:span text:style-name="T5"> </text:span><text:span text:style-name="T11">אשר</text:span><text:span text:style-name="T5"> </text:span><text:span text:style-name="T11">יעשה</text:span><text:span text:style-name="T5"> </text:span><text:span text:style-name="T11">מכל</text:span><text:span text:style-name="T5"> </text:span><text:span text:style-name="T11">התועבות</text:span><text:span text:style-name="T5"> </text:span><text:span text:style-name="T11">האלה</text:span><text:span text:style-name="T5"> </text:span><text:span text:style-name="T11">ונכרתו</text:span><text:span text:style-name="T5"> </text:span><text:span text:style-name="T11">הנפשות</text:span><text:span text:style-name="T5"> </text:span><text:span text:style-name="T9">וגו'</text:span><text:span text:style-name="T2">)</text:span><text:span text:style-name="T1">, ולמה</text:span><text:span text:style-name="T4"> </text:span><text:span text:style-name="T1">יצאת</text:span><text:span text:style-name="T4"> </text:span><text:span text:style-name="T1">כרת</text:span><text:span text:style-name="T4"> </text:span><text:span text:style-name="T1">באחותו</text:span><text:span text:style-name="T4"> </text:span><text:span text:style-name="T2">(</text:span><text:span text:style-name="T8">לעצמה</text:span><text:span text:style-name="T5"> </text:span><text:span text:style-name="T8">דכתיב</text:span><text:span text:style-name="T5"> </text:span><text:span text:style-name="T8">בקדושים</text:span><text:span text:style-name="T5"> </text:span><text:span text:style-name="T8">תהיו</text:span><text:span text:style-name="T5"> </text:span><text:span text:style-name="T8">'</text:span><text:span text:style-name="T11">ואיש</text:span><text:span text:style-name="T5"> </text:span><text:span text:style-name="T11">אשר</text:span><text:span text:style-name="T5"> </text:span><text:span text:style-name="T11">יקח</text:span><text:span text:style-name="T5"> </text:span><text:span text:style-name="T11">את</text:span><text:span text:style-name="T5"> </text:span><text:span text:style-name="T11">אחותו</text:span><text:span text:style-name="T5"> </text:span><text:span text:style-name="T9">וגו'</text:span><text:span text:style-name="T8"> </text:span><text:span text:style-name="T9">[</text:span><text:span text:style-name="T12">ונכרתו</text:span><text:span text:style-name="T6"> </text:span><text:span text:style-name="T12">לעיני</text:span><text:span text:style-name="T6"> </text:span><text:span text:style-name="T12">בני</text:span><text:span text:style-name="T6"> </text:span><text:span text:style-name="T12">עמם...</text:span><text:span text:style-name="T9">]</text:span><text:span text:style-name="T8"> [ויקרא</text:span><text:span text:style-name="T5"> </text:span><text:span text:style-name="T8">כ,יז]</text:span><text:span text:style-name="T2">)</text:span><text:span text:style-name="T1">? - לדונו</text:span><text:span text:style-name="T4"> </text:span><text:span text:style-name="T1">בכרת</text:span><text:span text:style-name="T4"> </text:span><text:span text:style-name="T1">ולא</text:span><text:span text:style-name="T4"> </text:span><text:span text:style-name="T1">במלקות</text:span><text:span text:style-name="T4"> </text:span><text:span text:style-name="T2">(</text:span><text:span text:style-name="T8">לכך</text:span><text:span text:style-name="T5"> </text:span><text:span text:style-name="T8">שנה</text:span><text:span text:style-name="T5"> </text:span><text:span text:style-name="T8">בכרת</text:span><text:span text:style-name="T5"> </text:span><text:span text:style-name="T8">שלהן: לומר</text:span><text:span text:style-name="T5"> </text:span><text:span text:style-name="T8">שאין</text:span><text:span text:style-name="T5"> </text:span><text:span text:style-name="T8">בהן</text:span><text:span text:style-name="T5"> </text:span><text:span text:style-name="T8">עונש</text:span><text:span text:style-name="T5"> </text:span><text:span text:style-name="T8">אלא</text:span><text:span text:style-name="T5"> </text:span><text:span text:style-name="T8">כרת</text:span><text:span text:style-name="T5"> </text:span><text:span text:style-name="T8">לבדו</text:span><text:span text:style-name="T2">)'</text:span><text:span text:style-name="T1">.</text:span></text:p>
      <text:p text:style-name="P7"/>
      <text:p text:style-name="P10"><text:span text:style-name="T1">מאי</text:span><text:span text:style-name="T4"> </text:span><text:span text:style-name="T1">טעמא</text:span><text:span text:style-name="T4"> </text:span><text:span text:style-name="T1">דרבי</text:span><text:span text:style-name="T4"> </text:span><text:span text:style-name="T1">ישמעאל?</text:span></text:p>
      <text:p text:style-name="P9"><text:span text:style-name="T67">דכתיב</text:span><text:span text:style-name="T69"> </text:span><text:span text:style-name="T73">(דברים</text:span><text:span text:style-name="T70"> </text:span><text:span text:style-name="T73">כח,נח)</text:span><text:span text:style-name="T67"> </text:span><text:span text:style-name="T76">אם</text:span><text:span text:style-name="T69"> </text:span><text:span text:style-name="T76">לא</text:span><text:span text:style-name="T69"> </text:span><text:span text:style-name="T76">תשמור</text:span><text:span text:style-name="T69"> </text:span><text:span text:style-name="T76">לעשות</text:span><text:span text:style-name="T69"> </text:span><text:span text:style-name="T76">את</text:span><text:span text:style-name="T69"> </text:span><text:span text:style-name="T76">כל</text:span><text:span text:style-name="T69"> </text:span><text:span text:style-name="T76">דברי</text:span><text:span text:style-name="T69"> </text:span><text:span text:style-name="T76">התורה</text:span><text:span text:style-name="T69"> </text:span><text:span text:style-name="T76">הזאת</text:span><text:span text:style-name="T69"> </text:span><text:span text:style-name="T77">[הכתבים</text:span><text:span text:style-name="T70"> </text:span><text:span text:style-name="T77">בספר</text:span><text:span text:style-name="T70"> </text:span><text:span text:style-name="T77">הזה</text:span><text:span text:style-name="T70"> </text:span><text:span text:style-name="T77">ליראה</text:span><text:span text:style-name="T70"> </text:span><text:span text:style-name="T77">את</text:span><text:span text:style-name="T70"> </text:span><text:span text:style-name="T77">השם</text:span><text:span text:style-name="T70"> </text:span><text:span text:style-name="T77">הנכבד</text:span><text:span text:style-name="T70"> </text:span><text:span text:style-name="T77">והנורא</text:span><text:span text:style-name="T70"> </text:span><text:span text:style-name="T77">הזה</text:span><text:span text:style-name="T70"> </text:span><text:span text:style-name="T77">את</text:span><text:span text:style-name="T70"> </text:span><text:span text:style-name="T77">ה' אלקיך]</text:span><text:span text:style-name="T67">, וכתיב</text:span><text:span text:style-name="T69"> </text:span><text:span text:style-name="T73">(פסוק</text:span><text:span text:style-name="T70"> </text:span><text:span text:style-name="T73">נט)</text:span><text:span text:style-name="T67"> </text:span><text:span text:style-name="T76">והפלא</text:span><text:span text:style-name="T69"> </text:span><text:span text:style-name="T76">ה' את</text:span><text:span text:style-name="T69"> </text:span><text:span text:style-name="T76">מכותך</text:span><text:span text:style-name="T69"> </text:span><text:span text:style-name="T77">[ואת</text:span><text:span text:style-name="T70"> </text:span><text:span text:style-name="T77">מכות</text:span><text:span text:style-name="T70"> </text:span><text:span text:style-name="T77">זרעך</text:span><text:span text:style-name="T70"> </text:span><text:span text:style-name="T77">מכות</text:span><text:span text:style-name="T70"> </text:span><text:span text:style-name="T77">גדלת</text:span><text:span text:style-name="T70"> </text:span><text:span text:style-name="T77">ונאמנות</text:span><text:span text:style-name="T70"> </text:span><text:span text:style-name="T77">וחלים</text:span><text:span text:style-name="T70"> </text:span><text:span text:style-name="T77">רעים</text:span><text:span text:style-name="T70"> </text:span><text:span text:style-name="T77">ונאמנים]</text:span><text:span text:style-name="T67">; </text:span><text:span text:style-name="Footnote_20_Symbol"><text:span text:style-name="T1"><text:note text:id="ftn9" text:note-class="footnote"><text:note-citation>9</text:note-citation><text:note-body><text:p text:style-name="P2"><text:span text:style-name="T66"><text:s/></text:span><text:span text:style-name="T43">## מדוע</text:span><text:span text:style-name="T54"> </text:span><text:span text:style-name="T43">צריך</text:span><text:span text:style-name="T54"> </text:span><text:span text:style-name="T43">את</text:span><text:span text:style-name="T54"> </text:span><text:span text:style-name="T43">ההמשך: הפלאה</text:span><text:span text:style-name="T54"> </text:span><text:span text:style-name="T43">זו</text:span><text:span text:style-name="T54"> </text:span><text:span text:style-name="T43">איני</text:span><text:span text:style-name="T54"> </text:span><text:span text:style-name="T43">יודע</text:span><text:span text:style-name="T54"> </text:span><text:span text:style-name="T43">וכו'? הרי</text:span><text:span text:style-name="T54"> </text:span><text:span text:style-name="T43">בפסוק</text:span><text:span text:style-name="T54"> </text:span><text:span text:style-name="T43">כתוב: </text:span><text:span text:style-name="T46">והפלא</text:span><text:span text:style-name="T54"> </text:span><text:span text:style-name="T46">ה' את</text:span><text:span text:style-name="T54"> </text:span><text:span text:style-name="T57">מכותיך</text:span><text:span text:style-name="T43">? ועוד: הראיה</text:span><text:span text:style-name="T54"> </text:span><text:span text:style-name="T43">מ'והפילו' אינה</text:span><text:span text:style-name="T54"> </text:span><text:span text:style-name="T43">ברורה: נאמר</text:span><text:span text:style-name="T54"> </text:span><text:span text:style-name="T43">'הפילו' לחוד</text:span><text:span text:style-name="T54"> </text:span><text:span text:style-name="T43">ו'הפלא' לחוד!</text:span></text:p><text:p text:style-name="P4">תשובה: אי<text:span text:style-name="T62"> </text:span>אםפשר<text:span text:style-name="T62"> </text:span>ללמוד<text:span text:style-name="T62"> </text:span>מ'מכותיך' כי<text:span text:style-name="T62"> </text:span>שם<text:span text:style-name="T62"> </text:span>מפרש<text:span text:style-name="T62"> </text:span>הכתוב<text:span text:style-name="T62"> </text:span>שהמכות<text:span text:style-name="T62"> </text:span>הללו<text:span text:style-name="T62"> </text:span>הם<text:span text:style-name="T62"> </text:span>'מכות<text:span text:style-name="T62"> </text:span>גדולות<text:span text:style-name="T62"> </text:span>ונאמנות<text:span text:style-name="T62"> </text:span>וחליים<text:span text:style-name="T62"> </text:span>רעים<text:span text:style-name="T62"> </text:span>ונאמנים'</text:p></text:note-body></text:note></text:span></text:span><text:span text:style-name="T67">הפלאה</text:span><text:span text:style-name="T69"> </text:span><text:span text:style-name="T67">זו</text:span><text:span text:style-name="T69"> </text:span><text:span text:style-name="T67">איני</text:span><text:span text:style-name="T69"> </text:span><text:span text:style-name="T67">יודע</text:span><text:span text:style-name="T69"> </text:span><text:span text:style-name="T67">מה</text:span><text:span text:style-name="T69"> </text:span><text:span text:style-name="T67">היא? - כשהוא</text:span><text:span text:style-name="T69"> </text:span><text:span text:style-name="T67">אומר</text:span><text:span text:style-name="T69"> </text:span><text:span text:style-name="T73">(דברים</text:span><text:span text:style-name="T70"> </text:span><text:span text:style-name="T73">כה,ב)</text:span><text:span text:style-name="T67"> </text:span><text:span text:style-name="T77">[והיה</text:span><text:span text:style-name="T70"> </text:span><text:span text:style-name="T77">אם</text:span><text:span text:style-name="T70"> </text:span><text:span text:style-name="T77">בן</text:span><text:span text:style-name="T70"> </text:span><text:span text:style-name="T77">הכות</text:span><text:span text:style-name="T70"> </text:span><text:span text:style-name="T77">הרשע]</text:span><text:span text:style-name="T76"> והפילו</text:span><text:span text:style-name="T69"> </text:span><text:span text:style-name="T76">השופט</text:span><text:span text:style-name="T69"> </text:span><text:span text:style-name="T76">והכהו</text:span><text:span text:style-name="T69"> </text:span><text:span text:style-name="T76">לפניו</text:span><text:span text:style-name="T69"> </text:span><text:span text:style-name="T77">[כדי</text:span><text:span text:style-name="T70"> </text:span><text:span text:style-name="T77">רשעתו</text:span><text:span text:style-name="T70"> </text:span><text:span text:style-name="T77">במספר]</text:span><text:span text:style-name="T67"> הוי</text:span><text:span text:style-name="T69"> </text:span><text:span text:style-name="T67">אומר</text:span><text:span text:style-name="T69"> </text:span><text:span text:style-name="T67">הפלאה</text:span><text:span text:style-name="T69"> </text:span><text:span text:style-name="T67">זו</text:span><text:span text:style-name="T69"> </text:span><text:span text:style-name="T67">- מלקות</text:span><text:span text:style-name="T69"> </text:span><text:span text:style-name="T67">היא, וכתיב</text:span><text:span text:style-name="T69"> </text:span><text:span text:style-name="T67">'</text:span><text:span text:style-name="T76">אם</text:span><text:span text:style-name="T69"> </text:span><text:span text:style-name="T76">לא</text:span><text:span text:style-name="T69"> </text:span><text:span text:style-name="T76">תשמור</text:span><text:span text:style-name="T69"> </text:span><text:span text:style-name="T76">לעשות</text:span><text:span text:style-name="T69"> </text:span><text:span text:style-name="T76">את</text:span><text:span text:style-name="T69"> </text:span><text:span text:style-name="T76">כל</text:span><text:span text:style-name="T69"> </text:span><text:span text:style-name="T67">וגו' </text:span><text:span text:style-name="T77">[והפלא]</text:span><text:span text:style-name="T67">!</text:span></text:p>
      <text:p text:style-name="P10"><text:span text:style-name="T1">אי</text:span><text:span text:style-name="T4"> </text:span><text:span text:style-name="T1">הכי</text:span><text:span text:style-name="T4"> </text:span><text:span text:style-name="T1">- חייבי</text:span><text:span text:style-name="T4"> </text:span><text:span text:style-name="T1">עשה</text:span><text:span text:style-name="T4"> </text:span><text:span text:style-name="T1">נמי?</text:span></text:p>
      <text:p text:style-name="P10"><text:span text:style-name="T1">'</text:span><text:span text:style-name="T10">אם</text:span><text:span text:style-name="T4"> </text:span><text:span text:style-name="T10">לא</text:span><text:span text:style-name="T4"> </text:span><text:span text:style-name="T10">תשמור</text:span><text:span text:style-name="T1">' כתיב, וכדרבי</text:span><text:span text:style-name="T4"> </text:span><text:span text:style-name="T1">אבין</text:span><text:span text:style-name="T4"> </text:span><text:span text:style-name="T1">אמר</text:span><text:span text:style-name="T4"> </text:span><text:span text:style-name="T1">רבי</text:span><text:span text:style-name="T4"> </text:span><text:span text:style-name="T1">אילעי, דאמר</text:span><text:span text:style-name="T4"> </text:span><text:span text:style-name="T1">רבי</text:span><text:span text:style-name="T4"> </text:span><text:span text:style-name="T1">אבין</text:span><text:span text:style-name="T4"> </text:span><text:span text:style-name="T1">אמר</text:span><text:span text:style-name="T4"> </text:span><text:span text:style-name="T1">רבי</text:span><text:span text:style-name="T4"> </text:span><text:span text:style-name="T1">אילעי: כל</text:span><text:span text:style-name="T4"> </text:span><text:span text:style-name="T1">מקום</text:span><text:span text:style-name="T4"> </text:span><text:span text:style-name="T1">שנאמר</text:span><text:span text:style-name="T4"> </text:span><text:span text:style-name="T1">'השמר' 'פן</text:span><text:span text:style-name="T4"> </text:span><text:span text:style-name="T1">ו'אל' - אינו</text:span><text:span text:style-name="T4"> </text:span><text:span text:style-name="T1">אלא</text:span><text:span text:style-name="T4"> </text:span><text:span text:style-name="T1">לא</text:span><text:span text:style-name="T4"> </text:span><text:span text:style-name="T1">תעשה.</text:span></text:p>
      <text:p text:style-name="P10"><text:span text:style-name="T1">אי</text:span><text:span text:style-name="T4"> </text:span><text:span text:style-name="T1">הכי</text:span><text:span text:style-name="T4"> </text:span><text:span text:style-name="T1">-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נמי</text:span><text:span text:style-name="T4"> </text:span><text:span text:style-name="T2">(</text:span><text:span text:style-name="T8">אלמה</text:span><text:span text:style-name="T5"> </text:span><text:span text:style-name="T8">אמרינן</text:span><text:span text:style-name="T5"> </text:span><text:span text:style-name="T8">בכמה</text:span><text:span text:style-name="T5"> </text:span><text:span text:style-name="T8">דוכתי</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אין</text:span><text:span text:style-name="T5"> </text:span><text:span text:style-name="T8">לוקין</text:span><text:span text:style-name="T5"> </text:span><text:span text:style-name="T8">עליו'</text:span><text:span text:style-name="T2">)</text:span><text:span text:style-name="T1">!?</text:span></text:p>
      <text:p text:style-name="P10"><text:span text:style-name="T1">'</text:span><text:span text:style-name="T10">לעשות</text:span><text:span text:style-name="T1">' כתיב.</text:span></text:p>
      <text:p text:style-name="P10"><text:span text:style-name="T1">לאו</text:span><text:span text:style-name="T4"> </text:span><text:span text:style-name="T1">שניתק</text:span><text:span text:style-name="T4"> </text:span><text:span text:style-name="T1">לעשה</text:span><text:span text:style-name="T4"> </text:span><text:span text:style-name="T1">נמי?</text:span></text:p>
      <text:p text:style-name="P10"><text:span text:style-name="T1">דומיא</text:span><text:span text:style-name="T4"> </text:span><text:span text:style-name="T1">דלאו</text:span><text:span text:style-name="T4"> </text:span><text:span text:style-name="T1">דחסימה</text:span><text:span text:style-name="T4"> </text:span><text:span text:style-name="T2">(</text:span><text:span text:style-name="T8">שהוא</text:span><text:span text:style-name="T5"> </text:span><text:span text:style-name="T8">כתוב</text:span><text:span text:style-name="T5"> </text:span><text:span text:style-name="T8">אצל</text:span><text:span text:style-name="T5"> </text:span><text:span text:style-name="T8">פרשת</text:span><text:span text:style-name="T5"> </text:span><text:span text:style-name="T8">מלקות</text:span><text:span text:style-name="T5"> </text:span><text:span text:style-name="T42">[דברים</text:span><text:span text:style-name="T53"> </text:span><text:span text:style-name="T42">כה,ד</text:span><text:span text:style-name="T53"> – </text:span><text:span text:style-name="T42">מיד</text:span><text:span text:style-name="T53"> </text:span><text:span text:style-name="T42">אחרי</text:span><text:span text:style-name="T53"> </text:span><text:span text:style-name="T42">'</text:span><text:span text:style-name="T49">ארבעים</text:span><text:span text:style-name="T53"> </text:span><text:span text:style-name="T49">יכנו</text:span><text:span text:style-name="T42">' – בפסוק</text:span><text:span text:style-name="T53"> </text:span><text:span text:style-name="T42">ג]</text:span><text:span text:style-name="T2">)</text:span><text:span text:style-name="T1">.</text:span></text:p>
      <text:p text:style-name="P10"><text:span text:style-name="T1">השתא</text:span><text:span text:style-name="T4"> </text:span><text:span text:style-name="T1">דאתית</text:span><text:span text:style-name="T4"> </text:span><text:span text:style-name="T1">להכי</text:span><text:span text:style-name="T4"> </text:span><text:span text:style-name="T1">- כולהו</text:span><text:span text:style-name="T4"> </text:span><text:span text:style-name="T1">נמי</text:span><text:span text:style-name="T4"> </text:span><text:span text:style-name="T1">דומיא</text:span><text:span text:style-name="T4"> </text:span><text:span text:style-name="T1">דלאו</text:span><text:span text:style-name="T4"> </text:span><text:span text:style-name="T1">דחסימה.</text:span></text:p>
      <text:p text:style-name="P13"/>
      <text:p text:style-name="P10"><text:span text:style-name="T1">ורבי</text:span><text:span text:style-name="T4"> </text:span><text:span text:style-name="T1">עקיבא</text:span><text:span text:style-name="T4"> </text:span><text:span text:style-name="T1">- מאי</text:span><text:span text:style-name="T4"> </text:span><text:span text:style-name="T1">טעמא?</text:span></text:p>
      <text:p text:style-name="P10"><text:span text:style-name="T41">[הסבר</text:span><text:span text:style-name="T52"> </text:span><text:span text:style-name="T41">ראשון:]</text:span><text:span text:style-name="T1">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10"> כדי</text:span><text:span text:style-name="T4"> </text:span><text:span text:style-name="T10">רשעתו</text:span><text:span text:style-name="T4"> </text:span><text:span text:style-name="T11">[במספר]</text:span><text:span text:style-name="T1">: משום</text:span><text:span text:style-name="T4"> </text:span><text:span text:style-name="T1">רשעה</text:span><text:span text:style-name="T4"> </text:span><text:span text:style-name="T1">אחת</text:span><text:span text:style-name="T4"> </text:span><text:span text:style-name="T1">אתה</text:span><text:span text:style-name="T4"> </text:span><text:span text:style-name="T1">מחייבו</text:span><text:span text:style-name="T4"> </text:span><text:span text:style-name="T1">ואי</text:span><text:span text:style-name="T4"> </text:span><text:span text:style-name="T1">אתה</text:span><text:span text:style-name="T4"> </text:span><text:span text:style-name="T1">מחייבו</text:span><text:span text:style-name="T4"> </text:span><text:span text:style-name="T1">משום</text:span><text:span text:style-name="T4"> </text:span><text:span text:style-name="T1">שתי</text:span><text:span text:style-name="T4"> </text:span><text:span text:style-name="T1">רשעיות.</text:span></text:p>
      <text:p text:style-name="P10"><text:span text:style-name="T1">ורבי</text:span><text:span text:style-name="T4"> </text:span><text:span text:style-name="T1">ישמעאל?</text:span></text:p>
      <text:p text:style-name="P10"><text:span text:style-name="T1">הני</text:span><text:span text:style-name="T4"> </text:span><text:span text:style-name="T1">מילי</text:span><text:span text:style-name="T4"> </text:span><text:span text:style-name="T1">מיתה</text:span><text:span text:style-name="T4"> </text:span><text:span text:style-name="T1">וממון</text:span><text:span text:style-name="T4"> </text:span><text:span text:style-name="T1">או</text:span><text:span text:style-name="T4"> </text:span><text:span text:style-name="T1">מלקות</text:span><text:span text:style-name="T4"> </text:span><text:span text:style-name="T1">וממון, אבל</text:span><text:span text:style-name="T4"> </text:span><text:span text:style-name="T1">מיתה</text:span><text:span text:style-name="T4"> </text:span><text:span text:style-name="T1">ומלקות</text:span><text:span text:style-name="T4"> </text:span><text:span text:style-name="T1">- מיתה</text:span><text:span text:style-name="T4"> </text:span><text:span text:style-name="T1">אריכתא</text:span><text:span text:style-name="T4"> </text:span><text:span text:style-name="T1">היא;</text:span></text:p>
      <text:p text:style-name="P10"><text:span text:style-name="T1">ולרבי</text:span><text:span text:style-name="T4"> </text:span><text:span text:style-name="T1">עקיבא: אי</text:span><text:span text:style-name="T4"> </text:span><text:span text:style-name="T1">הכי</text:span><text:span text:style-name="T4"> </text:span><text:span text:style-name="T2">(</text:span><text:span text:style-name="T8">כיון</text:span><text:span text:style-name="T5"> </text:span><text:span text:style-name="T8">דאמר</text:span><text:span text:style-name="T5"> </text:span><text:span text:style-name="T8">'אי</text:span><text:span text:style-name="T5"> </text:span><text:span text:style-name="T8">אתה</text:span><text:span text:style-name="T5"> </text:span><text:span text:style-name="T8">מחייבו</text:span><text:span text:style-name="T5"> </text:span><text:span text:style-name="T8">משום</text:span><text:span text:style-name="T5"> </text:span><text:span text:style-name="T8">שתי</text:span><text:span text:style-name="T5"> </text:span><text:span text:style-name="T8">רשעיות'</text:span><text:span text:style-name="T2">)</text:span><text:span text:style-name="T1"> - חייבי</text:span><text:span text:style-name="T4"> </text:span><text:span text:style-name="T1">כריתות</text:span><text:span text:style-name="T4"> </text:span><text:span text:style-name="T1">נמי</text:span><text:span text:style-name="T4"> </text:span><text:span text:style-name="T2">(</text:span><text:span text:style-name="T8">חייבי</text:span><text:span text:style-name="T5"> </text:span><text:span text:style-name="T8">כריתות</text:span><text:span text:style-name="T5"> </text:span><text:span text:style-name="T8">נמי</text:span><text:span text:style-name="T5"> </text:span><text:span text:style-name="T8">לא</text:span><text:span text:style-name="T5"> </text:span><text:span text:style-name="T8">לילקו, דהא</text:span><text:span text:style-name="T5"> </text:span><text:span text:style-name="T8">'שתי</text:span><text:span text:style-name="T5"> </text:span><text:span text:style-name="T8">רשעיות' נינהו: שעדיין</text:span><text:span text:style-name="T5"> </text:span><text:span text:style-name="T8">עונש</text:span><text:span text:style-name="T5"> </text:span><text:span text:style-name="T8">הכרת</text:span><text:span text:style-name="T5"> </text:span><text:span text:style-name="T8">עליו</text:span><text:span text:style-name="T2">)</text:span><text:span text:style-name="T1">; מאי</text:span><text:span text:style-name="T4"> </text:span><text:span text:style-name="T1">אמרת</text:span><text:span text:style-name="T4"> </text:span><text:span text:style-name="T2">(</text:span><text:span text:style-name="T8">לשנויי</text:span><text:span text:style-name="T5"> </text:span><text:span text:style-name="T8">הך</text:span><text:span text:style-name="T5"> </text:span><text:span text:style-name="T8">קושיא</text:span><text:span text:style-name="T2">)</text:span><text:span text:style-name="T1">: </text:span><text:span text:style-name="T2">(</text:span><text:span text:style-name="T8">הטעם</text:span><text:span text:style-name="T5"> </text:span><text:span text:style-name="T8">שנתן</text:span><text:span text:style-name="T5"> </text:span><text:span text:style-name="T8">למעלה:</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2">(</text:span><text:span text:style-name="T8">שהוא</text:span><text:span text:style-name="T5"> </text:span><text:span text:style-name="T8">יכול</text:span><text:span text:style-name="T5"> </text:span><text:span text:style-name="T8">לפטור</text:span><text:span text:style-name="T5"> </text:span><text:span text:style-name="T8">את</text:span><text:span text:style-name="T5"> </text:span><text:span text:style-name="T8">עצמו</text:span><text:span text:style-name="T5"> </text:span><text:span text:style-name="T8">מן</text:span><text:span text:style-name="T5"> </text:span><text:span text:style-name="T8">הכרת</text:span><text:span text:style-name="T5"> </text:span><text:span text:style-name="T8">על</text:span><text:span text:style-name="T5"> </text:span><text:span text:style-name="T8">ידי</text:span><text:span text:style-name="T5"> </text:span><text:span text:style-name="T8">תשובה</text:span><text:span text:style-name="T2">)</text:span><text:span text:style-name="T1">? - השתא</text:span><text:span text:style-name="T4"> </text:span><text:span text:style-name="T1">מיהת</text:span><text:span text:style-name="T4"> </text:span><text:span text:style-name="T1">לא</text:span><text:span text:style-name="T4"> </text:span><text:span text:style-name="T1">עבדי</text:span><text:span text:style-name="T4"> </text:span><text:span text:style-name="T2">(</text:span><text:span text:style-name="T8">עדיין</text:span><text:span text:style-name="T5"> </text:span><text:span text:style-name="T8">לא</text:span><text:span text:style-name="T5"> </text:span><text:span text:style-name="T8">שב, ואתה</text:span><text:span text:style-name="T5"> </text:span><text:span text:style-name="T8">מלקהו</text:span><text:span text:style-name="T5"> </text:span><text:span text:style-name="T8">בעוד</text:span><text:span text:style-name="T5"> </text:span><text:span text:style-name="T8">עונש</text:span><text:span text:style-name="T5"> </text:span><text:span text:style-name="T8">הכרת</text:span><text:span text:style-name="T5"> </text:span><text:span text:style-name="T8">עליו</text:span><text:span text:style-name="T2">)</text:span><text:span text:style-name="T1">!</text:span><text:span text:style-name="T8">?</text:span></text:p>
      <text:p text:style-name="P11"/>
      <text:p text:style-name="P10"><text:span text:style-name="T41">[הסבר</text:span><text:span text:style-name="T52"> </text:span><text:span text:style-name="T41">שני:]</text:span><text:span text:style-name="T1"> אמר</text:span><text:span text:style-name="T4"> </text:span><text:span text:style-name="T1">רבי</text:span><text:span text:style-name="T4"> </text:span><text:span text:style-name="T1">אבהו: בפירוש</text:span><text:span text:style-name="T4"> </text:span><text:span text:style-name="T1">ריבתה</text:span><text:span text:style-name="T4"> </text:span><text:span text:style-name="T1">תורה</text:span><text:span text:style-name="T4"> </text:span><text:span text:style-name="T1">חייבי</text:span><text:span text:style-name="T4"> </text:span><text:span text:style-name="T1">כריתות</text:span><text:span text:style-name="T4"> </text:span><text:span text:style-name="T1">למלקות, דגמר</text:span><text:span text:style-name="T4"> <text:s/></text:span><text:span text:style-name="T1">'</text:span><text:span text:style-name="T10">לעיני</text:span><text:span text:style-name="T1">' </text:span><text:span text:style-name="T2">(</text:span><text:span text:style-name="T8">'</text:span><text:span text:style-name="T11">ונכרתו</text:span><text:span text:style-name="T5"> </text:span><text:span text:style-name="T11">לעיני</text:span><text:span text:style-name="T5"> </text:span><text:span text:style-name="T11">בני</text:span><text:span text:style-name="T5"> </text:span><text:span text:style-name="T11">עמם</text:span><text:span text:style-name="T8">' </text:span><text:span text:style-name="T9">[ויקרא</text:span><text:span text:style-name="T6"> </text:span><text:span text:style-name="T9">כ,יח]</text:span><text:span text:style-name="T2">)</text:span><text:span text:style-name="T1"> מ'</text:span><text:span text:style-name="T10">לעיניך</text:span><text:span text:style-name="T1">' </text:span><text:span text:style-name="T2">(</text:span><text:span text:style-name="T8">וכתיב</text:span><text:span text:style-name="T5"> </text:span><text:span text:style-name="T8">במלקות</text:span><text:span text:style-name="T5"> </text:span><text:span text:style-name="T8">'</text:span><text:span text:style-name="T11">ונקלה</text:span><text:span text:style-name="T5"> </text:span><text:span text:style-name="T11">אחיך</text:span><text:span text:style-name="T5"> </text:span><text:span text:style-name="T11">לעיניך</text:span><text:span text:style-name="T8">' </text:span><text:span text:style-name="T9">[דברים</text:span><text:span text:style-name="T6"> </text:span><text:span text:style-name="T9">כה,ג]</text:span><text:span text:style-name="T2">)</text:span><text:span text:style-name="T1">.</text:span></text:p>
      <text:p text:style-name="P10"><text:span text:style-name="T1">מתקיף</text:span><text:span text:style-name="T4"> </text:span><text:span text:style-name="T1">לה</text:span><text:span text:style-name="T4"> </text:span><text:span text:style-name="T1">רבי</text:span><text:span text:style-name="T4"> </text:span><text:span text:style-name="T1">אבא</text:span><text:span text:style-name="T4"> </text:span><text:span text:style-name="T1">בר</text:span><text:span text:style-name="T4"> </text:span><text:span text:style-name="T1">ממל: אי</text:span><text:span text:style-name="T4"> </text:span><text:span text:style-name="T1">הכי</text:span><text:span text:style-name="T4"> </text:span><text:span text:style-name="T1">- חייבי</text:span><text:span text:style-name="T4"> </text:span><text:span text:style-name="T1">מיתות</text:span><text:span text:style-name="T4"> </text:span><text:span text:style-name="T1">בית</text:span><text:span text:style-name="T4"> </text:span><text:span text:style-name="T1">דין</text:span><text:span text:style-name="T4"> </text:span><text:span text:style-name="T1">נמי</text:span><text:span text:style-name="T4"> </text:span><text:span text:style-name="T1">נגמרם: '</text:span><text:span text:style-name="T10">מעיני</text:span><text:span text:style-name="T1">' </text:span><text:span text:style-name="T2">(</text:span><text:span text:style-name="T8">דכתיב</text:span><text:span text:style-name="T5"> </text:span><text:span text:style-name="T8">בעבודת</text:span><text:span text:style-name="T5"> </text:span><text:span text:style-name="T8">כוכבים</text:span><text:span text:style-name="T5"> </text:span><text:span text:style-name="T8">'</text:span><text:span text:style-name="T11">אם</text:span><text:span text:style-name="T5"> </text:span><text:span text:style-name="T24">מעיני</text:span><text:span text:style-name="T5"> </text:span><text:span text:style-name="T11">העדה</text:span><text:span text:style-name="T5"> </text:span><text:span text:style-name="T11">נעשתה</text:span><text:span text:style-name="T5"> </text:span><text:span text:style-name="T11">לשגגה</text:span><text:span text:style-name="T8">' </text:span><text:span text:style-name="T9">[במדבר</text:span><text:span text:style-name="T6"> </text:span><text:span text:style-name="T9">טו,כד]</text:span><text:span text:style-name="T2">)</text:span><text:span text:style-name="T1"> מ'</text:span><text:span text:style-name="T10">לעיניך</text:span><text:span text:style-name="T1">'!?</text:span><text:span text:style-name="T8"> </text:span></text:p>
      <text:p text:style-name="P10"><text:soft-page-break/><text:span text:style-name="T1">דנין</text:span><text:span text:style-name="T4"> </text:span><text:span text:style-name="T1">'</text:span><text:span text:style-name="T10">לעיני</text:span><text:span text:style-name="T1">' מ'</text:span><text:span text:style-name="T10">לעיניך</text:span><text:span text:style-name="T1">', ואין</text:span><text:span text:style-name="T4"> </text:span><text:span text:style-name="T1">דנין</text:span><text:span text:style-name="T4"> </text:span><text:span text:style-name="T1">'</text:span><text:span text:style-name="T10">מעיני</text:span><text:span text:style-name="T1">' מ'</text:span><text:span text:style-name="T10">לעיניך</text:span><text:span text:style-name="T1">'! </text:span></text:p>
      <text:p text:style-name="P10"><text:span text:style-name="T1">ומאי</text:span><text:span text:style-name="T4"> </text:span><text:span text:style-name="T1">נפקא</text:span><text:span text:style-name="T4"> </text:span><text:span text:style-name="T1">מיניה? והא</text:span><text:span text:style-name="T4"> </text:span><text:span text:style-name="T1">תנא</text:span><text:span text:style-name="T4"> </text:span><text:span text:style-name="T1">דבי</text:span><text:span text:style-name="T4"> </text:span><text:span text:style-name="T1">רבי</text:span><text:span text:style-name="T4"> </text:span><text:span text:style-name="T1">ישמעאל: </text:span><text:span text:style-name="T8">(ויקרא</text:span><text:span text:style-name="T5"> </text:span><text:span text:style-name="T8">יד,לט)</text:span><text:span text:style-name="T1"> </text:span><text:span text:style-name="T10">ושב</text:span><text:span text:style-name="T4"> </text:span><text:span text:style-name="T10">הכהן</text:span><text:span text:style-name="T4"> </text:span><text:span text:style-name="T11">[ביום</text:span><text:span text:style-name="T5"> </text:span><text:span text:style-name="T11">השביעי</text:span><text:span text:style-name="T5"> </text:span><text:span text:style-name="T11">וראה</text:span><text:span text:style-name="T5"> </text:span><text:span text:style-name="T11">והנה</text:span><text:span text:style-name="T5"> </text:span><text:span text:style-name="T11">פשה</text:span><text:span text:style-name="T5"> </text:span><text:span text:style-name="T11">הנגע</text:span><text:span text:style-name="T5"> </text:span><text:span text:style-name="T11">בקירת</text:span><text:span text:style-name="T5"> </text:span><text:span text:style-name="T11">הבית]</text:span><text:span text:style-name="T1"> </text:span><text:span text:style-name="T8">(ויקרא</text:span><text:span text:style-name="T5"> </text:span><text:span text:style-name="T8">יד,מד)</text:span><text:span text:style-name="T1"> </text:span><text:span text:style-name="T10">ובא</text:span><text:span text:style-name="T4"> </text:span><text:span text:style-name="T10">הכהן</text:span><text:span text:style-name="T4"> </text:span><text:span text:style-name="T11">[וראה</text:span><text:span text:style-name="T5"> </text:span><text:span text:style-name="T11">והנה</text:span><text:span text:style-name="T5"> </text:span><text:span text:style-name="T11">פשה</text:span><text:span text:style-name="T5"> </text:span><text:span text:style-name="T11">הנגע</text:span><text:span text:style-name="T5"> </text:span><text:span text:style-name="T11">בבית</text:span><text:span text:style-name="T5"> </text:span><text:span text:style-name="T11">צרעת</text:span><text:span text:style-name="T5"> </text:span><text:span text:style-name="T11">ממארת</text:span><text:span text:style-name="T5"> </text:span><text:span text:style-name="T11">הוא</text:span><text:span text:style-name="T5"> </text:span><text:span text:style-name="T11">בבית</text:span><text:span text:style-name="T5"> </text:span><text:span text:style-name="T11">טמא</text:span><text:span text:style-name="T5"> </text:span><text:span text:style-name="T11">הוא]</text:span><text:span text:style-name="T1"> - זו</text:span><text:span text:style-name="T4"> </text:span><text:span text:style-name="T1">היא</text:span><text:span text:style-name="T4"> </text:span><text:span text:style-name="T1">שיבה</text:span><text:span text:style-name="T4"> </text:span><text:span text:style-name="T1">וזו</text:span><text:span text:style-name="T4"> </text:span><text:span text:style-name="T1">היא</text:span><text:span text:style-name="T4"> </text:span><text:span text:style-name="T1">ביאה</text:span><text:span text:style-name="T4"> </text:span><text:span text:style-name="T2">(</text:span><text:span text:style-name="T8">למידין</text:span><text:span text:style-name="T5"> </text:span><text:span text:style-name="T8">זה</text:span><text:span text:style-name="T5"> </text:span><text:span text:style-name="T8">מזה</text:span><text:span text:style-name="T5"> </text:span><text:span text:style-name="T8">גזירה</text:span><text:span text:style-name="T5"> </text:span><text:span text:style-name="T8">שוה: מה</text:span><text:span text:style-name="T5"> </text:span><text:span text:style-name="T8">שיבה: חולץ</text:span><text:span text:style-name="T5"> </text:span><text:span text:style-name="T8">וקוצה</text:span><text:span text:style-name="T5"> </text:span><text:span text:style-name="T8">וטח</text:span><text:span text:style-name="T5"> </text:span><text:span text:style-name="T8">- אף</text:span><text:span text:style-name="T5"> </text:span><text:span text:style-name="T8">ביאה: חולץ</text:span><text:span text:style-name="T5"> </text:span><text:span text:style-name="T8">וקוצה</text:span><text:span text:style-name="T5"> </text:span><text:span text:style-name="T8">וטח</text:span><text:span text:style-name="T2">)</text:span><text:span text:style-name="T1">!? ועוד: לגמור</text:span><text:span text:style-name="T4"> </text:span><text:span text:style-name="T1">'</text:span><text:span text:style-name="T10">מעיני</text:span><text:span text:style-name="T1">' </text:span><text:span text:style-name="T2">(</text:span><text:span text:style-name="T8">דמיתות</text:span><text:span text:style-name="T5"> </text:span><text:span text:style-name="T8">בית</text:span><text:span text:style-name="T5"> </text:span><text:span text:style-name="T8">דין</text:span><text:span text:style-name="T2">)</text:span><text:span text:style-name="T1"> מ'</text:span><text:span text:style-name="T10">לעיני</text:span><text:span text:style-name="T1">' </text:span><text:span text:style-name="T2">(</text:span><text:span text:style-name="T8">דכריתות:</text:span><text:span text:style-name="T2">)</text:span><text:span text:style-name="T1"> </text:span><text:span text:style-name="T2">(</text:span><text:span text:style-name="T8">מה</text:span><text:span text:style-name="T5"> </text:span><text:span text:style-name="T8">כריתות</text:span><text:span text:style-name="T5"> </text:span><text:span text:style-name="T8">לוקה</text:span><text:span text:style-name="T2">)</text:span><text:span text:style-name="T1"> דהא</text:span><text:span text:style-name="T4"> </text:span><text:span text:style-name="T1">גמור</text:span><text:span text:style-name="T4"> </text:span><text:span text:style-name="T1">'</text:span><text:span text:style-name="T10">לעיני</text:span><text:span text:style-name="T1">' מ'</text:span><text:span text:style-name="T10">לעיניך</text:span><text:span text:style-name="T1">' </text:span><text:span text:style-name="T2">(</text:span><text:span text:style-name="T8">אף</text:span><text:span text:style-name="T5"> </text:span><text:span text:style-name="T8">מיתות</text:span><text:span text:style-name="T5"> </text:span><text:span text:style-name="T8">בית</text:span><text:span text:style-name="T5"> </text:span><text:span text:style-name="T8">דין</text:span><text:span text:style-name="T5"> </text:span><text:span text:style-name="T8">ילקה</text:span><text:span text:style-name="T2">)</text:span><text:span text:style-name="T1">?</text:span></text:p>
      <text:p text:style-name="P10"><text:span text:style-name="T1">קבלה</text:span><text:span text:style-name="T4"> </text:span><text:span text:style-name="T1">מיניה</text:span><text:span text:style-name="T4"> </text:span><text:span text:style-name="T1">רבי</text:span><text:span text:style-name="T4"> </text:span><text:span text:style-name="T1">שמואל</text:span><text:span text:style-name="T4"> </text:span><text:span text:style-name="T1">בר</text:span><text:span text:style-name="T4"> </text:span><text:span text:style-name="T1">רב</text:span><text:span text:style-name="T4"> </text:span><text:span text:style-name="T1">יצחק</text:span><text:span text:style-name="T4"> </text:span><text:span text:style-name="T2">(</text:span><text:span text:style-name="T8">לתשובה</text:span><text:span text:style-name="T5"> </text:span><text:span text:style-name="T8">זו</text:span><text:span text:style-name="T5"> </text:span><text:span text:style-name="T8">מרבי</text:span><text:span text:style-name="T5"> </text:span><text:span text:style-name="T8">אבא</text:span><text:span text:style-name="T5"> </text:span><text:span text:style-name="T8">בר</text:span><text:span text:style-name="T5"> </text:span><text:span text:style-name="T8">ממל</text:span><text:span text:style-name="T2">)</text:span><text:span text:style-name="T1">: '</text:span><text:span text:style-name="T10">כדי</text:span><text:span text:style-name="T4"> </text:span><text:span text:style-name="T10">רשעתו</text:span><text:span text:style-name="T1">: משום</text:span><text:span text:style-name="T4"> </text:span><text:span text:style-name="T1">רשעה</text:span><text:span text:style-name="T4"> </text:span><text:span text:style-name="T1">אחת</text:span><text:span text:style-name="T4"> </text:span><text:span text:style-name="T1">אתה</text:span><text:span text:style-name="T4"> </text:span><text:span text:style-name="T1">מחייבו</text:span><text:span text:style-name="T4"> </text:span><text:span text:style-name="T1">ואי</text:span><text:span text:style-name="T4"> </text:span><text:span text:style-name="T1">אתה</text:span><text:span text:style-name="T4"> </text:span><text:span text:style-name="T1">מחייבו</text:span><text:span text:style-name="T4"> </text:span><text:span text:style-name="T1">משום</text:span><text:span text:style-name="T4"> </text:span><text:span text:style-name="T1">שתי</text:span><text:span text:style-name="T4"> </text:span><text:span text:style-name="T1">רשעיות' - </text:span><text:span text:style-name="T2">(</text:span><text:span text:style-name="T8">וְשָׁנִי</text:span><text:span text:style-name="T5"> </text:span><text:span text:style-name="T8">עלה:</text:span><text:span text:style-name="T2">)</text:span><text:span text:style-name="T1"> ברשעה</text:span><text:span text:style-name="T4"> </text:span><text:span text:style-name="T1">המסורה</text:span><text:span text:style-name="T4"> </text:span><text:span text:style-name="T1">לבית</text:span><text:span text:style-name="T4"> </text:span><text:span text:style-name="T1">דין</text:span><text:span text:style-name="T4"> </text:span><text:span text:style-name="T1">הכתוב</text:span><text:span text:style-name="T4"> </text:span><text:span text:style-name="T1">מדבר</text:span><text:span text:style-name="T4"> </text:span><text:span text:style-name="T2">(</text:span><text:span text:style-name="T8">בית</text:span><text:span text:style-name="T5"> </text:span><text:span text:style-name="T8">דין</text:span><text:span text:style-name="T5"> </text:span><text:span text:style-name="T8">הוזהרו</text:span><text:span text:style-name="T5"> </text:span><text:span text:style-name="T8">שהם</text:span><text:span text:style-name="T5"> </text:span><text:span text:style-name="T8">לא</text:span><text:span text:style-name="T5"> </text:span><text:span text:style-name="T8">יחייבוהו</text:span><text:span text:style-name="T5"> </text:span><text:span text:style-name="T8">שתי</text:span><text:span text:style-name="T5"> </text:span><text:span text:style-name="T8">רשעיות, כגון</text:span><text:span text:style-name="T5"> </text:span><text:span text:style-name="T8">ממון</text:span><text:span text:style-name="T5"> </text:span><text:span text:style-name="T8">ומלקות</text:span><text:span text:style-name="T5"> </text:span><text:span text:style-name="T8">או</text:span><text:span text:style-name="T5"> </text:span><text:span text:style-name="T8">מיתה</text:span><text:span text:style-name="T5"> </text:span><text:span text:style-name="T8">ומלקות</text:span><text:span text:style-name="T5"> </text:span><text:span text:style-name="T8">או</text:span><text:span text:style-name="T5"> </text:span><text:span text:style-name="T8">מיתה</text:span><text:span text:style-name="T5"> </text:span><text:span text:style-name="T8">וממון, אבל</text:span><text:span text:style-name="T5"> </text:span><text:span text:style-name="T8">כרת</text:span><text:span text:style-name="T5"> </text:span><text:span text:style-name="T8">- לא</text:span><text:span text:style-name="T5"> </text:span><text:span text:style-name="T8">על</text:span><text:span text:style-name="T5"> </text:span><text:span text:style-name="T8">ידי</text:span><text:span text:style-name="T5"> </text:span><text:span text:style-name="T8">בית</text:span><text:span text:style-name="T5"> </text:span><text:span text:style-name="T8">דין</text:span><text:span text:style-name="T5"> </text:span><text:span text:style-name="T8">הוא; ויש</text:span><text:span text:style-name="T5"> </text:span><text:span text:style-name="T8">לפרש: קיבלה</text:span><text:span text:style-name="T5"> </text:span><text:span text:style-name="T8">מיניה</text:span><text:span text:style-name="T5"> </text:span><text:span text:style-name="T8">רבי</text:span><text:span text:style-name="T5"> </text:span><text:span text:style-name="T8">שמואל</text:span><text:span text:style-name="T5"> </text:span><text:span text:style-name="T8">מרבי</text:span><text:span text:style-name="T5"> </text:span><text:span text:style-name="T8">אבהו</text:span><text:span text:style-name="T5"> </text:span><text:span text:style-name="T8">תירוץ</text:span><text:span text:style-name="T5"> </text:span><text:span text:style-name="T8">זו</text:span><text:span text:style-name="T5"> </text:span><text:span text:style-name="T8">על</text:span><text:span text:style-name="T5"> </text:span><text:span text:style-name="T8">אתקפתא</text:span><text:span text:style-name="T5"> </text:span><text:span text:style-name="T8">דרבי</text:span><text:span text:style-name="T5"> </text:span><text:span text:style-name="T8">אבא</text:span><text:span text:style-name="T5"> </text:span><text:span text:style-name="T8">בר</text:span><text:span text:style-name="T5"> </text:span><text:span text:style-name="T8">ממל</text:span><text:span text:style-name="T2">)</text:span><text:span text:style-name="T1">.</text:span></text:p>
      <text:p text:style-name="P13"/>
      <text:p text:style-name="P10"><text:span text:style-name="T41">[הסבר</text:span><text:span text:style-name="T52"> </text:span><text:span text:style-name="T41">שלישי:]</text:span><text:span text:style-name="T1"> רבא</text:span><text:span text:style-name="T4"> </text:span><text:span text:style-name="T1">אמר: אתרו</text:span><text:span text:style-name="T4"> </text:span><text:span text:style-name="T1">ביה</text:span><text:span text:style-name="T4"> </text:span><text:span text:style-name="T1">לקטלא</text:span><text:span text:style-name="T4"> </text:span><text:span text:style-name="T1">- כולי</text:span><text:span text:style-name="T4"> </text:span><text:span text:style-name="T1">עלמא</text:span><text:span text:style-name="T4"> </text:span><text:span text:style-name="T1">לא</text:span><text:span text:style-name="T4"> </text:span><text:span text:style-name="T1">פליגי</text:span><text:span text:style-name="T4"> </text:span><text:span text:style-name="T1">דאין</text:span><text:span text:style-name="T4"> </text:span><text:span text:style-name="T1">לוקה</text:span><text:span text:style-name="T4"> </text:span><text:span text:style-name="T1">ומת; כי</text:span><text:span text:style-name="T4"> </text:span><text:span text:style-name="T1">פליגי</text:span><text:span text:style-name="T4"> </text:span><text:span text:style-name="T1">דאתרו</text:span><text:span text:style-name="T4"> </text:span><text:span text:style-name="T1">ביה</text:span><text:span text:style-name="T4"> </text:span><text:span text:style-name="T1">למלקות</text:span><text:span text:style-name="T4"> </text:span><text:span text:style-name="T2">(</text:span><text:span text:style-name="T8">לחודיה</text:span><text:span text:style-name="T2">)</text:span><text:span text:style-name="T1">: רבי</text:span><text:span text:style-name="T4"> </text:span><text:span text:style-name="T1">ישמעאל</text:span><text:span text:style-name="T4"> </text:span><text:span text:style-name="T1">סבר: לאו</text:span><text:span text:style-name="T4"> </text:span><text:span text:style-name="T1">שניתן</text:span><text:span text:style-name="T4"> </text:span><text:span text:style-name="T1">לאזהרת</text:span><text:span text:style-name="T4"> </text:span><text:span text:style-name="T1">מיתת</text:span><text:span text:style-name="T4"> </text:span><text:span text:style-name="T1">בית</text:span><text:span text:style-name="T4"> </text:span><text:span text:style-name="T1">דין</text:span><text:span text:style-name="T4"> </text:span><text:span text:style-name="T2">(</text:span><text:span text:style-name="T8">לאזהרת</text:span><text:span text:style-name="T5"> </text:span><text:span text:style-name="T8">דבר</text:span><text:span text:style-name="T5"> </text:span><text:span text:style-name="T8">שחייבין</text:span><text:span text:style-name="T5"> </text:span><text:span text:style-name="T8">עליו</text:span><text:span text:style-name="T5"> </text:span><text:span text:style-name="T8">מיתת</text:span><text:span text:style-name="T5"> </text:span><text:span text:style-name="T8">בית</text:span><text:span text:style-name="T5"> </text:span><text:span text:style-name="T8">דין</text:span><text:span text:style-name="T2">)</text:span><text:span text:style-name="T1"> - לוקין</text:span><text:span text:style-name="T4"> </text:span><text:span text:style-name="T1">עליו, ורבי</text:span><text:span text:style-name="T4"> </text:span><text:span text:style-name="T1">עקיבא</text:span><text:span text:style-name="T4"> </text:span><text:span text:style-name="T1">סבר: לאו</text:span><text:span text:style-name="T4"> </text:span><text:span text:style-name="T1">שניתן</text:span><text:span text:style-name="T4"> </text:span><text:span text:style-name="T1">לאזהרת</text:span><text:span text:style-name="T4"> </text:span><text:span text:style-name="T1">מיתת</text:span><text:span text:style-name="T4"> </text:span><text:span text:style-name="T1">בית</text:span><text:span text:style-name="T4"> </text:span><text:span text:style-name="T1">דין</text:span><text:span text:style-name="T4"> </text:span><text:span text:style-name="T1">- אין</text:span><text:span text:style-name="T4"> </text:span><text:span text:style-name="T1">לוקין</text:span><text:span text:style-name="T4"> </text:span><text:span text:style-name="T1">עליו</text:span><text:span text:style-name="T4"> </text:span><text:span text:style-name="T2">(</text:span><text:span text:style-name="T8">כשהתרו</text:span><text:span text:style-name="T5"> </text:span><text:span text:style-name="T8">בו</text:span><text:span text:style-name="T5"> </text:span><text:span text:style-name="T8">מלקות</text:span><text:span text:style-name="T5"> </text:span><text:span text:style-name="T8">בלא</text:span><text:span text:style-name="T5"> </text:span><text:span text:style-name="T8">מיתה, לפי</text:span><text:span text:style-name="T5"> </text:span><text:span text:style-name="T8">שלא</text:span><text:span text:style-name="T5"> </text:span><text:span text:style-name="T8">ניתן</text:span><text:span text:style-name="T5"> </text:span><text:span text:style-name="T8">לאו</text:span><text:span text:style-name="T5"> </text:span><text:span text:style-name="T8">זה</text:span><text:span text:style-name="T5"> </text:span><text:span text:style-name="T8">לאזהרת</text:span><text:span text:style-name="T5"> </text:span><text:span text:style-name="T8">עונש</text:span><text:span text:style-name="T5"> </text:span><text:span text:style-name="T8">מלקות</text:span><text:span text:style-name="T5"> </text:span><text:span text:style-name="T8">כשאר</text:span><text:span text:style-name="T5"> </text:span><text:span text:style-name="T8">לאוין, שהרי</text:span><text:span text:style-name="T5"> </text:span><text:span text:style-name="T8">הוצרך</text:span><text:span text:style-name="T5"> </text:span><text:span text:style-name="T8">להזהירו: שאם</text:span><text:span text:style-name="T5"> </text:span><text:span text:style-name="T8">לא</text:span><text:span text:style-name="T5"> </text:span><text:span text:style-name="T8">כן</text:span><text:span text:style-name="T5"> </text:span><text:span text:style-name="T8">לא</text:span><text:span text:style-name="T5"> </text:span><text:span text:style-name="T8">היה</text:span><text:span text:style-name="T5"> </text:span><text:span text:style-name="T8">יכול</text:span><text:span text:style-name="T5"> </text:span><text:span text:style-name="T8">לחייבו</text:span><text:span text:style-name="T5"> </text:span><text:span text:style-name="T8">מיתה</text:span><text:span text:style-name="T2">)</text:span><text:span text:style-name="T1">.</text:span></text:p>
      <text:p text:style-name="P10"><text:span text:style-name="T1">ורבי</text:span><text:span text:style-name="T4"> </text:span><text:span text:style-name="T1">עקיבא: אי</text:span><text:span text:style-name="T4"> </text:span><text:span text:style-name="T1">הכי</text:span><text:span text:style-name="T4"> </text:span><text:span text:style-name="T1">- חייבי</text:span><text:span text:style-name="T4"> </text:span><text:span text:style-name="T1">כריתות</text:span><text:span text:style-name="T4"> </text:span><text:span text:style-name="T1">נמי: לאו</text:span><text:span text:style-name="T4"> </text:span><text:span text:style-name="T1">שניתן</text:span><text:span text:style-name="T4"> </text:span><text:span text:style-name="T1">לאזהרת</text:span><text:span text:style-name="T4"> </text:span><text:span text:style-name="T1">כרת</text:span><text:span text:style-name="T4"> </text:span><text:span text:style-name="T1">הוא? </text:span></text:p>
      <text:p text:style-name="P10"><text:span text:style-name="T1">אמר</text:span><text:span text:style-name="T4"> </text:span><text:span text:style-name="T1">ליה</text:span><text:span text:style-name="T4"> </text:span><text:span text:style-name="T1">רב</text:span><text:span text:style-name="T4"> </text:span><text:span text:style-name="T1">מרדכי</text:span><text:span text:style-name="T4"> </text:span><text:span text:style-name="T1">לרב</text:span><text:span text:style-name="T4"> </text:span><text:span text:style-name="T1">אשי: הכי</text:span><text:span text:style-name="T4"> </text:span><text:span text:style-name="T1">אמר</text:span><text:span text:style-name="T4"> </text:span><text:span text:style-name="T1">אבימי</text:span><text:span text:style-name="T4"> </text:span><text:span text:style-name="T1">מהגרוניא</text:span><text:span text:style-name="T4"> </text:span><text:span text:style-name="T1">משמיה</text:span><text:span text:style-name="T4"> </text:span><text:span text:style-name="T1">דרבא: חייבי</text:span><text:span text:style-name="T4"> </text:span><text:span text:style-name="T1">כריתות</text:span><text:span text:style-name="T4"> </text:span><text:span text:style-name="T1">לא</text:span><text:span text:style-name="T4"> </text:span><text:span text:style-name="T1">צריכי</text:span><text:span text:style-name="T4"> </text:span><text:span text:style-name="T1">התראה, שהרי</text:span><text:span text:style-name="T4"> </text:span><text:span text:style-name="T1">פסח</text:span><text:span text:style-name="T4"> </text:span><text:span text:style-name="T1">ומילה</text:span><text:span text:style-name="T4"> </text:span><text:span text:style-name="T1">ענש</text:span><text:span text:style-name="T4"> </text:span><text:span text:style-name="T1">אף</text:span><text:span text:style-name="T4"> </text:span><text:span text:style-name="T1">על</text:span><text:span text:style-name="T4"> </text:span><text:span text:style-name="T1">פי</text:span><text:span text:style-name="T4"> </text:span><text:span text:style-name="T1">שלא</text:span><text:span text:style-name="T4"> </text:span><text:span text:style-name="T1">הזהיר</text:span><text:span text:style-name="T4"> </text:span><text:span text:style-name="T2">(</text:span><text:span text:style-name="T8">פסח</text:span><text:span text:style-name="T5"> </text:span><text:span text:style-name="T8">ומילה</text:span><text:span text:style-name="T5"> </text:span><text:span text:style-name="T8">אין</text:span><text:span text:style-name="T5"> </text:span><text:span text:style-name="T8">בהן</text:span><text:span text:style-name="T5"> </text:span><text:span text:style-name="T8">לא</text:span><text:span text:style-name="T5"> </text:span><text:span text:style-name="T8">תעשה, וענש</text:span><text:span text:style-name="T5"> </text:span><text:span text:style-name="T8">להם</text:span><text:span text:style-name="T5"> </text:span><text:span text:style-name="T8">כרת</text:span><text:span text:style-name="T2">)</text:span><text:span text:style-name="T1">.</text:span></text:p>
      <text:p text:style-name="P10"><text:span text:style-name="T1">ודלמא</text:span><text:span text:style-name="T4"> </text:span><text:span text:style-name="T1">אזהרה</text:span><text:span text:style-name="T4"> </text:span><text:span text:style-name="T1">לקרבן</text:span><text:span text:style-name="T4"> </text:span><text:span text:style-name="T2">(</text:span><text:span text:style-name="T8">שאם</text:span><text:span text:style-name="T5"> </text:span><text:span text:style-name="T8">יעשה</text:span><text:span text:style-name="T5"> </text:span><text:span text:style-name="T8">שוגג</text:span><text:span text:style-name="T5"> </text:span><text:span text:style-name="T8">יביא</text:span><text:span text:style-name="T5"> </text:span><text:span text:style-name="T8">קרבן</text:span><text:span text:style-name="T2">)</text:span><text:span text:style-name="T1">, דהא</text:span><text:span text:style-name="T4"> </text:span><text:span text:style-name="T1">פסח</text:span><text:span text:style-name="T4"> </text:span><text:span text:style-name="T1">ומילה</text:span><text:span text:style-name="T4"> </text:span><text:span text:style-name="T1">דלית</text:span><text:span text:style-name="T4"> </text:span><text:span text:style-name="T1">בהו</text:span><text:span text:style-name="T4"> </text:span><text:span text:style-name="T1">אזהרה</text:span><text:span text:style-name="T4"> </text:span><text:span text:style-name="T1">לא</text:span><text:span text:style-name="T4"> </text:span><text:span text:style-name="T1">מייתי</text:span><text:span text:style-name="T4"> </text:span><text:span text:style-name="T1">קרבן</text:span><text:span text:style-name="T4"> </text:span><text:span text:style-name="T2">(</text:span><text:span text:style-name="T8">פסח</text:span><text:span text:style-name="T5"> </text:span><text:span text:style-name="T8">ומילה</text:span><text:span text:style-name="T5"> </text:span><text:span text:style-name="T8">- אין</text:span><text:span text:style-name="T5"> </text:span><text:span text:style-name="T8">קרבן</text:span><text:span text:style-name="T5"> </text:span><text:span text:style-name="T8">בשוגג</text:span><text:span text:style-name="T5"> </text:span><text:span text:style-name="T8">שלהן, כדאמרינן</text:span><text:span text:style-name="T5"> </text:span><text:span text:style-name="T8">בכריתות</text:span><text:span text:style-name="T5"> </text:span><text:span text:style-name="T8">בפרק</text:span><text:span text:style-name="T5"> </text:span><text:span text:style-name="T8">קמא</text:span><text:span text:style-name="T5"> </text:span><text:span text:style-name="T8">'הפסח</text:span><text:span text:style-name="T5"> </text:span><text:span text:style-name="T8">והמילה</text:span><text:span text:style-name="T5"> </text:span><text:span text:style-name="T8">מצות</text:span><text:span text:style-name="T5"> </text:span><text:span text:style-name="T8">עשה' - כלומר: אינו</text:span><text:span text:style-name="T5"> </text:span><text:span text:style-name="T8">בכלל</text:span><text:span text:style-name="T5"> </text:span><text:span text:style-name="T8">שאר</text:span><text:span text:style-name="T5"> </text:span><text:span text:style-name="T8">כריתות</text:span><text:span text:style-name="T5"> </text:span><text:span text:style-name="T8">למנותן</text:span><text:span text:style-name="T5"> </text:span><text:span text:style-name="T8">עם</text:span><text:span text:style-name="T5"> </text:span><text:span text:style-name="T8">שאר</text:span><text:span text:style-name="T5"> </text:span><text:span text:style-name="T8">כריתות</text:span><text:span text:style-name="T5"> </text:span><text:span text:style-name="T8">שנמנו</text:span><text:span text:style-name="T5"> </text:span><text:span text:style-name="T8">שם</text:span><text:span text:style-name="T5"> </text:span><text:span text:style-name="T8">כולם</text:span><text:span text:style-name="T5"> </text:span><text:span text:style-name="T8">לומר</text:span><text:span text:style-name="T5"> </text:span><text:span text:style-name="T8">שאם</text:span><text:span text:style-name="T5"> </text:span><text:span text:style-name="T8">עשאום</text:span><text:span text:style-name="T5"> </text:span><text:span text:style-name="T8">כולם</text:span><text:span text:style-name="T5"> </text:span><text:span text:style-name="T8">בהעלם</text:span><text:span text:style-name="T5"> </text:span><text:span text:style-name="T8">אחד</text:span><text:span text:style-name="T5"> </text:span><text:span text:style-name="T8">חייב</text:span><text:span text:style-name="T5"> </text:span><text:span text:style-name="T8">קרבנות</text:span><text:span text:style-name="T5"> </text:span><text:span text:style-name="T8">כמספר</text:span><text:span text:style-name="T5"> </text:span><text:span text:style-name="T8">הכריתות</text:span><text:span text:style-name="T2">)</text:span><text:span text:style-name="T1">!?</text:span></text:p>
      <text:p text:style-name="P10"><text:span text:style-name="T1">התם</text:span><text:span text:style-name="T4"> </text:span><text:span text:style-name="T1">לאו</text:span><text:span text:style-name="T4"> </text:span><text:span text:style-name="T1">היינו</text:span><text:span text:style-name="T4"> </text:span><text:span text:style-name="T1">טעמא</text:span><text:span text:style-name="T4"> </text:span><text:span text:style-name="T1">אלא</text:span><text:span text:style-name="T4"> </text:span><text:span text:style-name="T1">משום</text:span><text:span text:style-name="T4"> </text:span><text:span text:style-name="T1">דאיתקש</text:span><text:span text:style-name="T4"> </text:span><text:span text:style-name="T1">כל</text:span><text:span text:style-name="T4"> </text:span><text:span text:style-name="T1">התורה</text:span><text:span text:style-name="T4"> </text:span><text:span text:style-name="T1">כולה</text:span><text:span text:style-name="T4"> </text:span><text:span text:style-name="T1">לעבודת</text:span><text:span text:style-name="T4"> </text:span><text:span text:style-name="T1">כוכבים: מה</text:span><text:span text:style-name="T4"> </text:span><text:span text:style-name="T1">עבודת</text:span><text:span text:style-name="T4"> </text:span><text:span text:style-name="T1">כוכבים: שב</text:span><text:span text:style-name="T4"> </text:span><text:span text:style-name="T1">ואל</text:span><text:span text:style-name="T4"> </text:span><text:span text:style-name="T1">תעשה</text:span><text:span text:style-name="T4"> </text:span><text:span text:style-name="T1">- אף</text:span><text:span text:style-name="T4"> </text:span><text:span text:style-name="T1">כל</text:span><text:span text:style-name="T4"> </text:span><text:span text:style-name="T1">שב</text:span><text:span text:style-name="T4"> </text:span><text:span text:style-name="T1">ואל</text:span><text:span text:style-name="T4"> </text:span><text:span text:style-name="T1">תעשה, לאפוקי</text:span><text:span text:style-name="T4"> </text:span><text:span text:style-name="T1">הני, דקום</text:span><text:span text:style-name="T4"> </text:span><text:span text:style-name="T1">עשה</text:span><text:span text:style-name="T4"> </text:span><text:span text:style-name="T2">(</text:span><text:span text:style-name="T8">מה</text:span><text:span text:style-name="T5"> </text:span><text:span text:style-name="T8">שאין</text:span><text:span text:style-name="T5"> </text:span><text:span text:style-name="T8">מביאין</text:span><text:span text:style-name="T5"> </text:span><text:span text:style-name="T8">קרבן</text:span><text:span text:style-name="T5"> </text:span><text:span text:style-name="T8">על</text:span><text:span text:style-name="T5"> </text:span><text:span text:style-name="T8">פסח</text:span><text:span text:style-name="T5"> </text:span><text:span text:style-name="T8">ומילה</text:span><text:span text:style-name="T5"> </text:span><text:span text:style-name="T8">- אין</text:span><text:span text:style-name="T5"> </text:span><text:span text:style-name="T8">הטעם</text:span><text:span text:style-name="T5"> </text:span><text:span text:style-name="T8">בשביל</text:span><text:span text:style-name="T5"> </text:span><text:span text:style-name="T8">שאין</text:span><text:span text:style-name="T5"> </text:span><text:span text:style-name="T8">בהם</text:span><text:span text:style-name="T5"> </text:span><text:span text:style-name="T8">אזהרה, אלא</text:span><text:span text:style-name="T5"> </text:span><text:span text:style-name="T8">בשביל</text:span><text:span text:style-name="T5"> </text:span><text:span text:style-name="T8">שהם</text:span><text:span text:style-name="T5"> </text:span><text:span text:style-name="T8">מצות</text:span><text:span text:style-name="T5"> </text:span><text:span text:style-name="T8">עשה: דהוקשה</text:span><text:span text:style-name="T5"> </text:span><text:span text:style-name="T8">כל</text:span><text:span text:style-name="T5"> </text:span><text:span text:style-name="T8">התורה</text:span><text:span text:style-name="T5"> </text:span><text:span text:style-name="T8">כולה</text:span><text:span text:style-name="T5"> </text:span><text:span text:style-name="T8">לענין</text:span><text:span text:style-name="T5"> </text:span><text:span text:style-name="T8">קרבן</text:span><text:span text:style-name="T5"> </text:span><text:span text:style-name="T8">לעבודת</text:span><text:span text:style-name="T5"> </text:span><text:span text:style-name="T8">כוכבים, שנאמר</text:span><text:span text:style-name="T5"> </text:span><text:span text:style-name="T8">בפרשת</text:span><text:span text:style-name="T5"> </text:span><text:span text:style-name="T8">'שלח</text:span><text:span text:style-name="T5"> </text:span><text:span text:style-name="T8">לך</text:span><text:span text:style-name="T5"> </text:span><text:span text:style-name="T8">אנשים' אצל</text:span><text:span text:style-name="T5"> </text:span><text:span text:style-name="T8">קרבן</text:span><text:span text:style-name="T5"> </text:span><text:span text:style-name="T8">עבודת</text:span><text:span text:style-name="T5"> </text:span><text:span text:style-name="T8">כוכבים</text:span><text:span text:style-name="T5"> </text:span><text:span text:style-name="T8">'</text:span><text:span text:style-name="T11">תורה</text:span><text:span text:style-name="T5"> </text:span><text:span text:style-name="T11">אחת</text:span><text:span text:style-name="T5"> </text:span><text:span text:style-name="T11">יהיה</text:span><text:span text:style-name="T5"> </text:span><text:span text:style-name="T11">לכם</text:span><text:span text:style-name="T5"> </text:span><text:span text:style-name="T11">לעושה</text:span><text:span text:style-name="T5"> </text:span><text:span text:style-name="T11">בשגגה</text:span><text:span text:style-name="T8">' </text:span><text:span text:style-name="T9">[במדבר</text:span><text:span text:style-name="T6"> </text:span><text:span text:style-name="T9">טו,כט]</text:span><text:span text:style-name="T8"> - כאן</text:span><text:span text:style-name="T5"> </text:span><text:span text:style-name="T8">הוקשו</text:span><text:span text:style-name="T5"> </text:span><text:span text:style-name="T8">כל</text:span><text:span text:style-name="T5"> </text:span><text:span text:style-name="T8">עבירות</text:span><text:span text:style-name="T5"> </text:span><text:span text:style-name="T8">שבתורה</text:span><text:span text:style-name="T5"> </text:span><text:span text:style-name="T8">בשגגתן</text:span><text:span text:style-name="T5"> </text:span><text:span text:style-name="T8">לעבודת</text:span><text:span text:style-name="T5"> </text:span><text:span text:style-name="T8">כוכבים</text:span><text:span text:style-name="T5"> </text:span><text:span text:style-name="T8">לענין</text:span><text:span text:style-name="T5"> </text:span><text:span text:style-name="T8">קרבן: מה</text:span><text:span text:style-name="T5"> </text:span><text:span text:style-name="T8">עבודת</text:span><text:span text:style-name="T5"> </text:span><text:span text:style-name="T8">כוכבים: כרת</text:span><text:span text:style-name="T5"> </text:span><text:span text:style-name="T8">שלו</text:span><text:span text:style-name="T5"> </text:span><text:span text:style-name="T8">על</text:span><text:span text:style-name="T5"> </text:span><text:span text:style-name="T8">דבר</text:span><text:span text:style-name="T5"> </text:span><text:span text:style-name="T8">שהוא</text:span><text:span text:style-name="T5"> </text:span><text:span text:style-name="T8">שב</text:span><text:span text:style-name="T5"> </text:span><text:span text:style-name="T8">ולא</text:span><text:span text:style-name="T5"> </text:span><text:span text:style-name="T8">תעשה</text:span><text:span text:style-name="T5"> </text:span><text:span text:style-name="T8">כן, והוא</text:span><text:span text:style-name="T5"> </text:span><text:span text:style-name="T8">עמד</text:span><text:span text:style-name="T5"> </text:span><text:span text:style-name="T8">ועשאו</text:span><text:span text:style-name="T5"> </text:span><text:span text:style-name="T8">- אף</text:span><text:span text:style-name="T5"> </text:span><text:span text:style-name="T8">כל</text:span><text:span text:style-name="T5"> </text:span><text:span text:style-name="T8">שב</text:span><text:span text:style-name="T5"> </text:span><text:span text:style-name="T8">ואל</text:span><text:span text:style-name="T5"> </text:span><text:span text:style-name="T8">תעשה; אבל</text:span><text:span text:style-name="T5"> </text:span><text:span text:style-name="T8">כרת</text:span><text:span text:style-name="T5"> </text:span><text:span text:style-name="T8">של</text:span><text:span text:style-name="T5"> </text:span><text:span text:style-name="T8">עמוד</text:span><text:span text:style-name="T5"> </text:span><text:span text:style-name="T8">ועשה</text:span><text:span text:style-name="T5"> </text:span><text:span text:style-name="T8">והוא</text:span><text:span text:style-name="T5"> </text:span><text:span text:style-name="T8">ישב</text:span><text:span text:style-name="T5"> </text:span><text:span text:style-name="T8">ולא</text:span><text:span text:style-name="T5"> </text:span><text:span text:style-name="T8">עשה</text:span><text:span text:style-name="T5"> </text:span><text:span text:style-name="T8">- אין</text:span><text:span text:style-name="T5"> </text:span><text:span text:style-name="T8">בו</text:span><text:span text:style-name="T5"> </text:span><text:span text:style-name="T8">קרבן, ופסח</text:span><text:span text:style-name="T5"> </text:span><text:span text:style-name="T8">ומילה</text:span><text:span text:style-name="T5"> </text:span><text:span text:style-name="T8">- עמוד</text:span><text:span text:style-name="T5"> </text:span><text:span text:style-name="T8">ועשה</text:span><text:span text:style-name="T5"> </text:span><text:span text:style-name="T8">הוא! אבל</text:span><text:span text:style-name="T5"> </text:span><text:span text:style-name="T8">חייבי</text:span><text:span text:style-name="T5"> </text:span><text:span text:style-name="T8">כריתות, כגון</text:span><text:span text:style-name="T5"> </text:span><text:span text:style-name="T8">'</text:span><text:span text:style-name="T11">אשר</text:span><text:span text:style-name="T5"> </text:span><text:span text:style-name="T11">יעשה</text:span><text:span text:style-name="T5"> </text:span><text:span text:style-name="T11">מכל</text:span><text:span text:style-name="T5"> </text:span><text:span text:style-name="T8">[</text:span><text:span text:style-name="T11">התועבת</text:span><text:span text:style-name="T5"> </text:span><text:span text:style-name="T11">האלה</text:span><text:span text:style-name="T8">] </text:span><text:span text:style-name="T11"><text:s/>ונכרתו</text:span><text:span text:style-name="T8">' (ויקרא</text:span><text:span text:style-name="T5"> </text:span><text:span text:style-name="T8">יח,כט) - לשון</text:span><text:span text:style-name="T5"> </text:span><text:span text:style-name="T8">שב</text:span><text:span text:style-name="T5"> </text:span><text:span text:style-name="T8">ואל</text:span><text:span text:style-name="T5"> </text:span><text:span text:style-name="T8">תעשה</text:span><text:span text:style-name="T5"> </text:span><text:span text:style-name="T8">הוא, ואפילו</text:span><text:span text:style-name="T5"> </text:span><text:span text:style-name="T8">לא</text:span><text:span text:style-name="T5"> </text:span><text:span text:style-name="T8">נאמרה</text:span><text:span text:style-name="T5"> </text:span><text:span text:style-name="T8">בו</text:span><text:span text:style-name="T5"> </text:span><text:span text:style-name="T8">אזהרת</text:span><text:span text:style-name="T5"> </text:span><text:span text:style-name="T8">לאו</text:span><text:span text:style-name="T5"> </text:span><text:span text:style-name="T8">- היה</text:span><text:span text:style-name="T5"> </text:span><text:span text:style-name="T8">קרבן</text:span><text:span text:style-name="T5"> </text:span><text:span text:style-name="T8">בא</text:span><text:span text:style-name="T5"> </text:span><text:span text:style-name="T8">עליו</text:span><text:span text:style-name="T2">)</text:span><text:span text:style-name="T1">.</text:span></text:p>
      <text:p text:style-name="P13"/>
      <text:p text:style-name="P10"><text:span text:style-name="T41">[הסבר</text:span><text:span text:style-name="T52"> </text:span><text:span text:style-name="T41">רביעי:]</text:span><text:span text:style-name="T1"> רבינא</text:span><text:span text:style-name="T4"> </text:span><text:span text:style-name="T1">אמר: לעולם</text:span></text:p>
      <text:p text:style-name="P11"/>
      <text:p text:style-name="P10"><text:span text:style-name="T1">(מכות</text:span><text:span text:style-name="T4"> </text:span><text:span text:style-name="T1">יד,א)</text:span></text:p>
      <text:p text:style-name="P10"><text:span text:style-name="T1">כדאמרינן</text:span><text:span text:style-name="T4"> </text:span><text:span text:style-name="T1">מעיקרא</text:span><text:span text:style-name="T4"> </text:span><text:span text:style-name="T2">(</text:span><text:span text:style-name="T8">טעמיה</text:span><text:span text:style-name="T5"> </text:span><text:span text:style-name="T8">דרבי</text:span><text:span text:style-name="T5"> </text:span><text:span text:style-name="T8">עקיבא</text:span><text:span text:style-name="T5"> </text:span><text:span text:style-name="T8">משום</text:span><text:span text:style-name="T5"> </text:span><text:span text:style-name="T8">'שתי</text:span><text:span text:style-name="T5"> </text:span><text:span text:style-name="T8">רשעיות' הוא, ודקאמרת</text:span><text:span text:style-name="T5"> </text:span><text:span text:style-name="T8">'חייבי</text:span><text:span text:style-name="T5"> </text:span><text:span text:style-name="T8">כריתות</text:span><text:span text:style-name="T5"> </text:span><text:span text:style-name="T8">נמי</text:span><text:span text:style-name="T5"> </text:span><text:span text:style-name="T8">שתי</text:span><text:span text:style-name="T5"> </text:span><text:span text:style-name="T8">רשעיות</text:span><text:span text:style-name="T5"> </text:span><text:span text:style-name="T8">הן', דאכתי</text:span><text:span text:style-name="T5"> </text:span><text:span text:style-name="T8">עונש</text:span><text:span text:style-name="T5"> </text:span><text:span text:style-name="T8">כרת</text:span><text:span text:style-name="T5"> </text:span><text:span text:style-name="T8">עליו</text:span><text:span text:style-name="T2">)</text:span><text:span text:style-name="T1"> שאם</text:span><text:span text:style-name="T4"> </text:span><text:span text:style-name="T1">עשו</text:span><text:span text:style-name="T4"> </text:span><text:span text:style-name="T1">תשובה</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מוחלין</text:span><text:span text:style-name="T4"> </text:span><text:span text:style-name="T1">להן; אי</text:span><text:span text:style-name="T4"> </text:span><text:span text:style-name="T1">אמרת</text:span><text:span text:style-name="T4"> </text:span><text:span text:style-name="T1">'הא</text:span><text:span text:style-name="T4"> </text:span><text:span text:style-name="T1">לא</text:span><text:span text:style-name="T4"> </text:span><text:span text:style-name="T1">עבוד</text:span><text:span text:style-name="T4"> </text:span><text:span text:style-name="T1">תשובה'? - לא</text:span><text:span text:style-name="T4"> </text:span><text:span text:style-name="T1">פסיקא</text:span><text:span text:style-name="T4"> </text:span><text:span text:style-name="T1">מילתא</text:span><text:span text:style-name="T4"> </text:span><text:span text:style-name="T1">לכרת</text:span><text:span text:style-name="T4"> </text:span><text:span text:style-name="T2">(</text:span><text:span text:style-name="T8">הואיל</text:span><text:span text:style-name="T5"> </text:span><text:span text:style-name="T8">והוא</text:span><text:span text:style-name="T5"> </text:span><text:span text:style-name="T8">תלוי</text:span><text:span text:style-name="T5"> </text:span><text:span text:style-name="T8">בתשובה</text:span><text:span text:style-name="T2">)</text:span><text:span text:style-name="T1">.</text:span></text:p>
      <text:p text:style-name="P11"/>
      <text:p text:style-name="P10"><text:span text:style-name="T1">'רבי</text:span><text:span text:style-name="T4"> </text:span><text:span text:style-name="T1">יצחק</text:span><text:span text:style-name="T4"> </text:span><text:span text:style-name="T1">אומר: חייבי</text:span><text:span text:style-name="T4"> </text:span><text:span text:style-name="T1">כריתות</text:span><text:span text:style-name="T4"> </text:span><text:span text:style-name="T1">בכלל</text:span><text:span text:style-name="T4"> </text:span><text:span text:style-name="T1">היו, ולמה</text:span><text:span text:style-name="T4"> </text:span><text:span text:style-name="T1">יצאת</text:span><text:span text:style-name="T4"> </text:span><text:span text:style-name="T1">כרת</text:span><text:span text:style-name="T4"> </text:span><text:span text:style-name="T1">באחותו? לדונו</text:span><text:span text:style-name="T4"> </text:span><text:span text:style-name="T1">בכרת</text:span><text:span text:style-name="T4"> </text:span><text:span text:style-name="T1">ולא</text:span><text:span text:style-name="T4"> </text:span><text:span text:style-name="T1">במלקות':</text:span></text:p>
      <text:p text:style-name="P10"><text:span text:style-name="T1">ורבנן</text:span><text:span text:style-name="T4"> </text:span><text:span text:style-name="T2">(</text:span><text:span text:style-name="T8">רבי</text:span><text:span text:style-name="T5"> </text:span><text:span text:style-name="T8">ישמעאל</text:span><text:span text:style-name="T5"> </text:span><text:span text:style-name="T8">ורבי</text:span><text:span text:style-name="T5"> </text:span><text:span text:style-name="T8">עקיבא</text:span><text:span text:style-name="T2">)</text:span><text:span text:style-name="T1"> - כרת</text:span><text:span text:style-name="T4"> </text:span><text:span text:style-name="T1">באחותו</text:span><text:span text:style-name="T4"> </text:span><text:span text:style-name="T1">למה</text:span><text:span text:style-name="T4"> </text:span><text:span text:style-name="T1">לי?</text:span></text:p>
      <text:p text:style-name="P10"><text:span text:style-name="T1">לחלק</text:span><text:span text:style-name="T4"> </text:span><text:span text:style-name="T2">(</text:span><text:span text:style-name="T8">לפי</text:span><text:span text:style-name="T5"> </text:span><text:span text:style-name="T8">שכלל</text:span><text:span text:style-name="T5"> </text:span><text:span text:style-name="T8">כל</text:span><text:span text:style-name="T5"> </text:span><text:span text:style-name="T8">העריות</text:span><text:span text:style-name="T5"> </text:span><text:span text:style-name="T8">בכרת</text:span><text:span text:style-name="T5"> </text:span><text:span text:style-name="T8">אחת, הייתי</text:span><text:span text:style-name="T5"> </text:span><text:span text:style-name="T8">אומר: אם</text:span><text:span text:style-name="T5"> </text:span><text:span text:style-name="T8">עשאן</text:span><text:span text:style-name="T5"> </text:span><text:span text:style-name="T8">כולם</text:span><text:span text:style-name="T5"> </text:span><text:span text:style-name="T8">בהעלם</text:span><text:span text:style-name="T5"> </text:span><text:span text:style-name="T8">אחד</text:span><text:span text:style-name="T5"> </text:span><text:span text:style-name="T8">אינו</text:span><text:span text:style-name="T5"> </text:span><text:span text:style-name="T8">חייב</text:span><text:span text:style-name="T5"> </text:span><text:span text:style-name="T8">אלא</text:span><text:span text:style-name="T5"> </text:span><text:span text:style-name="T8">אחת</text:span><text:span text:style-name="T5"> </text:span><text:span text:style-name="T8">- לכך</text:span><text:span text:style-name="T5"> </text:span><text:span text:style-name="T8">יצאה</text:span><text:span text:style-name="T5"> </text:span><text:span text:style-name="T8">כרת</text:span><text:span text:style-name="T5"> </text:span><text:span text:style-name="T8">באחותו, לחלק: דהוי</text:span><text:span text:style-name="T5"> </text:span><text:span text:style-name="T8">'דבר</text:span><text:span text:style-name="T5"> </text:span><text:span text:style-name="T8">שהיה</text:span><text:span text:style-name="T5"> </text:span><text:span text:style-name="T8">בכלל</text:span><text:span text:style-name="T5"> </text:span><text:span text:style-name="T8">ויצא</text:span><text:span text:style-name="T5"> </text:span><text:span text:style-name="T8">מן</text:span><text:span text:style-name="T5"> </text:span><text:span text:style-name="T8">הכלל</text:span><text:span text:style-name="T5"> </text:span><text:span text:style-name="T8">ללמד</text:span><text:span text:style-name="T5"> </text:span><text:span text:style-name="T8">על</text:span><text:span text:style-name="T5"> </text:span><text:span text:style-name="T8">עצמו' שמתחייב</text:span><text:span text:style-name="T5"> </text:span><text:span text:style-name="T8">עליה</text:span><text:span text:style-name="T5"> </text:span><text:span text:style-name="T8">לעצמה</text:span><text:span text:style-name="T5"> </text:span><text:span text:style-name="T8">אם</text:span><text:span text:style-name="T5"> </text:span><text:span text:style-name="T8">עשאם</text:span><text:span text:style-name="T5"> </text:span><text:span text:style-name="T8">עם</text:span><text:span text:style-name="T5"> </text:span><text:span text:style-name="T8">חברותיה, ו'לא</text:span><text:span text:style-name="T5"> </text:span><text:span text:style-name="T8">ללמד</text:span><text:span text:style-name="T5"> </text:span><text:span text:style-name="T8">על</text:span><text:span text:style-name="T5"> </text:span><text:span text:style-name="T8">עצמו</text:span><text:span text:style-name="T5"> </text:span><text:span text:style-name="T8">יצא</text:span><text:span text:style-name="T5"> </text:span><text:span text:style-name="T8">אלא</text:span><text:span text:style-name="T5"> </text:span><text:span text:style-name="T8">ללמד</text:span><text:span text:style-name="T5"> </text:span><text:span text:style-name="T8">על</text:span><text:span text:style-name="T5"> </text:span><text:span text:style-name="T8">הכלל</text:span><text:span text:style-name="T5"> </text:span><text:span text:style-name="T8">כולו</text:span><text:span text:style-name="T5"> </text:span><text:span text:style-name="T8">יצא': מה</text:span><text:span text:style-name="T5"> </text:span><text:span text:style-name="T8">אחותו</text:span><text:span text:style-name="T5"> </text:span><text:span text:style-name="T8">מיוחדת</text:span><text:span text:style-name="T5"> </text:span><text:span text:style-name="T8">שהיא</text:span><text:span text:style-name="T5"> </text:span><text:span text:style-name="T8">ערוה</text:span><text:span text:style-name="T5"> </text:span><text:span text:style-name="T8">וחייבין</text:span><text:span text:style-name="T5"> </text:span><text:span text:style-name="T8">עליה</text:span><text:span text:style-name="T5"> </text:span><text:span text:style-name="T8">בפני</text:span><text:span text:style-name="T5"> </text:span><text:span text:style-name="T8">עצמה</text:span><text:span text:style-name="T5"> </text:span><text:span text:style-name="T8">- אף</text:span><text:span text:style-name="T5"> </text:span><text:span text:style-name="T8">כל</text:span><text:span text:style-name="T5"> </text:span><text:span text:style-name="T8">שהיא</text:span><text:span text:style-name="T5"> </text:span><text:span text:style-name="T8">ערוה</text:span><text:span text:style-name="T5"> </text:span><text:span text:style-name="T8">חייבין</text:span><text:span text:style-name="T5"> </text:span><text:span text:style-name="T8">עליה</text:span><text:span text:style-name="T5"> </text:span><text:span text:style-name="T8">בפני</text:span><text:span text:style-name="T5"> </text:span><text:span text:style-name="T8">עצמה</text:span><text:span text:style-name="T2">)</text:span><text:span text:style-name="T1">, וכדרבי</text:span><text:span text:style-name="T4"> </text:span><text:span text:style-name="T1">יוחנן, דאמר</text:span><text:span text:style-name="T4"> </text:span><text:span text:style-name="T1">רבי</text:span><text:span text:style-name="T4"> </text:span><text:span text:style-name="T1">יוחנן: שאם</text:span><text:span text:style-name="T4"> </text:span><text:span text:style-name="T1">עשאן</text:span><text:span text:style-name="T4"> </text:span><text:span text:style-name="T1">כולם</text:span><text:span text:style-name="T4"> </text:span><text:span text:style-name="T1">בהעלם</text:span><text:span text:style-name="T4"> </text:span><text:span text:style-name="T1">אחד</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ורבי</text:span><text:span text:style-name="T4"> </text:span><text:span text:style-name="T1">יצחק</text:span><text:span text:style-name="T4"> </text:span><text:span text:style-name="T1">- לחלק</text:span><text:span text:style-name="T4"> </text:span><text:span text:style-name="T1">מנא</text:span><text:span text:style-name="T4"> </text:span><text:span text:style-name="T1">ליה?</text:span></text:p>
      <text:p text:style-name="P10"><text:soft-page-break/><text:span text:style-name="T1">נפקא</text:span><text:span text:style-name="T4"> </text:span><text:span text:style-name="T1">ליה</text:span><text:span text:style-name="T4"> </text:span><text:span text:style-name="T1">מ'</text:span><text:span text:style-name="T10">ואל</text:span><text:span text:style-name="T4"> </text:span><text:span text:style-name="T10">אשה</text:span><text:span text:style-name="T4"> </text:span><text:span text:style-name="T10">בנדת</text:span><text:span text:style-name="T4"> </text:span><text:span text:style-name="T10">טומאתה</text:span><text:span text:style-name="T4"> </text:span><text:span text:style-name="T11">[לא</text:span><text:span text:style-name="T5"> </text:span><text:span text:style-name="T11">תקרב</text:span><text:span text:style-name="T5"> </text:span><text:span text:style-name="T11">לגלות</text:span><text:span text:style-name="T5"> </text:span><text:span text:style-name="T11">ערותה]</text:span><text:span text:style-name="T1"> </text:span><text:span text:style-name="T2">(</text:span><text:span text:style-name="T8">ויקרא</text:span><text:span text:style-name="T5"> </text:span><text:span text:style-name="T8">יח,יט</text:span><text:span text:style-name="T2">)</text:span><text:span text:style-name="T1"> </text:span><text:span text:style-name="T2">(</text:span><text:span text:style-name="T8">דמצי</text:span><text:span text:style-name="T5"> </text:span><text:span text:style-name="T8">למכתב</text:span><text:span text:style-name="T5"> </text:span><text:span text:style-name="T8">'ולנדה</text:span><text:span text:style-name="T5"> </text:span><text:span text:style-name="T8">לא</text:span><text:span text:style-name="T5"> </text:span><text:span text:style-name="T8">תקרב'</text:span><text:span text:style-name="T2">)</text:span><text:span text:style-name="T1"> - לחייב</text:span><text:span text:style-name="T4"> </text:span><text:span text:style-name="T1">על</text:span><text:span text:style-name="T4"> </text:span><text:span text:style-name="T1">כל</text:span><text:span text:style-name="T4"> </text:span><text:span text:style-name="T1">אשה</text:span><text:span text:style-name="T4"> </text:span><text:span text:style-name="T1">ואשה. </text:span></text:p>
      <text:p text:style-name="P10"><text:span text:style-name="T1">ורבנן</text:span><text:span text:style-name="T4"> </text:span><text:span text:style-name="T1">נמי</text:span><text:span text:style-name="T4"> </text:span><text:span text:style-name="T1">תיפוק</text:span><text:span text:style-name="T4"> </text:span><text:span text:style-name="T1">ליה</text:span><text:span text:style-name="T4"> </text:span><text:span text:style-name="T1">מהא?</text:span></text:p>
      <text:p text:style-name="P10"><text:span text:style-name="T1">אין</text:span><text:span text:style-name="T4"> </text:span><text:span text:style-name="T1">הכי</text:span><text:span text:style-name="T4"> </text:span><text:span text:style-name="T1">נמי; ואלא</text:span><text:span text:style-name="T4"> </text:span><text:span text:style-name="T1">כרת</text:span><text:span text:style-name="T4"> </text:span><text:span text:style-name="T1">דאחותו</text:span><text:span text:style-name="T4"> </text:span><text:span text:style-name="T1">למה</text:span><text:span text:style-name="T4"> </text:span><text:span text:style-name="T1">לי? - לחייבו</text:span><text:span text:style-name="T4"> </text:span><text:span text:style-name="T1">על</text:span><text:span text:style-name="T4"> </text:span><text:span text:style-name="T1">אחותו</text:span><text:span text:style-name="T4"> </text:span><text:span text:style-name="T1">ועל</text:span><text:span text:style-name="T4"> </text:span><text:span text:style-name="T1">אחות</text:span><text:span text:style-name="T4"> </text:span><text:span text:style-name="T1">אביו</text:span><text:span text:style-name="T4"> </text:span><text:span text:style-name="T1">ועל</text:span><text:span text:style-name="T4"> </text:span><text:span text:style-name="T1">אחות</text:span><text:span text:style-name="T4"> </text:span><text:span text:style-name="T1">אמו</text:span><text:span text:style-name="T4"> </text:span><text:span text:style-name="T2">(</text:span><text:span text:style-name="T8">אם</text:span><text:span text:style-name="T5"> </text:span><text:span text:style-name="T8">בא</text:span><text:span text:style-name="T5"> </text:span><text:span text:style-name="T8">על</text:span><text:span text:style-name="T5"> </text:span><text:span text:style-name="T8">שלשתן</text:span><text:span text:style-name="T5"> </text:span><text:span text:style-name="T8">בהעלם</text:span><text:span text:style-name="T5"> </text:span><text:span text:style-name="T8">אחד</text:span><text:span text:style-name="T2">)</text:span><text:span text:style-name="T1">.</text:span></text:p>
      <text:p text:style-name="P10"><text:span text:style-name="T1">פשיטא! הרי</text:span><text:span text:style-name="T4"> </text:span><text:span text:style-name="T1">גופין</text:span><text:span text:style-name="T4"> </text:span><text:span text:style-name="T1">מוחלקין, הרי</text:span><text:span text:style-name="T4"> </text:span><text:span text:style-name="T1">שמות</text:span><text:span text:style-name="T4"> </text:span><text:span text:style-name="T1">מוחלקין</text:span><text:span text:style-name="T4"> </text:span><text:span text:style-name="T2">(</text:span><text:span text:style-name="T8">שיש</text:span><text:span text:style-name="T5"> </text:span><text:span text:style-name="T8">אזהרה</text:span><text:span text:style-name="T5"> </text:span><text:span text:style-name="T8">בכל</text:span><text:span text:style-name="T5"> </text:span><text:span text:style-name="T8">אחת, והרי</text:span><text:span text:style-name="T5"> </text:span><text:span text:style-name="T8">הן</text:span><text:span text:style-name="T5"> </text:span><text:span text:style-name="T8">כשאר</text:span><text:span text:style-name="T5"> </text:span><text:span text:style-name="T8">כל</text:span><text:span text:style-name="T5"> </text:span><text:span text:style-name="T8">העריות</text:span><text:span text:style-name="T2">)</text:span><text:span text:style-name="T1">!</text:span></text:p>
      <text:p text:style-name="P10"><text:span text:style-name="T1">אלא</text:span><text:span text:style-name="T4"> </text:span><text:span text:style-name="T1">לחייבו</text:span><text:span text:style-name="T4"> </text:span><text:span text:style-name="T1">על</text:span><text:span text:style-name="T4"> </text:span><text:span text:style-name="T1">אחותו</text:span><text:span text:style-name="T4"> </text:span><text:span text:style-name="T1">שהיא</text:span><text:span text:style-name="T4"> </text:span><text:span text:style-name="T1">אחות</text:span><text:span text:style-name="T4"> </text:span><text:span text:style-name="T1">אביו</text:span><text:span text:style-name="T4"> </text:span><text:span text:style-name="T1">שהיא</text:span><text:span text:style-name="T4"> </text:span><text:span text:style-name="T1">אחות</text:span><text:span text:style-name="T4"> </text:span><text:span text:style-name="T1">אמו, והיכי</text:span><text:span text:style-name="T4"> </text:span><text:span text:style-name="T1">משכחת</text:span><text:span text:style-name="T4"> </text:span><text:span text:style-name="T1">לה? - ברשיעא</text:span><text:span text:style-name="T4"> </text:span><text:span text:style-name="T1">בר</text:span><text:span text:style-name="T4"> </text:span><text:span text:style-name="T1">רשיעא</text:span><text:span text:style-name="T4"> </text:span><text:span text:style-name="T2">(</text:span><text:span text:style-name="T8">הבא</text:span><text:span text:style-name="T5"> </text:span><text:span text:style-name="T8">על</text:span><text:span text:style-name="T5"> </text:span><text:span text:style-name="T8">אמו, והוליד</text:span><text:span text:style-name="T5"> </text:span><text:span text:style-name="T8">שתי</text:span><text:span text:style-name="T5"> </text:span><text:span text:style-name="T8">בנות, וחזר</text:span><text:span text:style-name="T5"> </text:span><text:span text:style-name="T8">ובא</text:span><text:span text:style-name="T5"> </text:span><text:span text:style-name="T8">על</text:span><text:span text:style-name="T5"> </text:span><text:span text:style-name="T8">אחת</text:span><text:span text:style-name="T5"> </text:span><text:span text:style-name="T8">מהן, והוליד</text:span><text:span text:style-name="T5"> </text:span><text:span text:style-name="T8">בן, ובא</text:span><text:span text:style-name="T5"> </text:span><text:span text:style-name="T8">הבן</text:span><text:span text:style-name="T5"> </text:span><text:span text:style-name="T8">על</text:span><text:span text:style-name="T5"> </text:span><text:span text:style-name="T8">אחות</text:span><text:span text:style-name="T5"> </text:span><text:span text:style-name="T8">אמו, שהיא</text:span><text:span text:style-name="T5"> </text:span><text:span text:style-name="T8">אחותו</text:span><text:span text:style-name="T5"> </text:span><text:span text:style-name="T8">ואחות</text:span><text:span text:style-name="T5"> </text:span><text:span text:style-name="T8">אביו</text:span><text:span text:style-name="T2">)</text:span><text:span text:style-name="T1">. </text:span></text:p>
      <text:p text:style-name="P13"/>
      <text:p text:style-name="P10"><text:span text:style-name="T1">ורבי</text:span><text:span text:style-name="T4"> </text:span><text:span text:style-name="T1">יצחק, הא</text:span><text:span text:style-name="T4"> </text:span><text:span text:style-name="T1">מנא</text:span><text:span text:style-name="T4"> </text:span><text:span text:style-name="T1">ליה?</text:span></text:p>
      <text:p text:style-name="P10"><text:span text:style-name="T1">נפקא</text:span><text:span text:style-name="T4"> </text:span><text:span text:style-name="T1">ליה</text:span><text:span text:style-name="T4"> </text:span><text:span text:style-name="T1">מקל</text:span><text:span text:style-name="T4"> </text:span><text:span text:style-name="T1">וחומר, דתניא</text:span><text:span text:style-name="T4"> </text:span><text:span text:style-name="T41">[צ"ל</text:span><text:span text:style-name="T52"> </text:span><text:span text:style-name="T41">דתנן</text:span><text:span text:style-name="T52"> </text:span><text:span text:style-name="T8">כריתות</text:span><text:span text:style-name="T5"> </text:span><text:span text:style-name="T8">פ"ג</text:span><text:span text:style-name="T5"> </text:span><text:span text:style-name="T8">מ"ז</text:span><text:span text:style-name="T52"> </text:span><text:span text:style-name="T41">ולפי</text:span><text:span text:style-name="T52"> </text:span><text:span text:style-name="T41">הסבר</text:span><text:span text:style-name="T52"> </text:span><text:span text:style-name="T41">הגמרא</text:span><text:span text:style-name="T52"> </text:span><text:span text:style-name="T41">בכריתות</text:span><text:span text:style-name="T52"> </text:span><text:span text:style-name="T41">טו,א]</text:span><text:span text:style-name="T1">: אמר</text:span><text:span text:style-name="T4"> </text:span><text:span text:style-name="T1">רבי</text:span><text:span text:style-name="T4"> </text:span><text:span text:style-name="T1">עקיבא: שאלתי</text:span><text:span text:style-name="T4"> </text:span><text:span text:style-name="T1">את</text:span><text:span text:style-name="T4"> </text:span><text:span text:style-name="T1">רבן</text:span><text:span text:style-name="T4"> </text:span><text:span text:style-name="T1">גמליאל</text:span><text:span text:style-name="T4"> </text:span><text:span text:style-name="T1">ורבי</text:span><text:span text:style-name="T4"> </text:span><text:span text:style-name="T1">יהושע</text:span><text:span text:style-name="T4"> </text:span><text:span text:style-name="T1">באיטליז</text:span><text:span text:style-name="T4"> </text:span><text:span text:style-name="T2">(</text:span><text:span text:style-name="T8">במקום</text:span><text:span text:style-name="T5"> </text:span><text:span text:style-name="T8">שמוכרין</text:span><text:span text:style-name="T5"> </text:span><text:span text:style-name="T8">הבשר</text:span><text:span text:style-name="T5"> </text:span><text:span text:style-name="T8">במקולין</text:span><text:span text:style-name="T2">)</text:span><text:span text:style-name="T1"> של</text:span><text:span text:style-name="T4"> </text:span><text:span text:style-name="T1">עימאום, שהלכו</text:span><text:span text:style-name="T4"> </text:span><text:span text:style-name="T1">ליקח</text:span><text:span text:style-name="T4"> </text:span><text:span text:style-name="T1">בהמה</text:span><text:span text:style-name="T4"> </text:span><text:span text:style-name="T1">למשתה</text:span><text:span text:style-name="T4"> </text:span><text:span text:style-name="T1">בנו</text:span><text:span text:style-name="T4"> </text:span><text:span text:style-name="T1">של</text:span><text:span text:style-name="T4"> </text:span><text:span text:style-name="T1">רבן</text:span><text:span text:style-name="T4"> </text:span><text:span text:style-name="T1">גמליאל: הבא</text:span><text:span text:style-name="T4"> </text:span><text:span text:style-name="T1">על</text:span><text:span text:style-name="T4"> </text:span><text:span text:style-name="T1">אחותו</text:span><text:span text:style-name="T4"> </text:span><text:span text:style-name="T1">שהיא</text:span><text:span text:style-name="T4"> </text:span><text:span text:style-name="T1">אחות</text:span><text:span text:style-name="T4"> </text:span><text:span text:style-name="T1">אביו</text:span><text:span text:style-name="T4"> </text:span><text:span text:style-name="T1">שהיא</text:span><text:span text:style-name="T4"> </text:span><text:span text:style-name="T1">אחות</text:span><text:span text:style-name="T4"> </text:span><text:span text:style-name="T1">אמו</text:span><text:span text:style-name="T4"> </text:span><text:span text:style-name="T1">מהו? אינו</text:span><text:span text:style-name="T4"> </text:span><text:span text:style-name="T1">חייב</text:span><text:span text:style-name="T4"> </text:span><text:span text:style-name="T1">על</text:span><text:span text:style-name="T4"> </text:span><text:span text:style-name="T1">כולן</text:span><text:span text:style-name="T4"> </text:span><text:span text:style-name="T1">אלא</text:span><text:span text:style-name="T4"> </text:span><text:span text:style-name="T1">אחת? או</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אמרו</text:span><text:span text:style-name="T4"> </text:span><text:span text:style-name="T1">לו: זו</text:span><text:span text:style-name="T4"> </text:span><text:span text:style-name="T1">לא</text:span><text:span text:style-name="T4"> </text:span><text:span text:style-name="T1">שמענו, אבל</text:span><text:span text:style-name="T4"> </text:span><text:span text:style-name="T1">שמענו</text:span><text:span text:style-name="T4"> </text:span><text:span text:style-name="T1">'הבא</text:span><text:span text:style-name="T4"> </text:span><text:span text:style-name="T1">על</text:span><text:span text:style-name="T4"> </text:span><text:span text:style-name="T1">חמש</text:span><text:span text:style-name="T4"> </text:span><text:span text:style-name="T1">נשים</text:span><text:span text:style-name="T4"> </text:span><text:span text:style-name="T1">נדות</text:span><text:span text:style-name="T4"> </text:span><text:span text:style-name="T1">בהעלם</text:span><text:span text:style-name="T4"> </text:span><text:span text:style-name="T1">אחד</text:span><text:span text:style-name="T4"> </text:span><text:span text:style-name="T1">ש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 ונראין</text:span><text:span text:style-name="T4"> </text:span><text:span text:style-name="T1">דברים</text:span><text:span text:style-name="T4"> </text:span><text:span text:style-name="T1">מקל</text:span><text:span text:style-name="T4"> </text:span><text:span text:style-name="T1">וחומר: ומה</text:span><text:span text:style-name="T4"> </text:span><text:span text:style-name="T1">נדה</text:span><text:span text:style-name="T4"> </text:span><text:span text:style-name="T1">שהיא</text:span><text:span text:style-name="T4"> </text:span><text:span text:style-name="T1">שם</text:span><text:span text:style-name="T4"> </text:span><text:span text:style-name="T1">אחד</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span text:style-name="T4"> – </text:span><text:span text:style-name="T1">כאן, ששלשה</text:span><text:span text:style-name="T4"> </text:span><text:span text:style-name="T1">שמות</text:span><text:span text:style-name="T4"> </text:span><text:span text:style-name="T1">- לא</text:span><text:span text:style-name="T4"> </text:span><text:span text:style-name="T1">כל</text:span><text:span text:style-name="T4"> </text:span><text:span text:style-name="T1">שכן!?</text:span></text:p>
      <text:p text:style-name="P11">ואידך?</text:p>
      <text:p text:style-name="P10"><text:span text:style-name="T1">קל</text:span><text:span text:style-name="T4"> </text:span><text:span text:style-name="T1">וחומר</text:span><text:span text:style-name="T4"> </text:span><text:span text:style-name="T1">פריכא</text:span><text:span text:style-name="T4"> </text:span><text:span text:style-name="T1">הוא: מה</text:span><text:span text:style-name="T4"> </text:span><text:span text:style-name="T1">לנדה</text:span><text:span text:style-name="T4"> </text:span><text:span text:style-name="T1">שכן</text:span><text:span text:style-name="T4"> </text:span><text:span text:style-name="T1">גופין</text:span><text:span text:style-name="T4"> </text:span><text:span text:style-name="T1">מוחלקין!</text:span></text:p>
      <text:p text:style-name="P10"><text:span text:style-name="T1">ולאידך</text:span><text:span text:style-name="T4"> </text:span><text:span text:style-name="T1">נמי</text:span><text:span text:style-name="T4"> </text:span><text:span text:style-name="T1">- האי</text:span><text:span text:style-name="T4"> </text:span><text:span text:style-name="T1">ודאי</text:span><text:span text:style-name="T4"> </text:span><text:span text:style-name="T1">קל</text:span><text:span text:style-name="T4"> </text:span><text:span text:style-name="T1">וחומר</text:span><text:span text:style-name="T4"> </text:span><text:span text:style-name="T1">פריכא</text:span><text:span text:style-name="T4"> </text:span><text:span text:style-name="T1">הוא!?</text:span></text:p>
      <text:p text:style-name="P10"><text:span text:style-name="T1">אלא</text:span><text:span text:style-name="T4"> </text:span><text:span text:style-name="T1">נפקא</text:span><text:span text:style-name="T4"> </text:span><text:span text:style-name="T1">ליה</text:span><text:span text:style-name="T4"> </text:span><text:span text:style-name="T1">מ'אחותו' דסיפא</text:span><text:span text:style-name="T4"> </text:span><text:span text:style-name="T11">[</text:span><text:span text:style-name="T8">ויקרא</text:span><text:span text:style-name="T5"> </text:span><text:span text:style-name="T8">כ,יז:</text:span><text:span text:style-name="T11"> ואיש</text:span><text:span text:style-name="T5"> </text:span><text:span text:style-name="T11">אשר</text:span><text:span text:style-name="T5"> </text:span><text:span text:style-name="T11">יקח</text:span><text:span text:style-name="T5"> </text:span><text:span text:style-name="T11">את</text:span><text:span text:style-name="T5"> </text:span><text:span text:style-name="T11">אחתו</text:span><text:span text:style-name="T5"> </text:span><text:span text:style-name="T11">בת</text:span><text:span text:style-name="T5"> </text:span><text:span text:style-name="T11">אביו</text:span><text:span text:style-name="T5"> </text:span><text:span text:style-name="T11">או</text:span><text:span text:style-name="T5"> </text:span><text:span text:style-name="T11">בת</text:span><text:span text:style-name="T5"> </text:span><text:span text:style-name="T11">אמו</text:span><text:span text:style-name="T5"> </text:span><text:span text:style-name="T11">וראה</text:span><text:span text:style-name="T5"> </text:span><text:span text:style-name="T11">את</text:span><text:span text:style-name="T5"> </text:span><text:span text:style-name="T11">ערותה</text:span><text:span text:style-name="T5"> </text:span><text:span text:style-name="T11">והיא</text:span><text:span text:style-name="T5"> </text:span><text:span text:style-name="T11">תראה</text:span><text:span text:style-name="T5"> </text:span><text:span text:style-name="T11">את</text:span><text:span text:style-name="T5"> </text:span><text:span text:style-name="T11">ערותו</text:span><text:span text:style-name="T5"> </text:span><text:span text:style-name="T11">- חסד</text:span><text:span text:style-name="T5"> </text:span><text:span text:style-name="T11">הוא</text:span><text:span text:style-name="T5"> </text:span><text:span text:style-name="T11">ונכרתו</text:span><text:span text:style-name="T5"> </text:span><text:span text:style-name="T11">לעיני</text:span><text:span text:style-name="T5"> </text:span><text:span text:style-name="T11">בני</text:span><text:span text:style-name="T5"> </text:span><text:span text:style-name="T11">עמם, </text:span><text:span text:style-name="T24">ערות</text:span><text:span text:style-name="T31"> </text:span><text:span text:style-name="T24">אחתו</text:span><text:span text:style-name="T31"> </text:span><text:span text:style-name="T24">גלה</text:span><text:span text:style-name="T5"> </text:span><text:span text:style-name="T11">עונו</text:span><text:span text:style-name="T5"> </text:span><text:span text:style-name="T11">ישא]</text:span><text:span text:style-name="T1"> <text:s/></text:span></text:p>
      <text:p text:style-name="P10"><text:span text:style-name="T1">ואידך</text:span><text:span text:style-name="T4"> </text:span><text:span text:style-name="T1">- אחותו</text:span><text:span text:style-name="T4"> </text:span><text:span text:style-name="T1">דסיפא</text:span><text:span text:style-name="T4"> </text:span><text:span text:style-name="T1">למה</text:span><text:span text:style-name="T4"> </text:span><text:span text:style-name="T1">לי?</text:span></text:p>
      <text:p text:style-name="P10"><text:span text:style-name="T1">לחייבו</text:span><text:span text:style-name="T4"> </text:span><text:span text:style-name="T1">על</text:span><text:span text:style-name="T4"> </text:span><text:span text:style-name="T1">אחותו</text:span><text:span text:style-name="T4"> </text:span><text:span text:style-name="T1">בת</text:span><text:span text:style-name="T4"> </text:span><text:span text:style-name="T1">אביו</text:span><text:span text:style-name="T4"> </text:span><text:span text:style-name="T1">ובת</text:span><text:span text:style-name="T4"> </text:span><text:span text:style-name="T1">אמו, לומר</text:span><text:span text:style-name="T4"> </text:span><text:span text:style-name="T1">שאין</text:span><text:span text:style-name="T4"> </text:span><text:span text:style-name="T1">עונשין</text:span><text:span text:style-name="T4"> </text:span><text:span text:style-name="T1">מן</text:span><text:span text:style-name="T4"> </text:span><text:span text:style-name="T1">הדין</text:span><text:span text:style-name="T4"> </text:span><text:span text:style-name="T2">(</text:span><text:span text:style-name="T8">שהרי</text:span><text:span text:style-name="T5"> </text:span><text:span text:style-name="T8">ענש</text:span><text:span text:style-name="T5"> </text:span><text:span text:style-name="T8">על</text:span><text:span text:style-name="T5"> </text:span><text:span text:style-name="T8">בת</text:span><text:span text:style-name="T5"> </text:span><text:span text:style-name="T8">אמו</text:span><text:span text:style-name="T5"> </text:span><text:span text:style-name="T8">שלא</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ביו</text:span><text:span text:style-name="T5"> </text:span><text:span text:style-name="T8">שלא</text:span><text:span text:style-name="T5"> </text:span><text:span text:style-name="T8">בת</text:span><text:span text:style-name="T5"> </text:span><text:span text:style-name="T8">אמו</text:span><text:span text:style-name="T5"> </text:span><text:span text:style-name="T8">שנא' (שם) בת</text:span><text:span text:style-name="T5"> </text:span><text:span text:style-name="T8">אביו</text:span><text:span text:style-name="T5"> </text:span><text:span text:style-name="T8">או</text:span><text:span text:style-name="T5"> </text:span><text:span text:style-name="T8">בת</text:span><text:span text:style-name="T5"> </text:span><text:span text:style-name="T8">אמו</text:span><text:span text:style-name="T5"> </text:span><text:span text:style-name="T8">ויש</text:span><text:span text:style-name="T5"> </text:span><text:span text:style-name="T8">לומר</text:span><text:span text:style-name="T5"> </text:span><text:span text:style-name="T8">כ"ש</text:span><text:span text:style-name="T5"> </text:span><text:span text:style-name="T8">שענש</text:span><text:span text:style-name="T5"> </text:span><text:span text:style-name="T8">על</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text:span><text:span text:style-name="T5"> </text:span><text:span text:style-name="T8">אבל</text:span><text:span text:style-name="T5"> </text:span><text:span text:style-name="T8">אם</text:span><text:span text:style-name="T5"> </text:span><text:span text:style-name="T8">אמרת</text:span><text:span text:style-name="T5"> </text:span><text:span text:style-name="T8">כך</text:span><text:span text:style-name="T5"> </text:span><text:span text:style-name="T8">ענשת</text:span><text:span text:style-name="T5"> </text:span><text:span text:style-name="T8">מן</text:span><text:span text:style-name="T5"> </text:span><text:span text:style-name="T8">הדין</text:span><text:span text:style-name="T5"> </text:span><text:span text:style-name="T8">לכך</text:span><text:span text:style-name="T5"> </text:span><text:span text:style-name="T8">נאמר</text:span><text:span text:style-name="T5"> </text:span><text:span text:style-name="T8">אחותו</text:span><text:span text:style-name="T5"> </text:span><text:span text:style-name="T8">דסיפא</text:span><text:span text:style-name="T2">)</text:span><text:span text:style-name="T1">.</text:span></text:p>
      <text:p text:style-name="P11">ואידך?</text:p>
      <text:p text:style-name="P10"><text:span text:style-name="T1">איבעית</text:span><text:span text:style-name="T4"> </text:span><text:span text:style-name="T1">אימא: גמר</text:span><text:span text:style-name="T4"> </text:span><text:span text:style-name="T1">עונש</text:span><text:span text:style-name="T4"> </text:span><text:span text:style-name="T1">מאזהרה</text:span><text:span text:style-name="T4"> </text:span><text:span text:style-name="T2">(</text:span><text:span text:style-name="T8">דלענין</text:span><text:span text:style-name="T5"> </text:span><text:span text:style-name="T8">אזהרה</text:span><text:span text:style-name="T5"> </text:span><text:span text:style-name="T8">כתיב</text:span><text:span text:style-name="T5"> </text:span><text:span text:style-name="T8">'</text:span><text:span text:style-name="T11">אחותך</text:span><text:span text:style-name="T5"> </text:span><text:span text:style-name="T11">היא</text:span><text:span text:style-name="T8">' יתירא: להזהיר</text:span><text:span text:style-name="T5"> </text:span><text:span text:style-name="T8">על</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 שנאמר</text:span><text:span text:style-name="T5"> </text:span><text:span text:style-name="T8">(ויקרא</text:span><text:span text:style-name="T5"> </text:span><text:span text:style-name="T8">יח,יא) '</text:span><text:span text:style-name="T11">ערות</text:span><text:span text:style-name="T5"> </text:span><text:span text:style-name="T11">בת</text:span><text:span text:style-name="T5"> </text:span><text:span text:style-name="T11">אשת</text:span><text:span text:style-name="T5"> </text:span><text:span text:style-name="T11">אביך</text:span><text:span text:style-name="T5"> </text:span><text:span text:style-name="T11">מולדת</text:span><text:span text:style-name="T5"> </text:span><text:span text:style-name="T11">אביך</text:span><text:span text:style-name="T5"> </text:span><text:span text:style-name="T11">אחותך</text:span><text:span text:style-name="T5"> </text:span><text:span text:style-name="T11">היא</text:span><text:span text:style-name="T5"> </text:span><text:span text:style-name="T11">[לא</text:span><text:span text:style-name="T5"> </text:span><text:span text:style-name="T11">תגלה</text:span><text:span text:style-name="T5"> </text:span><text:span text:style-name="T11">ערותה]</text:span><text:span text:style-name="T8">': ומה</text:span><text:span text:style-name="T5"> </text:span><text:span text:style-name="T8">אזהרה</text:span><text:span text:style-name="T5"> </text:span><text:span text:style-name="T8">לא</text:span><text:span text:style-name="T5"> </text:span><text:span text:style-name="T8">חלק</text:span><text:span text:style-name="T5"> </text:span><text:span text:style-name="T8">בין</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שלא</text:span><text:span text:style-name="T5"> </text:span><text:span text:style-name="T8">בת</text:span><text:span text:style-name="T5"> </text:span><text:span text:style-name="T8">אמו</text:span><text:span text:style-name="T5"> </text:span><text:span text:style-name="T8">[ובת</text:span><text:span text:style-name="T5"> </text:span><text:span text:style-name="T8">אמו</text:span><text:span text:style-name="T5"> </text:span><text:span text:style-name="T8">שלא</text:span><text:span text:style-name="T5"> </text:span><text:span text:style-name="T8">בת</text:span><text:span text:style-name="T5"> </text:span><text:span text:style-name="T8">אביו] ולאחותו</text:span><text:span text:style-name="T5"> </text:span><text:span text:style-name="T8">שהיא</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text:span><text:span text:style-name="T5"> </text:span><text:span text:style-name="T8">- אף</text:span><text:span text:style-name="T5"> </text:span><text:span text:style-name="T8">בעונש: ענש</text:span><text:span text:style-name="T5"> </text:span><text:span text:style-name="T8">על</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ואמו</text:span><text:span text:style-name="T5"> </text:span><text:span text:style-name="T8">כאחותו</text:span><text:span text:style-name="T5"> </text:span><text:span text:style-name="T8">דבת</text:span><text:span text:style-name="T5"> </text:span><text:span text:style-name="T8">אביו</text:span><text:span text:style-name="T5"> </text:span><text:span text:style-name="T8">שלא</text:span><text:span text:style-name="T5"> </text:span><text:span text:style-name="T8">בת</text:span><text:span text:style-name="T5"> </text:span><text:span text:style-name="T8">אמו</text:span><text:span text:style-name="T5"> </text:span><text:span text:style-name="T8">ובת</text:span><text:span text:style-name="T5"> </text:span><text:span text:style-name="T8">אמו</text:span><text:span text:style-name="T5"> </text:span><text:span text:style-name="T8">שלא</text:span><text:span text:style-name="T5"> </text:span><text:span text:style-name="T8">בת</text:span><text:span text:style-name="T5"> </text:span><text:span text:style-name="T8">אביו</text:span><text:span text:style-name="T2">)</text:span><text:span text:style-name="T1">;</text:span></text:p>
      <text:p text:style-name="P10"><text:span text:style-name="T1">ואיבעית</text:span><text:span text:style-name="T4"> </text:span><text:span text:style-name="T1">אימא: נפקא</text:span><text:span text:style-name="T4"> </text:span><text:span text:style-name="T1">ליה</text:span></text:p>
      <text:p text:style-name="P11"/>
      <text:p text:style-name="P10"><text:span text:style-name="T1">(מכות</text:span><text:span text:style-name="T4"> </text:span><text:span text:style-name="T1">יד,ב)</text:span></text:p>
      <text:p text:style-name="P9"><text:span text:style-name="T67">מאחותו</text:span><text:span text:style-name="T69"> </text:span><text:span text:style-name="T67">דרישא</text:span><text:span text:style-name="T69"> </text:span><text:span text:style-name="T68">(</text:span><text:span text:style-name="T73">דמצי</text:span><text:span text:style-name="T70"> </text:span><text:span text:style-name="T73">למכתב</text:span><text:span text:style-name="T70"> </text:span><text:span text:style-name="T73">'כי</text:span><text:span text:style-name="T70"> </text:span><text:span text:style-name="T73">יקח</text:span><text:span text:style-name="T70"> </text:span><text:span text:style-name="T73">את</text:span><text:span text:style-name="T70"> </text:span><text:span text:style-name="T73">בת</text:span><text:span text:style-name="T70"> </text:span><text:span text:style-name="T73">אביו</text:span><text:span text:style-name="T70"> </text:span><text:span text:style-name="T73">או</text:span><text:span text:style-name="T70"> </text:span><text:span text:style-name="T73">בת</text:span><text:span text:style-name="T70"> </text:span><text:span text:style-name="T73">אמו' </text:span><text:span text:style-name="T42">[בויקרא</text:span><text:span text:style-name="T53"> </text:span><text:span text:style-name="T42">כ,יז</text:span><text:span text:style-name="T53"> </text:span><text:span text:style-name="T42">כתוב</text:span><text:span text:style-name="T53"> </text:span><text:span text:style-name="T11">ואיש</text:span><text:span text:style-name="T5"> </text:span><text:span text:style-name="T11">אשר</text:span><text:span text:style-name="T5"> </text:span><text:span text:style-name="T11">יקח</text:span><text:span text:style-name="T5"> </text:span><text:span text:style-name="T24">את</text:span><text:span text:style-name="T31"> </text:span><text:span text:style-name="T24">אחתו</text:span><text:span text:style-name="T5"> </text:span><text:span text:style-name="T11">בת</text:span><text:span text:style-name="T5"> </text:span><text:span text:style-name="T11">אביו</text:span><text:span text:style-name="T5"> </text:span><text:span text:style-name="T11">או</text:span><text:span text:style-name="T5"> </text:span><text:span text:style-name="T11">בת</text:span><text:span text:style-name="T5"> </text:span><text:span text:style-name="T11">אמו</text:span><text:span text:style-name="T42">]</text:span><text:span text:style-name="T68">)</text:span><text:span text:style-name="T67">.</text:span></text:p>
      <text:p text:style-name="P11">ואידך?</text:p>
      <text:p text:style-name="P10"><text:span text:style-name="T1">ההוא</text:span><text:span text:style-name="T4"> </text:span><text:span text:style-name="T1">מיבעי</text:span><text:span text:style-name="T4"> </text:span><text:span text:style-name="T1">ליה</text:span><text:span text:style-name="T4"> </text:span><text:span text:style-name="T1">לחלק</text:span><text:span text:style-name="T4"> </text:span><text:span text:style-name="T1">כרת</text:span><text:span text:style-name="T4"> </text:span><text:span text:style-name="T1">למפטם</text:span><text:span text:style-name="T4"> </text:span><text:span text:style-name="T1">ולסך</text:span><text:span text:style-name="T4"> </text:span><text:span text:style-name="T2">(</text:span><text:span text:style-name="T8">דהוו</text:span><text:span text:style-name="T5"> </text:span><text:span text:style-name="T8">נמי</text:span><text:span text:style-name="T5"> </text:span><text:span text:style-name="T8">שני</text:span><text:span text:style-name="T5"> </text:span><text:span text:style-name="T8">לאוין</text:span><text:span text:style-name="T5"> </text:span><text:span text:style-name="T8">וכרת</text:span><text:span text:style-name="T5"> </text:span><text:span text:style-name="T8">אחד, והוצרך</text:span><text:span text:style-name="T5"> </text:span><text:span text:style-name="T8">לנו</text:span><text:span text:style-name="T5"> </text:span><text:span text:style-name="T8">לחלק</text:span><text:span text:style-name="T5"> </text:span><text:span text:style-name="T8">ביניהם</text:span><text:span text:style-name="T5"> </text:span><text:span text:style-name="T8">כמו</text:span><text:span text:style-name="T5"> </text:span><text:span text:style-name="T8">שהוצרך</text:span><text:span text:style-name="T5"> </text:span><text:span text:style-name="T8">חילוק</text:span><text:span text:style-name="T5"> </text:span><text:span text:style-name="T8">בעריות; אם</text:span><text:span text:style-name="T5"> </text:span><text:span text:style-name="T8">אינו</text:span><text:span text:style-name="T5"> </text:span><text:span text:style-name="T8">ענין</text:span><text:span text:style-name="T5"> </text:span><text:span text:style-name="T8">כאן</text:span><text:span text:style-name="T5"> </text:span><text:span text:style-name="T8">- תנהו</text:span><text:span text:style-name="T5"> </text:span><text:span text:style-name="T8">ענין</text:span><text:span text:style-name="T5"> </text:span><text:span text:style-name="T8">להו</text:span><text:span text:style-name="T2">)</text:span><text:span text:style-name="T1">.</text:span></text:p>
      <text:p text:style-name="P11">ואידך?</text:p>
      <text:p text:style-name="P10"><text:span text:style-name="T1">סבר</text:span><text:span text:style-name="T4"> </text:span><text:span text:style-name="T1">כ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דאמר</text:span><text:span text:style-name="T4"> </text:span><text:span text:style-name="T1">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כל</text:span><text:span text:style-name="T4"> </text:span><text:span text:style-name="T1">מקום</text:span><text:span text:style-name="T4"> </text:span><text:span text:style-name="T1">שאתה</text:span><text:span text:style-name="T4"> </text:span><text:span text:style-name="T1">מוצא</text:span><text:span text:style-name="T4"> </text:span><text:span text:style-name="T1">שני</text:span><text:span text:style-name="T4"> </text:span><text:span text:style-name="T1">לאוין</text:span><text:span text:style-name="T4"> </text:span><text:span text:style-name="T1">וכרת</text:span><text:span text:style-name="T4"> </text:span><text:span text:style-name="T1">אחד</text:span><text:span text:style-name="T4"> </text:span><text:span text:style-name="T1">- חלוקין</text:span><text:span text:style-name="T4"> </text:span><text:span text:style-name="T1">הן</text:span><text:span text:style-name="T4"> </text:span><text:span text:style-name="T1">לקרבן.</text:span></text:p>
      <text:p text:style-name="P10"><text:span text:style-name="T1">ואי</text:span><text:span text:style-name="T4"> </text:span><text:span text:style-name="T1">בעית</text:span><text:span text:style-name="T4"> </text:span><text:span text:style-name="T1">אימא: לא</text:span><text:span text:style-name="T4"> </text:span><text:span text:style-name="T1">סבר</text:span><text:span text:style-name="T4"> </text:span><text:span text:style-name="T1">לה</text:span><text:span text:style-name="T4"> </text:span><text:span text:style-name="T1">כרבי</text:span><text:span text:style-name="T4"> </text:span><text:span text:style-name="T1">אלעזר, ונפקא</text:span><text:span text:style-name="T4"> </text:span><text:span text:style-name="T1">ליה</text:span><text:span text:style-name="T4"> </text:span><text:span text:style-name="T1">מ'</text:span><text:span text:style-name="T10">ואיש</text:span><text:span text:style-name="T4"> </text:span><text:span text:style-name="T10">אשר</text:span><text:span text:style-name="T4"> </text:span><text:span text:style-name="T10">ישכב</text:span><text:span text:style-name="T4"> </text:span><text:span text:style-name="T10">את</text:span><text:span text:style-name="T4"> </text:span><text:span text:style-name="T10">אשה</text:span><text:span text:style-name="T4"> </text:span><text:span text:style-name="T10">דוה</text:span><text:span text:style-name="T4"> </text:span><text:span text:style-name="T11">[וגלה</text:span><text:span text:style-name="T5"> </text:span><text:span text:style-name="T11">את</text:span><text:span text:style-name="T5"> </text:span><text:span text:style-name="T11">ערותה</text:span><text:span text:style-name="T5"> </text:span><text:span text:style-name="T11">את</text:span><text:span text:style-name="T5"> </text:span><text:span text:style-name="T11">מקרה</text:span><text:span text:style-name="T5"> </text:span><text:span text:style-name="T11">הערה</text:span><text:span text:style-name="T5"> </text:span><text:span text:style-name="T11">והיא</text:span><text:span text:style-name="T5"> </text:span><text:span text:style-name="T11">גלתה</text:span><text:span text:style-name="T5"> </text:span><text:span text:style-name="T11">את</text:span><text:span text:style-name="T5"> </text:span><text:span text:style-name="T11">מקור</text:span><text:span text:style-name="T5"> </text:span><text:span text:style-name="T11">דמיה</text:span><text:span text:style-name="T5"> </text:span><text:span text:style-name="T11">ונכרתו</text:span><text:span text:style-name="T5"> </text:span><text:span text:style-name="T11">שניהם</text:span><text:span text:style-name="T5"> </text:span><text:span text:style-name="T11">מקרב</text:span><text:span text:style-name="T5"> </text:span><text:span text:style-name="T11">עמם]</text:span><text:span text:style-name="T1">' </text:span><text:span text:style-name="T8">[ויקרא</text:span><text:span text:style-name="T5"> </text:span><text:span text:style-name="T8">כ,יח]</text:span><text:span text:style-name="T1">;</text:span></text:p>
      <text:p text:style-name="P11">ואידך?</text:p>
      <text:p text:style-name="P10"><text:soft-page-break/><text:span text:style-name="T1">ההוא</text:span><text:span text:style-name="T4"> </text:span><text:span text:style-name="T1">מיבעי</text:span><text:span text:style-name="T4"> </text:span><text:span text:style-name="T1">ליה</text:span><text:span text:style-name="T4"> </text:span><text:span text:style-name="T1">לכדרבי</text:span><text:span text:style-name="T4"> </text:span><text:span text:style-name="T1">יוחנן, דאמר</text:span><text:span text:style-name="T4"> </text:span><text:span text:style-name="T1">רבי</text:span><text:span text:style-name="T4"> </text:span><text:span text:style-name="T1">יוחנן</text:span><text:span text:style-name="T4"> </text:span><text:span text:style-name="T1">משום</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יוחי: מנין</text:span><text:span text:style-name="T4"> </text:span><text:span text:style-name="T1">שאין</text:span><text:span text:style-name="T4"> </text:span><text:span text:style-name="T1">האשה</text:span><text:span text:style-name="T4"> </text:span><text:span text:style-name="T1">טמאה</text:span><text:span text:style-name="T4"> </text:span><text:span text:style-name="T1">עד</text:span><text:span text:style-name="T4"> </text:span><text:span text:style-name="T1">שיצא</text:span><text:span text:style-name="T4"> </text:span><text:span text:style-name="T1">מדוה</text:span><text:span text:style-name="T4"> </text:span><text:span text:style-name="T1">דרך</text:span><text:span text:style-name="T4"> </text:span><text:span text:style-name="T1">ערותה</text:span><text:span text:style-name="T4"> </text:span><text:span text:style-name="T2">(</text:span><text:span text:style-name="T8">לאפוקי</text:span><text:span text:style-name="T5"> </text:span><text:span text:style-name="T8">דרך</text:span><text:span text:style-name="T5"> </text:span><text:span text:style-name="T8">דופן</text:span><text:span text:style-name="T5"> </text:span><text:span text:style-name="T8">דלא</text:span><text:span text:style-name="T2">)</text:span><text:span text:style-name="T1">? שנאמר: </text:span><text:span text:style-name="T10">ואיש</text:span><text:span text:style-name="T4"> </text:span><text:span text:style-name="T10">אשר</text:span><text:span text:style-name="T4"> </text:span><text:span text:style-name="T10">ישכב</text:span><text:span text:style-name="T4"> </text:span><text:span text:style-name="T10">את</text:span><text:span text:style-name="T4"> </text:span><text:span text:style-name="T10">אשה</text:span><text:span text:style-name="T4"> </text:span><text:span text:style-name="T10">דוה</text:span><text:span text:style-name="T4"> </text:span><text:span text:style-name="T10">וגלה</text:span><text:span text:style-name="T4"> </text:span><text:span text:style-name="T10">את</text:span><text:span text:style-name="T4"> </text:span><text:span text:style-name="T10">ערותה</text:span><text:span text:style-name="T4"> </text:span><text:span text:style-name="T11">[את</text:span><text:span text:style-name="T5"> </text:span><text:span text:style-name="T11">מקרה</text:span><text:span text:style-name="T5"> </text:span><text:span text:style-name="T11">הערה</text:span><text:span text:style-name="T5"> </text:span><text:span text:style-name="T11">והיא</text:span><text:span text:style-name="T5"> </text:span><text:span text:style-name="T11">גלתה</text:span><text:span text:style-name="T5"> </text:span><text:span text:style-name="T24">את</text:span><text:span text:style-name="T31"> </text:span><text:span text:style-name="T24">מקור</text:span><text:span text:style-name="T31"> </text:span><text:span text:style-name="T24">דמיה</text:span><text:span text:style-name="T5"> </text:span><text:span text:style-name="T11">ונכרתו</text:span><text:span text:style-name="T5"> </text:span><text:span text:style-name="T11">שניהם</text:span><text:span text:style-name="T5"> </text:span><text:span text:style-name="T11">מקרב</text:span><text:span text:style-name="T5"> </text:span><text:span text:style-name="T11">עמם]</text:span><text:span text:style-name="T1"> - מלמד</text:span><text:span text:style-name="T4"> </text:span><text:span text:style-name="T1">שאין</text:span><text:span text:style-name="T4"> </text:span><text:span text:style-name="T1">האשה</text:span><text:span text:style-name="T4"> </text:span><text:span text:style-name="T1">טמאה</text:span><text:span text:style-name="T4"> </text:span><text:span text:style-name="T1">עד</text:span><text:span text:style-name="T4"> </text:span><text:span text:style-name="T1">שיצא</text:span><text:span text:style-name="T4"> </text:span><text:span text:style-name="T1">מדוה</text:span><text:span text:style-name="T4"> </text:span><text:span text:style-name="T1">דרך</text:span><text:span text:style-name="T4"> </text:span><text:span text:style-name="T1">ערותה.</text:span></text:p>
      <text:p text:style-name="P10"><text:span text:style-name="T8">הכי</text:span><text:span text:style-name="T5"> </text:span><text:span text:style-name="T8">גרסינן</text:span><text:span text:style-name="T5"> </text:span><text:span text:style-name="T8">לה</text:span><text:span text:style-name="T5"> </text:span><text:span text:style-name="T8">להך</text:span><text:span text:style-name="T5"> </text:span><text:span text:style-name="T8">שיטתא: ההוא</text:span><text:span text:style-name="T5"> </text:span><text:span text:style-name="T8">מיבעי</text:span><text:span text:style-name="T5"> </text:span><text:span text:style-name="T8">ליה</text:span><text:span text:style-name="T5"> </text:span><text:span text:style-name="T8">לחלק</text:span><text:span text:style-name="T5"> </text:span><text:span text:style-name="T8">כרת</text:span><text:span text:style-name="T5"> </text:span><text:span text:style-name="T8">למפטם</text:span><text:span text:style-name="T5"> </text:span><text:span text:style-name="T8">וסך; ואידך</text:span><text:span text:style-name="T5"> </text:span><text:span text:style-name="T8">סבר</text:span><text:span text:style-name="T5"> </text:span><text:span text:style-name="T8">לה</text:span><text:span text:style-name="T5"> </text:span><text:span text:style-name="T8">כר"א</text:span><text:span text:style-name="T5"> </text:span><text:span text:style-name="T8">א"ר</text:span><text:span text:style-name="T5"> </text:span><text:span text:style-name="T8">הושעיא</text:span><text:span text:style-name="T5"> </text:span><text:span text:style-name="T8">כו' ואיבעית</text:span><text:span text:style-name="T5"> </text:span><text:span text:style-name="T8">אימא: נפקא</text:span><text:span text:style-name="T5"> </text:span><text:span text:style-name="T8">ליה</text:span><text:span text:style-name="T5"> </text:span><text:span text:style-name="T8">מ'</text:span><text:span text:style-name="T11">ואיש</text:span><text:span text:style-name="T5"> </text:span><text:span text:style-name="T11">אשר</text:span><text:span text:style-name="T5"> </text:span><text:span text:style-name="T11">ישכב</text:span><text:span text:style-name="T5"> </text:span><text:span text:style-name="T11">את</text:span><text:span text:style-name="T5"> </text:span><text:span text:style-name="T11">אשה</text:span><text:span text:style-name="T5"> </text:span><text:span text:style-name="T11">דוה</text:span><text:span text:style-name="T5"> </text:span><text:span text:style-name="T9">וגו'</text:span><text:span text:style-name="T8">; ואידך? - ההוא</text:span><text:span text:style-name="T5"> </text:span><text:span text:style-name="T8">מיבעי</text:span><text:span text:style-name="T5"> </text:span><text:span text:style-name="T8">ליה</text:span><text:span text:style-name="T5"> </text:span><text:span text:style-name="T8">כו'. </text:span></text:p>
      <text:p text:style-name="P10"><text:span text:style-name="T8">והכי</text:span><text:span text:style-name="T5"> </text:span><text:span text:style-name="T8">פירושא: </text:span><text:span text:style-name="T16">ואידך</text:span><text:span text:style-name="T18"> </text:span><text:span text:style-name="T16">ס"ל</text:span><text:span text:style-name="T18"> </text:span><text:span text:style-name="T16">כר"א</text:span><text:span text:style-name="T5"> </text:span><text:span text:style-name="T8">דאמר</text:span><text:span text:style-name="T5"> </text:span><text:span text:style-name="T8">עלה</text:span><text:span text:style-name="T5"> </text:span><text:span text:style-name="T8">שהלאוין</text:span><text:span text:style-name="T5"> </text:span><text:span text:style-name="T8">מחלקין</text:span><text:span text:style-name="T5"> </text:span><text:span text:style-name="T8">לחטאות; ועל</text:span><text:span text:style-name="T5"> </text:span><text:span text:style-name="T8">מפטם</text:span><text:span text:style-name="T5"> </text:span><text:span text:style-name="T8">וסך</text:span><text:span text:style-name="T5"> </text:span><text:span text:style-name="T8">אמרינן</text:span><text:span text:style-name="T5"> </text:span><text:span text:style-name="T8">במסכת</text:span><text:span text:style-name="T5"> </text:span><text:span text:style-name="T8">כריתות</text:span><text:span text:style-name="T5"> </text:span><text:span text:style-name="T8">(דף</text:span><text:span text:style-name="T5"> </text:span><text:span text:style-name="T8">נ.) שהן</text:span><text:span text:style-name="T5"> </text:span><text:span text:style-name="T8">שני</text:span><text:span text:style-name="T5"> </text:span><text:span text:style-name="T8">לאוין: '</text:span><text:span text:style-name="T11">על</text:span><text:span text:style-name="T5"> </text:span><text:span text:style-name="T11">בשר</text:span><text:span text:style-name="T5"> </text:span><text:span text:style-name="T11">אדם</text:span><text:span text:style-name="T5"> </text:span><text:span text:style-name="T21">לא</text:span><text:span text:style-name="T5"> </text:span><text:span text:style-name="T11">ייסך</text:span><text:span text:style-name="T5"> </text:span><text:span text:style-name="T11">ובמתכונתו</text:span><text:span text:style-name="T5"> </text:span><text:span text:style-name="T21">לא</text:span><text:span text:style-name="T5"> </text:span><text:span text:style-name="T11">תעשו</text:span><text:span text:style-name="T5"> </text:span><text:span text:style-name="T11">כמוהו</text:span><text:span text:style-name="T8">' </text:span><text:span text:style-name="T9">[שמות</text:span><text:span text:style-name="T6"> </text:span><text:span text:style-name="T9">ל,לב],</text:span><text:span text:style-name="T8"> וכרת</text:span><text:span text:style-name="T5"> </text:span><text:span text:style-name="T8">אחת: '</text:span><text:span text:style-name="T11">איש</text:span><text:span text:style-name="T5"> </text:span><text:span text:style-name="T11">אשר</text:span><text:span text:style-name="T5"> </text:span><text:span text:style-name="T11">ירקח</text:span><text:span text:style-name="T5"> </text:span><text:span text:style-name="T11">כמוהו</text:span><text:span text:style-name="T5"> </text:span><text:span text:style-name="T11">ואשר</text:span><text:span text:style-name="T5"> </text:span><text:span text:style-name="T11">יתן</text:span><text:span text:style-name="T5"> </text:span><text:span text:style-name="T11">ממנו</text:span><text:span text:style-name="T5"> </text:span><text:span text:style-name="T12">[על</text:span><text:span text:style-name="T6"> </text:span><text:span text:style-name="T12">זר</text:span><text:span text:style-name="T6"> </text:span><text:span text:style-name="T12">ונכרת</text:span><text:span text:style-name="T6"> </text:span><text:span text:style-name="T12">מעמיו]</text:span><text:span text:style-name="T8"> </text:span><text:span text:style-name="T9">[פסוק</text:span><text:span text:style-name="T6"> </text:span><text:span text:style-name="T9">לג]</text:span><text:span text:style-name="T8">, חילוק</text:span><text:span text:style-name="T5"> </text:span><text:span text:style-name="T8">חטאות</text:span><text:span text:style-name="T5"> </text:span><text:span text:style-name="T8">ביניהם: שהלאוין</text:span><text:span text:style-name="T5"> </text:span><text:span text:style-name="T8">מחלקין</text:span><text:span text:style-name="T5"> </text:span><text:span text:style-name="T8">לחטאות;<text:tab/>וכיון</text:span><text:span text:style-name="T5"> </text:span><text:span text:style-name="T8">דאתו</text:span><text:span text:style-name="T5"> </text:span><text:span text:style-name="T8">להכי</text:span><text:span text:style-name="T5"> </text:span><text:span text:style-name="T8">- בעריות</text:span><text:span text:style-name="T5"> </text:span><text:span text:style-name="T8">נמי</text:span><text:span text:style-name="T5"> </text:span><text:span text:style-name="T8">לא</text:span><text:span text:style-name="T5"> </text:span><text:span text:style-name="T8">בעי</text:span><text:span text:style-name="T5"> </text:span><text:span text:style-name="T8">חילוק, ולא</text:span><text:span text:style-name="T5"> </text:span><text:span text:style-name="T8">מצטריך</text:span><text:span text:style-name="T5"> </text:span><text:span text:style-name="T8">ליה</text:span><text:span text:style-name="T5"> </text:span><text:span text:style-name="T8">למדרש</text:span><text:span text:style-name="T5"> </text:span><text:span text:style-name="T8">'</text:span><text:span text:style-name="T11">אל</text:span><text:span text:style-name="T5"> </text:span><text:span text:style-name="T11">אשה</text:span><text:span text:style-name="T8">' דלעיל, ואייתר</text:span><text:span text:style-name="T5"> </text:span><text:span text:style-name="T8">ליה</text:span><text:span text:style-name="T5"> </text:span><text:span text:style-name="T8">עיקר</text:span><text:span text:style-name="T5"> </text:span><text:span text:style-name="T8">קרא</text:span><text:span text:style-name="T5"> </text:span><text:span text:style-name="T8">דכרת</text:span><text:span text:style-name="T5"> </text:span><text:span text:style-name="T8">באחותו</text:span><text:span text:style-name="T5"> </text:span><text:span text:style-name="T8">לדונו</text:span><text:span text:style-name="T5"> </text:span><text:span text:style-name="T8">בכרת</text:span><text:span text:style-name="T5"> </text:span><text:span text:style-name="T8">ולא</text:span><text:span text:style-name="T5"> </text:span><text:span text:style-name="T8">במלקות, ו'אחותו' דסיפא</text:span><text:span text:style-name="T5"> </text:span><text:span text:style-name="T8">- לחייבו</text:span><text:span text:style-name="T5"> </text:span><text:span text:style-name="T8">על</text:span><text:span text:style-name="T5"> </text:span><text:span text:style-name="T8">אחותו</text:span><text:span text:style-name="T5"> </text:span><text:span text:style-name="T8">שהיא</text:span><text:span text:style-name="T5"> </text:span><text:span text:style-name="T8">אחות</text:span><text:span text:style-name="T5"> </text:span><text:span text:style-name="T8">אביו</text:span><text:span text:style-name="T5"> </text:span><text:span text:style-name="T8">ואחות</text:span><text:span text:style-name="T5"> </text:span><text:span text:style-name="T8">אמו, ו'אחותו' דרישא</text:span><text:span text:style-name="T5"> </text:span><text:span text:style-name="T8">- לחייבו</text:span><text:span text:style-name="T5"> </text:span><text:span text:style-name="T8">על</text:span><text:span text:style-name="T5"> </text:span><text:span text:style-name="T8">אחותו</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 לומר</text:span><text:span text:style-name="T5"> </text:span><text:span text:style-name="T8">שאין</text:span><text:span text:style-name="T5"> </text:span><text:span text:style-name="T8">עונשין</text:span><text:span text:style-name="T5"> </text:span><text:span text:style-name="T8">מן</text:span><text:span text:style-name="T5"> </text:span><text:span text:style-name="T8">הדין;<text:tab/>ואיבעית</text:span><text:span text:style-name="T5"> </text:span><text:span text:style-name="T8">אימא: אי</text:span><text:span text:style-name="T5"> </text:span><text:span text:style-name="T8">נמי</text:span><text:span text:style-name="T5"> </text:span><text:span text:style-name="T8">לא</text:span><text:span text:style-name="T5"> </text:span><text:span text:style-name="T8">סבר</text:span><text:span text:style-name="T5"> </text:span><text:span text:style-name="T8">לה</text:span><text:span text:style-name="T5"> </text:span><text:span text:style-name="T8">לדרבי</text:span><text:span text:style-name="T5"> </text:span><text:span text:style-name="T8">אלעזר</text:span><text:span text:style-name="T5"> </text:span><text:span text:style-name="T8">- נפקא</text:span><text:span text:style-name="T5"> </text:span><text:span text:style-name="T8">ליה</text:span><text:span text:style-name="T5"> </text:span><text:span text:style-name="T8">חילוק</text:span><text:span text:style-name="T5"> </text:span><text:span text:style-name="T8">בעריות</text:span><text:span text:style-name="T5"> </text:span><text:span text:style-name="T8">מן</text:span><text:span text:style-name="T5"> </text:span><text:span text:style-name="T8">'</text:span><text:span text:style-name="T11">ואיש</text:span><text:span text:style-name="T5"> </text:span><text:span text:style-name="T11">אשר</text:span><text:span text:style-name="T5"> </text:span><text:span text:style-name="T11">ישכב</text:span><text:span text:style-name="T5"> </text:span><text:span text:style-name="T11">את</text:span><text:span text:style-name="T5"> </text:span><text:span text:style-name="T11">אשה</text:span><text:span text:style-name="T5"> </text:span><text:span text:style-name="T11">דוה</text:span><text:span text:style-name="T5"> </text:span><text:span text:style-name="T9">וגו'</text:span><text:span text:style-name="T8"> דכתיב</text:span><text:span text:style-name="T5"> </text:span><text:span text:style-name="T8">ביה</text:span><text:span text:style-name="T5"> </text:span><text:span text:style-name="T8">כרת</text:span><text:span text:style-name="T5"> </text:span><text:span text:style-name="T8">יתירא, לומר</text:span><text:span text:style-name="T5"> </text:span><text:span text:style-name="T8">שחייבין</text:span><text:span text:style-name="T5"> </text:span><text:span text:style-name="T8">עליה</text:span><text:span text:style-name="T5"> </text:span><text:span text:style-name="T8">לעצמה, וממנה</text:span><text:span text:style-name="T5"> </text:span><text:span text:style-name="T8">תלמד</text:span><text:span text:style-name="T5"> </text:span><text:span text:style-name="T8">כל</text:span><text:span text:style-name="T5"> </text:span><text:span text:style-name="T8">הכלל, ואם</text:span><text:span text:style-name="T5"> </text:span><text:span text:style-name="T8">אינו</text:span><text:span text:style-name="T5"> </text:span><text:span text:style-name="T8">ענין</text:span><text:span text:style-name="T5"> </text:span><text:span text:style-name="T8">לגופה</text:span><text:span text:style-name="T5"> </text:span><text:span text:style-name="T8">- דהא</text:span><text:span text:style-name="T5"> </text:span><text:span text:style-name="T8">נפקא</text:span><text:span text:style-name="T5"> </text:span><text:span text:style-name="T8">לן</text:span><text:span text:style-name="T5"> </text:span><text:span text:style-name="T8">מ'</text:span><text:span text:style-name="T11">ואל</text:span><text:span text:style-name="T5"> </text:span><text:span text:style-name="T11">אשה</text:span><text:span text:style-name="T8">' לחלק</text:span><text:span text:style-name="T5"> </text:span><text:span text:style-name="T8">על</text:span><text:span text:style-name="T5"> </text:span><text:span text:style-name="T8">כל</text:span><text:span text:style-name="T5"> </text:span><text:span text:style-name="T8">אשה</text:span><text:span text:style-name="T5"> </text:span><text:span text:style-name="T8">- תנהו</text:span><text:span text:style-name="T5"> </text:span><text:span text:style-name="T8">ענין</text:span><text:span text:style-name="T5"> </text:span><text:span text:style-name="T8">לשאר</text:span><text:span text:style-name="T5"> </text:span><text:span text:style-name="T8">שני</text:span><text:span text:style-name="T5"> </text:span><text:span text:style-name="T8">לאוין</text:span><text:span text:style-name="T5"> </text:span><text:span text:style-name="T8">וכרת</text:span><text:span text:style-name="T5"> </text:span><text:span text:style-name="T8">אחת, כגון</text:span><text:span text:style-name="T5"> </text:span><text:span text:style-name="T8">מפטם</text:span><text:span text:style-name="T5"> </text:span><text:span text:style-name="T8">וסך. </text:span></text:p>
      <text:p text:style-name="P7"/>
      <text:p text:style-name="P9"><text:span text:style-name="T67">וטמא</text:span><text:span text:style-name="T69"> </text:span><text:span text:style-name="T67">שאכל</text:span><text:span text:style-name="T69"> </text:span><text:span text:style-name="T67">את</text:span><text:span text:style-name="T69"> </text:span><text:span text:style-name="T67">הקדש</text:span><text:span text:style-name="T4"> </text:span><text:span text:style-name="T2">[והבא</text:span><text:span text:style-name="T5"> </text:span><text:span text:style-name="T2">אל</text:span><text:span text:style-name="T5"> </text:span><text:span text:style-name="T2">המקדש</text:span><text:span text:style-name="T5"> </text:span><text:span text:style-name="T2">טמא]</text:span><text:span text:style-name="T67">: <text:s/></text:span></text:p>
      <text:p text:style-name="P9"><text:span text:style-name="T67">בשלמא</text:span><text:span text:style-name="T69"> </text:span><text:span text:style-name="T67">הבא</text:span><text:span text:style-name="T69"> </text:span><text:span text:style-name="T67">למקדש</text:span><text:span text:style-name="T69"> </text:span><text:span text:style-name="T67">טמא, כתיב</text:span><text:span text:style-name="T69"> </text:span><text:span text:style-name="T67">עונש</text:span><text:span text:style-name="T69"> </text:span><text:span text:style-name="T67">וכתיב</text:span><text:span text:style-name="T69"> </text:span><text:span text:style-name="T67">אזהרה: עונש, דכתיב</text:span><text:span text:style-name="T69"> </text:span><text:span text:style-name="T73">(במדבר</text:span><text:span text:style-name="T70"> </text:span><text:span text:style-name="T73">יט,יג)</text:span><text:span text:style-name="T67"> </text:span><text:span text:style-name="T77">[כל</text:span><text:span text:style-name="T70"> </text:span><text:span text:style-name="T77">הנגע</text:span><text:span text:style-name="T70"> </text:span><text:span text:style-name="T77">במת</text:span><text:span text:style-name="T70"> </text:span><text:span text:style-name="T77">בנפש</text:span><text:span text:style-name="T70"> </text:span><text:span text:style-name="T77">האדם</text:span><text:span text:style-name="T70"> </text:span><text:span text:style-name="T77">אשר</text:span><text:span text:style-name="T70"> </text:span><text:span text:style-name="T77">ימות</text:span><text:span text:style-name="T70"> </text:span><text:span text:style-name="T77">ולא</text:span><text:span text:style-name="T70"> </text:span><text:span text:style-name="T77">יתחטא]</text:span><text:span text:style-name="T76"> את</text:span><text:span text:style-name="T69"> </text:span><text:span text:style-name="T76">משכן</text:span><text:span text:style-name="T69"> </text:span><text:span text:style-name="T76">ה' טמא</text:span><text:span text:style-name="T69"> </text:span><text:span text:style-name="T76">ונכרתה</text:span><text:span text:style-name="T69"> </text:span><text:span text:style-name="T77">[הנפש</text:span><text:span text:style-name="T70"> </text:span><text:span text:style-name="T77">ההוא</text:span><text:span text:style-name="T70"> </text:span><text:span text:style-name="T77">מישראל</text:span><text:span text:style-name="T70"> </text:span><text:span text:style-name="T77">כי</text:span><text:span text:style-name="T70"> </text:span><text:span text:style-name="T77">מי</text:span><text:span text:style-name="T70"> </text:span><text:span text:style-name="T77">נדה</text:span><text:span text:style-name="T70"> </text:span><text:span text:style-name="T77">לא</text:span><text:span text:style-name="T70"> </text:span><text:span text:style-name="T77">זרק</text:span><text:span text:style-name="T70"> </text:span><text:span text:style-name="T77">עליו</text:span><text:span text:style-name="T70"> </text:span><text:span text:style-name="T77">טמא</text:span><text:span text:style-name="T70"> </text:span><text:span text:style-name="T77">יהיה</text:span><text:span text:style-name="T70"> </text:span><text:span text:style-name="T77">עוד</text:span><text:span text:style-name="T70"> </text:span><text:span text:style-name="T77">טמאתו</text:span><text:span text:style-name="T70"> </text:span><text:span text:style-name="T77">בו]</text:span><text:span text:style-name="T67">; אזהרה</text:span><text:span text:style-name="T69"> </text:span><text:span text:style-name="T73">(במדבר</text:span><text:span text:style-name="T70"> </text:span><text:span text:style-name="T73">ה,ג)</text:span><text:span text:style-name="T67"> </text:span><text:span text:style-name="T77">[מזכר</text:span><text:span text:style-name="T70"> </text:span><text:span text:style-name="T77">עד</text:span><text:span text:style-name="T70"> </text:span><text:span text:style-name="T77">נקבה</text:span><text:span text:style-name="T70"> </text:span><text:span text:style-name="T77">תשלחו</text:span><text:span text:style-name="T70"> </text:span><text:span text:style-name="T77">אל</text:span><text:span text:style-name="T70"> </text:span><text:span text:style-name="T77">מחוץ</text:span><text:span text:style-name="T70"> </text:span><text:span text:style-name="T77">למחנה</text:span><text:span text:style-name="T70"> </text:span><text:span text:style-name="T77">תשלחום] </text:span><text:span text:style-name="T76">ולא</text:span><text:span text:style-name="T69"> </text:span><text:span text:style-name="T76">יטמאו</text:span><text:span text:style-name="T69"> </text:span><text:span text:style-name="T76">את</text:span><text:span text:style-name="T69"> </text:span><text:span text:style-name="T76">מחניהם</text:span><text:span text:style-name="T69"> </text:span><text:span text:style-name="T77">[אשר</text:span><text:span text:style-name="T70"> </text:span><text:span text:style-name="T77">אני</text:span><text:span text:style-name="T70"> </text:span><text:span text:style-name="T77">שכן</text:span><text:span text:style-name="T70"> </text:span><text:span text:style-name="T77">בתוכם]</text:span><text:span text:style-name="T67">;</text:span><text:span text:style-name="T68"> </text:span><text:span text:style-name="T67">אלא</text:span><text:span text:style-name="T69"> </text:span><text:span text:style-name="T67">טמא</text:span><text:span text:style-name="T69"> </text:span><text:span text:style-name="T67">שאכל</text:span><text:span text:style-name="T69"> </text:span><text:span text:style-name="T67">את</text:span><text:span text:style-name="T69"> </text:span><text:span text:style-name="T67">הקדש: בשלמא</text:span><text:span text:style-name="T69"> </text:span><text:span text:style-name="T67">עונש</text:span><text:span text:style-name="T69"> </text:span><text:span text:style-name="T67">- כתיב</text:span><text:span text:style-name="T69"> </text:span><text:span text:style-name="T73">(ויקרא</text:span><text:span text:style-name="T70"> </text:span><text:span text:style-name="T73">ז,כ)</text:span><text:span text:style-name="T67"> </text:span><text:span text:style-name="T76">והנפש</text:span><text:span text:style-name="T69"> </text:span><text:span text:style-name="T76">אשר</text:span><text:span text:style-name="T69"> </text:span><text:span text:style-name="T76">תאכל</text:span><text:span text:style-name="T69"> </text:span><text:span text:style-name="T76">בשר</text:span><text:span text:style-name="T69"> </text:span><text:span text:style-name="T76">מזבח</text:span><text:span text:style-name="T69"> </text:span><text:span text:style-name="T76">השלמים</text:span><text:span text:style-name="T69"> </text:span><text:span text:style-name="T76">אשר</text:span><text:span text:style-name="T69"> </text:span><text:span text:style-name="T76">לה' וטומאתו</text:span><text:span text:style-name="T69"> </text:span><text:span text:style-name="T76">עליו</text:span><text:span text:style-name="T69"> </text:span><text:span text:style-name="T76">ונכרתה</text:span><text:span text:style-name="T69"> </text:span><text:span text:style-name="T77">[הנפש</text:span><text:span text:style-name="T70"> </text:span><text:span text:style-name="T77">ההוא</text:span><text:span text:style-name="T70"> </text:span><text:span text:style-name="T77">מעמיה]</text:span><text:span text:style-name="T67">; אלא</text:span><text:span text:style-name="T69"> </text:span><text:span text:style-name="T67">אזהרה</text:span><text:span text:style-name="T69"> </text:span><text:span text:style-name="T41">[למלקות]</text:span><text:span text:style-name="T1"> </text:span><text:span text:style-name="T67">מנין</text:span><text:span text:style-name="T69"> </text:span><text:span text:style-name="T68">(</text:span><text:span text:style-name="T73">ליכא</text:span><text:span text:style-name="T70"> </text:span><text:span text:style-name="T73">למימר</text:span><text:span text:style-name="T70"> </text:span><text:span text:style-name="T73">מ'</text:span><text:span text:style-name="T77">בקדשים</text:span><text:span text:style-name="T70"> </text:span><text:span text:style-name="T77">לא</text:span><text:span text:style-name="T70"> </text:span><text:span text:style-name="T77">יאכל</text:span><text:span text:style-name="T70"> </text:span><text:span text:style-name="T74">וגו'</text:span><text:span text:style-name="T73"> [ויקרא</text:span><text:span text:style-name="T70"> </text:span><text:span text:style-name="T73">כב,ד] דלא</text:span><text:span text:style-name="T70"> </text:span><text:span text:style-name="T73">מיירי</text:span><text:span text:style-name="T70"> </text:span><text:span text:style-name="T73">בקדשים</text:span><text:span text:style-name="T70"> </text:span><text:span text:style-name="T73">אלא</text:span><text:span text:style-name="T70"> </text:span><text:span text:style-name="T73">בתרומה, דכתיב</text:span><text:span text:style-name="T70"> </text:span><text:span text:style-name="T73">ביה</text:span><text:span text:style-name="T70"> </text:span><text:span text:style-name="T73">'</text:span><text:span text:style-name="T77">איש</text:span><text:span text:style-name="T70"> </text:span><text:span text:style-name="T77">איש</text:span><text:span text:style-name="T70"> </text:span><text:span text:style-name="T77">מזרע</text:span><text:span text:style-name="T70"> </text:span><text:span text:style-name="T77">אהרן</text:span><text:span text:style-name="T73">' - דבר</text:span><text:span text:style-name="T70"> </text:span><text:span text:style-name="T73">השוה</text:span><text:span text:style-name="T70"> </text:span><text:span text:style-name="T73">בזרעו</text:span><text:span text:style-name="T70"> </text:span><text:span text:style-name="T73">של</text:span><text:span text:style-name="T70"> </text:span><text:span text:style-name="T73">אהרן, ומוקמינן</text:span><text:span text:style-name="T70"> </text:span><text:span text:style-name="T73">ליה</text:span><text:span text:style-name="T70"> </text:span><text:span text:style-name="T73">בתרומה: שהיא</text:span><text:span text:style-name="T70"> </text:span><text:span text:style-name="T73">שוה</text:span><text:span text:style-name="T70"> </text:span><text:span text:style-name="T73">באנשים</text:span><text:span text:style-name="T70"> </text:span><text:span text:style-name="T73">ובנשים, ואף</text:span><text:span text:style-name="T70"> </text:span><text:span text:style-name="T73">החוזרת</text:span><text:span text:style-name="T70"> </text:span><text:span text:style-name="T73">שאינה</text:span><text:span text:style-name="T70"> </text:span><text:span text:style-name="T73">חוזרת</text:span><text:span text:style-name="T70"> </text:span><text:span text:style-name="T73">לחזה</text:span><text:span text:style-name="T70"> </text:span><text:span text:style-name="T73">ושוק</text:span><text:span text:style-name="T70"> </text:span><text:span text:style-name="T73">- חוזרת</text:span><text:span text:style-name="T70"> </text:span><text:span text:style-name="T73">לתרומה</text:span><text:span text:style-name="T68">)</text:span><text:span text:style-name="T67">?</text:span></text:p>
      <text:p text:style-name="P10"><text:span text:style-name="T1">ריש</text:span><text:span text:style-name="T4"> </text:span><text:span text:style-name="T1">לקיש</text:span><text:span text:style-name="T4"> </text:span><text:span text:style-name="T1">אומר</text:span><text:span text:style-name="T4"> </text:span><text:span text:style-name="T8">(ויקרא</text:span><text:span text:style-name="T5"> </text:span><text:span text:style-name="T8">יב,ד)</text:span><text:span text:style-name="T1"> </text:span><text:span text:style-name="T11">[ושלשים</text:span><text:span text:style-name="T5"> </text:span><text:span text:style-name="T11">יום</text:span><text:span text:style-name="T5"> </text:span><text:span text:style-name="T11">ושלשת</text:span><text:span text:style-name="T5"> </text:span><text:span text:style-name="T11">ימים</text:span><text:span text:style-name="T5"> </text:span><text:span text:style-name="T11">תשב</text:span><text:span text:style-name="T5"> </text:span><text:span text:style-name="T11">בדמי</text:span><text:span text:style-name="T5"> </text:span><text:span text:style-name="T11">טהרה]</text:span><text:span text:style-name="T10"> בכל</text:span><text:span text:style-name="T4"> </text:span><text:span text:style-name="T10">קדש</text:span><text:span text:style-name="T4"> </text:span><text:span text:style-name="T10">לא</text:span><text:span text:style-name="T4"> </text:span><text:span text:style-name="T10">תגע</text:span><text:span text:style-name="T4"> </text:span><text:span text:style-name="T11">[ואל</text:span><text:span text:style-name="T5"> </text:span><text:span text:style-name="T11">המקדש</text:span><text:span text:style-name="T5"> </text:span><text:span text:style-name="T11">לא</text:span><text:span text:style-name="T5"> </text:span><text:span text:style-name="T11">תבא</text:span><text:span text:style-name="T5"> </text:span><text:span text:style-name="T11">עד</text:span><text:span text:style-name="T5"> </text:span><text:span text:style-name="T11">מלאת</text:span><text:span text:style-name="T5"> </text:span><text:span text:style-name="T11">ימי</text:span><text:span text:style-name="T5"> </text:span><text:span text:style-name="T11">טהרה]</text:span><text:span text:style-name="T1"> </text:span><text:span text:style-name="T2">(</text:span><text:span text:style-name="T8">ודרשינן</text:span><text:span text:style-name="T5"> </text:span><text:span text:style-name="T8">ליה</text:span><text:span text:style-name="T5"> </text:span><text:span text:style-name="T8">לקמן</text:span><text:span text:style-name="T5"> </text:span><text:span text:style-name="T8">אזהרה</text:span><text:span text:style-name="T5"> </text:span><text:span text:style-name="T8">לאוכל</text:span><text:span text:style-name="T2">)</text:span><text:span text:style-name="T1">; </text:span></text:p>
      <text:p text:style-name="P10"><text:span text:style-name="T1">רבי</text:span><text:span text:style-name="T4"> </text:span><text:span text:style-name="T1">יוחנן</text:span><text:span text:style-name="T4"> </text:span><text:span text:style-name="T1">אומר: תני</text:span><text:span text:style-name="T4"> </text:span><text:span text:style-name="T1">ברדלא</text:span><text:span text:style-name="T4"> </text:span><text:span text:style-name="T2">(</text:span><text:span text:style-name="T8">שם</text:span><text:span text:style-name="T5"> </text:span><text:span text:style-name="T8">חכם</text:span><text:span text:style-name="T2">)</text:span><text:span text:style-name="T1">: אתיא</text:span><text:span text:style-name="T4"> </text:span><text:span text:style-name="T1">'טומאתו' 'טומאתו': כתיב</text:span><text:span text:style-name="T4"> </text:span><text:span text:style-name="T1">הכא</text:span><text:span text:style-name="T4"> </text:span><text:span text:style-name="T2">(</text:span><text:span text:style-name="T8">בטמא</text:span><text:span text:style-name="T5"> </text:span><text:span text:style-name="T8">שאכל</text:span><text:span text:style-name="T5"> </text:span><text:span text:style-name="T8">את</text:span><text:span text:style-name="T5"> </text:span><text:span text:style-name="T8">הקדש</text:span><text:span text:style-name="T2">)</text:span><text:span text:style-name="T1"> '</text:span><text:span text:style-name="T10">וטומאתו</text:span><text:span text:style-name="T4"> </text:span><text:span text:style-name="T10">עליו</text:span><text:span text:style-name="T4"> </text:span><text:span text:style-name="T10">ונכרתה</text:span><text:span text:style-name="T1">' וכתיב</text:span><text:span text:style-name="T4"> </text:span><text:span text:style-name="T1">התם</text:span><text:span text:style-name="T4"> </text:span><text:span text:style-name="T2">(</text:span><text:span text:style-name="T8">בבא</text:span><text:span text:style-name="T5"> </text:span><text:span text:style-name="T8">אל</text:span><text:span text:style-name="T5"> </text:span><text:span text:style-name="T8">המקדש</text:span><text:span text:style-name="T5"> </text:span><text:span text:style-name="T8">טמא</text:span><text:span text:style-name="T2">)</text:span><text:span text:style-name="T1"> </text:span><text:span text:style-name="T8">(במדבר</text:span><text:span text:style-name="T5"> </text:span><text:span text:style-name="T8">יט,יג)</text:span><text:span text:style-name="T1"> </text:span><text:span text:style-name="T11">[כל</text:span><text:span text:style-name="T5"> </text:span><text:span text:style-name="T11">הנגע</text:span><text:span text:style-name="T5"> </text:span><text:span text:style-name="T11">במת</text:span><text:span text:style-name="T5"> </text:span><text:span text:style-name="T11">בנפש</text:span><text:span text:style-name="T5"> </text:span><text:span text:style-name="T11">האדם</text:span><text:span text:style-name="T5"> </text:span><text:span text:style-name="T11">אשר</text:span><text:span text:style-name="T5"> </text:span><text:span text:style-name="T11">ימות</text:span><text:span text:style-name="T5"> </text:span><text:span text:style-name="T11">ולא</text:span><text:span text:style-name="T5"> </text:span><text:span text:style-name="T11">יתחטא</text:span><text:span text:style-name="T5"> </text:span><text:span text:style-name="T11">את</text:span><text:span text:style-name="T5"> </text:span><text:span text:style-name="T11">משכן</text:span><text:span text:style-name="T5"> </text:span><text:span text:style-name="T11">ה' טמא</text:span><text:span text:style-name="T5"> </text:span><text:span text:style-name="T11">ונכרתה</text:span><text:span text:style-name="T5"> </text:span><text:span text:style-name="T11">הנפש</text:span><text:span text:style-name="T5"> </text:span><text:span text:style-name="T11">ההוא</text:span><text:span text:style-name="T5"> </text:span><text:span text:style-name="T11">מישראל</text:span><text:span text:style-name="T5"> </text:span><text:span text:style-name="T11">כי</text:span><text:span text:style-name="T5"> </text:span><text:span text:style-name="T11">מי</text:span><text:span text:style-name="T5"> </text:span><text:span text:style-name="T11">נדה</text:span><text:span text:style-name="T5"> </text:span><text:span text:style-name="T11">לא</text:span><text:span text:style-name="T5"> </text:span><text:span text:style-name="T11">זרק</text:span><text:span text:style-name="T5"> </text:span><text:span text:style-name="T11">עליו]</text:span><text:span text:style-name="T10"> טמא</text:span><text:span text:style-name="T4"> </text:span><text:span text:style-name="T10">יהיה</text:span><text:span text:style-name="T4"> </text:span><text:span text:style-name="T10">עוד</text:span><text:span text:style-name="T4"> </text:span><text:span text:style-name="T10">טומאתו</text:span><text:span text:style-name="T4"> </text:span><text:span text:style-name="T10">בו</text:span><text:span text:style-name="T1">; מה</text:span><text:span text:style-name="T4"> </text:span><text:span text:style-name="T1">להלן</text:span><text:span text:style-name="T4"> </text:span><text:span text:style-name="T1">עונש</text:span><text:span text:style-name="T4"> </text:span><text:span text:style-name="T1">ואזהרה</text:span><text:span text:style-name="T4"> </text:span><text:span text:style-name="T1">- אף</text:span><text:span text:style-name="T4"> </text:span><text:span text:style-name="T1">כאן</text:span><text:span text:style-name="T4"> </text:span><text:span text:style-name="T1">עונש</text:span><text:span text:style-name="T4"> </text:span><text:span text:style-name="T1">ואזהרה.</text:span></text:p>
      <text:p text:style-name="P10"><text:span text:style-name="T1">בשלמא</text:span><text:span text:style-name="T4"> </text:span><text:span text:style-name="T1">ריש</text:span><text:span text:style-name="T4"> </text:span><text:span text:style-name="T1">לקיש</text:span><text:span text:style-name="T4"> </text:span><text:span text:style-name="T1">לא</text:span><text:span text:style-name="T4"> </text:span><text:span text:style-name="T1">אמר</text:span><text:span text:style-name="T4"> </text:span><text:span text:style-name="T1">כרבי</text:span><text:span text:style-name="T4"> </text:span><text:span text:style-name="T1">יוחנן: גזירה</text:span><text:span text:style-name="T4"> </text:span><text:span text:style-name="T1">שוה</text:span><text:span text:style-name="T4"> </text:span><text:span text:style-name="T1">לא</text:span><text:span text:style-name="T4"> </text:span><text:span text:style-name="T1">גמיר</text:span><text:span text:style-name="T4"> </text:span><text:span text:style-name="T2">(</text:span><text:span text:style-name="T8">ולא</text:span><text:span text:style-name="T5"> </text:span><text:span text:style-name="T8">למדה</text:span><text:span text:style-name="T5"> </text:span><text:span text:style-name="T8">מרבו</text:span><text:span text:style-name="T2">)</text:span><text:span text:style-name="T1">; אלא</text:span><text:span text:style-name="T4"> </text:span><text:span text:style-name="T1">רבי</text:span><text:span text:style-name="T4"> </text:span><text:span text:style-name="T1">יוחנן, מאי</text:span><text:span text:style-name="T4"> </text:span><text:span text:style-name="T1">טעמא</text:span><text:span text:style-name="T4"> </text:span><text:span text:style-name="T1">לא</text:span><text:span text:style-name="T4"> </text:span><text:span text:style-name="T1">אמר</text:span><text:span text:style-name="T4"> </text:span><text:span text:style-name="T1">כריש</text:span><text:span text:style-name="T4"> </text:span><text:span text:style-name="T1">לקיש?</text:span></text:p>
      <text:p text:style-name="P10"><text:span text:style-name="T1">אמר</text:span><text:span text:style-name="T4"> </text:span><text:span text:style-name="T1">לך: ההוא</text:span><text:span text:style-name="T4"> </text:span><text:span text:style-name="T1">אזהרה</text:span><text:span text:style-name="T4"> </text:span><text:span text:style-name="T1">לתרומה.</text:span></text:p>
      <text:p text:style-name="P10"><text:span text:style-name="T1">וריש</text:span><text:span text:style-name="T4"> </text:span><text:span text:style-name="T1">לקיש</text:span><text:span text:style-name="T4"> </text:span><text:span text:style-name="T1">- אזהרה</text:span><text:span text:style-name="T4"> </text:span><text:span text:style-name="T1">לתרומה</text:span><text:span text:style-name="T4"> </text:span><text:span text:style-name="T1">מנא</text:span><text:span text:style-name="T4"> </text:span><text:span text:style-name="T1">ליה?</text:span></text:p>
      <text:p text:style-name="P10"><text:span text:style-name="T1">נפקא</text:span><text:span text:style-name="T4"> </text:span><text:span text:style-name="T1">ליה</text:span><text:span text:style-name="T4"> </text:span><text:span text:style-name="T1">מ'</text:span><text:span text:style-name="T10">איש</text:span><text:span text:style-name="T4"> </text:span><text:span text:style-name="T10">איש</text:span><text:span text:style-name="T4"> </text:span><text:span text:style-name="T10">מזרע</text:span><text:span text:style-name="T4"> </text:span><text:span text:style-name="T10">אהרן</text:span><text:span text:style-name="T4"> </text:span><text:span text:style-name="T10">והוא</text:span><text:span text:style-name="T4"> </text:span><text:span text:style-name="T10">צרוע</text:span><text:span text:style-name="T4"> </text:span><text:span text:style-name="T10">או</text:span><text:span text:style-name="T4"> </text:span><text:span text:style-name="T10">זב</text:span><text:span text:style-name="T4"> </text:span><text:span text:style-name="T11">[בקדשים</text:span><text:span text:style-name="T5"> </text:span><text:span text:style-name="T11">לא</text:span><text:span text:style-name="T5"> </text:span><text:span text:style-name="T11">יאכל</text:span><text:span text:style-name="T5"> </text:span><text:span text:style-name="T11">עד</text:span><text:span text:style-name="T5"> </text:span><text:span text:style-name="T11">אשר</text:span><text:span text:style-name="T5"> </text:span><text:span text:style-name="T11">יטהר</text:span><text:span text:style-name="T5"> </text:span><text:span text:style-name="T11">והנגע</text:span><text:span text:style-name="T5"> </text:span><text:span text:style-name="T11">בכל</text:span><text:span text:style-name="T5"> </text:span><text:span text:style-name="T11">טמא</text:span><text:span text:style-name="T5"> </text:span><text:span text:style-name="T11">נפש</text:span><text:span text:style-name="T5"> </text:span><text:span text:style-name="T11">או</text:span><text:span text:style-name="T5"> </text:span><text:span text:style-name="T11">איש</text:span><text:span text:style-name="T5"> </text:span><text:span text:style-name="T11">אשר</text:span><text:span text:style-name="T5"> </text:span><text:span text:style-name="T11">תצא</text:span><text:span text:style-name="T5"> </text:span><text:span text:style-name="T11">ממנו</text:span><text:span text:style-name="T5"> </text:span><text:span text:style-name="T11">שכבת</text:span><text:span text:style-name="T5"> </text:span><text:span text:style-name="T11">זרע]'</text:span><text:span text:style-name="T1"> </text:span><text:span text:style-name="T8">(ויקרא</text:span><text:span text:style-name="T5"> </text:span><text:span text:style-name="T8">כב,ד)</text:span><text:span text:style-name="T1">: אי</text:span><text:span text:style-name="T4"> </text:span><text:span text:style-name="T1">זהו</text:span><text:span text:style-name="T4"> </text:span><text:span text:style-name="T1">דבר</text:span><text:span text:style-name="T4"> </text:span><text:span text:style-name="T1">שהוא</text:span><text:span text:style-name="T4"> </text:span><text:span text:style-name="T1">שוה</text:span><text:span text:style-name="T4"> </text:span><text:span text:style-name="T1">בזרעו</text:span><text:span text:style-name="T4"> </text:span><text:span text:style-name="T1">של</text:span><text:span text:style-name="T4"> </text:span><text:span text:style-name="T1">אהרן</text:span><text:span text:style-name="T4"> </text:span><text:span text:style-name="T2">(</text:span><text:span text:style-name="T8">באנשים</text:span><text:span text:style-name="T5"> </text:span><text:span text:style-name="T8">ובנשים</text:span><text:span text:style-name="T2">)</text:span><text:span text:style-name="T1">? הוי</text:span><text:span text:style-name="T4"> </text:span><text:span text:style-name="T1">אומר</text:span><text:span text:style-name="T4"> </text:span><text:span text:style-name="T1">זו</text:span><text:span text:style-name="T4"> </text:span><text:span text:style-name="T1">תרומה</text:span><text:span text:style-name="T4"> </text:span><text:span text:style-name="T2">(</text:span><text:span text:style-name="T8">אבל</text:span><text:span text:style-name="T5"> </text:span><text:span text:style-name="T8">קדשים</text:span><text:span text:style-name="T5"> </text:span><text:span text:style-name="T8">אינן</text:span><text:span text:style-name="T5"> </text:span><text:span text:style-name="T8">נאכלין</text:span><text:span text:style-name="T5"> </text:span><text:span text:style-name="T8">אלא</text:span><text:span text:style-name="T5"> </text:span><text:span text:style-name="T8">לזכרים; וכי</text:span><text:span text:style-name="T5"> </text:span><text:span text:style-name="T8">תימא</text:span><text:span text:style-name="T5"> </text:span><text:span text:style-name="T8">איכא</text:span><text:span text:style-name="T5"> </text:span><text:span text:style-name="T8">חזה</text:span><text:span text:style-name="T5"> </text:span><text:span text:style-name="T8">ושוק? - ליתא</text:span><text:span text:style-name="T5"> </text:span><text:span text:style-name="T8">בחוזרת, כגון</text:span><text:span text:style-name="T5"> </text:span><text:span text:style-name="T8">אלמנה</text:span><text:span text:style-name="T5"> </text:span><text:span text:style-name="T8">וגרושה</text:span><text:span text:style-name="T5"> </text:span><text:span text:style-name="T8">וזרע</text:span><text:span text:style-name="T5"> </text:span><text:span text:style-name="T8">אין</text:span><text:span text:style-name="T5"> </text:span><text:span text:style-name="T8">לה, דאמר</text:span><text:span text:style-name="T5"> </text:span><text:span text:style-name="T8">מר: חוזרת</text:span><text:span text:style-name="T5"> </text:span><text:span text:style-name="T8">לתרומה</text:span><text:span text:style-name="T5"> </text:span><text:span text:style-name="T8">ואינה</text:span><text:span text:style-name="T5"> </text:span><text:span text:style-name="T8">חוזרת</text:span><text:span text:style-name="T5"> </text:span><text:span text:style-name="T8">לחזה</text:span><text:span text:style-name="T5"> </text:span><text:span text:style-name="T8">ושוק; והכי</text:span><text:span text:style-name="T5"> </text:span><text:span text:style-name="T8">מפרשינן</text:span><text:span text:style-name="T5"> </text:span><text:span text:style-name="T8">לה</text:span><text:span text:style-name="T5"> </text:span><text:span text:style-name="T8">ביבמות</text:span><text:span text:style-name="T5"> </text:span><text:span text:style-name="T8">(דף</text:span><text:span text:style-name="T5"> </text:span><text:span text:style-name="T8">פז.)</text:span><text:span text:style-name="T2">)</text:span><text:span text:style-name="T1">.</text:span></text:p>
      <text:p text:style-name="P11">ואידך?</text:p>
      <text:p text:style-name="P10"><text:span text:style-name="T1">ההוא</text:span><text:span text:style-name="T4"> </text:span><text:span text:style-name="T8">[ויקרא</text:span><text:span text:style-name="T5"> </text:span><text:span text:style-name="T8">כב,ד: </text:span><text:span text:style-name="T11">בקדשים</text:span><text:span text:style-name="T5"> </text:span><text:span text:style-name="T11">לא</text:span><text:span text:style-name="T5"> </text:span><text:span text:style-name="T11">יאכל</text:span><text:span text:style-name="T8">]</text:span><text:span text:style-name="T1"> לאכילה, והא</text:span><text:span text:style-name="T4"> </text:span><text:span text:style-name="T8">[ויקרא</text:span><text:span text:style-name="T5"> </text:span><text:span text:style-name="T8">יב,ד: </text:span><text:span text:style-name="T11">בכל</text:span><text:span text:style-name="T5"> </text:span><text:span text:style-name="T11">קדש</text:span><text:span text:style-name="T5"> </text:span><text:span text:style-name="T11">לא</text:span><text:span text:style-name="T5"> </text:span><text:span text:style-name="T11">תגע</text:span><text:span text:style-name="T8">]</text:span><text:span text:style-name="T1"> לנגיעה.</text:span></text:p>
      <text:p text:style-name="P10"><text:span text:style-name="T1">וריש</text:span><text:span text:style-name="T4"> </text:span><text:span text:style-name="T1">לקיש</text:span><text:span text:style-name="T4"> </text:span><text:span text:style-name="T1">- האי</text:span><text:span text:style-name="T4"> </text:span><text:span text:style-name="T1">'</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1">' להכי</text:span><text:span text:style-name="T4"> </text:span><text:span text:style-name="T1">הוא</text:span><text:span text:style-name="T4"> </text:span><text:span text:style-name="T1">דאתא? ההוא</text:span><text:span text:style-name="T4"> </text:span><text:span text:style-name="T1">מיבעי</text:span><text:span text:style-name="T4"> </text:span><text:span text:style-name="T1">ליה</text:span><text:span text:style-name="T4"> </text:span><text:span text:style-name="T1">לטמא</text:span><text:span text:style-name="T4"> </text:span><text:span text:style-name="T1">שנגע</text:span><text:span text:style-name="T4"> </text:span><text:span text:style-name="T1">בקדש, דאיתמר: טמא</text:span><text:span text:style-name="T4"> </text:span><text:span text:style-name="T1">שנגע</text:span><text:span text:style-name="T4"> </text:span><text:span text:style-name="T1">בקדש: ריש</text:span><text:span text:style-name="T4"> </text:span><text:span text:style-name="T1">לקיש</text:span><text:span text:style-name="T4"> </text:span><text:span text:style-name="T1">אומר</text:span><text:span text:style-name="T4"> </text:span><text:span text:style-name="T1">לוקה, רבי</text:span><text:span text:style-name="T4"> </text:span><text:span text:style-name="T1">יוחנן</text:span><text:span text:style-name="T4"> </text:span><text:span text:style-name="T1">אומר</text:span><text:span text:style-name="T4"> </text:span><text:span text:style-name="T1">אינו</text:span><text:span text:style-name="T4"> </text:span><text:span text:style-name="T1">לוקה: ריש</text:span><text:span text:style-name="T4"> </text:span><text:span text:style-name="T1">לקיש</text:span><text:span text:style-name="T4"> </text:span><text:span text:style-name="T1">אומר</text:span><text:span text:style-name="T4"> </text:span><text:span text:style-name="T1">לוקה: '</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1">'; רבי</text:span><text:span text:style-name="T4"> </text:span><text:span text:style-name="T1">יוחנן</text:span><text:span text:style-name="T4"> </text:span><text:span text:style-name="T1">אומר</text:span><text:span text:style-name="T4"> </text:span><text:span text:style-name="T1">אין</text:span><text:span text:style-name="T4"> </text:span><text:span text:style-name="T1">לוקה: ההוא</text:span><text:span text:style-name="T4"> </text:span><text:span text:style-name="T1">- אזהרה</text:span><text:span text:style-name="T4"> </text:span><text:span text:style-name="T1">לתרומה</text:span><text:span text:style-name="T4"> </text:span><text:span text:style-name="T2">(</text:span><text:span text:style-name="T8">לנגיעת</text:span><text:span text:style-name="T5"> </text:span><text:span text:style-name="T8">תרומה</text:span><text:span text:style-name="T2">)</text:span><text:span text:style-name="T1"> הוא</text:span><text:span text:style-name="T4"> </text:span><text:span text:style-name="T1">דאתא!?</text:span></text:p>
      <text:p text:style-name="P15"><text:span text:style-name="T7">תוספות</text:span><text:span text:style-name="T4"> </text:span><text:span text:style-name="T7">ד"ה</text:span><text:span text:style-name="T4"> </text:span><text:span text:style-name="T7">ההוא</text:span><text:span text:style-name="T4"> </text:span><text:span text:style-name="T7">לתרומה</text:span><text:span text:style-name="T4"> </text:span><text:span text:style-name="T7">הוא</text:span><text:span text:style-name="T4"> </text:span><text:span text:style-name="T7">דאתא. ותימה: דהיכן</text:span><text:span text:style-name="T4"> </text:span><text:span text:style-name="T7">מצינו</text:span><text:span text:style-name="T4"> </text:span><text:span text:style-name="T7">חומר</text:span><text:span text:style-name="T4"> </text:span><text:span text:style-name="T7">בתרומה</text:span><text:span text:style-name="T4"> </text:span><text:span text:style-name="T7">מבקדשים? ד'</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7">' מוקי</text:span><text:span text:style-name="T4"> </text:span><text:span text:style-name="T7">לה</text:span><text:span text:style-name="T4"> </text:span><text:span text:style-name="T7">רבי</text:span><text:span text:style-name="T4"> </text:span><text:span text:style-name="T7">יוחנן</text:span><text:span text:style-name="T4"> </text:span><text:span text:style-name="T7">לנגיעת</text:span><text:span text:style-name="T4"> </text:span><text:span text:style-name="T7">תרומה, אלמא</text:span><text:span text:style-name="T4"> </text:span><text:span text:style-name="T7">לקי, ובנגיעה</text:span><text:span text:style-name="T4"> </text:span><text:span text:style-name="T7">דקדש</text:span><text:span text:style-name="T4"> </text:span><text:span text:style-name="T7">לא</text:span><text:span text:style-name="T4"> </text:span><text:span text:style-name="T7">לקי? ותירץ</text:span><text:span text:style-name="T4"> </text:span><text:span text:style-name="T7">הר"ר</text:span><text:span text:style-name="T4"> </text:span><text:span text:style-name="T7">שלמה</text:span><text:span text:style-name="T4"> </text:span><text:span text:style-name="T7">מדרויי"ש</text:span><text:span text:style-name="T4"> </text:span><text:span text:style-name="T7">נ"ע: דהכי</text:span><text:span text:style-name="T4"> </text:span><text:span text:style-name="T7">קאמר: ההוא</text:span><text:span text:style-name="T4"> </text:span><text:span text:style-name="T7">לנגיעת</text:span><text:span text:style-name="T4"> </text:span><text:span text:style-name="T7">תרומה</text:span><text:span text:style-name="T4"> </text:span><text:span text:style-name="T7">הוא</text:span><text:span text:style-name="T4"> </text:span><text:span text:style-name="T7">דאתאי: לאשמועינן</text:span><text:span text:style-name="T4"> </text:span><text:span text:style-name="T7">דפוסל</text:span><text:span text:style-name="T4"> </text:span><text:span text:style-name="T7">תרומה</text:span><text:span text:style-name="T4"> </text:span><text:span text:style-name="T7">עד</text:span><text:span text:style-name="T4"> </text:span><text:span text:style-name="T7">מלאת</text:span><text:span text:style-name="T4"> </text:span><text:span text:style-name="T7">ימי</text:span><text:span text:style-name="T4"> </text:span><text:span text:style-name="T7">טהרה, שהיא</text:span><text:span text:style-name="T4"> </text:span><text:span text:style-name="T7">כטבול</text:span><text:span text:style-name="T4"> </text:span><text:span text:style-name="T7">יום, ולא</text:span><text:span text:style-name="T4"> </text:span><text:span text:style-name="T7">קאמר</text:span><text:span text:style-name="T4"> </text:span><text:span text:style-name="T7">דאיכא</text:span><text:span text:style-name="T4"> </text:span><text:span text:style-name="T7">מלקות</text:span><text:span text:style-name="T4"> </text:span><text:span text:style-name="T7">בנגיעת</text:span><text:span text:style-name="T4"> </text:span><text:span text:style-name="T7">תרומה;<text:tab/>אבל</text:span><text:span text:style-name="T4"> </text:span><text:span text:style-name="T7">מכל</text:span><text:span text:style-name="T4"> </text:span><text:span text:style-name="T7">מקום</text:span><text:span text:style-name="T4"> </text:span><text:span text:style-name="T7">קשה: דאיך</text:span><text:span text:style-name="T4"> </text:span><text:span text:style-name="T7">קאמר</text:span><text:span text:style-name="T4"> </text:span><text:span text:style-name="T7">רבי</text:span><text:span text:style-name="T4"> </text:span><text:span text:style-name="T7">יוחנן</text:span><text:span text:style-name="T4"> </text:span><text:span text:style-name="T7">דקרא</text:span><text:span text:style-name="T4"> </text:span><text:span text:style-name="T7">דכתיב</text:span><text:span text:style-name="T4"> </text:span><text:span text:style-name="T7">ביה</text:span><text:span text:style-name="T4"> </text:span><text:span text:style-name="T7">קדש</text:span><text:span text:style-name="T4"> </text:span><text:span text:style-name="T7">דמיירי</text:span><text:span text:style-name="T4"> </text:span><text:soft-page-break/><text:span text:style-name="T7">לתרומה?<text:tab/>וי"ל</text:span><text:span text:style-name="T4"> </text:span><text:span text:style-name="T7">משום</text:span><text:span text:style-name="T4"> </text:span><text:span text:style-name="T7">דגבי</text:span><text:span text:style-name="T4"> </text:span><text:span text:style-name="T7">האי</text:span><text:span text:style-name="T4"> </text:span><text:span text:style-name="T7">קרא</text:span><text:span text:style-name="T4"> </text:span><text:span text:style-name="T7">כתיב</text:span><text:span text:style-name="T4"> </text:span><text:span text:style-name="T7">'עד</text:span><text:span text:style-name="T4"> </text:span><text:span text:style-name="T7">מלאת</text:span><text:span text:style-name="T4"> </text:span><text:span text:style-name="T7">ימי</text:span><text:span text:style-name="T4"> </text:span><text:span text:style-name="T7">טהרה', ובקדשים</text:span><text:span text:style-name="T4"> </text:span><text:span text:style-name="T7">עד</text:span><text:span text:style-name="T4"> </text:span><text:span text:style-name="T7">לאחר</text:span><text:span text:style-name="T4"> </text:span><text:span text:style-name="T7">כפרה; אי</text:span><text:span text:style-name="T4"> </text:span><text:span text:style-name="T7">נמי</text:span><text:span text:style-name="T4"> </text:span><text:span text:style-name="T7">על</text:span><text:span text:style-name="T4"> </text:span><text:span text:style-name="T7">כרחך</text:span><text:span text:style-name="T4"> </text:span><text:span text:style-name="T7">צריך</text:span><text:span text:style-name="T4"> </text:span><text:span text:style-name="T7">לאוקמה</text:span><text:span text:style-name="T4"> </text:span><text:span text:style-name="T7">בתרומה, דלקדשים</text:span><text:span text:style-name="T4"> </text:span><text:span text:style-name="T7">נפקא</text:span><text:span text:style-name="T4"> </text:span><text:span text:style-name="T7">לן</text:span><text:span text:style-name="T4"> </text:span><text:span text:style-name="T7">מגזירה</text:span><text:span text:style-name="T4"> </text:span><text:span text:style-name="T7">שוה</text:span><text:span text:style-name="T4"> </text:span><text:span text:style-name="T7">ד'טומאתו' 'טומאתו' גמיר</text:span><text:span text:style-name="T4"> </text:span><text:span text:style-name="T7">ליה. </text:span></text:p>
      <text:p text:style-name="P13"/>
      <text:p text:style-name="P10"><text:span text:style-name="T41">(</text:span><text:span text:style-name="T8">תירוצא</text:span><text:span text:style-name="T5"> </text:span><text:span text:style-name="T8">הוא</text:span><text:span text:style-name="T5"> </text:span><text:span text:style-name="T8">דמתרץ</text:span><text:span text:style-name="T5"> </text:span><text:span text:style-name="T8">ריש</text:span><text:span text:style-name="T5"> </text:span><text:span text:style-name="T8">לקיש:</text:span><text:span text:style-name="T41">)</text:span><text:span text:style-name="T50"> </text:span><text:span text:style-name="T1">טמא</text:span><text:span text:style-name="T4"> </text:span><text:span text:style-name="T1">שנגע</text:span><text:span text:style-name="T4"> </text:span><text:span text:style-name="T1">בקדש</text:span><text:span text:style-name="T4"> </text:span><text:span text:style-name="T41">[לוקה]</text:span><text:span text:style-name="T1"> - מדאפקיה</text:span><text:span text:style-name="T4"> </text:span><text:span text:style-name="T1">רחמנא</text:span><text:span text:style-name="T4"> </text:span><text:span text:style-name="T1">בלשון</text:span><text:span text:style-name="T4"> </text:span><text:span text:style-name="T1">'נגיעה'; אזהרה</text:span><text:span text:style-name="T4"> </text:span><text:span text:style-name="T1">לאוכל</text:span><text:span text:style-name="T4"> </text:span><text:span text:style-name="T41">[מנין?]</text:span><text:span text:style-name="T1"> - אתקוש</text:span><text:span text:style-name="T4"> </text:span><text:span text:style-name="T1">קדש</text:span><text:span text:style-name="T4"> </text:span><text:span text:style-name="T1">למקדש</text:span><text:span text:style-name="T4"> </text:span><text:span text:style-name="T2">(</text:span><text:span text:style-name="T8">בהאי</text:span><text:span text:style-name="T5"> </text:span><text:span text:style-name="T8">קרא: </text:span><text:span text:style-name="T11">בכל</text:span><text:span text:style-name="T5"> </text:span><text:span text:style-name="T11">קדש</text:span><text:span text:style-name="T5"> </text:span><text:span text:style-name="T11">לא</text:span><text:span text:style-name="T5"> </text:span><text:span text:style-name="T11">תגע</text:span><text:span text:style-name="T5"> </text:span><text:span text:style-name="T11">ואל</text:span><text:span text:style-name="T5"> </text:span><text:span text:style-name="T11">המקדש</text:span><text:span text:style-name="T5"> </text:span><text:span text:style-name="T11">לא</text:span><text:span text:style-name="T5"> </text:span><text:span text:style-name="T11">תבא</text:span><text:span text:style-name="T8">, ודרשינן</text:span><text:span text:style-name="T5"> </text:span><text:span text:style-name="T8">לקמן: מה</text:span><text:span text:style-name="T5"> </text:span><text:span text:style-name="T8">מקדש</text:span><text:span text:style-name="T5"> </text:span><text:span text:style-name="T8">יש</text:span><text:span text:style-name="T5"> </text:span><text:span text:style-name="T8">באזהרתו</text:span><text:span text:style-name="T5"> </text:span><text:span text:style-name="T8">נטילת</text:span><text:span text:style-name="T5"> </text:span><text:span text:style-name="T8">נשמה: שהבא</text:span><text:span text:style-name="T5"> </text:span><text:span text:style-name="T8">אל</text:span><text:span text:style-name="T5"> </text:span><text:span text:style-name="T8">המקדש</text:span><text:span text:style-name="T5"> </text:span><text:span text:style-name="T8">טמא</text:span><text:span text:style-name="T5"> </text:span><text:span text:style-name="T8">בכרת</text:span><text:span text:style-name="T5"> </text:span><text:span text:style-name="T8">- אף</text:span><text:span text:style-name="T5"> </text:span><text:span text:style-name="T8">אזהרת</text:span><text:span text:style-name="T5"> </text:span><text:span text:style-name="T8">קדש: דבר</text:span><text:span text:style-name="T5"> </text:span><text:span text:style-name="T8">שיש</text:span><text:span text:style-name="T5"> </text:span><text:span text:style-name="T8">בו</text:span><text:span text:style-name="T5"> </text:span><text:span text:style-name="T8">נטילת</text:span><text:span text:style-name="T5"> </text:span><text:span text:style-name="T8">נשמה, והיינו</text:span><text:span text:style-name="T5"> </text:span><text:span text:style-name="T8">אכילה, שענוש</text:span><text:span text:style-name="T5"> </text:span><text:span text:style-name="T8">עליה</text:span><text:span text:style-name="T5"> </text:span><text:span text:style-name="T8">כרת; דאילו</text:span><text:span text:style-name="T5"> </text:span><text:span text:style-name="T8">בנגיעה</text:span><text:span text:style-name="T5"> </text:span><text:span text:style-name="T8">ליכא</text:span><text:span text:style-name="T5"> </text:span><text:span text:style-name="T8">כרת</text:span><text:span text:style-name="T2">)</text:span><text:span text:style-name="T1">.</text:span></text:p>
      <text:p text:style-name="P10"><text:span text:style-name="T1">ואכתי</text:span><text:span text:style-name="T4"> </text:span><text:span text:style-name="T1">להכי</text:span><text:span text:style-name="T4"> </text:span><text:span text:style-name="T1">הוא</text:span><text:span text:style-name="T4"> </text:span><text:span text:style-name="T1">דאתא? ההוא</text:span><text:span text:style-name="T4"> </text:span><text:span text:style-name="T1">מיבעי</text:span><text:span text:style-name="T4"> </text:span><text:span text:style-name="T1">ליה</text:span><text:span text:style-name="T4"> </text:span><text:span text:style-name="T1">לטמא</text:span><text:span text:style-name="T4"> </text:span><text:span text:style-name="T1">שאכל</text:span><text:span text:style-name="T4"> </text:span><text:span text:style-name="T1">בשר</text:span><text:span text:style-name="T4"> </text:span><text:span text:style-name="T1">קדש</text:span><text:span text:style-name="T4"> </text:span><text:span text:style-name="T1">לפני</text:span><text:span text:style-name="T4"> </text:span><text:span text:style-name="T1">זריקת</text:span><text:span text:style-name="T4"> </text:span><text:span text:style-name="T1">דמים! דאיתמר: טמא</text:span><text:span text:style-name="T4"> </text:span><text:span text:style-name="T1">שאכל</text:span><text:span text:style-name="T4"> </text:span><text:span text:style-name="T1">בשר</text:span><text:span text:style-name="T4"> </text:span><text:span text:style-name="T1">קדש</text:span><text:span text:style-name="T4"> </text:span><text:span text:style-name="T1">לפני</text:span><text:span text:style-name="T4"> </text:span><text:span text:style-name="T1">זריקת</text:span><text:span text:style-name="T4"> </text:span><text:span text:style-name="T1">דמים: ריש</text:span><text:span text:style-name="T4"> </text:span><text:span text:style-name="T1">לקיש</text:span><text:span text:style-name="T4"> </text:span><text:span text:style-name="T1">אומר</text:span><text:span text:style-name="T4"> </text:span><text:span text:style-name="T1">לוקה, רבי</text:span><text:span text:style-name="T4"> </text:span><text:span text:style-name="T1">יוחנן</text:span><text:span text:style-name="T4"> </text:span><text:span text:style-name="T1">אומר</text:span><text:span text:style-name="T4"> </text:span><text:span text:style-name="T1">אינו</text:span><text:span text:style-name="T4"> </text:span><text:span text:style-name="T1">לוקה: ריש</text:span><text:span text:style-name="T4"> </text:span><text:span text:style-name="T1">לקיש</text:span><text:span text:style-name="T4"> </text:span><text:span text:style-name="T1">אומר</text:span><text:span text:style-name="T4"> </text:span><text:span text:style-name="T1">לוקה: '</text:span><text:span text:style-name="T10">בכל</text:span><text:span text:style-name="T4"> </text:span><text:span text:style-name="T10">קדש</text:span><text:span text:style-name="T4"> </text:span><text:span text:style-name="T10">לא</text:span><text:span text:style-name="T4"> </text:span><text:span text:style-name="T10">תגע</text:span><text:span text:style-name="T1">', לא</text:span><text:span text:style-name="T4"> </text:span><text:span text:style-name="T1">שנא</text:span><text:span text:style-name="T4"> </text:span><text:span text:style-name="T1">לפני</text:span><text:span text:style-name="T4"> </text:span><text:span text:style-name="T1">זריקה</text:span><text:span text:style-name="T4"> </text:span><text:span text:style-name="T1">ולא</text:span><text:span text:style-name="T4"> </text:span><text:span text:style-name="T1">שנא</text:span><text:span text:style-name="T4"> </text:span><text:span text:style-name="T1">לאחר</text:span><text:span text:style-name="T4"> </text:span><text:span text:style-name="T1">זריקה; רבי</text:span><text:span text:style-name="T4"> </text:span><text:span text:style-name="T1">יוחנן</text:span><text:span text:style-name="T4"> </text:span><text:span text:style-name="T1">אומר</text:span><text:span text:style-name="T4"> </text:span><text:span text:style-name="T1">'אינו</text:span><text:span text:style-name="T4"> </text:span><text:span text:style-name="T1">לוקה': רבי</text:span><text:span text:style-name="T4"> </text:span><text:span text:style-name="T1">יוחנן</text:span><text:span text:style-name="T4"> </text:span><text:span text:style-name="T1">לטעמיה, דאמר</text:span><text:span text:style-name="T4"> </text:span><text:span text:style-name="T1">קרא</text:span><text:span text:style-name="T4"> </text:span><text:span text:style-name="T1">'</text:span><text:span text:style-name="T10">טומאתו</text:span><text:span text:style-name="T1">' '</text:span><text:span text:style-name="T10">טומאתו</text:span><text:span text:style-name="T1">' </text:span><text:span text:style-name="T2">(</text:span><text:span text:style-name="T8">אזהרה</text:span><text:span text:style-name="T5"> </text:span><text:span text:style-name="T8">לאוכל</text:span><text:span text:style-name="T5"> </text:span><text:span text:style-name="T8">קדש</text:span><text:span text:style-name="T5"> </text:span><text:span text:style-name="T8">בטומאתו</text:span><text:span text:style-name="T5"> </text:span><text:span text:style-name="T8">נפקא</text:span><text:span text:style-name="T5"> </text:span><text:span text:style-name="T8">מטומאתו</text:span><text:span text:style-name="T5"> </text:span><text:span text:style-name="T8">טומאתו</text:span><text:span text:style-name="T2">)</text:span><text:span text:style-name="T1">: וכי</text:span><text:span text:style-name="T4"> </text:span><text:span text:style-name="T1">כתיב</text:span><text:span text:style-name="T4"> </text:span><text:span text:style-name="T1">'</text:span><text:span text:style-name="T10">טומאתו</text:span><text:span text:style-name="T1">' - לאחר</text:span><text:span text:style-name="T4"> </text:span><text:span text:style-name="T1">זריקה</text:span><text:span text:style-name="T4"> </text:span><text:span text:style-name="T1">הוא</text:span><text:span text:style-name="T4"> </text:span><text:span text:style-name="T1">דכתיב</text:span><text:span text:style-name="T4"> </text:span><text:span text:style-name="T2">(</text:span><text:span text:style-name="T8">וההוא</text:span><text:span text:style-name="T5"> </text:span><text:span text:style-name="T8">'</text:span><text:span text:style-name="T11">וטומאתו</text:span><text:span text:style-name="T5"> </text:span><text:span text:style-name="T11">עליו</text:span><text:span text:style-name="T8">' דכתיב</text:span><text:span text:style-name="T5"> </text:span><text:span text:style-name="T8">בעונש</text:span><text:span text:style-name="T5"> </text:span><text:span text:style-name="T8">דקדש</text:span><text:span text:style-name="T5"> </text:span><text:span text:style-name="T8">- לאחר</text:span><text:span text:style-name="T5"> </text:span><text:span text:style-name="T8">זריקה</text:span><text:span text:style-name="T5"> </text:span><text:span text:style-name="T8">הוא, דתניא</text:span><text:span text:style-name="T5"> </text:span><text:span text:style-name="T8">בתורת</text:span><text:span text:style-name="T5"> </text:span><text:span text:style-name="T8">כהנים</text:span><text:span text:style-name="T5"> </text:span><text:span text:style-name="T8">- ומייתינן</text:span><text:span text:style-name="T5"> </text:span><text:span text:style-name="T8">לה</text:span><text:span text:style-name="T5"> </text:span><text:span text:style-name="T8">במנחות</text:span><text:span text:style-name="T5"> </text:span><text:span text:style-name="T8">בפרק</text:span><text:span text:style-name="T5"> </text:span><text:span text:style-name="T8">שלישי</text:span><text:span text:style-name="T5"> </text:span><text:span text:style-name="T8">(דף</text:span><text:span text:style-name="T5"> </text:span><text:span text:style-name="T8">כה:): יכול</text:span><text:span text:style-name="T5"> </text:span><text:span text:style-name="T8">יהו</text:span><text:span text:style-name="T5"> </text:span><text:span text:style-name="T8">חייבין</text:span><text:span text:style-name="T5"> </text:span><text:span text:style-name="T8">עליו</text:span><text:span text:style-name="T5"> </text:span><text:span text:style-name="T8">משום</text:span><text:span text:style-name="T5"> </text:span><text:span text:style-name="T8">טומאה</text:span><text:span text:style-name="T5"> </text:span><text:span text:style-name="T8">קודם</text:span><text:span text:style-name="T5"> </text:span><text:span text:style-name="T8">זריקה? תלמוד</text:span><text:span text:style-name="T5"> </text:span><text:span text:style-name="T8">לומר</text:span><text:span text:style-name="T5"> </text:span><text:span text:style-name="T8">'</text:span><text:span text:style-name="T11">כל</text:span><text:span text:style-name="T5"> </text:span><text:span text:style-name="T11">טהור</text:span><text:span text:style-name="T5"> </text:span><text:span text:style-name="T11">יאכל</text:span><text:span text:style-name="T5"> </text:span><text:span text:style-name="T11">בשר</text:span><text:span text:style-name="T5"> </text:span><text:span text:style-name="T11">והנפש</text:span><text:span text:style-name="T5"> </text:span><text:span text:style-name="T11">אשר</text:span><text:span text:style-name="T5"> </text:span><text:span text:style-name="T11">תאכל</text:span><text:span text:style-name="T5"> </text:span><text:span text:style-name="T11">בשר</text:span><text:span text:style-name="T5"> </text:span><text:span text:style-name="T9">וגו'</text:span><text:span text:style-name="T8">: הניתר</text:span><text:span text:style-name="T5"> </text:span><text:span text:style-name="T8">לטהורים</text:span><text:span text:style-name="T5"> </text:span><text:span text:style-name="T8">- חייבין</text:span><text:span text:style-name="T5"> </text:span><text:span text:style-name="T8">עליו</text:span><text:span text:style-name="T5"> </text:span><text:span text:style-name="T8">משום</text:span><text:span text:style-name="T5"> </text:span><text:span text:style-name="T8">טומאה, שאין</text:span><text:span text:style-name="T5"> </text:span><text:span text:style-name="T8">ניתר</text:span><text:span text:style-name="T5"> </text:span><text:span text:style-name="T8">לטהורים</text:span><text:span text:style-name="T5"> </text:span><text:span text:style-name="T8">- אין</text:span><text:span text:style-name="T5"> </text:span><text:span text:style-name="T8">חייבין</text:span><text:span text:style-name="T5"> </text:span><text:span text:style-name="T8">עליו</text:span><text:span text:style-name="T5"> </text:span><text:span text:style-name="T8">משום</text:span><text:span text:style-name="T5"> </text:span><text:span text:style-name="T8">טומאה</text:span><text:span text:style-name="T2">)</text:span><text:span text:style-name="T1">!</text:span></text:p>
      <text:p text:style-name="P10"><text:span text:style-name="T1">ההיא</text:span><text:span text:style-name="T4"> </text:span><text:span text:style-name="T1">מ'</text:span><text:span text:style-name="T23">בכל</text:span><text:span text:style-name="T4"> </text:span><text:span text:style-name="T10">קדש</text:span><text:span text:style-name="T1">' נפקא</text:span><text:span text:style-name="T4"> </text:span><text:span text:style-name="T2">(</text:span><text:span text:style-name="T8">מרבויא</text:span><text:span text:style-name="T5"> </text:span><text:span text:style-name="T8">ד'</text:span><text:span text:style-name="T24">בכל</text:span><text:span text:style-name="T8">' דריש</text:span><text:span text:style-name="T5"> </text:span><text:span text:style-name="T8">ריש</text:span><text:span text:style-name="T5"> </text:span><text:span text:style-name="T8">לקיש</text:span><text:span text:style-name="T5"> </text:span><text:span text:style-name="T8">אף</text:span><text:span text:style-name="T5"> </text:span><text:span text:style-name="T8">לפני</text:span><text:span text:style-name="T5"> </text:span><text:span text:style-name="T8">זריקה</text:span><text:span text:style-name="T2">)</text:span><text:span text:style-name="T1">.</text:span></text:p>
      <text:p text:style-name="P9"><text:span text:style-name="T67">תניא</text:span><text:span text:style-name="T69"> </text:span><text:span text:style-name="T73">[דומה</text:span><text:span text:style-name="T70"> </text:span><text:span text:style-name="T73">לספרא</text:span><text:span text:style-name="T70"> </text:span><text:span text:style-name="T73">תזריע</text:span><text:span text:style-name="T70"> </text:span><text:span text:style-name="T73">פרשה</text:span><text:span text:style-name="T70"> </text:span><text:span text:style-name="T73">א</text:span><text:span text:style-name="T70"> </text:span><text:span text:style-name="T73">משנה</text:span><text:span text:style-name="T70"> </text:span><text:span text:style-name="T73">ח</text:span><text:span text:style-name="Footnote_20_Symbol"><text:span text:style-name="T5"><text:note text:id="ftn10" text:note-class="footnote"><text:note-citation>10</text:note-citation><text:note-body><text:p text:style-name="P2"><text:span text:style-name="T66"><text:s/></text:span><text:span text:style-name="T72">ספרא</text:span><text:span text:style-name="T69"> </text:span><text:span text:style-name="T72">תזריע</text:span><text:span text:style-name="T69"> </text:span><text:span text:style-name="T72">פרשה</text:span><text:span text:style-name="T69"> </text:span><text:span text:style-name="T72">א</text:span><text:span text:style-name="T69"> </text:span><text:span text:style-name="T72">משנה</text:span><text:span text:style-name="T69"> </text:span><text:span text:style-name="T72">ח: </text:span><text:span text:style-name="T76">בכל</text:span><text:span text:style-name="T69"> </text:span><text:span text:style-name="T76">קודש</text:span><text:span text:style-name="T69"> </text:span><text:span text:style-name="T76">לא</text:span><text:span text:style-name="T69"> </text:span><text:span text:style-name="T76">תגע;</text:span><text:span text:style-name="T72"> יכול</text:span><text:span text:style-name="T69"> </text:span><text:span text:style-name="T72">אף</text:span><text:span text:style-name="T69"> </text:span><text:span text:style-name="T72">מן</text:span><text:span text:style-name="T69"> </text:span><text:span text:style-name="T72">המעשר? תלמוד</text:span><text:span text:style-name="T69"> </text:span><text:span text:style-name="T72">לומר</text:span><text:span text:style-name="T69"> </text:span><text:span text:style-name="T76">ואל</text:span><text:span text:style-name="T69"> </text:span><text:span text:style-name="T76">המקדש</text:span></text:p><text:p text:style-name="P5"><text:span text:style-name="T10">לא</text:span><text:span text:style-name="T4"> </text:span><text:span text:style-name="T10">תבוא</text:span><text:span text:style-name="T7">: מה</text:span><text:span text:style-name="T4"> </text:span><text:span text:style-name="T7">מקדש</text:span><text:span text:style-name="T4"> </text:span><text:span text:style-name="T7">שיש</text:span><text:span text:style-name="T4"> </text:span><text:span text:style-name="T7">בו</text:span><text:span text:style-name="T4"> </text:span><text:span text:style-name="T7">נטילת</text:span><text:span text:style-name="T4"> </text:span><text:span text:style-name="T7">נשמה</text:span><text:span text:style-name="T4"> </text:span><text:span text:style-name="T7">- אף</text:span><text:span text:style-name="T4"> </text:span><text:span text:style-name="T7">קודש</text:span><text:span text:style-name="T4"> </text:span><text:span text:style-name="T7">שיש</text:span><text:span text:style-name="T4"> </text:span><text:span text:style-name="T7">בו</text:span><text:span text:style-name="T4"> </text:span><text:span text:style-name="T7">נטילת</text:span><text:span text:style-name="T4"> </text:span><text:span text:style-name="T7">נשמה, יצא</text:span><text:span text:style-name="T4"> </text:span><text:span text:style-name="T7">המעשר; אי</text:span><text:span text:style-name="T4"> </text:span><text:span text:style-name="T7">מה</text:span><text:span text:style-name="T4"> </text:span><text:span text:style-name="T7">מקדש</text:span><text:span text:style-name="T4"> </text:span><text:span text:style-name="T7">הנכנס</text:span><text:span text:style-name="T4"> </text:span><text:span text:style-name="T7">לו</text:span><text:span text:style-name="T4"> </text:span><text:span text:style-name="T7">בטומאה</text:span><text:span text:style-name="T4"> </text:span><text:span text:style-name="T7">ענוש</text:span><text:span text:style-name="T4"> </text:span><text:span text:style-name="T7">כרת</text:span><text:span text:style-name="T4"> </text:span><text:span text:style-name="T7">- אף</text:span><text:span text:style-name="T4"> </text:span><text:span text:style-name="T7">קודש</text:span><text:span text:style-name="T4"> </text:span><text:span text:style-name="T7">האוכלו</text:span><text:span text:style-name="T4"> </text:span><text:span text:style-name="T7">בטומאה</text:span><text:span text:style-name="T4"> </text:span><text:span text:style-name="T7">ענוש</text:span><text:span text:style-name="T4"> </text:span><text:span text:style-name="T7">כרת, יצתה</text:span><text:span text:style-name="T4"> </text:span><text:span text:style-name="T7">תרומה? - תלמוד</text:span><text:span text:style-name="T4"> </text:span><text:span text:style-name="T7">לומר: </text:span><text:span text:style-name="T23">בכל</text:span><text:span text:style-name="T4"> </text:span><text:span text:style-name="T10">קודש</text:span><text:span text:style-name="T4"> </text:span><text:span text:style-name="T7">לרבות</text:span><text:span text:style-name="T4"> </text:span><text:span text:style-name="T7">תרומה; אי</text:span><text:span text:style-name="T4"> </text:span><text:span text:style-name="T7">מה</text:span><text:span text:style-name="T4"> </text:span><text:span text:style-name="T7">קודש</text:span><text:span text:style-name="T4"> </text:span><text:span text:style-name="T7">משמע</text:span><text:span text:style-name="T4"> </text:span><text:span text:style-name="T7">נגיעה</text:span><text:span text:style-name="T4"> </text:span><text:span text:style-name="T7">אף</text:span><text:span text:style-name="T4"> </text:span><text:span text:style-name="T7">מקדש</text:span><text:span text:style-name="T4"> </text:span><text:span text:style-name="T7">משמע</text:span><text:span text:style-name="T4"> </text:span><text:span text:style-name="T7">נגיעה, ומנין</text:span><text:span text:style-name="T4"> </text:span><text:span text:style-name="T7">שלא</text:span><text:span text:style-name="T4"> </text:span><text:span text:style-name="T7">בנגיעה? תלמוד</text:span><text:span text:style-name="T4"> </text:span><text:span text:style-name="T7">לומר</text:span><text:span text:style-name="T4"> </text:span><text:span text:style-name="T10">ואל</text:span><text:span text:style-name="T4"> </text:span><text:span text:style-name="T10">המקדש</text:span><text:span text:style-name="T4"> </text:span><text:span text:style-name="T10">לא</text:span><text:span text:style-name="T4"> </text:span><text:span text:style-name="T10">תבא</text:span></text:p></text:note-body></text:note></text:span></text:span><text:span text:style-name="T73">]</text:span><text:span text:style-name="T67"> כוותיה</text:span><text:span text:style-name="T69"> </text:span><text:span text:style-name="T67">דריש</text:span><text:span text:style-name="T69"> </text:span><text:span text:style-name="T67">לקיש</text:span><text:span text:style-name="T69"> </text:span><text:span text:style-name="T68">(</text:span><text:span text:style-name="T73">דיליף</text:span><text:span text:style-name="T70"> </text:span><text:span text:style-name="T73">אזהרה</text:span><text:span text:style-name="T70"> </text:span><text:span text:style-name="T73">לטמא</text:span><text:span text:style-name="T70"> </text:span><text:span text:style-name="T73">שאכל</text:span><text:span text:style-name="T70"> </text:span><text:span text:style-name="T73">את</text:span><text:span text:style-name="T70"> </text:span><text:span text:style-name="T73">הקדש</text:span><text:span text:style-name="T70"> </text:span><text:span text:style-name="T73">מ'</text:span><text:span text:style-name="T77">בכל</text:span><text:span text:style-name="T70"> </text:span><text:span text:style-name="T77">קדש</text:span><text:span text:style-name="T70"> </text:span><text:span text:style-name="T77">לא</text:span><text:span text:style-name="T70"> </text:span><text:span text:style-name="T77">תגע</text:span><text:span text:style-name="T73">'</text:span><text:span text:style-name="T68">)</text:span><text:span text:style-name="T67">: '</text:span><text:span text:style-name="T76">בכל</text:span><text:span text:style-name="T69"> </text:span><text:span text:style-name="T76">קדש</text:span><text:span text:style-name="T69"> </text:span><text:span text:style-name="T76">לא</text:span><text:span text:style-name="T69"> </text:span><text:span text:style-name="T76">תגע</text:span><text:span text:style-name="T69"> </text:span><text:span text:style-name="T67">- אזהרה</text:span><text:span text:style-name="T69"> </text:span><text:span text:style-name="T67">לאוכל; אתה</text:span><text:span text:style-name="T69"> </text:span><text:span text:style-name="T67">אומר</text:span><text:span text:style-name="T69"> </text:span><text:span text:style-name="T67">אזהרה</text:span><text:span text:style-name="T69"> </text:span><text:span text:style-name="T67">לאוכל, או</text:span><text:span text:style-name="T69"> </text:span><text:span text:style-name="T67">אינו</text:span><text:span text:style-name="T69"> </text:span><text:span text:style-name="T67">אלא</text:span><text:span text:style-name="T69"> </text:span><text:span text:style-name="T67">אזהרה</text:span><text:span text:style-name="T69"> </text:span><text:span text:style-name="T67">לנוגע? תלמוד</text:span><text:span text:style-name="T69"> </text:span><text:span text:style-name="T67">לומר: '</text:span><text:span text:style-name="T76">בכל</text:span><text:span text:style-name="T69"> </text:span><text:span text:style-name="T76">קדש</text:span><text:span text:style-name="T69"> </text:span><text:span text:style-name="T76">לא</text:span><text:span text:style-name="T69"> </text:span><text:span text:style-name="T76">תגע</text:span><text:span text:style-name="T69"> </text:span><text:span text:style-name="T76">ואל</text:span><text:span text:style-name="T69"> </text:span><text:span text:style-name="T76">המקדש</text:span><text:span text:style-name="T69"> </text:span><text:span text:style-name="T67">וגו': מקיש</text:span><text:span text:style-name="T69"> </text:span><text:span text:style-name="T67">קדש</text:span><text:span text:style-name="T69"> </text:span><text:span text:style-name="T67">למקדש, מה</text:span><text:span text:style-name="T69"> </text:span><text:span text:style-name="T67">מקדש: דבר</text:span><text:span text:style-name="T69"> </text:span><text:span text:style-name="T67">שיש</text:span><text:span text:style-name="T69"> </text:span><text:span text:style-name="T67">בו</text:span><text:span text:style-name="T69"> </text:span><text:span text:style-name="T67">נטילת</text:span><text:span text:style-name="T69"> </text:span><text:span text:style-name="T67">נשמה</text:span><text:span text:style-name="T69"> </text:span><text:span text:style-name="T67">- אף</text:span><text:span text:style-name="T69"> </text:span><text:span text:style-name="T67">כל</text:span><text:span text:style-name="T69"> </text:span><text:span text:style-name="T67">דבר</text:span><text:span text:style-name="T69"> </text:span><text:span text:style-name="T67">שיש</text:span><text:span text:style-name="T69"> </text:span><text:span text:style-name="T67">בו</text:span><text:span text:style-name="T69"> </text:span><text:span text:style-name="T67">נטילת</text:span><text:span text:style-name="T69"> </text:span><text:span text:style-name="T67">נשמה' - ואי</text:span><text:span text:style-name="T69"> </text:span><text:span text:style-name="T67">בנגיעה</text:span><text:span text:style-name="T69"> </text:span><text:span text:style-name="T67">מי</text:span><text:span text:style-name="T69"> </text:span><text:span text:style-name="T67">איכא</text:span><text:span text:style-name="T69"> </text:span><text:span text:style-name="T67">נטילת</text:span><text:span text:style-name="T69"> </text:span><text:span text:style-name="T67">נשמה? אלא</text:span><text:span text:style-name="T69"> </text:span><text:span text:style-name="T67">באכילה!</text:span></text:p>
      <text:p text:style-name="P11"/>
      <text:p text:style-name="P9"><text:span text:style-name="T67">אמר</text:span><text:span text:style-name="T69"> </text:span><text:span text:style-name="T67">רבה</text:span><text:span text:style-name="T69"> </text:span><text:span text:style-name="T67">בר</text:span><text:span text:style-name="T69"> </text:span><text:span text:style-name="T67">בר</text:span><text:span text:style-name="T69"> </text:span><text:span text:style-name="T67">חנה</text:span><text:span text:style-name="T69"> </text:span><text:span text:style-name="T67">אמר</text:span><text:span text:style-name="T69"> </text:span><text:span text:style-name="T67">רבי</text:span><text:span text:style-name="T69"> </text:span><text:span text:style-name="T67">יוחנן: כל</text:span><text:span text:style-name="T69"> </text:span><text:span text:style-name="T67">לא</text:span><text:span text:style-name="T69"> </text:span><text:span text:style-name="T67">תעשה</text:span><text:span text:style-name="T69"> </text:span><text:span text:style-name="T67">שקדמו</text:span><text:span text:style-name="T69"> </text:span><text:span text:style-name="T67">עשה</text:span><text:span text:style-name="T69"> </text:span><text:span text:style-name="T67">- לוקין</text:span><text:span text:style-name="T69"> </text:span><text:span text:style-name="T67">עליו</text:span><text:span text:style-name="T69"> </text:span><text:span text:style-name="T68">(</text:span><text:span text:style-name="T73">הא</text:span><text:span text:style-name="T70"> </text:span><text:span text:style-name="T73">אתא</text:span><text:span text:style-name="T70"> </text:span><text:span text:style-name="T73">לאשמועינן</text:span><text:span text:style-name="T70"> </text:span><text:span text:style-name="T73">דאפילו</text:span><text:span text:style-name="T70"> </text:span><text:span text:style-name="T73">למאן</text:span><text:span text:style-name="T70"> </text:span><text:span text:style-name="T73">דאמר</text:span><text:span text:style-name="T70"> </text:span><text:span text:style-name="T73">לאו</text:span><text:span text:style-name="T70"> </text:span><text:span text:style-name="T73">הניתק</text:span><text:span text:style-name="T70"> </text:span><text:span text:style-name="T73">לעשה</text:span><text:span text:style-name="T70"> </text:span><text:span text:style-name="T73">אין</text:span><text:span text:style-name="T70"> </text:span><text:span text:style-name="T73">לוקין</text:span><text:span text:style-name="T70"> </text:span><text:span text:style-name="T73">עליו, כדתניא: </text:span><text:span text:style-name="T11">לא</text:span><text:span text:style-name="T5"> </text:span><text:span text:style-name="T11">תותירו... והנותר... תשרפו</text:span><text:span text:style-name="T70"> </text:span><text:span text:style-name="T73">- בא</text:span><text:span text:style-name="T70"> </text:span><text:span text:style-name="T73">הכתוב</text:span><text:span text:style-name="T70"> </text:span><text:span text:style-name="T73">ליתן</text:span><text:span text:style-name="T70"> </text:span><text:span text:style-name="T73">עשה</text:span><text:span text:style-name="T70"> </text:span><text:span text:style-name="T73">אחר</text:span><text:span text:style-name="T70"> </text:span><text:span text:style-name="T73">לא</text:span><text:span text:style-name="T70"> </text:span><text:span text:style-name="T73">תעשה, לומר</text:span><text:span text:style-name="T70"> </text:span><text:span text:style-name="T73">שאין</text:span><text:span text:style-name="T70"> </text:span><text:span text:style-name="T73">לוקין</text:span><text:span text:style-name="T70"> </text:span><text:span text:style-name="T73">עליו: שנתק</text:span><text:span text:style-name="T70"> </text:span><text:span text:style-name="T73">הכתוב</text:span><text:span text:style-name="T70"> </text:span><text:span text:style-name="T73">את</text:span><text:span text:style-name="T70"> </text:span><text:span text:style-name="T73">העשה</text:span><text:span text:style-name="T70"> </text:span><text:span text:style-name="T73">להיות</text:span><text:span text:style-name="T70"> </text:span><text:span text:style-name="T73">ענשו</text:span><text:span text:style-name="T70"> </text:span><text:span text:style-name="T73">של</text:span><text:span text:style-name="T70"> </text:span><text:span text:style-name="T73">לאו</text:span><text:span text:style-name="T70"> </text:span><text:span text:style-name="T73">ותקונו, לומר: לא</text:span><text:span text:style-name="T70"> </text:span><text:span text:style-name="T73">תעשה</text:span><text:span text:style-name="T70"> </text:span><text:span text:style-name="T73">כך, ואם</text:span><text:span text:style-name="T70"> </text:span><text:span text:style-name="T73">עשית</text:span><text:span text:style-name="T70"> </text:span><text:span text:style-name="T73">- עשה</text:span><text:span text:style-name="T70"> </text:span><text:span text:style-name="T73">זאת</text:span><text:span text:style-name="T70"> </text:span><text:span text:style-name="T73">והפטר; ואשמעינן</text:span><text:span text:style-name="T70"> </text:span><text:span text:style-name="T73">רבי</text:span><text:span text:style-name="T70"> </text:span><text:span text:style-name="T73">יוחנן: הני</text:span><text:span text:style-name="T70"> </text:span><text:span text:style-name="T73">מילי</text:span><text:span text:style-name="T70"> </text:span><text:span text:style-name="T73">בעשה</text:span><text:span text:style-name="T70"> </text:span><text:span text:style-name="T73">הבא</text:span><text:span text:style-name="T70"> </text:span><text:span text:style-name="T73">אחר</text:span><text:span text:style-name="T70"> </text:span><text:span text:style-name="T73">הלאו</text:span><text:span text:style-name="T70"> </text:span><text:span text:style-name="T73">שאין</text:span><text:span text:style-name="T70"> </text:span><text:span text:style-name="T73">אתה</text:span><text:span text:style-name="T70"> </text:span><text:span text:style-name="T73">יכול</text:span><text:span text:style-name="T70"> </text:span><text:span text:style-name="T73">לקיימו</text:span><text:span text:style-name="T70"> </text:span><text:span text:style-name="T73">אלא</text:span><text:span text:style-name="T70"> </text:span><text:span text:style-name="T73">לאחר</text:span><text:span text:style-name="T70"> </text:span><text:span text:style-name="T73">עבירת</text:span><text:span text:style-name="T70"> </text:span><text:span text:style-name="T73">הלאו, אבל</text:span><text:span text:style-name="T70"> </text:span><text:span text:style-name="T73">עשה</text:span><text:span text:style-name="T70"> </text:span><text:span text:style-name="T73">שקדם</text:span><text:span text:style-name="T70"> </text:span><text:span text:style-name="T73">את</text:span><text:span text:style-name="T70"> </text:span><text:span text:style-name="T73">הלאו</text:span><text:span text:style-name="T70"> </text:span><text:span text:style-name="T73">ואתה</text:span><text:span text:style-name="T70"> </text:span><text:span text:style-name="T73">יכול</text:span><text:span text:style-name="T70"> </text:span><text:span text:style-name="T73">לקיימו</text:span><text:span text:style-name="T70"> </text:span><text:span text:style-name="T73">קודם</text:span><text:span text:style-name="T70"> </text:span><text:span text:style-name="T73">עבירת</text:span><text:span text:style-name="T70"> </text:span><text:span text:style-name="T73">הלאו</text:span><text:span text:style-name="T70"> </text:span><text:span text:style-name="T73">- אין</text:span><text:span text:style-name="T70"> </text:span><text:span text:style-name="T73">זה</text:span><text:span text:style-name="T70"> </text:span><text:span text:style-name="T73">ניתוק</text:span><text:span text:style-name="T70"> </text:span><text:span text:style-name="T73">הלאו, ואפילו</text:span><text:span text:style-name="T70"> </text:span><text:span text:style-name="T73">תקיימנו</text:span><text:span text:style-name="T70"> </text:span><text:span text:style-name="T73">אחר</text:span><text:span text:style-name="T70"> </text:span><text:span text:style-name="T73">עבירת</text:span><text:span text:style-name="T70"> </text:span><text:span text:style-name="T73">הלאו</text:span><text:span text:style-name="T70"> </text:span><text:span text:style-name="T73">- לא</text:span><text:span text:style-name="T70"> </text:span><text:span text:style-name="T73">נפטרת</text:span><text:span text:style-name="T70"> </text:span><text:span text:style-name="T73">מן</text:span><text:span text:style-name="T70"> </text:span><text:span text:style-name="T73">המלקות</text:span><text:span text:style-name="T68">)</text:span><text:span text:style-name="T67">. </text:span><text:span text:style-name="T73"><text:s/></text:span></text:p>
      <text:p text:style-name="P11"/>
      <text:p text:style-name="P10"><text:span text:style-name="T1">(מכות</text:span><text:span text:style-name="T4"> </text:span><text:span text:style-name="T1">טו,א)</text:span></text:p>
      <text:p text:style-name="P10"><text:span text:style-name="T1">אמרו</text:span><text:span text:style-name="T4"> </text:span><text:span text:style-name="T1">לו</text:span><text:span text:style-name="T4"> </text:span><text:span text:style-name="T2">(</text:span><text:span text:style-name="T8">אחרים</text:span><text:span text:style-name="T5"> </text:span><text:span text:style-name="T8">ששמעוהו</text:span><text:span text:style-name="T5"> </text:span><text:span text:style-name="T8">משמו</text:span><text:span text:style-name="T5"> </text:span><text:span text:style-name="T8">ולא</text:span><text:span text:style-name="T5"> </text:span><text:span text:style-name="T8">שמעוהו</text:span><text:span text:style-name="T5"> </text:span><text:span text:style-name="T8">מפיו</text:span><text:span text:style-name="T2">)</text:span><text:span text:style-name="T1">: אמרת</text:span><text:span text:style-name="T4"> </text:span><text:span text:style-name="T2">(</text:span><text:span text:style-name="T8">דבר</text:span><text:span text:style-name="T5"> </text:span><text:span text:style-name="T8">זה</text:span><text:span text:style-name="T2">)</text:span><text:span text:style-name="T1">?</text:span></text:p>
      <text:p text:style-name="P10"><text:span text:style-name="T1">אמר</text:span><text:span text:style-name="T4"> </text:span><text:span text:style-name="T1">להו: לא</text:span><text:span text:style-name="T4"> </text:span><text:span text:style-name="T2">(</text:span><text:span text:style-name="T8">חזר</text:span><text:span text:style-name="T5"> </text:span><text:span text:style-name="T8">בו</text:span><text:span text:style-name="T2">)</text:span><text:span text:style-name="T1">.</text:span></text:p>
      <text:p text:style-name="P10"><text:span text:style-name="T1">אמר</text:span><text:span text:style-name="T4"> </text:span><text:span text:style-name="T1">רבה: האלהים</text:span><text:span text:style-name="T4"> </text:span><text:span text:style-name="T1">אמרה, וכתיבא</text:span><text:span text:style-name="T4"> </text:span><text:span text:style-name="T1">ותנינא</text:span><text:span text:style-name="T4"> </text:span><text:span text:style-name="T2">(</text:span><text:span text:style-name="T8">מצינו</text:span><text:span text:style-name="T5"> </text:span><text:span text:style-name="T8">כתוב</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 ותנינן</text:span><text:span text:style-name="T5"> </text:span><text:span text:style-name="T8">עליה</text:span><text:span text:style-name="T5"> </text:span><text:span text:style-name="T8">דלוקין, ולא</text:span><text:span text:style-name="T5"> </text:span><text:span text:style-name="T8">סגי</text:span><text:span text:style-name="T5"> </text:span><text:span text:style-name="T8">ליה</text:span><text:span text:style-name="T5"> </text:span><text:span text:style-name="T8">בקיום</text:span><text:span text:style-name="T5"> </text:span><text:span text:style-name="T8">העשה</text:span><text:span text:style-name="T2">)</text:span><text:span text:style-name="T1">: כתיבא</text:span><text:span text:style-name="T4"> </text:span><text:span text:style-name="T8">(במדבר</text:span><text:span text:style-name="T5"> </text:span><text:span text:style-name="T8">ה,ב)</text:span><text:span text:style-name="T1"> </text:span><text:span text:style-name="T11">[צו</text:span><text:span text:style-name="T5"> </text:span><text:span text:style-name="T11">את</text:span><text:span text:style-name="T5"> </text:span><text:span text:style-name="T11">בני</text:span><text:span text:style-name="T5"> </text:span><text:span text:style-name="T11">ישראל]</text:span><text:span text:style-name="T10"> וישלחו</text:span><text:span text:style-name="T4"> </text:span><text:span text:style-name="T10">מן</text:span><text:span text:style-name="T4"> </text:span><text:span text:style-name="T10">המחנה</text:span><text:span text:style-name="T4"> </text:span><text:span text:style-name="T11">[כל</text:span><text:span text:style-name="T5"> </text:span><text:span text:style-name="T11">צרוע</text:span><text:span text:style-name="T5"> </text:span><text:span text:style-name="T11">וכל</text:span><text:span text:style-name="T5"> </text:span><text:span text:style-name="T11">זב</text:span><text:span text:style-name="T5"> </text:span><text:span text:style-name="T11">וכל</text:span><text:span text:style-name="T5"> </text:span><text:span text:style-name="T11">טמא</text:span><text:span text:style-name="T5"> </text:span><text:span text:style-name="T11">לנפש]</text:span><text:span text:style-name="T1"> </text:span><text:span text:style-name="T8">[פסוק</text:span><text:span text:style-name="T5"> </text:span><text:span text:style-name="T8">ג]</text:span><text:span text:style-name="T1"> </text:span><text:span text:style-name="T11">[מזכר</text:span><text:span text:style-name="T5"> </text:span><text:span text:style-name="T11">עד</text:span><text:span text:style-name="T5"> </text:span><text:span text:style-name="T11">נקבה</text:span><text:span text:style-name="T5"> </text:span><text:span text:style-name="T11">תשלחו</text:span><text:span text:style-name="T5"> </text:span><text:span text:style-name="T11">אל</text:span><text:span text:style-name="T5"> </text:span><text:span text:style-name="T11">מחוץ</text:span><text:span text:style-name="T5"> </text:span><text:span text:style-name="T11">למחנה</text:span><text:span text:style-name="T5"> </text:span><text:span text:style-name="T11">תשלחום]</text:span><text:span text:style-name="T10"> ולא</text:span><text:span text:style-name="T4"> </text:span><text:span text:style-name="T10">יטמאו</text:span><text:span text:style-name="T4"> </text:span><text:span text:style-name="T10">את</text:span><text:span text:style-name="T4"> </text:span><text:span text:style-name="T10">מחניהם</text:span><text:span text:style-name="T4"> </text:span><text:span text:style-name="T11">[אשר</text:span><text:span text:style-name="T5"> </text:span><text:span text:style-name="T11">אני</text:span><text:span text:style-name="T5"> </text:span><text:span text:style-name="T11">שכן</text:span><text:span text:style-name="T5"> </text:span><text:span text:style-name="T11">בתוכם]</text:span><text:span text:style-name="T1">; תנינא: 'הבא</text:span><text:span text:style-name="T4"> </text:span><text:span text:style-name="T1">למקדש</text:span><text:span text:style-name="T4"> </text:span><text:span text:style-name="T1">טמא' </text:span><text:span text:style-name="T2">(</text:span><text:span text:style-name="T8">קא</text:span><text:span text:style-name="T5"> </text:span><text:span text:style-name="T8">חשיב</text:span><text:span text:style-name="T5"> </text:span><text:span text:style-name="T8">ליה</text:span><text:span text:style-name="T5"> </text:span><text:span text:style-name="T8">ב'אלו</text:span><text:span text:style-name="T5"> </text:span><text:span text:style-name="T8">הן</text:span><text:span text:style-name="T5"> </text:span><text:span text:style-name="T8">הלוקין' </text:span><text:span text:style-name="T9">[במשנתנו]</text:span><text:span text:style-name="T2">)</text:span><text:span text:style-name="T1">!</text:span></text:p>
      <text:p text:style-name="P13"/>
      <text:p text:style-name="P10"><text:span text:style-name="T1">אלא</text:span><text:span text:style-name="T4"> </text:span><text:span text:style-name="T1">מאי</text:span><text:span text:style-name="T4"> </text:span><text:span text:style-name="T1">טעמא</text:span><text:span text:style-name="T4"> </text:span><text:span text:style-name="T1">קא</text:span><text:span text:style-name="T4"> </text:span><text:span text:style-name="T1">הדר</text:span><text:span text:style-name="T4"> </text:span><text:span text:style-name="T1">ביה? </text:span></text:p>
      <text:p text:style-name="P10"><text:span text:style-name="T1">משום</text:span><text:span text:style-name="T4"> </text:span><text:span text:style-name="T1">דקשיא</text:span><text:span text:style-name="T4"> </text:span><text:span text:style-name="T1">ליה</text:span><text:span text:style-name="T4"> </text:span><text:span text:style-name="T1">אונֵס</text:span><text:span text:style-name="T4"> </text:span><text:span text:style-name="T2">(</text:span><text:span text:style-name="T8">נערה</text:span><text:span text:style-name="T5"> </text:span><text:span text:style-name="T8">בתולה</text:span><text:span text:style-name="T5"> </text:span><text:span text:style-name="T8">דאשכחן</text:span><text:span text:style-name="T5"> </text:span><text:span text:style-name="T8">ביה</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 דכתיב</text:span><text:span text:style-name="T5"> </text:span><text:span text:style-name="T8">(דברים</text:span><text:span text:style-name="T5"> </text:span><text:span text:style-name="T8">כב,כט) '</text:span><text:span text:style-name="T24">ולו</text:span><text:span text:style-name="T31"> </text:span><text:span text:style-name="T24">תהיה</text:span><text:span text:style-name="T31"> </text:span><text:span text:style-name="T24">לאשה</text:span><text:span text:style-name="T5"> </text:span><text:span text:style-name="T12">[תחת</text:span><text:span text:style-name="T6"> </text:span><text:span text:style-name="T12">אשר</text:span><text:span text:style-name="T6"> </text:span><text:span text:style-name="T12">ענה]</text:span><text:span text:style-name="T11"> </text:span><text:span text:style-name="T24">לא</text:span><text:span text:style-name="T31"> </text:span><text:span text:style-name="T24">יוכל</text:span><text:span text:style-name="T31"> </text:span><text:span text:style-name="T24">לשלחה</text:span><text:span text:style-name="T8">' ותניא</text:span><text:span text:style-name="T5"> </text:span><text:span text:style-name="T8">עלה</text:span><text:span text:style-name="T5"> </text:span><text:span text:style-name="T8">שיקיים</text:span><text:span text:style-name="T5"> </text:span><text:span text:style-name="T8">את</text:span><text:span text:style-name="T5"> </text:span><text:span text:style-name="T8">העשה</text:span><text:span text:style-name="T5"> </text:span><text:span text:style-name="T8">אם</text:span><text:span text:style-name="T5"> </text:span><text:span text:style-name="T8">גירשה</text:span><text:span text:style-name="T5"> </text:span><text:span text:style-name="T8">ויחזירנה</text:span><text:span text:style-name="T5"> </text:span><text:span text:style-name="T8">ויפטור; אלמא</text:span><text:span text:style-name="T5"> </text:span><text:span text:style-name="T8">'לאו</text:span><text:span text:style-name="T5"> </text:span><text:span text:style-name="T8">שניתק</text:span><text:span text:style-name="T5"> </text:span><text:span text:style-name="T8">לעשה' חשיב</text:span><text:span text:style-name="T5"> </text:span><text:span text:style-name="T8">ליה</text:span><text:span text:style-name="T2">)</text:span><text:span text:style-name="T1">, דתניא</text:span><text:span text:style-name="T4"> </text:span><text:span text:style-name="T1">'אונֵס</text:span><text:span text:style-name="T4"> </text:span><text:span text:style-name="T1">שגירש: אם</text:span><text:span text:style-name="T4"> </text:span><text:span text:style-name="T1">ישראל</text:span><text:span text:style-name="T4"> </text:span><text:span text:style-name="T1">הוא</text:span><text:span text:style-name="T4"> </text:span><text:span text:style-name="T2">(</text:span><text:span text:style-name="T8">שיכול</text:span><text:span text:style-name="T5"> </text:span><text:span text:style-name="T8">לקיים</text:span><text:span text:style-name="T5"> </text:span><text:span text:style-name="T8">העשה</text:span><text:span text:style-name="T5"> </text:span><text:span text:style-name="T8">ויחזירנה</text:span><text:span text:style-name="T2">)</text:span><text:span text:style-name="T1"> - מחזיר</text:span><text:span text:style-name="T4"> </text:span><text:span text:style-name="T1">ואינו</text:span><text:span text:style-name="T4"> </text:span><text:span text:style-name="T1">לוקה, אם</text:span><text:span text:style-name="T4"> </text:span><text:span text:style-name="T1">כהן</text:span><text:span text:style-name="T4"> </text:span><text:span text:style-name="T1">הוא</text:span><text:span text:style-name="T4"> </text:span><text:span text:style-name="T2">(</text:span><text:span text:style-name="T8">שאסור</text:span><text:span text:style-name="T5"> </text:span><text:span text:style-name="T8">בגרושה</text:span><text:span text:style-name="T2">)</text:span><text:span text:style-name="T1"> - לוקה</text:span><text:span text:style-name="T4"> </text:span><text:span text:style-name="T1">ואינו</text:span><text:span text:style-name="T4"> </text:span><text:span text:style-name="T1">מחזיר'; 'אם</text:span><text:span text:style-name="T4"> </text:span><text:span text:style-name="T1">ישראל</text:span><text:span text:style-name="T4"> </text:span><text:span text:style-name="T1">הוא</text:span><text:span text:style-name="T4"> </text:span><text:span text:style-name="T1">מחזיר</text:span><text:span text:style-name="T4"> </text:span><text:span text:style-name="T1">ואינו</text:span><text:span text:style-name="T4"> </text:span><text:span text:style-name="T1">לוקה' - </text:span><text:span text:style-name="T2">(</text:span><text:span text:style-name="T8">אם</text:span><text:span text:style-name="T5"> </text:span><text:span text:style-name="T8">איתא</text:span><text:span text:style-name="T5"> </text:span><text:span text:style-name="T8">לדרבי</text:span><text:span text:style-name="T5"> </text:span><text:span text:style-name="T8">יוחנן</text:span><text:span text:style-name="T2">)</text:span><text:span text:style-name="T1"> אמאי? </text:span><text:span text:style-name="T2">(</text:span><text:span text:style-name="T8">הא</text:span><text:span text:style-name="T2">)</text:span><text:span text:style-name="T1"> לא</text:span><text:span text:style-name="T4"> </text:span><text:span text:style-name="T1">תעשה</text:span><text:span text:style-name="T4"> </text:span><text:span text:style-name="T1">שקדמו</text:span><text:span text:style-name="T4"> </text:span><text:span text:style-name="T1">עשה</text:span><text:span text:style-name="T4"> </text:span><text:span text:style-name="T1">הוא, ולילקי!?</text:span></text:p>
      <text:p text:style-name="P10"><text:soft-page-break/><text:span text:style-name="T1">אמר</text:span><text:span text:style-name="T4"> </text:span><text:span text:style-name="T1">עולא: </text:span><text:span text:style-name="T2">(</text:span><text:span text:style-name="T8">האי</text:span><text:span text:style-name="T5"> </text:span><text:span text:style-name="T8">- לאו</text:span><text:span text:style-name="T5"> </text:span><text:span text:style-name="T8">שניתק</text:span><text:span text:style-name="T5"> </text:span><text:span text:style-name="T8">לעשה</text:span><text:span text:style-name="T5"> </text:span><text:span text:style-name="T8">הוא, דאי</text:span><text:span text:style-name="T5"> </text:span><text:span text:style-name="T8">לאו</text:span><text:span text:style-name="T5"> </text:span><text:span text:style-name="T8">לנתוקי</text:span><text:span text:style-name="T5"> </text:span><text:span text:style-name="T8">לאוי</text:span><text:span text:style-name="T5"> </text:span><text:span text:style-name="T8">אתא</text:span><text:span text:style-name="T5"> </text:span><text:span text:style-name="T8">האי</text:span><text:span text:style-name="T5"> </text:span><text:span text:style-name="T8">עשה</text:span><text:span text:style-name="T5"> </text:span><text:span text:style-name="T8">- לא</text:span><text:span text:style-name="T5"> </text:span><text:span text:style-name="T8">הוה</text:span><text:span text:style-name="T5"> </text:span><text:span text:style-name="T8">מצטריך</text:span><text:span text:style-name="T5"> </text:span><text:span text:style-name="T8">למכתביה: דאי</text:span><text:span text:style-name="T5"> </text:span><text:span text:style-name="T8">לתחלתו</text:span><text:span text:style-name="T5"> </text:span><text:span text:style-name="T8">ולומר</text:span><text:span text:style-name="T5"> </text:span><text:span text:style-name="T8">שישאנה</text:span><text:span text:style-name="T2">)</text:span><text:span text:style-name="T1"> לא</text:span><text:span text:style-name="T4"> </text:span><text:span text:style-name="T1">יאמר</text:span><text:span text:style-name="T4"> </text:span><text:span text:style-name="T1">'</text:span><text:span text:style-name="T10">לו</text:span><text:span text:style-name="T4"> </text:span><text:span text:style-name="T10">תהיה</text:span><text:span text:style-name="T4"> </text:span><text:span text:style-name="T10">לאשה</text:span><text:span text:style-name="T1">' באונס, וליגמר</text:span><text:span text:style-name="T4"> </text:span><text:span text:style-name="T1">ממוציא</text:span><text:span text:style-name="T4"> </text:span><text:span text:style-name="T1">שם</text:span><text:span text:style-name="T4"> </text:span><text:span text:style-name="T1">רע</text:span><text:span text:style-name="T4"> </text:span><text:span text:style-name="T2">(</text:span><text:span text:style-name="T8">דכתיב</text:span><text:span text:style-name="T5"> </text:span><text:span text:style-name="T8">ביה</text:span><text:span text:style-name="T5"> </text:span><text:span text:style-name="T8">נמי</text:span><text:span text:style-name="T5"> </text:span><text:span text:style-name="T8">'</text:span><text:span text:style-name="T11">ולו</text:span><text:span text:style-name="T5"> </text:span><text:span text:style-name="T11">תהיה</text:span><text:span text:style-name="T5"> </text:span><text:span text:style-name="T11">לאשה</text:span><text:span text:style-name="T5"> </text:span><text:span text:style-name="T11">לא</text:span><text:span text:style-name="T5"> </text:span><text:span text:style-name="T11">יוכל</text:span><text:span text:style-name="T5"> </text:span><text:span text:style-name="T11">לשלחה</text:span><text:span text:style-name="T8">' </text:span><text:span text:style-name="T9">[דברים</text:span><text:span text:style-name="T6"> </text:span><text:span text:style-name="T9">כב,יט]</text:span><text:span text:style-name="T2">)</text:span><text:span text:style-name="T1">: ומה</text:span><text:span text:style-name="T4"> </text:span><text:span text:style-name="T1">מוציא</text:span><text:span text:style-name="T4"> </text:span><text:span text:style-name="T1">שם</text:span><text:span text:style-name="T4"> </text:span><text:span text:style-name="T1">רע</text:span><text:span text:style-name="T4"> </text:span><text:span text:style-name="T1">שלא</text:span><text:span text:style-name="T4"> </text:span><text:span text:style-name="T1">עשה</text:span><text:span text:style-name="T4"> </text:span><text:span text:style-name="T1">מעשה</text:span><text:span text:style-name="T4"> </text:span><text:span text:style-name="T1">אמר</text:span><text:span text:style-name="T4"> </text:span><text:span text:style-name="T1">רחמנא</text:span><text:span text:style-name="T4"> </text:span><text:span text:style-name="T8">(דברים</text:span><text:span text:style-name="T5"> </text:span><text:span text:style-name="T8">כב,יט)</text:span><text:span text:style-name="T1"> </text:span><text:span text:style-name="T11">[וענשו</text:span><text:span text:style-name="T5"> </text:span><text:span text:style-name="T11">אתו</text:span><text:span text:style-name="T5"> </text:span><text:span text:style-name="T11">מאה</text:span><text:span text:style-name="T5"> </text:span><text:span text:style-name="T11">כסף</text:span><text:span text:style-name="T5"> </text:span><text:span text:style-name="T11">ונתנו</text:span><text:span text:style-name="T5"> </text:span><text:span text:style-name="T11">לאבי</text:span><text:span text:style-name="T5"> </text:span><text:span text:style-name="T11">הנערה</text:span><text:span text:style-name="T5"> </text:span><text:span text:style-name="T11">כי</text:span><text:span text:style-name="T5"> </text:span><text:span text:style-name="T11">הוציא</text:span><text:span text:style-name="T5"> </text:span><text:span text:style-name="T11">שם</text:span><text:span text:style-name="T5"> </text:span><text:span text:style-name="T11">רע</text:span><text:span text:style-name="T5"> </text:span><text:span text:style-name="T11">על</text:span><text:span text:style-name="T5"> </text:span><text:span text:style-name="T11">בתולת</text:span><text:span text:style-name="T5"> </text:span><text:span text:style-name="T11">ישראל]</text:span><text:span text:style-name="T10"> ולו</text:span><text:span text:style-name="T4"> </text:span><text:span text:style-name="T10">תהיה</text:span><text:span text:style-name="T4"> </text:span><text:span text:style-name="T10">לאשה</text:span><text:span text:style-name="T4"> </text:span><text:span text:style-name="T11">[לא</text:span><text:span text:style-name="T5"> </text:span><text:span text:style-name="T11">יוכל</text:span><text:span text:style-name="T5"> </text:span><text:span text:style-name="T11">לשלחה</text:span><text:span text:style-name="T5"> </text:span><text:span text:style-name="T11">כל</text:span><text:span text:style-name="T5"> </text:span><text:span text:style-name="T11">ימיו]</text:span><text:span text:style-name="T1"> - אונס</text:span><text:span text:style-name="T4"> </text:span><text:span text:style-name="T1">לא</text:span><text:span text:style-name="T4"> </text:span><text:span text:style-name="T1">כל</text:span><text:span text:style-name="T4"> </text:span><text:span text:style-name="T1">שכן! למה</text:span><text:span text:style-name="T4"> </text:span><text:span text:style-name="T1">נאמר? 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2">(</text:span><text:span text:style-name="T8">לפני</text:span><text:span text:style-name="T5"> </text:span><text:span text:style-name="T8">הגירושין, ולומר</text:span><text:span text:style-name="T5"> </text:span><text:span text:style-name="T8">שישאנה</text:span><text:span text:style-name="T2">)</text:span><text:span text:style-name="T1"> - תנהו</text:span><text:span text:style-name="T4"> </text:span><text:span text:style-name="T1">ענין</text:span><text:span text:style-name="T4"> </text:span><text:span text:style-name="T1">לאחריו</text:span><text:span text:style-name="T4"> </text:span><text:span text:style-name="T2">(</text:span><text:span text:style-name="T8">לאחר</text:span><text:span text:style-name="T5"> </text:span><text:span text:style-name="T8">הגירושין</text:span><text:span text:style-name="T2">), (</text:span><text:span text:style-name="T8">לומר</text:span><text:span text:style-name="T2">)</text:span><text:span text:style-name="T1">: שאם</text:span><text:span text:style-name="T4"> </text:span><text:span text:style-name="T1">גירש</text:span><text:span text:style-name="T4"> – </text:span><text:span text:style-name="T1">יחזיר</text:span><text:span text:style-name="T4"> </text:span><text:span text:style-name="T2">(</text:span><text:span text:style-name="T8">שאם</text:span><text:span text:style-name="T5"> </text:span><text:span text:style-name="T8">שלחה</text:span><text:span text:style-name="T5"> – </text:span><text:span text:style-name="T8">יחזירנה, ותהיה</text:span><text:span text:style-name="T5"> </text:span><text:span text:style-name="T8">לו</text:span><text:span text:style-name="T5"> </text:span><text:span text:style-name="T8">לאשה, ויפטר</text:span><text:span text:style-name="T5"> </text:span><text:span text:style-name="T8">מן</text:span><text:span text:style-name="T5"> </text:span><text:span text:style-name="T8">הלאו</text:span><text:span text:style-name="T2">)</text:span><text:span text:style-name="T1">.</text:span></text:p>
      <text:p text:style-name="P10"><text:span text:style-name="T1">ואכתי</text:span><text:span text:style-name="T4"> </text:span><text:span text:style-name="T2">(</text:span><text:span text:style-name="T8">הא</text:span><text:span text:style-name="T5"> </text:span><text:span text:style-name="T8">איצטריך</text:span><text:span text:style-name="T5"> </text:span><text:span text:style-name="T8">למיכתביה</text:span><text:span text:style-name="T5"> </text:span><text:span text:style-name="T8">וישנו</text:span><text:span text:style-name="T5"> </text:span><text:span text:style-name="T8">ענין</text:span><text:span text:style-name="T5"> </text:span><text:span text:style-name="T8">לפניו: דאי</text:span><text:span text:style-name="T5"> </text:span><text:span text:style-name="T8">לא</text:span><text:span text:style-name="T5"> </text:span><text:span text:style-name="T8">כתביה</text:span><text:span text:style-name="T2">)</text:span><text:span text:style-name="T1"> אונס</text:span><text:span text:style-name="T4"> </text:span><text:span text:style-name="T1">ממוציא</text:span><text:span text:style-name="T4"> </text:span><text:span text:style-name="T1">שם</text:span><text:span text:style-name="T4"> </text:span><text:span text:style-name="T1">רע</text:span><text:span text:style-name="T4"> </text:span><text:span text:style-name="T1">לא</text:span><text:span text:style-name="T4"> </text:span><text:span text:style-name="T1">גמר, </text:span><text:span text:style-name="T2">(</text:span><text:span text:style-name="T8">דאנא</text:span><text:span text:style-name="T5"> </text:span><text:span text:style-name="T8">אמינא</text:span><text:span text:style-name="T2">)</text:span><text:span text:style-name="T1"> דאיכא</text:span><text:span text:style-name="T4"> </text:span><text:span text:style-name="T1">למיפרך: מה</text:span><text:span text:style-name="T4"> </text:span><text:span text:style-name="T1">למוציא</text:span><text:span text:style-name="T4"> </text:span><text:span text:style-name="T1">שם</text:span><text:span text:style-name="T4"> </text:span><text:span text:style-name="T1">רע</text:span><text:span text:style-name="T4"> </text:span><text:span text:style-name="T2">(</text:span><text:span text:style-name="T8">דין</text:span><text:span text:style-name="T5"> </text:span><text:span text:style-name="T8">הוא</text:span><text:span text:style-name="T5"> </text:span><text:span text:style-name="T8">שיקנסוהו</text:span><text:span text:style-name="T5"> </text:span><text:span text:style-name="T8">לכנסה:</text:span><text:span text:style-name="T2">)</text:span><text:span text:style-name="T1"> שכן</text:span><text:span text:style-name="T4"> </text:span><text:span text:style-name="T1">לוקה</text:span><text:span text:style-name="T4"> </text:span><text:span text:style-name="T1">ומשלם</text:span><text:span text:style-name="T4"> </text:span><text:span text:style-name="T2">(</text:span><text:span text:style-name="T8">בתחלתו, כדכתיב</text:span><text:span text:style-name="T5"> </text:span><text:span text:style-name="T8">'</text:span><text:span text:style-name="T11">ויסרו</text:span><text:span text:style-name="T5"> </text:span><text:span text:style-name="T11">אותו</text:span><text:span text:style-name="T5"> </text:span><text:span text:style-name="T11">... וענשו</text:span><text:span text:style-name="T5"> </text:span><text:span text:style-name="T11">אותו</text:span><text:span text:style-name="T8">' [דברים</text:span><text:span text:style-name="T5"> </text:span><text:span text:style-name="T8">כב, יח-יט] ואמרינן</text:span><text:span text:style-name="T5"> </text:span><text:span text:style-name="T8">בכתובות</text:span><text:span text:style-name="T5"> </text:span><text:span text:style-name="T8">(דף</text:span><text:span text:style-name="T5"> </text:span><text:span text:style-name="T8">מו.) '</text:span><text:span text:style-name="T11">ויסרו</text:span><text:span text:style-name="T8">' זה</text:span><text:span text:style-name="T5"> </text:span><text:span text:style-name="T8">מלקות</text:span><text:span text:style-name="T2">)</text:span><text:span text:style-name="T1">!? אלא: לא</text:span><text:span text:style-name="T4"> </text:span><text:span text:style-name="T1">יאמר</text:span><text:span text:style-name="T4"> </text:span><text:span text:style-name="T1">'</text:span><text:span text:style-name="T10">לו</text:span><text:span text:style-name="T4"> </text:span><text:span text:style-name="T10">תהיה</text:span><text:span text:style-name="T4"> </text:span><text:span text:style-name="T10">לאשה</text:span><text:span text:style-name="T1">' במוציא</text:span><text:span text:style-name="T4"> </text:span><text:span text:style-name="T1">שם</text:span><text:span text:style-name="T4"> </text:span><text:span text:style-name="T1">רע, וליגמר</text:span><text:span text:style-name="T4"> </text:span><text:span text:style-name="T1">מאונֵס: ומה</text:span><text:span text:style-name="T4"> </text:span><text:span text:style-name="T1">אונס</text:span><text:span text:style-name="T4"> </text:span><text:span text:style-name="T1">שאינו</text:span><text:span text:style-name="T4"> </text:span><text:span text:style-name="T1">לוקה</text:span><text:span text:style-name="T4"> </text:span><text:span text:style-name="T2">(</text:span><text:span text:style-name="T8">בתחלתו</text:span><text:span text:style-name="T2">)</text:span><text:span text:style-name="T1"> ומשלם, אמר</text:span><text:span text:style-name="T4"> </text:span><text:span text:style-name="T1">רחמנא</text:span><text:span text:style-name="T4"> </text:span><text:span text:style-name="T1">'</text:span><text:span text:style-name="T10">ולו</text:span><text:span text:style-name="T4"> </text:span><text:span text:style-name="T10">תהיה</text:span><text:span text:style-name="T4"> </text:span><text:span text:style-name="T10">לאשה</text:span><text:span text:style-name="T1">', מוציא</text:span><text:span text:style-name="T4"> </text:span><text:span text:style-name="T1">שם</text:span><text:span text:style-name="T4"> </text:span><text:span text:style-name="T1">רע</text:span><text:span text:style-name="T4"> </text:span><text:span text:style-name="T1">לא</text:span><text:span text:style-name="T4"> </text:span><text:span text:style-name="T1">כל</text:span><text:span text:style-name="T4"> </text:span><text:span text:style-name="T1">שכן! ולמה</text:span><text:span text:style-name="T4"> </text:span><text:span text:style-name="T1">נאמר? אם</text:span><text:span text:style-name="T4"> </text:span><text:span text:style-name="T1">אינו</text:span><text:span text:style-name="T4"> </text:span><text:span text:style-name="T1">ענין</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 תנהו</text:span><text:span text:style-name="T4"> </text:span><text:span text:style-name="T1">ענין</text:span><text:span text:style-name="T4"> </text:span><text:span text:style-name="T1">לאונס; 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2">(</text:span><text:span text:style-name="T8">שהרי</text:span><text:span text:style-name="T5"> </text:span><text:span text:style-name="T8">בעצמו</text:span><text:span text:style-name="T5"> </text:span><text:span text:style-name="T8">כתוב</text:span><text:span text:style-name="T5"> </text:span><text:span text:style-name="T8">כן</text:span><text:span text:style-name="T2">)</text:span><text:span text:style-name="T1"> - תנהו</text:span><text:span text:style-name="T4"> </text:span><text:span text:style-name="T1">ענין</text:span><text:span text:style-name="T4"> </text:span><text:span text:style-name="T1">לאחריו.</text:span></text:p>
      <text:p text:style-name="P10"><text:span text:style-name="T1">ומוציא</text:span><text:span text:style-name="T4"> </text:span><text:span text:style-name="T1">שם</text:span><text:span text:style-name="T4"> </text:span><text:span text:style-name="T1">רע</text:span><text:span text:style-name="T4"> </text:span><text:span text:style-name="T1">מאונס</text:span><text:span text:style-name="T4"> </text:span><text:span text:style-name="T1">- נמי</text:span><text:span text:style-name="T4"> </text:span><text:span text:style-name="T1">לא</text:span><text:span text:style-name="T4"> </text:span><text:span text:style-name="T1">גמר, דאיכא</text:span><text:span text:style-name="T4"> </text:span><text:span text:style-name="T1">למיפרך: מה</text:span><text:span text:style-name="T4"> </text:span><text:span text:style-name="T1">לאונס</text:span><text:span text:style-name="T4"> </text:span><text:span text:style-name="T1">שכן</text:span><text:span text:style-name="T4"> </text:span><text:span text:style-name="T1">עשה</text:span><text:span text:style-name="T4"> </text:span><text:span text:style-name="T1">מעשה! אלא: לא</text:span><text:span text:style-name="T4"> </text:span><text:span text:style-name="T1">יאמר</text:span><text:span text:style-name="T4"> </text:span><text:span text:style-name="T1">'</text:span><text:span text:style-name="T10">לו</text:span><text:span text:style-name="T4"> </text:span><text:span text:style-name="T10">תהיה</text:span><text:span text:style-name="T4"> </text:span><text:span text:style-name="T10">לאשה</text:span><text:span text:style-name="T1">' במוציא</text:span><text:span text:style-name="T4"> </text:span><text:span text:style-name="T1">שם</text:span><text:span text:style-name="T4"> </text:span><text:span text:style-name="T1">רע, שהרי</text:span><text:span text:style-name="T4"> </text:span><text:span text:style-name="T1">אשתו</text:span><text:span text:style-name="T4"> </text:span><text:span text:style-name="T1">היא</text:span><text:span text:style-name="T4"> </text:span><text:span text:style-name="T2">(</text:span><text:span text:style-name="T8">שכבר</text:span><text:span text:style-name="T5"> </text:span><text:span text:style-name="T8">קידשה</text:span><text:span text:style-name="T5"> </text:span><text:span text:style-name="T8">ונשאה</text:span><text:span text:style-name="T2">)</text:span><text:span text:style-name="T1">! למה</text:span><text:span text:style-name="T4"> </text:span><text:span text:style-name="T1">נאמר? אם</text:span><text:span text:style-name="T4"> </text:span><text:span text:style-name="T1">אינו</text:span><text:span text:style-name="T4"> </text:span><text:span text:style-name="T1">ענין</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 תנהו</text:span><text:span text:style-name="T4"> </text:span><text:span text:style-name="T1">ענין</text:span><text:span text:style-name="T4"> </text:span><text:span text:style-name="T1">לאונֵס, ו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1">- תנהו</text:span><text:span text:style-name="T4"> </text:span><text:span text:style-name="T1">ענין</text:span><text:span text:style-name="T4"> </text:span><text:span text:style-name="T1">לאחריו.</text:span></text:p>
      <text:p text:style-name="P10"><text:span text:style-name="T1">ואימא: ואם</text:span><text:span text:style-name="T4"> </text:span><text:span text:style-name="T1">אינו</text:span><text:span text:style-name="T4"> </text:span><text:span text:style-name="T1">ענין</text:span><text:span text:style-name="T4"> </text:span><text:span text:style-name="T1">לפניו</text:span><text:span text:style-name="T4"> </text:span><text:span text:style-name="T1">דמוציא</text:span><text:span text:style-name="T4"> </text:span><text:span text:style-name="T1">שם</text:span><text:span text:style-name="T4"> </text:span><text:span text:style-name="T1">רע</text:span><text:span text:style-name="T4"> </text:span><text:span text:style-name="T1">- תנהו</text:span><text:span text:style-name="T4"> </text:span><text:span text:style-name="T1">ענין</text:span><text:span text:style-name="T4"> </text:span><text:span text:style-name="T1">לאחריו</text:span><text:span text:style-name="T4"> </text:span><text:span text:style-name="T1">דידיה</text:span><text:span text:style-name="T4"> </text:span><text:span text:style-name="T1">דלא</text:span><text:span text:style-name="T4"> </text:span><text:span text:style-name="T1">לקי!?</text:span></text:p>
      <text:p text:style-name="P10"><text:span text:style-name="T1">אין</text:span><text:span text:style-name="T4"> </text:span><text:span text:style-name="T1">הכי</text:span><text:span text:style-name="T4"> </text:span><text:span text:style-name="T1">נמי, ואתי</text:span><text:span text:style-name="T4"> </text:span><text:span text:style-name="T1">אונס</text:span><text:span text:style-name="T4"> </text:span><text:span text:style-name="T1">וגמר</text:span><text:span text:style-name="T4"> </text:span><text:span text:style-name="T1">מיניה</text:span><text:span text:style-name="T4"> </text:span><text:span text:style-name="T2">(</text:span><text:span text:style-name="T8">דכי</text:span><text:span text:style-name="T5"> </text:span><text:span text:style-name="T8">היכי</text:span><text:span text:style-name="T5"> </text:span><text:span text:style-name="T8">דמוציא</text:span><text:span text:style-name="T5"> </text:span><text:span text:style-name="T8">שם</text:span><text:span text:style-name="T5"> </text:span><text:span text:style-name="T8">רע</text:span><text:span text:style-name="T5"> </text:span><text:span text:style-name="T8">לא</text:span><text:span text:style-name="T5"> </text:span><text:span text:style-name="T8">לקי</text:span><text:span text:style-name="T5"> </text:span><text:span text:style-name="T8">בגירושין</text:span><text:span text:style-name="T5"> </text:span><text:span text:style-name="T8">אם</text:span><text:span text:style-name="T5"> </text:span><text:span text:style-name="T8">החזיר</text:span><text:span text:style-name="T5"> </text:span><text:span text:style-name="T8">- אונס</text:span><text:span text:style-name="T5"> </text:span><text:span text:style-name="T8">נמי</text:span><text:span text:style-name="T5"> </text:span><text:span text:style-name="T8">לא</text:span><text:span text:style-name="T5"> </text:span><text:span text:style-name="T8">לקי</text:span><text:span text:style-name="T2">)</text:span><text:span text:style-name="T1">.</text:span></text:p>
      <text:p text:style-name="P13"/>
      <text:p text:style-name="P10"><text:span text:style-name="T1">במאי</text:span><text:span text:style-name="T4"> </text:span><text:span text:style-name="T1">גמר</text:span><text:span text:style-name="T4"> </text:span><text:span text:style-name="T1">מיניה? אי</text:span><text:span text:style-name="T4"> </text:span><text:span text:style-name="T1">בקל</text:span><text:span text:style-name="T4"> </text:span><text:span text:style-name="T1">וחומר</text:span><text:span text:style-name="T4"> </text:span><text:span text:style-name="T2">(</text:span><text:span text:style-name="T8">מה</text:span><text:span text:style-name="T5"> </text:span><text:span text:style-name="T8">מוציא</text:span><text:span text:style-name="T5"> </text:span><text:span text:style-name="T8">שם</text:span><text:span text:style-name="T5"> </text:span><text:span text:style-name="T8">רע</text:span><text:span text:style-name="T5"> </text:span><text:span text:style-name="T8">שלוקה</text:span><text:span text:style-name="T5"> </text:span><text:span text:style-name="T8">ומשלם</text:span><text:span text:style-name="T5"> </text:span><text:span text:style-name="T8">בתחלתו</text:span><text:span text:style-name="T5"> </text:span><text:span text:style-name="T8">אינו</text:span><text:span text:style-name="T5"> </text:span><text:span text:style-name="T8">לוקה</text:span><text:span text:style-name="T5"> </text:span><text:span text:style-name="T8">בגירושין</text:span><text:span text:style-name="T5"> </text:span><text:span text:style-name="T8">- אונס</text:span><text:span text:style-name="T5"> </text:span><text:span text:style-name="T8">לא</text:span><text:span text:style-name="T5"> </text:span><text:span text:style-name="T8">כל</text:span><text:span text:style-name="T5"> </text:span><text:span text:style-name="T8">שכן</text:span><text:span text:style-name="T2">)</text:span><text:span text:style-name="T1">, אי</text:span><text:span text:style-name="T4"> </text:span><text:span text:style-name="T1">במה</text:span><text:span text:style-name="T4"> </text:span><text:span text:style-name="T1">מצינו</text:span><text:span text:style-name="T4"> </text:span><text:span text:style-name="T1">- איכא</text:span><text:span text:style-name="T4"> </text:span><text:span text:style-name="T1">למיפרך</text:span><text:span text:style-name="T4"> </text:span><text:span text:style-name="T1">&lt;כדפרכינן&gt;: מה</text:span><text:span text:style-name="T4"> </text:span><text:span text:style-name="T1">למוציא</text:span><text:span text:style-name="T4"> </text:span><text:span text:style-name="T1">שם</text:span><text:span text:style-name="T4"> </text:span><text:span text:style-name="T1">רע</text:span><text:span text:style-name="T4"> </text:span><text:span text:style-name="T1">שכן</text:span><text:span text:style-name="T4"> </text:span><text:span text:style-name="T1">לא</text:span><text:span text:style-name="T4"> </text:span><text:span text:style-name="T1">עשה</text:span><text:span text:style-name="T4"> </text:span><text:span text:style-name="T1">מעשה!?</text:span></text:p>
      <text:p text:style-name="P10"><text:span text:style-name="T1">אלא</text:span><text:span text:style-name="T4"> </text:span><text:span text:style-name="T1">אמר</text:span><text:span text:style-name="T4"> </text:span><text:span text:style-name="T1">רבא: '</text:span><text:span text:style-name="T10">כל</text:span><text:span text:style-name="T4"> </text:span><text:span text:style-name="T10">ימיו</text:span><text:span text:style-name="T1">' - בעמוד</text:span><text:span text:style-name="T4"> </text:span><text:span text:style-name="T1">והחזר</text:span><text:span text:style-name="T4"> </text:span><text:span text:style-name="T2">(</text:span><text:span text:style-name="T8">הא</text:span><text:span text:style-name="T5"> </text:span><text:span text:style-name="T8">דתניא</text:span><text:span text:style-name="T5"> </text:span><text:span text:style-name="T8">באונס</text:span><text:span text:style-name="T5"> </text:span><text:span text:style-name="T8">'מחזיר</text:span><text:span text:style-name="T5"> </text:span><text:span text:style-name="T8">ואינו</text:span><text:span text:style-name="T5"> </text:span><text:span text:style-name="T8">לוקה' - טעמא</text:span><text:span text:style-name="T5"> </text:span><text:span text:style-name="T8">משום</text:span><text:span text:style-name="T5"> </text:span><text:span text:style-name="T8">דעל</text:span><text:span text:style-name="T5"> </text:span><text:span text:style-name="T8">כרחך</text:span><text:span text:style-name="T5"> </text:span><text:span text:style-name="T8">לאו</text:span><text:span text:style-name="T5"> </text:span><text:span text:style-name="T8">שניתק</text:span><text:span text:style-name="T5"> </text:span><text:span text:style-name="T8">לעשה</text:span><text:span text:style-name="T5"> </text:span><text:span text:style-name="T8">הוא, דאמר</text:span><text:span text:style-name="T5"> </text:span><text:span text:style-name="T8">קרא</text:span><text:span text:style-name="T5"> </text:span><text:span text:style-name="T8">'</text:span><text:span text:style-name="T11">כל</text:span><text:span text:style-name="T5"> </text:span><text:span text:style-name="T11">ימיו</text:span><text:span text:style-name="T8">' </text:span><text:span text:style-name="T9">[דברים</text:span><text:span text:style-name="T6"> </text:span><text:span text:style-name="T9">כב,יט]:</text:span><text:span text:style-name="T8"> לא</text:span><text:span text:style-name="T5"> </text:span><text:span text:style-name="T8">הוה</text:span><text:span text:style-name="T5"> </text:span><text:span text:style-name="T8">ליה</text:span><text:span text:style-name="T5"> </text:span><text:span text:style-name="T8">למיכתב</text:span><text:span text:style-name="T5"> </text:span><text:span text:style-name="T8">אלא</text:span><text:span text:style-name="T5"> </text:span><text:span text:style-name="T8">'</text:span><text:span text:style-name="T11">לא</text:span><text:span text:style-name="T5"> </text:span><text:span text:style-name="T11">יוכל</text:span><text:span text:style-name="T5"> </text:span><text:span text:style-name="T11">לשלחה</text:span><text:span text:style-name="T8">' מאי</text:span><text:span text:style-name="T5"> </text:span><text:span text:style-name="T8">'</text:span><text:span text:style-name="T11">כל</text:span><text:span text:style-name="T5"> </text:span><text:span text:style-name="T11">ימיו</text:span><text:span text:style-name="T8">'? - הכי</text:span><text:span text:style-name="T5"> </text:span><text:span text:style-name="T8">קאמר: לא</text:span><text:span text:style-name="T5"> </text:span><text:span text:style-name="T8">תהא</text:span><text:span text:style-name="T5"> </text:span><text:span text:style-name="T8">בשילוחיה</text:span><text:span text:style-name="T5"> </text:span><text:span text:style-name="T8">כל</text:span><text:span text:style-name="T5"> </text:span><text:span text:style-name="T8">ימיו, אלא</text:span><text:span text:style-name="T5"> </text:span><text:span text:style-name="T8">יחזירנה; ועל</text:span><text:span text:style-name="T5"> </text:span><text:span text:style-name="T8">כרחך</text:span><text:span text:style-name="T5"> </text:span><text:span text:style-name="T8">'עמוד</text:span><text:span text:style-name="T5"> </text:span><text:span text:style-name="T8">והחזר' קאמר, והכי</text:span><text:span text:style-name="T5"> </text:span><text:span text:style-name="T8">קאמר: '</text:span><text:span text:style-name="T11">ולו</text:span><text:span text:style-name="T5"> </text:span><text:span text:style-name="T11">תהיה</text:span><text:span text:style-name="T5"> </text:span><text:span text:style-name="T11">לאשה</text:span><text:span text:style-name="T8">' אם</text:span><text:span text:style-name="T5"> </text:span><text:span text:style-name="T8">שלחה: שלא</text:span><text:span text:style-name="T5"> </text:span><text:span text:style-name="T8">יהו</text:span><text:span text:style-name="T5"> </text:span><text:span text:style-name="T8">שילוחיה</text:span><text:span text:style-name="T5"> </text:span><text:span text:style-name="T8">לכל</text:span><text:span text:style-name="T5"> </text:span><text:span text:style-name="T8">ימיו; </text:span><text:span text:style-name="T27">הרי</text:span><text:span text:style-name="T31"> </text:span><text:span text:style-name="T27">העשה</text:span><text:span text:style-name="T31"> </text:span><text:span text:style-name="T27">אחר</text:span><text:span text:style-name="T31"> </text:span><text:span text:style-name="T27">העברת</text:span><text:span text:style-name="T31"> </text:span><text:span text:style-name="T27">הלאו</text:span><text:span text:style-name="T2">).</text:span></text:p>
      <text:p text:style-name="P10"><text:span text:style-name="T1">וכן</text:span><text:span text:style-name="T4"> </text:span><text:span text:style-name="T1">כי</text:span><text:span text:style-name="T4"> </text:span><text:span text:style-name="T1">אתא</text:span><text:span text:style-name="T4"> </text:span><text:span text:style-name="T1">רבין</text:span><text:span text:style-name="T4"> </text:span><text:span text:style-name="T1">אמר</text:span><text:span text:style-name="T4"> </text:span><text:span text:style-name="T1">רבי</text:span><text:span text:style-name="T4"> </text:span><text:span text:style-name="T1">יוחנן: '</text:span><text:span text:style-name="T10">כל</text:span><text:span text:style-name="T4"> </text:span><text:span text:style-name="T10">ימיו</text:span><text:span text:style-name="T1">' - בעמוד</text:span><text:span text:style-name="T4"> </text:span><text:span text:style-name="T1">והחזר.</text:span></text:p>
      <text:p text:style-name="P11"/>
      <text:p text:style-name="P10"><text:span text:style-name="T1">אמר</text:span><text:span text:style-name="T4"> </text:span><text:span text:style-name="T1">ליה</text:span><text:span text:style-name="T4"> </text:span><text:span text:style-name="T1">רב</text:span><text:span text:style-name="T4"> </text:span><text:span text:style-name="T1">פפא</text:span><text:span text:style-name="T4"> </text:span><text:span text:style-name="T1">לרבא: והא</text:span><text:span text:style-name="T4"> </text:span><text:span text:style-name="T1">לא</text:span><text:span text:style-name="T4"> </text:span><text:span text:style-name="T1">דמי</text:span><text:span text:style-name="T4"> </text:span><text:span text:style-name="T1">לאויה</text:span><text:span text:style-name="T4"> </text:span><text:span text:style-name="T1">ללאו</text:span><text:span text:style-name="T4"> </text:span><text:span text:style-name="T1">דחסימה</text:span><text:span text:style-name="T4"> </text:span><text:span text:style-name="T2">(</text:span><text:span text:style-name="T8">הא</text:span><text:span text:style-name="T5"> </text:span><text:span text:style-name="T8">דאמר</text:span><text:span text:style-name="T5"> </text:span><text:span text:style-name="T8">ר' יוחנן</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text:span><text:span text:style-name="T5"> </text:span><text:span text:style-name="T8">לוקין</text:span><text:span text:style-name="T5"> </text:span><text:span text:style-name="T8">עליו</text:span><text:span text:style-name="T5"> </text:span><text:span text:style-name="T8">הא</text:span><text:span text:style-name="T5"> </text:span><text:span text:style-name="T8">לא</text:span><text:span text:style-name="T5"> </text:span><text:span text:style-name="T8">דמי</text:span><text:span text:style-name="T5"> </text:span><text:span text:style-name="T8">לאויה</text:span><text:span text:style-name="T5"> </text:span><text:span text:style-name="T8">ללאו</text:span><text:span text:style-name="T5"> </text:span><text:span text:style-name="T8">דחסימה</text:span><text:span text:style-name="T5"> </text:span><text:span text:style-name="T8">שאין</text:span><text:span text:style-name="T5"> </text:span><text:span text:style-name="T8">בו</text:span><text:span text:style-name="T5"> </text:span><text:span text:style-name="T8">עשה</text:span><text:span text:style-name="T5"> </text:span><text:span text:style-name="T8">והוא</text:span><text:span text:style-name="T5"> </text:span><text:span text:style-name="T8">סמוך</text:span><text:span text:style-name="T5"> </text:span><text:span text:style-name="T8">לפרשת</text:span><text:span text:style-name="T5"> </text:span><text:span text:style-name="T8">מלקות</text:span><text:span text:style-name="T2">)</text:span><text:span text:style-name="T1">?</text:span></text:p>
      <text:p text:style-name="P10"><text:span text:style-name="T1">אמר</text:span><text:span text:style-name="T4"> </text:span><text:span text:style-name="T1">ליה: משום</text:span><text:span text:style-name="T4"> </text:span><text:span text:style-name="T1">דכתב</text:span><text:span text:style-name="T4"> </text:span><text:span text:style-name="T1">ביה</text:span><text:span text:style-name="T4"> </text:span><text:span text:style-name="T1">רחמנא</text:span><text:span text:style-name="T4"> </text:span><text:span text:style-name="T1">עשה</text:span><text:span text:style-name="T4"> </text:span><text:span text:style-name="T1">יתירא</text:span><text:span text:style-name="T4"> </text:span><text:span text:style-name="T1">מגרע</text:span><text:span text:style-name="T4"> </text:span><text:span text:style-name="T1">גרע</text:span><text:span text:style-name="T4"> </text:span><text:span text:style-name="T2">(</text:span><text:span text:style-name="T8">בתמיהה</text:span><text:span text:style-name="T2">)</text:span><text:span text:style-name="T1">?</text:span></text:p>
      <text:p text:style-name="P10"><text:span text:style-name="T1">אי</text:span><text:span text:style-name="T4"> </text:span><text:span text:style-name="T1">הכי</text:span><text:span text:style-name="T4"> </text:span><text:span text:style-name="T1">- לאו</text:span><text:span text:style-name="T4"> </text:span><text:span text:style-name="T1">שניתק</text:span><text:span text:style-name="T4"> </text:span><text:span text:style-name="T1">לעשה</text:span><text:span text:style-name="T4"> </text:span><text:span text:style-name="T1">נמי: לימא</text:span><text:span text:style-name="T4"> </text:span><text:span text:style-name="T1">'משום</text:span><text:span text:style-name="T4"> </text:span><text:span text:style-name="T1">דכתב</text:span><text:span text:style-name="T4"> </text:span><text:span text:style-name="T1">ביה</text:span><text:span text:style-name="T4"> </text:span><text:span text:style-name="T1">רחמנא</text:span><text:span text:style-name="T4"> </text:span><text:span text:style-name="T1">עשה</text:span><text:span text:style-name="T4"> </text:span><text:span text:style-name="T1">יתירא</text:span><text:span text:style-name="T4"> </text:span><text:span text:style-name="T1">מגרע</text:span><text:span text:style-name="T4"> </text:span><text:span text:style-name="T1">גרע'?</text:span></text:p>
      <text:p text:style-name="P10"><text:span text:style-name="T1">אמר</text:span><text:span text:style-name="T4"> </text:span><text:span text:style-name="T1">ליה: ההוא</text:span><text:span text:style-name="T4"> </text:span><text:span text:style-name="T1">- לנתוקי</text:span><text:span text:style-name="T4"> </text:span><text:span text:style-name="T1">לאו</text:span><text:span text:style-name="T4"> </text:span><text:span text:style-name="T1">הוא</text:span><text:span text:style-name="T4"> </text:span><text:span text:style-name="T1">דאתא</text:span><text:span text:style-name="T4"> </text:span><text:span text:style-name="T2">(</text:span><text:span text:style-name="T8">עשה</text:span><text:span text:style-name="T5"> </text:span><text:span text:style-name="T8">שאינו</text:span><text:span text:style-name="T5"> </text:span><text:span text:style-name="T8">מתקיים</text:span><text:span text:style-name="T5"> </text:span><text:span text:style-name="T8">אלא</text:span><text:span text:style-name="T5"> </text:span><text:span text:style-name="T8">לאחר</text:span><text:span text:style-name="T5"> </text:span><text:span text:style-name="T8">עברת</text:span><text:span text:style-name="T5"> </text:span><text:span text:style-name="T8">הלאו</text:span><text:span text:style-name="T5"> </text:span><text:span text:style-name="T8">- לנתק</text:span><text:span text:style-name="T5"> </text:span><text:span text:style-name="T8">את</text:span><text:span text:style-name="T5"> </text:span><text:span text:style-name="T8">הלאו</text:span><text:span text:style-name="T5"> </text:span><text:span text:style-name="T8">מעונש</text:span><text:span text:style-name="T5"> </text:span><text:span text:style-name="T8">מלקות</text:span><text:span text:style-name="T5"> </text:span><text:span text:style-name="T8">הוא</text:span><text:span text:style-name="T5"> </text:span><text:span text:style-name="T8">בא</text:span><text:span text:style-name="T2">)</text:span><text:span text:style-name="T1">.</text:span></text:p>
      <text:p text:style-name="P10"><text:span text:style-name="T2">(</text:span><text:span text:style-name="T8">הא</text:span><text:span text:style-name="T5"> </text:span><text:span text:style-name="T8">דאמרת</text:span><text:span text:style-name="T5"> </text:span><text:span text:style-name="T8">'כל</text:span><text:span text:style-name="T5"> </text:span><text:span text:style-name="T8">ימיו</text:span><text:span text:style-name="T5"> </text:span><text:span text:style-name="T8">בעמוד</text:span><text:span text:style-name="T5"> </text:span><text:span text:style-name="T8">והחזר</text:span><text:span text:style-name="T5"> </text:span><text:span text:style-name="T8">קאי' - עשיתו</text:span><text:span text:style-name="T5"> </text:span><text:span text:style-name="T8">לאו</text:span><text:span text:style-name="T5"> </text:span><text:span text:style-name="T8">שניתק</text:span><text:span text:style-name="T5"> </text:span><text:span text:style-name="T8">לעשה, והרחבת</text:span><text:span text:style-name="T5"> </text:span><text:span text:style-name="T8">לו</text:span><text:span text:style-name="T5"> </text:span><text:span text:style-name="T8">זמן</text:span><text:span text:style-name="T5"> </text:span><text:span text:style-name="T8">לקיום</text:span><text:span text:style-name="T5"> </text:span><text:span text:style-name="T8">העשה</text:span><text:span text:style-name="T5"> </text:span><text:span text:style-name="T8">כל</text:span><text:span text:style-name="T5"> </text:span><text:span text:style-name="T8">ימיו; ולדבריך, הא</text:span><text:span text:style-name="T5"> </text:span><text:span text:style-name="T8">דתניא</text:span><text:span text:style-name="T5"> </text:span><text:span text:style-name="T8">'מחזיר</text:span><text:span text:style-name="T5"> </text:span><text:span text:style-name="T8">ואינו</text:span><text:span text:style-name="T5"> </text:span><text:span text:style-name="T8">לוקה' - לעולם</text:span><text:span text:style-name="T5"> </text:span><text:span text:style-name="T8">קאמר: כל</text:span><text:span text:style-name="T5"> </text:span><text:span text:style-name="T8">זמן</text:span><text:span text:style-name="T5"> </text:span><text:span text:style-name="T8">שיכול</text:span><text:span text:style-name="T5"> </text:span><text:span text:style-name="T8">לומר</text:span><text:span text:style-name="T5"> </text:span><text:span text:style-name="T8">"אני</text:span><text:span text:style-name="T5"> </text:span><text:span text:style-name="T8">מחזיר" - אין</text:span><text:span text:style-name="T5"> </text:span><text:span text:style-name="T8">בית</text:span><text:span text:style-name="T5"> </text:span><text:span text:style-name="T8">דין</text:span><text:span text:style-name="T5"> </text:span><text:span text:style-name="T8">מלקין</text:span><text:span text:style-name="T5"> </text:span><text:span text:style-name="T8">אותו;</text:span><text:span text:style-name="T2">)</text:span><text:span text:style-name="T1"> הניחא</text:span><text:span text:style-name="T4"> </text:span><text:span text:style-name="T1">למאן</text:span><text:span text:style-name="T4"> </text:span><text:span text:style-name="T1">דאמר</text:span><text:span text:style-name="T4"> </text:span><text:span text:style-name="T1">'ביטלו' ו'לא</text:span><text:span text:style-name="T4"> </text:span><text:span text:style-name="T1">ביטלו' </text:span><text:span text:style-name="T2">(</text:span><text:span text:style-name="T8">הניחא</text:span><text:span text:style-name="T5"> </text:span><text:span text:style-name="T8">למאן</text:span><text:span text:style-name="T5"> </text:span><text:span text:style-name="T8">דתני</text:span><text:span text:style-name="T5"> </text:span><text:span text:style-name="T8">לקמן</text:span><text:span text:style-name="T5"> </text:span><text:span text:style-name="T8">בלאו</text:span><text:span text:style-name="T5"> </text:span><text:span text:style-name="T8">הניתק</text:span><text:span text:style-name="T5"> </text:span><text:span text:style-name="T8">לעשה: בטל</text:span><text:span text:style-name="T5"> </text:span><text:span text:style-name="T8">את</text:span><text:span text:style-name="T5"> </text:span><text:span text:style-name="T8">העשה</text:span><text:span text:style-name="T5"> </text:span><text:span text:style-name="T8">- חייב</text:span><text:span text:style-name="T5"> </text:span><text:span text:style-name="T8">על</text:span><text:span text:style-name="T5"> </text:span><text:span text:style-name="T8">הלאו, לא</text:span><text:span text:style-name="T5"> </text:span><text:span text:style-name="T8">בטל</text:span><text:span text:style-name="T5"> </text:span><text:span text:style-name="T8">את</text:span><text:span text:style-name="T5"> </text:span><text:span text:style-name="T8">העשה</text:span><text:span text:style-name="T5"> – </text:span><text:span text:style-name="T8">פטור: שהלאו</text:span><text:span text:style-name="T5"> </text:span><text:span text:style-name="T8">תלוי</text:span><text:span text:style-name="T5"> </text:span><text:span text:style-name="T8">בביטול</text:span><text:span text:style-name="T5"> </text:span><text:span text:style-name="T8">העשה, ואינו</text:span><text:span text:style-name="T5"> </text:span><text:span text:style-name="T8">נגמר</text:span><text:span text:style-name="T5"> </text:span><text:span text:style-name="T8">עד</text:span><text:span text:style-name="T5"> </text:span><text:span text:style-name="T8">שיבטל</text:span><text:span text:style-name="T5"> </text:span><text:span text:style-name="T8">את</text:span><text:span text:style-name="T5"> </text:span><text:span text:style-name="T8">העשה</text:span><text:span text:style-name="T5"> </text:span><text:span text:style-name="T8">בידים</text:span><text:span text:style-name="T5"> </text:span><text:span text:style-name="T8">ביטול</text:span><text:span text:style-name="T5"> </text:span><text:span text:style-name="T8">עולם: שלא</text:span><text:span text:style-name="T5"> </text:span><text:span text:style-name="T8">יוכל</text:span><text:span text:style-name="T5"> </text:span><text:span text:style-name="T8">להתקיים</text:span><text:span text:style-name="T5"> </text:span><text:span text:style-name="T8">עוד, איכא</text:span><text:span text:style-name="T5"> </text:span><text:span text:style-name="T8">למימר</text:span><text:span text:style-name="T5"> </text:span><text:span text:style-name="T8">'כל</text:span><text:span text:style-name="T5"> </text:span><text:span text:style-name="T8">ימיו</text:span><text:span text:style-name="T5"> </text:span><text:span text:style-name="T8">יש</text:span><text:span text:style-name="T5"> </text:span><text:span text:style-name="T8">לו</text:span><text:span text:style-name="T5"> </text:span><text:span text:style-name="T8">תקנה</text:span><text:span text:style-name="T5"> </text:span><text:span text:style-name="T8">בחזרה': שאין</text:span><text:span text:style-name="T5"> </text:span><text:span text:style-name="T8">מבטל</text:span><text:span text:style-name="T5"> </text:span><text:span text:style-name="T8">את</text:span><text:span text:style-name="T5"> </text:span><text:span text:style-name="T8">העשה</text:span><text:span text:style-name="T5"> </text:span><text:span text:style-name="T8">אלא</text:span><text:span text:style-name="T5"> </text:span><text:span text:style-name="T8">אם</text:span><text:span text:style-name="T5"> </text:span><text:span text:style-name="T8">כן</text:span><text:span text:style-name="T5"> </text:span><text:span text:style-name="T8">מדירה</text:span><text:span text:style-name="T5"> </text:span><text:span text:style-name="T8">שלא</text:span><text:span text:style-name="T5"> </text:span><text:span text:style-name="T8">תהנה</text:span><text:span text:style-name="T5"> </text:span><text:span text:style-name="T8">ממנו</text:span><text:span text:style-name="T5"> </text:span><text:span text:style-name="T8">נדר</text:span><text:span text:style-name="T5"> </text:span><text:span text:style-name="T8">שאין</text:span><text:span text:style-name="T5"> </text:span><text:span text:style-name="T8">לו</text:span><text:span text:style-name="T5"> </text:span><text:span text:style-name="T8">הפרה, כדלקמן</text:span><text:span text:style-name="T2">)</text:span><text:span text:style-name="T1"> אלא</text:span><text:span text:style-name="T4"> </text:span><text:span text:style-name="T1">למאן</text:span><text:span text:style-name="T4"> </text:span><text:span text:style-name="T1">דאמר</text:span><text:span text:style-name="T4"> </text:span><text:span text:style-name="T1">'קיימו' ו'לא</text:span><text:span text:style-name="T4"> </text:span><text:span text:style-name="T1">קיימו' </text:span><text:span text:style-name="T2">(</text:span><text:span text:style-name="T8">אלא</text:span><text:span text:style-name="T5"> </text:span><text:span text:style-name="T8">למאן</text:span><text:span text:style-name="T5"> </text:span><text:span text:style-name="T8">דתני: קיים</text:span><text:span text:style-name="T5"> </text:span><text:span text:style-name="T8">את</text:span><text:span text:style-name="T5"> </text:span><text:span text:style-name="T8">העשה</text:span><text:span text:style-name="T5"> – </text:span><text:span text:style-name="T8">פטור; לא</text:span><text:span text:style-name="T5"> </text:span><text:span text:style-name="T8">קיימו</text:span><text:span text:style-name="T5"> – </text:span><text:span text:style-name="T8">חייב: שהעשה</text:span><text:span text:style-name="T5"> </text:span><text:span text:style-name="T8">תיקונו</text:span><text:span text:style-name="T5"> </text:span><text:span text:style-name="T8">של</text:span><text:span text:style-name="T5"> </text:span><text:span text:style-name="T8">לאו</text:span><text:span text:style-name="T5"> </text:span><text:span text:style-name="T8">הוא, ואין</text:span><text:span text:style-name="T5"> </text:span><text:span text:style-name="T8">הלאו</text:span><text:span text:style-name="T5"> </text:span><text:span text:style-name="T8">תלוי</text:span><text:span text:style-name="T5"> </text:span><text:span text:style-name="T8">בביטול</text:span><text:span text:style-name="T5"> </text:span><text:span text:style-name="T8">העשה: שמשעה</text:span><text:span text:style-name="T5"> </text:span><text:span text:style-name="T8">שעבר</text:span><text:span text:style-name="T5"> </text:span><text:span text:style-name="T8">- הלאו</text:span><text:span text:style-name="T5"> </text:span><text:span text:style-name="T8">נגמר, אבל</text:span><text:span text:style-name="T5"> </text:span><text:span text:style-name="T8">העשה</text:span><text:span text:style-name="T5"> </text:span><text:span text:style-name="T8">ניתן</text:span><text:span text:style-name="T5"> </text:span><text:span text:style-name="T8">לעקור</text:span><text:span text:style-name="T5"> </text:span><text:span text:style-name="T8">המלקות; ולכשיבא</text:span><text:span text:style-name="T5"> </text:span><text:span text:style-name="T8">לבית</text:span><text:span text:style-name="T5"> </text:span><text:span text:style-name="T8">דין, או</text:span><text:span text:style-name="T5"> </text:span><text:span text:style-name="T8">יקיים</text:span><text:span text:style-name="T5"> </text:span><text:span text:style-name="T8">העשה</text:span><text:span text:style-name="T5"> </text:span><text:span text:style-name="T8">ויפטר</text:span><text:span text:style-name="T5"> </text:span><text:span text:style-name="T8">- או</text:span><text:span text:style-name="T5"> </text:span><text:span text:style-name="T8">ילקה</text:span><text:span text:style-name="T2">)</text:span><text:span text:style-name="T1"> - מאי</text:span><text:span text:style-name="T4"> </text:span><text:span text:style-name="T1">איכא</text:span><text:span text:style-name="T4"> </text:span><text:span text:style-name="T1">למימר</text:span><text:span text:style-name="T4"> </text:span><text:span text:style-name="T2">(</text:span><text:span text:style-name="T8">ליכא</text:span><text:span text:style-name="T5"> </text:span><text:span text:style-name="T8">למימר</text:span><text:span text:style-name="T5"> </text:span><text:span text:style-name="T8">'כל</text:span><text:span text:style-name="T5"> </text:span><text:span text:style-name="T8">ימיו</text:span><text:span text:style-name="T5"> </text:span><text:span text:style-name="T8">בעמוד</text:span><text:span text:style-name="T5"> </text:span><text:span text:style-name="T8">והחזר</text:span><text:span text:style-name="T5"> </text:span><text:span text:style-name="T8">קאי', כדקאמרת: שאם</text:span><text:span text:style-name="T5"> </text:span><text:span text:style-name="T8">לא</text:span><text:span text:style-name="T5"> </text:span><text:span text:style-name="T8">יחזירנה</text:span><text:span text:style-name="T5"> </text:span><text:span text:style-name="T8">מיד</text:span><text:span text:style-name="T5"> </text:span><text:span text:style-name="T8">כשיבא</text:span><text:span text:style-name="T5"> </text:span><text:span text:style-name="T8">לבית</text:span><text:span text:style-name="T5"> </text:span><text:span text:style-name="T8">דין</text:span><text:span text:style-name="T5"> – </text:span><text:span text:style-name="T8">ילקוהו! דהא</text:span><text:span text:style-name="T5"> </text:span><text:span text:style-name="T8">ליכא</text:span><text:span text:style-name="T5"> </text:span><text:span text:style-name="T8">למימר</text:span><text:span text:style-name="T5"> </text:span><text:span text:style-name="T8">'יקיים</text:span><text:span text:style-name="T5"> </text:span><text:span text:style-name="T8">לאחר</text:span><text:span text:style-name="T5"> </text:span><text:span text:style-name="T8">זמן', דאם</text:span><text:span text:style-name="T5"> </text:span><text:span text:style-name="T8">כן</text:span><text:span text:style-name="T5"> </text:span><text:span text:style-name="T8">'לא</text:span><text:span text:style-name="T5"> </text:span><text:span text:style-name="T8">קיים' - היכי</text:span><text:span text:style-name="T5"> </text:span><text:span text:style-name="T8">דמי? לעולם</text:span><text:span text:style-name="T5"> </text:span><text:span text:style-name="T8">הוא</text:span><text:span text:style-name="T5"> </text:span><text:span text:style-name="T8">יכול</text:span><text:span text:style-name="T5"> </text:span><text:span text:style-name="T8">לומר</text:span><text:span text:style-name="T5"> </text:span><text:span text:style-name="T8">"אני</text:span><text:span text:style-name="T5"> </text:span><text:span text:style-name="T8">מקיים"</text:span><text:span text:style-name="T2">)</text:span><text:span text:style-name="T1">?!</text:span></text:p>
      <text:p text:style-name="P11"/>
      <text:p text:style-name="P10"><text:span text:style-name="T1">(מכות</text:span><text:span text:style-name="T4"> </text:span><text:span text:style-name="T1">טו,ב)</text:span></text:p>
      <text:p text:style-name="P10"><text:soft-page-break/><text:span text:style-name="T1">מידי</text:span><text:span text:style-name="T4"> </text:span><text:span text:style-name="T1">הוא</text:span><text:span text:style-name="T4"> </text:span><text:span text:style-name="T1">טעמא</text:span><text:span text:style-name="T4"> </text:span><text:span text:style-name="T1">אלא</text:span><text:span text:style-name="T4"> </text:span><text:span text:style-name="T1">לרבי</text:span><text:span text:style-name="T4"> </text:span><text:span text:style-name="T1">יוחנן</text:span><text:span text:style-name="T4"> </text:span><text:span text:style-name="T2">(</text:span><text:span text:style-name="T8">מי</text:span><text:span text:style-name="T5"> </text:span><text:span text:style-name="T8">הוצרך</text:span><text:span text:style-name="T5"> </text:span><text:span text:style-name="T8">לדרוש</text:span><text:span text:style-name="T5"> </text:span><text:span text:style-name="T8">'כל</text:span><text:span text:style-name="T5"> </text:span><text:span text:style-name="T8">ימיו</text:span><text:span text:style-name="T5"> </text:span><text:span text:style-name="T8">בעמוד</text:span><text:span text:style-name="T5"> </text:span><text:span text:style-name="T8">והחזר'? רבי</text:span><text:span text:style-name="T5"> </text:span><text:span text:style-name="T8">יוחנן, שאמר</text:span><text:span text:style-name="T5"> </text:span><text:span text:style-name="T8">'לא</text:span><text:span text:style-name="T5"> </text:span><text:span text:style-name="T8">תעשה</text:span><text:span text:style-name="T5"> </text:span><text:span text:style-name="T8">שקדמו</text:span><text:span text:style-name="T5"> </text:span><text:span text:style-name="T8">עשה</text:span><text:span text:style-name="T5"> </text:span><text:span text:style-name="T8">לוקין</text:span><text:span text:style-name="T5"> </text:span><text:span text:style-name="T8">עליו', וקשיא</text:span><text:span text:style-name="T5"> </text:span><text:span text:style-name="T8">ליה</text:span><text:span text:style-name="T5"> </text:span><text:span text:style-name="T8">אונֵס</text:span><text:span text:style-name="T5"> </text:span><text:span text:style-name="T8">שגירש, דקתני</text:span><text:span text:style-name="T5"> </text:span><text:span text:style-name="T8">'אינו</text:span><text:span text:style-name="T5"> </text:span><text:span text:style-name="T8">לוקה', והוצרך</text:span><text:span text:style-name="T5"> </text:span><text:span text:style-name="T8">לעשותו</text:span><text:span text:style-name="T5"> </text:span><text:span text:style-name="T8">'לאו</text:span><text:span text:style-name="T5"> </text:span><text:span text:style-name="T8">שניתק</text:span><text:span text:style-name="T5"> </text:span><text:span text:style-name="T8">לעשה'</text:span><text:span text:style-name="T2">)</text:span><text:span text:style-name="T1">? האמר</text:span><text:span text:style-name="T4"> </text:span><text:span text:style-name="T1">ליה</text:span><text:span text:style-name="T4"> </text:span><text:span text:style-name="T1">רבי</text:span><text:span text:style-name="T4"> </text:span><text:span text:style-name="T1">יוחנן</text:span><text:span text:style-name="T4"> </text:span><text:span text:style-name="T1">לתנא</text:span><text:span text:style-name="T4"> </text:span><text:span text:style-name="T2">(</text:span><text:span text:style-name="T8">לקמן</text:span><text:span text:style-name="T2">)</text:span><text:span text:style-name="T1">: תני: 'בטלו</text:span><text:span text:style-name="T4"> </text:span><text:span text:style-name="T1">- חייב, ולא</text:span><text:span text:style-name="T4"> </text:span><text:span text:style-name="T1">בטלו</text:span><text:span text:style-name="T4"> </text:span><text:span text:style-name="T1">- פטור' </text:span><text:span text:style-name="T2">(</text:span><text:span text:style-name="T8">אבל</text:span><text:span text:style-name="T5"> </text:span><text:span text:style-name="T8">ריש</text:span><text:span text:style-name="T5"> </text:span><text:span text:style-name="T8">לקיש, דתני</text:span><text:span text:style-name="T5"> </text:span><text:span text:style-name="T8">'קיימו</text:span><text:span text:style-name="T5"> </text:span><text:span text:style-name="T8">ולא</text:span><text:span text:style-name="T5"> </text:span><text:span text:style-name="T8">קיימו' - לא</text:span><text:span text:style-name="T5"> </text:span><text:span text:style-name="T8">דריש</text:span><text:span text:style-name="T5"> </text:span><text:span text:style-name="T8">ליה</text:span><text:span text:style-name="T5"> </text:span><text:span text:style-name="T8">לעמוד</text:span><text:span text:style-name="T5"> </text:span><text:span text:style-name="T8">והחזר</text:span><text:span text:style-name="T5"> </text:span><text:span text:style-name="T8">אלא</text:span><text:span text:style-name="T5"> </text:span><text:span text:style-name="T8">לפני</text:span><text:span text:style-name="T5"> </text:span><text:span text:style-name="T8">הגירושין, לומר</text:span><text:span text:style-name="T5"> </text:span><text:span text:style-name="T8">'כל</text:span><text:span text:style-name="T5"> </text:span><text:span text:style-name="T8">ימיו</text:span><text:span text:style-name="T5"> </text:span><text:span text:style-name="T8">תהיה</text:span><text:span text:style-name="T5"> </text:span><text:span text:style-name="T8">לו</text:span><text:span text:style-name="T5"> </text:span><text:span text:style-name="T8">לאשה</text:span><text:span text:style-name="T5"> </text:span><text:span text:style-name="T8">ולא</text:span><text:span text:style-name="T5"> </text:span><text:span text:style-name="T8">ישלחנה' ולדידיה</text:span><text:span text:style-name="T5"> – </text:span><text:span text:style-name="T8">'לאו</text:span><text:span text:style-name="T5"> </text:span><text:span text:style-name="T8">שקדמו</text:span><text:span text:style-name="T5"> </text:span><text:span text:style-name="T8">עשה' ו'לאו</text:span><text:span text:style-name="T5"> </text:span><text:span text:style-name="T8">שניתק</text:span><text:span text:style-name="T5"> </text:span><text:span text:style-name="T8">לעשה' שוין, ואין</text:span><text:span text:style-name="T5"> </text:span><text:span text:style-name="T8">לוקין</text:span><text:span text:style-name="T5"> </text:span><text:span text:style-name="T8">עליהן, אלא</text:span><text:span text:style-name="T5"> </text:span><text:span text:style-name="T8">יקיים</text:span><text:span text:style-name="T5"> </text:span><text:span text:style-name="T8">העשה</text:span><text:span text:style-name="T5"> </text:span><text:span text:style-name="T8">מיד</text:span><text:span text:style-name="T5"> </text:span><text:span text:style-name="T8">כשיזהירוהו</text:span><text:span text:style-name="T5"> </text:span><text:span text:style-name="T8">בית</text:span><text:span text:style-name="T5"> </text:span><text:span text:style-name="T8">דין</text:span><text:span text:style-name="T5"> </text:span><text:span text:style-name="T8">להחזיר</text:span><text:span text:style-name="T2">)</text:span><text:span text:style-name="T1">.</text:span></text:p>
      <text:p text:style-name="P9"><text:span text:style-name="T67">דתני</text:span><text:span text:style-name="T69"> </text:span><text:span text:style-name="T67">תנא</text:span><text:span text:style-name="T69"> </text:span><text:span text:style-name="T67">קמיה</text:span><text:span text:style-name="T69"> </text:span><text:span text:style-name="T67">דרבי</text:span><text:span text:style-name="T69"> </text:span><text:span text:style-name="T67">יוחנן: 'כל</text:span><text:span text:style-name="T69"> </text:span><text:span text:style-name="T67">מצות</text:span><text:span text:style-name="T69"> </text:span><text:span text:style-name="T67">לא</text:span><text:span text:style-name="T69"> </text:span><text:span text:style-name="T67">תעשה</text:span><text:span text:style-name="T69"> </text:span><text:span text:style-name="T67">שיש</text:span><text:span text:style-name="T69"> </text:span><text:span text:style-name="T67">בה</text:span><text:span text:style-name="T69"> </text:span><text:span text:style-name="T67">קום</text:span><text:span text:style-name="T69"> </text:span><text:span text:style-name="T67">עשה: קיים</text:span><text:span text:style-name="T69"> </text:span><text:span text:style-name="T67">עשה</text:span><text:span text:style-name="T69"> </text:span><text:span text:style-name="T67">שבה</text:span><text:span text:style-name="T69"> – </text:span><text:span text:style-name="T67">פטור, ביטל</text:span><text:span text:style-name="T69"> </text:span><text:span text:style-name="T67">עשה</text:span><text:span text:style-name="T69"> </text:span><text:span text:style-name="T67">שבה</text:span><text:span text:style-name="T69"> – </text:span><text:span text:style-name="T67">חייב'; אמר</text:span><text:span text:style-name="T69"> </text:span><text:span text:style-name="T67">ליה: מאי</text:span><text:span text:style-name="T69"> </text:span><text:span text:style-name="T67">קא</text:span><text:span text:style-name="T69"> </text:span><text:span text:style-name="T67">אמרת?</text:span><text:span text:style-name="T1"> </text:span><text:span text:style-name="T67">'קיים</text:span><text:span text:style-name="T69"> </text:span><text:span text:style-name="T67">פטור' </text:span><text:span text:style-name="T44">(</text:span><text:span text:style-name="T8">אי</text:span><text:span text:style-name="T5"> </text:span><text:span text:style-name="T8">בקיים</text:span><text:span text:style-name="T5"> </text:span><text:span text:style-name="T8">תיתני</text:span><text:span text:style-name="T5"> </text:span><text:span text:style-name="T8">'פטור'</text:span><text:span text:style-name="T44">)</text:span><text:span text:style-name="T67"> - לא</text:span><text:span text:style-name="T69"> </text:span><text:span text:style-name="T67">קיים</text:span><text:span text:style-name="T69"> </text:span><text:span text:style-name="T67">חייב</text:span><text:span text:style-name="T69"> </text:span><text:span text:style-name="T68">(</text:span><text:span text:style-name="T8">בלא</text:span><text:span text:style-name="T5"> </text:span><text:span text:style-name="T8">קיים</text:span><text:span text:style-name="T5"> </text:span><text:span text:style-name="T8">תיתני</text:span><text:span text:style-name="T5"> </text:span><text:span text:style-name="T8">'חייב' ואף</text:span><text:span text:style-name="T5"> </text:span><text:span text:style-name="T8">על</text:span><text:span text:style-name="T5"> </text:span><text:span text:style-name="T8">פי</text:span><text:span text:style-name="T5"> </text:span><text:span text:style-name="T8">שלא</text:span><text:span text:style-name="T5"> </text:span><text:span text:style-name="T8">ביטל</text:span><text:span text:style-name="T68">)</text:span><text:span text:style-name="T67">, </text:span><text:span text:style-name="T68">(</text:span><text:span text:style-name="T8">ואי</text:span><text:span text:style-name="T68">)</text:span><text:span text:style-name="T67"> 'ביטל</text:span><text:span text:style-name="T69"> </text:span><text:span text:style-name="T67">חייב' </text:span><text:span text:style-name="T68">(</text:span><text:span text:style-name="T8">בביטל</text:span><text:span text:style-name="T5"> </text:span><text:span text:style-name="T8">תיתני</text:span><text:span text:style-name="T5"> </text:span><text:span text:style-name="T8">חיובא</text:span><text:span text:style-name="T68">)</text:span><text:span text:style-name="T67"> - </text:span><text:span text:style-name="T68">(</text:span><text:span text:style-name="T8">על</text:span><text:span text:style-name="T5"> </text:span><text:span text:style-name="T8">כרחך</text:span><text:span text:style-name="T68">)</text:span><text:span text:style-name="T67"> לא</text:span><text:span text:style-name="T69"> </text:span><text:span text:style-name="T67">ביטל</text:span><text:span text:style-name="T69"> </text:span><text:span text:style-name="T67">פטור</text:span><text:span text:style-name="T69"> </text:span><text:span text:style-name="T2">(</text:span><text:span text:style-name="T8">תיתני</text:span><text:span text:style-name="T5"> </text:span><text:span text:style-name="T8">פטורא</text:span><text:span text:style-name="T5"> </text:span><text:span text:style-name="T8">בלא</text:span><text:span text:style-name="T5"> </text:span><text:span text:style-name="T8">ביטל, ואף</text:span><text:span text:style-name="T5"> </text:span><text:span text:style-name="T8">על</text:span><text:span text:style-name="T5"> </text:span><text:span text:style-name="T8">פי</text:span><text:span text:style-name="T5"> </text:span><text:span text:style-name="T8">שלא</text:span><text:span text:style-name="T5"> </text:span><text:span text:style-name="T8">קיים!</text:span><text:span text:style-name="T2">)</text:span><text:span text:style-name="T1">?</text:span><text:span text:style-name="T67"> תני: 'ביטלו</text:span><text:span text:style-name="T69"> </text:span><text:span text:style-name="T68">(</text:span><text:span text:style-name="T73">בטל</text:span><text:span text:style-name="T70"> </text:span><text:span text:style-name="T73">עשה</text:span><text:span text:style-name="T70"> </text:span><text:span text:style-name="T73">שבה</text:span><text:span text:style-name="T70"> </text:span><text:span text:style-name="T73">- חייב</text:span><text:span text:style-name="T68">)</text:span><text:span text:style-name="T67">' ו'לא</text:span><text:span text:style-name="T69"> </text:span><text:span text:style-name="T67">ביטלו</text:span><text:span text:style-name="T69"> </text:span><text:span text:style-name="T68">(</text:span><text:span text:style-name="T73">לא</text:span><text:span text:style-name="T70"> </text:span><text:span text:style-name="T73">בטל</text:span><text:span text:style-name="T70"> </text:span><text:span text:style-name="T73">עשה</text:span><text:span text:style-name="T70"> </text:span><text:span text:style-name="T73">שבה</text:span><text:span text:style-name="T70"> </text:span><text:span text:style-name="T73">- פטור</text:span><text:span text:style-name="T68">)</text:span><text:span text:style-name="T67">'. </text:span></text:p>
      <text:p text:style-name="P10"><text:span text:style-name="T1">ו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1">אומר: 'קיימו</text:span><text:span text:style-name="T4"> </text:span><text:span text:style-name="T2">(</text:span><text:span text:style-name="T8">פטור</text:span><text:span text:style-name="T2">)</text:span><text:span text:style-name="T1">' ו'לא</text:span><text:span text:style-name="T4"> </text:span><text:span text:style-name="T1">קיימו' </text:span><text:span text:style-name="T2">(</text:span><text:span text:style-name="T8">לא</text:span><text:span text:style-name="T5"> </text:span><text:span text:style-name="T8">קיימו</text:span><text:span text:style-name="T5"> </text:span><text:span text:style-name="T8">כשאומרין</text:span><text:span text:style-name="T5"> </text:span><text:span text:style-name="T8">לו</text:span><text:span text:style-name="T5"> </text:span><text:span text:style-name="T8">"קיים" - מלקין</text:span><text:span text:style-name="T5"> </text:span><text:span text:style-name="T8">אותו; ורבי</text:span><text:span text:style-name="T5"> </text:span><text:span text:style-name="T8">יוחנן</text:span><text:span text:style-name="T5"> </text:span><text:span text:style-name="T8">מוקים</text:span><text:span text:style-name="T5"> </text:span><text:span text:style-name="T8">לה</text:span><text:span text:style-name="T5"> </text:span><text:span text:style-name="T8">למתניתין</text:span><text:span text:style-name="T5"> </text:span><text:span text:style-name="T8">בלאו</text:span><text:span text:style-name="T5"> </text:span><text:span text:style-name="T8">הניתק</text:span><text:span text:style-name="T5"> </text:span><text:span text:style-name="T8">לעשה, דאילו</text:span><text:span text:style-name="T5"> </text:span><text:span text:style-name="T8">בלאו</text:span><text:span text:style-name="T5"> </text:span><text:span text:style-name="T8">שקדמו</text:span><text:span text:style-name="T5"> </text:span><text:span text:style-name="T8">עשה</text:span><text:span text:style-name="T5"> </text:span><text:span text:style-name="T8">סבירא</text:span><text:span text:style-name="T5"> </text:span><text:span text:style-name="T8">ליה</text:span><text:span text:style-name="T5"> </text:span><text:span text:style-name="T8">דלוקין; ולריש</text:span><text:span text:style-name="T5"> </text:span><text:span text:style-name="T8">לקיש: בין</text:span><text:span text:style-name="T5"> </text:span><text:span text:style-name="T8">ניתק</text:span><text:span text:style-name="T5"> </text:span><text:span text:style-name="T8">בין</text:span><text:span text:style-name="T5"> </text:span><text:span text:style-name="T8">קדמו</text:span><text:span text:style-name="T5"> </text:span><text:span text:style-name="T8">עשה</text:span><text:span text:style-name="T5"> </text:span><text:span text:style-name="T8">- שוין</text:span><text:span text:style-name="T2">)</text:span><text:span text:style-name="T1">.</text:span></text:p>
      <text:p text:style-name="P10"><text:span text:style-name="T1">במאי</text:span><text:span text:style-name="T4"> </text:span><text:span text:style-name="T1">קא</text:span><text:span text:style-name="T4"> </text:span><text:span text:style-name="T1">מיפלגי?</text:span></text:p>
      <text:p text:style-name="P10"><text:span text:style-name="T1">בהתראת</text:span><text:span text:style-name="T4"> </text:span><text:span text:style-name="T1">ספק</text:span><text:span text:style-name="T4"> </text:span><text:span text:style-name="T1">קא</text:span><text:span text:style-name="T4"> </text:span><text:span text:style-name="T1">מיפלגי: מר</text:span><text:span text:style-name="T4"> </text:span><text:span text:style-name="T2">(</text:span><text:span text:style-name="T8">רבי</text:span><text:span text:style-name="T5"> </text:span><text:span text:style-name="T8">יוחנן</text:span><text:span text:style-name="T2">)</text:span><text:span text:style-name="T1"> סבר</text:span><text:span text:style-name="T4"> </text:span><text:span text:style-name="T1">התראת</text:span><text:span text:style-name="T4"> </text:span><text:span text:style-name="T1">ספק</text:span><text:span text:style-name="T4"> </text:span><text:span text:style-name="T1">שמה</text:span><text:span text:style-name="T4"> </text:span><text:span text:style-name="T1">התראה</text:span><text:span text:style-name="T4"> </text:span><text:span text:style-name="T2">(</text:span><text:span text:style-name="T8">ואף</text:span><text:span text:style-name="T5"> </text:span><text:span text:style-name="T8">על</text:span><text:span text:style-name="T5"> </text:span><text:span text:style-name="T8">גב</text:span><text:span text:style-name="T5"> </text:span><text:span text:style-name="T8">דכל</text:span><text:span text:style-name="T5"> </text:span><text:span text:style-name="T8">'לא</text:span><text:span text:style-name="T5"> </text:span><text:span text:style-name="T8">תעשה</text:span><text:span text:style-name="T5"> </text:span><text:span text:style-name="T8">שניתק</text:span><text:span text:style-name="T5"> </text:span><text:span text:style-name="T8">לעשה' לדבריו</text:span><text:span text:style-name="T5"> </text:span><text:span text:style-name="T8">התראת</text:span><text:span text:style-name="T5"> </text:span><text:span text:style-name="T8">ספק</text:span><text:span text:style-name="T5"> </text:span><text:span text:style-name="T8">היא: שהרי</text:span><text:span text:style-name="T5"> </text:span><text:span text:style-name="T8">כשעובר</text:span><text:span text:style-name="T5"> </text:span><text:span text:style-name="T8">על</text:span><text:span text:style-name="T5"> </text:span><text:span text:style-name="T8">הלאו</text:span><text:span text:style-name="T5"> </text:span><text:span text:style-name="T8">- צריך</text:span><text:span text:style-name="T5"> </text:span><text:span text:style-name="T8">להתרות</text:span><text:span text:style-name="T5"> </text:span><text:span text:style-name="T8">בו, והוא</text:span><text:span text:style-name="T5"> </text:span><text:span text:style-name="T8">אמר</text:span><text:span text:style-name="T5"> </text:span><text:span text:style-name="T8">שגמר</text:span><text:span text:style-name="T5"> </text:span><text:span text:style-name="T8">הלאו</text:span><text:span text:style-name="T5"> </text:span><text:span text:style-name="T27">בביטול</text:span><text:span text:style-name="T31"> </text:span><text:span text:style-name="T27">העשה</text:span><text:span text:style-name="T31"> </text:span><text:span text:style-name="T27">תלוי</text:span><text:span text:style-name="T8">, וכשמתרין</text:span><text:span text:style-name="T5"> </text:span><text:span text:style-name="T8">בו</text:span><text:span text:style-name="T5"> </text:span><text:span text:style-name="T8">"אל</text:span><text:span text:style-name="T5"> </text:span><text:span text:style-name="T8">תגרש" - ספק</text:span><text:span text:style-name="T5"> </text:span><text:span text:style-name="T8">הוא: שמא</text:span><text:span text:style-name="T5"> </text:span><text:span text:style-name="T8">לא</text:span><text:span text:style-name="T5"> </text:span><text:span text:style-name="T8">יבטל</text:span><text:span text:style-name="T5"> </text:span><text:span text:style-name="T8">את</text:span><text:span text:style-name="T5"> </text:span><text:span text:style-name="T8">העשה</text:span><text:span text:style-name="T5"> </text:span><text:span text:style-name="T8">להדירה</text:span><text:span text:style-name="T5"> </text:span><text:span text:style-name="T8">בהנאה, ולכשידירה</text:span><text:span text:style-name="T5"> </text:span><text:span text:style-name="T8">ויבטלנו</text:span><text:span text:style-name="T5"> </text:span><text:span text:style-name="T8">קאמר</text:span><text:span text:style-name="T5"> </text:span><text:span text:style-name="T8">דלקי, אלמא: התראת</text:span><text:span text:style-name="T5"> </text:span><text:span text:style-name="T8">ספק</text:span><text:span text:style-name="T5"> </text:span><text:span text:style-name="T8">שמה</text:span><text:span text:style-name="T5"> </text:span><text:span text:style-name="T8">התראה</text:span><text:span text:style-name="T2">)</text:span><text:span text:style-name="T1">, ומר</text:span><text:span text:style-name="T4"> </text:span><text:span text:style-name="T2">(</text:span><text:span text:style-name="T8">ריש</text:span><text:span text:style-name="T5"> </text:span><text:span text:style-name="T8">לקיש</text:span><text:span text:style-name="T2">)</text:span><text:span text:style-name="T1"> סבר</text:span><text:span text:style-name="T4"> </text:span><text:span text:style-name="T1">התראת</text:span><text:span text:style-name="T4"> </text:span><text:span text:style-name="T1">ספק</text:span><text:span text:style-name="T4"> </text:span><text:span text:style-name="T1">לא</text:span><text:span text:style-name="T4"> </text:span><text:span text:style-name="T1">שמה</text:span><text:span text:style-name="T4"> </text:span><text:span text:style-name="T1">התראה</text:span><text:span text:style-name="T4"> </text:span><text:span text:style-name="T2">(</text:span><text:span text:style-name="T8">הלכך: אם</text:span><text:span text:style-name="T5"> </text:span><text:span text:style-name="T8">היה</text:span><text:span text:style-name="T5"> </text:span><text:span text:style-name="T8">גמר</text:span><text:span text:style-name="T5"> </text:span><text:span text:style-name="T8">הלאו</text:span><text:span text:style-name="T5"> </text:span><text:span text:style-name="T8">תלוי</text:span><text:span text:style-name="T5"> </text:span><text:span text:style-name="T8">בביטול</text:span><text:span text:style-name="T5"> </text:span><text:span text:style-name="T8">העשה, לא</text:span><text:span text:style-name="T5"> </text:span><text:span text:style-name="T8">היה</text:span><text:span text:style-name="T5"> </text:span><text:span text:style-name="T8">לוקה</text:span><text:span text:style-name="T5"> </text:span><text:span text:style-name="T8">עליו! אלא</text:span><text:span text:style-name="T5"> </text:span><text:span text:style-name="T8">הלאו</text:span><text:span text:style-name="T5"> </text:span><text:span text:style-name="T8">- משגירש</text:span><text:span text:style-name="T5"> </text:span><text:span text:style-name="T8">נגמר, והויא</text:span><text:span text:style-name="T5"> </text:span><text:span text:style-name="T8">לה</text:span><text:span text:style-name="T5"> </text:span><text:span text:style-name="T8">התראת</text:span><text:span text:style-name="T5"> </text:span><text:span text:style-name="T8">ודאי, והעשה</text:span><text:span text:style-name="T5"> </text:span><text:span text:style-name="T8">ניתן</text:span><text:span text:style-name="T5"> </text:span><text:span text:style-name="T8">להיות</text:span><text:span text:style-name="T5"> </text:span><text:span text:style-name="T8">תחת</text:span><text:span text:style-name="T5"> </text:span><text:span text:style-name="T8">המלקות; ולכשיבא</text:span><text:span text:style-name="T5"> </text:span><text:span text:style-name="T8">לבית</text:span><text:span text:style-name="T5"> </text:span><text:span text:style-name="T8">דין</text:span><text:span text:style-name="T5"> </text:span><text:span text:style-name="T8">- או</text:span><text:span text:style-name="T5"> </text:span><text:span text:style-name="T8">יקיים</text:span><text:span text:style-name="T5"> </text:span><text:span text:style-name="T8">או</text:span><text:span text:style-name="T5"> </text:span><text:span text:style-name="T8">ילקה!<text:tab/>ואי</text:span><text:span text:style-name="T5"> </text:span><text:span text:style-name="T8">קשיא</text:span><text:span text:style-name="T5"> </text:span><text:span text:style-name="T8">לרבי</text:span><text:span text:style-name="T5"> </text:span><text:span text:style-name="T8">יוחנן</text:span><text:span text:style-name="T5"> </text:span><text:span text:style-name="T8">נמי</text:span><text:span text:style-name="T5"> </text:span><text:span text:style-name="T8">איכא</text:span><text:span text:style-name="T5"> </text:span><text:span text:style-name="T8">למימר</text:span><text:span text:style-name="T5"> </text:span><text:span text:style-name="T8">בהתראת</text:span><text:span text:style-name="T5"> </text:span><text:span text:style-name="T8">ודאי, ויתרו</text:span><text:span text:style-name="T5"> </text:span><text:span text:style-name="T8">בו</text:span><text:span text:style-name="T5"> </text:span><text:span text:style-name="T8">כשבא</text:span><text:span text:style-name="T5"> </text:span><text:span text:style-name="T8">לבטל</text:span><text:span text:style-name="T5"> </text:span><text:span text:style-name="T8">את</text:span><text:span text:style-name="T5"> </text:span><text:span text:style-name="T8">העשה</text:span><text:span text:style-name="T5"> </text:span><text:span text:style-name="T8">שהוא</text:span><text:span text:style-name="T5"> </text:span><text:span text:style-name="T8">עקירת</text:span><text:span text:style-name="T5"> </text:span><text:span text:style-name="T8">הלאו!? לעולם</text:span><text:span text:style-name="T5"> </text:span><text:span text:style-name="T8">התראה</text:span><text:span text:style-name="T5"> </text:span><text:span text:style-name="T8">בשעה</text:span><text:span text:style-name="T5"> </text:span><text:span text:style-name="T8">שעובר</text:span><text:span text:style-name="T5"> </text:span><text:span text:style-name="T8">על</text:span><text:span text:style-name="T5"> </text:span><text:span text:style-name="T8">אזהרתו</text:span><text:span text:style-name="T5"> </text:span><text:span text:style-name="T8">בעינן, ואפילו</text:span><text:span text:style-name="T5"> </text:span><text:span text:style-name="T8">היא</text:span><text:span text:style-name="T5"> </text:span><text:span text:style-name="T8">תלויה</text:span><text:span text:style-name="T5"> </text:span><text:span text:style-name="T8">בדבר</text:span><text:span text:style-name="T5"> </text:span><text:span text:style-name="T8">אחר, כדאמרינן</text:span><text:span text:style-name="T5"> </text:span><text:span text:style-name="T8">בשבועות</text:span><text:span text:style-name="T5"> </text:span><text:span text:style-name="T8">(דף</text:span><text:span text:style-name="T5"> </text:span><text:span text:style-name="T8">כח:): "שבועה</text:span><text:span text:style-name="T5"> </text:span><text:span text:style-name="T8">שלא</text:span><text:span text:style-name="T5"> </text:span><text:span text:style-name="T8">אוכל</text:span><text:span text:style-name="T5"> </text:span><text:span text:style-name="T8">ככר</text:span><text:span text:style-name="T5"> </text:span><text:span text:style-name="T8">זו</text:span><text:span text:style-name="T5"> </text:span><text:span text:style-name="T8">אם</text:span><text:span text:style-name="T5"> </text:span><text:span text:style-name="T8">אוכל</text:span><text:span text:style-name="T5"> </text:span><text:span text:style-name="T8">זו": אכליה</text:span><text:span text:style-name="T5"> </text:span><text:span text:style-name="T8">לתנאיה</text:span><text:span text:style-name="T5"> </text:span><text:span text:style-name="T8">והדר</text:span><text:span text:style-name="T5"> </text:span><text:span text:style-name="T8">אכליה</text:span><text:span text:style-name="T5"> </text:span><text:span text:style-name="T8">לאיסוריה</text:span><text:span text:style-name="T5"> </text:span><text:span text:style-name="T8">- התראת</text:span><text:span text:style-name="T5"> </text:span><text:span text:style-name="T8">ודאי</text:span><text:span text:style-name="T5"> </text:span><text:span text:style-name="T8">היא; אכליה</text:span><text:span text:style-name="T5"> </text:span><text:span text:style-name="T8">לאיסוריה</text:span><text:span text:style-name="T5"> </text:span><text:span text:style-name="T8">והדר</text:span><text:span text:style-name="T5"> </text:span><text:span text:style-name="T8">אכליה</text:span><text:span text:style-name="T5"> </text:span><text:span text:style-name="T8">לתנאיה</text:span><text:span text:style-name="T5"> </text:span><text:span text:style-name="T8">- הויא</text:span><text:span text:style-name="T5"> </text:span><text:span text:style-name="T8">התראת</text:span><text:span text:style-name="T5"> </text:span><text:span text:style-name="T8">ספק; אלמא: התראה</text:span><text:span text:style-name="T5"> </text:span><text:span text:style-name="T8">בשעת</text:span><text:span text:style-name="T5"> </text:span><text:span text:style-name="T8">איסור</text:span><text:span text:style-name="T5"> </text:span><text:span text:style-name="T8">בעינן, ואף</text:span><text:span text:style-name="T5"> </text:span><text:span text:style-name="T8">על</text:span><text:span text:style-name="T5"> </text:span><text:span text:style-name="T8">פי</text:span><text:span text:style-name="T5"> </text:span><text:span text:style-name="T8">שאין</text:span><text:span text:style-name="T5"> </text:span><text:span text:style-name="T8">הלאו</text:span><text:span text:style-name="T5"> </text:span><text:span text:style-name="T8">נגמר</text:span><text:span text:style-name="T5"> </text:span><text:span text:style-name="T8">עד</text:span><text:span text:style-name="T5"> </text:span><text:span text:style-name="T8">שיאכל</text:span><text:span text:style-name="T5"> </text:span><text:span text:style-name="T8">את</text:span><text:span text:style-name="T5"> </text:span><text:span text:style-name="T8">של</text:span><text:span text:style-name="T5"> </text:span><text:span text:style-name="T8">תנאי</text:span><text:span text:style-name="T2">)</text:span><text:span text:style-name="T1">;</text:span></text:p>
      <text:p text:style-name="P10"><text:span text:style-name="T1">ואזדו</text:span><text:span text:style-name="T4"> </text:span><text:span text:style-name="T1">לטעמייהו, דאיתמר: "שבועה</text:span><text:span text:style-name="T4"> </text:span><text:span text:style-name="T1">שאוכל</text:span><text:span text:style-name="T4"> </text:span><text:span text:style-name="T1">ככר</text:span><text:span text:style-name="T4"> </text:span><text:span text:style-name="T1">זה</text:span><text:span text:style-name="T4"> </text:span><text:span text:style-name="T1">היום" ועבר</text:span><text:span text:style-name="T4"> </text:span><text:span text:style-name="T1">היום</text:span><text:span text:style-name="T4"> </text:span><text:span text:style-name="T1">ולא</text:span><text:span text:style-name="T4"> </text:span><text:span text:style-name="T1">אכלה</text:span><text:span text:style-name="T4"> </text:span><text:span text:style-name="T2">(</text:span><text:span text:style-name="T8">עבר</text:span><text:span text:style-name="T5"> </text:span><text:span text:style-name="T8">על</text:span><text:span text:style-name="T5"> </text:span><text:span text:style-name="T8">שבועתו</text:span><text:span text:style-name="T5"> </text:span><text:span text:style-name="T8">כשהוא</text:span><text:span text:style-name="T5"> </text:span><text:span text:style-name="T8">יושב</text:span><text:span text:style-name="T5"> </text:span><text:span text:style-name="T8">ובטל, ואין</text:span><text:span text:style-name="T5"> </text:span><text:span text:style-name="T8">כאן</text:span><text:span text:style-name="T5"> </text:span><text:span text:style-name="T8">מעשה; והתראת</text:span><text:span text:style-name="T5"> </text:span><text:span text:style-name="T8">ספק</text:span><text:span text:style-name="T5"> </text:span><text:span text:style-name="T8">נמי</text:span><text:span text:style-name="T5"> </text:span><text:span text:style-name="T8">הויא: שהרי</text:span><text:span text:style-name="T5"> </text:span><text:span text:style-name="T8">תלה</text:span><text:span text:style-name="T5"> </text:span><text:span text:style-name="T8">זמן</text:span><text:span text:style-name="T5"> </text:span><text:span text:style-name="T8">לשבועתו</text:span><text:span text:style-name="T5"> </text:span><text:span text:style-name="T8">כל</text:span><text:span text:style-name="T5"> </text:span><text:span text:style-name="T8">היום</text:span><text:span text:style-name="T2">)</text:span><text:span text:style-name="T1">: רבי</text:span><text:span text:style-name="T4"> </text:span><text:span text:style-name="T1">יוחנן</text:span><text:span text:style-name="T4"> </text:span><text:span text:style-name="T1">וריש</text:span><text:span text:style-name="T4"> </text:span><text:span text:style-name="T1">לקיש, דאמרי</text:span><text:span text:style-name="T4"> </text:span><text:span text:style-name="T1">תרוייהו: אינו</text:span><text:span text:style-name="T4"> </text:span><text:span text:style-name="T1">לוקה</text:span><text:span text:style-name="T4"> </text:span><text:span text:style-name="T2">(</text:span><text:span text:style-name="T8">ומיהו</text:span><text:span text:style-name="T5"> </text:span><text:span text:style-name="T8">טעמיה</text:span><text:span text:style-name="T5"> </text:span><text:span text:style-name="T8">דמר</text:span><text:span text:style-name="T5"> </text:span><text:span text:style-name="T8">לאו</text:span><text:span text:style-name="T5"> </text:span><text:span text:style-name="T8">כי</text:span><text:span text:style-name="T5"> </text:span><text:span text:style-name="T8">טעמיה</text:span><text:span text:style-name="T5"> </text:span><text:span text:style-name="T8">דמר</text:span><text:span text:style-name="T2">)</text:span><text:span text:style-name="T1">: רבי</text:span><text:span text:style-name="T4"> </text:span><text:span text:style-name="T1">יוחנן</text:span><text:span text:style-name="T4"> </text:span><text:span text:style-name="T1">אומר: אינו</text:span><text:span text:style-name="T4"> </text:span><text:span text:style-name="T1">לוקה</text:span></text:p>
      <text:p text:style-name="P11"/>
      <text:p text:style-name="P10"><text:span text:style-name="T1">(מכות</text:span><text:span text:style-name="T4"> </text:span><text:span text:style-name="T1">טז,א)</text:span></text:p>
      <text:p text:style-name="P10"><text:span text:style-name="T1">משום</text:span><text:span text:style-name="T4"> </text:span><text:span text:style-name="T1">דהוי</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 וכל</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אין</text:span><text:span text:style-name="T4"> </text:span><text:span text:style-name="T1">לוקין</text:span><text:span text:style-name="T4"> </text:span><text:span text:style-name="T1">עליו</text:span><text:span text:style-name="T4"> </text:span><text:span text:style-name="T2">(</text:span><text:span text:style-name="T8">אבל</text:span><text:span text:style-name="T5"> </text:span><text:span text:style-name="T8">משום</text:span><text:span text:style-name="T5"> </text:span><text:span text:style-name="T8">התראת</text:span><text:span text:style-name="T5"> </text:span><text:span text:style-name="T8">ספק</text:span><text:span text:style-name="T5"> </text:span><text:span text:style-name="T8">לא</text:span><text:span text:style-name="T5"> </text:span><text:span text:style-name="T8">הוה</text:span><text:span text:style-name="T5"> </text:span><text:span text:style-name="T8">מפטר, דהתראת</text:span><text:span text:style-name="T5"> </text:span><text:span text:style-name="T8">ספק</text:span><text:span text:style-name="T5"> </text:span><text:span text:style-name="T8">שמה</text:span><text:span text:style-name="T5"> </text:span><text:span text:style-name="T8">התראה</text:span><text:span text:style-name="T2">)</text:span><text:span text:style-name="T1">, ריש</text:span><text:span text:style-name="T4"> </text:span><text:span text:style-name="T1">לקיש</text:span><text:span text:style-name="T4"> </text:span><text:span text:style-name="T1">אומר: אינו</text:span><text:span text:style-name="T4"> </text:span><text:span text:style-name="T1">לוקה</text:span><text:span text:style-name="T4"> </text:span><text:span text:style-name="T1">משום</text:span><text:span text:style-name="T4"> </text:span><text:span text:style-name="T1">דהוי</text:span><text:span text:style-name="T4"> </text:span><text:span text:style-name="T1">התראת</text:span><text:span text:style-name="T4"> </text:span><text:span text:style-name="T1">ספק, וכל</text:span><text:span text:style-name="T4"> </text:span><text:span text:style-name="T1">התראת</text:span><text:span text:style-name="T4"> </text:span><text:span text:style-name="T1">ספק</text:span><text:span text:style-name="T4"> </text:span><text:span text:style-name="T1">לא</text:span><text:span text:style-name="T4"> </text:span><text:span text:style-name="T1">שמה</text:span><text:span text:style-name="T4"> </text:span><text:span text:style-name="T1">התראה</text:span><text:span text:style-name="T4"> </text:span><text:span text:style-name="T2">(</text:span><text:span text:style-name="T8">אבל</text:span><text:span text:style-name="T5"> </text:span><text:span text:style-name="T8">משום</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 - לא</text:span><text:span text:style-name="T5"> </text:span><text:span text:style-name="T8">הוה</text:span><text:span text:style-name="T5"> </text:span><text:span text:style-name="T8">מפטר, דקסבר</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לוקין</text:span><text:span text:style-name="T5"> </text:span><text:span text:style-name="T8">עליו'</text:span><text:span text:style-name="T2">)</text:span><text:span text:style-name="T1">.</text:span></text:p>
      <text:p text:style-name="P10"><text:span text:style-name="T1">ותרוייהו</text:span><text:span text:style-name="T4"> </text:span><text:span text:style-name="T1">אליבא</text:span><text:span text:style-name="T4"> </text:span><text:span text:style-name="T1">דרבי</text:span><text:span text:style-name="T4"> </text:span><text:span text:style-name="T1">יהודה, דתניא: '</text:span><text:span text:style-name="T10">ולא</text:span><text:span text:style-name="T4"> </text:span><text:span text:style-name="T10">תותירו</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0">והנותר</text:span><text:span text:style-name="T4"> </text:span><text:span text:style-name="T10">ממנו</text:span><text:span text:style-name="T4"> </text:span><text:span text:style-name="T10">עד</text:span><text:span text:style-name="T4"> </text:span><text:span text:style-name="T10">בקר</text:span><text:span text:style-name="T4"> </text:span><text:span text:style-name="T11">[באש</text:span><text:span text:style-name="T5"> </text:span><text:span text:style-name="T11">תשרפו]</text:span><text:span text:style-name="T1"> </text:span><text:span text:style-name="T8">(שמות</text:span><text:span text:style-name="T5"> </text:span><text:span text:style-name="T8">יב,י)</text:span><text:span text:style-name="T1">; בא</text:span><text:span text:style-name="T4"> </text:span><text:span text:style-name="T1">הכתוב</text:span><text:span text:style-name="T4"> </text:span><text:span text:style-name="T1">ליתן</text:span><text:span text:style-name="T4"> </text:span><text:span text:style-name="T1">עשה</text:span><text:span text:style-name="T4"> </text:span><text:span text:style-name="T1">אחר</text:span><text:span text:style-name="T4"> </text:span><text:span text:style-name="T1">לא</text:span><text:span text:style-name="T4"> </text:span><text:span text:style-name="T1">תעשה</text:span><text:span text:style-name="T4"> </text:span><text:span text:style-name="T1">לומר</text:span><text:span text:style-name="T4"> </text:span><text:span text:style-name="T1">שאין</text:span><text:span text:style-name="T4"> </text:span><text:span text:style-name="T1">לוקין</text:span><text:span text:style-name="T4"> </text:span><text:span text:style-name="T1">עליו</text:span><text:span text:style-name="T4"> </text:span><text:span text:style-name="T1">- דברי</text:span><text:span text:style-name="T4"> </text:span><text:span text:style-name="T1">רבי</text:span><text:span text:style-name="T4"> </text:span><text:span text:style-name="T1">יהודה' </text:span><text:span text:style-name="T2">(</text:span><text:span text:style-name="T8">ותרוייהו</text:span><text:span text:style-name="T5"> </text:span><text:span text:style-name="T8">אליבא</text:span><text:span text:style-name="T5"> </text:span><text:span text:style-name="T8">דרבי</text:span><text:span text:style-name="T5"> </text:span><text:span text:style-name="T8">יהודה</text:span><text:span text:style-name="T5"> </text:span><text:span text:style-name="T8">דאמר</text:span><text:span text:style-name="T5"> </text:span><text:span text:style-name="T8">גבי</text:span><text:span text:style-name="T5"> </text:span><text:span text:style-name="T8">נותר: איצטריך</text:span><text:span text:style-name="T5"> </text:span><text:span text:style-name="T8">לנתוקי</text:span><text:span text:style-name="T5"> </text:span><text:span text:style-name="T8">לאו</text:span><text:span text:style-name="T5"> </text:span><text:span text:style-name="T8">לעשה</text:span><text:span text:style-name="T5"> </text:span><text:span text:style-name="T27">אף</text:span><text:span text:style-name="T31"> </text:span><text:span text:style-name="T27">על</text:span><text:span text:style-name="T31"> </text:span><text:span text:style-name="T27">גב</text:span><text:span text:style-name="T5"> </text:span><text:span text:style-name="T8">דהתראת</text:span><text:span text:style-name="T5"> </text:span><text:span text:style-name="T8">ספק</text:span><text:span text:style-name="T5"> </text:span><text:span text:style-name="T8">היא</text:span><text:span text:style-name="T5"> </text:span><text:span text:style-name="T8">ו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הוא</text:span><text:span text:style-name="T2">)</text:span><text:span text:style-name="T1">; רבי</text:span><text:span text:style-name="T4"> </text:span><text:span text:style-name="T1">יוחנן</text:span><text:span text:style-name="T4"> </text:span><text:span text:style-name="T1">דייק: הכי</text:span><text:span text:style-name="T4"> </text:span><text:span text:style-name="T1">טעמא</text:span><text:span text:style-name="T4"> </text:span><text:span text:style-name="T1">- דבא</text:span><text:span text:style-name="T4"> </text:span><text:span text:style-name="T1">הכתוב, הא</text:span><text:span text:style-name="T4"> </text:span><text:span text:style-name="T1">לא</text:span><text:span text:style-name="T4"> </text:span><text:span text:style-name="T1">בא</text:span><text:span text:style-name="T4"> </text:span><text:span text:style-name="T1">הכתוב</text:span><text:span text:style-name="T4"> – </text:span><text:span text:style-name="T1">לוקה; אלמא</text:span><text:span text:style-name="T4"> </text:span><text:span text:style-name="T1">התראת</text:span><text:span text:style-name="T4"> </text:span><text:span text:style-name="T1">ספק</text:span><text:span text:style-name="T4"> </text:span><text:span text:style-name="T1">שמה</text:span><text:span text:style-name="T4"> </text:span><text:span text:style-name="T1">התראה; וריש</text:span><text:span text:style-name="T4"> </text:span><text:span text:style-name="T1">לקיש</text:span><text:span text:style-name="T4"> </text:span><text:span text:style-name="T1">דייק</text:span><text:span text:style-name="T4"> </text:span><text:span text:style-name="T1">הכי: טעמא</text:span><text:span text:style-name="T4"> </text:span><text:span text:style-name="T1">- דבא</text:span><text:span text:style-name="T4"> </text:span><text:span text:style-name="T1">הכתוב, הא</text:span><text:span text:style-name="T4"> </text:span><text:span text:style-name="T1">לא</text:span><text:span text:style-name="T4"> </text:span><text:span text:style-name="T1">בא</text:span><text:span text:style-name="T4"> </text:span><text:span text:style-name="T1">הכתוב</text:span><text:span text:style-name="T4"> – </text:span><text:span text:style-name="T1">לוקה; אלמא</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לוקין</text:span><text:span text:style-name="T4"> </text:span><text:span text:style-name="T1">עליו</text:span><text:span text:style-name="T4"> </text:span><text:span text:style-name="T2">(</text:span><text:span text:style-name="T8">ולקמיה</text:span><text:span text:style-name="T5"> </text:span><text:span text:style-name="T8">פריך</text:span><text:span text:style-name="T5"> </text:span><text:span text:style-name="T8">דתרוייהו</text:span><text:span text:style-name="T5"> </text:span><text:span text:style-name="T8">איכא</text:span><text:span text:style-name="T5"> </text:span><text:span text:style-name="T8">למידק</text:span><text:span text:style-name="T5"> </text:span><text:span text:style-name="T8">מינה!?</text:span><text:span text:style-name="T2">).</text:span></text:p>
      <text:p text:style-name="P10"><text:span text:style-name="T1">ו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1">נמי: הא</text:span><text:span text:style-name="T4"> </text:span><text:span text:style-name="T1">ודאי</text:span><text:span text:style-name="T4"> </text:span><text:span text:style-name="T1">התראת</text:span><text:span text:style-name="T4"> </text:span><text:span text:style-name="T1">ספק</text:span><text:span text:style-name="T4"> </text:span><text:span text:style-name="T1">הוא</text:span><text:span text:style-name="T4"> </text:span><text:span text:style-name="T2">(</text:span><text:span text:style-name="T8">הך</text:span><text:span text:style-name="T5"> </text:span><text:span text:style-name="T8">דנותר, ואיכא</text:span><text:span text:style-name="T5"> </text:span><text:span text:style-name="T8">למידק</text:span><text:span text:style-name="T5"> </text:span><text:span text:style-name="T8">נמי</text:span><text:span text:style-name="T5"> </text:span><text:span text:style-name="T8">מינה</text:span><text:span text:style-name="T5"> </text:span><text:span text:style-name="T8">'התראת</text:span><text:span text:style-name="T5"> </text:span><text:span text:style-name="T8">ספק</text:span><text:span text:style-name="T5"> </text:span><text:span text:style-name="T8">שמה</text:span><text:span text:style-name="T5"> </text:span><text:span text:style-name="T8">התראה'</text:span><text:span text:style-name="T2">)</text:span><text:span text:style-name="T1">?</text:span></text:p>
      <text:p text:style-name="P10"><text:span text:style-name="T1">סבר</text:span><text:span text:style-name="T4"> </text:span><text:span text:style-name="T1">לה</text:span><text:span text:style-name="T4"> </text:span><text:span text:style-name="T1">כאידך</text:span><text:span text:style-name="T4"> </text:span><text:span text:style-name="T1">תנא</text:span><text:span text:style-name="T4"> </text:span><text:span text:style-name="T1">דרבי</text:span><text:span text:style-name="T4"> </text:span><text:span text:style-name="T1">יהודה</text:span><text:span text:style-name="T4"> </text:span><text:span text:style-name="T2">(</text:span><text:span text:style-name="T8">דאמר</text:span><text:span text:style-name="T5"> </text:span><text:span text:style-name="T8">לא</text:span><text:span text:style-name="T5"> </text:span><text:span text:style-name="T8">שמה</text:span><text:span text:style-name="T5"> </text:span><text:span text:style-name="T8">התראה</text:span><text:span text:style-name="T2">)</text:span><text:span text:style-name="T1">, דתניא: '</text:span><text:span text:style-name="T2">(</text:span><text:span text:style-name="T8">מי</text:span><text:span text:style-name="T5"> </text:span><text:span text:style-name="T8">שגירש</text:span><text:span text:style-name="T5"> </text:span><text:span text:style-name="T8">את</text:span><text:span text:style-name="T5"> </text:span><text:span text:style-name="T8">אשתו</text:span><text:span text:style-name="T5"> </text:span><text:span text:style-name="T8">ונישאת</text:span><text:span text:style-name="T5"> </text:span><text:span text:style-name="T8">וילדה</text:span><text:span text:style-name="T5"> </text:span><text:span text:style-name="T8">ספק</text:span><text:span text:style-name="T5"> </text:span><text:span text:style-name="T8">בן</text:span><text:span text:style-name="T5"> </text:span><text:span text:style-name="T8">ט' לראשון</text:span><text:span text:style-name="T5"> </text:span><text:span text:style-name="T8">ספק</text:span><text:span text:style-name="T5"> </text:span><text:span text:style-name="T8">בן</text:span><text:span text:style-name="T5"> </text:span><text:span text:style-name="T8">ז' לאחרון:</text:span><text:span text:style-name="T2">)</text:span><text:span text:style-name="T1"> הכה</text:span><text:span text:style-name="T4"> </text:span><text:span text:style-name="T1">זה</text:span><text:span text:style-name="T4"> </text:span><text:span text:style-name="T1">וחזר</text:span><text:span text:style-name="T4"> </text:span><text:span text:style-name="T1">והכה</text:span><text:span text:style-name="T4"> </text:span><text:span text:style-name="T1">זה</text:span><text:span text:style-name="T4"> </text:span><text:span text:style-name="T2">(</text:span><text:span text:style-name="T8">בשתי</text:span><text:span text:style-name="T5"> </text:span><text:span text:style-name="T8">התראות</text:span><text:span text:style-name="T5"> </text:span><text:span text:style-name="T8">דהויא</text:span><text:span text:style-name="T5"> </text:span><text:span text:style-name="T8">לה</text:span><text:span text:style-name="T5"> </text:span><text:span text:style-name="T8">כל</text:span><text:span text:style-name="T5"> </text:span><text:span text:style-name="T8">חדא</text:span><text:span text:style-name="T5"> </text:span><text:span text:style-name="T8">התראת</text:span><text:span text:style-name="T5"> </text:span><text:span text:style-name="T8">ספק</text:span><text:span text:style-name="T2">)</text:span><text:span text:style-name="T1">, קילל</text:span><text:span text:style-name="T4"> </text:span><text:span text:style-name="T1">זה</text:span><text:span text:style-name="T4"> </text:span><text:span text:style-name="T1">וחזר</text:span><text:span text:style-name="T4"> </text:span><text:span text:style-name="T1">וקילל</text:span><text:span text:style-name="T4"> </text:span><text:span text:style-name="T1">זה, הכה</text:span><text:span text:style-name="T4"> </text:span><text:span text:style-name="T1">שניהם</text:span><text:span text:style-name="T4"> </text:span><text:span text:style-name="T1">בבת</text:span><text:span text:style-name="T4"> </text:span><text:span text:style-name="T1">אחת</text:span><text:span text:style-name="T4"> </text:span><text:span text:style-name="T1">או</text:span><text:span text:style-name="T4"> </text:span><text:span text:style-name="T1">קילל</text:span><text:span text:style-name="T4"> </text:span><text:span text:style-name="T1">שניהם</text:span><text:span text:style-name="T4"> </text:span><text:span text:style-name="T1">בבת</text:span><text:span text:style-name="T4"> </text:span><text:span text:style-name="T1">אחת</text:span><text:span text:style-name="T4"> – </text:span><text:span text:style-name="T1">חייב; רבי</text:span><text:span text:style-name="T4"> </text:span><text:span text:style-name="T1">יהודה</text:span><text:span text:style-name="T4"> </text:span><text:span text:style-name="T1">אומר: בבת</text:span><text:span text:style-name="T4"> </text:span><text:span text:style-name="T1">אחת</text:span><text:span text:style-name="T4"> </text:span><text:span text:style-name="T2">(</text:span><text:span text:style-name="T8">בהתראה</text:span><text:span text:style-name="T5"> </text:span><text:span text:style-name="T8">אחת</text:span><text:span text:style-name="T5"> </text:span><text:span text:style-name="T8">בתוך</text:span><text:span text:style-name="T5"> </text:span><text:span text:style-name="T8">כדי</text:span><text:span text:style-name="T5"> </text:span><text:span text:style-name="T8">דיבור, דהויא</text:span><text:span text:style-name="T5"> </text:span><text:span text:style-name="T8">לה</text:span><text:span text:style-name="T5"> </text:span><text:span text:style-name="T8">התראת</text:span><text:span text:style-name="T5"> </text:span><text:span text:style-name="T8">ודאי: דממה</text:span><text:span text:style-name="T5"> </text:span><text:span text:style-name="T8">נפשך</text:span><text:span text:style-name="T5"> </text:span><text:span text:style-name="T8">חד</text:span><text:span text:style-name="T5"> </text:span><text:span text:style-name="T8">מינייהו</text:span><text:span text:style-name="T5"> </text:span><text:span text:style-name="T8">אבוהו</text:span><text:span text:style-name="T2">)</text:span><text:span text:style-name="T1"> - חייב, בזה</text:span><text:span text:style-name="T4"> </text:span><text:span text:style-name="T1">אחר</text:span><text:span text:style-name="T4"> </text:span><text:span text:style-name="T1">זה</text:span><text:span text:style-name="T4"> </text:span><text:span text:style-name="T1">- פטור' </text:span></text:p>
      <text:p text:style-name="P10"><text:span text:style-name="T1">ורבי</text:span><text:span text:style-name="T4"> </text:span><text:span text:style-name="T1">יוחנן</text:span><text:span text:style-name="T4"> </text:span><text:span text:style-name="T1">נמי: הא</text:span><text:span text:style-name="T4"> </text:span><text:span text:style-name="T1">ודאי</text:span><text:span text:style-name="T4"> </text:span><text:span text:style-name="T1">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הוא!?</text:span></text:p>
      <text:p text:style-name="P10"><text:soft-page-break/><text:span text:style-name="T1">סבר</text:span><text:span text:style-name="T4"> </text:span><text:span text:style-name="T1">לה</text:span><text:span text:style-name="T4"> </text:span><text:span text:style-name="T1">כי</text:span><text:span text:style-name="T4"> </text:span><text:span text:style-name="T1">הא</text:span><text:span text:style-name="T4"> </text:span><text:span text:style-name="T1">דאמר</text:span><text:span text:style-name="T4"> </text:span><text:span text:style-name="T1">רב</text:span><text:span text:style-name="T4"> </text:span><text:span text:style-name="T1">אידי</text:span><text:span text:style-name="T4"> </text:span><text:span text:style-name="T1">בר</text:span><text:span text:style-name="T4"> </text:span><text:span text:style-name="T1">אבין</text:span><text:span text:style-name="T4"> </text:span><text:span text:style-name="T1">אמר</text:span><text:span text:style-name="T4"> </text:span><text:span text:style-name="T1">רב</text:span><text:span text:style-name="T4"> </text:span><text:span text:style-name="T1">עמרם</text:span><text:span text:style-name="T4"> </text:span><text:span text:style-name="T1">אמר</text:span><text:span text:style-name="T4"> </text:span><text:span text:style-name="T1">רבי</text:span><text:span text:style-name="T4"> </text:span><text:span text:style-name="T1">יצחק</text:span><text:span text:style-name="T4"> </text:span><text:span text:style-name="T1">אמר</text:span><text:span text:style-name="T4"> </text:span><text:span text:style-name="T1">רבי</text:span><text:span text:style-name="T4"> </text:span><text:span text:style-name="T1">יוחנן: 'רבי</text:span><text:span text:style-name="T4"> </text:span><text:span text:style-name="T1">יהודה</text:span><text:span text:style-name="T4"> </text:span><text:span text:style-name="T1">אומר</text:span><text:span text:style-name="T4"> </text:span><text:span text:style-name="T1">משום</text:span><text:span text:style-name="T4"> </text:span><text:span text:style-name="T1">רבי</text:span><text:span text:style-name="T4"> </text:span><text:span text:style-name="T1">יוסי</text:span><text:span text:style-name="T4"> </text:span><text:span text:style-name="T1">הגלילי: כל</text:span><text:span text:style-name="T4"> </text:span><text:span text:style-name="T1">לא</text:span><text:span text:style-name="T4"> </text:span><text:span text:style-name="T1">תעשה</text:span><text:span text:style-name="T4"> </text:span><text:span text:style-name="T1">שבתורה: לאו</text:span><text:span text:style-name="T4"> </text:span><text:span text:style-name="T1">שיש</text:span><text:span text:style-name="T4"> </text:span><text:span text:style-name="T1">בו</text:span><text:span text:style-name="T4"> </text:span><text:span text:style-name="T1">מעשה</text:span><text:span text:style-name="T4"> </text:span><text:span text:style-name="T1">- לוקין</text:span><text:span text:style-name="T4"> </text:span><text:span text:style-name="T1">עליו,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אין</text:span><text:span text:style-name="T4"> </text:span><text:span text:style-name="T1">לוקין</text:span><text:span text:style-name="T4"> </text:span><text:span text:style-name="T1">עליו, חוץ</text:span><text:span text:style-name="T4"> </text:span><text:span text:style-name="T1">מן</text:span><text:span text:style-name="T4"> </text:span><text:span text:style-name="T1">הנשבע</text:span><text:span text:style-name="T4"> </text:span><text:span text:style-name="T1">ומימר</text:span><text:span text:style-name="T4"> </text:span><text:span text:style-name="T1">והמקלל</text:span><text:span text:style-name="T4"> </text:span><text:span text:style-name="T1">את</text:span><text:span text:style-name="T4"> </text:span><text:span text:style-name="T1">חבירו</text:span><text:span text:style-name="T4"> </text:span><text:span text:style-name="T1">בשם</text:span><text:span text:style-name="T4"> </text:span><text:span text:style-name="T2">(</text:span><text:span text:style-name="T8">של</text:span><text:span text:style-name="T5"> </text:span><text:span text:style-name="T8">הקב"ה</text:span><text:span text:style-name="T2">)</text:span><text:span text:style-name="T1">' </text:span><text:span text:style-name="T2">(</text:span><text:span text:style-name="T8">וטעמא</text:span><text:span text:style-name="T5"> </text:span><text:span text:style-name="T8">מפרש</text:span><text:span text:style-name="T5"> </text:span><text:span text:style-name="T8">בתמורה</text:span><text:span text:style-name="T5"> </text:span><text:span text:style-name="T8">בפרק</text:span><text:span text:style-name="T5"> </text:span><text:span text:style-name="T8">קמא; ואי</text:span><text:span text:style-name="T5"> </text:span><text:span text:style-name="T8">קשיא</text:span><text:span text:style-name="T5"> </text:span><text:span text:style-name="T8">הא</text:span><text:span text:style-name="T5"> </text:span><text:span text:style-name="T8">דלעיל</text:span><text:span text:style-name="T5"> </text:span><text:span text:style-name="T8">נמי</text:span><text:span text:style-name="T5"> </text:span><text:span text:style-name="T8">נשבע</text:span><text:span text:style-name="T5"> </text:span><text:span text:style-name="T8">הוא, ואמאי</text:span><text:span text:style-name="T5"> </text:span><text:span text:style-name="T8">פטר</text:span><text:span text:style-name="T5"> </text:span><text:span text:style-name="T8">ליה</text:span><text:span text:style-name="T5"> </text:span><text:span text:style-name="T8">רבי</text:span><text:span text:style-name="T5"> </text:span><text:span text:style-name="T8">יוחנן</text:span><text:span text:style-name="T5"> </text:span><text:span text:style-name="T8">משום</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 בהדיא</text:span><text:span text:style-name="T5"> </text:span><text:span text:style-name="T8">מוקמינא</text:span><text:span text:style-name="T5"> </text:span><text:span text:style-name="T8">לה</text:span><text:span text:style-name="T5"> </text:span><text:span text:style-name="T8">להא</text:span><text:span text:style-name="T5"> </text:span><text:span text:style-name="T8">דקתני</text:span><text:span text:style-name="T5"> </text:span><text:span text:style-name="T8">'נשבע</text:span><text:span text:style-name="T5"> </text:span><text:span text:style-name="T8">בדבר</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לוקה' בשבועה</text:span><text:span text:style-name="T5"> </text:span><text:span text:style-name="T8">דלשעבר, כגון</text:span><text:span text:style-name="T5"> </text:span><text:span text:style-name="T8">'"אכלתי" - ולא</text:span><text:span text:style-name="T5"> </text:span><text:span text:style-name="T8">אכל', או</text:span><text:span text:style-name="T5"> </text:span><text:span text:style-name="T8">'"לא</text:span><text:span text:style-name="T5"> </text:span><text:span text:style-name="T8">אכלתי" – ואכל'; אבל</text:span><text:span text:style-name="T5"> </text:span><text:span text:style-name="T8">ב'"אוֹכַל" - ולא</text:span><text:span text:style-name="T5"> </text:span><text:span text:style-name="T8">אכל' לא</text:span><text:span text:style-name="T5"> </text:span><text:span text:style-name="T8">לקי; וטעמו</text:span><text:span text:style-name="T5"> </text:span><text:span text:style-name="T8">מפרש</text:span><text:span text:style-name="T5"> </text:span><text:span text:style-name="T8">בשבועות</text:span><text:span text:style-name="T5"> </text:span><text:span text:style-name="T8">ובתמורה</text:span><text:span text:style-name="T5"> </text:span><text:span text:style-name="T8">מקראי</text:span><text:span text:style-name="T2">)</text:span><text:span text:style-name="T1">.</text:span></text:p>
      <text:p text:style-name="P10"><text:span text:style-name="T1">קשיא</text:span><text:span text:style-name="T4"> </text:span><text:span text:style-name="T1">דרבי</text:span><text:span text:style-name="T4"> </text:span><text:span text:style-name="T1">יהודה</text:span><text:span text:style-name="T4"> </text:span><text:span text:style-name="T1">אדרבי</text:span><text:span text:style-name="T4"> </text:span><text:span text:style-name="T1">יהודה</text:span><text:span text:style-name="T4"> </text:span><text:span text:style-name="T2">(</text:span><text:span text:style-name="T8">לתרוייהו</text:span><text:span text:style-name="T2">)</text:span><text:span text:style-name="T1">!</text:span></text:p>
      <text:p text:style-name="P10"><text:span text:style-name="T1">אי</text:span><text:span text:style-name="T4"> </text:span><text:span text:style-name="T1">לרבי</text:span><text:span text:style-name="T4"> </text:span><text:span text:style-name="T1">שמעון</text:span><text:span text:style-name="T4"> </text:span><text:span text:style-name="T1">בן</text:span><text:span text:style-name="T4"> </text:span><text:span text:style-name="T1">לקיש</text:span><text:span text:style-name="T4"> </text:span><text:span text:style-name="T2">(</text:span><text:span text:style-name="T8">דקשיא</text:span><text:span text:style-name="T5"> </text:span><text:span text:style-name="T8">ליה</text:span><text:span text:style-name="T5"> </text:span><text:span text:style-name="T8">התראת</text:span><text:span text:style-name="T5"> </text:span><text:span text:style-name="T8">ספק</text:span><text:span text:style-name="T2">)</text:span><text:span text:style-name="T1"> - תרי</text:span><text:span text:style-name="T4"> </text:span><text:span text:style-name="T1">תנאי</text:span><text:span text:style-name="T4"> </text:span><text:span text:style-name="T1">אליבא</text:span><text:span text:style-name="T4"> </text:span><text:span text:style-name="T1">דרבי</text:span><text:span text:style-name="T4"> </text:span><text:span text:style-name="T1">יהודה; אי</text:span><text:span text:style-name="T4"> </text:span><text:span text:style-name="T1">לרבי</text:span><text:span text:style-name="T4"> </text:span><text:span text:style-name="T1">יוחנן</text:span><text:span text:style-name="T4"> </text:span><text:span text:style-name="T2">(</text:span><text:span text:style-name="T8">דקשיא</text:span><text:span text:style-name="T5"> </text:span><text:span text:style-name="T8">ליה</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2">)</text:span><text:span text:style-name="T1"> - לא</text:span><text:span text:style-name="T4"> </text:span><text:span text:style-name="T1">קשיא: הא</text:span><text:span text:style-name="T4"> </text:span><text:span text:style-name="T1">דידיה</text:span><text:span text:style-name="T4"> </text:span><text:span text:style-name="T1">הא</text:span><text:span text:style-name="T4"> </text:span><text:span text:style-name="T1">דרביה</text:span><text:span text:style-name="T4"> </text:span><text:span text:style-name="T2">(</text:span><text:span text:style-name="T8">לרבי</text:span><text:span text:style-name="T5"> </text:span><text:span text:style-name="T8">יהודה</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לוקין</text:span><text:span text:style-name="T5"> </text:span><text:span text:style-name="T8">עליו; והא</text:span><text:span text:style-name="T5"> </text:span><text:span text:style-name="T8">דתניא</text:span><text:span text:style-name="T5"> </text:span><text:span text:style-name="T8">'אין</text:span><text:span text:style-name="T5"> </text:span><text:span text:style-name="T8">לוקין</text:span><text:span text:style-name="T5"> </text:span><text:span text:style-name="T8">עליו' - משום</text:span><text:span text:style-name="T5"> </text:span><text:span text:style-name="T8">רבי</text:span><text:span text:style-name="T5"> </text:span><text:span text:style-name="T8">יוסי</text:span><text:span text:style-name="T5"> </text:span><text:span text:style-name="T8">הגלילי</text:span><text:span text:style-name="T5"> </text:span><text:span text:style-name="T8">אמרה</text:span><text:span text:style-name="T2">)</text:span><text:span text:style-name="T1">.</text:span></text:p>
      <text:p text:style-name="P13"/>
      <text:p text:style-name="P10"><text:span text:style-name="T1">תנן</text:span><text:span text:style-name="T4"> </text:span><text:span text:style-name="T1">התם</text:span><text:span text:style-name="T4"> </text:span><text:span text:style-name="T8">[להלן</text:span><text:span text:style-name="T5"> </text:span><text:span text:style-name="T8">יז,א, בענין</text:span><text:span text:style-name="T5"> </text:span><text:span text:style-name="T8">שילוח</text:span><text:span text:style-name="T5"> </text:span><text:span text:style-name="T8">הקן, דכתיב</text:span><text:span text:style-name="T5"> </text:span><text:span text:style-name="T8">בה: </text:span><text:span text:style-name="T11">שַׁלֵּחַ</text:span><text:span text:style-name="T5"> </text:span><text:span text:style-name="T11">תשלח</text:span><text:span text:style-name="T5"> </text:span><text:span text:style-name="T11">את</text:span><text:span text:style-name="T5"> </text:span><text:span text:style-name="T11">האם</text:span><text:span text:style-name="T5"> </text:span><text:span text:style-name="T11">ואת</text:span><text:span text:style-name="T5"> </text:span><text:span text:style-name="T11">הבנים</text:span><text:span text:style-name="T5"> </text:span><text:span text:style-name="T11">תקח</text:span><text:span text:style-name="T5"> </text:span><text:span text:style-name="T11">לך</text:span><text:span text:style-name="T5"> </text:span><text:span text:style-name="T11">למען</text:span><text:span text:style-name="T5"> </text:span><text:span text:style-name="T11">ייטב</text:span><text:span text:style-name="T5"> </text:span><text:span text:style-name="T11">לך</text:span><text:span text:style-name="T5"> </text:span><text:span text:style-name="T11">והארכת</text:span><text:span text:style-name="T5"> </text:span><text:span text:style-name="T11">ימים</text:span><text:span text:style-name="T5"> </text:span><text:span text:style-name="T9">[דברים</text:span><text:span text:style-name="T6"> </text:span><text:span text:style-name="T9">כב,ז]</text:span><text:span text:style-name="T8">]</text:span><text:span text:style-name="T1">: 'הנוטל</text:span><text:span text:style-name="T4"> </text:span><text:span text:style-name="T1">אם</text:span><text:span text:style-name="T4"> </text:span><text:span text:style-name="T1">על</text:span><text:span text:style-name="T4"> </text:span><text:span text:style-name="T1">הבנים: רבי</text:span><text:span text:style-name="T4"> </text:span><text:span text:style-name="T1">יהודה</text:span><text:span text:style-name="T4"> </text:span><text:span text:style-name="T1">אומר: לוקה</text:span><text:span text:style-name="T4"> </text:span><text:span text:style-name="T1">ואינו</text:span><text:span text:style-name="T4"> </text:span><text:span text:style-name="T1">משלח</text:span><text:span text:style-name="T4"> </text:span><text:span text:style-name="T2">(</text:span><text:span text:style-name="T8">קסבר: '</text:span><text:span text:style-name="T11">שַׁלֵּחַ</text:span><text:span text:style-name="T8">' - מעיקרא</text:span><text:span text:style-name="T5"> </text:span><text:span text:style-name="T8">משמע: 'לא</text:span><text:span text:style-name="T5"> </text:span><text:span text:style-name="T8">תקח</text:span><text:span text:style-name="T5"> </text:span><text:span text:style-name="T8">האם</text:span><text:span text:style-name="T5"> </text:span><text:span text:style-name="T8">אלא</text:span><text:span text:style-name="T5"> </text:span><text:span text:style-name="T8">שלחנה</text:span><text:span text:style-name="T5"> </text:span><text:span text:style-name="T8">קודם</text:span><text:span text:style-name="T5"> </text:span><text:span text:style-name="T8">לקיחה'; ואף</text:span><text:span text:style-name="T5"> </text:span><text:span text:style-name="T8">על</text:span><text:span text:style-name="T5"> </text:span><text:span text:style-name="T8">גב</text:span><text:span text:style-name="T5"> </text:span><text:span text:style-name="T8">דכתיב</text:span><text:span text:style-name="T5"> </text:span><text:span text:style-name="T8">בתר</text:span><text:span text:style-name="T5"> </text:span><text:span text:style-name="T8">'לא</text:span><text:span text:style-name="T5"> </text:span><text:span text:style-name="T8">תקח' לאו</text:span><text:span text:style-name="T5"> </text:span><text:span text:style-name="T8">למימרא</text:span><text:span text:style-name="T5"> </text:span><text:span text:style-name="T8">דאם</text:span><text:span text:style-name="T5"> </text:span><text:span text:style-name="T8">לקחת</text:span><text:span text:style-name="T5"> </text:span><text:span text:style-name="T8">שלח</text:span><text:span text:style-name="T5"> </text:span><text:span text:style-name="T8">וניהוי</text:span><text:span text:style-name="T5"> </text:span><text:span text:style-name="T8">לאו</text:span><text:span text:style-name="T5"> </text:span><text:span text:style-name="T8">שניתק</text:span><text:span text:style-name="T5"> </text:span><text:span text:style-name="T8">לעשה, אלא</text:span><text:span text:style-name="T5"> </text:span><text:span text:style-name="T8">לאו</text:span><text:span text:style-name="T5"> </text:span><text:span text:style-name="T8">שקדמו</text:span><text:span text:style-name="T5"> </text:span><text:span text:style-name="T8">עשה</text:span><text:span text:style-name="T5"> </text:span><text:span text:style-name="T8">הוא</text:span><text:span text:style-name="T2">)</text:span><text:span text:style-name="T1">, וחכמים</text:span><text:span text:style-name="T4"> </text:span><text:span text:style-name="T1">אומרים: משלח</text:span><text:span text:style-name="T4"> </text:span><text:span text:style-name="T1">ואינו</text:span><text:span text:style-name="T4"> </text:span><text:span text:style-name="T1">לוקה</text:span><text:span text:style-name="T4"> </text:span><text:span text:style-name="T2">(</text:span><text:span text:style-name="T8">קסברי</text:span><text:span text:style-name="T5"> </text:span><text:span text:style-name="T8">'</text:span><text:span text:style-name="T11">שַׁלֵּחַ</text:span><text:span text:style-name="T8">' אחר</text:span><text:span text:style-name="T5"> </text:span><text:span text:style-name="T8">לא</text:span><text:span text:style-name="T5"> </text:span><text:span text:style-name="T8">תקח</text:span><text:span text:style-name="T5"> </text:span><text:span text:style-name="T8">משמע</text:span><text:span text:style-name="T5"> </text:span><text:span text:style-name="T8">כדכתיב, והוה</text:span><text:span text:style-name="T5"> </text:span><text:span text:style-name="T8">ליה</text:span><text:span text:style-name="T5"> </text:span><text:span text:style-name="T8">ניתק</text:span><text:span text:style-name="T5"> </text:span><text:span text:style-name="T8">לעשה: ואם</text:span><text:span text:style-name="T5"> </text:span><text:span text:style-name="T8">לקחת</text:span><text:span text:style-name="T5"> </text:span><text:span text:style-name="T8">- שלח</text:span><text:span text:style-name="T2">)</text:span><text:span text:style-name="T1">; זה</text:span><text:span text:style-name="T4"> </text:span><text:span text:style-name="T1">הכלל: כל</text:span><text:span text:style-name="T4"> </text:span><text:span text:style-name="T1">מצות</text:span><text:span text:style-name="T4"> </text:span><text:span text:style-name="T1">לא</text:span><text:span text:style-name="T4"> </text:span><text:span text:style-name="T1">תעשה</text:span><text:span text:style-name="T4"> </text:span><text:span text:style-name="T1">שיש</text:span><text:span text:style-name="T4"> </text:span><text:span text:style-name="T1">בה</text:span><text:span text:style-name="T4"> </text:span><text:span text:style-name="T1">קום</text:span><text:span text:style-name="T4"> </text:span><text:span text:style-name="T1">עשה</text:span><text:span text:style-name="T4"> </text:span><text:span text:style-name="T1">- אין</text:span><text:span text:style-name="T4"> </text:span><text:span text:style-name="T1">חייבין</text:span><text:span text:style-name="T4"> </text:span><text:span text:style-name="T1">עליה</text:span><text:span text:style-name="T4"> </text:span><text:span text:style-name="T2">(</text:span><text:span text:style-name="T8">אין</text:span><text:span text:style-name="T5"> </text:span><text:span text:style-name="T8">לוקין</text:span><text:span text:style-name="T5"> </text:span><text:span text:style-name="T8">עליה, אלא</text:span><text:span text:style-name="T5"> </text:span><text:span text:style-name="T8">יקיים</text:span><text:span text:style-name="T5"> </text:span><text:span text:style-name="T8">העשה</text:span><text:span text:style-name="T5"> </text:span><text:span text:style-name="T8">ויפטר</text:span><text:span text:style-name="T2">)</text:span><text:span text:style-name="T1">.' </text:span></text:p>
      <text:p text:style-name="P10"><text:span text:style-name="T1">אמר</text:span><text:span text:style-name="T4"> </text:span><text:span text:style-name="T1">רבי</text:span><text:span text:style-name="T4"> </text:span><text:span text:style-name="T1">יוחנן: אין</text:span><text:span text:style-name="T4"> </text:span><text:span text:style-name="T1">לנו</text:span><text:span text:style-name="T4"> </text:span><text:span text:style-name="T1">אלא</text:span><text:span text:style-name="T4"> </text:span><text:span text:style-name="T1">זאת</text:span><text:span text:style-name="T4"> </text:span><text:span text:style-name="T1">ועוד</text:span><text:span text:style-name="T4"> </text:span><text:span text:style-name="T1">אחרת</text:span><text:span text:style-name="T4"> </text:span><text:span text:style-name="T2">(</text:span><text:span text:style-name="T8">כלומר: משלח</text:span><text:span text:style-name="T5"> </text:span><text:span text:style-name="T8">ואינו</text:span><text:span text:style-name="T5"> </text:span><text:span text:style-name="T8">לוקה, הא</text:span><text:span text:style-name="T5"> </text:span><text:span text:style-name="T8">לא</text:span><text:span text:style-name="T5"> </text:span><text:span text:style-name="T8">שלח</text:span><text:span text:style-name="T5"> – </text:span><text:span text:style-name="T8">לוקה; ורבי</text:span><text:span text:style-name="T5"> </text:span><text:span text:style-name="T8">יוחנן</text:span><text:span text:style-name="T5"> </text:span><text:span text:style-name="T8">'ביטלו' ו'לא</text:span><text:span text:style-name="T5"> </text:span><text:span text:style-name="T8">ביטלו' אית</text:span><text:span text:style-name="T5"> </text:span><text:span text:style-name="T8">ליה, ומשמע</text:span><text:span text:style-name="T5"> </text:span><text:span text:style-name="T8">ליה</text:span><text:span text:style-name="T5"> </text:span><text:span text:style-name="T8">מ'</text:span><text:span text:style-name="T11">שַׁלֵּחַ</text:span><text:span text:style-name="T8">' דקתני</text:span><text:span text:style-name="T5"> </text:span><text:span text:style-name="T8">'משלח</text:span><text:span text:style-name="T5"> </text:span><text:span text:style-name="T8">לכשירצה</text:span><text:span text:style-name="T5"> </text:span><text:span text:style-name="T8">ואינו</text:span><text:span text:style-name="T5"> </text:span><text:span text:style-name="T8">לוקה', ואימתי</text:span><text:span text:style-name="T5"> </text:span><text:span text:style-name="T8">הוא</text:span><text:span text:style-name="T5"> </text:span><text:span text:style-name="T8">לוקה? כשיהרגנה</text:span><text:span text:style-name="T5"> </text:span><text:span text:style-name="T8">ויבטל</text:span><text:span text:style-name="T5"> </text:span><text:span text:style-name="T8">את</text:span><text:span text:style-name="T5"> </text:span><text:span text:style-name="T8">העשה</text:span><text:span text:style-name="T5"> </text:span><text:span text:style-name="T8">בידים, והיינו</text:span><text:span text:style-name="T5"> </text:span><text:span text:style-name="T8">דקאמר</text:span><text:span text:style-name="T5"> </text:span><text:span text:style-name="T8">'אנו</text:span><text:span text:style-name="T5"> </text:span><text:span text:style-name="T8">אין</text:span><text:span text:style-name="T5"> </text:span><text:span text:style-name="T8">לנו</text:span><text:span text:style-name="T5"> </text:span><text:span text:style-name="T8">כו', כלומר: אף</text:span><text:span text:style-name="T5"> </text:span><text:span text:style-name="T8">על</text:span><text:span text:style-name="T5"> </text:span><text:span text:style-name="T8">גב</text:span><text:span text:style-name="T5"> </text:span><text:span text:style-name="T8">דקתני</text:span><text:span text:style-name="T5"> </text:span><text:span text:style-name="T8">מתניתין</text:span><text:span text:style-name="T5"> </text:span><text:span text:style-name="T8">'זה</text:span><text:span text:style-name="T5"> </text:span><text:span text:style-name="T8">הכלל</text:span><text:span text:style-name="T5"> </text:span><text:span text:style-name="T8">כו', דמשמע</text:span><text:span text:style-name="T5"> </text:span><text:span text:style-name="T8">כל</text:span><text:span text:style-name="T5"> </text:span><text:span text:style-name="T8">מצות</text:span><text:span text:style-name="T5"> </text:span><text:span text:style-name="T8">לא</text:span><text:span text:style-name="T5"> </text:span><text:span text:style-name="T8">תעשה</text:span><text:span text:style-name="T5"> </text:span><text:span text:style-name="T8">שיש</text:span><text:span text:style-name="T5"> </text:span><text:span text:style-name="T8">בה</text:span><text:span text:style-name="T5"> </text:span><text:span text:style-name="T8">קום</text:span><text:span text:style-name="T5"> </text:span><text:span text:style-name="T8">עשה</text:span><text:span text:style-name="T5"> </text:span><text:span text:style-name="T8">שוות</text:span><text:span text:style-name="T5"> </text:span><text:span text:style-name="T8">לזו</text:span><text:span text:style-name="T5"> </text:span><text:span text:style-name="T8">- אנו</text:span><text:span text:style-name="T5"> </text:span><text:span text:style-name="T8">אין</text:span><text:span text:style-name="T5"> </text:span><text:span text:style-name="T8">לנו</text:span><text:span text:style-name="T5"> </text:span><text:span text:style-name="T8">בכולן</text:span><text:span text:style-name="T5"> </text:span><text:span text:style-name="T8">שוה</text:span><text:span text:style-name="T5"> </text:span><text:span text:style-name="T8">לזו</text:span><text:span text:style-name="T5"> </text:span><text:span text:style-name="T8">שיהא</text:span><text:span text:style-name="T5"> </text:span><text:span text:style-name="T8">פטור</text:span><text:span text:style-name="T5"> </text:span><text:span text:style-name="T8">המלקות</text:span><text:span text:style-name="T5"> </text:span><text:span text:style-name="T8">תלוי</text:span><text:span text:style-name="T5"> </text:span><text:span text:style-name="T8">בקיום</text:span><text:span text:style-name="T5"> </text:span><text:span text:style-name="T8">העשה</text:span><text:span text:style-name="T5"> </text:span><text:span text:style-name="T8">- אלא</text:span><text:span text:style-name="T5"> </text:span><text:span text:style-name="T8">בין</text:span><text:span text:style-name="T5"> </text:span><text:span text:style-name="T8">קיים</text:span><text:span text:style-name="T5"> </text:span><text:span text:style-name="T8">בין</text:span><text:span text:style-name="T5"> </text:span><text:span text:style-name="T8">לא</text:span><text:span text:style-name="T5"> </text:span><text:span text:style-name="T8">קיים</text:span><text:span text:style-name="T5"> </text:span><text:span text:style-name="T8">פטור, אלא</text:span><text:span text:style-name="T5"> </text:span><text:span text:style-name="T8">זו</text:span><text:span text:style-name="T5"> </text:span><text:span text:style-name="T8">ועוד</text:span><text:span text:style-name="T5"> </text:span><text:span text:style-name="T8">אחרת</text:span><text:span text:style-name="T5"> </text:span><text:span text:style-name="T8">דמשכחת</text:span><text:span text:style-name="T5"> </text:span><text:span text:style-name="T8">בהו</text:span><text:span text:style-name="T5"> </text:span><text:span text:style-name="T8">דלקי</text:span><text:span text:style-name="T5"> </text:span><text:span text:style-name="T8">על</text:span><text:span text:style-name="T5"> </text:span><text:span text:style-name="T8">ידי</text:span><text:span text:style-name="T5"> </text:span><text:span text:style-name="T8">ביטול</text:span><text:span text:style-name="T5"> </text:span><text:span text:style-name="T8">העשה: דאילו</text:span><text:span text:style-name="T5"> </text:span><text:span text:style-name="T8">בכולהו</text:span><text:span text:style-name="T5"> </text:span><text:span text:style-name="T8">לא</text:span><text:span text:style-name="T5"> </text:span><text:span text:style-name="T8">משכחת</text:span><text:span text:style-name="T5"> </text:span><text:span text:style-name="T8">'ביטלו' אלא</text:span><text:span text:style-name="T5"> </text:span><text:span text:style-name="T8">בהני</text:span><text:span text:style-name="T5"> </text:span><text:span text:style-name="T8">תרי</text:span><text:span text:style-name="T2">)</text:span><text:span text:style-name="T1">. </text:span></text:p>
      <text:p text:style-name="P10"><text:span text:style-name="T1">אמר</text:span><text:span text:style-name="T4"> </text:span><text:span text:style-name="T1">ליה</text:span><text:span text:style-name="T4"> </text:span><text:span text:style-name="T1">רבי</text:span><text:span text:style-name="T4"> </text:span><text:span text:style-name="T1">אלעזר: היכא? </text:span></text:p>
      <text:p text:style-name="P10"><text:span text:style-name="T1">אמר</text:span><text:span text:style-name="T4"> </text:span><text:span text:style-name="T1">ליה: לכי</text:span><text:span text:style-name="T4"> </text:span><text:span text:style-name="T1">תשכח!</text:span></text:p>
      <text:p text:style-name="P10"><text:span text:style-name="T1">נפק, דק</text:span><text:span text:style-name="T4"> </text:span><text:span text:style-name="T1">ואשכח</text:span><text:span text:style-name="T4"> </text:span><text:span text:style-name="T1">דתניא</text:span><text:span text:style-name="T4"> </text:span><text:span text:style-name="T1">'אונס</text:span><text:span text:style-name="T4"> </text:span><text:span text:style-name="T1">שגירש: אם</text:span><text:span text:style-name="T4"> </text:span><text:span text:style-name="T1">ישראל</text:span><text:span text:style-name="T4"> </text:span><text:span text:style-name="T1">הוא</text:span><text:span text:style-name="T4"> </text:span><text:span text:style-name="T1">- מחזיר</text:span><text:span text:style-name="T4"> </text:span><text:span text:style-name="T1">ואינו</text:span><text:span text:style-name="T4"> </text:span><text:span text:style-name="T1">לוקה</text:span><text:span text:style-name="T4"> </text:span><text:span text:style-name="T2">(</text:span><text:span text:style-name="T8">אף</text:span><text:span text:style-name="T5"> </text:span><text:span text:style-name="T8">כאן</text:span><text:span text:style-name="T5"> </text:span><text:span text:style-name="T8">תלה</text:span><text:span text:style-name="T5"> </text:span><text:span text:style-name="T8">פטורו</text:span><text:span text:style-name="T5"> </text:span><text:span text:style-name="T8">של</text:span><text:span text:style-name="T5"> </text:span><text:span text:style-name="T8">מלקות</text:span><text:span text:style-name="T5"> </text:span><text:span text:style-name="T8">בקיום</text:span><text:span text:style-name="T5"> </text:span><text:span text:style-name="T8">העשה</text:span><text:span text:style-name="T2">)</text:span><text:span text:style-name="T1">, ואם</text:span><text:span text:style-name="T4"> </text:span><text:span text:style-name="T1">כהן</text:span><text:span text:style-name="T4"> </text:span><text:span text:style-name="T1">הוא</text:span><text:span text:style-name="T4"> </text:span><text:span text:style-name="T1">- לוקה</text:span><text:span text:style-name="T4"> </text:span><text:span text:style-name="T1">ואינו</text:span><text:span text:style-name="T4"> </text:span><text:span text:style-name="T1">מחזיר'; הניחא</text:span><text:span text:style-name="T4"> </text:span><text:span text:style-name="T1">למאן</text:span><text:span text:style-name="T4"> </text:span><text:span text:style-name="T1">דתני</text:span><text:span text:style-name="T4"> </text:span><text:span text:style-name="T1">'קיימו' ו'לא</text:span><text:span text:style-name="T4"> </text:span><text:span text:style-name="T1">קיימו</text:span><text:span text:style-name="T4"> </text:span><text:span text:style-name="T2">(</text:span><text:span text:style-name="T8">- לוקה</text:span><text:span text:style-name="T2">)</text:span><text:span text:style-name="T1">' </text:span><text:span text:style-name="T2">(</text:span><text:span text:style-name="T8">משכחת</text:span><text:span text:style-name="T5"> </text:span><text:span text:style-name="T8">ביה</text:span><text:span text:style-name="T5"> </text:span><text:span text:style-name="T8">מלקות</text:span><text:span text:style-name="T5"> </text:span><text:span text:style-name="T8">בלא</text:span><text:span text:style-name="T5"> </text:span><text:span text:style-name="T8">קיימו</text:span><text:span text:style-name="T2">)</text:span><text:span text:style-name="T1">, אלא</text:span><text:span text:style-name="T4"> </text:span><text:span text:style-name="T1">למאן</text:span><text:span text:style-name="T4"> </text:span><text:span text:style-name="T1">דתני</text:span><text:span text:style-name="T4"> </text:span><text:span text:style-name="T1">'ביטלו</text:span><text:span text:style-name="T4"> </text:span><text:span text:style-name="T2">(</text:span><text:span text:style-name="T8">לוקה</text:span><text:span text:style-name="T2">)</text:span><text:span text:style-name="T1">' ו'לא</text:span><text:span text:style-name="T4"> </text:span><text:span text:style-name="T1">ביטלו' </text:span><text:span text:style-name="T2">(</text:span><text:span text:style-name="T8">היכי</text:span><text:span text:style-name="T5"> </text:span><text:span text:style-name="T8">משכחת</text:span><text:span text:style-name="T5"> </text:span><text:span text:style-name="T8">לה?</text:span><text:span text:style-name="T2">)</text:span><text:span text:style-name="T1">: בשלמא</text:span><text:span text:style-name="T4"> </text:span><text:span text:style-name="T1">גבי</text:span><text:span text:style-name="T4"> </text:span><text:span text:style-name="T1">שילוח</text:span><text:span text:style-name="T4"> </text:span><text:span text:style-name="T1">הקן</text:span><text:span text:style-name="T4"> </text:span><text:span text:style-name="T2">(</text:span><text:span text:style-name="T8">גירסת</text:span><text:span text:style-name="T5"> </text:span><text:span text:style-name="T8">רש"י:הניחא</text:span><text:span text:style-name="T5"> </text:span><text:span text:style-name="T8">בשילוח</text:span><text:span text:style-name="T5"> </text:span><text:span text:style-name="T8">הקן</text:span><text:span text:style-name="T2">)</text:span><text:span text:style-name="T1"> - משכחת</text:span><text:span text:style-name="T4"> </text:span><text:span text:style-name="T1">לה</text:span><text:span text:style-name="T4"> </text:span><text:span text:style-name="T2">(</text:span><text:span text:style-name="T8">ביטלו</text:span><text:span text:style-name="T5"> </text:span><text:span text:style-name="T8">כששחטה</text:span><text:span text:style-name="T2">)</text:span><text:span text:style-name="T1">, אלא</text:span><text:span text:style-name="T4"> </text:span><text:span text:style-name="T1">אונֵס</text:span><text:span text:style-name="T4"> – </text:span><text:span text:style-name="T1">'ביטלו' ו'לא</text:span><text:span text:style-name="T4"> </text:span><text:span text:style-name="T1">ביטלו' היכי</text:span><text:span text:style-name="T4"> </text:span><text:span text:style-name="T1">משכחת</text:span><text:span text:style-name="T4"> </text:span><text:span text:style-name="T1">לה? אי</text:span><text:span text:style-name="T4"> </text:span><text:span text:style-name="T1">דקטלה</text:span><text:span text:style-name="T4"> </text:span><text:span text:style-name="T1">- קם</text:span><text:span text:style-name="T4"> </text:span><text:span text:style-name="T1">ליה</text:span><text:span text:style-name="T4"> </text:span><text:span text:style-name="T1">בדרבה</text:span><text:span text:style-name="T4"> </text:span><text:span text:style-name="T1">מיניה</text:span><text:span text:style-name="T4"> </text:span><text:span text:style-name="T2">(</text:span><text:span text:style-name="T8">מיתה</text:span><text:span text:style-name="T5"> </text:span><text:span text:style-name="T8">ואין</text:span><text:span text:style-name="T5"> </text:span><text:span text:style-name="T8">בו</text:span><text:span text:style-name="T5"> </text:span><text:span text:style-name="T8">מלקות</text:span><text:span text:style-name="T2">)</text:span><text:span text:style-name="T1">!?</text:span></text:p>
      <text:p text:style-name="P10"><text:span text:style-name="T1">אמר</text:span><text:span text:style-name="T4"> </text:span><text:span text:style-name="T1">רב</text:span><text:span text:style-name="T4"> </text:span><text:span text:style-name="T1">שימי</text:span><text:span text:style-name="T4"> </text:span><text:span text:style-name="T1">מחוזנאה: כגון</text:span><text:span text:style-name="T4"> </text:span><text:span text:style-name="T1">שקיבל</text:span><text:span text:style-name="T4"> </text:span><text:span text:style-name="T1">לה</text:span><text:span text:style-name="T4"> </text:span><text:span text:style-name="T1">קידושין</text:span><text:span text:style-name="T4"> </text:span><text:span text:style-name="T1">מאחר.</text:span></text:p>
      <text:p text:style-name="P10"><text:span text:style-name="T1">אמר</text:span><text:span text:style-name="T4"> </text:span><text:span text:style-name="T1">רב: אי</text:span><text:span text:style-name="T4"> </text:span><text:span text:style-name="T1">שוויתיה</text:span><text:span text:style-name="T4"> </text:span><text:span text:style-name="T1">שליח</text:span><text:span text:style-name="T4"> </text:span><text:span text:style-name="T1">- איהי</text:span><text:span text:style-name="T4"> </text:span><text:span text:style-name="T1">קא</text:span><text:span text:style-name="T4"> </text:span><text:span text:style-name="T1">מבטלא</text:span><text:span text:style-name="T4"> </text:span><text:span text:style-name="T1">ליה; אי</text:span><text:span text:style-name="T4"> </text:span><text:span text:style-name="T1">לא</text:span><text:span text:style-name="T4"> </text:span><text:span text:style-name="T1">שוויתיה</text:span><text:span text:style-name="T4"> </text:span><text:span text:style-name="T1">שליח</text:span><text:span text:style-name="T4"> </text:span><text:span text:style-name="T1">- כל</text:span><text:span text:style-name="T4"> </text:span><text:span text:style-name="T1">כמיניה</text:span><text:span text:style-name="T4"> </text:span><text:span text:style-name="T2">(</text:span><text:span text:style-name="T8">בתמיה: וכי</text:span><text:span text:style-name="T5"> </text:span><text:span text:style-name="T8">כל</text:span><text:span text:style-name="T5"> </text:span><text:span text:style-name="T8">הימנו</text:span><text:span text:style-name="T5"> </text:span><text:span text:style-name="T8">שתתקדש</text:span><text:span text:style-name="T5"> </text:span><text:span text:style-name="T8">על</text:span><text:span text:style-name="T5"> </text:span><text:span text:style-name="T8">ידי</text:span><text:span text:style-name="T5"> </text:span><text:span text:style-name="T8">קבלתו</text:span><text:span text:style-name="T2">)</text:span><text:span text:style-name="T1">? ולא</text:span><text:span text:style-name="T4"> </text:span><text:span text:style-name="T1">כלום</text:span><text:span text:style-name="T4"> </text:span><text:span text:style-name="T1">היא!</text:span></text:p>
      <text:p text:style-name="P10"><text:span text:style-name="T1">אלא</text:span><text:span text:style-name="T4"> </text:span><text:span text:style-name="T1">אמר</text:span><text:span text:style-name="T4"> </text:span><text:span text:style-name="T1">רב</text:span><text:span text:style-name="T4"> </text:span><text:span text:style-name="T1">שימי</text:span><text:span text:style-name="T4"> </text:span><text:span text:style-name="T1">מנהרדעא: כגון</text:span><text:span text:style-name="T4"> </text:span><text:span text:style-name="T1">שהדירה</text:span><text:span text:style-name="T4"> </text:span><text:span text:style-name="T1">ברבים.</text:span></text:p>
      <text:p text:style-name="P13"/>
      <text:p text:style-name="P10"><text:span text:style-name="T1">הניחא</text:span><text:span text:style-name="T4"> </text:span><text:span text:style-name="T1">למאן</text:span><text:span text:style-name="T4"> </text:span><text:span text:style-name="T1">דאמר</text:span><text:span text:style-name="T4"> </text:span><text:span text:style-name="T1">'נדר</text:span><text:span text:style-name="T4"> </text:span><text:span text:style-name="T1">שהודר</text:span><text:span text:style-name="T4"> </text:span><text:span text:style-name="T1">ברבים</text:span><text:span text:style-name="T4"> </text:span><text:span text:style-name="T1">אין</text:span><text:span text:style-name="T4"> </text:span><text:span text:style-name="T1">לו</text:span><text:span text:style-name="T4"> </text:span><text:span text:style-name="T1">הפרה' אלא</text:span><text:span text:style-name="T4"> </text:span><text:span text:style-name="T1">למאן</text:span><text:span text:style-name="T4"> </text:span><text:span text:style-name="T1">דאמר</text:span><text:span text:style-name="T4"> </text:span><text:span text:style-name="T1">'יש</text:span><text:span text:style-name="T4"> </text:span><text:span text:style-name="T1">לו</text:span><text:span text:style-name="T4"> </text:span><text:span text:style-name="T1">הפרה' - מאי</text:span><text:span text:style-name="T4"> </text:span><text:span text:style-name="T1">איכא</text:span><text:span text:style-name="T4"> </text:span><text:span text:style-name="T1">למימר</text:span><text:span text:style-name="T4"> </text:span><text:span text:style-name="T2">(</text:span><text:span text:style-name="T8">פלוגתא</text:span><text:span text:style-name="T5"> </text:span><text:span text:style-name="T8">היא</text:span><text:span text:style-name="T5"> </text:span><text:span text:style-name="T8">במסכת</text:span><text:span text:style-name="T5"> </text:span><text:span text:style-name="T8">גיטין</text:span><text:span text:style-name="T5"> </text:span><text:span text:style-name="T8">בהשולח</text:span><text:span text:style-name="T5"> </text:span><text:span text:style-name="T8">גט</text:span><text:span text:style-name="T5"> </text:span><text:span text:style-name="T8">(דף</text:span><text:span text:style-name="T5"> </text:span><text:span text:style-name="T8">לה:)</text:span><text:span text:style-name="T2">)</text:span><text:span text:style-name="T1">?</text:span></text:p>
      <text:p text:style-name="P10"><text:span text:style-name="T1">דמדירה</text:span><text:span text:style-name="T4"> </text:span><text:span text:style-name="T1">לה</text:span><text:span text:style-name="T4"> </text:span><text:span text:style-name="T1">על</text:span><text:span text:style-name="T4"> </text:span><text:span text:style-name="T1">דעת</text:span><text:span text:style-name="T4"> </text:span><text:span text:style-name="T1">רבים, דאמר</text:span><text:span text:style-name="T4"> </text:span><text:span text:style-name="T1">אמימר: הלכתא</text:span><text:span text:style-name="T4"> </text:span><text:span text:style-name="T1">נדר</text:span><text:span text:style-name="T4"> </text:span><text:span text:style-name="T1">שהודר</text:span><text:span text:style-name="T4"> </text:span><text:span text:style-name="T1">ברבים</text:span><text:span text:style-name="T4"> </text:span><text:span text:style-name="T1">יש</text:span><text:span text:style-name="T4"> </text:span><text:span text:style-name="T1">לו</text:span><text:span text:style-name="T4"> </text:span><text:span text:style-name="T1">הפרה, </text:span><text:span text:style-name="T28">על</text:span><text:span text:style-name="T30"> </text:span><text:span text:style-name="T28">דעת</text:span><text:span text:style-name="T30"> </text:span><text:span text:style-name="T28">רבים</text:span><text:span text:style-name="T4"> </text:span><text:span text:style-name="T2">(</text:span><text:span text:style-name="T8">שמצא</text:span><text:span text:style-name="T5"> </text:span><text:span text:style-name="T8">בה</text:span><text:span text:style-name="T5"> </text:span><text:span text:style-name="T8">עון: שאסורה</text:span><text:span text:style-name="T5"> </text:span><text:span text:style-name="T8">לו, והדירה</text:span><text:span text:style-name="T5"> </text:span><text:span text:style-name="T8">על</text:span><text:span text:style-name="T5"> </text:span><text:span text:style-name="T8">דעת</text:span><text:span text:style-name="T5"> </text:span><text:span text:style-name="T8">רבים</text:span><text:span text:style-name="T5"> </text:span><text:span text:style-name="T8">ועל</text:span><text:span text:style-name="T5"> </text:span><text:span text:style-name="T8">דעת</text:span><text:span text:style-name="T5"> </text:span><text:span text:style-name="T8">בית</text:span><text:span text:style-name="T5"> </text:span><text:span text:style-name="T8">דין</text:span><text:span text:style-name="T2">)</text:span><text:span text:style-name="T1"> - אין</text:span><text:span text:style-name="T4"> </text:span><text:span text:style-name="T1">לו</text:span><text:span text:style-name="T4"> </text:span><text:span text:style-name="T1">הפרה.</text:span></text:p>
      <text:p text:style-name="P10"><text:span text:style-name="T1">ותו</text:span><text:span text:style-name="T4"> </text:span><text:span text:style-name="T1">ליכא</text:span><text:span text:style-name="T4"> </text:span><text:span text:style-name="T2">(</text:span><text:span text:style-name="T8">מצות</text:span><text:span text:style-name="T5"> </text:span><text:span text:style-name="T8">לא</text:span><text:span text:style-name="T5"> </text:span><text:span text:style-name="T8">תעשה</text:span><text:span text:style-name="T5"> </text:span><text:span text:style-name="T8">שיש</text:span><text:span text:style-name="T5"> </text:span><text:span text:style-name="T8">בה</text:span><text:span text:style-name="T5"> </text:span><text:span text:style-name="T8">קום</text:span><text:span text:style-name="T5"> </text:span><text:span text:style-name="T8">עשה</text:span><text:span text:style-name="T5"> </text:span><text:span text:style-name="T8">דלילקי</text:span><text:span text:style-name="T5"> </text:span><text:span text:style-name="T8">עלה</text:span><text:span text:style-name="T2">)</text:span><text:span text:style-name="T1">? והא</text:span><text:span text:style-name="T4"> </text:span><text:span text:style-name="T1">איכא:</text:span></text:p>
      <text:p text:style-name="P10"><text:span text:style-name="T1">&lt;סימן</text:span><text:span text:style-name="T4"> </text:span><text:span text:style-name="T1">גז"ל</text:span><text:span text:style-name="T4"> </text:span><text:span text:style-name="T1">משכ"ן</text:span><text:span text:style-name="T4"> </text:span><text:span text:style-name="T1">ופא"ה&gt; </text:span></text:p>
      <text:p text:style-name="P10"><text:span text:style-name="T28">גזל</text:span><text:span text:style-name="T1">, דרחמנא</text:span><text:span text:style-name="T4"> </text:span><text:span text:style-name="T1">אמר</text:span><text:span text:style-name="T4"> </text:span><text:span text:style-name="T8">(ויקרא</text:span><text:span text:style-name="T5"> </text:span><text:span text:style-name="T8">יט,יג)</text:span><text:span text:style-name="T1"> </text:span><text:span text:style-name="T11">[לא</text:span><text:span text:style-name="T5"> </text:span><text:span text:style-name="T11">תעשק</text:span><text:span text:style-name="T5"> </text:span><text:span text:style-name="T11">את</text:span><text:span text:style-name="T5"> </text:span><text:span text:style-name="T11">רעך</text:span><text:span text:style-name="T5"> </text:span><text:span text:style-name="T11">ו]</text:span><text:span text:style-name="T10">לא</text:span><text:span text:style-name="T4"> </text:span><text:span text:style-name="T10">תגזול</text:span><text:span text:style-name="T4"> </text:span><text:span text:style-name="T11">[לא</text:span><text:span text:style-name="T5"> </text:span><text:span text:style-name="T11">תלין</text:span><text:span text:style-name="T5"> </text:span><text:span text:style-name="T11">פעלת</text:span><text:span text:style-name="T5"> </text:span><text:span text:style-name="T11">שכיר</text:span><text:span text:style-name="T5"> </text:span><text:span text:style-name="T11">אתך</text:span><text:span text:style-name="T5"> </text:span><text:span text:style-name="T11">עד</text:span><text:span text:style-name="T5"> </text:span><text:span text:style-name="T11">בקר]</text:span><text:span text:style-name="T1"> - </text:span><text:span text:style-name="T8">(ויקרא</text:span><text:span text:style-name="T5"> </text:span><text:span text:style-name="T8">ה,כג)</text:span><text:span text:style-name="T1"> </text:span><text:span text:style-name="T11">[והיה</text:span><text:span text:style-name="T5"> </text:span><text:span text:style-name="T11">כי</text:span><text:span text:style-name="T5"> </text:span><text:span text:style-name="T11">יחטא</text:span><text:span text:style-name="T5"> </text:span><text:span text:style-name="T11">ואשם]</text:span><text:span text:style-name="T10"> והשיב</text:span><text:span text:style-name="T4"> </text:span><text:span text:style-name="T10">את</text:span><text:span text:style-name="T4"> </text:span><text:span text:style-name="T10">הגזלה</text:span><text:span text:style-name="T4"> </text:span><text:span text:style-name="T11">[אשר</text:span><text:span text:style-name="T5"> </text:span><text:span text:style-name="T11">גזל</text:span><text:span text:style-name="T5"> </text:span><text:span text:style-name="T11">או</text:span><text:span text:style-name="T5"> </text:span><text:span text:style-name="T11">את</text:span><text:span text:style-name="T5"> </text:span><text:span text:style-name="T11">העשק</text:span><text:span text:style-name="T5"> </text:span><text:span text:style-name="T11">אשר</text:span><text:span text:style-name="T5"> </text:span><text:span text:style-name="T11">עשק</text:span><text:span text:style-name="T5"> </text:span><text:span text:style-name="T11">או</text:span><text:span text:style-name="T5"> </text:span><text:span text:style-name="T11">את</text:span><text:span text:style-name="T5"> </text:span><text:span text:style-name="T11">הפקדון</text:span><text:span text:style-name="T5"> </text:span><text:span text:style-name="T11">אשר</text:span><text:span text:style-name="T5"> </text:span><text:span text:style-name="T11">הפקד</text:span><text:span text:style-name="T5"> </text:span><text:span text:style-name="T11">אתו</text:span><text:span text:style-name="T5"> </text:span><text:span text:style-name="T11">או</text:span><text:span text:style-name="T5"> </text:span><text:span text:style-name="T11">את</text:span><text:span text:style-name="T5"> </text:span><text:span text:style-name="T11">האבדה</text:span><text:span text:style-name="T5"> </text:span><text:span text:style-name="T11">אשר</text:span><text:span text:style-name="T5"> </text:span><text:span text:style-name="T11">מצא]</text:span><text:span text:style-name="T1">;</text:span></text:p>
      <text:p text:style-name="P10"><text:span text:style-name="T28">משכון</text:span><text:span text:style-name="T1">, דרחמנא</text:span><text:span text:style-name="T4"> </text:span><text:span text:style-name="T1">אמר</text:span><text:span text:style-name="T4"> </text:span><text:span text:style-name="T8">(דברים</text:span><text:span text:style-name="T5"> </text:span><text:span text:style-name="T8">כד,י)</text:span><text:span text:style-name="T1"> </text:span><text:span text:style-name="T11">[כי</text:span><text:span text:style-name="T5"> </text:span><text:span text:style-name="T11">תשה</text:span><text:span text:style-name="T5"> </text:span><text:span text:style-name="T11">ברעך</text:span><text:span text:style-name="T5"> </text:span><text:span text:style-name="T11">משאת</text:span><text:span text:style-name="T5"> </text:span><text:span text:style-name="T11">מאומה]</text:span><text:span text:style-name="T10"> לא</text:span><text:span text:style-name="T4"> </text:span><text:span text:style-name="T10">תבא</text:span><text:span text:style-name="T4"> </text:span><text:span text:style-name="T10">אל</text:span><text:span text:style-name="T4"> </text:span><text:span text:style-name="T10">ביתו</text:span><text:span text:style-name="T4"> </text:span><text:span text:style-name="T10">לעבוט</text:span><text:span text:style-name="T4"> </text:span><text:span text:style-name="T10">עבוטו</text:span><text:span text:style-name="T4"> – </text:span><text:span text:style-name="T8">[פסוק</text:span><text:span text:style-name="T5"> </text:span><text:span text:style-name="T8">יג]</text:span><text:span text:style-name="T1"> </text:span><text:span text:style-name="T10">השב</text:span><text:span text:style-name="T4"> </text:span><text:span text:style-name="T10">תשיב</text:span><text:span text:style-name="T4"> </text:span><text:span text:style-name="T10">לו</text:span><text:span text:style-name="T4"> </text:span><text:span text:style-name="T10">העבוט</text:span><text:span text:style-name="T4"> </text:span><text:span text:style-name="T10">כבא</text:span><text:span text:style-name="T4"> </text:span><text:span text:style-name="T10">השמש</text:span><text:span text:style-name="T4"> </text:span><text:span text:style-name="T11">[ושכב</text:span><text:span text:style-name="T5"> </text:span><text:span text:style-name="T11">בשלמתו</text:span><text:span text:style-name="T5"> </text:span><text:span text:style-name="T11">וברכך</text:span><text:span text:style-name="T5"> </text:span><text:span text:style-name="T11">ולך</text:span><text:span text:style-name="T5"> </text:span><text:span text:style-name="T11">תהיה</text:span><text:span text:style-name="T5"> </text:span><text:span text:style-name="T11">צדקה</text:span><text:span text:style-name="T5"> </text:span><text:soft-page-break/><text:span text:style-name="T11">לפני</text:span><text:span text:style-name="T5"> </text:span><text:span text:style-name="T11">ה' אלקיך]</text:span><text:span text:style-name="T1">, ומשכחת</text:span><text:span text:style-name="T4"> </text:span><text:span text:style-name="T1">לה</text:span><text:span text:style-name="T4"> </text:span><text:span text:style-name="T1">בקיימו</text:span><text:span text:style-name="T4"> </text:span><text:span text:style-name="T1">ולא</text:span><text:span text:style-name="T4"> </text:span><text:span text:style-name="T1">קיימו</text:span><text:span text:style-name="T4"> </text:span><text:span text:style-name="T1">וביטלו</text:span><text:span text:style-name="T4"> </text:span><text:span text:style-name="T1">ולא</text:span><text:span text:style-name="T4"> </text:span><text:span text:style-name="T1">ביטלו</text:span><text:span text:style-name="T4"> </text:span><text:span text:style-name="T2">(</text:span><text:span text:style-name="T8">משכון</text:span><text:span text:style-name="T5"> <text:s/></text:span><text:span text:style-name="T8">משכחת</text:span><text:span text:style-name="T5"> </text:span><text:span text:style-name="T8">לה</text:span><text:span text:style-name="T5"> </text:span><text:span text:style-name="T8">'ביטלו': ששרפו</text:span><text:span text:style-name="T2">)</text:span><text:span text:style-name="T1">!?</text:span></text:p>
      <text:p text:style-name="P10"><text:span text:style-name="T1">התם</text:span><text:span text:style-name="T4"> </text:span><text:span text:style-name="T1">כיון</text:span><text:span text:style-name="T4"> </text:span><text:span text:style-name="T1">דחייב</text:span><text:span text:style-name="T4"> </text:span><text:span text:style-name="T1">בתשלומין</text:span><text:span text:style-name="T4"> </text:span><text:span text:style-name="T1">- אין</text:span><text:span text:style-name="T4"> </text:span><text:span text:style-name="T1">לוקה</text:span><text:span text:style-name="T4"> </text:span><text:span text:style-name="T1">ומשלם.</text:span></text:p>
      <text:p text:style-name="P26"><text:span text:style-name="T1">מתקיף</text:span><text:span text:style-name="T4"> </text:span><text:span text:style-name="T1">לה</text:span><text:span text:style-name="T4"> </text:span><text:span text:style-name="T1">רבי</text:span><text:span text:style-name="T4"> </text:span><text:span text:style-name="T1">זירא: הא</text:span><text:span text:style-name="T4"> </text:span><text:span text:style-name="T1">איכא</text:span><text:span text:style-name="T4"> </text:span><text:span text:style-name="T1">משכונו</text:span><text:span text:style-name="T4"> </text:span><text:span text:style-name="T1">של</text:span><text:span text:style-name="T4"> </text:span><text:span text:style-name="T1">גר</text:span><text:span text:style-name="T4"> </text:span><text:span text:style-name="T2">(</text:span><text:span text:style-name="T8">ושרפו</text:span><text:span text:style-name="T5"> </text:span><text:span text:style-name="T8">בחיי</text:span><text:span text:style-name="T5"> </text:span><text:span text:style-name="T8">הגר</text:span><text:span text:style-name="T2">)</text:span><text:span text:style-name="T1"> ומת</text:span><text:span text:style-name="T4"> </text:span><text:span text:style-name="T1">הגר</text:span><text:span text:style-name="T4"> </text:span><text:span text:style-name="T2">(</text:span><text:span text:style-name="T8">ואין</text:span><text:span text:style-name="T5"> </text:span><text:span text:style-name="T8">לו</text:span><text:span text:style-name="T5"> </text:span><text:span text:style-name="T8">יורשין</text:span><text:span text:style-name="T5"> </text:span><text:span text:style-name="T8">דליתא</text:span><text:span text:style-name="T5"> </text:span><text:span text:style-name="T8">בתשלומין</text:span><text:span text:style-name="T2">)</text:span></text:p>
      <text:p text:style-name="P11"/>
      <text:p text:style-name="P10"><text:span text:style-name="T1">(מכות</text:span><text:span text:style-name="T4"> </text:span><text:span text:style-name="T1">טז,ב)</text:span></text:p>
      <text:p text:style-name="P26"><text:span text:style-name="T1">התם</text:span><text:span text:style-name="T4"> </text:span><text:span text:style-name="T1">גברא</text:span><text:span text:style-name="T4"> </text:span><text:span text:style-name="T1">בר</text:span><text:span text:style-name="T4"> </text:span><text:span text:style-name="T1">תשלומין</text:span><text:span text:style-name="T4"> </text:span><text:span text:style-name="T1">הוא</text:span><text:span text:style-name="T4"> </text:span><text:span text:style-name="T2">(</text:span><text:span text:style-name="T8">כששרפו, ולא</text:span><text:span text:style-name="T5"> </text:span><text:span text:style-name="T8">נתחייב</text:span><text:span text:style-name="T5"> </text:span><text:span text:style-name="T8">מלקות</text:span><text:span text:style-name="T5"> </text:span><text:span text:style-name="T8">בביטול</text:span><text:span text:style-name="T5"> </text:span><text:span text:style-name="T8">זה</text:span><text:span text:style-name="T2">)</text:span><text:span text:style-name="T1">, </text:span><text:span text:style-name="T2">ו(</text:span><text:span text:style-name="T8">והאי</text:span><text:span text:style-name="T5"> </text:span><text:span text:style-name="T8">דלא</text:span><text:span text:style-name="T5"> </text:span><text:span text:style-name="T8">משלם- משום</text:span><text:span text:style-name="T5"> </text:span><text:span text:style-name="T8">ד</text:span><text:span text:style-name="T2">)</text:span><text:span text:style-name="T1">שיעבודא</text:span><text:span text:style-name="T4"> </text:span><text:span text:style-name="T1">דגר</text:span><text:span text:style-name="T4"> </text:span><text:span text:style-name="T1">הוא</text:span><text:span text:style-name="T4"> </text:span><text:span text:style-name="T1">דקא</text:span><text:span text:style-name="T4"> </text:span><text:span text:style-name="T1">פקע</text:span><text:span text:style-name="T4"> </text:span><text:span text:style-name="T2">(</text:span><text:span text:style-name="T8">לאחר</text:span><text:span text:style-name="T5"> </text:span><text:span text:style-name="T8">זמן</text:span><text:span text:style-name="T2">)</text:span><text:span text:style-name="T1">.</text:span></text:p>
      <text:p text:style-name="P13"/>
      <text:p text:style-name="P10"><text:span text:style-name="T1">והא</text:span><text:span text:style-name="T4"> </text:span><text:span text:style-name="T1">איכא</text:span><text:span text:style-name="T4"> </text:span><text:span text:style-name="T28">פאה</text:span><text:span text:style-name="T1">, דרחמנא</text:span><text:span text:style-name="T4"> </text:span><text:span text:style-name="T1">אמר</text:span><text:span text:style-name="T4"> </text:span><text:span text:style-name="T8">(ויקרא</text:span><text:span text:style-name="T5"> </text:span><text:span text:style-name="T8">כג,כב)</text:span><text:span text:style-name="T1"> </text:span><text:span text:style-name="T11">[ובקצרכם</text:span><text:span text:style-name="T5"> </text:span><text:span text:style-name="T11">את</text:span><text:span text:style-name="T5"> </text:span><text:span text:style-name="T11">קציר</text:span><text:span text:style-name="T5"> </text:span><text:span text:style-name="T11">ארצכם]</text:span><text:span text:style-name="T10"> לא</text:span><text:span text:style-name="T4"> </text:span><text:span text:style-name="T10">תכלה</text:span><text:span text:style-name="T4"> </text:span><text:span text:style-name="T10">פאת</text:span><text:span text:style-name="T4"> </text:span><text:span text:style-name="T11">[בקצרך</text:span><text:span text:style-name="T5"> </text:span><text:span text:style-name="T11">ולקט</text:span><text:span text:style-name="T5"> </text:span><text:span text:style-name="T11">קצירך</text:span><text:span text:style-name="T5"> </text:span><text:span text:style-name="T11">לא</text:span><text:span text:style-name="T5"> </text:span><text:span text:style-name="T11">תלקט]</text:span><text:span text:style-name="T10"> לעני</text:span><text:span text:style-name="T4"> </text:span><text:span text:style-name="T10">ולגר</text:span><text:span text:style-name="T4"> </text:span><text:span text:style-name="T10">תעזוב</text:span><text:span text:style-name="T4"> </text:span><text:span text:style-name="T10">אותם</text:span><text:span text:style-name="T4"> </text:span><text:span text:style-name="T11">[אני</text:span><text:span text:style-name="T5"> </text:span><text:span text:style-name="T11">ה' אלקיכם]</text:span><text:span text:style-name="T1"> </text:span><text:span text:style-name="T2">(</text:span><text:span text:style-name="T8">וקא</text:span><text:span text:style-name="T5"> </text:span><text:span text:style-name="T8">סבר</text:span><text:span text:style-name="T5"> </text:span><text:span text:style-name="T8">'תעזוב' - לאחר</text:span><text:span text:style-name="T5"> </text:span><text:span text:style-name="T8">עבירת</text:span><text:span text:style-name="T5"> </text:span><text:span text:style-name="T8">הלאו</text:span><text:span text:style-name="T5"> </text:span><text:span text:style-name="T8">משמע: לא</text:span><text:span text:style-name="T5"> </text:span><text:span text:style-name="T8">תכלה, ואם</text:span><text:span text:style-name="T5"> </text:span><text:span text:style-name="T8">כליתיה</text:span><text:span text:style-name="T5"> </text:span><text:span text:style-name="T8">- תעזוב</text:span><text:span text:style-name="T5"> </text:span><text:span text:style-name="T8">אותם</text:span><text:span text:style-name="T2">)</text:span><text:span text:style-name="T1"> דמשכחת</text:span><text:span text:style-name="T4"> </text:span><text:span text:style-name="T1">לה</text:span><text:span text:style-name="T4"> </text:span><text:span text:style-name="T1">בקיימו</text:span><text:span text:style-name="T4"> </text:span><text:span text:style-name="T1">ולא</text:span><text:span text:style-name="T4"> </text:span><text:span text:style-name="T1">קיימו</text:span><text:span text:style-name="T4"> </text:span><text:span text:style-name="T1">ביטלו</text:span><text:span text:style-name="T4"> </text:span><text:span text:style-name="T1">ולא</text:span><text:span text:style-name="T4"> </text:span><text:span text:style-name="T1">ביטלו</text:span><text:span text:style-name="T4"> </text:span><text:span text:style-name="T2">(</text:span><text:span text:style-name="T8">משכחת</text:span><text:span text:style-name="T5"> </text:span><text:span text:style-name="T8">לה</text:span><text:span text:style-name="T5"> </text:span><text:span text:style-name="T8">בביטלו</text:span><text:span text:style-name="T5"> </text:span><text:span text:style-name="T8">כגון</text:span><text:span text:style-name="T5"> </text:span><text:span text:style-name="T8">שטחן</text:span><text:span text:style-name="T5"> </text:span><text:span text:style-name="T8">את</text:span><text:span text:style-name="T5"> </text:span><text:span text:style-name="T8">החטין, דתו</text:span><text:span text:style-name="T5"> </text:span><text:span text:style-name="T8">לית</text:span><text:span text:style-name="T5"> </text:span><text:span text:style-name="T8">ליה</text:span><text:span text:style-name="T5"> </text:span><text:span text:style-name="T8">לקיומיה</text:span><text:span text:style-name="T5"> </text:span><text:span text:style-name="T8">ל'עשה', שהרי</text:span><text:span text:style-name="T5"> </text:span><text:span text:style-name="T8">קנאן</text:span><text:span text:style-name="T5"> </text:span><text:span text:style-name="T8">בשינוי, כדתניא: דבעודן</text:span><text:span text:style-name="T5"> </text:span><text:span text:style-name="T8">חטה</text:span><text:span text:style-name="T5"> </text:span><text:span text:style-name="T8">היא</text:span><text:span text:style-name="T5"> </text:span><text:span text:style-name="T8">- מחייבו</text:span><text:span text:style-name="T5"> </text:span><text:span text:style-name="T8">ליתנה, אבל</text:span><text:span text:style-name="T5"> </text:span><text:span text:style-name="T8">אם</text:span><text:span text:style-name="T5"> </text:span><text:span text:style-name="T8">טחנן</text:span><text:span text:style-name="T5"> </text:span><text:span text:style-name="T8">- לא</text:span><text:span text:style-name="T2">)</text:span><text:span text:style-name="T1">;</text:span></text:p>
      <text:p text:style-name="P10"><text:span text:style-name="T1">דתניא</text:span><text:span text:style-name="T4"> </text:span><text:span text:style-name="T8">[דומה</text:span><text:span text:style-name="T5"> </text:span><text:span text:style-name="T8">לתוספתא</text:span><text:span text:style-name="T5"> </text:span><text:span text:style-name="T8">פאה</text:span><text:span text:style-name="T5"> </text:span><text:span text:style-name="T8">פ"א</text:span><text:span text:style-name="T5"> </text:span><text:span text:style-name="T8">מ"ו]</text:span><text:span text:style-name="T1">: 'מצות</text:span><text:span text:style-name="T4"> </text:span><text:span text:style-name="T1">פאה</text:span><text:span text:style-name="T4"> </text:span><text:span text:style-name="T1">להפריש</text:span><text:span text:style-name="T4"> </text:span><text:span text:style-name="T1">מן</text:span><text:span text:style-name="T4"> </text:span><text:span text:style-name="T1">הקמה; לא</text:span><text:span text:style-name="T4"> </text:span><text:span text:style-name="T1">הפריש</text:span><text:span text:style-name="T4"> </text:span><text:span text:style-name="T1">מן</text:span><text:span text:style-name="T4"> </text:span><text:span text:style-name="T1">הקמה</text:span><text:span text:style-name="T4"> </text:span><text:span text:style-name="T1">מפריש</text:span><text:span text:style-name="T4"> </text:span><text:span text:style-name="T1">מן</text:span><text:span text:style-name="T4"> </text:span><text:span text:style-name="T1">העומרין; לא</text:span><text:span text:style-name="T4"> </text:span><text:span text:style-name="T1">הפריש</text:span><text:span text:style-name="T4"> </text:span><text:span text:style-name="T1">מן</text:span><text:span text:style-name="T4"> </text:span><text:span text:style-name="T1">העומרין</text:span><text:span text:style-name="T4"> </text:span><text:span text:style-name="T1">מפריש</text:span><text:span text:style-name="T4"> </text:span><text:span text:style-name="T1">מן</text:span><text:span text:style-name="T4"> </text:span><text:span text:style-name="T1">הכרי</text:span><text:span text:style-name="T4"> </text:span><text:span text:style-name="T1">עד</text:span><text:span text:style-name="T4"> </text:span><text:span text:style-name="T1">שלא</text:span><text:span text:style-name="T4"> </text:span><text:span text:style-name="T1">מירח; מירחו</text:span><text:span text:style-name="T4"> </text:span><text:span text:style-name="T2">(</text:span><text:span text:style-name="T8">ונתחייב</text:span><text:span text:style-name="T5"> </text:span><text:span text:style-name="T8">במעשר</text:span><text:span text:style-name="T2">)</text:span><text:span text:style-name="T1"> - מְעֲשֵׂר</text:span><text:span text:style-name="T4"> </text:span><text:span text:style-name="T1">ונותן</text:span><text:span text:style-name="T4"> </text:span><text:span text:style-name="T1">לו</text:span><text:span text:style-name="T4"> </text:span><text:span text:style-name="T2">(</text:span><text:span text:style-name="T8">מעשר</text:span><text:span text:style-name="T5"> </text:span><text:span text:style-name="T8">תחלה</text:span><text:span text:style-name="T5"> </text:span><text:span text:style-name="T8">את</text:span><text:span text:style-name="T5"> </text:span><text:span text:style-name="T8">הכרי, ואחר</text:span><text:span text:style-name="T5"> </text:span><text:span text:style-name="T8">כך</text:span><text:span text:style-name="T5"> </text:span><text:span text:style-name="T8">נותן</text:span><text:span text:style-name="T5"> </text:span><text:span text:style-name="T8">לו</text:span><text:span text:style-name="T5"> </text:span><text:span text:style-name="T8">הפאה: שלא</text:span><text:span text:style-name="T5"> </text:span><text:span text:style-name="T8">להפסיד</text:span><text:span text:style-name="T5"> </text:span><text:span text:style-name="T8">את</text:span><text:span text:style-name="T5"> </text:span><text:span text:style-name="T8">העני</text:span><text:span text:style-name="T5"> </text:span><text:span text:style-name="T8">שהלקט</text:span><text:span text:style-name="T5"> </text:span><text:span text:style-name="T8">והשכחה</text:span><text:span text:style-name="T5"> </text:span><text:span text:style-name="T8">והפאה</text:span><text:span text:style-name="T5"> </text:span><text:span text:style-name="T8">פטורין</text:span><text:span text:style-name="T5"> </text:span><text:span text:style-name="T8">מן</text:span><text:span text:style-name="T5"> </text:span><text:span text:style-name="T8">המעשר, וזה</text:span><text:span text:style-name="T5"> </text:span><text:span text:style-name="T8">הביאן</text:span><text:span text:style-name="T5"> </text:span><text:span text:style-name="T8">לידי</text:span><text:span text:style-name="T5"> </text:span><text:span text:style-name="T8">חיוב</text:span><text:span text:style-name="T2">)</text:span><text:span text:style-name="T1">; כדרבי</text:span><text:span text:style-name="T4"> </text:span><text:span text:style-name="T1">ישמעאל</text:span><text:span text:style-name="T4"> </text:span><text:span text:style-name="T1">דאמר: אף</text:span><text:span text:style-name="T4"> </text:span><text:span text:style-name="T1">מפריש</text:span><text:span text:style-name="T4"> </text:span><text:span text:style-name="T1">מן</text:span><text:span text:style-name="T4"> </text:span><text:span text:style-name="T1">העיסה;</text:span></text:p>
      <text:p text:style-name="P10"><text:span text:style-name="T1">ולרבי</text:span><text:span text:style-name="T4"> </text:span><text:span text:style-name="T1">ישמעאל</text:span><text:span text:style-name="T4"> </text:span><text:span text:style-name="T1">נמי</text:span><text:span text:style-name="T4"> </text:span><text:span text:style-name="T1">משכחת</text:span><text:span text:style-name="T4"> </text:span><text:span text:style-name="T1">לה</text:span><text:span text:style-name="T4"> </text:span><text:span text:style-name="T1">דאכל</text:span><text:span text:style-name="T4"> </text:span><text:span text:style-name="T1">עיסה!</text:span></text:p>
      <text:p text:style-name="P10"><text:span text:style-name="T1">אלא</text:span><text:span text:style-name="T4"> </text:span><text:span text:style-name="T1">'זאת</text:span><text:span text:style-name="T4"> </text:span><text:span text:style-name="T1">ועוד</text:span><text:span text:style-name="T4"> </text:span><text:span text:style-name="T1">אחרת' – אהא, אבל</text:span><text:span text:style-name="T4"> </text:span><text:span text:style-name="T1">אונס</text:span><text:span text:style-name="T4"> </text:span><text:span text:style-name="T1">לא: דהיכא</text:span><text:span text:style-name="T4"> </text:span><text:span text:style-name="T1">אמרינן</text:span><text:span text:style-name="T4"> </text:span><text:span text:style-name="T1">'על</text:span><text:span text:style-name="T4"> </text:span><text:span text:style-name="T1">דעת</text:span><text:span text:style-name="T4"> </text:span><text:span text:style-name="T1">רבים</text:span><text:span text:style-name="T4"> </text:span><text:span text:style-name="T1">אין</text:span><text:span text:style-name="T4"> </text:span><text:span text:style-name="T1">לו</text:span><text:span text:style-name="T4"> </text:span><text:span text:style-name="T1">הפרה' - לדבר</text:span><text:span text:style-name="T4"> </text:span><text:span text:style-name="T1">הרשות, אבל</text:span><text:span text:style-name="T4"> </text:span><text:span text:style-name="T1">לדבר</text:span><text:span text:style-name="T4"> </text:span><text:span text:style-name="T1">מצוה</text:span><text:span text:style-name="T4"> </text:span><text:span text:style-name="T2">(</text:span><text:span text:style-name="T8">כגון</text:span><text:span text:style-name="T5"> </text:span><text:span text:style-name="T8">הכא: דכל</text:span><text:span text:style-name="T5"> </text:span><text:span text:style-name="T8">ימיו</text:span><text:span text:style-name="T5"> </text:span><text:span text:style-name="T8">בעמוד</text:span><text:span text:style-name="T5"> </text:span><text:span text:style-name="T8">והחזיר</text:span><text:span text:style-name="T5"> </text:span><text:span text:style-name="T8">קאי</text:span><text:span text:style-name="T2">)</text:span><text:span text:style-name="T1"> - יש</text:span><text:span text:style-name="T4"> </text:span><text:span text:style-name="T1">לו</text:span><text:span text:style-name="T4"> </text:span><text:span text:style-name="T1">הפרה, כי</text:span><text:span text:style-name="T4"> </text:span><text:span text:style-name="T1">הא:</text:span></text:p>
      <text:p text:style-name="P10"><text:span text:style-name="T1">דההוא</text:span><text:span text:style-name="T4"> </text:span><text:span text:style-name="T1">מקרי</text:span><text:span text:style-name="T4"> </text:span><text:span text:style-name="T1">דרדקי</text:span><text:span text:style-name="T4"> </text:span><text:span text:style-name="T1">דהוה</text:span><text:span text:style-name="T4"> </text:span><text:span text:style-name="T1">פשע</text:span><text:span text:style-name="T4"> </text:span><text:span text:style-name="T1">בינוקי</text:span><text:span text:style-name="T4"> </text:span><text:span text:style-name="T2">(</text:span><text:span text:style-name="T8">מכה</text:span><text:span text:style-name="T5"> </text:span><text:span text:style-name="T8">אותם</text:span><text:span text:style-name="T5"> </text:span><text:span text:style-name="T8">יותר</text:span><text:span text:style-name="T5"> </text:span><text:span text:style-name="T8">מדאי</text:span><text:span text:style-name="T2">)</text:span><text:span text:style-name="T1">; אדריה</text:span><text:span text:style-name="T4"> </text:span><text:span text:style-name="T1">רב</text:span><text:span text:style-name="T4"> </text:span><text:span text:style-name="T1">אחא</text:span><text:span text:style-name="T4"> </text:span><text:span text:style-name="T2">(</text:span><text:span text:style-name="T8">שלא</text:span><text:span text:style-name="T5"> </text:span><text:span text:style-name="T8">ילמד</text:span><text:span text:style-name="T5"> </text:span><text:span text:style-name="T8">עוד</text:span><text:span text:style-name="T5"> </text:span><text:span text:style-name="T8">תינוקות</text:span><text:span text:style-name="T2">)</text:span><text:span text:style-name="T1"> ואהדריה</text:span><text:span text:style-name="T4"> </text:span><text:span text:style-name="T1">רבינא: דלא</text:span><text:span text:style-name="T4"> </text:span><text:span text:style-name="T1">אשתכח</text:span><text:span text:style-name="T4"> </text:span><text:span text:style-name="T1">דדייק</text:span><text:span text:style-name="T4"> </text:span><text:span text:style-name="T1">כוותיה. <text:s/></text:span></text:p>
      <text:p text:style-name="P11"/>
      <text:p text:style-name="P10"><text:span text:style-name="T1">והאוכל</text:span><text:span text:style-name="T4"> </text:span><text:span text:style-name="T1">נבילות</text:span><text:span text:style-name="T4"> </text:span><text:span text:style-name="T1">וטריפות</text:span><text:span text:style-name="T4"> </text:span><text:span text:style-name="T1">שקצים</text:span><text:span text:style-name="T4"> </text:span><text:span text:style-name="T1">ורמשים</text:span><text:span text:style-name="T4"> </text:span><text:span text:style-name="T1">וכו': <text:s/></text:span></text:p>
      <text:p text:style-name="P10"><text:span text:style-name="T1">אמר</text:span><text:span text:style-name="T4"> </text:span><text:span text:style-name="T1">רב</text:span><text:span text:style-name="T4"> </text:span><text:span text:style-name="T1">יהודה: האי</text:span><text:span text:style-name="T4"> </text:span><text:span text:style-name="T1">מאן</text:span><text:span text:style-name="T4"> </text:span><text:span text:style-name="T1">דאכל</text:span><text:span text:style-name="T4"> </text:span><text:span text:style-name="T1">ביניתא</text:span><text:span text:style-name="T4"> </text:span><text:span text:style-name="T1">דבי</text:span><text:span text:style-name="T4"> </text:span><text:span text:style-name="T1">כרבא</text:span><text:span text:style-name="T4"> </text:span><text:span text:style-name="T2">(</text:span><text:span text:style-name="T8">תולעת</text:span><text:span text:style-name="T5"> </text:span><text:span text:style-name="T8">הנמצאת</text:span><text:span text:style-name="T5"> </text:span><text:span text:style-name="T8">בכרוב</text:span><text:span text:style-name="T5"> </text:span><text:span text:style-name="T8">שקורין</text:span><text:span text:style-name="T5"> </text:span><text:span text:style-name="T8">צייל"א</text:span><text:span text:style-name="T2">)</text:span><text:span text:style-name="T1"> - מלקינן</text:span><text:span text:style-name="T4"> </text:span><text:span text:style-name="T1">ליה</text:span><text:span text:style-name="T4"> </text:span><text:span text:style-name="T1">משום</text:span><text:span text:style-name="T4"> </text:span><text:span text:style-name="T8">(ויקרא</text:span><text:span text:style-name="T5"> </text:span><text:span text:style-name="T8">יא,מא)</text:span><text:span text:style-name="T1"> </text:span><text:span text:style-name="T11">[וכל]</text:span><text:span text:style-name="T10"> שרץ</text:span><text:span text:style-name="T4"> </text:span><text:span text:style-name="T10">השורץ</text:span><text:span text:style-name="T4"> </text:span><text:span text:style-name="T10">על</text:span><text:span text:style-name="T4"> </text:span><text:span text:style-name="T10">הארץ</text:span><text:span text:style-name="T4"> </text:span><text:span text:style-name="T11">[שקץ</text:span><text:span text:style-name="T5"> </text:span><text:span text:style-name="T11">הוא</text:span><text:span text:style-name="T5"> </text:span><text:span text:style-name="T11">לא</text:span><text:span text:style-name="T5"> </text:span><text:span text:style-name="T11">יאכל]</text:span><text:span text:style-name="T1">. </text:span></text:p>
      <text:p text:style-name="P10"><text:span text:style-name="T1">ההוא</text:span><text:span text:style-name="T4"> </text:span><text:span text:style-name="T1">דאכל</text:span><text:span text:style-name="T4"> </text:span><text:span text:style-name="T1">ביניתא</text:span><text:span text:style-name="T4"> </text:span><text:span text:style-name="T1">דבי</text:span><text:span text:style-name="T4"> </text:span><text:span text:style-name="T1">כרבא</text:span><text:span text:style-name="T4"> </text:span><text:span text:style-name="T1">ונגדיה</text:span><text:span text:style-name="T4"> </text:span><text:span text:style-name="T1">רב</text:span><text:span text:style-name="T4"> </text:span><text:span text:style-name="T1">יהודה.</text:span></text:p>
      <text:p text:style-name="P10"><text:span text:style-name="T1">אמר</text:span><text:span text:style-name="T4"> </text:span><text:span text:style-name="T1">אביי: אכל</text:span><text:span text:style-name="T4"> </text:span><text:span text:style-name="T1">פוטיתא</text:span><text:span text:style-name="T4"> </text:span><text:span text:style-name="T2">(</text:span><text:span text:style-name="T8">בלע</text:span><text:span text:style-name="T5"> </text:span><text:span text:style-name="T8">שרץ</text:span><text:span text:style-name="T5"> </text:span><text:span text:style-name="T8">המים</text:span><text:span text:style-name="T2">)</text:span><text:span text:style-name="T1"> -לוקה</text:span><text:span text:style-name="T4"> </text:span><text:span text:style-name="T1">ארבעה</text:span><text:span text:style-name="T4"> </text:span><text:span text:style-name="T2">(</text:span><text:span text:style-name="T8">שני</text:span><text:span text:style-name="T5"> </text:span><text:span text:style-name="T8">לאוין</text:span><text:span text:style-name="T5"> </text:span><text:span text:style-name="T8">כתובין</text:span><text:span text:style-name="T5"> </text:span><text:span text:style-name="T8">בשרץ</text:span><text:span text:style-name="T5"> </text:span><text:span text:style-name="T8">המים: אחד</text:span><text:span text:style-name="T5"> </text:span><text:span text:style-name="T8">בתורת</text:span><text:span text:style-name="T5"> </text:span><text:span text:style-name="T8">כהנים</text:span><text:span text:style-name="T5"> </text:span><text:span text:style-name="T8">(ויקרא</text:span><text:span text:style-name="T5"> </text:span><text:span text:style-name="T8">יא,י) ואחד</text:span><text:span text:style-name="T5"> </text:span><text:span text:style-name="T8">במשנה</text:span><text:span text:style-name="T5"> </text:span><text:span text:style-name="T8">תורה</text:span><text:span text:style-name="T5"> </text:span><text:span text:style-name="T8">(דברים</text:span><text:span text:style-name="T5"> </text:span><text:span text:style-name="T8">יד,י); ושני</text:span><text:span text:style-name="T5"> </text:span><text:span text:style-name="T8">לאוין</text:span><text:span text:style-name="T5"> </text:span><text:span text:style-name="T8">כתובין</text:span><text:span text:style-name="T5"> </text:span><text:span text:style-name="T8">בשרץ</text:span><text:span text:style-name="T5"> </text:span><text:span text:style-name="T8">סתם: '</text:span><text:span text:style-name="T21">אל</text:span><text:span text:style-name="T5"> </text:span><text:span text:style-name="T11">תשקצו</text:span><text:span text:style-name="T5"> </text:span><text:span text:style-name="T11">את</text:span><text:span text:style-name="T5"> </text:span><text:span text:style-name="T11">נפשותיכם</text:span><text:span text:style-name="T5"> </text:span><text:span text:style-name="T11">בכל</text:span><text:span text:style-name="T5"> </text:span><text:span text:style-name="T11">השרץ</text:span><text:span text:style-name="T5"> </text:span><text:span text:style-name="T11">השורץ</text:span><text:span text:style-name="T5"> </text:span><text:span text:style-name="T21">ולא</text:span><text:span text:style-name="T5"> </text:span><text:span text:style-name="T11">תטמאו</text:span><text:span text:style-name="T5"> </text:span><text:span text:style-name="T11">בהם</text:span><text:span text:style-name="T8">' [ויקרא</text:span><text:span text:style-name="T5"> </text:span><text:span text:style-name="T8">יא,מג]; ומשמע: בין</text:span><text:span text:style-name="T5"> </text:span><text:span text:style-name="T8">שרץ</text:span><text:span text:style-name="T5"> </text:span><text:span text:style-name="T8">המים</text:span><text:span text:style-name="T5"> </text:span><text:span text:style-name="T8">בין</text:span><text:span text:style-name="T5"> </text:span><text:span text:style-name="T8">שרץ</text:span><text:span text:style-name="T5"> </text:span><text:span text:style-name="T8">הארץ</text:span><text:span text:style-name="T5"> </text:span><text:span text:style-name="T8">- הרי</text:span><text:span text:style-name="T5"> </text:span><text:span text:style-name="T8">ארבעה</text:span><text:span text:style-name="T2">)</text:span><text:span text:style-name="T1">; נמלה</text:span><text:span text:style-name="T4"> </text:span><text:span text:style-name="T2">(</text:span><text:span text:style-name="T8">בלע</text:span><text:span text:style-name="T5"> </text:span><text:span text:style-name="T8">נמלה</text:span><text:span text:style-name="T5"> </text:span><text:span text:style-name="T8">חיה</text:span><text:span text:style-name="T2">)</text:span><text:span text:style-name="T1"> - </text:span><text:span text:style-name="T2">(</text:span><text:span text:style-name="T8">הואיל</text:span><text:span text:style-name="T5"> </text:span><text:span text:style-name="T8">ובריה</text:span><text:span text:style-name="T5"> </text:span><text:span text:style-name="T8">שלימה</text:span><text:span text:style-name="T5"> </text:span><text:span text:style-name="T8">היא</text:span><text:span text:style-name="T5"> </text:span><text:span text:style-name="T8">- אכילתה</text:span><text:span text:style-name="T5"> </text:span><text:span text:style-name="T8">בכל</text:span><text:span text:style-name="T5"> </text:span><text:span text:style-name="T8">שהוא, ו</text:span><text:span text:style-name="T2">)</text:span><text:span text:style-name="T1">לוקה</text:span><text:span text:style-name="T4"> </text:span><text:span text:style-name="T1">חמש: משום</text:span><text:span text:style-name="T4"> </text:span><text:span text:style-name="T1">שרץ</text:span><text:span text:style-name="T4"> </text:span><text:span text:style-name="T1">השורץ</text:span><text:span text:style-name="T4"> </text:span><text:span text:style-name="T1">על</text:span><text:span text:style-name="T4"> </text:span><text:span text:style-name="T1">הארץ</text:span><text:span text:style-name="T4"> </text:span><text:span text:style-name="T2">(</text:span><text:span text:style-name="T8">שני</text:span><text:span text:style-name="T5"> </text:span><text:span text:style-name="T8">לאוין</text:span><text:span text:style-name="T5"> </text:span><text:span text:style-name="T8">הכתובין</text:span><text:span text:style-name="T5"> </text:span><text:span text:style-name="T8">בשרץ</text:span><text:span text:style-name="T5"> </text:span><text:span text:style-name="T8">סתם, כמו</text:span><text:span text:style-name="T5"> </text:span><text:span text:style-name="T8">שפירשתי, ושלשה</text:span><text:span text:style-name="T5"> </text:span><text:span text:style-name="T8">לאוין</text:span><text:span text:style-name="T5"> </text:span><text:span text:style-name="T8">הכתובין</text:span><text:span text:style-name="T5"> </text:span><text:span text:style-name="T8">בשרץ</text:span><text:span text:style-name="T5"> </text:span><text:span text:style-name="T8">הארץ</text:span><text:span text:style-name="T5"> </text:span><text:span text:style-name="T8">בתורת</text:span><text:span text:style-name="T5"> </text:span><text:span text:style-name="T8">כהנים</text:span><text:span text:style-name="T2">)</text:span><text:span text:style-name="T1">; צרעה</text:span><text:span text:style-name="T4"> </text:span><text:span text:style-name="T1">- לוקה</text:span><text:span text:style-name="T4"> </text:span><text:span text:style-name="T1">שש</text:span><text:span text:style-name="T4"> </text:span><text:span text:style-name="T2">(</text:span><text:span text:style-name="T8">חמש</text:span><text:span text:style-name="T5"> </text:span><text:span text:style-name="T8">משום</text:span><text:span text:style-name="T5"> </text:span><text:span text:style-name="T8">שרץ</text:span><text:span text:style-name="T5"> </text:span><text:span text:style-name="T8">הארץ, ואחד</text:span><text:span text:style-name="T2">)</text:span><text:span text:style-name="T1"> משום</text:span><text:span text:style-name="T4"> </text:span><text:span text:style-name="T1">שרץ</text:span><text:span text:style-name="T4"> </text:span><text:span text:style-name="T1">העוף</text:span><text:span text:style-name="T4"> </text:span><text:span text:style-name="T2">(</text:span><text:span text:style-name="T8">דכתיב</text:span><text:span text:style-name="T5"> </text:span><text:span text:style-name="T8">במשנה</text:span><text:span text:style-name="T5"> </text:span><text:span text:style-name="T8">תורה</text:span><text:span text:style-name="T5"> </text:span><text:span text:style-name="T8">(יד,יט) '</text:span><text:span text:style-name="T11">וכל</text:span><text:span text:style-name="T5"> </text:span><text:span text:style-name="T11">שרץ</text:span><text:span text:style-name="T5"> </text:span><text:span text:style-name="T11">העוף</text:span><text:span text:style-name="T5"> </text:span><text:span text:style-name="T11">טמא</text:span><text:span text:style-name="T5"> </text:span><text:span text:style-name="T11">הוא</text:span><text:span text:style-name="T5"> </text:span><text:span text:style-name="T11">לכם</text:span><text:span text:style-name="T5"> </text:span><text:span text:style-name="T11">לא</text:span><text:span text:style-name="T5"> </text:span><text:span text:style-name="T11">יאכלו</text:span><text:span text:style-name="T8">'; אבל</text:span><text:span text:style-name="T5"> </text:span><text:span text:style-name="T8">'</text:span><text:span text:style-name="T11">לא</text:span><text:span text:style-name="T5"> </text:span><text:span text:style-name="T11">תשקצו</text:span><text:span text:style-name="T5"> </text:span><text:span text:style-name="T11">את</text:span><text:span text:style-name="T5"> </text:span><text:span text:style-name="T11">נפשותיכם</text:span><text:span text:style-name="T5"> </text:span><text:span text:style-name="T11">בבהמה</text:span><text:span text:style-name="T5"> </text:span><text:span text:style-name="T11">ובעוף</text:span><text:span text:style-name="T5"> </text:span><text:span text:style-name="T9">וגו'</text:span><text:span text:style-name="T8"> הכתוב</text:span><text:span text:style-name="T5"> </text:span><text:span text:style-name="T8">בפרשת</text:span><text:span text:style-name="T5"> </text:span><text:span text:style-name="T8">'קדושים</text:span><text:span text:style-name="T5"> </text:span><text:span text:style-name="T8">תהיו' [ויקרא</text:span><text:span text:style-name="T5"> </text:span><text:span text:style-name="T8">כ,כה] - אינו</text:span><text:span text:style-name="T5"> </text:span><text:span text:style-name="T8">מן</text:span><text:span text:style-name="T5"> </text:span><text:span text:style-name="T8">המנין: דלאו</text:span><text:span text:style-name="T5"> </text:span><text:span text:style-name="T8">בשרץ</text:span><text:span text:style-name="T5"> </text:span><text:span text:style-name="T8">כתיב</text:span><text:span text:style-name="T5"> </text:span><text:span text:style-name="T8">- ואף</text:span><text:span text:style-name="T5"> </text:span><text:span text:style-name="T8">על</text:span><text:span text:style-name="T5"> </text:span><text:span text:style-name="T8">גב</text:span><text:span text:style-name="T5"> </text:span><text:span text:style-name="T8">דכתיב</text:span><text:span text:style-name="T5"> </text:span><text:span text:style-name="T8">ביה</text:span><text:span text:style-name="T5"> </text:span><text:span text:style-name="T8">'</text:span><text:span text:style-name="T11">אשר</text:span><text:span text:style-name="T5"> </text:span><text:span text:style-name="T11">תרמש</text:span><text:span text:style-name="T5"> </text:span><text:span text:style-name="T11">האדמה</text:span><text:span text:style-name="T8">' לשון</text:span><text:span text:style-name="T5"> </text:span><text:span text:style-name="T8">בריות</text:span><text:span text:style-name="T5"> </text:span><text:span text:style-name="T8">גדולות</text:span><text:span text:style-name="T5"> </text:span><text:span text:style-name="T8">הוא, ו'שרץ' לשון</text:span><text:span text:style-name="T5"> </text:span><text:span text:style-name="T8">קטנה</text:span><text:span text:style-name="T5"> </text:span><text:span text:style-name="T8">ונמוכה, שנכרת</text:span><text:span text:style-name="T5"> </text:span><text:span text:style-name="T8">בהלוכה</text:span><text:span text:style-name="T5"> </text:span><text:span text:style-name="T8">בקושי, ונראית</text:span><text:span text:style-name="T5"> </text:span><text:span text:style-name="T8">כרוחשת</text:span><text:span text:style-name="T2">)</text:span><text:span text:style-name="T1">.</text:span></text:p>
      <text:p text:style-name="P11"/>
      <text:p text:style-name="P10"><text:span text:style-name="T1">אמר</text:span><text:span text:style-name="T4"> </text:span><text:span text:style-name="T1">רב</text:span><text:span text:style-name="T4"> </text:span><text:span text:style-name="T1">אחאי: המשהה</text:span><text:span text:style-name="T4"> </text:span><text:span text:style-name="T1">את</text:span><text:span text:style-name="T4"> </text:span><text:span text:style-name="T1">נקביו</text:span><text:span text:style-name="T4"> </text:span><text:span text:style-name="T1">עובר</text:span><text:span text:style-name="T4"> </text:span><text:span text:style-name="T1">משום</text:span><text:span text:style-name="T4"> </text:span><text:span text:style-name="T8">(ויקרא</text:span><text:span text:style-name="T5"> </text:span><text:span text:style-name="T8">כ,כה)</text:span><text:span text:style-name="T1"> </text:span><text:span text:style-name="T11">[והבדלתם</text:span><text:span text:style-name="T5"> </text:span><text:span text:style-name="T11">בין</text:span><text:span text:style-name="T5"> </text:span><text:span text:style-name="T11">הבהמה</text:span><text:span text:style-name="T5"> </text:span><text:span text:style-name="T11">הטהרה</text:span><text:span text:style-name="T5"> </text:span><text:span text:style-name="T11">לטמאה</text:span><text:span text:style-name="T5"> </text:span><text:span text:style-name="T11">ובין</text:span><text:span text:style-name="T5"> </text:span><text:span text:style-name="T11">העוף</text:span><text:span text:style-name="T5"> </text:span><text:span text:style-name="T11">הטמא</text:span><text:span text:style-name="T5"> </text:span><text:span text:style-name="T11">לטהר</text:span><text:span text:style-name="T5"> </text:span><text:span text:style-name="T11">ו]</text:span><text:span text:style-name="T10">לא</text:span><text:span text:style-name="T4"> </text:span><text:span text:style-name="T10">תשקצו</text:span><text:span text:style-name="T4"> </text:span><text:span text:style-name="T11">[את</text:span><text:span text:style-name="T5"> </text:span><text:span text:style-name="T11">נפשתיכם</text:span><text:span text:style-name="T5"> </text:span><text:span text:style-name="T11">בבהמה</text:span><text:span text:style-name="T5"> </text:span><text:span text:style-name="T11">ובעוף</text:span><text:span text:style-name="T5"> </text:span><text:span text:style-name="T11">ובכל</text:span><text:span text:style-name="T5"> </text:span><text:span text:style-name="T11">אשר</text:span><text:span text:style-name="T5"> </text:span><text:span text:style-name="T11">תרמש</text:span><text:span text:style-name="T5"> </text:span><text:span text:style-name="T11">האדמה</text:span><text:span text:style-name="T5"> </text:span><text:span text:style-name="T11">אשר</text:span><text:span text:style-name="T5"> </text:span><text:span text:style-name="T11">הבדלתי</text:span><text:span text:style-name="T5"> </text:span><text:span text:style-name="T11">לכם</text:span><text:span text:style-name="T5"> </text:span><text:span text:style-name="T11">לטמא]</text:span><text:span text:style-name="T1">. </text:span></text:p>
      <text:p text:style-name="P10"><text:span text:style-name="T1">אמר</text:span><text:span text:style-name="T4"> </text:span><text:span text:style-name="T1">רב</text:span><text:span text:style-name="T4"> </text:span><text:span text:style-name="T1">ביבי</text:span><text:span text:style-name="T4"> </text:span><text:span text:style-name="T1">בר</text:span><text:span text:style-name="T4"> </text:span><text:span text:style-name="T1">אביי: האי</text:span><text:span text:style-name="T4"> </text:span><text:span text:style-name="T1">מאן</text:span><text:span text:style-name="T4"> </text:span><text:span text:style-name="T1">דשתי</text:span><text:span text:style-name="T4"> </text:span><text:span text:style-name="T1">בקרנא</text:span><text:span text:style-name="T4"> </text:span><text:span text:style-name="T1">דאומנא</text:span><text:span text:style-name="T4"> </text:span><text:span text:style-name="T2">(</text:span><text:span text:style-name="T8">מקיזי</text:span><text:span text:style-name="T5"> </text:span><text:span text:style-name="T8">דם</text:span><text:span text:style-name="T5"> </text:span><text:span text:style-name="T8">בקרן</text:span><text:span text:style-name="T5"> </text:span><text:span text:style-name="T8">במציצה</text:span><text:span text:style-name="T2">)</text:span><text:span text:style-name="T1"> - קא</text:span><text:span text:style-name="T4"> </text:span><text:span text:style-name="T1">עבר</text:span><text:span text:style-name="T4"> </text:span><text:span text:style-name="T1">משום</text:span><text:span text:style-name="T4"> </text:span><text:span text:style-name="T1">'</text:span><text:span text:style-name="T10">לא</text:span><text:span text:style-name="T4"> </text:span><text:span text:style-name="T10">תשקצו</text:span><text:span text:style-name="T1">'.</text:span></text:p>
      <text:p text:style-name="P11"/>
      <text:p text:style-name="P10"><text:soft-page-break/><text:span text:style-name="T1">אמר</text:span><text:span text:style-name="T4"> </text:span><text:span text:style-name="T1">רבא</text:span><text:span text:style-name="T4"> </text:span><text:span text:style-name="T1">בר</text:span><text:span text:style-name="T4"> </text:span><text:span text:style-name="T1">רב</text:span><text:span text:style-name="T4"> </text:span><text:span text:style-name="T1">הונא: ריסק</text:span><text:span text:style-name="T4"> </text:span><text:span text:style-name="T1">תשעה</text:span><text:span text:style-name="T4"> </text:span><text:span text:style-name="T1">נמלים</text:span><text:span text:style-name="T4"> </text:span><text:span text:style-name="T2">(</text:span><text:span text:style-name="T8">מיעך</text:span><text:span text:style-name="T5"> </text:span><text:span text:style-name="T8">וכיתת</text:span><text:span text:style-name="T5"> </text:span><text:span text:style-name="T8">וביטלן</text:span><text:span text:style-name="T5"> </text:span><text:span text:style-name="T8">מתורת</text:span><text:span text:style-name="T5"> </text:span><text:span text:style-name="T8">בריה</text:span><text:span text:style-name="T2">)</text:span><text:span text:style-name="T1"> והביא</text:span><text:span text:style-name="T4"> </text:span><text:span text:style-name="T1">אחד</text:span><text:span text:style-name="T4"> </text:span><text:span text:style-name="T1">חי</text:span><text:span text:style-name="T4"> </text:span><text:span text:style-name="T1">והשלימן</text:span><text:span text:style-name="T4"> </text:span><text:span text:style-name="T1">לכזית</text:span><text:span text:style-name="T4"> </text:span><text:span text:style-name="T1">- לוקה</text:span><text:span text:style-name="T4"> </text:span><text:span text:style-name="T1">ששה: <text:s/>חמשה</text:span><text:span text:style-name="T4"> </text:span><text:span text:style-name="T1">משום</text:span><text:span text:style-name="T4"> </text:span><text:span text:style-name="T1">בריה</text:span><text:span text:style-name="T4"> </text:span><text:span text:style-name="T1">ואחד</text:span><text:span text:style-name="T4"> </text:span><text:span text:style-name="T1">משום</text:span><text:span text:style-name="T4"> </text:span><text:span text:style-name="T1">כזית</text:span><text:span text:style-name="T4"> </text:span><text:span text:style-name="T1">נבילה</text:span><text:span text:style-name="T4"> </text:span><text:span text:style-name="T2">(</text:span><text:span text:style-name="T8">שכשבולעו</text:span><text:span text:style-name="T5"> </text:span><text:span text:style-name="T8">הוא</text:span><text:span text:style-name="T5"> </text:span><text:span text:style-name="T8">מת, ומצטרף</text:span><text:span text:style-name="T5"> </text:span><text:span text:style-name="T8">לכזית</text:span><text:span text:style-name="T5"> </text:span><text:span text:style-name="T8">נבלה</text:span><text:span text:style-name="T2">)</text:span><text:span text:style-name="T1">.</text:span></text:p>
      <text:p text:style-name="P11"/>
      <text:p text:style-name="P10"><text:span text:style-name="T1">רבא</text:span><text:span text:style-name="T4"> </text:span><text:span text:style-name="T1">אמר</text:span><text:span text:style-name="T4"> </text:span><text:span text:style-name="T1">רבי</text:span><text:span text:style-name="T4"> </text:span><text:span text:style-name="T1">יוחנן: אפילו</text:span><text:span text:style-name="T4"> </text:span><text:span text:style-name="T1">שנים</text:span><text:span text:style-name="T4"> </text:span><text:span text:style-name="T2">(</text:span><text:span text:style-name="T8">מרוסקין</text:span><text:span text:style-name="T2">)</text:span><text:span text:style-name="T1"> והוא</text:span><text:span text:style-name="T4"> </text:span><text:span text:style-name="T2">(</text:span><text:span text:style-name="T8">אם</text:span><text:span text:style-name="T5"> </text:span><text:span text:style-name="T8">גדולים</text:span><text:span text:style-name="T5"> </text:span><text:span text:style-name="T8">הן</text:span><text:span text:style-name="T5"> </text:span><text:span text:style-name="T8">להיות</text:span><text:span text:style-name="T5"> </text:span><text:span text:style-name="T8">כזית</text:span><text:span text:style-name="T5"> </text:span><text:span text:style-name="T8">בין</text:span><text:span text:style-name="T5"> </text:span><text:span text:style-name="T8">שלשתם, כדמפרש</text:span><text:span text:style-name="T5"> </text:span><text:span text:style-name="T8">ואזיל: 'ולא</text:span><text:span text:style-name="T5"> </text:span><text:span text:style-name="T8">פליגי'</text:span><text:span text:style-name="T2">)</text:span><text:span text:style-name="T1">;</text:span></text:p>
      <text:p text:style-name="P10"><text:span text:style-name="T1">רב</text:span><text:span text:style-name="T4"> </text:span><text:span text:style-name="T1">יוסף</text:span><text:span text:style-name="T4"> </text:span><text:span text:style-name="T1">אמר: אפילו</text:span><text:span text:style-name="T4"> </text:span><text:span text:style-name="T1">אחד</text:span><text:span text:style-name="T4"> </text:span><text:span text:style-name="T1">והוא; </text:span></text:p>
      <text:p text:style-name="P10"><text:span text:style-name="T1">ולא</text:span><text:span text:style-name="T4"> </text:span><text:span text:style-name="T1">פליגי: הא</text:span><text:span text:style-name="T4"> </text:span><text:span text:style-name="T1">ברברבי</text:span><text:span text:style-name="T4"> </text:span><text:span text:style-name="T1">והא</text:span><text:span text:style-name="T4"> </text:span><text:span text:style-name="T1">בזוטרי.</text:span></text:p>
      <text:p text:style-name="P11"/>
      <text:p text:style-name="P10"><text:span text:style-name="T1">אכל</text:span><text:span text:style-name="T4"> </text:span><text:span text:style-name="T1">טבל</text:span><text:span text:style-name="T4"> </text:span><text:span text:style-name="T1">ומעשר</text:span><text:span text:style-name="T4"> </text:span><text:span text:style-name="T1">ראשון</text:span><text:span text:style-name="T4"> </text:span><text:span text:style-name="T2">[שלא</text:span><text:span text:style-name="T5"> </text:span><text:span text:style-name="T2">נטלה</text:span><text:span text:style-name="T5"> </text:span><text:span text:style-name="T2">תרומתו, ומעשר</text:span><text:span text:style-name="T5"> </text:span><text:span text:style-name="T2">שני</text:span><text:span text:style-name="T5"> </text:span><text:span text:style-name="T2">והקדש</text:span><text:span text:style-name="T5"> </text:span><text:span text:style-name="T2">שלא</text:span><text:span text:style-name="T5"> </text:span><text:span text:style-name="T2">נפדו]</text:span><text:span text:style-name="T1">: <text:s/></text:span></text:p>
      <text:p text:style-name="P10"><text:span text:style-name="T1">אמר</text:span><text:span text:style-name="T4"> </text:span><text:span text:style-name="T1">רב: אכל</text:span><text:span text:style-name="T4"> </text:span><text:span text:style-name="T1">טבל</text:span><text:span text:style-name="T4"> </text:span><text:span text:style-name="T1">של</text:span><text:span text:style-name="T4"> </text:span><text:span text:style-name="T1">מעשר</text:span><text:span text:style-name="T4"> </text:span><text:span text:style-name="T1">עני</text:span><text:span text:style-name="T4"> </text:span><text:span text:style-name="T2">(</text:span><text:span text:style-name="T8">שהופרשו</text:span><text:span text:style-name="T5"> </text:span><text:span text:style-name="T8">כל</text:span><text:span text:style-name="T5"> </text:span><text:span text:style-name="T8">מעשרותיו</text:span><text:span text:style-name="T5"> </text:span><text:span text:style-name="T8">חוץ</text:span><text:span text:style-name="T5"> </text:span><text:span text:style-name="T8">מזה</text:span><text:span text:style-name="T2">)</text:span><text:span text:style-name="T1"> - לוקה</text:span><text:span text:style-name="T4"> </text:span><text:span text:style-name="T2">(</text:span><text:span text:style-name="T8">ואף</text:span><text:span text:style-name="T5"> </text:span><text:span text:style-name="T8">על</text:span><text:span text:style-name="T5"> </text:span><text:span text:style-name="T8">גב</text:span><text:span text:style-name="T5"> </text:span><text:span text:style-name="T8">דמעשר</text:span><text:span text:style-name="T5"> </text:span><text:span text:style-name="T8">עני</text:span><text:span text:style-name="T5"> </text:span><text:span text:style-name="T8">אין</text:span><text:span text:style-name="T5"> </text:span><text:span text:style-name="T8">בו</text:span><text:span text:style-name="T5"> </text:span><text:span text:style-name="T8">קדושה, שהרי</text:span><text:span text:style-name="T5"> </text:span><text:span text:style-name="T8">לזרים</text:span><text:span text:style-name="T5"> </text:span><text:span text:style-name="T8">נאכל, ובכל</text:span><text:span text:style-name="T5"> </text:span><text:span text:style-name="T8">מקום</text:span><text:span text:style-name="T5"> </text:span><text:span text:style-name="T8">- אפילו</text:span><text:span text:style-name="T5"> </text:span><text:span text:style-name="T8">הכי</text:span><text:span text:style-name="T5"> </text:span><text:span text:style-name="T8">טביל</text:span><text:span text:style-name="T2">)</text:span><text:span text:style-name="T1">; </text:span></text:p>
      <text:p text:style-name="P11">כמאן?</text:p>
      <text:p text:style-name="P10"><text:span text:style-name="T1">כי</text:span><text:span text:style-name="T4"> </text:span><text:span text:style-name="T1">האי</text:span><text:span text:style-name="T4"> </text:span><text:span text:style-name="T1">תנא, דתניא: 'אמר</text:span><text:span text:style-name="T4"> </text:span><text:span text:style-name="T1">רבי</text:span><text:span text:style-name="T4"> </text:span><text:span text:style-name="T1">יוסי: יכול</text:span><text:span text:style-name="T4"> </text:span><text:span text:style-name="T1">לא</text:span><text:span text:style-name="T4"> </text:span><text:span text:style-name="T1">יהא</text:span><text:span text:style-name="T4"> </text:span><text:span text:style-name="T1">חייב</text:span><text:span text:style-name="T4"> </text:span><text:span text:style-name="T1">אלא</text:span><text:span text:style-name="T4"> </text:span><text:span text:style-name="T1">על</text:span><text:span text:style-name="T4"> </text:span><text:span text:style-name="T1">הטבל</text:span><text:span text:style-name="T4"> </text:span><text:span text:style-name="T1">שלא</text:span><text:span text:style-name="T4"> </text:span><text:span text:style-name="T1">הורם</text:span><text:span text:style-name="T4"> </text:span><text:span text:style-name="T1">ממנו</text:span><text:span text:style-name="T4"> </text:span><text:span text:style-name="T1">כל</text:span><text:span text:style-name="T4"> </text:span><text:span text:style-name="T1">עיקר; הורם</text:span><text:span text:style-name="T4"> </text:span><text:span text:style-name="T1">ממנו</text:span><text:span text:style-name="T4"> </text:span><text:span text:style-name="T1">תרומה</text:span><text:span text:style-name="T4"> </text:span><text:span text:style-name="T1">גדולה</text:span><text:span text:style-name="T4"> </text:span><text:span text:style-name="T1">ולא</text:span><text:span text:style-name="T4"> </text:span><text:span text:style-name="T1">הורם</text:span><text:span text:style-name="T4"> </text:span><text:span text:style-name="T1">ממנו</text:span><text:span text:style-name="T4"> </text:span><text:span text:style-name="T1">מעשר</text:span><text:span text:style-name="T4"> </text:span><text:span text:style-name="T1">ראשון, מעשר</text:span><text:span text:style-name="T4"> </text:span><text:span text:style-name="T1">ראשון</text:span><text:span text:style-name="T4"> </text:span><text:span text:style-name="T1">ולא</text:span><text:span text:style-name="T4"> </text:span><text:span text:style-name="T1">מעשר</text:span><text:span text:style-name="T4"> </text:span><text:span text:style-name="T1">שני, ואפילו</text:span><text:span text:style-name="T4"> </text:span><text:span text:style-name="T1">מעשר</text:span><text:span text:style-name="T4"> </text:span><text:span text:style-name="T1">עני</text:span><text:span text:style-name="T4"> </text:span><text:span text:style-name="T1">מנין? תלמוד</text:span><text:span text:style-name="T4"> </text:span><text:span text:style-name="T1">לומר: </text:span><text:span text:style-name="T8">(דברים</text:span><text:span text:style-name="T5"> </text:span><text:span text:style-name="T8">יב,יז)</text:span><text:span text:style-name="T1"> </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4"> </text:span><text:span text:style-name="T11">[מעשר</text:span><text:span text:style-name="T5"> </text:span><text:span text:style-name="T11">דגנך</text:span><text:span text:style-name="T5"> </text:span><text:span text:style-name="T11">ותירשך</text:span><text:span text:style-name="T5"> </text:span><text:span text:style-name="T11">ויצהרך</text:span><text:span text:style-name="T5"> </text:span><text:span text:style-name="T11">ובכר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תיך</text:span><text:span text:style-name="T5"> </text:span><text:span text:style-name="T11">ותרומת</text:span><text:span text:style-name="T5"> </text:span><text:span text:style-name="T11">ידך]</text:span><text:span text:style-name="T1">, ולהלן</text:span><text:span text:style-name="T4"> </text:span><text:span text:style-name="T1">הוא</text:span><text:span text:style-name="T4"> </text:span><text:span text:style-name="T1">אומר</text:span><text:span text:style-name="T4"> </text:span><text:span text:style-name="T8">(דברים</text:span><text:span text:style-name="T5"> </text:span><text:span text:style-name="T8">כו,יב)</text:span><text:span text:style-name="T1"> </text:span><text:span text:style-name="T11">[כי</text:span><text:span text:style-name="T5"> </text:span><text:span text:style-name="T11">תכלה</text:span><text:span text:style-name="T5"> </text:span><text:span text:style-name="T11">לעשר</text:span><text:span text:style-name="T5"> </text:span><text:span text:style-name="T11">את</text:span><text:span text:style-name="T5"> </text:span><text:span text:style-name="T11">כל</text:span><text:span text:style-name="T5"> </text:span><text:span text:style-name="T11">מעשר</text:span><text:span text:style-name="T5"> </text:span><text:span text:style-name="T11">תבואתך</text:span><text:span text:style-name="T5"> </text:span><text:span text:style-name="T11">בשנה</text:span><text:span text:style-name="T5"> </text:span><text:span text:style-name="T11">השלישת</text:span><text:span text:style-name="T5"> </text:span><text:span text:style-name="T11">שנת</text:span><text:span text:style-name="T5"> </text:span><text:span text:style-name="T11">המעשר</text:span><text:span text:style-name="T5"> </text:span><text:span text:style-name="T11">ונתתה</text:span><text:span text:style-name="T5"> </text:span><text:span text:style-name="T11">ללוי</text:span><text:span text:style-name="T5"> </text:span><text:span text:style-name="T11">לגר</text:span><text:span text:style-name="T5"> </text:span><text:span text:style-name="T11">ליתום</text:span><text:span text:style-name="T5"> </text:span><text:span text:style-name="T11">ולאלמנה]</text:span><text:span text:style-name="T10"> ואכלו</text:span><text:span text:style-name="T4"> </text:span><text:span text:style-name="T10">בשעריך</text:span><text:span text:style-name="T4"> </text:span><text:span text:style-name="T10">ושבעו</text:span><text:span text:style-name="T1">; מה</text:span><text:span text:style-name="T4"> </text:span><text:span text:style-name="T1">להלן</text:span><text:span text:style-name="T4"> </text:span><text:span text:style-name="T1">מעשר</text:span><text:span text:style-name="T4"> </text:span><text:span text:style-name="T1">עני</text:span><text:span text:style-name="T4"> </text:span><text:span text:style-name="T2">(</text:span><text:span text:style-name="T8">דכתיב</text:span><text:span text:style-name="T5"> </text:span><text:span text:style-name="T8">'</text:span><text:span text:style-name="T11">לגר</text:span><text:span text:style-name="T5"> </text:span><text:span text:style-name="T11">ליתום</text:span><text:span text:style-name="T5"> </text:span><text:span text:style-name="T11">ולאלמנה</text:span><text:span text:style-name="T8">' ובענינא</text:span><text:span text:style-name="T5"> </text:span><text:span text:style-name="T8">דשנה</text:span><text:span text:style-name="T5"> </text:span><text:span text:style-name="T8">השלישית</text:span><text:span text:style-name="T2">)</text:span><text:span text:style-name="T1"> - אף</text:span><text:span text:style-name="T4"> </text:span><text:span text:style-name="T1">כאן</text:span><text:span text:style-name="T4"> </text:span><text:span text:style-name="T1">מעשר</text:span><text:span text:style-name="T4"> </text:span><text:span text:style-name="T1">עני</text:span><text:span text:style-name="T4"> </text:span><text:span text:style-name="T2">(</text:span><text:span text:style-name="T8">אף</text:span><text:span text:style-name="T5"> </text:span><text:span text:style-name="T8">'</text:span><text:span text:style-name="T11">בשעריך</text:span><text:span text:style-name="T8">' האמור</text:span><text:span text:style-name="T5"> </text:span><text:span text:style-name="T8">כאן</text:span><text:span text:style-name="T5"> </text:span><text:span text:style-name="T8">יש</text:span><text:span text:style-name="T5"> </text:span><text:span text:style-name="T8">ללמוד</text:span><text:span text:style-name="T5"> </text:span><text:span text:style-name="T8">ממנו</text:span><text:span text:style-name="T5"> </text:span><text:span text:style-name="T8">מעשר</text:span><text:span text:style-name="T5"> </text:span><text:span text:style-name="T8">עני</text:span><text:span text:style-name="T2">)'</text:span><text:span text:style-name="T1">, ואמר</text:span><text:span text:style-name="T4"> </text:span><text:span text:style-name="T1">רחמנא</text:span><text:span text:style-name="T4"> </text:span><text:span text:style-name="T2">(</text:span><text:span text:style-name="T8">והכי</text:span><text:span text:style-name="T5"> </text:span><text:span text:style-name="T8">קאמר</text:span><text:span text:style-name="T2">)</text:span><text:span text:style-name="T1">: '</text:span><text:span text:style-name="T10">לא</text:span><text:span text:style-name="T4"> </text:span><text:span text:style-name="T10">תוכל</text:span><text:span text:style-name="T1">' </text:span><text:span text:style-name="T2">(</text:span><text:span text:style-name="T8">לא</text:span><text:span text:style-name="T5"> </text:span><text:span text:style-name="T8">תוכל</text:span><text:span text:style-name="T5"> </text:span><text:span text:style-name="T8">לאכול</text:span><text:span text:style-name="T5"> </text:span><text:span text:style-name="T8">טבל</text:span><text:span text:style-name="T5"> </text:span><text:span text:style-name="T8">בעוד</text:span><text:span text:style-name="T5"> </text:span><text:span text:style-name="T8">שהמעשר</text:span><text:span text:style-name="T5"> </text:span><text:span text:style-name="T8">בתוכו</text:span><text:span text:style-name="T5"> </text:span><text:span text:style-name="T8">שכתב</text:span><text:span text:style-name="T5"> </text:span><text:span text:style-name="T8">בו</text:span><text:span text:style-name="T5"> </text:span><text:span text:style-name="T8">'</text:span><text:span text:style-name="T11">בשעריך</text:span><text:span text:style-name="T8">'</text:span><text:span text:style-name="T2">)</text:span><text:span text:style-name="T1">!</text:span><text:span text:style-name="T8"> </text:span></text:p>
      <text:p text:style-name="P10"><text:span text:style-name="T1">אמר</text:span><text:span text:style-name="T4"> </text:span><text:span text:style-name="T1">רב</text:span><text:span text:style-name="T4"> </text:span><text:span text:style-name="T1">יוסף: כתנאי</text:span><text:span text:style-name="T4"> </text:span><text:span text:style-name="T8">[דמאי</text:span><text:span text:style-name="T5"> </text:span><text:span text:style-name="T8">פ"ד</text:span><text:span text:style-name="T5"> </text:span><text:span text:style-name="T8">מ"ג]</text:span><text:span text:style-name="T1">: 'רבי</text:span><text:span text:style-name="T4"> </text:span><text:span text:style-name="T1">אליעזר</text:span><text:span text:style-name="T4"> </text:span><text:span text:style-name="T1">אומר: אין</text:span><text:span text:style-name="T4"> </text:span><text:span text:style-name="T1">צריך</text:span><text:span text:style-name="T4"> </text:span><text:span text:style-name="T1">לקרות</text:span><text:span text:style-name="T4"> </text:span><text:span text:style-name="T1">את</text:span><text:span text:style-name="T4"> </text:span><text:span text:style-name="T1">השם</text:span><text:span text:style-name="T4"> </text:span><text:span text:style-name="T1">על</text:span><text:span text:style-name="T4"> </text:span><text:span text:style-name="T1">מעשר</text:span><text:span text:style-name="T4"> </text:span><text:span text:style-name="T1">עני</text:span><text:span text:style-name="T4"> </text:span><text:span text:style-name="T1">של</text:span><text:span text:style-name="T4"> </text:span><text:span text:style-name="T1">דמאי</text:span><text:span text:style-name="T4"> </text:span><text:span text:style-name="T2">(</text:span><text:span text:style-name="T8">[דאמרינן] (סוטה</text:span><text:span text:style-name="T5"> </text:span><text:span text:style-name="T8">דף</text:span><text:span text:style-name="T5"> </text:span><text:span text:style-name="T8">מח.) דיוחנן</text:span><text:span text:style-name="T5"> </text:span><text:span text:style-name="T8">כהן</text:span><text:span text:style-name="T5"> </text:span><text:span text:style-name="T8">גדול</text:span><text:span text:style-name="T5"> </text:span><text:span text:style-name="T8">שלח</text:span><text:span text:style-name="T5"> </text:span><text:span text:style-name="T8">בכל</text:span><text:span text:style-name="T5"> </text:span><text:span text:style-name="T8">גבול</text:span><text:span text:style-name="T5"> </text:span><text:span text:style-name="T8">ישראל</text:span><text:span text:style-name="T5"> </text:span><text:span text:style-name="T8">וראה</text:span><text:span text:style-name="T5"> </text:span><text:span text:style-name="T8">את</text:span><text:span text:style-name="T5"> </text:span><text:span text:style-name="T8">עמי</text:span><text:span text:style-name="T5"> </text:span><text:span text:style-name="T8">הארץ</text:span><text:span text:style-name="T5"> </text:span><text:span text:style-name="T8">חשודין</text:span><text:span text:style-name="T5"> </text:span><text:span text:style-name="T8">על</text:span><text:span text:style-name="T5"> </text:span><text:span text:style-name="T8">המעשרות</text:span><text:span text:style-name="T5"> </text:span><text:span text:style-name="T8">חוץ</text:span><text:span text:style-name="T5"> </text:span><text:span text:style-name="T8">מתרומה</text:span><text:span text:style-name="T5"> </text:span><text:span text:style-name="T8">גדולה; אמר</text:span><text:span text:style-name="T5"> </text:span><text:span text:style-name="T8">להן</text:span><text:span text:style-name="T5"> </text:span><text:span text:style-name="T8">לישראל: בניי! כשם</text:span><text:span text:style-name="T5"> </text:span><text:span text:style-name="T8">שהתרומה</text:span><text:span text:style-name="T5"> </text:span><text:span text:style-name="T8">במיתה</text:span><text:span text:style-name="T5"> </text:span><text:span text:style-name="T8">- כך</text:span><text:span text:style-name="T5"> </text:span><text:span text:style-name="T8">הטבל</text:span><text:span text:style-name="T5"> </text:span><text:span text:style-name="T8">במיתה; עמד</text:span><text:span text:style-name="T5"> </text:span><text:span text:style-name="T8">ותיקן: הלוקח</text:span><text:span text:style-name="T5"> </text:span><text:span text:style-name="T8">מעם</text:span><text:span text:style-name="T5"> </text:span><text:span text:style-name="T8">הארץ</text:span><text:span text:style-name="T5"> </text:span><text:span text:style-name="T8">יפריש</text:span><text:span text:style-name="T5"> </text:span><text:span text:style-name="T8">כל</text:span><text:span text:style-name="T5"> </text:span><text:span text:style-name="T8">המעשרות, ומעכבן</text:span><text:span text:style-name="T5"> </text:span><text:span text:style-name="T8">לעצמו, ואוכל</text:span><text:span text:style-name="T5"> </text:span><text:span text:style-name="T8">מעשר</text:span><text:span text:style-name="T5"> </text:span><text:span text:style-name="T8">ראשון</text:span><text:span text:style-name="T5"> </text:span><text:span text:style-name="T8">- שהרי</text:span><text:span text:style-name="T5"> </text:span><text:span text:style-name="T8">מותר</text:span><text:span text:style-name="T5"> </text:span><text:span text:style-name="T8">לזרים, ומעשר</text:span><text:span text:style-name="T5"> </text:span><text:span text:style-name="T8">שני</text:span><text:span text:style-name="T5"> </text:span><text:span text:style-name="T8">אוכלו</text:span><text:span text:style-name="T5"> </text:span><text:span text:style-name="T8">בירושלים; ואם</text:span><text:span text:style-name="T5"> </text:span><text:span text:style-name="T8">שנת</text:span><text:span text:style-name="T5"> </text:span><text:span text:style-name="T8">מעשר</text:span><text:span text:style-name="T5"> </text:span><text:span text:style-name="T8">עני</text:span><text:span text:style-name="T5"> </text:span><text:span text:style-name="T8">היא</text:span><text:span text:style-name="T5"> </text:span><text:span text:style-name="T8">- נחלקו</text:span><text:span text:style-name="T5"> </text:span><text:span text:style-name="T8">רבי</text:span><text:span text:style-name="T5"> </text:span><text:span text:style-name="T8">אליעזר</text:span><text:span text:style-name="T5"> </text:span><text:span text:style-name="T8">וחכמים, וקאמר</text:span><text:span text:style-name="T5"> </text:span><text:span text:style-name="T8">רבי</text:span><text:span text:style-name="T5"> </text:span><text:span text:style-name="T8">אליעזר</text:span><text:span text:style-name="T5"> </text:span><text:span text:style-name="T8">דלא</text:span><text:span text:style-name="T5"> </text:span><text:span text:style-name="T8">מיבעי</text:span><text:span text:style-name="T5"> </text:span><text:span text:style-name="T8">אפרושי</text:span><text:span text:style-name="T5"> </text:span><text:span text:style-name="T8">מספק, דלא</text:span><text:span text:style-name="T5"> </text:span><text:span text:style-name="T8">צריך, אלא</text:span><text:span text:style-name="T5"> </text:span><text:span text:style-name="T8">אפילו</text:span><text:span text:style-name="T5"> </text:span><text:span text:style-name="T8">לקרות</text:span><text:span text:style-name="T5"> </text:span><text:span text:style-name="T8">עליו</text:span><text:span text:style-name="T5"> </text:span><text:span text:style-name="T8">את</text:span><text:span text:style-name="T5"> </text:span><text:span text:style-name="T8">השם</text:span><text:span text:style-name="T5"> </text:span><text:span text:style-name="T8">ולומר</text:span><text:span text:style-name="T5"> </text:span><text:span text:style-name="T8">'מעשר</text:span><text:span text:style-name="T5"> </text:span><text:span text:style-name="T8">עני</text:span><text:span text:style-name="T5"> </text:span><text:span text:style-name="T8">של</text:span><text:span text:style-name="T5"> </text:span><text:span text:style-name="T8">כרי</text:span><text:span text:style-name="T5"> </text:span><text:span text:style-name="T8">זה</text:span><text:span text:style-name="T5"> </text:span><text:span text:style-name="T8">יהא</text:span><text:span text:style-name="T5"> </text:span><text:span text:style-name="T8">בצפונו</text:span><text:span text:style-name="T5"> </text:span><text:span text:style-name="T8">או</text:span><text:span text:style-name="T5"> </text:span><text:span text:style-name="T8">בדרומו' נמי</text:span><text:span text:style-name="T5"> </text:span><text:span text:style-name="T8">לא</text:span><text:span text:style-name="T5"> </text:span><text:span text:style-name="T8">צריך</text:span><text:span text:style-name="T2">)</text:span><text:span text:style-name="T1">, וחכמים</text:span><text:span text:style-name="T4"> </text:span><text:span text:style-name="T1">אומרים:</text:span></text:p>
      <text:p text:style-name="P11"/>
      <text:p text:style-name="P10"><text:span text:style-name="T1">(מכות</text:span><text:span text:style-name="T4"> </text:span><text:span text:style-name="T1">יז,א)</text:span></text:p>
      <text:p text:style-name="P10"><text:span text:style-name="T1">קורא</text:span><text:span text:style-name="T4"> </text:span><text:span text:style-name="T1">את</text:span><text:span text:style-name="T4"> </text:span><text:span text:style-name="T1">השם</text:span><text:span text:style-name="T4"> </text:span><text:span text:style-name="T1">ואינו</text:span><text:span text:style-name="T4"> </text:span><text:span text:style-name="T1">צריך</text:span><text:span text:style-name="T4"> </text:span><text:span text:style-name="T1">להפריש</text:span><text:span text:style-name="T4"> </text:span><text:span text:style-name="T2">(</text:span><text:span text:style-name="T8">דכיון</text:span><text:span text:style-name="T5"> </text:span><text:span text:style-name="T8">שקרא</text:span><text:span text:style-name="T5"> </text:span><text:span text:style-name="T8">עליו</text:span><text:span text:style-name="T5"> </text:span><text:span text:style-name="T8">שם</text:span><text:span text:style-name="T5"> </text:span><text:span text:style-name="T8">- יצא</text:span><text:span text:style-name="T5"> </text:span><text:span text:style-name="T8">הכרי</text:span><text:span text:style-name="T5"> </text:span><text:span text:style-name="T8">מתורת</text:span><text:span text:style-name="T5"> </text:span><text:span text:style-name="T8">'טבל'; ושאר</text:span><text:span text:style-name="T5"> </text:span><text:span text:style-name="T8">המעשרות</text:span><text:span text:style-name="T5"> </text:span><text:span text:style-name="T8">הוא</text:span><text:span text:style-name="T5"> </text:span><text:span text:style-name="T8">צריך</text:span><text:span text:style-name="T5"> </text:span><text:span text:style-name="T8">להפריש</text:span><text:span text:style-name="T5"> </text:span><text:span text:style-name="T8">על</text:span><text:span text:style-name="T5"> </text:span><text:span text:style-name="T8">כרחך: לפי</text:span><text:span text:style-name="T5"> </text:span><text:span text:style-name="T8">שצריך</text:span><text:span text:style-name="T5"> </text:span><text:span text:style-name="T8">להפריש</text:span><text:span text:style-name="T5"> </text:span><text:span text:style-name="T8">ממעשר</text:span><text:span text:style-name="T5"> </text:span><text:span text:style-name="T8">ראשון</text:span><text:span text:style-name="T5"> </text:span><text:span text:style-name="T8">תרומת</text:span><text:span text:style-name="T5"> </text:span><text:span text:style-name="T8">מעשר</text:span><text:span text:style-name="T5"> </text:span><text:span text:style-name="T8">וליתנה</text:span><text:span text:style-name="T5"> </text:span><text:span text:style-name="T8">לכהן, שהיא</text:span><text:span text:style-name="T5"> </text:span><text:span text:style-name="T8">במיתה</text:span><text:span text:style-name="T5"> </text:span><text:span text:style-name="T8">לזרים! ומעשר</text:span><text:span text:style-name="T5"> </text:span><text:span text:style-name="T8">שני</text:span><text:span text:style-name="T5"> </text:span><text:span text:style-name="T8">צריך</text:span><text:span text:style-name="T5"> </text:span><text:span text:style-name="T8">להעלותו</text:span><text:span text:style-name="T5"> </text:span><text:span text:style-name="T8">לירושלים</text:span><text:span text:style-name="T5"> </text:span><text:span text:style-name="T8">ולאכלו</text:span><text:span text:style-name="T2">)</text:span><text:span text:style-name="T1">'; מאי</text:span><text:span text:style-name="T4"> </text:span><text:span text:style-name="T1">לאו</text:span><text:span text:style-name="T4"> </text:span><text:span text:style-name="T1">בהא</text:span><text:span text:style-name="T4"> </text:span><text:span text:style-name="T1">קא</text:span><text:span text:style-name="T4"> </text:span><text:span text:style-name="T1">מיפלגי: דמר</text:span><text:span text:style-name="T4"> </text:span><text:span text:style-name="T1">סבר</text:span><text:span text:style-name="T4"> </text:span><text:span text:style-name="T1">ודאי</text:span><text:span text:style-name="T4"> </text:span><text:span text:style-name="T1">טובלו</text:span><text:span text:style-name="T4"> </text:span><text:span text:style-name="T2">(</text:span><text:span text:style-name="T8">רבנן</text:span><text:span text:style-name="T5"> </text:span><text:span text:style-name="T8">סברי</text:span><text:span text:style-name="T5"> </text:span><text:span text:style-name="T8">ודאי</text:span><text:span text:style-name="T5"> </text:span><text:span text:style-name="T8">טביל; לפיכך</text:span><text:span text:style-name="T5"> </text:span><text:span text:style-name="T8">ספיקו</text:span><text:span text:style-name="T5"> </text:span><text:span text:style-name="T8">צריך</text:span><text:span text:style-name="T5"> </text:span><text:span text:style-name="T8">להוציאו</text:span><text:span text:style-name="T5"> </text:span><text:span text:style-name="T8">מידי</text:span><text:span text:style-name="T5"> </text:span><text:span text:style-name="T8">ספק</text:span><text:span text:style-name="T5"> </text:span><text:span text:style-name="T8">טבל</text:span><text:span text:style-name="T2">)</text:span><text:span text:style-name="T1">, ומר</text:span><text:span text:style-name="T4"> </text:span><text:span text:style-name="T1">סבר</text:span><text:span text:style-name="T4"> </text:span><text:span text:style-name="T1">ודאי</text:span><text:span text:style-name="T4"> </text:span><text:span text:style-name="T1">אינו</text:span><text:span text:style-name="T4"> </text:span><text:span text:style-name="T1">טובלו?</text:span></text:p>
      <text:p text:style-name="P10"><text:span text:style-name="T1">אמר</text:span><text:span text:style-name="T4"> </text:span><text:span text:style-name="T1">ליה</text:span><text:span text:style-name="T4"> </text:span><text:span text:style-name="T1">אביי: אי</text:span><text:span text:style-name="T4"> </text:span><text:span text:style-name="T1">הכי, אדמיפלגי</text:span><text:span text:style-name="T4"> </text:span><text:span text:style-name="T1">בספיקו</text:span><text:span text:style-name="T4"> </text:span><text:span text:style-name="T1">- ליפלגו</text:span><text:span text:style-name="T4"> </text:span><text:span text:style-name="T1">בודאי!?</text:span></text:p>
      <text:p text:style-name="P10"><text:span text:style-name="T1">אלא</text:span><text:span text:style-name="T4"> </text:span><text:span text:style-name="T1">דכולי</text:span><text:span text:style-name="T4"> </text:span><text:span text:style-name="T1">עלמא</text:span><text:span text:style-name="T4"> </text:span><text:span text:style-name="T1">ודאי</text:span><text:span text:style-name="T4"> </text:span><text:span text:style-name="T1">טובלו, והכא</text:span><text:span text:style-name="T4"> </text:span><text:span text:style-name="T1">- בהא</text:span><text:span text:style-name="T4"> </text:span><text:span text:style-name="T1">קא</text:span><text:span text:style-name="T4"> </text:span><text:span text:style-name="T1">מיפלגי: מר</text:span><text:span text:style-name="T4"> </text:span><text:span text:style-name="T1">סבר</text:span><text:span text:style-name="T4"> </text:span><text:span text:style-name="T1">לא</text:span><text:span text:style-name="T4"> </text:span><text:span text:style-name="T1">נחשדו</text:span><text:span text:style-name="T4"> </text:span><text:span text:style-name="T1">עמי</text:span><text:span text:style-name="T4"> </text:span><text:span text:style-name="T1">הארץ</text:span><text:span text:style-name="T4"> </text:span><text:span text:style-name="T1">על</text:span><text:span text:style-name="T4"> </text:span><text:span text:style-name="T1">מעשר</text:span><text:span text:style-name="T4"> </text:span><text:span text:style-name="T1">עני</text:span><text:span text:style-name="T4"> </text:span><text:span text:style-name="T1">של</text:span><text:span text:style-name="T4"> </text:span><text:span text:style-name="T1">דמאי: כיון</text:span><text:span text:style-name="T4"> </text:span><text:span text:style-name="T1">דממונא</text:span><text:span text:style-name="T4"> </text:span><text:span text:style-name="T1">הוא</text:span><text:span text:style-name="T4"> </text:span><text:span text:style-name="T2">(</text:span><text:span text:style-name="T8">אין</text:span><text:span text:style-name="T5"> </text:span><text:span text:style-name="T8">בו</text:span><text:span text:style-name="T5"> </text:span><text:span text:style-name="T8">איסור</text:span><text:span text:style-name="T5"> </text:span><text:span text:style-name="T8">אכילה</text:span><text:span text:style-name="T5"> </text:span><text:span text:style-name="T8">אלא</text:span><text:span text:style-name="T5"> </text:span><text:span text:style-name="T8">גזל</text:span><text:span text:style-name="T5"> </text:span><text:span text:style-name="T8">עניים, ואיהו</text:span><text:span text:style-name="T5"> </text:span><text:span text:style-name="T8">לגזל</text:span><text:span text:style-name="T5"> </text:span><text:span text:style-name="T8">עניים</text:span><text:span text:style-name="T5"> </text:span><text:span text:style-name="T8">לא</text:span><text:span text:style-name="T5"> </text:span><text:span text:style-name="T8">חייש</text:span><text:span text:style-name="T2">)</text:span><text:span text:style-name="T1"> - אפרושי</text:span><text:span text:style-name="T4"> </text:span><text:span text:style-name="T1">מפריש</text:span><text:span text:style-name="T4"> </text:span><text:span text:style-name="T2">(</text:span><text:span text:style-name="T8">לאפקועי</text:span><text:span text:style-name="T5"> </text:span><text:span text:style-name="T8">טיבליה: נהי</text:span><text:span text:style-name="T5"> </text:span><text:span text:style-name="T8">דמעשר</text:span><text:span text:style-name="T5"> </text:span><text:span text:style-name="T8">ראשון</text:span><text:span text:style-name="T5"> </text:span><text:span text:style-name="T8">לא</text:span><text:span text:style-name="T5"> </text:span><text:span text:style-name="T8">מפריש, דסבר: אי</text:span><text:span text:style-name="T5"> </text:span><text:span text:style-name="T8">מפרישנא</text:span><text:span text:style-name="T5"> </text:span><text:span text:style-name="T8">ליה</text:span><text:span text:style-name="T5"> </text:span><text:span text:style-name="T8">בעינא</text:span><text:span text:style-name="T5"> </text:span><text:span text:style-name="T8">לאפרושי</text:span><text:span text:style-name="T5"> </text:span><text:span text:style-name="T8">תרומת</text:span><text:span text:style-name="T5"> </text:span><text:span text:style-name="T8">מעשר</text:span><text:span text:style-name="T5"> </text:span><text:span text:style-name="T8">מיניה, שהוא</text:span><text:span text:style-name="T5"> </text:span><text:span text:style-name="T8">במיתה, ונותנה</text:span><text:span text:style-name="T5"> </text:span><text:span text:style-name="T8">לכהן; ומעשר</text:span><text:span text:style-name="T5"> </text:span><text:span text:style-name="T8">שני</text:span><text:span text:style-name="T5"> </text:span><text:span text:style-name="T8">נמי: אי</text:span><text:span text:style-name="T5"> </text:span><text:span text:style-name="T8">מפרישנא</text:span><text:span text:style-name="T5"> </text:span><text:span text:style-name="T8">ליה</text:span><text:span text:style-name="T5"> </text:span><text:span text:style-name="T8">- בעינן</text:span><text:span text:style-name="T5"> </text:span><text:span text:style-name="T8">אסוקיה</text:span><text:span text:style-name="T5"> </text:span><text:span text:style-name="T8">ומיכליה</text:span><text:span text:style-name="T5"> </text:span><text:span text:style-name="T8">בירושלים</text:span><text:span text:style-name="T2">)</text:span><text:span text:style-name="T1">; ורבנן</text:span><text:span text:style-name="T4"> </text:span><text:span text:style-name="T1">סברי: כיון</text:span><text:span text:style-name="T4"> </text:span><text:span text:style-name="T1">דטריחא</text:span><text:span text:style-name="T4"> </text:span><text:span text:style-name="T1">ליה</text:span><text:span text:style-name="T4"> </text:span><text:span text:style-name="T1">מילתא</text:span><text:span text:style-name="T4"> </text:span><text:span text:style-name="T1">- לא</text:span><text:span text:style-name="T4"> </text:span><text:span text:style-name="T1">מפריש.</text:span><text:span text:style-name="T8"> </text:span></text:p>
      <text:p text:style-name="P24"><text:span text:style-name="T68">[</text:span><text:span text:style-name="T41">הגר"א</text:span><text:span text:style-name="T52"> </text:span><text:span text:style-name="T41">על</text:span><text:span text:style-name="T52"> </text:span><text:span text:style-name="T41">המשנה</text:span><text:span text:style-name="T52"> </text:span><text:span text:style-name="T41">מסביר</text:span><text:span text:style-name="T52"> </text:span><text:span text:style-name="T41">או</text:span><text:span text:style-name="T52"> </text:span><text:span text:style-name="T41">מוסיף</text:span><text:span text:style-name="T52"> </text:span><text:span text:style-name="T41">לגירסא</text:span><text:span text:style-name="T52"> </text:span><text:span text:style-name="T41">בדברי</text:span><text:span text:style-name="T52"> </text:span><text:span text:style-name="T41">רבי</text:span><text:span text:style-name="T52"> </text:span><text:span text:style-name="T41">אליעזר: 'שאני</text:span><text:span text:style-name="T52"> </text:span><text:span text:style-name="T41">אומר</text:span><text:span text:style-name="T52"> </text:span><text:span text:style-name="T41">מה</text:span><text:span text:style-name="T52"> </text:span><text:span text:style-name="T41">שעם</text:span><text:span text:style-name="T52"> </text:span><text:span text:style-name="T41">הארץ</text:span><text:span text:style-name="T52"> </text:span><text:span text:style-name="T41">יכול</text:span><text:span text:style-name="T52"> </text:span><text:span text:style-name="T41">לתקן</text:span><text:span text:style-name="T52"> </text:span><text:span text:style-name="T41">בלא</text:span><text:span text:style-name="T52"> </text:span><text:span text:style-name="T41">חסרונו</text:span><text:span text:style-name="T52"> – </text:span><text:span text:style-name="T41">מתקן.</text:span><text:span text:style-name="T68">] </text:span><text:span text:style-name="T67">[</text:span><text:span text:style-name="T44">ומכל</text:span><text:span text:style-name="T56"> </text:span><text:span text:style-name="T44">מקום, בטבל</text:span><text:span text:style-name="T56"> </text:span><text:span text:style-name="T44">שאינו</text:span><text:span text:style-name="T56"> </text:span><text:span text:style-name="T44">דמאי</text:span><text:span text:style-name="T56"> – </text:span><text:span text:style-name="T44">יש</text:span><text:span text:style-name="T56"> </text:span><text:span text:style-name="T44">איסור</text:span><text:span text:style-name="T56"> </text:span><text:span text:style-name="T44">לאכול</text:span><text:span text:style-name="T56"> </text:span><text:span text:style-name="T44">ללא</text:span><text:span text:style-name="T56"> </text:span><text:span text:style-name="T44">הפרשת</text:span><text:span text:style-name="T56"> </text:span><text:span text:style-name="T44">מעשר</text:span><text:span text:style-name="T56"> </text:span><text:span text:style-name="T44">עני, כדברי</text:span><text:span text:style-name="T56"> </text:span><text:span text:style-name="T44">רב.]</text:span></text:p>
      <text:p text:style-name="P11"/>
      <text:p text:style-name="P10"><text:span text:style-name="T1">כמה</text:span><text:span text:style-name="T4"> </text:span><text:span text:style-name="T1">יאכל</text:span><text:span text:style-name="T4"> </text:span><text:span text:style-name="T1">מן</text:span><text:span text:style-name="T4"> </text:span><text:span text:style-name="T1">הטבל</text:span><text:span text:style-name="T4"> </text:span><text:span text:style-name="T1">וכו' </text:span><text:span text:style-name="T2">[ויהא</text:span><text:span text:style-name="T5"> </text:span><text:span text:style-name="T2">חייב? רבי</text:span><text:span text:style-name="T5"> </text:span><text:span text:style-name="T2">שמעון</text:span><text:span text:style-name="T5"> </text:span><text:span text:style-name="T2">אומר: כל</text:span><text:span text:style-name="T5"> </text:span><text:span text:style-name="T2">שהוא; וחכמים</text:span><text:span text:style-name="T5"> </text:span><text:span text:style-name="T2">אומרים: כזית. אמר</text:span><text:span text:style-name="T5"> </text:span><text:span text:style-name="T2">להן</text:span><text:span text:style-name="T5"> </text:span><text:span text:style-name="T2">רבי</text:span><text:span text:style-name="T5"> </text:span><text:span text:style-name="T2">שמעון: אי</text:span><text:span text:style-name="T5"> </text:span><text:span text:style-name="T2">אתם</text:span><text:span text:style-name="T5"> </text:span><text:span text:style-name="T2">מודים</text:span><text:span text:style-name="T5"> </text:span><text:span text:style-name="T2">לי</text:span><text:span text:style-name="T5"> </text:span><text:span text:style-name="T2">באוכל</text:span><text:span text:style-name="T5"> </text:span><text:span text:style-name="T2">נמלה</text:span><text:span text:style-name="T5"> </text:span><text:span text:style-name="T2">כל</text:span><text:span text:style-name="T5"> </text:span><text:span text:style-name="T2">שהוא</text:span><text:span text:style-name="T5"> </text:span><text:span text:style-name="T2">שהוא</text:span><text:span text:style-name="T5"> </text:span><text:span text:style-name="T2">חייב? אמרו</text:span><text:span text:style-name="T5"> </text:span><text:span text:style-name="T2">לו: מפני</text:span><text:span text:style-name="T5"> </text:span><text:span text:style-name="T2">שהיא</text:span><text:span text:style-name="T5"> </text:span><text:span text:style-name="T2">כברייתה. אמר</text:span><text:span text:style-name="T5"> </text:span><text:span text:style-name="T2">להן: אף</text:span><text:span text:style-name="T5"> </text:span><text:span text:style-name="T2">חטה</text:span><text:span text:style-name="T5"> </text:span><text:span text:style-name="T2">אחת</text:span><text:span text:style-name="T5"> </text:span><text:span text:style-name="T2">כברייתה]</text:span><text:span text:style-name="T1">: <text:s/></text:span></text:p>
      <text:p text:style-name="P10"><text:span text:style-name="T1">אמר</text:span><text:span text:style-name="T4"> </text:span><text:span text:style-name="T1">רב</text:span><text:span text:style-name="T4"> </text:span><text:span text:style-name="T1">ביבי: אמר</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לקיש: מחלוקת</text:span><text:span text:style-name="T4"> </text:span><text:span text:style-name="T1">בחטה</text:span><text:span text:style-name="T4"> </text:span><text:span text:style-name="T2">(</text:span><text:span text:style-name="T8">שהיא</text:span><text:span text:style-name="T5"> </text:span><text:span text:style-name="T8">כברייתה</text:span><text:span text:style-name="T2">)</text:span><text:span text:style-name="T1">, אבל</text:span><text:span text:style-name="T4"> </text:span><text:span text:style-name="T1">בקמח</text:span><text:span text:style-name="T4"> </text:span><text:span text:style-name="T1">דברי</text:span><text:span text:style-name="T4"> </text:span><text:span text:style-name="T1">הכל</text:span><text:span text:style-name="T4"> </text:span><text:span text:style-name="T1">כזית;</text:span></text:p>
      <text:p text:style-name="P10"><text:soft-page-break/><text:span text:style-name="T1">ורבי</text:span><text:span text:style-name="T4"> </text:span><text:span text:style-name="T1">ירמיה</text:span><text:span text:style-name="T4"> </text:span><text:span text:style-name="T1">אמר</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לקיש: כמחלוקת</text:span><text:span text:style-name="T4"> </text:span><text:span text:style-name="T1">בזו</text:span><text:span text:style-name="T4"> </text:span><text:span text:style-name="T1">- כך</text:span><text:span text:style-name="T4"> </text:span><text:span text:style-name="T1">מחלוקת</text:span><text:span text:style-name="T4"> </text:span><text:span text:style-name="T1">בזו</text:span><text:span text:style-name="T4"> </text:span><text:span text:style-name="T2">(</text:span><text:span text:style-name="T8">דקסבר</text:span><text:span text:style-name="T5"> </text:span><text:span text:style-name="T8">רבי</text:span><text:span text:style-name="T5"> </text:span><text:span text:style-name="T8">שמעון</text:span><text:span text:style-name="T5"> </text:span><text:span text:style-name="T8">בכל</text:span><text:span text:style-name="T5"> </text:span><text:span text:style-name="T8">האיסורין: 'כל</text:span><text:span text:style-name="T5"> </text:span><text:span text:style-name="T8">שהוא</text:span><text:span text:style-name="T5"> </text:span><text:span text:style-name="T8">למכות', ולא</text:span><text:span text:style-name="T5"> </text:span><text:span text:style-name="T8">אמרו</text:span><text:span text:style-name="T5"> </text:span><text:span text:style-name="T8">כזית</text:span><text:span text:style-name="T5"> </text:span><text:span text:style-name="T8">אלא</text:span><text:span text:style-name="T5"> </text:span><text:span text:style-name="T8">לענין</text:span><text:span text:style-name="T5"> </text:span><text:span text:style-name="T8">קרבן</text:span><text:span text:style-name="T5"> </text:span><text:span text:style-name="T8">על</text:span><text:span text:style-name="T5"> </text:span><text:span text:style-name="T8">שגגת</text:span><text:span text:style-name="T5"> </text:span><text:span text:style-name="T8">כרת, והלכה</text:span><text:span text:style-name="T5"> </text:span><text:span text:style-name="T8">למשה</text:span><text:span text:style-name="T5"> </text:span><text:span text:style-name="T8">מסיני</text:span><text:span text:style-name="T5"> </text:span><text:span text:style-name="T8">היא</text:span><text:span text:style-name="T2">)</text:span><text:span text:style-name="T1">.</text:span></text:p>
      <text:p text:style-name="P10"><text:span text:style-name="T1">תנן: 'אמר</text:span><text:span text:style-name="T4"> </text:span><text:span text:style-name="T1">להם</text:span><text:span text:style-name="T4"> </text:span><text:span text:style-name="T1">רבי</text:span><text:span text:style-name="T4"> </text:span><text:span text:style-name="T1">שמעון: אי</text:span><text:span text:style-name="T4"> </text:span><text:span text:style-name="T1">אתם</text:span><text:span text:style-name="T4"> </text:span><text:span text:style-name="T1">מודים</text:span><text:span text:style-name="T4"> </text:span><text:span text:style-name="T1">לי</text:span><text:span text:style-name="T4"> </text:span><text:span text:style-name="T1">באוכל</text:span><text:span text:style-name="T4"> </text:span><text:span text:style-name="T1">נמלה</text:span><text:span text:style-name="T4"> </text:span><text:span text:style-name="T1">כל</text:span><text:span text:style-name="T4"> </text:span><text:span text:style-name="T1">שהוא</text:span><text:span text:style-name="T4"> </text:span><text:span text:style-name="T1">שהוא</text:span><text:span text:style-name="T4"> </text:span><text:span text:style-name="T1">חייב? אמרו</text:span><text:span text:style-name="T4"> </text:span><text:span text:style-name="T1">לו: מפני</text:span><text:span text:style-name="T4"> </text:span><text:span text:style-name="T1">שהיא</text:span><text:span text:style-name="T4"> </text:span><text:span text:style-name="T1">כברייתה. אמר</text:span><text:span text:style-name="T4"> </text:span><text:span text:style-name="T1">להן: אף</text:span><text:span text:style-name="T4"> </text:span><text:span text:style-name="T1">חטה</text:span><text:span text:style-name="T4"> </text:span><text:span text:style-name="T1">אחת</text:span><text:span text:style-name="T4"> </text:span><text:span text:style-name="T1">כברייתה': חטה</text:span><text:span text:style-name="T4"> – </text:span><text:span text:style-name="T1">אִין, קמח</text:span><text:span text:style-name="T4"> </text:span><text:span text:style-name="T1">לא!</text:span></text:p>
      <text:p text:style-name="P10"><text:span text:style-name="T1">לדבריהם</text:span><text:span text:style-name="T4"> </text:span><text:span text:style-name="T1">קאמר</text:span><text:span text:style-name="T4"> </text:span><text:span text:style-name="T1">להו: לדידי</text:span><text:span text:style-name="T4"> </text:span><text:span text:style-name="T1">- אפילו</text:span><text:span text:style-name="T4"> </text:span><text:span text:style-name="T1">קמח</text:span><text:span text:style-name="T4"> </text:span><text:span text:style-name="T1">נמי, אלא</text:span><text:span text:style-name="T4"> </text:span><text:span text:style-name="T1">לדידכו</text:span><text:span text:style-name="T4"> </text:span><text:span text:style-name="T1">אודו</text:span><text:span text:style-name="T4"> </text:span><text:span text:style-name="T1">לי</text:span><text:span text:style-name="T4"> </text:span><text:span text:style-name="T1">מיהת</text:span><text:span text:style-name="T4"> </text:span><text:span text:style-name="T1">דחטה</text:span><text:span text:style-name="T4"> </text:span><text:span text:style-name="T1">אחת</text:span><text:span text:style-name="T4"> </text:span><text:span text:style-name="T1">כברייתה!?</text:span></text:p>
      <text:p text:style-name="P11">ורבנן?</text:p>
      <text:p text:style-name="P10"><text:span text:style-name="T1">בריית</text:span><text:span text:style-name="T4"> </text:span><text:span text:style-name="T1">נשמה</text:span><text:span text:style-name="T4"> </text:span><text:span text:style-name="T1">חשובה, חטה</text:span><text:span text:style-name="T4"> </text:span><text:span text:style-name="T1">לא</text:span><text:span text:style-name="T4"> </text:span><text:span text:style-name="T1">חשובה.</text:span></text:p>
      <text:p text:style-name="P10"><text:span text:style-name="T1">תניא</text:span><text:span text:style-name="T4"> </text:span><text:span text:style-name="T1">כותיה</text:span><text:span text:style-name="T4"> </text:span><text:span text:style-name="T1">דרבי</text:span><text:span text:style-name="T4"> </text:span><text:span text:style-name="T1">ירמיה: רבי</text:span><text:span text:style-name="T4"> </text:span><text:span text:style-name="T1">שמעון</text:span><text:span text:style-name="T4"> </text:span><text:span text:style-name="T1">אומר: כל</text:span><text:span text:style-name="T4"> </text:span><text:span text:style-name="T1">שהוא</text:span><text:span text:style-name="T4"> </text:span><text:span text:style-name="T1">למכות; לא</text:span><text:span text:style-name="T4"> </text:span><text:span text:style-name="T1">אמרו</text:span><text:span text:style-name="T4"> </text:span><text:span text:style-name="T1">'כזית' אלא</text:span><text:span text:style-name="T4"> </text:span><text:span text:style-name="T1">לענין</text:span><text:span text:style-name="T4"> </text:span><text:span text:style-name="T1">קרבן.</text:span></text:p>
      <text:p text:style-name="P20">[לקרבן<text:span text:style-name="T62"> – </text:span>בשוגג<text:span text:style-name="T62"> – </text:span>אינו<text:span text:style-name="T62"> </text:span>חייב<text:span text:style-name="T62"> </text:span>קרבן<text:span text:style-name="T62"> </text:span>עד<text:span text:style-name="T62"> </text:span>שנהנה<text:span text:style-name="T62"> </text:span>באכילה<text:span text:style-name="T62"> </text:span>חשובה; במזיד<text:span text:style-name="T62"> – </text:span>שמורד<text:span text:style-name="T62"> </text:span>במצוות<text:span text:style-name="T62"> </text:span>ה' – לוקה<text:span text:style-name="T62"> </text:span>בכלשהוא.]</text:p>
      <text:p text:style-name="P15"><text:span text:style-name="T7">[תוספות</text:span><text:span text:style-name="T4"> </text:span><text:span text:style-name="T7">ד"ה</text:span><text:span text:style-name="T4"> </text:span><text:span text:style-name="T7">ורבנן</text:span><text:span text:style-name="T4"> </text:span><text:span text:style-name="T7">בריית</text:span><text:span text:style-name="T4"> </text:span><text:span text:style-name="T7">נשמה</text:span><text:span text:style-name="T4"> </text:span><text:span text:style-name="T7">חשובה</text:span><text:span text:style-name="T4"> </text:span><text:span text:style-name="T7">חטה</text:span><text:span text:style-name="T4"> </text:span><text:span text:style-name="T7">לא</text:span><text:span text:style-name="T4"> </text:span><text:span text:style-name="T7">חשובה. תימה</text:span><text:span text:style-name="T4"> </text:span><text:span text:style-name="T7">דבפרק</text:span><text:span text:style-name="T4"> </text:span><text:span text:style-name="T7">'גיד</text:span><text:span text:style-name="T4"> <text:s/></text:span><text:span text:style-name="T7">הנשה' {חולין</text:span><text:span text:style-name="T4"> </text:span><text:span text:style-name="T7">דף</text:span><text:span text:style-name="T4"> </text:span><text:span text:style-name="T7">צו. וצט</text:span><text:span text:style-name="T4"> </text:span><text:span text:style-name="T7">ב</text:span><text:span text:style-name="T4"> </text:span><text:span text:style-name="T7">ושם} אמרינן</text:span><text:span text:style-name="T4"> </text:span><text:span text:style-name="T7">'שאני</text:span><text:span text:style-name="T4"> </text:span><text:span text:style-name="T7">גיד, דבריה</text:span><text:span text:style-name="T4"> </text:span><text:span text:style-name="T7">הוא</text:span><text:span text:style-name="T4"> </text:span><text:span text:style-name="T7">ולא</text:span><text:span text:style-name="T4"> </text:span><text:span text:style-name="T7">בטיל, ואע"ג</text:span><text:span text:style-name="T4"> </text:span><text:span text:style-name="T7">דלית</text:span><text:span text:style-name="T4"> </text:span><text:span text:style-name="T7">ביה</text:span><text:span text:style-name="T4"> </text:span><text:span text:style-name="T7">נשמה'!</text:span></text:p>
      <text:p text:style-name="P15"><text:span text:style-name="T7">ויש</text:span><text:span text:style-name="T4"> </text:span><text:span text:style-name="T7">לומר</text:span><text:span text:style-name="T4"> </text:span><text:span text:style-name="T7">דהכי</text:span><text:span text:style-name="T4"> </text:span><text:span text:style-name="T7">קאמר: שאני</text:span><text:span text:style-name="T4"> </text:span><text:span text:style-name="T7">גיד</text:span><text:span text:style-name="T4"> </text:span><text:span text:style-name="T7">דבריה</text:span><text:span text:style-name="T4"> </text:span><text:span text:style-name="T7">הוא, וכיון</text:span><text:span text:style-name="T4"> </text:span><text:span text:style-name="T7">דאתיא</text:span><text:span text:style-name="T4"> </text:span><text:span text:style-name="T7">מבריית</text:span><text:span text:style-name="T4"> </text:span><text:span text:style-name="T7">נשמה</text:span><text:span text:style-name="T4"> </text:span><text:span text:style-name="T7">שפיר</text:span><text:span text:style-name="T4"> </text:span><text:span text:style-name="T7">הויא</text:span><text:span text:style-name="T4"> </text:span><text:span text:style-name="T7">'בריה'.</text:span></text:p>
      <text:p text:style-name="P15"><text:span text:style-name="T7">ולא</text:span><text:span text:style-name="T4"> </text:span><text:span text:style-name="T7">נראה! דהא</text:span><text:span text:style-name="T4"> </text:span><text:span text:style-name="T7">נבלה</text:span><text:span text:style-name="T4"> </text:span><text:span text:style-name="T7">דקא</text:span><text:span text:style-name="T4"> </text:span><text:span text:style-name="T7">אתי</text:span><text:span text:style-name="T4"> </text:span><text:span text:style-name="T7">מבריית</text:span><text:span text:style-name="T4"> </text:span><text:span text:style-name="T7">נשמה</text:span><text:span text:style-name="T4"> </text:span><text:span text:style-name="T7">- ואף</text:span><text:span text:style-name="T4"> </text:span><text:span text:style-name="T7">על</text:span><text:span text:style-name="T4"> </text:span><text:span text:style-name="T7">פי</text:span><text:span text:style-name="T4"> </text:span><text:span text:style-name="T7">כן</text:span><text:span text:style-name="T4"> </text:span><text:span text:style-name="T7">לא</text:span><text:span text:style-name="T4"> </text:span><text:span text:style-name="T7">הויא</text:span><text:span text:style-name="T4"> </text:span><text:span text:style-name="T7">'בריה'!</text:span></text:p>
      <text:p text:style-name="P15"><text:span text:style-name="T7">אלא</text:span><text:span text:style-name="T4"> </text:span><text:span text:style-name="T7">על</text:span><text:span text:style-name="T4"> </text:span><text:span text:style-name="T7">כרחך</text:span><text:span text:style-name="T4"> </text:span><text:span text:style-name="T7">הטעם</text:span><text:span text:style-name="T4"> </text:span><text:span text:style-name="T7">תלוי</text:span><text:span text:style-name="T4"> </text:span><text:span text:style-name="T7">דכל</text:span><text:span text:style-name="T4"> </text:span><text:span text:style-name="T7">שאובד</text:span><text:span text:style-name="T4"> </text:span><text:span text:style-name="T7">שמו</text:span><text:span text:style-name="T4"> </text:span><text:span text:style-name="T7">כשנחתך</text:span><text:span text:style-name="T4"> </text:span><text:span text:style-name="T7">הוי</text:span><text:span text:style-name="T4"> </text:span><text:span text:style-name="T7">'בריה' וניחא</text:span><text:span text:style-name="T4"> </text:span><text:span text:style-name="T7">מנבילה</text:span><text:span text:style-name="T4"> </text:span><text:span text:style-name="T7">שאינו</text:span><text:span text:style-name="T4"> </text:span><text:span text:style-name="T7">אובדת</text:span><text:span text:style-name="T4"> </text:span><text:span text:style-name="T7">שמה: שלפעמים</text:span><text:span text:style-name="T4"> </text:span><text:span text:style-name="T7">אף</text:span><text:span text:style-name="T4"> </text:span><text:span text:style-name="T7">כשנחתכה</text:span><text:span text:style-name="T4"> </text:span><text:span text:style-name="T7">קורין</text:span><text:span text:style-name="T4"> </text:span><text:span text:style-name="T7">אותה</text:span><text:span text:style-name="T4"> </text:span><text:span text:style-name="T7">'נבילה,; ולכך</text:span><text:span text:style-name="T4"> </text:span><text:span text:style-name="T7">לא</text:span><text:span text:style-name="T4"> </text:span><text:span text:style-name="T7">הוי</text:span><text:span text:style-name="T4"> </text:span><text:span text:style-name="T7">בריה; אבל</text:span><text:span text:style-name="T4"> </text:span><text:span text:style-name="T7">גיד</text:span><text:span text:style-name="T4"> </text:span><text:span text:style-name="T7">- אובד</text:span><text:span text:style-name="T4"> </text:span><text:span text:style-name="T7">שמו</text:span><text:span text:style-name="T4"> </text:span><text:span text:style-name="T7">על</text:span><text:span text:style-name="T4"> </text:span><text:span text:style-name="T7">ידי</text:span><text:span text:style-name="T4"> </text:span><text:span text:style-name="T7">שנחתך;</text:span></text:p>
      <text:p text:style-name="P10"><text:span text:style-name="T8">אבל</text:span><text:span text:style-name="T5"> </text:span><text:span text:style-name="T8">קצת</text:span><text:span text:style-name="T5"> </text:span><text:span text:style-name="T8">קשה</text:span><text:span text:style-name="T5"> </text:span><text:span text:style-name="T8">לי</text:span><text:span text:style-name="T5"> </text:span><text:span text:style-name="T8">מאי</text:span><text:span text:style-name="T5"> </text:span><text:span text:style-name="T8">קאמר</text:span><text:span text:style-name="T5"> </text:span><text:span text:style-name="T8">הכא</text:span><text:span text:style-name="T5"> </text:span><text:span text:style-name="T8">בריית</text:span><text:span text:style-name="T5"> </text:span><text:span text:style-name="T8">'נשמה</text:span><text:span text:style-name="T5"> </text:span><text:span text:style-name="T8">חשיבא</text:span><text:span text:style-name="T5"> </text:span><text:span text:style-name="T8">ליה': לימא</text:span><text:span text:style-name="T5"> </text:span><text:span text:style-name="T8">דלדבריו</text:span><text:span text:style-name="T5"> </text:span><text:span text:style-name="T8">דרבי</text:span><text:span text:style-name="T5"> </text:span><text:span text:style-name="T8">שמעון</text:span><text:span text:style-name="T5"> </text:span><text:span text:style-name="T8">אמרי, לדידן</text:span><text:span text:style-name="T5"> </text:span><text:span text:style-name="T8">אפילו</text:span><text:span text:style-name="T5"> </text:span><text:span text:style-name="T8">נמי</text:span><text:span text:style-name="T5"> </text:span><text:span text:style-name="T8">אית</text:span><text:span text:style-name="T5"> </text:span><text:span text:style-name="T8">ביה</text:span><text:span text:style-name="T5"> </text:span><text:span text:style-name="T8">נשמה</text:span><text:span text:style-name="T5"> </text:span><text:span text:style-name="T8">לא</text:span><text:span text:style-name="T5"> </text:span><text:span text:style-name="T8">הוי</text:span><text:span text:style-name="T5"> </text:span><text:span text:style-name="T8">בריה, אלא</text:span><text:span text:style-name="T5"> </text:span><text:span text:style-name="T8">לדידך, דבריה</text:span><text:span text:style-name="T5"> </text:span><text:span text:style-name="T8">הוא</text:span><text:span text:style-name="T5"> </text:span><text:span text:style-name="T8">- אודי</text:span><text:span text:style-name="T5"> </text:span><text:span text:style-name="T8">לי</text:span><text:span text:style-name="T5"> </text:span><text:span text:style-name="T8">מיהא</text:span><text:span text:style-name="T5"> </text:span><text:span text:style-name="T8">דכיון</text:span><text:span text:style-name="T5"> </text:span><text:span text:style-name="T8">דליכא</text:span><text:span text:style-name="T5"> </text:span><text:span text:style-name="T8">נשמה</text:span><text:span text:style-name="T5"> </text:span><text:span text:style-name="T8">דבטלה]</text:span><text:span text:style-name="T1"> </text:span></text:p>
      <text:p text:style-name="P11"/>
      <text:p text:style-name="P11"/>
      <text:p text:style-name="P11">משנה:</text:p>
      <text:p text:style-name="P10"><text:span text:style-name="T1">האוכל</text:span><text:span text:style-name="T4"> </text:span></text:p>
      <text:p text:style-name="P10"><text:span text:style-name="T1">בכורים</text:span><text:span text:style-name="T4"> </text:span><text:span text:style-name="T1">עד</text:span><text:span text:style-name="T4"> </text:span><text:span text:style-name="T1">שלא</text:span><text:span text:style-name="T4"> </text:span><text:span text:style-name="T1">קרא</text:span><text:span text:style-name="T4"> </text:span><text:span text:style-name="T1">עליהם</text:span><text:span text:style-name="T4"> </text:span><text:span text:style-name="T2">(</text:span><text:span text:style-name="T8">'</text:span><text:span text:style-name="T11">ארמי</text:span><text:span text:style-name="T5"> </text:span><text:span text:style-name="T11">אובד</text:span><text:span text:style-name="T5"> </text:span><text:span text:style-name="T9">וגו'</text:span><text:span text:style-name="T8"> </text:span><text:span text:style-name="T9">[דברים</text:span><text:span text:style-name="T6"> </text:span><text:span text:style-name="T9">כו,ה-י]</text:span><text:span text:style-name="T8">; ובגמרא</text:span><text:span text:style-name="T5"> </text:span><text:span text:style-name="T8">יליף</text:span><text:span text:style-name="T5"> </text:span><text:span text:style-name="T8">היכן</text:span><text:span text:style-name="T5"> </text:span><text:span text:style-name="T8">הוזהר</text:span><text:span text:style-name="T2">)</text:span><text:span text:style-name="T1">;</text:span></text:p>
      <text:p text:style-name="P10"><text:span text:style-name="T2">(</text:span><text:span text:style-name="T8">או</text:span><text:span text:style-name="T5"> </text:span><text:span text:style-name="T8">שאכל</text:span><text:span text:style-name="T2">)</text:span><text:span text:style-name="T1"> קדשי</text:span><text:span text:style-name="T4"> </text:span><text:span text:style-name="T1">קדשים</text:span><text:span text:style-name="T4"> </text:span><text:span text:style-name="T2">(</text:span><text:span text:style-name="T8">בזמן</text:span><text:span text:style-name="T5"> </text:span><text:span text:style-name="T8">משכן</text:span><text:span text:style-name="T2">)</text:span><text:span text:style-name="T1"> חוץ</text:span><text:span text:style-name="T4"> </text:span><text:span text:style-name="T1">לקלעים</text:span><text:span text:style-name="T4"> </text:span><text:span text:style-name="T2">(</text:span><text:span text:style-name="T8">ובגמרא</text:span><text:span text:style-name="T5"> </text:span><text:span text:style-name="T8">מפרש</text:span><text:span text:style-name="T5"> </text:span><text:span text:style-name="T8">היכן</text:span><text:span text:style-name="T5"> </text:span><text:span text:style-name="T8">מוזהר</text:span><text:span text:style-name="T2">)</text:span><text:span text:style-name="T1">;</text:span></text:p>
      <text:p text:style-name="P10"><text:span text:style-name="T1">קדשים</text:span><text:span text:style-name="T4"> </text:span><text:span text:style-name="T1">קלים</text:span><text:span text:style-name="T4"> </text:span><text:span text:style-name="T1">ומעשר</text:span><text:span text:style-name="T4"> </text:span><text:span text:style-name="T1">שני</text:span><text:span text:style-name="T4"> </text:span><text:span text:style-name="T1">חוץ</text:span><text:span text:style-name="T4"> </text:span><text:span text:style-name="T1">לחומה</text:span><text:span text:style-name="T4"> </text:span><text:span text:style-name="T2">(</text:span><text:span text:style-name="T8">קדשים</text:span><text:span text:style-name="T5"> </text:span><text:span text:style-name="T8">קלים</text:span><text:span text:style-name="T5"> </text:span><text:span text:style-name="T8">חוץ</text:span><text:span text:style-name="T5"> </text:span><text:span text:style-name="T8">לחומה</text:span><text:span text:style-name="T5"> </text:span><text:span text:style-name="T8">אזהרתיה</text:span><text:span text:style-name="T5"> </text:span><text:span text:style-name="T8">מ'</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9">וגו'</text:span><text:span text:style-name="T8"> [דברים</text:span><text:span text:style-name="T5"> </text:span><text:span text:style-name="T8">יב,יז] , וכן</text:span><text:span text:style-name="T5"> </text:span><text:span text:style-name="T8">מעשר</text:span><text:span text:style-name="T5"> </text:span><text:span text:style-name="T8">שני; ובגמרא</text:span><text:span text:style-name="T5"> </text:span><text:span text:style-name="T8">פריך: מעשר</text:span><text:span text:style-name="T5"> </text:span><text:span text:style-name="T8">שני</text:span><text:span text:style-name="T5"> </text:span><text:span text:style-name="T8">תנא</text:span><text:span text:style-name="T5"> </text:span><text:span text:style-name="T8">ליה</text:span><text:span text:style-name="T5"> </text:span><text:span text:style-name="T8">לעיל: 'מעשר</text:span><text:span text:style-name="T5"> </text:span><text:span text:style-name="T8">שני</text:span><text:span text:style-name="T5"> </text:span><text:span text:style-name="T8">והקדש</text:span><text:span text:style-name="T5"> </text:span><text:span text:style-name="T8">שלא</text:span><text:span text:style-name="T5"> </text:span><text:span text:style-name="T8">נפדו', והיינו</text:span><text:span text:style-name="T5"> </text:span><text:span text:style-name="T8">שאכלו</text:span><text:span text:style-name="T5"> </text:span><text:span text:style-name="T8">חוץ</text:span><text:span text:style-name="T5"> </text:span><text:span text:style-name="T8">לחומה</text:span><text:span text:style-name="T5"> </text:span><text:span text:style-name="T8">בלא</text:span><text:span text:style-name="T5"> </text:span><text:span text:style-name="T8">פדיון</text:span><text:span text:style-name="T2">)</text:span><text:span text:style-name="T1">;</text:span></text:p>
      <text:p text:style-name="P10"><text:span text:style-name="T1">השובר</text:span><text:span text:style-name="T4"> </text:span><text:span text:style-name="T1">את</text:span><text:span text:style-name="T4"> </text:span><text:span text:style-name="T1">העצם</text:span><text:span text:style-name="T4"> </text:span><text:span text:style-name="T1">בַּפֶּסח</text:span><text:span text:style-name="T4"> </text:span><text:span text:style-name="T1">הטהור</text:span><text:span text:style-name="T4"> </text:span><text:span text:style-name="T1">הרי</text:span><text:span text:style-name="T4"> </text:span><text:span text:style-name="T1">זה</text:span><text:span text:style-name="T4"> </text:span><text:span text:style-name="T1">לוקה</text:span><text:span text:style-name="T4"> </text:span><text:span text:style-name="T1">ארבעים, אבל</text:span><text:span text:style-name="T4"> </text:span><text:span text:style-name="T1">המותיר</text:span><text:span text:style-name="T4"> </text:span><text:span text:style-name="T1">בטהור</text:span><text:span text:style-name="T4"> </text:span><text:span text:style-name="T1">והשובר</text:span><text:span text:style-name="T4"> </text:span><text:span text:style-name="T1">בטמא</text:span><text:span text:style-name="T4"> </text:span><text:span text:style-name="T41">[בקרבן</text:span><text:span text:style-name="T52"> </text:span><text:span text:style-name="T41">פסח</text:span><text:span text:style-name="T52"> </text:span><text:span text:style-name="T41">הבא</text:span><text:span text:style-name="T52"> </text:span><text:span text:style-name="T41">בטומאה]</text:span><text:span text:style-name="T1"> - אינו</text:span><text:span text:style-name="T4"> </text:span><text:span text:style-name="T1">לוקה</text:span><text:span text:style-name="T4"> </text:span><text:span text:style-name="T1">ארבעים</text:span><text:span text:style-name="T4"> </text:span><text:span text:style-name="T2">(</text:span><text:span text:style-name="T8">המותיר</text:span><text:span text:style-name="T5"> </text:span><text:span text:style-name="T8">בטהור</text:span><text:span text:style-name="T5"> </text:span><text:span text:style-name="T8">אינו</text:span><text:span text:style-name="T5"> </text:span><text:span text:style-name="T8">לוקה</text:span><text:span text:style-name="T5"> </text:span><text:span text:style-name="T8">כדאמר</text:span><text:span text:style-name="T5"> </text:span><text:span text:style-name="T8">לעיל: 'בא</text:span><text:span text:style-name="T5"> </text:span><text:span text:style-name="T8">הכתוב</text:span><text:span text:style-name="T5"> </text:span><text:span text:style-name="T8">ליתן</text:span><text:span text:style-name="T5"> </text:span><text:span text:style-name="T8">עשה</text:span><text:span text:style-name="T5"> </text:span><text:span text:style-name="T8">אחר</text:span><text:span text:style-name="T5"> </text:span><text:span text:style-name="T8">לא</text:span><text:span text:style-name="T5"> </text:span><text:span text:style-name="T8">תעשה</text:span><text:span text:style-name="T5"> </text:span><text:span text:style-name="T8">כו'; השובר</text:span><text:span text:style-name="T5"> </text:span><text:span text:style-name="T8">עצם</text:span><text:span text:style-name="T5"> </text:span><text:span text:style-name="T8">בטמא</text:span><text:span text:style-name="T5"> </text:span><text:span text:style-name="T8">- כדאמרינן</text:span><text:span text:style-name="T5"> </text:span><text:span text:style-name="T8">בפסחים</text:span><text:span text:style-name="T5"> </text:span><text:span text:style-name="T8">(דף</text:span><text:span text:style-name="T5"> </text:span><text:span text:style-name="T8">פג.): '</text:span><text:span text:style-name="T11">ועצם</text:span><text:span text:style-name="T5"> </text:span><text:span text:style-name="T11">לא</text:span><text:span text:style-name="T5"> </text:span><text:span text:style-name="T11">תשברו</text:span><text:span text:style-name="T5"> </text:span><text:span text:style-name="T11">בו</text:span><text:span text:style-name="T5"> </text:span><text:span text:style-name="T8">- [שמות</text:span><text:span text:style-name="T5"> </text:span><text:span text:style-name="T8">יב,מו] בכשר</text:span><text:span text:style-name="T5"> </text:span><text:span text:style-name="T8">ולא</text:span><text:span text:style-name="T5"> </text:span><text:span text:style-name="T8">בפסול'</text:span><text:span text:style-name="T2">)</text:span><text:span text:style-name="T1">;</text:span></text:p>
      <text:p text:style-name="P10"><text:span text:style-name="T1">הנוטל</text:span><text:span text:style-name="T4"> </text:span><text:span text:style-name="T1">אם</text:span><text:span text:style-name="T4"> </text:span><text:span text:style-name="T1">על</text:span><text:span text:style-name="T4"> </text:span><text:span text:style-name="T1">הבנים</text:span><text:span text:style-name="T4"> </text:span><text:span text:style-name="T2">[</text:span><text:span text:style-name="T9">[דברים</text:span><text:span text:style-name="T6"> </text:span><text:span text:style-name="T9">כב,ז] </text:span><text:span text:style-name="T11">שַׁלֵּחַ</text:span><text:span text:style-name="T5"> </text:span><text:span text:style-name="T11">תשלח</text:span><text:span text:style-name="T5"> </text:span><text:span text:style-name="T11">את</text:span><text:span text:style-name="T5"> </text:span><text:span text:style-name="T11">האם</text:span><text:span text:style-name="T5"> </text:span><text:span text:style-name="T11">ואת</text:span><text:span text:style-name="T5"> </text:span><text:span text:style-name="T11">הבנים</text:span><text:span text:style-name="T5"> </text:span><text:span text:style-name="T11">תקח</text:span><text:span text:style-name="T5"> </text:span><text:span text:style-name="T11">לך</text:span><text:span text:style-name="T5"> </text:span><text:span text:style-name="T11">למען</text:span><text:span text:style-name="T5"> </text:span><text:span text:style-name="T11">ייטב</text:span><text:span text:style-name="T5"> </text:span><text:span text:style-name="T11">לך</text:span><text:span text:style-name="T5"> </text:span><text:span text:style-name="T11">והארכת</text:span><text:span text:style-name="T5"> </text:span><text:span text:style-name="T11">ימים</text:span><text:span text:style-name="T2">]</text:span><text:span text:style-name="T1">: רבי</text:span><text:span text:style-name="T4"> </text:span><text:span text:style-name="T1">יהודה</text:span><text:span text:style-name="T4"> </text:span><text:span text:style-name="T1">אומר: לוקה</text:span><text:span text:style-name="T4"> </text:span><text:span text:style-name="T1">ואינו</text:span><text:span text:style-name="T4"> </text:span><text:span text:style-name="T1">משלח</text:span><text:span text:style-name="T4"> </text:span><text:span text:style-name="T2">(</text:span><text:span text:style-name="T8">קסבר</text:span><text:span text:style-name="T5"> </text:span><text:span text:style-name="T8">'שַׁלֵּחַ' - מעיקרא</text:span><text:span text:style-name="T5"> </text:span><text:span text:style-name="T8">משמע, ואין</text:span><text:span text:style-name="T5"> </text:span><text:span text:style-name="T8">כאן</text:span><text:span text:style-name="T5"> </text:span><text:span text:style-name="T8">לאו</text:span><text:span text:style-name="T5"> </text:span><text:span text:style-name="T8">שניתק</text:span><text:span text:style-name="T5"> </text:span><text:span text:style-name="T8">לעשה: דאע"ג</text:span><text:span text:style-name="T5"> </text:span><text:span text:style-name="T8">דכתיב</text:span><text:span text:style-name="T5"> </text:span><text:span text:style-name="T8">'</text:span><text:span text:style-name="T11">שלח</text:span><text:span text:style-name="T5"> </text:span><text:span text:style-name="T11">תשלח</text:span><text:span text:style-name="T8">' אחר</text:span><text:span text:style-name="T5"> </text:span><text:span text:style-name="T8">'</text:span><text:span text:style-name="T11">לא</text:span><text:span text:style-name="T5"> </text:span><text:span text:style-name="T11">תקח</text:span><text:span text:style-name="T8">' - לאו</text:span><text:span text:style-name="T5"> </text:span><text:span text:style-name="T8">למימרא</text:span><text:span text:style-name="T5"> </text:span><text:span text:style-name="T8">דאם</text:span><text:span text:style-name="T5"> </text:span><text:span text:style-name="T8">לקחת</text:span><text:span text:style-name="T5"> – </text:span><text:span text:style-name="T8">שלח, אלא: לא</text:span><text:span text:style-name="T5"> </text:span><text:span text:style-name="T8">תקח</text:span><text:span text:style-name="T5"> </text:span><text:span text:style-name="T8">אלא</text:span><text:span text:style-name="T5"> </text:span><text:span text:style-name="T8">שלחנה</text:span><text:span text:style-name="T5"> </text:span><text:span text:style-name="T8">קודם</text:span><text:span text:style-name="T5"> </text:span><text:span text:style-name="T8">לקיחה</text:span><text:span text:style-name="T2">)</text:span><text:span text:style-name="T1">, וחכמים</text:span><text:span text:style-name="T4"> </text:span><text:span text:style-name="T1">אומרים: משלח</text:span><text:span text:style-name="T4"> </text:span><text:span text:style-name="T1">ואינו</text:span><text:span text:style-name="T4"> </text:span><text:span text:style-name="T1">לוקה</text:span><text:span text:style-name="T4"> </text:span><text:span text:style-name="T2">(</text:span><text:span text:style-name="T8">קסברי: שַׁלֵּחַ' - אחר</text:span><text:span text:style-name="T5"> </text:span><text:span text:style-name="T8">לקיחה</text:span><text:span text:style-name="T5"> </text:span><text:span text:style-name="T8">משמע, ולאו</text:span><text:span text:style-name="T5"> </text:span><text:span text:style-name="T8">שניתק</text:span><text:span text:style-name="T5"> </text:span><text:span text:style-name="T8">לעשה</text:span><text:span text:style-name="T5"> </text:span><text:span text:style-name="T8">הוא</text:span><text:span text:style-name="T2">)</text:span><text:span text:style-name="T1">.</text:span></text:p>
      <text:p text:style-name="P10"><text:span text:style-name="T1">זה</text:span><text:span text:style-name="T4"> </text:span><text:span text:style-name="T1">הכלל: כל</text:span><text:span text:style-name="T4"> </text:span><text:span text:style-name="T1">מצות</text:span><text:span text:style-name="T4"> </text:span><text:span text:style-name="T1">לא</text:span><text:span text:style-name="T4"> </text:span><text:span text:style-name="T1">תעשה</text:span><text:span text:style-name="T4"> </text:span><text:span text:style-name="T1">שיש</text:span><text:span text:style-name="T4"> </text:span><text:span text:style-name="T1">בה</text:span><text:span text:style-name="T4"> </text:span><text:span text:style-name="T1">קום</text:span><text:span text:style-name="T4"> </text:span><text:span text:style-name="T1">עשה</text:span><text:span text:style-name="T4"> </text:span><text:span text:style-name="T1">- אין</text:span><text:span text:style-name="T4"> </text:span><text:span text:style-name="T1">חייבין</text:span><text:span text:style-name="T4"> </text:span><text:span text:style-name="T1">עליה.</text:span><text:span text:style-name="T8"> </text:span></text:p>
      <text:p text:style-name="P11"/>
      <text:p text:style-name="P11">גמרא:</text:p>
      <text:p text:style-name="P10"><text:span text:style-name="T1">אמר</text:span><text:span text:style-name="T4"> </text:span><text:span text:style-name="T1">רבה</text:span><text:span text:style-name="T4"> </text:span><text:span text:style-name="T1">בר</text:span><text:span text:style-name="T4"> </text:span><text:span text:style-name="T1">בר</text:span><text:span text:style-name="T4"> </text:span><text:span text:style-name="T1">חנה</text:span><text:span text:style-name="T4"> </text:span><text:span text:style-name="T1">אמר</text:span><text:span text:style-name="T4"> </text:span><text:span text:style-name="T1">רבי</text:span><text:span text:style-name="T4"> </text:span><text:span text:style-name="T1">יוחנן: זו</text:span><text:span text:style-name="T4"> </text:span><text:span text:style-name="T1">דברי</text:span><text:span text:style-name="T4"> </text:span><text:span text:style-name="T1">רבי</text:span><text:span text:style-name="T4"> </text:span><text:span text:style-name="T1">עקיבא</text:span><text:span text:style-name="T4"> </text:span><text:span text:style-name="T1">סתימתאה</text:span><text:span text:style-name="T4"> </text:span><text:span text:style-name="T2">(</text:span><text:span text:style-name="T8">מתניתין, דקתני: בכורים</text:span><text:span text:style-name="T5"> </text:span><text:span text:style-name="T8">- קרייה</text:span><text:span text:style-name="T5"> </text:span><text:span text:style-name="T8">מעכבא</text:span><text:span text:style-name="T5"> </text:span><text:span text:style-name="T8">בהו, רבי</text:span><text:span text:style-name="T5"> </text:span><text:span text:style-name="T8">עקיבא</text:span><text:span text:style-name="T5"> </text:span><text:span text:style-name="T8">היא, שהיה</text:span><text:span text:style-name="T5"> </text:span><text:span text:style-name="T8">רגיל</text:span><text:span text:style-name="T5"> </text:span><text:span text:style-name="T8">רבי</text:span><text:span text:style-name="T5"> </text:span><text:span text:style-name="T8">לסתום</text:span><text:span text:style-name="T5"> </text:span><text:span text:style-name="T8">דבריו</text:span><text:span text:style-name="T5"> </text:span><text:span text:style-name="T8">במשנה</text:span><text:span text:style-name="T5"> </text:span><text:span text:style-name="T8">בסתם</text:span><text:span text:style-name="T5"> </text:span><text:span text:style-name="T8">בכמה</text:span><text:span text:style-name="T5"> </text:span><text:span text:style-name="T8">מקומות, והכי</text:span><text:span text:style-name="T5"> </text:span><text:span text:style-name="T8">שמיע</text:span><text:span text:style-name="T5"> </text:span><text:span text:style-name="T8">ליה</text:span><text:span text:style-name="T5"> </text:span><text:span text:style-name="T8">לרבי</text:span><text:span text:style-name="T5"> </text:span><text:span text:style-name="T8">יוחנן</text:span><text:span text:style-name="T5"> </text:span><text:span text:style-name="T8">דאית</text:span><text:span text:style-name="T5"> </text:span><text:span text:style-name="T8">ליה</text:span><text:span text:style-name="T5"> </text:span><text:span text:style-name="T8">לרבי</text:span><text:span text:style-name="T5"> </text:span><text:span text:style-name="T8">עקיבא</text:span><text:span text:style-name="T5"> </text:span><text:span text:style-name="T8">'קרייה</text:span><text:span text:style-name="T5"> </text:span><text:span text:style-name="T8">מעכבת</text:span><text:span text:style-name="T5"> </text:span><text:span text:style-name="T8">בכורים'</text:span><text:span text:style-name="T2">)</text:span><text:span text:style-name="T1">, אבל</text:span><text:span text:style-name="T4"> </text:span><text:span text:style-name="T1">חכמים</text:span><text:span text:style-name="T4"> </text:span><text:span text:style-name="T1">אומרים: בכורים</text:span><text:span text:style-name="T4"> </text:span><text:span text:style-name="T1">- הנחה</text:span><text:span text:style-name="T4"> </text:span><text:span text:style-name="T2">(</text:span><text:span text:style-name="T8">לפני</text:span><text:span text:style-name="T5"> </text:span><text:span text:style-name="T8">המזבח</text:span><text:span text:style-name="T2">)</text:span><text:span text:style-name="T1"> מעכבת</text:span><text:span text:style-name="T4"> </text:span><text:span text:style-name="T1">בהן</text:span><text:span text:style-name="T4"> </text:span><text:span text:style-name="T2">(</text:span><text:span text:style-name="T8">דשנה</text:span><text:span text:style-name="T5"> </text:span><text:span text:style-name="T8">בה</text:span><text:span text:style-name="T5"> </text:span><text:span text:style-name="T8">קרא</text:span><text:span text:style-name="T5"> </text:span><text:span text:style-name="T8">'</text:span><text:span text:style-name="T11">והניחו</text:span><text:span text:style-name="T5"> </text:span><text:span text:style-name="T11">לפני</text:span><text:span text:style-name="T5"> </text:span><text:span text:style-name="T9">וגו'</text:span><text:span text:style-name="T8"> [דברים</text:span><text:span text:style-name="T5"> </text:span><text:span text:style-name="T8">כו,ד] '</text:span><text:span text:style-name="T11">והנחתו</text:span><text:span text:style-name="T5"> </text:span><text:span text:style-name="T11">לפני</text:span><text:span text:style-name="T5"> </text:span><text:span text:style-name="T9">וגו'</text:span><text:span text:style-name="T8"> [דברים</text:span><text:span text:style-name="T5"> </text:span><text:span text:style-name="T8">כו,י]</text:span><text:span text:style-name="T2">)</text:span><text:span text:style-name="T1">, קריאה</text:span><text:span text:style-name="T4"> </text:span><text:span text:style-name="T1">אין</text:span><text:span text:style-name="T4"> </text:span><text:span text:style-name="T1">מעכבת</text:span><text:span text:style-name="T4"> </text:span><text:span text:style-name="T1">בהן.</text:span></text:p>
      <text:p text:style-name="P10"><text:span text:style-name="T1">ולימא</text:span><text:span text:style-name="T4"> </text:span><text:span text:style-name="T1">זו</text:span><text:span text:style-name="T4"> </text:span><text:span text:style-name="T1">דברי</text:span><text:span text:style-name="T4"> </text:span><text:span text:style-name="T1">רבי</text:span><text:span text:style-name="T4"> </text:span><text:span text:style-name="T1">שמעון</text:span><text:span text:style-name="T4"> </text:span><text:span text:style-name="T1">סתימתאה</text:span><text:span text:style-name="T4"> </text:span><text:span text:style-name="T2">(</text:span><text:span text:style-name="T8">דהוי</text:span><text:span text:style-name="T5"> </text:span><text:span text:style-name="T8">ליה</text:span><text:span text:style-name="T5"> </text:span><text:span text:style-name="T8">לאיתויי</text:span><text:span text:style-name="T5"> </text:span><text:span text:style-name="T8">סייעתא</text:span><text:span text:style-name="T5"> </text:span><text:span text:style-name="T8">למילתיה</text:span><text:span text:style-name="T5"> </text:span><text:span text:style-name="T8">ממתניתא</text:span><text:span text:style-name="T5"> </text:span><text:span text:style-name="T8">דלקמן, דשמעינן</text:span><text:span text:style-name="T5"> </text:span><text:span text:style-name="T8">לרבי</text:span><text:span text:style-name="T5"> </text:span><text:span text:style-name="T8">שמעון</text:span><text:span text:style-name="T5"> </text:span><text:span text:style-name="T8">בה</text:span><text:span text:style-name="T5"> </text:span><text:span text:style-name="T8">דאית</text:span><text:span text:style-name="T5"> </text:span><text:span text:style-name="T8">ליה</text:span><text:span text:style-name="T5"> </text:span><text:span text:style-name="T8">כי</text:span><text:span text:style-name="T5"> </text:span><text:span text:style-name="T8">מתניתין: דקרייה</text:span><text:span text:style-name="T5"> </text:span><text:span text:style-name="T8">מעכבא</text:span><text:span text:style-name="T5"> </text:span><text:span text:style-name="T8">בהו</text:span><text:span text:style-name="T2">)</text:span><text:span text:style-name="T1">? </text:span></text:p>
      <text:p text:style-name="P10"><text:span text:style-name="T1">הא</text:span><text:span text:style-name="T4"> </text:span><text:span text:style-name="T1">קא</text:span><text:span text:style-name="T4"> </text:span><text:span text:style-name="T1">משמע</text:span><text:span text:style-name="T4"> </text:span><text:span text:style-name="T1">לן: דרבי</text:span><text:span text:style-name="T4"> </text:span><text:span text:style-name="T1">עקיבא</text:span><text:span text:style-name="T4"> </text:span><text:span text:style-name="T1">- כרבי</text:span><text:span text:style-name="T4"> </text:span><text:span text:style-name="T1">שמעון</text:span><text:span text:style-name="T4"> </text:span><text:span text:style-name="T1">סבירא</text:span><text:span text:style-name="T4"> </text:span><text:span text:style-name="T1">ליה.</text:span></text:p>
      <text:p text:style-name="P13"/>
      <text:p text:style-name="P10"><text:span text:style-name="T1">מאי</text:span><text:span text:style-name="T4"> </text:span><text:span text:style-name="T1">'רבי</text:span><text:span text:style-name="T4"> </text:span><text:span text:style-name="T1">שמעון' </text:span><text:span text:style-name="T2">(</text:span><text:span text:style-name="T8">היכא</text:span><text:span text:style-name="T5"> </text:span><text:span text:style-name="T8">שמענא</text:span><text:span text:style-name="T5"> </text:span><text:span text:style-name="T8">ליה</text:span><text:span text:style-name="T5"> </text:span><text:span text:style-name="T8">דאמר</text:span><text:span text:style-name="T5"> </text:span><text:span text:style-name="T8">הכי</text:span><text:span text:style-name="T2">)</text:span><text:span text:style-name="T1">?</text:span></text:p>
      <text:p text:style-name="P10"><text:soft-page-break/><text:span text:style-name="T1">דתניא</text:span><text:span text:style-name="T4"> </text:span><text:span text:style-name="T2">(</text:span><text:span text:style-name="T8">סיפיה</text:span><text:span text:style-name="T5"> </text:span><text:span text:style-name="T8">דהאי</text:span><text:span text:style-name="T5"> </text:span><text:span text:style-name="T8">קרא</text:span><text:span text:style-name="T5"> </text:span><text:span text:style-name="T8">הוא</text:span><text:span text:style-name="T5"> </text:span><text:span text:style-name="T8">[סיפרא</text:span><text:span text:style-name="T5"> </text:span><text:span text:style-name="T8">פרשת</text:span><text:span text:style-name="T5"> </text:span><text:span text:style-name="T8">ראה</text:span><text:span text:style-name="T5"> </text:span><text:span text:style-name="T8">פיסקא</text:span><text:span text:style-name="T5"> </text:span><text:span text:style-name="T8">עב, בשינויים, על</text:span><text:span text:style-name="T5"> </text:span><text:span text:style-name="T8">הפסוק</text:span><text:span text:style-name="T5"> </text:span><text:span text:style-name="T8">(דברים</text:span><text:span text:style-name="T5"> </text:span><text:span text:style-name="T8">יב,יז)] : '</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11">מעשר</text:span><text:span text:style-name="T5"> </text:span><text:span text:style-name="T11">דגנך</text:span><text:span text:style-name="T5"> </text:span><text:span text:style-name="T11">ותירושך</text:span><text:span text:style-name="T5"> </text:span><text:span text:style-name="T11">ויצהרך</text:span><text:span text:style-name="T5"> </text:span><text:span text:style-name="T11">ובכורו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ותיך</text:span><text:span text:style-name="T5"> </text:span><text:span text:style-name="T11">ותרומת</text:span><text:span text:style-name="T5"> </text:span><text:span text:style-name="T11">ידך</text:span><text:span text:style-name="T8">' ודריש</text:span><text:span text:style-name="T5"> </text:span><text:span text:style-name="T8">רבי</text:span><text:span text:style-name="T5"> </text:span><text:span text:style-name="T8">שמעון</text:span><text:span text:style-name="T5"> </text:span><text:span text:style-name="T8">לקרא</text:span><text:span text:style-name="T5"> </text:span><text:span text:style-name="T8">מסיפיה</text:span><text:span text:style-name="T5"> </text:span><text:span text:style-name="T8">לרישיה; דאי</text:span><text:span text:style-name="T5"> </text:span><text:span text:style-name="T8">הוה</text:span><text:span text:style-name="T5"> </text:span><text:span text:style-name="T8">דריש</text:span><text:span text:style-name="T5"> </text:span><text:span text:style-name="T8">ליה</text:span><text:span text:style-name="T5"> </text:span><text:span text:style-name="T8">מרישיה</text:span><text:span text:style-name="T5"> </text:span><text:span text:style-name="T8">לסיפיה</text:span><text:span text:style-name="T5"> </text:span><text:span text:style-name="T8">- לא</text:span><text:span text:style-name="T5"> </text:span><text:span text:style-name="T8">מדריש</text:span><text:span text:style-name="T5"> </text:span><text:span text:style-name="T8">ליה</text:span><text:span text:style-name="T5"> </text:span><text:span text:style-name="T8">כי</text:span><text:span text:style-name="T5"> </text:span><text:span text:style-name="T8">האי</text:span><text:span text:style-name="T5"> </text:span><text:span text:style-name="T8">גוונא; ולקמיה</text:span><text:span text:style-name="T5"> </text:span><text:span text:style-name="T8">מפרשינא</text:span><text:span text:style-name="T5"> </text:span><text:span text:style-name="T8">ליה</text:span><text:span text:style-name="T2">)</text:span><text:span text:style-name="T1">:</text:span></text:p>
      <text:p text:style-name="P10"><text:span text:style-name="T1">'</text:span><text:span text:style-name="T10">ותרומת</text:span><text:span text:style-name="T4"> </text:span><text:span text:style-name="T10">ידך</text:span><text:span text:style-name="T1">' - אלו</text:span><text:span text:style-name="T4"> </text:span><text:span text:style-name="T1">בכורים</text:span><text:span text:style-name="T4"> </text:span><text:span text:style-name="T2">(</text:span><text:span text:style-name="T8">דכתיב</text:span><text:span text:style-name="T5"> </text:span><text:span text:style-name="T8">'</text:span><text:span text:style-name="T11">ולקח</text:span><text:span text:style-name="T5"> </text:span><text:span text:style-name="T11">הכהן</text:span><text:span text:style-name="T5"> </text:span><text:span text:style-name="T11">הטנא</text:span><text:span text:style-name="T5"> </text:span><text:span text:style-name="T11">מ</text:span><text:span text:style-name="T24">ידך</text:span><text:span text:style-name="T8">' [דברים</text:span><text:span text:style-name="T5"> </text:span><text:span text:style-name="T8">כו,ד]</text:span><text:span text:style-name="T2">) </text:span><text:span text:style-name="T41">[ואין</text:span><text:span text:style-name="T52"> </text:span><text:span text:style-name="T41">לומר</text:span><text:span text:style-name="T52"> </text:span><text:span text:style-name="T41">שמדובר</text:span><text:span text:style-name="T52"> </text:span><text:span text:style-name="T41">בתרומה</text:span><text:span text:style-name="T52"> </text:span><text:span text:style-name="T41">לכהן, שהרי</text:span><text:span text:style-name="T52"> </text:span><text:span text:style-name="T41">תרומה</text:span><text:span text:style-name="T52"> </text:span><text:span text:style-name="T41">לכהן</text:span><text:span text:style-name="T52"> </text:span><text:span text:style-name="T41">נאכלת</text:span><text:span text:style-name="T52"> </text:span><text:span text:style-name="T41">בכל</text:span><text:span text:style-name="T52"> </text:span><text:span text:style-name="T41">מקום, וכאן</text:span><text:span text:style-name="T52"> </text:span><text:span text:style-name="T41">נאמר</text:span><text:span text:style-name="T52"> </text:span><text:span text:style-name="T41">'</text:span><text:span text:style-name="T48">לא</text:span><text:span text:style-name="T52"> </text:span><text:span text:style-name="T48">תוכל</text:span><text:span text:style-name="T52"> </text:span><text:span text:style-name="T48">לאכל</text:span><text:span text:style-name="T52"> </text:span><text:span text:style-name="T48">בשעריך</text:span><text:span text:style-name="T41">'!]</text:span><text:span text:style-name="T1">;</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text:span><text:span text:style-name="T4"> </text:span><text:span text:style-name="T2">(</text:span><text:span text:style-name="T8">אם</text:span><text:span text:style-name="T5"> </text:span><text:span text:style-name="T8">לאוכל</text:span><text:span text:style-name="T5"> </text:span><text:span text:style-name="T8">בכורים</text:span><text:span text:style-name="T5"> </text:span><text:span text:style-name="T8">חוץ</text:span><text:span text:style-name="T5"> </text:span><text:span text:style-name="T8">לחומה: לאסור</text:span><text:span text:style-name="T5"> </text:span><text:span text:style-name="T8">כדמשמע</text:span><text:span text:style-name="T5"> </text:span><text:span text:style-name="T8">קרא</text:span><text:span text:style-name="T5"> </text:span><text:span text:style-name="T8">'</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9">וגו'</text:span><text:span text:style-name="T2">)</text:span><text:span text:style-name="T1">, קל</text:span><text:span text:style-name="T4"> </text:span><text:span text:style-name="T1">וחומר</text:span><text:span text:style-name="T4"> </text:span><text:span text:style-name="T1">ממעשר</text:span><text:span text:style-name="T4"> </text:span><text:span text:style-name="T1">הקל</text:span><text:span text:style-name="T4"> </text:span><text:span text:style-name="T2">(</text:span><text:span text:style-name="T8">שהרי</text:span><text:span text:style-name="T5"> </text:span><text:span text:style-name="T8">כתיב</text:span><text:span text:style-name="T5"> </text:span><text:span text:style-name="T8">בתחלת</text:span><text:span text:style-name="T5"> </text:span><text:span text:style-name="T8">המקרא</text:span><text:span text:style-name="T5"> </text:span><text:span text:style-name="T8">'</text:span><text:span text:style-name="T11">מעשר</text:span><text:span text:style-name="T5"> </text:span><text:span text:style-name="T11">דגנך</text:span><text:span text:style-name="T8">'! ולקמיה</text:span><text:span text:style-name="T5"> </text:span><text:span text:style-name="T8">מפרש</text:span><text:span text:style-name="T5"> </text:span><text:span text:style-name="T8">מאי</text:span><text:span text:style-name="T5"> </text:span><text:span text:style-name="T8">חומר</text:span><text:span text:style-name="T5"> </text:span><text:span text:style-name="T8">דבכורים</text:span><text:span text:style-name="T5"> </text:span><text:span text:style-name="T8">ממעשר</text:span><text:span text:style-name="T2">)</text:span><text:span text:style-name="T1">: ומה</text:span><text:span text:style-name="T4"> </text:span><text:span text:style-name="T1">מעשר</text:span><text:span text:style-name="T4"> </text:span><text:span text:style-name="T1">הקל</text:span><text:span text:style-name="T4"> </text:span><text:span text:style-name="T1">אוכלן</text:span><text:span text:style-name="T4"> </text:span><text:span text:style-name="T1">חוץ</text:span><text:span text:style-name="T4"> </text:span><text:span text:style-name="T1">לחומה</text:span><text:span text:style-name="T4"> </text:span><text:span text:style-name="T1">לוקה</text:span><text:span text:style-name="T4"> </text:span><text:span text:style-name="T1">- בכורים</text:span><text:span text:style-name="T4"> </text:span><text:span text:style-name="T1">לא</text:span><text:span text:style-name="T4"> </text:span><text:span text:style-name="T1">כל</text:span><text:span text:style-name="T4"> </text:span><text:span text:style-name="T1">שכן?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מבכורים</text:span><text:span text:style-name="T4"> </text:span><text:span text:style-name="T1">עד</text:span><text:span text:style-name="T4"> </text:span><text:span text:style-name="T1">שלא</text:span><text:span text:style-name="T4"> </text:span><text:span text:style-name="T1">קרא</text:span><text:span text:style-name="T4"> </text:span><text:span text:style-name="T1">עליהן</text:span><text:span text:style-name="T4"> </text:span><text:span text:style-name="T2">(</text:span><text:span text:style-name="T8">'</text:span><text:span text:style-name="T11">ארמי</text:span><text:span text:style-name="T5"> </text:span><text:span text:style-name="T11">אובד</text:span><text:span text:style-name="T5"> </text:span><text:span text:style-name="T11">אבי</text:span><text:span text:style-name="T8">'</text:span><text:span text:style-name="T2">)</text:span><text:span text:style-name="T1"> שהוא</text:span><text:span text:style-name="T4"> </text:span><text:span text:style-name="T1">לוקה</text:span><text:span text:style-name="T4"> </text:span><text:span text:style-name="T2">(</text:span><text:span text:style-name="T8">דאם</text:span><text:span text:style-name="T5"> </text:span><text:span text:style-name="T8">אינו</text:span><text:span text:style-name="T5"> </text:span><text:span text:style-name="T8">ענין</text:span><text:span text:style-name="T5"> </text:span><text:span text:style-name="T8">חוץ</text:span><text:span text:style-name="T5"> </text:span><text:span text:style-name="T8">לחומה</text:span><text:span text:style-name="T5"> </text:span><text:span text:style-name="T8">- תנהו</text:span><text:span text:style-name="T5"> </text:span><text:span text:style-name="T8">ענין</text:span><text:span text:style-name="T5"> </text:span><text:span text:style-name="T8">לאיסור</text:span><text:span text:style-name="T5"> </text:span><text:span text:style-name="T8">אחר</text:span><text:span text:style-name="T5"> </text:span><text:span text:style-name="T8">הראוי</text:span><text:span text:style-name="T5"> </text:span><text:span text:style-name="T8">להם</text:span><text:span text:style-name="T2">)</text:span><text:span text:style-name="T1">;</text:span></text:p>
      <text:p text:style-name="P10"><text:span text:style-name="T1">'</text:span><text:span text:style-name="T10">ונדבותיך</text:span><text:span text:style-name="T1">' - זו</text:span><text:span text:style-name="T4"> </text:span><text:span text:style-name="T1">תודה</text:span><text:span text:style-name="T4"> </text:span><text:span text:style-name="T1">ושלמים</text:span><text:span text:style-name="T4"> </text:span><text:span text:style-name="T41">[שבאים</text:span><text:span text:style-name="T52"> </text:span><text:span text:style-name="T41">על</text:span><text:span text:style-name="T52"> </text:span><text:span text:style-name="T41">פי</text:span><text:span text:style-name="T52"> </text:span><text:span text:style-name="T41">רוב</text:span><text:span text:style-name="T52"> </text:span><text:span text:style-name="T41">בנדר</text:span><text:span text:style-name="T52"> </text:span><text:span text:style-name="T41">או</text:span><text:span text:style-name="T52"> </text:span><text:span text:style-name="T41">נדבה]</text:span><text:span text:style-name="T1">;</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בתודה</text:span><text:span text:style-name="T4"> </text:span><text:span text:style-name="T1">ובשלמים</text:span><text:span text:style-name="T4"> </text:span><text:span text:style-name="T1">לפני</text:span><text:span text:style-name="T4"> </text:span><text:span text:style-name="T1">זריקה</text:span><text:span text:style-name="T4"> </text:span><text:span text:style-name="T1">שהוא</text:span><text:span text:style-name="T4"> </text:span><text:span text:style-name="T1">לוקה</text:span><text:span text:style-name="T4"> </text:span><text:span text:style-name="T2">(</text:span><text:span text:style-name="T8">דאם</text:span><text:span text:style-name="T5"> </text:span><text:span text:style-name="T8">אינו</text:span><text:span text:style-name="T5"> </text:span><text:span text:style-name="T8">ענין</text:span><text:span text:style-name="T5"> </text:span><text:span text:style-name="T8">חוץ</text:span><text:span text:style-name="T5"> </text:span><text:span text:style-name="T8">לחומה</text:span><text:span text:style-name="T5"> </text:span><text:span text:style-name="T8">- תנהו</text:span><text:span text:style-name="T5"> </text:span><text:span text:style-name="T8">ענין</text:span><text:span text:style-name="T5"> </text:span><text:span text:style-name="T8">לכך, שזהו</text:span><text:span text:style-name="T5"> </text:span><text:span text:style-name="T8">איסור</text:span><text:span text:style-name="T5"> </text:span><text:span text:style-name="T8">החמור</text:span><text:span text:style-name="T5"> </text:span><text:span text:style-name="T8">שאתה</text:span><text:span text:style-name="T5"> </text:span><text:span text:style-name="T8">יכול</text:span><text:span text:style-name="T5"> </text:span><text:span text:style-name="T8">לתתו</text:span><text:span text:style-name="T5"> </text:span><text:span text:style-name="T8">לענין</text:span><text:span text:style-name="T5"> </text:span><text:span text:style-name="T8">לאו</text:span><text:span text:style-name="T5"> </text:span><text:span text:style-name="T8">שאין</text:span><text:span text:style-name="T5"> </text:span><text:span text:style-name="T8">בו</text:span><text:span text:style-name="T5"> </text:span><text:span text:style-name="T8">אזהרה</text:span><text:span text:style-name="T5"> </text:span><text:span text:style-name="T8">מפורשת</text:span><text:span text:style-name="T5"> </text:span><text:span text:style-name="T8">במקום</text:span><text:span text:style-name="T5"> </text:span><text:span text:style-name="T8">אחר, אלא</text:span><text:span text:style-name="T5"> </text:span><text:span text:style-name="T8">עשה</text:span><text:span text:style-name="T5"> </text:span><text:span text:style-name="T8">בלבד: (דברים</text:span><text:span text:style-name="T5"> </text:span><text:span text:style-name="T8">יב,כז) '</text:span><text:span text:style-name="T11">ודם</text:span><text:span text:style-name="T5"> </text:span><text:span text:style-name="T11">זבחיך</text:span><text:span text:style-name="T5"> </text:span><text:span text:style-name="T11">ישפך</text:span><text:span text:style-name="T8">' והדר</text:span><text:span text:style-name="T5"> </text:span><text:span text:style-name="T8">'</text:span><text:span text:style-name="T11">והבשר</text:span><text:span text:style-name="T5"> </text:span><text:span text:style-name="T11">תאכל</text:span><text:span text:style-name="T8">'</text:span><text:span text:style-name="T2">)</text:span><text:span text:style-name="T1">;</text:span></text:p>
      <text:p text:style-name="P10"><text:span text:style-name="T1">'</text:span><text:span text:style-name="T10">ובכורות</text:span><text:span text:style-name="T1">' - זה</text:span><text:span text:style-name="T4"> </text:span><text:span text:style-name="T1">הבכור;</text:span></text:p>
      <text:p text:style-name="P10"><text:span text:style-name="T1">אמר</text:span><text:span text:style-name="T4"> </text:span><text:span text:style-name="T1">רבי</text:span><text:span text:style-name="T4"> </text:span><text:span text:style-name="T1">שמעון:<text:tab/>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אם</text:span><text:span text:style-name="T4"> </text:span><text:span text:style-name="T1">לפני</text:span><text:span text:style-name="T4"> </text:span><text:span text:style-name="T1">זריקה, קל</text:span><text:span text:style-name="T4"> </text:span><text:span text:style-name="T1">וחומר</text:span><text:span text:style-name="T4"> </text:span><text:span text:style-name="T1">מתודה</text:span><text:span text:style-name="T4"> </text:span><text:span text:style-name="T1">ושלמים! </text:span><text:span text:style-name="T2">(</text:span><text:span text:style-name="T8">ולקמיה</text:span><text:span text:style-name="T5"> </text:span><text:span text:style-name="T8">מפרש</text:span><text:span text:style-name="T5"> </text:span><text:span text:style-name="T8">מאי</text:span><text:span text:style-name="T5"> </text:span><text:span text:style-name="T8">חומריה</text:span><text:span text:style-name="T5"> </text:span><text:span text:style-name="T8">דבכור</text:span><text:span text:style-name="T5"> </text:span><text:span text:style-name="T8">מתודה</text:span><text:span text:style-name="T5"> </text:span><text:span text:style-name="T8">ושלמים</text:span><text:span text:style-name="T2">)</text:span><text:span text:style-name="T1">?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מן</text:span><text:span text:style-name="T4"> </text:span><text:span text:style-name="T1">הבכור</text:span><text:span text:style-name="T4"> </text:span><text:span text:style-name="T1">אפילו</text:span><text:span text:style-name="T4"> </text:span><text:span text:style-name="T1">לאחר</text:span><text:span text:style-name="T4"> </text:span><text:span text:style-name="T1">זריקה</text:span><text:span text:style-name="T4"> </text:span><text:span text:style-name="T1">שהוא</text:span><text:span text:style-name="T4"> </text:span><text:span text:style-name="T1">לוקה; </text:span></text:p>
      <text:p text:style-name="P10"><text:span text:style-name="T1">'</text:span><text:span text:style-name="T10">בקרך</text:span><text:span text:style-name="T4"> </text:span><text:span text:style-name="T10">וצאנך</text:span><text:span text:style-name="T1">' - זו</text:span><text:span text:style-name="T4"> </text:span><text:span text:style-name="T1">חטאת</text:span><text:span text:style-name="T4"> </text:span><text:span text:style-name="T1">ואשם;</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אם</text:span><text:span text:style-name="T4"> </text:span><text:span text:style-name="T1">לפני</text:span><text:span text:style-name="T4"> </text:span><text:span text:style-name="T1">זריקה, קל</text:span><text:span text:style-name="T4"> </text:span><text:span text:style-name="T1">וחומר</text:span><text:span text:style-name="T4"> </text:span><text:span text:style-name="T1">מתודה</text:span><text:span text:style-name="T4"> </text:span><text:span text:style-name="T1">ושלמים</text:span><text:span text:style-name="T4"> </text:span><text:span text:style-name="T2">(</text:span><text:span text:style-name="T8">אם</text:span><text:span text:style-name="T5"> </text:span><text:span text:style-name="T8">זר</text:span><text:span text:style-name="T5"> </text:span><text:span text:style-name="T8">הוא, שאין</text:span><text:span text:style-name="T5"> </text:span><text:span text:style-name="T8">הבכור</text:span><text:span text:style-name="T5"> </text:span><text:span text:style-name="T8">נאכל</text:span><text:span text:style-name="T5"> </text:span><text:span text:style-name="T8">אלא</text:span><text:span text:style-name="T5"> </text:span><text:span text:style-name="T8">לכהנים</text:span><text:span text:style-name="T5"> </text:span><text:span text:style-name="T8">- וזו</text:span><text:span text:style-name="T5"> </text:span><text:span text:style-name="T8">היא</text:span><text:span text:style-name="T5"> </text:span><text:span text:style-name="T8">אזהרתו; ובמקום</text:span><text:span text:style-name="T5"> </text:span><text:span text:style-name="T8">אחר</text:span><text:span text:style-name="T5"> </text:span><text:span text:style-name="T8">'עשֶה' הוא</text:span><text:span text:style-name="T5"> </text:span><text:span text:style-name="T8">דאשכחן</text:span><text:span text:style-name="T5"> </text:span><text:span text:style-name="T8">בה</text:span><text:span text:style-name="T5"> </text:span><text:span text:style-name="T8">'</text:span><text:span text:style-name="T11">אך</text:span><text:span text:style-name="T5"> </text:span><text:span text:style-name="T11">בכור</text:span><text:span text:style-name="T5"> </text:span><text:span text:style-name="T11">שור</text:span><text:span text:style-name="T5"> </text:span><text:span text:style-name="T9">וגו'</text:span><text:span text:style-name="T8"> </text:span><text:span text:style-name="T9">[ויקרא</text:span><text:span text:style-name="T6"> </text:span><text:span text:style-name="T9">כז,כו];</text:span><text:span text:style-name="T8"> '</text:span><text:span text:style-name="T11">ובשרם</text:span><text:span text:style-name="T5"> </text:span><text:span text:style-name="T11">יהיה</text:span><text:span text:style-name="T5"> </text:span><text:span text:style-name="T11">לך</text:span><text:span text:style-name="T5"> </text:span><text:span text:style-name="T9">וגו'</text:span><text:span text:style-name="T8"> </text:span><text:span text:style-name="T9">(במדבר</text:span><text:span text:style-name="T6"> </text:span><text:span text:style-name="T9">יח,יח)</text:span><text:span text:style-name="T2">)</text:span><text:span text:style-name="T1">! אם</text:span><text:span text:style-name="T4"> </text:span><text:span text:style-name="T2">(</text:span><text:span text:style-name="T8">לאכול</text:span><text:span text:style-name="T2">)</text:span><text:span text:style-name="T1"> לאחר</text:span><text:span text:style-name="T4"> </text:span><text:span text:style-name="T1">זריקה</text:span><text:span text:style-name="T4"> </text:span><text:span text:style-name="T2">(</text:span><text:span text:style-name="T8">והוא</text:span><text:span text:style-name="T5"> </text:span><text:span text:style-name="T8">זר</text:span><text:span text:style-name="T2">)</text:span><text:span text:style-name="T1">, קל</text:span><text:span text:style-name="T4"> </text:span><text:span text:style-name="T1">וחומר</text:span><text:span text:style-name="T4"> </text:span><text:span text:style-name="T1">מבכור</text:span><text:span text:style-name="T4"> </text:span><text:span text:style-name="T2">(</text:span><text:span text:style-name="T8">ולקמיה</text:span><text:span text:style-name="T5"> </text:span><text:span text:style-name="T8">מפרש</text:span><text:span text:style-name="T5"> </text:span><text:span text:style-name="T8">מאי</text:span><text:span text:style-name="T5"> </text:span><text:span text:style-name="T8">חומרא</text:span><text:span text:style-name="T5"> </text:span><text:span text:style-name="T8">דחטאת</text:span><text:span text:style-name="T5"> </text:span><text:span text:style-name="T8">מבכור</text:span><text:span text:style-name="T2">)</text:span><text:span text:style-name="T1">! הא</text:span><text:span text:style-name="T4"> </text:span><text:span text:style-name="T1">לא</text:span><text:span text:style-name="T4"> </text:span><text:span text:style-name="T1">בא</text:span><text:span text:style-name="T4"> </text:span><text:span text:style-name="T1">הכתוב</text:span><text:span text:style-name="T4"> </text:span><text:span text:style-name="T1">אלא</text:span><text:span text:style-name="T4"> </text:span><text:span text:style-name="T1">לאוכל</text:span><text:span text:style-name="T4"> </text:span><text:span text:style-name="T1">מחטאת</text:span><text:span text:style-name="T4"> </text:span><text:span text:style-name="T1">ואשם</text:span><text:span text:style-name="T4"> </text:span><text:span text:style-name="T1">אפילו</text:span><text:span text:style-name="T4"> </text:span><text:span text:style-name="T1">לאחר</text:span><text:span text:style-name="T4"> </text:span><text:span text:style-name="T1">זריקה</text:span><text:span text:style-name="T4"> </text:span><text:span text:style-name="T1">חוץ</text:span><text:span text:style-name="T4"> </text:span><text:span text:style-name="T1">לקלעים</text:span><text:span text:style-name="T4"> </text:span><text:span text:style-name="T1">שהוא</text:span><text:span text:style-name="T4"> </text:span><text:span text:style-name="T1">לוקה</text:span><text:span text:style-name="T4"> </text:span><text:span text:style-name="T2">(</text:span><text:span text:style-name="T8">ואזהרת</text:span><text:span text:style-name="T5"> </text:span><text:span text:style-name="T8">עשה</text:span><text:span text:style-name="T5"> </text:span><text:span text:style-name="T8">מצינו</text:span><text:span text:style-name="T5"> </text:span><text:span text:style-name="T8">בה</text:span><text:span text:style-name="T5"> </text:span><text:span text:style-name="T8">במקום</text:span><text:span text:style-name="T5"> </text:span><text:span text:style-name="T8">אחר: </text:span><text:span text:style-name="T9">(ויקרא</text:span><text:span text:style-name="T6"> </text:span><text:span text:style-name="T9">ו,יט)</text:span><text:span text:style-name="T8"> '</text:span><text:span text:style-name="T11">במקום</text:span><text:span text:style-name="T5"> </text:span><text:span text:style-name="T11">קדוש</text:span><text:span text:style-name="T5"> </text:span><text:span text:style-name="T11">תאכל</text:span><text:span text:style-name="T5"> </text:span><text:span text:style-name="T11">בחצר</text:span><text:span text:style-name="T5"> </text:span><text:span text:style-name="T11">אהל</text:span><text:span text:style-name="T5"> </text:span><text:span text:style-name="T11">מועד</text:span><text:span text:style-name="T8">'</text:span><text:span text:style-name="T2">)</text:span><text:span text:style-name="T1">;</text:span></text:p>
      <text:p text:style-name="P10"><text:span text:style-name="T1">'</text:span><text:span text:style-name="T10">נדריך</text:span><text:span text:style-name="T1">' - זו</text:span><text:span text:style-name="T4"> </text:span><text:span text:style-name="T1">עולה;</text:span></text:p>
      <text:p text:style-name="P10"><text:span text:style-name="T1">אמר</text:span><text:span text:style-name="T4"> </text:span><text:span text:style-name="T1">רבי</text:span><text:span text:style-name="T4"> </text:span><text:span text:style-name="T1">שמעון: מה</text:span><text:span text:style-name="T4"> </text:span><text:span text:style-name="T1">בא</text:span><text:span text:style-name="T4"> </text:span><text:span text:style-name="T1">זה</text:span><text:span text:style-name="T4"> </text:span><text:span text:style-name="T1">ללמדנו? אם</text:span><text:span text:style-name="T4"> </text:span><text:span text:style-name="T1">לאוכלן</text:span><text:span text:style-name="T4"> </text:span><text:span text:style-name="T1">חוץ</text:span><text:span text:style-name="T4"> </text:span><text:span text:style-name="T1">לחומה, קל</text:span><text:span text:style-name="T4"> </text:span><text:span text:style-name="T1">וחומר</text:span><text:span text:style-name="T4"> </text:span><text:span text:style-name="T1">ממעשר; אם</text:span><text:span text:style-name="T4"> </text:span><text:span text:style-name="T1">לפני</text:span><text:span text:style-name="T4"> </text:span><text:span text:style-name="T1">זריקה, קל</text:span><text:span text:style-name="T4"> </text:span><text:span text:style-name="T1">וחומר</text:span><text:span text:style-name="T4"> </text:span><text:span text:style-name="T1">מתודה</text:span><text:span text:style-name="T4"> </text:span><text:span text:style-name="T1">ושלמים; אם</text:span><text:span text:style-name="T4"> </text:span><text:span text:style-name="T1">לאחר</text:span><text:span text:style-name="T4"> </text:span><text:span text:style-name="T1">זריקה, קל</text:span><text:span text:style-name="T4"> </text:span><text:span text:style-name="T1">וחומר</text:span><text:span text:style-name="T4"> </text:span><text:span text:style-name="T1">מבכור; אם</text:span><text:span text:style-name="T4"> </text:span><text:span text:style-name="T1">חוץ</text:span><text:span text:style-name="T4"> </text:span><text:span text:style-name="T1">לקלעים, קל</text:span><text:span text:style-name="T4"> </text:span><text:span text:style-name="T1">וחומר</text:span><text:span text:style-name="T4"> </text:span><text:span text:style-name="T1">מחטאת</text:span><text:span text:style-name="T4"> </text:span><text:span text:style-name="T1">ואשם! הא</text:span><text:span text:style-name="T4"> </text:span><text:span text:style-name="T1">לא</text:span><text:span text:style-name="T4"> </text:span><text:span text:style-name="T1">בא</text:span><text:span text:style-name="T4"> </text:span><text:span text:style-name="T1">הכתוב</text:span></text:p>
      <text:p text:style-name="P11"/>
      <text:p text:style-name="P10"><text:span text:style-name="T1">(מכות</text:span><text:span text:style-name="T4"> </text:span><text:span text:style-name="T1">יז,ב)</text:span></text:p>
      <text:p text:style-name="P10"><text:span text:style-name="T1">אלא</text:span><text:span text:style-name="T4"> </text:span><text:span text:style-name="T1">לאוכל</text:span><text:span text:style-name="T4"> </text:span><text:span text:style-name="T1">מן</text:span><text:span text:style-name="T4"> </text:span><text:span text:style-name="T1">העולה</text:span><text:span text:style-name="T4"> </text:span><text:span text:style-name="T2">(</text:span><text:span text:style-name="T8">אפילו</text:span><text:span text:style-name="T2">)</text:span><text:span text:style-name="T1"> לאחר</text:span><text:span text:style-name="T4"> </text:span><text:span text:style-name="T1">זריקה</text:span><text:span text:style-name="T4"> </text:span><text:span text:style-name="T1">אפילו</text:span><text:span text:style-name="T4"> </text:span><text:span text:style-name="T1">בפנים</text:span><text:span text:style-name="T4"> </text:span><text:span text:style-name="T2">(</text:span><text:span text:style-name="T8">ואפילו</text:span><text:span text:style-name="T5"> </text:span><text:span text:style-name="T8">כהן</text:span><text:span text:style-name="T2">)</text:span><text:span text:style-name="T1"> שהוא</text:span><text:span text:style-name="T4"> </text:span><text:span text:style-name="T1">לוקה</text:span><text:span text:style-name="T4"> </text:span><text:span text:style-name="T2">(</text:span><text:span text:style-name="T8">ואזהרת</text:span><text:span text:style-name="T5"> </text:span><text:span text:style-name="T8">עשה</text:span><text:span text:style-name="T5"> </text:span><text:span text:style-name="T8">אשכחן</text:span><text:span text:style-name="T5"> </text:span><text:span text:style-name="T8">בה</text:span><text:span text:style-name="T5"> </text:span><text:span text:style-name="T8">בעלמא: (ויקרא</text:span><text:span text:style-name="T5"> </text:span><text:span text:style-name="T8">א,ח) </text:span><text:span text:style-name="T11">וערכו</text:span><text:span text:style-name="T5"> </text:span><text:span text:style-name="T11">בני</text:span><text:span text:style-name="T5"> </text:span><text:span text:style-name="T11">אהרן</text:span><text:span text:style-name="T5"> </text:span><text:span text:style-name="T9">וגו'</text:span><text:span text:style-name="T8"> [פסוק</text:span><text:span text:style-name="T5"> </text:span><text:span text:style-name="T8">ט: </text:span><text:span text:style-name="T11">וקרבו</text:span><text:span text:style-name="T5"> </text:span><text:span text:style-name="T11">וכרעיו</text:span><text:span text:style-name="T5"> </text:span><text:span text:style-name="T11">ירחץ</text:span><text:span text:style-name="T5"> </text:span><text:span text:style-name="T11">במים</text:span><text:span text:style-name="T5"> </text:span><text:span text:style-name="T24">והקטיר</text:span><text:span text:style-name="T31"> </text:span><text:span text:style-name="T24">הכהן</text:span><text:span text:style-name="T31"> </text:span><text:span text:style-name="T24">את</text:span><text:span text:style-name="T31"> </text:span><text:span text:style-name="T24">הכל</text:span><text:span text:style-name="T31"> </text:span><text:span text:style-name="T24">המזבחה</text:span><text:span text:style-name="T5"> </text:span><text:span text:style-name="T11">עלה</text:span><text:span text:style-name="T5"> </text:span><text:span text:style-name="T11">אשה</text:span><text:span text:style-name="T5"> </text:span><text:span text:style-name="T11">ריח</text:span><text:span text:style-name="T5"> </text:span><text:span text:style-name="T11">לה'</text:span><text:span text:style-name="T8">]: כליל</text:span><text:span text:style-name="T5"> </text:span><text:span text:style-name="T8">היא, ולא</text:span><text:span text:style-name="T5"> </text:span><text:span text:style-name="T8">לאכילה</text:span><text:span text:style-name="T2">)</text:span><text:span text:style-name="T1">.'</text:span></text:p>
      <text:p text:style-name="P11"/>
      <text:p text:style-name="P10"><text:span text:style-name="T1">אמר</text:span><text:span text:style-name="T4"> </text:span><text:span text:style-name="T1">רבא: דילידא</text:span><text:span text:style-name="T4"> </text:span><text:span text:style-name="T1">אימיה</text:span><text:span text:style-name="T4"> </text:span><text:span text:style-name="T1">- כרבי</text:span><text:span text:style-name="T4"> </text:span><text:span text:style-name="T1">שמעון</text:span><text:span text:style-name="T4"> </text:span><text:span text:style-name="T1">תיליד</text:span><text:span text:style-name="T4"> </text:span><text:span text:style-name="T2">(</text:span><text:span text:style-name="T8">כל</text:span><text:span text:style-name="T5"> </text:span><text:span text:style-name="T8">שאמו</text:span><text:span text:style-name="T5"> </text:span><text:span text:style-name="T8">יולדת</text:span><text:span text:style-name="T5"> </text:span><text:span text:style-name="T8">- תבקש</text:span><text:span text:style-name="T5"> </text:span><text:span text:style-name="T8">רחמים: 'יהי</text:span><text:span text:style-name="T5"> </text:span><text:span text:style-name="T8">רצון</text:span><text:span text:style-name="T5"> </text:span><text:span text:style-name="T8">שיהא</text:span><text:span text:style-name="T5"> </text:span><text:span text:style-name="T8">כרבי</text:span><text:span text:style-name="T5"> </text:span><text:span text:style-name="T8">שמעון'</text:span><text:span text:style-name="T2">)</text:span><text:span text:style-name="T1">, ואי</text:span><text:span text:style-name="T4"> </text:span><text:span text:style-name="T1">לא</text:span><text:span text:style-name="T4"> </text:span><text:span text:style-name="T1">לא</text:span><text:span text:style-name="T4"> </text:span><text:span text:style-name="T1">תיליד, ואף</text:span><text:span text:style-name="T4"> </text:span><text:span text:style-name="T1">על</text:span><text:span text:style-name="T4"> </text:span><text:span text:style-name="T1">גב</text:span><text:span text:style-name="T4"> </text:span><text:span text:style-name="T1">דאית</text:span><text:span text:style-name="T4"> </text:span><text:span text:style-name="T1">להו</text:span><text:span text:style-name="T4"> </text:span><text:span text:style-name="T1">פירכא</text:span><text:span text:style-name="T4"> </text:span><text:span text:style-name="T2">(</text:span><text:span text:style-name="T8">למילתיה</text:span><text:span text:style-name="T5"> </text:span><text:span text:style-name="T8">כדמשכח</text:span><text:span text:style-name="T5"> </text:span><text:span text:style-name="T8">פירכא</text:span><text:span text:style-name="T5"> </text:span><text:span text:style-name="T8">בכולהו</text:span><text:span text:style-name="T5"> </text:span><text:span text:style-name="T8">ואזיל</text:span><text:span text:style-name="T2">)</text:span><text:span text:style-name="T1">:</text:span></text:p>
      <text:p text:style-name="P10"><text:span text:style-name="T5"><text:s/></text:span><text:span text:style-name="T1">מאי</text:span><text:span text:style-name="T4"> </text:span><text:span text:style-name="T1">חומרא</text:span><text:span text:style-name="T4"> </text:span><text:span text:style-name="T1">דבכורים</text:span><text:span text:style-name="T4"> </text:span><text:span text:style-name="T1">ממעשר? שכן</text:span><text:span text:style-name="T4"> </text:span><text:span text:style-name="T1">אסורים</text:span><text:span text:style-name="T4"> </text:span><text:span text:style-name="T1">לזרים? אדרבה: מעשר</text:span><text:span text:style-name="T4"> </text:span><text:span text:style-name="T1">חמור, שכן</text:span><text:span text:style-name="T4"> </text:span><text:span text:style-name="T1">אסור</text:span><text:span text:style-name="T4"> </text:span><text:span text:style-name="T1">לאונן</text:span><text:span text:style-name="T4"> </text:span><text:span text:style-name="T2">(</text:span><text:span text:style-name="T8">יום</text:span><text:span text:style-name="T5"> </text:span><text:span text:style-name="T8">מיתת</text:span><text:span text:style-name="T5"> </text:span><text:span text:style-name="T8">מתו</text:span><text:span text:style-name="T2">)</text:span><text:span text:style-name="T1"> </text:span><text:span text:style-name="T2">(</text:span><text:span text:style-name="T8">בכורים</text:span><text:span text:style-name="T5"> </text:span><text:span text:style-name="T8">מותרים</text:span><text:span text:style-name="T5"> </text:span><text:span text:style-name="T8">לאונן</text:span><text:span text:style-name="T5"> </text:span><text:span text:style-name="T8">לרבי</text:span><text:span text:style-name="T5"> </text:span><text:span text:style-name="T8">שמעון</text:span><text:span text:style-name="T5"> </text:span><text:span text:style-name="T8">[ביבמות</text:span><text:span text:style-name="T5"> </text:span><text:span text:style-name="T8">בפרק</text:span><text:span text:style-name="T5"> </text:span><text:span text:style-name="T8">'הערל' (דף</text:span><text:span text:style-name="T5"> </text:span><text:span text:style-name="T8">עג:)</text:span><text:span text:style-name="T2">)</text:span><text:span text:style-name="T1">!</text:span></text:p>
      <text:p text:style-name="P10"><text:span text:style-name="T1">מאי</text:span><text:span text:style-name="T4"> </text:span><text:span text:style-name="T1">חומרא</text:span><text:span text:style-name="T4"> </text:span><text:span text:style-name="T1">דתודה</text:span><text:span text:style-name="T4"> </text:span><text:span text:style-name="T1">ושלמים</text:span><text:span text:style-name="T4"> </text:span><text:span text:style-name="T1">ממעשר? שכן</text:span><text:span text:style-name="T4"> </text:span><text:span text:style-name="T1">טעונין</text:span><text:span text:style-name="T4"> </text:span><text:span text:style-name="T1">מתן</text:span><text:span text:style-name="T4"> </text:span><text:span text:style-name="T1">דמים</text:span><text:span text:style-name="T4"> </text:span><text:span text:style-name="T1">ואימורין</text:span><text:span text:style-name="T4"> </text:span><text:span text:style-name="T1">לגבי</text:span><text:span text:style-name="T4"> </text:span><text:span text:style-name="T1">מזבח? אדרבה: מעשר</text:span><text:span text:style-name="T4"> </text:span><text:span text:style-name="T1">חמור, שכן</text:span><text:span text:style-name="T4"> </text:span><text:span text:style-name="T1">טעונין</text:span><text:span text:style-name="T4"> </text:span><text:span text:style-name="T1">כסף</text:span><text:span text:style-name="T4"> </text:span><text:span text:style-name="T1">צורה</text:span><text:span text:style-name="T4"> </text:span><text:span text:style-name="T2">(</text:span><text:span text:style-name="T8">לפדיונו</text:span><text:span text:style-name="T5"> </text:span><text:span text:style-name="T8">דכתיב</text:span><text:span text:style-name="T5"> </text:span><text:span text:style-name="T8">(דברים</text:span><text:span text:style-name="T5"> </text:span><text:span text:style-name="T8">יד,כה) '</text:span><text:span text:style-name="T11">וצרת</text:span><text:span text:style-name="T5"> </text:span><text:span text:style-name="T11">הכסף</text:span><text:span text:style-name="T5"> </text:span><text:span text:style-name="T11">בידך</text:span><text:span text:style-name="T8">' - דבר</text:span><text:span text:style-name="T5"> </text:span><text:span text:style-name="T8">שיש</text:span><text:span text:style-name="T5"> </text:span><text:span text:style-name="T8">עליו</text:span><text:span text:style-name="T5"> </text:span><text:span text:style-name="T8">צורה</text:span><text:span text:style-name="T2">)</text:span><text:span text:style-name="T1">!</text:span></text:p>
      <text:p text:style-name="P10"><text:soft-page-break/><text:span text:style-name="T1">ומאי</text:span><text:span text:style-name="T4"> </text:span><text:span text:style-name="T1">חומרא</text:span><text:span text:style-name="T4"> </text:span><text:span text:style-name="T1">דבכור</text:span><text:span text:style-name="T4"> </text:span><text:span text:style-name="T1">מתודה</text:span><text:span text:style-name="T4"> </text:span><text:span text:style-name="T1">ושלמים? שכן</text:span><text:span text:style-name="T4"> </text:span><text:span text:style-name="T1">קדושתו</text:span><text:span text:style-name="T4"> </text:span><text:span text:style-name="T1">מרחם? אדרבה</text:span><text:span text:style-name="T4"> </text:span><text:span text:style-name="T1">תודה</text:span><text:span text:style-name="T4"> </text:span><text:span text:style-name="T1">ושלמים</text:span><text:span text:style-name="T4"> </text:span><text:span text:style-name="T1">חמורים, שכן</text:span><text:span text:style-name="T4"> </text:span><text:span text:style-name="T1">טעונים</text:span><text:span text:style-name="T4"> </text:span><text:span text:style-name="T1">סמיכה</text:span><text:span text:style-name="T4"> </text:span><text:span text:style-name="T1">ונסכים</text:span><text:span text:style-name="T4"> </text:span><text:span text:style-name="T1">ותנופת</text:span><text:span text:style-name="T4"> </text:span><text:span text:style-name="T1">חזה</text:span><text:span text:style-name="T4"> </text:span><text:span text:style-name="T1">ושוק</text:span><text:span text:style-name="T4"> </text:span><text:span text:style-name="T2">(</text:span><text:span text:style-name="T8">בכור</text:span><text:span text:style-name="T5"> </text:span><text:span text:style-name="T8">אינו</text:span><text:span text:style-name="T5"> </text:span><text:span text:style-name="T8">טעון</text:span><text:span text:style-name="T5"> </text:span><text:span text:style-name="T8">לא</text:span><text:span text:style-name="T5"> </text:span><text:span text:style-name="T8">סמיכה</text:span><text:span text:style-name="T5"> </text:span><text:span text:style-name="T8">ולא</text:span><text:span text:style-name="T5"> </text:span><text:span text:style-name="T8">נסכים, כדתנן</text:span><text:span text:style-name="T5"> </text:span><text:span text:style-name="T8">במנחות</text:span><text:span text:style-name="T5"> </text:span><text:span text:style-name="T8">בפרק</text:span><text:span text:style-name="T5"> </text:span><text:span text:style-name="T8">'שתי</text:span><text:span text:style-name="T5"> </text:span><text:span text:style-name="T8">מדות' (דף</text:span><text:span text:style-name="T5"> </text:span><text:span text:style-name="T8">צב.)</text:span><text:span text:style-name="T2">)</text:span><text:span text:style-name="T1">!</text:span></text:p>
      <text:p text:style-name="P10"><text:span text:style-name="T1">ומאי</text:span><text:span text:style-name="T4"> </text:span><text:span text:style-name="T1">חומרא</text:span><text:span text:style-name="T4"> </text:span><text:span text:style-name="T1">דחטאת</text:span><text:span text:style-name="T4"> </text:span><text:span text:style-name="T1">ואשם</text:span><text:span text:style-name="T4"> </text:span><text:span text:style-name="T1">מבכור? שכן</text:span><text:span text:style-name="T4"> </text:span><text:span text:style-name="T1">קדשי</text:span><text:span text:style-name="T4"> </text:span><text:span text:style-name="T1">קדשים? אדרבה</text:span><text:span text:style-name="T4"> </text:span><text:span text:style-name="T1">בכור</text:span><text:span text:style-name="T4"> </text:span><text:span text:style-name="T1">חמור, שכן</text:span><text:span text:style-name="T4"> </text:span><text:span text:style-name="T1">קדושתו</text:span><text:span text:style-name="T4"> </text:span><text:span text:style-name="T1">מרחם! </text:span></text:p>
      <text:p text:style-name="P10"><text:span text:style-name="T1">ומאי</text:span><text:span text:style-name="T4"> </text:span><text:span text:style-name="T1">חומרא</text:span><text:span text:style-name="T4"> </text:span><text:span text:style-name="T1">דעולה</text:span><text:span text:style-name="T4"> </text:span><text:span text:style-name="T1">מחטאת</text:span><text:span text:style-name="T4"> </text:span><text:span text:style-name="T1">ואשם? שכן</text:span><text:span text:style-name="T4"> </text:span><text:span text:style-name="T1">כליל? אדרבה</text:span><text:span text:style-name="T4"> </text:span><text:span text:style-name="T1">חטאת</text:span><text:span text:style-name="T4"> </text:span><text:span text:style-name="T1">ואשם</text:span><text:span text:style-name="T4"> </text:span><text:span text:style-name="T1">חמירי, שכן</text:span><text:span text:style-name="T4"> </text:span><text:span text:style-name="T1">מכפרי! </text:span></text:p>
      <text:p text:style-name="P10"><text:span text:style-name="T1">וכולהו</text:span><text:span text:style-name="T4"> </text:span><text:span text:style-name="T1">חמירי</text:span><text:span text:style-name="T4"> </text:span><text:span text:style-name="T1">מעולה, דאית</text:span><text:span text:style-name="T4"> </text:span><text:span text:style-name="T1">בהו</text:span><text:span text:style-name="T4"> </text:span><text:span text:style-name="T1">שתי</text:span><text:span text:style-name="T4"> </text:span><text:span text:style-name="T1">אכילות</text:span><text:span text:style-name="T4"> </text:span><text:span text:style-name="T41">[אכילת</text:span><text:span text:style-name="T52"> </text:span><text:span text:style-name="T41">אדם</text:span><text:span text:style-name="T52"> </text:span><text:span text:style-name="T41">ואכלית</text:span><text:span text:style-name="T52"> </text:span><text:span text:style-name="T41">מזבח</text:span><text:span text:style-name="T52"> </text:span><text:span text:style-name="T41">[מהר"ם]]</text:span><text:span text:style-name="T1">!</text:span></text:p>
      <text:p text:style-name="P10"><text:span text:style-name="T1">אלא</text:span><text:span text:style-name="T4"> </text:span><text:span text:style-name="T1">מאי</text:span><text:span text:style-name="T4"> </text:span><text:span text:style-name="T1">'דילידא</text:span><text:span text:style-name="T4"> </text:span><text:span text:style-name="T1">אימיה</text:span><text:span text:style-name="T4"> </text:span><text:span text:style-name="T1">כרבי</text:span><text:span text:style-name="T4"> </text:span><text:span text:style-name="T1">שמעון' </text:span><text:span text:style-name="T2">(</text:span><text:span text:style-name="T8">הואיל</text:span><text:span text:style-name="T5"> </text:span><text:span text:style-name="T8">ואית</text:span><text:span text:style-name="T5"> </text:span><text:span text:style-name="T8">פירכא</text:span><text:span text:style-name="T5"> </text:span><text:span text:style-name="T8">למילתיה</text:span><text:span text:style-name="T5"> </text:span><text:span text:style-name="T8">- מהו</text:span><text:span text:style-name="T5"> </text:span><text:span text:style-name="T8">שבחו</text:span><text:span text:style-name="T2">)</text:span><text:span text:style-name="T1">? דלמאי</text:span><text:span text:style-name="T4"> </text:span><text:span text:style-name="T1">דסבירא</text:span><text:span text:style-name="T4"> </text:span><text:span text:style-name="T1">ליה</text:span><text:span text:style-name="T4"> </text:span><text:span text:style-name="T1">לדידיה</text:span><text:span text:style-name="T4"> </text:span><text:span text:style-name="T1">- מסרס</text:span><text:span text:style-name="T4"> </text:span><text:span text:style-name="T1">ליה</text:span><text:span text:style-name="T4"> </text:span><text:span text:style-name="T1">לקרא</text:span><text:span text:style-name="T4"> </text:span><text:span text:style-name="T1">ודריש</text:span><text:span text:style-name="T4"> </text:span><text:span text:style-name="T1">ליה</text:span><text:span text:style-name="T4"> </text:span><text:span text:style-name="T2">(</text:span><text:span text:style-name="T8">ודריש</text:span><text:span text:style-name="T5"> </text:span><text:span text:style-name="T8">ליה</text:span><text:span text:style-name="T5"> </text:span><text:span text:style-name="T8">לפי</text:span><text:span text:style-name="T5"> </text:span><text:span text:style-name="T8">דעתו; שהחומרים</text:span><text:span text:style-name="T5"> </text:span><text:span text:style-name="T8">שהוא</text:span><text:span text:style-name="T5"> </text:span><text:span text:style-name="T8">מוצא</text:span><text:span text:style-name="T5"> </text:span><text:span text:style-name="T8">באותו</text:span><text:span text:style-name="T5"> </text:span><text:span text:style-name="T8">שהוא</text:span><text:span text:style-name="T5"> </text:span><text:span text:style-name="T8">מוצא</text:span><text:span text:style-name="T5"> </text:span><text:span text:style-name="T8">חמורים</text:span><text:span text:style-name="T5"> </text:span><text:span text:style-name="T8">- נראין</text:span><text:span text:style-name="T5"> </text:span><text:span text:style-name="T8">לו</text:span><text:span text:style-name="T5"> </text:span><text:span text:style-name="T8">חומר, סרס</text:span><text:span text:style-name="T5"> </text:span><text:span text:style-name="T8">את</text:span><text:span text:style-name="T5"> </text:span><text:span text:style-name="T8">המקרא</text:span><text:span text:style-name="T5"> </text:span><text:span text:style-name="T8">לדורשו</text:span><text:span text:style-name="T5"> </text:span><text:span text:style-name="T8">בהפך</text:span><text:span text:style-name="T5"> </text:span><text:span text:style-name="T8">למצוא</text:span><text:span text:style-name="T5"> </text:span><text:span text:style-name="T8">איסורין</text:span><text:span text:style-name="T5"> </text:span><text:span text:style-name="T8">שמצא; שאם</text:span><text:span text:style-name="T5"> </text:span><text:span text:style-name="T8">דרשו</text:span><text:span text:style-name="T5"> </text:span><text:span text:style-name="T8">כסדרו</text:span><text:span text:style-name="T5"> </text:span><text:span text:style-name="T8">- לא</text:span><text:span text:style-name="T5"> </text:span><text:span text:style-name="T8">היה</text:span><text:span text:style-name="T5"> </text:span><text:span text:style-name="T8">יכול</text:span><text:span text:style-name="T5"> </text:span><text:span text:style-name="T8">ללמוד</text:span><text:span text:style-name="T5"> </text:span><text:span text:style-name="T8">ממנו</text:span><text:span text:style-name="T5"> </text:span><text:span text:style-name="T8">האיסורין</text:span><text:span text:style-name="T5"> </text:span><text:span text:style-name="T8">הללו</text:span><text:span text:style-name="T5"> </text:span><text:span text:style-name="T8">בכל</text:span><text:span text:style-name="T5"> </text:span><text:span text:style-name="T8">אחד</text:span><text:span text:style-name="T5"> </text:span><text:span text:style-name="T8">ואחד, שאם</text:span><text:span text:style-name="T5"> </text:span><text:span text:style-name="T8">דרש</text:span><text:span text:style-name="T5"> </text:span><text:span text:style-name="T8">תחלה: 'ובכורות' - זה</text:span><text:span text:style-name="T5"> </text:span><text:span text:style-name="T8">הבכור; וכי</text:span><text:span text:style-name="T5"> </text:span><text:span text:style-name="T8">מה</text:span><text:span text:style-name="T5"> </text:span><text:span text:style-name="T8">בא</text:span><text:span text:style-name="T5"> </text:span><text:span text:style-name="T8">ללמדנו? אם</text:span><text:span text:style-name="T5"> </text:span><text:span text:style-name="T8">לאוכלו</text:span><text:span text:style-name="T5"> </text:span><text:span text:style-name="T8">חוץ</text:span><text:span text:style-name="T5"> </text:span><text:span text:style-name="T8">לחומה, קל</text:span><text:span text:style-name="T5"> </text:span><text:span text:style-name="T8">וחומר</text:span><text:span text:style-name="T5"> </text:span><text:span text:style-name="T8">ממעשר, אם</text:span><text:span text:style-name="T5"> </text:span><text:span text:style-name="T8">לאוכל</text:span><text:span text:style-name="T5"> </text:span><text:span text:style-name="T8">לפני</text:span><text:span text:style-name="T5"> </text:span><text:span text:style-name="T8">זריקה, קל</text:span><text:span text:style-name="T5"> </text:span><text:span text:style-name="T8">וחומר</text:span><text:span text:style-name="T5"> </text:span><text:span text:style-name="T8">מתודה</text:span><text:span text:style-name="T5"> </text:span><text:span text:style-name="T8">ושלמים' - אין</text:span><text:span text:style-name="T5"> </text:span><text:span text:style-name="T8">זה</text:span><text:span text:style-name="T5"> </text:span><text:span text:style-name="T8">נכון: שעדיין</text:span><text:span text:style-name="T5"> </text:span><text:span text:style-name="T8">לא</text:span><text:span text:style-name="T5"> </text:span><text:span text:style-name="T8">מצאו</text:span><text:span text:style-name="T5"> </text:span><text:span text:style-name="T8">בתודה</text:span><text:span text:style-name="T5"> </text:span><text:span text:style-name="T8">ושלמים, ועל</text:span><text:span text:style-name="T5"> </text:span><text:span text:style-name="T8">כרחו</text:span><text:span text:style-name="T5"> </text:span><text:span text:style-name="T8">היה</text:span><text:span text:style-name="T5"> </text:span><text:span text:style-name="T8">צריך</text:span><text:span text:style-name="T5"> </text:span><text:span text:style-name="T8">לומר</text:span><text:span text:style-name="T5"> </text:span><text:span text:style-name="T8">'הא</text:span><text:span text:style-name="T5"> </text:span><text:span text:style-name="T8">לא</text:span><text:span text:style-name="T5"> </text:span><text:span text:style-name="T8">בא</text:span><text:span text:style-name="T5"> </text:span><text:span text:style-name="T8">הכתוב</text:span><text:span text:style-name="T5"> </text:span><text:span text:style-name="T8">אלא</text:span><text:span text:style-name="T5"> </text:span><text:span text:style-name="T8">לאוכל</text:span><text:span text:style-name="T5"> </text:span><text:span text:style-name="T8">מן</text:span><text:span text:style-name="T5"> </text:span><text:span text:style-name="T8">הבכור</text:span><text:span text:style-name="T5"> </text:span><text:span text:style-name="T8">לפני</text:span><text:span text:style-name="T5"> </text:span><text:span text:style-name="T8">זריקה</text:span><text:span text:style-name="T5"> </text:span><text:span text:style-name="T8">שהוא</text:span><text:span text:style-name="T5"> </text:span><text:span text:style-name="T8">לוקה', ומעתה</text:span><text:span text:style-name="T5"> </text:span><text:span text:style-name="T8">אין</text:span><text:span text:style-name="T5"> </text:span><text:span text:style-name="T8">לו</text:span><text:span text:style-name="T5"> </text:span><text:span text:style-name="T8">אזהרה</text:span><text:span text:style-name="T5"> </text:span><text:span text:style-name="T8">לאוכל</text:span><text:span text:style-name="T5"> </text:span><text:span text:style-name="T8">ממנו</text:span><text:span text:style-name="T5"> </text:span><text:span text:style-name="T8">לאחר</text:span><text:span text:style-name="T5"> </text:span><text:span text:style-name="T8">זריקה</text:span><text:span text:style-name="T5"> </text:span><text:span text:style-name="T8">והוא</text:span><text:span text:style-name="T5"> </text:span><text:span text:style-name="T8">זר, וכן</text:span><text:span text:style-name="T5"> </text:span><text:span text:style-name="T8">בכולן, זה</text:span><text:span text:style-name="T5"> </text:span><text:span text:style-name="T8">אחר</text:span><text:span text:style-name="T5"> </text:span><text:span text:style-name="T8">זה</text:span><text:span text:style-name="T2">)</text:span><text:span text:style-name="T1">. </text:span></text:p>
      <text:p text:style-name="P15"><text:span text:style-name="T7">[תוספות</text:span><text:span text:style-name="T4"> </text:span><text:span text:style-name="T7">ד"ה</text:span><text:span text:style-name="T4"> </text:span><text:span text:style-name="T7">דלמאי</text:span><text:span text:style-name="T4"> </text:span><text:span text:style-name="T7">דסבירא</text:span><text:span text:style-name="T4"> </text:span><text:span text:style-name="T7">ליה</text:span><text:span text:style-name="T4"> </text:span><text:span text:style-name="T7">לדידיה</text:span><text:span text:style-name="T4"> </text:span><text:span text:style-name="T7">מסרס</text:span><text:span text:style-name="T4"> </text:span><text:span text:style-name="T7">ליה</text:span><text:span text:style-name="T4"> </text:span><text:span text:style-name="T7">לקרא</text:span><text:span text:style-name="T4"> </text:span><text:span text:style-name="T7">ודריש</text:span><text:span text:style-name="T4"> </text:span><text:span text:style-name="T7">ליה. דאילו</text:span><text:span text:style-name="T4"> </text:span><text:span text:style-name="T7">היה</text:span><text:span text:style-name="T4"> </text:span><text:span text:style-name="T7">דורש</text:span><text:span text:style-name="T4"> </text:span><text:span text:style-name="T7">המקרא</text:span><text:span text:style-name="T4"> </text:span><text:span text:style-name="T7">כסדרו</text:span><text:span text:style-name="T4"> </text:span><text:span text:style-name="T7">- לא</text:span><text:span text:style-name="T4"> </text:span><text:span text:style-name="T7">היה</text:span><text:span text:style-name="T4"> </text:span><text:span text:style-name="T7">נפקא</text:span><text:span text:style-name="T4"> </text:span><text:span text:style-name="T7">ליה</text:span><text:span text:style-name="T4"> </text:span><text:span text:style-name="T7">מקרא</text:span><text:span text:style-name="T4"> </text:span><text:span text:style-name="T7">כדדריש</text:span><text:span text:style-name="T4"> </text:span><text:span text:style-name="T7">השתא, כדפ"ה; ואם</text:span><text:span text:style-name="T4"> </text:span><text:span text:style-name="T7">תאמר: אכתי</text:span><text:span text:style-name="T4"> </text:span><text:span text:style-name="T7">אמאי</text:span><text:span text:style-name="T4"> </text:span><text:span text:style-name="T7">משבח</text:span><text:span text:style-name="T4"> </text:span><text:span text:style-name="T7">לר' שמעון</text:span><text:span text:style-name="T4"> </text:span><text:span text:style-name="T7">בכך? אדרבה</text:span><text:span text:style-name="T4"> </text:span><text:span text:style-name="T7">קשה! מנלן</text:span><text:span text:style-name="T4"> </text:span><text:span text:style-name="T7">למדרש</text:span><text:span text:style-name="T4"> </text:span><text:span text:style-name="T7">הכי</text:span><text:span text:style-name="T4"> </text:span><text:span text:style-name="T7">ולסרוסי</text:span><text:span text:style-name="T4"> </text:span><text:span text:style-name="T7">לקרא?</text:span></text:p>
      <text:p text:style-name="P15"><text:span text:style-name="T7">ויש</text:span><text:span text:style-name="T4"> </text:span><text:span text:style-name="T7">לומר</text:span><text:span text:style-name="T4"> </text:span><text:span text:style-name="T7">דשפיר</text:span><text:span text:style-name="T4"> </text:span><text:span text:style-name="T7">קדריש: דעל</text:span><text:span text:style-name="T4"> </text:span><text:span text:style-name="T7">כרחך</text:span><text:span text:style-name="T4"> </text:span><text:span text:style-name="T7">בכור</text:span><text:span text:style-name="T4"> </text:span><text:span text:style-name="T7">לא</text:span><text:span text:style-name="T4"> </text:span><text:span text:style-name="T7">אתא</text:span><text:span text:style-name="T4"> </text:span><text:span text:style-name="T7">לקודם</text:span><text:span text:style-name="T4"> </text:span><text:span text:style-name="T7">זריקה</text:span><text:span text:style-name="T4"> </text:span><text:span text:style-name="T7">אע"פ</text:span><text:span text:style-name="T4"> </text:span><text:span text:style-name="T7">שנכתב</text:span><text:span text:style-name="T4"> </text:span><text:span text:style-name="T7">קודם</text:span><text:span text:style-name="T4"> </text:span><text:span text:style-name="T7">לתודה: דמכל</text:span><text:span text:style-name="T4"> </text:span><text:span text:style-name="T7">מקום</text:span><text:span text:style-name="T4"> </text:span><text:span text:style-name="T7">אי</text:span><text:span text:style-name="T4"> </text:span><text:span text:style-name="T7">להכי</text:span><text:span text:style-name="T4"> <text:s/></text:span><text:span text:style-name="T7">אתא</text:span><text:span text:style-name="T4"> </text:span><text:span text:style-name="T7">- לישתיק</text:span><text:span text:style-name="T4"> </text:span><text:span text:style-name="T7">מיניה, וילפינן</text:span><text:span text:style-name="T4"> </text:span><text:span text:style-name="T7">ליה</text:span><text:span text:style-name="T4"> </text:span><text:span text:style-name="T7">שפיר</text:span><text:span text:style-name="T4"> </text:span><text:span text:style-name="T7">מתודה, שנכתב</text:span><text:span text:style-name="T4"> </text:span><text:span text:style-name="T7">בסוף; כך</text:span><text:span text:style-name="T4"> </text:span><text:span text:style-name="T7">נראה</text:span><text:span text:style-name="T4"> </text:span><text:span text:style-name="T7">למשי"ח, וכדפירש</text:span><text:span text:style-name="T4"> </text:span><text:span text:style-name="T7">בתוספות: דעל</text:span><text:span text:style-name="T4"> </text:span><text:span text:style-name="T7">כרחך</text:span><text:span text:style-name="T4"> </text:span><text:span text:style-name="T7">תודה</text:span><text:span text:style-name="T4"> </text:span><text:span text:style-name="T7">אתיא</text:span><text:span text:style-name="T4"> </text:span><text:span text:style-name="T7">לקודם</text:span><text:span text:style-name="T4"> </text:span><text:span text:style-name="T7">זריקה, דאיסורא</text:span><text:span text:style-name="T4"> </text:span><text:span text:style-name="T7">אחרינא</text:span><text:span text:style-name="T4"> </text:span><text:span text:style-name="T7">ליכא</text:span><text:span text:style-name="T4"> </text:span><text:span text:style-name="T7">לאוקמא</text:span><text:span text:style-name="T4"> </text:span><text:span text:style-name="T7">בה, דליכא</text:span><text:span text:style-name="T4"> </text:span><text:span text:style-name="T7">לאוקמי</text:span><text:span text:style-name="T4"> </text:span><text:span text:style-name="T7">(בה) אחר</text:span><text:span text:style-name="T4"> </text:span><text:span text:style-name="T7">זריקה</text:span><text:span text:style-name="T4"> </text:span><text:span text:style-name="T7">- דשרי</text:span><text:span text:style-name="T4"> </text:span><text:span text:style-name="T7">לזרים, והלכך</text:span><text:span text:style-name="T4"> </text:span><text:span text:style-name="T7">ליכא</text:span><text:span text:style-name="T4"> </text:span><text:span text:style-name="T7">למימר</text:span><text:span text:style-name="T4"> </text:span><text:span text:style-name="T7">דמוקמינן</text:span><text:span text:style-name="T4"> </text:span><text:span text:style-name="T7">בכור</text:span><text:span text:style-name="T4"> </text:span><text:span text:style-name="T7">שנכתב</text:span><text:span text:style-name="T4"> </text:span><text:span text:style-name="T7">קודם</text:span><text:span text:style-name="T4"> </text:span><text:span text:style-name="T7">לפני</text:span><text:span text:style-name="T4"> </text:span><text:span text:style-name="T7">זריקה, דאתי</text:span><text:span text:style-name="T4"> </text:span><text:span text:style-name="T7">בקל</text:span><text:span text:style-name="T4"> </text:span><text:span text:style-name="T7">וחומר</text:span><text:span text:style-name="T4"> </text:span><text:span text:style-name="T7">מתודה, וכולהו</text:span><text:span text:style-name="T4"> </text:span><text:span text:style-name="T7">דמסתבר: דהא</text:span><text:span text:style-name="T4"> </text:span><text:span text:style-name="T7">מכל</text:span><text:span text:style-name="T4"> </text:span><text:span text:style-name="T7">מקום</text:span><text:span text:style-name="T4"> </text:span><text:span text:style-name="T7">על</text:span><text:span text:style-name="T4"> </text:span><text:span text:style-name="T7">כרחך</text:span><text:span text:style-name="T4"> </text:span><text:span text:style-name="T7">צריך</text:span><text:span text:style-name="T4"> </text:span><text:span text:style-name="T7">לאוקמי</text:span><text:span text:style-name="T4"> </text:span><text:span text:style-name="T7">תודה</text:span><text:span text:style-name="T4"> </text:span><text:span text:style-name="T7">לפני</text:span><text:span text:style-name="T4"> </text:span><text:span text:style-name="T7">זריקה</text:span><text:span text:style-name="T4"> </text:span><text:span text:style-name="T7">אף</text:span><text:span text:style-name="T4"> </text:span><text:span text:style-name="T7">על</text:span><text:span text:style-name="T4"> </text:span><text:span text:style-name="T7">גב</text:span><text:span text:style-name="T4"> </text:span><text:span text:style-name="T7">דחד</text:span><text:span text:style-name="T4"> </text:span><text:span text:style-name="T7">צד</text:span><text:span text:style-name="T4"> </text:span><text:span text:style-name="T7">חמור</text:span><text:span text:style-name="T4"> </text:span><text:span text:style-name="T7">הוא</text:span><text:span text:style-name="T4"> </text:span><text:span text:style-name="T7">אצל</text:span><text:span text:style-name="T4"> </text:span><text:span text:style-name="T7">עולה</text:span><text:span text:style-name="T4"> </text:span><text:span text:style-name="T7">- מכל</text:span><text:span text:style-name="T4"> </text:span><text:span text:style-name="T7">מקום</text:span><text:span text:style-name="T4"> </text:span><text:span text:style-name="T7">לא</text:span><text:span text:style-name="T4"> </text:span><text:span text:style-name="T7">אתא</text:span><text:span text:style-name="T4"> </text:span><text:span text:style-name="T7">אלא</text:span><text:span text:style-name="T4"> </text:span><text:span text:style-name="T7">להכי, כדפירש, ואם</text:span><text:span text:style-name="T4"> </text:span><text:span text:style-name="T7">כן</text:span><text:span text:style-name="T4"> </text:span><text:span text:style-name="T7">סוף</text:span><text:span text:style-name="T4"> </text:span><text:span text:style-name="T7">סוף</text:span><text:span text:style-name="T4"> </text:span><text:span text:style-name="T7">משמע</text:span><text:span text:style-name="T4"> </text:span><text:span text:style-name="T7">בבכור.]</text:span></text:p>
      <text:p text:style-name="P18"><text:s/></text:p>
      <text:p text:style-name="P10"><text:span text:style-name="T1">וכי</text:span><text:span text:style-name="T4"> </text:span><text:span text:style-name="T1">מזהירין</text:span><text:span text:style-name="T4"> </text:span><text:span text:style-name="T1">מן</text:span><text:span text:style-name="T4"> </text:span><text:span text:style-name="T1">הדין</text:span><text:span text:style-name="T4"> </text:span><text:span text:style-name="T2">(</text:span><text:span text:style-name="T8">דקאמר</text:span><text:span text:style-name="T5"> </text:span><text:span text:style-name="T8">'אם</text:span><text:span text:style-name="T5"> </text:span><text:span text:style-name="T8">לאוכלו</text:span><text:span text:style-name="T5"> </text:span><text:span text:style-name="T8">חוץ</text:span><text:span text:style-name="T5"> </text:span><text:span text:style-name="T8">לחומה</text:span><text:span text:style-name="T5"> </text:span><text:span text:style-name="T8">קל</text:span><text:span text:style-name="T5"> </text:span><text:span text:style-name="T8">וחומר</text:span><text:span text:style-name="T5"> </text:span><text:span text:style-name="T8">ממעשר</text:span><text:span text:style-name="T5"> </text:span><text:span text:style-name="T8">כו'? ותו: 'אם</text:span><text:span text:style-name="T5"> </text:span><text:span text:style-name="T8">לפני</text:span><text:span text:style-name="T5"> </text:span><text:span text:style-name="T8">זריקה</text:span><text:span text:style-name="T5"> </text:span><text:span text:style-name="T8">קל</text:span><text:span text:style-name="T5"> </text:span><text:span text:style-name="T8">וחומר</text:span><text:span text:style-name="T5"> </text:span><text:span text:style-name="T8">מתודה'? דלמא</text:span><text:span text:style-name="T5"> </text:span><text:span text:style-name="T8">כולהו</text:span><text:span text:style-name="T5"> </text:span><text:span text:style-name="T8">חוץ</text:span><text:span text:style-name="T5"> </text:span><text:span text:style-name="T8">לחומה</text:span><text:span text:style-name="T5"> </text:span><text:span text:style-name="T8">אתו! ודקאמרת</text:span><text:span text:style-name="T5"> </text:span><text:span text:style-name="T8">'קל</text:span><text:span text:style-name="T5"> </text:span><text:span text:style-name="T8">וחומר' - אין</text:span><text:span text:style-name="T5"> </text:span><text:span text:style-name="T8">מזהירין</text:span><text:span text:style-name="T5"> </text:span><text:span text:style-name="T8">מן</text:span><text:span text:style-name="T5"> </text:span><text:span text:style-name="T8">הדין, ואין</text:span><text:span text:style-name="T5"> </text:span><text:span text:style-name="T8">כאן</text:span><text:span text:style-name="T5"> </text:span><text:span text:style-name="T8">'אם</text:span><text:span text:style-name="T5"> </text:span><text:span text:style-name="T8">אינו</text:span><text:span text:style-name="T5"> </text:span><text:span text:style-name="T8">ענין'</text:span><text:span text:style-name="T2">)</text:span><text:span text:style-name="T1">? הא</text:span><text:span text:style-name="T4"> </text:span><text:span text:style-name="T1">אפילו</text:span><text:span text:style-name="T4"> </text:span><text:span text:style-name="T1">למאן</text:span><text:span text:style-name="T4"> </text:span><text:span text:style-name="T1">דאמר</text:span><text:span text:style-name="T4"> </text:span><text:span text:style-name="T1">'עונשין</text:span><text:span text:style-name="T4"> </text:span><text:span text:style-name="T1">מן</text:span><text:span text:style-name="T4"> </text:span><text:span text:style-name="T1">הדין' - אין</text:span><text:span text:style-name="T4"> </text:span><text:span text:style-name="T1">מזהירין</text:span><text:span text:style-name="T4"> </text:span><text:span text:style-name="T1">מן</text:span><text:span text:style-name="T4"> </text:span><text:span text:style-name="T1">הדין</text:span><text:span text:style-name="T4"> </text:span><text:span text:style-name="T2">(</text:span><text:span text:style-name="T8">דהא</text:span><text:span text:style-name="T5"> </text:span><text:span text:style-name="T8">רבי</text:span><text:span text:style-name="T5"> </text:span><text:span text:style-name="T8">יצחק</text:span><text:span text:style-name="T5"> </text:span><text:span text:style-name="T8">דאית</text:span><text:span text:style-name="T5"> </text:span><text:span text:style-name="T8">ליה</text:span><text:span text:style-name="T5"> </text:span><text:span text:style-name="T8">ב'אחותו</text:span><text:span text:style-name="T5"> </text:span><text:span text:style-name="T8">בת</text:span><text:span text:style-name="T5"> </text:span><text:span text:style-name="T8">אביו</text:span><text:span text:style-name="T5"> </text:span><text:span text:style-name="T8">ובת</text:span><text:span text:style-name="T5"> </text:span><text:span text:style-name="T8">אמו' עונשין</text:span><text:span text:style-name="T5"> </text:span><text:span text:style-name="T8">מן</text:span><text:span text:style-name="T5"> </text:span><text:span text:style-name="T8">הדין, וגבי</text:span><text:span text:style-name="T5"> </text:span><text:span text:style-name="T8">אזהרה</text:span><text:span text:style-name="T5"> </text:span><text:span text:style-name="T8">איכא</text:span><text:span text:style-name="T5"> </text:span><text:span text:style-name="T8">קרא</text:span><text:span text:style-name="T5"> </text:span><text:span text:style-name="T8">יתירא</text:span><text:span text:style-name="T2">)</text:span><text:span text:style-name="T1">!?</text:span></text:p>
      <text:p text:style-name="P10"><text:span text:style-name="T1">איסורא</text:span><text:span text:style-name="T4"> </text:span><text:span text:style-name="T1">בעלמא</text:span><text:span text:style-name="T4"> </text:span><text:span text:style-name="T2">(</text:span><text:span text:style-name="T8">האי</text:span><text:span text:style-name="T5"> </text:span><text:span text:style-name="T8">דקא</text:span><text:span text:style-name="T5"> </text:span><text:span text:style-name="T8">מייתי</text:span><text:span text:style-name="T5"> </text:span><text:span text:style-name="T8">בכולהו</text:span><text:span text:style-name="T5"> </text:span><text:span text:style-name="T8">אזהרה</text:span><text:span text:style-name="T5"> </text:span><text:span text:style-name="T8">בקל</text:span><text:span text:style-name="T5"> </text:span><text:span text:style-name="T8">וחומר</text:span><text:span text:style-name="T5"> </text:span><text:span text:style-name="T8">- לאיסורי</text:span><text:span text:style-name="T5"> </text:span><text:span text:style-name="T8">בעלמא</text:span><text:span text:style-name="T5"> </text:span><text:span text:style-name="T8">קאמר, ולא</text:span><text:span text:style-name="T5"> </text:span><text:span text:style-name="T8">למלקות</text:span><text:span text:style-name="T2">)</text:span><text:span text:style-name="T1">.</text:span></text:p>
      <text:p text:style-name="P10"><text:span text:style-name="T1">והאמר</text:span><text:span text:style-name="T4"> </text:span><text:span text:style-name="T1">רבא: זר</text:span><text:span text:style-name="T4"> </text:span><text:span text:style-name="T1">שאכל</text:span><text:span text:style-name="T4"> </text:span><text:span text:style-name="T1">מן</text:span><text:span text:style-name="T4"> </text:span><text:span text:style-name="T1">העולה</text:span><text:span text:style-name="T4"> </text:span><text:span text:style-name="T1">לפני</text:span><text:span text:style-name="T4"> </text:span><text:span text:style-name="T1">זריקה</text:span><text:span text:style-name="T4"> </text:span><text:span text:style-name="T1">חוץ</text:span><text:span text:style-name="T4"> </text:span><text:span text:style-name="T1">לחומה, לרבי</text:span><text:span text:style-name="T4"> </text:span><text:span text:style-name="T1">שמעון</text:span><text:span text:style-name="T4"> </text:span><text:span text:style-name="T1">לוקה</text:span><text:span text:style-name="T4"> </text:span><text:span text:style-name="T1">חמש</text:span><text:span text:style-name="T4"> </text:span><text:span text:style-name="T2">(</text:span><text:span text:style-name="T8">דוקא</text:span><text:span text:style-name="T5"> </text:span><text:span text:style-name="T8">זר</text:span><text:span text:style-name="T5"> </text:span><text:span text:style-name="T8">קאמר; ואף</text:span><text:span text:style-name="T5"> </text:span><text:span text:style-name="T8">על</text:span><text:span text:style-name="T5"> </text:span><text:span text:style-name="T8">גב</text:span><text:span text:style-name="T5"> </text:span><text:span text:style-name="T8">דכהן</text:span><text:span text:style-name="T5"> </text:span><text:span text:style-name="T8">לגבי</text:span><text:span text:style-name="T5"> </text:span><text:span text:style-name="T8">עולה</text:span><text:span text:style-name="T5"> </text:span><text:span text:style-name="T8">- זר</text:span><text:span text:style-name="T5"> </text:span><text:span text:style-name="T8">הוא, הכא</text:span><text:span text:style-name="T5"> </text:span><text:span text:style-name="T8">זר</text:span><text:span text:style-name="T5"> </text:span><text:span text:style-name="T8">דוקא</text:span><text:span text:style-name="T5"> </text:span><text:span text:style-name="T8">קאמר: דאי</text:span><text:span text:style-name="T5"> </text:span><text:span text:style-name="T8">כהן</text:span><text:span text:style-name="T5"> </text:span><text:span text:style-name="T8">- בצר</text:span><text:span text:style-name="T5"> </text:span><text:span text:style-name="T8">ליה</text:span><text:span text:style-name="T5"> </text:span><text:span text:style-name="T8">חד</text:span><text:span text:style-name="T5"> </text:span><text:span text:style-name="T8">לאו, דהא</text:span><text:span text:style-name="T5"> </text:span><text:span text:style-name="T8">'חמש' דקאמר: חד</text:span><text:span text:style-name="T5"> </text:span><text:span text:style-name="T8">משום</text:span><text:span text:style-name="T5"> </text:span><text:span text:style-name="T8">'חוץ</text:span><text:span text:style-name="T5"> </text:span><text:span text:style-name="T8">לחומה', דאתי</text:span><text:span text:style-name="T5"> </text:span><text:span text:style-name="T8">בקל</text:span><text:span text:style-name="T5"> </text:span><text:span text:style-name="T8">וחומר</text:span><text:span text:style-name="T5"> </text:span><text:span text:style-name="T8">ממעשר, וחד</text:span><text:span text:style-name="T5"> </text:span><text:span text:style-name="T8">משום</text:span><text:span text:style-name="T5"> </text:span><text:span text:style-name="T8">'לפני</text:span><text:span text:style-name="T5"> </text:span><text:span text:style-name="T8">זריקה', דאתי</text:span><text:span text:style-name="T5"> </text:span><text:span text:style-name="T8">בקל</text:span><text:span text:style-name="T5"> </text:span><text:span text:style-name="T8">וחומר</text:span><text:span text:style-name="T5"> </text:span><text:span text:style-name="T8">מתודה</text:span><text:span text:style-name="T5"> </text:span><text:span text:style-name="T8">ושלמים, וחד</text:span><text:span text:style-name="T5"> </text:span><text:span text:style-name="T8">משום</text:span><text:span text:style-name="T5"> </text:span><text:span text:style-name="T8">'זר' גמור</text:span><text:span text:style-name="T5"> </text:span><text:span text:style-name="T8">- אפילו</text:span><text:span text:style-name="T5"> </text:span><text:span text:style-name="T8">לאחר</text:span><text:span text:style-name="T5"> </text:span><text:span text:style-name="T8">זריקה, דאתי</text:span><text:span text:style-name="T5"> </text:span><text:span text:style-name="T8">בקל</text:span><text:span text:style-name="T5"> </text:span><text:span text:style-name="T8">וחומר</text:span><text:span text:style-name="T5"> </text:span><text:span text:style-name="T8">מבכור</text:span><text:span text:style-name="T5"> </text:span><text:span text:style-name="T8">- וכל</text:span><text:span text:style-name="T5"> </text:span><text:span text:style-name="T8">שכן</text:span><text:span text:style-name="T5"> </text:span><text:span text:style-name="T8">לפני</text:span><text:span text:style-name="T5"> </text:span><text:span text:style-name="T8">זריקה! וחד</text:span><text:span text:style-name="T5"> </text:span><text:span text:style-name="T8">משום</text:span><text:span text:style-name="T5"> </text:span><text:span text:style-name="T8">'אוכל</text:span><text:span text:style-name="T5"> </text:span><text:span text:style-name="T8">חוץ</text:span><text:span text:style-name="T5"> </text:span><text:span text:style-name="T8">לקלעים', דאתי</text:span><text:span text:style-name="T5"> </text:span><text:span text:style-name="T8">בקל</text:span><text:span text:style-name="T5"> </text:span><text:span text:style-name="T8">וחומר</text:span><text:span text:style-name="T5"> </text:span><text:span text:style-name="T8">מחטאת</text:span><text:span text:style-name="T5"> </text:span><text:span text:style-name="T8">ואשם; וחד</text:span><text:span text:style-name="T5"> </text:span><text:span text:style-name="T8">משום</text:span><text:span text:style-name="T5"> </text:span><text:span text:style-name="T8">'אוכל</text:span><text:span text:style-name="T5"> </text:span><text:span text:style-name="T8">עולה' ואפילו</text:span><text:span text:style-name="T5"> </text:span><text:span text:style-name="T8">כהן</text:span><text:span text:style-name="T5"> </text:span><text:span text:style-name="T8">ובתוך</text:span><text:span text:style-name="T5"> </text:span><text:span text:style-name="T8">הקלעים, וכל</text:span><text:span text:style-name="T5"> </text:span><text:span text:style-name="T8">שכן</text:span><text:span text:style-name="T5"> </text:span><text:span text:style-name="T8">זר</text:span><text:span text:style-name="T5"> </text:span><text:span text:style-name="T8">חוץ</text:span><text:span text:style-name="T5"> </text:span><text:span text:style-name="T8">לקלעים</text:span><text:span text:style-name="T5"> </text:span><text:span text:style-name="T8">וחוץ</text:span><text:span text:style-name="T5"> </text:span><text:span text:style-name="T8">לחומה</text:span><text:span text:style-name="T5"> </text:span><text:span text:style-name="T8">- אלמא</text:span><text:span text:style-name="T5"> </text:span><text:span text:style-name="T8">לוקה</text:span><text:span text:style-name="T5"> </text:span><text:span text:style-name="T8">חמש</text:span><text:span text:style-name="T2">)</text:span><text:span text:style-name="T1">!?</text:span></text:p>
      <text:p text:style-name="P10"><text:span text:style-name="T1">חמשה</text:span><text:span text:style-name="T4"> </text:span><text:span text:style-name="T1">איסורין</text:span><text:span text:style-name="T4"> </text:span><text:span text:style-name="T1">הוו</text:span><text:span text:style-name="T4"> </text:span><text:span text:style-name="T2">(</text:span><text:span text:style-name="T8">משום</text:span><text:span text:style-name="T5"> </text:span><text:span text:style-name="T8">חמשה</text:span><text:span text:style-name="T5"> </text:span><text:span text:style-name="T8">איסורין</text:span><text:span text:style-name="T5"> </text:span><text:span text:style-name="T8">קאמר, ולא</text:span><text:span text:style-name="T5"> </text:span><text:span text:style-name="T8">ללקות</text:span><text:span text:style-name="T5"> </text:span><text:span text:style-name="T8">עליהן</text:span><text:span text:style-name="T2">)</text:span><text:span text:style-name="T1">.</text:span></text:p>
      <text:p text:style-name="P10"><text:span text:style-name="T1">והא</text:span><text:span text:style-name="T4"> </text:span><text:span text:style-name="T1">אנן</text:span><text:span text:style-name="T4"> </text:span><text:span text:style-name="T1">תנן</text:span><text:span text:style-name="T4"> </text:span><text:span text:style-name="T1">'אלו</text:span><text:span text:style-name="T4"> </text:span><text:span text:style-name="T1">הן</text:span><text:span text:style-name="T4"> </text:span><text:span text:style-name="T1">הלוקין' </text:span><text:span text:style-name="T2">(</text:span><text:span text:style-name="T8">וקתני</text:span><text:span text:style-name="T5"> </text:span><text:span text:style-name="T8">'בכורים</text:span><text:span text:style-name="T5"> </text:span><text:span text:style-name="T8">ואוכל</text:span><text:span text:style-name="T5"> </text:span><text:span text:style-name="T8">קדשי</text:span><text:span text:style-name="T5"> </text:span><text:span text:style-name="T8">קדשים</text:span><text:span text:style-name="T5"> </text:span><text:span text:style-name="T8">חוץ</text:span><text:span text:style-name="T5"> </text:span><text:span text:style-name="T8">לקלעים'</text:span><text:span text:style-name="T2">)</text:span><text:span text:style-name="T1">?</text:span></text:p>
      <text:p text:style-name="P11"/>
      <text:p text:style-name="P10"><text:span text:style-name="T1">(מכות</text:span><text:span text:style-name="T4"> </text:span><text:span text:style-name="T1">יח,א)</text:span></text:p>
      <text:p text:style-name="P10"><text:span text:style-name="T1">אלא</text:span><text:span text:style-name="T4"> </text:span><text:span text:style-name="T1">קרא</text:span><text:span text:style-name="T4"> </text:span><text:span text:style-name="T2">(</text:span><text:span text:style-name="T8">האי</text:span><text:span text:style-name="T5"> </text:span><text:span text:style-name="T8">קרא</text:span><text:span text:style-name="T5"> </text:span><text:span text:style-name="T8">ד'</text:span><text:span text:style-name="T11">לא</text:span><text:span text:style-name="T5"> </text:span><text:span text:style-name="T11">תוכל</text:span><text:span text:style-name="T5"> </text:span><text:span text:style-name="T11">לאכול</text:span><text:span text:style-name="T8">' דקא</text:span><text:span text:style-name="T5"> </text:span><text:span text:style-name="T8">מני</text:span><text:span text:style-name="T5"> </text:span><text:span text:style-name="T8">לכולהו</text:span><text:span text:style-name="T5"> </text:span><text:span text:style-name="T8">בגויה</text:span><text:span text:style-name="T2">)</text:span><text:span text:style-name="T1"> יתירא</text:span><text:span text:style-name="T4"> </text:span><text:span text:style-name="T1">הוא: מכדי</text:span><text:span text:style-name="T4"> </text:span><text:span text:style-name="T1">כתיב</text:span><text:span text:style-name="T4"> </text:span><text:span text:style-name="T8">(דברים</text:span><text:span text:style-name="T5"> </text:span><text:span text:style-name="T8">יב,ו)</text:span><text:span text:style-name="T1"> </text:span><text:span text:style-name="T10">והבאת[ם] </text:span><text:span text:style-name="T103">שם</text:span><text:span text:style-name="T4"> </text:span><text:span text:style-name="T11">[שמה</text:span><text:span text:style-name="T5"> </text:span><text:span text:style-name="T11">עלתיכם</text:span><text:span text:style-name="T5"> </text:span><text:span text:style-name="T11">וזבחיכם</text:span><text:span text:style-name="T5"> </text:span><text:span text:style-name="T11">ואת</text:span><text:span text:style-name="T5"> </text:span><text:span text:style-name="T11">מעשרתיכם</text:span><text:span text:style-name="T5"> </text:span><text:span text:style-name="T11">ואת</text:span><text:span text:style-name="T5"> </text:span><text:span text:style-name="T11">תרומת</text:span><text:span text:style-name="T5"> </text:span><text:span text:style-name="T11">ידכם</text:span><text:span text:style-name="T5"> </text:span><text:span text:style-name="T11">ונדריכם</text:span><text:span text:style-name="T5"> </text:span><text:span text:style-name="T11">ונדבתיכם</text:span><text:span text:style-name="T5"> </text:span><text:span text:style-name="T11">ובכרת</text:span><text:span text:style-name="T5"> </text:span><text:span text:style-name="T11">בקרכם</text:span><text:span text:style-name="T5"> </text:span><text:span text:style-name="T11">וצאנכם]</text:span><text:span text:style-name="T1"> </text:span><text:span text:style-name="T8">[פסוק</text:span><text:span text:style-name="T5"> </text:span><text:span text:style-name="T8">ז]</text:span><text:span text:style-name="T1"> </text:span><text:span text:style-name="T10">ואכלת[ם] שם</text:span><text:span text:style-name="T4"> </text:span><text:span text:style-name="T10">לפני</text:span><text:span text:style-name="T4"> </text:span><text:span text:style-name="T10">ה' אלהיך</text:span><text:span text:style-name="T4"> </text:span><text:span text:style-name="T11">[ושמחתם</text:span><text:span text:style-name="T5"> </text:span><text:span text:style-name="T11">בכל</text:span><text:span text:style-name="T5"> </text:span><text:span text:style-name="T11">משלח</text:span><text:span text:style-name="T5"> </text:span><text:span text:style-name="T11">ידכם</text:span><text:span text:style-name="T5"> </text:span><text:span text:style-name="T11">אתם</text:span><text:span text:style-name="T5"> </text:span><text:span text:style-name="T11">ובתיכם</text:span><text:span text:style-name="T5"> </text:span><text:span text:style-name="T11">אשר</text:span><text:span text:style-name="T5"> </text:span><text:span text:style-name="T11">ברכך</text:span><text:span text:style-name="T5"> </text:span><text:span text:style-name="T11">ה' אלקיך]</text:span><text:span text:style-name="T1"> </text:span><text:span text:style-name="T102">במקום</text:span><text:span text:style-name="T4"> </text:span><text:span text:style-name="T2">(</text:span><text:span text:style-name="T8">דמכדי</text:span><text:span text:style-name="T5"> </text:span><text:span text:style-name="T8">כתיב</text:span><text:span text:style-name="T5"> </text:span><text:span text:style-name="T8">לעיל</text:span><text:span text:style-name="T5"> </text:span><text:span text:style-name="T8">מיניה</text:span><text:span text:style-name="T5"> </text:span><text:span text:style-name="T8">'</text:span><text:span text:style-name="T11">והבאתם</text:span><text:span text:style-name="T5"> </text:span><text:span text:style-name="T11">שמה</text:span><text:span text:style-name="T8">' וכולהו</text:span><text:span text:style-name="T5"> </text:span><text:span text:style-name="T8">בהאי</text:span><text:span text:style-name="T5"> </text:span><text:span text:style-name="T8">קרא</text:span><text:span text:style-name="T5"> </text:span><text:span text:style-name="T8">כתיבי</text:span><text:span text:style-name="T2">)</text:span><text:span text:style-name="T1">? לכתוב</text:span><text:span text:style-name="T4"> </text:span><text:span text:style-name="T1">רחמנא</text:span><text:span text:style-name="T4"> </text:span><text:span text:style-name="T2">(</text:span><text:span text:style-name="T8">בתריה</text:span><text:span text:style-name="T5"> </text:span><text:span text:style-name="T42">[במקום</text:span><text:span text:style-name="T53"> </text:span><text:span text:style-name="T9">(דברים</text:span><text:span text:style-name="T6"> </text:span><text:span text:style-name="T9">יב,יז): '</text:span><text:span text:style-name="T12">לא</text:span><text:span text:style-name="T6"> </text:span><text:span text:style-name="T12">תוכל</text:span><text:span text:style-name="T6"> </text:span><text:span text:style-name="T12">לאכול</text:span><text:span text:style-name="T6"> </text:span><text:span text:style-name="T12">בשעריך</text:span><text:span text:style-name="T6"> </text:span><text:span text:style-name="T25">מעשר</text:span><text:span text:style-name="T32"> </text:span><text:span text:style-name="T25">דגנך</text:span><text:span text:style-name="T32"> </text:span><text:span text:style-name="T25">ותירושך</text:span><text:span text:style-name="T32"> </text:span><text:span text:style-name="T25">ויצהרך</text:span><text:span text:style-name="T32"> </text:span><text:span text:style-name="T25">ובכורות</text:span><text:span text:style-name="T32"> </text:span><text:span text:style-name="T25">בקרך</text:span><text:span text:style-name="T32"> </text:span><text:span text:style-name="T25">וצאנך</text:span><text:span text:style-name="T32"> </text:span><text:span text:style-name="T25">וכל</text:span><text:span text:style-name="T32"> </text:span><text:span text:style-name="T25">נדריך</text:span><text:span text:style-name="T32"> </text:span><text:span text:style-name="T25">אשר</text:span><text:span text:style-name="T32"> </text:span><text:span text:style-name="T25">תדר</text:span><text:span text:style-name="T32"> </text:span><text:span text:style-name="T25">ונדבותיך</text:span><text:span text:style-name="T32"> </text:span><text:span text:style-name="T25">ותרומת</text:span><text:span text:style-name="T32"> </text:span><text:span text:style-name="T25">ידך</text:span><text:span text:style-name="T9">'</text:span><text:span text:style-name="T42">]</text:span><text:span text:style-name="T2">)</text:span><text:span text:style-name="T1"> 'לא</text:span><text:span text:style-name="T4"> </text:span><text:span text:style-name="T1">תוכל</text:span><text:span text:style-name="T4"> </text:span><text:span text:style-name="T1">לאוכ</text:span><text:span text:style-name="T28">לם</text:span><text:span text:style-name="T4"> </text:span><text:span text:style-name="T11">[בשעריך]</text:span><text:span text:style-name="T1">' </text:span><text:span text:style-name="T2">(</text:span><text:span text:style-name="T8">אם</text:span><text:span text:style-name="T5"> </text:span><text:span text:style-name="T8">על</text:span><text:span text:style-name="T5"> </text:span><text:span text:style-name="T8">חוץ</text:span><text:span text:style-name="T5"> </text:span><text:span text:style-name="T8">לחומה</text:span><text:span text:style-name="T5"> </text:span><text:span text:style-name="T8">בא</text:span><text:span text:style-name="T5"> </text:span><text:span text:style-name="T8">להזהיר;<text:tab/>ו'לאו</text:span><text:span text:style-name="T5"> </text:span><text:span text:style-name="T8">שבכללות' לא</text:span><text:span text:style-name="T5"> </text:span><text:span text:style-name="T8">הוי: כיון</text:span><text:span text:style-name="T5"> </text:span><text:span text:style-name="T8">דאכולה</text:span><text:span text:style-name="T5"> </text:span><text:span text:style-name="T8">קאי</text:span><text:span text:style-name="T5"> </text:span><text:span text:style-name="T8">- הוי</text:span><text:span text:style-name="T5"> </text:span><text:span text:style-name="T8">לאו</text:span><text:span text:style-name="T5"> </text:span><text:span text:style-name="T8">אכל</text:span><text:span text:style-name="T5"> </text:span><text:span text:style-name="T8">חד</text:span><text:span text:style-name="T5"> </text:span><text:span text:style-name="T8">וחד; והיכי</text:span><text:span text:style-name="T5"> </text:span><text:span text:style-name="T8">דמי</text:span><text:span text:style-name="T5"> </text:span><text:span text:style-name="T8">'לאו</text:span><text:span text:style-name="T5"> </text:span><text:span text:style-name="T8">שבכללות'? - כגון</text:span><text:span text:style-name="T5"> </text:span><text:span text:style-name="T8">'</text:span><text:span text:style-name="T11">לא</text:span><text:span text:style-name="T5"> </text:span><text:span text:style-name="T11">תאכל</text:span><text:span text:style-name="T5"> </text:span><text:span text:style-name="T11">כי</text:span><text:span text:style-name="T5"> </text:span><text:span text:style-name="T11">אם</text:span><text:span text:style-name="T5"> </text:span><text:span text:style-name="T11">צלי</text:span><text:span text:style-name="T5"> </text:span><text:span text:style-name="T11">אש</text:span><text:span text:style-name="T8">' </text:span><text:span text:style-name="T9">[שמות</text:span><text:span text:style-name="T6"> </text:span><text:span text:style-name="T9">יב,ט]</text:span><text:span text:style-name="T8"> וכגון</text:span><text:span text:style-name="T5"> </text:span><text:span text:style-name="T8">'</text:span><text:span text:style-name="T11">מכל</text:span><text:span text:style-name="T5"> </text:span><text:span text:style-name="T11">אשר</text:span><text:span text:style-name="T5"> </text:span><text:span text:style-name="T11">יעשה</text:span><text:span text:style-name="T5"> </text:span><text:span text:style-name="T11">מגפן</text:span><text:span text:style-name="T5"> </text:span><text:span text:style-name="T11">היין</text:span><text:span text:style-name="T8">' </text:span><text:span text:style-name="T9">וגו'</text:span><text:span text:style-name="T8"> </text:span><text:span text:style-name="T9">[במדבר</text:span><text:span text:style-name="T6"> </text:span><text:span text:style-name="T9">ו,ד]</text:span><text:span text:style-name="T8"> למיהוי</text:span><text:span text:style-name="T5"> </text:span><text:span text:style-name="T8">לאו</text:span><text:span text:style-name="T5"> </text:span><text:span text:style-name="T8">באנפיה</text:span><text:span text:style-name="T5"> </text:span><text:span text:style-name="T8">נפשיה</text:span><text:span text:style-name="T2">)</text:span><text:span text:style-name="T1">! מיהדר</text:span><text:span text:style-name="T4"> </text:span><text:span text:style-name="T1">מפרש</text:span><text:span text:style-name="T4"> </text:span><text:span text:style-name="T1">בהו</text:span><text:span text:style-name="T4"> </text:span><text:span text:style-name="T1">רחמנא</text:span><text:span text:style-name="T4"> </text:span><text:span text:style-name="T1">למה</text:span><text:span text:style-name="T4"> </text:span><text:span text:style-name="T1">לי? - אלא</text:span><text:span text:style-name="T4"> </text:span><text:span text:style-name="T1">ליחודי</text:span><text:span text:style-name="T4"> </text:span><text:span text:style-name="T1">להו</text:span><text:span text:style-name="T4"> </text:span><text:span text:style-name="T1">לאוי</text:span><text:span text:style-name="T4"> </text:span><text:span text:style-name="T1">לכל</text:span><text:span text:style-name="T4"> </text:span><text:span text:style-name="T1">חד</text:span><text:span text:style-name="T4"> </text:span><text:span text:style-name="T1">וחד</text:span><text:span text:style-name="T4"> </text:span><text:span text:style-name="T2">(</text:span><text:span text:style-name="T8">הכי</text:span><text:span text:style-name="T5"> </text:span><text:span text:style-name="T8">גרסינן: 'מיהדר</text:span><text:span text:style-name="T5"> </text:span><text:span text:style-name="T8">פרושי</text:span><text:span text:style-name="T5"> </text:span><text:span text:style-name="T8">בכל</text:span><text:span text:style-name="T5"> </text:span><text:span text:style-name="T8">חד</text:span><text:span text:style-name="T5"> </text:span><text:span text:style-name="T8">למה</text:span><text:span text:style-name="T5"> </text:span><text:span text:style-name="T8">לי? שמע</text:span><text:span text:style-name="T5"> </text:span><text:span text:style-name="T8">מינה</text:span><text:span text:style-name="T5"> </text:span><text:span text:style-name="T8">לייחודי</text:span><text:span text:style-name="T5"> </text:span><text:span text:style-name="T8">לאו</text:span><text:span text:style-name="T5"> </text:span><text:span text:style-name="T8">לכל</text:span><text:span text:style-name="T5"> </text:span><text:span text:style-name="T8">חד</text:span><text:span text:style-name="T5"> </text:span><text:span text:style-name="T8">וחד': כאילו</text:span><text:span text:style-name="T5"> </text:span><text:span text:style-name="T8">חזר</text:span><text:span text:style-name="T5"> </text:span><text:span text:style-name="T8">וכתב</text:span><text:span text:style-name="T5"> </text:span><text:span text:style-name="T8">בכל</text:span><text:span text:style-name="T5"> </text:span><text:span text:style-name="T8">אחד</text:span><text:span text:style-name="T5"> </text:span><text:span text:style-name="T8">לאו</text:span><text:span text:style-name="T5"> </text:span><text:span text:style-name="T8">דחוץ</text:span><text:span text:style-name="T5"> </text:span><text:span text:style-name="T8">לחומה; וכיון</text:span><text:span text:style-name="T5"> </text:span><text:span text:style-name="T8">דאינו</text:span><text:span text:style-name="T5"> </text:span><text:span text:style-name="T8">ענין</text:span><text:span text:style-name="T5"> </text:span><text:span text:style-name="T8">לו</text:span><text:span text:style-name="T5"> </text:span><text:span text:style-name="T8">- תנהו</text:span><text:span text:style-name="T5"> </text:span><text:span text:style-name="T8">ענין</text:span><text:span text:style-name="T5"> </text:span><text:span text:style-name="T8">לדבר</text:span><text:span text:style-name="T5"> </text:span><text:span text:style-name="T8">אחר; הלכך</text:span><text:span text:style-name="T5"> </text:span><text:span text:style-name="T8">בבכורים</text:span><text:span text:style-name="T5"> </text:span><text:span text:style-name="T8">- לאוכל</text:span><text:span text:style-name="T5"> </text:span><text:span text:style-name="T8">עד</text:span><text:span text:style-name="T5"> </text:span><text:span text:style-name="T8">שלא</text:span><text:span text:style-name="T5"> </text:span><text:span text:style-name="T8">קרא</text:span><text:span text:style-name="T5"> </text:span><text:span text:style-name="T8">עליהן</text:span><text:span text:style-name="T5"> </text:span><text:span text:style-name="T8">אתא, ואינך: כל</text:span><text:span text:style-name="T5"> </text:span><text:span text:style-name="T8">חד</text:span><text:span text:style-name="T5"> </text:span><text:span text:style-name="T8">וחד</text:span><text:span text:style-name="T5"> </text:span><text:span text:style-name="T8">למילתיה</text:span><text:span text:style-name="T5"> </text:span><text:span text:style-name="T8">אתא;<text:tab/>ואם</text:span><text:span text:style-name="T5"> </text:span><text:span text:style-name="T8">תאמר: בכל</text:span><text:span text:style-name="T5"> </text:span><text:span text:style-name="T8">הקדשים</text:span><text:span text:style-name="T5"> </text:span><text:span text:style-name="T8">הכתובים</text:span><text:span text:style-name="T5"> </text:span><text:span text:style-name="T8">כאן</text:span><text:span text:style-name="T5"> </text:span><text:span text:style-name="T8">דייך</text:span><text:span text:style-name="T5"> </text:span><text:span text:style-name="T8">אם</text:span><text:span text:style-name="T5"> </text:span><text:span text:style-name="T8">תתן</text:span><text:span text:style-name="T5"> </text:span><text:span text:style-name="T8">את</text:span><text:span text:style-name="T5"> </text:span><text:span text:style-name="T8">הלאו</text:span><text:span text:style-name="T5"> </text:span><text:span text:style-name="T8">ענין</text:span><text:span text:style-name="T5"> </text:span><text:span text:style-name="T8">לאוכל</text:span><text:span text:style-name="T5"> </text:span><text:span text:style-name="T8">לפני</text:span><text:span text:style-name="T5"> </text:span><text:span text:style-name="T8">זריקה</text:span><text:span text:style-name="T5"> </text:span><text:span text:style-name="T8">בכולן, חוץ</text:span><text:span text:style-name="T5"> </text:span><text:span text:style-name="T8">מבכורים! - אין</text:span><text:span text:style-name="T5"> </text:span><text:span text:style-name="T8">הכי</text:span><text:span text:style-name="T5"> </text:span><text:span text:style-name="T8">נמי, ומתניתא</text:span><text:span text:style-name="T5"> </text:span><text:span text:style-name="T8">דקתני</text:span><text:span text:style-name="T5"> </text:span><text:span text:style-name="T8">'לוקין' באוכל</text:span><text:span text:style-name="T5"> </text:span><text:span text:style-name="T8">קדשי</text:span><text:span text:style-name="T5"> </text:span><text:soft-page-break/><text:span text:style-name="T8">קדשים</text:span><text:span text:style-name="T5"> </text:span><text:span text:style-name="T8">חוץ</text:span><text:span text:style-name="T5"> </text:span><text:span text:style-name="T8">לקלעים, מ'</text:span><text:span text:style-name="T11">ובשר</text:span><text:span text:style-name="T5"> </text:span><text:span text:style-name="T11">בשדה</text:span><text:span text:style-name="T5"> </text:span><text:span text:style-name="T11">טרפה</text:span><text:span text:style-name="T5"> </text:span><text:span text:style-name="T11">לא</text:span><text:span text:style-name="T5"> </text:span><text:span text:style-name="T11">תאכלו</text:span><text:span text:style-name="T8">' </text:span><text:span text:style-name="T9">[שמתו</text:span><text:span text:style-name="T6"> </text:span><text:span text:style-name="T9">כב,ל]</text:span><text:span text:style-name="T8"> נפקא, כדלקמן, ו'לוקה</text:span><text:span text:style-name="T5"> </text:span><text:span text:style-name="T8">חמש' דקאמר</text:span><text:span text:style-name="T5"> </text:span><text:span text:style-name="T8">רבא</text:span><text:span text:style-name="T5"> </text:span><text:span text:style-name="T8">- חמשה</text:span><text:span text:style-name="T5"> </text:span><text:span text:style-name="T27">איסורי</text:span><text:span text:style-name="T5"> </text:span><text:span text:style-name="T8">קאמר</text:span><text:span text:style-name="T2">)</text:span><text:span text:style-name="T1">.</text:span></text:p>
      <text:p text:style-name="P11"/>
      <text:p text:style-name="P10"><text:span text:style-name="T1">גופא</text:span><text:span text:style-name="T4"> </text:span><text:span text:style-name="T1">אמר</text:span><text:span text:style-name="T4"> </text:span><text:span text:style-name="T1">רבא: זר</text:span><text:span text:style-name="T4"> </text:span><text:span text:style-name="T1">שאכל</text:span><text:span text:style-name="T4"> </text:span><text:span text:style-name="T1">מן</text:span><text:span text:style-name="T4"> </text:span><text:span text:style-name="T1">העולה</text:span><text:span text:style-name="T4"> </text:span><text:span text:style-name="T1">לפני</text:span><text:span text:style-name="T4"> </text:span><text:span text:style-name="T1">זריקה</text:span><text:span text:style-name="T4"> </text:span><text:span text:style-name="T1">חוץ</text:span><text:span text:style-name="T4"> </text:span><text:span text:style-name="T1">לחומה, לרבי</text:span><text:span text:style-name="T4"> </text:span><text:span text:style-name="T1">שמעון</text:span><text:span text:style-name="T4"> </text:span><text:span text:style-name="T1">לוקה</text:span><text:span text:style-name="T4"> </text:span><text:span text:style-name="T1">חמש. ולילקי</text:span><text:span text:style-name="T4"> </text:span><text:span text:style-name="T1">נמי</text:span><text:span text:style-name="T4"> </text:span><text:span text:style-name="T1">משום</text:span><text:span text:style-name="T4"> </text:span><text:span text:style-name="T8">(שמות</text:span><text:span text:style-name="T5"> </text:span><text:span text:style-name="T8">כט,לג)</text:span><text:span text:style-name="T1"> </text:span><text:span text:style-name="T11">[ואכלו</text:span><text:span text:style-name="T5"> </text:span><text:span text:style-name="T11">אתם</text:span><text:span text:style-name="T5"> </text:span><text:span text:style-name="T11">אשר</text:span><text:span text:style-name="T5"> </text:span><text:span text:style-name="T11">כפר</text:span><text:span text:style-name="T5"> </text:span><text:span text:style-name="T11">בהם</text:span><text:span text:style-name="T5">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10"> וזר</text:span><text:span text:style-name="T4"> </text:span><text:span text:style-name="T10">לא</text:span><text:span text:style-name="T4"> </text:span><text:span text:style-name="T10">יאכל</text:span><text:span text:style-name="T4"> </text:span><text:span text:style-name="T10">כי</text:span><text:span text:style-name="T4"> </text:span><text:span text:style-name="T10">קדש</text:span><text:span text:style-name="T4"> </text:span><text:span text:style-name="T10">הם</text:span><text:span text:style-name="T4"> </text:span><text:span text:style-name="T2">(</text:span><text:span text:style-name="T8">דכתיב</text:span><text:span text:style-name="T5"> </text:span><text:span text:style-name="T8">במלואים; ומדכתיב</text:span><text:span text:style-name="T5"> </text:span><text:span text:style-name="T8">'</text:span><text:span text:style-name="T11">כי</text:span><text:span text:style-name="T5"> </text:span><text:span text:style-name="T11">קדש</text:span><text:span text:style-name="T5"> </text:span><text:span text:style-name="T11">הם</text:span><text:span text:style-name="T8">' ונתן</text:span><text:span text:style-name="T5"> </text:span><text:span text:style-name="T8">טעם</text:span><text:span text:style-name="T5"> </text:span><text:span text:style-name="T8">לדבר: לפי</text:span><text:span text:style-name="T5"> </text:span><text:span text:style-name="T8">שהם</text:span><text:span text:style-name="T5"> </text:span><text:span text:style-name="T8">קדשי</text:span><text:span text:style-name="T5"> </text:span><text:span text:style-name="T8">קדשים, להזהיר</text:span><text:span text:style-name="T5"> </text:span><text:span text:style-name="T8">את</text:span><text:span text:style-name="T5"> </text:span><text:span text:style-name="T8">הזר</text:span><text:span text:style-name="T5"> </text:span><text:span text:style-name="T8">על</text:span><text:span text:style-name="T5"> </text:span><text:span text:style-name="T8">כל</text:span><text:span text:style-name="T5"> </text:span><text:span text:style-name="T8">קדשי</text:span><text:span text:style-name="T5"> </text:span><text:span text:style-name="T8">קדשים</text:span><text:span text:style-name="T2">)</text:span><text:span text:style-name="T1">? </text:span></text:p>
      <text:p text:style-name="P10"><text:span text:style-name="T1">הני</text:span><text:span text:style-name="T4"> </text:span><text:span text:style-name="T1">מילי</text:span><text:span text:style-name="T4"> </text:span><text:span text:style-name="T1">היכא</text:span><text:span text:style-name="T4"> </text:span><text:span text:style-name="T1">דלכהנים</text:span><text:span text:style-name="T4"> </text:span><text:span text:style-name="T1">חזי</text:span><text:span text:style-name="T4"> </text:span><text:span text:style-name="T2">(</text:span><text:span text:style-name="T8">כדכתיב</text:span><text:span text:style-name="T5"> </text:span><text:span text:style-name="T8">רישיה</text:span><text:span text:style-name="T5"> </text:span><text:span text:style-name="T8">דקרא</text:span><text:span text:style-name="T5"> </text:span><text:span text:style-name="T8">'</text:span><text:span text:style-name="T11">ואכלו</text:span><text:span text:style-name="T5"> </text:span><text:span text:style-name="T11">אותם</text:span><text:span text:style-name="T5"> </text:span><text:span text:style-name="T11">אשר</text:span><text:span text:style-name="T5"> </text:span><text:span text:style-name="T11">כופר</text:span><text:span text:style-name="T5"> </text:span><text:span text:style-name="T11">בהם</text:span><text:span text:style-name="T8">'</text:span><text:span text:style-name="T2">)</text:span><text:span text:style-name="T1">; הכא</text:span><text:span text:style-name="T4"> </text:span><text:span text:style-name="T1">- דלכהנים</text:span><text:span text:style-name="T4"> </text:span><text:span text:style-name="T1">נמי</text:span><text:span text:style-name="T4"> </text:span><text:span text:style-name="T1">לא</text:span><text:span text:style-name="T4"> </text:span><text:span text:style-name="T1">חזי! </text:span><text:span text:style-name="T41">[## איסור</text:span><text:span text:style-name="T52"> </text:span><text:span text:style-name="T41">'זר' חל</text:span><text:span text:style-name="T52"> </text:span><text:span text:style-name="T41">כאשר</text:span><text:span text:style-name="T52"> </text:span><text:span text:style-name="T41">יש</text:span><text:span text:style-name="T52"> </text:span><text:span text:style-name="T41">היתר</text:span><text:span text:style-name="T52"> </text:span><text:span text:style-name="T41">לכהן; אבל</text:span><text:span text:style-name="T52"> </text:span><text:span text:style-name="T41">אם</text:span><text:span text:style-name="T52"> </text:span><text:span text:style-name="T41">אין</text:span><text:span text:style-name="T52"> </text:span><text:span text:style-name="T41">היתר</text:span><text:span text:style-name="T52"> </text:span><text:span text:style-name="T41">כלל, אלא</text:span><text:span text:style-name="T52"> </text:span><text:span text:style-name="T41">אסור</text:span><text:span text:style-name="T52"> </text:span><text:span text:style-name="T41">כללי</text:span><text:span text:style-name="T52"> – </text:span><text:span text:style-name="T41">אין</text:span><text:span text:style-name="T52"> </text:span><text:span text:style-name="T41">איסור</text:span><text:span text:style-name="T52"> </text:span><text:span text:style-name="T41">חל</text:span><text:span text:style-name="T52"> </text:span><text:span text:style-name="T41">על</text:span><text:span text:style-name="T52"> </text:span><text:span text:style-name="T41">איסור, ואין</text:span><text:span text:style-name="T52"> </text:span><text:span text:style-name="T41">איסור</text:span><text:span text:style-name="T52"> </text:span><text:span text:style-name="T41">מיוחד</text:span><text:span text:style-name="T52"> </text:span><text:span text:style-name="T41">לזר.]</text:span><text:span text:style-name="T1"> </text:span></text:p>
      <text:p text:style-name="P10"><text:span text:style-name="T1">ולילקי</text:span><text:span text:style-name="T4"> </text:span><text:span text:style-name="T1">נמי</text:span><text:span text:style-name="T4"> </text:span><text:span text:style-name="T1">משום</text:span><text:span text:style-name="T4"> </text:span><text:span text:style-name="T8">(שמות</text:span><text:span text:style-name="T5"> </text:span><text:span text:style-name="T8">כב,ל)</text:span><text:span text:style-name="T1"> </text:span><text:span text:style-name="T11">[ואנשי</text:span><text:span text:style-name="T5"> </text:span><text:span text:style-name="T11">קדש</text:span><text:span text:style-name="T5"> </text:span><text:span text:style-name="T11">תהיון</text:span><text:span text:style-name="T5"> </text:span><text:span text:style-name="T11">לי]</text:span><text:span text:style-name="T10"> ובשר</text:span><text:span text:style-name="T4"> </text:span><text:span text:style-name="T10">בשדה</text:span><text:span text:style-name="T4"> </text:span><text:span text:style-name="T10">טרפה</text:span><text:span text:style-name="T4"> </text:span><text:span text:style-name="T10">לא</text:span><text:span text:style-name="T4"> </text:span><text:span text:style-name="T10">תאכלו</text:span><text:span text:style-name="T4"> </text:span><text:span text:style-name="T11">[לכלב</text:span><text:span text:style-name="T5"> </text:span><text:span text:style-name="T11">תשלכון</text:span><text:span text:style-name="T5"> </text:span><text:span text:style-name="T11">אתו]</text:span><text:span text:style-name="T1">: כיון</text:span><text:span text:style-name="T4"> </text:span><text:span text:style-name="T1">שיצא</text:span><text:span text:style-name="T4"> </text:span><text:span text:style-name="T1">בשר</text:span><text:span text:style-name="T4"> </text:span><text:span text:style-name="T1">חוץ</text:span><text:span text:style-name="T4"> </text:span><text:span text:style-name="T1">למחיצתו</text:span><text:span text:style-name="T4"> – </text:span><text:span text:style-name="T1">נאסר</text:span><text:span text:style-name="T4"> </text:span><text:span text:style-name="T2">(</text:span><text:span text:style-name="T8">מ'</text:span><text:span text:style-name="T11">בשדה</text:span><text:span text:style-name="T8">' יתירא</text:span><text:span text:style-name="T5"> </text:span><text:span text:style-name="T8">קא</text:span><text:span text:style-name="T5"> </text:span><text:span text:style-name="T8">דייק: כשדה</text:span><text:span text:style-name="T5"> </text:span><text:span text:style-name="T8">שאין</text:span><text:span text:style-name="T5"> </text:span><text:span text:style-name="T8">בו</text:span><text:span text:style-name="T5"> </text:span><text:span text:style-name="T8">מחיצות; ולמדנו</text:span><text:span text:style-name="T5"> </text:span><text:span text:style-name="T8">מכאן</text:span><text:span text:style-name="T5"> </text:span><text:span text:style-name="T8">קדשי</text:span><text:span text:style-name="T5"> </text:span><text:span text:style-name="T8">קדשים</text:span><text:span text:style-name="T5"> </text:span><text:span text:style-name="T8">חוץ</text:span><text:span text:style-name="T5"> </text:span><text:span text:style-name="T8">לקלעים</text:span><text:span text:style-name="T5"> </text:span><text:span text:style-name="T8">ועובר</text:span><text:span text:style-name="T5"> </text:span><text:span text:style-name="T8">שהוציא</text:span><text:span text:style-name="T5"> </text:span><text:span text:style-name="T8">את</text:span><text:span text:style-name="T5"> </text:span><text:span text:style-name="T8">ידו</text:span><text:span text:style-name="T5"> </text:span><text:span text:style-name="T8">בשעת</text:span><text:span text:style-name="T5"> </text:span><text:span text:style-name="T8">שחיטת</text:span><text:span text:style-name="T5"> </text:span><text:span text:style-name="T8">אמו</text:span><text:span text:style-name="T2">)</text:span><text:span text:style-name="T1">?</text:span></text:p>
      <text:p text:style-name="P10"><text:span text:style-name="T1">הני</text:span><text:span text:style-name="T4"> </text:span><text:span text:style-name="T1">מילי</text:span><text:span text:style-name="T4"> </text:span><text:span text:style-name="T1">היכא</text:span><text:span text:style-name="T4"> </text:span><text:span text:style-name="T1">דבפנים</text:span><text:span text:style-name="T4"> </text:span><text:span text:style-name="T1">חזי; הכא</text:span><text:span text:style-name="T4"> </text:span><text:span text:style-name="T1">דבפנים</text:span><text:span text:style-name="T4"> </text:span><text:span text:style-name="T1">נמי</text:span><text:span text:style-name="T4"> </text:span><text:span text:style-name="T1">לא</text:span><text:span text:style-name="T4"> </text:span><text:span text:style-name="T1">חזי! </text:span><text:span text:style-name="T41">[## איסור</text:span><text:span text:style-name="T52"> </text:span><text:span text:style-name="T41">'חוץ' חל</text:span><text:span text:style-name="T52"> </text:span><text:span text:style-name="T41">כאשר</text:span><text:span text:style-name="T52"> </text:span><text:span text:style-name="T41">יש</text:span><text:span text:style-name="T52"> </text:span><text:span text:style-name="T41">היתר</text:span><text:span text:style-name="T52"> </text:span><text:span text:style-name="T41">בפנים; אבל</text:span><text:span text:style-name="T52"> </text:span><text:span text:style-name="T41">אם</text:span><text:span text:style-name="T52"> </text:span><text:span text:style-name="T41">אין</text:span><text:span text:style-name="T52"> </text:span><text:span text:style-name="T41">היתר</text:span><text:span text:style-name="T52"> </text:span><text:span text:style-name="T41">כלל, אלא</text:span><text:span text:style-name="T52"> </text:span><text:span text:style-name="T41">אסור</text:span><text:span text:style-name="T52"> </text:span><text:span text:style-name="T41">כללי</text:span><text:span text:style-name="T52"> – </text:span><text:span text:style-name="T41">אין</text:span><text:span text:style-name="T52"> </text:span><text:span text:style-name="T41">איסור</text:span><text:span text:style-name="T52"> </text:span><text:span text:style-name="T41">חל</text:span><text:span text:style-name="T52"> </text:span><text:span text:style-name="T41">על</text:span><text:span text:style-name="T52"> </text:span><text:span text:style-name="T41">איסור, ואין</text:span><text:span text:style-name="T52"> </text:span><text:span text:style-name="T41">איסור</text:span><text:span text:style-name="T52"> </text:span><text:span text:style-name="T41">מיוחד</text:span><text:span text:style-name="T52"> </text:span><text:span text:style-name="T41">לאוכל</text:span><text:span text:style-name="T52"> </text:span><text:span text:style-name="T41">בחוץ.]</text:span></text:p>
      <text:p text:style-name="P10"><text:span text:style-name="T1">ולילקי</text:span><text:span text:style-name="T4"> </text:span><text:span text:style-name="T1">נמי</text:span><text:span text:style-name="T4"> </text:span><text:span text:style-name="T1">כדרבי</text:span><text:span text:style-name="T4"> </text:span><text:span text:style-name="T1">אליעזר, דאמר</text:span><text:span text:style-name="T4"> </text:span><text:span text:style-name="T1">רבי</text:span><text:span text:style-name="T4"> </text:span><text:span text:style-name="T1">אליעזר: </text:span><text:span text:style-name="T8">(שמות</text:span><text:span text:style-name="T5"> </text:span><text:span text:style-name="T8">כט,לג)</text:span><text:span text:style-name="T1"> '</text:span><text:span text:style-name="T11">[ואכלו</text:span><text:span text:style-name="T5"> </text:span><text:span text:style-name="T11">אתם</text:span><text:span text:style-name="T5"> </text:span><text:span text:style-name="T11">אשר</text:span><text:span text:style-name="T5"> </text:span><text:span text:style-name="T11">כפר</text:span><text:span text:style-name="T5"> </text:span><text:span text:style-name="T11">בהם</text:span><text:span text:style-name="T5">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5"> </text:span><text:span text:style-name="T11">וזר]</text:span><text:span text:style-name="T10"> לא</text:span><text:span text:style-name="T4"> </text:span><text:span text:style-name="T10">יאכל</text:span><text:span text:style-name="T4"> </text:span><text:span text:style-name="T10">כי</text:span><text:span text:style-name="T4"> </text:span><text:span text:style-name="T10">קדש</text:span><text:span text:style-name="T4"> </text:span><text:span text:style-name="T10">הם</text:span><text:span text:style-name="T1">:</text:span></text:p>
      <text:p text:style-name="P15"><text:span text:style-name="T7">תוספות</text:span><text:span text:style-name="T4"> </text:span><text:span text:style-name="T7">ד"ה</text:span><text:span text:style-name="T4"> </text:span><text:span text:style-name="T7">ולילקי</text:span><text:span text:style-name="T4"> </text:span><text:span text:style-name="T7">משום</text:span><text:span text:style-name="T4"> </text:span><text:span text:style-name="T7">ובשר</text:span><text:span text:style-name="T4"> </text:span><text:span text:style-name="T7">בשדה</text:span><text:span text:style-name="T4"> </text:span><text:span text:style-name="T7">טרפה</text:span><text:span text:style-name="T4"> </text:span><text:span text:style-name="T7">לא</text:span><text:span text:style-name="T4"> </text:span><text:span text:style-name="T7">תאכלו: וקשה</text:span><text:span text:style-name="T4"> </text:span><text:span text:style-name="T7">אמאי</text:span><text:span text:style-name="T4"> </text:span><text:span text:style-name="T7">לא</text:span><text:span text:style-name="T4"> </text:span><text:span text:style-name="T7">אמרינן</text:span><text:span text:style-name="T4"> </text:span><text:span text:style-name="T7">'בשר</text:span><text:span text:style-name="T4"> </text:span><text:span text:style-name="T7">בשדה</text:span><text:span text:style-name="T4"> </text:span><text:span text:style-name="T7">- לאו</text:span><text:span text:style-name="T4"> </text:span><text:span text:style-name="T7">שבכללות/, דאמרינן</text:span><text:span text:style-name="T4"> </text:span><text:span text:style-name="T7">בסוף</text:span><text:span text:style-name="T4"> </text:span><text:span text:style-name="T7">פרק</text:span><text:span text:style-name="T4"> </text:span><text:span text:style-name="T7">'גיד</text:span><text:span text:style-name="T4"> </text:span><text:span text:style-name="T7">הנשה' (שם</text:span><text:span text:style-name="T4"> </text:span><text:span text:style-name="T7">דף</text:span><text:span text:style-name="T4"> </text:span><text:span text:style-name="T7">קב: ושם) דאוכל</text:span><text:span text:style-name="T4"> </text:span><text:span text:style-name="T7">בשר</text:span><text:span text:style-name="T4"> </text:span><text:span text:style-name="T7">מן</text:span><text:span text:style-name="T4"> </text:span><text:span text:style-name="T7">החי</text:span><text:span text:style-name="T4"> </text:span><text:span text:style-name="T7">לוקה</text:span><text:span text:style-name="T4"> </text:span><text:span text:style-name="T7">משום</text:span><text:span text:style-name="T4"> </text:span><text:span text:style-name="T7">'בשר</text:span><text:span text:style-name="T4"> </text:span><text:span text:style-name="T7">בשדה', שהרי</text:span><text:span text:style-name="T4"> </text:span><text:span text:style-name="T7">כולל</text:span><text:span text:style-name="T4"> </text:span><text:span text:style-name="T7">הוא</text:span><text:span text:style-name="T4"> </text:span><text:span text:style-name="T7">כל</text:span><text:span text:style-name="T4"> </text:span><text:span text:style-name="T7">חסרון</text:span><text:span text:style-name="T4"> </text:span><text:span text:style-name="T7">מחיצה, בין</text:span><text:span text:style-name="T4"> </text:span><text:span text:style-name="T7">הוציא</text:span><text:span text:style-name="T4"> </text:span><text:span text:style-name="T7">עובר</text:span><text:span text:style-name="T4"> </text:span><text:span text:style-name="T7">ידו</text:span><text:span text:style-name="T4"> </text:span><text:span text:style-name="T7">חוץ</text:span><text:span text:style-name="T4"> </text:span><text:span text:style-name="T7">לאמו, בין</text:span><text:span text:style-name="T4"> </text:span><text:span text:style-name="T7">הוציא</text:span><text:span text:style-name="T4"> </text:span><text:span text:style-name="T7">חוץ</text:span><text:span text:style-name="T4"> </text:span><text:span text:style-name="T7">לחומה, דמאי</text:span><text:span text:style-name="T4"> </text:span><text:span text:style-name="T7">שנא</text:span><text:span text:style-name="T4"> </text:span><text:span text:style-name="T7">מ'ואם</text:span><text:span text:style-name="T4"> </text:span><text:span text:style-name="T7">צלי</text:span><text:span text:style-name="T4"> </text:span><text:span text:style-name="T7">אש' דתחשוב</text:span><text:span text:style-name="T4"> </text:span><text:span text:style-name="T7">לאו</text:span><text:span text:style-name="T4"> </text:span><text:span text:style-name="T7">שבכללות!? ויש</text:span><text:span text:style-name="T4"> </text:span><text:span text:style-name="T7">לומר: דלא</text:span><text:span text:style-name="T4"> </text:span><text:span text:style-name="T7">חשבינן</text:span><text:span text:style-name="T4"> </text:span><text:span text:style-name="T7">לאו</text:span><text:span text:style-name="T4"> </text:span><text:span text:style-name="T7">שבכללות</text:span><text:span text:style-name="T4"> </text:span><text:span text:style-name="T7">אלא</text:span><text:span text:style-name="T4"> </text:span><text:span text:style-name="T7">כגון</text:span><text:span text:style-name="T4"> </text:span><text:span text:style-name="T7">'צלי</text:span><text:span text:style-name="T4"> </text:span><text:span text:style-name="T7">אש' שכולל</text:span><text:span text:style-name="T4"> </text:span><text:span text:style-name="T7">נא, ומבושל; וכן</text:span><text:span text:style-name="T4"> </text:span><text:span text:style-name="T7">'כל</text:span><text:span text:style-name="T4"> </text:span><text:span text:style-name="T7">שבקודש</text:span><text:span text:style-name="T4"> </text:span><text:span text:style-name="T7">פסול', דיוצא</text:span><text:span text:style-name="T4"> </text:span><text:span text:style-name="T7">וטמא</text:span><text:span text:style-name="T4"> </text:span><text:span text:style-name="T7">ופסולין</text:span><text:span text:style-name="T4"> </text:span><text:span text:style-name="T7">אחרים, שהם</text:span><text:span text:style-name="T4"> </text:span><text:span text:style-name="T7">שני</text:span><text:span text:style-name="T4"> </text:span><text:span text:style-name="T7">שמות, אבל</text:span><text:span text:style-name="T4"> </text:span><text:span text:style-name="T7">הכא</text:span><text:span text:style-name="T4"> </text:span><text:span text:style-name="T7">- שכולל</text:span><text:span text:style-name="T4"> </text:span><text:span text:style-name="T7">כל</text:span><text:span text:style-name="T4"> </text:span><text:span text:style-name="T7">יוצא</text:span><text:span text:style-name="T4"> </text:span><text:span text:style-name="T7">לבד, ושם</text:span><text:span text:style-name="T4"> </text:span><text:span text:style-name="T7">'יוצא' חדא</text:span><text:span text:style-name="T4"> </text:span><text:span text:style-name="T7">היא, רק</text:span><text:span text:style-name="T4"> </text:span><text:span text:style-name="T7">דהוי</text:span><text:span text:style-name="T4"> </text:span><text:span text:style-name="T7">בכמה</text:span><text:span text:style-name="T4"> </text:span><text:span text:style-name="T7">דרכים</text:span><text:span text:style-name="T4"> </text:span><text:span text:style-name="T7">- לא</text:span><text:span text:style-name="T4"> </text:span><text:span text:style-name="T7">חשיב</text:span><text:span text:style-name="T4"> </text:span><text:span text:style-name="T7">ליה</text:span><text:span text:style-name="T4"> </text:span><text:span text:style-name="T7">לאו</text:span><text:span text:style-name="T4"> </text:span><text:span text:style-name="T7">שבכללות; תדע: דהא</text:span><text:span text:style-name="T4"> </text:span><text:span text:style-name="T7">לאו</text:span><text:span text:style-name="T4"> </text:span><text:span text:style-name="T7">דנותר</text:span><text:span text:style-name="T4"> </text:span><text:span text:style-name="T7">נפיק</text:span><text:span text:style-name="T4"> </text:span><text:span text:style-name="T7">מ'ושרפת</text:span><text:span text:style-name="T4"> </text:span><text:span text:style-name="T7">הנותר</text:span><text:span text:style-name="T4"> </text:span><text:span text:style-name="T7">באש</text:span><text:span text:style-name="T4"> </text:span><text:span text:style-name="T7">לא</text:span><text:span text:style-name="T4"> </text:span><text:span text:style-name="T7">יאכל', והתם</text:span><text:span text:style-name="T4"> </text:span><text:span text:style-name="T7">- מיניה</text:span><text:span text:style-name="T4"> </text:span><text:span text:style-name="T7">חזינן</text:span><text:span text:style-name="T4"> </text:span><text:span text:style-name="T7">נותר</text:span><text:span text:style-name="T4"> </text:span><text:span text:style-name="T7">דתודה</text:span><text:span text:style-name="T4"> </text:span><text:span text:style-name="T7">ונותר</text:span><text:span text:style-name="T4"> </text:span><text:span text:style-name="T7">דקדשים</text:span><text:span text:style-name="T4"> </text:span><text:span text:style-name="T7">קלים</text:span><text:span text:style-name="T4"> </text:span><text:span text:style-name="T7">ונותר</text:span><text:span text:style-name="T4"> </text:span><text:span text:style-name="T7">דקדשי</text:span><text:span text:style-name="T4"> </text:span><text:span text:style-name="T7">קדשים, ולא</text:span><text:span text:style-name="T4"> </text:span><text:span text:style-name="T7">חשיב</text:span><text:span text:style-name="T4"> </text:span><text:span text:style-name="T7">לאו</text:span><text:span text:style-name="T4"> </text:span><text:span text:style-name="T7">שבכללות! כך</text:span><text:span text:style-name="T4"> </text:span><text:span text:style-name="T7">נראה</text:span><text:span text:style-name="T4"> </text:span><text:span text:style-name="T7">למשי"ח; וע' היטב</text:span><text:span text:style-name="T4"> </text:span><text:span text:style-name="T7">תוס' יומא</text:span><text:span text:style-name="T4"> </text:span><text:span text:style-name="T7">לו: ד"ה</text:span><text:span text:style-name="T4"> </text:span><text:span text:style-name="T7">לאו</text:span><text:span text:style-name="T4"> </text:span><text:span text:style-name="T7">דנבילה</text:span><text:span text:style-name="T4"> </text:span><text:span text:style-name="T7">וכו']: </text:span></text:p>
      <text:p text:style-name="P13"/>
      <text:p text:style-name="P11"/>
      <text:p text:style-name="P10"><text:span text:style-name="T1">(מכות</text:span><text:span text:style-name="T4"> </text:span><text:span text:style-name="T1">יח,ב)</text:span></text:p>
      <text:p text:style-name="P10"><text:span text:style-name="T1">כל</text:span><text:span text:style-name="T4"> </text:span><text:span text:style-name="T1">שבקדש</text:span><text:span text:style-name="T4"> </text:span><text:span text:style-name="T1">פסול</text:span><text:span text:style-name="T4"> </text:span><text:span text:style-name="T1">- בא</text:span><text:span text:style-name="T4"> </text:span><text:span text:style-name="T1">הכתוב</text:span><text:span text:style-name="T4"> </text:span><text:span text:style-name="T1">ליתן</text:span><text:span text:style-name="T4"> </text:span><text:span text:style-name="T1">לא</text:span><text:span text:style-name="T4"> </text:span><text:span text:style-name="T1">תעשה</text:span><text:span text:style-name="T4"> </text:span><text:span text:style-name="T1">על</text:span><text:span text:style-name="T4"> </text:span><text:span text:style-name="T1">אכילתו' </text:span><text:span text:style-name="T2">(</text:span><text:span text:style-name="T8">דכתיב</text:span><text:span text:style-name="T5"> </text:span><text:span text:style-name="T8">בנותר</text:span><text:span text:style-name="T5"> </text:span><text:span text:style-name="T8">'</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וא</text:span><text:span text:style-name="T8">' </text:span><text:span text:style-name="T9">[שמות</text:span><text:span text:style-name="T6"> </text:span><text:span text:style-name="T9">כט,לד]</text:span><text:span text:style-name="T8">: נתן</text:span><text:span text:style-name="T5"> </text:span><text:span text:style-name="T8">טעם</text:span><text:span text:style-name="T5"> </text:span><text:span text:style-name="T8">לדבר: 'כי</text:span><text:span text:style-name="T5"> </text:span><text:span text:style-name="T8">קדש</text:span><text:span text:style-name="T5"> </text:span><text:span text:style-name="T8">הוא': שנפסל, וכמו</text:span><text:span text:style-name="T5"> </text:span><text:span text:style-name="T8">כן</text:span><text:span text:style-name="T5"> </text:span><text:span text:style-name="T8">כל</text:span><text:span text:style-name="T5"> </text:span><text:span text:style-name="T8">הקדשים</text:span><text:span text:style-name="T5"> </text:span><text:span text:style-name="T8">שנפסלו</text:span><text:span text:style-name="T2">)</text:span><text:span text:style-name="T1">?</text:span></text:p>
      <text:p text:style-name="P10"><text:span text:style-name="T1">הני</text:span><text:span text:style-name="T4"> </text:span><text:span text:style-name="T1">מילי</text:span><text:span text:style-name="T4"> </text:span><text:span text:style-name="T1">היכא</text:span><text:span text:style-name="T4"> </text:span><text:span text:style-name="T1">דקודם</text:span><text:span text:style-name="T4"> </text:span><text:span text:style-name="T1">פסולו</text:span><text:span text:style-name="T4"> </text:span><text:span text:style-name="T1">חזי</text:span><text:span text:style-name="T4"> </text:span><text:span text:style-name="T2">(</text:span><text:span text:style-name="T8">כנותר</text:span><text:span text:style-name="T2">)</text:span><text:span text:style-name="T1">; הכא</text:span><text:span text:style-name="T4"> </text:span><text:span text:style-name="T1">דקודם</text:span><text:span text:style-name="T4"> </text:span><text:span text:style-name="T1">פסולו</text:span><text:span text:style-name="T4"> </text:span><text:span text:style-name="T1">נמי</text:span><text:span text:style-name="T4"> </text:span><text:span text:style-name="T1">לא</text:span><text:span text:style-name="T4"> </text:span><text:span text:style-name="T1">חזי!? </text:span><text:span text:style-name="T41">[## איסור</text:span><text:span text:style-name="T52"> </text:span><text:span text:style-name="T41">'פסול</text:span><text:span text:style-name="T52"> </text:span><text:span text:style-name="T41">בקודש' חל</text:span><text:span text:style-name="T52"> </text:span><text:span text:style-name="T41">כאשר</text:span><text:span text:style-name="T52"> </text:span><text:span text:style-name="T41">יש</text:span><text:span text:style-name="T52"> </text:span><text:span text:style-name="T41">היתר</text:span><text:span text:style-name="T52"> </text:span><text:span text:style-name="T41">כאשר</text:span><text:span text:style-name="T52"> </text:span><text:span text:style-name="T41">אינו</text:span><text:span text:style-name="T52"> </text:span><text:span text:style-name="T41">פסול; אבל</text:span><text:span text:style-name="T52"> </text:span><text:span text:style-name="T41">אם</text:span><text:span text:style-name="T52"> </text:span><text:span text:style-name="T41">אין</text:span><text:span text:style-name="T52"> </text:span><text:span text:style-name="T41">היתר</text:span><text:span text:style-name="T52"> </text:span><text:span text:style-name="T41">כלל, אלא</text:span><text:span text:style-name="T52"> </text:span><text:span text:style-name="T41">אסור</text:span><text:span text:style-name="T52"> </text:span><text:span text:style-name="T41">כללי</text:span><text:span text:style-name="T52"> – </text:span><text:span text:style-name="T41">אין</text:span><text:span text:style-name="T52"> </text:span><text:span text:style-name="T41">איסור</text:span><text:span text:style-name="T52"> </text:span><text:span text:style-name="T41">חל</text:span><text:span text:style-name="T52"> </text:span><text:span text:style-name="T41">על</text:span><text:span text:style-name="T52"> </text:span><text:span text:style-name="T41">איסור, ואין</text:span><text:span text:style-name="T52"> </text:span><text:span text:style-name="T41">איסור</text:span><text:span text:style-name="T52"> </text:span><text:span text:style-name="T41">מיוחד</text:span><text:span text:style-name="T52"> </text:span><text:span text:style-name="T41">לפסול.]</text:span></text:p>
      <text:p text:style-name="P15"><text:span text:style-name="T7">[תוספות</text:span><text:span text:style-name="T4"> </text:span><text:span text:style-name="T7">ד"ה</text:span><text:span text:style-name="T4"> </text:span><text:span text:style-name="T7">כל</text:span><text:span text:style-name="T4"> </text:span><text:span text:style-name="T7">שבקדש</text:span><text:span text:style-name="T4"> </text:span><text:span text:style-name="T7">פסול</text:span><text:span text:style-name="T4"> </text:span><text:span text:style-name="T7">בא</text:span><text:span text:style-name="T4"> </text:span><text:span text:style-name="T7">הכתוב</text:span><text:span text:style-name="T4"> </text:span><text:span text:style-name="T7">ליתן</text:span><text:span text:style-name="T4"> </text:span><text:span text:style-name="T7">כו'. ואם</text:span><text:span text:style-name="T4"> </text:span><text:span text:style-name="T7">תאמר: אמאי</text:span><text:span text:style-name="T4"> </text:span><text:span text:style-name="T7">לא</text:span><text:span text:style-name="T4"> </text:span><text:span text:style-name="T7">משני: משום</text:span><text:span text:style-name="T4"> </text:span><text:span text:style-name="T7">הכי</text:span><text:span text:style-name="T4"> </text:span><text:span text:style-name="T7">לא</text:span><text:span text:style-name="T4"> </text:span><text:span text:style-name="T7">לקי: דהוי</text:span><text:span text:style-name="T4"> </text:span><text:span text:style-name="T7">לאו</text:span><text:span text:style-name="T4"> </text:span><text:span text:style-name="T7">שבכללות, דכולל</text:span><text:span text:style-name="T4"> </text:span><text:span text:style-name="T7">פסול</text:span><text:span text:style-name="T4"> </text:span><text:span text:style-name="T7">דיוצא</text:span><text:span text:style-name="T4"> </text:span><text:span text:style-name="T7">וטמא</text:span><text:span text:style-name="T4"> </text:span><text:span text:style-name="T7">ופסולין</text:span><text:span text:style-name="T4"> </text:span><text:span text:style-name="T7">אחרים!?<text:tab/>ויש</text:span><text:span text:style-name="T4"> </text:span><text:span text:style-name="T7">לומר</text:span><text:span text:style-name="T4"> </text:span><text:span text:style-name="T7">דלפירוש</text:span><text:span text:style-name="T4"> </text:span><text:span text:style-name="T7">הקונטרס</text:span><text:span text:style-name="T4"> </text:span><text:span text:style-name="T7">דלעיל</text:span><text:span text:style-name="T4"> </text:span><text:span text:style-name="T7">ניחא, דפירש</text:span><text:span text:style-name="T4"> </text:span><text:span text:style-name="T7">ד'לוקה' דקאמר</text:span><text:span text:style-name="T4"> </text:span><text:span text:style-name="T7">- אינו</text:span><text:span text:style-name="T4"> </text:span><text:span text:style-name="T7">רוצה</text:span><text:span text:style-name="T4"> </text:span><text:span text:style-name="T7">לומר</text:span><text:span text:style-name="T4"> </text:span><text:span text:style-name="T7">כי</text:span><text:span text:style-name="T4"> </text:span><text:span text:style-name="T7">אם</text:span><text:span text:style-name="T4"> </text:span><text:span text:style-name="T7">איסור</text:span><text:span text:style-name="T4"> </text:span><text:span text:style-name="T7">בעלמא, ומשום</text:span><text:span text:style-name="T4"> </text:span><text:span text:style-name="T7">הכי</text:span><text:span text:style-name="T4"> </text:span><text:span text:style-name="T7">פריך: נהי</text:span><text:span text:style-name="T4"> </text:span><text:span text:style-name="T7">דמלקות</text:span><text:span text:style-name="T4"> </text:span><text:span text:style-name="T7">לא</text:span><text:span text:style-name="T4"> </text:span><text:span text:style-name="T7">הוי</text:span><text:span text:style-name="T4"> </text:span><text:span text:style-name="T7">משום</text:span><text:span text:style-name="T4"> </text:span><text:span text:style-name="T7">לאו</text:span><text:span text:style-name="T4"> </text:span><text:span text:style-name="T7">שבכללות</text:span><text:span text:style-name="T4"> </text:span><text:span text:style-name="T7">- מכל</text:span><text:span text:style-name="T4"> </text:span><text:span text:style-name="T7">מקום</text:span><text:span text:style-name="T4"> </text:span><text:span text:style-name="T7">איסורא</text:span><text:span text:style-name="T4"> </text:span><text:span text:style-name="T7">מיהא</text:span><text:span text:style-name="T4"> </text:span><text:span text:style-name="T7">איכא, 'ולילקי' דקאמר</text:span><text:span text:style-name="T4"> </text:span><text:span text:style-name="T7">- לאו</text:span><text:span text:style-name="T4"> </text:span><text:span text:style-name="T7">דוקא; אבל</text:span><text:span text:style-name="T4"> </text:span><text:span text:style-name="T7">לפירוש</text:span><text:span text:style-name="T4"> </text:span><text:span text:style-name="T7">ר"י</text:span><text:span text:style-name="T4"> </text:span><text:span text:style-name="T7">דלעיל</text:span><text:span text:style-name="T4"> </text:span><text:span text:style-name="T7">[ד"ה</text:span><text:span text:style-name="T4"> </text:span><text:span text:style-name="T7">איסורא</text:span><text:span text:style-name="T4"> </text:span><text:span text:style-name="T7">בעלמא, דף</text:span><text:span text:style-name="T4"> </text:span><text:span text:style-name="T7">יז,ב-יח,א?] קשה: דפירש</text:span><text:span text:style-name="T4"> </text:span><text:span text:style-name="T7">ד'לוקה' - דוקא</text:span><text:span text:style-name="T4"> </text:span><text:span text:style-name="T7">קאמר, כדפי', אם</text:span><text:span text:style-name="T4"> </text:span><text:span text:style-name="T7">כן</text:span><text:span text:style-name="T4"> </text:span><text:span text:style-name="T7">'ולילקי' דקאמר</text:span><text:span text:style-name="T4"> </text:span><text:span text:style-name="T7">הכא</text:span><text:span text:style-name="T4"> </text:span><text:span text:style-name="T7">- דוקא</text:span><text:span text:style-name="T4"> </text:span><text:span text:style-name="T7">קאמר, ואמאי? הלא</text:span><text:span text:style-name="T4"> </text:span><text:span text:style-name="T7">הוי</text:span><text:span text:style-name="T4"> </text:span><text:span text:style-name="T7">לאו</text:span><text:span text:style-name="T4"> </text:span><text:span text:style-name="T7">שבכללות, כדפי'! ויש</text:span><text:span text:style-name="T4"> </text:span><text:span text:style-name="T7">לומר</text:span><text:span text:style-name="T4"> </text:span><text:span text:style-name="T7">דאין</text:span><text:span text:style-name="T4"> </text:span><text:span text:style-name="T7">הכי</text:span><text:span text:style-name="T4"> </text:span><text:span text:style-name="T7">נמי: היה</text:span><text:span text:style-name="T4"> </text:span><text:span text:style-name="T7">יכול</text:span><text:span text:style-name="T4"> </text:span><text:span text:style-name="T7">לשנויי, אבל</text:span><text:span text:style-name="T4"> </text:span><text:span text:style-name="T7">עדיפא</text:span><text:span text:style-name="T4"> </text:span><text:span text:style-name="T7">מיניה</text:span><text:span text:style-name="T4"> </text:span><text:span text:style-name="T7">משני: דלא</text:span><text:span text:style-name="T4"> </text:span><text:span text:style-name="T7">מיירי</text:span><text:span text:style-name="T4"> </text:span><text:span text:style-name="T7">כלל</text:span><text:span text:style-name="T4"> </text:span><text:span text:style-name="T7">מזר</text:span><text:span text:style-name="T4"> </text:span><text:span text:style-name="T7">שאכל</text:span><text:span text:style-name="T4"> </text:span><text:span text:style-name="T7">חטאת</text:span><text:span text:style-name="T4"> </text:span><text:span text:style-name="T7">לפני</text:span><text:span text:style-name="T4"> </text:span><text:span text:style-name="T7">זריקה</text:span><text:span text:style-name="T4"> </text:span><text:span text:style-name="T7">דפטור; והא</text:span><text:span text:style-name="T4"> </text:span><text:span text:style-name="T7">דאמר</text:span><text:span text:style-name="T4"> </text:span><text:span text:style-name="T7">לעיל</text:span><text:span text:style-name="T4"> </text:span><text:span text:style-name="T7">רבי</text:span><text:span text:style-name="T4"> </text:span><text:span text:style-name="T7">שמעון</text:span><text:span text:style-name="T4"> </text:span><text:span text:style-name="T7">(דף</text:span><text:span text:style-name="T4"> </text:span><text:span text:style-name="T7">יז.) אם</text:span><text:span text:style-name="T4"> </text:span><text:span text:style-name="T7">לאוכל</text:span><text:span text:style-name="T4"> </text:span><text:span text:style-name="T7">חטאת</text:span><text:span text:style-name="T4"> </text:span><text:span text:style-name="T7">לפני</text:span><text:span text:style-name="T4"> </text:span><text:span text:style-name="T7">זריקה</text:span><text:span text:style-name="T4"> </text:span><text:span text:style-name="T7">- קל</text:span><text:span text:style-name="T4"> </text:span><text:span text:style-name="T7">וחומר</text:span><text:span text:style-name="T4"> </text:span><text:span text:style-name="T7">מתודה</text:span><text:span text:style-name="T4"> </text:span><text:span text:style-name="T7">- איסור</text:span><text:span text:style-name="T4"> </text:span><text:span text:style-name="T7">בעלמא, ולא</text:span><text:span text:style-name="T4"> </text:span><text:span text:style-name="T7">מלקות.]</text:span></text:p>
      <text:p text:style-name="P11"/>
      <text:p text:style-name="P10"><text:span text:style-name="T1">ולילקי</text:span><text:span text:style-name="T4"> </text:span><text:span text:style-name="T1">נמי</text:span><text:span text:style-name="T4"> </text:span><text:span text:style-name="T1">כאידך</text:span><text:span text:style-name="T4"> </text:span><text:span text:style-name="T1">דרבי</text:span><text:span text:style-name="T4"> </text:span><text:span text:style-name="T1">אליעזר, דתניא</text:span><text:span text:style-name="T4"> </text:span><text:span text:style-name="T8">[דומה</text:span><text:span text:style-name="T5"> </text:span><text:span text:style-name="T8">לסיפרא</text:span><text:span text:style-name="T5"> </text:span><text:span text:style-name="T8">פרשת</text:span><text:span text:style-name="T5"> </text:span><text:span text:style-name="T8">צו</text:span><text:span text:style-name="T5"> </text:span><text:span text:style-name="T8">פרשה</text:span><text:span text:style-name="T5"> </text:span><text:span text:style-name="T8">ג</text:span><text:span text:style-name="T5"> </text:span><text:span text:style-name="T8">משנה</text:span><text:span text:style-name="T5"> </text:span><text:span text:style-name="T8">ד]</text:span><text:span text:style-name="T1">: 'רבי</text:span><text:span text:style-name="T4"> </text:span><text:span text:style-name="T1">אליעזר</text:span><text:span text:style-name="T4"> </text:span><text:span text:style-name="T1">אומר: כל</text:span><text:span text:style-name="T4"> </text:span><text:span text:style-name="T1">שהוא</text:span><text:span text:style-name="T4"> </text:span><text:span text:style-name="T1">ב'כליל</text:span><text:span text:style-name="T4"> </text:span><text:span text:style-name="T1">תהיה' </text:span><text:span text:style-name="T11">[</text:span><text:span text:style-name="T9">ויקרא</text:span><text:span text:style-name="T6"> </text:span><text:span text:style-name="T9">ו,טז:</text:span><text:span text:style-name="T11"> וכל</text:span><text:span text:style-name="T5"> </text:span><text:span text:style-name="T11">מנחת</text:span><text:span text:style-name="T5"> </text:span><text:span text:style-name="T11">כהן</text:span><text:span text:style-name="T5"> </text:span><text:span text:style-name="T11">כליל</text:span><text:span text:style-name="T5"> </text:span><text:span text:style-name="T11">תהיה</text:span><text:span text:style-name="T5"> </text:span><text:span text:style-name="T11">לא</text:span><text:span text:style-name="T5"> </text:span><text:span text:style-name="T11">תאכל]</text:span><text:span text:style-name="T1"> - ליתן</text:span><text:span text:style-name="T4"> </text:span><text:span text:style-name="T1">לא</text:span><text:span text:style-name="T4"> </text:span><text:span text:style-name="T1">תעשה</text:span><text:span text:style-name="T4"> </text:span><text:span text:style-name="T1">על</text:span><text:span text:style-name="T4"> </text:span><text:span text:style-name="T1">אכילתו'!?</text:span></text:p>
      <text:p text:style-name="P10"><text:span text:style-name="T1">אין</text:span><text:span text:style-name="T4"> </text:span><text:span text:style-name="T1">הכי</text:span><text:span text:style-name="T4"> </text:span><text:span text:style-name="T1">נמי, ורבא</text:span><text:span text:style-name="T4"> </text:span><text:span text:style-name="T1">- מהאי</text:span><text:span text:style-name="T4"> </text:span><text:span text:style-name="T1">קרא</text:span><text:span text:style-name="T4"> </text:span><text:span text:style-name="T1">קאמר</text:span><text:span text:style-name="T4"> </text:span><text:span text:style-name="T41">[מהפסוק</text:span><text:span text:style-name="T52"> </text:span><text:span text:style-name="T8">(דברים</text:span><text:span text:style-name="T5"> </text:span><text:span text:style-name="T8">יב,יז): '</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5"> </text:span><text:span text:style-name="T11">מעשר</text:span><text:span text:style-name="T5"> </text:span><text:span text:style-name="T11">דגנך</text:span><text:span text:style-name="T5"> </text:span><text:span text:style-name="T11">ותירושך</text:span><text:span text:style-name="T5"> </text:span><text:span text:style-name="T11">ויצהרך</text:span><text:span text:style-name="T5"> </text:span><text:span text:style-name="T11">ובכורו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ותיך</text:span><text:span text:style-name="T5"> </text:span><text:span text:style-name="T11">ותרומת</text:span><text:span text:style-name="T5"> </text:span><text:span text:style-name="T11">ידך</text:span><text:span text:style-name="T8">'</text:span><text:span text:style-name="T41">]</text:span><text:span text:style-name="T1">.</text:span></text:p>
      <text:p text:style-name="P11"/>
      <text:p text:style-name="P10"><text:span text:style-name="T1">אמר</text:span><text:span text:style-name="T4"> </text:span><text:span text:style-name="T1">רב</text:span><text:span text:style-name="T4"> </text:span><text:span text:style-name="T1">גידל</text:span><text:span text:style-name="T4"> </text:span><text:span text:style-name="T1">אמר</text:span><text:span text:style-name="T4"> </text:span><text:span text:style-name="T1">רב: &lt;סימן</text:span><text:span text:style-name="T4"> </text:span><text:span text:style-name="T1">כוז"א&gt; </text:span></text:p>
      <text:p text:style-name="P10"><text:span text:style-name="T20">כ</text:span><text:span text:style-name="T1">הן</text:span><text:span text:style-name="T4"> </text:span><text:span text:style-name="T1">שאכל</text:span><text:span text:style-name="T4"> </text:span><text:span text:style-name="T1">מחטאת</text:span><text:span text:style-name="T4"> </text:span><text:span text:style-name="T1">ואשם</text:span><text:span text:style-name="T4"> </text:span><text:span text:style-name="T1">לפני</text:span><text:span text:style-name="T4"> </text:span><text:span text:style-name="T1">זריקה</text:span><text:span text:style-name="T4"> – </text:span><text:span text:style-name="T1">לוקה; </text:span></text:p>
      <text:p text:style-name="P26"><text:span text:style-name="T1">מאי</text:span><text:span text:style-name="T4"> </text:span><text:span text:style-name="T1">טעמא? </text:span></text:p>
      <text:p text:style-name="P26"><text:soft-page-break/><text:span text:style-name="T1">דאמר</text:span><text:span text:style-name="T4"> </text:span><text:span text:style-name="T1">קרא: </text:span><text:span text:style-name="T8">(שמות</text:span><text:span text:style-name="T5"> </text:span><text:span text:style-name="T8">כט,לג)</text:span><text:span text:style-name="T1"> </text:span><text:span text:style-name="T10">ואכלו</text:span><text:span text:style-name="T4"> </text:span><text:span text:style-name="T10">אותם</text:span><text:span text:style-name="T4"> </text:span><text:span text:style-name="T10">אשר</text:span><text:span text:style-name="T4"> </text:span><text:span text:style-name="T47">כּוּפָּר</text:span><text:span text:style-name="T4"> </text:span><text:span text:style-name="T10">בהם</text:span><text:span text:style-name="T4">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5"> </text:span><text:span text:style-name="T11">וזר</text:span><text:span text:style-name="T5"> </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ם]</text:span><text:span text:style-name="T1"> </text:span><text:span text:style-name="T41">['כּוּפָּר' בעבר]</text:span><text:span text:style-name="T1">: לאחר</text:span><text:span text:style-name="T4"> </text:span><text:span text:style-name="T1">כפרה</text:span><text:span text:style-name="T4"> – </text:span><text:span text:style-name="T1">אִין, לפני</text:span><text:span text:style-name="T4"> </text:span><text:span text:style-name="T1">כפרה</text:span><text:span text:style-name="T4"> – </text:span><text:span text:style-name="T1">לא; לאו</text:span><text:span text:style-name="T4"> </text:span><text:span text:style-name="T1">הבא</text:span><text:span text:style-name="T4"> </text:span><text:span text:style-name="T1">מכלל</text:span><text:span text:style-name="T4"> </text:span><text:span text:style-name="T1">עשה</text:span><text:span text:style-name="T4"> </text:span><text:span text:style-name="T1">- לאו</text:span><text:span text:style-name="T4"> </text:span><text:span text:style-name="T1">הוא.</text:span></text:p>
      <text:p text:style-name="P26"><text:span text:style-name="T1">מתיב</text:span><text:span text:style-name="T4"> </text:span><text:span text:style-name="T1">רבא: </text:span><text:span text:style-name="T8">(דברים</text:span><text:span text:style-name="T5"> </text:span><text:span text:style-name="T8">יד,ו)</text:span><text:span text:style-name="T1"> </text:span><text:span text:style-name="T10">וכל</text:span><text:span text:style-name="T4"> </text:span><text:span text:style-name="T10">בהמה</text:span><text:span text:style-name="T4"> </text:span><text:span text:style-name="T10">מפרסת</text:span><text:span text:style-name="T4"> </text:span><text:span text:style-name="T10">פרסה</text:span><text:span text:style-name="T4"> </text:span><text:span text:style-name="T10">ושוסעת</text:span><text:span text:style-name="T4"> </text:span><text:span text:style-name="T10">שסע</text:span><text:span text:style-name="T4"> </text:span><text:span text:style-name="T10">שתי</text:span><text:span text:style-name="T4"> </text:span><text:span text:style-name="T10">פרסות</text:span><text:span text:style-name="T4"> </text:span><text:span text:style-name="T10">מעלת</text:span><text:span text:style-name="T4"> </text:span><text:span text:style-name="T10">גרה</text:span><text:span text:style-name="T4"> </text:span><text:span text:style-name="T10">בבהמה</text:span><text:span text:style-name="T4"> </text:span><text:span text:style-name="T10">אותהּ</text:span><text:span text:style-name="T4"> </text:span><text:span text:style-name="T10">תאכלו</text:span><text:span text:style-name="T4"> </text:span><text:span text:style-name="T1">- אותהּ</text:span><text:span text:style-name="T4"> </text:span><text:span text:style-name="T1">תאכלו, ואין</text:span><text:span text:style-name="T4"> </text:span><text:span text:style-name="T1">בהמה</text:span><text:span text:style-name="T4"> </text:span><text:span text:style-name="T1">אחרת</text:span><text:span text:style-name="T4"> </text:span><text:span text:style-name="T1">תאכלו</text:span><text:span text:style-name="T4"> </text:span><text:span text:style-name="T2">(</text:span><text:span text:style-name="T8">ולא</text:span><text:span text:style-name="T5"> </text:span><text:span text:style-name="T8">בהמה</text:span><text:span text:style-name="T5"> </text:span><text:span text:style-name="T8">טמאה</text:span><text:span text:style-name="T5"> </text:span><text:span text:style-name="T8">שאין</text:span><text:span text:style-name="T5"> </text:span><text:span text:style-name="T8">סימנין</text:span><text:span text:style-name="T5"> </text:span><text:span text:style-name="T8">הללו</text:span><text:span text:style-name="T5"> </text:span><text:span text:style-name="T8">בהו; אלמא: לאו</text:span><text:span text:style-name="T5"> </text:span><text:span text:style-name="T8">הבא</text:span><text:span text:style-name="T5"> </text:span><text:span text:style-name="T8">מכלל</text:span><text:span text:style-name="T5"> </text:span><text:span text:style-name="T8">עשה</text:span><text:span text:style-name="T5"> </text:span><text:span text:style-name="T8">- עשה</text:span><text:span text:style-name="T2">)</text:span><text:span text:style-name="T1">; ואי</text:span><text:span text:style-name="T4"> </text:span><text:span text:style-name="T1">כדקאמרת</text:span><text:span text:style-name="T4"> </text:span><text:span text:style-name="T41">[לוקין</text:span><text:span text:style-name="T52"> </text:span><text:span text:style-name="T41">על</text:span><text:span text:style-name="T52"> </text:span><text:span text:style-name="T41">לאו</text:span><text:span text:style-name="T52"> </text:span><text:span text:style-name="T41">הבא</text:span><text:span text:style-name="T52"> </text:span><text:span text:style-name="T41">מכלל</text:span><text:span text:style-name="T52"> </text:span><text:span text:style-name="T41">עשה]</text:span><text:span text:style-name="T1"> - </text:span><text:span text:style-name="T8">(דברים</text:span><text:span text:style-name="T5"> </text:span><text:span text:style-name="T8">יד,ז)</text:span><text:span text:style-name="T1"> </text:span><text:span text:style-name="T11">[אך]</text:span><text:span text:style-name="T10"> את</text:span><text:span text:style-name="T4"> </text:span><text:span text:style-name="T10">זה</text:span><text:span text:style-name="T4"> </text:span><text:span text:style-name="T10">לא</text:span><text:span text:style-name="T4"> </text:span><text:span text:style-name="T10">תאכלו</text:span><text:span text:style-name="T4"> </text:span><text:span text:style-name="T11">[ממעלי</text:span><text:span text:style-name="T5"> </text:span><text:span text:style-name="T11">הגרה</text:span><text:span text:style-name="T5"> </text:span><text:span text:style-name="T11">וממפריסי</text:span><text:span text:style-name="T5"> </text:span><text:span text:style-name="T11">הפרסה</text:span><text:span text:style-name="T5"> </text:span><text:span text:style-name="T11">השסועה</text:span><text:span text:style-name="T5"> </text:span><text:span text:style-name="T11">את</text:span><text:span text:style-name="T5"> </text:span><text:span text:style-name="T11">הגמל</text:span><text:span text:style-name="T5"> </text:span><text:span text:style-name="T11">ואת</text:span><text:span text:style-name="T5"> </text:span><text:span text:style-name="T11">הארנבת</text:span><text:span text:style-name="T5"> </text:span><text:span text:style-name="T11">ואת</text:span><text:span text:style-name="T5"> </text:span><text:span text:style-name="T11">השפן</text:span><text:span text:style-name="T5"> </text:span><text:span text:style-name="T11">כי</text:span><text:span text:style-name="T5"> </text:span><text:span text:style-name="T11">מעלה</text:span><text:span text:style-name="T5"> </text:span><text:span text:style-name="T11">גרה</text:span><text:span text:style-name="T5"> </text:span><text:span text:style-name="T11">המה</text:span><text:span text:style-name="T5"> </text:span><text:span text:style-name="T11">ופרסה</text:span><text:span text:style-name="T5"> </text:span><text:span text:style-name="T11">לא</text:span><text:span text:style-name="T5"> </text:span><text:span text:style-name="T11">הפריסו</text:span><text:span text:style-name="T5"> </text:span><text:span text:style-name="T11">טמאים</text:span><text:span text:style-name="T5"> </text:span><text:span text:style-name="T11">הם</text:span><text:span text:style-name="T5"> </text:span><text:span text:style-name="T11">לכם]</text:span><text:span text:style-name="T1"> למה</text:span><text:span text:style-name="T4"> </text:span><text:span text:style-name="T1">לי?</text:span></text:p>
      <text:p text:style-name="P26"><text:span text:style-name="T1">אלא</text:span><text:span text:style-name="T4"> </text:span><text:span text:style-name="T1">אי</text:span><text:span text:style-name="T4"> </text:span><text:span text:style-name="T1">איתמר</text:span><text:span text:style-name="T4"> </text:span><text:span text:style-name="T1">- הכי</text:span><text:span text:style-name="T4"> </text:span><text:span text:style-name="T1">איתמר: אמר</text:span><text:span text:style-name="T4"> </text:span><text:span text:style-name="T1">רב</text:span><text:span text:style-name="T4"> </text:span><text:span text:style-name="T1">גידל</text:span><text:span text:style-name="T4"> </text:span><text:span text:style-name="T1">אמר</text:span><text:span text:style-name="T4"> </text:span><text:span text:style-name="T1">רב: </text:span></text:p>
      <text:p text:style-name="P10"><text:span text:style-name="T20">ז</text:span><text:span text:style-name="T1">ר</text:span><text:span text:style-name="T4"> </text:span><text:span text:style-name="T1">שאכל</text:span><text:span text:style-name="T4"> </text:span><text:span text:style-name="T1">מחטאת</text:span><text:span text:style-name="T4"> </text:span><text:span text:style-name="T1">ואשם</text:span><text:span text:style-name="T4"> </text:span><text:span text:style-name="T1">לפני</text:span><text:span text:style-name="T4"> </text:span><text:span text:style-name="T1">זריקה</text:span><text:span text:style-name="T4"> – </text:span><text:span text:style-name="T1">פטור; </text:span></text:p>
      <text:p text:style-name="P10"><text:span text:style-name="T1">מאי</text:span><text:span text:style-name="T4"> </text:span><text:span text:style-name="T1">טעמא? </text:span></text:p>
      <text:p text:style-name="P10"><text:span text:style-name="T1">דאמר</text:span><text:span text:style-name="T4"> </text:span><text:span text:style-name="T1">קרא: </text:span><text:span text:style-name="T8">(שמות</text:span><text:span text:style-name="T5"> </text:span><text:span text:style-name="T8">כט,לג)</text:span><text:span text:style-name="T1"> </text:span><text:span text:style-name="T10">ואכלו</text:span><text:span text:style-name="T4"> </text:span><text:span text:style-name="T10">אותם</text:span><text:span text:style-name="T4"> </text:span><text:span text:style-name="T10">אשר</text:span><text:span text:style-name="T4"> </text:span><text:span text:style-name="T10">כופר</text:span><text:span text:style-name="T4"> </text:span><text:span text:style-name="T10">בהם</text:span><text:span text:style-name="T4"> </text:span><text:span text:style-name="T11">[למלא</text:span><text:span text:style-name="T5"> </text:span><text:span text:style-name="T11">את</text:span><text:span text:style-name="T5"> </text:span><text:span text:style-name="T11">ידם</text:span><text:span text:style-name="T5"> </text:span><text:span text:style-name="T11">לקדש</text:span><text:span text:style-name="T5"> </text:span><text:span text:style-name="T11">אתם</text:span><text:span text:style-name="T5"> </text:span><text:span text:style-name="T11">וזר</text:span><text:span text:style-name="T5"> </text:span><text:span text:style-name="T11">לא</text:span><text:span text:style-name="T5"> </text:span><text:span text:style-name="T11">יאכל</text:span><text:span text:style-name="T5"> </text:span><text:span text:style-name="T11">כי</text:span><text:span text:style-name="T5"> </text:span><text:span text:style-name="T11">קדש</text:span><text:span text:style-name="T5"> </text:span><text:span text:style-name="T11">הם]</text:span><text:span text:style-name="T1">: כל</text:span><text:span text:style-name="T4"> </text:span><text:span text:style-name="T1">היכא</text:span><text:span text:style-name="T4"> </text:span><text:span text:style-name="T1">דקרינן</text:span><text:span text:style-name="T4"> </text:span><text:span text:style-name="T1">ביה</text:span><text:span text:style-name="T4"> </text:span><text:span text:style-name="T1">'</text:span><text:span text:style-name="T10">ואכלו</text:span><text:span text:style-name="T4"> </text:span><text:span text:style-name="T10">אותם</text:span><text:span text:style-name="T4"> </text:span><text:span text:style-name="T10">אשר</text:span><text:span text:style-name="T4"> </text:span><text:span text:style-name="T10">כופר</text:span><text:span text:style-name="T4"> </text:span><text:span text:style-name="T10">בהם</text:span><text:span text:style-name="T1">' </text:span><text:span text:style-name="T41">[כלומר: בכהנים]</text:span><text:span text:style-name="T1"> - קרינן</text:span><text:span text:style-name="T4"> </text:span><text:span text:style-name="T1">ביה</text:span><text:span text:style-name="T4"> </text:span><text:span text:style-name="T1">'</text:span><text:span text:style-name="T10">וזר</text:span><text:span text:style-name="T4"> </text:span><text:span text:style-name="T10">לא</text:span><text:span text:style-name="T4"> </text:span><text:span text:style-name="T10">יאכל</text:span><text:span text:style-name="T4"> </text:span><text:span text:style-name="T10">קדש</text:span><text:span text:style-name="T1">', וכל</text:span><text:span text:style-name="T4"> </text:span><text:span text:style-name="T1">היכא</text:span><text:span text:style-name="T4"> </text:span><text:span text:style-name="T1">דלא</text:span><text:span text:style-name="T4"> </text:span><text:span text:style-name="T1">קרינן</text:span><text:span text:style-name="T4"> </text:span><text:span text:style-name="T1">ביה</text:span><text:span text:style-name="T4"> </text:span><text:span text:style-name="T1">'</text:span><text:span text:style-name="T10">ואכלו</text:span><text:span text:style-name="T4"> </text:span><text:span text:style-name="T10">אותם</text:span><text:span text:style-name="T4"> </text:span><text:span text:style-name="T10">אשר</text:span><text:span text:style-name="T4"> </text:span><text:span text:style-name="T10">כופר</text:span><text:span text:style-name="T4"> </text:span><text:span text:style-name="T10">בהם</text:span><text:span text:style-name="T1">' לא</text:span><text:span text:style-name="T4"> </text:span><text:span text:style-name="T1">קרינן</text:span><text:span text:style-name="T4"> </text:span><text:span text:style-name="T1">ביה</text:span><text:span text:style-name="T4"> </text:span><text:span text:style-name="T1">'</text:span><text:span text:style-name="T10">וזר</text:span><text:span text:style-name="T4"> </text:span><text:span text:style-name="T10">לא</text:span><text:span text:style-name="T4"> </text:span><text:span text:style-name="T10">יאכל</text:span><text:span text:style-name="T1">' </text:span><text:span text:style-name="T2">(</text:span><text:span text:style-name="T8">דהוא</text:span><text:span text:style-name="T5"> </text:span><text:span text:style-name="T8">סיפיה</text:span><text:span text:style-name="T5"> </text:span><text:span text:style-name="T8">דהאי</text:span><text:span text:style-name="T5"> </text:span><text:span text:style-name="T8">קרא: </text:span><text:span text:style-name="T11">וכל</text:span><text:span text:style-name="T5"> </text:span><text:span text:style-name="T11">זר</text:span><text:span text:style-name="T5"> </text:span><text:span text:style-name="T11">לא</text:span><text:span text:style-name="T5"> </text:span><text:span text:style-name="T11">יאכל</text:span><text:span text:style-name="T5"> </text:span><text:span text:style-name="T11">קדש</text:span><text:span text:style-name="T5"> </text:span><text:span text:style-name="T8">- <text:s/>לאו</text:span><text:span text:style-name="T5"> </text:span><text:span text:style-name="T8">בקדשים</text:span><text:span text:style-name="T5"> </text:span><text:span text:style-name="T8">משתעי, אלא</text:span><text:span text:style-name="T5"> </text:span><text:span text:style-name="T8">בתרומה, כדכתיב</text:span><text:span text:style-name="T5"> </text:span><text:span text:style-name="T8">ברישא</text:span><text:span text:style-name="T5"> </text:span><text:span text:style-name="T8">דענינא: '</text:span><text:span text:style-name="T11">איש</text:span><text:span text:style-name="T5"> </text:span><text:span text:style-name="T11">איש</text:span><text:span text:style-name="T5"> </text:span><text:span text:style-name="T11">מזרע</text:span><text:span text:style-name="T5"> </text:span><text:span text:style-name="T11">אהרן</text:span><text:span text:style-name="T8">' </text:span><text:span text:style-name="T9">[ויקרא</text:span><text:span text:style-name="T6"> </text:span><text:span text:style-name="T9">כב,ד]</text:span><text:span text:style-name="T8"> - דבר</text:span><text:span text:style-name="T5"> </text:span><text:span text:style-name="T8">השוה</text:span><text:span text:style-name="T5"> </text:span><text:span text:style-name="T8">בזרעו</text:span><text:span text:style-name="T5"> </text:span><text:span text:style-name="T8">של</text:span><text:span text:style-name="T5"> </text:span><text:span text:style-name="T8">אהרן</text:span><text:span text:style-name="T2">)</text:span><text:span text:style-name="T1">. </text:span></text:p>
      <text:p text:style-name="P13"/>
      <text:p text:style-name="P10"><text:span text:style-name="T1">אמר</text:span><text:span text:style-name="T4"> </text:span><text:span text:style-name="T1">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בכורים</text:span><text:span text:style-name="T4"> </text:span><text:span text:style-name="T1">- הנחה</text:span><text:span text:style-name="T4"> </text:span><text:span text:style-name="T1">מעכבת</text:span><text:span text:style-name="T4"> </text:span><text:span text:style-name="T1">בהן, קרייה</text:span><text:span text:style-name="T4"> </text:span><text:span text:style-name="T1">אין</text:span><text:span text:style-name="T4"> </text:span><text:span text:style-name="T1">מעכבת</text:span><text:span text:style-name="T4"> </text:span><text:span text:style-name="T1">בהן.</text:span></text:p>
      <text:p text:style-name="P10"><text:span text:style-name="T1">ומי</text:span><text:span text:style-name="T4"> </text:span><text:span text:style-name="T1">אמר</text:span><text:span text:style-name="T4"> </text:span><text:span text:style-name="T1">רבי</text:span><text:span text:style-name="T4"> </text:span><text:span text:style-name="T1">אלעזר</text:span><text:span text:style-name="T4"> </text:span><text:span text:style-name="T1">הכי? והא</text:span><text:span text:style-name="T4"> </text:span><text:span text:style-name="T1">אמר</text:span><text:span text:style-name="T4"> </text:span><text:span text:style-name="T1">רבי</text:span><text:span text:style-name="T4"> </text:span><text:span text:style-name="T1">אלעזר</text:span><text:span text:style-name="T4"> </text:span><text:span text:style-name="T1">אמר</text:span><text:span text:style-name="T4"> </text:span><text:span text:style-name="T1">רבי</text:span><text:span text:style-name="T4"> </text:span><text:span text:style-name="T1">הושעיא: </text:span><text:span text:style-name="T2">(</text:span><text:span text:style-name="T42">[רש"י</text:span><text:span text:style-name="T53"> </text:span><text:span text:style-name="T42">מקדים</text:span><text:span text:style-name="T53"> </text:span><text:span text:style-name="T42">הקדמה:] </text:span><text:span text:style-name="T8">בכורים</text:span><text:span text:style-name="T5"> </text:span><text:span text:style-name="T8">לפני</text:span><text:span text:style-name="T5"> </text:span><text:span text:style-name="T8">החג</text:span><text:span text:style-name="T5"> </text:span><text:span text:style-name="T8">- בני</text:span><text:span text:style-name="T5"> </text:span><text:span text:style-name="T8">קרייה</text:span><text:span text:style-name="T5"> </text:span><text:span text:style-name="T8">נינהו; לאחר</text:span><text:span text:style-name="T5"> </text:span><text:span text:style-name="T8">החג</text:span><text:span text:style-name="T5"> </text:span><text:span text:style-name="T8">- לאו</text:span><text:span text:style-name="T5"> </text:span><text:span text:style-name="T8">בני</text:span><text:span text:style-name="T5"> </text:span><text:span text:style-name="T8">קרייה</text:span><text:span text:style-name="T5"> </text:span><text:span text:style-name="T8">נינהו, דכתיב</text:span><text:span text:style-name="T5"> </text:span><text:span text:style-name="T8">בתר</text:span><text:span text:style-name="T5"> </text:span><text:span text:style-name="T8">קרייה</text:span><text:span text:style-name="T5"> </text:span><text:span text:style-name="T8">'</text:span><text:span text:style-name="T11">ושמחת</text:span><text:span text:style-name="T5"> </text:span><text:span text:style-name="T11">בכל</text:span><text:span text:style-name="T5"> </text:span><text:span text:style-name="T11">הטוב</text:span><text:span text:style-name="T8">' </text:span><text:span text:style-name="T9">[דברים</text:span><text:span text:style-name="T6"> </text:span><text:span text:style-name="T9">כו,יא]</text:span><text:span text:style-name="T8"> מעצרת</text:span><text:span text:style-name="T5"> </text:span><text:span text:style-name="T8">ועד</text:span><text:span text:style-name="T5"> </text:span><text:span text:style-name="T8">החג, שהוא</text:span><text:span text:style-name="T5"> </text:span><text:span text:style-name="T8">זמן</text:span><text:span text:style-name="T5"> </text:span><text:span text:style-name="T8">שמחת</text:span><text:span text:style-name="T5"> </text:span><text:span text:style-name="T8">לקיטת</text:span><text:span text:style-name="T5"> </text:span><text:span text:style-name="T8">פירות; מביא</text:span><text:span text:style-name="T5"> </text:span><text:span text:style-name="T8">וקורא</text:span><text:span text:style-name="T5"> </text:span><text:span text:style-name="T8">מן</text:span><text:span text:style-name="T5"> </text:span><text:span text:style-name="T8">החג, ועד</text:span><text:span text:style-name="T5"> </text:span><text:span text:style-name="T8">חנוכה</text:span><text:span text:style-name="T5"> </text:span><text:span text:style-name="T8">מביא</text:span><text:span text:style-name="T5"> </text:span><text:span text:style-name="T8">ואינו</text:span><text:span text:style-name="T5"> </text:span><text:span text:style-name="T8">קורא</text:span><text:span text:style-name="T5"> </text:span><text:span text:style-name="T8">(בכורים</text:span><text:span text:style-name="T5"> </text:span><text:span text:style-name="T8">פ"א</text:span><text:span text:style-name="T5"> </text:span><text:span text:style-name="T8">משנה</text:span><text:span text:style-name="T5"> </text:span><text:span text:style-name="T8">ו)</text:span><text:span text:style-name="T2">)</text:span><text:span text:style-name="T1">: הפריש</text:span><text:span text:style-name="T4"> </text:span><text:span text:style-name="T1">בכורים</text:span><text:span text:style-name="T4"> </text:span><text:span text:style-name="T1">קודם</text:span><text:span text:style-name="T4"> </text:span><text:span text:style-name="T1">לחג</text:span><text:span text:style-name="T4"> </text:span><text:span text:style-name="T2">(</text:span><text:span text:style-name="T8">חלה</text:span><text:span text:style-name="T5"> </text:span><text:span text:style-name="T8">עליהן</text:span><text:span text:style-name="T5"> </text:span><text:span text:style-name="T8">חובת</text:span><text:span text:style-name="T5"> </text:span><text:span text:style-name="T8">קרייה</text:span><text:span text:style-name="T2">)</text:span><text:span text:style-name="T1"> ועבר</text:span><text:span text:style-name="T4"> </text:span><text:span text:style-name="T1">עליהן</text:span><text:span text:style-name="T4"> </text:span><text:span text:style-name="T1">החג</text:span><text:span text:style-name="T4"> </text:span><text:span text:style-name="T2">(</text:span><text:span text:style-name="T8">שאינן</text:span><text:span text:style-name="T5"> </text:span><text:span text:style-name="T8">ראוין</text:span><text:span text:style-name="T5"> </text:span><text:span text:style-name="T8">עוד</text:span><text:span text:style-name="T5"> </text:span><text:span text:style-name="T8">לקרייה</text:span><text:span text:style-name="T2">)</text:span><text:span text:style-name="T1"> – ירקבו; מאי</text:span><text:span text:style-name="T4"> </text:span><text:span text:style-name="T1">לאו</text:span><text:span text:style-name="T4"> </text:span><text:span text:style-name="T1">משום</text:span><text:span text:style-name="T4"> </text:span><text:span text:style-name="T1">דלא</text:span><text:span text:style-name="T4"> </text:span><text:span text:style-name="T1">מצי</text:span><text:span text:style-name="T4"> </text:span><text:span text:style-name="T1">למיקרי</text:span><text:span text:style-name="T4"> </text:span><text:span text:style-name="T1">עליהן, ואי</text:span><text:span text:style-name="T4"> </text:span><text:span text:style-name="T1">סלקא</text:span><text:span text:style-name="T4"> </text:span><text:span text:style-name="T1">דעתך</text:span><text:span text:style-name="T4"> </text:span><text:span text:style-name="T1">'קרייה</text:span><text:span text:style-name="T4"> </text:span><text:span text:style-name="T1">אין</text:span><text:span text:style-name="T4"> </text:span><text:span text:style-name="T1">מעכבת</text:span><text:span text:style-name="T4"> </text:span><text:span text:style-name="T1">בהן' - אמאי</text:span><text:span text:style-name="T4"> </text:span><text:span text:style-name="T1">ירקבו?</text:span></text:p>
      <text:p text:style-name="P10"><text:span text:style-name="T2">(</text:span><text:span text:style-name="T8">לעולם</text:span><text:span text:style-name="T5"> </text:span><text:span text:style-name="T8">בראוין</text:span><text:span text:style-name="T5"> </text:span><text:span text:style-name="T8">לקרייה</text:span><text:span text:style-name="T5"> </text:span><text:span text:style-name="T8">- לא</text:span><text:span text:style-name="T5"> </text:span><text:span text:style-name="T8">מעכבא</text:span><text:span text:style-name="T5"> </text:span><text:span text:style-name="T8">קרייה, אבל</text:span><text:span text:style-name="T5"> </text:span><text:span text:style-name="T8">באלו</text:span><text:span text:style-name="T5"> </text:span><text:span text:style-name="T8">שעבר</text:span><text:span text:style-name="T5"> </text:span><text:span text:style-name="T8">זמנן</text:span><text:span text:style-name="T5"> </text:span><text:span text:style-name="T8">ואינן</text:span><text:span text:style-name="T5"> </text:span><text:span text:style-name="T8">ראוין</text:span><text:span text:style-name="T5"> </text:span><text:span text:style-name="T8">עוד</text:span><text:span text:style-name="T5"> </text:span><text:span text:style-name="T8">לקרייה</text:span><text:span text:style-name="T5"> </text:span><text:span text:style-name="T8">- מעכבא</text:span><text:span text:style-name="T5"> </text:span><text:span text:style-name="T8">קרייה</text:span><text:span text:style-name="T2">)</text:span><text:span text:style-name="T1"> כדרבי</text:span><text:span text:style-name="T4"> </text:span><text:span text:style-name="T1">זירא, דאמר</text:span><text:span text:style-name="T4"> </text:span><text:span text:style-name="T1">רבי</text:span><text:span text:style-name="T4"> </text:span><text:span text:style-name="T1">זירא: כל</text:span><text:span text:style-name="T4"> </text:span><text:span text:style-name="T1">הראוי</text:span><text:span text:style-name="T4"> </text:span><text:span text:style-name="T1">לבילה</text:span><text:span text:style-name="T4"> </text:span><text:span text:style-name="T1">אין</text:span><text:span text:style-name="T4"> </text:span><text:span text:style-name="T1">בילה</text:span><text:span text:style-name="T4"> </text:span><text:span text:style-name="T1">מעכבת</text:span><text:span text:style-name="T4"> </text:span><text:span text:style-name="T1">בו</text:span><text:span text:style-name="T4"> </text:span><text:span text:style-name="T1">וכל</text:span><text:span text:style-name="T4"> </text:span><text:span text:style-name="T1">שאינו</text:span><text:span text:style-name="T4"> </text:span><text:span text:style-name="T1">ראוי</text:span><text:span text:style-name="T4"> </text:span><text:span text:style-name="T1">לבילה</text:span><text:span text:style-name="T4"> </text:span><text:span text:style-name="T1">בילה</text:span><text:span text:style-name="T4"> </text:span><text:span text:style-name="T1">מעכבת</text:span><text:span text:style-name="T4"> </text:span><text:span text:style-name="T1">בו' </text:span><text:span text:style-name="T2">(</text:span><text:span text:style-name="T8">במסכת</text:span><text:span text:style-name="T5"> </text:span><text:span text:style-name="T8">מנחות</text:span><text:span text:style-name="T5"> </text:span><text:span text:style-name="T8">(דף</text:span><text:span text:style-name="T5"> </text:span><text:span text:style-name="T8">קג:) תנן: "הרי</text:span><text:span text:style-name="T5"> </text:span><text:span text:style-name="T8">עלי</text:span><text:span text:style-name="T5"> </text:span><text:span text:style-name="T8">ששים</text:span><text:span text:style-name="T5"> </text:span><text:span text:style-name="T8">ואחד</text:span><text:span text:style-name="T5"> </text:span><text:span text:style-name="T8">עשרון" - מביא</text:span><text:span text:style-name="T5"> </text:span><text:span text:style-name="T8">ששים</text:span><text:span text:style-name="T5"> </text:span><text:span text:style-name="T8">בכלי</text:span><text:span text:style-name="T5"> </text:span><text:span text:style-name="T8">אחד, ואחד</text:span><text:span text:style-name="T5"> </text:span><text:span text:style-name="T8">בכלי</text:span><text:span text:style-name="T5"> </text:span><text:span text:style-name="T8">אחר: דעד</text:span><text:span text:style-name="T5"> </text:span><text:span text:style-name="T8">ששים</text:span><text:span text:style-name="T5"> </text:span><text:span text:style-name="T8">יכולין</text:span><text:span text:style-name="T5"> </text:span><text:span text:style-name="T8">ליבלל</text:span><text:span text:style-name="T5"> </text:span><text:span text:style-name="T8">בכלי</text:span><text:span text:style-name="T5"> </text:span><text:span text:style-name="T8">אחד, אבל</text:span><text:span text:style-name="T5"> </text:span><text:span text:style-name="T8">ששים</text:span><text:span text:style-name="T5"> </text:span><text:span text:style-name="T8">ואחד</text:span><text:span text:style-name="T5"> </text:span><text:span text:style-name="T8">- קים</text:span><text:span text:style-name="T5"> </text:span><text:span text:style-name="T8">להו</text:span><text:span text:style-name="T5"> </text:span><text:span text:style-name="T8">לרבנן</text:span><text:span text:style-name="T5"> </text:span><text:span text:style-name="T8">דאינן</text:span><text:span text:style-name="T5"> </text:span><text:span text:style-name="T8">נבללין</text:span><text:span text:style-name="T5"> </text:span><text:span text:style-name="T8">יפה; והוינן</text:span><text:span text:style-name="T5"> </text:span><text:span text:style-name="T8">בה: וכי</text:span><text:span text:style-name="T5"> </text:span><text:span text:style-name="T8">אינן</text:span><text:span text:style-name="T5"> </text:span><text:span text:style-name="T8">נבללין</text:span><text:span text:style-name="T5"> </text:span><text:span text:style-name="T8">מאי</text:span><text:span text:style-name="T5"> </text:span><text:span text:style-name="T8">הוי? והאנן</text:span><text:span text:style-name="T5"> </text:span><text:span text:style-name="T8">תנן</text:span><text:span text:style-name="T5"> </text:span><text:span text:style-name="T8">'אם</text:span><text:span text:style-name="T5"> </text:span><text:span text:style-name="T8">לא</text:span><text:span text:style-name="T5"> </text:span><text:span text:style-name="T8">בלל</text:span><text:span text:style-name="T5"> </text:span><text:span text:style-name="T8">כשר'? ומשני</text:span><text:span text:style-name="T5"> </text:span><text:span text:style-name="T8">רבי</text:span><text:span text:style-name="T5"> </text:span><text:span text:style-name="T8">זירא: כל</text:span><text:span text:style-name="T5"> </text:span><text:span text:style-name="T8">הראוי</text:span><text:span text:style-name="T5"> </text:span><text:span text:style-name="T8">לבילה</text:span><text:span text:style-name="T5"> </text:span><text:span text:style-name="T8">אין</text:span><text:span text:style-name="T5"> </text:span><text:span text:style-name="T8">בילה</text:span><text:span text:style-name="T5"> </text:span><text:span text:style-name="T8">מעכבת</text:span><text:span text:style-name="T5"> </text:span><text:span text:style-name="T8">בו</text:span><text:span text:style-name="T5"> </text:span><text:span text:style-name="T8">כו'</text:span><text:span text:style-name="T2">)</text:span><text:span text:style-name="T1">. </text:span></text:p>
      <text:p text:style-name="P11"/>
      <text:p text:style-name="P10"><text:span text:style-name="T1">רבי</text:span><text:span text:style-name="T4"> </text:span><text:span text:style-name="T1">אחא</text:span><text:span text:style-name="T4"> </text:span><text:span text:style-name="T1">בר</text:span><text:span text:style-name="T4"> </text:span><text:span text:style-name="T1">יעקב</text:span><text:span text:style-name="T4"> </text:span><text:span text:style-name="T1">מתני</text:span><text:span text:style-name="T4"> </text:span><text:span text:style-name="T1">לה</text:span><text:span text:style-name="T4"> </text:span><text:span text:style-name="T2">(</text:span><text:span text:style-name="T8">להא</text:span><text:span text:style-name="T5"> </text:span><text:span text:style-name="T8">דרבי</text:span><text:span text:style-name="T5"> </text:span><text:span text:style-name="T8">אלעזר</text:span><text:span text:style-name="T5"> </text:span><text:span text:style-name="T8">אמר</text:span><text:span text:style-name="T5"> </text:span><text:span text:style-name="T8">רבי</text:span><text:span text:style-name="T5"> </text:span><text:span text:style-name="T8">אושעיא</text:span><text:span text:style-name="T2">)</text:span><text:span text:style-name="T1"> כדרבי</text:span><text:span text:style-name="T4"> </text:span><text:span text:style-name="T1">אסי</text:span><text:span text:style-name="T4"> </text:span><text:span text:style-name="T1">אמר</text:span><text:span text:style-name="T4"> </text:span><text:span text:style-name="T1">רבי</text:span><text:span text:style-name="T4"> </text:span><text:span text:style-name="T1">יוחנן</text:span><text:span text:style-name="T4"> </text:span><text:span text:style-name="T2">(</text:span><text:span text:style-name="T8">דרב</text:span><text:span text:style-name="T5"> </text:span><text:span text:style-name="T8">אסי</text:span><text:span text:style-name="T5"> </text:span><text:span text:style-name="T8">אמרה</text:span><text:span text:style-name="T5"> </text:span><text:span text:style-name="T8">משמיה</text:span><text:span text:style-name="T5"> </text:span><text:span text:style-name="T8">דרבי</text:span><text:span text:style-name="T5"> </text:span><text:span text:style-name="T8">יוחנן</text:span><text:span text:style-name="T2">)</text:span><text:span text:style-name="T1">, וקשיא</text:span><text:span text:style-name="T4"> </text:span><text:span text:style-name="T1">ליה</text:span><text:span text:style-name="T4"> </text:span><text:span text:style-name="T1">דרבי</text:span><text:span text:style-name="T4"> </text:span><text:span text:style-name="T1">יוחנן</text:span><text:span text:style-name="T4"> </text:span><text:span text:style-name="T1">אדרבי</text:span><text:span text:style-name="T4"> </text:span><text:span text:style-name="T1">יוחנן: ומי</text:span><text:span text:style-name="T4"> </text:span><text:span text:style-name="T1">אמר</text:span><text:span text:style-name="T4"> </text:span><text:span text:style-name="T1">רבי</text:span><text:span text:style-name="T4"> </text:span><text:span text:style-name="T1">יוחנן</text:span><text:span text:style-name="T4"> </text:span><text:span text:style-name="T1">'בכורים</text:span><text:span text:style-name="T4"> </text:span><text:span text:style-name="T1">- הנחה</text:span><text:span text:style-name="T4"> </text:span><text:span text:style-name="T1">מעכבת</text:span><text:span text:style-name="T4"> </text:span><text:span text:style-name="T1">בהן, קרייה</text:span><text:span text:style-name="T4"> </text:span><text:span text:style-name="T1">אין</text:span><text:span text:style-name="T4"> </text:span><text:span text:style-name="T1">מעכבת</text:span><text:span text:style-name="T4"> </text:span><text:span text:style-name="T1">בהן'? והא</text:span><text:span text:style-name="T4"> </text:span><text:span text:style-name="T1">בעא</text:span><text:span text:style-name="T4"> </text:span><text:span text:style-name="T1">מיניה</text:span><text:span text:style-name="T4"> </text:span><text:span text:style-name="T1">רבי</text:span><text:span text:style-name="T4"> </text:span><text:span text:style-name="T1">אסי</text:span><text:span text:style-name="T4"> </text:span><text:span text:style-name="T1">מרבי</text:span><text:span text:style-name="T4"> </text:span><text:span text:style-name="T1">יוחנן: בכורים</text:span><text:span text:style-name="T4"> </text:span><text:span text:style-name="T1">- מאימתי</text:span><text:span text:style-name="T4"> </text:span><text:span text:style-name="T1">מותרין</text:span><text:span text:style-name="T4"> </text:span><text:span text:style-name="T1">לכהנים? ואמר</text:span><text:span text:style-name="T4"> </text:span><text:span text:style-name="T1">ליה: 'הראוין</text:span><text:span text:style-name="T4"> </text:span><text:span text:style-name="T1">לקרייה</text:span><text:span text:style-name="T4"> </text:span><text:span text:style-name="T2">(</text:span><text:span text:style-name="T8">מעצרת</text:span><text:span text:style-name="T5"> </text:span><text:span text:style-name="T8">ועד</text:span><text:span text:style-name="T5"> </text:span><text:span text:style-name="T8">החג</text:span><text:span text:style-name="T2">)</text:span><text:span text:style-name="T1"> - מִשֶּׁקָּרָא</text:span><text:span text:style-name="T4"> </text:span><text:span text:style-name="T1">עליהן, ושאין</text:span><text:span text:style-name="T4"> </text:span><text:span text:style-name="T1">ראוין</text:span><text:span text:style-name="T4"> </text:span><text:span text:style-name="T1">לקרייה</text:span><text:span text:style-name="T4"> </text:span><text:span text:style-name="T1">- מִשֶּׁרָאוּ</text:span><text:span text:style-name="T4"> </text:span><text:span text:style-name="T1">פני</text:span><text:span text:style-name="T4"> </text:span><text:span text:style-name="T1">הבית</text:span><text:span text:style-name="T4"> </text:span><text:span text:style-name="T2">(</text:span><text:span text:style-name="T8">משיכנסו</text:span><text:span text:style-name="T5"> </text:span><text:span text:style-name="T8">לעזרה</text:span><text:span text:style-name="T2">)</text:span><text:span text:style-name="T1">' </text:span><text:span text:style-name="T2">(- </text:span><text:span text:style-name="T8">והנחה</text:span><text:span text:style-name="T5"> </text:span><text:span text:style-name="T8">לא</text:span><text:span text:style-name="T5"> </text:span><text:span text:style-name="T8">מעכבת</text:span><text:span text:style-name="T5"> </text:span><text:span text:style-name="T8">כלל</text:span><text:span text:style-name="T2">)</text:span><text:span text:style-name="T1">.</text:span></text:p>
      <text:p text:style-name="P10"><text:span text:style-name="T1">קשיא</text:span><text:span text:style-name="T4"> </text:span><text:span text:style-name="T1">קרייה</text:span><text:span text:style-name="T4"> </text:span><text:span text:style-name="T1">אקרייה, קשיא</text:span><text:span text:style-name="T4"> </text:span><text:span text:style-name="T1">הנחה</text:span><text:span text:style-name="T4"> </text:span><text:span text:style-name="T1">אהנחה!?</text:span></text:p>
      <text:p text:style-name="P10"><text:span text:style-name="T1">קרייה</text:span><text:span text:style-name="T4"> </text:span><text:span text:style-name="T1">אקרייה</text:span><text:span text:style-name="T4"> </text:span><text:span text:style-name="T1">לא</text:span><text:span text:style-name="T4"> </text:span><text:span text:style-name="T1">קשיא: הא</text:span><text:span text:style-name="T4"> </text:span><text:span text:style-name="T41">[קריאה</text:span><text:span text:style-name="T52"> </text:span><text:span text:style-name="T41">מעכבת]</text:span><text:span text:style-name="T1"> - רבי</text:span><text:span text:style-name="T4"> </text:span><text:span text:style-name="T1">שמעון, הא</text:span><text:span text:style-name="T4"> </text:span><text:span text:style-name="T41">[קריאה</text:span><text:span text:style-name="T52"> </text:span><text:span text:style-name="T41">אינה</text:span><text:span text:style-name="T52"> </text:span><text:span text:style-name="T41">מעכבת]</text:span><text:span text:style-name="T1"> - רבנן; הנחה</text:span><text:span text:style-name="T4"> </text:span><text:span text:style-name="T1">אהנחה</text:span><text:span text:style-name="T4"> </text:span><text:span text:style-name="T1">נמי</text:span><text:span text:style-name="T4"> </text:span><text:span text:style-name="T1">לא</text:span><text:span text:style-name="T4"> </text:span><text:span text:style-name="T1">קשיא: הא</text:span><text:span text:style-name="T4"> </text:span><text:span text:style-name="T1">רבי</text:span><text:span text:style-name="T4"> </text:span><text:span text:style-name="T1">יהודה</text:span><text:span text:style-name="T4"> </text:span><text:span text:style-name="T2">(</text:span><text:span text:style-name="T8">לרבי</text:span><text:span text:style-name="T5"> </text:span><text:span text:style-name="T8">יהודה</text:span><text:span text:style-name="T5"> </text:span><text:span text:style-name="T8">לא</text:span><text:span text:style-name="T5"> </text:span><text:span text:style-name="T8">מעכבא</text:span><text:span text:style-name="T5"> </text:span><text:span text:style-name="T8">הנחה, דדריש</text:span><text:span text:style-name="T5"> </text:span><text:span text:style-name="T8">'</text:span><text:span text:style-name="T11">והנחתו</text:span><text:span text:style-name="T8">' יתירא</text:span><text:span text:style-name="T5"> </text:span><text:span text:style-name="T8">לתנופה, ואין</text:span><text:span text:style-name="T5"> </text:span><text:span text:style-name="T8">מקרא</text:span><text:span text:style-name="T5"> </text:span><text:span text:style-name="T8">שנוי</text:span><text:span text:style-name="T5"> </text:span><text:span text:style-name="T8">בהנחה</text:span><text:span text:style-name="T5"> </text:span><text:span text:style-name="T8">לעכב</text:span><text:span text:style-name="T2">)</text:span><text:span text:style-name="T1"> והא</text:span><text:span text:style-name="T4"> </text:span><text:span text:style-name="T1">רבנן</text:span><text:span text:style-name="T4"> </text:span><text:span text:style-name="T2">(</text:span><text:span text:style-name="T8">ולרבנן</text:span><text:span text:style-name="T5"> </text:span><text:span text:style-name="T8">דלא</text:span><text:span text:style-name="T5"> </text:span><text:span text:style-name="T8">דרשי</text:span><text:span text:style-name="T5"> </text:span><text:span text:style-name="T8">ליה</text:span><text:span text:style-name="T5"> </text:span><text:span text:style-name="T8">להכי</text:span><text:span text:style-name="T5"> </text:span><text:span text:style-name="T8">- מיבעי</text:span><text:span text:style-name="T5"> </text:span><text:span text:style-name="T8">להו</text:span><text:span text:style-name="T5"> </text:span><text:span text:style-name="T8">לשנות</text:span><text:span text:style-name="T5"> </text:span><text:span text:style-name="T8">בהנחה</text:span><text:span text:style-name="T5"> </text:span><text:span text:style-name="T8">לעכב</text:span><text:span text:style-name="T2">)</text:span><text:span text:style-name="T1">. </text:span></text:p>
      <text:p text:style-name="P10"><text:span text:style-name="T1">מאי</text:span><text:span text:style-name="T4"> </text:span><text:span text:style-name="T1">'רבי</text:span><text:span text:style-name="T4"> </text:span><text:span text:style-name="T1">יהודה'?</text:span></text:p>
      <text:p text:style-name="P10"><text:span text:style-name="T1">דתניא: רבי</text:span><text:span text:style-name="T4"> </text:span><text:span text:style-name="T1">יהודה</text:span><text:span text:style-name="T4"> </text:span><text:span text:style-name="T1">אומר: </text:span><text:span text:style-name="T10">והנחתו</text:span><text:span text:style-name="T4"> </text:span><text:span text:style-name="T11">[</text:span><text:span text:style-name="T9">דברים</text:span><text:span text:style-name="T6"> </text:span><text:span text:style-name="T9">כו,י:</text:span><text:span text:style-name="T11"> ועתה</text:span><text:span text:style-name="T5"> </text:span><text:span text:style-name="T11">הנה</text:span><text:span text:style-name="T5"> </text:span><text:span text:style-name="T11">הבאתי</text:span><text:span text:style-name="T5"> </text:span><text:span text:style-name="T11">את</text:span><text:span text:style-name="T5"> </text:span><text:span text:style-name="T11">ראשית</text:span><text:span text:style-name="T5"> </text:span><text:span text:style-name="T11">פרי</text:span><text:span text:style-name="T5"> </text:span><text:span text:style-name="T11">האדמה</text:span><text:span text:style-name="T5"> </text:span><text:span text:style-name="T11">אשר</text:span><text:span text:style-name="T5"> </text:span><text:span text:style-name="T11">נתתה</text:span><text:span text:style-name="T5"> </text:span><text:span text:style-name="T11">לי</text:span><text:span text:style-name="T5"> </text:span><text:span text:style-name="T11">ה' </text:span><text:span text:style-name="T24">והנחתו</text:span><text:span text:style-name="T5"> </text:span><text:span text:style-name="T11">לפני</text:span><text:span text:style-name="T5"> </text:span><text:span text:style-name="T11">ה' אלקיך</text:span><text:span text:style-name="T5"> </text:span><text:span text:style-name="T11">והשתחוית</text:span><text:span text:style-name="T5"> </text:span><text:span text:style-name="T11">לפני</text:span><text:span text:style-name="T5"> </text:span><text:span text:style-name="T11">ה' אלקיך]</text:span><text:span text:style-name="T1"> - זו</text:span><text:span text:style-name="T4"> </text:span><text:span text:style-name="T1">תנופה</text:span><text:span text:style-name="T4"> </text:span><text:span text:style-name="T2">(</text:span><text:span text:style-name="T8">קרי</text:span><text:span text:style-name="T5"> </text:span><text:span text:style-name="T8">ביה</text:span><text:span text:style-name="T5"> </text:span><text:span text:style-name="T8">'</text:span><text:span text:style-name="T11">והנחתו</text:span><text:span text:style-name="T8">' לשון</text:span><text:span text:style-name="T5"> </text:span><text:span text:style-name="T8">'</text:span><text:span text:style-name="T11">ולא</text:span><text:span text:style-name="T5"> </text:span><text:span text:style-name="T11">נחם</text:span><text:span text:style-name="T5"> </text:span><text:span text:style-name="T11">אלהים</text:span><text:span text:style-name="T5"> </text:span><text:span text:style-name="T9">וגו'</text:span><text:span text:style-name="T8"> </text:span><text:span text:style-name="T9">(שמות</text:span><text:span text:style-name="T6"> </text:span><text:span text:style-name="T9">יג,יז)</text:span><text:span text:style-name="T8"> שהוא</text:span><text:span text:style-name="T5"> </text:span><text:span text:style-name="T8">מנחה</text:span><text:span text:style-name="T5"> </text:span><text:span text:style-name="T8">אותו</text:span><text:span text:style-name="T5"> </text:span><text:span text:style-name="T8">לארבע</text:span><text:span text:style-name="T5"> </text:span><text:span text:style-name="T8">רוחות</text:span><text:span text:style-name="T5"> </text:span><text:span text:style-name="T8">ומעלה</text:span><text:span text:style-name="T5"> </text:span><text:span text:style-name="T8">ומוריד</text:span><text:span text:style-name="T2">)</text:span><text:span text:style-name="T1">;</text:span></text:p>
      <text:p text:style-name="P10"><text:span text:style-name="T1">אתה</text:span><text:span text:style-name="T4"> </text:span><text:span text:style-name="T1">אומר</text:span><text:span text:style-name="T4"> </text:span><text:span text:style-name="T1">זו</text:span><text:span text:style-name="T4"> </text:span><text:span text:style-name="T1">תנופה</text:span><text:span text:style-name="T4"> </text:span><text:span text:style-name="T1">- או</text:span><text:span text:style-name="T4"> </text:span><text:span text:style-name="T1">אינו</text:span><text:span text:style-name="T4"> </text:span><text:span text:style-name="T1">אלא</text:span><text:span text:style-name="T4"> </text:span><text:span text:style-name="T1">הנחה</text:span><text:span text:style-name="T4"> </text:span><text:span text:style-name="T1">ממש?</text:span></text:p>
      <text:p text:style-name="P9"><text:soft-page-break/><text:span text:style-name="T67">כשהוא</text:span><text:span text:style-name="T69"> </text:span><text:span text:style-name="T67">אומר</text:span><text:span text:style-name="T69"> </text:span><text:span text:style-name="T76">והניחו</text:span><text:span text:style-name="T69"> </text:span><text:span text:style-name="T77">[</text:span><text:span text:style-name="T74">דברים</text:span><text:span text:style-name="T71"> </text:span><text:span text:style-name="T74">כו,ד:</text:span><text:span text:style-name="T77"> ולקח</text:span><text:span text:style-name="T70"> </text:span><text:span text:style-name="T77">הכהן</text:span><text:span text:style-name="T70"> </text:span><text:span text:style-name="T77">הטנא</text:span><text:span text:style-name="T70"> </text:span><text:span text:style-name="T77">מידך</text:span><text:span text:style-name="T70"> </text:span><text:span text:style-name="T77">והניחו</text:span><text:span text:style-name="T70"> </text:span><text:span text:style-name="T77">לפני</text:span><text:span text:style-name="T70"> </text:span><text:span text:style-name="T77">מזבח</text:span><text:span text:style-name="T70"> </text:span><text:span text:style-name="T77">ה' אלקיך]</text:span><text:span text:style-name="T67"> - הרי</text:span><text:span text:style-name="T69"> </text:span><text:span text:style-name="T67">הנחה</text:span><text:span text:style-name="T69"> </text:span><text:span text:style-name="T67">אמור; הא</text:span><text:span text:style-name="T69"> </text:span><text:span text:style-name="T67">מה</text:span><text:span text:style-name="T69"> </text:span><text:span text:style-name="T67">אני</text:span><text:span text:style-name="T69"> </text:span><text:span text:style-name="T67">מקיים</text:span><text:span text:style-name="T69"> </text:span><text:span text:style-name="T67">'</text:span><text:span text:style-name="T76">והנחתו</text:span><text:span text:style-name="T67">'? - זו</text:span><text:span text:style-name="T69"> </text:span><text:span text:style-name="T67">תנופה</text:span><text:span text:style-name="Footnote_20_Symbol"><text:span text:style-name="T69"><text:note text:id="ftn11" text:note-class="footnote"><text:note-citation>11</text:note-citation><text:note-body><text:p text:style-name="P2"><text:s/><text:span text:style-name="T51"><text:s/></text:span><text:span text:style-name="T40">לולא</text:span><text:span text:style-name="T51"> </text:span><text:span text:style-name="T40">מסתפינא</text:span><text:span text:style-name="T51"> </text:span><text:span text:style-name="T40">הייתי</text:span><text:span text:style-name="T51"> </text:span><text:span text:style-name="T40">אומר: בתחילה</text:span><text:span text:style-name="T51"> </text:span><text:span text:style-name="T40">הרי</text:span><text:span text:style-name="T51"> </text:span><text:span text:style-name="T40">הכהן</text:span><text:span text:style-name="T51"> </text:span><text:span text:style-name="T40">הניחו; אם</text:span><text:span text:style-name="T51"> </text:span><text:span text:style-name="T40">כן</text:span><text:span text:style-name="T51"> </text:span><text:span text:style-name="T40">מדוע</text:span><text:span text:style-name="T51"> </text:span><text:span text:style-name="T40">כתוב</text:span><text:span text:style-name="T51"> </text:span><text:span text:style-name="T40">פעם</text:span><text:span text:style-name="T51"> </text:span><text:span text:style-name="T40">שניה</text:span><text:span text:style-name="T51"> </text:span><text:span text:style-name="T40">'והנחתו' – משמע</text:span><text:span text:style-name="T51"> </text:span><text:span text:style-name="T40">שהורם</text:span><text:span text:style-name="T51"> </text:span><text:span text:style-name="T40">ממקום</text:span><text:span text:style-name="T51"> </text:span><text:span text:style-name="T40">שהונח</text:span><text:span text:style-name="T51"> </text:span><text:span text:style-name="T40">בתחילה</text:span><text:span text:style-name="T51"> – </text:span><text:span text:style-name="T40">הוי</text:span><text:span text:style-name="T51"> </text:span><text:span text:style-name="T40">אומר</text:span><text:span text:style-name="T51"> </text:span><text:span text:style-name="T40">זו</text:span><text:span text:style-name="T51"> </text:span><text:span text:style-name="T40">תנופה. אין</text:span><text:span text:style-name="T51"> </text:span><text:span text:style-name="T40">תנופה</text:span><text:span text:style-name="T51"> </text:span><text:span text:style-name="T40">בבכורים</text:span><text:span text:style-name="T51"> </text:span><text:span text:style-name="T40">מוזכרת</text:span><text:span text:style-name="T51"> </text:span><text:span text:style-name="T40">בתורה. ועיין</text:span><text:span text:style-name="T51"> </text:span><text:span text:style-name="T40">שנות</text:span><text:span text:style-name="T51"> </text:span><text:span text:style-name="T40">אליהו</text:span><text:span text:style-name="T51"> </text:span><text:span text:style-name="T40">בכורים</text:span><text:span text:style-name="T51"> </text:span><text:span text:style-name="T40">פ"ג</text:span><text:span text:style-name="T51"> </text:span><text:span text:style-name="T40">מ"ו.</text:span></text:p></text:note-body></text:note></text:span></text:span><text:span text:style-name="T67">.</text:span></text:p>
      <text:p text:style-name="P10"><text:span text:style-name="T1">ומאן</text:span><text:span text:style-name="T4"> </text:span><text:span text:style-name="T1">תנא</text:span><text:span text:style-name="T4"> </text:span><text:span text:style-name="T1">דפליג</text:span><text:span text:style-name="T4"> </text:span><text:span text:style-name="T1">עליה</text:span><text:span text:style-name="T4"> </text:span><text:span text:style-name="T1">דרבי</text:span><text:span text:style-name="T4"> </text:span><text:span text:style-name="T1">יהודה</text:span><text:span text:style-name="T4"> </text:span><text:span text:style-name="T2">(</text:span><text:span text:style-name="T8">למימר</text:span><text:span text:style-name="T5"> </text:span><text:span text:style-name="T8">הנחה</text:span><text:span text:style-name="T5"> </text:span><text:span text:style-name="T8">מעכבא</text:span><text:span text:style-name="T2">)</text:span><text:span text:style-name="T1">?</text:span></text:p>
      <text:p text:style-name="P10"><text:span text:style-name="T1">רבי</text:span><text:span text:style-name="T4"> </text:span><text:span text:style-name="T1">אליעזר</text:span><text:span text:style-name="T4"> </text:span><text:span text:style-name="T1">בן</text:span><text:span text:style-name="T4"> </text:span><text:span text:style-name="T1">יעקב</text:span><text:span text:style-name="T4"> </text:span><text:span text:style-name="T1">היא</text:span><text:span text:style-name="T4"> </text:span><text:span text:style-name="T2">(</text:span><text:span text:style-name="T8">דנפקא</text:span><text:span text:style-name="T5"> </text:span><text:span text:style-name="T8">ליה</text:span><text:span text:style-name="T5"> </text:span><text:span text:style-name="T8">תנופה</text:span><text:span text:style-name="T5"> </text:span><text:span text:style-name="T8">מקרא</text:span><text:span text:style-name="T5"> </text:span><text:span text:style-name="T8">אחרינא</text:span><text:span text:style-name="T2">)</text:span><text:span text:style-name="T1">, דתניא: '</text:span><text:span text:style-name="T8">(דברים</text:span><text:span text:style-name="T5"> </text:span><text:span text:style-name="T8">כו,ד)</text:span><text:span text:style-name="T1"> </text:span><text:span text:style-name="T10">ולקח</text:span><text:span text:style-name="T4"> </text:span><text:span text:style-name="T10">הכהן</text:span><text:span text:style-name="T4"> </text:span><text:span text:style-name="T10">הטנא</text:span><text:span text:style-name="T4"> </text:span><text:span text:style-name="T10">מידך</text:span><text:span text:style-name="T4"> </text:span><text:span text:style-name="T11">[והניחו</text:span><text:span text:style-name="T5"> </text:span><text:span text:style-name="T11">לפני</text:span><text:span text:style-name="T5"> </text:span><text:span text:style-name="T11">מזבח</text:span><text:span text:style-name="T5"> </text:span><text:span text:style-name="T11">ה' אלקיך]</text:span><text:span text:style-name="T1"> - לימד</text:span><text:span text:style-name="T4"> </text:span><text:span text:style-name="T1">על</text:span><text:span text:style-name="T4"> </text:span><text:span text:style-name="T1">הבכורים</text:span><text:span text:style-name="T4"> </text:span><text:span text:style-name="T1">שטעונין</text:span><text:span text:style-name="T4"> </text:span><text:span text:style-name="T1">תנופה</text:span><text:span text:style-name="T4"> </text:span><text:span text:style-name="T1">- דברי</text:span><text:span text:style-name="T4"> </text:span><text:span text:style-name="T1">רבי</text:span><text:span text:style-name="T4"> </text:span><text:span text:style-name="T1">אליעזר</text:span><text:span text:style-name="T4"> </text:span><text:span text:style-name="T1">בן</text:span><text:span text:style-name="T4"> </text:span><text:span text:style-name="T1">יעקב.' </text:span></text:p>
      <text:p text:style-name="P10"><text:span text:style-name="T1">מאי</text:span><text:span text:style-name="T4"> </text:span><text:span text:style-name="T1">טעמא</text:span><text:span text:style-name="T4"> </text:span><text:span text:style-name="T1">דרבי</text:span><text:span text:style-name="T4"> </text:span><text:span text:style-name="T1">אליעזר</text:span><text:span text:style-name="T4"> </text:span><text:span text:style-name="T1">בן</text:span><text:span text:style-name="T4"> </text:span><text:span text:style-name="T1">יעקב? </text:span></text:p>
      <text:p text:style-name="P10"><text:span text:style-name="T1">אתיא</text:span><text:span text:style-name="T4"> </text:span><text:span text:style-name="T1">'</text:span><text:span text:style-name="T10">יד</text:span><text:span text:style-name="T1">' '</text:span><text:span text:style-name="T10">יד</text:span><text:span text:style-name="T1">' משלמים: כתיב</text:span><text:span text:style-name="T4"> </text:span><text:span text:style-name="T1">הכא</text:span><text:span text:style-name="T4"> </text:span><text:span text:style-name="T1">'</text:span><text:span text:style-name="T10">ולקח</text:span><text:span text:style-name="T4"> </text:span><text:span text:style-name="T10">הכהן</text:span><text:span text:style-name="T4"> </text:span><text:span text:style-name="T10">הטנא</text:span><text:span text:style-name="T4"> </text:span><text:span text:style-name="T10">מ</text:span><text:span text:style-name="T78">יד</text:span><text:span text:style-name="T10">ך</text:span><text:span text:style-name="T1">' וכתיב</text:span><text:span text:style-name="T4"> </text:span><text:span text:style-name="T8">(ויקרא</text:span><text:span text:style-name="T5"> </text:span><text:span text:style-name="T8">ז,ל)</text:span><text:span text:style-name="T1"> '</text:span><text:span text:style-name="T79">יד</text:span><text:span text:style-name="T10">יו</text:span><text:span text:style-name="T4"> </text:span><text:span text:style-name="T10">תביאינה</text:span><text:span text:style-name="T4"> </text:span><text:span text:style-name="T10">את</text:span><text:span text:style-name="T4"> </text:span><text:span text:style-name="T10">אשי</text:span><text:span text:style-name="T4"> </text:span><text:span text:style-name="T10">ה' </text:span><text:span text:style-name="T11">[את</text:span><text:span text:style-name="T5"> </text:span><text:span text:style-name="T11">החלב</text:span><text:span text:style-name="T5"> </text:span><text:span text:style-name="T11">על</text:span><text:span text:style-name="T5"> </text:span><text:span text:style-name="T11">החזה</text:span><text:span text:style-name="T5"> </text:span><text:span text:style-name="T11">יביאנו</text:span><text:span text:style-name="T5"> </text:span><text:span text:style-name="T11">את</text:span><text:span text:style-name="T5"> </text:span><text:span text:style-name="T11">החזה</text:span><text:span text:style-name="T5"> </text:span><text:span text:style-name="T11">להניף</text:span><text:span text:style-name="T5"> </text:span><text:span text:style-name="T11">אתו</text:span><text:span text:style-name="T5"> </text:span><text:span text:style-name="T11">תנופה</text:span><text:span text:style-name="T5"> </text:span><text:span text:style-name="T11">לפני</text:span><text:span text:style-name="T5"> </text:span><text:span text:style-name="T11">ה']</text:span><text:span text:style-name="T10"> </text:span><text:span text:style-name="T1">'; מה</text:span><text:span text:style-name="T4"> </text:span><text:span text:style-name="T1">כאן</text:span><text:span text:style-name="T4"> </text:span><text:span text:style-name="T1">כהן</text:span><text:span text:style-name="T4"> </text:span><text:span text:style-name="T1">- אף</text:span><text:span text:style-name="T4"> </text:span><text:span text:style-name="T1">להלן</text:span><text:span text:style-name="T4"> </text:span><text:span text:style-name="T1">כהן; מה</text:span><text:span text:style-name="T4"> </text:span><text:span text:style-name="T1">להלן</text:span><text:span text:style-name="T4"> </text:span><text:span text:style-name="T1">בעלים</text:span><text:span text:style-name="T4"> </text:span><text:span text:style-name="T2">(</text:span><text:span text:style-name="T8">דההוא</text:span><text:span text:style-name="T5"> </text:span><text:span text:style-name="T8">- בבעלים</text:span><text:span text:style-name="T5"> </text:span><text:span text:style-name="T8">משתעי, דכתיב</text:span><text:span text:style-name="T5"> </text:span><text:span text:style-name="T8">'</text:span><text:span text:style-name="T11">יביא</text:span><text:span text:style-name="T5"> </text:span><text:span text:style-name="T11">את</text:span><text:span text:style-name="T5"> </text:span><text:span text:style-name="T11">קרבנו</text:span><text:span text:style-name="T5"> </text:span><text:span text:style-name="T11">לה' מזבח</text:span><text:span text:style-name="T5"> </text:span><text:span text:style-name="T11">שלמיו</text:span><text:span text:style-name="T8">' </text:span><text:span text:style-name="T9">[ויקרא</text:span><text:span text:style-name="T6"> </text:span><text:span text:style-name="T9">ז,כח]</text:span><text:span text:style-name="T8"> וסמיך</text:span><text:span text:style-name="T5"> </text:span><text:span text:style-name="T8">ליה</text:span><text:span text:style-name="T5"> </text:span><text:span text:style-name="T9">[פסוק</text:span><text:span text:style-name="T6"> </text:span><text:span text:style-name="T9">כט]</text:span><text:span text:style-name="T8"> '</text:span><text:span text:style-name="T11">ידיו</text:span><text:span text:style-name="T5"> </text:span><text:span text:style-name="T11">תביאינה</text:span><text:span text:style-name="T8">'</text:span><text:span text:style-name="T2">)</text:span><text:span text:style-name="T1"> - אף</text:span><text:span text:style-name="T4"> </text:span><text:span text:style-name="T1">כאן</text:span><text:span text:style-name="T4"> </text:span><text:span text:style-name="T1">בעלים; הא</text:span><text:span text:style-name="T4"> </text:span><text:span text:style-name="T1">כיצד? מניח</text:span><text:span text:style-name="T4"> </text:span><text:span text:style-name="T1">כהן</text:span><text:span text:style-name="T4"> </text:span><text:span text:style-name="T1">ידיו</text:span><text:span text:style-name="T4"> </text:span><text:span text:style-name="T1">תחת</text:span><text:span text:style-name="T4"> </text:span><text:span text:style-name="T1">ידי</text:span><text:span text:style-name="T4"> </text:span><text:span text:style-name="T1">בעלים</text:span><text:span text:style-name="T4"> </text:span><text:span text:style-name="T1">ומניף.</text:span></text:p>
      <text:p text:style-name="P11"/>
      <text:p text:style-name="P10"><text:span text:style-name="T1">אמר</text:span><text:span text:style-name="T4"> </text:span><text:span text:style-name="T1">רבא</text:span><text:span text:style-name="T4"> </text:span><text:span text:style-name="T1">בר</text:span><text:span text:style-name="T4"> </text:span><text:span text:style-name="T1">אדא</text:span><text:span text:style-name="T4"> </text:span><text:span text:style-name="T1">אמר</text:span><text:span text:style-name="T4"> </text:span><text:span text:style-name="T1">רבי</text:span><text:span text:style-name="T4"> </text:span><text:span text:style-name="T1">יצחק: בכורים</text:span><text:span text:style-name="T4"> </text:span><text:span text:style-name="T1">-</text:span></text:p>
      <text:p text:style-name="P11"/>
      <text:p text:style-name="P10"><text:span text:style-name="T1">(מכות</text:span><text:span text:style-name="T4"> </text:span><text:span text:style-name="T1">יט,א)</text:span></text:p>
      <text:p text:style-name="P10"><text:span text:style-name="T1">מאימתי</text:span><text:span text:style-name="T4"> </text:span><text:span text:style-name="T1">מחייבין</text:span><text:span text:style-name="T4"> </text:span><text:span text:style-name="T1">עליהן</text:span><text:span text:style-name="T4"> </text:span><text:span text:style-name="T2">(</text:span><text:span text:style-name="T8">מיתה</text:span><text:span text:style-name="T5"> </text:span><text:span text:style-name="T8">זר</text:span><text:span text:style-name="T5"> </text:span><text:span text:style-name="T8">האוכלן</text:span><text:span text:style-name="T5"> </text:span><text:span text:style-name="T42">[וכהן</text:span><text:span text:style-name="T53"> </text:span><text:span text:style-name="T42">מלקות- תוספות]</text:span><text:span text:style-name="T2">)</text:span><text:span text:style-name="T1">? - משיראו</text:span><text:span text:style-name="T4"> </text:span><text:span text:style-name="T1">פני</text:span><text:span text:style-name="T4"> </text:span><text:span text:style-name="T1">הבית.</text:span></text:p>
      <text:p text:style-name="P11">כמאן?</text:p>
      <text:p text:style-name="P10"><text:span text:style-name="T1">כי</text:span><text:span text:style-name="T4"> </text:span><text:span text:style-name="T1">האי</text:span><text:span text:style-name="T4"> </text:span><text:span text:style-name="T1">תנא, דתניא: רבי</text:span><text:span text:style-name="T4"> </text:span><text:span text:style-name="T1">אליעזר</text:span><text:span text:style-name="T4"> </text:span><text:span text:style-name="T1">אומר: בכורים, מקצתן</text:span><text:span text:style-name="T4"> </text:span><text:span text:style-name="T1">בחוץ</text:span><text:span text:style-name="T4"> </text:span><text:span text:style-name="T1">ומקצתן</text:span><text:span text:style-name="T4"> </text:span><text:span text:style-name="T1">בפנים: שבחוץ</text:span><text:span text:style-name="T4"> </text:span><text:span text:style-name="T1">הרי</text:span><text:span text:style-name="T4"> </text:span><text:span text:style-name="T1">הן</text:span><text:span text:style-name="T4"> </text:span><text:span text:style-name="T1">כחולין</text:span><text:span text:style-name="T4"> </text:span><text:span text:style-name="T1">לכל</text:span><text:span text:style-name="T4"> </text:span><text:span text:style-name="T1">דבריהם, שבפנים</text:span><text:span text:style-name="T4"> </text:span><text:span text:style-name="T1">הרי</text:span><text:span text:style-name="T4"> </text:span><text:span text:style-name="T1">הן</text:span><text:span text:style-name="T4"> </text:span><text:span text:style-name="T1">כהקדש</text:span><text:span text:style-name="T4"> </text:span><text:span text:style-name="T1">לכל</text:span><text:span text:style-name="T4"> </text:span><text:span text:style-name="T1">דבריהם.</text:span></text:p>
      <text:p text:style-name="P18"><text:s/></text:p>
      <text:p text:style-name="P10"><text:span text:style-name="T1">אמר</text:span><text:span text:style-name="T4"> </text:span><text:span text:style-name="T1">רב</text:span><text:span text:style-name="T4"> </text:span><text:span text:style-name="T1">ששת: בכורים</text:span><text:span text:style-name="T4"> </text:span><text:span text:style-name="T1">- הנחה</text:span><text:span text:style-name="T4"> </text:span><text:span text:style-name="T1">מעכבת</text:span><text:span text:style-name="T4"> </text:span><text:span text:style-name="T1">בהן, קרייה</text:span><text:span text:style-name="T4"> </text:span><text:span text:style-name="T1">אין</text:span><text:span text:style-name="T4"> </text:span><text:span text:style-name="T1">מעכבת</text:span><text:span text:style-name="T4"> </text:span><text:span text:style-name="T1">בהן.</text:span></text:p>
      <text:p text:style-name="P11">כמאן? </text:p>
      <text:p text:style-name="P10"><text:span text:style-name="T1">כי</text:span><text:span text:style-name="T4"> </text:span><text:span text:style-name="T1">האי</text:span><text:span text:style-name="T4"> </text:span><text:span text:style-name="T1">תנא, דתניא: </text:span></text:p>
      <text:p text:style-name="P10"><text:span text:style-name="T1">רבי</text:span><text:span text:style-name="T4"> </text:span><text:span text:style-name="T1">יוסי</text:span><text:span text:style-name="T4"> </text:span><text:span text:style-name="T1">אומר</text:span><text:span text:style-name="T4"> </text:span><text:span text:style-name="T1">שלשה</text:span><text:span text:style-name="T4"> </text:span><text:span text:style-name="T1">דברים</text:span><text:span text:style-name="T4"> </text:span><text:span text:style-name="T1">משום</text:span><text:span text:style-name="T4"> </text:span><text:span text:style-name="T1">שלשה</text:span><text:span text:style-name="T4"> </text:span><text:span text:style-name="T1">זקנים</text:span><text:span text:style-name="T4"> </text:span><text:span text:style-name="T2">(</text:span><text:span text:style-name="T8">זו</text:span><text:span text:style-name="T5"> </text:span><text:span text:style-name="T8">אחת</text:span><text:span text:style-name="T5"> </text:span><text:span text:style-name="T8">מהן, וכולן</text:span><text:span text:style-name="T5"> </text:span><text:span text:style-name="T8">שנויין</text:span><text:span text:style-name="T5"> </text:span><text:span text:style-name="T8">בספרי</text:span><text:span text:style-name="T5"> </text:span><text:span text:style-name="T9">[תוספתא</text:span><text:span text:style-name="T6"> </text:span><text:span text:style-name="T9">סנהדרין</text:span><text:span text:style-name="T6"> </text:span><text:span text:style-name="T9">פ"ג</text:span><text:span text:style-name="T6"> </text:span><text:span text:style-name="T9">מ"ג]</text:span><text:span text:style-name="T2">)</text:span><text:span text:style-name="T1">: </text:span></text:p>
      <text:p text:style-name="P10"><text:span text:style-name="T1">רבי</text:span><text:span text:style-name="T4"> </text:span><text:span text:style-name="T1">ישמעאל</text:span><text:span text:style-name="T4"> </text:span><text:span text:style-name="T1">אומר</text:span><text:span text:style-name="T4"> </text:span><text:span text:style-name="T2">(</text:span><text:span text:style-name="T8">קסבר: קדושת</text:span><text:span text:style-name="T5"> </text:span><text:span text:style-name="T8">הארץ</text:span><text:span text:style-name="T5"> </text:span><text:span text:style-name="T8">לא</text:span><text:span text:style-name="T5"> </text:span><text:span text:style-name="T8">בטלה, וצריך</text:span><text:span text:style-name="T5"> </text:span><text:span text:style-name="T8">להפריש</text:span><text:span text:style-name="T5"> </text:span><text:span text:style-name="T8">מעשרות, וקאמר:</text:span><text:span text:style-name="T2">)</text:span><text:span text:style-name="T1">: יכול</text:span><text:span text:style-name="T4"> </text:span><text:span text:style-name="T1">יעלה</text:span><text:span text:style-name="T4"> </text:span><text:span text:style-name="T1">אדם</text:span><text:span text:style-name="T4"> </text:span><text:span text:style-name="T1">מעשר</text:span><text:span text:style-name="T4"> </text:span><text:span text:style-name="T1">שני</text:span><text:span text:style-name="T4"> </text:span><text:span text:style-name="T1">בזמן</text:span><text:span text:style-name="T4"> </text:span><text:span text:style-name="T1">הזה</text:span><text:span text:style-name="T4"> </text:span><text:span text:style-name="T1">בירושלים</text:span><text:span text:style-name="T4"> </text:span><text:span text:style-name="T1">ויאכלנו</text:span><text:span text:style-name="T4"> </text:span><text:span text:style-name="T2">(</text:span><text:span text:style-name="T8">בלא</text:span><text:span text:style-name="T5"> </text:span><text:span text:style-name="T8">פדיון</text:span><text:span text:style-name="T2">)</text:span><text:span text:style-name="T1">? ודין</text:span><text:span text:style-name="T4"> </text:span><text:span text:style-name="T1">הוא: בכור</text:span><text:span text:style-name="T4"> </text:span><text:span text:style-name="T1">טעון</text:span><text:span text:style-name="T4"> </text:span><text:span text:style-name="T1">הבאת</text:span><text:span text:style-name="T4"> </text:span><text:span text:style-name="T1">מקום, ומעשר</text:span><text:span text:style-name="T4"> </text:span><text:span text:style-name="T1">שני</text:span><text:span text:style-name="T4"> </text:span><text:span text:style-name="T1">טעון</text:span><text:span text:style-name="T4"> </text:span><text:span text:style-name="T1">הבאת</text:span><text:span text:style-name="T4"> </text:span><text:span text:style-name="T1">מקום: מה</text:span><text:span text:style-name="T4"> </text:span><text:span text:style-name="T1">בכור</text:span><text:span text:style-name="T4"> </text:span><text:span text:style-name="T1">אינו</text:span><text:span text:style-name="T4"> </text:span><text:span text:style-name="T1">אלא</text:span><text:span text:style-name="T4"> </text:span><text:span text:style-name="T1">בפני</text:span><text:span text:style-name="T4"> </text:span><text:span text:style-name="T1">הבית, אף</text:span><text:span text:style-name="T4"> </text:span><text:span text:style-name="T1">מעשר</text:span><text:span text:style-name="T4"> </text:span><text:span text:style-name="T1">אינו</text:span><text:span text:style-name="T4"> </text:span><text:span text:style-name="T1">אלא</text:span><text:span text:style-name="T4"> </text:span><text:span text:style-name="T1">בפני</text:span><text:span text:style-name="T4"> </text:span><text:span text:style-name="T1">הבית; </text:span></text:p>
      <text:p text:style-name="P10"><text:span text:style-name="T1">מה</text:span><text:span text:style-name="T4"> </text:span><text:span text:style-name="T1">לבכור</text:span><text:span text:style-name="T4"> </text:span><text:span text:style-name="T1">שכן</text:span><text:span text:style-name="T4"> </text:span><text:span text:style-name="T1">טעון</text:span><text:span text:style-name="T4"> </text:span><text:span text:style-name="T1">מתן</text:span><text:span text:style-name="T4"> </text:span><text:span text:style-name="T1">דמים</text:span><text:span text:style-name="T4"> </text:span><text:span text:style-name="T1">ואימורין</text:span><text:span text:style-name="T4"> </text:span><text:span text:style-name="T1">לגבי</text:span><text:span text:style-name="T4"> </text:span><text:span text:style-name="T1">מזבח?</text:span></text:p>
      <text:p text:style-name="P10"><text:span text:style-name="T1">בכורים</text:span><text:span text:style-name="T4"> </text:span><text:span text:style-name="T1">יוכיחו;</text:span></text:p>
      <text:p text:style-name="P10"><text:span text:style-name="T1">מה</text:span><text:span text:style-name="T4"> </text:span><text:span text:style-name="T1">לבכורים</text:span><text:span text:style-name="T4"> </text:span><text:span text:style-name="T1">שכן</text:span><text:span text:style-name="T4"> </text:span><text:span text:style-name="T1">טעונים</text:span><text:span text:style-name="T4"> </text:span><text:span text:style-name="T1">הנחה?</text:span></text:p>
      <text:p text:style-name="P10"><text:span text:style-name="T1">תלמוד</text:span><text:span text:style-name="T4"> </text:span><text:span text:style-name="T1">לומר: </text:span><text:span text:style-name="T8">(דברים</text:span><text:span text:style-name="T5"> </text:span><text:span text:style-name="T8">יד,כג)</text:span><text:span text:style-name="T1"> </text:span><text:span text:style-name="T10">ואכלת</text:span><text:span text:style-name="T4"> </text:span><text:span text:style-name="T10">לפני</text:span><text:span text:style-name="T4"> </text:span><text:span text:style-name="T10">ה' אלהיך</text:span><text:span text:style-name="T4"> </text:span><text:span text:style-name="T11">[במקום</text:span><text:span text:style-name="T5"> </text:span><text:span text:style-name="T11">אשר</text:span><text:span text:style-name="T5"> </text:span><text:span text:style-name="T11">יבחר</text:span><text:span text:style-name="T5"> </text:span><text:span text:style-name="T11">לשכן</text:span><text:span text:style-name="T5"> </text:span><text:span text:style-name="T11">שמו</text:span><text:span text:style-name="T5"> </text:span><text:span text:style-name="T11">שם</text:span><text:span text:style-name="T5"> </text:span><text:span text:style-name="T24">מעשר</text:span><text:span text:style-name="T5"> </text:span><text:span text:style-name="T11">דגנך</text:span><text:span text:style-name="T5"> </text:span><text:span text:style-name="T11">תירשך</text:span><text:span text:style-name="T5"> </text:span><text:span text:style-name="T11">ויצהרך</text:span><text:span text:style-name="T5"> </text:span><text:span text:style-name="T24">ובכרת</text:span><text:span text:style-name="T5"> </text:span><text:span text:style-name="T11">בקרך</text:span><text:span text:style-name="T5"> </text:span><text:span text:style-name="T11">וצאנך</text:span><text:span text:style-name="T5"> </text:span><text:span text:style-name="T11">למען</text:span><text:span text:style-name="T5"> </text:span><text:span text:style-name="T11">תלמד</text:span><text:span text:style-name="T5"> </text:span><text:span text:style-name="T11">ליראה</text:span><text:span text:style-name="T5"> </text:span><text:span text:style-name="T11">את</text:span><text:span text:style-name="T5"> </text:span><text:span text:style-name="T11">ה' אלקיך</text:span><text:span text:style-name="T5"> </text:span><text:span text:style-name="T11">כל</text:span><text:span text:style-name="T5"> </text:span><text:span text:style-name="T11">הימים]</text:span><text:span text:style-name="T2"> </text:span><text:span text:style-name="T1">; מקיש</text:span><text:span text:style-name="T4"> </text:span><text:span text:style-name="T1">מעשר</text:span><text:span text:style-name="T4"> </text:span><text:span text:style-name="T1">לבכור: מה</text:span><text:span text:style-name="T4"> </text:span><text:span text:style-name="T1">בכור</text:span><text:span text:style-name="T4"> </text:span><text:span text:style-name="T1">אינו</text:span><text:span text:style-name="T4"> </text:span><text:span text:style-name="T1">אלא</text:span><text:span text:style-name="T4"> </text:span><text:span text:style-name="T1">לפני</text:span><text:span text:style-name="T4"> </text:span><text:span text:style-name="T1">הבית</text:span><text:span text:style-name="T4"> </text:span><text:span text:style-name="T1">- אף</text:span><text:span text:style-name="T4"> </text:span><text:span text:style-name="T1">מעשר</text:span><text:span text:style-name="T4"> </text:span><text:span text:style-name="T1">אינו</text:span><text:span text:style-name="T4"> </text:span><text:span text:style-name="T1">אלא</text:span><text:span text:style-name="T4"> </text:span><text:span text:style-name="T1">לפני</text:span><text:span text:style-name="T4"> </text:span><text:span text:style-name="T1">הבית</text:span><text:span text:style-name="T4"> </text:span><text:span text:style-name="T2">(</text:span><text:span text:style-name="T8">לפיכך</text:span><text:span text:style-name="T5"> </text:span><text:span text:style-name="T8">טעון</text:span><text:span text:style-name="T5"> </text:span><text:span text:style-name="T8">בית</text:span><text:span text:style-name="T2">)</text:span><text:span text:style-name="T1">; </text:span><text:span text:style-name="T2">(</text:span><text:span text:style-name="T8">ולקמיה</text:span><text:span text:style-name="T5"> </text:span><text:span text:style-name="T8">פריך: מאי</text:span><text:span text:style-name="T5"> </text:span><text:span text:style-name="T8">שנא</text:span><text:span text:style-name="T5"> </text:span><text:span text:style-name="T8">בכור</text:span><text:span text:style-name="T5"> </text:span><text:span text:style-name="T8">דפשיטא</text:span><text:span text:style-name="T5"> </text:span><text:span text:style-name="T8">ליה, ובמעשר</text:span><text:span text:style-name="T5"> </text:span><text:span text:style-name="T8">מיבעי</text:span><text:span text:style-name="T5"> </text:span><text:span text:style-name="T8">ליה?</text:span><text:span text:style-name="T2">) </text:span><text:span text:style-name="T1">ואם</text:span><text:span text:style-name="T4"> </text:span><text:span text:style-name="T1">איתא, ליפרוך</text:span><text:span text:style-name="T4"> </text:span><text:span text:style-name="T1">'מה</text:span><text:span text:style-name="T4"> </text:span><text:span text:style-name="T1">לבכורים</text:span><text:span text:style-name="T4"> </text:span><text:span text:style-name="T1">שכן</text:span><text:span text:style-name="T4"> </text:span><text:span text:style-name="T1">טעונין</text:span><text:span text:style-name="T4"> </text:span><text:span text:style-name="T28">קרייה</text:span><text:span text:style-name="T4"> </text:span><text:span text:style-name="T1">והנחה'!</text:span></text:p>
      <text:p text:style-name="P10"><text:span text:style-name="T1">אמר</text:span><text:span text:style-name="T4"> </text:span><text:span text:style-name="T1">רב</text:span><text:span text:style-name="T4"> </text:span><text:span text:style-name="T1">אשי: נהי</text:span><text:span text:style-name="T4"> </text:span><text:span text:style-name="T1">דעיכובא</text:span><text:span text:style-name="T4"> </text:span><text:span text:style-name="T1">ליכא</text:span><text:span text:style-name="T4"> </text:span><text:span text:style-name="T1">- מצוה</text:span><text:span text:style-name="T4"> </text:span><text:span text:style-name="T1">מי</text:span><text:span text:style-name="T4"> </text:span><text:span text:style-name="T1">ליכא? ולימא</text:span><text:span text:style-name="T4"> </text:span><text:span text:style-name="T1">מצוה</text:span><text:span text:style-name="T4"> </text:span><text:span text:style-name="T2">(</text:span><text:span text:style-name="T8">וכיון</text:span><text:span text:style-name="T5"> </text:span><text:span text:style-name="T8">דמצוה</text:span><text:span text:style-name="T5"> </text:span><text:span text:style-name="T8">איכא</text:span><text:span text:style-name="T2">)</text:span><text:span text:style-name="T1">, וליפרוך</text:span><text:span text:style-name="T4"> </text:span><text:span text:style-name="T2">(</text:span><text:span text:style-name="T8">נפרוך</text:span><text:span text:style-name="T5"> </text:span><text:span text:style-name="T8">נמי</text:span><text:span text:style-name="T5"> </text:span><text:span text:style-name="T8">קרייה</text:span><text:span text:style-name="T5"> </text:span><text:span text:style-name="T8">דמצוה</text:span><text:span text:style-name="T2">)</text:span><text:span text:style-name="T1">?</text:span></text:p>
      <text:p text:style-name="P10"><text:span text:style-name="T1">אלא</text:span><text:span text:style-name="T4"> </text:span><text:span text:style-name="T1">אמר</text:span><text:span text:style-name="T4"> </text:span><text:span text:style-name="T1">רב</text:span><text:span text:style-name="T4"> </text:span><text:span text:style-name="T1">אשי: כיון</text:span><text:span text:style-name="T4"> </text:span><text:span text:style-name="T1">דאיכא</text:span><text:span text:style-name="T4"> </text:span><text:span text:style-name="T1">בכורי</text:span><text:span text:style-name="T4"> </text:span><text:span text:style-name="T1">הגר, דבעי</text:span><text:span text:style-name="T4"> </text:span><text:span text:style-name="T1">למימר</text:span><text:span text:style-name="T4"> </text:span><text:span text:style-name="T8">(דברים</text:span><text:span text:style-name="T5"> </text:span><text:span text:style-name="T8">כו,ג) </text:span><text:span text:style-name="T11">[ובאת</text:span><text:span text:style-name="T5"> </text:span><text:span text:style-name="T11">אל</text:span><text:span text:style-name="T5"> </text:span><text:span text:style-name="T11">הכהן</text:span><text:span text:style-name="T5"> </text:span><text:span text:style-name="T11">אשר</text:span><text:span text:style-name="T5"> </text:span><text:span text:style-name="T11">יהיה</text:span><text:span text:style-name="T5"> </text:span><text:span text:style-name="T11">בימים</text:span><text:span text:style-name="T5"> </text:span><text:span text:style-name="T11">ההם</text:span><text:span text:style-name="T5"> </text:span><text:span text:style-name="T11">ואמרת</text:span><text:span text:style-name="T5"> </text:span><text:span text:style-name="T11">אליו</text:span><text:span text:style-name="T5"> </text:span><text:span text:style-name="T11">הגדתי</text:span><text:span text:style-name="T5"> </text:span><text:span text:style-name="T11">היום</text:span><text:span text:style-name="T5"> </text:span><text:span text:style-name="T11">לה' אלקיך</text:span><text:span text:style-name="T5"> </text:span><text:span text:style-name="T11">כי</text:span><text:span text:style-name="T5"> </text:span><text:span text:style-name="T11">באתי</text:span><text:span text:style-name="T5"> </text:span><text:span text:style-name="T11">אל</text:span><text:span text:style-name="T5"> </text:span><text:span text:style-name="T11">הארץ] </text:span><text:span text:style-name="T10"><text:s/>אשר</text:span><text:span text:style-name="T4"> </text:span><text:span text:style-name="T10">נשבע</text:span><text:span text:style-name="T4"> </text:span><text:span text:style-name="T10">ה' לאבותינו</text:span><text:span text:style-name="T4"> </text:span><text:span text:style-name="T11">[לתת</text:span><text:span text:style-name="T5"> </text:span><text:span text:style-name="T11">לנו]</text:span><text:span text:style-name="T1"> ולא</text:span><text:span text:style-name="T4"> </text:span><text:span text:style-name="T1">מצי</text:span><text:span text:style-name="T4"> </text:span><text:span text:style-name="T1">אמר</text:span><text:span text:style-name="T4"> </text:span><text:span text:style-name="T1">- לא</text:span><text:span text:style-name="T4"> </text:span><text:span text:style-name="T1">פסיקא</text:span><text:span text:style-name="T4"> </text:span><text:span text:style-name="T1">ליה</text:span><text:span text:style-name="T4"> </text:span><text:span text:style-name="T2">(</text:span><text:span text:style-name="T8">ומיהו</text:span><text:span text:style-name="T5"> </text:span><text:span text:style-name="T8">בישראל</text:span><text:span text:style-name="T5"> </text:span><text:span text:style-name="T8">- אפילו</text:span><text:span text:style-name="T5"> </text:span><text:span text:style-name="T8">עיכובא</text:span><text:span text:style-name="T5"> </text:span><text:span text:style-name="T8">איכא</text:span><text:span text:style-name="T5"> </text:span><text:span text:style-name="T8">למימר</text:span><text:span text:style-name="T2">)</text:span><text:span text:style-name="T1">.</text:span></text:p>
      <text:p text:style-name="P10"><text:span text:style-name="T1">וליהדר</text:span><text:span text:style-name="T4"> </text:span><text:span text:style-name="T1">דינא</text:span><text:span text:style-name="T4"> </text:span><text:span text:style-name="T1">ותיתי</text:span><text:span text:style-name="T4"> </text:span><text:span text:style-name="T1">במה</text:span><text:span text:style-name="T4"> </text:span><text:span text:style-name="T1">הצד</text:span><text:span text:style-name="T4"> </text:span><text:span text:style-name="T2">(</text:span><text:span text:style-name="T8">למה</text:span><text:span text:style-name="T5"> </text:span><text:span text:style-name="T8">לי</text:span><text:span text:style-name="T5"> </text:span><text:span text:style-name="T8">היקישא? נימא: בכור</text:span><text:span text:style-name="T5"> </text:span><text:span text:style-name="T8">יוכיח, וחזר</text:span><text:span text:style-name="T5"> </text:span><text:span text:style-name="T8">הדין, הצד</text:span><text:span text:style-name="T5"> </text:span><text:span text:style-name="T8">השוה</text:span><text:span text:style-name="T5"> </text:span><text:span text:style-name="T8">שבהן</text:span><text:span text:style-name="T5"> </text:span><text:span text:style-name="T8">שטעונין</text:span><text:span text:style-name="T5"> </text:span><text:span text:style-name="T8">הבאת</text:span><text:span text:style-name="T5"> </text:span><text:span text:style-name="T8">מקום</text:span><text:span text:style-name="T5"> </text:span><text:span text:style-name="T8">ואינן</text:span><text:span text:style-name="T5"> </text:span><text:span text:style-name="T8">נוהגין</text:span><text:span text:style-name="T5"> </text:span><text:span text:style-name="T8">אלא</text:span><text:span text:style-name="T5"> </text:span><text:span text:style-name="T8">בפני</text:span><text:span text:style-name="T5"> </text:span><text:span text:style-name="T8">הבית</text:span><text:span text:style-name="T2">)</text:span><text:span text:style-name="T1">?</text:span></text:p>
      <text:p text:style-name="P20"><text:soft-page-break/>[## הרב<text:span text:style-name="T62"> </text:span>קלופפר: אין<text:span text:style-name="T62"> </text:span>לשאול<text:span text:style-name="T62"> </text:span>[כפי<text:span text:style-name="T62"> </text:span>שאומר<text:span text:style-name="T62"> </text:span>רש"י] למה<text:span text:style-name="T62"> </text:span>לי<text:span text:style-name="T62"> </text:span>הקישא, שהרי<text:span text:style-name="T62"> </text:span>היקש<text:span text:style-name="T62"> </text:span>חזק<text:span text:style-name="T62"> </text:span>ממה<text:span text:style-name="T62"> </text:span>מצינו, אבל<text:span text:style-name="T62"> </text:span>הגמרא<text:span text:style-name="T62"> </text:span>שואלת: אם<text:span text:style-name="T62"> </text:span>התחלת<text:span text:style-name="T62"> </text:span>ללמוד<text:span text:style-name="T62"> </text:span>ממה<text:span text:style-name="T62"> </text:span>מציחנו<text:span text:style-name="T62"> – </text:span>מדוע<text:span text:style-name="T62"> </text:span>לא<text:span text:style-name="T62"> </text:span>להמשיך<text:span text:style-name="T62"> </text:span>ולמצות<text:span text:style-name="T62"> </text:span>דרך<text:span text:style-name="T62"> </text:span>לימוד<text:span text:style-name="T62"> </text:span>זה?]</text:p>
      <text:p text:style-name="P10"><text:span text:style-name="T1">משום</text:span><text:span text:style-name="T4"> </text:span><text:span text:style-name="T1">דאיכא</text:span><text:span text:style-name="T4"> </text:span><text:span text:style-name="T1">למיפרך: מה</text:span><text:span text:style-name="T4"> </text:span><text:span text:style-name="T1">להצד</text:span><text:span text:style-name="T4"> </text:span><text:span text:style-name="T1">השוה</text:span><text:span text:style-name="T4"> </text:span><text:span text:style-name="T1">שבהן</text:span><text:span text:style-name="T4"> </text:span><text:span text:style-name="T1">שכן</text:span><text:span text:style-name="T4"> </text:span><text:span text:style-name="T1">יש</text:span><text:span text:style-name="T4"> </text:span><text:span text:style-name="T1">בהן</text:span><text:span text:style-name="T4"> </text:span><text:span text:style-name="T1">צד</text:span><text:span text:style-name="T4"> </text:span><text:span text:style-name="T1">מזבח</text:span><text:span text:style-name="T4"> </text:span><text:span text:style-name="T2">(</text:span><text:span text:style-name="T8">זה</text:span><text:span text:style-name="T5"> </text:span><text:span text:style-name="T8">למתן</text:span><text:span text:style-name="T5"> </text:span><text:span text:style-name="T8">דמים</text:span><text:span text:style-name="T5"> </text:span><text:span text:style-name="T8">וזה</text:span><text:span text:style-name="T5"> </text:span><text:span text:style-name="T8">להנחה</text:span><text:span text:style-name="T2">)</text:span><text:span text:style-name="T1">!</text:span></text:p>
      <text:p text:style-name="P10"><text:span text:style-name="T1">ומאי</text:span><text:span text:style-name="T4"> </text:span><text:span text:style-name="T1">קסבר</text:span><text:span text:style-name="T4"> </text:span><text:span text:style-name="T2">(</text:span><text:span text:style-name="T8">האי</text:span><text:span text:style-name="T5"> </text:span><text:span text:style-name="T8">תנא</text:span><text:span text:style-name="T5"> </text:span><text:span text:style-name="T42">[רבי</text:span><text:span text:style-name="T53"> </text:span><text:span text:style-name="T42">ישמעאל]</text:span><text:span text:style-name="T8"> דפשיטא</text:span><text:span text:style-name="T5"> </text:span><text:span text:style-name="T8">ליה</text:span><text:span text:style-name="T5"> </text:span><text:span text:style-name="T8">בכור</text:span><text:span text:style-name="T5"> </text:span><text:span text:style-name="T8">טפי</text:span><text:span text:style-name="T5"> </text:span><text:span text:style-name="T8">ממעשר</text:span><text:span text:style-name="T2">)</text:span><text:span text:style-name="T1">? אי</text:span><text:span text:style-name="T4"> </text:span><text:span text:style-name="T1">'קסבר</text:span><text:span text:style-name="T4"> </text:span><text:span text:style-name="T1">קדושה</text:span><text:span text:style-name="T4"> </text:span><text:span text:style-name="T1">ראשונה</text:span><text:span text:style-name="T4"> </text:span><text:span text:style-name="T2">(</text:span><text:span text:style-name="T8">של</text:span><text:span text:style-name="T5"> </text:span><text:span text:style-name="T8">בית</text:span><text:span text:style-name="T2">)</text:span><text:span text:style-name="T1"> קדשה</text:span><text:span text:style-name="T4"> </text:span><text:span text:style-name="T1">לשעתה</text:span><text:span text:style-name="T4"> </text:span><text:span text:style-name="T1">וקדשה</text:span><text:span text:style-name="T4"> </text:span><text:span text:style-name="T1">לעתיד</text:span><text:span text:style-name="T4"> </text:span><text:span text:style-name="T1">לבא' </text:span><text:span text:style-name="T2">(</text:span><text:span text:style-name="T8">כי</text:span><text:span text:style-name="T5"> </text:span><text:span text:style-name="T8">היכי</text:span><text:span text:style-name="T5"> </text:span><text:span text:style-name="T8">דסבירא</text:span><text:span text:style-name="T5"> </text:span><text:span text:style-name="T8">ליה</text:span><text:span text:style-name="T5"> </text:span><text:span text:style-name="T8">בקדושת</text:span><text:span text:style-name="T5"> </text:span><text:span text:style-name="T8">הארץ, וקא</text:span><text:span text:style-name="T5"> </text:span><text:span text:style-name="T8">מיבעיא</text:span><text:span text:style-name="T5"> </text:span><text:span text:style-name="T8">ליה, מי</text:span><text:span text:style-name="T5"> </text:span><text:span text:style-name="T8">קרינא</text:span><text:span text:style-name="T5"> </text:span><text:span text:style-name="T8">ביה</text:span><text:span text:style-name="T5"> </text:span><text:span text:style-name="T8">השתא</text:span><text:span text:style-name="T5"> </text:span><text:span text:style-name="T8">בלא</text:span><text:span text:style-name="T5"> </text:span><text:span text:style-name="T8">חומה</text:span><text:span text:style-name="T5"> </text:span><text:span text:style-name="T8">'</text:span><text:span text:style-name="T11">לפני</text:span><text:span text:style-name="T5"> </text:span><text:span text:style-name="T11">ה' אלהיך</text:span><text:span text:style-name="T8">'? או</text:span><text:span text:style-name="T5"> </text:span><text:span text:style-name="T8">לא?</text:span><text:span text:style-name="T2">)</text:span><text:span text:style-name="T1"> - </text:span><text:span text:style-name="T2">(</text:span><text:span text:style-name="T8">וקא</text:span><text:span text:style-name="T5"> </text:span><text:span text:style-name="T8">פשיט</text:span><text:span text:style-name="T5"> </text:span><text:span text:style-name="T8">מעשר</text:span><text:span text:style-name="T5"> </text:span><text:span text:style-name="T8">מבכור:</text:span><text:span text:style-name="T2">)</text:span><text:span text:style-name="T1"> אפילו</text:span><text:span text:style-name="T4"> </text:span><text:span text:style-name="T1">בכור</text:span><text:span text:style-name="T4"> </text:span><text:span text:style-name="T1">נמי</text:span><text:span text:style-name="T4"> </text:span><text:span text:style-name="T2">(</text:span><text:span text:style-name="T8">יקרב</text:span><text:span text:style-name="T5"> </text:span><text:span text:style-name="T8">ויאכל: דהא</text:span><text:span text:style-name="T5"> </text:span><text:span text:style-name="T8">מאן</text:span><text:span text:style-name="T5"> </text:span><text:span text:style-name="T8">דאית</text:span><text:span text:style-name="T5"> </text:span><text:span text:style-name="T8">ליה</text:span><text:span text:style-name="T5"> </text:span><text:span text:style-name="T8">'קדשה</text:span><text:span text:style-name="T5"> </text:span><text:span text:style-name="T8">לעתיד</text:span><text:span text:style-name="T5"> </text:span><text:span text:style-name="T8">לבא' סבירא</text:span><text:span text:style-name="T5"> </text:span><text:span text:style-name="T8">ליה</text:span><text:span text:style-name="T5"> </text:span><text:span text:style-name="T8">'מקריבים</text:span><text:span text:style-name="T5"> </text:span><text:span text:style-name="T8">אף</text:span><text:span text:style-name="T5"> </text:span><text:span text:style-name="T8">על</text:span><text:span text:style-name="T5"> </text:span><text:span text:style-name="T8">פי</text:span><text:span text:style-name="T5"> </text:span><text:span text:style-name="T8">שאין</text:span><text:span text:style-name="T5"> </text:span><text:span text:style-name="T8">בית', כדאמרינן</text:span><text:span text:style-name="T5"> </text:span><text:span text:style-name="T8">ב'מגילה</text:span><text:span text:style-name="T5"> </text:span><text:span text:style-name="T8">נקראת' (דף</text:span><text:span text:style-name="T5"> </text:span><text:span text:style-name="T8">י.)</text:span><text:span text:style-name="T2">)</text:span><text:span text:style-name="T1">! אי</text:span><text:span text:style-name="T4"> </text:span><text:span text:style-name="T1">קסבר</text:span><text:span text:style-name="T4"> </text:span><text:span text:style-name="T1">'קדושה</text:span><text:span text:style-name="T4"> </text:span><text:span text:style-name="T1">ראשונה</text:span><text:span text:style-name="T4"> </text:span><text:span text:style-name="T1">קדשה</text:span><text:span text:style-name="T4"> </text:span><text:span text:style-name="T1">לשעתה</text:span><text:span text:style-name="T4"> </text:span><text:span text:style-name="T28">ולא</text:span><text:span text:style-name="T4"> </text:span><text:span text:style-name="T1">קדשה</text:span><text:span text:style-name="T4"> </text:span><text:span text:style-name="T1">לעתיד</text:span><text:span text:style-name="T4"> </text:span><text:span text:style-name="T1">לבא' - אפילו</text:span><text:span text:style-name="T4"> </text:span><text:span text:style-name="T1">בכור</text:span><text:span text:style-name="T4"> </text:span><text:span text:style-name="T1">נמי</text:span><text:span text:style-name="T4"> </text:span><text:span text:style-name="T1">תבעי</text:span><text:span text:style-name="T4"> </text:span><text:span text:style-name="T2">(</text:span><text:span text:style-name="T8">ואי</text:span><text:span text:style-name="T5"> </text:span><text:span text:style-name="T8">קסבר</text:span><text:span text:style-name="T5"> </text:span><text:span text:style-name="T8">קדושת</text:span><text:span text:style-name="T5"> </text:span><text:span text:style-name="T8">הבית</text:span><text:span text:style-name="T5"> </text:span><text:span text:style-name="T8">בטלה, ומיבעיא</text:span><text:span text:style-name="T5"> </text:span><text:span text:style-name="T8">ליה</text:span><text:span text:style-name="T5"> </text:span><text:span text:style-name="T8">במעשר: הואיל</text:span><text:span text:style-name="T5"> </text:span><text:span text:style-name="T8">ואינו</text:span><text:span text:style-name="T5"> </text:span><text:span text:style-name="T8">צריך</text:span><text:span text:style-name="T5"> </text:span><text:span text:style-name="T8">לבית, אי</text:span><text:span text:style-name="T5"> </text:span><text:span text:style-name="T8">מתאכיל</text:span><text:span text:style-name="T5"> </text:span><text:span text:style-name="T8">בירושלים</text:span><text:span text:style-name="T5"> </text:span><text:span text:style-name="T8">'</text:span><text:span text:style-name="T11">לפני</text:span><text:span text:style-name="T5"> </text:span><text:span text:style-name="T11">ה'</text:span><text:span text:style-name="T8">' קרינא</text:span><text:span text:style-name="T5"> </text:span><text:span text:style-name="T8">ביה</text:span><text:span text:style-name="T5"> </text:span><text:span text:style-name="T8">אי</text:span><text:span text:style-name="T5"> </text:span><text:span text:style-name="T8">לא? - אפילו</text:span><text:span text:style-name="T5"> </text:span><text:span text:style-name="T8">בכור</text:span><text:span text:style-name="T5"> </text:span><text:span text:style-name="T8">נמי</text:span><text:span text:style-name="T5"> </text:span><text:span text:style-name="T8">כי</text:span><text:span text:style-name="T5"> </text:span><text:span text:style-name="T8">האי</text:span><text:span text:style-name="T5"> </text:span><text:span text:style-name="T8">גוונא</text:span><text:span text:style-name="T5"> </text:span><text:span text:style-name="T8">תיבעי</text:span><text:span text:style-name="T5"> </text:span><text:span text:style-name="T8">ליה</text:span><text:span text:style-name="T5"> </text:span><text:span text:style-name="T42">[כמו</text:span><text:span text:style-name="T53"> </text:span><text:span text:style-name="T42">שאמר</text:span><text:span text:style-name="T53"> </text:span><text:span text:style-name="T42">רבינא</text:span><text:span text:style-name="T53"> </text:span><text:span text:style-name="T42">להלן:]</text:span><text:span text:style-name="T8"> כגון</text:span><text:span text:style-name="T5"> </text:span><text:span text:style-name="T8">בכור</text:span><text:span text:style-name="T5"> </text:span><text:span text:style-name="T8">שנזרק</text:span><text:span text:style-name="T5"> </text:span><text:span text:style-name="T8">דמו</text:span><text:span text:style-name="T5"> </text:span><text:span text:style-name="T8">וחרב</text:span><text:span text:style-name="T5"> </text:span><text:span text:style-name="T8">הבית</text:span><text:span text:style-name="T5"> </text:span><text:span text:style-name="T8">ועדיין</text:span><text:span text:style-name="T5"> </text:span><text:span text:style-name="T8">בשרו</text:span><text:span text:style-name="T5"> </text:span><text:span text:style-name="T8">קיים</text:span><text:span text:style-name="T5"> </text:span><text:span text:style-name="T8">- מהו</text:span><text:span text:style-name="T5"> </text:span><text:span text:style-name="T8">שיאכלוהו</text:span><text:span text:style-name="T2">)</text:span><text:span text:style-name="T1">!?</text:span></text:p>
      <text:p text:style-name="P10"><text:span text:style-name="T1">אמר</text:span><text:span text:style-name="T4"> </text:span><text:span text:style-name="T1">רבינא: לעולם</text:span><text:span text:style-name="T4"> </text:span><text:span text:style-name="T1">קסבר</text:span><text:span text:style-name="T4"> </text:span><text:span text:style-name="T1">'קדשה</text:span><text:span text:style-name="T4"> </text:span><text:span text:style-name="T1">לשעתה</text:span><text:span text:style-name="T4"> </text:span><text:span text:style-name="T28">ולא</text:span><text:span text:style-name="T4"> </text:span><text:span text:style-name="T1">קדשה</text:span><text:span text:style-name="T4"> </text:span><text:span text:style-name="T1">לעתיד</text:span><text:span text:style-name="T4"> </text:span><text:span text:style-name="T1">לבא', והכא</text:span><text:span text:style-name="T4"> </text:span><text:span text:style-name="T2">(</text:span><text:span text:style-name="T8">דקא</text:span><text:span text:style-name="T5"> </text:span><text:span text:style-name="T8">פשיט</text:span><text:span text:style-name="T5"> </text:span><text:span text:style-name="T8">ליה</text:span><text:span text:style-name="T5"> </text:span><text:span text:style-name="T8">למעשר</text:span><text:span text:style-name="T5"> </text:span><text:span text:style-name="T8">מבכור</text:span><text:span text:style-name="T2">)</text:span><text:span text:style-name="T1"> - בבכור</text:span><text:span text:style-name="T4"> </text:span><text:span text:style-name="T2">(</text:span><text:span text:style-name="T8">בבכור</text:span><text:span text:style-name="T5"> </text:span><text:span text:style-name="T8">שאינו</text:span><text:span text:style-name="T5"> </text:span><text:span text:style-name="T8">צריך</text:span><text:span text:style-name="T5"> </text:span><text:span text:style-name="T8">לבית, דומיא</text:span><text:span text:style-name="T5"> </text:span><text:span text:style-name="T8">דמעשר</text:span><text:span text:style-name="T5"> </text:span><text:span text:style-name="T8">עסקינן:</text:span><text:span text:style-name="T2">)</text:span><text:span text:style-name="T1"> שנזרק</text:span><text:span text:style-name="T4"> </text:span><text:span text:style-name="T1">דמו</text:span><text:span text:style-name="T4"> </text:span><text:span text:style-name="T1">קודם</text:span><text:span text:style-name="T4"> </text:span><text:span text:style-name="T1">חורבן</text:span><text:span text:style-name="T4"> </text:span><text:span text:style-name="T1">הבית</text:span><text:span text:style-name="T4"> </text:span><text:span text:style-name="T1">וחרב</text:span><text:span text:style-name="T4"> </text:span><text:span text:style-name="T1">הבית, ועדיין</text:span><text:span text:style-name="T4"> </text:span><text:span text:style-name="T1">בשרו</text:span><text:span text:style-name="T4"> </text:span><text:span text:style-name="T1">קיים, ומקשינן</text:span><text:span text:style-name="T4"> </text:span><text:span text:style-name="T1">בשרו</text:span><text:span text:style-name="T4"> </text:span><text:span text:style-name="T1">לדמו: מה</text:span><text:span text:style-name="T4"> </text:span><text:span text:style-name="T1">דמו</text:span><text:span text:style-name="T4"> </text:span><text:span text:style-name="T1">במזבח</text:span><text:span text:style-name="T4"> </text:span><text:span text:style-name="T1">אף</text:span><text:span text:style-name="T4"> </text:span><text:span text:style-name="T1">בשרו</text:span><text:span text:style-name="T4"> </text:span><text:span text:style-name="T1">במזבח</text:span><text:span text:style-name="T4"> </text:span><text:span text:style-name="T2">(</text:span><text:span text:style-name="T8">והא</text:span><text:span text:style-name="T5"> </text:span><text:span text:style-name="T8">דפשיטא</text:span><text:span text:style-name="T5"> </text:span><text:span text:style-name="T8">ליה</text:span><text:span text:style-name="T5"> </text:span><text:span text:style-name="T8">דלא</text:span><text:span text:style-name="T5"> </text:span><text:span text:style-name="T8">מתאכיל</text:span><text:span text:style-name="T5"> </text:span><text:span text:style-name="T8">- משום</text:span><text:span text:style-name="T5"> </text:span><text:span text:style-name="T8">דאיתקש</text:span><text:span text:style-name="T5"> </text:span><text:span text:style-name="T8">בשרו</text:span><text:span text:style-name="T5"> </text:span><text:span text:style-name="T8">לדמו, דכתיב</text:span><text:span text:style-name="T5"> </text:span><text:span text:style-name="T8">'</text:span><text:span text:style-name="T11">ואת</text:span><text:span text:style-name="T5"> </text:span><text:span text:style-name="T11">דמם</text:span><text:span text:style-name="T5"> </text:span><text:span text:style-name="T11">תזרוק</text:span><text:span text:style-name="T5"> </text:span><text:span text:style-name="T11">על</text:span><text:span text:style-name="T5"> </text:span><text:span text:style-name="T11">המזבח</text:span><text:span text:style-name="T5"> </text:span><text:span text:style-name="T9">וגו'</text:span><text:span text:style-name="T8"> </text:span><text:span text:style-name="T9">[במדבר</text:span><text:span text:style-name="T6"> </text:span><text:span text:style-name="T9">יח,יז; ופסוק</text:span><text:span text:style-name="T6"> </text:span><text:span text:style-name="T9">יח:]</text:span><text:span text:style-name="T8"> </text:span><text:span text:style-name="T11">ובשרם</text:span><text:span text:style-name="T5"> </text:span><text:span text:style-name="T11">יהיה</text:span><text:span text:style-name="T5"> </text:span><text:span text:style-name="T11">לך</text:span><text:span text:style-name="T5"> </text:span><text:span text:style-name="T9">וגו'</text:span><text:span text:style-name="T8">, ויליף</text:span><text:span text:style-name="T5"> </text:span><text:span text:style-name="T8">מיניה: בשעה</text:span><text:span text:style-name="T5"> </text:span><text:span text:style-name="T8">שהיא</text:span><text:span text:style-name="T5"> </text:span><text:span text:style-name="T8">ראויה</text:span><text:span text:style-name="T5"> </text:span><text:span text:style-name="T8">לזריקת</text:span><text:span text:style-name="T5"> </text:span><text:span text:style-name="T8">דם</text:span><text:span text:style-name="T5"> </text:span><text:span text:style-name="T8">אתה</text:span><text:span text:style-name="T5"> </text:span><text:span text:style-name="T8">אוכל</text:span><text:span text:style-name="T5"> </text:span><text:span text:style-name="T8">את</text:span><text:span text:style-name="T5"> </text:span><text:span text:style-name="T8">הבשר, ולא</text:span><text:span text:style-name="T5"> </text:span><text:span text:style-name="T8">משנהרס</text:span><text:span text:style-name="T5"> </text:span><text:span text:style-name="T8">המזבח</text:span><text:span text:style-name="T2">)</text:span><text:span text:style-name="T1">; ומקיש</text:span><text:span text:style-name="T4"> </text:span><text:span text:style-name="T1">מעשר</text:span><text:span text:style-name="T4"> </text:span><text:span text:style-name="T1">לבכור.</text:span></text:p>
      <text:p text:style-name="P10"><text:span text:style-name="T1">וכי</text:span><text:span text:style-name="T4"> </text:span><text:span text:style-name="T1">דבר</text:span><text:span text:style-name="T4"> </text:span><text:span text:style-name="T41">[הבשר]</text:span><text:span text:style-name="T1"> הלמד</text:span><text:span text:style-name="T4"> </text:span><text:span text:style-name="T1">בהקש</text:span><text:span text:style-name="T4"> </text:span><text:span text:style-name="T2">(</text:span><text:span text:style-name="T8">מן</text:span><text:span text:style-name="T5"> </text:span><text:span text:style-name="T8">הדם</text:span><text:span text:style-name="T2">)</text:span><text:span text:style-name="T1"> חוזר</text:span><text:span text:style-name="T4"> </text:span><text:span text:style-name="T1">ומלמד</text:span><text:span text:style-name="T4"> </text:span><text:span text:style-name="T2">(</text:span><text:span text:style-name="T8">על</text:span><text:span text:style-name="T5"> </text:span><text:span text:style-name="T8">המעשר</text:span><text:span text:style-name="T2">)</text:span><text:span text:style-name="T1"> בהקש</text:span><text:span text:style-name="T4"> </text:span><text:span text:style-name="T2">(</text:span><text:span text:style-name="T8">הא</text:span><text:span text:style-name="T5"> </text:span><text:span text:style-name="T8">קיימא</text:span><text:span text:style-name="T5"> </text:span><text:span text:style-name="T8">לן</text:span><text:span text:style-name="T5"> </text:span><text:span text:style-name="T8">בזבחים</text:span><text:span text:style-name="T5"> </text:span><text:span text:style-name="T8">ב'איזהו</text:span><text:span text:style-name="T5"> </text:span><text:span text:style-name="T8">מקומן' (דף</text:span><text:span text:style-name="T5"> </text:span><text:span text:style-name="T8">מט:) שאין</text:span><text:span text:style-name="T5"> </text:span><text:span text:style-name="T8">למדין</text:span><text:span text:style-name="T5"> </text:span><text:span text:style-name="T8">בקדשים</text:span><text:span text:style-name="T5"> </text:span><text:span text:style-name="T8">למד</text:span><text:span text:style-name="T5"> </text:span><text:span text:style-name="T8">מן</text:span><text:span text:style-name="T5"> </text:span><text:span text:style-name="T8">הלמד</text:span><text:span text:style-name="T2">)</text:span><text:span text:style-name="T1">? </text:span></text:p>
      <text:p text:style-name="P10"><text:span text:style-name="T1">מעשר</text:span><text:span text:style-name="T4"> </text:span><text:span text:style-name="T1">דגן</text:span><text:span text:style-name="T4"> </text:span><text:span text:style-name="T1">- חולין</text:span><text:span text:style-name="T4"> </text:span><text:span text:style-name="T1">הוא</text:span><text:span text:style-name="T4"> </text:span><text:span text:style-name="T2">(</text:span><text:span text:style-name="T8">ובחולין</text:span><text:span text:style-name="T5"> </text:span><text:span text:style-name="T8">למדין</text:span><text:span text:style-name="T5"> </text:span><text:span text:style-name="T8">למד</text:span><text:span text:style-name="T5"> </text:span><text:span text:style-name="T8">מן</text:span><text:span text:style-name="T5"> </text:span><text:span text:style-name="T8">הלמד</text:span><text:span text:style-name="T2">)</text:span><text:span text:style-name="T1">.</text:span></text:p>
      <text:p text:style-name="P11"/>
      <text:p text:style-name="P10"><text:span text:style-name="T1">(מכות</text:span><text:span text:style-name="T4"> </text:span><text:span text:style-name="T1">יט,ב)</text:span></text:p>
      <text:p text:style-name="P10"><text:span text:style-name="T1">הניחא</text:span><text:span text:style-name="T4"> </text:span><text:span text:style-name="T1">למאן</text:span><text:span text:style-name="T4"> </text:span><text:span text:style-name="T1">דאמר</text:span><text:span text:style-name="T4"> </text:span><text:span text:style-name="T1">בתר</text:span><text:span text:style-name="T4"> </text:span><text:span text:style-name="T1">למד</text:span><text:span text:style-name="T4"> </text:span><text:span text:style-name="T1">אזלינן, אלא</text:span><text:span text:style-name="T4"> </text:span><text:span text:style-name="T1">למאן</text:span><text:span text:style-name="T4"> </text:span><text:span text:style-name="T1">דאמר</text:span><text:span text:style-name="T4"> </text:span><text:span text:style-name="T1">בתר</text:span><text:span text:style-name="T4"> </text:span><text:span text:style-name="T1">מלמד</text:span><text:span text:style-name="T4"> </text:span><text:span text:style-name="T1">אזלינן</text:span><text:span text:style-name="T4"> </text:span><text:span text:style-name="T2">(</text:span><text:span text:style-name="T8">פלוגתא</text:span><text:span text:style-name="T5"> </text:span><text:span text:style-name="T8">היא</text:span><text:span text:style-name="T5"> </text:span><text:span text:style-name="T8">ב'איזהו</text:span><text:span text:style-name="T5"> </text:span><text:span text:style-name="T8">מקומן'</text:span><text:span text:style-name="T2">)</text:span><text:span text:style-name="T1"> - מאי</text:span><text:span text:style-name="T4"> </text:span><text:span text:style-name="T1">איכא</text:span><text:span text:style-name="T4"> </text:span><text:span text:style-name="T1">למימר</text:span><text:span text:style-name="T4"> </text:span><text:span text:style-name="T41">[אי</text:span><text:span text:style-name="T52"> </text:span><text:span text:style-name="T41">אפשר</text:span><text:span text:style-name="T52"> </text:span><text:span text:style-name="T41">שהבשר, שלמד</text:span><text:span text:style-name="T52"> </text:span><text:span text:style-name="T41">מדם</text:span><text:span text:style-name="T52"> – </text:span><text:span text:style-name="T41">יחזור</text:span><text:span text:style-name="T52"> </text:span><text:span text:style-name="T41">וילמד]</text:span><text:span text:style-name="T1">? </text:span></text:p>
      <text:p text:style-name="P10"><text:span text:style-name="T1">דם</text:span><text:span text:style-name="T4"> </text:span><text:span text:style-name="T1">ובשר</text:span><text:span text:style-name="T4"> </text:span><text:span text:style-name="T1">- חדא</text:span><text:span text:style-name="T4"> </text:span><text:span text:style-name="T1">מילתא</text:span><text:span text:style-name="T4"> </text:span><text:span text:style-name="T1">היא. <text:s/></text:span></text:p>
      <text:p text:style-name="P11"/>
      <text:p text:style-name="P10"><text:span text:style-name="T1">קדשי</text:span><text:span text:style-name="T4"> </text:span><text:span text:style-name="T1">קדשים</text:span><text:span text:style-name="T4"> </text:span><text:span text:style-name="T2">[חוץ</text:span><text:span text:style-name="T5"> </text:span><text:span text:style-name="T2">לקלעים, קדשים</text:span><text:span text:style-name="T5"> </text:span><text:span text:style-name="T2">קלים</text:span><text:span text:style-name="T5"> </text:span><text:span text:style-name="T2">ומעשר</text:span><text:span text:style-name="T5"> </text:span><text:span text:style-name="T2">שני</text:span><text:span text:style-name="T5"> </text:span><text:span text:style-name="T2">חוץ</text:span><text:span text:style-name="T5"> </text:span><text:span text:style-name="T2">לחומה]</text:span><text:span text:style-name="T1">: <text:s/></text:span></text:p>
      <text:p text:style-name="P10"><text:span text:style-name="T1">תנינא</text:span><text:span text:style-name="T4"> </text:span><text:span text:style-name="T1">חדא</text:span><text:span text:style-name="T4"> </text:span><text:span text:style-name="T1">זימנא: 'מעשר</text:span><text:span text:style-name="T4"> </text:span><text:span text:style-name="T1">שני</text:span><text:span text:style-name="T4"> </text:span><text:span text:style-name="T1">והקדש</text:span><text:span text:style-name="T4"> </text:span><text:span text:style-name="T1">שלא</text:span><text:span text:style-name="T4"> </text:span><text:span text:style-name="T1">נפדו'!?</text:span></text:p>
      <text:p text:style-name="P10"><text:span text:style-name="T1">אמר</text:span><text:span text:style-name="T4"> </text:span><text:span text:style-name="T1">רבי</text:span><text:span text:style-name="T4"> </text:span><text:span text:style-name="T1">יוסי</text:span><text:span text:style-name="T4"> </text:span><text:span text:style-name="T1">בר</text:span><text:span text:style-name="T4"> </text:span><text:span text:style-name="T1">חנינא: סיפא</text:span><text:span text:style-name="T4"> </text:span><text:span text:style-name="T1">במעשר</text:span><text:span text:style-name="T4"> </text:span><text:span text:style-name="T1">שני</text:span><text:span text:style-name="T4"> </text:span><text:span text:style-name="T1">טהור</text:span><text:span text:style-name="T4"> </text:span><text:span text:style-name="T1">וגברא</text:span><text:span text:style-name="T4"> </text:span><text:span text:style-name="T1">טהור, דקא</text:span><text:span text:style-name="T4"> </text:span><text:span text:style-name="T1">אכיל</text:span><text:span text:style-name="T4"> </text:span><text:span text:style-name="T1">חוץ</text:span><text:span text:style-name="T4"> </text:span><text:span text:style-name="T1">לחומה; רישא</text:span><text:span text:style-name="T4"> </text:span><text:span text:style-name="T1">במעשר</text:span><text:span text:style-name="T4"> </text:span><text:span text:style-name="T1">שני</text:span><text:span text:style-name="T4"> </text:span><text:span text:style-name="T1">טמא</text:span><text:span text:style-name="T4"> </text:span><text:span text:style-name="T1">וגברא</text:span><text:span text:style-name="T4"> </text:span><text:span text:style-name="T1">טמא, וקא</text:span><text:span text:style-name="T4"> </text:span><text:span text:style-name="T1">אכיל</text:span><text:span text:style-name="T4"> </text:span><text:span text:style-name="T1">ליה</text:span><text:span text:style-name="T4"> </text:span><text:span text:style-name="T1">בירושלים</text:span><text:span text:style-name="T4"> </text:span><text:span text:style-name="T2">(</text:span><text:span text:style-name="T8">בלא</text:span><text:span text:style-name="T5"> </text:span><text:span text:style-name="T8">פדייה</text:span><text:span text:style-name="T2">)</text:span><text:span text:style-name="T1">. </text:span></text:p>
      <text:p text:style-name="P10"><text:span text:style-name="T1">ומנא</text:span><text:span text:style-name="T4"> </text:span><text:span text:style-name="T1">לן</text:span><text:span text:style-name="T4"> </text:span><text:span text:style-name="T1">דמחייב</text:span><text:span text:style-name="T4"> </text:span><text:span text:style-name="T1">עליה</text:span><text:span text:style-name="T4"> </text:span><text:span text:style-name="T1">משום</text:span><text:span text:style-name="T4"> </text:span><text:span text:style-name="T1">טומאה? </text:span></text:p>
      <text:p text:style-name="P10"><text:span text:style-name="T1">דתניא</text:span><text:span text:style-name="T4"> </text:span><text:span text:style-name="T8">[סיפרי</text:span><text:span text:style-name="T5"> </text:span><text:span text:style-name="T8">פרשת</text:span><text:span text:style-name="T5"> </text:span><text:span text:style-name="T8">כי</text:span><text:span text:style-name="T5"> </text:span><text:span text:style-name="T8">תבא]</text:span><text:span text:style-name="T1">: </text:span></text:p>
      <text:p text:style-name="P10"><text:span text:style-name="T1">' רבי</text:span><text:span text:style-name="T4"> </text:span><text:span text:style-name="T1">שמעון</text:span><text:span text:style-name="T4"> </text:span><text:span text:style-name="T1">אומר: </text:span><text:span text:style-name="T8">(דברים</text:span><text:span text:style-name="T5"> </text:span><text:span text:style-name="T8">כו,יד)</text:span><text:span text:style-name="T1"> </text:span><text:span text:style-name="T11">[לא</text:span><text:span text:style-name="T5"> </text:span><text:span text:style-name="T11">אכלתי</text:span><text:span text:style-name="T5"> </text:span><text:span text:style-name="T11">באני</text:span><text:span text:style-name="T5"> </text:span><text:span text:style-name="T11">ממנו]</text:span><text:span text:style-name="T10"> לא</text:span><text:span text:style-name="T4"> </text:span><text:span text:style-name="T10">בערתי</text:span><text:span text:style-name="T4"> </text:span><text:span text:style-name="T10">ממנו</text:span><text:span text:style-name="T4"> </text:span><text:span text:style-name="T23">בטמא</text:span><text:span text:style-name="T4"> </text:span><text:span text:style-name="T11">[ולא</text:span><text:span text:style-name="T5"> </text:span><text:span text:style-name="T11">נתתי</text:span><text:span text:style-name="T5"> </text:span><text:span text:style-name="T11">ממנו</text:span><text:span text:style-name="T5"> </text:span><text:span text:style-name="T11">למת</text:span><text:span text:style-name="T5"> </text:span><text:span text:style-name="T11">שמעתי</text:span><text:span text:style-name="T5"> </text:span><text:span text:style-name="T11">בקול</text:span><text:span text:style-name="T5"> </text:span><text:span text:style-name="T11">יהוה</text:span><text:span text:style-name="T5"> </text:span><text:span text:style-name="T11">אלהי</text:span><text:span text:style-name="T5"> </text:span><text:span text:style-name="T11">עשיתי</text:span><text:span text:style-name="T5"> </text:span><text:span text:style-name="T11">ככל</text:span><text:span text:style-name="T5"> </text:span><text:span text:style-name="T11">אשר</text:span><text:span text:style-name="T5"> </text:span><text:span text:style-name="T11">צויתני]</text:span><text:span text:style-name="T1">: בין</text:span><text:span text:style-name="T4"> </text:span><text:span text:style-name="T1">שאני</text:span><text:span text:style-name="T4"> </text:span><text:span text:style-name="T1">טמא</text:span><text:span text:style-name="T4"> </text:span><text:span text:style-name="T1">והוא</text:span><text:span text:style-name="T4"> </text:span><text:span text:style-name="T1">טהור, בין</text:span><text:span text:style-name="T4"> </text:span><text:span text:style-name="T1">שאני</text:span><text:span text:style-name="T4"> </text:span><text:span text:style-name="T1">טהור</text:span><text:span text:style-name="T4"> </text:span><text:span text:style-name="T1">והוא</text:span><text:span text:style-name="T4"> </text:span><text:span text:style-name="T1">טמא</text:span><text:span text:style-name="T4"> </text:span><text:span text:style-name="T41">[עד</text:span><text:span text:style-name="T52"> </text:span><text:span text:style-name="T41">כאן</text:span><text:span text:style-name="T52"> </text:span><text:span text:style-name="T41">בספרי</text:span><text:span text:style-name="T52"> </text:span><text:span text:style-name="T41">פרשת</text:span><text:span text:style-name="T52"> </text:span><text:span text:style-name="T41">כי</text:span><text:span text:style-name="T52"> </text:span><text:span text:style-name="T41">תבא]</text:span><text:span text:style-name="T1">; </text:span><text:span text:style-name="T2">(</text:span><text:span text:style-name="T8">הכי</text:span><text:span text:style-name="T5"> </text:span><text:span text:style-name="T8">גרסינן</text:span><text:span text:style-name="T5"> </text:span><text:span text:style-name="T42">[בספרי</text:span><text:span text:style-name="T53"> </text:span><text:span text:style-name="T42">פרשת</text:span><text:span text:style-name="T53"> </text:span><text:span text:style-name="T42">ראה</text:span><text:span text:style-name="T53"> </text:span><text:span text:style-name="T42">על</text:span><text:span text:style-name="T53"> </text:span><text:span text:style-name="T42">דברים</text:span><text:span text:style-name="T53"> </text:span><text:span text:style-name="T42">יב,יז]</text:span><text:span text:style-name="T8">:</text:span><text:span text:style-name="T2">)</text:span><text:span text:style-name="T1"> והיכן</text:span><text:span text:style-name="T4"> </text:span><text:span text:style-name="T1">מוזהר</text:span><text:span text:style-name="T4"> </text:span><text:span text:style-name="T1">על</text:span><text:span text:style-name="T4"> </text:span><text:span text:style-name="T1">אכילה</text:span><text:span text:style-name="T4"> </text:span><text:span text:style-name="T8">(שלא</text:span><text:span text:style-name="T5"> </text:span><text:span text:style-name="T8">יאכלנו</text:span><text:span text:style-name="T5"> </text:span><text:span text:style-name="T8">בטומאה)</text:span><text:span text:style-name="T1">? איני</text:span><text:span text:style-name="T4"> </text:span><text:span text:style-name="T1">יודע; </text:span></text:p>
      <text:p text:style-name="P26"><text:span text:style-name="T1">טומאת</text:span><text:span text:style-name="T4"> </text:span><text:span text:style-name="T1">הגוף</text:span><text:span text:style-name="T4"> </text:span><text:span text:style-name="T1">- בהדיא</text:span><text:span text:style-name="T4"> </text:span><text:span text:style-name="T1">כתיב: </text:span><text:span text:style-name="T8">(ויקרא</text:span><text:span text:style-name="T5"> </text:span><text:span text:style-name="T8">כב,ו)</text:span><text:span text:style-name="T1"> </text:span><text:span text:style-name="T10">נפש</text:span><text:span text:style-name="T4"> </text:span><text:span text:style-name="T10">אשר</text:span><text:span text:style-name="T4"> </text:span><text:span text:style-name="T10">תגע</text:span><text:span text:style-name="T4"> </text:span><text:span text:style-name="T10">בו</text:span><text:span text:style-name="T4"> </text:span><text:span text:style-name="T10">וטמאה</text:span><text:span text:style-name="T4"> </text:span><text:span text:style-name="T10">עד</text:span><text:span text:style-name="T4"> </text:span><text:span text:style-name="T10">הערב</text:span><text:span text:style-name="T4"> </text:span><text:span text:style-name="T10">ולא</text:span><text:span text:style-name="T4"> </text:span><text:span text:style-name="T10">יאכל</text:span><text:span text:style-name="T4"> </text:span><text:span text:style-name="T10">מן</text:span><text:span text:style-name="T4"> </text:span><text:span text:style-name="T10">הקדשים</text:span><text:span text:style-name="T4"> </text:span><text:span text:style-name="T11">[כי</text:span><text:span text:style-name="T5"> </text:span><text:span text:style-name="T11">אם</text:span><text:span text:style-name="T5"> </text:span><text:span text:style-name="T11">רחץ</text:span><text:span text:style-name="T5"> </text:span><text:span text:style-name="T11">בשרו</text:span><text:span text:style-name="T5"> </text:span><text:span text:style-name="T11">במים]</text:span><text:span text:style-name="T1">; </text:span></text:p>
      <text:p text:style-name="P26"><text:span text:style-name="T2">(</text:span><text:span text:style-name="T8">הכי</text:span><text:span text:style-name="T5"> </text:span><text:span text:style-name="T8">גרסינן:והיכן</text:span><text:span text:style-name="T5"> </text:span><text:span text:style-name="T8">מוזהר</text:span><text:span text:style-name="T5"> </text:span><text:span text:style-name="T8">על</text:span><text:span text:style-name="T5"> </text:span><text:span text:style-name="T8">אכילה</text:span><text:span text:style-name="T5"> </text:span><text:span text:style-name="T8">שלא</text:span><text:span text:style-name="T5"> </text:span><text:span text:style-name="T8">יאכלנו</text:span><text:span text:style-name="T5"> </text:span><text:span text:style-name="T8">בטומאה? איני</text:span><text:span text:style-name="T5"> </text:span><text:span text:style-name="T8">יודע; תלמוד</text:span><text:span text:style-name="T5"> </text:span><text:span text:style-name="T8">לומר: </text:span><text:span text:style-name="T11">לא</text:span><text:span text:style-name="T5"> </text:span><text:span text:style-name="T11">תוכל</text:span><text:span text:style-name="T5"> </text:span><text:span text:style-name="T9">וגו' [דברים</text:span><text:span text:style-name="T6"> </text:span><text:span text:style-name="T9">יב,יז; סיפרי</text:span><text:span text:style-name="T6"> </text:span><text:span text:style-name="T9">על</text:span><text:span text:style-name="T6"> </text:span><text:span text:style-name="T9">אתר]</text:span><text:span text:style-name="T8"> ; כך</text:span><text:span text:style-name="T5"> </text:span><text:span text:style-name="T8">היא</text:span><text:span text:style-name="T5"> </text:span><text:span text:style-name="T8">שנויה</text:span><text:span text:style-name="T5"> </text:span><text:span text:style-name="T8">בסיפרי; וכשקבעוה</text:span><text:span text:style-name="T5"> </text:span><text:span text:style-name="T8">כאן</text:span><text:span text:style-name="T5"> </text:span><text:span text:style-name="T8">לא</text:span><text:span text:style-name="T5"> </text:span><text:span text:style-name="T8">הספיקו</text:span><text:span text:style-name="T5"> </text:span><text:span text:style-name="T8">לגומרה</text:span><text:span text:style-name="T5"> </text:span><text:span text:style-name="T8">עד</text:span><text:span text:style-name="T5"> </text:span><text:span text:style-name="T8">דאקשי</text:span><text:span text:style-name="T5"> </text:span><text:span text:style-name="T8">גמרא</text:span><text:span text:style-name="T5"> </text:span><text:span text:style-name="T8">'טומאת</text:span><text:span text:style-name="T5"> </text:span><text:span text:style-name="T8">הגוף</text:span><text:span text:style-name="T5"> </text:span><text:span text:style-name="T8">בהדיא</text:span><text:span text:style-name="T5"> </text:span><text:span text:style-name="T8">כתיב</text:span><text:span text:style-name="T5"> </text:span><text:span text:style-name="T8">ביה: '</text:span><text:span text:style-name="T11">ולא</text:span><text:span text:style-name="T5"> </text:span><text:span text:style-name="T11">יאכל</text:span><text:span text:style-name="T5"> </text:span><text:span text:style-name="T11">מן</text:span><text:span text:style-name="T5"> </text:span><text:span text:style-name="T11">הקדשים</text:span><text:span text:style-name="T5"> </text:span><text:span text:style-name="T11">כי</text:span><text:span text:style-name="T5"> </text:span><text:span text:style-name="T11">אם</text:span><text:span text:style-name="T5"> </text:span><text:span text:style-name="T11">רחץ</text:span><text:span text:style-name="T5"> </text:span><text:span text:style-name="T9">וגו'</text:span><text:span text:style-name="T8"> ומוקמינן</text:span><text:span text:style-name="T5"> </text:span><text:span text:style-name="T8">לה</text:span><text:span text:style-name="T5"> </text:span><text:span text:style-name="T8">ביבמות</text:span><text:span text:style-name="T5"> </text:span><text:span text:style-name="T8">במעשר, מדכתיב</text:span><text:span text:style-name="T5"> </text:span><text:span text:style-name="T8">'</text:span><text:span text:style-name="T11">כי</text:span><text:span text:style-name="T5"> </text:span><text:span text:style-name="T11">אם</text:span><text:span text:style-name="T5"> </text:span><text:span text:style-name="T11">רחץ</text:span><text:span text:style-name="T8">': הא</text:span><text:span text:style-name="T5"> </text:span><text:span text:style-name="T8">רחץ</text:span><text:span text:style-name="T5"> – </text:span><text:span text:style-name="T8">טהור! דטָבַל</text:span><text:span text:style-name="T5"> </text:span><text:span text:style-name="T8">ועָלָה</text:span><text:span text:style-name="T5"> </text:span><text:span text:style-name="T8">- אוכל</text:span><text:span text:style-name="T5"> </text:span><text:span text:style-name="T8">במעשר</text:span><text:span text:style-name="T2">)</text:span></text:p>
      <text:p text:style-name="P15"><text:span text:style-name="T7">(רבינו</text:span><text:span text:style-name="T4"> </text:span><text:span text:style-name="T7">גופו</text:span><text:span text:style-name="T4"> </text:span><text:span text:style-name="T7">טהור</text:span><text:span text:style-name="T4"> </text:span><text:span text:style-name="T7">ויצאה</text:span><text:span text:style-name="T4"> </text:span><text:span text:style-name="T7">נשמתו</text:span><text:span text:style-name="T4"> </text:span><text:span text:style-name="T7">בטהרה</text:span><text:span text:style-name="T4"> </text:span><text:span text:style-name="T7">לא</text:span><text:span text:style-name="T4"> </text:span><text:span text:style-name="T7">פירש</text:span><text:span text:style-name="T4"> </text:span><text:span text:style-name="T7">יותר; מכאן</text:span><text:span text:style-name="T4"> </text:span><text:span text:style-name="T7">ואילך</text:span><text:span text:style-name="T4"> </text:span><text:span text:style-name="T7">לשון</text:span><text:span text:style-name="T4"> </text:span><text:span text:style-name="T7">תלמידו</text:span><text:span text:style-name="T4"> </text:span><text:span text:style-name="T7">ר' יהודה</text:span><text:span text:style-name="T4"> </text:span><text:span text:style-name="T7">בר' נתן)</text:span></text:p>
      <text:p text:style-name="P31"><text:span text:style-name="T8">(כך</text:span><text:span text:style-name="T5"> </text:span><text:span text:style-name="T8">הוא</text:span><text:span text:style-name="T5"> </text:span><text:span text:style-name="T8">לשון</text:span><text:span text:style-name="T5"> </text:span><text:span text:style-name="T8">הברייתא: </text:span><text:span text:style-name="T16">איני</text:span><text:span text:style-name="T18"> </text:span><text:span text:style-name="T16">יודע</text:span><text:span text:style-name="T5"> </text:span><text:span text:style-name="T8">להיכן</text:span><text:span text:style-name="T5"> </text:span><text:span text:style-name="T8">מוזהר</text:span><text:span text:style-name="T5"> </text:span><text:span text:style-name="T8">לכך? תלמוד</text:span><text:span text:style-name="T5"> </text:span><text:span text:style-name="T8">לומר</text:span><text:span text:style-name="T5"> </text:span><text:span text:style-name="T8">'</text:span><text:span text:style-name="T11">לא</text:span><text:span text:style-name="T5"> </text:span><text:span text:style-name="T11">תוכל</text:span><text:span text:style-name="T5"> </text:span><text:span text:style-name="T9">וגו'</text:span><text:span text:style-name="T8">; והש"ס</text:span><text:span text:style-name="T5"> </text:span><text:span text:style-name="T8">לא</text:span><text:span text:style-name="T5"> </text:span><text:span text:style-name="T8">שביק</text:span><text:span text:style-name="T5"> </text:span><text:span text:style-name="T8">ליה</text:span><text:span text:style-name="T5"> </text:span><text:span text:style-name="T8">לאסוקי</text:span><text:span text:style-name="T5"> </text:span><text:span text:style-name="T8">מילתיה, אלא</text:span><text:span text:style-name="T5"> </text:span><text:span text:style-name="T8">קדים</text:span><text:span text:style-name="T5"> </text:span><text:span text:style-name="T8">ופריך</text:span><text:span text:style-name="T5"> </text:span><text:span text:style-name="T8">ומתמה</text:span><text:span text:style-name="T5"> </text:span><text:span text:style-name="T8">אמאי</text:span><text:span text:style-name="T5"> </text:span><text:span text:style-name="T8">קאמר</text:span><text:span text:style-name="T5"> </text:span><text:span text:style-name="T8">'איני</text:span><text:span text:style-name="T5"> </text:span><text:span text:style-name="T8">יודע' - הא</text:span><text:span text:style-name="T5"> </text:span><text:span text:style-name="T16">טומאת</text:span><text:span text:style-name="T18"> </text:span><text:span text:style-name="T16">הגוף</text:span><text:span text:style-name="T18"> </text:span><text:span text:style-name="T16">בהדיא</text:span><text:span text:style-name="T18"> </text:span><text:span text:style-name="T16">כתיבא</text:span><text:span text:style-name="T8">: </text:span><text:span text:style-name="T11">נפש</text:span><text:span text:style-name="T5"> </text:span><text:span text:style-name="T11">אשר</text:span><text:span text:style-name="T5"> </text:span><text:span text:style-name="T11">תגע</text:span><text:span text:style-name="T5"> </text:span><text:span text:style-name="T11">בו</text:span><text:span text:style-name="T5"> </text:span><text:span text:style-name="T8">כו' </text:span><text:span text:style-name="T11">לא</text:span><text:span text:style-name="T5"> </text:span><text:span text:style-name="T11">יאכל</text:span><text:span text:style-name="T5"> </text:span><text:span text:style-name="T11">מן</text:span><text:span text:style-name="T5"> </text:span><text:span text:style-name="T11">הקדשים</text:span><text:span text:style-name="T5"> </text:span><text:span text:style-name="T11">כי</text:span><text:span text:style-name="T5"> </text:span><text:span text:style-name="T11">אם</text:span><text:span text:style-name="T5"> </text:span><text:span text:style-name="T11">רחץ</text:span><text:span text:style-name="T5"> </text:span><text:span text:style-name="T11">בשרו</text:span><text:span text:style-name="T5"> </text:span><text:span text:style-name="T11">במים</text:span><text:span text:style-name="T5"> </text:span><text:span text:style-name="T8">ואמרינן</text:span><text:span text:style-name="T5"> </text:span><text:span text:style-name="T8">ביבמות</text:span><text:span text:style-name="T5"> </text:span><text:span text:style-name="T8">דהאי</text:span><text:span text:style-name="T5"> </text:span><text:span text:style-name="T8">קרא</text:span><text:span text:style-name="T5"> </text:span><text:span text:style-name="T8">- במעשר</text:span><text:span text:style-name="T5"> </text:span><text:span text:style-name="T8">שני</text:span><text:span text:style-name="T5"> </text:span><text:span text:style-name="T8">קאמר, דטבל</text:span><text:span text:style-name="T5"> </text:span><text:span text:style-name="T8">ועלה</text:span><text:span text:style-name="T5"> </text:span><text:span text:style-name="T8">אוכל</text:span><text:span text:style-name="T5"> </text:span><text:span text:style-name="T8">כו')</text:span></text:p>
      <text:p text:style-name="P10"><text:span text:style-name="T1">אלא</text:span><text:span text:style-name="T4"> </text:span><text:span text:style-name="T1">טומאת</text:span><text:span text:style-name="T4"> </text:span><text:span text:style-name="T41">[האוכֶל]</text:span><text:span text:style-name="T1"> עצמו</text:span><text:span text:style-name="T4"> </text:span><text:span text:style-name="T1">מנין?</text:span></text:p>
      <text:p text:style-name="P10"><text:soft-page-break/><text:span text:style-name="T1">דכתיב</text:span><text:span text:style-name="T4"> </text:span><text:span text:style-name="T8">(דברים</text:span><text:span text:style-name="T5"> </text:span><text:span text:style-name="T8">יב,יז)</text:span><text:span text:style-name="T1"> </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4"> </text:span><text:span text:style-name="T11">[מעשר</text:span><text:span text:style-name="T5"> </text:span><text:span text:style-name="T11">דגנך</text:span><text:span text:style-name="T5"> </text:span><text:span text:style-name="T11">ותירשך</text:span><text:span text:style-name="T5"> </text:span><text:span text:style-name="T11">ויצהרך</text:span><text:span text:style-name="T5"> </text:span><text:span text:style-name="T11">ובכר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תיך</text:span><text:span text:style-name="T5"> </text:span><text:span text:style-name="T11">ותרומת</text:span><text:span text:style-name="T5"> </text:span><text:span text:style-name="T11">ידך]</text:span><text:span text:style-name="T1"> ולהלן</text:span><text:span text:style-name="T4"> </text:span><text:span text:style-name="T1">הוא</text:span><text:span text:style-name="T4"> </text:span><text:span text:style-name="T1">אומר</text:span><text:span text:style-name="T4"> </text:span><text:span text:style-name="T2">(</text:span><text:span text:style-name="T8">בבכור</text:span><text:span text:style-name="T5"> </text:span><text:span text:style-name="T8">בעל</text:span><text:span text:style-name="T5"> </text:span><text:span text:style-name="T8">מום</text:span><text:span text:style-name="T2">)</text:span><text:span text:style-name="T1">: </text:span><text:span text:style-name="T8">(דברים</text:span><text:span text:style-name="T5"> </text:span><text:span text:style-name="T8">טו,כב)</text:span><text:span text:style-name="T1"> </text:span><text:span text:style-name="T10">בשעריך</text:span><text:span text:style-name="T4"> </text:span><text:span text:style-name="T10">תאכלנו</text:span><text:span text:style-name="T4"> </text:span><text:span text:style-name="T10">הטמא</text:span><text:span text:style-name="T4"> </text:span><text:span text:style-name="T10">והטהור</text:span><text:span text:style-name="T4"> </text:span><text:span text:style-name="T11">[יחדו</text:span><text:span text:style-name="T5"> </text:span><text:span text:style-name="T11">כצבי</text:span><text:span text:style-name="T5"> </text:span><text:span text:style-name="T11">וכאיל]</text:span><text:span text:style-name="T1"> </text:span><text:span text:style-name="T2">(</text:span><text:span text:style-name="T8">ולעיל</text:span><text:span text:style-name="T5"> </text:span><text:span text:style-name="T8">מיניה</text:span><text:span text:style-name="T5"> </text:span><text:span text:style-name="T9">[פסוק</text:span><text:span text:style-name="T6"> </text:span><text:span text:style-name="T9">כא]</text:span><text:span text:style-name="T8"> כתיב</text:span><text:span text:style-name="T5"> </text:span><text:span text:style-name="T8">'</text:span><text:span text:style-name="T12">[ו]</text:span><text:span text:style-name="T11">כי</text:span><text:span text:style-name="T5"> </text:span><text:span text:style-name="T11">יהיה</text:span><text:span text:style-name="T5"> </text:span><text:span text:style-name="T11">בו</text:span><text:span text:style-name="T5"> </text:span><text:span text:style-name="T11">מום</text:span><text:span text:style-name="T8">'</text:span><text:span text:style-name="T2">)</text:span><text:span text:style-name="T1">, ותניא</text:span><text:span text:style-name="T4"> </text:span><text:span text:style-name="T1">דבי</text:span><text:span text:style-name="T4"> </text:span><text:span text:style-name="T1">רבי</text:span><text:span text:style-name="T4"> </text:span><text:span text:style-name="T1">ישמעאל</text:span><text:span text:style-name="T4"> </text:span><text:span text:style-name="T8">[דומה</text:span><text:span text:style-name="T5"> </text:span><text:span text:style-name="T8">לסיפרי</text:span><text:span text:style-name="T5"> </text:span><text:span text:style-name="T8">פרשת</text:span><text:span text:style-name="T5"> </text:span><text:span text:style-name="T8">ראה</text:span><text:span text:style-name="T5"> </text:span><text:span text:style-name="T8">פיסקא</text:span><text:span text:style-name="T5"> </text:span><text:span text:style-name="T8">עה]</text:span><text:span text:style-name="T1">: אפילו</text:span><text:span text:style-name="T4"> </text:span><text:span text:style-name="T1">טמא</text:span><text:span text:style-name="T4"> </text:span><text:span text:style-name="T1">וטהור</text:span><text:span text:style-name="T4"> </text:span><text:span text:style-name="T1">אוכלין</text:span><text:span text:style-name="T4"> </text:span><text:span text:style-name="T1">בקערה</text:span><text:span text:style-name="T4"> </text:span><text:span text:style-name="T1">אחת</text:span><text:span text:style-name="T4"> </text:span><text:span text:style-name="T1">ואין</text:span><text:span text:style-name="T4"> </text:span><text:span text:style-name="T1">חוששין</text:span><text:span text:style-name="T4"> </text:span><text:span text:style-name="T2">(</text:span><text:span text:style-name="T8">דאף</text:span><text:span text:style-name="T5"> </text:span><text:span text:style-name="T8">על</text:span><text:span text:style-name="T5"> </text:span><text:span text:style-name="T8">גב</text:span><text:span text:style-name="T5"> </text:span><text:span text:style-name="T8">דאסור</text:span><text:span text:style-name="T5"> </text:span><text:span text:style-name="T8">בגיזה</text:span><text:span text:style-name="T5"> </text:span><text:span text:style-name="T8">ועבודה, כדאמרינן</text:span><text:span text:style-name="T5"> </text:span><text:span text:style-name="T8">בכורות</text:span><text:span text:style-name="T5"> </text:span><text:span text:style-name="T8">(דף</text:span><text:span text:style-name="T5"> </text:span><text:span text:style-name="T8">טו.): '</text:span><text:span text:style-name="T9">[דברים</text:span><text:span text:style-name="T6"> </text:span><text:span text:style-name="T9">יב,טו]</text:span><text:span text:style-name="T8"> </text:span><text:span text:style-name="T11">בכל</text:span><text:span text:style-name="T5"> </text:span><text:span text:style-name="T11">אות</text:span><text:span text:style-name="T5"> </text:span><text:span text:style-name="T11">נפשך</text:span><text:span text:style-name="T5"> </text:span><text:span text:style-name="T11">תזבח</text:span><text:span text:style-name="T5"> </text:span><text:span text:style-name="T11">ואכלת</text:span><text:span text:style-name="T5"> </text:span><text:span text:style-name="T11">בשר</text:span><text:span text:style-name="T8">: </text:span><text:span text:style-name="T11">תזבח</text:span><text:span text:style-name="T5"> </text:span><text:span text:style-name="T8">- ולא</text:span><text:span text:style-name="T5"> </text:span><text:span text:style-name="T8">גיזה; </text:span><text:span text:style-name="T11">ואכלת</text:span><text:span text:style-name="T5"> </text:span><text:span text:style-name="T8">- ולא</text:span><text:span text:style-name="T5"> </text:span><text:span text:style-name="T8">לכלביך; </text:span><text:span text:style-name="T11">בשר</text:span><text:span text:style-name="T5"> </text:span><text:span text:style-name="T8">- ולא</text:span><text:span text:style-name="T5"> </text:span><text:span text:style-name="T8">חלב' - אפילו</text:span><text:span text:style-name="T5"> </text:span><text:span text:style-name="T8">הכי</text:span><text:span text:style-name="T5"> </text:span><text:span text:style-name="T8">טמא</text:span><text:span text:style-name="T5"> </text:span><text:span text:style-name="T8">וטהור</text:span><text:span text:style-name="T5"> </text:span><text:span text:style-name="T8">אוכלין</text:span><text:span text:style-name="T5"> </text:span><text:span text:style-name="T8">אותו</text:span><text:span text:style-name="T5"> </text:span><text:span text:style-name="T8">בקערה</text:span><text:span text:style-name="T5"> </text:span><text:span text:style-name="T8">אחת: דנאכלים</text:span><text:span text:style-name="T5"> </text:span><text:span text:style-name="T8">בטומאת</text:span><text:span text:style-name="T5"> </text:span><text:span text:style-name="T8">הגוף</text:span><text:span text:style-name="T5"> </text:span><text:span text:style-name="T8">ובטומאת</text:span><text:span text:style-name="T5"> </text:span><text:span text:style-name="T8">עצמן: דכיון</text:span><text:span text:style-name="T5"> </text:span><text:span text:style-name="T8">דטמא</text:span><text:span text:style-name="T5"> </text:span><text:span text:style-name="T8">אוכל</text:span><text:span text:style-name="T5"> </text:span><text:span text:style-name="T8">בהן</text:span><text:span text:style-name="T5"> </text:span><text:span text:style-name="T8">- היינו</text:span><text:span text:style-name="T5"> </text:span><text:span text:style-name="T8">בטומאת</text:span><text:span text:style-name="T5"> </text:span><text:span text:style-name="T8">הגוף</text:span><text:span text:style-name="T5"> </text:span><text:span text:style-name="T8">- אוכֶל</text:span><text:span text:style-name="T5"> </text:span><text:span text:style-name="T8">הטהור, וכשהטהור</text:span><text:span text:style-name="T5"> </text:span><text:span text:style-name="T8">אוכל</text:span><text:span text:style-name="T5"> </text:span><text:span text:style-name="T8">עמו</text:span><text:span text:style-name="T5"> </text:span><text:span text:style-name="T8">לאחר</text:span><text:span text:style-name="T5"> </text:span><text:span text:style-name="T8">שנגע</text:span><text:span text:style-name="T5"> </text:span><text:span text:style-name="T8">בו</text:span><text:span text:style-name="T5"> </text:span><text:span text:style-name="T8">- היינו</text:span><text:span text:style-name="T5"> </text:span><text:span text:style-name="T8">טהור</text:span><text:span text:style-name="T5"> </text:span><text:span text:style-name="T8">אוכל</text:span><text:span text:style-name="T5"> </text:span><text:span text:style-name="T8">טומאת</text:span><text:span text:style-name="T5"> </text:span><text:span text:style-name="T8">עצמו: שאכל</text:span><text:span text:style-name="T5"> </text:span><text:span text:style-name="T8">את</text:span><text:span text:style-name="T5"> </text:span><text:span text:style-name="T8">הטמא</text:span><text:span text:style-name="T2">)</text:span><text:span text:style-name="T1">; וקאמר</text:span><text:span text:style-name="T4"> </text:span><text:span text:style-name="T1">רחמנא: היאך</text:span><text:span text:style-name="T4"> </text:span><text:span text:style-name="T1">טמא</text:span><text:span text:style-name="T4"> </text:span><text:span text:style-name="T1">דשרי</text:span><text:span text:style-name="T4"> </text:span><text:span text:style-name="T1">לך</text:span><text:span text:style-name="T4"> </text:span><text:span text:style-name="T1">גבי</text:span><text:span text:style-name="T4"> </text:span><text:span text:style-name="T1">טהור</text:span><text:span text:style-name="T4"> </text:span><text:span text:style-name="T1">התם</text:span><text:span text:style-name="T4"> </text:span><text:span text:style-name="T2">(</text:span><text:span text:style-name="T8">בבכור</text:span><text:span text:style-name="T5"> </text:span><text:span text:style-name="T8">בעל</text:span><text:span text:style-name="T5"> </text:span><text:span text:style-name="T8">מום, דכתיב</text:span><text:span text:style-name="T5"> </text:span><text:span text:style-name="T8">ביה</text:span><text:span text:style-name="T5"> </text:span><text:span text:style-name="T8">'</text:span><text:span text:style-name="T11">בשעריך</text:span><text:span text:style-name="T8">'</text:span><text:span text:style-name="T2">)</text:span><text:span text:style-name="T1"> - הכא</text:span><text:span text:style-name="T4"> </text:span><text:span text:style-name="T2">(</text:span><text:span text:style-name="T8">גבי</text:span><text:span text:style-name="T5"> </text:span><text:span text:style-name="T8">מעשר</text:span><text:span text:style-name="T2">)</text:span><text:span text:style-name="T1"> לא</text:span><text:span text:style-name="T4"> </text:span><text:span text:style-name="T1">תיכול</text:span><text:span text:style-name="T4"> </text:span><text:span text:style-name="T2">(</text:span><text:span text:style-name="T8">והיינו</text:span><text:span text:style-name="T5"> </text:span><text:span text:style-name="T8">'</text:span><text:span text:style-name="T11">לא</text:span><text:span text:style-name="T5"> </text:span><text:span text:style-name="T11">תוכל</text:span><text:span text:style-name="T5"> </text:span><text:span text:style-name="T11">לאכול</text:span><text:span text:style-name="T5"> </text:span><text:span text:style-name="T11">בשעריך</text:span><text:span text:style-name="T8">', כלומר: אי</text:span><text:span text:style-name="T5"> </text:span><text:span text:style-name="T8">אתה</text:span><text:span text:style-name="T5"> </text:span><text:span text:style-name="T8">רשאי</text:span><text:span text:style-name="T5"> </text:span><text:span text:style-name="T8">לאכול</text:span><text:span text:style-name="T5"> </text:span><text:span text:style-name="T8">מעשר</text:span><text:span text:style-name="T5"> </text:span><text:span text:style-name="T8">שני</text:span><text:span text:style-name="T5"> </text:span><text:span text:style-name="T8">בתורת</text:span><text:span text:style-name="T5"> </text:span><text:span text:style-name="T8">בכור</text:span><text:span text:style-name="T5"> </text:span><text:span text:style-name="T8">שכתוב</text:span><text:span text:style-name="T5"> </text:span><text:span text:style-name="T8">בו</text:span><text:span text:style-name="T5"> </text:span><text:span text:style-name="T8">'</text:span><text:span text:style-name="T11">בשעריך</text:span><text:span text:style-name="T8">': דבעל</text:span><text:span text:style-name="T5"> </text:span><text:span text:style-name="T8">מום</text:span><text:span text:style-name="T5"> </text:span><text:span text:style-name="T8">דבכור</text:span><text:span text:style-name="T5"> </text:span><text:span text:style-name="T8">נאכל</text:span><text:span text:style-name="T5"> </text:span><text:span text:style-name="T8">בטומאת</text:span><text:span text:style-name="T5"> </text:span><text:span text:style-name="T8">עצמו</text:span><text:span text:style-name="T5"> </text:span><text:span text:style-name="T8">ובטומאת</text:span><text:span text:style-name="T5"> </text:span><text:span text:style-name="T8">הגוף, וזה</text:span><text:span text:style-name="T5"> </text:span><text:span text:style-name="T8">אסור</text:span><text:span text:style-name="T2">)</text:span><text:span text:style-name="T1">.</text:span></text:p>
      <text:p text:style-name="P10"><text:span text:style-name="T1">ומנא</text:span><text:span text:style-name="T4"> </text:span><text:span text:style-name="T1">לן</text:span><text:span text:style-name="T4"> </text:span><text:span text:style-name="T1">דבר</text:span><text:span text:style-name="T4"> </text:span><text:span text:style-name="T1">פדייה</text:span><text:span text:style-name="T4"> </text:span><text:span text:style-name="T1">הוא</text:span><text:span text:style-name="T4"> </text:span><text:span text:style-name="T2">(</text:span><text:span text:style-name="T8">מעשר</text:span><text:span text:style-name="T5"> </text:span><text:span text:style-name="T8">שני</text:span><text:span text:style-name="T5"> </text:span><text:span text:style-name="T8">שנטמא? דמדקאמר</text:span><text:span text:style-name="T5"> </text:span><text:span text:style-name="T8">במתניתין</text:span><text:span text:style-name="T5"> </text:span><text:span text:style-name="T8">'שלא</text:span><text:span text:style-name="T5"> </text:span><text:span text:style-name="T8">נפדה', מכלל</text:span><text:span text:style-name="T5"> </text:span><text:span text:style-name="T8">דאי</text:span><text:span text:style-name="T5"> </text:span><text:span text:style-name="T8">בעי</text:span><text:span text:style-name="T5"> </text:span><text:span text:style-name="T8">- פריק</text:span><text:span text:style-name="T5"> </text:span><text:span text:style-name="T8">ואפילו</text:span><text:span text:style-name="T5"> </text:span><text:span text:style-name="T8">בירושלים! דאף</text:span><text:span text:style-name="T5"> </text:span><text:span text:style-name="T8">על</text:span><text:span text:style-name="T5"> </text:span><text:span text:style-name="T8">גב</text:span><text:span text:style-name="T5"> </text:span><text:span text:style-name="T8">דמעשר</text:span><text:span text:style-name="T5"> </text:span><text:span text:style-name="T8">שני</text:span><text:span text:style-name="T5"> </text:span><text:span text:style-name="T8">טהור</text:span><text:span text:style-name="T5"> </text:span><text:span text:style-name="T8">אינו</text:span><text:span text:style-name="T5"> </text:span><text:span text:style-name="T8">נפדה</text:span><text:span text:style-name="T5"> </text:span><text:span text:style-name="T8">בירושלים, דכתיב</text:span><text:span text:style-name="T5"> </text:span><text:span text:style-name="T8">'</text:span><text:span text:style-name="T11">כי</text:span><text:span text:style-name="T5"> </text:span><text:span text:style-name="T11">ירחק</text:span><text:span text:style-name="T5"> </text:span><text:span text:style-name="T11">ממך... ונתת</text:span><text:span text:style-name="T5"> </text:span><text:span text:style-name="T11">בכסף</text:span><text:span text:style-name="T8">' </text:span><text:span text:style-name="T9">[דברים</text:span><text:span text:style-name="T6"> </text:span><text:span text:style-name="T9">יד,כד-כה]</text:span><text:span text:style-name="T8"> - בריחוק</text:span><text:span text:style-name="T5"> </text:span><text:span text:style-name="T8">מקום</text:span><text:span text:style-name="T5"> </text:span><text:span text:style-name="T8">אתה</text:span><text:span text:style-name="T5"> </text:span><text:span text:style-name="T8">פודה</text:span><text:span text:style-name="T5"> </text:span><text:span text:style-name="T8">ולא</text:span><text:span text:style-name="T5"> </text:span><text:span text:style-name="T8">בקירוב</text:span><text:span text:style-name="T5"> </text:span><text:span text:style-name="T8">מקום</text:span><text:span text:style-name="T5"> </text:span><text:span text:style-name="T8">(קדושין</text:span><text:span text:style-name="T5"> </text:span><text:span text:style-name="T8">נז,ב)</text:span><text:span text:style-name="T2">)</text:span><text:span text:style-name="T1">?</text:span></text:p>
      <text:p text:style-name="P10"><text:span text:style-name="T1">דאמר</text:span><text:span text:style-name="T4"> </text:span><text:span text:style-name="T1">רבי</text:span><text:span text:style-name="T4"> </text:span><text:span text:style-name="T1">אלעזר: מנין</text:span><text:span text:style-name="T4"> </text:span><text:span text:style-name="T1">למעשר</text:span><text:span text:style-name="T4"> </text:span><text:span text:style-name="T1">שני</text:span><text:span text:style-name="T4"> </text:span><text:span text:style-name="T1">שנטמא</text:span><text:span text:style-name="T4"> </text:span><text:span text:style-name="T1">שפודין</text:span><text:span text:style-name="T4"> </text:span><text:span text:style-name="T1">אותו</text:span><text:span text:style-name="T4"> </text:span><text:span text:style-name="T1">אפילו</text:span><text:span text:style-name="T4"> </text:span><text:span text:style-name="T1">בירושלים? תלמוד</text:span><text:span text:style-name="T4"> </text:span><text:span text:style-name="T1">לומר: </text:span><text:span text:style-name="T8">(דברים</text:span><text:span text:style-name="T5"> </text:span><text:span text:style-name="T8">יד,כד)</text:span><text:span text:style-name="T1"> </text:span><text:span text:style-name="T11">[וכי</text:span><text:span text:style-name="T5"> </text:span><text:span text:style-name="T11">ירבה</text:span><text:span text:style-name="T5"> </text:span><text:span text:style-name="T11">ממך</text:span><text:span text:style-name="T5"> </text:span><text:span text:style-name="T11">הדרך]</text:span><text:span text:style-name="T10"> כי</text:span><text:span text:style-name="T4"> </text:span><text:span text:style-name="T10">לא</text:span><text:span text:style-name="T4"> </text:span><text:span text:style-name="T10">תוכל</text:span><text:span text:style-name="T4"> </text:span><text:span text:style-name="T10">שאתו</text:span><text:span text:style-name="T4"> </text:span><text:span text:style-name="T11">[כי</text:span><text:span text:style-name="T5"> </text:span><text:span text:style-name="T11">ירחק</text:span><text:span text:style-name="T5"> </text:span><text:span text:style-name="T11">ממך</text:span><text:span text:style-name="T5"> </text:span><text:span text:style-name="T11">המקום</text:span><text:span text:style-name="T5"> </text:span><text:span text:style-name="T11">אשר</text:span><text:span text:style-name="T5"> </text:span><text:span text:style-name="T11">יבחר</text:span><text:span text:style-name="T5"> </text:span><text:span text:style-name="T11">ה' אלקיך</text:span><text:span text:style-name="T5"> </text:span><text:span text:style-name="T11">לשום</text:span><text:span text:style-name="T5"> </text:span><text:span text:style-name="T11">שמו</text:span><text:span text:style-name="T5"> </text:span><text:span text:style-name="T11">שם</text:span><text:span text:style-name="T5"> </text:span><text:span text:style-name="T11">כי</text:span><text:span text:style-name="T5"> </text:span><text:span text:style-name="T11">יברכך</text:span><text:span text:style-name="T5"> </text:span><text:span text:style-name="T11">ה' אלקיך</text:span><text:span text:style-name="T5"> – </text:span><text:span text:style-name="T9">[פסוק</text:span><text:span text:style-name="T6"> </text:span><text:span text:style-name="T9">כה]</text:span><text:span text:style-name="T11"><text:tab/>ונתתה</text:span><text:span text:style-name="T5"> </text:span><text:span text:style-name="T11">בכסף</text:span><text:span text:style-name="T5"> </text:span><text:span text:style-name="T11">וצרת</text:span><text:span text:style-name="T5"> </text:span><text:span text:style-name="T11">הכסף</text:span><text:span text:style-name="T5"> </text:span><text:span text:style-name="T11">בידך</text:span><text:span text:style-name="T5"> </text:span><text:span text:style-name="T11">והלכת</text:span><text:span text:style-name="T5"> </text:span><text:span text:style-name="T11">אל</text:span><text:span text:style-name="T5"> </text:span><text:span text:style-name="T11">המקום</text:span><text:span text:style-name="T5"> </text:span><text:span text:style-name="T11">אשר</text:span><text:span text:style-name="T5"> </text:span><text:span text:style-name="T11">יבחר</text:span><text:span text:style-name="T5"> </text:span><text:span text:style-name="T11">ה' אלקיך</text:span><text:span text:style-name="T5"> </text:span><text:span text:style-name="T11">בו]</text:span><text:span text:style-name="T1">, ואין</text:span><text:span text:style-name="T4"> </text:span><text:span text:style-name="T1">'שאת' אלא</text:span><text:span text:style-name="T4"> </text:span><text:span text:style-name="T1">אכילה</text:span><text:span text:style-name="T4"> </text:span><text:span text:style-name="T2">(</text:span><text:span text:style-name="T8">והכי</text:span><text:span text:style-name="T5"> </text:span><text:span text:style-name="T8">קאמר</text:span><text:span text:style-name="T5"> </text:span><text:span text:style-name="T8">קרא: </text:span><text:span text:style-name="T11">כי</text:span><text:span text:style-name="T5"> </text:span><text:span text:style-name="T11">ירחק</text:span><text:span text:style-name="T5"> </text:span><text:span text:style-name="T11">ממך</text:span><text:span text:style-name="T5"> </text:span><text:span text:style-name="T8">שיהא</text:span><text:span text:style-name="T5"> </text:span><text:span text:style-name="T8">מעשר</text:span><text:span text:style-name="T5"> </text:span><text:span text:style-name="T8">טהור</text:span><text:span text:style-name="T5"> </text:span><text:span text:style-name="T8">חוץ</text:span><text:span text:style-name="T5"> </text:span><text:span text:style-name="T8">לירושלים</text:span><text:span text:style-name="T5"> </text:span><text:span text:style-name="T8">או</text:span><text:span text:style-name="T5"> </text:span><text:span text:style-name="T8">אפילו</text:span><text:span text:style-name="T5"> </text:span><text:span text:style-name="T8">הוא</text:span><text:span text:style-name="T5"> </text:span><text:span text:style-name="T8">בירושלים</text:span><text:span text:style-name="T5"> </text:span><text:span text:style-name="T8">אלא</text:span><text:span text:style-name="T5"> </text:span><text:span text:style-name="T8">שאי</text:span><text:span text:style-name="T5"> </text:span><text:span text:style-name="T8">אתה</text:span><text:span text:style-name="T5"> </text:span><text:span text:style-name="T8">יכול</text:span><text:span text:style-name="T5"> </text:span><text:span text:style-name="T8">לאוכלו: שנטמא</text:span><text:span text:style-name="T5"> </text:span><text:span text:style-name="T8">- </text:span><text:span text:style-name="T11">ונתת</text:span><text:span text:style-name="T5"> </text:span><text:span text:style-name="T11">בכסף</text:span><text:span text:style-name="T2">)</text:span><text:span text:style-name="T1">, שנאמר</text:span><text:span text:style-name="T4"> </text:span><text:span text:style-name="T8">(בראשית</text:span><text:span text:style-name="T5"> </text:span><text:span text:style-name="T8">מג,לד)</text:span><text:span text:style-name="T1"> </text:span><text:span text:style-name="T10">וישא</text:span><text:span text:style-name="T4"> </text:span><text:span text:style-name="T10">משאות</text:span><text:span text:style-name="T4"> </text:span><text:span text:style-name="T10">מאת</text:span><text:span text:style-name="T4"> </text:span><text:span text:style-name="T10">פניו</text:span><text:span text:style-name="T4"> </text:span><text:span text:style-name="T11">[אלהם</text:span><text:span text:style-name="T5"> </text:span><text:span text:style-name="T11">ותרב</text:span><text:span text:style-name="T5"> </text:span><text:span text:style-name="T11">משאת</text:span><text:span text:style-name="T5"> </text:span><text:span text:style-name="T11">בנימן</text:span><text:span text:style-name="T5"> </text:span><text:span text:style-name="T11">ממשאת</text:span><text:span text:style-name="T5"> </text:span><text:span text:style-name="T11">כלם</text:span><text:span text:style-name="T5"> </text:span><text:span text:style-name="T11">חמש</text:span><text:span text:style-name="T5"> </text:span><text:span text:style-name="T11">ידות</text:span><text:span text:style-name="T5"> </text:span><text:span text:style-name="T11">וישתו</text:span><text:span text:style-name="T5"> </text:span><text:span text:style-name="T11">וישכרו</text:span><text:span text:style-name="T5"> </text:span><text:span text:style-name="T11">עמו]</text:span><text:span text:style-name="T1">.</text:span><text:span text:style-name="T8"> </text:span></text:p>
      <text:p text:style-name="P11"/>
      <text:p text:style-name="P10"><text:span text:style-name="T1">אמר</text:span><text:span text:style-name="T4"> </text:span><text:span text:style-name="T1">רב</text:span><text:span text:style-name="T4"> </text:span><text:span text:style-name="T1">ביבי</text:span><text:span text:style-name="T4"> </text:span><text:span text:style-name="T1">אמר</text:span><text:span text:style-name="T4"> </text:span><text:span text:style-name="T1">רבי</text:span><text:span text:style-name="T4"> </text:span><text:span text:style-name="T1">אסי: מנין</text:span><text:span text:style-name="T4"> </text:span><text:span text:style-name="T1">למעשר</text:span><text:span text:style-name="T4"> </text:span><text:span text:style-name="T1">שני</text:span><text:span text:style-name="T4"> </text:span><text:span text:style-name="T1">טהור</text:span><text:span text:style-name="T4"> </text:span><text:span text:style-name="T1">שפודין</text:span><text:span text:style-name="T4"> </text:span><text:span text:style-name="T1">אותו</text:span><text:span text:style-name="T4"> </text:span><text:span text:style-name="T1">אפילו</text:span><text:span text:style-name="T4"> </text:span><text:span text:style-name="T1">בפסיעה</text:span><text:span text:style-name="T4"> </text:span><text:span text:style-name="T1">אחת</text:span><text:span text:style-name="T4"> </text:span><text:span text:style-name="T1">חוץ</text:span><text:span text:style-name="T4"> </text:span><text:span text:style-name="T1">לחומה</text:span><text:span text:style-name="T4"> </text:span><text:span text:style-name="T2">(</text:span><text:span text:style-name="T8">אף</text:span><text:span text:style-name="T5"> </text:span><text:span text:style-name="T8">על</text:span><text:span text:style-name="T5"> </text:span><text:span text:style-name="T8">גב</text:span><text:span text:style-name="T5"> </text:span><text:span text:style-name="T8">דכתיב</text:span><text:span text:style-name="T5"> </text:span><text:span text:style-name="T8">'</text:span><text:span text:style-name="T11">ירחק</text:span><text:span text:style-name="T8">', דמשמע</text:span><text:span text:style-name="T5"> </text:span><text:span text:style-name="T8">טובא</text:span><text:span text:style-name="T2">)</text:span><text:span text:style-name="T1">? שנאמר</text:span><text:span text:style-name="T4"> </text:span><text:span text:style-name="T1">'</text:span><text:span text:style-name="T10">כי</text:span><text:span text:style-name="T4"> </text:span><text:span text:style-name="T10">לא</text:span><text:span text:style-name="T4"> </text:span><text:span text:style-name="T10">תוכל</text:span><text:span text:style-name="T4"> </text:span><text:span text:style-name="T10">שאתו</text:span><text:span text:style-name="T1">' </text:span><text:span text:style-name="T2">(</text:span><text:span text:style-name="T11">שאתו</text:span><text:span text:style-name="T5"> </text:span><text:span text:style-name="T8">- לנושאו</text:span><text:span text:style-name="T5"> </text:span><text:span text:style-name="T8">ולהביאו</text:span><text:span text:style-name="T5"> </text:span><text:span text:style-name="T8">לפנים</text:span><text:span text:style-name="T5"> </text:span><text:span text:style-name="T8">מן</text:span><text:span text:style-name="T5"> </text:span><text:span text:style-name="T8">החומה; דהכתוב</text:span><text:span text:style-name="T5"> </text:span><text:span text:style-name="T8">לא</text:span><text:span text:style-name="T5"> </text:span><text:span text:style-name="T8">תלה</text:span><text:span text:style-name="T5"> </text:span><text:span text:style-name="T8">הדבר</text:span><text:span text:style-name="T5"> </text:span><text:span text:style-name="T8">בריחוק</text:span><text:span text:style-name="T5"> </text:span><text:span text:style-name="T8">אלא</text:span><text:span text:style-name="T5"> </text:span><text:span text:style-name="T8">בנטילה: דכל</text:span><text:span text:style-name="T5"> </text:span><text:span text:style-name="T8">זמן</text:span><text:span text:style-name="T5"> </text:span><text:span text:style-name="T8">דאיכא</text:span><text:span text:style-name="T5"> </text:span><text:span text:style-name="T8">למיעבד</text:span><text:span text:style-name="T5"> </text:span><text:span text:style-name="T8">אכתי</text:span><text:span text:style-name="T5"> </text:span><text:span text:style-name="T8">נטילה</text:span><text:span text:style-name="T5"> </text:span><text:span text:style-name="T8">והבאה</text:span><text:span text:style-name="T5"> </text:span><text:span text:style-name="T8">לפנים</text:span><text:span text:style-name="T5"> </text:span><text:span text:style-name="T8">אפילו</text:span><text:span text:style-name="T5"> </text:span><text:span text:style-name="T8">פסיעה</text:span><text:span text:style-name="T5"> </text:span><text:span text:style-name="T8">אחת</text:span><text:span text:style-name="T5"> </text:span><text:span text:style-name="T8">- פודה</text:span><text:span text:style-name="T5"> </text:span><text:span text:style-name="T8">אותו</text:span><text:span text:style-name="T2">)</text:span><text:span text:style-name="T1">.</text:span></text:p>
      <text:p text:style-name="P10"><text:span text:style-name="T1">האי</text:span><text:span text:style-name="T4"> </text:span><text:span text:style-name="T1">- מבעי</text:span><text:span text:style-name="T4"> </text:span><text:span text:style-name="T1">ליה</text:span><text:span text:style-name="T4"> </text:span><text:span text:style-name="T1">לכדרבי</text:span><text:span text:style-name="T4"> </text:span><text:span text:style-name="T1">אלעזר</text:span><text:span text:style-name="T4"> </text:span><text:span text:style-name="T2">(</text:span><text:span text:style-name="T8">למעשר</text:span><text:span text:style-name="T5"> </text:span><text:span text:style-name="T8">שני</text:span><text:span text:style-name="T5"> </text:span><text:span text:style-name="T8">שנטמא</text:span><text:span text:style-name="T2">)</text:span><text:span text:style-name="T1">!?</text:span></text:p>
      <text:p text:style-name="P10"><text:span text:style-name="T1">אם</text:span><text:span text:style-name="T4"> </text:span><text:span text:style-name="T1">כן</text:span><text:span text:style-name="T4"> </text:span><text:span text:style-name="T1">לימא</text:span><text:span text:style-name="T4"> </text:span><text:span text:style-name="T1">קרא</text:span><text:span text:style-name="T4"> </text:span><text:span text:style-name="T1">'לא</text:span><text:span text:style-name="T4"> </text:span><text:span text:style-name="T1">תוכל</text:span><text:span text:style-name="T4"> </text:span><text:span text:style-name="T1">לאוכלו' מאי</text:span><text:span text:style-name="T4"> </text:span><text:span text:style-name="T1">'</text:span><text:span text:style-name="T10">שאתו</text:span><text:span text:style-name="T1">'? </text:span><text:span text:style-name="T2">(</text:span><text:span text:style-name="T8">שמע</text:span><text:span text:style-name="T5"> </text:span><text:span text:style-name="T8">מינה</text:span><text:span text:style-name="T5"> </text:span><text:span text:style-name="T8">לכדרב</text:span><text:span text:style-name="T5"> </text:span><text:span text:style-name="T8">אסי.</text:span><text:span text:style-name="T2">)</text:span></text:p>
      <text:p text:style-name="P10"><text:span text:style-name="T1">ואימא</text:span><text:span text:style-name="T4"> </text:span><text:span text:style-name="T1">כולו</text:span><text:span text:style-name="T4"> </text:span><text:span text:style-name="T1">להכי</text:span><text:span text:style-name="T4"> </text:span><text:span text:style-name="T1">הוא</text:span><text:span text:style-name="T4"> </text:span><text:span text:style-name="T1">דאתא?</text:span></text:p>
      <text:p text:style-name="P9"><text:span text:style-name="T67">אם</text:span><text:span text:style-name="T69"> </text:span><text:span text:style-name="T67">כן</text:span><text:span text:style-name="T69"> </text:span><text:span text:style-name="T67">לימא</text:span><text:span text:style-name="T69"> </text:span><text:span text:style-name="T67">קרא</text:span><text:span text:style-name="T69"> </text:span><text:span text:style-name="T67">'לא</text:span><text:span text:style-name="T69"> </text:span><text:span text:style-name="T67">תוכל</text:span><text:span text:style-name="T69"> </text:span><text:span text:style-name="T67">ליטלו</text:span><text:span text:style-name="Footnote_20_Symbol"><text:span text:style-name="T69"><text:note text:id="ftn12" text:note-class="footnote"><text:note-citation>12</text:note-citation><text:note-body><text:p text:style-name="P2"><text:s text:c="2"/><text:span text:style-name="T40">אבל</text:span><text:span text:style-name="T51"> </text:span><text:span text:style-name="T40">אין</text:span><text:span text:style-name="T51"> </text:span><text:span text:style-name="T40">זה</text:span><text:span text:style-name="T51"> </text:span><text:span text:style-name="T40">לשון</text:span><text:span text:style-name="T51"> </text:span><text:span text:style-name="T40">המקרא</text:span><text:span text:style-name="T51"> </text:span><text:span text:style-name="T40">כלל!?</text:span></text:p></text:note-body></text:note></text:span></text:span><text:span text:style-name="T67">'; מאי</text:span><text:span text:style-name="T69"> </text:span><text:span text:style-name="T67">'</text:span><text:span text:style-name="T76">שאתו</text:span><text:span text:style-name="T67">'? - שמע</text:span><text:span text:style-name="T69"> </text:span><text:span text:style-name="T67">מינה</text:span><text:span text:style-name="T69"> </text:span><text:span text:style-name="T67">תרתי.</text:span></text:p>
      <text:p text:style-name="P11"/>
      <text:p text:style-name="P10"><text:span text:style-name="T1">יתיב</text:span><text:span text:style-name="T4"> </text:span><text:span text:style-name="T1">רב</text:span><text:span text:style-name="T4"> </text:span><text:span text:style-name="T1">חנינא</text:span><text:span text:style-name="T4"> </text:span><text:span text:style-name="T1">ורב</text:span><text:span text:style-name="T4"> </text:span><text:span text:style-name="T1">הושעיא</text:span><text:span text:style-name="T4"> </text:span><text:span text:style-name="T1">וקא</text:span><text:span text:style-name="T4"> </text:span><text:span text:style-name="T1">מבעיא</text:span><text:span text:style-name="T4"> </text:span><text:span text:style-name="T1">להו: אפיתחא</text:span><text:span text:style-name="T4"> </text:span><text:span text:style-name="T1">דירושלים</text:span><text:span text:style-name="T4"> </text:span><text:span text:style-name="T1">מהו?</text:span></text:p>
      <text:p text:style-name="P10"><text:span text:style-name="T1">פשיטא</text:span><text:span text:style-name="T4"> </text:span><text:span text:style-name="T1">הוא</text:span><text:span text:style-name="T4"> </text:span><text:span text:style-name="T1">בחוץ</text:span><text:span text:style-name="T4"> </text:span><text:span text:style-name="T1">ומשאו</text:span><text:span text:style-name="T4"> </text:span><text:span text:style-name="T1">בפנים</text:span><text:span text:style-name="T4"> </text:span><text:span text:style-name="T1">- קלטוהו</text:span><text:span text:style-name="T4"> </text:span><text:span text:style-name="T1">מחיצות; הוא</text:span><text:span text:style-name="T4"> </text:span><text:span text:style-name="T1">בפנים</text:span><text:span text:style-name="T4"> </text:span><text:span text:style-name="T1">ומשאו</text:span><text:span text:style-name="T4"> </text:span><text:span text:style-name="T1">בחוץ</text:span><text:span text:style-name="T4"> </text:span><text:span text:style-name="T1">מהו?</text:span></text:p>
      <text:p text:style-name="P10"><text:span text:style-name="T1">תנא</text:span><text:span text:style-name="T4"> </text:span><text:span text:style-name="T1">להו</text:span><text:span text:style-name="T4"> </text:span><text:span text:style-name="T1">ההוא</text:span><text:span text:style-name="T4"> </text:span><text:span text:style-name="T1">סבא</text:span><text:span text:style-name="T4"> </text:span><text:span text:style-name="T1">בדבי</text:span><text:span text:style-name="T4"> </text:span><text:span text:style-name="T1">רבי</text:span><text:span text:style-name="T4"> </text:span><text:span text:style-name="T1">שמעון</text:span><text:span text:style-name="T4"> </text:span><text:span text:style-name="T1">בן</text:span><text:span text:style-name="T4"> </text:span><text:span text:style-name="T1">יוחי: </text:span><text:span text:style-name="T8">(דברים</text:span><text:span text:style-name="T5"> </text:span><text:span text:style-name="T8">יד,כד)</text:span><text:span text:style-name="T2"> </text:span><text:span text:style-name="T11">[וכי</text:span><text:span text:style-name="T5"> </text:span><text:span text:style-name="T11">ירבה</text:span><text:span text:style-name="T5"> </text:span><text:span text:style-name="T11">ממך</text:span><text:span text:style-name="T5"> </text:span><text:span text:style-name="T11">הדרך] כי</text:span><text:span text:style-name="T5"> </text:span><text:span text:style-name="T11">לא</text:span><text:span text:style-name="T5"> </text:span><text:span text:style-name="T11">תוכל</text:span><text:span text:style-name="T5"> </text:span><text:span text:style-name="T11">שאתו]</text:span><text:span text:style-name="T10"> כי</text:span><text:span text:style-name="T4"> </text:span><text:span text:style-name="T10">ירחק</text:span><text:span text:style-name="T4"> </text:span><text:span text:style-name="T23">ממך</text:span><text:span text:style-name="T4"> </text:span><text:span text:style-name="T10">המקום</text:span><text:span text:style-name="T4"> </text:span><text:span text:style-name="T11">[אשר</text:span><text:span text:style-name="T5"> </text:span><text:span text:style-name="T11">יבחר</text:span><text:span text:style-name="T5"> </text:span><text:span text:style-name="T11">ה' אלקיך</text:span><text:span text:style-name="T5"> </text:span><text:span text:style-name="T11">לשום</text:span><text:span text:style-name="T5"> </text:span><text:span text:style-name="T11">שמו</text:span><text:span text:style-name="T5"> </text:span><text:span text:style-name="T11">שם</text:span><text:span text:style-name="T5"> </text:span><text:span text:style-name="T11">כי</text:span><text:span text:style-name="T5"> </text:span><text:span text:style-name="T11">יברכך</text:span><text:span text:style-name="T5"> </text:span><text:span text:style-name="T11">ה' אלקיך]</text:span><text:span text:style-name="T1"> – ממילואך</text:span><text:span text:style-name="T4"> </text:span><text:span text:style-name="T2">(</text:span><text:span text:style-name="T8">מכל</text:span><text:span text:style-name="T5"> </text:span><text:span text:style-name="T8">מילוי</text:span><text:span text:style-name="T5"> </text:span><text:span text:style-name="T8">שלך, ומשא</text:span><text:span text:style-name="T5"> </text:span><text:span text:style-name="T8">של</text:span><text:span text:style-name="T5"> </text:span><text:span text:style-name="T8">אדם</text:span><text:span text:style-name="T5"> </text:span><text:span text:style-name="T8">חשיב</text:span><text:span text:style-name="T5"> </text:span><text:span text:style-name="T8">'מלואו': דלא</text:span><text:span text:style-name="T5"> </text:span><text:span text:style-name="T8">תימא</text:span><text:span text:style-name="T5"> </text:span><text:span text:style-name="T8">'ממך' – מקצתך: דכל</text:span><text:span text:style-name="T5"> </text:span><text:span text:style-name="T8">זמן</text:span><text:span text:style-name="T5"> </text:span><text:span text:style-name="T8">שרחק</text:span><text:span text:style-name="T5"> </text:span><text:span text:style-name="T8">מקצתך</text:span><text:span text:style-name="T5"> </text:span><text:span text:style-name="T8">יהא</text:span><text:span text:style-name="T5"> </text:span><text:span text:style-name="T8">נפדה, אלא</text:span><text:span text:style-name="T5"> </text:span><text:span text:style-name="T8">כי</text:span><text:span text:style-name="T5"> </text:span><text:span text:style-name="T8">ירחק</text:span><text:span text:style-name="T5"> </text:span><text:span text:style-name="T8">ממלואך</text:span><text:span text:style-name="T5"> – </text:span><text:span text:style-name="T8">פדה, אבל</text:span><text:span text:style-name="T5"> </text:span><text:span text:style-name="T8">כשאתה</text:span><text:span text:style-name="T5"> </text:span><text:span text:style-name="T8">בפנים</text:span><text:span text:style-name="T5"> </text:span><text:span text:style-name="T8">או</text:span><text:span text:style-name="T5"> </text:span><text:span text:style-name="T8">משאך</text:span><text:span text:style-name="T5"> </text:span><text:span text:style-name="T8">בפנים</text:span><text:span text:style-name="T5"> </text:span><text:span text:style-name="T8">- לא</text:span><text:span text:style-name="T5"> </text:span><text:span text:style-name="T8">רחק</text:span><text:span text:style-name="T5"> </text:span><text:span text:style-name="T8">המקום</text:span><text:span text:style-name="T5"> </text:span><text:span text:style-name="T8">ממלואך, ושוב</text:span><text:span text:style-name="T5"> </text:span><text:span text:style-name="T8">לא</text:span><text:span text:style-name="T5"> </text:span><text:span text:style-name="T8">תפדה, אלא</text:span><text:span text:style-name="T5"> </text:span><text:span text:style-name="T8">'</text:span><text:span text:style-name="T11">ואכלת</text:span><text:span text:style-name="T5"> </text:span><text:span text:style-name="T11">שם</text:span><text:span text:style-name="T8">'</text:span><text:span text:style-name="T2">)</text:span><text:span text:style-name="T1">.</text:span></text:p>
      <text:p text:style-name="P13"/>
      <text:p text:style-name="P10"><text:span text:style-name="T1">בעי</text:span><text:span text:style-name="T4"> </text:span><text:span text:style-name="T1">רב</text:span><text:span text:style-name="T4"> </text:span><text:span text:style-name="T1">פפא: </text:span><text:span text:style-name="T2">(</text:span><text:span text:style-name="T8">הוא</text:span><text:span text:style-name="T5"> </text:span><text:span text:style-name="T8">מבפנים</text:span><text:span text:style-name="T5"> </text:span><text:span text:style-name="T8">ו</text:span><text:span text:style-name="T2">)</text:span><text:span text:style-name="T1">נקיט</text:span><text:span text:style-name="T4"> </text:span><text:span text:style-name="T1">ליה</text:span><text:span text:style-name="T4"> </text:span><text:span text:style-name="T2">(</text:span><text:span text:style-name="T8">משאו</text:span><text:span text:style-name="T2">)</text:span><text:span text:style-name="T1"> בקניא</text:span><text:span text:style-name="T4"> </text:span><text:span text:style-name="T2">(</text:span><text:span text:style-name="T8">ארוך</text:span><text:span text:style-name="T5"> </text:span><text:span text:style-name="T8">מבחוץ</text:span><text:span text:style-name="T2">)</text:span><text:span text:style-name="T1"> - מאי?</text:span></text:p>
      <text:p text:style-name="P10"><text:span text:style-name="T1">תיקו</text:span><text:span text:style-name="T4"> </text:span><text:span text:style-name="T2">(</text:span><text:span text:style-name="T8">כיון</text:span><text:span text:style-name="T5"> </text:span><text:span text:style-name="T8">דלאו</text:span><text:span text:style-name="T5"> </text:span><text:span text:style-name="T8">ממש</text:span><text:span text:style-name="T5"> </text:span><text:span text:style-name="T8">על</text:span><text:span text:style-name="T5"> </text:span><text:span text:style-name="T8">כתיפו</text:span><text:span text:style-name="T5"> </text:span><text:span text:style-name="T8">הוא</text:span><text:span text:style-name="T5"> </text:span><text:span text:style-name="T8">- אין</text:span><text:span text:style-name="T5"> </text:span><text:span text:style-name="T8">זה</text:span><text:span text:style-name="T5"> </text:span><text:span text:style-name="T8">'מלואו', והרי</text:span><text:span text:style-name="T5"> </text:span><text:span text:style-name="T8">הוא</text:span><text:span text:style-name="T5"> </text:span><text:span text:style-name="T8">כמוטל</text:span><text:span text:style-name="T5"> </text:span><text:span text:style-name="T8">לארץ, ונפדה? או</text:span><text:span text:style-name="T5"> </text:span><text:span text:style-name="T8">דלמא</text:span><text:span text:style-name="T5"> </text:span><text:span text:style-name="T8">כיון</text:span><text:span text:style-name="T5"> </text:span><text:span text:style-name="T8">דנקיט</text:span><text:span text:style-name="T5"> </text:span><text:span text:style-name="T8">ליה</text:span><text:span text:style-name="T5"> – </text:span><text:span text:style-name="T8">'משאו' קרינא</text:span><text:span text:style-name="T5"> </text:span><text:span text:style-name="T8">ביה? תיקו</text:span><text:span text:style-name="Footnote_20_Symbol"><text:span text:style-name="T5"><text:note text:id="ftn13" text:note-class="footnote"><text:note-citation>13</text:note-citation><text:note-body><text:p text:style-name="P2"><text:s text:c="2"/><text:span text:style-name="T43">נראה</text:span><text:span text:style-name="T54"> </text:span><text:span text:style-name="T43">לי</text:span><text:span text:style-name="T54"> </text:span><text:span text:style-name="T43">כי</text:span><text:span text:style-name="T54"> </text:span><text:span text:style-name="T43">יש</text:span><text:span text:style-name="T54"> </text:span><text:span text:style-name="T43">למחוק</text:span><text:span text:style-name="T54"> </text:span><text:span text:style-name="T43">את</text:span><text:span text:style-name="T54"> </text:span><text:span text:style-name="T43">המלה</text:span><text:span text:style-name="T54"> </text:span><text:span text:style-name="T43">'תיקו', כי</text:span><text:span text:style-name="T54"> </text:span><text:span text:style-name="T43">אם</text:span><text:span text:style-name="T54"> </text:span><text:span text:style-name="T43">תיקו</text:span><text:span text:style-name="T54"> – </text:span><text:span text:style-name="T43">מה</text:span><text:span text:style-name="T54"> </text:span><text:span text:style-name="T43">יש</text:span><text:span text:style-name="T54"> </text:span><text:span text:style-name="T43">להוסיף</text:span><text:span text:style-name="T54"> </text:span><text:span text:style-name="T43">'כן</text:span><text:span text:style-name="T54"> </text:span><text:span text:style-name="T43">נראה</text:span><text:span text:style-name="T54"> </text:span><text:span text:style-name="T43">לרבי</text:span><text:span text:style-name="T54"> </text:span><text:span text:style-name="T43">ועיקר'? ומהו</text:span><text:span text:style-name="T54"> </text:span><text:span text:style-name="T43">העיקר? וכי</text:span><text:span text:style-name="T54"> </text:span><text:span text:style-name="T43">אפשר</text:span><text:span text:style-name="T54"> </text:span><text:span text:style-name="T43">לומר</text:span><text:span text:style-name="T54"> </text:span><text:span text:style-name="T43">שהעיקר</text:span><text:span text:style-name="T54"> </text:span><text:span text:style-name="T43">הוא</text:span><text:span text:style-name="T54"> </text:span><text:span text:style-name="T43">'תיקו'? אלא</text:span><text:span text:style-name="T54"> </text:span><text:span text:style-name="T43">ודאי</text:span><text:span text:style-name="T54"> </text:span><text:span text:style-name="T43">העיקר</text:span><text:span text:style-name="T54"> </text:span><text:span text:style-name="T43">הוא</text:span><text:span text:style-name="T54"> </text:span><text:span text:style-name="T43">'כיון</text:span><text:span text:style-name="T54"> </text:span><text:span text:style-name="T43">דנקיט</text:span><text:span text:style-name="T54"> </text:span><text:span text:style-name="T43">ליה</text:span><text:span text:style-name="T54"> </text:span><text:span text:style-name="T43">- </text:span><text:span text:style-name="T98">'משאו' קרינן</text:span><text:span text:style-name="T99"> </text:span><text:span text:style-name="T98">ביה</text:span><text:span text:style-name="T43">'</text:span><text:span text:style-name="T45">.</text:span></text:p></text:note-body></text:note></text:span></text:span><text:span text:style-name="T8">; כן</text:span><text:span text:style-name="T5"> </text:span><text:span text:style-name="T8">נראה</text:span><text:span text:style-name="T5"> </text:span><text:span text:style-name="T8">בעיני</text:span><text:span text:style-name="T5"> </text:span><text:span text:style-name="T8">רבי</text:span><text:span text:style-name="T5"> </text:span><text:span text:style-name="T8">ועיקר</text:span><text:span text:style-name="T2">)</text:span><text:span text:style-name="T1">.</text:span></text:p>
      <text:p text:style-name="P11"/>
      <text:p text:style-name="P10"><text:span text:style-name="T1">אמר</text:span><text:span text:style-name="T4"> </text:span><text:span text:style-name="T1">רבי</text:span><text:span text:style-name="T4"> </text:span><text:span text:style-name="T1">אסי</text:span><text:span text:style-name="T4"> </text:span><text:span text:style-name="T1">אמר</text:span><text:span text:style-name="T4"> </text:span><text:span text:style-name="T1">רבי</text:span><text:span text:style-name="T4"> </text:span><text:span text:style-name="T1">יוחנן: מעשר</text:span><text:span text:style-name="T4"> </text:span><text:span text:style-name="T1">שני: מאימתי</text:span><text:span text:style-name="T4"> </text:span><text:span text:style-name="T1">חייבין</text:span><text:span text:style-name="T4"> </text:span><text:span text:style-name="T1">עליו? משראה</text:span><text:span text:style-name="T4"> </text:span><text:span text:style-name="T1">פני</text:span><text:span text:style-name="T4"> </text:span><text:span text:style-name="T1">החומה</text:span><text:span text:style-name="T4"> </text:span><text:span text:style-name="T2">(</text:span><text:span text:style-name="T8">ו'חוץ</text:span><text:span text:style-name="T5"> </text:span><text:span text:style-name="T8">לחומה' דמתניתין</text:span><text:span text:style-name="T5"> </text:span><text:span text:style-name="T8">היינו</text:span><text:span text:style-name="T5"> </text:span><text:span text:style-name="T8">דעייליה</text:span><text:span text:style-name="T5"> </text:span><text:span text:style-name="T8">ואפקיה</text:span><text:span text:style-name="T2">)</text:span><text:span text:style-name="T1">*; מאי</text:span><text:span text:style-name="T4"> </text:span><text:span text:style-name="T1">טעמא? דאמר</text:span><text:span text:style-name="T4"> </text:span><text:span text:style-name="T1">קרא</text:span><text:span text:style-name="T4"> </text:span><text:span text:style-name="T8">(דברים</text:span><text:span text:style-name="T5"> </text:span><text:span text:style-name="T8">יב,יח)</text:span><text:span text:style-name="T1"> </text:span><text:span text:style-name="T11">[כי</text:span><text:span text:style-name="T5"> </text:span><text:span text:style-name="T11">אם]</text:span><text:span text:style-name="T10"> לפני</text:span><text:span text:style-name="T4"> </text:span><text:span text:style-name="T10">ה' אלהיך</text:span><text:span text:style-name="T4"> </text:span><text:span text:style-name="T10">תאכלנו</text:span><text:span text:style-name="T4"> </text:span><text:span text:style-name="T11">[במקום</text:span><text:span text:style-name="T5"> </text:span><text:span text:style-name="T11">אשר</text:span><text:span text:style-name="T5"> </text:span><text:span text:style-name="T11">יבחר</text:span><text:span text:style-name="T5"> </text:span><text:span text:style-name="T11">ה' אלקיך</text:span><text:span text:style-name="T5"> </text:span><text:span text:style-name="T11">בו</text:span><text:span text:style-name="T5"> </text:span><text:span text:style-name="T11">אתה</text:span><text:span text:style-name="T5"> </text:span><text:span text:style-name="T11">ובנך</text:span><text:span text:style-name="T5"> </text:span><text:span text:style-name="T11">ובתך</text:span><text:span text:style-name="T5"> </text:span><text:span text:style-name="T11">ועבדך</text:span><text:span text:style-name="T5"> </text:span><text:span text:style-name="T11">ואמתך</text:span><text:span text:style-name="T5"> </text:span><text:span text:style-name="T11">והלוי</text:span><text:span text:style-name="T5"> </text:span><text:span text:style-name="T11">אשר</text:span><text:span text:style-name="T5"> </text:span><text:span text:style-name="T11">בשעריך</text:span><text:span text:style-name="T5"> </text:span><text:span text:style-name="T11">ושמחת</text:span><text:span text:style-name="T5"> </text:span><text:span text:style-name="T11">לפני</text:span><text:span text:style-name="T5"> </text:span><text:span text:style-name="T11">ה' אלקיך</text:span><text:span text:style-name="T5"> </text:span><text:span text:style-name="T11">בכל</text:span><text:span text:style-name="T5"> </text:span><text:span text:style-name="T11">משלח</text:span><text:span text:style-name="T5"> </text:span><text:span text:style-name="T11">ידך]</text:span><text:span text:style-name="T1"> וכתיב</text:span><text:span text:style-name="T4"> </text:span><text:span text:style-name="T8">(פסוק</text:span><text:span text:style-name="T5"> </text:span><text:span text:style-name="T8">יז)</text:span><text:span text:style-name="T1"> </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4"> </text:span><text:soft-page-break/><text:span text:style-name="T11">[מעשר</text:span><text:span text:style-name="T5"> </text:span><text:span text:style-name="T11">דגנך</text:span><text:span text:style-name="T5"> </text:span><text:span text:style-name="T11">ותירשך</text:span><text:span text:style-name="T5"> </text:span><text:span text:style-name="T11">ויצהרך</text:span><text:span text:style-name="T5"> </text:span><text:span text:style-name="T11">ובכרת</text:span><text:span text:style-name="T5"> </text:span><text:span text:style-name="T11">בקרך</text:span><text:span text:style-name="T5"> </text:span><text:span text:style-name="T11">וצאנך</text:span><text:span text:style-name="T5"> </text:span><text:span text:style-name="T11">וכל</text:span><text:span text:style-name="T5"> </text:span><text:span text:style-name="T11">נדריך</text:span><text:span text:style-name="T5"> </text:span><text:span text:style-name="T11">אשר</text:span><text:span text:style-name="T5"> </text:span><text:span text:style-name="T11">תדר</text:span><text:span text:style-name="T5"> </text:span><text:span text:style-name="T11">ונדבתיך</text:span><text:span text:style-name="T5"> </text:span><text:span text:style-name="T11">ותרומת</text:span><text:span text:style-name="T5"> </text:span><text:span text:style-name="T11">ידך]</text:span><text:span text:style-name="T1">: כל</text:span><text:span text:style-name="T4"> </text:span><text:span text:style-name="T1">היכא</text:span><text:span text:style-name="T4"> </text:span><text:span text:style-name="T1">דקרינן</text:span><text:span text:style-name="T4"> </text:span><text:span text:style-name="T1">ביה</text:span><text:span text:style-name="T4"> </text:span><text:span text:style-name="T1">'</text:span><text:span text:style-name="T10">לפני</text:span><text:span text:style-name="T4"> </text:span><text:span text:style-name="T10">ה' אלהיך</text:span><text:span text:style-name="T4"> </text:span><text:span text:style-name="T10">תאכלנו</text:span><text:span text:style-name="T1">' קרינן</text:span><text:span text:style-name="T4"> </text:span><text:span text:style-name="T1">ביה</text:span><text:span text:style-name="T4"> </text:span><text:span text:style-name="T1">'</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1">' וכל</text:span><text:span text:style-name="T4"> </text:span><text:span text:style-name="T1">היכא</text:span><text:span text:style-name="T4"> </text:span><text:span text:style-name="T1">דלא</text:span><text:span text:style-name="T4"> </text:span><text:span text:style-name="T1">קרינן</text:span><text:span text:style-name="T4"> </text:span><text:span text:style-name="T1">ביה</text:span><text:span text:style-name="T4"> </text:span><text:span text:style-name="T1">'</text:span><text:span text:style-name="T10">לפני</text:span><text:span text:style-name="T4"> </text:span><text:span text:style-name="T10">ה' אלהיך</text:span><text:span text:style-name="T4"> </text:span><text:span text:style-name="T10">תאכלנו</text:span><text:span text:style-name="T1">' </text:span><text:span text:style-name="T2">(</text:span><text:span text:style-name="T8">דלא</text:span><text:span text:style-name="T5"> </text:span><text:span text:style-name="T8">הכניסו</text:span><text:span text:style-name="T5"> </text:span><text:span text:style-name="T8">לפנים</text:span><text:span text:style-name="T2">)</text:span><text:span text:style-name="T1"> - לא</text:span><text:span text:style-name="T4"> </text:span><text:span text:style-name="T1">קרינן</text:span><text:span text:style-name="T4"> </text:span><text:span text:style-name="T1">ביה</text:span><text:span text:style-name="T4"> </text:span><text:span text:style-name="T1">'</text:span><text:span text:style-name="T10">לא</text:span><text:span text:style-name="T4"> </text:span><text:span text:style-name="T10">תוכל</text:span><text:span text:style-name="T4"> </text:span><text:span text:style-name="T10">לאכול</text:span><text:span text:style-name="T4"> </text:span><text:span text:style-name="T10">בשעריך</text:span><text:span text:style-name="T1">'.</text:span></text:p>
      <text:p text:style-name="P10"><text:span text:style-name="T1">*</text:span><text:span text:style-name="T8">[תוספות</text:span><text:span text:style-name="T5"> </text:span><text:span text:style-name="T8">ד"ה</text:span><text:span text:style-name="T5"> </text:span><text:span text:style-name="T8">אמר</text:span><text:span text:style-name="T5"> </text:span><text:span text:style-name="T8">רבי</text:span><text:span text:style-name="T5"> </text:span><text:span text:style-name="T8">יוחנן</text:span><text:span text:style-name="T5"> </text:span><text:span text:style-name="T8">מאימתי</text:span><text:span text:style-name="T5"> </text:span><text:span text:style-name="T8">מעשר</text:span><text:span text:style-name="T5"> </text:span><text:span text:style-name="T8">שני</text:span><text:span text:style-name="T5"> </text:span><text:span text:style-name="T8">חייבים</text:span><text:span text:style-name="T5"> </text:span><text:span text:style-name="T8">עליו</text:span><text:span text:style-name="T5"> </text:span><text:span text:style-name="T8">משיראה</text:span><text:span text:style-name="T5"> </text:span><text:span text:style-name="T8">פני</text:span><text:span text:style-name="T5"> </text:span><text:span text:style-name="T8">הבית: וקשה: דכיון</text:span><text:span text:style-name="T5"> </text:span><text:span text:style-name="T8">דקודם</text:span><text:span text:style-name="T5"> </text:span><text:span text:style-name="T8">שיראה</text:span><text:span text:style-name="T5"> </text:span><text:span text:style-name="T8">פני</text:span><text:span text:style-name="T5"> </text:span><text:span text:style-name="T8">הבית</text:span><text:span text:style-name="T5"> </text:span><text:span text:style-name="T8">הכי</text:span><text:span text:style-name="T5"> </text:span><text:span text:style-name="T8">נמי</text:span><text:span text:style-name="T5"> </text:span><text:span text:style-name="T8">דמותר</text:span><text:span text:style-name="T5"> </text:span><text:span text:style-name="T8">לאכלו</text:span><text:span text:style-name="T5"> </text:span><text:span text:style-name="T8">חוץ, אם</text:span><text:span text:style-name="T5"> </text:span><text:span text:style-name="T8">כן</text:span><text:span text:style-name="T5"> </text:span><text:span text:style-name="T8">למה</text:span><text:span text:style-name="T5"> </text:span><text:span text:style-name="T8">הוזקק</text:span><text:span text:style-name="T5"> </text:span><text:span text:style-name="T8">לעולם</text:span><text:span text:style-name="T5"> </text:span><text:span text:style-name="T8">לפדות</text:span><text:span text:style-name="T5"> </text:span><text:span text:style-name="T8">מעשר</text:span><text:span text:style-name="T5"> </text:span><text:span text:style-name="T8">שני?<text:tab/>ויש</text:span><text:span text:style-name="T5"> </text:span><text:span text:style-name="T8">לומר: דודאי</text:span><text:span text:style-name="T5"> </text:span><text:span text:style-name="T8">ליכא</text:span><text:span text:style-name="T5"> </text:span><text:span text:style-name="T8">לאו, אבל</text:span><text:span text:style-name="T5"> </text:span><text:span text:style-name="T8">עשה</text:span><text:span text:style-name="T5"> </text:span><text:span text:style-name="T8">איכא, דכתיב</text:span><text:span text:style-name="T5"> <text:s/></text:span><text:span text:style-name="T9">[דברים</text:span><text:span text:style-name="T6"> </text:span><text:span text:style-name="T9">יד,כה]</text:span><text:span text:style-name="T8"> '</text:span><text:span text:style-name="T11">[</text:span><text:span text:style-name="T12">ונתתה</text:span><text:span text:style-name="T6"> </text:span><text:span text:style-name="T12">בכסף</text:span><text:span text:style-name="T11">]</text:span><text:span text:style-name="T8"> </text:span><text:span text:style-name="T11">וצרת</text:span><text:span text:style-name="T5"> </text:span><text:span text:style-name="T11">הכסף</text:span><text:span text:style-name="T5"> </text:span><text:span text:style-name="T11">בידך</text:span><text:span text:style-name="T5"> </text:span><text:span text:style-name="T12">[</text:span><text:span text:style-name="T25">והלכת</text:span><text:span text:style-name="T32"> </text:span><text:span text:style-name="T25">אל</text:span><text:span text:style-name="T32"> </text:span><text:span text:style-name="T25">המקום</text:span><text:span text:style-name="T6"> </text:span><text:span text:style-name="T12">אשר</text:span><text:span text:style-name="T6"> </text:span><text:span text:style-name="T12">יבחר</text:span><text:span text:style-name="T6"> </text:span><text:span text:style-name="T12">ה' אלקיך</text:span><text:span text:style-name="T6"> </text:span><text:span text:style-name="T12">בו]</text:span><text:span text:style-name="T8"> אבל</text:span><text:span text:style-name="T5"> </text:span><text:span text:style-name="T8">בלא</text:span><text:span text:style-name="T5"> </text:span><text:span text:style-name="T8">פדייה</text:span><text:span text:style-name="T5"> </text:span><text:span text:style-name="T8">- לא.]</text:span><text:span text:style-name="T1"> </text:span></text:p>
      <text:p text:style-name="P10"><text:span text:style-name="T1">מיתיבי: '</text:span><text:span text:style-name="T108">רבי</text:span><text:span text:style-name="T109"> </text:span><text:span text:style-name="T108">יוסי</text:span><text:span text:style-name="T109"> </text:span><text:span text:style-name="T108">אומר: כהן</text:span><text:span text:style-name="T109"> </text:span><text:span text:style-name="T108">שעלתה</text:span><text:span text:style-name="T109"> </text:span><text:span text:style-name="T108">בידו</text:span><text:span text:style-name="T109"> </text:span><text:span text:style-name="T108">תאנה</text:span><text:span text:style-name="T109"> </text:span><text:span text:style-name="T108">של</text:span><text:span text:style-name="T109"> </text:span><text:span text:style-name="T108">טבל, אמר</text:span><text:span text:style-name="T109"> </text:span><text:span text:style-name="T108">"תאנה</text:span><text:span text:style-name="T109"> </text:span><text:span text:style-name="T108">זו</text:span><text:span text:style-name="T109"> </text:span><text:span text:style-name="T108">- תרומתה</text:span><text:span text:style-name="T109"> </text:span><text:span text:style-name="T108">בעוקצה</text:span><text:span text:style-name="T109"> </text:span><text:span text:style-name="T2">(</text:span><text:span text:style-name="T8">בצד</text:span><text:span text:style-name="T5"> </text:span><text:span text:style-name="T8">זנבה</text:span><text:span text:style-name="T2">) (</text:span><text:span text:style-name="T8">דבעי</text:span><text:span text:style-name="T5"> </text:span><text:span text:style-name="T8">'</text:span><text:span text:style-name="T11">ראשית</text:span><text:span text:style-name="T5"> </text:span><text:span text:style-name="T8">שיהא</text:span><text:span text:style-name="T5"> </text:span><text:span text:style-name="T8">שיריה</text:span><text:span text:style-name="T5"> </text:span><text:span text:style-name="T8">ניכרין'; והלכך</text:span><text:span text:style-name="T5"> </text:span><text:span text:style-name="T8">בעינן</text:span><text:span text:style-name="T5"> </text:span><text:span text:style-name="T8">סיום; והאי</text:span><text:span text:style-name="T5"> </text:span><text:span text:style-name="T8">דתנן</text:span><text:span text:style-name="T5"> </text:span><text:span text:style-name="T8">(דמאי</text:span><text:span text:style-name="T5"> </text:span><text:span text:style-name="T8">פ"ז</text:span><text:span text:style-name="T5"> </text:span><text:span text:style-name="T8">מ"ד) 'שני</text:span><text:span text:style-name="T5"> </text:span><text:span text:style-name="T8">לוגין</text:span><text:span text:style-name="T5"> </text:span><text:span text:style-name="T8">שאני</text:span><text:span text:style-name="T5"> </text:span><text:span text:style-name="T8">עתיד</text:span><text:span text:style-name="T5"> </text:span><text:span text:style-name="T8">להפריש</text:span><text:span text:style-name="T5"> </text:span><text:span text:style-name="T8">הרי</text:span><text:span text:style-name="T5"> </text:span><text:span text:style-name="T8">הן</text:span><text:span text:style-name="T5"> </text:span><text:span text:style-name="T8">תרומה</text:span><text:span text:style-name="T5"> </text:span><text:span text:style-name="T8">במקומן" - פליג</text:span><text:span text:style-name="T5"> </text:span><text:span text:style-name="T8">אהא, דלא</text:span><text:span text:style-name="T5"> </text:span><text:span text:style-name="T8">בעי</text:span><text:span text:style-name="T5"> </text:span><text:span text:style-name="T8">'</text:span><text:span text:style-name="T11">ראשית</text:span><text:span text:style-name="T5"> </text:span><text:span text:style-name="T8">- שיהא</text:span><text:span text:style-name="T5"> </text:span><text:span text:style-name="T8">שיריה</text:span><text:span text:style-name="T5"> </text:span><text:span text:style-name="T8">ניכרין'</text:span><text:span text:style-name="T2">)</text:span><text:span text:style-name="T108">, מעשר</text:span><text:span text:style-name="T109"> </text:span><text:span text:style-name="T108">ראשון</text:span><text:span text:style-name="T109"> </text:span><text:span text:style-name="T108">בצפונה</text:span><text:span text:style-name="T109"> </text:span><text:span text:style-name="T2">(</text:span><text:span text:style-name="T8">בצד</text:span><text:span text:style-name="T5"> </text:span><text:span text:style-name="T8">צפון</text:span><text:span text:style-name="T5"> </text:span><text:span text:style-name="T8">שלה, והוא</text:span><text:span text:style-name="T5"> </text:span><text:span text:style-name="T8">אוחזה</text:span><text:span text:style-name="T5"> </text:span><text:span text:style-name="T8">כנגד</text:span><text:span text:style-name="T5"> </text:span><text:span text:style-name="T8">מזרח</text:span><text:span text:style-name="T2">)</text:span><text:span text:style-name="T108"> ומעשר</text:span><text:span text:style-name="T109"> </text:span><text:span text:style-name="T108">שני</text:span><text:span text:style-name="T109"> </text:span><text:span text:style-name="T108">לדרומה" והיא</text:span><text:span text:style-name="T109"> </text:span><text:span text:style-name="T108">שנת</text:span><text:span text:style-name="T109"> </text:span><text:span text:style-name="T108">מעשר</text:span><text:span text:style-name="T109"> </text:span><text:span text:style-name="T108">שני</text:span><text:span text:style-name="T109"> </text:span><text:span text:style-name="T2">(</text:span><text:span text:style-name="T8">ואותה</text:span><text:span text:style-name="T5"> </text:span><text:span text:style-name="T8">שנה</text:span><text:span text:style-name="T5"> – </text:span><text:span text:style-name="T8">שניה, שראוי</text:span><text:span text:style-name="T5"> </text:span><text:span text:style-name="T8">ליתן</text:span><text:span text:style-name="T5"> </text:span><text:span text:style-name="T8">בה</text:span><text:span text:style-name="T5"> </text:span><text:span text:style-name="T8">מעשר</text:span><text:span text:style-name="T5"> </text:span><text:span text:style-name="T8">שני</text:span><text:span text:style-name="T2">)</text:span><text:span text:style-name="T108"> והוא</text:span><text:span text:style-name="T109"> </text:span><text:span text:style-name="T108">בירושלים</text:span><text:span text:style-name="T109"> </text:span><text:span text:style-name="T2">(</text:span><text:span text:style-name="T8">כשקרא</text:span><text:span text:style-name="T5"> </text:span><text:span text:style-name="T8">שמות</text:span><text:span text:style-name="T5"> </text:span><text:span text:style-name="T8">הללו</text:span><text:span text:style-name="T5"> </text:span><text:span text:style-name="T8">על</text:span><text:span text:style-name="T5"> </text:span><text:span text:style-name="T8">אותה</text:span><text:span text:style-name="T5"> </text:span><text:span text:style-name="T8">תאנה</text:span><text:span text:style-name="T2">)</text:span><text:span text:style-name="T108">, או</text:span><text:span text:style-name="T109"> </text:span><text:span text:style-name="T108">מעשר</text:span><text:span text:style-name="T109"> </text:span><text:span text:style-name="T108">עני</text:span><text:span text:style-name="T109"> </text:span><text:span text:style-name="T2">(</text:span><text:span text:style-name="T8">או</text:span><text:span text:style-name="T5"> </text:span><text:span text:style-name="T8">שהיא</text:span><text:span text:style-name="T5"> </text:span><text:span text:style-name="T8">שנת</text:span><text:span text:style-name="T5"> </text:span><text:span text:style-name="T8">מעשר</text:span><text:span text:style-name="T5"> </text:span><text:span text:style-name="T8">שלישית, ואמר</text:span><text:span text:style-name="T5"> </text:span><text:span text:style-name="T8">"מעשר</text:span><text:span text:style-name="T5"> </text:span><text:span text:style-name="T8">עני</text:span><text:span text:style-name="T5"> </text:span><text:span text:style-name="T8">בדרומה" ולא</text:span><text:span text:style-name="T5"> </text:span><text:span text:style-name="T8">אמר</text:span><text:span text:style-name="T5"> </text:span><text:span text:style-name="T8">"מעשר</text:span><text:span text:style-name="T5"> </text:span><text:span text:style-name="T8">שני"</text:span><text:span text:style-name="T2">)</text:span><text:span text:style-name="T108"> והוא</text:span><text:span text:style-name="T109"> </text:span><text:span text:style-name="T2">(</text:span><text:span text:style-name="T8">אפילו</text:span><text:span text:style-name="T2">)</text:span><text:span text:style-name="T108"> בגבולין, אכלהּ</text:span><text:span text:style-name="T109"> </text:span><text:span text:style-name="T108">-</text:span></text:p>
      <text:p text:style-name="P11"/>
      <text:p text:style-name="P10"><text:span text:style-name="T1">(מכות</text:span><text:span text:style-name="T4"> </text:span><text:span text:style-name="T1">כ,א)</text:span></text:p>
      <text:p text:style-name="P10"><text:span text:style-name="T108">לוקה</text:span><text:span text:style-name="T109"> </text:span><text:span text:style-name="T108">אחת</text:span><text:span text:style-name="T109"> </text:span><text:span text:style-name="T2">(</text:span><text:span text:style-name="T8">דלא</text:span><text:span text:style-name="T5"> </text:span><text:span text:style-name="T8">הוציאה</text:span><text:span text:style-name="T5"> </text:span><text:span text:style-name="T8">מידי</text:span><text:span text:style-name="T5"> </text:span><text:span text:style-name="T8">טבל</text:span><text:span text:style-name="T5"> </text:span><text:span text:style-name="T8">בקריאת</text:span><text:span text:style-name="T5"> </text:span><text:span text:style-name="T8">שם</text:span><text:span text:style-name="T5"> </text:span><text:span text:style-name="T8">זה, וקאכיל</text:span><text:span text:style-name="T5"> </text:span><text:span text:style-name="T27">מעשר</text:span><text:span text:style-name="T31"> </text:span><text:span text:style-name="T27">ראשון</text:span><text:span text:style-name="T31"> </text:span><text:span text:style-name="T27">הטבול</text:span><text:span text:style-name="T31"> </text:span><text:span text:style-name="T27">לתרומת</text:span><text:span text:style-name="T31"> </text:span><text:span text:style-name="T27">מעשר</text:span><text:span text:style-name="T8">, וקעבר</text:span><text:span text:style-name="T5"> </text:span><text:span text:style-name="T8">אלאו</text:span><text:span text:style-name="T5"> </text:span><text:span text:style-name="T8">דטבל; אבל</text:span><text:span text:style-name="T5"> </text:span><text:span text:style-name="T8">איסור</text:span><text:span text:style-name="T5"> </text:span><text:span text:style-name="T8">תרומה</text:span><text:span text:style-name="T5"> </text:span><text:span text:style-name="T8">דקאכיל</text:span><text:span text:style-name="T5"> </text:span><text:span text:style-name="T8">ליכא, דהא</text:span><text:span text:style-name="T5"> </text:span><text:span text:style-name="T8">כהן</text:span><text:span text:style-name="T5"> </text:span><text:span text:style-name="T8">הוא; ונהי</text:span><text:span text:style-name="T5"> </text:span><text:span text:style-name="T8">אי</text:span><text:span text:style-name="T5"> </text:span><text:span text:style-name="T8">הוה</text:span><text:span text:style-name="T5"> </text:span><text:span text:style-name="T8">אמר</text:span><text:span text:style-name="T5"> </text:span><text:span text:style-name="T8">"תרומת</text:span><text:span text:style-name="T5"> </text:span><text:span text:style-name="T8">מעשר</text:span><text:span text:style-name="T5"> </text:span><text:span text:style-name="T8">באמצעיתה" הוי</text:span><text:span text:style-name="T5"> </text:span><text:span text:style-name="T8">מצי</text:span><text:span text:style-name="T5"> </text:span><text:span text:style-name="T8">אכיל</text:span><text:span text:style-name="T5"> </text:span><text:span text:style-name="T8">כולה</text:span><text:span text:style-name="T5"> </text:span><text:span text:style-name="T8">ולא</text:span><text:span text:style-name="T5"> </text:span><text:span text:style-name="T8">לקי</text:span><text:span text:style-name="T5"> </text:span><text:span text:style-name="T8">מידי, דהוה</text:span><text:span text:style-name="T5"> </text:span><text:span text:style-name="T8">תרומת</text:span><text:span text:style-name="T5"> </text:span><text:span text:style-name="T8">מעשר</text:span><text:span text:style-name="T5"> </text:span><text:span text:style-name="T8">לכהן, והוא</text:span><text:span text:style-name="T5"> </text:span><text:span text:style-name="T8">כהן! ואמעשר</text:span><text:span text:style-name="T5"> </text:span><text:span text:style-name="T8">ראשון</text:span><text:span text:style-name="T5"> </text:span><text:span text:style-name="T8">ואמעשר</text:span><text:span text:style-name="T5"> </text:span><text:span text:style-name="T8">שני</text:span><text:span text:style-name="T5"> </text:span><text:span text:style-name="T8">לא</text:span><text:span text:style-name="T5"> </text:span><text:span text:style-name="T8">לקי, דהא</text:span><text:span text:style-name="T5"> </text:span><text:span text:style-name="T8">אף</text:span><text:span text:style-name="T5"> </text:span><text:span text:style-name="T8">לזרים</text:span><text:span text:style-name="T5"> </text:span><text:span text:style-name="T8">שרי</text:span><text:span text:style-name="T2">)</text:span><text:span text:style-name="T108">; וזר</text:span><text:span text:style-name="T109"> </text:span><text:span text:style-name="T108">שאכלה</text:span><text:span text:style-name="T109"> </text:span><text:span text:style-name="T108">- לוקה</text:span><text:span text:style-name="T109"> </text:span><text:span text:style-name="T108">שתים</text:span><text:span text:style-name="T109"> </text:span><text:span text:style-name="T41">[על</text:span><text:span text:style-name="T52"> </text:span><text:span text:style-name="T41">אכילת</text:span><text:span text:style-name="T52"> </text:span><text:span text:style-name="T41">תרומה</text:span><text:span text:style-name="T52"> </text:span><text:span text:style-name="T41">ועל</text:span><text:span text:style-name="T52"> </text:span><text:span text:style-name="T41">אכילת</text:span><text:span text:style-name="T52"> </text:span><text:span text:style-name="T41">מעשר</text:span><text:span text:style-name="T52"> </text:span><text:span text:style-name="T41">שלא</text:span><text:span text:style-name="T52"> </text:span><text:span text:style-name="T41">הורם</text:span><text:span text:style-name="T52"> </text:span><text:span text:style-name="T41">ממנו</text:span><text:span text:style-name="T52"> </text:span><text:span text:style-name="T41">תרומת</text:span><text:span text:style-name="T52"> </text:span><text:span text:style-name="T41">מעשר]</text:span><text:span text:style-name="T108"> - שאילו</text:span><text:span text:style-name="T109"> </text:span><text:span text:style-name="T108">בתחלה</text:span><text:span text:style-name="T109"> </text:span><text:span text:style-name="T108">אכלה</text:span><text:span text:style-name="T109"> </text:span><text:span text:style-name="T41">[לפני</text:span><text:span text:style-name="T52"> </text:span><text:span text:style-name="T41">שהפריש</text:span><text:span text:style-name="T52"> </text:span><text:span text:style-name="T41">דבר, בעודנו</text:span><text:span text:style-name="T52"> </text:span><text:span text:style-name="T41">טבל]</text:span><text:span text:style-name="T108"> אינו</text:span><text:span text:style-name="T109"> </text:span><text:span text:style-name="T108">לוקה</text:span><text:span text:style-name="T109"> </text:span><text:span text:style-name="T108">אלא</text:span><text:span text:style-name="T109"> </text:span><text:span text:style-name="T108">אחת</text:span><text:span text:style-name="T1">'; - טעמא</text:span><text:span text:style-name="T4"> </text:span><text:span text:style-name="T1">דאיתיה</text:span><text:span text:style-name="T4"> </text:span><text:span text:style-name="T1">בירושלים, הא</text:span><text:span text:style-name="T4"> </text:span><text:span text:style-name="T1">בגבולין</text:span><text:span text:style-name="T4"> </text:span><text:span text:style-name="T1">- לוקה</text:span><text:span text:style-name="T4"> </text:span><text:span text:style-name="T1">שלש</text:span><text:span text:style-name="T4"> </text:span><text:span text:style-name="T2">(</text:span><text:span text:style-name="T8">הכי</text:span><text:span text:style-name="T5"> </text:span><text:span text:style-name="T8">גרסינן: טעמא</text:span><text:span text:style-name="T5"> </text:span><text:span text:style-name="T8">דמעשר</text:span><text:span text:style-name="T5"> </text:span><text:span text:style-name="T8">שני</text:span><text:span text:style-name="T5"> </text:span><text:span text:style-name="T8">בירושלים</text:span><text:span text:style-name="T5"> </text:span><text:span text:style-name="T8">ומעשר</text:span><text:span text:style-name="T5"> </text:span><text:span text:style-name="T8">עני</text:span><text:span text:style-name="T5"> </text:span><text:span text:style-name="T8">בגבולין, הא</text:span><text:span text:style-name="T5"> </text:span><text:span text:style-name="T8">מעשר</text:span><text:span text:style-name="T5"> </text:span><text:span text:style-name="T8">שני</text:span><text:span text:style-name="T5"> </text:span><text:span text:style-name="T8">בגבולין</text:span><text:span text:style-name="T5"> </text:span><text:span text:style-name="T8">- לוקה</text:span><text:span text:style-name="T5"> </text:span><text:span text:style-name="T8">שלש!</text:span><text:span text:style-name="T2">) </text:span><text:span text:style-name="T8">[תוספות</text:span><text:span text:style-name="T5"> </text:span><text:span text:style-name="T8">ד"ה</text:span><text:span text:style-name="T5"> </text:span><text:span text:style-name="T8">הא</text:span><text:span text:style-name="T5"> </text:span><text:span text:style-name="T8">בגבולין</text:span><text:span text:style-name="T5"> </text:span><text:span text:style-name="T8">לוקה: מדנקט</text:span><text:span text:style-name="T5"> </text:span><text:span text:style-name="T8">'והיא</text:span><text:span text:style-name="T5"> </text:span><text:span text:style-name="T8">שנת</text:span><text:span text:style-name="T5"> </text:span><text:span text:style-name="T8">מעשר</text:span><text:span text:style-name="T5"> </text:span><text:span text:style-name="T8">שני</text:span><text:span text:style-name="T5"> </text:span><text:span text:style-name="T8">והוא</text:span><text:span text:style-name="T5"> </text:span><text:span text:style-name="T8">בירושלים' שמע</text:span><text:span text:style-name="T5"> </text:span><text:span text:style-name="T8">מינה</text:span><text:span text:style-name="T5"> </text:span><text:span text:style-name="T8">דאילו</text:span><text:span text:style-name="T5"> </text:span><text:span text:style-name="T8">היה</text:span><text:span text:style-name="T5"> </text:span><text:span text:style-name="T8">בגבולין</text:span><text:span text:style-name="T5"> </text:span><text:span text:style-name="T8">לוקה</text:span><text:span text:style-name="T5"> </text:span><text:span text:style-name="T8">שלש]</text:span><text:span text:style-name="T1">: דאף</text:span><text:span text:style-name="T4"> </text:span><text:span text:style-name="T1">על</text:span><text:span text:style-name="T4"> </text:span><text:span text:style-name="T1">גב</text:span><text:span text:style-name="T4"> </text:span><text:span text:style-name="T1">דלאו</text:span><text:span text:style-name="T4"> </text:span><text:span text:style-name="T1">רואה</text:span><text:span text:style-name="T4"> </text:span><text:span text:style-name="T1">פני</text:span><text:span text:style-name="T4"> </text:span><text:span text:style-name="T1">חומה!?</text:span></text:p>
      <text:p text:style-name="P10"><text:span text:style-name="T1">דעיילי</text:span><text:span text:style-name="T4"> </text:span><text:span text:style-name="T1">ואפקי</text:span><text:span text:style-name="T4"> </text:span><text:span text:style-name="T2">(</text:span><text:span text:style-name="T8">דעייליה</text:span><text:span text:style-name="T5"> </text:span><text:span text:style-name="T8">לירושלים</text:span><text:span text:style-name="T5"> </text:span><text:span text:style-name="T8">וקרא</text:span><text:span text:style-name="T5"> </text:span><text:span text:style-name="T8">עליה</text:span><text:span text:style-name="T5"> </text:span><text:span text:style-name="T8">שם, והדר</text:span><text:span text:style-name="T5"> </text:span><text:span text:style-name="T8">אפקיה</text:span><text:span text:style-name="T5"> </text:span><text:span text:style-name="T8">חוץ: דחזא</text:span><text:span text:style-name="T5"> </text:span><text:span text:style-name="T8">מעשר</text:span><text:span text:style-name="T5"> </text:span><text:span text:style-name="T8">שני</text:span><text:span text:style-name="T5"> </text:span><text:span text:style-name="T8">פני</text:span><text:span text:style-name="T5"> </text:span><text:span text:style-name="T8">החומה</text:span><text:span text:style-name="T5"> </text:span><text:span text:style-name="T8">- הלכך</text:span><text:span text:style-name="T5"> </text:span><text:span text:style-name="T8">לוקה</text:span><text:span text:style-name="T5"> </text:span><text:span text:style-name="T8">שלש</text:span><text:span text:style-name="T2">)</text:span><text:span text:style-name="T1">.</text:span></text:p>
      <text:p text:style-name="P10"><text:span text:style-name="T1">אי</text:span><text:span text:style-name="T4"> </text:span><text:span text:style-name="T1">הכי</text:span><text:span text:style-name="T4"> </text:span><text:span text:style-name="T1">- מאי</text:span><text:span text:style-name="T4"> </text:span><text:span text:style-name="T1">למימרא</text:span><text:span text:style-name="T4"> </text:span><text:span text:style-name="T2">(</text:span><text:span text:style-name="T8">דבשלמא</text:span><text:span text:style-name="T5"> </text:span><text:span text:style-name="T8">אי</text:span><text:span text:style-name="T5"> </text:span><text:span text:style-name="T8">אמרת</text:span><text:span text:style-name="T5"> </text:span><text:span text:style-name="T8">'מעשר</text:span><text:span text:style-name="T5"> </text:span><text:span text:style-name="T8">שני</text:span><text:span text:style-name="T5"> </text:span><text:span text:style-name="T8">בגבולין</text:span><text:span text:style-name="T5"> </text:span><text:span text:style-name="T8">לוקה</text:span><text:span text:style-name="T5"> </text:span><text:span text:style-name="T8">שלש</text:span><text:span text:style-name="T5"> </text:span><text:span text:style-name="T8">אף</text:span><text:span text:style-name="T5"> </text:span><text:span text:style-name="T8">על</text:span><text:span text:style-name="T5"> </text:span><text:span text:style-name="T8">גב</text:span><text:span text:style-name="T5"> </text:span><text:span text:style-name="T8">דלא</text:span><text:span text:style-name="T5"> </text:span><text:span text:style-name="T8">חזא</text:span><text:span text:style-name="T5"> </text:span><text:span text:style-name="T8">פני</text:span><text:span text:style-name="T5"> </text:span><text:span text:style-name="T8">החומה' - אשמועינן</text:span><text:span text:style-name="T5"> </text:span><text:span text:style-name="T8">טובא: דחייבין</text:span><text:span text:style-name="T5"> </text:span><text:span text:style-name="T8">עליו</text:span><text:span text:style-name="T5"> </text:span><text:span text:style-name="T8">אף</text:span><text:span text:style-name="T5"> </text:span><text:span text:style-name="T8">על</text:span><text:span text:style-name="T5"> </text:span><text:span text:style-name="T8">פי</text:span><text:span text:style-name="T5"> </text:span><text:span text:style-name="T8">שלא</text:span><text:span text:style-name="T5"> </text:span><text:span text:style-name="T8">ראה</text:span><text:span text:style-name="T5"> </text:span><text:span text:style-name="T8">פני</text:span><text:span text:style-name="T5"> </text:span><text:span text:style-name="T8">חומה, ואיצטריך</text:span><text:span text:style-name="T5"> </text:span><text:span text:style-name="T8">למיתניה</text:span><text:span text:style-name="T5"> </text:span><text:span text:style-name="T8">משום</text:span><text:span text:style-name="T5"> </text:span><text:span text:style-name="T8">דיוקא</text:span><text:span text:style-name="T5"> </text:span><text:span text:style-name="T8">דידה: 'הא</text:span><text:span text:style-name="T5"> </text:span><text:span text:style-name="T8">בגבולין..'; אלא</text:span><text:span text:style-name="T5"> </text:span><text:span text:style-name="T8">אי</text:span><text:span text:style-name="T5"> </text:span><text:span text:style-name="T8">אמרת</text:span><text:span text:style-name="T5"> </text:span><text:span text:style-name="T8">בדעייליה</text:span><text:span text:style-name="T5"> </text:span><text:span text:style-name="T8">ואפקיה</text:span><text:span text:style-name="T5"> </text:span><text:span text:style-name="T8">- מאי</text:span><text:span text:style-name="T5"> </text:span><text:span text:style-name="T8">למימרא? לא</text:span><text:span text:style-name="T5"> </text:span><text:span text:style-name="T8">היא</text:span><text:span text:style-name="T5"> </text:span><text:span text:style-name="T8">איצטריכא, ולאו</text:span><text:span text:style-name="T5"> </text:span><text:span text:style-name="T8">דיוקא</text:span><text:span text:style-name="T5"> </text:span><text:span text:style-name="T8">דידה, דהא</text:span><text:span text:style-name="T5"> </text:span><text:span text:style-name="T8">פשיטא</text:span><text:span text:style-name="T5"> </text:span><text:span text:style-name="T8">דאפילו</text:span><text:span text:style-name="T5"> </text:span><text:span text:style-name="T8">כהן</text:span><text:span text:style-name="T5"> </text:span><text:span text:style-name="T8">לוקה</text:span><text:span text:style-name="T5"> </text:span><text:span text:style-name="T8">על</text:span><text:span text:style-name="T5"> </text:span><text:span text:style-name="T8">הטבל</text:span><text:span text:style-name="T5"> </text:span><text:span text:style-name="T8">וזר</text:span><text:span text:style-name="T5"> </text:span><text:span text:style-name="T8">על</text:span><text:span text:style-name="T5"> </text:span><text:span text:style-name="T8">התרומה</text:span><text:span text:style-name="T5"> </text:span><text:span text:style-name="T8">ועל</text:span><text:span text:style-name="T5"> </text:span><text:span text:style-name="T8">מעשר</text:span><text:span text:style-name="T5"> </text:span><text:span text:style-name="T8">שני</text:span><text:span text:style-name="T5"> </text:span><text:span text:style-name="T8">חוץ</text:span><text:span text:style-name="T5"> </text:span><text:span text:style-name="T8">לחומה</text:span><text:span text:style-name="T2">)</text:span><text:span text:style-name="T1">?</text:span></text:p>
      <text:p text:style-name="P10"><text:span text:style-name="T1">הכא</text:span><text:span text:style-name="T4"> </text:span><text:span text:style-name="T1">במאי</text:span><text:span text:style-name="T4"> </text:span><text:span text:style-name="T1">עסקינן? - כגון</text:span><text:span text:style-name="T4"> </text:span><text:span text:style-name="T1">דעיילינהו</text:span><text:span text:style-name="T4"> </text:span><text:span text:style-name="T1">בטיבלייהו</text:span><text:span text:style-name="T4"> </text:span><text:span text:style-name="T2">(</text:span><text:span text:style-name="T8">דעיילה</text:span><text:span text:style-name="T5"> </text:span><text:span text:style-name="T8">בטיבלה</text:span><text:span text:style-name="T5"> </text:span><text:span text:style-name="T8">לההיא</text:span><text:span text:style-name="T5"> </text:span><text:span text:style-name="T8">תאנה</text:span><text:span text:style-name="T5"> </text:span><text:span text:style-name="T8">בירושלים, דקלטוהו</text:span><text:span text:style-name="T5"> </text:span><text:span text:style-name="T8">מחיצות</text:span><text:span text:style-name="T5"> </text:span><text:span text:style-name="T8">למעשר</text:span><text:span text:style-name="T5"> </text:span><text:span text:style-name="T8">שני</text:span><text:span text:style-name="T5"> </text:span><text:span text:style-name="T8">העתיד</text:span><text:span text:style-name="T5"> </text:span><text:span text:style-name="T8">ליתרם</text:span><text:span text:style-name="T5"> </text:span><text:span text:style-name="T8">ממנה</text:span><text:span text:style-name="T2">)</text:span><text:span text:style-name="T1"> וקסבר</text:span><text:span text:style-name="T4"> </text:span><text:span text:style-name="T1">'מתנות</text:span><text:span text:style-name="T4"> </text:span><text:span text:style-name="T1">שלא</text:span><text:span text:style-name="T4"> </text:span><text:span text:style-name="T1">הורמו</text:span><text:span text:style-name="T4"> </text:span><text:span text:style-name="T1">כמי</text:span><text:span text:style-name="T4"> </text:span><text:span text:style-name="T1">שהורמו</text:span><text:span text:style-name="T4"> </text:span><text:span text:style-name="T1">דמיין</text:span><text:span text:style-name="T4"> </text:span><text:span text:style-name="T2">(</text:span><text:span text:style-name="T8">ודמי</text:span><text:span text:style-name="T5"> </text:span><text:span text:style-name="T8">כמאן</text:span><text:span text:style-name="T5"> </text:span><text:span text:style-name="T8">דעייל</text:span><text:span text:style-name="T5"> </text:span><text:span text:style-name="T8">מעשר</text:span><text:span text:style-name="T5"> </text:span><text:span text:style-name="T8">שני</text:span><text:span text:style-name="T5"> </text:span><text:span text:style-name="T8">בעיניה, דהוה</text:span><text:span text:style-name="T5"> </text:span><text:span text:style-name="T8">ליה</text:span><text:span text:style-name="T5"> </text:span><text:span text:style-name="T8">'ראה</text:span><text:span text:style-name="T5"> </text:span><text:span text:style-name="T8">פני</text:span><text:span text:style-name="T5"> </text:span><text:span text:style-name="T8">החומה'; והלכך: כי</text:span><text:span text:style-name="T5"> </text:span><text:span text:style-name="T8">אפקה</text:span><text:span text:style-name="T5"> </text:span><text:span text:style-name="T8">- לוקה</text:span><text:span text:style-name="T5"> </text:span><text:span text:style-name="T8">עליו, וכגון</text:span><text:span text:style-name="T5"> </text:span><text:span text:style-name="T8">דאפקה</text:span><text:span text:style-name="T5"> </text:span><text:span text:style-name="T8">נמי</text:span><text:span text:style-name="T5"> </text:span><text:span text:style-name="T8">בטיבלה</text:span><text:span text:style-name="T2">)</text:span><text:span text:style-name="T1">'.</text:span></text:p>
      <text:p text:style-name="P20">[## האם<text:span text:style-name="T62"> </text:span>כמי<text:span text:style-name="T62"> </text:span>שהורמו<text:span text:style-name="T62"> </text:span>דמיין<text:span text:style-name="T62"> </text:span>גם<text:span text:style-name="T62"> </text:span>לענין<text:span text:style-name="T62"> </text:span>גרימת<text:span text:style-name="T62"> </text:span>טומאה<text:span text:style-name="T62"> </text:span>בזדון<text:span text:style-name="T62"> </text:span>לתרומה<text:span text:style-name="T62"> </text:span>ולטבל: האם<text:span text:style-name="T62"> </text:span>יש<text:span text:style-name="T62"> </text:span>אותו<text:span text:style-name="T62"> </text:span>איסור<text:span text:style-name="T62"> </text:span>ואותו<text:span text:style-name="T62"> </text:span>עונש?]</text:p>
      <text:p text:style-name="P13"/>
      <text:p text:style-name="P10"><text:span text:style-name="T1">וסבר</text:span><text:span text:style-name="T4"> </text:span><text:span text:style-name="T1">רבי</text:span><text:span text:style-name="T4"> </text:span><text:span text:style-name="T1">יוסי</text:span><text:span text:style-name="T4"> </text:span><text:span text:style-name="T1">'מתנות</text:span><text:span text:style-name="T4"> </text:span><text:span text:style-name="T1">שלא</text:span><text:span text:style-name="T4"> </text:span><text:span text:style-name="T1">הורמו</text:span><text:span text:style-name="T4"> </text:span><text:span text:style-name="T1">כמי</text:span><text:span text:style-name="T4"> </text:span><text:span text:style-name="T1">שהורמו</text:span><text:span text:style-name="T4"> </text:span><text:span text:style-name="T1">דמי'? והתנן</text:span><text:span text:style-name="T4"> </text:span><text:span text:style-name="T8">[מעשר</text:span><text:span text:style-name="T5"> </text:span><text:span text:style-name="T8">שני</text:span><text:span text:style-name="T5"> </text:span><text:span text:style-name="T8">פ"ג</text:span><text:span text:style-name="T5"> </text:span><text:span text:style-name="T8">מ"ו]</text:span><text:span text:style-name="T1">: רבי</text:span><text:span text:style-name="T4"> </text:span><text:span text:style-name="T1">שמעון</text:span><text:span text:style-name="T4"> </text:span><text:span text:style-name="T1">בן</text:span><text:span text:style-name="T4"> </text:span><text:span text:style-name="T1">יהודה</text:span><text:span text:style-name="T4"> </text:span><text:span text:style-name="T1">אומר</text:span><text:span text:style-name="T4"> </text:span><text:span text:style-name="T1">משום</text:span><text:span text:style-name="T4"> </text:span><text:span text:style-name="T1">רבי</text:span><text:span text:style-name="T4"> </text:span><text:span text:style-name="T1">יוסי: לא</text:span><text:span text:style-name="T4"> </text:span><text:span text:style-name="T1">נחלקו</text:span><text:span text:style-name="T4"> </text:span><text:span text:style-name="T1">בית</text:span><text:span text:style-name="T4"> </text:span><text:span text:style-name="T1">שמאי</text:span><text:span text:style-name="T4"> </text:span><text:span text:style-name="T1">ובית</text:span><text:span text:style-name="T4"> </text:span><text:span text:style-name="T1">הלל</text:span><text:span text:style-name="T4"> </text:span><text:span text:style-name="T1">על</text:span><text:span text:style-name="T4"> </text:span><text:span text:style-name="T1">פירות</text:span><text:span text:style-name="T4"> </text:span><text:span text:style-name="T1">שלא</text:span><text:span text:style-name="T4"> </text:span><text:span text:style-name="T1">נגמרה</text:span><text:span text:style-name="T4"> </text:span><text:span text:style-name="T1">מלאכתן</text:span><text:span text:style-name="T4"> </text:span><text:span text:style-name="T2">(</text:span><text:span text:style-name="T8">למעשר</text:span><text:span text:style-name="T2">)</text:span><text:span text:style-name="T1"> ועברו</text:span><text:span text:style-name="T4"> </text:span><text:span text:style-name="T1">בירושלים</text:span><text:span text:style-name="T4"> </text:span><text:span text:style-name="T1">שיפדה</text:span><text:span text:style-name="T4"> </text:span><text:span text:style-name="T1">מעשר</text:span><text:span text:style-name="T4"> </text:span><text:span text:style-name="T1">שני</text:span><text:span text:style-name="T4"> </text:span><text:span text:style-name="T1">שלהן</text:span><text:span text:style-name="T4"> </text:span><text:span text:style-name="T2">(</text:span><text:span text:style-name="T8">עדיין</text:span><text:span text:style-name="T5"> </text:span><text:span text:style-name="T8">יש</text:span><text:span text:style-name="T5"> </text:span><text:span text:style-name="T8">לו</text:span><text:span text:style-name="T5"> </text:span><text:span text:style-name="T8">פדייה: דכיון</text:span><text:span text:style-name="T5"> </text:span><text:span text:style-name="T8">דלא</text:span><text:span text:style-name="T5"> </text:span><text:span text:style-name="T8">נגמרה</text:span><text:span text:style-name="T5"> </text:span><text:span text:style-name="T8">מלאכתן</text:span><text:span text:style-name="T5"> </text:span><text:span text:style-name="T8">- לא</text:span><text:span text:style-name="T5"> </text:span><text:span text:style-name="T8">אמרינן</text:span><text:span text:style-name="T5"> </text:span><text:span text:style-name="T8">'כמי</text:span><text:span text:style-name="T5"> </text:span><text:span text:style-name="T8">שהורמו</text:span><text:span text:style-name="T5"> </text:span><text:span text:style-name="T8">דמיין, וראה</text:span><text:span text:style-name="T5"> </text:span><text:span text:style-name="T8">פני</text:span><text:span text:style-name="T5"> </text:span><text:span text:style-name="T8">החומה', ואין</text:span><text:span text:style-name="T5"> </text:span><text:span text:style-name="T8">לו</text:span><text:span text:style-name="T5"> </text:span><text:span text:style-name="T8">פדייה</text:span><text:span text:style-name="T2">)</text:span><text:span text:style-name="T1"> ויאכל</text:span><text:span text:style-name="T4"> </text:span><text:span text:style-name="T1">בכל</text:span><text:span text:style-name="T4"> </text:span><text:span text:style-name="T1">מקום; ועל</text:span><text:span text:style-name="T4"> </text:span><text:span text:style-name="T1">מה</text:span><text:span text:style-name="T4"> </text:span><text:span text:style-name="T1">נחלקו? על</text:span><text:span text:style-name="T4"> </text:span><text:span text:style-name="T1">פירות</text:span><text:span text:style-name="T4"> </text:span><text:span text:style-name="T1">שנגמרה</text:span><text:span text:style-name="T4"> </text:span><text:span text:style-name="T1">מלאכתן</text:span><text:span text:style-name="T4"> </text:span><text:span text:style-name="T2">(</text:span><text:span text:style-name="T8">כדמפרש</text:span><text:span text:style-name="T5"> </text:span><text:span text:style-name="T8">בזרעים</text:span><text:span text:style-name="T5"> </text:span><text:span text:style-name="T8">(מעשרות</text:span><text:span text:style-name="T5"> </text:span><text:span text:style-name="T8">פ"א</text:span><text:span text:style-name="T5"> </text:span><text:span text:style-name="T8">מ"ה): מאימתי</text:span><text:span text:style-name="T5"> </text:span><text:span text:style-name="T8">גמר</text:span><text:span text:style-name="T5"> </text:span><text:span text:style-name="T8">מלאכתן</text:span><text:span text:style-name="T5"> </text:span><text:span text:style-name="T8">למעשר? בחיטין</text:span><text:span text:style-name="T5"> </text:span><text:span text:style-name="T8">- משימרח</text:span><text:span text:style-name="T5"> </text:span><text:span text:style-name="T8">הכרי, בדילועין</text:span><text:span text:style-name="T5"> </text:span><text:span text:style-name="T8">- משיפקסו</text:span><text:span text:style-name="T5"> </text:span><text:span text:style-name="T8">כו'</text:span><text:span text:style-name="T2">)</text:span><text:span text:style-name="T1"> ועברו</text:span><text:span text:style-name="T4"> </text:span><text:span text:style-name="T1">בירושלים, שבית</text:span><text:span text:style-name="T4"> </text:span><text:span text:style-name="T1">שמאי</text:span><text:span text:style-name="T4"> </text:span><text:span text:style-name="T1">אומרים: יחזיר</text:span><text:span text:style-name="T4"> </text:span><text:span text:style-name="T1">מעשר</text:span><text:span text:style-name="T4"> </text:span><text:span text:style-name="T1">שני</text:span><text:span text:style-name="T4"> </text:span><text:span text:style-name="T1">שלהם</text:span><text:span text:style-name="T4"> </text:span><text:span text:style-name="T2">(</text:span><text:span text:style-name="T8">דקסברי</text:span><text:span text:style-name="T5"> </text:span><text:span text:style-name="T8">בית</text:span><text:span text:style-name="T5"> </text:span><text:span text:style-name="T8">שמאי: כמי</text:span><text:span text:style-name="T5"> </text:span><text:span text:style-name="T8">שהורמו</text:span><text:span text:style-name="T5"> </text:span><text:span text:style-name="T8">דמיין</text:span><text:span text:style-name="T2">)</text:span><text:span text:style-name="T1"> ויאכל</text:span><text:span text:style-name="T4"> </text:span><text:span text:style-name="T1">בירושלים, ובית</text:span><text:span text:style-name="T4"> </text:span><text:span text:style-name="T1">הלל</text:span><text:span text:style-name="T4"> </text:span><text:span text:style-name="T1">אומרים: יפדה</text:span><text:span text:style-name="T4"> </text:span><text:span text:style-name="T1">ויאכל</text:span><text:span text:style-name="T4"> </text:span><text:span text:style-name="T1">בכל</text:span><text:span text:style-name="T4"> </text:span><text:span text:style-name="T1">מקום</text:span><text:span text:style-name="T4"> </text:span><text:span text:style-name="T2">(</text:span><text:span text:style-name="T8">מדמתני</text:span><text:span text:style-name="T5"> </text:span><text:span text:style-name="T8">רבי</text:span><text:span text:style-name="T5"> </text:span><text:span text:style-name="T8">יוסי</text:span><text:span text:style-name="T5"> </text:span><text:span text:style-name="T8">אליבא</text:span><text:span text:style-name="T5"> </text:span><text:span text:style-name="T8">דבית</text:span><text:span text:style-name="T5"> </text:span><text:span text:style-name="T8">הלל</text:span><text:span text:style-name="T5"> </text:span><text:span text:style-name="T8">'יפדה' - שמע</text:span><text:span text:style-name="T5"> </text:span><text:span text:style-name="T8">מינה</text:span><text:span text:style-name="T5"> </text:span><text:span text:style-name="T8">דהכי</text:span><text:span text:style-name="T5"> </text:span><text:span text:style-name="T8">סבירא</text:span><text:span text:style-name="T5"> </text:span><text:span text:style-name="T8">ליה: דבית</text:span><text:span text:style-name="T5"> </text:span><text:span text:style-name="T8">שמאי</text:span><text:span text:style-name="T5"> </text:span><text:span text:style-name="T8">במקום</text:span><text:span text:style-name="T5"> </text:span><text:span text:style-name="T8">בית</text:span><text:span text:style-name="T5"> </text:span><text:span text:style-name="T8">הלל</text:span><text:span text:style-name="T5"> </text:span><text:span text:style-name="T8">אינה</text:span><text:span text:style-name="T5"> </text:span><text:span text:style-name="T8">משנה, ומדקאמר</text:span><text:span text:style-name="T5"> </text:span><text:span text:style-name="T8">'</text:span><text:span text:style-name="T110">יפדה</text:span><text:span text:style-name="T8">' - שמע</text:span><text:span text:style-name="T5"> </text:span><text:span text:style-name="T8">מינה</text:span><text:span text:style-name="T5"> </text:span><text:span text:style-name="T8">דמתנות</text:span><text:span text:style-name="T5"> </text:span><text:span text:style-name="T8">שלא</text:span><text:span text:style-name="T5"> </text:span><text:span text:style-name="T8">הורמו</text:span><text:span text:style-name="T5"> </text:span><text:span text:style-name="T8">לאו</text:span><text:span text:style-name="T5"> </text:span><text:span text:style-name="T8">כמי</text:span><text:span text:style-name="T5"> </text:span><text:span text:style-name="T8">שהורמו</text:span><text:span text:style-name="T5"> </text:span><text:span text:style-name="T8">דמיין, ולא</text:span><text:span text:style-name="T5"> </text:span><text:span text:style-name="T8">ראה</text:span><text:span text:style-name="T5"> </text:span><text:span text:style-name="T8">פני</text:span><text:span text:style-name="T5"> </text:span><text:span text:style-name="T8">החומה, ויש</text:span><text:span text:style-name="T5"> </text:span><text:span text:style-name="T8">לו</text:span><text:span text:style-name="T5"> </text:span><text:span text:style-name="T8">פדייה</text:span><text:span text:style-name="T2">)</text:span><text:span text:style-name="T1">'; ואי</text:span><text:span text:style-name="T4"> </text:span><text:span text:style-name="T1">סלקא</text:span><text:span text:style-name="T4"> </text:span><text:span text:style-name="T1">דעתך</text:span><text:span text:style-name="T4"> </text:span><text:span text:style-name="T1">מתנות</text:span><text:span text:style-name="T4"> </text:span><text:span text:style-name="T1">שלא</text:span><text:span text:style-name="T4"> </text:span><text:span text:style-name="T1">הורמו</text:span><text:span text:style-name="T4"> </text:span><text:span text:style-name="T1">כמי</text:span><text:span text:style-name="T4"> </text:span><text:span text:style-name="T1">שהורמו</text:span><text:span text:style-name="T4"> </text:span><text:span text:style-name="T1">דמיין</text:span><text:span text:style-name="T4"> </text:span><text:span text:style-name="T1">- הא</text:span><text:span text:style-name="T4"> </text:span><text:span text:style-name="T1">קלטוהו</text:span><text:span text:style-name="T4"> </text:span><text:span text:style-name="T1">מחיצות!?</text:span></text:p>
      <text:p text:style-name="P10"><text:soft-page-break/><text:span text:style-name="T1">אמר</text:span><text:span text:style-name="T4"> </text:span><text:span text:style-name="T1">רבה</text:span><text:span text:style-name="T4"> </text:span><text:span text:style-name="T41">[נ"א</text:span><text:span text:style-name="T52"> </text:span><text:span text:style-name="T50">רבא</text:span><text:span text:style-name="T41">]</text:span><text:span text:style-name="T1">: מחיצה</text:span><text:span text:style-name="T4"> </text:span><text:span text:style-name="T1">לאכול</text:span><text:span text:style-name="T4"> </text:span><text:span text:style-name="T1">דאורייתא, מחיצה</text:span><text:span text:style-name="T4"> </text:span><text:span text:style-name="T1">לקלוט</text:span><text:span text:style-name="T4"> </text:span><text:span text:style-name="T1">דרבנן, וכי</text:span><text:span text:style-name="T4"> </text:span><text:span text:style-name="T1">גזור</text:span><text:span text:style-name="T4"> </text:span><text:span text:style-name="T1">רבנן</text:span><text:span text:style-name="T4"> </text:span><text:span text:style-name="T1">- כי</text:span><text:span text:style-name="T4"> </text:span><text:span text:style-name="T1">איתיה</text:span><text:span text:style-name="T4"> </text:span><text:span text:style-name="T1">בעיניה, בטבליה</text:span><text:span text:style-name="T4"> </text:span><text:span text:style-name="T1">לא</text:span><text:span text:style-name="T4"> </text:span><text:span text:style-name="T1">גזור</text:span><text:span text:style-name="T4"> </text:span><text:span text:style-name="T1">רבנן.</text:span></text:p>
      <text:p text:style-name="P15"><text:span text:style-name="T7">[תוספות</text:span><text:span text:style-name="T4"> </text:span><text:span text:style-name="T7">ד"ה</text:span><text:span text:style-name="T4"> </text:span><text:span text:style-name="T7">אמר</text:span><text:span text:style-name="T4"> </text:span><text:span text:style-name="T7">רבא</text:span><text:span text:style-name="T4"> </text:span><text:span text:style-name="T7">מחיצה</text:span><text:span text:style-name="T4"> </text:span><text:span text:style-name="T7">לאכול</text:span><text:span text:style-name="T4"> </text:span><text:span text:style-name="T7">מדאורייתא, מחיצה</text:span><text:span text:style-name="T4"> </text:span><text:span text:style-name="T7">לקלוט</text:span><text:span text:style-name="T4"> </text:span><text:span text:style-name="T7">מדרבנן: הלכך</text:span><text:span text:style-name="T4"> </text:span><text:span text:style-name="T7">לגבי</text:span><text:span text:style-name="T4"> </text:span><text:span text:style-name="T7">דין</text:span><text:span text:style-name="T4"> </text:span><text:span text:style-name="T7">פדייה</text:span><text:span text:style-name="T4"> – </text:span><text:span text:style-name="T7">לא</text:span><text:span text:style-name="T4"> </text:span><text:span text:style-name="T7">אמרינן</text:span><text:span text:style-name="T4"> </text:span><text:span text:style-name="T7">'מתנות</text:span><text:span text:style-name="T4"> </text:span><text:span text:style-name="T7">שלא</text:span><text:span text:style-name="T4"> </text:span><text:span text:style-name="T7">הורמו</text:span><text:span text:style-name="T4"> </text:span><text:span text:style-name="T7">כמי</text:span><text:span text:style-name="T4"> </text:span><text:span text:style-name="T7">שהורמו</text:span><text:span text:style-name="T4"> </text:span><text:span text:style-name="T7">דמיין' לענין</text:span><text:span text:style-name="T4"> </text:span><text:span text:style-name="T7">שקלטוהו</text:span><text:span text:style-name="T4"> </text:span><text:span text:style-name="T7">מחיצות</text:span><text:span text:style-name="T4"> </text:span><text:span text:style-name="T7">ואסור</text:span><text:span text:style-name="T4"> </text:span><text:span text:style-name="T7">לפדותו, אבל</text:span><text:span text:style-name="T4"> </text:span><text:span text:style-name="T7">לענין</text:span><text:span text:style-name="T4"> </text:span><text:span text:style-name="T7">שלוקין</text:span><text:span text:style-name="T4"> </text:span><text:span text:style-name="T7">בגבולין</text:span><text:span text:style-name="T4"> </text:span><text:span text:style-name="T7">על</text:span><text:span text:style-name="T4"> </text:span><text:span text:style-name="T7">אכילתו</text:span><text:span text:style-name="T4"> </text:span><text:span text:style-name="T7">אמרינן</text:span><text:span text:style-name="T4"> </text:span><text:span text:style-name="T7">'כמי</text:span><text:span text:style-name="T4"> </text:span><text:span text:style-name="T7">שהורמו</text:span><text:span text:style-name="T4"> </text:span><text:span text:style-name="T7">דמיין' והוי</text:span><text:span text:style-name="T4"> </text:span><text:span text:style-name="T7">'ראו</text:span><text:span text:style-name="T4"> </text:span><text:span text:style-name="T7">פני</text:span><text:span text:style-name="T4"> </text:span><text:span text:style-name="T7">הבית'.]</text:span></text:p>
      <text:p text:style-name="P15"><text:span text:style-name="T40">[## לפי</text:span><text:span text:style-name="T51"> </text:span><text:span text:style-name="T40">זה</text:span><text:span text:style-name="T51"> </text:span><text:span text:style-name="T40">רבה</text:span><text:span text:style-name="T51"> – </text:span><text:span text:style-name="T40">או</text:span><text:span text:style-name="T51"> </text:span><text:span text:style-name="T40">רבא</text:span><text:span text:style-name="T51"> – </text:span><text:span text:style-name="T40">אינו</text:span><text:span text:style-name="T51"> </text:span><text:span text:style-name="T40">מקבל</text:span><text:span text:style-name="T51"> </text:span><text:span text:style-name="T40">את</text:span><text:span text:style-name="T51"> </text:span><text:span text:style-name="T40">החידוש</text:span><text:span text:style-name="T51"> </text:span><text:span text:style-name="T40">של</text:span><text:span text:style-name="T51"> </text:span><text:span text:style-name="T40">רבי</text:span><text:span text:style-name="T51"> </text:span><text:span text:style-name="T40">יוחנן</text:span><text:span text:style-name="T51"> </text:span><text:span text:style-name="T40">לעיל, שרק</text:span><text:span text:style-name="T51"> </text:span><text:span text:style-name="T40">מי</text:span><text:span text:style-name="T51"> </text:span><text:span text:style-name="T40">שהכניס</text:span><text:span text:style-name="T51"> </text:span><text:span text:style-name="T40">והוציא</text:span><text:span text:style-name="T51"> </text:span><text:span text:style-name="T40">חייב</text:span><text:span text:style-name="T51"> </text:span><text:span text:style-name="T40">מלקות, אלא</text:span><text:span text:style-name="T51"> </text:span><text:span text:style-name="T40">לדעת</text:span><text:span text:style-name="T51"> </text:span><text:span text:style-name="T40">רבה[-רבא] </text:span><text:span text:style-name="T58">אין</text:span><text:span text:style-name="T59"> </text:span><text:span text:style-name="T58">דין</text:span><text:span text:style-name="T59"> </text:span><text:span text:style-name="T58">קליטה</text:span><text:span text:style-name="T59"> </text:span><text:span text:style-name="T58">במעשר</text:span><text:span text:style-name="T59"> </text:span><text:span text:style-name="T58">שני</text:span><text:span text:style-name="T59"> </text:span><text:span text:style-name="T58">מן</text:span><text:span text:style-name="T59"> </text:span><text:span text:style-name="T58">התורה</text:span><text:span text:style-name="T59"> </text:span><text:span text:style-name="T58">כלל</text:span><text:span text:style-name="T59"> </text:span><text:span text:style-name="T58">ועיקר</text:span><text:span text:style-name="T40">, ובדין</text:span><text:span text:style-name="T51"> </text:span><text:span text:style-name="T40">תורה</text:span><text:span text:style-name="T51"> </text:span><text:span text:style-name="T40">האוכלו</text:span><text:span text:style-name="T51"> </text:span><text:span text:style-name="T40">בחוץ</text:span><text:span text:style-name="T51"> </text:span><text:span text:style-name="T40">חייב, האוכלו</text:span><text:span text:style-name="T51"> </text:span><text:span text:style-name="T40">בפנים</text:span><text:span text:style-name="T51"> </text:span><text:span text:style-name="T40">עשה</text:span><text:span text:style-name="T51"> </text:span><text:span text:style-name="T40">מצוה, ופירות</text:span><text:span text:style-name="T51"> </text:span><text:span text:style-name="T40">שהוכנסו</text:span><text:span text:style-name="T51"> </text:span><text:span text:style-name="T40">ויצאו</text:span><text:span text:style-name="T51"> </text:span><text:span text:style-name="T40">- דינם</text:span><text:span text:style-name="T51"> </text:span><text:span text:style-name="T40">כמי</text:span><text:span text:style-name="T51"> </text:span><text:span text:style-name="T40">שלא</text:span><text:span text:style-name="T51"> </text:span><text:span text:style-name="T40">הוכנס</text:span><text:span text:style-name="T51"> </text:span><text:span text:style-name="T40">כלל!]</text:span><text:span text:style-name="T7"> </text:span></text:p>
      <text:p text:style-name="P10"><text:span text:style-name="T1">רבינא</text:span><text:span text:style-name="T4"> </text:span><text:span text:style-name="T1">אמר: </text:span><text:span text:style-name="T2">(</text:span><text:span text:style-name="T8">הא</text:span><text:span text:style-name="T5"> </text:span><text:span text:style-name="T8">דדייקינן</text:span><text:span text:style-name="T5"> </text:span><text:span text:style-name="T8">לעיל</text:span><text:span text:style-name="T5"> </text:span><text:span text:style-name="T8">'הא</text:span><text:span text:style-name="T5"> </text:span><text:span text:style-name="T8">בגבולין</text:span><text:span text:style-name="T5"> </text:span><text:span text:style-name="T8">לוקה</text:span><text:span text:style-name="T5"> </text:span><text:span text:style-name="T8">שלש', וקא</text:span><text:span text:style-name="T5"> </text:span><text:span text:style-name="T8">בעית</text:span><text:span text:style-name="T5"> </text:span><text:span text:style-name="T8">'מאי</text:span><text:span text:style-name="T5"> </text:span><text:span text:style-name="T8">למימרא?'- <text:s/>איצטריך:</text:span><text:span text:style-name="T2">)</text:span><text:span text:style-name="T1"> כגון</text:span><text:span text:style-name="T4"> </text:span><text:span text:style-name="T1">דנקיט</text:span><text:span text:style-name="T4"> </text:span><text:span text:style-name="T1">ליה</text:span><text:span text:style-name="T4"> </text:span><text:span text:style-name="T1">בקניא</text:span><text:span text:style-name="T4"> </text:span><text:span text:style-name="T2">(</text:span><text:span text:style-name="T8">וקא</text:span><text:span text:style-name="T5"> </text:span><text:span text:style-name="T8">משמע</text:span><text:span text:style-name="T5"> </text:span><text:span text:style-name="T8">לן</text:span><text:span text:style-name="T5"> </text:span><text:span text:style-name="T8">דכמאן</text:span><text:span text:style-name="T5"> </text:span><text:span text:style-name="T8">דראה</text:span><text:span text:style-name="T5"> </text:span><text:span text:style-name="T8">פני</text:span><text:span text:style-name="T5"> </text:span><text:span text:style-name="T8">החומה</text:span><text:span text:style-name="T5"> </text:span><text:span text:style-name="T8">דמי, ולוקה</text:span><text:span text:style-name="T5"> </text:span><text:span text:style-name="T8">משום</text:span><text:span text:style-name="T5"> </text:span><text:span text:style-name="T8">'</text:span><text:span text:style-name="T11">לא</text:span><text:span text:style-name="T5"> </text:span><text:span text:style-name="T11">תוכל</text:span><text:span text:style-name="T8">' אי</text:span><text:span text:style-name="T5"> </text:span><text:span text:style-name="T8">הדר</text:span><text:span text:style-name="T5"> </text:span><text:span text:style-name="T8">ארחקיה</text:span><text:span text:style-name="T5"> </text:span><text:span text:style-name="T8">ואכליה</text:span><text:span text:style-name="T2">)</text:span><text:span text:style-name="T1">, ותפשוט</text:span><text:span text:style-name="T4"> </text:span><text:span text:style-name="T1">בעיא</text:span><text:span text:style-name="T4"> </text:span><text:span text:style-name="T1">דרב</text:span><text:span text:style-name="T4"> </text:span><text:span text:style-name="T1">פפא</text:span><text:span text:style-name="T4"> </text:span><text:span text:style-name="T2">(</text:span><text:span text:style-name="T8">דבעא</text:span><text:span text:style-name="T5"> </text:span><text:span text:style-name="T8">לעיל</text:span><text:span text:style-name="T2">)</text:span><text:span text:style-name="T1">.</text:span></text:p>
      <text:p text:style-name="P11"/>
      <text:p text:style-name="P11"/>
      <text:p text:style-name="P11">משנה:</text:p>
      <text:p text:style-name="P10"><text:span text:style-name="T1">הקורח</text:span><text:span text:style-name="T4"> </text:span><text:span text:style-name="T1">קרחה</text:span><text:span text:style-name="T4"> </text:span><text:span text:style-name="T1">בראשו</text:span><text:span text:style-name="T4"> </text:span><text:span text:style-name="T2">(</text:span><text:span text:style-name="T8">על</text:span><text:span text:style-name="T5"> </text:span><text:span text:style-name="T8">המת, כדמפרש</text:span><text:span text:style-name="T5"> </text:span><text:span text:style-name="T8">בגמרא</text:span><text:span text:style-name="T2">)</text:span><text:span text:style-name="T1">, והמקיף</text:span><text:span text:style-name="T4"> </text:span><text:span text:style-name="T1">פאת</text:span><text:span text:style-name="T4"> </text:span><text:span text:style-name="T1">ראשו</text:span><text:span text:style-name="T4"> </text:span><text:span text:style-name="T2">(</text:span><text:span text:style-name="T8">משום</text:span><text:span text:style-name="T5"> </text:span><text:span text:style-name="T8">דבעי</text:span><text:span text:style-name="T5"> </text:span><text:span text:style-name="T8">למימר</text:span><text:span text:style-name="T5"> </text:span><text:span text:style-name="T8">הי</text:span><text:span text:style-name="T5"> </text:span><text:span text:style-name="T8">נינהו</text:span><text:span text:style-name="T5"> </text:span><text:span text:style-name="T8">'פאתי</text:span><text:span text:style-name="T5"> </text:span><text:span text:style-name="T8">ראשו' נקיט</text:span><text:span text:style-name="T5"> </text:span><text:span text:style-name="T8">ליה</text:span><text:span text:style-name="T2">)</text:span><text:span text:style-name="T1">, והמשחית</text:span><text:span text:style-name="T4"> </text:span><text:span text:style-name="T1">פאת</text:span><text:span text:style-name="T4"> </text:span><text:span text:style-name="T1">זקנו, והשורט</text:span><text:span text:style-name="T4"> </text:span><text:span text:style-name="T1">שריטה</text:span><text:span text:style-name="T4"> </text:span><text:span text:style-name="T1">אחת</text:span><text:span text:style-name="T4"> </text:span><text:span text:style-name="T1">על</text:span><text:span text:style-name="T4"> </text:span><text:span text:style-name="T1">המת</text:span><text:span text:style-name="T4"> </text:span><text:span text:style-name="T2">(</text:span><text:span text:style-name="T8">עושה</text:span><text:span text:style-name="T5"> </text:span><text:span text:style-name="T8">חבורה</text:span><text:span text:style-name="T5"> </text:span><text:span text:style-name="T8">בעצמו</text:span><text:span text:style-name="T5"> </text:span><text:span text:style-name="T8">משום</text:span><text:span text:style-name="T5"> </text:span><text:span text:style-name="T8">צער</text:span><text:span text:style-name="T5"> </text:span><text:span text:style-name="T8">מתו</text:span><text:span text:style-name="T2">)</text:span><text:span text:style-name="T1"> – חייב</text:span><text:span text:style-name="T4"> </text:span><text:span text:style-name="T2">(</text:span><text:span text:style-name="T8">הכא</text:span><text:span text:style-name="T5"> </text:span><text:span text:style-name="T8">לאו</text:span><text:span text:style-name="T5"> </text:span><text:span text:style-name="T8">דוקא</text:span><text:span text:style-name="T5"> </text:span><text:span text:style-name="T8">נקט</text:span><text:span text:style-name="T5"> </text:span><text:span text:style-name="T8">'שריטה</text:span><text:span text:style-name="T5"> </text:span><text:span text:style-name="T8">אחת' אלא</text:span><text:span text:style-name="T5"> </text:span><text:span text:style-name="T8">משום</text:span><text:span text:style-name="T5"> </text:span><text:span text:style-name="T8">דבעי</text:span><text:span text:style-name="T5"> </text:span><text:span text:style-name="T8">לפלוגי</text:span><text:span text:style-name="T5"> </text:span><text:span text:style-name="T8">לקמיה</text:span><text:span text:style-name="T5"> </text:span><text:span text:style-name="T8">בין</text:span><text:span text:style-name="T5"> </text:span><text:span text:style-name="T8">שריטה</text:span><text:span text:style-name="T5"> </text:span><text:span text:style-name="T8">אחת</text:span><text:span text:style-name="T5"> </text:span><text:span text:style-name="T8">לשתי</text:span><text:span text:style-name="T5"> </text:span><text:span text:style-name="T8">שריטות</text:span><text:span text:style-name="T5"> </text:span><text:span text:style-name="T8">נקיט</text:span><text:span text:style-name="T5"> </text:span><text:span text:style-name="T8">ליה</text:span><text:span text:style-name="T5"> </text:span><text:span text:style-name="T8">נמי</text:span><text:span text:style-name="T5"> </text:span><text:span text:style-name="T8">הכא, וכמדומה</text:span><text:span text:style-name="T5"> </text:span><text:span text:style-name="T8">דלא</text:span><text:span text:style-name="T5"> </text:span><text:span text:style-name="T8">גרסינן</text:span><text:span text:style-name="T5"> </text:span><text:span text:style-name="T8">ליה</text:span><text:span text:style-name="T2">)</text:span><text:span text:style-name="T1">;</text:span></text:p>
      <text:p text:style-name="P10"><text:span text:style-name="T1">שרט</text:span><text:span text:style-name="T4"> </text:span><text:span text:style-name="T1">שריטה</text:span><text:span text:style-name="T4"> </text:span><text:span text:style-name="T1">אחת</text:span><text:span text:style-name="T4"> </text:span><text:span text:style-name="T1">על</text:span><text:span text:style-name="T4"> </text:span><text:span text:style-name="T1">חמשה</text:span><text:span text:style-name="T4"> </text:span><text:span text:style-name="T1">מתים, או</text:span><text:span text:style-name="T4"> </text:span><text:span text:style-name="T1">חמש</text:span><text:span text:style-name="T4"> </text:span><text:span text:style-name="T1">שריטות</text:span><text:span text:style-name="T4"> </text:span><text:span text:style-name="T1">על</text:span><text:span text:style-name="T4"> </text:span><text:span text:style-name="T1">מת</text:span><text:span text:style-name="T4"> </text:span><text:span text:style-name="T1">אחד</text:span><text:span text:style-name="T4"> </text:span><text:span text:style-name="T1">- </text:span><text:span text:style-name="T2">(</text:span><text:span text:style-name="T8">בגמרא</text:span><text:span text:style-name="T5"> </text:span><text:span text:style-name="T8">מרבי</text:span><text:span text:style-name="T5"> </text:span><text:span text:style-name="T8">ליה</text:span><text:span text:style-name="T5"> </text:span><text:span text:style-name="T8">ד</text:span><text:span text:style-name="T2">)</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על</text:span><text:span text:style-name="T4"> </text:span><text:span text:style-name="T1">הראש</text:span><text:span text:style-name="T4"> </text:span><text:span text:style-name="T2">(</text:span><text:span text:style-name="T8">על</text:span><text:span text:style-name="T5"> </text:span><text:span text:style-name="T8">הקפת</text:span><text:span text:style-name="T5"> </text:span><text:span text:style-name="T8">הראש</text:span><text:span text:style-name="T2">)</text:span><text:span text:style-name="T1"> – שתים</text:span><text:span text:style-name="T4"> </text:span><text:span text:style-name="T2">(</text:span><text:span text:style-name="T8">חייב</text:span><text:span text:style-name="T5"> </text:span><text:span text:style-name="T8">שתי</text:span><text:span text:style-name="T5"> </text:span><text:span text:style-name="T8">מלקיות</text:span><text:span text:style-name="T2">)</text:span><text:span text:style-name="T1">: אחת</text:span><text:span text:style-name="T4"> </text:span><text:span text:style-name="T1">מכאן</text:span><text:span text:style-name="T4"> </text:span><text:span text:style-name="T1">ואחת</text:span><text:span text:style-name="T4"> </text:span><text:span text:style-name="T1">מכאן</text:span><text:span text:style-name="T4"> </text:span><text:span text:style-name="T2">(</text:span><text:span text:style-name="T8">דשתי</text:span><text:span text:style-name="T5"> </text:span><text:span text:style-name="T8">פאות</text:span><text:span text:style-name="T5"> </text:span><text:span text:style-name="T8">יש</text:span><text:span text:style-name="T5"> </text:span><text:span text:style-name="T8">לו</text:span><text:span text:style-name="T5"> </text:span><text:span text:style-name="T8">לראש: שהראש</text:span><text:span text:style-name="T5"> </text:span><text:span text:style-name="T8">- כשתי</text:span><text:span text:style-name="T5"> </text:span><text:span text:style-name="T8">חתיכות: מקום</text:span><text:span text:style-name="T5"> </text:span><text:span text:style-name="T8">השיער</text:span><text:span text:style-name="T5"> </text:span><text:span text:style-name="T8">חתיכה</text:span><text:span text:style-name="T5"> </text:span><text:span text:style-name="T8">אחת, ומקום</text:span><text:span text:style-name="T5"> </text:span><text:span text:style-name="T8">הפנים</text:span><text:span text:style-name="T5"> </text:span><text:span text:style-name="T8">והזקן</text:span><text:span text:style-name="T5"> </text:span><text:span text:style-name="T8">חתיכה</text:span><text:span text:style-name="T5"> </text:span><text:span text:style-name="T8">אחת, ומתחברות</text:span><text:span text:style-name="T5"> </text:span><text:span text:style-name="T8">זו</text:span><text:span text:style-name="T5"> </text:span><text:span text:style-name="T8">עם</text:span><text:span text:style-name="T5"> </text:span><text:span text:style-name="T8">זו</text:span><text:span text:style-name="T5"> </text:span><text:span text:style-name="T8">בצד</text:span><text:span text:style-name="T5"> </text:span><text:span text:style-name="T8">האוזן</text:span><text:span text:style-name="T5"> </text:span><text:span text:style-name="T8">מלפניו, מקום</text:span><text:span text:style-name="T5"> </text:span><text:span text:style-name="T8">שלועזין</text:span><text:span text:style-name="T5"> </text:span><text:span text:style-name="T8">טנפל"א, ושם</text:span><text:span text:style-name="T5"> </text:span><text:span text:style-name="T8">נקרא</text:span><text:span text:style-name="T5"> </text:span><text:span text:style-name="T8">'פאה': ששם</text:span><text:span text:style-name="T5"> </text:span><text:span text:style-name="T8">סוף</text:span><text:span text:style-name="T5"> </text:span><text:span text:style-name="T8">הראש</text:span><text:span text:style-name="T5"> </text:span><text:span text:style-name="T8">= מקום</text:span><text:span text:style-name="T5"> </text:span><text:span text:style-name="T8">חיבור</text:span><text:span text:style-name="T5"> </text:span><text:span text:style-name="T8">הפרקים, ונמצא</text:span><text:span text:style-name="T5"> </text:span><text:span text:style-name="T8">שיש</text:span><text:span text:style-name="T5"> </text:span><text:span text:style-name="T8">לו</text:span><text:span text:style-name="T5"> </text:span><text:span text:style-name="T8">שתי</text:span><text:span text:style-name="T5"> </text:span><text:span text:style-name="T8">פאות: צידעא</text:span><text:span text:style-name="T5"> </text:span><text:span text:style-name="T8">מכאן</text:span><text:span text:style-name="T5"> </text:span><text:span text:style-name="T8">וצידעא</text:span><text:span text:style-name="T5"> </text:span><text:span text:style-name="T8">מכאן, וחייב</text:span><text:span text:style-name="T5"> </text:span><text:span text:style-name="T8">עליהן</text:span><text:span text:style-name="T5"> </text:span><text:span text:style-name="T8">שתים</text:span><text:span text:style-name="T5"> </text:span><text:span text:style-name="T8">אפילו</text:span><text:span text:style-name="T5"> </text:span><text:span text:style-name="T8">נטלן</text:span><text:span text:style-name="T5"> </text:span><text:span text:style-name="T8">בבת</text:span><text:span text:style-name="T5"> </text:span><text:span text:style-name="T8">אחת</text:span><text:span text:style-name="T5"> </text:span><text:span text:style-name="T8">בשתי</text:span><text:span text:style-name="T5"> </text:span><text:span text:style-name="T8">ידיו, ואף</text:span><text:span text:style-name="T5"> </text:span><text:span text:style-name="T8">על</text:span><text:span text:style-name="T5"> </text:span><text:span text:style-name="T8">גב</text:span><text:span text:style-name="T5"> </text:span><text:span text:style-name="T8">דחד</text:span><text:span text:style-name="T5"> </text:span><text:span text:style-name="T8">התראה</text:span><text:span text:style-name="T5"> </text:span><text:span text:style-name="T8">קא</text:span><text:span text:style-name="T5"> </text:span><text:span text:style-name="T8">מתרה</text:span><text:span text:style-name="T5"> </text:span><text:span text:style-name="T8">ליה</text:span><text:span text:style-name="T5"> </text:span><text:span text:style-name="T8">"אל</text:span><text:span text:style-name="T5"> </text:span><text:span text:style-name="T8">תקיף" דזיל</text:span><text:span text:style-name="T5"> </text:span><text:span text:style-name="T8">הכא</text:span><text:span text:style-name="T5"> </text:span><text:span text:style-name="T8">פאה</text:span><text:span text:style-name="T5"> </text:span><text:span text:style-name="T8">איכא</text:span><text:span text:style-name="T5"> </text:span><text:span text:style-name="T8">וזיל</text:span><text:span text:style-name="T5"> </text:span><text:span text:style-name="T8">הכא</text:span><text:span text:style-name="T5"> </text:span><text:span text:style-name="T8">פאה</text:span><text:span text:style-name="T5"> </text:span><text:span text:style-name="T8">איכא, כדאמר</text:span><text:span text:style-name="T5"> </text:span><text:span text:style-name="T8">לקמן</text:span><text:span text:style-name="T5"> </text:span><text:span text:style-name="T8">גבי</text:span><text:span text:style-name="T5"> </text:span><text:span text:style-name="T8">קרחה</text:span><text:span text:style-name="T5"> </text:span><text:span text:style-name="T8">וגבי</text:span><text:span text:style-name="T5"> </text:span><text:span text:style-name="T8">שריטה</text:span><text:span text:style-name="T5"> </text:span><text:span text:style-name="T8">- דמייתינן</text:span><text:span text:style-name="T5"> </text:span><text:span text:style-name="T8">דחייב</text:span><text:span text:style-name="T5"> </text:span><text:span text:style-name="T8">על</text:span><text:span text:style-name="T5"> </text:span><text:span text:style-name="T8">כל</text:span><text:span text:style-name="T5"> </text:span><text:span text:style-name="T8">קרחה</text:span><text:span text:style-name="T5"> </text:span><text:span text:style-name="T8">וקרחה</text:span><text:span text:style-name="T5"> </text:span><text:span text:style-name="T8">ועל</text:span><text:span text:style-name="T5"> </text:span><text:span text:style-name="T8">כל</text:span><text:span text:style-name="T5"> </text:span><text:span text:style-name="T8">שרט</text:span><text:span text:style-name="T5"> </text:span><text:span text:style-name="T8">ושרט; ונהי</text:span><text:span text:style-name="T5"> </text:span><text:span text:style-name="T8">דהכא</text:span><text:span text:style-name="T5"> </text:span><text:span text:style-name="T8">לא</text:span><text:span text:style-name="T5"> </text:span><text:span text:style-name="T8">צריך</text:span><text:span text:style-name="T5"> </text:span><text:span text:style-name="T8">לאתויי</text:span><text:span text:style-name="T5"> </text:span><text:span text:style-name="T8">מקרא, דמסתמא</text:span><text:span text:style-name="T5"> </text:span><text:span text:style-name="T8">כי</text:span><text:span text:style-name="T5"> </text:span><text:span text:style-name="T8">היכי</text:span><text:span text:style-name="T5"> </text:span><text:span text:style-name="T8">דאמרינן</text:span><text:span text:style-name="T5"> </text:span><text:span text:style-name="T8">'</text:span><text:span text:style-name="T11">ושרט</text:span><text:span text:style-name="T8">' לחייב</text:span><text:span text:style-name="T5"> </text:span><text:span text:style-name="T8">על</text:span><text:span text:style-name="T5"> </text:span><text:span text:style-name="T8">כל</text:span><text:span text:style-name="T5"> </text:span><text:span text:style-name="T8">שרט</text:span><text:span text:style-name="T5"> </text:span><text:span text:style-name="T8">ושרט</text:span><text:span text:style-name="T5"> </text:span><text:span text:style-name="T8">- הכי</text:span><text:span text:style-name="T5"> </text:span><text:span text:style-name="T8">נמי</text:span><text:span text:style-name="T5"> </text:span><text:span text:style-name="T8">אמרינן</text:span><text:span text:style-name="T5"> </text:span><text:span text:style-name="T8">'</text:span><text:span text:style-name="T11">פאת</text:span><text:span text:style-name="T8">' לחייב</text:span><text:span text:style-name="T5"> </text:span><text:span text:style-name="T8">על</text:span><text:span text:style-name="T5"> </text:span><text:span text:style-name="T8">כל</text:span><text:span text:style-name="T5"> </text:span><text:span text:style-name="T8">פאה</text:span><text:span text:style-name="T5"> </text:span><text:span text:style-name="T8">ופאה, דהא</text:span><text:span text:style-name="T5"> </text:span><text:span text:style-name="T8">לאו</text:span><text:span text:style-name="T5"> </text:span><text:span text:style-name="T8">מיתורא</text:span><text:span text:style-name="T5"> </text:span><text:span text:style-name="T8">דקרא</text:span><text:span text:style-name="T5"> </text:span><text:span text:style-name="T8">שמעינן</text:span><text:span text:style-name="T5"> </text:span><text:span text:style-name="T8">ליה</text:span><text:span text:style-name="T5"> </text:span><text:span text:style-name="T8">כולי</text:span><text:span text:style-name="T5"> </text:span><text:span text:style-name="T8">האי; אלא</text:span><text:span text:style-name="T5"> </text:span><text:span text:style-name="T8">ממשמעותיה, וכדאמרינן</text:span><text:span text:style-name="T5"> </text:span><text:span text:style-name="T8">לקמן</text:span><text:span text:style-name="T5"> </text:span><text:span text:style-name="T8">[בדף</text:span><text:span text:style-name="T5"> </text:span><text:span text:style-name="T8">זה</text:span><text:span text:style-name="T5"> </text:span><text:span text:style-name="T8">ריש</text:span><text:span text:style-name="T5"> </text:span><text:span text:style-name="T8">ע"ב] 'דסכינהו</text:span><text:span text:style-name="T5"> </text:span><text:span text:style-name="T8">לחמש</text:span><text:span text:style-name="T5"> </text:span><text:span text:style-name="T8">אצבעתיה</text:span><text:span text:style-name="T5"> </text:span><text:span text:style-name="T8">נשא': דאף</text:span><text:span text:style-name="T5"> </text:span><text:span text:style-name="T8">על</text:span><text:span text:style-name="T5"> </text:span><text:span text:style-name="T8">גב</text:span><text:span text:style-name="T5"> </text:span><text:span text:style-name="T8">דליכא</text:span><text:span text:style-name="T5"> </text:span><text:span text:style-name="T8">אלא</text:span><text:span text:style-name="T5"> </text:span><text:span text:style-name="T8">חדא</text:span><text:span text:style-name="T5"> </text:span><text:span text:style-name="T8">התראה</text:span><text:span text:style-name="T5"> </text:span><text:span text:style-name="T8">- מחייבינן</text:span><text:span text:style-name="T5"> </text:span><text:span text:style-name="T8">ליה</text:span><text:span text:style-name="T5"> </text:span><text:span text:style-name="T8">חמש</text:span><text:span text:style-name="T2">)</text:span><text:span text:style-name="T1">;</text:span></text:p>
      <text:p text:style-name="P10"><text:span text:style-name="T1">על</text:span><text:span text:style-name="T4"> </text:span><text:span text:style-name="T1">הזקן: שתים</text:span><text:span text:style-name="T4"> </text:span><text:span text:style-name="T1">מכאן</text:span><text:span text:style-name="T4"> </text:span><text:span text:style-name="T1">ושתים</text:span><text:span text:style-name="T4"> </text:span><text:span text:style-name="T1">מכאן</text:span><text:span text:style-name="T4"> </text:span><text:span text:style-name="T1">ואחת</text:span><text:span text:style-name="T4"> </text:span><text:span text:style-name="T1">מלמטה</text:span><text:span text:style-name="T4"> </text:span><text:span text:style-name="T2">(</text:span><text:span text:style-name="T8">חמש</text:span><text:span text:style-name="T5"> </text:span><text:span text:style-name="T8">פאות</text:span><text:span text:style-name="T5"> </text:span><text:span text:style-name="T8">יש</text:span><text:span text:style-name="T5"> </text:span><text:span text:style-name="T8">לו</text:span><text:span text:style-name="T5"> </text:span><text:span text:style-name="T8">לזקן: אחד</text:span><text:span text:style-name="T5"> </text:span><text:span text:style-name="T8">למטה</text:span><text:span text:style-name="T5"> </text:span><text:span text:style-name="T8">מן</text:span><text:span text:style-name="T5"> </text:span><text:span text:style-name="T8">האוזן, מקום</text:span><text:span text:style-name="T5"> </text:span><text:span text:style-name="T8">שלחי</text:span><text:span text:style-name="T5"> </text:span><text:span text:style-name="T8">התחתון</text:span><text:span text:style-name="T5"> </text:span><text:span text:style-name="T8">יוצא</text:span><text:span text:style-name="T5"> </text:span><text:span text:style-name="T8">ומתפרד</text:span><text:span text:style-name="T5"> </text:span><text:span text:style-name="T8">שם, ושם</text:span><text:span text:style-name="T5"> </text:span><text:span text:style-name="T8">נקרא</text:span><text:span text:style-name="T5"> </text:span><text:span text:style-name="T8">'פאה' בחודו</text:span><text:span text:style-name="T5"> </text:span><text:span text:style-name="T8">של</text:span><text:span text:style-name="T5"> </text:span><text:span text:style-name="T8">לחי</text:span><text:span text:style-name="T5"> </text:span><text:span text:style-name="T8">שבולט</text:span><text:span text:style-name="T5"> </text:span><text:span text:style-name="T8">לחוץ, ששם</text:span><text:span text:style-name="T5"> </text:span><text:span text:style-name="T8">מתחלת</text:span><text:span text:style-name="T5"> </text:span><text:span text:style-name="T8">הזקן; וכל</text:span><text:span text:style-name="T5"> </text:span><text:span text:style-name="T8">מה</text:span><text:span text:style-name="T5"> </text:span><text:span text:style-name="T8">שלמעלה</text:span><text:span text:style-name="T5"> </text:span><text:span text:style-name="T8">עד</text:span><text:span text:style-name="T5"> </text:span><text:span text:style-name="T8">הצידעא</text:span><text:span text:style-name="T5"> </text:span><text:span text:style-name="T8">- בכלל</text:span><text:span text:style-name="T5"> </text:span><text:span text:style-name="T8">'פאת</text:span><text:span text:style-name="T5"> </text:span><text:span text:style-name="T8">הראש' היא; ושתי</text:span><text:span text:style-name="T5"> </text:span><text:span text:style-name="T8">השיבולות: כל</text:span><text:span text:style-name="T5"> </text:span><text:span text:style-name="T8">אחד</text:span><text:span text:style-name="T5"> </text:span><text:span text:style-name="T8">מהן</text:span><text:span text:style-name="T5"> </text:span><text:span text:style-name="T8">לסוף</text:span><text:span text:style-name="T5"> </text:span><text:span text:style-name="T8">הלחי, ונקרא</text:span><text:span text:style-name="T5"> </text:span><text:span text:style-name="T8">'פאה'; ואחת</text:span><text:span text:style-name="T5"> </text:span><text:span text:style-name="T8">מלמטה: שיער</text:span><text:span text:style-name="T5"> </text:span><text:span text:style-name="T8">שבין</text:span><text:span text:style-name="T5"> </text:span><text:span text:style-name="T8">השיבולת</text:span><text:span text:style-name="T5"> </text:span><text:span text:style-name="T8">באמצע</text:span><text:span text:style-name="T5"> </text:span><text:span text:style-name="T8">הסנטר</text:span><text:span text:style-name="T5"> </text:span><text:span text:style-name="T8">שלועזין</text:span><text:span text:style-name="T5"> </text:span><text:span text:style-name="T8">מנט"ן</text:span><text:span text:style-name="T2">)</text:span><text:span text:style-name="T1">.</text:span></text:p>
      <text:p text:style-name="P1">רבי<text:span text:style-name="T4"> </text:span>אליעזר<text:span text:style-name="T4"> </text:span>אומר: אם<text:span text:style-name="T4"> </text:span>ניטלו<text:span text:style-name="T4"> </text:span>כולן<text:span text:style-name="T4"> </text:span>כאחת<text:span text:style-name="T4"> </text:span>- אינו<text:span text:style-name="T4"> </text:span>חייב<text:span text:style-name="T4"> </text:span>אלא<text:span text:style-name="T4"> </text:span>אחת;</text:p>
      <text:p text:style-name="P10"><text:span text:style-name="T1">ואינו</text:span><text:span text:style-name="T4"> </text:span><text:span text:style-name="T1">חייב</text:span><text:span text:style-name="T4"> </text:span><text:span text:style-name="T1">עד</text:span><text:span text:style-name="T4"> </text:span><text:span text:style-name="T1">שיטלנו</text:span><text:span text:style-name="T4"> </text:span><text:span text:style-name="T1">בתער</text:span><text:span text:style-name="T4"> </text:span><text:span text:style-name="T2">(</text:span><text:span text:style-name="T8">תנא</text:span><text:span text:style-name="T5"> </text:span><text:span text:style-name="T8">קמא</text:span><text:span text:style-name="T5"> </text:span><text:span text:style-name="T8">קאמר</text:span><text:span text:style-name="T5"> </text:span><text:span text:style-name="T8">לה, ורבי</text:span><text:span text:style-name="T5"> </text:span><text:span text:style-name="T8">אליעזר</text:span><text:span text:style-name="T5"> </text:span><text:span text:style-name="T8">פליג</text:span><text:span text:style-name="T5"> </text:span><text:span text:style-name="T8">עליה</text:span><text:span text:style-name="T2">)</text:span><text:span text:style-name="T1">;</text:span></text:p>
      <text:p text:style-name="P1">רבי<text:span text:style-name="T4"> </text:span>אליעזר<text:span text:style-name="T4"> </text:span>אומר: אפילו<text:span text:style-name="T4"> </text:span>לקטו<text:span text:style-name="T4"> </text:span>במלקט<text:span text:style-name="T4"> </text:span>או<text:span text:style-name="T4"> </text:span>ברהיטני<text:span text:style-name="T4"> </text:span>חייב.</text:p>
      <text:p text:style-name="P11"/>
      <text:p text:style-name="P11">גמרא:</text:p>
      <text:p text:style-name="P10"><text:span text:style-name="T1">תנו</text:span><text:span text:style-name="T4"> </text:span><text:span text:style-name="T1">רבנן</text:span><text:span text:style-name="T4"> </text:span><text:span text:style-name="T11">[</text:span><text:span text:style-name="T9">דומה</text:span><text:span text:style-name="T6"> </text:span><text:span text:style-name="T9">לסיפרא</text:span><text:span text:style-name="T6"> </text:span><text:span text:style-name="T9">פרשת</text:span><text:span text:style-name="T6"> </text:span><text:span text:style-name="T9">אמור</text:span><text:span text:style-name="T6"> </text:span><text:span text:style-name="T9">פרשה</text:span><text:span text:style-name="T6"> </text:span><text:span text:style-name="T9">א</text:span><text:span text:style-name="T6"> </text:span><text:span text:style-name="T9">פרק</text:span><text:span text:style-name="T6"> </text:span><text:span text:style-name="T9">א, על</text:span><text:span text:style-name="T6"> </text:span><text:span text:style-name="T9">הפסוק</text:span><text:span text:style-name="T5"> </text:span><text:span text:style-name="T9">ויקרא</text:span><text:span text:style-name="T6"> </text:span><text:span text:style-name="T9">כא,ה: </text:span><text:span text:style-name="T11">לא</text:span><text:span text:style-name="T5"> </text:span><text:span text:style-name="T11">יקרחה</text:span><text:span text:style-name="T5"> </text:span><text:span text:style-name="T11">קרחה</text:span><text:span text:style-name="T5"> </text:span><text:span text:style-name="T11">בראשם</text:span><text:span text:style-name="T5"> </text:span><text:span text:style-name="T11">ופאת</text:span><text:span text:style-name="T5"> </text:span><text:span text:style-name="T11">זקנם</text:span><text:span text:style-name="T5"> </text:span><text:span text:style-name="T11">לא</text:span><text:span text:style-name="T5"> </text:span><text:span text:style-name="T11">יגלחו</text:span><text:span text:style-name="T5"> </text:span><text:span text:style-name="T11">ובבשרם</text:span><text:span text:style-name="T5"> </text:span><text:span text:style-name="T11">לא</text:span><text:span text:style-name="T5"> </text:span><text:span text:style-name="T11">ישרטו</text:span><text:span text:style-name="T5"> </text:span><text:span text:style-name="T11">שרטת]</text:span><text:span text:style-name="T1">: '</text:span><text:span text:style-name="T10">לא</text:span><text:span text:style-name="T4"> </text:span><text:span text:style-name="T10">יקרחו</text:span><text:span text:style-name="T1">' - יכול</text:span><text:span text:style-name="T4"> </text:span><text:span text:style-name="T1">אפילו</text:span><text:span text:style-name="T4"> </text:span><text:span text:style-name="T1">קרח</text:span><text:span text:style-name="T4"> </text:span><text:span text:style-name="T1">ארבע</text:span><text:span text:style-name="T4"> </text:span><text:span text:style-name="T1">וחמש</text:span><text:span text:style-name="T4"> </text:span><text:span text:style-name="T1">קריחות</text:span><text:span text:style-name="T4"> </text:span><text:span text:style-name="T1">לא</text:span><text:span text:style-name="T4"> </text:span><text:span text:style-name="T1">יהא</text:span><text:span text:style-name="T4"> </text:span><text:span text:style-name="T1">חייב</text:span><text:span text:style-name="T4"> </text:span><text:span text:style-name="T1">אלא</text:span><text:span text:style-name="T4"> </text:span><text:span text:style-name="T1">אחת? תלמוד</text:span><text:span text:style-name="T4"> </text:span><text:span text:style-name="T1">לומר</text:span><text:span text:style-name="T4"> </text:span><text:span text:style-name="T1">'</text:span><text:span text:style-name="T10">קרחה</text:span><text:span text:style-name="T1">' </text:span><text:span text:style-name="T2">(</text:span><text:span text:style-name="T8">דקרא</text:span><text:span text:style-name="T5"> </text:span><text:span text:style-name="T8">יתירא</text:span><text:span text:style-name="T5"> </text:span><text:span text:style-name="T8">הוא</text:span><text:span text:style-name="T2">)</text:span><text:span text:style-name="T1"> - לחייב</text:span><text:span text:style-name="T4"> </text:span><text:span text:style-name="T1">על</text:span><text:span text:style-name="T4"> </text:span><text:span text:style-name="T1">כל</text:span><text:span text:style-name="T4"> </text:span><text:span text:style-name="T1">קרחה</text:span><text:span text:style-name="T4"> </text:span><text:span text:style-name="T1">וקרחה; </text:span></text:p>
      <text:p text:style-name="P10"><text:span text:style-name="T1">'</text:span><text:span text:style-name="T10">בראשם</text:span><text:span text:style-name="T1">' מה</text:span><text:span text:style-name="T4"> </text:span><text:span text:style-name="T1">תלמוד</text:span><text:span text:style-name="T4"> </text:span><text:span text:style-name="T1">לומר? </text:span><text:span text:style-name="T2">(</text:span><text:span text:style-name="T8">לאו</text:span><text:span text:style-name="T5"> </text:span><text:span text:style-name="T8">דוקא</text:span><text:span text:style-name="T5"> </text:span><text:span text:style-name="T8">קאמר</text:span><text:span text:style-name="T5"> </text:span><text:span text:style-name="T8">ליה, דהא</text:span><text:span text:style-name="T5"> </text:span><text:span text:style-name="T8">ודאי</text:span><text:span text:style-name="T5"> </text:span><text:span text:style-name="T8">איצטריך: משום</text:span><text:span text:style-name="T5"> </text:span><text:span text:style-name="T8">דהוה</text:span><text:span text:style-name="T5"> </text:span><text:span text:style-name="T8">אמינא</text:span><text:span text:style-name="T5"> </text:span><text:span text:style-name="T8">'קרחה</text:span><text:span text:style-name="T5"> </text:span><text:span text:style-name="T8">כל</text:span><text:span text:style-name="T5"> </text:span><text:span text:style-name="T8">דהו'; אלא</text:span><text:span text:style-name="T5"> </text:span><text:span text:style-name="T8">מידרש</text:span><text:span text:style-name="T5"> </text:span><text:span text:style-name="T8">קא</text:span><text:span text:style-name="T5"> </text:span><text:span text:style-name="T8">דריש</text:span><text:span text:style-name="T5"> </text:span><text:span text:style-name="T8">ליה: '</text:span><text:span text:style-name="T11">בראשם</text:span><text:span text:style-name="T8">' משמע</text:span><text:span text:style-name="T5"> </text:span><text:span text:style-name="T8">כל</text:span><text:span text:style-name="T5"> </text:span><text:span text:style-name="T8">הראש:</text:span><text:span text:style-name="T2">)</text:span><text:span text:style-name="T1"> לפי</text:span><text:span text:style-name="T4"> </text:span><text:span text:style-name="T1">שנאמר</text:span><text:span text:style-name="T4"> </text:span><text:span text:style-name="T8">(דברים</text:span><text:span text:style-name="T5"> </text:span><text:span text:style-name="T8">יד,א)</text:span><text:span text:style-name="T1"> </text:span><text:span text:style-name="T11">[בנים</text:span><text:span text:style-name="T5"> </text:span><text:span text:style-name="T11">אתם</text:span><text:span text:style-name="T5"> </text:span><text:span text:style-name="T11">לה' אלקיכם]</text:span><text:span text:style-name="T2"> </text:span><text:span text:style-name="T10">לא</text:span><text:span text:style-name="T4"> </text:span><text:span text:style-name="T10">תתגודדו</text:span><text:span text:style-name="T4"> </text:span><text:span text:style-name="T10">ולא</text:span><text:span text:style-name="T4"> </text:span><text:span text:style-name="T10">תשימו</text:span><text:span text:style-name="T4"> </text:span><text:span text:style-name="T10">קרחה</text:span><text:span text:style-name="T4"> </text:span><text:span text:style-name="T10">בין</text:span><text:span text:style-name="T4"> </text:span><text:span text:style-name="T10">עיניכם</text:span><text:span text:style-name="T4"> </text:span><text:span text:style-name="T10">למת</text:span><text:span text:style-name="T4"> </text:span><text:span text:style-name="T1">- יכול</text:span><text:span text:style-name="T4"> </text:span><text:span text:style-name="T1">לא</text:span><text:span text:style-name="T4"> </text:span><text:span text:style-name="T1">יהא</text:span><text:span text:style-name="T4"> </text:span><text:span text:style-name="T1">חייב</text:span><text:span text:style-name="T4"> </text:span><text:span text:style-name="T1">אלא</text:span><text:span text:style-name="T4"> </text:span><text:span text:style-name="T1">על</text:span><text:span text:style-name="T4"> </text:span><text:span text:style-name="T1">בין</text:span><text:span text:style-name="T4"> </text:span><text:span text:style-name="T1">העינים</text:span><text:span text:style-name="T4"> </text:span><text:span text:style-name="T1">בלבד</text:span><text:span text:style-name="T4"> </text:span><text:span text:style-name="T2">(</text:span><text:span text:style-name="T8">בראש</text:span><text:span text:style-name="T5"> </text:span><text:span text:style-name="T8">סמוך</text:span><text:span text:style-name="T5"> </text:span><text:span text:style-name="T8">לפדחת</text:span><text:span text:style-name="T2">)</text:span><text:span text:style-name="T1">; מנין</text:span><text:span text:style-name="T4"> </text:span><text:span text:style-name="T1">לרבות</text:span><text:span text:style-name="T4"> </text:span><text:span text:style-name="T1">כל</text:span><text:span text:style-name="T4"> </text:span><text:span text:style-name="T1">הראש? תלמוד</text:span><text:span text:style-name="T4"> </text:span><text:span text:style-name="T1">לומר</text:span><text:span text:style-name="T4"> </text:span><text:span text:style-name="T1">'</text:span><text:span text:style-name="T10">בראשם</text:span><text:span text:style-name="T1">' לרבות</text:span><text:span text:style-name="T4"> </text:span><text:span text:style-name="T1">כל</text:span><text:span text:style-name="T4"> </text:span><text:span text:style-name="T1">הראש; </text:span></text:p>
      <text:p text:style-name="P10"><text:span text:style-name="T2">(</text:span><text:span text:style-name="T8">'</text:span><text:span text:style-name="T11">לא</text:span><text:span text:style-name="T5"> </text:span><text:span text:style-name="T11">תתגודדו</text:span><text:span text:style-name="T8">' בישראל</text:span><text:span text:style-name="T5"> </text:span><text:span text:style-name="T8">כתיב, ו'</text:span><text:span text:style-name="T11">לא</text:span><text:span text:style-name="T5"> </text:span><text:span text:style-name="T11">יקרחו</text:span><text:span text:style-name="T8">' – בכהנים;</text:span><text:span text:style-name="T2">) </text:span><text:span text:style-name="T1">ואין</text:span><text:span text:style-name="T4"> </text:span><text:span text:style-name="T1">לי</text:span><text:span text:style-name="T4"> </text:span><text:span text:style-name="T2">(</text:span><text:span text:style-name="T8">דחייב</text:span><text:span text:style-name="T5"> </text:span><text:span text:style-name="T8">על</text:span><text:span text:style-name="T5"> </text:span><text:span text:style-name="T8">כל</text:span><text:span text:style-name="T5"> </text:span><text:span text:style-name="T8">הראש</text:span><text:span text:style-name="T2">)</text:span><text:span text:style-name="T1"> אלא</text:span><text:span text:style-name="T4"> </text:span><text:span text:style-name="T1">בכהנים</text:span><text:span text:style-name="T4"> </text:span><text:span text:style-name="T2">(</text:span><text:span text:style-name="T8">דההוא</text:span><text:span text:style-name="T5"> </text:span><text:span text:style-name="T8">בכהנים</text:span><text:span text:style-name="T5"> </text:span><text:span text:style-name="T8">כתיב</text:span><text:span text:style-name="T2">)</text:span><text:span text:style-name="T1">, שריבה</text:span><text:span text:style-name="T4"> </text:span><text:span text:style-name="T1">בהן</text:span><text:span text:style-name="T4"> </text:span><text:span text:style-name="T1">הכתוב</text:span><text:span text:style-name="T4"> </text:span><text:span text:style-name="T1">מצות</text:span><text:span text:style-name="T4"> </text:span><text:span text:style-name="T1">יתירות, ישראל</text:span><text:span text:style-name="T4"> </text:span><text:span text:style-name="T1">מנין? - נאמר</text:span><text:span text:style-name="T4"> </text:span><text:span text:style-name="T1">כאן</text:span><text:span text:style-name="T4"> </text:span><text:span text:style-name="T1">'</text:span><text:span text:style-name="T10">קרחה</text:span><text:span text:style-name="T1">' ונאמר</text:span><text:span text:style-name="T4"> </text:span><text:span text:style-name="T1">להלן</text:span><text:span text:style-name="T4"> </text:span><text:span text:style-name="T1">'</text:span><text:span text:style-name="T10">קרחה</text:span><text:span text:style-name="T1">': מה</text:span><text:span text:style-name="T4"> </text:span><text:span text:style-name="T1">להלן</text:span><text:span text:style-name="T4"> </text:span><text:span text:style-name="T1">חייב</text:span><text:span text:style-name="T4"> </text:span><text:span text:style-name="T1">על</text:span><text:span text:style-name="T4"> </text:span><text:span text:style-name="T1">כל</text:span><text:span text:style-name="T4"> </text:span><text:span text:style-name="T1">קרחה</text:span><text:span text:style-name="T4"> </text:span><text:span text:style-name="T1">וקרחה</text:span><text:span text:style-name="T4"> </text:span><text:span text:style-name="T1">וחייב</text:span><text:span text:style-name="T4"> </text:span><text:span text:style-name="T1">על</text:span><text:span text:style-name="T4"> </text:span><text:span text:style-name="T1">הראש</text:span><text:span text:style-name="T4"> </text:span><text:span text:style-name="T1">כבין</text:span><text:span text:style-name="T4"> </text:span><text:span text:style-name="T1">העינים</text:span><text:span text:style-name="T4"> </text:span><text:soft-page-break/><text:span text:style-name="T1">- אף</text:span><text:span text:style-name="T4"> </text:span><text:span text:style-name="T1">כאן</text:span><text:span text:style-name="T4"> </text:span><text:span text:style-name="T1">חייב</text:span><text:span text:style-name="T4"> </text:span><text:span text:style-name="T1">על</text:span><text:span text:style-name="T4"> </text:span><text:span text:style-name="T1">כל</text:span><text:span text:style-name="T4"> </text:span><text:span text:style-name="T1">קרחה</text:span><text:span text:style-name="T4"> </text:span><text:span text:style-name="T1">וקרחה</text:span><text:span text:style-name="T4"> </text:span><text:span text:style-name="T1">וחייב</text:span><text:span text:style-name="T4"> </text:span><text:span text:style-name="T1">על</text:span><text:span text:style-name="T4"> </text:span><text:span text:style-name="T1">הראש</text:span><text:span text:style-name="T4"> </text:span><text:span text:style-name="T1">כבין</text:span><text:span text:style-name="T4"> </text:span><text:span text:style-name="T1">העינים; ומה</text:span><text:span text:style-name="T4"> </text:span><text:span text:style-name="T1">להלן</text:span><text:span text:style-name="T4"> </text:span><text:span text:style-name="T1">על</text:span><text:span text:style-name="T4"> </text:span><text:span text:style-name="T1">מת</text:span><text:span text:style-name="T4"> </text:span><text:span text:style-name="T1">- אף</text:span><text:span text:style-name="T4"> </text:span><text:span text:style-name="T1">כאן</text:span><text:span text:style-name="T4"> </text:span><text:span text:style-name="T1">על</text:span><text:span text:style-name="T4"> </text:span><text:span text:style-name="T1">מת'.</text:span></text:p>
      <text:p text:style-name="P13"/>
      <text:p text:style-name="P10"><text:span text:style-name="T1">הני</text:span><text:span text:style-name="T4"> </text:span><text:span text:style-name="T1">ארבע</text:span><text:span text:style-name="T4"> </text:span><text:span text:style-name="T1">וחמש</text:span><text:span text:style-name="T4"> </text:span><text:span text:style-name="T1">קריחות</text:span><text:span text:style-name="T4"> </text:span><text:span text:style-name="T1">- היכי</text:span><text:span text:style-name="T4"> </text:span><text:span text:style-name="T1">דמי? אילימא</text:span><text:span text:style-name="T4"> </text:span><text:span text:style-name="T1">בזה</text:span><text:span text:style-name="T4"> </text:span><text:span text:style-name="T1">אחר</text:span><text:span text:style-name="T4"> </text:span><text:span text:style-name="T1">זה</text:span><text:span text:style-name="T4"> </text:span><text:span text:style-name="T1">ובחמש</text:span><text:span text:style-name="T4"> </text:span><text:span text:style-name="T1">התראות</text:span><text:span text:style-name="T4"> – </text:span><text:span text:style-name="T1">פשיטא!</text:span></text:p>
      <text:p text:style-name="P11"/>
      <text:p text:style-name="P10"><text:span text:style-name="T1">(מכות</text:span><text:span text:style-name="T4"> </text:span><text:span text:style-name="T1">כ,ב)</text:span></text:p>
      <text:p text:style-name="P10"><text:span text:style-name="T1">אלא</text:span><text:span text:style-name="T4"> </text:span><text:span text:style-name="T1">בחדא</text:span><text:span text:style-name="T4"> </text:span><text:span text:style-name="T1">התראה</text:span><text:span text:style-name="T4"> </text:span><text:span text:style-name="T2">(</text:span><text:span text:style-name="T8">הכי</text:span><text:span text:style-name="T5"> </text:span><text:span text:style-name="T8">גרסינן: אלא</text:span><text:span text:style-name="T5"> </text:span><text:span text:style-name="T8">'בחדא</text:span><text:span text:style-name="T5"> </text:span><text:span text:style-name="T8">התראה' ולא</text:span><text:span text:style-name="T5"> </text:span><text:span text:style-name="T8">גרסינן</text:span><text:span text:style-name="T5"> </text:span><text:span text:style-name="T8">'בבת</text:span><text:span text:style-name="T5"> </text:span><text:span text:style-name="T8">אחת', אלא</text:span><text:span text:style-name="T5"> </text:span><text:span text:style-name="T8">דאתרו</text:span><text:span text:style-name="T5"> </text:span><text:span text:style-name="T8">ביה</text:span><text:span text:style-name="T5"> </text:span><text:span text:style-name="T8">חדא</text:span><text:span text:style-name="T5"> </text:span><text:span text:style-name="T8">התראה, ואתא</text:span><text:span text:style-name="T5"> </text:span><text:span text:style-name="T8">איהו</text:span><text:span text:style-name="T5"> </text:span><text:span text:style-name="T8">וקרח</text:span><text:span text:style-name="T5"> </text:span><text:span text:style-name="T8">בזה</text:span><text:span text:style-name="T5"> </text:span><text:span text:style-name="T8">אחר</text:span><text:span text:style-name="T5"> </text:span><text:span text:style-name="T8">זה</text:span><text:span text:style-name="T2">)</text:span><text:span text:style-name="T1"> - מי</text:span><text:span text:style-name="T4"> </text:span><text:span text:style-name="T1">מחייב? והתנן</text:span><text:span text:style-name="T4"> </text:span><text:span text:style-name="T8">[נזיר</text:span><text:span text:style-name="T5"> </text:span><text:span text:style-name="T8">פ"ו</text:span><text:span text:style-name="T5"> </text:span><text:span text:style-name="T8">מ"ד]</text:span><text:span text:style-name="T1">: 'נזיר</text:span><text:span text:style-name="T4"> </text:span><text:span text:style-name="T1">שהיה</text:span><text:span text:style-name="T4"> </text:span><text:span text:style-name="T1">שותה</text:span><text:span text:style-name="T4"> </text:span><text:span text:style-name="T1">יין</text:span><text:span text:style-name="T4"> </text:span><text:span text:style-name="T1">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text:span><text:span text:style-name="T4"> </text:span><text:span text:style-name="T2">(</text:span><text:span text:style-name="T8">הואיל</text:span><text:span text:style-name="T5"> </text:span><text:span text:style-name="T8">ולא</text:span><text:span text:style-name="T5"> </text:span><text:span text:style-name="T8">אתרו</text:span><text:span text:style-name="T5"> </text:span><text:span text:style-name="T8">בו</text:span><text:span text:style-name="T5"> </text:span><text:span text:style-name="T8">אלא</text:span><text:span text:style-name="T5"> </text:span><text:span text:style-name="T8">חדא</text:span><text:span text:style-name="T5"> </text:span><text:span text:style-name="T8">התראה, ואף</text:span><text:span text:style-name="T5"> </text:span><text:span text:style-name="T8">על</text:span><text:span text:style-name="T5"> </text:span><text:span text:style-name="T8">גב</text:span><text:span text:style-name="T5"> </text:span><text:span text:style-name="T8">דשתייתו</text:span><text:span text:style-name="T5"> </text:span><text:span text:style-name="T8">בזה</text:span><text:span text:style-name="T5"> </text:span><text:span text:style-name="T8">אחר</text:span><text:span text:style-name="T5"> </text:span><text:span text:style-name="T8">זה</text:span><text:span text:style-name="T5"> </text:span><text:span text:style-name="T8">היא, דשתייה</text:span><text:span text:style-name="T5"> </text:span><text:span text:style-name="T8">בבת</text:span><text:span text:style-name="T5"> </text:span><text:span text:style-name="T8">אחת</text:span><text:span text:style-name="T5"> </text:span><text:span text:style-name="T8">כל</text:span><text:span text:style-name="T5"> </text:span><text:span text:style-name="T8">היום</text:span><text:span text:style-name="T5"> </text:span><text:span text:style-name="T8">ליכא</text:span><text:span text:style-name="T2">)</text:span><text:span text:style-name="T1">; אמרו</text:span><text:span text:style-name="T4"> </text:span><text:span text:style-name="T1">לו</text:span><text:span text:style-name="T4"> </text:span><text:span text:style-name="T1">"אל</text:span><text:span text:style-name="T4"> </text:span><text:span text:style-name="T1">תשתה"! "אל</text:span><text:span text:style-name="T4"> </text:span><text:span text:style-name="T1">תשתה"! </text:span><text:span text:style-name="T2">(</text:span><text:span text:style-name="T8">מתרין</text:span><text:span text:style-name="T5"> </text:span><text:span text:style-name="T8">בו</text:span><text:span text:style-name="T5"> </text:span><text:span text:style-name="T8">לכל</text:span><text:span text:style-name="T5"> </text:span><text:span text:style-name="T8">שתייה</text:span><text:span text:style-name="T5"> </text:span><text:span text:style-name="T8">ושתייה</text:span><text:span text:style-name="T2">)</text:span><text:span text:style-name="T1"> והוא</text:span><text:span text:style-name="T4"> </text:span><text:span text:style-name="T1">שותה</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לא, צריכא</text:span><text:span text:style-name="T4"> </text:span><text:span text:style-name="T1">דסך</text:span><text:span text:style-name="T4"> </text:span><text:span text:style-name="T1">חמש</text:span><text:span text:style-name="T4"> </text:span><text:span text:style-name="T1">אצבעותיו</text:span><text:span text:style-name="T4"> </text:span><text:span text:style-name="T1">נשא</text:span><text:span text:style-name="T4"> </text:span><text:span text:style-name="T2">(</text:span><text:span text:style-name="T8">'נשא' פירוש</text:span><text:span text:style-name="T5"> </text:span><text:span text:style-name="T8">סם: שמשיר</text:span><text:span text:style-name="T5"> </text:span><text:span text:style-name="T8">את</text:span><text:span text:style-name="T5"> </text:span><text:span text:style-name="T8">השיער</text:span><text:span text:style-name="T5"> </text:span><text:span text:style-name="T42">[וחייב</text:span><text:span text:style-name="T53"> </text:span><text:span text:style-name="T42">על</text:span><text:span text:style-name="T53"> </text:span><text:span text:style-name="T42">'</text:span><text:span text:style-name="T49">לא</text:span><text:span text:style-name="T53"> </text:span><text:span text:style-name="T49">תקרחו</text:span><text:span text:style-name="T42">']</text:span><text:span text:style-name="T8">, והסך</text:span><text:span text:style-name="T5"> </text:span><text:span text:style-name="T8">ממנו</text:span><text:span text:style-name="T5"> </text:span><text:span text:style-name="T8">אינו</text:span><text:span text:style-name="T5"> </text:span><text:span text:style-name="T8">צומח</text:span><text:span text:style-name="T5"> </text:span><text:span text:style-name="T8">שיער</text:span><text:span text:style-name="T5"> </text:span><text:span text:style-name="T8">בגופו</text:span><text:span text:style-name="T2">)</text:span><text:span text:style-name="T1">, ואותבינהו</text:span><text:span text:style-name="T4"> </text:span><text:span text:style-name="T2">(</text:span><text:span text:style-name="T8">בחמשה</text:span><text:span text:style-name="T5"> </text:span><text:span text:style-name="T8">מקומות</text:span><text:span text:style-name="T2">)</text:span><text:span text:style-name="T1"> בבת</text:span><text:span text:style-name="T4"> </text:span><text:span text:style-name="T1">אחת</text:span><text:span text:style-name="T4"> </text:span><text:span text:style-name="T2">(</text:span><text:span text:style-name="T8">דהוו</text:span><text:span text:style-name="T5"> </text:span><text:span text:style-name="T8">להו</text:span><text:span text:style-name="T5"> </text:span><text:span text:style-name="T8">חמש</text:span><text:span text:style-name="T5"> </text:span><text:span text:style-name="T8">קריחות</text:span><text:span text:style-name="T2">)</text:span><text:span text:style-name="T1">, </text:span><text:span text:style-name="T2">(</text:span><text:span text:style-name="T8">ובחדא</text:span><text:span text:style-name="T5"> </text:span><text:span text:style-name="T8">התראה</text:span><text:span text:style-name="T2">)</text:span><text:span text:style-name="T1"> דהויא</text:span><text:span text:style-name="T4"> </text:span><text:span text:style-name="T1">ליה</text:span><text:span text:style-name="T4"> </text:span><text:span text:style-name="T1">התראה</text:span><text:span text:style-name="T4"> </text:span><text:span text:style-name="T1">לכל</text:span><text:span text:style-name="T4"> </text:span><text:span text:style-name="T1">חדא</text:span><text:span text:style-name="T4"> </text:span><text:span text:style-name="T1">וחדא</text:span><text:span text:style-name="T4"> </text:span><text:span text:style-name="T2">(</text:span><text:span text:style-name="T8">דכיון</text:span><text:span text:style-name="T5"> </text:span><text:span text:style-name="T8">דבבת</text:span><text:span text:style-name="T5"> </text:span><text:span text:style-name="T8">אחת</text:span><text:span text:style-name="T5"> </text:span><text:span text:style-name="T8">קא</text:span><text:span text:style-name="T5"> </text:span><text:span text:style-name="T8">עביד</text:span><text:span text:style-name="T5"> </text:span><text:span text:style-name="T8">- מאי</text:span><text:span text:style-name="T5"> </text:span><text:span text:style-name="T8">חזית</text:span><text:span text:style-name="T5"> </text:span><text:span text:style-name="T8">דחיילא</text:span><text:span text:style-name="T5"> </text:span><text:span text:style-name="T8">התראה</text:span><text:span text:style-name="T5"> </text:span><text:span text:style-name="T8">אהאי</text:span><text:span text:style-name="T5"> </text:span><text:span text:style-name="T8">אצבע</text:span><text:span text:style-name="T5"> </text:span><text:span text:style-name="T8">טפי</text:span><text:span text:style-name="T5"> </text:span><text:span text:style-name="T8">מהאי? והתראת</text:span><text:span text:style-name="T5"> </text:span><text:span text:style-name="T8">ספק</text:span><text:span text:style-name="T5"> </text:span><text:span text:style-name="T8">לא</text:span><text:span text:style-name="T5"> </text:span><text:span text:style-name="T8">מיחשבא: דהתראה</text:span><text:span text:style-name="T5"> </text:span><text:span text:style-name="T8">- אכולהו</text:span><text:span text:style-name="T5"> </text:span><text:span text:style-name="T8">אצבעות</text:span><text:span text:style-name="T5"> </text:span><text:span text:style-name="T8">שדיא</text:span><text:span text:style-name="T5"> </text:span><text:span text:style-name="T8">ומנחא, ולאלתר</text:span><text:span text:style-name="T5"> </text:span><text:span text:style-name="T8">מתברר</text:span><text:span text:style-name="T5"> </text:span><text:span text:style-name="T8">לו</text:span><text:span text:style-name="T5"> </text:span><text:span text:style-name="T8">אם</text:span><text:span text:style-name="T5"> </text:span><text:span text:style-name="T8">חושש</text:span><text:span text:style-name="T5"> </text:span><text:span text:style-name="T8">להתראתו</text:span><text:span text:style-name="T5"> </text:span><text:span text:style-name="T8">או</text:span><text:span text:style-name="T5"> </text:span><text:span text:style-name="T8">לא</text:span><text:span text:style-name="T2">)</text:span><text:span text:style-name="T1">.</text:span></text:p>
      <text:p text:style-name="P15"><text:span text:style-name="T7">[תוספות</text:span><text:span text:style-name="T4"> </text:span><text:span text:style-name="T7">ד"ה</text:span><text:span text:style-name="T4"> </text:span><text:span text:style-name="T7">לא</text:span><text:span text:style-name="T4"> </text:span><text:span text:style-name="T7">צריכא</text:span><text:span text:style-name="T4"> </text:span><text:span text:style-name="T7">שסך</text:span><text:span text:style-name="T4"> </text:span><text:span text:style-name="T7">ה' אצבעותיו</text:span><text:span text:style-name="T4"> </text:span><text:span text:style-name="T7">נשא. ותימה: אכתי</text:span><text:span text:style-name="T4"> </text:span><text:span text:style-name="T7">מאי</text:span><text:span text:style-name="T4"> </text:span><text:span text:style-name="T7">תירץ? כיון</text:span><text:span text:style-name="T4"> </text:span><text:span text:style-name="T7">דליכא</text:span><text:span text:style-name="T4"> </text:span><text:span text:style-name="T7">אלא</text:span><text:span text:style-name="T4"> </text:span><text:span text:style-name="T7">חדא</text:span><text:span text:style-name="T4"> </text:span><text:span text:style-name="T7">התראה</text:span><text:span text:style-name="T4"> </text:span><text:span text:style-name="T7">אמאי</text:span><text:span text:style-name="T4"> </text:span><text:span text:style-name="T7">מחייב</text:span><text:span text:style-name="T4"> </text:span><text:span text:style-name="T7">ה'? ואי</text:span><text:span text:style-name="T4"> </text:span><text:span text:style-name="T7">משום</text:span><text:span text:style-name="T4"> </text:span><text:span text:style-name="T7">דעשה</text:span><text:span text:style-name="T4"> </text:span><text:span text:style-name="T7">בבת</text:span><text:span text:style-name="T4"> </text:span><text:span text:style-name="T7">אחת</text:span><text:span text:style-name="T4"> </text:span><text:span text:style-name="T7">- מה</text:span><text:span text:style-name="T4"> </text:span><text:span text:style-name="T7">בכך? כיון</text:span><text:span text:style-name="T4"> </text:span><text:span text:style-name="T7">דחד</text:span><text:span text:style-name="T4"> </text:span><text:span text:style-name="T7">לאו</text:span><text:span text:style-name="T4"> </text:span><text:span text:style-name="T7">איכא! וכי</text:span><text:span text:style-name="T4"> </text:span><text:span text:style-name="T7">אדם</text:span><text:span text:style-name="T4"> </text:span><text:span text:style-name="T7">אוכל</text:span><text:span text:style-name="T4"> </text:span><text:span text:style-name="T7">ב' זיתי</text:span><text:span text:style-name="T4"> </text:span><text:span text:style-name="T7">חלב</text:span><text:span text:style-name="T4"> </text:span><text:span text:style-name="T7">בבת</text:span><text:span text:style-name="T4"> </text:span><text:span text:style-name="T7">אחת</text:span><text:span text:style-name="T4"> </text:span><text:span text:style-name="T7">ובחדא</text:span><text:span text:style-name="T4"> </text:span><text:span text:style-name="T7">התראה</text:span><text:span text:style-name="T4"> </text:span><text:span text:style-name="T7">מי</text:span><text:span text:style-name="T4"> </text:span><text:span text:style-name="T7">מחייב</text:span><text:span text:style-name="T4"> </text:span><text:span text:style-name="T7">שתי</text:span><text:span text:style-name="T4"> </text:span><text:span text:style-name="T7">מלקיות</text:span><text:span text:style-name="T4"> </text:span><text:span text:style-name="T7">משום</text:span><text:span text:style-name="T4"> </text:span><text:span text:style-name="T7">דהויא</text:span><text:span text:style-name="T4"> </text:span><text:span text:style-name="T7">ליה</text:span><text:span text:style-name="T4"> </text:span><text:span text:style-name="T7">התראה</text:span><text:span text:style-name="T4"> </text:span><text:span text:style-name="T7">אכל</text:span><text:span text:style-name="T4"> </text:span><text:span text:style-name="T7">חדא</text:span><text:span text:style-name="T4"> </text:span><text:span text:style-name="T7">וחדא?<text:tab/></text:span></text:p>
      <text:p text:style-name="P15"><text:span text:style-name="T7">ויש</text:span><text:span text:style-name="T4"> </text:span><text:span text:style-name="T7">לומר</text:span><text:span text:style-name="T4"> </text:span><text:span text:style-name="T7">דשאני</text:span><text:span text:style-name="T4"> </text:span><text:span text:style-name="T7">הכא, דגלי</text:span><text:span text:style-name="T4"> </text:span><text:span text:style-name="T7">קרא</text:span><text:span text:style-name="T4"> </text:span><text:span text:style-name="T7">אכל</text:span><text:span text:style-name="T4"> </text:span><text:span text:style-name="T7">קרחה</text:span><text:span text:style-name="T4"> </text:span><text:span text:style-name="T7">וקרחה, דקרחות</text:span><text:span text:style-name="T4"> </text:span><text:span text:style-name="T7">מחלקות</text:span><text:span text:style-name="T4"> </text:span><text:span text:style-name="T7">כגון</text:span><text:span text:style-name="T4"> </text:span><text:span text:style-name="T7">גופים</text:span><text:span text:style-name="T4"> </text:span><text:span text:style-name="T7">מוחלקין.</text:span></text:p>
      <text:p text:style-name="P15"><text:span text:style-name="T7">מיהו</text:span><text:span text:style-name="T4"> </text:span><text:span text:style-name="T7">קשה: למה</text:span><text:span text:style-name="T4"> </text:span><text:span text:style-name="T7">הוצרך</text:span><text:span text:style-name="T4"> </text:span><text:span text:style-name="T7">לפרש</text:span><text:span text:style-name="T4"> </text:span><text:span text:style-name="T7">בקרחה</text:span><text:span text:style-name="T4"> </text:span><text:span text:style-name="T7">דעל</text:span><text:span text:style-name="T4"> </text:span><text:span text:style-name="T7">ידי</text:span><text:span text:style-name="T4"> </text:span><text:span text:style-name="T7">נשא? לוקמי</text:span><text:span text:style-name="T4"> </text:span><text:span text:style-name="T7">בקרחה</text:span><text:span text:style-name="T4"> </text:span><text:span text:style-name="T7">בידו</text:span><text:span text:style-name="T4"> </text:span><text:span text:style-name="T7">שיעור</text:span><text:span text:style-name="T4"> </text:span><text:span text:style-name="T7">ה' קרחות</text:span><text:span text:style-name="T4"> </text:span><text:span text:style-name="T7">בבת</text:span><text:span text:style-name="T4"> </text:span><text:span text:style-name="T7">אחת?<text:tab/></text:span></text:p>
      <text:p text:style-name="P15"><text:span text:style-name="T7">ומ"מ</text:span><text:span text:style-name="T4"> </text:span><text:span text:style-name="T7">לא</text:span><text:span text:style-name="T4"> </text:span><text:span text:style-name="T7">קשה</text:span><text:span text:style-name="T4"> </text:span><text:span text:style-name="T7">מהא</text:span><text:span text:style-name="T4"> </text:span><text:span text:style-name="T7">דנזיר</text:span><text:span text:style-name="T4"> </text:span><text:span text:style-name="T7">שותה</text:span><text:span text:style-name="T4"> </text:span><text:span text:style-name="T7">כו', דשאני</text:span><text:span text:style-name="T4"> </text:span><text:span text:style-name="T7">הכא</text:span><text:span text:style-name="T4"> </text:span><text:span text:style-name="T7">דגלי</text:span><text:span text:style-name="T4"> </text:span><text:span text:style-name="T7">קרא</text:span><text:span text:style-name="T4"> </text:span><text:span text:style-name="T7">דקרחות</text:span><text:span text:style-name="T4"> </text:span><text:span text:style-name="T7">מחלקות</text:span><text:span text:style-name="T4"> </text:span><text:span text:style-name="T7">כמו</text:span><text:span text:style-name="T4"> </text:span><text:span text:style-name="T7">גופים</text:span><text:span text:style-name="T4"> </text:span><text:span text:style-name="T7">מוחלקין; ויש</text:span><text:span text:style-name="T4"> </text:span><text:span text:style-name="T7">לומר</text:span><text:span text:style-name="T4"> </text:span><text:span text:style-name="T7">דלא</text:span><text:span text:style-name="T4"> </text:span><text:span text:style-name="T7">מתוקמא</text:span><text:span text:style-name="T4"> </text:span><text:span text:style-name="T7">ליה</text:span><text:span text:style-name="T4"> </text:span><text:span text:style-name="T7">בקרחה</text:span><text:span text:style-name="T4"> </text:span><text:span text:style-name="T7">וקרח</text:span><text:span text:style-name="T4"> </text:span><text:span text:style-name="T7">בידו</text:span><text:span text:style-name="T4"> </text:span><text:span text:style-name="T7">בבת</text:span><text:span text:style-name="T4"> </text:span><text:span text:style-name="T7">אחת</text:span><text:span text:style-name="T4"> </text:span><text:span text:style-name="T7">משום</text:span><text:span text:style-name="T4"> </text:span><text:span text:style-name="T7">דקרח</text:span><text:span text:style-name="T4"> </text:span><text:span text:style-name="T7">בידו</text:span><text:span text:style-name="T4"> </text:span><text:span text:style-name="T7">קרחה</text:span><text:span text:style-name="T4"> </text:span><text:span text:style-name="T7">במקום</text:span><text:span text:style-name="T4"> </text:span><text:span text:style-name="T7">אחד</text:span><text:span text:style-name="T4"> </text:span><text:span text:style-name="T7">והכל</text:span><text:span text:style-name="T4"> </text:span><text:span text:style-name="T7">אחד</text:span><text:span text:style-name="T4"> </text:span><text:span text:style-name="T7">בלי</text:span><text:span text:style-name="T4"> </text:span><text:span text:style-name="T7">הפסק</text:span><text:span text:style-name="T4"> </text:span><text:span text:style-name="T7">שיעור</text:span><text:span text:style-name="T4"> </text:span><text:span text:style-name="T7">בינתים, וכה"ג</text:span><text:span text:style-name="T4"> </text:span><text:span text:style-name="T7">חשיב</text:span><text:span text:style-name="T4"> </text:span><text:span text:style-name="T7">הכל</text:span><text:span text:style-name="T4"> </text:span><text:span text:style-name="T7">קרחה</text:span><text:span text:style-name="T4"> </text:span><text:span text:style-name="T7">אחת, ואין</text:span><text:span text:style-name="T4"> </text:span><text:span text:style-name="T7">כאן</text:span><text:span text:style-name="T4"> </text:span><text:span text:style-name="T7">'על</text:span><text:span text:style-name="T4"> </text:span><text:span text:style-name="T7">כל</text:span><text:span text:style-name="T4"> </text:span><text:span text:style-name="T7">קרחה</text:span><text:span text:style-name="T4"> </text:span><text:span text:style-name="T7">וקרחה'; להכי</text:span><text:span text:style-name="T4"> </text:span><text:span text:style-name="T7">מוקי</text:span><text:span text:style-name="T4"> </text:span><text:span text:style-name="T7">לה</text:span><text:span text:style-name="T4"> </text:span><text:span text:style-name="T7">בה' אצבעותיו</text:span><text:span text:style-name="T4"> </text:span><text:span text:style-name="T7">בנשא</text:span><text:span text:style-name="T4"> </text:span><text:span text:style-name="T7">ואותבינהו</text:span><text:span text:style-name="T4"> </text:span><text:span text:style-name="T7">בבת</text:span><text:span text:style-name="T4"> </text:span><text:span text:style-name="T7">אחת; ופירוש</text:span><text:span text:style-name="T4"> </text:span><text:span text:style-name="T7">'בה' מקומות' - רחוקים</text:span><text:span text:style-name="T4"> </text:span><text:span text:style-name="T7">קצת</text:span><text:span text:style-name="T4"> </text:span><text:span text:style-name="T7">זה</text:span><text:span text:style-name="T4"> </text:span><text:span text:style-name="T7">מזה, שיש</text:span><text:span text:style-name="T4"> </text:span><text:span text:style-name="T7">הפסק</text:span><text:span text:style-name="T4"> </text:span><text:span text:style-name="T7">שיעור</text:span><text:span text:style-name="T4"> </text:span><text:span text:style-name="T7">בין</text:span><text:span text:style-name="T4"> </text:span><text:span text:style-name="T7">קרחה</text:span><text:span text:style-name="T4"> </text:span><text:span text:style-name="T7">לקרחה, וקרינן</text:span><text:span text:style-name="T4"> </text:span><text:span text:style-name="T7">ביה</text:span><text:span text:style-name="T4"> </text:span><text:span text:style-name="T7">'על</text:span><text:span text:style-name="T4"> </text:span><text:span text:style-name="T7">כל</text:span><text:span text:style-name="T4"> </text:span><text:span text:style-name="T7">קרחה</text:span><text:span text:style-name="T4"> </text:span><text:span text:style-name="T7">וקרחה';</text:span></text:p>
      <text:p text:style-name="P15"><text:span text:style-name="T7">ואם</text:span><text:span text:style-name="T4"> </text:span><text:span text:style-name="T7">תאמר</text:span><text:span text:style-name="T4"> </text:span><text:span text:style-name="T7">סוף</text:span><text:span text:style-name="T4"> </text:span><text:span text:style-name="T7">סוף</text:span><text:span text:style-name="T4"> </text:span><text:span text:style-name="T7">לוקמה</text:span><text:span text:style-name="T4"> </text:span><text:span text:style-name="T7">אפילו</text:span><text:span text:style-name="T4"> </text:span><text:span text:style-name="T7">בזה</text:span><text:span text:style-name="T4"> </text:span><text:span text:style-name="T7">אחר</text:span><text:span text:style-name="T4"> </text:span><text:span text:style-name="T7">זה, ובחמשה</text:span><text:span text:style-name="T4"> </text:span><text:span text:style-name="T7">מקומות</text:span><text:span text:style-name="T4"> </text:span><text:span text:style-name="T7">רחוקים</text:span><text:span text:style-name="T4"> </text:span><text:span text:style-name="T7">קצת</text:span><text:span text:style-name="T4"> </text:span><text:span text:style-name="T7">כדפירשתי, ומיתוקם</text:span><text:span text:style-name="T4"> </text:span><text:span text:style-name="T7">שפיר</text:span><text:span text:style-name="T4"> </text:span><text:span text:style-name="T7">גם</text:span><text:span text:style-name="T4"> </text:span><text:span text:style-name="T7">בקורח</text:span><text:span text:style-name="T4"> </text:span><text:span text:style-name="T7">ותולש</text:span><text:span text:style-name="T4"> </text:span><text:span text:style-name="T7">בידו</text:span><text:span text:style-name="T4"> </text:span><text:span text:style-name="T7">בלא</text:span><text:span text:style-name="T4"> </text:span><text:span text:style-name="T7">נשא, ובחדא</text:span><text:span text:style-name="T4"> </text:span><text:span text:style-name="T7">התראה, משום</text:span><text:span text:style-name="T4"> </text:span><text:span text:style-name="T7">דגלי</text:span><text:span text:style-name="T4"> </text:span><text:span text:style-name="T7">קרא</text:span><text:span text:style-name="T4"> </text:span><text:span text:style-name="T7">דקרחות</text:span><text:span text:style-name="T4"> </text:span><text:span text:style-name="T7">מחלקות? ומתוך</text:span><text:span text:style-name="T4"> </text:span><text:span text:style-name="T7">פירוש</text:span><text:span text:style-name="T4"> </text:span><text:span text:style-name="T7">הקונטרס</text:span><text:span text:style-name="T4"> </text:span><text:span text:style-name="T7">משמע</text:span><text:span text:style-name="T4"> </text:span><text:span text:style-name="T7">דא"כ</text:span><text:span text:style-name="T4"> </text:span><text:span text:style-name="T7">לא</text:span><text:span text:style-name="T4"> </text:span><text:span text:style-name="T7">היה</text:span><text:span text:style-name="T4"> </text:span><text:span text:style-name="T7">מחייב</text:span><text:span text:style-name="T4"> </text:span><text:span text:style-name="T7">כי</text:span><text:span text:style-name="T4"> </text:span><text:span text:style-name="T7">אם</text:span><text:span text:style-name="T4"> </text:span><text:span text:style-name="T7">אקרחה</text:span><text:span text:style-name="T4"> </text:span><text:span text:style-name="T7">קמייתי</text:span><text:span text:style-name="T4"> </text:span><text:span text:style-name="T7">שהיתה</text:span><text:span text:style-name="T4"> </text:span><text:span text:style-name="T7">בידו</text:span><text:span text:style-name="T4"> </text:span><text:span text:style-name="T7">בתוך</text:span><text:span text:style-name="T4"> </text:span><text:span text:style-name="T7">כדי</text:span><text:span text:style-name="T4"> </text:span><text:span text:style-name="T7">דיבור</text:span><text:span text:style-name="T4"> </text:span><text:span text:style-name="T7">להתראה, דאאינך</text:span><text:span text:style-name="T4"> </text:span><text:span text:style-name="T7">קרחות</text:span><text:span text:style-name="T4"> </text:span><text:span text:style-name="T7">לא</text:span><text:span text:style-name="T4"> </text:span><text:span text:style-name="T7">מיחייב</text:span><text:span text:style-name="T4"> </text:span><text:span text:style-name="T7">משום</text:span><text:span text:style-name="T4"> </text:span><text:span text:style-name="T7">דאינם</text:span><text:span text:style-name="T4"> </text:span><text:span text:style-name="T7">בתוך</text:span><text:span text:style-name="T4"> </text:span><text:span text:style-name="T7">כדי</text:span><text:span text:style-name="T4"> </text:span><text:span text:style-name="T7">דיבור</text:span><text:span text:style-name="T4"> </text:span><text:span text:style-name="T7">להתראה, ומצי</text:span><text:span text:style-name="T4"> </text:span><text:span text:style-name="T7">למימר</text:span><text:span text:style-name="T4"> </text:span><text:span text:style-name="T7">"אשתלאי" – וקשה: כיון</text:span><text:span text:style-name="T4"> </text:span><text:span text:style-name="T7">דהתחיל</text:span><text:span text:style-name="T4"> </text:span><text:span text:style-name="T7">לעבור</text:span><text:span text:style-name="T4"> </text:span><text:span text:style-name="T7">תוך</text:span><text:span text:style-name="T4"> </text:span><text:span text:style-name="T7">כדי</text:span><text:span text:style-name="T4"> </text:span><text:span text:style-name="T7">דיבור</text:span><text:span text:style-name="T4"> </text:span><text:span text:style-name="T7">להתראה</text:span><text:span text:style-name="T4"> </text:span><text:span text:style-name="T7">לא</text:span><text:span text:style-name="T4"> </text:span><text:span text:style-name="T7">מצי</text:span><text:span text:style-name="T4"> </text:span><text:span text:style-name="T7">למימר</text:span><text:span text:style-name="T4"> </text:span><text:span text:style-name="T7">"אישתלאי" כדמוכח</text:span><text:span text:style-name="T4"> </text:span><text:span text:style-name="T7">פרק</text:span><text:span text:style-name="T4"> </text:span><text:span text:style-name="T7">'עשרה</text:span><text:span text:style-name="T4"> </text:span><text:span text:style-name="T7">יוחסין' (קדושין</text:span><text:span text:style-name="T4"> </text:span><text:span text:style-name="T7">דף</text:span><text:span text:style-name="T4"> </text:span><text:span text:style-name="T7">עז: ושם) גבי</text:span><text:span text:style-name="T4"> </text:span><text:span text:style-name="T7">ה' אלמנות</text:span><text:span text:style-name="T4"> </text:span><text:span text:style-name="T7">בזה</text:span><text:span text:style-name="T4"> </text:span><text:span text:style-name="T7">אחר</text:span><text:span text:style-name="T4"> </text:span><text:span text:style-name="T7">זה, דמחייב</text:span><text:span text:style-name="T4"> </text:span><text:span text:style-name="T7">אכל</text:span><text:span text:style-name="T4"> </text:span><text:span text:style-name="T7">חדא</text:span><text:span text:style-name="T4"> </text:span><text:span text:style-name="T7">וחדא</text:span><text:span text:style-name="T4"> </text:span><text:span text:style-name="T7">ואפילו</text:span><text:span text:style-name="T4"> </text:span><text:span text:style-name="T7">בחד</text:span><text:span text:style-name="T4"> </text:span><text:span text:style-name="T7">התראה, משום</text:span><text:span text:style-name="T4"> </text:span><text:span text:style-name="T7">דגופים</text:span><text:span text:style-name="T4"> </text:span><text:span text:style-name="T7">מוחלקים</text:span><text:span text:style-name="T4"> </text:span><text:span text:style-name="T7">אע"ג</text:span><text:span text:style-name="T4"> </text:span><text:span text:style-name="T7">דליכא</text:span><text:span text:style-name="T4"> </text:span><text:span text:style-name="T7">בתוך</text:span><text:span text:style-name="T4"> </text:span><text:span text:style-name="T7">כדי</text:span><text:span text:style-name="T4"> </text:span><text:span text:style-name="T7">דבור</text:span><text:span text:style-name="T4"> </text:span><text:span text:style-name="T7">כ"א</text:span><text:span text:style-name="T4"> </text:span><text:span text:style-name="T7">באלמנה</text:span><text:span text:style-name="T4"> </text:span><text:span text:style-name="T7">קמייתא! לכך</text:span><text:span text:style-name="T4"> </text:span><text:span text:style-name="T7">נראה</text:span><text:span text:style-name="T4"> </text:span><text:span text:style-name="T7">דאין</text:span><text:span text:style-name="T4"> </text:span><text:span text:style-name="T7">הכי</text:span><text:span text:style-name="T4"> </text:span><text:span text:style-name="T7">נמי</text:span><text:span text:style-name="T4"> </text:span><text:span text:style-name="T7">הוה</text:span><text:span text:style-name="T4"> </text:span><text:span text:style-name="T7">מצי</text:span><text:span text:style-name="T4"> </text:span><text:span text:style-name="T7">לאוקומי</text:span><text:span text:style-name="T4"> </text:span><text:span text:style-name="T7">בזה</text:span><text:span text:style-name="T4"> </text:span><text:span text:style-name="T7">אחר</text:span><text:span text:style-name="T4"> </text:span><text:span text:style-name="T7">זה, כדפירשתי, אלא</text:span><text:span text:style-name="T4"> </text:span><text:span text:style-name="T7">נקט</text:span><text:span text:style-name="T4"> </text:span><text:span text:style-name="T7">'בבת</text:span><text:span text:style-name="T4"> </text:span><text:span text:style-name="T7">אחת' לרבותא: דאפילו</text:span><text:span text:style-name="T4"> </text:span><text:span text:style-name="T7">באותן</text:span><text:span text:style-name="T4"> </text:span><text:span text:style-name="T7">דהוה</text:span><text:span text:style-name="T4"> </text:span><text:span text:style-name="T7">קשה</text:span><text:span text:style-name="T4"> </text:span><text:span text:style-name="T7">ליה</text:span><text:span text:style-name="T4"> – </text:span><text:span text:style-name="T7">מיחייב, ומתוקמא</text:span><text:span text:style-name="T4"> </text:span><text:span text:style-name="T7">שפיר; כך</text:span><text:span text:style-name="T4"> </text:span><text:span text:style-name="T7">פירוש</text:span><text:span text:style-name="T4"> </text:span><text:span text:style-name="T7">בשיטה; ומיהו</text:span><text:span text:style-name="T4"> </text:span><text:span text:style-name="T7">ניחא</text:span><text:span text:style-name="T4"> </text:span><text:span text:style-name="T7">לפירוש</text:span><text:span text:style-name="T4"> </text:span><text:span text:style-name="T7">דגרסינן</text:span><text:span text:style-name="T4"> </text:span><text:span text:style-name="T7">'בבת</text:span><text:span text:style-name="T4"> </text:span><text:span text:style-name="T7">אחת</text:span><text:span text:style-name="T4"> </text:span><text:span text:style-name="T7">וכו', אבל</text:span><text:span text:style-name="T4"> </text:span><text:span text:style-name="T7">לגירסא</text:span><text:span text:style-name="T4"> </text:span><text:span text:style-name="T7">ראשונה</text:span><text:span text:style-name="T4"> </text:span><text:span text:style-name="T7">דגרס</text:span><text:span text:style-name="T4"> </text:span><text:span text:style-name="T7">'אלא</text:span><text:span text:style-name="T4"> </text:span><text:span text:style-name="T7">בחדא</text:span><text:span text:style-name="T4"> </text:span><text:span text:style-name="T7">התראה' – פירוש</text:span><text:span text:style-name="T4"> </text:span><text:span text:style-name="T7">ומשום</text:span><text:span text:style-name="T4"> </text:span><text:span text:style-name="T7">קרחה</text:span><text:span text:style-name="T4"> </text:span><text:span text:style-name="T7">זה</text:span><text:span text:style-name="T4"> </text:span><text:span text:style-name="T7">אחר</text:span><text:span text:style-name="T4"> </text:span><text:span text:style-name="T7">זה</text:span><text:span text:style-name="T4"> </text:span><text:span text:style-name="T7">מאי</text:span><text:span text:style-name="T4"> </text:span><text:span text:style-name="T7">איכא</text:span><text:span text:style-name="T4"> </text:span><text:span text:style-name="T7">למימר?<text:tab/>וי"ל</text:span><text:span text:style-name="T4"> </text:span><text:span text:style-name="T7">דמ"מ</text:span><text:span text:style-name="T4"> </text:span><text:span text:style-name="T7">קאמר</text:span><text:span text:style-name="T4"> </text:span><text:span text:style-name="T7">'בבת</text:span><text:span text:style-name="T4"> </text:span><text:span text:style-name="T7">אחת' לרבותא</text:span><text:span text:style-name="T4"> </text:span><text:span text:style-name="T7">טפי: דאפילו</text:span><text:span text:style-name="T4"> </text:span><text:span text:style-name="T7">בבת</text:span><text:span text:style-name="T4"> </text:span><text:span text:style-name="T7">אחת</text:span><text:span text:style-name="T4"> </text:span><text:span text:style-name="T7">משכחת</text:span><text:span text:style-name="T4"> </text:span><text:span text:style-name="T7">לה</text:span><text:span text:style-name="T4"> </text:span><text:span text:style-name="T7">בחמשה</text:span><text:span text:style-name="T4"> </text:span><text:span text:style-name="T7">מקומות</text:span><text:span text:style-name="T4"> </text:span><text:span text:style-name="T7">מוחלקין</text:span><text:span text:style-name="T4"> </text:span><text:span text:style-name="T7">בהפסק</text:span><text:span text:style-name="T4"> </text:span><text:span text:style-name="T7">שיעור, כגון</text:span><text:span text:style-name="T4"> </text:span><text:span text:style-name="T7">דסך</text:span><text:span text:style-name="T4"> </text:span><text:span text:style-name="T7">אצבעותיו</text:span><text:span text:style-name="T4"> </text:span><text:span text:style-name="T7">בנשא, וכל</text:span><text:span text:style-name="T4"> </text:span><text:span text:style-name="T7">שכן</text:span><text:span text:style-name="T4"> </text:span><text:span text:style-name="T7">בזה</text:span><text:span text:style-name="T4"> </text:span><text:span text:style-name="T7">אחר</text:span><text:span text:style-name="T4"> </text:span><text:span text:style-name="T7">זה</text:span><text:span text:style-name="T4"> </text:span><text:span text:style-name="T7">דמיתוקמא</text:span><text:span text:style-name="T4"> </text:span><text:span text:style-name="T7">בה' מקומות</text:span><text:span text:style-name="T4"> </text:span><text:span text:style-name="T7">אפילו</text:span><text:span text:style-name="T4"> </text:span><text:span text:style-name="T7">בקורח</text:span><text:span text:style-name="T4"> </text:span><text:span text:style-name="T7">בידו:] </text:span></text:p>
      <text:p text:style-name="P11"/>
      <text:p text:style-name="P10"><text:span text:style-name="T1">וכמה</text:span><text:span text:style-name="T4"> </text:span><text:span text:style-name="T1">שיעור</text:span><text:span text:style-name="T4"> </text:span><text:span text:style-name="T1">קרחה?</text:span></text:p>
      <text:p text:style-name="P10"><text:span text:style-name="T1">רב</text:span><text:span text:style-name="T4"> </text:span><text:span text:style-name="T1">הונא</text:span><text:span text:style-name="T4"> </text:span><text:span text:style-name="T1">אומר: כדי</text:span><text:span text:style-name="T4"> </text:span><text:span text:style-name="T1">שיראה</text:span><text:span text:style-name="T4"> </text:span><text:span text:style-name="T1">מראשו</text:span><text:span text:style-name="T4"> </text:span><text:span text:style-name="T2">(</text:span><text:span text:style-name="T8">שיראה</text:span><text:span text:style-name="T5"> </text:span><text:span text:style-name="T8">מבשר</text:span><text:span text:style-name="T5"> </text:span><text:span text:style-name="T8">הראש</text:span><text:span text:style-name="T5"> </text:span><text:span text:style-name="T8">ערום</text:span><text:span text:style-name="T2">)</text:span><text:span text:style-name="T1">.</text:span></text:p>
      <text:p text:style-name="P10"><text:span text:style-name="T1">רבי</text:span><text:span text:style-name="T4"> </text:span><text:span text:style-name="T1">יוחנן</text:span><text:span text:style-name="T4"> </text:span><text:span text:style-name="T1">אומר</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ש</text:span><text:span text:style-name="T4"> </text:span><text:span text:style-name="T41">[ברבי</text:span><text:span text:style-name="T52"> </text:span><text:span text:style-name="T41">שמעון? – או</text:span><text:span text:style-name="T52"> </text:span><text:span text:style-name="T41">בן</text:span><text:span text:style-name="T52"> </text:span><text:span text:style-name="T41">שמוע, גירסת</text:span><text:span text:style-name="T52"> </text:span><text:span text:style-name="T41">הרי"ף]</text:span><text:span text:style-name="T1">: כגריס; אחרים</text:span><text:span text:style-name="T4"> </text:span><text:span text:style-name="T1">אומרים: כדי</text:span><text:span text:style-name="T4"> </text:span><text:span text:style-name="T1">שיראה</text:span><text:span text:style-name="T4"> </text:span><text:span text:style-name="T1">מראשו. </text:span></text:p>
      <text:p text:style-name="P13"/>
      <text:p text:style-name="P10"><text:span text:style-name="T1">אמר</text:span><text:span text:style-name="T4"> </text:span><text:span text:style-name="T1">רב</text:span><text:span text:style-name="T4"> </text:span><text:span text:style-name="T1">יהודה</text:span><text:span text:style-name="T4"> </text:span><text:span text:style-name="T1">בר</text:span><text:span text:style-name="T4"> </text:span><text:span text:style-name="T1">חביבא: פליגי</text:span><text:span text:style-name="T4"> </text:span><text:span text:style-name="T1">בה</text:span><text:span text:style-name="T4"> </text:span><text:span text:style-name="T1">תלתא</text:span><text:span text:style-name="T4"> </text:span><text:span text:style-name="T1">תנאי: חד</text:span><text:span text:style-name="T4"> </text:span><text:span text:style-name="T1">אומר</text:span><text:span text:style-name="T4"> </text:span><text:span text:style-name="T1">'כגריס', וחד</text:span><text:span text:style-name="T4"> </text:span><text:span text:style-name="T1">אומר</text:span><text:span text:style-name="T4"> </text:span><text:span text:style-name="T1">'כדי</text:span><text:span text:style-name="T4"> </text:span><text:span text:style-name="T1">שיראה</text:span><text:span text:style-name="T4"> </text:span><text:span text:style-name="T1">מראשו', וחד</text:span><text:span text:style-name="T4"> </text:span><text:span text:style-name="T1">אומר</text:span><text:span text:style-name="T4"> </text:span><text:span text:style-name="T1">'כשתי</text:span><text:span text:style-name="T4"> </text:span><text:span text:style-name="T1">שערות';</text:span></text:p>
      <text:p text:style-name="P10"><text:span text:style-name="T1">ואיכא</text:span><text:span text:style-name="T4"> </text:span><text:span text:style-name="T1">דמפיק</text:span><text:span text:style-name="T4"> </text:span><text:span text:style-name="T1">'שתי</text:span><text:span text:style-name="T4"> </text:span><text:span text:style-name="T1">שערות' ומעייל</text:span><text:span text:style-name="T4"> </text:span><text:span text:style-name="T1">'בכעדשה';</text:span></text:p>
      <text:p text:style-name="P10"><text:span text:style-name="T1">וסימנך</text:span><text:span text:style-name="T4"> </text:span><text:span text:style-name="T2">(</text:span><text:span text:style-name="T8">דלא</text:span><text:span text:style-name="T5"> </text:span><text:span text:style-name="T8">תימא</text:span><text:span text:style-name="T5"> </text:span><text:span text:style-name="T8">מפיק</text:span><text:span text:style-name="T5"> </text:span><text:span text:style-name="T27">כגריס</text:span><text:span text:style-name="T5"> </text:span><text:span text:style-name="T8">ומעייל</text:span><text:span text:style-name="T5"> </text:span><text:span text:style-name="T8">כעדשה</text:span><text:span text:style-name="T2">)</text:span><text:span text:style-name="T1">: 'בהרת</text:span><text:span text:style-name="T4"> </text:span><text:span text:style-name="T1">כגריס</text:span><text:span text:style-name="T4"> </text:span><text:span text:style-name="T1">ומחיה</text:span><text:span text:style-name="T4"> </text:span><text:span text:style-name="T1">בכעדשה' </text:span><text:span text:style-name="T8">[דומה</text:span><text:span text:style-name="T5"> </text:span><text:span text:style-name="T8">למשנה</text:span><text:span text:style-name="T5"> </text:span><text:span text:style-name="T8">נגעים</text:span><text:span text:style-name="T5"> </text:span><text:span text:style-name="T8">ד,ו; ו,ב; ו,ה]</text:span><text:span text:style-name="T1"> </text:span><text:span text:style-name="T2">(</text:span><text:span text:style-name="T8">דהכא</text:span><text:span text:style-name="T5"> </text:span><text:span text:style-name="T8">נמי</text:span><text:span text:style-name="T5"> </text:span><text:span text:style-name="T8">בשעורי</text:span><text:span text:style-name="T5"> </text:span><text:span text:style-name="T8">קרחה</text:span><text:span text:style-name="T5"> </text:span><text:span text:style-name="T8">איכא</text:span><text:span text:style-name="T5"> </text:span><text:span text:style-name="T8">כגריס</text:span><text:span text:style-name="T5"> </text:span><text:span text:style-name="T8">וכעדשה, ומהשתא</text:span><text:span text:style-name="T5"> </text:span><text:span text:style-name="T8">ידעינן</text:span><text:span text:style-name="T5"> </text:span><text:span text:style-name="T8">דלא</text:span><text:span text:style-name="T5"> </text:span><text:span text:style-name="T8">אפיקנא</text:span><text:span text:style-name="T5"> </text:span><text:span text:style-name="T8">אלא</text:span><text:span text:style-name="T5"> </text:span><text:span text:style-name="T8">שתי</text:span><text:span text:style-name="T5"> </text:span><text:span text:style-name="T8">שערות: ד'יראה</text:span><text:span text:style-name="T5"> </text:span><text:span text:style-name="T8">מראשו' לא</text:span><text:span text:style-name="T5"> </text:span><text:span text:style-name="T8">הוו</text:span><text:span text:style-name="T5"> </text:span><text:span text:style-name="T8">צריכים</text:span><text:span text:style-name="T5"> </text:span><text:span text:style-name="T8">לאפוקי, דשוה</text:span><text:span text:style-name="T5"> </text:span><text:span text:style-name="T8">הוא</text:span><text:span text:style-name="T5"> </text:span><text:span text:style-name="T8">לדברי</text:span><text:span text:style-name="T5"> </text:span><text:span text:style-name="T8">כולם, דאין</text:span><text:span text:style-name="T5"> </text:span><text:span text:style-name="T8">זה</text:span><text:span text:style-name="T5"> </text:span><text:span text:style-name="T8">שיעור</text:span><text:span text:style-name="T5"> </text:span><text:span text:style-name="T8">קצוב</text:span><text:span text:style-name="T2">)</text:span><text:span text:style-name="T1">.</text:span></text:p>
      <text:p text:style-name="P15"><text:span text:style-name="T7">[עיין</text:span><text:span text:style-name="T4"> </text:span><text:span text:style-name="T7">ערוך</text:span><text:span text:style-name="T4"> </text:span><text:span text:style-name="T7">לנר]</text:span></text:p>
      <text:p text:style-name="P13"/>
      <text:p text:style-name="P10"><text:span text:style-name="T1">תנא</text:span><text:span text:style-name="T4"> </text:span><text:span text:style-name="T2">(</text:span><text:span text:style-name="T8">ולא</text:span><text:span text:style-name="T5"> </text:span><text:span text:style-name="T8">גרסינן</text:span><text:span text:style-name="T5"> </text:span><text:span text:style-name="T8">'תניא'</text:span><text:span text:style-name="T2">)</text:span><text:span text:style-name="T1">: הנוטל</text:span><text:span text:style-name="T4"> </text:span><text:span text:style-name="T1">מלא</text:span><text:span text:style-name="T4"> </text:span><text:span text:style-name="T1">פי</text:span><text:span text:style-name="T4"> </text:span><text:span text:style-name="T1">הזוג</text:span><text:span text:style-name="T4"> </text:span><text:span text:style-name="T2">(</text:span><text:span text:style-name="T8">חודן</text:span><text:span text:style-name="T5"> </text:span><text:span text:style-name="T8">של</text:span><text:span text:style-name="T5"> </text:span><text:span text:style-name="T8">מספרים</text:span><text:span text:style-name="T2">)</text:span><text:span text:style-name="T1"> בשבת</text:span><text:span text:style-name="T4"> – </text:span><text:span text:style-name="T1">חייב; וכמה</text:span><text:span text:style-name="T4"> </text:span><text:span text:style-name="T1">'מלא</text:span><text:span text:style-name="T4"> </text:span><text:span text:style-name="T1">פי</text:span><text:span text:style-name="T4"> </text:span><text:span text:style-name="T1">הזוג'? אמר</text:span><text:span text:style-name="T4"> </text:span><text:span text:style-name="T1">רב</text:span><text:span text:style-name="T4"> </text:span><text:span text:style-name="T1">יהודה: שתים; </text:span></text:p>
      <text:p text:style-name="P10"><text:soft-page-break/><text:span text:style-name="T1">והתניא: 'לקרחה</text:span><text:span text:style-name="T4"> </text:span><text:span text:style-name="T1">שתים'?</text:span></text:p>
      <text:p text:style-name="P10"><text:span text:style-name="T1">אימא: 'וכן</text:span><text:span text:style-name="T4"> </text:span><text:span text:style-name="T1">לקרחה</text:span><text:span text:style-name="T4"> </text:span><text:span text:style-name="T1">שתים' </text:span><text:span text:style-name="T2">(</text:span><text:span text:style-name="T8">ולפרושי</text:span><text:span text:style-name="T5"> </text:span><text:span text:style-name="T8">אתא</text:span><text:span text:style-name="T2">)</text:span><text:span text:style-name="T1">.</text:span></text:p>
      <text:p text:style-name="P10"><text:span text:style-name="T1">תניא</text:span><text:span text:style-name="T4"> </text:span><text:span text:style-name="T1">נמי</text:span><text:span text:style-name="T4"> </text:span><text:span text:style-name="T1">הכי</text:span><text:span text:style-name="T4"> </text:span><text:span text:style-name="T8">[דומה</text:span><text:span text:style-name="T5"> </text:span><text:span text:style-name="T8">לתוספתא</text:span><text:span text:style-name="T5"> </text:span><text:span text:style-name="T8">שבת</text:span><text:span text:style-name="T5"> </text:span><text:span text:style-name="T8">פ"י</text:span><text:span text:style-name="T5"> </text:span><text:span text:style-name="T8">מ"ו]</text:span><text:span text:style-name="T1">: הנוטל</text:span><text:span text:style-name="T4"> </text:span><text:span text:style-name="T1">מלא</text:span><text:span text:style-name="T4"> </text:span><text:span text:style-name="T1">פי</text:span><text:span text:style-name="T4"> </text:span><text:span text:style-name="T1">הזוג</text:span><text:span text:style-name="T4"> </text:span><text:span text:style-name="T1">בשבת</text:span><text:span text:style-name="T4"> – </text:span><text:span text:style-name="T1">חייב; וכמה</text:span><text:span text:style-name="T4"> </text:span><text:span text:style-name="T1">'מלא</text:span><text:span text:style-name="T4"> </text:span><text:span text:style-name="T1">פי</text:span><text:span text:style-name="T4"> </text:span><text:span text:style-name="T1">הזוג'? – שתים; רבי</text:span><text:span text:style-name="T4"> </text:span><text:span text:style-name="T1">אליעזר</text:span><text:span text:style-name="T4"> </text:span><text:span text:style-name="T1">אומר: אחת! ומודים</text:span><text:span text:style-name="T4"> </text:span><text:span text:style-name="T1">חכמים</text:span><text:span text:style-name="T4"> </text:span><text:span text:style-name="T1">לרבי</text:span><text:span text:style-name="T4"> </text:span><text:span text:style-name="T1">אליעזר</text:span><text:span text:style-name="T4"> </text:span><text:span text:style-name="T1">בִּמְלַקֵט</text:span><text:span text:style-name="T4"> </text:span><text:span text:style-name="T1">לבנות</text:span><text:span text:style-name="T4"> </text:span><text:span text:style-name="T1">מתוך</text:span><text:span text:style-name="T4"> </text:span><text:span text:style-name="T1">שחורות</text:span><text:span text:style-name="T4"> </text:span><text:span text:style-name="T2">(</text:span><text:span text:style-name="T8">'שחורות</text:span><text:span text:style-name="T5"> </text:span><text:span text:style-name="T8">מתוך</text:span><text:span text:style-name="T5"> </text:span><text:span text:style-name="T8">לבנות' לא</text:span><text:span text:style-name="T5"> </text:span><text:span text:style-name="T8">גרסינן</text:span><text:span text:style-name="T2">)</text:span><text:span text:style-name="T1"> - אפילו</text:span><text:span text:style-name="T4"> </text:span><text:span text:style-name="T1">אחת</text:span><text:span text:style-name="T4"> </text:span><text:span text:style-name="T1">שהוא</text:span><text:span text:style-name="T4"> </text:span><text:span text:style-name="T1">חייב</text:span><text:span text:style-name="T4"> </text:span><text:span text:style-name="T2">(</text:span><text:span text:style-name="T8">דכיון</text:span><text:span text:style-name="T5"> </text:span><text:span text:style-name="T8">דאדם</text:span><text:span text:style-name="T5"> </text:span><text:span text:style-name="T8">מקפיד</text:span><text:span text:style-name="T5"> </text:span><text:span text:style-name="T8">על</text:span><text:span text:style-name="T5"> </text:span><text:span text:style-name="T8">שער</text:span><text:span text:style-name="T5"> </text:span><text:span text:style-name="T8">לבן</text:span><text:span text:style-name="T5"> </text:span><text:span text:style-name="T8">אחד</text:span><text:span text:style-name="T5"> </text:span><text:span text:style-name="T8">שבין</text:span><text:span text:style-name="T5"> </text:span><text:span text:style-name="T8">שערותיו</text:span><text:span text:style-name="T5"> </text:span><text:span text:style-name="T8">שחורות, כדי</text:span><text:span text:style-name="T5"> </text:span><text:span text:style-name="T8">שלא</text:span><text:span text:style-name="T5"> </text:span><text:span text:style-name="T8">יראה</text:span><text:span text:style-name="T5"> </text:span><text:span text:style-name="T8">זקן</text:span><text:span text:style-name="T5"> </text:span><text:span text:style-name="T8">- אמרינן</text:span><text:span text:style-name="T5"> </text:span><text:span text:style-name="T8">דכשהוא</text:span><text:span text:style-name="T5"> </text:span><text:span text:style-name="T8">מלקט</text:span><text:span text:style-name="T5"> </text:span><text:span text:style-name="T8">אותו</text:span><text:span text:style-name="T5"> </text:span><text:span text:style-name="T8">מבין</text:span><text:span text:style-name="T5"> </text:span><text:span text:style-name="T8">השחורות</text:span><text:span text:style-name="T5"> </text:span><text:span text:style-name="T8">- מלאכה</text:span><text:span text:style-name="T5"> </text:span><text:span text:style-name="T8">חשובה</text:span><text:span text:style-name="T5"> </text:span><text:span text:style-name="T8">היא</text:span><text:span text:style-name="T5"> </text:span><text:span text:style-name="T8">לו, וחייב</text:span><text:span text:style-name="T5"> </text:span><text:span text:style-name="T8">משום</text:span><text:span text:style-name="T5"> </text:span><text:span text:style-name="T8">'גוזז' כיון</text:span><text:span text:style-name="T5"> </text:span><text:span text:style-name="T8">דחייש</text:span><text:span text:style-name="T5"> </text:span><text:span text:style-name="T8">לגזיזה</text:span><text:span text:style-name="T5"> </text:span><text:span text:style-name="T8">זו</text:span><text:span text:style-name="T2">)</text:span><text:span text:style-name="T1">, ודבר</text:span><text:span text:style-name="T4"> </text:span><text:span text:style-name="T1">זה</text:span><text:span text:style-name="T4"> </text:span><text:span text:style-name="T1">אפילו</text:span><text:span text:style-name="T4"> </text:span><text:span text:style-name="T1">בחול</text:span><text:span text:style-name="T4"> </text:span><text:span text:style-name="T1">אסור, משום</text:span><text:span text:style-name="T4"> </text:span><text:span text:style-name="T1">שנאמר</text:span><text:span text:style-name="T4"> </text:span><text:span text:style-name="T8">(דברים</text:span><text:span text:style-name="T5"> </text:span><text:span text:style-name="T8">כב,ה)</text:span><text:span text:style-name="T1"> </text:span><text:span text:style-name="T11">[לא</text:span><text:span text:style-name="T5"> </text:span><text:span text:style-name="T11">יהיה</text:span><text:span text:style-name="T5"> </text:span><text:span text:style-name="T11">כלי</text:span><text:span text:style-name="T5"> </text:span><text:span text:style-name="T11">גבר</text:span><text:span text:style-name="T5"> </text:span><text:span text:style-name="T11">על</text:span><text:span text:style-name="T5"> </text:span><text:span text:style-name="T11">אשה</text:span><text:span text:style-name="T5"> </text:span><text:span text:style-name="T11">ו]</text:span><text:span text:style-name="T10">לא</text:span><text:span text:style-name="T4"> </text:span><text:span text:style-name="T10">ילבש</text:span><text:span text:style-name="T4"> </text:span><text:span text:style-name="T10">גבר</text:span><text:span text:style-name="T4"> </text:span><text:span text:style-name="T10">שמלת</text:span><text:span text:style-name="T4"> </text:span><text:span text:style-name="T10">אשה</text:span><text:span text:style-name="T4"> </text:span><text:span text:style-name="T11">[כי</text:span><text:span text:style-name="T5"> </text:span><text:span text:style-name="T11">תועבת</text:span><text:span text:style-name="T5"> </text:span><text:span text:style-name="T11">ה' אלקיך</text:span><text:span text:style-name="T5"> </text:span><text:span text:style-name="T11">כל</text:span><text:span text:style-name="T5"> </text:span><text:span text:style-name="T11">עשה</text:span><text:span text:style-name="T5"> </text:span><text:span text:style-name="T11">אלה]</text:span><text:span text:style-name="T1"> </text:span><text:span text:style-name="T2">(</text:span><text:span text:style-name="T8">שמתנאה</text:span><text:span text:style-name="T5"> </text:span><text:span text:style-name="T8">עצמו</text:span><text:span text:style-name="T5"> </text:span><text:span text:style-name="T8">בנויי</text:span><text:span text:style-name="T5"> </text:span><text:span text:style-name="T8">אשה</text:span><text:span text:style-name="T2">)</text:span><text:span text:style-name="T1">.</text:span></text:p>
      <text:p text:style-name="P15"><text:span text:style-name="T7">[תוספות</text:span><text:span text:style-name="T4"> </text:span><text:span text:style-name="T7">ד"ה</text:span><text:span text:style-name="T4"> </text:span><text:span text:style-name="T7">במלקט</text:span><text:span text:style-name="T4"> </text:span><text:span text:style-name="T7">(שחורות</text:span><text:span text:style-name="T4"> </text:span><text:span text:style-name="T7">מתוך</text:span><text:span text:style-name="T4"> </text:span><text:span text:style-name="T7">לבנות</text:span><text:span text:style-name="T4"> </text:span><text:span text:style-name="T7">שהוא</text:span><text:span text:style-name="T4"> </text:span><text:span text:style-name="T7">חייב: פרשב"ם</text:span><text:span text:style-name="T4"> </text:span><text:span text:style-name="T7">דאתא</text:span><text:span text:style-name="T4"> </text:span><text:span text:style-name="T7">דוקא</text:span><text:span text:style-name="T4"> </text:span><text:span text:style-name="T7">כרבי</text:span><text:span text:style-name="T4"> </text:span><text:span text:style-name="T7">יהודה</text:span><text:span text:style-name="T4"> </text:span><text:span text:style-name="T7">דאמר</text:span><text:span text:style-name="T4"> </text:span><text:span text:style-name="T7">'מלאכה</text:span><text:span text:style-name="T4"> </text:span><text:span text:style-name="T7">שאינה</text:span><text:span text:style-name="T4"> </text:span><text:span text:style-name="T7">צריכה</text:span><text:span text:style-name="T4"> </text:span><text:span text:style-name="T7">לגופה</text:span><text:span text:style-name="T4"> </text:span><text:span text:style-name="T7">חייב</text:span><text:span text:style-name="T4"> </text:span><text:span text:style-name="T7">עליה'.] </text:span></text:p>
      <text:p text:style-name="P13"/>
      <text:p text:style-name="P10"><text:span text:style-name="T1">והמקיף</text:span><text:span text:style-name="T4"> </text:span><text:span text:style-name="T1">פאת</text:span><text:span text:style-name="T4"> </text:span><text:span text:style-name="T1">ראשו: <text:s/></text:span></text:p>
      <text:p text:style-name="P10"><text:span text:style-name="T1">תנו</text:span><text:span text:style-name="T4"> </text:span><text:span text:style-name="T1">רבנן: פאת</text:span><text:span text:style-name="T4"> </text:span><text:span text:style-name="T1">ראשו</text:span><text:span text:style-name="T4"> </text:span><text:span text:style-name="T1">- סוף</text:span><text:span text:style-name="T4"> </text:span><text:span text:style-name="T1">ראשו; ואיזהו</text:span><text:span text:style-name="T4"> </text:span><text:span text:style-name="T1">'סוף</text:span><text:span text:style-name="T4"> </text:span><text:span text:style-name="T1">ראשו' </text:span><text:span text:style-name="T2">(</text:span><text:span text:style-name="T8">באיזה</text:span><text:span text:style-name="T5"> </text:span><text:span text:style-name="T8">ענין</text:span><text:span text:style-name="T5"> </text:span><text:span text:style-name="T8">יהא</text:span><text:span text:style-name="T5"> </text:span><text:span text:style-name="T8">מקיף</text:span><text:span text:style-name="T5"> </text:span><text:span text:style-name="T8">סוף</text:span><text:span text:style-name="T5"> </text:span><text:span text:style-name="T8">הראש</text:span><text:span text:style-name="T5"> </text:span><text:span text:style-name="T8">שיהא</text:span><text:span text:style-name="T5"> </text:span><text:span text:style-name="T8">חייב</text:span><text:span text:style-name="T5"> </text:span><text:span text:style-name="T8">ב'בל</text:span><text:span text:style-name="T5"> </text:span><text:span text:style-name="T8">תקיפו'</text:span><text:span text:style-name="T2">)</text:span><text:span text:style-name="T1">? - זה</text:span><text:span text:style-name="T4"> </text:span><text:span text:style-name="T1">המשוה</text:span><text:span text:style-name="T4"> </text:span><text:span text:style-name="T1">צדעיו</text:span><text:span text:style-name="T4"> </text:span><text:span text:style-name="T1">לאחורי</text:span><text:span text:style-name="T4"> </text:span><text:span text:style-name="T1">אזנו</text:span><text:span text:style-name="T4"> </text:span><text:span text:style-name="T1">ולפדחתו</text:span><text:span text:style-name="T4"> </text:span><text:span text:style-name="T2">(</text:span><text:span text:style-name="T8">אחורי</text:span><text:span text:style-name="T5"> </text:span><text:span text:style-name="T8">אזנו</text:span><text:span text:style-name="T5"> </text:span><text:span text:style-name="T8">אין</text:span><text:span text:style-name="T5"> </text:span><text:span text:style-name="T8">שיער</text:span><text:span text:style-name="T5"> </text:span><text:span text:style-name="T8">כלום, וכך</text:span><text:span text:style-name="T5"> </text:span><text:span text:style-name="T8">במצחו</text:span><text:span text:style-name="T5"> </text:span><text:span text:style-name="T8">אין</text:span><text:span text:style-name="T5"> </text:span><text:span text:style-name="T8">שיער</text:span><text:span text:style-name="T5"> </text:span><text:span text:style-name="T8">כלום, אבל</text:span><text:span text:style-name="T5"> </text:span><text:span text:style-name="T8">בצדעיו</text:span><text:span text:style-name="T5"> </text:span><text:span text:style-name="T8">שבאמצע</text:span><text:span text:style-name="T5"> </text:span><text:span text:style-name="T8">יש</text:span><text:span text:style-name="T5"> </text:span><text:span text:style-name="T8">שיער; ואם</text:span><text:span text:style-name="T5"> </text:span><text:span text:style-name="T8">הוא</text:span><text:span text:style-name="T5"> </text:span><text:span text:style-name="T8">משוה</text:span><text:span text:style-name="T5"> </text:span><text:span text:style-name="T8">ונוטל</text:span><text:span text:style-name="T5"> </text:span><text:span text:style-name="T8">כל</text:span><text:span text:style-name="T5"> </text:span><text:span text:style-name="T8">השיער</text:span><text:span text:style-name="T5"> </text:span><text:span text:style-name="T8">שבצדעיו</text:span><text:span text:style-name="T5"> </text:span><text:span text:style-name="T8">למדת</text:span><text:span text:style-name="T5"> </text:span><text:span text:style-name="T8">אחורי</text:span><text:span text:style-name="T5"> </text:span><text:span text:style-name="T8">אזנו</text:span><text:span text:style-name="T5"> </text:span><text:span text:style-name="T8">ופדחתו</text:span><text:span text:style-name="T5"> </text:span><text:span text:style-name="T8">- זהו</text:span><text:span text:style-name="T5"> </text:span><text:span text:style-name="T8">מקיף</text:span><text:span text:style-name="T5"> </text:span><text:span text:style-name="T8">סוף</text:span><text:span text:style-name="T5"> </text:span><text:span text:style-name="T8">הראש</text:span><text:span text:style-name="T2">)</text:span><text:span text:style-name="T1">.</text:span></text:p>
      <text:p text:style-name="P11"/>
      <text:p text:style-name="P10"><text:span text:style-name="T1">תני</text:span><text:span text:style-name="T4"> </text:span><text:span text:style-name="T1">תנא</text:span><text:span text:style-name="T4"> </text:span><text:span text:style-name="T1">קמיה</text:span><text:span text:style-name="T4"> </text:span><text:span text:style-name="T1">דרב</text:span><text:span text:style-name="T4"> </text:span><text:span text:style-name="T1">חסדא: אחד</text:span><text:span text:style-name="T4"> </text:span><text:span text:style-name="T1">המקיף</text:span><text:span text:style-name="T4"> </text:span><text:span text:style-name="T1">ואחד</text:span><text:span text:style-name="T4"> </text:span><text:span text:style-name="T1">הניקף</text:span><text:span text:style-name="T4"> – </text:span><text:span text:style-name="T1">לוקה.</text:span></text:p>
      <text:p text:style-name="P10"><text:span text:style-name="T1">אמר</text:span><text:span text:style-name="T4"> </text:span><text:span text:style-name="T1">ליה: מאן</text:span><text:span text:style-name="T4"> </text:span><text:span text:style-name="T1">דאכיל</text:span><text:span text:style-name="T4"> </text:span><text:span text:style-name="T1">תמרי</text:span><text:span text:style-name="T4"> </text:span><text:span text:style-name="T1">בארבילא</text:span><text:span text:style-name="T4"> </text:span><text:span text:style-name="T2">(</text:span><text:span text:style-name="T8">האוכל</text:span><text:span text:style-name="T5"> </text:span><text:span text:style-name="T8">תמרים</text:span><text:span text:style-name="T5"> </text:span><text:span text:style-name="T8">בכברה</text:span><text:span text:style-name="T2">)</text:span><text:span text:style-name="T1"> - לקי</text:span><text:span text:style-name="T4"> </text:span><text:span text:style-name="T2">(</text:span><text:span text:style-name="T8">יהא</text:span><text:span text:style-name="T5"> </text:span><text:span text:style-name="T8">לוקה? בתמיה, כלומר: ניקף</text:span><text:span text:style-name="T5"> </text:span><text:span text:style-name="T8">מה</text:span><text:span text:style-name="T5"> </text:span><text:span text:style-name="T8">פשע</text:span><text:span text:style-name="T5"> </text:span><text:span text:style-name="T8">שהוא</text:span><text:span text:style-name="T5"> </text:span><text:span text:style-name="T8">לוקה? לאו</text:span><text:span text:style-name="T5"> </text:span><text:span text:style-name="T8">שאין</text:span><text:span text:style-name="T5"> </text:span><text:span text:style-name="T8">בו</text:span><text:span text:style-name="T5"> </text:span><text:span text:style-name="T8">מעשה</text:span><text:span text:style-name="T5"> </text:span><text:span text:style-name="T8">הוי</text:span><text:span text:style-name="T5"> </text:span><text:span text:style-name="T8">ולא</text:span><text:span text:style-name="T5"> </text:span><text:span text:style-name="T8">לילקי</text:span><text:span text:style-name="T2">)</text:span><text:span text:style-name="T1">!? </text:span></text:p>
      <text:p text:style-name="P10"><text:span text:style-name="T1">דאמר</text:span><text:span text:style-name="T4"> </text:span><text:span text:style-name="T1">לך</text:span><text:span text:style-name="T4"> </text:span><text:span text:style-name="T1">'מני?' </text:span><text:span text:style-name="T2">(</text:span><text:span text:style-name="T8">השואל</text:span><text:span text:style-name="T5"> </text:span><text:span text:style-name="T8">לך: כמאן</text:span><text:span text:style-name="T5"> </text:span><text:span text:style-name="T8">קאמרת</text:span><text:span text:style-name="T5"> </text:span><text:span text:style-name="T8">'ניקף</text:span><text:span text:style-name="T5"> </text:span><text:span text:style-name="T8">לוקה'?</text:span><text:span text:style-name="T2">)</text:span><text:span text:style-name="T1"> - </text:span><text:span text:style-name="T2">(</text:span><text:span text:style-name="T8">אימא</text:span><text:span text:style-name="T5"> </text:span><text:span text:style-name="T8">ליה:</text:span><text:span text:style-name="T2">)</text:span><text:span text:style-name="T1"> רבי</text:span><text:span text:style-name="T4"> </text:span><text:span text:style-name="T1">יהודה</text:span><text:span text:style-name="T4"> </text:span><text:span text:style-name="T1">היא, דאמר</text:span><text:span text:style-name="T4"> </text:span><text:span text:style-name="T2">(</text:span><text:span text:style-name="T8">לעיל</text:span><text:span text:style-name="T5"> </text:span><text:span text:style-name="T8">(דף</text:span><text:span text:style-name="T5"> </text:span><text:span text:style-name="T8">ד: טז.)</text:span><text:span text:style-name="T2">)</text:span><text:span text:style-name="T1"> לאו</text:span><text:span text:style-name="T4"> </text:span><text:span text:style-name="T1">שאין</text:span><text:span text:style-name="T4"> </text:span><text:span text:style-name="T1">בו</text:span><text:span text:style-name="T4"> </text:span><text:span text:style-name="T1">מעשה</text:span><text:span text:style-name="T4"> </text:span><text:span text:style-name="T1">- לוקין</text:span><text:span text:style-name="T4"> </text:span><text:span text:style-name="T1">עליו</text:span><text:span text:style-name="T4"> </text:span><text:span text:style-name="T2">(</text:span><text:span text:style-name="T8">והיינו</text:span><text:span text:style-name="T5"> </text:span><text:span text:style-name="T8">לאו</text:span><text:span text:style-name="T5"> </text:span><text:span text:style-name="T8">שאין</text:span><text:span text:style-name="T5"> </text:span><text:span text:style-name="T8">בו</text:span><text:span text:style-name="T5"> </text:span><text:span text:style-name="T8">מעשה: דניקף</text:span><text:span text:style-name="T5"> </text:span><text:span text:style-name="T8">הוא</text:span><text:span text:style-name="T5"> </text:span><text:span text:style-name="T8">דקא</text:span><text:span text:style-name="T5"> </text:span><text:span text:style-name="T8">עבר</text:span><text:span text:style-name="T5"> </text:span><text:span text:style-name="T8">אלאו</text:span><text:span text:style-name="T5"> </text:span><text:span text:style-name="T8">ד'לא</text:span><text:span text:style-name="T5"> </text:span><text:span text:style-name="T8">תקיפו', דשמעינן</text:span><text:span text:style-name="T5"> </text:span><text:span text:style-name="T8">לקרא</text:span><text:span text:style-name="T5"> </text:span><text:span text:style-name="T8">הכי: '</text:span><text:span text:style-name="T11">לא</text:span><text:span text:style-name="T5"> </text:span><text:span text:style-name="T11">תקיפו</text:span><text:span text:style-name="T8">'= <text:s/>לא</text:span><text:span text:style-name="T5"> </text:span><text:span text:style-name="T8">תניחו</text:span><text:span text:style-name="T5"> </text:span><text:span text:style-name="T8">להקיף, דמֵנִיחַ</text:span><text:span text:style-name="T5"> </text:span><text:span text:style-name="T8">להקיף</text:span><text:span text:style-name="T5"> – </text:span><text:span text:style-name="T8">כמקיף; אי</text:span><text:span text:style-name="T5"> </text:span><text:span text:style-name="T8">נמי</text:span><text:span text:style-name="T5"> </text:span><text:span text:style-name="T8">מדאפקיה</text:span><text:span text:style-name="T5"> </text:span><text:span text:style-name="T8">בלשון</text:span><text:span text:style-name="T5"> </text:span><text:span text:style-name="T8">רבים, דכתיב</text:span><text:span text:style-name="T5"> </text:span><text:span text:style-name="T8">'</text:span><text:span text:style-name="T11">לא</text:span><text:span text:style-name="T5"> </text:span><text:span text:style-name="T11">תקי</text:span><text:span text:style-name="T21">פו</text:span><text:span text:style-name="T8">' משמע</text:span><text:span text:style-name="T5"> </text:span><text:span text:style-name="T8">דאתרי</text:span><text:span text:style-name="T5"> </text:span><text:span text:style-name="T8">קא</text:span><text:span text:style-name="T5"> </text:span><text:span text:style-name="T8">מזהר</text:span><text:span text:style-name="T5"> </text:span><text:span text:style-name="T8">רחמנא: ניקף</text:span><text:span text:style-name="T5"> </text:span><text:span text:style-name="T8">ומקיף</text:span><text:span text:style-name="T2">)</text:span><text:span text:style-name="T1">.</text:span></text:p>
      <text:p text:style-name="P10"><text:span text:style-name="T1">רבא</text:span><text:span text:style-name="T4"> </text:span><text:span text:style-name="T1">אומר: </text:span><text:span text:style-name="T2">(</text:span><text:span text:style-name="T8">לא</text:span><text:span text:style-name="T5"> </text:span><text:span text:style-name="T8">צריכת</text:span><text:span text:style-name="T5"> </text:span><text:span text:style-name="T8">לאוקומי</text:span><text:span text:style-name="T5"> </text:span><text:span text:style-name="T8">כרבי</text:span><text:span text:style-name="T5"> </text:span><text:span text:style-name="T8">יהודה</text:span><text:span text:style-name="T5"> </text:span><text:span text:style-name="T8">הך</text:span><text:span text:style-name="T5"> </text:span><text:span text:style-name="T8">ברייתא</text:span><text:span text:style-name="T5"> </text:span><text:span text:style-name="T8">דתני</text:span><text:span text:style-name="T5"> </text:span><text:span text:style-name="T8">תנא</text:span><text:span text:style-name="T5"> </text:span><text:span text:style-name="T8">קמיה</text:span><text:span text:style-name="T5"> </text:span><text:span text:style-name="T8">דרב</text:span><text:span text:style-name="T5"> </text:span><text:span text:style-name="T8">חסדא, דקיימא</text:span><text:span text:style-name="T2">)</text:span><text:span text:style-name="T1"> במקיף</text:span><text:span text:style-name="T4"> </text:span><text:span text:style-name="T1">לעצמו, ודברי</text:span><text:span text:style-name="T4"> </text:span><text:span text:style-name="T1">הכל</text:span><text:span text:style-name="T4"> </text:span><text:span text:style-name="T2">(</text:span><text:span text:style-name="T8">וקא</text:span><text:span text:style-name="T5"> </text:span><text:span text:style-name="T8">משמע</text:span><text:span text:style-name="T5"> </text:span><text:span text:style-name="T8">לן</text:span><text:span text:style-name="T5"> </text:span><text:span text:style-name="T8">דחייב</text:span><text:span text:style-name="T5"> </text:span><text:span text:style-name="T8">תרתי: משום</text:span><text:span text:style-name="T5"> </text:span><text:span text:style-name="T8">מקיף</text:span><text:span text:style-name="T5"> </text:span><text:span text:style-name="T8">ומשום</text:span><text:span text:style-name="T5"> </text:span><text:span text:style-name="T8">ניקף, דסלקא</text:span><text:span text:style-name="T5"> </text:span><text:span text:style-name="T8">דעתא</text:span><text:span text:style-name="T5"> </text:span><text:span text:style-name="T8">אמינא</text:span><text:span text:style-name="T5"> </text:span><text:span text:style-name="T8">לא</text:span><text:span text:style-name="T5"> </text:span><text:span text:style-name="T8">לילקי</text:span><text:span text:style-name="T5"> </text:span><text:span text:style-name="T8">אלא</text:span><text:span text:style-name="T5"> </text:span><text:span text:style-name="T8">חדא</text:span><text:span text:style-name="T5"> </text:span><text:span text:style-name="T8">- קא</text:span><text:span text:style-name="T5"> </text:span><text:span text:style-name="T8">משמע</text:span><text:span text:style-name="T5"> </text:span><text:span text:style-name="T8">לן</text:span><text:span text:style-name="T2">)</text:span><text:span text:style-name="T1">.</text:span></text:p>
      <text:p text:style-name="P10"><text:span text:style-name="T1">רב</text:span><text:span text:style-name="T4"> </text:span><text:span text:style-name="T1">אשי</text:span><text:span text:style-name="T4"> </text:span><text:span text:style-name="T1">אומר: במסייע</text:span><text:span text:style-name="T4"> </text:span><text:span text:style-name="T2">(</text:span><text:span text:style-name="T8">מזמין</text:span><text:span text:style-name="T5"> </text:span><text:span text:style-name="T8">השערות</text:span><text:span text:style-name="T5"> </text:span><text:span text:style-name="T8">למקיף</text:span><text:span text:style-name="T2">)</text:span><text:span text:style-name="T1">, ודברי</text:span><text:span text:style-name="T4"> </text:span><text:span text:style-name="T1">הכל</text:span><text:span text:style-name="T4"> </text:span><text:span text:style-name="T2">(</text:span><text:span text:style-name="T8">דלא</text:span><text:span text:style-name="T5"> </text:span><text:span text:style-name="T8">צריך</text:span><text:span text:style-name="T5"> </text:span><text:span text:style-name="T8">לתרוצי</text:span><text:span text:style-name="T5"> </text:span><text:span text:style-name="T8">'רבי</text:span><text:span text:style-name="T5"> </text:span><text:span text:style-name="T8">יהודה</text:span><text:span text:style-name="T5"> </text:span><text:span text:style-name="T8">היא'</text:span><text:span text:style-name="T2">)</text:span><text:span text:style-name="T1">.</text:span></text:p>
      <text:p text:style-name="P11"/>
      <text:p text:style-name="P10"><text:span text:style-name="T1">והמשחית</text:span><text:span text:style-name="T4"> </text:span><text:span text:style-name="T1">פאת</text:span><text:span text:style-name="T4"> </text:span><text:span text:style-name="T1">זקנו: <text:s/></text:span></text:p>
      <text:p text:style-name="P10"><text:span text:style-name="T1">תנו</text:span><text:span text:style-name="T4"> </text:span><text:span text:style-name="T1">רבנן: פאת</text:span><text:span text:style-name="T4"> </text:span><text:span text:style-name="T1">זקנו</text:span><text:span text:style-name="T4"> </text:span><text:span text:style-name="T1">= סוף</text:span><text:span text:style-name="T4"> </text:span><text:span text:style-name="T1">זקנו; ואיזהו</text:span><text:span text:style-name="T4"> </text:span><text:span text:style-name="T1">'סוף</text:span><text:span text:style-name="T4"> </text:span><text:span text:style-name="T1">זקנו'? - שבולת</text:span><text:span text:style-name="T4"> </text:span><text:span text:style-name="T1">זקנו</text:span><text:span text:style-name="T4"> </text:span><text:span text:style-name="T2">(</text:span><text:span text:style-name="T8">כולהו</text:span><text:span text:style-name="T5"> </text:span><text:span text:style-name="T8">חמש</text:span><text:span text:style-name="T5"> </text:span><text:span text:style-name="T8">פאות</text:span><text:span text:style-name="T5"> </text:span><text:span text:style-name="T8">דקא</text:span><text:span text:style-name="T5"> </text:span><text:span text:style-name="T8">חשיב</text:span><text:span text:style-name="T5"> </text:span><text:span text:style-name="T8">במתניתין</text:span><text:span text:style-name="T5"> </text:span><text:span text:style-name="T8">- בכלל</text:span><text:span text:style-name="T5"> </text:span><text:span text:style-name="T8">'שיבולת' הם</text:span><text:span text:style-name="T2">)</text:span><text:span text:style-name="T1">. <text:s/></text:span></text:p>
      <text:p text:style-name="P11"/>
      <text:p text:style-name="P10"><text:span text:style-name="T1">והמשרט</text:span><text:span text:style-name="T4"> </text:span><text:span text:style-name="T1">שריטה</text:span><text:span text:style-name="T4"> </text:span><text:span text:style-name="T1">אחת</text:span><text:span text:style-name="T4"> </text:span><text:span text:style-name="T1">וכו' </text:span><text:span text:style-name="T2">[על</text:span><text:span text:style-name="T5"> </text:span><text:span text:style-name="T2">המת</text:span><text:span text:style-name="T1">]: <text:s/></text:span></text:p>
      <text:p text:style-name="P10"><text:span text:style-name="T1">תנו</text:span><text:span text:style-name="T4"> </text:span><text:span text:style-name="T1">רבנן: </text:span><text:span text:style-name="T2">(</text:span><text:span text:style-name="T8">ויקרא</text:span><text:span text:style-name="T5"> </text:span><text:span text:style-name="T8">יט,כח</text:span><text:span text:style-name="T2">)</text:span><text:span text:style-name="T1"> </text:span><text:span text:style-name="T11">[ושרט</text:span><text:span text:style-name="T5"> </text:span><text:span text:style-name="T11">לנפש</text:span><text:span text:style-name="T5"> </text:span><text:span text:style-name="T11">לא</text:span><text:span text:style-name="T5"> </text:span><text:span text:style-name="T11">תתנו</text:span><text:span text:style-name="T5"> </text:span><text:span text:style-name="T11">בבשרכם</text:span><text:span text:style-name="T5"> </text:span><text:span text:style-name="T11">וכתבת</text:span><text:span text:style-name="T5"> </text:span><text:span text:style-name="T11">קעקע</text:span><text:span text:style-name="T5"> </text:span><text:span text:style-name="T11">לא</text:span><text:span text:style-name="T5"> </text:span><text:span text:style-name="T11">תתנו</text:span><text:span text:style-name="T5"> </text:span><text:span text:style-name="T11">בכם</text:span><text:span text:style-name="T5"> </text:span><text:span text:style-name="T11">אני</text:span><text:span text:style-name="T5"> </text:span><text:span text:style-name="T11">ה']</text:span><text:span text:style-name="T1"> '</text:span><text:span text:style-name="T10">ושרט</text:span><text:span text:style-name="T1">' </text:span><text:span text:style-name="T2">(</text:span><text:span text:style-name="T8">דמצי</text:span><text:span text:style-name="T5"> </text:span><text:span text:style-name="T8">למיכתב</text:span><text:span text:style-name="T5"> </text:span><text:span text:style-name="T8">'לנפש</text:span><text:span text:style-name="T5"> </text:span><text:span text:style-name="T8">לא</text:span><text:span text:style-name="T5"> </text:span><text:span text:style-name="T8">תשרטו' במקום</text:span><text:span text:style-name="T5"> </text:span><text:span text:style-name="T8">'</text:span><text:span text:style-name="T11">ושרט</text:span><text:span text:style-name="T5"> </text:span><text:span text:style-name="T11">לנפש</text:span><text:span text:style-name="T5"> </text:span><text:span text:style-name="T11">לא</text:span><text:span text:style-name="T5"> </text:span><text:span text:style-name="T11">תתנו</text:span><text:span text:style-name="T8">'; לשון</text:span><text:span text:style-name="T5"> </text:span><text:span text:style-name="T8">אחר</text:span><text:span text:style-name="T5"> </text:span><text:span text:style-name="T8">ת"ל</text:span><text:span text:style-name="T5"> </text:span><text:span text:style-name="T8">ושרט: מריבויא</text:span><text:span text:style-name="T5"> </text:span><text:span text:style-name="T8">דוי"ו</text:span><text:span text:style-name="T2">)</text:span><text:span text:style-name="T1"> - יכול</text:span><text:span text:style-name="T4"> </text:span><text:span text:style-name="T1">אפילו</text:span><text:span text:style-name="T4"> </text:span><text:span text:style-name="T1">שרט</text:span><text:span text:style-name="T4"> </text:span><text:span text:style-name="T1">על</text:span><text:span text:style-name="T4"> </text:span><text:span text:style-name="T1">ביתו</text:span><text:span text:style-name="T4"> </text:span><text:span text:style-name="T1">שנפל</text:span><text:span text:style-name="T4"> </text:span><text:span text:style-name="T1">ועל</text:span><text:span text:style-name="T4"> </text:span><text:span text:style-name="T1">ספינתו</text:span><text:span text:style-name="T4"> </text:span><text:span text:style-name="T1">שטבעה</text:span><text:span text:style-name="T4"> </text:span><text:span text:style-name="T1">בים? תלמוד</text:span><text:span text:style-name="T4"> </text:span><text:span text:style-name="T1">לומר: '</text:span><text:span text:style-name="T10">לנפש</text:span><text:span text:style-name="T1">': אינו</text:span><text:span text:style-name="T4"> </text:span><text:span text:style-name="T1">חייב</text:span><text:span text:style-name="T4"> </text:span><text:span text:style-name="T1">אלא</text:span><text:span text:style-name="T4"> </text:span><text:span text:style-name="T1">על</text:span><text:span text:style-name="T4"> </text:span><text:span text:style-name="T1">המת</text:span><text:span text:style-name="T4"> </text:span><text:span text:style-name="T1">בלבד.</text:span></text:p>
      <text:p text:style-name="P10"><text:span text:style-name="T1">ומנין</text:span><text:span text:style-name="T4"> </text:span><text:span text:style-name="T1">למשרט</text:span><text:span text:style-name="T4"> </text:span><text:span text:style-name="T1">חמש</text:span><text:span text:style-name="T4"> </text:span><text:span text:style-name="T1">שריטות</text:span><text:span text:style-name="T4"> </text:span><text:span text:style-name="T1">על</text:span><text:span text:style-name="T4"> </text:span><text:span text:style-name="T1">מת</text:span><text:span text:style-name="T4"> </text:span><text:span text:style-name="T1">אחד</text:span><text:span text:style-name="T4"> </text:span><text:span text:style-name="T1">שהוא</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 - תלמוד</text:span><text:span text:style-name="T4"> </text:span><text:span text:style-name="T1">לומר: '</text:span><text:span text:style-name="T10">ושרט</text:span><text:span text:style-name="T1">' לחייב</text:span><text:span text:style-name="T4"> </text:span><text:span text:style-name="T1">על</text:span><text:span text:style-name="T4"> </text:span><text:span text:style-name="T1">כל</text:span><text:span text:style-name="T4"> </text:span><text:span text:style-name="T1">שריטה</text:span><text:span text:style-name="T4"> </text:span><text:span text:style-name="T1">ושריטה.</text:span></text:p>
      <text:p text:style-name="P10"><text:span text:style-name="T1">רבי</text:span><text:span text:style-name="T4"> </text:span><text:span text:style-name="T1">יוסי</text:span><text:span text:style-name="T4"> </text:span><text:span text:style-name="T1">אומר: מנין</text:span><text:span text:style-name="T4"> </text:span><text:span text:style-name="T1">למשרט</text:span><text:span text:style-name="T4"> </text:span><text:span text:style-name="T1">שריטה</text:span><text:span text:style-name="T4"> </text:span><text:span text:style-name="T1">אחת</text:span><text:span text:style-name="T4"> </text:span><text:span text:style-name="T1">על</text:span><text:span text:style-name="T4"> </text:span><text:span text:style-name="T1">חמשה</text:span><text:span text:style-name="T4"> </text:span><text:span text:style-name="T1">מתים</text:span><text:span text:style-name="T4"> </text:span><text:span text:style-name="T1">שהוא</text:span><text:span text:style-name="T4"> </text:span><text:span text:style-name="T1">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 - תלמוד</text:span><text:span text:style-name="T4"> </text:span><text:span text:style-name="T1">לומר</text:span><text:span text:style-name="T4"> </text:span><text:span text:style-name="T1">'</text:span><text:span text:style-name="T10">לנפש</text:span><text:span text:style-name="T1">' לחייב</text:span><text:span text:style-name="T4"> </text:span><text:span text:style-name="T1">על</text:span><text:span text:style-name="T4"> </text:span><text:span text:style-name="T1">כל</text:span><text:span text:style-name="T4"> </text:span><text:span text:style-name="T1">נפש</text:span><text:span text:style-name="T4"> </text:span><text:span text:style-name="T1">ונפש</text:span><text:span text:style-name="T4"> </text:span><text:span text:style-name="T2">(</text:span><text:span text:style-name="T8">רבי</text:span><text:span text:style-name="T5"> </text:span><text:span text:style-name="T8">יוסי</text:span><text:span text:style-name="T5"> </text:span><text:span text:style-name="T8">מוסיף</text:span><text:span text:style-name="T5"> </text:span><text:span text:style-name="T8">חיובי</text:span><text:span text:style-name="T2">)</text:span><text:span text:style-name="T1">. </text:span></text:p>
      <text:p text:style-name="P10"><text:span text:style-name="T1">והא</text:span><text:span text:style-name="T4"> </text:span><text:span text:style-name="T1">אפיקתיה</text:span><text:span text:style-name="T4"> </text:span><text:span text:style-name="T1">לביתו</text:span><text:span text:style-name="T4"> </text:span><text:span text:style-name="T1">שנפל</text:span><text:span text:style-name="T4"> </text:span><text:span text:style-name="T1">ולספינתו</text:span><text:span text:style-name="T4"> </text:span><text:span text:style-name="T1">שטבעה</text:span><text:span text:style-name="T4"> </text:span><text:span text:style-name="T1">בים</text:span><text:span text:style-name="T4"> </text:span><text:span text:style-name="T2">(</text:span><text:span text:style-name="T8">והא</text:span><text:span text:style-name="T5"> </text:span><text:span text:style-name="T8">ודאי</text:span><text:span text:style-name="T5"> </text:span><text:span text:style-name="T8">רבי</text:span><text:span text:style-name="T5"> </text:span><text:span text:style-name="T8">יוסי</text:span><text:span text:style-name="T5"> </text:span><text:span text:style-name="T8">לא</text:span><text:span text:style-name="T5"> </text:span><text:span text:style-name="T8">פליג</text:span><text:span text:style-name="T5"> </text:span><text:span text:style-name="T8">בההיא, דהיאך</text:span><text:span text:style-name="T5"> </text:span><text:span text:style-name="T8">יהא</text:span><text:span text:style-name="T5"> </text:span><text:span text:style-name="T8">מוציא</text:span><text:span text:style-name="T5"> </text:span><text:span text:style-name="T8">הפסוק</text:span><text:span text:style-name="T5"> </text:span><text:span text:style-name="T8">מידי</text:span><text:span text:style-name="T5"> </text:span><text:span text:style-name="T8">פשוטו</text:span><text:span text:style-name="T2">)</text:span><text:span text:style-name="T1">?</text:span></text:p>
      <text:p text:style-name="P11"/>
      <text:p text:style-name="P10"><text:span text:style-name="T1">(מכות</text:span><text:span text:style-name="T4"> </text:span><text:span text:style-name="T1">כא,א)</text:span></text:p>
      <text:p text:style-name="P10"><text:span text:style-name="T1">קסבר</text:span><text:span text:style-name="T4"> </text:span><text:span text:style-name="T1">רבי</text:span><text:span text:style-name="T4"> </text:span><text:span text:style-name="T1">יוסי</text:span><text:span text:style-name="T4"> </text:span><text:span text:style-name="T1">שריטה</text:span><text:span text:style-name="T4"> </text:span><text:span text:style-name="T1">וגדידה</text:span><text:span text:style-name="T4"> </text:span><text:span text:style-name="T1">- אחת</text:span><text:span text:style-name="T4"> </text:span><text:span text:style-name="T1">היא</text:span><text:span text:style-name="T4"> </text:span><text:span text:style-name="T2">(</text:span><text:span text:style-name="T8">דתרוייהו</text:span><text:span text:style-name="T5"> </text:span><text:span text:style-name="T8">בין</text:span><text:span text:style-name="T5"> </text:span><text:span text:style-name="T8">ביד</text:span><text:span text:style-name="T5"> </text:span><text:span text:style-name="T8">בין</text:span><text:span text:style-name="T5"> </text:span><text:span text:style-name="T8">בכלי</text:span><text:span text:style-name="T2">)</text:span><text:span text:style-name="T1">, וכתיב</text:span><text:span text:style-name="T4"> </text:span><text:span text:style-name="T1">התם</text:span><text:span text:style-name="T4"> </text:span><text:span text:style-name="T2">(</text:span><text:span text:style-name="T8">בגדידה: [דברים</text:span><text:span text:style-name="T5"> </text:span><text:span text:style-name="T8">יד,א]</text:span><text:span text:style-name="T2">)</text:span><text:span text:style-name="T1"> </text:span><text:span text:style-name="T11">[בנים</text:span><text:span text:style-name="T5"> </text:span><text:span text:style-name="T11">אתם</text:span><text:span text:style-name="T5"> </text:span><text:span text:style-name="T11">לה' אלקיכם</text:span><text:span text:style-name="T5"> </text:span><text:span text:style-name="T11">לא</text:span><text:span text:style-name="T5"> </text:span><text:span text:style-name="T11">תתגודדו</text:span><text:span text:style-name="T5"> </text:span><text:span text:style-name="T11">ולא</text:span><text:span text:style-name="T5"> </text:span><text:span text:style-name="T11">תשימו</text:span><text:span text:style-name="T5"> </text:span><text:span text:style-name="T11">קרחה</text:span><text:span text:style-name="T5"> </text:span><text:span text:style-name="T11">בין</text:span><text:span text:style-name="T5"> </text:span><text:span text:style-name="T11">עיניכם]</text:span><text:span text:style-name="T1"> '</text:span><text:span text:style-name="T10">למת</text:span><text:span text:style-name="T1">'. </text:span></text:p>
      <text:p text:style-name="P13"/>
      <text:p text:style-name="P10"><text:soft-page-break/><text:span text:style-name="T1">אמר</text:span><text:span text:style-name="T4"> </text:span><text:span text:style-name="T1">שמואל: המשרט</text:span><text:span text:style-name="T4"> </text:span><text:span text:style-name="T28">בכלי</text:span><text:span text:style-name="T4"> </text:span><text:span text:style-name="T1">חייב</text:span><text:span text:style-name="T4"> </text:span><text:span text:style-name="T2">(</text:span><text:span text:style-name="T8">הא</text:span><text:span text:style-name="T5"> </text:span><text:span text:style-name="T8">ודאי</text:span><text:span text:style-name="T5"> </text:span><text:span text:style-name="T8">פשיטא</text:span><text:span text:style-name="T5"> </text:span><text:span text:style-name="T8">לכולי</text:span><text:span text:style-name="T5"> </text:span><text:span text:style-name="T8">עלמא</text:span><text:span text:style-name="T5"> </text:span><text:span text:style-name="T8">דעיקר</text:span><text:span text:style-name="T5"> </text:span><text:span text:style-name="T8">'גדידה' משמע</text:span><text:span text:style-name="T5"> </text:span><text:span text:style-name="T8">בכלי, ועיקר</text:span><text:span text:style-name="T5"> </text:span><text:span text:style-name="T8">'שריטה' משמע</text:span><text:span text:style-name="T5"> </text:span><text:span text:style-name="T8">ביד, וקאמר</text:span><text:span text:style-name="T5"> </text:span><text:span text:style-name="T8">שמואל</text:span><text:span text:style-name="T5"> </text:span><text:span text:style-name="T8">'המשרט</text:span><text:span text:style-name="T5"> </text:span><text:span text:style-name="T27">בכלי</text:span><text:span text:style-name="T5"> </text:span><text:span text:style-name="T8">על</text:span><text:span text:style-name="T5"> </text:span><text:span text:style-name="T8">המת</text:span><text:span text:style-name="T5"> </text:span><text:span text:style-name="T8">חייב', ולא</text:span><text:span text:style-name="T5"> </text:span><text:span text:style-name="T8">קאמר</text:span><text:span text:style-name="T5"> </text:span><text:span text:style-name="T8">'המגדד</text:span><text:span text:style-name="T5"> </text:span><text:span text:style-name="T8">בכלי' לאשמועינן</text:span><text:span text:style-name="T5"> </text:span><text:span text:style-name="T8">דֵׁשם</text:span><text:span text:style-name="T5"> </text:span><text:span text:style-name="T8">שריטה</text:span><text:span text:style-name="T5"> </text:span><text:span text:style-name="T8">שייך</text:span><text:span text:style-name="T5"> </text:span><text:span text:style-name="T8">בכלי, והעושה</text:span><text:span text:style-name="T5"> </text:span><text:span text:style-name="T8">חבורה</text:span><text:span text:style-name="T5"> </text:span><text:span text:style-name="T8">בעצמו</text:span><text:span text:style-name="T5"> </text:span><text:span text:style-name="T8">בכלי</text:span><text:span text:style-name="T5"> </text:span><text:span text:style-name="T8">על</text:span><text:span text:style-name="T5"> </text:span><text:span text:style-name="T8">המת</text:span><text:span text:style-name="T5"> </text:span><text:span text:style-name="T8">- חייב</text:span><text:span text:style-name="T5"> </text:span><text:span text:style-name="T8">שני</text:span><text:span text:style-name="T5"> </text:span><text:span text:style-name="T8">לאוין: משום</text:span><text:span text:style-name="T5"> </text:span><text:span text:style-name="T8">משרט</text:span><text:span text:style-name="T5"> </text:span><text:span text:style-name="T8">ומשום</text:span><text:span text:style-name="T5"> </text:span><text:span text:style-name="T8">מגדד, דגדידה</text:span><text:span text:style-name="T5"> </text:span><text:span text:style-name="T8">ושריטה</text:span><text:span text:style-name="T5"> </text:span><text:span text:style-name="T8">- אחת</text:span><text:span text:style-name="T5"> </text:span><text:span text:style-name="T8">היא: דתרוייהו</text:span><text:span text:style-name="T5"> </text:span><text:span text:style-name="T8">בין</text:span><text:span text:style-name="T5"> </text:span><text:span text:style-name="T8">ביד</text:span><text:span text:style-name="T5"> </text:span><text:span text:style-name="T8">בין</text:span><text:span text:style-name="T5"> </text:span><text:span text:style-name="T8">בכלי</text:span><text:span text:style-name="T2">)</text:span><text:span text:style-name="T1">.</text:span></text:p>
      <text:p text:style-name="P10"><text:span text:style-name="T1">מיתיבי: 'שריטה</text:span><text:span text:style-name="T4"> </text:span><text:span text:style-name="T1">וגדידה</text:span><text:span text:style-name="T4"> </text:span><text:span text:style-name="T1">אחת</text:span><text:span text:style-name="T4"> </text:span><text:span text:style-name="T1">היא, אלא</text:span><text:span text:style-name="T4"> </text:span><text:span text:style-name="T1">ששריטה</text:span><text:span text:style-name="T4"> </text:span><text:span text:style-name="T28">ביד</text:span><text:span text:style-name="T4"> </text:span><text:span text:style-name="T1">וגדידה</text:span><text:span text:style-name="T4"> </text:span><text:span text:style-name="T1">בכלי</text:span><text:span text:style-name="T4"> </text:span><text:span text:style-name="T2">(</text:span><text:span text:style-name="T8">כלומר: בין</text:span><text:span text:style-name="T5"> </text:span><text:span text:style-name="T8">שריטה</text:span><text:span text:style-name="T5"> </text:span><text:span text:style-name="T8">בין</text:span><text:span text:style-name="T5"> </text:span><text:span text:style-name="T8">גדידה</text:span><text:span text:style-name="T5"> </text:span><text:span text:style-name="T8">- ענין</text:span><text:span text:style-name="T5"> </text:span><text:span text:style-name="T8">חבורה</text:span><text:span text:style-name="T5"> </text:span><text:span text:style-name="T8">הם, ושניהם</text:span><text:span text:style-name="T5"> </text:span><text:span text:style-name="T8">על</text:span><text:span text:style-name="T5"> </text:span><text:span text:style-name="T8">מת, אלא</text:span><text:span text:style-name="T5"> </text:span><text:span text:style-name="T8">שריטה</text:span><text:span text:style-name="T5"> </text:span><text:span text:style-name="T8">ביד</text:span><text:span text:style-name="T5"> </text:span><text:span text:style-name="T8">גדידה</text:span><text:span text:style-name="T5"> </text:span><text:span text:style-name="T8">בכלי</text:span><text:span text:style-name="T2">)</text:span><text:span text:style-name="T1">' </text:span><text:span text:style-name="T2">(</text:span><text:span text:style-name="T8">וקשיא</text:span><text:span text:style-name="T5"> </text:span><text:span text:style-name="T8">לשמואל</text:span><text:span text:style-name="T5"> </text:span><text:span text:style-name="T8">דאמר</text:span><text:span text:style-name="T5"> </text:span><text:span text:style-name="T8">'תרוייהו</text:span><text:span text:style-name="T5"> </text:span><text:span text:style-name="T8">בין</text:span><text:span text:style-name="T5"> </text:span><text:span text:style-name="T8">ביד</text:span><text:span text:style-name="T5"> </text:span><text:span text:style-name="T8">בין</text:span><text:span text:style-name="T5"> </text:span><text:span text:style-name="T8">בכלי', דמדקאמר</text:span><text:span text:style-name="T5"> </text:span><text:span text:style-name="T8">'המשרט</text:span><text:span text:style-name="T5"> </text:span><text:span text:style-name="T8">בכלי' ולא</text:span><text:span text:style-name="T5"> </text:span><text:span text:style-name="T8">קאמר</text:span><text:span text:style-name="T5"> </text:span><text:span text:style-name="T8">'המגדד</text:span><text:span text:style-name="T5"> </text:span><text:span text:style-name="T8">בכלי' - מכלל</text:span><text:span text:style-name="T5"> </text:span><text:span text:style-name="T8">דשריטה</text:span><text:span text:style-name="T5"> </text:span><text:span text:style-name="T8">שייכא</text:span><text:span text:style-name="T5"> </text:span><text:span text:style-name="T8">בכלי</text:span><text:span text:style-name="T5"> </text:span><text:span text:style-name="T8">כגדידה</text:span><text:span text:style-name="T2">)</text:span><text:span text:style-name="T1">!?</text:span></text:p>
      <text:p text:style-name="P10"><text:span text:style-name="T1">הוא</text:span><text:span text:style-name="T4"> </text:span><text:span text:style-name="T41">[שמואל]</text:span><text:span text:style-name="T1"> דאמר</text:span><text:span text:style-name="T4"> </text:span><text:span text:style-name="T1">כרבי</text:span><text:span text:style-name="T4"> </text:span><text:span text:style-name="T1">יוסי.</text:span></text:p>
      <text:p text:style-name="P11"/>
      <text:p text:style-name="P10"><text:span text:style-name="T1">תני</text:span><text:span text:style-name="T4"> </text:span><text:span text:style-name="T1">תנא</text:span><text:span text:style-name="T4"> </text:span><text:span text:style-name="T1">קמיה</text:span><text:span text:style-name="T4"> </text:span><text:span text:style-name="T1">דרבי</text:span><text:span text:style-name="T4"> </text:span><text:span text:style-name="T1">יוחנן: 'על</text:span><text:span text:style-name="T4"> </text:span><text:span text:style-name="T1">מת, בין</text:span><text:span text:style-name="T4"> </text:span><text:span text:style-name="T1">ביד</text:span><text:span text:style-name="T4"> </text:span><text:span text:style-name="T1">בין</text:span><text:span text:style-name="T4"> </text:span><text:span text:style-name="T1">בכלי</text:span><text:span text:style-name="T4"> </text:span><text:span text:style-name="T1">- חייב</text:span><text:span text:style-name="T4"> </text:span><text:span text:style-name="T2">(</text:span><text:span text:style-name="T8">דשריטה</text:span><text:span text:style-name="T5"> </text:span><text:span text:style-name="T8">וגדידה</text:span><text:span text:style-name="T5"> </text:span><text:span text:style-name="T8">כתיב, דתרוייהו</text:span><text:span text:style-name="T5"> </text:span><text:span text:style-name="T8">אסרינהו</text:span><text:span text:style-name="T5"> </text:span><text:span text:style-name="T8">רחמנא</text:span><text:span text:style-name="T2">)</text:span><text:span text:style-name="T1">; על</text:span><text:span text:style-name="T4"> </text:span><text:span text:style-name="T1">עבודת</text:span><text:span text:style-name="T4"> </text:span><text:span text:style-name="T1">כוכבים</text:span><text:span text:style-name="T4"> </text:span><text:span text:style-name="T2">(</text:span><text:span text:style-name="T8">דיש</text:span><text:span text:style-name="T5"> </text:span><text:span text:style-name="T8">עבודת</text:span><text:span text:style-name="T5"> </text:span><text:span text:style-name="T8">כוכבים</text:span><text:span text:style-name="T5"> </text:span><text:span text:style-name="T8">שעובדין</text:span><text:span text:style-name="T5"> </text:span><text:span text:style-name="T8">אותה</text:span><text:span text:style-name="T5"> </text:span><text:span text:style-name="T8">בכך</text:span><text:span text:style-name="T5"> </text:span><text:span text:style-name="T8">שעושין</text:span><text:span text:style-name="T5"> </text:span><text:span text:style-name="T8">בבשרם</text:span><text:span text:style-name="T5"> </text:span><text:span text:style-name="T8">חבורות</text:span><text:span text:style-name="T5"> </text:span><text:span text:style-name="T8">ופצעות</text:span><text:span text:style-name="T2">)</text:span><text:span text:style-name="T1"> - ביד</text:span><text:span text:style-name="T4"> </text:span><text:span text:style-name="T1">חייב</text:span><text:span text:style-name="T4"> </text:span><text:span text:style-name="T2">(</text:span><text:span text:style-name="T8">דדרך</text:span><text:span text:style-name="T5"> </text:span><text:span text:style-name="T8">עבודתה</text:span><text:span text:style-name="T5"> </text:span><text:span text:style-name="T8">בכך, ואפילו</text:span><text:span text:style-name="T5"> </text:span><text:span text:style-name="T8">עבודת</text:span><text:span text:style-name="T5"> </text:span><text:span text:style-name="T8">כוכבים</text:span><text:span text:style-name="T5"> </text:span><text:span text:style-name="T8">שאין</text:span><text:span text:style-name="T5"> </text:span><text:span text:style-name="T8">עבודתה</text:span><text:span text:style-name="T5"> </text:span><text:span text:style-name="T8">בכך</text:span><text:span text:style-name="T5"> – </text:span><text:span text:style-name="T8">חייב, דעבודה</text:span><text:span text:style-name="T5"> </text:span><text:span text:style-name="T8">גמורה</text:span><text:span text:style-name="T5"> </text:span><text:span text:style-name="T8">היא</text:span><text:span text:style-name="T5"> </text:span><text:span text:style-name="T8">ביד</text:span><text:span text:style-name="T2">)</text:span><text:span text:style-name="T1">, בכלי</text:span><text:span text:style-name="T4"> </text:span><text:span text:style-name="T1">פטור'.</text:span></text:p>
      <text:p text:style-name="P10"><text:span text:style-name="T1">והא</text:span><text:span text:style-name="T4"> </text:span><text:span text:style-name="T1">איפכא</text:span><text:span text:style-name="T4"> </text:span><text:span text:style-name="T2">(</text:span><text:span text:style-name="T8">דבכלי</text:span><text:span text:style-name="T5"> </text:span><text:span text:style-name="T8">דרך</text:span><text:span text:style-name="T5"> </text:span><text:span text:style-name="T8">עבודה</text:span><text:span text:style-name="T5"> </text:span><text:span text:style-name="T8">הוא</text:span><text:span text:style-name="T5"> </text:span><text:span text:style-name="T8">לעבודת</text:span><text:span text:style-name="T5"> </text:span><text:span text:style-name="T8">כוכבים, ד</text:span><text:span text:style-name="T2">)</text:span><text:span text:style-name="T1">כתיב: </text:span><text:span text:style-name="T8">(מלכים</text:span><text:span text:style-name="T5"> </text:span><text:span text:style-name="T8">א</text:span><text:span text:style-name="T5"> </text:span><text:span text:style-name="T8">יח,כח)</text:span><text:span text:style-name="T1"> </text:span><text:span text:style-name="T11">[ויקראו</text:span><text:span text:style-name="T5"> </text:span><text:span text:style-name="T11">בקול</text:span><text:span text:style-name="T5"> </text:span><text:span text:style-name="T11">גדול]</text:span><text:span text:style-name="T10"> ויתגודדו</text:span><text:span text:style-name="T4"> </text:span><text:span text:style-name="T10">כמשפטם</text:span><text:span text:style-name="T4"> </text:span><text:span text:style-name="T10">בחרבות</text:span><text:span text:style-name="T4"> </text:span><text:span text:style-name="T10">וברמחים</text:span><text:span text:style-name="T4"> </text:span><text:span text:style-name="T11">[עד</text:span><text:span text:style-name="T5"> </text:span><text:span text:style-name="T11">שפך</text:span><text:span text:style-name="T5"> </text:span><text:span text:style-name="T11">דם</text:span><text:span text:style-name="T5"> </text:span><text:span text:style-name="T11">עליהם]</text:span><text:span text:style-name="T1"> </text:span><text:span text:style-name="T2">(</text:span><text:span text:style-name="T8">עשו</text:span><text:span text:style-name="T5"> </text:span><text:span text:style-name="T8">גדידה</text:span><text:span text:style-name="T5"> </text:span><text:span text:style-name="T8">כדרך</text:span><text:span text:style-name="T5"> </text:span><text:span text:style-name="T8">שהיו</text:span><text:span text:style-name="T5"> </text:span><text:span text:style-name="T8">רגילין</text:span><text:span text:style-name="T5"> </text:span><text:span text:style-name="T8">לעשות</text:span><text:span text:style-name="T5"> </text:span><text:span text:style-name="T8">בחרבות</text:span><text:span text:style-name="T5"> </text:span><text:span text:style-name="T8">וברמחים, אלמא</text:span><text:span text:style-name="T5"> </text:span><text:span text:style-name="T8">דרך</text:span><text:span text:style-name="T5"> </text:span><text:span text:style-name="T8">עבודה</text:span><text:span text:style-name="T5"> </text:span><text:span text:style-name="T8">בכלי</text:span><text:span text:style-name="T2">)</text:span><text:span text:style-name="T1">!?</text:span></text:p>
      <text:p text:style-name="P10"><text:span text:style-name="T1">אלא</text:span><text:span text:style-name="T4"> </text:span><text:span text:style-name="T1">אימא</text:span><text:span text:style-name="T4"> </text:span><text:span text:style-name="T1">'ביד</text:span><text:span text:style-name="T4"> </text:span><text:span text:style-name="T1">פטור</text:span><text:span text:style-name="T4"> </text:span><text:span text:style-name="T1">בכלי</text:span><text:span text:style-name="T4"> </text:span><text:span text:style-name="T1">חייב'. <text:s/></text:span></text:p>
      <text:p text:style-name="P14"/>
      <text:p text:style-name="P10"><text:span text:style-name="T1">וחייב</text:span><text:span text:style-name="T4"> </text:span><text:span text:style-name="T1">על</text:span><text:span text:style-name="T4"> </text:span><text:span text:style-name="T1">הראש: <text:s/></text:span></text:p>
      <text:p text:style-name="P10"><text:span text:style-name="T1">מחוי</text:span><text:span text:style-name="T4"> </text:span><text:span text:style-name="T1">רב</text:span><text:span text:style-name="T4"> </text:span><text:span text:style-name="T1">ששת</text:span><text:span text:style-name="T4"> </text:span><text:span text:style-name="T1">בין</text:span><text:span text:style-name="T4"> </text:span><text:span text:style-name="T1">פירקי</text:span><text:span text:style-name="T4"> </text:span><text:span text:style-name="T1">רישא</text:span><text:span text:style-name="T4"> </text:span><text:span text:style-name="T2">(</text:span><text:span text:style-name="T8">מקום</text:span><text:span text:style-name="T5"> </text:span><text:span text:style-name="T8">הפרקים</text:span><text:span text:style-name="T5"> </text:span><text:span text:style-name="T8">שמתחברים</text:span><text:span text:style-name="T5"> </text:span><text:span text:style-name="T8">שם</text:span><text:span text:style-name="T5"> </text:span><text:span text:style-name="T8">פירקי</text:span><text:span text:style-name="T5"> </text:span><text:span text:style-name="T8">העצמות</text:span><text:span text:style-name="T5"> </text:span><text:span text:style-name="T8">והיינו</text:span><text:span text:style-name="T5"> </text:span><text:span text:style-name="T8">בצדעים. פרק</text:span><text:span text:style-name="T5"> </text:span><text:span text:style-name="T8">יונט"ר</text:span><text:span text:style-name="T2">)</text:span><text:span text:style-name="T1">. <text:s/></text:span></text:p>
      <text:p text:style-name="P11"/>
      <text:p text:style-name="P10"><text:span text:style-name="T1">ועל</text:span><text:span text:style-name="T4"> </text:span><text:span text:style-name="T1">הזקן</text:span><text:span text:style-name="T4"> </text:span><text:span text:style-name="T1">שתים</text:span><text:span text:style-name="T4"> </text:span><text:span text:style-name="T1">מכאן</text:span><text:span text:style-name="T4"> </text:span><text:span text:style-name="T1">ושתים</text:span><text:span text:style-name="T4"> </text:span><text:span text:style-name="T1">מכאן</text:span><text:span text:style-name="T4"> </text:span><text:span text:style-name="T1">ואחת</text:span><text:span text:style-name="T4"> </text:span><text:span text:style-name="T1">מלמטה: <text:s/></text:span></text:p>
      <text:p text:style-name="P10"><text:span text:style-name="T1">מחוי</text:span><text:span text:style-name="T4"> </text:span><text:span text:style-name="T1">רב</text:span><text:span text:style-name="T4"> </text:span><text:span text:style-name="T1">ששת</text:span><text:span text:style-name="T4"> </text:span><text:span text:style-name="T1">בין</text:span><text:span text:style-name="T4"> </text:span><text:span text:style-name="T1">פירקי</text:span><text:span text:style-name="T4"> </text:span><text:span text:style-name="T1">דיקנא</text:span><text:span text:style-name="T4"> </text:span><text:span text:style-name="T2">(</text:span><text:span text:style-name="T8">פרק</text:span><text:span text:style-name="T5"> </text:span><text:span text:style-name="T8">ראשון</text:span><text:span text:style-name="T5"> </text:span><text:span text:style-name="T8">של</text:span><text:span text:style-name="T5"> </text:span><text:span text:style-name="T8">זקן</text:span><text:span text:style-name="T5"> </text:span><text:span text:style-name="T8">היינו</text:span><text:span text:style-name="T5"> </text:span><text:span text:style-name="T8">תחת</text:span><text:span text:style-name="T5"> </text:span><text:span text:style-name="T8">האוזן, מקום</text:span><text:span text:style-name="T5"> </text:span><text:span text:style-name="T8">שלחי</text:span><text:span text:style-name="T5"> </text:span><text:span text:style-name="T8">התחתון</text:span><text:span text:style-name="T5"> </text:span><text:span text:style-name="T8">יוצא</text:span><text:span text:style-name="T5"> </text:span><text:span text:style-name="T8">משם, ושם</text:span><text:span text:style-name="T5"> </text:span><text:span text:style-name="T8">נקרא</text:span><text:span text:style-name="T5"> </text:span><text:span text:style-name="T8">'פאה' בחודו</text:span><text:span text:style-name="T5"> </text:span><text:span text:style-name="T8">של</text:span><text:span text:style-name="T5"> </text:span><text:span text:style-name="T8">לחי</text:span><text:span text:style-name="T5"> </text:span><text:span text:style-name="T8">שבולט</text:span><text:span text:style-name="T5"> </text:span><text:span text:style-name="T8">לחוץ; ושתי</text:span><text:span text:style-name="T5"> </text:span><text:span text:style-name="T8">השבולת</text:span><text:span text:style-name="T5"> </text:span><text:span text:style-name="T8">שבסנטר</text:span><text:span text:style-name="T5"> </text:span><text:span text:style-name="T8">- מקום</text:span><text:span text:style-name="T5"> </text:span><text:span text:style-name="T8">חבור</text:span><text:span text:style-name="T5"> </text:span><text:span text:style-name="T8">שני</text:span><text:span text:style-name="T5"> </text:span><text:span text:style-name="T8">הלחיים</text:span><text:span text:style-name="T5"> </text:span><text:span text:style-name="T8">- יש</text:span><text:span text:style-name="T5"> </text:span><text:span text:style-name="T8">עצם</text:span><text:span text:style-name="T5"> </text:span><text:span text:style-name="T8">קטן</text:span><text:span text:style-name="T5"> </text:span><text:span text:style-name="T8">שמחבר</text:span><text:span text:style-name="T5"> </text:span><text:span text:style-name="T8">הלחיים</text:span><text:span text:style-name="T5"> </text:span><text:span text:style-name="T8">יחד, שמכאן</text:span><text:span text:style-name="T5"> </text:span><text:span text:style-name="T8">ומכאן</text:span><text:span text:style-name="T5"> </text:span><text:span text:style-name="T8">נקרא</text:span><text:span text:style-name="T5"> </text:span><text:span text:style-name="T8">'פאה': שכל</text:span><text:span text:style-name="T5"> </text:span><text:span text:style-name="T8">אחד</text:span><text:span text:style-name="T5"> </text:span><text:span text:style-name="T8">מהן</text:span><text:span text:style-name="T5"> </text:span><text:span text:style-name="T8">לסוף</text:span><text:span text:style-name="T5"> </text:span><text:span text:style-name="T8">הלחי</text:span><text:span text:style-name="T5"> </text:span><text:span text:style-name="T8">- הרי</text:span><text:span text:style-name="T5"> </text:span><text:span text:style-name="T8">שתים</text:span><text:span text:style-name="T5"> </text:span><text:span text:style-name="T8">מכאן</text:span><text:span text:style-name="T5"> </text:span><text:span text:style-name="T8">ושתים</text:span><text:span text:style-name="T5"> </text:span><text:span text:style-name="T8">מכאן, ואחת</text:span><text:span text:style-name="T5"> </text:span><text:span text:style-name="T8">מלמטה</text:span><text:span text:style-name="T5"> </text:span><text:span text:style-name="T8">- הוא</text:span><text:span text:style-name="T5"> </text:span><text:span text:style-name="T8">השיער</text:span><text:span text:style-name="T5"> </text:span><text:span text:style-name="T8">שבין</text:span><text:span text:style-name="T5"> </text:span><text:span text:style-name="T8">ב' השבולת</text:span><text:span text:style-name="T5"> </text:span><text:span text:style-name="T8">שבסנטר, ופרק</text:span><text:span text:style-name="T5"> </text:span><text:span text:style-name="T8">הוא</text:span><text:span text:style-name="T5"> </text:span><text:span text:style-name="T8">בפני</text:span><text:span text:style-name="T5"> </text:span><text:span text:style-name="T8">עצמו</text:span><text:span text:style-name="T2">)</text:span><text:span text:style-name="T1">. <text:s/></text:span></text:p>
      <text:p text:style-name="P11"/>
      <text:p text:style-name="P9"><text:span text:style-name="T67">רבי</text:span><text:span text:style-name="T69"> </text:span><text:span text:style-name="T67">אליעזר</text:span><text:span text:style-name="T69"> </text:span><text:span text:style-name="T67">אומר</text:span><text:span text:style-name="T69"> </text:span><text:span text:style-name="T67">אם</text:span><text:span text:style-name="T69"> </text:span><text:span text:style-name="T67">נטלן</text:span><text:span text:style-name="T69"> </text:span><text:span text:style-name="T68">[</text:span><text:span text:style-name="T2">כולן</text:span><text:span text:style-name="T5"> </text:span><text:span text:style-name="T2">כאחת</text:span><text:span text:style-name="T5"> </text:span><text:span text:style-name="T2">- אינו</text:span><text:span text:style-name="T5"> </text:span><text:span text:style-name="T2">חייב</text:span><text:span text:style-name="T5"> </text:span><text:span text:style-name="T2">אלא</text:span><text:span text:style-name="T5"> </text:span><text:span text:style-name="T2">אחת]</text:span><text:span text:style-name="T1">:</text:span> <text:s/></text:p>
      <text:p text:style-name="P10"><text:span text:style-name="T1">קסבר: חד</text:span><text:span text:style-name="T4"> </text:span><text:span text:style-name="T1">לאו</text:span><text:span text:style-name="T4"> </text:span><text:span text:style-name="T1">הוא. <text:s/></text:span></text:p>
      <text:p text:style-name="P11"/>
      <text:p text:style-name="P9"><text:span text:style-name="T67">ואינו</text:span><text:span text:style-name="T69"> </text:span><text:span text:style-name="T67">חייב</text:span><text:span text:style-name="T69"> </text:span><text:span text:style-name="T67">עד</text:span><text:span text:style-name="T69"> </text:span><text:span text:style-name="T67">שיטלנו</text:span><text:span text:style-name="T69"> </text:span><text:span text:style-name="T67">בתער</text:span><text:span text:style-name="T69"> </text:span><text:span text:style-name="T68">[</text:span><text:span text:style-name="T2">רבי</text:span><text:span text:style-name="T5"> </text:span><text:span text:style-name="T2">אליעזר</text:span><text:span text:style-name="T5"> </text:span><text:span text:style-name="T2">אומר: אפילו</text:span><text:span text:style-name="T5"> </text:span><text:span text:style-name="T2">לקטו</text:span><text:span text:style-name="T5"> </text:span><text:span text:style-name="T2">במלקט</text:span><text:span text:style-name="T5"> </text:span><text:span text:style-name="T2">או</text:span><text:span text:style-name="T5"> </text:span><text:span text:style-name="T2">ברהיטני</text:span><text:span text:style-name="T5"> </text:span><text:span text:style-name="T2">חייב</text:span><text:span text:style-name="T68">]</text:span><text:span text:style-name="T67">: <text:s/></text:span></text:p>
      <text:p text:style-name="P10"><text:span text:style-name="T1">תנו</text:span><text:span text:style-name="T4"> </text:span><text:span text:style-name="T1">רבנן: </text:span><text:span text:style-name="T8">(ויקרא</text:span><text:span text:style-name="T5"> </text:span><text:span text:style-name="T8">כא,ה)</text:span><text:span text:style-name="T1"> </text:span><text:span text:style-name="T11">[לא</text:span><text:span text:style-name="T5"> </text:span><text:span text:style-name="T11">יקרחה</text:span><text:span text:style-name="T5"> </text:span><text:span text:style-name="T11">קרחה</text:span><text:span text:style-name="T5"> </text:span><text:span text:style-name="T11">בראשם]</text:span><text:span text:style-name="T10"> <text:s/>ופאת</text:span><text:span text:style-name="T4"> </text:span><text:span text:style-name="T10">זקנם</text:span><text:span text:style-name="T4"> </text:span><text:span text:style-name="T10">לא</text:span><text:span text:style-name="T4"> </text:span><text:span text:style-name="T10">יגלחו</text:span><text:span text:style-name="T4"> </text:span><text:span text:style-name="T11">[ובבשרם</text:span><text:span text:style-name="T5"> </text:span><text:span text:style-name="T11">לא</text:span><text:span text:style-name="T5"> </text:span><text:span text:style-name="T11">ישרטו</text:span><text:span text:style-name="T5"> </text:span><text:span text:style-name="T11">שרטת]</text:span><text:span text:style-name="T1">; יכול</text:span><text:span text:style-name="T4"> </text:span><text:span text:style-name="T1">אפילו</text:span><text:span text:style-name="T4"> </text:span><text:span text:style-name="T1">גלחו</text:span><text:span text:style-name="T4"> </text:span><text:span text:style-name="T1">במספרים</text:span><text:span text:style-name="T4"> </text:span><text:span text:style-name="T1">יהא</text:span><text:span text:style-name="T4"> </text:span><text:span text:style-name="T1">חייב? </text:span></text:p>
      <text:p text:style-name="P10"><text:span text:style-name="T1">תלמוד</text:span><text:span text:style-name="T4"> </text:span><text:span text:style-name="T1">לומר: </text:span><text:span text:style-name="T8">(ויקרא</text:span><text:span text:style-name="T5"> </text:span><text:span text:style-name="T8">יט,כז)</text:span><text:span text:style-name="T1"> </text:span><text:span text:style-name="T11">[לא</text:span><text:span text:style-name="T5"> </text:span><text:span text:style-name="T11">תקפו</text:span><text:span text:style-name="T5"> </text:span><text:span text:style-name="T11">פאת</text:span><text:span text:style-name="T5"> </text:span><text:span text:style-name="T11">ראשכם</text:span><text:span text:style-name="T5"> </text:span><text:span text:style-name="T11">ו]</text:span><text:span text:style-name="T10">לא</text:span><text:span text:style-name="T4"> </text:span><text:span text:style-name="T10">תשחית</text:span><text:span text:style-name="T4"> </text:span><text:span text:style-name="T11">[את</text:span><text:span text:style-name="T5"> </text:span><text:span text:style-name="T11">פאת</text:span><text:span text:style-name="T5"> </text:span><text:span text:style-name="T11">זקנך]</text:span><text:span text:style-name="T1"> </text:span><text:span text:style-name="T2">(</text:span><text:span text:style-name="T8">ומספרים</text:span><text:span text:style-name="T5"> </text:span><text:span text:style-name="T8">אינן</text:span><text:span text:style-name="T5"> </text:span><text:span text:style-name="T8">משחיתים, שאין</text:span><text:span text:style-name="T5"> </text:span><text:span text:style-name="T8">חותכין</text:span><text:span text:style-name="T5"> </text:span><text:span text:style-name="T8">שיער</text:span><text:span text:style-name="T5"> </text:span><text:span text:style-name="T8">בצד</text:span><text:span text:style-name="T5"> </text:span><text:span text:style-name="T8">עיקר</text:span><text:span text:style-name="T5"> </text:span><text:span text:style-name="T8">כתער</text:span><text:span text:style-name="T2">)</text:span><text:span text:style-name="T1">;</text:span></text:p>
      <text:p text:style-name="P10"><text:span text:style-name="T2">(</text:span><text:span text:style-name="T8">'</text:span><text:span text:style-name="T11">ופאת</text:span><text:span text:style-name="T5"> </text:span><text:span text:style-name="T11">זקנם</text:span><text:span text:style-name="T5"> </text:span><text:span text:style-name="T11">לא</text:span><text:span text:style-name="T5"> </text:span><text:span text:style-name="T11">יגלחו</text:span><text:span text:style-name="T8">' </text:span><text:span text:style-name="T9">[ןיקרא</text:span><text:span text:style-name="T6"> </text:span><text:span text:style-name="T9">כא,ה]</text:span><text:span text:style-name="T8"> גבי</text:span><text:span text:style-name="T5"> </text:span><text:span text:style-name="T8">כהנים</text:span><text:span text:style-name="T5"> </text:span><text:span text:style-name="T8">כתיב, '</text:span><text:span text:style-name="T11">ולא</text:span><text:span text:style-name="T5"> </text:span><text:span text:style-name="T11">תשחית</text:span><text:span text:style-name="T5"> </text:span><text:span text:style-name="T11">את</text:span><text:span text:style-name="T5"> </text:span><text:span text:style-name="T11">פאת</text:span><text:span text:style-name="T5"> </text:span><text:span text:style-name="T11">זקנך</text:span><text:span text:style-name="T8">' [ויקרא</text:span><text:span text:style-name="T5"> </text:span><text:span text:style-name="T8">יט,כז] בישראל</text:span><text:span text:style-name="T5"> </text:span><text:span text:style-name="T8">כתיב, וילפינן</text:span><text:span text:style-name="T5"> </text:span><text:span text:style-name="T8">להו</text:span><text:span text:style-name="T5"> </text:span><text:span text:style-name="T8">בגזירה</text:span><text:span text:style-name="T5"> </text:span><text:span text:style-name="T8">שוה</text:span><text:span text:style-name="T5"> </text:span><text:span text:style-name="T8">האי</text:span><text:span text:style-name="T5"> </text:span><text:span text:style-name="T8">מהאי, ד'פאה' 'פאה', והכי</text:span><text:span text:style-name="T5"> </text:span><text:span text:style-name="T8">אמרינן</text:span><text:span text:style-name="T5"> </text:span><text:span text:style-name="T8">בהדיא</text:span><text:span text:style-name="T5"> </text:span><text:span text:style-name="T8">בפרק</text:span><text:span text:style-name="T5"> </text:span><text:span text:style-name="T8">קמא</text:span><text:span text:style-name="T5"> </text:span><text:span text:style-name="T8">דקדושין</text:span><text:span text:style-name="T5"> </text:span><text:span text:style-name="T8">(דף</text:span><text:span text:style-name="T5"> </text:span><text:span text:style-name="T8">לה:) גזירה</text:span><text:span text:style-name="T5"> </text:span><text:span text:style-name="T8">שוה</text:span><text:span text:style-name="T5"> </text:span><text:span text:style-name="T8">ד'פאה' 'פאה' להכי</text:span><text:span text:style-name="T5"> </text:span><text:span text:style-name="T8">הוא</text:span><text:span text:style-name="T5"> </text:span><text:span text:style-name="T8">דאתא, דתניא</text:span><text:span text:style-name="T5"> </text:span><text:span text:style-name="T8">'</text:span><text:span text:style-name="T11">לא</text:span><text:span text:style-name="T5"> </text:span><text:span text:style-name="T11">יגלחו</text:span><text:span text:style-name="T5"> </text:span><text:span text:style-name="T8">כו'.</text:span><text:span text:style-name="T2">)</text:span></text:p>
      <text:p text:style-name="P10"><text:span text:style-name="T1">אי</text:span><text:span text:style-name="T4"> </text:span><text:span text:style-name="T1">'</text:span><text:span text:style-name="T10">לא</text:span><text:span text:style-name="T4"> </text:span><text:span text:style-name="T10">תשחית</text:span><text:span text:style-name="T1">' - יכול</text:span><text:span text:style-name="T4"> </text:span><text:span text:style-name="T1">אם</text:span><text:span text:style-name="T4"> </text:span><text:span text:style-name="T1">לקטו</text:span><text:span text:style-name="T4"> </text:span><text:span text:style-name="T1">במלקט</text:span><text:span text:style-name="T4"> </text:span><text:span text:style-name="T1">ורהיטני</text:span><text:span text:style-name="T4"> </text:span><text:span text:style-name="T1">יהא</text:span><text:span text:style-name="T4"> </text:span><text:span text:style-name="T1">חייב?</text:span></text:p>
      <text:p text:style-name="P10"><text:span text:style-name="T1">תלמוד</text:span><text:span text:style-name="T4"> </text:span><text:span text:style-name="T1">לומר: '</text:span><text:span text:style-name="T10">לא</text:span><text:span text:style-name="T4"> </text:span><text:span text:style-name="T10">יגלחו</text:span><text:span text:style-name="T1">'; הא</text:span><text:span text:style-name="T4"> </text:span><text:span text:style-name="T1">כיצד? - גילוח</text:span><text:span text:style-name="T4"> </text:span><text:span text:style-name="T1">שיש</text:span><text:span text:style-name="T4"> </text:span><text:span text:style-name="T1">בו</text:span><text:span text:style-name="T4"> </text:span><text:span text:style-name="T1">השחתה</text:span><text:span text:style-name="T4"> </text:span><text:span text:style-name="T2">(</text:span><text:span text:style-name="T8">דרך</text:span><text:span text:style-name="T5"> </text:span><text:span text:style-name="T8">לגלח</text:span><text:span text:style-name="T5"> </text:span><text:span text:style-name="T8">בו</text:span><text:span text:style-name="T5"> </text:span><text:span text:style-name="T8">ומשחית</text:span><text:span text:style-name="T2">)</text:span><text:span text:style-name="T1">? הוי</text:span><text:span text:style-name="T4"> </text:span><text:span text:style-name="T1">אומר</text:span><text:span text:style-name="T4"> </text:span><text:span text:style-name="T1">זה</text:span><text:span text:style-name="T4"> </text:span><text:span text:style-name="T1">תער</text:span><text:span text:style-name="T4"> </text:span><text:span text:style-name="T2">(</text:span><text:span text:style-name="T8">אבל</text:span><text:span text:style-name="T5"> </text:span><text:span text:style-name="T8">רהיטני</text:span><text:span text:style-name="T5"> </text:span><text:span text:style-name="T8">משחית</text:span><text:span text:style-name="T5"> </text:span><text:span text:style-name="T8">ואין</text:span><text:span text:style-name="T5"> </text:span><text:span text:style-name="T8">דרך</text:span><text:span text:style-name="T5"> </text:span><text:span text:style-name="T8">לגלח</text:span><text:span text:style-name="T5"> </text:span><text:span text:style-name="T8">בו, ומספרים</text:span><text:span text:style-name="T5"> </text:span><text:span text:style-name="T8">מגלחין</text:span><text:span text:style-name="T5"> </text:span><text:span text:style-name="T8">ואין</text:span><text:span text:style-name="T5"> </text:span><text:span text:style-name="T8">משחיתים</text:span><text:span text:style-name="T2">)</text:span><text:span text:style-name="T1">. <text:s/></text:span></text:p>
      <text:p text:style-name="P11"/>
      <text:p text:style-name="P10"><text:span text:style-name="T1">רבי</text:span><text:span text:style-name="T4"> </text:span><text:span text:style-name="T1">אליעזר</text:span><text:span text:style-name="T4"> </text:span><text:span text:style-name="T1">אומר: אפילו</text:span><text:span text:style-name="T4"> </text:span><text:span text:style-name="T1">לקטו</text:span><text:span text:style-name="T4"> </text:span><text:span text:style-name="T1">במלקט</text:span><text:span text:style-name="T4"> </text:span><text:span text:style-name="T1">ורהיטני</text:span><text:span text:style-name="T4"> </text:span><text:span text:style-name="T1">&lt;יהא&gt; חייב: <text:s/></text:span></text:p>
      <text:p text:style-name="P10"><text:span text:style-name="T1">מה</text:span><text:span text:style-name="T4"> </text:span><text:span text:style-name="T1">נפשך: אי</text:span><text:span text:style-name="T4"> </text:span><text:span text:style-name="T1">גמיר</text:span><text:span text:style-name="T4"> </text:span><text:span text:style-name="T1">גזירה</text:span><text:span text:style-name="T4"> </text:span><text:span text:style-name="T1">שוה</text:span><text:span text:style-name="T4"> </text:span><text:span text:style-name="T2">(</text:span><text:span text:style-name="T8">ההיא</text:span><text:span text:style-name="T5"> </text:span><text:span text:style-name="T8">גזירה</text:span><text:span text:style-name="T5"> </text:span><text:span text:style-name="T8">שוה</text:span><text:span text:style-name="T5"> </text:span><text:span text:style-name="T8">ד'פאה' 'פאה' קאמר, ובמסכת</text:span><text:span text:style-name="T5"> </text:span><text:span text:style-name="T8">קדושין</text:span><text:span text:style-name="T5"> </text:span><text:span text:style-name="T8">היא</text:span><text:span text:style-name="T5"> </text:span><text:span text:style-name="T8">(שם)</text:span><text:span text:style-name="T2">)</text:span><text:span text:style-name="T1"> - ליבעי</text:span><text:span text:style-name="T4"> </text:span><text:span text:style-name="T1">תער! אי</text:span><text:span text:style-name="T4"> </text:span><text:span text:style-name="T1">לא</text:span><text:span text:style-name="T4"> </text:span><text:span text:style-name="T1">גמיר</text:span><text:span text:style-name="T4"> </text:span><text:span text:style-name="T1">גזירה</text:span><text:span text:style-name="T4"> </text:span><text:span text:style-name="T1">שוה, מספרים</text:span><text:span text:style-name="T4"> </text:span><text:span text:style-name="T1">נמי</text:span><text:span text:style-name="T4"> </text:span><text:span text:style-name="T1">[לא] </text:span><text:span text:style-name="T2">(</text:span><text:span text:style-name="T8">גירסת</text:span><text:span text:style-name="T5"> </text:span><text:span text:style-name="T8">רש"י: מספרים</text:span><text:span text:style-name="T5"> </text:span><text:span text:style-name="T8">מנא</text:span><text:span text:style-name="T5"> </text:span><text:span text:style-name="T8">ליה</text:span><text:span text:style-name="T5"> </text:span><text:span text:style-name="T8">דמותר</text:span><text:span text:style-name="T5"> </text:span><text:span text:style-name="T8">לגלח</text:span><text:span text:style-name="T5"> </text:span><text:span text:style-name="T8">בהם, דלא</text:span><text:span text:style-name="T5"> </text:span><text:span text:style-name="T8">קאסרי</text:span><text:span text:style-name="T5"> </text:span><text:span text:style-name="T8">אלא</text:span><text:span text:style-name="T5"> </text:span><text:span text:style-name="T8">מלקט</text:span><text:span text:style-name="T5"> </text:span><text:span text:style-name="T8">ורהיטני</text:span><text:span text:style-name="T5"> </text:span><text:span text:style-name="T8">שיש</text:span><text:span text:style-name="T5"> </text:span><text:span text:style-name="T8">בהן</text:span><text:span text:style-name="T5"> </text:span><text:span text:style-name="T8">השחתה</text:span><text:span text:style-name="T2">)</text:span><text:span text:style-name="T1">!?</text:span></text:p>
      <text:p text:style-name="P10"><text:span text:style-name="T1">לעולם</text:span><text:span text:style-name="T4"> </text:span><text:span text:style-name="T1">גמיר</text:span><text:span text:style-name="T4"> </text:span><text:span text:style-name="T1">גזירה</text:span><text:span text:style-name="T4"> </text:span><text:span text:style-name="T1">שוה, וקסבר</text:span><text:span text:style-name="T4"> </text:span><text:span text:style-name="T1">הני</text:span><text:span text:style-name="T4"> </text:span><text:span text:style-name="T1">נמי</text:span><text:span text:style-name="T4"> </text:span><text:span text:style-name="T1">גילוח</text:span><text:span text:style-name="T4"> </text:span><text:span text:style-name="T1">עבדי</text:span><text:span text:style-name="T4"> </text:span><text:span text:style-name="T2">(</text:span><text:span text:style-name="T8">השחתתן</text:span><text:span text:style-name="T5"> </text:span><text:span text:style-name="T8">עושה</text:span><text:span text:style-name="T5"> </text:span><text:span text:style-name="T8">גילוח, כלומר: 'גילוח' מיקרי, דדרך</text:span><text:span text:style-name="T5"> </text:span><text:span text:style-name="T8">לגלח</text:span><text:span text:style-name="T5"> </text:span><text:span text:style-name="T8">בהן</text:span><text:span text:style-name="T2">)</text:span><text:span text:style-name="T1">.</text:span></text:p>
      <text:p text:style-name="P11"/>
      <text:p text:style-name="P11"/>
      <text:p text:style-name="P11"><text:soft-page-break/>משנה:</text:p>
      <text:p text:style-name="P10"><text:span text:style-name="T1">הכותב</text:span><text:span text:style-name="T4"> </text:span><text:span text:style-name="T1">כתובת</text:span><text:span text:style-name="T4"> </text:span><text:span text:style-name="T1">קעקע</text:span><text:span text:style-name="T4"> </text:span><text:span text:style-name="T2">(</text:span><text:span text:style-name="T8">כתובת</text:span><text:span text:style-name="T5"> </text:span><text:span text:style-name="T8">קעקע: כותב</text:span><text:span text:style-name="T5"> </text:span><text:span text:style-name="T8">תחלה</text:span><text:span text:style-name="T5"> </text:span><text:span text:style-name="T8">על</text:span><text:span text:style-name="T5"> </text:span><text:span text:style-name="T8">בשרו</text:span><text:span text:style-name="T5"> </text:span><text:span text:style-name="T8">בסם</text:span><text:span text:style-name="T5"> </text:span><text:span text:style-name="T8">או</text:span><text:span text:style-name="T5"> </text:span><text:span text:style-name="T8">בסיקרא, ואחר</text:span><text:span text:style-name="T5"> </text:span><text:span text:style-name="T8">כך</text:span><text:span text:style-name="T5"> </text:span><text:span text:style-name="T8">מקעקע</text:span><text:span text:style-name="T5"> </text:span><text:span text:style-name="T8">הבשר</text:span><text:span text:style-name="T5"> </text:span><text:span text:style-name="T8">במחט</text:span><text:span text:style-name="T5"> </text:span><text:span text:style-name="T8">או</text:span><text:span text:style-name="T5"> </text:span><text:span text:style-name="T8">בסכין, ונכנס</text:span><text:span text:style-name="T5"> </text:span><text:span text:style-name="T8">הצבע</text:span><text:span text:style-name="T5"> </text:span><text:span text:style-name="T8">בין</text:span><text:span text:style-name="T5"> </text:span><text:span text:style-name="T8">העור</text:span><text:span text:style-name="T5"> </text:span><text:span text:style-name="T8">לבשר, ונראה</text:span><text:span text:style-name="T5"> </text:span><text:span text:style-name="T8">בו</text:span><text:span text:style-name="T5"> </text:span><text:span text:style-name="T8">כל</text:span><text:span text:style-name="T5"> </text:span><text:span text:style-name="T8">הימים; 'קעקע' = פויינטוורי"ר; ואסור</text:span><text:span text:style-name="T5"> </text:span><text:span text:style-name="T8">לכתוב</text:span><text:span text:style-name="T5"> </text:span><text:span text:style-name="T8">שום</text:span><text:span text:style-name="T5"> </text:span><text:span text:style-name="T8">כתיבה</text:span><text:span text:style-name="T5"> </text:span><text:span text:style-name="T8">בעולם</text:span><text:span text:style-name="T5"> </text:span><text:span text:style-name="T8">על</text:span><text:span text:style-name="T5"> </text:span><text:span text:style-name="T8">בשרו</text:span><text:span text:style-name="T5"> </text:span><text:span text:style-name="T8">בענין</text:span><text:span text:style-name="T5"> </text:span><text:span text:style-name="T8">זה, שכך</text:span><text:span text:style-name="T5"> </text:span><text:span text:style-name="T8">גזירת</text:span><text:span text:style-name="T5"> </text:span><text:span text:style-name="T8">הכתוב</text:span><text:span text:style-name="T2">)</text:span><text:span text:style-name="T1">: כתב</text:span><text:span text:style-name="T4"> </text:span><text:span text:style-name="T1">ולא</text:span><text:span text:style-name="T4"> </text:span><text:span text:style-name="T1">קעקע, קעקע</text:span><text:span text:style-name="T4"> </text:span><text:span text:style-name="T1">ולא</text:span><text:span text:style-name="T4"> </text:span><text:span text:style-name="T1">כתב</text:span><text:span text:style-name="T4"> </text:span><text:span text:style-name="T1">- אינו</text:span><text:span text:style-name="T4"> </text:span><text:span text:style-name="T1">חייב</text:span><text:span text:style-name="T4"> </text:span><text:span text:style-name="T1">עד</text:span><text:span text:style-name="T4"> </text:span><text:span text:style-name="T1">שיכתוב</text:span><text:span text:style-name="T4"> </text:span><text:span text:style-name="T1">ויקעקע</text:span><text:span text:style-name="T4"> </text:span><text:span text:style-name="T1">בדיו, ובכחול, ובכל</text:span><text:span text:style-name="T4"> </text:span><text:span text:style-name="T1">דבר</text:span><text:span text:style-name="T4"> </text:span><text:span text:style-name="T1">שהוא</text:span><text:span text:style-name="T4"> </text:span><text:span text:style-name="T1">רושם.</text:span></text:p>
      <text:p text:style-name="P10"><text:span text:style-name="T1">רבי</text:span><text:span text:style-name="T4"> </text:span><text:span text:style-name="T1">שמעון</text:span><text:span text:style-name="T4"> </text:span><text:span text:style-name="T1">בן</text:span><text:span text:style-name="T4"> </text:span><text:span text:style-name="T1">יהודה</text:span><text:span text:style-name="T4"> </text:span><text:span text:style-name="T1">משום</text:span><text:span text:style-name="T4"> </text:span><text:span text:style-name="T1">רבי</text:span><text:span text:style-name="T4"> </text:span><text:span text:style-name="T1">שמעון</text:span><text:span text:style-name="T4"> </text:span><text:span text:style-name="T1">אומר: אינו</text:span><text:span text:style-name="T4"> </text:span><text:span text:style-name="T1">חייב</text:span><text:span text:style-name="T4"> </text:span><text:span text:style-name="T1">עד</text:span><text:span text:style-name="T4"> </text:span><text:span text:style-name="T1">שיכתוב</text:span><text:span text:style-name="T4"> </text:span><text:span text:style-name="T1">שם</text:span><text:span text:style-name="T4"> </text:span><text:span text:style-name="T1">את</text:span><text:span text:style-name="T4"> </text:span><text:span text:style-name="T1">השֵּׁם</text:span><text:span text:style-name="T4"> </text:span><text:span text:style-name="T2">(</text:span><text:span text:style-name="T8">מפרש</text:span><text:span text:style-name="T5"> </text:span><text:span text:style-name="T8">בגמרא</text:span><text:span text:style-name="T5"> </text:span><text:span text:style-name="T8">דשם</text:span><text:span text:style-name="T5"> </text:span><text:span text:style-name="T8">עבודת</text:span><text:span text:style-name="T5"> </text:span><text:span text:style-name="T8">כוכבים</text:span><text:span text:style-name="T5"> </text:span><text:span text:style-name="T8">קאמר</text:span><text:span text:style-name="T2">)</text:span><text:span text:style-name="T1">, שנאמר</text:span><text:span text:style-name="T4"> </text:span><text:span text:style-name="T8">(ויקרא</text:span><text:span text:style-name="T5"> </text:span><text:span text:style-name="T8">יט,כח)</text:span><text:span text:style-name="T1"> </text:span><text:span text:style-name="T11">[ושרט</text:span><text:span text:style-name="T5"> </text:span><text:span text:style-name="T11">לנפש</text:span><text:span text:style-name="T5"> </text:span><text:span text:style-name="T11">לא</text:span><text:span text:style-name="T5"> </text:span><text:span text:style-name="T11">תתנו</text:span><text:span text:style-name="T5"> </text:span><text:span text:style-name="T11">בבשרכם]</text:span><text:span text:style-name="T10"> וכתובת</text:span><text:span text:style-name="T4"> </text:span><text:span text:style-name="T10">קעקע</text:span><text:span text:style-name="T4"> </text:span><text:span text:style-name="T10">לא</text:span><text:span text:style-name="T4"> </text:span><text:span text:style-name="T10">תתנו</text:span><text:span text:style-name="T4"> </text:span><text:span text:style-name="T10">בכם</text:span><text:span text:style-name="T4"> </text:span><text:span text:style-name="T10">אני</text:span><text:span text:style-name="T4"> </text:span><text:span text:style-name="T10">ה'</text:span><text:span text:style-name="T1">.</text:span></text:p>
      <text:p text:style-name="P20">[## לפי<text:span text:style-name="T62"> </text:span>זה<text:span text:style-name="T62"> </text:span>נראה<text:span text:style-name="T62"> </text:span>שאין<text:span text:style-name="T62"> </text:span>איסור<text:span text:style-name="T62"> – </text:span>או<text:span text:style-name="T62"> </text:span>אין<text:span text:style-name="T62"> </text:span>חיוב<text:span text:style-name="T62"> – </text:span>על<text:span text:style-name="T62"> </text:span>המצייר<text:span text:style-name="T62"> </text:span>ציורים]</text:p>
      <text:p text:style-name="P11"/>
      <text:p text:style-name="P11">גמרא:</text:p>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א</text:span><text:span text:style-name="T4"> </text:span><text:span text:style-name="T1">לרב</text:span><text:span text:style-name="T4"> </text:span><text:span text:style-name="T1">אשי: עד</text:span><text:span text:style-name="T4"> </text:span><text:span text:style-name="T1">דיכתוב</text:span><text:span text:style-name="T4"> </text:span><text:span text:style-name="T1">'</text:span><text:span text:style-name="T10">אני</text:span><text:span text:style-name="T4"> </text:span><text:span text:style-name="T10">ה'</text:span><text:span text:style-name="T1">' ממש</text:span><text:span text:style-name="T4"> </text:span><text:span text:style-name="T2">(</text:span><text:span text:style-name="T8">על</text:span><text:span text:style-name="T5"> </text:span><text:span text:style-name="T8">תיבות</text:span><text:span text:style-name="T5"> </text:span><text:span text:style-name="T8">הללו: 'אני</text:span><text:span text:style-name="T5"> </text:span><text:span text:style-name="T8">ה'' אתה</text:span><text:span text:style-name="T5"> </text:span><text:span text:style-name="T8">מחייבו</text:span><text:span text:style-name="T5"> </text:span><text:span text:style-name="T8">משום</text:span><text:span text:style-name="T5"> </text:span><text:span text:style-name="T8">כתובת</text:span><text:span text:style-name="T5"> </text:span><text:span text:style-name="T8">קעקע</text:span><text:span text:style-name="T2">)</text:span><text:span text:style-name="T1">?</text:span></text:p>
      <text:p text:style-name="P10"><text:span text:style-name="T1">אמר</text:span><text:span text:style-name="T4"> </text:span><text:span text:style-name="T1">ליה: לא! כדתני</text:span><text:span text:style-name="T4"> </text:span><text:span text:style-name="T1">בר</text:span><text:span text:style-name="T4"> </text:span><text:span text:style-name="T1">קפרא: אינו</text:span><text:span text:style-name="T4"> </text:span><text:span text:style-name="T1">חייב</text:span><text:span text:style-name="T4"> </text:span><text:span text:style-name="T1">עד</text:span><text:span text:style-name="T4"> </text:span><text:span text:style-name="T1">שיכתוב</text:span><text:span text:style-name="T4"> </text:span><text:span text:style-name="T1">שֵׁם</text:span><text:span text:style-name="T4"> </text:span><text:span text:style-name="T1">עבודת</text:span><text:span text:style-name="T4"> </text:span><text:span text:style-name="T1">כוכבים, שנאמר</text:span><text:span text:style-name="T4"> </text:span><text:span text:style-name="T1">'</text:span><text:span text:style-name="T10">וכתובת</text:span><text:span text:style-name="T4"> </text:span><text:span text:style-name="T10">קעקע</text:span><text:span text:style-name="T4"> </text:span><text:span text:style-name="T10">לא</text:span><text:span text:style-name="T4"> </text:span><text:span text:style-name="T10">תתנו</text:span><text:span text:style-name="T4"> </text:span><text:span text:style-name="T10">בכם</text:span><text:span text:style-name="T4"> </text:span><text:span text:style-name="T10">אני</text:span><text:span text:style-name="T4"> </text:span><text:span text:style-name="T10">ה'</text:span><text:span text:style-name="T1">' - אני</text:span><text:span text:style-name="T4"> </text:span><text:span text:style-name="T1">ה' ולא</text:span><text:span text:style-name="T4"> </text:span><text:span text:style-name="T1">אחר</text:span><text:span text:style-name="T4"> </text:span><text:span text:style-name="T2">(</text:span><text:span text:style-name="T8">שום</text:span><text:span text:style-name="T5"> </text:span><text:span text:style-name="T8">כתובת</text:span><text:span text:style-name="T5"> </text:span><text:span text:style-name="T8">קעקע</text:span><text:span text:style-name="T5"> </text:span><text:span text:style-name="T8">לא</text:span><text:span text:style-name="T5"> </text:span><text:span text:style-name="T8">יעשו</text:span><text:span text:style-name="T5"> </text:span><text:span text:style-name="T8">לפני, שאני</text:span><text:span text:style-name="T5"> </text:span><text:span text:style-name="T8">ה', ואסורין</text:span><text:span text:style-name="T5"> </text:span><text:span text:style-name="T8">אתם</text:span><text:span text:style-name="T5"> </text:span><text:span text:style-name="T8">לכתוב</text:span><text:span text:style-name="T5"> </text:span><text:span text:style-name="T8">שם</text:span><text:span text:style-name="T5"> </text:span><text:span text:style-name="T8">אחר</text:span><text:span text:style-name="T5"> </text:span><text:span text:style-name="T8">על</text:span><text:span text:style-name="T5"> </text:span><text:span text:style-name="T8">בשרכם; אלמא</text:span><text:span text:style-name="T5"> </text:span><text:span text:style-name="T8">עיקר</text:span><text:span text:style-name="T5"> </text:span><text:span text:style-name="T8">חיובא</text:span><text:span text:style-name="T5"> </text:span><text:span text:style-name="T8">- משום</text:span><text:span text:style-name="T5"> </text:span><text:span text:style-name="T8">שם</text:span><text:span text:style-name="T5"> </text:span><text:span text:style-name="T8">עבודת</text:span><text:span text:style-name="T5"> </text:span><text:span text:style-name="T8">כוכבים</text:span><text:span text:style-name="T5"> </text:span><text:span text:style-name="T8">הוא, ומיהו</text:span><text:span text:style-name="T5"> </text:span><text:span text:style-name="T8">אסור</text:span><text:span text:style-name="T5"> </text:span><text:span text:style-name="T8">לכתוב</text:span><text:span text:style-name="T5"> </text:span><text:span text:style-name="T8">שום</text:span><text:span text:style-name="T5"> </text:span><text:span text:style-name="T8">כתיבה</text:span><text:span text:style-name="T5"> </text:span><text:span text:style-name="T8">בעולם, אפילו</text:span><text:span text:style-name="T5"> </text:span><text:span text:style-name="T8">לרבי</text:span><text:span text:style-name="T5"> </text:span><text:span text:style-name="T8">שמעון, אלא</text:span><text:span text:style-name="T5"> </text:span><text:span text:style-name="T8">דחיוב</text:span><text:span text:style-name="T5"> </text:span><text:span text:style-name="T8">מלקות</text:span><text:span text:style-name="T5"> </text:span><text:span text:style-name="T8">ליכא</text:span><text:span text:style-name="T2">)</text:span><text:span text:style-name="T1">. <text:s/></text:span></text:p>
      <text:p text:style-name="P20">[## לפיך<text:span text:style-name="T62"> </text:span>נראה<text:span text:style-name="T62"> </text:span>שהאיסור<text:span text:style-name="T62"> </text:span>משום<text:span text:style-name="T62"> </text:span>שנראה<text:span text:style-name="T62"> </text:span>כעבד<text:span text:style-name="T62"> </text:span>של<text:span text:style-name="T62"> </text:span>הע"ז, שחקק<text:span text:style-name="T62"> </text:span>את<text:span text:style-name="T62"> </text:span>שמו<text:span text:style-name="T62"> </text:span>עליו!]</text:p>
      <text:p text:style-name="P13"/>
      <text:p text:style-name="P10"><text:span text:style-name="T1">אמר</text:span><text:span text:style-name="T4"> </text:span><text:span text:style-name="T1">רב</text:span><text:span text:style-name="T4"> </text:span><text:span text:style-name="T1">מלכיא</text:span><text:span text:style-name="T4"> </text:span><text:span text:style-name="T1">אמר</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 אסור</text:span><text:span text:style-name="T4"> </text:span><text:span text:style-name="T1">לו</text:span><text:span text:style-name="T4"> </text:span><text:span text:style-name="T1">לאדם</text:span><text:span text:style-name="T4"> </text:span><text:span text:style-name="T1">שיתן</text:span><text:span text:style-name="T4"> </text:span><text:span text:style-name="T1">אפר</text:span><text:span text:style-name="T4"> </text:span><text:span text:style-name="T1">מקלה</text:span><text:span text:style-name="T4"> </text:span><text:span text:style-name="T1">על</text:span><text:span text:style-name="T4"> </text:span><text:span text:style-name="T1">גבי</text:span><text:span text:style-name="T4"> </text:span><text:span text:style-name="T1">מכתו, מפני</text:span><text:span text:style-name="T4"> </text:span><text:span text:style-name="T1">שנראית</text:span><text:span text:style-name="T4"> </text:span><text:span text:style-name="T1">ככתובת</text:span><text:span text:style-name="T4"> </text:span><text:span text:style-name="T1">קעקע</text:span><text:span text:style-name="T4"> </text:span><text:span text:style-name="T2">(</text:span><text:span text:style-name="T8">אפר</text:span><text:span text:style-name="T5"> </text:span><text:span text:style-name="T8">מקלה</text:span><text:span text:style-name="T5"> </text:span><text:span text:style-name="T8">דוקא</text:span><text:span text:style-name="T5"> </text:span><text:span text:style-name="T8">קאמר, לפי</text:span><text:span text:style-name="T5"> </text:span><text:span text:style-name="T8">שקשה</text:span><text:span text:style-name="T5"> </text:span><text:span text:style-name="T8">היא, ומקעקעת</text:span><text:span text:style-name="T5"> </text:span><text:span text:style-name="T8">מקום</text:span><text:span text:style-name="T5"> </text:span><text:span text:style-name="T8">המכה, והרושם</text:span><text:span text:style-name="T5"> </text:span><text:span text:style-name="T8">נראה</text:span><text:span text:style-name="T5"> </text:span><text:span text:style-name="T8">שם</text:span><text:span text:style-name="T5"> </text:span><text:span text:style-name="T8">אחר</text:span><text:span text:style-name="T5"> </text:span><text:span text:style-name="T8">זמן; אבל</text:span><text:span text:style-name="T5"> </text:span><text:span text:style-name="T8">עפר</text:span><text:span text:style-name="T5"> </text:span><text:span text:style-name="T8">בעלמא</text:span><text:span text:style-name="T5"> </text:span><text:span text:style-name="T8">- לא</text:span><text:span text:style-name="T2">)</text:span><text:span text:style-name="T1">.</text:span></text:p>
      <text:p text:style-name="P13"/>
      <text:p text:style-name="P10"><text:span text:style-name="T1">אמר</text:span><text:span text:style-name="T4"> </text:span><text:span text:style-name="T1">רב</text:span><text:span text:style-name="T4"> </text:span><text:span text:style-name="T1">נחמן</text:span><text:span text:style-name="T4"> </text:span><text:span text:style-name="T41">['חנינא' במקומות</text:span><text:span text:style-name="T52"> </text:span><text:span text:style-name="T41">אחרים]</text:span><text:span text:style-name="T1"> בריה</text:span><text:span text:style-name="T4"> </text:span><text:span text:style-name="T1">דרב</text:span><text:span text:style-name="T4"> </text:span><text:span text:style-name="T1">איקא: 'שפוד', 'שפחות', ו'גומות' - רב</text:span><text:span text:style-name="T4"> </text:span><text:span text:style-name="T1">מלכ</text:span><text:span text:style-name="T28">יו</text:span><text:span text:style-name="T1">; 'בלורית', 'אפר</text:span><text:span text:style-name="T4"> </text:span><text:span text:style-name="T1">מקלה', ו'גבינה' - רב</text:span><text:span text:style-name="T4"> </text:span><text:span text:style-name="T1">מלכ</text:span><text:span text:style-name="T28">יא</text:span><text:span text:style-name="T1">.</text:span></text:p>
      <text:p text:style-name="P10"><text:span text:style-name="T1">רב</text:span><text:span text:style-name="T4"> </text:span><text:span text:style-name="T1">פפא</text:span><text:span text:style-name="T4"> </text:span><text:span text:style-name="T1">אמר: מתניתין</text:span><text:span text:style-name="T4"> </text:span><text:span text:style-name="T1">ומתניתא</text:span><text:span text:style-name="T4"> </text:span><text:span text:style-name="T1">- רב</text:span><text:span text:style-name="T4"> </text:span><text:span text:style-name="T1">מלכ</text:span><text:span text:style-name="T28">יא</text:span><text:span text:style-name="T1">; שמעתתא</text:span><text:span text:style-name="T4"> </text:span><text:span text:style-name="T1">- רב</text:span><text:span text:style-name="T4"> </text:span><text:span text:style-name="T1">מלכ</text:span><text:span text:style-name="T28">יו</text:span><text:span text:style-name="T1">, וסימניך: מתניתא</text:span><text:span text:style-name="T4"> </text:span><text:span text:style-name="T1">מלכתא.</text:span></text:p>
      <text:p text:style-name="P10"><text:span text:style-name="T1">מאי</text:span><text:span text:style-name="T4"> </text:span><text:span text:style-name="T1">בינייהו?</text:span></text:p>
      <text:p text:style-name="P10"><text:span text:style-name="T1">איכא</text:span><text:span text:style-name="T4"> </text:span><text:span text:style-name="T1">בינייהו</text:span><text:span text:style-name="T4"> </text:span><text:span text:style-name="T1">'שפחות'.</text:span></text:p>
      <text:p text:style-name="P12"/>
      <text:p text:style-name="P15"><text:span text:style-name="T1">(</text:span><text:span text:style-name="T7">'</text:span><text:span text:style-name="T17">שפוד</text:span><text:span text:style-name="T7">' - בפרק</text:span><text:span text:style-name="T4"> </text:span><text:span text:style-name="T7">'אין</text:span><text:span text:style-name="T4"> </text:span><text:span text:style-name="T7">צדין' (ביצה</text:span><text:span text:style-name="T4"> </text:span><text:span text:style-name="T7">דף</text:span><text:span text:style-name="T4"> </text:span><text:span text:style-name="T7">כח:): 'שפוד</text:span><text:span text:style-name="T4"> </text:span><text:span text:style-name="T7">שצלו</text:span><text:span text:style-name="T4"> </text:span><text:span text:style-name="T7">בו</text:span><text:span text:style-name="T4"> </text:span><text:span text:style-name="T7">בשר</text:span><text:span text:style-name="T4"> </text:span><text:span text:style-name="T7">- אסור</text:span><text:span text:style-name="T4"> </text:span><text:span text:style-name="T7">לטלטלו; אמר</text:span><text:span text:style-name="T4"> </text:span><text:span text:style-name="T7">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 ושומטו</text:span><text:span text:style-name="T4"> </text:span><text:span text:style-name="T7">ומניחו</text:span><text:span text:style-name="T4"> </text:span><text:span text:style-name="T7">בקרן</text:span><text:span text:style-name="T4"> </text:span><text:span text:style-name="T7">זוית'; והיינו</text:span><text:span text:style-name="T4"> </text:span><text:span text:style-name="T7">שמעתתא</text:span><text:span text:style-name="T4"> </text:span><text:span text:style-name="T7">דעילויה: מילתא</text:span><text:span text:style-name="T4"> </text:span><text:span text:style-name="T7">דאמורא</text:span><text:span text:style-name="T4"> </text:span><text:span text:style-name="T7">אמרה;</text:span></text:p>
      <text:p text:style-name="P11"/>
      <text:p text:style-name="P15"><text:span text:style-name="T7">'</text:span><text:span text:style-name="T17">שפחות</text:span><text:span text:style-name="T7">' - משנה</text:span><text:span text:style-name="T4"> </text:span><text:span text:style-name="T7">היא</text:span><text:span text:style-name="T4"> </text:span><text:span text:style-name="T7">בפרק</text:span><text:span text:style-name="T4"> </text:span><text:span text:style-name="T7">'אף</text:span><text:span text:style-name="T4"> </text:span><text:span text:style-name="T7">על</text:span><text:span text:style-name="T4"> </text:span><text:span text:style-name="T7">פי' (כתובות</text:span><text:span text:style-name="T4"> </text:span><text:span text:style-name="T7">דף</text:span><text:span text:style-name="T4"> </text:span><text:span text:style-name="T7">נט:): 'רבי</text:span><text:span text:style-name="T4"> </text:span><text:span text:style-name="T7">אליעזר</text:span><text:span text:style-name="T4"> </text:span><text:span text:style-name="T7">אומר: אפילו</text:span><text:span text:style-name="T4"> </text:span><text:span text:style-name="T7">הכניסה</text:span><text:span text:style-name="T4"> </text:span><text:span text:style-name="T7">לו</text:span><text:span text:style-name="T4"> </text:span><text:span text:style-name="T7">מאה</text:span><text:span text:style-name="T4"> </text:span><text:span text:style-name="T7">וכו'; אמר</text:span><text:span text:style-name="T4"> </text:span><text:span text:style-name="T7">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 הלכה</text:span><text:span text:style-name="T4"> </text:span><text:span text:style-name="T7">כרבי</text:span><text:span text:style-name="T4"> </text:span><text:span text:style-name="T7">אליעזר'; (שם</text:span><text:span text:style-name="T4"> </text:span><text:span text:style-name="T7">סא:) והיינו</text:span><text:span text:style-name="T4"> </text:span><text:span text:style-name="T7">'</text:span><text:span text:style-name="T26">משנה</text:span><text:span text:style-name="T7">', דאמתניתין</text:span><text:span text:style-name="T4"> </text:span><text:span text:style-name="T7">קאי, ולא</text:span><text:span text:style-name="T4"> </text:span><text:span text:style-name="T7">קאמר</text:span><text:span text:style-name="T4"> </text:span><text:span text:style-name="T7">מילתא</text:span><text:span text:style-name="T4"> </text:span><text:span text:style-name="T7">באפי</text:span><text:span text:style-name="T4"> </text:span><text:span text:style-name="T7">נפשה; </text:span></text:p>
      <text:p text:style-name="P13"/>
      <text:p text:style-name="P15"><text:span text:style-name="T7">'</text:span><text:span text:style-name="T17">גומות</text:span><text:span text:style-name="T7">' – בנדה, ב'בא</text:span><text:span text:style-name="T4"> </text:span><text:span text:style-name="T7">סימן' (דף</text:span><text:span text:style-name="T4"> </text:span><text:span text:style-name="T7">נב.): 'רבי</text:span><text:span text:style-name="T4"> </text:span><text:span text:style-name="T7">חלבו</text:span><text:span text:style-name="T4"> </text:span><text:span text:style-name="T7">אמר</text:span><text:span text:style-name="T4"> </text:span><text:span text:style-name="T7">רב</text:span><text:span text:style-name="T4"> </text:span><text:span text:style-name="T7">הונא: שתי</text:span><text:span text:style-name="T4"> </text:span><text:span text:style-name="T7">שערות</text:span><text:span text:style-name="T4"> </text:span><text:span text:style-name="T7">שאמרו</text:span><text:span text:style-name="T4"> </text:span><text:span text:style-name="T7">- צריך</text:span><text:span text:style-name="T4"> </text:span><text:span text:style-name="T7">שיהא</text:span><text:span text:style-name="T4"> </text:span><text:span text:style-name="T7">בעיקרן</text:span><text:span text:style-name="T4"> </text:span><text:span text:style-name="T7">גומות'; 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text:span><text:span text:style-name="T4"> </text:span><text:span text:style-name="T7">בר</text:span><text:span text:style-name="T4"> </text:span><text:span text:style-name="T7">אהבה: גומות</text:span><text:span text:style-name="T4"> </text:span><text:span text:style-name="T7">- אף</text:span><text:span text:style-name="T4"> </text:span><text:span text:style-name="T7">על</text:span><text:span text:style-name="T4"> </text:span><text:span text:style-name="T7">פי</text:span><text:span text:style-name="T4"> </text:span><text:span text:style-name="T7">שאין</text:span><text:span text:style-name="T4"> </text:span><text:span text:style-name="T7">בו</text:span><text:span text:style-name="T4"> </text:span><text:span text:style-name="T7">שערות; </text:span></text:p>
      <text:p text:style-name="P7"/>
      <text:p text:style-name="P15"><text:span text:style-name="T7">'</text:span><text:span text:style-name="T17">בלורית</text:span><text:span text:style-name="T7">' - בפרק</text:span><text:span text:style-name="T4"> </text:span><text:span text:style-name="T7">'אין</text:span><text:span text:style-name="T4"> </text:span><text:span text:style-name="T7">מעמידין' בעבודה</text:span><text:span text:style-name="T4"> </text:span><text:span text:style-name="T7">זרה</text:span><text:span text:style-name="T4"> </text:span><text:span text:style-name="T7">(דף</text:span><text:span text:style-name="T4"> </text:span><text:span text:style-name="T7">כט.): 'תנו</text:span><text:span text:style-name="T4"> </text:span><text:span text:style-name="T7">רבנן: עובד</text:span><text:span text:style-name="T4"> </text:span><text:span text:style-name="T7">כוכבים</text:span><text:span text:style-name="T4"> </text:span><text:span text:style-name="T7">המסתפר</text:span><text:span text:style-name="T4"> </text:span><text:span text:style-name="T7">מישראל</text:span><text:span text:style-name="T4"> </text:span><text:span text:style-name="T7">כו'.. וכמה? אמר</text:span><text:span text:style-name="T4"> </text:span><text:span text:style-name="T7">רב</text:span><text:span text:style-name="T4"> </text:span><text:span text:style-name="T7">מלכ</text:span><text:span text:style-name="T26">יו</text:span><text:span text:style-name="T4"> </text:span><text:span text:style-name="T7">אמר</text:span><text:span text:style-name="T4"> </text:span><text:span text:style-name="T7">רב</text:span><text:span text:style-name="T4"> </text:span><text:span text:style-name="T7">אדא: שלש</text:span><text:span text:style-name="T4"> </text:span><text:span text:style-name="T7">אצבעות</text:span><text:span text:style-name="T4"> </text:span><text:span text:style-name="T7">לכל</text:span><text:span text:style-name="T4"> </text:span><text:span text:style-name="T7">רוח; והיינו</text:span><text:span text:style-name="T4"> </text:span><text:span text:style-name="T7">'</text:span><text:span text:style-name="T26">מתניתא</text:span><text:span text:style-name="T7">'; </text:span></text:p>
      <text:p text:style-name="P7"/>
      <text:p text:style-name="P15"><text:span text:style-name="T7">'</text:span><text:span text:style-name="T17">אפר</text:span><text:span text:style-name="T19"> </text:span><text:span text:style-name="T17">מקלה</text:span><text:span text:style-name="T7">' – הכא, '</text:span><text:span text:style-name="T26">ושמעתא</text:span><text:span text:style-name="T7">' היא, דלאו</text:span><text:span text:style-name="T4"> </text:span><text:span text:style-name="T7">אמתניתין</text:span><text:span text:style-name="T4"> </text:span><text:span text:style-name="T7">קאי, אלא</text:span><text:span text:style-name="T4"> </text:span><text:span text:style-name="T7">מילתא</text:span><text:span text:style-name="T4"> </text:span><text:span text:style-name="T7">באנפי</text:span><text:span text:style-name="T4"> </text:span><text:span text:style-name="T7">נפשה</text:span><text:span text:style-name="T4"> </text:span><text:span text:style-name="T7">קאמר: 'אסור</text:span><text:span text:style-name="T4"> </text:span><text:span text:style-name="T7">לו</text:span><text:span text:style-name="T4"> </text:span><text:span text:style-name="T7">לאדם</text:span><text:span text:style-name="T4"> </text:span><text:span text:style-name="T7">כו';</text:span></text:p>
      <text:p text:style-name="P13"/>
      <text:p text:style-name="P15"><text:span text:style-name="T7">'</text:span><text:span text:style-name="T17">גבינה</text:span><text:span text:style-name="T7">' - נמי</text:span><text:span text:style-name="T4"> </text:span><text:span text:style-name="T7">ב'אין</text:span><text:span text:style-name="T4"> </text:span><text:span text:style-name="T7">מעמידין', דקתני</text:span><text:span text:style-name="T4"> </text:span><text:span text:style-name="T7">במשנה</text:span><text:span text:style-name="T4"> </text:span><text:span text:style-name="T7">'וגבינות</text:span><text:span text:style-name="T4"> </text:span><text:span text:style-name="T7">בית</text:span><text:span text:style-name="T4"> </text:span><text:span text:style-name="T7">אונייקי', ובעי</text:span><text:span text:style-name="T4"> </text:span><text:span text:style-name="T7">בגמרא: 'מאי</text:span><text:span text:style-name="T4"> </text:span><text:span text:style-name="T7">טעמא? אמר</text:span><text:span text:style-name="T4"> </text:span><text:span text:style-name="T7">רב</text:span><text:span text:style-name="T4"> </text:span><text:span text:style-name="T7">מלכ</text:span><text:span text:style-name="T26">יא</text:span><text:span text:style-name="T4"> </text:span><text:span text:style-name="T7">אמר</text:span><text:span text:style-name="T4"> </text:span><text:span text:style-name="T7">רב</text:span><text:span text:style-name="T4"> </text:span><text:span text:style-name="T7">אדא: מפני</text:span><text:span text:style-name="T4"> </text:span><text:span text:style-name="T7">שמחליקין</text:span><text:span text:style-name="T4"> </text:span><text:span text:style-name="T7">כו', והיינו</text:span><text:span text:style-name="T4"> </text:span><text:span text:style-name="T7">'</text:span><text:span text:style-name="T26">משנה</text:span><text:span text:style-name="T7">', דאמתניתין</text:span><text:span text:style-name="T4"> </text:span><text:span text:style-name="T7">קאי; </text:span></text:p>
      <text:p text:style-name="P13"/>
      <text:p text:style-name="P15"><text:span text:style-name="T7">'</text:span><text:span text:style-name="T17">מתניתין</text:span><text:span text:style-name="T19"> </text:span><text:span text:style-name="T17">ומתניתא</text:span><text:span text:style-name="T7">': רב</text:span><text:span text:style-name="T4"> </text:span><text:span text:style-name="T7">פפא</text:span><text:span text:style-name="T4"> </text:span><text:span text:style-name="T7">- אסימנא</text:span><text:span text:style-name="T4"> </text:span><text:span text:style-name="T7">דרב</text:span><text:span text:style-name="T4"> </text:span><text:span text:style-name="T7">מלכיו</text:span><text:span text:style-name="T4"> </text:span><text:span text:style-name="T7">קאי, לגרועי</text:span><text:span text:style-name="T4"> </text:span><text:span text:style-name="T7">מיניה</text:span><text:span text:style-name="T4"> </text:span><text:span text:style-name="T7">'שפחות': דכולהו</text:span><text:span text:style-name="T4"> </text:span><text:span text:style-name="T7">מתניתין</text:span><text:span text:style-name="T4"> </text:span><text:span text:style-name="T7">- רב</text:span><text:span text:style-name="T4"> </text:span><text:span text:style-name="T7">מלכיא</text:span><text:span text:style-name="T4"> </text:span><text:span text:style-name="T7">אמרינהו, כלומר: משנה</text:span><text:span text:style-name="T4"> </text:span><text:span text:style-name="T7">דשפחות, דאוקמת</text:span><text:span text:style-name="T4"> </text:span><text:span text:style-name="T7">כרב</text:span><text:span text:style-name="T4"> </text:span><text:span text:style-name="T7">מלכ</text:span><text:span text:style-name="T26">יו</text:span><text:span text:style-name="T4"> </text:span><text:span text:style-name="T7">- רב</text:span><text:span text:style-name="T4"> </text:span><text:span text:style-name="T7">מלכ</text:span><text:span text:style-name="T26">יא</text:span><text:span text:style-name="T4"> </text:span><text:span text:style-name="T7">אמרה, ו'מתניתא' דקאמר</text:span><text:span text:style-name="T4"> </text:span><text:span text:style-name="T7">- לאו</text:span><text:span text:style-name="T4"> </text:span><text:span text:style-name="T7">דוקא, אלא</text:span><text:span text:style-name="T4"> </text:span><text:span text:style-name="T7">דבסימנא</text:span><text:span text:style-name="T4"> </text:span><text:span text:style-name="T7">דרב</text:span><text:span text:style-name="T4"> </text:span><text:span text:style-name="T7">מלכיו</text:span><text:span text:style-name="T4"> </text:span><text:span text:style-name="T7">ליכא</text:span><text:span text:style-name="T4"> </text:span><text:span text:style-name="T7">מתניתין, ושמעתתא</text:span><text:span text:style-name="T4"> </text:span><text:span text:style-name="T7">- רב</text:span><text:span text:style-name="T4"> </text:span><text:span text:style-name="T7">מלכיו; ומה</text:span><text:span text:style-name="T4"> </text:span><text:span text:style-name="T7">שנשאר</text:span><text:span text:style-name="T4"> </text:span><text:span text:style-name="T7">מן</text:span><text:span text:style-name="T4"> </text:span><text:span text:style-name="T7">השמעתות</text:span><text:span text:style-name="T4"> </text:span><text:span text:style-name="T7">בסימנו</text:span><text:span text:style-name="T4"> </text:span><text:span text:style-name="T7">של</text:span><text:span text:style-name="T4"> </text:span><text:span text:style-name="T7">רב</text:span><text:span text:style-name="T4"> </text:span><text:span text:style-name="T7">מלכיו, דהיינו</text:span><text:span text:style-name="T4"> </text:span><text:span text:style-name="T7">'שפוד' 'וגומות' - רב</text:span><text:span text:style-name="T4"> </text:span><text:span text:style-name="T7">מלכיו</text:span><text:span text:style-name="T4"> </text:span><text:span text:style-name="T7">אמרינהו, והיינו</text:span><text:span text:style-name="T4"> </text:span><text:span text:style-name="T7">דקאמר: </text:span><text:span text:style-name="T17">איכא</text:span><text:span text:style-name="T19"> </text:span><text:span text:style-name="T17">בינייהו</text:span><text:span text:style-name="T19"> </text:span><text:span text:style-name="T17">שפחות</text:span><text:span text:style-name="T4"> </text:span><text:span text:style-name="T7">ולא</text:span><text:span text:style-name="T4"> </text:span><text:span text:style-name="T7">קאמר</text:span><text:span text:style-name="T4"> </text:span><text:span text:style-name="T7">'שפחות</text:span><text:span text:style-name="T4"> </text:span><text:span text:style-name="T7">ואפר</text:span><text:span text:style-name="T4"> </text:span><text:span text:style-name="T7">מקלה', אלא</text:span><text:span text:style-name="T4"> </text:span><text:span text:style-name="T7">'שפחות' גרידא</text:span><text:span text:style-name="T4"> </text:span><text:span text:style-name="T7">מגרעינן, ודרב</text:span><text:span text:style-name="T4"> </text:span><text:span text:style-name="T7">מלכיו</text:span><text:span text:style-name="T4"> </text:span><text:span text:style-name="T7">- כדקאי</text:span><text:span text:style-name="T4"> </text:span><text:span text:style-name="T7">קאי; </text:span></text:p>
      <text:p text:style-name="P7"><text:soft-page-break/></text:p>
      <text:p text:style-name="P15"><text:span text:style-name="T17">מתניתא</text:span><text:span text:style-name="T19"> </text:span><text:span text:style-name="T17">מלכתא</text:span><text:span text:style-name="T7">. משניות</text:span><text:span text:style-name="T4"> </text:span><text:span text:style-name="T7">וברייתות</text:span><text:span text:style-name="T4"> </text:span><text:span text:style-name="T7">עיקר</text:span><text:span text:style-name="T4"> </text:span><text:span text:style-name="T7">הן, והיינו</text:span><text:span text:style-name="T4"> </text:span><text:span text:style-name="T7">סימן: מי</text:span><text:span text:style-name="T4"> </text:span><text:span text:style-name="T7">ששמו</text:span><text:span text:style-name="T4"> </text:span><text:span text:style-name="T7">דומה</text:span><text:span text:style-name="T4"> </text:span><text:span text:style-name="T7">לנקבה</text:span><text:span text:style-name="T4"> </text:span><text:span text:style-name="T7">- מוקמינן</text:span><text:span text:style-name="T4"> </text:span><text:span text:style-name="T7">כולהו</text:span><text:span text:style-name="T4"> </text:span><text:span text:style-name="T7">מתנייתא</text:span><text:span text:style-name="T4"> </text:span><text:span text:style-name="T7">דהוו</text:span><text:span text:style-name="T4"> </text:span><text:span text:style-name="T7">נמי</text:span><text:span text:style-name="T4"> </text:span><text:span text:style-name="T7">לשון</text:span><text:span text:style-name="T4"> </text:span><text:span text:style-name="T7">נקבה</text:span><text:span text:style-name="T4"> </text:span><text:span text:style-name="T7">אליביה, והיינו</text:span><text:span text:style-name="T4"> </text:span><text:span text:style-name="T7">רב</text:span><text:span text:style-name="T4"> </text:span><text:span text:style-name="T7">מלכ</text:span><text:span text:style-name="T26">יא</text:span><text:span text:style-name="T7">, ששמו</text:span><text:span text:style-name="T4"> </text:span><text:span text:style-name="T7">דומה</text:span><text:span text:style-name="T4"> </text:span><text:span text:style-name="T7">לנקבה, ומשמעותו</text:span><text:span text:style-name="T4"> </text:span><text:span text:style-name="T7">של</text:span><text:span text:style-name="T4"> </text:span><text:span text:style-name="T7">שם</text:span><text:span text:style-name="T4"> </text:span><text:span text:style-name="T7">נמי</text:span><text:span text:style-name="T4"> </text:span><text:span text:style-name="T7">משמע</text:span><text:span text:style-name="T4"> </text:span><text:span text:style-name="T7">לשון</text:span><text:span text:style-name="T4"> </text:span><text:span text:style-name="T7">מלכות, והיינו</text:span><text:span text:style-name="T4"> </text:span><text:span text:style-name="T7">משניות</text:span><text:span text:style-name="T4"> </text:span><text:span text:style-name="T7">וברייתות: שהן</text:span><text:span text:style-name="T4"> </text:span><text:span text:style-name="T7">עיקר, ולא</text:span><text:span text:style-name="T4"> </text:span><text:span text:style-name="T7">שמעתות; ואית</text:span><text:span text:style-name="T4"> </text:span><text:span text:style-name="T7">דמפרש</text:span><text:span text:style-name="T4"> </text:span><text:span text:style-name="T7">'איכא</text:span><text:span text:style-name="T4"> </text:span><text:span text:style-name="T7">בינייהו</text:span><text:span text:style-name="T4"> </text:span><text:span text:style-name="T7">שפחות</text:span><text:span text:style-name="T4"> </text:span><text:span text:style-name="T7">ואפר</text:span><text:span text:style-name="T4"> </text:span><text:span text:style-name="T7">מקלה' דמשמע</text:span><text:span text:style-name="T4"> </text:span><text:span text:style-name="T7">'שפחות' ושכנגדה</text:span><text:span text:style-name="T4"> </text:span><text:span text:style-name="T7">- כך</text:span><text:span text:style-name="T4"> </text:span><text:span text:style-name="T7">לשון</text:span><text:span text:style-name="T4"> </text:span><text:span text:style-name="T7">ח"ה</text:span><text:span text:style-name="T1">)</text:span></text:p>
      <text:p text:style-name="P11"/>
      <text:p text:style-name="P10"><text:span text:style-name="T1">רב</text:span><text:span text:style-name="T4"> </text:span><text:span text:style-name="T1">ביבי</text:span><text:span text:style-name="T4"> </text:span><text:span text:style-name="T1">בר</text:span><text:span text:style-name="T4"> </text:span><text:span text:style-name="T1">אביי</text:span><text:span text:style-name="T4"> </text:span><text:span text:style-name="T1">קפיד</text:span><text:span text:style-name="T4"> </text:span><text:span text:style-name="T1">אפילו</text:span><text:span text:style-name="T4"> </text:span><text:span text:style-name="T1">אריבדא</text:span><text:span text:style-name="T4"> </text:span><text:span text:style-name="T2">(</text:span><text:span text:style-name="T8">מכה</text:span><text:span text:style-name="T2">)</text:span><text:span text:style-name="T1"> דכוסילתא</text:span><text:span text:style-name="T4"> </text:span><text:span text:style-name="T2">(</text:span><text:span text:style-name="T8">כלי</text:span><text:span text:style-name="T5"> </text:span><text:span text:style-name="T8">שמכה</text:span><text:span text:style-name="T5"> </text:span><text:span text:style-name="T8">בו</text:span><text:span text:style-name="T5"> </text:span><text:span text:style-name="T8">בלע"ז</text:span><text:span text:style-name="T5"> </text:span><text:span text:style-name="T8">פליימא</text:span><text:span text:style-name="T2">)</text:span><text:span text:style-name="T1">;</text:span></text:p>
      <text:p text:style-name="P10"><text:span text:style-name="T1">רב</text:span><text:span text:style-name="T4"> </text:span><text:span text:style-name="T1">אשי</text:span><text:span text:style-name="T4"> </text:span><text:span text:style-name="T1">אמר: כל</text:span><text:span text:style-name="T4"> </text:span><text:span text:style-name="T1">מקום</text:span><text:span text:style-name="T4"> </text:span><text:span text:style-name="T1">שיש</text:span><text:span text:style-name="T4"> </text:span><text:span text:style-name="T1">שם</text:span><text:span text:style-name="T4"> </text:span><text:span text:style-name="T1">מכה</text:span><text:span text:style-name="T4"> </text:span><text:span text:style-name="T1">- מכתו</text:span><text:span text:style-name="T4"> </text:span><text:span text:style-name="T1">מוכיח</text:span><text:span text:style-name="T4"> </text:span><text:span text:style-name="T1">עליו.</text:span></text:p>
      <text:p text:style-name="P11"/>
      <text:p text:style-name="P11">משנה:</text:p>
      <text:p text:style-name="P10"><text:span text:style-name="T1">נזיר</text:span><text:span text:style-name="T4"> </text:span><text:span text:style-name="T1">שהיה</text:span><text:span text:style-name="T4"> </text:span><text:span text:style-name="T1">שותה</text:span><text:span text:style-name="T4"> </text:span><text:span text:style-name="T1">יין</text:span><text:span text:style-name="T4"> </text:span><text:span text:style-name="T1">כל</text:span><text:span text:style-name="T4"> </text:span><text:span text:style-name="T1">היום</text:span><text:span text:style-name="T4"> </text:span><text:span text:style-name="T1">- אין</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שתה"! "אל</text:span><text:span text:style-name="T4"> </text:span><text:span text:style-name="T1">תשתה"! והוא</text:span><text:span text:style-name="T4"> </text:span><text:span text:style-name="T1">שותה</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היה</text:span><text:span text:style-name="T4"> </text:span><text:span text:style-name="T1">מטמא</text:span><text:span text:style-name="T4"> </text:span><text:span text:style-name="T1">למתים</text:span><text:span text:style-name="T4"> </text:span><text:span text:style-name="T1">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טמא"! "אל</text:span><text:span text:style-name="T4"> </text:span><text:span text:style-name="T1">תטמא"! והוא</text:span><text:span text:style-name="T4"> </text:span><text:span text:style-name="T1">מטמא</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היה</text:span><text:span text:style-name="T4"> </text:span><text:span text:style-name="T1">מגלח</text:span><text:span text:style-name="T4"> </text:span><text:span text:style-name="T1">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גלח"! "אל</text:span><text:span text:style-name="T4"> </text:span><text:span text:style-name="T1">תגלח"! והוא</text:span><text:span text:style-name="T4"> </text:span><text:span text:style-name="T1">מגלח</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0"><text:span text:style-name="T1">היה</text:span><text:span text:style-name="T4"> </text:span><text:span text:style-name="T1">לבוש</text:span><text:span text:style-name="T4"> </text:span><text:span text:style-name="T1">בכלאים</text:span><text:span text:style-name="T4"> </text:span><text:span text:style-name="T2">(</text:span><text:span text:style-name="T8">אחד</text:span><text:span text:style-name="T5"> </text:span><text:span text:style-name="T8">מן</text:span><text:span text:style-name="T5"> </text:span><text:span text:style-name="T8">השוק, ולא</text:span><text:span text:style-name="T5"> </text:span><text:span text:style-name="T8">נזיר</text:span><text:span text:style-name="T2">)</text:span><text:span text:style-name="T1"> כל</text:span><text:span text:style-name="T4"> </text:span><text:span text:style-name="T1">היום</text:span><text:span text:style-name="T4"> </text:span><text:span text:style-name="T1">- אינו</text:span><text:span text:style-name="T4"> </text:span><text:span text:style-name="T1">חייב</text:span><text:span text:style-name="T4"> </text:span><text:span text:style-name="T1">אלא</text:span><text:span text:style-name="T4"> </text:span><text:span text:style-name="T1">אחת; אמרו</text:span><text:span text:style-name="T4"> </text:span><text:span text:style-name="T1">לו</text:span><text:span text:style-name="T4"> </text:span><text:span text:style-name="T1">"אל</text:span><text:span text:style-name="T4"> </text:span><text:span text:style-name="T1">תלבש"! "אל</text:span><text:span text:style-name="T4"> </text:span><text:span text:style-name="T1">תלבש"! - והוא</text:span><text:span text:style-name="T4"> </text:span><text:span text:style-name="T1">פושט</text:span><text:span text:style-name="T4"> </text:span><text:span text:style-name="T1">ולובש</text:span><text:span text:style-name="T4"> </text:span><text:span text:style-name="T1">- חייב</text:span><text:span text:style-name="T4"> </text:span><text:span text:style-name="T1">על</text:span><text:span text:style-name="T4"> </text:span><text:span text:style-name="T1">כל</text:span><text:span text:style-name="T4"> </text:span><text:span text:style-name="T1">אחת</text:span><text:span text:style-name="T4"> </text:span><text:span text:style-name="T1">ואחת.</text:span></text:p>
      <text:p text:style-name="P11"/>
      <text:p text:style-name="P10"><text:span text:style-name="T1">(מכות</text:span><text:span text:style-name="T4"> </text:span><text:span text:style-name="T1">כא,ב)</text:span></text:p>
      <text:p text:style-name="P20">[המשך<text:span text:style-name="T62"> </text:span>המשנה]</text:p>
      <text:p text:style-name="P10"><text:span text:style-name="T1">יש</text:span><text:span text:style-name="T4"> </text:span><text:span text:style-name="T1">חורש</text:span><text:span text:style-name="T4"> </text:span><text:span text:style-name="T1">תלם</text:span><text:span text:style-name="T4"> </text:span><text:span text:style-name="T1">אחד</text:span><text:span text:style-name="T4"> </text:span><text:span text:style-name="T1">וחייב</text:span><text:span text:style-name="T4"> </text:span><text:span text:style-name="T1">עליו</text:span><text:span text:style-name="T4"> </text:span><text:span text:style-name="T1">משום</text:span><text:span text:style-name="T4"> </text:span><text:span text:style-name="T1">שמונה</text:span><text:span text:style-name="T4"> </text:span><text:span text:style-name="T1">לאוין</text:span><text:span text:style-name="T4"> </text:span><text:span text:style-name="T2">(</text:span><text:span text:style-name="T8">יש</text:span><text:span text:style-name="T5"> </text:span><text:span text:style-name="T8">עובר</text:span><text:span text:style-name="T5"> </text:span><text:span text:style-name="T8">ב'לא</text:span><text:span text:style-name="T5"> </text:span><text:span text:style-name="T8">תחרוש</text:span><text:span text:style-name="T5"> </text:span><text:span text:style-name="T8">בשור</text:span><text:span text:style-name="T5"> </text:span><text:span text:style-name="T8">ובחמור', ונלקטים</text:span><text:span text:style-name="T5"> </text:span><text:span text:style-name="T8">עליו</text:span><text:span text:style-name="T5"> </text:span><text:span text:style-name="T8">איסורים</text:span><text:span text:style-name="T5"> </text:span><text:span text:style-name="T8">הרבה</text:span><text:span text:style-name="T5"> </text:span><text:span text:style-name="T8">עם</text:span><text:span text:style-name="T5"> </text:span><text:span text:style-name="T8">אותו</text:span><text:span text:style-name="T5"> </text:span><text:span text:style-name="T8">לאו</text:span><text:span text:style-name="T5"> </text:span><text:span text:style-name="T8">בלבד, ובהא</text:span><text:span text:style-name="T5"> </text:span><text:span text:style-name="T8">לא</text:span><text:span text:style-name="T5"> </text:span><text:span text:style-name="T8">קא</text:span><text:span text:style-name="T5"> </text:span><text:span text:style-name="T8">עסיק</text:span><text:span text:style-name="T5"> </text:span><text:span text:style-name="T8">שיהא</text:span><text:span text:style-name="T5"> </text:span><text:span text:style-name="T8">חורש</text:span><text:span text:style-name="T5"> </text:span><text:span text:style-name="T8">בכמה</text:span><text:span text:style-name="T5"> </text:span><text:span text:style-name="T8">שוורים</text:span><text:span text:style-name="T5"> </text:span><text:span text:style-name="T8">וכמה</text:span><text:span text:style-name="T5"> </text:span><text:span text:style-name="T8">חמורים, והרי</text:span><text:span text:style-name="T5"> </text:span><text:span text:style-name="T8">נלקטים</text:span><text:span text:style-name="T5"> </text:span><text:span text:style-name="T8">איסורין</text:span><text:span text:style-name="T5"> </text:span><text:span text:style-name="T8">הרבה</text:span><text:span text:style-name="T5"> </text:span><text:span text:style-name="T8">עליו: ד'לכל</text:span><text:span text:style-name="T5"> </text:span><text:span text:style-name="T8">הפחות' קאמר, ואלאו</text:span><text:span text:style-name="T5"> </text:span><text:span text:style-name="T8">דכלאים</text:span><text:span text:style-name="T5"> </text:span><text:span text:style-name="T8">קאי, ללקוט</text:span><text:span text:style-name="T5"> </text:span><text:span text:style-name="T8">עליו</text:span><text:span text:style-name="T5"> </text:span><text:span text:style-name="T8">כל</text:span><text:span text:style-name="T5"> </text:span><text:span text:style-name="T8">איסורין</text:span><text:span text:style-name="T5"> </text:span><text:span text:style-name="T8">שהוא</text:span><text:span text:style-name="T5"> </text:span><text:span text:style-name="T8">יכול</text:span><text:span text:style-name="T2">)</text:span><text:span text:style-name="T1">: </text:span><text:span text:style-name="T41">[1]</text:span><text:span text:style-name="T1">החורש</text:span><text:span text:style-name="T4"> </text:span><text:span text:style-name="T1">בשור</text:span><text:span text:style-name="T4"> </text:span><text:span text:style-name="T1">וחמור, והן</text:span><text:span text:style-name="T4"> </text:span><text:span text:style-name="T1">מוקדשין</text:span><text:span text:style-name="T4"> </text:span><text:span text:style-name="T41">[2,3]</text:span><text:span text:style-name="T1">, וכלאים</text:span><text:span text:style-name="T4"> </text:span><text:span text:style-name="T1">בכרם</text:span><text:span text:style-name="T4"> </text:span><text:span text:style-name="T2">(</text:span><text:span text:style-name="T8">דמכסי</text:span><text:span text:style-name="T5"> </text:span><text:span text:style-name="T8">בהדי</text:span><text:span text:style-name="T5"> </text:span><text:span text:style-name="T8">דאזיל</text:span><text:span text:style-name="T5"> </text:span><text:span text:style-name="T8">ומחפה</text:span><text:span text:style-name="T5"> </text:span><text:span text:style-name="T8">בזָרוּעַ</text:span><text:span text:style-name="T2">) </text:span><text:span text:style-name="T41">[4]</text:span><text:span text:style-name="T1">, ובשביעית</text:span><text:span text:style-name="T4"> </text:span><text:span text:style-name="T2">(</text:span><text:span text:style-name="T8">משום</text:span><text:span text:style-name="T5"> </text:span><text:span text:style-name="T8">זורע</text:span><text:span text:style-name="T5"> </text:span><text:span text:style-name="T8">בשביעית</text:span><text:span text:style-name="T2">) </text:span><text:span text:style-name="T41">[5]</text:span><text:span text:style-name="T1">, ויום</text:span><text:span text:style-name="T4"> </text:span><text:span text:style-name="T1">טוב</text:span><text:span text:style-name="T4"> </text:span><text:span text:style-name="T2">(</text:span><text:span text:style-name="T8">דקעביד</text:span><text:span text:style-name="T5"> </text:span><text:span text:style-name="T8">חרישה</text:span><text:span text:style-name="T5"> </text:span><text:span text:style-name="T8">ביו"ט</text:span><text:span text:style-name="T2">) </text:span><text:span text:style-name="T41">[6]</text:span><text:span text:style-name="T1">, וכהן</text:span><text:span text:style-name="T4"> </text:span><text:span text:style-name="T41">[7]</text:span><text:span text:style-name="T1"> ונזיר</text:span><text:span text:style-name="T4"> </text:span><text:span text:style-name="T41">[8]</text:span><text:span text:style-name="T1"> בבית</text:span><text:span text:style-name="T4"> </text:span><text:span text:style-name="T1">הטומאה</text:span><text:span text:style-name="T4"> </text:span><text:span text:style-name="T2">(</text:span><text:span text:style-name="T8">כהן</text:span><text:span text:style-name="T5"> </text:span><text:span text:style-name="T8">והוא</text:span><text:span text:style-name="T5"> </text:span><text:span text:style-name="T8">נזיר, והולך</text:span><text:span text:style-name="T5"> </text:span><text:span text:style-name="T8">במקום</text:span><text:span text:style-name="T5"> </text:span><text:span text:style-name="T8">טומאה</text:span><text:span text:style-name="T5"> </text:span><text:span text:style-name="T8">אחר</text:span><text:span text:style-name="T5"> </text:span><text:span text:style-name="T8">מחרשתו: דאיכא</text:span><text:span text:style-name="T5"> </text:span><text:span text:style-name="T8">חד</text:span><text:span text:style-name="T5"> </text:span><text:span text:style-name="T8">לאו</text:span><text:span text:style-name="T5"> </text:span><text:span text:style-name="T8">משום</text:span><text:span text:style-name="T5"> </text:span><text:span text:style-name="T8">כהן: '</text:span><text:span text:style-name="T11">לנפש</text:span><text:span text:style-name="T5"> </text:span><text:span text:style-name="T11">לא</text:span><text:span text:style-name="T5"> </text:span><text:span text:style-name="T11">יטמא</text:span><text:span text:style-name="T5"> </text:span><text:span text:style-name="T11">בעמיו</text:span><text:span text:style-name="T8">' </text:span><text:span text:style-name="T9">[ויקרא</text:span><text:span text:style-name="T6"> </text:span><text:span text:style-name="T9">כא,א]</text:span><text:span text:style-name="T8"> וחד</text:span><text:span text:style-name="T5"> </text:span><text:span text:style-name="T8">משום</text:span><text:span text:style-name="T5"> </text:span><text:span text:style-name="T8">נזיר: </text:span><text:span text:style-name="T104">'</text:span><text:span text:style-name="T103">על</text:span><text:span text:style-name="T106"> </text:span><text:span text:style-name="T103">כל</text:span><text:span text:style-name="T106"> </text:span><text:span text:style-name="T103">נפשות</text:span><text:span text:style-name="T106"> </text:span><text:span text:style-name="T103">מת</text:span><text:span text:style-name="T106"> </text:span><text:span text:style-name="T103">לא</text:span><text:span text:style-name="T106"> </text:span><text:span text:style-name="T103">יבוא</text:span><text:span text:style-name="T8">' '</text:span><text:span text:style-name="T11">על</text:span><text:span text:style-name="T5"> </text:span><text:span text:style-name="T11">נפש</text:span><text:span text:style-name="T5"> </text:span><text:span text:style-name="T11">מת</text:span><text:span text:style-name="T5"> </text:span><text:span text:style-name="T11">לא</text:span><text:span text:style-name="T5"> </text:span><text:span text:style-name="T11">יבא</text:span><text:span text:style-name="T8">' </text:span><text:span text:style-name="T9">[במדבר</text:span><text:span text:style-name="T6"> </text:span><text:span text:style-name="T9">ו,ו]</text:span><text:span text:style-name="T2">)</text:span><text:span text:style-name="T1">!</text:span></text:p>
      <text:p text:style-name="P10"><text:span text:style-name="T1">חנניא</text:span><text:span text:style-name="T4"> </text:span><text:span text:style-name="T1">בן</text:span><text:span text:style-name="T4"> </text:span><text:span text:style-name="T1">חכינאי</text:span><text:span text:style-name="T4"> </text:span><text:span text:style-name="T1">אומר: אף</text:span><text:span text:style-name="T4"> </text:span><text:span text:style-name="T1">הלובש</text:span><text:span text:style-name="T4"> </text:span><text:span text:style-name="T1">כלאים. </text:span></text:p>
      <text:p text:style-name="P10"><text:span text:style-name="T1">אמרו</text:span><text:span text:style-name="T4"> </text:span><text:span text:style-name="T1">לו: אינו</text:span><text:span text:style-name="T4"> </text:span><text:span text:style-name="T1">השם</text:span><text:span text:style-name="T4"> </text:span><text:span text:style-name="T2">(</text:span><text:span text:style-name="T8">אין</text:span><text:span text:style-name="T5"> </text:span><text:span text:style-name="T8">לאו</text:span><text:span text:style-name="T5"> </text:span><text:span text:style-name="T8">זה</text:span><text:span text:style-name="T5"> </text:span><text:span text:style-name="T8">נלקט</text:span><text:span text:style-name="T5"> </text:span><text:span text:style-name="T8">עליו</text:span><text:span text:style-name="T5"> </text:span><text:span text:style-name="T8">משום</text:span><text:span text:style-name="T5"> </text:span><text:span text:style-name="T8">'חרישה' אלא</text:span><text:span text:style-name="T5"> </text:span><text:span text:style-name="T8">משום</text:span><text:span text:style-name="T5"> </text:span><text:span text:style-name="T8">'לבישה'</text:span><text:span text:style-name="T2">)</text:span><text:span text:style-name="T1">! </text:span></text:p>
      <text:p text:style-name="P10"><text:span text:style-name="T1">אמר</text:span><text:span text:style-name="T4"> </text:span><text:span text:style-name="T1">להם: אף</text:span><text:span text:style-name="T4"> </text:span><text:span text:style-name="T1">הנזיר</text:span><text:span text:style-name="T4"> </text:span><text:span text:style-name="T2">(</text:span><text:span text:style-name="T8">נזיר</text:span><text:span text:style-name="T5"> </text:span><text:span text:style-name="T8">וכהן</text:span><text:span text:style-name="T5"> </text:span><text:span text:style-name="T8">קאמר, ולא</text:span><text:span text:style-name="T5"> </text:span><text:span text:style-name="T8">דייק</text:span><text:span text:style-name="T2">)</text:span><text:span text:style-name="T1"> - לא</text:span><text:span text:style-name="T4"> </text:span><text:span text:style-name="T1">הוא</text:span><text:span text:style-name="T4"> </text:span><text:span text:style-name="T1">השם</text:span><text:span text:style-name="T4"> </text:span><text:span text:style-name="T2">(</text:span><text:span text:style-name="T8">אין</text:span><text:span text:style-name="T5"> </text:span><text:span text:style-name="T8">לאו</text:span><text:span text:style-name="T5"> </text:span><text:span text:style-name="T8">שלו</text:span><text:span text:style-name="T5"> </text:span><text:span text:style-name="T8">בא</text:span><text:span text:style-name="T5"> </text:span><text:span text:style-name="T8">עליו</text:span><text:span text:style-name="T5"> </text:span><text:span text:style-name="T8">משום</text:span><text:span text:style-name="T5"> </text:span><text:span text:style-name="T8">'חרישה' אלא</text:span><text:span text:style-name="T5"> </text:span><text:span text:style-name="T8">משום</text:span><text:span text:style-name="T5"> </text:span><text:span text:style-name="T8">'כניסה': שנכנס</text:span><text:span text:style-name="T5"> </text:span><text:span text:style-name="T8">למקום</text:span><text:span text:style-name="T5"> </text:span><text:span text:style-name="T8">טומאה</text:span><text:span text:style-name="T2">)</text:span><text:span text:style-name="T1">.</text:span></text:p>
      <text:p text:style-name="P13"/>
      <text:p text:style-name="P10"><text:span text:style-name="T8">(</text:span><text:span text:style-name="T16">החורש</text:span><text:span text:style-name="T18"> </text:span><text:span text:style-name="T16">בשור</text:span><text:span text:style-name="T18"> </text:span><text:span text:style-name="T16">וחמור</text:span><text:span text:style-name="T18"> </text:span><text:span text:style-name="T16">והן</text:span><text:span text:style-name="T18"> </text:span><text:span text:style-name="T16">מוקדשין</text:span><text:span text:style-name="T8">. בגמרא</text:span><text:span text:style-name="T5"> </text:span><text:span text:style-name="T8">מוקי</text:span><text:span text:style-name="T5"> </text:span><text:span text:style-name="T8">ליה</text:span><text:span text:style-name="T5"> </text:span><text:span text:style-name="T8">בבכור</text:span><text:span text:style-name="T5"> </text:span><text:span text:style-name="T8">שור</text:span><text:span text:style-name="T5"> </text:span><text:span text:style-name="T8">ופטר</text:span><text:span text:style-name="T5"> </text:span><text:span text:style-name="T8">חמור, וקעבר</text:span><text:span text:style-name="T5"> </text:span><text:span text:style-name="T8">בהן</text:span><text:span text:style-name="T5"> </text:span><text:span text:style-name="T8">משום</text:span><text:span text:style-name="T5"> </text:span><text:span text:style-name="T8">'</text:span><text:span text:style-name="T11">לא</text:span><text:span text:style-name="T5"> </text:span><text:span text:style-name="T11">תעבוד</text:span><text:span text:style-name="T5"> </text:span><text:span text:style-name="T11">בבכור</text:span><text:span text:style-name="T5"> </text:span><text:span text:style-name="T11">שורך</text:span><text:span text:style-name="T8">' </text:span><text:span text:style-name="T9">[דברים</text:span><text:span text:style-name="T6"> </text:span><text:span text:style-name="T9">טו,יט]</text:span><text:span text:style-name="T8">, ואליבא</text:span><text:span text:style-name="T5"> </text:span><text:span text:style-name="T8">דרבי</text:span><text:span text:style-name="T5"> </text:span><text:span text:style-name="T8">יהודה, דאמר</text:span><text:span text:style-name="T5"> </text:span><text:span text:style-name="T8">בפרק</text:span><text:span text:style-name="T5"> </text:span><text:span text:style-name="T8">קמא</text:span><text:span text:style-name="T5"> </text:span><text:span text:style-name="T8">דבכורות</text:span><text:span text:style-name="T5"> </text:span><text:span text:style-name="T8">(דף</text:span><text:span text:style-name="T5"> </text:span><text:span text:style-name="T8">ט:): פטר</text:span><text:span text:style-name="T5"> </text:span><text:span text:style-name="T8">חמור</text:span><text:span text:style-name="T5"> </text:span><text:span text:style-name="T8">אסור</text:span><text:span text:style-name="T5"> </text:span><text:span text:style-name="T8">בהנאה, דבכלל</text:span><text:span text:style-name="T5"> </text:span><text:span text:style-name="T8">'</text:span><text:span text:style-name="T11">לא</text:span><text:span text:style-name="T5"> </text:span><text:span text:style-name="T11">תעבוד</text:span><text:span text:style-name="T8">' הוא, ואף</text:span><text:span text:style-name="T5"> </text:span><text:span text:style-name="T8">על</text:span><text:span text:style-name="T5"> </text:span><text:span text:style-name="T8">גב</text:span><text:span text:style-name="T5"> </text:span><text:span text:style-name="T8">דבקרא</text:span><text:span text:style-name="T5"> </text:span><text:span text:style-name="T8">כתיב</text:span><text:span text:style-name="T5"> </text:span><text:span text:style-name="T8">'</text:span><text:span text:style-name="T11">בכור</text:span><text:span text:style-name="T5"> </text:span><text:span text:style-name="T11">שורך</text:span><text:span text:style-name="T8">' - איהו</text:span><text:span text:style-name="T5"> </text:span><text:span text:style-name="T8">דריש</text:span><text:span text:style-name="T5"> </text:span><text:span text:style-name="T8">ליה</text:span><text:span text:style-name="T5"> </text:span><text:span text:style-name="T8">'בכור</text:span><text:span text:style-name="T5"> </text:span><text:span text:style-name="T8">שור</text:span><text:span text:style-name="T16">ך</text:span><text:span text:style-name="T8">' למעוטי</text:span><text:span text:style-name="T5"> </text:span><text:span text:style-name="T8">שותפות, ולא</text:span><text:span text:style-name="T5"> </text:span><text:span text:style-name="T8">למעוטי</text:span><text:span text:style-name="T5"> </text:span><text:span text:style-name="T8">פטר</text:span><text:span text:style-name="T5"> </text:span><text:span text:style-name="T8">חמור; אי</text:span><text:span text:style-name="T5"> </text:span><text:span text:style-name="T8">נמי: מתניתין</text:span><text:span text:style-name="T5"> </text:span><text:span text:style-name="T8">- כמאן</text:span><text:span text:style-name="T5"> </text:span><text:span text:style-name="T8">דממעט</text:span><text:span text:style-name="T5"> </text:span><text:span text:style-name="T8">פטר</text:span><text:span text:style-name="T5"> </text:span><text:span text:style-name="T8">חמור</text:span><text:span text:style-name="T5"> </text:span><text:span text:style-name="T8">מהכא</text:span><text:span text:style-name="T5"> </text:span><text:span text:style-name="T8">שור</text:span><text:span text:style-name="T5"> </text:span><text:span text:style-name="T8">וחמור</text:span><text:span text:style-name="T5"> </text:span><text:span text:style-name="T8">דקתני</text:span><text:span text:style-name="T5"> </text:span><text:span text:style-name="T8">במתניתין</text:span><text:span text:style-name="T5"> </text:span><text:span text:style-name="T8">- לאו</text:span><text:span text:style-name="T5"> </text:span><text:span text:style-name="T8">דוקא, דשור</text:span><text:span text:style-name="T5"> </text:span><text:span text:style-name="T8">ושה</text:span><text:span text:style-name="T5"> </text:span><text:span text:style-name="T8">קאמר, והאי</text:span><text:span text:style-name="T5"> </text:span><text:span text:style-name="T8">דנקט</text:span><text:span text:style-name="T5"> </text:span><text:span text:style-name="T8">'חמור' משום</text:span><text:span text:style-name="T5"> </text:span><text:span text:style-name="T8">לישנא</text:span><text:span text:style-name="T5"> </text:span><text:span text:style-name="T8">דקרא: דגבי</text:span><text:span text:style-name="T5"> </text:span><text:span text:style-name="T8">כלאים</text:span><text:span text:style-name="T5"> </text:span><text:span text:style-name="T8">כתיב</text:span><text:span text:style-name="T5"> </text:span><text:span text:style-name="T8">'</text:span><text:span text:style-name="T11">שור</text:span><text:span text:style-name="T5"> </text:span><text:span text:style-name="T11">וחמור</text:span><text:span text:style-name="T8">', והוא</text:span><text:span text:style-name="T5"> </text:span><text:span text:style-name="T8">הדין</text:span><text:span text:style-name="T5"> </text:span><text:span text:style-name="T8">לכל</text:span><text:span text:style-name="T5"> </text:span><text:span text:style-name="T8">שני</text:span><text:span text:style-name="T5"> </text:span><text:span text:style-name="T8">מינין, ומשום</text:span><text:span text:style-name="T5"> </text:span><text:span text:style-name="T8">הנאה</text:span><text:span text:style-name="T5"> </text:span><text:span text:style-name="T8">דמיתהני</text:span><text:span text:style-name="T5"> </text:span><text:span text:style-name="T8">מהקדש, והוה</text:span><text:span text:style-name="T5"> </text:span><text:span text:style-name="T8">ליה</text:span><text:span text:style-name="T5"> </text:span><text:span text:style-name="T8">'הזיד</text:span><text:span text:style-name="T5"> </text:span><text:span text:style-name="T8">במעילה</text:span><text:span text:style-name="T5"> </text:span><text:span text:style-name="T8">לא</text:span><text:span text:style-name="T5"> </text:span><text:span text:style-name="T8">לקי' דבכור</text:span><text:span text:style-name="T5"> </text:span><text:span text:style-name="T8">לאו</text:span><text:span text:style-name="T5"> </text:span><text:span text:style-name="T8">בר</text:span><text:span text:style-name="T5"> </text:span><text:span text:style-name="T8">מעילה</text:span><text:span text:style-name="T5"> </text:span><text:span text:style-name="T8">הוא, דהא</text:span><text:span text:style-name="T5"> </text:span><text:span text:style-name="T8">ממון</text:span><text:span text:style-name="T5"> </text:span><text:span text:style-name="T8">כהן</text:span><text:span text:style-name="T5"> </text:span><text:span text:style-name="T8">הוא: דאין</text:span><text:span text:style-name="T5"> </text:span><text:span text:style-name="T8">מעילה</text:span><text:span text:style-name="T5"> </text:span><text:span text:style-name="T8">אלא</text:span><text:span text:style-name="T5"> </text:span><text:span text:style-name="T8">בקדשי</text:span><text:span text:style-name="T5"> </text:span><text:span text:style-name="T8">גבוה, ד'</text:span><text:span text:style-name="T11">מקדשי</text:span><text:span text:style-name="T5"> </text:span><text:span text:style-name="T11">ה'</text:span><text:span text:style-name="T8">' כתיב; ואין</text:span><text:span text:style-name="T5"> </text:span><text:span text:style-name="T8">מעילה</text:span><text:span text:style-name="T5"> </text:span><text:span text:style-name="T8">בבכור</text:span><text:span text:style-name="T5"> </text:span><text:span text:style-name="T8">אלא</text:span><text:span text:style-name="T5"> </text:span><text:span text:style-name="T8">בנהנה</text:span><text:span text:style-name="T5"> </text:span><text:span text:style-name="T8">מן</text:span><text:span text:style-name="T5"> </text:span><text:span text:style-name="T8">האימורים</text:span><text:span text:style-name="T5"> </text:span><text:span text:style-name="T8">אחר</text:span><text:span text:style-name="T5"> </text:span><text:span text:style-name="T8">זריקת</text:span><text:span text:style-name="T5"> </text:span><text:span text:style-name="T8">דמים, דהנהו</text:span><text:span text:style-name="T5"> </text:span><text:span text:style-name="T8">לגבוה</text:span><text:span text:style-name="T5"> </text:span><text:span text:style-name="T8">נינהו, והוא</text:span><text:span text:style-name="T5"> </text:span><text:span text:style-name="T8">הדין</text:span><text:span text:style-name="T5"> </text:span><text:span text:style-name="T8">לכל</text:span><text:span text:style-name="T5"> </text:span><text:span text:style-name="T8">קדשים</text:span><text:span text:style-name="T5"> </text:span><text:span text:style-name="T8">קלים; ובקדשי</text:span><text:span text:style-name="T5"> </text:span><text:span text:style-name="T8">קדשים</text:span><text:span text:style-name="T5"> </text:span><text:span text:style-name="T8">יש</text:span><text:span text:style-name="T5"> </text:span><text:span text:style-name="T8">בהן</text:span><text:span text:style-name="T5"> </text:span><text:span text:style-name="T8">מעילה</text:span><text:span text:style-name="T5"> </text:span><text:span text:style-name="T8">לפני</text:span><text:span text:style-name="T5"> </text:span><text:span text:style-name="T8">זריקת</text:span><text:span text:style-name="T5"> </text:span><text:span text:style-name="T8">דמים, דלגבוה</text:span><text:span text:style-name="T5"> </text:span><text:span text:style-name="T8">נינהו; אבל</text:span><text:span text:style-name="T5"> </text:span><text:span text:style-name="T8">משנזרק</text:span><text:span text:style-name="T5"> </text:span><text:span text:style-name="T8">הדם</text:span><text:span text:style-name="T5"> </text:span><text:span text:style-name="T8">- זכו</text:span><text:span text:style-name="T5"> </text:span><text:span text:style-name="T8">בהו</text:span><text:span text:style-name="T5"> </text:span><text:span text:style-name="T8">כהנים</text:span><text:span text:style-name="T5"> </text:span><text:span text:style-name="T8">משולחן</text:span><text:span text:style-name="T5"> </text:span><text:span text:style-name="T8">גבוה, והוה</text:span><text:span text:style-name="T5"> </text:span><text:span text:style-name="T8">ליה</text:span><text:span text:style-name="T5"> </text:span><text:span text:style-name="T8">ממון</text:span><text:span text:style-name="T5"> </text:span><text:span text:style-name="T8">כהן, ואין</text:span><text:span text:style-name="T5"> </text:span><text:span text:style-name="T8">בו</text:span><text:span text:style-name="T5"> </text:span><text:span text:style-name="T8">מעילה; וכן</text:span><text:span text:style-name="T5"> </text:span><text:span text:style-name="T8">מוכח</text:span><text:span text:style-name="T5"> </text:span><text:span text:style-name="T8">בראש</text:span><text:span text:style-name="T5"> </text:span><text:span text:style-name="T8">השנה</text:span><text:span text:style-name="T5"> </text:span><text:span text:style-name="T8">(דף</text:span><text:span text:style-name="T5"> </text:span><text:span text:style-name="T8">כח.) 'בשופר</text:span><text:span text:style-name="T5"> </text:span><text:span text:style-name="T8">של</text:span><text:span text:style-name="T5"> </text:span><text:span text:style-name="T8">עולה</text:span><text:span text:style-name="T5"> </text:span><text:span text:style-name="T8">לא</text:span><text:span text:style-name="T5"> </text:span><text:span text:style-name="T8">יתקע</text:span><text:span text:style-name="T5"> </text:span><text:span text:style-name="T8">- ואם</text:span><text:span text:style-name="T5"> </text:span><text:span text:style-name="T8">תקע</text:span><text:span text:style-name="T5"> </text:span><text:span text:style-name="T8">יצא; בשופר</text:span><text:span text:style-name="T5"> </text:span><text:span text:style-name="T8">של</text:span><text:span text:style-name="T5"> </text:span><text:span text:style-name="T8">שלמים</text:span><text:span text:style-name="T5"> </text:span><text:span text:style-name="T8">לא</text:span><text:span text:style-name="T5"> </text:span><text:span text:style-name="T8">יתקע</text:span><text:span text:style-name="T5"> </text:span><text:span text:style-name="T8">- ואם</text:span><text:span text:style-name="T5"> </text:span><text:span text:style-name="T8">תקע</text:span><text:span text:style-name="T5"> </text:span><text:span text:style-name="T8">לא</text:span><text:span text:style-name="T5"> </text:span><text:span text:style-name="T8">יצא', מאי</text:span><text:span text:style-name="T5"> </text:span><text:span text:style-name="T8">טעמא? עולה</text:span><text:span text:style-name="T5"> </text:span><text:span text:style-name="T8">דבת</text:span><text:span text:style-name="T5"> </text:span><text:span text:style-name="T8">מעילה</text:span><text:span text:style-name="T5"> </text:span><text:span text:style-name="T8">היא</text:span><text:span text:style-name="T5"> </text:span><text:span text:style-name="T8">- כיון</text:span><text:span text:style-name="T5"> </text:span><text:span text:style-name="T8">דמעל</text:span><text:span text:style-name="T5"> </text:span><text:span text:style-name="T8">בה</text:span><text:span text:style-name="T5"> </text:span><text:span text:style-name="T8">נפקא</text:span><text:span text:style-name="T5"> </text:span><text:span text:style-name="T8">לחולין, שלמים</text:span><text:span text:style-name="T5"> </text:span><text:span text:style-name="T8">- דלאו</text:span><text:span text:style-name="T5"> </text:span><text:span text:style-name="T8">בני</text:span><text:span text:style-name="T5"> </text:span><text:span text:style-name="T8">מעילה</text:span><text:span text:style-name="T5"> </text:span><text:span text:style-name="T8">נינהו</text:span><text:span text:style-name="T5"> </text:span><text:span text:style-name="T8">- לא</text:span><text:span text:style-name="T5"> </text:span><text:span text:style-name="T8">נפקי</text:span><text:span text:style-name="T5"> </text:span><text:span text:style-name="T8">לחולין, והכי</text:span><text:span text:style-name="T5"> </text:span><text:span text:style-name="T8">נמי</text:span><text:span text:style-name="T5"> </text:span><text:span text:style-name="T8">מוכח</text:span><text:span text:style-name="T5"> </text:span><text:span text:style-name="T8">במסכת</text:span><text:span text:style-name="T5"> </text:span><text:span text:style-name="T8">מעילה</text:span><text:span text:style-name="T5"> </text:span><text:span text:style-name="T8">ובכמה</text:span><text:span text:style-name="T5"> </text:span><text:span text:style-name="T8">דוכתי.)</text:span></text:p>
      <text:p text:style-name="P11"/>
      <text:p text:style-name="P11">גמרא:</text:p>
      <text:p text:style-name="P10"><text:span text:style-name="T1">אמר</text:span><text:span text:style-name="T4"> </text:span><text:span text:style-name="T1">רב</text:span><text:span text:style-name="T4"> </text:span><text:span text:style-name="T1">ביבי</text:span><text:span text:style-name="T4"> </text:span><text:span text:style-name="T1">אמר</text:span><text:span text:style-name="T4"> </text:span><text:span text:style-name="T1">רב</text:span><text:span text:style-name="T4"> </text:span><text:span text:style-name="T1">אסי: לא</text:span><text:span text:style-name="T4"> </text:span><text:span text:style-name="T1">פושט</text:span><text:span text:style-name="T4"> </text:span><text:span text:style-name="T1">ולובש</text:span><text:span text:style-name="T4"> </text:span><text:span text:style-name="T1">ממש, אלא</text:span><text:span text:style-name="T4"> </text:span><text:span text:style-name="T1">אפילו</text:span><text:span text:style-name="T4"> </text:span><text:span text:style-name="T1">מכניס</text:span><text:span text:style-name="T4"> </text:span><text:span text:style-name="T1">ומוציא</text:span><text:span text:style-name="T4"> </text:span><text:span text:style-name="T1">בית</text:span><text:span text:style-name="T4"> </text:span><text:span text:style-name="T1">יד</text:span><text:span text:style-name="T4"> </text:span><text:span text:style-name="T1">אונקלי</text:span><text:span text:style-name="T4"> </text:span><text:span text:style-name="T1">שלו</text:span><text:span text:style-name="T4"> </text:span><text:span text:style-name="T2">(</text:span><text:span text:style-name="T8">מכניס</text:span><text:span text:style-name="T5"> </text:span><text:span text:style-name="T8">ומוציא</text:span><text:span text:style-name="T5"> </text:span><text:span text:style-name="T8">ידו</text:span><text:span text:style-name="T5"> </text:span><text:span text:style-name="T8">בבית</text:span><text:span text:style-name="T5"> </text:span><text:span text:style-name="T8">יד</text:span><text:span text:style-name="T5"> </text:span><text:span text:style-name="T8">חלוקו</text:span><text:span text:style-name="T5"> </text:span><text:span text:style-name="T8">- דַמִּי</text:span><text:span text:style-name="T5"> </text:span><text:span text:style-name="T8">כפושט</text:span><text:span text:style-name="T5"> </text:span><text:span text:style-name="T8">ולובש</text:span><text:span text:style-name="T2">)</text:span><text:span text:style-name="T1">.</text:span></text:p>
      <text:p text:style-name="P10"><text:span text:style-name="T1">מחוי</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text:span><text:span text:style-name="T4"> </text:span><text:span text:style-name="T1">איקא</text:span><text:span text:style-name="T4"> </text:span><text:span text:style-name="T1">עיולי</text:span><text:span text:style-name="T4"> </text:span><text:span text:style-name="T1">ואפוקי</text:span><text:span text:style-name="T4"> </text:span><text:span text:style-name="T2">(</text:span><text:span text:style-name="T8">ממש</text:span><text:span text:style-name="T2">)</text:span><text:span text:style-name="T1">; </text:span></text:p>
      <text:p text:style-name="P10"><text:span text:style-name="T1">רב</text:span><text:span text:style-name="T4"> </text:span><text:span text:style-name="T1">אשי</text:span><text:span text:style-name="T4"> </text:span><text:span text:style-name="T1">אומר: אפילו</text:span><text:span text:style-name="T4"> </text:span><text:span text:style-name="T1">לא</text:span><text:span text:style-name="T4"> </text:span><text:span text:style-name="T1">שהה</text:span><text:span text:style-name="T4"> </text:span><text:span text:style-name="T1">אלא</text:span><text:span text:style-name="T4"> </text:span><text:span text:style-name="T1">כדי</text:span><text:span text:style-name="T4"> </text:span><text:span text:style-name="T1">לפשוט</text:span><text:span text:style-name="T4"> </text:span><text:span text:style-name="T1">וללבוש</text:span><text:span text:style-name="T4"> </text:span><text:span text:style-name="T1">- חייב.</text:span></text:p>
      <text:p text:style-name="P11"><text:soft-page-break/></text:p>
      <text:p text:style-name="P10"><text:span text:style-name="T1">יש</text:span><text:span text:style-name="T4"> </text:span><text:span text:style-name="T1">חורש</text:span><text:span text:style-name="T4"> </text:span><text:span text:style-name="T1">תלם</text:span><text:span text:style-name="T4"> </text:span><text:span text:style-name="T1">וכו': <text:s/></text:span></text:p>
      <text:p text:style-name="P10"><text:span text:style-name="T1">אמר</text:span><text:span text:style-name="T4"> </text:span><text:span text:style-name="T1">רבי</text:span><text:span text:style-name="T4"> </text:span><text:span text:style-name="T1">ינאי: בחבורה</text:span><text:span text:style-name="T4"> </text:span><text:span text:style-name="T1">נמנו</text:span><text:span text:style-name="T4"> </text:span><text:span text:style-name="T1">וגמרו</text:span><text:span text:style-name="T4"> </text:span><text:span text:style-name="T2">(</text:span><text:span text:style-name="T8">נראה</text:span><text:span text:style-name="T5"> </text:span><text:span text:style-name="T8">לי</text:span><text:span text:style-name="T5"> </text:span><text:span text:style-name="T8">יום</text:span><text:span text:style-name="T5"> </text:span><text:span text:style-name="T8">אסיפה</text:span><text:span text:style-name="T5"> </text:span><text:span text:style-name="T8">או</text:span><text:span text:style-name="T5"> </text:span><text:span text:style-name="T8">יום</text:span><text:span text:style-name="T5"> </text:span><text:span text:style-name="T8">וועד</text:span><text:span text:style-name="T5"> </text:span><text:span text:style-name="T8">היה</text:span><text:span text:style-name="T5"> </text:span><text:span text:style-name="T8">להם</text:span><text:span text:style-name="T5"> </text:span><text:span text:style-name="T8">שקורין</text:span><text:span text:style-name="T5"> </text:span><text:span text:style-name="T8">'חבורה'</text:span><text:span text:style-name="T2">)</text:span><text:span text:style-name="T1">: החופה</text:span><text:span text:style-name="T4"> </text:span><text:span text:style-name="T1">בכלאים</text:span><text:span text:style-name="T4"> </text:span><text:span text:style-name="T1">- לוקה! </text:span></text:p>
      <text:p text:style-name="P10"><text:span text:style-name="T1">אמר</text:span><text:span text:style-name="T4"> </text:span><text:span text:style-name="T1">להן</text:span><text:span text:style-name="T4"> </text:span><text:span text:style-name="T1">רבי</text:span><text:span text:style-name="T4"> </text:span><text:span text:style-name="T1">יוחנן: לאו</text:span><text:span text:style-name="T4"> </text:span><text:span text:style-name="T1">משנתנו</text:span><text:span text:style-name="T4"> </text:span><text:span text:style-name="T1">היא</text:span><text:span text:style-name="T4"> </text:span><text:span text:style-name="T1">זו: 'יש</text:span><text:span text:style-name="T4"> </text:span><text:span text:style-name="T1">חורש</text:span><text:span text:style-name="T4"> </text:span><text:span text:style-name="T1">תלם</text:span><text:span text:style-name="T4"> </text:span><text:span text:style-name="T1">אחד</text:span><text:span text:style-name="T4"> </text:span><text:span text:style-name="T1">וחייב</text:span><text:span text:style-name="T4"> </text:span><text:span text:style-name="T1">עליו</text:span><text:span text:style-name="T4"> </text:span><text:span text:style-name="T1">משום</text:span><text:span text:style-name="T4"> </text:span><text:span text:style-name="T1">שמונה</text:span><text:span text:style-name="T4"> </text:span><text:span text:style-name="T1">לאוין: החורש</text:span><text:span text:style-name="T4"> </text:span><text:span text:style-name="T1">בשור</text:span><text:span text:style-name="T4"> </text:span><text:span text:style-name="T1">ובחמור</text:span><text:span text:style-name="T4"> </text:span><text:span text:style-name="T1">והן</text:span><text:span text:style-name="T4"> </text:span><text:span text:style-name="T1">מוקדשין</text:span><text:span text:style-name="T4"> </text:span><text:span text:style-name="T1">וכלאים</text:span><text:span text:style-name="T4"> </text:span><text:span text:style-name="T1">בכרם' - האי</text:span><text:span text:style-name="T4"> </text:span><text:span text:style-name="T1">'חורש' דמחייב</text:span><text:span text:style-name="T4"> </text:span><text:span text:style-name="T1">משום</text:span><text:span text:style-name="T4"> </text:span><text:span text:style-name="T1">כלאים</text:span><text:span text:style-name="T4"> </text:span><text:span text:style-name="T1">היכי</text:span><text:span text:style-name="T4"> </text:span><text:span text:style-name="T1">משכחת</text:span><text:span text:style-name="T4"> </text:span><text:span text:style-name="T1">לה? לאו</text:span><text:span text:style-name="T4"> </text:span><text:span text:style-name="T1">דמיכסי</text:span><text:span text:style-name="T4"> </text:span><text:span text:style-name="T1">בהדיה</text:span><text:span text:style-name="T4"> </text:span><text:span text:style-name="T1">דאזיל?</text:span></text:p>
      <text:p text:style-name="P10"><text:span text:style-name="T1">אמר</text:span><text:span text:style-name="T4"> </text:span><text:span text:style-name="T1">ליה</text:span><text:span text:style-name="T4"> </text:span><text:span text:style-name="T1">אי</text:span><text:span text:style-name="T4"> </text:span><text:span text:style-name="T1">לאו</text:span><text:span text:style-name="T4"> </text:span><text:span text:style-name="T1">דדלאי</text:span><text:span text:style-name="T4"> </text:span><text:span text:style-name="T2">(</text:span><text:span text:style-name="T8">הגבהתי</text:span><text:span text:style-name="T2">)</text:span><text:span text:style-name="T1"> לך</text:span><text:span text:style-name="T4"> </text:span><text:span text:style-name="T1">חספא</text:span><text:span text:style-name="T4"> </text:span><text:span text:style-name="T1">- מי</text:span><text:span text:style-name="T4"> </text:span><text:span text:style-name="T1">משכחת</text:span><text:span text:style-name="T4"> </text:span><text:span text:style-name="T1">מרגניתא</text:span><text:span text:style-name="T4"> </text:span><text:span text:style-name="T1">תותה</text:span><text:span text:style-name="T4"> </text:span><text:span text:style-name="T2">(</text:span><text:span text:style-name="T8">דאי</text:span><text:span text:style-name="T5"> </text:span><text:span text:style-name="T8">לאו</text:span><text:span text:style-name="T5"> </text:span><text:span text:style-name="T8">דאמרי</text:span><text:span text:style-name="T5"> </text:span><text:span text:style-name="T8">לך</text:span><text:span text:style-name="T5"> </text:span><text:span text:style-name="T8">- הוי</text:span><text:span text:style-name="T5"> </text:span><text:span text:style-name="T8">אמרת</text:span><text:span text:style-name="T5"> </text:span><text:span text:style-name="T8">חורש</text:span><text:span text:style-name="T5"> </text:span><text:span text:style-name="T8">דמחייב</text:span><text:span text:style-name="T5"> </text:span><text:span text:style-name="T8">בכלאים</text:span><text:span text:style-name="T5"> </text:span><text:span text:style-name="T8">לאו</text:span><text:span text:style-name="T5"> </text:span><text:span text:style-name="T8">משום</text:span><text:span text:style-name="T5"> </text:span><text:span text:style-name="T8">'זורע' אלא</text:span><text:span text:style-name="T5"> </text:span><text:span text:style-name="T8">משום</text:span><text:span text:style-name="T5"> </text:span><text:span text:style-name="T8">'מקיים': דשביק</text:span><text:span text:style-name="T5"> </text:span><text:span text:style-name="T8">ולא</text:span><text:span text:style-name="T5"> </text:span><text:span text:style-name="T8">עקר</text:span><text:span text:style-name="T5"> </text:span><text:span text:style-name="T8">להו</text:span><text:span text:style-name="T2">)</text:span><text:span text:style-name="T1">?</text:span></text:p>
      <text:p text:style-name="P10"><text:span text:style-name="T1">אמר</text:span><text:span text:style-name="T4"> </text:span><text:span text:style-name="T1">ליה</text:span><text:span text:style-name="T4"> </text:span><text:span text:style-name="T1">ריש</text:span><text:span text:style-name="T4"> </text:span><text:span text:style-name="T1">לקיש</text:span><text:span text:style-name="T4"> </text:span><text:span text:style-name="T1">לרבי</text:span><text:span text:style-name="T4"> </text:span><text:span text:style-name="T1">יוחנן: אי</text:span><text:span text:style-name="T4"> </text:span><text:span text:style-name="T1">לאו</text:span><text:span text:style-name="T4"> </text:span><text:span text:style-name="T1">דקילסך</text:span><text:span text:style-name="T4"> </text:span><text:span text:style-name="T1">גברא</text:span><text:span text:style-name="T4"> </text:span><text:span text:style-name="T1">רבה</text:span><text:span text:style-name="T4"> </text:span><text:span text:style-name="T2">(</text:span><text:span text:style-name="T8">רבי</text:span><text:span text:style-name="T5"> </text:span><text:span text:style-name="T8">ינאי</text:span><text:span text:style-name="T2">)</text:span><text:span text:style-name="T1"> - הוה</text:span><text:span text:style-name="T4"> </text:span><text:span text:style-name="T1">אמינא: מתניתין</text:span><text:span text:style-name="T4"> </text:span><text:span text:style-name="T1">מני? - רבי</text:span><text:span text:style-name="T4"> </text:span><text:span text:style-name="T1">עקיבא</text:span><text:span text:style-name="T4"> </text:span><text:span text:style-name="T1">היא, דאמר: המקיים</text:span><text:span text:style-name="T4"> </text:span><text:span text:style-name="T1">כלאים</text:span><text:span text:style-name="T4"> </text:span><text:span text:style-name="T1">לוקה</text:span><text:span text:style-name="T4"> </text:span><text:span text:style-name="T2">(</text:span><text:span text:style-name="T8">הוה</text:span><text:span text:style-name="T5"> </text:span><text:span text:style-name="T8">מוקימנא</text:span><text:span text:style-name="T5"> </text:span><text:span text:style-name="T8">מתניתא</text:span><text:span text:style-name="T5"> </text:span><text:span text:style-name="T8">דמחייבא</text:span><text:span text:style-name="T5"> </text:span><text:span text:style-name="T8">חורש</text:span><text:span text:style-name="T5"> </text:span><text:span text:style-name="T8">בכלאים</text:span><text:span text:style-name="T5"> </text:span><text:span text:style-name="T8">- דמשום</text:span><text:span text:style-name="T5"> </text:span><text:span text:style-name="T8">'מקיים' הוא, וכרבי</text:span><text:span text:style-name="T5"> </text:span><text:span text:style-name="T8">עקיבא, ומאן</text:span><text:span text:style-name="T5"> </text:span><text:span text:style-name="T8">דאית</text:span><text:span text:style-name="T5"> </text:span><text:span text:style-name="T8">ליה</text:span><text:span text:style-name="T5"> </text:span><text:span text:style-name="T8">'מקיים</text:span><text:span text:style-name="T5"> </text:span><text:span text:style-name="T8">בכלאים</text:span><text:span text:style-name="T5"> </text:span><text:span text:style-name="T8">פטור' - פוטר</text:span><text:span text:style-name="T5"> </text:span><text:span text:style-name="T8">נמי</text:span><text:span text:style-name="T5"> </text:span><text:span text:style-name="T8">במחפה! אבל</text:span><text:span text:style-name="T5"> </text:span><text:span text:style-name="T8">רבי</text:span><text:span text:style-name="T5"> </text:span><text:span text:style-name="T8">ינאי</text:span><text:span text:style-name="T5"> </text:span><text:span text:style-name="T8">קלסך</text:span><text:span text:style-name="T5"> </text:span><text:span text:style-name="T8">והודה</text:span><text:span text:style-name="T5"> </text:span><text:span text:style-name="T8">לך</text:span><text:span text:style-name="T5"> </text:span><text:span text:style-name="T8">דמחפה</text:span><text:span text:style-name="T5"> </text:span><text:span text:style-name="T8">- משום</text:span><text:span text:style-name="T5"> </text:span><text:span text:style-name="T8">זורע</text:span><text:span text:style-name="T5"> </text:span><text:span text:style-name="T8">מיחייב</text:span><text:span text:style-name="T5"> </text:span><text:span text:style-name="T8">לכולי</text:span><text:span text:style-name="T5"> </text:span><text:span text:style-name="T8">עלמא: דמדקאמר</text:span><text:span text:style-name="T5"> </text:span><text:span text:style-name="T8">רבי</text:span><text:span text:style-name="T5"> </text:span><text:span text:style-name="T8">ינאי</text:span><text:span text:style-name="T5"> </text:span><text:span text:style-name="T8">'המחפה</text:span><text:span text:style-name="T5"> </text:span><text:span text:style-name="T8">בכלאים</text:span><text:span text:style-name="T5"> </text:span><text:span text:style-name="T8">לוקה' - ולא</text:span><text:span text:style-name="T5"> </text:span><text:span text:style-name="T8">קאמר</text:span><text:span text:style-name="T5"> </text:span><text:span text:style-name="T8">'מקיים</text:span><text:span text:style-name="T5"> </text:span><text:span text:style-name="T8">בכלאים</text:span><text:span text:style-name="T5"> </text:span><text:span text:style-name="T8">לוקה' - שמע</text:span><text:span text:style-name="T5"> </text:span><text:span text:style-name="T8">מינה</text:span><text:span text:style-name="T5"> </text:span><text:span text:style-name="T8">דעדיף</text:span><text:span text:style-name="T5"> </text:span><text:span text:style-name="T8">ליה</text:span><text:span text:style-name="T5"> </text:span><text:span text:style-name="T8">'מחפה' מ'מקיים': דמחפה</text:span><text:span text:style-name="T5"> </text:span><text:span text:style-name="T8">- כזורע</text:span><text:span text:style-name="T5"> </text:span><text:span text:style-name="T8">חשיב</text:span><text:span text:style-name="T5"> </text:span><text:span text:style-name="T8">ליה, וחייב</text:span><text:span text:style-name="T5"> </text:span><text:span text:style-name="T8">לכולי</text:span><text:span text:style-name="T5"> </text:span><text:span text:style-name="T8">עלמא; וכי</text:span><text:span text:style-name="T5"> </text:span><text:span text:style-name="T8">אמרת</text:span><text:span text:style-name="T5"> </text:span><text:span text:style-name="T8">ליה</text:span><text:span text:style-name="T5"> </text:span><text:span text:style-name="T8">'לא</text:span><text:span text:style-name="T5"> </text:span><text:span text:style-name="T8">משנתנו</text:span><text:span text:style-name="T5"> </text:span><text:span text:style-name="T8">היא' - הודה</text:span><text:span text:style-name="T5"> </text:span><text:span text:style-name="T8">לדבריך, שיפה</text:span><text:span text:style-name="T5"> </text:span><text:span text:style-name="T8">אמרת, ואי</text:span><text:span text:style-name="T5"> </text:span><text:span text:style-name="T8">לאו</text:span><text:span text:style-name="T5"> </text:span><text:span text:style-name="T8">דקלסך</text:span><text:span text:style-name="T5"> </text:span><text:span text:style-name="T8">- הוה</text:span><text:span text:style-name="T5"> </text:span><text:span text:style-name="T8">אמינא</text:span><text:span text:style-name="T5"> </text:span><text:span text:style-name="T8">טעם</text:span><text:span text:style-name="T5"> </text:span><text:span text:style-name="T8">דמתניתין</text:span><text:span text:style-name="T5"> </text:span><text:span text:style-name="T8">משום</text:span><text:span text:style-name="T5"> </text:span><text:span text:style-name="T8">'מקיים': דמקיים</text:span><text:span text:style-name="T5"> </text:span><text:span text:style-name="T8">בכלאים</text:span><text:span text:style-name="T5"> </text:span><text:span text:style-name="T8">לוקה</text:span><text:span text:style-name="T5"> </text:span><text:span text:style-name="T8">לרבי</text:span><text:span text:style-name="T5"> </text:span><text:span text:style-name="T8">עקיבא;<text:tab/>וכן</text:span><text:span text:style-name="T5"> </text:span><text:span text:style-name="T8">בשביעית: משום</text:span><text:span text:style-name="T5"> </text:span><text:span text:style-name="T8">חורש</text:span><text:span text:style-name="T5"> </text:span><text:span text:style-name="T8">מחייב</text:span><text:span text:style-name="T5"> </text:span><text:span text:style-name="T8">ליה</text:span><text:span text:style-name="T5"> </text:span><text:span text:style-name="T8">תנא</text:span><text:span text:style-name="T5"> </text:span><text:span text:style-name="T8">דמתניתין, ומאן</text:span><text:span text:style-name="T5"> </text:span><text:span text:style-name="T8">דפטר</text:span><text:span text:style-name="T5"> </text:span><text:span text:style-name="T8">במקיים</text:span><text:span text:style-name="T5"> </text:span><text:span text:style-name="T8">- פטר</text:span><text:span text:style-name="T5"> </text:span><text:span text:style-name="T8">נמי</text:span><text:span text:style-name="T5"> </text:span><text:span text:style-name="T8">במחפה</text:span><text:span text:style-name="T2">)</text:span><text:span text:style-name="T1">.</text:span></text:p>
      <text:p text:style-name="P10"><text:span text:style-name="T1">מאי</text:span><text:span text:style-name="T4"> </text:span><text:span text:style-name="T1">'רבי</text:span><text:span text:style-name="T4"> </text:span><text:span text:style-name="T1">עקיבא'?</text:span></text:p>
      <text:p text:style-name="P10"><text:span text:style-name="T1">דתניא</text:span><text:span text:style-name="T4"> </text:span><text:span text:style-name="T2">(</text:span><text:span text:style-name="T8">ולא</text:span><text:span text:style-name="T5"> </text:span><text:span text:style-name="T8">גרסינן</text:span><text:span text:style-name="T5"> </text:span><text:span text:style-name="T8">'דתנן', דברייתא</text:span><text:span text:style-name="T5"> </text:span><text:span text:style-name="T8">היא</text:span><text:span text:style-name="T5"> </text:span><text:span text:style-name="T9">[תוספתא</text:span><text:span text:style-name="T6"> </text:span><text:span text:style-name="T9">כלאים</text:span><text:span text:style-name="T6"> </text:span><text:span text:style-name="T9">פ"א</text:span><text:span text:style-name="T6"> </text:span><text:span text:style-name="T9">מ"י]</text:span><text:span text:style-name="T8">, ולא</text:span><text:span text:style-name="T5"> </text:span><text:span text:style-name="T8">משנה</text:span><text:span text:style-name="T2">)</text:span><text:span text:style-name="T1">: המנכש</text:span><text:span text:style-name="T4"> </text:span><text:span text:style-name="T1">והמחפה</text:span><text:span text:style-name="T4"> </text:span><text:span text:style-name="T1">בכלאים</text:span><text:span text:style-name="T4"> </text:span><text:span text:style-name="T1">לוקה; רבי</text:span><text:span text:style-name="T4"> </text:span><text:span text:style-name="T1">עקיבא</text:span><text:span text:style-name="T4"> </text:span><text:span text:style-name="T1">אומר: אף</text:span><text:span text:style-name="T4"> </text:span><text:span text:style-name="T1">המקיים</text:span><text:span text:style-name="T4"> </text:span><text:span text:style-name="T2">(</text:span><text:span text:style-name="T8">כולה</text:span><text:span text:style-name="T5"> </text:span><text:span text:style-name="T8">רבי</text:span><text:span text:style-name="T5"> </text:span><text:span text:style-name="T8">עקיבא</text:span><text:span text:style-name="T5"> </text:span><text:span text:style-name="T8">קאמר</text:span><text:span text:style-name="T5"> </text:span><text:span text:style-name="T8">לה: 'המנכש</text:span><text:span text:style-name="T5"> </text:span><text:span text:style-name="T8">והמחפה</text:span><text:span text:style-name="T5"> </text:span><text:span text:style-name="T8">בכלאים</text:span><text:span text:style-name="T5"> </text:span><text:span text:style-name="T8">לוקה' - דמקיים</text:span><text:span text:style-name="T5"> </text:span><text:span text:style-name="T8">הוא, שרבי</text:span><text:span text:style-name="T5"> </text:span><text:span text:style-name="T8">עקיבא</text:span><text:span text:style-name="T5"> </text:span><text:span text:style-name="T8">כו', והכי</text:span><text:span text:style-name="T5"> </text:span><text:span text:style-name="T8">משני</text:span><text:span text:style-name="T5"> </text:span><text:span text:style-name="T8">ליה</text:span><text:span text:style-name="T5"> </text:span><text:span text:style-name="T8">במועד</text:span><text:span text:style-name="T5"> </text:span><text:span text:style-name="T8">קטן; ורבנן</text:span><text:span text:style-name="T5"> </text:span><text:span text:style-name="T8">- דפליגי</text:span><text:span text:style-name="T5"> </text:span><text:span text:style-name="T8">עליה</text:span><text:span text:style-name="T5"> </text:span><text:span text:style-name="T8">דרבי</text:span><text:span text:style-name="T5"> </text:span><text:span text:style-name="T8">עקיבא</text:span><text:span text:style-name="T5"> </text:span><text:span text:style-name="T8">- סבירא</text:span><text:span text:style-name="T5"> </text:span><text:span text:style-name="T8">להו: מחפה</text:span><text:span text:style-name="T5"> </text:span><text:span text:style-name="T8">אינו</text:span><text:span text:style-name="T5"> </text:span><text:span text:style-name="T8">לוקה, דמאן</text:span><text:span text:style-name="T5"> </text:span><text:span text:style-name="T8">דפטר</text:span><text:span text:style-name="T5"> </text:span><text:span text:style-name="T8">במקיים</text:span><text:span text:style-name="T5"> </text:span><text:span text:style-name="T8">- פטר</text:span><text:span text:style-name="T5"> </text:span><text:span text:style-name="T8">במחפה; והמנכש</text:span><text:span text:style-name="T5"> </text:span><text:span text:style-name="T8">עוקר</text:span><text:span text:style-name="T5"> </text:span><text:span text:style-name="T8">עשבים</text:span><text:span text:style-name="T5"> </text:span><text:span text:style-name="T8">רעים</text:span><text:span text:style-name="T5"> </text:span><text:span text:style-name="T8">כדי</text:span><text:span text:style-name="T5"> </text:span><text:span text:style-name="T8">שיגדלו</text:span><text:span text:style-name="T5"> </text:span><text:span text:style-name="T8">האחרים</text:span><text:span text:style-name="T5"> </text:span><text:span text:style-name="T8">יותר</text:span><text:span text:style-name="T5"> – </text:span><text:span text:style-name="T8">לוקה: דחשיב</text:span><text:span text:style-name="T5"> </text:span><text:span text:style-name="T8">כזורע</text:span><text:span text:style-name="T5"> </text:span><text:span text:style-name="T8">כלאים</text:span><text:span text:style-name="T2">)</text:span><text:span text:style-name="T1">.</text:span></text:p>
      <text:p text:style-name="P10"><text:span text:style-name="T1">מאי</text:span><text:span text:style-name="T4"> </text:span><text:span text:style-name="T1">טעמא</text:span><text:span text:style-name="T4"> </text:span><text:span text:style-name="T1">דרבי</text:span><text:span text:style-name="T4"> </text:span><text:span text:style-name="T1">עקיבא?</text:span></text:p>
      <text:p text:style-name="P10"><text:span text:style-name="T1">דתניא</text:span><text:span text:style-name="T4"> </text:span><text:span text:style-name="T8">(ויקרא</text:span><text:span text:style-name="T5"> </text:span><text:span text:style-name="T8">יט,יט)</text:span><text:span text:style-name="T1"> </text:span><text:span text:style-name="T11">[את</text:span><text:span text:style-name="T5"> </text:span><text:span text:style-name="T11">חקתי</text:span><text:span text:style-name="T5"> </text:span><text:span text:style-name="T11">תשמרו</text:span><text:span text:style-name="T5"> </text:span><text:span text:style-name="T11">בהמתך</text:span><text:span text:style-name="T5"> </text:span><text:span text:style-name="T11">לא</text:span><text:span text:style-name="T5"> </text:span><text:span text:style-name="T11">תרביע</text:span><text:span text:style-name="T5"> </text:span><text:span text:style-name="T11">כלאים]</text:span><text:span text:style-name="T10"> שדך</text:span><text:span text:style-name="T4"> </text:span><text:span text:style-name="T10">לא</text:span><text:span text:style-name="T4"> </text:span><text:span text:style-name="T10">תזרע</text:span><text:span text:style-name="T4"> </text:span><text:span text:style-name="T10">כלאים</text:span><text:span text:style-name="T4"> </text:span><text:span text:style-name="T11">[ובגד</text:span><text:span text:style-name="T5"> </text:span><text:span text:style-name="T11">כלאים</text:span><text:span text:style-name="T5"> </text:span><text:span text:style-name="T11">שעטנז</text:span><text:span text:style-name="T5"> </text:span><text:span text:style-name="T11">לא</text:span><text:span text:style-name="T5"> </text:span><text:span text:style-name="T11">יעלה</text:span><text:span text:style-name="T5"> </text:span><text:span text:style-name="T11">עליך]</text:span><text:span text:style-name="T1"> אין</text:span><text:span text:style-name="T4"> </text:span><text:span text:style-name="T1">לי</text:span><text:span text:style-name="T4"> </text:span><text:span text:style-name="T1">אלא</text:span><text:span text:style-name="T4"> </text:span><text:span text:style-name="T1">זורע, מקיים</text:span><text:span text:style-name="T4"> </text:span><text:span text:style-name="T1">מנין? - תלמוד</text:span><text:span text:style-name="T4"> </text:span><text:span text:style-name="T1">לומר: </text:span><text:span text:style-name="T10">בהמתך</text:span><text:span text:style-name="T4"> </text:span><text:span text:style-name="T10">לא</text:span><text:span text:style-name="T4"> </text:span><text:span text:style-name="T10">תרביע</text:span><text:span text:style-name="T4"> </text:span><text:span text:style-name="T23">כלאים</text:span><text:span text:style-name="T30"> </text:span><text:span text:style-name="T23">שדך</text:span><text:span text:style-name="T30"> </text:span><text:span text:style-name="T23">לא</text:span><text:span text:style-name="T4"> </text:span><text:span text:style-name="T10">תזרע</text:span><text:span text:style-name="T4"> </text:span><text:span text:style-name="T10">כלאים</text:span><text:span text:style-name="T4"> </text:span><text:span text:style-name="T2">(</text:span><text:span text:style-name="T8">ושמעינן</text:span><text:span text:style-name="T5"> </text:span><text:span text:style-name="T8">ליה</text:span><text:span text:style-name="T5"> </text:span><text:span text:style-name="T8">הכי: '</text:span><text:span text:style-name="T11">כלאים</text:span><text:span text:style-name="T5"> </text:span><text:span text:style-name="T11">שדך</text:span><text:span text:style-name="T5"> </text:span><text:span text:style-name="T11">לא</text:span><text:span text:style-name="T8">' דעקרינן</text:span><text:span text:style-name="T5"> </text:span><text:span text:style-name="T8">ליה</text:span><text:span text:style-name="T5"> </text:span><text:span text:style-name="T8">מפשטיה</text:span><text:span text:style-name="T5"> </text:span><text:span text:style-name="T8">לדרשא: דהוה</text:span><text:span text:style-name="T5"> </text:span><text:span text:style-name="T8">מצי</text:span><text:span text:style-name="T5"> </text:span><text:span text:style-name="T8">למיכתב</text:span><text:span text:style-name="T5"> </text:span><text:span text:style-name="T8">'בהמתך</text:span><text:span text:style-name="T5"> </text:span><text:span text:style-name="T8">כלאים</text:span><text:span text:style-name="T5"> </text:span><text:span text:style-name="T8">לא</text:span><text:span text:style-name="T5"> </text:span><text:span text:style-name="T8">תרביע', ומדסמך</text:span><text:span text:style-name="T5"> </text:span><text:span text:style-name="T8">'</text:span><text:span text:style-name="T11">כלאים</text:span><text:span text:style-name="T8">' ל'</text:span><text:span text:style-name="T11">שדה</text:span><text:span text:style-name="T8">' - שמע</text:span><text:span text:style-name="T5"> </text:span><text:span text:style-name="T8">מינה</text:span><text:span text:style-name="T5"> </text:span><text:span text:style-name="T8">להכי</text:span><text:span text:style-name="T5"> </text:span><text:span text:style-name="T8">הוא</text:span><text:span text:style-name="T5"> </text:span><text:span text:style-name="T8">דאתא</text:span><text:span text:style-name="T2">)</text:span><text:span text:style-name="T1">.</text:span></text:p>
      <text:p text:style-name="P20">[## מה<text:span text:style-name="T62"> </text:span>שיטת<text:span text:style-name="T62"> </text:span>רבי<text:span text:style-name="T62"> </text:span>עקיבא<text:span text:style-name="T62"> </text:span>במקומות<text:span text:style-name="T62"> </text:span>אחרים? האם<text:span text:style-name="T62"> </text:span>כמו<text:span text:style-name="T62"> </text:span>רבי<text:span text:style-name="T62"> </text:span>יהודה, שלאו<text:span text:style-name="T62"> </text:span>שאין<text:span text:style-name="T62"> </text:span>בו<text:span text:style-name="T62"> </text:span>מעשה<text:span text:style-name="T62"> </text:span>לוקין<text:span text:style-name="T62"> </text:span>עליו? או<text:span text:style-name="T62"> </text:span>האם<text:span text:style-name="T62"> </text:span>'מקיים' – כמו<text:span text:style-name="T62"> </text:span>גודר<text:span text:style-name="T62"> </text:span>וכדומה: שעושה<text:span text:style-name="T62"> </text:span>מעשה? או<text:span text:style-name="T62"> </text:span>שגם<text:span text:style-name="T62"> </text:span>בלי<text:span text:style-name="T62"> </text:span>מעשה, אלא<text:span text:style-name="T62"> </text:span>שהמלקות<text:span text:style-name="T62"> </text:span>הם<text:span text:style-name="T62"> </text:span>כדי<text:span text:style-name="T62"> </text:span>לכופו<text:span text:style-name="T62"> </text:span>לעקור?]</text:p>
      <text:p text:style-name="P11"/>
      <text:p text:style-name="P10"><text:span text:style-name="T1">אמר</text:span><text:span text:style-name="T4"> </text:span><text:span text:style-name="T1">ליה</text:span><text:span text:style-name="T4"> </text:span><text:span text:style-name="T1">עולא</text:span><text:span text:style-name="T4"> </text:span><text:span text:style-name="T1">לרב</text:span><text:span text:style-name="T4"> </text:span><text:span text:style-name="T1">נחמן: ולילקי</text:span><text:span text:style-name="T4"> </text:span><text:span text:style-name="T1">נמי</text:span><text:span text:style-name="T4"> </text:span><text:span text:style-name="T1">משום</text:span><text:span text:style-name="T4"> </text:span><text:span text:style-name="T1">זורע</text:span><text:span text:style-name="T4"> </text:span><text:span text:style-name="T1">ביום</text:span><text:span text:style-name="T4"> </text:span><text:span text:style-name="T1">טוב</text:span><text:span text:style-name="T4"> </text:span><text:span text:style-name="T2">(</text:span><text:span text:style-name="T8">דהא</text:span><text:span text:style-name="T5"> </text:span><text:span text:style-name="T8">נמנו</text:span><text:span text:style-name="T5"> </text:span><text:span text:style-name="T8">וגמרו</text:span><text:span text:style-name="T5"> </text:span><text:span text:style-name="T8">דמחפה</text:span><text:span text:style-name="T5"> </text:span><text:span text:style-name="T8">- זורע</text:span><text:span text:style-name="T5"> </text:span><text:span text:style-name="T8">הוא, כדאמרן</text:span><text:span text:style-name="T2">)</text:span><text:span text:style-name="T1">?</text:span></text:p>
      <text:p text:style-name="P10"><text:span text:style-name="T1">אמר</text:span><text:span text:style-name="T4"> </text:span><text:span text:style-name="T1">ליה: תנא</text:span><text:span text:style-name="T4"> </text:span><text:span text:style-name="T1">ושייר.</text:span></text:p>
      <text:p text:style-name="P10"><text:span text:style-name="T1">אמר</text:span><text:span text:style-name="T4"> </text:span><text:span text:style-name="T1">ליה: תנא</text:span><text:span text:style-name="T4"> </text:span><text:span text:style-name="T1">קתני</text:span><text:span text:style-name="T4"> </text:span><text:span text:style-name="T1">'שמונה' ואת</text:span><text:span text:style-name="T4"> </text:span><text:span text:style-name="T1">אמרת</text:span><text:span text:style-name="T4"> </text:span><text:span text:style-name="T1">'תנא</text:span><text:span text:style-name="T4"> </text:span><text:span text:style-name="T1">ושייר'?</text:span></text:p>
      <text:p text:style-name="P10"><text:span text:style-name="T1">אמר</text:span><text:span text:style-name="T4"> </text:span><text:span text:style-name="T1">רבה: יש</text:span><text:span text:style-name="T4"> </text:span><text:span text:style-name="T1">חילוק</text:span><text:span text:style-name="T4"> </text:span><text:span text:style-name="T1">מלאכות</text:span><text:span text:style-name="T4"> </text:span><text:span text:style-name="T1">בשבת</text:span><text:span text:style-name="T4"> </text:span><text:span text:style-name="T1">ואין</text:span><text:span text:style-name="T4"> </text:span><text:span text:style-name="T1">חילוק</text:span><text:span text:style-name="T4"> </text:span><text:span text:style-name="T1">מלאכות</text:span><text:span text:style-name="T4"> </text:span><text:span text:style-name="T1">ביום</text:span><text:span text:style-name="T4"> </text:span><text:span text:style-name="T1">טוב</text:span><text:span text:style-name="T4"> </text:span><text:span text:style-name="T2">(</text:span><text:span text:style-name="T8">אם</text:span><text:span text:style-name="T5"> </text:span><text:span text:style-name="T8">עשה</text:span><text:span text:style-name="T5"> </text:span><text:span text:style-name="T8">שתים</text:span><text:span text:style-name="T5"> </text:span><text:span text:style-name="T8">ושלש</text:span><text:span text:style-name="T5"> </text:span><text:span text:style-name="T8">מלאכות</text:span><text:span text:style-name="T5"> </text:span><text:span text:style-name="T8">בהעלם</text:span><text:span text:style-name="T5"> </text:span><text:span text:style-name="T8">אחד, או</text:span><text:span text:style-name="T5"> </text:span><text:span text:style-name="T8">עשה</text:span><text:span text:style-name="T5"> </text:span><text:span text:style-name="T8">מלאכה</text:span><text:span text:style-name="T5"> </text:span><text:span text:style-name="T8">שיש</text:span><text:span text:style-name="T5"> </text:span><text:span text:style-name="T8">בה</text:span><text:span text:style-name="T5"> </text:span><text:span text:style-name="T8">שתים</text:span><text:span text:style-name="T5"> </text:span><text:span text:style-name="T8">- אינו</text:span><text:span text:style-name="T5"> </text:span><text:span text:style-name="T8">חייב</text:span><text:span text:style-name="T5"> </text:span><text:span text:style-name="T8">אלא</text:span><text:span text:style-name="T5"> </text:span><text:span text:style-name="T8">אחת: למאן</text:span><text:span text:style-name="T5"> </text:span><text:span text:style-name="T8">דאמר</text:span><text:span text:style-name="T5"> </text:span><text:span text:style-name="T8">(שבת</text:span><text:span text:style-name="T5"> </text:span><text:span text:style-name="T8">דף</text:span><text:span text:style-name="T5"> </text:span><text:span text:style-name="T8">ע.) 'הבערה</text:span><text:span text:style-name="T5"> </text:span><text:span text:style-name="T8">לחלק</text:span><text:span text:style-name="T5"> </text:span><text:span text:style-name="T8">יצאת' סבירא</text:span><text:span text:style-name="T5"> </text:span><text:span text:style-name="T8">ליה</text:span><text:span text:style-name="T5"> </text:span><text:span text:style-name="T8">אין</text:span><text:span text:style-name="T5"> </text:span><text:span text:style-name="T8">חילוק</text:span><text:span text:style-name="T5"> </text:span><text:span text:style-name="T8">מלאכות</text:span><text:span text:style-name="T5"> </text:span><text:span text:style-name="T8">ביו"ט: דביו"ט</text:span><text:span text:style-name="T5"> </text:span><text:span text:style-name="T8">לא</text:span><text:span text:style-name="T5"> </text:span><text:span text:style-name="T8">יצאת</text:span><text:span text:style-name="T5"> </text:span><text:span text:style-name="T8">הבערה! ומאן</text:span><text:span text:style-name="T5"> </text:span><text:span text:style-name="T8">דאמר</text:span><text:span text:style-name="T5"> </text:span><text:span text:style-name="T8">נמי</text:span><text:span text:style-name="T5"> </text:span><text:span text:style-name="T8">'הבערה</text:span><text:span text:style-name="T5"> </text:span><text:span text:style-name="T8">ללאו</text:span><text:span text:style-name="T5"> </text:span><text:span text:style-name="T8">יצאת', ונפקא</text:span><text:span text:style-name="T5"> </text:span><text:span text:style-name="T8">ליה</text:span><text:span text:style-name="T5"> </text:span><text:span text:style-name="T8">חילוק</text:span><text:span text:style-name="T5"> </text:span><text:span text:style-name="T8">מלאכות</text:span><text:span text:style-name="T5"> </text:span><text:span text:style-name="T8">מ'</text:span><text:span text:style-name="T11">ועשה</text:span><text:span text:style-name="T5"> </text:span><text:span text:style-name="T11">אחת</text:span><text:span text:style-name="T5"> </text:span><text:span text:style-name="T11">מהנה</text:span><text:span text:style-name="T8">' </text:span><text:span text:style-name="T9">[ויקרא</text:span><text:span text:style-name="T6"> </text:span><text:span text:style-name="T9">ד,ב]</text:span><text:span text:style-name="T8"> - הני</text:span><text:span text:style-name="T5"> </text:span><text:span text:style-name="T8">מילי</text:span><text:span text:style-name="T5"> </text:span><text:span text:style-name="T8">באיסורי</text:span><text:span text:style-name="T5"> </text:span><text:span text:style-name="T8">דאית</text:span><text:span text:style-name="T5"> </text:span><text:span text:style-name="T8">בהן</text:span><text:span text:style-name="T5"> </text:span><text:span text:style-name="T8">חיוב</text:span><text:span text:style-name="T5"> </text:span><text:span text:style-name="T8">חטאת, כגון</text:span><text:span text:style-name="T5"> </text:span><text:span text:style-name="T8">מלאכות</text:span><text:span text:style-name="T5"> </text:span><text:span text:style-name="T8">דשבת, דזדונן</text:span><text:span text:style-name="T5"> </text:span><text:span text:style-name="T8">כרת</text:span><text:span text:style-name="T5"> </text:span><text:span text:style-name="T8">ושגגתן</text:span><text:span text:style-name="T5"> </text:span><text:span text:style-name="T8">חטאת: דבההיא</text:span><text:span text:style-name="T5"> </text:span><text:span text:style-name="T8">פרשה</text:span><text:span text:style-name="T5"> </text:span><text:span text:style-name="T8">ד'</text:span><text:span text:style-name="T11">ועשה</text:span><text:span text:style-name="T5"> </text:span><text:span text:style-name="T11">מאחת</text:span><text:span text:style-name="T5"> </text:span><text:span text:style-name="T11">מהנה</text:span><text:span text:style-name="T8">' קמיירי</text:span><text:span text:style-name="T5"> </text:span><text:span text:style-name="T8">בחטאת, אבל</text:span><text:span text:style-name="T5"> </text:span><text:span text:style-name="T8">יו"ט</text:span><text:span text:style-name="T5"> </text:span><text:span text:style-name="T8">- דחיוב</text:span><text:span text:style-name="T5"> </text:span><text:span text:style-name="T8">מלקות</text:span><text:span text:style-name="T5"> </text:span><text:span text:style-name="T8">הוא, ואין</text:span><text:span text:style-name="T5"> </text:span><text:span text:style-name="T8">זדונו</text:span><text:span text:style-name="T5"> </text:span><text:span text:style-name="T8">כרת</text:span><text:span text:style-name="T5"> </text:span><text:span text:style-name="T8">- אין</text:span><text:span text:style-name="T5"> </text:span><text:span text:style-name="T8">בו</text:span><text:span text:style-name="T5"> </text:span><text:span text:style-name="T8">חילוק</text:span><text:span text:style-name="T5"> </text:span><text:span text:style-name="T8">מלאכות</text:span><text:span text:style-name="T2">)</text:span><text:span text:style-name="T1">. </text:span></text:p>
      <text:p text:style-name="P10"><text:span text:style-name="T1">אמר</text:span><text:span text:style-name="T4"> </text:span><text:span text:style-name="T1">ליה: עדא</text:span><text:span text:style-name="T4"> </text:span><text:span text:style-name="T1">תהא</text:span><text:span text:style-name="T4"> </text:span><text:span text:style-name="T41">[עדא=זאת, כמו</text:span><text:span text:style-name="T52"> </text:span><text:span text:style-name="T41">'עדא</text:span><text:span text:style-name="T52"> </text:span><text:span text:style-name="T41">אמרה'; רש"י</text:span><text:span text:style-name="T52"> </text:span><text:span text:style-name="T41">גיטין</text:span><text:span text:style-name="T52"> </text:span><text:span text:style-name="T41">מה,א]</text:span><text:span text:style-name="T1">. </text:span></text:p>
      <text:p text:style-name="P10"><text:span text:style-name="T1">איתיביה</text:span><text:span text:style-name="T4"> </text:span><text:span text:style-name="T1">אביי: ואין</text:span><text:span text:style-name="T4"> </text:span><text:span text:style-name="T1">חילוק</text:span><text:span text:style-name="T4"> </text:span><text:span text:style-name="T1">מלאכות</text:span><text:span text:style-name="T4"> </text:span><text:span text:style-name="T1">ביום</text:span><text:span text:style-name="T4"> </text:span><text:span text:style-name="T1">טוב? והתניא: 'המבשל</text:span><text:span text:style-name="T4"> </text:span><text:span text:style-name="T1">גיד</text:span><text:span text:style-name="T4"> </text:span><text:span text:style-name="T1">בחלב</text:span><text:span text:style-name="T4"> </text:span><text:span text:style-name="T1">ביו"ט</text:span><text:span text:style-name="T4"> </text:span><text:span text:style-name="T1">ואכלו</text:span><text:span text:style-name="T4"> </text:span><text:span text:style-name="T1">לוקה</text:span><text:span text:style-name="T4"> </text:span><text:span text:style-name="T1">חמש: לוקה</text:span><text:span text:style-name="T4"> </text:span><text:span text:style-name="T1">משום</text:span><text:span text:style-name="T4"> </text:span><text:span text:style-name="T1">אוכל</text:span><text:span text:style-name="T4"> </text:span><text:span text:style-name="T1">גיד</text:span><text:span text:style-name="T41">[1]</text:span><text:span text:style-name="T1">, ולוקה</text:span><text:span text:style-name="T4"> </text:span><text:span text:style-name="T1">משום</text:span><text:span text:style-name="T4"> </text:span><text:span text:style-name="T1">מבשל</text:span><text:span text:style-name="T4"> </text:span><text:span text:style-name="T1">ביום</text:span><text:span text:style-name="T4"> </text:span><text:span text:style-name="T1">טוב</text:span><text:span text:style-name="T4"> </text:span><text:span text:style-name="T1">שלא</text:span><text:span text:style-name="T4"> </text:span><text:span text:style-name="T1">לצורך</text:span><text:span text:style-name="T41">[2]</text:span><text:span text:style-name="T1">, ולוקה</text:span><text:span text:style-name="T4"> </text:span><text:span text:style-name="T1">משום</text:span><text:span text:style-name="T4"> </text:span><text:span text:style-name="T1">מבשל</text:span><text:span text:style-name="T4"> </text:span><text:span text:style-name="T1">גיד</text:span><text:span text:style-name="T4"> </text:span><text:span text:style-name="T1">בחלב</text:span><text:span text:style-name="T41">[3]</text:span><text:span text:style-name="T1">, ולוקה</text:span><text:span text:style-name="T4"> </text:span><text:span text:style-name="T1">משום</text:span><text:span text:style-name="T4"> </text:span><text:span text:style-name="T1">אוכל</text:span><text:span text:style-name="T4"> </text:span><text:span text:style-name="T1">בשר</text:span><text:span text:style-name="T4"> </text:span><text:span text:style-name="T1">בחלב</text:span><text:span text:style-name="T41">[4]</text:span><text:span text:style-name="T1"> </text:span><text:span text:style-name="T2">(</text:span><text:span text:style-name="T8">קסבר</text:span><text:span text:style-name="T5"> </text:span><text:span text:style-name="T8">יש</text:span><text:span text:style-name="T5"> </text:span><text:span text:style-name="T8">בגידין</text:span><text:span text:style-name="T5"> </text:span><text:span text:style-name="T8">בנותן</text:span><text:span text:style-name="T5"> </text:span><text:span text:style-name="T8">טעם; תלתא</text:span><text:span text:style-name="T5"> </text:span><text:span text:style-name="T8">'</text:span><text:span text:style-name="T11">לא</text:span><text:span text:style-name="T5"> </text:span><text:span text:style-name="T11">תבשל</text:span><text:span text:style-name="T8">' כתיבי: חד</text:span><text:span text:style-name="T5"> </text:span><text:span text:style-name="T8">לאכילה, וחד</text:span><text:span text:style-name="T5"> </text:span><text:span text:style-name="T8">להנאה, וחד</text:span><text:span text:style-name="T5"> </text:span><text:span text:style-name="T8">לבישול</text:span><text:span text:style-name="T5"> </text:span><text:span text:style-name="T8">[בשחיטת</text:span><text:span text:style-name="T5"> </text:span><text:span text:style-name="T8">חולין</text:span><text:span text:style-name="T5"> </text:span><text:span text:style-name="T8">(דף</text:span><text:span text:style-name="T5"> </text:span><text:span text:style-name="T8">קטו:)]</text:span><text:span text:style-name="T2">)</text:span><text:span text:style-name="T1">, ולוקה</text:span></text:p>
      <text:p text:style-name="P11"/>
      <text:p text:style-name="P10"><text:span text:style-name="T1">(מכות</text:span><text:span text:style-name="T4"> </text:span><text:span text:style-name="T1">כב,א)</text:span></text:p>
      <text:p text:style-name="P9"><text:soft-page-break/><text:span text:style-name="T67">משום</text:span><text:span text:style-name="T69"> </text:span><text:span text:style-name="T67">הבערה</text:span><text:span text:style-name="T44">[5]</text:span><text:span text:style-name="T67"> </text:span><text:span text:style-name="T68">(</text:span><text:span text:style-name="T73">דאי</text:span><text:span text:style-name="T70"> </text:span><text:span text:style-name="T73">הוה</text:span><text:span text:style-name="T70"> </text:span><text:span text:style-name="T73">איהו</text:span><text:span text:style-name="T70"> </text:span><text:span text:style-name="T73">מבעיר</text:span><text:span text:style-name="T70"> </text:span><text:span text:style-name="T73">וחבירו</text:span><text:span text:style-name="T70"> </text:span><text:span text:style-name="T73">מבשל</text:span><text:span text:style-name="T70"> </text:span><text:span text:style-name="T73">- הוו</text:span><text:span text:style-name="T70"> </text:span><text:span text:style-name="T73">תרוייהו</text:span><text:span text:style-name="T70"> </text:span><text:span text:style-name="T73">חייבין, ד'מבעיר' ו'מבשל' - אבות</text:span><text:span text:style-name="T70"> </text:span><text:span text:style-name="T73">מלאכות</text:span><text:span text:style-name="T68">)</text:span><text:span text:style-name="Footnote_20_Symbol"><text:span text:style-name="T68"><text:note text:id="ftn14" text:note-class="footnote"><text:note-citation>14</text:note-citation><text:note-body><text:p text:style-name="P2"><text:s text:c="2"/><text:span text:style-name="T40">ברייתא</text:span><text:span text:style-name="T51"> </text:span><text:span text:style-name="T40">זו</text:span><text:span text:style-name="T51"> </text:span><text:span text:style-name="T40">סוברת: יש</text:span><text:span text:style-name="T51"> </text:span><text:span text:style-name="T40">בגידין</text:span><text:span text:style-name="T51"> </text:span><text:span text:style-name="T40">בנותן</text:span><text:span text:style-name="T51"> </text:span><text:span text:style-name="T40">טעם, ואיסור</text:span><text:span text:style-name="T51"> </text:span><text:span text:style-name="T40">חל</text:span><text:span text:style-name="T51"> </text:span><text:span text:style-name="T40">על</text:span><text:span text:style-name="T51"> </text:span><text:span text:style-name="T40">איסור</text:span><text:span text:style-name="T51"> </text:span></text:p></text:note-body></text:note></text:span></text:span><text:span text:style-name="T67">' </text:span><text:span text:style-name="T68">(</text:span><text:span text:style-name="T73">אלמא</text:span><text:span text:style-name="T70"> </text:span><text:span text:style-name="T73">מיחייב</text:span><text:span text:style-name="T70"> </text:span><text:span text:style-name="T73">משום</text:span><text:span text:style-name="T70"> </text:span><text:span text:style-name="T73">יו"ט</text:span><text:span text:style-name="T70"> </text:span><text:span text:style-name="T73">שתים: הבערה</text:span><text:span text:style-name="T70"> </text:span><text:span text:style-name="T73">ובישול</text:span><text:span text:style-name="T68">)</text:span><text:span text:style-name="T67">, ואם</text:span><text:span text:style-name="T69"> </text:span><text:span text:style-name="T67">איתא</text:span><text:span text:style-name="T69"> </text:span><text:span text:style-name="T67">- משום</text:span><text:span text:style-name="T69"> </text:span><text:span text:style-name="T67">הבערה</text:span><text:span text:style-name="T69"> </text:span><text:span text:style-name="T67">לא</text:span><text:span text:style-name="T69"> </text:span><text:span text:style-name="T67">מחייב, דהא</text:span><text:span text:style-name="T69"> </text:span><text:span text:style-name="T67">איחייב</text:span><text:span text:style-name="T69"> </text:span><text:span text:style-name="T67">ליה</text:span><text:span text:style-name="T69"> </text:span><text:span text:style-name="T67">משום</text:span><text:span text:style-name="T69"> </text:span><text:span text:style-name="T67">בשולו!?</text:span></text:p>
      <text:p text:style-name="P10"><text:span text:style-name="T1">אפיק</text:span><text:span text:style-name="T4"> </text:span><text:span text:style-name="T1">הבערה</text:span><text:span text:style-name="T4"> </text:span><text:span text:style-name="T1">ועייל</text:span><text:span text:style-name="T4"> </text:span><text:span text:style-name="T1">גיד</text:span><text:span text:style-name="T4"> </text:span><text:span text:style-name="T1">הנשה</text:span><text:span text:style-name="T4"> </text:span><text:span text:style-name="T1">של</text:span><text:span text:style-name="T4"> </text:span><text:span text:style-name="T1">נבילה</text:span><text:span text:style-name="T4"> </text:span><text:span text:style-name="T2">(</text:span><text:span text:style-name="T8">דלוקה</text:span><text:span text:style-name="T5"> </text:span><text:span text:style-name="T8">אף</text:span><text:span text:style-name="T5"> </text:span><text:span text:style-name="T8">משום</text:span><text:span text:style-name="T5"> </text:span><text:span text:style-name="T8">נבילה</text:span><text:span text:style-name="T5"> </text:span><text:span text:style-name="T8">שאכל</text:span><text:span text:style-name="T2">)</text:span><text:span text:style-name="T1">. והתני</text:span><text:span text:style-name="T4"> </text:span><text:span text:style-name="T1">רבי</text:span><text:span text:style-name="T4"> </text:span><text:span text:style-name="T1">חייא: 'לוקה</text:span><text:span text:style-name="T4"> </text:span><text:span text:style-name="T28">שתים</text:span><text:span text:style-name="T4"> </text:span><text:span text:style-name="T1">על</text:span><text:span text:style-name="T4"> </text:span><text:span text:style-name="T1">אכילתו</text:span><text:span text:style-name="T4"> </text:span><text:span text:style-name="T1">ושלש</text:span><text:span text:style-name="T4"> </text:span><text:span text:style-name="T1">על</text:span><text:span text:style-name="T4"> </text:span><text:span text:style-name="T1">בשולו</text:span><text:span text:style-name="T4"> </text:span><text:span text:style-name="T2">(</text:span><text:span text:style-name="T8">בישול</text:span><text:span text:style-name="T5"> </text:span><text:span text:style-name="T8">בשר</text:span><text:span text:style-name="T5"> </text:span><text:span text:style-name="T8">בחלב, ובישול</text:span><text:span text:style-name="T5"> </text:span><text:span text:style-name="T8">שלא</text:span><text:span text:style-name="T5"> </text:span><text:span text:style-name="T8">לצורך</text:span><text:span text:style-name="T5"> </text:span><text:span text:style-name="T8">יו"ט, והבערה</text:span><text:span text:style-name="T5"> </text:span><text:span text:style-name="T8">שלא</text:span><text:span text:style-name="T5"> </text:span><text:span text:style-name="T8">לצורך; ושתים</text:span><text:span text:style-name="T5"> </text:span><text:span text:style-name="T8">על</text:span><text:span text:style-name="T5"> </text:span><text:span text:style-name="T8">אכילתו: אכילת</text:span><text:span text:style-name="T5"> </text:span><text:span text:style-name="T8">גיד</text:span><text:span text:style-name="T5"> </text:span><text:span text:style-name="T8">ואכילת</text:span><text:span text:style-name="T5"> </text:span><text:span text:style-name="T8">בשר</text:span><text:span text:style-name="T5"> </text:span><text:span text:style-name="T8">בחלב</text:span><text:span text:style-name="T2">)</text:span><text:span text:style-name="T1">', ואי</text:span><text:span text:style-name="T4"> </text:span><text:span text:style-name="T1">איתא</text:span><text:span text:style-name="T4"> </text:span><text:span text:style-name="T2">(</text:span><text:span text:style-name="T8">דמפקת</text:span><text:span text:style-name="T5"> </text:span><text:span text:style-name="T8">הבערה</text:span><text:span text:style-name="T5"> </text:span><text:span text:style-name="T8">ומעיילת</text:span><text:span text:style-name="T5"> </text:span><text:span text:style-name="T8">אכילת</text:span><text:span text:style-name="T5"> </text:span><text:span text:style-name="T8">נבילה</text:span><text:span text:style-name="T2">)</text:span><text:span text:style-name="T1"> - </text:span><text:span text:style-name="T28">שלש</text:span><text:span text:style-name="T4"> </text:span><text:span text:style-name="T1">על</text:span><text:span text:style-name="T4"> </text:span><text:span text:style-name="T1">אכילתו</text:span><text:span text:style-name="T4"> </text:span><text:span text:style-name="T1">הוא</text:span><text:span text:style-name="T4"> </text:span><text:span text:style-name="T1">חייב!?</text:span></text:p>
      <text:p text:style-name="P10"><text:span text:style-name="T1">אלא</text:span><text:span text:style-name="T4"> </text:span><text:span text:style-name="T1">אפיק</text:span><text:span text:style-name="T4"> </text:span><text:span text:style-name="T1">הבערה</text:span><text:span text:style-name="T4"> </text:span><text:span text:style-name="T1">ועייל</text:span><text:span text:style-name="T4"> </text:span><text:span text:style-name="T1">עצי</text:span><text:span text:style-name="T4"> </text:span><text:span text:style-name="T1">אשירה, ואזהרתיה</text:span><text:span text:style-name="T4"> </text:span><text:span text:style-name="T1">מהכא</text:span><text:span text:style-name="T4"> </text:span><text:span text:style-name="T8">(דברים</text:span><text:span text:style-name="T5"> </text:span><text:span text:style-name="T8">יג,יח)</text:span><text:span text:style-name="T1"> </text:span><text:span text:style-name="T10">ולא</text:span><text:span text:style-name="T4"> </text:span><text:span text:style-name="T10">ידבק</text:span><text:span text:style-name="T4"> </text:span><text:span text:style-name="T10">בידך</text:span><text:span text:style-name="T4"> </text:span><text:span text:style-name="T11">[מאומה</text:span><text:span text:style-name="T5"> </text:span><text:span text:style-name="T11">מן</text:span><text:span text:style-name="T5"> </text:span><text:span text:style-name="T11">החרם</text:span><text:span text:style-name="T5"> </text:span><text:span text:style-name="T11">למען</text:span><text:span text:style-name="T5"> </text:span><text:span text:style-name="T11">ישוב</text:span><text:span text:style-name="T5"> </text:span><text:span text:style-name="T11">ה' מחרון</text:span><text:span text:style-name="T5"> </text:span><text:span text:style-name="T11">אפו</text:span><text:span text:style-name="T5"> </text:span><text:span text:style-name="T11">ונתן</text:span><text:span text:style-name="T5"> </text:span><text:span text:style-name="T11">לך</text:span><text:span text:style-name="T5"> </text:span><text:span text:style-name="T11">רחמים</text:span><text:span text:style-name="T5"> </text:span><text:span text:style-name="T11">ורחמך</text:span><text:span text:style-name="T5"> </text:span><text:span text:style-name="T11">והרבך</text:span><text:span text:style-name="T5"> </text:span><text:span text:style-name="T11">כאשר</text:span><text:span text:style-name="T5"> </text:span><text:span text:style-name="T11">נשבע</text:span><text:span text:style-name="T5"> </text:span><text:span text:style-name="T11">לאבתיך]</text:span><text:span text:style-name="T1">. </text:span></text:p>
      <text:p text:style-name="P11"/>
      <text:p text:style-name="P10"><text:span text:style-name="T1">אמר</text:span><text:span text:style-name="T4"> </text:span><text:span text:style-name="T1">ליה</text:span><text:span text:style-name="T4"> </text:span><text:span text:style-name="T1">רב</text:span><text:span text:style-name="T4"> </text:span><text:span text:style-name="T1">אחא</text:span><text:span text:style-name="T4"> </text:span><text:span text:style-name="T1">בריה</text:span><text:span text:style-name="T4"> </text:span><text:span text:style-name="T1">דרבא</text:span><text:span text:style-name="T4"> </text:span><text:span text:style-name="T1">לרב</text:span><text:span text:style-name="T4"> </text:span><text:span text:style-name="T1">אשי: ולילקי</text:span><text:span text:style-name="T4"> </text:span><text:span text:style-name="T1">נמי</text:span><text:span text:style-name="T4"> </text:span><text:span text:style-name="T1">משום</text:span><text:span text:style-name="T4"> </text:span><text:span text:style-name="T8">(דברים</text:span><text:span text:style-name="T5"> </text:span><text:span text:style-name="T8">ז,כו)</text:span><text:span text:style-name="T1"> </text:span><text:span text:style-name="T11">[ו]</text:span><text:span text:style-name="T10">לא</text:span><text:span text:style-name="T4"> </text:span><text:span text:style-name="T10">תביא</text:span><text:span text:style-name="T4"> </text:span><text:span text:style-name="T10">תועבה</text:span><text:span text:style-name="T4"> </text:span><text:span text:style-name="T10">אל</text:span><text:span text:style-name="T4"> </text:span><text:span text:style-name="T10">ביתך</text:span><text:span text:style-name="T4"> </text:span><text:span text:style-name="T11">[והיית</text:span><text:span text:style-name="T5"> </text:span><text:span text:style-name="T11">חרם</text:span><text:span text:style-name="T5"> </text:span><text:span text:style-name="T11">כמהו</text:span><text:span text:style-name="T5"> </text:span><text:span text:style-name="T11">שקץ</text:span><text:span text:style-name="T5"> </text:span><text:span text:style-name="T11">תשקצנו</text:span><text:span text:style-name="T5"> </text:span><text:span text:style-name="T11">ותעב</text:span><text:span text:style-name="T5"> </text:span><text:span text:style-name="T11">תתעבנו</text:span><text:span text:style-name="T5"> </text:span><text:span text:style-name="T11">כי</text:span><text:span text:style-name="T5"> </text:span><text:span text:style-name="T11">חרם</text:span><text:span text:style-name="T5"> </text:span><text:span text:style-name="T11">הוא]</text:span><text:span text:style-name="T1">?</text:span></text:p>
      <text:p text:style-name="P10"><text:span text:style-name="T1">אלא</text:span><text:span text:style-name="T4"> </text:span><text:span text:style-name="T1">הכא</text:span><text:span text:style-name="T4"> </text:span><text:span text:style-name="T1">במאי</text:span><text:span text:style-name="T4"> </text:span><text:span text:style-name="T1">עסקינן? - כגון</text:span><text:span text:style-name="T4"> </text:span><text:span text:style-name="T1">שבישלו</text:span><text:span text:style-name="T4"> </text:span><text:span text:style-name="T1">בעצי</text:span><text:span text:style-name="T4"> </text:span><text:span text:style-name="T1">הקדש, ואזהרתיה</text:span><text:span text:style-name="T4"> </text:span><text:span text:style-name="T2">(</text:span><text:span text:style-name="T8">ואזהרת</text:span><text:span text:style-name="T5"> </text:span><text:span text:style-name="T8">עצי</text:span><text:span text:style-name="T5"> </text:span><text:span text:style-name="T8">הקדש</text:span><text:span text:style-name="T2">)</text:span><text:span text:style-name="T1"> מהכא: </text:span><text:span text:style-name="T8">(דברים</text:span><text:span text:style-name="T5"> </text:span><text:span text:style-name="T8">יב,ג)</text:span><text:span text:style-name="T1"> </text:span><text:span text:style-name="T11">[ונתצתם</text:span><text:span text:style-name="T5"> </text:span><text:span text:style-name="T11">את</text:span><text:span text:style-name="T5"> </text:span><text:span text:style-name="T11">מזבחתם</text:span><text:span text:style-name="T5"> </text:span><text:span text:style-name="T11">ושברתם</text:span><text:span text:style-name="T5"> </text:span><text:span text:style-name="T11">את</text:span><text:span text:style-name="T5"> </text:span><text:span text:style-name="T11">מצבתם]</text:span><text:span text:style-name="T10"> ואשריהם</text:span><text:span text:style-name="T4"> </text:span><text:span text:style-name="T10">תשרפון</text:span><text:span text:style-name="T4"> </text:span><text:span text:style-name="T10">באש</text:span><text:span text:style-name="T4"> </text:span><text:span text:style-name="T11">[ופסילי</text:span><text:span text:style-name="T5"> </text:span><text:span text:style-name="T11">אלהיהם</text:span><text:span text:style-name="T5"> </text:span><text:span text:style-name="T11">תגדעון</text:span><text:span text:style-name="T5"> </text:span><text:span text:style-name="T11">ואבדתם</text:span><text:span text:style-name="T5"> </text:span><text:span text:style-name="T11">את</text:span><text:span text:style-name="T5"> </text:span><text:span text:style-name="T11">שמם</text:span><text:span text:style-name="T5"> </text:span><text:span text:style-name="T11">מן</text:span><text:span text:style-name="T5"> </text:span><text:span text:style-name="T11">המקום</text:span><text:span text:style-name="T5"> </text:span><text:span text:style-name="T11">ההוא]</text:span><text:span text:style-name="T1"> </text:span><text:span text:style-name="T8">(פסוק</text:span><text:span text:style-name="T5"> </text:span><text:span text:style-name="T8">ד)</text:span><text:span text:style-name="T1"> </text:span><text:span text:style-name="T10">לא</text:span><text:span text:style-name="T4"> </text:span><text:span text:style-name="T10">תעשון</text:span><text:span text:style-name="T4"> </text:span><text:span text:style-name="T10">כן</text:span><text:span text:style-name="T4"> </text:span><text:span text:style-name="T10">לה' אלהיכם</text:span><text:span text:style-name="T1">. <text:s/></text:span></text:p>
      <text:p text:style-name="P10"><text:span text:style-name="T1">סימן</text:span><text:span text:style-name="T4"> </text:span><text:span text:style-name="T1">שנבא"י</text:span><text:span text:style-name="T4"> </text:span><text:span text:style-name="T1">שנ"ז</text:span><text:span text:style-name="T4"> </text:span><text:span text:style-name="T41">[הסימן</text:span><text:span text:style-name="T52"> </text:span><text:span text:style-name="T41">לפי</text:span><text:span text:style-name="T52"> </text:span><text:span text:style-name="T41">שמות</text:span><text:span text:style-name="T52"> </text:span><text:span text:style-name="T41">המקשים; ויש</text:span><text:span text:style-name="T52"> </text:span><text:span text:style-name="T41">לדון</text:span><text:span text:style-name="T52"> </text:span><text:span text:style-name="T41">על</text:span><text:span text:style-name="T52"> </text:span><text:span text:style-name="T41">מה</text:span><text:span text:style-name="T52"> </text:span><text:span text:style-name="T41">הקושיות? לכאורה</text:span><text:span text:style-name="T52"> </text:span><text:span text:style-name="T41">על</text:span><text:span text:style-name="T52"> </text:span><text:span text:style-name="T41">המשנה, אך</text:span><text:span text:style-name="T52"> </text:span><text:span text:style-name="T41">יש</text:span><text:span text:style-name="T52"> </text:span><text:span text:style-name="T41">שהן</text:span><text:span text:style-name="T52"> </text:span><text:span text:style-name="T41">מתפרשות</text:span><text:span text:style-name="T52"> </text:span><text:span text:style-name="T41">רק</text:span><text:span text:style-name="T52"> </text:span><text:span text:style-name="T41">בדוחק</text:span><text:span text:style-name="T52"> </text:span><text:span text:style-name="T41">על</text:span><text:span text:style-name="T52"> </text:span><text:span text:style-name="T41">המשנה, ונראה</text:span><text:span text:style-name="T52"> </text:span><text:span text:style-name="T41">יותר</text:span><text:span text:style-name="T52"> </text:span><text:span text:style-name="T41">שמתפרשות</text:span><text:span text:style-name="T52"> </text:span><text:span text:style-name="T41">כקושיות</text:span><text:span text:style-name="T52"> </text:span><text:span text:style-name="T41">על</text:span><text:span text:style-name="T52"> </text:span><text:span text:style-name="T41">הברייתא</text:span><text:span text:style-name="T52"> </text:span><text:span text:style-name="T41">שמניא</text:span><text:span text:style-name="T52"> </text:span><text:span text:style-name="T41">אביי! ואולי</text:span><text:span text:style-name="T52"> </text:span><text:span text:style-name="T41">חלק</text:span><text:span text:style-name="T52"> </text:span><text:span text:style-name="T41">על</text:span><text:span text:style-name="T52"> </text:span><text:span text:style-name="T41">המנה</text:span><text:span text:style-name="T52"> </text:span><text:span text:style-name="T41">וחלק</text:span><text:span text:style-name="T52"> </text:span><text:span text:style-name="T41">על</text:span><text:span text:style-name="T52"> </text:span><text:span text:style-name="T41">הברייתא?]</text:span><text:span text:style-name="T1">: <text:s/></text:span></text:p>
      <text:p text:style-name="P10"><text:span text:style-name="T1">מתקיף</text:span><text:span text:style-name="T4"> </text:span><text:span text:style-name="T1">לה</text:span><text:span text:style-name="T4"> </text:span><text:span text:style-name="T1">רב</text:span><text:span text:style-name="T4"> </text:span><text:span text:style-name="T1">הו</text:span><text:span text:style-name="T28">ש</text:span><text:span text:style-name="T1">עיא: וליחשוב</text:span><text:span text:style-name="T4"> </text:span><text:span text:style-name="T1">נמי</text:span><text:span text:style-name="T4"> </text:span><text:span text:style-name="T1">הזורע</text:span><text:span text:style-name="T4"> </text:span><text:span text:style-name="T1">בנחל</text:span><text:span text:style-name="T4"> </text:span><text:span text:style-name="T1">איתן, ואזהרתיה</text:span><text:span text:style-name="T4"> </text:span><text:span text:style-name="T1">מהכא</text:span><text:span text:style-name="T4"> </text:span><text:span text:style-name="T8">(דברים</text:span><text:span text:style-name="T5"> </text:span><text:span text:style-name="T8">כא,ד)</text:span><text:span text:style-name="T1"> </text:span><text:span text:style-name="T11">[והורדו</text:span><text:span text:style-name="T5"> </text:span><text:span text:style-name="T11">זקני</text:span><text:span text:style-name="T5"> </text:span><text:span text:style-name="T11">העיר</text:span><text:span text:style-name="T5"> </text:span><text:span text:style-name="T11">ההוא</text:span><text:span text:style-name="T5"> </text:span><text:span text:style-name="T11">את</text:span><text:span text:style-name="T5"> </text:span><text:span text:style-name="T11">העגלה</text:span><text:span text:style-name="T5"> </text:span><text:span text:style-name="T11">אל</text:span><text:span text:style-name="T5"> </text:span><text:span text:style-name="T11">נחל</text:span><text:span text:style-name="T5"> </text:span><text:span text:style-name="T11">איתן]</text:span><text:span text:style-name="T10"> אשר</text:span><text:span text:style-name="T4"> </text:span><text:span text:style-name="T10">לא</text:span><text:span text:style-name="T4"> </text:span><text:span text:style-name="T10">יעבד</text:span><text:span text:style-name="T4"> </text:span><text:span text:style-name="T10">בו</text:span><text:span text:style-name="T4"> </text:span><text:span text:style-name="T10">ולא</text:span><text:span text:style-name="T4"> </text:span><text:span text:style-name="T10">יזרע</text:span><text:span text:style-name="T4"> </text:span><text:span text:style-name="T11">[וערפו</text:span><text:span text:style-name="T5"> </text:span><text:span text:style-name="T11">שם</text:span><text:span text:style-name="T5"> </text:span><text:span text:style-name="T11">את</text:span><text:span text:style-name="T5"> </text:span><text:span text:style-name="T11">העגלה</text:span><text:span text:style-name="T5"> </text:span><text:span text:style-name="T11">בנחל]</text:span><text:span text:style-name="T1">? </text:span></text:p>
      <text:p text:style-name="P13"/>
      <text:p text:style-name="P10"><text:span text:style-name="T1">מתקיף</text:span><text:span text:style-name="T4"> </text:span><text:span text:style-name="T1">לה</text:span><text:span text:style-name="T4"> </text:span><text:span text:style-name="T1">רב</text:span><text:span text:style-name="T4"> </text:span><text:span text:style-name="T1">ח</text:span><text:span text:style-name="T28">נ</text:span><text:span text:style-name="T1">ניא: וליחשוב</text:span><text:span text:style-name="T4"> </text:span><text:span text:style-name="T1">נמי</text:span><text:span text:style-name="T4"> </text:span><text:span text:style-name="T1">המוחק</text:span><text:span text:style-name="T4"> </text:span><text:span text:style-name="T1">את</text:span><text:span text:style-name="T4"> </text:span><text:span text:style-name="T1">השם</text:span><text:span text:style-name="T4"> </text:span><text:span text:style-name="T1">בהליכתו, ואזהרתיה</text:span><text:span text:style-name="T4"> </text:span><text:span text:style-name="T1">מהכא</text:span><text:span text:style-name="T4"> </text:span><text:span text:style-name="T8">(דברים</text:span><text:span text:style-name="T5"> </text:span><text:span text:style-name="T8">יב,ג)</text:span><text:span text:style-name="T1"> </text:span><text:span text:style-name="T11">[ונתצתם</text:span><text:span text:style-name="T5"> </text:span><text:span text:style-name="T11">את</text:span><text:span text:style-name="T5"> </text:span><text:span text:style-name="T11">מזבחתם</text:span><text:span text:style-name="T5"> </text:span><text:span text:style-name="T11">ושברתם</text:span><text:span text:style-name="T5"> </text:span><text:span text:style-name="T11">את</text:span><text:span text:style-name="T5"> </text:span><text:span text:style-name="T11">מצבתם</text:span><text:span text:style-name="T5"> </text:span><text:span text:style-name="T11">ואשריהם</text:span><text:span text:style-name="T5"> </text:span><text:span text:style-name="T11">תשרפון</text:span><text:span text:style-name="T5"> </text:span><text:span text:style-name="T11">באש</text:span><text:span text:style-name="T5"> </text:span><text:span text:style-name="T11">ופסילי</text:span><text:span text:style-name="T5"> </text:span><text:span text:style-name="T11">אלהיהם</text:span><text:span text:style-name="T5"> </text:span><text:span text:style-name="T11">תגדעון]</text:span><text:span text:style-name="T10"> ואבדתם</text:span><text:span text:style-name="T4"> </text:span><text:span text:style-name="T10">את</text:span><text:span text:style-name="T4"> </text:span><text:span text:style-name="T10">שמם</text:span><text:span text:style-name="T4"> </text:span><text:span text:style-name="T11">[מן</text:span><text:span text:style-name="T5"> </text:span><text:span text:style-name="T11">המקום</text:span><text:span text:style-name="T5"> </text:span><text:span text:style-name="T11">ההוא]</text:span><text:span text:style-name="T1"> </text:span><text:span text:style-name="T8">(פסוק</text:span><text:span text:style-name="T5"> </text:span><text:span text:style-name="T8">ד)</text:span><text:span text:style-name="T1"> </text:span><text:span text:style-name="T10">לא</text:span><text:span text:style-name="T4"> </text:span><text:span text:style-name="T10">תעשון</text:span><text:span text:style-name="T4"> </text:span><text:span text:style-name="T10">כן</text:span><text:span text:style-name="T4"> </text:span><text:span text:style-name="T10">לה' אלהיכם</text:span><text:span text:style-name="T1">?</text:span><text:span text:style-name="T8"> </text:span></text:p>
      <text:p text:style-name="P13"/>
      <text:p text:style-name="P10"><text:span text:style-name="T1">מתקיף</text:span><text:span text:style-name="T4"> </text:span><text:span text:style-name="T1">לה</text:span><text:span text:style-name="T4"> </text:span><text:span text:style-name="T1">רבי</text:span><text:span text:style-name="T4"> </text:span><text:span text:style-name="T1">א</text:span><text:span text:style-name="T28">ב</text:span><text:span text:style-name="T1">הו: וליחשוב</text:span><text:span text:style-name="T4"> </text:span><text:span text:style-name="T1">נמי</text:span><text:span text:style-name="T4"> </text:span><text:span text:style-name="T1">הקוצץ</text:span><text:span text:style-name="T4"> </text:span><text:span text:style-name="T1">את</text:span><text:span text:style-name="T4"> </text:span><text:span text:style-name="T1">בהרתו</text:span><text:span text:style-name="T4"> </text:span><text:span text:style-name="T41">[על</text:span><text:span text:style-name="T52"> </text:span><text:span text:style-name="T41">ידי</text:span><text:span text:style-name="T52"> </text:span><text:span text:style-name="T41">החרישה]</text:span><text:span text:style-name="T1">, ואזהרתיה</text:span><text:span text:style-name="T4"> </text:span><text:span text:style-name="T1">מהכא</text:span><text:span text:style-name="T4"> </text:span><text:span text:style-name="T8">(דברים</text:span><text:span text:style-name="T5"> </text:span><text:span text:style-name="T8">כד,ח)</text:span><text:span text:style-name="T1"> </text:span><text:span text:style-name="T10">השמר</text:span><text:span text:style-name="T4"> </text:span><text:span text:style-name="T10">בנגע</text:span><text:span text:style-name="T4"> </text:span><text:span text:style-name="T10">הצרעת</text:span><text:span text:style-name="T4"> </text:span><text:span text:style-name="T11">[לשמר</text:span><text:span text:style-name="T5"> </text:span><text:span text:style-name="T11">מאד</text:span><text:span text:style-name="T5"> </text:span><text:span text:style-name="T11">ולעשות</text:span><text:span text:style-name="T5"> </text:span><text:span text:style-name="T11">ככל</text:span><text:span text:style-name="T5"> </text:span><text:span text:style-name="T11">אשר</text:span><text:span text:style-name="T5"> </text:span><text:span text:style-name="T11">יורו</text:span><text:span text:style-name="T5"> </text:span><text:span text:style-name="T11">אתכם</text:span><text:span text:style-name="T5"> </text:span><text:span text:style-name="T11">הכהנים</text:span><text:span text:style-name="T5"> </text:span><text:span text:style-name="T11">הלוים</text:span><text:span text:style-name="T5"> </text:span><text:span text:style-name="T11">כאשר</text:span><text:span text:style-name="T5"> </text:span><text:span text:style-name="T11">צויתם</text:span><text:span text:style-name="T5"> </text:span><text:span text:style-name="T11">תשמרו</text:span><text:span text:style-name="T5"> </text:span><text:span text:style-name="T11">לעשות]</text:span><text:span text:style-name="T1"> </text:span><text:span text:style-name="T2">(</text:span><text:span text:style-name="T8">ואמרינן</text:span><text:span text:style-name="T5"> </text:span><text:span text:style-name="T8">(שבת</text:span><text:span text:style-name="T5"> </text:span><text:span text:style-name="T8">דף</text:span><text:span text:style-name="T5"> </text:span><text:span text:style-name="T8">קלג.): 'בקוצץ</text:span><text:span text:style-name="T5"> </text:span><text:span text:style-name="T8">בהרתו</text:span><text:span text:style-name="T5"> </text:span><text:span text:style-name="T8">הכתוב</text:span><text:span text:style-name="T5"> </text:span><text:span text:style-name="T8">מדבר', ו'</text:span><text:span text:style-name="T11">השמר</text:span><text:span text:style-name="T8">' הוא</text:span><text:span text:style-name="T5"> </text:span><text:span text:style-name="T8">לא</text:span><text:span text:style-name="T5"> </text:span><text:span text:style-name="T8">תעשה</text:span><text:span text:style-name="T2">)</text:span><text:span text:style-name="T1">? </text:span></text:p>
      <text:p text:style-name="P13"/>
      <text:p text:style-name="P10"><text:span text:style-name="T1">מתקיף</text:span><text:span text:style-name="T4"> </text:span><text:span text:style-name="T1">לה</text:span><text:span text:style-name="T4"> </text:span><text:span text:style-name="T28">א</text:span><text:span text:style-name="T1">ב</text:span><text:span text:style-name="T28">י</text:span><text:span text:style-name="T1">י: וליחשוב</text:span><text:span text:style-name="T4"> </text:span><text:span text:style-name="T1">נמי</text:span><text:span text:style-name="T4"> </text:span><text:span text:style-name="T1">המזיח</text:span><text:span text:style-name="T4"> </text:span><text:span text:style-name="T1">החושן</text:span><text:span text:style-name="T4"> </text:span><text:span text:style-name="T1">מעל</text:span><text:span text:style-name="T4"> </text:span><text:span text:style-name="T1">האפוד</text:span><text:span text:style-name="T4"> </text:span><text:span text:style-name="T41">[שעושה</text:span><text:span text:style-name="T52"> </text:span><text:span text:style-name="T41">כן</text:span><text:span text:style-name="T52"> </text:span><text:span text:style-name="T41">כדי</text:span><text:span text:style-name="T52"> </text:span><text:span text:style-name="T41">לחרוש]</text:span><text:span text:style-name="T1">, והמסיר</text:span><text:span text:style-name="T4"> </text:span><text:span text:style-name="T1">בדי</text:span><text:span text:style-name="T4"> </text:span><text:span text:style-name="T1">ארון</text:span><text:span text:style-name="T4"> </text:span><text:span text:style-name="T41">[וחורש</text:span><text:span text:style-name="T52"> </text:span><text:span text:style-name="T41">בהם]</text:span><text:span text:style-name="T1">, ואזהרתיה</text:span><text:span text:style-name="T4"> </text:span><text:span text:style-name="T1">מהכא</text:span><text:span text:style-name="T4"> </text:span><text:span text:style-name="T8">(שמות</text:span><text:span text:style-name="T5"> </text:span><text:span text:style-name="T8">כה,טו)</text:span><text:span text:style-name="T1"> </text:span><text:span text:style-name="T11">[בטבעת</text:span><text:span text:style-name="T5"> </text:span><text:span text:style-name="T11">הארן</text:span><text:span text:style-name="T5"> </text:span><text:span text:style-name="T11">יהיו</text:span><text:span text:style-name="T5"> </text:span><text:span text:style-name="T11">הבדים]</text:span><text:span text:style-name="T10"> לא</text:span><text:span text:style-name="T4"> </text:span><text:span text:style-name="T10">יסורו</text:span><text:span text:style-name="T4"> </text:span><text:span text:style-name="T11">[ממנו]</text:span><text:span text:style-name="T1">, </text:span><text:span text:style-name="T8">(שמות</text:span><text:span text:style-name="T5"> </text:span><text:span text:style-name="T8">כח,כח)</text:span><text:span text:style-name="T1"> </text:span><text:span text:style-name="T11">[וירכסו</text:span><text:span text:style-name="T5"> </text:span><text:span text:style-name="T11">את</text:span><text:span text:style-name="T5"> </text:span><text:span text:style-name="T11">החשן</text:span><text:span text:style-name="T5"> </text:span><text:span text:style-name="T11">מטבעתו</text:span><text:span text:style-name="T5"> </text:span><text:span text:style-name="T11">אל</text:span><text:span text:style-name="T5"> </text:span><text:span text:style-name="T11">טבעת</text:span><text:span text:style-name="T5"> </text:span><text:span text:style-name="T11">האפוד</text:span><text:span text:style-name="T5"> </text:span><text:span text:style-name="T11">בפתיל</text:span><text:span text:style-name="T5"> </text:span><text:span text:style-name="T11">תכלת</text:span><text:span text:style-name="T5"> </text:span><text:span text:style-name="T11">להיות</text:span><text:span text:style-name="T5"> </text:span><text:span text:style-name="T11">על</text:span><text:span text:style-name="T5"> </text:span><text:span text:style-name="T11">חשב</text:span><text:span text:style-name="T5"> </text:span><text:span text:style-name="T11">האפוד]</text:span><text:span text:style-name="T10"> ולא</text:span><text:span text:style-name="T4"> </text:span><text:span text:style-name="T10">יזח</text:span><text:span text:style-name="T4"> </text:span><text:span text:style-name="T10">החושן</text:span><text:span text:style-name="T4"> </text:span><text:span text:style-name="T11">[מעל</text:span><text:span text:style-name="T5"> </text:span><text:span text:style-name="T11">האפוד]</text:span><text:span text:style-name="T1"> </text:span></text:p>
      <text:p text:style-name="P13"/>
      <text:p text:style-name="P10"><text:span text:style-name="T1">מתקיף</text:span><text:span text:style-name="T4"> </text:span><text:span text:style-name="T1">לה</text:span><text:span text:style-name="T4"> </text:span><text:span text:style-name="T1">רב</text:span><text:span text:style-name="T4"> </text:span><text:span text:style-name="T1">א</text:span><text:span text:style-name="T28">ש</text:span><text:span text:style-name="T1">י: וליחשוב</text:span><text:span text:style-name="T4"> </text:span><text:span text:style-name="T1">נמי</text:span><text:span text:style-name="T4"> </text:span><text:span text:style-name="T1">החורש</text:span><text:span text:style-name="T4"> </text:span><text:span text:style-name="T1">בעצי</text:span><text:span text:style-name="T4"> </text:span><text:span text:style-name="T1">אשירה</text:span><text:span text:style-name="T4"> </text:span><text:span text:style-name="T2">(</text:span><text:span text:style-name="T8">כגון</text:span><text:span text:style-name="T5"> </text:span><text:span text:style-name="T8">שהיו</text:span><text:span text:style-name="T5"> </text:span><text:span text:style-name="T8">כלי</text:span><text:span text:style-name="T5"> </text:span><text:span text:style-name="T8">מחרישה</text:span><text:span text:style-name="T5"> </text:span><text:span text:style-name="T8">מעצי</text:span><text:span text:style-name="T5"> </text:span><text:span text:style-name="T8">אשירה</text:span><text:span text:style-name="T2">)</text:span><text:span text:style-name="T1">, ואזהרתיה</text:span><text:span text:style-name="T4"> </text:span><text:span text:style-name="T1">מהכא</text:span><text:span text:style-name="T4"> </text:span><text:span text:style-name="T8">(דברים</text:span><text:span text:style-name="T5"> </text:span><text:span text:style-name="T8">יג,יח)</text:span><text:span text:style-name="T1"> </text:span><text:span text:style-name="T10">ולא</text:span><text:span text:style-name="T4"> </text:span><text:span text:style-name="T10">ידבק</text:span><text:span text:style-name="T4"> </text:span><text:span text:style-name="T10">בידך</text:span><text:span text:style-name="T4"> </text:span><text:span text:style-name="T10">מאומה</text:span><text:span text:style-name="T4"> </text:span><text:span text:style-name="T11">[מן</text:span><text:span text:style-name="T5"> </text:span><text:span text:style-name="T11">החרם</text:span><text:span text:style-name="T5"> </text:span><text:span text:style-name="T11">למען</text:span><text:span text:style-name="T5"> </text:span><text:span text:style-name="T11">ישוב</text:span><text:span text:style-name="T5"> </text:span><text:span text:style-name="T11">ה' מחרון</text:span><text:span text:style-name="T5"> </text:span><text:span text:style-name="T11">אפו</text:span><text:span text:style-name="T5"> </text:span><text:span text:style-name="T11">ונתן</text:span><text:span text:style-name="T5"> </text:span><text:span text:style-name="T11">לך</text:span><text:span text:style-name="T5"> </text:span><text:span text:style-name="T11">רחמים</text:span><text:span text:style-name="T5"> </text:span><text:span text:style-name="T11">ורחמך</text:span><text:span text:style-name="T5"> </text:span><text:span text:style-name="T11">והרבך</text:span><text:span text:style-name="T5"> </text:span><text:span text:style-name="T11">כאשר</text:span><text:span text:style-name="T5"> </text:span><text:span text:style-name="T11">נשבע</text:span><text:span text:style-name="T5"> </text:span><text:span text:style-name="T11">לאבתיך]</text:span><text:span text:style-name="T1">? </text:span></text:p>
      <text:p text:style-name="P13"/>
      <text:p text:style-name="P10"><text:span text:style-name="T1">מתקיף</text:span><text:span text:style-name="T4"> </text:span><text:span text:style-name="T1">לה</text:span><text:span text:style-name="T4"> </text:span><text:span text:style-name="T1">רבי</text:span><text:span text:style-name="T28">נ</text:span><text:span text:style-name="T1">א: וליחשוב</text:span><text:span text:style-name="T4"> </text:span><text:span text:style-name="T1">נמי</text:span><text:span text:style-name="T4"> </text:span><text:span text:style-name="T1">הקוצץ</text:span><text:span text:style-name="T4"> </text:span><text:span text:style-name="T1">אילנות</text:span><text:span text:style-name="T4"> </text:span><text:span text:style-name="T1">טובות</text:span><text:span text:style-name="T4"> </text:span><text:span text:style-name="T2">(</text:span><text:span text:style-name="T8">בהליכתו</text:span><text:span text:style-name="T2">)</text:span><text:span text:style-name="T1">, ואזהרתיה</text:span><text:span text:style-name="T4"> </text:span><text:span text:style-name="T1">מהכא</text:span><text:span text:style-name="T4"> </text:span><text:span text:style-name="T8">(דברים</text:span><text:span text:style-name="T5"> </text:span><text:span text:style-name="T8">כ,יט)</text:span><text:span text:style-name="T1"> </text:span><text:span text:style-name="T11">[כי</text:span><text:span text:style-name="T5"> </text:span><text:span text:style-name="T11">תצור</text:span><text:span text:style-name="T5"> </text:span><text:span text:style-name="T11">אל</text:span><text:span text:style-name="T5"> </text:span><text:span text:style-name="T11">עיר</text:span><text:span text:style-name="T5"> </text:span><text:span text:style-name="T11">ימים</text:span><text:span text:style-name="T5"> </text:span><text:span text:style-name="T11">רבים</text:span><text:span text:style-name="T5"> </text:span><text:span text:style-name="T11">להלחם</text:span><text:span text:style-name="T5"> </text:span><text:span text:style-name="T11">עליה</text:span><text:span text:style-name="T5"> </text:span><text:span text:style-name="T11">לתפשה</text:span><text:span text:style-name="T5"> </text:span><text:span text:style-name="T11">לא</text:span><text:span text:style-name="T5"> </text:span><text:span text:style-name="T11">תשחית</text:span><text:span text:style-name="T5"> </text:span><text:span text:style-name="T11">את</text:span><text:span text:style-name="T5"> </text:span><text:span text:style-name="T11">עצה</text:span><text:span text:style-name="T5"> </text:span><text:span text:style-name="T11">לנדח</text:span><text:span text:style-name="T5"> </text:span><text:span text:style-name="T11">עליו</text:span><text:span text:style-name="T5"> </text:span><text:span text:style-name="T11">גרזן]</text:span><text:span text:style-name="T10"> כי</text:span><text:span text:style-name="T4"> </text:span><text:span text:style-name="T10">ממנו</text:span><text:span text:style-name="T4"> </text:span><text:span text:style-name="T10">תאכל</text:span><text:span text:style-name="T4"> </text:span><text:span text:style-name="T10">ואותו</text:span><text:span text:style-name="T4"> </text:span><text:span text:style-name="T10">לא</text:span><text:span text:style-name="T4"> </text:span><text:span text:style-name="T10">תכרות</text:span><text:span text:style-name="T4"> </text:span><text:span text:style-name="T11">[כי</text:span><text:span text:style-name="T5"> </text:span><text:span text:style-name="T11">האדם</text:span><text:span text:style-name="T5"> </text:span><text:span text:style-name="T11">עץ</text:span><text:span text:style-name="T5"> </text:span><text:span text:style-name="T11">השדה</text:span><text:span text:style-name="T5"> </text:span><text:span text:style-name="T11">לבא</text:span><text:span text:style-name="T5"> </text:span><text:span text:style-name="T11">מפניך</text:span><text:span text:style-name="T5"> </text:span><text:span text:style-name="T11">במצור]</text:span><text:span text:style-name="T1">?</text:span></text:p>
      <text:p text:style-name="P13"/>
      <text:p text:style-name="P10"><text:span text:style-name="T1">אמר</text:span><text:span text:style-name="T4"> </text:span><text:span text:style-name="T1">ליה</text:span><text:span text:style-name="T4"> </text:span><text:span text:style-name="T1">רבי</text:span><text:span text:style-name="T4"> </text:span><text:span text:style-name="T28">ז</text:span><text:span text:style-name="T1">עירא</text:span><text:span text:style-name="T4"> </text:span><text:span text:style-name="T1">לרבי</text:span><text:span text:style-name="T4"> </text:span><text:span text:style-name="T1">מני: וליחשוב</text:span><text:span text:style-name="T4"> </text:span><text:span text:style-name="T1">נמי</text:span><text:span text:style-name="T4"> </text:span><text:span text:style-name="T1">כגון</text:span><text:span text:style-name="T4"> </text:span><text:span text:style-name="T1">דאמר</text:span><text:span text:style-name="T4"> </text:span><text:span text:style-name="T1">"שבועה</text:span><text:span text:style-name="T4"> </text:span><text:span text:style-name="T1">שלא</text:span><text:span text:style-name="T4"> </text:span><text:span text:style-name="T1">אחרוש</text:span><text:span text:style-name="T4"> </text:span><text:span text:style-name="T1">ביום</text:span><text:span text:style-name="T4"> </text:span><text:span text:style-name="T1">טוב"?</text:span></text:p>
      <text:p text:style-name="P10"><text:span text:style-name="T1">התם</text:span><text:span text:style-name="T4"> </text:span><text:span text:style-name="T1">- לא</text:span><text:span text:style-name="T4"> </text:span><text:span text:style-name="T1">קא</text:span><text:span text:style-name="T4"> </text:span><text:span text:style-name="T1">חלה</text:span><text:span text:style-name="T4"> </text:span><text:span text:style-name="T1">שבועה: מושבע</text:span><text:span text:style-name="T4"> </text:span><text:span text:style-name="T1">ועומד</text:span><text:span text:style-name="T4"> </text:span><text:span text:style-name="T1">מהר</text:span><text:span text:style-name="T4"> </text:span><text:span text:style-name="T1">סיני</text:span><text:span text:style-name="T4"> </text:span><text:span text:style-name="T1">הוא</text:span><text:span text:style-name="T4"> </text:span><text:span text:style-name="T2">(</text:span><text:span text:style-name="T8">הא</text:span><text:span text:style-name="T5"> </text:span><text:span text:style-name="T8">הוה</text:span><text:span text:style-name="T5"> </text:span><text:span text:style-name="T8">ליה</text:span><text:span text:style-name="T5"> </text:span><text:span text:style-name="T8">'נשבע</text:span><text:span text:style-name="T5"> </text:span><text:span text:style-name="T8">שלא</text:span><text:span text:style-name="T5"> </text:span><text:span text:style-name="T8">יבטל</text:span><text:span text:style-name="T5"> </text:span><text:span text:style-name="T8">המצוה', ונפקא</text:span><text:span text:style-name="T5"> </text:span><text:span text:style-name="T8">לן</text:span><text:span text:style-name="T5"> </text:span><text:span text:style-name="T8">מ'להרע</text:span><text:span text:style-name="T5"> </text:span><text:span text:style-name="T8">או</text:span><text:span text:style-name="T5"> </text:span><text:span text:style-name="T8">להיטיב' בשבועות</text:span><text:span text:style-name="T5"> </text:span><text:span text:style-name="T8">(דף</text:span><text:span text:style-name="T5"> </text:span><text:span text:style-name="T8">כה.), דאין</text:span><text:span text:style-name="T5"> </text:span><text:span text:style-name="T8">זו</text:span><text:span text:style-name="T5"> </text:span><text:span text:style-name="T8">שבועה</text:span><text:span text:style-name="T2">)</text:span><text:span text:style-name="T1">!</text:span></text:p>
      <text:p text:style-name="P10"><text:soft-page-break/><text:span text:style-name="T1">אמר</text:span><text:span text:style-name="T4"> </text:span><text:span text:style-name="T1">ליה: כגון</text:span><text:span text:style-name="T4"> </text:span><text:span text:style-name="T1">דאמר</text:span><text:span text:style-name="T4"> </text:span><text:span text:style-name="T1">"שבועה</text:span><text:span text:style-name="T4"> </text:span><text:span text:style-name="T1">שלא</text:span><text:span text:style-name="T4"> </text:span><text:span text:style-name="T1">אחרוש</text:span><text:span text:style-name="T4"> </text:span><text:span text:style-name="T1">בין</text:span><text:span text:style-name="T4"> </text:span><text:span text:style-name="T1">בחול</text:span><text:span text:style-name="T4"> </text:span><text:span text:style-name="T1">בין</text:span><text:span text:style-name="T4"> </text:span><text:span text:style-name="T1">ביו"ט": דמגו</text:span><text:span text:style-name="T4"> </text:span><text:span text:style-name="T1">דחלה</text:span><text:span text:style-name="T4"> </text:span><text:span text:style-name="T1">עליה</text:span><text:span text:style-name="T4"> </text:span><text:span text:style-name="T1">שבועה</text:span><text:span text:style-name="T4"> </text:span><text:span text:style-name="T1">בחול</text:span><text:span text:style-name="T4"> </text:span><text:span text:style-name="T1">- חלה</text:span><text:span text:style-name="T4"> </text:span><text:span text:style-name="T1">עליה</text:span><text:span text:style-name="T4"> </text:span><text:span text:style-name="T1">נמי</text:span><text:span text:style-name="T4"> </text:span><text:span text:style-name="T1">ביו"ט!? </text:span><text:span text:style-name="T2">(</text:span><text:span text:style-name="T8">היינו</text:span><text:span text:style-name="T5"> </text:span><text:span text:style-name="T8">'איסור</text:span><text:span text:style-name="T5"> </text:span><text:span text:style-name="T8">כולל'; ו'איסור</text:span><text:span text:style-name="T5"> </text:span><text:span text:style-name="T8">מוסיף' - כגון</text:span><text:span text:style-name="T5"> </text:span><text:span text:style-name="T8">שבחתיכה</text:span><text:span text:style-name="T5"> </text:span><text:span text:style-name="T8">עצמה</text:span><text:span text:style-name="T5"> </text:span><text:span text:style-name="T8">נוסף</text:span><text:span text:style-name="T5"> </text:span><text:span text:style-name="T8">איסור, כגון</text:span><text:span text:style-name="T5"> </text:span><text:span text:style-name="T8">אילו</text:span><text:span text:style-name="T5"> </text:span><text:span text:style-name="T8">נוסף</text:span><text:span text:style-name="T5"> </text:span><text:span text:style-name="T8">על</text:span><text:span text:style-name="T5"> </text:span><text:span text:style-name="T8">היו"ט</text:span><text:span text:style-name="T5"> </text:span><text:span text:style-name="T8">איסור</text:span><text:span text:style-name="T5"> </text:span><text:span text:style-name="T8">על</text:span><text:span text:style-name="T5"> </text:span><text:span text:style-name="T8">ידי</text:span><text:span text:style-name="T5"> </text:span><text:span text:style-name="T8">שבועה</text:span><text:span text:style-name="T5"> </text:span><text:span text:style-name="T8">זו; והוה</text:span><text:span text:style-name="T5"> </text:span><text:span text:style-name="T8">ליה</text:span><text:span text:style-name="T5"> </text:span><text:span text:style-name="T8">'מוסיף' דומיא</text:span><text:span text:style-name="T5"> </text:span><text:span text:style-name="T8">דאשת</text:span><text:span text:style-name="T5"> </text:span><text:span text:style-name="T8">איש</text:span><text:span text:style-name="T5"> </text:span><text:span text:style-name="T8">ונעשית</text:span><text:span text:style-name="T5"> </text:span><text:span text:style-name="T8">חמותו: ד'מוסיף' הוא, דמעיקרא</text:span><text:span text:style-name="T5"> </text:span><text:span text:style-name="T8">קיימא</text:span><text:span text:style-name="T5"> </text:span><text:span text:style-name="T8">ליה</text:span><text:span text:style-name="T5"> </text:span><text:span text:style-name="T8">בחנק, והשתא</text:span><text:span text:style-name="T5"> </text:span><text:span text:style-name="T8">קיימא</text:span><text:span text:style-name="T5"> </text:span><text:span text:style-name="T8">ליה</text:span><text:span text:style-name="T5"> </text:span><text:span text:style-name="T8">בסקילה; אי</text:span><text:span text:style-name="T5"> </text:span><text:span text:style-name="T8">נמי</text:span><text:span text:style-name="T5"> </text:span><text:span text:style-name="T8">חלב</text:span><text:span text:style-name="T5"> </text:span><text:span text:style-name="T8">דנותר: מעיקרא</text:span><text:span text:style-name="T5"> </text:span><text:span text:style-name="T8">קאי</text:span><text:span text:style-name="T5"> </text:span><text:span text:style-name="T8">עליה</text:span><text:span text:style-name="T5"> </text:span><text:span text:style-name="T8">באיסור</text:span><text:span text:style-name="T5"> </text:span><text:span text:style-name="T8">חלב, והשתא</text:span><text:span text:style-name="T5"> </text:span><text:span text:style-name="T8">איתוסף</text:span><text:span text:style-name="T5"> </text:span><text:span text:style-name="T8">עליה</text:span><text:span text:style-name="T5"> </text:span><text:span text:style-name="T8">איסור</text:span><text:span text:style-name="T5"> </text:span><text:span text:style-name="T8">נותר;<text:tab/>ואיסור</text:span><text:span text:style-name="T5"> </text:span><text:span text:style-name="T8">כולל</text:span><text:span text:style-name="T5"> </text:span><text:span text:style-name="T8">היינו</text:span><text:span text:style-name="T5"> </text:span><text:span text:style-name="T8">שאין</text:span><text:span text:style-name="T5"> </text:span><text:span text:style-name="T8">איסור</text:span><text:span text:style-name="T5"> </text:span><text:span text:style-name="T8">נוסף</text:span><text:span text:style-name="T5"> </text:span><text:span text:style-name="T8">על</text:span><text:span text:style-name="T5"> </text:span><text:span text:style-name="T8">החתיכה, אלא</text:span><text:span text:style-name="T5"> </text:span><text:span text:style-name="T8">כולל</text:span><text:span text:style-name="T5"> </text:span><text:span text:style-name="T8">אחרים</text:span><text:span text:style-name="T5"> </text:span><text:span text:style-name="T8">באיסורא, כגון</text:span><text:span text:style-name="T5"> </text:span><text:span text:style-name="T8">שנשא</text:span><text:span text:style-name="T5"> </text:span><text:span text:style-name="T8">אחות</text:span><text:span text:style-name="T5"> </text:span><text:span text:style-name="T8">חמותו: דמיגו</text:span><text:span text:style-name="T5"> </text:span><text:span text:style-name="T8">דמיתסר</text:span><text:span text:style-name="T5"> </text:span><text:span text:style-name="T8">בכולהו</text:span><text:span text:style-name="T5"> </text:span><text:span text:style-name="T8">אחוותא</text:span><text:span text:style-name="T5"> </text:span><text:span text:style-name="T8">- איתסר</text:span><text:span text:style-name="T5"> </text:span><text:span text:style-name="T8">נמי</text:span><text:span text:style-name="T5"> </text:span><text:span text:style-name="T8">בחמותו</text:span><text:span text:style-name="T5"> </text:span><text:span text:style-name="T8">משום</text:span><text:span text:style-name="T5"> </text:span><text:span text:style-name="T8">'אחות</text:span><text:span text:style-name="T5"> </text:span><text:span text:style-name="T8">אשה'; אי</text:span><text:span text:style-name="T5"> </text:span><text:span text:style-name="T8">נמי</text:span><text:span text:style-name="T5"> </text:span><text:span text:style-name="T8">כגון</text:span><text:span text:style-name="T5"> </text:span><text:span text:style-name="T8">חמותו</text:span><text:span text:style-name="T5"> </text:span><text:span text:style-name="T8">ונעשית</text:span><text:span text:style-name="T5"> </text:span><text:span text:style-name="T8">אשת</text:span><text:span text:style-name="T5"> </text:span><text:span text:style-name="T8">איש: דמיגו</text:span><text:span text:style-name="T5"> </text:span><text:span text:style-name="T8">דכיילה</text:span><text:span text:style-name="T5"> </text:span><text:span text:style-name="T8">כולי</text:span><text:span text:style-name="T5"> </text:span><text:span text:style-name="T8">עלמא</text:span><text:span text:style-name="T5"> </text:span><text:span text:style-name="T8">באיסור</text:span><text:span text:style-name="T5"> </text:span><text:span text:style-name="T8">אשת</text:span><text:span text:style-name="T5"> </text:span><text:span text:style-name="T8">איש</text:span><text:span text:style-name="T5"> </text:span><text:span text:style-name="T8">- כללה</text:span><text:span text:style-name="T5"> </text:span><text:span text:style-name="T8">נמי</text:span><text:span text:style-name="T5"> </text:span><text:span text:style-name="T8">לדידיה</text:span><text:span text:style-name="T5"> </text:span><text:span text:style-name="T8">לחייבו</text:span><text:span text:style-name="T5"> </text:span><text:span text:style-name="T8">שתים.</text:span><text:span text:style-name="T2">)</text:span></text:p>
      <text:p text:style-name="P10"><text:span text:style-name="T1">מידי</text:span><text:span text:style-name="T4"> </text:span><text:span text:style-name="T1">דאיתיה</text:span><text:span text:style-name="T4"> </text:span><text:span text:style-name="T1">בשאילה</text:span><text:span text:style-name="T4"> </text:span><text:span text:style-name="T1">לא</text:span><text:span text:style-name="T4"> </text:span><text:span text:style-name="T1">קתני. </text:span></text:p>
      <text:p text:style-name="P10"><text:span text:style-name="T1">ולא? והרי</text:span><text:span text:style-name="T4"> </text:span><text:span text:style-name="T1">הקדש?</text:span></text:p>
      <text:p text:style-name="P11">בבכור.</text:p>
      <text:p text:style-name="P10"><text:span text:style-name="T1">והרי</text:span><text:span text:style-name="T4"> </text:span><text:span text:style-name="T1">נזיר?</text:span></text:p>
      <text:p text:style-name="P10"><text:span text:style-name="T1">בנזיר</text:span><text:span text:style-name="T4"> </text:span><text:span text:style-name="T1">שמשון</text:span><text:span text:style-name="T4"> </text:span><text:span text:style-name="T2">(</text:span><text:span text:style-name="T8">על</text:span><text:span text:style-name="T5"> </text:span><text:span text:style-name="T8">ידי</text:span><text:span text:style-name="T5"> </text:span><text:span text:style-name="T8">מלאך</text:span><text:span text:style-name="T5"> </text:span><text:span text:style-name="T8">קיבל</text:span><text:span text:style-name="T5"> </text:span><text:span text:style-name="T8">נזירות</text:span><text:span text:style-name="T5"> </text:span><text:span text:style-name="T8">עליו, דההוא</text:span><text:span text:style-name="T5"> </text:span><text:span text:style-name="T8">אין</text:span><text:span text:style-name="T5"> </text:span><text:span text:style-name="T8">לו</text:span><text:span text:style-name="T5"> </text:span><text:span text:style-name="T8">שאלה: דצווי</text:span><text:span text:style-name="T5"> </text:span><text:span text:style-name="T8">שלמעלה</text:span><text:span text:style-name="T5"> </text:span><text:span text:style-name="T8">הוא</text:span><text:span text:style-name="T2">)</text:span><text:span text:style-name="T1">.</text:span></text:p>
      <text:p text:style-name="P10"><text:span text:style-name="T1">'נזיר</text:span><text:span text:style-name="T4"> </text:span><text:span text:style-name="T1">שמשון'? בר</text:span><text:span text:style-name="T4"> </text:span><text:span text:style-name="T1">איטמויי</text:span><text:span text:style-name="T4"> </text:span><text:span text:style-name="T1">למתים</text:span><text:span text:style-name="T4"> </text:span><text:span text:style-name="T1">הוא</text:span><text:span text:style-name="T4"> </text:span><text:span text:style-name="T2">(</text:span><text:span text:style-name="T8">כלום</text:span><text:span text:style-name="T5"> </text:span><text:span text:style-name="T8">אסור</text:span><text:span text:style-name="T5"> </text:span><text:span text:style-name="T8">הוא</text:span><text:span text:style-name="T5"> </text:span><text:span text:style-name="T8">להיטמא</text:span><text:span text:style-name="T5"> </text:span><text:span text:style-name="T8">למתים?<text:tab/>אדם</text:span><text:span text:style-name="T5"> </text:span><text:span text:style-name="T8">שמקבל</text:span><text:span text:style-name="T5"> </text:span><text:span text:style-name="T8">נזירתו</text:span><text:span text:style-name="T5"> </text:span><text:span text:style-name="T8">על</text:span><text:span text:style-name="T5"> </text:span><text:span text:style-name="T8">ידי</text:span><text:span text:style-name="T5"> </text:span><text:span text:style-name="T8">מלאך</text:span><text:span text:style-name="T5"> </text:span><text:span text:style-name="T8">- הא</text:span><text:span text:style-name="T5"> </text:span><text:span text:style-name="T8">אמרינן</text:span><text:span text:style-name="T5"> </text:span><text:span text:style-name="T8">במסכת</text:span><text:span text:style-name="T5"> </text:span><text:span text:style-name="T8">נזיר</text:span><text:span text:style-name="T5"> </text:span><text:span text:style-name="T8">(דף</text:span><text:span text:style-name="T5"> </text:span><text:span text:style-name="T8">ד:) 'שמשון</text:span><text:span text:style-name="T5"> </text:span><text:span text:style-name="T8">הותר</text:span><text:span text:style-name="T5"> </text:span><text:span text:style-name="T8">ליטמא</text:span><text:span text:style-name="T5"> </text:span><text:span text:style-name="T8">למתים', ובעי</text:span><text:span text:style-name="T5"> </text:span><text:span text:style-name="T8">לאפוקי</text:span><text:span text:style-name="T5"> </text:span><text:span text:style-name="T8">מהאי</text:span><text:span text:style-name="T5"> </text:span><text:span text:style-name="T8">קרא</text:span><text:span text:style-name="T5"> </text:span><text:span text:style-name="T8">'</text:span><text:span text:style-name="T11">ויך</text:span><text:span text:style-name="T5"> </text:span><text:span text:style-name="T11">מאה</text:span><text:span text:style-name="T5"> </text:span><text:span text:style-name="T11">וחמשים</text:span><text:span text:style-name="T5"> </text:span><text:span text:style-name="T9">וגו'</text:span><text:span text:style-name="T8"> </text:span><text:span text:style-name="T9">[?? אבל</text:span><text:span text:style-name="T6"> </text:span><text:span text:style-name="T9">(שופטים</text:span><text:span text:style-name="T6"> </text:span><text:span text:style-name="T9">טו,טו) </text:span><text:span text:style-name="T12">וימצא</text:span><text:span text:style-name="T6"> </text:span><text:span text:style-name="T12">לחי</text:span><text:span text:style-name="T6"> </text:span><text:span text:style-name="T12">חמור</text:span><text:span text:style-name="T6"> </text:span><text:span text:style-name="T12">טריה</text:span><text:span text:style-name="T6"> </text:span><text:span text:style-name="T12">וישלח</text:span><text:span text:style-name="T6"> </text:span><text:span text:style-name="T12">ידו</text:span><text:span text:style-name="T6"> </text:span><text:span text:style-name="T12">ויקחה</text:span><text:span text:style-name="T6"> </text:span><text:span text:style-name="T12">ויך</text:span><text:span text:style-name="T6"> </text:span><text:span text:style-name="T12">בה</text:span><text:span text:style-name="T6"> </text:span><text:span text:style-name="T12">אלף</text:span><text:span text:style-name="T6"> </text:span><text:span text:style-name="T12">איש</text:span><text:span text:style-name="T9">];</text:span><text:span text:style-name="T8"> ופריך</text:span><text:span text:style-name="T5"> </text:span><text:span text:style-name="T8">ליה: אימא</text:span><text:span text:style-name="T5"> </text:span><text:span text:style-name="T8">דשוינהו</text:span><text:span text:style-name="T5"> </text:span><text:span text:style-name="T8">גוססין? אלא</text:span><text:span text:style-name="T5"> </text:span><text:span text:style-name="T8">גמרא.<text:tab/>ואית</text:span><text:span text:style-name="T5"> </text:span><text:span text:style-name="T8">דמפרשי</text:span><text:span text:style-name="T5"> </text:span><text:span text:style-name="T8">'נזיר</text:span><text:span text:style-name="T5"> </text:span><text:span text:style-name="T8">שמשון' נזיר</text:span><text:span text:style-name="T5"> </text:span><text:span text:style-name="T8">מן</text:span><text:span text:style-name="T5"> </text:span><text:span text:style-name="T8">הבטן, וקשיא</text:span><text:span text:style-name="T5"> </text:span><text:span text:style-name="T8">לן: ההיא</text:span><text:span text:style-name="T5"> </text:span><text:span text:style-name="T8">נמי</text:span><text:span text:style-name="T5"> </text:span><text:span text:style-name="T8">בשאלה</text:span><text:span text:style-name="T5"> </text:span><text:span text:style-name="T8">איתיה: שהיה</text:span><text:span text:style-name="T5"> </text:span><text:span text:style-name="T8">אביו</text:span><text:span text:style-name="T5"> </text:span><text:span text:style-name="T8">יכול</text:span><text:span text:style-name="T5"> </text:span><text:span text:style-name="T8">לישאל</text:span><text:span text:style-name="T5"> </text:span><text:span text:style-name="T8">עליו! ואפילו</text:span><text:span text:style-name="T5"> </text:span><text:span text:style-name="T8">מת</text:span><text:span text:style-name="T5"> </text:span><text:span text:style-name="T8">אביו</text:span><text:span text:style-name="T5"> </text:span><text:span text:style-name="T8">- בשאלה</text:span><text:span text:style-name="T5"> </text:span><text:span text:style-name="T8">מיהא</text:span><text:span text:style-name="T5"> </text:span><text:span text:style-name="T8">הוה</text:span><text:span text:style-name="T5"> </text:span><text:span text:style-name="T8">ההוא</text:span><text:span text:style-name="T5"> </text:span><text:span text:style-name="T8">שעתא</text:span><text:span text:style-name="T2">)</text:span><text:span text:style-name="T1">!</text:span></text:p>
      <text:p text:style-name="P10"><text:span text:style-name="T1">אלא</text:span><text:span text:style-name="T4"> </text:span><text:span text:style-name="T1">האי</text:span><text:span text:style-name="T4"> </text:span><text:span text:style-name="T1">תנא</text:span><text:span text:style-name="T4"> </text:span><text:span text:style-name="T1">- איסור</text:span><text:span text:style-name="T4"> </text:span><text:span text:style-name="T1">כולל</text:span><text:span text:style-name="T4"> </text:span><text:span text:style-name="T1">לית</text:span><text:span text:style-name="T4"> </text:span><text:span text:style-name="T1">ליה.</text:span></text:p>
      <text:p text:style-name="P11"/>
      <text:p text:style-name="P10"><text:span text:style-name="T1">אמר</text:span><text:span text:style-name="T4"> </text:span><text:span text:style-name="T1">רבי</text:span><text:span text:style-name="T4"> </text:span><text:span text:style-name="T1">הושעיא: המרביע</text:span><text:span text:style-name="T4"> </text:span><text:span text:style-name="T1">שור</text:span><text:span text:style-name="T4"> </text:span><text:span text:style-name="T1">פסולי</text:span><text:span text:style-name="T4"> </text:span><text:span text:style-name="T1">המוקדשים</text:span><text:span text:style-name="T4"> </text:span><text:span text:style-name="T2">(</text:span><text:span text:style-name="T8">שנפדה</text:span><text:span text:style-name="T5"> </text:span><text:span text:style-name="T8">אפילו</text:span><text:span text:style-name="T5"> </text:span><text:span text:style-name="T8">על</text:span><text:span text:style-name="T5"> </text:span><text:span text:style-name="T8">מינו</text:span><text:span text:style-name="T2">)</text:span><text:span text:style-name="T1"> לוקה</text:span><text:span text:style-name="T4"> </text:span><text:span text:style-name="T1">שנים; אמר</text:span><text:span text:style-name="T4"> </text:span><text:span text:style-name="T1">רבי</text:span><text:span text:style-name="T4"> </text:span><text:span text:style-name="T1">יצחק: המנהיג</text:span><text:span text:style-name="T4"> </text:span><text:span text:style-name="T1">בשור</text:span><text:span text:style-name="T4"> </text:span><text:span text:style-name="T1">פסולי</text:span><text:span text:style-name="T4"> </text:span><text:span text:style-name="T1">המוקדשים</text:span><text:span text:style-name="T4"> </text:span><text:span text:style-name="T1">לוקה;</text:span></text:p>
      <text:p text:style-name="P10"><text:span text:style-name="T1">שהרי</text:span><text:span text:style-name="T4"> </text:span><text:span text:style-name="T1">גוף</text:span><text:span text:style-name="T4"> </text:span><text:span text:style-name="T1">אחד</text:span><text:span text:style-name="T4"> </text:span><text:span text:style-name="T1">הוא</text:span><text:span text:style-name="T4"> </text:span><text:span text:style-name="T1">ועשאו</text:span><text:span text:style-name="T4"> </text:span><text:span text:style-name="T1">הכתוב</text:span><text:span text:style-name="T4"> </text:span><text:span text:style-name="T1">כשני</text:span><text:span text:style-name="T4"> </text:span><text:span text:style-name="T1">גופים</text:span><text:span text:style-name="T4"> </text:span><text:span text:style-name="T2">(</text:span><text:span text:style-name="T8">דתורת</text:span><text:span text:style-name="T5"> </text:span><text:span text:style-name="T8">חולין</text:span><text:span text:style-name="T5"> </text:span><text:span text:style-name="T8">ותורת</text:span><text:span text:style-name="T5"> </text:span><text:span text:style-name="T8">קדשים</text:span><text:span text:style-name="T5"> </text:span><text:span text:style-name="T8">יש</text:span><text:span text:style-name="T5"> </text:span><text:span text:style-name="T8">עליו: תורת</text:span><text:span text:style-name="T5"> </text:span><text:span text:style-name="T8">חולין</text:span><text:span text:style-name="T5"> </text:span><text:span text:style-name="T8">- שמותר</text:span><text:span text:style-name="T5"> </text:span><text:span text:style-name="T8">באכילה</text:span><text:span text:style-name="T5"> </text:span><text:span text:style-name="T8">מחוץ</text:span><text:span text:style-name="T5"> </text:span><text:span text:style-name="T8">לפתח</text:span><text:span text:style-name="T5"> </text:span><text:span text:style-name="T8">אהל</text:span><text:span text:style-name="T5"> </text:span><text:span text:style-name="T8">מועד</text:span><text:span text:style-name="T5"> </text:span><text:span text:style-name="T8">כאילו</text:span><text:span text:style-name="T5"> </text:span><text:span text:style-name="T8">לא</text:span><text:span text:style-name="T5"> </text:span><text:span text:style-name="T8">הוקדש</text:span><text:span text:style-name="T5"> </text:span><text:span text:style-name="T8">מעולם, ותורת</text:span><text:span text:style-name="T5"> </text:span><text:span text:style-name="T8">קדשים</text:span><text:span text:style-name="T5"> </text:span><text:span text:style-name="T8">- שאסור</text:span><text:span text:style-name="T5"> </text:span><text:span text:style-name="T8">בגיזה</text:span><text:span text:style-name="T5"> </text:span><text:span text:style-name="T8">ועבודה, כדאמרינן</text:span><text:span text:style-name="T5"> </text:span><text:span text:style-name="T8">בספרי</text:span><text:span text:style-name="T5"> </text:span><text:span text:style-name="T8">[דומה</text:span><text:span text:style-name="T5"> </text:span><text:span text:style-name="T8">לסיפרי</text:span><text:span text:style-name="T5"> </text:span><text:span text:style-name="T8">פרשת</text:span><text:span text:style-name="T5"> </text:span><text:span text:style-name="T8">ראה</text:span><text:span text:style-name="T5"> </text:span><text:span text:style-name="T8">פיסקא</text:span><text:span text:style-name="T5"> </text:span><text:span text:style-name="T8">עא]: '</text:span><text:span text:style-name="T12">[רק] </text:span><text:span text:style-name="T11">בכל</text:span><text:span text:style-name="T5"> </text:span><text:span text:style-name="T11">אות</text:span><text:span text:style-name="T5"> </text:span><text:span text:style-name="T11">נפשך</text:span><text:span text:style-name="T5"> </text:span><text:span text:style-name="T11">תזבח</text:span><text:span text:style-name="T5"> </text:span><text:span text:style-name="T11">ואכלת</text:span><text:span text:style-name="T5"> </text:span><text:span text:style-name="T11">בשר</text:span><text:span text:style-name="T5"> </text:span><text:span text:style-name="T11">[כ</text:span><text:span text:style-name="T12">ברכת</text:span><text:span text:style-name="T6"> </text:span><text:span text:style-name="T12">ה' אלקיך</text:span><text:span text:style-name="T6"> </text:span><text:span text:style-name="T12">אשר</text:span><text:span text:style-name="T6"> </text:span><text:span text:style-name="T12">נתן</text:span><text:span text:style-name="T6"> </text:span><text:span text:style-name="T12">לך</text:span><text:span text:style-name="T6"> </text:span><text:span text:style-name="T12">בכל</text:span><text:span text:style-name="T6"> </text:span><text:span text:style-name="T12">שעריך</text:span><text:span text:style-name="T6"> </text:span><text:span text:style-name="T12">הטמא</text:span><text:span text:style-name="T6"> </text:span><text:span text:style-name="T12">והטהור</text:span><text:span text:style-name="T6"> </text:span><text:span text:style-name="T12">יאכלנו</text:span><text:span text:style-name="T6"> </text:span><text:span text:style-name="T12">כצבי</text:span><text:span text:style-name="T6"> </text:span><text:span text:style-name="T12">וכאיל</text:span><text:span text:style-name="T11">] </text:span><text:span text:style-name="T8">' </text:span><text:span text:style-name="T9">[דברים</text:span><text:span text:style-name="T6"> </text:span><text:span text:style-name="T9">יב,טו]</text:span><text:span text:style-name="T8"> במה</text:span><text:span text:style-name="T5"> </text:span><text:span text:style-name="T8">הכתוב</text:span><text:span text:style-name="T5"> </text:span><text:span text:style-name="T8">מדבר? אם</text:span><text:span text:style-name="T5"> </text:span><text:span text:style-name="T8">בבשר</text:span><text:span text:style-name="T5"> </text:span><text:span text:style-name="T8">תאוה</text:span><text:span text:style-name="T5"> </text:span><text:span text:style-name="T8">- הרי</text:span><text:span text:style-name="T5"> </text:span><text:span text:style-name="T8">כבר</text:span><text:span text:style-name="T5"> </text:span><text:span text:style-name="T8">אמור</text:span><text:span text:style-name="T5"> </text:span><text:span text:style-name="T8">'</text:span><text:span text:style-name="T11">כי</text:span><text:span text:style-name="T5"> </text:span><text:span text:style-name="T11">ירחיב</text:span><text:span text:style-name="T5"> </text:span><text:span text:style-name="T11">ה' אלהיך</text:span><text:span text:style-name="T5"> </text:span><text:span text:style-name="T11">את</text:span><text:span text:style-name="T5"> </text:span><text:span text:style-name="T11">גבולך</text:span><text:span text:style-name="T5"> </text:span><text:span text:style-name="T9">וגו'</text:span><text:span text:style-name="T8"> </text:span><text:span text:style-name="T11">כי</text:span><text:span text:style-name="T5"> </text:span><text:span text:style-name="T11">תאוה</text:span><text:span text:style-name="T5"> </text:span><text:span text:style-name="T11">נפשך</text:span><text:span text:style-name="T5"> </text:span><text:span text:style-name="T9">וגו' [דברים</text:span><text:span text:style-name="T6"> </text:span><text:span text:style-name="T9">יב,כ];</text:span><text:span text:style-name="T8"> אם</text:span><text:span text:style-name="T5"> </text:span><text:span text:style-name="T8">באכילת</text:span><text:span text:style-name="T5"> </text:span><text:span text:style-name="T8">קדשים</text:span><text:span text:style-name="T5"> </text:span><text:span text:style-name="T8">- הרי</text:span><text:span text:style-name="T5"> </text:span><text:span text:style-name="T8">כבר</text:span><text:span text:style-name="T5"> </text:span><text:span text:style-name="T8">אמור</text:span><text:span text:style-name="T5"> </text:span><text:span text:style-name="T8">'</text:span><text:span text:style-name="T11">כי</text:span><text:span text:style-name="T5"> </text:span><text:span text:style-name="T11">אם</text:span><text:span text:style-name="T5"> </text:span><text:span text:style-name="T11">במקום</text:span><text:span text:style-name="T5"> </text:span><text:span text:style-name="T9">וגו'</text:span><text:span text:style-name="T8"> </text:span><text:span text:style-name="T11">שם</text:span><text:span text:style-name="T5"> </text:span><text:span text:style-name="T11">תעלה</text:span><text:span text:style-name="T5"> </text:span><text:span text:style-name="T9">וגו' [דברים</text:span><text:span text:style-name="T6"> </text:span><text:span text:style-name="T9">יב,יד]!</text:span><text:span text:style-name="T8"> הא</text:span><text:span text:style-name="T5"> </text:span><text:span text:style-name="T8">אין</text:span><text:span text:style-name="T5"> </text:span><text:span text:style-name="T8">הכתוב</text:span><text:span text:style-name="T5"> </text:span><text:span text:style-name="T8">מדבר</text:span><text:span text:style-name="T5"> </text:span><text:span text:style-name="T8">אלא</text:span><text:span text:style-name="T5"> </text:span><text:span text:style-name="T8">בפסולי</text:span><text:span text:style-name="T5"> </text:span><text:span text:style-name="T8">המוקדשין</text:span><text:span text:style-name="T5"> </text:span><text:span text:style-name="T8">שנפדו: </text:span><text:span text:style-name="T11">תזבח</text:span><text:span text:style-name="T5"> </text:span><text:span text:style-name="T8">- ולא</text:span><text:span text:style-name="T5"> </text:span><text:span text:style-name="T8">גיזה: דאסור</text:span><text:span text:style-name="T5"> </text:span><text:span text:style-name="T8">בגיזה</text:span><text:span text:style-name="T5"> </text:span><text:span text:style-name="T8">ועבודה; '</text:span><text:span text:style-name="T11">בשר</text:span><text:span text:style-name="T8">' - ולא</text:span><text:span text:style-name="T5"> </text:span><text:span text:style-name="T8">חלב; '</text:span><text:span text:style-name="T11">ואכל</text:span><text:span text:style-name="T14">ת</text:span><text:span text:style-name="T8">' - ולא</text:span><text:span text:style-name="T5"> </text:span><text:span text:style-name="T8">לכלביך; והלכך</text:span><text:span text:style-name="T5"> </text:span><text:span text:style-name="T8">אסור</text:span><text:span text:style-name="T5"> </text:span><text:span text:style-name="T8">להרביעו</text:span><text:span text:style-name="T5"> </text:span><text:span text:style-name="T8">אפילו</text:span><text:span text:style-name="T5"> </text:span><text:span text:style-name="T8">עם</text:span><text:span text:style-name="T5"> </text:span><text:span text:style-name="T8">מינו</text:span><text:span text:style-name="T5"> </text:span><text:span text:style-name="T8">משום</text:span><text:span text:style-name="T5"> </text:span><text:span text:style-name="T8">כלאים: שמרביע</text:span><text:span text:style-name="T5"> </text:span><text:span text:style-name="T8">חולין</text:span><text:span text:style-name="T5"> </text:span><text:span text:style-name="T8">על</text:span><text:span text:style-name="T5"> </text:span><text:span text:style-name="T8">קדשים</text:span><text:span text:style-name="T5"> </text:span><text:span text:style-name="T8">או</text:span><text:span text:style-name="T5"> </text:span><text:span text:style-name="T8">קדשים</text:span><text:span text:style-name="T5"> </text:span><text:span text:style-name="T8">על</text:span><text:span text:style-name="T5"> </text:span><text:span text:style-name="T8">חולין! וכן</text:span><text:span text:style-name="T5"> </text:span><text:span text:style-name="T8">במנהיג: אפילו</text:span><text:span text:style-name="T5"> </text:span><text:span text:style-name="T8">מנהיג</text:span><text:span text:style-name="T5"> </text:span><text:span text:style-name="T8">עם</text:span><text:span text:style-name="T5"> </text:span><text:span text:style-name="T8">מינו, ואפילו</text:span><text:span text:style-name="T5"> </text:span><text:span text:style-name="T8">מנהיגו</text:span><text:span text:style-name="T5"> </text:span><text:span text:style-name="T8">בפני</text:span><text:span text:style-name="T5"> </text:span><text:span text:style-name="T8">עצמו</text:span><text:span text:style-name="T5"> </text:span><text:span text:style-name="T8">- חולין</text:span><text:span text:style-name="T5"> </text:span><text:span text:style-name="T8">וקדשים</text:span><text:span text:style-name="T5"> </text:span><text:span text:style-name="T8">הוא, וחייב</text:span><text:span text:style-name="T5"> </text:span><text:span text:style-name="T8">משום</text:span><text:span text:style-name="T5"> </text:span><text:span text:style-name="T8">כלאים</text:span><text:span text:style-name="T5"> </text:span><text:span text:style-name="T8">דחרישה, דהוא</text:span><text:span text:style-name="T5"> </text:span><text:span text:style-name="T8">עצמו</text:span><text:span text:style-name="T5"> </text:span><text:span text:style-name="T8">כלאים: שעשאן</text:span><text:span text:style-name="T5"> </text:span><text:span text:style-name="T8">הכתוב</text:span><text:span text:style-name="T5"> </text:span><text:span text:style-name="T8">שני</text:span><text:span text:style-name="T5"> </text:span><text:span text:style-name="T8">גופין; ולא</text:span><text:span text:style-name="T5"> </text:span><text:span text:style-name="T8">שמעתי</text:span><text:span text:style-name="T5"> </text:span><text:span text:style-name="T8">ראיה</text:span><text:span text:style-name="T5"> </text:span><text:span text:style-name="T8">מנלן</text:span><text:span text:style-name="T5"> </text:span><text:span text:style-name="T8">דחולין</text:span><text:span text:style-name="T5"> </text:span><text:span text:style-name="T8">וקדשים</text:span><text:span text:style-name="T5"> </text:span><text:span text:style-name="T8">כלאים</text:span><text:span text:style-name="T5"> </text:span><text:span text:style-name="T8">זה</text:span><text:span text:style-name="T5"> </text:span><text:span text:style-name="T8">בזה, ודבר</text:span><text:span text:style-name="T5"> </text:span><text:span text:style-name="T8">תימה</text:span><text:span text:style-name="T5"> </text:span><text:span text:style-name="T8">הוא!</text:span><text:span text:style-name="T2">)</text:span><text:span text:style-name="T1">.</text:span><text:span text:style-name="T8"> </text:span></text:p>
      <text:p text:style-name="P11"/>
      <text:p text:style-name="P11"/>
      <text:p text:style-name="P11">משנה:</text:p>
      <text:p text:style-name="P10"><text:span text:style-name="T1">כמה</text:span><text:span text:style-name="T4"> </text:span><text:span text:style-name="T1">מלקין</text:span><text:span text:style-name="T4"> </text:span><text:span text:style-name="T1">אותו?</text:span></text:p>
      <text:p text:style-name="P10"><text:span text:style-name="T1">ארבעים</text:span><text:span text:style-name="T4"> </text:span><text:span text:style-name="T1">חסר</text:span><text:span text:style-name="T4"> </text:span><text:span text:style-name="T1">אחת, שנאמר: </text:span><text:span text:style-name="T8">(דברים</text:span><text:span text:style-name="T5"> </text:span><text:span text:style-name="T8">כה,ב-ג)</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5"> </text:span><text:span text:style-name="T11">והכהו</text:span><text:span text:style-name="T5"> </text:span><text:span text:style-name="T11">לפניו</text:span><text:span text:style-name="T5"> </text:span><text:span text:style-name="T11">כדי</text:span><text:span text:style-name="T5"> </text:span><text:span text:style-name="T11">רשעתו] </text:span><text:span text:style-name="T1">במספר</text:span><text:span text:style-name="T4"> </text:span><text:span text:style-name="T2">(</text:span><text:span text:style-name="T8">וסמיך</text:span><text:span text:style-name="T5"> </text:span><text:span text:style-name="T8">ליה</text:span><text:span text:style-name="T5"> </text:span><text:span text:style-name="T9">[פסוק</text:span><text:span text:style-name="T6"> </text:span><text:span text:style-name="T9">ג]</text:span><text:span text:style-name="T2">)</text:span><text:span text:style-name="T1"> </text:span><text:span text:style-name="T10">ארבעים</text:span><text:span text:style-name="T4"> </text:span><text:span text:style-name="T2">[</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text:span><text:span text:style-name="T5"> </text:span><text:span text:style-name="T11">ונקלה</text:span><text:span text:style-name="T5"> </text:span><text:span text:style-name="T11">אחיך</text:span><text:span text:style-name="T5"> </text:span><text:span text:style-name="T11">לעיניך]</text:span><text:span text:style-name="T1"> </text:span><text:span text:style-name="T2">(</text:span><text:span text:style-name="T8">ודרשינן</text:span><text:span text:style-name="T5"> </text:span><text:span text:style-name="T8">כמאן</text:span><text:span text:style-name="T5"> </text:span><text:span text:style-name="T8">דכתיב</text:span><text:span text:style-name="T5"> </text:span><text:span text:style-name="T8">'במספר</text:span><text:span text:style-name="T5"> </text:span><text:span text:style-name="T8">ארבעים'</text:span><text:span text:style-name="T2">)</text:span><text:span text:style-name="T1"> - מנין</text:span><text:span text:style-name="T4"> </text:span><text:span text:style-name="T1">שהוא</text:span><text:span text:style-name="T4"> </text:span><text:span text:style-name="T1">סמוך</text:span><text:span text:style-name="T4"> </text:span><text:span text:style-name="T1">לארבעים</text:span><text:span text:style-name="T4"> </text:span><text:span text:style-name="T2">(</text:span><text:span text:style-name="T8">מנין</text:span><text:span text:style-name="T5"> </text:span><text:span text:style-name="T8">שהוא</text:span><text:span text:style-name="T5"> </text:span><text:span text:style-name="T27">סוכם</text:span><text:span text:style-name="T31"> </text:span><text:span text:style-name="T27">את</text:span><text:span text:style-name="T31"> </text:span><text:span text:style-name="T27">הארבעים</text:span><text:span text:style-name="T5"> </text:span><text:span text:style-name="T8">כדמפרש</text:span><text:span text:style-name="T5"> </text:span><text:span text:style-name="T8">בגמרא; דמדלא</text:span><text:span text:style-name="T5"> </text:span><text:span text:style-name="T8">כתיב</text:span><text:span text:style-name="T5"> </text:span><text:span text:style-name="T8">'יכנו</text:span><text:span text:style-name="T5"> </text:span><text:span text:style-name="T8">ארבעים</text:span><text:span text:style-name="T5"> </text:span><text:span text:style-name="T8">במספר' אלא</text:span><text:span text:style-name="T5"> </text:span><text:span text:style-name="T8">'</text:span><text:span text:style-name="T11">במספר</text:span><text:span text:style-name="T5"> </text:span><text:span text:style-name="T11">ארבעים</text:span><text:span text:style-name="T5"> </text:span><text:span text:style-name="T11">יכנו</text:span><text:span text:style-name="T8">' שמעינן</text:span><text:span text:style-name="T5"> </text:span><text:span text:style-name="T8">דהכי</text:span><text:span text:style-name="T5"> </text:span><text:span text:style-name="T8">קאמר: מניָן</text:span><text:span text:style-name="T5"> </text:span><text:span text:style-name="T8">הסוכם</text:span><text:span text:style-name="T5"> </text:span><text:span text:style-name="T8">הארבעים: חשבון</text:span><text:span text:style-name="T5"> </text:span><text:span text:style-name="T8">המשלים</text:span><text:span text:style-name="T5"> </text:span><text:span text:style-name="T8">סכום</text:span><text:span text:style-name="T5"> </text:span><text:span text:style-name="T8">של</text:span><text:span text:style-name="T5"> </text:span><text:span text:style-name="T8">ארבעים: שגורם</text:span><text:span text:style-name="T5"> </text:span><text:span text:style-name="T8">לקרות</text:span><text:span text:style-name="T5"> </text:span><text:span text:style-name="T8">אחריו</text:span><text:span text:style-name="T5"> </text:span><text:span text:style-name="T8">ארבעים, והיינו</text:span><text:span text:style-name="T5"> </text:span><text:span text:style-name="T8">שלשים</text:span><text:span text:style-name="T5"> </text:span><text:span text:style-name="T8">ותשע</text:span><text:span text:style-name="T2">)</text:span><text:span text:style-name="T1">;</text:span></text:p>
      <text:p text:style-name="P10"><text:span text:style-name="T1">רבי</text:span><text:span text:style-name="T4"> </text:span><text:span text:style-name="T1">יהודה</text:span><text:span text:style-name="T4"> </text:span><text:span text:style-name="T1">אומר: ארבעים</text:span><text:span text:style-name="T4"> </text:span><text:span text:style-name="T1">שלימות</text:span><text:span text:style-name="T4"> </text:span><text:span text:style-name="T1">הוא</text:span><text:span text:style-name="T4"> </text:span><text:span text:style-name="T1">לוקה; והיכן</text:span><text:span text:style-name="T4"> </text:span><text:span text:style-name="T1">הוא</text:span><text:span text:style-name="T4"> </text:span><text:span text:style-name="T1">לוקה</text:span><text:span text:style-name="T4"> </text:span><text:span text:style-name="T1">את</text:span><text:span text:style-name="T4"> </text:span><text:span text:style-name="T1">היתירה? - בין</text:span><text:span text:style-name="T4"> </text:span><text:span text:style-name="T1">כתפיו. </text:span></text:p>
      <text:p text:style-name="P10"><text:span text:style-name="T1">אין</text:span><text:span text:style-name="T4"> </text:span><text:span text:style-name="T1">אומדין</text:span><text:span text:style-name="T4"> </text:span><text:span text:style-name="T1">אותו</text:span><text:span text:style-name="T4"> </text:span><text:span text:style-name="T1">אלא</text:span><text:span text:style-name="T4"> </text:span><text:span text:style-name="T1">במכות</text:span><text:span text:style-name="T4"> </text:span><text:span text:style-name="T1">ראויות</text:span><text:span text:style-name="T4"> </text:span><text:span text:style-name="T1">להשתלש</text:span><text:span text:style-name="T4"> </text:span><text:span text:style-name="T2">(</text:span><text:span text:style-name="T8">בגמרא</text:span><text:span text:style-name="T5"> </text:span><text:span text:style-name="T8">מפרש</text:span><text:span text:style-name="T2">)</text:span><text:span text:style-name="T1">.</text:span></text:p>
      <text:p text:style-name="P10"><text:span text:style-name="T1">אמדוהו</text:span><text:span text:style-name="T4"> </text:span><text:span text:style-name="T1">לקבל</text:span><text:span text:style-name="T4"> </text:span><text:span text:style-name="T1">ארבעים</text:span><text:span text:style-name="T4"> </text:span><text:span text:style-name="T1">ולוקה</text:span><text:span text:style-name="T4"> </text:span><text:span text:style-name="T1">מקצת</text:span></text:p>
      <text:p text:style-name="P11"/>
      <text:p text:style-name="P10"><text:span text:style-name="T1">(מכות</text:span><text:span text:style-name="T4"> </text:span><text:span text:style-name="T1">כב,ב)</text:span></text:p>
      <text:p text:style-name="P20">[המשך<text:span text:style-name="T62"> </text:span>המשנה]<text:tab/></text:p>
      <text:p text:style-name="P10"><text:span text:style-name="T1">ואמדו</text:span><text:span text:style-name="T4"> </text:span><text:span text:style-name="T1">שאין</text:span><text:span text:style-name="T4"> </text:span><text:span text:style-name="T1">יכול</text:span><text:span text:style-name="T4"> </text:span><text:span text:style-name="T1">לקבל</text:span><text:span text:style-name="T4"> </text:span><text:span text:style-name="T1">ארבעים</text:span><text:span text:style-name="T4"> – </text:span><text:span text:style-name="T1">פטור</text:span><text:span text:style-name="T4"> </text:span><text:span text:style-name="T2">(</text:span><text:span text:style-name="T8">דכיון</text:span><text:span text:style-name="T5"> </text:span><text:span text:style-name="T8">דנתבזה</text:span><text:span text:style-name="T5"> </text:span><text:span text:style-name="T8">בבית</text:span><text:span text:style-name="T5"> </text:span><text:span text:style-name="T8">דין</text:span><text:span text:style-name="T5"> </text:span><text:span text:style-name="T8">ולקה</text:span><text:span text:style-name="T5"> </text:span><text:span text:style-name="T8">קצת</text:span><text:span text:style-name="T5"> </text:span><text:span text:style-name="T8">- סגי</text:span><text:span text:style-name="T5"> </text:span><text:span text:style-name="T8">ליה</text:span><text:span text:style-name="T5"> </text:span><text:span text:style-name="T8">בהכי; אבל</text:span><text:span text:style-name="T5"> </text:span><text:span text:style-name="T8">לא</text:span><text:span text:style-name="T5"> </text:span><text:span text:style-name="T8">לקה, אלא</text:span><text:span text:style-name="T5"> </text:span><text:span text:style-name="T8">אמדוהו</text:span><text:span text:style-name="T5"> </text:span><text:span text:style-name="T8">לארבעים</text:span><text:span text:style-name="T5"> </text:span><text:span text:style-name="T8">וחזרו</text:span><text:span text:style-name="T5"> </text:span><text:span text:style-name="T8">ואמדו</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כולם</text:span><text:span text:style-name="T5"> </text:span><text:span text:style-name="T8">- לא</text:span><text:span text:style-name="T5"> </text:span><text:span text:style-name="T8">מיפטר: דאין</text:span><text:span text:style-name="T5"> </text:span><text:span text:style-name="T8">רשאין</text:span><text:span text:style-name="T5"> </text:span><text:span text:style-name="T8">לגרוע</text:span><text:span text:style-name="T5"> </text:span><text:span text:style-name="T8">האומד, אלא</text:span><text:span text:style-name="T5"> </text:span><text:span text:style-name="T8">לוקה</text:span><text:span text:style-name="T5"> </text:span><text:span text:style-name="T8">אחר</text:span><text:span text:style-name="T5"> </text:span><text:span text:style-name="T8">זמן</text:span><text:span text:style-name="T2">)</text:span><text:span text:style-name="T1">; </text:span><text:span text:style-name="T2">(</text:span><text:span text:style-name="T8">והכי</text:span><text:span text:style-name="T5"> </text:span><text:span text:style-name="T8">נמי</text:span><text:span text:style-name="T5"> </text:span><text:span text:style-name="T8">אם</text:span><text:span text:style-name="T2">)</text:span><text:span text:style-name="T1"> אמדוהו</text:span><text:span text:style-name="T4"> </text:span><text:span text:style-name="T1">לקבל</text:span><text:span text:style-name="T4"> </text:span><text:span text:style-name="T1">שמונה</text:span><text:span text:style-name="T4"> </text:span><text:span text:style-name="T1">עשרה, ומשלקה</text:span><text:span text:style-name="T4"> </text:span><text:span text:style-name="T2">(</text:span><text:span text:style-name="T8">חזרו</text:span><text:span text:style-name="T5"> </text:span><text:span text:style-name="T8">ו</text:span><text:span text:style-name="T2">)</text:span><text:span text:style-name="T1">אמדו</text:span><text:span text:style-name="T4"> </text:span><text:span text:style-name="T1">שיכול</text:span><text:span text:style-name="T4"> </text:span><text:span text:style-name="T1">הוא</text:span><text:span text:style-name="T4"> </text:span><text:span text:style-name="T2">(</text:span><text:span text:style-name="T8">עדיין</text:span><text:span text:style-name="T2">)</text:span><text:span text:style-name="T1"> לקבל</text:span><text:span text:style-name="T4"> </text:span><text:span text:style-name="T1">ארבעים</text:span><text:span text:style-name="T4"> – </text:span><text:span text:style-name="T1">פטור</text:span><text:span text:style-name="T4"> </text:span><text:span text:style-name="T2">(</text:span><text:span text:style-name="T8">משום</text:span><text:span text:style-name="T5"> </text:span><text:span text:style-name="T8">דלקה; אבל</text:span><text:span text:style-name="T5"> </text:span><text:span text:style-name="T8">לא</text:span><text:span text:style-name="T5"> </text:span><text:span text:style-name="T8">לקה</text:span><text:span text:style-name="T5"> </text:span><text:span text:style-name="T8">- רשאין</text:span><text:span text:style-name="T5"> </text:span><text:span text:style-name="T8">להוסיף</text:span><text:span text:style-name="T5"> </text:span><text:span text:style-name="T8">על</text:span><text:span text:style-name="T5"> </text:span><text:span text:style-name="T8">אומד</text:span><text:span text:style-name="T5"> </text:span><text:span text:style-name="T8">ראשון</text:span><text:span text:style-name="T2">)</text:span><text:span text:style-name="T1">.</text:span></text:p>
      <text:p text:style-name="P11"><text:soft-page-break/></text:p>
      <text:p text:style-name="P11">גמרא:</text:p>
      <text:p text:style-name="P10"><text:span text:style-name="T1">מאי</text:span><text:span text:style-name="T4"> </text:span><text:span text:style-name="T1">טעמא?</text:span></text:p>
      <text:p text:style-name="P10"><text:span text:style-name="T1">אי</text:span><text:span text:style-name="T4"> </text:span><text:span text:style-name="T1">כתיב</text:span><text:span text:style-name="T4"> </text:span><text:span text:style-name="T1">'ארבעים</text:span><text:span text:style-name="T4"> </text:span><text:span text:style-name="T1">במספר' הוה</text:span><text:span text:style-name="T4"> </text:span><text:span text:style-name="T1">אמינא</text:span><text:span text:style-name="T4"> </text:span><text:span text:style-name="T1">ארבעים</text:span><text:span text:style-name="T4"> </text:span><text:span text:style-name="T1">במניינא; השתא</text:span><text:span text:style-name="T4"> </text:span><text:span text:style-name="T1">דכתיב</text:span><text:span text:style-name="T4"> </text:span><text:span text:style-name="T1">'במספר</text:span><text:span text:style-name="T4"> </text:span><text:span text:style-name="T1">ארבעים' - מניָן</text:span><text:span text:style-name="T4"> </text:span><text:span text:style-name="T1">שהוא</text:span><text:span text:style-name="T4"> </text:span><text:span text:style-name="T1">סוכם</text:span><text:span text:style-name="T4"> </text:span><text:span text:style-name="T1">את</text:span><text:span text:style-name="T4"> </text:span><text:span text:style-name="T1">הארבעים.</text:span></text:p>
      <text:p text:style-name="P13"/>
      <text:p text:style-name="P10"><text:span text:style-name="T1">אמר</text:span><text:span text:style-name="T4"> </text:span><text:span text:style-name="T1">רבא: כמה</text:span><text:span text:style-name="T4"> </text:span><text:span text:style-name="T1">טפשאי</text:span><text:span text:style-name="T4"> </text:span><text:span text:style-name="T1">שאר</text:span><text:span text:style-name="T4"> </text:span><text:span text:style-name="T1">אינשי</text:span><text:span text:style-name="T4"> </text:span><text:span text:style-name="T2">(</text:span><text:span text:style-name="T8">כמה</text:span><text:span text:style-name="T5"> </text:span><text:span text:style-name="T8">שוטים</text:span><text:span text:style-name="T5"> </text:span><text:span text:style-name="T8">הללו: רוב</text:span><text:span text:style-name="T5"> </text:span><text:span text:style-name="T8">בני</text:span><text:span text:style-name="T5"> </text:span><text:span text:style-name="T8">אדם</text:span><text:span text:style-name="T2">)</text:span><text:span text:style-name="T1"> דקיימי</text:span><text:span text:style-name="T4"> </text:span><text:span text:style-name="T1">מקמי</text:span><text:span text:style-name="T4"> </text:span><text:span text:style-name="T1">ספר</text:span><text:span text:style-name="T4"> </text:span><text:span text:style-name="T1">תורה</text:span><text:span text:style-name="T4"> </text:span><text:span text:style-name="T1">ולא</text:span><text:span text:style-name="T4"> </text:span><text:span text:style-name="T1">קיימי</text:span><text:span text:style-name="T4"> </text:span><text:span text:style-name="T1">מקמי</text:span><text:span text:style-name="T4"> </text:span><text:span text:style-name="T1">גברא</text:span><text:span text:style-name="T4"> </text:span><text:span text:style-name="T1">רבה: דאילו</text:span><text:span text:style-name="T4"> </text:span><text:span text:style-name="T1">בס"ת</text:span><text:span text:style-name="T4"> </text:span><text:span text:style-name="T1">כתיב</text:span><text:span text:style-name="T4"> </text:span><text:span text:style-name="T1">'ארבעים' ואתו</text:span><text:span text:style-name="T4"> </text:span><text:span text:style-name="T1">רבנן</text:span><text:span text:style-name="T4"> </text:span><text:span text:style-name="T1">בצרו</text:span><text:span text:style-name="T4"> </text:span><text:span text:style-name="T1">חדא.</text:span></text:p>
      <text:p text:style-name="P11"/>
      <text:p text:style-name="P10"><text:span text:style-name="T1">רבי</text:span><text:span text:style-name="T4"> </text:span><text:span text:style-name="T1">יהודה</text:span><text:span text:style-name="T4"> </text:span><text:span text:style-name="T1">אומר</text:span><text:span text:style-name="T4"> </text:span><text:span text:style-name="T1">ארבעים</text:span><text:span text:style-name="T4"> </text:span><text:span text:style-name="T1">שלימות</text:span><text:span text:style-name="T4"> </text:span><text:span text:style-name="T2">[הוא</text:span><text:span text:style-name="T5"> </text:span><text:span text:style-name="T2">לוקה</text:span><text:span text:style-name="T5"> </text:span><text:span text:style-name="T2">והיכן</text:span><text:span text:style-name="T5"> </text:span><text:span text:style-name="T2">הוא</text:span><text:span text:style-name="T5"> </text:span><text:span text:style-name="T2">לוקה</text:span><text:span text:style-name="T5"> </text:span><text:span text:style-name="T2">את</text:span><text:span text:style-name="T5"> </text:span><text:span text:style-name="T2">היתירה? - בין</text:span><text:span text:style-name="T5"> </text:span><text:span text:style-name="T2">כתפיו]</text:span><text:span text:style-name="T1">: <text:s/></text:span></text:p>
      <text:p text:style-name="P10"><text:span text:style-name="T1">אמר</text:span><text:span text:style-name="T4"> </text:span><text:span text:style-name="T1">רבי</text:span><text:span text:style-name="T4"> </text:span><text:span text:style-name="T1">יצחק: מאי</text:span><text:span text:style-name="T4"> </text:span><text:span text:style-name="T1">טעמא</text:span><text:span text:style-name="T4"> </text:span><text:span text:style-name="T1">דרבי</text:span><text:span text:style-name="T4"> </text:span><text:span text:style-name="T1">יהודה? - דכתיב</text:span><text:span text:style-name="T4"> </text:span><text:span text:style-name="T8">(זכריה</text:span><text:span text:style-name="T5"> </text:span><text:span text:style-name="T8">יג,ו</text:span><text:span text:style-name="T5"> </text:span><text:span text:style-name="T8">)</text:span><text:span text:style-name="T1"> </text:span><text:span text:style-name="T11">[ואמר</text:span><text:span text:style-name="T5"> </text:span><text:span text:style-name="T11">אליו]</text:span><text:span text:style-name="T10"> מה</text:span><text:span text:style-name="T4"> </text:span><text:span text:style-name="T10">המכות</text:span><text:span text:style-name="T4"> </text:span><text:span text:style-name="T10">האלה</text:span><text:span text:style-name="T4"> </text:span><text:span text:style-name="T23">בין</text:span><text:span text:style-name="T30"> </text:span><text:span text:style-name="T23">ידיך</text:span><text:span text:style-name="T4"> </text:span><text:span text:style-name="T10">ואמר</text:span><text:span text:style-name="T4"> </text:span><text:span text:style-name="T10">אשר</text:span><text:span text:style-name="T4"> </text:span><text:span text:style-name="T10">הכתי</text:span><text:span text:style-name="T4"> </text:span><text:span text:style-name="T10">בית</text:span><text:span text:style-name="T4"> </text:span><text:span text:style-name="T10">מאהבי</text:span><text:span text:style-name="T1">. </text:span></text:p>
      <text:p text:style-name="P11">ורבנן?</text:p>
      <text:p text:style-name="P10"><text:span text:style-name="T1">ההוא</text:span><text:span text:style-name="T4"> </text:span><text:span text:style-name="T1">בתינוקות</text:span><text:span text:style-name="T4"> </text:span><text:span text:style-name="T1">של</text:span><text:span text:style-name="T4"> </text:span><text:span text:style-name="T1">בית</text:span><text:span text:style-name="T4"> </text:span><text:span text:style-name="T1">רבן</text:span><text:span text:style-name="T4"> </text:span><text:span text:style-name="T1">הוא</text:span><text:span text:style-name="T4"> </text:span><text:span text:style-name="T1">דכתיב. <text:s/></text:span></text:p>
      <text:p text:style-name="P11"/>
      <text:p text:style-name="P10"><text:span text:style-name="T1">אין</text:span><text:span text:style-name="T4"> </text:span><text:span text:style-name="T1">אומדין</text:span><text:span text:style-name="T4"> </text:span><text:span text:style-name="T1">אלא</text:span><text:span text:style-name="T4"> </text:span><text:span text:style-name="T1">במכות</text:span><text:span text:style-name="T4"> </text:span><text:span text:style-name="T1">הראויות</text:span><text:span text:style-name="T4"> </text:span><text:span text:style-name="T2">[להשתלש. אמדוהו</text:span><text:span text:style-name="T5"> </text:span><text:span text:style-name="T2">לקבל</text:span><text:span text:style-name="T5"> </text:span><text:span text:style-name="T2">ארבעים</text:span><text:span text:style-name="T5"> </text:span><text:span text:style-name="T29">ולוקה</text:span><text:span text:style-name="T31"> </text:span><text:span text:style-name="T29">מקצת</text:span><text:span text:style-name="T2">, ואמדו</text:span><text:span text:style-name="T5"> </text:span><text:span text:style-name="T2">שאין</text:span><text:span text:style-name="T5"> </text:span><text:span text:style-name="T2">יכול</text:span><text:span text:style-name="T5"> </text:span><text:span text:style-name="T2">לקבל</text:span><text:span text:style-name="T5"> </text:span><text:span text:style-name="T2">ארבעים</text:span><text:span text:style-name="T5"> – </text:span><text:span text:style-name="T2">פטור; אמדוהו</text:span><text:span text:style-name="T5"> </text:span><text:span text:style-name="T2">לקבל</text:span><text:span text:style-name="T5"> </text:span><text:span text:style-name="T2">שמונה</text:span><text:span text:style-name="T5"> </text:span><text:span text:style-name="T2">עשרה, ומשלקה</text:span><text:span text:style-name="T5"> </text:span><text:span text:style-name="T2">אמדו</text:span><text:span text:style-name="T5"> </text:span><text:span text:style-name="T2">שיכול</text:span><text:span text:style-name="T5"> </text:span><text:span text:style-name="T2">הוא</text:span><text:span text:style-name="T5"> </text:span><text:span text:style-name="T2">לקבל</text:span><text:span text:style-name="T5"> </text:span><text:span text:style-name="T2">ארבעים</text:span><text:span text:style-name="T5"> – </text:span><text:span text:style-name="T2">פטור]</text:span><text:span text:style-name="T1">: <text:s/></text:span></text:p>
      <text:p text:style-name="P10"><text:span text:style-name="T1">לקה</text:span><text:span text:style-name="T4"> – </text:span><text:span text:style-name="T1">אִין, לא</text:span><text:span text:style-name="T4"> </text:span><text:span text:style-name="T1">לקה</text:span><text:span text:style-name="T4"> – </text:span><text:span text:style-name="T1">לא; ורמינהו: 'אמדוהו</text:span><text:span text:style-name="T4"> </text:span><text:span text:style-name="T1">לקבל</text:span><text:span text:style-name="T4"> </text:span><text:span text:style-name="T1">ארבעים</text:span><text:span text:style-name="T4"> </text:span><text:span text:style-name="T1">וחזרו</text:span><text:span text:style-name="T4"> </text:span><text:span text:style-name="T1">ואמדו</text:span><text:span text:style-name="T4"> </text:span><text:span text:style-name="T1">שאין</text:span><text:span text:style-name="T4"> </text:span><text:span text:style-name="T1">יכול</text:span><text:span text:style-name="T4"> </text:span><text:span text:style-name="T1">לקבל</text:span><text:span text:style-name="T4"> </text:span><text:span text:style-name="T1">ארבעים</text:span><text:span text:style-name="T4"> – </text:span><text:span text:style-name="T1">פטור; אמדוהו</text:span><text:span text:style-name="T4"> </text:span><text:span text:style-name="T1">לקבל</text:span><text:span text:style-name="T4"> </text:span><text:span text:style-name="T1">שמונה</text:span><text:span text:style-name="T4"> </text:span><text:span text:style-name="T1">עשרה</text:span><text:span text:style-name="T4"> </text:span><text:span text:style-name="T1">וחזרו</text:span><text:span text:style-name="T4"> </text:span><text:span text:style-name="T1">ואמדוהו</text:span><text:span text:style-name="T4"> </text:span><text:span text:style-name="T1">שיכול</text:span><text:span text:style-name="T4"> </text:span><text:span text:style-name="T1">לקבל</text:span><text:span text:style-name="T4"> </text:span><text:span text:style-name="T1">ארבעים</text:span><text:span text:style-name="T4"> – </text:span><text:span text:style-name="T1">פטור' </text:span><text:span text:style-name="T2">(</text:span><text:span text:style-name="T8">גירסת</text:span><text:span text:style-name="T5"> </text:span><text:span text:style-name="T8">ריב"ן: ורמינהו</text:span><text:span text:style-name="T5"> </text:span><text:span text:style-name="T8">אמדוהו</text:span><text:span text:style-name="T5"> </text:span><text:span text:style-name="T8">לקבל</text:span><text:span text:style-name="T5"> </text:span><text:span text:style-name="T8">ארבעים</text:span><text:span text:style-name="T5"> </text:span><text:span text:style-name="T8">וחזרו</text:span><text:span text:style-name="T5"> </text:span><text:span text:style-name="T8">ואמדו</text:span><text:span text:style-name="T5"> </text:span><text:span text:style-name="T8">שאין</text:span><text:span text:style-name="T5"> </text:span><text:span text:style-name="T8">יכול</text:span><text:span text:style-name="T5"> </text:span><text:span text:style-name="T8">פוטרין</text:span><text:span text:style-name="T5"> </text:span><text:span text:style-name="T8">אותו: אף</text:span><text:span text:style-name="T5"> </text:span><text:span text:style-name="T8">על</text:span><text:span text:style-name="T5"> </text:span><text:span text:style-name="T8">גב</text:span><text:span text:style-name="T5"> </text:span><text:span text:style-name="T8">דלא</text:span><text:span text:style-name="T5"> </text:span><text:span text:style-name="T8">לקה! אלמא</text:span><text:span text:style-name="T5"> </text:span><text:span text:style-name="T8">דלא</text:span><text:span text:style-name="T5"> </text:span><text:span text:style-name="T8">שני</text:span><text:span text:style-name="T5"> </text:span><text:span text:style-name="T8">בין</text:span><text:span text:style-name="T5"> </text:span><text:span text:style-name="T8">לקה</text:span><text:span text:style-name="T5"> </text:span><text:span text:style-name="T8">ללא</text:span><text:span text:style-name="T5"> </text:span><text:span text:style-name="T8">לקה! והכי</text:span><text:span text:style-name="T5"> </text:span><text:span text:style-name="T8">נמי</text:span><text:span text:style-name="T5"> </text:span><text:span text:style-name="T8">בין</text:span><text:span text:style-name="T5"> </text:span><text:span text:style-name="T8">שאמדוהו</text:span><text:span text:style-name="T5"> </text:span><text:span text:style-name="T8">לארבעים</text:span><text:span text:style-name="T5"> </text:span><text:span text:style-name="T8">בין</text:span><text:span text:style-name="T5"> </text:span><text:span text:style-name="T8">שאמדוהו</text:span><text:span text:style-name="T5"> </text:span><text:span text:style-name="T8">לשמונה</text:span><text:span text:style-name="T5"> </text:span><text:span text:style-name="T8">עשרה</text:span><text:span text:style-name="T5"> </text:span><text:span text:style-name="T8">- לא</text:span><text:span text:style-name="T5"> </text:span><text:span text:style-name="T8">עבדינן</text:span><text:span text:style-name="T5"> </text:span><text:span text:style-name="T8">ליה</text:span><text:span text:style-name="T5"> </text:span><text:span text:style-name="T8">אלא</text:span><text:span text:style-name="T5"> </text:span><text:span text:style-name="T8">אומד</text:span><text:span text:style-name="T5"> </text:span><text:span text:style-name="T8">ראשון, וקשה</text:span><text:span text:style-name="T5"> </text:span><text:span text:style-name="T8">בין</text:span><text:span text:style-name="T5"> </text:span><text:span text:style-name="T8">מרישא</text:span><text:span text:style-name="T5"> </text:span><text:span text:style-name="T8">ובין</text:span><text:span text:style-name="T5"> </text:span><text:span text:style-name="T8">מסיפא!</text:span><text:span text:style-name="T2">)</text:span><text:span text:style-name="T1">!? </text:span></text:p>
      <text:p text:style-name="P10"><text:span text:style-name="T1">אמר</text:span><text:span text:style-name="T4"> </text:span><text:span text:style-name="T1">רב</text:span><text:span text:style-name="T4"> </text:span><text:span text:style-name="T1">ששת: לא</text:span><text:span text:style-name="T4"> </text:span><text:span text:style-name="T1">קשיא: הא</text:span><text:span text:style-name="T4"> </text:span><text:span text:style-name="T2">(</text:span><text:span text:style-name="T8">מתניתין</text:span><text:span text:style-name="T2">)</text:span><text:span text:style-name="T1"> - דאמדוהו</text:span><text:span text:style-name="T4"> </text:span><text:span text:style-name="T1">ליומי</text:span><text:span text:style-name="T4"> </text:span><text:span text:style-name="T2">(</text:span><text:span text:style-name="T8">באמדוהו</text:span><text:span text:style-name="T5"> </text:span><text:span text:style-name="T8">ליומיה</text:span><text:span text:style-name="T5"> </text:span><text:span text:style-name="T8">לקבל</text:span><text:span text:style-name="T5"> </text:span><text:span text:style-name="T8">ארבעים</text:span><text:span text:style-name="T5"> </text:span><text:span text:style-name="T8">או</text:span><text:span text:style-name="T5"> </text:span><text:span text:style-name="T8">שמונה</text:span><text:span text:style-name="T5"> </text:span><text:span text:style-name="T8">עשרה, והלכך</text:span><text:span text:style-name="T5"> </text:span><text:span text:style-name="T8">כי</text:span><text:span text:style-name="T5"> </text:span><text:span text:style-name="T8">חזרו</text:span><text:span text:style-name="T5"> </text:span><text:span text:style-name="T8">ואמדו</text:span><text:span text:style-name="T5"> </text:span><text:span text:style-name="T8">בו</text:span><text:span text:style-name="T5"> </text:span><text:span text:style-name="T8">ביום</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או</text:span><text:span text:style-name="T5"> </text:span><text:span text:style-name="T8">יכול</text:span><text:span text:style-name="T5"> </text:span><text:span text:style-name="T8">- איגלאי</text:span><text:span text:style-name="T5"> </text:span><text:span text:style-name="T8">מילתא</text:span><text:span text:style-name="T5"> </text:span><text:span text:style-name="T8">דאומד</text:span><text:span text:style-name="T5"> </text:span><text:span text:style-name="T8">שלהם</text:span><text:span text:style-name="T5"> </text:span><text:span text:style-name="T8">לא</text:span><text:span text:style-name="T5"> </text:span><text:span text:style-name="T8">היה</text:span><text:span text:style-name="T5"> </text:span><text:span text:style-name="T8">כלום, כיון</text:span><text:span text:style-name="T5"> </text:span><text:span text:style-name="T8">דבו</text:span><text:span text:style-name="T5"> </text:span><text:span text:style-name="T8">ביום</text:span><text:span text:style-name="T5"> </text:span><text:span text:style-name="T8">סתרו</text:span><text:span text:style-name="T5"> </text:span><text:span text:style-name="T8">כל</text:span><text:span text:style-name="T5"> </text:span><text:span text:style-name="T8">מה</text:span><text:span text:style-name="T5"> </text:span><text:span text:style-name="T8">שאמדו, שהרי</text:span><text:span text:style-name="T5"> </text:span><text:span text:style-name="T8">זה</text:span><text:span text:style-name="T5"> </text:span><text:span text:style-name="T8">לא</text:span><text:span text:style-name="T5"> </text:span><text:span text:style-name="T8">נשתנה</text:span><text:span text:style-name="T5"> </text:span><text:span text:style-name="T8">ולא</text:span><text:span text:style-name="T5"> </text:span><text:span text:style-name="T8">הכחיש</text:span><text:span text:style-name="T5"> </text:span><text:span text:style-name="T8">בשהות</text:span><text:span text:style-name="T5"> </text:span><text:span text:style-name="T8">מועט</text:span><text:span text:style-name="T5"> </text:span><text:span text:style-name="T8">כזה, ויש</text:span><text:span text:style-name="T5"> </text:span><text:span text:style-name="T8">לומר</text:span><text:span text:style-name="T5"> </text:span><text:span text:style-name="T8">דהם</text:span><text:span text:style-name="T5"> </text:span><text:span text:style-name="T8">טעו</text:span><text:span text:style-name="T5"> </text:span><text:span text:style-name="T8">באומד; הלכך: כי</text:span><text:span text:style-name="T5"> </text:span><text:span text:style-name="T8">אמדו</text:span><text:span text:style-name="T5"> </text:span><text:span text:style-name="T8">תחלה</text:span><text:span text:style-name="T5"> </text:span><text:span text:style-name="T8">לארבעים, וחזרו</text:span><text:span text:style-name="T5"> </text:span><text:span text:style-name="T8">ואמדו</text:span><text:span text:style-name="T5"> </text:span><text:span text:style-name="T8">בו</text:span><text:span text:style-name="T5"> </text:span><text:span text:style-name="T8">ביום</text:span><text:span text:style-name="T5"> </text:span><text:span text:style-name="T8">שאין</text:span><text:span text:style-name="T5"> </text:span><text:span text:style-name="T8">יכול</text:span><text:span text:style-name="T5"> </text:span><text:span text:style-name="T8">לקבל, אם</text:span><text:span text:style-name="T5"> </text:span><text:span text:style-name="T8">לקה</text:span><text:span text:style-name="T5"> </text:span><text:span text:style-name="T8">מקצתן</text:span><text:span text:style-name="T5"> </text:span><text:span text:style-name="T8">- פוטרין</text:span><text:span text:style-name="T5"> </text:span><text:span text:style-name="T8">אותו, שהרי</text:span><text:span text:style-name="T5"> </text:span><text:span text:style-name="T8">נתבזה; ואם</text:span><text:span text:style-name="T5"> </text:span><text:span text:style-name="T8">לא</text:span><text:span text:style-name="T5"> </text:span><text:span text:style-name="T8">לקה</text:span><text:span text:style-name="T5"> </text:span><text:span text:style-name="T8">- הרי</text:span><text:span text:style-name="T5"> </text:span><text:span text:style-name="T8">הוא</text:span><text:span text:style-name="T5"> </text:span><text:span text:style-name="T8">כמי</text:span><text:span text:style-name="T5"> </text:span><text:span text:style-name="T8">שלא</text:span><text:span text:style-name="T5"> </text:span><text:span text:style-name="T8">אמדוהו</text:span><text:span text:style-name="T5"> </text:span><text:span text:style-name="T8">כלל, ועכשיו</text:span><text:span text:style-name="T5"> </text:span><text:span text:style-name="T8">הוא</text:span><text:span text:style-name="T5"> </text:span><text:span text:style-name="T8">דמעיינו</text:span><text:span text:style-name="T5"> </text:span><text:span text:style-name="T8">בדיניה</text:span><text:span text:style-name="T5"> </text:span><text:span text:style-name="T8">ואמרו</text:span><text:span text:style-name="T5"> </text:span><text:span text:style-name="T8">"אין</text:span><text:span text:style-name="T5"> </text:span><text:span text:style-name="T8">יכול", וממתינין</text:span><text:span text:style-name="T5"> </text:span><text:span text:style-name="T8">לו</text:span><text:span text:style-name="T5"> </text:span><text:span text:style-name="T8">עד</text:span><text:span text:style-name="T5"> </text:span><text:span text:style-name="T8">שיבריא, ויהיו</text:span><text:span text:style-name="T5"> </text:span><text:span text:style-name="T8">עומדין</text:span><text:span text:style-name="T5"> </text:span><text:span text:style-name="T8">אותו</text:span><text:span text:style-name="T5"> </text:span><text:span text:style-name="T8">אומד</text:span><text:span text:style-name="T5"> </text:span><text:span text:style-name="T8">הראוי</text:span><text:span text:style-name="T5"> </text:span><text:span text:style-name="T8">לו;<text:tab/>וכן</text:span><text:span text:style-name="T5"> </text:span><text:span text:style-name="T8">אמדו</text:span><text:span text:style-name="T5"> </text:span><text:span text:style-name="T8">תחלה</text:span><text:span text:style-name="T5"> </text:span><text:span text:style-name="T8">לי"ח, ובו</text:span><text:span text:style-name="T5"> </text:span><text:span text:style-name="T8">ביום</text:span><text:span text:style-name="T5"> </text:span><text:span text:style-name="T8">חזרו</text:span><text:span text:style-name="T5"> </text:span><text:span text:style-name="T8">ואמדו</text:span><text:span text:style-name="T5"> </text:span><text:span text:style-name="T8">שיכול</text:span><text:span text:style-name="T5"> </text:span><text:span text:style-name="T8">לקבל</text:span><text:span text:style-name="T5"> </text:span><text:span text:style-name="T8">ארבעים</text:span><text:span text:style-name="T5"> </text:span><text:span text:style-name="T8">- איגלאי</text:span><text:span text:style-name="T5"> </text:span><text:span text:style-name="T8">מילתא</text:span><text:span text:style-name="T5"> </text:span><text:span text:style-name="T8">דטעו</text:span><text:span text:style-name="T5"> </text:span><text:span text:style-name="T8">באומד</text:span><text:span text:style-name="T5"> </text:span><text:span text:style-name="T8">ראשון, ואינו</text:span><text:span text:style-name="T5"> </text:span><text:span text:style-name="T8">כלום, והלכך: אם</text:span><text:span text:style-name="T5"> </text:span><text:span text:style-name="T8">לקה</text:span><text:span text:style-name="T5"> </text:span><text:span text:style-name="T8">כבר</text:span><text:span text:style-name="T5"> </text:span><text:span text:style-name="T8">כל</text:span><text:span text:style-name="T5"> </text:span><text:span text:style-name="T8">השמונה</text:span><text:span text:style-name="T5"> </text:span><text:span text:style-name="T8">עשרה</text:span><text:span text:style-name="T5"> </text:span><text:span text:style-name="T8">- פוטרין</text:span><text:span text:style-name="T5"> </text:span><text:span text:style-name="T8">אותו: דכיון</text:span><text:span text:style-name="T5"> </text:span><text:span text:style-name="T8">דיצא</text:span><text:span text:style-name="T5"> </text:span><text:span text:style-name="T8">מבית</text:span><text:span text:style-name="T5"> </text:span><text:span text:style-name="T8">דין</text:span><text:span text:style-name="T5"> </text:span><text:span text:style-name="T8">כבר</text:span><text:span text:style-name="T5"> </text:span><text:span text:style-name="T8">- בזיון</text:span><text:span text:style-name="T5"> </text:span><text:span text:style-name="T8">בית</text:span><text:span text:style-name="T5"> </text:span><text:span text:style-name="T8">דין</text:span><text:span text:style-name="T5"> </text:span><text:span text:style-name="T8">הוא</text:span><text:span text:style-name="T5"> </text:span><text:span text:style-name="T8">להחזירו; אבל</text:span><text:span text:style-name="T5"> </text:span><text:span text:style-name="T8">לא</text:span><text:span text:style-name="T5"> </text:span><text:span text:style-name="T8">לקה</text:span><text:span text:style-name="T5"> </text:span><text:span text:style-name="T8">- רשאין</text:span><text:span text:style-name="T5"> </text:span><text:span text:style-name="T8">להוסיף</text:span><text:span text:style-name="T5"> </text:span><text:span text:style-name="T8">על</text:span><text:span text:style-name="T5"> </text:span><text:span text:style-name="T8">אומד</text:span><text:span text:style-name="T5"> </text:span><text:span text:style-name="T8">ראשון, דאינו</text:span><text:span text:style-name="T5"> </text:span><text:span text:style-name="T8">כלום</text:span><text:span text:style-name="T2">)</text:span><text:span text:style-name="T1">, הא</text:span><text:span text:style-name="T4"> </text:span><text:span text:style-name="T2">(</text:span><text:span text:style-name="T8">וברייתא</text:span><text:span text:style-name="T2">)</text:span><text:span text:style-name="T1"> - דאמדוהו</text:span><text:span text:style-name="T4"> </text:span><text:span text:style-name="T1">למחר</text:span><text:span text:style-name="T4"> </text:span><text:span text:style-name="T1">וליומא</text:span><text:span text:style-name="T4"> </text:span><text:span text:style-name="T1">אוחרא</text:span><text:span text:style-name="T4"> </text:span><text:span text:style-name="T2">(</text:span><text:span text:style-name="T27">או</text:span><text:span text:style-name="T5"> </text:span><text:span text:style-name="T8">ליומא</text:span><text:span text:style-name="T5"> </text:span><text:span text:style-name="T8">אורחא: ליום</text:span><text:span text:style-name="T5"> </text:span><text:span text:style-name="T8">אחר; דההוא</text:span><text:span text:style-name="T5"> </text:span><text:span text:style-name="T8">ודאי</text:span><text:span text:style-name="T5"> </text:span><text:span text:style-name="T8">אומד</text:span><text:span text:style-name="T5"> </text:span><text:span text:style-name="T8">גמור</text:span><text:span text:style-name="T5"> </text:span><text:span text:style-name="T8">הוא: שיפה</text:span><text:span text:style-name="T5"> </text:span><text:span text:style-name="T8">עיינו</text:span><text:span text:style-name="T5"> </text:span><text:span text:style-name="T8">שהיה</text:span><text:span text:style-name="T5"> </text:span><text:span text:style-name="T8">יכול</text:span><text:span text:style-name="T5"> </text:span><text:span text:style-name="T8">זה</text:span><text:span text:style-name="T5"> </text:span><text:span text:style-name="T8">לקבל</text:span><text:span text:style-name="T5"> </text:span><text:span text:style-name="T8">עד</text:span><text:span text:style-name="T5"> </text:span><text:span text:style-name="T8">אותו</text:span><text:span text:style-name="T5"> </text:span><text:span text:style-name="T8">יום</text:span><text:span text:style-name="T5"> </text:span><text:span text:style-name="T8">כך</text:span><text:span text:style-name="T5"> </text:span><text:span text:style-name="T8">וכך</text:span><text:span text:style-name="T5"> </text:span><text:span text:style-name="T8">מכות, אלא</text:span><text:span text:style-name="T5"> </text:span><text:span text:style-name="T8">נשתנה</text:span><text:span text:style-name="T5"> </text:span><text:span text:style-name="T8">והכחיש; הלכך: כי</text:span><text:span text:style-name="T5"> </text:span><text:span text:style-name="T8">אמדוהו</text:span><text:span text:style-name="T5"> </text:span><text:span text:style-name="T8">לארבעים</text:span><text:span text:style-name="T5"> </text:span><text:span text:style-name="T8">עד</text:span><text:span text:style-name="T5"> </text:span><text:span text:style-name="T8">יום</text:span><text:span text:style-name="T5"> </text:span><text:span text:style-name="T8">פלוני, וכשהגיע</text:span><text:span text:style-name="T5"> </text:span><text:span text:style-name="T8">יום</text:span><text:span text:style-name="T5"> </text:span><text:span text:style-name="T8">פלוני</text:span><text:span text:style-name="T5"> </text:span><text:span text:style-name="T8">אמדו</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כולם</text:span><text:span text:style-name="T5"> </text:span><text:span text:style-name="T8">- אומד</text:span><text:span text:style-name="T5"> </text:span><text:span text:style-name="T8">ראשון</text:span><text:span text:style-name="T5"> </text:span><text:span text:style-name="T8">אומד</text:span><text:span text:style-name="T5"> </text:span><text:span text:style-name="T8">גמור</text:span><text:span text:style-name="T5"> </text:span><text:span text:style-name="T8">היה, והואיל</text:span><text:span text:style-name="T5"> </text:span><text:span text:style-name="T8">ונשתנה</text:span><text:span text:style-name="T5"> </text:span><text:span text:style-name="T8">ונתקלקל</text:span><text:span text:style-name="T5"> </text:span><text:span text:style-name="T8">שאין</text:span><text:span text:style-name="T5"> </text:span><text:span text:style-name="T8">יכול</text:span><text:span text:style-name="T5"> </text:span><text:span text:style-name="T8">לקבל</text:span><text:span text:style-name="T5"> </text:span><text:span text:style-name="T8">- פטור</text:span><text:span text:style-name="T5"> </text:span><text:span text:style-name="T8">אף</text:span><text:span text:style-name="T5"> </text:span><text:span text:style-name="T8">על</text:span><text:span text:style-name="T5"> </text:span><text:span text:style-name="T8">פי</text:span><text:span text:style-name="T5"> </text:span><text:span text:style-name="T8">שלא</text:span><text:span text:style-name="T5"> </text:span><text:span text:style-name="T8">לקה, שהרי</text:span><text:span text:style-name="T5"> </text:span><text:span text:style-name="T8">נתבזה</text:span><text:span text:style-name="T5"> </text:span><text:span text:style-name="T8">באותו</text:span><text:span text:style-name="T5"> </text:span><text:span text:style-name="T8">אומד; וכי</text:span><text:span text:style-name="T5"> </text:span><text:span text:style-name="T8">אמדוהו</text:span><text:span text:style-name="T5"> </text:span><text:span text:style-name="T8">נמי</text:span><text:span text:style-name="T5"> </text:span><text:span text:style-name="T8">לשמונה</text:span><text:span text:style-name="T5"> </text:span><text:span text:style-name="T8">עשרה</text:span><text:span text:style-name="T5"> </text:span><text:span text:style-name="T8">עד</text:span><text:span text:style-name="T5"> </text:span><text:span text:style-name="T8">יום</text:span><text:span text:style-name="T5"> </text:span><text:span text:style-name="T8">פלוני, וכשהגיע</text:span><text:span text:style-name="T5"> </text:span><text:span text:style-name="T8">יום</text:span><text:span text:style-name="T5"> </text:span><text:span text:style-name="T8">פלוני</text:span><text:span text:style-name="T5"> </text:span><text:span text:style-name="T8">אמדו</text:span><text:span text:style-name="T5"> </text:span><text:span text:style-name="T8">שיכול</text:span><text:span text:style-name="T5"> </text:span><text:span text:style-name="T8">לקבל</text:span><text:span text:style-name="T5"> </text:span><text:span text:style-name="T8">ארבעים</text:span><text:span text:style-name="T5"> </text:span><text:span text:style-name="T8">- אין</text:span><text:span text:style-name="T5"> </text:span><text:span text:style-name="T8">לוקה</text:span><text:span text:style-name="T5"> </text:span><text:span text:style-name="T8">אלא</text:span><text:span text:style-name="T5"> </text:span><text:span text:style-name="T8">אומד</text:span><text:span text:style-name="T5"> </text:span><text:span text:style-name="T8">ראשון, דאומד</text:span><text:span text:style-name="T5"> </text:span><text:span text:style-name="T8">גמור</text:span><text:span text:style-name="T5"> </text:span><text:span text:style-name="T8">היה; כך</text:span><text:span text:style-name="T5"> </text:span><text:span text:style-name="T8">נראה</text:span><text:span text:style-name="T5"> </text:span><text:span text:style-name="T8">לרבי.<text:tab/>לישנא</text:span><text:span text:style-name="T5"> </text:span><text:span text:style-name="T8">אחרינא: מתניתין</text:span><text:span text:style-name="T5"> </text:span><text:span text:style-name="T8">דאמדוהו</text:span><text:span text:style-name="T5"> </text:span><text:span text:style-name="T8">ליומיה</text:span><text:span text:style-name="T5"> </text:span><text:span text:style-name="T8">לקבל</text:span><text:span text:style-name="T5"> </text:span><text:span text:style-name="T8">ארבעים, והלכך</text:span><text:span text:style-name="T5"> </text:span><text:span text:style-name="T8">אין</text:span><text:span text:style-name="T5"> </text:span><text:span text:style-name="T8">פוטרין</text:span><text:span text:style-name="T5"> </text:span><text:span text:style-name="T8">אותו</text:span><text:span text:style-name="T5"> </text:span><text:span text:style-name="T8">אלא</text:span><text:span text:style-name="T5"> </text:span><text:span text:style-name="T8">אם</text:span><text:span text:style-name="T5"> </text:span><text:span text:style-name="T8">כן</text:span><text:span text:style-name="T5"> </text:span><text:span text:style-name="T8">לקה: דודאי</text:span><text:span text:style-name="T5"> </text:span><text:span text:style-name="T8">יהא</text:span><text:span text:style-name="T5"> </text:span><text:span text:style-name="T8">בו</text:span><text:span text:style-name="T5"> </text:span><text:span text:style-name="T8">כח</text:span><text:span text:style-name="T5"> </text:span><text:span text:style-name="T8">לקבל</text:span><text:span text:style-name="T5"> </text:span><text:span text:style-name="T8">קצת</text:span><text:span text:style-name="T5"> </text:span><text:span text:style-name="T8">מן</text:span><text:span text:style-name="T5"> </text:span><text:span text:style-name="T8">המכות; אמדוהו</text:span><text:span text:style-name="T5"> </text:span><text:span text:style-name="T8">לקבל</text:span><text:span text:style-name="T5"> </text:span><text:span text:style-name="T8">ליום</text:span><text:span text:style-name="T5"> </text:span><text:span text:style-name="T8">או</text:span><text:span text:style-name="T5"> </text:span><text:span text:style-name="T8">ליומים</text:span><text:span text:style-name="T5"> </text:span><text:span text:style-name="T8">- ודאי</text:span><text:span text:style-name="T5"> </text:span><text:span text:style-name="T8">אין</text:span><text:span text:style-name="T5"> </text:span><text:span text:style-name="T8">בו</text:span><text:span text:style-name="T5"> </text:span><text:span text:style-name="T8">כח, ואם</text:span><text:span text:style-name="T5"> </text:span><text:span text:style-name="T8">חזרו</text:span><text:span text:style-name="T5"> </text:span><text:span text:style-name="T8">בהם</text:span><text:span text:style-name="T5"> </text:span><text:span text:style-name="T8">- פטור</text:span><text:span text:style-name="T5"> </text:span><text:span text:style-name="T8">מיד; וכן</text:span><text:span text:style-name="T5"> </text:span><text:span text:style-name="T8">קיבל</text:span><text:span text:style-name="T5"> </text:span><text:span text:style-name="T8">רבי</text:span><text:span text:style-name="T5"> </text:span><text:span text:style-name="T8">מח"ע; ולא</text:span><text:span text:style-name="T5"> </text:span><text:span text:style-name="T8">נהירא: דמשום</text:span><text:span text:style-name="T5"> </text:span><text:span text:style-name="T8">דאמדוהו</text:span><text:span text:style-name="T5"> </text:span><text:span text:style-name="T8">ליומיה? אמאי</text:span><text:span text:style-name="T5"> </text:span><text:span text:style-name="T8">ברירא</text:span><text:span text:style-name="T5"> </text:span><text:span text:style-name="T8">לן</text:span><text:span text:style-name="T5"> </text:span><text:span text:style-name="T8">שיהא</text:span><text:span text:style-name="T5"> </text:span><text:span text:style-name="T8">בו</text:span><text:span text:style-name="T5"> </text:span><text:span text:style-name="T8">כח</text:span><text:span text:style-name="T5"> </text:span><text:span text:style-name="T8">לקבל</text:span><text:span text:style-name="T5"> </text:span><text:span text:style-name="T8">קצת</text:span><text:span text:style-name="T5"> </text:span><text:span text:style-name="T8">מן</text:span><text:span text:style-name="T5"> </text:span><text:span text:style-name="T8">המכות? הם</text:span><text:span text:style-name="T5"> </text:span><text:span text:style-name="T8">אומדין</text:span><text:span text:style-name="T5"> </text:span><text:span text:style-name="T8">שאין</text:span><text:span text:style-name="T5"> </text:span><text:span text:style-name="T8">יכול</text:span><text:span text:style-name="T5"> </text:span><text:span text:style-name="T8">ואנן</text:span><text:span text:style-name="T5"> </text:span><text:span text:style-name="T8">אמרינן</text:span><text:span text:style-name="T5"> </text:span><text:span text:style-name="T8">לילקי</text:span><text:span text:style-name="T5"> </text:span><text:span text:style-name="T8">ולימות? ועוד: ד'אם</text:span><text:span text:style-name="T5"> </text:span><text:span text:style-name="T8">לקה' אמרינן</text:span><text:span text:style-name="T5"> </text:span><text:span text:style-name="T8">במתניתין, ולא</text:span><text:span text:style-name="T5"> </text:span><text:span text:style-name="T8">דמלקינן</text:span><text:span text:style-name="T5"> </text:span><text:span text:style-name="T8">ליה</text:span><text:span text:style-name="T5"> </text:span><text:span text:style-name="T8">לכתחלה. מ"ר</text:span><text:span text:style-name="T2">)</text:span><text:span text:style-name="T1">.</text:span><text:span text:style-name="T8"> </text:span></text:p>
      <text:p text:style-name="P11"/>
      <text:p text:style-name="P11"/>
      <text:p text:style-name="P11">משנה:</text:p>
      <text:p text:style-name="P10"><text:span text:style-name="T1">עבר</text:span><text:span text:style-name="T4"> </text:span><text:span text:style-name="T1">עבירה</text:span><text:span text:style-name="T4"> </text:span><text:span text:style-name="T1">שיש</text:span><text:span text:style-name="T4"> </text:span><text:span text:style-name="T1">בה</text:span><text:span text:style-name="T4"> </text:span><text:span text:style-name="T1">שני</text:span><text:span text:style-name="T4"> </text:span><text:span text:style-name="T1">לאוין</text:span><text:span text:style-name="T4"> </text:span><text:span text:style-name="T2">(</text:span><text:span text:style-name="T8">כגון: חורש</text:span><text:span text:style-name="T5"> </text:span><text:span text:style-name="T8">בשור</text:span><text:span text:style-name="T5"> </text:span><text:span text:style-name="T8">וחמור, וכלאים</text:span><text:span text:style-name="T5"> </text:span><text:span text:style-name="T8">בכרם</text:span><text:span text:style-name="T2">)</text:span><text:span text:style-name="T1">: אמדוהו</text:span><text:span text:style-name="T4"> </text:span><text:span text:style-name="T1">אומד</text:span><text:span text:style-name="T4"> </text:span><text:span text:style-name="T1">אחד</text:span><text:span text:style-name="T4"> </text:span><text:span text:style-name="T1">- לוקה</text:span><text:span text:style-name="T4"> </text:span><text:span text:style-name="T1">ופטור; ואם</text:span><text:span text:style-name="T4"> </text:span><text:span text:style-name="T1">לאו</text:span><text:span text:style-name="T4"> </text:span><text:span text:style-name="T2">(</text:span><text:span text:style-name="T8">דלא</text:span><text:span text:style-name="T5"> </text:span><text:span text:style-name="T8">אמדוהו</text:span><text:span text:style-name="T5"> </text:span><text:span text:style-name="T8">אומד</text:span><text:span text:style-name="T5"> </text:span><text:span text:style-name="T8">אחד, אלא</text:span><text:span text:style-name="T5"> </text:span><text:span text:style-name="T8">ללאו</text:span><text:span text:style-name="T5"> </text:span><text:span text:style-name="T8">אחד</text:span><text:span text:style-name="T5"> </text:span><text:span text:style-name="T8">אמדוהו</text:span><text:span text:style-name="T5"> </text:span><text:span text:style-name="T8">תחלה</text:span><text:span text:style-name="T2">)</text:span><text:span text:style-name="T1"> - לוקה</text:span><text:span text:style-name="T4"> </text:span><text:span text:style-name="T1">ומתרפא, וחוזר</text:span><text:span text:style-name="T4"> </text:span><text:span text:style-name="T1">ולוקה.</text:span></text:p>
      <text:p text:style-name="P11"/>
      <text:p text:style-name="P11">גמרא:</text:p>
      <text:p text:style-name="P10"><text:span text:style-name="T1">והתניא</text:span><text:span text:style-name="T4"> </text:span><text:span text:style-name="T8">[תוספתא</text:span><text:span text:style-name="T5"> </text:span><text:span text:style-name="T8">מכות</text:span><text:span text:style-name="T5"> </text:span><text:span text:style-name="T8">פ"ד</text:span><text:span text:style-name="T5"> </text:span><text:span text:style-name="T8">מ"ו]</text:span><text:span text:style-name="T1">: 'אין</text:span><text:span text:style-name="T4"> </text:span><text:span text:style-name="T1">אומדין</text:span><text:span text:style-name="T4"> </text:span><text:span text:style-name="T1">אומד</text:span><text:span text:style-name="T4"> </text:span><text:span text:style-name="T1">אחד</text:span><text:span text:style-name="T4"> </text:span><text:span text:style-name="T1">לשני</text:span><text:span text:style-name="T4"> </text:span><text:span text:style-name="T1">לאוין'?</text:span></text:p>
      <text:p text:style-name="P10"><text:span text:style-name="T1">אמר</text:span><text:span text:style-name="T4"> </text:span><text:span text:style-name="T1">רב</text:span><text:span text:style-name="T4"> </text:span><text:span text:style-name="T1">ששת: לא</text:span><text:span text:style-name="T4"> </text:span><text:span text:style-name="T1">קשיא: הא</text:span><text:span text:style-name="T4"> </text:span><text:span text:style-name="T1">דאמדוהו</text:span><text:span text:style-name="T4"> </text:span><text:span text:style-name="T1">לארבעים</text:span><text:span text:style-name="T4"> </text:span><text:span text:style-name="T1">וחדא, הא</text:span><text:span text:style-name="T4"> </text:span><text:span text:style-name="T1">דאמדוהו</text:span><text:span text:style-name="T4"> </text:span><text:span text:style-name="T1">לארבעים</text:span><text:span text:style-name="T4"> </text:span><text:span text:style-name="T1">ותרתי</text:span><text:span text:style-name="T4"> </text:span><text:span text:style-name="T2">(</text:span><text:span text:style-name="T8">כל</text:span><text:span text:style-name="T5"> </text:span><text:span text:style-name="T8">מה</text:span><text:span text:style-name="T5"> </text:span><text:span text:style-name="T8">שאומדין</text:span><text:span text:style-name="T5"> </text:span><text:span text:style-name="T8">עליו</text:span><text:span text:style-name="T5"> </text:span><text:span text:style-name="T8">עד</text:span><text:span text:style-name="T5"> </text:span><text:span text:style-name="T8">שלשים</text:span><text:span text:style-name="T5"> </text:span><text:span text:style-name="T8">ותשע</text:span><text:span text:style-name="T5"> </text:span><text:span text:style-name="T8">- חשבינן</text:span><text:span text:style-name="T5"> </text:span><text:span text:style-name="T8">משום</text:span><text:span text:style-name="T5"> </text:span><text:span text:style-name="T8">חד</text:span><text:span text:style-name="T5"> </text:span><text:span text:style-name="T8">לאו, דכך</text:span><text:span text:style-name="T5"> </text:span><text:span text:style-name="T8">הוא</text:span><text:span text:style-name="T5"> </text:span><text:span text:style-name="T8">דינו</text:span><text:span text:style-name="T5"> </text:span><text:span text:style-name="T8">למלקות: ארבעים</text:span><text:span text:style-name="T5"> </text:span><text:span text:style-name="T8">חסר</text:span><text:span text:style-name="T5"> </text:span><text:soft-page-break/><text:span text:style-name="T8">אחת</text:span><text:span text:style-name="T5"> </text:span><text:span text:style-name="T8">על</text:span><text:span text:style-name="T5"> </text:span><text:span text:style-name="T8">לאו</text:span><text:span text:style-name="T5"> </text:span><text:span text:style-name="T8">אחד, ואם</text:span><text:span text:style-name="T5"> </text:span><text:span text:style-name="T8">מוסיפין</text:span><text:span text:style-name="T5"> </text:span><text:span text:style-name="T8">עליו</text:span><text:span text:style-name="T5"> </text:span><text:span text:style-name="T8">אפילו</text:span><text:span text:style-name="T5"> </text:span><text:span text:style-name="T8">שלש</text:span><text:span text:style-name="T5"> </text:span><text:span text:style-name="T8">מכות, דהוה</text:span><text:span text:style-name="T5"> </text:span><text:span text:style-name="T8">להו</text:span><text:span text:style-name="T5"> </text:span><text:span text:style-name="T8">ארבעים</text:span><text:span text:style-name="T5"> </text:span><text:span text:style-name="T8">ותרתי</text:span><text:span text:style-name="T5"> </text:span><text:span text:style-name="T8">- חשובין</text:span><text:span text:style-name="T5"> </text:span><text:span text:style-name="T8">אותן</text:span><text:span text:style-name="T5"> </text:span><text:span text:style-name="T8">שלש</text:span><text:span text:style-name="T5"> </text:span><text:span text:style-name="T8">אומד</text:span><text:span text:style-name="T5"> </text:span><text:span text:style-name="T8">ללאו</text:span><text:span text:style-name="T5"> </text:span><text:span text:style-name="T8">האחר; ואם</text:span><text:span text:style-name="T5"> </text:span><text:span text:style-name="T8">לא</text:span><text:span text:style-name="T5"> </text:span><text:span text:style-name="T8">הוסיפו</text:span><text:span text:style-name="T5"> </text:span><text:span text:style-name="T8">אלא</text:span><text:span text:style-name="T5"> </text:span><text:span text:style-name="T8">שתים</text:span><text:span text:style-name="T5"> </text:span><text:span text:style-name="T8">מכות</text:span><text:span text:style-name="T5"> </text:span><text:span text:style-name="T8">- דהוו</text:span><text:span text:style-name="T5"> </text:span><text:span text:style-name="T8">להו</text:span><text:span text:style-name="T5"> </text:span><text:span text:style-name="T8">ארבעים</text:span><text:span text:style-name="T5"> </text:span><text:span text:style-name="T8">וחדא</text:span><text:span text:style-name="T5"> </text:span><text:span text:style-name="T8">- לוקה</text:span><text:span text:style-name="T5"> </text:span><text:span text:style-name="T8">שלשים</text:span><text:span text:style-name="T5"> </text:span><text:span text:style-name="T8">ותשע, משום</text:span><text:span text:style-name="T5"> </text:span><text:span text:style-name="T8">לאו</text:span><text:span text:style-name="T5"> </text:span><text:span text:style-name="T8">אחד, ומתרפא, וחוזר</text:span><text:span text:style-name="T5"> </text:span><text:span text:style-name="T8">ולוקה: דמכות</text:span><text:span text:style-name="T5"> </text:span><text:span text:style-name="T8">שאינן</text:span><text:span text:style-name="T5"> </text:span><text:span text:style-name="T8">ראויות</text:span><text:span text:style-name="T5"> </text:span><text:span text:style-name="T8">להשתלש</text:span><text:span text:style-name="T5"> </text:span><text:span text:style-name="T8">לא</text:span><text:span text:style-name="T5"> </text:span><text:span text:style-name="T8">מלקינן</text:span><text:span text:style-name="T5"> </text:span><text:span text:style-name="T8">ליה</text:span><text:span text:style-name="T2">)</text:span><text:span text:style-name="T1">.</text:span></text:p>
      <text:p text:style-name="P11"/>
      <text:p text:style-name="P11"/>
      <text:p text:style-name="P11">משנה:</text:p>
      <text:p text:style-name="P10"><text:span text:style-name="T1">כיצד</text:span><text:span text:style-name="T4"> </text:span><text:span text:style-name="T1">מלקין</text:span><text:span text:style-name="T4"> </text:span><text:span text:style-name="T1">אותו?</text:span></text:p>
      <text:p text:style-name="P10"><text:span text:style-name="T1">כופה</text:span><text:span text:style-name="T4"> </text:span><text:span text:style-name="T1">שתי</text:span><text:span text:style-name="T4"> </text:span><text:span text:style-name="T1">ידיו</text:span><text:span text:style-name="T4"> </text:span><text:span text:style-name="T1">על</text:span><text:span text:style-name="T4"> </text:span><text:span text:style-name="T1">העמוד</text:span><text:span text:style-name="T4"> </text:span><text:span text:style-name="T1">הילך</text:span><text:span text:style-name="T4"> </text:span><text:span text:style-name="T1">והילך</text:span><text:span text:style-name="T4"> </text:span><text:span text:style-name="T2">(</text:span><text:span text:style-name="T8">עץ</text:span><text:span text:style-name="T5"> </text:span><text:span text:style-name="T8">אחד</text:span><text:span text:style-name="T5"> </text:span><text:span text:style-name="T8">נעוץ</text:span><text:span text:style-name="T5"> </text:span><text:span text:style-name="T8">בקרקע</text:span><text:span text:style-name="T5"> </text:span><text:span text:style-name="T8">וגבוה</text:span><text:span text:style-name="T5"> </text:span><text:span text:style-name="T8">כנגד</text:span><text:span text:style-name="T5"> </text:span><text:span text:style-name="T8">שתי</text:span><text:span text:style-name="T5"> </text:span><text:span text:style-name="T8">אמות</text:span><text:span text:style-name="T5"> </text:span><text:span text:style-name="T8">או</text:span><text:span text:style-name="T5"> </text:span><text:span text:style-name="T8">אמה</text:span><text:span text:style-name="T5"> </text:span><text:span text:style-name="T8">וחצי, והוא</text:span><text:span text:style-name="T5"> </text:span><text:span text:style-name="T8">כפוף</text:span><text:span text:style-name="T5"> </text:span><text:span text:style-name="T8">ומוטה</text:span><text:span text:style-name="T5"> </text:span><text:span text:style-name="T8">על</text:span><text:span text:style-name="T5"> </text:span><text:span text:style-name="T8">אותו</text:span><text:span text:style-name="T5"> </text:span><text:span text:style-name="T8">העמוד</text:span><text:span text:style-name="T5"> </text:span><text:span text:style-name="T8">כאדם</text:span><text:span text:style-name="T5"> </text:span><text:span text:style-name="T8">הנסמך</text:span><text:span text:style-name="T5"> </text:span><text:span text:style-name="T8">על</text:span><text:span text:style-name="T5"> </text:span><text:span text:style-name="T8">בריח</text:span><text:span text:style-name="T5"> </text:span><text:span text:style-name="T8">דלת</text:span><text:span text:style-name="T5"> </text:span><text:span text:style-name="T8">ותולה</text:span><text:span text:style-name="T5"> </text:span><text:span text:style-name="T8">ידיו</text:span><text:span text:style-name="T5"> </text:span><text:span text:style-name="T8">למטה, וכופתין</text:span><text:span text:style-name="T5"> </text:span><text:span text:style-name="T8">לו</text:span><text:span text:style-name="T5"> </text:span><text:span text:style-name="T8">ידיו</text:span><text:span text:style-name="T5"> </text:span><text:span text:style-name="T8">בצידי</text:span><text:span text:style-name="T5"> </text:span><text:span text:style-name="T8">העמוד</text:span><text:span text:style-name="T2">)</text:span><text:span text:style-name="T1">; </text:span></text:p>
      <text:p text:style-name="P10"><text:span text:style-name="T1">וחזן</text:span><text:span text:style-name="T4"> </text:span><text:span text:style-name="T1">הכנסת</text:span><text:span text:style-name="T4"> </text:span><text:span text:style-name="T2">(</text:span><text:span text:style-name="T8">שמש</text:span><text:span text:style-name="T5"> </text:span><text:span text:style-name="T8">הקהל; ולא</text:span><text:span text:style-name="T5"> </text:span><text:span text:style-name="T8">שמעתי</text:span><text:span text:style-name="T5"> </text:span><text:span text:style-name="T8">בו</text:span><text:span text:style-name="T5"> </text:span><text:span text:style-name="T8">שום</text:span><text:span text:style-name="T5"> </text:span><text:span text:style-name="T8">משמעות</text:span><text:span text:style-name="T2">)</text:span><text:span text:style-name="T1"> אוחז</text:span><text:span text:style-name="T4"> </text:span><text:span text:style-name="T1">בבגדיו; אם</text:span><text:span text:style-name="T4"> </text:span><text:span text:style-name="T1">נקרעו</text:span><text:span text:style-name="T4"> – </text:span><text:span text:style-name="T1">נקרעו, ואם</text:span><text:span text:style-name="T4"> </text:span><text:span text:style-name="T1">נפרמו</text:span><text:span text:style-name="T4"> – </text:span><text:span text:style-name="T1">נפרמו</text:span><text:span text:style-name="T4"> </text:span><text:span text:style-name="T2">(</text:span><text:span text:style-name="T8">דשקושרר"א</text:span><text:span text:style-name="T5"> </text:span><text:span text:style-name="T8">בלע"ז: קריעה</text:span><text:span text:style-name="T5"> </text:span><text:span text:style-name="T8">של</text:span><text:span text:style-name="T5"> </text:span><text:span text:style-name="T8">תפירה</text:span><text:span text:style-name="T2">)</text:span><text:span text:style-name="T1">, עד</text:span><text:span text:style-name="T4"> </text:span><text:span text:style-name="T1">שהוא</text:span><text:span text:style-name="T4"> </text:span><text:span text:style-name="T1">מגלה</text:span><text:span text:style-name="T4"> </text:span><text:span text:style-name="T1">את</text:span><text:span text:style-name="T4"> </text:span><text:span text:style-name="T1">לבו;</text:span></text:p>
      <text:p text:style-name="P10"><text:span text:style-name="T1">והאבן</text:span><text:span text:style-name="T4"> </text:span><text:span text:style-name="T1">נתונה</text:span><text:span text:style-name="T4"> </text:span><text:span text:style-name="T1">מאחריו</text:span><text:span text:style-name="T4"> </text:span><text:span text:style-name="T2">(</text:span><text:span text:style-name="T8">של</text:span><text:span text:style-name="T5"> </text:span><text:span text:style-name="T8">נידון</text:span><text:span text:style-name="T2">)</text:span><text:span text:style-name="T1">: חזן</text:span><text:span text:style-name="T4"> </text:span><text:span text:style-name="T1">הכנסת</text:span><text:span text:style-name="T4"> </text:span><text:span text:style-name="T1">עומד</text:span><text:span text:style-name="T4"> </text:span><text:span text:style-name="T1">עליו, ורצועה</text:span><text:span text:style-name="T4"> </text:span><text:span text:style-name="T1">בידו</text:span><text:span text:style-name="T4"> </text:span><text:span text:style-name="T1">של</text:span><text:span text:style-name="T4"> </text:span><text:span text:style-name="T1">עגל, כפולה</text:span><text:span text:style-name="T4"> </text:span><text:span text:style-name="T1">אחד</text:span><text:span text:style-name="T4"> </text:span><text:span text:style-name="T1">לשנים</text:span><text:span text:style-name="T4"> </text:span><text:span text:style-name="T2">(</text:span><text:span text:style-name="T8">ועוד</text:span><text:span text:style-name="T5"> </text:span><text:span text:style-name="T8">רצועה</text:span><text:span text:style-name="T5"> </text:span><text:span text:style-name="T8">אחרת, כפולה</text:span><text:span text:style-name="T5"> </text:span><text:span text:style-name="T8">לשתים</text:span><text:span text:style-name="T2">)</text:span><text:span text:style-name="T1"> ושנים</text:span><text:span text:style-name="T4"> </text:span><text:span text:style-name="T1">לארבעה</text:span><text:span text:style-name="T4"> </text:span><text:span text:style-name="T2">(</text:span><text:span text:style-name="T8">היינו</text:span><text:span text:style-name="T5"> </text:span><text:span text:style-name="T8">שתים</text:span><text:span text:style-name="T5"> </text:span><text:span text:style-name="T8">רצועות</text:span><text:span text:style-name="T5"> </text:span><text:span text:style-name="T8">שהן</text:span><text:span text:style-name="T5"> </text:span><text:span text:style-name="T8">ארבע; ואותן</text:span><text:span text:style-name="T5"> </text:span><text:span text:style-name="T8">השתי</text:span><text:span text:style-name="T5"> </text:span><text:span text:style-name="T8">רצועות</text:span><text:span text:style-name="T5"> </text:span><text:span text:style-name="T8">עולות</text:span><text:span text:style-name="T5"> </text:span><text:span text:style-name="T8">ויורדות</text:span><text:span text:style-name="T5"> </text:span><text:span text:style-name="T8">בה, כלומר: אותן</text:span><text:span text:style-name="T5"> </text:span><text:span text:style-name="T8">שתי</text:span><text:span text:style-name="T5"> </text:span><text:span text:style-name="T8">רצועות</text:span><text:span text:style-name="T5"> </text:span><text:span text:style-name="T8">היו</text:span><text:span text:style-name="T5"> </text:span><text:span text:style-name="T8">תלויות</text:span><text:span text:style-name="T5"> </text:span><text:span text:style-name="T8">באמצע</text:span><text:span text:style-name="T5"> </text:span><text:span text:style-name="T8">הרצועה</text:span><text:span text:style-name="T2">)</text:span><text:span text:style-name="T1">, ושתי</text:span><text:span text:style-name="T4"> </text:span><text:span text:style-name="T1">רצועות</text:span><text:span text:style-name="T4"> </text:span><text:span text:style-name="T1">[של</text:span><text:span text:style-name="T4"> </text:span><text:span text:style-name="T1">חמור</text:span><text:span text:style-name="T4"> </text:span><text:span text:style-name="T2">(</text:span><text:span text:style-name="T8">לקיים</text:span><text:span text:style-name="T5"> </text:span><text:span text:style-name="T8">בהן</text:span><text:span text:style-name="T5"> </text:span><text:span text:style-name="T8">'יבא</text:span><text:span text:style-name="T5"> </text:span><text:span text:style-name="T8">מי</text:span><text:span text:style-name="T5"> </text:span><text:span text:style-name="T8">שמכיר</text:span><text:span text:style-name="T5"> </text:span><text:span text:style-name="T8">אבוס</text:span><text:span text:style-name="T5"> </text:span><text:span text:style-name="T8">בעליו</text:span><text:span text:style-name="T5"> </text:span><text:span text:style-name="T8">כו'</text:span><text:span text:style-name="T2">)</text:span><text:span text:style-name="T1">]</text:span><text:span text:style-name="T2"> </text:span><text:span text:style-name="T1">עולות</text:span><text:span text:style-name="T4"> </text:span><text:span text:style-name="T1">ויורדות</text:span><text:span text:style-name="T4"> </text:span><text:span text:style-name="T1">בה; ידה</text:span><text:span text:style-name="T4"> </text:span><text:span text:style-name="T1">טפח</text:span><text:span text:style-name="T4"> </text:span><text:span text:style-name="T2">(</text:span><text:span text:style-name="T8">מקל</text:span><text:span text:style-name="T5"> </text:span><text:span text:style-name="T8">שתלויה</text:span><text:span text:style-name="T5"> </text:span><text:span text:style-name="T8">בה</text:span><text:span text:style-name="T5"> </text:span><text:span text:style-name="T8">ארכה</text:span><text:span text:style-name="T5"> </text:span><text:span text:style-name="T8">טפח</text:span><text:span text:style-name="T2">)</text:span><text:span text:style-name="T1">, ורחבה</text:span><text:span text:style-name="T4"> </text:span><text:span text:style-name="T1">טפח</text:span><text:span text:style-name="T4"> </text:span><text:span text:style-name="T2">(</text:span><text:span text:style-name="T8">ורצועה</text:span><text:span text:style-name="T5"> </text:span><text:span text:style-name="T8">עצמה</text:span><text:span text:style-name="T5"> </text:span><text:span text:style-name="T8">רחבה</text:span><text:span text:style-name="T5"> </text:span><text:span text:style-name="T8">טפח</text:span><text:span text:style-name="T2">)</text:span><text:span text:style-name="T1">, וראשה</text:span><text:span text:style-name="T4"> </text:span><text:span text:style-name="T1">מגעת</text:span><text:span text:style-name="T4"> </text:span><text:span text:style-name="T1">על</text:span><text:span text:style-name="T4"> </text:span><text:span text:style-name="T1">פי</text:span><text:span text:style-name="T4"> </text:span><text:span text:style-name="T1">כריסו</text:span><text:span text:style-name="T4"> </text:span><text:span text:style-name="T2">(</text:span><text:span text:style-name="T8">שמשער</text:span><text:span text:style-name="T5"> </text:span><text:span text:style-name="T8">כך: שכשהוא</text:span><text:span text:style-name="T5"> </text:span><text:span text:style-name="T8">מכה</text:span><text:span text:style-name="T5"> </text:span><text:span text:style-name="T8">- כלה</text:span><text:span text:style-name="T5"> </text:span><text:span text:style-name="T8">ראשה</text:span><text:span text:style-name="T5"> </text:span><text:span text:style-name="T8">של</text:span><text:span text:style-name="T5"> </text:span><text:span text:style-name="T8">רצועה</text:span><text:span text:style-name="T5"> </text:span><text:span text:style-name="T8">בפי</text:span><text:span text:style-name="T5"> </text:span><text:span text:style-name="T8">כריסו</text:span><text:span text:style-name="T5"> </text:span><text:span text:style-name="T8">= בתחלת</text:span><text:span text:style-name="T5"> </text:span><text:span text:style-name="T8">כריסו: שהמכה</text:span><text:span text:style-name="T5"> </text:span><text:span text:style-name="T8">עומד</text:span><text:span text:style-name="T5"> </text:span><text:span text:style-name="T8">בצד</text:span><text:span text:style-name="T5"> </text:span><text:span text:style-name="T8">המוכה, ומכה</text:span><text:span text:style-name="T5"> </text:span><text:span text:style-name="T8">אותו</text:span><text:span text:style-name="T5"> </text:span><text:span text:style-name="T8">ברוחב</text:span><text:span text:style-name="T5"> </text:span><text:span text:style-name="T8">גבו, הלכך: אורך</text:span><text:span text:style-name="T5"> </text:span><text:span text:style-name="T8">הרצועה</text:span><text:span text:style-name="T5"> </text:span><text:span text:style-name="T8">ברוחב</text:span><text:span text:style-name="T5"> </text:span><text:span text:style-name="T8">כל</text:span><text:span text:style-name="T5"> </text:span><text:span text:style-name="T8">גבו</text:span><text:span text:style-name="T5"> </text:span><text:span text:style-name="T8">עד</text:span><text:span text:style-name="T5"> </text:span><text:span text:style-name="T8">מקום</text:span><text:span text:style-name="T5"> </text:span><text:span text:style-name="T8">שמתחיל</text:span><text:span text:style-name="T5"> </text:span><text:span text:style-name="T8">שם</text:span><text:span text:style-name="T5"> </text:span><text:span text:style-name="T8">הכרס; ואף</text:span><text:span text:style-name="T5"> </text:span><text:span text:style-name="T8">על</text:span><text:span text:style-name="T5"> </text:span><text:span text:style-name="T8">גב</text:span><text:span text:style-name="T5"> </text:span><text:span text:style-name="T8">דאמרן</text:span><text:span text:style-name="T5"> </text:span><text:span text:style-name="T8">לעיל</text:span><text:span text:style-name="T5"> </text:span><text:span text:style-name="T8">'האבן</text:span><text:span text:style-name="T5"> </text:span><text:span text:style-name="T8">נתונה</text:span><text:span text:style-name="T5"> </text:span><text:span text:style-name="T8">לה</text:span><text:span text:style-name="T5"> </text:span><text:span text:style-name="T8">לאחוריו' - אף</text:span><text:span text:style-name="T5"> </text:span><text:span text:style-name="T8">על</text:span><text:span text:style-name="T5"> </text:span><text:span text:style-name="T8">פי</text:span><text:span text:style-name="T5"> </text:span><text:span text:style-name="T8">כן</text:span><text:span text:style-name="T5"> </text:span><text:span text:style-name="T8">היה</text:span><text:span text:style-name="T5"> </text:span><text:span text:style-name="T8">הוא</text:span><text:span text:style-name="T5"> </text:span><text:span text:style-name="T8">משלחף</text:span><text:span text:style-name="T5"> </text:span><text:span text:style-name="T8">עצמו</text:span><text:span text:style-name="T5"> </text:span><text:span text:style-name="T8">לצד</text:span><text:span text:style-name="T5"> </text:span><text:span text:style-name="T8">צדו</text:span><text:span text:style-name="T5"> </text:span><text:span text:style-name="T8">והיה</text:span><text:span text:style-name="T5"> </text:span><text:span text:style-name="T8">מכה</text:span><text:span text:style-name="T5"> </text:span><text:span text:style-name="T8">ברחבו; וכשהוא</text:span><text:span text:style-name="T5"> </text:span><text:span text:style-name="T8">מגביה</text:span><text:span text:style-name="T5"> </text:span><text:span text:style-name="T8">ידו</text:span><text:span text:style-name="T5"> </text:span><text:span text:style-name="T8">ומוריד, הן</text:span><text:span text:style-name="T5"> </text:span><text:span text:style-name="T8">עולות</text:span><text:span text:style-name="T5"> </text:span><text:span text:style-name="T8">ויורדות; כך</text:span><text:span text:style-name="T5"> </text:span><text:span text:style-name="T8">קיבל</text:span><text:span text:style-name="T5"> </text:span><text:span text:style-name="T8">רבי</text:span><text:span text:style-name="T5"> </text:span><text:span text:style-name="T8">מעיקרא, ולא</text:span><text:span text:style-name="T5"> </text:span><text:span text:style-name="T8">נהירא; לשון</text:span><text:span text:style-name="T5"> </text:span><text:span text:style-name="T8">אחר</text:span><text:span text:style-name="T5"> </text:span><text:span text:style-name="T8">מפי</text:span><text:span text:style-name="T5"> </text:span><text:span text:style-name="T8">רבי</text:span><text:span text:style-name="T5"> </text:span><text:span text:style-name="T8">'עולות</text:span><text:span text:style-name="T5"> </text:span><text:span text:style-name="T8">ויורדות': כן</text:span><text:span text:style-name="T5"> </text:span><text:span text:style-name="T8">דרך</text:span><text:span text:style-name="T5"> </text:span><text:span text:style-name="T8">תפירה</text:span><text:span text:style-name="T5"> </text:span><text:span text:style-name="T8">של</text:span><text:span text:style-name="T5"> </text:span><text:span text:style-name="T8">רצועה: תוחב</text:span><text:span text:style-name="T5"> </text:span><text:span text:style-name="T8">ראש</text:span><text:span text:style-name="T5"> </text:span><text:span text:style-name="T8">רצועה</text:span><text:span text:style-name="T5"> </text:span><text:span text:style-name="T8">בנקב</text:span><text:span text:style-name="T5"> </text:span><text:span text:style-name="T8">כנגד</text:span><text:span text:style-name="T5"> </text:span><text:span text:style-name="T8">מטה, וחוזר</text:span><text:span text:style-name="T5"> </text:span><text:span text:style-name="T8">ותוחב</text:span><text:span text:style-name="T5"> </text:span><text:span text:style-name="T8">בנקב</text:span><text:span text:style-name="T5"> </text:span><text:span text:style-name="T8">אחר</text:span><text:span text:style-name="T5"> </text:span><text:span text:style-name="T8">דרך</text:span><text:span text:style-name="T5"> </text:span><text:span text:style-name="T8">מעלה, ונראה</text:span><text:span text:style-name="T5"> </text:span><text:span text:style-name="T8">כמעלה</text:span><text:span text:style-name="T5"> </text:span><text:span text:style-name="T8">ומוריד</text:span><text:span text:style-name="T2">)</text:span><text:span text:style-name="T1">;</text:span><text:span text:style-name="T8"> </text:span></text:p>
      <text:p text:style-name="P10"><text:span text:style-name="T1">ומכה</text:span><text:span text:style-name="T4"> </text:span><text:span text:style-name="T1">אותו</text:span><text:span text:style-name="T4"> </text:span><text:span text:style-name="T1">שליש</text:span><text:span text:style-name="T4"> </text:span><text:span text:style-name="T1">מלפניו</text:span><text:span text:style-name="T4"> </text:span><text:span text:style-name="T2">(</text:span><text:span text:style-name="T8">על</text:span><text:span text:style-name="T5"> </text:span><text:span text:style-name="T8">הבטן</text:span><text:span text:style-name="T2">)</text:span><text:span text:style-name="T1"> ושתי</text:span><text:span text:style-name="T4"> </text:span><text:span text:style-name="T1">ידות</text:span><text:span text:style-name="T4"> </text:span><text:span text:style-name="T1">מלאחריו</text:span><text:span text:style-name="T4"> </text:span><text:span text:style-name="T2">(</text:span><text:span text:style-name="T8">בגמרא</text:span><text:span text:style-name="T5"> </text:span><text:span text:style-name="T8">מפרש</text:span><text:span text:style-name="T5"> </text:span><text:span text:style-name="T8">טעמא</text:span><text:span text:style-name="T2">)</text:span><text:span text:style-name="T1">;</text:span></text:p>
      <text:p text:style-name="P10"><text:span text:style-name="T1">ואינו</text:span><text:span text:style-name="T4"> </text:span><text:span text:style-name="T1">מכה</text:span><text:span text:style-name="T4"> </text:span><text:span text:style-name="T1">אותו</text:span><text:span text:style-name="T4"> </text:span><text:span text:style-name="T1">לא</text:span><text:span text:style-name="T4"> </text:span><text:span text:style-name="T1">עומד</text:span><text:span text:style-name="T4"> </text:span><text:span text:style-name="T1">ולא</text:span><text:span text:style-name="T4"> </text:span><text:span text:style-name="T1">יושב, אלא</text:span><text:span text:style-name="T4"> </text:span><text:span text:style-name="T1">מוטה, שנאמר</text:span><text:span text:style-name="T4">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10"> והפילו</text:span><text:span text:style-name="T4"> </text:span><text:span text:style-name="T10">השופט</text:span><text:span text:style-name="T4"> </text:span><text:span text:style-name="T11">[והכהו</text:span><text:span text:style-name="T5">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text:span></text:p>
      <text:p text:style-name="P10"><text:span text:style-name="T1">והמכה</text:span><text:span text:style-name="T4"> </text:span><text:span text:style-name="T1">מכה</text:span><text:span text:style-name="T4"> </text:span><text:span text:style-name="T1">בידו</text:span><text:span text:style-name="T4"> </text:span><text:span text:style-name="T1">אחת</text:span><text:span text:style-name="T4"> </text:span><text:span text:style-name="T1">בכל</text:span><text:span text:style-name="T4"> </text:span><text:span text:style-name="T1">כחו;</text:span></text:p>
      <text:p text:style-name="P10"><text:span text:style-name="T1">והקורא</text:span><text:span text:style-name="T4"> </text:span><text:span text:style-name="T1">קורא</text:span><text:span text:style-name="T4"> </text:span><text:span text:style-name="T2">(</text:span><text:span text:style-name="T8">הא</text:span><text:span text:style-name="T5"> </text:span><text:span text:style-name="T8">מיפשט</text:span><text:span text:style-name="T5"> </text:span><text:span text:style-name="T8">פשיטא</text:span><text:span text:style-name="T5"> </text:span><text:span text:style-name="T8">לן</text:span><text:span text:style-name="T5"> </text:span><text:span text:style-name="T8">דבעי</text:span><text:span text:style-name="T5"> </text:span><text:span text:style-name="T8">קריאה</text:span><text:span text:style-name="T5"> </text:span><text:span text:style-name="T8">כדאמרן</text:span><text:span text:style-name="T5"> </text:span><text:span text:style-name="T8">[כריתות] (דף</text:span><text:span text:style-name="T5"> </text:span><text:span text:style-name="T8">יא.) '</text:span><text:span text:style-name="T11">בקורת</text:span><text:span text:style-name="T5"> </text:span><text:span text:style-name="T11">תהיה</text:span><text:span text:style-name="T8">' </text:span><text:span text:style-name="T9">[ויוקרא</text:span><text:span text:style-name="T6"> </text:span><text:span text:style-name="T9">יט,כ]:</text:span><text:span text:style-name="T8"> בקרייה</text:span><text:span text:style-name="T5"> </text:span><text:span text:style-name="T8">תהא, דלהכי</text:span><text:span text:style-name="T5"> </text:span><text:span text:style-name="T8">קתני</text:span><text:span text:style-name="T5"> </text:span><text:span text:style-name="T8">הכא</text:span><text:span text:style-name="T5"> </text:span><text:span text:style-name="T8">'והקורא'</text:span><text:span text:style-name="T2">)</text:span><text:span text:style-name="T1">: </text:span><text:span text:style-name="T8">(דברים</text:span><text:span text:style-name="T5"> </text:span><text:span text:style-name="T8">כח,נח)</text:span><text:span text:style-name="T1"> </text:span><text:span text:style-name="T10">אם</text:span><text:span text:style-name="T4"> </text:span><text:span text:style-name="T10">לא</text:span><text:span text:style-name="T4"> </text:span><text:span text:style-name="T10">תשמור</text:span><text:span text:style-name="T4"> </text:span><text:span text:style-name="T10">לעשות</text:span><text:span text:style-name="T4"> </text:span><text:span text:style-name="T11">[את</text:span><text:span text:style-name="T5"> </text:span><text:span text:style-name="T11">כל</text:span><text:span text:style-name="T5"> </text:span><text:span text:style-name="T11">דברי</text:span><text:span text:style-name="T5"> </text:span><text:span text:style-name="T11">התורה</text:span><text:span text:style-name="T5"> </text:span><text:span text:style-name="T11">הזאת</text:span><text:span text:style-name="T5"> </text:span><text:span text:style-name="T11">הכתבים</text:span><text:span text:style-name="T5"> </text:span><text:span text:style-name="T11">בספר</text:span><text:span text:style-name="T5"> </text:span><text:span text:style-name="T11">הזה</text:span><text:span text:style-name="T5"> </text:span><text:span text:style-name="T11">ליראה</text:span><text:span text:style-name="T5"> </text:span><text:span text:style-name="T11">את</text:span><text:span text:style-name="T5"> </text:span><text:span text:style-name="T11">השם</text:span><text:span text:style-name="T5"> </text:span><text:span text:style-name="T11">הנכבד</text:span><text:span text:style-name="T5"> </text:span><text:span text:style-name="T11">והנורא</text:span><text:span text:style-name="T5"> </text:span><text:span text:style-name="T11">הזה</text:span><text:span text:style-name="T5"> </text:span><text:span text:style-name="T11">את</text:span><text:span text:style-name="T5"> </text:span><text:span text:style-name="T11">ה' אלקיך]</text:span><text:span text:style-name="T1"> </text:span><text:span text:style-name="T8">[פסוק</text:span><text:span text:style-name="T5"> </text:span><text:span text:style-name="T8">נט]</text:span><text:span text:style-name="T1"> </text:span><text:span text:style-name="T10">והפלא</text:span><text:span text:style-name="T4"> </text:span><text:span text:style-name="T10">ה' את</text:span><text:span text:style-name="T4"> </text:span><text:span text:style-name="T10">מכותך</text:span><text:span text:style-name="T4"> </text:span><text:span text:style-name="T10">ואת</text:span><text:span text:style-name="T4"> </text:span><text:span text:style-name="T10">מכות</text:span><text:span text:style-name="T4"> </text:span><text:span text:style-name="T11">[ואת</text:span><text:span text:style-name="T5"> </text:span><text:span text:style-name="T11">מכות</text:span><text:span text:style-name="T5"> </text:span><text:span text:style-name="T11">זרעך</text:span><text:span text:style-name="T5"> <text:s/></text:span><text:span text:style-name="T11">מכות</text:span><text:span text:style-name="T5"> </text:span><text:span text:style-name="T11">גדלת</text:span><text:span text:style-name="T5"> </text:span><text:span text:style-name="T11">ונאמנות</text:span><text:span text:style-name="T5"> </text:span><text:span text:style-name="T11">וחלים</text:span><text:span text:style-name="T5"> </text:span><text:span text:style-name="T11">רעים</text:span><text:span text:style-name="T5"> </text:span><text:span text:style-name="T11">ונאמנים]</text:span><text:span text:style-name="T1"> - וחוזר</text:span><text:span text:style-name="T4"> </text:span><text:span text:style-name="T1">לתחלת</text:span><text:span text:style-name="T4"> </text:span><text:span text:style-name="T1">המקרא</text:span><text:span text:style-name="T4"> </text:span><text:span text:style-name="T8">(דברים</text:span><text:span text:style-name="T5"> </text:span><text:span text:style-name="T8">כט,ח)</text:span><text:span text:style-name="T1"> </text:span><text:span text:style-name="T10">ושמרתם</text:span><text:span text:style-name="T4"> </text:span><text:span text:style-name="T10">את</text:span><text:span text:style-name="T4"> </text:span><text:span text:style-name="T10">דברי</text:span><text:span text:style-name="T4"> </text:span><text:span text:style-name="T10">הברית</text:span><text:span text:style-name="T4"> </text:span><text:span text:style-name="T10">הזאת</text:span><text:span text:style-name="T4"> </text:span><text:span text:style-name="T10">וגו' </text:span><text:span text:style-name="T11">[ועשיתם</text:span><text:span text:style-name="T5"> </text:span><text:span text:style-name="T11">אתם</text:span><text:span text:style-name="T5"> </text:span><text:span text:style-name="T11">למען</text:span><text:span text:style-name="T5"> </text:span><text:span text:style-name="T11">תשכילו</text:span><text:span text:style-name="T5"> </text:span><text:span text:style-name="T11">את</text:span><text:span text:style-name="T5"> </text:span><text:span text:style-name="T11">כל</text:span><text:span text:style-name="T5"> </text:span><text:span text:style-name="T11">אשר</text:span><text:span text:style-name="T5"> </text:span><text:span text:style-name="T11">תעשון]</text:span><text:span text:style-name="T1"> וחותם</text:span><text:span text:style-name="T4"> </text:span><text:span text:style-name="T8">(תהלים</text:span><text:span text:style-name="T5"> </text:span><text:span text:style-name="T8">עח,לח)</text:span><text:span text:style-name="T1"> </text:span><text:span text:style-name="T10">והוא</text:span><text:span text:style-name="T4"> </text:span><text:span text:style-name="T10">רחום</text:span><text:span text:style-name="T4"> </text:span><text:span text:style-name="T10">יכפר</text:span><text:span text:style-name="T4"> </text:span><text:span text:style-name="T10">עון</text:span><text:span text:style-name="T4"> </text:span><text:span text:style-name="T11">[ולא</text:span><text:span text:style-name="T5"> </text:span><text:span text:style-name="T11">ישחית</text:span><text:span text:style-name="T5"> </text:span><text:span text:style-name="T11">והרבה</text:span><text:span text:style-name="T5"> </text:span><text:span text:style-name="T11">להשיב</text:span><text:span text:style-name="T5"> </text:span><text:span text:style-name="T11">אפו</text:span><text:span text:style-name="T5"> </text:span><text:span text:style-name="T11">ולא</text:span><text:span text:style-name="T5"> </text:span><text:span text:style-name="T11">יעיר</text:span><text:span text:style-name="T5"> </text:span><text:span text:style-name="T11">כל</text:span><text:span text:style-name="T5"> </text:span><text:span text:style-name="T11">חמתו]</text:span><text:span text:style-name="T1"> וחוזר</text:span><text:span text:style-name="T4"> </text:span><text:span text:style-name="T1">לתחלת</text:span><text:span text:style-name="T4"> </text:span><text:span text:style-name="T1">המקרא;</text:span></text:p>
      <text:p text:style-name="P10"><text:span text:style-name="T1">ואם</text:span><text:span text:style-name="T4"> </text:span><text:span text:style-name="T1">מת</text:span><text:span text:style-name="T4"> </text:span><text:span text:style-name="T1">תחת</text:span><text:span text:style-name="T4"> </text:span><text:span text:style-name="T1">ידו</text:span><text:span text:style-name="T4"> – </text:span><text:span text:style-name="T1">פטור</text:span><text:span text:style-name="T4"> </text:span><text:span text:style-name="T2">(</text:span><text:span text:style-name="T8">דשליח</text:span><text:span text:style-name="T5"> </text:span><text:span text:style-name="T8">בית</text:span><text:span text:style-name="T5"> </text:span><text:span text:style-name="T8">דין</text:span><text:span text:style-name="T5"> </text:span><text:span text:style-name="T8">הוא, ואמרן</text:span><text:span text:style-name="T5"> </text:span><text:span text:style-name="T8">לעיל</text:span><text:span text:style-name="T5"> </text:span><text:span text:style-name="T8">(דף</text:span><text:span text:style-name="T5"> </text:span><text:span text:style-name="T8">ח.) 'יצא</text:span><text:span text:style-name="T5"> </text:span><text:span text:style-name="T8">האב</text:span><text:span text:style-name="T5"> </text:span><text:span text:style-name="T8">המכה</text:span><text:span text:style-name="T5"> </text:span><text:span text:style-name="T8">את</text:span><text:span text:style-name="T5"> </text:span><text:span text:style-name="T8">בנו</text:span><text:span text:style-name="T5"> </text:span><text:span text:style-name="T8">ושליח</text:span><text:span text:style-name="T5"> </text:span><text:span text:style-name="T8">בית</text:span><text:span text:style-name="T5"> </text:span><text:span text:style-name="T8">דין'</text:span><text:span text:style-name="T2">)</text:span><text:span text:style-name="T1">;</text:span></text:p>
      <text:p text:style-name="P10"><text:span text:style-name="T1">הוסיף</text:span><text:span text:style-name="T4"> </text:span><text:span text:style-name="T1">לו</text:span><text:span text:style-name="T4"> </text:span><text:span text:style-name="T1">עוד</text:span><text:span text:style-name="T4"> </text:span><text:span text:style-name="T1">רצועה</text:span><text:span text:style-name="T4"> </text:span><text:span text:style-name="T1">אחת</text:span><text:span text:style-name="T4"> </text:span><text:span text:style-name="T2">(</text:span><text:span text:style-name="T8">על</text:span><text:span text:style-name="T5"> </text:span><text:span text:style-name="T8">האומד</text:span><text:span text:style-name="T2">)</text:span><text:span text:style-name="T1"> ומת</text:span><text:span text:style-name="T4"> </text:span><text:span text:style-name="T1">- הרי</text:span><text:span text:style-name="T4"> </text:span><text:span text:style-name="T1">זה</text:span><text:span text:style-name="T4"> </text:span><text:span text:style-name="T1">גולה</text:span><text:span text:style-name="T4"> </text:span><text:span text:style-name="T1">על</text:span><text:span text:style-name="T4"> </text:span><text:span text:style-name="T1">ידו</text:span><text:span text:style-name="T4"> </text:span><text:span text:style-name="T2">(</text:span><text:span text:style-name="T8">ולא</text:span><text:span text:style-name="T5"> </text:span><text:span text:style-name="T8">דמי</text:span><text:span text:style-name="T5"> </text:span><text:span text:style-name="T8">להכהו</text:span><text:span text:style-name="T5"> </text:span><text:span text:style-name="T8">עשרה</text:span><text:span text:style-name="T5"> </text:span><text:span text:style-name="T8">בני</text:span><text:span text:style-name="T5"> </text:span><text:span text:style-name="T8">אדם</text:span><text:span text:style-name="T5"> </text:span><text:span text:style-name="T8">בעשר</text:span><text:span text:style-name="T5"> </text:span><text:span text:style-name="T8">מקלות, דאמרינן</text:span><text:span text:style-name="T5"> </text:span><text:span text:style-name="T8">ב'הנשרפין' (סנהדרין</text:span><text:span text:style-name="T5"> </text:span><text:span text:style-name="T8">דף</text:span><text:span text:style-name="T5"> </text:span><text:span text:style-name="T8">עח.) 'כולן</text:span><text:span text:style-name="T5"> </text:span><text:span text:style-name="T8">פטורין', דההיא</text:span><text:span text:style-name="T5"> </text:span><text:span text:style-name="T8">אוקימנא</text:span><text:span text:style-name="T5"> </text:span><text:span text:style-name="T8">לה</text:span><text:span text:style-name="T5"> </text:span><text:span text:style-name="T8">בגוסס</text:span><text:span text:style-name="T5"> </text:span><text:span text:style-name="T8">בידי</text:span><text:span text:style-name="T5"> </text:span><text:span text:style-name="T8">אדם</text:span><text:span text:style-name="T2">)</text:span><text:span text:style-name="T1">;</text:span></text:p>
      <text:p text:style-name="P10"><text:span text:style-name="T1">נתקלקל</text:span><text:span text:style-name="T4"> </text:span><text:span text:style-name="T1">בין</text:span><text:span text:style-name="T4"> </text:span><text:span text:style-name="T1">בריעי</text:span><text:span text:style-name="T4"> </text:span><text:span text:style-name="T1">בין</text:span><text:span text:style-name="T4"> </text:span><text:span text:style-name="T1">במים</text:span><text:span text:style-name="T4"> – </text:span><text:span text:style-name="T1">פטור</text:span><text:span text:style-name="T4"> </text:span><text:span text:style-name="T2">(</text:span><text:span text:style-name="T8">דכתיב</text:span><text:span text:style-name="T5"> </text:span><text:span text:style-name="T8">'ונקלה' </text:span><text:span text:style-name="T9">[דברים</text:span><text:span text:style-name="T6"> </text:span><text:span text:style-name="T9">כה,ג]</text:span><text:span text:style-name="T8"> - והרי</text:span><text:span text:style-name="T5"> </text:span><text:span text:style-name="T8">נקלה</text:span><text:span text:style-name="T2">)</text:span><text:span text:style-name="T1">;</text:span></text:p>
      <text:p text:style-name="P10"><text:span text:style-name="T1">רבי</text:span><text:span text:style-name="T4"> </text:span><text:span text:style-name="T1">יהודה</text:span><text:span text:style-name="T4"> </text:span><text:span text:style-name="T1">אומר: האיש</text:span><text:span text:style-name="T4"> </text:span><text:span text:style-name="T1">בריעי</text:span><text:span text:style-name="T4"> </text:span><text:span text:style-name="T1">והאשה</text:span><text:span text:style-name="T4"> </text:span><text:span text:style-name="T1">במים.</text:span></text:p>
      <text:p text:style-name="P11"/>
      <text:p text:style-name="P10"><text:span text:style-name="T1">(מכות</text:span><text:span text:style-name="T4"> </text:span><text:span text:style-name="T1">כג,א)</text:span></text:p>
      <text:p text:style-name="P11">גמרא: </text:p>
      <text:p text:style-name="P10"><text:span text:style-name="T1">מאי</text:span><text:span text:style-name="T4"> </text:span><text:span text:style-name="T1">טעמא?</text:span></text:p>
      <text:p text:style-name="P10"><text:span text:style-name="T1">משום</text:span><text:span text:style-name="T4"> </text:span><text:span text:style-name="T2">(</text:span><text:span text:style-name="T8">דברים</text:span><text:span text:style-name="T5"> </text:span><text:span text:style-name="T8">כה,ג</text:span><text:span text:style-name="T2">)</text:span><text:span text:style-name="T1"> </text:span><text:span text:style-name="T11">[ארבעים</text:span><text:span text:style-name="T5"> </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text:span><text:span text:style-name="T5"> </text:span><text:span text:style-name="T11">ו]</text:span><text:span text:style-name="T10">נקלה</text:span><text:span text:style-name="T5"> </text:span><text:span text:style-name="T11">[אחיך</text:span><text:span text:style-name="T5"> </text:span><text:span text:style-name="T11">לעיניך]</text:span><text:span text:style-name="T1">.</text:span></text:p>
      <text:p text:style-name="P11"/>
      <text:p text:style-name="P10"><text:span text:style-name="T1">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מנין</text:span><text:span text:style-name="T4"> </text:span><text:span text:style-name="T1">לרצועה</text:span><text:span text:style-name="T4"> </text:span><text:span text:style-name="T1">שהיא</text:span><text:span text:style-name="T4"> </text:span><text:span text:style-name="T1">של</text:span><text:span text:style-name="T4"> </text:span><text:span text:style-name="T1">עגל? דכתיב</text:span><text:span text:style-name="T4"> </text:span><text:span text:style-name="T1">'</text:span><text:span text:style-name="T10">ארבעים</text:span><text:span text:style-name="T4"> </text:span><text:span text:style-name="T10">יכנו</text:span><text:span text:style-name="T1">' וסמיך</text:span><text:span text:style-name="T4"> </text:span><text:span text:style-name="T1">ליה</text:span><text:span text:style-name="T4"> </text:span><text:span text:style-name="T8">(פסוק</text:span><text:span text:style-name="T5"> </text:span><text:span text:style-name="T8">ד)</text:span><text:span text:style-name="T1"> </text:span><text:span text:style-name="T10">לא</text:span><text:span text:style-name="T4"> </text:span><text:span text:style-name="T10">תחסום</text:span><text:span text:style-name="T4"> </text:span><text:span text:style-name="T10">שור</text:span><text:span text:style-name="T4"> </text:span><text:span text:style-name="T10">בדישו</text:span><text:span text:style-name="T1">.</text:span></text:p>
      <text:p text:style-name="P13"/>
      <text:p text:style-name="P10"><text:span text:style-name="T1">ו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מנין</text:span><text:span text:style-name="T4"> </text:span><text:span text:style-name="T1">ליבמה</text:span><text:span text:style-name="T4"> </text:span><text:span text:style-name="T1">שנפלה</text:span><text:span text:style-name="T4"> </text:span><text:span text:style-name="T1">לפני</text:span><text:span text:style-name="T4"> </text:span><text:span text:style-name="T1">מוכה</text:span><text:span text:style-name="T4"> </text:span><text:span text:style-name="T1">שחין, שאין</text:span><text:span text:style-name="T4"> </text:span><text:span text:style-name="T1">חוסמין</text:span><text:span text:style-name="T4"> </text:span><text:span text:style-name="T1">אותה</text:span><text:span text:style-name="T4"> </text:span><text:span text:style-name="T2">(</text:span><text:span text:style-name="T8">אין</text:span><text:span text:style-name="T5"> </text:span><text:span text:style-name="T8">מגערין</text:span><text:span text:style-name="T5"> </text:span><text:span text:style-name="T8">בה</text:span><text:span text:style-name="T5"> </text:span><text:span text:style-name="T8">שלא</text:span><text:span text:style-name="T5"> </text:span><text:span text:style-name="T8">תאמר</text:span><text:span text:style-name="T5"> </text:span><text:span text:style-name="T8">"אי</text:span><text:span text:style-name="T5"> </text:span><text:span text:style-name="T8">אפשי</text:span><text:span text:style-name="T5"> </text:span><text:span text:style-name="T8">בו"</text:span><text:span text:style-name="T2">)</text:span><text:span text:style-name="T1">? דכתיב</text:span><text:span text:style-name="T4"> </text:span><text:span text:style-name="T1">'</text:span><text:span text:style-name="T10">לא</text:span><text:span text:style-name="T4"> </text:span><text:span text:style-name="T10">תחסום</text:span><text:span text:style-name="T4"> </text:span><text:span text:style-name="T10">שור</text:span><text:span text:style-name="T4"> </text:span><text:span text:style-name="T10">בדישו</text:span><text:span text:style-name="T1">' וסמיך</text:span><text:span text:style-name="T4"> </text:span><text:soft-page-break/><text:span text:style-name="T1">ליה</text:span><text:span text:style-name="T4"> </text:span><text:span text:style-name="T8">(פסוק</text:span><text:span text:style-name="T5"> </text:span><text:span text:style-name="T8">ה)</text:span><text:span text:style-name="T1"> </text:span><text:span text:style-name="T10">כי</text:span><text:span text:style-name="T4"> </text:span><text:span text:style-name="T10">ישבו</text:span><text:span text:style-name="T4"> </text:span><text:span text:style-name="T10">אחים</text:span><text:span text:style-name="T4"> </text:span><text:span text:style-name="T10">יחדו</text:span><text:span text:style-name="T4"> </text:span><text:span text:style-name="T11">[ומת</text:span><text:span text:style-name="T5"> </text:span><text:span text:style-name="T11">אחד</text:span><text:span text:style-name="T5"> </text:span><text:span text:style-name="T11">מהם</text:span><text:span text:style-name="T5"> </text:span><text:span text:style-name="T11">ובן</text:span><text:span text:style-name="T5"> </text:span><text:span text:style-name="T11">אין</text:span><text:span text:style-name="T5"> </text:span><text:span text:style-name="T11">לו</text:span><text:span text:style-name="T5"> </text:span><text:span text:style-name="T11">לא</text:span><text:span text:style-name="T5"> </text:span><text:span text:style-name="T11">תהיה</text:span><text:span text:style-name="T5"> </text:span><text:span text:style-name="T11">אשת</text:span><text:span text:style-name="T5"> </text:span><text:span text:style-name="T11">המת</text:span><text:span text:style-name="T5"> </text:span><text:span text:style-name="T11">החוצה</text:span><text:span text:style-name="T5"> </text:span><text:span text:style-name="T11">לאיש</text:span><text:span text:style-name="T5"> </text:span><text:span text:style-name="T11">זר</text:span><text:span text:style-name="T5"> </text:span><text:span text:style-name="T11">יבמה</text:span><text:span text:style-name="T5"> </text:span><text:span text:style-name="T11">יבא</text:span><text:span text:style-name="T5"> </text:span><text:span text:style-name="T11">עליה</text:span><text:span text:style-name="T5"> </text:span><text:span text:style-name="T11">ולקחה</text:span><text:span text:style-name="T5"> </text:span><text:span text:style-name="T11">לו</text:span><text:span text:style-name="T5"> </text:span><text:span text:style-name="T11">לאשה</text:span><text:span text:style-name="T5"> </text:span><text:span text:style-name="T11">ויבמה]</text:span><text:span text:style-name="T1"> <text:s/></text:span></text:p>
      <text:p text:style-name="P13"/>
      <text:p text:style-name="P10"><text:span text:style-name="T1">ו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כל</text:span><text:span text:style-name="T4"> </text:span><text:span text:style-name="T1">המבזה</text:span><text:span text:style-name="T4"> </text:span><text:span text:style-name="T1">את</text:span><text:span text:style-name="T4"> </text:span><text:span text:style-name="T1">המועדים</text:span><text:span text:style-name="T4"> </text:span><text:span text:style-name="T2">(</text:span><text:span text:style-name="T8">חולו</text:span><text:span text:style-name="T5"> </text:span><text:span text:style-name="T8">של</text:span><text:span text:style-name="T5"> </text:span><text:span text:style-name="T8">מועד</text:span><text:span text:style-name="T2">)</text:span><text:span text:style-name="T1"> כאילו</text:span><text:span text:style-name="T4"> </text:span><text:span text:style-name="T1">עובד</text:span><text:span text:style-name="T4"> </text:span><text:span text:style-name="T1">עבודה</text:span><text:span text:style-name="T4"> </text:span><text:span text:style-name="T1">זרה, דכתיב</text:span><text:span text:style-name="T4"> </text:span><text:span text:style-name="T8">(שמות</text:span><text:span text:style-name="T5"> </text:span><text:span text:style-name="T8">לד,יז)</text:span><text:span text:style-name="T1"> </text:span><text:span text:style-name="T10">אלהי</text:span><text:span text:style-name="T4"> </text:span><text:span text:style-name="T10">מסכה</text:span><text:span text:style-name="T4"> </text:span><text:span text:style-name="T10">לא</text:span><text:span text:style-name="T4"> </text:span><text:span text:style-name="T10">תעשה</text:span><text:span text:style-name="T4"> </text:span><text:span text:style-name="T10">לך</text:span><text:span text:style-name="T4"> </text:span><text:span text:style-name="T1">וסמיך</text:span><text:span text:style-name="T4"> </text:span><text:span text:style-name="T1">ליה</text:span><text:span text:style-name="T4"> </text:span><text:span text:style-name="T8">(פסוק</text:span><text:span text:style-name="T5"> </text:span><text:span text:style-name="T8">יח)</text:span><text:span text:style-name="T1"> </text:span><text:span text:style-name="T10">את</text:span><text:span text:style-name="T4"> </text:span><text:span text:style-name="T10">חג</text:span><text:span text:style-name="T4"> </text:span><text:span text:style-name="T10">המצות</text:span><text:span text:style-name="T4"> </text:span><text:span text:style-name="T10">תשמור</text:span><text:span text:style-name="T4"> </text:span><text:span text:style-name="T11">[שבעת</text:span><text:span text:style-name="T5"> </text:span><text:span text:style-name="T11">ימים</text:span><text:span text:style-name="T5"> </text:span><text:span text:style-name="T11">תאכל</text:span><text:span text:style-name="T5"> </text:span><text:span text:style-name="T11">מצות</text:span><text:span text:style-name="T5"> </text:span><text:span text:style-name="T11">אשר</text:span><text:span text:style-name="T5"> </text:span><text:span text:style-name="T11">צויתך</text:span><text:span text:style-name="T5"> </text:span><text:span text:style-name="T11">למועד</text:span><text:span text:style-name="T5"> </text:span><text:span text:style-name="T11">חדש</text:span><text:span text:style-name="T5"> </text:span><text:span text:style-name="T11">האביב</text:span><text:span text:style-name="T5"> </text:span><text:span text:style-name="T11">כי</text:span><text:span text:style-name="T5"> </text:span><text:span text:style-name="T11">בחדש</text:span><text:span text:style-name="T5"> </text:span><text:span text:style-name="T11">האביב</text:span><text:span text:style-name="T5"> </text:span><text:span text:style-name="T11">יצאת</text:span><text:span text:style-name="T5"> </text:span><text:span text:style-name="T11">ממצרים]</text:span><text:span text:style-name="T1"> </text:span><text:span text:style-name="T2">(</text:span><text:span text:style-name="T8">מפרש</text:span><text:span text:style-name="T5"> </text:span><text:span text:style-name="T8">בחגיגה</text:span><text:span text:style-name="T5"> </text:span><text:span text:style-name="T8">(דף</text:span><text:span text:style-name="T5"> </text:span><text:span text:style-name="T8">יח.) אם</text:span><text:span text:style-name="T5"> </text:span><text:span text:style-name="T8">בראשון</text:span><text:span text:style-name="T5"> </text:span><text:span text:style-name="T8">ובשביעי</text:span><text:span text:style-name="T5"> </text:span><text:span text:style-name="T8">- הרי</text:span><text:span text:style-name="T5"> </text:span><text:span text:style-name="T8">כבר</text:span><text:span text:style-name="T5"> </text:span><text:span text:style-name="T8">אמור, הא</text:span><text:span text:style-name="T5"> </text:span><text:span text:style-name="T8">לא</text:span><text:span text:style-name="T5"> </text:span><text:span text:style-name="T8">בא</text:span><text:span text:style-name="T5"> </text:span><text:span text:style-name="T8">להזהיר</text:span><text:span text:style-name="T5"> </text:span><text:span text:style-name="T8">אלא</text:span><text:span text:style-name="T5"> </text:span><text:span text:style-name="T8">על</text:span><text:span text:style-name="T5"> </text:span><text:span text:style-name="T8">חולו</text:span><text:span text:style-name="T5"> </text:span><text:span text:style-name="T8">של</text:span><text:span text:style-name="T5"> </text:span><text:span text:style-name="T8">מועד</text:span><text:span text:style-name="T5"> </text:span><text:span text:style-name="T8">שאסור</text:span><text:span text:style-name="T5"> </text:span><text:span text:style-name="T8">בעשיית</text:span><text:span text:style-name="T5"> </text:span><text:span text:style-name="T8">מלאכה</text:span><text:span text:style-name="T2">)</text:span><text:span text:style-name="T1">.</text:span></text:p>
      <text:p text:style-name="P13"/>
      <text:p text:style-name="P10"><text:span text:style-name="T1">ואמר</text:span><text:span text:style-name="T4"> </text:span><text:span text:style-name="T1">רב</text:span><text:span text:style-name="T4"> </text:span><text:span text:style-name="T1">ששת</text:span><text:span text:style-name="T4"> </text:span><text:span text:style-name="T1">משום</text:span><text:span text:style-name="T4"> </text:span><text:span text:style-name="T1">רבי</text:span><text:span text:style-name="T4"> </text:span><text:span text:style-name="T1">אלעזר</text:span><text:span text:style-name="T4"> </text:span><text:span text:style-name="T1">בן</text:span><text:span text:style-name="T4"> </text:span><text:span text:style-name="T1">עזריה: כל</text:span><text:span text:style-name="T4"> </text:span><text:span text:style-name="T1">המספר</text:span><text:span text:style-name="T4"> </text:span><text:span text:style-name="T1">לשון</text:span><text:span text:style-name="T4"> </text:span><text:span text:style-name="T1">הרע</text:span><text:span text:style-name="T4"> </text:span><text:span text:style-name="T1">וכל</text:span><text:span text:style-name="T4"> </text:span><text:span text:style-name="T1">המקבל</text:span><text:span text:style-name="T4"> </text:span><text:span text:style-name="T1">לשון</text:span><text:span text:style-name="T4"> </text:span><text:span text:style-name="T1">הרע</text:span><text:span text:style-name="T4"> </text:span><text:span text:style-name="T1">וכל</text:span><text:span text:style-name="T4"> </text:span><text:span text:style-name="T1">המעיד</text:span><text:span text:style-name="T4"> </text:span><text:span text:style-name="T1">עדות</text:span><text:span text:style-name="T4"> </text:span><text:span text:style-name="T1">שקר</text:span><text:span text:style-name="T4"> </text:span><text:span text:style-name="T1">- ראוי</text:span><text:span text:style-name="T4"> </text:span><text:span text:style-name="T1">להשליכו</text:span><text:span text:style-name="T4"> </text:span><text:span text:style-name="T1">לכלבים, דכתיב</text:span><text:span text:style-name="T4"> </text:span><text:span text:style-name="T8">(שמות</text:span><text:span text:style-name="T5"> </text:span><text:span text:style-name="T8">כב,ל)</text:span><text:span text:style-name="T1"> </text:span><text:span text:style-name="T11">[ואנשי</text:span><text:span text:style-name="T5"> </text:span><text:span text:style-name="T11">קדש</text:span><text:span text:style-name="T5"> </text:span><text:span text:style-name="T11">תהיון</text:span><text:span text:style-name="T5"> </text:span><text:span text:style-name="T11">לי</text:span><text:span text:style-name="T5"> </text:span><text:span text:style-name="T11">ובשר</text:span><text:span text:style-name="T5"> </text:span><text:span text:style-name="T11">בשדה</text:span><text:span text:style-name="T5"> </text:span><text:span text:style-name="T11">טרפה</text:span><text:span text:style-name="T5"> </text:span><text:span text:style-name="T11">לא</text:span><text:span text:style-name="T5"> </text:span><text:span text:style-name="T11">תאכלו]</text:span><text:span text:style-name="T10"> לכלב</text:span><text:span text:style-name="T4"> </text:span><text:span text:style-name="T10">תשליכון</text:span><text:span text:style-name="T4"> </text:span><text:span text:style-name="T10">אותו</text:span><text:span text:style-name="T4"> </text:span><text:span text:style-name="T1">וסמיך</text:span><text:span text:style-name="T4"> </text:span><text:span text:style-name="T1">ליה</text:span><text:span text:style-name="T4"> </text:span><text:span text:style-name="T8">(שמות</text:span><text:span text:style-name="T5"> </text:span><text:span text:style-name="T8">כג,א)</text:span><text:span text:style-name="T1"> </text:span><text:span text:style-name="T10">לא</text:span><text:span text:style-name="T4"> </text:span><text:span text:style-name="T10">תשא</text:span><text:span text:style-name="T4"> </text:span><text:span text:style-name="T10">שמע</text:span><text:span text:style-name="T4"> </text:span><text:span text:style-name="T10">שוא</text:span><text:span text:style-name="T4"> </text:span><text:span text:style-name="T11">[אל</text:span><text:span text:style-name="T5"> </text:span><text:span text:style-name="T11">תשת</text:span><text:span text:style-name="T5"> </text:span><text:span text:style-name="T11">ידך</text:span><text:span text:style-name="T5"> </text:span><text:span text:style-name="T11">עם</text:span><text:span text:style-name="T5"> </text:span><text:span text:style-name="T11">רשע</text:span><text:span text:style-name="T5"> </text:span><text:span text:style-name="T11">להית</text:span><text:span text:style-name="T5"> </text:span><text:span text:style-name="T11">עד</text:span><text:span text:style-name="T5"> </text:span><text:span text:style-name="T11">חמס]</text:span><text:span text:style-name="T2"> (</text:span><text:span text:style-name="T8">היינו</text:span><text:span text:style-name="T5"> </text:span><text:span text:style-name="T8">מעיד</text:span><text:span text:style-name="T5"> </text:span><text:span text:style-name="T8">עדות</text:span><text:span text:style-name="T5"> </text:span><text:span text:style-name="T8">שקר</text:span><text:span text:style-name="T2">)</text:span><text:span text:style-name="T1"> </text:span><text:span text:style-name="T2">-</text:span><text:span text:style-name="T1"> קרי</text:span><text:span text:style-name="T4"> </text:span><text:span text:style-name="T1">ביה</text:span><text:span text:style-name="T4"> </text:span><text:span text:style-name="T1">נמי</text:span><text:span text:style-name="T4"> </text:span><text:span text:style-name="T1">'לא</text:span><text:span text:style-name="T4"> </text:span><text:span text:style-name="T1">תשיא'.</text:span></text:p>
      <text:p text:style-name="P11"/>
      <text:p text:style-name="P10"><text:span text:style-name="T1">ושתי</text:span><text:span text:style-name="T4"> </text:span><text:span text:style-name="T1">רצועות</text:span><text:span text:style-name="T4"> </text:span><text:span text:style-name="T1">וכו': <text:s/></text:span></text:p>
      <text:p text:style-name="P10"><text:span text:style-name="T1">תנא: של</text:span><text:span text:style-name="T4"> </text:span><text:span text:style-name="T1">חמור, כדדריש</text:span><text:span text:style-name="T4"> </text:span><text:span text:style-name="T1">ההוא</text:span><text:span text:style-name="T4"> </text:span><text:span text:style-name="T1">גלילאה</text:span><text:span text:style-name="T4"> </text:span><text:span text:style-name="T1">עליה</text:span><text:span text:style-name="T4"> </text:span><text:span text:style-name="T1">דרב</text:span><text:span text:style-name="T4"> </text:span><text:span text:style-name="T1">חסדא</text:span><text:span text:style-name="T4"> </text:span><text:span text:style-name="T8">(ישעיהו</text:span><text:span text:style-name="T5"> </text:span><text:span text:style-name="T8">א,ג)</text:span><text:span text:style-name="T1"> </text:span><text:span text:style-name="T10">ידע</text:span><text:span text:style-name="T4"> </text:span><text:span text:style-name="T10">שור</text:span><text:span text:style-name="T4"> </text:span><text:span text:style-name="T10">קונהו</text:span><text:span text:style-name="T4"> </text:span><text:span text:style-name="T10">וחמור</text:span><text:span text:style-name="T4"> </text:span><text:span text:style-name="T10">אבוס</text:span><text:span text:style-name="T4"> </text:span><text:span text:style-name="T10">בעליו</text:span><text:span text:style-name="T4"> </text:span><text:span text:style-name="T10">ישראל</text:span><text:span text:style-name="T4"> </text:span><text:span text:style-name="T10">לא</text:span><text:span text:style-name="T4"> </text:span><text:span text:style-name="T10">ידע</text:span><text:span text:style-name="T4"> </text:span><text:span text:style-name="T11">[עמי</text:span><text:span text:style-name="T5"> </text:span><text:span text:style-name="T11">לא</text:span><text:span text:style-name="T5"> </text:span><text:span text:style-name="T11">התבונן]</text:span><text:span text:style-name="T1">: אמר</text:span><text:span text:style-name="T4"> </text:span><text:span text:style-name="T1">הקב"ה: יבא</text:span><text:span text:style-name="T4"> </text:span><text:span text:style-name="T1">מי</text:span><text:span text:style-name="T4"> </text:span><text:span text:style-name="T1">שמכיר</text:span><text:span text:style-name="T4"> </text:span><text:span text:style-name="T1">אבוס</text:span><text:span text:style-name="T4"> </text:span><text:span text:style-name="T1">בעליו</text:span><text:span text:style-name="T4"> </text:span><text:span text:style-name="T1">ויפרע</text:span><text:span text:style-name="T4"> </text:span><text:span text:style-name="T1">ממי</text:span><text:span text:style-name="T4"> </text:span><text:span text:style-name="T1">שאינו</text:span><text:span text:style-name="T4"> </text:span><text:span text:style-name="T1">מכיר</text:span><text:span text:style-name="T4"> </text:span><text:span text:style-name="T1">אבוס</text:span><text:span text:style-name="T4"> </text:span><text:span text:style-name="T1">בעליו!</text:span></text:p>
      <text:p text:style-name="P11"/>
      <text:p text:style-name="P10"><text:span text:style-name="T1">ידה</text:span><text:span text:style-name="T4"> </text:span><text:span text:style-name="T1">טפח</text:span><text:span text:style-name="T4"> </text:span><text:span text:style-name="T1">וכו': <text:s/></text:span></text:p>
      <text:p text:style-name="P10"><text:span text:style-name="T1">אמר</text:span><text:span text:style-name="T4"> </text:span><text:span text:style-name="T1">אביי: שמע</text:span><text:span text:style-name="T4"> </text:span><text:span text:style-name="T1">מינה: כל</text:span><text:span text:style-name="T4"> </text:span><text:span text:style-name="T1">חד</text:span><text:span text:style-name="T4"> </text:span><text:span text:style-name="T1">וחד</text:span><text:span text:style-name="T4"> </text:span><text:span text:style-name="T1">לפום</text:span><text:span text:style-name="T4"> </text:span><text:span text:style-name="T1">גביה</text:span><text:span text:style-name="T4"> </text:span><text:span text:style-name="T1">עבדינן</text:span><text:span text:style-name="T4"> </text:span><text:span text:style-name="T1">ליה.</text:span></text:p>
      <text:p text:style-name="P10"><text:span text:style-name="T1">אמר</text:span><text:span text:style-name="T4"> </text:span><text:span text:style-name="T1">ליה</text:span><text:span text:style-name="T4"> </text:span><text:span text:style-name="T1">רבא: אם</text:span><text:span text:style-name="T4"> </text:span><text:span text:style-name="T1">כן</text:span><text:span text:style-name="T4"> </text:span><text:span text:style-name="T1">נפיש</text:span><text:span text:style-name="T4"> </text:span><text:span text:style-name="T1">להו</text:span><text:span text:style-name="T4"> </text:span><text:span text:style-name="T1">רצועות</text:span><text:span text:style-name="T4"> </text:span><text:span text:style-name="T1">טובא!?</text:span></text:p>
      <text:p text:style-name="P10"><text:span text:style-name="T1">אלא</text:span><text:span text:style-name="T4"> </text:span><text:span text:style-name="T1">אמר</text:span><text:span text:style-name="T4"> </text:span><text:span text:style-name="T1">רבא: אבקתא</text:span><text:span text:style-name="T4"> </text:span><text:span text:style-name="T2">(</text:span><text:span text:style-name="T8">כמו</text:span><text:span text:style-name="T5"> </text:span><text:span text:style-name="T8">'מיבק</text:span><text:span text:style-name="T5"> </text:span><text:span text:style-name="T8">אביק' </text:span><text:span text:style-name="T42">[רצועה</text:span><text:span text:style-name="T53"> </text:span><text:span text:style-name="T42">או</text:span><text:span text:style-name="T53"> </text:span><text:span text:style-name="T42">טבעת</text:span><text:span text:style-name="T53"> </text:span><text:span text:style-name="T42">חובקת</text:span><text:span text:style-name="T53"> </text:span><text:span text:style-name="T42">את</text:span><text:span text:style-name="T53"> </text:span><text:span text:style-name="T42">הרצועות]</text:span><text:span text:style-name="T2">)</text:span><text:span text:style-name="T1"> אית</text:span><text:span text:style-name="T4"> </text:span><text:span text:style-name="T1">ליה: כי</text:span><text:span text:style-name="T4"> </text:span><text:span text:style-name="T1">בעי</text:span><text:span text:style-name="T4"> </text:span><text:span text:style-name="T1">- מיקטר</text:span><text:span text:style-name="T4"> </text:span><text:span text:style-name="T1">ביה, כי</text:span><text:span text:style-name="T4"> </text:span><text:span text:style-name="T1">בעי</text:span><text:span text:style-name="T4"> </text:span><text:span text:style-name="T1">- מרפה</text:span><text:span text:style-name="T4"> </text:span><text:span text:style-name="T1">בה</text:span><text:span text:style-name="T4"> </text:span><text:span text:style-name="T41">[ברצועה</text:span><text:span text:style-name="T52"> </text:span><text:span text:style-name="T41">או</text:span><text:span text:style-name="T52"> </text:span><text:span text:style-name="T41">בטבעת</text:span><text:span text:style-name="T52"> </text:span><text:span text:style-name="T41">מקצרים</text:span><text:span text:style-name="T52"> </text:span><text:span text:style-name="T41">או</text:span><text:span text:style-name="T52"> </text:span><text:span text:style-name="T41">מאריכים</text:span><text:span text:style-name="T52"> </text:span><text:span text:style-name="T41">את</text:span><text:span text:style-name="T52"> </text:span><text:span text:style-name="T41">הרצועות]</text:span><text:span text:style-name="T1">.</text:span></text:p>
      <text:p text:style-name="P11"/>
      <text:p text:style-name="P10"><text:span text:style-name="T1">מלקין</text:span><text:span text:style-name="T4"> </text:span><text:span text:style-name="T1">אותו</text:span><text:span text:style-name="T4"> </text:span><text:span text:style-name="T2">[שליש</text:span><text:span text:style-name="T5"> </text:span><text:span text:style-name="T2">מלפניו</text:span><text:span text:style-name="T5"> </text:span><text:span text:style-name="T2">ושתי</text:span><text:span text:style-name="T5"> </text:span><text:span text:style-name="T2">ידות</text:span><text:span text:style-name="T5"> </text:span><text:span text:style-name="T2">מלאחריו]</text:span><text:span text:style-name="T1">: <text:s/></text:span></text:p>
      <text:p text:style-name="P10"><text:span text:style-name="T1">מנא</text:span><text:span text:style-name="T4"> </text:span><text:span text:style-name="T1">הני</text:span><text:span text:style-name="T4"> </text:span><text:span text:style-name="T1">מילי? </text:span></text:p>
      <text:p text:style-name="P10"><text:span text:style-name="T1">אמר</text:span><text:span text:style-name="T4"> </text:span><text:span text:style-name="T1">רב</text:span><text:span text:style-name="T4"> </text:span><text:span text:style-name="T1">כהנא: דאמר</text:span><text:span text:style-name="T4"> </text:span><text:span text:style-name="T1">קרא: </text:span><text:span text:style-name="T8">(דברים</text:span><text:span text:style-name="T5"> </text:span><text:span text:style-name="T8">כה,ב)</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10"> והפילו</text:span><text:span text:style-name="T4"> </text:span><text:span text:style-name="T10">השופט</text:span><text:span text:style-name="T4"> </text:span><text:span text:style-name="T10">הכהו</text:span><text:span text:style-name="T4"> </text:span><text:span text:style-name="T23">לפניו</text:span><text:span text:style-name="T4"> </text:span><text:span text:style-name="T10">כדי</text:span><text:span text:style-name="T4"> </text:span><text:span text:style-name="T10">רשעתו</text:span><text:span text:style-name="T4"> </text:span><text:span text:style-name="T10">במספר</text:span><text:span text:style-name="T1">: רשעה</text:span><text:span text:style-name="T4"> </text:span><text:span text:style-name="T1">אחת</text:span><text:span text:style-name="T4"> </text:span><text:span text:style-name="T1">מלפניו, </text:span><text:span text:style-name="T2">(</text:span><text:span text:style-name="T8">'</text:span><text:span text:style-name="T11">במספר</text:span><text:span text:style-name="T8">'</text:span><text:span text:style-name="T2">)</text:span><text:span text:style-name="T1"> שתי</text:span><text:span text:style-name="T4"> </text:span><text:span text:style-name="T1">רשעיות</text:span><text:span text:style-name="T4"> </text:span><text:span text:style-name="T1">מאחריו.</text:span></text:p>
      <text:p text:style-name="P11"/>
      <text:p text:style-name="P10"><text:span text:style-name="T107">אין</text:span><text:span text:style-name="T105"> </text:span><text:span text:style-name="T107">מלקין</text:span><text:span text:style-name="T105"> </text:span><text:span text:style-name="T107">אותו</text:span><text:span text:style-name="T105"> </text:span><text:span text:style-name="T107">וכו'</text:span><text:span text:style-name="T1"> </text:span><text:span text:style-name="T2">[כפולה</text:span><text:span text:style-name="T5"> </text:span><text:span text:style-name="T2">אחד</text:span><text:span text:style-name="T5"> </text:span><text:span text:style-name="T2">לשנים</text:span><text:span text:style-name="T5"> </text:span><text:span text:style-name="T2">ושנים</text:span><text:span text:style-name="T5"> </text:span><text:span text:style-name="T2">לארבעה]</text:span><text:span text:style-name="T1">: <text:s text:c="2"/></text:span></text:p>
      <text:p text:style-name="P10"><text:span text:style-name="T1">אמר</text:span><text:span text:style-name="T4"> </text:span><text:span text:style-name="T1">רב</text:span><text:span text:style-name="T4"> </text:span><text:span text:style-name="T1">חסדא</text:span><text:span text:style-name="T4"> </text:span><text:span text:style-name="T1">אמר</text:span><text:span text:style-name="T4"> </text:span><text:span text:style-name="T1">רבי</text:span><text:span text:style-name="T4"> </text:span><text:span text:style-name="T1">יוחנן: מנין</text:span><text:span text:style-name="T4"> </text:span><text:span text:style-name="T1">לרצועה</text:span><text:span text:style-name="T4"> </text:span><text:span text:style-name="T1">שהיא</text:span><text:span text:style-name="T4"> </text:span><text:span text:style-name="T1">מוכפלת?</text:span></text:p>
      <text:p text:style-name="P10"><text:span text:style-name="T1">שנאמר</text:span><text:span text:style-name="T4"> </text:span><text:span text:style-name="T1">'</text:span><text:span text:style-name="T10">והפילו</text:span><text:span text:style-name="T1">'.</text:span></text:p>
      <text:p text:style-name="P10"><text:span text:style-name="T1">והא</text:span><text:span text:style-name="T4"> </text:span><text:span text:style-name="T1">מיבעי</text:span><text:span text:style-name="T4"> </text:span><text:span text:style-name="T1">ליה</text:span><text:span text:style-name="T4"> </text:span><text:span text:style-name="T1">לגופיה?</text:span></text:p>
      <text:p text:style-name="P10"><text:span text:style-name="T1">אם</text:span><text:span text:style-name="T4"> </text:span><text:span text:style-name="T1">כן</text:span><text:span text:style-name="T4"> </text:span><text:span text:style-name="T1">לכתוב</text:span><text:span text:style-name="T4"> </text:span><text:span text:style-name="T1">קרא</text:span><text:span text:style-name="T4"> </text:span><text:span text:style-name="T1">'יטיהו', מאי</text:span><text:span text:style-name="T4"> </text:span><text:span text:style-name="T1">'הפילו'? - שמע</text:span><text:span text:style-name="T4"> </text:span><text:span text:style-name="T1">מינה</text:span><text:span text:style-name="T4"> </text:span><text:span text:style-name="T1">תרתי.</text:span></text:p>
      <text:p text:style-name="P11"/>
      <text:p text:style-name="P10"><text:span text:style-name="T1">המכה</text:span><text:span text:style-name="T4"> </text:span><text:span text:style-name="T1">מכה</text:span><text:span text:style-name="T4"> </text:span><text:span text:style-name="T1">בידו</text:span><text:span text:style-name="T4"> </text:span><text:span text:style-name="T2">[אחת</text:span><text:span text:style-name="T5"> </text:span><text:span text:style-name="T2">בכל</text:span><text:span text:style-name="T5"> </text:span><text:span text:style-name="T2">כחו]</text:span><text:span text:style-name="T1">: <text:s/></text:span></text:p>
      <text:p text:style-name="P10"><text:span text:style-name="T1">תנו</text:span><text:span text:style-name="T4"> </text:span><text:span text:style-name="T1">רבנן: 'אין</text:span><text:span text:style-name="T4"> </text:span><text:span text:style-name="T1">מעמידין</text:span><text:span text:style-name="T4"> </text:span><text:span text:style-name="T1">חזנין</text:span><text:span text:style-name="T4"> </text:span><text:span text:style-name="T1">אלא</text:span><text:span text:style-name="T4"> </text:span><text:span text:style-name="T1">חסירי</text:span><text:span text:style-name="T4"> </text:span><text:span text:style-name="T1">כח</text:span><text:span text:style-name="T4"> </text:span><text:span text:style-name="T1">ויתירי</text:span><text:span text:style-name="T4"> </text:span><text:span text:style-name="T1">מדע.</text:span></text:p>
      <text:p text:style-name="P10"><text:span text:style-name="T1">רבי</text:span><text:span text:style-name="T4"> </text:span><text:span text:style-name="T1">יהודה</text:span><text:span text:style-name="T4"> </text:span><text:span text:style-name="T1">אומר: אפילו</text:span><text:span text:style-name="T4"> </text:span><text:span text:style-name="T1">חסירי</text:span><text:span text:style-name="T4"> </text:span><text:span text:style-name="T1">מדע</text:span><text:span text:style-name="T4"> </text:span><text:span text:style-name="T1">ויתירי</text:span><text:span text:style-name="T4"> </text:span><text:span text:style-name="T1">כח</text:span><text:span text:style-name="T4"> </text:span><text:span text:style-name="T2">(</text:span><text:span text:style-name="T8">דאין</text:span><text:span text:style-name="T5"> </text:span><text:span text:style-name="T8">להקפיד</text:span><text:span text:style-name="T5"> </text:span><text:span text:style-name="T8">בכך</text:span><text:span text:style-name="T2">)</text:span><text:span text:style-name="T1">'.</text:span></text:p>
      <text:p text:style-name="P10"><text:span text:style-name="T1">אמר</text:span><text:span text:style-name="T4"> </text:span><text:span text:style-name="T1">רבא: כוותיה</text:span><text:span text:style-name="T4"> </text:span><text:span text:style-name="T1">דרבי</text:span><text:span text:style-name="T4"> </text:span><text:span text:style-name="T1">יהודה</text:span><text:span text:style-name="T4"> </text:span><text:span text:style-name="T1">מסתברא, דכתיב</text:span><text:span text:style-name="T4"> </text:span><text:span text:style-name="T8">(דברים</text:span><text:span text:style-name="T5"> </text:span><text:span text:style-name="T8">כה,ג)</text:span><text:span text:style-name="T1"> </text:span><text:span text:style-name="T11">[ארבעים</text:span><text:span text:style-name="T5"> </text:span><text:span text:style-name="T11">יכנו] </text:span><text:span text:style-name="T10">לא</text:span><text:span text:style-name="T4"> </text:span><text:span text:style-name="T10">יוסיף</text:span><text:span text:style-name="T4"> </text:span><text:span text:style-name="T10">פן</text:span><text:span text:style-name="T4"> </text:span><text:span text:style-name="T10">יוסיף</text:span><text:span text:style-name="T4">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text:span><text:span text:style-name="T5"> </text:span><text:span text:style-name="T11">ונקלה</text:span><text:span text:style-name="T5"> </text:span><text:span text:style-name="T11">אחיך</text:span><text:span text:style-name="T5"> </text:span><text:span text:style-name="T11">לעיניך]</text:span><text:span text:style-name="T1">: אי</text:span><text:span text:style-name="T4"> </text:span><text:span text:style-name="T1">אמרת</text:span><text:span text:style-name="T4"> </text:span><text:span text:style-name="T1">בשלמא</text:span><text:span text:style-name="T4"> </text:span><text:span text:style-name="T1">חסירי</text:span><text:span text:style-name="T4"> </text:span><text:span text:style-name="T1">מדע</text:span><text:span text:style-name="T4"> </text:span><text:span text:style-name="T2">(</text:span><text:span text:style-name="T8">יכולין</text:span><text:span text:style-name="T5"> </text:span><text:span text:style-name="T8">להעמיד</text:span><text:span text:style-name="T5"> </text:span><text:span text:style-name="T8">בהן</text:span><text:span text:style-name="T2">)</text:span><text:span text:style-name="T1"> - היינו</text:span><text:span text:style-name="T4"> </text:span><text:span text:style-name="T1">דצריך</text:span><text:span text:style-name="T4"> </text:span><text:span text:style-name="T1">לאזהורי, אלא</text:span><text:span text:style-name="T4"> </text:span><text:span text:style-name="T1">אי</text:span><text:span text:style-name="T4"> </text:span><text:span text:style-name="T1">אמרת</text:span><text:span text:style-name="T4"> </text:span><text:span text:style-name="T1">יתירי</text:span><text:span text:style-name="T4"> </text:span><text:span text:style-name="T1">מדע</text:span><text:span text:style-name="T4"> </text:span><text:span text:style-name="T1">- מי</text:span><text:span text:style-name="T4"> </text:span><text:span text:style-name="T1">צריך</text:span><text:span text:style-name="T4"> </text:span><text:span text:style-name="T1">לאזהורי?</text:span></text:p>
      <text:p text:style-name="P11">ורבנן?</text:p>
      <text:p text:style-name="P10"><text:span text:style-name="T1">אין</text:span><text:span text:style-name="T4"> </text:span><text:span text:style-name="T1">מזרזין</text:span><text:span text:style-name="T4"> </text:span><text:span text:style-name="T1">אלא</text:span><text:span text:style-name="T4"> </text:span><text:span text:style-name="T1">למזרז.</text:span></text:p>
      <text:p text:style-name="P10"><text:span text:style-name="T1">תנא: 'כשהוא</text:span><text:span text:style-name="T4"> </text:span><text:span text:style-name="T1">מגביה</text:span><text:span text:style-name="T4"> </text:span><text:span text:style-name="T1">מגביה</text:span><text:span text:style-name="T4"> </text:span><text:span text:style-name="T1">בשתי</text:span><text:span text:style-name="T4"> </text:span><text:span text:style-name="T1">ידיו, וכשהוא</text:span><text:span text:style-name="T4"> </text:span><text:span text:style-name="T1">מכה</text:span><text:span text:style-name="T4"> </text:span><text:span text:style-name="T1">מכה</text:span><text:span text:style-name="T4"> </text:span><text:span text:style-name="T1">בידו</text:span><text:span text:style-name="T4"> </text:span><text:span text:style-name="T1">אחת' - כי</text:span><text:span text:style-name="T4"> </text:span><text:span text:style-name="T1">היכי</text:span><text:span text:style-name="T4"> </text:span><text:span text:style-name="T1">דתיתי</text:span><text:span text:style-name="T4"> </text:span><text:span text:style-name="T1">מרזיה.</text:span></text:p>
      <text:p text:style-name="P11"/>
      <text:p text:style-name="P10"><text:span text:style-name="T1">והקורא</text:span><text:span text:style-name="T4"> </text:span><text:span text:style-name="T1">קורא</text:span><text:span text:style-name="T4"> </text:span><text:span text:style-name="T1">כו': <text:s/></text:span></text:p>
      <text:p text:style-name="P10"><text:span text:style-name="T1">תנו</text:span><text:span text:style-name="T4"> </text:span><text:span text:style-name="T1">רבנן: 'הגדול</text:span><text:span text:style-name="T4"> </text:span><text:span text:style-name="T1">שבדיינין</text:span><text:span text:style-name="T4"> </text:span><text:span text:style-name="T1">קורא, השני</text:span><text:span text:style-name="T4"> </text:span><text:span text:style-name="T1">מונה, והשלישי</text:span><text:span text:style-name="T4"> </text:span><text:span text:style-name="T1">אומר</text:span><text:span text:style-name="T4"> </text:span><text:span text:style-name="T1">"הכהו"!</text:span></text:p>
      <text:p text:style-name="P10"><text:soft-page-break/><text:span text:style-name="T1">בזמן</text:span><text:span text:style-name="T4"> </text:span><text:span text:style-name="T1">שמכה</text:span><text:span text:style-name="T4"> </text:span><text:span text:style-name="T1">מרובה</text:span><text:span text:style-name="T4"> – </text:span><text:span text:style-name="T1">מאריך, בזמן</text:span><text:span text:style-name="T4"> </text:span><text:span text:style-name="T1">שמכה</text:span><text:span text:style-name="T4"> </text:span><text:span text:style-name="T1">מועטת</text:span><text:span text:style-name="T4"> – </text:span><text:span text:style-name="T1">מקצר.' - והא</text:span><text:span text:style-name="T4"> </text:span><text:span text:style-name="T1">אנן</text:span><text:span text:style-name="T4"> </text:span><text:span text:style-name="T1">תנן</text:span><text:span text:style-name="T4"> </text:span><text:span text:style-name="T1">'חוזר</text:span><text:span text:style-name="T4"> </text:span><text:span text:style-name="T1">לתחלת</text:span><text:span text:style-name="T4"> </text:span><text:span text:style-name="T1">המקרא'?</text:span></text:p>
      <text:p text:style-name="P10"><text:span text:style-name="T1">מצוה</text:span><text:span text:style-name="T4"> </text:span><text:span text:style-name="T1">לצמצם, ואי</text:span><text:span text:style-name="T4"> </text:span><text:span text:style-name="T1">לא</text:span><text:span text:style-name="T4"> </text:span><text:span text:style-name="T1">צמצם</text:span><text:span text:style-name="T4"> </text:span><text:span text:style-name="T1">- חוזר</text:span><text:span text:style-name="T4"> </text:span><text:span text:style-name="T1">לתחלת</text:span><text:span text:style-name="T4"> </text:span><text:span text:style-name="T1">המקרא.</text:span></text:p>
      <text:p text:style-name="P11"/>
      <text:p text:style-name="P10"><text:span text:style-name="T1">תנו</text:span><text:span text:style-name="T4"> </text:span><text:span text:style-name="T1">רבנן</text:span><text:span text:style-name="T4"> </text:span><text:span text:style-name="T8">[סיפרי</text:span><text:span text:style-name="T5"> </text:span><text:span text:style-name="T8">כי</text:span><text:span text:style-name="T5"> </text:span><text:span text:style-name="T8">תצא</text:span><text:span text:style-name="T5"> </text:span><text:span text:style-name="T8">פיסקא</text:span><text:span text:style-name="T5"> </text:span><text:span text:style-name="T8">רפו]</text:span><text:span text:style-name="T1">: </text:span><text:span text:style-name="T2">(</text:span><text:span text:style-name="T8">דברים</text:span><text:span text:style-name="T5"> </text:span><text:span text:style-name="T8">כה,ג</text:span><text:span text:style-name="T2">)</text:span><text:span text:style-name="T1"> </text:span><text:span text:style-name="T11">[ארבעים</text:span><text:span text:style-name="T5"> </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10"> מכה</text:span><text:span text:style-name="T4"> </text:span><text:span text:style-name="T10">רבה</text:span><text:span text:style-name="T4"> </text:span><text:span text:style-name="T11">[ונקלה</text:span><text:span text:style-name="T5"> </text:span><text:span text:style-name="T11">אחיך</text:span><text:span text:style-name="T5"> </text:span><text:span text:style-name="T11">לעיניך]</text:span><text:span text:style-name="T1">; אין</text:span><text:span text:style-name="T4"> </text:span><text:span text:style-name="T1">לי</text:span><text:span text:style-name="T4"> </text:span><text:span text:style-name="T1">אלא</text:span><text:span text:style-name="T4"> </text:span><text:span text:style-name="T1">מכה</text:span><text:span text:style-name="T4"> </text:span><text:span text:style-name="T1">רבה, מכה</text:span><text:span text:style-name="T4"> </text:span><text:span text:style-name="T1">מועטת</text:span><text:span text:style-name="T4"> </text:span><text:span text:style-name="T2">(</text:span><text:span text:style-name="T8">כגון</text:span><text:span text:style-name="T5"> </text:span><text:span text:style-name="T8">שאמדוהו</text:span><text:span text:style-name="T5"> </text:span><text:span text:style-name="T8">לפחות</text:span><text:span text:style-name="T5"> </text:span><text:span text:style-name="T8">מכה</text:span><text:span text:style-name="T5"> </text:span><text:span text:style-name="T8">בסידור</text:span><text:span text:style-name="T5"> </text:span><text:span text:style-name="T8">אחד</text:span><text:span text:style-name="T2">)</text:span><text:span text:style-name="T1"> מנין? תלמוד</text:span><text:span text:style-name="T4"> </text:span><text:span text:style-name="T1">לומר: </text:span><text:span text:style-name="T11">[לא</text:span><text:span text:style-name="T5"> </text:span><text:span text:style-name="T11">יוסיף</text:span><text:span text:style-name="T5"> </text:span><text:span text:style-name="T11">פן</text:span><text:span text:style-name="T5"> </text:span><text:span text:style-name="T11">יוסיף</text:span><text:span text:style-name="T5"> </text:span><text:span text:style-name="T11">להכתו]</text:span><text:span text:style-name="T10"> על</text:span><text:span text:style-name="T4"> </text:span><text:span text:style-name="T10">אלה</text:span><text:span text:style-name="T4"> </text:span><text:span text:style-name="T2">(</text:span><text:span text:style-name="T8">רישא</text:span><text:span text:style-name="T5"> </text:span><text:span text:style-name="T8">דברייתא</text:span><text:span text:style-name="T5"> </text:span><text:span text:style-name="T8">הכי</text:span><text:span text:style-name="T5"> </text:span><text:span text:style-name="T8">איתא</text:span><text:span text:style-name="T5"> </text:span><text:span text:style-name="T8">בסיפרי: 'אין</text:span><text:span text:style-name="T5"> </text:span><text:span text:style-name="T8">לי</text:span><text:span text:style-name="T5"> </text:span><text:span text:style-name="T8">אלא</text:span><text:span text:style-name="T5"> </text:span><text:span text:style-name="T8">בזמן</text:span><text:span text:style-name="T5"> </text:span><text:span text:style-name="T8">שמוסיפין</text:span><text:span text:style-name="T5"> </text:span><text:span text:style-name="T8">על</text:span><text:span text:style-name="T5"> </text:span><text:span text:style-name="T8">מנין</text:span><text:span text:style-name="T5"> </text:span><text:span text:style-name="T8">ארבעים, על</text:span><text:span text:style-name="T5"> </text:span><text:span text:style-name="T8">כל</text:span><text:span text:style-name="T5"> </text:span><text:span text:style-name="T8">אומד</text:span><text:span text:style-name="T5"> </text:span><text:span text:style-name="T8">ואומד</text:span><text:span text:style-name="T5"> </text:span><text:span text:style-name="T8">שאמדוהו</text:span><text:span text:style-name="T5"> </text:span><text:span text:style-name="T8">בית</text:span><text:span text:style-name="T5"> </text:span><text:span text:style-name="T8">דין</text:span><text:span text:style-name="T5"> </text:span><text:span text:style-name="T8">מנין? ת"ל</text:span><text:span text:style-name="T5"> </text:span><text:span text:style-name="T8">לא</text:span><text:span text:style-name="T5"> </text:span><text:span text:style-name="T8">יוסיף</text:span><text:span text:style-name="T5"> </text:span><text:span text:style-name="T8">מכל</text:span><text:span text:style-name="T5"> </text:span><text:span text:style-name="T8">מקום; </text:span><text:span text:style-name="T11">מכה</text:span><text:span text:style-name="T5"> </text:span><text:span text:style-name="T11">רבה</text:span><text:span text:style-name="T5"> </text:span><text:span text:style-name="T8">- אין</text:span><text:span text:style-name="T5"> </text:span><text:span text:style-name="T8">לי</text:span><text:span text:style-name="T5"> </text:span><text:span text:style-name="T8">אלא</text:span><text:span text:style-name="T5"> </text:span><text:span text:style-name="T8">מכה</text:span><text:span text:style-name="T5"> </text:span><text:span text:style-name="T8">רבה</text:span><text:span text:style-name="T5"> </text:span><text:span text:style-name="T8">כו' אין</text:span><text:span text:style-name="T5"> </text:span><text:span text:style-name="T8">לי</text:span><text:span text:style-name="T5"> </text:span><text:span text:style-name="T8">דחייב</text:span><text:span text:style-name="T5"> </text:span><text:span text:style-name="T8">על</text:span><text:span text:style-name="T5"> </text:span><text:span text:style-name="T8">לא</text:span><text:span text:style-name="T5"> </text:span><text:span text:style-name="T8">יוסיף</text:span><text:span text:style-name="T5"> </text:span><text:span text:style-name="T8">אלא</text:span><text:span text:style-name="T5"> </text:span><text:span text:style-name="T8">בזמן</text:span><text:span text:style-name="T5"> </text:span><text:span text:style-name="T8">שהכהו</text:span><text:span text:style-name="T5"> </text:span><text:span text:style-name="T8">מכות</text:span><text:span text:style-name="T5"> </text:span><text:span text:style-name="T8">הרבה</text:span><text:span text:style-name="T5"> </text:span><text:span text:style-name="T8">על</text:span><text:span text:style-name="T5"> </text:span><text:span text:style-name="T8">האומד, מכות</text:span><text:span text:style-name="T5"> </text:span><text:span text:style-name="T8">מועטות</text:span><text:span text:style-name="T5"> </text:span><text:span text:style-name="T8">אפילו</text:span><text:span text:style-name="T5"> </text:span><text:span text:style-name="T8">שתי</text:span><text:span text:style-name="T5"> </text:span><text:span text:style-name="T8">מכות</text:span><text:span text:style-name="T5"> </text:span><text:span text:style-name="T8">או</text:span><text:span text:style-name="T5"> </text:span><text:span text:style-name="T8">אחת</text:span><text:span text:style-name="T5"> </text:span><text:span text:style-name="T8">מנין</text:span><text:span text:style-name="T5"> </text:span><text:span text:style-name="T8">דאסור</text:span><text:span text:style-name="T5"> </text:span><text:span text:style-name="T8">להוסיף? ת"ל</text:span><text:span text:style-name="T5"> </text:span><text:span text:style-name="T11">לא</text:span><text:span text:style-name="T5"> </text:span><text:span text:style-name="T11">יוסיף</text:span><text:span text:style-name="T5"> </text:span><text:span text:style-name="T104">לא</text:span><text:span text:style-name="T5"> </text:span><text:span text:style-name="T11">פן</text:span><text:span text:style-name="T5"> </text:span><text:span text:style-name="T11">יוסיף</text:span><text:span text:style-name="T5"> </text:span><text:span text:style-name="T11">להכותו</text:span><text:span text:style-name="T5"> </text:span><text:span text:style-name="T11">על</text:span><text:span text:style-name="T5"> </text:span><text:span text:style-name="T11">אלה</text:span><text:span text:style-name="T8">' - על</text:span><text:span text:style-name="T5"> </text:span><text:span text:style-name="T8">מנין</text:span><text:span text:style-name="T5"> </text:span><text:span text:style-name="T8">האומד</text:span><text:span text:style-name="T2">)</text:span><text:span text:style-name="T1">.</text:span></text:p>
      <text:p text:style-name="P10"><text:span text:style-name="T1">אם</text:span><text:span text:style-name="T4"> </text:span><text:span text:style-name="T1">כן</text:span><text:span text:style-name="T4"> </text:span><text:span text:style-name="T1">מה</text:span><text:span text:style-name="T4"> </text:span><text:span text:style-name="T1">תלמוד</text:span><text:span text:style-name="T4"> </text:span><text:span text:style-name="T1">לומר</text:span><text:span text:style-name="T4"> </text:span><text:span text:style-name="T1">'מכה</text:span><text:span text:style-name="T4"> </text:span><text:span text:style-name="T1">רבה'?</text:span></text:p>
      <text:p text:style-name="P10"><text:span text:style-name="T1">לימד</text:span><text:span text:style-name="T4"> </text:span><text:span text:style-name="T1">על</text:span><text:span text:style-name="T4"> </text:span><text:span text:style-name="T1">הראשונות</text:span><text:span text:style-name="T4"> </text:span><text:span text:style-name="T1">שהן</text:span><text:span text:style-name="T4"> </text:span><text:span text:style-name="T1">מכה</text:span><text:span text:style-name="T4"> </text:span><text:span text:style-name="T1">רבה</text:span><text:span text:style-name="T4"> </text:span><text:span text:style-name="T2">(</text:span><text:span text:style-name="T8">שניתן</text:span><text:span text:style-name="T5"> </text:span><text:span text:style-name="T8">להכותו</text:span><text:span text:style-name="T5"> </text:span><text:span text:style-name="T8">בעל</text:span><text:span text:style-name="T5"> </text:span><text:span text:style-name="T8">כורחו; כן</text:span><text:span text:style-name="T5"> </text:span><text:span text:style-name="T8">נראה</text:span><text:span text:style-name="T5"> </text:span><text:span text:style-name="T8">לרבי</text:span><text:span text:style-name="T5"> </text:span><text:span text:style-name="T8">ובלשון</text:span><text:span text:style-name="T5"> </text:span><text:span text:style-name="T8">אחר</text:span><text:span text:style-name="T5"> </text:span><text:span text:style-name="T8">קיבל</text:span><text:span text:style-name="T5"> </text:span><text:span text:style-name="T8">רבי</text:span><text:span text:style-name="T2">)</text:span><text:span text:style-name="T1">. <text:s/></text:span></text:p>
      <text:p text:style-name="P11"/>
      <text:p text:style-name="P10"><text:span text:style-name="T1">נתקלקל</text:span><text:span text:style-name="T4"> </text:span><text:span text:style-name="T2">[נתקלקל</text:span><text:span text:style-name="T5"> </text:span><text:span text:style-name="T2">בין</text:span><text:span text:style-name="T5"> </text:span><text:span text:style-name="T2">בריעי</text:span><text:span text:style-name="T5"> </text:span><text:span text:style-name="T2">בין</text:span><text:span text:style-name="T5"> </text:span><text:span text:style-name="T2">במים</text:span><text:span text:style-name="T5"> – </text:span><text:span text:style-name="T2">פטור; רבי</text:span><text:span text:style-name="T5"> </text:span><text:span text:style-name="T2">יהודה</text:span><text:span text:style-name="T5"> </text:span><text:span text:style-name="T2">אומר: האיש</text:span><text:span text:style-name="T5"> </text:span><text:span text:style-name="T2">בריעי</text:span><text:span text:style-name="T5"> </text:span><text:span text:style-name="T2">והאשה</text:span><text:span text:style-name="T5"> </text:span><text:span text:style-name="T2">במים]</text:span><text:span text:style-name="T1">: <text:s/></text:span></text:p>
      <text:p text:style-name="P10"><text:span text:style-name="T1">תנו</text:span><text:span text:style-name="T4"> </text:span><text:span text:style-name="T1">רבנן</text:span><text:span text:style-name="T4"> <text:s/></text:span><text:span text:style-name="T8">[דומה</text:span><text:span text:style-name="T5"> </text:span><text:span text:style-name="T8">לסיפרי</text:span><text:span text:style-name="T5"> </text:span><text:span text:style-name="T8">כי</text:span><text:span text:style-name="T5"> </text:span><text:span text:style-name="T8">תצא</text:span><text:span text:style-name="T5"> </text:span><text:span text:style-name="T8">פיסקא</text:span><text:span text:style-name="T5"> </text:span><text:span text:style-name="T8">רפו]</text:span><text:span text:style-name="T1">: 'אחד</text:span><text:span text:style-name="T4"> </text:span><text:span text:style-name="T1">האיש</text:span><text:span text:style-name="T4"> </text:span><text:span text:style-name="T1">ואחד</text:span><text:span text:style-name="T4"> </text:span><text:span text:style-name="T1">האשה</text:span><text:span text:style-name="T4"> </text:span><text:span text:style-name="T1">בריעי</text:span><text:span text:style-name="T4"> </text:span><text:span text:style-name="T1">ולא</text:span><text:span text:style-name="T4"> </text:span><text:span text:style-name="T1">במים</text:span><text:span text:style-name="T4"> </text:span><text:span text:style-name="T1">- דברי</text:span><text:span text:style-name="T4"> </text:span><text:span text:style-name="T1">רבי</text:span><text:span text:style-name="T4"> </text:span><text:span text:style-name="T1">מאיר; רבי</text:span><text:span text:style-name="T4"> </text:span><text:span text:style-name="T1">יהודה</text:span><text:span text:style-name="T4"> </text:span><text:span text:style-name="T1">אומר: האיש</text:span><text:span text:style-name="T4"> </text:span><text:span text:style-name="T1">בריעי</text:span><text:span text:style-name="T4"> </text:span><text:span text:style-name="T1">והאשה</text:span><text:span text:style-name="T4"> </text:span><text:span text:style-name="T1">במים; וחכמים</text:span><text:span text:style-name="T4"> </text:span><text:span text:style-name="T1">אומרים: אחד</text:span><text:span text:style-name="T4"> </text:span><text:span text:style-name="T1">האיש</text:span><text:span text:style-name="T4"> </text:span><text:span text:style-name="T1">ואחד</text:span><text:span text:style-name="T4"> </text:span><text:span text:style-name="T1">האשה</text:span><text:span text:style-name="T4"> </text:span><text:span text:style-name="T1">בין</text:span><text:span text:style-name="T4"> </text:span><text:span text:style-name="T1">בריעי</text:span><text:span text:style-name="T4"> </text:span><text:span text:style-name="T1">בין</text:span><text:span text:style-name="T4"> </text:span><text:span text:style-name="T1">במים'.</text:span></text:p>
      <text:p text:style-name="P10"><text:span text:style-name="T1">והתניא: 'רבי</text:span><text:span text:style-name="T4"> </text:span><text:span text:style-name="T1">יהודה</text:span><text:span text:style-name="T4"> </text:span><text:span text:style-name="T1">אומר: אחד</text:span><text:span text:style-name="T4"> </text:span><text:span text:style-name="T1">האיש</text:span><text:span text:style-name="T4"> </text:span><text:span text:style-name="T1">ואחד</text:span><text:span text:style-name="T4"> </text:span><text:span text:style-name="T1">האשה</text:span><text:span text:style-name="T4"> </text:span><text:span text:style-name="T1">בריעי'?</text:span></text:p>
      <text:p text:style-name="P10"><text:span text:style-name="T1">אמר</text:span><text:span text:style-name="T4"> </text:span><text:span text:style-name="T1">רב</text:span><text:span text:style-name="T4"> </text:span><text:span text:style-name="T1">נחמן</text:span><text:span text:style-name="T4"> </text:span><text:span text:style-name="T1">בר</text:span><text:span text:style-name="T4"> </text:span><text:span text:style-name="T1">יצחק: שניהם</text:span><text:span text:style-name="T4"> </text:span><text:span text:style-name="T1">שוין</text:span><text:span text:style-name="T4"> </text:span><text:span text:style-name="T1">בריעי</text:span><text:span text:style-name="T4"> </text:span><text:span text:style-name="T2">(</text:span><text:span text:style-name="T8">הכי</text:span><text:span text:style-name="T5"> </text:span><text:span text:style-name="T8">גרסינן: אמר</text:span><text:span text:style-name="T5"> </text:span><text:span text:style-name="T8">רבי</text:span><text:span text:style-name="T5"> </text:span><text:span text:style-name="T8">יצחק</text:span><text:span text:style-name="T5"> </text:span><text:span text:style-name="T8">הא</text:span><text:span text:style-name="T5"> </text:span><text:span text:style-name="T8">דקאמר</text:span><text:span text:style-name="T5"> </text:span><text:span text:style-name="T8">רבי</text:span><text:span text:style-name="T5"> </text:span><text:span text:style-name="T8">יהודה</text:span><text:span text:style-name="T5"> </text:span><text:span text:style-name="T8">אחד</text:span><text:span text:style-name="T5"> </text:span><text:span text:style-name="T8">האיש</text:span><text:span text:style-name="T5"> </text:span><text:span text:style-name="T8">ואחד</text:span><text:span text:style-name="T5"> </text:span><text:span text:style-name="T8">האשה</text:span><text:span text:style-name="T5"> </text:span><text:span text:style-name="T8">בריעי</text:span><text:span text:style-name="T5"> </text:span><text:span text:style-name="T8">- הכי</text:span><text:span text:style-name="T5"> </text:span><text:span text:style-name="T8">קאמר: שניהן</text:span><text:span text:style-name="T5"> </text:span><text:span text:style-name="T8">שוין</text:span><text:span text:style-name="T5"> </text:span><text:span text:style-name="T8">בריעי: דמשנתקלקל</text:span><text:span text:style-name="T5"> </text:span><text:span text:style-name="T8">בריעי</text:span><text:span text:style-name="T5"> – </text:span><text:span text:style-name="T8">פטורין, אבל</text:span><text:span text:style-name="T5"> </text:span><text:span text:style-name="T8">במים</text:span><text:span text:style-name="T5"> </text:span><text:span text:style-name="T8">איכא</text:span><text:span text:style-name="T5"> </text:span><text:span text:style-name="T8">פלוגתא</text:span><text:span text:style-name="T2">)</text:span><text:span text:style-name="T1">.</text:span></text:p>
      <text:p text:style-name="P11"/>
      <text:p text:style-name="P10"><text:span text:style-name="T1">אמר</text:span><text:span text:style-name="T4"> </text:span><text:span text:style-name="T1">שמואל: כפתוהו</text:span><text:span text:style-name="T4"> </text:span><text:span text:style-name="T1">ורץ</text:span><text:span text:style-name="T4"> </text:span><text:span text:style-name="T1">מבית</text:span><text:span text:style-name="T4"> </text:span><text:span text:style-name="T1">דין</text:span><text:span text:style-name="T4"> – </text:span><text:span text:style-name="T1">פטור.</text:span></text:p>
      <text:p text:style-name="P10"><text:span text:style-name="T1">מיתיבי: 'קלה</text:span><text:span text:style-name="T4"> </text:span><text:span text:style-name="T2">(</text:span><text:span text:style-name="T8">נתקלקל</text:span><text:span text:style-name="T5"> </text:span><text:span text:style-name="T8">בריעי; ולישנא</text:span><text:span text:style-name="T5"> </text:span><text:span text:style-name="T8">דקרא</text:span><text:span text:style-name="T5"> </text:span><text:span text:style-name="T8">נקט</text:span><text:span text:style-name="T5"> </text:span><text:span text:style-name="T8">'</text:span><text:span text:style-name="T11">ונקלה</text:span><text:span text:style-name="T8">' לשון</text:span><text:span text:style-name="T5"> </text:span><text:span text:style-name="T8">זלזול</text:span><text:span text:style-name="T2">)</text:span><text:span text:style-name="T1"> - בין</text:span><text:span text:style-name="T4"> </text:span><text:span text:style-name="T1">בראשונה</text:span><text:span text:style-name="T4"> </text:span><text:span text:style-name="T2">(</text:span><text:span text:style-name="T8">בין</text:span><text:span text:style-name="T5"> </text:span><text:span text:style-name="T8">קודם</text:span><text:span text:style-name="T5"> </text:span><text:span text:style-name="T8">שהכהו</text:span><text:span text:style-name="T5"> </text:span><text:span text:style-name="T8">כלל</text:span><text:span text:style-name="T2">)</text:span><text:span text:style-name="T1"> בין</text:span><text:span text:style-name="T4"> </text:span><text:span text:style-name="T1">בשניה</text:span><text:span text:style-name="T4"> </text:span><text:span text:style-name="T2">(</text:span><text:span text:style-name="T8">בין</text:span><text:span text:style-name="T5"> </text:span><text:span text:style-name="T8">לאחר</text:span><text:span text:style-name="T5"> </text:span><text:span text:style-name="T8">שהכהו; והיינו</text:span><text:span text:style-name="T5"> </text:span><text:span text:style-name="T8">'ראשונה': הגבהה</text:span><text:span text:style-name="T5"> </text:span><text:span text:style-name="T8">ראשונה, שמגביה</text:span><text:span text:style-name="T5"> </text:span><text:span text:style-name="T8">ידו</text:span><text:span text:style-name="T5"> </text:span><text:span text:style-name="T8">להכות; אם</text:span><text:span text:style-name="T5"> </text:span><text:span text:style-name="T8">נתקלקל</text:span><text:span text:style-name="T5"> </text:span><text:span text:style-name="T8">באותה</text:span><text:span text:style-name="T5"> </text:span><text:span text:style-name="T8">הגבהה</text:span><text:span text:style-name="T5"> </text:span><text:span text:style-name="T8">מחמת</text:span><text:span text:style-name="T5"> </text:span><text:span text:style-name="T8">פחד, או</text:span><text:span text:style-name="T5"> </text:span><text:span text:style-name="T8">שנתקלקל</text:span><text:span text:style-name="T5"> </text:span><text:span text:style-name="T8">בהגבהה</text:span><text:span text:style-name="T5"> </text:span><text:span text:style-name="T8">שניה</text:span><text:span text:style-name="T5"> </text:span><text:span text:style-name="T8">דהיינו</text:span><text:span text:style-name="T5"> </text:span><text:span text:style-name="T8">לאחר</text:span><text:span text:style-name="T5"> </text:span><text:span text:style-name="T8">שהכהו</text:span><text:span text:style-name="T2">)</text:span><text:span text:style-name="T1"> - פוטרין</text:span><text:span text:style-name="T4"> </text:span><text:span text:style-name="T1">אותו</text:span><text:span text:style-name="T4"> </text:span><text:span text:style-name="T2">(</text:span><text:span text:style-name="T8">ד'</text:span><text:span text:style-name="T11">נקלה</text:span><text:span text:style-name="T8">' קרינא</text:span><text:span text:style-name="T5"> </text:span><text:span text:style-name="T8">ביה</text:span><text:span text:style-name="T5"> </text:span><text:span text:style-name="T8">דהא</text:span><text:span text:style-name="T5"> </text:span><text:span text:style-name="T8">קלה</text:span><text:span text:style-name="T2">)</text:span><text:span text:style-name="T1">; נפסקה</text:span><text:span text:style-name="T4"> </text:span><text:span text:style-name="T1">רצועה</text:span><text:span text:style-name="T4"> </text:span><text:span text:style-name="T1">בשניה</text:span><text:span text:style-name="T4"> </text:span><text:span text:style-name="T2">(</text:span><text:span text:style-name="T8">אם</text:span><text:span text:style-name="T5"> </text:span><text:span text:style-name="T8">בהגבהה</text:span><text:span text:style-name="T5"> </text:span><text:span text:style-name="T8">שניה</text:span><text:span text:style-name="T5"> </text:span><text:span text:style-name="T8">נפסקה</text:span><text:span text:style-name="T2">)</text:span><text:span text:style-name="T1"> - פוטרין</text:span><text:span text:style-name="T4"> </text:span><text:span text:style-name="T1">אותו</text:span><text:span text:style-name="T4"> </text:span><text:span text:style-name="T2">(</text:span><text:span text:style-name="T8">דהא</text:span><text:span text:style-name="T5"> </text:span><text:span text:style-name="T8">נקלה</text:span><text:span text:style-name="T5"> </text:span><text:span text:style-name="T8">באותה</text:span><text:span text:style-name="T5"> </text:span><text:span text:style-name="T8">הכאה</text:span><text:span text:style-name="T5"> </text:span><text:span text:style-name="T8">שהכהו</text:span><text:span text:style-name="T2">)</text:span><text:span text:style-name="T1">, בראשונה</text:span><text:span text:style-name="T4"> </text:span><text:span text:style-name="T1">אין</text:span><text:span text:style-name="T4"> </text:span><text:span text:style-name="T1">פוטרין</text:span><text:span text:style-name="T4"> </text:span><text:span text:style-name="T1">אותו</text:span><text:span text:style-name="T4"> </text:span><text:span text:style-name="T2">(</text:span><text:span text:style-name="T8">ואם</text:span><text:span text:style-name="T5"> </text:span><text:span text:style-name="T8">קודם</text:span><text:span text:style-name="T5"> </text:span><text:span text:style-name="T8">שהכהו</text:span><text:span text:style-name="T5"> </text:span><text:span text:style-name="T8">נפסקה</text:span><text:span text:style-name="T5"> </text:span><text:span text:style-name="T8">כשהרים</text:span><text:span text:style-name="T5"> </text:span><text:span text:style-name="T8">ידו</text:span><text:span text:style-name="T5"> </text:span><text:span text:style-name="T8">להכות</text:span><text:span text:style-name="T5"> </text:span><text:span text:style-name="T8">- אין</text:span><text:span text:style-name="T5"> </text:span><text:span text:style-name="T8">זו</text:span><text:span text:style-name="T5"> </text:span><text:span text:style-name="T8">'קלה'</text:span><text:span text:style-name="T2">)</text:span><text:span text:style-name="T1">' – אמאי? להוי</text:span><text:span text:style-name="T4"> </text:span><text:span text:style-name="T1">כרץ?</text:span></text:p>
      <text:p text:style-name="P10"><text:span text:style-name="T1">התם</text:span><text:span text:style-name="T4"> </text:span><text:span text:style-name="T1">רץ, הכא</text:span><text:span text:style-name="T4"> </text:span><text:span text:style-name="T1">לא</text:span><text:span text:style-name="T4"> </text:span><text:span text:style-name="T1">רץ. </text:span></text:p>
      <text:p text:style-name="P10"><text:span text:style-name="T5"><text:s/></text:span><text:span text:style-name="T4"><text:s text:c="2"/></text:span></text:p>
      <text:p text:style-name="P10"><text:span text:style-name="T1">תנו</text:span><text:span text:style-name="T4"> </text:span><text:span text:style-name="T1">רבנן: אמדוהו</text:span><text:span text:style-name="T4"> </text:span><text:span text:style-name="T1">לכשילקה</text:span><text:span text:style-name="T4"> </text:span><text:span text:style-name="T1">קלה</text:span><text:span text:style-name="T4"> </text:span><text:span text:style-name="T2">(</text:span><text:span text:style-name="T8">פירושו</text:span><text:span text:style-name="T5"> </text:span><text:span text:style-name="T8">לכשילקה</text:span><text:span text:style-name="T5"> </text:span><text:span text:style-name="T8">יקלה: שאמדוהו</text:span><text:span text:style-name="T5"> </text:span><text:span text:style-name="T8">שאם</text:span><text:span text:style-name="T5"> </text:span><text:span text:style-name="T8">ילקוהו</text:span><text:span text:style-name="T5"> </text:span><text:span text:style-name="T8">מיד</text:span><text:span text:style-name="T5"> </text:span><text:span text:style-name="T8">יתקלקל</text:span><text:span text:style-name="T5"> </text:span><text:span text:style-name="T8">בריעי</text:span><text:span text:style-name="T2">)</text:span><text:span text:style-name="T1"> - פוטרין</text:span><text:span text:style-name="T4"> </text:span><text:span text:style-name="T1">אותו</text:span><text:span text:style-name="T4"> </text:span><text:span text:style-name="T2">(</text:span><text:span text:style-name="T8">ד'</text:span><text:span text:style-name="T11">פן</text:span><text:span text:style-name="T5"> </text:span><text:span text:style-name="T11">יוסיף</text:span><text:span text:style-name="T5"> </text:span><text:span text:style-name="T11">ונקלה</text:span><text:span text:style-name="T8">' כתיב: דאין</text:span><text:span text:style-name="T5"> </text:span><text:span text:style-name="T8">נותנין</text:span><text:span text:style-name="T5"> </text:span><text:span text:style-name="T8">לו</text:span><text:span text:style-name="T5"> </text:span><text:span text:style-name="T8">מכה</text:span><text:span text:style-name="T5"> </text:span><text:span text:style-name="T8">שיקלה</text:span><text:span text:style-name="T5"> </text:span><text:span text:style-name="T8">עליה</text:span><text:span text:style-name="T5"> </text:span><text:span text:style-name="T8">מיד; כך</text:span><text:span text:style-name="T5"> </text:span><text:span text:style-name="T8">שמעתי</text:span><text:span text:style-name="T2">)</text:span><text:span text:style-name="T1">; לכשיצא</text:span><text:span text:style-name="T4"> </text:span><text:span text:style-name="T1">מבית</text:span><text:span text:style-name="T4"> </text:span><text:span text:style-name="T1">דין</text:span><text:span text:style-name="T4"> </text:span><text:span text:style-name="T1">קלה</text:span><text:span text:style-name="T4"> </text:span><text:span text:style-name="T2">(</text:span><text:span text:style-name="T8">אבל</text:span><text:span text:style-name="T5"> </text:span><text:span text:style-name="T8">אמדוהו</text:span><text:span text:style-name="T5"> </text:span><text:span text:style-name="T8">שלא</text:span><text:span text:style-name="T5"> </text:span><text:span text:style-name="T8">יתקלקל</text:span><text:span text:style-name="T5"> </text:span><text:span text:style-name="T8">עד</text:span><text:span text:style-name="T5"> </text:span><text:span text:style-name="T8">לאחר</text:span><text:span text:style-name="T5"> </text:span><text:span text:style-name="T8">המלקות</text:span><text:span text:style-name="T2">)</text:span><text:span text:style-name="T1"> מלקין</text:span><text:span text:style-name="T4"> </text:span><text:span text:style-name="T1">אותו; ולא</text:span><text:span text:style-name="T4"> </text:span><text:span text:style-name="T1">עוד</text:span><text:span text:style-name="T4"> </text:span><text:span text:style-name="T1">אלא</text:span><text:span text:style-name="T4"> </text:span><text:span text:style-name="T1">אפילו</text:span><text:span text:style-name="T4"> </text:span><text:span text:style-name="T1">קלה</text:span><text:span text:style-name="T4"> </text:span><text:span text:style-name="T1">בתחלה</text:span><text:span text:style-name="T4"> </text:span><text:span text:style-name="T2">(</text:span><text:span text:style-name="T8">קודם</text:span><text:span text:style-name="T5"> </text:span><text:span text:style-name="T8">שקיבל</text:span><text:span text:style-name="T5"> </text:span><text:span text:style-name="T8">שום</text:span><text:span text:style-name="T5"> </text:span><text:span text:style-name="T8">הכאה</text:span><text:span text:style-name="T2">)</text:span><text:span text:style-name="T1"> - מלקין</text:span><text:span text:style-name="T4"> </text:span><text:span text:style-name="T1">אותו</text:span><text:span text:style-name="T4"> </text:span><text:span text:style-name="T2">(</text:span><text:span text:style-name="T8">אחרי</text:span><text:span text:style-name="T5"> </text:span><text:span text:style-name="T8">כן</text:span><text:span text:style-name="T2">)</text:span><text:span text:style-name="T1">, שנאמר</text:span><text:span text:style-name="T4"> </text:span><text:span text:style-name="T2">(</text:span><text:span text:style-name="T8">(דברים</text:span><text:span text:style-name="T5"> </text:span><text:span text:style-name="T8">כה,ב-ג</text:span><text:span text:style-name="T2">)</text:span><text:span text:style-name="T1"> </text:span><text:span text:style-name="T11">[והיה</text:span><text:span text:style-name="T5"> </text:span><text:span text:style-name="T11">אם</text:span><text:span text:style-name="T5"> </text:span><text:span text:style-name="T11">בן</text:span><text:span text:style-name="T5"> </text:span><text:span text:style-name="T11">הכות</text:span><text:span text:style-name="T5"> </text:span><text:span text:style-name="T11">הרשע</text:span><text:span text:style-name="T5"> </text:span><text:span text:style-name="T11">והפילו</text:span><text:span text:style-name="T5"> </text:span><text:span text:style-name="T11">השפט]</text:span><text:span text:style-name="T10"> והכהו</text:span><text:span text:style-name="T4"> </text:span><text:span text:style-name="T11">[לפניו</text:span><text:span text:style-name="T5"> </text:span><text:span text:style-name="T11">כדי</text:span><text:span text:style-name="T5"> </text:span><text:span text:style-name="T11">רשעתו</text:span><text:span text:style-name="T5"> </text:span><text:span text:style-name="T11">במספר]</text:span><text:span text:style-name="T1"> <text:s/></text:span><text:span text:style-name="T11">[ארבעים</text:span><text:span text:style-name="T5"> </text:span><text:span text:style-name="T11">יכנו</text:span><text:span text:style-name="T5"> </text:span><text:span text:style-name="T11">לא</text:span><text:span text:style-name="T5"> </text:span><text:span text:style-name="T11">יסיף</text:span><text:span text:style-name="T5"> </text:span><text:span text:style-name="T11">פן</text:span><text:span text:style-name="T5"> </text:span><text:span text:style-name="T11">יסיף</text:span><text:span text:style-name="T5"> </text:span><text:span text:style-name="T11">להכתו</text:span><text:span text:style-name="T5"> </text:span><text:span text:style-name="T11">על</text:span><text:span text:style-name="T5"> </text:span><text:span text:style-name="T11">אלה</text:span><text:span text:style-name="T5"> </text:span><text:span text:style-name="T11">מכה</text:span><text:span text:style-name="T5"> </text:span><text:span text:style-name="T11">רבה] </text:span><text:span text:style-name="T10">ונקלה</text:span><text:span text:style-name="T4"> </text:span><text:span text:style-name="T11">[אחיך</text:span><text:span text:style-name="T5"> </text:span><text:span text:style-name="T11">לעיניך]</text:span><text:span text:style-name="T1"> - ולא</text:span><text:span text:style-name="T4"> </text:span><text:span text:style-name="T1">שנקלה</text:span><text:span text:style-name="T4"> </text:span><text:span text:style-name="T1">כבר</text:span><text:span text:style-name="T4"> </text:span><text:span text:style-name="T1">בבית</text:span><text:span text:style-name="T4"> </text:span><text:span text:style-name="T1">דין.</text:span></text:p>
      <text:p text:style-name="P11"/>
      <text:p text:style-name="P13"/>
      <text:p text:style-name="P11">משנה:</text:p>
      <text:p text:style-name="P10"><text:span text:style-name="T1">כל</text:span><text:span text:style-name="T4"> </text:span><text:span text:style-name="T1">חייבי</text:span><text:span text:style-name="T4"> </text:span><text:span text:style-name="T1">כריתות</text:span><text:span text:style-name="T4"> </text:span><text:span text:style-name="T1">שלקו</text:span><text:span text:style-name="T4"> </text:span><text:span text:style-name="T1">נפטרו</text:span><text:span text:style-name="T4"> </text:span><text:span text:style-name="T1">ידי</text:span><text:span text:style-name="T4"> </text:span><text:span text:style-name="T1">כריתתם, שנאמר</text:span><text:span text:style-name="T4"> </text:span><text:span text:style-name="T8">(דברים</text:span><text:span text:style-name="T5"> </text:span><text:span text:style-name="T8">כה)</text:span><text:span text:style-name="T1"> ונקלה</text:span><text:span text:style-name="T4"> </text:span><text:span text:style-name="T1">אחיך</text:span><text:span text:style-name="T4"> </text:span><text:span text:style-name="T1">לעיניך</text:span><text:span text:style-name="T4"> </text:span><text:span text:style-name="T1">כשלקה</text:span><text:span text:style-name="T4"> </text:span><text:span text:style-name="T1">הרי</text:span><text:span text:style-name="T4"> </text:span><text:span text:style-name="T1">הוא</text:span><text:span text:style-name="T4"> </text:span><text:span text:style-name="T1">כאחיך</text:span><text:span text:style-name="T4"> </text:span><text:span text:style-name="T1">- דברי</text:span><text:span text:style-name="T4"> </text:span><text:span text:style-name="T1">רבי</text:span><text:span text:style-name="T4"> </text:span><text:span text:style-name="T1">חנניה</text:span><text:span text:style-name="T4"> </text:span><text:span text:style-name="T1">בן</text:span><text:span text:style-name="T4"> </text:span><text:span text:style-name="T1">גמליאל;</text:span></text:p>
      <text:p text:style-name="P10"><text:span text:style-name="T1">ואמר</text:span><text:span text:style-name="T4"> </text:span><text:span text:style-name="T1">רבי</text:span><text:span text:style-name="T4"> </text:span><text:span text:style-name="T1">חנניה</text:span><text:span text:style-name="T4"> </text:span><text:span text:style-name="T1">בן</text:span><text:span text:style-name="T4"> </text:span><text:span text:style-name="T1">גמליאל: מה</text:span><text:span text:style-name="T4"> </text:span><text:span text:style-name="T1">אם</text:span><text:span text:style-name="T4"> </text:span><text:span text:style-name="T1">העובר</text:span><text:span text:style-name="T4"> </text:span><text:span text:style-name="T1">עבירה</text:span><text:span text:style-name="T4"> </text:span><text:span text:style-name="T1">אחת</text:span><text:span text:style-name="T4"> </text:span><text:span text:style-name="T1">נוטל</text:span><text:span text:style-name="T4"> </text:span><text:span text:style-name="T1">נפשו</text:span><text:span text:style-name="T4"> </text:span><text:span text:style-name="T1">עליה</text:span><text:span text:style-name="T4"> </text:span><text:span text:style-name="T1">- העושה</text:span><text:span text:style-name="T4"> </text:span><text:span text:style-name="T1">מצוה</text:span><text:span text:style-name="T4"> </text:span><text:span text:style-name="T1">אחת</text:span><text:span text:style-name="T4"> </text:span><text:span text:style-name="T1">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1">שתנתן</text:span><text:span text:style-name="T4"> </text:span><text:span text:style-name="T1">לו</text:span><text:span text:style-name="T4"> </text:span><text:span text:style-name="T1">נפשו</text:span><text:span text:style-name="T4"> </text:span><text:span text:style-name="T2">(</text:span><text:span text:style-name="T8">דמדה</text:span><text:span text:style-name="T5"> </text:span><text:span text:style-name="T8">טובה</text:span><text:span text:style-name="T5"> </text:span><text:span text:style-name="T8">מרובה</text:span><text:span text:style-name="T5"> </text:span><text:span text:style-name="T8">ממדת</text:span><text:span text:style-name="T5"> </text:span><text:span text:style-name="T8">פורענות</text:span><text:span text:style-name="T5"> </text:span><text:span text:style-name="T8">אחד</text:span><text:span text:style-name="T5"> </text:span><text:span text:style-name="T8">מחמש</text:span><text:span text:style-name="T5"> </text:span><text:span text:style-name="T8">מאות: דבמדת</text:span><text:span text:style-name="T5"> </text:span><text:span text:style-name="T8">פורענות</text:span><text:span text:style-name="T5"> </text:span><text:span text:style-name="T8">כתיב</text:span><text:span text:style-name="T5"> </text:span><text:span text:style-name="T8">(שמות</text:span><text:span text:style-name="T5"> </text:span><text:span text:style-name="T8">כ,ד) '</text:span><text:span text:style-name="T11">פוקד</text:span><text:span text:style-name="T5"> </text:span><text:span text:style-name="T11">עון</text:span><text:span text:style-name="T5"> </text:span><text:span text:style-name="T11">אבות</text:span><text:span text:style-name="T5"> </text:span><text:span text:style-name="T11">על</text:span><text:span text:style-name="T5"> </text:span><text:span text:style-name="T11">בנים</text:span><text:span text:style-name="T5"> </text:span><text:span text:style-name="T11">על</text:span><text:span text:style-name="T5"> </text:span><text:span text:style-name="T11">שלשים</text:span><text:span text:style-name="T5"> </text:span><text:span text:style-name="T11">ועל</text:span><text:span text:style-name="T5"> </text:span><text:span text:style-name="T11">רבעים</text:span><text:span text:style-name="T8">' ובמדה</text:span><text:span text:style-name="T5"> </text:span><text:span text:style-name="T8">טובה</text:span><text:span text:style-name="T5"> </text:span><text:span text:style-name="T8">כתיב</text:span><text:span text:style-name="T5"> </text:span><text:span text:style-name="T8">(פסוק</text:span><text:span text:style-name="T5"> </text:span><text:span text:style-name="T8">ה) '</text:span><text:span text:style-name="T11">עושה</text:span><text:span text:style-name="T5"> </text:span><text:span text:style-name="T11">חסד</text:span><text:span text:style-name="T5"> </text:span><text:span text:style-name="T11">לאלפים</text:span><text:span text:style-name="T8">'; ומתרגמינן</text:span><text:span text:style-name="T5"> </text:span><text:span text:style-name="T8">לאלפין</text:span><text:span text:style-name="T5"> </text:span><text:span text:style-name="T8">דרי; ארבעה</text:span><text:span text:style-name="T5"> </text:span><text:span text:style-name="T8">דורות</text:span><text:span text:style-name="T5"> </text:span><text:span text:style-name="T8">כנגד</text:span><text:span text:style-name="T5"> </text:span><text:span text:style-name="T8">אלפים</text:span><text:span text:style-name="T5"> </text:span><text:span text:style-name="T8">דורות, היינו</text:span><text:span text:style-name="T5"> </text:span><text:span text:style-name="T8">אחד</text:span><text:span text:style-name="T5"> </text:span><text:span text:style-name="T8">מחמש</text:span><text:span text:style-name="T5"> </text:span><text:span text:style-name="T8">מאות: מיעוט</text:span><text:span text:style-name="T5"> </text:span><text:span text:style-name="T8">'לאלפים' אינו</text:span><text:span text:style-name="T5"> </text:span><text:span text:style-name="T8">פחות</text:span><text:span text:style-name="T5"> </text:span><text:span text:style-name="T8">משני</text:span><text:span text:style-name="T5"> </text:span><text:span text:style-name="T8">אלפים, וכל</text:span><text:span text:style-name="T5"> </text:span><text:span text:style-name="T8">שכן</text:span><text:span text:style-name="T5"> </text:span><text:span text:style-name="T8">אם</text:span><text:span text:style-name="T5"> </text:span><text:span text:style-name="T8">כפשוטו</text:span><text:span text:style-name="T5"> </text:span><text:span text:style-name="T8">דמשמע</text:span><text:span text:style-name="T5"> </text:span><text:span text:style-name="T8">'אלפִים' - עד</text:span><text:span text:style-name="T5"> </text:span><text:span text:style-name="T8">סוף</text:span><text:span text:style-name="T5"> </text:span><text:span text:style-name="T8">כל</text:span><text:span text:style-name="T5"> </text:span><text:span text:style-name="T8">הדורות</text:span><text:span text:style-name="T2">)</text:span><text:span text:style-name="T1">!</text:span></text:p>
      <text:p text:style-name="P9"><text:soft-page-break/><text:span text:style-name="T67">רבי</text:span><text:span text:style-name="T69"> </text:span><text:span text:style-name="T67">שמעון</text:span><text:span text:style-name="T69"> </text:span><text:span text:style-name="T67">אומר: ממקומו</text:span><text:span text:style-name="T69"> </text:span><text:span text:style-name="T67">הוא</text:span><text:span text:style-name="T69"> </text:span><text:span text:style-name="T67">למד, שנאמר</text:span><text:span text:style-name="T69"> </text:span><text:span text:style-name="T68">(</text:span><text:span text:style-name="T73">אחר</text:span><text:span text:style-name="T70"> </text:span><text:span text:style-name="T73">כל</text:span><text:span text:style-name="T70"> </text:span><text:span text:style-name="T73">העריות, ויקרא</text:span><text:span text:style-name="T70"> </text:span><text:span text:style-name="T73">יח,כט</text:span><text:span text:style-name="T68">)</text:span><text:span text:style-name="T67">: </text:span><text:span text:style-name="T77">[</text:span><text:span text:style-name="T11">כי</text:span><text:span text:style-name="T5"> </text:span><text:span text:style-name="T11">כל</text:span><text:span text:style-name="T5"> </text:span><text:span text:style-name="T11">אשר</text:span><text:span text:style-name="T5"> </text:span><text:span text:style-name="T11">יעשה</text:span><text:span text:style-name="T5"> </text:span><text:span text:style-name="T11">מכל</text:span><text:span text:style-name="T5"> </text:span><text:span text:style-name="T11">התועבת</text:span><text:span text:style-name="T5"> </text:span><text:span text:style-name="T11">האלה]</text:span><text:span text:style-name="T10"> ונכרתו</text:span><text:span text:style-name="T4"> </text:span><text:span text:style-name="T10">הנפשות</text:span><text:span text:style-name="T4"> </text:span><text:span text:style-name="T10">העשת</text:span><text:span text:style-name="T4"> </text:span><text:span text:style-name="T11">[מקרב</text:span><text:span text:style-name="T5"> </text:span><text:span text:style-name="T11">עמם</text:span><text:span text:style-name="T77">]</text:span><text:span text:style-name="T67"> </text:span><text:span text:style-name="T68">(</text:span><text:span text:style-name="T73">הרי</text:span><text:span text:style-name="T70"> </text:span><text:span text:style-name="T73">חייב</text:span><text:span text:style-name="T70"> </text:span><text:span text:style-name="T73">כרת</text:span><text:span text:style-name="T70"> </text:span><text:span text:style-name="T73">על</text:span><text:span text:style-name="T70"> </text:span><text:span text:style-name="T73">הנכשל</text:span><text:span text:style-name="T70"> </text:span><text:span text:style-name="T73">בהן, ונתן</text:span><text:span text:style-name="T70"> </text:span><text:span text:style-name="T73">חיים</text:span><text:span text:style-name="T70"> </text:span><text:span text:style-name="T73">למונע</text:span><text:span text:style-name="T70"> </text:span><text:span text:style-name="T73">ובדל</text:span><text:span text:style-name="T70"> </text:span><text:span text:style-name="T73">מהם</text:span><text:span text:style-name="T68">)</text:span><text:span text:style-name="T67"> ואומר</text:span><text:span text:style-name="T69"> </text:span><text:span text:style-name="T68">(</text:span><text:span text:style-name="T73">קודם</text:span><text:span text:style-name="T70"> </text:span><text:span text:style-name="T73">העריות</text:span><text:span text:style-name="T68">)</text:span><text:span text:style-name="T67">:</text:span></text:p>
      <text:p text:style-name="P11"/>
      <text:p text:style-name="P10"><text:span text:style-name="T1">(מכות</text:span><text:span text:style-name="T4"> </text:span><text:span text:style-name="T1">כג,ב)</text:span></text:p>
      <text:p text:style-name="P20">[המשך<text:span text:style-name="T62"> </text:span>המשנה]</text:p>
      <text:p text:style-name="P10"><text:span text:style-name="T8">(ויקרא</text:span><text:span text:style-name="T5"> </text:span><text:span text:style-name="T8">יח,ה)</text:span><text:span text:style-name="T1"> </text:span><text:span text:style-name="T11">[ושמרתם</text:span><text:span text:style-name="T5"> </text:span><text:span text:style-name="T11">את</text:span><text:span text:style-name="T5"> </text:span><text:span text:style-name="T11">חקתי</text:span><text:span text:style-name="T5"> </text:span><text:span text:style-name="T11">ואת</text:span><text:span text:style-name="T5"> </text:span><text:span text:style-name="T11">משפטי]</text:span><text:span text:style-name="T10"> אשר</text:span><text:span text:style-name="T4"> </text:span><text:span text:style-name="T10">יעשה</text:span><text:span text:style-name="T4"> </text:span><text:span text:style-name="T10">אותם</text:span><text:span text:style-name="T4"> </text:span><text:span text:style-name="T10">האדם</text:span><text:span text:style-name="T4"> </text:span><text:span text:style-name="T10">וחי</text:span><text:span text:style-name="T4"> </text:span><text:span text:style-name="T10">בהם</text:span><text:span text:style-name="T4"> </text:span><text:span text:style-name="T11">[אני</text:span><text:span text:style-name="T5"> </text:span><text:span text:style-name="T11">ה']</text:span><text:span text:style-name="T1"> </text:span><text:span text:style-name="T2">(</text:span><text:span text:style-name="T8">וסמיך</text:span><text:span text:style-name="T5"> </text:span><text:span text:style-name="T8">ליה</text:span><text:span text:style-name="T5"> </text:span><text:span text:style-name="T9">[פסוק</text:span><text:span text:style-name="T6"> </text:span><text:span text:style-name="T9">ו]</text:span><text:span text:style-name="T8"> '</text:span><text:span text:style-name="T11">איש</text:span><text:span text:style-name="T5"> </text:span><text:span text:style-name="T11">איש</text:span><text:span text:style-name="T5"> </text:span><text:span text:style-name="T11">אל</text:span><text:span text:style-name="T5"> </text:span><text:span text:style-name="T11">כל</text:span><text:span text:style-name="T5"> </text:span><text:span text:style-name="T11">שאר</text:span><text:span text:style-name="T5"> </text:span><text:span text:style-name="T11">בשרו</text:span><text:span text:style-name="T8">', דמשמע: מי</text:span><text:span text:style-name="T5"> </text:span><text:span text:style-name="T8">שעושה</text:span><text:span text:style-name="T5"> </text:span><text:span text:style-name="T8">חוקותי</text:span><text:span text:style-name="T5"> </text:span><text:span text:style-name="T8">- אני</text:span><text:span text:style-name="T5"> </text:span><text:span text:style-name="T8">נותן</text:span><text:span text:style-name="T5"> </text:span><text:span text:style-name="T8">חיים</text:span><text:span text:style-name="T5"> </text:span><text:span text:style-name="T8">לו, ואלו</text:span><text:span text:style-name="T5"> </text:span><text:span text:style-name="T8">הן</text:span><text:span text:style-name="T5"> </text:span><text:span text:style-name="T8">חוקותי: איש</text:span><text:span text:style-name="T5"> </text:span><text:span text:style-name="T8">איש</text:span><text:span text:style-name="T5"> </text:span><text:span text:style-name="T9">וגו';</text:span><text:span text:style-name="T2">)</text:span><text:span text:style-name="T1"> - הא</text:span><text:span text:style-name="T4"> </text:span><text:span text:style-name="T2">(</text:span><text:span text:style-name="T8">למדת</text:span><text:span text:style-name="T2">)</text:span><text:span text:style-name="T1">: כל</text:span><text:span text:style-name="T4"> </text:span><text:span text:style-name="T1">היושב</text:span><text:span text:style-name="T4"> </text:span><text:span text:style-name="T1">ולא</text:span><text:span text:style-name="T4"> </text:span><text:span text:style-name="T1">עבר</text:span><text:span text:style-name="T4"> </text:span><text:span text:style-name="T1">עבירה</text:span><text:span text:style-name="T4"> </text:span><text:span text:style-name="T1">- נותנין</text:span><text:span text:style-name="T4"> </text:span><text:span text:style-name="T1">לו</text:span><text:span text:style-name="T4"> </text:span><text:span text:style-name="T1">שכר</text:span><text:span text:style-name="T4"> </text:span><text:span text:style-name="T1">כעושה</text:span><text:span text:style-name="T4"> </text:span><text:span text:style-name="T1">מצוה;</text:span></text:p>
      <text:p text:style-name="P10"><text:span text:style-name="T1">רבי</text:span><text:span text:style-name="T4"> </text:span><text:span text:style-name="T1">שמעון</text:span><text:span text:style-name="T4"> </text:span><text:span text:style-name="T1">בר</text:span><text:span text:style-name="T4"> </text:span><text:span text:style-name="T1">רבי</text:span><text:span text:style-name="T4"> </text:span><text:span text:style-name="T1">אומר: הרי</text:span><text:span text:style-name="T4"> </text:span><text:span text:style-name="T1">הוא</text:span><text:span text:style-name="T4"> </text:span><text:span text:style-name="T1">אומר</text:span><text:span text:style-name="T4"> </text:span><text:span text:style-name="T8">(דברים</text:span><text:span text:style-name="T5"> </text:span><text:span text:style-name="T8">יב,כג)</text:span><text:span text:style-name="T1"> </text:span><text:span text:style-name="T10">רק</text:span><text:span text:style-name="T4"> </text:span><text:span text:style-name="T10">חזק</text:span><text:span text:style-name="T4"> </text:span><text:span text:style-name="T10">לבלתי</text:span><text:span text:style-name="T4"> </text:span><text:span text:style-name="T10">אכול</text:span><text:span text:style-name="T4"> </text:span><text:span text:style-name="T10">הדם</text:span><text:span text:style-name="T4"> </text:span><text:span text:style-name="T10">כי</text:span><text:span text:style-name="T4"> </text:span><text:span text:style-name="T10">הדם</text:span><text:span text:style-name="T4"> </text:span><text:span text:style-name="T10">הוא</text:span><text:span text:style-name="T4"> </text:span><text:span text:style-name="T10">הנפש</text:span><text:span text:style-name="T4"> </text:span><text:span text:style-name="T11">[ולא</text:span><text:span text:style-name="T5"> </text:span><text:span text:style-name="T11">תאכל</text:span><text:span text:style-name="T5"> </text:span><text:span text:style-name="T11">הנפש</text:span><text:span text:style-name="T5"> </text:span><text:span text:style-name="T11">עם</text:span><text:span text:style-name="T5"> </text:span><text:span text:style-name="T11">הבשר]</text:span><text:span text:style-name="T1">: ומה</text:span><text:span text:style-name="T4"> </text:span><text:span text:style-name="T1">אם</text:span><text:span text:style-name="T4"> </text:span><text:span text:style-name="T1">הדם</text:span><text:span text:style-name="T4"> </text:span><text:span text:style-name="T1">שנפשו</text:span><text:span text:style-name="T4"> </text:span><text:span text:style-name="T1">של</text:span><text:span text:style-name="T4"> </text:span><text:span text:style-name="T1">אדם</text:span><text:span text:style-name="T4"> </text:span><text:span text:style-name="T1">קצה</text:span><text:span text:style-name="T4"> </text:span><text:span text:style-name="T1">ממנו</text:span><text:span text:style-name="T4"> </text:span><text:span text:style-name="T1">- הפורש</text:span><text:span text:style-name="T4"> </text:span><text:span text:style-name="T1">ממנו</text:span><text:span text:style-name="T4"> </text:span><text:span text:style-name="T1">מקבל</text:span><text:span text:style-name="T4"> </text:span><text:span text:style-name="T1">שכר, גזל</text:span><text:span text:style-name="T4"> </text:span><text:span text:style-name="T1">ועריות</text:span><text:span text:style-name="T4"> </text:span><text:span text:style-name="T1">- שנפשו</text:span><text:span text:style-name="T4"> </text:span><text:span text:style-name="T1">של</text:span><text:span text:style-name="T4"> </text:span><text:span text:style-name="T1">אדם</text:span><text:span text:style-name="T4"> </text:span><text:span text:style-name="T1">מתאוה</text:span><text:span text:style-name="T4"> </text:span><text:span text:style-name="T1">להן</text:span><text:span text:style-name="T4"> </text:span><text:span text:style-name="T1">ומחמדתן</text:span><text:span text:style-name="T4"> </text:span><text:span text:style-name="T1">- הפורש</text:span><text:span text:style-name="T4"> </text:span><text:span text:style-name="T1">מהן</text:span><text:span text:style-name="T4"> </text:span><text:span text:style-name="T1">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1">שיזכה</text:span><text:span text:style-name="T4"> </text:span><text:span text:style-name="T1">לו</text:span><text:span text:style-name="T4"> </text:span><text:span text:style-name="T1">ולדורותיו</text:span><text:span text:style-name="T4"> </text:span><text:span text:style-name="T1">ולדורות</text:span><text:span text:style-name="T4"> </text:span><text:span text:style-name="T1">דורותיו</text:span><text:span text:style-name="T4"> </text:span><text:span text:style-name="T1">עד</text:span><text:span text:style-name="T4"> </text:span><text:span text:style-name="T1">סוף</text:span><text:span text:style-name="T4"> </text:span><text:span text:style-name="T1">כל</text:span><text:span text:style-name="T4"> </text:span><text:span text:style-name="T1">הדורות!</text:span></text:p>
      <text:p text:style-name="P10"><text:span text:style-name="T1">רבי</text:span><text:span text:style-name="T4"> </text:span><text:span text:style-name="T1">חנניא</text:span><text:span text:style-name="T4"> </text:span><text:span text:style-name="T1">בן</text:span><text:span text:style-name="T4"> </text:span><text:span text:style-name="T1">עקשיא</text:span><text:span text:style-name="T4"> </text:span><text:span text:style-name="T1">אומר: רצה</text:span><text:span text:style-name="T4"> </text:span><text:span text:style-name="T1">הקב"ה</text:span><text:span text:style-name="T4"> </text:span><text:span text:style-name="T1">לזכות</text:span><text:span text:style-name="T4"> </text:span><text:span text:style-name="T1">את</text:span><text:span text:style-name="T4"> </text:span><text:span text:style-name="T1">ישראל</text:span><text:span text:style-name="T4"> </text:span><text:span text:style-name="T2">(</text:span><text:span text:style-name="T8">כדי</text:span><text:span text:style-name="T5"> </text:span><text:span text:style-name="T8">שיהו</text:span><text:span text:style-name="T5"> </text:span><text:span text:style-name="T8">מקבלין</text:span><text:span text:style-name="T5"> </text:span><text:span text:style-name="T8">שכר</text:span><text:span text:style-name="T5"> </text:span><text:span text:style-name="T8">במה</text:span><text:span text:style-name="T5"> </text:span><text:span text:style-name="T8">שמונעין</text:span><text:span text:style-name="T5"> </text:span><text:span text:style-name="T8">עצמן</text:span><text:span text:style-name="T5"> </text:span><text:span text:style-name="T8">מן</text:span><text:span text:style-name="T5"> </text:span><text:span text:style-name="T8">העבירות</text:span><text:span text:style-name="T2">)</text:span><text:span text:style-name="T1"> לפיכך</text:span><text:span text:style-name="T4"> </text:span><text:span text:style-name="T1">הרבה</text:span><text:span text:style-name="T4"> </text:span><text:span text:style-name="T1">להם</text:span><text:span text:style-name="T4"> </text:span><text:span text:style-name="T1">תורה</text:span><text:span text:style-name="T4"> </text:span><text:span text:style-name="T1">ומצות</text:span><text:span text:style-name="T4"> </text:span><text:span text:style-name="T2">(</text:span><text:span text:style-name="T8">שלא</text:span><text:span text:style-name="T5"> </text:span><text:span text:style-name="T8">היה</text:span><text:span text:style-name="T5"> </text:span><text:span text:style-name="T8">צריך</text:span><text:span text:style-name="T5"> </text:span><text:span text:style-name="T8">לצוות</text:span><text:span text:style-name="T5"> </text:span><text:span text:style-name="T8">כמה</text:span><text:span text:style-name="T5"> </text:span><text:span text:style-name="T8">מצות</text:span><text:span text:style-name="T5"> </text:span><text:span text:style-name="T8">וכמה</text:span><text:span text:style-name="T5"> </text:span><text:span text:style-name="T8">אזהרות: על</text:span><text:span text:style-name="T5"> </text:span><text:span text:style-name="T8">שקצים</text:span><text:span text:style-name="T5"> </text:span><text:span text:style-name="T8">ונבלות, שאין</text:span><text:span text:style-name="T5"> </text:span><text:span text:style-name="T8">לך</text:span><text:span text:style-name="T5"> </text:span><text:span text:style-name="T8">אדם</text:span><text:span text:style-name="T5"> </text:span><text:span text:style-name="T8">שאינו</text:span><text:span text:style-name="T5"> </text:span><text:span text:style-name="T8">קץ</text:span><text:span text:style-name="T5"> </text:span><text:span text:style-name="T8">בהן, אלא</text:span><text:span text:style-name="T5"> </text:span><text:span text:style-name="T8">כדי</text:span><text:span text:style-name="T5"> </text:span><text:span text:style-name="T8">שיקבלו</text:span><text:span text:style-name="T5"> </text:span><text:span text:style-name="T8">שכר</text:span><text:span text:style-name="T5"> </text:span><text:span text:style-name="T8">על</text:span><text:span text:style-name="T5"> </text:span><text:span text:style-name="T8">שפורשין</text:span><text:span text:style-name="T5"> </text:span><text:span text:style-name="T8">מהן</text:span><text:span text:style-name="T2">)</text:span><text:span text:style-name="T1"> שנאמר</text:span><text:span text:style-name="T4"> </text:span><text:span text:style-name="T8">(ישעיהו</text:span><text:span text:style-name="T5"> </text:span><text:span text:style-name="T8">מב,כא)</text:span><text:span text:style-name="T1"> </text:span><text:span text:style-name="T10">ה' חפץ</text:span><text:span text:style-name="T4"> </text:span><text:span text:style-name="T10">למען</text:span><text:span text:style-name="T4"> </text:span><text:span text:style-name="T10">צדקו</text:span><text:span text:style-name="T4"> </text:span><text:span text:style-name="T10">יגדיל</text:span><text:span text:style-name="T4"> </text:span><text:span text:style-name="T10">תורה</text:span><text:span text:style-name="T4"> </text:span><text:span text:style-name="T10">ויאדיר</text:span><text:span text:style-name="T1">.</text:span><text:span text:style-name="T8"> </text:span></text:p>
      <text:p text:style-name="P13"/>
      <text:p text:style-name="P11">גמרא: </text:p>
      <text:p text:style-name="P10"><text:span text:style-name="T1">אמר</text:span><text:span text:style-name="T4"> </text:span><text:span text:style-name="T1">רבי</text:span><text:span text:style-name="T4"> </text:span><text:span text:style-name="T1">יוחנן: חלוקין</text:span><text:span text:style-name="T4"> </text:span><text:span text:style-name="T1">עליו</text:span><text:span text:style-name="T4"> </text:span><text:span text:style-name="T1">חבריו</text:span><text:span text:style-name="T4"> </text:span><text:span text:style-name="T1">על</text:span><text:span text:style-name="T4"> </text:span><text:span text:style-name="T1">רבי</text:span><text:span text:style-name="T4"> </text:span><text:span text:style-name="T1">חנניה</text:span><text:span text:style-name="T4"> </text:span><text:span text:style-name="T1">בן</text:span><text:span text:style-name="T4"> </text:span><text:span text:style-name="T1">גמליאל. אמר</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 אמרי</text:span><text:span text:style-name="T4"> </text:span><text:span text:style-name="T1">בי</text:span><text:span text:style-name="T4"> </text:span><text:span text:style-name="T1">רב: תנינן</text:span><text:span text:style-name="T4"> </text:span><text:span text:style-name="T2">(</text:span><text:span text:style-name="T8">במסכת</text:span><text:span text:style-name="T5"> </text:span><text:span text:style-name="T8">מגילה</text:span><text:span text:style-name="T5"> </text:span><text:span text:style-name="T8">פ"א</text:span><text:span text:style-name="T5"> </text:span><text:span text:style-name="T8">מ"ה</text:span><text:span text:style-name="T2">)</text:span><text:span text:style-name="T1">: 'אין</text:span><text:span text:style-name="T4"> </text:span><text:span text:style-name="T1">בין</text:span><text:span text:style-name="T4"> </text:span><text:span text:style-name="T1">שבת</text:span><text:span text:style-name="T4"> </text:span><text:span text:style-name="T1">ליום</text:span><text:span text:style-name="T4"> </text:span><text:span text:style-name="T1">הכפורים</text:span><text:span text:style-name="T4"> </text:span><text:span text:style-name="T1">אלא</text:span><text:span text:style-name="T4"> </text:span><text:span text:style-name="T1">שזה</text:span><text:span text:style-name="T4"> </text:span><text:span text:style-name="T1">זדונו</text:span><text:span text:style-name="T4"> </text:span><text:span text:style-name="T1">בידי</text:span><text:span text:style-name="T4"> </text:span><text:span text:style-name="T1">אדם</text:span><text:span text:style-name="T4"> </text:span><text:span text:style-name="T1">וזה</text:span><text:span text:style-name="T4"> </text:span><text:span text:style-name="T1">זדונו</text:span><text:span text:style-name="T4"> </text:span><text:span text:style-name="T1">בהכרת</text:span><text:span text:style-name="T4"> </text:span><text:span text:style-name="T2">(</text:span><text:span text:style-name="T8">לשון</text:span><text:span text:style-name="T5"> </text:span><text:span text:style-name="T8">'</text:span><text:span text:style-name="T11">הכרת</text:span><text:span text:style-name="T5"> </text:span><text:span text:style-name="T11">תכרת</text:span><text:span text:style-name="T8">' (במדבר</text:span><text:span text:style-name="T5"> </text:span><text:span text:style-name="T8">טו,לא), ואינו</text:span><text:span text:style-name="T5"> </text:span><text:span text:style-name="T8">שם</text:span><text:span text:style-name="T5"> </text:span><text:span text:style-name="T8">דבר</text:span><text:span text:style-name="T2">)</text:span><text:span text:style-name="T1">' ואם</text:span><text:span text:style-name="T4"> </text:span><text:span text:style-name="T1">איתא</text:span><text:span text:style-name="T4"> </text:span><text:span text:style-name="T1">- אידי</text:span><text:span text:style-name="T4"> </text:span><text:span text:style-name="T1">ואידי</text:span><text:span text:style-name="T4"> </text:span><text:span text:style-name="T1">בידי</text:span><text:span text:style-name="T4"> </text:span><text:span text:style-name="T1">אדם</text:span><text:span text:style-name="T4"> </text:span><text:span text:style-name="T1">הוא!?</text:span></text:p>
      <text:p text:style-name="P10"><text:span text:style-name="T1">רב</text:span><text:span text:style-name="T4"> </text:span><text:span text:style-name="T1">נחמן</text:span><text:span text:style-name="T4"> </text:span><text:span text:style-name="T1">&lt;בר</text:span><text:span text:style-name="T4"> </text:span><text:span text:style-name="T1">יצחק&gt; אומר: הא</text:span><text:span text:style-name="T4"> </text:span><text:span text:style-name="T2">(</text:span><text:span text:style-name="T8">מתניתין</text:span><text:span text:style-name="T5"> </text:span><text:span text:style-name="T8">דמגילה</text:span><text:span text:style-name="T2">)</text:span><text:span text:style-name="T1"> מני? - רבי</text:span><text:span text:style-name="T4"> </text:span><text:span text:style-name="T1">יצחק</text:span><text:span text:style-name="T4"> </text:span><text:span text:style-name="T1">היא, דאמר</text:span><text:span text:style-name="T4"> </text:span><text:span text:style-name="T1">מלקות</text:span><text:span text:style-name="T4"> </text:span><text:span text:style-name="T1">בחייבי</text:span><text:span text:style-name="T4"> </text:span><text:span text:style-name="T1">כריתות</text:span><text:span text:style-name="T4"> </text:span><text:span text:style-name="T1">ליכא, דתניא: רבי</text:span><text:span text:style-name="T4"> </text:span><text:span text:style-name="T1">יצחק</text:span><text:span text:style-name="T4"> </text:span><text:span text:style-name="T1">אומר: חייבי</text:span><text:span text:style-name="T4"> </text:span><text:span text:style-name="T1">כריתות</text:span><text:span text:style-name="T4"> </text:span><text:span text:style-name="T1">בכלל</text:span><text:span text:style-name="T4"> </text:span><text:span text:style-name="T1">היו, ולמה</text:span><text:span text:style-name="T4"> </text:span><text:span text:style-name="T1">יצאת</text:span><text:span text:style-name="T4"> </text:span><text:span text:style-name="T1">כרת</text:span><text:span text:style-name="T4"> </text:span><text:span text:style-name="T1">באחותו? לדונו</text:span><text:span text:style-name="T4"> </text:span><text:span text:style-name="T1">בכרת</text:span><text:span text:style-name="T4"> </text:span><text:span text:style-name="T1">ולא</text:span><text:span text:style-name="T4"> </text:span><text:span text:style-name="T1">במלקות</text:span><text:span text:style-name="T4"> </text:span><text:span text:style-name="T2">(</text:span><text:span text:style-name="T8">ולהכי</text:span><text:span text:style-name="T5"> </text:span><text:span text:style-name="T8">קאמר</text:span><text:span text:style-name="T5"> </text:span><text:span text:style-name="T8">דזדון</text:span><text:span text:style-name="T5"> </text:span><text:span text:style-name="T8">כרת</text:span><text:span text:style-name="T5"> </text:span><text:span text:style-name="T8">בידי</text:span><text:span text:style-name="T5"> </text:span><text:span text:style-name="T8">שמים</text:span><text:span text:style-name="T5"> </text:span><text:span text:style-name="T8">ולא</text:span><text:span text:style-name="T5"> </text:span><text:span text:style-name="T8">בידי</text:span><text:span text:style-name="T5"> </text:span><text:span text:style-name="T8">אדם; אבל</text:span><text:span text:style-name="T5"> </text:span><text:span text:style-name="T8">מאן</text:span><text:span text:style-name="T5"> </text:span><text:span text:style-name="T8">דסבירא</text:span><text:span text:style-name="T5"> </text:span><text:span text:style-name="T8">ליה</text:span><text:span text:style-name="T5"> </text:span><text:span text:style-name="T8">דמלקות</text:span><text:span text:style-name="T5"> </text:span><text:span text:style-name="T8">איכא</text:span><text:span text:style-name="T5"> </text:span><text:span text:style-name="T8">בחייבי</text:span><text:span text:style-name="T5"> </text:span><text:span text:style-name="T8">כריתות</text:span><text:span text:style-name="T5"> </text:span><text:span text:style-name="T8">- מודי</text:span><text:span text:style-name="T5"> </text:span><text:span text:style-name="T8">לרבי</text:span><text:span text:style-name="T5"> </text:span><text:span text:style-name="T8">חנניא</text:span><text:span text:style-name="T5"> </text:span><text:span text:style-name="T8">דנפטרו</text:span><text:span text:style-name="T5"> </text:span><text:span text:style-name="T8">מידי</text:span><text:span text:style-name="T5"> </text:span><text:span text:style-name="T8">כריתתן</text:span><text:span text:style-name="T5"> </text:span><text:span text:style-name="T8">כיון</text:span><text:span text:style-name="T5"> </text:span><text:span text:style-name="T8">שלקו, ואיצטריך</text:span><text:span text:style-name="T5"> </text:span><text:span text:style-name="T8">ליה</text:span><text:span text:style-name="T5"> </text:span><text:span text:style-name="T8">לרבי</text:span><text:span text:style-name="T5"> </text:span><text:span text:style-name="T8">יוחנן</text:span><text:span text:style-name="T5"> </text:span><text:span text:style-name="T8">לאשמעינן</text:span><text:span text:style-name="T5"> </text:span><text:span text:style-name="T8">דחלוקין</text:span><text:span text:style-name="T2">)</text:span><text:span text:style-name="T1">.</text:span></text:p>
      <text:p text:style-name="P10"><text:span text:style-name="T1">רב</text:span><text:span text:style-name="T4"> </text:span><text:span text:style-name="T1">אשי</text:span><text:span text:style-name="T4"> </text:span><text:span text:style-name="T1">אמר: אפילו</text:span><text:span text:style-name="T4"> </text:span><text:span text:style-name="T1">תימא</text:span><text:span text:style-name="T4"> </text:span><text:span text:style-name="T2">(</text:span><text:span text:style-name="T8">מתניתין</text:span><text:span text:style-name="T5"> </text:span><text:span text:style-name="T8">דמגילה</text:span><text:span text:style-name="T2">)</text:span><text:span text:style-name="T1"> רבנן</text:span><text:span text:style-name="T4"> </text:span><text:span text:style-name="T2">(</text:span><text:span text:style-name="T8">היא, דאמרי</text:span><text:span text:style-name="T5"> </text:span><text:span text:style-name="T8">'חייבי</text:span><text:span text:style-name="T5"> </text:span><text:span text:style-name="T8">כריתות</text:span><text:span text:style-name="T5"> </text:span><text:span text:style-name="T8">ישנן</text:span><text:span text:style-name="T5"> </text:span><text:span text:style-name="T8">בכלל</text:span><text:span text:style-name="T5"> </text:span><text:span text:style-name="T8">מלקות</text:span><text:span text:style-name="T5"> </text:span><text:span text:style-name="T8">ארבעים' - ואפילו</text:span><text:span text:style-name="T5"> </text:span><text:span text:style-name="T8">הכי</text:span><text:span text:style-name="T5"> </text:span><text:span text:style-name="T8">מודו</text:span><text:span text:style-name="T5"> </text:span><text:span text:style-name="T8">לרבי</text:span><text:span text:style-name="T5"> </text:span><text:span text:style-name="T8">חנניא</text:span><text:span text:style-name="T5"> </text:span><text:span text:style-name="T8">דנפטרו</text:span><text:span text:style-name="T5"> </text:span><text:span text:style-name="T8">מידי</text:span><text:span text:style-name="T5"> </text:span><text:span text:style-name="T8">כריתתן; ודקא</text:span><text:span text:style-name="T5"> </text:span><text:span text:style-name="T8">אמרת</text:span><text:span text:style-name="T5"> </text:span><text:span text:style-name="T8">'מיתה</text:span><text:span text:style-name="T5"> </text:span><text:span text:style-name="T8">וכרת</text:span><text:span text:style-name="T5"> </text:span><text:span text:style-name="T8">בידי</text:span><text:span text:style-name="T5"> </text:span><text:span text:style-name="T8">אדם</text:span><text:span text:style-name="T5"> </text:span><text:span text:style-name="T8">הוא' - לא</text:span><text:span text:style-name="T5"> </text:span><text:span text:style-name="T8">דמי, ד</text:span><text:span text:style-name="T2">)</text:span><text:span text:style-name="T1">זה</text:span><text:span text:style-name="T4"> </text:span><text:span text:style-name="T1">עיקר</text:span><text:span text:style-name="T4"> </text:span><text:span text:style-name="T1">זדונו</text:span><text:span text:style-name="T4"> </text:span><text:span text:style-name="T1">בידי</text:span><text:span text:style-name="T4"> </text:span><text:span text:style-name="T1">אדם</text:span><text:span text:style-name="T4"> </text:span><text:span text:style-name="T2">(</text:span><text:span text:style-name="T8">עיקר</text:span><text:span text:style-name="T5"> </text:span><text:span text:style-name="T8">עונש</text:span><text:span text:style-name="T5"> </text:span><text:span text:style-name="T8">של</text:span><text:span text:style-name="T5"> </text:span><text:span text:style-name="T8">שבת</text:span><text:span text:style-name="T5"> </text:span><text:span text:style-name="T8">בידי</text:span><text:span text:style-name="T5"> </text:span><text:span text:style-name="T8">אדם</text:span><text:span text:style-name="T5"> </text:span><text:span text:style-name="T8">דקאי</text:span><text:span text:style-name="T5"> </text:span><text:span text:style-name="T8">בסקילה</text:span><text:span text:style-name="T2">)</text:span><text:span text:style-name="T1">, וזה</text:span><text:span text:style-name="T4"> </text:span><text:span text:style-name="T1">עיקר</text:span><text:span text:style-name="T4"> </text:span><text:span text:style-name="T1">זדונו</text:span><text:span text:style-name="T4"> </text:span><text:span text:style-name="T2">(</text:span><text:span text:style-name="T8">ועיקר</text:span><text:span text:style-name="T5"> </text:span><text:span text:style-name="T8">עונשו</text:span><text:span text:style-name="T5"> </text:span><text:span text:style-name="T8">של</text:span><text:span text:style-name="T5"> </text:span><text:span text:style-name="T8">יום</text:span><text:span text:style-name="T5"> </text:span><text:span text:style-name="T8">הכפורים</text:span><text:span text:style-name="T2">)</text:span><text:span text:style-name="T1"> בידי</text:span><text:span text:style-name="T4"> </text:span><text:span text:style-name="T1">שמים</text:span><text:span text:style-name="T4"> </text:span><text:span text:style-name="T2">(</text:span><text:span text:style-name="T8">דאף</text:span><text:span text:style-name="T5"> </text:span><text:span text:style-name="T8">על</text:span><text:span text:style-name="T5"> </text:span><text:span text:style-name="T8">גב</text:span><text:span text:style-name="T5"> </text:span><text:span text:style-name="T8">דאיכא</text:span><text:span text:style-name="T5"> </text:span><text:span text:style-name="T8">חיוב</text:span><text:span text:style-name="T5"> </text:span><text:span text:style-name="T8">מלקות</text:span><text:span text:style-name="T5"> </text:span><text:span text:style-name="T8">בחייבי</text:span><text:span text:style-name="T5"> </text:span><text:span text:style-name="T8">כריתות</text:span><text:span text:style-name="T5"> </text:span><text:span text:style-name="T8">- הוא</text:span><text:span text:style-name="T5"> </text:span><text:span text:style-name="T8">אינו</text:span><text:span text:style-name="T5"> </text:span><text:span text:style-name="T8">עיקר</text:span><text:span text:style-name="T5"> </text:span><text:span text:style-name="T8">החיוב, דכרת</text:span><text:span text:style-name="T5"> </text:span><text:span text:style-name="T8">חמור</text:span><text:span text:style-name="T5"> </text:span><text:span text:style-name="T8">ממלקות, ואי</text:span><text:span text:style-name="T5"> </text:span><text:span text:style-name="T8">מזיד</text:span><text:span text:style-name="T5"> </text:span><text:span text:style-name="T8">בלא</text:span><text:span text:style-name="T5"> </text:span><text:span text:style-name="T8">התראה</text:span><text:span text:style-name="T5"> </text:span><text:span text:style-name="T8">הוא</text:span><text:span text:style-name="T5"> </text:span><text:span text:style-name="T8">- הוי</text:span><text:span text:style-name="T5"> </text:span><text:span text:style-name="T8">בכרת, ונמצא</text:span><text:span text:style-name="T5"> </text:span><text:span text:style-name="T8">חיובו</text:span><text:span text:style-name="T5"> </text:span><text:span text:style-name="T8">החמור</text:span><text:span text:style-name="T5"> </text:span><text:span text:style-name="T8">בידי</text:span><text:span text:style-name="T5"> </text:span><text:span text:style-name="T8">שמים, ואנן</text:span><text:span text:style-name="T5"> </text:span><text:span text:style-name="T8">בתר</text:span><text:span text:style-name="T5"> </text:span><text:span text:style-name="T8">עיקר</text:span><text:span text:style-name="T5"> </text:span><text:span text:style-name="T8">החיוב</text:span><text:span text:style-name="T5"> </text:span><text:span text:style-name="T8">אזלינן, וכן</text:span><text:span text:style-name="T5"> </text:span><text:span text:style-name="T8">עיקר. מורי. ואית</text:span><text:span text:style-name="T5"> </text:span><text:span text:style-name="T8">דפרשי</text:span><text:span text:style-name="T5"> </text:span><text:span text:style-name="T8">'עיקר</text:span><text:span text:style-name="T5"> </text:span><text:span text:style-name="T8">זדונו' = תחלתו</text:span><text:span text:style-name="T5"> </text:span><text:span text:style-name="T8">בר</text:span><text:span text:style-name="T5"> </text:span><text:span text:style-name="T8">כרת</text:span><text:span text:style-name="T5"> </text:span><text:span text:style-name="T8">הוא, ואילו</text:span><text:span text:style-name="T5"> </text:span><text:span text:style-name="T8">לא</text:span><text:span text:style-name="T5"> </text:span><text:span text:style-name="T8">לקי</text:span><text:span text:style-name="T5"> – </text:span><text:span text:style-name="T8">נכרת; ולא</text:span><text:span text:style-name="T5"> </text:span><text:span text:style-name="T8">נהירא: דהא</text:span><text:span text:style-name="T5"> </text:span><text:span text:style-name="T8">תרוייהו</text:span><text:span text:style-name="T5"> </text:span><text:span text:style-name="T8">בהדדי</text:span><text:span text:style-name="T5"> </text:span><text:span text:style-name="T8">איתנהו</text:span><text:span text:style-name="T5"> </text:span><text:span text:style-name="T8">ביה</text:span><text:span text:style-name="T5"> </text:span><text:span text:style-name="T8">לרבנן, דאמרי</text:span><text:span text:style-name="T5"> </text:span><text:span text:style-name="T8">מלקות</text:span><text:span text:style-name="T5"> </text:span><text:span text:style-name="T8">בחייבי</text:span><text:span text:style-name="T5"> </text:span><text:span text:style-name="T8">כריתות</text:span><text:span text:style-name="T5"> </text:span><text:span text:style-name="T8">איכא</text:span><text:span text:style-name="T2">)</text:span><text:span text:style-name="T1">.</text:span><text:span text:style-name="T8"> </text:span></text:p>
      <text:p text:style-name="P10"><text:span text:style-name="T1">אמר</text:span><text:span text:style-name="T4"> </text:span><text:span text:style-name="T1">רב</text:span><text:span text:style-name="T4"> </text:span><text:span text:style-name="T1">אדא</text:span><text:span text:style-name="T4"> </text:span><text:span text:style-name="T1">בר</text:span><text:span text:style-name="T4"> </text:span><text:span text:style-name="T1">אהבה</text:span><text:span text:style-name="T4"> </text:span><text:span text:style-name="T1">אמר</text:span><text:span text:style-name="T4"> </text:span><text:span text:style-name="T1">רב: הלכה</text:span><text:span text:style-name="T4"> </text:span><text:span text:style-name="T1">כרבי</text:span><text:span text:style-name="T4"> </text:span><text:span text:style-name="T1">חנניה</text:span><text:span text:style-name="T4"> </text:span><text:span text:style-name="T1">בן</text:span><text:span text:style-name="T4"> </text:span><text:span text:style-name="T1">גמליאל.</text:span></text:p>
      <text:p text:style-name="P10"><text:span text:style-name="T1">אמר</text:span><text:span text:style-name="T4"> </text:span><text:span text:style-name="T1">רב</text:span><text:span text:style-name="T4"> </text:span><text:span text:style-name="T1">יוסף: מאן</text:span><text:span text:style-name="T4"> </text:span><text:span text:style-name="T1">סליק</text:span><text:span text:style-name="T4"> </text:span><text:span text:style-name="T1">לעילא</text:span><text:span text:style-name="T4"> </text:span><text:span text:style-name="T1">ואתא</text:span><text:span text:style-name="T4"> </text:span><text:span text:style-name="T1">ואמר?</text:span></text:p>
      <text:p text:style-name="P10"><text:span text:style-name="T1">אמר</text:span><text:span text:style-name="T4"> </text:span><text:span text:style-name="T1">ליה</text:span><text:span text:style-name="T4"> </text:span><text:span text:style-name="T1">אביי: אלא</text:span><text:span text:style-name="T4"> </text:span><text:span text:style-name="T1">הא</text:span><text:span text:style-name="T4"> </text:span><text:span text:style-name="T1">ד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שלשה</text:span><text:span text:style-name="T4"> </text:span><text:span text:style-name="T1">דברים</text:span><text:span text:style-name="T4"> </text:span><text:span text:style-name="T1">עש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טה</text:span><text:span text:style-name="T4"> </text:span><text:span text:style-name="T1">והסכימ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על</text:span><text:span text:style-name="T4"> </text:span><text:span text:style-name="T1">ידם' - מאן</text:span><text:span text:style-name="T4"> </text:span><text:span text:style-name="T1">סליק</text:span><text:span text:style-name="T4"> </text:span><text:span text:style-name="T1">לעילא</text:span><text:span text:style-name="T4"> </text:span><text:span text:style-name="T1">ואתא</text:span><text:span text:style-name="T4"> </text:span><text:span text:style-name="T1">ואמר? אלא</text:span><text:span text:style-name="T4"> </text:span><text:span text:style-name="T1">קראי</text:span><text:span text:style-name="T4"> </text:span><text:span text:style-name="T1">קא</text:span><text:span text:style-name="T4"> </text:span><text:span text:style-name="T1">דרשינן</text:span><text:span text:style-name="T4"> </text:span><text:span text:style-name="T1">- הכי</text:span><text:span text:style-name="T4"> </text:span><text:span text:style-name="T1">נמי</text:span><text:span text:style-name="T4"> </text:span><text:span text:style-name="T1">קראי</text:span><text:span text:style-name="T4"> </text:span><text:span text:style-name="T1">קא</text:span><text:span text:style-name="T4"> </text:span><text:span text:style-name="T1">דרשינן.</text:span></text:p>
      <text:p text:style-name="P13"/>
      <text:p text:style-name="P10"><text:span text:style-name="T1">גופא: אמר</text:span><text:span text:style-name="T4"> </text:span><text:span text:style-name="T1">רבי</text:span><text:span text:style-name="T4"> </text:span><text:span text:style-name="T1">יהושע</text:span><text:span text:style-name="T4"> </text:span><text:span text:style-name="T1">בן</text:span><text:span text:style-name="T4"> </text:span><text:span text:style-name="T1">לוי: שלשה</text:span><text:span text:style-name="T4"> </text:span><text:span text:style-name="T1">דברים</text:span><text:span text:style-name="T4"> </text:span><text:span text:style-name="T1">עש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טה</text:span><text:span text:style-name="T4"> </text:span><text:span text:style-name="T1">והסכימו</text:span><text:span text:style-name="T4"> </text:span><text:span text:style-name="T1">בית</text:span><text:span text:style-name="T4"> </text:span><text:span text:style-name="T1">דין</text:span><text:span text:style-name="T4"> </text:span><text:span text:style-name="T1">של</text:span><text:span text:style-name="T4"> </text:span><text:span text:style-name="T1">מעלה</text:span><text:span text:style-name="T4"> </text:span><text:span text:style-name="T1">על</text:span><text:span text:style-name="T4"> </text:span><text:span text:style-name="T1">ידם, [אלו</text:span><text:span text:style-name="T4"> </text:span><text:span text:style-name="T1">הן]: מקרא</text:span><text:span text:style-name="T4"> </text:span><text:span text:style-name="T1">מגילה</text:span><text:span text:style-name="T4"> </text:span><text:span text:style-name="T1">ושאילת</text:span><text:span text:style-name="T4"> </text:span><text:span text:style-name="T1">שלום</text:span><text:span text:style-name="T4"> </text:span><text:span text:style-name="T1">[בשם] והבאת</text:span><text:span text:style-name="T4"> </text:span><text:span text:style-name="T1">מעשר: </text:span></text:p>
      <text:p text:style-name="P10"><text:span text:style-name="T1">מקרא</text:span><text:span text:style-name="T4"> </text:span><text:span text:style-name="T1">מגילה</text:span><text:span text:style-name="T4"> </text:span><text:span text:style-name="T2">(</text:span><text:span text:style-name="T8">דחייבין</text:span><text:span text:style-name="T5"> </text:span><text:span text:style-name="T8">על</text:span><text:span text:style-name="T5"> </text:span><text:span text:style-name="T8">מקרא</text:span><text:span text:style-name="T5"> </text:span><text:span text:style-name="T8">מגילה</text:span><text:span text:style-name="T2">)</text:span><text:span text:style-name="T1"> - דכתיב</text:span><text:span text:style-name="T4"> </text:span><text:span text:style-name="T8">(אסתר</text:span><text:span text:style-name="T5"> </text:span><text:span text:style-name="T8">ט,כז)</text:span><text:span text:style-name="T1"> </text:span><text:span text:style-name="T10">קימו</text:span><text:span text:style-name="T4"> </text:span><text:span text:style-name="T10">וקבלו</text:span><text:span text:style-name="T4"> </text:span><text:span text:style-name="T10">היהודים</text:span><text:span text:style-name="T4"> </text:span><text:span text:style-name="T11">[עליהם</text:span><text:span text:style-name="T5"> </text:span><text:span text:style-name="T11">ועל</text:span><text:span text:style-name="T5"> </text:span><text:span text:style-name="T11">זרעם</text:span><text:span text:style-name="T5"> </text:span><text:span text:style-name="T11">ועל</text:span><text:span text:style-name="T5"> </text:span><text:span text:style-name="T11">כל</text:span><text:span text:style-name="T5"> </text:span><text:span text:style-name="T11">הנלוים</text:span><text:span text:style-name="T5"> </text:span><text:span text:style-name="T11">עליהם</text:span><text:span text:style-name="T5"> </text:span><text:span text:style-name="T11">ולא</text:span><text:span text:style-name="T5"> </text:span><text:span text:style-name="T11">יעבור</text:span><text:span text:style-name="T5"> </text:span><text:span text:style-name="T11">להיות</text:span><text:span text:style-name="T5"> </text:span><text:span text:style-name="T11">עשים</text:span><text:span text:style-name="T5"> </text:span><text:span text:style-name="T11">את</text:span><text:span text:style-name="T5"> </text:span><text:span text:style-name="T11">שני</text:span><text:span text:style-name="T5"> </text:span><text:span text:style-name="T11">הימים</text:span><text:span text:style-name="T5"> </text:span><text:span text:style-name="T11">האלה</text:span><text:span text:style-name="T5"> </text:span><text:span text:style-name="T11">ככתבם</text:span><text:span text:style-name="T5"> </text:span><text:span text:style-name="T11">וכזמנם</text:span><text:span text:style-name="T5"> </text:span><text:span text:style-name="T11">בכל</text:span><text:span text:style-name="T5"> </text:span><text:span text:style-name="T11">שנה</text:span><text:span text:style-name="T5"> </text:span><text:span text:style-name="T11">ושנה]</text:span><text:span text:style-name="T1"> - קיימו</text:span><text:span text:style-name="T4"> </text:span><text:span text:style-name="T1">למעלה</text:span><text:span text:style-name="T4"> </text:span><text:span text:style-name="T1">מה</text:span><text:span text:style-name="T4"> </text:span><text:span text:style-name="T1">שקבלו</text:span><text:span text:style-name="T4"> </text:span><text:span text:style-name="T1">למטה;</text:span></text:p>
      <text:p text:style-name="P10"><text:span text:style-name="T1">ושאילת</text:span><text:span text:style-name="T4"> </text:span><text:span text:style-name="T1">שלום</text:span><text:span text:style-name="T4"> </text:span><text:span text:style-name="T2">(</text:span><text:span text:style-name="T8">דמותר</text:span><text:span text:style-name="T5"> </text:span><text:span text:style-name="T8">לאדם</text:span><text:span text:style-name="T5"> </text:span><text:span text:style-name="T8">לשאול</text:span><text:span text:style-name="T5"> </text:span><text:span text:style-name="T8">בשלום</text:span><text:span text:style-name="T5"> </text:span><text:span text:style-name="T8">חבירו</text:span><text:span text:style-name="T5"> </text:span><text:span text:style-name="T8">בשם, כגון</text:span><text:span text:style-name="T5"> </text:span><text:span text:style-name="T8">"ישים</text:span><text:span text:style-name="T5"> </text:span><text:span text:style-name="T8">ה' עליך</text:span><text:span text:style-name="T5"> </text:span><text:span text:style-name="T8">שלום", ואין</text:span><text:span text:style-name="T5"> </text:span><text:span text:style-name="T8">בו</text:span><text:span text:style-name="T5"> </text:span><text:span text:style-name="T8">משום</text:span><text:span text:style-name="T5"> </text:span><text:span text:style-name="T8">מוציא</text:span><text:span text:style-name="T5"> </text:span><text:span text:style-name="T8">שם</text:span><text:span text:style-name="T5"> </text:span><text:span text:style-name="T8">שמים</text:span><text:span text:style-name="T5"> </text:span><text:span text:style-name="T8">לבטלה. מרבי. לישנא</text:span><text:span text:style-name="T5"> </text:span><text:span text:style-name="T8">אחרינא: שאילת</text:span><text:span text:style-name="T5"> </text:span><text:span text:style-name="T8">שלום</text:span><text:span text:style-name="T5"> </text:span><text:span text:style-name="T27">בשם</text:span><text:span text:style-name="T8">: דחייב</text:span><text:span text:style-name="T5"> </text:span><text:span text:style-name="T8">אדם</text:span><text:span text:style-name="T5"> </text:span><text:span text:style-name="T8">לשאול</text:span><text:span text:style-name="T5"> </text:span><text:span text:style-name="T8">בשלום</text:span><text:span text:style-name="T5"> </text:span><text:span text:style-name="T8">חבירו</text:span><text:span text:style-name="T5"> </text:span><text:span text:style-name="T8">בשם! ואנו</text:span><text:span text:style-name="T5"> </text:span><text:span text:style-name="T8">נמי, כי</text:span><text:span text:style-name="T5"> </text:span><text:span text:style-name="T8">שיילינן</text:span><text:span text:style-name="T5"> </text:span><text:span text:style-name="T8">אהדדי</text:span><text:span text:style-name="T5"> </text:span><text:span text:style-name="T8">- מדכרינן</text:span><text:span text:style-name="T5"> </text:span><text:span text:style-name="T8">שם: ד'שלום' שמו</text:span><text:span text:style-name="T5"> </text:span><text:span text:style-name="T8">של</text:span><text:span text:style-name="T5"> </text:span><text:span text:style-name="T8">הקב"ה, דכתיב</text:span><text:span text:style-name="T5"> </text:span><text:span text:style-name="T8">(שופטים</text:span><text:span text:style-name="T5"> </text:span><text:span text:style-name="T8">ו,כד) '</text:span><text:span text:style-name="T11">ויקרא</text:span><text:span text:style-name="T5"> </text:span><text:span text:style-name="T11">לו</text:span><text:span text:style-name="T5"> </text:span><text:span text:style-name="T11">ה' שלום</text:span><text:span text:style-name="T8">' - לשם</text:span><text:span text:style-name="T5"> </text:span><text:span text:style-name="T8">ה'</text:span><text:span text:style-name="T2">)</text:span><text:span text:style-name="T1"> </text:span><text:soft-page-break/><text:span text:style-name="T1">- דכתיב</text:span><text:span text:style-name="T4"> </text:span><text:span text:style-name="T8">(רות</text:span><text:span text:style-name="T5"> </text:span><text:span text:style-name="T8">ב,ד)</text:span><text:span text:style-name="T1"> </text:span><text:span text:style-name="T10">והנה</text:span><text:span text:style-name="T4"> </text:span><text:span text:style-name="T10">בועז</text:span><text:span text:style-name="T4"> </text:span><text:span text:style-name="T10">בא</text:span><text:span text:style-name="T4"> </text:span><text:span text:style-name="T10">מבית</text:span><text:span text:style-name="T4"> </text:span><text:span text:style-name="T10">לחם</text:span><text:span text:style-name="T4"> </text:span><text:span text:style-name="T10">ויאמר</text:span><text:span text:style-name="T4"> </text:span><text:span text:style-name="T10">לקוצרים</text:span><text:span text:style-name="T4"> </text:span><text:span text:style-name="T10">ה' עמכם</text:span><text:span text:style-name="T4"> </text:span><text:span text:style-name="T11">[ויאמרו</text:span><text:span text:style-name="T5"> </text:span><text:span text:style-name="T11">לו</text:span><text:span text:style-name="T5"> </text:span><text:span text:style-name="T11">יברכך</text:span><text:span text:style-name="T5"> </text:span><text:span text:style-name="T11">ה']</text:span><text:span text:style-name="T1"> ואומר</text:span><text:span text:style-name="T4"> </text:span><text:span text:style-name="T8">(שופטים</text:span><text:span text:style-name="T5"> </text:span><text:span text:style-name="T8">ו,יב)</text:span><text:span text:style-name="T1"> </text:span><text:span text:style-name="T11">[וירא</text:span><text:span text:style-name="T5"> </text:span><text:span text:style-name="T11">אליו</text:span><text:span text:style-name="T5"> </text:span><text:span text:style-name="T11">מלאך</text:span><text:span text:style-name="T5"> </text:span><text:span text:style-name="T11">ה' ויאמר</text:span><text:span text:style-name="T5"> </text:span><text:span text:style-name="T11">אליו]</text:span><text:span text:style-name="T10"> ה' עמך</text:span><text:span text:style-name="T4"> </text:span><text:span text:style-name="T10">גבור</text:span><text:span text:style-name="T4"> </text:span><text:span text:style-name="T10">החיל</text:span><text:span text:style-name="T1">.</text:span></text:p>
      <text:p text:style-name="P10"><text:span text:style-name="T1">מאי</text:span><text:span text:style-name="T4"> </text:span><text:span text:style-name="T1">'ואומר'? - וכי</text:span><text:span text:style-name="T4"> </text:span><text:span text:style-name="T1">תימא</text:span><text:span text:style-name="T4"> </text:span><text:span text:style-name="T1">בועז</text:span><text:span text:style-name="T4"> </text:span><text:span text:style-name="T1">הוא</text:span><text:span text:style-name="T4"> </text:span><text:span text:style-name="T1">דעביד</text:span><text:span text:style-name="T4"> </text:span><text:span text:style-name="T1">מדעתיה, ומשמיא</text:span><text:span text:style-name="T4"> </text:span><text:span text:style-name="T1">לא</text:span><text:span text:style-name="T4"> </text:span><text:span text:style-name="T1">אסכימו</text:span><text:span text:style-name="T4"> </text:span><text:span text:style-name="T1">על</text:span><text:span text:style-name="T4"> </text:span><text:span text:style-name="T1">ידו? - תא</text:span><text:span text:style-name="T4"> </text:span><text:span text:style-name="T1">שמע: ואומר</text:span><text:span text:style-name="T4"> </text:span><text:span text:style-name="T10">ה' עמך</text:span><text:span text:style-name="T4"> </text:span><text:span text:style-name="T10">גבור</text:span><text:span text:style-name="T4"> </text:span><text:span text:style-name="T10">החיל</text:span><text:span text:style-name="T4"> </text:span><text:span text:style-name="T2">(</text:span><text:span text:style-name="T8">מדקאמר</text:span><text:span text:style-name="T5"> </text:span><text:span text:style-name="T8">ליה</text:span><text:span text:style-name="T5"> </text:span><text:span text:style-name="T8">מלאך</text:span><text:span text:style-name="T5"> </text:span><text:span text:style-name="T8">לגדעון</text:span><text:span text:style-name="T5"> </text:span><text:span text:style-name="T8">שאילת</text:span><text:span text:style-name="T5"> </text:span><text:span text:style-name="T8">שלום</text:span><text:span text:style-name="T5"> </text:span><text:span text:style-name="T8">בשם</text:span><text:span text:style-name="T5"> </text:span><text:span text:style-name="T8">- אלמא</text:span><text:span text:style-name="T5"> </text:span><text:span text:style-name="T8">דהסכים</text:span><text:span text:style-name="T2">)</text:span><text:span text:style-name="T1">.</text:span></text:p>
      <text:p text:style-name="P10"><text:span text:style-name="T1">הבאת</text:span><text:span text:style-name="T4"> </text:span><text:span text:style-name="T1">מעשר</text:span><text:span text:style-name="T4"> </text:span><text:span text:style-name="T2">(</text:span><text:span text:style-name="T8">כדאמרינן</text:span><text:span text:style-name="T5"> </text:span><text:span text:style-name="T8">ביבמות</text:span><text:span text:style-name="T5"> </text:span><text:span text:style-name="T8">(דף</text:span><text:span text:style-name="T5"> </text:span><text:span text:style-name="T8">פו:): דעזרא</text:span><text:span text:style-name="T5"> </text:span><text:span text:style-name="T8">הסופר</text:span><text:span text:style-name="T5"> </text:span><text:span text:style-name="T8">קנסינהו</text:span><text:span text:style-name="T5"> </text:span><text:span text:style-name="T8">ללוים</text:span><text:span text:style-name="T5"> </text:span><text:span text:style-name="T8">לפי</text:span><text:span text:style-name="T5"> </text:span><text:span text:style-name="T8">שלא</text:span><text:span text:style-name="T5"> </text:span><text:span text:style-name="T8">עלו</text:span><text:span text:style-name="T5"> </text:span><text:span text:style-name="T8">עמו, וצוה</text:span><text:span text:style-name="T5"> </text:span><text:span text:style-name="T8">להביא</text:span><text:span text:style-name="T5"> </text:span><text:span text:style-name="T8">כל</text:span><text:span text:style-name="T5"> </text:span><text:span text:style-name="T8">המעשרות</text:span><text:span text:style-name="T5"> </text:span><text:span text:style-name="T8">אל</text:span><text:span text:style-name="T5"> </text:span><text:span text:style-name="T8">לשכת</text:span><text:span text:style-name="T5"> </text:span><text:span text:style-name="T8">בית</text:span><text:span text:style-name="T5"> </text:span><text:span text:style-name="T8">ה', והיו</text:span><text:span text:style-name="T5"> </text:span><text:span text:style-name="T8">הכהנים</text:span><text:span text:style-name="T5"> </text:span><text:span text:style-name="T8">והלוים</text:span><text:span text:style-name="T5"> </text:span><text:span text:style-name="T8">שוים</text:span><text:span text:style-name="T5"> </text:span><text:span text:style-name="T8">במעשר</text:span><text:span text:style-name="T5"> </text:span><text:span text:style-name="T8">ראשון, כדכתיב</text:span><text:span text:style-name="T5"> </text:span><text:span text:style-name="T8">בעזרא</text:span><text:span text:style-name="T5"> </text:span><text:span text:style-name="T8">(נחמיה</text:span><text:span text:style-name="T5"> </text:span><text:span text:style-name="T8">י,לט) '</text:span><text:span text:style-name="T11">והיה</text:span><text:span text:style-name="T5"> </text:span><text:span text:style-name="T11">הכהן</text:span><text:span text:style-name="T5"> </text:span><text:span text:style-name="T11">בן</text:span><text:span text:style-name="T5"> </text:span><text:span text:style-name="T11">אהרן</text:span><text:span text:style-name="T5"> </text:span><text:span text:style-name="T11">עם</text:span><text:span text:style-name="T5"> </text:span><text:span text:style-name="T11">הלוים</text:span><text:span text:style-name="T5"> </text:span><text:span text:style-name="T11">ב</text:span><text:span text:style-name="T12">[מ]</text:span><text:span text:style-name="T11">עשר</text:span><text:span text:style-name="T5"> </text:span><text:span text:style-name="T11">הלוים</text:span><text:span text:style-name="T8">'; וגם</text:span><text:span text:style-name="T5"> </text:span><text:span text:style-name="T8">חזקיהו</text:span><text:span text:style-name="T5"> </text:span><text:span text:style-name="T8">עשה</text:span><text:span text:style-name="T5"> </text:span><text:span text:style-name="T8">כמו</text:span><text:span text:style-name="T5"> </text:span><text:span text:style-name="T8">כן: הכין</text:span><text:span text:style-name="T5"> </text:span><text:span text:style-name="T8">לשכות</text:span><text:span text:style-name="T5"> </text:span><text:span text:style-name="T8">להביא</text:span><text:span text:style-name="T5"> </text:span><text:span text:style-name="T8">כל</text:span><text:span text:style-name="T5"> </text:span><text:span text:style-name="T8">המעשרות</text:span><text:span text:style-name="T5"> </text:span><text:span text:style-name="T8">בהן, כדי</text:span><text:span text:style-name="T5"> </text:span><text:span text:style-name="T8">שלא</text:span><text:span text:style-name="T5"> </text:span><text:span text:style-name="T8">יקבלום</text:span><text:span text:style-name="T5"> </text:span><text:span text:style-name="T8">הלוים, שהיו</text:span><text:span text:style-name="T5"> </text:span><text:span text:style-name="T8">עכו"ם, כדכתיב</text:span><text:span text:style-name="T5"> </text:span><text:span text:style-name="T8">בדברי</text:span><text:span text:style-name="T5"> </text:span><text:span text:style-name="T8">הימים</text:span><text:span text:style-name="T5"> </text:span><text:span text:style-name="T8">(ב</text:span><text:span text:style-name="T5"> </text:span><text:span text:style-name="T8">לא,יא-יב) '</text:span><text:span text:style-name="T11">ויאמר</text:span><text:span text:style-name="T5"> </text:span><text:span text:style-name="T11">חזקיהו</text:span><text:span text:style-name="T5"> </text:span><text:span text:style-name="T11">להכין</text:span><text:span text:style-name="T5"> </text:span><text:span text:style-name="T11">לשכות</text:span><text:span text:style-name="T5"> </text:span><text:span text:style-name="T11">בבית</text:span><text:span text:style-name="T5"> </text:span><text:span text:style-name="T11">ה' ויכינו</text:span><text:span text:style-name="T5"> </text:span><text:span text:style-name="T11">ויביאו</text:span><text:span text:style-name="T5"> </text:span><text:span text:style-name="T11">את</text:span><text:span text:style-name="T5"> </text:span><text:span text:style-name="T11">התרומה</text:span><text:span text:style-name="T5"> </text:span><text:span text:style-name="T11">ו</text:span><text:span text:style-name="T12">[את</text:span><text:span text:style-name="T6"> </text:span><text:span text:style-name="T12">ה]</text:span><text:span text:style-name="T11">מעשר</text:span><text:span text:style-name="T8">', וגם</text:span><text:span text:style-name="T5"> </text:span><text:span text:style-name="T8">הוא</text:span><text:span text:style-name="T5"> </text:span><text:span text:style-name="T8">תיקן</text:span><text:span text:style-name="T5"> </text:span><text:span text:style-name="T8">להעלות</text:span><text:span text:style-name="T5"> </text:span><text:span text:style-name="T8">לירושלים</text:span><text:span text:style-name="T5"> </text:span><text:span text:style-name="T8">מעשר</text:span><text:span text:style-name="T5"> </text:span><text:span text:style-name="T8">ירק</text:span><text:span text:style-name="T5"> </text:span><text:span text:style-name="T8">ומעשר</text:span><text:span text:style-name="T5"> </text:span><text:span text:style-name="T8">אילן, דכתיב</text:span><text:span text:style-name="T5"> </text:span><text:span text:style-name="T8">(שם,פסוק</text:span><text:span text:style-name="T5"> </text:span><text:span text:style-name="T8">ה) '</text:span><text:span text:style-name="T11">וכפרוץ</text:span><text:span text:style-name="T5"> </text:span><text:span text:style-name="T11">הדבר</text:span><text:span text:style-name="T5"> </text:span><text:span text:style-name="T11">הרבו</text:span><text:span text:style-name="T5"> </text:span><text:span text:style-name="T11">בני</text:span><text:span text:style-name="T5"> </text:span><text:span text:style-name="T11">ישראל</text:span><text:span text:style-name="T5"> </text:span><text:span text:style-name="T11">ראשית</text:span><text:span text:style-name="T5"> </text:span><text:span text:style-name="T11">דגן</text:span><text:span text:style-name="T5"> </text:span><text:span text:style-name="T11">תירוש</text:span><text:span text:style-name="T5"> </text:span><text:span text:style-name="T11">ויצהר</text:span><text:span text:style-name="T5"> </text:span><text:span text:style-name="T9">וגו'</text:span><text:span text:style-name="T8"> ומפרש</text:span><text:span text:style-name="T5"> </text:span><text:span text:style-name="T8">בנדרים</text:span><text:span text:style-name="T5"> </text:span><text:span text:style-name="T8">(דף</text:span><text:span text:style-name="T5"> </text:span><text:span text:style-name="T8">נה.) 'מאי</text:span><text:span text:style-name="T5"> </text:span><text:span text:style-name="T8">'</text:span><text:span text:style-name="T11">וכפרוץ</text:span><text:span text:style-name="T8">'? הא</text:span><text:span text:style-name="T5"> </text:span><text:span text:style-name="T8">כל</text:span><text:span text:style-name="T5"> </text:span><text:span text:style-name="T8">הני</text:span><text:span text:style-name="T5"> </text:span><text:span text:style-name="T8">דאורייתא</text:span><text:span text:style-name="T5"> </text:span><text:span text:style-name="T8">נינהו!? ומשני: מעשר</text:span><text:span text:style-name="T5"> </text:span><text:span text:style-name="T8">ירק</text:span><text:span text:style-name="T5"> </text:span><text:span text:style-name="T8">ומעשר</text:span><text:span text:style-name="T5"> </text:span><text:span text:style-name="T8">אילן</text:span><text:span text:style-name="T2">)</text:span><text:span text:style-name="T1"> - דכתיב</text:span><text:span text:style-name="T4"> </text:span><text:span text:style-name="T2">(</text:span><text:span text:style-name="T8">בתרי</text:span><text:span text:style-name="T5"> </text:span><text:span text:style-name="T8">עשר</text:span><text:span text:style-name="T5"> </text:span><text:span text:style-name="T8">דקאמר</text:span><text:span text:style-name="T5"> </text:span><text:span text:style-name="T8">להו</text:span><text:span text:style-name="T5"> </text:span><text:span text:style-name="T8">נביא</text:span><text:span text:style-name="T5"> </text:span><text:span text:style-name="T8">לישראל</text:span><text:span text:style-name="T2">)</text:span><text:span text:style-name="T1"> </text:span><text:span text:style-name="T8">(מלאכי</text:span><text:span text:style-name="T5"> </text:span><text:span text:style-name="T8">ג,י)</text:span><text:span text:style-name="T1"> </text:span><text:span text:style-name="T10">הביאו</text:span><text:span text:style-name="T4"> </text:span><text:span text:style-name="T10">את</text:span><text:span text:style-name="T4"> </text:span><text:span text:style-name="T10">כל</text:span><text:span text:style-name="T4"> </text:span><text:span text:style-name="T10">המעשר</text:span><text:span text:style-name="T4"> </text:span><text:span text:style-name="T10">אל</text:span><text:span text:style-name="T4"> </text:span><text:span text:style-name="T10">בית</text:span><text:span text:style-name="T4"> </text:span><text:span text:style-name="T10">האוצר</text:span><text:span text:style-name="T4"> </text:span><text:span text:style-name="T10">ויהי</text:span><text:span text:style-name="T4"> </text:span><text:span text:style-name="T10">טרף</text:span><text:span text:style-name="T4"> </text:span><text:span text:style-name="T10">בביתי</text:span><text:span text:style-name="T4"> </text:span><text:span text:style-name="T10">ובחנוני</text:span><text:span text:style-name="T4"> </text:span><text:span text:style-name="T10">נא</text:span><text:span text:style-name="T4"> </text:span><text:span text:style-name="T10">בזאת</text:span><text:span text:style-name="T4"> </text:span><text:span text:style-name="T10">אמר</text:span><text:span text:style-name="T4"> </text:span><text:span text:style-name="T10">ה' צבאות</text:span><text:span text:style-name="T4"> </text:span><text:span text:style-name="T10">אם</text:span><text:span text:style-name="T4"> </text:span><text:span text:style-name="T10">לא</text:span><text:span text:style-name="T4"> </text:span><text:span text:style-name="T10">אפתח</text:span><text:span text:style-name="T4"> </text:span><text:span text:style-name="T10">לכם</text:span><text:span text:style-name="T4"> </text:span><text:span text:style-name="T10">את</text:span><text:span text:style-name="T4"> </text:span><text:span text:style-name="T10">ארובות</text:span><text:span text:style-name="T4"> </text:span><text:span text:style-name="T10">השמים</text:span><text:span text:style-name="T4"> </text:span><text:span text:style-name="T10">והריקותי</text:span><text:span text:style-name="T4"> </text:span><text:span text:style-name="T10">לכם</text:span><text:span text:style-name="T4"> </text:span><text:span text:style-name="T10">ברכה</text:span><text:span text:style-name="T4"> </text:span><text:span text:style-name="T10">עד</text:span><text:span text:style-name="T4"> </text:span><text:span text:style-name="T10">בלי</text:span><text:span text:style-name="T4"> </text:span><text:span text:style-name="T10">די</text:span><text:span text:style-name="T4"> </text:span><text:span text:style-name="T2">(</text:span><text:span text:style-name="T8">אלמא</text:span><text:span text:style-name="T5"> </text:span><text:span text:style-name="T8">דהסכים</text:span><text:span text:style-name="T2">)</text:span><text:span text:style-name="T1"> - מאי</text:span><text:span text:style-name="T4"> </text:span><text:span text:style-name="T1">'</text:span><text:span text:style-name="T10">עד</text:span><text:span text:style-name="T4"> </text:span><text:span text:style-name="T10">בלי</text:span><text:span text:style-name="T4"> </text:span><text:span text:style-name="T10">די</text:span><text:span text:style-name="T1">'? אמר</text:span><text:span text:style-name="T4"> </text:span><text:span text:style-name="T1">רמי</text:span><text:span text:style-name="T4"> </text:span><text:span text:style-name="T1">בר</text:span><text:span text:style-name="T4"> </text:span><text:span text:style-name="T1">רב: עד</text:span><text:span text:style-name="T4"> </text:span><text:span text:style-name="T1">שיבלו</text:span><text:span text:style-name="T4"> </text:span><text:span text:style-name="T1">שפתותיכם</text:span><text:span text:style-name="T4"> </text:span><text:span text:style-name="T1">מלומר</text:span><text:span text:style-name="T4"> </text:span><text:span text:style-name="T1">די.</text:span><text:span text:style-name="T8"> </text:span></text:p>
      <text:p text:style-name="P13"/>
      <text:p text:style-name="P10"><text:span text:style-name="T1">אמר</text:span><text:span text:style-name="T4"> </text:span><text:span text:style-name="T1">רבי</text:span><text:span text:style-name="T4"> </text:span><text:span text:style-name="T1">אלעזר: בשלשה</text:span><text:span text:style-name="T4"> </text:span><text:span text:style-name="T1">מקומות</text:span><text:span text:style-name="T4"> </text:span><text:span text:style-name="T1">הופיע</text:span><text:span text:style-name="T4"> </text:span><text:span text:style-name="T2">(</text:span><text:span text:style-name="T8">נגלה</text:span><text:span text:style-name="T5"> </text:span><text:span text:style-name="T8">והוכיח</text:span><text:span text:style-name="T5"> </text:span><text:span text:style-name="T8">בשעת</text:span><text:span text:style-name="T5"> </text:span><text:span text:style-name="T8">הצורך</text:span><text:span text:style-name="T5"> </text:span><text:span text:style-name="T8">בלע"ז</text:span><text:span text:style-name="T5"> </text:span><text:span text:style-name="T8">ברובי"ר; כך</text:span><text:span text:style-name="T5"> </text:span><text:span text:style-name="T8">שמעתי. לישנא</text:span><text:span text:style-name="T5"> </text:span><text:span text:style-name="T8">אחרינא</text:span><text:span text:style-name="T5"> </text:span><text:span text:style-name="T8">'הופיע': נשמעה</text:span><text:span text:style-name="T5"> </text:span><text:span text:style-name="T8">בקול</text:span><text:span text:style-name="T5"> </text:span><text:span text:style-name="T8">גדול; בנימוקי</text:span><text:span text:style-name="T5"> </text:span><text:span text:style-name="T8">רבי</text:span><text:span text:style-name="T2">)</text:span><text:span text:style-name="T1"> רוח</text:span><text:span text:style-name="T4"> </text:span><text:span text:style-name="T1">הקודש: בבית</text:span><text:span text:style-name="T4"> </text:span><text:span text:style-name="T1">דינו</text:span><text:span text:style-name="T4"> </text:span><text:span text:style-name="T1">של</text:span><text:span text:style-name="T4"> </text:span><text:span text:style-name="T1">שם, ובבית</text:span><text:span text:style-name="T4"> </text:span><text:span text:style-name="T1">דינו</text:span><text:span text:style-name="T4"> </text:span><text:span text:style-name="T1">של</text:span><text:span text:style-name="T4"> </text:span><text:span text:style-name="T1">שמואל</text:span><text:span text:style-name="T4"> </text:span><text:span text:style-name="T1">הרמתי, ובבית</text:span><text:span text:style-name="T4"> </text:span><text:span text:style-name="T1">דינו</text:span><text:span text:style-name="T4"> </text:span><text:span text:style-name="T1">של</text:span><text:span text:style-name="T4"> </text:span><text:span text:style-name="T1">שלמה:</text:span></text:p>
      <text:p text:style-name="P10"><text:span text:style-name="T1">בבית</text:span><text:span text:style-name="T4"> </text:span><text:span text:style-name="T1">דינו</text:span><text:span text:style-name="T4"> </text:span><text:span text:style-name="T1">של</text:span><text:span text:style-name="T4"> </text:span><text:span text:style-name="T1">שם</text:span><text:span text:style-name="T4"> </text:span><text:span text:style-name="T2">(</text:span><text:span text:style-name="T8">לא</text:span><text:span text:style-name="T5"> </text:span><text:span text:style-name="T8">היה</text:span><text:span text:style-name="T5"> </text:span><text:span text:style-name="T8">שם</text:span><text:span text:style-name="T5"> </text:span><text:span text:style-name="T8">חי</text:span><text:span text:style-name="T5"> </text:span><text:span text:style-name="T8">באותה</text:span><text:span text:style-name="T5"> </text:span><text:span text:style-name="T8">שעה</text:span><text:span text:style-name="T5"> </text:span><text:span text:style-name="T8">שהרי</text:span><text:span text:style-name="T5"> </text:span><text:span text:style-name="T8">מת</text:span><text:span text:style-name="T5"> </text:span><text:span text:style-name="T8">אלא</text:span><text:span text:style-name="T5"> </text:span><text:span text:style-name="T8">בית</text:span><text:span text:style-name="T5"> </text:span><text:span text:style-name="T8">דין</text:span><text:span text:style-name="T5"> </text:span><text:span text:style-name="T8">של</text:span><text:span text:style-name="T5"> </text:span><text:span text:style-name="T8">אחריו</text:span><text:span text:style-name="T5"> </text:span><text:span text:style-name="T8">מבניו</text:span><text:span text:style-name="T5"> </text:span><text:span text:style-name="T8">ותלמידיו</text:span><text:span text:style-name="T5"> </text:span><text:span text:style-name="T8">וקרי</text:span><text:span text:style-name="T5"> </text:span><text:span text:style-name="T8">ליה</text:span><text:span text:style-name="T5"> </text:span><text:span text:style-name="T8">בית</text:span><text:span text:style-name="T5"> </text:span><text:span text:style-name="T8">דין</text:span><text:span text:style-name="T5"> </text:span><text:span text:style-name="T8">של</text:span><text:span text:style-name="T5"> </text:span><text:span text:style-name="T8">שם</text:span><text:span text:style-name="T5"> </text:span><text:span text:style-name="T8">כמו</text:span><text:span text:style-name="T5"> </text:span><text:span text:style-name="T8">בית</text:span><text:span text:style-name="T5"> </text:span><text:span text:style-name="T8">שמאי</text:span><text:span text:style-name="T5"> </text:span><text:span text:style-name="T8">ובית</text:span><text:span text:style-name="T5"> </text:span><text:span text:style-name="T8">הלל</text:span><text:span text:style-name="T2">)</text:span><text:span text:style-name="T1">, דכתיב</text:span><text:span text:style-name="T4"> </text:span><text:span text:style-name="T8">(בראשית</text:span><text:span text:style-name="T5"> </text:span><text:span text:style-name="T8">לח,כו)</text:span><text:span text:style-name="T1"> </text:span><text:span text:style-name="T10">ויכר</text:span><text:span text:style-name="T4"> </text:span><text:span text:style-name="T10">יהודה</text:span><text:span text:style-name="T4"> </text:span><text:span text:style-name="T10">ויאמר</text:span><text:span text:style-name="T4"> </text:span><text:span text:style-name="T10">צדקה</text:span><text:span text:style-name="T4"> </text:span><text:span text:style-name="T10">ממני</text:span><text:span text:style-name="T4"> </text:span><text:span text:style-name="T11">[כי</text:span><text:span text:style-name="T5"> </text:span><text:span text:style-name="T11">על</text:span><text:span text:style-name="T5"> </text:span><text:span text:style-name="T11">כן</text:span><text:span text:style-name="T5"> </text:span><text:span text:style-name="T11">לא</text:span><text:span text:style-name="T5"> </text:span><text:span text:style-name="T11">נתתיה</text:span><text:span text:style-name="T5"> </text:span><text:span text:style-name="T11">לשלה</text:span><text:span text:style-name="T5"> </text:span><text:span text:style-name="T11">בני</text:span><text:span text:style-name="T5"> </text:span><text:span text:style-name="T11">ולא</text:span><text:span text:style-name="T5"> </text:span><text:span text:style-name="T11">יסף</text:span><text:span text:style-name="T5"> </text:span><text:span text:style-name="T11">עוד</text:span><text:span text:style-name="T5"> </text:span><text:span text:style-name="T11">לדעתה]</text:span><text:span text:style-name="T1"> - מנא</text:span><text:span text:style-name="T4"> </text:span><text:span text:style-name="T1">ידע? דלמא</text:span><text:span text:style-name="T4"> </text:span><text:span text:style-name="T1">כי</text:span><text:span text:style-name="T4"> </text:span><text:span text:style-name="T1">היכי</text:span><text:span text:style-name="T4"> </text:span><text:span text:style-name="T1">דאזל</text:span><text:span text:style-name="T4"> </text:span><text:span text:style-name="T1">איהו</text:span><text:span text:style-name="T4"> </text:span><text:span text:style-name="T1">לגבה</text:span><text:span text:style-name="T4"> </text:span><text:span text:style-name="T1">- אזל</text:span><text:span text:style-name="T4"> </text:span><text:span text:style-name="T1">נמי</text:span><text:span text:style-name="T4"> </text:span><text:span text:style-name="T1">אינש</text:span><text:span text:style-name="T4"> </text:span><text:span text:style-name="T1">אחרינא</text:span><text:span text:style-name="T4"> </text:span><text:span text:style-name="T1">[לגבה]? - יצאת</text:span><text:span text:style-name="T4"> </text:span><text:span text:style-name="T1">בת</text:span><text:span text:style-name="T4"> </text:span><text:span text:style-name="T1">קול</text:span><text:span text:style-name="T4"> </text:span><text:span text:style-name="T1">ואמרה</text:span><text:span text:style-name="T4"> </text:span><text:span text:style-name="T1">"ממני</text:span><text:span text:style-name="T4"> </text:span><text:span text:style-name="T1">יצאו</text:span><text:span text:style-name="T4"> </text:span><text:span text:style-name="T1">כבושים</text:span><text:span text:style-name="T4"> </text:span><text:span text:style-name="T2">(</text:span><text:span text:style-name="T8">דברים</text:span><text:span text:style-name="T5"> </text:span><text:span text:style-name="T8">נעלמים</text:span><text:span text:style-name="T5"> </text:span><text:span text:style-name="T8">הללו</text:span><text:span text:style-name="T5"> </text:span><text:span text:style-name="T8">מאתי</text:span><text:span text:style-name="T5"> </text:span><text:span text:style-name="T8">יצאו; שלפי</text:span><text:span text:style-name="T5"> </text:span><text:span text:style-name="T8">שיהודה</text:span><text:span text:style-name="T5"> </text:span><text:span text:style-name="T8">היה</text:span><text:span text:style-name="T5"> </text:span><text:span text:style-name="T8">מלך</text:span><text:span text:style-name="T5"> </text:span><text:span text:style-name="T8">והיא</text:span><text:span text:style-name="T5"> </text:span><text:span text:style-name="T8">זכתה</text:span><text:span text:style-name="T5"> </text:span><text:span text:style-name="T8">לצאת</text:span><text:span text:style-name="T5"> </text:span><text:span text:style-name="T8">ממנה</text:span><text:span text:style-name="T5"> </text:span><text:span text:style-name="T8">מלכים</text:span><text:span text:style-name="T5"> </text:span><text:span text:style-name="T8">מתוך</text:span><text:span text:style-name="T5"> </text:span><text:span text:style-name="T8">שהיתה</text:span><text:span text:style-name="T5"> </text:span><text:span text:style-name="T8">צנועה</text:span><text:span text:style-name="T5"> </text:span><text:span text:style-name="T8">בבית</text:span><text:span text:style-name="T5"> </text:span><text:span text:style-name="T8">חמיה</text:span><text:span text:style-name="T5"> </text:span><text:span text:style-name="T8">- יצאתה</text:span><text:span text:style-name="T5"> </text:span><text:span text:style-name="T8">גזירה</text:span><text:span text:style-name="T5"> </text:span><text:span text:style-name="T8">זו</text:span><text:span text:style-name="T5"> </text:span><text:span text:style-name="T8">מלפני: שיצא</text:span><text:span text:style-name="T5"> </text:span><text:span text:style-name="T8">זרע</text:span><text:span text:style-name="T5"> </text:span><text:span text:style-name="T8">משניהם</text:span><text:span text:style-name="T2">)</text:span><text:span text:style-name="T1">" </text:span><text:span text:style-name="T2">(</text:span><text:span text:style-name="T8">- כך</text:span><text:span text:style-name="T5"> </text:span><text:span text:style-name="T8">קיבל</text:span><text:span text:style-name="T5"> </text:span><text:span text:style-name="T8">רבי</text:span><text:span text:style-name="T5"> </text:span><text:span text:style-name="T8">מעיקרא; לישנא</text:span><text:span text:style-name="T5"> </text:span><text:span text:style-name="T8">אחרינא</text:span><text:span text:style-name="T5"> </text:span><text:span text:style-name="T8">"מאתי</text:span><text:span text:style-name="T5"> </text:span><text:span text:style-name="T8">היתה</text:span><text:span text:style-name="T5"> </text:span><text:span text:style-name="T8">שיצאו</text:span><text:span text:style-name="T5"> </text:span><text:span text:style-name="T8">ממנה</text:span><text:span text:style-name="T5"> </text:span><text:span text:style-name="T8">שני</text:span><text:span text:style-name="T5"> </text:span><text:span text:style-name="T8">בנים</text:span><text:span text:style-name="T5"> </text:span><text:span text:style-name="T8">הללו</text:span><text:span text:style-name="T5"> </text:span><text:span text:style-name="T8">לכבוש</text:span><text:span text:style-name="T5"> </text:span><text:span text:style-name="T8">העולם" שהרי</text:span><text:span text:style-name="T5"> </text:span><text:span text:style-name="T8">עתיד</text:span><text:span text:style-name="T5"> </text:span><text:span text:style-name="T8">דוד</text:span><text:span text:style-name="T5"> </text:span><text:span text:style-name="T8">ומשיח</text:span><text:span text:style-name="T5"> </text:span><text:span text:style-name="T8">לצאת</text:span><text:span text:style-name="T5"> </text:span><text:span text:style-name="T8">ממנה</text:span><text:span text:style-name="T2">)</text:span><text:span text:style-name="T1">. <text:s/></text:span></text:p>
      <text:p text:style-name="P10"><text:span text:style-name="T1">בבית</text:span><text:span text:style-name="T4"> </text:span><text:span text:style-name="T1">דינו</text:span><text:span text:style-name="T4"> </text:span><text:span text:style-name="T1">של</text:span><text:span text:style-name="T4"> </text:span><text:span text:style-name="T1">שמואל</text:span><text:span text:style-name="T4"> </text:span><text:span text:style-name="T1">דכתיב</text:span><text:span text:style-name="T4"> </text:span><text:span text:style-name="T8">(שמואל</text:span><text:span text:style-name="T5"> </text:span><text:span text:style-name="T8">א</text:span><text:span text:style-name="T5"> </text:span><text:span text:style-name="T8">יב,ג-ה)</text:span><text:span text:style-name="T1"> </text:span><text:span text:style-name="T10">הנני</text:span><text:span text:style-name="T4"> </text:span><text:span text:style-name="T10">ענו</text:span><text:span text:style-name="T4"> </text:span><text:span text:style-name="T10">בי</text:span><text:span text:style-name="T4"> </text:span><text:span text:style-name="T10">נגד</text:span><text:span text:style-name="T4"> </text:span><text:span text:style-name="T10">ה' ונגד</text:span><text:span text:style-name="T4"> </text:span><text:span text:style-name="T10">משיחו</text:span><text:span text:style-name="T4"> </text:span><text:span text:style-name="T10">את</text:span><text:span text:style-name="T4"> </text:span><text:span text:style-name="T10">שור</text:span><text:span text:style-name="T4"> </text:span><text:span text:style-name="T10">מי</text:span><text:span text:style-name="T4"> </text:span><text:span text:style-name="T10">לקחתי</text:span><text:span text:style-name="T4"> </text:span><text:span text:style-name="T11">[וחמור</text:span><text:span text:style-name="T5"> </text:span><text:span text:style-name="T11">מי</text:span><text:span text:style-name="T5"> </text:span><text:span text:style-name="T11">לקחתי</text:span><text:span text:style-name="T5"> </text:span><text:span text:style-name="T11">ואת</text:span><text:span text:style-name="T5"> </text:span><text:span text:style-name="T11">מי</text:span><text:span text:style-name="T5"> </text:span><text:span text:style-name="T11">עשקתי</text:span><text:span text:style-name="T5"> </text:span><text:span text:style-name="T11">את</text:span><text:span text:style-name="T5"> </text:span><text:span text:style-name="T11">מי</text:span><text:span text:style-name="T5"> </text:span><text:span text:style-name="T11">רצותי</text:span><text:span text:style-name="T5"> </text:span><text:span text:style-name="T11">ומיד</text:span><text:span text:style-name="T5"> </text:span><text:span text:style-name="T11">מי</text:span><text:span text:style-name="T5"> </text:span><text:span text:style-name="T11">לקחתי</text:span><text:span text:style-name="T5"> </text:span><text:span text:style-name="T11">כפר</text:span><text:span text:style-name="T5"> </text:span><text:span text:style-name="T11">ואעלים</text:span><text:span text:style-name="T5"> </text:span><text:span text:style-name="T11">עיני</text:span><text:span text:style-name="T5"> </text:span><text:span text:style-name="T11">בו</text:span><text:span text:style-name="T5"> </text:span><text:span text:style-name="T11">ואשיב</text:span><text:span text:style-name="T5"> </text:span><text:span text:style-name="T11">לכם]</text:span><text:span text:style-name="T10"> </text:span><text:span text:style-name="T8">[פסוק</text:span><text:span text:style-name="T5"> </text:span><text:span text:style-name="T8">ד]</text:span><text:span text:style-name="T10"> ויאמרו</text:span><text:span text:style-name="T4"> </text:span><text:span text:style-name="T10">לא</text:span><text:span text:style-name="T4"> </text:span><text:span text:style-name="T10">עשקתנו</text:span><text:span text:style-name="T4"> </text:span><text:span text:style-name="T10">ולא</text:span><text:span text:style-name="T4"> </text:span><text:span text:style-name="T10">רצותנו</text:span><text:span text:style-name="T4"> </text:span><text:span text:style-name="T11">[ולא</text:span><text:span text:style-name="T5"> </text:span><text:span text:style-name="T11">לקחת</text:span><text:span text:style-name="T5"> </text:span><text:span text:style-name="T11">מיד</text:span><text:span text:style-name="T5"> </text:span><text:span text:style-name="T11">איש</text:span><text:span text:style-name="T5"> </text:span><text:span text:style-name="T11">מאומה]</text:span><text:span text:style-name="T10"> <text:s/></text:span><text:span text:style-name="T8">[פסוק</text:span><text:span text:style-name="T5"> </text:span><text:span text:style-name="T8">ה]</text:span><text:span text:style-name="T10"> ויאמר</text:span><text:span text:style-name="T4"> </text:span><text:span text:style-name="T10">עד</text:span><text:span text:style-name="T4"> </text:span><text:span text:style-name="T10">ה' ועד</text:span><text:span text:style-name="T4"> </text:span><text:span text:style-name="T10">משיחו</text:span><text:span text:style-name="T4"> </text:span><text:span text:style-name="T10">כי</text:span><text:span text:style-name="T4"> </text:span><text:span text:style-name="T10">לא</text:span><text:span text:style-name="T4"> </text:span><text:span text:style-name="T10">מצאתם</text:span><text:span text:style-name="T4"> </text:span><text:span text:style-name="T10">בידי</text:span><text:span text:style-name="T4"> </text:span><text:span text:style-name="T10">מאומה</text:span><text:span text:style-name="T4"> </text:span><text:span text:style-name="T10">ויאמר</text:span><text:span text:style-name="T4"> </text:span><text:span text:style-name="T10">עד</text:span><text:span text:style-name="T1">'; 'ויאמר'? 'ויאמרו' מיבעי</text:span><text:span text:style-name="T4"> </text:span><text:span text:style-name="T1">ליה!? - יצאת</text:span><text:span text:style-name="T4"> </text:span><text:span text:style-name="T1">בת</text:span><text:span text:style-name="T4"> </text:span><text:span text:style-name="T1">קול</text:span><text:span text:style-name="T4"> </text:span><text:span text:style-name="T1">ואמרה</text:span><text:span text:style-name="T4"> </text:span><text:span text:style-name="T1">"אני</text:span><text:span text:style-name="T4"> </text:span><text:span text:style-name="T1">עד</text:span><text:span text:style-name="T4"> </text:span><text:span text:style-name="T1">בדבר</text:span><text:span text:style-name="T4"> </text:span><text:span text:style-name="T1">זה". </text:span><text:span text:style-name="T2">(</text:span><text:span text:style-name="T8">לעולם</text:span><text:span text:style-name="T5"> </text:span><text:span text:style-name="T8">ישראל</text:span><text:span text:style-name="T5"> </text:span><text:span text:style-name="T8">אמרו</text:span><text:span text:style-name="T5"> </text:span><text:span text:style-name="T8">'עד', דהא</text:span><text:span text:style-name="T5"> </text:span><text:span text:style-name="T8">דכתיב</text:span><text:span text:style-name="T5"> </text:span><text:span text:style-name="T8">'ויאמר' - בני</text:span><text:span text:style-name="T5"> </text:span><text:span text:style-name="T8">ישראל</text:span><text:span text:style-name="T5"> </text:span><text:span text:style-name="T8">איקרו</text:span><text:span text:style-name="T5"> </text:span><text:span text:style-name="T8">יחיד.</text:span><text:span text:style-name="T2">)</text:span></text:p>
      <text:p text:style-name="P10"><text:span text:style-name="T1">בבית</text:span><text:span text:style-name="T4"> </text:span><text:span text:style-name="T1">דינו</text:span><text:span text:style-name="T4"> </text:span><text:span text:style-name="T1">של</text:span><text:span text:style-name="T4"> </text:span><text:span text:style-name="T1">שלמה</text:span><text:span text:style-name="T4"> </text:span><text:span text:style-name="T1">- דכתיב</text:span><text:span text:style-name="T4"> </text:span><text:span text:style-name="T8">(מלכים</text:span><text:span text:style-name="T5"> </text:span><text:span text:style-name="T8">א</text:span><text:span text:style-name="T5"> </text:span><text:span text:style-name="T8">ג,כז)</text:span><text:span text:style-name="T1"> </text:span><text:span text:style-name="T10">ויען</text:span><text:span text:style-name="T4"> </text:span><text:span text:style-name="T10">המלך</text:span><text:span text:style-name="T4"> </text:span><text:span text:style-name="T10">ויאמר</text:span><text:span text:style-name="T4"> </text:span><text:span text:style-name="T10">תנו</text:span><text:span text:style-name="T4"> </text:span><text:span text:style-name="T10">לה</text:span><text:span text:style-name="T4"> </text:span><text:span text:style-name="T10">את</text:span><text:span text:style-name="T4"> </text:span><text:span text:style-name="T10">הילד</text:span><text:span text:style-name="T4"> </text:span><text:span text:style-name="T10">החי</text:span><text:span text:style-name="T4"> </text:span><text:span text:style-name="T10">והמת</text:span><text:span text:style-name="T4"> </text:span><text:span text:style-name="T10">לא</text:span><text:span text:style-name="T4"> </text:span><text:span text:style-name="T10">תמיתוהו</text:span><text:span text:style-name="T4"> </text:span><text:span text:style-name="T10">היא</text:span><text:span text:style-name="T4"> </text:span><text:span text:style-name="T10">אמו</text:span><text:span text:style-name="T1">; מנא</text:span><text:span text:style-name="T4"> </text:span><text:span text:style-name="T1">ידע? דלמא</text:span><text:span text:style-name="T4"> </text:span><text:span text:style-name="T1">איערומא</text:span><text:span text:style-name="T4"> </text:span><text:span text:style-name="T1">מיערמא? - יצאת</text:span><text:span text:style-name="T4"> </text:span><text:span text:style-name="T1">בת</text:span><text:span text:style-name="T4"> </text:span><text:span text:style-name="T1">קול</text:span><text:span text:style-name="T4"> </text:span><text:span text:style-name="T1">ואמרה</text:span><text:span text:style-name="T4"> </text:span><text:span text:style-name="T1">"היא</text:span><text:span text:style-name="T4"> </text:span><text:span text:style-name="T1">אמו"!</text:span></text:p>
      <text:p text:style-name="P10"><text:span text:style-name="T1">אמר</text:span><text:span text:style-name="T4"> </text:span><text:span text:style-name="T1">רבא: ממאי? דלמא</text:span><text:span text:style-name="T4"> </text:span><text:span text:style-name="T1">יהודה, כיון</text:span><text:span text:style-name="T4"> </text:span><text:span text:style-name="T1">דחשיב</text:span><text:span text:style-name="T4"> </text:span><text:span text:style-name="T1">ירחי</text:span><text:span text:style-name="T4"> </text:span><text:span text:style-name="T1">ויומי</text:span><text:span text:style-name="T4"> </text:span><text:span text:style-name="T1">ואיתרמי</text:span><text:span text:style-name="T4"> </text:span><text:span text:style-name="T41">[ולפי</text:span><text:span text:style-name="T52"> </text:span><text:span text:style-name="T41">החשבון</text:span><text:span text:style-name="T52"> </text:span><text:span text:style-name="T41">נראה</text:span><text:span text:style-name="T52"> </text:span><text:span text:style-name="T41">שהריונה</text:span><text:span text:style-name="T52"> </text:span><text:span text:style-name="T41">ממנו]</text:span><text:span text:style-name="T1">; דחזינן</text:span><text:span text:style-name="T4"> </text:span><text:span text:style-name="T1">מחזקינן, דלא</text:span><text:span text:style-name="T4"> </text:span><text:span text:style-name="T1">חזינן</text:span><text:span text:style-name="T4"> </text:span><text:span text:style-name="T1">לא</text:span><text:span text:style-name="T4"> </text:span><text:span text:style-name="T1">מחזקינן</text:span><text:span text:style-name="T4"> </text:span><text:span text:style-name="T41">[ואין</text:span><text:span text:style-name="T52"> </text:span><text:span text:style-name="T41">לחשוד</text:span><text:span text:style-name="T52"> </text:span><text:span text:style-name="T41">בתמר</text:span><text:span text:style-name="T52"> </text:span><text:span text:style-name="T41">שההריון</text:span><text:span text:style-name="T52"> </text:span><text:span text:style-name="T41">מאדם</text:span><text:span text:style-name="T52"> </text:span><text:span text:style-name="T41">אחר]</text:span><text:span text:style-name="T1">!</text:span></text:p>
      <text:p text:style-name="P10"><text:span text:style-name="T1">שמואל</text:span><text:span text:style-name="T4"> </text:span><text:span text:style-name="T1">נמי: כולהו</text:span><text:span text:style-name="T4"> </text:span><text:span text:style-name="T1">ישראל</text:span><text:span text:style-name="T4"> </text:span><text:span text:style-name="T1">קרי</text:span><text:span text:style-name="T4"> </text:span><text:span text:style-name="T1">להו</text:span><text:span text:style-name="T4"> </text:span><text:span text:style-name="T1">בלשון</text:span><text:span text:style-name="T4"> </text:span><text:span text:style-name="T1">יחידי, דכתיב</text:span><text:span text:style-name="T4"> </text:span><text:span text:style-name="T8">(ישעיהו</text:span><text:span text:style-name="T5"> </text:span><text:span text:style-name="T8">מה,יז)</text:span><text:span text:style-name="T1"> </text:span><text:span text:style-name="T10">ישראל</text:span><text:span text:style-name="T4"> </text:span><text:span text:style-name="T10">נושע</text:span><text:span text:style-name="T4"> </text:span><text:span text:style-name="T10">בה' </text:span><text:span text:style-name="T11">[תשועת</text:span><text:span text:style-name="T5"> </text:span><text:span text:style-name="T11">עולמים</text:span><text:span text:style-name="T5"> </text:span><text:span text:style-name="T11">לא</text:span><text:span text:style-name="T5"> </text:span><text:span text:style-name="T11">תבשו</text:span><text:span text:style-name="T5"> </text:span><text:span text:style-name="T11">ולא</text:span><text:span text:style-name="T5"> </text:span><text:span text:style-name="T11">תכלמו</text:span><text:span text:style-name="T5"> </text:span><text:span text:style-name="T11">עד</text:span><text:span text:style-name="T5"> </text:span><text:span text:style-name="T11">עולמי</text:span><text:span text:style-name="T5"> </text:span><text:span text:style-name="T11">עד]</text:span><text:span text:style-name="T1">; </text:span></text:p>
      <text:p text:style-name="P10"><text:span text:style-name="T1">שלמה</text:span><text:span text:style-name="T4"> </text:span><text:span text:style-name="T1">נמי: מדהא</text:span><text:span text:style-name="T4"> </text:span><text:span text:style-name="T1">קא</text:span><text:span text:style-name="T4"> </text:span><text:span text:style-name="T1">מרחמתא</text:span><text:span text:style-name="T4"> </text:span><text:span text:style-name="T1">והא</text:span><text:span text:style-name="T4"> </text:span><text:span text:style-name="T1">לא</text:span><text:span text:style-name="T4"> </text:span><text:span text:style-name="T1">קא</text:span><text:span text:style-name="T4"> </text:span><text:span text:style-name="T1">מרחמתא!? - אלא</text:span><text:span text:style-name="T4"> </text:span><text:span text:style-name="T1">גמרא.</text:span></text:p>
      <text:p text:style-name="P11"/>
      <text:p text:style-name="P10"><text:span text:style-name="T1">דרש</text:span><text:span text:style-name="T4"> </text:span><text:span text:style-name="T1">רבי</text:span><text:span text:style-name="T4"> </text:span><text:span text:style-name="T1">שמלאי: שש</text:span><text:span text:style-name="T4"> </text:span><text:span text:style-name="T1">מאות</text:span><text:span text:style-name="T4"> </text:span><text:span text:style-name="T1">ושלש</text:span><text:span text:style-name="T4"> </text:span><text:span text:style-name="T1">עשרה</text:span><text:span text:style-name="T4"> </text:span><text:span text:style-name="T1">מצות</text:span><text:span text:style-name="T4"> </text:span><text:span text:style-name="T1">נאמרו</text:span><text:span text:style-name="T4"> </text:span><text:span text:style-name="T1">לו</text:span><text:span text:style-name="T4"> </text:span><text:span text:style-name="T1">למשה: שלש</text:span><text:span text:style-name="T4"> </text:span><text:span text:style-name="T1">מאות</text:span><text:span text:style-name="T4"> </text:span><text:span text:style-name="T1">וששים</text:span><text:span text:style-name="T4"> </text:span><text:span text:style-name="T1">וחמש</text:span><text:span text:style-name="T4"> </text:span><text:span text:style-name="T1">לאוין</text:span><text:span text:style-name="T4"> </text:span><text:span text:style-name="T1">כמנין</text:span><text:span text:style-name="T4"> </text:span><text:span text:style-name="T1">ימות</text:span><text:span text:style-name="T4"> </text:span><text:span text:style-name="T1">החמה</text:span><text:span text:style-name="T4"> </text:span><text:span text:style-name="T2">(</text:span><text:span text:style-name="T8">שבכל</text:span><text:span text:style-name="T5"> </text:span><text:span text:style-name="T8">יום</text:span><text:span text:style-name="T5"> </text:span><text:span text:style-name="T8">מזהירים</text:span><text:span text:style-name="T5"> </text:span><text:span text:style-name="T8">עליו</text:span><text:span text:style-name="T5"> </text:span><text:span text:style-name="T8">שלא</text:span><text:span text:style-name="T5"> </text:span><text:span text:style-name="T8">לעבור</text:span><text:span text:style-name="T2">)</text:span><text:span text:style-name="T1">, ומאתים</text:span><text:span text:style-name="T4"> </text:span><text:span text:style-name="T1">וארבעים</text:span><text:span text:style-name="T4"> </text:span><text:span text:style-name="T1">ושמונה</text:span><text:span text:style-name="T4"> </text:span><text:span text:style-name="T1">עשה</text:span><text:span text:style-name="T4"> </text:span><text:span text:style-name="T1">כנגד</text:span><text:span text:style-name="T4"> </text:span><text:span text:style-name="T1">איבריו</text:span><text:span text:style-name="T4"> </text:span><text:span text:style-name="T1">של</text:span><text:span text:style-name="T4"> </text:span><text:span text:style-name="T1">אדם</text:span><text:span text:style-name="T4"> </text:span><text:span text:style-name="T2">(</text:span><text:span text:style-name="T8">דכל</text:span><text:span text:style-name="T5"> </text:span><text:span text:style-name="T8">אבר</text:span><text:span text:style-name="T5"> </text:span><text:span text:style-name="T8">ואבר</text:span><text:span text:style-name="T5"> </text:span><text:span text:style-name="T8">אומר</text:span><text:span text:style-name="T5"> </text:span><text:span text:style-name="T8">לו</text:span><text:span text:style-name="T5"> </text:span><text:span text:style-name="T8">עשה</text:span><text:span text:style-name="T5"> </text:span><text:span text:style-name="T8">מצוה</text:span><text:span text:style-name="T2">)</text:span><text:span text:style-name="T1">.</text:span></text:p>
      <text:p text:style-name="P10"><text:span text:style-name="T1">אמר</text:span><text:span text:style-name="T4"> </text:span><text:span text:style-name="T1">רב</text:span><text:span text:style-name="T4"> </text:span><text:span text:style-name="T1">המנונא: מאי</text:span><text:span text:style-name="T4"> </text:span><text:span text:style-name="T1">קרא? - </text:span><text:span text:style-name="T8">(דברים</text:span><text:span text:style-name="T5"> </text:span><text:span text:style-name="T8">לג,ד)</text:span><text:span text:style-name="T1"> </text:span><text:span text:style-name="T10">תורה</text:span><text:span text:style-name="T4"> </text:span><text:span text:style-name="T10">צוה</text:span><text:span text:style-name="T4"> </text:span><text:span text:style-name="T10">לנו</text:span><text:span text:style-name="T4"> </text:span><text:span text:style-name="T10">משה</text:span><text:span text:style-name="T4"> </text:span><text:span text:style-name="T10">מורשה</text:span><text:span text:style-name="T4"> </text:span><text:span text:style-name="T11">[קהלת</text:span><text:span text:style-name="T5"> </text:span><text:span text:style-name="T11">יעקב]</text:span><text:span text:style-name="T1">; 'תורה' בגימטריא</text:span></text:p>
      <text:p text:style-name="P11"/>
      <text:p text:style-name="P10"><text:span text:style-name="T1">(מכות</text:span><text:span text:style-name="T4"> </text:span><text:span text:style-name="T1">כד,א)</text:span></text:p>
      <text:p text:style-name="P10"><text:soft-page-break/><text:span text:style-name="T1">שית</text:span><text:span text:style-name="T4"> </text:span><text:span text:style-name="T1">מאה</text:span><text:span text:style-name="T4"> </text:span><text:span text:style-name="T1">וחד</text:span><text:span text:style-name="T4"> </text:span><text:span text:style-name="T1">סרי</text:span><text:span text:style-name="T4"> </text:span><text:span text:style-name="T1">הוי</text:span><text:span text:style-name="T4"> </text:span><text:span text:style-name="T2">(</text:span><text:span text:style-name="T8">והיינו</text:span><text:span text:style-name="T5"> </text:span><text:span text:style-name="T8">דכתיב</text:span><text:span text:style-name="T5"> </text:span><text:span text:style-name="T8">'</text:span><text:span text:style-name="T11">תורה</text:span><text:span text:style-name="T5"> </text:span><text:span text:style-name="T11">צוה</text:span><text:span text:style-name="T5"> </text:span><text:span text:style-name="T11">לנו</text:span><text:span text:style-name="T5"> </text:span><text:span text:style-name="T11">משה</text:span><text:span text:style-name="T8">'</text:span><text:span text:style-name="T2">)</text:span><text:span text:style-name="T1">; 'אנכי' ו'לא</text:span><text:span text:style-name="T4"> </text:span><text:span text:style-name="T1">יהיה</text:span><text:span text:style-name="T4"> </text:span><text:span text:style-name="T1">לך' - מפי</text:span><text:span text:style-name="T4"> </text:span><text:span text:style-name="T1">הגבורה</text:span><text:span text:style-name="T4"> </text:span><text:span text:style-name="T1">שמענום</text:span><text:span text:style-name="T4"> </text:span><text:span text:style-name="T2">(</text:span><text:span text:style-name="T8">- הרי</text:span><text:span text:style-name="T5"> </text:span><text:span text:style-name="T8">שית</text:span><text:span text:style-name="T5"> </text:span><text:span text:style-name="T8">מאה</text:span><text:span text:style-name="T5"> </text:span><text:span text:style-name="T8">ותליסרי</text:span><text:span text:style-name="T2">) (</text:span><text:span text:style-name="T8">דכתיב</text:span><text:span text:style-name="T5"> </text:span><text:span text:style-name="T9">[תהלים</text:span><text:span text:style-name="T6"> </text:span><text:span text:style-name="T9">סב,יב]</text:span><text:span text:style-name="T8"> '</text:span><text:span text:style-name="T11">אחת</text:span><text:span text:style-name="T5"> </text:span><text:span text:style-name="T11">דבר</text:span><text:span text:style-name="T5"> </text:span><text:span text:style-name="T11">אלהים</text:span><text:span text:style-name="T5"> </text:span><text:span text:style-name="T11">ושתים</text:span><text:span text:style-name="T5"> </text:span><text:span text:style-name="T11">זו</text:span><text:span text:style-name="T5"> </text:span><text:span text:style-name="T11">שמעתי</text:span><text:span text:style-name="T8">' במכילתא</text:span><text:span text:style-name="T5"> </text:span><text:span text:style-name="T9">[בשלח</text:span><text:span text:style-name="T6"> </text:span><text:span text:style-name="T9">מסכת</text:span><text:span text:style-name="T6"> </text:span><text:span text:style-name="T9">דשירה</text:span><text:span text:style-name="T6"> </text:span><text:span text:style-name="T9">פרשה</text:span><text:span text:style-name="T6"> </text:span><text:span text:style-name="T9">ח]</text:span><text:span text:style-name="T2">)</text:span><text:span text:style-name="T1">.</text:span></text:p>
      <text:p text:style-name="P11"/>
      <text:p text:style-name="P10"><text:span text:style-name="T1">&lt;סימן</text:span><text:span text:style-name="T4"> </text:span><text:span text:style-name="T1">דמשמ"ק</text:span><text:span text:style-name="T4"> </text:span><text:span text:style-name="T1">ס"ק&gt;: <text:s/></text:span></text:p>
      <text:p text:style-name="P10"><text:span text:style-name="T1">בא</text:span><text:span text:style-name="T4"> </text:span><text:span text:style-name="T1">דוד</text:span><text:span text:style-name="T4"> </text:span><text:span text:style-name="T1">והעמידן</text:span><text:span text:style-name="T4"> </text:span><text:span text:style-name="T1">על</text:span><text:span text:style-name="T4"> </text:span><text:span text:style-name="T1">אחת</text:span><text:span text:style-name="T4"> </text:span><text:span text:style-name="T1">עשרה</text:span><text:span text:style-name="T4"> </text:span><text:span text:style-name="T2">(</text:span><text:span text:style-name="T8">שבתחלה</text:span><text:span text:style-name="T5"> </text:span><text:span text:style-name="T8">היו</text:span><text:span text:style-name="T5"> </text:span><text:span text:style-name="T8">צדיקים</text:span><text:span text:style-name="T5"> </text:span><text:span text:style-name="T8">והיו</text:span><text:span text:style-name="T5"> </text:span><text:span text:style-name="T8">יכולים</text:span><text:span text:style-name="T5"> </text:span><text:span text:style-name="T8">לקבל</text:span><text:span text:style-name="T5"> </text:span><text:span text:style-name="T8">עול</text:span><text:span text:style-name="T5"> </text:span><text:span text:style-name="T8">מצות</text:span><text:span text:style-name="T5"> </text:span><text:span text:style-name="T8">הרבה, אבל</text:span><text:span text:style-name="T5"> </text:span><text:span text:style-name="T8">דורות</text:span><text:span text:style-name="T5"> </text:span><text:span text:style-name="T8">האחרונים</text:span><text:span text:style-name="T5"> </text:span><text:span text:style-name="T8">לא</text:span><text:span text:style-name="T5"> </text:span><text:span text:style-name="T8">היו</text:span><text:span text:style-name="T5"> </text:span><text:span text:style-name="T8">צדיקים</text:span><text:span text:style-name="T5"> </text:span><text:span text:style-name="T8">כל</text:span><text:span text:style-name="T5"> </text:span><text:span text:style-name="T8">כך, ואם</text:span><text:span text:style-name="T5"> </text:span><text:span text:style-name="T8">באו</text:span><text:span text:style-name="T5"> </text:span><text:span text:style-name="T8">לשמור</text:span><text:span text:style-name="T5"> </text:span><text:span text:style-name="T8">כולן</text:span><text:span text:style-name="T5"> </text:span><text:span text:style-name="T8">- אין</text:span><text:span text:style-name="T5"> </text:span><text:span text:style-name="T8">לך</text:span><text:span text:style-name="T5"> </text:span><text:span text:style-name="T8">אדם</text:span><text:span text:style-name="T5"> </text:span><text:span text:style-name="T8">שזוכה; ובא</text:span><text:span text:style-name="T5"> </text:span><text:span text:style-name="T8">דוד</text:span><text:span text:style-name="T5"> </text:span><text:span text:style-name="T8">והעמידן</text:span><text:span text:style-name="T5"> </text:span><text:span text:style-name="T8">כו' כדי</text:span><text:span text:style-name="T5"> </text:span><text:span text:style-name="T8">שיזכו</text:span><text:span text:style-name="T5"> </text:span><text:span text:style-name="T8">אם</text:span><text:span text:style-name="T5"> </text:span><text:span text:style-name="T8">יקיימו</text:span><text:span text:style-name="T5"> </text:span><text:span text:style-name="T8">י"א</text:span><text:span text:style-name="T5"> </text:span><text:span text:style-name="T8">מצות</text:span><text:span text:style-name="T5"> </text:span><text:span text:style-name="T8">הללו; וכן</text:span><text:span text:style-name="T5"> </text:span><text:span text:style-name="T8">כל</text:span><text:span text:style-name="T5"> </text:span><text:span text:style-name="T8">שעה</text:span><text:span text:style-name="T5"> </text:span><text:span text:style-name="T8">- דורות</text:span><text:span text:style-name="T5"> </text:span><text:span text:style-name="T8">של</text:span><text:span text:style-name="T5"> </text:span><text:span text:style-name="T8">מטה</text:span><text:span text:style-name="T5"> </text:span><text:span text:style-name="T8">הולכין</text:span><text:span text:style-name="T5"> </text:span><text:span text:style-name="T8">וממעטין</text:span><text:span text:style-name="T5"> </text:span><text:span text:style-name="T8">אותו</text:span><text:span text:style-name="T2">)</text:span><text:span text:style-name="T1">, דכתיב</text:span><text:span text:style-name="T4"> </text:span><text:span text:style-name="T8">(תהלים</text:span><text:span text:style-name="T5"> </text:span><text:span text:style-name="T8">טו,א-ה)</text:span><text:span text:style-name="T1"> </text:span><text:span text:style-name="T10">מזמור</text:span><text:span text:style-name="T4"> </text:span><text:span text:style-name="T10">לדוד</text:span><text:span text:style-name="T4"> </text:span><text:span text:style-name="T10">[ה'] מי</text:span><text:span text:style-name="T4"> </text:span><text:span text:style-name="T10">יגור</text:span><text:span text:style-name="T4"> </text:span><text:span text:style-name="T10">באהלך</text:span><text:span text:style-name="T4"> </text:span><text:span text:style-name="T10">מי</text:span><text:span text:style-name="T4"> </text:span><text:span text:style-name="T10">ישכון</text:span><text:span text:style-name="T4"> </text:span><text:span text:style-name="T10">בהר</text:span><text:span text:style-name="T4"> </text:span><text:span text:style-name="T10">קדשך? - הולך</text:span><text:span text:style-name="T4"> </text:span><text:span text:style-name="T10">תמים, ופועל</text:span><text:span text:style-name="T4"> </text:span><text:span text:style-name="T10">צדק</text:span><text:span text:style-name="T4"> </text:span><text:span text:style-name="T10">ודובר</text:span><text:span text:style-name="T4"> </text:span><text:span text:style-name="T10">אמת</text:span><text:span text:style-name="T4"> </text:span><text:span text:style-name="T10">בלבבו</text:span><text:span text:style-name="T4"> </text:span><text:span text:style-name="T10">לא</text:span><text:span text:style-name="T4"> </text:span><text:span text:style-name="T10">רגל</text:span><text:span text:style-name="T4"> </text:span><text:span text:style-name="T10">על</text:span><text:span text:style-name="T4"> </text:span><text:span text:style-name="T10">לשונו</text:span><text:span text:style-name="T4"> </text:span><text:span text:style-name="T10">לא</text:span><text:span text:style-name="T4"> </text:span><text:span text:style-name="T10">עשה</text:span><text:span text:style-name="T4"> </text:span><text:span text:style-name="T10">לרעהו</text:span><text:span text:style-name="T4"> </text:span><text:span text:style-name="T10">רעה</text:span><text:span text:style-name="T4"> </text:span><text:span text:style-name="T10">וחרפה</text:span><text:span text:style-name="T4"> </text:span><text:span text:style-name="T10">לא</text:span><text:span text:style-name="T4"> </text:span><text:span text:style-name="T10">נשא</text:span><text:span text:style-name="T4"> </text:span><text:span text:style-name="T10">על</text:span><text:span text:style-name="T4"> </text:span><text:span text:style-name="T10">קרובו</text:span><text:span text:style-name="T4"> </text:span><text:span text:style-name="T10">נבזה</text:span><text:span text:style-name="T4"> </text:span><text:span text:style-name="T10">בעיניו</text:span><text:span text:style-name="T4"> </text:span><text:span text:style-name="T10">נמאס</text:span><text:span text:style-name="T4"> </text:span><text:span text:style-name="T10">ואת</text:span><text:span text:style-name="T4"> </text:span><text:span text:style-name="T10">יראי</text:span><text:span text:style-name="T4"> </text:span><text:span text:style-name="T10">ה' יכבד</text:span><text:span text:style-name="T4"> </text:span><text:span text:style-name="T10">נשבע</text:span><text:span text:style-name="T4"> </text:span><text:span text:style-name="T10">להרע</text:span><text:span text:style-name="T4"> </text:span><text:span text:style-name="T10">ולא</text:span><text:span text:style-name="T4"> </text:span><text:span text:style-name="T10">ימיר</text:span><text:span text:style-name="T4"> </text:span><text:span text:style-name="T10">כספו</text:span><text:span text:style-name="T4"> </text:span><text:span text:style-name="T10">לא</text:span><text:span text:style-name="T4"> </text:span><text:span text:style-name="T10">נתן</text:span><text:span text:style-name="T4"> </text:span><text:span text:style-name="T10">בנשך</text:span><text:span text:style-name="T4"> </text:span><text:span text:style-name="T10">ושוחד</text:span><text:span text:style-name="T4"> </text:span><text:span text:style-name="T10">על</text:span><text:span text:style-name="T4"> </text:span><text:span text:style-name="T10">נקי</text:span><text:span text:style-name="T4"> </text:span><text:span text:style-name="T10">לא</text:span><text:span text:style-name="T4"> </text:span><text:span text:style-name="T10">לקח</text:span><text:span text:style-name="T4"> </text:span><text:span text:style-name="T10">עושה</text:span><text:span text:style-name="T4"> </text:span><text:span text:style-name="T10">אלה</text:span><text:span text:style-name="T4"> </text:span><text:span text:style-name="T10">לא</text:span><text:span text:style-name="T4"> </text:span><text:span text:style-name="T10">ימוט</text:span><text:span text:style-name="T4"> </text:span><text:span text:style-name="T10">לעולם</text:span><text:span text:style-name="T1">; </text:span></text:p>
      <text:p text:style-name="P10"><text:span text:style-name="T1">'</text:span><text:span text:style-name="T10">הולך</text:span><text:span text:style-name="T4"> </text:span><text:span text:style-name="T10">תמים</text:span><text:span text:style-name="T1">' - זה</text:span><text:span text:style-name="T4"> </text:span><text:span text:style-name="T1">אברהם, דכתיב</text:span><text:span text:style-name="T4"> </text:span><text:span text:style-name="T8">(בראשית</text:span><text:span text:style-name="T5"> </text:span><text:span text:style-name="T8">יז,א)</text:span><text:span text:style-name="T1"> </text:span><text:span text:style-name="T11">[ויהי</text:span><text:span text:style-name="T5"> </text:span><text:span text:style-name="T11">אברם</text:span><text:span text:style-name="T5"> </text:span><text:span text:style-name="T11">בן</text:span><text:span text:style-name="T5"> </text:span><text:span text:style-name="T11">תשעים</text:span><text:span text:style-name="T5"> </text:span><text:span text:style-name="T11">שנה</text:span><text:span text:style-name="T5"> </text:span><text:span text:style-name="T11">ותשע</text:span><text:span text:style-name="T5"> </text:span><text:span text:style-name="T11">שנים</text:span><text:span text:style-name="T5"> </text:span><text:span text:style-name="T11">וירא</text:span><text:span text:style-name="T5"> </text:span><text:span text:style-name="T11">ה' אל</text:span><text:span text:style-name="T5"> </text:span><text:span text:style-name="T11">אברם</text:span><text:span text:style-name="T5"> </text:span><text:span text:style-name="T11">ויאמר</text:span><text:span text:style-name="T5"> </text:span><text:span text:style-name="T11">אליו</text:span><text:span text:style-name="T5"> </text:span><text:span text:style-name="T11">אני</text:span><text:span text:style-name="T5"> </text:span><text:span text:style-name="T11">אל</text:span><text:span text:style-name="T5"> </text:span><text:span text:style-name="T11">שדי]</text:span><text:span text:style-name="T10"> התהלך</text:span><text:span text:style-name="T4"> </text:span><text:span text:style-name="T10">לפני</text:span><text:span text:style-name="T4"> </text:span><text:span text:style-name="T10">והיה</text:span><text:span text:style-name="T4"> </text:span><text:span text:style-name="T10">תמים</text:span><text:span text:style-name="T1">;</text:span></text:p>
      <text:p text:style-name="P10"><text:span text:style-name="T1">'</text:span><text:span text:style-name="T10">פועל</text:span><text:span text:style-name="T4"> </text:span><text:span text:style-name="T10">צדק</text:span><text:span text:style-name="T1">' - כגון</text:span><text:span text:style-name="T4"> </text:span><text:span text:style-name="T1">אבא</text:span><text:span text:style-name="T4"> </text:span><text:span text:style-name="T1">חלקיהו;</text:span></text:p>
      <text:p text:style-name="P10"><text:span text:style-name="T1">'</text:span><text:span text:style-name="T10">ודובר</text:span><text:span text:style-name="T4"> </text:span><text:span text:style-name="T10">אמת</text:span><text:span text:style-name="T4"> </text:span><text:span text:style-name="T10">בלבבו</text:span><text:span text:style-name="T1">' - כגון</text:span><text:span text:style-name="T4"> </text:span><text:span text:style-name="T1">רב</text:span><text:span text:style-name="T4"> </text:span><text:span text:style-name="T1">ספרא</text:span><text:span text:style-name="T4"> </text:span><text:span text:style-name="T2">(</text:span><text:span text:style-name="T8">בשאלתות</text:span><text:span text:style-name="T5"> </text:span><text:span text:style-name="T8">דרב</text:span><text:span text:style-name="T5"> </text:span><text:span text:style-name="T8">אחא</text:span><text:span text:style-name="T5"> </text:span><text:span text:style-name="T8">(</text:span><text:span text:style-name="T9">[פרשת</text:span><text:span text:style-name="T6"> </text:span><text:span text:style-name="T9">ויחי]</text:span><text:span text:style-name="T8"> שאילתא</text:span><text:span text:style-name="T5"> </text:span><text:span text:style-name="T8">לו); והכי</text:span><text:span text:style-name="T5"> </text:span><text:span text:style-name="T8">הוה</text:span><text:span text:style-name="T5"> </text:span><text:span text:style-name="T8">עובדא: דרב</text:span><text:span text:style-name="T5"> </text:span><text:span text:style-name="T8">ספרא</text:span><text:span text:style-name="T5"> </text:span><text:span text:style-name="T8">היה</text:span><text:span text:style-name="T5"> </text:span><text:span text:style-name="T8">לו</text:span><text:span text:style-name="T5"> </text:span><text:span text:style-name="T8">חפץ</text:span><text:span text:style-name="T5"> </text:span><text:span text:style-name="T8">אחד</text:span><text:span text:style-name="T5"> </text:span><text:span text:style-name="T8">למכור, ובא</text:span><text:span text:style-name="T5"> </text:span><text:span text:style-name="T8">אדם</text:span><text:span text:style-name="T5"> </text:span><text:span text:style-name="T8">אחד</text:span><text:span text:style-name="T5"> </text:span><text:span text:style-name="T8">לפניו</text:span><text:span text:style-name="T5"> </text:span><text:span text:style-name="T8">בשעה</text:span><text:span text:style-name="T5"> </text:span><text:span text:style-name="T8">שהיה</text:span><text:span text:style-name="T5"> </text:span><text:span text:style-name="T8">קורא</text:span><text:span text:style-name="T5"> </text:span><text:span text:style-name="T8">קריאת</text:span><text:span text:style-name="T5"> </text:span><text:span text:style-name="T8">שמע, ואמר</text:span><text:span text:style-name="T5"> </text:span><text:span text:style-name="T8">לו</text:span><text:span text:style-name="T5"> </text:span><text:span text:style-name="T8">"תן</text:span><text:span text:style-name="T5"> </text:span><text:span text:style-name="T8">לי</text:span><text:span text:style-name="T5"> </text:span><text:span text:style-name="T8">החפץ</text:span><text:span text:style-name="T5"> </text:span><text:span text:style-name="T8">בכך</text:span><text:span text:style-name="T5"> </text:span><text:span text:style-name="T8">וכך</text:span><text:span text:style-name="T5"> </text:span><text:span text:style-name="T8">דמים" ולא</text:span><text:span text:style-name="T5"> </text:span><text:span text:style-name="T8">ענהו</text:span><text:span text:style-name="T5"> </text:span><text:span text:style-name="T8">מפני</text:span><text:span text:style-name="T5"> </text:span><text:span text:style-name="T8">שהיה</text:span><text:span text:style-name="T5"> </text:span><text:span text:style-name="T8">קורא</text:span><text:span text:style-name="T5"> </text:span><text:span text:style-name="T8">ק"ש; כסבור</text:span><text:span text:style-name="T5"> </text:span><text:span text:style-name="T8">זה</text:span><text:span text:style-name="T5"> </text:span><text:span text:style-name="T8">שלא</text:span><text:span text:style-name="T5"> </text:span><text:span text:style-name="T8">היה</text:span><text:span text:style-name="T5"> </text:span><text:span text:style-name="T8">רוצה</text:span><text:span text:style-name="T5"> </text:span><text:span text:style-name="T8">ליתנו</text:span><text:span text:style-name="T5"> </text:span><text:span text:style-name="T8">בדמים</text:span><text:span text:style-name="T5"> </text:span><text:span text:style-name="T8">הללו</text:span><text:span text:style-name="T5"> – </text:span><text:span text:style-name="T8">והוסיף, אמר</text:span><text:span text:style-name="T5"> </text:span><text:span text:style-name="T8">"תנהו</text:span><text:span text:style-name="T5"> </text:span><text:span text:style-name="T8">לי</text:span><text:span text:style-name="T5"> </text:span><text:span text:style-name="T8">בכך</text:span><text:span text:style-name="T5"> </text:span><text:span text:style-name="T8">יותר"! לאחר</text:span><text:span text:style-name="T5"> </text:span><text:span text:style-name="T8">שסיים</text:span><text:span text:style-name="T5"> </text:span><text:span text:style-name="T8">ק"ש</text:span><text:span text:style-name="T5"> </text:span><text:span text:style-name="T8">- אמר</text:span><text:span text:style-name="T5"> </text:span><text:span text:style-name="T8">לו: "טול</text:span><text:span text:style-name="T5"> </text:span><text:span text:style-name="T8">החפץ</text:span><text:span text:style-name="T5"> </text:span><text:span text:style-name="T8">בדמים</text:span><text:span text:style-name="T5"> </text:span><text:span text:style-name="T8">שאמרת</text:span><text:span text:style-name="T5"> </text:span><text:span text:style-name="T8">בראשונה, שבאותן</text:span><text:span text:style-name="T5"> </text:span><text:span text:style-name="T8">דמים</text:span><text:span text:style-name="T5"> </text:span><text:span text:style-name="T8">היה</text:span><text:span text:style-name="T5"> </text:span><text:span text:style-name="T8">דעתי</text:span><text:span text:style-name="T5"> </text:span><text:span text:style-name="T8">ליתנם</text:span><text:span text:style-name="T5"> </text:span><text:span text:style-name="T8">לך"</text:span><text:span text:style-name="T2">)</text:span><text:span text:style-name="T1">;</text:span></text:p>
      <text:p text:style-name="P10"><text:span text:style-name="T1">'</text:span><text:span text:style-name="T10">לא</text:span><text:span text:style-name="T4"> </text:span><text:span text:style-name="T10">רגל</text:span><text:span text:style-name="T4"> </text:span><text:span text:style-name="T10">על</text:span><text:span text:style-name="T4"> </text:span><text:span text:style-name="T10">לשונו</text:span><text:span text:style-name="T1">' - זה</text:span><text:span text:style-name="T4"> </text:span><text:span text:style-name="T1">יעקב</text:span><text:span text:style-name="T4"> </text:span><text:span text:style-name="T1">אבינו, דכתיב</text:span><text:span text:style-name="T4"> </text:span><text:span text:style-name="T8">(בראשית</text:span><text:span text:style-name="T5"> </text:span><text:span text:style-name="T8">כז,יב)</text:span><text:span text:style-name="T1"> </text:span><text:span text:style-name="T10">אולי</text:span><text:span text:style-name="T4"> </text:span><text:span text:style-name="T10">ימושני</text:span><text:span text:style-name="T4"> </text:span><text:span text:style-name="T10">אבי</text:span><text:span text:style-name="T4"> </text:span><text:span text:style-name="T10">והייתי</text:span><text:span text:style-name="T4"> </text:span><text:span text:style-name="T10">בעיניו</text:span><text:span text:style-name="T4"> </text:span><text:span text:style-name="T10">כמתעתע</text:span><text:span text:style-name="T4"> </text:span><text:span text:style-name="T11">[והבאתי</text:span><text:span text:style-name="T5"> </text:span><text:span text:style-name="T11">עלי</text:span><text:span text:style-name="T5"> </text:span><text:span text:style-name="T11">קללה</text:span><text:span text:style-name="T5"> </text:span><text:span text:style-name="T11">ולא</text:span><text:span text:style-name="T5"> </text:span><text:span text:style-name="T11">ברכה]</text:span><text:span text:style-name="T1"> </text:span><text:span text:style-name="T2">(</text:span><text:span text:style-name="T8">לא</text:span><text:span text:style-name="T5"> </text:span><text:span text:style-name="T8">רצה</text:span><text:span text:style-name="T5"> </text:span><text:span text:style-name="T8">לשקר</text:span><text:span text:style-name="T5"> </text:span><text:span text:style-name="T8">מתחלה, שאמר</text:span><text:span text:style-name="T5"> </text:span><text:span text:style-name="T8">'</text:span><text:span text:style-name="T24">אולי</text:span><text:span text:style-name="T5"> </text:span><text:span text:style-name="T11">ימושני</text:span><text:span text:style-name="T5"> </text:span><text:span text:style-name="T11">אבי</text:span><text:span text:style-name="T8">' אלא</text:span><text:span text:style-name="T5"> </text:span><text:span text:style-name="T8">שאמו</text:span><text:span text:style-name="T5"> </text:span><text:span text:style-name="T8">הכריחתו, ועל</text:span><text:span text:style-name="T5"> </text:span><text:span text:style-name="T8">פי</text:span><text:span text:style-name="T5"> </text:span><text:span text:style-name="T8">הדבור, דכתיב</text:span><text:span text:style-name="T5"> </text:span><text:span text:style-name="T8">'</text:span><text:span text:style-name="T11">עלי</text:span><text:span text:style-name="T5"> </text:span><text:span text:style-name="T11">קללתך</text:span><text:span text:style-name="T5"> </text:span><text:span text:style-name="T11">בני</text:span><text:span text:style-name="T8">' </text:span><text:span text:style-name="T9">[בראשית</text:span><text:span text:style-name="T6"> </text:span><text:span text:style-name="T9">כז,יג]</text:span><text:span text:style-name="T8"> ומתרגמינן</text:span><text:span text:style-name="T5"> </text:span><text:span text:style-name="T8">'אלי</text:span><text:span text:style-name="T5"> </text:span><text:span text:style-name="T8">אתאמר</text:span><text:span text:style-name="T5"> </text:span><text:span text:style-name="T8">בנבואה</text:span><text:span text:style-name="T5"> </text:span><text:span text:style-name="T8">[דלא</text:span><text:span text:style-name="T5"> </text:span><text:span text:style-name="T8">ייתון</text:span><text:span text:style-name="T5"> </text:span><text:span text:style-name="T8">לווטיא</text:span><text:span text:style-name="T5"> </text:span><text:span text:style-name="T8">עלך</text:span><text:span text:style-name="T5"> </text:span><text:span text:style-name="T8">ברי]'</text:span><text:span text:style-name="T2">)</text:span><text:span text:style-name="T1">; </text:span></text:p>
      <text:p text:style-name="P10"><text:span text:style-name="T1">'</text:span><text:span text:style-name="T10">לא</text:span><text:span text:style-name="T4"> </text:span><text:span text:style-name="T10">עשה</text:span><text:span text:style-name="T4"> </text:span><text:span text:style-name="T10">לרעהו</text:span><text:span text:style-name="T4"> </text:span><text:span text:style-name="T10">רעה</text:span><text:span text:style-name="T1">' - שלא</text:span><text:span text:style-name="T4"> </text:span><text:span text:style-name="T1">ירד</text:span><text:span text:style-name="T4"> </text:span><text:span text:style-name="T1">לאומנות</text:span><text:span text:style-name="T4"> </text:span><text:span text:style-name="T1">חבירו; </text:span></text:p>
      <text:p text:style-name="P10"><text:span text:style-name="T1">'</text:span><text:span text:style-name="T10">וחרפה</text:span><text:span text:style-name="T4"> </text:span><text:span text:style-name="T10">לא</text:span><text:span text:style-name="T4"> </text:span><text:span text:style-name="T10">נשא</text:span><text:span text:style-name="T4"> </text:span><text:span text:style-name="T10">על</text:span><text:span text:style-name="T4"> </text:span><text:span text:style-name="T10">קרובו</text:span><text:span text:style-name="T1">' - זה</text:span><text:span text:style-name="T4"> </text:span><text:span text:style-name="T1">המקרב</text:span><text:span text:style-name="T4"> </text:span><text:span text:style-name="T1">את</text:span><text:span text:style-name="T4"> </text:span><text:span text:style-name="T1">קרוביו</text:span><text:span text:style-name="T4"> </text:span><text:span text:style-name="T2">(</text:span><text:span text:style-name="T8">לא</text:span><text:span text:style-name="T5"> </text:span><text:span text:style-name="T8">סבל</text:span><text:span text:style-name="T5"> </text:span><text:span text:style-name="T8">חרפת</text:span><text:span text:style-name="T5"> </text:span><text:span text:style-name="T8">קרובו</text:span><text:span text:style-name="T2">)</text:span><text:span text:style-name="T1">; </text:span></text:p>
      <text:p text:style-name="P10"><text:span text:style-name="T1">'</text:span><text:span text:style-name="T10">נבזה</text:span><text:span text:style-name="T4"> </text:span><text:span text:style-name="T10">בעיניו</text:span><text:span text:style-name="T4"> </text:span><text:span text:style-name="T10">נמאס</text:span><text:span text:style-name="T1">' - </text:span><text:span text:style-name="T2">(</text:span><text:span text:style-name="T8">הנמאס</text:span><text:span text:style-name="T5"> </text:span><text:span text:style-name="T8">להקב"ה</text:span><text:span text:style-name="T5"> </text:span><text:span text:style-name="T8">- נבזה</text:span><text:span text:style-name="T5"> </text:span><text:span text:style-name="T8">הוא</text:span><text:span text:style-name="T5"> </text:span><text:span text:style-name="T8">בעיניו</text:span><text:span text:style-name="T5"> </text:span><text:span text:style-name="T8">של</text:span><text:span text:style-name="T5"> </text:span><text:span text:style-name="T8">אדם</text:span><text:span text:style-name="T5"> </text:span><text:span text:style-name="T8">זה</text:span><text:span text:style-name="T2">)</text:span><text:span text:style-name="T1"> זה</text:span><text:span text:style-name="T4"> </text:span><text:span text:style-name="T1">חזקיהו</text:span><text:span text:style-name="T4"> </text:span><text:span text:style-name="T1">המלך</text:span><text:span text:style-name="T4"> </text:span><text:span text:style-name="T2">(</text:span><text:span text:style-name="T8">חזקיהו</text:span><text:span text:style-name="T5"> </text:span><text:span text:style-name="T8">שנבזה</text:span><text:span text:style-name="T5"> </text:span><text:span text:style-name="T8">היה</text:span><text:span text:style-name="T5"> </text:span><text:span text:style-name="T8">בעיניו</text:span><text:span text:style-name="T5"> </text:span><text:span text:style-name="T8">אביו: שנמאס</text:span><text:span text:style-name="T5"> </text:span><text:span text:style-name="T8">בעבודת</text:span><text:span text:style-name="T5"> </text:span><text:span text:style-name="T8">כוכבים</text:span><text:span text:style-name="T2">)</text:span><text:span text:style-name="T1"> שגירר</text:span><text:span text:style-name="T4"> </text:span><text:span text:style-name="T1">עצמות</text:span><text:span text:style-name="T4"> </text:span><text:span text:style-name="T1">אביו</text:span><text:span text:style-name="T4"> </text:span><text:span text:style-name="T1">במטה</text:span><text:span text:style-name="T4"> </text:span><text:span text:style-name="T1">של</text:span><text:span text:style-name="T4"> </text:span><text:span text:style-name="T1">חבלים</text:span><text:span text:style-name="T5"> </text:span><text:span text:style-name="T2">(</text:span><text:span text:style-name="T8">גמרא</text:span><text:span text:style-name="T5"> </text:span><text:span text:style-name="T8">היא, ולא</text:span><text:span text:style-name="T5"> </text:span><text:span text:style-name="T8">קרא</text:span><text:span text:style-name="T2">)</text:span><text:span text:style-name="T1">; </text:span></text:p>
      <text:p text:style-name="P10"><text:span text:style-name="T1">'</text:span><text:span text:style-name="T10">ואת</text:span><text:span text:style-name="T4"> </text:span><text:span text:style-name="T10">יראי</text:span><text:span text:style-name="T4"> </text:span><text:span text:style-name="T10">ה' יכבד</text:span><text:span text:style-name="T1">' - זה</text:span><text:span text:style-name="T4"> </text:span><text:span text:style-name="T1">יהושפט</text:span><text:span text:style-name="T4"> </text:span><text:span text:style-name="T1">מלך</text:span><text:span text:style-name="T4"> </text:span><text:span text:style-name="T1">יהודה</text:span><text:span text:style-name="T4"> </text:span><text:span text:style-name="T1">שבשעה</text:span><text:span text:style-name="T4"> </text:span><text:span text:style-name="T1">שהיה</text:span><text:span text:style-name="T4"> </text:span><text:span text:style-name="T1">רואה</text:span><text:span text:style-name="T4"> </text:span><text:span text:style-name="T1">תלמיד</text:span><text:span text:style-name="T4"> </text:span><text:span text:style-name="T1">חכם</text:span><text:span text:style-name="T4"> </text:span><text:span text:style-name="T1">- היה</text:span><text:span text:style-name="T4"> </text:span><text:span text:style-name="T1">עומד</text:span><text:span text:style-name="T4"> </text:span><text:span text:style-name="T1">מכסאו</text:span><text:span text:style-name="T4"> </text:span><text:span text:style-name="T1">ומחבקו</text:span><text:span text:style-name="T4"> </text:span><text:span text:style-name="T1">ומנשקו, וקורא</text:span><text:span text:style-name="T4"> </text:span><text:span text:style-name="T1">לו</text:span><text:span text:style-name="T4"> </text:span><text:span text:style-name="T1">"רבי</text:span><text:span text:style-name="T4"> </text:span><text:span text:style-name="T1">רבי</text:span><text:span text:style-name="T4"> </text:span><text:span text:style-name="T1">מרי</text:span><text:span text:style-name="T4"> </text:span><text:span text:style-name="T1">מרי"; </text:span></text:p>
      <text:p text:style-name="P10"><text:span text:style-name="T1">'</text:span><text:span text:style-name="T10">נשבע</text:span><text:span text:style-name="T4"> </text:span><text:span text:style-name="T10">להרע</text:span><text:span text:style-name="T4"> </text:span><text:span text:style-name="T10">ולא</text:span><text:span text:style-name="T4"> </text:span><text:span text:style-name="T10">ימיר</text:span><text:span text:style-name="T1">' - כרבי</text:span><text:span text:style-name="T4"> </text:span><text:span text:style-name="T1">יוחנן, דאמר</text:span><text:span text:style-name="T4"> </text:span><text:span text:style-name="T1">רבי</text:span><text:span text:style-name="T4"> </text:span><text:span text:style-name="T1">יוחנן: אהא</text:span><text:span text:style-name="T4"> </text:span><text:span text:style-name="T1">בתענית</text:span><text:span text:style-name="T4"> </text:span><text:span text:style-name="T1">עד</text:span><text:span text:style-name="T4"> </text:span><text:span text:style-name="T1">שאבא</text:span><text:span text:style-name="T4"> </text:span><text:span text:style-name="T1">לביתי;</text:span></text:p>
      <text:p text:style-name="P10"><text:span text:style-name="T1">'</text:span><text:span text:style-name="T10">כספו</text:span><text:span text:style-name="T4"> </text:span><text:span text:style-name="T10">לא</text:span><text:span text:style-name="T4"> </text:span><text:span text:style-name="T10">נתן</text:span><text:span text:style-name="T4"> </text:span><text:span text:style-name="T10">בנשך</text:span><text:span text:style-name="T1">' - אפילו</text:span><text:span text:style-name="T4"> </text:span><text:span text:style-name="T1">ברבית</text:span><text:span text:style-name="T4"> </text:span><text:span text:style-name="T1">עובד</text:span><text:span text:style-name="T4"> </text:span><text:span text:style-name="T1">כוכבים</text:span><text:span text:style-name="T4"> </text:span><text:span text:style-name="T2">(</text:span><text:span text:style-name="T8">כדי</text:span><text:span text:style-name="T5"> </text:span><text:span text:style-name="T8">שלא</text:span><text:span text:style-name="T5"> </text:span><text:span text:style-name="T8">ימשוך</text:span><text:span text:style-name="T5"> </text:span><text:span text:style-name="T8">ויבוא</text:span><text:span text:style-name="T5"> </text:span><text:span text:style-name="T8">להלוות</text:span><text:span text:style-name="T5"> </text:span><text:span text:style-name="T8">לישראל</text:span><text:span text:style-name="T5"> </text:span><text:span text:style-name="T8">ברבית</text:span><text:span text:style-name="T2">)</text:span><text:span text:style-name="T1">; </text:span></text:p>
      <text:p text:style-name="P10"><text:span text:style-name="T1">'</text:span><text:span text:style-name="T10">ושוחד</text:span><text:span text:style-name="T4"> </text:span><text:span text:style-name="T10">על</text:span><text:span text:style-name="T4"> </text:span><text:span text:style-name="T10">נקי</text:span><text:span text:style-name="T4"> </text:span><text:span text:style-name="T10">לא</text:span><text:span text:style-name="T4"> </text:span><text:span text:style-name="T10">לקח</text:span><text:span text:style-name="T1">' - </text:span><text:span text:style-name="T2">(</text:span><text:span text:style-name="T8">אפילו</text:span><text:span text:style-name="T5"> </text:span><text:span text:style-name="T8">שוחד</text:span><text:span text:style-name="T5"> </text:span><text:span text:style-name="T8">שהיה</text:span><text:span text:style-name="T5"> </text:span><text:span text:style-name="T8">רשאי</text:span><text:span text:style-name="T5"> </text:span><text:span text:style-name="T8">ליקח</text:span><text:span text:style-name="T2">)</text:span><text:span text:style-name="T1"> כגון</text:span><text:span text:style-name="T4"> </text:span><text:span text:style-name="T1">רבי</text:span><text:span text:style-name="T4"> </text:span><text:span text:style-name="T1">ישמעאל</text:span><text:span text:style-name="T4"> </text:span><text:span text:style-name="T1">ברבי</text:span><text:span text:style-name="T4"> </text:span><text:span text:style-name="T1">יוסי</text:span><text:span text:style-name="T4"> </text:span><text:span text:style-name="T2">(</text:span><text:span text:style-name="T8">שהיה</text:span><text:span text:style-name="T5"> </text:span><text:span text:style-name="T8">אריסו</text:span><text:span text:style-name="T5"> </text:span><text:span text:style-name="T8">מביא</text:span><text:span text:style-name="T5"> </text:span><text:span text:style-name="T8">לו</text:span><text:span text:style-name="T5"> </text:span><text:span text:style-name="T8">משלו</text:span><text:span text:style-name="T5"> </text:span><text:span text:style-name="T8">[קודם</text:span><text:span text:style-name="T5"> </text:span><text:span text:style-name="T8">זמנו], ולא</text:span><text:span text:style-name="T5"> </text:span><text:span text:style-name="T8">רצה</text:span><text:span text:style-name="T5"> </text:span><text:span text:style-name="T8">ליקח</text:span><text:span text:style-name="T5"> </text:span><text:span text:style-name="T8">כדי</text:span><text:span text:style-name="T5"> </text:span><text:span text:style-name="T8">להיות</text:span><text:span text:style-name="T5"> </text:span><text:span text:style-name="T8">לו</text:span><text:span text:style-name="T5"> </text:span><text:span text:style-name="T8">דיין</text:span><text:span text:style-name="T2">)</text:span><text:span text:style-name="T1">;</text:span></text:p>
      <text:p text:style-name="P10"><text:span text:style-name="T1">כתיב</text:span><text:span text:style-name="T4"> </text:span><text:span text:style-name="T1">'</text:span><text:span text:style-name="T10">עושה</text:span><text:span text:style-name="T4"> </text:span><text:span text:style-name="T10">אלה</text:span><text:span text:style-name="T4"> </text:span><text:span text:style-name="T10">לא</text:span><text:span text:style-name="T4"> </text:span><text:span text:style-name="T10">ימוט</text:span><text:span text:style-name="T4"> </text:span><text:span text:style-name="T10">לעולם</text:span><text:span text:style-name="T1">'; כשהיה</text:span><text:span text:style-name="T4"> </text:span><text:span text:style-name="T1">רבן</text:span><text:span text:style-name="T4"> </text:span><text:span text:style-name="T1">גמליאל</text:span><text:span text:style-name="T4"> </text:span><text:span text:style-name="T1">מגיע</text:span><text:span text:style-name="T4"> </text:span><text:span text:style-name="T1">למקרא</text:span><text:span text:style-name="T4"> </text:span><text:span text:style-name="T1">הזה</text:span><text:span text:style-name="T4"> </text:span><text:span text:style-name="T1">היה</text:span><text:span text:style-name="T4"> </text:span><text:span text:style-name="T1">בוכה, אמר: מאן</text:span><text:span text:style-name="T4"> </text:span><text:span text:style-name="T1">דעביד</text:span><text:span text:style-name="T4"> </text:span><text:span text:style-name="T1">להו</text:span><text:span text:style-name="T4"> </text:span><text:span text:style-name="T1">לכולהו</text:span><text:span text:style-name="T4"> </text:span><text:span text:style-name="T1">- הוא</text:span><text:span text:style-name="T4"> </text:span><text:span text:style-name="T1">דלא</text:span><text:span text:style-name="T4"> </text:span><text:span text:style-name="T1">ימוט, הא</text:span><text:span text:style-name="T4"> </text:span><text:span text:style-name="T1">חדא</text:span><text:span text:style-name="T4"> </text:span><text:span text:style-name="T1">מינייהו</text:span><text:span text:style-name="T4"> </text:span><text:span text:style-name="T1">ימוט!</text:span></text:p>
      <text:p text:style-name="P10"><text:span text:style-name="T1">אמרו</text:span><text:span text:style-name="T4"> </text:span><text:span text:style-name="T1">ליה: מי</text:span><text:span text:style-name="T4"> </text:span><text:span text:style-name="T1">כתיב</text:span><text:span text:style-name="T4"> </text:span><text:span text:style-name="T1">'עושה</text:span><text:span text:style-name="T4"> </text:span><text:span text:style-name="T28">כל</text:span><text:span text:style-name="T4"> </text:span><text:span text:style-name="T1">אלה'? 'עושה</text:span><text:span text:style-name="T4"> </text:span><text:span text:style-name="T1">אלה' כתיב: אפילו</text:span><text:span text:style-name="T4"> </text:span><text:span text:style-name="T1">בחדא</text:span><text:span text:style-name="T4"> </text:span><text:span text:style-name="T1">מינייהו, דאי</text:span><text:span text:style-name="T4"> </text:span><text:span text:style-name="T1">לא</text:span><text:span text:style-name="T4"> </text:span><text:span text:style-name="T1">תימא</text:span><text:span text:style-name="T4"> </text:span><text:span text:style-name="T1">הכי</text:span><text:span text:style-name="T4"> </text:span><text:span text:style-name="T1">- כתיב</text:span><text:span text:style-name="T4"> </text:span><text:span text:style-name="T1">קרא</text:span><text:span text:style-name="T4"> </text:span><text:span text:style-name="T1">אחרינא: </text:span><text:span text:style-name="T8">(ויקרא</text:span><text:span text:style-name="T5"> </text:span><text:span text:style-name="T8">יח)</text:span><text:span text:style-name="T1"> אל</text:span><text:span text:style-name="T4"> </text:span><text:span text:style-name="T1">תטמאו</text:span><text:span text:style-name="T4"> </text:span><text:span text:style-name="T1">בכל</text:span><text:span text:style-name="T4"> </text:span><text:span text:style-name="T1">אלה</text:span><text:span text:style-name="T4"> </text:span><text:span text:style-name="T1">- התם</text:span><text:span text:style-name="T4"> </text:span><text:span text:style-name="T1">נמי: הנוגע</text:span><text:span text:style-name="T4"> </text:span><text:span text:style-name="T1">בכל</text:span><text:span text:style-name="T4"> </text:span><text:span text:style-name="T1">אלה</text:span><text:span text:style-name="T4"> </text:span><text:span text:style-name="T1">הוא</text:span><text:span text:style-name="T4"> </text:span><text:span text:style-name="T1">דמטמא, בחדא</text:span><text:span text:style-name="T4"> </text:span><text:span text:style-name="T1">מינייהו</text:span><text:span text:style-name="T4"> </text:span><text:span text:style-name="T1">לא? אלא</text:span><text:span text:style-name="T4"> </text:span><text:span text:style-name="T1">לאו</text:span><text:span text:style-name="T4"> </text:span><text:span text:style-name="T28">באחת</text:span><text:span text:style-name="T30"> </text:span><text:span text:style-name="T28">מכל</text:span><text:span text:style-name="T30"> </text:span><text:span text:style-name="T28">אלה</text:span><text:span text:style-name="T1">; הכא</text:span><text:span text:style-name="T4"> </text:span><text:span text:style-name="T1">נמי</text:span><text:span text:style-name="T4"> </text:span><text:span text:style-name="T28">באחת</text:span><text:span text:style-name="T4"> </text:span><text:span text:style-name="T1">מכל</text:span><text:span text:style-name="T4"> </text:span><text:span text:style-name="T1">אלו. </text:span></text:p>
      <text:p text:style-name="P13"/>
      <text:p text:style-name="P10"><text:span text:style-name="T1">בא</text:span><text:span text:style-name="T4"> </text:span><text:span text:style-name="T1">ישעיהו</text:span><text:span text:style-name="T4"> </text:span><text:span text:style-name="T2">(</text:span><text:span text:style-name="T8">כל</text:span><text:span text:style-name="T5"> </text:span><text:span text:style-name="T8">שעה</text:span><text:span text:style-name="T5"> </text:span><text:span text:style-name="T8">דורות</text:span><text:span text:style-name="T5"> </text:span><text:span text:style-name="T8">של</text:span><text:span text:style-name="T5"> </text:span><text:span text:style-name="T8">מטה</text:span><text:span text:style-name="T5"> </text:span><text:span text:style-name="T8">היו</text:span><text:span text:style-name="T5"> </text:span><text:span text:style-name="T8">מתמעטין</text:span><text:span text:style-name="T2">)</text:span><text:span text:style-name="T1"> והעמידן</text:span><text:span text:style-name="T4"> </text:span><text:span text:style-name="T1">על</text:span><text:span text:style-name="T4"> </text:span><text:span text:style-name="T1">שש, דכתיב</text:span><text:span text:style-name="T4"> </text:span><text:span text:style-name="T8">(ישעיהו</text:span><text:span text:style-name="T5"> </text:span><text:span text:style-name="T8">לג,טו)</text:span><text:span text:style-name="T1"> </text:span><text:span text:style-name="T10">הולך</text:span><text:span text:style-name="T4"> </text:span><text:span text:style-name="T10">צדקות</text:span><text:span text:style-name="T4"> </text:span><text:span text:style-name="T10">ודובר</text:span><text:span text:style-name="T4"> </text:span><text:span text:style-name="T10">מישרים</text:span><text:span text:style-name="T4"> </text:span><text:span text:style-name="T10">מואס</text:span><text:span text:style-name="T4"> </text:span><text:span text:style-name="T10">בבצע</text:span><text:span text:style-name="T4"> </text:span><text:span text:style-name="T10">מעשקות</text:span><text:span text:style-name="T4"> </text:span><text:span text:style-name="T10">נוער</text:span><text:span text:style-name="T4"> </text:span><text:span text:style-name="T10">כפיו</text:span><text:span text:style-name="T4"> </text:span><text:span text:style-name="T10">מתמוך</text:span><text:span text:style-name="T4"> </text:span><text:span text:style-name="T10">בשוחד</text:span><text:span text:style-name="T4"> </text:span><text:span text:style-name="T10">אוטם</text:span><text:span text:style-name="T4"> </text:span><text:span text:style-name="T10">אזנו</text:span><text:span text:style-name="T4"> </text:span><text:span text:style-name="T10">משמוע</text:span><text:span text:style-name="T4"> </text:span><text:span text:style-name="T10">דמים</text:span><text:span text:style-name="T4"> </text:span><text:span text:style-name="T10">ועוצם</text:span><text:span text:style-name="T4"> </text:span><text:span text:style-name="T10">עיניו</text:span><text:span text:style-name="T4"> </text:span><text:span text:style-name="T10">מראות</text:span><text:span text:style-name="T4"> </text:span><text:span text:style-name="T10">ברע</text:span><text:span text:style-name="T1">:</text:span></text:p>
      <text:p text:style-name="P10"><text:span text:style-name="T1">'</text:span><text:span text:style-name="T10">הולך</text:span><text:span text:style-name="T4"> </text:span><text:span text:style-name="T10">צדקות</text:span><text:span text:style-name="T1">' - זה</text:span><text:span text:style-name="T4"> </text:span><text:span text:style-name="T1">אברהם</text:span><text:span text:style-name="T4"> </text:span><text:span text:style-name="T1">אבינו, דכתיב</text:span><text:span text:style-name="T4"> </text:span><text:span text:style-name="T8">(בראשית</text:span><text:span text:style-name="T5"> </text:span><text:span text:style-name="T8">יח,)</text:span><text:span text:style-name="T1"> כי</text:span><text:span text:style-name="T4"> </text:span><text:span text:style-name="T1">ידעתיו</text:span><text:span text:style-name="T4"> </text:span><text:span text:style-name="T1">למען</text:span><text:span text:style-name="T4"> </text:span><text:span text:style-name="T1">אשר</text:span><text:span text:style-name="T4"> </text:span><text:span text:style-name="T1">יצוה</text:span><text:span text:style-name="T4"> </text:span><text:span text:style-name="T1">וגו' </text:span></text:p>
      <text:p text:style-name="P10"><text:span text:style-name="T1">'</text:span><text:span text:style-name="T10">ודובר</text:span><text:span text:style-name="T4"> </text:span><text:span text:style-name="T10">מישרים</text:span><text:span text:style-name="T1">' - זה</text:span><text:span text:style-name="T4"> </text:span><text:span text:style-name="T1">שאינו</text:span><text:span text:style-name="T4"> </text:span><text:span text:style-name="T1">מקניט</text:span><text:span text:style-name="T4"> </text:span><text:span text:style-name="T1">פני</text:span><text:span text:style-name="T4"> </text:span><text:span text:style-name="T1">חבירו</text:span><text:span text:style-name="T4"> </text:span><text:span text:style-name="T1">ברבים</text:span><text:span text:style-name="T4"> </text:span></text:p>
      <text:p text:style-name="P10"><text:soft-page-break/><text:span text:style-name="T1">'</text:span><text:span text:style-name="T10">מואס</text:span><text:span text:style-name="T4"> </text:span><text:span text:style-name="T10">בבצע</text:span><text:span text:style-name="T4"> </text:span><text:span text:style-name="T10">מעשקות</text:span><text:span text:style-name="T1">' - כגון</text:span><text:span text:style-name="T4"> </text:span><text:span text:style-name="T1">רבי</text:span><text:span text:style-name="T4"> </text:span><text:span text:style-name="T1">ישמעאל</text:span><text:span text:style-name="T4"> </text:span><text:span text:style-name="T1">בן</text:span><text:span text:style-name="T4"> </text:span><text:span text:style-name="T1">אלישע</text:span><text:span text:style-name="T4"> </text:span><text:span text:style-name="T2">(</text:span><text:span text:style-name="T8">שלא</text:span><text:span text:style-name="T5"> </text:span><text:span text:style-name="T8">רצה</text:span><text:span text:style-name="T5"> </text:span><text:span text:style-name="T8">ליטול</text:span><text:span text:style-name="T5"> </text:span><text:span text:style-name="T8">לעצמו</text:span><text:span text:style-name="T5"> </text:span><text:span text:style-name="T8">ראשית</text:span><text:span text:style-name="T5"> </text:span><text:span text:style-name="T8">הגז</text:span><text:span text:style-name="T5"> </text:span><text:span text:style-name="T8">שהביא</text:span><text:span text:style-name="T5"> </text:span><text:span text:style-name="T8">לו</text:span><text:span text:style-name="T5"> </text:span><text:span text:style-name="T8">אדם</text:span><text:span text:style-name="T5"> </text:span><text:span text:style-name="T8">אחד</text:span><text:span text:style-name="T5"> </text:span><text:span text:style-name="T8">שבא</text:span><text:span text:style-name="T5"> </text:span><text:span text:style-name="T8">לדון</text:span><text:span text:style-name="T5"> </text:span><text:span text:style-name="T8">לפניו</text:span><text:span text:style-name="T5"> </text:span><text:span text:style-name="T8">- אף</text:span><text:span text:style-name="T5"> </text:span><text:span text:style-name="T8">על</text:span><text:span text:style-name="T5"> </text:span><text:span text:style-name="T8">גב</text:span><text:span text:style-name="T5"> </text:span><text:span text:style-name="T8">דהוה</text:span><text:span text:style-name="T5"> </text:span><text:span text:style-name="T8">כהן</text:span><text:span text:style-name="T5"> </text:span><text:span text:style-name="T8">רבי</text:span><text:span text:style-name="T5"> </text:span><text:span text:style-name="T8">ישמעאל</text:span><text:span text:style-name="T5"> </text:span><text:span text:style-name="T8">בן</text:span><text:span text:style-name="T5"> </text:span><text:span text:style-name="T8">אלישע, משום</text:span><text:span text:style-name="T5"> </text:span><text:span text:style-name="T8">דדמי</text:span><text:span text:style-name="T5"> </text:span><text:span text:style-name="T8">כאילו</text:span><text:span text:style-name="T5"> </text:span><text:span text:style-name="T8">עושקו</text:span><text:span text:style-name="T5"> </text:span><text:span text:style-name="T8">לכהן</text:span><text:span text:style-name="T5"> </text:span><text:span text:style-name="T8">שהיה</text:span><text:span text:style-name="T5"> </text:span><text:span text:style-name="T8">רגיל</text:span><text:span text:style-name="T5"> </text:span><text:span text:style-name="T8">זה</text:span><text:span text:style-name="T5"> </text:span><text:span text:style-name="T8">ליתן</text:span><text:span text:style-name="T5"> </text:span><text:span text:style-name="T8">לו</text:span><text:span text:style-name="T5"> </text:span><text:span text:style-name="T8">מתנותיו</text:span><text:span text:style-name="T2">)</text:span><text:span text:style-name="T1">;</text:span></text:p>
      <text:p text:style-name="P10"><text:span text:style-name="T1">'</text:span><text:span text:style-name="T10">נוער</text:span><text:span text:style-name="T4"> </text:span><text:span text:style-name="T10">כפיו</text:span><text:span text:style-name="T4"> </text:span><text:span text:style-name="T10">מתמוך</text:span><text:span text:style-name="T4"> </text:span><text:span text:style-name="T10">בשוחד</text:span><text:span text:style-name="T1">' - כגון</text:span><text:span text:style-name="T4"> </text:span><text:span text:style-name="T1">רבי</text:span><text:span text:style-name="T4"> </text:span><text:span text:style-name="T1">ישמעאל</text:span><text:span text:style-name="T4"> </text:span><text:span text:style-name="T1">ברבי</text:span><text:span text:style-name="T4"> </text:span><text:span text:style-name="T1">יוסי;</text:span></text:p>
      <text:p text:style-name="P10"><text:span text:style-name="T1">'</text:span><text:span text:style-name="T10">אוטם</text:span><text:span text:style-name="T4"> </text:span><text:span text:style-name="T10">אזנו</text:span><text:span text:style-name="T4"> </text:span><text:span text:style-name="T10">משמוע</text:span><text:span text:style-name="T4"> </text:span><text:span text:style-name="T10">דמים</text:span><text:span text:style-name="T1">' - </text:span><text:span text:style-name="T2">(</text:span><text:span text:style-name="T8">אזנו</text:span><text:span text:style-name="T5"> </text:span><text:span text:style-name="T8">חתומה</text:span><text:span text:style-name="T5"> </text:span><text:span text:style-name="T8">וסתומה</text:span><text:span text:style-name="T5"> </text:span><text:span text:style-name="T8">בדבר</text:span><text:span text:style-name="T5"> </text:span><text:span text:style-name="T8">זה</text:span><text:span text:style-name="T2">)</text:span><text:span text:style-name="T1"> דלא</text:span><text:span text:style-name="T4"> </text:span><text:span text:style-name="T1">שמע</text:span><text:span text:style-name="T4"> </text:span><text:span text:style-name="T1">בזילותא</text:span><text:span text:style-name="T4"> </text:span><text:span text:style-name="T1">דצורבא</text:span><text:span text:style-name="T4"> </text:span><text:span text:style-name="T1">מרבנן</text:span><text:span text:style-name="T4"> </text:span><text:span text:style-name="T1">ושתיק</text:span><text:span text:style-name="T4"> </text:span><text:span text:style-name="T2">(</text:span><text:span text:style-name="T8">זה</text:span><text:span text:style-name="T5"> </text:span><text:span text:style-name="T8">שלא</text:span><text:span text:style-name="T5"> </text:span><text:span text:style-name="T8">ישמע</text:span><text:span text:style-name="T5"> </text:span><text:span text:style-name="T8">בה</text:span><text:span text:style-name="T5"> </text:span><text:span text:style-name="T8">דבר</text:span><text:span text:style-name="T5"> </text:span><text:span text:style-name="T8">גנאי</text:span><text:span text:style-name="T5"> </text:span><text:span text:style-name="T8">ושותק, והיינו</text:span><text:span text:style-name="T5"> </text:span><text:span text:style-name="T8">'</text:span><text:span text:style-name="T11">דמים</text:span><text:span text:style-name="T8">' לשון</text:span><text:span text:style-name="T5"> </text:span><text:span text:style-name="T8">שתיקה</text:span><text:span text:style-name="T5"> </text:span><text:span text:style-name="T42">[דומיה]</text:span><text:span text:style-name="T2">)</text:span><text:span text:style-name="T1">, כגון</text:span><text:span text:style-name="T4"> </text:span><text:span text:style-name="T1">רבי</text:span><text:span text:style-name="T4"> </text:span><text:span text:style-name="T1">אלעזר</text:span><text:span text:style-name="T4"> </text:span><text:span text:style-name="T1">ברבי</text:span><text:span text:style-name="T4"> </text:span><text:span text:style-name="T1">שמעון</text:span><text:span text:style-name="T4"> </text:span><text:span text:style-name="T2">(</text:span><text:span text:style-name="T8">ב'השוכר</text:span><text:span text:style-name="T5"> </text:span><text:span text:style-name="T8">את</text:span><text:span text:style-name="T5"> </text:span><text:span text:style-name="T8">הפועלים' (בבא</text:span><text:span text:style-name="T5"> </text:span><text:span text:style-name="T8">מציעא</text:span><text:span text:style-name="T5"> </text:span><text:span text:style-name="T8">דף</text:span><text:span text:style-name="T5"> </text:span><text:span text:style-name="T8">פד:) דנפק</text:span><text:span text:style-name="T5"> </text:span><text:span text:style-name="T8">ריחשא</text:span><text:span text:style-name="T5"> </text:span><text:span text:style-name="T8">מאודניה</text:span><text:span text:style-name="T5"> </text:span><text:span text:style-name="T8">ואתחזי</text:span><text:span text:style-name="T5"> </text:span><text:span text:style-name="T8">לאיתתיה</text:span><text:span text:style-name="T5"> </text:span><text:span text:style-name="T8">בחלמא, ואמר</text:span><text:span text:style-name="T5"> </text:span><text:span text:style-name="T8">לה: "האי</text:span><text:span text:style-name="T5"> </text:span><text:span text:style-name="T8">דשמעית</text:span><text:span text:style-name="T5"> </text:span><text:span text:style-name="T8">בזילותא</text:span><text:span text:style-name="T5"> </text:span><text:span text:style-name="T8">דצורבא</text:span><text:span text:style-name="T5"> </text:span><text:span text:style-name="T8">מרבנן</text:span><text:span text:style-name="T5"> </text:span><text:span text:style-name="T8">ולא</text:span><text:span text:style-name="T5"> </text:span><text:span text:style-name="T8">מחאי</text:span><text:span text:style-name="T5"> </text:span><text:span text:style-name="T8">כדמבעי</text:span><text:span text:style-name="T5"> </text:span><text:span text:style-name="T8">לי", אלמא</text:span><text:span text:style-name="T5"> </text:span><text:span text:style-name="T8">בחייו</text:span><text:span text:style-name="T5"> </text:span><text:span text:style-name="T8">הוה</text:span><text:span text:style-name="T5"> </text:span><text:span text:style-name="T8">רגיל</text:span><text:span text:style-name="T5"> </text:span><text:span text:style-name="T8">לדקדק</text:span><text:span text:style-name="T5"> </text:span><text:span text:style-name="T8">בכך, ולפיכך</text:span><text:span text:style-name="T5"> </text:span><text:span text:style-name="T8">הקפיד</text:span><text:span text:style-name="T5"> </text:span><text:span text:style-name="T8">הקב"ה</text:span><text:span text:style-name="T5"> </text:span><text:span text:style-name="T8">עליו</text:span><text:span text:style-name="T5"> </text:span><text:span text:style-name="T8">על</text:span><text:span text:style-name="T5"> </text:span><text:span text:style-name="T8">אותו</text:span><text:span text:style-name="T5"> </text:span><text:span text:style-name="T8">הפעם</text:span><text:span text:style-name="T5"> </text:span><text:span text:style-name="T8">שלא</text:span><text:span text:style-name="T5"> </text:span><text:span text:style-name="T8">מיחה</text:span><text:span text:style-name="T2">)</text:span><text:span text:style-name="T1">;</text:span></text:p>
      <text:p text:style-name="P10"><text:span text:style-name="T1">'ועוצם</text:span><text:span text:style-name="T4"> </text:span><text:span text:style-name="T1">עיניו</text:span><text:span text:style-name="T4"> </text:span><text:span text:style-name="T1">מראות</text:span><text:span text:style-name="T4"> </text:span><text:span text:style-name="T1">ברע' - כדרבי</text:span><text:span text:style-name="T4"> </text:span><text:span text:style-name="T1">חייא</text:span><text:span text:style-name="T4"> </text:span><text:span text:style-name="T1">בר</text:span><text:span text:style-name="T4"> </text:span><text:span text:style-name="T1">אבא, דאמר</text:span><text:span text:style-name="T4"> </text:span><text:span text:style-name="T1">רבי</text:span><text:span text:style-name="T4"> </text:span><text:span text:style-name="T1">חייא</text:span><text:span text:style-name="T4"> </text:span><text:span text:style-name="T1">בר</text:span><text:span text:style-name="T4"> </text:span><text:span text:style-name="T1">אבא: זה</text:span><text:span text:style-name="T4"> </text:span><text:span text:style-name="T1">שאינו</text:span><text:span text:style-name="T4"> </text:span><text:span text:style-name="T1">מסתכל</text:span><text:span text:style-name="T4"> </text:span><text:span text:style-name="T1">בנשים</text:span><text:span text:style-name="T4"> </text:span><text:span text:style-name="T1">בשעה</text:span><text:span text:style-name="T4"> </text:span><text:span text:style-name="T1">שעומדות</text:span><text:span text:style-name="T4"> </text:span><text:span text:style-name="T1">על</text:span><text:span text:style-name="T4"> </text:span><text:span text:style-name="T1">הכביסה</text:span><text:span text:style-name="T4"> </text:span></text:p>
      <text:p text:style-name="P32"><text:span text:style-name="T1">וכתיב</text:span><text:span text:style-name="T4"> </text:span><text:span text:style-name="T8">(ישעיהו</text:span><text:span text:style-name="T5"> </text:span><text:span text:style-name="T8">לג,טז)</text:span><text:span text:style-name="T1"> </text:span><text:span text:style-name="T10">הוא</text:span><text:span text:style-name="T4"> </text:span><text:span text:style-name="T10">מרומים</text:span><text:span text:style-name="T4"> </text:span><text:span text:style-name="T10">ישכון</text:span><text:span text:style-name="T4"> </text:span><text:span text:style-name="T11">[מצדות</text:span><text:span text:style-name="T5"> </text:span><text:span text:style-name="T11">סלעים</text:span><text:span text:style-name="T5"> </text:span><text:span text:style-name="T11">משגבו</text:span><text:span text:style-name="T5"> </text:span><text:span text:style-name="T11">לחמו</text:span><text:span text:style-name="T5"> </text:span><text:span text:style-name="T11">נתן</text:span><text:span text:style-name="T5"> </text:span><text:span text:style-name="T11">מימיו</text:span><text:span text:style-name="T5"> </text:span><text:span text:style-name="T11">נאמנים]</text:span><text:span text:style-name="T1">;</text:span></text:p>
      <text:p text:style-name="P13"/>
      <text:p text:style-name="P10"><text:span text:style-name="T1">בא</text:span><text:span text:style-name="T4"> </text:span><text:span text:style-name="T1">מיכה</text:span><text:span text:style-name="T4"> </text:span><text:span text:style-name="T1">והעמידן</text:span><text:span text:style-name="T4"> </text:span><text:span text:style-name="T1">על</text:span><text:span text:style-name="T4"> </text:span><text:span text:style-name="T1">שלש, דכתיב</text:span><text:span text:style-name="T4"> </text:span><text:span text:style-name="T8">(מיכה</text:span><text:span text:style-name="T5"> </text:span><text:span text:style-name="T8">ו,ח)</text:span><text:span text:style-name="T1"> </text:span><text:span text:style-name="T10">הגיד</text:span><text:span text:style-name="T4"> </text:span><text:span text:style-name="T10">לך</text:span><text:span text:style-name="T4"> </text:span><text:span text:style-name="T10">אדם</text:span><text:span text:style-name="T4"> </text:span><text:span text:style-name="T10">מה</text:span><text:span text:style-name="T4"> </text:span><text:span text:style-name="T10">טוב</text:span><text:span text:style-name="T4"> </text:span><text:span text:style-name="T10">ומה</text:span><text:span text:style-name="T4"> </text:span><text:span text:style-name="T10">ה' דורש</text:span><text:span text:style-name="T4"> </text:span><text:span text:style-name="T10">ממך</text:span><text:span text:style-name="T4"> </text:span><text:span text:style-name="T10">כי</text:span><text:span text:style-name="T4"> </text:span><text:span text:style-name="T10">אם</text:span><text:span text:style-name="T4"> </text:span><text:span text:style-name="T10">עשות</text:span><text:span text:style-name="T4"> </text:span><text:span text:style-name="T10">משפט</text:span><text:span text:style-name="T4"> </text:span><text:span text:style-name="T10">ואהבת</text:span><text:span text:style-name="T4"> </text:span><text:span text:style-name="T10">חסד</text:span><text:span text:style-name="T4"> </text:span><text:span text:style-name="T10">והצנע</text:span><text:span text:style-name="T4"> </text:span><text:span text:style-name="T10">לכת</text:span><text:span text:style-name="T4"> </text:span><text:span text:style-name="T10">עם</text:span><text:span text:style-name="T4"> <text:s/></text:span><text:span text:style-name="T10">אלהיך</text:span><text:span text:style-name="T4"> </text:span></text:p>
      <text:p text:style-name="P10"><text:span text:style-name="T1">'</text:span><text:span text:style-name="T10">עשות</text:span><text:span text:style-name="T4"> </text:span><text:span text:style-name="T10">משפט</text:span><text:span text:style-name="T1">' - זה</text:span><text:span text:style-name="T4"> </text:span><text:span text:style-name="T1">הדין;</text:span></text:p>
      <text:p text:style-name="P10"><text:span text:style-name="T1">'</text:span><text:span text:style-name="T10">אהבת</text:span><text:span text:style-name="T4"> </text:span><text:span text:style-name="T10">חסד</text:span><text:span text:style-name="T1">' - זה</text:span><text:span text:style-name="T4"> </text:span><text:span text:style-name="T1">גמילות</text:span><text:span text:style-name="T4"> </text:span><text:span text:style-name="T1">חסדים</text:span><text:span text:style-name="T4"> </text:span></text:p>
      <text:p text:style-name="P10"><text:span text:style-name="T1">'</text:span><text:span text:style-name="T10">והצנע</text:span><text:span text:style-name="T4"> </text:span><text:span text:style-name="T10">לכת</text:span><text:span text:style-name="T1">' - זה</text:span><text:span text:style-name="T4"> </text:span><text:span text:style-name="T1">הוצאת</text:span><text:span text:style-name="T4"> </text:span><text:span text:style-name="T1">המת</text:span><text:span text:style-name="T4"> </text:span><text:span text:style-name="T2">(</text:span><text:span text:style-name="T8">דכתיב</text:span><text:span text:style-name="T5"> </text:span><text:span text:style-name="T8">בהו</text:span><text:span text:style-name="T5"> </text:span><text:span text:style-name="T8">'לכת': </text:span><text:span text:style-name="T11">טוב</text:span><text:span text:style-name="T5"> </text:span><text:span text:style-name="T11">ללכת</text:span><text:span text:style-name="T5"> </text:span><text:span text:style-name="T11">אל</text:span><text:span text:style-name="T5"> </text:span><text:span text:style-name="T11">בית</text:span><text:span text:style-name="T5"> </text:span><text:span text:style-name="T11">אבל</text:span><text:span text:style-name="T5"> </text:span><text:span text:style-name="T11">מלכת</text:span><text:span text:style-name="T5"> </text:span><text:span text:style-name="T9">וגו'</text:span><text:span text:style-name="T8"> [קהלת</text:span><text:span text:style-name="T5"> </text:span><text:span text:style-name="T8">ז,ב]</text:span><text:span text:style-name="T2">)</text:span><text:span text:style-name="T1"> והכנסת</text:span><text:span text:style-name="T4"> </text:span><text:span text:style-name="T1">כלה: והלא</text:span><text:span text:style-name="T4"> </text:span><text:span text:style-name="T1">דברים</text:span><text:span text:style-name="T4"> </text:span><text:span text:style-name="T1">קל</text:span><text:span text:style-name="T4"> </text:span><text:span text:style-name="T1">וחומר: ומה</text:span><text:span text:style-name="T4"> </text:span><text:span text:style-name="T1">דברים</text:span><text:span text:style-name="T4"> </text:span><text:span text:style-name="T1">שאין</text:span><text:span text:style-name="T4"> </text:span><text:span text:style-name="T1">דרכן</text:span><text:span text:style-name="T4"> </text:span><text:span text:style-name="T1">לעשותן</text:span><text:span text:style-name="T4"> </text:span><text:span text:style-name="T1">בצנעא</text:span><text:span text:style-name="T4"> </text:span><text:span text:style-name="T1">אמרה</text:span><text:span text:style-name="T4"> </text:span><text:span text:style-name="T1">תורה</text:span><text:span text:style-name="T4"> </text:span><text:span text:style-name="T1">'</text:span><text:span text:style-name="T10">והצנע</text:span><text:span text:style-name="T4"> </text:span><text:span text:style-name="T10">לכת</text:span><text:span text:style-name="T1">' - דברים</text:span><text:span text:style-name="T4"> </text:span><text:span text:style-name="T1">שדרכן</text:span><text:span text:style-name="T4"> </text:span><text:span text:style-name="T1">לעשותן</text:span><text:span text:style-name="T4"> </text:span><text:span text:style-name="T1">בצנעא</text:span><text:span text:style-name="T4"> </text:span><text:span text:style-name="T1">על</text:span><text:span text:style-name="T4"> </text:span><text:span text:style-name="T1">אחת</text:span><text:span text:style-name="T4"> </text:span><text:span text:style-name="T1">כמה</text:span><text:span text:style-name="T4"> </text:span><text:span text:style-name="T1">וכמה!</text:span></text:p>
      <text:p text:style-name="P13"/>
      <text:p text:style-name="P10"><text:span text:style-name="T1">חזר</text:span><text:span text:style-name="T4"> </text:span><text:span text:style-name="T1">ישעיהו</text:span><text:span text:style-name="T4"> </text:span><text:span text:style-name="T1">והעמידן</text:span><text:span text:style-name="T4"> </text:span><text:span text:style-name="T1">על</text:span><text:span text:style-name="T4"> </text:span><text:span text:style-name="T1">שתים, שנאמר</text:span><text:span text:style-name="T4"> </text:span><text:span text:style-name="T8">(ישעיהו</text:span><text:span text:style-name="T5"> </text:span><text:span text:style-name="T8">נו,א)</text:span><text:span text:style-name="T1"> </text:span><text:span text:style-name="T10">כה</text:span><text:span text:style-name="T4"> </text:span><text:span text:style-name="T10">אמר</text:span><text:span text:style-name="T4"> </text:span><text:span text:style-name="T10">ה' שמרו</text:span><text:span text:style-name="T4"> </text:span><text:span text:style-name="T10">משפט</text:span><text:span text:style-name="T4"> </text:span><text:span text:style-name="T10">ועשו</text:span><text:span text:style-name="T4"> </text:span><text:span text:style-name="T10">צדקה</text:span><text:span text:style-name="T4"> </text:span><text:span text:style-name="T11">[כי</text:span><text:span text:style-name="T5"> </text:span><text:span text:style-name="T11">קרובה</text:span><text:span text:style-name="T5"> </text:span><text:span text:style-name="T11">ישועתי</text:span><text:span text:style-name="T5"> </text:span><text:span text:style-name="T11">לבוא</text:span><text:span text:style-name="T5"> </text:span><text:span text:style-name="T11">וצדקתי</text:span><text:span text:style-name="T5"> </text:span><text:span text:style-name="T11">להגלות]</text:span><text:span text:style-name="T1"> </text:span></text:p>
      <text:p text:style-name="P13"/>
      <text:p text:style-name="P10"><text:span text:style-name="T1">בא</text:span><text:span text:style-name="T4"> </text:span><text:span text:style-name="T1">עמוס</text:span><text:span text:style-name="T4"> </text:span><text:span text:style-name="T1">והעמידן</text:span><text:span text:style-name="T4"> </text:span><text:span text:style-name="T1">על</text:span><text:span text:style-name="T4"> </text:span><text:span text:style-name="T1">אחת, שנאמר</text:span><text:span text:style-name="T4"> </text:span><text:span text:style-name="T8">(עמוס</text:span><text:span text:style-name="T5"> </text:span><text:span text:style-name="T8">ה,ד)</text:span><text:span text:style-name="T1"> </text:span><text:span text:style-name="T10">כה</text:span><text:span text:style-name="T4"> </text:span><text:span text:style-name="T10">אמר</text:span><text:span text:style-name="T4"> </text:span><text:span text:style-name="T10">ה' לבית</text:span><text:span text:style-name="T4"> </text:span><text:span text:style-name="T10">ישראל</text:span><text:span text:style-name="T4"> </text:span><text:span text:style-name="T10">דרשוני</text:span><text:span text:style-name="T4"> </text:span><text:span text:style-name="T10">וחיו</text:span><text:span text:style-name="T1">. </text:span></text:p>
      <text:p text:style-name="P10"><text:span text:style-name="T1">מתקיף</text:span><text:span text:style-name="T4"> </text:span><text:span text:style-name="T1">לה</text:span><text:span text:style-name="T4"> </text:span><text:span text:style-name="T1">רב</text:span><text:span text:style-name="T4"> </text:span><text:span text:style-name="T1">נחמן</text:span><text:span text:style-name="T4"> </text:span><text:span text:style-name="T1">בר</text:span><text:span text:style-name="T4"> </text:span><text:span text:style-name="T1">יצחק: אימא</text:span><text:span text:style-name="T4"> </text:span><text:span text:style-name="T1">דרשוני</text:span><text:span text:style-name="T4"> </text:span><text:span text:style-name="T1">בכל</text:span><text:span text:style-name="T4"> </text:span><text:span text:style-name="T1">התורה</text:span><text:span text:style-name="T4"> </text:span><text:span text:style-name="T1">כולה?</text:span></text:p>
      <text:p text:style-name="P10"><text:span text:style-name="T1">אלא</text:span><text:span text:style-name="T4"> </text:span><text:span text:style-name="T1">בא</text:span><text:span text:style-name="T4"> </text:span><text:span text:style-name="T1">חבקוק</text:span><text:span text:style-name="T4"> </text:span><text:span text:style-name="T1">והעמידן</text:span><text:span text:style-name="T4"> </text:span><text:span text:style-name="T1">על</text:span><text:span text:style-name="T4"> </text:span><text:span text:style-name="T1">אחת, שנאמר</text:span><text:span text:style-name="T4"> </text:span><text:span text:style-name="T8">(חבקוק</text:span><text:span text:style-name="T5"> </text:span><text:span text:style-name="T8">ב,ד)</text:span><text:span text:style-name="T1"> </text:span><text:span text:style-name="T11">[הנה</text:span><text:span text:style-name="T5"> </text:span><text:span text:style-name="T11">עפלה</text:span><text:span text:style-name="T5"> </text:span><text:span text:style-name="T11">לא</text:span><text:span text:style-name="T5"> </text:span><text:span text:style-name="T11">ישרה</text:span><text:span text:style-name="T5"> </text:span><text:span text:style-name="T11">נפשו</text:span><text:span text:style-name="T5"> </text:span><text:span text:style-name="T11">בו]</text:span><text:span text:style-name="T10"> וצדיק</text:span><text:span text:style-name="T4"> </text:span><text:span text:style-name="T10">באמונתו</text:span><text:span text:style-name="T4"> </text:span><text:span text:style-name="T10">יחיה</text:span><text:span text:style-name="T1">.</text:span></text:p>
      <text:p text:style-name="P13"/>
      <text:p text:style-name="P10"><text:span text:style-name="T1">אמר</text:span><text:span text:style-name="T4"> </text:span><text:span text:style-name="T1">רבי</text:span><text:span text:style-name="T4"> </text:span><text:span text:style-name="T1">יוסי</text:span><text:span text:style-name="T4"> </text:span><text:span text:style-name="T1">בר</text:span><text:span text:style-name="T4"> </text:span><text:span text:style-name="T1">חנינא: ארבע</text:span><text:span text:style-name="T4"> </text:span><text:span text:style-name="T1">גזירות</text:span><text:span text:style-name="T4"> </text:span><text:span text:style-name="T1">גזר</text:span><text:span text:style-name="T4"> </text:span><text:span text:style-name="T1">משה</text:span><text:span text:style-name="T4"> </text:span><text:span text:style-name="T1">רבינו</text:span><text:span text:style-name="T4"> </text:span><text:span text:style-name="T1">על</text:span><text:span text:style-name="T4"> </text:span><text:span text:style-name="T1">ישראל</text:span><text:span text:style-name="T4"> </text:span><text:span text:style-name="T1">- באו</text:span><text:span text:style-name="T4"> </text:span><text:span text:style-name="T1">ארבעה</text:span><text:span text:style-name="T4"> </text:span><text:span text:style-name="T1">נביאים</text:span><text:span text:style-name="T4"> </text:span><text:span text:style-name="T1">וביטלום:</text:span></text:p>
      <text:p text:style-name="P10"><text:span text:style-name="T1">משה</text:span><text:span text:style-name="T4"> </text:span><text:span text:style-name="T1">אמר</text:span><text:span text:style-name="T4"> </text:span><text:span text:style-name="T8">(דברים</text:span><text:span text:style-name="T5"> </text:span><text:span text:style-name="T8">לג,כח)</text:span><text:span text:style-name="T1"> </text:span><text:span text:style-name="T10">וישכון</text:span><text:span text:style-name="T4"> </text:span><text:span text:style-name="T10">ישראל</text:span><text:span text:style-name="T4"> </text:span><text:span text:style-name="T10">בטח</text:span><text:span text:style-name="T4"> </text:span><text:span text:style-name="T10">בדד</text:span><text:span text:style-name="T4"> </text:span><text:span text:style-name="T10">עין</text:span><text:span text:style-name="T4"> </text:span><text:span text:style-name="T10">יעקב</text:span><text:span text:style-name="T4"> </text:span><text:span text:style-name="T11">[אל</text:span><text:span text:style-name="T5"> </text:span><text:span text:style-name="T11">ארץ</text:span><text:span text:style-name="T5"> </text:span><text:span text:style-name="T11">דגן</text:span><text:span text:style-name="T5"> </text:span><text:span text:style-name="T11">ותירוש</text:span><text:span text:style-name="T5"> </text:span><text:span text:style-name="T11">אף</text:span><text:span text:style-name="T5"> </text:span><text:span text:style-name="T11">שמיו</text:span><text:span text:style-name="T5"> </text:span><text:span text:style-name="T11">יערפו</text:span><text:span text:style-name="T5"> </text:span><text:span text:style-name="T11">טל]</text:span><text:span text:style-name="T1"> </text:span><text:span text:style-name="T2">(</text:span><text:span text:style-name="T8">אותה</text:span><text:span text:style-name="T5"> </text:span><text:span text:style-name="T8">ברכה</text:span><text:span text:style-name="T5"> </text:span><text:span text:style-name="T8">שאמר</text:span><text:span text:style-name="T5"> </text:span><text:span text:style-name="T8">משה</text:span><text:span text:style-name="T5"> </text:span><text:span text:style-name="T8">'</text:span><text:span text:style-name="T11">וישכון</text:span><text:span text:style-name="T5"> </text:span><text:span text:style-name="T11">ישראל</text:span><text:span text:style-name="T5"> </text:span><text:span text:style-name="T11">בטח</text:span><text:span text:style-name="T5"> </text:span><text:span text:style-name="T11">בדד</text:span><text:span text:style-name="T5"> </text:span><text:span text:style-name="T11">עין</text:span><text:span text:style-name="T5"> </text:span><text:span text:style-name="T11">יעקב</text:span><text:span text:style-name="T8">' כלומר: אימתי</text:span><text:span text:style-name="T5"> </text:span><text:span text:style-name="T8">ישכון</text:span><text:span text:style-name="T5"> </text:span><text:span text:style-name="T8">ישראל</text:span><text:span text:style-name="T5"> </text:span><text:span text:style-name="T8">בטח? - כשיהיו</text:span><text:span text:style-name="T5"> </text:span><text:span text:style-name="T8">צדיקים</text:span><text:span text:style-name="T5"> </text:span><text:span text:style-name="T8">כעין</text:span><text:span text:style-name="T5"> </text:span><text:span text:style-name="T8">יעקב</text:span><text:span text:style-name="T2">)</text:span><text:span text:style-name="T1"> - בא</text:span><text:span text:style-name="T4"> </text:span><text:span text:style-name="T1">עמוס</text:span><text:span text:style-name="T4"> </text:span><text:span text:style-name="T1">וביטלה, [שנאמר] </text:span><text:span text:style-name="T8">(עמוס</text:span><text:span text:style-name="T5"> </text:span><text:span text:style-name="T8">ז,ה)</text:span><text:span text:style-name="T1"> </text:span><text:span text:style-name="T11">[ואמר</text:span><text:span text:style-name="T5"> </text:span><text:span text:style-name="T11">ה' אלקים]</text:span><text:span text:style-name="T10"> חדל</text:span><text:span text:style-name="T4"> </text:span><text:span text:style-name="T10">נא</text:span><text:span text:style-name="T4"> </text:span><text:span text:style-name="T10">מי</text:span><text:span text:style-name="T4"> </text:span><text:span text:style-name="T10">יקום</text:span><text:span text:style-name="T4"> </text:span><text:span text:style-name="T10">יעקב</text:span><text:span text:style-name="T4"> </text:span><text:span text:style-name="T11">(</text:span><text:span text:style-name="T8">מי</text:span><text:span text:style-name="T5"> </text:span><text:span text:style-name="T8">יוכל</text:span><text:span text:style-name="T5"> </text:span><text:span text:style-name="T8">להיות</text:span><text:span text:style-name="T5"> </text:span><text:span text:style-name="T8">חסיד</text:span><text:span text:style-name="T5"> </text:span><text:span text:style-name="T8">כיעקב</text:span><text:span text:style-name="T11">)</text:span><text:span text:style-name="T1"> </text:span><text:span text:style-name="T11">[כי</text:span><text:span text:style-name="T5"> </text:span><text:span text:style-name="T11">קטן</text:span><text:span text:style-name="T5"> </text:span><text:span text:style-name="T11">הוא]</text:span><text:span text:style-name="T1"> </text:span><text:span text:style-name="T2">(</text:span><text:span text:style-name="T8">קטנים</text:span><text:span text:style-name="T5"> </text:span><text:span text:style-name="T8">הם</text:span><text:span text:style-name="T5"> </text:span><text:span text:style-name="T8">הטובים</text:span><text:span text:style-name="T5"> </text:span><text:span text:style-name="T8">שיהיו</text:span><text:span text:style-name="T5"> </text:span><text:span text:style-name="T8">צדיקים</text:span><text:span text:style-name="T5"> </text:span><text:span text:style-name="T8">כיעקב</text:span><text:span text:style-name="T2">)</text:span><text:span text:style-name="T1">; וכתיב</text:span><text:span text:style-name="T4"> </text:span><text:span text:style-name="T8">(פסוק</text:span><text:span text:style-name="T5"> </text:span><text:span text:style-name="T8">ו)</text:span><text:span text:style-name="T1"> </text:span><text:span text:style-name="T10">ניחם</text:span><text:span text:style-name="T4"> </text:span><text:span text:style-name="T10">ה' על</text:span><text:span text:style-name="T4"> </text:span><text:span text:style-name="T10">זאת</text:span><text:span text:style-name="T4"> </text:span><text:span text:style-name="T11">[היה</text:span><text:span text:style-name="T5"> </text:span><text:span text:style-name="T11">לא</text:span><text:span text:style-name="T5"> </text:span><text:span text:style-name="T11">תהיה</text:span><text:span text:style-name="T5"> </text:span><text:span text:style-name="T11">אמר</text:span><text:span text:style-name="T5"> </text:span><text:span text:style-name="T11">ה' אלקים]</text:span><text:span text:style-name="T1">;</text:span></text:p>
      <text:p text:style-name="P10"><text:span text:style-name="T2">(</text:span><text:span text:style-name="T7">מכאן</text:span><text:span text:style-name="T4"> </text:span><text:span text:style-name="T7">ואילך</text:span><text:span text:style-name="T4"> </text:span><text:span text:style-name="T7">מפירוש</text:span><text:span text:style-name="T4"> </text:span><text:span text:style-name="T7">רבינו</text:span><text:span text:style-name="T4"> </text:span><text:span text:style-name="T7">גרשום</text:span><text:span text:style-name="T2">)</text:span></text:p>
      <text:p text:style-name="P10"><text:span text:style-name="T1">משה</text:span><text:span text:style-name="T4"> </text:span><text:span text:style-name="T1">אמר</text:span><text:span text:style-name="T4"> </text:span><text:span text:style-name="T8">(דברים</text:span><text:span text:style-name="T5"> </text:span><text:span text:style-name="T8">כח,סה)</text:span><text:span text:style-name="T1"> </text:span><text:span text:style-name="T10">ובגוים</text:span><text:span text:style-name="T4"> </text:span><text:span text:style-name="T10">ההם</text:span><text:span text:style-name="T4"> </text:span><text:span text:style-name="T10">לא</text:span><text:span text:style-name="T4"> </text:span><text:span text:style-name="T10">תרגיע</text:span><text:span text:style-name="T4"> </text:span><text:span text:style-name="T11">[ולא</text:span><text:span text:style-name="T5"> </text:span><text:span text:style-name="T11">יהיה</text:span><text:span text:style-name="T5"> </text:span><text:span text:style-name="T11">מנוח</text:span><text:span text:style-name="T5"> </text:span><text:span text:style-name="T11">לכף</text:span><text:span text:style-name="T5"> </text:span><text:span text:style-name="T11">רגלך</text:span><text:span text:style-name="T5"> </text:span><text:span text:style-name="T11">ונתן</text:span><text:span text:style-name="T5"> </text:span><text:span text:style-name="T11">ה' לך</text:span><text:span text:style-name="T5"> </text:span><text:span text:style-name="T11">שם</text:span><text:span text:style-name="T5"> </text:span><text:span text:style-name="T11">לב</text:span><text:span text:style-name="T5"> </text:span><text:span text:style-name="T11">רגז</text:span><text:span text:style-name="T5"> </text:span><text:span text:style-name="T11">וכליון</text:span><text:span text:style-name="T5"> </text:span><text:span text:style-name="T11">עינים</text:span><text:span text:style-name="T5"> </text:span><text:span text:style-name="T11">ודאבון</text:span><text:span text:style-name="T5"> </text:span><text:span text:style-name="T11">נפש]</text:span><text:span text:style-name="T1"> - בא</text:span><text:span text:style-name="T4"> </text:span><text:span text:style-name="T1">ירמיה</text:span><text:span text:style-name="T4"> </text:span><text:span text:style-name="T1">ואמר</text:span><text:span text:style-name="T4"> </text:span><text:span text:style-name="T8">(ירמיהו</text:span><text:span text:style-name="T5"> </text:span><text:span text:style-name="T8">לא,א)</text:span><text:span text:style-name="T1"> </text:span><text:span text:style-name="T11">[כה</text:span><text:span text:style-name="T5"> </text:span><text:span text:style-name="T11">אמר</text:span><text:span text:style-name="T5"> </text:span><text:span text:style-name="T11">ה' מצא</text:span><text:span text:style-name="T5"> </text:span><text:span text:style-name="T11">חן</text:span><text:span text:style-name="T5"> </text:span><text:span text:style-name="T11">במדבר</text:span><text:span text:style-name="T5"> </text:span><text:span text:style-name="T11">עם</text:span><text:span text:style-name="T5"> </text:span><text:span text:style-name="T11">שרידי</text:span><text:span text:style-name="T5"> </text:span><text:span text:style-name="T11">חרב]</text:span><text:span text:style-name="T10"> הלוך</text:span><text:span text:style-name="T4"> </text:span><text:span text:style-name="T10">להרגיעו</text:span><text:span text:style-name="T4"> </text:span><text:span text:style-name="T10">ישראל</text:span><text:span text:style-name="T4"> </text:span><text:span text:style-name="T2">(</text:span><text:span text:style-name="T8">שיהא</text:span><text:span text:style-name="T5"> </text:span><text:span text:style-name="T8">להם</text:span><text:span text:style-name="T5"> </text:span><text:span text:style-name="T8">מנוחה</text:span><text:span text:style-name="T5"> </text:span><text:span text:style-name="T8">בגלותן</text:span><text:span text:style-name="T2">)</text:span><text:span text:style-name="T1">; </text:span></text:p>
      <text:p text:style-name="P10"><text:span text:style-name="T1">משה</text:span><text:span text:style-name="T4"> </text:span><text:span text:style-name="T1">אמר</text:span><text:span text:style-name="T4"> </text:span><text:span text:style-name="T8">(שמות</text:span><text:span text:style-name="T5"> </text:span><text:span text:style-name="T8">לד,ז)</text:span><text:span text:style-name="T1"> </text:span><text:span text:style-name="T11">[נצר</text:span><text:span text:style-name="T5"> </text:span><text:span text:style-name="T11">חסד</text:span><text:span text:style-name="T5"> </text:span><text:span text:style-name="T11">לאלפים</text:span><text:span text:style-name="T5"> </text:span><text:span text:style-name="T11">נשא</text:span><text:span text:style-name="T5"> </text:span><text:span text:style-name="T11">עון</text:span><text:span text:style-name="T5"> </text:span><text:span text:style-name="T11">ופשע</text:span><text:span text:style-name="T5"> </text:span><text:span text:style-name="T11">וחטאה</text:span><text:span text:style-name="T5"> </text:span><text:span text:style-name="T11">ונקה</text:span><text:span text:style-name="T5"> </text:span><text:span text:style-name="T11">לא</text:span><text:span text:style-name="T5"> </text:span><text:span text:style-name="T11">ינקה]</text:span><text:span text:style-name="T10"> פוקד</text:span><text:span text:style-name="T4"> </text:span><text:span text:style-name="T10">עון</text:span><text:span text:style-name="T4"> </text:span><text:span text:style-name="T10">אבות</text:span><text:span text:style-name="T4"> </text:span><text:span text:style-name="T10">על</text:span><text:span text:style-name="T4"> </text:span><text:span text:style-name="T10">בנים</text:span><text:span text:style-name="T4"> </text:span><text:span text:style-name="T11">[ועל</text:span><text:span text:style-name="T5"> </text:span><text:span text:style-name="T11">בני</text:span><text:span text:style-name="T5"> </text:span><text:span text:style-name="T11">בנים</text:span><text:span text:style-name="T5"> </text:span><text:span text:style-name="T11">על</text:span><text:span text:style-name="T5"> </text:span><text:span text:style-name="T11">שלשים</text:span><text:span text:style-name="T5"> </text:span><text:span text:style-name="T11">ועל</text:span><text:span text:style-name="T5"> </text:span><text:span text:style-name="T11">רבעים]</text:span><text:span text:style-name="T1"> - בא</text:span><text:span text:style-name="T4"> </text:span><text:span text:style-name="T1">יחזקאל</text:span><text:span text:style-name="T4"> </text:span><text:span text:style-name="T1">וביטלה: </text:span><text:span text:style-name="T8">(יחזקאל</text:span><text:span text:style-name="T5"> </text:span><text:span text:style-name="T8">יח,ד)</text:span><text:span text:style-name="T1"> </text:span><text:span text:style-name="T11">[הן</text:span><text:span text:style-name="T5"> </text:span><text:span text:style-name="T11">כל</text:span><text:span text:style-name="T5"> </text:span><text:span text:style-name="T11">הנפשות</text:span><text:span text:style-name="T5"> </text:span><text:span text:style-name="T11">לי</text:span><text:span text:style-name="T5"> </text:span><text:span text:style-name="T11">הנה</text:span><text:span text:style-name="T5"> </text:span><text:span text:style-name="T11">כנפש</text:span><text:span text:style-name="T5"> </text:span><text:span text:style-name="T11">האב</text:span><text:span text:style-name="T5"> </text:span><text:span text:style-name="T11">וכנפש</text:span><text:span text:style-name="T5"> </text:span><text:span text:style-name="T11">הבן</text:span><text:span text:style-name="T5"> </text:span><text:span text:style-name="T11">לי</text:span><text:span text:style-name="T5"> </text:span><text:span text:style-name="T11">הנה]</text:span><text:span text:style-name="T10"> הנפש</text:span><text:span text:style-name="T4"> </text:span><text:span text:style-name="T10">החוטאת</text:span><text:span text:style-name="T4"> </text:span><text:span text:style-name="T10">היא</text:span><text:span text:style-name="T4"> </text:span><text:span text:style-name="T10">תמות</text:span><text:span text:style-name="T1">;</text:span></text:p>
      <text:p text:style-name="P10"><text:span text:style-name="T1">משה</text:span><text:span text:style-name="T4"> </text:span><text:span text:style-name="T1">אמר</text:span><text:span text:style-name="T4"> </text:span><text:span text:style-name="T8">(ויקרא</text:span><text:span text:style-name="T5"> </text:span><text:span text:style-name="T8">כו,לח)</text:span><text:span text:style-name="T1"> </text:span><text:span text:style-name="T10">ואבדתם</text:span><text:span text:style-name="T4"> </text:span><text:span text:style-name="T10">בגוים</text:span><text:span text:style-name="T4"> </text:span><text:span text:style-name="T11">[ואכלה</text:span><text:span text:style-name="T5"> </text:span><text:span text:style-name="T11">אתכם</text:span><text:span text:style-name="T5"> </text:span><text:span text:style-name="T11">ארץ</text:span><text:span text:style-name="T5"> </text:span><text:span text:style-name="T11">איביכם]</text:span><text:span text:style-name="T1"> - בא</text:span><text:span text:style-name="T4"> </text:span><text:span text:style-name="T1">ישעיהו</text:span><text:span text:style-name="T4"> </text:span><text:span text:style-name="T1">ואמר</text:span><text:span text:style-name="T4"> </text:span><text:span text:style-name="T8">(ישעיהו</text:span><text:span text:style-name="T5"> </text:span><text:span text:style-name="T8">כז,יג)</text:span><text:span text:style-name="T1"> </text:span><text:span text:style-name="T10">והיה</text:span><text:span text:style-name="T4"> </text:span><text:span text:style-name="T10">ביום</text:span><text:span text:style-name="T4"> </text:span><text:span text:style-name="T10">ההוא</text:span><text:span text:style-name="T4"> </text:span><text:span text:style-name="T10">יתקע</text:span><text:span text:style-name="T4"> </text:span><text:span text:style-name="T10">בשופר</text:span><text:span text:style-name="T4"> </text:span><text:span text:style-name="T10">גדול</text:span><text:span text:style-name="T4"> </text:span><text:span text:style-name="T11">[ובאו</text:span><text:span text:style-name="T5"> </text:span><text:span text:style-name="T11">האבדים</text:span><text:span text:style-name="T5"> </text:span><text:span text:style-name="T11">בארץ</text:span><text:span text:style-name="T5"> </text:span><text:span text:style-name="T11">אשור</text:span><text:span text:style-name="T5"> </text:span><text:span text:style-name="T11">והנדחים</text:span><text:span text:style-name="T5"> </text:span><text:span text:style-name="T11">בארץ</text:span><text:span text:style-name="T5"> </text:span><text:span text:style-name="T11">מצרים</text:span><text:span text:style-name="T5"> </text:span><text:span text:style-name="T11">והשתחוו</text:span><text:span text:style-name="T5"> </text:span><text:span text:style-name="T11">לה' בהר</text:span><text:span text:style-name="T5"> </text:span><text:span text:style-name="T11">הקדש</text:span><text:span text:style-name="T5"> </text:span><text:span text:style-name="T11">בירושלם]</text:span><text:span text:style-name="T1"> </text:span><text:span text:style-name="T2">(</text:span><text:span text:style-name="T8">'</text:span><text:span text:style-name="T11">ובאו</text:span><text:span text:style-name="T5"> </text:span><text:span text:style-name="T11">האובדים</text:span><text:span text:style-name="T5"> </text:span><text:span text:style-name="T11">בארץ</text:span><text:span text:style-name="T8">' מלמד</text:span><text:span text:style-name="T5"> </text:span><text:span text:style-name="T8">שלא</text:span><text:span text:style-name="T5"> </text:span><text:span text:style-name="T8">יהו</text:span><text:span text:style-name="T5"> </text:span><text:span text:style-name="T8">אבודים</text:span><text:span text:style-name="T5"> </text:span><text:span text:style-name="T8">בין</text:span><text:span text:style-name="T5"> </text:span><text:span text:style-name="T8">העובדי</text:span><text:span text:style-name="T5"> </text:span><text:span text:style-name="T8">כוכבים</text:span><text:span text:style-name="T2">)</text:span><text:span text:style-name="T1">. </text:span></text:p>
      <text:p text:style-name="P10"><text:span text:style-name="T1">אמר</text:span><text:span text:style-name="T4"> </text:span><text:span text:style-name="T1">רב: מסתפינא</text:span><text:span text:style-name="T4"> </text:span><text:span text:style-name="T1">מהאי</text:span><text:span text:style-name="T4"> </text:span><text:span text:style-name="T1">קרא: '</text:span><text:span text:style-name="T10">ואבדתם</text:span><text:span text:style-name="T4"> </text:span><text:span text:style-name="T10">בגוים</text:span><text:span text:style-name="T1">'.</text:span></text:p>
      <text:p text:style-name="P10"><text:span text:style-name="T1">מתקיף</text:span><text:span text:style-name="T4"> </text:span><text:span text:style-name="T1">לה</text:span><text:span text:style-name="T4"> </text:span><text:span text:style-name="T1">רב</text:span><text:span text:style-name="T4"> </text:span><text:span text:style-name="T1">פפא: דלמא</text:span><text:span text:style-name="T4"> </text:span><text:span text:style-name="T1">כאבידה</text:span><text:span text:style-name="T4"> </text:span><text:span text:style-name="T1">המתבקשת</text:span><text:span text:style-name="T4"> </text:span><text:span text:style-name="T2">(</text:span><text:span text:style-name="T8">ונמצאת</text:span><text:span text:style-name="T5"> </text:span><text:span text:style-name="T8">לאחר</text:span><text:span text:style-name="T5"> </text:span><text:span text:style-name="T8">זמן</text:span><text:span text:style-name="T2">)</text:span><text:span text:style-name="T1">, דכתיב</text:span><text:span text:style-name="T4"> </text:span><text:span text:style-name="T8">(תהלים</text:span><text:span text:style-name="T5"> </text:span><text:span text:style-name="T8">קיט,קעו)</text:span><text:span text:style-name="T1"> </text:span><text:span text:style-name="T10">תעיתי</text:span><text:span text:style-name="T4"> </text:span><text:span text:style-name="T10">כשה</text:span><text:span text:style-name="T4"> </text:span><text:span text:style-name="T10">אובד</text:span><text:span text:style-name="T4"> </text:span><text:span text:style-name="T10">בקש</text:span><text:span text:style-name="T4"> </text:span><text:span text:style-name="T10">עבדך</text:span><text:span text:style-name="T4"> </text:span><text:span text:style-name="T11">[כי</text:span><text:span text:style-name="T5"> </text:span><text:span text:style-name="T11">מצותיך</text:span><text:span text:style-name="T5"> </text:span><text:span text:style-name="T11">לא</text:span><text:span text:style-name="T5"> </text:span><text:span text:style-name="T11">שכחתי]</text:span><text:span text:style-name="T1">?</text:span></text:p>
      <text:p text:style-name="P10"><text:soft-page-break/><text:span text:style-name="T1">אלא</text:span><text:span text:style-name="T4"> </text:span><text:span text:style-name="T1">מסיפא</text:span><text:span text:style-name="T4"> </text:span><text:span text:style-name="T1">דקרא: </text:span><text:span text:style-name="T8">(ויקרא</text:span><text:span text:style-name="T5"> </text:span><text:span text:style-name="T8">כו,לח)</text:span><text:span text:style-name="T1"> </text:span><text:span text:style-name="T11">[ואבדתם</text:span><text:span text:style-name="T5"> </text:span><text:span text:style-name="T11">בגוים]</text:span><text:span text:style-name="T10"> ואכלה</text:span><text:span text:style-name="T4"> </text:span><text:span text:style-name="T10">אתכם</text:span><text:span text:style-name="T4"> </text:span><text:span text:style-name="T10">ארץ</text:span><text:span text:style-name="T4"> </text:span><text:span text:style-name="T10">אויביכם</text:span><text:span text:style-name="T1">! </text:span></text:p>
      <text:p text:style-name="P10"><text:span text:style-name="T1">מתקיף</text:span><text:span text:style-name="T4"> </text:span><text:span text:style-name="T1">לה</text:span><text:span text:style-name="T4"> </text:span><text:span text:style-name="T1">מר</text:span><text:span text:style-name="T4"> </text:span><text:span text:style-name="T1">זוטרא: דלמא</text:span><text:span text:style-name="T4"> </text:span><text:span text:style-name="T1">כאכילת</text:span><text:span text:style-name="T4"> </text:span><text:span text:style-name="T1">קישואין</text:span><text:span text:style-name="T4"> </text:span><text:span text:style-name="T1">ודילועין</text:span><text:span text:style-name="T4"> </text:span><text:span text:style-name="T2">(</text:span><text:span text:style-name="T8">שאוכלים</text:span><text:span text:style-name="T5"> </text:span><text:span text:style-name="T8">מקצתם</text:span><text:span text:style-name="T5"> </text:span><text:span text:style-name="T8">ומקצתם</text:span><text:span text:style-name="T5"> </text:span><text:span text:style-name="T8">אין</text:span><text:span text:style-name="T5"> </text:span><text:span text:style-name="T8">אוכלין</text:span><text:span text:style-name="T2">)</text:span><text:span text:style-name="T1">?</text:span><text:span text:style-name="T8"> </text:span></text:p>
      <text:p text:style-name="P13"/>
      <text:p text:style-name="P10"><text:span text:style-name="T1">וכבר</text:span><text:span text:style-name="T4"> </text:span><text:span text:style-name="T1">היה</text:span><text:span text:style-name="T4"> </text:span><text:span text:style-name="T1">רבן</text:span><text:span text:style-name="T4"> </text:span><text:span text:style-name="T1">גמליאל</text:span><text:span text:style-name="T4"> </text:span><text:span text:style-name="T1">ורבי</text:span><text:span text:style-name="T4"> </text:span><text:span text:style-name="T1">אלעזר</text:span><text:span text:style-name="T4"> </text:span><text:span text:style-name="T1">בן</text:span><text:span text:style-name="T4"> </text:span><text:span text:style-name="T1">עזריה</text:span><text:span text:style-name="T4"> </text:span><text:span text:style-name="T1">ורבי</text:span><text:span text:style-name="T4"> </text:span><text:span text:style-name="T1">יהושע</text:span><text:span text:style-name="T4"> </text:span><text:span text:style-name="T1">ורבי</text:span><text:span text:style-name="T4"> </text:span><text:span text:style-name="T1">עקיבא</text:span><text:span text:style-name="T4"> </text:span><text:span text:style-name="T1">מהלכין</text:span><text:span text:style-name="T4"> </text:span><text:span text:style-name="T1">בדרך, ושמעו</text:span><text:span text:style-name="T4"> </text:span><text:span text:style-name="T1">קול</text:span><text:span text:style-name="T4"> </text:span><text:span text:style-name="T1">המונה</text:span><text:span text:style-name="T4"> </text:span><text:span text:style-name="T1">של</text:span><text:span text:style-name="T4"> </text:span><text:span text:style-name="T1">רומי</text:span><text:span text:style-name="T4"> </text:span><text:span text:style-name="T1">מפלטה</text:span><text:span text:style-name="T4"> </text:span><text:span text:style-name="T2">(</text:span><text:span text:style-name="T8">בית</text:span><text:span text:style-name="T5"> </text:span><text:span text:style-name="T8">של</text:span><text:span text:style-name="T5"> </text:span><text:span text:style-name="T8">רומי</text:span><text:span text:style-name="T2">)</text:span><text:span text:style-name="T1"> [ברחוק] מאה</text:span><text:span text:style-name="T4"> </text:span><text:span text:style-name="T1">ועשרים</text:span><text:span text:style-name="T4"> </text:span><text:span text:style-name="T1">מיל, והתחילו</text:span><text:span text:style-name="T4"> </text:span><text:span text:style-name="T1">בוכין</text:span><text:span text:style-name="T4"> </text:span><text:span text:style-name="T1">- ורבי</text:span><text:span text:style-name="T4"> </text:span><text:span text:style-name="T1">עקיבא</text:span><text:span text:style-name="T4"> </text:span><text:span text:style-name="T1">משחק; אמרו</text:span><text:span text:style-name="T4"> </text:span><text:span text:style-name="T1">לו: מפני</text:span><text:span text:style-name="T4"> </text:span><text:span text:style-name="T1">מה</text:span><text:span text:style-name="T4"> </text:span><text:span text:style-name="T1">אתה</text:span><text:span text:style-name="T4"> </text:span><text:span text:style-name="T1">משחק? אמר</text:span><text:span text:style-name="T4"> </text:span><text:span text:style-name="T1">להם: ואתם</text:span><text:span text:style-name="T4"> </text:span><text:span text:style-name="T1">- מפני</text:span><text:span text:style-name="T4"> </text:span><text:span text:style-name="T1">מה</text:span><text:span text:style-name="T4"> </text:span><text:span text:style-name="T1">אתם</text:span><text:span text:style-name="T4"> </text:span><text:span text:style-name="T1">בוכים?</text:span></text:p>
      <text:p text:style-name="P10"><text:span text:style-name="T1">אמרו</text:span><text:span text:style-name="T4"> </text:span><text:span text:style-name="T1">לו: הללו</text:span><text:span text:style-name="T4"> </text:span><text:span text:style-name="T1">כושיים</text:span><text:span text:style-name="T4"> </text:span><text:span text:style-name="T1">שמשתחוים</text:span><text:span text:style-name="T4"> </text:span><text:span text:style-name="T1">לעצבים</text:span><text:span text:style-name="T4"> </text:span><text:span text:style-name="T1">ומקטרים</text:span><text:span text:style-name="T4"> </text:span><text:span text:style-name="T1">לעבודת</text:span><text:span text:style-name="T4"> </text:span><text:span text:style-name="T1">כוכבים</text:span><text:span text:style-name="T4"> </text:span><text:span text:style-name="T1">יושבין</text:span><text:span text:style-name="T4"> </text:span><text:span text:style-name="T1">בטח</text:span><text:span text:style-name="T4"> </text:span><text:span text:style-name="T1">והשקט, ואנו</text:span><text:span text:style-name="T4"> </text:span><text:span text:style-name="T1">- בית</text:span><text:span text:style-name="T4"> </text:span><text:span text:style-name="T1">הדום</text:span><text:span text:style-name="T4"> </text:span><text:span text:style-name="T1">רגלי</text:span><text:span text:style-name="T4"> </text:span><text:span text:style-name="T1">אלהינו</text:span><text:span text:style-name="T4"> </text:span><text:span text:style-name="T1">שרוף</text:span></text:p>
      <text:p text:style-name="P11"/>
      <text:p text:style-name="P10"><text:span text:style-name="T1">(מכות</text:span><text:span text:style-name="T4"> </text:span><text:span text:style-name="T1">כד,ב)</text:span></text:p>
      <text:p text:style-name="P10"><text:span text:style-name="T1">באש</text:span><text:span text:style-name="T4"> </text:span><text:span text:style-name="T1">ולא</text:span><text:span text:style-name="T4"> </text:span><text:span text:style-name="T1">נבכה?</text:span></text:p>
      <text:p text:style-name="P10"><text:span text:style-name="T1">אמר</text:span><text:span text:style-name="T4"> </text:span><text:span text:style-name="T1">להן: לכך</text:span><text:span text:style-name="T4"> </text:span><text:span text:style-name="T1">אני</text:span><text:span text:style-name="T4"> </text:span><text:span text:style-name="T1">מצחק: ומה</text:span><text:span text:style-name="T4"> </text:span><text:span text:style-name="T1">לעוברי</text:span><text:span text:style-name="T4"> </text:span><text:span text:style-name="T1">רצונו</text:span><text:span text:style-name="T4"> </text:span><text:span text:style-name="T2">(</text:span><text:span text:style-name="T8">שמשתחוים</text:span><text:span text:style-name="T5"> </text:span><text:span text:style-name="T8">לעבודת</text:span><text:span text:style-name="T5"> </text:span><text:span text:style-name="T8">כוכבים</text:span><text:span text:style-name="T5"> </text:span><text:span text:style-name="T8">שלהם</text:span><text:span text:style-name="T2">)</text:span><text:span text:style-name="T1"> כך</text:span><text:span text:style-name="T4"> </text:span><text:span text:style-name="T2">(</text:span><text:span text:style-name="T8">יושבים</text:span><text:span text:style-name="T5"> </text:span><text:span text:style-name="T8">בהשקט</text:span><text:span text:style-name="T5"> </text:span><text:span text:style-name="T8">ושלוה</text:span><text:span text:style-name="T2">)</text:span><text:span text:style-name="T1"> - לעושי</text:span><text:span text:style-name="T4"> </text:span><text:span text:style-name="T1">רצונו</text:span><text:span text:style-name="T4"> </text:span><text:span text:style-name="T2">(</text:span><text:span text:style-name="T8">ישראל</text:span><text:span text:style-name="T5"> </text:span><text:span text:style-name="T8">שעושין</text:span><text:span text:style-name="T5"> </text:span><text:span text:style-name="T8">רצונו</text:span><text:span text:style-name="T2">)</text:span><text:span text:style-name="T1"> על</text:span><text:span text:style-name="T4"> </text:span><text:span text:style-name="T1">אחת</text:span><text:span text:style-name="T4"> </text:span><text:span text:style-name="T1">כמה</text:span><text:span text:style-name="T4"> </text:span><text:span text:style-name="T1">וכמה</text:span><text:span text:style-name="T4"> </text:span><text:span text:style-name="T2">(</text:span><text:span text:style-name="T8">שישלם</text:span><text:span text:style-name="T5"> </text:span><text:span text:style-name="T8">להם</text:span><text:span text:style-name="T5"> </text:span><text:span text:style-name="T8">שכר</text:span><text:span text:style-name="T5"> </text:span><text:span text:style-name="T8">טוב</text:span><text:span text:style-name="T2">)</text:span><text:span text:style-name="T1">!</text:span></text:p>
      <text:p text:style-name="P10"><text:span text:style-name="T1">שוב</text:span><text:span text:style-name="T4"> </text:span><text:span text:style-name="T1">פעם</text:span><text:span text:style-name="T4"> </text:span><text:span text:style-name="T1">אחת</text:span><text:span text:style-name="T4"> </text:span><text:span text:style-name="T1">היו</text:span><text:span text:style-name="T4"> </text:span><text:span text:style-name="T1">עולין</text:span><text:span text:style-name="T4"> </text:span><text:span text:style-name="T1">לירושלים; כיון</text:span><text:span text:style-name="T4"> </text:span><text:span text:style-name="T1">שהגיעו</text:span><text:span text:style-name="T4"> </text:span><text:span text:style-name="T1">להר</text:span><text:span text:style-name="T4"> </text:span><text:span text:style-name="T1">הצופים</text:span><text:span text:style-name="T4"> </text:span><text:span text:style-name="T1">קרעו</text:span><text:span text:style-name="T4"> </text:span><text:span text:style-name="T1">בגדיהם</text:span><text:span text:style-name="T4"> </text:span><text:span text:style-name="T2">(</text:span><text:span text:style-name="T8">דדינו</text:span><text:span text:style-name="T5"> </text:span><text:span text:style-name="T8">ליעבד</text:span><text:span text:style-name="T5"> </text:span><text:span text:style-name="T8">הכי</text:span><text:span text:style-name="T2">)</text:span><text:span text:style-name="T1">; כיון</text:span><text:span text:style-name="T4"> </text:span><text:span text:style-name="T1">שהגיעו</text:span><text:span text:style-name="T4"> </text:span><text:span text:style-name="T1">להר</text:span><text:span text:style-name="T4"> </text:span><text:span text:style-name="T1">הבית</text:span><text:span text:style-name="T4"> </text:span><text:span text:style-name="T1">- ראו</text:span><text:span text:style-name="T4"> </text:span><text:span text:style-name="T1">שועל</text:span><text:span text:style-name="T4"> </text:span><text:span text:style-name="T1">שיצא</text:span><text:span text:style-name="T4"> </text:span><text:span text:style-name="T1">מבית</text:span><text:span text:style-name="T4"> </text:span><text:span text:style-name="T1">קדשי</text:span><text:span text:style-name="T4"> </text:span><text:span text:style-name="T1">הקדשים! התחילו</text:span><text:span text:style-name="T4"> </text:span><text:span text:style-name="T1">הן</text:span><text:span text:style-name="T4"> </text:span><text:span text:style-name="T1">בוכין, ורבי</text:span><text:span text:style-name="T4"> </text:span><text:span text:style-name="T1">עקיבא</text:span><text:span text:style-name="T4"> </text:span><text:span text:style-name="T1">מצחק!</text:span></text:p>
      <text:p text:style-name="P10"><text:span text:style-name="T1">אמרו</text:span><text:span text:style-name="T4"> </text:span><text:span text:style-name="T1">לו: מפני</text:span><text:span text:style-name="T4"> </text:span><text:span text:style-name="T1">מה</text:span><text:span text:style-name="T4"> </text:span><text:span text:style-name="T1">אתה</text:span><text:span text:style-name="T4"> </text:span><text:span text:style-name="T1">מצחק? אמר</text:span><text:span text:style-name="T4"> </text:span><text:span text:style-name="T1">להם: מפני</text:span><text:span text:style-name="T4"> </text:span><text:span text:style-name="T1">מה</text:span><text:span text:style-name="T4"> </text:span><text:span text:style-name="T1">אתם</text:span><text:span text:style-name="T4"> </text:span><text:span text:style-name="T1">בוכים?</text:span></text:p>
      <text:p text:style-name="P10"><text:span text:style-name="T1">אמרו</text:span><text:span text:style-name="T4"> </text:span><text:span text:style-name="T1">לו: מקום</text:span><text:span text:style-name="T4"> </text:span><text:span text:style-name="T1">שכתוב</text:span><text:span text:style-name="T4"> </text:span><text:span text:style-name="T1">בו</text:span><text:span text:style-name="T4"> </text:span><text:span text:style-name="T8">(במדבר</text:span><text:span text:style-name="T5"> </text:span><text:span text:style-name="T8">א,נא)</text:span><text:span text:style-name="T1"> </text:span><text:span text:style-name="T11">[ובנסע</text:span><text:span text:style-name="T5"> </text:span><text:span text:style-name="T11">המשכן</text:span><text:span text:style-name="T5"> </text:span><text:span text:style-name="T11">יורידו</text:span><text:span text:style-name="T5"> </text:span><text:span text:style-name="T11">אתו</text:span><text:span text:style-name="T5"> </text:span><text:span text:style-name="T11">הלוים</text:span><text:span text:style-name="T5"> </text:span><text:span text:style-name="T11">ובחנת</text:span><text:span text:style-name="T5"> </text:span><text:span text:style-name="T11">המשכן</text:span><text:span text:style-name="T5"> </text:span><text:span text:style-name="T11">יקימו</text:span><text:span text:style-name="T5"> </text:span><text:span text:style-name="T11">אתו</text:span><text:span text:style-name="T5"> </text:span><text:span text:style-name="T11">הלוים]</text:span><text:span text:style-name="T10"> והזר</text:span><text:span text:style-name="T4"> </text:span><text:span text:style-name="T10">הקרב</text:span><text:span text:style-name="T4"> </text:span><text:span text:style-name="T10">יומת</text:span><text:span text:style-name="T4"> </text:span><text:span text:style-name="T1">- ועכשיו</text:span><text:span text:style-name="T4"> </text:span><text:span text:style-name="T1">שועלים</text:span><text:span text:style-name="T4"> </text:span><text:span text:style-name="T1">הלכו</text:span><text:span text:style-name="T4"> </text:span><text:span text:style-name="T1">בו</text:span><text:span text:style-name="T4"> </text:span><text:span text:style-name="T1">ולא</text:span><text:span text:style-name="T4"> </text:span><text:span text:style-name="T1">נבכה?</text:span></text:p>
      <text:p text:style-name="P10"><text:span text:style-name="T1">אמר</text:span><text:span text:style-name="T4"> </text:span><text:span text:style-name="T1">להן: לכך</text:span><text:span text:style-name="T4"> </text:span><text:span text:style-name="T1">אני</text:span><text:span text:style-name="T4"> </text:span><text:span text:style-name="T1">מצחק, דכתיב</text:span><text:span text:style-name="T4"> </text:span><text:span text:style-name="T8">(ישעיהו</text:span><text:span text:style-name="T5"> </text:span><text:span text:style-name="T8">ח,ב)</text:span><text:span text:style-name="T1"> </text:span><text:span text:style-name="T10">ואעידה</text:span><text:span text:style-name="T4"> </text:span><text:span text:style-name="T10">לי</text:span><text:span text:style-name="T4"> </text:span><text:span text:style-name="T10">עדים</text:span><text:span text:style-name="T4"> </text:span><text:span text:style-name="T10">נאמנים</text:span><text:span text:style-name="T4"> </text:span><text:span text:style-name="T10">את</text:span><text:span text:style-name="T4"> </text:span><text:span text:style-name="T10">אוריה</text:span><text:span text:style-name="T4"> </text:span><text:span text:style-name="T10">הכהן</text:span><text:span text:style-name="T4"> </text:span><text:span text:style-name="T10">ואת</text:span><text:span text:style-name="T4"> </text:span><text:span text:style-name="T10">זכריה</text:span><text:span text:style-name="T4"> </text:span><text:span text:style-name="T10">בן</text:span><text:span text:style-name="T4"> </text:span><text:span text:style-name="T10">יברכיהו</text:span><text:span text:style-name="T4"> </text:span><text:span text:style-name="T1">- וכי</text:span><text:span text:style-name="T4"> </text:span><text:span text:style-name="T1">מה</text:span><text:span text:style-name="T4"> </text:span><text:span text:style-name="T1">ענין</text:span><text:span text:style-name="T4"> </text:span><text:span text:style-name="T1">אוריה</text:span><text:span text:style-name="T4"> </text:span><text:span text:style-name="T1">אצל</text:span><text:span text:style-name="T4"> </text:span><text:span text:style-name="T1">זכריה? אוריה</text:span><text:span text:style-name="T4"> </text:span><text:span text:style-name="T1">במקדש</text:span><text:span text:style-name="T4"> </text:span><text:span text:style-name="T1">ראשון</text:span><text:span text:style-name="T4"> </text:span><text:span text:style-name="T2">(</text:span><text:span text:style-name="T8">ככתוב</text:span><text:span text:style-name="T5"> </text:span><text:span text:style-name="T8">בספר</text:span><text:span text:style-name="T5"> </text:span><text:span text:style-name="T8">מלכים</text:span><text:span text:style-name="T2">)</text:span><text:span text:style-name="T1"> וזכריה</text:span><text:span text:style-name="T4"> </text:span><text:span text:style-name="T1">במקדש</text:span><text:span text:style-name="T4"> </text:span><text:span text:style-name="T1">שני</text:span><text:span text:style-name="T4"> </text:span><text:span text:style-name="T2">(</text:span><text:span text:style-name="T8">זכריה</text:span><text:span text:style-name="T5"> </text:span><text:span text:style-name="T8">מנביאים</text:span><text:span text:style-name="T5"> </text:span><text:span text:style-name="T8">אחרונים</text:span><text:span text:style-name="T5"> </text:span><text:span text:style-name="T8">היה</text:span><text:span text:style-name="T2">)</text:span><text:span text:style-name="T1">? - אלא</text:span><text:span text:style-name="T4"> </text:span><text:span text:style-name="T1">תלה</text:span><text:span text:style-name="T4"> </text:span><text:span text:style-name="T1">הכתוב</text:span><text:span text:style-name="T4"> </text:span><text:span text:style-name="T1">נבואתו</text:span><text:span text:style-name="T4"> </text:span><text:span text:style-name="T1">של</text:span><text:span text:style-name="T4"> </text:span><text:span text:style-name="T1">זכריה</text:span><text:span text:style-name="T4"> </text:span><text:span text:style-name="T1">בנבואתו</text:span><text:span text:style-name="T4"> </text:span><text:span text:style-name="T1">של</text:span><text:span text:style-name="T4"> </text:span><text:span text:style-name="T1">אוריה: </text:span><text:span text:style-name="T2">(</text:span><text:span text:style-name="T8">כלומר:</text:span><text:span text:style-name="T2">)</text:span><text:span text:style-name="T1"> באוריה</text:span><text:span text:style-name="T4"> </text:span><text:span text:style-name="T1">כתיב</text:span><text:span text:style-name="T4"> </text:span><text:span text:style-name="T8">(מיכה</text:span><text:span text:style-name="T5"> </text:span><text:span text:style-name="T8">ג,ב)</text:span><text:span text:style-name="T1"> </text:span><text:span text:style-name="T10">לכן</text:span><text:span text:style-name="T4"> </text:span><text:span text:style-name="T10">בגללכם</text:span><text:span text:style-name="T4"> </text:span><text:span text:style-name="T10">ציון</text:span><text:span text:style-name="T4"> </text:span><text:span text:style-name="T10">שדה</text:span><text:span text:style-name="T4"> </text:span><text:span text:style-name="T10">תחרש</text:span><text:span text:style-name="T4"> </text:span><text:span text:style-name="T11">[וירושלם</text:span><text:span text:style-name="T5"> </text:span><text:span text:style-name="T11">עיין</text:span><text:span text:style-name="T5"> </text:span><text:span text:style-name="T11">תהיה</text:span><text:span text:style-name="T5"> </text:span><text:span text:style-name="T11">והר</text:span><text:span text:style-name="T5"> </text:span><text:span text:style-name="T11">הבית</text:span><text:span text:style-name="T5"> </text:span><text:span text:style-name="T11">לבמות</text:span><text:span text:style-name="T5"> </text:span><text:span text:style-name="T11">יער]</text:span><text:span text:style-name="T1">; בזכריה</text:span><text:span text:style-name="T4"> </text:span><text:span text:style-name="T1">כתיב</text:span><text:span text:style-name="T4"> </text:span><text:span text:style-name="T8">(זכריה</text:span><text:span text:style-name="T5"> </text:span><text:span text:style-name="T8">ח,ד)</text:span><text:span text:style-name="T1"> </text:span><text:span text:style-name="T2">[כה</text:span><text:span text:style-name="T5"> </text:span><text:span text:style-name="T2">אמר</text:span><text:span text:style-name="T5"> </text:span><text:span text:style-name="T2">ה' צבאות]</text:span><text:span text:style-name="T1"> </text:span><text:span text:style-name="T10">עוד</text:span><text:span text:style-name="T4"> </text:span><text:span text:style-name="T10">ישבו</text:span><text:span text:style-name="T4"> </text:span><text:span text:style-name="T10">זקנים</text:span><text:span text:style-name="T4"> </text:span><text:span text:style-name="T10">וזקנות</text:span><text:span text:style-name="T4"> </text:span><text:span text:style-name="T10">ברחובות</text:span><text:span text:style-name="T4"> </text:span><text:span text:style-name="T10">ירושלם</text:span><text:span text:style-name="T4"> </text:span><text:span text:style-name="T11">[ואיש</text:span><text:span text:style-name="T5"> </text:span><text:span text:style-name="T11">משענתו</text:span><text:span text:style-name="T5"> </text:span><text:span text:style-name="T11">בידו</text:span><text:span text:style-name="T5"> </text:span><text:span text:style-name="T11">מרב</text:span><text:span text:style-name="T5"> </text:span><text:span text:style-name="T11">ימים]</text:span><text:span text:style-name="T1"> </text:span><text:span text:style-name="T2">(</text:span><text:span text:style-name="T8">שפורענות</text:span><text:span text:style-name="T5"> </text:span><text:span text:style-name="T8">שניבא</text:span><text:span text:style-name="T5"> </text:span><text:span text:style-name="T8">אוריה</text:span><text:span text:style-name="T5"> </text:span><text:span text:style-name="T8">שאמר</text:span><text:span text:style-name="T5"> </text:span><text:span text:style-name="T8">'</text:span><text:span text:style-name="T11">ירושלים</text:span><text:span text:style-name="T5"> </text:span><text:span text:style-name="T11">לעיים</text:span><text:span text:style-name="T5"> </text:span><text:span text:style-name="T11">תהיה</text:span><text:span text:style-name="T5"> </text:span><text:span text:style-name="T11">והר</text:span><text:span text:style-name="T5"> </text:span><text:span text:style-name="T11">הבית</text:span><text:span text:style-name="T5"> </text:span><text:span text:style-name="T11">לבמות</text:span><text:span text:style-name="T5"> </text:span><text:span text:style-name="T11">יער</text:span><text:span text:style-name="T8">'' נתקיים</text:span><text:span text:style-name="T5"> </text:span><text:span text:style-name="T8">- כמו</text:span><text:span text:style-name="T5"> </text:span><text:span text:style-name="T8">כן</text:span><text:span text:style-name="T5"> </text:span><text:span text:style-name="T8">עתיד</text:span><text:span text:style-name="T5"> </text:span><text:span text:style-name="T8">להתקיים</text:span><text:span text:style-name="T5"> </text:span><text:span text:style-name="T8">דברי</text:span><text:span text:style-name="T5"> </text:span><text:span text:style-name="T8">ניחומים</text:span><text:span text:style-name="T5"> </text:span><text:span text:style-name="T8">של</text:span><text:span text:style-name="T5"> </text:span><text:span text:style-name="T8">זכריה</text:span><text:span text:style-name="T2">)</text:span><text:span text:style-name="T1"> עד</text:span><text:span text:style-name="T4"> </text:span><text:span text:style-name="T1">שלא</text:span><text:span text:style-name="T4"> </text:span><text:span text:style-name="T1">נתקיימה</text:span><text:span text:style-name="T4"> </text:span><text:span text:style-name="T1">נבואתו</text:span><text:span text:style-name="T4"> </text:span><text:span text:style-name="T1">של</text:span><text:span text:style-name="T4"> </text:span><text:span text:style-name="T1">אוריה</text:span><text:span text:style-name="T4"> </text:span><text:span text:style-name="T1">הייתי</text:span><text:span text:style-name="T4"> </text:span><text:span text:style-name="T1">מתיירא</text:span><text:span text:style-name="T4"> </text:span><text:span text:style-name="T1">שלא</text:span><text:span text:style-name="T4"> </text:span><text:span text:style-name="T1">תתקיים</text:span><text:span text:style-name="T4"> </text:span><text:span text:style-name="T1">נבואתו</text:span><text:span text:style-name="T4"> </text:span><text:span text:style-name="T1">של</text:span><text:span text:style-name="T4"> </text:span><text:span text:style-name="T1">זכריה; עכשיו</text:span><text:span text:style-name="T4"> </text:span><text:span text:style-name="T1">שנתקיימה</text:span><text:span text:style-name="T4"> </text:span><text:span text:style-name="T1">נבואתו</text:span><text:span text:style-name="T4"> </text:span><text:span text:style-name="T1">של</text:span><text:span text:style-name="T4"> </text:span><text:span text:style-name="T1">אוריה</text:span><text:span text:style-name="T4"> </text:span><text:span text:style-name="T1">- בידוע</text:span><text:span text:style-name="T4"> </text:span><text:span text:style-name="T1">שנבואתו</text:span><text:span text:style-name="T4"> </text:span><text:span text:style-name="T1">של</text:span><text:span text:style-name="T4"> </text:span><text:span text:style-name="T1">זכריה</text:span><text:span text:style-name="T4"> </text:span><text:span text:style-name="T1">מתקיימת</text:span><text:span text:style-name="T4"> </text:span><text:span text:style-name="T1">בלשון</text:span><text:span text:style-name="T4"> </text:span><text:span text:style-name="T1">הזה!</text:span></text:p>
      <text:p text:style-name="P10"><text:span text:style-name="T1">אמרו</text:span><text:span text:style-name="T4"> </text:span><text:span text:style-name="T1">לו: עקיבא</text:span><text:span text:style-name="T4"> </text:span><text:span text:style-name="T1">ניחמתנו! עקיבא</text:span><text:span text:style-name="T4"> </text:span><text:span text:style-name="T1">ניחמתנו</text:span><text:span text:style-name="T4"> </text:span><text:span text:style-name="T2">(</text:span><text:span text:style-name="T8">שיבנה</text:span><text:span text:style-name="T5"> </text:span><text:span text:style-name="T8">בית</text:span><text:span text:style-name="T5"> </text:span><text:span text:style-name="T8">המקדש</text:span><text:span text:style-name="T5"> </text:span><text:span text:style-name="T8">במהרה</text:span><text:span text:style-name="T5"> </text:span><text:span text:style-name="T8">בימינו</text:span><text:span text:style-name="T5"> </text:span><text:span text:style-name="T8">אמן</text:span><text:span text:style-name="T5"> </text:span><text:span text:style-name="T8">סלה</text:span><text:span text:style-name="T2">)</text:span><text:span text:style-name="T1">!</text:span></text:p>
      <text:p text:style-name="P13"/>
      <text:p text:style-name="P10"><text:span text:style-name="T1">הדרן</text:span><text:span text:style-name="T4"> </text:span><text:span text:style-name="T1">עלך</text:span><text:span text:style-name="T4"> </text:span><text:span text:style-name="T1">אלו</text:span><text:span text:style-name="T4"> </text:span><text:span text:style-name="T1">הן</text:span><text:span text:style-name="T4"> </text:span><text:span text:style-name="T1">הלוקין</text:span><text:span text:style-name="T4"> </text:span><text:span text:style-name="T1">וסליקא</text:span><text:span text:style-name="T4"> </text:span><text:span text:style-name="T1">לה</text:span><text:span text:style-name="T4"> </text:span><text:span text:style-name="T1">מסכת</text:span><text:span text:style-name="T4"> </text:span><text:span text:style-name="T1">מכו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Courier New" svg:font-family="'Courier New'" style:font-family-generic="modern"/>
    <style:font-face style:name="Rod" svg:font-family="Rod" style:font-family-generic="modern"/>
    <style:font-face style:name="Miriam" svg:font-family="Miriam" style:font-pitch="variable"/>
    <style:font-face style:name="Narkisim" svg:font-family="Narkisi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roid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Nachlieli CLM" style:font-size-complex="14pt"/>
    </style:style>
    <style:style style:name="Text_20_body" style:display-name="Text body" style:family="paragraph" style:parent-style-name="Standard" style:class="text">
      <style:paragraph-properties fo:margin="100%" fo:margin-left="0cm" fo:margin-right="0cm" fo:margin-top="0cm" fo:margin-bottom="0cm" fo:text-align="end" style:justify-single-word="false" fo:text-indent="0cm" style:auto-text-indent="false"/>
      <style:text-properties style:font-name="Courier New" fo:font-size="8pt" style:font-size-asian="8pt" style:font-name-complex="Courier New" style:font-size-complex="10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Footnote" style:family="paragraph" style:parent-style-name="Standard" style:class="extra">
      <style:paragraph-properties fo:margin="100%" fo:margin-left="0cm" fo:margin-right="0cm" fo:margin-top="0cm" fo:margin-bottom="0cm" fo:text-align="end" style:justify-single-word="false" fo:text-indent="0cm" style:auto-text-indent="false"/>
      <style:text-properties fo:font-size="10pt" style:font-size-asian="10pt" style:font-size-complex="10pt"/>
    </style:style>
    <style:style style:name="Text_20_body_20_indent" style:display-name="Text body indent" style:family="paragraph" style:parent-style-name="Standard" style:class="text">
      <style:paragraph-properties fo:margin="100%" fo:margin-left="1.27cm" fo:margin-right="0cm" fo:margin-top="0cm" fo:margin-bottom="0cm" fo:text-align="end" style:justify-single-word="false" fo:text-indent="0cm" style:auto-text-indent="false"/>
      <style:text-properties style:font-name-complex="Rod"/>
    </style:style>
    <style:style style:name="WW8Num1z0" style:family="text">
      <style:text-properties style:font-name="Times New Roman" style:font-name-asian="Times New Roman" style:font-name-complex="Rod"/>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Rod"/>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402cm" fo:text-indent="-0.767cm" fo:margin-left="1.402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rl-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righ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17cm" fo:margin-right="3.17cm" style:writing-mode="rl-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1"/>
    <style:master-page style:name="First_20_convert_20_2" style:display-name="First convert 2" style:page-layout-name="Mpm2" style:next-style-name="Convert_20_2"/>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מסכת מכות פרק א</dc:title>
    <meta:initial-creator>ישעיהו</meta:initial-creator>
    <meta:creation-date>2002-12-31T20:51:00</meta:creation-date>
    <dc:creator>אברהם יזרעאלי</dc:creator>
    <dc:date>2012-10-22T19:41:52</dc:date>
    <meta:print-date>2003-01-02T06:08:00</meta:print-date>
    <meta:editing-cycles>161</meta:editing-cycles>
    <meta:editing-duration>P3DT15H6M</meta:editing-duration>
    <meta:generator>LibreOffice/3.5$Linux_X86_64 LibreOffice_project/350m1$Build-2</meta:generator>
    <meta:document-statistic meta:table-count="0" meta:image-count="0" meta:object-count="0" meta:page-count="78" meta:paragraph-count="1439" meta:word-count="45090" meta:character-count="232819" meta:non-whitespace-character-count="188660"/>
    <meta:user-defined meta:name="Info 1"/>
    <meta:user-defined meta:name="Info 2"/>
    <meta:user-defined meta:name="Info 3"/>
    <meta:user-defined meta:name="Info 4"/>
  </office:meta>
</office:document-meta>
</file>